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9600000064B7FD72D6.gif" manifest:media-type="image/gif"/>
  <manifest:file-entry manifest:full-path="Pictures/100000000000009600000064747273EF.gif" manifest:media-type="image/gif"/>
  <manifest:file-entry manifest:full-path="Pictures/10000000000000960000006452697594.gif" manifest:media-type="image/gif"/>
  <manifest:file-entry manifest:full-path="Pictures/100000000000009600000064195CC3EF.gif" manifest:media-type="image/gif"/>
  <manifest:file-entry manifest:full-path="Pictures/100000000000009600000064063EFEA5.gif" manifest:media-type="image/gif"/>
  <manifest:file-entry manifest:full-path="Pictures/100000000000009600000064C0C9CEE8.gif" manifest:media-type="image/gif"/>
  <manifest:file-entry manifest:full-path="Pictures/100000000000009600000064A73DD7D1.gif" manifest:media-type="image/gif"/>
  <manifest:file-entry manifest:full-path="Pictures/1000000000000096000000645FEC5E48.gif" manifest:media-type="image/gif"/>
  <manifest:file-entry manifest:full-path="Pictures/1000000000000096000000647D5C603D.gif" manifest:media-type="image/gif"/>
  <manifest:file-entry manifest:full-path="Pictures/100000000000009600000064AA51ECC1.gif" manifest:media-type="image/gif"/>
  <manifest:file-entry manifest:full-path="Pictures/100000000000009600000064FE773EE0.gif" manifest:media-type="image/gif"/>
  <manifest:file-entry manifest:full-path="Pictures/10000000000000960000006496B62420.gif" manifest:media-type="image/gif"/>
  <manifest:file-entry manifest:full-path="Pictures/100000000000009600000064F17C4C02.gif" manifest:media-type="image/gif"/>
  <manifest:file-entry manifest:full-path="Pictures/1000000000000096000000646CDA3854.gif" manifest:media-type="image/gif"/>
  <manifest:file-entry manifest:full-path="Pictures/1000000000000096000000641B85000F.gif" manifest:media-type="image/gif"/>
  <manifest:file-entry manifest:full-path="Pictures/100000000000009600000064A57FD2F5.gif" manifest:media-type="image/gif"/>
  <manifest:file-entry manifest:full-path="Pictures/1000000000000096000000645D2EE6C6.gif" manifest:media-type="image/gif"/>
  <manifest:file-entry manifest:full-path="Pictures/100000000000009600000064AA253687.gif" manifest:media-type="image/gif"/>
  <manifest:file-entry manifest:full-path="Pictures/100000000000009600000064B4096109.gif" manifest:media-type="image/gif"/>
  <manifest:file-entry manifest:full-path="Pictures/100000000000009600000064A0E5BAB6.gif" manifest:media-type="image/gif"/>
  <manifest:file-entry manifest:full-path="Pictures/100000000000009600000064475C4C42.gif" manifest:media-type="image/gif"/>
  <manifest:file-entry manifest:full-path="Pictures/1000000000000096000000640BF5B063.gif" manifest:media-type="image/gif"/>
  <manifest:file-entry manifest:full-path="Pictures/100000000000009600000064B5352BA8.gif" manifest:media-type="image/gif"/>
  <manifest:file-entry manifest:full-path="Pictures/10000000000000960000006471C709C4.gif" manifest:media-type="image/gif"/>
  <manifest:file-entry manifest:full-path="Pictures/100000000000009600000064B4528205.gif" manifest:media-type="image/gif"/>
  <manifest:file-entry manifest:full-path="Pictures/1000000000000096000000642CEDA108.gif" manifest:media-type="image/gif"/>
  <manifest:file-entry manifest:full-path="Pictures/100000000000009600000064E16DC672.gif" manifest:media-type="image/gif"/>
  <manifest:file-entry manifest:full-path="Pictures/10000000000000960000006403F922C1.gif" manifest:media-type="image/gif"/>
  <manifest:file-entry manifest:full-path="Pictures/10000000000000960000006471377881.gif" manifest:media-type="image/gif"/>
  <manifest:file-entry manifest:full-path="Pictures/1000000000000096000000641B430997.gif" manifest:media-type="image/gif"/>
  <manifest:file-entry manifest:full-path="Pictures/100000000000009600000064444F4C7A.gif" manifest:media-type="image/gif"/>
  <manifest:file-entry manifest:full-path="Pictures/1000000000000096000000647CFD9D13.gif" manifest:media-type="image/gif"/>
  <manifest:file-entry manifest:full-path="Pictures/100000000000009600000064DA046998.gif" manifest:media-type="image/gif"/>
  <manifest:file-entry manifest:full-path="Pictures/1000000000000096000000640B55BF98.gif" manifest:media-type="image/gif"/>
  <manifest:file-entry manifest:full-path="Pictures/10000000000000960000006463607CAE.gif" manifest:media-type="image/gif"/>
  <manifest:file-entry manifest:full-path="Pictures/10000000000000960000006402B8A52A.gif" manifest:media-type="image/gif"/>
  <manifest:file-entry manifest:full-path="Pictures/10000000000000960000006436371D76.gif" manifest:media-type="image/gif"/>
  <manifest:file-entry manifest:full-path="Pictures/100000000000009600000064F257A2A7.gif" manifest:media-type="image/gif"/>
  <manifest:file-entry manifest:full-path="Pictures/100000000000009600000064F51F5AD3.gif" manifest:media-type="image/gif"/>
  <manifest:file-entry manifest:full-path="Pictures/100000000000009600000064F531508D.gif" manifest:media-type="image/gif"/>
  <manifest:file-entry manifest:full-path="Pictures/100000000000009600000064EDC6F5F5.gif" manifest:media-type="image/gif"/>
  <manifest:file-entry manifest:full-path="Pictures/1000000000000096000000642AA47C86.gif" manifest:media-type="image/gif"/>
  <manifest:file-entry manifest:full-path="Pictures/100000000000009600000064F953189B.gif" manifest:media-type="image/gif"/>
  <manifest:file-entry manifest:full-path="Pictures/100000000000009600000064E44CA909.gif" manifest:media-type="image/gif"/>
  <manifest:file-entry manifest:full-path="Pictures/100000000000009600000064563DB416.gif" manifest:media-type="image/gif"/>
  <manifest:file-entry manifest:full-path="Pictures/100000000000009600000064999777B4.gif" manifest:media-type="image/gif"/>
  <manifest:file-entry manifest:full-path="Pictures/1000000000000096000000640891AC02.gif" manifest:media-type="image/gif"/>
  <manifest:file-entry manifest:full-path="Pictures/100000000000009600000064D2477AB1.gif" manifest:media-type="image/gif"/>
  <manifest:file-entry manifest:full-path="Pictures/100000000000009600000064EED807EE.gif" manifest:media-type="image/gif"/>
  <manifest:file-entry manifest:full-path="Pictures/100000000000009600000064CB4A33E5.gif" manifest:media-type="image/gif"/>
  <manifest:file-entry manifest:full-path="Pictures/100000000000009600000064668CDA8D.gif" manifest:media-type="image/gif"/>
  <manifest:file-entry manifest:full-path="Pictures/10000000000000960000006496477DD5.gif" manifest:media-type="image/gif"/>
  <manifest:file-entry manifest:full-path="Pictures/10000000000000960000006426758297.gif" manifest:media-type="image/gif"/>
  <manifest:file-entry manifest:full-path="Pictures/100000000000009600000064A1693AAD.gif" manifest:media-type="image/gif"/>
  <manifest:file-entry manifest:full-path="Pictures/1000000000000096000000646B53EC82.gif" manifest:media-type="image/gif"/>
  <manifest:file-entry manifest:full-path="Pictures/1000000000000096000000648CC7ABAC.gif" manifest:media-type="image/gif"/>
  <manifest:file-entry manifest:full-path="Pictures/1000000000000096000000642DFF8340.gif" manifest:media-type="image/gif"/>
  <manifest:file-entry manifest:full-path="Pictures/100000000000009600000064073F6755.gif" manifest:media-type="image/gif"/>
  <manifest:file-entry manifest:full-path="Pictures/100000000000009600000064FF836F7F.gif" manifest:media-type="image/gif"/>
  <manifest:file-entry manifest:full-path="Pictures/1000000000000096000000643C6275F1.gif" manifest:media-type="image/gif"/>
  <manifest:file-entry manifest:full-path="Pictures/100000000000009600000064FB655013.gif" manifest:media-type="image/gif"/>
  <manifest:file-entry manifest:full-path="Pictures/100000000000009600000064EA5FBC0A.gif" manifest:media-type="image/gif"/>
  <manifest:file-entry manifest:full-path="Pictures/100000000000009600000064A57473EC.gif" manifest:media-type="image/gif"/>
  <manifest:file-entry manifest:full-path="Pictures/10000000000000960000006468F69E53.gif" manifest:media-type="image/gif"/>
  <manifest:file-entry manifest:full-path="Pictures/1000000000000096000000642E3BB84C.gif" manifest:media-type="image/gif"/>
  <manifest:file-entry manifest:full-path="Pictures/100000000000009600000064A8734739.gif" manifest:media-type="image/gif"/>
  <manifest:file-entry manifest:full-path="Pictures/1000000000000096000000648DE665CF.gif" manifest:media-type="image/gif"/>
  <manifest:file-entry manifest:full-path="Pictures/1000000000000096000000647901B19A.gif" manifest:media-type="image/gif"/>
  <manifest:file-entry manifest:full-path="Pictures/1000000000000096000000649C061A59.gif" manifest:media-type="image/gif"/>
  <manifest:file-entry manifest:full-path="Pictures/100000000000009600000064F2BBD93E.gif" manifest:media-type="image/gif"/>
  <manifest:file-entry manifest:full-path="Pictures/100000000000009600000064A7BFD299.gif" manifest:media-type="image/gif"/>
  <manifest:file-entry manifest:full-path="Pictures/100000000000009600000064703A36A4.gif" manifest:media-type="image/gif"/>
  <manifest:file-entry manifest:full-path="Pictures/10000000000000960000006405D4A24C.gif" manifest:media-type="image/gif"/>
  <manifest:file-entry manifest:full-path="Pictures/1000000000000096000000644A6A6DB5.gif" manifest:media-type="image/gif"/>
  <manifest:file-entry manifest:full-path="Pictures/100000000000009600000064187EC18B.gif" manifest:media-type="image/gif"/>
  <manifest:file-entry manifest:full-path="Pictures/100000000000009600000064E8A3989B.gif" manifest:media-type="image/gif"/>
  <manifest:file-entry manifest:full-path="Pictures/10000000000000960000006448A696E9.gif" manifest:media-type="image/gif"/>
  <manifest:file-entry manifest:full-path="Pictures/100000000000009600000064792B8B98.gif" manifest:media-type="image/gif"/>
  <manifest:file-entry manifest:full-path="Pictures/100000000000009600000064F720413C.gif" manifest:media-type="image/gif"/>
  <manifest:file-entry manifest:full-path="Pictures/1000000000000096000000641B3248D2.gif" manifest:media-type="image/gif"/>
  <manifest:file-entry manifest:full-path="Pictures/1000000000000096000000645D1D634A.gif" manifest:media-type="image/gif"/>
  <manifest:file-entry manifest:full-path="Pictures/1000000000000096000000643386FAE5.gif" manifest:media-type="image/gif"/>
  <manifest:file-entry manifest:full-path="Pictures/100000000000009600000064F0B049CB.gif" manifest:media-type="image/gif"/>
  <manifest:file-entry manifest:full-path="Pictures/1000000000000096000000641022C927.gif" manifest:media-type="image/gif"/>
  <manifest:file-entry manifest:full-path="Pictures/1000000000000096000000643180759F.gif" manifest:media-type="image/gif"/>
  <manifest:file-entry manifest:full-path="Pictures/100000000000009600000064C7DBC256.gif" manifest:media-type="image/gif"/>
  <manifest:file-entry manifest:full-path="Pictures/1000000000000096000000645A192792.gif" manifest:media-type="image/gif"/>
  <manifest:file-entry manifest:full-path="Pictures/100000000000009600000064C89A4F39.gif" manifest:media-type="image/gif"/>
  <manifest:file-entry manifest:full-path="Pictures/1000000000000096000000649940AD45.gif" manifest:media-type="image/gif"/>
  <manifest:file-entry manifest:full-path="Pictures/1000000000000096000000642122CB2E.gif" manifest:media-type="image/gif"/>
  <manifest:file-entry manifest:full-path="Pictures/100000000000009600000064D2D287D3.gif" manifest:media-type="image/gif"/>
  <manifest:file-entry manifest:full-path="Pictures/1000000000000096000000643BB6F928.gif" manifest:media-type="image/gif"/>
  <manifest:file-entry manifest:full-path="Pictures/100000000000009600000064689CD471.gif" manifest:media-type="image/gif"/>
  <manifest:file-entry manifest:full-path="Pictures/1000000000000096000000644E8742A1.gif" manifest:media-type="image/gif"/>
  <manifest:file-entry manifest:full-path="Pictures/10000000000000960000006480C17847.gif" manifest:media-type="image/gif"/>
  <manifest:file-entry manifest:full-path="Pictures/100000000000009600000064D373B6AF.gif" manifest:media-type="image/gif"/>
  <manifest:file-entry manifest:full-path="Pictures/1000000000000096000000648F03BB8B.gif" manifest:media-type="image/gif"/>
  <manifest:file-entry manifest:full-path="Pictures/10000000000000960000006440FE9959.gif" manifest:media-type="image/gif"/>
  <manifest:file-entry manifest:full-path="Pictures/100000000000009600000064E2680C10.gif" manifest:media-type="image/gif"/>
  <manifest:file-entry manifest:full-path="Pictures/1000000000000096000000641EA5D4A4.gif" manifest:media-type="image/gif"/>
  <manifest:file-entry manifest:full-path="Pictures/100000000000127600000B90F00E6AC4.jpg" manifest:media-type="image/jpeg"/>
  <manifest:file-entry manifest:full-path="Pictures/100000000000009600000064EE56C092.gif" manifest:media-type="image/gif"/>
  <manifest:file-entry manifest:full-path="Pictures/100000000000009600000064D140DFE2.gif" manifest:media-type="image/gif"/>
  <manifest:file-entry manifest:full-path="Pictures/100000000000009600000064246869AF.gif" manifest:media-type="image/gif"/>
  <manifest:file-entry manifest:full-path="Pictures/1000000000000096000000644EC3B44F.gif" manifest:media-type="image/gif"/>
  <manifest:file-entry manifest:full-path="Pictures/1000000000000096000000645CE9679E.gif" manifest:media-type="image/gif"/>
  <manifest:file-entry manifest:full-path="Pictures/100000000000009600000064B8B0BBAD.gif" manifest:media-type="image/gif"/>
  <manifest:file-entry manifest:full-path="Pictures/1000000000000096000000642B6A9B22.gif" manifest:media-type="image/gif"/>
  <manifest:file-entry manifest:full-path="Pictures/100000000000009600000064B1AC9DD7.gif" manifest:media-type="image/gif"/>
  <manifest:file-entry manifest:full-path="Pictures/10000000000000960000006442A14A37.gif" manifest:media-type="image/gif"/>
  <manifest:file-entry manifest:full-path="Pictures/100000000000009600000064E2248370.gif" manifest:media-type="image/gif"/>
  <manifest:file-entry manifest:full-path="Pictures/100000000000009600000064E3FB5255.gif" manifest:media-type="image/gif"/>
  <manifest:file-entry manifest:full-path="Pictures/1000000000000096000000647089B1E1.gif" manifest:media-type="image/gif"/>
  <manifest:file-entry manifest:full-path="Pictures/10000000000000960000006493FA7143.gif" manifest:media-type="image/gif"/>
  <manifest:file-entry manifest:full-path="Pictures/10000000000000960000006408F3443C.gif" manifest:media-type="image/gif"/>
  <manifest:file-entry manifest:full-path="Pictures/1000000000000096000000643C92C396.gif" manifest:media-type="image/gif"/>
  <manifest:file-entry manifest:full-path="Pictures/100000000000009600000064841CCBF9.gif" manifest:media-type="image/gif"/>
  <manifest:file-entry manifest:full-path="Pictures/100000000000009600000064AAD9B3F6.gif" manifest:media-type="image/gif"/>
  <manifest:file-entry manifest:full-path="Pictures/10000000000000960000006468BF2F3B.gif" manifest:media-type="image/gif"/>
  <manifest:file-entry manifest:full-path="Pictures/100000000000009600000064746DB7AD.gif" manifest:media-type="image/gif"/>
  <manifest:file-entry manifest:full-path="Pictures/1000000000000096000000644C60E3A2.gif" manifest:media-type="image/gif"/>
  <manifest:file-entry manifest:full-path="Pictures/1000000000000096000000646FAA325D.gif" manifest:media-type="image/gif"/>
  <manifest:file-entry manifest:full-path="Pictures/100000000000009600000064B6919320.gif" manifest:media-type="image/gif"/>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pitch="variable"/>
    <style:font-face style:name="DejaVu Sans1" svg:font-family="'DejaVu Sans'" style:font-pitch="variable"/>
    <style:font-face style:name="DejaVu Serif1" svg:font-family="'DejaVu Serif'" style:font-pitch="variable"/>
    <style:font-face style:name="DejaVu Sans" svg:font-family="'DejaVu Sans'" style:font-family-generic="roman" style:font-pitch="variable"/>
    <style:font-face style:name="DejaVu Serif" svg:font-family="'DejaVu Serif'" style:font-family-generic="roman" style:font-pitch="variable"/>
    <style:font-face style:name="Calibri Light1" svg:font-family="'Calibri Light'" style:font-family-generic="swiss" style:font-pitch="variable"/>
    <style:font-face style:name="DejaVu Sans2" svg:font-family="'DejaVu Sans'"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2" style:family="graphic" style:parent-style-name="standard">
      <style:graphic-properties draw:stroke="solid" svg:stroke-width="0.022cm" svg:stroke-color="#ffffff" draw:stroke-linejoin="round" draw:fill="solid" draw:fill-color="#a5a5a5" draw:textarea-vertical-align="top"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solid" svg:stroke-width="0.009cm" svg:stroke-color="#e7e6e6" draw:stroke-linejoin="round" draw:fill="solid" draw:fill-color="#a5a5a5" draw:textarea-vertical-align="top"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solid" svg:stroke-width="0.009cm" svg:stroke-color="#e7e6e6" draw:stroke-linejoin="round" draw:fill="solid" draw:fill-color="#ffc000" draw:textarea-vertical-align="top"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solid" svg:stroke-width="0.009cm" svg:stroke-color="#e7e6e6" draw:stroke-linejoin="round" draw:fill="solid" draw:fill-color="#f4b183" draw:textarea-vertical-align="top"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solid" svg:stroke-width="0.022cm" svg:stroke-color="#ffffff" draw:stroke-linejoin="round" draw:fill="solid" draw:fill-color="#548235" draw:textarea-vertical-align="top"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solid" svg:stroke-width="0.009cm" svg:stroke-color="#e7e6e6" draw:stroke-linejoin="round" draw:fill="solid" draw:fill-color="#7030a0" draw:textarea-vertical-align="top" draw:auto-grow-height="false" draw:fit-to-size="false" fo:min-height="0cm" fo:min-width="0cm" fo:padding-top="0.127cm" fo:padding-bottom="0.127cm" fo:padding-left="0.254cm" fo:padding-right="0.254cm" fo:wrap-option="wrap"/>
    </style:style>
    <style:style style:name="gr10" style:family="graphic" style:parent-style-name="standard">
      <style:graphic-properties draw:stroke="solid" svg:stroke-width="0.009cm" svg:stroke-color="#e7e6e6" draw:stroke-linejoin="round" draw:fill="solid" draw:fill-color="#002060" draw:textarea-vertical-align="top" draw:auto-grow-height="false" draw:fit-to-size="false" fo:min-height="0cm" fo:min-width="0cm" fo:padding-top="0.127cm" fo:padding-bottom="0.127cm" fo:padding-left="0.254cm" fo:padding-right="0.254cm" fo:wrap-option="wrap"/>
    </style:style>
    <style:style style:name="gr11" style:family="graphic" style:parent-style-name="standard">
      <style:graphic-properties draw:stroke="solid" svg:stroke-width="0.009cm" svg:stroke-color="#e7e6e6" draw:stroke-linejoin="round" draw:fill="solid" draw:fill-color="#ff6600" draw:textarea-vertical-align="top" draw:auto-grow-height="false" draw:fit-to-size="false" fo:min-height="0cm" fo:min-width="0cm" fo:padding-top="0.127cm" fo:padding-bottom="0.127cm" fo:padding-left="0.254cm" fo:padding-right="0.254cm" fo:wrap-option="wrap"/>
    </style:style>
    <style:style style:name="gr12" style:family="graphic" style:parent-style-name="standard">
      <style:graphic-properties draw:stroke="solid" svg:stroke-width="0.009cm" svg:stroke-color="#e7e6e6" draw:stroke-linejoin="round" draw:fill="solid" draw:fill-color="#2f5597" draw:textarea-vertical-align="top" draw:auto-grow-height="false" draw:fit-to-size="false" fo:min-height="0cm" fo:min-width="0cm" fo:padding-top="0.127cm" fo:padding-bottom="0.127cm" fo:padding-left="0.254cm" fo:padding-right="0.254cm" fo:wrap-option="wrap"/>
    </style:style>
    <style:style style:name="gr13" style:family="graphic" style:parent-style-name="standard">
      <style:graphic-properties draw:stroke="solid" svg:stroke-width="0.009cm" svg:stroke-color="#e7e6e6" draw:stroke-linejoin="round" draw:fill="solid" draw:fill-color="#0070c0" draw:textarea-vertical-align="top" draw:auto-grow-height="false" draw:fit-to-size="false" fo:min-height="0cm" fo:min-width="0cm" fo:padding-top="0.127cm" fo:padding-bottom="0.127cm" fo:padding-left="0.254cm" fo:padding-right="0.254cm" fo:wrap-option="wrap"/>
    </style:style>
    <style:style style:name="gr14" style:family="graphic" style:parent-style-name="standard">
      <style:graphic-properties draw:stroke="solid" svg:stroke-width="0.009cm" svg:stroke-color="#e7e6e6" draw:stroke-linejoin="round" draw:fill="solid" draw:fill-color="#c00000" draw:textarea-vertical-align="top" draw:auto-grow-height="false" draw:fit-to-size="false" fo:min-height="0cm" fo:min-width="0cm" fo:padding-top="0.127cm" fo:padding-bottom="0.127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list-style-name="L3">
      <style:graphic-properties draw:stroke="none" draw:fill="none" fo:min-height="0cm"/>
    </style:style>
    <style:style style:name="gr1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9" style:family="graphic" style:parent-style-name="standard" style:list-style-name="L3">
      <style:graphic-properties draw:stroke="none" draw:fill="none" fo:min-height="5.898cm"/>
    </style:style>
    <style:style style:name="gr20" style:family="graphic" style:parent-style-name="standard" style:list-style-name="L3">
      <style:graphic-properties draw:stroke="none" draw:fill="none" fo:min-height="5.898cm"/>
    </style:style>
    <style:style style:name="gr21" style:family="graphic" style:parent-style-name="standard" style:list-style-name="L3">
      <style:graphic-properties draw:stroke="none" draw:fill="none" fo:min-height="5.898cm"/>
    </style:style>
    <style:style style:name="gr22" style:family="graphic" style:parent-style-name="standard" style:list-style-name="L3">
      <style:graphic-properties draw:stroke="none" draw:fill="none" fo:min-height="5.898cm"/>
    </style:style>
    <style:style style:name="gr23" style:family="graphic" style:parent-style-name="standard" style:list-style-name="L3">
      <style:graphic-properties draw:stroke="none" draw:fill="none" fo:min-height="5.898cm"/>
    </style:style>
    <style:style style:name="gr24" style:family="graphic" style:parent-style-name="standard" style:list-style-name="L3">
      <style:graphic-properties draw:stroke="none" draw:fill="none" fo:min-height="5.898cm"/>
    </style:style>
    <style:style style:name="pr1" style:family="presentation" style:parent-style-name="Blank-notes">
      <style:graphic-properties draw:fill-color="#ffffff" fo:min-height="13.364cm"/>
    </style:style>
    <style:style style:name="P1" style:family="paragraph">
      <style:paragraph-properties fo:text-align="start"/>
      <style:text-properties fo:font-size="18pt"/>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3" style:family="text">
      <style:text-properties fo:font-variant="normal" fo:text-transform="none" fo:color="#7030a0" style:text-line-through-style="none" style:text-line-through-type="none" style:text-position="0% 100%" style:font-name="Calibri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0000ff"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Blank">
        <draw:frame draw:name="Object 3" draw:style-name="gr1" draw:text-style-name="P1" draw:layer="layout" drawooo:display="printer" svg:width="0.003cm" svg:height="0.003cm" svg:x="0.004cm" svg:y="0.004cm">
          <text:p/>
          <draw:object/>
          <draw:image xlink:href="./ObjectReplacements/" xlink:type="simple" xlink:show="embed" xlink:actuate="onLoad"/>
        </draw:frame>
        <draw:g draw:name="Group 2">
          <draw:custom-shape draw:name="Hawaii" draw:style-name="gr2" draw:text-style-name="P2" draw:layer="layout" svg:width="4.584cm" svg:height="2.303cm" svg:x="6.692cm" svg:y="13.472cm">
            <text:p><text:span text:style-name="T1"/></text:p>
            <draw:enhanced-geometry draw:mirror-horizontal="false" draw:mirror-vertical="false" drawooo:sub-view-size="417 209" draw:text-areas="0 0 ?f110 ?f111" svg:viewBox="0 0 0 0" draw:type="ooxml-non-primitive" draw:enhanced-path="M 386 170 C 386 171 386 172 386 173 385 174 384 174 384 175 384 176 383 177 382 178 380 178 379 179 377 180 375 181 373 181 371 181 371 181 371 180 370 181 369 181 368 181 368 180 367 179 366 178 366 177 365 175 365 173 366 172 366 170 364 167 362 166 362 166 361 165 360 165 358 164 357 162 358 160 358 160 358 159 358 159 359 159 360 158 361 158 361 158 361 158 361 158 363 157 364 158 365 157 366 157 366 158 367 158 367 158 367 158 367 158 368 158 370 157 372 158 372 158 372 158 373 158 375 159 377 160 379 162 381 164 384 166 386 170 Z M 107 12 C 107 13 108 16 106 17 106 17 106 17 106 17 105 18 104 20 104 21 104 22 103 22 102 23 102 26 103 29 103 32 103 33 103 34 101 34 101 34 100 34 100 34 101 36 101 36 99 37 99 37 99 37 99 37 99 37 99 37 99 37 98 37 98 37 98 38 97 38 97 38 97 38 95 41 93 43 90 44 90 44 90 44 90 44 90 44 90 44 90 44 90 44 90 44 90 44 88 43 87 43 85 42 85 42 85 42 85 42 85 42 85 42 85 42 81 42 77 42 74 40 74 40 73 40 73 40 71 40 69 40 68 37 68 37 67 37 67 36 66 34 63 34 61 33 59 32 57 31 55 31 55 31 55 31 55 31 53 28 51 25 52 22 52 20 53 19 54 18 55 18 56 17 57 16 57 16 57 16 57 16 57 16 57 16 57 16 57 15 57 14 58 13 58 13 58 13 58 13 58 12 58 12 58 12 59 11 59 10 60 10 60 10 60 10 61 10 61 9 61 9 61 9 64 9 67 7 69 5 70 5 70 5 71 4 71 4 71 4 71 4 71 4 71 4 71 4 71 4 71 4 71 4 72 4 73 3 73 3 75 1 76 1 78 1 78 1 79 1 79 2 79 2 80 2 80 2 81 2 82 2 82 3 83 4 83 3 84 3 84 3 84 3 84 3 84 3 84 3 84 3 85 0 85 0 87 1 88 1 89 1 90 1 91 1 91 1 92 2 92 2 92 2 92 2 92 2 92 2 92 2 92 2 92 2 92 2 93 1 94 1 95 1 97 0 97 2 98 2 98 2 99 3 100 3 101 2 102 3 103 4 103 4 103 5 103 5 106 6 105 8 106 10 106 10 106 10 106 11 106 11 107 11 107 12 Z M 397 130 C 397 130 397 131 397 131 395 133 395 134 393 136 393 136 393 136 393 136 393 136 393 136 393 136 391 138 389 139 387 141 385 140 383 143 381 142 381 142 381 142 381 142 378 144 375 142 373 142 371 141 368 141 366 140 364 139 362 139 360 137 360 137 360 137 360 137 359 137 357 137 355 137 353 136 351 137 349 137 347 138 345 138 343 138 341 138 339 138 337 138 335 138 333 138 331 137 330 137 329 137 330 136 331 135 331 134 331 133 332 131 334 130 335 129 336 128 337 126 336 125 336 124 336 124 336 123 336 123 335 123 336 122 336 122 336 122 337 122 337 123 338 123 339 123 341 123 342 124 344 124 346 125 349 125 352 125 352 125 353 125 354 126 354 126 354 126 354 126 356 126 359 126 362 127 362 127 362 127 362 127 362 127 362 127 362 127 363 127 364 127 364 127 365 127 365 127 365 126 366 126 366 125 366 125 366 124 366 123 367 123 368 123 369 124 369 125 370 126 370 127 371 128 371 128 371 128 371 128 372 128 372 128 373 128 373 129 373 129 373 129 373 129 373 129 373 129 374 129 375 129 375 129 375 129 375 129 375 129 376 129 377 128 378 130 378 130 378 130 379 130 381 129 383 129 386 128 387 128 388 129 389 128 390 128 391 128 392 128 393 128 394 128 394 129 394 130 395 130 396 130 396 130 396 130 397 130 Z M 21 29 C 20 28 19 28 18 28 16 29 15 29 15 31 15 33 14 35 11 35 10 36 8 37 7 38 5 40 2 41 2 45 2 45 2 45 2 45 1 46 0 47 1 49 1 50 0 50 1 51 2 52 3 54 4 55 4 55 5 55 5 54 5 53 6 52 7 51 7 49 9 47 10 45 10 44 12 44 13 44 15 43 17 42 18 41 19 41 20 40 19 39 18 36 19 33 21 31 22 30 22 29 21 29 Z M 415 205 C 414 204 414 204 415 203 415 202 415 201 416 200 416 200 416 199 416 199 415 197 412 196 410 197 409 197 408 198 408 198 406 200 404 202 401 202 399 202 399 204 398 205 398 206 399 206 399 207 400 207 400 207 400 208 401 209 401 209 402 208 403 208 403 207 404 207 406 208 407 207 408 206 409 206 409 206 410 207 410 208 411 208 412 207 413 207 414 206 415 207 415 207 416 206 416 205 417 205 416 205 415 205 Z M 259 104 C 259 104 259 104 259 104 259 104 259 104 259 104 Z M 291 113 C 290 114 288 116 286 116 286 116 286 116 286 116 287 117 286 117 286 117 284 117 285 116 285 116 284 114 282 115 281 115 281 115 280 116 279 116 279 116 279 116 279 116 279 116 279 116 279 116 279 116 279 116 279 116 279 116 279 116 279 116 278 116 277 116 276 118 276 118 275 118 274 118 274 118 274 118 274 118 274 118 274 118 274 118 273 118 273 118 273 117 273 117 272 117 272 116 272 116 272 116 272 116 272 116 272 116 271 116 270 115 269 114 268 114 267 113 267 113 267 112 267 111 267 111 266 111 266 111 266 111 266 111 266 111 266 111 266 111 266 111 265 111 265 111 265 111 266 111 266 112 266 112 266 112 266 112 266 112 266 113 266 113 265 113 265 112 265 112 265 112 264 111 264 111 264 111 264 111 264 111 264 111 264 111 264 111 264 111 264 111 264 111 264 109 263 109 262 111 262 111 262 111 262 111 263 113 262 112 261 112 261 112 260 112 259 112 258 112 258 112 258 112 258 112 258 112 258 112 258 111 257 110 257 110 256 109 256 107 257 106 258 105 259 105 259 104 259 104 259 104 259 104 259 104 259 104 259 104 259 104 259 104 259 104 259 104 259 104 259 104 259 104 259 104 259 104 259 104 259 104 259 104 259 104 259 104 259 104 259 104 259 103 259 103 258 102 257 102 256 102 256 102 256 102 256 102 256 102 256 102 256 102 256 103 256 103 256 103 256 104 256 104 255 104 255 104 255 104 255 104 255 103 254 102 254 103 253 104 254 105 254 105 255 105 255 106 255 107 254 106 252 106 252 105 252 104 251 104 250 104 250 104 250 105 250 105 250 106 250 106 251 106 252 106 252 106 253 107 255 107 255 108 255 109 255 111 254 111 253 111 253 111 253 111 253 111 252 112 250 112 249 112 249 112 249 112 249 112 247 113 245 113 243 113 243 113 243 113 243 113 242 113 241 114 240 113 239 112 239 111 239 110 238 107 237 105 235 103 235 103 235 103 235 103 235 103 235 103 235 102 235 102 234 102 234 101 234 101 234 101 233 101 233 101 233 101 233 100 233 100 233 100 233 100 233 100 233 100 233 100 233 100 233 99 233 99 233 99 232 99 232 99 232 98 232 98 232 97 231 96 231 95 229 94 228 93 228 92 227 91 226 91 226 90 226 90 226 89 226 88 226 87 227 85 226 83 224 82 223 81 223 81 222 81 222 80 221 80 221 80 222 79 222 80 222 79 222 79 223 79 223 79 223 79 223 79 223 79 224 79 224 79 225 79 225 79 225 79 225 79 227 78 229 79 231 79 231 79 231 79 231 79 231 79 231 79 231 79 232 79 232 79 232 79 232 79 232 79 232 79 233 79 234 79 235 79 235 79 235 79 236 79 238 79 239 79 240 77 240 76 241 75 241 75 243 73 244 71 245 70 247 67 248 65 251 64 251 64 251 64 251 64 251 64 251 64 251 64 254 63 256 63 258 66 259 67 260 69 261 71 261 71 261 72 261 72 262 74 262 75 263 76 264 76 264 77 264 77 265 79 266 80 267 82 267 81 268 81 268 82 270 82 271 86 271 87 271 87 270 88 270 88 269 88 269 88 269 89 269 91 271 93 273 94 273 94 273 94 273 94 273 94 273 94 273 94 274 95 274 97 274 98 275 98 276 98 276 99 277 99 277 99 278 99 278 99 278 99 278 99 278 98 278 97 279 96 279 96 279 96 279 96 279 96 279 96 279 96 278 96 277 96 277 94 278 94 279 93 279 94 281 94 282 94 283 94 282 95 281 97 281 99 281 99 281 99 281 99 282 100 282 101 283 101 283 101 283 101 283 101 283 101 283 101 283 101 284 102 285 102 285 103 285 103 285 103 285 103 285 105 285 106 286 108 286 108 286 108 286 108 287 109 289 110 290 111 291 111 291 112 291 113 Z M 17 26 C 17 26 18 26 18 26 18 25 17 25 17 25 17 25 17 25 17 26 17 26 17 26 17 26 Z M 257 105 C 256 105 256 105 256 106 257 106 257 105 257 105 Z N">
              <draw:equation draw:name="f0" draw:formula="371*logwidth/417"/>
              <draw:equation draw:name="f1" draw:formula="181*logheight/209"/>
              <draw:equation draw:name="f2" draw:formula="360*logwidth/417"/>
              <draw:equation draw:name="f3" draw:formula="165*logheight/209"/>
              <draw:equation draw:name="f4" draw:formula="367*logwidth/417"/>
              <draw:equation draw:name="f5" draw:formula="158*logheight/209"/>
              <draw:equation draw:name="f6" draw:formula="107*logwidth/417"/>
              <draw:equation draw:name="f7" draw:formula="12*logheight/209"/>
              <draw:equation draw:name="f8" draw:formula="101*logwidth/417"/>
              <draw:equation draw:name="f9" draw:formula="34*logheight/209"/>
              <draw:equation draw:name="f10" draw:formula="97*logwidth/417"/>
              <draw:equation draw:name="f11" draw:formula="38*logheight/209"/>
              <draw:equation draw:name="f12" draw:formula="85*logwidth/417"/>
              <draw:equation draw:name="f13" draw:formula="42*logheight/209"/>
              <draw:equation draw:name="f14" draw:formula="61*logwidth/417"/>
              <draw:equation draw:name="f15" draw:formula="33*logheight/209"/>
              <draw:equation draw:name="f16" draw:formula="57*logwidth/417"/>
              <draw:equation draw:name="f17" draw:formula="16*logheight/209"/>
              <draw:equation draw:name="f18" draw:formula="61*logwidth/417"/>
              <draw:equation draw:name="f19" draw:formula="10*logheight/209"/>
              <draw:equation draw:name="f20" draw:formula="71*logwidth/417"/>
              <draw:equation draw:name="f21" draw:formula="4*logheight/209"/>
              <draw:equation draw:name="f22" draw:formula="84*logwidth/417"/>
              <draw:equation draw:name="f23" draw:formula="3*logheight/209"/>
              <draw:equation draw:name="f24" draw:formula="92*logwidth/417"/>
              <draw:equation draw:name="f25" draw:formula="2*logheight/209"/>
              <draw:equation draw:name="f26" draw:formula="103*logwidth/417"/>
              <draw:equation draw:name="f27" draw:formula="4*logheight/209"/>
              <draw:equation draw:name="f28" draw:formula="397*logwidth/417"/>
              <draw:equation draw:name="f29" draw:formula="131*logheight/209"/>
              <draw:equation draw:name="f30" draw:formula="381*logwidth/417"/>
              <draw:equation draw:name="f31" draw:formula="142*logheight/209"/>
              <draw:equation draw:name="f32" draw:formula="349*logwidth/417"/>
              <draw:equation draw:name="f33" draw:formula="137*logheight/209"/>
              <draw:equation draw:name="f34" draw:formula="335*logwidth/417"/>
              <draw:equation draw:name="f35" draw:formula="129*logheight/209"/>
              <draw:equation draw:name="f36" draw:formula="344*logwidth/417"/>
              <draw:equation draw:name="f37" draw:formula="124*logheight/209"/>
              <draw:equation draw:name="f38" draw:formula="362*logwidth/417"/>
              <draw:equation draw:name="f39" draw:formula="127*logheight/209"/>
              <draw:equation draw:name="f40" draw:formula="371*logwidth/417"/>
              <draw:equation draw:name="f41" draw:formula="128*logheight/209"/>
              <draw:equation draw:name="f42" draw:formula="375*logwidth/417"/>
              <draw:equation draw:name="f43" draw:formula="129*logheight/209"/>
              <draw:equation draw:name="f44" draw:formula="394*logwidth/417"/>
              <draw:equation draw:name="f45" draw:formula="129*logheight/209"/>
              <draw:equation draw:name="f46" draw:formula="11*logwidth/417"/>
              <draw:equation draw:name="f47" draw:formula="35*logheight/209"/>
              <draw:equation draw:name="f48" draw:formula="4*logwidth/417"/>
              <draw:equation draw:name="f49" draw:formula="55*logheight/209"/>
              <draw:equation draw:name="f50" draw:formula="19*logwidth/417"/>
              <draw:equation draw:name="f51" draw:formula="39*logheight/209"/>
              <draw:equation draw:name="f52" draw:formula="416*logwidth/417"/>
              <draw:equation draw:name="f53" draw:formula="199*logheight/209"/>
              <draw:equation draw:name="f54" draw:formula="400*logwidth/417"/>
              <draw:equation draw:name="f55" draw:formula="208*logheight/209"/>
              <draw:equation draw:name="f56" draw:formula="415*logwidth/417"/>
              <draw:equation draw:name="f57" draw:formula="207*logheight/209"/>
              <draw:equation draw:name="f58" draw:formula="291*logwidth/417"/>
              <draw:equation draw:name="f59" draw:formula="113*logheight/209"/>
              <draw:equation draw:name="f60" draw:formula="279*logwidth/417"/>
              <draw:equation draw:name="f61" draw:formula="116*logheight/209"/>
              <draw:equation draw:name="f62" draw:formula="274*logwidth/417"/>
              <draw:equation draw:name="f63" draw:formula="118*logheight/209"/>
              <draw:equation draw:name="f64" draw:formula="271*logwidth/417"/>
              <draw:equation draw:name="f65" draw:formula="116*logheight/209"/>
              <draw:equation draw:name="f66" draw:formula="265*logwidth/417"/>
              <draw:equation draw:name="f67" draw:formula="111*logheight/209"/>
              <draw:equation draw:name="f68" draw:formula="264*logwidth/417"/>
              <draw:equation draw:name="f69" draw:formula="111*logheight/209"/>
              <draw:equation draw:name="f70" draw:formula="259*logwidth/417"/>
              <draw:equation draw:name="f71" draw:formula="112*logheight/209"/>
              <draw:equation draw:name="f72" draw:formula="259*logwidth/417"/>
              <draw:equation draw:name="f73" draw:formula="104*logheight/209"/>
              <draw:equation draw:name="f74" draw:formula="259*logwidth/417"/>
              <draw:equation draw:name="f75" draw:formula="104*logheight/209"/>
              <draw:equation draw:name="f76" draw:formula="255*logwidth/417"/>
              <draw:equation draw:name="f77" draw:formula="104*logheight/209"/>
              <draw:equation draw:name="f78" draw:formula="250*logwidth/417"/>
              <draw:equation draw:name="f79" draw:formula="104*logheight/209"/>
              <draw:equation draw:name="f80" draw:formula="253*logwidth/417"/>
              <draw:equation draw:name="f81" draw:formula="111*logheight/209"/>
              <draw:equation draw:name="f82" draw:formula="239*logwidth/417"/>
              <draw:equation draw:name="f83" draw:formula="110*logheight/209"/>
              <draw:equation draw:name="f84" draw:formula="233*logwidth/417"/>
              <draw:equation draw:name="f85" draw:formula="100*logheight/209"/>
              <draw:equation draw:name="f86" draw:formula="229*logwidth/417"/>
              <draw:equation draw:name="f87" draw:formula="94*logheight/209"/>
              <draw:equation draw:name="f88" draw:formula="221*logwidth/417"/>
              <draw:equation draw:name="f89" draw:formula="80*logheight/209"/>
              <draw:equation draw:name="f90" draw:formula="231*logwidth/417"/>
              <draw:equation draw:name="f91" draw:formula="79*logheight/209"/>
              <draw:equation draw:name="f92" draw:formula="236*logwidth/417"/>
              <draw:equation draw:name="f93" draw:formula="79*logheight/209"/>
              <draw:equation draw:name="f94" draw:formula="251*logwidth/417"/>
              <draw:equation draw:name="f95" draw:formula="64*logheight/209"/>
              <draw:equation draw:name="f96" draw:formula="267*logwidth/417"/>
              <draw:equation draw:name="f97" draw:formula="82*logheight/209"/>
              <draw:equation draw:name="f98" draw:formula="273*logwidth/417"/>
              <draw:equation draw:name="f99" draw:formula="94*logheight/209"/>
              <draw:equation draw:name="f100" draw:formula="279*logwidth/417"/>
              <draw:equation draw:name="f101" draw:formula="96*logheight/209"/>
              <draw:equation draw:name="f102" draw:formula="281*logwidth/417"/>
              <draw:equation draw:name="f103" draw:formula="99*logheight/209"/>
              <draw:equation draw:name="f104" draw:formula="285*logwidth/417"/>
              <draw:equation draw:name="f105" draw:formula="103*logheight/209"/>
              <draw:equation draw:name="f106" draw:formula="18*logwidth/417"/>
              <draw:equation draw:name="f107" draw:formula="26*logheight/209"/>
              <draw:equation draw:name="f108" draw:formula="257*logwidth/417"/>
              <draw:equation draw:name="f109" draw:formula="105*logheight/209"/>
              <draw:equation draw:name="f110" draw:formula="logwidth"/>
              <draw:equation draw:name="f111" draw:formula="logheight"/>
            </draw:enhanced-geometry>
          </draw:custom-shape>
          <draw:custom-shape draw:name="Alaska" draw:style-name="gr2" draw:text-style-name="P2" draw:layer="layout" svg:width="8.141cm" svg:height="6.176cm" svg:x="0.836cm" svg:y="5.624cm">
            <text:p><text:span text:style-name="T1"/></text:p>
            <draw:enhanced-geometry draw:mirror-horizontal="false" draw:mirror-vertical="false" drawooo:sub-view-size="740 561" draw:text-areas="0 0 ?f126 ?f127" svg:viewBox="0 0 0 0" draw:type="ooxml-non-primitive" draw:enhanced-path="M 203 259 C 203 259 203 258 203 258 203 257 204 257 204 257 205 257 204 259 205 260 205 260 205 260 206 260 208 261 210 262 212 262 212 262 213 262 213 262 214 262 215 262 216 261 217 260 218 260 219 260 220 259 221 259 221 259 222 260 222 260 222 260 224 261 225 262 225 264 225 264 226 265 226 266 227 267 228 266 230 267 230 267 231 268 232 268 234 270 238 269 241 270 242 270 242 270 242 271 242 271 242 271 242 271 242 272 242 273 242 274 241 275 240 275 239 275 239 275 239 275 238 275 237 274 235 274 234 275 233 275 232 277 231 278 231 279 231 279 231 280 231 280 231 281 230 281 230 281 230 281 229 280 229 280 228 280 228 279 228 278 228 278 228 277 227 276 226 276 225 275 224 275 223 274 222 274 222 273 221 272 221 272 220 271 219 270 218 269 217 268 216 268 214 267 212 267 211 267 209 268 209 269 209 269 208 270 208 270 207 270 207 270 206 270 206 270 206 270 205 269 203 268 202 267 202 266 202 265 202 263 202 262 203 261 203 259 Z M 427 436 C 427 436 427 436 427 436 427 436 427 436 427 436 Z M 449 397 C 449 398 449 398 450 398 450 399 451 398 451 399 451 399 451 399 451 399 451 398 452 398 452 398 452 398 452 398 452 398 452 398 452 397 452 397 452 397 452 397 452 397 452 397 452 397 453 396 453 396 453 396 453 395 453 395 453 395 453 395 452 395 452 395 452 395 452 395 452 395 452 395 452 395 451 395 451 395 451 395 451 395 451 396 451 396 451 396 450 396 450 396 450 396 450 395 450 395 450 395 450 395 450 396 449 396 449 396 449 396 449 396 449 396 449 396 449 396 449 396 449 396 450 396 450 396 450 396 450 396 450 397 450 397 450 397 449 397 449 396 449 397 449 397 449 397 449 397 449 397 449 397 449 397 449 397 Z M 430 444 C 430 444 430 444 430 444 431 444 431 444 430 443 430 443 430 443 430 443 429 443 429 443 429 443 429 443 428 443 428 443 428 444 427 444 427 444 427 444 427 445 427 445 427 445 427 445 427 445 427 446 428 446 429 446 429 446 430 445 430 445 430 445 430 445 430 444 Z M 425 445 C 425 445 425 445 425 445 425 444 425 444 425 444 425 444 425 444 425 444 424 444 423 445 422 446 422 446 422 447 421 447 421 448 421 448 422 448 422 448 422 448 422 448 422 448 423 447 423 447 423 447 423 447 424 446 424 446 424 446 425 446 425 446 425 446 425 446 425 445 425 445 425 445 Z M 425 444 C 425 444 425 444 425 444 425 444 425 444 425 444 Z M 455 419 C 455 420 455 420 455 420 455 421 454 421 454 422 453 422 453 423 453 424 453 424 453 424 453 424 452 424 452 424 451 424 451 424 451 424 451 424 451 423 452 423 451 423 451 423 451 423 451 423 451 423 450 423 450 423 450 423 450 423 450 423 450 423 449 423 449 423 449 423 448 423 448 422 448 422 448 422 447 422 447 422 447 422 446 422 446 422 446 422 446 422 446 422 446 422 445 422 445 422 446 422 446 423 445 423 445 423 445 423 445 423 445 423 445 423 444 423 444 423 444 423 444 423 444 423 445 423 445 423 445 423 445 423 445 423 445 423 445 423 445 423 445 423 446 423 446 423 447 423 448 423 448 423 448 424 448 424 448 424 448 424 448 424 448 424 449 425 449 424 449 424 449 425 449 425 449 425 449 425 449 425 449 426 449 427 449 427 448 427 448 427 448 427 448 427 448 427 448 427 447 427 447 427 447 427 447 427 447 427 447 427 447 427 447 427 447 427 447 428 447 428 446 428 446 428 446 428 446 427 446 427 446 427 446 427 446 427 446 427 446 427 446 427 446 426 446 426 446 426 446 426 446 426 446 426 446 426 445 426 445 426 445 426 445 426 445 426 444 426 444 426 444 426 444 426 444 426 443 426 443 427 443 427 443 426 442 426 442 426 442 426 442 426 442 426 442 426 442 426 442 426 442 426 442 426 442 427 442 427 442 427 442 427 442 427 443 427 443 427 443 427 443 427 444 427 444 427 445 427 445 428 445 428 445 428 445 428 445 428 444 429 444 429 444 429 444 429 443 429 443 429 442 429 442 429 442 429 442 429 442 429 441 429 441 429 441 429 441 429 441 429 441 429 441 429 441 429 441 429 442 429 442 429 442 430 442 430 442 430 442 429 442 429 442 430 442 430 442 430 442 430 442 430 442 430 442 430 442 431 442 431 442 431 442 431 442 430 443 430 443 430 443 430 444 430 443 430 443 430 443 430 443 430 443 430 443 431 443 431 443 430 444 430 444 430 444 430 444 430 444 430 445 430 445 430 445 430 445 430 446 430 446 430 446 430 446 430 446 431 446 431 446 431 445 431 445 431 445 431 445 431 444 431 444 431 444 432 443 432 443 432 443 432 443 432 442 432 442 432 442 432 441 433 442 433 442 433 442 433 442 433 442 434 441 434 440 434 440 434 440 434 440 434 440 433 440 433 440 433 440 433 440 433 440 433 440 432 441 432 441 432 440 432 440 432 440 432 440 432 440 432 440 432 440 432 440 432 439 433 439 433 439 432 439 432 439 432 439 432 439 432 440 432 440 432 440 431 440 431 440 431 440 431 440 431 440 431 440 431 439 431 440 431 440 431 440 431 441 430 441 430 441 429 441 429 441 429 441 429 441 429 441 429 441 429 441 429 440 429 440 430 440 430 440 429 440 429 439 429 439 429 439 429 439 430 439 430 439 430 440 430 440 430 439 430 439 430 439 431 439 431 439 431 439 431 439 431 439 431 439 431 438 431 438 431 438 431 438 431 438 431 438 430 438 430 438 430 438 430 438 430 438 430 437 430 437 430 437 430 437 430 437 430 438 430 438 430 438 430 438 430 438 430 438 430 438 431 438 431 438 431 438 432 438 432 438 432 438 432 438 432 438 433 438 432 438 432 437 432 437 432 437 432 436 432 436 432 436 432 436 432 436 432 436 432 435 432 435 432 435 433 435 433 435 433 436 433 436 433 436 433 436 433 437 433 437 433 437 433 437 433 437 433 437 433 437 434 437 434 437 434 437 434 437 434 437 434 438 434 437 434 437 435 437 435 437 435 437 435 437 435 437 435 437 435 437 435 437 435 437 435 437 436 436 436 436 436 436 436 436 436 436 435 436 435 436 435 435 435 435 435 435 435 435 435 435 435 435 436 435 436 436 436 435 436 435 437 435 437 435 437 435 437 434 437 434 437 435 437 435 437 435 437 435 438 435 437 435 437 435 437 435 437 435 437 435 437 436 437 435 437 435 437 435 437 435 438 434 438 434 438 434 438 434 438 433 438 433 438 433 438 433 439 433 439 432 440 432 440 432 440 432 440 432 440 431 440 431 440 431 440 431 440 431 440 430 440 430 440 430 440 430 440 430 439 430 439 430 438 431 438 431 438 431 437 432 437 432 436 432 436 432 436 432 436 433 436 433 435 434 435 434 435 434 434 434 434 434 434 435 434 434 434 434 434 434 434 434 434 434 434 434 435 433 435 433 435 433 434 434 434 434 434 434 434 434 434 434 434 433 433 433 434 433 434 433 434 433 434 433 434 433 435 433 435 433 435 433 435 432 435 432 435 432 435 432 435 432 434 432 434 432 433 432 433 433 433 433 433 433 432 433 432 433 432 433 432 433 432 434 432 434 431 434 431 435 431 435 431 435 431 434 431 434 431 434 431 434 431 434 430 434 431 434 431 434 431 434 431 433 431 433 431 433 431 433 431 433 432 432 432 432 432 432 433 432 433 432 433 431 433 431 433 431 433 431 434 431 434 431 434 431 435 431 435 430 435 430 435 430 434 430 434 430 434 430 434 430 434 430 434 430 433 430 433 430 432 431 432 431 432 432 432 432 431 432 431 431 431 431 431 430 431 430 431 430 431 430 431 430 431 430 431 430 431 430 431 429 431 429 431 429 431 429 431 429 431 429 430 429 430 428 430 428 430 428 430 428 431 428 431 428 431 428 431 428 431 427 431 427 431 427 431 427 431 427 431 426 431 426 431 426 431 426 431 426 431 426 431 425 431 425 432 425 432 425 432 426 433 426 433 426 433 427 433 427 433 427 433 427 432 427 432 428 432 428 431 428 431 429 431 429 431 430 431 430 431 430 431 430 432 430 432 430 433 430 433 430 434 430 434 429 434 429 434 429 434 429 435 430 435 429 435 429 435 429 435 429 436 429 436 429 436 428 436 428 436 428 436 428 436 428 436 428 436 429 436 429 436 429 436 429 436 429 436 429 436 429 437 428 437 428 436 428 437 428 437 428 437 428 437 428 437 428 437 428 437 428 437 428 437 428 436 428 436 428 436 428 436 428 436 428 436 428 436 427 436 427 436 427 436 427 436 427 436 427 436 427 436 427 436 427 435 428 435 427 435 427 435 427 435 427 435 427 435 427 435 426 435 426 435 425 435 425 434 425 434 425 434 425 433 425 432 425 431 425 431 425 430 425 430 424 429 424 428 424 428 423 428 423 428 423 428 423 428 423 428 423 427 423 427 422 427 422 427 422 428 422 428 422 428 422 428 421 427 422 427 422 427 422 427 422 427 422 427 422 426 422 426 421 426 421 426 421 426 421 426 422 426 422 426 422 426 422 426 422 425 422 425 422 425 422 425 422 425 422 424 422 424 422 424 422 424 422 424 423 424 423 423 423 423 423 423 423 423 423 422 423 422 424 422 424 422 424 422 424 422 424 422 425 422 425 421 425 421 425 421 425 421 425 421 425 420 425 420 425 420 425 421 426 421 426 420 426 420 426 420 427 419 427 419 427 419 427 419 427 419 427 419 427 419 428 419 428 418 429 418 429 418 430 418 430 419 430 419 430 419 431 419 431 418 431 419 431 419 431 419 432 419 432 419 432 420 432 420 432 421 432 421 431 421 431 421 431 421 431 421 431 421 431 421 431 421 431 421 431 422 431 422 431 421 432 421 432 421 432 421 432 421 432 421 432 421 432 421 432 421 432 422 433 422 432 422 433 422 433 423 433 423 433 423 433 424 433 424 433 424 433 424 433 425 433 425 434 425 434 425 434 426 434 426 434 426 434 427 435 427 435 427 435 427 435 427 436 427 436 427 436 427 436 427 435 427 435 427 435 427 435 427 435 426 435 426 435 426 434 425 434 425 434 424 434 424 434 424 434 424 434 423 434 423 434 422 434 422 434 421 434 421 434 421 433 421 433 421 433 421 434 420 434 420 434 420 434 420 434 421 434 421 435 421 435 421 435 421 435 421 435 421 435 421 435 421 435 421 435 421 435 421 435 421 435 421 435 421 435 421 434 421 434 421 434 420 434 420 433 420 433 419 433 419 433 419 433 419 434 419 435 419 436 419 436 419 436 419 436 419 436 419 436 419 436 420 436 420 436 420 437 420 437 420 437 420 437 420 437 420 437 420 437 419 437 419 436 418 435 418 435 418 435 418 435 418 434 418 434 418 434 417 434 417 434 417 433 417 433 417 432 417 432 416 432 416 432 415 432 415 433 415 433 414 433 414 433 414 433 414 433 414 433 414 434 413 434 413 434 413 434 413 435 413 435 413 435 413 435 413 435 413 436 413 436 413 436 413 436 413 436 414 436 414 437 414 437 414 437 414 437 414 437 415 437 415 437 415 437 415 437 415 437 415 437 415 437 416 437 416 437 417 437 418 438 418 438 418 438 418 438 419 438 419 438 418 438 418 438 417 438 417 438 417 438 417 438 417 439 417 439 417 439 417 438 417 438 417 438 416 438 416 438 416 438 416 438 416 438 416 439 416 439 416 439 416 439 416 439 417 439 417 439 417 440 417 440 417 440 417 440 417 440 417 440 417 440 417 440 417 440 417 440 417 440 417 440 417 440 417 440 417 440 417 440 416 440 416 440 416 440 416 440 416 440 416 439 416 439 416 439 415 439 415 438 415 438 415 438 415 438 415 438 414 438 414 438 414 439 414 440 415 440 415 441 415 441 415 441 415 441 415 441 415 441 415 442 415 442 415 442 416 442 416 442 416 441 416 441 416 441 416 442 417 442 417 442 417 442 417 442 417 442 417 442 417 442 416 442 416 442 415 442 415 442 414 442 413 442 413 442 413 442 413 442 413 441 413 441 413 442 413 442 413 442 413 442 413 442 414 443 414 443 414 443 414 443 414 443 414 443 413 443 413 443 413 443 413 443 413 442 413 442 412 442 412 441 411 441 411 441 411 440 411 440 410 441 410 441 410 441 410 441 410 441 411 442 411 442 411 442 411 442 411 442 411 443 411 443 412 444 412 444 412 444 412 444 412 444 412 444 412 444 412 444 411 444 411 445 411 445 411 445 411 446 412 446 412 446 412 447 412 447 412 447 412 447 413 447 413 446 413 446 413 446 413 446 413 446 414 446 414 446 414 446 414 446 414 445 414 445 415 446 415 445 416 446 416 446 416 446 416 446 417 446 417 446 417 446 417 446 417 446 417 446 417 446 416 446 415 446 415 446 414 447 414 447 414 447 414 447 414 447 414 447 414 447 414 447 414 448 414 448 415 448 414 448 414 448 414 448 414 448 414 448 414 448 414 448 413 449 413 449 413 449 413 449 414 449 413 449 413 449 413 449 413 449 413 449 413 449 412 449 412 449 412 449 412 450 412 450 412 450 412 450 412 450 412 450 412 450 412 451 412 451 413 451 413 451 413 451 413 451 413 452 413 452 413 452 414 452 414 452 414 452 414 452 414 452 414 452 414 452 414 452 415 452 415 452 414 452 414 452 414 452 414 453 414 453 415 453 415 452 415 452 415 452 415 452 415 452 415 452 415 451 416 451 416 451 416 451 416 451 416 451 416 451 416 451 417 451 417 450 417 450 417 450 417 450 417 450 417 450 417 450 418 450 418 450 418 450 418 451 417 451 417 451 417 451 417 451 418 451 418 451 418 451 418 451 418 451 418 451 419 451 419 451 419 451 418 452 418 452 418 452 418 452 418 452 419 452 419 452 419 452 419 452 419 451 420 451 420 451 420 451 420 451 420 452 420 452 420 452 419 453 419 453 419 453 419 453 419 453 419 454 419 454 419 454 419 454 420 454 419 455 419 455 419 455 419 455 419 Z M 435 417 C 435 417 435 417 435 417 435 417 435 417 435 417 Z M 447 419 C 447 419 447 419 447 419 447 419 447 419 447 419 Z M 450 418 C 450 418 450 418 450 418 450 418 450 418 450 418 450 418 450 418 450 418 Z M 411 460 C 411 460 411 460 411 459 411 459 410 460 410 460 410 460 410 461 410 461 409 461 409 461 409 461 409 462 409 462 409 462 409 463 409 463 410 463 410 463 410 463 411 463 411 463 411 463 411 463 411 462 412 462 411 461 411 461 411 460 411 460 Z M 458 404 C 458 404 458 405 457 405 457 405 457 405 457 405 457 405 456 405 457 406 457 406 456 406 456 406 456 406 456 406 456 406 455 406 455 406 455 406 455 406 455 406 454 405 454 405 454 404 454 404 454 404 454 404 454 404 454 403 454 404 454 404 454 404 454 404 453 404 453 404 453 405 453 405 454 405 454 405 453 406 453 406 453 406 453 406 453 405 453 405 453 405 453 406 453 406 453 407 453 407 453 407 453 407 453 407 453 408 453 407 453 407 453 407 452 407 452 407 452 407 452 407 452 407 452 407 451 407 451 407 451 407 451 407 451 407 450 407 450 408 450 408 450 408 450 408 450 408 450 408 450 407 450 407 450 406 450 406 450 405 450 405 450 405 450 405 450 406 450 406 449 406 449 407 449 407 449 408 449 408 449 408 449 408 449 408 449 409 449 409 448 409 448 409 448 409 447 409 447 408 447 408 447 408 447 408 447 408 447 408 447 408 447 409 447 409 447 409 448 410 447 410 447 410 447 410 447 410 446 410 446 410 445 409 445 409 444 409 444 408 444 408 444 408 444 408 444 407 443 407 443 407 442 408 442 408 442 407 442 407 442 407 442 407 442 407 442 407 442 407 442 407 441 406 442 406 442 405 442 405 442 405 442 405 442 405 442 405 442 405 443 405 443 405 443 405 443 405 444 405 444 405 444 405 444 406 444 406 444 406 444 406 444 406 445 406 444 406 445 406 445 406 445 406 445 406 445 406 445 406 445 406 445 406 445 405 445 405 445 405 445 405 444 405 444 405 444 405 444 404 444 404 444 404 444 404 443 404 443 404 443 403 444 403 444 403 444 403 445 403 445 403 446 404 446 404 446 404 446 404 446 403 447 403 447 403 447 404 447 404 447 404 447 403 447 403 447 403 447 403 447 402 447 402 447 402 447 402 447 402 447 402 447 402 447 402 447 402 447 402 447 402 447 402 447 402 447 401 447 401 447 401 447 401 446 401 446 401 446 401 446 400 446 400 446 400 446 400 446 400 446 400 446 400 447 400 447 400 447 400 447 400 447 400 447 399 448 399 448 399 448 399 448 400 448 400 449 400 448 399 449 399 449 399 449 399 449 399 449 399 449 398 449 398 449 399 449 399 449 399 449 399 449 399 449 399 450 399 450 399 450 399 450 399 451 399 451 399 451 399 451 399 451 400 450 400 450 400 451 400 451 400 451 400 451 401 451 401 451 401 451 401 451 401 451 402 451 402 451 402 451 402 451 402 451 401 451 401 451 401 452 401 452 402 452 402 452 402 453 402 452 402 452 401 453 401 453 401 453 401 453 400 453 400 453 400 453 400 453 400 453 400 453 400 453 400 453 400 453 400 453 400 453 400 453 400 454 400 454 400 454 401 454 401 454 401 454 401 454 401 454 401 454 401 454 401 454 401 454 402 454 402 455 402 455 402 455 401 455 401 456 401 456 401 456 401 456 402 456 402 456 402 456 402 456 402 455 403 455 404 455 405 455 405 455 405 455 405 455 405 455 405 455 405 456 405 456 404 456 404 456 404 456 403 456 403 456 403 456 403 456 403 457 403 457 403 457 403 457 402 457 402 457 402 458 402 458 403 458 404 Z M 438 412 C 438 413 438 413 439 413 439 413 439 414 440 414 440 414 440 414 440 414 440 414 440 414 440 414 441 415 441 415 441 415 441 415 442 415 442 415 442 415 442 415 442 415 441 414 441 414 441 413 441 413 441 413 441 413 441 413 441 413 441 412 440 412 440 412 440 412 440 412 439 411 438 411 438 411 438 411 438 411 437 411 437 412 438 412 Z M 433 444 C 433 444 433 444 432 445 432 445 432 445 432 445 432 445 432 445 432 445 431 445 431 445 431 445 430 445 430 445 430 445 430 446 430 446 430 446 431 446 431 446 432 446 432 446 433 445 433 445 433 445 433 445 433 444 Z M 439 408 C 440 408 440 407 440 407 440 407 440 407 441 407 441 407 441 407 441 407 441 407 441 407 442 408 442 408 442 408 442 408 442 408 442 408 442 408 443 408 443 408 443 408 443 408 443 408 443 408 443 408 443 409 444 409 444 409 444 410 444 410 445 410 445 410 445 410 445 410 446 410 446 410 446 411 445 411 445 411 445 411 444 411 444 411 444 411 443 410 443 410 443 410 443 410 442 410 442 410 442 409 442 409 441 409 441 409 441 409 441 409 441 408 441 408 441 408 441 408 441 409 441 409 441 409 441 409 441 409 441 409 441 409 440 409 440 409 440 409 439 409 439 409 439 408 Z M 460 404 C 460 404 460 404 459 404 459 404 459 404 459 404 459 404 459 405 459 405 459 405 459 405 459 405 459 405 459 405 459 405 459 406 459 406 459 406 459 406 459 406 459 406 460 405 460 405 460 404 Z M 448 411 C 448 411 448 411 448 411 448 411 448 411 447 411 447 411 447 411 447 411 446 411 446 411 446 411 446 412 447 412 447 412 447 412 448 412 448 411 Z M 452 411 C 452 411 452 411 452 411 451 411 451 411 451 411 451 412 451 412 451 412 451 412 452 412 452 412 452 412 452 412 452 412 452 412 452 412 452 412 453 413 453 413 453 412 453 412 452 412 452 412 452 412 452 412 452 411 452 411 452 411 452 411 Z M 434 424 C 434 423 434 422 433 421 433 421 433 422 433 422 433 422 433 423 433 423 433 423 433 424 434 424 Z M 445 402 C 446 403 446 403 447 403 447 403 447 403 447 403 447 403 447 403 447 403 447 402 447 402 447 402 446 402 446 402 446 402 446 402 445 402 445 402 445 402 445 402 445 402 445 402 445 402 445 402 Z M 431 441 C 431 441 431 441 431 441 431 441 431 440 431 441 430 441 430 441 430 441 430 442 431 441 431 442 431 442 431 442 431 441 Z M 426 444 C 426 444 426 444 426 444 426 444 426 445 426 445 426 445 426 445 426 445 426 445 426 444 426 444 426 444 426 444 426 444 Z M 437 436 C 437 436 437 436 436 436 436 436 436 436 436 436 437 436 437 436 437 436 437 436 437 436 437 436 437 436 437 436 437 436 Z M 428 437 C 428 437 428 437 428 438 428 437 428 437 428 437 Z M 453 425 C 453 425 453 425 453 425 453 425 453 425 453 425 453 425 454 425 454 425 454 425 454 425 453 425 Z M 453 416 C 453 416 453 416 453 416 453 415 453 415 453 415 453 415 453 416 453 416 453 416 453 416 453 416 Z M 425 444 C 425 444 425 444 425 444 425 444 425 443 425 444 Z M 425 444 C 425 444 425 444 425 444 425 444 425 444 425 444 Z M 428 437 C 428 437 428 436 427 436 428 436 427 437 428 437 Z M 311 486 C 311 486 311 486 311 486 312 486 314 487 315 487 315 486 314 486 314 486 313 486 313 486 312 486 311 486 311 486 310 485 310 485 310 484 310 483 310 482 310 481 309 480 309 480 309 480 309 480 309 479 308 479 308 479 307 479 306 479 305 479 305 479 304 479 304 479 304 480 303 480 303 480 303 481 302 481 302 481 301 482 301 482 300 482 300 482 299 483 299 483 298 482 298 482 297 482 297 482 297 482 296 482 296 482 296 483 296 483 296 484 295 485 295 485 294 486 294 487 294 487 294 488 293 488 293 488 293 489 292 489 291 489 291 489 290 490 291 491 291 491 291 492 291 493 291 493 291 493 291 493 291 493 291 493 291 493 293 493 296 493 297 493 298 493 298 492 298 492 299 492 299 491 299 491 300 490 301 489 302 488 305 488 307 488 309 488 310 488 310 488 311 487 311 487 311 486 311 486 Z M 253 516 C 252 517 251 518 249 518 248 519 247 519 247 520 247 521 247 521 246 522 246 522 245 523 245 523 244 524 243 524 243 525 242 525 242 525 242 525 242 525 241 525 241 525 241 526 241 526 241 526 241 526 241 526 242 526 241 526 241 526 241 526 241 526 240 526 240 526 239 527 239 527 238 527 238 527 238 527 238 527 239 527 239 527 239 526 239 526 239 525 240 525 240 526 240 525 240 525 240 524 240 524 241 524 241 524 241 523 241 523 242 523 241 522 241 522 241 522 241 521 241 521 241 520 242 520 242 520 242 520 243 520 243 520 243 519 244 519 244 519 245 519 245 519 246 519 246 519 247 519 247 519 247 518 247 518 246 518 246 518 246 517 246 517 246 517 246 516 246 515 246 515 247 514 247 514 247 514 248 514 248 514 248 513 249 513 250 512 251 512 251 512 252 513 252 513 253 513 253 513 254 513 254 513 254 514 254 514 254 514 254 514 253 515 253 515 253 516 253 516 253 516 253 516 Z M 127 549 C 128 549 128 549 128 548 127 548 127 549 126 549 125 549 125 548 124 548 124 548 124 547 123 547 123 547 122 547 122 547 121 547 121 547 120 548 120 548 121 548 121 548 121 549 122 549 122 549 122 550 122 550 123 550 123 550 123 550 124 550 124 551 124 551 123 551 123 551 122 551 122 551 122 551 121 552 122 552 122 552 122 552 122 552 122 552 123 552 123 552 123 553 124 553 124 553 124 553 124 554 124 553 124 553 124 553 124 553 124 552 124 552 125 552 125 552 125 551 125 551 125 551 126 550 125 550 126 550 126 550 126 550 126 549 127 549 127 549 Z M 273 509 C 273 509 273 510 273 510 272 510 271 510 270 510 270 511 270 511 270 511 270 511 270 511 270 511 270 511 270 511 270 512 270 512 270 512 269 512 269 512 269 512 269 512 269 512 269 512 269 511 269 512 268 512 269 512 269 512 269 513 269 513 268 513 268 513 268 513 268 513 268 513 268 512 268 513 268 513 268 513 268 513 269 513 268 513 268 513 268 513 268 513 267 513 267 513 267 512 267 512 267 512 267 512 267 513 267 513 267 513 267 513 267 514 267 514 267 514 267 514 267 514 267 515 267 515 266 514 266 514 266 514 266 514 266 515 265 515 265 515 265 514 265 515 264 515 264 515 264 515 264 515 264 514 264 514 264 514 264 514 263 514 263 515 263 515 263 515 263 515 262 515 262 516 261 516 261 516 261 516 261 516 260 517 260 517 259 517 258 517 258 518 258 518 258 518 258 519 257 518 257 518 257 518 257 518 256 518 256 518 256 519 256 519 256 519 255 519 255 519 255 518 254 518 254 518 254 518 254 518 253 518 253 518 254 517 254 517 254 517 255 516 255 516 255 516 256 516 256 516 256 516 257 516 257 516 257 516 257 516 257 516 257 516 258 516 258 515 258 515 258 515 258 515 259 515 259 515 259 515 259 515 259 515 259 515 259 515 259 515 260 515 260 515 260 515 260 515 260 515 260 515 260 515 260 515 261 515 261 514 261 514 260 514 261 514 262 514 263 514 263 514 262 514 262 514 262 514 262 513 262 513 262 513 262 513 262 513 263 513 264 513 265 513 264 512 264 513 264 513 263 513 263 513 263 512 262 512 262 512 262 512 262 511 262 511 262 511 263 511 263 511 263 511 263 511 263 511 264 511 263 511 263 511 264 511 264 510 264 510 264 510 263 510 263 510 263 509 263 509 264 509 264 509 264 509 265 509 265 509 265 509 266 509 266 509 266 510 266 510 266 510 266 510 266 510 266 510 266 510 266 510 267 511 267 511 267 511 267 511 267 511 267 510 267 510 267 510 267 510 267 510 266 509 266 509 267 509 267 509 267 509 268 509 268 509 267 508 267 508 267 508 267 508 267 508 267 508 267 508 267 508 266 508 266 509 266 508 266 508 266 508 266 508 265 508 265 508 265 507 265 508 264 508 264 508 264 508 263 507 263 507 263 506 263 506 262 506 262 506 262 506 262 506 263 505 263 505 263 505 263 504 264 504 264 504 265 503 266 503 267 502 267 502 267 502 267 503 267 503 267 503 267 503 268 503 268 503 268 502 269 502 269 502 269 503 269 503 269 503 269 503 269 503 270 503 269 504 269 504 269 504 269 504 269 505 269 505 269 505 269 505 269 505 269 506 269 506 269 506 269 506 269 506 269 506 269 506 270 506 271 505 271 505 271 504 272 504 272 503 272 503 272 503 272 503 272 503 272 503 272 503 272 503 272 503 272 503 272 504 272 504 273 504 273 504 273 504 273 504 273 504 273 504 273 504 273 504 273 503 273 503 274 503 273 504 274 504 274 504 273 505 274 504 274 504 274 505 274 505 274 505 273 506 273 505 273 505 272 505 272 506 272 506 272 506 272 507 271 507 271 507 270 507 271 508 270 508 269 508 269 508 270 508 270 508 270 509 270 509 270 509 270 509 270 509 271 509 271 509 271 509 271 509 271 509 271 508 271 508 272 508 272 508 272 508 272 508 272 508 272 508 272 508 272 508 273 508 273 508 273 508 273 508 273 508 273 508 273 508 273 509 273 509 273 509 Z M 184 543 C 184 543 183 543 183 543 183 543 183 543 182 543 182 543 181 543 181 543 180 543 180 543 180 542 179 542 178 543 177 543 176 543 175 542 174 543 174 543 175 543 175 544 175 544 176 544 177 544 177 544 178 544 179 544 179 544 180 544 180 545 180 545 181 545 181 545 182 544 183 544 183 544 183 544 183 544 184 544 185 544 186 544 187 544 187 544 187 544 188 543 187 543 187 543 187 543 186 543 185 543 184 543 Z M 174 538 C 174 538 174 538 174 537 173 537 172 536 171 537 171 537 170 537 170 538 170 539 170 539 169 539 169 538 168 539 169 539 169 539 169 539 170 539 170 539 170 539 170 539 170 539 171 539 171 540 171 540 171 540 171 540 171 540 171 540 171 540 171 541 170 541 169 541 169 541 169 540 168 541 168 541 169 541 169 541 169 542 169 542 169 542 168 541 167 542 167 542 167 542 167 542 168 543 167 542 167 542 167 542 167 542 167 542 166 543 166 543 166 543 165 543 165 543 165 543 165 543 164 543 164 543 164 543 163 543 163 543 162 544 162 544 162 544 162 544 161 544 161 544 161 544 161 545 160 545 160 544 160 544 159 544 159 544 159 544 158 544 157 545 158 545 159 545 160 545 161 545 161 545 162 545 162 545 162 544 163 545 163 545 164 545 165 545 165 545 165 545 165 545 165 544 166 544 166 545 167 544 167 545 168 544 168 544 168 544 168 544 168 544 168 544 168 544 168 544 168 544 169 544 169 544 169 544 169 544 169 544 169 544 169 544 169 544 169 543 169 543 169 543 170 543 170 543 170 543 171 543 171 543 171 543 171 543 172 543 172 543 172 543 173 543 173 543 173 543 173 542 173 542 173 542 172 541 172 541 172 540 173 541 173 541 173 541 173 541 174 540 174 540 174 540 175 539 175 538 174 538 Z M 134 547 C 133 547 133 547 133 547 133 548 133 548 133 548 133 549 133 550 132 550 131 550 130 550 129 551 129 551 128 551 128 551 128 551 128 551 127 551 127 551 127 551 127 551 127 552 127 552 127 552 128 552 128 552 128 552 128 551 128 551 129 551 129 551 129 552 130 551 130 551 131 551 131 551 131 551 131 551 132 551 132 552 132 552 132 552 132 552 133 552 133 552 133 551 133 551 134 551 134 551 134 551 134 551 134 550 135 550 134 549 134 549 134 549 135 549 135 548 135 548 135 547 135 547 134 546 134 547 Z M 66 546 C 65 546 66 546 66 545 67 545 67 544 67 544 67 543 67 543 67 543 66 542 66 542 66 543 66 543 66 543 66 544 66 544 65 544 65 545 65 545 65 546 64 546 64 546 63 546 63 547 63 547 63 547 63 547 62 547 62 547 61 548 62 548 62 548 62 548 62 549 63 549 63 549 63 549 63 548 63 548 63 547 63 547 64 547 65 547 65 547 66 547 66 547 66 547 67 547 67 547 67 546 66 546 Z M 13 528 C 13 527 13 527 12 527 12 527 12 527 11 527 11 527 11 527 11 527 11 526 11 526 11 526 11 526 11 526 10 526 10 525 10 526 10 526 10 526 9 526 9 526 9 526 9 526 9 525 10 525 9 525 9 524 9 524 8 524 8 524 8 524 8 524 8 524 7 524 7 525 7 525 7 525 6 525 6 525 6 524 6 524 6 524 5 524 4 524 4 524 3 524 3 524 3 524 2 525 2 525 1 525 1 526 0 526 1 526 1 526 1 526 1 526 2 526 2 526 3 526 3 526 3 526 3 526 3 526 3 527 3 527 3 527 3 527 3 527 3 527 3 527 3 527 3 527 4 527 4 527 4 527 3 527 3 527 4 527 4 527 4 527 4 527 4 527 4 527 4 527 4 527 4 527 4 527 4 528 4 528 4 528 4 529 4 529 5 529 5 529 5 529 5 528 6 529 6 529 6 530 6 530 7 529 7 529 7 528 8 528 8 528 8 528 9 528 9 529 9 529 9 528 10 528 10 528 10 528 10 527 10 527 11 528 11 528 11 528 11 528 12 528 12 528 12 528 13 528 13 528 13 528 Z M 17 535 C 16 534 16 535 16 535 16 535 15 535 15 535 14 536 14 536 13 536 13 536 13 536 12 536 12 536 12 537 12 537 12 537 12 537 12 537 13 537 14 537 14 537 15 537 15 537 16 538 16 538 16 538 16 538 17 538 17 538 17 537 17 537 17 537 17 536 16 536 16 536 17 535 17 535 17 535 17 535 17 535 17 535 17 535 Z M 93 545 C 93 545 92 545 92 545 92 545 91 546 91 546 91 546 91 546 91 546 91 548 92 548 93 548 94 547 94 547 94 546 94 546 94 546 94 546 94 546 94 546 93 545 Z M 195 537 C 195 537 194 537 194 537 193 538 193 538 193 538 192 539 192 539 192 540 192 540 193 540 193 540 194 540 194 540 195 539 196 538 196 538 195 537 Z M 217 531 C 216 531 216 532 216 532 215 532 215 533 215 533 215 534 215 534 215 534 215 534 216 534 216 534 216 533 216 533 217 533 218 533 218 533 218 532 218 532 218 532 218 531 218 531 217 531 217 531 Z M 285 498 C 285 498 284 498 284 498 284 498 284 498 283 498 283 498 283 498 283 497 283 497 283 497 283 497 283 497 283 497 284 496 283 496 283 496 283 496 282 497 282 497 282 497 282 496 281 497 281 497 281 497 281 497 281 497 281 498 281 498 282 498 282 497 282 497 282 498 282 498 282 498 282 498 282 498 282 498 282 499 282 499 282 499 282 499 282 500 282 500 282 500 283 500 283 500 283 500 283 499 283 499 283 499 283 499 283 499 283 499 284 499 284 499 284 499 284 499 285 499 285 498 Z M 229 527 C 229 527 228 527 227 527 227 527 227 527 226 527 226 527 226 527 226 528 225 528 226 529 226 529 226 529 227 529 227 528 227 528 227 528 227 528 228 528 228 528 229 529 229 529 229 529 229 529 230 529 230 527 229 527 Z M 147 545 C 147 545 147 545 148 546 148 546 148 546 148 546 148 546 148 545 148 545 148 545 148 545 148 545 149 545 149 544 149 544 149 543 148 543 147 543 147 543 146 544 146 544 146 545 146 545 147 545 Z M 281 500 C 281 500 281 500 280 500 280 500 280 500 280 500 280 500 280 500 280 500 280 500 280 500 280 500 280 500 280 500 280 500 280 499 280 500 280 499 280 499 280 499 280 499 280 499 280 499 279 499 279 499 279 499 279 499 279 498 279 498 278 498 278 498 278 498 278 498 277 498 277 498 276 499 276 499 275 500 276 501 276 501 276 501 276 501 276 502 277 502 277 501 277 501 277 501 277 501 277 501 278 501 278 501 278 502 278 502 279 502 279 502 279 501 279 501 279 501 279 501 279 501 280 501 281 501 281 500 281 500 281 500 281 500 281 500 281 500 281 500 Z M 145 549 C 145 549 145 549 145 548 145 548 144 548 144 548 143 548 143 548 143 549 143 549 143 549 143 549 142 548 142 548 142 549 142 549 142 549 141 549 141 549 141 548 140 548 140 548 141 547 141 547 141 547 141 546 141 546 142 546 142 546 141 545 141 545 141 545 141 545 141 546 140 546 141 546 141 547 141 547 140 547 140 547 140 547 140 546 140 546 139 546 139 546 139 546 138 546 138 547 138 547 139 547 139 548 139 548 139 548 139 548 138 549 138 549 139 550 139 550 138 550 138 549 137 549 137 549 137 549 137 550 137 550 138 550 138 550 138 550 138 551 138 551 137 551 137 552 136 552 136 552 136 553 136 553 136 554 136 554 137 554 137 553 137 553 137 553 137 552 138 551 138 552 138 552 138 553 138 553 138 553 138 553 139 553 139 553 139 552 139 552 140 552 140 552 140 552 141 551 141 551 141 551 142 551 142 551 142 551 142 551 142 551 142 550 142 550 142 550 143 551 143 550 143 550 143 550 143 550 143 549 144 550 144 550 144 550 144 551 144 551 144 551 144 551 144 551 144 551 144 550 145 551 145 551 145 550 145 550 145 549 145 549 145 549 145 549 Z M 275 506 C 275 506 274 506 274 507 274 507 274 507 274 507 274 507 273 507 273 507 273 508 273 508 273 508 273 509 274 509 274 509 274 509 275 508 275 508 275 508 275 508 275 508 275 508 275 507 275 507 275 507 275 506 276 506 276 506 276 506 276 506 276 506 275 506 275 506 Z M 290 500 C 290 500 289 500 289 500 289 500 288 500 287 500 287 500 287 501 287 501 288 501 289 501 289 501 290 501 290 501 290 501 291 501 291 500 291 500 290 500 290 500 290 500 Z M 148 548 C 147 549 147 548 147 548 146 548 146 548 146 548 146 548 146 549 146 549 146 550 146 550 147 550 147 550 147 550 147 549 147 549 148 549 148 549 148 549 148 549 148 549 148 548 148 548 148 548 Z M 78 546 C 77 546 77 546 77 546 78 547 78 547 78 547 78 547 79 547 79 546 79 546 78 546 78 546 Z M 210 534 C 209 534 209 535 209 535 209 536 209 536 210 536 210 536 210 535 210 535 210 535 210 535 210 534 Z M 229 524 C 229 524 229 524 229 525 229 525 229 525 229 525 229 525 230 525 230 524 230 524 230 524 229 524 Z M 149 547 C 149 547 148 547 148 547 148 547 148 547 147 548 148 548 148 548 149 548 149 548 149 548 149 548 150 547 149 548 149 547 Z M 286 501 C 286 500 285 501 285 501 285 501 285 501 286 501 286 502 286 501 287 501 287 501 286 501 286 501 Z M 73 544 C 73 544 73 545 73 545 73 545 73 546 73 546 74 546 74 546 74 545 74 545 74 544 73 544 Z M 226 526 C 226 526 225 526 225 526 224 526 224 526 224 526 224 527 224 527 224 527 225 527 225 527 225 527 225 527 226 527 226 526 Z M 275 503 C 275 503 275 503 275 503 274 504 275 503 275 504 275 504 276 504 276 503 276 503 275 503 275 503 Z M 223 529 C 223 529 223 530 223 530 223 531 224 530 224 530 224 530 224 530 224 530 224 530 224 530 224 530 224 530 224 530 224 530 225 530 225 530 225 529 224 529 224 529 223 529 Z M 76 549 C 76 549 75 549 75 549 75 549 75 549 75 550 75 550 75 550 75 550 76 550 76 550 76 550 76 550 76 550 76 550 76 550 76 549 76 549 Z M 45 538 C 45 538 45 537 44 538 44 538 44 538 45 538 45 538 45 538 45 538 45 538 45 538 45 538 45 538 45 538 45 538 Z M 151 546 C 151 546 150 546 151 547 151 547 151 547 152 547 151 547 151 546 151 546 Z M 150 545 C 150 545 150 545 150 546 149 546 150 546 150 546 150 546 150 546 150 546 150 545 150 545 150 545 Z M 21 530 C 21 530 21 530 21 530 21 530 22 530 22 530 22 531 22 530 22 530 22 530 22 530 21 530 Z M 283 501 C 283 501 282 502 283 502 283 502 283 502 283 502 284 502 283 501 283 501 Z M 152 546 C 152 546 153 546 153 546 152 546 152 546 152 546 Z M 109 560 C 108 560 108 560 108 561 108 561 109 561 109 561 109 561 109 560 109 560 Z M 270 505 C 270 505 270 504 270 504 270 504 270 505 270 505 270 505 270 505 270 505 Z M 211 533 C 211 533 211 533 211 534 211 534 211 534 211 534 211 534 211 534 211 534 211 533 211 533 211 533 Z M 67 546 C 67 546 67 546 67 546 67 546 67 546 68 546 67 546 67 546 67 546 Z M 113 555 C 113 554 112 554 112 554 112 555 113 555 113 555 Z M 111 558 C 111 558 110 558 110 558 111 559 110 559 110 559 111 559 111 559 111 559 111 559 111 559 111 559 111 559 111 558 111 558 Z M 291 498 C 292 498 292 498 292 498 292 498 292 498 291 498 Z M 20 530 C 20 530 20 530 20 530 20 530 20 530 20 530 Z M 113 549 C 113 550 113 550 113 550 113 550 113 550 113 550 113 551 112 551 112 550 112 550 112 549 112 549 113 548 113 549 113 549 113 549 113 549 113 549 Z M 113 549 C 113 549 113 549 113 549 113 549 113 549 113 549 Z M 115 553 C 115 553 114 553 114 554 114 554 114 554 115 554 115 554 115 554 115 553 115 553 115 553 115 553 Z M 229 523 C 229 523 229 523 228 523 228 523 228 523 228 523 228 523 229 523 229 523 Z M 88 558 C 88 558 88 558 88 558 88 557 88 558 87 557 87 557 87 557 87 557 87 556 86 556 86 556 86 556 86 556 86 556 86 556 85 555 85 555 85 555 84 554 84 554 84 554 83 554 83 553 83 553 83 553 82 553 82 553 81 553 80 552 80 552 80 552 80 553 80 553 80 553 80 553 80 553 80 554 80 554 81 554 82 554 83 554 83 555 83 555 84 555 84 555 85 556 85 556 85 557 86 557 87 558 87 558 87 558 87 558 87 559 87 559 88 559 88 559 89 559 89 558 89 558 90 558 90 558 90 559 90 558 90 558 90 558 90 558 90 558 90 558 89 557 88 558 Z M 148 547 C 148 547 148 547 148 547 148 547 148 547 148 547 148 546 148 546 148 546 148 546 148 547 148 547 Z M 321 494 C 321 493 321 493 321 492 321 492 321 492 321 492 321 492 321 492 321 492 320 492 319 492 319 492 319 492 318 492 318 492 318 492 318 492 318 492 318 493 319 493 319 493 319 494 320 494 320 494 320 494 320 494 320 494 320 495 320 494 320 494 320 494 320 494 321 494 321 494 321 494 321 494 Z M 323 481 C 323 481 323 481 323 481 323 482 323 482 323 482 323 482 323 483 323 483 324 483 324 483 324 483 324 484 325 484 325 484 325 484 325 483 325 483 325 483 326 482 326 481 326 481 326 481 326 481 326 481 325 481 325 481 325 481 325 481 324 481 324 481 324 481 323 481 Z M 333 477 C 333 477 332 477 332 477 332 477 332 477 332 477 331 477 331 477 330 477 330 477 330 477 330 477 330 477 330 477 330 477 330 477 330 477 331 478 331 478 331 478 331 478 331 478 331 478 332 479 332 479 332 479 332 479 332 479 332 479 332 479 333 479 333 479 333 479 333 478 333 478 333 478 333 478 333 478 333 477 Z M 344 472 C 344 472 344 472 343 473 343 473 343 474 343 474 343 475 343 476 343 476 344 477 344 477 344 477 344 477 344 476 344 476 345 476 345 476 346 476 346 476 347 477 347 477 347 477 347 477 347 477 347 477 347 477 347 477 348 477 348 476 348 476 347 476 347 475 347 475 347 475 347 475 347 474 347 474 348 474 348 474 349 474 350 474 350 474 350 473 350 473 349 473 349 473 349 473 348 473 348 473 347 472 348 472 347 472 347 472 347 472 346 472 346 472 346 472 346 472 346 472 346 472 345 471 345 472 344 472 Z M 352 471 C 352 471 352 471 352 471 352 470 352 470 352 470 351 470 351 470 351 470 351 470 351 470 350 471 350 471 350 471 350 471 350 471 350 471 350 471 351 471 351 471 351 471 351 471 351 471 351 471 351 471 352 471 352 471 Z M 356 476 C 356 476 356 476 356 475 356 475 356 475 356 474 356 474 356 474 355 474 355 474 355 474 355 475 355 475 355 476 354 477 354 477 354 477 353 477 353 477 353 477 353 478 353 478 353 478 353 478 353 478 353 478 353 478 353 479 352 479 352 479 352 479 353 479 353 480 353 480 353 480 353 480 352 480 352 481 352 481 353 481 353 481 354 481 354 480 354 480 355 479 355 479 355 478 356 478 356 478 356 478 356 477 356 477 356 477 356 477 356 477 356 477 356 476 Z M 360 478 C 359 478 359 478 359 479 359 479 360 479 360 479 360 479 360 479 360 479 360 479 360 478 360 478 360 478 360 477 360 477 361 476 361 476 361 476 360 476 360 476 360 476 360 477 360 477 360 477 360 477 360 477 360 478 Z M 362 481 C 362 481 362 481 362 481 362 481 362 481 362 481 362 481 362 481 363 481 363 481 363 481 363 481 363 481 363 481 362 481 362 480 362 480 362 480 362 480 362 480 362 479 362 479 362 479 362 479 362 480 362 480 362 480 M 275 350 C 275 350 274 350 274 350 274 350 273 350 273 351 272 351 272 351 272 351 271 351 271 350 271 350 271 350 271 351 271 351 270 352 269 352 268 352 267 353 267 353 267 354 267 354 267 354 267 354 267 354 267 354 267 354 266 355 265 355 265 355 265 354 264 354 264 354 264 354 264 354 263 354 263 355 262 355 261 355 260 355 260 355 260 355 259 355 259 355 259 355 259 356 259 356 259 356 260 357 260 358 260 358 261 359 261 359 261 360 262 360 262 360 262 361 262 361 263 361 263 361 265 361 266 362 268 363 268 363 268 363 268 363 269 364 271 364 272 364 272 364 273 364 273 364 273 365 274 365 274 366 274 366 274 366 274 366 274 366 274 366 275 366 275 366 275 366 275 366 275 365 275 365 274 365 274 365 274 365 274 364 274 364 274 364 274 364 274 364 275 365 276 364 276 364 277 364 277 364 278 363 278 363 279 363 279 363 279 363 279 363 279 362 280 363 280 363 280 363 281 363 282 362 282 362 282 362 283 362 283 361 283 361 282 361 282 361 282 361 282 361 282 360 282 360 282 360 282 360 281 360 281 359 281 359 281 358 281 358 281 357 281 357 281 357 281 357 281 356 281 356 281 356 281 355 281 355 281 354 281 354 281 354 281 353 280 353 280 353 280 352 280 352 280 352 280 352 279 351 279 351 278 351 278 352 277 352 276 352 276 351 275 351 275 351 275 350 275 350 Z M 512 362 C 512 363 512 363 512 363 512 363 512 363 512 363 511 364 510 365 511 366 512 366 513 364 514 364 515 364 515 364 515 364 515 364 516 364 516 363 516 363 515 362 515 362 516 361 516 361 517 361 517 361 517 360 517 360 517 359 517 359 518 358 519 357 520 355 522 354 522 354 523 353 523 353 523 353 522 352 522 352 522 353 522 353 522 353 521 353 521 353 521 352 521 352 521 352 521 352 521 352 520 351 520 351 519 351 520 352 519 352 519 353 519 353 519 354 519 354 519 354 519 354 519 355 518 355 518 355 517 356 516 357 515 358 515 359 514 360 513 361 513 361 512 361 512 361 512 362 512 362 512 362 512 362 512 362 512 362 Z M 510 361 C 510 361 510 361 510 361 511 360 511 360 511 360 511 360 511 359 511 359 511 359 511 359 511 359 511 358 510 358 510 358 510 358 510 359 510 359 510 359 510 359 510 360 509 360 509 360 509 360 509 361 508 361 508 361 509 361 509 362 510 361 510 361 510 361 510 361 Z M 510 354 C 511 355 512 354 512 355 512 355 512 355 512 354 512 354 512 353 512 353 512 353 512 353 513 352 513 352 513 352 513 352 513 351 514 351 513 351 513 350 513 350 513 350 513 350 513 350 513 350 513 350 513 349 513 349 513 349 513 349 513 349 513 349 513 348 513 348 513 348 513 348 513 348 513 348 513 348 512 348 512 349 511 349 511 350 511 350 511 350 511 350 511 351 511 352 510 353 510 353 510 354 510 354 Z M 533 350 C 534 350 533 350 533 349 533 349 532 349 532 349 532 349 531 349 531 349 531 350 530 349 530 349 530 349 530 349 530 348 530 348 530 348 529 348 529 348 529 348 528 348 528 348 528 348 528 348 527 347 527 347 527 347 526 348 526 348 526 349 526 349 526 350 526 350 525 350 525 351 525 351 526 351 526 351 526 351 526 351 526 351 526 351 526 351 527 350 527 351 527 351 528 351 528 351 528 351 528 351 528 351 528 351 527 352 527 352 527 352 527 353 526 353 526 353 526 353 526 353 526 354 527 354 527 354 528 354 529 352 530 351 531 351 532 351 532 351 533 351 533 351 533 350 Z M 531 348 C 531 348 531 348 531 348 532 348 534 348 534 347 535 346 536 346 537 345 537 345 537 345 537 345 537 345 536 345 536 345 535 345 534 346 533 346 533 347 532 347 532 347 532 347 531 347 531 347 531 347 531 347 531 348 Z M 690 436 C 691 436 691 437 692 437 692 437 691 437 691 437 690 437 690 437 690 437 690 437 690 437 690 437 691 437 691 438 691 438 691 439 692 439 693 438 693 439 693 439 693 439 693 440 693 440 693 440 693 440 693 441 692 441 692 442 692 442 693 443 693 443 693 444 693 445 693 445 693 446 693 447 693 447 693 447 694 447 694 447 695 447 695 447 696 447 696 447 696 447 696 446 696 446 696 446 696 446 697 446 697 446 697 446 697 447 697 447 698 446 698 447 699 447 699 447 700 447 700 446 700 446 700 445 700 445 700 445 700 445 700 445 700 445 700 444 700 444 700 444 700 444 700 444 700 443 700 443 700 443 700 443 699 443 699 443 699 442 699 442 698 443 698 442 698 442 698 442 698 442 699 442 699 441 699 441 699 440 698 440 697 440 697 440 697 440 697 439 697 439 697 439 697 439 697 438 697 438 697 439 698 438 698 439 698 439 698 439 698 439 698 440 699 440 699 441 699 441 699 441 699 441 700 442 701 442 701 443 701 443 701 444 702 443 702 443 702 442 702 442 702 441 702 441 702 441 702 441 702 441 702 441 702 440 702 440 702 440 702 440 703 441 702 441 702 442 703 442 703 443 702 443 702 443 702 444 702 444 702 444 701 444 701 444 701 444 701 444 701 444 701 445 701 446 701 446 702 446 702 445 702 445 702 445 702 444 702 445 702 445 702 445 702 446 702 446 703 446 703 446 704 446 704 446 704 446 705 446 705 446 705 445 705 445 705 445 705 445 705 445 705 445 705 444 705 445 705 445 705 445 705 445 706 445 706 445 707 445 707 444 707 444 708 444 707 443 707 443 706 443 706 442 706 442 706 442 706 442 705 442 705 441 705 440 704 440 704 439 703 439 702 439 702 439 702 440 702 439 702 439 702 439 701 439 702 438 702 438 703 438 702 438 702 437 702 437 702 437 702 436 702 436 702 436 702 436 701 435 701 435 700 434 700 434 700 434 700 434 699 434 699 434 698 434 697 434 697 434 698 435 698 435 698 435 698 436 697 435 697 434 696 434 696 434 696 434 696 434 696 434 695 433 695 433 694 433 694 433 693 433 692 433 692 433 692 432 691 432 690 432 689 433 688 433 688 433 689 434 689 435 690 435 690 436 Z M 690 449 C 690 449 690 449 690 448 690 448 690 448 690 448 690 448 690 448 689 447 690 447 690 447 690 447 691 447 691 447 690 447 690 446 690 446 690 446 690 446 689 446 689 446 690 446 690 445 690 445 691 444 691 444 690 444 690 444 690 444 690 443 691 443 691 443 692 444 692 444 692 445 692 444 692 444 693 444 692 443 692 443 693 442 692 442 692 442 692 442 692 442 692 441 692 441 692 440 692 440 692 439 692 439 692 439 691 439 691 439 691 439 691 439 690 439 690 439 690 439 690 440 691 440 690 441 690 441 690 441 690 441 690 441 690 442 690 442 689 442 689 443 689 443 689 442 689 442 689 442 689 442 689 442 690 440 690 440 689 439 689 439 689 438 689 438 689 438 689 438 688 438 689 438 689 437 689 437 688 437 688 437 688 437 687 437 687 436 687 436 686 436 686 436 686 437 687 437 687 438 686 438 686 437 686 437 685 437 685 436 685 437 684 437 685 438 685 438 685 438 685 438 685 439 685 439 685 438 685 438 685 438 684 438 684 438 684 438 685 438 685 438 684 438 684 438 684 438 684 438 684 438 684 438 683 438 683 438 683 438 683 438 683 439 684 439 684 439 684 439 684 439 684 440 684 440 684 441 684 441 684 442 684 442 685 443 685 443 685 442 686 442 686 442 686 442 686 442 686 442 685 443 685 443 685 443 685 443 685 443 686 443 686 443 686 443 686 443 686 443 686 443 686 443 686 444 685 444 685 444 685 445 686 444 686 445 686 445 686 445 686 445 686 445 687 446 687 446 687 446 687 446 687 445 687 445 688 445 688 445 688 445 688 445 688 445 688 445 688 446 688 446 688 447 688 447 688 447 688 447 688 448 688 448 688 449 688 449 688 448 687 448 687 448 686 448 686 448 686 448 686 448 686 449 685 449 685 449 685 450 685 450 685 450 685 450 685 451 685 451 685 451 685 451 686 451 686 451 686 450 686 450 686 450 686 450 686 450 686 450 686 451 685 452 686 453 686 453 686 453 686 453 685 453 686 454 686 454 686 454 686 454 686 454 685 455 686 455 686 455 686 455 686 456 686 456 686 456 687 456 687 457 687 457 687 457 687 457 687 457 687 457 687 457 687 456 687 456 688 455 688 455 688 454 687 454 687 454 686 454 686 454 686 453 687 453 687 454 687 454 688 453 688 453 688 453 687 452 688 452 688 452 688 451 688 451 688 451 688 450 688 450 688 450 688 451 688 451 688 451 688 451 688 451 688 452 688 453 688 455 688 455 689 455 689 455 689 456 689 455 689 455 690 454 690 454 689 453 689 453 689 453 690 452 690 452 690 452 690 452 690 452 690 451 690 451 689 451 689 451 689 451 689 451 689 451 689 451 689 450 689 450 689 450 689 450 689 450 689 450 689 450 690 450 690 450 690 450 690 451 690 451 690 451 690 451 691 450 691 450 691 450 690 449 Z M 705 487 C 705 486 705 486 705 486 705 486 705 485 705 485 705 485 705 484 705 484 704 484 704 483 704 484 704 483 704 482 703 482 703 482 703 481 702 481 702 481 702 481 702 481 702 480 702 480 702 480 702 479 701 479 701 479 701 479 701 479 701 479 701 478 701 478 701 478 701 478 700 478 700 478 701 478 701 478 701 478 701 478 701 478 701 478 702 478 701 477 701 477 701 477 701 477 701 477 701 477 700 476 700 476 701 476 700 476 700 476 700 475 700 475 700 475 700 475 700 474 700 474 699 474 699 474 699 475 699 475 699 475 699 475 699 476 699 476 699 476 699 476 699 477 699 477 699 477 699 477 700 478 699 478 699 478 699 478 699 478 699 478 699 478 699 478 699 479 699 479 698 479 699 479 699 480 699 480 700 480 700 480 699 481 700 481 701 481 701 481 701 481 701 481 701 482 700 481 700 482 700 482 701 482 701 482 701 482 701 482 701 482 701 483 701 483 701 483 701 484 702 484 702 484 702 484 702 483 703 483 703 484 702 484 702 484 702 485 703 485 703 485 703 485 703 486 704 486 704 486 703 486 703 486 703 486 703 487 704 487 704 487 704 486 704 487 704 487 705 487 706 487 705 487 705 487 705 487 Z M 704 452 C 704 452 705 452 705 451 706 451 706 451 706 450 706 450 706 449 706 449 707 448 706 448 706 447 706 447 705 447 705 447 704 447 704 447 703 447 702 447 702 447 701 448 701 448 701 449 701 449 701 449 701 450 701 450 702 451 702 451 703 452 703 452 703 452 704 452 Z M 697 462 C 696 462 695 462 695 462 695 461 695 461 694 461 694 461 694 462 694 462 694 462 694 461 693 461 693 462 693 462 693 463 693 463 693 463 693 463 693 464 694 464 694 464 695 464 695 464 695 464 695 464 695 464 695 463 695 463 695 463 695 463 696 463 696 464 697 463 697 463 697 463 697 462 697 462 697 462 697 462 Z M 705 477 C 705 477 704 476 704 476 704 476 704 476 704 476 703 476 703 476 703 477 703 477 703 478 703 478 704 478 704 478 703 479 703 479 703 479 703 479 703 479 704 480 704 480 704 479 704 480 704 480 704 480 705 480 705 480 705 480 705 480 705 480 706 479 706 479 705 479 705 478 705 478 705 478 706 477 705 477 705 477 Z M 681 444 C 681 444 681 444 681 445 680 444 680 444 680 444 680 444 680 444 680 444 680 445 680 445 680 445 679 445 680 445 680 445 680 445 680 445 680 445 680 445 680 445 680 445 680 446 681 446 680 447 681 447 680 447 680 448 681 448 681 448 680 449 680 449 681 449 681 449 681 449 681 450 680 450 680 450 680 450 680 450 680 450 680 450 680 450 680 451 680 451 680 452 681 452 680 453 680 454 680 453 679 454 680 453 680 453 680 453 680 452 680 452 680 452 679 452 679 453 679 452 679 452 679 452 678 451 678 450 678 450 678 450 678 450 678 450 678 450 678 450 677 450 677 450 677 449 677 449 677 448 676 447 676 447 676 447 677 447 676 446 676 447 676 446 676 446 676 445 675 445 675 445 676 445 675 444 675 444 676 444 676 444 677 443 677 443 677 443 676 443 676 443 676 442 676 442 676 442 676 442 676 442 676 442 676 442 676 442 676 442 676 442 676 442 676 443 675 443 675 444 675 444 674 444 674 443 674 443 674 443 674 443 674 443 674 443 674 442 674 441 675 441 675 441 675 440 676 440 675 440 675 440 675 440 675 440 675 441 674 441 674 441 674 442 674 442 674 442 673 442 673 442 673 442 673 441 673 441 673 441 674 441 674 441 673 441 674 440 674 439 673 440 673 440 673 441 673 441 673 441 673 441 673 441 673 441 673 441 672 441 673 441 673 441 673 441 673 440 673 440 672 440 673 440 673 439 673 439 673 439 673 439 672 439 672 439 671 439 671 438 671 438 671 437 671 437 671 437 671 437 672 437 672 437 672 437 672 436 672 436 671 435 671 435 671 435 671 435 672 435 672 434 673 434 673 434 673 434 673 434 673 434 674 434 674 433 674 433 674 433 674 433 674 433 673 433 673 433 672 434 671 433 671 432 671 432 671 431 672 431 672 431 672 430 672 430 672 430 672 430 672 430 672 430 672 430 672 430 672 430 672 430 671 430 671 430 671 431 671 431 671 431 671 430 671 430 672 430 671 429 672 428 671 428 670 428 669 429 669 429 669 428 669 428 669 428 669 428 669 428 669 429 668 428 668 429 668 429 668 430 668 430 668 431 669 431 669 431 669 432 668 433 668 434 668 434 667 434 666 434 666 434 666 435 665 434 665 434 665 434 665 433 665 432 665 432 666 432 667 431 666 431 666 430 666 430 666 430 666 430 665 430 665 430 665 430 666 430 665 429 666 429 665 429 665 428 665 428 665 428 665 428 665 428 665 427 666 427 665 427 665 427 665 426 665 426 667 426 667 426 667 428 667 428 667 428 667 428 668 428 667 427 668 427 668 427 668 427 668 427 668 427 668 427 668 427 668 426 667 426 667 426 667 426 667 426 668 426 668 426 669 426 669 426 669 426 670 426 670 426 669 425 669 425 669 425 668 425 668 425 669 425 669 424 669 424 669 423 669 423 669 424 668 424 668 424 668 424 668 424 668 424 668 424 668 425 667 425 667 425 667 425 667 425 667 426 666 425 666 425 666 425 666 425 665 425 665 425 665 424 665 424 664 424 664 423 664 423 663 423 663 422 663 422 663 422 663 422 663 422 663 422 663 422 663 422 664 422 664 422 664 423 665 423 665 424 665 423 665 423 664 422 664 422 664 422 663 421 663 421 663 421 663 421 663 421 662 421 663 419 662 419 663 420 662 420 662 419 662 419 662 419 662 419 662 420 662 419 661 419 661 419 661 419 661 419 661 419 661 419 660 419 660 418 660 418 660 418 661 417 661 418 661 417 660 417 661 416 661 416 660 416 660 416 660 416 660 416 660 416 660 416 660 417 660 417 659 417 659 416 659 416 659 415 659 415 658 415 658 414 658 414 658 414 658 414 658 414 658 414 658 414 658 414 657 414 657 414 657 413 657 413 657 413 657 413 657 413 656 412 656 412 656 411 656 411 657 410 656 410 656 410 656 408 657 408 657 408 657 408 657 408 658 409 658 409 658 410 659 410 659 410 659 410 659 410 659 411 659 411 660 411 661 412 662 413 662 414 662 414 662 414 662 414 662 414 663 414 663 414 663 414 663 414 662 414 662 414 662 414 662 414 662 414 662 414 662 413 661 413 661 412 660 412 660 411 659 410 659 410 659 409 658 409 658 409 658 408 658 408 657 407 658 407 658 407 658 407 658 407 659 407 659 407 659 407 659 408 659 408 659 408 660 408 659 407 659 407 659 406 659 405 659 405 659 405 659 405 659 405 660 405 660 406 660 406 660 406 660 407 661 407 661 408 661 408 661 409 662 409 662 409 662 409 662 409 662 409 662 409 662 409 661 408 661 408 661 407 661 407 661 407 661 407 661 406 661 406 661 405 662 405 662 405 663 405 663 406 663 406 663 406 663 406 664 406 664 406 664 405 664 405 664 405 665 404 665 404 666 404 666 404 666 404 666 404 667 404 667 405 668 405 668 405 668 405 669 406 669 406 669 406 669 406 670 407 669 407 669 407 669 408 669 409 668 409 668 409 667 409 667 409 667 409 666 409 666 409 666 410 666 409 667 409 667 409 667 409 667 410 667 410 667 410 668 410 668 410 668 410 668 410 668 411 667 411 667 411 667 410 666 410 666 411 666 411 667 411 667 411 667 411 668 411 668 411 668 411 668 411 668 411 669 411 669 410 669 410 669 409 670 409 670 408 671 408 671 408 670 408 670 408 670 408 670 407 670 407 671 407 671 407 671 407 672 407 672 408 672 409 673 408 674 408 674 408 674 408 674 408 675 408 675 408 675 409 675 409 675 409 674 409 675 409 676 409 677 410 677 410 677 411 677 411 677 412 677 413 676 413 676 413 676 413 676 413 675 413 675 413 674 412 674 412 674 412 674 412 673 412 673 412 673 412 673 412 673 412 674 412 674 412 674 412 674 412 674 413 674 413 675 413 675 414 676 414 676 414 676 414 676 414 676 415 676 415 677 415 676 415 676 415 676 416 675 416 675 416 674 416 674 416 673 416 673 416 672 415 672 415 671 414 671 414 670 414 670 414 670 413 668 413 667 412 666 411 666 411 665 411 665 411 666 412 667 412 667 412 668 413 668 413 668 413 668 414 668 414 668 414 668 414 668 414 669 414 669 414 669 414 669 414 669 414 669 414 669 415 669 414 670 414 670 415 671 415 671 415 671 416 671 416 671 416 671 416 671 416 672 416 672 416 671 417 671 417 671 417 671 417 671 417 671 417 671 417 671 417 672 417 672 417 673 417 673 417 673 417 673 417 673 417 673 417 674 417 674 417 674 417 674 417 675 417 675 416 675 416 675 416 676 417 676 417 676 416 677 416 677 416 677 417 677 417 678 418 677 418 677 418 677 419 677 419 677 419 677 419 677 419 677 419 677 419 677 419 678 419 678 420 678 420 678 420 678 421 678 421 678 421 678 421 678 421 678 421 678 421 678 422 678 422 678 422 678 423 678 423 677 422 677 422 677 422 677 422 676 421 677 422 677 422 677 423 678 423 677 423 677 423 676 423 676 424 675 423 675 423 675 423 675 423 674 423 674 422 674 422 673 422 673 421 673 421 672 421 672 421 672 421 671 420 670 419 669 419 669 418 669 418 669 418 668 418 668 418 668 418 668 418 667 417 667 417 667 417 667 417 666 417 666 416 666 416 666 416 666 416 666 416 666 416 665 416 666 416 666 417 666 417 666 417 666 417 667 418 667 418 666 419 666 419 666 419 667 419 667 419 667 419 667 419 668 419 668 420 668 420 669 420 669 420 669 420 669 421 668 421 668 421 668 421 668 421 668 421 668 421 668 421 668 421 668 421 669 421 669 422 669 422 669 422 669 423 669 422 669 422 669 422 670 422 670 422 670 421 670 421 671 421 671 421 672 421 672 422 672 422 672 422 672 423 672 423 672 423 671 423 671 423 671 424 671 424 671 424 671 423 671 423 672 423 672 423 672 423 672 423 672 423 673 423 673 423 673 423 674 423 674 423 674 423 674 423 674 424 674 424 674 424 673 424 674 424 675 424 676 425 676 425 676 425 676 425 677 424 678 424 678 425 678 426 678 426 678 427 678 427 678 427 678 427 677 426 677 426 676 426 676 426 676 426 676 426 676 426 677 426 676 427 676 427 676 427 676 427 677 427 677 429 678 428 678 428 678 428 678 428 678 428 678 429 678 429 678 429 678 429 678 429 678 429 678 429 678 429 678 430 678 430 678 430 679 430 679 431 678 431 678 431 678 431 678 431 679 431 679 432 679 432 679 432 678 432 678 432 679 432 679 432 679 433 679 433 679 433 679 433 679 434 679 434 679 435 679 435 679 435 679 435 680 436 680 437 680 438 680 438 680 438 680 438 680 439 680 439 680 440 680 440 680 440 680 440 681 440 681 441 681 441 681 441 681 441 681 441 681 441 681 441 681 441 681 442 681 443 681 444 Z M 680 447 C 680 447 680 447 680 447 Z M 697 474 C 697 473 697 473 697 473 698 473 698 473 697 473 697 472 697 472 697 473 697 473 696 473 696 473 696 473 696 473 696 474 696 474 696 474 696 474 695 474 696 475 696 475 696 475 696 475 696 475 697 475 697 475 697 475 697 476 698 475 698 475 698 475 699 474 698 474 698 473 698 473 697 474 Z M 694 471 C 694 470 694 471 694 471 694 471 694 471 693 471 693 471 693 472 693 472 694 472 693 473 693 473 693 474 693 474 694 475 694 474 694 473 694 472 695 472 695 472 695 471 695 472 696 472 696 471 695 470 695 471 694 471 Z M 706 484 C 706 484 705 484 706 483 706 483 706 483 706 483 706 483 706 482 706 482 706 483 706 481 705 482 705 482 705 482 705 482 705 481 704 481 704 482 704 482 704 483 704 483 705 484 706 484 706 485 706 485 706 486 706 485 706 485 707 485 706 485 706 484 706 484 706 484 Z M 694 469 C 694 469 694 469 694 469 694 468 694 468 694 468 693 468 693 468 692 468 692 468 692 468 692 468 692 468 692 468 692 468 692 468 692 468 692 468 692 469 692 469 691 470 692 470 692 469 692 470 693 470 693 470 694 469 Z M 696 467 C 696 467 696 467 696 468 696 468 696 468 696 468 696 469 696 469 697 470 697 470 697 470 697 470 698 469 698 469 698 468 698 468 697 467 696 467 Z M 671 429 C 671 429 671 429 671 428 670 428 670 428 670 429 670 429 669 429 669 429 669 429 669 430 669 430 669 431 669 431 669 431 669 431 670 431 670 431 670 430 670 430 670 430 670 430 670 430 671 430 671 430 671 429 671 429 Z M 698 462 C 698 462 698 462 698 462 699 462 699 462 699 461 699 461 699 461 699 461 699 460 698 460 698 460 698 461 698 460 698 460 698 460 698 460 698 460 697 460 697 461 698 462 Z M 687 459 C 686 459 686 460 686 460 686 460 686 460 686 460 685 459 685 459 685 459 685 460 685 459 684 459 684 460 684 460 685 460 685 460 685 461 684 461 685 461 685 461 685 461 686 461 686 460 687 460 687 460 687 459 687 459 687 459 687 459 687 459 Z M 694 470 C 694 470 694 470 695 470 695 470 695 470 695 470 696 470 696 470 696 470 696 469 696 468 695 468 695 468 695 469 695 469 694 469 694 469 694 469 694 470 694 470 694 470 Z M 690 459 C 690 459 690 459 690 460 690 460 690 460 690 461 690 461 690 461 690 461 691 461 691 461 691 461 691 460 690 460 691 460 691 460 691 459 691 459 690 459 690 459 690 459 Z M 662 404 C 663 404 663 404 663 403 663 403 663 403 663 403 662 403 661 404 661 404 662 404 662 404 662 404 Z M 701 455 C 701 455 701 455 701 455 701 456 701 456 701 456 702 456 702 456 702 456 702 455 702 455 701 455 Z M 667 418 C 667 418 668 419 668 419 668 419 668 419 668 419 668 418 667 418 667 418 667 418 667 418 667 418 Z M 714 484 C 714 484 714 484 715 483 715 483 714 483 714 483 713 483 713 483 713 482 714 482 714 482 715 481 715 481 715 480 714 481 714 481 714 481 714 481 714 481 714 480 714 480 715 480 714 480 714 480 714 479 714 479 714 480 713 480 713 480 713 480 713 481 712 481 712 481 712 481 712 481 712 481 712 480 712 480 712 480 711 480 711 480 711 480 712 480 712 480 713 479 713 479 713 479 713 478 713 478 713 478 713 477 713 477 713 478 713 478 713 478 714 478 714 478 714 478 714 478 714 478 714 477 714 478 714 477 714 477 714 477 714 477 715 476 715 475 714 474 714 474 714 474 714 474 714 474 714 474 714 474 713 475 713 476 712 476 712 475 712 475 711 475 711 475 711 475 711 475 711 475 711 475 711 475 710 476 710 476 710 477 710 476 710 476 710 476 710 476 710 475 710 475 711 475 711 475 710 474 711 474 711 474 711 474 712 475 712 475 713 474 713 474 713 474 713 473 713 473 712 474 712 473 713 472 712 472 712 472 711 471 711 471 711 471 711 471 710 471 710 471 710 471 710 471 710 471 710 472 710 472 710 473 710 472 710 472 709 471 710 471 709 471 709 471 709 470 709 471 709 470 710 470 710 470 711 470 710 470 710 469 710 469 709 469 709 469 709 469 709 469 709 468 709 469 709 469 708 469 708 469 708 469 707 469 707 469 707 470 706 470 706 470 706 470 706 469 706 469 707 469 707 469 707 469 707 469 707 468 707 468 707 468 708 468 707 467 707 467 707 467 707 467 707 466 708 466 708 467 708 467 708 467 708 467 708 467 709 468 709 468 710 468 711 469 712 470 712 470 712 470 712 470 712 470 712 469 712 469 712 469 712 469 712 468 711 468 710 467 710 467 710 466 710 466 710 466 710 465 710 465 709 465 709 465 709 465 709 466 709 466 709 466 708 466 709 465 708 465 708 465 708 465 709 465 708 464 708 464 708 464 708 464 709 464 708 464 708 463 708 463 708 463 708 463 709 462 708 462 708 462 707 461 707 460 707 460 706 460 706 460 706 460 707 459 706 459 706 459 706 459 705 459 705 458 705 458 704 457 704 457 703 457 702 457 702 456 702 457 701 456 701 457 701 457 700 457 700 456 700 456 700 455 700 454 700 455 700 455 701 454 701 454 701 453 701 453 700 453 701 453 701 453 701 452 701 452 700 452 700 452 700 451 700 450 700 450 699 450 699 450 699 450 699 450 698 450 698 450 698 450 698 450 698 450 697 451 698 451 698 451 697 451 697 451 697 451 697 451 697 451 697 451 697 451 697 450 698 450 697 450 697 450 697 450 696 450 696 450 695 449 695 450 694 449 694 449 694 449 694 449 693 450 694 450 694 450 694 450 693 450 693 450 693 450 693 450 693 451 693 451 693 451 693 451 693 451 693 452 693 452 693 453 694 453 695 453 695 453 695 453 695 453 695 454 696 454 696 454 696 454 696 454 695 454 695 455 695 455 694 454 694 454 694 454 694 455 694 455 694 455 694 455 694 455 694 455 695 455 695 455 695 455 695 456 695 456 695 456 695 456 694 456 694 456 694 456 693 456 693 455 693 456 692 457 692 457 692 457 692 458 691 458 691 459 691 459 692 459 692 459 693 460 693 459 693 459 693 458 694 458 694 458 694 458 695 458 695 457 695 457 695 457 695 457 696 457 696 457 696 457 697 457 697 457 697 457 697 458 696 458 696 458 696 458 696 458 696 458 696 458 695 458 696 458 696 458 695 459 696 459 696 459 696 459 696 459 696 459 696 459 697 460 697 459 696 459 697 458 698 458 698 457 698 456 698 456 698 455 698 455 698 454 698 454 697 454 697 454 697 454 697 454 698 454 698 454 698 454 698 455 698 456 698 457 698 457 698 457 698 457 698 458 698 459 698 460 698 460 699 460 699 461 699 461 699 460 699 460 699 460 699 460 700 460 700 460 700 460 700 460 700 461 699 461 699 461 700 461 699 462 699 462 699 462 699 462 699 462 699 463 698 463 698 463 698 463 697 464 697 464 697 464 697 464 697 464 696 465 697 466 698 467 698 467 698 467 698 467 699 467 699 467 700 466 700 466 700 466 701 466 701 466 701 466 701 466 701 466 701 466 701 466 700 467 701 467 700 468 700 468 700 469 700 469 700 470 700 470 701 470 701 470 701 470 702 470 701 470 701 470 701 470 701 471 701 471 701 471 701 471 702 472 702 472 702 472 703 472 703 472 702 472 701 472 701 472 700 472 700 471 700 472 700 472 700 472 699 472 699 471 698 472 698 472 698 473 699 474 699 474 700 474 701 474 702 474 702 474 702 474 702 474 702 474 702 474 702 474 702 474 701 475 701 475 701 475 701 475 701 475 701 475 701 475 702 475 702 475 702 475 702 476 702 476 702 476 703 476 703 476 703 476 703 476 703 475 703 475 703 475 703 475 703 475 703 475 703 475 703 474 703 474 704 474 704 475 704 475 704 475 704 475 704 475 704 476 705 476 705 476 705 477 706 477 706 477 706 476 706 476 706 476 706 475 706 475 706 474 706 474 706 474 706 474 706 474 706 475 706 475 707 476 707 476 707 477 706 477 706 478 706 478 707 478 707 478 707 477 707 478 707 478 707 478 707 478 707 479 707 479 708 479 708 479 708 479 708 479 708 479 707 479 707 479 707 479 707 479 707 480 707 480 707 480 707 480 707 480 707 480 707 481 707 481 707 481 707 481 707 481 707 481 708 481 708 481 708 480 709 481 709 481 708 482 708 482 708 482 708 482 708 482 708 482 708 482 709 482 709 482 709 481 709 481 709 479 709 479 709 479 709 479 709 479 709 480 709 481 710 481 710 481 710 481 710 482 710 481 709 481 709 481 709 482 709 482 709 482 710 482 710 482 710 483 710 483 710 484 710 484 710 484 711 485 710 486 710 486 710 486 711 486 711 486 711 486 711 486 711 486 712 486 712 487 712 487 712 487 712 487 713 487 713 486 712 486 713 486 713 486 713 486 713 487 714 487 714 487 714 486 714 486 714 486 714 485 714 485 714 485 714 485 714 485 714 485 714 484 714 484 714 484 714 485 714 484 715 484 715 484 715 484 714 484 Z M 698 471 C 698 471 698 471 699 470 699 470 698 470 698 470 698 470 698 470 698 471 698 471 697 471 698 471 Z M 659 405 C 659 405 660 405 659 405 659 404 659 404 659 404 659 404 659 404 659 404 659 405 659 405 659 405 Z M 702 453 C 702 453 703 453 703 452 702 452 702 452 702 452 702 452 702 452 702 452 702 453 702 453 702 453 Z M 703 454 C 703 455 703 455 703 455 703 455 703 455 703 455 703 454 703 454 703 454 703 454 703 454 703 454 Z M 694 466 C 694 466 694 466 694 466 694 466 694 466 694 466 695 466 695 465 695 465 695 465 694 465 694 465 694 465 695 465 694 466 Z M 692 447 C 692 446 691 446 691 446 691 446 691 447 691 447 692 447 692 447 692 447 Z M 696 471 C 696 471 696 471 696 471 696 471 696 471 696 471 696 471 696 470 696 471 696 471 696 471 696 471 696 471 696 471 696 471 Z M 706 446 C 706 447 706 447 707 447 707 447 707 447 707 447 707 447 707 446 706 446 706 446 706 446 706 446 Z M 708 445 C 708 445 708 445 707 445 707 445 707 445 707 445 707 445 708 445 708 445 Z M 695 454 C 695 454 695 454 695 454 695 454 695 454 694 454 695 454 695 455 695 454 Z M 697 459 C 698 459 698 459 697 459 697 459 697 459 697 459 Z M 707 446 C 707 446 707 446 707 446 707 446 707 446 707 446 707 446 707 446 707 446 707 446 707 446 707 446 Z M 702 451 C 702 451 702 451 702 451 702 451 702 451 702 452 702 452 702 452 702 451 Z M 709 445 C 709 445 709 445 709 445 709 445 708 445 708 445 708 445 708 445 709 445 Z M 701 474 C 701 474 701 474 701 474 701 474 701 474 701 474 701 474 701 474 701 474 701 474 701 474 701 474 Z M 660 417 C 660 417 660 417 660 418 660 418 660 418 660 418 660 418 660 418 660 418 660 417 660 417 660 417 Z M 700 467 C 700 468 700 468 699 468 700 468 700 468 700 467 Z M 691 420 C 691 420 691 420 691 420 691 420 691 420 691 420 691 419 690 418 689 418 689 417 689 416 689 415 689 415 689 415 688 414 687 414 687 413 687 412 687 412 687 411 687 411 686 411 686 410 686 410 686 409 686 409 685 409 685 409 686 410 685 410 685 410 685 410 686 410 686 411 686 411 686 411 686 411 685 411 685 411 685 411 685 411 685 412 685 412 685 412 685 412 686 412 686 413 685 413 685 414 685 414 685 414 685 414 685 414 685 414 686 414 686 413 686 414 687 415 687 416 688 418 688 418 688 418 689 419 689 419 689 419 689 419 690 419 690 419 690 420 689 421 690 421 690 422 690 422 690 422 690 423 690 422 690 422 690 422 689 423 689 422 689 422 688 422 688 422 688 423 688 423 688 423 688 423 688 423 688 423 688 423 689 423 689 423 689 424 689 424 689 424 690 424 690 424 690 424 690 424 691 425 691 425 690 426 690 426 690 426 689 426 689 427 689 427 689 426 689 426 688 426 688 425 688 425 688 426 688 426 688 426 688 426 688 426 687 425 687 425 687 425 687 425 687 425 687 425 687 425 687 425 687 425 687 426 687 426 687 427 688 427 688 427 688 428 688 428 688 428 687 428 687 427 687 428 687 428 687 428 687 429 687 429 687 429 687 429 686 429 686 430 686 429 686 429 685 430 685 429 685 429 685 429 686 428 685 428 685 429 685 429 685 430 685 430 685 430 685 430 685 430 685 431 684 431 684 431 684 431 684 431 684 432 684 432 684 432 683 432 683 432 683 433 683 433 683 433 683 433 682 433 682 433 681 433 681 432 681 432 681 431 681 431 681 431 681 431 681 430 681 430 681 429 681 429 681 428 681 428 681 428 681 428 681 428 682 428 682 428 682 428 682 428 682 428 682 428 681 427 681 427 682 427 682 427 682 427 682 426 683 426 683 426 683 426 683 426 683 426 682 426 682 426 682 425 682 425 682 424 682 424 682 425 683 425 683 425 684 425 684 425 684 425 684 426 684 426 684 426 685 426 685 426 685 425 684 425 684 425 684 425 683 425 683 425 683 425 683 425 683 424 683 424 683 424 682 424 682 423 682 423 682 423 682 423 682 422 682 421 681 421 681 420 680 419 680 419 680 418 680 418 680 418 680 418 679 417 681 415 680 414 679 412 680 411 679 410 679 409 679 409 679 409 679 408 679 408 679 407 679 408 679 408 679 408 679 408 679 407 679 407 678 407 678 406 678 406 678 405 677 405 678 405 678 405 678 405 678 404 678 405 677 405 677 404 677 403 677 402 677 401 677 401 677 401 677 401 677 401 677 401 677 401 678 402 678 402 679 403 679 403 679 404 680 404 680 405 680 405 680 406 680 407 680 407 681 407 681 406 681 406 682 406 682 406 682 406 682 406 683 407 683 406 684 407 684 407 685 407 686 407 686 407 686 407 687 407 687 407 687 407 686 408 686 408 686 408 687 409 687 409 688 410 688 411 688 411 688 411 688 411 689 412 689 412 689 413 689 414 690 414 690 414 690 415 690 415 690 415 690 416 690 416 690 416 690 417 690 417 690 417 690 418 690 418 691 419 691 419 691 420 691 420 Z M 687 415 C 687 416 687 416 688 416 688 416 688 415 688 415 687 415 687 414 687 414 687 414 687 414 686 413 687 414 687 414 687 414 686 415 687 415 687 415 Z M 686 412 C 686 412 686 412 686 412 686 412 686 412 685 412 686 412 686 412 686 412 686 412 686 412 686 413 686 413 686 412 686 412 Z M 686 413 C 687 413 687 413 686 413 686 413 686 413 686 413 686 413 686 413 686 413 Z M 721 475 C 721 475 721 475 721 475 720 475 720 475 720 476 720 476 720 476 720 476 720 477 720 477 720 478 720 478 719 478 719 479 719 479 719 480 720 480 720 480 720 480 720 480 720 480 720 480 720 480 720 480 720 479 721 479 721 479 721 479 721 479 721 480 722 480 722 480 722 479 723 479 723 479 723 479 722 479 722 479 722 479 723 478 723 478 723 478 722 478 722 478 722 477 722 477 722 477 722 476 722 476 722 476 722 476 722 476 722 476 722 476 721 476 721 475 721 475 721 475 721 475 Z M 722 483 C 722 483 723 483 723 483 723 483 723 483 723 483 723 483 723 483 724 483 724 483 724 483 724 483 724 483 724 483 724 483 724 483 724 483 724 483 724 482 724 482 724 482 724 481 724 481 724 481 724 481 724 481 724 481 724 481 724 481 723 481 723 481 723 481 723 481 723 481 723 481 723 481 723 481 722 481 722 481 722 481 722 481 722 482 722 482 722 482 722 482 722 482 722 482 722 483 Z M 740 458 C 740 458 739 455 739 455 738 455 738 455 738 455 736 455 736 455 736 455 735 454 735 454 735 454 734 452 734 452 734 452 734 452 733 451 733 451 732 451 730 449 730 449 728 448 728 448 728 448 726 448 726 448 726 448 726 448 720 443 720 443 720 443 716 443 716 443 716 439 716 439 716 439 713 437 713 437 713 437 713 435 713 435 713 435 714 434 714 434 714 434 714 432 714 432 714 432 710 432 710 432 710 432 710 432 710 430 710 430 711 430 711 429 711 429 696 401 696 401 696 401 697 399 697 399 697 399 691 392 691 392 691 392 686 389 686 389 686 389 685 388 685 388 685 388 684 386 684 386 684 386 684 384 684 384 684 384 680 380 680 380 680 380 680 379 680 379 680 379 676 377 676 377 676 377 676 375 676 375 676 375 675 375 675 375 675 375 675 373 675 373 675 373 675 373 675 373 675 373 675 371 675 371 675 371 670 365 670 365 670 365 669 365 669 365 669 365 662 369 662 369 662 369 658 370 658 370 658 370 659 370 659 370 659 370 660 371 660 371 660 371 660 371 660 372 660 372 660 372 659 374 659 374 657 374 657 374 657 374 657 378 657 378 657 378 656 381 656 381 656 381 652 381 652 381 652 381 643 388 643 388 643 388 642 379 642 379 642 379 629 365 629 365 629 365 629 364 629 364 629 364 628 362 628 362 628 362 624 360 624 360 624 360 622 358 622 358 622 358 622 358 622 356 622 356 622 356 623 353 623 353 623 353 623 351 623 351 615 351 615 351 615 351 612 355 612 355 612 355 612 355 606 351 606 352 606 352 605 354 605 354 599 352 599 352 599 352 599 64 599 64 599 64 598 64 598 64 598 64 597 64 597 63 597 64 596 64 596 65 595 65 595 65 594 65 594 64 593 63 592 63 591 62 591 62 591 61 590 60 590 61 589 61 588 61 589 61 589 60 590 60 588 60 587 59 586 59 586 59 585 59 585 59 585 58 585 58 585 58 586 58 585 57 584 57 584 57 583 57 583 57 583 57 583 56 583 56 583 56 582 56 582 55 581 55 581 54 581 54 581 54 580 54 580 54 579 53 579 53 579 53 579 52 579 52 579 51 579 51 579 51 578 51 578 51 577 50 576 50 576 49 576 49 575 49 574 49 573 49 573 48 572 48 572 48 572 48 571 48 571 48 571 48 570 48 570 48 570 48 569 49 568 48 568 48 567 48 566 49 565 48 565 48 565 47 565 46 565 46 564 46 564 47 564 47 564 48 564 48 564 48 563 48 563 49 562 49 561 49 561 49 560 49 560 50 559 50 558 50 557 50 557 51 556 51 556 52 555 52 555 52 555 51 555 51 554 51 554 51 554 52 552 52 551 52 549 53 549 53 548 53 548 53 548 53 548 52 548 52 546 52 545 52 543 51 543 51 543 50 542 50 541 50 541 50 540 50 540 49 540 49 540 49 539 48 539 48 538 47 538 47 538 47 538 47 538 47 538 47 537 47 536 48 535 48 534 49 534 48 535 48 535 48 535 48 535 48 536 47 536 47 535 47 535 47 533 45 532 45 530 45 528 45 526 45 523 45 522 46 521 46 520 46 519 46 519 45 518 45 518 46 518 47 518 48 518 48 518 47 518 46 518 45 517 45 516 45 515 45 514 45 514 44 513 44 512 43 510 43 510 43 509 44 509 44 508 46 507 47 505 49 504 50 503 51 502 52 502 52 501 53 500 54 499 55 500 57 500 59 500 60 500 61 501 62 501 65 502 67 503 70 503 70 504 71 504 72 504 72 504 72 504 73 504 73 505 73 505 74 505 74 505 74 504 73 504 73 504 73 504 72 504 72 503 71 503 71 502 70 502 70 502 69 502 68 501 68 501 67 500 63 499 60 499 56 499 55 500 53 500 51 501 50 502 48 502 47 503 46 503 44 504 44 504 43 505 43 505 43 505 42 506 41 506 40 506 40 506 39 505 39 505 40 505 40 504 40 504 40 504 40 503 40 503 40 502 40 502 40 502 40 503 39 503 39 503 38 503 38 503 38 503 37 503 37 502 37 502 37 502 37 501 37 501 36 500 36 500 36 499 36 499 36 498 37 498 37 498 37 497 37 497 38 497 39 497 41 497 42 496 43 496 44 496 45 496 46 495 47 494 48 494 48 493 49 493 49 493 50 492 50 492 50 491 50 491 50 491 50 491 50 491 50 492 49 493 48 493 47 494 46 495 45 495 44 495 43 496 42 496 41 496 40 495 39 496 39 496 38 496 38 496 38 496 37 496 36 496 36 496 35 496 35 496 35 496 35 496 35 496 35 495 34 495 34 494 33 492 33 489 32 487 33 486 33 486 33 485 32 485 32 485 32 485 32 485 32 485 32 484 32 484 33 483 33 483 34 483 34 482 35 482 35 481 35 481 35 480 35 479 36 478 37 477 37 476 38 475 38 475 39 474 39 474 40 474 40 474 41 474 41 473 42 473 42 472 42 472 41 472 41 472 40 472 40 472 40 473 39 473 39 473 38 473 38 473 37 473 37 474 36 474 36 475 35 474 34 474 34 475 34 475 34 476 33 476 33 476 33 475 32 475 32 475 32 475 32 474 33 474 33 473 33 473 34 472 34 472 34 471 34 470 35 470 36 470 36 470 36 470 37 469 37 469 37 468 37 468 37 468 37 468 37 468 37 467 37 467 37 466 36 466 36 465 36 464 35 463 35 462 35 461 35 460 35 458 35 458 34 459 34 459 34 460 33 461 32 460 31 460 30 459 30 458 30 457 30 456 31 455 31 453 31 452 31 450 30 451 30 452 30 453 30 454 30 454 30 455 30 456 30 456 30 456 29 455 29 455 29 454 29 454 28 454 28 453 28 452 28 451 27 451 26 451 26 452 25 452 24 453 23 453 22 454 21 454 21 455 20 454 20 454 20 454 20 454 20 452 19 450 18 448 18 449 18 449 19 448 20 448 20 447 19 448 18 447 19 446 18 445 17 444 16 443 16 441 16 441 16 440 17 439 17 437 18 434 17 432 18 433 19 432 20 431 21 430 21 430 21 430 22 429 22 429 22 429 22 429 22 429 22 429 22 429 21 428 21 427 22 427 22 427 23 426 24 426 24 425 24 425 24 424 24 424 23 425 23 424 23 424 23 423 22 423 22 424 22 424 21 424 21 425 21 424 20 424 20 424 20 424 20 423 19 423 18 424 18 423 18 423 18 423 17 423 17 424 16 424 15 424 14 424 12 423 12 423 12 423 12 423 11 422 11 422 11 422 11 422 10 421 10 420 9 419 9 418 8 418 8 418 7 417 8 418 8 418 9 418 9 418 9 419 10 419 10 418 11 418 11 417 10 417 10 417 9 416 9 416 9 416 9 415 9 415 10 416 10 416 10 416 11 416 11 417 12 417 12 417 13 416 14 415 14 416 13 415 13 415 12 414 13 413 14 413 16 412 17 412 17 412 18 412 19 411 19 411 20 410 20 410 20 409 19 408 19 408 20 407 20 407 20 406 21 406 20 406 20 406 20 406 20 406 19 407 19 407 19 406 19 406 19 406 19 405 19 404 19 404 18 404 18 404 18 404 18 404 18 404 18 404 18 404 18 404 18 405 18 405 18 406 18 406 17 406 17 406 17 406 17 406 17 406 17 406 17 406 16 405 17 405 17 405 17 404 16 404 16 404 16 404 16 404 16 405 16 405 16 405 16 406 16 406 15 406 15 406 15 407 15 408 14 408 14 409 14 409 14 409 13 409 13 409 13 410 12 410 12 410 12 410 12 411 11 411 11 411 10 412 10 412 10 412 10 412 10 412 9 412 9 412 9 412 9 412 9 411 8 411 7 411 7 411 7 411 7 411 6 411 6 411 6 410 6 410 6 410 6 409 5 408 5 407 5 407 5 407 5 406 6 406 6 405 6 405 6 405 5 405 5 405 5 406 5 405 4 405 4 405 4 404 3 404 3 404 3 404 3 404 3 403 2 403 2 403 2 402 2 401 2 400 2 399 2 399 1 398 1 398 1 397 0 398 0 394 3 393 7 390 11 388 14 385 18 380 19 379 19 378 19 376 20 376 20 375 21 375 21 375 21 374 21 374 21 373 20 372 22 371 22 370 22 369 21 368 21 368 21 368 22 367 22 367 22 366 22 366 22 365 22 364 22 364 23 364 23 364 24 365 24 365 25 365 25 365 26 364 25 363 24 363 23 363 22 363 21 362 21 364 21 365 20 365 19 364 19 362 19 360 20 359 21 358 23 356 24 356 24 355 25 355 26 354 26 354 26 354 27 354 27 354 28 354 28 354 28 355 28 356 29 356 30 356 31 357 32 357 32 358 33 359 33 359 33 360 33 360 32 361 32 362 32 364 32 363 33 362 33 361 33 360 33 360 33 359 34 359 34 358 34 357 34 357 34 356 35 356 36 356 37 356 38 356 39 357 40 357 41 356 42 355 41 355 39 355 37 354 38 353 39 352 39 354 37 355 35 355 33 355 33 354 34 353 33 354 33 354 33 355 32 356 31 356 30 355 30 354 30 354 30 354 30 353 30 353 30 352 30 352 30 352 30 351 30 349 32 347 36 345 38 343 39 342 39 340 40 339 41 338 42 336 43 335 43 333 42 333 43 332 44 332 45 331 44 330 44 330 44 330 43 331 43 331 42 332 42 332 42 332 42 332 42 333 42 333 42 333 42 332 42 330 41 330 40 329 43 327 45 325 46 325 47 324 48 324 49 324 49 325 49 325 50 327 51 328 52 329 54 327 53 326 51 324 50 324 50 324 50 324 50 323 50 323 50 323 50 323 52 321 54 320 56 320 56 320 56 319 57 319 57 319 58 318 58 318 59 317 60 316 60 316 61 316 61 315 61 315 61 315 61 316 62 316 62 316 62 316 62 316 62 316 62 317 63 317 63 316 64 316 64 316 64 316 64 316 64 316 64 316 64 316 64 316 64 316 64 316 65 316 65 316 65 316 65 316 65 315 65 315 65 315 65 315 65 315 66 315 66 315 66 315 67 315 67 315 67 315 67 315 67 315 67 315 68 316 68 315 69 315 69 316 70 316 70 316 70 315 70 315 70 315 71 315 71 315 71 315 71 315 71 315 71 315 71 315 71 315 71 315 71 315 71 315 72 315 72 315 73 314 75 314 76 313 77 313 78 312 79 310 82 308 85 305 87 302 89 299 91 295 91 296 92 296 92 296 93 293 91 290 92 287 93 283 94 279 94 275 93 275 92 274 92 274 93 274 93 274 93 274 94 275 97 275 100 274 103 273 106 272 109 270 111 270 111 269 111 268 112 271 111 273 112 275 114 276 116 277 119 279 120 280 121 281 121 283 121 285 122 287 124 289 126 290 127 292 129 294 130 294 131 295 131 295 131 296 132 296 132 296 133 297 134 300 134 301 136 302 137 302 139 303 140 304 140 304 140 304 140 304 141 303 141 303 142 303 142 304 143 304 143 305 143 306 143 306 144 306 144 306 144 305 145 305 146 306 148 306 149 306 149 306 150 306 150 306 151 306 151 306 151 306 151 306 151 307 151 307 151 308 152 308 152 309 152 309 152 309 152 310 153 309 153 309 153 309 153 309 153 308 153 308 153 307 153 307 153 307 153 307 154 307 154 308 154 308 154 309 154 309 155 310 154 311 155 312 155 313 156 313 156 314 156 314 156 315 156 315 156 315 156 316 156 316 156 317 156 317 156 318 155 319 155 319 156 320 156 320 157 321 157 321 156 322 156 322 155 323 155 323 154 323 153 322 152 321 153 320 152 320 151 321 151 322 150 322 151 321 151 321 152 321 152 321 152 322 152 322 152 323 152 324 153 324 154 323 154 323 155 322 156 322 157 323 158 325 158 328 156 330 156 331 156 332 156 332 157 333 157 334 157 334 158 335 159 335 160 334 160 333 160 333 159 333 159 332 160 332 161 331 162 331 163 331 164 331 165 330 165 330 166 330 166 330 166 331 167 331 167 332 169 333 170 335 170 335 170 334 170 334 171 335 171 335 171 336 171 336 172 336 172 335 173 336 173 336 173 337 173 337 173 338 172 338 171 338 170 339 169 341 169 341 169 342 169 342 168 343 168 343 168 343 168 343 168 344 169 344 169 345 170 347 170 348 170 349 170 351 169 352 168 353 168 355 168 355 169 355 169 356 168 356 168 357 168 358 168 358 168 358 169 358 170 357 169 357 169 357 169 357 169 356 169 356 170 356 170 355 171 355 171 354 170 354 170 354 169 354 169 352 169 351 170 351 171 352 172 352 173 352 174 352 175 351 176 351 177 350 177 350 177 349 178 347 178 344 178 343 176 342 175 341 173 339 173 338 173 337 174 336 174 336 175 335 175 334 175 332 175 332 174 331 173 330 172 330 172 330 172 330 172 330 171 330 171 329 170 329 170 328 169 328 169 328 169 327 169 327 168 327 168 327 167 328 167 328 166 328 166 329 166 329 165 329 165 328 164 328 164 327 164 327 164 327 163 326 163 326 162 325 161 325 160 325 160 325 159 324 159 324 159 324 159 324 159 324 159 323 159 323 159 322 159 322 159 322 159 322 159 322 160 322 160 322 160 321 161 321 161 321 161 321 162 321 162 321 162 321 162 321 163 321 163 322 164 322 164 322 165 322 165 322 165 323 165 323 166 323 166 324 166 326 167 326 168 327 168 327 169 328 170 328 170 329 171 329 171 329 172 330 173 330 173 330 174 330 175 330 176 330 176 330 178 330 178 331 178 331 177 332 177 332 177 333 176 334 177 337 177 340 179 341 181 341 181 341 182 341 182 341 182 341 182 341 183 341 183 341 184 340 185 339 185 340 184 340 183 340 183 340 182 340 182 340 183 339 183 338 183 338 182 338 182 337 182 337 181 336 181 336 181 335 181 335 182 335 182 333 185 332 187 331 190 330 190 330 190 330 190 330 189 330 189 330 189 329 189 329 187 328 187 327 187 326 188 324 188 323 189 321 187 320 188 320 188 320 187 319 187 318 187 318 187 317 187 316 187 315 187 313 187 311 187 308 187 305 188 305 187 305 187 305 186 305 186 305 185 305 184 304 184 304 183 303 183 303 184 302 184 302 183 302 182 304 182 304 182 305 181 305 179 305 178 305 177 305 175 307 174 306 174 306 173 306 172 305 171 305 171 304 171 305 171 305 171 306 170 304 170 302 170 300 170 298 170 297 171 295 171 294 172 293 173 292 174 291 175 291 175 291 176 290 176 290 176 290 177 290 177 290 177 289 177 289 177 289 176 289 175 288 176 288 176 287 176 288 175 288 175 288 175 288 174 287 174 287 175 286 175 285 177 283 177 282 177 282 177 281 178 281 178 281 178 281 179 281 179 280 179 280 180 279 180 279 180 279 181 279 181 279 182 279 182 279 182 279 182 279 182 279 182 279 183 280 183 280 183 280 183 280 183 281 183 282 184 283 184 283 185 283 185 283 185 283 185 283 185 283 185 282 186 281 186 280 186 279 186 278 186 277 186 276 186 276 185 275 185 275 185 275 184 275 184 272 185 271 186 268 187 268 187 268 188 267 188 267 188 267 188 267 189 267 189 267 189 267 189 267 190 266 190 266 190 266 190 265 190 265 190 264 190 265 190 265 191 265 191 265 191 265 192 265 192 265 192 265 192 264 193 263 194 262 194 261 194 261 194 261 193 260 194 259 194 258 195 257 195 257 195 257 195 257 195 258 195 258 195 257 196 257 196 257 196 257 196 258 196 258 197 258 197 258 197 258 198 257 198 257 198 257 198 256 198 256 199 256 199 255 199 255 199 254 199 253 199 253 201 252 201 252 201 251 201 251 200 251 200 251 200 251 200 251 200 251 199 251 199 252 198 253 198 253 198 254 197 255 197 255 196 255 196 255 196 255 196 255 196 255 196 255 196 254 196 253 197 252 198 251 198 251 198 250 199 250 200 250 200 250 201 250 202 251 203 252 204 254 205 255 206 256 207 257 208 259 208 260 208 262 209 263 209 265 209 266 209 268 209 269 210 271 211 273 211 275 212 275 212 276 213 277 213 277 214 277 214 277 215 278 215 278 215 279 215 280 215 280 215 280 215 281 215 281 214 280 214 280 213 279 213 279 212 279 212 280 211 280 211 280 212 280 213 281 213 281 214 282 214 282 215 283 215 284 215 284 215 284 215 284 214 284 214 285 214 285 214 285 215 285 215 285 216 285 216 284 217 283 218 282 219 281 219 281 219 281 219 281 219 281 219 281 219 280 218 279 217 278 217 278 216 277 215 276 215 276 215 276 214 276 214 276 213 275 213 274 213 273 212 272 212 272 213 271 214 271 215 270 216 269 217 267 217 266 216 266 216 266 216 266 216 266 216 265 217 266 217 266 217 266 218 266 218 267 218 268 219 268 219 268 220 268 220 268 221 269 222 271 222 272 224 272 225 272 225 272 225 272 226 272 226 273 226 272 227 271 226 271 227 270 227 270 227 271 227 271 230 272 232 274 233 275 233 277 234 278 234 282 235 286 235 289 238 290 238 291 237 291 236 292 236 293 235 293 235 294 235 294 235 294 235 295 236 296 235 297 235 297 234 298 233 299 233 300 233 301 234 302 234 304 234 305 233 307 233 309 233 311 235 313 237 313 238 313 238 313 238 314 238 315 237 315 236 315 236 314 235 313 235 312 234 311 234 311 233 311 233 311 232 311 232 311 231 312 231 313 231 313 231 314 232 314 232 315 233 316 234 317 235 317 237 318 238 318 239 318 239 318 240 318 240 319 241 320 240 320 240 321 239 321 239 321 238 321 237 321 237 321 236 321 236 322 235 322 235 323 234 324 233 325 232 326 231 327 230 328 229 327 229 327 229 327 228 327 228 327 227 328 228 328 228 328 228 328 228 328 228 328 229 329 229 330 229 330 228 331 228 331 228 332 227 332 227 332 227 332 227 331 227 331 226 332 226 332 226 332 226 332 226 333 227 333 228 335 228 336 227 336 227 337 226 337 226 338 225 338 224 339 222 340 225 342 227 344 229 345 230 345 231 344 232 343 233 342 233 342 234 342 234 342 235 342 235 341 235 341 235 341 235 340 235 339 235 338 235 338 235 337 235 337 235 337 235 337 234 337 234 337 234 337 234 336 234 336 235 336 235 335 236 335 236 336 237 335 238 335 238 334 238 334 238 335 239 335 238 336 238 336 238 336 237 337 237 337 237 337 237 337 237 337 237 337 237 337 237 337 238 338 239 338 239 339 240 340 242 341 243 341 243 342 244 342 244 342 245 342 246 342 247 342 248 342 249 342 249 343 249 343 250 343 250 343 251 344 252 344 253 344 253 344 254 345 254 345 254 345 254 345 254 345 255 345 255 345 255 344 255 345 256 345 256 345 257 344 257 344 258 344 259 343 260 342 261 342 262 341 263 340 264 339 265 338 266 336 266 336 266 335 266 335 266 334 266 334 267 333 266 333 266 333 266 333 266 333 266 332 266 332 266 330 267 329 267 328 266 328 266 328 265 329 265 328 265 327 265 327 265 326 264 326 264 325 265 325 265 325 265 325 265 325 266 324 267 324 267 323 267 323 268 323 268 323 268 323 269 323 269 323 269 323 269 323 269 323 269 323 270 322 270 322 270 322 270 321 271 319 273 318 275 316 276 316 277 315 277 315 277 315 277 314 278 314 278 313 278 312 278 311 278 311 277 311 277 311 277 310 277 310 277 310 277 310 278 310 278 310 278 309 278 309 278 309 278 309 278 308 278 307 278 307 278 307 278 307 278 307 277 308 277 308 277 308 276 309 276 309 275 309 275 309 275 309 275 308 275 308 275 308 275 308 275 307 275 307 275 306 275 306 274 306 274 306 274 306 275 306 275 306 275 306 275 306 275 306 276 306 276 306 276 306 277 305 277 305 277 304 277 304 277 304 276 304 276 304 276 304 276 304 276 305 275 305 275 305 275 305 274 305 274 304 273 303 272 302 272 302 272 301 272 301 272 299 272 297 273 295 275 296 275 296 275 297 275 297 275 296 276 296 276 296 277 297 276 297 276 297 277 297 277 298 277 298 278 299 278 300 278 301 278 302 279 302 280 302 281 302 281 302 281 302 281 303 281 303 281 304 281 304 281 305 281 305 282 304 283 304 283 304 283 303 283 303 283 303 284 302 284 302 284 301 284 301 283 301 283 301 282 301 281 300 281 300 281 300 281 299 281 299 281 298 281 298 280 298 280 298 280 298 279 297 280 296 279 295 278 294 278 294 279 293 280 293 281 292 281 292 282 292 283 293 283 293 284 293 285 293 286 292 286 292 286 292 287 292 287 291 287 291 287 291 288 292 288 292 288 292 288 292 288 292 289 292 289 291 289 291 290 291 290 291 290 292 290 293 290 294 289 295 288 296 288 296 288 295 289 294 290 294 290 293 290 293 291 292 292 293 293 293 293 293 294 293 294 293 294 293 294 293 294 293 294 292 294 291 293 291 292 290 292 289 292 288 293 288 294 287 294 287 295 286 296 286 296 286 296 286 297 286 297 286 297 283 300 281 303 280 306 280 307 280 307 280 308 281 309 281 310 282 310 282 311 282 311 282 311 282 311 281 311 281 311 281 311 280 311 280 311 280 312 280 312 280 312 280 312 279 312 279 312 278 312 277 312 276 312 276 312 276 313 276 313 276 313 277 313 277 313 277 313 277 314 277 314 277 314 278 315 278 315 279 316 279 316 279 316 279 316 279 316 278 316 278 316 277 317 276 317 276 317 276 316 275 317 275 317 275 317 275 318 275 318 275 318 275 319 275 319 275 319 275 319 275 319 275 320 275 320 275 320 275 320 276 320 276 320 276 320 276 320 276 320 277 320 277 319 277 319 278 319 278 319 278 319 278 319 278 320 278 320 279 320 279 320 279 320 280 320 280 320 280 321 280 321 280 321 280 322 279 322 279 323 278 323 278 323 278 324 278 324 278 324 278 324 278 325 278 325 278 325 278 325 278 325 279 325 279 326 279 326 279 326 279 326 280 326 280 326 280 326 281 326 281 327 282 328 281 330 282 331 283 331 283 331 283 332 284 332 285 332 285 331 286 331 285 330 285 328 284 327 286 327 287 327 286 328 286 328 286 328 286 329 286 329 286 329 286 329 286 329 286 329 286 329 287 330 286 330 287 330 288 330 288 330 288 330 288 331 288 332 288 332 289 333 290 332 290 332 290 331 291 331 291 331 291 331 291 331 292 331 292 331 292 331 292 332 293 332 294 333 293 333 293 333 292 333 291 333 291 333 290 333 290 333 290 333 289 334 289 334 290 334 290 335 290 335 289 335 289 335 289 334 288 334 288 334 287 334 288 335 288 335 288 335 288 336 288 336 289 337 290 335 291 336 292 336 292 336 292 336 293 336 293 336 294 336 294 336 294 336 295 337 295 337 295 337 295 337 295 338 296 338 296 338 297 338 297 337 298 337 298 337 299 338 299 338 300 338 301 338 301 337 301 337 301 336 301 336 301 335 302 335 302 334 302 334 302 334 302 333 302 333 302 333 302 333 303 333 303 333 303 334 303 334 303 334 303 335 303 335 304 336 304 336 303 337 302 337 302 337 302 338 303 338 303 338 304 338 304 337 304 337 305 336 306 335 307 334 307 335 307 335 306 336 306 336 305 337 305 337 306 338 306 338 307 338 308 339 308 339 308 339 308 338 308 338 308 338 309 338 309 337 309 337 310 337 310 337 310 338 311 338 311 338 311 338 311 339 310 339 310 339 309 339 309 340 309 340 310 340 310 340 310 341 310 341 310 341 310 342 310 342 310 343 309 343 309 344 308 344 308 345 307 345 307 345 307 345 306 345 305 345 305 344 305 344 305 343 305 342 306 342 306 342 306 342 306 342 306 341 305 341 305 341 305 340 304 340 303 340 302 341 302 341 302 342 301 342 301 342 301 343 301 343 301 343 300 343 300 343 300 343 299 344 299 345 298 345 298 344 299 344 299 343 300 342 300 341 299 340 299 340 299 340 299 340 299 340 299 340 299 340 297 339 295 339 294 338 294 338 294 337 294 337 293 337 293 337 292 337 292 337 292 337 291 337 291 338 291 338 290 339 291 338 291 338 292 338 292 339 290 339 290 340 290 341 290 341 290 342 290 342 289 342 289 343 288 343 288 343 287 344 287 344 287 345 286 345 286 345 286 345 285 345 285 345 285 346 285 346 285 347 286 347 286 347 287 348 288 347 288 347 289 346 290 346 290 347 291 347 290 347 290 348 289 348 289 348 289 349 289 349 289 350 289 350 292 353 296 354 297 357 298 358 298 359 298 359 299 359 299 359 299 359 300 359 300 360 301 360 301 360 301 361 301 361 301 361 301 361 300 361 300 361 300 362 300 362 301 362 301 363 301 363 301 364 301 364 301 364 302 364 302 365 302 365 308 367 315 365 319 360 319 361 320 361 321 361 322 360 322 359 322 359 323 357 323 356 322 355 321 354 320 354 320 354 320 352 322 351 322 350 323 349 323 348 323 347 324 347 324 346 324 345 324 345 324 344 325 344 325 344 326 344 326 343 326 343 327 343 327 342 327 342 327 342 327 342 327 342 328 343 328 342 329 342 329 342 330 342 329 344 327 345 326 346 325 348 325 349 324 350 324 351 323 352 323 353 324 354 325 354 326 355 327 357 325 359 326 361 326 361 327 361 327 362 327 362 327 362 327 363 329 366 330 369 332 372 332 372 332 373 332 374 332 374 331 374 331 374 331 374 331 375 331 375 330 375 330 375 329 376 329 376 329 377 329 377 329 378 329 379 329 379 329 380 329 380 328 380 328 381 328 381 328 381 329 381 329 381 329 382 329 382 329 383 329 383 329 384 330 383 330 383 330 383 331 383 331 383 331 383 332 383 332 383 333 383 333 383 334 383 334 384 333 384 333 385 332 385 332 385 332 385 332 385 332 385 331 385 331 385 331 385 331 386 331 386 331 387 331 388 331 388 331 389 331 389 331 389 331 389 331 390 331 390 332 390 332 390 332 390 332 390 332 390 332 390 332 390 333 390 333 389 333 389 334 389 334 389 334 389 334 390 334 390 334 390 334 390 333 390 333 390 333 390 333 391 333 391 333 391 333 391 332 391 332 392 332 392 332 392 332 392 332 392 332 392 331 392 331 392 330 392 330 393 331 393 331 393 331 393 331 394 331 394 330 394 330 394 330 394 329 394 329 394 329 394 329 394 328 394 328 394 327 394 327 394 327 394 327 394 327 394 327 395 328 395 329 395 330 395 330 395 331 395 331 395 331 395 331 395 331 396 331 396 331 396 331 396 332 397 332 397 332 396 333 396 334 395 336 395 336 394 337 393 337 393 337 392 338 392 338 391 339 390 339 390 339 390 339 390 340 390 340 390 340 390 340 391 341 390 341 390 342 389 342 389 343 389 343 389 343 389 343 389 343 389 344 389 344 389 346 387 348 386 350 384 350 385 350 385 351 386 350 386 350 386 350 387 350 387 350 387 351 387 351 387 351 388 351 388 352 388 352 388 352 388 352 388 353 389 353 389 353 389 354 389 354 389 354 388 354 388 355 388 355 389 355 389 355 389 355 389 355 390 355 390 355 391 356 391 356 391 356 391 356 390 356 390 357 389 357 389 357 388 358 388 357 388 357 388 357 387 358 387 359 387 359 387 360 388 359 388 359 388 359 389 359 389 359 390 360 390 360 390 361 390 361 390 362 391 363 391 363 394 364 395 365 396 365 397 366 398 366 399 366 399 366 399 367 400 368 400 368 400 369 400 370 400 370 399 371 399 371 399 371 399 371 399 371 398 371 398 370 397 370 396 370 396 369 395 368 394 369 393 369 393 369 392 370 392 370 391 370 390 370 389 370 389 371 389 371 389 372 388 373 387 374 385 374 385 374 385 374 384 375 384 375 384 375 384 376 384 376 384 376 385 377 385 377 385 378 385 378 385 379 386 379 386 379 387 380 387 381 387 381 387 381 388 380 388 380 388 380 388 380 388 380 389 380 389 380 389 380 389 380 389 380 388 379 388 379 387 378 386 378 386 377 385 376 385 376 385 375 385 374 386 374 386 374 387 374 388 374 388 373 389 373 389 373 390 373 390 373 391 373 391 374 391 374 391 374 391 374 391 374 391 375 392 376 392 376 393 376 393 375 394 375 394 376 394 376 394 376 394 376 394 376 395 377 395 377 395 377 395 377 395 379 395 381 394 382 394 384 392 386 391 388 390 389 390 389 390 390 390 390 389 391 389 392 389 392 389 392 389 392 389 392 388 393 388 393 388 393 389 393 390 393 391 392 391 392 391 392 391 392 391 392 392 392 392 392 392 393 392 393 393 392 393 391 393 391 394 390 395 390 396 389 396 388 397 387 398 386 400 386 401 387 403 386 404 386 404 386 404 387 404 387 404 387 404 388 405 388 404 389 404 390 405 388 405 387 406 386 407 385 407 385 408 385 408 385 409 386 410 385 411 385 411 385 411 385 411 384 412 385 413 385 414 385 415 384 415 384 416 383 417 383 418 384 419 384 419 385 420 385 419 385 419 385 419 385 418 385 418 386 418 386 418 386 418 386 418 386 418 386 419 386 420 386 421 386 422 386 422 385 422 385 422 385 422 385 422 384 422 383 422 383 421 382 422 381 423 380 425 380 425 380 426 379 426 379 427 378 427 378 427 378 427 378 427 377 427 377 427 377 427 377 427 377 428 376 428 376 428 375 429 374 430 374 431 373 432 372 433 372 433 371 434 371 436 372 437 372 437 372 438 371 439 371 439 370 439 370 439 369 439 369 439 368 439 368 439 367 438 367 439 367 439 367 439 366 439 365 440 364 442 362 443 361 443 360 443 359 444 358 444 356 445 355 446 353 448 351 449 350 451 351 451 351 451 352 451 352 452 352 452 351 452 351 452 351 452 351 452 350 452 349 452 349 453 348 454 348 454 348 455 349 455 348 456 348 456 348 456 347 457 347 457 347 457 347 457 347 457 348 459 349 460 350 461 351 461 351 461 351 462 351 462 350 462 350 462 349 462 349 462 348 462 349 462 348 461 348 461 347 460 347 461 346 461 346 461 345 460 344 460 344 460 344 461 344 461 344 461 345 461 345 462 345 462 345 463 345 464 344 464 343 463 343 462 342 461 342 460 341 459 341 459 341 459 340 458 340 458 338 459 338 458 337 459 336 458 335 459 334 459 334 459 333 459 329 462 324 465 321 470 322 470 322 470 322 471 322 471 321 472 321 472 320 472 320 472 319 473 319 473 318 474 318 474 318 475 318 475 317 475 317 476 317 476 317 476 316 476 315 476 314 476 314 476 314 476 313 476 313 477 312 478 312 478 312 479 312 480 312 481 312 482 311 482 311 483 311 483 311 484 311 485 312 484 313 483 314 482 314 482 314 482 315 482 315 481 314 480 313 480 313 479 314 478 315 478 315 478 316 479 316 479 316 480 316 480 316 481 317 481 318 482 318 481 319 481 320 481 320 480 321 480 321 480 321 479 321 478 320 478 321 477 321 477 320 476 320 475 320 475 320 475 320 475 319 475 320 474 320 474 321 474 322 475 322 476 322 476 322 476 322 476 322 477 322 477 323 477 322 477 322 477 322 478 322 478 322 478 322 478 322 478 322 478 323 479 323 479 323 479 323 479 323 479 323 479 323 479 324 479 325 479 325 479 325 478 326 477 327 477 327 477 327 476 327 477 327 477 327 477 327 477 327 478 327 478 328 479 328 479 329 478 329 478 329 477 329 476 329 476 328 476 328 475 329 475 329 475 329 475 329 475 329 475 330 475 330 475 330 475 330 475 330 475 331 474 331 474 331 473 332 472 332 471 332 470 333 469 333 469 333 468 333 468 334 467 334 466 335 466 335 466 336 466 336 466 336 466 337 466 338 467 338 468 339 468 339 469 338 469 338 468 338 468 337 468 337 468 337 468 337 468 336 468 336 468 336 469 336 469 335 470 335 471 335 472 338 472 340 472 342 470 342 469 343 468 344 469 344 469 344 470 345 470 345 470 346 470 346 469 346 469 345 469 345 469 345 468 345 468 345 468 345 468 345 468 345 468 345 467 346 467 347 468 347 468 347 468 347 469 347 469 347 469 348 469 348 469 348 469 348 469 348 468 348 468 349 467 349 467 349 466 350 466 350 466 350 466 350 466 350 466 351 466 351 466 351 465 352 465 352 465 352 465 353 465 353 465 354 464 354 463 355 462 356 462 357 462 357 461 358 461 358 461 359 462 359 462 359 462 359 462 359 462 359 462 359 462 358 463 358 465 359 466 359 466 359 466 359 466 359 466 359 467 358 467 358 467 358 467 358 467 359 467 360 466 360 465 360 464 360 462 361 462 361 462 362 462 362 462 362 461 362 461 363 461 364 460 366 459 367 459 367 459 368 459 368 459 368 459 369 458 369 458 369 458 370 458 371 458 371 457 372 456 372 455 372 454 372 454 373 453 373 453 374 453 374 453 373 454 373 455 373 457 373 457 373 457 373 457 373 458 374 457 374 457 374 456 374 456 374 455 375 455 375 454 376 453 376 453 376 451 377 451 377 451 377 450 377 450 376 450 376 450 376 450 376 450 376 450 375 450 375 451 374 450 374 450 373 450 373 451 373 451 373 451 372 452 372 451 372 451 372 451 372 451 373 450 374 449 375 448 375 448 376 447 376 447 377 447 377 447 378 446 378 446 378 446 379 446 380 444 381 443 383 442 384 443 385 444 386 443 386 443 387 442 387 442 386 442 386 442 385 442 386 441 386 440 387 440 387 439 387 439 387 439 387 439 387 438 387 438 388 437 388 438 389 438 389 438 389 439 389 439 390 439 391 439 392 438 392 437 393 436 394 436 395 436 395 436 395 436 395 436 396 436 396 435 396 435 396 434 396 434 396 434 397 433 397 434 397 434 397 435 398 435 398 435 399 434 399 434 399 433 399 433 399 433 400 432 400 431 401 431 401 431 401 430 401 430 402 430 402 430 401 429 401 429 401 429 401 429 401 429 401 429 401 428 401 428 402 428 402 427 402 427 401 427 401 426 401 426 400 427 400 427 400 427 399 427 399 427 399 427 399 426 399 426 400 425 401 425 402 424 402 424 403 424 403 424 403 424 403 423 404 423 404 423 404 423 404 423 405 423 405 424 405 424 405 424 405 423 405 423 405 422 406 421 407 421 408 421 408 421 409 421 409 421 409 420 410 419 410 419 410 419 411 419 411 419 411 418 411 418 411 418 411 418 410 418 410 418 410 417 410 417 410 417 410 416 411 415 411 415 412 415 412 416 412 416 412 416 412 416 412 417 413 417 413 417 413 417 414 417 414 417 414 417 414 417 414 417 415 416 415 415 416 414 416 414 417 414 417 414 417 413 418 413 418 412 418 412 417 412 417 412 417 412 418 411 418 411 418 411 418 411 418 410 418 410 418 410 418 410 417 410 417 410 417 410 418 409 418 408 418 407 418 407 418 406 418 406 418 406 418 406 418 406 419 406 419 406 419 406 419 407 419 407 419 407 419 408 420 408 420 408 420 408 419 409 419 410 419 409 420 409 420 410 420 410 421 410 421 410 421 410 422 410 422 410 422 409 422 409 423 409 423 409 424 409 424 409 424 409 424 409 424 409 425 408 426 408 426 407 426 408 427 408 427 408 427 408 428 407 428 407 428 407 428 407 428 406 428 406 428 406 428 406 428 406 429 405 429 405 429 404 429 404 429 404 429 404 430 403 430 403 429 403 427 403 426 404 426 403 427 403 428 403 429 402 429 402 430 402 430 402 430 401 431 401 431 401 431 401 431 401 431 400 431 400 431 400 430 400 430 399 431 399 431 398 432 398 432 397 433 397 433 396 433 395 433 395 434 395 435 395 436 395 437 394 438 393 439 392 439 391 440 390 440 389 440 387 439 386 439 386 439 386 439 386 439 386 438 386 438 386 438 386 437 386 436 385 436 385 436 385 436 384 436 384 435 384 435 384 435 384 434 384 434 384 434 384 434 384 433 384 433 384 433 384 433 384 432 384 432 383 431 384 430 384 430 385 430 385 429 385 429 385 429 385 429 385 429 384 429 384 429 384 429 384 429 384 429 383 429 383 429 383 429 383 429 382 429 382 429 382 428 382 428 382 428 382 428 382 429 382 429 381 429 381 429 380 430 380 430 379 430 378 430 377 431 377 432 377 432 377 432 377 432 377 432 376 432 376 432 376 431 376 431 376 431 376 432 376 432 376 432 375 433 375 434 375 434 375 435 374 435 374 435 374 435 373 435 373 435 373 435 373 435 373 435 373 435 373 435 372 435 372 435 372 435 372 435 372 436 372 436 372 436 372 437 372 437 372 437 372 437 371 437 371 437 370 437 370 436 370 436 370 436 370 436 370 436 369 436 369 436 369 436 369 436 369 436 369 436 369 436 369 436 369 437 369 437 369 437 369 437 369 437 370 438 370 438 369 438 369 438 369 438 369 438 368 439 367 439 367 438 366 438 366 438 366 438 366 439 365 439 365 439 365 439 366 439 366 440 366 440 366 440 367 440 367 439 368 439 368 439 369 439 369 439 369 439 369 439 370 439 370 439 370 440 370 440 370 441 370 441 370 441 369 442 369 442 369 442 369 443 369 443 368 443 368 443 367 445 365 444 364 444 364 444 364 444 364 443 364 443 364 442 364 442 364 442 364 442 364 442 364 441 364 442 364 443 363 445 364 446 363 447 363 447 363 448 363 448 363 448 362 448 362 449 361 449 361 449 360 449 360 449 359 449 359 449 358 449 358 449 357 448 357 448 356 447 355 447 355 446 355 446 354 445 354 445 354 445 354 445 353 446 353 446 353 446 353 447 354 447 354 447 354 447 354 448 355 448 355 448 354 449 354 449 354 449 354 449 354 450 355 450 354 451 354 451 354 452 353 452 352 452 352 452 352 453 352 453 351 453 351 454 351 454 350 454 350 454 349 454 349 453 349 453 349 453 349 453 348 453 348 453 348 453 347 454 347 455 346 456 344 457 342 458 342 458 341 459 341 459 341 460 342 461 342 461 341 461 341 461 340 461 339 460 339 460 338 460 337 461 336 462 335 464 334 465 334 466 333 467 333 468 331 469 330 471 329 473 328 474 326 475 325 475 324 475 322 475 321 475 321 476 320 476 321 477 322 476 322 476 323 476 324 476 325 476 326 476 326 476 326 477 327 477 327 478 327 479 327 479 327 480 327 481 327 482 328 483 328 484 327 484 326 484 326 484 324 485 323 486 322 487 321 488 321 489 321 490 321 491 321 492 320 493 320 494 320 494 320 492 322 488 323 486 325 485 326 485 327 484 328 483 329 483 329 482 330 483 330 484 331 485 332 485 332 485 333 486 333 487 333 487 333 488 334 489 334 491 335 492 336 493 335 495 336 496 338 492 337 489 335 486 335 485 335 483 336 482 336 481 336 480 336 479 335 479 334 479 334 478 333 478 333 477 333 477 334 475 335 474 336 473 337 472 337 471 338 470 339 469 340 467 340 466 342 465 342 465 343 465 343 465 343 465 344 465 344 466 345 466 346 467 347 467 348 467 349 466 350 466 350 466 350 466 351 465 351 465 352 465 353 465 354 464 355 463 356 462 358 461 359 461 361 461 362 460 363 460 364 460 364 459 365 459 366 459 366 460 367 460 368 461 368 462 369 462 369 463 369 463 369 463 369 464 369 465 369 465 369 466 368 467 368 468 367 468 366 469 366 469 366 469 366 470 366 470 366 469 367 469 368 468 369 468 369 468 369 468 369 467 369 467 369 468 370 468 370 468 370 468 370 468 370 468 370 469 371 468 371 467 371 467 371 467 371 466 371 466 371 466 372 465 371 465 372 465 372 464 372 464 372 464 373 465 373 465 373 465 374 465 374 464 374 464 374 463 374 462 374 462 374 461 374 461 374 461 375 460 374 460 374 460 374 459 375 459 375 459 375 459 375 459 375 459 375 459 376 459 376 459 376 459 376 459 376 459 376 459 376 459 376 459 377 459 377 458 377 458 377 458 377 457 377 457 377 457 378 457 378 458 379 458 379 458 379 458 380 458 380 458 380 458 380 459 381 460 380 460 380 460 380 460 380 460 381 460 381 460 381 460 381 461 381 461 381 462 381 462 381 462 381 463 381 463 380 463 380 463 380 463 380 463 380 464 380 464 380 465 380 465 379 466 380 466 380 466 380 467 381 467 381 467 381 468 381 468 381 469 380 469 380 469 379 469 379 469 379 469 379 469 379 469 379 469 379 468 379 468 378 467 378 467 378 467 378 466 378 466 378 466 378 466 378 468 378 469 378 470 379 470 379 470 379 470 379 470 379 470 380 470 380 470 380 470 380 470 380 471 380 471 380 471 380 471 379 472 379 471 379 471 378 471 378 471 378 471 378 471 378 471 377 472 377 472 377 472 377 473 377 473 376 473 376 473 375 473 375 474 375 474 375 474 375 475 374 475 374 475 374 475 373 475 373 475 372 475 372 476 371 476 371 477 371 477 372 476 372 476 372 476 373 477 373 477 373 477 373 477 372 477 372 477 372 478 371 478 371 479 370 479 369 479 369 479 368 480 368 480 368 480 370 479 371 478 373 478 373 478 374 478 374 478 375 479 375 479 375 479 375 479 374 479 373 479 373 479 373 480 373 480 372 480 372 481 372 481 372 481 372 481 371 481 371 481 371 481 371 481 370 482 370 482 370 482 369 483 369 483 369 483 369 484 369 484 369 484 368 484 368 483 368 484 368 484 367 483 367 483 367 483 367 483 366 482 366 483 365 483 365 484 365 484 366 484 366 484 367 485 367 485 367 485 367 485 367 485 367 485 368 486 368 486 367 487 367 486 366 486 366 486 366 486 365 486 365 486 365 486 365 486 365 486 364 486 364 486 363 486 363 486 362 486 362 487 361 487 362 487 362 487 363 487 363 487 364 487 364 487 365 487 365 488 366 488 366 489 366 489 365 488 365 488 364 488 364 488 363 488 363 488 363 488 363 488 362 488 362 489 362 489 362 489 362 489 362 489 362 490 362 490 362 490 361 490 361 490 361 490 360 490 360 490 359 490 359 490 358 490 358 490 358 490 358 491 358 491 358 491 358 491 358 491 358 491 359 491 360 491 361 491 361 491 362 492 362 492 363 492 363 493 363 493 362 493 361 493 360 493 360 493 360 493 359 494 359 494 359 494 359 494 360 494 360 494 361 494 362 496 362 497 361 497 362 497 362 497 362 498 362 498 362 499 362 499 362 499 361 499 361 500 361 500 362 500 362 500 363 501 362 501 362 501 361 501 361 501 360 501 360 501 359 502 359 502 360 502 360 502 361 502 361 502 361 502 361 503 362 504 362 504 361 504 360 504 360 504 359 503 359 503 358 503 357 504 357 504 356 504 356 505 357 505 357 505 358 505 358 506 358 506 358 506 358 505 359 505 359 506 359 507 359 507 360 507 360 507 360 507 360 507 360 508 359 508 359 508 359 508 358 508 358 509 358 509 358 510 358 510 357 510 357 509 357 509 357 509 357 509 357 509 357 508 357 508 357 508 357 508 358 507 358 507 358 507 357 507 357 507 357 507 356 507 356 507 356 507 356 507 355 507 355 508 355 508 355 508 355 507 355 507 355 507 355 507 355 507 355 506 355 506 354 506 354 505 354 505 354 505 354 505 355 504 355 504 355 504 355 504 354 504 354 505 354 505 353 504 353 504 353 504 353 504 353 504 353 504 353 504 353 504 353 505 353 506 353 506 353 507 352 507 352 508 351 508 351 508 351 508 350 509 350 509 350 509 349 510 349 509 349 509 348 509 348 509 348 509 348 509 348 509 347 509 347 509 346 509 346 508 346 508 346 508 346 508 346 508 346 508 345 508 345 508 345 507 345 507 345 507 345 507 346 507 346 507 346 506 347 506 347 506 348 505 348 504 348 504 347 503 347 503 347 503 346 502 347 501 347 501 347 501 348 500 348 500 349 499 349 499 348 499 348 500 347 501 347 501 346 502 346 502 345 503 345 503 345 503 346 503 346 504 346 504 346 504 346 504 346 504 346 505 346 505 345 505 345 505 345 505 345 506 345 506 344 506 344 506 344 506 344 506 343 506 343 506 343 505 343 505 343 506 342 506 342 506 342 506 342 507 343 507 343 507 343 507 343 507 343 508 343 508 343 508 343 508 343 507 342 507 342 507 342 507 341 506 341 505 341 505 342 505 342 505 343 505 343 505 343 504 344 504 344 504 344 503 344 503 344 503 343 503 343 504 343 504 342 504 342 504 342 504 341 504 340 503 340 503 340 502 341 502 341 502 341 501 342 501 342 501 342 500 343 500 342 500 342 500 342 500 342 500 341 500 341 500 341 501 341 501 341 501 340 502 340 502 340 502 339 502 339 502 339 502 339 502 339 502 339 503 339 503 338 503 338 504 338 504 338 504 338 505 338 505 338 505 338 505 337 505 337 505 336 505 335 506 335 506 335 506 334 506 334 506 333 506 333 505 333 505 333 505 333 504 334 504 334 504 334 504 333 505 332 506 332 506 332 507 332 507 332 507 332 507 333 507 333 508 333 508 333 508 332 509 331 510 329 512 328 512 327 512 327 513 327 513 328 513 328 513 328 511 329 510 332 509 334 509 335 509 336 509 336 508 337 508 337 508 337 507 338 507 338 507 339 507 339 508 340 508 339 509 339 510 338 511 339 511 339 511 339 511 339 511 339 511 338 511 338 511 338 511 337 512 337 512 337 513 336 513 337 513 337 512 338 513 338 513 338 513 338 514 338 514 338 514 337 514 337 514 336 515 335 516 335 516 335 516 336 516 336 516 337 517 337 517 337 518 336 518 336 518 336 519 336 519 336 519 335 520 335 520 334 520 334 520 333 521 332 521 333 522 333 522 333 522 334 522 334 522 335 521 335 522 335 522 336 523 335 523 335 524 335 524 334 524 333 525 332 526 332 526 331 527 331 527 331 528 330 528 331 529 331 531 331 534 332 536 333 535 333 534 333 533 332 531 332 529 331 528 332 527 332 527 332 527 332 527 332 527 332 527 333 527 333 526 334 526 335 526 335 526 335 526 335 526 336 526 336 526 336 525 336 525 337 526 337 526 338 526 338 526 338 527 338 527 338 527 338 527 339 528 339 528 339 529 339 529 339 530 338 531 338 531 337 532 337 531 339 529 340 528 341 527 341 527 341 526 341 526 341 526 342 526 342 527 343 528 342 529 342 529 342 529 342 530 341 530 341 531 341 531 341 532 341 533 341 534 341 533 341 533 342 532 342 532 343 532 343 532 343 531 344 532 344 532 344 532 344 533 344 533 343 533 343 534 343 534 343 534 343 534 343 534 344 535 343 536 343 536 344 536 344 537 344 537 344 537 344 538 344 538 343 539 342 540 341 541 340 541 340 541 340 541 340 542 340 542 340 542 341 542 341 542 341 542 341 541 341 541 342 541 342 539 344 538 346 537 347 536 347 536 347 536 348 536 348 536 348 536 348 536 349 537 348 537 348 539 347 541 350 543 349 543 350 543 350 542 350 542 350 541 350 541 350 542 350 542 351 543 351 543 351 544 352 544 352 545 352 545 351 545 351 544 351 544 351 544 350 544 350 545 350 545 350 545 350 546 349 546 348 547 347 547 346 548 346 548 345 549 345 549 344 550 344 550 344 550 345 550 345 550 346 550 346 550 347 550 348 550 349 550 349 549 350 549 350 548 351 548 352 549 352 549 353 550 353 551 353 551 353 551 354 551 355 551 355 552 355 552 355 553 355 554 356 554 356 555 356 556 355 557 355 558 355 557 356 557 356 557 357 557 357 557 357 558 357 558 357 559 358 559 358 560 359 560 359 560 360 561 361 562 361 562 361 563 361 563 360 565 359 568 358 571 358 575 358 579 358 582 359 583 359 584 359 584 360 585 360 586 360 586 360 587 360 588 361 589 361 590 361 592 361 593 361 594 360 594 359 594 359 593 359 593 358 593 358 592 358 592 357 592 357 592 356 593 356 593 356 594 356 594 356 594 356 594 357 594 357 595 358 596 357 596 356 597 357 597 358 596 358 595 358 595 358 595 359 595 359 595 359 595 359 595 359 596 359 596 360 596 360 596 360 596 361 596 361 596 361 595 362 595 362 594 362 594 362 594 362 593 363 594 363 594 363 594 364 595 364 595 364 596 364 597 365 597 365 598 365 598 366 599 366 600 367 601 367 602 367 604 368 606 368 608 368 608 368 609 368 609 367 610 367 611 366 612 366 612 366 612 366 613 365 613 365 613 365 613 365 613 365 612 365 612 364 612 364 612 363 613 363 613 363 613 363 614 363 615 363 616 362 616 361 617 361 617 360 617 360 618 360 619 360 619 360 620 361 620 361 621 362 621 362 621 363 622 363 622 364 622 364 623 364 623 364 623 364 623 364 623 365 623 365 623 365 622 365 622 365 621 365 621 366 621 367 621 368 621 369 621 369 621 369 621 370 621 370 621 371 621 371 620 371 620 370 621 370 621 370 620 369 620 368 620 368 620 367 620 367 620 367 619 367 619 366 620 366 620 365 620 364 620 364 620 363 619 362 619 362 618 361 618 362 617 362 617 363 616 363 616 364 616 364 616 364 617 365 617 365 617 365 618 366 617 367 617 367 617 367 617 368 617 368 618 368 618 368 618 369 618 369 617 369 617 369 617 370 617 370 616 371 616 370 616 370 616 371 615 371 615 371 615 372 614 372 614 372 615 373 617 374 618 375 619 375 619 375 619 376 620 376 620 376 620 376 620 376 620 376 620 376 622 376 623 375 625 374 625 374 626 373 626 374 626 374 625 375 625 375 625 375 624 375 624 375 623 376 622 376 622 377 622 377 622 377 622 377 622 377 622 377 622 377 624 378 626 379 627 381 627 381 628 382 628 382 628 382 629 382 629 381 630 381 630 381 631 381 631 381 632 381 632 381 631 381 631 382 630 382 630 382 630 382 630 382 630 382 630 383 630 383 631 384 634 384 635 385 636 386 636 387 637 388 637 388 638 388 638 388 639 389 638 390 639 391 639 392 639 392 640 392 640 393 640 393 641 394 641 394 642 394 642 394 643 394 643 394 643 395 643 395 643 396 644 397 646 398 648 400 650 401 651 401 651 401 651 401 652 401 652 402 652 402 652 402 652 402 653 402 653 402 653 403 653 403 653 403 653 404 654 404 654 404 655 405 655 405 656 405 656 405 656 405 656 404 656 404 656 403 656 403 656 402 656 402 657 402 657 403 658 403 658 402 657 402 657 402 657 402 657 402 657 401 657 401 657 401 657 401 657 402 659 402 659 401 659 401 660 402 660 402 660 402 661 402 661 402 662 402 662 402 662 402 662 401 662 401 662 401 662 400 662 400 662 399 662 399 662 398 662 398 662 398 661 398 661 397 661 397 661 397 661 397 661 396 660 395 660 394 659 395 658 395 657 395 657 395 657 395 657 394 658 394 658 394 658 393 658 393 658 392 657 392 657 392 657 391 656 391 656 391 656 391 656 390 656 390 656 390 655 390 654 389 652 388 650 389 649 389 649 389 648 389 649 389 649 388 650 387 650 387 651 387 651 387 651 386 650 385 650 384 651 384 652 385 652 386 653 387 654 388 655 387 656 387 656 386 657 386 657 387 657 387 657 388 657 389 658 391 660 391 660 391 660 392 661 391 661 391 661 391 661 391 662 389 660 387 661 385 662 386 662 387 662 388 662 390 663 392 663 393 664 394 665 395 665 396 665 397 665 398 663 398 664 399 664 399 664 399 664 400 664 400 665 400 665 401 666 401 666 400 667 400 667 401 668 401 668 401 668 401 668 400 668 400 669 400 669 400 669 400 669 400 669 399 669 399 670 399 670 399 670 399 670 399 670 400 670 400 671 401 671 402 672 403 673 404 674 405 674 405 674 405 674 405 674 405 675 405 675 405 675 403 676 402 675 401 675 400 674 398 674 397 673 397 673 396 673 395 674 395 674 395 675 395 673 393 672 391 672 388 672 387 672 387 672 386 672 386 671 386 671 386 670 386 670 385 671 385 671 384 671 384 671 383 671 383 671 383 670 383 670 383 670 382 670 382 670 381 669 380 668 379 667 379 667 378 667 377 669 379 670 380 672 382 672 381 670 380 670 378 670 377 671 376 672 376 671 377 671 378 671 378 672 379 672 380 672 380 673 381 673 381 673 382 673 382 673 382 673 383 673 384 674 384 673 385 673 386 673 386 673 387 673 387 674 387 674 387 674 388 673 389 674 389 674 390 674 390 674 390 675 390 675 390 675 391 675 391 675 391 676 391 676 391 677 390 677 390 678 391 676 393 677 394 677 395 678 396 678 397 679 397 679 398 679 399 679 399 679 400 679 400 680 401 680 401 681 401 681 401 681 402 681 402 681 402 680 403 680 403 680 403 681 403 681 403 681 404 682 404 683 405 683 405 684 405 684 405 685 405 685 405 685 405 685 405 686 405 686 405 686 405 686 405 685 404 685 404 685 404 684 403 685 403 685 403 685 404 686 404 686 405 687 405 687 405 687 405 687 405 687 405 687 405 687 405 688 404 688 403 688 403 688 402 688 402 688 401 688 401 688 400 689 400 689 400 689 399 690 399 690 399 690 399 690 399 690 398 690 399 690 399 690 399 690 400 690 400 689 401 689 402 689 402 689 403 689 403 689 403 688 404 689 404 688 405 688 405 688 405 688 405 688 406 688 406 688 406 688 406 688 406 688 406 688 407 688 407 688 408 688 408 688 408 688 409 688 409 689 410 690 410 690 410 690 410 690 411 690 411 691 411 691 410 691 410 692 410 692 410 692 410 692 410 692 409 692 409 692 408 693 408 693 407 693 408 693 408 693 408 693 408 693 409 692 409 693 410 694 410 693 410 693 411 693 411 692 411 692 411 691 411 691 412 691 412 691 413 691 413 692 413 692 414 692 414 692 414 692 414 693 414 692 415 693 415 693 415 693 415 694 415 694 415 694 414 694 414 694 413 694 413 694 412 694 412 695 412 695 412 695 411 695 412 695 412 697 412 699 412 700 413 700 413 700 413 700 413 700 413 700 414 700 413 699 413 698 413 697 413 697 413 697 412 696 412 695 412 695 413 695 414 695 415 695 415 695 416 697 417 698 418 700 420 700 420 700 420 700 420 701 421 701 421 701 421 701 421 702 422 702 422 703 422 702 422 702 422 702 422 702 422 701 422 701 422 701 422 700 422 700 421 700 421 699 421 699 420 698 419 697 418 696 418 695 417 694 417 694 417 694 417 694 417 694 417 694 418 694 418 694 418 694 418 694 419 694 419 694 419 694 419 694 420 694 420 694 420 694 420 695 420 695 420 695 420 695 421 695 421 695 421 695 421 695 421 695 421 695 422 695 423 695 423 695 423 695 423 695 423 696 423 696 424 696 424 697 424 697 424 697 424 697 424 696 425 696 425 697 426 697 426 697 426 698 426 699 426 699 426 699 426 700 426 700 427 700 427 700 427 700 427 700 427 700 427 699 427 699 427 698 427 698 427 697 427 697 427 696 427 696 427 696 427 696 428 696 428 696 428 696 429 695 429 695 430 695 430 695 430 695 430 695 430 695 430 695 430 696 430 697 431 698 432 698 432 698 432 698 432 699 432 699 431 699 431 699 430 700 430 700 430 700 430 700 430 700 430 700 431 700 431 700 431 700 431 700 431 700 431 700 431 700 432 700 432 700 432 701 432 701 432 702 433 702 433 702 433 703 433 703 433 703 433 704 433 704 432 704 432 704 432 704 432 704 432 704 431 704 431 704 432 704 432 704 432 704 432 704 433 704 433 705 433 704 434 704 434 704 434 703 434 703 434 703 434 703 434 703 435 703 435 703 436 704 437 704 437 704 437 705 438 705 438 705 438 705 439 706 439 706 439 706 440 707 440 707 440 707 440 708 440 708 440 708 440 708 440 708 440 708 440 708 440 708 440 708 441 707 441 707 441 708 441 707 442 707 442 707 442 707 443 707 443 708 443 708 443 709 443 709 443 710 443 710 443 710 443 710 443 710 443 710 443 710 443 710 444 711 445 710 445 710 446 711 446 711 446 711 446 712 447 712 447 712 447 712 448 712 448 712 449 713 449 713 449 713 449 713 449 714 450 714 450 713 450 713 450 713 450 713 450 712 449 712 449 711 448 711 447 711 447 710 447 710 447 710 447 710 447 709 447 709 448 710 448 710 448 710 448 710 449 710 449 710 450 711 450 711 450 711 451 710 451 710 451 710 451 710 452 711 452 711 452 711 452 711 452 711 452 710 452 710 453 710 453 709 453 709 453 709 454 708 454 708 453 708 453 708 453 708 453 709 452 709 452 709 452 710 452 710 451 710 451 710 451 710 451 710 451 710 450 710 450 710 450 709 450 709 450 709 450 709 449 709 449 709 449 709 449 709 448 709 448 709 448 709 448 709 447 708 447 707 448 707 448 707 449 708 450 707 450 707 451 707 451 707 451 707 451 707 452 707 452 706 452 706 452 706 452 706 453 706 453 706 454 706 454 706 455 706 456 706 456 706 456 706 456 706 456 707 456 707 456 707 456 707 456 707 456 708 455 708 456 708 456 708 457 709 457 709 458 709 458 709 458 709 459 709 459 709 460 709 460 709 460 710 460 710 460 710 460 710 460 710 460 711 459 711 459 712 459 712 459 712 459 712 458 713 458 713 458 713 458 713 457 713 457 712 456 712 456 712 456 712 456 712 456 712 456 712 456 713 455 713 455 713 455 713 454 712 454 712 454 712 454 712 453 712 453 712 453 713 454 713 454 713 454 714 454 714 454 714 453 714 453 715 453 715 452 717 452 717 452 718 452 718 453 719 453 719 453 720 452 720 452 720 453 720 453 720 453 720 453 720 453 720 453 720 454 720 454 720 454 718 454 717 454 716 454 716 454 716 454 716 454 715 454 715 454 715 454 715 454 715 454 715 455 715 455 714 455 714 456 714 456 714 457 714 457 715 457 715 457 715 458 715 458 715 458 715 458 715 458 715 458 715 458 714 459 714 460 713 461 713 461 713 463 712 463 712 463 712 463 712 463 711 464 712 464 712 465 712 465 712 466 712 466 712 467 713 468 714 468 714 469 715 469 715 469 715 468 715 468 715 467 716 466 716 465 717 465 717 464 717 462 717 462 716 462 716 461 716 461 716 461 716 461 717 461 718 460 719 459 720 458 720 458 720 459 720 459 720 459 719 459 719 459 719 459 719 459 719 460 719 460 720 460 720 461 719 461 718 461 718 462 719 462 719 462 719 462 720 462 719 463 719 463 719 463 718 463 718 463 718 464 718 464 718 464 718 465 718 465 718 465 718 465 718 466 718 466 718 466 719 467 719 467 719 467 719 467 719 468 719 468 718 468 718 468 718 469 718 469 718 469 717 469 717 470 717 470 718 471 718 471 717 472 717 471 717 471 716 471 716 472 716 474 717 474 717 475 717 475 717 475 717 475 717 476 717 476 717 477 718 477 718 476 718 476 718 475 718 475 718 475 718 475 718 474 719 474 719 474 720 473 720 473 720 473 720 473 720 473 720 472 720 472 720 471 720 471 721 470 721 470 721 470 721 470 721 470 722 470 722 470 722 471 722 471 722 472 722 472 722 473 723 474 723 474 723 474 723 474 723 474 724 473 724 473 724 473 724 473 724 472 724 472 724 472 725 472 725 472 725 473 725 473 724 474 724 474 724 475 724 475 725 475 725 475 726 475 726 475 726 474 727 472 728 471 728 469 728 466 726 463 725 460 724 459 724 459 723 459 723 459 722 459 722 459 721 458 722 458 722 458 723 457 725 456 726 456 726 456 726 456 726 456 727 456 727 456 726 457 726 457 725 457 725 457 725 458 725 459 726 459 727 461 729 464 729 467 729 467 729 468 729 468 729 469 729 469 729 470 728 471 729 472 729 472 730 473 731 473 732 472 732 473 731 474 731 474 730 474 730 474 729 474 728 474 728 475 728 475 727 475 727 476 727 476 727 477 727 477 727 478 728 480 729 482 729 484 729 484 729 485 729 485 729 485 729 485 729 485 732 485 734 483 735 482 737 480 738 478 739 476 739 474 740 472 739 471 739 469 738 467 738 465 738 464 738 463 738 462 738 462 738 461 739 461 739 461 739 461 739 462 740 460 740 460 740 460 740 460 740 458 740 458 Z M 553 364 C 554 364 554 364 554 364 554 364 555 363 555 363 555 362 556 362 556 362 556 362 557 362 557 361 557 361 557 361 557 361 556 360 556 361 556 361 556 361 555 361 555 361 555 361 555 362 554 362 554 362 554 363 554 363 553 363 553 364 553 364 553 364 553 364 553 364 Z M 458 349 C 459 349 459 348 459 348 458 347 458 347 458 347 458 347 457 348 457 348 457 348 457 348 457 349 457 349 457 349 457 349 458 350 458 349 458 349 Z M 457 351 C 456 351 456 351 456 351 456 351 456 351 456 351 457 352 457 351 457 351 Z M 449 356 C 449 357 449 357 449 357 449 357 449 357 450 357 450 357 450 357 450 357 450 356 449 356 449 356 Z M 438 376 C 438 376 437 377 437 377 438 378 438 378 439 378 439 377 440 377 440 377 440 376 440 376 439 375 439 375 438 376 438 376 Z M 380 446 C 380 446 381 446 382 446 382 446 382 445 382 445 382 444 381 444 381 444 380 445 380 445 380 445 379 445 380 446 380 446 Z M 389 444 C 389 445 389 445 389 445 390 446 390 445 391 445 391 445 391 445 392 445 392 445 392 445 391 444 391 444 391 444 391 444 390 444 390 444 390 444 390 444 389 444 389 444 Z M 341 397 C 342 397 343 396 343 395 343 395 344 394 344 393 344 392 345 391 344 391 343 391 343 392 343 392 342 393 342 393 341 393 340 393 340 394 340 395 341 396 341 397 341 397 Z M 321 264 C 322 264 322 264 323 264 323 264 323 264 324 264 324 263 324 262 324 262 323 262 323 262 323 262 322 261 322 261 321 261 321 261 320 262 320 263 320 264 321 264 321 264 Z M 426 23 C 426 23 426 23 426 22 426 22 426 22 426 22 427 21 427 21 427 21 427 20 428 20 428 20 427 20 427 20 427 20 427 20 427 20 426 20 426 20 426 20 426 21 426 21 426 20 426 20 425 20 425 21 425 21 425 21 425 22 425 22 425 22 426 22 426 22 425 22 425 23 425 23 425 23 426 23 426 23 Z M 503 50 C 503 50 503 49 504 49 504 49 504 48 505 48 505 47 506 46 506 46 507 45 507 45 507 45 507 44 508 44 508 44 509 43 509 43 509 42 509 42 509 41 509 41 509 41 508 41 508 41 508 41 507 41 507 41 507 41 507 41 508 41 508 41 509 41 509 40 509 40 509 40 508 40 508 40 507 40 507 40 506 41 506 42 505 43 505 44 504 44 504 46 504 46 503 47 503 48 503 48 503 48 503 49 503 49 503 49 503 49 503 49 502 49 502 49 503 50 503 50 503 50 Z N">
              <draw:equation draw:name="f0" draw:formula="425*logwidth/740"/>
              <draw:equation draw:name="f1" draw:formula="445*logheight/561"/>
              <draw:equation draw:name="f2" draw:formula="442*logwidth/740"/>
              <draw:equation draw:name="f3" draw:formula="430*logheight/561"/>
              <draw:equation draw:name="f4" draw:formula="433*logwidth/740"/>
              <draw:equation draw:name="f5" draw:formula="438*logheight/561"/>
              <draw:equation draw:name="f6" draw:formula="425*logwidth/740"/>
              <draw:equation draw:name="f7" draw:formula="434*logheight/561"/>
              <draw:equation draw:name="f8" draw:formula="435*logwidth/740"/>
              <draw:equation draw:name="f9" draw:formula="413*logheight/561"/>
              <draw:equation draw:name="f10" draw:formula="452*logwidth/740"/>
              <draw:equation draw:name="f11" draw:formula="413*logheight/561"/>
              <draw:equation draw:name="f12" draw:formula="448*logwidth/740"/>
              <draw:equation draw:name="f13" draw:formula="409*logheight/561"/>
              <draw:equation draw:name="f14" draw:formula="456*logwidth/740"/>
              <draw:equation draw:name="f15" draw:formula="403*logheight/561"/>
              <draw:equation draw:name="f16" draw:formula="433*logwidth/740"/>
              <draw:equation draw:name="f17" draw:formula="422*logheight/561"/>
              <draw:equation draw:name="f18" draw:formula="309*logwidth/740"/>
              <draw:equation draw:name="f19" draw:formula="488*logheight/561"/>
              <draw:equation draw:name="f20" draw:formula="267*logwidth/740"/>
              <draw:equation draw:name="f21" draw:formula="513*logheight/561"/>
              <draw:equation draw:name="f22" draw:formula="269*logwidth/740"/>
              <draw:equation draw:name="f23" draw:formula="506*logheight/561"/>
              <draw:equation draw:name="f24" draw:formula="168*logwidth/740"/>
              <draw:equation draw:name="f25" draw:formula="544*logheight/561"/>
              <draw:equation draw:name="f26" draw:formula="4*logwidth/740"/>
              <draw:equation draw:name="f27" draw:formula="527*logheight/561"/>
              <draw:equation draw:name="f28" draw:formula="229*logwidth/740"/>
              <draw:equation draw:name="f29" draw:formula="529*logheight/561"/>
              <draw:equation draw:name="f30" draw:formula="273*logwidth/740"/>
              <draw:equation draw:name="f31" draw:formula="507*logheight/561"/>
              <draw:equation draw:name="f32" draw:formula="45*logwidth/740"/>
              <draw:equation draw:name="f33" draw:formula="538*logheight/561"/>
              <draw:equation draw:name="f34" draw:formula="86*logwidth/740"/>
              <draw:equation draw:name="f35" draw:formula="556*logheight/561"/>
              <draw:equation draw:name="f36" draw:formula="346*logwidth/740"/>
              <draw:equation draw:name="f37" draw:formula="472*logheight/561"/>
              <draw:equation draw:name="f38" draw:formula="274*logwidth/740"/>
              <draw:equation draw:name="f39" draw:formula="364*logheight/561"/>
              <draw:equation draw:name="f40" draw:formula="532*logwidth/740"/>
              <draw:equation draw:name="f41" draw:formula="349*logheight/561"/>
              <draw:equation draw:name="f42" draw:formula="702*logwidth/740"/>
              <draw:equation draw:name="f43" draw:formula="445*logheight/561"/>
              <draw:equation draw:name="f44" draw:formula="685*logwidth/740"/>
              <draw:equation draw:name="f45" draw:formula="442*logheight/561"/>
              <draw:equation draw:name="f46" draw:formula="699*logwidth/740"/>
              <draw:equation draw:name="f47" draw:formula="476*logheight/561"/>
              <draw:equation draw:name="f48" draw:formula="679*logwidth/740"/>
              <draw:equation draw:name="f49" draw:formula="452*logheight/561"/>
              <draw:equation draw:name="f50" draw:formula="669*logwidth/740"/>
              <draw:equation draw:name="f51" draw:formula="426*logheight/561"/>
              <draw:equation draw:name="f52" draw:formula="667*logwidth/740"/>
              <draw:equation draw:name="f53" draw:formula="409*logheight/561"/>
              <draw:equation draw:name="f54" draw:formula="666*logwidth/740"/>
              <draw:equation draw:name="f55" draw:formula="417*logheight/561"/>
              <draw:equation draw:name="f56" draw:formula="694*logwidth/740"/>
              <draw:equation draw:name="f57" draw:formula="471*logheight/561"/>
              <draw:equation draw:name="f58" draw:formula="702*logwidth/740"/>
              <draw:equation draw:name="f59" draw:formula="456*logheight/561"/>
              <draw:equation draw:name="f60" draw:formula="707*logwidth/740"/>
              <draw:equation draw:name="f61" draw:formula="460*logheight/561"/>
              <draw:equation draw:name="f62" draw:formula="700*logwidth/740"/>
              <draw:equation draw:name="f63" draw:formula="469*logheight/561"/>
              <draw:equation draw:name="f64" draw:formula="702*logwidth/740"/>
              <draw:equation draw:name="f65" draw:formula="452*logheight/561"/>
              <draw:equation draw:name="f66" draw:formula="685*logwidth/740"/>
              <draw:equation draw:name="f67" draw:formula="414*logheight/561"/>
              <draw:equation draw:name="f68" draw:formula="680*logwidth/740"/>
              <draw:equation draw:name="f69" draw:formula="406*logheight/561"/>
              <draw:equation draw:name="f70" draw:formula="720*logwidth/740"/>
              <draw:equation draw:name="f71" draw:formula="443*logheight/561"/>
              <draw:equation draw:name="f72" draw:formula="564*logwidth/740"/>
              <draw:equation draw:name="f73" draw:formula="48*logheight/561"/>
              <draw:equation draw:name="f74" draw:formula="483*logwidth/740"/>
              <draw:equation draw:name="f75" draw:formula="34*logheight/561"/>
              <draw:equation draw:name="f76" draw:formula="406*logwidth/740"/>
              <draw:equation draw:name="f77" draw:formula="20*logheight/561"/>
              <draw:equation draw:name="f78" draw:formula="331*logwidth/740"/>
              <draw:equation draw:name="f79" draw:formula="44*logheight/561"/>
              <draw:equation draw:name="f80" draw:formula="323*logwidth/740"/>
              <draw:equation draw:name="f81" draw:formula="153*logheight/561"/>
              <draw:equation draw:name="f82" draw:formula="336*logwidth/740"/>
              <draw:equation draw:name="f83" draw:formula="181*logheight/561"/>
              <draw:equation draw:name="f84" draw:formula="269*logwidth/740"/>
              <draw:equation draw:name="f85" draw:formula="210*logheight/561"/>
              <draw:equation draw:name="f86" draw:formula="335*logwidth/740"/>
              <draw:equation draw:name="f87" draw:formula="236*logheight/561"/>
              <draw:equation draw:name="f88" draw:formula="292*logwidth/740"/>
              <draw:equation draw:name="f89" draw:formula="282*logheight/561"/>
              <draw:equation draw:name="f90" draw:formula="294*logwidth/740"/>
              <draw:equation draw:name="f91" draw:formula="336*logheight/561"/>
              <draw:equation draw:name="f92" draw:formula="324*logwidth/740"/>
              <draw:equation draw:name="f93" draw:formula="345*logheight/561"/>
              <draw:equation draw:name="f94" draw:formula="357*logwidth/740"/>
              <draw:equation draw:name="f95" draw:formula="388*logheight/561"/>
              <draw:equation draw:name="f96" draw:formula="371*logwidth/740"/>
              <draw:equation draw:name="f97" draw:formula="439*logheight/561"/>
              <draw:equation draw:name="f98" draw:formula="337*logwidth/740"/>
              <draw:equation draw:name="f99" draw:formula="466*logheight/561"/>
              <draw:equation draw:name="f100" draw:formula="401*logwidth/740"/>
              <draw:equation draw:name="f101" draw:formula="428*logheight/561"/>
              <draw:equation draw:name="f102" draw:formula="429*logwidth/740"/>
              <draw:equation draw:name="f103" draw:formula="382*logheight/561"/>
              <draw:equation draw:name="f104" draw:formula="489*logwidth/740"/>
              <draw:equation draw:name="f105" draw:formula="321*logheight/561"/>
              <draw:equation draw:name="f106" draw:formula="471*logwidth/740"/>
              <draw:equation draw:name="f107" draw:formula="378*logheight/561"/>
              <draw:equation draw:name="f108" draw:formula="509*logwidth/740"/>
              <draw:equation draw:name="f109" draw:formula="357*logheight/561"/>
              <draw:equation draw:name="f110" draw:formula="509*logwidth/740"/>
              <draw:equation draw:name="f111" draw:formula="336*logheight/561"/>
              <draw:equation draw:name="f112" draw:formula="552*logwidth/740"/>
              <draw:equation draw:name="f113" draw:formula="355*logheight/561"/>
              <draw:equation draw:name="f114" draw:formula="627*logwidth/740"/>
              <draw:equation draw:name="f115" draw:formula="381*logheight/561"/>
              <draw:equation draw:name="f116" draw:formula="672*logwidth/740"/>
              <draw:equation draw:name="f117" draw:formula="386*logheight/561"/>
              <draw:equation draw:name="f118" draw:formula="700*logwidth/740"/>
              <draw:equation draw:name="f119" draw:formula="420*logheight/561"/>
              <draw:equation draw:name="f120" draw:formula="711*logwidth/740"/>
              <draw:equation draw:name="f121" draw:formula="452*logheight/561"/>
              <draw:equation draw:name="f122" draw:formula="718*logwidth/740"/>
              <draw:equation draw:name="f123" draw:formula="468*logheight/561"/>
              <draw:equation draw:name="f124" draw:formula="449*logwidth/740"/>
              <draw:equation draw:name="f125" draw:formula="357*logheight/561"/>
              <draw:equation draw:name="f126" draw:formula="logwidth"/>
              <draw:equation draw:name="f127" draw:formula="logheight"/>
            </draw:enhanced-geometry>
          </draw:custom-shape>
          <draw:custom-shape draw:name="Freeform 8" draw:style-name="gr3" draw:text-style-name="P2" draw:layer="layout" svg:width="2.661cm" svg:height="2.078cm" svg:x="16.298cm" svg:y="5.734cm">
            <text:p><text:span text:style-name="T1"/></text:p>
            <draw:enhanced-geometry draw:mirror-horizontal="false" draw:mirror-vertical="false" drawooo:sub-view-size="580 453" draw:text-areas="0 0 ?f12 ?f13" svg:viewBox="0 0 0 0" draw:type="ooxml-non-primitive" draw:enhanced-path="M 0 0 L 0 343 0 453 580 453 580 0 0 0 Z N">
              <draw:equation draw:name="f0" draw:formula="0*logwidth/580"/>
              <draw:equation draw:name="f1" draw:formula="0*logheight/453"/>
              <draw:equation draw:name="f2" draw:formula="0*logwidth/580"/>
              <draw:equation draw:name="f3" draw:formula="343*logheight/453"/>
              <draw:equation draw:name="f4" draw:formula="0*logwidth/580"/>
              <draw:equation draw:name="f5" draw:formula="453*logheight/453"/>
              <draw:equation draw:name="f6" draw:formula="580*logwidth/580"/>
              <draw:equation draw:name="f7" draw:formula="453*logheight/453"/>
              <draw:equation draw:name="f8" draw:formula="580*logwidth/580"/>
              <draw:equation draw:name="f9" draw:formula="0*logheight/453"/>
              <draw:equation draw:name="f10" draw:formula="0*logwidth/580"/>
              <draw:equation draw:name="f11" draw:formula="0*logheight/453"/>
              <draw:equation draw:name="f12" draw:formula="logwidth"/>
              <draw:equation draw:name="f13" draw:formula="logheight"/>
            </draw:enhanced-geometry>
          </draw:custom-shape>
          <draw:custom-shape draw:name="Freeform 9" draw:style-name="gr3" draw:text-style-name="P2" draw:layer="layout" svg:width="2.298cm" svg:height="2.376cm" svg:x="23.196cm" svg:y="4.665cm">
            <text:p><text:span text:style-name="T1"/></text:p>
            <draw:enhanced-geometry draw:mirror-horizontal="false" draw:mirror-vertical="false" drawooo:sub-view-size="209 216" draw:text-areas="0 0 ?f120 ?f121" svg:viewBox="0 0 0 0" draw:type="ooxml-non-primitive" draw:enhanced-path="M 74 9 C 74 9 74 8 74 8 75 7 75 7 76 7 76 7 77 6 77 6 78 6 78 5 79 5 79 5 80 4 80 5 80 5 81 6 80 6 80 6 79 7 79 7 78 7 77 8 77 9 76 9 76 9 76 10 75 10 75 10 75 10 75 10 74 10 74 10 74 10 74 10 74 9 Z M 81 2 C 82 2 82 2 82 1 82 1 82 1 82 1 82 0 81 0 81 0 80 0 80 0 80 0 79 1 79 1 79 1 79 1 79 1 79 2 79 2 79 2 79 2 80 2 81 3 81 2 Z M 206 81 C 207 81 207 81 208 81 208 81 208 81 208 81 209 81 209 80 209 80 208 79 208 79 207 78 207 78 207 77 206 77 205 78 205 79 206 79 206 80 206 81 206 81 Z M 205 84 C 205 85 204 85 204 86 204 86 204 86 203 86 203 86 202 86 202 87 202 88 202 88 202 89 202 89 202 90 202 90 202 91 202 91 202 92 202 92 202 93 202 93 201 94 201 95 200 96 200 96 199 97 199 97 199 97 199 98 199 98 198 99 198 99 197 99 197 100 197 100 197 101 197 101 197 102 197 102 197 102 197 103 197 103 197 104 196 105 196 105 194 106 192 108 192 110 192 110 192 111 192 111 191 112 191 113 191 113 190 114 190 115 190 115 189 116 189 116 189 117 189 118 189 118 188 119 188 120 188 120 188 121 187 122 187 123 187 124 187 124 186 124 186 125 186 125 186 126 186 126 186 127 186 128 186 128 186 129 185 129 185 129 185 130 185 130 185 131 185 131 186 132 186 133 186 133 186 134 186 134 186 135 187 135 187 135 187 136 186 136 186 136 186 136 186 136 185 137 185 137 185 137 184 138 184 138 183 139 183 140 182 141 182 142 182 143 182 143 181 144 181 144 181 145 181 145 181 146 180 146 180 146 180 147 180 147 180 147 180 147 180 148 180 149 179 149 179 150 179 151 179 152 179 153 179 153 179 154 179 154 179 154 179 155 179 155 179 155 179 156 179 157 179 157 179 158 179 159 179 160 179 161 179 162 179 162 179 162 179 163 179 163 179 164 178 164 178 165 178 165 178 166 177 166 177 167 177 168 177 168 177 169 176 170 176 171 176 171 175 172 175 173 175 174 174 174 174 175 174 176 174 176 174 176 174 177 173 178 174 178 173 179 173 179 173 180 173 180 173 181 173 181 173 181 173 182 173 183 173 184 173 185 173 186 174 187 174 188 174 189 174 190 174 190 174 191 173 192 173 192 173 192 173 193 174 193 174 194 174 194 174 195 175 195 175 196 175 197 175 197 175 198 175 199 175 200 175 201 175 201 176 201 176 202 176 202 176 203 176 203 176 203 176 203 177 204 177 204 177 204 177 204 177 205 177 205 177 205 177 206 177 206 177 207 177 207 177 208 177 208 177 208 176 209 176 209 176 210 176 211 176 212 176 213 176 214 176 215 176 215 176 216 176 216 176 216 176 216 176 216 78 216 78 216 78 216 77 215 77 214 77 213 76 213 76 212 76 211 75 211 75 210 74 210 73 209 72 209 71 209 70 209 70 209 69 208 69 208 68 208 67 208 66 208 66 207 65 207 63 205 63 203 63 201 63 200 63 199 62 199 62 198 61 197 61 197 61 196 60 196 60 195 60 194 60 194 60 193 59 192 60 190 60 189 60 188 59 187 60 186 60 185 61 184 61 184 62 183 63 182 63 182 64 179 61 178 59 177 59 177 58 176 58 176 58 175 58 175 58 174 58 173 58 173 58 172 58 169 58 169 58 169 58 169 57 166 57 165 57 165 56 163 56 162 56 161 57 159 57 158 57 157 56 154 56 153 55 153 53 149 52 149 52 148 52 147 51 146 50 146 47 145 46 145 45 144 45 143 44 142 43 142 40 139 39 138 38 138 37 137 36 136 35 136 35 136 35 134 35 133 33 128 32 127 30 126 29 127 28 126 27 125 24 124 23 124 22 123 21 121 20 120 20 120 20 119 18 118 17 118 15 118 13 118 12 118 11 118 11 117 11 116 9 114 8 113 7 112 4 110 4 110 3 109 4 106 4 105 4 105 5 101 5 100 5 99 5 97 5 96 4 95 4 95 4 94 4 94 4 93 4 92 5 92 5 91 5 90 5 89 5 88 5 87 5 86 4 84 5 83 5 82 7 80 7 79 8 78 9 78 9 77 9 76 7 73 6 72 6 71 6 70 5 69 4 69 1 69 1 69 0 68 0 67 0 66 1 65 0 63 1 62 1 62 3 61 4 60 4 59 5 57 5 56 6 55 6 54 7 53 8 52 10 51 11 51 12 50 12 49 13 49 13 48 14 49 15 49 15 49 16 47 17 47 17 46 19 47 19 47 19 46 20 45 20 45 20 44 21 43 21 43 21 43 21 14 21 14 21 14 24 15 24 15 25 13 25 13 25 13 25 13 27 12 27 12 27 12 28 11 29 11 30 11 31 13 31 13 31 13 31 14 31 14 31 14 34 14 35 14 35 14 37 14 37 14 38 13 40 12 41 12 41 12 43 11 44 11 45 11 46 11 47 10 48 10 51 9 52 9 53 9 56 7 57 6 58 5 59 5 59 4 60 4 60 4 61 4 61 4 62 4 64 4 65 3 67 2 68 1 69 1 70 1 71 0 71 0 72 0 72 0 72 1 72 2 73 2 74 3 74 3 74 3 74 4 74 5 73 6 73 7 72 8 71 8 71 9 70 9 70 10 70 11 70 13 70 14 70 14 70 14 70 14 70 15 69 15 69 15 69 15 69 16 69 16 69 17 69 17 68 17 68 18 68 18 68 19 69 19 70 18 71 18 72 17 74 16 74 16 75 16 76 15 76 15 76 15 77 15 77 16 78 16 79 17 80 18 81 18 82 18 83 19 83 19 84 20 85 20 85 20 86 19 86 19 86 21 86 21 86 21 89 21 89 21 89 21 89 21 89 22 89 22 89 22 93 23 93 23 96 30 96 30 96 30 128 40 128 40 128 40 132 41 132 41 132 41 141 47 141 47 141 47 144 47 144 47 144 47 147 48 147 48 147 48 147 48 148 47 148 47 149 47 151 47 151 47 151 47 153 48 153 48 154 48 154 48 154 48 154 48 155 49 155 49 155 49 156 48 156 49 156 49 158 50 158 50 158 50 161 50 162 50 163 50 164 51 165 51 165 51 166 52 166 52 166 53 166 54 166 55 166 55 165 56 165 56 165 56 165 57 165 57 165 58 166 58 167 58 167 59 169 58 169 58 170 58 170 58 170 59 170 59 171 60 171 60 171 60 174 60 174 60 174 60 177 63 177 63 177 64 176 64 176 65 176 65 175 66 176 66 176 66 176 67 176 68 177 68 177 69 177 69 176 69 175 70 175 70 175 70 175 70 175 71 175 71 176 72 176 72 176 72 175 74 175 74 175 74 174 76 174 76 174 77 173 78 173 79 173 79 173 79 174 79 174 80 177 80 177 80 177 80 179 78 179 78 179 78 181 78 181 78 181 79 181 79 181 80 181 80 179 85 179 86 179 86 178 88 178 88 178 88 179 90 180 90 180 90 181 91 181 91 181 91 182 92 183 92 183 93 183 95 183 96 183 97 183 97 182 98 182 99 181 99 180 99 179 99 178 99 177 100 176 100 176 100 175 101 175 101 175 102 175 102 175 103 175 104 175 104 174 105 174 106 173 107 172 109 170 110 170 113 170 114 169 114 169 115 169 116 169 116 169 117 169 118 169 118 170 119 170 119 170 120 171 119 171 119 172 119 172 119 172 118 173 118 173 118 174 117 175 116 177 115 177 115 179 114 179 113 179 112 179 111 179 111 179 110 180 110 180 109 180 109 181 108 181 108 181 107 182 107 182 106 183 106 183 105 183 105 184 105 184 105 185 105 186 105 188 105 190 104 190 104 191 103 191 103 190 102 190 101 191 100 191 99 192 99 192 98 192 98 192 97 193 96 193 96 193 96 194 95 194 95 194 95 194 94 195 93 195 93 195 92 196 91 196 90 196 89 197 89 198 89 199 88 199 88 200 87 201 86 201 86 201 85 201 84 202 83 202 83 203 83 204 83 204 83 204 83 205 83 205 84 205 84 Z N">
              <draw:equation draw:name="f0" draw:formula="79*logwidth/209"/>
              <draw:equation draw:name="f1" draw:formula="5*logheight/216"/>
              <draw:equation draw:name="f2" draw:formula="76*logwidth/209"/>
              <draw:equation draw:name="f3" draw:formula="10*logheight/216"/>
              <draw:equation draw:name="f4" draw:formula="82*logwidth/209"/>
              <draw:equation draw:name="f5" draw:formula="1*logheight/216"/>
              <draw:equation draw:name="f6" draw:formula="79*logwidth/209"/>
              <draw:equation draw:name="f7" draw:formula="2*logheight/216"/>
              <draw:equation draw:name="f8" draw:formula="208*logwidth/209"/>
              <draw:equation draw:name="f9" draw:formula="81*logheight/216"/>
              <draw:equation draw:name="f10" draw:formula="206*logwidth/209"/>
              <draw:equation draw:name="f11" draw:formula="81*logheight/216"/>
              <draw:equation draw:name="f12" draw:formula="202*logwidth/209"/>
              <draw:equation draw:name="f13" draw:formula="89*logheight/216"/>
              <draw:equation draw:name="f14" draw:formula="199*logwidth/209"/>
              <draw:equation draw:name="f15" draw:formula="97*logheight/216"/>
              <draw:equation draw:name="f16" draw:formula="197*logwidth/209"/>
              <draw:equation draw:name="f17" draw:formula="103*logheight/216"/>
              <draw:equation draw:name="f18" draw:formula="190*logwidth/209"/>
              <draw:equation draw:name="f19" draw:formula="115*logheight/216"/>
              <draw:equation draw:name="f20" draw:formula="186*logwidth/209"/>
              <draw:equation draw:name="f21" draw:formula="125*logheight/216"/>
              <draw:equation draw:name="f22" draw:formula="186*logwidth/209"/>
              <draw:equation draw:name="f23" draw:formula="133*logheight/216"/>
              <draw:equation draw:name="f24" draw:formula="184*logwidth/209"/>
              <draw:equation draw:name="f25" draw:formula="138*logheight/216"/>
              <draw:equation draw:name="f26" draw:formula="180*logwidth/209"/>
              <draw:equation draw:name="f27" draw:formula="147*logheight/216"/>
              <draw:equation draw:name="f28" draw:formula="179*logwidth/209"/>
              <draw:equation draw:name="f29" draw:formula="155*logheight/216"/>
              <draw:equation draw:name="f30" draw:formula="179*logwidth/209"/>
              <draw:equation draw:name="f31" draw:formula="164*logheight/216"/>
              <draw:equation draw:name="f32" draw:formula="175*logwidth/209"/>
              <draw:equation draw:name="f33" draw:formula="174*logheight/216"/>
              <draw:equation draw:name="f34" draw:formula="173*logwidth/209"/>
              <draw:equation draw:name="f35" draw:formula="181*logheight/216"/>
              <draw:equation draw:name="f36" draw:formula="173*logwidth/209"/>
              <draw:equation draw:name="f37" draw:formula="193*logheight/216"/>
              <draw:equation draw:name="f38" draw:formula="176*logwidth/209"/>
              <draw:equation draw:name="f39" draw:formula="202*logheight/216"/>
              <draw:equation draw:name="f40" draw:formula="177*logwidth/209"/>
              <draw:equation draw:name="f41" draw:formula="207*logheight/216"/>
              <draw:equation draw:name="f42" draw:formula="176*logwidth/209"/>
              <draw:equation draw:name="f43" draw:formula="216*logheight/216"/>
              <draw:equation draw:name="f44" draw:formula="74*logwidth/209"/>
              <draw:equation draw:name="f45" draw:formula="210*logheight/216"/>
              <draw:equation draw:name="f46" draw:formula="63*logwidth/209"/>
              <draw:equation draw:name="f47" draw:formula="201*logheight/216"/>
              <draw:equation draw:name="f48" draw:formula="60*logwidth/209"/>
              <draw:equation draw:name="f49" draw:formula="189*logheight/216"/>
              <draw:equation draw:name="f50" draw:formula="58*logwidth/209"/>
              <draw:equation draw:name="f51" draw:formula="176*logheight/216"/>
              <draw:equation draw:name="f52" draw:formula="56*logwidth/209"/>
              <draw:equation draw:name="f53" draw:formula="162*logheight/216"/>
              <draw:equation draw:name="f54" draw:formula="46*logwidth/209"/>
              <draw:equation draw:name="f55" draw:formula="145*logheight/216"/>
              <draw:equation draw:name="f56" draw:formula="32*logwidth/209"/>
              <draw:equation draw:name="f57" draw:formula="127*logheight/216"/>
              <draw:equation draw:name="f58" draw:formula="13*logwidth/209"/>
              <draw:equation draw:name="f59" draw:formula="118*logheight/216"/>
              <draw:equation draw:name="f60" draw:formula="5*logwidth/209"/>
              <draw:equation draw:name="f61" draw:formula="100*logheight/216"/>
              <draw:equation draw:name="f62" draw:formula="5*logwidth/209"/>
              <draw:equation draw:name="f63" draw:formula="87*logheight/216"/>
              <draw:equation draw:name="f64" draw:formula="5*logwidth/209"/>
              <draw:equation draw:name="f65" draw:formula="69*logheight/216"/>
              <draw:equation draw:name="f66" draw:formula="5*logwidth/209"/>
              <draw:equation draw:name="f67" draw:formula="56*logheight/216"/>
              <draw:equation draw:name="f68" draw:formula="17*logwidth/209"/>
              <draw:equation draw:name="f69" draw:formula="47*logheight/216"/>
              <draw:equation draw:name="f70" draw:formula="24*logwidth/209"/>
              <draw:equation draw:name="f71" draw:formula="15*logheight/216"/>
              <draw:equation draw:name="f72" draw:formula="31*logwidth/209"/>
              <draw:equation draw:name="f73" draw:formula="14*logheight/216"/>
              <draw:equation draw:name="f74" draw:formula="47*logwidth/209"/>
              <draw:equation draw:name="f75" draw:formula="10*logheight/216"/>
              <draw:equation draw:name="f76" draw:formula="64*logwidth/209"/>
              <draw:equation draw:name="f77" draw:formula="4*logheight/216"/>
              <draw:equation draw:name="f78" draw:formula="74*logwidth/209"/>
              <draw:equation draw:name="f79" draw:formula="3*logheight/216"/>
              <draw:equation draw:name="f80" draw:formula="70*logwidth/209"/>
              <draw:equation draw:name="f81" draw:formula="14*logheight/216"/>
              <draw:equation draw:name="f82" draw:formula="71*logwidth/209"/>
              <draw:equation draw:name="f83" draw:formula="18*logheight/216"/>
              <draw:equation draw:name="f84" draw:formula="83*logwidth/209"/>
              <draw:equation draw:name="f85" draw:formula="19*logheight/216"/>
              <draw:equation draw:name="f86" draw:formula="89*logwidth/209"/>
              <draw:equation draw:name="f87" draw:formula="22*logheight/216"/>
              <draw:equation draw:name="f88" draw:formula="141*logwidth/209"/>
              <draw:equation draw:name="f89" draw:formula="47*logheight/216"/>
              <draw:equation draw:name="f90" draw:formula="153*logwidth/209"/>
              <draw:equation draw:name="f91" draw:formula="48*logheight/216"/>
              <draw:equation draw:name="f92" draw:formula="162*logwidth/209"/>
              <draw:equation draw:name="f93" draw:formula="50*logheight/216"/>
              <draw:equation draw:name="f94" draw:formula="165*logwidth/209"/>
              <draw:equation draw:name="f95" draw:formula="57*logheight/216"/>
              <draw:equation draw:name="f96" draw:formula="174*logwidth/209"/>
              <draw:equation draw:name="f97" draw:formula="60*logheight/216"/>
              <draw:equation draw:name="f98" draw:formula="177*logwidth/209"/>
              <draw:equation draw:name="f99" draw:formula="69*logheight/216"/>
              <draw:equation draw:name="f100" draw:formula="174*logwidth/209"/>
              <draw:equation draw:name="f101" draw:formula="76*logheight/216"/>
              <draw:equation draw:name="f102" draw:formula="181*logwidth/209"/>
              <draw:equation draw:name="f103" draw:formula="78*logheight/216"/>
              <draw:equation draw:name="f104" draw:formula="181*logwidth/209"/>
              <draw:equation draw:name="f105" draw:formula="91*logheight/216"/>
              <draw:equation draw:name="f106" draw:formula="177*logwidth/209"/>
              <draw:equation draw:name="f107" draw:formula="100*logheight/216"/>
              <draw:equation draw:name="f108" draw:formula="170*logwidth/209"/>
              <draw:equation draw:name="f109" draw:formula="113*logheight/216"/>
              <draw:equation draw:name="f110" draw:formula="172*logwidth/209"/>
              <draw:equation draw:name="f111" draw:formula="119*logheight/216"/>
              <draw:equation draw:name="f112" draw:formula="180*logwidth/209"/>
              <draw:equation draw:name="f113" draw:formula="109*logheight/216"/>
              <draw:equation draw:name="f114" draw:formula="190*logwidth/209"/>
              <draw:equation draw:name="f115" draw:formula="104*logheight/216"/>
              <draw:equation draw:name="f116" draw:formula="194*logwidth/209"/>
              <draw:equation draw:name="f117" draw:formula="95*logheight/216"/>
              <draw:equation draw:name="f118" draw:formula="201*logwidth/209"/>
              <draw:equation draw:name="f119" draw:formula="86*logheight/216"/>
              <draw:equation draw:name="f120" draw:formula="logwidth"/>
              <draw:equation draw:name="f121" draw:formula="logheight"/>
            </draw:enhanced-geometry>
          </draw:custom-shape>
          <draw:custom-shape draw:name="Freeform 10" draw:style-name="gr3" draw:text-style-name="P2" draw:layer="layout" svg:width="1.871cm" svg:height="1.683cm" svg:x="27.088cm" svg:y="8.001cm">
            <text:p><text:span text:style-name="T1"/></text:p>
            <draw:enhanced-geometry draw:mirror-horizontal="false" draw:mirror-vertical="false" drawooo:sub-view-size="170 153" draw:text-areas="0 0 ?f102 ?f103" svg:viewBox="0 0 0 0" draw:type="ooxml-non-primitive" draw:enhanced-path="M 169 54 C 167 54 167 54 167 54 167 54 168 52 168 52 168 52 168 51 168 51 166 51 166 51 166 51 166 50 166 50 166 50 165 50 165 50 165 50 165 50 165 48 165 47 165 47 166 46 166 46 166 46 164 46 164 46 164 46 162 47 162 47 162 47 163 46 162 46 162 45 161 46 161 46 161 46 155 42 155 42 153 42 153 42 153 42 151 45 151 45 151 45 151 45 148 45 148 45 148 44 147 46 147 46 145 45 145 45 145 45 145 45 146 47 146 47 146 47 145 47 145 47 144 48 144 49 144 49 146 49 146 49 146 49 144 50 144 50 144 50 144 50 142 50 142 50 142 50 140 50 139 49 139 49 137 48 137 48 137 48 135 48 135 48 135 47 134 46 134 46 134 45 133 46 133 46 133 46 133 46 133 46 132 46 132 47 132 48 132 48 132 48 132 48 131 48 131 48 131 48 131 48 128 51 128 51 128 52 127 53 127 53 127 53 126 53 126 53 126 52 125 52 124 52 124 51 123 52 123 52 122 53 122 53 122 53 121 54 121 54 121 54 120 56 120 56 120 56 119 56 119 56 119 56 116 59 116 59 116 59 116 59 114 60 114 60 114 60 109 63 109 63 109 41 109 41 109 41 74 41 74 41 74 41 74 0 74 0 74 0 72 1 72 1 72 1 70 0 70 0 70 0 70 0 69 0 69 0 69 1 68 2 68 2 68 2 70 5 70 5 70 5 71 7 71 7 71 7 70 9 70 9 70 10 69 11 69 11 69 12 71 15 71 15 66 24 66 24 66 24 66 28 66 28 66 28 66 32 66 32 66 32 66 32 64 33 64 33 64 33 64 35 64 35 64 35 63 37 63 37 62 37 61 39 61 39 61 40 63 42 63 42 63 42 62 42 62 43 61 43 61 46 61 46 61 46 59 46 59 46 59 46 58 48 58 48 51 55 51 55 51 55 51 55 46 58 46 58 46 58 44 58 44 58 44 58 42 55 42 55 42 55 41 55 41 55 40 55 40 57 39 57 39 57 38 58 38 58 38 58 37 62 37 62 37 62 36 61 36 61 35 61 34 61 34 61 34 61 33 64 33 64 32 64 31 65 31 65 31 65 31 69 31 69 31 69 30 70 30 70 30 70 29 70 29 71 29 71 30 72 30 72 30 72 30 77 30 77 28 76 28 76 28 76 28 76 28 77 28 78 28 78 27 79 27 79 27 79 25 79 25 79 25 79 25 77 25 77 25 77 26 76 26 76 26 76 25 75 25 75 25 75 24 74 24 74 24 74 22 73 22 72 22 72 21 72 21 73 21 73 20 74 20 74 20 75 18 78 18 78 18 79 17 81 17 81 17 81 15 83 15 83 15 83 16 86 16 87 16 87 17 91 17 91 17 91 14 91 14 91 14 92 12 92 12 92 12 92 12 94 12 94 12 95 11 97 11 97 11 97 10 98 10 98 9 99 6 99 6 99 2 100 2 100 2 100 2 100 2 102 2 103 2 103 2 106 2 106 2 106 1 107 1 107 2 109 2 109 2 109 1 110 1 110 1 110 1 110 0 111 0 112 0 112 2 112 2 112 2 112 3 115 3 115 4 115 4 117 4 117 4 117 6 118 6 118 6 118 6 119 6 119 5 121 5 121 5 121 5 121 8 122 8 122 8 122 9 126 9 126 12 128 12 128 12 128 12 128 11 129 11 129 11 130 11 131 11 131 11 131 15 134 15 134 17 134 17 134 17 134 18 137 18 137 18 137 21 138 21 138 21 138 23 138 23 138 23 138 25 139 25 139 25 139 25 139 24 140 24 140 24 140 23 141 23 141 24 142 24 142 24 142 24 143 24 143 24 143 24 143 25 146 25 146 25 146 28 148 28 148 30 149 30 149 30 149 30 149 32 150 32 150 32 150 33 152 33 152 33 153 38 152 38 152 44 146 44 146 44 146 49 151 49 151 49 151 52 149 52 149 52 149 54 149 54 149 54 149 61 148 61 148 61 148 62 146 62 146 62 146 61 145 61 145 61 145 62 143 62 143 62 143 63 144 63 144 63 144 66 145 66 145 66 145 70 142 70 142 70 142 73 140 73 140 73 140 75 143 75 143 75 143 81 139 81 139 81 139 81 139 81 138 80 138 80 138 80 137 80 136 80 136 83 135 83 135 83 134 83 134 83 134 83 134 82 132 82 132 82 132 82 130 82 130 84 125 84 125 84 125 84 125 85 123 85 123 85 123 88 121 88 121 88 120 91 117 91 117 91 117 93 115 93 115 93 115 94 113 94 113 93 111 93 111 93 111 94 109 94 109 94 109 95 108 95 108 95 108 98 106 98 106 98 106 98 104 98 104 98 104 98 104 101 102 101 102 101 101 101 101 101 101 101 101 102 99 102 99 103 95 103 95 103 95 103 91 103 91 103 91 103 91 106 92 106 92 107 93 108 94 108 94 108 94 109 97 109 97 109 97 116 99 116 99 116 99 121 89 121 89 121 88 123 89 123 89 123 89 123 85 123 85 123 85 126 80 126 80 130 84 130 84 130 84 132 81 132 81 132 81 133 79 133 79 133 79 135 76 135 76 135 76 135 78 135 78 135 78 137 76 137 76 137 76 139 74 139 74 139 74 139 75 139 75 139 75 139 75 141 72 141 72 141 72 146 66 146 66 146 66 146 65 146 65 146 65 145 64 145 64 147 61 147 61 147 61 149 58 149 58 149 58 148 57 148 57 148 57 148 52 148 52 148 52 166 67 166 67 166 67 170 59 170 59 170 59 169 58 169 58 169 58 L 169 54 Z N">
              <draw:equation draw:name="f0" draw:formula="168*logwidth/170"/>
              <draw:equation draw:name="f1" draw:formula="51*logheight/153"/>
              <draw:equation draw:name="f2" draw:formula="165*logwidth/170"/>
              <draw:equation draw:name="f3" draw:formula="47*logheight/153"/>
              <draw:equation draw:name="f4" draw:formula="162*logwidth/170"/>
              <draw:equation draw:name="f5" draw:formula="46*logheight/153"/>
              <draw:equation draw:name="f6" draw:formula="151*logwidth/170"/>
              <draw:equation draw:name="f7" draw:formula="45*logheight/153"/>
              <draw:equation draw:name="f8" draw:formula="146*logwidth/170"/>
              <draw:equation draw:name="f9" draw:formula="47*logheight/153"/>
              <draw:equation draw:name="f10" draw:formula="144*logwidth/170"/>
              <draw:equation draw:name="f11" draw:formula="50*logheight/153"/>
              <draw:equation draw:name="f12" draw:formula="135*logwidth/170"/>
              <draw:equation draw:name="f13" draw:formula="48*logheight/153"/>
              <draw:equation draw:name="f14" draw:formula="132*logwidth/170"/>
              <draw:equation draw:name="f15" draw:formula="48*logheight/153"/>
              <draw:equation draw:name="f16" draw:formula="127*logwidth/170"/>
              <draw:equation draw:name="f17" draw:formula="53*logheight/153"/>
              <draw:equation draw:name="f18" draw:formula="122*logwidth/170"/>
              <draw:equation draw:name="f19" draw:formula="53*logheight/153"/>
              <draw:equation draw:name="f20" draw:formula="116*logwidth/170"/>
              <draw:equation draw:name="f21" draw:formula="59*logheight/153"/>
              <draw:equation draw:name="f22" draw:formula="74*logwidth/170"/>
              <draw:equation draw:name="f23" draw:formula="41*logheight/153"/>
              <draw:equation draw:name="f24" draw:formula="69*logwidth/170"/>
              <draw:equation draw:name="f25" draw:formula="0*logheight/153"/>
              <draw:equation draw:name="f26" draw:formula="70*logwidth/170"/>
              <draw:equation draw:name="f27" draw:formula="9*logheight/153"/>
              <draw:equation draw:name="f28" draw:formula="66*logwidth/170"/>
              <draw:equation draw:name="f29" draw:formula="28*logheight/153"/>
              <draw:equation draw:name="f30" draw:formula="63*logwidth/170"/>
              <draw:equation draw:name="f31" draw:formula="37*logheight/153"/>
              <draw:equation draw:name="f32" draw:formula="61*logwidth/170"/>
              <draw:equation draw:name="f33" draw:formula="46*logheight/153"/>
              <draw:equation draw:name="f34" draw:formula="46*logwidth/170"/>
              <draw:equation draw:name="f35" draw:formula="58*logheight/153"/>
              <draw:equation draw:name="f36" draw:formula="39*logwidth/170"/>
              <draw:equation draw:name="f37" draw:formula="57*logheight/153"/>
              <draw:equation draw:name="f38" draw:formula="34*logwidth/170"/>
              <draw:equation draw:name="f39" draw:formula="61*logheight/153"/>
              <draw:equation draw:name="f40" draw:formula="30*logwidth/170"/>
              <draw:equation draw:name="f41" draw:formula="70*logheight/153"/>
              <draw:equation draw:name="f42" draw:formula="28*logwidth/170"/>
              <draw:equation draw:name="f43" draw:formula="76*logheight/153"/>
              <draw:equation draw:name="f44" draw:formula="25*logwidth/170"/>
              <draw:equation draw:name="f45" draw:formula="77*logheight/153"/>
              <draw:equation draw:name="f46" draw:formula="22*logwidth/170"/>
              <draw:equation draw:name="f47" draw:formula="72*logheight/153"/>
              <draw:equation draw:name="f48" draw:formula="17*logwidth/170"/>
              <draw:equation draw:name="f49" draw:formula="81*logheight/153"/>
              <draw:equation draw:name="f50" draw:formula="14*logwidth/170"/>
              <draw:equation draw:name="f51" draw:formula="91*logheight/153"/>
              <draw:equation draw:name="f52" draw:formula="10*logwidth/170"/>
              <draw:equation draw:name="f53" draw:formula="98*logheight/153"/>
              <draw:equation draw:name="f54" draw:formula="2*logwidth/170"/>
              <draw:equation draw:name="f55" draw:formula="106*logheight/153"/>
              <draw:equation draw:name="f56" draw:formula="0*logwidth/170"/>
              <draw:equation draw:name="f57" draw:formula="112*logheight/153"/>
              <draw:equation draw:name="f58" draw:formula="6*logwidth/170"/>
              <draw:equation draw:name="f59" draw:formula="118*logheight/153"/>
              <draw:equation draw:name="f60" draw:formula="9*logwidth/170"/>
              <draw:equation draw:name="f61" draw:formula="126*logheight/153"/>
              <draw:equation draw:name="f62" draw:formula="15*logwidth/170"/>
              <draw:equation draw:name="f63" draw:formula="134*logheight/153"/>
              <draw:equation draw:name="f64" draw:formula="23*logwidth/170"/>
              <draw:equation draw:name="f65" draw:formula="138*logheight/153"/>
              <draw:equation draw:name="f66" draw:formula="24*logwidth/170"/>
              <draw:equation draw:name="f67" draw:formula="142*logheight/153"/>
              <draw:equation draw:name="f68" draw:formula="30*logwidth/170"/>
              <draw:equation draw:name="f69" draw:formula="149*logheight/153"/>
              <draw:equation draw:name="f70" draw:formula="44*logwidth/170"/>
              <draw:equation draw:name="f71" draw:formula="146*logheight/153"/>
              <draw:equation draw:name="f72" draw:formula="61*logwidth/170"/>
              <draw:equation draw:name="f73" draw:formula="148*logheight/153"/>
              <draw:equation draw:name="f74" draw:formula="63*logwidth/170"/>
              <draw:equation draw:name="f75" draw:formula="144*logheight/153"/>
              <draw:equation draw:name="f76" draw:formula="75*logwidth/170"/>
              <draw:equation draw:name="f77" draw:formula="143*logheight/153"/>
              <draw:equation draw:name="f78" draw:formula="83*logwidth/170"/>
              <draw:equation draw:name="f79" draw:formula="135*logheight/153"/>
              <draw:equation draw:name="f80" draw:formula="84*logwidth/170"/>
              <draw:equation draw:name="f81" draw:formula="125*logheight/153"/>
              <draw:equation draw:name="f82" draw:formula="93*logwidth/170"/>
              <draw:equation draw:name="f83" draw:formula="115*logheight/153"/>
              <draw:equation draw:name="f84" draw:formula="95*logwidth/170"/>
              <draw:equation draw:name="f85" draw:formula="108*logheight/153"/>
              <draw:equation draw:name="f86" draw:formula="101*logwidth/170"/>
              <draw:equation draw:name="f87" draw:formula="101*logheight/153"/>
              <draw:equation draw:name="f88" draw:formula="106*logwidth/170"/>
              <draw:equation draw:name="f89" draw:formula="92*logheight/153"/>
              <draw:equation draw:name="f90" draw:formula="121*logwidth/170"/>
              <draw:equation draw:name="f91" draw:formula="89*logheight/153"/>
              <draw:equation draw:name="f92" draw:formula="130*logwidth/170"/>
              <draw:equation draw:name="f93" draw:formula="84*logheight/153"/>
              <draw:equation draw:name="f94" draw:formula="135*logwidth/170"/>
              <draw:equation draw:name="f95" draw:formula="78*logheight/153"/>
              <draw:equation draw:name="f96" draw:formula="141*logwidth/170"/>
              <draw:equation draw:name="f97" draw:formula="72*logheight/153"/>
              <draw:equation draw:name="f98" draw:formula="147*logwidth/170"/>
              <draw:equation draw:name="f99" draw:formula="61*logheight/153"/>
              <draw:equation draw:name="f100" draw:formula="166*logwidth/170"/>
              <draw:equation draw:name="f101" draw:formula="67*logheight/153"/>
              <draw:equation draw:name="f102" draw:formula="logwidth"/>
              <draw:equation draw:name="f103" draw:formula="logheight"/>
            </draw:enhanced-geometry>
          </draw:custom-shape>
          <draw:custom-shape draw:name="Freeform 11" draw:style-name="gr4" draw:text-style-name="P2" draw:layer="layout" svg:width="2.968cm" svg:height="1.94cm" svg:x="11.102cm" svg:y="3.494cm">
            <text:p><text:span text:style-name="T1"/></text:p>
            <draw:enhanced-geometry draw:mirror-horizontal="false" draw:mirror-vertical="false" drawooo:sub-view-size="270 176" draw:text-areas="0 0 ?f120 ?f121" svg:viewBox="0 0 0 0" draw:type="ooxml-non-primitive" draw:enhanced-path="M 63 94 C 63 94 63 94 63 94 63 94 63 93 63 93 63 93 63 92 63 92 63 92 63 91 64 91 64 91 64 91 64 90 64 90 64 90 64 90 65 90 65 90 65 90 65 90 65 91 65 91 65 91 65 92 65 92 65 93 65 93 65 93 66 93 66 93 65 93 65 94 65 94 65 94 65 94 65 95 65 95 65 95 64 95 64 95 64 95 64 95 63 94 Z M 77 85 C 77 85 77 85 77 86 77 86 77 87 77 87 78 87 78 86 78 86 78 86 79 86 79 85 79 85 79 84 79 83 79 82 79 82 79 81 79 80 79 79 78 79 78 79 78 80 77 81 77 81 77 81 77 82 77 82 77 82 77 82 77 83 77 84 77 85 Z M 77 49 C 77 49 77 50 76 50 76 51 76 51 76 50 76 50 76 49 76 49 75 49 76 48 75 48 75 47 75 47 75 46 75 46 75 46 75 45 75 45 75 45 75 45 75 44 75 44 74 44 74 44 74 43 74 43 74 43 74 43 73 42 73 42 73 43 72 42 72 42 72 42 72 42 72 42 71 41 71 41 71 41 71 40 71 40 72 40 72 40 72 39 72 39 72 39 73 39 73 39 73 39 73 39 74 39 74 39 74 39 74 39 74 38 74 38 75 38 75 38 75 38 75 38 75 38 75 38 76 38 76 38 76 38 76 37 77 37 77 36 77 36 76 35 75 35 74 35 74 34 73 33 73 33 72 33 72 33 72 34 72 34 71 34 71 34 71 35 71 35 71 36 70 36 70 36 70 37 70 37 70 37 70 38 70 38 70 39 69 39 69 39 69 40 69 40 69 40 69 41 69 41 69 41 69 42 69 42 69 42 69 43 70 43 70 44 71 44 71 45 72 45 73 45 73 45 73 45 73 46 73 47 73 48 73 49 74 49 74 50 74 50 74 50 74 50 74 51 74 51 74 52 75 52 75 52 75 53 75 53 75 53 75 53 75 53 76 54 76 54 76 55 76 55 76 54 76 54 77 54 77 54 77 54 77 54 77 54 78 53 78 53 78 53 79 54 79 54 79 55 79 55 79 56 79 56 79 57 79 57 79 58 80 58 80 58 81 57 81 57 81 57 81 57 82 56 82 56 82 56 82 56 82 55 82 54 82 54 82 54 82 54 82 53 82 53 81 53 81 52 81 52 81 51 81 51 80 50 80 50 79 50 79 49 78 50 78 49 78 49 77 49 77 49 77 48 77 48 77 48 77 48 77 49 77 49 Z M 59 27 C 59 26 60 25 59 25 59 25 59 24 59 24 59 24 59 24 58 23 58 23 57 23 57 22 57 22 57 21 57 21 56 20 56 21 55 21 55 22 54 22 55 23 55 23 54 23 55 24 55 25 55 25 55 25 55 26 55 26 56 27 56 27 57 27 57 28 58 28 58 28 59 29 60 29 59 27 59 27 Z M 64 30 C 64 30 64 30 65 30 65 30 65 31 65 30 66 30 65 30 65 30 65 29 65 29 65 28 65 28 65 27 65 26 65 26 65 26 65 25 65 25 65 25 65 25 64 25 64 25 64 26 64 26 64 26 64 27 64 27 63 27 63 27 63 28 63 28 63 29 63 29 62 29 62 29 63 30 63 30 64 30 Z M 63 18 C 63 18 63 18 64 18 64 17 64 18 64 18 64 19 65 19 65 19 65 20 65 20 66 20 66 21 66 21 66 21 66 22 67 21 67 21 67 21 68 20 68 20 69 20 69 19 69 19 69 18 68 18 68 18 67 18 67 18 67 17 67 17 66 17 66 17 65 17 65 16 64 16 64 16 63 16 62 16 62 16 62 17 61 17 61 17 61 18 60 18 60 19 59 19 60 19 60 20 60 20 60 20 60 21 60 21 61 21 61 21 61 21 61 22 61 22 61 22 61 22 62 22 62 22 63 22 63 22 63 22 64 22 64 22 64 22 64 21 64 21 64 20 64 20 64 20 63 19 63 19 63 19 63 19 63 18 Z M 74 26 C 74 26 75 25 74 25 74 25 74 25 74 24 74 24 73 23 73 24 73 24 73 24 73 24 73 25 73 25 73 25 73 26 74 26 74 26 Z M 269 147 C 269 146 270 145 269 145 269 145 268 145 268 144 268 143 268 141 268 141 268 140 268 139 267 139 266 138 265 137 265 137 265 136 265 136 265 135 265 135 266 133 266 133 266 0 266 0 266 0 67 0 67 0 67 0 68 1 69 2 69 2 69 3 69 3 69 3 69 3 69 3 68 3 68 3 68 2 68 2 67 2 67 3 67 3 67 3 66 3 66 4 67 4 68 4 68 4 69 4 68 4 68 5 68 5 68 5 68 6 68 6 67 6 67 6 67 7 68 7 68 7 68 8 69 8 69 8 69 8 69 8 70 8 70 9 70 9 70 10 70 10 70 11 70 11 70 11 71 12 71 12 71 12 71 12 72 12 72 12 72 12 72 13 72 13 72 13 72 14 72 14 73 15 73 14 73 14 73 14 73 13 73 13 74 13 74 12 74 12 75 13 76 13 76 13 76 13 76 13 76 14 76 14 77 14 77 14 78 14 78 14 78 14 78 15 78 15 78 15 77 15 77 16 77 16 77 17 77 18 78 18 78 18 78 18 78 19 78 19 79 19 79 20 79 20 79 21 79 21 80 21 80 21 80 22 80 22 79 23 79 23 78 23 78 23 78 23 77 24 77 24 78 24 78 24 78 25 78 25 78 25 78 25 78 26 78 27 78 28 78 28 78 29 78 29 78 29 77 29 77 29 77 29 77 29 76 29 76 29 76 29 76 29 76 28 76 28 75 28 75 27 75 27 74 27 74 27 73 26 73 27 72 27 72 27 72 28 72 28 72 29 72 29 72 29 71 30 72 30 72 30 72 31 72 31 73 31 72 32 73 32 73 32 73 32 73 31 74 31 74 31 74 31 74 31 75 31 75 31 75 32 76 32 76 32 76 32 76 33 76 33 76 33 77 33 77 34 77 34 77 34 78 34 78 34 78 34 79 35 79 35 80 35 80 35 80 35 80 35 80 36 80 36 81 36 81 36 81 36 82 36 82 36 82 37 82 37 83 37 83 37 83 37 83 37 83 37 83 37 83 37 82 38 82 38 82 38 82 38 82 39 81 39 81 39 81 40 81 40 81 40 80 40 80 40 80 40 80 40 80 40 80 39 80 40 80 39 80 39 80 39 79 39 79 39 79 39 78 39 78 39 78 39 78 39 78 40 78 40 77 40 77 40 76 40 76 41 76 41 76 42 76 42 76 43 76 43 76 43 77 44 77 44 77 44 77 45 77 45 77 46 77 46 77 46 78 46 78 47 78 47 78 47 79 47 79 47 79 47 80 47 80 48 80 48 80 48 80 47 80 47 80 47 80 47 80 47 79 47 79 47 79 46 79 46 79 46 79 46 79 46 79 45 79 45 79 45 79 45 79 44 79 44 79 44 78 44 78 44 78 44 78 44 78 43 78 43 78 43 79 43 79 43 79 42 79 42 79 42 80 42 80 42 80 42 80 42 80 42 81 42 81 42 82 42 81 43 82 43 82 44 82 45 82 45 82 46 82 46 82 46 82 46 82 47 83 47 83 47 83 48 83 48 83 48 84 48 84 49 84 49 85 49 85 50 86 50 86 51 86 51 86 52 87 52 87 52 87 52 88 52 88 52 88 52 87 52 87 53 87 53 86 53 86 54 86 54 86 54 85 55 85 55 85 56 85 56 84 56 84 56 84 57 84 57 84 57 84 57 84 58 84 58 83 58 83 58 83 58 83 59 83 59 83 60 83 60 83 61 82 61 82 62 82 62 82 63 81 63 81 64 81 64 81 64 81 65 81 65 81 66 82 66 82 66 82 67 81 67 81 67 81 68 81 68 81 69 81 69 81 69 80 69 80 69 80 69 80 70 80 70 80 70 80 71 80 71 80 71 80 71 80 71 80 71 81 72 81 72 81 72 81 72 82 73 82 73 82 73 82 73 82 74 83 74 82 74 82 74 82 74 82 74 81 74 80 74 80 75 80 75 80 76 80 76 81 76 81 77 81 77 81 77 81 78 81 78 81 79 81 79 81 79 81 80 82 80 82 80 82 81 83 81 83 82 83 82 83 82 83 82 83 86 83 86 83 86 83 87 83 87 83 87 83 87 82 87 82 88 81 88 81 88 81 88 81 88 80 88 80 88 80 89 80 89 81 90 81 90 81 90 81 90 80 91 80 90 80 90 80 90 79 90 79 90 79 90 79 89 78 89 78 89 77 89 77 89 77 90 77 91 76 91 76 91 75 92 75 92 75 93 75 93 75 94 75 94 74 95 74 95 73 96 73 97 72 98 71 99 70 99 70 99 69 98 69 98 69 98 68 98 68 97 68 97 67 97 67 96 66 96 66 95 65 96 65 96 65 96 65 96 64 97 64 97 64 96 64 97 63 97 63 98 63 98 63 98 64 100 63 100 63 100 63 99 63 99 62 98 62 99 62 99 61 99 61 100 60 100 60 99 61 99 61 99 61 98 61 98 62 97 62 97 62 97 62 96 62 96 62 96 61 96 61 95 61 95 62 95 62 95 62 94 62 94 62 93 62 93 62 92 62 92 62 91 62 91 63 90 63 90 63 89 64 89 64 88 64 88 65 88 65 88 65 88 66 88 66 87 66 87 66 87 65 86 66 86 66 86 67 86 67 87 67 87 67 87 67 87 67 88 67 88 67 88 67 89 67 89 67 90 67 90 67 90 67 91 67 91 67 92 67 92 67 92 67 93 67 93 67 93 67 93 67 94 67 94 67 94 67 94 68 95 68 95 68 95 69 95 69 95 69 94 69 93 69 93 69 92 69 91 70 90 70 89 70 89 70 88 70 87 70 87 70 87 71 86 71 86 72 85 72 85 72 86 73 86 72 86 72 87 72 87 72 87 72 88 72 88 72 89 72 89 72 89 73 90 73 90 73 90 74 90 74 91 75 91 75 90 75 90 75 90 75 90 75 78 75 78 75 78 75 75 75 75 75 75 75 75 75 75 76 75 76 74 76 75 77 75 78 75 77 73 77 73 77 72 77 72 77 71 77 71 77 70 77 70 77 70 77 70 77 70 76 69 77 68 76 68 76 68 75 68 76 67 76 67 77 67 77 67 78 67 78 66 78 65 78 64 78 63 78 62 78 62 77 61 77 61 77 60 77 60 77 59 77 59 77 59 77 58 76 58 76 58 76 58 75 58 75 58 75 59 74 59 74 59 74 60 73 60 73 60 73 61 72 62 72 62 72 63 71 63 71 63 71 64 70 65 70 65 70 66 70 66 70 67 69 68 69 68 69 69 69 69 68 70 68 70 67 70 65 71 62 73 61 76 61 76 61 77 60 77 59 77 59 77 59 76 59 76 59 76 59 75 60 75 60 74 60 74 60 74 61 73 61 73 62 73 62 72 63 72 63 71 63 70 63 69 63 69 64 68 65 67 65 67 65 66 66 66 66 66 66 66 66 65 67 65 67 65 67 65 67 66 67 66 67 67 67 67 66 68 67 69 67 70 68 69 68 68 68 68 68 67 68 66 68 66 68 66 68 66 68 65 69 65 69 64 69 64 69 64 69 63 69 63 70 63 70 62 70 62 71 62 71 61 71 61 72 61 72 61 72 60 72 60 72 60 72 59 72 59 72 59 72 58 72 58 72 58 72 56 70 55 70 54 70 53 70 53 70 53 70 52 70 52 70 52 69 51 69 51 69 50 68 50 68 49 67 49 67 48 67 48 67 47 68 47 69 46 68 46 68 45 67 45 66 46 66 46 66 46 66 46 66 46 65 46 65 47 65 47 65 47 65 47 65 48 65 48 65 48 64 48 64 49 64 50 64 50 65 50 65 51 65 51 66 52 66 52 65 53 65 52 64 52 64 51 64 51 63 51 63 50 62 50 62 49 62 49 61 49 61 48 61 48 61 48 60 49 60 49 61 50 60 51 60 52 60 51 60 51 59 50 59 50 59 49 58 49 58 48 58 48 58 47 57 47 57 46 56 46 56 44 55 45 55 46 54 46 53 46 53 46 52 47 52 47 45 47 45 47 45 47 45 47 44 46 43 46 42 46 42 45 41 45 41 45 41 45 41 45 27 45 27 45 27 45 27 45 26 45 26 44 26 44 26 44 25 44 25 44 25 44 24 44 24 44 24 44 24 44 23 43 23 43 22 43 22 43 22 42 22 42 22 42 22 42 21 42 21 42 21 41 20 41 20 41 19 41 19 41 18 40 17 40 17 40 16 40 15 39 14 39 13 38 12 38 11 37 10 36 9 36 7 35 6 35 6 34 5 34 4 34 3 34 2 34 2 34 2 34 1 33 1 33 1 33 1 33 0 33 1 34 1 34 1 34 1 35 1 35 1 36 2 36 2 37 2 37 2 38 2 39 2 40 2 40 2 41 2 41 2 42 1 42 1 42 1 43 1 44 1 45 1 45 2 46 2 47 2 48 2 49 2 49 2 50 2 50 2 51 2 51 2 51 2 52 2 53 2 54 3 54 3 55 3 56 3 56 3 56 3 56 3 57 3 58 4 58 4 59 4 59 4 59 5 60 5 60 5 60 6 61 7 61 8 62 8 62 9 62 9 63 9 63 9 64 10 64 10 64 10 64 10 65 10 65 10 65 10 66 11 66 11 66 11 67 11 67 11 67 11 68 11 68 11 68 11 69 12 69 12 69 12 69 12 70 12 71 12 71 12 72 13 73 13 74 13 74 12 75 13 75 13 75 13 75 13 76 13 76 13 76 13 76 13 77 13 79 13 80 13 80 13 81 14 81 14 81 14 82 14 82 14 83 14 84 14 84 15 85 15 86 16 87 16 87 16 88 17 89 17 89 18 90 18 91 18 92 18 92 18 93 18 93 18 93 19 93 19 94 19 94 19 94 19 95 18 95 19 96 19 96 19 96 19 97 19 97 19 97 19 97 19 98 19 98 19 99 19 100 19 100 20 101 20 101 20 102 20 103 20 103 21 103 21 103 21 103 22 102 22 102 23 103 23 103 23 103 23 103 24 103 24 103 25 104 26 104 28 105 28 105 29 105 29 106 30 106 30 106 30 106 29 107 28 107 28 108 27 108 27 108 27 108 26 109 26 109 26 109 25 109 24 110 24 110 23 111 22 110 22 110 22 110 22 109 21 109 21 109 21 110 21 110 21 111 22 111 22 112 22 113 22 113 22 114 22 114 22 115 22 115 22 115 23 116 23 116 23 117 23 117 23 117 23 118 24 118 24 118 25 118 25 118 25 118 25 119 26 119 27 118 27 118 27 118 27 117 28 117 29 117 30 118 31 118 31 118 31 119 31 119 31 119 31 120 30 120 30 120 29 120 29 120 29 120 28 121 28 121 28 121 28 122 28 122 27 123 27 123 27 124 27 124 27 124 28 125 28 125 28 125 29 126 29 126 29 127 29 127 29 127 29 128 28 128 29 129 29 129 28 130 28 130 28 130 28 131 28 131 28 132 29 132 29 132 29 133 29 134 28 134 28 134 28 135 28 135 27 136 27 136 26 136 26 136 26 135 26 135 26 135 25 134 25 134 25 133 25 133 26 132 25 132 25 132 25 132 25 131 25 131 25 131 25 130 24 129 25 128 25 126 25 126 25 125 25 125 25 125 24 124 24 124 24 124 24 123 24 123 24 123 24 124 23 124 23 125 23 127 23 128 23 129 23 131 23 132 23 133 23 134 24 135 24 136 24 137 24 138 24 139 25 139 26 139 27 140 27 140 28 141 28 141 28 142 29 142 29 142 30 141 30 141 31 141 31 141 32 141 33 141 34 140 35 139 35 139 36 139 36 140 36 140 36 140 37 140 38 141 39 140 40 140 41 140 42 140 43 140 44 141 45 142 45 142 46 143 47 144 48 145 48 145 49 146 49 146 50 146 50 146 50 146 51 146 51 146 52 146 52 146 53 145 54 145 54 145 55 145 55 145 56 145 57 145 58 146 59 146 59 147 60 147 60 148 61 148 61 148 62 149 63 149 64 150 64 151 64 152 64 153 65 154 65 155 66 156 66 156 67 157 67 157 68 158 68 159 68 161 68 162 68 163 68 164 68 165 69 166 69 167 69 167 69 168 69 168 69 169 69 169 69 170 70 171 70 171 71 172 73 174 76 174 78 175 79 175 80 175 81 175 82 175 82 175 83 176 83 176 84 176 84 176 87 176 87 176 87 176 88 176 89 175 90 175 92 174 94 173 95 172 96 171 97 171 98 170 99 170 100 169 101 169 101 169 102 169 102 169 104 169 106 170 107 169 107 169 108 169 108 168 108 168 109 168 109 168 110 168 111 168 112 168 113 169 113 169 113 169 114 169 114 169 115 169 115 169 116 169 116 169 116 169 117 169 117 169 118 169 118 169 119 170 120 170 120 170 121 170 121 171 121 171 121 171 122 172 121 173 122 173 123 174 124 174 124 173 125 173 125 172 126 172 126 171 127 171 128 171 128 171 129 171 130 171 131 171 132 172 133 172 134 171 135 171 136 170 137 169 138 169 139 168 139 168 140 168 141 167 141 167 142 167 143 167 143 167 144 167 144 168 145 168 145 168 146 169 147 169 149 169 150 169 151 169 153 169 154 168 155 168 156 168 157 167 159 166 161 164 163 164 164 163 165 163 166 163 167 163 167 163 168 162 168 162 168 162 169 162 169 162 170 162 171 162 171 162 172 162 172 162 173 161 174 161 175 160 175 160 175 160 176 159 176 159 176 159 177 158 177 158 178 158 179 158 180 158 181 158 181 158 182 159 182 158 183 158 183 158 184 158 185 158 185 158 185 158 186 157 186 157 187 157 187 157 187 157 188 157 188 157 189 157 191 157 192 157 193 157 193 157 194 157 195 156 195 156 196 155 196 155 197 155 197 154 198 154 198 154 199 154 270 154 270 154 270 154 267 150 267 150 267 150 267 150 269 147 269 147 Z N">
              <draw:equation draw:name="f0" draw:formula="65*logwidth/270"/>
              <draw:equation draw:name="f1" draw:formula="93*logheight/176"/>
              <draw:equation draw:name="f2" draw:formula="79*logwidth/270"/>
              <draw:equation draw:name="f3" draw:formula="83*logheight/176"/>
              <draw:equation draw:name="f4" draw:formula="75*logwidth/270"/>
              <draw:equation draw:name="f5" draw:formula="48*logheight/176"/>
              <draw:equation draw:name="f6" draw:formula="72*logwidth/270"/>
              <draw:equation draw:name="f7" draw:formula="39*logheight/176"/>
              <draw:equation draw:name="f8" draw:formula="72*logwidth/270"/>
              <draw:equation draw:name="f9" draw:formula="33*logheight/176"/>
              <draw:equation draw:name="f10" draw:formula="73*logwidth/270"/>
              <draw:equation draw:name="f11" draw:formula="45*logheight/176"/>
              <draw:equation draw:name="f12" draw:formula="78*logwidth/270"/>
              <draw:equation draw:name="f13" draw:formula="53*logheight/176"/>
              <draw:equation draw:name="f14" draw:formula="81*logwidth/270"/>
              <draw:equation draw:name="f15" draw:formula="51*logheight/176"/>
              <draw:equation draw:name="f16" draw:formula="57*logwidth/270"/>
              <draw:equation draw:name="f17" draw:formula="21*logheight/176"/>
              <draw:equation draw:name="f18" draw:formula="65*logwidth/270"/>
              <draw:equation draw:name="f19" draw:formula="30*logheight/176"/>
              <draw:equation draw:name="f20" draw:formula="64*logwidth/270"/>
              <draw:equation draw:name="f21" draw:formula="30*logheight/176"/>
              <draw:equation draw:name="f22" draw:formula="67*logwidth/270"/>
              <draw:equation draw:name="f23" draw:formula="17*logheight/176"/>
              <draw:equation draw:name="f24" draw:formula="63*logwidth/270"/>
              <draw:equation draw:name="f25" draw:formula="22*logheight/176"/>
              <draw:equation draw:name="f26" draw:formula="73*logwidth/270"/>
              <draw:equation draw:name="f27" draw:formula="25*logheight/176"/>
              <draw:equation draw:name="f28" draw:formula="67*logwidth/270"/>
              <draw:equation draw:name="f29" draw:formula="0*logheight/176"/>
              <draw:equation draw:name="f30" draw:formula="68*logwidth/270"/>
              <draw:equation draw:name="f31" draw:formula="7*logheight/176"/>
              <draw:equation draw:name="f32" draw:formula="74*logwidth/270"/>
              <draw:equation draw:name="f33" draw:formula="12*logheight/176"/>
              <draw:equation draw:name="f34" draw:formula="80*logwidth/270"/>
              <draw:equation draw:name="f35" draw:formula="21*logheight/176"/>
              <draw:equation draw:name="f36" draw:formula="75*logwidth/270"/>
              <draw:equation draw:name="f37" draw:formula="28*logheight/176"/>
              <draw:equation draw:name="f38" draw:formula="76*logwidth/270"/>
              <draw:equation draw:name="f39" draw:formula="32*logheight/176"/>
              <draw:equation draw:name="f40" draw:formula="83*logwidth/270"/>
              <draw:equation draw:name="f41" draw:formula="37*logheight/176"/>
              <draw:equation draw:name="f42" draw:formula="76*logwidth/270"/>
              <draw:equation draw:name="f43" draw:formula="41*logheight/176"/>
              <draw:equation draw:name="f44" draw:formula="79*logwidth/270"/>
              <draw:equation draw:name="f45" draw:formula="46*logheight/176"/>
              <draw:equation draw:name="f46" draw:formula="82*logwidth/270"/>
              <draw:equation draw:name="f47" draw:formula="43*logheight/176"/>
              <draw:equation draw:name="f48" draw:formula="86*logwidth/270"/>
              <draw:equation draw:name="f49" draw:formula="54*logheight/176"/>
              <draw:equation draw:name="f50" draw:formula="81*logwidth/270"/>
              <draw:equation draw:name="f51" draw:formula="66*logheight/176"/>
              <draw:equation draw:name="f52" draw:formula="82*logwidth/270"/>
              <draw:equation draw:name="f53" draw:formula="74*logheight/176"/>
              <draw:equation draw:name="f54" draw:formula="83*logwidth/270"/>
              <draw:equation draw:name="f55" draw:formula="87*logheight/176"/>
              <draw:equation draw:name="f56" draw:formula="75*logwidth/270"/>
              <draw:equation draw:name="f57" draw:formula="92*logheight/176"/>
              <draw:equation draw:name="f58" draw:formula="63*logwidth/270"/>
              <draw:equation draw:name="f59" draw:formula="98*logheight/176"/>
              <draw:equation draw:name="f60" draw:formula="62*logwidth/270"/>
              <draw:equation draw:name="f61" draw:formula="92*logheight/176"/>
              <draw:equation draw:name="f62" draw:formula="67*logwidth/270"/>
              <draw:equation draw:name="f63" draw:formula="91*logheight/176"/>
              <draw:equation draw:name="f64" draw:formula="72*logwidth/270"/>
              <draw:equation draw:name="f65" draw:formula="85*logheight/176"/>
              <draw:equation draw:name="f66" draw:formula="77*logwidth/270"/>
              <draw:equation draw:name="f67" draw:formula="75*logheight/176"/>
              <draw:equation draw:name="f68" draw:formula="77*logwidth/270"/>
              <draw:equation draw:name="f69" draw:formula="59*logheight/176"/>
              <draw:equation draw:name="f70" draw:formula="67*logwidth/270"/>
              <draw:equation draw:name="f71" draw:formula="70*logheight/176"/>
              <draw:equation draw:name="f72" draw:formula="66*logwidth/270"/>
              <draw:equation draw:name="f73" draw:formula="65*logheight/176"/>
              <draw:equation draw:name="f74" draw:formula="72*logwidth/270"/>
              <draw:equation draw:name="f75" draw:formula="61*logheight/176"/>
              <draw:equation draw:name="f76" draw:formula="66*logwidth/270"/>
              <draw:equation draw:name="f77" draw:formula="46*logheight/176"/>
              <draw:equation draw:name="f78" draw:formula="61*logwidth/270"/>
              <draw:equation draw:name="f79" draw:formula="48*logheight/176"/>
              <draw:equation draw:name="f80" draw:formula="43*logwidth/270"/>
              <draw:equation draw:name="f81" draw:formula="46*logheight/176"/>
              <draw:equation draw:name="f82" draw:formula="20*logwidth/270"/>
              <draw:equation draw:name="f83" draw:formula="41*logheight/176"/>
              <draw:equation draw:name="f84" draw:formula="1*logwidth/270"/>
              <draw:equation draw:name="f85" draw:formula="35*logheight/176"/>
              <draw:equation draw:name="f86" draw:formula="3*logwidth/270"/>
              <draw:equation draw:name="f87" draw:formula="56*logheight/176"/>
              <draw:equation draw:name="f88" draw:formula="11*logwidth/270"/>
              <draw:equation draw:name="f89" draw:formula="68*logheight/176"/>
              <draw:equation draw:name="f90" draw:formula="14*logwidth/270"/>
              <draw:equation draw:name="f91" draw:formula="84*logheight/176"/>
              <draw:equation draw:name="f92" draw:formula="20*logwidth/270"/>
              <draw:equation draw:name="f93" draw:formula="101*logheight/176"/>
              <draw:equation draw:name="f94" draw:formula="26*logwidth/270"/>
              <draw:equation draw:name="f95" draw:formula="109*logheight/176"/>
              <draw:equation draw:name="f96" draw:formula="25*logwidth/270"/>
              <draw:equation draw:name="f97" draw:formula="118*logheight/176"/>
              <draw:equation draw:name="f98" draw:formula="28*logwidth/270"/>
              <draw:equation draw:name="f99" draw:formula="125*logheight/176"/>
              <draw:equation draw:name="f100" draw:formula="25*logwidth/270"/>
              <draw:equation draw:name="f101" draw:formula="133*logheight/176"/>
              <draw:equation draw:name="f102" draw:formula="24*logwidth/270"/>
              <draw:equation draw:name="f103" draw:formula="135*logheight/176"/>
              <draw:equation draw:name="f104" draw:formula="43*logwidth/270"/>
              <draw:equation draw:name="f105" draw:formula="140*logheight/176"/>
              <draw:equation draw:name="f106" draw:formula="64*logwidth/270"/>
              <draw:equation draw:name="f107" draw:formula="150*logheight/176"/>
              <draw:equation draw:name="f108" draw:formula="81*logwidth/270"/>
              <draw:equation draw:name="f109" draw:formula="175*logheight/176"/>
              <draw:equation draw:name="f110" draw:formula="109*logwidth/270"/>
              <draw:equation draw:name="f111" draw:formula="168*logheight/176"/>
              <draw:equation draw:name="f112" draw:formula="126*logwidth/270"/>
              <draw:equation draw:name="f113" draw:formula="172*logheight/176"/>
              <draw:equation draw:name="f114" draw:formula="154*logwidth/270"/>
              <draw:equation draw:name="f115" draw:formula="168*logheight/176"/>
              <draw:equation draw:name="f116" draw:formula="179*logwidth/270"/>
              <draw:equation draw:name="f117" draw:formula="158*logheight/176"/>
              <draw:equation draw:name="f118" draw:formula="199*logwidth/270"/>
              <draw:equation draw:name="f119" draw:formula="154*logheight/176"/>
              <draw:equation draw:name="f120" draw:formula="logwidth"/>
              <draw:equation draw:name="f121" draw:formula="logheight"/>
            </draw:enhanced-geometry>
          </draw:custom-shape>
          <draw:custom-shape draw:name="Freeform 12" draw:style-name="gr4" draw:text-style-name="P2" draw:layer="layout" svg:width="3.198cm" svg:height="1.417cm" svg:x="26.707cm" svg:y="8.575cm">
            <text:p><text:span text:style-name="T1"/></text:p>
            <draw:enhanced-geometry draw:mirror-horizontal="false" draw:mirror-vertical="false" drawooo:sub-view-size="291 129" draw:text-areas="0 0 ?f118 ?f119" svg:viewBox="0 0 0 0" draw:type="ooxml-non-primitive" draw:enhanced-path="M 270 129 C 268 129 268 129 268 129 268 128 268 128 268 128 268 127 268 127 268 127 269 126 270 128 270 128 270 128 270 128 270 129 Z M 287 71 C 288 70 288 70 288 70 288 70 288 69 288 69 289 69 289 68 289 68 289 68 289 68 289 67 289 67 290 67 290 67 290 67 290 66 290 66 290 66 290 66 290 66 291 65 291 65 291 65 291 65 290 65 290 65 290 65 290 66 289 66 289 66 289 67 288 67 288 67 287 68 287 68 287 68 287 69 287 69 287 69 287 69 287 69 287 70 287 70 287 70 287 70 287 71 287 71 Z M 278 65 C 285 65 285 65 285 65 285 65 285 65 285 65 285 66 284 67 284 68 284 68 284 69 284 69 284 69 284 70 284 70 283 71 283 71 283 72 283 72 283 72 282 72 282 73 282 73 282 73 282 74 281 74 281 75 281 75 281 76 280 76 279 78 278 79 277 81 277 82 276 82 276 83 276 85 276 86 276 87 276 88 276 89 274 89 274 89 274 89 273 89 273 89 272 89 272 90 271 90 271 91 271 92 271 92 271 92 270 93 269 93 269 94 269 94 268 94 268 95 268 95 268 96 268 96 268 96 267 97 267 97 268 98 268 98 268 99 268 99 268 100 268 101 267 101 267 102 267 103 266 103 266 103 266 102 266 102 266 101 266 101 265 101 265 101 265 100 265 100 264 100 264 99 264 98 264 98 264 97 264 97 264 97 264 96 264 96 264 95 265 95 265 94 265 93 265 93 266 92 266 92 266 91 266 91 266 90 266 90 266 89 266 89 266 89 266 88 267 87 267 86 267 86 267 85 268 83 268 82 269 82 269 81 269 81 269 80 270 80 270 79 271 78 272 77 272 76 273 75 274 74 274 73 275 73 276 72 276 71 276 70 274 71 274 70 274 69 276 69 276 69 276 68 276 68 276 68 276 68 276 68 276 68 L 278 65 Z M 266 128 C 266 129 266 129 267 129 164 129 164 129 164 129 100 127 100 127 100 127 69 127 69 127 69 127 69 126 69 126 69 126 31 126 31 126 31 126 0 126 0 126 0 126 6 123 6 123 6 123 6 123 9 123 9 123 9 123 13 122 14 122 14 121 17 121 18 120 18 120 19 119 19 119 19 118 20 116 20 116 21 116 23 115 24 115 25 115 25 115 26 115 26 114 27 113 28 113 28 112 27 110 28 110 29 109 31 108 31 108 32 107 32 108 32 107 33 106 33 105 33 104 33 104 35 103 36 102 37 101 40 99 41 99 43 98 45 98 46 97 47 97 48 95 49 94 50 94 58 86 58 86 60 87 60 87 60 87 60 87 59 88 59 88 59 88 58 89 58 89 59 90 59 90 59 90 59 91 59 91 59 91 59 91 60 94 60 94 60 94 63 96 63 96 65 97 65 97 65 97 65 97 67 98 67 98 67 98 68 100 68 100 68 101 73 100 73 100 79 94 79 94 79 94 84 99 84 99 84 99 87 97 87 97 87 97 89 97 89 97 89 97 96 96 96 96 96 96 97 94 97 94 97 94 96 93 96 93 96 93 97 91 97 91 97 91 98 92 98 92 98 92 101 93 101 93 101 93 105 90 105 90 105 90 108 88 108 88 108 88 110 91 110 91 110 91 116 87 116 87 116 87 116 87 116 86 115 86 115 86 115 85 115 84 115 84 118 83 118 83 118 82 118 82 118 82 118 82 117 80 117 80 117 80 117 78 117 78 119 73 119 73 119 73 119 73 120 71 120 71 120 71 123 69 123 69 123 68 126 65 126 65 126 65 128 63 128 63 128 63 129 61 129 61 128 59 128 59 128 59 129 57 129 57 129 57 130 56 130 56 130 56 133 54 133 54 133 54 133 52 133 52 133 52 133 52 136 50 136 50 136 49 136 49 136 49 136 49 137 47 137 47 138 43 138 43 138 43 138 39 138 39 138 39 138 39 141 40 141 40 142 41 143 42 143 42 143 42 144 45 144 45 144 45 151 47 151 47 151 47 156 37 156 37 156 36 158 37 158 37 158 37 158 33 158 33 158 33 161 28 161 28 165 32 165 32 165 32 167 29 167 29 167 29 168 27 168 27 168 27 170 24 170 24 170 24 170 26 170 26 170 26 172 24 172 24 172 24 174 22 174 22 174 22 174 23 174 23 174 23 174 23 176 20 176 20 176 20 181 14 181 14 181 14 181 13 181 13 181 13 180 12 180 12 182 9 182 9 182 9 184 6 184 6 184 6 183 5 183 5 183 5 183 0 183 0 183 0 201 15 201 15 201 15 205 7 205 7 205 7 205 7 210 7 211 8 211 8 214 11 214 11 214 11 212 14 212 14 212 14 212 16 212 16 212 17 215 18 215 18 216 18 219 19 219 19 220 19 221 20 221 20 221 20 222 22 222 22 222 22 224 22 224 22 224 22 226 24 226 24 226 25 229 21 229 21 232 25 232 25 232 25 232 27 232 27 232 27 230 28 230 28 230 28 229 28 229 28 229 28 229 33 229 33 229 33 228 33 228 34 227 34 227 35 226 35 225 35 225 36 225 36 225 36 225 36 225 36 225 37 226 37 226 37 226 37 226 37 225 38 225 38 225 38 224 38 224 38 224 38 223 37 223 37 222 37 222 38 222 38 222 39 221 40 221 40 221 41 221 42 221 42 221 44 220 45 220 47 220 48 220 48 220 49 220 50 221 50 222 50 223 51 224 51 225 50 225 50 226 50 227 50 227 50 228 50 228 50 229 49 230 49 230 49 230 49 230 50 230 50 230 51 230 52 230 53 231 54 231 55 232 56 234 57 235 58 236 59 237 59 238 60 239 60 240 60 240 60 241 60 242 60 242 60 243 60 243 61 244 61 244 61 245 62 245 63 246 63 246 64 247 65 247 65 248 66 249 67 250 67 251 68 252 68 253 69 254 69 254 69 255 70 255 70 255 71 255 72 255 72 255 72 255 73 255 73 255 74 255 74 255 74 255 73 254 73 254 73 254 72 254 72 253 72 253 72 252 72 251 72 251 72 251 72 250 71 249 71 249 72 250 72 250 72 250 72 251 72 251 72 252 72 252 73 253 73 253 73 254 74 255 75 255 77 255 77 255 77 255 78 255 78 255 79 255 79 255 79 254 80 254 80 254 80 254 81 253 81 253 82 253 83 252 82 251 82 251 82 251 81 250 81 249 81 248 81 248 81 247 81 247 80 247 80 247 80 247 80 247 80 246 79 246 79 246 79 246 78 246 77 246 77 245 76 245 76 243 75 242 75 241 73 240 73 240 72 239 72 238 71 238 71 238 70 237 70 237 69 237 69 237 68 236 67 236 67 236 67 236 68 236 69 236 69 236 69 236 70 236 71 236 71 237 71 237 72 238 72 238 73 238 73 239 73 239 73 239 74 240 74 240 74 240 75 240 75 241 76 241 76 242 77 242 77 243 78 243 78 243 78 243 79 244 79 244 79 244 80 245 80 245 81 245 81 245 82 245 82 245 83 247 83 248 83 248 82 249 82 250 83 250 83 250 83 250 83 250 84 251 84 251 84 251 85 251 85 252 86 252 86 253 86 253 86 253 86 252 86 252 87 252 87 251 87 251 87 252 88 252 88 253 88 253 89 253 89 254 89 254 89 254 89 255 90 255 90 255 90 256 90 256 91 256 91 256 91 256 92 256 93 256 94 256 94 256 95 255 95 255 95 255 95 255 95 254 95 254 95 254 95 254 94 254 94 254 94 254 93 253 93 253 92 252 92 251 91 251 91 250 92 251 93 250 93 250 93 250 93 249 93 249 93 249 93 249 92 249 93 249 93 249 94 250 94 251 95 251 95 251 95 251 96 251 96 251 96 251 96 251 97 251 97 251 97 251 98 251 98 251 99 251 100 251 101 251 101 252 102 252 102 252 103 253 103 253 103 253 103 254 104 254 105 253 106 254 107 254 107 254 108 254 108 255 108 255 109 254 109 254 110 254 110 253 110 253 110 253 110 253 110 253 110 253 110 252 110 252 111 252 111 251 111 251 110 250 110 250 110 250 109 249 109 248 109 248 108 248 108 247 108 246 107 245 106 244 105 244 104 244 104 244 103 244 102 244 102 243 101 243 101 243 100 242 100 242 100 241 100 241 100 240 101 239 100 239 100 238 100 238 100 238 100 237 100 237 100 236 100 236 100 236 99 235 99 235 99 234 99 234 99 233 99 233 99 232 99 232 99 232 98 231 98 231 98 231 97 231 98 230 98 231 98 231 98 231 99 232 99 232 99 233 100 233 100 234 100 235 100 236 100 236 100 237 101 238 102 239 102 240 102 241 103 241 104 242 105 241 107 242 108 242 108 243 108 243 108 244 109 244 109 244 109 245 109 245 110 245 110 246 110 246 110 247 111 248 111 248 111 248 112 248 112 248 113 248 113 248 113 248 114 248 114 247 114 246 115 246 116 245 116 246 117 247 116 247 116 247 116 247 115 248 115 248 115 248 114 249 114 250 114 252 114 252 114 253 114 252 115 252 115 252 116 252 116 251 116 252 117 253 117 253 116 254 116 255 115 255 115 255 114 255 114 255 114 254 113 254 113 254 113 254 112 255 111 256 111 256 112 257 112 258 112 258 112 259 113 259 113 260 113 260 113 261 113 262 113 263 113 264 114 264 113 265 113 266 113 266 113 265 114 265 114 265 114 265 114 265 115 265 115 265 115 266 116 265 116 266 116 266 117 266 117 266 118 266 118 266 118 267 119 267 119 266 119 267 120 267 120 267 120 267 120 267 121 267 121 267 122 266 122 266 123 266 124 266 124 266 125 265 125 265 126 265 126 265 127 265 128 265 128 266 128 Z N">
              <draw:equation draw:name="f0" draw:formula="270*logwidth/291"/>
              <draw:equation draw:name="f1" draw:formula="129*logheight/129"/>
              <draw:equation draw:name="f2" draw:formula="290*logwidth/291"/>
              <draw:equation draw:name="f3" draw:formula="67*logheight/129"/>
              <draw:equation draw:name="f4" draw:formula="288*logwidth/291"/>
              <draw:equation draw:name="f5" draw:formula="67*logheight/129"/>
              <draw:equation draw:name="f6" draw:formula="278*logwidth/291"/>
              <draw:equation draw:name="f7" draw:formula="65*logheight/129"/>
              <draw:equation draw:name="f8" draw:formula="283*logwidth/291"/>
              <draw:equation draw:name="f9" draw:formula="72*logheight/129"/>
              <draw:equation draw:name="f10" draw:formula="276*logwidth/291"/>
              <draw:equation draw:name="f11" draw:formula="83*logheight/129"/>
              <draw:equation draw:name="f12" draw:formula="270*logwidth/291"/>
              <draw:equation draw:name="f13" draw:formula="93*logheight/129"/>
              <draw:equation draw:name="f14" draw:formula="267*logwidth/291"/>
              <draw:equation draw:name="f15" draw:formula="101*logheight/129"/>
              <draw:equation draw:name="f16" draw:formula="264*logwidth/291"/>
              <draw:equation draw:name="f17" draw:formula="97*logheight/129"/>
              <draw:equation draw:name="f18" draw:formula="266*logwidth/291"/>
              <draw:equation draw:name="f19" draw:formula="88*logheight/129"/>
              <draw:equation draw:name="f20" draw:formula="274*logwidth/291"/>
              <draw:equation draw:name="f21" draw:formula="73*logheight/129"/>
              <draw:equation draw:name="f22" draw:formula="278*logwidth/291"/>
              <draw:equation draw:name="f23" draw:formula="65*logheight/129"/>
              <draw:equation draw:name="f24" draw:formula="69*logwidth/291"/>
              <draw:equation draw:name="f25" draw:formula="126*logheight/129"/>
              <draw:equation draw:name="f26" draw:formula="18*logwidth/291"/>
              <draw:equation draw:name="f27" draw:formula="120*logheight/129"/>
              <draw:equation draw:name="f28" draw:formula="28*logwidth/291"/>
              <draw:equation draw:name="f29" draw:formula="110*logheight/129"/>
              <draw:equation draw:name="f30" draw:formula="46*logwidth/291"/>
              <draw:equation draw:name="f31" draw:formula="97*logheight/129"/>
              <draw:equation draw:name="f32" draw:formula="59*logwidth/291"/>
              <draw:equation draw:name="f33" draw:formula="90*logheight/129"/>
              <draw:equation draw:name="f34" draw:formula="68*logwidth/291"/>
              <draw:equation draw:name="f35" draw:formula="100*logheight/129"/>
              <draw:equation draw:name="f36" draw:formula="96*logwidth/291"/>
              <draw:equation draw:name="f37" draw:formula="96*logheight/129"/>
              <draw:equation draw:name="f38" draw:formula="105*logwidth/291"/>
              <draw:equation draw:name="f39" draw:formula="90*logheight/129"/>
              <draw:equation draw:name="f40" draw:formula="118*logwidth/291"/>
              <draw:equation draw:name="f41" draw:formula="83*logheight/129"/>
              <draw:equation draw:name="f42" draw:formula="123*logwidth/291"/>
              <draw:equation draw:name="f43" draw:formula="69*logheight/129"/>
              <draw:equation draw:name="f44" draw:formula="130*logwidth/291"/>
              <draw:equation draw:name="f45" draw:formula="56*logheight/129"/>
              <draw:equation draw:name="f46" draw:formula="138*logwidth/291"/>
              <draw:equation draw:name="f47" draw:formula="43*logheight/129"/>
              <draw:equation draw:name="f48" draw:formula="156*logwidth/291"/>
              <draw:equation draw:name="f49" draw:formula="37*logheight/129"/>
              <draw:equation draw:name="f50" draw:formula="168*logwidth/291"/>
              <draw:equation draw:name="f51" draw:formula="27*logheight/129"/>
              <draw:equation draw:name="f52" draw:formula="176*logwidth/291"/>
              <draw:equation draw:name="f53" draw:formula="20*logheight/129"/>
              <draw:equation draw:name="f54" draw:formula="183*logwidth/291"/>
              <draw:equation draw:name="f55" draw:formula="5*logheight/129"/>
              <draw:equation draw:name="f56" draw:formula="212*logwidth/291"/>
              <draw:equation draw:name="f57" draw:formula="14*logheight/129"/>
              <draw:equation draw:name="f58" draw:formula="224*logwidth/291"/>
              <draw:equation draw:name="f59" draw:formula="22*logheight/129"/>
              <draw:equation draw:name="f60" draw:formula="229*logwidth/291"/>
              <draw:equation draw:name="f61" draw:formula="28*logheight/129"/>
              <draw:equation draw:name="f62" draw:formula="226*logwidth/291"/>
              <draw:equation draw:name="f63" draw:formula="37*logheight/129"/>
              <draw:equation draw:name="f64" draw:formula="221*logwidth/291"/>
              <draw:equation draw:name="f65" draw:formula="42*logheight/129"/>
              <draw:equation draw:name="f66" draw:formula="228*logwidth/291"/>
              <draw:equation draw:name="f67" draw:formula="50*logheight/129"/>
              <draw:equation draw:name="f68" draw:formula="239*logwidth/291"/>
              <draw:equation draw:name="f69" draw:formula="60*logheight/129"/>
              <draw:equation draw:name="f70" draw:formula="250*logwidth/291"/>
              <draw:equation draw:name="f71" draw:formula="67*logheight/129"/>
              <draw:equation draw:name="f72" draw:formula="254*logwidth/291"/>
              <draw:equation draw:name="f73" draw:formula="73*logheight/129"/>
              <draw:equation draw:name="f74" draw:formula="252*logwidth/291"/>
              <draw:equation draw:name="f75" draw:formula="72*logheight/129"/>
              <draw:equation draw:name="f76" draw:formula="253*logwidth/291"/>
              <draw:equation draw:name="f77" draw:formula="81*logheight/129"/>
              <draw:equation draw:name="f78" draw:formula="246*logwidth/291"/>
              <draw:equation draw:name="f79" draw:formula="79*logheight/129"/>
              <draw:equation draw:name="f80" draw:formula="237*logwidth/291"/>
              <draw:equation draw:name="f81" draw:formula="69*logheight/129"/>
              <draw:equation draw:name="f82" draw:formula="239*logwidth/291"/>
              <draw:equation draw:name="f83" draw:formula="73*logheight/129"/>
              <draw:equation draw:name="f84" draw:formula="245*logwidth/291"/>
              <draw:equation draw:name="f85" draw:formula="81*logheight/129"/>
              <draw:equation draw:name="f86" draw:formula="252*logwidth/291"/>
              <draw:equation draw:name="f87" draw:formula="86*logheight/129"/>
              <draw:equation draw:name="f88" draw:formula="255*logwidth/291"/>
              <draw:equation draw:name="f89" draw:formula="90*logheight/129"/>
              <draw:equation draw:name="f90" draw:formula="254*logwidth/291"/>
              <draw:equation draw:name="f91" draw:formula="95*logheight/129"/>
              <draw:equation draw:name="f92" draw:formula="249*logwidth/291"/>
              <draw:equation draw:name="f93" draw:formula="92*logheight/129"/>
              <draw:equation draw:name="f94" draw:formula="251*logwidth/291"/>
              <draw:equation draw:name="f95" draw:formula="100*logheight/129"/>
              <draw:equation draw:name="f96" draw:formula="254*logwidth/291"/>
              <draw:equation draw:name="f97" draw:formula="109*logheight/129"/>
              <draw:equation draw:name="f98" draw:formula="248*logwidth/291"/>
              <draw:equation draw:name="f99" draw:formula="109*logheight/129"/>
              <draw:equation draw:name="f100" draw:formula="241*logwidth/291"/>
              <draw:equation draw:name="f101" draw:formula="100*logheight/129"/>
              <draw:equation draw:name="f102" draw:formula="232*logwidth/291"/>
              <draw:equation draw:name="f103" draw:formula="99*logheight/129"/>
              <draw:equation draw:name="f104" draw:formula="236*logwidth/291"/>
              <draw:equation draw:name="f105" draw:formula="100*logheight/129"/>
              <draw:equation draw:name="f106" draw:formula="245*logwidth/291"/>
              <draw:equation draw:name="f107" draw:formula="110*logheight/129"/>
              <draw:equation draw:name="f108" draw:formula="247*logwidth/291"/>
              <draw:equation draw:name="f109" draw:formula="116*logheight/129"/>
              <draw:equation draw:name="f110" draw:formula="253*logwidth/291"/>
              <draw:equation draw:name="f111" draw:formula="117*logheight/129"/>
              <draw:equation draw:name="f112" draw:formula="259*logwidth/291"/>
              <draw:equation draw:name="f113" draw:formula="113*logheight/129"/>
              <draw:equation draw:name="f114" draw:formula="265*logwidth/291"/>
              <draw:equation draw:name="f115" draw:formula="115*logheight/129"/>
              <draw:equation draw:name="f116" draw:formula="267*logwidth/291"/>
              <draw:equation draw:name="f117" draw:formula="122*logheight/129"/>
              <draw:equation draw:name="f118" draw:formula="logwidth"/>
              <draw:equation draw:name="f119" draw:formula="logheight"/>
            </draw:enhanced-geometry>
          </draw:custom-shape>
          <draw:custom-shape draw:name="Freeform 13" draw:style-name="gr3" draw:text-style-name="P2" draw:layer="layout" svg:width="0.733cm" svg:height="1.211cm" svg:x="30.589cm" svg:y="5.72cm">
            <text:p><text:span text:style-name="T1"/></text:p>
            <draw:enhanced-geometry draw:mirror-horizontal="false" draw:mirror-vertical="false" drawooo:sub-view-size="67 110" draw:text-areas="0 0 ?f78 ?f79" svg:viewBox="0 0 0 0" draw:type="ooxml-non-primitive" draw:enhanced-path="M 3 5 C 3 6 2 7 2 8 1 9 2 9 3 10 3 11 3 12 3 13 3 13 3 15 2 16 2 18 2 20 2 21 1 22 3 24 4 25 4 26 4 28 4 28 4 29 4 31 4 32 3 32 4 37 4 37 4 37 3 38 3 39 2 39 1 40 1 41 1 41 1 43 0 44 0 44 0 47 0 47 0 47 1 49 1 49 1 49 1 52 1 53 1 53 1 58 1 58 3 61 3 61 3 61 3 61 1 65 1 65 1 66 0 68 0 68 0 68 1 69 1 70 1 70 2 70 2 70 2 69 2 69 2 69 2 69 3 68 3 68 3 68 4 68 4 68 5 68 5 69 5 70 5 70 6 71 6 71 5 105 5 105 5 105 6 109 6 109 6 109 33 110 33 110 33 110 31 107 31 107 31 107 31 107 31 106 31 106 31 106 30 104 30 103 30 103 31 101 31 101 31 101 31 99 31 99 31 99 33 97 33 97 33 96 34 92 34 92 34 91 33 90 33 90 33 89 34 89 34 88 34 88 36 83 36 83 36 83 35 82 35 81 35 80 36 78 36 77 36 77 35 73 35 73 35 72 37 68 37 68 38 67 39 65 39 64 39 64 39 63 39 63 39 63 41 61 42 60 42 60 42 58 42 57 43 57 44 54 45 54 45 53 46 52 46 52 46 52 46 49 46 49 46 49 48 46 48 46 48 45 48 40 48 40 48 40 48 37 48 36 48 36 48 34 48 34 49 34 51 33 51 33 51 33 53 33 53 33 54 33 56 32 56 32 57 30 57 30 57 30 57 30 60 29 60 29 61 29 61 28 62 27 62 27 63 26 63 26 64 26 64 25 64 25 64 25 64 24 64 23 64 23 64 22 64 22 64 22 66 21 66 21 66 21 64 17 64 16 63 16 62 14 62 14 62 13 63 12 63 12 64 12 64 11 64 10 65 10 65 7 66 7 66 7 67 6 67 6 67 6 67 5 67 5 67 4 66 3 66 3 66 3 67 0 67 0 10 0 10 0 10 0 3 0 3 0 3 0 3 0 3 4 3 5 Z N">
              <draw:equation draw:name="f0" draw:formula="2*logwidth/67"/>
              <draw:equation draw:name="f1" draw:formula="8*logheight/110"/>
              <draw:equation draw:name="f2" draw:formula="3*logwidth/67"/>
              <draw:equation draw:name="f3" draw:formula="13*logheight/110"/>
              <draw:equation draw:name="f4" draw:formula="2*logwidth/67"/>
              <draw:equation draw:name="f5" draw:formula="21*logheight/110"/>
              <draw:equation draw:name="f6" draw:formula="4*logwidth/67"/>
              <draw:equation draw:name="f7" draw:formula="28*logheight/110"/>
              <draw:equation draw:name="f8" draw:formula="4*logwidth/67"/>
              <draw:equation draw:name="f9" draw:formula="37*logheight/110"/>
              <draw:equation draw:name="f10" draw:formula="1*logwidth/67"/>
              <draw:equation draw:name="f11" draw:formula="41*logheight/110"/>
              <draw:equation draw:name="f12" draw:formula="0*logwidth/67"/>
              <draw:equation draw:name="f13" draw:formula="47*logheight/110"/>
              <draw:equation draw:name="f14" draw:formula="1*logwidth/67"/>
              <draw:equation draw:name="f15" draw:formula="53*logheight/110"/>
              <draw:equation draw:name="f16" draw:formula="3*logwidth/67"/>
              <draw:equation draw:name="f17" draw:formula="61*logheight/110"/>
              <draw:equation draw:name="f18" draw:formula="0*logwidth/67"/>
              <draw:equation draw:name="f19" draw:formula="68*logheight/110"/>
              <draw:equation draw:name="f20" draw:formula="2*logwidth/67"/>
              <draw:equation draw:name="f21" draw:formula="70*logheight/110"/>
              <draw:equation draw:name="f22" draw:formula="3*logwidth/67"/>
              <draw:equation draw:name="f23" draw:formula="68*logheight/110"/>
              <draw:equation draw:name="f24" draw:formula="5*logwidth/67"/>
              <draw:equation draw:name="f25" draw:formula="70*logheight/110"/>
              <draw:equation draw:name="f26" draw:formula="5*logwidth/67"/>
              <draw:equation draw:name="f27" draw:formula="105*logheight/110"/>
              <draw:equation draw:name="f28" draw:formula="33*logwidth/67"/>
              <draw:equation draw:name="f29" draw:formula="110*logheight/110"/>
              <draw:equation draw:name="f30" draw:formula="31*logwidth/67"/>
              <draw:equation draw:name="f31" draw:formula="106*logheight/110"/>
              <draw:equation draw:name="f32" draw:formula="31*logwidth/67"/>
              <draw:equation draw:name="f33" draw:formula="101*logheight/110"/>
              <draw:equation draw:name="f34" draw:formula="33*logwidth/67"/>
              <draw:equation draw:name="f35" draw:formula="97*logheight/110"/>
              <draw:equation draw:name="f36" draw:formula="33*logwidth/67"/>
              <draw:equation draw:name="f37" draw:formula="90*logheight/110"/>
              <draw:equation draw:name="f38" draw:formula="36*logwidth/67"/>
              <draw:equation draw:name="f39" draw:formula="83*logheight/110"/>
              <draw:equation draw:name="f40" draw:formula="36*logwidth/67"/>
              <draw:equation draw:name="f41" draw:formula="77*logheight/110"/>
              <draw:equation draw:name="f42" draw:formula="37*logwidth/67"/>
              <draw:equation draw:name="f43" draw:formula="68*logheight/110"/>
              <draw:equation draw:name="f44" draw:formula="39*logwidth/67"/>
              <draw:equation draw:name="f45" draw:formula="63*logheight/110"/>
              <draw:equation draw:name="f46" draw:formula="42*logwidth/67"/>
              <draw:equation draw:name="f47" draw:formula="57*logheight/110"/>
              <draw:equation draw:name="f48" draw:formula="46*logwidth/67"/>
              <draw:equation draw:name="f49" draw:formula="52*logheight/110"/>
              <draw:equation draw:name="f50" draw:formula="48*logwidth/67"/>
              <draw:equation draw:name="f51" draw:formula="46*logheight/110"/>
              <draw:equation draw:name="f52" draw:formula="48*logwidth/67"/>
              <draw:equation draw:name="f53" draw:formula="36*logheight/110"/>
              <draw:equation draw:name="f54" draw:formula="51*logwidth/67"/>
              <draw:equation draw:name="f55" draw:formula="33*logheight/110"/>
              <draw:equation draw:name="f56" draw:formula="56*logwidth/67"/>
              <draw:equation draw:name="f57" draw:formula="32*logheight/110"/>
              <draw:equation draw:name="f58" draw:formula="60*logwidth/67"/>
              <draw:equation draw:name="f59" draw:formula="29*logheight/110"/>
              <draw:equation draw:name="f60" draw:formula="63*logwidth/67"/>
              <draw:equation draw:name="f61" draw:formula="26*logheight/110"/>
              <draw:equation draw:name="f62" draw:formula="64*logwidth/67"/>
              <draw:equation draw:name="f63" draw:formula="23*logheight/110"/>
              <draw:equation draw:name="f64" draw:formula="66*logwidth/67"/>
              <draw:equation draw:name="f65" draw:formula="21*logheight/110"/>
              <draw:equation draw:name="f66" draw:formula="62*logwidth/67"/>
              <draw:equation draw:name="f67" draw:formula="14*logheight/110"/>
              <draw:equation draw:name="f68" draw:formula="64*logwidth/67"/>
              <draw:equation draw:name="f69" draw:formula="10*logheight/110"/>
              <draw:equation draw:name="f70" draw:formula="67*logwidth/67"/>
              <draw:equation draw:name="f71" draw:formula="6*logheight/110"/>
              <draw:equation draw:name="f72" draw:formula="66*logwidth/67"/>
              <draw:equation draw:name="f73" draw:formula="3*logheight/110"/>
              <draw:equation draw:name="f74" draw:formula="10*logwidth/67"/>
              <draw:equation draw:name="f75" draw:formula="0*logheight/110"/>
              <draw:equation draw:name="f76" draw:formula="3*logwidth/67"/>
              <draw:equation draw:name="f77" draw:formula="5*logheight/110"/>
              <draw:equation draw:name="f78" draw:formula="logwidth"/>
              <draw:equation draw:name="f79" draw:formula="logheight"/>
            </draw:enhanced-geometry>
          </draw:custom-shape>
          <draw:custom-shape draw:name="Freeform 14" draw:style-name="gr5" draw:text-style-name="P2" draw:layer="layout" svg:width="1.899cm" svg:height="2.464cm" svg:x="15.164cm" svg:y="7.308cm">
            <text:p><text:span text:style-name="T1"/></text:p>
            <draw:enhanced-geometry draw:mirror-horizontal="false" draw:mirror-vertical="false" drawooo:sub-view-size="414 537" draw:text-areas="0 0 ?f14 ?f15" svg:viewBox="0 0 0 0" draw:type="ooxml-non-primitive" draw:enhanced-path="M 414 537 L 0 537 0 0 247 0 247 110 412 110 414 537 Z N">
              <draw:equation draw:name="f0" draw:formula="414*logwidth/414"/>
              <draw:equation draw:name="f1" draw:formula="537*logheight/537"/>
              <draw:equation draw:name="f2" draw:formula="0*logwidth/414"/>
              <draw:equation draw:name="f3" draw:formula="537*logheight/537"/>
              <draw:equation draw:name="f4" draw:formula="0*logwidth/414"/>
              <draw:equation draw:name="f5" draw:formula="0*logheight/537"/>
              <draw:equation draw:name="f6" draw:formula="247*logwidth/414"/>
              <draw:equation draw:name="f7" draw:formula="0*logheight/537"/>
              <draw:equation draw:name="f8" draw:formula="247*logwidth/414"/>
              <draw:equation draw:name="f9" draw:formula="110*logheight/537"/>
              <draw:equation draw:name="f10" draw:formula="412*logwidth/414"/>
              <draw:equation draw:name="f11" draw:formula="110*logheight/537"/>
              <draw:equation draw:name="f12" draw:formula="414*logwidth/414"/>
              <draw:equation draw:name="f13" draw:formula="537*logheight/537"/>
              <draw:equation draw:name="f14" draw:formula="logwidth"/>
              <draw:equation draw:name="f15" draw:formula="logheight"/>
            </draw:enhanced-geometry>
          </draw:custom-shape>
          <draw:custom-shape draw:name="Freeform 15" draw:style-name="gr4" draw:text-style-name="P2" draw:layer="layout" svg:width="4.974cm" svg:height="4.754cm" svg:x="17.977cm" svg:y="10.007cm">
            <text:p><text:span text:style-name="T1"/></text:p>
            <draw:enhanced-geometry draw:mirror-horizontal="false" draw:mirror-vertical="false" drawooo:sub-view-size="452 432" draw:text-areas="0 0 ?f122 ?f123" svg:viewBox="0 0 0 0" draw:type="ooxml-non-primitive" draw:enhanced-path="M 331 354 C 331 353 331 352 332 352 332 351 333 349 334 349 334 348 334 347 335 347 335 347 335 346 336 346 336 346 336 346 336 345 336 345 337 345 338 344 339 344 339 343 340 342 340 342 340 341 341 341 341 341 342 341 342 340 343 340 343 340 344 339 344 339 344 339 345 339 346 338 346 338 347 338 347 338 348 337 348 337 349 336 350 336 350 336 351 335 351 335 351 335 352 335 352 334 352 334 352 334 353 333 353 334 353 334 353 335 353 335 353 336 353 336 352 337 352 337 352 337 351 337 351 337 351 337 350 337 350 338 349 338 348 338 348 338 348 339 348 339 348 339 347 339 347 339 346 340 346 340 345 341 345 341 344 341 344 342 344 342 343 342 343 342 343 342 343 342 342 343 342 343 342 343 341 343 341 344 341 344 341 344 340 344 340 344 340 345 339 345 338 346 337 346 337 347 336 348 336 348 336 348 336 348 336 349 336 349 336 349 335 350 334 351 332 352 331 354 331 354 331 355 331 354 Z M 330 356 C 330 356 330 356 330 356 330 356 330 356 330 356 331 356 331 355 330 355 330 355 330 356 330 356 Z M 321 375 C 322 374 322 374 322 374 322 373 322 373 322 372 323 372 323 371 323 370 323 370 323 369 324 369 324 368 325 367 325 366 325 365 326 365 326 364 326 364 326 363 327 363 327 362 327 361 328 360 328 360 329 359 329 359 329 358 330 357 329 357 329 357 329 357 329 358 328 358 328 358 328 358 327 359 327 360 327 360 326 361 326 361 325 362 325 363 324 364 324 365 324 366 324 366 323 367 323 367 323 367 323 368 322 369 322 370 322 371 321 371 321 371 321 372 321 372 321 372 321 373 321 374 321 375 321 375 321 375 321 375 321 375 Z M 321 379 C 321 379 321 378 321 378 321 377 321 377 321 377 321 377 321 377 321 376 320 377 320 377 320 378 320 378 320 379 321 379 Z M 320 387 C 320 386 320 386 320 386 320 385 320 384 320 384 320 383 320 382 320 382 320 381 320 381 320 381 320 380 319 380 319 381 319 381 319 381 319 382 319 382 319 383 319 384 319 385 319 385 319 386 319 386 319 386 319 386 320 387 320 387 320 387 Z M 320 397 C 320 397 320 398 320 398 320 399 320 399 321 399 321 399 321 399 321 400 321 400 321 400 321 400 321 400 321 401 322 401 322 402 322 402 322 403 322 403 322 404 323 404 323 404 322 402 322 402 322 402 322 401 322 400 322 400 322 400 322 400 321 399 321 399 321 399 321 398 321 398 321 397 320 397 321 397 320 396 320 396 320 397 320 397 Z M 451 229 C 451 229 451 229 451 228 452 228 452 227 452 227 452 226 452 225 451 225 451 225 452 224 452 223 452 223 452 222 452 222 452 222 451 223 451 223 451 223 450 222 450 222 450 221 450 221 450 220 450 220 448 218 447 217 447 217 447 216 447 216 447 216 448 215 448 214 448 214 447 214 447 213 447 213 447 212 447 211 446 211 445 210 445 210 445 210 445 209 446 209 446 209 446 209 446 209 446 208 443 207 443 206 442 206 443 204 443 204 443 204 443 202 443 201 443 200 441 196 441 196 441 195 435 189 435 189 435 127 435 127 435 127 435 126 434 126 434 125 434 125 434 124 434 124 434 123 433 124 433 124 432 125 432 125 431 125 431 124 431 124 431 124 431 124 431 124 430 124 429 123 429 124 429 125 429 125 428 125 428 125 428 124 428 124 427 124 427 124 427 125 427 125 427 125 426 125 426 124 426 124 426 124 425 125 425 124 425 125 424 125 424 125 424 125 424 125 424 125 424 125 424 125 423 126 423 125 423 125 422 125 423 125 423 124 423 123 422 124 421 124 421 124 420 123 420 123 420 123 420 123 421 122 421 122 420 121 420 121 418 123 418 123 418 123 418 122 418 122 417 121 417 121 417 121 416 121 416 120 416 120 416 120 416 120 415 120 415 120 415 120 415 120 414 120 414 119 414 119 414 119 413 119 413 120 413 120 413 120 412 120 411 119 411 119 411 119 411 119 411 119 410 119 410 118 410 118 410 118 410 117 410 117 409 117 409 117 409 117 410 117 410 117 409 116 408 117 408 117 408 117 408 118 407 118 407 118 407 117 407 117 406 117 406 116 406 116 406 116 405 116 405 116 405 116 405 116 404 115 404 115 404 115 404 115 404 114 404 114 403 114 403 114 403 113 403 113 403 112 402 112 401 112 400 112 399 112 399 111 399 110 399 110 398 110 398 110 398 111 398 111 397 111 397 109 397 109 396 108 395 108 394 108 393 108 393 109 393 110 393 110 393 110 393 110 392 110 392 111 392 111 391 112 390 112 389 112 388 112 387 112 386 112 385 112 385 112 385 111 385 111 384 111 384 111 384 111 384 111 383 111 383 111 383 111 382 111 382 110 382 110 382 110 381 109 381 109 381 109 380 109 380 110 379 110 379 110 379 110 379 110 378 111 377 110 376 111 376 111 376 111 376 112 376 112 376 112 375 112 375 112 374 112 374 112 373 113 373 113 373 113 373 113 372 113 372 113 372 113 372 113 371 112 371 112 370 112 370 112 370 112 370 111 370 111 369 111 369 112 368 112 368 112 368 111 367 111 367 112 367 112 367 112 366 113 366 113 365 113 365 113 364 113 363 113 363 113 362 113 362 114 361 114 361 114 361 115 361 115 361 116 361 116 360 117 359 116 359 116 358 116 357 116 357 116 356 116 356 117 356 118 356 118 356 119 355 120 355 120 354 118 354 118 353 117 353 116 352 116 351 116 350 116 350 116 349 116 349 115 349 115 349 115 349 114 348 114 348 114 344 113 345 112 346 112 346 112 346 111 346 110 345 109 344 110 344 111 344 111 344 111 343 112 343 112 343 113 342 113 341 114 340 113 340 113 340 112 339 112 339 112 339 112 338 112 338 112 338 112 337 112 337 113 337 112 337 112 337 112 337 112 337 111 337 111 336 110 336 109 335 109 335 109 335 109 335 109 334 109 333 109 333 109 333 110 333 110 333 111 333 111 333 112 332 112 331 112 331 113 331 113 331 113 331 113 331 113 330 113 330 113 330 113 329 114 329 114 329 115 329 115 329 116 330 116 329 116 329 117 329 117 329 118 329 118 327 118 326 117 326 116 326 115 326 115 326 114 326 114 326 113 326 113 326 112 326 112 326 111 326 111 326 110 325 110 325 110 325 111 324 111 324 112 324 112 324 112 323 112 323 112 323 112 322 111 322 111 321 112 321 112 321 112 321 112 320 113 320 113 320 113 320 114 319 114 318 114 317 114 317 113 316 113 316 112 317 112 317 111 316 110 314 111 313 111 313 111 313 111 312 110 312 110 312 109 312 109 312 108 311 108 310 108 310 107 310 107 309 107 309 107 308 107 308 108 308 108 307 108 307 109 306 109 306 109 306 110 305 110 304 111 303 111 303 112 303 112 302 112 301 112 301 112 300 111 300 111 299 111 299 110 298 110 299 108 299 108 299 108 299 107 299 107 299 107 299 107 298 107 297 107 296 106 296 106 295 106 295 106 295 105 295 104 294 103 294 102 294 102 294 101 294 100 293 100 293 101 292 102 291 102 290 101 289 101 288 100 287 100 286 100 285 100 285 101 285 101 284 102 284 102 284 102 283 103 282 103 281 103 280 102 279 101 278 100 277 99 275 100 273 100 273 101 272 101 271 101 271 101 270 99 269 100 269 100 268 100 268 100 267 100 267 99 266 99 266 99 265 98 265 98 265 98 264 97 264 97 263 97 263 97 263 98 262 98 262 98 261 98 260 98 259 97 258 97 258 97 257 97 257 97 256 96 256 94 256 93 256 93 256 92 255 92 255 92 255 91 254 91 254 90 254 90 254 90 254 89 253 90 253 89 253 89 252 89 252 88 252 88 252 88 251 88 251 87 251 87 251 87 250 88 250 88 250 89 250 89 250 90 249 91 249 91 248 90 248 90 247 90 246 89 246 89 245 89 245 89 244 89 244 89 243 90 243 90 242 90 241 90 240 90 240 90 239 90 238 90 238 90 238 89 238 89 237 88 236 87 236 87 235 86 234 85 233 84 233 83 232 83 231 82 231 82 231 82 230 82 230 83 229 83 229 82 229 0 229 0 229 0 124 0 124 0 124 0 123 189 123 189 123 189 0 188 0 188 0 188 0 188 0 190 0 190 0 190 0 190 0 190 1 191 1 191 1 191 0 192 0 192 0 192 0 192 0 193 0 193 0 193 0 194 0 195 1 195 2 196 2 196 3 196 4 197 4 197 5 199 5 199 5 199 6 198 6 198 6 198 9 201 9 201 9 201 12 206 12 206 12 206 15 210 15 210 15 210 15 210 19 212 19 212 19 212 22 214 22 214 24 215 24 215 24 215 28 220 28 220 28 220 30 223 30 223 30 223 36 226 36 226 36 226 37 230 37 230 37 230 42 233 42 233 42 233 42 235 42 235 42 235 47 237 47 237 47 237 49 237 49 237 49 237 49 237 49 238 49 238 49 238 52 239 52 239 52 239 54 242 54 242 56 242 56 242 56 242 57 245 57 245 57 245 59 245 59 245 59 245 61 249 61 249 61 249 61 254 61 254 61 254 67 260 67 260 67 260 67 272 67 272 67 272 67 272 71 277 71 277 71 277 72 283 72 283 75 286 75 286 75 286 75 286 80 288 80 288 80 288 83 289 83 289 83 289 85 293 85 293 85 293 89 296 89 296 91 297 91 297 91 297 98 298 98 298 98 298 98 300 98 300 98 300 98 300 100 300 100 300 100 300 100 302 100 302 100 302 103 302 103 302 103 302 106 302 106 302 109 306 109 306 109 306 112 309 112 309 112 309 114 307 114 307 114 307 115 310 115 310 115 310 121 310 121 310 121 310 122 307 122 307 122 307 122 307 125 304 125 304 125 304 125 303 125 303 125 303 126 301 126 301 126 301 127 302 127 302 130 300 130 300 130 300 130 300 129 299 129 299 128 298 128 298 129 298 129 298 129 297 129 297 129 297 129 296 129 296 129 295 130 294 130 294 130 294 132 293 132 293 132 288 132 288 132 288 137 279 137 279 137 279 138 280 138 280 138 280 140 278 140 278 140 278 141 279 141 279 141 279 143 277 143 277 143 277 143 277 145 278 145 278 145 278 146 279 146 279 147 276 147 276 147 276 149 274 149 274 149 274 158 278 158 278 158 278 160 276 160 276 160 276 162 278 162 278 162 278 164 277 164 277 164 277 166 277 166 277 166 277 167 277 167 277 167 277 167 278 167 278 167 278 167 278 169 278 169 278 170 278 171 279 171 279 171 279 173 279 173 279 173 279 175 278 175 278 176 277 176 277 176 277 176 279 176 279 176 279 176 279 178 278 178 278 178 278 178 278 178 278 179 279 179 279 179 279 180 279 180 279 180 279 180 280 180 280 180 280 182 283 182 283 182 283 184 283 184 283 184 283 184 286 184 286 184 286 186 284 186 284 186 284 186 288 186 288 186 288 192 290 192 290 192 290 194 294 194 294 194 294 201 298 201 298 201 298 202 302 202 302 202 302 206 305 206 305 206 305 206 311 206 311 206 311 210 316 210 316 210 316 211 321 211 321 211 321 215 325 215 325 215 325 215 328 215 328 215 328 218 328 218 328 218 328 216 330 216 330 216 330 217 332 217 332 217 332 218 335 218 335 218 335 219 337 219 337 219 337 221 339 221 339 221 339 221 340 221 340 221 340 226 342 226 342 226 342 229 348 229 348 229 348 231 349 231 349 231 349 234 357 234 357 234 357 236 357 236 357 236 357 239 361 239 361 239 361 244 363 244 363 244 363 245 365 245 365 245 365 247 370 247 370 247 370 247 370 246 372 246 372 246 372 245 375 245 375 248 377 248 377 248 377 249 383 249 383 249 383 248 385 248 385 248 385 250 388 250 388 250 388 250 389 250 389 250 389 252 390 252 390 252 390 252 392 252 392 252 392 254 393 254 393 254 393 256 397 256 397 256 397 256 397 257 399 257 400 257 400 257 405 257 405 260 407 260 407 260 407 260 407 259 409 259 409 259 409 260 410 260 410 264 410 264 410 264 410 265 411 265 411 265 411 266 410 266 410 266 410 267 412 267 412 267 412 268 412 268 412 268 412 270 411 270 411 270 411 275 417 275 417 275 417 278 416 278 416 278 416 281 418 281 418 281 418 283 417 283 417 283 417 284 419 284 419 284 419 286 419 286 419 286 419 287 422 287 422 287 422 288 421 288 421 288 421 288 422 288 422 288 422 292 424 292 424 292 424 293 423 293 423 293 423 295 423 295 423 295 423 295 424 295 424 295 424 297 423 297 423 297 423 303 423 303 423 303 423 306 424 306 424 306 424 310 425 310 425 310 425 310 425 318 432 318 432 318 432 318 431 318 431 318 430 319 432 319 432 319 432 320 431 320 430 320 430 320 428 320 428 320 428 324 428 324 428 325 428 327 428 327 428 327 428 327 427 327 426 328 426 327 426 327 426 327 426 326 427 326 427 326 427 325 427 325 426 325 426 326 426 326 425 326 425 326 424 326 424 326 423 326 423 325 423 324 423 324 423 323 422 323 421 322 421 322 420 322 420 322 419 322 418 321 418 322 417 322 416 321 415 321 415 321 415 321 415 321 414 321 413 321 413 320 412 320 411 319 410 318 409 318 409 318 409 318 407 318 407 318 407 318 407 318 406 319 406 318 405 318 404 318 404 318 404 318 403 317 403 318 402 318 402 318 402 318 401 317 401 317 400 317 400 317 399 317 399 317 397 316 397 316 396 314 395 314 394 313 393 313 393 313 393 313 392 314 393 314 392 314 392 314 392 314 392 314 391 314 389 314 389 314 389 314 388 314 388 315 387 317 388 317 388 317 388 317 387 317 387 317 387 317 386 317 386 317 386 316 385 316 385 316 385 317 384 317 384 317 384 317 383 317 381 317 381 317 381 317 380 317 380 317 380 317 380 317 379 318 379 318 379 318 378 316 378 316 378 315 378 315 379 315 379 315 379 314 378 314 378 313 378 312 378 311 378 311 378 310 378 309 378 309 377 309 377 309 377 309 377 309 377 309 377 308 377 308 377 309 377 309 376 310 377 310 376 310 376 311 376 311 376 312 376 312 376 313 375 313 375 314 374 315 375 315 375 314 376 314 376 314 376 315 377 315 377 315 376 315 376 316 376 316 376 317 376 317 376 318 376 318 375 318 375 319 375 319 375 319 375 319 374 319 374 319 374 319 373 319 373 320 372 320 372 320 372 320 371 320 371 320 370 321 369 321 369 320 368 321 367 321 367 321 366 322 366 322 365 322 365 322 365 323 364 323 364 323 363 323 363 323 362 324 362 324 362 324 361 324 361 324 361 323 360 323 360 323 360 322 360 321 360 321 359 320 359 320 358 320 358 320 358 320 358 320 357 319 357 319 357 319 357 319 356 319 356 319 356 319 356 319 355 319 355 318 355 318 354 318 354 318 354 319 354 319 354 320 354 321 354 321 353 321 353 321 353 321 353 322 353 322 353 323 353 323 353 324 353 324 354 324 354 325 354 325 355 325 355 326 355 326 355 327 355 327 355 327 355 327 355 327 355 327 354 327 354 327 354 328 353 329 352 329 351 330 350 330 349 331 348 331 347 331 346 331 346 331 346 331 346 330 346 330 346 330 346 329 346 329 346 329 347 329 347 328 347 328 347 327 347 326 346 326 346 326 345 325 345 326 345 326 345 327 345 327 344 328 344 328 344 328 343 329 343 329 343 329 343 329 343 330 343 330 343 330 342 330 342 331 342 331 342 331 342 331 341 332 341 332 341 333 341 333 341 333 342 333 342 333 343 333 343 333 343 334 343 334 343 335 343 336 343 336 343 337 342 338 342 338 341 339 340 340 340 340 339 340 339 340 338 340 338 340 338 340 337 340 337 340 337 340 336 340 336 340 336 340 336 339 336 340 335 340 335 340 334 339 334 339 333 338 333 338 333 339 332 340 332 342 332 343 333 343 333 343 334 343 335 343 336 343 335 344 335 345 335 345 336 346 335 347 335 348 334 348 334 349 333 350 333 351 332 352 332 353 332 353 331 353 330 352 330 352 329 352 329 352 329 351 328 351 328 350 327 349 327 349 326 348 326 347 326 347 326 347 326 347 325 346 325 346 325 346 325 346 325 346 324 346 324 346 323 346 322 346 322 346 322 346 321 347 321 347 321 347 320 347 321 348 321 347 322 348 323 348 323 349 323 349 323 350 323 351 323 351 324 352 324 351 324 352 324 352 324 353 324 353 324 354 324 353 323 353 322 353 322 354 321 354 321 354 321 355 322 355 322 355 323 355 323 355 323 356 323 356 323 356 323 357 323 357 322 357 322 358 322 358 321 359 321 359 321 360 320 360 321 360 321 360 321 360 322 360 322 360 323 360 323 360 324 360 324 360 324 360 325 360 325 360 325 360 326 360 325 361 325 361 325 361 325 362 325 362 325 363 325 363 325 363 325 363 324 364 324 364 324 365 324 365 324 366 324 366 324 366 324 366 323 367 323 367 323 367 323 367 323 367 323 368 323 368 323 368 323 368 324 368 324 368 325 367 325 367 325 366 326 365 326 365 326 364 327 362 327 361 328 359 329 359 329 358 330 357 330 357 330 356 331 357 331 357 332 357 331 357 331 358 331 359 330 359 330 360 330 361 329 362 328 363 328 364 327 365 327 366 326 367 326 368 326 369 325 369 325 370 324 370 324 370 324 370 323 370 323 370 323 370 323 370 321 372 320 374 320 375 319 375 319 376 319 377 319 378 319 379 319 380 318 381 318 381 318 382 317 383 317 383 316 384 316 385 315 386 315 388 314 389 314 389 314 391 313 392 312 393 311 393 310 393 310 394 310 394 309 395 309 395 309 396 309 397 308 397 307 397 307 397 306 397 306 397 306 397 306 396 306 396 306 396 306 396 305 396 305 395 305 395 305 395 305 396 304 396 304 396 304 396 303 396 303 397 303 397 303 398 302 399 302 400 302 400 301 401 300 402 300 402 299 403 299 403 299 403 299 403 298 404 298 404 298 404 298 405 298 406 297 406 297 406 296 406 296 406 295 406 295 406 294 406 293 406 293 405 292 405 292 405 292 405 292 405 292 404 292 404 291 403 291 404 291 404 290 404 290 405 290 404 289 404 289 403 289 403 289 403 289 403 289 402 289 402 288 402 288 401 287 402 287 402 287 402 286 402 286 402 285 401 285 402 285 402 285 402 284 402 284 402 283 402 283 402 281 401 281 400 281 400 281 399 280 399 280 399 279 399 279 399 279 399 278 399 277 399 277 400 276 400 277 400 278 401 278 401 279 401 279 401 280 402 280 402 280 403 281 404 282 404 282 405 283 406 283 407 282 407 282 407 281 407 281 408 280 408 279 409 279 410 279 411 279 412 279 412 279 412 279 412 280 413 280 412 281 412 281 412 282 412 282 412 283 412 283 412 284 412 285 412 285 411 286 411 286 411 287 411 287 411 288 411 289 412 288 412 288 413 288 414 288 415 287 416 287 417 287 417 287 418 287 419 287 419 288 419 288 418 288 418 289 417 289 416 290 416 290 415 291 413 291 412 291 412 292 411 293 411 293 410 293 410 294 410 294 410 294 411 293 412 293 413 293 414 292 415 291 417 290 419 289 421 289 423 288 425 287 427 286 428 286 429 285 431 284 432 284 433 284 434 283 434 283 435 283 435 283 436 282 438 282 439 282 440 283 441 283 441 282 442 281 441 281 441 280 440 280 439 279 439 279 439 278 439 277 439 277 439 276 439 276 440 275 440 274 440 274 441 273 441 272 440 272 441 271 441 270 443 270 443 271 444 269 446 267 446 267 446 266 446 262 446 262 446 261 446 259 446 258 446 258 445 257 444 256 444 255 445 255 445 254 445 254 446 253 446 252 446 252 446 249 446 249 446 248 445 247 445 247 445 246 447 246 447 245 448 245 449 242 450 241 450 240 451 237 451 237 451 236 452 234 452 234 452 233 452 232 452 232 452 231 451 230 451 229 Z N">
              <draw:equation draw:name="f0" draw:formula="345*logwidth/452"/>
              <draw:equation draw:name="f1" draw:formula="339*logheight/432"/>
              <draw:equation draw:name="f2" draw:formula="348*logwidth/452"/>
              <draw:equation draw:name="f3" draw:formula="339*logheight/432"/>
              <draw:equation draw:name="f4" draw:formula="335*logwidth/452"/>
              <draw:equation draw:name="f5" draw:formula="350*logheight/432"/>
              <draw:equation draw:name="f6" draw:formula="324*logwidth/452"/>
              <draw:equation draw:name="f7" draw:formula="369*logheight/432"/>
              <draw:equation draw:name="f8" draw:formula="323*logwidth/452"/>
              <draw:equation draw:name="f9" draw:formula="367*logheight/432"/>
              <draw:equation draw:name="f10" draw:formula="321*logwidth/452"/>
              <draw:equation draw:name="f11" draw:formula="379*logheight/432"/>
              <draw:equation draw:name="f12" draw:formula="320*logwidth/452"/>
              <draw:equation draw:name="f13" draw:formula="397*logheight/432"/>
              <draw:equation draw:name="f14" draw:formula="321*logwidth/452"/>
              <draw:equation draw:name="f15" draw:formula="397*logheight/432"/>
              <draw:equation draw:name="f16" draw:formula="447*logwidth/452"/>
              <draw:equation draw:name="f17" draw:formula="217*logheight/432"/>
              <draw:equation draw:name="f18" draw:formula="435*logwidth/452"/>
              <draw:equation draw:name="f19" draw:formula="189*logheight/432"/>
              <draw:equation draw:name="f20" draw:formula="426*logwidth/452"/>
              <draw:equation draw:name="f21" draw:formula="124*logheight/432"/>
              <draw:equation draw:name="f22" draw:formula="417*logwidth/452"/>
              <draw:equation draw:name="f23" draw:formula="121*logheight/432"/>
              <draw:equation draw:name="f24" draw:formula="410*logwidth/452"/>
              <draw:equation draw:name="f25" draw:formula="117*logheight/432"/>
              <draw:equation draw:name="f26" draw:formula="398*logwidth/452"/>
              <draw:equation draw:name="f27" draw:formula="110*logheight/432"/>
              <draw:equation draw:name="f28" draw:formula="382*logwidth/452"/>
              <draw:equation draw:name="f29" draw:formula="111*logheight/432"/>
              <draw:equation draw:name="f30" draw:formula="370*logwidth/452"/>
              <draw:equation draw:name="f31" draw:formula="112*logheight/432"/>
              <draw:equation draw:name="f32" draw:formula="356*logwidth/452"/>
              <draw:equation draw:name="f33" draw:formula="118*logheight/432"/>
              <draw:equation draw:name="f34" draw:formula="340*logwidth/452"/>
              <draw:equation draw:name="f35" draw:formula="113*logheight/432"/>
              <draw:equation draw:name="f36" draw:formula="331*logwidth/452"/>
              <draw:equation draw:name="f37" draw:formula="113*logheight/432"/>
              <draw:equation draw:name="f38" draw:formula="324*logwidth/452"/>
              <draw:equation draw:name="f39" draw:formula="112*logheight/432"/>
              <draw:equation draw:name="f40" draw:formula="309*logwidth/452"/>
              <draw:equation draw:name="f41" draw:formula="107*logheight/432"/>
              <draw:equation draw:name="f42" draw:formula="295*logwidth/452"/>
              <draw:equation draw:name="f43" draw:formula="105*logheight/432"/>
              <draw:equation draw:name="f44" draw:formula="269*logwidth/452"/>
              <draw:equation draw:name="f45" draw:formula="100*logheight/432"/>
              <draw:equation draw:name="f46" draw:formula="254*logwidth/452"/>
              <draw:equation draw:name="f47" draw:formula="90*logheight/432"/>
              <draw:equation draw:name="f48" draw:formula="238*logwidth/452"/>
              <draw:equation draw:name="f49" draw:formula="90*logheight/432"/>
              <draw:equation draw:name="f50" draw:formula="0*logwidth/452"/>
              <draw:equation draw:name="f51" draw:formula="190*logheight/432"/>
              <draw:equation draw:name="f52" draw:formula="19*logwidth/452"/>
              <draw:equation draw:name="f53" draw:formula="212*logheight/432"/>
              <draw:equation draw:name="f54" draw:formula="52*logwidth/452"/>
              <draw:equation draw:name="f55" draw:formula="239*logheight/432"/>
              <draw:equation draw:name="f56" draw:formula="80*logwidth/452"/>
              <draw:equation draw:name="f57" draw:formula="288*logheight/432"/>
              <draw:equation draw:name="f58" draw:formula="112*logwidth/452"/>
              <draw:equation draw:name="f59" draw:formula="309*logheight/432"/>
              <draw:equation draw:name="f60" draw:formula="129*logwidth/452"/>
              <draw:equation draw:name="f61" draw:formula="297*logheight/432"/>
              <draw:equation draw:name="f62" draw:formula="147*logwidth/452"/>
              <draw:equation draw:name="f63" draw:formula="276*logheight/432"/>
              <draw:equation draw:name="f64" draw:formula="175*logwidth/452"/>
              <draw:equation draw:name="f65" draw:formula="278*logheight/432"/>
              <draw:equation draw:name="f66" draw:formula="186*logwidth/452"/>
              <draw:equation draw:name="f67" draw:formula="288*logheight/432"/>
              <draw:equation draw:name="f68" draw:formula="216*logwidth/452"/>
              <draw:equation draw:name="f69" draw:formula="330*logheight/432"/>
              <draw:equation draw:name="f70" draw:formula="244*logwidth/452"/>
              <draw:equation draw:name="f71" draw:formula="363*logheight/432"/>
              <draw:equation draw:name="f72" draw:formula="254*logwidth/452"/>
              <draw:equation draw:name="f73" draw:formula="393*logheight/432"/>
              <draw:equation draw:name="f74" draw:formula="270*logwidth/452"/>
              <draw:equation draw:name="f75" draw:formula="411*logheight/432"/>
              <draw:equation draw:name="f76" draw:formula="295*logwidth/452"/>
              <draw:equation draw:name="f77" draw:formula="423*logheight/432"/>
              <draw:equation draw:name="f78" draw:formula="327*logwidth/452"/>
              <draw:equation draw:name="f79" draw:formula="428*logheight/432"/>
              <draw:equation draw:name="f80" draw:formula="321*logwidth/452"/>
              <draw:equation draw:name="f81" draw:formula="415*logheight/432"/>
              <draw:equation draw:name="f82" draw:formula="314*logwidth/452"/>
              <draw:equation draw:name="f83" draw:formula="394*logheight/432"/>
              <draw:equation draw:name="f84" draw:formula="317*logwidth/452"/>
              <draw:equation draw:name="f85" draw:formula="380*logheight/432"/>
              <draw:equation draw:name="f86" draw:formula="311*logwidth/452"/>
              <draw:equation draw:name="f87" draw:formula="376*logheight/432"/>
              <draw:equation draw:name="f88" draw:formula="321*logwidth/452"/>
              <draw:equation draw:name="f89" draw:formula="369*logheight/432"/>
              <draw:equation draw:name="f90" draw:formula="319*logwidth/452"/>
              <draw:equation draw:name="f91" draw:formula="356*logheight/432"/>
              <draw:equation draw:name="f92" draw:formula="327*logwidth/452"/>
              <draw:equation draw:name="f93" draw:formula="354*logheight/432"/>
              <draw:equation draw:name="f94" draw:formula="329*logwidth/452"/>
              <draw:equation draw:name="f95" draw:formula="343*logheight/432"/>
              <draw:equation draw:name="f96" draw:formula="340*logwidth/452"/>
              <draw:equation draw:name="f97" draw:formula="336*logheight/432"/>
              <draw:equation draw:name="f98" draw:formula="352*logwidth/452"/>
              <draw:equation draw:name="f99" draw:formula="329*logheight/432"/>
              <draw:equation draw:name="f100" draw:formula="351*logwidth/452"/>
              <draw:equation draw:name="f101" draw:formula="324*logheight/432"/>
              <draw:equation draw:name="f102" draw:formula="360*logwidth/452"/>
              <draw:equation draw:name="f103" draw:formula="323*logheight/432"/>
              <draw:equation draw:name="f104" draw:formula="368*logwidth/452"/>
              <draw:equation draw:name="f105" draw:formula="325*logheight/432"/>
              <draw:equation draw:name="f106" draw:formula="370*logwidth/452"/>
              <draw:equation draw:name="f107" draw:formula="323*logheight/432"/>
              <draw:equation draw:name="f108" draw:formula="397*logwidth/452"/>
              <draw:equation draw:name="f109" draw:formula="307*logheight/432"/>
              <draw:equation draw:name="f110" draw:formula="406*logwidth/452"/>
              <draw:equation draw:name="f111" draw:formula="297*logheight/432"/>
              <draw:equation draw:name="f112" draw:formula="401*logwidth/452"/>
              <draw:equation draw:name="f113" draw:formula="285*logheight/432"/>
              <draw:equation draw:name="f114" draw:formula="407*logwidth/452"/>
              <draw:equation draw:name="f115" draw:formula="281*logheight/432"/>
              <draw:equation draw:name="f116" draw:formula="419*logwidth/452"/>
              <draw:equation draw:name="f117" draw:formula="288*logheight/432"/>
              <draw:equation draw:name="f118" draw:formula="435*logwidth/452"/>
              <draw:equation draw:name="f119" draw:formula="283*logheight/432"/>
              <draw:equation draw:name="f120" draw:formula="446*logwidth/452"/>
              <draw:equation draw:name="f121" draw:formula="258*logheight/432"/>
              <draw:equation draw:name="f122" draw:formula="logwidth"/>
              <draw:equation draw:name="f123" draw:formula="logheight"/>
            </draw:enhanced-geometry>
          </draw:custom-shape>
          <draw:custom-shape draw:name="Freeform 16" draw:style-name="gr3" draw:text-style-name="P2" draw:layer="layout" svg:width="3.276cm" svg:height="0.788cm" svg:x="24.187cm" svg:y="9.929cm">
            <text:p><text:span text:style-name="T1"/></text:p>
            <draw:enhanced-geometry draw:mirror-horizontal="false" draw:mirror-vertical="false" drawooo:sub-view-size="298 72" draw:text-areas="0 0 ?f98 ?f99" svg:viewBox="0 0 0 0" draw:type="ooxml-non-primitive" draw:enhanced-path="M 207 62 C 208 61 209 60 210 60 210 60 211 62 211 62 211 62 213 61 213 61 214 61 215 60 216 60 216 60 217 59 216 58 216 58 216 57 216 57 216 57 217 56 217 56 217 55 217 54 217 54 217 54 220 51 220 51 220 51 224 48 224 48 224 48 226 48 226 48 235 48 235 48 235 48 235 48 238 45 238 45 239 44 240 44 240 44 240 43 242 43 242 43 242 43 243 43 243 42 243 42 243 41 243 41 244 41 245 41 245 41 245 40 246 40 247 39 247 39 247 39 248 38 248 38 250 38 250 38 251 38 252 38 252 38 253 38 253 37 254 37 254 36 255 35 255 34 255 34 255 33 255 32 256 32 257 31 257 31 258 32 259 32 259 32 260 29 260 29 260 29 260 29 262 27 263 27 263 27 264 26 265 26 265 26 266 28 266 28 266 28 265 29 265 30 265 30 267 31 268 31 269 30 270 30 271 29 271 28 271 27 272 26 273 25 273 24 274 24 276 23 277 24 278 23 278 23 279 23 279 22 280 22 280 23 281 23 282 24 283 25 284 25 284 24 285 24 286 23 286 23 288 18 289 17 290 16 291 15 292 15 292 14 293 13 293 14 294 14 296 14 296 15 297 15 296 13 296 13 296 12 295 12 296 11 296 10 297 10 297 9 297 9 296 7 296 7 296 6 298 4 298 4 298 3 298 3 298 3 260 3 260 3 260 3 214 3 214 3 214 3 172 3 172 3 172 3 127 1 127 1 127 1 104 2 104 2 104 2 85 2 85 2 85 2 84 0 84 0 84 0 77 0 77 0 77 0 78 3 78 3 78 3 77 8 77 8 77 8 30 8 30 8 30 8 30 8 30 9 29 9 29 9 29 10 28 9 28 9 28 9 28 8 28 8 27 8 27 8 27 8 28 7 28 7 28 6 28 5 28 5 28 4 27 4 26 4 26 5 26 5 26 5 26 6 26 6 26 6 25 7 26 8 26 8 27 10 27 12 27 14 26 14 26 14 25 14 24 14 24 14 24 14 24 14 24 14 24 15 24 16 24 16 25 17 25 17 26 18 26 18 26 18 25 18 25 18 24 18 23 18 22 18 22 18 21 18 21 18 21 18 21 19 22 19 22 20 23 20 23 20 23 21 24 21 24 22 24 22 24 23 24 24 23 24 23 24 22 25 22 25 22 26 22 26 22 26 21 26 21 26 21 26 21 26 21 27 21 27 21 28 20 28 20 28 20 28 20 28 20 28 20 29 20 29 20 29 22 32 22 33 22 33 23 33 22 34 22 34 22 34 21 34 21 33 21 33 20 33 20 33 19 33 18 34 18 34 18 35 19 36 19 36 20 36 20 36 20 37 19 37 19 37 18 37 18 37 17 38 17 38 17 38 16 39 16 39 16 40 15 40 15 40 14 40 14 40 13 40 13 39 12 40 12 41 12 42 12 42 13 43 13 43 13 43 14 43 14 43 15 43 15 44 15 44 15 45 15 45 14 45 14 46 13 46 12 46 12 47 12 48 13 48 13 48 13 48 13 49 13 49 13 49 12 49 12 49 12 49 11 48 11 48 10 48 10 48 9 49 9 49 9 50 9 51 10 52 10 52 9 53 9 53 8 54 8 54 8 54 8 54 8 53 8 53 8 53 8 52 8 52 8 52 8 51 6 51 6 52 6 53 5 54 4 54 4 55 5 55 5 55 6 55 6 55 6 54 7 54 7 55 7 55 7 55 7 55 7 55 8 56 8 56 7 57 7 57 7 57 7 58 7 58 7 58 6 59 6 59 6 59 5 59 5 59 5 60 5 60 5 60 5 61 6 61 6 62 7 62 7 62 7 62 7 63 7 63 7 63 7 64 7 64 7 64 7 64 7 65 7 65 7 65 7 66 7 66 6 66 5 66 5 66 4 67 4 69 4 69 3 70 1 69 0 70 0 71 0 71 0 72 206 72 206 72 206 72 206 72 207 65 207 65 207 64 207 62 207 62 Z N">
              <draw:equation draw:name="f0" draw:formula="211*logwidth/298"/>
              <draw:equation draw:name="f1" draw:formula="62*logheight/72"/>
              <draw:equation draw:name="f2" draw:formula="216*logwidth/298"/>
              <draw:equation draw:name="f3" draw:formula="58*logheight/72"/>
              <draw:equation draw:name="f4" draw:formula="217*logwidth/298"/>
              <draw:equation draw:name="f5" draw:formula="54*logheight/72"/>
              <draw:equation draw:name="f6" draw:formula="226*logwidth/298"/>
              <draw:equation draw:name="f7" draw:formula="48*logheight/72"/>
              <draw:equation draw:name="f8" draw:formula="240*logwidth/298"/>
              <draw:equation draw:name="f9" draw:formula="44*logheight/72"/>
              <draw:equation draw:name="f10" draw:formula="243*logwidth/298"/>
              <draw:equation draw:name="f11" draw:formula="41*logheight/72"/>
              <draw:equation draw:name="f12" draw:formula="248*logwidth/298"/>
              <draw:equation draw:name="f13" draw:formula="38*logheight/72"/>
              <draw:equation draw:name="f14" draw:formula="254*logwidth/298"/>
              <draw:equation draw:name="f15" draw:formula="37*logheight/72"/>
              <draw:equation draw:name="f16" draw:formula="257*logwidth/298"/>
              <draw:equation draw:name="f17" draw:formula="31*logheight/72"/>
              <draw:equation draw:name="f18" draw:formula="263*logwidth/298"/>
              <draw:equation draw:name="f19" draw:formula="27*logheight/72"/>
              <draw:equation draw:name="f20" draw:formula="265*logwidth/298"/>
              <draw:equation draw:name="f21" draw:formula="30*logheight/72"/>
              <draw:equation draw:name="f22" draw:formula="272*logwidth/298"/>
              <draw:equation draw:name="f23" draw:formula="26*logheight/72"/>
              <draw:equation draw:name="f24" draw:formula="279*logwidth/298"/>
              <draw:equation draw:name="f25" draw:formula="22*logheight/72"/>
              <draw:equation draw:name="f26" draw:formula="286*logwidth/298"/>
              <draw:equation draw:name="f27" draw:formula="23*logheight/72"/>
              <draw:equation draw:name="f28" draw:formula="293*logwidth/298"/>
              <draw:equation draw:name="f29" draw:formula="14*logheight/72"/>
              <draw:equation draw:name="f30" draw:formula="296*logwidth/298"/>
              <draw:equation draw:name="f31" draw:formula="11*logheight/72"/>
              <draw:equation draw:name="f32" draw:formula="298*logwidth/298"/>
              <draw:equation draw:name="f33" draw:formula="4*logheight/72"/>
              <draw:equation draw:name="f34" draw:formula="214*logwidth/298"/>
              <draw:equation draw:name="f35" draw:formula="3*logheight/72"/>
              <draw:equation draw:name="f36" draw:formula="104*logwidth/298"/>
              <draw:equation draw:name="f37" draw:formula="2*logheight/72"/>
              <draw:equation draw:name="f38" draw:formula="77*logwidth/298"/>
              <draw:equation draw:name="f39" draw:formula="0*logheight/72"/>
              <draw:equation draw:name="f40" draw:formula="30*logwidth/298"/>
              <draw:equation draw:name="f41" draw:formula="8*logheight/72"/>
              <draw:equation draw:name="f42" draw:formula="28*logwidth/298"/>
              <draw:equation draw:name="f43" draw:formula="8*logheight/72"/>
              <draw:equation draw:name="f44" draw:formula="28*logwidth/298"/>
              <draw:equation draw:name="f45" draw:formula="5*logheight/72"/>
              <draw:equation draw:name="f46" draw:formula="26*logwidth/298"/>
              <draw:equation draw:name="f47" draw:formula="6*logheight/72"/>
              <draw:equation draw:name="f48" draw:formula="25*logwidth/298"/>
              <draw:equation draw:name="f49" draw:formula="14*logheight/72"/>
              <draw:equation draw:name="f50" draw:formula="25*logwidth/298"/>
              <draw:equation draw:name="f51" draw:formula="17*logheight/72"/>
              <draw:equation draw:name="f52" draw:formula="22*logwidth/298"/>
              <draw:equation draw:name="f53" draw:formula="18*logheight/72"/>
              <draw:equation draw:name="f54" draw:formula="23*logwidth/298"/>
              <draw:equation draw:name="f55" draw:formula="20*logheight/72"/>
              <draw:equation draw:name="f56" draw:formula="22*logwidth/298"/>
              <draw:equation draw:name="f57" draw:formula="25*logheight/72"/>
              <draw:equation draw:name="f58" draw:formula="21*logwidth/298"/>
              <draw:equation draw:name="f59" draw:formula="27*logheight/72"/>
              <draw:equation draw:name="f60" draw:formula="20*logwidth/298"/>
              <draw:equation draw:name="f61" draw:formula="29*logheight/72"/>
              <draw:equation draw:name="f62" draw:formula="21*logwidth/298"/>
              <draw:equation draw:name="f63" draw:formula="34*logheight/72"/>
              <draw:equation draw:name="f64" draw:formula="19*logwidth/298"/>
              <draw:equation draw:name="f65" draw:formula="36*logheight/72"/>
              <draw:equation draw:name="f66" draw:formula="17*logwidth/298"/>
              <draw:equation draw:name="f67" draw:formula="38*logheight/72"/>
              <draw:equation draw:name="f68" draw:formula="14*logwidth/298"/>
              <draw:equation draw:name="f69" draw:formula="40*logheight/72"/>
              <draw:equation draw:name="f70" draw:formula="13*logwidth/298"/>
              <draw:equation draw:name="f71" draw:formula="43*logheight/72"/>
              <draw:equation draw:name="f72" draw:formula="14*logwidth/298"/>
              <draw:equation draw:name="f73" draw:formula="46*logheight/72"/>
              <draw:equation draw:name="f74" draw:formula="13*logwidth/298"/>
              <draw:equation draw:name="f75" draw:formula="49*logheight/72"/>
              <draw:equation draw:name="f76" draw:formula="9*logwidth/298"/>
              <draw:equation draw:name="f77" draw:formula="49*logheight/72"/>
              <draw:equation draw:name="f78" draw:formula="8*logwidth/298"/>
              <draw:equation draw:name="f79" draw:formula="54*logheight/72"/>
              <draw:equation draw:name="f80" draw:formula="8*logwidth/298"/>
              <draw:equation draw:name="f81" draw:formula="51*logheight/72"/>
              <draw:equation draw:name="f82" draw:formula="6*logwidth/298"/>
              <draw:equation draw:name="f83" draw:formula="55*logheight/72"/>
              <draw:equation draw:name="f84" draw:formula="8*logwidth/298"/>
              <draw:equation draw:name="f85" draw:formula="56*logheight/72"/>
              <draw:equation draw:name="f86" draw:formula="6*logwidth/298"/>
              <draw:equation draw:name="f87" draw:formula="59*logheight/72"/>
              <draw:equation draw:name="f88" draw:formula="6*logwidth/298"/>
              <draw:equation draw:name="f89" draw:formula="62*logheight/72"/>
              <draw:equation draw:name="f90" draw:formula="7*logwidth/298"/>
              <draw:equation draw:name="f91" draw:formula="64*logheight/72"/>
              <draw:equation draw:name="f92" draw:formula="5*logwidth/298"/>
              <draw:equation draw:name="f93" draw:formula="66*logheight/72"/>
              <draw:equation draw:name="f94" draw:formula="0*logwidth/298"/>
              <draw:equation draw:name="f95" draw:formula="72*logheight/72"/>
              <draw:equation draw:name="f96" draw:formula="207*logwidth/298"/>
              <draw:equation draw:name="f97" draw:formula="62*logheight/72"/>
              <draw:equation draw:name="f98" draw:formula="logwidth"/>
              <draw:equation draw:name="f99" draw:formula="logheight"/>
            </draw:enhanced-geometry>
          </draw:custom-shape>
          <draw:custom-shape draw:name="Freeform 17" draw:style-name="gr3" draw:text-style-name="P2" draw:layer="layout" svg:width="2.89cm" svg:height="1.835cm" svg:x="18.96cm" svg:y="5.215cm">
            <text:p><text:span text:style-name="T1"/></text:p>
            <draw:enhanced-geometry draw:mirror-horizontal="false" draw:mirror-vertical="false" drawooo:sub-view-size="263 167" draw:text-areas="0 0 ?f118 ?f119" svg:viewBox="0 0 0 0" draw:type="ooxml-non-primitive" draw:enhanced-path="M 193 147 C 193 147 203 150 203 150 203 150 207 154 207 154 207 155 212 153 212 153 214 149 214 149 214 149 214 149 219 151 219 151 220 151 221 151 222 151 222 151 227 150 227 150 228 150 229 149 229 149 232 150 232 150 232 150 235 150 235 150 235 150 235 150 236 152 236 152 236 153 239 154 239 154 244 155 244 155 244 155 244 156 244 156 244 156 249 156 249 156 249 156 249 156 251 159 251 159 251 159 254 159 254 159 254 159 253 162 253 162 253 162 257 166 257 166 258 166 258 166 258 166 261 167 261 167 261 167 261 167 262 165 262 165 262 165 260 162 260 162 260 161 260 161 260 160 260 160 256 157 256 156 256 156 256 154 256 154 256 154 259 151 259 151 259 151 259 148 259 147 259 147 261 146 261 146 261 145 260 142 260 142 260 141 261 141 261 141 262 140 263 140 263 140 263 139 263 138 263 138 263 137 262 133 262 133 262 133 258 132 258 132 258 130 258 130 258 130 258 129 258 129 258 129 260 128 260 128 260 128 260 128 260 125 260 124 260 124 258 122 257 122 257 121 257 120 257 120 262 120 262 120 262 120 262 32 262 32 262 32 262 32 262 30 261 30 261 29 258 28 258 28 258 28 254 27 254 27 254 27 251 22 251 21 250 21 249 17 249 17 249 17 249 15 249 15 249 15 250 15 251 14 251 14 255 11 255 11 255 11 258 6 258 6 259 6 258 0 258 0 0 0 0 0 0 0 0 47 0 47 0 47 0 143 0 143 0 143 192 143 192 143 192 143 L 193 147 Z N">
              <draw:equation draw:name="f0" draw:formula="193*logwidth/263"/>
              <draw:equation draw:name="f1" draw:formula="147*logheight/167"/>
              <draw:equation draw:name="f2" draw:formula="203*logwidth/263"/>
              <draw:equation draw:name="f3" draw:formula="150*logheight/167"/>
              <draw:equation draw:name="f4" draw:formula="207*logwidth/263"/>
              <draw:equation draw:name="f5" draw:formula="154*logheight/167"/>
              <draw:equation draw:name="f6" draw:formula="212*logwidth/263"/>
              <draw:equation draw:name="f7" draw:formula="153*logheight/167"/>
              <draw:equation draw:name="f8" draw:formula="214*logwidth/263"/>
              <draw:equation draw:name="f9" draw:formula="149*logheight/167"/>
              <draw:equation draw:name="f10" draw:formula="219*logwidth/263"/>
              <draw:equation draw:name="f11" draw:formula="151*logheight/167"/>
              <draw:equation draw:name="f12" draw:formula="222*logwidth/263"/>
              <draw:equation draw:name="f13" draw:formula="151*logheight/167"/>
              <draw:equation draw:name="f14" draw:formula="227*logwidth/263"/>
              <draw:equation draw:name="f15" draw:formula="150*logheight/167"/>
              <draw:equation draw:name="f16" draw:formula="229*logwidth/263"/>
              <draw:equation draw:name="f17" draw:formula="149*logheight/167"/>
              <draw:equation draw:name="f18" draw:formula="232*logwidth/263"/>
              <draw:equation draw:name="f19" draw:formula="150*logheight/167"/>
              <draw:equation draw:name="f20" draw:formula="235*logwidth/263"/>
              <draw:equation draw:name="f21" draw:formula="150*logheight/167"/>
              <draw:equation draw:name="f22" draw:formula="236*logwidth/263"/>
              <draw:equation draw:name="f23" draw:formula="152*logheight/167"/>
              <draw:equation draw:name="f24" draw:formula="239*logwidth/263"/>
              <draw:equation draw:name="f25" draw:formula="154*logheight/167"/>
              <draw:equation draw:name="f26" draw:formula="244*logwidth/263"/>
              <draw:equation draw:name="f27" draw:formula="155*logheight/167"/>
              <draw:equation draw:name="f28" draw:formula="244*logwidth/263"/>
              <draw:equation draw:name="f29" draw:formula="156*logheight/167"/>
              <draw:equation draw:name="f30" draw:formula="249*logwidth/263"/>
              <draw:equation draw:name="f31" draw:formula="156*logheight/167"/>
              <draw:equation draw:name="f32" draw:formula="251*logwidth/263"/>
              <draw:equation draw:name="f33" draw:formula="159*logheight/167"/>
              <draw:equation draw:name="f34" draw:formula="254*logwidth/263"/>
              <draw:equation draw:name="f35" draw:formula="159*logheight/167"/>
              <draw:equation draw:name="f36" draw:formula="253*logwidth/263"/>
              <draw:equation draw:name="f37" draw:formula="162*logheight/167"/>
              <draw:equation draw:name="f38" draw:formula="257*logwidth/263"/>
              <draw:equation draw:name="f39" draw:formula="166*logheight/167"/>
              <draw:equation draw:name="f40" draw:formula="258*logwidth/263"/>
              <draw:equation draw:name="f41" draw:formula="166*logheight/167"/>
              <draw:equation draw:name="f42" draw:formula="261*logwidth/263"/>
              <draw:equation draw:name="f43" draw:formula="167*logheight/167"/>
              <draw:equation draw:name="f44" draw:formula="262*logwidth/263"/>
              <draw:equation draw:name="f45" draw:formula="165*logheight/167"/>
              <draw:equation draw:name="f46" draw:formula="260*logwidth/263"/>
              <draw:equation draw:name="f47" draw:formula="162*logheight/167"/>
              <draw:equation draw:name="f48" draw:formula="260*logwidth/263"/>
              <draw:equation draw:name="f49" draw:formula="160*logheight/167"/>
              <draw:equation draw:name="f50" draw:formula="256*logwidth/263"/>
              <draw:equation draw:name="f51" draw:formula="156*logheight/167"/>
              <draw:equation draw:name="f52" draw:formula="256*logwidth/263"/>
              <draw:equation draw:name="f53" draw:formula="154*logheight/167"/>
              <draw:equation draw:name="f54" draw:formula="259*logwidth/263"/>
              <draw:equation draw:name="f55" draw:formula="151*logheight/167"/>
              <draw:equation draw:name="f56" draw:formula="259*logwidth/263"/>
              <draw:equation draw:name="f57" draw:formula="147*logheight/167"/>
              <draw:equation draw:name="f58" draw:formula="261*logwidth/263"/>
              <draw:equation draw:name="f59" draw:formula="146*logheight/167"/>
              <draw:equation draw:name="f60" draw:formula="260*logwidth/263"/>
              <draw:equation draw:name="f61" draw:formula="142*logheight/167"/>
              <draw:equation draw:name="f62" draw:formula="261*logwidth/263"/>
              <draw:equation draw:name="f63" draw:formula="141*logheight/167"/>
              <draw:equation draw:name="f64" draw:formula="263*logwidth/263"/>
              <draw:equation draw:name="f65" draw:formula="140*logheight/167"/>
              <draw:equation draw:name="f66" draw:formula="263*logwidth/263"/>
              <draw:equation draw:name="f67" draw:formula="138*logheight/167"/>
              <draw:equation draw:name="f68" draw:formula="262*logwidth/263"/>
              <draw:equation draw:name="f69" draw:formula="133*logheight/167"/>
              <draw:equation draw:name="f70" draw:formula="258*logwidth/263"/>
              <draw:equation draw:name="f71" draw:formula="132*logheight/167"/>
              <draw:equation draw:name="f72" draw:formula="258*logwidth/263"/>
              <draw:equation draw:name="f73" draw:formula="130*logheight/167"/>
              <draw:equation draw:name="f74" draw:formula="258*logwidth/263"/>
              <draw:equation draw:name="f75" draw:formula="129*logheight/167"/>
              <draw:equation draw:name="f76" draw:formula="260*logwidth/263"/>
              <draw:equation draw:name="f77" draw:formula="128*logheight/167"/>
              <draw:equation draw:name="f78" draw:formula="260*logwidth/263"/>
              <draw:equation draw:name="f79" draw:formula="124*logheight/167"/>
              <draw:equation draw:name="f80" draw:formula="257*logwidth/263"/>
              <draw:equation draw:name="f81" draw:formula="122*logheight/167"/>
              <draw:equation draw:name="f82" draw:formula="257*logwidth/263"/>
              <draw:equation draw:name="f83" draw:formula="120*logheight/167"/>
              <draw:equation draw:name="f84" draw:formula="262*logwidth/263"/>
              <draw:equation draw:name="f85" draw:formula="120*logheight/167"/>
              <draw:equation draw:name="f86" draw:formula="262*logwidth/263"/>
              <draw:equation draw:name="f87" draw:formula="32*logheight/167"/>
              <draw:equation draw:name="f88" draw:formula="261*logwidth/263"/>
              <draw:equation draw:name="f89" draw:formula="30*logheight/167"/>
              <draw:equation draw:name="f90" draw:formula="258*logwidth/263"/>
              <draw:equation draw:name="f91" draw:formula="28*logheight/167"/>
              <draw:equation draw:name="f92" draw:formula="254*logwidth/263"/>
              <draw:equation draw:name="f93" draw:formula="27*logheight/167"/>
              <draw:equation draw:name="f94" draw:formula="251*logwidth/263"/>
              <draw:equation draw:name="f95" draw:formula="21*logheight/167"/>
              <draw:equation draw:name="f96" draw:formula="249*logwidth/263"/>
              <draw:equation draw:name="f97" draw:formula="17*logheight/167"/>
              <draw:equation draw:name="f98" draw:formula="249*logwidth/263"/>
              <draw:equation draw:name="f99" draw:formula="15*logheight/167"/>
              <draw:equation draw:name="f100" draw:formula="251*logwidth/263"/>
              <draw:equation draw:name="f101" draw:formula="14*logheight/167"/>
              <draw:equation draw:name="f102" draw:formula="255*logwidth/263"/>
              <draw:equation draw:name="f103" draw:formula="11*logheight/167"/>
              <draw:equation draw:name="f104" draw:formula="258*logwidth/263"/>
              <draw:equation draw:name="f105" draw:formula="6*logheight/167"/>
              <draw:equation draw:name="f106" draw:formula="258*logwidth/263"/>
              <draw:equation draw:name="f107" draw:formula="0*logheight/167"/>
              <draw:equation draw:name="f108" draw:formula="0*logwidth/263"/>
              <draw:equation draw:name="f109" draw:formula="0*logheight/167"/>
              <draw:equation draw:name="f110" draw:formula="0*logwidth/263"/>
              <draw:equation draw:name="f111" draw:formula="47*logheight/167"/>
              <draw:equation draw:name="f112" draw:formula="0*logwidth/263"/>
              <draw:equation draw:name="f113" draw:formula="143*logheight/167"/>
              <draw:equation draw:name="f114" draw:formula="192*logwidth/263"/>
              <draw:equation draw:name="f115" draw:formula="143*logheight/167"/>
              <draw:equation draw:name="f116" draw:formula="193*logwidth/263"/>
              <draw:equation draw:name="f117" draw:formula="147*logheight/167"/>
              <draw:equation draw:name="f118" draw:formula="logwidth"/>
              <draw:equation draw:name="f119" draw:formula="logheight"/>
            </draw:enhanced-geometry>
          </draw:custom-shape>
          <draw:custom-shape draw:name="Freeform 18" draw:style-name="gr3" draw:text-style-name="P2" draw:layer="layout" svg:width="1.839cm" svg:height="1.431cm" svg:x="26.812cm" svg:y="10.622cm">
            <text:p><text:span text:style-name="T1"/></text:p>
            <draw:enhanced-geometry draw:mirror-horizontal="false" draw:mirror-vertical="false" drawooo:sub-view-size="167 130" draw:text-areas="0 0 ?f102 ?f103" svg:viewBox="0 0 0 0" draw:type="ooxml-non-primitive" draw:enhanced-path="M 128 17 C 89 16 89 16 89 16 89 16 89 11 89 11 89 11 85 5 85 5 85 5 84 5 84 5 84 5 83 5 82 5 82 5 81 6 81 6 81 6 80 5 80 5 80 5 81 4 81 4 81 4 81 2 81 2 81 2 75 2 75 2 75 2 66 1 66 1 66 1 47 0 47 0 47 0 42 0 42 0 41 0 38 0 37 0 36 1 35 1 35 0 35 0 34 0 33 0 33 0 32 1 31 2 31 2 30 2 29 2 29 2 26 3 25 3 24 3 24 4 23 4 22 4 22 5 22 5 22 5 20 5 19 5 19 5 18 6 18 6 18 6 9 9 9 9 9 11 9 11 9 11 9 11 5 14 4 14 4 15 3 16 2 17 1 17 1 20 1 21 0 22 1 22 2 22 2 23 3 23 3 24 4 24 5 25 7 25 9 25 8 26 8 27 9 27 10 28 11 29 12 30 14 30 16 30 18 30 18 31 18 32 18 33 19 35 19 36 19 36 21 39 22 39 22 40 22 42 22 43 22 45 24 45 24 45 25 46 26 48 27 49 27 50 28 52 28 53 29 53 35 57 36 57 37 58 40 62 40 62 40 63 40 66 41 66 41 67 45 69 46 69 47 70 48 72 49 72 50 73 50 74 50 74 50 74 49 75 49 76 49 76 50 78 50 78 50 78 51 78 52 79 53 79 52 79 52 80 52 80 53 81 53 81 53 81 53 82 53 82 54 82 55 83 55 83 56 83 56 85 56 85 56 86 56 86 57 86 57 86 61 88 62 88 62 89 64 91 65 92 65 92 65 96 65 97 66 97 67 99 67 99 68 100 67 104 68 104 68 104 68 105 68 106 68 106 68 107 68 108 68 108 75 114 75 114 75 114 75 115 75 115 75 116 75 117 76 117 76 117 76 118 77 119 78 120 78 120 78 121 78 122 78 124 78 124 78 125 78 128 78 128 78 129 79 129 80 129 80 129 82 129 82 129 83 129 83 130 83 130 84 130 84 130 84 129 84 129 84 129 85 128 85 128 85 127 86 127 86 126 87 126 87 125 87 125 87 124 87 124 87 124 87 124 88 124 88 124 88 125 89 125 89 125 90 125 90 126 90 126 90 127 90 127 90 128 91 127 91 127 92 126 92 126 93 125 93 125 94 125 94 124 93 124 93 124 93 124 92 123 92 123 92 123 92 123 92 123 92 123 92 123 91 123 91 123 91 123 90 124 90 124 90 124 89 124 89 123 89 123 89 123 89 122 89 122 89 122 89 121 88 121 88 121 88 121 88 121 87 120 87 120 87 120 87 119 87 119 87 119 88 118 88 118 88 118 88 117 88 117 87 116 87 116 87 116 87 116 87 116 87 116 87 115 87 115 87 114 87 114 87 114 87 114 88 114 88 113 88 113 88 113 88 112 87 112 87 112 87 112 87 111 87 111 87 111 86 111 86 111 86 111 86 111 86 111 86 111 87 111 87 111 87 111 88 111 88 111 88 112 88 112 89 112 89 112 89 112 90 112 90 113 90 113 90 114 90 115 90 116 90 116 90 117 90 117 90 117 90 117 91 117 91 117 91 118 92 118 92 118 93 118 93 118 93 117 93 117 93 117 93 116 93 115 94 115 95 115 94 116 94 116 94 117 93 117 94 118 94 118 94 118 94 118 94 119 94 119 94 119 94 119 94 120 94 120 95 120 95 120 95 120 95 121 95 121 96 121 96 121 97 120 98 120 98 119 99 119 99 119 99 118 99 118 100 118 100 118 101 117 101 117 101 117 101 117 101 117 100 116 100 116 100 116 99 116 99 116 99 115 99 115 98 115 98 115 98 115 97 114 97 114 97 114 96 114 96 114 96 114 95 114 95 114 95 113 94 113 94 113 93 113 93 113 92 112 92 112 92 112 92 112 92 112 91 112 91 111 91 111 91 111 91 110 92 110 92 110 92 110 93 110 93 110 93 110 93 110 93 109 93 109 94 109 94 109 94 109 94 109 95 109 96 109 96 109 96 110 96 110 96 110 97 110 97 109 97 109 97 109 98 109 98 109 98 109 98 108 98 108 98 108 98 108 98 107 99 107 99 108 99 108 99 108 99 108 99 109 99 109 99 110 100 110 100 111 101 111 101 111 102 112 102 112 103 112 103 112 103 112 103 112 104 112 104 112 104 113 105 113 105 113 106 114 106 113 107 113 107 112 108 112 108 112 108 112 108 111 109 111 109 111 109 111 109 110 109 110 109 109 109 109 109 109 108 109 108 109 108 109 108 109 107 109 107 108 107 108 106 108 106 107 106 107 105 107 105 106 105 106 104 106 104 106 105 106 105 105 106 105 107 106 107 106 108 106 108 106 108 105 108 105 108 105 108 105 109 105 109 106 109 106 109 106 109 106 108 107 108 107 108 107 108 107 108 108 109 109 109 109 109 109 110 109 110 110 110 110 110 110 111 110 111 110 112 109 112 109 112 109 113 109 114 109 114 109 115 109 115 109 116 109 116 109 116 108 116 108 116 108 116 107 117 107 116 107 117 107 117 106 117 107 118 107 118 107 119 107 119 106 119 106 119 106 120 106 120 106 120 106 120 106 120 105 120 105 120 105 120 104 121 104 121 104 121 104 121 104 120 104 120 103 120 103 120 103 119 102 119 102 118 102 118 102 118 101 117 100 117 100 117 100 117 99 118 99 118 100 118 100 118 100 118 101 118 101 119 101 119 102 119 102 120 102 120 102 121 102 122 102 122 102 122 102 123 101 124 101 124 101 125 101 125 101 125 101 126 101 126 101 126 100 126 100 126 100 126 100 126 99 125 99 125 99 125 99 125 98 126 98 126 98 127 98 128 98 128 97 129 97 129 96 129 96 130 95 130 95 130 95 130 94 130 94 130 94 131 94 131 93 131 93 131 93 131 92 131 92 132 91 132 91 133 91 133 91 134 91 134 91 134 91 135 91 135 91 135 91 135 92 136 92 136 92 137 92 137 91 138 92 138 91 138 91 138 90 138 90 138 89 139 89 139 89 139 89 140 88 140 88 140 88 141 87 141 87 141 87 141 86 142 86 142 86 142 86 142 86 143 86 143 86 143 86 143 86 143 86 143 86 144 86 144 86 144 85 144 85 144 85 144 85 144 84 145 83 144 82 144 82 144 82 144 82 144 81 143 81 143 81 143 80 142 80 142 80 142 79 142 79 142 79 142 78 144 79 144 79 145 78 146 78 146 77 146 77 147 76 147 75 147 75 147 74 147 74 148 73 148 72 149 72 149 71 149 71 150 70 151 70 151 69 151 68 152 68 152 67 153 67 153 66 154 66 154 66 154 65 154 65 155 64 155 64 155 64 155 63 156 63 156 63 156 63 157 62 157 62 158 61 158 61 159 61 159 60 159 60 160 60 160 60 160 60 160 60 161 59 161 59 161 59 161 59 162 59 162 59 163 59 163 59 164 58 164 58 165 58 165 58 166 57 166 57 166 57 167 57 167 57 167 57 167 57 L 128 17 Z N">
              <draw:equation draw:name="f0" draw:formula="84*logwidth/167"/>
              <draw:equation draw:name="f1" draw:formula="5*logheight/130"/>
              <draw:equation draw:name="f2" draw:formula="81*logwidth/167"/>
              <draw:equation draw:name="f3" draw:formula="2*logheight/130"/>
              <draw:equation draw:name="f4" draw:formula="37*logwidth/167"/>
              <draw:equation draw:name="f5" draw:formula="0*logheight/130"/>
              <draw:equation draw:name="f6" draw:formula="25*logwidth/167"/>
              <draw:equation draw:name="f7" draw:formula="3*logheight/130"/>
              <draw:equation draw:name="f8" draw:formula="9*logwidth/167"/>
              <draw:equation draw:name="f9" draw:formula="9*logheight/130"/>
              <draw:equation draw:name="f10" draw:formula="2*logwidth/167"/>
              <draw:equation draw:name="f11" draw:formula="22*logheight/130"/>
              <draw:equation draw:name="f12" draw:formula="16*logwidth/167"/>
              <draw:equation draw:name="f13" draw:formula="30*logheight/130"/>
              <draw:equation draw:name="f14" draw:formula="24*logwidth/167"/>
              <draw:equation draw:name="f15" draw:formula="45*logheight/130"/>
              <draw:equation draw:name="f16" draw:formula="41*logwidth/167"/>
              <draw:equation draw:name="f17" draw:formula="66*logheight/130"/>
              <draw:equation draw:name="f18" draw:formula="50*logwidth/167"/>
              <draw:equation draw:name="f19" draw:formula="78*logheight/130"/>
              <draw:equation draw:name="f20" draw:formula="55*logwidth/167"/>
              <draw:equation draw:name="f21" draw:formula="83*logheight/130"/>
              <draw:equation draw:name="f22" draw:formula="65*logwidth/167"/>
              <draw:equation draw:name="f23" draw:formula="97*logheight/130"/>
              <draw:equation draw:name="f24" draw:formula="75*logwidth/167"/>
              <draw:equation draw:name="f25" draw:formula="114*logheight/130"/>
              <draw:equation draw:name="f26" draw:formula="78*logwidth/167"/>
              <draw:equation draw:name="f27" draw:formula="124*logheight/130"/>
              <draw:equation draw:name="f28" draw:formula="84*logwidth/167"/>
              <draw:equation draw:name="f29" draw:formula="129*logheight/130"/>
              <draw:equation draw:name="f30" draw:formula="88*logwidth/167"/>
              <draw:equation draw:name="f31" draw:formula="124*logheight/130"/>
              <draw:equation draw:name="f32" draw:formula="93*logwidth/167"/>
              <draw:equation draw:name="f33" draw:formula="125*logheight/130"/>
              <draw:equation draw:name="f34" draw:formula="91*logwidth/167"/>
              <draw:equation draw:name="f35" draw:formula="123*logheight/130"/>
              <draw:equation draw:name="f36" draw:formula="88*logwidth/167"/>
              <draw:equation draw:name="f37" draw:formula="121*logheight/130"/>
              <draw:equation draw:name="f38" draw:formula="87*logwidth/167"/>
              <draw:equation draw:name="f39" draw:formula="116*logheight/130"/>
              <draw:equation draw:name="f40" draw:formula="87*logwidth/167"/>
              <draw:equation draw:name="f41" draw:formula="112*logheight/130"/>
              <draw:equation draw:name="f42" draw:formula="88*logwidth/167"/>
              <draw:equation draw:name="f43" draw:formula="111*logheight/130"/>
              <draw:equation draw:name="f44" draw:formula="90*logwidth/167"/>
              <draw:equation draw:name="f45" draw:formula="117*logheight/130"/>
              <draw:equation draw:name="f46" draw:formula="94*logwidth/167"/>
              <draw:equation draw:name="f47" draw:formula="115*logheight/130"/>
              <draw:equation draw:name="f48" draw:formula="94*logwidth/167"/>
              <draw:equation draw:name="f49" draw:formula="120*logheight/130"/>
              <draw:equation draw:name="f50" draw:formula="100*logwidth/167"/>
              <draw:equation draw:name="f51" draw:formula="118*logheight/130"/>
              <draw:equation draw:name="f52" draw:formula="98*logwidth/167"/>
              <draw:equation draw:name="f53" draw:formula="115*logheight/130"/>
              <draw:equation draw:name="f54" draw:formula="92*logwidth/167"/>
              <draw:equation draw:name="f55" draw:formula="112*logheight/130"/>
              <draw:equation draw:name="f56" draw:formula="93*logwidth/167"/>
              <draw:equation draw:name="f57" draw:formula="110*logheight/130"/>
              <draw:equation draw:name="f58" draw:formula="97*logwidth/167"/>
              <draw:equation draw:name="f59" draw:formula="109*logheight/130"/>
              <draw:equation draw:name="f60" draw:formula="99*logwidth/167"/>
              <draw:equation draw:name="f61" draw:formula="108*logheight/130"/>
              <draw:equation draw:name="f62" draw:formula="104*logwidth/167"/>
              <draw:equation draw:name="f63" draw:formula="112*logheight/130"/>
              <draw:equation draw:name="f64" draw:formula="109*logwidth/167"/>
              <draw:equation draw:name="f65" draw:formula="110*logheight/130"/>
              <draw:equation draw:name="f66" draw:formula="105*logwidth/167"/>
              <draw:equation draw:name="f67" draw:formula="107*logheight/130"/>
              <draw:equation draw:name="f68" draw:formula="108*logwidth/167"/>
              <draw:equation draw:name="f69" draw:formula="105*logheight/130"/>
              <draw:equation draw:name="f70" draw:formula="110*logwidth/167"/>
              <draw:equation draw:name="f71" draw:formula="110*logheight/130"/>
              <draw:equation draw:name="f72" draw:formula="116*logwidth/167"/>
              <draw:equation draw:name="f73" draw:formula="108*logheight/130"/>
              <draw:equation draw:name="f74" draw:formula="120*logwidth/167"/>
              <draw:equation draw:name="f75" draw:formula="106*logheight/130"/>
              <draw:equation draw:name="f76" draw:formula="120*logwidth/167"/>
              <draw:equation draw:name="f77" draw:formula="103*logheight/130"/>
              <draw:equation draw:name="f78" draw:formula="118*logwidth/167"/>
              <draw:equation draw:name="f79" draw:formula="101*logheight/130"/>
              <draw:equation draw:name="f80" draw:formula="125*logwidth/167"/>
              <draw:equation draw:name="f81" draw:formula="101*logheight/130"/>
              <draw:equation draw:name="f82" draw:formula="128*logwidth/167"/>
              <draw:equation draw:name="f83" draw:formula="98*logheight/130"/>
              <draw:equation draw:name="f84" draw:formula="131*logwidth/167"/>
              <draw:equation draw:name="f85" draw:formula="92*logheight/130"/>
              <draw:equation draw:name="f86" draw:formula="137*logwidth/167"/>
              <draw:equation draw:name="f87" draw:formula="92*logheight/130"/>
              <draw:equation draw:name="f88" draw:formula="141*logwidth/167"/>
              <draw:equation draw:name="f89" draw:formula="87*logheight/130"/>
              <draw:equation draw:name="f90" draw:formula="144*logwidth/167"/>
              <draw:equation draw:name="f91" draw:formula="85*logheight/130"/>
              <draw:equation draw:name="f92" draw:formula="142*logwidth/167"/>
              <draw:equation draw:name="f93" draw:formula="80*logheight/130"/>
              <draw:equation draw:name="f94" draw:formula="147*logwidth/167"/>
              <draw:equation draw:name="f95" draw:formula="74*logheight/130"/>
              <draw:equation draw:name="f96" draw:formula="154*logwidth/167"/>
              <draw:equation draw:name="f97" draw:formula="66*logheight/130"/>
              <draw:equation draw:name="f98" draw:formula="159*logwidth/167"/>
              <draw:equation draw:name="f99" draw:formula="60*logheight/130"/>
              <draw:equation draw:name="f100" draw:formula="164*logwidth/167"/>
              <draw:equation draw:name="f101" draw:formula="58*logheight/130"/>
              <draw:equation draw:name="f102" draw:formula="logwidth"/>
              <draw:equation draw:name="f103" draw:formula="logheight"/>
            </draw:enhanced-geometry>
          </draw:custom-shape>
          <draw:custom-shape draw:name="Freeform 19" draw:style-name="gr3" draw:text-style-name="P2" draw:layer="layout" svg:width="0.284cm" svg:height="0.352cm" svg:x="31.195cm" svg:y="7.295cm">
            <text:p><text:span text:style-name="T1"/></text:p>
            <draw:enhanced-geometry draw:mirror-horizontal="false" draw:mirror-vertical="false" drawooo:sub-view-size="26 32" draw:text-areas="0 0 ?f100 ?f101" svg:viewBox="0 0 0 0" draw:type="ooxml-non-primitive" draw:enhanced-path="M 18 25 C 18 25 18 25 18 25 18 25 18 25 18 25 18 24 18 24 18 24 19 24 19 24 19 24 19 23 19 23 19 23 19 23 19 22 19 22 19 22 19 21 19 21 19 21 19 21 19 20 20 20 20 20 20 20 20 19 21 19 21 20 21 21 21 21 21 22 21 23 21 24 21 24 21 25 21 25 20 25 20 25 20 25 20 25 20 26 19 26 19 26 19 26 19 26 19 26 19 26 18 26 18 26 18 26 18 26 18 25 Z M 17 25 C 17 25 17 25 17 25 17 24 17 24 17 24 17 23 17 23 17 22 17 22 16 23 16 23 16 23 16 23 16 23 16 23 16 24 16 24 16 24 16 24 16 25 16 25 16 25 17 25 Z M 24 17 C 23 16 23 16 23 16 23 16 23 16 23 17 23 17 23 17 23 17 22 17 22 17 22 17 22 18 22 18 22 18 22 18 21 18 21 19 21 19 21 19 21 20 22 20 22 20 22 20 22 20 22 20 22 21 22 21 22 21 22 22 23 22 23 23 23 23 23 24 23 24 23 25 23 25 23 26 23 26 23 26 24 26 24 26 24 26 24 25 24 25 24 25 25 25 25 25 25 24 26 25 26 25 26 23 25 19 25 19 25 19 24 17 24 17 Z M 17 6 C 17 6 16 5 16 4 16 4 16 0 16 0 1 0 1 0 1 0 1 26 1 26 1 26 0 30 0 30 0 30 0 32 0 32 0 32 1 32 2 32 3 32 3 32 3 32 4 32 4 31 4 31 4 31 5 31 6 31 6 31 6 31 7 31 7 31 7 31 7 31 8 31 8 30 8 30 9 30 9 31 10 31 10 31 11 31 11 31 12 30 12 30 12 30 12 30 12 30 12 29 13 29 13 29 13 29 14 28 14 28 14 27 14 27 14 27 14 26 14 25 14 25 14 25 14 25 14 25 14 25 15 24 15 24 15 24 15 23 15 23 15 23 15 22 15 22 15 22 15 21 16 21 16 21 16 21 16 20 16 20 15 20 15 20 15 20 15 19 15 19 15 19 15 19 14 18 14 18 14 18 14 18 14 18 14 18 14 17 14 17 14 17 14 17 15 17 15 17 15 17 15 17 16 17 16 17 16 17 16 17 16 16 16 16 16 16 16 15 16 15 16 14 16 14 16 13 16 12 16 12 16 12 16 11 16 11 16 11 17 11 17 11 17 11 17 11 17 11 17 12 17 12 17 12 17 12 18 12 18 13 18 13 18 13 18 13 19 14 19 14 19 14 19 14 19 14 19 14 19 14 19 15 19 15 20 15 20 15 20 15 21 15 21 14 21 14 21 14 21 14 17 9 17 9 17 9 17 9 17 6 17 6 Z N">
              <draw:equation draw:name="f0" draw:formula="18*logwidth/26"/>
              <draw:equation draw:name="f1" draw:formula="25*logheight/32"/>
              <draw:equation draw:name="f2" draw:formula="18*logwidth/26"/>
              <draw:equation draw:name="f3" draw:formula="24*logheight/32"/>
              <draw:equation draw:name="f4" draw:formula="19*logwidth/26"/>
              <draw:equation draw:name="f5" draw:formula="23*logheight/32"/>
              <draw:equation draw:name="f6" draw:formula="19*logwidth/26"/>
              <draw:equation draw:name="f7" draw:formula="21*logheight/32"/>
              <draw:equation draw:name="f8" draw:formula="20*logwidth/26"/>
              <draw:equation draw:name="f9" draw:formula="20*logheight/32"/>
              <draw:equation draw:name="f10" draw:formula="21*logwidth/26"/>
              <draw:equation draw:name="f11" draw:formula="22*logheight/32"/>
              <draw:equation draw:name="f12" draw:formula="20*logwidth/26"/>
              <draw:equation draw:name="f13" draw:formula="25*logheight/32"/>
              <draw:equation draw:name="f14" draw:formula="19*logwidth/26"/>
              <draw:equation draw:name="f15" draw:formula="26*logheight/32"/>
              <draw:equation draw:name="f16" draw:formula="18*logwidth/26"/>
              <draw:equation draw:name="f17" draw:formula="26*logheight/32"/>
              <draw:equation draw:name="f18" draw:formula="17*logwidth/26"/>
              <draw:equation draw:name="f19" draw:formula="25*logheight/32"/>
              <draw:equation draw:name="f20" draw:formula="17*logwidth/26"/>
              <draw:equation draw:name="f21" draw:formula="24*logheight/32"/>
              <draw:equation draw:name="f22" draw:formula="16*logwidth/26"/>
              <draw:equation draw:name="f23" draw:formula="23*logheight/32"/>
              <draw:equation draw:name="f24" draw:formula="16*logwidth/26"/>
              <draw:equation draw:name="f25" draw:formula="24*logheight/32"/>
              <draw:equation draw:name="f26" draw:formula="17*logwidth/26"/>
              <draw:equation draw:name="f27" draw:formula="25*logheight/32"/>
              <draw:equation draw:name="f28" draw:formula="23*logwidth/26"/>
              <draw:equation draw:name="f29" draw:formula="16*logheight/32"/>
              <draw:equation draw:name="f30" draw:formula="23*logwidth/26"/>
              <draw:equation draw:name="f31" draw:formula="17*logheight/32"/>
              <draw:equation draw:name="f32" draw:formula="22*logwidth/26"/>
              <draw:equation draw:name="f33" draw:formula="18*logheight/32"/>
              <draw:equation draw:name="f34" draw:formula="21*logwidth/26"/>
              <draw:equation draw:name="f35" draw:formula="20*logheight/32"/>
              <draw:equation draw:name="f36" draw:formula="22*logwidth/26"/>
              <draw:equation draw:name="f37" draw:formula="21*logheight/32"/>
              <draw:equation draw:name="f38" draw:formula="23*logwidth/26"/>
              <draw:equation draw:name="f39" draw:formula="23*logheight/32"/>
              <draw:equation draw:name="f40" draw:formula="23*logwidth/26"/>
              <draw:equation draw:name="f41" draw:formula="26*logheight/32"/>
              <draw:equation draw:name="f42" draw:formula="24*logwidth/26"/>
              <draw:equation draw:name="f43" draw:formula="25*logheight/32"/>
              <draw:equation draw:name="f44" draw:formula="26*logwidth/26"/>
              <draw:equation draw:name="f45" draw:formula="25*logheight/32"/>
              <draw:equation draw:name="f46" draw:formula="24*logwidth/26"/>
              <draw:equation draw:name="f47" draw:formula="17*logheight/32"/>
              <draw:equation draw:name="f48" draw:formula="16*logwidth/26"/>
              <draw:equation draw:name="f49" draw:formula="4*logheight/32"/>
              <draw:equation draw:name="f50" draw:formula="1*logwidth/26"/>
              <draw:equation draw:name="f51" draw:formula="0*logheight/32"/>
              <draw:equation draw:name="f52" draw:formula="0*logwidth/26"/>
              <draw:equation draw:name="f53" draw:formula="30*logheight/32"/>
              <draw:equation draw:name="f54" draw:formula="3*logwidth/26"/>
              <draw:equation draw:name="f55" draw:formula="32*logheight/32"/>
              <draw:equation draw:name="f56" draw:formula="4*logwidth/26"/>
              <draw:equation draw:name="f57" draw:formula="31*logheight/32"/>
              <draw:equation draw:name="f58" draw:formula="7*logwidth/26"/>
              <draw:equation draw:name="f59" draw:formula="31*logheight/32"/>
              <draw:equation draw:name="f60" draw:formula="9*logwidth/26"/>
              <draw:equation draw:name="f61" draw:formula="30*logheight/32"/>
              <draw:equation draw:name="f62" draw:formula="12*logwidth/26"/>
              <draw:equation draw:name="f63" draw:formula="30*logheight/32"/>
              <draw:equation draw:name="f64" draw:formula="13*logwidth/26"/>
              <draw:equation draw:name="f65" draw:formula="29*logheight/32"/>
              <draw:equation draw:name="f66" draw:formula="14*logwidth/26"/>
              <draw:equation draw:name="f67" draw:formula="27*logheight/32"/>
              <draw:equation draw:name="f68" draw:formula="14*logwidth/26"/>
              <draw:equation draw:name="f69" draw:formula="25*logheight/32"/>
              <draw:equation draw:name="f70" draw:formula="15*logwidth/26"/>
              <draw:equation draw:name="f71" draw:formula="23*logheight/32"/>
              <draw:equation draw:name="f72" draw:formula="15*logwidth/26"/>
              <draw:equation draw:name="f73" draw:formula="21*logheight/32"/>
              <draw:equation draw:name="f74" draw:formula="15*logwidth/26"/>
              <draw:equation draw:name="f75" draw:formula="20*logheight/32"/>
              <draw:equation draw:name="f76" draw:formula="15*logwidth/26"/>
              <draw:equation draw:name="f77" draw:formula="19*logheight/32"/>
              <draw:equation draw:name="f78" draw:formula="14*logwidth/26"/>
              <draw:equation draw:name="f79" draw:formula="18*logheight/32"/>
              <draw:equation draw:name="f80" draw:formula="15*logwidth/26"/>
              <draw:equation draw:name="f81" draw:formula="17*logheight/32"/>
              <draw:equation draw:name="f82" draw:formula="16*logwidth/26"/>
              <draw:equation draw:name="f83" draw:formula="17*logheight/32"/>
              <draw:equation draw:name="f84" draw:formula="16*logwidth/26"/>
              <draw:equation draw:name="f85" draw:formula="14*logheight/32"/>
              <draw:equation draw:name="f86" draw:formula="16*logwidth/26"/>
              <draw:equation draw:name="f87" draw:formula="11*logheight/32"/>
              <draw:equation draw:name="f88" draw:formula="17*logwidth/26"/>
              <draw:equation draw:name="f89" draw:formula="11*logheight/32"/>
              <draw:equation draw:name="f90" draw:formula="18*logwidth/26"/>
              <draw:equation draw:name="f91" draw:formula="12*logheight/32"/>
              <draw:equation draw:name="f92" draw:formula="19*logwidth/26"/>
              <draw:equation draw:name="f93" draw:formula="14*logheight/32"/>
              <draw:equation draw:name="f94" draw:formula="19*logwidth/26"/>
              <draw:equation draw:name="f95" draw:formula="15*logheight/32"/>
              <draw:equation draw:name="f96" draw:formula="21*logwidth/26"/>
              <draw:equation draw:name="f97" draw:formula="14*logheight/32"/>
              <draw:equation draw:name="f98" draw:formula="17*logwidth/26"/>
              <draw:equation draw:name="f99" draw:formula="9*logheight/32"/>
              <draw:equation draw:name="f100" draw:formula="logwidth"/>
              <draw:equation draw:name="f101" draw:formula="logheight"/>
            </draw:enhanced-geometry>
          </draw:custom-shape>
          <draw:custom-shape draw:name="Freeform 20" draw:style-name="gr3" draw:text-style-name="P2" draw:layer="layout" svg:width="2.211cm" svg:height="1.275cm" svg:x="27.904cm" svg:y="7.175cm">
            <text:p><text:span text:style-name="T1"/></text:p>
            <draw:enhanced-geometry draw:mirror-horizontal="false" draw:mirror-vertical="false" drawooo:sub-view-size="201 116" draw:text-areas="0 0 ?f70 ?f71" svg:viewBox="0 0 0 0" draw:type="ooxml-non-primitive" draw:enhanced-path="M 192 88 C 191 85 191 85 191 85 187 84 187 84 187 84 188 79 188 79 188 79 186 77 186 77 186 77 183 77 183 77 183 77 183 69 183 69 183 69 186 67 186 67 186 67 187 65 187 65 187 65 188 64 188 64 188 64 186 61 186 61 186 61 186 58 186 58 186 58 191 54 191 54 191 54 191 52 191 52 191 52 194 50 194 50 194 50 196 45 196 45 196 45 197 43 197 43 197 43 201 41 201 41 201 41 200 41 200 41 200 41 200 41 199 39 199 39 199 38 198 38 198 38 197 38 195 38 194 38 193 38 193 37 193 37 193 37 193 36 193 36 192 36 191 36 190 36 190 36 188 30 188 30 188 30 188 30 188 30 189 30 189 29 189 29 189 29 188 28 188 27 188 27 188 26 188 26 188 26 188 24 188 24 188 23 187 23 187 23 187 22 187 22 187 22 187 22 188 20 188 20 188 20 184 18 184 18 184 17 183 18 182 18 182 18 181 18 181 18 181 18 180 15 180 14 180 14 178 12 178 12 26 12 26 12 26 12 26 0 26 0 26 0 25 0 25 1 24 1 23 1 23 2 22 2 20 3 19 3 18 4 17 5 16 5 15 6 15 6 14 6 14 6 13 6 14 5 14 5 13 5 12 6 12 6 11 7 11 7 11 7 10 8 10 8 9 9 9 9 8 9 8 10 7 10 7 10 6 10 5 11 5 11 4 12 3 12 2 13 1 13 1 13 0 13 0 14 0 116 0 116 0 116 163 116 163 116 163 116 169 111 169 111 169 111 176 112 176 112 176 112 176 111 178 110 179 110 179 110 180 110 180 110 181 110 182 109 182 109 183 109 183 109 184 108 184 108 185 108 185 109 185 105 185 105 185 105 195 99 195 99 195 99 198 98 198 98 198 98 199 95 199 95 199 95 198 94 198 94 198 94 L 192 88 Z N">
              <draw:equation draw:name="f0" draw:formula="191*logwidth/201"/>
              <draw:equation draw:name="f1" draw:formula="85*logheight/116"/>
              <draw:equation draw:name="f2" draw:formula="188*logwidth/201"/>
              <draw:equation draw:name="f3" draw:formula="79*logheight/116"/>
              <draw:equation draw:name="f4" draw:formula="183*logwidth/201"/>
              <draw:equation draw:name="f5" draw:formula="77*logheight/116"/>
              <draw:equation draw:name="f6" draw:formula="186*logwidth/201"/>
              <draw:equation draw:name="f7" draw:formula="67*logheight/116"/>
              <draw:equation draw:name="f8" draw:formula="188*logwidth/201"/>
              <draw:equation draw:name="f9" draw:formula="64*logheight/116"/>
              <draw:equation draw:name="f10" draw:formula="186*logwidth/201"/>
              <draw:equation draw:name="f11" draw:formula="58*logheight/116"/>
              <draw:equation draw:name="f12" draw:formula="191*logwidth/201"/>
              <draw:equation draw:name="f13" draw:formula="52*logheight/116"/>
              <draw:equation draw:name="f14" draw:formula="196*logwidth/201"/>
              <draw:equation draw:name="f15" draw:formula="45*logheight/116"/>
              <draw:equation draw:name="f16" draw:formula="201*logwidth/201"/>
              <draw:equation draw:name="f17" draw:formula="41*logheight/116"/>
              <draw:equation draw:name="f18" draw:formula="199*logwidth/201"/>
              <draw:equation draw:name="f19" draw:formula="39*logheight/116"/>
              <draw:equation draw:name="f20" draw:formula="194*logwidth/201"/>
              <draw:equation draw:name="f21" draw:formula="38*logheight/116"/>
              <draw:equation draw:name="f22" draw:formula="193*logwidth/201"/>
              <draw:equation draw:name="f23" draw:formula="36*logheight/116"/>
              <draw:equation draw:name="f24" draw:formula="188*logwidth/201"/>
              <draw:equation draw:name="f25" draw:formula="30*logheight/116"/>
              <draw:equation draw:name="f26" draw:formula="189*logwidth/201"/>
              <draw:equation draw:name="f27" draw:formula="29*logheight/116"/>
              <draw:equation draw:name="f28" draw:formula="188*logwidth/201"/>
              <draw:equation draw:name="f29" draw:formula="26*logheight/116"/>
              <draw:equation draw:name="f30" draw:formula="187*logwidth/201"/>
              <draw:equation draw:name="f31" draw:formula="23*logheight/116"/>
              <draw:equation draw:name="f32" draw:formula="188*logwidth/201"/>
              <draw:equation draw:name="f33" draw:formula="20*logheight/116"/>
              <draw:equation draw:name="f34" draw:formula="182*logwidth/201"/>
              <draw:equation draw:name="f35" draw:formula="18*logheight/116"/>
              <draw:equation draw:name="f36" draw:formula="180*logwidth/201"/>
              <draw:equation draw:name="f37" draw:formula="14*logheight/116"/>
              <draw:equation draw:name="f38" draw:formula="26*logwidth/201"/>
              <draw:equation draw:name="f39" draw:formula="12*logheight/116"/>
              <draw:equation draw:name="f40" draw:formula="24*logwidth/201"/>
              <draw:equation draw:name="f41" draw:formula="1*logheight/116"/>
              <draw:equation draw:name="f42" draw:formula="18*logwidth/201"/>
              <draw:equation draw:name="f43" draw:formula="4*logheight/116"/>
              <draw:equation draw:name="f44" draw:formula="14*logwidth/201"/>
              <draw:equation draw:name="f45" draw:formula="6*logheight/116"/>
              <draw:equation draw:name="f46" draw:formula="12*logwidth/201"/>
              <draw:equation draw:name="f47" draw:formula="6*logheight/116"/>
              <draw:equation draw:name="f48" draw:formula="9*logwidth/201"/>
              <draw:equation draw:name="f49" draw:formula="9*logheight/116"/>
              <draw:equation draw:name="f50" draw:formula="6*logwidth/201"/>
              <draw:equation draw:name="f51" draw:formula="10*logheight/116"/>
              <draw:equation draw:name="f52" draw:formula="1*logwidth/201"/>
              <draw:equation draw:name="f53" draw:formula="13*logheight/116"/>
              <draw:equation draw:name="f54" draw:formula="0*logwidth/201"/>
              <draw:equation draw:name="f55" draw:formula="116*logheight/116"/>
              <draw:equation draw:name="f56" draw:formula="169*logwidth/201"/>
              <draw:equation draw:name="f57" draw:formula="111*logheight/116"/>
              <draw:equation draw:name="f58" draw:formula="179*logwidth/201"/>
              <draw:equation draw:name="f59" draw:formula="110*logheight/116"/>
              <draw:equation draw:name="f60" draw:formula="182*logwidth/201"/>
              <draw:equation draw:name="f61" draw:formula="109*logheight/116"/>
              <draw:equation draw:name="f62" draw:formula="185*logwidth/201"/>
              <draw:equation draw:name="f63" draw:formula="109*logheight/116"/>
              <draw:equation draw:name="f64" draw:formula="195*logwidth/201"/>
              <draw:equation draw:name="f65" draw:formula="99*logheight/116"/>
              <draw:equation draw:name="f66" draw:formula="199*logwidth/201"/>
              <draw:equation draw:name="f67" draw:formula="95*logheight/116"/>
              <draw:equation draw:name="f68" draw:formula="192*logwidth/201"/>
              <draw:equation draw:name="f69" draw:formula="88*logheight/116"/>
              <draw:equation draw:name="f70" draw:formula="logwidth"/>
              <draw:equation draw:name="f71" draw:formula="logheight"/>
            </draw:enhanced-geometry>
          </draw:custom-shape>
          <draw:custom-shape draw:name="Freeform 21" draw:style-name="gr3" draw:text-style-name="P2" draw:layer="layout" svg:width="3.069cm" svg:height="2.234cm" svg:x="11.167cm" svg:y="5.073cm">
            <text:p><text:span text:style-name="T1"/></text:p>
            <draw:enhanced-geometry draw:mirror-horizontal="false" draw:mirror-vertical="false" drawooo:sub-view-size="279 203" draw:text-areas="0 0 ?f104 ?f105" svg:viewBox="0 0 0 0" draw:type="ooxml-non-primitive" draw:enhanced-path="M 262 113 C 262 111 263 110 263 109 263 107 261 106 262 104 263 104 265 101 264 100 263 100 262 100 262 99 262 99 262 97 262 97 261 96 261 97 260 97 260 97 260 97 259 97 258 96 257 95 256 95 256 96 254 95 254 94 254 94 254 93 254 93 254 92 254 91 253 91 253 90 252 90 252 90 252 89 253 89 253 89 254 88 253 87 253 86 254 84 255 84 256 82 257 81 257 79 257 78 258 77 258 75 259 74 259 73 259 73 260 73 260 72 261 72 262 72 263 71 263 71 263 70 264 69 264 68 265 67 266 66 266 65 266 64 266 63 266 63 267 62 267 61 267 61 267 61 266 60 266 60 266 60 266 59 266 59 266 59 270 53 270 53 270 53 270 53 272 46 272 46 272 46 277 36 277 36 277 36 277 35 277 34 278 34 279 31 279 31 278 28 278 28 278 28 278 28 277 26 277 26 277 25 277 23 277 23 277 23 273 21 273 21 272 21 269 19 269 19 264 11 264 11 264 11 193 11 193 11 193 11 192 11 192 11 191 11 191 12 190 12 190 12 189 13 189 13 188 14 187 14 187 14 186 14 185 14 183 14 182 14 182 14 181 14 181 14 181 14 180 14 180 14 179 15 179 15 179 15 178 15 177 15 177 15 176 15 176 16 175 15 175 15 174 15 173 15 172 15 171 15 171 15 170 16 170 16 170 16 169 17 169 17 169 17 168 18 167 18 166 19 166 19 165 19 165 19 164 19 163 19 163 19 162 19 162 19 162 19 161 20 161 20 160 20 159 20 158 20 157 21 155 21 153 23 151 24 150 25 149 25 148 25 147 26 145 26 144 26 143 26 141 26 140 26 139 25 139 25 138 25 138 24 137 24 137 24 136 24 135 24 135 24 134 25 133 25 133 25 132 26 131 26 130 27 129 28 128 28 127 29 126 29 125 28 124 28 123 28 122 28 122 28 121 28 120 28 120 29 119 29 119 30 118 30 118 31 117 31 116 30 115 30 116 29 115 28 115 28 115 28 115 27 114 27 114 27 113 27 112 26 112 26 111 26 111 26 110 26 110 26 110 26 109 26 109 26 108 26 108 26 107 26 107 26 107 26 106 25 105 25 104 25 103 25 103 25 102 25 102 25 102 26 101 26 101 26 100 27 98 26 96 26 96 26 95 26 95 26 94 26 93 27 92 27 91 28 90 28 89 29 88 30 86 31 84 32 83 32 82 33 81 33 78 33 78 33 78 33 77 33 76 33 75 33 74 33 73 33 72 33 71 33 70 32 69 32 68 32 66 31 64 30 62 29 62 26 62 24 61 22 61 20 61 18 61 17 60 16 60 15 60 14 59 13 59 12 59 11 58 11 58 10 58 9 58 8 57 8 57 7 55 6 54 6 53 5 53 4 52 4 51 3 50 2 49 2 48 2 47 3 47 3 46 4 45 4 43 4 43 4 42 4 42 4 41 4 40 4 40 4 40 3 40 3 40 3 40 2 39 2 39 2 39 2 38 1 38 1 38 0 37 0 37 0 37 0 36 0 36 0 36 0 35 1 35 1 35 1 34 1 34 2 34 2 33 2 33 2 33 2 32 2 32 3 32 3 32 3 31 3 31 3 30 3 29 2 29 2 28 2 28 2 28 2 28 1 28 1 27 1 27 2 27 2 26 3 26 3 25 2 25 2 25 2 24 2 24 2 23 2 22 1 22 1 22 1 21 1 21 1 21 2 21 3 21 3 21 4 21 4 21 5 21 6 21 6 21 7 21 7 22 8 22 9 22 10 22 10 22 11 22 12 21 13 21 14 21 15 21 16 21 18 21 20 21 22 21 22 21 23 21 24 21 25 21 26 21 27 21 27 22 28 22 28 22 29 22 29 22 30 22 31 22 31 22 32 23 32 22 33 23 33 22 33 23 34 23 34 23 34 23 34 23 34 23 35 23 35 23 35 23 36 21 36 21 37 21 37 21 38 21 38 21 39 22 39 22 40 22 41 21 42 21 43 20 44 20 45 20 46 20 48 20 51 20 53 20 54 21 55 20 56 20 56 20 57 20 57 19 57 20 58 20 58 20 59 20 60 19 61 19 61 19 62 19 62 19 63 19 64 19 64 19 65 18 66 18 67 18 67 17 68 17 69 17 79 17 79 17 79 17 79 17 80 17 81 17 81 17 81 17 82 17 82 17 82 18 82 17 83 17 83 17 82 17 85 17 85 17 85 17 86 16 86 17 87 17 88 17 89 17 90 17 91 16 92 16 92 16 93 16 93 16 94 16 94 16 94 16 94 16 101 16 101 16 101 16 101 16 101 16 102 16 102 16 102 15 103 15 103 15 104 15 104 15 105 15 105 15 106 15 106 15 107 15 108 15 109 15 110 15 111 15 111 14 112 14 113 14 113 14 114 14 115 14 116 14 117 14 117 14 117 14 117 14 118 13 118 13 118 13 118 13 119 13 119 13 120 13 121 13 122 14 122 14 122 14 121 15 121 15 121 15 122 15 122 16 123 15 123 14 124 14 124 14 124 14 124 13 124 13 123 13 123 13 123 13 123 13 123 13 123 13 123 13 124 12 124 13 125 13 126 13 126 13 126 12 126 12 127 12 128 12 129 12 130 12 130 11 131 11 132 11 132 11 133 11 133 10 134 10 134 10 136 10 137 10 138 9 138 9 139 9 139 9 140 8 141 8 141 8 141 7 141 7 141 7 141 6 141 6 142 6 142 6 142 6 142 6 142 6 143 6 143 6 143 6 144 6 144 6 144 6 144 6 144 6 145 6 145 6 145 6 145 6 145 6 145 6 146 6 147 6 147 6 148 5 148 5 149 5 150 5 150 5 151 5 151 5 151 5 151 4 152 4 153 4 153 4 153 4 154 4 154 4 155 4 155 4 155 3 155 3 156 3 156 3 157 3 157 3 157 3 158 3 158 3 159 3 159 3 159 3 160 3 160 3 160 3 160 4 160 4 160 4 160 4 161 5 161 5 161 5 161 6 161 6 161 6 161 7 160 7 160 7 161 7 161 7 161 7 161 6 161 6 161 5 161 4 161 3 161 3 161 2 161 2 162 2 162 2 162 1 162 1 163 1 163 1 163 1 164 1 163 0 164 0 165 0 165 1 166 1 166 1 166 1 166 1 167 1 167 1 167 1 168 2 168 2 168 2 169 3 169 3 170 3 170 3 170 4 171 4 171 4 171 5 172 5 172 5 172 5 173 6 173 6 174 6 175 6 176 6 176 6 176 6 177 6 177 6 178 6 178 6 178 6 178 6 179 6 179 6 179 6 179 6 180 5 180 5 180 5 180 5 180 5 190 5 190 5 190 5 191 5 192 5 192 6 192 6 193 6 193 6 194 6 194 6 194 6 195 6 195 7 196 7 196 7 196 7 196 7 197 7 197 7 197 7 198 8 198 8 198 8 198 8 199 8 199 8 199 8 199 9 200 9 200 9 200 10 201 10 201 11 201 11 202 11 202 12 203 12 203 157 203 157 203 157 203 260 203 260 203 260 203 260 116 260 116 260 116 261 116 261 114 262 113 Z N">
              <draw:equation draw:name="f0" draw:formula="262*logwidth/279"/>
              <draw:equation draw:name="f1" draw:formula="99*logheight/203"/>
              <draw:equation draw:name="f2" draw:formula="254*logwidth/279"/>
              <draw:equation draw:name="f3" draw:formula="94*logheight/203"/>
              <draw:equation draw:name="f4" draw:formula="253*logwidth/279"/>
              <draw:equation draw:name="f5" draw:formula="86*logheight/203"/>
              <draw:equation draw:name="f6" draw:formula="262*logwidth/279"/>
              <draw:equation draw:name="f7" draw:formula="72*logheight/203"/>
              <draw:equation draw:name="f8" draw:formula="267*logwidth/279"/>
              <draw:equation draw:name="f9" draw:formula="61*logheight/203"/>
              <draw:equation draw:name="f10" draw:formula="277*logwidth/279"/>
              <draw:equation draw:name="f11" draw:formula="36*logheight/203"/>
              <draw:equation draw:name="f12" draw:formula="277*logwidth/279"/>
              <draw:equation draw:name="f13" draw:formula="23*logheight/203"/>
              <draw:equation draw:name="f14" draw:formula="191*logwidth/279"/>
              <draw:equation draw:name="f15" draw:formula="11*logheight/203"/>
              <draw:equation draw:name="f16" draw:formula="181*logwidth/279"/>
              <draw:equation draw:name="f17" draw:formula="14*logheight/203"/>
              <draw:equation draw:name="f18" draw:formula="173*logwidth/279"/>
              <draw:equation draw:name="f19" draw:formula="15*logheight/203"/>
              <draw:equation draw:name="f20" draw:formula="165*logwidth/279"/>
              <draw:equation draw:name="f21" draw:formula="19*logheight/203"/>
              <draw:equation draw:name="f22" draw:formula="151*logwidth/279"/>
              <draw:equation draw:name="f23" draw:formula="24*logheight/203"/>
              <draw:equation draw:name="f24" draw:formula="137*logwidth/279"/>
              <draw:equation draw:name="f25" draw:formula="24*logheight/203"/>
              <draw:equation draw:name="f26" draw:formula="124*logwidth/279"/>
              <draw:equation draw:name="f27" draw:formula="28*logheight/203"/>
              <draw:equation draw:name="f28" draw:formula="115*logwidth/279"/>
              <draw:equation draw:name="f29" draw:formula="28*logheight/203"/>
              <draw:equation draw:name="f30" draw:formula="109*logwidth/279"/>
              <draw:equation draw:name="f31" draw:formula="26*logheight/203"/>
              <draw:equation draw:name="f32" draw:formula="101*logwidth/279"/>
              <draw:equation draw:name="f33" draw:formula="26*logheight/203"/>
              <draw:equation draw:name="f34" draw:formula="84*logwidth/279"/>
              <draw:equation draw:name="f35" draw:formula="32*logheight/203"/>
              <draw:equation draw:name="f36" draw:formula="69*logwidth/279"/>
              <draw:equation draw:name="f37" draw:formula="32*logheight/203"/>
              <draw:equation draw:name="f38" draw:formula="59*logwidth/279"/>
              <draw:equation draw:name="f39" draw:formula="12*logheight/203"/>
              <draw:equation draw:name="f40" draw:formula="49*logwidth/279"/>
              <draw:equation draw:name="f41" draw:formula="2*logheight/203"/>
              <draw:equation draw:name="f42" draw:formula="40*logwidth/279"/>
              <draw:equation draw:name="f43" draw:formula="3*logheight/203"/>
              <draw:equation draw:name="f44" draw:formula="35*logwidth/279"/>
              <draw:equation draw:name="f45" draw:formula="1*logheight/203"/>
              <draw:equation draw:name="f46" draw:formula="29*logwidth/279"/>
              <draw:equation draw:name="f47" draw:formula="2*logheight/203"/>
              <draw:equation draw:name="f48" draw:formula="24*logwidth/279"/>
              <draw:equation draw:name="f49" draw:formula="2*logheight/203"/>
              <draw:equation draw:name="f50" draw:formula="21*logwidth/279"/>
              <draw:equation draw:name="f51" draw:formula="6*logheight/203"/>
              <draw:equation draw:name="f52" draw:formula="21*logwidth/279"/>
              <draw:equation draw:name="f53" draw:formula="22*logheight/203"/>
              <draw:equation draw:name="f54" draw:formula="22*logwidth/279"/>
              <draw:equation draw:name="f55" draw:formula="32*logheight/203"/>
              <draw:equation draw:name="f56" draw:formula="21*logwidth/279"/>
              <draw:equation draw:name="f57" draw:formula="37*logheight/203"/>
              <draw:equation draw:name="f58" draw:formula="20*logwidth/279"/>
              <draw:equation draw:name="f59" draw:formula="53*logheight/203"/>
              <draw:equation draw:name="f60" draw:formula="19*logwidth/279"/>
              <draw:equation draw:name="f61" draw:formula="62*logheight/203"/>
              <draw:equation draw:name="f62" draw:formula="17*logwidth/279"/>
              <draw:equation draw:name="f63" draw:formula="81*logheight/203"/>
              <draw:equation draw:name="f64" draw:formula="17*logwidth/279"/>
              <draw:equation draw:name="f65" draw:formula="87*logheight/203"/>
              <draw:equation draw:name="f66" draw:formula="16*logwidth/279"/>
              <draw:equation draw:name="f67" draw:formula="101*logheight/203"/>
              <draw:equation draw:name="f68" draw:formula="15*logwidth/279"/>
              <draw:equation draw:name="f69" draw:formula="108*logheight/203"/>
              <draw:equation draw:name="f70" draw:formula="14*logwidth/279"/>
              <draw:equation draw:name="f71" draw:formula="118*logheight/203"/>
              <draw:equation draw:name="f72" draw:formula="15*logwidth/279"/>
              <draw:equation draw:name="f73" draw:formula="122*logheight/203"/>
              <draw:equation draw:name="f74" draw:formula="13*logwidth/279"/>
              <draw:equation draw:name="f75" draw:formula="124*logheight/203"/>
              <draw:equation draw:name="f76" draw:formula="11*logwidth/279"/>
              <draw:equation draw:name="f77" draw:formula="133*logheight/203"/>
              <draw:equation draw:name="f78" draw:formula="7*logwidth/279"/>
              <draw:equation draw:name="f79" draw:formula="141*logheight/203"/>
              <draw:equation draw:name="f80" draw:formula="6*logwidth/279"/>
              <draw:equation draw:name="f81" draw:formula="144*logheight/203"/>
              <draw:equation draw:name="f82" draw:formula="5*logwidth/279"/>
              <draw:equation draw:name="f83" draw:formula="151*logheight/203"/>
              <draw:equation draw:name="f84" draw:formula="3*logwidth/279"/>
              <draw:equation draw:name="f85" draw:formula="156*logheight/203"/>
              <draw:equation draw:name="f86" draw:formula="4*logwidth/279"/>
              <draw:equation draw:name="f87" draw:formula="160*logheight/203"/>
              <draw:equation draw:name="f88" draw:formula="6*logwidth/279"/>
              <draw:equation draw:name="f89" draw:formula="161*logheight/203"/>
              <draw:equation draw:name="f90" draw:formula="0*logwidth/279"/>
              <draw:equation draw:name="f91" draw:formula="164*logheight/203"/>
              <draw:equation draw:name="f92" draw:formula="3*logwidth/279"/>
              <draw:equation draw:name="f93" draw:formula="170*logheight/203"/>
              <draw:equation draw:name="f94" draw:formula="6*logwidth/279"/>
              <draw:equation draw:name="f95" draw:formula="176*logheight/203"/>
              <draw:equation draw:name="f96" draw:formula="5*logwidth/279"/>
              <draw:equation draw:name="f97" draw:formula="180*logheight/203"/>
              <draw:equation draw:name="f98" draw:formula="7*logwidth/279"/>
              <draw:equation draw:name="f99" draw:formula="196*logheight/203"/>
              <draw:equation draw:name="f100" draw:formula="9*logwidth/279"/>
              <draw:equation draw:name="f101" draw:formula="200*logheight/203"/>
              <draw:equation draw:name="f102" draw:formula="260*logwidth/279"/>
              <draw:equation draw:name="f103" draw:formula="203*logheight/203"/>
              <draw:equation draw:name="f104" draw:formula="logwidth"/>
              <draw:equation draw:name="f105" draw:formula="logheight"/>
            </draw:enhanced-geometry>
          </draw:custom-shape>
          <draw:custom-shape draw:name="Freeform 22" draw:style-name="gr3" draw:text-style-name="P2" draw:layer="layout" svg:width="3.258cm" svg:height="1.587cm" svg:x="19.354cm" svg:y="9.773cm">
            <text:p><text:span text:style-name="T1"/></text:p>
            <draw:enhanced-geometry draw:mirror-horizontal="false" draw:mirror-vertical="false" drawooo:sub-view-size="296 144" draw:text-areas="0 0 ?f114 ?f115" svg:viewBox="0 0 0 0" draw:type="ooxml-non-primitive" draw:enhanced-path="M 290 22 C 290 0 290 0 290 0 0 0 0 0 0 0 0 21 0 21 0 21 104 21 104 21 104 21 104 103 104 103 104 103 104 104 105 104 105 103 106 103 106 103 106 103 107 104 108 104 108 105 109 106 110 107 111 108 111 108 112 109 113 110 113 110 113 111 113 111 114 111 115 111 115 111 116 111 117 111 118 111 118 111 119 110 119 110 120 110 120 110 121 110 121 110 122 111 123 111 123 111 124 112 124 112 125 111 125 110 125 110 125 109 125 109 126 108 126 108 126 108 126 109 127 109 127 109 127 109 127 110 128 110 128 110 128 111 129 110 129 111 129 111 129 111 129 112 130 112 130 113 130 113 131 113 131 114 131 114 131 115 131 117 132 118 132 118 133 118 133 118 134 118 135 119 136 119 137 119 137 119 138 119 138 118 138 118 139 118 139 118 140 119 140 119 140 119 141 120 141 120 142 120 142 121 143 121 143 121 144 121 144 121 145 120 146 122 146 122 147 122 148 122 148 121 150 121 152 120 153 121 154 122 155 123 156 124 157 124 158 124 159 123 159 123 159 123 160 122 160 122 160 121 161 121 162 121 163 121 164 122 165 122 166 123 167 123 168 122 168 121 169 121 169 122 169 123 169 123 169 124 170 125 170 126 170 127 170 127 171 127 171 127 172 128 173 128 174 128 174 128 174 128 174 128 174 129 174 129 174 129 173 131 174 131 174 132 175 132 175 132 176 133 176 133 177 133 178 133 178 133 178 132 179 132 180 131 181 131 181 130 181 130 182 130 182 129 183 129 183 129 183 128 184 128 184 128 185 128 185 128 185 129 186 129 187 129 187 130 187 130 187 131 187 131 188 132 188 132 188 132 189 132 191 131 192 132 192 133 191 133 191 134 192 134 192 135 193 135 194 135 195 135 195 134 195 134 195 134 196 133 196 133 196 133 196 133 197 132 197 132 198 133 198 133 198 133 199 133 199 133 199 133 199 132 200 132 200 131 200 131 201 131 201 132 201 132 201 133 201 133 201 134 201 134 201 135 201 135 201 136 201 136 201 137 201 138 202 139 204 139 204 139 204 138 204 138 204 137 205 137 204 137 204 136 204 136 204 135 204 135 205 134 205 134 205 134 206 134 206 134 206 134 206 134 206 134 206 133 207 133 208 133 208 132 208 132 208 131 208 131 208 130 208 130 209 130 210 130 210 130 210 130 210 130 211 130 211 131 212 132 212 132 212 133 212 133 212 133 212 133 212 134 212 133 213 133 213 133 213 133 214 133 214 133 214 133 215 133 215 134 215 134 216 135 217 134 218 134 218 133 218 133 219 132 219 132 219 132 219 131 220 130 221 131 221 132 221 133 221 133 220 133 219 134 223 135 223 135 224 135 224 136 224 136 224 136 224 137 225 137 225 137 226 137 227 137 228 137 228 138 229 139 229 139 230 141 230 141 231 140 231 139 231 139 231 138 231 137 232 137 232 137 233 137 234 137 234 137 235 138 236 137 236 137 236 136 236 136 236 135 236 135 237 135 237 134 238 134 238 134 239 134 240 134 240 134 241 134 241 134 242 133 242 133 242 133 242 132 243 132 243 133 243 133 244 133 244 132 245 132 245 132 245 133 245 133 245 133 246 133 246 133 247 134 247 134 247 134 247 134 248 134 248 134 248 134 248 134 249 133 249 133 250 133 250 133 251 133 251 133 251 133 251 132 251 132 251 132 252 131 253 132 254 131 254 131 254 131 254 131 255 131 255 130 256 130 256 130 256 130 257 131 257 131 257 131 257 132 258 132 258 132 258 132 259 132 259 132 259 132 259 132 260 132 260 132 260 133 260 133 261 133 262 133 263 133 264 133 265 133 266 133 267 132 267 132 267 131 268 131 268 131 268 131 268 131 268 130 268 129 269 129 270 129 271 129 272 130 272 130 272 132 273 132 273 132 273 131 273 131 274 131 274 131 274 132 274 133 275 133 276 133 277 133 278 133 278 134 278 134 278 135 278 135 279 135 279 135 279 136 279 136 279 136 279 136 280 137 280 137 280 137 280 137 281 137 281 137 281 137 281 138 282 138 282 138 282 139 282 139 283 139 283 138 283 138 283 138 284 137 285 138 285 138 284 138 284 138 284 138 285 138 285 138 285 139 285 139 285 139 285 140 286 140 286 140 286 140 286 140 286 140 287 141 288 141 288 141 288 141 288 140 289 140 289 140 289 140 289 141 290 141 290 141 290 141 290 141 291 141 291 141 291 141 291 141 291 142 292 142 292 142 292 142 293 143 293 143 293 144 295 142 295 142 295 142 296 72 296 72 296 72 296 65 296 65 296 65 L 290 22 Z N">
              <draw:equation draw:name="f0" draw:formula="0*logwidth/296"/>
              <draw:equation draw:name="f1" draw:formula="0*logheight/144"/>
              <draw:equation draw:name="f2" draw:formula="104*logwidth/296"/>
              <draw:equation draw:name="f3" draw:formula="103*logheight/144"/>
              <draw:equation draw:name="f4" draw:formula="108*logwidth/296"/>
              <draw:equation draw:name="f5" draw:formula="105*logheight/144"/>
              <draw:equation draw:name="f6" draw:formula="113*logwidth/296"/>
              <draw:equation draw:name="f7" draw:formula="111*logheight/144"/>
              <draw:equation draw:name="f8" draw:formula="119*logwidth/296"/>
              <draw:equation draw:name="f9" draw:formula="110*logheight/144"/>
              <draw:equation draw:name="f10" draw:formula="124*logwidth/296"/>
              <draw:equation draw:name="f11" draw:formula="112*logheight/144"/>
              <draw:equation draw:name="f12" draw:formula="126*logwidth/296"/>
              <draw:equation draw:name="f13" draw:formula="109*logheight/144"/>
              <draw:equation draw:name="f14" draw:formula="129*logwidth/296"/>
              <draw:equation draw:name="f15" draw:formula="111*logheight/144"/>
              <draw:equation draw:name="f16" draw:formula="131*logwidth/296"/>
              <draw:equation draw:name="f17" draw:formula="114*logheight/144"/>
              <draw:equation draw:name="f18" draw:formula="136*logwidth/296"/>
              <draw:equation draw:name="f19" draw:formula="119*logheight/144"/>
              <draw:equation draw:name="f20" draw:formula="140*logwidth/296"/>
              <draw:equation draw:name="f21" draw:formula="119*logheight/144"/>
              <draw:equation draw:name="f22" draw:formula="144*logwidth/296"/>
              <draw:equation draw:name="f23" draw:formula="121*logheight/144"/>
              <draw:equation draw:name="f24" draw:formula="153*logwidth/296"/>
              <draw:equation draw:name="f25" draw:formula="121*logheight/144"/>
              <draw:equation draw:name="f26" draw:formula="160*logwidth/296"/>
              <draw:equation draw:name="f27" draw:formula="122*logheight/144"/>
              <draw:equation draw:name="f28" draw:formula="167*logwidth/296"/>
              <draw:equation draw:name="f29" draw:formula="123*logheight/144"/>
              <draw:equation draw:name="f30" draw:formula="170*logwidth/296"/>
              <draw:equation draw:name="f31" draw:formula="126*logheight/144"/>
              <draw:equation draw:name="f32" draw:formula="174*logwidth/296"/>
              <draw:equation draw:name="f33" draw:formula="128*logheight/144"/>
              <draw:equation draw:name="f34" draw:formula="175*logwidth/296"/>
              <draw:equation draw:name="f35" draw:formula="132*logheight/144"/>
              <draw:equation draw:name="f36" draw:formula="181*logwidth/296"/>
              <draw:equation draw:name="f37" draw:formula="131*logheight/144"/>
              <draw:equation draw:name="f38" draw:formula="184*logwidth/296"/>
              <draw:equation draw:name="f39" draw:formula="128*logheight/144"/>
              <draw:equation draw:name="f40" draw:formula="187*logwidth/296"/>
              <draw:equation draw:name="f41" draw:formula="131*logheight/144"/>
              <draw:equation draw:name="f42" draw:formula="191*logwidth/296"/>
              <draw:equation draw:name="f43" draw:formula="134*logheight/144"/>
              <draw:equation draw:name="f44" draw:formula="196*logwidth/296"/>
              <draw:equation draw:name="f45" draw:formula="133*logheight/144"/>
              <draw:equation draw:name="f46" draw:formula="199*logwidth/296"/>
              <draw:equation draw:name="f47" draw:formula="133*logheight/144"/>
              <draw:equation draw:name="f48" draw:formula="201*logwidth/296"/>
              <draw:equation draw:name="f49" draw:formula="132*logheight/144"/>
              <draw:equation draw:name="f50" draw:formula="201*logwidth/296"/>
              <draw:equation draw:name="f51" draw:formula="137*logheight/144"/>
              <draw:equation draw:name="f52" draw:formula="204*logwidth/296"/>
              <draw:equation draw:name="f53" draw:formula="137*logheight/144"/>
              <draw:equation draw:name="f54" draw:formula="206*logwidth/296"/>
              <draw:equation draw:name="f55" draw:formula="134*logheight/144"/>
              <draw:equation draw:name="f56" draw:formula="208*logwidth/296"/>
              <draw:equation draw:name="f57" draw:formula="131*logheight/144"/>
              <draw:equation draw:name="f58" draw:formula="211*logwidth/296"/>
              <draw:equation draw:name="f59" draw:formula="130*logheight/144"/>
              <draw:equation draw:name="f60" draw:formula="212*logwidth/296"/>
              <draw:equation draw:name="f61" draw:formula="133*logheight/144"/>
              <draw:equation draw:name="f62" draw:formula="215*logwidth/296"/>
              <draw:equation draw:name="f63" draw:formula="134*logheight/144"/>
              <draw:equation draw:name="f64" draw:formula="219*logwidth/296"/>
              <draw:equation draw:name="f65" draw:formula="131*logheight/144"/>
              <draw:equation draw:name="f66" draw:formula="223*logwidth/296"/>
              <draw:equation draw:name="f67" draw:formula="135*logheight/144"/>
              <draw:equation draw:name="f68" draw:formula="227*logwidth/296"/>
              <draw:equation draw:name="f69" draw:formula="137*logheight/144"/>
              <draw:equation draw:name="f70" draw:formula="231*logwidth/296"/>
              <draw:equation draw:name="f71" draw:formula="139*logheight/144"/>
              <draw:equation draw:name="f72" draw:formula="236*logwidth/296"/>
              <draw:equation draw:name="f73" draw:formula="137*logheight/144"/>
              <draw:equation draw:name="f74" draw:formula="238*logwidth/296"/>
              <draw:equation draw:name="f75" draw:formula="134*logheight/144"/>
              <draw:equation draw:name="f76" draw:formula="242*logwidth/296"/>
              <draw:equation draw:name="f77" draw:formula="132*logheight/144"/>
              <draw:equation draw:name="f78" draw:formula="245*logwidth/296"/>
              <draw:equation draw:name="f79" draw:formula="133*logheight/144"/>
              <draw:equation draw:name="f80" draw:formula="248*logwidth/296"/>
              <draw:equation draw:name="f81" draw:formula="134*logheight/144"/>
              <draw:equation draw:name="f82" draw:formula="251*logwidth/296"/>
              <draw:equation draw:name="f83" draw:formula="133*logheight/144"/>
              <draw:equation draw:name="f84" draw:formula="254*logwidth/296"/>
              <draw:equation draw:name="f85" draw:formula="131*logheight/144"/>
              <draw:equation draw:name="f86" draw:formula="257*logwidth/296"/>
              <draw:equation draw:name="f87" draw:formula="132*logheight/144"/>
              <draw:equation draw:name="f88" draw:formula="260*logwidth/296"/>
              <draw:equation draw:name="f89" draw:formula="132*logheight/144"/>
              <draw:equation draw:name="f90" draw:formula="267*logwidth/296"/>
              <draw:equation draw:name="f91" draw:formula="132*logheight/144"/>
              <draw:equation draw:name="f92" draw:formula="269*logwidth/296"/>
              <draw:equation draw:name="f93" draw:formula="129*logheight/144"/>
              <draw:equation draw:name="f94" draw:formula="273*logwidth/296"/>
              <draw:equation draw:name="f95" draw:formula="131*logheight/144"/>
              <draw:equation draw:name="f96" draw:formula="278*logwidth/296"/>
              <draw:equation draw:name="f97" draw:formula="134*logheight/144"/>
              <draw:equation draw:name="f98" draw:formula="279*logwidth/296"/>
              <draw:equation draw:name="f99" draw:formula="136*logheight/144"/>
              <draw:equation draw:name="f100" draw:formula="282*logwidth/296"/>
              <draw:equation draw:name="f101" draw:formula="138*logheight/144"/>
              <draw:equation draw:name="f102" draw:formula="285*logwidth/296"/>
              <draw:equation draw:name="f103" draw:formula="138*logheight/144"/>
              <draw:equation draw:name="f104" draw:formula="285*logwidth/296"/>
              <draw:equation draw:name="f105" draw:formula="139*logheight/144"/>
              <draw:equation draw:name="f106" draw:formula="288*logwidth/296"/>
              <draw:equation draw:name="f107" draw:formula="141*logheight/144"/>
              <draw:equation draw:name="f108" draw:formula="290*logwidth/296"/>
              <draw:equation draw:name="f109" draw:formula="141*logheight/144"/>
              <draw:equation draw:name="f110" draw:formula="292*logwidth/296"/>
              <draw:equation draw:name="f111" draw:formula="142*logheight/144"/>
              <draw:equation draw:name="f112" draw:formula="296*logwidth/296"/>
              <draw:equation draw:name="f113" draw:formula="72*logheight/144"/>
              <draw:equation draw:name="f114" draw:formula="logwidth"/>
              <draw:equation draw:name="f115" draw:formula="logheight"/>
            </draw:enhanced-geometry>
          </draw:custom-shape>
          <draw:custom-shape draw:name="Freeform 23" draw:style-name="gr3" draw:text-style-name="P2" draw:layer="layout" svg:width="1.637cm" svg:height="1.775cm" svg:x="26.266cm" svg:y="7.327cm">
            <text:p><text:span text:style-name="T1"/></text:p>
            <draw:enhanced-geometry draw:mirror-horizontal="false" draw:mirror-vertical="false" drawooo:sub-view-size="149 161" draw:text-areas="0 0 ?f120 ?f121" svg:viewBox="0 0 0 0" draw:type="ooxml-non-primitive" draw:enhanced-path="M 146 1 C 145 1 143 2 142 2 140 3 138 4 135 4 134 5 132 6 130 7 128 7 127 8 125 8 123 9 122 10 120 11 119 11 118 12 118 13 117 13 117 14 116 14 116 15 115 15 115 15 115 15 115 16 114 16 113 16 112 17 112 18 111 18 110 19 109 19 108 20 108 20 108 21 108 21 108 21 107 21 107 21 107 21 107 21 105 21 104 21 102 21 102 21 101 21 101 21 100 21 100 21 99 21 99 21 98 21 98 21 97 21 97 21 96 21 96 21 95 21 95 21 95 21 94 22 94 22 94 22 93 22 93 22 91 23 90 23 89 24 88 24 87 24 87 24 86 24 86 25 85 25 85 25 84 25 83 26 83 26 82 26 82 27 81 27 81 27 81 27 80 26 80 26 80 26 79 26 79 26 79 25 78 25 78 25 77 25 76 25 76 25 75 24 75 24 74 24 74 24 74 24 73 24 73 24 73 24 72 24 72 23 71 23 71 23 71 23 70 23 69 23 69 23 69 24 68 24 68 24 68 24 67 24 67 24 66 25 66 25 65 25 64 25 63 25 63 25 62 25 61 25 62 25 62 24 63 23 63 23 64 22 65 22 66 22 67 22 68 22 69 22 69 22 70 22 70 22 71 21 71 21 72 21 72 21 72 20 72 20 72 20 71 20 71 20 71 20 70 20 70 20 70 20 69 20 69 19 69 19 69 19 69 19 68 19 68 19 68 19 67 19 67 20 66 20 66 21 65 21 65 20 64 20 64 20 63 20 63 19 62 19 62 18 61 17 60 16 58 16 58 15 57 15 57 15 56 15 56 14 56 14 55 14 54 13 52 13 51 12 51 12 50 12 49 12 48 12 47 12 47 12 47 11 47 10 1 12 1 12 1 12 0 129 0 129 0 129 0 129 0 129 0 129 0 129 1 128 1 128 1 128 2 128 2 128 3 128 3 128 4 129 4 129 4 130 5 130 5 130 6 131 7 131 7 131 8 131 8 131 8 130 9 130 9 130 10 130 11 129 11 129 12 129 13 129 13 129 13 130 13 130 14 130 14 131 15 132 16 132 16 132 17 133 17 133 17 133 18 134 18 134 18 135 18 135 18 135 18 136 19 136 19 136 19 137 19 138 20 139 20 140 21 141 21 142 22 143 22 144 23 144 25 144 26 144 27 144 28 144 30 143 31 144 32 144 33 145 33 145 34 146 34 146 35 147 36 148 36 149 37 150 38 151 40 150 40 150 41 149 41 149 42 148 42 148 43 148 43 148 44 148 45 147 45 147 46 147 46 147 46 148 46 148 47 148 47 148 47 148 48 149 48 149 49 149 50 150 51 151 51 151 52 152 52 152 52 152 53 151 54 151 54 151 54 151 55 151 55 151 56 151 56 151 57 151 57 151 58 150 58 150 59 150 59 149 60 149 60 148 61 148 61 147 62 146 62 146 63 146 64 146 65 145 65 145 66 145 67 146 67 146 67 146 67 147 67 147 67 147 67 148 67 149 67 150 67 151 68 151 68 152 69 153 70 153 70 153 71 153 71 154 72 154 72 154 73 154 74 155 75 156 76 156 76 157 76 158 76 158 76 158 76 158 77 161 77 161 77 161 81 160 81 160 81 160 81 160 84 160 85 159 85 159 86 158 86 158 86 158 87 156 87 155 87 155 87 153 87 153 87 153 89 153 89 152 89 152 92 152 92 152 92 152 91 148 91 148 91 147 90 144 90 144 90 144 92 142 92 142 92 142 93 140 93 139 93 139 95 136 95 135 95 135 96 134 96 134 96 133 97 133 97 133 97 134 99 135 99 135 99 135 100 136 100 136 100 136 101 137 101 137 101 137 100 138 100 138 100 138 100 140 100 140 100 140 102 140 102 140 102 140 103 139 103 139 103 138 103 137 103 137 105 138 105 138 105 138 105 138 105 133 105 133 105 133 104 132 104 132 104 131 105 131 105 131 105 131 106 130 106 130 106 130 106 126 106 126 106 126 107 125 108 125 108 125 109 122 109 122 109 122 110 122 111 122 111 122 112 123 112 123 112 123 113 119 113 119 113 119 114 118 114 118 115 118 115 116 116 116 116 116 117 116 117 116 117 116 119 119 119 119 119 119 121 119 121 119 121 119 126 116 126 116 133 109 133 109 133 109 133 109 134 107 134 107 134 107 136 107 136 107 136 107 136 104 137 104 137 103 138 103 138 103 138 103 136 101 136 100 136 100 137 98 138 98 138 98 139 96 139 96 139 96 139 94 139 94 139 94 141 93 141 93 141 89 141 89 141 89 141 85 141 85 141 85 146 76 146 76 146 76 146 76 144 73 144 72 144 72 145 71 145 70 145 70 146 68 146 68 146 68 145 66 145 66 145 66 143 63 143 63 143 63 144 62 144 61 144 61 145 61 145 61 147 62 147 62 147 62 149 61 149 61 149 61 149 0 149 0 149 0 148 0 147 0 146 1 Z N">
              <draw:equation draw:name="f0" draw:formula="135*logwidth/149"/>
              <draw:equation draw:name="f1" draw:formula="4*logheight/161"/>
              <draw:equation draw:name="f2" draw:formula="120*logwidth/149"/>
              <draw:equation draw:name="f3" draw:formula="11*logheight/161"/>
              <draw:equation draw:name="f4" draw:formula="115*logwidth/149"/>
              <draw:equation draw:name="f5" draw:formula="15*logheight/161"/>
              <draw:equation draw:name="f6" draw:formula="109*logwidth/149"/>
              <draw:equation draw:name="f7" draw:formula="19*logheight/161"/>
              <draw:equation draw:name="f8" draw:formula="107*logwidth/149"/>
              <draw:equation draw:name="f9" draw:formula="21*logheight/161"/>
              <draw:equation draw:name="f10" draw:formula="99*logwidth/149"/>
              <draw:equation draw:name="f11" draw:formula="21*logheight/161"/>
              <draw:equation draw:name="f12" draw:formula="95*logwidth/149"/>
              <draw:equation draw:name="f13" draw:formula="21*logheight/161"/>
              <draw:equation draw:name="f14" draw:formula="89*logwidth/149"/>
              <draw:equation draw:name="f15" draw:formula="24*logheight/161"/>
              <draw:equation draw:name="f16" draw:formula="83*logwidth/149"/>
              <draw:equation draw:name="f17" draw:formula="26*logheight/161"/>
              <draw:equation draw:name="f18" draw:formula="80*logwidth/149"/>
              <draw:equation draw:name="f19" draw:formula="26*logheight/161"/>
              <draw:equation draw:name="f20" draw:formula="75*logwidth/149"/>
              <draw:equation draw:name="f21" draw:formula="24*logheight/161"/>
              <draw:equation draw:name="f22" draw:formula="72*logwidth/149"/>
              <draw:equation draw:name="f23" draw:formula="23*logheight/161"/>
              <draw:equation draw:name="f24" draw:formula="68*logwidth/149"/>
              <draw:equation draw:name="f25" draw:formula="24*logheight/161"/>
              <draw:equation draw:name="f26" draw:formula="63*logwidth/149"/>
              <draw:equation draw:name="f27" draw:formula="25*logheight/161"/>
              <draw:equation draw:name="f28" draw:formula="66*logwidth/149"/>
              <draw:equation draw:name="f29" draw:formula="22*logheight/161"/>
              <draw:equation draw:name="f30" draw:formula="72*logwidth/149"/>
              <draw:equation draw:name="f31" draw:formula="21*logheight/161"/>
              <draw:equation draw:name="f32" draw:formula="70*logwidth/149"/>
              <draw:equation draw:name="f33" draw:formula="20*logheight/161"/>
              <draw:equation draw:name="f34" draw:formula="68*logwidth/149"/>
              <draw:equation draw:name="f35" draw:formula="19*logheight/161"/>
              <draw:equation draw:name="f36" draw:formula="63*logwidth/149"/>
              <draw:equation draw:name="f37" draw:formula="20*logheight/161"/>
              <draw:equation draw:name="f38" draw:formula="57*logwidth/149"/>
              <draw:equation draw:name="f39" draw:formula="15*logheight/161"/>
              <draw:equation draw:name="f40" draw:formula="50*logwidth/149"/>
              <draw:equation draw:name="f41" draw:formula="12*logheight/161"/>
              <draw:equation draw:name="f42" draw:formula="1*logwidth/149"/>
              <draw:equation draw:name="f43" draw:formula="12*logheight/161"/>
              <draw:equation draw:name="f44" draw:formula="1*logwidth/149"/>
              <draw:equation draw:name="f45" draw:formula="128*logheight/161"/>
              <draw:equation draw:name="f46" draw:formula="5*logwidth/149"/>
              <draw:equation draw:name="f47" draw:formula="130*logheight/161"/>
              <draw:equation draw:name="f48" draw:formula="9*logwidth/149"/>
              <draw:equation draw:name="f49" draw:formula="130*logheight/161"/>
              <draw:equation draw:name="f50" draw:formula="14*logwidth/149"/>
              <draw:equation draw:name="f51" draw:formula="130*logheight/161"/>
              <draw:equation draw:name="f52" draw:formula="18*logwidth/149"/>
              <draw:equation draw:name="f53" draw:formula="134*logheight/161"/>
              <draw:equation draw:name="f54" draw:formula="20*logwidth/149"/>
              <draw:equation draw:name="f55" draw:formula="139*logheight/161"/>
              <draw:equation draw:name="f56" draw:formula="27*logwidth/149"/>
              <draw:equation draw:name="f57" draw:formula="144*logheight/161"/>
              <draw:equation draw:name="f58" draw:formula="35*logwidth/149"/>
              <draw:equation draw:name="f59" draw:formula="147*logheight/161"/>
              <draw:equation draw:name="f60" draw:formula="42*logwidth/149"/>
              <draw:equation draw:name="f61" draw:formula="148*logheight/161"/>
              <draw:equation draw:name="f62" draw:formula="46*logwidth/149"/>
              <draw:equation draw:name="f63" draw:formula="148*logheight/161"/>
              <draw:equation draw:name="f64" draw:formula="51*logwidth/149"/>
              <draw:equation draw:name="f65" draw:formula="151*logheight/161"/>
              <draw:equation draw:name="f66" draw:formula="55*logwidth/149"/>
              <draw:equation draw:name="f67" draw:formula="151*logheight/161"/>
              <draw:equation draw:name="f68" draw:formula="59*logwidth/149"/>
              <draw:equation draw:name="f69" draw:formula="149*logheight/161"/>
              <draw:equation draw:name="f70" draw:formula="65*logwidth/149"/>
              <draw:equation draw:name="f71" draw:formula="145*logheight/161"/>
              <draw:equation draw:name="f72" draw:formula="67*logwidth/149"/>
              <draw:equation draw:name="f73" draw:formula="148*logheight/161"/>
              <draw:equation draw:name="f74" draw:formula="71*logwidth/149"/>
              <draw:equation draw:name="f75" draw:formula="153*logheight/161"/>
              <draw:equation draw:name="f76" draw:formula="76*logwidth/149"/>
              <draw:equation draw:name="f77" draw:formula="158*logheight/161"/>
              <draw:equation draw:name="f78" draw:formula="81*logwidth/149"/>
              <draw:equation draw:name="f79" draw:formula="160*logheight/161"/>
              <draw:equation draw:name="f80" draw:formula="87*logwidth/149"/>
              <draw:equation draw:name="f81" draw:formula="155*logheight/161"/>
              <draw:equation draw:name="f82" draw:formula="92*logwidth/149"/>
              <draw:equation draw:name="f83" draw:formula="152*logheight/161"/>
              <draw:equation draw:name="f84" draw:formula="92*logwidth/149"/>
              <draw:equation draw:name="f85" draw:formula="142*logheight/161"/>
              <draw:equation draw:name="f86" draw:formula="96*logwidth/149"/>
              <draw:equation draw:name="f87" draw:formula="134*logheight/161"/>
              <draw:equation draw:name="f88" draw:formula="100*logwidth/149"/>
              <draw:equation draw:name="f89" draw:formula="136*logheight/161"/>
              <draw:equation draw:name="f90" draw:formula="100*logwidth/149"/>
              <draw:equation draw:name="f91" draw:formula="140*logheight/161"/>
              <draw:equation draw:name="f92" draw:formula="103*logwidth/149"/>
              <draw:equation draw:name="f93" draw:formula="137*logheight/161"/>
              <draw:equation draw:name="f94" draw:formula="104*logwidth/149"/>
              <draw:equation draw:name="f95" draw:formula="132*logheight/161"/>
              <draw:equation draw:name="f96" draw:formula="106*logwidth/149"/>
              <draw:equation draw:name="f97" draw:formula="126*logheight/161"/>
              <draw:equation draw:name="f98" draw:formula="111*logwidth/149"/>
              <draw:equation draw:name="f99" draw:formula="122*logheight/161"/>
              <draw:equation draw:name="f100" draw:formula="114*logwidth/149"/>
              <draw:equation draw:name="f101" draw:formula="118*logheight/161"/>
              <draw:equation draw:name="f102" draw:formula="119*logwidth/149"/>
              <draw:equation draw:name="f103" draw:formula="119*logheight/161"/>
              <draw:equation draw:name="f104" draw:formula="133*logwidth/149"/>
              <draw:equation draw:name="f105" draw:formula="109*logheight/161"/>
              <draw:equation draw:name="f106" draw:formula="137*logwidth/149"/>
              <draw:equation draw:name="f107" draw:formula="104*logheight/161"/>
              <draw:equation draw:name="f108" draw:formula="138*logwidth/149"/>
              <draw:equation draw:name="f109" draw:formula="98*logheight/161"/>
              <draw:equation draw:name="f110" draw:formula="141*logwidth/149"/>
              <draw:equation draw:name="f111" draw:formula="93*logheight/161"/>
              <draw:equation draw:name="f112" draw:formula="146*logwidth/149"/>
              <draw:equation draw:name="f113" draw:formula="76*logheight/161"/>
              <draw:equation draw:name="f114" draw:formula="146*logwidth/149"/>
              <draw:equation draw:name="f115" draw:formula="68*logheight/161"/>
              <draw:equation draw:name="f116" draw:formula="144*logwidth/149"/>
              <draw:equation draw:name="f117" draw:formula="61*logheight/161"/>
              <draw:equation draw:name="f118" draw:formula="149*logwidth/149"/>
              <draw:equation draw:name="f119" draw:formula="61*logheight/161"/>
              <draw:equation draw:name="f120" draw:formula="logwidth"/>
              <draw:equation draw:name="f121" draw:formula="logheight"/>
            </draw:enhanced-geometry>
          </draw:custom-shape>
          <draw:custom-shape draw:name="Freeform 24" draw:style-name="gr3" draw:text-style-name="P2" draw:layer="layout" svg:width="2.835cm" svg:height="1.72cm" svg:x="18.96cm" svg:y="3.494cm">
            <text:p><text:span text:style-name="T1"/></text:p>
            <draw:enhanced-geometry draw:mirror-horizontal="false" draw:mirror-vertical="false" drawooo:sub-view-size="258 156" draw:text-areas="0 0 ?f70 ?f71" svg:viewBox="0 0 0 0" draw:type="ooxml-non-primitive" draw:enhanced-path="M 258 139 C 257 139 256 135 256 134 255 134 254 132 253 131 253 130 252 128 252 127 252 126 251 124 251 123 251 122 251 121 251 119 251 118 252 112 252 111 252 111 252 110 252 109 252 108 251 107 251 106 250 105 250 104 249 102 249 100 249 92 249 90 249 89 249 86 249 84 249 83 249 77 248 75 248 74 248 71 247 69 247 67 244 64 244 62 243 60 241 53 241 52 240 50 239 49 239 47 239 45 239 41 239 40 239 38 239 37 239 36 239 35 238 34 238 33 238 32 239 30 239 30 239 29 238 28 238 28 238 28 238 27 238 27 239 26 239 25 239 25 238 24 238 25 238 24 238 23 238 21 239 21 239 20 239 20 239 18 240 16 239 15 239 14 239 14 237 9 237 8 237 7 236 6 236 4 236 3 236 0 236 0 0 0 0 0 0 0 0 156 0 156 0 156 258 156 258 156 258 156 258 156 258 140 258 139 Z N">
              <draw:equation draw:name="f0" draw:formula="258*logwidth/258"/>
              <draw:equation draw:name="f1" draw:formula="139*logheight/156"/>
              <draw:equation draw:name="f2" draw:formula="256*logwidth/258"/>
              <draw:equation draw:name="f3" draw:formula="134*logheight/156"/>
              <draw:equation draw:name="f4" draw:formula="253*logwidth/258"/>
              <draw:equation draw:name="f5" draw:formula="131*logheight/156"/>
              <draw:equation draw:name="f6" draw:formula="252*logwidth/258"/>
              <draw:equation draw:name="f7" draw:formula="127*logheight/156"/>
              <draw:equation draw:name="f8" draw:formula="251*logwidth/258"/>
              <draw:equation draw:name="f9" draw:formula="123*logheight/156"/>
              <draw:equation draw:name="f10" draw:formula="251*logwidth/258"/>
              <draw:equation draw:name="f11" draw:formula="119*logheight/156"/>
              <draw:equation draw:name="f12" draw:formula="252*logwidth/258"/>
              <draw:equation draw:name="f13" draw:formula="111*logheight/156"/>
              <draw:equation draw:name="f14" draw:formula="252*logwidth/258"/>
              <draw:equation draw:name="f15" draw:formula="109*logheight/156"/>
              <draw:equation draw:name="f16" draw:formula="251*logwidth/258"/>
              <draw:equation draw:name="f17" draw:formula="106*logheight/156"/>
              <draw:equation draw:name="f18" draw:formula="249*logwidth/258"/>
              <draw:equation draw:name="f19" draw:formula="102*logheight/156"/>
              <draw:equation draw:name="f20" draw:formula="249*logwidth/258"/>
              <draw:equation draw:name="f21" draw:formula="90*logheight/156"/>
              <draw:equation draw:name="f22" draw:formula="249*logwidth/258"/>
              <draw:equation draw:name="f23" draw:formula="84*logheight/156"/>
              <draw:equation draw:name="f24" draw:formula="248*logwidth/258"/>
              <draw:equation draw:name="f25" draw:formula="75*logheight/156"/>
              <draw:equation draw:name="f26" draw:formula="247*logwidth/258"/>
              <draw:equation draw:name="f27" draw:formula="69*logheight/156"/>
              <draw:equation draw:name="f28" draw:formula="244*logwidth/258"/>
              <draw:equation draw:name="f29" draw:formula="62*logheight/156"/>
              <draw:equation draw:name="f30" draw:formula="241*logwidth/258"/>
              <draw:equation draw:name="f31" draw:formula="52*logheight/156"/>
              <draw:equation draw:name="f32" draw:formula="239*logwidth/258"/>
              <draw:equation draw:name="f33" draw:formula="47*logheight/156"/>
              <draw:equation draw:name="f34" draw:formula="239*logwidth/258"/>
              <draw:equation draw:name="f35" draw:formula="40*logheight/156"/>
              <draw:equation draw:name="f36" draw:formula="239*logwidth/258"/>
              <draw:equation draw:name="f37" draw:formula="36*logheight/156"/>
              <draw:equation draw:name="f38" draw:formula="238*logwidth/258"/>
              <draw:equation draw:name="f39" draw:formula="33*logheight/156"/>
              <draw:equation draw:name="f40" draw:formula="239*logwidth/258"/>
              <draw:equation draw:name="f41" draw:formula="30*logheight/156"/>
              <draw:equation draw:name="f42" draw:formula="238*logwidth/258"/>
              <draw:equation draw:name="f43" draw:formula="28*logheight/156"/>
              <draw:equation draw:name="f44" draw:formula="238*logwidth/258"/>
              <draw:equation draw:name="f45" draw:formula="27*logheight/156"/>
              <draw:equation draw:name="f46" draw:formula="239*logwidth/258"/>
              <draw:equation draw:name="f47" draw:formula="25*logheight/156"/>
              <draw:equation draw:name="f48" draw:formula="238*logwidth/258"/>
              <draw:equation draw:name="f49" draw:formula="24*logheight/156"/>
              <draw:equation draw:name="f50" draw:formula="239*logwidth/258"/>
              <draw:equation draw:name="f51" draw:formula="21*logheight/156"/>
              <draw:equation draw:name="f52" draw:formula="239*logwidth/258"/>
              <draw:equation draw:name="f53" draw:formula="18*logheight/156"/>
              <draw:equation draw:name="f54" draw:formula="239*logwidth/258"/>
              <draw:equation draw:name="f55" draw:formula="14*logheight/156"/>
              <draw:equation draw:name="f56" draw:formula="237*logwidth/258"/>
              <draw:equation draw:name="f57" draw:formula="8*logheight/156"/>
              <draw:equation draw:name="f58" draw:formula="236*logwidth/258"/>
              <draw:equation draw:name="f59" draw:formula="4*logheight/156"/>
              <draw:equation draw:name="f60" draw:formula="236*logwidth/258"/>
              <draw:equation draw:name="f61" draw:formula="0*logheight/156"/>
              <draw:equation draw:name="f62" draw:formula="0*logwidth/258"/>
              <draw:equation draw:name="f63" draw:formula="0*logheight/156"/>
              <draw:equation draw:name="f64" draw:formula="0*logwidth/258"/>
              <draw:equation draw:name="f65" draw:formula="156*logheight/156"/>
              <draw:equation draw:name="f66" draw:formula="258*logwidth/258"/>
              <draw:equation draw:name="f67" draw:formula="156*logheight/156"/>
              <draw:equation draw:name="f68" draw:formula="258*logwidth/258"/>
              <draw:equation draw:name="f69" draw:formula="139*logheight/156"/>
              <draw:equation draw:name="f70" draw:formula="logwidth"/>
              <draw:equation draw:name="f71" draw:formula="logheight"/>
            </draw:enhanced-geometry>
          </draw:custom-shape>
          <draw:custom-shape draw:name="Freeform 25" draw:style-name="gr3" draw:text-style-name="P2" draw:layer="layout" svg:width="3.322cm" svg:height="1.279cm" svg:x="26.45cm" svg:y="9.97cm">
            <text:p><text:span text:style-name="T1"/></text:p>
            <draw:enhanced-geometry draw:mirror-horizontal="false" draw:mirror-vertical="false" drawooo:sub-view-size="302 116" draw:text-areas="0 0 ?f112 ?f113" svg:viewBox="0 0 0 0" draw:type="ooxml-non-primitive" draw:enhanced-path="M 298 29 C 299 28 299 29 300 30 300 30 301 31 300 31 300 32 299 31 299 31 299 31 299 31 299 30 298 30 298 30 298 29 Z M 300 26 C 300 25 299 24 299 23 298 21 298 20 297 19 297 18 296 17 296 16 296 15 295 13 295 12 295 11 294 10 294 9 294 8 294 8 294 7 294 6 293 5 293 4 293 3 293 2 293 2 291 2 291 2 291 2 291 2 291 2 291 2 291 2 291 2 290 2 290 2 290 2 290 2 187 2 187 2 187 2 123 0 123 0 123 0 92 0 92 0 92 0 92 0 90 2 90 3 90 3 91 5 91 5 91 6 90 6 90 7 89 8 90 8 90 9 90 9 91 11 90 11 90 10 88 10 87 10 87 9 86 10 86 11 85 11 84 12 83 13 82 14 80 19 80 19 79 20 78 20 78 21 77 21 76 20 75 19 74 19 74 18 73 18 73 19 72 19 72 19 71 20 70 19 68 20 67 20 67 21 66 22 65 23 65 24 65 25 64 26 63 26 62 27 61 27 59 26 59 26 59 25 60 24 60 24 60 24 59 22 59 22 58 22 57 23 57 23 56 23 54 25 54 25 53 28 53 28 53 28 53 28 52 28 51 27 51 27 50 28 49 28 49 29 49 30 49 30 49 31 48 32 48 33 47 33 47 34 46 34 46 34 45 34 44 34 44 34 42 34 42 34 41 35 41 35 41 35 40 36 39 36 39 37 39 37 38 37 37 37 37 37 37 38 37 38 37 39 36 39 36 39 36 39 34 39 34 40 34 40 33 40 32 41 32 41 29 44 29 44 20 44 20 44 20 44 20 44 18 44 18 44 18 44 14 47 14 47 14 47 11 50 11 50 11 50 11 51 11 52 11 52 10 53 10 53 10 53 10 54 10 54 11 55 10 56 10 56 9 56 8 57 7 57 7 57 5 58 5 58 5 58 4 56 4 56 3 56 2 57 1 58 1 58 1 60 1 61 1 61 0 68 0 68 42 68 42 68 42 68 42 68 51 65 51 65 51 65 52 64 52 64 53 64 55 64 55 64 55 64 55 63 56 63 57 63 57 62 58 62 59 62 62 61 62 61 63 61 64 61 64 61 65 60 66 59 66 59 67 59 68 59 68 59 68 60 69 60 70 59 71 59 74 59 75 59 75 59 80 59 80 59 80 59 99 60 99 60 99 60 108 61 108 61 108 61 114 61 114 61 114 61 114 63 114 63 114 63 113 64 113 64 113 64 114 65 114 65 114 65 115 64 115 64 116 64 117 64 117 64 117 64 118 64 118 64 118 64 122 70 122 70 122 70 122 75 122 75 161 76 161 76 161 76 200 116 200 116 200 116 200 116 201 116 201 115 201 115 201 115 202 115 202 115 202 115 203 114 203 114 203 114 203 114 204 114 205 114 205 114 206 114 206 113 206 113 207 113 208 113 209 113 210 113 211 113 213 113 213 113 214 113 215 113 215 114 215 114 216 114 216 114 217 114 217 114 218 114 218 114 218 114 219 113 219 113 219 113 219 112 220 112 220 111 220 111 220 110 220 109 220 108 220 108 220 107 220 106 221 106 221 106 221 105 221 105 221 105 221 105 222 106 222 106 222 107 221 107 222 108 222 108 222 108 222 109 222 109 222 108 223 108 223 108 223 107 223 107 223 107 223 106 223 106 223 106 224 105 224 105 224 105 224 104 225 104 225 104 225 103 225 103 225 102 225 102 225 101 225 100 226 100 227 100 228 99 228 98 229 98 230 97 230 97 230 97 230 96 231 96 231 95 231 95 232 94 233 93 233 93 234 92 234 91 235 91 235 91 235 91 235 91 235 91 236 91 236 91 236 91 237 90 237 90 238 89 239 89 239 89 239 89 240 89 240 89 240 88 240 88 240 88 242 87 242 87 242 87 241 86 241 86 241 86 240 86 240 86 239 86 239 85 239 85 239 85 238 84 238 84 238 84 239 84 239 84 239 84 240 83 240 83 241 82 240 82 239 81 239 81 239 81 239 81 239 80 240 80 240 80 240 80 241 81 241 81 241 82 241 82 241 83 242 83 242 83 242 83 242 84 242 84 242 84 242 85 242 85 242 86 242 86 242 87 243 86 243 86 244 86 244 86 245 85 246 84 247 84 247 83 248 82 249 82 249 82 250 82 250 82 250 81 251 81 252 81 252 81 252 81 253 81 253 81 253 81 254 81 254 81 255 81 255 81 256 81 256 80 256 80 257 80 258 80 259 80 259 80 260 80 260 79 260 79 260 79 261 79 261 79 261 78 262 78 262 78 263 78 264 77 264 77 265 77 265 78 265 78 265 78 265 79 265 79 265 79 266 80 266 80 266 80 266 79 267 79 266 77 268 78 268 78 268 79 268 79 268 79 269 79 269 79 270 79 270 79 271 79 271 78 271 78 271 78 272 77 272 76 272 75 273 75 273 74 273 73 274 73 274 72 274 73 275 73 275 73 275 73 275 73 275 73 276 73 276 73 276 73 277 72 277 72 278 71 278 71 278 70 279 70 278 69 277 69 277 69 276 69 276 69 275 69 274 69 273 69 273 69 273 68 273 68 273 67 273 66 273 66 273 66 272 66 272 66 272 66 272 67 272 67 272 67 271 67 271 67 271 68 270 68 269 68 269 68 269 68 268 68 268 68 267 69 267 69 266 69 266 69 266 69 265 70 265 70 264 70 264 70 264 70 264 70 264 70 263 70 263 71 263 71 262 71 262 71 261 71 261 71 261 71 260 71 260 71 259 70 259 70 259 70 258 70 258 70 258 70 258 69 257 69 257 69 256 69 255 69 255 68 255 68 255 67 254 67 254 66 254 66 253 65 253 65 253 64 252 64 252 64 252 64 252 64 253 63 253 64 254 64 254 64 254 64 254 64 254 65 255 65 255 65 255 65 255 65 256 66 256 66 257 67 258 67 258 67 258 68 258 68 259 68 259 68 259 68 260 69 260 69 260 69 261 69 261 69 262 68 262 68 263 68 263 67 264 67 264 67 264 67 264 67 265 67 265 67 265 66 265 66 265 66 266 66 266 66 266 65 267 65 267 65 267 65 268 64 268 64 268 63 268 63 268 62 268 61 267 60 266 61 265 61 265 61 265 61 264 61 264 62 264 61 264 61 264 61 264 61 265 60 265 60 265 60 265 60 266 59 266 59 267 59 267 59 268 60 269 59 269 59 270 59 270 59 270 58 270 57 270 56 271 56 271 56 271 55 270 54 268 54 267 54 266 54 266 53 265 53 265 53 264 53 264 53 264 53 263 53 263 53 263 52 263 52 262 52 261 52 260 51 259 51 259 50 258 50 258 50 257 49 256 49 256 48 255 48 254 48 254 47 255 47 256 48 257 48 258 49 260 49 261 49 262 50 264 50 265 50 265 51 266 51 266 51 266 51 267 51 267 51 268 51 267 50 267 49 266 49 266 48 266 47 267 47 267 46 267 46 268 45 268 45 269 45 270 45 271 45 271 45 271 46 271 47 271 47 270 47 270 47 269 46 269 46 268 46 268 47 268 47 269 48 269 48 269 49 270 49 270 50 270 50 270 51 271 51 271 52 272 52 272 52 273 51 273 50 274 50 275 50 275 51 276 51 276 52 277 52 277 53 278 53 278 53 279 53 279 53 280 53 281 54 281 54 281 54 282 54 283 54 283 54 283 53 284 53 285 53 285 52 286 52 286 51 287 51 287 50 288 49 288 49 289 47 289 46 290 45 291 44 293 43 294 43 295 43 295 43 296 43 296 43 296 42 296 42 296 41 297 40 298 39 298 39 298 38 298 38 298 37 298 37 298 37 297 36 297 35 297 34 297 34 297 33 297 33 297 32 297 31 296 30 296 29 295 29 294 29 293 29 292 28 291 29 290 29 289 30 288 31 288 31 288 32 288 32 288 33 288 34 288 35 288 36 288 38 288 39 287 40 286 40 285 40 284 39 284 39 284 39 283 39 283 38 284 38 284 38 284 39 285 39 285 39 285 39 285 38 285 37 286 37 286 36 286 35 286 34 286 33 286 32 286 31 286 30 285 29 286 29 286 29 286 28 286 27 286 27 286 27 286 26 285 26 281 26 281 26 281 26 280 26 280 27 279 27 279 27 278 27 277 28 277 28 277 28 276 28 276 28 275 27 275 27 275 27 275 26 274 26 274 26 273 27 273 27 272 27 272 27 271 27 271 27 270 28 270 28 270 28 270 28 270 29 264 29 264 29 264 29 263 28 262 28 263 28 263 27 264 27 264 26 265 26 265 25 265 25 264 24 264 25 263 25 263 25 263 24 263 23 263 23 263 23 263 22 263 22 262 22 262 22 262 21 262 21 262 20 262 20 261 20 261 19 262 19 262 19 262 19 262 18 262 18 263 17 263 17 263 16 263 15 263 15 264 14 264 14 265 14 265 15 265 15 264 15 264 16 264 16 264 16 264 17 264 17 263 18 263 18 263 19 263 20 264 20 264 21 264 22 265 22 265 23 265 23 265 24 266 24 266 24 266 23 266 23 267 23 267 24 268 24 268 25 269 24 269 24 270 24 270 24 270 24 271 24 271 24 271 24 272 24 272 24 272 23 273 23 274 23 275 22 275 22 276 22 276 22 277 22 276 21 276 21 275 20 275 20 274 19 274 19 273 19 272 18 273 17 274 19 275 19 276 20 277 20 278 20 278 21 280 21 280 21 281 20 281 20 281 19 280 19 280 18 279 18 279 18 278 17 279 17 279 17 280 18 280 19 281 19 282 20 282 20 283 20 283 20 284 19 284 19 285 19 286 19 286 18 285 18 285 17 284 17 284 16 284 16 284 16 283 15 283 15 283 14 283 14 282 13 282 13 282 13 282 13 282 12 282 13 283 13 283 13 284 14 284 14 285 15 286 15 286 15 287 16 287 16 288 17 288 17 289 17 289 17 290 17 289 16 289 15 289 15 289 14 290 14 290 14 290 15 290 15 290 16 290 17 291 17 291 18 292 19 292 20 293 21 294 22 295 22 295 21 295 21 294 20 294 20 294 19 294 19 294 17 293 16 293 15 293 14 293 13 292 12 291 11 290 10 290 9 289 9 288 8 288 7 288 6 287 6 287 5 287 5 287 4 287 4 287 3 288 3 288 3 288 4 289 4 289 4 290 4 291 4 292 4 292 5 292 5 292 6 292 7 293 7 293 8 293 9 294 10 294 10 293 11 294 11 294 12 294 12 294 13 294 13 294 14 295 15 295 16 296 17 296 19 297 20 297 21 297 22 298 23 298 23 299 24 299 24 300 25 300 26 300 27 301 28 301 29 302 29 301 28 301 27 300 26 Z N">
              <draw:equation draw:name="f0" draw:formula="300*logwidth/302"/>
              <draw:equation draw:name="f1" draw:formula="26*logheight/116"/>
              <draw:equation draw:name="f2" draw:formula="293*logwidth/302"/>
              <draw:equation draw:name="f3" draw:formula="4*logheight/116"/>
              <draw:equation draw:name="f4" draw:formula="123*logwidth/302"/>
              <draw:equation draw:name="f5" draw:formula="0*logheight/116"/>
              <draw:equation draw:name="f6" draw:formula="87*logwidth/302"/>
              <draw:equation draw:name="f7" draw:formula="10*logheight/116"/>
              <draw:equation draw:name="f8" draw:formula="72*logwidth/302"/>
              <draw:equation draw:name="f9" draw:formula="19*logheight/116"/>
              <draw:equation draw:name="f10" draw:formula="59*logwidth/302"/>
              <draw:equation draw:name="f11" draw:formula="22*logheight/116"/>
              <draw:equation draw:name="f12" draw:formula="48*logwidth/302"/>
              <draw:equation draw:name="f13" draw:formula="33*logheight/116"/>
              <draw:equation draw:name="f14" draw:formula="37*logwidth/302"/>
              <draw:equation draw:name="f15" draw:formula="38*logheight/116"/>
              <draw:equation draw:name="f16" draw:formula="14*logwidth/302"/>
              <draw:equation draw:name="f17" draw:formula="47*logheight/116"/>
              <draw:equation draw:name="f18" draw:formula="5*logwidth/302"/>
              <draw:equation draw:name="f19" draw:formula="58*logheight/116"/>
              <draw:equation draw:name="f20" draw:formula="52*logwidth/302"/>
              <draw:equation draw:name="f21" draw:formula="64*logheight/116"/>
              <draw:equation draw:name="f22" draw:formula="68*logwidth/302"/>
              <draw:equation draw:name="f23" draw:formula="59*logheight/116"/>
              <draw:equation draw:name="f24" draw:formula="114*logwidth/302"/>
              <draw:equation draw:name="f25" draw:formula="63*logheight/116"/>
              <draw:equation draw:name="f26" draw:formula="122*logwidth/302"/>
              <draw:equation draw:name="f27" draw:formula="75*logheight/116"/>
              <draw:equation draw:name="f28" draw:formula="205*logwidth/302"/>
              <draw:equation draw:name="f29" draw:formula="114*logheight/116"/>
              <draw:equation draw:name="f30" draw:formula="218*logwidth/302"/>
              <draw:equation draw:name="f31" draw:formula="114*logheight/116"/>
              <draw:equation draw:name="f32" draw:formula="222*logwidth/302"/>
              <draw:equation draw:name="f33" draw:formula="106*logheight/116"/>
              <draw:equation draw:name="f34" draw:formula="225*logwidth/302"/>
              <draw:equation draw:name="f35" draw:formula="104*logheight/116"/>
              <draw:equation draw:name="f36" draw:formula="233*logwidth/302"/>
              <draw:equation draw:name="f37" draw:formula="93*logheight/116"/>
              <draw:equation draw:name="f38" draw:formula="240*logwidth/302"/>
              <draw:equation draw:name="f39" draw:formula="88*logheight/116"/>
              <draw:equation draw:name="f40" draw:formula="240*logwidth/302"/>
              <draw:equation draw:name="f41" draw:formula="83*logheight/116"/>
              <draw:equation draw:name="f42" draw:formula="242*logwidth/302"/>
              <draw:equation draw:name="f43" draw:formula="84*logheight/116"/>
              <draw:equation draw:name="f44" draw:formula="252*logwidth/302"/>
              <draw:equation draw:name="f45" draw:formula="81*logheight/116"/>
              <draw:equation draw:name="f46" draw:formula="261*logwidth/302"/>
              <draw:equation draw:name="f47" draw:formula="79*logheight/116"/>
              <draw:equation draw:name="f48" draw:formula="268*logwidth/302"/>
              <draw:equation draw:name="f49" draw:formula="78*logheight/116"/>
              <draw:equation draw:name="f50" draw:formula="274*logwidth/302"/>
              <draw:equation draw:name="f51" draw:formula="73*logheight/116"/>
              <draw:equation draw:name="f52" draw:formula="274*logwidth/302"/>
              <draw:equation draw:name="f53" draw:formula="69*logheight/116"/>
              <draw:equation draw:name="f54" draw:formula="269*logwidth/302"/>
              <draw:equation draw:name="f55" draw:formula="68*logheight/116"/>
              <draw:equation draw:name="f56" draw:formula="261*logwidth/302"/>
              <draw:equation draw:name="f57" draw:formula="71*logheight/116"/>
              <draw:equation draw:name="f58" draw:formula="253*logwidth/302"/>
              <draw:equation draw:name="f59" draw:formula="65*logheight/116"/>
              <draw:equation draw:name="f60" draw:formula="258*logwidth/302"/>
              <draw:equation draw:name="f61" draw:formula="67*logheight/116"/>
              <draw:equation draw:name="f62" draw:formula="265*logwidth/302"/>
              <draw:equation draw:name="f63" draw:formula="67*logheight/116"/>
              <draw:equation draw:name="f64" draw:formula="264*logwidth/302"/>
              <draw:equation draw:name="f65" draw:formula="61*logheight/116"/>
              <draw:equation draw:name="f66" draw:formula="270*logwidth/302"/>
              <draw:equation draw:name="f67" draw:formula="56*logheight/116"/>
              <draw:equation draw:name="f68" draw:formula="259*logwidth/302"/>
              <draw:equation draw:name="f69" draw:formula="51*logheight/116"/>
              <draw:equation draw:name="f70" draw:formula="266*logwidth/302"/>
              <draw:equation draw:name="f71" draw:formula="51*logheight/116"/>
              <draw:equation draw:name="f72" draw:formula="271*logwidth/302"/>
              <draw:equation draw:name="f73" draw:formula="47*logheight/116"/>
              <draw:equation draw:name="f74" draw:formula="274*logwidth/302"/>
              <draw:equation draw:name="f75" draw:formula="50*logheight/116"/>
              <draw:equation draw:name="f76" draw:formula="285*logwidth/302"/>
              <draw:equation draw:name="f77" draw:formula="52*logheight/116"/>
              <draw:equation draw:name="f78" draw:formula="298*logwidth/302"/>
              <draw:equation draw:name="f79" draw:formula="39*logheight/116"/>
              <draw:equation draw:name="f80" draw:formula="291*logwidth/302"/>
              <draw:equation draw:name="f81" draw:formula="29*logheight/116"/>
              <draw:equation draw:name="f82" draw:formula="284*logwidth/302"/>
              <draw:equation draw:name="f83" draw:formula="38*logheight/116"/>
              <draw:equation draw:name="f84" draw:formula="286*logwidth/302"/>
              <draw:equation draw:name="f85" draw:formula="27*logheight/116"/>
              <draw:equation draw:name="f86" draw:formula="274*logwidth/302"/>
              <draw:equation draw:name="f87" draw:formula="26*logheight/116"/>
              <draw:equation draw:name="f88" draw:formula="264*logwidth/302"/>
              <draw:equation draw:name="f89" draw:formula="26*logheight/116"/>
              <draw:equation draw:name="f90" draw:formula="261*logwidth/302"/>
              <draw:equation draw:name="f91" draw:formula="19*logheight/116"/>
              <draw:equation draw:name="f92" draw:formula="264*logwidth/302"/>
              <draw:equation draw:name="f93" draw:formula="17*logheight/116"/>
              <draw:equation draw:name="f94" draw:formula="269*logwidth/302"/>
              <draw:equation draw:name="f95" draw:formula="24*logheight/116"/>
              <draw:equation draw:name="f96" draw:formula="274*logwidth/302"/>
              <draw:equation draw:name="f97" draw:formula="19*logheight/116"/>
              <draw:equation draw:name="f98" draw:formula="279*logwidth/302"/>
              <draw:equation draw:name="f99" draw:formula="17*logheight/116"/>
              <draw:equation draw:name="f100" draw:formula="283*logwidth/302"/>
              <draw:equation draw:name="f101" draw:formula="15*logheight/116"/>
              <draw:equation draw:name="f102" draw:formula="289*logwidth/302"/>
              <draw:equation draw:name="f103" draw:formula="17*logheight/116"/>
              <draw:equation draw:name="f104" draw:formula="294*logwidth/302"/>
              <draw:equation draw:name="f105" draw:formula="20*logheight/116"/>
              <draw:equation draw:name="f106" draw:formula="287*logwidth/302"/>
              <draw:equation draw:name="f107" draw:formula="4*logheight/116"/>
              <draw:equation draw:name="f108" draw:formula="294*logwidth/302"/>
              <draw:equation draw:name="f109" draw:formula="12*logheight/116"/>
              <draw:equation draw:name="f110" draw:formula="302*logwidth/302"/>
              <draw:equation draw:name="f111" draw:formula="29*logheight/116"/>
              <draw:equation draw:name="f112" draw:formula="logwidth"/>
              <draw:equation draw:name="f113" draw:formula="logheight"/>
            </draw:enhanced-geometry>
          </draw:custom-shape>
          <draw:custom-shape draw:name="Freeform 26" draw:style-name="gr3" draw:text-style-name="P2" draw:layer="layout" svg:width="2.298cm" svg:height="2.597cm" svg:x="17.055cm" svg:y="9.773cm">
            <text:p><text:span text:style-name="T1"/></text:p>
            <draw:enhanced-geometry draw:mirror-horizontal="false" draw:mirror-vertical="false" drawooo:sub-view-size="209 236" draw:text-areas="0 0 ?f36 ?f37" svg:viewBox="0 0 0 0" draw:type="ooxml-non-primitive" draw:enhanced-path="M 1 0 C 0 236 0 236 0 236 29 236 29 236 29 236 29 218 29 218 29 218 88 218 88 218 88 218 88 218 87 217 86 217 86 217 85 216 84 216 84 215 84 214 84 214 84 214 84 213 84 213 85 212 85 212 85 212 84 211 84 211 84 211 84 211 84 211 84 211 84 211 84 209 84 209 207 210 207 210 207 210 208 21 208 21 208 21 209 21 209 21 209 21 209 0 209 0 209 0 L 1 0 Z N">
              <draw:equation draw:name="f0" draw:formula="1*logwidth/209"/>
              <draw:equation draw:name="f1" draw:formula="0*logheight/236"/>
              <draw:equation draw:name="f2" draw:formula="0*logwidth/209"/>
              <draw:equation draw:name="f3" draw:formula="236*logheight/236"/>
              <draw:equation draw:name="f4" draw:formula="29*logwidth/209"/>
              <draw:equation draw:name="f5" draw:formula="236*logheight/236"/>
              <draw:equation draw:name="f6" draw:formula="29*logwidth/209"/>
              <draw:equation draw:name="f7" draw:formula="218*logheight/236"/>
              <draw:equation draw:name="f8" draw:formula="88*logwidth/209"/>
              <draw:equation draw:name="f9" draw:formula="218*logheight/236"/>
              <draw:equation draw:name="f10" draw:formula="86*logwidth/209"/>
              <draw:equation draw:name="f11" draw:formula="217*logheight/236"/>
              <draw:equation draw:name="f12" draw:formula="84*logwidth/209"/>
              <draw:equation draw:name="f13" draw:formula="216*logheight/236"/>
              <draw:equation draw:name="f14" draw:formula="84*logwidth/209"/>
              <draw:equation draw:name="f15" draw:formula="214*logheight/236"/>
              <draw:equation draw:name="f16" draw:formula="84*logwidth/209"/>
              <draw:equation draw:name="f17" draw:formula="213*logheight/236"/>
              <draw:equation draw:name="f18" draw:formula="85*logwidth/209"/>
              <draw:equation draw:name="f19" draw:formula="212*logheight/236"/>
              <draw:equation draw:name="f20" draw:formula="84*logwidth/209"/>
              <draw:equation draw:name="f21" draw:formula="211*logheight/236"/>
              <draw:equation draw:name="f22" draw:formula="84*logwidth/209"/>
              <draw:equation draw:name="f23" draw:formula="211*logheight/236"/>
              <draw:equation draw:name="f24" draw:formula="84*logwidth/209"/>
              <draw:equation draw:name="f25" draw:formula="209*logheight/236"/>
              <draw:equation draw:name="f26" draw:formula="207*logwidth/209"/>
              <draw:equation draw:name="f27" draw:formula="210*logheight/236"/>
              <draw:equation draw:name="f28" draw:formula="208*logwidth/209"/>
              <draw:equation draw:name="f29" draw:formula="21*logheight/236"/>
              <draw:equation draw:name="f30" draw:formula="209*logwidth/209"/>
              <draw:equation draw:name="f31" draw:formula="21*logheight/236"/>
              <draw:equation draw:name="f32" draw:formula="209*logwidth/209"/>
              <draw:equation draw:name="f33" draw:formula="0*logheight/236"/>
              <draw:equation draw:name="f34" draw:formula="1*logwidth/209"/>
              <draw:equation draw:name="f35" draw:formula="0*logheight/236"/>
              <draw:equation draw:name="f36" draw:formula="logwidth"/>
              <draw:equation draw:name="f37" draw:formula="logheight"/>
            </draw:enhanced-geometry>
          </draw:custom-shape>
          <draw:custom-shape draw:name="Freeform 27" draw:style-name="gr3" draw:text-style-name="P2" draw:layer="layout" svg:width="2.991cm" svg:height="2.358cm" svg:x="28.189cm" svg:y="5.72cm">
            <text:p><text:span text:style-name="T1"/></text:p>
            <draw:enhanced-geometry draw:mirror-horizontal="false" draw:mirror-vertical="false" drawooo:sub-view-size="272 214" draw:text-areas="0 0 ?f110 ?f111" svg:viewBox="0 0 0 0" draw:type="ooxml-non-primitive" draw:enhanced-path="M 208 188 C 211 191 211 191 211 191 210 191 210 191 210 191 210 191 209 191 209 192 209 192 209 193 208 193 208 194 207 194 207 195 207 195 207 196 206 196 206 197 206 197 206 197 206 197 206 198 206 198 206 199 206 199 206 200 207 200 208 200 207 199 207 199 207 199 207 198 208 198 208 198 208 198 208 198 209 198 209 198 209 198 209 198 209 198 208 197 208 197 208 197 209 197 209 197 210 197 210 197 211 197 211 197 211 197 211 196 211 196 212 196 212 195 212 195 212 195 213 195 213 195 214 195 214 195 214 195 215 195 215 195 216 195 216 196 217 196 217 196 217 196 218 195 218 195 218 195 218 195 218 195 218 195 218 194 218 194 219 194 219 194 219 195 220 195 220 195 221 194 221 194 221 194 222 194 223 194 223 194 224 194 226 194 228 194 229 193 229 192 230 192 231 192 231 192 232 192 233 192 233 192 234 192 234 192 235 192 236 192 236 192 237 192 237 192 238 192 238 192 238 192 239 192 240 192 240 191 241 191 242 192 243 192 244 191 245 191 246 191 246 191 247 190 247 190 248 190 248 190 249 190 249 189 250 189 251 188 251 188 252 188 252 187 253 187 253 187 254 186 254 186 254 186 255 186 255 186 255 186 255 186 255 187 255 187 255 187 254 187 254 188 253 189 253 190 253 190 253 191 252 191 252 191 251 191 251 191 251 191 251 191 250 192 250 192 249 192 249 192 248 193 248 193 248 193 247 193 247 193 247 194 247 194 247 194 247 194 248 194 248 194 248 194 248 194 248 194 249 195 249 195 249 194 250 194 251 194 252 194 253 193 254 193 254 192 255 192 255 191 256 191 256 191 257 190 257 190 258 190 258 190 259 190 259 190 259 190 260 189 260 189 260 189 261 189 261 189 261 189 261 188 262 188 262 188 263 189 263 189 263 189 264 189 265 189 265 189 266 189 267 189 267 189 268 188 269 188 269 188 269 188 270 188 270 187 270 187 271 187 271 187 272 187 272 188 272 189 271 189 270 189 270 189 270 189 270 189 270 189 269 189 269 189 268 190 268 190 267 190 267 191 266 191 265 191 265 191 265 192 264 192 264 192 264 192 263 192 263 193 263 193 262 193 262 193 261 193 261 193 260 193 260 194 259 194 259 194 258 194 258 194 258 195 257 195 257 195 256 195 256 195 256 195 255 195 255 196 255 196 255 196 254 196 254 196 254 196 253 196 253 196 253 196 253 196 253 196 253 195 252 196 251 196 251 196 251 195 251 196 251 196 251 196 250 196 250 196 250 196 250 197 250 197 250 198 250 198 249 198 249 199 248 199 248 199 247 199 247 199 246 199 246 199 245 199 244 199 244 200 244 200 243 200 242 200 241 200 241 200 240 200 240 200 239 201 239 201 239 201 239 202 238 202 238 202 237 202 237 202 236 202 235 202 235 202 234 202 234 202 233 202 233 202 232 202 232 202 232 202 231 202 231 202 231 202 230 202 230 203 230 203 229 203 229 203 229 203 229 203 229 203 229 203 228 204 228 204 227 204 226 204 226 204 225 204 225 204 224 204 224 204 224 204 224 204 224 204 223 204 223 204 223 205 222 205 222 205 222 205 221 205 221 205 220 206 219 206 218 206 218 206 217 206 217 206 217 206 216 207 216 207 216 207 216 207 216 208 215 209 214 209 214 208 213 208 213 208 211 207 211 208 211 208 211 208 211 209 211 209 210 209 210 209 210 209 209 209 209 209 209 209 208 209 208 209 207 209 207 209 206 209 206 209 206 208 206 208 206 208 207 208 206 208 206 208 205 208 205 207 205 207 205 207 205 207 204 207 204 207 204 207 204 208 204 208 203 208 203 208 203 208 203 209 202 209 202 209 202 209 202 209 201 209 201 209 201 209 201 210 201 210 200 210 200 210 199 210 199 210 199 210 198 209 198 209 198 208 198 207 198 207 198 206 198 206 198 206 199 205 199 204 199 204 199 203 199 202 199 202 199 202 199 202 199 202 198 202 198 202 202 191 202 191 202 191 202 191 176 175 176 175 176 175 174 173 174 173 174 173 173 171 173 171 173 170 172 170 172 170 171 170 169 170 168 170 167 170 167 169 167 169 167 169 167 168 167 168 166 168 165 168 164 168 164 168 162 162 162 162 162 162 162 162 162 162 163 162 163 161 163 161 163 161 162 160 162 159 162 159 162 158 162 158 162 158 162 156 162 156 162 155 161 155 161 155 161 154 161 154 161 154 161 154 162 152 162 152 162 152 158 150 158 150 158 149 157 150 156 150 156 150 155 150 155 150 155 150 154 147 154 146 154 146 152 144 152 144 0 144 0 144 0 144 0 132 0 132 0 132 0 132 0 131 0 131 4 129 7 127 10 125 11 124 12 123 13 122 14 122 15 122 16 121 16 121 16 121 17 120 17 120 18 120 18 120 19 119 19 119 20 119 20 118 21 118 22 118 22 117 22 117 23 116 23 116 23 115 23 115 24 114 24 114 24 114 24 113 24 113 24 113 25 113 25 112 25 112 27 111 28 110 29 110 30 109 31 108 31 107 31 106 31 105 31 105 31 105 31 104 30 103 30 103 30 103 30 103 29 103 29 103 29 102 29 100 29 100 29 100 25 98 25 98 25 98 25 96 25 96 25 96 26 95 26 95 26 95 26 94 26 94 26 94 23 93 23 93 23 93 24 91 24 91 24 91 24 85 24 85 24 85 25 85 26 84 26 84 28 83 29 83 31 83 32 83 33 82 35 82 36 81 38 81 39 81 42 81 46 80 49 80 51 80 53 80 55 80 57 80 59 80 61 80 64 80 67 81 70 82 71 82 72 84 73 84 75 85 76 87 78 86 79 86 80 86 81 85 82 85 84 85 85 85 87 85 89 85 91 85 93 85 96 85 98 84 99 84 100 84 101 83 102 83 103 83 104 82 106 81 107 79 109 78 111 76 113 75 115 73 117 73 118 72 119 72 120 72 122 72 122 71 123 71 123 69 123 68 123 68 124 67 124 66 124 65 123 65 123 64 123 64 123 64 123 63 123 63 123 63 123 62 123 62 123 62 123 61 123 61 123 61 122 60 122 60 122 59 121 59 121 59 121 58 120 58 120 58 120 58 120 57 120 57 120 57 121 56 121 56 122 56 123 56 123 55 124 55 124 55 125 55 126 55 126 54 126 54 126 54 126 54 126 53 126 53 126 53 126 53 126 53 126 53 126 53 126 52 125 52 125 51 124 51 124 51 124 51 123 51 123 51 122 51 123 51 124 50 124 50 125 49 124 49 124 49 124 49 123 49 123 48 123 48 123 49 122 49 122 49 122 50 122 50 121 50 121 51 121 51 121 51 121 51 120 51 120 50 120 50 120 50 120 49 119 49 119 49 119 48 119 48 119 47 119 47 119 46 119 46 118 46 118 45 118 44 118 44 119 44 119 44 119 44 119 43 119 43 120 43 120 42 121 42 122 41 123 41 124 40 124 40 125 39 126 39 126 39 127 38 127 38 128 37 128 37 128 36 129 35 129 35 129 34 129 34 130 34 130 33 131 33 131 33 132 33 133 33 133 33 134 32 134 32 135 31 135 31 136 30 136 30 137 30 137 29 138 29 138 28 138 28 139 27 139 27 139 26 139 25 139 25 139 25 139 25 152 12 152 12 152 12 152 10 152 10 152 10 156 8 156 8 156 8 157 8 157 8 157 8 157 8 161 6 161 6 161 6 168 2 168 2 168 2 169 1 169 1 169 1 170 0 170 0 173 2 173 2 173 2 221 0 221 0 221 0 221 0 221 4 221 5 221 6 220 7 220 8 219 9 220 9 221 10 221 11 221 12 221 13 221 13 221 15 220 16 220 18 220 20 220 21 219 22 221 24 222 25 222 26 222 28 222 28 222 29 222 31 222 32 221 32 222 37 222 37 222 37 221 38 221 39 220 39 219 40 219 41 219 41 219 43 218 44 218 44 218 47 218 47 218 47 219 49 219 49 219 49 219 52 219 53 219 53 219 58 219 58 221 61 221 61 221 61 221 61 219 65 219 65 219 66 218 68 218 68 218 68 219 69 219 70 219 70 220 70 220 70 220 69 220 69 220 69 220 69 221 68 221 68 221 68 222 68 222 68 223 68 223 69 223 70 223 70 224 71 224 71 223 105 223 105 223 105 224 109 224 109 224 109 215 140 215 140 215 140 216 142 216 142 216 142 215 161 215 161 215 161 214 176 214 176 214 176 214 176 215 178 215 178 215 178 216 181 216 181 210 184 210 184 210 184 210 184 208 186 208 186 208 187 208 188 208 188 Z M 195 206 C 195 206 193 206 193 206 193 206 192 207 192 207 192 208 191 209 191 209 190 210 190 211 190 212 190 212 190 213 190 213 192 214 192 214 192 214 192 213 193 213 193 212 194 212 194 211 195 211 195 210 195 210 195 209 195 209 195 209 195 208 196 208 196 207 196 207 196 207 196 206 196 206 196 206 196 206 196 206 196 206 195 205 195 206 Z N">
              <draw:equation draw:name="f0" draw:formula="207*logwidth/272"/>
              <draw:equation draw:name="f1" draw:formula="195*logheight/214"/>
              <draw:equation draw:name="f2" draw:formula="207*logwidth/272"/>
              <draw:equation draw:name="f3" draw:formula="198*logheight/214"/>
              <draw:equation draw:name="f4" draw:formula="211*logwidth/272"/>
              <draw:equation draw:name="f5" draw:formula="197*logheight/214"/>
              <draw:equation draw:name="f6" draw:formula="217*logwidth/272"/>
              <draw:equation draw:name="f7" draw:formula="196*logheight/214"/>
              <draw:equation draw:name="f8" draw:formula="222*logwidth/272"/>
              <draw:equation draw:name="f9" draw:formula="194*logheight/214"/>
              <draw:equation draw:name="f10" draw:formula="236*logwidth/272"/>
              <draw:equation draw:name="f11" draw:formula="192*logheight/214"/>
              <draw:equation draw:name="f12" draw:formula="248*logwidth/272"/>
              <draw:equation draw:name="f13" draw:formula="190*logheight/214"/>
              <draw:equation draw:name="f14" draw:formula="255*logwidth/272"/>
              <draw:equation draw:name="f15" draw:formula="187*logheight/214"/>
              <draw:equation draw:name="f16" draw:formula="249*logwidth/272"/>
              <draw:equation draw:name="f17" draw:formula="192*logheight/214"/>
              <draw:equation draw:name="f18" draw:formula="250*logwidth/272"/>
              <draw:equation draw:name="f19" draw:formula="194*logheight/214"/>
              <draw:equation draw:name="f20" draw:formula="260*logwidth/272"/>
              <draw:equation draw:name="f21" draw:formula="189*logheight/214"/>
              <draw:equation draw:name="f22" draw:formula="269*logwidth/272"/>
              <draw:equation draw:name="f23" draw:formula="188*logheight/214"/>
              <draw:equation draw:name="f24" draw:formula="269*logwidth/272"/>
              <draw:equation draw:name="f25" draw:formula="189*logheight/214"/>
              <draw:equation draw:name="f26" draw:formula="261*logwidth/272"/>
              <draw:equation draw:name="f27" draw:formula="193*logheight/214"/>
              <draw:equation draw:name="f28" draw:formula="254*logwidth/272"/>
              <draw:equation draw:name="f29" draw:formula="196*logheight/214"/>
              <draw:equation draw:name="f30" draw:formula="250*logwidth/272"/>
              <draw:equation draw:name="f31" draw:formula="197*logheight/214"/>
              <draw:equation draw:name="f32" draw:formula="241*logwidth/272"/>
              <draw:equation draw:name="f33" draw:formula="200*logheight/214"/>
              <draw:equation draw:name="f34" draw:formula="233*logwidth/272"/>
              <draw:equation draw:name="f35" draw:formula="202*logheight/214"/>
              <draw:equation draw:name="f36" draw:formula="227*logwidth/272"/>
              <draw:equation draw:name="f37" draw:formula="204*logheight/214"/>
              <draw:equation draw:name="f38" draw:formula="220*logwidth/272"/>
              <draw:equation draw:name="f39" draw:formula="206*logheight/214"/>
              <draw:equation draw:name="f40" draw:formula="211*logwidth/272"/>
              <draw:equation draw:name="f41" draw:formula="208*logheight/214"/>
              <draw:equation draw:name="f42" draw:formula="206*logwidth/272"/>
              <draw:equation draw:name="f43" draw:formula="208*logheight/214"/>
              <draw:equation draw:name="f44" draw:formula="203*logwidth/272"/>
              <draw:equation draw:name="f45" draw:formula="209*logheight/214"/>
              <draw:equation draw:name="f46" draw:formula="198*logwidth/272"/>
              <draw:equation draw:name="f47" draw:formula="207*logheight/214"/>
              <draw:equation draw:name="f48" draw:formula="202*logwidth/272"/>
              <draw:equation draw:name="f49" draw:formula="191*logheight/214"/>
              <draw:equation draw:name="f50" draw:formula="167*logwidth/272"/>
              <draw:equation draw:name="f51" draw:formula="169*logheight/214"/>
              <draw:equation draw:name="f52" draw:formula="162*logwidth/272"/>
              <draw:equation draw:name="f53" draw:formula="159*logheight/214"/>
              <draw:equation draw:name="f54" draw:formula="158*logwidth/272"/>
              <draw:equation draw:name="f55" draw:formula="150*logheight/214"/>
              <draw:equation draw:name="f56" draw:formula="0*logwidth/272"/>
              <draw:equation draw:name="f57" draw:formula="132*logheight/214"/>
              <draw:equation draw:name="f58" draw:formula="18*logwidth/272"/>
              <draw:equation draw:name="f59" draw:formula="120*logheight/214"/>
              <draw:equation draw:name="f60" draw:formula="24*logwidth/272"/>
              <draw:equation draw:name="f61" draw:formula="113*logheight/214"/>
              <draw:equation draw:name="f62" draw:formula="30*logwidth/272"/>
              <draw:equation draw:name="f63" draw:formula="103*logheight/214"/>
              <draw:equation draw:name="f64" draw:formula="26*logwidth/272"/>
              <draw:equation draw:name="f65" draw:formula="94*logheight/214"/>
              <draw:equation draw:name="f66" draw:formula="35*logwidth/272"/>
              <draw:equation draw:name="f67" draw:formula="82*logheight/214"/>
              <draw:equation draw:name="f68" draw:formula="73*logwidth/272"/>
              <draw:equation draw:name="f69" draw:formula="84*logheight/214"/>
              <draw:equation draw:name="f70" draw:formula="101*logwidth/272"/>
              <draw:equation draw:name="f71" draw:formula="83*logheight/214"/>
              <draw:equation draw:name="f72" draw:formula="123*logwidth/272"/>
              <draw:equation draw:name="f73" draw:formula="68*logheight/214"/>
              <draw:equation draw:name="f74" draw:formula="122*logwidth/272"/>
              <draw:equation draw:name="f75" draw:formula="60*logheight/214"/>
              <draw:equation draw:name="f76" draw:formula="124*logwidth/272"/>
              <draw:equation draw:name="f77" draw:formula="55*logheight/214"/>
              <draw:equation draw:name="f78" draw:formula="124*logwidth/272"/>
              <draw:equation draw:name="f79" draw:formula="51*logheight/214"/>
              <draw:equation draw:name="f80" draw:formula="122*logwidth/272"/>
              <draw:equation draw:name="f81" draw:formula="50*logheight/214"/>
              <draw:equation draw:name="f82" draw:formula="119*logwidth/272"/>
              <draw:equation draw:name="f83" draw:formula="46*logheight/214"/>
              <draw:equation draw:name="f84" draw:formula="125*logwidth/272"/>
              <draw:equation draw:name="f85" draw:formula="39*logheight/214"/>
              <draw:equation draw:name="f86" draw:formula="133*logwidth/272"/>
              <draw:equation draw:name="f87" draw:formula="33*logheight/214"/>
              <draw:equation draw:name="f88" draw:formula="139*logwidth/272"/>
              <draw:equation draw:name="f89" draw:formula="25*logheight/214"/>
              <draw:equation draw:name="f90" draw:formula="168*logwidth/272"/>
              <draw:equation draw:name="f91" draw:formula="2*logheight/214"/>
              <draw:equation draw:name="f92" draw:formula="220*logwidth/272"/>
              <draw:equation draw:name="f93" draw:formula="8*logheight/214"/>
              <draw:equation draw:name="f94" draw:formula="222*logwidth/272"/>
              <draw:equation draw:name="f95" draw:formula="28*logheight/214"/>
              <draw:equation draw:name="f96" draw:formula="218*logwidth/272"/>
              <draw:equation draw:name="f97" draw:formula="47*logheight/214"/>
              <draw:equation draw:name="f98" draw:formula="218*logwidth/272"/>
              <draw:equation draw:name="f99" draw:formula="68*logheight/214"/>
              <draw:equation draw:name="f100" draw:formula="223*logwidth/272"/>
              <draw:equation draw:name="f101" draw:formula="70*logheight/214"/>
              <draw:equation draw:name="f102" draw:formula="215*logwidth/272"/>
              <draw:equation draw:name="f103" draw:formula="161*logheight/214"/>
              <draw:equation draw:name="f104" draw:formula="208*logwidth/272"/>
              <draw:equation draw:name="f105" draw:formula="188*logheight/214"/>
              <draw:equation draw:name="f106" draw:formula="190*logwidth/272"/>
              <draw:equation draw:name="f107" draw:formula="213*logheight/214"/>
              <draw:equation draw:name="f108" draw:formula="196*logwidth/272"/>
              <draw:equation draw:name="f109" draw:formula="207*logheight/214"/>
              <draw:equation draw:name="f110" draw:formula="logwidth"/>
              <draw:equation draw:name="f111" draw:formula="logheight"/>
            </draw:enhanced-geometry>
          </draw:custom-shape>
          <draw:custom-shape draw:name="Freeform 28" draw:style-name="gr3" draw:text-style-name="P2" draw:layer="layout" svg:width="0.623cm" svg:height="1.211cm" svg:x="29.786cm" svg:y="7.625cm">
            <text:p><text:span text:style-name="T1"/></text:p>
            <draw:enhanced-geometry draw:mirror-horizontal="false" draw:mirror-vertical="false" drawooo:sub-view-size="57 110" draw:text-areas="0 0 ?f100 ?f101" svg:viewBox="0 0 0 0" draw:type="ooxml-non-primitive" draw:enhanced-path="M 54 46 C 54 45 53 45 53 44 52 44 52 44 52 44 51 43 51 43 51 43 51 43 50 43 50 43 49 43 49 43 48 43 48 43 48 43 47 42 47 42 47 42 46 42 46 42 45 42 45 42 45 41 45 41 45 41 45 41 46 41 46 41 45 41 45 41 45 41 45 41 45 41 44 41 44 40 44 39 44 39 44 38 45 36 45 36 45 36 45 36 46 35 46 34 46 34 47 34 47 34 47 33 47 33 47 33 47 32 47 32 48 32 48 32 50 32 50 32 50 32 50 32 50 32 50 32 50 32 50 32 51 32 52 32 52 32 52 32 52 32 52 32 52 31 52 31 52 31 53 30 53 30 53 29 53 29 53 29 53 29 53 29 53 29 57 18 57 18 57 18 57 18 31 2 31 2 31 2 30 1 30 0 26 2 26 2 26 2 25 4 25 4 25 4 23 9 23 9 23 9 20 11 20 11 20 11 20 13 20 13 20 13 15 17 15 17 15 17 15 20 15 20 15 20 17 23 17 23 17 23 16 24 16 24 16 24 15 26 15 26 15 26 12 28 12 28 12 28 12 36 12 36 12 36 15 36 15 36 15 36 17 38 17 38 17 38 16 43 16 43 16 43 20 44 20 44 20 44 21 47 21 47 21 47 27 53 27 53 27 53 28 54 28 54 28 54 27 57 27 57 27 57 24 58 24 58 24 58 14 64 14 64 14 64 14 68 14 68 14 68 14 68 14 68 13 68 13 69 12 69 12 69 10 70 9 70 8 70 7 71 6 71 5 72 4 72 4 73 4 74 3 74 3 75 3 75 2 76 2 77 1 78 1 78 0 78 1 79 1 79 1 80 1 80 2 81 2 81 3 81 3 82 2 83 2 84 2 84 1 84 1 85 1 85 1 86 1 86 1 87 3 87 4 87 5 87 6 87 6 88 6 88 6 90 6 90 6 91 5 91 6 92 6 92 7 92 7 92 8 93 8 93 9 93 10 94 10 94 11 95 11 96 12 96 12 97 13 97 13 97 13 98 14 98 14 98 14 98 14 99 14 99 14 99 15 99 15 99 15 99 16 99 16 99 16 98 17 98 17 98 17 98 17 97 18 98 18 98 19 98 19 98 19 99 20 99 20 99 20 99 20 99 21 99 21 99 21 99 22 99 22 99 22 100 23 100 23 101 23 101 23 102 23 102 23 103 23 103 23 104 23 104 22 104 22 105 22 106 22 107 21 107 21 108 21 108 21 109 21 109 21 110 21 110 22 110 22 110 22 110 23 110 23 110 24 109 24 109 24 109 25 108 25 108 26 108 26 108 27 107 27 106 27 106 28 105 28 104 28 104 29 103 29 102 29 102 29 102 30 101 30 101 30 100 30 99 31 98 31 97 32 97 32 97 32 96 34 96 34 95 33 94 33 95 32 95 32 95 31 95 32 94 32 94 33 94 33 94 34 94 34 94 35 94 36 94 36 93 37 93 37 92 37 92 38 92 38 92 38 91 39 91 39 91 39 91 39 91 40 90 40 90 41 89 41 89 41 89 42 88 42 88 42 87 41 88 41 88 41 88 41 88 41 88 40 88 40 89 40 89 40 89 39 89 39 89 39 89 39 89 39 89 38 89 38 89 38 89 38 88 38 88 38 88 39 87 39 87 39 87 40 87 40 86 40 86 40 86 40 85 40 85 40 85 40 85 40 84 39 84 40 83 40 83 41 82 41 82 42 82 42 81 42 81 43 81 43 81 43 81 44 80 44 80 45 80 45 79 45 79 46 79 46 79 46 79 46 79 47 78 47 77 48 76 48 75 48 74 48 73 48 73 48 72 48 71 48 70 48 70 49 69 49 69 49 68 49 67 49 66 49 65 49 64 50 64 50 63 50 63 50 62 50 62 50 62 51 61 51 60 52 60 52 59 52 59 53 58 53 58 53 57 53 56 53 56 53 55 53 55 53 54 54 54 54 53 54 53 54 52 54 51 54 51 54 51 54 50 54 50 55 50 55 49 55 49 55 48 55 47 55 47 55 46 54 46 Z N">
              <draw:equation draw:name="f0" draw:formula="52*logwidth/57"/>
              <draw:equation draw:name="f1" draw:formula="44*logheight/110"/>
              <draw:equation draw:name="f2" draw:formula="48*logwidth/57"/>
              <draw:equation draw:name="f3" draw:formula="43*logheight/110"/>
              <draw:equation draw:name="f4" draw:formula="45*logwidth/57"/>
              <draw:equation draw:name="f5" draw:formula="42*logheight/110"/>
              <draw:equation draw:name="f6" draw:formula="45*logwidth/57"/>
              <draw:equation draw:name="f7" draw:formula="41*logheight/110"/>
              <draw:equation draw:name="f8" draw:formula="45*logwidth/57"/>
              <draw:equation draw:name="f9" draw:formula="36*logheight/110"/>
              <draw:equation draw:name="f10" draw:formula="47*logwidth/57"/>
              <draw:equation draw:name="f11" draw:formula="33*logheight/110"/>
              <draw:equation draw:name="f12" draw:formula="50*logwidth/57"/>
              <draw:equation draw:name="f13" draw:formula="32*logheight/110"/>
              <draw:equation draw:name="f14" draw:formula="52*logwidth/57"/>
              <draw:equation draw:name="f15" draw:formula="32*logheight/110"/>
              <draw:equation draw:name="f16" draw:formula="53*logwidth/57"/>
              <draw:equation draw:name="f17" draw:formula="29*logheight/110"/>
              <draw:equation draw:name="f18" draw:formula="31*logwidth/57"/>
              <draw:equation draw:name="f19" draw:formula="2*logheight/110"/>
              <draw:equation draw:name="f20" draw:formula="25*logwidth/57"/>
              <draw:equation draw:name="f21" draw:formula="4*logheight/110"/>
              <draw:equation draw:name="f22" draw:formula="20*logwidth/57"/>
              <draw:equation draw:name="f23" draw:formula="13*logheight/110"/>
              <draw:equation draw:name="f24" draw:formula="17*logwidth/57"/>
              <draw:equation draw:name="f25" draw:formula="23*logheight/110"/>
              <draw:equation draw:name="f26" draw:formula="12*logwidth/57"/>
              <draw:equation draw:name="f27" draw:formula="28*logheight/110"/>
              <draw:equation draw:name="f28" draw:formula="17*logwidth/57"/>
              <draw:equation draw:name="f29" draw:formula="38*logheight/110"/>
              <draw:equation draw:name="f30" draw:formula="21*logwidth/57"/>
              <draw:equation draw:name="f31" draw:formula="47*logheight/110"/>
              <draw:equation draw:name="f32" draw:formula="27*logwidth/57"/>
              <draw:equation draw:name="f33" draw:formula="57*logheight/110"/>
              <draw:equation draw:name="f34" draw:formula="14*logwidth/57"/>
              <draw:equation draw:name="f35" draw:formula="68*logheight/110"/>
              <draw:equation draw:name="f36" draw:formula="8*logwidth/57"/>
              <draw:equation draw:name="f37" draw:formula="70*logheight/110"/>
              <draw:equation draw:name="f38" draw:formula="3*logwidth/57"/>
              <draw:equation draw:name="f39" draw:formula="75*logheight/110"/>
              <draw:equation draw:name="f40" draw:formula="1*logwidth/57"/>
              <draw:equation draw:name="f41" draw:formula="80*logheight/110"/>
              <draw:equation draw:name="f42" draw:formula="1*logwidth/57"/>
              <draw:equation draw:name="f43" draw:formula="85*logheight/110"/>
              <draw:equation draw:name="f44" draw:formula="6*logwidth/57"/>
              <draw:equation draw:name="f45" draw:formula="88*logheight/110"/>
              <draw:equation draw:name="f46" draw:formula="7*logwidth/57"/>
              <draw:equation draw:name="f47" draw:formula="92*logheight/110"/>
              <draw:equation draw:name="f48" draw:formula="12*logwidth/57"/>
              <draw:equation draw:name="f49" draw:formula="97*logheight/110"/>
              <draw:equation draw:name="f50" draw:formula="14*logwidth/57"/>
              <draw:equation draw:name="f51" draw:formula="99*logheight/110"/>
              <draw:equation draw:name="f52" draw:formula="17*logwidth/57"/>
              <draw:equation draw:name="f53" draw:formula="98*logheight/110"/>
              <draw:equation draw:name="f54" draw:formula="20*logwidth/57"/>
              <draw:equation draw:name="f55" draw:formula="99*logheight/110"/>
              <draw:equation draw:name="f56" draw:formula="23*logwidth/57"/>
              <draw:equation draw:name="f57" draw:formula="101*logheight/110"/>
              <draw:equation draw:name="f58" draw:formula="22*logwidth/57"/>
              <draw:equation draw:name="f59" draw:formula="105*logheight/110"/>
              <draw:equation draw:name="f60" draw:formula="21*logwidth/57"/>
              <draw:equation draw:name="f61" draw:formula="110*logheight/110"/>
              <draw:equation draw:name="f62" draw:formula="25*logwidth/57"/>
              <draw:equation draw:name="f63" draw:formula="108*logheight/110"/>
              <draw:equation draw:name="f64" draw:formula="28*logwidth/57"/>
              <draw:equation draw:name="f65" draw:formula="104*logheight/110"/>
              <draw:equation draw:name="f66" draw:formula="31*logwidth/57"/>
              <draw:equation draw:name="f67" draw:formula="98*logheight/110"/>
              <draw:equation draw:name="f68" draw:formula="32*logwidth/57"/>
              <draw:equation draw:name="f69" draw:formula="95*logheight/110"/>
              <draw:equation draw:name="f70" draw:formula="35*logwidth/57"/>
              <draw:equation draw:name="f71" draw:formula="94*logheight/110"/>
              <draw:equation draw:name="f72" draw:formula="39*logwidth/57"/>
              <draw:equation draw:name="f73" draw:formula="91*logheight/110"/>
              <draw:equation draw:name="f74" draw:formula="42*logwidth/57"/>
              <draw:equation draw:name="f75" draw:formula="88*logheight/110"/>
              <draw:equation draw:name="f76" draw:formula="40*logwidth/57"/>
              <draw:equation draw:name="f77" draw:formula="89*logheight/110"/>
              <draw:equation draw:name="f78" draw:formula="38*logwidth/57"/>
              <draw:equation draw:name="f79" draw:formula="89*logheight/110"/>
              <draw:equation draw:name="f80" draw:formula="40*logwidth/57"/>
              <draw:equation draw:name="f81" draw:formula="86*logheight/110"/>
              <draw:equation draw:name="f82" draw:formula="40*logwidth/57"/>
              <draw:equation draw:name="f83" draw:formula="83*logheight/110"/>
              <draw:equation draw:name="f84" draw:formula="43*logwidth/57"/>
              <draw:equation draw:name="f85" draw:formula="81*logheight/110"/>
              <draw:equation draw:name="f86" draw:formula="46*logwidth/57"/>
              <draw:equation draw:name="f87" draw:formula="79*logheight/110"/>
              <draw:equation draw:name="f88" draw:formula="48*logwidth/57"/>
              <draw:equation draw:name="f89" draw:formula="71*logheight/110"/>
              <draw:equation draw:name="f90" draw:formula="49*logwidth/57"/>
              <draw:equation draw:name="f91" draw:formula="64*logheight/110"/>
              <draw:equation draw:name="f92" draw:formula="52*logwidth/57"/>
              <draw:equation draw:name="f93" draw:formula="60*logheight/110"/>
              <draw:equation draw:name="f94" draw:formula="53*logwidth/57"/>
              <draw:equation draw:name="f95" draw:formula="55*logheight/110"/>
              <draw:equation draw:name="f96" draw:formula="54*logwidth/57"/>
              <draw:equation draw:name="f97" draw:formula="50*logheight/110"/>
              <draw:equation draw:name="f98" draw:formula="54*logwidth/57"/>
              <draw:equation draw:name="f99" draw:formula="46*logheight/110"/>
              <draw:equation draw:name="f100" draw:formula="logwidth"/>
              <draw:equation draw:name="f101" draw:formula="logheight"/>
            </draw:enhanced-geometry>
          </draw:custom-shape>
          <draw:custom-shape draw:name="Freeform 29" draw:style-name="gr3" draw:text-style-name="P2" draw:layer="layout" svg:width="0.701cm" svg:height="1.385cm" svg:x="30.92cm" svg:y="5.569cm">
            <text:p><text:span text:style-name="T1"/></text:p>
            <draw:enhanced-geometry draw:mirror-horizontal="false" draw:mirror-vertical="false" drawooo:sub-view-size="64 126" draw:text-areas="0 0 ?f80 ?f81" svg:viewBox="0 0 0 0" draw:type="ooxml-non-primitive" draw:enhanced-path="M 37 19 C 37 19 37 20 37 20 37 20 36 21 36 21 35 21 35 24 34 24 34 25 34 26 33 26 33 26 32 27 32 28 32 28 33 30 34 30 34 31 36 35 36 35 36 35 34 36 34 36 34 36 34 37 34 37 34 38 34 39 34 39 34 39 34 40 33 40 33 40 32 41 32 41 31 42 31 43 30 43 30 43 27 44 27 44 26 46 26 46 26 46 26 46 24 47 23 47 23 47 21 47 21 47 21 47 19 48 18 48 18 48 18 50 18 50 18 51 18 54 18 54 18 54 18 59 18 60 18 60 16 63 16 63 16 63 16 66 16 66 16 66 15 67 15 68 14 68 13 71 12 71 12 72 12 74 12 74 11 75 9 77 9 77 9 77 9 78 9 78 9 79 8 81 7 82 7 82 5 86 5 87 5 87 6 91 6 91 6 92 5 94 5 95 5 96 6 97 6 97 6 97 4 102 4 102 4 103 3 103 3 104 3 104 4 105 4 106 4 106 3 110 3 111 3 111 1 113 1 113 1 113 1 115 1 115 1 115 0 117 0 117 0 118 1 120 1 120 1 120 1 121 1 121 3 124 3 124 3 124 43 126 43 126 43 126 43 126 45 124 45 123 45 123 47 123 47 123 47 123 47 122 47 122 47 121 49 120 49 120 49 120 52 119 52 119 52 119 53 118 53 118 53 118 56 117 57 117 57 117 59 117 61 117 61 117 61 116 61 116 61 115 61 114 62 114 63 113 63 112 63 111 63 111 64 110 64 110 64 109 63 109 63 109 63 108 63 108 63 107 62 106 60 107 59 106 60 106 60 106 60 106 60 105 60 103 60 103 60 103 60 100 60 100 55 94 55 94 55 94 55 94 55 87 55 87 55 87 55 78 55 78 54 58 54 58 54 58 51 0 51 0 51 0 51 0 51 0 51 0 49 3 49 3 49 3 46 3 46 3 46 3 44 0 44 0 44 0 41 4 41 4 41 4 39 4 39 4 39 4 40 5 40 5 40 5 40 5 39 9 39 9 39 10 37 12 37 12 37 14 37 14 37 14 37 14 36 17 36 17 36 17 37 18 37 19 Z N">
              <draw:equation draw:name="f0" draw:formula="37*logwidth/64"/>
              <draw:equation draw:name="f1" draw:formula="20*logheight/126"/>
              <draw:equation draw:name="f2" draw:formula="34*logwidth/64"/>
              <draw:equation draw:name="f3" draw:formula="24*logheight/126"/>
              <draw:equation draw:name="f4" draw:formula="32*logwidth/64"/>
              <draw:equation draw:name="f5" draw:formula="28*logheight/126"/>
              <draw:equation draw:name="f6" draw:formula="36*logwidth/64"/>
              <draw:equation draw:name="f7" draw:formula="35*logheight/126"/>
              <draw:equation draw:name="f8" draw:formula="34*logwidth/64"/>
              <draw:equation draw:name="f9" draw:formula="37*logheight/126"/>
              <draw:equation draw:name="f10" draw:formula="33*logwidth/64"/>
              <draw:equation draw:name="f11" draw:formula="40*logheight/126"/>
              <draw:equation draw:name="f12" draw:formula="30*logwidth/64"/>
              <draw:equation draw:name="f13" draw:formula="43*logheight/126"/>
              <draw:equation draw:name="f14" draw:formula="26*logwidth/64"/>
              <draw:equation draw:name="f15" draw:formula="46*logheight/126"/>
              <draw:equation draw:name="f16" draw:formula="21*logwidth/64"/>
              <draw:equation draw:name="f17" draw:formula="47*logheight/126"/>
              <draw:equation draw:name="f18" draw:formula="18*logwidth/64"/>
              <draw:equation draw:name="f19" draw:formula="50*logheight/126"/>
              <draw:equation draw:name="f20" draw:formula="18*logwidth/64"/>
              <draw:equation draw:name="f21" draw:formula="60*logheight/126"/>
              <draw:equation draw:name="f22" draw:formula="16*logwidth/64"/>
              <draw:equation draw:name="f23" draw:formula="66*logheight/126"/>
              <draw:equation draw:name="f24" draw:formula="12*logwidth/64"/>
              <draw:equation draw:name="f25" draw:formula="71*logheight/126"/>
              <draw:equation draw:name="f26" draw:formula="9*logwidth/64"/>
              <draw:equation draw:name="f27" draw:formula="77*logheight/126"/>
              <draw:equation draw:name="f28" draw:formula="7*logwidth/64"/>
              <draw:equation draw:name="f29" draw:formula="82*logheight/126"/>
              <draw:equation draw:name="f30" draw:formula="6*logwidth/64"/>
              <draw:equation draw:name="f31" draw:formula="91*logheight/126"/>
              <draw:equation draw:name="f32" draw:formula="6*logwidth/64"/>
              <draw:equation draw:name="f33" draw:formula="97*logheight/126"/>
              <draw:equation draw:name="f34" draw:formula="3*logwidth/64"/>
              <draw:equation draw:name="f35" draw:formula="104*logheight/126"/>
              <draw:equation draw:name="f36" draw:formula="3*logwidth/64"/>
              <draw:equation draw:name="f37" draw:formula="111*logheight/126"/>
              <draw:equation draw:name="f38" draw:formula="1*logwidth/64"/>
              <draw:equation draw:name="f39" draw:formula="115*logheight/126"/>
              <draw:equation draw:name="f40" draw:formula="1*logwidth/64"/>
              <draw:equation draw:name="f41" draw:formula="120*logheight/126"/>
              <draw:equation draw:name="f42" draw:formula="3*logwidth/64"/>
              <draw:equation draw:name="f43" draw:formula="124*logheight/126"/>
              <draw:equation draw:name="f44" draw:formula="45*logwidth/64"/>
              <draw:equation draw:name="f45" draw:formula="123*logheight/126"/>
              <draw:equation draw:name="f46" draw:formula="47*logwidth/64"/>
              <draw:equation draw:name="f47" draw:formula="122*logheight/126"/>
              <draw:equation draw:name="f48" draw:formula="52*logwidth/64"/>
              <draw:equation draw:name="f49" draw:formula="119*logheight/126"/>
              <draw:equation draw:name="f50" draw:formula="57*logwidth/64"/>
              <draw:equation draw:name="f51" draw:formula="117*logheight/126"/>
              <draw:equation draw:name="f52" draw:formula="61*logwidth/64"/>
              <draw:equation draw:name="f53" draw:formula="116*logheight/126"/>
              <draw:equation draw:name="f54" draw:formula="63*logwidth/64"/>
              <draw:equation draw:name="f55" draw:formula="111*logheight/126"/>
              <draw:equation draw:name="f56" draw:formula="63*logwidth/64"/>
              <draw:equation draw:name="f57" draw:formula="109*logheight/126"/>
              <draw:equation draw:name="f58" draw:formula="59*logwidth/64"/>
              <draw:equation draw:name="f59" draw:formula="106*logheight/126"/>
              <draw:equation draw:name="f60" draw:formula="60*logwidth/64"/>
              <draw:equation draw:name="f61" draw:formula="103*logheight/126"/>
              <draw:equation draw:name="f62" draw:formula="55*logwidth/64"/>
              <draw:equation draw:name="f63" draw:formula="94*logheight/126"/>
              <draw:equation draw:name="f64" draw:formula="55*logwidth/64"/>
              <draw:equation draw:name="f65" draw:formula="78*logheight/126"/>
              <draw:equation draw:name="f66" draw:formula="51*logwidth/64"/>
              <draw:equation draw:name="f67" draw:formula="0*logheight/126"/>
              <draw:equation draw:name="f68" draw:formula="49*logwidth/64"/>
              <draw:equation draw:name="f69" draw:formula="3*logheight/126"/>
              <draw:equation draw:name="f70" draw:formula="44*logwidth/64"/>
              <draw:equation draw:name="f71" draw:formula="0*logheight/126"/>
              <draw:equation draw:name="f72" draw:formula="39*logwidth/64"/>
              <draw:equation draw:name="f73" draw:formula="4*logheight/126"/>
              <draw:equation draw:name="f74" draw:formula="39*logwidth/64"/>
              <draw:equation draw:name="f75" draw:formula="9*logheight/126"/>
              <draw:equation draw:name="f76" draw:formula="37*logwidth/64"/>
              <draw:equation draw:name="f77" draw:formula="14*logheight/126"/>
              <draw:equation draw:name="f78" draw:formula="37*logwidth/64"/>
              <draw:equation draw:name="f79" draw:formula="19*logheight/126"/>
              <draw:equation draw:name="f80" draw:formula="logwidth"/>
              <draw:equation draw:name="f81" draw:formula="logheight"/>
            </draw:enhanced-geometry>
          </draw:custom-shape>
          <draw:custom-shape draw:name="Freeform 30" draw:style-name="gr3" draw:text-style-name="P2" draw:layer="layout" svg:width="2.266cm" svg:height="3.4cm" svg:x="12.897cm" svg:y="7.308cm">
            <text:p><text:span text:style-name="T1"/></text:p>
            <draw:enhanced-geometry draw:mirror-horizontal="false" draw:mirror-vertical="false" drawooo:sub-view-size="206 309" draw:text-areas="0 0 ?f78 ?f79" svg:viewBox="0 0 0 0" draw:type="ooxml-non-primitive" draw:enhanced-path="M 0 0 C 0 137 0 137 0 137 40 171 40 171 40 171 186 309 186 309 186 309 186 309 186 307 186 307 186 307 187 306 186 305 186 305 185 305 185 305 186 305 187 304 187 304 187 304 189 302 188 302 188 301 187 299 187 298 188 298 187 296 187 295 187 295 186 293 186 292 185 291 184 290 184 289 184 288 184 287 184 286 185 285 185 284 185 283 184 283 183 280 183 279 183 278 183 278 183 277 183 276 182 275 183 274 183 274 185 272 185 272 185 272 183 271 183 271 183 270 183 270 183 269 183 268 183 266 183 265 182 264 182 263 182 263 182 263 182 263 183 262 184 262 185 262 185 262 186 261 187 261 188 261 188 261 189 260 190 261 190 261 190 262 191 262 192 262 193 261 193 261 193 261 195 262 195 263 196 263 197 265 198 265 199 266 200 267 201 266 202 266 202 266 203 265 203 264 203 263 203 262 204 262 204 261 204 260 205 259 206 259 206 259 206 224 206 224 206 224 206 0 206 0 206 0 L 0 0 Z N">
              <draw:equation draw:name="f0" draw:formula="0*logwidth/206"/>
              <draw:equation draw:name="f1" draw:formula="0*logheight/309"/>
              <draw:equation draw:name="f2" draw:formula="0*logwidth/206"/>
              <draw:equation draw:name="f3" draw:formula="137*logheight/309"/>
              <draw:equation draw:name="f4" draw:formula="40*logwidth/206"/>
              <draw:equation draw:name="f5" draw:formula="171*logheight/309"/>
              <draw:equation draw:name="f6" draw:formula="186*logwidth/206"/>
              <draw:equation draw:name="f7" draw:formula="309*logheight/309"/>
              <draw:equation draw:name="f8" draw:formula="186*logwidth/206"/>
              <draw:equation draw:name="f9" draw:formula="307*logheight/309"/>
              <draw:equation draw:name="f10" draw:formula="186*logwidth/206"/>
              <draw:equation draw:name="f11" draw:formula="305*logheight/309"/>
              <draw:equation draw:name="f12" draw:formula="185*logwidth/206"/>
              <draw:equation draw:name="f13" draw:formula="305*logheight/309"/>
              <draw:equation draw:name="f14" draw:formula="187*logwidth/206"/>
              <draw:equation draw:name="f15" draw:formula="304*logheight/309"/>
              <draw:equation draw:name="f16" draw:formula="188*logwidth/206"/>
              <draw:equation draw:name="f17" draw:formula="302*logheight/309"/>
              <draw:equation draw:name="f18" draw:formula="187*logwidth/206"/>
              <draw:equation draw:name="f19" draw:formula="298*logheight/309"/>
              <draw:equation draw:name="f20" draw:formula="187*logwidth/206"/>
              <draw:equation draw:name="f21" draw:formula="295*logheight/309"/>
              <draw:equation draw:name="f22" draw:formula="186*logwidth/206"/>
              <draw:equation draw:name="f23" draw:formula="292*logheight/309"/>
              <draw:equation draw:name="f24" draw:formula="184*logwidth/206"/>
              <draw:equation draw:name="f25" draw:formula="289*logheight/309"/>
              <draw:equation draw:name="f26" draw:formula="184*logwidth/206"/>
              <draw:equation draw:name="f27" draw:formula="286*logheight/309"/>
              <draw:equation draw:name="f28" draw:formula="185*logwidth/206"/>
              <draw:equation draw:name="f29" draw:formula="283*logheight/309"/>
              <draw:equation draw:name="f30" draw:formula="183*logwidth/206"/>
              <draw:equation draw:name="f31" draw:formula="279*logheight/309"/>
              <draw:equation draw:name="f32" draw:formula="183*logwidth/206"/>
              <draw:equation draw:name="f33" draw:formula="277*logheight/309"/>
              <draw:equation draw:name="f34" draw:formula="183*logwidth/206"/>
              <draw:equation draw:name="f35" draw:formula="274*logheight/309"/>
              <draw:equation draw:name="f36" draw:formula="185*logwidth/206"/>
              <draw:equation draw:name="f37" draw:formula="272*logheight/309"/>
              <draw:equation draw:name="f38" draw:formula="183*logwidth/206"/>
              <draw:equation draw:name="f39" draw:formula="271*logheight/309"/>
              <draw:equation draw:name="f40" draw:formula="183*logwidth/206"/>
              <draw:equation draw:name="f41" draw:formula="269*logheight/309"/>
              <draw:equation draw:name="f42" draw:formula="183*logwidth/206"/>
              <draw:equation draw:name="f43" draw:formula="265*logheight/309"/>
              <draw:equation draw:name="f44" draw:formula="182*logwidth/206"/>
              <draw:equation draw:name="f45" draw:formula="263*logheight/309"/>
              <draw:equation draw:name="f46" draw:formula="183*logwidth/206"/>
              <draw:equation draw:name="f47" draw:formula="262*logheight/309"/>
              <draw:equation draw:name="f48" draw:formula="185*logwidth/206"/>
              <draw:equation draw:name="f49" draw:formula="262*logheight/309"/>
              <draw:equation draw:name="f50" draw:formula="188*logwidth/206"/>
              <draw:equation draw:name="f51" draw:formula="261*logheight/309"/>
              <draw:equation draw:name="f52" draw:formula="190*logwidth/206"/>
              <draw:equation draw:name="f53" draw:formula="261*logheight/309"/>
              <draw:equation draw:name="f54" draw:formula="191*logwidth/206"/>
              <draw:equation draw:name="f55" draw:formula="262*logheight/309"/>
              <draw:equation draw:name="f56" draw:formula="193*logwidth/206"/>
              <draw:equation draw:name="f57" draw:formula="261*logheight/309"/>
              <draw:equation draw:name="f58" draw:formula="195*logwidth/206"/>
              <draw:equation draw:name="f59" draw:formula="263*logheight/309"/>
              <draw:equation draw:name="f60" draw:formula="198*logwidth/206"/>
              <draw:equation draw:name="f61" draw:formula="265*logheight/309"/>
              <draw:equation draw:name="f62" draw:formula="201*logwidth/206"/>
              <draw:equation draw:name="f63" draw:formula="266*logheight/309"/>
              <draw:equation draw:name="f64" draw:formula="203*logwidth/206"/>
              <draw:equation draw:name="f65" draw:formula="265*logheight/309"/>
              <draw:equation draw:name="f66" draw:formula="203*logwidth/206"/>
              <draw:equation draw:name="f67" draw:formula="262*logheight/309"/>
              <draw:equation draw:name="f68" draw:formula="204*logwidth/206"/>
              <draw:equation draw:name="f69" draw:formula="260*logheight/309"/>
              <draw:equation draw:name="f70" draw:formula="206*logwidth/206"/>
              <draw:equation draw:name="f71" draw:formula="259*logheight/309"/>
              <draw:equation draw:name="f72" draw:formula="206*logwidth/206"/>
              <draw:equation draw:name="f73" draw:formula="224*logheight/309"/>
              <draw:equation draw:name="f74" draw:formula="206*logwidth/206"/>
              <draw:equation draw:name="f75" draw:formula="0*logheight/309"/>
              <draw:equation draw:name="f76" draw:formula="0*logwidth/206"/>
              <draw:equation draw:name="f77" draw:formula="0*logheight/309"/>
              <draw:equation draw:name="f78" draw:formula="logwidth"/>
              <draw:equation draw:name="f79" draw:formula="logheight"/>
            </draw:enhanced-geometry>
          </draw:custom-shape>
          <draw:custom-shape draw:name="Freeform 31" draw:style-name="gr3" draw:text-style-name="P2" draw:layer="layout" svg:width="3.308cm" svg:height="1.518cm" svg:x="18.96cm" svg:y="6.79cm">
            <text:p><text:span text:style-name="T1"/></text:p>
            <draw:enhanced-geometry draw:mirror-horizontal="false" draw:mirror-vertical="false" drawooo:sub-view-size="301 138" draw:text-areas="0 0 ?f82 ?f83" svg:viewBox="0 0 0 0" draw:type="ooxml-non-primitive" draw:enhanced-path="M 301 138 C 301 138 299 137 299 137 299 137 298 136 298 136 298 135 299 134 299 134 299 133 298 132 298 132 297 132 296 131 296 130 296 130 296 128 296 128 296 127 294 126 293 126 292 125 290 125 290 125 290 125 291 123 291 123 291 122 290 120 290 120 289 119 288 117 288 116 288 116 290 115 290 114 290 114 289 113 289 113 289 113 289 114 288 114 288 115 286 115 286 114 286 114 286 112 286 112 286 112 286 109 285 109 285 108 283 108 283 107 282 107 281 106 282 105 283 105 283 105 284 103 284 102 284 99 284 98 284 97 284 94 283 93 283 92 282 90 282 89 282 88 282 86 282 85 281 85 280 84 280 83 280 82 280 81 281 81 281 80 282 80 282 79 282 78 281 75 281 75 281 74 281 73 280 72 280 72 277 71 277 71 277 71 278 68 278 68 277 68 276 70 276 70 276 70 275 68 275 68 275 67 274 65 274 65 274 65 274 63 274 63 274 63 274 61 274 61 274 61 275 61 275 61 275 60 275 58 275 58 275 58 276 56 276 56 275 55 272 52 272 52 272 52 274 49 273 49 273 48 272 48 272 48 272 48 272 47 271 47 271 47 270 48 270 47 270 47 270 45 270 45 270 45 268 45 268 45 268 41 268 41 268 41 268 41 266 39 266 39 266 39 266 38 266 37 266 37 267 35 267 35 267 35 266 34 265 33 265 33 264 31 264 31 264 30 264 29 264 28 264 28 265 25 265 25 261 24 261 24 261 24 258 23 258 23 258 23 257 23 257 23 257 23 257 23 253 19 253 19 253 19 254 16 254 16 254 16 251 16 251 16 251 16 249 13 249 13 244 13 244 13 244 13 244 12 244 12 244 12 239 11 239 11 239 11 239 11 236 10 236 9 236 9 235 7 235 7 232 7 232 7 232 7 229 6 229 6 229 6 229 6 228 7 227 7 227 7 222 8 222 8 221 8 220 8 219 8 219 8 214 6 214 6 212 10 212 10 212 10 212 10 207 12 207 11 207 11 203 7 203 7 203 7 193 4 193 4 192 0 192 0 192 0 0 0 0 0 0 0 0 93 0 93 0 93 69 93 69 93 69 93 69 138 69 138 69 138 L 301 138 Z N">
              <draw:equation draw:name="f0" draw:formula="299*logwidth/301"/>
              <draw:equation draw:name="f1" draw:formula="137*logheight/138"/>
              <draw:equation draw:name="f2" draw:formula="299*logwidth/301"/>
              <draw:equation draw:name="f3" draw:formula="134*logheight/138"/>
              <draw:equation draw:name="f4" draw:formula="296*logwidth/301"/>
              <draw:equation draw:name="f5" draw:formula="130*logheight/138"/>
              <draw:equation draw:name="f6" draw:formula="293*logwidth/301"/>
              <draw:equation draw:name="f7" draw:formula="126*logheight/138"/>
              <draw:equation draw:name="f8" draw:formula="291*logwidth/301"/>
              <draw:equation draw:name="f9" draw:formula="123*logheight/138"/>
              <draw:equation draw:name="f10" draw:formula="288*logwidth/301"/>
              <draw:equation draw:name="f11" draw:formula="116*logheight/138"/>
              <draw:equation draw:name="f12" draw:formula="289*logwidth/301"/>
              <draw:equation draw:name="f13" draw:formula="113*logheight/138"/>
              <draw:equation draw:name="f14" draw:formula="286*logwidth/301"/>
              <draw:equation draw:name="f15" draw:formula="114*logheight/138"/>
              <draw:equation draw:name="f16" draw:formula="285*logwidth/301"/>
              <draw:equation draw:name="f17" draw:formula="109*logheight/138"/>
              <draw:equation draw:name="f18" draw:formula="282*logwidth/301"/>
              <draw:equation draw:name="f19" draw:formula="105*logheight/138"/>
              <draw:equation draw:name="f20" draw:formula="284*logwidth/301"/>
              <draw:equation draw:name="f21" draw:formula="98*logheight/138"/>
              <draw:equation draw:name="f22" draw:formula="282*logwidth/301"/>
              <draw:equation draw:name="f23" draw:formula="89*logheight/138"/>
              <draw:equation draw:name="f24" draw:formula="280*logwidth/301"/>
              <draw:equation draw:name="f25" draw:formula="83*logheight/138"/>
              <draw:equation draw:name="f26" draw:formula="282*logwidth/301"/>
              <draw:equation draw:name="f27" draw:formula="79*logheight/138"/>
              <draw:equation draw:name="f28" draw:formula="280*logwidth/301"/>
              <draw:equation draw:name="f29" draw:formula="72*logheight/138"/>
              <draw:equation draw:name="f30" draw:formula="278*logwidth/301"/>
              <draw:equation draw:name="f31" draw:formula="68*logheight/138"/>
              <draw:equation draw:name="f32" draw:formula="275*logwidth/301"/>
              <draw:equation draw:name="f33" draw:formula="68*logheight/138"/>
              <draw:equation draw:name="f34" draw:formula="274*logwidth/301"/>
              <draw:equation draw:name="f35" draw:formula="63*logheight/138"/>
              <draw:equation draw:name="f36" draw:formula="275*logwidth/301"/>
              <draw:equation draw:name="f37" draw:formula="61*logheight/138"/>
              <draw:equation draw:name="f38" draw:formula="276*logwidth/301"/>
              <draw:equation draw:name="f39" draw:formula="56*logheight/138"/>
              <draw:equation draw:name="f40" draw:formula="273*logwidth/301"/>
              <draw:equation draw:name="f41" draw:formula="49*logheight/138"/>
              <draw:equation draw:name="f42" draw:formula="271*logwidth/301"/>
              <draw:equation draw:name="f43" draw:formula="47*logheight/138"/>
              <draw:equation draw:name="f44" draw:formula="270*logwidth/301"/>
              <draw:equation draw:name="f45" draw:formula="45*logheight/138"/>
              <draw:equation draw:name="f46" draw:formula="268*logwidth/301"/>
              <draw:equation draw:name="f47" draw:formula="41*logheight/138"/>
              <draw:equation draw:name="f48" draw:formula="266*logwidth/301"/>
              <draw:equation draw:name="f49" draw:formula="37*logheight/138"/>
              <draw:equation draw:name="f50" draw:formula="265*logwidth/301"/>
              <draw:equation draw:name="f51" draw:formula="33*logheight/138"/>
              <draw:equation draw:name="f52" draw:formula="264*logwidth/301"/>
              <draw:equation draw:name="f53" draw:formula="28*logheight/138"/>
              <draw:equation draw:name="f54" draw:formula="261*logwidth/301"/>
              <draw:equation draw:name="f55" draw:formula="24*logheight/138"/>
              <draw:equation draw:name="f56" draw:formula="257*logwidth/301"/>
              <draw:equation draw:name="f57" draw:formula="23*logheight/138"/>
              <draw:equation draw:name="f58" draw:formula="254*logwidth/301"/>
              <draw:equation draw:name="f59" draw:formula="16*logheight/138"/>
              <draw:equation draw:name="f60" draw:formula="249*logwidth/301"/>
              <draw:equation draw:name="f61" draw:formula="13*logheight/138"/>
              <draw:equation draw:name="f62" draw:formula="244*logwidth/301"/>
              <draw:equation draw:name="f63" draw:formula="12*logheight/138"/>
              <draw:equation draw:name="f64" draw:formula="236*logwidth/301"/>
              <draw:equation draw:name="f65" draw:formula="9*logheight/138"/>
              <draw:equation draw:name="f66" draw:formula="232*logwidth/301"/>
              <draw:equation draw:name="f67" draw:formula="7*logheight/138"/>
              <draw:equation draw:name="f68" draw:formula="227*logwidth/301"/>
              <draw:equation draw:name="f69" draw:formula="7*logheight/138"/>
              <draw:equation draw:name="f70" draw:formula="219*logwidth/301"/>
              <draw:equation draw:name="f71" draw:formula="8*logheight/138"/>
              <draw:equation draw:name="f72" draw:formula="212*logwidth/301"/>
              <draw:equation draw:name="f73" draw:formula="10*logheight/138"/>
              <draw:equation draw:name="f74" draw:formula="203*logwidth/301"/>
              <draw:equation draw:name="f75" draw:formula="7*logheight/138"/>
              <draw:equation draw:name="f76" draw:formula="192*logwidth/301"/>
              <draw:equation draw:name="f77" draw:formula="0*logheight/138"/>
              <draw:equation draw:name="f78" draw:formula="0*logwidth/301"/>
              <draw:equation draw:name="f79" draw:formula="93*logheight/138"/>
              <draw:equation draw:name="f80" draw:formula="69*logwidth/301"/>
              <draw:equation draw:name="f81" draw:formula="138*logheight/138"/>
              <draw:equation draw:name="f82" draw:formula="logwidth"/>
              <draw:equation draw:name="f83" draw:formula="logheight"/>
            </draw:enhanced-geometry>
          </draw:custom-shape>
          <draw:custom-shape draw:name="Freeform 32" draw:style-name="gr3" draw:text-style-name="P2" draw:layer="layout" svg:width="4.556cm" svg:height="2.578cm" svg:x="14.402cm" svg:y="3.494cm">
            <text:p><text:span text:style-name="T1"/></text:p>
            <draw:enhanced-geometry draw:mirror-horizontal="false" draw:mirror-vertical="false" drawooo:sub-view-size="414 234" draw:text-areas="0 0 ?f92 ?f93" svg:viewBox="0 0 0 0" draw:type="ooxml-non-primitive" draw:enhanced-path="M 0 0 C 0 54 0 54 0 54 10 67 10 67 10 67 10 67 12 70 12 71 12 71 12 74 12 74 10 75 10 75 10 75 10 76 10 76 10 76 10 76 12 78 13 78 13 79 14 79 14 79 14 80 14 80 14 80 14 80 13 81 12 81 12 81 10 82 10 82 11 83 11 83 11 83 11 83 13 83 13 84 14 84 15 84 15 85 16 86 17 88 18 89 19 89 19 89 20 90 21 90 23 90 23 90 24 91 25 91 25 91 25 92 25 94 26 94 26 95 30 98 30 98 31 99 32 100 32 101 32 101 33 104 34 105 34 105 35 105 36 106 37 106 38 107 38 108 38 109 38 111 38 112 38 112 39 114 40 114 40 114 41 113 41 113 42 114 43 115 43 115 44 116 44 116 44 117 44 118 44 119 44 119 45 119 46 117 46 117 47 117 48 117 48 118 48 118 48 119 49 120 49 121 50 122 50 122 50 122 52 122 52 122 52 122 53 122 54 122 54 122 55 123 55 122 56 122 58 121 58 121 58 121 59 121 59 122 59 122 59 125 59 125 59 125 59 128 58 128 58 128 57 129 57 129 57 129 57 130 57 130 57 131 57 133 57 134 57 135 56 137 56 138 56 138 55 140 55 140 54 141 54 142 54 143 55 143 55 144 55 145 55 145 55 146 54 146 53 146 53 147 53 147 53 148 54 149 54 149 54 150 54 151 54 151 54 151 54 153 54 153 54 154 55 154 56 155 56 155 56 156 57 158 57 159 57 159 57 160 57 161 57 161 56 161 55 161 54 161 54 161 53 162 53 162 52 163 52 164 51 164 51 165 51 166 53 168 53 169 53 169 53 171 52 172 52 172 51 173 51 174 51 175 51 176 52 176 53 176 54 176 55 176 55 177 55 178 56 179 57 179 58 180 59 180 59 180 60 179 61 179 62 179 62 177 62 177 62 176 63 176 64 176 65 176 68 174 68 173 69 173 70 172 70 171 70 170 69 169 70 169 72 169 73 171 73 171 73 172 74 173 75 173 76 173 76 173 76 174 77 174 77 176 76 176 76 176 76 177 77 177 78 178 78 178 78 178 78 179 79 180 78 180 78 181 78 182 78 182 79 183 79 184 80 184 80 184 80 184 80 185 80 186 80 187 81 188 81 189 81 190 82 191 83 192 83 194 84 194 84 195 85 196 85 196 86 197 87 197 87 197 87 198 88 199 88 199 88 199 89 199 89 200 89 200 90 200 90 201 90 202 90 205 90 205 90 205 88 205 88 206 88 206 88 207 88 208 89 208 90 210 91 210 91 211 92 211 92 212 92 212 93 213 93 213 93 213 94 213 95 212 96 212 96 212 97 212 98 213 99 214 100 214 100 215 101 216 102 217 102 218 102 219 103 220 103 221 103 221 103 222 103 222 102 223 102 223 102 223 104 224 104 225 104 226 105 226 105 227 105 228 104 228 105 229 105 230 106 230 106 231 107 232 108 232 109 233 110 234 111 234 111 234 111 233 111 231 111 230 112 229 113 229 114 228 115 228 115 227 117 228 119 229 121 229 123 229 124 230 126 230 126 230 126 230 126 229 127 228 127 227 127 224 128 224 128 224 129 224 129 224 130 224 136 226 137 226 137 226 141 225 141 225 142 225 144 225 144 225 144 225 145 227 145 227 145 227 146 227 147 226 148 226 149 225 151 225 152 224 154 225 155 225 155 225 157 225 157 225 158 225 157 225 157 224 157 223 156 222 156 222 157 221 157 220 157 219 157 218 157 218 158 217 159 217 159 217 160 217 160 216 161 214 161 215 162 215 170 228 170 228 172 229 172 229 172 229 172 203 172 203 172 203 414 203 414 203 414 203 414 0 414 0 414 0 L 0 0 Z N">
              <draw:equation draw:name="f0" draw:formula="10*logwidth/414"/>
              <draw:equation draw:name="f1" draw:formula="67*logheight/234"/>
              <draw:equation draw:name="f2" draw:formula="10*logwidth/414"/>
              <draw:equation draw:name="f3" draw:formula="75*logheight/234"/>
              <draw:equation draw:name="f4" draw:formula="14*logwidth/414"/>
              <draw:equation draw:name="f5" draw:formula="79*logheight/234"/>
              <draw:equation draw:name="f6" draw:formula="10*logwidth/414"/>
              <draw:equation draw:name="f7" draw:formula="82*logheight/234"/>
              <draw:equation draw:name="f8" draw:formula="15*logwidth/414"/>
              <draw:equation draw:name="f9" draw:formula="85*logheight/234"/>
              <draw:equation draw:name="f10" draw:formula="23*logwidth/414"/>
              <draw:equation draw:name="f11" draw:formula="90*logheight/234"/>
              <draw:equation draw:name="f12" draw:formula="30*logwidth/414"/>
              <draw:equation draw:name="f13" draw:formula="98*logheight/234"/>
              <draw:equation draw:name="f14" draw:formula="36*logwidth/414"/>
              <draw:equation draw:name="f15" draw:formula="106*logheight/234"/>
              <draw:equation draw:name="f16" draw:formula="40*logwidth/414"/>
              <draw:equation draw:name="f17" draw:formula="114*logheight/234"/>
              <draw:equation draw:name="f18" draw:formula="44*logwidth/414"/>
              <draw:equation draw:name="f19" draw:formula="117*logheight/234"/>
              <draw:equation draw:name="f20" draw:formula="48*logwidth/414"/>
              <draw:equation draw:name="f21" draw:formula="118*logheight/234"/>
              <draw:equation draw:name="f22" draw:formula="52*logwidth/414"/>
              <draw:equation draw:name="f23" draw:formula="122*logheight/234"/>
              <draw:equation draw:name="f24" draw:formula="58*logwidth/414"/>
              <draw:equation draw:name="f25" draw:formula="121*logheight/234"/>
              <draw:equation draw:name="f26" draw:formula="58*logwidth/414"/>
              <draw:equation draw:name="f27" draw:formula="128*logheight/234"/>
              <draw:equation draw:name="f28" draw:formula="57*logwidth/414"/>
              <draw:equation draw:name="f29" draw:formula="134*logheight/234"/>
              <draw:equation draw:name="f30" draw:formula="54*logwidth/414"/>
              <draw:equation draw:name="f31" draw:formula="143*logheight/234"/>
              <draw:equation draw:name="f32" draw:formula="53*logwidth/414"/>
              <draw:equation draw:name="f33" draw:formula="147*logheight/234"/>
              <draw:equation draw:name="f34" draw:formula="54*logwidth/414"/>
              <draw:equation draw:name="f35" draw:formula="153*logheight/234"/>
              <draw:equation draw:name="f36" draw:formula="57*logwidth/414"/>
              <draw:equation draw:name="f37" draw:formula="160*logheight/234"/>
              <draw:equation draw:name="f38" draw:formula="52*logwidth/414"/>
              <draw:equation draw:name="f39" draw:formula="163*logheight/234"/>
              <draw:equation draw:name="f40" draw:formula="52*logwidth/414"/>
              <draw:equation draw:name="f41" draw:formula="172*logheight/234"/>
              <draw:equation draw:name="f42" draw:formula="55*logwidth/414"/>
              <draw:equation draw:name="f43" draw:formula="176*logheight/234"/>
              <draw:equation draw:name="f44" draw:formula="61*logwidth/414"/>
              <draw:equation draw:name="f45" draw:formula="179*logheight/234"/>
              <draw:equation draw:name="f46" draw:formula="68*logwidth/414"/>
              <draw:equation draw:name="f47" draw:formula="173*logheight/234"/>
              <draw:equation draw:name="f48" draw:formula="73*logwidth/414"/>
              <draw:equation draw:name="f49" draw:formula="171*logheight/234"/>
              <draw:equation draw:name="f50" draw:formula="76*logwidth/414"/>
              <draw:equation draw:name="f51" draw:formula="176*logheight/234"/>
              <draw:equation draw:name="f52" draw:formula="78*logwidth/414"/>
              <draw:equation draw:name="f53" draw:formula="180*logheight/234"/>
              <draw:equation draw:name="f54" draw:formula="80*logwidth/414"/>
              <draw:equation draw:name="f55" draw:formula="185*logheight/234"/>
              <draw:equation draw:name="f56" draw:formula="84*logwidth/414"/>
              <draw:equation draw:name="f57" draw:formula="194*logheight/234"/>
              <draw:equation draw:name="f58" draw:formula="88*logwidth/414"/>
              <draw:equation draw:name="f59" draw:formula="199*logheight/234"/>
              <draw:equation draw:name="f60" draw:formula="90*logwidth/414"/>
              <draw:equation draw:name="f61" draw:formula="205*logheight/234"/>
              <draw:equation draw:name="f62" draw:formula="91*logwidth/414"/>
              <draw:equation draw:name="f63" draw:formula="210*logheight/234"/>
              <draw:equation draw:name="f64" draw:formula="95*logwidth/414"/>
              <draw:equation draw:name="f65" draw:formula="212*logheight/234"/>
              <draw:equation draw:name="f66" draw:formula="102*logwidth/414"/>
              <draw:equation draw:name="f67" draw:formula="217*logheight/234"/>
              <draw:equation draw:name="f68" draw:formula="102*logwidth/414"/>
              <draw:equation draw:name="f69" draw:formula="223*logheight/234"/>
              <draw:equation draw:name="f70" draw:formula="105*logwidth/414"/>
              <draw:equation draw:name="f71" draw:formula="229*logheight/234"/>
              <draw:equation draw:name="f72" draw:formula="111*logwidth/414"/>
              <draw:equation draw:name="f73" draw:formula="234*logheight/234"/>
              <draw:equation draw:name="f74" draw:formula="117*logwidth/414"/>
              <draw:equation draw:name="f75" draw:formula="228*logheight/234"/>
              <draw:equation draw:name="f76" draw:formula="127*logwidth/414"/>
              <draw:equation draw:name="f77" draw:formula="228*logheight/234"/>
              <draw:equation draw:name="f78" draw:formula="137*logwidth/414"/>
              <draw:equation draw:name="f79" draw:formula="226*logheight/234"/>
              <draw:equation draw:name="f80" draw:formula="145*logwidth/414"/>
              <draw:equation draw:name="f81" draw:formula="227*logheight/234"/>
              <draw:equation draw:name="f82" draw:formula="155*logwidth/414"/>
              <draw:equation draw:name="f83" draw:formula="225*logheight/234"/>
              <draw:equation draw:name="f84" draw:formula="156*logwidth/414"/>
              <draw:equation draw:name="f85" draw:formula="222*logheight/234"/>
              <draw:equation draw:name="f86" draw:formula="160*logwidth/414"/>
              <draw:equation draw:name="f87" draw:formula="217*logheight/234"/>
              <draw:equation draw:name="f88" draw:formula="172*logwidth/414"/>
              <draw:equation draw:name="f89" draw:formula="229*logheight/234"/>
              <draw:equation draw:name="f90" draw:formula="414*logwidth/414"/>
              <draw:equation draw:name="f91" draw:formula="0*logheight/234"/>
              <draw:equation draw:name="f92" draw:formula="logwidth"/>
              <draw:equation draw:name="f93" draw:formula="logheight"/>
            </draw:enhanced-geometry>
          </draw:custom-shape>
          <draw:custom-shape draw:name="Freeform 33" draw:style-name="gr3" draw:text-style-name="P2" draw:layer="layout" svg:width="2.542cm" svg:height="2.234cm" svg:x="22.103cm" svg:y="8.01cm">
            <text:p><text:span text:style-name="T1"/></text:p>
            <draw:enhanced-geometry draw:mirror-horizontal="false" draw:mirror-vertical="false" drawooo:sub-view-size="231 203" draw:text-areas="0 0 ?f122 ?f123" svg:viewBox="0 0 0 0" draw:type="ooxml-non-primitive" draw:enhanced-path="M 226 160 C 226 159 225 157 225 157 223 157 223 157 223 157 223 157 224 158 224 158 224 158 225 159 225 159 225 159 224 160 224 160 224 160 223 160 223 160 223 160 221 159 221 159 221 159 220 157 220 157 220 156 220 155 220 155 218 151 218 151 218 151 218 151 218 149 218 149 218 149 216 149 216 148 216 148 216 147 216 147 217 146 217 146 217 146 217 146 218 145 218 145 218 145 219 144 219 143 219 143 218 141 218 141 218 141 217 138 216 138 216 138 216 136 216 136 216 136 216 135 216 135 217 135 217 135 217 135 217 135 217 133 217 133 217 132 216 131 216 131 216 130 213 128 213 128 212 128 210 128 210 128 210 127 211 125 211 125 205 121 205 121 205 121 205 121 204 121 204 121 204 122 202 122 202 122 202 122 200 122 200 121 200 121 200 119 200 119 202 119 202 119 202 119 198 117 198 117 198 117 187 108 187 108 187 108 187 108 187 103 187 103 187 103 187 101 187 101 187 100 189 97 189 97 189 97 190 95 190 95 190 95 191 93 191 93 191 93 192 89 192 89 192 89 192 86 192 85 192 85 194 83 194 83 194 82 195 79 195 79 190 75 190 75 190 75 184 74 184 74 184 74 184 74 181 77 181 78 181 78 179 78 179 78 179 78 177 78 177 78 177 78 176 73 176 73 176 73 175 72 175 71 175 71 175 70 175 70 176 68 176 68 176 68 174 61 174 61 174 61 166 54 166 54 166 54 164 53 164 53 164 53 164 53 161 48 161 48 161 48 159 48 159 48 159 48 159 46 159 46 154 42 154 42 154 42 152 39 152 39 152 39 152 37 152 37 152 37 150 35 150 35 150 35 150 35 150 33 150 33 150 33 150 31 150 31 149 28 149 28 149 28 149 28 148 26 148 26 148 26 148 25 148 25 148 25 147 20 147 20 147 20 147 16 147 16 147 16 148 14 148 14 148 14 150 11 150 11 150 11 150 10 150 10 150 10 148 9 148 9 147 9 147 9 146 8 146 8 146 7 146 7 146 7 145 6 145 6 144 6 144 4 144 4 144 4 143 3 143 3 143 3 141 2 141 2 140 2 139 0 139 0 40 1 40 1 40 1 0 1 0 1 0 1 0 1 0 3 0 3 0 4 2 4 2 3 3 3 3 2 3 2 3 2 4 3 4 3 4 4 2 5 2 5 2 6 3 8 4 9 4 9 5 11 5 12 5 12 4 14 4 14 4 14 6 14 7 15 8 15 10 16 10 17 10 17 10 19 10 19 10 20 11 21 12 21 12 21 13 22 13 23 13 23 12 24 12 25 12 25 13 26 13 26 13 26 15 27 15 27 16 28 16 28 17 28 18 29 18 29 19 30 19 31 20 31 21 32 21 32 22 33 23 34 24 34 25 34 25 34 26 34 26 33 26 33 26 32 27 32 27 32 28 32 28 32 29 33 29 33 29 34 29 35 30 35 30 35 31 35 31 36 31 36 31 37 31 37 31 38 30 38 30 38 30 37 29 38 28 39 30 39 30 40 30 40 29 40 28 40 28 40 28 41 28 42 27 42 27 42 26 42 26 43 26 43 26 43 25 44 25 44 25 45 25 45 25 46 25 46 25 46 24 46 24 46 22 47 24 50 25 51 25 51 26 52 26 53 27 53 27 54 28 55 28 55 28 55 29 55 29 55 30 55 30 55 30 56 30 56 30 57 29 59 31 60 32 61 33 62 33 63 34 64 36 64 37 65 38 65 39 65 40 65 40 65 41 67 41 67 41 67 40 182 40 182 40 182 194 182 194 182 194 182 194 184 194 184 194 184 197 186 197 186 197 186 197 191 197 191 197 191 197 191 193 194 193 194 193 194 190 197 190 197 190 198 187 202 187 202 187 203 187 203 187 203 209 203 209 203 209 203 209 203 209 202 209 202 209 202 209 202 209 202 210 202 210 201 210 201 210 200 210 200 210 200 210 200 211 200 211 200 211 200 211 199 211 199 212 198 212 198 213 198 213 197 213 196 213 196 213 195 212 195 212 194 212 194 211 194 211 193 210 193 210 192 210 192 210 192 211 192 211 192 212 192 213 192 214 192 214 192 215 192 215 192 215 192 214 191 214 191 213 190 213 190 213 189 213 188 213 188 213 188 213 188 213 188 214 188 215 188 215 188 216 188 216 186 216 184 215 182 215 182 214 181 215 180 215 180 215 180 215 179 215 179 215 179 215 178 216 178 217 178 217 179 217 179 217 180 217 181 217 181 216 182 216 182 216 182 217 182 217 182 217 183 217 183 217 183 218 184 218 183 218 183 219 183 219 182 219 182 220 178 220 178 220 178 220 178 222 176 222 176 222 176 224 177 224 177 224 177 225 178 225 178 225 178 226 179 226 179 226 179 228 175 228 175 228 175 227 171 227 171 227 171 230 170 230 170 230 170 227 168 227 168 227 168 229 165 229 165 229 165 231 163 231 163 229 161 229 161 229 161 227 161 227 161 227 161 227 161 226 160 226 160 Z N">
              <draw:equation draw:name="f0" draw:formula="223*logwidth/231"/>
              <draw:equation draw:name="f1" draw:formula="157*logheight/203"/>
              <draw:equation draw:name="f2" draw:formula="224*logwidth/231"/>
              <draw:equation draw:name="f3" draw:formula="160*logheight/203"/>
              <draw:equation draw:name="f4" draw:formula="220*logwidth/231"/>
              <draw:equation draw:name="f5" draw:formula="157*logheight/203"/>
              <draw:equation draw:name="f6" draw:formula="218*logwidth/231"/>
              <draw:equation draw:name="f7" draw:formula="149*logheight/203"/>
              <draw:equation draw:name="f8" draw:formula="217*logwidth/231"/>
              <draw:equation draw:name="f9" draw:formula="146*logheight/203"/>
              <draw:equation draw:name="f10" draw:formula="218*logwidth/231"/>
              <draw:equation draw:name="f11" draw:formula="141*logheight/203"/>
              <draw:equation draw:name="f12" draw:formula="216*logwidth/231"/>
              <draw:equation draw:name="f13" draw:formula="135*logheight/203"/>
              <draw:equation draw:name="f14" draw:formula="216*logwidth/231"/>
              <draw:equation draw:name="f15" draw:formula="131*logheight/203"/>
              <draw:equation draw:name="f16" draw:formula="211*logwidth/231"/>
              <draw:equation draw:name="f17" draw:formula="125*logheight/203"/>
              <draw:equation draw:name="f18" draw:formula="202*logwidth/231"/>
              <draw:equation draw:name="f19" draw:formula="122*logheight/203"/>
              <draw:equation draw:name="f20" draw:formula="202*logwidth/231"/>
              <draw:equation draw:name="f21" draw:formula="119*logheight/203"/>
              <draw:equation draw:name="f22" draw:formula="187*logwidth/231"/>
              <draw:equation draw:name="f23" draw:formula="103*logheight/203"/>
              <draw:equation draw:name="f24" draw:formula="190*logwidth/231"/>
              <draw:equation draw:name="f25" draw:formula="95*logheight/203"/>
              <draw:equation draw:name="f26" draw:formula="192*logwidth/231"/>
              <draw:equation draw:name="f27" draw:formula="85*logheight/203"/>
              <draw:equation draw:name="f28" draw:formula="190*logwidth/231"/>
              <draw:equation draw:name="f29" draw:formula="75*logheight/203"/>
              <draw:equation draw:name="f30" draw:formula="179*logwidth/231"/>
              <draw:equation draw:name="f31" draw:formula="78*logheight/203"/>
              <draw:equation draw:name="f32" draw:formula="175*logwidth/231"/>
              <draw:equation draw:name="f33" draw:formula="71*logheight/203"/>
              <draw:equation draw:name="f34" draw:formula="174*logwidth/231"/>
              <draw:equation draw:name="f35" draw:formula="61*logheight/203"/>
              <draw:equation draw:name="f36" draw:formula="161*logwidth/231"/>
              <draw:equation draw:name="f37" draw:formula="48*logheight/203"/>
              <draw:equation draw:name="f38" draw:formula="154*logwidth/231"/>
              <draw:equation draw:name="f39" draw:formula="42*logheight/203"/>
              <draw:equation draw:name="f40" draw:formula="150*logwidth/231"/>
              <draw:equation draw:name="f41" draw:formula="35*logheight/203"/>
              <draw:equation draw:name="f42" draw:formula="149*logwidth/231"/>
              <draw:equation draw:name="f43" draw:formula="28*logheight/203"/>
              <draw:equation draw:name="f44" draw:formula="147*logwidth/231"/>
              <draw:equation draw:name="f45" draw:formula="20*logheight/203"/>
              <draw:equation draw:name="f46" draw:formula="150*logwidth/231"/>
              <draw:equation draw:name="f47" draw:formula="11*logheight/203"/>
              <draw:equation draw:name="f48" draw:formula="146*logwidth/231"/>
              <draw:equation draw:name="f49" draw:formula="8*logheight/203"/>
              <draw:equation draw:name="f50" draw:formula="144*logwidth/231"/>
              <draw:equation draw:name="f51" draw:formula="4*logheight/203"/>
              <draw:equation draw:name="f52" draw:formula="139*logwidth/231"/>
              <draw:equation draw:name="f53" draw:formula="0*logheight/203"/>
              <draw:equation draw:name="f54" draw:formula="0*logwidth/231"/>
              <draw:equation draw:name="f55" draw:formula="3*logheight/203"/>
              <draw:equation draw:name="f56" draw:formula="4*logwidth/231"/>
              <draw:equation draw:name="f57" draw:formula="3*logheight/203"/>
              <draw:equation draw:name="f58" draw:formula="5*logwidth/231"/>
              <draw:equation draw:name="f59" draw:formula="12*logheight/203"/>
              <draw:equation draw:name="f60" draw:formula="10*logwidth/231"/>
              <draw:equation draw:name="f61" draw:formula="17*logheight/203"/>
              <draw:equation draw:name="f62" draw:formula="13*logwidth/231"/>
              <draw:equation draw:name="f63" draw:formula="23*logheight/203"/>
              <draw:equation draw:name="f64" draw:formula="15*logwidth/231"/>
              <draw:equation draw:name="f65" draw:formula="27*logheight/203"/>
              <draw:equation draw:name="f66" draw:formula="21*logwidth/231"/>
              <draw:equation draw:name="f67" draw:formula="32*logheight/203"/>
              <draw:equation draw:name="f68" draw:formula="26*logwidth/231"/>
              <draw:equation draw:name="f69" draw:formula="33*logheight/203"/>
              <draw:equation draw:name="f70" draw:formula="29*logwidth/231"/>
              <draw:equation draw:name="f71" draw:formula="35*logheight/203"/>
              <draw:equation draw:name="f72" draw:formula="30*logwidth/231"/>
              <draw:equation draw:name="f73" draw:formula="38*logheight/203"/>
              <draw:equation draw:name="f74" draw:formula="28*logwidth/231"/>
              <draw:equation draw:name="f75" draw:formula="40*logheight/203"/>
              <draw:equation draw:name="f76" draw:formula="26*logwidth/231"/>
              <draw:equation draw:name="f77" draw:formula="43*logheight/203"/>
              <draw:equation draw:name="f78" draw:formula="24*logwidth/231"/>
              <draw:equation draw:name="f79" draw:formula="46*logheight/203"/>
              <draw:equation draw:name="f80" draw:formula="28*logwidth/231"/>
              <draw:equation draw:name="f81" draw:formula="55*logheight/203"/>
              <draw:equation draw:name="f82" draw:formula="30*logwidth/231"/>
              <draw:equation draw:name="f83" draw:formula="57*logheight/203"/>
              <draw:equation draw:name="f84" draw:formula="38*logwidth/231"/>
              <draw:equation draw:name="f85" draw:formula="65*logheight/203"/>
              <draw:equation draw:name="f86" draw:formula="40*logwidth/231"/>
              <draw:equation draw:name="f87" draw:formula="182*logheight/203"/>
              <draw:equation draw:name="f88" draw:formula="197*logwidth/231"/>
              <draw:equation draw:name="f89" draw:formula="186*logheight/203"/>
              <draw:equation draw:name="f90" draw:formula="190*logwidth/231"/>
              <draw:equation draw:name="f91" draw:formula="197*logheight/203"/>
              <draw:equation draw:name="f92" draw:formula="209*logwidth/231"/>
              <draw:equation draw:name="f93" draw:formula="203*logheight/203"/>
              <draw:equation draw:name="f94" draw:formula="210*logwidth/231"/>
              <draw:equation draw:name="f95" draw:formula="201*logheight/203"/>
              <draw:equation draw:name="f96" draw:formula="211*logwidth/231"/>
              <draw:equation draw:name="f97" draw:formula="199*logheight/203"/>
              <draw:equation draw:name="f98" draw:formula="212*logwidth/231"/>
              <draw:equation draw:name="f99" draw:formula="194*logheight/203"/>
              <draw:equation draw:name="f100" draw:formula="211*logwidth/231"/>
              <draw:equation draw:name="f101" draw:formula="192*logheight/203"/>
              <draw:equation draw:name="f102" draw:formula="214*logwidth/231"/>
              <draw:equation draw:name="f103" draw:formula="191*logheight/203"/>
              <draw:equation draw:name="f104" draw:formula="214*logwidth/231"/>
              <draw:equation draw:name="f105" draw:formula="188*logheight/203"/>
              <draw:equation draw:name="f106" draw:formula="215*logwidth/231"/>
              <draw:equation draw:name="f107" draw:formula="180*logheight/203"/>
              <draw:equation draw:name="f108" draw:formula="217*logwidth/231"/>
              <draw:equation draw:name="f109" draw:formula="179*logheight/203"/>
              <draw:equation draw:name="f110" draw:formula="217*logwidth/231"/>
              <draw:equation draw:name="f111" draw:formula="182*logheight/203"/>
              <draw:equation draw:name="f112" draw:formula="219*logwidth/231"/>
              <draw:equation draw:name="f113" draw:formula="182*logheight/203"/>
              <draw:equation draw:name="f114" draw:formula="224*logwidth/231"/>
              <draw:equation draw:name="f115" draw:formula="177*logheight/203"/>
              <draw:equation draw:name="f116" draw:formula="228*logwidth/231"/>
              <draw:equation draw:name="f117" draw:formula="175*logheight/203"/>
              <draw:equation draw:name="f118" draw:formula="227*logwidth/231"/>
              <draw:equation draw:name="f119" draw:formula="168*logheight/203"/>
              <draw:equation draw:name="f120" draw:formula="229*logwidth/231"/>
              <draw:equation draw:name="f121" draw:formula="161*logheight/203"/>
              <draw:equation draw:name="f122" draw:formula="logwidth"/>
              <draw:equation draw:name="f123" draw:formula="logheight"/>
            </draw:enhanced-geometry>
          </draw:custom-shape>
          <draw:custom-shape draw:name="Freeform 34" draw:style-name="gr3" draw:text-style-name="P2" draw:layer="layout" svg:width="1.344cm" svg:height="2.17cm" svg:x="23.678cm" svg:y="10.718cm">
            <text:p><text:span text:style-name="T1"/></text:p>
            <draw:enhanced-geometry draw:mirror-horizontal="false" draw:mirror-vertical="false" drawooo:sub-view-size="122 197" draw:text-areas="0 0 ?f106 ?f107" svg:viewBox="0 0 0 0" draw:type="ooxml-non-primitive" draw:enhanced-path="M 122 4 C 120 3 120 3 120 3 119 0 119 0 119 0 46 0 46 0 46 0 46 0 47 0 47 1 48 2 48 2 47 3 47 4 47 4 47 5 46 5 46 5 46 5 45 6 44 6 43 6 42 6 42 6 41 6 41 5 41 5 41 4 40 4 40 5 40 5 40 5 40 6 40 6 40 7 41 8 41 10 40 11 39 11 39 10 38 10 38 9 38 9 38 9 38 8 38 7 37 8 37 8 37 9 37 9 37 10 37 11 38 12 39 12 40 13 40 13 40 14 40 14 40 14 40 14 39 15 39 15 39 15 38 15 38 15 37 15 37 14 37 14 37 13 37 13 36 13 36 14 36 14 36 15 36 15 37 16 37 17 37 17 37 18 37 18 37 19 37 19 37 19 37 20 36 20 36 21 36 22 36 23 37 24 36 24 35 25 35 25 34 26 34 26 34 26 34 27 34 27 34 27 34 28 34 28 33 29 33 28 33 28 32 27 33 26 32 26 32 26 30 26 30 27 30 28 31 28 30 29 30 29 29 29 29 29 29 29 28 30 28 30 28 31 28 31 28 31 28 33 27 32 26 32 25 32 25 31 24 31 24 32 24 32 24 32 24 33 26 34 26 34 27 34 28 34 28 34 28 35 28 35 27 35 27 35 26 35 26 35 25 35 25 35 24 35 24 35 23 36 24 36 24 37 25 37 26 38 26 38 26 40 26 40 25 41 24 40 23 41 23 41 22 41 23 41 23 42 23 42 23 42 23 43 23 43 22 42 22 42 22 42 22 42 22 42 22 42 22 42 21 42 20 41 19 41 19 42 19 42 19 42 19 43 19 43 19 43 19 43 19 43 20 44 20 44 20 44 20 44 21 44 21 44 21 44 21 44 21 44 21 45 21 45 21 45 21 46 21 46 20 46 20 47 20 47 20 47 20 48 20 48 20 48 20 49 20 49 21 49 21 49 21 50 21 50 22 50 22 51 22 51 22 51 21 51 21 51 21 51 20 51 20 51 20 51 19 50 18 51 17 51 17 51 17 52 17 52 17 52 17 53 17 53 18 53 18 53 18 53 19 53 19 53 20 54 20 54 21 54 21 55 21 55 20 56 19 55 19 55 19 55 18 55 18 55 18 55 17 54 17 54 17 53 16 53 15 53 14 55 15 55 15 56 16 56 16 57 16 57 17 57 17 58 17 58 16 58 16 59 15 59 15 59 14 59 14 60 14 60 14 61 14 61 15 61 15 61 15 62 15 62 15 62 16 63 15 63 15 63 14 63 13 64 14 64 14 65 15 64 16 64 16 64 17 64 17 64 17 65 16 65 16 65 16 66 15 66 15 66 15 67 16 67 16 67 17 67 17 67 17 67 17 66 18 66 18 66 18 65 18 65 18 65 18 64 19 64 19 64 19 64 19 65 19 65 19 66 18 67 17 68 17 68 17 68 17 69 17 70 17 71 17 72 17 72 18 72 18 72 18 72 18 71 18 71 19 71 19 71 19 71 20 72 20 72 20 72 20 73 19 73 19 73 18 74 18 74 18 75 19 75 19 76 19 76 19 76 19 77 19 77 18 77 17 77 17 77 16 77 15 78 15 78 15 78 15 79 15 79 16 79 16 79 16 80 16 80 17 80 17 80 18 81 17 82 16 82 15 84 15 84 15 84 15 84 14 85 14 85 14 86 15 87 16 87 17 86 17 86 17 85 17 85 17 85 17 84 17 84 17 83 17 83 18 83 18 84 18 84 19 85 19 85 19 86 20 88 18 89 17 89 17 90 16 90 16 90 16 90 16 91 16 91 16 91 16 92 16 92 16 92 16 93 16 93 17 94 18 94 19 94 20 94 20 94 19 95 19 95 18 96 18 96 18 97 17 98 17 99 17 99 17 100 17 100 18 100 19 99 19 99 20 98 20 98 21 98 22 98 22 98 21 99 21 100 20 100 19 101 19 101 20 101 20 102 20 102 20 102 20 102 21 102 22 103 22 104 22 104 20 103 20 103 19 103 19 102 19 102 18 101 18 102 18 102 18 103 18 103 18 104 18 104 18 105 18 105 19 105 19 106 20 106 20 106 21 106 21 106 22 106 22 106 23 106 23 107 22 108 22 109 22 110 24 110 24 110 25 110 25 109 26 109 26 110 26 111 25 111 25 111 23 112 23 112 22 112 22 113 22 114 22 114 23 116 22 116 21 116 21 115 21 115 21 115 21 115 21 114 20 114 19 114 19 115 18 115 18 115 17 115 16 115 16 116 16 116 16 117 16 118 17 118 17 119 18 119 19 119 19 118 20 118 20 118 20 118 20 117 20 117 20 117 20 117 20 116 20 116 21 117 21 117 21 118 21 118 21 119 21 119 21 119 21 119 20 119 20 120 20 120 20 120 19 121 19 121 19 122 18 121 18 121 17 121 17 121 17 120 17 120 16 120 16 121 16 121 17 121 18 122 18 122 18 122 18 123 19 124 18 124 17 124 16 125 15 126 15 127 15 127 15 127 14 128 14 128 13 128 13 129 13 129 13 130 13 131 12 131 12 131 12 131 11 131 12 130 11 130 11 129 10 130 10 131 10 131 9 132 10 133 10 133 11 133 11 133 11 133 12 133 12 133 12 134 11 134 11 134 11 134 10 134 10 134 10 134 10 134 9 134 9 135 9 135 9 135 8 137 8 139 8 140 7 140 7 139 7 139 6 139 5 139 5 139 4 139 4 139 4 139 5 140 5 140 6 140 6 140 7 140 7 141 7 141 7 141 7 141 6 142 6 142 5 142 5 143 3 143 4 144 4 144 4 144 4 145 4 145 4 145 4 146 5 146 5 147 5 148 5 148 5 149 5 149 4 150 4 149 3 148 3 148 4 147 3 147 3 147 2 147 2 147 2 148 2 149 3 150 3 151 4 153 4 153 4 153 3 153 2 153 1 154 0 154 0 154 0 154 0 154 0 154 0 155 0 155 1 156 1 156 1 157 1 157 1 157 0 158 0 159 0 159 0 160 0 160 0 160 2 161 2 162 2 162 1 163 1 163 1 163 0 164 0 164 65 164 65 164 65 164 65 164 65 167 65 167 65 167 62 177 62 177 62 178 62 178 62 178 67 186 67 186 67 186 67 186 69 195 69 195 70 195 72 197 72 197 74 197 74 197 74 197 74 197 74 197 74 197 75 197 75 197 75 197 76 197 76 196 76 196 77 196 77 195 77 195 78 195 78 194 78 194 79 193 79 192 79 190 79 190 79 190 79 190 80 190 81 190 81 191 82 191 82 191 81 192 81 192 81 192 81 193 82 192 82 192 83 192 84 192 85 191 86 191 87 191 88 190 89 190 89 190 90 189 91 189 92 189 94 189 95 189 96 189 97 189 97 189 98 189 98 190 98 190 99 190 99 190 99 190 99 190 100 190 100 190 100 190 100 190 100 189 101 189 102 189 103 189 103 190 104 190 104 190 105 190 105 190 105 189 106 189 105 189 105 188 104 188 104 188 104 187 104 187 104 186 105 186 105 185 106 186 106 186 106 186 106 187 106 188 106 188 106 189 107 189 107 190 107 190 107 190 107 191 108 191 108 191 109 191 109 191 110 191 110 191 111 190 111 190 111 190 112 190 112 189 109 126 109 126 109 126 L 122 4 Z N">
              <draw:equation draw:name="f0" draw:formula="47*logwidth/122"/>
              <draw:equation draw:name="f1" draw:formula="1*logheight/197"/>
              <draw:equation draw:name="f2" draw:formula="41*logwidth/122"/>
              <draw:equation draw:name="f3" draw:formula="6*logheight/197"/>
              <draw:equation draw:name="f4" draw:formula="39*logwidth/122"/>
              <draw:equation draw:name="f5" draw:formula="10*logheight/197"/>
              <draw:equation draw:name="f6" draw:formula="40*logwidth/122"/>
              <draw:equation draw:name="f7" draw:formula="13*logheight/197"/>
              <draw:equation draw:name="f8" draw:formula="37*logwidth/122"/>
              <draw:equation draw:name="f9" draw:formula="13*logheight/197"/>
              <draw:equation draw:name="f10" draw:formula="36*logwidth/122"/>
              <draw:equation draw:name="f11" draw:formula="20*logheight/197"/>
              <draw:equation draw:name="f12" draw:formula="34*logwidth/122"/>
              <draw:equation draw:name="f13" draw:formula="28*logheight/197"/>
              <draw:equation draw:name="f14" draw:formula="29*logwidth/122"/>
              <draw:equation draw:name="f15" draw:formula="29*logheight/197"/>
              <draw:equation draw:name="f16" draw:formula="24*logwidth/122"/>
              <draw:equation draw:name="f17" draw:formula="32*logheight/197"/>
              <draw:equation draw:name="f18" draw:formula="24*logwidth/122"/>
              <draw:equation draw:name="f19" draw:formula="35*logheight/197"/>
              <draw:equation draw:name="f20" draw:formula="23*logwidth/122"/>
              <draw:equation draw:name="f21" draw:formula="41*logheight/197"/>
              <draw:equation draw:name="f22" draw:formula="19*logwidth/122"/>
              <draw:equation draw:name="f23" draw:formula="41*logheight/197"/>
              <draw:equation draw:name="f24" draw:formula="21*logwidth/122"/>
              <draw:equation draw:name="f25" draw:formula="44*logheight/197"/>
              <draw:equation draw:name="f26" draw:formula="20*logwidth/122"/>
              <draw:equation draw:name="f27" draw:formula="49*logheight/197"/>
              <draw:equation draw:name="f28" draw:formula="20*logwidth/122"/>
              <draw:equation draw:name="f29" draw:formula="51*logheight/197"/>
              <draw:equation draw:name="f30" draw:formula="20*logwidth/122"/>
              <draw:equation draw:name="f31" draw:formula="54*logheight/197"/>
              <draw:equation draw:name="f32" draw:formula="16*logwidth/122"/>
              <draw:equation draw:name="f33" draw:formula="53*logheight/197"/>
              <draw:equation draw:name="f34" draw:formula="14*logwidth/122"/>
              <draw:equation draw:name="f35" draw:formula="59*logheight/197"/>
              <draw:equation draw:name="f36" draw:formula="14*logwidth/122"/>
              <draw:equation draw:name="f37" draw:formula="64*logheight/197"/>
              <draw:equation draw:name="f38" draw:formula="16*logwidth/122"/>
              <draw:equation draw:name="f39" draw:formula="67*logheight/197"/>
              <draw:equation draw:name="f40" draw:formula="19*logwidth/122"/>
              <draw:equation draw:name="f41" draw:formula="65*logheight/197"/>
              <draw:equation draw:name="f42" draw:formula="18*logwidth/122"/>
              <draw:equation draw:name="f43" draw:formula="71*logheight/197"/>
              <draw:equation draw:name="f44" draw:formula="19*logwidth/122"/>
              <draw:equation draw:name="f45" draw:formula="76*logheight/197"/>
              <draw:equation draw:name="f46" draw:formula="16*logwidth/122"/>
              <draw:equation draw:name="f47" draw:formula="80*logheight/197"/>
              <draw:equation draw:name="f48" draw:formula="16*logwidth/122"/>
              <draw:equation draw:name="f49" draw:formula="87*logheight/197"/>
              <draw:equation draw:name="f50" draw:formula="19*logwidth/122"/>
              <draw:equation draw:name="f51" draw:formula="86*logheight/197"/>
              <draw:equation draw:name="f52" draw:formula="16*logwidth/122"/>
              <draw:equation draw:name="f53" draw:formula="93*logheight/197"/>
              <draw:equation draw:name="f54" draw:formula="17*logwidth/122"/>
              <draw:equation draw:name="f55" draw:formula="100*logheight/197"/>
              <draw:equation draw:name="f56" draw:formula="20*logwidth/122"/>
              <draw:equation draw:name="f57" draw:formula="102*logheight/197"/>
              <draw:equation draw:name="f58" draw:formula="18*logwidth/122"/>
              <draw:equation draw:name="f59" draw:formula="102*logheight/197"/>
              <draw:equation draw:name="f60" draw:formula="23*logwidth/122"/>
              <draw:equation draw:name="f61" draw:formula="106*logheight/197"/>
              <draw:equation draw:name="f62" draw:formula="23*logwidth/122"/>
              <draw:equation draw:name="f63" draw:formula="112*logheight/197"/>
              <draw:equation draw:name="f64" draw:formula="19*logwidth/122"/>
              <draw:equation draw:name="f65" draw:formula="115*logheight/197"/>
              <draw:equation draw:name="f66" draw:formula="20*logwidth/122"/>
              <draw:equation draw:name="f67" draw:formula="118*logheight/197"/>
              <draw:equation draw:name="f68" draw:formula="21*logwidth/122"/>
              <draw:equation draw:name="f69" draw:formula="119*logheight/197"/>
              <draw:equation draw:name="f70" draw:formula="16*logwidth/122"/>
              <draw:equation draw:name="f71" draw:formula="121*logheight/197"/>
              <draw:equation draw:name="f72" draw:formula="14*logwidth/122"/>
              <draw:equation draw:name="f73" draw:formula="128*logheight/197"/>
              <draw:equation draw:name="f74" draw:formula="10*logwidth/122"/>
              <draw:equation draw:name="f75" draw:formula="131*logheight/197"/>
              <draw:equation draw:name="f76" draw:formula="10*logwidth/122"/>
              <draw:equation draw:name="f77" draw:formula="134*logheight/197"/>
              <draw:equation draw:name="f78" draw:formula="5*logwidth/122"/>
              <draw:equation draw:name="f79" draw:formula="139*logheight/197"/>
              <draw:equation draw:name="f80" draw:formula="5*logwidth/122"/>
              <draw:equation draw:name="f81" draw:formula="142*logheight/197"/>
              <draw:equation draw:name="f82" draw:formula="5*logwidth/122"/>
              <draw:equation draw:name="f83" draw:formula="149*logheight/197"/>
              <draw:equation draw:name="f84" draw:formula="4*logwidth/122"/>
              <draw:equation draw:name="f85" draw:formula="153*logheight/197"/>
              <draw:equation draw:name="f86" draw:formula="1*logwidth/122"/>
              <draw:equation draw:name="f87" draw:formula="157*logheight/197"/>
              <draw:equation draw:name="f88" draw:formula="0*logwidth/122"/>
              <draw:equation draw:name="f89" draw:formula="164*logheight/197"/>
              <draw:equation draw:name="f90" draw:formula="67*logwidth/122"/>
              <draw:equation draw:name="f91" draw:formula="186*logheight/197"/>
              <draw:equation draw:name="f92" draw:formula="75*logwidth/122"/>
              <draw:equation draw:name="f93" draw:formula="197*logheight/197"/>
              <draw:equation draw:name="f94" draw:formula="79*logwidth/122"/>
              <draw:equation draw:name="f95" draw:formula="190*logheight/197"/>
              <draw:equation draw:name="f96" draw:formula="86*logwidth/122"/>
              <draw:equation draw:name="f97" draw:formula="191*logheight/197"/>
              <draw:equation draw:name="f98" draw:formula="98*logwidth/122"/>
              <draw:equation draw:name="f99" draw:formula="190*logheight/197"/>
              <draw:equation draw:name="f100" draw:formula="104*logwidth/122"/>
              <draw:equation draw:name="f101" draw:formula="190*logheight/197"/>
              <draw:equation draw:name="f102" draw:formula="106*logwidth/122"/>
              <draw:equation draw:name="f103" draw:formula="186*logheight/197"/>
              <draw:equation draw:name="f104" draw:formula="110*logwidth/122"/>
              <draw:equation draw:name="f105" draw:formula="191*logheight/197"/>
              <draw:equation draw:name="f106" draw:formula="logwidth"/>
              <draw:equation draw:name="f107" draw:formula="logheight"/>
            </draw:enhanced-geometry>
          </draw:custom-shape>
          <draw:custom-shape draw:name="Freeform 35" draw:style-name="gr3" draw:text-style-name="P2" draw:layer="layout" svg:width="2.9cm" svg:height="3.262cm" svg:x="21.557cm" svg:y="3.274cm">
            <text:p><text:span text:style-name="T1"/></text:p>
            <draw:enhanced-geometry draw:mirror-horizontal="false" draw:mirror-vertical="false" drawooo:sub-view-size="264 296" draw:text-areas="0 0 ?f122 ?f123" svg:viewBox="0 0 0 0" draw:type="ooxml-non-primitive" draw:enhanced-path="M 22 182 C 22 182 19 187 19 187 19 187 15 190 15 190 14 191 13 191 13 191 13 191 13 193 13 193 13 193 14 197 15 197 15 198 18 203 18 203 18 203 22 204 22 204 22 204 25 205 25 206 26 206 26 208 26 208 26 296 26 296 26 296 207 295 207 295 207 295 207 295 206 292 206 291 206 291 205 289 205 288 205 287 206 285 206 284 206 283 205 280 205 279 204 279 202 275 201 275 201 274 201 273 200 272 199 272 196 271 195 271 194 270 194 269 193 268 192 268 189 265 188 264 187 264 186 263 185 262 184 262 184 262 184 260 184 259 182 254 181 253 179 252 178 253 177 252 176 251 173 250 172 250 171 249 170 247 169 246 169 246 169 245 167 244 166 244 164 244 162 244 161 244 160 244 160 243 160 242 158 240 157 239 156 238 153 236 153 236 152 235 153 232 153 231 153 231 154 227 154 226 154 225 154 223 154 222 153 221 153 221 153 220 153 220 153 219 153 218 154 218 154 217 154 216 154 215 154 214 154 213 154 212 153 210 154 209 154 208 156 206 156 205 157 204 158 204 158 203 158 202 156 199 155 198 155 197 155 196 154 195 153 195 150 195 150 195 149 194 149 193 149 192 150 191 149 189 150 188 150 188 152 187 153 186 153 185 154 183 154 182 155 181 155 180 156 179 157 178 159 177 160 177 161 176 161 175 162 175 162 174 163 175 164 175 164 175 165 173 166 173 166 172 168 173 168 173 168 172 169 171 169 171 169 170 170 169 170 169 170 169 170 140 170 140 170 140 173 141 173 141 174 139 174 139 174 139 174 139 174 139 174 139 174 138 176 136 176 136 177 136 180 132 181 132 181 131 185 129 185 128 186 128 187 127 187 127 188 126 195 120 196 120 196 120 214 100 215 100 216 99 220 95 222 94 223 92 232 87 235 86 239 85 247 82 251 81 254 81 257 78 258 77 260 76 264 72 264 72 262 72 262 72 262 72 260 72 260 72 260 72 258 72 258 72 258 72 258 72 255 72 255 73 255 73 253 73 253 73 253 73 249 71 249 71 249 71 249 69 249 69 249 69 248 68 248 68 248 68 247 68 247 68 247 68 246 67 246 67 245 67 245 67 245 67 230 67 230 67 230 67 229 66 229 66 229 66 225 68 225 68 225 68 223 68 223 68 223 68 223 68 223 67 223 67 223 67 222 66 222 66 222 65 222 65 222 65 222 64 222 64 222 64 222 64 222 64 222 64 220 64 220 64 220 64 220 60 220 60 220 60 218 60 218 60 218 60 209 65 209 65 209 65 206 68 206 68 206 68 198 70 198 70 198 70 195 70 195 70 195 70 195 67 195 67 195 67 194 67 194 67 194 67 192 67 192 67 192 67 191 66 191 66 191 66 190 66 190 66 190 66 190 62 190 62 190 62 185 62 185 62 185 62 184 60 184 60 184 60 181 61 181 61 181 61 181 59 181 59 181 59 180 59 180 59 180 59 180 56 180 56 180 56 178 54 178 54 178 54 171 54 171 54 171 54 169 56 169 56 169 56 169 56 170 57 170 58 170 58 171 60 171 60 167 61 167 61 167 61 164 55 164 55 164 55 164 55 164 53 164 52 164 52 164 51 164 51 164 51 163 50 163 50 163 49 157 50 157 50 157 50 155 49 155 48 155 48 156 47 156 47 159 47 159 47 159 47 158 45 158 45 158 45 155 45 155 45 155 45 147 41 147 41 147 41 147 40 147 40 147 40 139 40 139 40 139 40 138 39 138 39 138 39 137 40 137 40 137 40 130 42 130 42 130 42 130 44 130 44 130 44 118 46 118 46 118 46 117 40 117 40 117 40 103 39 103 39 103 39 102 37 102 37 102 37 100 36 100 36 100 36 100 36 98 36 98 36 98 36 96 37 96 37 91 36 91 36 91 36 87 32 87 32 87 32 87 24 87 24 87 24 83 4 83 4 83 4 78 1 78 1 78 1 78 1 77 1 77 1 74 2 74 2 74 2 71 0 71 0 71 0 71 20 71 20 71 20 0 20 0 20 0 20 0 20 0 23 0 24 0 26 1 27 1 28 1 29 3 34 3 34 3 35 4 36 3 38 3 40 3 40 3 41 2 41 2 43 2 44 2 45 2 44 3 45 3 45 3 46 2 47 2 47 2 48 2 48 2 48 3 49 3 50 3 50 2 52 2 53 2 54 3 55 3 56 3 57 3 58 3 60 3 61 3 65 3 67 3 69 4 70 5 72 5 73 7 80 8 82 8 84 11 87 11 89 12 91 12 94 12 95 13 97 13 103 13 104 13 106 13 109 13 110 13 112 13 120 13 122 14 124 14 125 15 126 15 127 16 128 16 129 16 130 16 131 16 131 16 132 15 138 15 139 15 141 15 142 15 143 15 144 16 146 16 147 16 148 17 150 17 151 18 152 19 154 20 154 20 155 21 159 22 159 22 160 22 176 22 176 22 176 23 182 22 182 Z N">
              <draw:equation draw:name="f0" draw:formula="15*logwidth/264"/>
              <draw:equation draw:name="f1" draw:formula="190*logheight/296"/>
              <draw:equation draw:name="f2" draw:formula="15*logwidth/264"/>
              <draw:equation draw:name="f3" draw:formula="197*logheight/296"/>
              <draw:equation draw:name="f4" draw:formula="25*logwidth/264"/>
              <draw:equation draw:name="f5" draw:formula="206*logheight/296"/>
              <draw:equation draw:name="f6" draw:formula="207*logwidth/264"/>
              <draw:equation draw:name="f7" draw:formula="295*logheight/296"/>
              <draw:equation draw:name="f8" draw:formula="206*logwidth/264"/>
              <draw:equation draw:name="f9" draw:formula="284*logheight/296"/>
              <draw:equation draw:name="f10" draw:formula="200*logwidth/264"/>
              <draw:equation draw:name="f11" draw:formula="272*logheight/296"/>
              <draw:equation draw:name="f12" draw:formula="188*logwidth/264"/>
              <draw:equation draw:name="f13" draw:formula="264*logheight/296"/>
              <draw:equation draw:name="f14" draw:formula="181*logwidth/264"/>
              <draw:equation draw:name="f15" draw:formula="253*logheight/296"/>
              <draw:equation draw:name="f16" draw:formula="169*logwidth/264"/>
              <draw:equation draw:name="f17" draw:formula="246*logheight/296"/>
              <draw:equation draw:name="f18" draw:formula="160*logwidth/264"/>
              <draw:equation draw:name="f19" draw:formula="243*logheight/296"/>
              <draw:equation draw:name="f20" draw:formula="153*logwidth/264"/>
              <draw:equation draw:name="f21" draw:formula="231*logheight/296"/>
              <draw:equation draw:name="f22" draw:formula="153*logwidth/264"/>
              <draw:equation draw:name="f23" draw:formula="220*logheight/296"/>
              <draw:equation draw:name="f24" draw:formula="154*logwidth/264"/>
              <draw:equation draw:name="f25" draw:formula="213*logheight/296"/>
              <draw:equation draw:name="f26" draw:formula="158*logwidth/264"/>
              <draw:equation draw:name="f27" draw:formula="203*logheight/296"/>
              <draw:equation draw:name="f28" draw:formula="150*logwidth/264"/>
              <draw:equation draw:name="f29" draw:formula="195*logheight/296"/>
              <draw:equation draw:name="f30" draw:formula="153*logwidth/264"/>
              <draw:equation draw:name="f31" draw:formula="186*logheight/296"/>
              <draw:equation draw:name="f32" draw:formula="160*logwidth/264"/>
              <draw:equation draw:name="f33" draw:formula="177*logheight/296"/>
              <draw:equation draw:name="f34" draw:formula="166*logwidth/264"/>
              <draw:equation draw:name="f35" draw:formula="173*logheight/296"/>
              <draw:equation draw:name="f36" draw:formula="170*logwidth/264"/>
              <draw:equation draw:name="f37" draw:formula="169*logheight/296"/>
              <draw:equation draw:name="f38" draw:formula="174*logwidth/264"/>
              <draw:equation draw:name="f39" draw:formula="139*logheight/296"/>
              <draw:equation draw:name="f40" draw:formula="181*logwidth/264"/>
              <draw:equation draw:name="f41" draw:formula="132*logheight/296"/>
              <draw:equation draw:name="f42" draw:formula="196*logwidth/264"/>
              <draw:equation draw:name="f43" draw:formula="120*logheight/296"/>
              <draw:equation draw:name="f44" draw:formula="235*logwidth/264"/>
              <draw:equation draw:name="f45" draw:formula="86*logheight/296"/>
              <draw:equation draw:name="f46" draw:formula="264*logwidth/264"/>
              <draw:equation draw:name="f47" draw:formula="72*logheight/296"/>
              <draw:equation draw:name="f48" draw:formula="258*logwidth/264"/>
              <draw:equation draw:name="f49" draw:formula="72*logheight/296"/>
              <draw:equation draw:name="f50" draw:formula="249*logwidth/264"/>
              <draw:equation draw:name="f51" draw:formula="71*logheight/296"/>
              <draw:equation draw:name="f52" draw:formula="247*logwidth/264"/>
              <draw:equation draw:name="f53" draw:formula="68*logheight/296"/>
              <draw:equation draw:name="f54" draw:formula="230*logwidth/264"/>
              <draw:equation draw:name="f55" draw:formula="67*logheight/296"/>
              <draw:equation draw:name="f56" draw:formula="223*logwidth/264"/>
              <draw:equation draw:name="f57" draw:formula="68*logheight/296"/>
              <draw:equation draw:name="f58" draw:formula="222*logwidth/264"/>
              <draw:equation draw:name="f59" draw:formula="65*logheight/296"/>
              <draw:equation draw:name="f60" draw:formula="220*logwidth/264"/>
              <draw:equation draw:name="f61" draw:formula="64*logheight/296"/>
              <draw:equation draw:name="f62" draw:formula="209*logwidth/264"/>
              <draw:equation draw:name="f63" draw:formula="65*logheight/296"/>
              <draw:equation draw:name="f64" draw:formula="195*logwidth/264"/>
              <draw:equation draw:name="f65" draw:formula="70*logheight/296"/>
              <draw:equation draw:name="f66" draw:formula="192*logwidth/264"/>
              <draw:equation draw:name="f67" draw:formula="67*logheight/296"/>
              <draw:equation draw:name="f68" draw:formula="190*logwidth/264"/>
              <draw:equation draw:name="f69" draw:formula="62*logheight/296"/>
              <draw:equation draw:name="f70" draw:formula="181*logwidth/264"/>
              <draw:equation draw:name="f71" draw:formula="61*logheight/296"/>
              <draw:equation draw:name="f72" draw:formula="180*logwidth/264"/>
              <draw:equation draw:name="f73" draw:formula="56*logheight/296"/>
              <draw:equation draw:name="f74" draw:formula="169*logwidth/264"/>
              <draw:equation draw:name="f75" draw:formula="56*logheight/296"/>
              <draw:equation draw:name="f76" draw:formula="167*logwidth/264"/>
              <draw:equation draw:name="f77" draw:formula="61*logheight/296"/>
              <draw:equation draw:name="f78" draw:formula="164*logwidth/264"/>
              <draw:equation draw:name="f79" draw:formula="51*logheight/296"/>
              <draw:equation draw:name="f80" draw:formula="155*logwidth/264"/>
              <draw:equation draw:name="f81" draw:formula="48*logheight/296"/>
              <draw:equation draw:name="f82" draw:formula="158*logwidth/264"/>
              <draw:equation draw:name="f83" draw:formula="45*logheight/296"/>
              <draw:equation draw:name="f84" draw:formula="147*logwidth/264"/>
              <draw:equation draw:name="f85" draw:formula="40*logheight/296"/>
              <draw:equation draw:name="f86" draw:formula="137*logwidth/264"/>
              <draw:equation draw:name="f87" draw:formula="40*logheight/296"/>
              <draw:equation draw:name="f88" draw:formula="118*logwidth/264"/>
              <draw:equation draw:name="f89" draw:formula="46*logheight/296"/>
              <draw:equation draw:name="f90" draw:formula="102*logwidth/264"/>
              <draw:equation draw:name="f91" draw:formula="37*logheight/296"/>
              <draw:equation draw:name="f92" draw:formula="96*logwidth/264"/>
              <draw:equation draw:name="f93" draw:formula="37*logheight/296"/>
              <draw:equation draw:name="f94" draw:formula="87*logwidth/264"/>
              <draw:equation draw:name="f95" draw:formula="24*logheight/296"/>
              <draw:equation draw:name="f96" draw:formula="77*logwidth/264"/>
              <draw:equation draw:name="f97" draw:formula="1*logheight/296"/>
              <draw:equation draw:name="f98" draw:formula="71*logwidth/264"/>
              <draw:equation draw:name="f99" draw:formula="20*logheight/296"/>
              <draw:equation draw:name="f100" draw:formula="1*logwidth/264"/>
              <draw:equation draw:name="f101" draw:formula="28*logheight/296"/>
              <draw:equation draw:name="f102" draw:formula="3*logwidth/264"/>
              <draw:equation draw:name="f103" draw:formula="41*logheight/296"/>
              <draw:equation draw:name="f104" draw:formula="2*logwidth/264"/>
              <draw:equation draw:name="f105" draw:formula="47*logheight/296"/>
              <draw:equation draw:name="f106" draw:formula="2*logwidth/264"/>
              <draw:equation draw:name="f107" draw:formula="53*logheight/296"/>
              <draw:equation draw:name="f108" draw:formula="3*logwidth/264"/>
              <draw:equation draw:name="f109" draw:formula="67*logheight/296"/>
              <draw:equation draw:name="f110" draw:formula="11*logwidth/264"/>
              <draw:equation draw:name="f111" draw:formula="89*logheight/296"/>
              <draw:equation draw:name="f112" draw:formula="13*logwidth/264"/>
              <draw:equation draw:name="f113" draw:formula="110*logheight/296"/>
              <draw:equation draw:name="f114" draw:formula="16*logwidth/264"/>
              <draw:equation draw:name="f115" draw:formula="129*logheight/296"/>
              <draw:equation draw:name="f116" draw:formula="15*logwidth/264"/>
              <draw:equation draw:name="f117" draw:formula="143*logheight/296"/>
              <draw:equation draw:name="f118" draw:formula="20*logwidth/264"/>
              <draw:equation draw:name="f119" draw:formula="154*logheight/296"/>
              <draw:equation draw:name="f120" draw:formula="22*logwidth/264"/>
              <draw:equation draw:name="f121" draw:formula="182*logheight/296"/>
              <draw:equation draw:name="f122" draw:formula="logwidth"/>
              <draw:equation draw:name="f123" draw:formula="logheight"/>
            </draw:enhanced-geometry>
          </draw:custom-shape>
          <draw:custom-shape draw:name="Freeform 36" draw:style-name="gr3" draw:text-style-name="P2" draw:layer="layout" svg:width="3.037cm" svg:height="3.469cm" svg:x="24.141cm" svg:y="3.99cm">
            <text:p><text:span text:style-name="T1"/></text:p>
            <draw:enhanced-geometry draw:mirror-horizontal="false" draw:mirror-vertical="false" drawooo:sub-view-size="276 315" draw:text-areas="0 0 ?f124 ?f125" svg:viewBox="0 0 0 0" draw:type="ooxml-non-primitive" draw:enhanced-path="M 41 15 C 42 14 43 13 43 12 44 10 46 9 47 9 49 8 50 7 52 7 54 6 55 5 57 4 57 4 58 3 59 3 59 2 60 1 61 1 62 1 62 1 63 0 64 0 64 0 65 0 65 0 66 0 66 0 66 1 64 2 63 2 63 2 62 3 62 3 62 4 63 4 63 5 63 5 63 6 62 6 62 6 61 7 61 7 60 8 59 8 59 8 58 8 58 8 57 8 57 8 56 9 56 9 55 9 54 9 53 10 52 10 52 11 51 11 51 12 51 12 51 12 51 12 51 12 51 12 52 13 51 14 51 14 50 14 48 15 47 15 47 15 46 16 46 16 46 16 46 16 45 17 45 17 44 17 44 17 44 17 44 17 43 16 43 16 42 16 41 16 41 16 41 16 41 15 Z M 129 84 C 129 84 129 85 129 85 130 85 130 85 130 84 130 84 130 84 130 83 130 83 130 83 130 82 130 81 130 81 129 81 129 82 128 81 128 82 128 82 128 82 128 82 128 82 129 83 129 83 129 83 129 83 129 83 129 83 129 83 129 84 129 84 129 84 129 84 Z M 166 130 C 167 130 167 130 168 130 168 129 168 129 169 129 169 129 170 129 170 129 170 128 170 128 170 128 170 127 170 126 170 126 170 125 170 125 170 125 170 124 170 123 169 122 169 122 168 121 168 121 167 122 167 122 167 123 167 123 167 124 167 124 167 125 167 125 167 126 166 126 166 127 166 127 165 128 166 128 166 129 166 129 166 129 166 130 Z M 151 154 C 151 154 151 154 151 154 151 154 151 154 151 154 152 154 151 155 152 155 152 155 152 155 152 155 153 155 153 155 153 155 153 155 153 155 153 155 154 155 154 155 154 155 154 154 154 154 154 154 154 153 154 153 154 152 154 152 154 152 153 152 153 151 153 151 152 151 152 151 152 151 152 151 152 151 152 151 152 151 152 151 152 151 152 151 152 151 152 151 151 151 151 151 151 151 151 151 150 151 150 152 150 152 150 152 150 153 151 153 151 153 151 153 151 154 Z M 208 121 C 208 121 208 120 208 120 207 120 207 120 207 119 207 119 207 119 206 119 206 119 206 119 205 119 205 119 204 119 203 119 203 119 203 118 203 118 202 118 202 118 202 118 201 118 202 119 203 120 203 120 203 120 204 121 204 121 204 122 204 122 204 123 205 123 205 123 206 122 206 122 206 122 207 122 207 122 208 122 208 121 208 121 208 121 Z M 229 112 C 229 112 229 112 230 112 230 112 230 112 230 112 230 113 231 113 231 113 232 112 232 112 232 112 233 112 233 112 233 112 234 112 234 112 234 112 235 112 235 112 235 112 236 113 236 113 236 113 236 113 237 113 237 112 238 112 238 112 238 112 238 111 239 111 239 111 240 110 239 110 238 109 238 109 238 109 238 108 238 108 237 108 237 107 237 107 236 107 236 106 236 106 236 106 236 105 236 105 236 105 235 105 235 105 235 105 234 105 233 105 233 104 232 105 232 105 231 105 231 105 231 105 231 105 231 105 232 106 232 106 233 106 233 106 234 106 233 107 233 107 232 107 232 107 231 107 231 107 231 108 231 108 230 108 230 109 230 109 229 109 229 109 229 110 228 110 228 110 227 109 227 109 227 109 226 109 227 110 227 110 227 111 227 111 227 111 227 111 227 111 227 111 227 111 227 112 227 112 228 112 228 112 229 112 Z M 3 82 C 3 82 3 83 3 83 3 83 7 84 7 84 10 91 10 91 10 91 42 101 42 101 42 101 46 102 46 102 46 102 55 108 55 108 55 108 58 108 58 108 58 108 61 109 61 109 61 109 61 109 62 108 62 108 63 108 65 108 65 108 65 108 67 109 67 109 68 109 68 109 68 109 68 109 69 110 69 110 69 110 70 109 70 110 70 110 72 111 72 111 72 111 75 111 76 111 77 111 78 112 79 112 79 112 80 113 80 113 80 114 80 115 80 116 80 116 79 117 79 117 79 117 79 118 79 118 79 119 80 119 81 119 81 120 83 119 83 119 84 119 84 119 84 120 84 120 85 121 85 121 85 121 88 121 88 121 88 121 91 124 91 124 91 125 90 125 90 126 90 126 89 127 90 127 90 127 90 128 90 129 91 129 91 130 91 130 90 130 89 131 89 131 89 131 89 131 89 132 89 132 90 133 90 133 90 133 89 135 89 135 89 135 88 137 88 137 88 138 87 139 87 140 87 140 87 140 88 140 88 141 91 141 91 141 91 141 93 139 93 139 93 139 95 139 95 139 95 140 95 140 95 141 95 141 93 146 93 147 93 147 92 149 92 149 92 149 93 151 94 151 94 151 95 152 95 152 95 152 96 153 97 153 97 153 97 152 98 151 98 150 99 149 100 148 102 145 103 143 105 141 106 140 106 139 107 138 107 137 108 136 108 135 108 134 109 133 109 132 109 132 110 131 110 130 110 130 110 129 111 128 111 127 111 127 112 126 112 126 112 126 112 126 113 126 113 126 113 126 114 126 114 125 114 125 114 125 115 124 115 124 115 124 115 123 115 123 115 123 115 123 116 122 116 122 116 122 116 122 116 121 115 120 116 120 116 119 116 119 117 119 117 118 117 118 117 117 117 117 117 116 118 116 118 116 118 115 118 114 119 114 120 115 120 116 120 116 119 116 119 116 119 116 119 117 119 117 118 117 118 118 118 118 118 119 118 120 118 120 118 121 118 122 118 122 118 123 119 123 119 123 119 123 119 123 119 123 119 124 119 124 120 124 121 124 121 124 122 123 122 123 123 123 123 123 124 122 124 122 124 121 124 120 124 120 124 119 125 119 125 118 125 117 125 117 125 116 126 116 126 116 126 117 127 117 127 117 127 117 127 117 128 117 129 117 130 117 130 117 131 117 131 116 132 116 132 115 133 115 134 114 134 115 134 116 134 117 133 117 133 118 132 119 132 120 131 121 130 122 129 123 129 123 128 124 128 125 128 126 128 126 129 126 129 127 129 127 130 127 130 128 130 128 131 129 131 128 131 128 131 127 131 127 131 127 131 127 131 126 131 126 131 126 132 125 132 125 132 124 133 123 133 123 134 122 135 122 136 121 137 121 138 120 139 120 140 120 140 119 140 119 140 118 140 118 140 116 141 115 142 114 142 113 144 112 145 112 146 111 146 111 147 111 147 111 148 111 149 111 149 111 150 111 150 111 151 111 151 111 152 112 152 112 153 113 154 113 155 112 155 112 155 111 156 111 157 110 157 110 164 110 164 110 164 110 165 110 165 110 165 110 166 110 166 109 166 108 167 107 167 107 168 106 168 106 169 105 169 105 169 105 169 105 169 105 170 104 170 104 170 104 171 104 171 104 171 104 173 104 174 105 175 105 176 105 177 106 178 106 178 106 179 106 180 106 180 107 181 107 181 107 182 107 183 108 183 108 184 108 184 108 185 108 186 108 186 108 187 109 187 109 187 110 187 110 187 110 188 111 188 111 189 111 189 112 190 113 191 113 191 114 192 114 192 115 193 116 194 116 194 116 194 116 194 116 195 117 195 117 196 117 197 116 195 115 196 114 196 114 196 113 197 113 197 113 197 112 197 112 198 111 198 110 198 109 199 109 198 108 199 107 199 107 199 107 199 107 199 107 200 107 200 107 200 107 201 107 201 108 201 108 201 108 202 108 202 108 203 109 204 109 204 110 204 110 204 111 205 111 206 110 207 110 207 110 208 111 208 110 208 110 208 110 208 110 209 109 210 110 210 110 212 109 214 109 215 110 216 110 217 110 217 110 218 110 218 110 219 111 219 111 220 111 221 112 222 112 222 112 222 112 223 112 223 111 223 111 224 111 224 110 224 110 223 109 223 108 222 108 221 107 221 107 221 107 220 106 220 106 220 106 220 106 220 105 220 105 220 105 220 105 220 104 220 104 220 104 220 104 221 103 220 103 220 102 220 102 219 101 219 101 219 101 218 101 217 101 217 101 216 101 216 101 215 101 213 101 213 100 213 100 213 99 213 99 213 98 213 98 214 98 214 98 214 97 214 97 214 97 214 96 215 96 215 96 215 97 215 97 215 97 216 97 216 97 216 98 217 98 217 98 217 97 217 97 217 97 217 95 217 94 216 94 215 93 215 93 215 94 215 95 214 94 214 94 214 93 214 93 214 92 214 92 214 92 214 91 214 91 213 91 213 91 212 90 213 89 213 89 213 88 212 88 212 88 211 87 212 87 213 87 213 88 214 89 214 89 215 89 215 89 215 88 216 88 216 87 216 86 216 85 217 84 216 83 216 83 216 83 215 83 215 83 215 83 214 84 214 84 214 84 214 84 214 84 213 84 213 84 213 84 213 84 213 84 213 85 213 85 212 86 212 86 212 86 211 85 211 85 211 85 211 85 211 85 211 85 210 85 210 85 210 84 209 84 209 84 208 84 208 85 208 85 207 86 207 86 206 86 206 86 205 87 204 87 204 87 203 88 202 88 202 88 201 88 200 87 200 87 199 86 199 86 198 85 198 85 198 85 197 85 197 85 197 85 196 86 196 86 195 86 195 86 195 86 195 86 194 86 194 86 194 87 193 87 193 87 193 87 193 87 192 87 192 87 191 86 191 86 190 86 190 85 189 85 189 85 189 84 188 85 188 85 187 85 187 85 186 85 186 85 186 85 186 84 186 84 186 83 186 82 186 82 186 81 186 80 186 79 186 78 186 76 186 74 187 73 187 72 188 72 188 71 187 71 186 71 186 71 182 71 182 71 182 71 181 71 181 72 180 72 178 72 177 72 176 73 175 73 174 74 173 74 173 74 172 75 172 75 171 75 170 75 170 75 170 75 170 75 170 75 148 75 148 75 148 75 147 76 147 76 146 76 146 76 145 77 144 78 144 78 144 78 143 79 143 79 142 79 142 80 141 80 141 80 140 80 139 81 139 81 138 81 137 82 136 83 135 84 134 84 133 85 133 86 132 86 133 87 132 87 132 87 132 87 131 88 131 88 131 88 130 88 130 88 130 88 130 87 129 87 129 86 128 86 127 86 127 85 126 86 126 86 125 86 124 87 123 87 122 88 122 87 121 87 121 86 121 86 121 85 120 85 119 84 119 83 119 83 118 83 117 83 116 84 115 84 113 85 111 85 108 85 107 84 106 84 105 83 105 83 105 83 104 82 104 82 105 81 104 80 104 80 104 80 104 80 104 80 104 80 104 79 103 79 103 79 102 78 102 78 101 77 101 76 100 76 99 75 99 75 99 74 98 74 98 73 98 72 98 72 98 72 98 72 97 71 97 71 97 70 98 70 97 70 97 70 97 70 96 70 96 69 96 69 96 69 96 69 95 69 95 69 94 68 94 68 94 68 93 68 93 68 93 67 92 67 91 66 91 65 90 65 90 65 90 65 89 65 89 64 88 64 88 64 87 64 87 64 86 64 86 64 85 64 84 64 83 64 82 64 81 64 81 64 80 64 80 63 79 63 79 64 78 64 78 64 78 64 78 64 77 64 77 64 77 64 77 63 77 62 77 62 76 62 75 62 75 62 74 63 74 63 74 64 74 64 73 64 73 65 73 65 72 65 72 66 71 66 70 67 70 68 69 69 68 70 68 70 68 71 67 71 67 70 67 69 67 69 67 67 67 66 67 64 68 63 68 62 68 60 69 60 69 59 70 59 70 58 70 57 71 56 71 56 72 55 72 54 73 53 73 53 74 52 75 50 76 49 77 48 78 47 79 47 79 47 80 46 80 46 81 45 81 45 82 45 83 44 83 43 84 43 84 42 85 41 85 40 86 40 88 39 90 40 91 39 92 38 92 38 92 37 93 37 93 37 93 36 92 36 91 35 91 35 89 34 88 34 87 34 86 35 84 34 83 35 82 35 82 35 81 35 80 35 79 35 78 35 77 36 76 36 75 37 74 37 73 38 73 38 72 38 71 39 70 39 69 40 68 41 68 42 67 43 67 44 66 44 65 45 64 46 63 46 63 47 63 47 62 47 62 48 61 48 61 48 60 48 60 49 60 49 59 49 59 49 58 49 58 50 58 50 58 50 57 50 57 51 57 51 56 51 56 52 55 52 54 53 53 53 53 54 52 54 52 55 52 55 52 56 51 57 51 57 50 58 50 58 49 59 49 59 48 59 47 59 47 60 46 60 45 60 45 60 44 60 43 61 42 61 41 62 40 63 38 65 36 66 33 67 32 67 31 67 29 68 28 68 27 68 26 68 24 68 22 68 22 69 21 69 20 69 20 70 20 70 19 70 19 71 18 72 16 74 15 74 14 75 12 76 11 77 11 77 7 78 5 78 4 78 2 79 1 80 1 80 0 80 0 80 0 82 0 82 0 82 L 3 82 Z M 240 313 C 240 312 241 311 241 311 241 310 242 308 242 308 242 307 243 306 243 306 243 306 249 301 249 301 249 300 249 298 249 297 249 297 250 295 250 295 250 295 251 294 251 293 251 293 251 291 251 291 251 290 251 289 251 289 254 286 254 286 254 286 257 285 257 285 257 285 257 285 258 285 258 284 258 284 259 283 259 283 259 283 259 282 260 281 260 281 260 280 260 280 261 280 260 278 260 276 261 275 261 276 262 275 263 275 263 275 263 275 263 275 263 274 263 274 263 273 263 272 263 271 263 271 264 271 264 271 265 271 265 270 265 270 266 270 266 270 267 270 267 270 269 270 269 270 269 271 269 271 268 271 268 271 268 272 268 273 269 273 269 274 269 274 269 274 269 275 270 275 270 275 272 273 272 273 276 253 276 253 276 253 276 253 275 253 275 252 275 252 274 251 274 250 274 249 274 249 274 248 273 246 273 245 273 244 273 243 272 242 272 241 272 240 272 239 272 238 272 237 271 236 271 236 271 234 271 233 271 232 271 231 271 231 271 230 271 230 271 229 271 229 271 228 270 228 270 227 270 227 270 226 270 225 270 224 270 222 270 221 269 220 269 218 269 217 269 216 269 215 268 214 268 214 268 214 268 213 267 212 267 211 267 210 266 209 266 209 265 208 265 208 265 207 265 207 264 207 264 207 264 206 263 206 262 206 262 205 260 205 258 203 257 205 256 205 256 206 255 206 255 207 254 207 253 207 253 207 252 207 252 207 251 207 251 207 251 208 250 208 250 207 249 207 249 208 248 207 247 208 247 208 247 208 247 209 247 209 247 209 246 209 246 209 246 209 246 210 246 210 246 211 245 211 244 211 242 210 242 211 242 211 242 212 243 212 243 212 243 212 244 212 244 212 244 212 244 213 244 213 244 213 244 213 243 214 243 214 242 214 242 215 242 215 242 215 242 215 242 216 242 216 241 216 241 217 241 217 241 218 241 219 240 220 239 220 238 220 237 221 237 221 237 221 237 222 237 222 237 222 236 223 235 224 234 225 233 226 233 226 232 226 232 226 232 226 232 226 231 226 231 226 230 226 229 226 229 225 229 225 229 225 228 225 228 225 228 225 227 225 227 224 226 224 226 223 225 223 225 222 225 222 224 222 224 221 224 220 224 219 224 218 224 217 224 216 224 215 224 214 225 213 224 213 224 212 224 212 225 212 225 212 225 211 225 211 225 210 225 210 225 210 226 209 226 209 226 209 227 209 227 208 227 208 228 208 229 208 229 208 230 208 232 208 232 207 233 207 232 206 233 205 233 205 233 205 234 205 235 205 235 204 236 204 236 204 236 199 237 199 237 199 237 199 237 199 237 197 237 196 238 195 238 195 239 194 239 194 240 194 240 194 240 195 241 195 242 194 242 194 243 193 244 192 244 191 245 190 245 189 245 188 245 188 245 187 245 187 245 186 245 186 245 186 245 185 245 184 245 183 245 182 245 181 246 180 246 180 246 180 246 180 246 179 246 179 246 179 246 177 246 176 246 175 246 174 247 174 247 173 247 173 247 172 247 171 247 171 247 170 247 169 247 169 246 168 246 167 246 167 246 166 246 166 245 165 245 165 245 165 245 164 244 163 244 163 244 163 243 163 243 163 243 163 243 162 242 162 242 161 241 161 241 160 241 159 241 158 241 157 240 157 240 157 240 157 241 156 241 156 241 156 242 156 243 155 243 155 244 155 244 155 244 155 244 155 245 155 245 155 245 155 246 155 246 155 246 155 246 154 246 154 246 153 246 153 245 152 245 151 245 151 244 151 244 150 244 150 244 149 243 149 243 149 243 148 243 148 243 147 242 147 242 147 242 147 242 147 242 146 242 146 242 146 242 146 242 146 242 146 242 145 242 145 242 144 242 144 242 144 242 143 241 143 241 143 241 143 240 143 240 142 240 142 239 142 239 142 238 142 237 142 236 141 235 140 234 139 233 138 232 138 231 138 229 139 229 138 228 138 228 137 228 137 227 137 227 137 226 137 226 136 225 135 225 135 224 134 223 134 222 134 221 134 218 134 218 133 217 131 216 130 215 129 215 128 214 127 212 127 212 127 212 127 211 127 211 127 211 127 211 126 210 126 209 126 209 126 209 126 208 126 208 126 208 127 208 127 208 127 208 127 207 127 207 127 206 127 206 126 205 126 205 126 204 126 204 125 203 125 203 124 202 124 202 124 202 123 201 123 201 123 200 123 199 122 199 122 198 122 198 121 198 121 197 121 197 121 197 121 197 121 196 120 196 120 196 120 195 120 195 120 195 120 195 120 195 121 194 121 194 121 193 121 192 121 191 121 190 121 189 121 188 121 187 121 187 121 187 122 187 122 188 122 188 122 188 123 189 123 189 124 189 124 189 125 188 125 188 126 187 126 187 127 186 127 186 127 186 127 186 128 185 128 185 128 185 129 184 129 183 130 183 131 183 132 183 133 183 133 183 133 183 134 183 134 184 134 184 134 184 135 184 135 184 135 184 136 185 136 185 137 186 137 186 137 187 138 187 138 188 138 188 139 189 139 189 139 189 140 189 140 189 140 189 140 188 140 186 140 185 140 185 140 184 140 184 140 183 140 183 140 183 141 182 141 182 141 181 141 180 141 180 141 179 141 179 141 179 142 179 142 178 143 177 143 177 144 177 144 176 145 176 145 175 146 174 147 173 148 173 148 173 149 173 149 173 150 173 150 173 151 173 151 173 151 173 151 174 152 174 152 174 152 174 153 174 153 174 154 173 154 173 154 173 155 173 156 173 157 173 158 173 160 174 161 173 163 173 163 173 163 173 164 172 164 172 164 172 164 172 165 172 165 172 165 172 166 171 166 171 166 171 167 171 167 171 167 170 167 170 168 170 168 170 169 170 169 170 169 169 170 169 170 169 171 168 171 167 170 167 170 167 169 168 169 168 169 168 168 168 168 168 167 169 167 169 166 169 166 169 165 169 165 169 164 169 164 169 163 169 162 169 162 170 162 170 161 170 161 170 160 170 160 170 159 170 159 170 159 169 160 169 162 169 163 169 164 168 164 168 165 168 166 168 166 168 166 167 167 167 167 167 168 167 168 167 168 167 168 166 169 166 169 166 169 166 170 165 169 165 169 165 168 165 168 165 167 165 166 165 166 165 165 165 165 165 164 165 164 165 164 165 164 166 164 166 163 166 163 166 162 166 162 166 161 166 161 166 160 165 160 165 160 165 160 165 160 165 160 165 159 165 159 165 158 166 158 166 158 167 157 167 156 167 156 167 155 167 155 168 154 167 154 167 154 167 154 167 154 166 153 166 153 166 153 166 153 166 152 166 152 166 152 165 152 165 151 165 151 165 151 165 151 165 150 164 151 164 151 164 152 164 152 164 152 163 153 163 153 163 154 163 154 163 154 162 155 162 155 162 156 162 156 162 157 161 157 161 157 160 158 160 159 160 159 160 160 160 160 159 160 159 160 158 160 157 160 157 160 157 160 157 160 156 160 156 160 156 160 156 160 155 160 155 160 155 160 155 161 154 161 154 161 154 161 153 162 153 163 153 163 153 163 152 163 151 163 151 163 150 163 150 165 150 166 150 167 150 168 150 169 150 169 150 170 150 170 149 170 150 171 149 171 149 172 148 172 148 172 147 172 147 172 146 172 146 172 145 172 145 173 145 173 144 173 144 173 144 174 144 174 144 175 144 175 144 175 144 176 144 176 144 176 144 176 145 176 145 177 145 178 145 179 145 180 145 181 145 182 145 182 144 183 144 184 144 185 144 185 144 188 144 188 144 188 144 188 144 189 143 190 143 190 143 191 142 191 142 191 142 192 142 192 142 192 142 193 142 193 142 193 142 193 141 194 141 194 141 195 141 196 140 196 140 197 139 197 139 197 139 198 139 198 138 199 138 199 138 199 137 200 137 200 137 201 137 201 136 202 136 202 135 202 136 203 135 203 135 203 135 204 135 204 135 205 136 205 136 205 136 206 136 206 136 207 137 207 137 208 137 209 137 209 137 210 137 211 137 211 137 212 137 213 137 214 137 214 137 214 137 215 138 216 137 217 137 217 137 218 136 218 136 219 136 219 135 220 135 221 134 222 134 223 134 225 134 226 134 227 135 228 135 229 136 230 136 231 136 232 137 233 138 235 138 237 139 239 140 240 140 241 140 242 141 243 141 244 141 244 141 245 141 245 142 245 142 246 142 246 142 247 142 247 143 248 143 249 143 250 144 251 144 251 144 253 145 254 145 256 145 256 145 256 145 256 145 268 145 268 145 268 145 268 145 269 145 269 145 270 145 270 145 271 144 272 144 273 144 275 144 276 144 277 144 278 143 279 143 280 143 281 143 282 143 282 142 283 142 284 142 285 141 286 141 287 140 288 139 290 139 290 139 291 138 291 138 292 138 292 138 293 137 293 137 293 137 294 137 294 136 294 136 295 135 296 136 297 135 298 134 299 134 299 133 300 133 300 133 301 132 302 132 303 132 303 132 304 131 305 131 306 130 307 130 308 128 308 127 310 127 310 126 311 126 311 126 311 125 311 125 312 194 312 194 312 194 312 194 315 194 315 194 315 240 313 240 313 240 313 240 313 240 313 240 313 Z N">
              <draw:equation draw:name="f0" draw:formula="63*logwidth/276"/>
              <draw:equation draw:name="f1" draw:formula="5*logheight/315"/>
              <draw:equation draw:name="f2" draw:formula="45*logwidth/276"/>
              <draw:equation draw:name="f3" draw:formula="17*logheight/315"/>
              <draw:equation draw:name="f4" draw:formula="129*logwidth/276"/>
              <draw:equation draw:name="f5" draw:formula="83*logheight/315"/>
              <draw:equation draw:name="f6" draw:formula="167*logwidth/276"/>
              <draw:equation draw:name="f7" draw:formula="123*logheight/315"/>
              <draw:equation draw:name="f8" draw:formula="154*logwidth/276"/>
              <draw:equation draw:name="f9" draw:formula="155*logheight/315"/>
              <draw:equation draw:name="f10" draw:formula="208*logwidth/276"/>
              <draw:equation draw:name="f11" draw:formula="121*logheight/315"/>
              <draw:equation draw:name="f12" draw:formula="208*logwidth/276"/>
              <draw:equation draw:name="f13" draw:formula="122*logheight/315"/>
              <draw:equation draw:name="f14" draw:formula="239*logwidth/276"/>
              <draw:equation draw:name="f15" draw:formula="111*logheight/315"/>
              <draw:equation draw:name="f16" draw:formula="232*logwidth/276"/>
              <draw:equation draw:name="f17" draw:formula="107*logheight/315"/>
              <draw:equation draw:name="f18" draw:formula="7*logwidth/276"/>
              <draw:equation draw:name="f19" draw:formula="84*logheight/315"/>
              <draw:equation draw:name="f20" draw:formula="72*logwidth/276"/>
              <draw:equation draw:name="f21" draw:formula="111*logheight/315"/>
              <draw:equation draw:name="f22" draw:formula="90*logwidth/276"/>
              <draw:equation draw:name="f23" draw:formula="126*logheight/315"/>
              <draw:equation draw:name="f24" draw:formula="95*logwidth/276"/>
              <draw:equation draw:name="f25" draw:formula="139*logheight/315"/>
              <draw:equation draw:name="f26" draw:formula="110*logwidth/276"/>
              <draw:equation draw:name="f27" draw:formula="130*logheight/315"/>
              <draw:equation draw:name="f28" draw:formula="118*logwidth/276"/>
              <draw:equation draw:name="f29" draw:formula="116*logheight/315"/>
              <draw:equation draw:name="f30" draw:formula="124*logwidth/276"/>
              <draw:equation draw:name="f31" draw:formula="121*logheight/315"/>
              <draw:equation draw:name="f32" draw:formula="128*logwidth/276"/>
              <draw:equation draw:name="f33" draw:formula="126*logheight/315"/>
              <draw:equation draw:name="f34" draw:formula="145*logwidth/276"/>
              <draw:equation draw:name="f35" draw:formula="112*logheight/315"/>
              <draw:equation draw:name="f36" draw:formula="169*logwidth/276"/>
              <draw:equation draw:name="f37" draw:formula="105*logheight/315"/>
              <draw:equation draw:name="f38" draw:formula="192*logwidth/276"/>
              <draw:equation draw:name="f39" draw:formula="114*logheight/315"/>
              <draw:equation draw:name="f40" draw:formula="204*logwidth/276"/>
              <draw:equation draw:name="f41" draw:formula="109*logheight/315"/>
              <draw:equation draw:name="f42" draw:formula="222*logwidth/276"/>
              <draw:equation draw:name="f43" draw:formula="108*logheight/315"/>
              <draw:equation draw:name="f44" draw:formula="214*logwidth/276"/>
              <draw:equation draw:name="f45" draw:formula="97*logheight/315"/>
              <draw:equation draw:name="f46" draw:formula="212*logwidth/276"/>
              <draw:equation draw:name="f47" draw:formula="88*logheight/315"/>
              <draw:equation draw:name="f48" draw:formula="211*logwidth/276"/>
              <draw:equation draw:name="f49" draw:formula="85*logheight/315"/>
              <draw:equation draw:name="f50" draw:formula="194*logwidth/276"/>
              <draw:equation draw:name="f51" draw:formula="86*logheight/315"/>
              <draw:equation draw:name="f52" draw:formula="186*logwidth/276"/>
              <draw:equation draw:name="f53" draw:formula="71*logheight/315"/>
              <draw:equation draw:name="f54" draw:formula="140*logwidth/276"/>
              <draw:equation draw:name="f55" draw:formula="80*logheight/315"/>
              <draw:equation draw:name="f56" draw:formula="119*logwidth/276"/>
              <draw:equation draw:name="f57" draw:formula="84*logheight/315"/>
              <draw:equation draw:name="f58" draw:formula="98*logwidth/276"/>
              <draw:equation draw:name="f59" draw:formula="72*logheight/315"/>
              <draw:equation draw:name="f60" draw:formula="82*logwidth/276"/>
              <draw:equation draw:name="f61" draw:formula="64*logheight/315"/>
              <draw:equation draw:name="f62" draw:formula="67*logwidth/276"/>
              <draw:equation draw:name="f63" draw:formula="69*logheight/315"/>
              <draw:equation draw:name="f64" draw:formula="91*logwidth/276"/>
              <draw:equation draw:name="f65" draw:formula="39*logheight/315"/>
              <draw:equation draw:name="f66" draw:formula="63*logwidth/276"/>
              <draw:equation draw:name="f67" draw:formula="46*logheight/315"/>
              <draw:equation draw:name="f68" draw:formula="45*logwidth/276"/>
              <draw:equation draw:name="f69" draw:formula="60*logheight/315"/>
              <draw:equation draw:name="f70" draw:formula="0*logwidth/276"/>
              <draw:equation draw:name="f71" draw:formula="80*logheight/315"/>
              <draw:equation draw:name="f72" draw:formula="254*logwidth/276"/>
              <draw:equation draw:name="f73" draw:formula="286*logheight/315"/>
              <draw:equation draw:name="f74" draw:formula="267*logwidth/276"/>
              <draw:equation draw:name="f75" draw:formula="270*logheight/315"/>
              <draw:equation draw:name="f76" draw:formula="272*logwidth/276"/>
              <draw:equation draw:name="f77" draw:formula="238*logheight/315"/>
              <draw:equation draw:name="f78" draw:formula="265*logwidth/276"/>
              <draw:equation draw:name="f79" draw:formula="207*logheight/315"/>
              <draw:equation draw:name="f80" draw:formula="245*logwidth/276"/>
              <draw:equation draw:name="f81" draw:formula="211*logheight/315"/>
              <draw:equation draw:name="f82" draw:formula="236*logwidth/276"/>
              <draw:equation draw:name="f83" draw:formula="223*logheight/315"/>
              <draw:equation draw:name="f84" draw:formula="225*logwidth/276"/>
              <draw:equation draw:name="f85" draw:formula="212*logheight/315"/>
              <draw:equation draw:name="f86" draw:formula="239*logwidth/276"/>
              <draw:equation draw:name="f87" draw:formula="194*logheight/315"/>
              <draw:equation draw:name="f88" draw:formula="247*logwidth/276"/>
              <draw:equation draw:name="f89" draw:formula="171*logheight/315"/>
              <draw:equation draw:name="f90" draw:formula="244*logwidth/276"/>
              <draw:equation draw:name="f91" draw:formula="155*logheight/315"/>
              <draw:equation draw:name="f92" draw:formula="242*logwidth/276"/>
              <draw:equation draw:name="f93" draw:formula="143*logheight/315"/>
              <draw:equation draw:name="f94" draw:formula="212*logwidth/276"/>
              <draw:equation draw:name="f95" draw:formula="127*logheight/315"/>
              <draw:equation draw:name="f96" draw:formula="197*logwidth/276"/>
              <draw:equation draw:name="f97" draw:formula="121*logheight/315"/>
              <draw:equation draw:name="f98" draw:formula="185*logwidth/276"/>
              <draw:equation draw:name="f99" draw:formula="128*logheight/315"/>
              <draw:equation draw:name="f100" draw:formula="183*logwidth/276"/>
              <draw:equation draw:name="f101" draw:formula="141*logheight/315"/>
              <draw:equation draw:name="f102" draw:formula="173*logwidth/276"/>
              <draw:equation draw:name="f103" draw:formula="158*logheight/315"/>
              <draw:equation draw:name="f104" draw:formula="169*logwidth/276"/>
              <draw:equation draw:name="f105" draw:formula="166*logheight/315"/>
              <draw:equation draw:name="f106" draw:formula="165*logwidth/276"/>
              <draw:equation draw:name="f107" draw:formula="167*logheight/315"/>
              <draw:equation draw:name="f108" draw:formula="166*logwidth/276"/>
              <draw:equation draw:name="f109" draw:formula="153*logheight/315"/>
              <draw:equation draw:name="f110" draw:formula="157*logwidth/276"/>
              <draw:equation draw:name="f111" draw:formula="160*logheight/315"/>
              <draw:equation draw:name="f112" draw:formula="145*logwidth/276"/>
              <draw:equation draw:name="f113" draw:formula="173*logheight/315"/>
              <draw:equation draw:name="f114" draw:formula="142*logwidth/276"/>
              <draw:equation draw:name="f115" draw:formula="193*logheight/315"/>
              <draw:equation draw:name="f116" draw:formula="137*logwidth/276"/>
              <draw:equation draw:name="f117" draw:formula="211*logheight/315"/>
              <draw:equation draw:name="f118" draw:formula="142*logwidth/276"/>
              <draw:equation draw:name="f119" draw:formula="245*logheight/315"/>
              <draw:equation draw:name="f120" draw:formula="141*logwidth/276"/>
              <draw:equation draw:name="f121" draw:formula="286*logheight/315"/>
              <draw:equation draw:name="f122" draw:formula="125*logwidth/276"/>
              <draw:equation draw:name="f123" draw:formula="312*logheight/315"/>
              <draw:equation draw:name="f124" draw:formula="logwidth"/>
              <draw:equation draw:name="f125" draw:formula="logheight"/>
            </draw:enhanced-geometry>
          </draw:custom-shape>
          <draw:custom-shape draw:name="Freeform 37" draw:style-name="gr3" draw:text-style-name="P2" draw:layer="layout" svg:width="1.362cm" svg:height="0.848cm" svg:x="30.557cm" svg:y="6.854cm">
            <text:p><text:span text:style-name="T1"/></text:p>
            <draw:enhanced-geometry draw:mirror-horizontal="false" draw:mirror-vertical="false" drawooo:sub-view-size="124 77" draw:text-areas="0 0 ?f108 ?f109" svg:viewBox="0 0 0 0" draw:type="ooxml-non-primitive" draw:enhanced-path="M 95 74 C 95 73 94 73 94 72 93 72 93 72 93 71 94 71 94 71 94 71 95 71 96 71 96 70 97 70 97 70 97 69 97 69 97 68 98 68 98 67 99 67 100 66 100 66 101 66 101 66 101 66 101 67 102 67 102 67 102 67 103 67 103 67 103 68 103 68 104 68 104 68 104 68 105 68 105 69 105 69 105 69 105 69 105 69 105 70 106 70 106 70 106 70 106 71 106 71 106 72 105 72 105 71 104 71 103 71 103 71 102 71 101 71 100 71 99 72 99 72 98 72 98 72 97 73 97 73 97 73 97 73 96 73 96 73 96 74 95 74 Z M 118 76 C 118 76 118 76 119 76 119 76 119 76 120 76 120 76 120 76 120 76 120 77 121 77 121 77 122 77 122 77 122 77 122 76 122 76 122 76 122 76 121 75 121 75 121 75 121 74 121 74 120 74 120 74 120 74 120 74 119 74 119 74 119 74 118 74 118 74 117 74 117 74 116 75 116 75 116 75 116 76 117 76 117 76 118 76 Z M 124 47 C 123 47 123 47 123 46 123 46 123 45 123 45 123 45 123 44 123 44 123 44 122 44 122 43 122 43 122 42 122 42 121 42 121 41 121 41 121 41 121 41 120 40 120 40 120 40 120 40 120 40 120 40 119 39 119 39 119 39 119 39 119 39 118 39 118 38 118 38 118 38 118 38 117 38 117 38 117 38 116 38 116 38 116 38 116 38 116 38 116 39 117 39 117 39 117 39 117 40 118 39 118 40 119 40 119 42 119 43 119 43 119 44 119 44 119 44 119 44 119 45 119 45 120 45 120 45 120 45 120 45 120 45 120 45 120 46 121 46 121 46 121 46 121 46 121 47 121 47 121 47 121 47 121 48 121 49 121 49 121 50 121 50 121 51 121 51 121 51 120 52 120 52 120 52 119 52 119 52 119 52 119 52 118 52 117 52 117 53 117 53 117 53 116 53 116 53 116 53 115 54 115 54 114 54 114 54 114 54 114 54 113 54 113 54 113 54 113 54 112 54 112 54 111 54 110 54 109 53 109 53 109 53 108 53 108 53 108 53 108 53 107 53 107 53 106 53 106 52 106 52 105 52 105 52 105 52 105 51 104 51 104 51 103 50 103 50 103 49 103 49 103 48 103 47 103 46 103 45 103 45 103 45 103 45 103 44 102 44 102 44 102 44 102 44 101 44 101 44 101 44 100 44 100 43 99 43 99 43 99 43 99 43 99 43 99 43 98 43 98 42 99 42 99 42 99 42 99 42 99 41 100 41 100 40 100 40 100 39 100 38 99 37 99 36 98 35 98 35 98 34 97 33 97 32 96 32 96 31 96 31 95 31 95 31 95 31 94 30 94 30 94 30 94 29 93 30 93 29 93 29 92 29 92 29 92 29 91 29 91 29 90 29 90 29 89 28 88 28 88 28 88 27 87 26 86 26 86 26 86 26 87 25 87 25 87 25 88 24 88 24 88 24 89 23 89 23 89 23 89 22 89 22 90 21 90 21 91 20 92 19 92 17 94 16 94 15 95 15 95 15 95 15 95 15 96 15 96 15 96 15 96 15 96 14 97 15 97 14 97 14 98 14 98 14 98 14 98 13 99 13 99 13 100 13 100 12 100 12 100 11 100 11 100 10 100 9 100 9 100 9 99 10 98 10 98 10 98 11 97 11 97 11 96 11 96 10 96 10 95 10 95 9 94 9 94 8 94 7 94 5 94 3 94 1 94 1 94 0 94 0 92 0 90 0 90 0 89 0 86 1 86 1 86 1 85 2 85 2 85 2 82 3 82 3 82 3 80 4 80 5 80 5 80 6 80 6 80 6 78 6 78 6 78 7 76 9 76 9 36 7 36 7 36 7 9 6 9 6 9 6 0 37 0 37 0 37 1 39 1 39 1 39 24 39 24 39 24 39 24 41 24 41 24 41 26 41 26 41 26 41 26 39 26 39 26 39 59 40 59 40 59 40 74 40 74 40 74 40 74 40 74 44 74 44 74 45 75 46 75 46 75 46 75 49 75 49 79 54 79 54 79 54 79 54 80 54 80 54 80 54 81 55 81 55 81 55 81 55 81 56 81 56 81 56 81 56 82 57 82 57 82 57 82 57 83 59 83 59 83 59 84 63 84 65 84 65 84 65 85 64 85 64 86 64 86 64 86 64 87 64 87 64 87 64 87 63 87 63 88 63 88 63 89 63 89 63 89 63 90 62 90 62 90 62 90 61 90 61 90 60 90 60 90 59 90 59 90 59 91 59 91 59 92 59 92 59 93 59 93 58 93 58 93 58 93 58 94 58 94 58 95 58 95 57 95 57 95 57 96 56 96 56 96 56 96 56 96 55 96 55 96 55 97 55 97 54 97 54 97 54 97 54 98 54 98 54 98 54 99 54 100 54 100 53 101 53 101 53 101 54 101 55 101 56 101 56 101 57 101 58 101 58 100 58 100 59 100 59 100 59 100 60 100 60 100 61 100 61 100 61 99 62 99 62 99 62 99 63 99 63 99 63 100 64 100 63 100 63 101 63 101 63 101 63 102 63 102 63 102 63 102 62 103 62 103 62 103 62 103 62 104 62 104 62 104 62 105 61 105 61 105 61 105 61 106 61 106 61 106 61 106 61 107 61 107 60 107 60 107 60 108 60 108 60 108 59 108 59 108 59 109 59 109 59 109 59 110 59 110 59 110 59 110 59 111 59 111 59 111 59 111 59 111 58 112 59 112 58 112 58 112 58 113 58 113 58 113 58 114 58 114 58 114 58 114 58 114 58 115 58 115 58 116 58 116 58 117 58 117 58 117 58 117 58 117 57 117 57 118 57 118 57 118 57 118 57 120 57 121 57 123 57 123 57 123 57 123 56 124 56 124 56 124 55 124 55 124 55 124 55 124 50 124 50 124 50 124 49 124 48 124 47 Z N">
              <draw:equation draw:name="f0" draw:formula="94*logwidth/124"/>
              <draw:equation draw:name="f1" draw:formula="71*logheight/77"/>
              <draw:equation draw:name="f2" draw:formula="100*logwidth/124"/>
              <draw:equation draw:name="f3" draw:formula="66*logheight/77"/>
              <draw:equation draw:name="f4" draw:formula="103*logwidth/124"/>
              <draw:equation draw:name="f5" draw:formula="68*logheight/77"/>
              <draw:equation draw:name="f6" draw:formula="106*logwidth/124"/>
              <draw:equation draw:name="f7" draw:formula="70*logheight/77"/>
              <draw:equation draw:name="f8" draw:formula="100*logwidth/124"/>
              <draw:equation draw:name="f9" draw:formula="71*logheight/77"/>
              <draw:equation draw:name="f10" draw:formula="95*logwidth/124"/>
              <draw:equation draw:name="f11" draw:formula="74*logheight/77"/>
              <draw:equation draw:name="f12" draw:formula="120*logwidth/124"/>
              <draw:equation draw:name="f13" draw:formula="76*logheight/77"/>
              <draw:equation draw:name="f14" draw:formula="121*logwidth/124"/>
              <draw:equation draw:name="f15" draw:formula="75*logheight/77"/>
              <draw:equation draw:name="f16" draw:formula="118*logwidth/124"/>
              <draw:equation draw:name="f17" draw:formula="74*logheight/77"/>
              <draw:equation draw:name="f18" draw:formula="124*logwidth/124"/>
              <draw:equation draw:name="f19" draw:formula="47*logheight/77"/>
              <draw:equation draw:name="f20" draw:formula="122*logwidth/124"/>
              <draw:equation draw:name="f21" draw:formula="43*logheight/77"/>
              <draw:equation draw:name="f22" draw:formula="120*logwidth/124"/>
              <draw:equation draw:name="f23" draw:formula="40*logheight/77"/>
              <draw:equation draw:name="f24" draw:formula="118*logwidth/124"/>
              <draw:equation draw:name="f25" draw:formula="38*logheight/77"/>
              <draw:equation draw:name="f26" draw:formula="117*logwidth/124"/>
              <draw:equation draw:name="f27" draw:formula="39*logheight/77"/>
              <draw:equation draw:name="f28" draw:formula="119*logwidth/124"/>
              <draw:equation draw:name="f29" draw:formula="45*logheight/77"/>
              <draw:equation draw:name="f30" draw:formula="121*logwidth/124"/>
              <draw:equation draw:name="f31" draw:formula="46*logheight/77"/>
              <draw:equation draw:name="f32" draw:formula="121*logwidth/124"/>
              <draw:equation draw:name="f33" draw:formula="51*logheight/77"/>
              <draw:equation draw:name="f34" draw:formula="117*logwidth/124"/>
              <draw:equation draw:name="f35" draw:formula="53*logheight/77"/>
              <draw:equation draw:name="f36" draw:formula="113*logwidth/124"/>
              <draw:equation draw:name="f37" draw:formula="54*logheight/77"/>
              <draw:equation draw:name="f38" draw:formula="108*logwidth/124"/>
              <draw:equation draw:name="f39" draw:formula="53*logheight/77"/>
              <draw:equation draw:name="f40" draw:formula="103*logwidth/124"/>
              <draw:equation draw:name="f41" draw:formula="50*logheight/77"/>
              <draw:equation draw:name="f42" draw:formula="102*logwidth/124"/>
              <draw:equation draw:name="f43" draw:formula="44*logheight/77"/>
              <draw:equation draw:name="f44" draw:formula="99*logwidth/124"/>
              <draw:equation draw:name="f45" draw:formula="43*logheight/77"/>
              <draw:equation draw:name="f46" draw:formula="100*logwidth/124"/>
              <draw:equation draw:name="f47" draw:formula="40*logheight/77"/>
              <draw:equation draw:name="f48" draw:formula="96*logwidth/124"/>
              <draw:equation draw:name="f49" draw:formula="31*logheight/77"/>
              <draw:equation draw:name="f50" draw:formula="92*logwidth/124"/>
              <draw:equation draw:name="f51" draw:formula="29*logheight/77"/>
              <draw:equation draw:name="f52" draw:formula="86*logwidth/124"/>
              <draw:equation draw:name="f53" draw:formula="26*logheight/77"/>
              <draw:equation draw:name="f54" draw:formula="89*logwidth/124"/>
              <draw:equation draw:name="f55" draw:formula="22*logheight/77"/>
              <draw:equation draw:name="f56" draw:formula="96*logwidth/124"/>
              <draw:equation draw:name="f57" draw:formula="15*logheight/77"/>
              <draw:equation draw:name="f58" draw:formula="99*logwidth/124"/>
              <draw:equation draw:name="f59" draw:formula="13*logheight/77"/>
              <draw:equation draw:name="f60" draw:formula="98*logwidth/124"/>
              <draw:equation draw:name="f61" draw:formula="10*logheight/77"/>
              <draw:equation draw:name="f62" draw:formula="94*logwidth/124"/>
              <draw:equation draw:name="f63" draw:formula="7*logheight/77"/>
              <draw:equation draw:name="f64" draw:formula="86*logwidth/124"/>
              <draw:equation draw:name="f65" draw:formula="1*logheight/77"/>
              <draw:equation draw:name="f66" draw:formula="80*logwidth/124"/>
              <draw:equation draw:name="f67" draw:formula="6*logheight/77"/>
              <draw:equation draw:name="f68" draw:formula="9*logwidth/124"/>
              <draw:equation draw:name="f69" draw:formula="6*logheight/77"/>
              <draw:equation draw:name="f70" draw:formula="24*logwidth/124"/>
              <draw:equation draw:name="f71" draw:formula="41*logheight/77"/>
              <draw:equation draw:name="f72" draw:formula="74*logwidth/124"/>
              <draw:equation draw:name="f73" draw:formula="40*logheight/77"/>
              <draw:equation draw:name="f74" draw:formula="79*logwidth/124"/>
              <draw:equation draw:name="f75" draw:formula="54*logheight/77"/>
              <draw:equation draw:name="f76" draw:formula="81*logwidth/124"/>
              <draw:equation draw:name="f77" draw:formula="56*logheight/77"/>
              <draw:equation draw:name="f78" draw:formula="85*logwidth/124"/>
              <draw:equation draw:name="f79" draw:formula="64*logheight/77"/>
              <draw:equation draw:name="f80" draw:formula="89*logwidth/124"/>
              <draw:equation draw:name="f81" draw:formula="63*logheight/77"/>
              <draw:equation draw:name="f82" draw:formula="90*logwidth/124"/>
              <draw:equation draw:name="f83" draw:formula="59*logheight/77"/>
              <draw:equation draw:name="f84" draw:formula="95*logwidth/124"/>
              <draw:equation draw:name="f85" draw:formula="58*logheight/77"/>
              <draw:equation draw:name="f86" draw:formula="97*logwidth/124"/>
              <draw:equation draw:name="f87" draw:formula="54*logheight/77"/>
              <draw:equation draw:name="f88" draw:formula="101*logwidth/124"/>
              <draw:equation draw:name="f89" draw:formula="54*logheight/77"/>
              <draw:equation draw:name="f90" draw:formula="100*logwidth/124"/>
              <draw:equation draw:name="f91" draw:formula="60*logheight/77"/>
              <draw:equation draw:name="f92" draw:formula="100*logwidth/124"/>
              <draw:equation draw:name="f93" draw:formula="63*logheight/77"/>
              <draw:equation draw:name="f94" draw:formula="104*logwidth/124"/>
              <draw:equation draw:name="f95" draw:formula="62*logheight/77"/>
              <draw:equation draw:name="f96" draw:formula="107*logwidth/124"/>
              <draw:equation draw:name="f97" draw:formula="60*logheight/77"/>
              <draw:equation draw:name="f98" draw:formula="110*logwidth/124"/>
              <draw:equation draw:name="f99" draw:formula="59*logheight/77"/>
              <draw:equation draw:name="f100" draw:formula="113*logwidth/124"/>
              <draw:equation draw:name="f101" draw:formula="58*logheight/77"/>
              <draw:equation draw:name="f102" draw:formula="117*logwidth/124"/>
              <draw:equation draw:name="f103" draw:formula="58*logheight/77"/>
              <draw:equation draw:name="f104" draw:formula="123*logwidth/124"/>
              <draw:equation draw:name="f105" draw:formula="57*logheight/77"/>
              <draw:equation draw:name="f106" draw:formula="124*logwidth/124"/>
              <draw:equation draw:name="f107" draw:formula="50*logheight/77"/>
              <draw:equation draw:name="f108" draw:formula="logwidth"/>
              <draw:equation draw:name="f109" draw:formula="logheight"/>
            </draw:enhanced-geometry>
          </draw:custom-shape>
          <draw:custom-shape draw:name="Freeform 38" draw:style-name="gr3" draw:text-style-name="P2" draw:layer="layout" svg:width="1.693cm" svg:height="0.871cm" svg:x="28.29cm" svg:y="8.451cm">
            <text:p><text:span text:style-name="T1"/></text:p>
            <draw:enhanced-geometry draw:mirror-horizontal="false" draw:mirror-vertical="false" drawooo:sub-view-size="154 79" draw:text-areas="0 0 ?f106 ?f107" svg:viewBox="0 0 0 0" draw:type="ooxml-non-primitive" draw:enhanced-path="M 154 56 C 154 57 153 57 152 57 152 58 152 58 151 58 151 58 150 58 150 59 150 60 150 60 151 61 151 61 151 61 151 62 151 62 151 62 151 62 151 63 151 63 151 63 151 64 151 65 150 66 150 66 149 66 149 67 149 67 149 68 148 68 148 68 148 67 148 67 147 67 147 67 147 67 147 67 147 67 147 67 147 67 146 67 146 67 146 68 146 68 146 69 146 69 146 70 146 70 146 70 145 71 145 71 145 71 145 71 145 72 145 72 145 72 144 72 144 72 144 72 144 73 143 73 143 73 143 74 143 74 143 74 142 74 142 75 142 75 141 76 134 76 134 76 134 76 132 79 132 79 132 79 131 78 130 78 129 78 129 78 128 78 128 79 127 79 126 79 126 79 125 77 127 76 127 75 128 75 128 74 128 74 127 74 126 74 126 73 126 72 128 72 127 71 126 70 126 71 125 71 125 72 124 72 123 71 122 71 123 70 123 69 123 69 123 69 124 68 124 68 124 68 124 67 124 66 124 65 124 64 124 63 125 63 125 62 126 61 126 60 126 59 126 59 126 58 127 57 127 57 127 57 127 57 127 56 126 58 126 58 126 59 125 59 125 60 125 61 125 62 124 62 124 63 123 64 123 65 123 65 123 66 123 66 122 66 122 66 122 65 122 65 122 65 121 65 121 64 120 64 120 65 120 65 120 66 119 67 119 67 118 67 118 66 118 66 118 66 118 66 118 66 117 65 117 65 116 64 115 63 115 62 115 62 115 61 114 61 114 60 114 60 114 61 113 61 112 61 112 60 111 60 111 60 111 59 111 58 110 58 110 57 110 57 110 56 110 55 110 55 111 55 111 55 111 55 112 55 112 55 112 54 113 54 114 54 114 53 113 53 113 52 113 52 113 52 113 52 113 51 113 51 113 51 112 51 112 50 112 50 113 50 113 49 114 49 115 49 115 49 116 49 116 50 116 50 116 50 116 50 116 50 117 51 118 51 119 52 120 51 121 51 122 51 122 50 122 50 123 49 123 49 123 49 123 48 122 48 122 48 121 49 121 49 121 50 121 50 120 51 120 51 119 51 118 50 118 50 117 49 116 49 116 49 116 48 116 48 115 48 115 48 114 47 114 47 114 47 114 46 114 46 114 46 113 45 113 45 113 44 113 44 112 43 112 45 111 45 110 45 110 45 110 44 110 44 110 43 110 43 110 42 110 42 111 41 111 41 112 41 113 41 113 41 114 42 114 42 114 41 115 41 115 41 115 40 115 40 115 39 115 39 115 39 115 38 115 38 116 38 116 38 116 37 115 37 115 37 114 36 114 36 114 36 114 36 113 35 113 35 113 35 113 34 113 34 114 33 114 34 114 34 115 33 114 33 115 32 115 32 115 32 115 31 115 31 115 31 115 30 115 30 115 30 116 30 116 30 116 29 116 29 115 29 115 29 115 29 115 30 114 30 113 30 113 29 113 29 113 29 113 28 113 28 113 28 112 28 112 28 112 27 112 27 112 25 112 25 112 24 113 24 113 24 113 23 113 22 113 22 113 21 114 21 114 20 115 20 115 19 115 19 115 18 116 18 116 18 116 18 116 17 117 17 117 17 117 16 117 16 117 16 117 16 117 17 118 17 119 17 120 17 120 17 120 17 121 17 121 18 122 18 123 17 123 17 124 17 124 17 125 17 126 17 126 16 125 16 123 16 123 16 123 16 121 16 121 16 120 16 121 15 121 14 122 13 123 12 124 11 125 10 125 9 125 8 126 7 124 9 124 9 124 9 123 10 123 10 123 10 122 11 122 11 122 11 121 11 121 11 121 10 122 10 122 10 122 9 122 9 122 8 122 8 122 8 122 8 123 7 123 7 122 7 122 7 122 7 121 7 121 7 121 7 121 8 121 8 120 8 120 8 119 8 119 8 119 8 119 9 118 9 118 9 117 10 117 10 117 11 117 12 118 13 117 14 117 14 116 14 116 15 116 15 116 15 115 15 115 15 115 15 115 15 114 16 114 16 113 16 113 17 112 17 112 18 112 18 112 18 112 18 111 18 112 18 111 18 111 18 111 18 111 18 110 17 110 17 110 17 110 16 110 16 109 15 109 15 108 15 108 16 108 16 109 16 109 17 109 17 109 18 109 18 109 19 109 20 108 20 108 21 107 21 107 22 107 22 107 22 107 22 106 23 106 23 106 23 106 23 106 24 105 24 105 24 105 23 104 23 104 23 104 23 103 23 103 23 103 22 102 22 102 22 101 22 101 23 101 23 101 23 102 23 102 23 102 24 102 24 103 24 103 25 103 25 104 26 104 26 104 26 105 27 105 27 105 27 106 28 106 29 106 30 106 30 106 31 106 31 107 31 107 32 107 32 107 33 107 33 106 34 106 34 105 35 104 36 104 36 103 35 103 35 103 35 102 35 102 35 101 35 102 35 102 35 102 36 103 36 103 36 103 37 103 37 104 37 104 38 104 38 104 39 104 40 103 40 103 41 103 42 103 42 102 42 102 43 102 43 102 43 102 44 102 44 102 45 102 45 102 45 102 45 102 45 102 45 102 46 103 46 103 48 103 49 103 49 103 49 103 50 103 50 103 51 103 52 103 52 104 52 104 52 104 53 104 53 104 53 104 54 104 55 104 56 104 57 105 57 105 58 106 59 106 60 107 60 107 61 108 61 107 62 106 62 106 62 105 61 104 61 104 61 103 60 103 60 102 59 102 59 102 58 101 58 101 57 100 57 100 57 100 56 99 56 99 56 99 55 99 55 98 54 98 54 97 54 98 55 98 56 98 56 99 57 99 57 100 58 100 59 101 59 102 60 103 61 103 62 105 65 108 66 109 69 109 70 110 70 110 70 110 71 110 73 109 74 108 74 108 73 108 72 107 72 107 71 107 70 106 70 106 69 105 69 105 69 105 70 105 70 105 71 104 71 104 71 103 71 103 71 102 70 102 69 102 69 101 68 100 68 100 67 99 67 98 67 97 66 98 66 98 66 98 66 98 65 98 65 98 65 98 65 98 65 98 65 97 65 97 65 96 65 96 65 95 66 95 66 95 66 94 66 94 66 93 65 93 64 93 63 92 63 91 63 92 64 91 64 91 64 90 64 90 64 90 64 89 63 89 63 89 63 88 63 88 62 88 62 88 62 87 61 87 61 87 60 86 60 86 59 85 55 83 57 81 57 82 59 81 60 80 62 78 61 78 59 77 58 77 56 78 54 78 53 79 53 79 52 80 51 81 51 82 50 83 49 85 48 86 46 86 45 86 45 86 44 86 44 85 43 85 44 85 44 85 44 85 44 85 39 85 39 85 39 86 39 86 39 86 39 88 38 88 38 88 38 88 36 88 36 88 36 85 32 85 32 85 32 85 32 82 36 82 35 82 35 80 33 80 33 80 33 78 33 78 33 78 33 77 31 77 31 77 31 76 30 75 30 75 30 72 29 71 29 71 29 68 28 68 27 68 27 68 25 68 25 68 25 70 22 70 22 70 22 67 19 67 19 66 18 61 18 61 18 60 17 60 17 60 17 60 13 60 13 60 13 58 13 58 13 58 13 58 13 59 11 59 11 59 11 59 10 59 10 57 10 57 10 57 10 57 9 57 9 57 9 56 9 56 9 56 9 56 9 56 7 56 6 56 6 57 5 57 5 57 5 55 5 55 5 55 5 53 6 53 6 53 6 54 5 53 5 53 4 52 5 52 5 52 5 46 1 46 1 44 1 44 1 44 1 42 4 42 4 42 4 42 4 39 4 39 4 39 3 38 5 38 5 36 4 36 4 36 4 36 4 37 6 37 6 37 6 36 6 36 6 35 7 35 8 35 8 37 8 37 8 37 8 35 9 35 9 35 9 35 9 33 9 33 9 33 9 31 9 30 8 30 8 28 7 28 7 28 7 26 7 26 7 26 6 25 5 25 5 25 4 24 5 24 5 24 5 24 5 24 5 23 5 23 6 23 7 23 7 23 7 23 7 22 7 22 7 22 7 22 7 19 10 19 10 19 11 18 12 18 12 18 12 17 12 17 12 17 11 16 11 15 11 15 10 14 11 14 11 13 12 13 12 13 12 12 13 12 13 12 13 11 15 11 15 11 15 10 15 10 15 10 15 7 18 7 18 7 18 7 18 5 19 5 19 5 19 0 22 0 22 0 0 0 0 0 0 128 0 128 0 128 0 131 56 131 56 131 56 L 154 56 Z M 109 39 C 110 38 110 37 110 37 110 36 111 36 111 36 112 35 112 35 112 34 112 34 112 34 111 33 111 33 111 33 111 33 110 33 110 33 110 34 110 34 110 35 109 35 109 35 109 36 109 36 108 37 109 37 108 37 109 38 109 39 109 39 Z N">
              <draw:equation draw:name="f0" draw:formula="151*logwidth/154"/>
              <draw:equation draw:name="f1" draw:formula="62*logheight/79"/>
              <draw:equation draw:name="f2" draw:formula="148*logwidth/154"/>
              <draw:equation draw:name="f3" draw:formula="67*logheight/79"/>
              <draw:equation draw:name="f4" draw:formula="145*logwidth/154"/>
              <draw:equation draw:name="f5" draw:formula="71*logheight/79"/>
              <draw:equation draw:name="f6" draw:formula="141*logwidth/154"/>
              <draw:equation draw:name="f7" draw:formula="76*logheight/79"/>
              <draw:equation draw:name="f8" draw:formula="127*logwidth/154"/>
              <draw:equation draw:name="f9" draw:formula="75*logheight/79"/>
              <draw:equation draw:name="f10" draw:formula="123*logwidth/154"/>
              <draw:equation draw:name="f11" draw:formula="69*logheight/79"/>
              <draw:equation draw:name="f12" draw:formula="127*logwidth/154"/>
              <draw:equation draw:name="f13" draw:formula="57*logheight/79"/>
              <draw:equation draw:name="f14" draw:formula="123*logwidth/154"/>
              <draw:equation draw:name="f15" draw:formula="66*logheight/79"/>
              <draw:equation draw:name="f16" draw:formula="118*logwidth/154"/>
              <draw:equation draw:name="f17" draw:formula="66*logheight/79"/>
              <draw:equation draw:name="f18" draw:formula="111*logwidth/154"/>
              <draw:equation draw:name="f19" draw:formula="59*logheight/79"/>
              <draw:equation draw:name="f20" draw:formula="113*logwidth/154"/>
              <draw:equation draw:name="f21" draw:formula="52*logheight/79"/>
              <draw:equation draw:name="f22" draw:formula="116*logwidth/154"/>
              <draw:equation draw:name="f23" draw:formula="50*logheight/79"/>
              <draw:equation draw:name="f24" draw:formula="121*logwidth/154"/>
              <draw:equation draw:name="f25" draw:formula="49*logheight/79"/>
              <draw:equation draw:name="f26" draw:formula="114*logwidth/154"/>
              <draw:equation draw:name="f27" draw:formula="46*logheight/79"/>
              <draw:equation draw:name="f28" draw:formula="111*logwidth/154"/>
              <draw:equation draw:name="f29" draw:formula="41*logheight/79"/>
              <draw:equation draw:name="f30" draw:formula="116*logwidth/154"/>
              <draw:equation draw:name="f31" draw:formula="38*logheight/79"/>
              <draw:equation draw:name="f32" draw:formula="115*logwidth/154"/>
              <draw:equation draw:name="f33" draw:formula="32*logheight/79"/>
              <draw:equation draw:name="f34" draw:formula="113*logwidth/154"/>
              <draw:equation draw:name="f35" draw:formula="30*logheight/79"/>
              <draw:equation draw:name="f36" draw:formula="113*logwidth/154"/>
              <draw:equation draw:name="f37" draw:formula="22*logheight/79"/>
              <draw:equation draw:name="f38" draw:formula="117*logwidth/154"/>
              <draw:equation draw:name="f39" draw:formula="17*logheight/79"/>
              <draw:equation draw:name="f40" draw:formula="123*logwidth/154"/>
              <draw:equation draw:name="f41" draw:formula="16*logheight/79"/>
              <draw:equation draw:name="f42" draw:formula="123*logwidth/154"/>
              <draw:equation draw:name="f43" draw:formula="10*logheight/79"/>
              <draw:equation draw:name="f44" draw:formula="122*logwidth/154"/>
              <draw:equation draw:name="f45" draw:formula="7*logheight/79"/>
              <draw:equation draw:name="f46" draw:formula="117*logwidth/154"/>
              <draw:equation draw:name="f47" draw:formula="11*logheight/79"/>
              <draw:equation draw:name="f48" draw:formula="112*logwidth/154"/>
              <draw:equation draw:name="f49" draw:formula="18*logheight/79"/>
              <draw:equation draw:name="f50" draw:formula="108*logwidth/154"/>
              <draw:equation draw:name="f51" draw:formula="16*logheight/79"/>
              <draw:equation draw:name="f52" draw:formula="106*logwidth/154"/>
              <draw:equation draw:name="f53" draw:formula="23*logheight/79"/>
              <draw:equation draw:name="f54" draw:formula="102*logwidth/154"/>
              <draw:equation draw:name="f55" draw:formula="23*logheight/79"/>
              <draw:equation draw:name="f56" draw:formula="106*logwidth/154"/>
              <draw:equation draw:name="f57" draw:formula="31*logheight/79"/>
              <draw:equation draw:name="f58" draw:formula="102*logwidth/154"/>
              <draw:equation draw:name="f59" draw:formula="35*logheight/79"/>
              <draw:equation draw:name="f60" draw:formula="102*logwidth/154"/>
              <draw:equation draw:name="f61" draw:formula="43*logheight/79"/>
              <draw:equation draw:name="f62" draw:formula="103*logwidth/154"/>
              <draw:equation draw:name="f63" draw:formula="52*logheight/79"/>
              <draw:equation draw:name="f64" draw:formula="107*logwidth/154"/>
              <draw:equation draw:name="f65" draw:formula="62*logheight/79"/>
              <draw:equation draw:name="f66" draw:formula="99*logwidth/154"/>
              <draw:equation draw:name="f67" draw:formula="55*logheight/79"/>
              <draw:equation draw:name="f68" draw:formula="109*logwidth/154"/>
              <draw:equation draw:name="f69" draw:formula="69*logheight/79"/>
              <draw:equation draw:name="f70" draw:formula="105*logwidth/154"/>
              <draw:equation draw:name="f71" draw:formula="70*logheight/79"/>
              <draw:equation draw:name="f72" draw:formula="98*logwidth/154"/>
              <draw:equation draw:name="f73" draw:formula="65*logheight/79"/>
              <draw:equation draw:name="f74" draw:formula="92*logwidth/154"/>
              <draw:equation draw:name="f75" draw:formula="63*logheight/79"/>
              <draw:equation draw:name="f76" draw:formula="86*logwidth/154"/>
              <draw:equation draw:name="f77" draw:formula="60*logheight/79"/>
              <draw:equation draw:name="f78" draw:formula="82*logwidth/154"/>
              <draw:equation draw:name="f79" draw:formula="50*logheight/79"/>
              <draw:equation draw:name="f80" draw:formula="86*logwidth/154"/>
              <draw:equation draw:name="f81" draw:formula="39*logheight/79"/>
              <draw:equation draw:name="f82" draw:formula="78*logwidth/154"/>
              <draw:equation draw:name="f83" draw:formula="33*logheight/79"/>
              <draw:equation draw:name="f84" draw:formula="70*logwidth/154"/>
              <draw:equation draw:name="f85" draw:formula="22*logheight/79"/>
              <draw:equation draw:name="f86" draw:formula="59*logwidth/154"/>
              <draw:equation draw:name="f87" draw:formula="11*logheight/79"/>
              <draw:equation draw:name="f88" draw:formula="57*logwidth/154"/>
              <draw:equation draw:name="f89" draw:formula="5*logheight/79"/>
              <draw:equation draw:name="f90" draw:formula="44*logwidth/154"/>
              <draw:equation draw:name="f91" draw:formula="1*logheight/79"/>
              <draw:equation draw:name="f92" draw:formula="36*logwidth/154"/>
              <draw:equation draw:name="f93" draw:formula="6*logheight/79"/>
              <draw:equation draw:name="f94" draw:formula="28*logwidth/154"/>
              <draw:equation draw:name="f95" draw:formula="7*logheight/79"/>
              <draw:equation draw:name="f96" draw:formula="23*logwidth/154"/>
              <draw:equation draw:name="f97" draw:formula="7*logheight/79"/>
              <draw:equation draw:name="f98" draw:formula="14*logwidth/154"/>
              <draw:equation draw:name="f99" draw:formula="11*logheight/79"/>
              <draw:equation draw:name="f100" draw:formula="5*logwidth/154"/>
              <draw:equation draw:name="f101" draw:formula="19*logheight/79"/>
              <draw:equation draw:name="f102" draw:formula="109*logwidth/154"/>
              <draw:equation draw:name="f103" draw:formula="39*logheight/79"/>
              <draw:equation draw:name="f104" draw:formula="110*logwidth/154"/>
              <draw:equation draw:name="f105" draw:formula="34*logheight/79"/>
              <draw:equation draw:name="f106" draw:formula="logwidth"/>
              <draw:equation draw:name="f107" draw:formula="logheight"/>
            </draw:enhanced-geometry>
          </draw:custom-shape>
          <draw:custom-shape draw:name="Freeform 39" draw:style-name="gr3" draw:text-style-name="P2" draw:layer="layout" svg:width="1.55cm" svg:height="2.39cm" svg:x="31.48cm" svg:y="4.376cm">
            <text:p><text:span text:style-name="T1"/></text:p>
            <draw:enhanced-geometry draw:mirror-horizontal="false" draw:mirror-vertical="false" drawooo:sub-view-size="141 217" draw:text-areas="0 0 ?f120 ?f121" svg:viewBox="0 0 0 0" draw:type="ooxml-non-primitive" draw:enhanced-path="M 74 159 C 74 158 74 158 74 158 75 158 75 158 75 157 75 157 75 157 75 157 75 157 75 156 75 156 76 156 76 156 76 156 76 156 76 157 76 157 76 157 76 157 76 158 76 158 76 158 76 158 76 158 76 158 75 159 75 159 75 159 75 159 75 159 75 159 74 159 Z M 76 165 C 76 165 76 165 77 165 77 165 77 165 77 165 78 165 78 165 78 165 79 165 79 165 79 165 79 164 79 164 79 164 79 164 79 164 79 164 79 164 78 164 78 164 78 164 78 164 78 163 78 163 77 163 77 164 77 164 77 164 77 164 77 164 76 164 76 164 76 164 75 164 75 164 75 165 76 165 76 165 Z M 76 168 C 76 168 76 168 77 168 77 168 77 168 77 169 77 169 77 169 77 169 77 169 77 170 77 170 77 170 78 170 78 170 78 170 79 170 79 170 79 170 79 169 79 169 79 168 79 168 79 168 79 167 79 167 79 167 79 166 78 167 78 167 78 167 77 167 77 167 77 167 76 166 76 167 76 167 76 167 76 168 76 168 76 168 76 168 Z M 82 163 C 83 163 83 163 83 163 83 163 83 163 83 163 83 163 84 163 84 163 84 163 84 163 84 163 84 163 84 162 84 162 84 162 85 162 85 162 85 162 85 161 85 161 85 161 86 161 86 161 86 160 86 160 86 160 86 160 85 160 85 160 85 160 85 160 84 159 84 159 84 159 84 159 84 159 83 159 83 160 83 160 83 160 83 161 83 161 83 161 83 162 83 162 82 162 82 162 82 163 82 163 82 163 82 163 82 163 82 163 Z M 77 154 C 77 154 77 154 77 154 76 153 76 154 76 154 76 154 76 154 77 154 Z M 141 131 C 141 131 140 131 140 131 140 131 140 130 140 130 140 130 140 130 140 130 140 129 140 129 140 129 139 129 139 129 139 129 139 129 139 129 139 129 139 130 139 130 138 130 138 130 138 130 138 131 138 131 138 131 137 131 137 132 137 132 137 132 136 132 136 132 136 131 136 131 136 131 137 131 137 130 137 130 137 130 137 129 137 129 137 128 137 128 137 127 137 127 137 126 137 126 138 126 138 126 138 126 139 126 139 126 139 126 139 126 139 126 140 126 140 126 139 126 139 125 139 125 139 124 139 124 139 123 138 123 138 123 138 122 138 122 138 121 138 121 138 120 137 120 137 119 137 119 137 119 137 118 137 118 136 118 136 118 136 118 136 118 136 118 136 118 135 116 135 116 135 116 134 116 134 116 134 115 133 115 133 114 133 114 132 114 132 114 129 117 129 117 129 117 127 115 127 115 127 115 127 115 126 113 126 113 126 113 125 111 125 111 124 110 124 109 124 109 124 109 127 105 127 105 126 105 126 104 126 104 126 104 124 100 124 100 124 100 124 99 124 99 124 99 124 99 124 99 127 99 127 99 127 99 127 99 127 94 127 94 126 94 125 93 125 93 124 94 124 94 124 94 124 94 123 94 123 94 123 94 121 93 121 93 121 93 119 93 119 93 119 93 118 91 118 91 118 91 116 90 116 90 116 89 115 90 114 90 114 90 113 89 113 89 113 89 114 87 114 87 114 87 114 86 114 86 114 86 113 85 113 84 113 84 113 84 114 84 114 84 115 82 115 82 115 82 114 81 114 81 114 81 113 80 113 80 113 80 114 80 114 80 114 80 115 78 115 78 115 78 115 77 115 77 115 77 114 77 114 77 114 20 114 20 114 20 110 18 110 18 110 18 108 14 108 14 108 14 99 6 99 6 99 6 94 6 94 6 94 6 94 9 94 9 94 9 87 9 87 9 87 9 86 11 86 11 86 11 82 11 82 11 82 11 75 15 75 15 75 15 71 11 71 11 71 11 70 1 70 1 70 1 70 1 69 2 68 2 68 2 64 0 64 0 38 39 38 39 38 39 36 53 36 53 36 53 31 56 31 56 31 56 27 64 27 64 27 64 29 67 29 67 29 67 29 69 29 69 29 69 29 69 27 70 27 70 27 71 28 71 28 71 28 71 27 73 26 73 26 73 28 74 28 74 28 74 27 75 26 75 26 76 27 76 27 76 29 76 29 76 29 76 29 79 29 79 29 79 23 84 23 84 23 84 23 84 24 85 24 86 24 86 24 87 24 87 16 93 16 93 16 93 16 93 12 98 12 98 12 98 16 102 16 102 16 104 16 104 16 104 10 102 10 102 10 102 10 103 10 103 10 103 10 103 9 105 9 105 9 106 10 107 10 107 10 107 9 109 9 109 9 109 8 112 8 112 8 112 6 109 6 109 6 109 5 106 5 106 3 106 3 106 3 106 3 108 3 108 3 108 0 108 0 108 0 108 3 166 3 166 3 166 4 186 4 186 4 186 4 186 4 195 4 195 4 195 4 202 4 202 9 208 9 208 9 208 9 208 9 211 9 211 9 211 9 213 9 214 9 214 10 214 10 214 10 214 11 214 12 215 12 215 13 215 13 216 13 216 13 216 14 217 14 217 14 216 15 216 15 215 15 215 15 214 16 213 17 213 17 212 17 211 17 210 18 209 18 209 18 209 18 208 18 207 18 207 19 206 19 205 19 204 20 204 21 204 22 203 22 203 23 202 24 201 24 200 24 199 24 198 25 198 25 197 25 197 25 196 25 195 25 194 26 194 27 194 27 194 28 194 28 194 29 194 29 194 29 194 29 194 29 193 30 193 31 193 31 192 31 191 31 190 30 189 30 188 29 188 29 187 29 187 30 186 30 186 30 185 31 185 31 185 32 184 32 183 33 183 34 182 34 182 35 181 35 181 36 180 36 180 36 180 36 179 37 179 37 179 37 179 37 179 37 179 37 179 37 179 37 179 38 179 38 179 38 179 38 179 38 180 39 180 39 180 40 180 40 180 40 180 40 179 40 179 40 179 40 179 40 179 40 178 41 178 41 178 42 179 42 179 43 179 43 180 43 181 44 181 44 182 44 182 43 183 43 184 43 184 43 185 44 185 44 185 44 185 45 185 45 184 45 184 45 184 45 184 45 184 45 184 45 183 45 183 45 183 45 183 45 183 45 182 45 182 45 181 45 181 45 180 45 180 45 179 45 179 45 179 44 178 44 178 44 177 44 177 44 176 44 176 44 175 45 175 45 175 45 176 45 176 45 176 45 177 45 178 46 179 46 180 46 181 46 181 46 182 46 182 46 182 46 183 46 183 47 183 46 182 47 182 47 182 47 182 47 181 47 181 47 181 47 181 47 180 47 180 48 180 48 180 48 179 48 179 47 180 47 180 47 180 47 180 47 180 47 180 47 180 47 180 47 180 46 179 46 179 46 179 46 178 46 177 47 177 47 177 47 176 47 177 47 177 47 177 47 177 48 178 47 178 47 178 47 179 47 179 48 179 48 179 48 179 48 178 48 178 48 178 48 178 49 178 49 178 49 178 49 178 50 178 50 178 50 178 51 178 51 178 51 178 51 178 51 179 51 179 51 178 51 178 51 178 52 177 52 177 52 176 52 176 52 175 52 175 52 175 52 174 52 174 52 174 52 173 52 173 52 173 52 173 53 173 53 172 53 172 53 172 53 173 53 174 53 174 53 175 53 175 53 176 53 176 53 177 54 177 54 177 54 177 54 177 54 178 54 178 54 178 54 178 54 178 54 178 54 179 54 179 55 179 55 178 55 178 56 178 56 177 56 177 56 177 56 176 57 176 57 175 57 175 57 175 57 174 58 174 58 173 58 173 58 173 59 173 59 172 59 172 59 171 59 171 59 170 59 170 59 170 59 169 59 169 59 169 59 169 59 169 60 169 60 169 60 169 60 169 61 170 61 170 61 170 61 170 60 170 60 170 60 170 60 170 60 171 60 171 60 171 60 172 60 172 60 172 60 173 60 173 61 173 61 174 61 174 61 174 62 174 62 174 63 174 63 174 63 175 63 175 64 175 64 175 64 175 65 175 65 175 65 174 65 174 65 174 66 173 66 173 66 173 66 173 66 173 66 173 66 173 67 173 67 173 67 173 68 173 68 172 68 172 68 172 69 172 69 171 69 171 69 171 69 171 70 170 70 170 70 169 70 169 71 169 71 168 71 168 71 168 70 168 70 168 70 168 70 168 70 168 70 167 70 167 70 167 70 167 70 167 69 166 69 166 69 166 70 166 70 166 70 166 70 166 70 165 70 165 70 165 70 165 70 165 70 164 70 164 70 163 70 163 70 163 70 163 71 163 71 162 71 162 71 162 71 162 71 161 71 161 71 161 71 161 71 160 71 160 72 160 72 160 72 160 72 160 72 159 72 159 72 159 72 159 72 159 73 158 73 158 73 158 74 157 74 157 74 156 74 156 74 156 74 155 74 154 74 154 73 154 73 154 73 154 73 153 73 153 73 153 73 153 73 152 73 152 74 152 74 152 74 152 74 152 74 152 74 151 74 151 74 151 75 151 75 151 75 151 75 151 76 151 76 150 76 150 76 150 77 150 77 150 77 150 78 150 78 150 78 150 78 149 78 149 78 149 78 149 78 148 78 148 79 148 79 148 79 147 79 147 79 147 79 147 79 146 79 146 79 146 79 145 79 145 80 145 80 145 80 146 80 146 80 147 80 147 80 147 80 148 80 148 81 148 81 148 81 148 80 148 80 149 80 149 79 150 79 151 79 151 79 151 79 151 79 151 79 152 78 152 78 152 78 153 78 153 78 154 78 154 78 155 78 155 78 156 79 156 79 156 79 156 80 156 80 157 80 157 81 157 81 157 81 157 81 156 81 156 81 156 81 156 82 156 82 156 82 156 83 157 83 157 84 158 84 158 84 158 85 158 85 158 85 158 85 158 85 159 86 159 86 159 87 159 87 160 88 160 88 160 88 160 88 160 88 160 88 160 88 160 88 161 89 161 89 161 89 160 89 160 89 160 89 160 89 160 89 160 89 159 89 159 89 159 89 158 89 158 89 158 89 158 89 157 88 157 88 157 88 156 88 156 88 155 88 155 88 154 88 154 89 154 89 153 89 153 89 153 89 153 89 152 89 152 89 152 90 152 89 151 89 151 89 151 90 150 90 150 90 150 90 150 90 150 90 150 90 149 90 149 91 149 91 149 91 149 91 149 91 148 91 148 91 148 91 149 91 150 91 150 91 150 91 150 91 151 92 151 92 151 92 151 92 151 92 151 92 151 92 152 92 152 92 152 92 152 93 152 93 152 93 152 93 152 94 151 94 151 94 151 95 151 95 150 95 151 96 151 95 151 95 152 95 152 94 152 94 153 94 153 94 153 94 154 94 154 94 155 94 155 94 155 94 156 94 156 94 156 94 157 94 157 93 157 93 157 93 157 93 158 93 158 92 158 92 158 92 158 92 159 92 159 93 160 94 160 94 160 94 160 95 160 95 160 96 160 96 159 97 159 97 159 98 159 98 159 98 158 98 158 98 158 98 158 98 158 98 158 99 157 99 157 99 157 100 156 100 156 100 156 100 155 100 155 100 155 100 154 100 154 100 153 99 154 99 153 99 153 98 153 98 153 98 152 98 152 97 152 97 152 96 151 96 151 96 150 97 150 97 150 97 149 97 149 97 148 96 148 96 147 97 147 97 147 97 147 97 147 97 147 97 148 97 148 98 148 98 149 99 149 99 149 99 149 99 148 99 148 99 148 99 148 100 148 100 148 100 148 101 147 101 148 101 148 101 148 102 148 102 149 103 149 103 149 103 150 103 151 103 152 103 152 103 153 103 153 103 153 103 154 104 154 104 154 104 154 104 154 105 154 105 155 105 155 105 155 106 155 105 154 105 154 105 153 105 153 106 152 106 151 106 151 106 150 106 150 106 149 106 149 106 149 107 149 107 149 107 149 107 149 107 149 108 148 108 149 108 149 108 149 108 149 108 150 108 150 108 150 108 150 109 151 109 151 109 152 109 152 110 152 110 152 110 153 111 153 111 153 111 152 111 152 111 152 111 151 111 151 111 151 111 150 111 150 112 150 112 149 112 149 112 148 112 147 112 147 112 146 112 146 112 145 112 145 112 145 112 145 113 145 113 145 113 145 113 145 113 145 113 145 113 145 113 145 114 145 114 145 115 145 116 145 116 145 117 145 118 145 118 145 118 146 118 146 119 146 119 146 119 146 119 146 120 146 121 146 122 146 122 146 122 145 122 145 122 144 122 143 123 142 123 141 123 141 123 141 123 141 123 141 123 141 123 141 124 141 124 141 124 141 124 141 124 141 124 141 124 142 124 142 124 142 124 142 125 142 125 142 125 142 126 142 126 143 126 143 126 143 126 143 126 143 126 143 127 143 127 143 127 143 128 143 128 142 128 142 128 142 128 142 128 141 128 141 128 140 128 140 128 140 128 139 129 139 129 139 129 139 129 139 129 138 129 138 129 138 129 138 130 138 130 138 130 138 130 138 131 138 131 138 131 138 131 139 132 139 132 139 132 140 132 140 132 140 132 141 132 142 133 141 133 141 133 141 134 141 134 141 134 141 134 140 135 140 135 140 135 140 135 140 136 140 137 139 137 138 138 138 139 137 139 136 140 136 140 135 141 135 141 135 141 134 141 134 141 133 141 132 141 131 Z N">
              <draw:equation draw:name="f0" draw:formula="76*logwidth/141"/>
              <draw:equation draw:name="f1" draw:formula="158*logheight/217"/>
              <draw:equation draw:name="f2" draw:formula="78*logwidth/141"/>
              <draw:equation draw:name="f3" draw:formula="165*logheight/217"/>
              <draw:equation draw:name="f4" draw:formula="76*logwidth/141"/>
              <draw:equation draw:name="f5" draw:formula="164*logheight/217"/>
              <draw:equation draw:name="f6" draw:formula="78*logwidth/141"/>
              <draw:equation draw:name="f7" draw:formula="170*logheight/217"/>
              <draw:equation draw:name="f8" draw:formula="76*logwidth/141"/>
              <draw:equation draw:name="f9" draw:formula="168*logheight/217"/>
              <draw:equation draw:name="f10" draw:formula="85*logwidth/141"/>
              <draw:equation draw:name="f11" draw:formula="162*logheight/217"/>
              <draw:equation draw:name="f12" draw:formula="83*logwidth/141"/>
              <draw:equation draw:name="f13" draw:formula="161*logheight/217"/>
              <draw:equation draw:name="f14" draw:formula="77*logwidth/141"/>
              <draw:equation draw:name="f15" draw:formula="154*logheight/217"/>
              <draw:equation draw:name="f16" draw:formula="138*logwidth/141"/>
              <draw:equation draw:name="f17" draw:formula="130*logheight/217"/>
              <draw:equation draw:name="f18" draw:formula="137*logwidth/141"/>
              <draw:equation draw:name="f19" draw:formula="127*logheight/217"/>
              <draw:equation draw:name="f20" draw:formula="138*logwidth/141"/>
              <draw:equation draw:name="f21" draw:formula="121*logheight/217"/>
              <draw:equation draw:name="f22" draw:formula="132*logwidth/141"/>
              <draw:equation draw:name="f23" draw:formula="114*logheight/217"/>
              <draw:equation draw:name="f24" draw:formula="124*logwidth/141"/>
              <draw:equation draw:name="f25" draw:formula="100*logheight/217"/>
              <draw:equation draw:name="f26" draw:formula="121*logwidth/141"/>
              <draw:equation draw:name="f27" draw:formula="93*logheight/217"/>
              <draw:equation draw:name="f28" draw:formula="113*logwidth/141"/>
              <draw:equation draw:name="f29" draw:formula="84*logheight/217"/>
              <draw:equation draw:name="f30" draw:formula="114*logwidth/141"/>
              <draw:equation draw:name="f31" draw:formula="77*logheight/217"/>
              <draw:equation draw:name="f32" draw:formula="86*logwidth/141"/>
              <draw:equation draw:name="f33" draw:formula="11*logheight/217"/>
              <draw:equation draw:name="f34" draw:formula="36*logwidth/141"/>
              <draw:equation draw:name="f35" draw:formula="53*logheight/217"/>
              <draw:equation draw:name="f36" draw:formula="28*logwidth/141"/>
              <draw:equation draw:name="f37" draw:formula="74*logheight/217"/>
              <draw:equation draw:name="f38" draw:formula="16*logwidth/141"/>
              <draw:equation draw:name="f39" draw:formula="93*logheight/217"/>
              <draw:equation draw:name="f40" draw:formula="9*logwidth/141"/>
              <draw:equation draw:name="f41" draw:formula="109*logheight/217"/>
              <draw:equation draw:name="f42" draw:formula="4*logwidth/141"/>
              <draw:equation draw:name="f43" draw:formula="186*logheight/217"/>
              <draw:equation draw:name="f44" draw:formula="13*logwidth/141"/>
              <draw:equation draw:name="f45" draw:formula="216*logheight/217"/>
              <draw:equation draw:name="f46" draw:formula="20*logwidth/141"/>
              <draw:equation draw:name="f47" draw:formula="204*logheight/217"/>
              <draw:equation draw:name="f48" draw:formula="29*logwidth/141"/>
              <draw:equation draw:name="f49" draw:formula="193*logheight/217"/>
              <draw:equation draw:name="f50" draw:formula="36*logwidth/141"/>
              <draw:equation draw:name="f51" draw:formula="180*logheight/217"/>
              <draw:equation draw:name="f52" draw:formula="40*logwidth/141"/>
              <draw:equation draw:name="f53" draw:formula="179*logheight/217"/>
              <draw:equation draw:name="f54" draw:formula="45*logwidth/141"/>
              <draw:equation draw:name="f55" draw:formula="184*logheight/217"/>
              <draw:equation draw:name="f56" draw:formula="45*logwidth/141"/>
              <draw:equation draw:name="f57" draw:formula="175*logheight/217"/>
              <draw:equation draw:name="f58" draw:formula="47*logwidth/141"/>
              <draw:equation draw:name="f59" draw:formula="181*logheight/217"/>
              <draw:equation draw:name="f60" draw:formula="47*logwidth/141"/>
              <draw:equation draw:name="f61" draw:formula="177*logheight/217"/>
              <draw:equation draw:name="f62" draw:formula="51*logwidth/141"/>
              <draw:equation draw:name="f63" draw:formula="178*logheight/217"/>
              <draw:equation draw:name="f64" draw:formula="53*logwidth/141"/>
              <draw:equation draw:name="f65" draw:formula="172*logheight/217"/>
              <draw:equation draw:name="f66" draw:formula="55*logwidth/141"/>
              <draw:equation draw:name="f67" draw:formula="178*logheight/217"/>
              <draw:equation draw:name="f68" draw:formula="59*logwidth/141"/>
              <draw:equation draw:name="f69" draw:formula="169*logheight/217"/>
              <draw:equation draw:name="f70" draw:formula="61*logwidth/141"/>
              <draw:equation draw:name="f71" draw:formula="173*logheight/217"/>
              <draw:equation draw:name="f72" draw:formula="66*logwidth/141"/>
              <draw:equation draw:name="f73" draw:formula="173*logheight/217"/>
              <draw:equation draw:name="f74" draw:formula="70*logwidth/141"/>
              <draw:equation draw:name="f75" draw:formula="168*logheight/217"/>
              <draw:equation draw:name="f76" draw:formula="70*logwidth/141"/>
              <draw:equation draw:name="f77" draw:formula="163*logheight/217"/>
              <draw:equation draw:name="f78" draw:formula="74*logwidth/141"/>
              <draw:equation draw:name="f79" draw:formula="157*logheight/217"/>
              <draw:equation draw:name="f80" draw:formula="74*logwidth/141"/>
              <draw:equation draw:name="f81" draw:formula="151*logheight/217"/>
              <draw:equation draw:name="f82" draw:formula="79*logwidth/141"/>
              <draw:equation draw:name="f83" draw:formula="147*logheight/217"/>
              <draw:equation draw:name="f84" draw:formula="79*logwidth/141"/>
              <draw:equation draw:name="f85" draw:formula="151*logheight/217"/>
              <draw:equation draw:name="f86" draw:formula="81*logwidth/141"/>
              <draw:equation draw:name="f87" draw:formula="156*logheight/217"/>
              <draw:equation draw:name="f88" draw:formula="88*logwidth/141"/>
              <draw:equation draw:name="f89" draw:formula="160*logheight/217"/>
              <draw:equation draw:name="f90" draw:formula="88*logwidth/141"/>
              <draw:equation draw:name="f91" draw:formula="156*logheight/217"/>
              <draw:equation draw:name="f92" draw:formula="90*logwidth/141"/>
              <draw:equation draw:name="f93" draw:formula="149*logheight/217"/>
              <draw:equation draw:name="f94" draw:formula="93*logwidth/141"/>
              <draw:equation draw:name="f95" draw:formula="152*logheight/217"/>
              <draw:equation draw:name="f96" draw:formula="94*logwidth/141"/>
              <draw:equation draw:name="f97" draw:formula="156*logheight/217"/>
              <draw:equation draw:name="f98" draw:formula="98*logwidth/141"/>
              <draw:equation draw:name="f99" draw:formula="159*logheight/217"/>
              <draw:equation draw:name="f100" draw:formula="98*logwidth/141"/>
              <draw:equation draw:name="f101" draw:formula="153*logheight/217"/>
              <draw:equation draw:name="f102" draw:formula="99*logwidth/141"/>
              <draw:equation draw:name="f103" draw:formula="149*logheight/217"/>
              <draw:equation draw:name="f104" draw:formula="103*logwidth/141"/>
              <draw:equation draw:name="f105" draw:formula="153*logheight/217"/>
              <draw:equation draw:name="f106" draw:formula="107*logwidth/141"/>
              <draw:equation draw:name="f107" draw:formula="149*logheight/217"/>
              <draw:equation draw:name="f108" draw:formula="111*logwidth/141"/>
              <draw:equation draw:name="f109" draw:formula="152*logheight/217"/>
              <draw:equation draw:name="f110" draw:formula="113*logwidth/141"/>
              <draw:equation draw:name="f111" draw:formula="145*logheight/217"/>
              <draw:equation draw:name="f112" draw:formula="123*logwidth/141"/>
              <draw:equation draw:name="f113" draw:formula="142*logheight/217"/>
              <draw:equation draw:name="f114" draw:formula="126*logwidth/141"/>
              <draw:equation draw:name="f115" draw:formula="143*logheight/217"/>
              <draw:equation draw:name="f116" draw:formula="129*logwidth/141"/>
              <draw:equation draw:name="f117" draw:formula="138*logheight/217"/>
              <draw:equation draw:name="f118" draw:formula="135*logwidth/141"/>
              <draw:equation draw:name="f119" draw:formula="140*logheight/217"/>
              <draw:equation draw:name="f120" draw:formula="logwidth"/>
              <draw:equation draw:name="f121" draw:formula="logheight"/>
            </draw:enhanced-geometry>
          </draw:custom-shape>
          <draw:custom-shape draw:name="Freeform 40" draw:style-name="gr3" draw:text-style-name="P2" draw:layer="layout" svg:width="1.881cm" svg:height="1.761cm" svg:x="22.764cm" svg:y="11.622cm">
            <text:p><text:span text:style-name="T1"/></text:p>
            <draw:enhanced-geometry draw:mirror-horizontal="false" draw:mirror-vertical="false" drawooo:sub-view-size="171 160" draw:text-areas="0 0 ?f116 ?f117" svg:viewBox="0 0 0 0" draw:type="ooxml-non-primitive" draw:enhanced-path="M 148 150 C 148 150 148 150 149 149 149 149 149 149 149 149 149 148 149 148 149 148 149 148 150 148 150 148 150 147 151 148 151 148 151 149 151 149 151 149 151 150 150 150 150 150 150 151 150 151 150 151 149 151 149 151 148 150 Z M 160 155 C 160 155 160 155 160 154 161 154 161 154 161 153 161 153 161 153 162 152 162 152 162 152 162 152 161 152 161 152 161 152 161 152 161 152 161 152 160 153 160 153 159 153 159 153 159 152 159 152 158 152 158 151 158 151 158 151 158 151 158 151 157 151 157 151 157 151 157 151 157 151 157 151 157 152 157 152 157 152 157 153 157 153 157 153 158 154 158 154 158 154 158 155 158 155 159 155 159 156 159 156 159 156 160 156 160 156 160 155 Z M 168 152 C 168 152 168 152 169 152 169 153 169 153 169 153 170 152 169 152 169 152 169 152 169 151 168 150 168 150 167 150 167 150 166 150 166 150 166 150 166 151 166 151 166 151 167 151 167 152 168 152 Z M 168 160 C 168 160 168 160 169 160 169 160 169 160 169 160 170 159 170 159 170 158 170 158 170 158 170 158 170 158 170 157 170 157 170 157 170 156 171 156 171 156 171 156 171 156 171 155 170 156 170 156 170 156 169 156 169 156 169 156 169 157 168 157 168 157 168 157 167 158 167 158 167 158 167 159 167 159 168 160 168 160 Z M 152 113 C 152 113 150 104 150 104 145 96 145 96 145 96 145 95 145 95 145 95 145 95 148 85 148 85 148 85 148 82 148 82 83 82 83 82 83 82 83 82 84 81 84 81 84 81 85 80 85 80 85 79 83 78 83 78 83 78 83 77 83 77 83 76 84 75 84 75 84 75 84 74 84 74 83 73 83 73 83 72 83 72 83 72 83 72 83 72 84 72 85 71 86 71 87 71 87 71 87 71 86 69 86 68 85 67 85 66 85 65 85 65 86 65 86 65 87 65 86 66 86 66 87 67 87 68 88 67 88 67 88 66 88 66 88 65 88 64 87 64 87 63 87 63 87 63 87 62 87 62 87 62 86 61 88 61 88 60 89 60 89 60 90 59 90 59 90 59 90 59 90 58 89 58 89 58 88 58 88 58 87 57 87 57 87 57 88 57 88 57 89 57 90 57 90 57 90 58 91 58 91 57 91 55 92 53 92 53 92 53 92 52 93 52 93 52 93 52 93 52 94 52 94 52 94 52 95 52 95 51 95 51 94 51 94 51 94 51 93 51 93 51 92 50 93 49 93 49 93 48 94 47 94 48 95 48 94 49 95 49 95 49 95 49 96 49 96 48 96 47 96 47 96 46 97 46 97 46 98 45 98 45 98 45 98 44 99 43 100 42 101 42 102 42 101 41 101 40 101 40 101 40 100 39 99 39 99 39 99 38 100 38 100 38 100 39 100 39 101 39 101 39 102 40 102 39 102 39 103 38 103 38 103 38 103 37 104 37 104 37 104 37 104 37 104 36 104 36 104 35 104 35 103 34 103 34 103 35 103 35 103 35 103 35 103 36 103 36 103 36 102 36 102 37 101 37 100 37 100 36 99 36 99 35 99 34 99 34 99 33 100 33 101 33 101 33 102 33 102 32 103 32 104 32 104 33 104 33 104 33 104 33 104 34 105 34 106 34 105 32 105 32 105 31 105 30 106 30 106 30 108 29 108 29 109 29 109 28 109 27 108 27 108 28 107 28 107 28 105 28 105 27 105 26 106 25 106 24 105 24 105 24 104 24 104 24 103 24 103 24 102 24 102 23 101 23 101 23 101 22 101 22 101 21 101 21 101 20 101 20 101 19 102 20 102 20 102 21 103 21 103 21 105 22 105 22 105 21 104 20 103 20 103 20 103 20 103 20 103 19 102 19 102 19 103 18 104 18 104 17 105 16 105 16 104 16 103 16 103 16 102 17 102 17 101 18 100 18 100 18 100 17 100 17 100 16 101 15 101 14 101 14 102 13 102 13 103 12 103 12 102 12 101 12 100 12 99 11 99 11 99 10 99 10 99 10 99 9 99 9 99 9 99 8 99 8 99 8 100 8 100 7 101 7 103 6 102 4 102 3 102 3 101 2 101 2 101 1 100 1 100 1 100 2 100 2 100 3 100 3 100 3 100 4 100 4 99 5 98 5 97 4 97 3 97 3 98 2 98 2 99 0 99 0 99 0 0 0 0 0 0 0 0 42 0 42 0 42 0 42 6 48 6 49 6 49 8 53 8 54 8 55 8 57 8 57 8 57 7 59 8 59 8 60 11 61 11 62 11 62 11 62 11 62 10 62 10 63 10 63 10 63 11 64 12 64 12 65 12 66 12 66 12 67 13 67 13 67 13 68 12 69 12 69 12 69 12 70 12 70 13 71 15 73 15 73 15 74 15 74 15 75 15 75 16 76 16 76 16 76 17 75 17 75 17 75 17 76 17 76 17 77 16 78 16 78 17 78 17 79 17 80 17 80 17 81 16 81 16 82 16 82 16 82 16 83 17 84 17 85 17 85 17 86 17 87 17 87 16 89 16 90 16 90 15 93 15 94 14 95 13 98 12 98 12 99 10 99 10 100 10 100 11 101 11 102 11 102 11 105 11 105 11 106 10 107 10 107 10 108 9 108 9 109 10 110 11 111 11 111 11 112 11 114 11 115 11 115 11 119 11 120 11 120 9 122 8 124 8 124 8 124 9 124 9 124 9 125 9 126 9 126 8 127 8 128 8 128 9 129 8 129 8 129 7 130 7 130 6 130 5 130 5 131 5 132 5 132 6 133 6 133 6 134 7 134 7 134 8 134 8 134 9 134 9 134 10 133 11 133 13 133 14 133 15 132 16 132 17 132 19 131 20 132 21 132 23 132 24 131 26 132 27 132 28 132 29 132 30 132 31 132 33 133 34 133 36 133 37 134 38 134 40 135 41 136 43 136 44 137 45 138 47 138 48 139 50 139 51 139 51 140 52 140 53 140 54 140 55 140 56 140 57 141 59 141 60 141 61 141 62 141 62 140 63 141 64 140 64 141 65 140 65 140 65 140 66 139 66 139 66 139 67 139 67 139 68 139 68 139 68 139 68 138 67 138 67 138 67 138 67 138 67 137 67 137 67 137 66 137 66 136 65 136 65 135 65 135 65 135 64 134 64 134 64 134 64 134 63 133 64 133 64 132 65 132 65 131 65 130 65 130 65 129 65 129 66 129 66 129 66 129 67 130 66 132 67 132 67 133 69 132 69 132 69 132 69 132 70 131 70 131 70 131 70 131 71 131 71 129 71 128 71 127 70 125 71 125 72 125 72 126 72 126 72 126 72 127 72 127 72 127 72 128 72 128 73 129 73 129 73 128 73 128 74 128 75 128 75 127 76 127 76 127 76 127 77 127 77 127 77 127 77 128 77 129 78 130 77 131 76 131 76 132 75 133 75 134 75 134 76 134 76 133 77 133 77 133 77 133 78 133 79 133 79 133 80 133 82 133 83 133 83 133 84 133 84 134 84 134 83 134 83 134 83 135 83 136 84 137 84 137 85 137 85 137 86 137 86 138 86 138 86 139 86 139 86 140 87 140 87 141 87 141 87 141 87 142 87 142 87 143 88 143 88 143 89 144 89 144 90 144 91 144 91 143 92 142 92 142 93 142 94 142 94 143 95 143 95 143 95 142 95 141 95 141 96 141 97 140 98 140 99 139 100 139 100 140 101 140 102 141 102 141 102 141 101 141 101 142 100 142 100 142 100 142 99 142 99 142 99 142 98 143 98 143 97 143 97 143 95 143 96 144 97 144 97 145 97 146 98 147 98 147 98 148 98 148 99 148 99 149 100 149 101 150 100 150 99 150 98 150 98 150 97 150 96 149 95 150 95 150 95 150 94 151 94 151 94 151 94 151 93 151 95 152 95 152 95 152 95 153 96 153 96 153 96 153 97 153 97 153 98 153 99 153 100 154 100 154 101 154 101 154 102 154 102 155 102 155 103 155 103 155 104 155 105 155 104 155 104 154 104 154 104 154 103 154 103 154 103 153 103 153 103 153 103 152 103 152 104 151 104 151 105 151 105 150 106 149 106 149 107 149 107 149 108 149 108 150 108 150 108 151 109 151 109 152 110 152 111 152 111 152 111 153 111 153 111 154 110 154 110 154 109 154 109 154 107 155 108 156 108 156 108 156 108 157 109 157 109 157 109 157 110 158 110 157 111 157 111 157 112 157 113 156 113 156 114 156 114 156 115 155 115 154 116 153 116 153 116 152 117 152 117 152 118 153 118 153 118 154 119 154 119 153 119 153 119 153 119 152 119 152 119 151 119 151 119 150 119 150 120 150 120 150 122 150 121 149 121 149 121 149 121 149 121 148 122 148 122 149 123 149 123 149 123 149 124 150 124 150 125 150 126 150 127 150 128 151 129 151 129 152 130 152 131 153 131 153 131 154 131 154 131 155 131 155 132 155 132 155 132 156 132 156 131 158 132 158 132 159 133 158 134 158 134 157 135 157 136 156 136 155 136 154 136 153 136 152 136 151 136 150 136 149 136 148 136 147 137 146 137 145 136 144 136 144 134 144 134 144 133 143 133 143 133 143 132 143 132 142 132 142 132 141 133 141 133 141 134 140 134 139 134 139 134 138 134 138 134 138 134 138 133 138 133 137 133 137 133 137 132 136 132 136 132 135 131 136 131 136 131 136 130 136 129 137 129 136 129 136 129 136 129 136 128 135 128 135 128 135 128 135 128 134 127 133 128 133 128 132 129 132 129 132 130 132 131 132 131 131 132 131 132 131 132 131 133 131 133 130 133 130 134 130 133 131 133 132 133 132 133 133 133 134 133 134 132 134 133 135 133 135 133 135 134 136 135 136 135 136 135 137 136 138 135 139 135 139 136 141 137 142 139 143 139 144 141 144 142 144 143 144 144 144 144 144 145 144 145 144 145 144 145 145 145 146 146 146 146 146 147 146 147 146 148 147 148 147 148 147 149 147 150 147 150 147 151 147 152 147 153 147 154 147 154 147 154 148 155 148 155 149 156 149 156 149 156 149 157 150 157 150 158 149 158 149 158 149 158 148 159 149 159 149 159 149 159 149 159 149 160 149 160 149 160 150 161 150 162 151 162 151 163 151 163 151 163 151 163 151 163 151 164 151 164 150 164 150 165 150 165 150 165 150 165 149 164 149 163 149 163 149 162 149 162 149 161 149 161 148 160 148 160 147 160 147 159 147 158 147 158 147 158 147 157 148 157 148 156 148 156 148 155 148 155 148 154 147 154 147 155 146 155 146 155 145 154 144 154 143 154 144 153 143 153 143 153 142 152 142 152 141 152 142 151 141 151 141 150 141 150 141 150 140 149 140 149 139 149 139 149 138 149 138 148 138 148 138 148 138 147 138 147 138 147 137 147 137 146 137 146 137 146 136 146 136 146 136 147 136 147 136 147 135 147 135 147 135 147 135 148 135 148 135 148 136 148 136 148 137 149 137 149 137 150 138 150 138 151 138 151 137 152 137 152 137 153 137 153 136 153 136 153 136 154 136 154 136 155 136 154 136 154 135 153 136 153 135 153 135 153 135 153 135 152 135 152 134 152 134 152 134 153 134 153 134 153 133 153 133 153 133 154 132 154 132 154 132 153 131 153 131 153 131 153 131 153 130 153 130 153 130 154 130 154 131 154 131 155 131 155 132 155 133 156 133 157 134 157 134 158 135 159 135 159 135 159 134 159 133 159 133 159 132 159 132 159 131 160 130 160 129 160 129 160 128 160 127 160 127 161 127 161 126 161 126 161 125 161 125 161 124 160 124 159 124 159 124 159 124 159 123 159 123 159 123 158 123 158 122 159 121 159 120 158 121 157 121 156 122 156 122 155 122 155 123 155 123 155 124 155 124 156 125 157 125 156 126 155 127 155 127 155 128 155 128 155 128 154 128 153 129 153 128 152 128 151 127 150 128 149 127 148 126 147 126 146 126 146 125 145 125 145 125 145 124 144 124 144 124 144 123 145 122 145 122 145 122 145 121 146 121 146 121 146 121 147 120 147 120 147 120 148 120 148 119 149 119 149 119 150 118 150 118 149 117 149 117 149 116 148 116 148 116 147 117 147 117 146 117 145 118 145 118 144 118 144 118 144 118 144 118 144 118 143 118 143 118 142 119 142 119 141 119 141 120 140 120 139 120 139 120 138 121 137 121 137 121 136 121 135 121 133 121 132 121 131 121 130 121 129 121 129 121 129 121 129 121 128 120 128 120 128 120 127 120 127 120 126 119 126 119 126 119 126 119 125 118 125 118 125 118 124 118 125 117 125 116 125 115 125 115 126 114 127 113 128 112 128 112 128 111 126 111 126 111 125 111 125 112 125 113 125 113 124 113 124 114 124 114 124 114 124 115 123 116 120 116 120 115 119 115 120 114 120 114 120 113 120 112 120 112 121 111 121 110 122 110 122 110 123 109 124 109 124 109 124 110 125 110 125 110 125 110 126 110 127 110 127 111 128 110 130 110 130 109 131 108 132 108 132 108 133 108 134 108 135 108 136 108 136 108 136 108 137 108 137 109 137 109 137 109 138 110 138 110 139 110 139 110 139 111 139 111 140 111 139 112 140 112 141 112 142 112 143 113 143 114 144 114 145 114 146 114 147 115 148 115 148 115 148 115 149 115 149 115 149 116 149 116 150 116 151 116 151 116 152 115 152 115 152 114 153 114 153 114 153 115 154 115 154 115 154 115 155 116 156 116 157 115 155 115 155 115 155 115 155 115 153 113 152 113 Z M 70 140 C 70 140 70 140 71 140 71 140 72 141 72 141 72 141 73 142 73 142 74 142 74 142 75 143 75 143 75 143 76 143 76 143 76 143 76 144 77 144 77 143 77 143 77 143 78 142 78 142 79 141 79 141 79 141 80 140 81 139 80 139 79 139 79 139 78 139 78 139 78 139 77 139 77 138 77 138 76 138 76 138 76 138 75 138 75 138 75 137 75 137 75 137 74 137 74 137 73 138 73 138 73 138 73 138 72 138 72 138 72 139 71 139 71 139 70 139 70 139 70 139 69 140 69 140 70 140 Z N">
              <draw:equation draw:name="f0" draw:formula="150*logwidth/171"/>
              <draw:equation draw:name="f1" draw:formula="151*logheight/160"/>
              <draw:equation draw:name="f2" draw:formula="159*logwidth/171"/>
              <draw:equation draw:name="f3" draw:formula="153*logheight/160"/>
              <draw:equation draw:name="f4" draw:formula="159*logwidth/171"/>
              <draw:equation draw:name="f5" draw:formula="155*logheight/160"/>
              <draw:equation draw:name="f6" draw:formula="166*logwidth/171"/>
              <draw:equation draw:name="f7" draw:formula="150*logheight/160"/>
              <draw:equation draw:name="f8" draw:formula="171*logwidth/171"/>
              <draw:equation draw:name="f9" draw:formula="156*logheight/160"/>
              <draw:equation draw:name="f10" draw:formula="150*logwidth/171"/>
              <draw:equation draw:name="f11" draw:formula="104*logheight/160"/>
              <draw:equation draw:name="f12" draw:formula="83*logwidth/171"/>
              <draw:equation draw:name="f13" draw:formula="77*logheight/160"/>
              <draw:equation draw:name="f14" draw:formula="86*logwidth/171"/>
              <draw:equation draw:name="f15" draw:formula="65*logheight/160"/>
              <draw:equation draw:name="f16" draw:formula="90*logwidth/171"/>
              <draw:equation draw:name="f17" draw:formula="59*logheight/160"/>
              <draw:equation draw:name="f18" draw:formula="94*logwidth/171"/>
              <draw:equation draw:name="f19" draw:formula="52*logheight/160"/>
              <draw:equation draw:name="f20" draw:formula="97*logwidth/171"/>
              <draw:equation draw:name="f21" draw:formula="46*logheight/160"/>
              <draw:equation draw:name="f22" draw:formula="103*logwidth/171"/>
              <draw:equation draw:name="f23" draw:formula="38*logheight/160"/>
              <draw:equation draw:name="f24" draw:formula="99*logwidth/171"/>
              <draw:equation draw:name="f25" draw:formula="34*logheight/160"/>
              <draw:equation draw:name="f26" draw:formula="109*logwidth/171"/>
              <draw:equation draw:name="f27" draw:formula="27*logheight/160"/>
              <draw:equation draw:name="f28" draw:formula="102*logwidth/171"/>
              <draw:equation draw:name="f29" draw:formula="20*logheight/160"/>
              <draw:equation draw:name="f30" draw:formula="100*logwidth/171"/>
              <draw:equation draw:name="f31" draw:formula="18*logheight/160"/>
              <draw:equation draw:name="f32" draw:formula="100*logwidth/171"/>
              <draw:equation draw:name="f33" draw:formula="7*logheight/160"/>
              <draw:equation draw:name="f34" draw:formula="99*logwidth/171"/>
              <draw:equation draw:name="f35" draw:formula="0*logheight/160"/>
              <draw:equation draw:name="f36" draw:formula="10*logwidth/171"/>
              <draw:equation draw:name="f37" draw:formula="63*logheight/160"/>
              <draw:equation draw:name="f38" draw:formula="17*logwidth/171"/>
              <draw:equation draw:name="f39" draw:formula="75*logheight/160"/>
              <draw:equation draw:name="f40" draw:formula="15*logwidth/171"/>
              <draw:equation draw:name="f41" draw:formula="94*logheight/160"/>
              <draw:equation draw:name="f42" draw:formula="11*logwidth/171"/>
              <draw:equation draw:name="f43" draw:formula="120*logheight/160"/>
              <draw:equation draw:name="f44" draw:formula="7*logwidth/171"/>
              <draw:equation draw:name="f45" draw:formula="134*logheight/160"/>
              <draw:equation draw:name="f46" draw:formula="37*logwidth/171"/>
              <draw:equation draw:name="f47" draw:formula="134*logheight/160"/>
              <draw:equation draw:name="f48" draw:formula="65*logwidth/171"/>
              <draw:equation draw:name="f49" draw:formula="140*logheight/160"/>
              <draw:equation draw:name="f50" draw:formula="64*logwidth/171"/>
              <draw:equation draw:name="f51" draw:formula="134*logheight/160"/>
              <draw:equation draw:name="f52" draw:formula="71*logwidth/171"/>
              <draw:equation draw:name="f53" draw:formula="128*logheight/160"/>
              <draw:equation draw:name="f54" draw:formula="77*logwidth/171"/>
              <draw:equation draw:name="f55" draw:formula="129*logheight/160"/>
              <draw:equation draw:name="f56" draw:formula="84*logwidth/171"/>
              <draw:equation draw:name="f57" draw:formula="137*logheight/160"/>
              <draw:equation draw:name="f58" draw:formula="94*logwidth/171"/>
              <draw:equation draw:name="f59" draw:formula="142*logheight/160"/>
              <draw:equation draw:name="f60" draw:formula="97*logwidth/171"/>
              <draw:equation draw:name="f61" draw:formula="143*logheight/160"/>
              <draw:equation draw:name="f62" draw:formula="94*logwidth/171"/>
              <draw:equation draw:name="f63" draw:formula="151*logheight/160"/>
              <draw:equation draw:name="f64" draw:formula="104*logwidth/171"/>
              <draw:equation draw:name="f65" draw:formula="154*logheight/160"/>
              <draw:equation draw:name="f66" draw:formula="111*logwidth/171"/>
              <draw:equation draw:name="f67" draw:formula="154*logheight/160"/>
              <draw:equation draw:name="f68" draw:formula="117*logwidth/171"/>
              <draw:equation draw:name="f69" draw:formula="152*logheight/160"/>
              <draw:equation draw:name="f70" draw:formula="123*logwidth/171"/>
              <draw:equation draw:name="f71" draw:formula="149*logheight/160"/>
              <draw:equation draw:name="f72" draw:formula="136*logwidth/171"/>
              <draw:equation draw:name="f73" draw:formula="156*logheight/160"/>
              <draw:equation draw:name="f74" draw:formula="134*logwidth/171"/>
              <draw:equation draw:name="f75" draw:formula="139*logheight/160"/>
              <draw:equation draw:name="f76" draw:formula="128*logwidth/171"/>
              <draw:equation draw:name="f77" draw:formula="133*logheight/160"/>
              <draw:equation draw:name="f78" draw:formula="135*logwidth/171"/>
              <draw:equation draw:name="f79" draw:formula="137*logheight/160"/>
              <draw:equation draw:name="f80" draw:formula="150*logwidth/171"/>
              <draw:equation draw:name="f81" draw:formula="147*logheight/160"/>
              <draw:equation draw:name="f82" draw:formula="162*logwidth/171"/>
              <draw:equation draw:name="f83" draw:formula="151*logheight/160"/>
              <draw:equation draw:name="f84" draw:formula="158*logwidth/171"/>
              <draw:equation draw:name="f85" draw:formula="147*logheight/160"/>
              <draw:equation draw:name="f86" draw:formula="149*logwidth/171"/>
              <draw:equation draw:name="f87" draw:formula="139*logheight/160"/>
              <draw:equation draw:name="f88" draw:formula="149*logwidth/171"/>
              <draw:equation draw:name="f89" draw:formula="137*logheight/160"/>
              <draw:equation draw:name="f90" draw:formula="153*logwidth/171"/>
              <draw:equation draw:name="f91" draw:formula="134*logheight/160"/>
              <draw:equation draw:name="f92" draw:formula="159*logwidth/171"/>
              <draw:equation draw:name="f93" draw:formula="133*logheight/160"/>
              <draw:equation draw:name="f94" draw:formula="159*logwidth/171"/>
              <draw:equation draw:name="f95" draw:formula="120*logheight/160"/>
              <draw:equation draw:name="f96" draw:formula="146*logwidth/171"/>
              <draw:equation draw:name="f97" draw:formula="126*logheight/160"/>
              <draw:equation draw:name="f98" draw:formula="148*logwidth/171"/>
              <draw:equation draw:name="f99" draw:formula="116*logheight/160"/>
              <draw:equation draw:name="f100" draw:formula="132*logwidth/171"/>
              <draw:equation draw:name="f101" draw:formula="121*logheight/160"/>
              <draw:equation draw:name="f102" draw:formula="128*logwidth/171"/>
              <draw:equation draw:name="f103" draw:formula="112*logheight/160"/>
              <draw:equation draw:name="f104" draw:formula="124*logwidth/171"/>
              <draw:equation draw:name="f105" draw:formula="109*logheight/160"/>
              <draw:equation draw:name="f106" draw:formula="139*logwidth/171"/>
              <draw:equation draw:name="f107" draw:formula="110*logheight/160"/>
              <draw:equation draw:name="f108" draw:formula="152*logwidth/171"/>
              <draw:equation draw:name="f109" draw:formula="114*logheight/160"/>
              <draw:equation draw:name="f110" draw:formula="73*logwidth/171"/>
              <draw:equation draw:name="f111" draw:formula="142*logheight/160"/>
              <draw:equation draw:name="f112" draw:formula="77*logwidth/171"/>
              <draw:equation draw:name="f113" draw:formula="139*logheight/160"/>
              <draw:equation draw:name="f114" draw:formula="70*logwidth/171"/>
              <draw:equation draw:name="f115" draw:formula="140*logheight/160"/>
              <draw:equation draw:name="f116" draw:formula="logwidth"/>
              <draw:equation draw:name="f117" draw:formula="logheight"/>
            </draw:enhanced-geometry>
          </draw:custom-shape>
          <draw:custom-shape draw:name="Freeform 41" draw:style-name="gr3" draw:text-style-name="P2" draw:layer="layout" svg:width="2.831cm" svg:height="1.275cm" svg:x="24.513cm" svg:y="8.74cm">
            <text:p><text:span text:style-name="T1"/></text:p>
            <draw:enhanced-geometry draw:mirror-horizontal="false" draw:mirror-vertical="false" drawooo:sub-view-size="257 116" draw:text-areas="0 0 ?f108 ?f109" svg:viewBox="0 0 0 0" draw:type="ooxml-non-primitive" draw:enhanced-path="M 255 71 C 252 70 252 70 252 70 251 67 251 67 251 67 249 67 249 67 249 67 249 67 245 64 245 64 245 64 245 63 245 62 245 62 246 61 246 61 243 59 243 59 243 59 243 59 242 55 242 55 242 55 239 54 239 54 240 52 240 52 240 52 240 52 240 51 240 51 240 51 238 50 238 50 238 50 238 48 237 48 237 48 236 45 236 45 236 45 234 45 234 45 234 44 235 43 235 43 236 42 236 42 236 42 235 40 235 40 235 40 235 40 236 39 236 39 236 39 236 36 236 36 236 35 236 33 236 33 235 30 235 30 235 30 235 30 235 30 235 30 235 29 235 28 234 28 233 27 232 26 231 26 231 26 230 26 230 25 229 25 229 25 228 25 227 24 227 23 226 23 226 22 226 21 226 20 226 19 226 19 226 19 226 18 226 18 226 18 225 17 224 17 224 17 223 18 222 18 221 18 221 18 220 19 220 20 219 20 219 21 218 21 218 22 217 22 217 22 216 23 216 23 215 23 215 23 214 23 214 23 213 23 213 23 213 23 212 23 211 24 211 24 211 24 210 23 210 23 209 22 208 21 207 21 207 21 206 20 206 20 206 20 205 20 205 20 205 19 205 19 204 19 204 19 203 20 202 20 202 20 201 20 201 20 200 21 200 21 199 22 199 22 197 23 196 22 195 21 195 20 194 19 193 18 193 18 192 17 192 17 191 16 190 16 189 15 187 16 186 16 185 16 184 16 182 16 181 16 181 15 180 14 180 13 179 12 179 11 178 10 178 9 178 8 178 8 177 8 177 7 177 7 177 7 177 6 177 6 176 5 176 5 176 5 175 4 175 4 174 4 173 3 173 2 172 2 172 2 172 1 172 1 171 1 170 1 170 1 169 2 168 2 168 2 167 2 167 3 167 3 166 3 166 3 165 3 164 2 164 2 163 2 163 1 163 1 162 0 162 0 161 0 161 0 160 0 160 0 160 0 159 1 159 1 159 1 159 1 159 1 158 3 158 3 158 3 158 3 157 4 157 5 157 6 158 6 158 7 158 7 159 8 158 9 158 10 158 10 158 11 158 11 158 11 159 11 160 11 160 12 160 13 160 13 159 14 159 14 159 14 160 16 159 16 158 17 157 16 155 16 153 16 153 16 152 17 151 17 150 19 149 19 147 20 147 20 146 20 145 20 144 18 143 18 143 18 142 18 141 18 140 18 139 18 138 19 137 19 137 22 137 23 137 24 138 25 138 26 138 27 137 29 137 29 137 29 132 31 132 32 131 33 131 34 131 35 131 36 130 36 129 37 128 38 128 38 127 38 126 38 125 39 124 39 123 40 123 41 122 42 122 43 121 46 121 47 121 48 121 49 121 49 121 50 119 50 119 50 118 50 117 52 117 52 117 52 116 51 115 51 115 50 114 50 113 49 112 49 111 49 110 48 109 48 109 46 109 45 108 44 108 44 108 43 108 43 106 42 106 42 106 42 106 42 106 43 105 44 107 44 107 45 107 45 105 46 105 46 104 46 102 45 102 46 102 46 103 47 103 48 103 48 101 48 101 49 100 49 100 50 100 51 101 52 101 54 101 54 100 54 99 54 98 54 98 54 98 56 98 57 97 58 96 57 96 57 96 57 96 55 96 55 96 54 95 55 95 55 94 55 93 55 93 54 92 54 91 53 91 52 91 52 90 51 90 51 90 51 88 52 88 53 87 53 85 54 84 54 83 55 82 55 82 55 82 56 82 57 81 58 81 58 81 59 80 60 80 60 79 60 79 60 79 60 79 59 79 58 78 58 78 57 78 57 78 57 77 57 76 57 76 57 70 53 70 53 70 53 69 53 68 53 67 54 67 54 66 54 66 54 65 53 64 52 64 52 64 52 63 52 62 53 62 54 62 54 63 55 63 57 63 57 63 58 63 58 61 58 60 58 60 57 60 57 60 56 60 55 59 55 59 55 58 55 58 56 57 56 55 56 55 56 55 56 54 55 54 54 53 54 52 54 52 54 52 54 52 56 51 56 51 57 52 58 52 58 52 58 53 59 53 59 53 59 51 61 51 60 50 60 49 60 49 60 49 60 45 64 45 64 45 65 44 66 44 66 44 66 45 69 45 69 45 69 47 71 47 71 47 73 47 73 47 73 47 73 46 74 46 74 45 74 42 74 41 74 41 74 39 75 39 75 38 76 37 76 37 76 37 77 34 76 34 76 34 76 33 77 33 77 32 78 32 82 32 82 32 82 34 87 34 87 34 91 34 91 34 91 31 92 31 92 31 92 31 92 27 89 27 89 27 89 20 85 20 85 20 85 15 84 15 84 13 86 13 86 13 86 13 86 10 90 10 90 10 90 9 93 9 93 9 93 10 95 10 95 12 97 12 97 12 97 12 97 10 99 10 99 10 99 8 102 8 102 8 102 11 104 11 104 11 104 8 105 8 105 8 105 9 109 9 109 9 109 7 113 7 113 7 113 6 112 6 112 6 112 5 111 5 111 5 111 3 110 3 110 3 110 1 112 1 112 0 116 0 116 0 116 47 116 47 116 47 116 48 111 48 111 48 111 47 108 47 108 47 108 54 108 54 108 54 108 55 110 55 110 55 110 74 110 74 110 74 110 97 109 97 109 97 109 142 111 142 111 142 111 184 111 184 111 184 111 199 111 199 111 199 111 205 108 205 108 205 108 205 108 208 108 208 108 208 108 212 107 213 107 213 106 216 106 217 105 217 105 218 104 218 104 218 103 219 101 219 101 220 101 222 100 223 100 224 100 224 100 225 100 225 99 226 98 227 98 227 97 226 95 227 95 228 94 230 93 230 93 231 92 231 93 231 92 232 91 232 90 232 89 232 89 234 88 235 87 236 86 239 84 240 84 242 83 244 83 245 82 246 82 247 80 248 79 249 79 257 71 257 71 L 255 71 Z N">
              <draw:equation draw:name="f0" draw:formula="249*logwidth/257"/>
              <draw:equation draw:name="f1" draw:formula="67*logheight/116"/>
              <draw:equation draw:name="f2" draw:formula="243*logwidth/257"/>
              <draw:equation draw:name="f3" draw:formula="59*logheight/116"/>
              <draw:equation draw:name="f4" draw:formula="240*logwidth/257"/>
              <draw:equation draw:name="f5" draw:formula="51*logheight/116"/>
              <draw:equation draw:name="f6" draw:formula="234*logwidth/257"/>
              <draw:equation draw:name="f7" draw:formula="45*logheight/116"/>
              <draw:equation draw:name="f8" draw:formula="236*logwidth/257"/>
              <draw:equation draw:name="f9" draw:formula="39*logheight/116"/>
              <draw:equation draw:name="f10" draw:formula="235*logwidth/257"/>
              <draw:equation draw:name="f11" draw:formula="30*logheight/116"/>
              <draw:equation draw:name="f12" draw:formula="228*logwidth/257"/>
              <draw:equation draw:name="f13" draw:formula="25*logheight/116"/>
              <draw:equation draw:name="f14" draw:formula="226*logwidth/257"/>
              <draw:equation draw:name="f15" draw:formula="18*logheight/116"/>
              <draw:equation draw:name="f16" draw:formula="218*logwidth/257"/>
              <draw:equation draw:name="f17" draw:formula="21*logheight/116"/>
              <draw:equation draw:name="f18" draw:formula="213*logwidth/257"/>
              <draw:equation draw:name="f19" draw:formula="23*logheight/116"/>
              <draw:equation draw:name="f20" draw:formula="206*logwidth/257"/>
              <draw:equation draw:name="f21" draw:formula="20*logheight/116"/>
              <draw:equation draw:name="f22" draw:formula="201*logwidth/257"/>
              <draw:equation draw:name="f23" draw:formula="20*logheight/116"/>
              <draw:equation draw:name="f24" draw:formula="192*logwidth/257"/>
              <draw:equation draw:name="f25" draw:formula="17*logheight/116"/>
              <draw:equation draw:name="f26" draw:formula="180*logwidth/257"/>
              <draw:equation draw:name="f27" draw:formula="14*logheight/116"/>
              <draw:equation draw:name="f28" draw:formula="177*logwidth/257"/>
              <draw:equation draw:name="f29" draw:formula="6*logheight/116"/>
              <draw:equation draw:name="f30" draw:formula="172*logwidth/257"/>
              <draw:equation draw:name="f31" draw:formula="1*logheight/116"/>
              <draw:equation draw:name="f32" draw:formula="166*logwidth/257"/>
              <draw:equation draw:name="f33" draw:formula="3*logheight/116"/>
              <draw:equation draw:name="f34" draw:formula="160*logwidth/257"/>
              <draw:equation draw:name="f35" draw:formula="0*logheight/116"/>
              <draw:equation draw:name="f36" draw:formula="157*logwidth/257"/>
              <draw:equation draw:name="f37" draw:formula="5*logheight/116"/>
              <draw:equation draw:name="f38" draw:formula="159*logwidth/257"/>
              <draw:equation draw:name="f39" draw:formula="11*logheight/116"/>
              <draw:equation draw:name="f40" draw:formula="155*logwidth/257"/>
              <draw:equation draw:name="f41" draw:formula="16*logheight/116"/>
              <draw:equation draw:name="f42" draw:formula="143*logwidth/257"/>
              <draw:equation draw:name="f43" draw:formula="18*logheight/116"/>
              <draw:equation draw:name="f44" draw:formula="138*logwidth/257"/>
              <draw:equation draw:name="f45" draw:formula="26*logheight/116"/>
              <draw:equation draw:name="f46" draw:formula="129*logwidth/257"/>
              <draw:equation draw:name="f47" draw:formula="37*logheight/116"/>
              <draw:equation draw:name="f48" draw:formula="121*logwidth/257"/>
              <draw:equation draw:name="f49" draw:formula="47*logheight/116"/>
              <draw:equation draw:name="f50" draw:formula="115*logwidth/257"/>
              <draw:equation draw:name="f51" draw:formula="51*logheight/116"/>
              <draw:equation draw:name="f52" draw:formula="108*logwidth/257"/>
              <draw:equation draw:name="f53" draw:formula="43*logheight/116"/>
              <draw:equation draw:name="f54" draw:formula="105*logwidth/257"/>
              <draw:equation draw:name="f55" draw:formula="46*logheight/116"/>
              <draw:equation draw:name="f56" draw:formula="100*logwidth/257"/>
              <draw:equation draw:name="f57" draw:formula="51*logheight/116"/>
              <draw:equation draw:name="f58" draw:formula="96*logwidth/257"/>
              <draw:equation draw:name="f59" draw:formula="57*logheight/116"/>
              <draw:equation draw:name="f60" draw:formula="91*logwidth/257"/>
              <draw:equation draw:name="f61" draw:formula="52*logheight/116"/>
              <draw:equation draw:name="f62" draw:formula="82*logwidth/257"/>
              <draw:equation draw:name="f63" draw:formula="55*logheight/116"/>
              <draw:equation draw:name="f64" draw:formula="79*logwidth/257"/>
              <draw:equation draw:name="f65" draw:formula="58*logheight/116"/>
              <draw:equation draw:name="f66" draw:formula="68*logwidth/257"/>
              <draw:equation draw:name="f67" draw:formula="53*logheight/116"/>
              <draw:equation draw:name="f68" draw:formula="62*logwidth/257"/>
              <draw:equation draw:name="f69" draw:formula="54*logheight/116"/>
              <draw:equation draw:name="f70" draw:formula="59*logwidth/257"/>
              <draw:equation draw:name="f71" draw:formula="55*logheight/116"/>
              <draw:equation draw:name="f72" draw:formula="52*logwidth/257"/>
              <draw:equation draw:name="f73" draw:formula="54*logheight/116"/>
              <draw:equation draw:name="f74" draw:formula="51*logwidth/257"/>
              <draw:equation draw:name="f75" draw:formula="60*logheight/116"/>
              <draw:equation draw:name="f76" draw:formula="45*logwidth/257"/>
              <draw:equation draw:name="f77" draw:formula="69*logheight/116"/>
              <draw:equation draw:name="f78" draw:formula="41*logwidth/257"/>
              <draw:equation draw:name="f79" draw:formula="74*logheight/116"/>
              <draw:equation draw:name="f80" draw:formula="33*logwidth/257"/>
              <draw:equation draw:name="f81" draw:formula="77*logheight/116"/>
              <draw:equation draw:name="f82" draw:formula="31*logwidth/257"/>
              <draw:equation draw:name="f83" draw:formula="92*logheight/116"/>
              <draw:equation draw:name="f84" draw:formula="13*logwidth/257"/>
              <draw:equation draw:name="f85" draw:formula="86*logheight/116"/>
              <draw:equation draw:name="f86" draw:formula="12*logwidth/257"/>
              <draw:equation draw:name="f87" draw:formula="97*logheight/116"/>
              <draw:equation draw:name="f88" draw:formula="8*logwidth/257"/>
              <draw:equation draw:name="f89" draw:formula="105*logheight/116"/>
              <draw:equation draw:name="f90" draw:formula="5*logwidth/257"/>
              <draw:equation draw:name="f91" draw:formula="111*logheight/116"/>
              <draw:equation draw:name="f92" draw:formula="47*logwidth/257"/>
              <draw:equation draw:name="f93" draw:formula="116*logheight/116"/>
              <draw:equation draw:name="f94" draw:formula="55*logwidth/257"/>
              <draw:equation draw:name="f95" draw:formula="110*logheight/116"/>
              <draw:equation draw:name="f96" draw:formula="184*logwidth/257"/>
              <draw:equation draw:name="f97" draw:formula="111*logheight/116"/>
              <draw:equation draw:name="f98" draw:formula="213*logwidth/257"/>
              <draw:equation draw:name="f99" draw:formula="107*logheight/116"/>
              <draw:equation draw:name="f100" draw:formula="223*logwidth/257"/>
              <draw:equation draw:name="f101" draw:formula="100*logheight/116"/>
              <draw:equation draw:name="f102" draw:formula="230*logwidth/257"/>
              <draw:equation draw:name="f103" draw:formula="93*logheight/116"/>
              <draw:equation draw:name="f104" draw:formula="240*logwidth/257"/>
              <draw:equation draw:name="f105" draw:formula="84*logheight/116"/>
              <draw:equation draw:name="f106" draw:formula="255*logwidth/257"/>
              <draw:equation draw:name="f107" draw:formula="71*logheight/116"/>
              <draw:equation draw:name="f108" draw:formula="logwidth"/>
              <draw:equation draw:name="f109" draw:formula="logheight"/>
            </draw:enhanced-geometry>
          </draw:custom-shape>
          <draw:custom-shape draw:name="Freeform 42" draw:style-name="gr3" draw:text-style-name="P2" draw:layer="layout" svg:width="2.84cm" svg:height="1.463cm" svg:x="19.717cm" svg:y="8.309cm">
            <text:p><text:span text:style-name="T1"/></text:p>
            <draw:enhanced-geometry draw:mirror-horizontal="false" draw:mirror-vertical="false" drawooo:sub-view-size="258 133" draw:text-areas="0 0 ?f74 ?f75" svg:viewBox="0 0 0 0" draw:type="ooxml-non-primitive" draw:enhanced-path="M 258 40 C 257 38 257 38 257 38 257 38 256 38 255 38 254 38 253 37 251 37 250 36 250 35 249 34 248 33 246 32 247 30 247 29 247 29 247 28 247 28 246 28 246 28 245 28 245 28 245 28 244 27 244 26 243 26 243 25 242 24 242 24 241 23 239 20 241 19 241 19 242 19 242 19 242 19 242 18 242 18 242 17 242 17 243 16 243 16 243 16 243 15 244 15 244 15 245 15 245 14 245 13 245 13 246 13 247 13 247 13 247 12 245 12 246 11 247 10 247 11 247 11 248 11 248 10 248 10 248 9 248 9 248 8 247 8 247 8 246 8 246 7 246 6 245 6 245 5 245 5 244 5 244 5 243 5 243 6 243 6 243 7 242 7 242 7 241 7 240 7 239 6 238 5 238 5 237 4 236 4 236 3 235 2 235 2 234 1 233 1 233 1 232 0 0 0 0 0 0 0 0 133 0 133 0 133 257 133 257 133 257 133 L 258 40 Z N">
              <draw:equation draw:name="f0" draw:formula="258*logwidth/258"/>
              <draw:equation draw:name="f1" draw:formula="40*logheight/133"/>
              <draw:equation draw:name="f2" draw:formula="257*logwidth/258"/>
              <draw:equation draw:name="f3" draw:formula="38*logheight/133"/>
              <draw:equation draw:name="f4" draw:formula="255*logwidth/258"/>
              <draw:equation draw:name="f5" draw:formula="38*logheight/133"/>
              <draw:equation draw:name="f6" draw:formula="251*logwidth/258"/>
              <draw:equation draw:name="f7" draw:formula="37*logheight/133"/>
              <draw:equation draw:name="f8" draw:formula="249*logwidth/258"/>
              <draw:equation draw:name="f9" draw:formula="34*logheight/133"/>
              <draw:equation draw:name="f10" draw:formula="247*logwidth/258"/>
              <draw:equation draw:name="f11" draw:formula="30*logheight/133"/>
              <draw:equation draw:name="f12" draw:formula="247*logwidth/258"/>
              <draw:equation draw:name="f13" draw:formula="28*logheight/133"/>
              <draw:equation draw:name="f14" draw:formula="246*logwidth/258"/>
              <draw:equation draw:name="f15" draw:formula="28*logheight/133"/>
              <draw:equation draw:name="f16" draw:formula="245*logwidth/258"/>
              <draw:equation draw:name="f17" draw:formula="28*logheight/133"/>
              <draw:equation draw:name="f18" draw:formula="243*logwidth/258"/>
              <draw:equation draw:name="f19" draw:formula="26*logheight/133"/>
              <draw:equation draw:name="f20" draw:formula="242*logwidth/258"/>
              <draw:equation draw:name="f21" draw:formula="24*logheight/133"/>
              <draw:equation draw:name="f22" draw:formula="241*logwidth/258"/>
              <draw:equation draw:name="f23" draw:formula="19*logheight/133"/>
              <draw:equation draw:name="f24" draw:formula="242*logwidth/258"/>
              <draw:equation draw:name="f25" draw:formula="19*logheight/133"/>
              <draw:equation draw:name="f26" draw:formula="242*logwidth/258"/>
              <draw:equation draw:name="f27" draw:formula="18*logheight/133"/>
              <draw:equation draw:name="f28" draw:formula="243*logwidth/258"/>
              <draw:equation draw:name="f29" draw:formula="16*logheight/133"/>
              <draw:equation draw:name="f30" draw:formula="243*logwidth/258"/>
              <draw:equation draw:name="f31" draw:formula="15*logheight/133"/>
              <draw:equation draw:name="f32" draw:formula="245*logwidth/258"/>
              <draw:equation draw:name="f33" draw:formula="15*logheight/133"/>
              <draw:equation draw:name="f34" draw:formula="245*logwidth/258"/>
              <draw:equation draw:name="f35" draw:formula="13*logheight/133"/>
              <draw:equation draw:name="f36" draw:formula="247*logwidth/258"/>
              <draw:equation draw:name="f37" draw:formula="13*logheight/133"/>
              <draw:equation draw:name="f38" draw:formula="246*logwidth/258"/>
              <draw:equation draw:name="f39" draw:formula="11*logheight/133"/>
              <draw:equation draw:name="f40" draw:formula="247*logwidth/258"/>
              <draw:equation draw:name="f41" draw:formula="11*logheight/133"/>
              <draw:equation draw:name="f42" draw:formula="248*logwidth/258"/>
              <draw:equation draw:name="f43" draw:formula="10*logheight/133"/>
              <draw:equation draw:name="f44" draw:formula="248*logwidth/258"/>
              <draw:equation draw:name="f45" draw:formula="8*logheight/133"/>
              <draw:equation draw:name="f46" draw:formula="246*logwidth/258"/>
              <draw:equation draw:name="f47" draw:formula="8*logheight/133"/>
              <draw:equation draw:name="f48" draw:formula="245*logwidth/258"/>
              <draw:equation draw:name="f49" draw:formula="6*logheight/133"/>
              <draw:equation draw:name="f50" draw:formula="244*logwidth/258"/>
              <draw:equation draw:name="f51" draw:formula="5*logheight/133"/>
              <draw:equation draw:name="f52" draw:formula="243*logwidth/258"/>
              <draw:equation draw:name="f53" draw:formula="6*logheight/133"/>
              <draw:equation draw:name="f54" draw:formula="242*logwidth/258"/>
              <draw:equation draw:name="f55" draw:formula="7*logheight/133"/>
              <draw:equation draw:name="f56" draw:formula="240*logwidth/258"/>
              <draw:equation draw:name="f57" draw:formula="7*logheight/133"/>
              <draw:equation draw:name="f58" draw:formula="238*logwidth/258"/>
              <draw:equation draw:name="f59" draw:formula="5*logheight/133"/>
              <draw:equation draw:name="f60" draw:formula="236*logwidth/258"/>
              <draw:equation draw:name="f61" draw:formula="3*logheight/133"/>
              <draw:equation draw:name="f62" draw:formula="234*logwidth/258"/>
              <draw:equation draw:name="f63" draw:formula="1*logheight/133"/>
              <draw:equation draw:name="f64" draw:formula="232*logwidth/258"/>
              <draw:equation draw:name="f65" draw:formula="0*logheight/133"/>
              <draw:equation draw:name="f66" draw:formula="0*logwidth/258"/>
              <draw:equation draw:name="f67" draw:formula="0*logheight/133"/>
              <draw:equation draw:name="f68" draw:formula="0*logwidth/258"/>
              <draw:equation draw:name="f69" draw:formula="133*logheight/133"/>
              <draw:equation draw:name="f70" draw:formula="257*logwidth/258"/>
              <draw:equation draw:name="f71" draw:formula="133*logheight/133"/>
              <draw:equation draw:name="f72" draw:formula="258*logwidth/258"/>
              <draw:equation draw:name="f73" draw:formula="40*logheight/133"/>
              <draw:equation draw:name="f74" draw:formula="logwidth"/>
              <draw:equation draw:name="f75" draw:formula="logheight"/>
            </draw:enhanced-geometry>
          </draw:custom-shape>
          <draw:custom-shape draw:name="Freeform 43" draw:style-name="gr3" draw:text-style-name="P2" draw:layer="layout" svg:width="2.464cm" svg:height="1.61cm" svg:x="21.773cm" svg:y="6.523cm">
            <text:p><text:span text:style-name="T1"/></text:p>
            <draw:enhanced-geometry draw:mirror-horizontal="false" draw:mirror-vertical="false" drawooo:sub-view-size="224 146" draw:text-areas="0 0 ?f88 ?f89" svg:viewBox="0 0 0 0" draw:type="ooxml-non-primitive" draw:enhanced-path="M 169 135 C 169 135 170 137 171 137 171 137 173 138 173 138 173 138 174 139 174 139 174 139 174 141 175 141 175 141 176 142 176 142 176 142 176 143 176 143 177 144 177 144 178 144 178 144 180 145 180 145 180 146 180 146 180 146 180 146 181 145 181 145 182 144 182 142 182 142 182 141 181 140 181 139 181 139 181 138 181 137 181 136 182 136 182 135 183 135 183 134 184 134 185 134 186 134 187 134 188 134 189 134 189 133 190 132 190 132 191 131 191 130 191 128 191 128 191 127 191 126 192 125 192 124 194 123 195 122 196 121 196 118 196 117 196 116 196 112 195 111 194 109 192 107 191 107 191 106 191 105 191 104 191 103 192 101 192 100 192 100 193 98 193 98 194 98 194 97 195 97 196 97 196 98 197 98 198 97 198 97 199 96 200 96 201 96 201 96 202 96 206 96 206 95 207 94 207 94 208 93 210 93 211 94 212 93 213 93 214 92 215 91 216 91 216 91 217 89 218 88 218 86 218 85 218 83 219 82 221 81 222 80 223 79 223 78 224 76 224 73 224 71 224 70 224 67 223 66 222 65 218 62 216 61 215 60 214 59 214 57 214 56 214 55 213 54 212 53 211 52 210 51 208 50 207 50 207 49 207 49 207 47 207 47 206 46 206 45 206 44 205 44 205 43 205 42 204 42 204 41 203 41 202 40 201 40 200 40 199 40 199 40 198 39 198 39 197 39 196 39 195 39 195 38 194 38 192 36 192 34 192 32 192 31 192 30 191 30 191 29 190 28 190 28 190 27 189 27 189 26 189 25 189 25 189 24 188 23 189 21 189 20 189 19 188 18 189 17 189 16 190 15 190 15 191 14 192 13 192 13 193 10 190 9 188 8 188 8 187 7 187 7 187 6 187 6 187 5 187 4 187 4 187 3 187 0 187 0 187 0 6 1 6 1 6 1 1 1 1 1 1 1 1 1 1 2 1 3 2 3 4 5 4 5 4 6 4 9 4 9 2 10 2 10 2 10 2 11 2 11 2 11 2 13 2 13 2 13 2 13 6 14 6 14 6 14 7 18 7 19 7 19 7 20 7 21 7 21 6 21 5 22 5 22 4 22 4 23 4 23 5 26 5 27 5 27 3 28 3 28 3 29 3 32 3 32 3 32 0 35 0 35 0 35 0 37 0 37 0 38 4 41 4 41 4 42 4 42 4 43 4 43 6 46 6 46 6 46 5 48 5 48 9 49 9 49 9 49 9 49 8 52 8 52 8 53 8 54 8 55 8 55 9 57 9 57 10 58 11 59 11 59 11 59 10 61 10 61 10 62 10 63 10 63 10 63 12 65 12 65 12 69 12 69 12 69 12 69 14 69 14 69 14 69 14 71 14 71 14 72 15 71 15 71 16 71 16 72 16 72 16 72 17 72 17 73 18 73 16 76 16 76 16 76 19 79 20 80 20 80 19 82 19 82 19 82 19 84 19 85 19 85 18 85 18 85 18 85 18 87 18 87 18 87 18 89 18 89 18 89 19 91 19 92 19 92 20 94 20 94 20 94 21 92 22 92 22 92 21 95 21 95 21 95 24 96 24 96 25 97 25 98 25 99 25 99 26 102 26 103 26 104 25 104 25 105 24 105 24 106 24 107 24 108 25 109 26 109 26 110 26 112 26 113 26 114 27 116 27 117 28 118 28 121 28 122 28 123 28 126 28 127 27 129 27 129 26 129 25 130 26 131 27 131 27 132 29 132 29 133 30 133 30 136 30 136 70 136 70 136 70 136 L 169 135 Z N">
              <draw:equation draw:name="f0" draw:formula="173*logwidth/224"/>
              <draw:equation draw:name="f1" draw:formula="138*logheight/146"/>
              <draw:equation draw:name="f2" draw:formula="176*logwidth/224"/>
              <draw:equation draw:name="f3" draw:formula="142*logheight/146"/>
              <draw:equation draw:name="f4" draw:formula="180*logwidth/224"/>
              <draw:equation draw:name="f5" draw:formula="145*logheight/146"/>
              <draw:equation draw:name="f6" draw:formula="182*logwidth/224"/>
              <draw:equation draw:name="f7" draw:formula="142*logheight/146"/>
              <draw:equation draw:name="f8" draw:formula="182*logwidth/224"/>
              <draw:equation draw:name="f9" draw:formula="135*logheight/146"/>
              <draw:equation draw:name="f10" draw:formula="189*logwidth/224"/>
              <draw:equation draw:name="f11" draw:formula="133*logheight/146"/>
              <draw:equation draw:name="f12" draw:formula="192*logwidth/224"/>
              <draw:equation draw:name="f13" draw:formula="125*logheight/146"/>
              <draw:equation draw:name="f14" draw:formula="195*logwidth/224"/>
              <draw:equation draw:name="f15" draw:formula="111*logheight/146"/>
              <draw:equation draw:name="f16" draw:formula="192*logwidth/224"/>
              <draw:equation draw:name="f17" draw:formula="100*logheight/146"/>
              <draw:equation draw:name="f18" draw:formula="197*logwidth/224"/>
              <draw:equation draw:name="f19" draw:formula="98*logheight/146"/>
              <draw:equation draw:name="f20" draw:formula="206*logwidth/224"/>
              <draw:equation draw:name="f21" draw:formula="95*logheight/146"/>
              <draw:equation draw:name="f22" draw:formula="215*logwidth/224"/>
              <draw:equation draw:name="f23" draw:formula="91*logheight/146"/>
              <draw:equation draw:name="f24" draw:formula="221*logwidth/224"/>
              <draw:equation draw:name="f25" draw:formula="81*logheight/146"/>
              <draw:equation draw:name="f26" draw:formula="223*logwidth/224"/>
              <draw:equation draw:name="f27" draw:formula="66*logheight/146"/>
              <draw:equation draw:name="f28" draw:formula="213*logwidth/224"/>
              <draw:equation draw:name="f29" draw:formula="54*logheight/146"/>
              <draw:equation draw:name="f30" draw:formula="207*logwidth/224"/>
              <draw:equation draw:name="f31" draw:formula="47*logheight/146"/>
              <draw:equation draw:name="f32" draw:formula="203*logwidth/224"/>
              <draw:equation draw:name="f33" draw:formula="41*logheight/146"/>
              <draw:equation draw:name="f34" draw:formula="196*logwidth/224"/>
              <draw:equation draw:name="f35" draw:formula="39*logheight/146"/>
              <draw:equation draw:name="f36" draw:formula="191*logwidth/224"/>
              <draw:equation draw:name="f37" draw:formula="30*logheight/146"/>
              <draw:equation draw:name="f38" draw:formula="189*logwidth/224"/>
              <draw:equation draw:name="f39" draw:formula="24*logheight/146"/>
              <draw:equation draw:name="f40" draw:formula="190*logwidth/224"/>
              <draw:equation draw:name="f41" draw:formula="15*logheight/146"/>
              <draw:equation draw:name="f42" draw:formula="187*logwidth/224"/>
              <draw:equation draw:name="f43" draw:formula="7*logheight/146"/>
              <draw:equation draw:name="f44" draw:formula="187*logwidth/224"/>
              <draw:equation draw:name="f45" draw:formula="0*logheight/146"/>
              <draw:equation draw:name="f46" draw:formula="1*logwidth/224"/>
              <draw:equation draw:name="f47" draw:formula="3*logheight/146"/>
              <draw:equation draw:name="f48" draw:formula="2*logwidth/224"/>
              <draw:equation draw:name="f49" draw:formula="10*logheight/146"/>
              <draw:equation draw:name="f50" draw:formula="6*logwidth/224"/>
              <draw:equation draw:name="f51" draw:formula="14*logheight/146"/>
              <draw:equation draw:name="f52" draw:formula="5*logwidth/224"/>
              <draw:equation draw:name="f53" draw:formula="22*logheight/146"/>
              <draw:equation draw:name="f54" draw:formula="3*logwidth/224"/>
              <draw:equation draw:name="f55" draw:formula="28*logheight/146"/>
              <draw:equation draw:name="f56" draw:formula="0*logwidth/224"/>
              <draw:equation draw:name="f57" draw:formula="37*logheight/146"/>
              <draw:equation draw:name="f58" draw:formula="6*logwidth/224"/>
              <draw:equation draw:name="f59" draw:formula="46*logheight/146"/>
              <draw:equation draw:name="f60" draw:formula="8*logwidth/224"/>
              <draw:equation draw:name="f61" draw:formula="52*logheight/146"/>
              <draw:equation draw:name="f62" draw:formula="11*logwidth/224"/>
              <draw:equation draw:name="f63" draw:formula="59*logheight/146"/>
              <draw:equation draw:name="f64" draw:formula="12*logwidth/224"/>
              <draw:equation draw:name="f65" draw:formula="65*logheight/146"/>
              <draw:equation draw:name="f66" draw:formula="14*logwidth/224"/>
              <draw:equation draw:name="f67" draw:formula="71*logheight/146"/>
              <draw:equation draw:name="f68" draw:formula="17*logwidth/224"/>
              <draw:equation draw:name="f69" draw:formula="73*logheight/146"/>
              <draw:equation draw:name="f70" draw:formula="19*logwidth/224"/>
              <draw:equation draw:name="f71" draw:formula="82*logheight/146"/>
              <draw:equation draw:name="f72" draw:formula="18*logwidth/224"/>
              <draw:equation draw:name="f73" draw:formula="87*logheight/146"/>
              <draw:equation draw:name="f74" draw:formula="20*logwidth/224"/>
              <draw:equation draw:name="f75" draw:formula="94*logheight/146"/>
              <draw:equation draw:name="f76" draw:formula="24*logwidth/224"/>
              <draw:equation draw:name="f77" draw:formula="96*logheight/146"/>
              <draw:equation draw:name="f78" draw:formula="25*logwidth/224"/>
              <draw:equation draw:name="f79" draw:formula="105*logheight/146"/>
              <draw:equation draw:name="f80" draw:formula="26*logwidth/224"/>
              <draw:equation draw:name="f81" draw:formula="113*logheight/146"/>
              <draw:equation draw:name="f82" draw:formula="28*logwidth/224"/>
              <draw:equation draw:name="f83" draw:formula="127*logheight/146"/>
              <draw:equation draw:name="f84" draw:formula="29*logwidth/224"/>
              <draw:equation draw:name="f85" draw:formula="133*logheight/146"/>
              <draw:equation draw:name="f86" draw:formula="169*logwidth/224"/>
              <draw:equation draw:name="f87" draw:formula="135*logheight/146"/>
              <draw:equation draw:name="f88" draw:formula="logwidth"/>
              <draw:equation draw:name="f89" draw:formula="logheight"/>
            </draw:enhanced-geometry>
          </draw:custom-shape>
          <draw:custom-shape draw:name="Freeform 44" draw:style-name="gr3" draw:text-style-name="P2" draw:layer="layout" svg:width="1.252cm" svg:height="1.982cm" svg:x="25.022cm" svg:y="7.428cm">
            <text:p><text:span text:style-name="T1"/></text:p>
            <draw:enhanced-geometry draw:mirror-horizontal="false" draw:mirror-vertical="false" drawooo:sub-view-size="114 180" draw:text-areas="0 0 ?f100 ?f101" svg:viewBox="0 0 0 0" draw:type="ooxml-non-primitive" draw:enhanced-path="M 7 178 C 7 178 6 177 6 177 6 177 5 176 5 175 6 175 6 173 6 173 6 173 7 173 8 173 8 174 9 175 9 175 9 175 11 175 12 175 12 174 13 174 13 174 14 174 14 175 14 176 14 176 14 177 15 177 17 177 17 177 17 176 17 176 17 174 16 173 16 173 16 172 17 171 18 171 18 171 18 171 19 172 20 173 20 173 21 173 21 173 22 172 23 172 24 172 24 172 24 172 30 176 30 176 31 176 32 176 32 176 32 176 32 177 33 177 33 178 33 179 33 179 33 179 34 179 34 179 35 178 35 177 35 177 36 176 36 175 36 174 36 174 37 174 38 173 39 173 41 172 42 172 42 171 44 170 44 170 44 170 45 171 45 171 45 172 46 173 47 173 47 174 48 174 49 174 49 174 50 173 50 174 50 174 50 176 50 176 50 176 51 177 52 176 52 175 52 173 52 173 53 173 54 173 55 173 55 173 55 171 54 170 54 169 54 168 55 168 55 167 57 167 57 167 57 166 56 165 56 165 56 164 58 165 59 165 59 165 61 164 61 164 61 163 59 163 60 162 60 161 60 161 60 161 60 161 62 162 62 162 62 163 62 163 63 164 63 165 63 167 64 167 65 168 66 168 67 168 68 169 69 169 69 170 70 170 71 171 71 171 71 171 72 169 73 169 73 169 75 169 75 168 75 168 75 167 75 166 75 165 76 162 76 161 77 160 77 159 78 158 79 158 80 157 81 157 82 157 82 157 83 156 84 155 85 155 85 154 85 153 85 152 86 151 86 150 91 148 91 148 91 148 92 146 92 145 92 144 91 143 91 142 91 141 91 138 92 138 93 137 94 137 95 137 96 137 97 137 97 137 98 137 99 139 100 139 101 139 101 139 103 138 104 138 105 136 106 136 107 135 107 135 109 135 111 135 112 136 113 135 114 135 113 133 113 133 113 133 114 132 114 132 114 131 114 130 113 130 112 130 112 130 112 130 112 129 112 129 112 128 113 127 112 126 112 126 112 125 111 125 111 124 111 123 112 122 112 122 113 120 113 120 113 120 114 0 114 0 114 0 45 0 45 0 45 0 45 0 45 0 45 0 44 1 44 1 44 1 43 1 43 1 42 1 42 1 41 2 41 2 41 2 41 2 40 2 39 3 38 3 37 4 36 5 35 5 33 6 33 6 33 6 32 6 32 6 32 6 31 6 31 7 30 7 30 7 29 7 29 7 29 7 28 7 28 7 28 7 28 7 28 7 27 7 27 6 26 6 25 6 24 6 24 6 23 5 23 5 22 4 22 4 21 3 21 3 21 2 20 2 20 1 20 1 20 1 19 1 19 0 20 110 20 110 20 110 16 111 16 111 16 111 16 111 17 113 17 113 17 114 18 114 18 114 17 117 17 117 17 117 17 117 16 118 16 119 16 119 16 120 16 120 16 120 16 121 16 121 18 123 18 123 18 123 18 126 18 126 18 126 20 127 20 127 20 127 20 128 20 128 20 128 20 128 19 130 19 130 19 130 18 132 18 132 18 132 19 133 19 133 21 137 21 137 21 137 19 140 19 140 19 140 17 141 17 141 17 141 17 142 17 142 17 142 17 144 17 144 17 144 15 145 15 145 15 145 15 145 15 146 15 146 15 146 15 147 15 147 14 148 14 148 14 148 12 149 12 149 12 149 12 151 12 151 12 151 9 154 9 154 9 154 9 157 9 157 9 157 8 156 8 156 8 156 6 157 6 157 6 157 5 156 5 156 5 156 5 159 5 159 5 159 4 158 4 158 4 158 4 158 4 159 4 159 4 160 4 161 4 161 6 162 6 162 6 162 6 162 5 164 5 164 5 164 3 165 3 165 3 165 5 166 5 166 5 166 4 167 4 167 2 167 2 167 2 167 3 168 3 168 3 168 3 171 3 171 3 171 2 174 2 174 2 174 2 174 1 173 1 173 1 172 0 174 0 174 0 174 1 175 2 176 2 176 2 177 2 177 0 178 0 178 0 178 3 179 3 179 3 179 3 179 4 179 5 179 5 180 7 178 7 178 Z N">
              <draw:equation draw:name="f0" draw:formula="5*logwidth/114"/>
              <draw:equation draw:name="f1" draw:formula="175*logheight/180"/>
              <draw:equation draw:name="f2" draw:formula="9*logwidth/114"/>
              <draw:equation draw:name="f3" draw:formula="175*logheight/180"/>
              <draw:equation draw:name="f4" draw:formula="14*logwidth/114"/>
              <draw:equation draw:name="f5" draw:formula="176*logheight/180"/>
              <draw:equation draw:name="f6" draw:formula="16*logwidth/114"/>
              <draw:equation draw:name="f7" draw:formula="173*logheight/180"/>
              <draw:equation draw:name="f8" draw:formula="20*logwidth/114"/>
              <draw:equation draw:name="f9" draw:formula="173*logheight/180"/>
              <draw:equation draw:name="f10" draw:formula="30*logwidth/114"/>
              <draw:equation draw:name="f11" draw:formula="176*logheight/180"/>
              <draw:equation draw:name="f12" draw:formula="33*logwidth/114"/>
              <draw:equation draw:name="f13" draw:formula="179*logheight/180"/>
              <draw:equation draw:name="f14" draw:formula="36*logwidth/114"/>
              <draw:equation draw:name="f15" draw:formula="174*logheight/180"/>
              <draw:equation draw:name="f16" draw:formula="44*logwidth/114"/>
              <draw:equation draw:name="f17" draw:formula="170*logheight/180"/>
              <draw:equation draw:name="f18" draw:formula="49*logwidth/114"/>
              <draw:equation draw:name="f19" draw:formula="174*logheight/180"/>
              <draw:equation draw:name="f20" draw:formula="52*logwidth/114"/>
              <draw:equation draw:name="f21" draw:formula="176*logheight/180"/>
              <draw:equation draw:name="f22" draw:formula="54*logwidth/114"/>
              <draw:equation draw:name="f23" draw:formula="170*logheight/180"/>
              <draw:equation draw:name="f24" draw:formula="56*logwidth/114"/>
              <draw:equation draw:name="f25" draw:formula="165*logheight/180"/>
              <draw:equation draw:name="f26" draw:formula="60*logwidth/114"/>
              <draw:equation draw:name="f27" draw:formula="162*logheight/180"/>
              <draw:equation draw:name="f28" draw:formula="63*logwidth/114"/>
              <draw:equation draw:name="f29" draw:formula="164*logheight/180"/>
              <draw:equation draw:name="f30" draw:formula="69*logwidth/114"/>
              <draw:equation draw:name="f31" draw:formula="170*logheight/180"/>
              <draw:equation draw:name="f32" draw:formula="75*logwidth/114"/>
              <draw:equation draw:name="f33" draw:formula="168*logheight/180"/>
              <draw:equation draw:name="f34" draw:formula="78*logwidth/114"/>
              <draw:equation draw:name="f35" draw:formula="158*logheight/180"/>
              <draw:equation draw:name="f36" draw:formula="85*logwidth/114"/>
              <draw:equation draw:name="f37" draw:formula="154*logheight/180"/>
              <draw:equation draw:name="f38" draw:formula="92*logwidth/114"/>
              <draw:equation draw:name="f39" draw:formula="145*logheight/180"/>
              <draw:equation draw:name="f40" draw:formula="95*logwidth/114"/>
              <draw:equation draw:name="f41" draw:formula="137*logheight/180"/>
              <draw:equation draw:name="f42" draw:formula="103*logwidth/114"/>
              <draw:equation draw:name="f43" draw:formula="138*logheight/180"/>
              <draw:equation draw:name="f44" draw:formula="113*logwidth/114"/>
              <draw:equation draw:name="f45" draw:formula="135*logheight/180"/>
              <draw:equation draw:name="f46" draw:formula="113*logwidth/114"/>
              <draw:equation draw:name="f47" draw:formula="130*logheight/180"/>
              <draw:equation draw:name="f48" draw:formula="112*logwidth/114"/>
              <draw:equation draw:name="f49" draw:formula="126*logheight/180"/>
              <draw:equation draw:name="f50" draw:formula="113*logwidth/114"/>
              <draw:equation draw:name="f51" draw:formula="120*logheight/180"/>
              <draw:equation draw:name="f52" draw:formula="45*logwidth/114"/>
              <draw:equation draw:name="f53" draw:formula="0*logheight/180"/>
              <draw:equation draw:name="f54" draw:formula="41*logwidth/114"/>
              <draw:equation draw:name="f55" draw:formula="2*logheight/180"/>
              <draw:equation draw:name="f56" draw:formula="33*logwidth/114"/>
              <draw:equation draw:name="f57" draw:formula="6*logheight/180"/>
              <draw:equation draw:name="f58" draw:formula="30*logwidth/114"/>
              <draw:equation draw:name="f59" draw:formula="7*logheight/180"/>
              <draw:equation draw:name="f60" draw:formula="27*logwidth/114"/>
              <draw:equation draw:name="f61" draw:formula="7*logheight/180"/>
              <draw:equation draw:name="f62" draw:formula="22*logwidth/114"/>
              <draw:equation draw:name="f63" draw:formula="4*logheight/180"/>
              <draw:equation draw:name="f64" draw:formula="19*logwidth/114"/>
              <draw:equation draw:name="f65" draw:formula="0*logheight/180"/>
              <draw:equation draw:name="f66" draw:formula="17*logwidth/114"/>
              <draw:equation draw:name="f67" draw:formula="113*logheight/180"/>
              <draw:equation draw:name="f68" draw:formula="16*logwidth/114"/>
              <draw:equation draw:name="f69" draw:formula="119*logheight/180"/>
              <draw:equation draw:name="f70" draw:formula="18*logwidth/114"/>
              <draw:equation draw:name="f71" draw:formula="123*logheight/180"/>
              <draw:equation draw:name="f72" draw:formula="20*logwidth/114"/>
              <draw:equation draw:name="f73" draw:formula="128*logheight/180"/>
              <draw:equation draw:name="f74" draw:formula="19*logwidth/114"/>
              <draw:equation draw:name="f75" draw:formula="133*logheight/180"/>
              <draw:equation draw:name="f76" draw:formula="17*logwidth/114"/>
              <draw:equation draw:name="f77" draw:formula="141*logheight/180"/>
              <draw:equation draw:name="f78" draw:formula="15*logwidth/114"/>
              <draw:equation draw:name="f79" draw:formula="145*logheight/180"/>
              <draw:equation draw:name="f80" draw:formula="14*logwidth/114"/>
              <draw:equation draw:name="f81" draw:formula="148*logheight/180"/>
              <draw:equation draw:name="f82" draw:formula="9*logwidth/114"/>
              <draw:equation draw:name="f83" draw:formula="154*logheight/180"/>
              <draw:equation draw:name="f84" draw:formula="6*logwidth/114"/>
              <draw:equation draw:name="f85" draw:formula="157*logheight/180"/>
              <draw:equation draw:name="f86" draw:formula="4*logwidth/114"/>
              <draw:equation draw:name="f87" draw:formula="158*logheight/180"/>
              <draw:equation draw:name="f88" draw:formula="6*logwidth/114"/>
              <draw:equation draw:name="f89" draw:formula="162*logheight/180"/>
              <draw:equation draw:name="f90" draw:formula="5*logwidth/114"/>
              <draw:equation draw:name="f91" draw:formula="166*logheight/180"/>
              <draw:equation draw:name="f92" draw:formula="3*logwidth/114"/>
              <draw:equation draw:name="f93" draw:formula="168*logheight/180"/>
              <draw:equation draw:name="f94" draw:formula="1*logwidth/114"/>
              <draw:equation draw:name="f95" draw:formula="173*logheight/180"/>
              <draw:equation draw:name="f96" draw:formula="2*logwidth/114"/>
              <draw:equation draw:name="f97" draw:formula="177*logheight/180"/>
              <draw:equation draw:name="f98" draw:formula="5*logwidth/114"/>
              <draw:equation draw:name="f99" draw:formula="179*logheight/180"/>
              <draw:equation draw:name="f100" draw:formula="logwidth"/>
              <draw:equation draw:name="f101" draw:formula="logheight"/>
            </draw:enhanced-geometry>
          </draw:custom-shape>
          <draw:custom-shape draw:name="Freeform 45" draw:style-name="gr4" draw:text-style-name="P2" draw:layer="layout" svg:width="1.527cm" svg:height="2.743cm" svg:x="23.723cm" svg:y="7.042cm">
            <text:p><text:span text:style-name="T1"/></text:p>
            <draw:enhanced-geometry draw:mirror-horizontal="false" draw:mirror-vertical="false" drawooo:sub-view-size="139 249" draw:text-areas="0 0 ?f102 ?f103" svg:viewBox="0 0 0 0" draw:type="ooxml-non-primitive" draw:enhanced-path="M 137 168 C 137 168 136 167 136 167 136 167 137 165 137 165 137 165 138 163 138 163 138 162 138 162 138 162 136 161 136 161 136 161 136 158 136 158 136 158 134 156 134 156 134 156 134 156 134 155 134 155 134 155 134 154 134 154 134 153 135 152 135 152 136 149 136 149 136 149 136 149 135 149 135 148 135 148 134 146 134 146 138 145 138 145 138 145 137 35 137 35 137 35 137 35 137 35 137 34 136 33 136 32 135 31 135 30 135 29 134 28 134 28 134 27 134 27 134 26 134 26 134 25 134 25 134 25 134 24 133 24 134 23 133 23 133 23 133 22 133 22 133 21 133 21 132 21 132 21 132 20 132 20 131 20 131 19 131 19 130 18 130 17 129 16 129 16 128 15 128 14 128 13 127 12 128 10 128 9 128 8 128 7 128 6 128 6 128 5 128 5 128 4 128 4 128 3 129 2 128 1 128 1 128 1 128 0 30 0 30 0 30 0 30 0 30 2 30 2 30 3 31 3 33 4 34 5 35 6 36 7 37 8 37 9 37 10 37 12 38 13 39 14 41 15 45 18 46 19 47 20 47 23 47 24 47 26 47 29 46 31 46 32 45 33 44 34 42 35 41 36 41 38 41 39 41 41 40 42 39 44 39 44 38 44 37 45 36 46 35 46 34 47 33 46 31 46 30 47 30 47 29 48 29 49 25 49 24 49 24 49 23 49 22 49 21 50 21 50 20 51 19 51 19 50 18 50 17 50 17 51 16 51 16 51 15 53 15 53 15 54 14 56 14 57 14 58 14 59 14 60 15 60 17 62 18 64 19 65 19 69 19 70 19 71 19 74 18 75 17 76 15 77 15 78 14 79 14 80 14 81 14 81 14 83 14 84 13 85 13 85 12 86 12 87 11 87 10 87 9 87 8 87 7 87 6 87 6 88 5 88 5 89 4 89 4 90 4 91 4 92 4 92 4 93 5 94 5 95 5 95 5 97 4 98 4 98 3 99 3 99 3 99 1 102 1 102 1 102 0 104 0 104 0 104 0 108 0 108 0 108 1 113 1 113 1 113 1 114 1 114 1 114 2 116 2 116 3 119 3 119 3 119 3 119 3 121 3 121 3 121 3 123 3 123 5 125 5 125 5 125 5 127 5 127 5 127 7 130 7 130 7 130 12 134 12 134 12 134 12 134 12 136 12 136 12 136 14 136 14 136 14 136 17 141 17 141 19 142 19 142 19 142 27 149 27 149 27 149 29 156 29 156 29 156 28 158 28 158 28 158 28 158 28 159 28 159 28 160 29 161 29 161 29 161 30 166 30 166 30 166 32 166 32 166 32 166 34 166 34 166 34 165 37 162 37 162 43 163 43 163 43 163 48 167 48 167 48 167 48 167 47 170 47 171 47 171 45 173 45 173 45 174 45 177 45 177 45 177 44 181 44 181 44 181 43 183 43 183 43 183 42 185 42 185 42 185 40 188 40 189 40 189 40 191 40 191 40 191 40 196 40 196 51 205 51 205 51 205 55 207 55 207 55 207 53 207 53 207 53 207 53 207 53 209 53 209 53 210 55 210 55 210 55 210 57 210 57 209 57 209 58 209 58 209 64 213 64 213 64 213 64 213 63 215 63 216 63 216 65 216 66 216 66 216 69 218 69 219 69 219 70 220 70 221 70 221 70 223 70 223 69 223 69 223 69 223 69 223 69 224 69 224 69 224 69 226 69 226 70 226 71 229 71 229 71 229 72 231 72 231 72 232 71 233 71 233 71 233 70 234 70 234 69 235 69 235 69 235 69 235 69 236 69 236 69 237 71 237 71 237 71 237 71 239 71 239 73 243 73 243 73 243 73 243 73 244 73 245 73 245 74 247 74 247 74 247 76 248 76 248 76 248 77 248 77 248 77 248 78 247 78 247 78 247 77 246 77 246 77 246 76 245 76 245 78 245 78 245 78 245 78 245 79 247 79 248 79 248 80 249 80 249 82 249 82 249 82 249 82 249 82 249 82 249 82 249 81 247 81 247 81 247 82 244 82 244 82 244 85 240 85 240 87 238 87 238 87 238 87 238 92 239 92 239 92 239 99 243 99 243 99 243 103 246 103 246 106 245 106 245 106 245 106 241 106 241 106 241 106 241 104 236 104 236 104 236 104 232 105 231 105 231 106 230 106 230 106 230 109 231 109 230 109 230 110 230 111 229 111 229 113 228 113 228 114 228 117 228 118 228 118 228 119 227 119 227 119 225 119 225 119 225 119 225 117 223 117 223 117 223 116 220 116 220 116 220 117 219 117 218 117 218 121 214 121 214 118 213 118 213 118 213 120 212 120 212 120 212 120 212 120 211 120 211 119 210 118 209 118 209 118 209 119 207 119 208 119 208 120 209 120 209 121 206 121 206 121 206 121 203 121 203 121 203 120 202 120 202 120 202 122 202 122 202 122 202 122 202 123 201 123 201 123 201 121 200 121 200 121 200 123 199 123 199 123 199 124 197 124 197 122 196 122 196 122 196 122 196 122 195 122 194 122 194 122 193 122 193 123 194 123 194 123 194 123 191 123 191 123 191 124 192 124 192 124 192 126 191 126 191 126 191 127 192 127 192 127 192 127 189 127 189 127 189 130 186 130 186 130 186 130 184 130 184 130 184 132 183 132 183 132 183 133 182 133 182 133 182 133 182 133 181 133 181 133 181 133 180 133 180 135 179 135 179 135 179 135 177 135 177 135 177 135 176 135 176 135 176 137 175 137 175 137 175 139 172 139 172 139 172 L 137 168 Z N">
              <draw:equation draw:name="f0" draw:formula="138*logwidth/139"/>
              <draw:equation draw:name="f1" draw:formula="163*logheight/249"/>
              <draw:equation draw:name="f2" draw:formula="134*logwidth/139"/>
              <draw:equation draw:name="f3" draw:formula="156*logheight/249"/>
              <draw:equation draw:name="f4" draw:formula="136*logwidth/139"/>
              <draw:equation draw:name="f5" draw:formula="149*logheight/249"/>
              <draw:equation draw:name="f6" draw:formula="137*logwidth/139"/>
              <draw:equation draw:name="f7" draw:formula="35*logheight/249"/>
              <draw:equation draw:name="f8" draw:formula="134*logwidth/139"/>
              <draw:equation draw:name="f9" draw:formula="27*logheight/249"/>
              <draw:equation draw:name="f10" draw:formula="133*logwidth/139"/>
              <draw:equation draw:name="f11" draw:formula="22*logheight/249"/>
              <draw:equation draw:name="f12" draw:formula="129*logwidth/139"/>
              <draw:equation draw:name="f13" draw:formula="16*logheight/249"/>
              <draw:equation draw:name="f14" draw:formula="128*logwidth/139"/>
              <draw:equation draw:name="f15" draw:formula="5*logheight/249"/>
              <draw:equation draw:name="f16" draw:formula="30*logwidth/139"/>
              <draw:equation draw:name="f17" draw:formula="0*logheight/249"/>
              <draw:equation draw:name="f18" draw:formula="37*logwidth/139"/>
              <draw:equation draw:name="f19" draw:formula="10*logheight/249"/>
              <draw:equation draw:name="f20" draw:formula="46*logwidth/139"/>
              <draw:equation draw:name="f21" draw:formula="31*logheight/249"/>
              <draw:equation draw:name="f22" draw:formula="38*logwidth/139"/>
              <draw:equation draw:name="f23" draw:formula="44*logheight/249"/>
              <draw:equation draw:name="f24" draw:formula="24*logwidth/139"/>
              <draw:equation draw:name="f25" draw:formula="49*logheight/249"/>
              <draw:equation draw:name="f26" draw:formula="16*logwidth/139"/>
              <draw:equation draw:name="f27" draw:formula="51*logheight/249"/>
              <draw:equation draw:name="f28" draw:formula="18*logwidth/139"/>
              <draw:equation draw:name="f29" draw:formula="64*logheight/249"/>
              <draw:equation draw:name="f30" draw:formula="14*logwidth/139"/>
              <draw:equation draw:name="f31" draw:formula="81*logheight/249"/>
              <draw:equation draw:name="f32" draw:formula="7*logwidth/139"/>
              <draw:equation draw:name="f33" draw:formula="87*logheight/249"/>
              <draw:equation draw:name="f34" draw:formula="5*logwidth/139"/>
              <draw:equation draw:name="f35" draw:formula="95*logheight/249"/>
              <draw:equation draw:name="f36" draw:formula="0*logwidth/139"/>
              <draw:equation draw:name="f37" draw:formula="104*logheight/249"/>
              <draw:equation draw:name="f38" draw:formula="2*logwidth/139"/>
              <draw:equation draw:name="f39" draw:formula="116*logheight/249"/>
              <draw:equation draw:name="f40" draw:formula="5*logwidth/139"/>
              <draw:equation draw:name="f41" draw:formula="125*logheight/249"/>
              <draw:equation draw:name="f42" draw:formula="12*logwidth/139"/>
              <draw:equation draw:name="f43" draw:formula="136*logheight/249"/>
              <draw:equation draw:name="f44" draw:formula="27*logwidth/139"/>
              <draw:equation draw:name="f45" draw:formula="149*logheight/249"/>
              <draw:equation draw:name="f46" draw:formula="29*logwidth/139"/>
              <draw:equation draw:name="f47" draw:formula="161*logheight/249"/>
              <draw:equation draw:name="f48" draw:formula="37*logwidth/139"/>
              <draw:equation draw:name="f49" draw:formula="162*logheight/249"/>
              <draw:equation draw:name="f50" draw:formula="45*logwidth/139"/>
              <draw:equation draw:name="f51" draw:formula="173*logheight/249"/>
              <draw:equation draw:name="f52" draw:formula="42*logwidth/139"/>
              <draw:equation draw:name="f53" draw:formula="185*logheight/249"/>
              <draw:equation draw:name="f54" draw:formula="51*logwidth/139"/>
              <draw:equation draw:name="f55" draw:formula="205*logheight/249"/>
              <draw:equation draw:name="f56" draw:formula="55*logwidth/139"/>
              <draw:equation draw:name="f57" draw:formula="210*logheight/249"/>
              <draw:equation draw:name="f58" draw:formula="63*logwidth/139"/>
              <draw:equation draw:name="f59" draw:formula="216*logheight/249"/>
              <draw:equation draw:name="f60" draw:formula="70*logwidth/139"/>
              <draw:equation draw:name="f61" draw:formula="223*logheight/249"/>
              <draw:equation draw:name="f62" draw:formula="71*logwidth/139"/>
              <draw:equation draw:name="f63" draw:formula="229*logheight/249"/>
              <draw:equation draw:name="f64" draw:formula="69*logwidth/139"/>
              <draw:equation draw:name="f65" draw:formula="235*logheight/249"/>
              <draw:equation draw:name="f66" draw:formula="73*logwidth/139"/>
              <draw:equation draw:name="f67" draw:formula="243*logheight/249"/>
              <draw:equation draw:name="f68" draw:formula="77*logwidth/139"/>
              <draw:equation draw:name="f69" draw:formula="248*logheight/249"/>
              <draw:equation draw:name="f70" draw:formula="78*logwidth/139"/>
              <draw:equation draw:name="f71" draw:formula="245*logheight/249"/>
              <draw:equation draw:name="f72" draw:formula="82*logwidth/139"/>
              <draw:equation draw:name="f73" draw:formula="249*logheight/249"/>
              <draw:equation draw:name="f74" draw:formula="87*logwidth/139"/>
              <draw:equation draw:name="f75" draw:formula="238*logheight/249"/>
              <draw:equation draw:name="f76" draw:formula="106*logwidth/139"/>
              <draw:equation draw:name="f77" draw:formula="245*logheight/249"/>
              <draw:equation draw:name="f78" draw:formula="106*logwidth/139"/>
              <draw:equation draw:name="f79" draw:formula="230*logheight/249"/>
              <draw:equation draw:name="f80" draw:formula="118*logwidth/139"/>
              <draw:equation draw:name="f81" draw:formula="228*logheight/249"/>
              <draw:equation draw:name="f82" draw:formula="116*logwidth/139"/>
              <draw:equation draw:name="f83" draw:formula="220*logheight/249"/>
              <draw:equation draw:name="f84" draw:formula="120*logwidth/139"/>
              <draw:equation draw:name="f85" draw:formula="212*logheight/249"/>
              <draw:equation draw:name="f86" draw:formula="120*logwidth/139"/>
              <draw:equation draw:name="f87" draw:formula="209*logheight/249"/>
              <draw:equation draw:name="f88" draw:formula="122*logwidth/139"/>
              <draw:equation draw:name="f89" draw:formula="202*logheight/249"/>
              <draw:equation draw:name="f90" draw:formula="124*logwidth/139"/>
              <draw:equation draw:name="f91" draw:formula="197*logheight/249"/>
              <draw:equation draw:name="f92" draw:formula="123*logwidth/139"/>
              <draw:equation draw:name="f93" draw:formula="194*logheight/249"/>
              <draw:equation draw:name="f94" draw:formula="127*logwidth/139"/>
              <draw:equation draw:name="f95" draw:formula="192*logheight/249"/>
              <draw:equation draw:name="f96" draw:formula="132*logwidth/139"/>
              <draw:equation draw:name="f97" draw:formula="183*logheight/249"/>
              <draw:equation draw:name="f98" draw:formula="135*logwidth/139"/>
              <draw:equation draw:name="f99" draw:formula="179*logheight/249"/>
              <draw:equation draw:name="f100" draw:formula="139*logwidth/139"/>
              <draw:equation draw:name="f101" draw:formula="172*logheight/249"/>
              <draw:equation draw:name="f102" draw:formula="logwidth"/>
              <draw:equation draw:name="f103" draw:formula="logheight"/>
            </draw:enhanced-geometry>
          </draw:custom-shape>
          <draw:custom-shape draw:name="Freeform 46" draw:style-name="gr3" draw:text-style-name="P2" draw:layer="layout" svg:width="2.353cm" svg:height="3.813cm" svg:x="13.943cm" svg:y="3.494cm">
            <text:p><text:span text:style-name="T1"/></text:p>
            <draw:enhanced-geometry draw:mirror-horizontal="false" draw:mirror-vertical="false" drawooo:sub-view-size="214 346" draw:text-areas="0 0 ?f124 ?f125" svg:viewBox="0 0 0 0" draw:type="ooxml-non-primitive" draw:enhanced-path="M 203 215 C 203 214 202 216 202 217 201 217 201 217 200 217 199 218 199 218 199 219 199 220 199 221 198 222 198 222 199 223 199 224 199 225 200 225 199 225 199 225 197 225 197 225 196 225 194 224 193 225 191 225 190 226 189 226 188 227 187 227 187 227 187 227 186 225 186 225 186 225 184 225 183 225 183 225 179 226 179 226 178 226 172 224 171 224 171 224 170 224 170 224 169 224 169 227 169 228 168 229 168 230 168 230 168 230 166 230 165 229 163 229 161 229 159 228 157 227 157 228 156 228 155 229 154 229 153 230 153 231 153 233 153 234 153 234 152 234 151 233 150 232 149 232 148 231 148 230 147 230 147 229 146 228 147 228 147 227 147 226 146 226 146 225 146 224 144 223 144 223 144 223 145 222 145 222 145 221 145 221 145 220 144 219 144 218 144 217 143 216 142 215 142 214 141 214 140 213 139 212 138 212 138 212 137 212 136 213 135 213 135 213 135 213 134 212 134 212 134 211 133 211 133 210 132 210 131 208 130 208 130 207 130 206 130 206 130 205 132 205 132 205 132 205 132 202 132 201 132 200 131 200 131 200 131 199 130 199 130 199 130 199 129 198 129 197 129 197 128 197 127 196 127 196 126 195 126 194 125 194 125 192 124 191 123 190 123 189 123 188 122 187 122 186 122 185 122 184 122 184 122 184 121 184 121 183 120 182 120 182 120 181 120 180 121 180 120 179 120 178 120 178 120 178 119 177 118 177 118 176 118 176 119 176 119 174 118 174 118 173 118 173 117 173 116 173 115 172 115 171 115 171 114 169 112 169 111 169 112 170 112 171 112 172 111 173 110 173 110 174 107 176 106 176 105 176 104 176 104 177 104 177 104 179 103 179 102 179 101 180 101 180 100 180 99 179 98 179 97 178 97 177 97 176 96 176 95 176 94 176 93 176 93 175 93 174 93 173 94 172 94 172 95 171 95 169 95 169 95 168 93 166 93 165 93 164 94 164 94 163 95 162 95 162 96 161 96 161 97 161 98 161 99 161 99 161 99 160 99 159 99 159 99 158 98 156 98 155 98 155 97 154 96 154 96 153 96 153 96 151 96 151 96 151 96 150 96 149 96 149 95 148 95 147 95 147 95 146 96 146 97 146 97 145 97 145 97 144 97 143 96 143 96 142 96 141 97 140 97 140 98 138 98 138 98 137 99 135 99 134 99 133 99 131 99 130 99 130 99 129 99 129 99 129 100 128 100 128 101 128 101 125 101 125 101 125 101 122 101 122 101 121 100 121 100 121 100 121 98 122 97 122 97 123 96 122 96 122 95 122 94 122 94 122 94 122 92 122 92 122 92 122 91 121 91 120 90 119 90 118 90 118 90 117 89 117 88 117 88 117 87 119 86 119 86 119 86 118 86 117 86 116 86 116 85 115 85 115 84 114 83 113 83 113 82 114 82 114 81 114 80 112 80 112 80 111 80 109 80 108 80 107 79 106 78 106 77 105 76 105 76 105 75 104 74 101 74 101 74 100 73 99 72 98 72 98 68 95 68 94 67 94 67 92 67 91 67 91 66 91 65 90 65 90 63 90 62 90 61 89 61 89 60 89 59 88 58 86 57 85 57 84 56 84 55 84 55 83 53 83 53 83 52 82 52 82 52 82 52 82 54 81 54 81 55 81 56 80 56 80 56 80 56 80 56 79 56 79 55 79 55 78 54 78 52 76 52 76 52 75 52 75 52 75 54 74 54 74 54 74 54 74 54 71 54 71 54 70 52 67 52 67 42 54 42 54 42 54 42 0 42 0 42 0 8 0 8 0 8 0 8 133 8 133 8 133 8 133 7 135 7 135 7 136 7 136 7 137 7 137 8 138 9 139 10 139 10 140 10 141 10 141 10 143 10 144 10 145 11 145 11 145 12 145 11 146 11 147 11 147 9 150 9 150 12 154 12 154 12 154 17 162 17 162 17 162 17 162 20 164 21 164 21 164 25 166 25 166 25 166 25 168 25 169 25 169 26 171 26 171 27 174 27 174 27 174 27 174 26 177 25 177 25 178 25 179 25 179 25 179 20 189 20 189 20 189 18 196 18 196 14 202 14 202 14 202 14 203 14 203 14 203 15 204 15 204 15 204 15 205 15 205 15 205 14 206 14 206 14 207 14 208 14 209 13 210 12 211 12 212 11 213 11 214 11 214 10 215 9 215 8 215 8 216 7 216 7 216 7 217 6 218 6 220 5 221 5 222 5 224 4 225 3 227 2 227 1 229 1 230 2 231 1 232 1 232 0 232 0 233 0 233 1 233 1 234 2 234 2 235 2 236 2 236 2 237 2 237 2 238 4 239 4 238 5 238 6 239 7 240 8 240 8 240 8 240 9 240 9 239 10 240 10 240 10 242 10 242 10 243 11 243 12 243 13 244 11 247 10 247 9 249 11 250 11 252 11 253 10 254 10 256 9 257 9 259 8 259 8 346 8 346 8 346 214 346 214 346 214 346 214 229 214 229 214 229 212 228 212 228 212 228 212 228 204 215 203 215 Z N">
              <draw:equation draw:name="f0" draw:formula="200*logwidth/214"/>
              <draw:equation draw:name="f1" draw:formula="217*logheight/346"/>
              <draw:equation draw:name="f2" draw:formula="199*logwidth/214"/>
              <draw:equation draw:name="f3" draw:formula="224*logheight/346"/>
              <draw:equation draw:name="f4" draw:formula="193*logwidth/214"/>
              <draw:equation draw:name="f5" draw:formula="225*logheight/346"/>
              <draw:equation draw:name="f6" draw:formula="186*logwidth/214"/>
              <draw:equation draw:name="f7" draw:formula="225*logheight/346"/>
              <draw:equation draw:name="f8" draw:formula="171*logwidth/214"/>
              <draw:equation draw:name="f9" draw:formula="224*logheight/346"/>
              <draw:equation draw:name="f10" draw:formula="168*logwidth/214"/>
              <draw:equation draw:name="f11" draw:formula="230*logheight/346"/>
              <draw:equation draw:name="f12" draw:formula="156*logwidth/214"/>
              <draw:equation draw:name="f13" draw:formula="228*logheight/346"/>
              <draw:equation draw:name="f14" draw:formula="151*logwidth/214"/>
              <draw:equation draw:name="f15" draw:formula="233*logheight/346"/>
              <draw:equation draw:name="f16" draw:formula="147*logwidth/214"/>
              <draw:equation draw:name="f17" draw:formula="227*logheight/346"/>
              <draw:equation draw:name="f18" draw:formula="145*logwidth/214"/>
              <draw:equation draw:name="f19" draw:formula="222*logheight/346"/>
              <draw:equation draw:name="f20" draw:formula="142*logwidth/214"/>
              <draw:equation draw:name="f21" draw:formula="214*logheight/346"/>
              <draw:equation draw:name="f22" draw:formula="135*logwidth/214"/>
              <draw:equation draw:name="f23" draw:formula="213*logheight/346"/>
              <draw:equation draw:name="f24" draw:formula="130*logwidth/214"/>
              <draw:equation draw:name="f25" draw:formula="208*logheight/346"/>
              <draw:equation draw:name="f26" draw:formula="132*logwidth/214"/>
              <draw:equation draw:name="f27" draw:formula="201*logheight/346"/>
              <draw:equation draw:name="f28" draw:formula="129*logwidth/214"/>
              <draw:equation draw:name="f29" draw:formula="197*logheight/346"/>
              <draw:equation draw:name="f30" draw:formula="124*logwidth/214"/>
              <draw:equation draw:name="f31" draw:formula="191*logheight/346"/>
              <draw:equation draw:name="f32" draw:formula="122*logwidth/214"/>
              <draw:equation draw:name="f33" draw:formula="184*logheight/346"/>
              <draw:equation draw:name="f34" draw:formula="120*logwidth/214"/>
              <draw:equation draw:name="f35" draw:formula="178*logheight/346"/>
              <draw:equation draw:name="f36" draw:formula="118*logwidth/214"/>
              <draw:equation draw:name="f37" draw:formula="174*logheight/346"/>
              <draw:equation draw:name="f38" draw:formula="112*logwidth/214"/>
              <draw:equation draw:name="f39" draw:formula="169*logheight/346"/>
              <draw:equation draw:name="f40" draw:formula="106*logwidth/214"/>
              <draw:equation draw:name="f41" draw:formula="176*logheight/346"/>
              <draw:equation draw:name="f42" draw:formula="101*logwidth/214"/>
              <draw:equation draw:name="f43" draw:formula="180*logheight/346"/>
              <draw:equation draw:name="f44" draw:formula="94*logwidth/214"/>
              <draw:equation draw:name="f45" draw:formula="176*logheight/346"/>
              <draw:equation draw:name="f46" draw:formula="95*logwidth/214"/>
              <draw:equation draw:name="f47" draw:formula="169*logheight/346"/>
              <draw:equation draw:name="f48" draw:formula="96*logwidth/214"/>
              <draw:equation draw:name="f49" draw:formula="161*logheight/346"/>
              <draw:equation draw:name="f50" draw:formula="99*logwidth/214"/>
              <draw:equation draw:name="f51" draw:formula="158*logheight/346"/>
              <draw:equation draw:name="f52" draw:formula="96*logwidth/214"/>
              <draw:equation draw:name="f53" draw:formula="151*logheight/346"/>
              <draw:equation draw:name="f54" draw:formula="96*logwidth/214"/>
              <draw:equation draw:name="f55" draw:formula="146*logheight/346"/>
              <draw:equation draw:name="f56" draw:formula="97*logwidth/214"/>
              <draw:equation draw:name="f57" draw:formula="140*logheight/346"/>
              <draw:equation draw:name="f58" draw:formula="99*logwidth/214"/>
              <draw:equation draw:name="f59" draw:formula="130*logheight/346"/>
              <draw:equation draw:name="f60" draw:formula="101*logwidth/214"/>
              <draw:equation draw:name="f61" draw:formula="125*logheight/346"/>
              <draw:equation draw:name="f62" draw:formula="97*logwidth/214"/>
              <draw:equation draw:name="f63" draw:formula="122*logheight/346"/>
              <draw:equation draw:name="f64" draw:formula="92*logwidth/214"/>
              <draw:equation draw:name="f65" draw:formula="122*logheight/346"/>
              <draw:equation draw:name="f66" draw:formula="88*logwidth/214"/>
              <draw:equation draw:name="f67" draw:formula="117*logheight/346"/>
              <draw:equation draw:name="f68" draw:formula="85*logwidth/214"/>
              <draw:equation draw:name="f69" draw:formula="115*logheight/346"/>
              <draw:equation draw:name="f70" draw:formula="80*logwidth/214"/>
              <draw:equation draw:name="f71" draw:formula="112*logheight/346"/>
              <draw:equation draw:name="f72" draw:formula="76*logwidth/214"/>
              <draw:equation draw:name="f73" draw:formula="105*logheight/346"/>
              <draw:equation draw:name="f74" draw:formula="68*logwidth/214"/>
              <draw:equation draw:name="f75" draw:formula="94*logheight/346"/>
              <draw:equation draw:name="f76" draw:formula="62*logwidth/214"/>
              <draw:equation draw:name="f77" draw:formula="90*logheight/346"/>
              <draw:equation draw:name="f78" draw:formula="55*logwidth/214"/>
              <draw:equation draw:name="f79" draw:formula="84*logheight/346"/>
              <draw:equation draw:name="f80" draw:formula="54*logwidth/214"/>
              <draw:equation draw:name="f81" draw:formula="81*logheight/346"/>
              <draw:equation draw:name="f82" draw:formula="55*logwidth/214"/>
              <draw:equation draw:name="f83" draw:formula="78*logheight/346"/>
              <draw:equation draw:name="f84" draw:formula="54*logwidth/214"/>
              <draw:equation draw:name="f85" draw:formula="74*logheight/346"/>
              <draw:equation draw:name="f86" draw:formula="42*logwidth/214"/>
              <draw:equation draw:name="f87" draw:formula="54*logheight/346"/>
              <draw:equation draw:name="f88" draw:formula="8*logwidth/214"/>
              <draw:equation draw:name="f89" draw:formula="133*logheight/346"/>
              <draw:equation draw:name="f90" draw:formula="9*logwidth/214"/>
              <draw:equation draw:name="f91" draw:formula="139*logheight/346"/>
              <draw:equation draw:name="f92" draw:formula="11*logwidth/214"/>
              <draw:equation draw:name="f93" draw:formula="145*logheight/346"/>
              <draw:equation draw:name="f94" draw:formula="12*logwidth/214"/>
              <draw:equation draw:name="f95" draw:formula="154*logheight/346"/>
              <draw:equation draw:name="f96" draw:formula="25*logwidth/214"/>
              <draw:equation draw:name="f97" draw:formula="166*logheight/346"/>
              <draw:equation draw:name="f98" draw:formula="27*logwidth/214"/>
              <draw:equation draw:name="f99" draw:formula="174*logheight/346"/>
              <draw:equation draw:name="f100" draw:formula="20*logwidth/214"/>
              <draw:equation draw:name="f101" draw:formula="189*logheight/346"/>
              <draw:equation draw:name="f102" draw:formula="14*logwidth/214"/>
              <draw:equation draw:name="f103" draw:formula="203*logheight/346"/>
              <draw:equation draw:name="f104" draw:formula="14*logwidth/214"/>
              <draw:equation draw:name="f105" draw:formula="207*logheight/346"/>
              <draw:equation draw:name="f106" draw:formula="10*logwidth/214"/>
              <draw:equation draw:name="f107" draw:formula="215*logheight/346"/>
              <draw:equation draw:name="f108" draw:formula="5*logwidth/214"/>
              <draw:equation draw:name="f109" draw:formula="221*logheight/346"/>
              <draw:equation draw:name="f110" draw:formula="1*logwidth/214"/>
              <draw:equation draw:name="f111" draw:formula="232*logheight/346"/>
              <draw:equation draw:name="f112" draw:formula="2*logwidth/214"/>
              <draw:equation draw:name="f113" draw:formula="236*logheight/346"/>
              <draw:equation draw:name="f114" draw:formula="7*logwidth/214"/>
              <draw:equation draw:name="f115" draw:formula="240*logheight/346"/>
              <draw:equation draw:name="f116" draw:formula="10*logwidth/214"/>
              <draw:equation draw:name="f117" draw:formula="242*logheight/346"/>
              <draw:equation draw:name="f118" draw:formula="11*logwidth/214"/>
              <draw:equation draw:name="f119" draw:formula="252*logheight/346"/>
              <draw:equation draw:name="f120" draw:formula="8*logwidth/214"/>
              <draw:equation draw:name="f121" draw:formula="346*logheight/346"/>
              <draw:equation draw:name="f122" draw:formula="212*logwidth/214"/>
              <draw:equation draw:name="f123" draw:formula="228*logheight/346"/>
              <draw:equation draw:name="f124" draw:formula="logwidth"/>
              <draw:equation draw:name="f125" draw:formula="logheight"/>
            </draw:enhanced-geometry>
          </draw:custom-shape>
          <draw:custom-shape draw:name="Freeform 47" draw:style-name="gr3" draw:text-style-name="P2" draw:layer="layout" svg:width="1.812cm" svg:height="2.106cm" svg:x="25.968cm" svg:y="10.718cm">
            <text:p><text:span text:style-name="T1"/></text:p>
            <draw:enhanced-geometry draw:mirror-horizontal="false" draw:mirror-vertical="false" drawooo:sub-view-size="165 191" draw:text-areas="0 0 ?f114 ?f115" svg:viewBox="0 0 0 0" draw:type="ooxml-non-primitive" draw:enhanced-path="M 159 120 C 159 120 157 120 157 120 156 120 155 120 155 119 155 119 155 116 155 115 155 115 155 113 155 112 155 111 155 111 154 110 153 109 153 108 153 108 152 108 152 107 152 106 152 106 152 105 152 105 152 105 145 99 145 99 145 98 145 97 145 97 145 96 145 95 145 95 144 95 145 91 144 90 144 90 143 88 142 88 142 87 142 83 142 83 141 82 139 80 139 79 138 79 134 77 134 77 133 77 133 77 133 76 133 76 133 74 132 74 132 74 131 73 130 73 130 73 130 72 130 72 130 72 129 71 129 71 129 70 130 70 129 70 128 69 127 69 127 69 127 69 126 67 126 67 126 66 127 65 127 65 127 65 127 64 126 63 125 63 124 61 123 60 122 60 118 58 118 57 117 57 117 54 117 53 117 53 114 49 113 48 112 48 106 44 105 44 105 43 104 41 104 40 103 39 102 37 101 36 101 36 99 36 99 34 99 33 99 31 99 30 98 30 96 27 96 27 96 26 95 24 95 23 95 22 95 21 93 21 91 21 89 21 88 20 87 19 86 18 85 18 85 17 86 16 84 16 82 16 81 15 80 15 80 14 79 14 79 13 78 13 77 13 78 12 78 11 78 8 79 8 80 7 81 6 81 5 82 5 86 2 86 2 86 0 86 0 86 0 44 0 44 0 44 0 0 0 0 0 0 0 0 0 15 88 15 89 15 89 16 91 16 92 16 92 16 93 16 93 17 94 17 95 17 96 17 97 18 98 18 99 18 100 21 105 21 105 22 105 22 107 21 108 21 108 21 109 21 110 21 111 22 111 23 112 23 112 24 113 24 113 24 113 22 115 22 115 22 116 19 118 19 119 19 120 19 121 19 122 19 123 18 124 18 125 17 126 16 128 16 129 16 129 16 132 16 133 16 134 17 137 18 137 18 138 19 143 19 144 19 144 19 148 18 149 18 149 17 152 17 152 17 152 17 155 17 156 17 156 18 157 18 158 19 159 20 160 20 160 20 161 21 164 21 164 23 169 23 169 23 169 23 169 23 172 23 172 23 173 24 174 24 174 24 175 27 176 27 176 27 176 116 181 116 181 116 181 117 183 117 183 117 184 117 186 117 186 117 187 117 188 118 189 118 189 119 190 120 190 121 190 122 191 122 190 122 190 123 188 124 188 124 187 123 185 124 184 124 184 124 182 124 181 124 181 123 179 123 178 123 178 123 177 123 176 123 175 123 174 123 173 123 173 124 173 125 173 125 173 125 173 126 172 126 172 127 171 127 171 127 171 129 172 129 172 129 172 131 173 132 174 132 174 134 174 134 174 135 175 138 176 138 176 138 176 140 176 142 176 142 175 142 175 142 175 142 174 142 174 142 173 141 173 141 173 141 172 141 172 141 172 141 171 141 171 141 171 141 170 141 170 141 170 141 169 141 169 142 168 142 168 142 168 143 168 143 168 143 169 143 169 143 169 143 169 143 170 143 170 143 171 143 171 143 172 143 172 143 171 144 171 144 171 144 171 144 171 144 170 144 170 145 170 145 169 145 169 145 169 146 169 146 168 146 168 146 167 146 168 145 167 145 167 145 167 145 167 145 167 145 166 145 166 145 166 144 166 144 166 144 166 144 166 144 166 144 167 144 167 144 167 144 167 144 167 143 167 143 167 143 167 143 167 142 167 142 167 142 166 142 166 141 166 141 165 141 165 142 164 142 164 142 164 142 163 142 163 142 162 141 162 141 162 140 162 140 161 141 161 141 161 141 161 142 161 142 161 142 161 143 160 143 160 142 160 142 160 142 160 141 160 141 159 141 159 142 159 142 159 142 159 142 159 142 158 143 158 143 158 144 158 144 158 144 157 144 156 144 156 144 155 144 155 144 155 145 154 145 154 145 154 146 153 146 153 146 153 146 154 146 154 146 154 146 154 146 155 146 155 146 155 146 155 146 156 145 156 145 156 145 156 145 157 145 157 146 158 146 158 146 158 146 159 146 159 146 159 146 159 146 159 146 158 146 158 146 158 147 158 147 158 147 157 147 157 147 157 147 156 147 156 147 156 148 156 148 155 148 155 148 155 148 154 148 154 148 154 149 153 149 153 149 152 149 152 149 152 148 152 148 152 147 152 147 152 146 152 146 152 146 152 146 152 146 151 147 151 147 151 147 151 148 151 148 151 148 151 148 151 148 151 148 151 149 151 149 151 149 151 149 151 149 150 149 150 149 149 150 149 150 149 150 149 150 148 150 148 151 148 151 147 151 147 151 147 151 147 151 146 151 146 151 146 152 145 151 145 152 144 152 144 153 143 152 143 152 143 152 144 152 144 151 144 151 144 151 144 150 144 150 144 150 144 150 144 150 144 150 144 149 144 149 144 149 144 149 143 149 143 148 143 148 143 147 142 147 142 147 142 148 142 148 142 149 142 149 142 149 142 150 142 150 142 150 142 151 142 151 142 151 141 151 141 151 141 151 141 152 140 152 140 152 140 152 139 151 139 151 139 150 139 149 139 149 139 148 139 148 139 148 138 148 138 147 138 147 138 147 138 147 138 148 138 148 138 149 138 149 137 150 137 150 137 151 137 151 137 152 137 152 137 152 136 152 136 152 136 152 136 152 136 152 135 152 135 151 135 151 135 151 135 151 134 151 134 151 134 152 134 153 134 153 134 154 134 154 134 154 134 154 135 154 135 154 136 155 135 155 135 156 134 156 134 157 133 157 133 159 131 157 131 157 131 157 131 156 131 156 131 156 131 156 130 156 130 155 130 155 130 154 130 155 130 155 129 155 129 155 129 155 129 155 128 155 128 155 128 155 127 156 127 156 128 156 128 157 128 157 129 158 129 158 129 158 129 159 129 159 129 160 129 160 128 160 128 161 128 161 127 160 127 160 127 159 126 159 126 159 126 159 126 158 126 159 125 159 125 159 125 160 125 160 126 160 126 160 126 161 126 161 126 162 126 162 126 163 126 163 126 164 125 164 125 164 125 165 124 164 124 164 123 164 123 164 123 163 123 163 123 163 123 162 123 162 123 161 122 161 122 161 122 160 122 160 122 160 122 160 122 160 122 159 121 160 121 160 121 160 121 160 121 160 121 160 121 160 120 159 120 Z N">
              <draw:equation draw:name="f0" draw:formula="155*logwidth/165"/>
              <draw:equation draw:name="f1" draw:formula="115*logheight/191"/>
              <draw:equation draw:name="f2" draw:formula="152*logwidth/165"/>
              <draw:equation draw:name="f3" draw:formula="106*logheight/191"/>
              <draw:equation draw:name="f4" draw:formula="145*logwidth/165"/>
              <draw:equation draw:name="f5" draw:formula="95*logheight/191"/>
              <draw:equation draw:name="f6" draw:formula="139*logwidth/165"/>
              <draw:equation draw:name="f7" draw:formula="79*logheight/191"/>
              <draw:equation draw:name="f8" draw:formula="130*logwidth/165"/>
              <draw:equation draw:name="f9" draw:formula="73*logheight/191"/>
              <draw:equation draw:name="f10" draw:formula="127*logwidth/165"/>
              <draw:equation draw:name="f11" draw:formula="69*logheight/191"/>
              <draw:equation draw:name="f12" draw:formula="123*logwidth/165"/>
              <draw:equation draw:name="f13" draw:formula="60*logheight/191"/>
              <draw:equation draw:name="f14" draw:formula="105*logwidth/165"/>
              <draw:equation draw:name="f15" draw:formula="44*logheight/191"/>
              <draw:equation draw:name="f16" draw:formula="99*logwidth/165"/>
              <draw:equation draw:name="f17" draw:formula="30*logheight/191"/>
              <draw:equation draw:name="f18" draw:formula="88*logwidth/165"/>
              <draw:equation draw:name="f19" draw:formula="20*logheight/191"/>
              <draw:equation draw:name="f20" draw:formula="79*logwidth/165"/>
              <draw:equation draw:name="f21" draw:formula="13*logheight/191"/>
              <draw:equation draw:name="f22" draw:formula="86*logwidth/165"/>
              <draw:equation draw:name="f23" draw:formula="2*logheight/191"/>
              <draw:equation draw:name="f24" draw:formula="15*logwidth/165"/>
              <draw:equation draw:name="f25" draw:formula="89*logheight/191"/>
              <draw:equation draw:name="f26" draw:formula="18*logwidth/165"/>
              <draw:equation draw:name="f27" draw:formula="99*logheight/191"/>
              <draw:equation draw:name="f28" draw:formula="23*logwidth/165"/>
              <draw:equation draw:name="f29" draw:formula="112*logheight/191"/>
              <draw:equation draw:name="f30" draw:formula="19*logwidth/165"/>
              <draw:equation draw:name="f31" draw:formula="122*logheight/191"/>
              <draw:equation draw:name="f32" draw:formula="18*logwidth/165"/>
              <draw:equation draw:name="f33" draw:formula="137*logheight/191"/>
              <draw:equation draw:name="f34" draw:formula="17*logwidth/165"/>
              <draw:equation draw:name="f35" draw:formula="156*logheight/191"/>
              <draw:equation draw:name="f36" draw:formula="23*logwidth/165"/>
              <draw:equation draw:name="f37" draw:formula="169*logheight/191"/>
              <draw:equation draw:name="f38" draw:formula="116*logwidth/165"/>
              <draw:equation draw:name="f39" draw:formula="181*logheight/191"/>
              <draw:equation draw:name="f40" draw:formula="120*logwidth/165"/>
              <draw:equation draw:name="f41" draw:formula="190*logheight/191"/>
              <draw:equation draw:name="f42" draw:formula="124*logwidth/165"/>
              <draw:equation draw:name="f43" draw:formula="181*logheight/191"/>
              <draw:equation draw:name="f44" draw:formula="125*logwidth/165"/>
              <draw:equation draw:name="f45" draw:formula="173*logheight/191"/>
              <draw:equation draw:name="f46" draw:formula="132*logwidth/165"/>
              <draw:equation draw:name="f47" draw:formula="174*logheight/191"/>
              <draw:equation draw:name="f48" draw:formula="142*logwidth/165"/>
              <draw:equation draw:name="f49" draw:formula="175*logheight/191"/>
              <draw:equation draw:name="f50" draw:formula="141*logwidth/165"/>
              <draw:equation draw:name="f51" draw:formula="170*logheight/191"/>
              <draw:equation draw:name="f52" draw:formula="143*logwidth/165"/>
              <draw:equation draw:name="f53" draw:formula="169*logheight/191"/>
              <draw:equation draw:name="f54" draw:formula="144*logwidth/165"/>
              <draw:equation draw:name="f55" draw:formula="171*logheight/191"/>
              <draw:equation draw:name="f56" draw:formula="145*logwidth/165"/>
              <draw:equation draw:name="f57" draw:formula="167*logheight/191"/>
              <draw:equation draw:name="f58" draw:formula="144*logwidth/165"/>
              <draw:equation draw:name="f59" draw:formula="166*logheight/191"/>
              <draw:equation draw:name="f60" draw:formula="142*logwidth/165"/>
              <draw:equation draw:name="f61" draw:formula="166*logheight/191"/>
              <draw:equation draw:name="f62" draw:formula="141*logwidth/165"/>
              <draw:equation draw:name="f63" draw:formula="162*logheight/191"/>
              <draw:equation draw:name="f64" draw:formula="142*logwidth/165"/>
              <draw:equation draw:name="f65" draw:formula="160*logheight/191"/>
              <draw:equation draw:name="f66" draw:formula="144*logwidth/165"/>
              <draw:equation draw:name="f67" draw:formula="158*logheight/191"/>
              <draw:equation draw:name="f68" draw:formula="146*logwidth/165"/>
              <draw:equation draw:name="f69" draw:formula="153*logheight/191"/>
              <draw:equation draw:name="f70" draw:formula="145*logwidth/165"/>
              <draw:equation draw:name="f71" draw:formula="156*logheight/191"/>
              <draw:equation draw:name="f72" draw:formula="146*logwidth/165"/>
              <draw:equation draw:name="f73" draw:formula="158*logheight/191"/>
              <draw:equation draw:name="f74" draw:formula="148*logwidth/165"/>
              <draw:equation draw:name="f75" draw:formula="155*logheight/191"/>
              <draw:equation draw:name="f76" draw:formula="148*logwidth/165"/>
              <draw:equation draw:name="f77" draw:formula="152*logheight/191"/>
              <draw:equation draw:name="f78" draw:formula="148*logwidth/165"/>
              <draw:equation draw:name="f79" draw:formula="151*logheight/191"/>
              <draw:equation draw:name="f80" draw:formula="150*logwidth/165"/>
              <draw:equation draw:name="f81" draw:formula="149*logheight/191"/>
              <draw:equation draw:name="f82" draw:formula="151*logwidth/165"/>
              <draw:equation draw:name="f83" draw:formula="146*logheight/191"/>
              <draw:equation draw:name="f84" draw:formula="151*logwidth/165"/>
              <draw:equation draw:name="f85" draw:formula="144*logheight/191"/>
              <draw:equation draw:name="f86" draw:formula="148*logwidth/165"/>
              <draw:equation draw:name="f87" draw:formula="143*logheight/191"/>
              <draw:equation draw:name="f88" draw:formula="150*logwidth/165"/>
              <draw:equation draw:name="f89" draw:formula="142*logheight/191"/>
              <draw:equation draw:name="f90" draw:formula="151*logwidth/165"/>
              <draw:equation draw:name="f91" draw:formula="139*logheight/191"/>
              <draw:equation draw:name="f92" draw:formula="148*logwidth/165"/>
              <draw:equation draw:name="f93" draw:formula="138*logheight/191"/>
              <draw:equation draw:name="f94" draw:formula="152*logwidth/165"/>
              <draw:equation draw:name="f95" draw:formula="136*logheight/191"/>
              <draw:equation draw:name="f96" draw:formula="153*logwidth/165"/>
              <draw:equation draw:name="f97" draw:formula="134*logheight/191"/>
              <draw:equation draw:name="f98" draw:formula="157*logwidth/165"/>
              <draw:equation draw:name="f99" draw:formula="133*logheight/191"/>
              <draw:equation draw:name="f100" draw:formula="155*logwidth/165"/>
              <draw:equation draw:name="f101" draw:formula="130*logheight/191"/>
              <draw:equation draw:name="f102" draw:formula="156*logwidth/165"/>
              <draw:equation draw:name="f103" draw:formula="128*logheight/191"/>
              <draw:equation draw:name="f104" draw:formula="161*logwidth/165"/>
              <draw:equation draw:name="f105" draw:formula="128*logheight/191"/>
              <draw:equation draw:name="f106" draw:formula="160*logwidth/165"/>
              <draw:equation draw:name="f107" draw:formula="125*logheight/191"/>
              <draw:equation draw:name="f108" draw:formula="164*logwidth/165"/>
              <draw:equation draw:name="f109" draw:formula="125*logheight/191"/>
              <draw:equation draw:name="f110" draw:formula="161*logwidth/165"/>
              <draw:equation draw:name="f111" draw:formula="122*logheight/191"/>
              <draw:equation draw:name="f112" draw:formula="160*logwidth/165"/>
              <draw:equation draw:name="f113" draw:formula="121*logheight/191"/>
              <draw:equation draw:name="f114" draw:formula="logwidth"/>
              <draw:equation draw:name="f115" draw:formula="logheight"/>
            </draw:enhanced-geometry>
          </draw:custom-shape>
          <draw:custom-shape draw:name="Freeform 48" draw:style-name="gr3" draw:text-style-name="P2" draw:layer="layout" svg:width="2.895cm" svg:height="2.542cm" svg:x="25.197cm" svg:y="12.527cm">
            <text:p><text:span text:style-name="T1"/></text:p>
            <draw:enhanced-geometry draw:mirror-horizontal="false" draw:mirror-vertical="false" drawooo:sub-view-size="263 231" draw:text-areas="0 0 ?f126 ?f127" svg:viewBox="0 0 0 0" draw:type="ooxml-non-primitive" draw:enhanced-path="M 249 231 C 249 229 249 229 250 228 251 227 252 226 252 225 252 224 253 223 254 223 254 223 254 224 254 225 253 225 253 226 253 227 252 227 252 228 252 228 252 229 251 229 251 229 251 230 251 230 251 230 250 231 250 231 249 231 Z M 204 10 C 204 10 202 10 202 10 201 9 199 8 199 8 199 8 197 7 197 7 197 7 196 8 196 8 195 9 195 9 195 9 194 9 193 9 193 9 193 10 193 11 193 12 193 13 193 14 193 14 193 15 194 17 194 17 194 18 194 20 194 20 193 21 194 23 194 24 193 24 192 26 192 26 192 27 191 26 190 26 189 26 188 25 188 25 187 24 187 23 187 22 187 22 187 20 187 19 187 19 186 17 186 17 186 17 97 12 97 12 97 12 94 11 94 10 94 10 93 9 93 8 93 8 93 5 93 5 91 0 91 0 91 0 2 0 2 0 2 0 1 3 1 3 1 3 0 6 0 6 0 6 0 6 2 8 2 8 2 9 4 10 4 10 4 11 4 12 5 12 5 12 8 13 8 13 8 13 8 15 8 15 8 15 7 17 7 17 7 18 7 19 7 19 7 19 7 20 7 21 8 21 8 22 9 22 9 22 10 22 10 23 10 24 9 24 8 25 8 25 8 25 8 26 7 26 7 26 7 27 6 27 6 28 6 29 6 29 6 29 7 29 7 28 8 28 8 28 9 28 10 28 11 28 11 27 11 27 11 27 12 27 12 27 12 27 13 26 13 26 13 25 13 25 14 25 14 25 15 25 16 24 16 23 16 22 17 21 17 20 17 20 17 19 17 19 17 19 18 19 18 20 18 20 18 20 18 21 18 21 18 22 18 22 19 22 19 22 19 21 20 21 20 21 20 21 20 20 20 20 20 20 20 19 20 19 21 18 21 18 21 18 21 18 21 18 21 19 21 19 21 19 21 20 21 20 21 20 21 20 22 21 22 21 22 21 22 21 23 22 24 21 24 22 25 23 22 23 22 24 21 24 21 24 20 25 20 25 18 25 18 26 19 26 20 26 20 26 21 25 22 25 23 25 23 25 24 25 25 25 26 25 28 25 29 25 31 24 33 25 35 25 35 25 36 25 36 24 36 24 36 24 36 24 36 23 36 23 37 23 37 23 37 23 38 23 38 22 39 22 40 21 40 21 41 21 42 21 42 21 42 22 42 22 43 22 44 22 44 22 45 22 45 22 46 22 46 22 46 22 46 22 47 22 48 22 49 21 49 21 49 21 49 21 50 21 50 21 50 22 50 22 51 23 51 23 52 23 52 24 52 24 52 24 52 24 52 25 53 25 53 25 52 25 51 26 51 26 50 26 48 26 47 26 45 25 45 25 42 25 42 25 43 25 45 26 46 26 48 27 50 27 52 28 53 29 55 29 56 30 58 30 59 31 60 32 61 32 61 32 62 33 62 33 63 33 63 33 63 34 64 34 65 35 65 35 65 35 66 35 66 35 66 35 66 34 67 34 67 34 68 34 68 35 69 35 69 35 70 35 71 35 72 35 72 35 72 36 72 36 72 37 72 37 72 37 71 37 71 37 70 37 70 37 69 36 69 37 68 37 70 38 70 38 71 38 71 39 72 40 73 40 73 41 74 42 75 43 76 43 77 44 78 44 78 44 78 45 78 45 78 46 79 46 79 47 80 48 80 49 80 50 81 50 81 51 81 52 80 52 81 53 81 54 82 53 82 53 83 53 84 53 85 53 85 52 85 52 86 52 86 52 87 52 87 52 88 52 88 52 89 52 90 52 91 52 91 52 92 52 92 52 92 51 93 51 93 51 93 51 94 51 94 51 94 50 95 50 95 50 95 50 96 50 95 50 95 51 95 51 95 51 96 51 96 51 97 50 97 50 98 50 98 49 99 49 99 49 100 49 100 48 101 48 101 48 101 48 102 47 102 47 102 47 103 47 104 47 104 46 104 46 105 46 105 46 106 45 106 44 107 44 108 44 110 44 111 44 112 44 114 45 114 43 114 43 113 43 112 43 112 42 113 42 113 41 113 41 113 40 113 40 113 39 114 39 114 38 115 38 115 38 116 38 116 37 116 37 117 37 117 37 118 37 119 37 119 38 120 38 120 38 121 37 121 37 122 37 122 37 123 37 123 37 124 37 124 37 125 37 125 37 126 37 126 38 127 39 129 39 130 40 131 41 132 41 133 42 134 42 135 43 136 43 137 45 138 46 139 47 140 49 140 50 141 51 142 52 142 52 143 53 143 53 143 53 144 53 144 53 145 53 145 54 145 54 146 54 147 55 147 57 147 58 147 60 147 61 149 62 150 62 151 63 153 64 153 65 154 65 154 66 154 66 154 67 154 67 154 67 155 68 155 68 156 68 156 67 156 67 156 67 157 66 157 66 157 66 158 66 158 66 158 67 158 67 157 67 157 68 157 68 157 68 157 68 156 69 156 70 157 70 157 71 157 71 158 72 158 73 158 73 159 74 159 74 159 74 159 74 160 74 160 74 160 74 161 74 162 74 163 74 164 74 165 74 166 74 167 74 167 74 167 75 167 76 167 77 168 78 168 79 168 79 169 80 169 80 169 80 169 81 169 81 170 82 170 83 171 83 171 84 171 84 172 85 172 85 171 85 171 86 171 86 171 86 170 86 170 86 170 86 170 86 170 87 170 87 170 87 171 87 171 88 171 88 171 89 171 89 172 90 172 90 172 91 172 91 172 92 172 92 172 94 172 96 172 98 172 99 172 99 172 100 171 101 171 101 171 102 171 103 171 103 171 104 171 105 171 106 170 107 170 108 169 109 169 110 169 111 168 112 168 114 167 115 168 116 168 117 168 118 168 119 167 120 167 120 167 121 166 121 166 121 166 122 166 122 166 123 165 123 165 123 165 124 165 125 166 125 166 126 167 127 168 127 168 128 169 128 169 129 169 129 169 130 170 130 170 131 172 131 172 131 173 131 173 129 173 129 173 128 174 128 174 128 174 127 174 127 174 126 174 126 174 125 173 124 173 124 172 124 172 124 172 123 172 123 171 123 171 123 171 123 171 122 170 122 170 122 170 122 170 122 171 122 171 121 171 121 171 120 172 120 173 119 173 120 174 120 174 121 175 121 176 122 176 122 176 122 176 123 176 123 176 124 176 124 176 125 176 126 177 126 177 126 178 126 178 126 178 126 178 125 178 125 178 125 178 124 178 124 178 124 178 124 177 123 177 123 178 123 178 123 179 123 179 122 179 122 179 122 180 122 180 122 181 122 181 122 181 123 181 124 181 124 181 125 181 125 181 126 181 126 181 127 181 127 181 127 180 128 179 128 179 129 179 129 178 130 178 130 178 131 178 131 178 131 177 131 177 132 177 132 177 133 177 133 176 133 176 134 176 135 176 135 175 135 175 135 175 136 175 136 175 136 175 137 175 137 175 137 175 137 175 138 175 138 175 138 175 139 176 138 176 139 177 139 177 139 177 139 176 139 176 139 176 139 175 139 175 139 174 139 174 139 173 139 172 139 171 140 172 141 172 141 173 142 173 142 173 142 174 142 175 143 175 143 176 144 175 145 175 146 175 147 176 148 176 149 177 149 177 150 178 151 178 152 178 153 178 154 179 154 179 155 179 155 179 155 179 156 179 156 180 157 180 157 180 158 181 159 181 159 182 160 183 161 183 161 183 162 184 163 184 163 184 163 185 164 185 164 185 164 185 164 185 164 185 165 185 165 186 166 186 166 187 166 187 167 188 166 188 166 189 166 189 165 189 165 190 165 189 165 189 164 189 164 189 164 189 164 189 164 189 163 189 163 189 162 188 162 188 161 187 160 187 159 187 159 188 159 188 160 188 160 189 161 189 161 190 161 191 161 192 161 193 160 193 160 193 159 194 159 194 159 194 159 194 159 195 159 195 159 195 160 194 160 194 160 193 160 193 161 193 161 193 161 193 161 193 162 192 162 192 162 192 163 192 163 192 164 192 164 192 165 192 166 192 166 193 167 193 167 193 168 193 168 192 168 192 169 192 169 192 170 192 170 192 171 192 172 191 172 190 172 190 171 190 170 190 170 188 170 189 171 189 171 189 172 189 172 190 172 190 173 190 173 190 173 191 174 191 174 190 175 190 175 190 176 191 176 191 176 191 176 191 177 191 178 192 178 192 178 193 178 193 177 192 177 192 177 192 177 192 176 192 176 193 176 193 176 194 176 194 176 195 177 196 176 195 177 195 178 194 178 195 179 195 179 195 179 196 179 196 179 196 180 196 180 197 181 198 181 198 181 198 182 199 182 199 181 199 181 198 181 198 181 198 180 198 180 199 180 200 180 200 181 200 181 200 182 200 182 200 183 200 183 200 184 200 184 201 186 200 187 201 189 201 190 201 191 201 193 201 193 202 193 202 194 202 195 202 195 202 196 203 196 203 196 203 197 204 198 204 198 204 199 205 199 205 201 206 201 207 201 207 199 208 200 208 200 208 200 209 200 209 201 210 201 210 201 211 202 211 203 212 204 212 204 213 204 213 204 213 204 213 204 214 204 214 203 215 202 215 202 216 202 216 203 217 204 217 205 217 206 217 207 217 207 217 208 217 208 217 209 218 209 219 210 220 211 221 212 221 213 221 214 221 214 221 215 221 216 222 216 222 217 223 218 224 219 225 219 225 219 227 219 228 219 228 219 228 218 229 218 229 218 230 218 230 218 231 218 231 219 231 219 230 220 229 220 229 220 228 220 226 220 225 220 225 220 224 220 224 220 224 221 224 222 224 222 224 223 224 223 223 224 223 224 223 225 223 225 223 226 223 226 223 227 224 227 224 227 224 228 224 228 225 229 225 230 226 230 227 230 228 230 229 230 231 230 232 230 232 230 233 230 233 229 233 229 233 229 234 229 235 229 236 229 237 229 238 229 239 229 240 229 240 229 241 229 242 228 242 228 243 228 243 228 244 227 245 226 246 227 247 227 247 227 247 227 248 227 248 226 248 226 249 225 250 224 251 224 251 223 252 223 252 222 253 221 253 221 252 220 252 219 252 219 252 218 252 218 252 217 253 217 253 216 253 216 253 215 253 215 253 214 253 214 253 214 253 214 253 213 253 213 253 212 253 212 253 212 254 211 254 211 254 211 255 211 255 210 255 210 255 209 255 209 256 209 256 208 256 208 257 207 257 207 257 206 258 206 258 206 258 205 258 205 259 205 259 204 259 204 260 203 259 202 259 202 258 202 258 201 258 201 259 201 259 201 259 200 259 200 259 200 259 199 259 198 259 198 259 197 259 195 260 195 260 193 260 192 260 191 260 190 260 190 260 189 261 188 261 188 261 188 261 187 261 187 261 186 261 186 261 185 261 184 261 183 261 182 261 182 262 181 262 180 262 179 262 178 262 177 262 177 262 176 263 176 263 175 263 175 263 174 263 173 263 172 263 171 263 170 263 169 262 168 262 168 262 167 262 166 262 165 262 164 262 163 262 162 262 162 262 162 262 161 262 161 261 161 261 160 261 160 261 159 261 159 261 158 260 158 260 158 260 157 260 157 260 157 260 156 259 156 259 156 259 155 259 155 259 155 259 154 258 154 258 154 258 153 258 153 258 153 258 152 257 152 257 151 256 151 256 151 256 151 256 151 255 151 255 151 255 152 254 151 254 150 254 150 254 150 253 150 253 150 253 150 253 149 253 149 253 149 253 149 254 149 254 149 254 150 254 150 255 150 256 150 256 149 256 149 256 149 255 148 255 148 255 147 255 147 255 147 255 147 255 146 255 146 255 146 254 145 254 145 254 144 254 144 254 143 254 143 253 142 253 142 253 142 253 141 253 141 253 140 253 140 254 140 254 139 254 139 253 139 253 139 252 139 253 139 252 140 252 139 252 139 252 139 252 138 252 138 252 137 252 137 253 137 253 137 252 136 252 136 252 136 252 136 252 135 252 135 252 134 252 134 251 133 251 133 251 132 251 132 251 132 250 132 250 131 250 131 250 131 250 131 249 130 249 130 249 129 249 129 248 128 248 127 248 127 247 126 247 125 247 125 247 125 246 124 246 124 246 124 246 123 246 123 246 123 246 122 246 122 245 122 245 121 245 121 245 121 245 121 245 120 245 120 245 120 245 119 244 119 244 118 244 118 244 118 244 117 243 117 243 116 243 116 243 115 243 115 242 114 242 114 242 114 242 113 242 113 242 113 242 112 241 112 241 111 241 110 240 110 240 109 240 109 240 108 240 108 239 107 239 107 239 106 239 106 239 106 240 106 240 106 240 107 240 107 240 107 240 107 241 107 241 107 241 106 241 106 241 105 241 104 241 104 241 103 241 103 241 102 241 102 242 101 242 101 242 101 242 101 242 100 242 100 242 100 242 99 243 99 243 100 243 100 243 101 243 101 243 101 243 101 243 101 243 102 243 102 243 102 242 102 242 103 242 103 242 104 243 104 243 104 244 103 244 103 245 103 246 102 246 102 246 101 245 101 245 101 245 101 245 100 245 100 245 99 244 99 244 98 244 98 244 97 244 97 244 97 244 96 244 96 243 96 243 96 243 95 243 95 242 94 241 94 241 93 240 93 240 93 239 92 239 92 238 91 237 90 236 89 236 88 235 86 235 85 235 84 235 83 235 83 235 82 234 82 234 81 234 81 234 80 233 80 233 79 233 79 233 79 233 79 233 79 233 78 233 78 232 78 232 78 232 78 232 77 232 77 232 77 232 76 231 76 231 76 231 75 231 75 230 75 230 75 230 74 230 74 230 74 230 73 230 73 230 72 230 72 229 72 229 72 229 72 229 71 229 71 228 71 228 71 228 71 228 71 228 71 227 70 228 70 229 69 229 69 228 69 228 69 228 69 227 68 227 68 227 68 228 68 228 68 228 68 228 67 228 67 227 67 226 67 226 67 227 67 227 66 227 66 227 66 227 66 227 66 227 66 226 66 226 66 226 65 226 65 226 65 226 64 225 63 225 63 224 61 224 60 223 59 223 58 223 57 223 57 223 56 222 55 222 55 222 54 222 54 222 53 222 53 222 53 221 52 221 51 220 51 220 50 220 49 219 49 219 48 219 48 219 47 219 47 219 47 219 46 219 46 219 46 219 45 219 45 219 44 219 44 219 43 219 42 219 42 218 41 218 41 218 40 218 39 218 39 218 38 218 38 218 37 218 37 217 37 217 36 217 36 217 36 217 36 217 36 217 35 217 35 217 35 217 34 217 34 217 34 217 34 217 34 217 34 217 34 217 33 217 33 217 33 217 33 216 33 216 32 216 32 216 31 216 30 216 30 216 30 216 30 216 29 216 29 216 29 216 29 216 28 216 28 216 27 216 27 216 26 216 26 216 25 216 25 216 25 215 25 215 25 215 25 214 25 214 25 213 25 213 25 212 24 212 24 212 24 212 24 212 24 212 24 212 23 213 23 213 23 213 23 213 23 214 23 214 23 214 23 214 23 214 22 213 22 213 22 213 21 213 21 213 20 213 20 212 20 212 20 212 19 212 19 212 19 212 19 212 19 212 19 212 19 212 19 212 19 213 18 213 18 213 18 213 17 212 17 213 16 213 16 213 17 213 17 213 17 213 18 213 19 213 19 214 20 214 19 214 18 214 18 214 17 214 17 214 17 214 16 214 16 214 15 214 15 214 14 214 14 214 14 214 13 214 13 213 13 213 13 213 13 213 13 213 13 212 13 213 13 212 12 212 12 212 12 212 12 210 12 208 12 208 12 208 12 205 11 204 10 Z N">
              <draw:equation draw:name="f0" draw:formula="251*logwidth/263"/>
              <draw:equation draw:name="f1" draw:formula="230*logheight/231"/>
              <draw:equation draw:name="f2" draw:formula="193*logwidth/263"/>
              <draw:equation draw:name="f3" draw:formula="12*logheight/231"/>
              <draw:equation draw:name="f4" draw:formula="187*logwidth/263"/>
              <draw:equation draw:name="f5" draw:formula="19*logheight/231"/>
              <draw:equation draw:name="f6" draw:formula="0*logwidth/263"/>
              <draw:equation draw:name="f7" draw:formula="6*logheight/231"/>
              <draw:equation draw:name="f8" draw:formula="9*logwidth/263"/>
              <draw:equation draw:name="f9" draw:formula="22*logheight/231"/>
              <draw:equation draw:name="f10" draw:formula="11*logwidth/263"/>
              <draw:equation draw:name="f11" draw:formula="27*logheight/231"/>
              <draw:equation draw:name="f12" draw:formula="18*logwidth/263"/>
              <draw:equation draw:name="f13" draw:formula="22*logheight/231"/>
              <draw:equation draw:name="f14" draw:formula="22*logwidth/263"/>
              <draw:equation draw:name="f15" draw:formula="21*logheight/231"/>
              <draw:equation draw:name="f16" draw:formula="35*logwidth/263"/>
              <draw:equation draw:name="f17" draw:formula="25*logheight/231"/>
              <draw:equation draw:name="f18" draw:formula="46*logwidth/263"/>
              <draw:equation draw:name="f19" draw:formula="22*logheight/231"/>
              <draw:equation draw:name="f20" draw:formula="50*logwidth/263"/>
              <draw:equation draw:name="f21" draw:formula="26*logheight/231"/>
              <draw:equation draw:name="f22" draw:formula="65*logwidth/263"/>
              <draw:equation draw:name="f23" draw:formula="35*logheight/231"/>
              <draw:equation draw:name="f24" draw:formula="69*logwidth/263"/>
              <draw:equation draw:name="f25" draw:formula="37*logheight/231"/>
              <draw:equation draw:name="f26" draw:formula="81*logwidth/263"/>
              <draw:equation draw:name="f27" draw:formula="53*logheight/231"/>
              <draw:equation draw:name="f28" draw:formula="94*logwidth/263"/>
              <draw:equation draw:name="f29" draw:formula="50*logheight/231"/>
              <draw:equation draw:name="f30" draw:formula="104*logwidth/263"/>
              <draw:equation draw:name="f31" draw:formula="46*logheight/231"/>
              <draw:equation draw:name="f32" draw:formula="116*logwidth/263"/>
              <draw:equation draw:name="f33" draw:formula="38*logheight/231"/>
              <draw:equation draw:name="f34" draw:formula="133*logwidth/263"/>
              <draw:equation draw:name="f35" draw:formula="42*logheight/231"/>
              <draw:equation draw:name="f36" draw:formula="150*logwidth/263"/>
              <draw:equation draw:name="f37" draw:formula="62*logheight/231"/>
              <draw:equation draw:name="f38" draw:formula="157*logwidth/263"/>
              <draw:equation draw:name="f39" draw:formula="68*logheight/231"/>
              <draw:equation draw:name="f40" draw:formula="168*logwidth/263"/>
              <draw:equation draw:name="f41" draw:formula="78*logheight/231"/>
              <draw:equation draw:name="f42" draw:formula="171*logwidth/263"/>
              <draw:equation draw:name="f43" draw:formula="88*logheight/231"/>
              <draw:equation draw:name="f44" draw:formula="169*logwidth/263"/>
              <draw:equation draw:name="f45" draw:formula="110*logheight/231"/>
              <draw:equation draw:name="f46" draw:formula="169*logwidth/263"/>
              <draw:equation draw:name="f47" draw:formula="129*logheight/231"/>
              <draw:equation draw:name="f48" draw:formula="171*logwidth/263"/>
              <draw:equation draw:name="f49" draw:formula="122*logheight/231"/>
              <draw:equation draw:name="f50" draw:formula="178*logwidth/263"/>
              <draw:equation draw:name="f51" draw:formula="126*logheight/231"/>
              <draw:equation draw:name="f52" draw:formula="181*logwidth/263"/>
              <draw:equation draw:name="f53" draw:formula="126*logheight/231"/>
              <draw:equation draw:name="f54" draw:formula="175*logwidth/263"/>
              <draw:equation draw:name="f55" draw:formula="137*logheight/231"/>
              <draw:equation draw:name="f56" draw:formula="173*logwidth/263"/>
              <draw:equation draw:name="f57" draw:formula="142*logheight/231"/>
              <draw:equation draw:name="f58" draw:formula="182*logwidth/263"/>
              <draw:equation draw:name="f59" draw:formula="160*logheight/231"/>
              <draw:equation draw:name="f60" draw:formula="189*logwidth/263"/>
              <draw:equation draw:name="f61" draw:formula="164*logheight/231"/>
              <draw:equation draw:name="f62" draw:formula="195*logwidth/263"/>
              <draw:equation draw:name="f63" draw:formula="159*logheight/231"/>
              <draw:equation draw:name="f64" draw:formula="192*logwidth/263"/>
              <draw:equation draw:name="f65" draw:formula="170*logheight/231"/>
              <draw:equation draw:name="f66" draw:formula="192*logwidth/263"/>
              <draw:equation draw:name="f67" draw:formula="178*logheight/231"/>
              <draw:equation draw:name="f68" draw:formula="198*logwidth/263"/>
              <draw:equation draw:name="f69" draw:formula="181*logheight/231"/>
              <draw:equation draw:name="f70" draw:formula="202*logwidth/263"/>
              <draw:equation draw:name="f71" draw:formula="194*logheight/231"/>
              <draw:equation draw:name="f72" draw:formula="213*logwidth/263"/>
              <draw:equation draw:name="f73" draw:formula="204*logheight/231"/>
              <draw:equation draw:name="f74" draw:formula="222*logwidth/263"/>
              <draw:equation draw:name="f75" draw:formula="217*logheight/231"/>
              <draw:equation draw:name="f76" draw:formula="224*logwidth/263"/>
              <draw:equation draw:name="f77" draw:formula="222*logheight/231"/>
              <draw:equation draw:name="f78" draw:formula="234*logwidth/263"/>
              <draw:equation draw:name="f79" draw:formula="229*logheight/231"/>
              <draw:equation draw:name="f80" draw:formula="252*logwidth/263"/>
              <draw:equation draw:name="f81" draw:formula="222*logheight/231"/>
              <draw:equation draw:name="f82" draw:formula="255*logwidth/263"/>
              <draw:equation draw:name="f83" draw:formula="210*logheight/231"/>
              <draw:equation draw:name="f84" draw:formula="259*logwidth/263"/>
              <draw:equation draw:name="f85" draw:formula="200*logheight/231"/>
              <draw:equation draw:name="f86" draw:formula="262*logwidth/263"/>
              <draw:equation draw:name="f87" draw:formula="179*logheight/231"/>
              <draw:equation draw:name="f88" draw:formula="261*logwidth/263"/>
              <draw:equation draw:name="f89" draw:formula="160*logheight/231"/>
              <draw:equation draw:name="f90" draw:formula="256*logwidth/263"/>
              <draw:equation draw:name="f91" draw:formula="151*logheight/231"/>
              <draw:equation draw:name="f92" draw:formula="255*logwidth/263"/>
              <draw:equation draw:name="f93" draw:formula="147*logheight/231"/>
              <draw:equation draw:name="f94" draw:formula="252*logwidth/263"/>
              <draw:equation draw:name="f95" draw:formula="140*logheight/231"/>
              <draw:equation draw:name="f96" draw:formula="250*logwidth/263"/>
              <draw:equation draw:name="f97" draw:formula="131*logheight/231"/>
              <draw:equation draw:name="f98" draw:formula="245*logwidth/263"/>
              <draw:equation draw:name="f99" draw:formula="120*logheight/231"/>
              <draw:equation draw:name="f100" draw:formula="239*logwidth/263"/>
              <draw:equation draw:name="f101" draw:formula="107*logheight/231"/>
              <draw:equation draw:name="f102" draw:formula="242*logwidth/263"/>
              <draw:equation draw:name="f103" draw:formula="100*logheight/231"/>
              <draw:equation draw:name="f104" draw:formula="245*logwidth/263"/>
              <draw:equation draw:name="f105" draw:formula="101*logheight/231"/>
              <draw:equation draw:name="f106" draw:formula="236*logwidth/263"/>
              <draw:equation draw:name="f107" draw:formula="88*logheight/231"/>
              <draw:equation draw:name="f108" draw:formula="231*logwidth/263"/>
              <draw:equation draw:name="f109" draw:formula="76*logheight/231"/>
              <draw:equation draw:name="f110" draw:formula="228*logwidth/263"/>
              <draw:equation draw:name="f111" draw:formula="69*logheight/231"/>
              <draw:equation draw:name="f112" draw:formula="225*logwidth/263"/>
              <draw:equation draw:name="f113" draw:formula="63*logheight/231"/>
              <draw:equation draw:name="f114" draw:formula="219*logwidth/263"/>
              <draw:equation draw:name="f115" draw:formula="46*logheight/231"/>
              <draw:equation draw:name="f116" draw:formula="217*logwidth/263"/>
              <draw:equation draw:name="f117" draw:formula="34*logheight/231"/>
              <draw:equation draw:name="f118" draw:formula="216*logwidth/263"/>
              <draw:equation draw:name="f119" draw:formula="26*logheight/231"/>
              <draw:equation draw:name="f120" draw:formula="214*logwidth/263"/>
              <draw:equation draw:name="f121" draw:formula="22*logheight/231"/>
              <draw:equation draw:name="f122" draw:formula="213*logwidth/263"/>
              <draw:equation draw:name="f123" draw:formula="17*logheight/231"/>
              <draw:equation draw:name="f124" draw:formula="212*logwidth/263"/>
              <draw:equation draw:name="f125" draw:formula="12*logheight/231"/>
              <draw:equation draw:name="f126" draw:formula="logwidth"/>
              <draw:equation draw:name="f127" draw:formula="logheight"/>
            </draw:enhanced-geometry>
          </draw:custom-shape>
          <draw:custom-shape draw:name="Freeform 49" draw:style-name="gr3" draw:text-style-name="P2" draw:layer="layout" svg:width="0.284cm" svg:height="0.674cm" svg:x="29.699cm" svg:y="8.396cm">
            <text:p><text:span text:style-name="T1"/></text:p>
            <draw:enhanced-geometry draw:mirror-horizontal="false" draw:mirror-vertical="false" drawooo:sub-view-size="26 61" draw:text-areas="0 0 ?f64 ?f65" svg:viewBox="0 0 0 0" draw:type="ooxml-non-primitive" draw:enhanced-path="M 0 5 C 3 61 3 61 3 61 26 61 26 61 26 61 26 61 26 61 26 61 26 60 26 60 26 59 26 59 26 59 26 59 26 58 25 58 25 58 25 58 25 57 25 57 25 57 24 57 23 57 23 56 23 57 22 57 22 57 21 57 21 56 21 56 22 55 22 55 23 55 23 54 23 54 23 53 23 52 23 52 23 52 23 51 23 51 23 51 24 51 24 51 24 51 24 50 24 50 24 49 24 48 23 48 23 48 23 48 23 48 23 47 23 47 22 47 22 47 22 47 22 47 21 47 21 47 21 46 20 46 20 46 20 46 20 45 20 45 19 44 19 44 19 44 18 44 18 43 18 43 18 43 17 42 17 42 17 42 16 41 16 41 17 40 17 39 17 39 16 38 16 38 15 37 15 37 15 37 14 36 14 36 14 36 14 35 14 35 14 35 13 35 13 34 13 33 13 31 13 30 13 29 13 29 13 28 13 28 13 27 13 27 13 26 13 26 13 26 13 26 12 26 12 27 12 27 13 28 13 28 12 29 12 28 12 28 11 28 11 28 11 27 10 27 10 27 10 27 9 27 9 27 9 27 9 27 8 26 9 26 9 26 10 26 10 26 10 26 11 26 11 26 11 26 12 26 12 26 12 26 12 25 11 25 11 25 11 24 11 24 10 23 10 23 10 23 10 22 10 22 9 21 9 20 9 19 9 19 8 18 7 18 7 17 7 17 7 16 7 16 7 15 8 14 8 13 8 12 7 12 7 12 7 11 7 11 7 11 7 10 7 9 7 9 8 8 8 7 9 7 9 6 9 5 10 4 10 3 11 2 12 1 12 1 12 1 13 1 6 0 6 0 6 0 L 0 5 Z N">
              <draw:equation draw:name="f0" draw:formula="3*logwidth/26"/>
              <draw:equation draw:name="f1" draw:formula="61*logheight/61"/>
              <draw:equation draw:name="f2" draw:formula="26*logwidth/26"/>
              <draw:equation draw:name="f3" draw:formula="61*logheight/61"/>
              <draw:equation draw:name="f4" draw:formula="26*logwidth/26"/>
              <draw:equation draw:name="f5" draw:formula="59*logheight/61"/>
              <draw:equation draw:name="f6" draw:formula="25*logwidth/26"/>
              <draw:equation draw:name="f7" draw:formula="57*logheight/61"/>
              <draw:equation draw:name="f8" draw:formula="22*logwidth/26"/>
              <draw:equation draw:name="f9" draw:formula="57*logheight/61"/>
              <draw:equation draw:name="f10" draw:formula="22*logwidth/26"/>
              <draw:equation draw:name="f11" draw:formula="55*logheight/61"/>
              <draw:equation draw:name="f12" draw:formula="23*logwidth/26"/>
              <draw:equation draw:name="f13" draw:formula="52*logheight/61"/>
              <draw:equation draw:name="f14" draw:formula="24*logwidth/26"/>
              <draw:equation draw:name="f15" draw:formula="51*logheight/61"/>
              <draw:equation draw:name="f16" draw:formula="23*logwidth/26"/>
              <draw:equation draw:name="f17" draw:formula="48*logheight/61"/>
              <draw:equation draw:name="f18" draw:formula="22*logwidth/26"/>
              <draw:equation draw:name="f19" draw:formula="47*logheight/61"/>
              <draw:equation draw:name="f20" draw:formula="21*logwidth/26"/>
              <draw:equation draw:name="f21" draw:formula="46*logheight/61"/>
              <draw:equation draw:name="f22" draw:formula="19*logwidth/26"/>
              <draw:equation draw:name="f23" draw:formula="44*logheight/61"/>
              <draw:equation draw:name="f24" draw:formula="18*logwidth/26"/>
              <draw:equation draw:name="f25" draw:formula="43*logheight/61"/>
              <draw:equation draw:name="f26" draw:formula="17*logwidth/26"/>
              <draw:equation draw:name="f27" draw:formula="40*logheight/61"/>
              <draw:equation draw:name="f28" draw:formula="15*logwidth/26"/>
              <draw:equation draw:name="f29" draw:formula="37*logheight/61"/>
              <draw:equation draw:name="f30" draw:formula="14*logwidth/26"/>
              <draw:equation draw:name="f31" draw:formula="35*logheight/61"/>
              <draw:equation draw:name="f32" draw:formula="13*logwidth/26"/>
              <draw:equation draw:name="f33" draw:formula="30*logheight/61"/>
              <draw:equation draw:name="f34" draw:formula="13*logwidth/26"/>
              <draw:equation draw:name="f35" draw:formula="27*logheight/61"/>
              <draw:equation draw:name="f36" draw:formula="12*logwidth/26"/>
              <draw:equation draw:name="f37" draw:formula="27*logheight/61"/>
              <draw:equation draw:name="f38" draw:formula="12*logwidth/26"/>
              <draw:equation draw:name="f39" draw:formula="28*logheight/61"/>
              <draw:equation draw:name="f40" draw:formula="10*logwidth/26"/>
              <draw:equation draw:name="f41" draw:formula="27*logheight/61"/>
              <draw:equation draw:name="f42" draw:formula="9*logwidth/26"/>
              <draw:equation draw:name="f43" draw:formula="26*logheight/61"/>
              <draw:equation draw:name="f44" draw:formula="11*logwidth/26"/>
              <draw:equation draw:name="f45" draw:formula="26*logheight/61"/>
              <draw:equation draw:name="f46" draw:formula="11*logwidth/26"/>
              <draw:equation draw:name="f47" draw:formula="25*logheight/61"/>
              <draw:equation draw:name="f48" draw:formula="10*logwidth/26"/>
              <draw:equation draw:name="f49" draw:formula="23*logheight/61"/>
              <draw:equation draw:name="f50" draw:formula="9*logwidth/26"/>
              <draw:equation draw:name="f51" draw:formula="19*logheight/61"/>
              <draw:equation draw:name="f52" draw:formula="7*logwidth/26"/>
              <draw:equation draw:name="f53" draw:formula="16*logheight/61"/>
              <draw:equation draw:name="f54" draw:formula="7*logwidth/26"/>
              <draw:equation draw:name="f55" draw:formula="12*logheight/61"/>
              <draw:equation draw:name="f56" draw:formula="7*logwidth/26"/>
              <draw:equation draw:name="f57" draw:formula="9*logheight/61"/>
              <draw:equation draw:name="f58" draw:formula="10*logwidth/26"/>
              <draw:equation draw:name="f59" draw:formula="4*logheight/61"/>
              <draw:equation draw:name="f60" draw:formula="13*logwidth/26"/>
              <draw:equation draw:name="f61" draw:formula="1*logheight/61"/>
              <draw:equation draw:name="f62" draw:formula="0*logwidth/26"/>
              <draw:equation draw:name="f63" draw:formula="5*logheight/61"/>
              <draw:equation draw:name="f64" draw:formula="logwidth"/>
              <draw:equation draw:name="f65" draw:formula="logheight"/>
            </draw:enhanced-geometry>
          </draw:custom-shape>
          <draw:custom-shape draw:name="Freeform 50" draw:style-name="gr3" draw:text-style-name="P2" draw:layer="layout" svg:width="0.724cm" svg:height="0.536cm" svg:x="30.479cm" svg:y="7.285cm">
            <text:p><text:span text:style-name="T1"/></text:p>
            <draw:enhanced-geometry draw:mirror-horizontal="false" draw:mirror-vertical="false" drawooo:sub-view-size="66 49" draw:text-areas="0 0 ?f124 ?f125" svg:viewBox="0 0 0 0" draw:type="ooxml-non-primitive" draw:enhanced-path="M 33 0 C 33 2 33 2 33 2 31 2 31 2 31 2 31 0 31 0 31 0 8 0 8 0 8 0 7 19 7 19 7 19 6 34 6 34 6 34 6 34 7 36 7 36 7 36 8 39 8 39 2 42 2 42 2 42 2 42 0 44 0 44 0 45 0 46 0 46 3 49 3 49 3 49 3 48 3 48 3 48 4 48 4 48 5 48 6 47 7 47 8 47 9 46 9 46 9 46 10 46 10 45 10 45 11 45 11 45 11 44 12 44 12 44 12 44 13 43 14 44 14 43 15 43 16 43 16 42 16 42 17 42 17 42 18 41 19 42 19 42 20 42 20 42 20 41 20 41 21 41 21 41 21 41 22 41 22 40 23 40 23 40 24 39 24 39 24 39 25 38 25 38 25 38 26 37 26 37 27 37 27 37 27 37 27 36 27 36 28 36 28 35 28 35 29 35 29 36 29 36 29 36 30 36 30 37 30 37 30 37 30 37 30 37 30 37 31 37 31 36 32 36 33 36 34 36 35 36 37 36 39 36 41 36 44 36 44 36 45 36 45 36 45 36 45 36 46 36 46 35 47 35 47 35 48 35 48 35 48 35 49 35 49 35 49 35 50 35 50 35 50 35 50 35 51 35 51 35 52 35 52 35 53 35 53 35 54 35 54 35 55 35 55 35 55 34 56 34 56 34 57 34 57 34 57 34 57 33 57 33 57 33 57 33 58 33 58 33 58 33 59 33 61 33 62 33 62 33 63 33 64 33 64 33 64 33 65 33 65 33 65 33 65 33 65 31 65 31 65 31 66 27 66 27 66 27 66 1 66 1 66 1 L 33 0 Z N">
              <draw:equation draw:name="f0" draw:formula="33*logwidth/66"/>
              <draw:equation draw:name="f1" draw:formula="0*logheight/49"/>
              <draw:equation draw:name="f2" draw:formula="33*logwidth/66"/>
              <draw:equation draw:name="f3" draw:formula="2*logheight/49"/>
              <draw:equation draw:name="f4" draw:formula="31*logwidth/66"/>
              <draw:equation draw:name="f5" draw:formula="2*logheight/49"/>
              <draw:equation draw:name="f6" draw:formula="31*logwidth/66"/>
              <draw:equation draw:name="f7" draw:formula="0*logheight/49"/>
              <draw:equation draw:name="f8" draw:formula="8*logwidth/66"/>
              <draw:equation draw:name="f9" draw:formula="0*logheight/49"/>
              <draw:equation draw:name="f10" draw:formula="7*logwidth/66"/>
              <draw:equation draw:name="f11" draw:formula="19*logheight/49"/>
              <draw:equation draw:name="f12" draw:formula="6*logwidth/66"/>
              <draw:equation draw:name="f13" draw:formula="34*logheight/49"/>
              <draw:equation draw:name="f14" draw:formula="7*logwidth/66"/>
              <draw:equation draw:name="f15" draw:formula="36*logheight/49"/>
              <draw:equation draw:name="f16" draw:formula="8*logwidth/66"/>
              <draw:equation draw:name="f17" draw:formula="39*logheight/49"/>
              <draw:equation draw:name="f18" draw:formula="2*logwidth/66"/>
              <draw:equation draw:name="f19" draw:formula="42*logheight/49"/>
              <draw:equation draw:name="f20" draw:formula="0*logwidth/66"/>
              <draw:equation draw:name="f21" draw:formula="44*logheight/49"/>
              <draw:equation draw:name="f22" draw:formula="0*logwidth/66"/>
              <draw:equation draw:name="f23" draw:formula="46*logheight/49"/>
              <draw:equation draw:name="f24" draw:formula="3*logwidth/66"/>
              <draw:equation draw:name="f25" draw:formula="49*logheight/49"/>
              <draw:equation draw:name="f26" draw:formula="3*logwidth/66"/>
              <draw:equation draw:name="f27" draw:formula="48*logheight/49"/>
              <draw:equation draw:name="f28" draw:formula="5*logwidth/66"/>
              <draw:equation draw:name="f29" draw:formula="48*logheight/49"/>
              <draw:equation draw:name="f30" draw:formula="8*logwidth/66"/>
              <draw:equation draw:name="f31" draw:formula="47*logheight/49"/>
              <draw:equation draw:name="f32" draw:formula="9*logwidth/66"/>
              <draw:equation draw:name="f33" draw:formula="46*logheight/49"/>
              <draw:equation draw:name="f34" draw:formula="10*logwidth/66"/>
              <draw:equation draw:name="f35" draw:formula="45*logheight/49"/>
              <draw:equation draw:name="f36" draw:formula="11*logwidth/66"/>
              <draw:equation draw:name="f37" draw:formula="44*logheight/49"/>
              <draw:equation draw:name="f38" draw:formula="12*logwidth/66"/>
              <draw:equation draw:name="f39" draw:formula="44*logheight/49"/>
              <draw:equation draw:name="f40" draw:formula="14*logwidth/66"/>
              <draw:equation draw:name="f41" draw:formula="43*logheight/49"/>
              <draw:equation draw:name="f42" draw:formula="16*logwidth/66"/>
              <draw:equation draw:name="f43" draw:formula="42*logheight/49"/>
              <draw:equation draw:name="f44" draw:formula="17*logwidth/66"/>
              <draw:equation draw:name="f45" draw:formula="42*logheight/49"/>
              <draw:equation draw:name="f46" draw:formula="19*logwidth/66"/>
              <draw:equation draw:name="f47" draw:formula="42*logheight/49"/>
              <draw:equation draw:name="f48" draw:formula="20*logwidth/66"/>
              <draw:equation draw:name="f49" draw:formula="41*logheight/49"/>
              <draw:equation draw:name="f50" draw:formula="21*logwidth/66"/>
              <draw:equation draw:name="f51" draw:formula="41*logheight/49"/>
              <draw:equation draw:name="f52" draw:formula="22*logwidth/66"/>
              <draw:equation draw:name="f53" draw:formula="40*logheight/49"/>
              <draw:equation draw:name="f54" draw:formula="24*logwidth/66"/>
              <draw:equation draw:name="f55" draw:formula="39*logheight/49"/>
              <draw:equation draw:name="f56" draw:formula="25*logwidth/66"/>
              <draw:equation draw:name="f57" draw:formula="38*logheight/49"/>
              <draw:equation draw:name="f58" draw:formula="26*logwidth/66"/>
              <draw:equation draw:name="f59" draw:formula="37*logheight/49"/>
              <draw:equation draw:name="f60" draw:formula="27*logwidth/66"/>
              <draw:equation draw:name="f61" draw:formula="37*logheight/49"/>
              <draw:equation draw:name="f62" draw:formula="27*logwidth/66"/>
              <draw:equation draw:name="f63" draw:formula="36*logheight/49"/>
              <draw:equation draw:name="f64" draw:formula="28*logwidth/66"/>
              <draw:equation draw:name="f65" draw:formula="35*logheight/49"/>
              <draw:equation draw:name="f66" draw:formula="29*logwidth/66"/>
              <draw:equation draw:name="f67" draw:formula="36*logheight/49"/>
              <draw:equation draw:name="f68" draw:formula="30*logwidth/66"/>
              <draw:equation draw:name="f69" draw:formula="37*logheight/49"/>
              <draw:equation draw:name="f70" draw:formula="30*logwidth/66"/>
              <draw:equation draw:name="f71" draw:formula="37*logheight/49"/>
              <draw:equation draw:name="f72" draw:formula="31*logwidth/66"/>
              <draw:equation draw:name="f73" draw:formula="37*logheight/49"/>
              <draw:equation draw:name="f74" draw:formula="33*logwidth/66"/>
              <draw:equation draw:name="f75" draw:formula="36*logheight/49"/>
              <draw:equation draw:name="f76" draw:formula="37*logwidth/66"/>
              <draw:equation draw:name="f77" draw:formula="36*logheight/49"/>
              <draw:equation draw:name="f78" draw:formula="44*logwidth/66"/>
              <draw:equation draw:name="f79" draw:formula="36*logheight/49"/>
              <draw:equation draw:name="f80" draw:formula="45*logwidth/66"/>
              <draw:equation draw:name="f81" draw:formula="36*logheight/49"/>
              <draw:equation draw:name="f82" draw:formula="46*logwidth/66"/>
              <draw:equation draw:name="f83" draw:formula="36*logheight/49"/>
              <draw:equation draw:name="f84" draw:formula="47*logwidth/66"/>
              <draw:equation draw:name="f85" draw:formula="35*logheight/49"/>
              <draw:equation draw:name="f86" draw:formula="48*logwidth/66"/>
              <draw:equation draw:name="f87" draw:formula="35*logheight/49"/>
              <draw:equation draw:name="f88" draw:formula="49*logwidth/66"/>
              <draw:equation draw:name="f89" draw:formula="35*logheight/49"/>
              <draw:equation draw:name="f90" draw:formula="50*logwidth/66"/>
              <draw:equation draw:name="f91" draw:formula="35*logheight/49"/>
              <draw:equation draw:name="f92" draw:formula="51*logwidth/66"/>
              <draw:equation draw:name="f93" draw:formula="35*logheight/49"/>
              <draw:equation draw:name="f94" draw:formula="53*logwidth/66"/>
              <draw:equation draw:name="f95" draw:formula="35*logheight/49"/>
              <draw:equation draw:name="f96" draw:formula="54*logwidth/66"/>
              <draw:equation draw:name="f97" draw:formula="35*logheight/49"/>
              <draw:equation draw:name="f98" draw:formula="55*logwidth/66"/>
              <draw:equation draw:name="f99" draw:formula="34*logheight/49"/>
              <draw:equation draw:name="f100" draw:formula="57*logwidth/66"/>
              <draw:equation draw:name="f101" draw:formula="34*logheight/49"/>
              <draw:equation draw:name="f102" draw:formula="57*logwidth/66"/>
              <draw:equation draw:name="f103" draw:formula="33*logheight/49"/>
              <draw:equation draw:name="f104" draw:formula="57*logwidth/66"/>
              <draw:equation draw:name="f105" draw:formula="33*logheight/49"/>
              <draw:equation draw:name="f106" draw:formula="58*logwidth/66"/>
              <draw:equation draw:name="f107" draw:formula="33*logheight/49"/>
              <draw:equation draw:name="f108" draw:formula="62*logwidth/66"/>
              <draw:equation draw:name="f109" draw:formula="33*logheight/49"/>
              <draw:equation draw:name="f110" draw:formula="64*logwidth/66"/>
              <draw:equation draw:name="f111" draw:formula="33*logheight/49"/>
              <draw:equation draw:name="f112" draw:formula="65*logwidth/66"/>
              <draw:equation draw:name="f113" draw:formula="33*logheight/49"/>
              <draw:equation draw:name="f114" draw:formula="65*logwidth/66"/>
              <draw:equation draw:name="f115" draw:formula="33*logheight/49"/>
              <draw:equation draw:name="f116" draw:formula="65*logwidth/66"/>
              <draw:equation draw:name="f117" draw:formula="31*logheight/49"/>
              <draw:equation draw:name="f118" draw:formula="66*logwidth/66"/>
              <draw:equation draw:name="f119" draw:formula="27*logheight/49"/>
              <draw:equation draw:name="f120" draw:formula="66*logwidth/66"/>
              <draw:equation draw:name="f121" draw:formula="1*logheight/49"/>
              <draw:equation draw:name="f122" draw:formula="33*logwidth/66"/>
              <draw:equation draw:name="f123" draw:formula="0*logheight/49"/>
              <draw:equation draw:name="f124" draw:formula="logwidth"/>
              <draw:equation draw:name="f125" draw:formula="logheight"/>
            </draw:enhanced-geometry>
          </draw:custom-shape>
          <draw:custom-shape draw:name="Freeform 51" draw:style-name="gr5" draw:text-style-name="P2" draw:layer="layout" svg:width="2.661cm" svg:height="1.959cm" svg:x="17.055cm" svg:y="7.813cm">
            <text:p><text:span text:style-name="T1"/></text:p>
            <draw:enhanced-geometry draw:mirror-horizontal="false" draw:mirror-vertical="false" drawooo:sub-view-size="580 427" draw:text-areas="0 0 ?f12 ?f13" svg:viewBox="0 0 0 0" draw:type="ooxml-non-primitive" draw:enhanced-path="M 580 0 L 0 0 2 427 580 427 580 108 580 0 Z N">
              <draw:equation draw:name="f0" draw:formula="580*logwidth/580"/>
              <draw:equation draw:name="f1" draw:formula="0*logheight/427"/>
              <draw:equation draw:name="f2" draw:formula="0*logwidth/580"/>
              <draw:equation draw:name="f3" draw:formula="0*logheight/427"/>
              <draw:equation draw:name="f4" draw:formula="2*logwidth/580"/>
              <draw:equation draw:name="f5" draw:formula="427*logheight/427"/>
              <draw:equation draw:name="f6" draw:formula="580*logwidth/580"/>
              <draw:equation draw:name="f7" draw:formula="427*logheight/427"/>
              <draw:equation draw:name="f8" draw:formula="580*logwidth/580"/>
              <draw:equation draw:name="f9" draw:formula="108*logheight/427"/>
              <draw:equation draw:name="f10" draw:formula="580*logwidth/580"/>
              <draw:equation draw:name="f11" draw:formula="0*logheight/427"/>
              <draw:equation draw:name="f12" draw:formula="logwidth"/>
              <draw:equation draw:name="f13" draw:formula="logheight"/>
            </draw:enhanced-geometry>
          </draw:custom-shape>
          <draw:custom-shape draw:name="Freeform 52" draw:style-name="gr4" draw:text-style-name="P2" draw:layer="layout" svg:width="3.882cm" svg:height="4.533cm" svg:x="11.236cm" svg:y="7.308cm">
            <text:p><text:span text:style-name="T1"/></text:p>
            <draw:enhanced-geometry draw:mirror-horizontal="false" draw:mirror-vertical="false" drawooo:sub-view-size="353 412" draw:text-areas="0 0 ?f114 ?f115" svg:viewBox="0 0 0 0" draw:type="ooxml-non-primitive" draw:enhanced-path="M 205 400 C 204 399 203 398 202 397 202 396 201 395 201 394 201 393 201 393 202 393 202 394 202 394 203 394 203 395 203 395 204 395 205 396 206 397 207 399 207 399 208 400 208 400 208 401 206 400 205 400 Z M 207 380 C 207 380 208 380 209 380 211 380 209 378 209 378 208 377 208 376 208 376 207 376 207 375 207 375 206 375 206 375 205 375 205 375 204 374 204 374 203 373 202 373 202 374 202 374 202 375 202 375 202 375 202 376 202 376 203 376 204 376 204 377 204 377 204 377 204 377 204 378 204 378 204 378 205 378 205 379 205 380 205 380 206 380 207 380 Z M 170 383 C 170 382 170 382 170 382 170 382 169 382 169 382 169 382 169 381 168 381 168 381 167 382 167 382 167 383 168 383 168 383 169 383 171 384 170 383 Z M 152 353 C 152 352 151 352 150 352 150 351 149 351 149 351 149 350 148 350 148 350 147 350 147 350 146 351 146 351 146 351 146 351 145 351 144 351 144 352 144 352 145 353 145 353 145 353 145 353 145 353 145 354 145 354 146 354 146 354 146 355 146 355 146 355 147 355 147 355 147 355 147 356 147 356 148 356 148 356 148 356 149 355 149 355 149 355 150 355 150 354 150 354 151 354 151 354 152 354 152 353 152 353 152 353 Z M 161 353 C 162 353 162 353 163 353 164 353 165 352 166 352 166 352 166 352 167 352 167 352 167 351 167 351 167 351 168 350 167 350 167 349 166 350 166 350 165 350 165 350 164 350 163 350 162 350 162 350 161 350 161 350 161 350 160 349 160 349 159 349 159 349 158 349 158 349 157 349 157 349 156 349 156 349 156 348 156 348 155 348 155 348 154 349 154 349 155 349 155 350 155 350 155 350 155 351 156 351 155 351 156 352 156 352 156 353 157 353 158 353 158 353 158 353 159 353 160 353 161 353 Z M 340 403 C 340 400 340 400 340 400 340 400 342 399 342 399 342 399 343 394 343 394 341 393 341 393 341 393 341 393 341 392 341 392 341 391 335 392 335 392 335 392 335 390 335 390 334 390 334 388 334 388 334 387 336 383 336 383 336 383 336 382 335 382 335 381 333 381 333 380 333 380 334 379 334 379 334 376 334 376 334 376 337 375 337 375 337 375 341 370 341 370 341 370 340 366 340 366 340 366 342 363 342 363 342 363 340 353 340 353 340 353 344 350 344 350 344 350 344 347 344 347 344 347 348 345 348 345 348 345 353 341 353 341 353 341 353 341 353 339 353 339 353 339 353 337 353 337 353 336 348 332 348 332 347 332 346 333 345 332 345 332 345 328 345 328 341 320 341 320 341 320 341 320 337 315 337 314 336 314 337 309 337 309 191 171 191 171 191 171 151 137 151 137 151 137 151 0 151 0 151 0 6 0 6 0 6 0 6 1 6 1 6 1 6 1 6 2 6 2 6 3 6 3 6 4 6 4 6 4 6 5 6 5 6 5 6 5 6 5 6 6 6 6 6 6 6 6 6 6 6 7 6 8 6 8 6 8 6 9 6 9 5 9 5 9 5 10 5 10 5 11 5 11 5 11 6 11 7 11 7 12 7 12 8 13 8 13 8 13 8 14 8 14 9 14 9 15 9 15 9 15 9 16 9 16 9 17 9 17 9 18 9 18 9 19 9 19 9 20 10 20 10 20 10 20 10 21 11 21 11 21 11 21 11 22 12 22 12 22 12 23 12 24 12 24 11 24 11 24 11 24 11 25 11 25 11 26 11 26 11 27 11 27 11 28 11 28 11 29 11 29 11 29 11 30 10 31 11 32 11 32 11 33 11 33 10 34 10 34 10 34 10 34 10 35 10 35 10 35 10 35 10 36 10 36 10 37 10 37 9 38 9 39 8 39 8 39 8 40 8 40 8 41 8 42 9 42 9 42 9 43 9 43 9 44 9 44 9 45 9 45 10 46 10 47 9 47 9 48 9 48 9 48 9 49 9 49 9 49 9 50 8 51 8 52 8 52 8 52 8 53 8 53 8 53 8 53 7 54 7 55 7 55 7 55 7 56 7 56 7 56 7 57 7 58 6 58 6 58 6 59 6 59 6 60 6 60 6 61 4 61 3 62 3 62 3 63 3 63 4 63 4 63 5 63 5 64 6 64 6 64 7 64 7 64 7 64 7 64 9 64 8 65 8 65 7 65 7 65 7 65 6 64 6 64 6 64 5 64 5 64 4 64 3 64 3 64 2 65 2 65 2 65 2 67 2 67 1 68 1 69 0 69 0 70 0 70 0 71 0 72 0 72 0 73 0 73 0 73 0 74 0 74 1 74 1 75 1 76 1 76 1 77 1 77 1 78 1 79 1 80 1 80 1 80 1 81 1 81 2 81 2 82 2 82 3 83 3 83 4 83 4 83 5 84 5 84 5 84 5 84 5 84 6 84 6 85 6 85 6 85 7 86 7 87 8 86 9 87 9 87 10 88 10 88 10 89 10 90 11 91 12 92 14 93 14 94 14 94 15 95 15 95 15 95 15 96 16 96 16 96 16 96 16 97 16 97 16 97 16 97 17 98 18 99 19 100 19 100 19 101 19 101 19 101 19 101 19 102 20 102 19 103 19 103 20 104 20 105 20 106 20 106 20 107 20 107 20 108 21 108 21 108 21 109 21 110 21 110 21 111 21 112 21 113 21 113 20 113 20 113 20 120 20 120 20 120 20 121 20 121 20 122 20 122 21 122 21 123 21 123 21 123 21 123 21 125 21 125 21 125 21 125 21 125 21 125 21 127 21 127 21 127 21 127 21 128 22 129 22 129 22 129 22 130 22 130 22 130 23 131 23 131 23 132 23 132 23 133 23 133 23 133 24 134 24 134 24 134 24 135 24 136 24 137 24 138 23 139 23 140 24 141 24 141 24 142 25 143 26 144 27 145 28 146 29 147 30 148 31 148 31 149 32 149 32 150 33 150 33 151 34 151 34 152 34 152 34 153 35 153 35 154 36 154 36 155 36 155 36 155 37 156 37 156 38 157 38 158 39 158 41 159 42 160 43 161 44 162 44 163 44 164 45 164 45 165 45 166 45 166 45 167 45 167 46 167 47 167 47 168 48 168 48 168 49 169 49 169 49 170 50 170 50 171 51 172 52 173 52 174 53 174 53 174 53 175 53 175 53 175 53 176 53 176 53 176 52 175 52 175 51 174 51 174 50 173 50 172 50 172 49 172 49 171 49 171 49 171 49 171 48 171 49 172 49 172 49 173 50 173 50 174 50 174 50 175 50 175 50 175 49 175 49 175 49 176 49 177 49 178 49 178 49 179 48 179 48 179 48 180 48 180 48 181 49 181 50 181 50 180 50 180 51 180 51 180 51 180 52 180 52 180 53 180 53 181 53 181 54 181 54 182 55 182 55 183 55 183 56 184 57 184 57 185 58 185 58 185 58 185 58 185 59 185 59 185 60 185 60 185 61 185 61 185 61 186 62 186 62 186 63 187 63 187 64 188 64 188 64 188 65 188 65 188 65 188 66 187 67 187 67 186 67 185 66 184 66 184 65 183 65 182 65 181 65 181 65 180 65 180 66 179 66 179 66 178 65 178 65 177 65 177 65 177 65 177 65 177 65 176 65 176 65 176 66 175 67 175 67 176 68 176 68 176 69 175 69 175 70 176 70 176 71 176 71 177 72 177 72 177 73 177 73 177 73 177 74 177 74 177 75 177 75 177 76 177 77 177 78 177 79 176 79 176 81 174 81 175 81 176 81 176 82 176 82 177 82 177 83 177 83 177 83 177 83 177 83 177 83 177 84 177 84 178 84 178 85 178 85 178 86 178 87 178 88 178 88 178 89 177 89 177 90 177 91 177 91 176 92 176 92 176 92 177 92 177 92 177 92 177 92 177 92 178 91 178 91 178 91 178 91 179 92 179 92 178 93 178 93 177 94 176 94 176 95 176 95 176 96 176 97 176 97 176 98 176 98 176 99 177 100 178 101 178 103 179 103 179 105 181 103 181 103 181 103 181 102 181 102 181 102 181 101 181 101 180 101 180 100 180 100 180 99 179 99 179 98 179 98 178 97 178 97 178 96 178 96 177 95 177 95 177 95 177 94 176 94 178 94 178 94 179 94 179 94 180 94 180 93 180 93 180 92 180 92 180 92 180 91 180 91 180 91 180 90 180 89 180 89 180 88 180 87 179 87 179 86 179 86 179 85 179 84 179 84 179 83 179 83 178 83 178 82 178 82 178 82 178 81 178 81 178 80 179 80 179 79 179 79 179 78 179 78 180 77 180 77 179 76 179 76 179 75 179 75 179 74 179 74 179 73 180 73 180 72 180 72 180 71 181 71 181 70 181 69 181 69 182 68 183 69 183 70 184 70 184 70 184 70 185 71 186 71 187 71 188 71 189 72 190 73 191 73 192 74 192 75 193 75 193 76 194 76 194 77 195 76 196 77 196 77 196 77 197 77 197 77 197 77 198 77 198 77 198 78 199 78 199 78 200 78 200 78 201 79 201 79 202 79 202 79 203 79 203 78 203 78 203 77 203 77 203 77 203 76 202 76 202 76 202 75 201 75 201 74 200 73 200 72 199 70 199 70 196 70 195 70 194 70 193 70 193 70 192 70 191 70 191 70 190 70 190 69 190 69 190 69 190 68 190 68 190 67 189 67 189 66 189 66 190 66 191 66 191 66 191 66 192 66 192 65 192 65 193 65 193 65 193 65 193 65 200 65 200 65 200 65 201 65 201 65 201 65 202 66 202 66 203 66 203 66 204 67 204 67 204 67 205 67 205 67 205 67 206 68 206 68 206 68 206 68 206 68 207 68 207 68 208 68 208 68 209 69 209 69 210 69 210 69 210 69 211 69 211 68 212 68 212 68 212 68 213 68 213 68 213 68 214 68 214 68 214 68 215 69 215 69 215 69 215 69 215 69 215 69 216 69 216 69 216 69 217 70 217 69 217 70 217 70 218 70 218 70 218 70 219 70 219 71 219 71 220 72 220 72 221 72 221 73 221 73 222 74 222 74 222 74 223 74 223 75 223 75 223 75 223 76 223 76 224 76 224 76 224 77 225 77 225 78 225 78 225 78 225 78 226 78 226 79 226 79 226 79 226 80 226 81 226 82 226 82 226 83 226 83 226 84 226 84 226 84 226 85 225 85 226 86 226 86 226 86 226 86 226 86 227 87 227 87 227 87 227 88 227 88 227 88 228 88 228 88 228 88 228 89 229 89 229 89 229 89 229 89 229 89 230 89 230 89 230 89 231 89 231 89 231 89 231 90 231 90 232 90 232 90 232 90 233 90 233 90 233 90 234 90 234 90 234 89 234 89 237 89 237 89 237 89 237 89 237 89 238 89 238 89 238 89 239 88 239 88 240 88 241 88 241 88 241 88 241 84 241 84 241 84 241 84 242 84 242 84 242 84 243 84 243 84 244 84 244 84 244 84 245 84 245 85 245 85 245 85 246 85 247 85 247 85 248 85 248 85 248 85 249 85 249 85 249 85 249 85 250 86 251 86 253 86 253 86 253 86 253 86 253 86 253 86 253 86 253 86 254 86 254 86 255 87 255 87 255 87 255 87 255 88 255 88 255 88 256 88 256 89 256 89 257 90 257 90 258 90 258 91 258 91 259 91 259 91 259 92 259 92 259 92 260 93 260 93 260 93 260 93 260 94 260 94 261 95 262 95 262 95 263 96 263 96 263 96 264 96 264 96 264 96 264 96 265 97 265 97 265 97 265 97 266 97 266 97 266 97 266 97 266 97 266 97 266 97 266 98 266 98 267 98 267 98 267 99 267 99 267 99 267 99 267 99 267 99 267 100 267 100 268 100 268 100 268 100 268 100 268 100 269 101 269 101 270 101 270 101 271 101 271 101 271 101 272 101 272 101 273 102 273 102 273 102 274 103 274 103 275 103 275 104 275 104 276 105 276 105 276 106 277 106 278 106 278 106 278 106 278 106 279 106 279 106 279 107 279 107 280 107 280 107 281 107 281 107 281 108 282 108 282 109 282 109 283 110 282 110 283 111 283 111 283 111 283 111 283 111 283 112 283 112 284 112 284 113 284 113 285 113 285 113 285 113 286 114 286 114 286 114 287 114 287 114 287 115 288 115 288 115 288 116 288 116 288 116 289 117 289 117 289 117 289 117 289 117 289 117 290 118 290 118 290 118 290 119 290 119 290 119 290 119 291 120 291 120 291 121 291 121 291 121 292 121 292 121 292 121 292 121 292 121 293 121 293 122 293 122 293 122 293 122 295 122 295 122 295 122 296 121 296 121 296 121 296 121 297 121 297 121 298 121 298 121 299 121 299 121 299 121 299 121 299 121 300 121 300 121 300 122 300 122 300 122 300 122 300 122 300 123 300 123 301 123 301 123 301 123 301 124 301 124 301 124 302 124 302 124 302 125 302 125 302 125 302 126 303 126 303 127 303 127 303 128 304 128 304 129 304 129 304 129 309 129 309 129 309 129 309 129 309 130 309 129 310 129 310 129 310 129 312 129 312 129 312 129 313 129 313 129 313 129 313 129 314 129 314 129 314 130 314 130 315 130 315 130 316 130 317 131 317 131 318 130 318 130 319 129 319 130 319 130 319 130 319 130 319 130 320 130 320 130 320 130 320 130 321 130 321 131 321 131 321 131 322 131 322 131 322 131 322 131 323 130 322 130 323 130 323 130 324 130 324 130 324 131 325 130 325 130 325 130 326 130 326 130 326 130 326 130 326 130 326 130 326 130 326 130 326 130 326 130 326 129 327 129 327 129 327 129 328 129 328 130 328 130 328 131 328 131 328 131 329 131 329 131 329 131 329 132 329 132 329 132 329 132 329 132 329 132 329 132 329 132 329 133 329 133 329 133 329 134 330 134 330 134 331 134 331 135 331 135 332 134 332 134 332 134 332 135 332 135 332 135 332 135 332 135 332 135 333 135 333 136 333 136 333 136 333 136 333 136 332 137 332 137 332 138 332 138 332 139 332 139 332 140 332 140 332 140 332 141 332 141 332 141 332 141 332 142 332 142 332 151 332 151 332 151 332 151 332 152 332 152 332 152 333 152 333 152 333 153 334 154 334 155 334 155 334 156 335 157 334 159 334 162 334 164 334 165 334 167 334 169 335 169 336 170 336 171 337 171 337 172 337 173 338 174 338 175 339 176 341 177 342 177 343 177 343 178 344 178 345 179 345 180 346 181 347 182 347 183 348 184 348 185 348 186 349 187 349 188 350 188 350 188 350 188 350 189 350 189 350 189 350 190 351 190 351 191 351 191 351 192 351 192 351 193 351 193 351 193 351 193 351 193 351 194 351 194 350 195 351 195 351 195 351 196 351 196 351 196 351 197 351 197 351 197 350 198 350 198 350 199 350 199 350 199 350 199 349 200 350 200 350 201 350 201 350 202 350 202 350 202 350 203 350 203 351 203 351 204 351 204 352 204 352 205 352 205 353 205 354 205 354 206 355 206 355 206 355 206 355 206 356 206 356 206 357 207 357 207 357 207 359 206 360 207 361 207 362 207 362 207 362 208 363 208 362 209 363 209 363 209 363 210 363 210 363 211 363 211 363 212 363 212 362 213 362 214 362 215 362 216 362 216 363 217 363 217 363 218 363 218 363 219 363 219 363 220 365 220 366 221 366 225 369 226 370 228 371 239 381 239 381 241 383 243 387 244 388 244 390 245 392 245 393 246 395 246 397 246 397 246 398 246 401 246 402 246 402 246 404 246 404 247 405 248 404 249 405 250 405 250 406 250 406 251 406 251 408 251 409 251 410 251 412 251 412 334 404 334 404 334 404 339 404 339 404 339 404 L 340 403 Z N">
              <draw:equation draw:name="f0" draw:formula="207*logwidth/353"/>
              <draw:equation draw:name="f1" draw:formula="380*logheight/412"/>
              <draw:equation draw:name="f2" draw:formula="204*logwidth/353"/>
              <draw:equation draw:name="f3" draw:formula="377*logheight/412"/>
              <draw:equation draw:name="f4" draw:formula="168*logwidth/353"/>
              <draw:equation draw:name="f5" draw:formula="383*logheight/412"/>
              <draw:equation draw:name="f6" draw:formula="145*logwidth/353"/>
              <draw:equation draw:name="f7" draw:formula="353*logheight/412"/>
              <draw:equation draw:name="f8" draw:formula="161*logwidth/353"/>
              <draw:equation draw:name="f9" draw:formula="353*logheight/412"/>
              <draw:equation draw:name="f10" draw:formula="159*logwidth/353"/>
              <draw:equation draw:name="f11" draw:formula="349*logheight/412"/>
              <draw:equation draw:name="f12" draw:formula="161*logwidth/353"/>
              <draw:equation draw:name="f13" draw:formula="353*logheight/412"/>
              <draw:equation draw:name="f14" draw:formula="336*logwidth/353"/>
              <draw:equation draw:name="f15" draw:formula="383*logheight/412"/>
              <draw:equation draw:name="f16" draw:formula="344*logwidth/353"/>
              <draw:equation draw:name="f17" draw:formula="350*logheight/412"/>
              <draw:equation draw:name="f18" draw:formula="337*logwidth/353"/>
              <draw:equation draw:name="f19" draw:formula="314*logheight/412"/>
              <draw:equation draw:name="f20" draw:formula="6*logwidth/353"/>
              <draw:equation draw:name="f21" draw:formula="5*logheight/412"/>
              <draw:equation draw:name="f22" draw:formula="9*logwidth/353"/>
              <draw:equation draw:name="f23" draw:formula="15*logheight/412"/>
              <draw:equation draw:name="f24" draw:formula="11*logwidth/353"/>
              <draw:equation draw:name="f25" draw:formula="26*logheight/412"/>
              <draw:equation draw:name="f26" draw:formula="8*logwidth/353"/>
              <draw:equation draw:name="f27" draw:formula="39*logheight/412"/>
              <draw:equation draw:name="f28" draw:formula="8*logwidth/353"/>
              <draw:equation draw:name="f29" draw:formula="53*logheight/412"/>
              <draw:equation draw:name="f30" draw:formula="7*logwidth/353"/>
              <draw:equation draw:name="f31" draw:formula="64*logheight/412"/>
              <draw:equation draw:name="f32" draw:formula="0*logwidth/353"/>
              <draw:equation draw:name="f33" draw:formula="73*logheight/412"/>
              <draw:equation draw:name="f34" draw:formula="6*logwidth/353"/>
              <draw:equation draw:name="f35" draw:formula="85*logheight/412"/>
              <draw:equation draw:name="f36" draw:formula="19*logwidth/353"/>
              <draw:equation draw:name="f37" draw:formula="100*logheight/412"/>
              <draw:equation draw:name="f38" draw:formula="20*logwidth/353"/>
              <draw:equation draw:name="f39" draw:formula="120*logheight/412"/>
              <draw:equation draw:name="f40" draw:formula="23*logwidth/353"/>
              <draw:equation draw:name="f41" draw:formula="132*logheight/412"/>
              <draw:equation draw:name="f42" draw:formula="34*logwidth/353"/>
              <draw:equation draw:name="f43" draw:formula="152*logheight/412"/>
              <draw:equation draw:name="f44" draw:formula="49*logwidth/353"/>
              <draw:equation draw:name="f45" draw:formula="169*logheight/412"/>
              <draw:equation draw:name="f46" draw:formula="49*logwidth/353"/>
              <draw:equation draw:name="f47" draw:formula="172*logheight/412"/>
              <draw:equation draw:name="f48" draw:formula="53*logwidth/353"/>
              <draw:equation draw:name="f49" draw:formula="181*logheight/412"/>
              <draw:equation draw:name="f50" draw:formula="65*logwidth/353"/>
              <draw:equation draw:name="f51" draw:formula="188*logheight/412"/>
              <draw:equation draw:name="f52" draw:formula="69*logwidth/353"/>
              <draw:equation draw:name="f53" draw:formula="175*logheight/412"/>
              <draw:equation draw:name="f54" draw:formula="83*logwidth/353"/>
              <draw:equation draw:name="f55" draw:formula="177*logheight/412"/>
              <draw:equation draw:name="f56" draw:formula="92*logwidth/353"/>
              <draw:equation draw:name="f57" draw:formula="178*logheight/412"/>
              <draw:equation draw:name="f58" draw:formula="99*logwidth/353"/>
              <draw:equation draw:name="f59" draw:formula="179*logheight/412"/>
              <draw:equation draw:name="f60" draw:formula="87*logwidth/353"/>
              <draw:equation draw:name="f61" draw:formula="179*logheight/412"/>
              <draw:equation draw:name="f62" draw:formula="72*logwidth/353"/>
              <draw:equation draw:name="f63" draw:formula="180*logheight/412"/>
              <draw:equation draw:name="f64" draw:formula="77*logwidth/353"/>
              <draw:equation draw:name="f65" draw:formula="197*logheight/412"/>
              <draw:equation draw:name="f66" draw:formula="70*logwidth/353"/>
              <draw:equation draw:name="f67" draw:formula="195*logheight/412"/>
              <draw:equation draw:name="f68" draw:formula="65*logwidth/353"/>
              <draw:equation draw:name="f69" draw:formula="200*logheight/412"/>
              <draw:equation draw:name="f70" draw:formula="68*logwidth/353"/>
              <draw:equation draw:name="f71" draw:formula="212*logheight/412"/>
              <draw:equation draw:name="f72" draw:formula="72*logwidth/353"/>
              <draw:equation draw:name="f73" draw:formula="221*logheight/412"/>
              <draw:equation draw:name="f74" draw:formula="83*logwidth/353"/>
              <draw:equation draw:name="f75" draw:formula="226*logheight/412"/>
              <draw:equation draw:name="f76" draw:formula="89*logwidth/353"/>
              <draw:equation draw:name="f77" draw:formula="231*logheight/412"/>
              <draw:equation draw:name="f78" draw:formula="84*logwidth/353"/>
              <draw:equation draw:name="f79" draw:formula="241*logheight/412"/>
              <draw:equation draw:name="f80" draw:formula="86*logwidth/353"/>
              <draw:equation draw:name="f81" draw:formula="253*logheight/412"/>
              <draw:equation draw:name="f82" draw:formula="94*logwidth/353"/>
              <draw:equation draw:name="f83" draw:formula="260*logheight/412"/>
              <draw:equation draw:name="f84" draw:formula="99*logwidth/353"/>
              <draw:equation draw:name="f85" draw:formula="267*logheight/412"/>
              <draw:equation draw:name="f86" draw:formula="106*logwidth/353"/>
              <draw:equation draw:name="f87" draw:formula="278*logheight/412"/>
              <draw:equation draw:name="f88" draw:formula="113*logwidth/353"/>
              <draw:equation draw:name="f89" draw:formula="285*logheight/412"/>
              <draw:equation draw:name="f90" draw:formula="121*logwidth/353"/>
              <draw:equation draw:name="f91" draw:formula="292*logheight/412"/>
              <draw:equation draw:name="f92" draw:formula="122*logwidth/353"/>
              <draw:equation draw:name="f93" draw:formula="300*logheight/412"/>
              <draw:equation draw:name="f94" draw:formula="130*logwidth/353"/>
              <draw:equation draw:name="f95" draw:formula="309*logheight/412"/>
              <draw:equation draw:name="f96" draw:formula="130*logwidth/353"/>
              <draw:equation draw:name="f97" draw:formula="320*logheight/412"/>
              <draw:equation draw:name="f98" draw:formula="130*logwidth/353"/>
              <draw:equation draw:name="f99" draw:formula="326*logheight/412"/>
              <draw:equation draw:name="f100" draw:formula="135*logwidth/353"/>
              <draw:equation draw:name="f101" draw:formula="332*logheight/412"/>
              <draw:equation draw:name="f102" draw:formula="142*logwidth/353"/>
              <draw:equation draw:name="f103" draw:formula="332*logheight/412"/>
              <draw:equation draw:name="f104" draw:formula="176*logwidth/353"/>
              <draw:equation draw:name="f105" draw:formula="341*logheight/412"/>
              <draw:equation draw:name="f106" draw:formula="193*logwidth/353"/>
              <draw:equation draw:name="f107" draw:formula="351*logheight/412"/>
              <draw:equation draw:name="f108" draw:formula="204*logwidth/353"/>
              <draw:equation draw:name="f109" draw:formula="351*logheight/412"/>
              <draw:equation draw:name="f110" draw:formula="211*logwidth/353"/>
              <draw:equation draw:name="f111" draw:formula="363*logheight/412"/>
              <draw:equation draw:name="f112" draw:formula="246*logwidth/353"/>
              <draw:equation draw:name="f113" draw:formula="397*logheight/412"/>
              <draw:equation draw:name="f114" draw:formula="logwidth"/>
              <draw:equation draw:name="f115" draw:formula="logheight"/>
            </draw:enhanced-geometry>
          </draw:custom-shape>
          <draw:custom-shape draw:name="Freeform 53" draw:style-name="gr3" draw:text-style-name="P2" draw:layer="layout" svg:width="1.894cm" svg:height="1.605cm" svg:x="22.544cm" svg:y="10.016cm">
            <text:p><text:span text:style-name="T1"/></text:p>
            <draw:enhanced-geometry draw:mirror-horizontal="false" draw:mirror-vertical="false" drawooo:sub-view-size="172 146" draw:text-areas="0 0 ?f102 ?f103" svg:viewBox="0 0 0 0" draw:type="ooxml-non-primitive" draw:enhanced-path="M 120 144 C 120 144 119 144 119 144 119 143 119 143 118 143 118 143 118 142 118 142 118 142 119 141 120 141 120 141 121 141 122 141 122 141 122 140 122 140 122 140 122 139 121 139 121 138 121 138 122 137 122 137 123 137 123 136 123 136 123 136 122 135 122 135 122 135 121 135 121 135 121 136 121 136 121 136 120 136 120 136 120 135 120 134 120 133 120 132 120 132 120 132 121 131 122 130 122 129 122 129 122 128 122 128 122 128 121 128 121 129 121 129 121 129 121 130 121 130 120 130 120 131 120 131 120 131 119 131 119 131 118 131 118 130 118 130 119 130 119 129 119 129 120 129 120 128 120 128 119 128 119 128 118 128 117 129 117 128 116 128 117 127 118 127 118 127 119 127 118 126 118 126 118 126 118 125 118 125 117 125 117 125 117 124 117 124 117 123 118 123 118 123 119 123 119 122 120 122 120 122 120 121 119 121 119 121 119 120 118 120 118 119 117 119 118 117 119 117 120 117 120 118 120 118 121 119 121 119 121 119 122 119 122 119 122 119 123 120 124 119 124 119 124 118 123 118 123 118 122 117 122 117 121 117 121 117 121 117 120 117 120 117 120 116 120 116 120 116 120 115 120 115 121 115 122 114 123 115 123 115 123 115 124 115 124 115 124 115 125 115 125 115 125 115 125 114 124 114 124 114 124 113 124 113 123 113 123 113 123 112 123 112 123 112 123 111 123 111 123 111 123 110 124 110 124 110 124 109 124 109 124 109 124 108 124 108 124 108 124 108 124 108 123 108 123 108 123 108 123 108 122 107 122 107 122 107 122 107 122 107 122 106 122 106 122 106 122 105 123 105 124 106 125 106 125 106 125 106 125 106 125 106 125 106 125 106 126 107 126 107 126 106 126 106 126 106 126 105 125 105 126 105 126 105 127 104 128 105 129 104 129 104 129 102 129 102 128 101 127 101 127 100 126 100 127 99 127 99 128 99 128 99 129 99 129 99 130 99 130 99 131 99 131 99 131 98 131 98 130 98 129 98 129 98 127 97 127 96 127 96 127 96 127 95 128 95 128 96 129 96 130 96 131 97 131 95 131 95 131 95 131 94 131 94 132 93 132 93 132 93 133 93 133 93 134 92 133 92 133 91 133 90 135 90 135 90 136 90 135 91 136 92 136 92 136 93 137 92 137 92 137 91 137 91 137 91 137 90 137 90 137 90 138 89 138 89 139 88 140 88 139 87 139 86 139 85 139 84 140 84 140 83 140 83 140 83 140 82 140 82 140 81 140 81 140 80 139 79 139 79 139 78 139 78 139 77 140 77 140 77 140 78 140 78 140 79 141 79 141 79 142 79 142 79 142 79 143 78 143 78 143 78 143 78 143 77 143 77 142 76 141 76 140 75 140 74 140 73 140 73 140 72 140 72 141 71 141 72 141 73 141 73 141 73 141 74 142 74 142 75 143 75 144 74 144 72 143 71 143 70 143 70 143 69 143 69 143 69 143 68 144 68 144 69 144 69 144 70 145 70 145 70 146 70 147 70 148 70 149 69 149 69 149 69 150 69 150 68 150 68 150 67 151 66 151 66 150 65 150 64 149 63 149 62 150 61 152 62 153 61 153 61 153 59 154 58 154 58 155 58 156 58 156 58 156 57 156 57 156 57 156 56 156 56 156 56 156 56 156 55 156 55 156 55 156 54 156 54 156 54 155 54 155 53 154 53 154 52 154 52 154 52 154 51 154 51 155 51 155 51 155 51 156 50 156 50 156 50 156 49 156 49 156 49 157 48 157 48 156 47 156 47 156 47 156 47 156 47 156 46 155 46 155 47 155 47 154 47 154 47 153 47 153 46 154 46 155 45 155 44 155 43 157 43 157 44 157 44 157 44 157 45 157 45 157 45 157 46 157 46 157 46 157 46 158 45 158 45 159 44 159 44 158 43 158 42 158 41 158 41 159 40 159 40 160 40 160 40 161 41 161 41 161 41 162 41 162 41 162 41 162 40 162 40 162 40 161 40 161 39 161 38 162 38 163 38 163 37 164 37 164 37 164 36 164 36 164 35 163 35 163 35 162 35 162 35 162 35 161 34 161 34 161 33 161 32 162 31 162 32 163 32 163 32 164 32 164 32 165 32 165 31 165 31 166 30 166 30 166 30 167 29 167 29 168 29 168 29 169 29 169 28 169 28 168 28 168 28 167 27 167 26 167 26 168 25 169 25 169 25 170 25 170 25 170 26 171 26 171 26 171 26 172 25 171 25 171 25 171 24 169 21 169 21 147 21 147 21 147 21 147 20 147 20 147 20 147 20 150 16 150 15 150 15 153 12 153 12 153 12 157 9 157 9 157 4 157 4 157 4 154 2 154 2 154 2 154 0 154 0 154 0 0 0 0 0 0 0 6 43 6 43 6 43 6 50 6 50 6 50 5 120 5 120 5 120 5 120 6 121 6 121 5 122 5 122 5 122 5 122 6 123 6 123 7 123 8 122 8 123 8 124 7 124 8 124 8 124 8 125 9 124 9 124 9 124 9 124 9 124 9 124 9 124 10 124 10 123 10 124 11 123 11 123 11 123 11 124 12 124 12 124 12 124 12 123 12 123 13 123 13 123 13 124 13 124 14 124 14 124 14 123 14 122 15 123 16 123 16 123 16 123 16 123 16 123 16 124 17 124 17 124 18 123 18 123 19 122 19 123 19 123 19 124 19 124 19 125 20 125 20 126 20 146 20 146 20 146 119 146 119 146 119 146 120 146 121 145 120 144 Z N">
              <draw:equation draw:name="f0" draw:formula="118*logwidth/172"/>
              <draw:equation draw:name="f1" draw:formula="142*logheight/146"/>
              <draw:equation draw:name="f2" draw:formula="121*logwidth/172"/>
              <draw:equation draw:name="f3" draw:formula="139*logheight/146"/>
              <draw:equation draw:name="f4" draw:formula="121*logwidth/172"/>
              <draw:equation draw:name="f5" draw:formula="135*logheight/146"/>
              <draw:equation draw:name="f6" draw:formula="120*logwidth/172"/>
              <draw:equation draw:name="f7" draw:formula="132*logheight/146"/>
              <draw:equation draw:name="f8" draw:formula="121*logwidth/172"/>
              <draw:equation draw:name="f9" draw:formula="130*logheight/146"/>
              <draw:equation draw:name="f10" draw:formula="119*logwidth/172"/>
              <draw:equation draw:name="f11" draw:formula="129*logheight/146"/>
              <draw:equation draw:name="f12" draw:formula="118*logwidth/172"/>
              <draw:equation draw:name="f13" draw:formula="127*logheight/146"/>
              <draw:equation draw:name="f14" draw:formula="117*logwidth/172"/>
              <draw:equation draw:name="f15" draw:formula="123*logheight/146"/>
              <draw:equation draw:name="f16" draw:formula="118*logwidth/172"/>
              <draw:equation draw:name="f17" draw:formula="119*logheight/146"/>
              <draw:equation draw:name="f18" draw:formula="122*logwidth/172"/>
              <draw:equation draw:name="f19" draw:formula="119*logheight/146"/>
              <draw:equation draw:name="f20" draw:formula="120*logwidth/172"/>
              <draw:equation draw:name="f21" draw:formula="117*logheight/146"/>
              <draw:equation draw:name="f22" draw:formula="124*logwidth/172"/>
              <draw:equation draw:name="f23" draw:formula="115*logheight/146"/>
              <draw:equation draw:name="f24" draw:formula="123*logwidth/172"/>
              <draw:equation draw:name="f25" draw:formula="113*logheight/146"/>
              <draw:equation draw:name="f26" draw:formula="124*logwidth/172"/>
              <draw:equation draw:name="f27" draw:formula="109*logheight/146"/>
              <draw:equation draw:name="f28" draw:formula="122*logwidth/172"/>
              <draw:equation draw:name="f29" draw:formula="107*logheight/146"/>
              <draw:equation draw:name="f30" draw:formula="125*logwidth/172"/>
              <draw:equation draw:name="f31" draw:formula="106*logheight/146"/>
              <draw:equation draw:name="f32" draw:formula="126*logwidth/172"/>
              <draw:equation draw:name="f33" draw:formula="105*logheight/146"/>
              <draw:equation draw:name="f34" draw:formula="127*logwidth/172"/>
              <draw:equation draw:name="f35" draw:formula="99*logheight/146"/>
              <draw:equation draw:name="f36" draw:formula="129*logwidth/172"/>
              <draw:equation draw:name="f37" draw:formula="98*logheight/146"/>
              <draw:equation draw:name="f38" draw:formula="131*logwidth/172"/>
              <draw:equation draw:name="f39" draw:formula="95*logheight/146"/>
              <draw:equation draw:name="f40" draw:formula="133*logwidth/172"/>
              <draw:equation draw:name="f41" draw:formula="91*logheight/146"/>
              <draw:equation draw:name="f42" draw:formula="137*logwidth/172"/>
              <draw:equation draw:name="f43" draw:formula="91*logheight/146"/>
              <draw:equation draw:name="f44" draw:formula="139*logwidth/172"/>
              <draw:equation draw:name="f45" draw:formula="84*logheight/146"/>
              <draw:equation draw:name="f46" draw:formula="139*logwidth/172"/>
              <draw:equation draw:name="f47" draw:formula="78*logheight/146"/>
              <draw:equation draw:name="f48" draw:formula="142*logwidth/172"/>
              <draw:equation draw:name="f49" draw:formula="79*logheight/146"/>
              <draw:equation draw:name="f50" draw:formula="140*logwidth/172"/>
              <draw:equation draw:name="f51" draw:formula="73*logheight/146"/>
              <draw:equation draw:name="f52" draw:formula="144*logwidth/172"/>
              <draw:equation draw:name="f53" draw:formula="74*logheight/146"/>
              <draw:equation draw:name="f54" draw:formula="144*logwidth/172"/>
              <draw:equation draw:name="f55" draw:formula="70*logheight/146"/>
              <draw:equation draw:name="f56" draw:formula="150*logwidth/172"/>
              <draw:equation draw:name="f57" draw:formula="67*logheight/146"/>
              <draw:equation draw:name="f58" draw:formula="154*logwidth/172"/>
              <draw:equation draw:name="f59" draw:formula="58*logheight/146"/>
              <draw:equation draw:name="f60" draw:formula="156*logwidth/172"/>
              <draw:equation draw:name="f61" draw:formula="55*logheight/146"/>
              <draw:equation draw:name="f62" draw:formula="154*logwidth/172"/>
              <draw:equation draw:name="f63" draw:formula="51*logheight/146"/>
              <draw:equation draw:name="f64" draw:formula="157*logwidth/172"/>
              <draw:equation draw:name="f65" draw:formula="48*logheight/146"/>
              <draw:equation draw:name="f66" draw:formula="153*logwidth/172"/>
              <draw:equation draw:name="f67" draw:formula="47*logheight/146"/>
              <draw:equation draw:name="f68" draw:formula="157*logwidth/172"/>
              <draw:equation draw:name="f69" draw:formula="45*logheight/146"/>
              <draw:equation draw:name="f70" draw:formula="158*logwidth/172"/>
              <draw:equation draw:name="f71" draw:formula="41*logheight/146"/>
              <draw:equation draw:name="f72" draw:formula="162*logwidth/172"/>
              <draw:equation draw:name="f73" draw:formula="40*logheight/146"/>
              <draw:equation draw:name="f74" draw:formula="164*logwidth/172"/>
              <draw:equation draw:name="f75" draw:formula="35*logheight/146"/>
              <draw:equation draw:name="f76" draw:formula="163*logwidth/172"/>
              <draw:equation draw:name="f77" draw:formula="32*logheight/146"/>
              <draw:equation draw:name="f78" draw:formula="168*logwidth/172"/>
              <draw:equation draw:name="f79" draw:formula="29*logheight/146"/>
              <draw:equation draw:name="f80" draw:formula="169*logwidth/172"/>
              <draw:equation draw:name="f81" draw:formula="25*logheight/146"/>
              <draw:equation draw:name="f82" draw:formula="169*logwidth/172"/>
              <draw:equation draw:name="f83" draw:formula="21*logheight/146"/>
              <draw:equation draw:name="f84" draw:formula="153*logwidth/172"/>
              <draw:equation draw:name="f85" draw:formula="12*logheight/146"/>
              <draw:equation draw:name="f86" draw:formula="154*logwidth/172"/>
              <draw:equation draw:name="f87" draw:formula="0*logheight/146"/>
              <draw:equation draw:name="f88" draw:formula="5*logwidth/172"/>
              <draw:equation draw:name="f89" draw:formula="120*logheight/146"/>
              <draw:equation draw:name="f90" draw:formula="8*logwidth/172"/>
              <draw:equation draw:name="f91" draw:formula="123*logheight/146"/>
              <draw:equation draw:name="f92" draw:formula="9*logwidth/172"/>
              <draw:equation draw:name="f93" draw:formula="124*logheight/146"/>
              <draw:equation draw:name="f94" draw:formula="12*logwidth/172"/>
              <draw:equation draw:name="f95" draw:formula="123*logheight/146"/>
              <draw:equation draw:name="f96" draw:formula="16*logwidth/172"/>
              <draw:equation draw:name="f97" draw:formula="123*logheight/146"/>
              <draw:equation draw:name="f98" draw:formula="19*logwidth/172"/>
              <draw:equation draw:name="f99" draw:formula="124*logheight/146"/>
              <draw:equation draw:name="f100" draw:formula="120*logwidth/172"/>
              <draw:equation draw:name="f101" draw:formula="144*logheight/146"/>
              <draw:equation draw:name="f102" draw:formula="logwidth"/>
              <draw:equation draw:name="f103" draw:formula="logheight"/>
            </draw:enhanced-geometry>
          </draw:custom-shape>
          <draw:custom-shape draw:name="Freeform 54" draw:style-name="gr3" draw:text-style-name="P2" draw:layer="layout" svg:width="2.197cm" svg:height="2.597cm" svg:x="14.866cm" svg:y="9.773cm">
            <text:p><text:span text:style-name="T1"/></text:p>
            <draw:enhanced-geometry draw:mirror-horizontal="false" draw:mirror-vertical="false" drawooo:sub-view-size="200 236" draw:text-areas="0 0 ?f72 ?f73" svg:viewBox="0 0 0 0" draw:type="ooxml-non-primitive" draw:enhanced-path="M 27 0 C 27 35 27 35 27 35 27 35 26 35 25 36 25 37 25 38 24 38 24 39 24 40 24 41 23 42 23 42 22 42 21 43 20 42 19 41 18 41 17 39 16 39 16 38 14 37 14 37 14 37 13 38 12 38 11 38 11 37 11 37 10 36 9 37 9 37 8 37 7 37 6 38 6 38 5 38 4 38 3 39 3 39 3 39 3 39 3 40 4 41 4 42 4 44 4 45 4 46 4 46 4 47 4 47 6 48 6 48 6 48 4 50 4 50 3 51 4 52 4 53 4 54 4 54 4 55 4 56 5 59 6 59 6 60 6 61 5 62 5 63 5 64 5 65 5 66 6 67 7 68 7 69 8 71 8 71 8 72 9 74 8 74 8 75 9 77 9 78 10 78 8 80 8 80 8 80 7 81 6 81 6 81 7 81 7 81 8 82 7 83 7 83 7 83 7 85 7 85 7 85 6 90 7 90 7 91 11 96 11 96 15 104 15 104 15 104 15 104 15 108 15 108 16 109 17 108 18 108 18 108 23 112 23 113 23 113 23 115 23 115 23 115 23 117 23 117 18 121 18 121 18 121 14 123 14 123 14 123 14 126 14 126 14 126 10 129 10 129 10 129 12 139 12 139 12 139 10 142 10 142 10 142 11 146 11 146 11 146 7 151 7 151 7 151 4 152 4 152 4 152 4 155 4 155 4 155 4 155 3 156 3 156 3 157 5 157 5 158 6 158 6 159 6 159 6 159 4 163 4 164 4 164 4 166 5 166 5 166 5 168 5 168 5 168 11 167 11 168 11 168 11 169 11 169 13 170 13 170 13 170 13 170 12 175 12 175 12 175 10 176 10 176 10 179 10 179 10 179 9 180 9 180 9 180 4 180 4 180 4 180 0 184 0 184 0 184 0 189 0 189 0 189 129 236 129 236 129 236 199 236 199 236 199 236 200 0 200 0 200 0 L 27 0 Z N">
              <draw:equation draw:name="f0" draw:formula="27*logwidth/200"/>
              <draw:equation draw:name="f1" draw:formula="35*logheight/236"/>
              <draw:equation draw:name="f2" draw:formula="24*logwidth/200"/>
              <draw:equation draw:name="f3" draw:formula="38*logheight/236"/>
              <draw:equation draw:name="f4" draw:formula="22*logwidth/200"/>
              <draw:equation draw:name="f5" draw:formula="42*logheight/236"/>
              <draw:equation draw:name="f6" draw:formula="16*logwidth/200"/>
              <draw:equation draw:name="f7" draw:formula="39*logheight/236"/>
              <draw:equation draw:name="f8" draw:formula="12*logwidth/200"/>
              <draw:equation draw:name="f9" draw:formula="38*logheight/236"/>
              <draw:equation draw:name="f10" draw:formula="9*logwidth/200"/>
              <draw:equation draw:name="f11" draw:formula="37*logheight/236"/>
              <draw:equation draw:name="f12" draw:formula="4*logwidth/200"/>
              <draw:equation draw:name="f13" draw:formula="38*logheight/236"/>
              <draw:equation draw:name="f14" draw:formula="4*logwidth/200"/>
              <draw:equation draw:name="f15" draw:formula="41*logheight/236"/>
              <draw:equation draw:name="f16" draw:formula="4*logwidth/200"/>
              <draw:equation draw:name="f17" draw:formula="47*logheight/236"/>
              <draw:equation draw:name="f18" draw:formula="4*logwidth/200"/>
              <draw:equation draw:name="f19" draw:formula="50*logheight/236"/>
              <draw:equation draw:name="f20" draw:formula="4*logwidth/200"/>
              <draw:equation draw:name="f21" draw:formula="55*logheight/236"/>
              <draw:equation draw:name="f22" draw:formula="5*logwidth/200"/>
              <draw:equation draw:name="f23" draw:formula="62*logheight/236"/>
              <draw:equation draw:name="f24" draw:formula="7*logwidth/200"/>
              <draw:equation draw:name="f25" draw:formula="68*logheight/236"/>
              <draw:equation draw:name="f26" draw:formula="8*logwidth/200"/>
              <draw:equation draw:name="f27" draw:formula="74*logheight/236"/>
              <draw:equation draw:name="f28" draw:formula="8*logwidth/200"/>
              <draw:equation draw:name="f29" draw:formula="80*logheight/236"/>
              <draw:equation draw:name="f30" draw:formula="7*logwidth/200"/>
              <draw:equation draw:name="f31" draw:formula="81*logheight/236"/>
              <draw:equation draw:name="f32" draw:formula="7*logwidth/200"/>
              <draw:equation draw:name="f33" draw:formula="85*logheight/236"/>
              <draw:equation draw:name="f34" draw:formula="11*logwidth/200"/>
              <draw:equation draw:name="f35" draw:formula="96*logheight/236"/>
              <draw:equation draw:name="f36" draw:formula="15*logwidth/200"/>
              <draw:equation draw:name="f37" draw:formula="108*logheight/236"/>
              <draw:equation draw:name="f38" draw:formula="23*logwidth/200"/>
              <draw:equation draw:name="f39" draw:formula="113*logheight/236"/>
              <draw:equation draw:name="f40" draw:formula="23*logwidth/200"/>
              <draw:equation draw:name="f41" draw:formula="117*logheight/236"/>
              <draw:equation draw:name="f42" draw:formula="14*logwidth/200"/>
              <draw:equation draw:name="f43" draw:formula="123*logheight/236"/>
              <draw:equation draw:name="f44" draw:formula="10*logwidth/200"/>
              <draw:equation draw:name="f45" draw:formula="129*logheight/236"/>
              <draw:equation draw:name="f46" draw:formula="10*logwidth/200"/>
              <draw:equation draw:name="f47" draw:formula="142*logheight/236"/>
              <draw:equation draw:name="f48" draw:formula="7*logwidth/200"/>
              <draw:equation draw:name="f49" draw:formula="151*logheight/236"/>
              <draw:equation draw:name="f50" draw:formula="4*logwidth/200"/>
              <draw:equation draw:name="f51" draw:formula="155*logheight/236"/>
              <draw:equation draw:name="f52" draw:formula="5*logwidth/200"/>
              <draw:equation draw:name="f53" draw:formula="158*logheight/236"/>
              <draw:equation draw:name="f54" draw:formula="4*logwidth/200"/>
              <draw:equation draw:name="f55" draw:formula="164*logheight/236"/>
              <draw:equation draw:name="f56" draw:formula="5*logwidth/200"/>
              <draw:equation draw:name="f57" draw:formula="168*logheight/236"/>
              <draw:equation draw:name="f58" draw:formula="11*logwidth/200"/>
              <draw:equation draw:name="f59" draw:formula="169*logheight/236"/>
              <draw:equation draw:name="f60" draw:formula="12*logwidth/200"/>
              <draw:equation draw:name="f61" draw:formula="175*logheight/236"/>
              <draw:equation draw:name="f62" draw:formula="10*logwidth/200"/>
              <draw:equation draw:name="f63" draw:formula="179*logheight/236"/>
              <draw:equation draw:name="f64" draw:formula="4*logwidth/200"/>
              <draw:equation draw:name="f65" draw:formula="180*logheight/236"/>
              <draw:equation draw:name="f66" draw:formula="0*logwidth/200"/>
              <draw:equation draw:name="f67" draw:formula="189*logheight/236"/>
              <draw:equation draw:name="f68" draw:formula="199*logwidth/200"/>
              <draw:equation draw:name="f69" draw:formula="236*logheight/236"/>
              <draw:equation draw:name="f70" draw:formula="27*logwidth/200"/>
              <draw:equation draw:name="f71" draw:formula="0*logheight/236"/>
              <draw:equation draw:name="f72" draw:formula="logwidth"/>
              <draw:equation draw:name="f73" draw:formula="logheight"/>
            </draw:enhanced-geometry>
          </draw:custom-shape>
          <draw:custom-shape draw:name="Freeform 55" draw:style-name="gr3" draw:text-style-name="P2" draw:layer="layout" svg:width="1.348cm" svg:height="2.147cm" svg:x="24.88cm" svg:y="10.718cm">
            <text:p><text:span text:style-name="T1"/></text:p>
            <draw:enhanced-geometry draw:mirror-horizontal="false" draw:mirror-vertical="false" drawooo:sub-view-size="123 195" draw:text-areas="0 0 ?f72 ?f73" svg:viewBox="0 0 0 0" draw:type="ooxml-non-primitive" draw:enhanced-path="M 36 181 C 36 181 37 179 37 179 37 179 37 177 37 177 37 177 34 176 34 176 33 176 33 175 33 174 33 174 31 173 31 172 31 172 29 170 29 170 30 167 30 167 30 167 31 164 31 164 31 164 120 164 120 164 120 164 120 164 119 161 119 160 119 160 118 159 117 158 117 157 116 156 116 156 116 155 116 152 116 152 116 152 117 149 117 149 118 148 118 144 118 144 118 143 117 138 117 137 116 137 115 134 115 133 115 132 115 129 115 129 115 128 116 126 117 125 117 124 118 123 118 122 118 121 118 120 118 119 118 118 121 116 121 115 121 115 123 113 123 113 123 113 122 112 122 112 121 111 120 111 120 110 120 109 120 108 120 108 121 107 121 105 120 105 120 105 117 100 117 99 117 98 116 97 116 96 116 95 116 94 115 93 115 93 115 92 115 92 115 91 114 89 114 89 114 88 99 0 99 0 10 0 10 0 10 0 11 3 11 3 11 3 13 4 13 4 13 4 0 126 0 126 0 126 3 189 3 189 3 189 3 189 3 189 4 189 5 189 6 189 6 189 8 189 10 189 11 189 12 189 13 189 13 189 13 189 13 188 13 187 13 186 13 185 13 184 14 183 14 182 14 181 14 181 14 181 14 180 14 180 15 179 15 179 15 178 15 177 16 177 17 177 17 177 17 177 18 177 18 177 19 178 19 178 19 179 19 180 19 180 19 181 19 182 19 184 19 186 20 188 20 189 20 189 21 189 21 190 21 190 22 190 22 191 23 191 24 192 24 192 25 193 25 194 25 195 23 194 22 194 22 194 20 194 20 195 21 195 22 195 23 195 23 195 24 195 25 195 25 195 26 195 27 195 27 195 28 195 28 195 29 195 29 194 30 194 30 194 31 194 31 193 32 193 32 192 32 192 33 191 34 190 36 189 36 189 37 188 37 187 37 187 35 185 36 185 36 184 36 183 36 183 36 183 36 182 36 181 Z N">
              <draw:equation draw:name="f0" draw:formula="37*logwidth/123"/>
              <draw:equation draw:name="f1" draw:formula="179*logheight/195"/>
              <draw:equation draw:name="f2" draw:formula="34*logwidth/123"/>
              <draw:equation draw:name="f3" draw:formula="176*logheight/195"/>
              <draw:equation draw:name="f4" draw:formula="31*logwidth/123"/>
              <draw:equation draw:name="f5" draw:formula="172*logheight/195"/>
              <draw:equation draw:name="f6" draw:formula="30*logwidth/123"/>
              <draw:equation draw:name="f7" draw:formula="167*logheight/195"/>
              <draw:equation draw:name="f8" draw:formula="120*logwidth/123"/>
              <draw:equation draw:name="f9" draw:formula="164*logheight/195"/>
              <draw:equation draw:name="f10" draw:formula="117*logwidth/123"/>
              <draw:equation draw:name="f11" draw:formula="158*logheight/195"/>
              <draw:equation draw:name="f12" draw:formula="116*logwidth/123"/>
              <draw:equation draw:name="f13" draw:formula="152*logheight/195"/>
              <draw:equation draw:name="f14" draw:formula="118*logwidth/123"/>
              <draw:equation draw:name="f15" draw:formula="144*logheight/195"/>
              <draw:equation draw:name="f16" draw:formula="115*logwidth/123"/>
              <draw:equation draw:name="f17" draw:formula="133*logheight/195"/>
              <draw:equation draw:name="f18" draw:formula="117*logwidth/123"/>
              <draw:equation draw:name="f19" draw:formula="125*logheight/195"/>
              <draw:equation draw:name="f20" draw:formula="118*logwidth/123"/>
              <draw:equation draw:name="f21" draw:formula="119*logheight/195"/>
              <draw:equation draw:name="f22" draw:formula="123*logwidth/123"/>
              <draw:equation draw:name="f23" draw:formula="113*logheight/195"/>
              <draw:equation draw:name="f24" draw:formula="120*logwidth/123"/>
              <draw:equation draw:name="f25" draw:formula="110*logheight/195"/>
              <draw:equation draw:name="f26" draw:formula="120*logwidth/123"/>
              <draw:equation draw:name="f27" draw:formula="105*logheight/195"/>
              <draw:equation draw:name="f28" draw:formula="116*logwidth/123"/>
              <draw:equation draw:name="f29" draw:formula="96*logheight/195"/>
              <draw:equation draw:name="f30" draw:formula="115*logwidth/123"/>
              <draw:equation draw:name="f31" draw:formula="92*logheight/195"/>
              <draw:equation draw:name="f32" draw:formula="99*logwidth/123"/>
              <draw:equation draw:name="f33" draw:formula="0*logheight/195"/>
              <draw:equation draw:name="f34" draw:formula="11*logwidth/123"/>
              <draw:equation draw:name="f35" draw:formula="3*logheight/195"/>
              <draw:equation draw:name="f36" draw:formula="0*logwidth/123"/>
              <draw:equation draw:name="f37" draw:formula="126*logheight/195"/>
              <draw:equation draw:name="f38" draw:formula="4*logwidth/123"/>
              <draw:equation draw:name="f39" draw:formula="189*logheight/195"/>
              <draw:equation draw:name="f40" draw:formula="11*logwidth/123"/>
              <draw:equation draw:name="f41" draw:formula="189*logheight/195"/>
              <draw:equation draw:name="f42" draw:formula="13*logwidth/123"/>
              <draw:equation draw:name="f43" draw:formula="187*logheight/195"/>
              <draw:equation draw:name="f44" draw:formula="14*logwidth/123"/>
              <draw:equation draw:name="f45" draw:formula="181*logheight/195"/>
              <draw:equation draw:name="f46" draw:formula="15*logwidth/123"/>
              <draw:equation draw:name="f47" draw:formula="179*logheight/195"/>
              <draw:equation draw:name="f48" draw:formula="17*logwidth/123"/>
              <draw:equation draw:name="f49" draw:formula="177*logheight/195"/>
              <draw:equation draw:name="f50" draw:formula="19*logwidth/123"/>
              <draw:equation draw:name="f51" draw:formula="180*logheight/195"/>
              <draw:equation draw:name="f52" draw:formula="20*logwidth/123"/>
              <draw:equation draw:name="f53" draw:formula="188*logheight/195"/>
              <draw:equation draw:name="f54" draw:formula="22*logwidth/123"/>
              <draw:equation draw:name="f55" draw:formula="190*logheight/195"/>
              <draw:equation draw:name="f56" draw:formula="25*logwidth/123"/>
              <draw:equation draw:name="f57" draw:formula="194*logheight/195"/>
              <draw:equation draw:name="f58" draw:formula="20*logwidth/123"/>
              <draw:equation draw:name="f59" draw:formula="195*logheight/195"/>
              <draw:equation draw:name="f60" draw:formula="25*logwidth/123"/>
              <draw:equation draw:name="f61" draw:formula="195*logheight/195"/>
              <draw:equation draw:name="f62" draw:formula="28*logwidth/123"/>
              <draw:equation draw:name="f63" draw:formula="195*logheight/195"/>
              <draw:equation draw:name="f64" draw:formula="31*logwidth/123"/>
              <draw:equation draw:name="f65" draw:formula="193*logheight/195"/>
              <draw:equation draw:name="f66" draw:formula="36*logwidth/123"/>
              <draw:equation draw:name="f67" draw:formula="189*logheight/195"/>
              <draw:equation draw:name="f68" draw:formula="36*logwidth/123"/>
              <draw:equation draw:name="f69" draw:formula="185*logheight/195"/>
              <draw:equation draw:name="f70" draw:formula="36*logwidth/123"/>
              <draw:equation draw:name="f71" draw:formula="181*logheight/195"/>
              <draw:equation draw:name="f72" draw:formula="logwidth"/>
              <draw:equation draw:name="f73" draw:formula="logheight"/>
            </draw:enhanced-geometry>
          </draw:custom-shape>
        </draw:g>
        <draw:custom-shape draw:name="TextBox 6" draw:style-name="gr6" draw:text-style-name="P2" draw:layer="layout" svg:width="16.932cm" svg:height="1.013cm" svg:x="8.467cm" svg:y="9.019cm">
          <text:p text:style-name="P3"><text:span text:style-name="T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6" draw:text-style-name="P2" draw:layer="layout" svg:width="11.221cm" svg:height="2.537cm" svg:x="6.405cm" svg:y="0.677cm">
          <text:p text:style-name="P3"><text:span text:style-name="T2">Original</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Blank">
        <draw:frame draw:name="Object 3" draw:style-name="gr1" draw:text-style-name="P1" draw:layer="layout" drawooo:display="printer" svg:width="0.003cm" svg:height="0.003cm" svg:x="0.004cm" svg:y="0.004cm">
          <text:p/>
          <draw:object/>
          <draw:image xlink:href="./ObjectReplacements/" xlink:type="simple" xlink:show="embed" xlink:actuate="onLoad"/>
        </draw:frame>
        <draw:g draw:name="Group 2">
          <draw:custom-shape draw:name="Hawaii" draw:style-name="gr2" draw:text-style-name="P2" draw:layer="layout" svg:width="4.584cm" svg:height="2.303cm" svg:x="6.692cm" svg:y="13.472cm">
            <text:p><text:span text:style-name="T1"/></text:p>
            <draw:enhanced-geometry draw:mirror-horizontal="false" draw:mirror-vertical="false" drawooo:sub-view-size="417 209" draw:text-areas="0 0 ?f110 ?f111" svg:viewBox="0 0 0 0" draw:type="ooxml-non-primitive" draw:enhanced-path="M 386 170 C 386 171 386 172 386 173 385 174 384 174 384 175 384 176 383 177 382 178 380 178 379 179 377 180 375 181 373 181 371 181 371 181 371 180 370 181 369 181 368 181 368 180 367 179 366 178 366 177 365 175 365 173 366 172 366 170 364 167 362 166 362 166 361 165 360 165 358 164 357 162 358 160 358 160 358 159 358 159 359 159 360 158 361 158 361 158 361 158 361 158 363 157 364 158 365 157 366 157 366 158 367 158 367 158 367 158 367 158 368 158 370 157 372 158 372 158 372 158 373 158 375 159 377 160 379 162 381 164 384 166 386 170 Z M 107 12 C 107 13 108 16 106 17 106 17 106 17 106 17 105 18 104 20 104 21 104 22 103 22 102 23 102 26 103 29 103 32 103 33 103 34 101 34 101 34 100 34 100 34 101 36 101 36 99 37 99 37 99 37 99 37 99 37 99 37 99 37 98 37 98 37 98 38 97 38 97 38 97 38 95 41 93 43 90 44 90 44 90 44 90 44 90 44 90 44 90 44 90 44 90 44 90 44 88 43 87 43 85 42 85 42 85 42 85 42 85 42 85 42 85 42 81 42 77 42 74 40 74 40 73 40 73 40 71 40 69 40 68 37 68 37 67 37 67 36 66 34 63 34 61 33 59 32 57 31 55 31 55 31 55 31 55 31 53 28 51 25 52 22 52 20 53 19 54 18 55 18 56 17 57 16 57 16 57 16 57 16 57 16 57 16 57 16 57 15 57 14 58 13 58 13 58 13 58 13 58 12 58 12 58 12 59 11 59 10 60 10 60 10 60 10 61 10 61 9 61 9 61 9 64 9 67 7 69 5 70 5 70 5 71 4 71 4 71 4 71 4 71 4 71 4 71 4 71 4 71 4 71 4 72 4 73 3 73 3 75 1 76 1 78 1 78 1 79 1 79 2 79 2 80 2 80 2 81 2 82 2 82 3 83 4 83 3 84 3 84 3 84 3 84 3 84 3 84 3 84 3 85 0 85 0 87 1 88 1 89 1 90 1 91 1 91 1 92 2 92 2 92 2 92 2 92 2 92 2 92 2 92 2 92 2 92 2 93 1 94 1 95 1 97 0 97 2 98 2 98 2 99 3 100 3 101 2 102 3 103 4 103 4 103 5 103 5 106 6 105 8 106 10 106 10 106 10 106 11 106 11 107 11 107 12 Z M 397 130 C 397 130 397 131 397 131 395 133 395 134 393 136 393 136 393 136 393 136 393 136 393 136 393 136 391 138 389 139 387 141 385 140 383 143 381 142 381 142 381 142 381 142 378 144 375 142 373 142 371 141 368 141 366 140 364 139 362 139 360 137 360 137 360 137 360 137 359 137 357 137 355 137 353 136 351 137 349 137 347 138 345 138 343 138 341 138 339 138 337 138 335 138 333 138 331 137 330 137 329 137 330 136 331 135 331 134 331 133 332 131 334 130 335 129 336 128 337 126 336 125 336 124 336 124 336 123 336 123 335 123 336 122 336 122 336 122 337 122 337 123 338 123 339 123 341 123 342 124 344 124 346 125 349 125 352 125 352 125 353 125 354 126 354 126 354 126 354 126 356 126 359 126 362 127 362 127 362 127 362 127 362 127 362 127 362 127 363 127 364 127 364 127 365 127 365 127 365 126 366 126 366 125 366 125 366 124 366 123 367 123 368 123 369 124 369 125 370 126 370 127 371 128 371 128 371 128 371 128 372 128 372 128 373 128 373 129 373 129 373 129 373 129 373 129 373 129 374 129 375 129 375 129 375 129 375 129 375 129 376 129 377 128 378 130 378 130 378 130 379 130 381 129 383 129 386 128 387 128 388 129 389 128 390 128 391 128 392 128 393 128 394 128 394 129 394 130 395 130 396 130 396 130 396 130 397 130 Z M 21 29 C 20 28 19 28 18 28 16 29 15 29 15 31 15 33 14 35 11 35 10 36 8 37 7 38 5 40 2 41 2 45 2 45 2 45 2 45 1 46 0 47 1 49 1 50 0 50 1 51 2 52 3 54 4 55 4 55 5 55 5 54 5 53 6 52 7 51 7 49 9 47 10 45 10 44 12 44 13 44 15 43 17 42 18 41 19 41 20 40 19 39 18 36 19 33 21 31 22 30 22 29 21 29 Z M 415 205 C 414 204 414 204 415 203 415 202 415 201 416 200 416 200 416 199 416 199 415 197 412 196 410 197 409 197 408 198 408 198 406 200 404 202 401 202 399 202 399 204 398 205 398 206 399 206 399 207 400 207 400 207 400 208 401 209 401 209 402 208 403 208 403 207 404 207 406 208 407 207 408 206 409 206 409 206 410 207 410 208 411 208 412 207 413 207 414 206 415 207 415 207 416 206 416 205 417 205 416 205 415 205 Z M 259 104 C 259 104 259 104 259 104 259 104 259 104 259 104 Z M 291 113 C 290 114 288 116 286 116 286 116 286 116 286 116 287 117 286 117 286 117 284 117 285 116 285 116 284 114 282 115 281 115 281 115 280 116 279 116 279 116 279 116 279 116 279 116 279 116 279 116 279 116 279 116 279 116 279 116 279 116 279 116 278 116 277 116 276 118 276 118 275 118 274 118 274 118 274 118 274 118 274 118 274 118 274 118 273 118 273 118 273 117 273 117 272 117 272 116 272 116 272 116 272 116 272 116 272 116 271 116 270 115 269 114 268 114 267 113 267 113 267 112 267 111 267 111 266 111 266 111 266 111 266 111 266 111 266 111 266 111 266 111 265 111 265 111 265 111 266 111 266 112 266 112 266 112 266 112 266 112 266 113 266 113 265 113 265 112 265 112 265 112 264 111 264 111 264 111 264 111 264 111 264 111 264 111 264 111 264 111 264 111 264 111 264 109 263 109 262 111 262 111 262 111 262 111 263 113 262 112 261 112 261 112 260 112 259 112 258 112 258 112 258 112 258 112 258 112 258 112 258 111 257 110 257 110 256 109 256 107 257 106 258 105 259 105 259 104 259 104 259 104 259 104 259 104 259 104 259 104 259 104 259 104 259 104 259 104 259 104 259 104 259 104 259 104 259 104 259 104 259 104 259 104 259 104 259 104 259 104 259 104 259 103 259 103 258 102 257 102 256 102 256 102 256 102 256 102 256 102 256 102 256 102 256 103 256 103 256 103 256 104 256 104 255 104 255 104 255 104 255 104 255 103 254 102 254 103 253 104 254 105 254 105 255 105 255 106 255 107 254 106 252 106 252 105 252 104 251 104 250 104 250 104 250 105 250 105 250 106 250 106 251 106 252 106 252 106 253 107 255 107 255 108 255 109 255 111 254 111 253 111 253 111 253 111 253 111 252 112 250 112 249 112 249 112 249 112 249 112 247 113 245 113 243 113 243 113 243 113 243 113 242 113 241 114 240 113 239 112 239 111 239 110 238 107 237 105 235 103 235 103 235 103 235 103 235 103 235 103 235 102 235 102 234 102 234 101 234 101 234 101 233 101 233 101 233 101 233 100 233 100 233 100 233 100 233 100 233 100 233 100 233 100 233 99 233 99 233 99 232 99 232 99 232 98 232 98 232 97 231 96 231 95 229 94 228 93 228 92 227 91 226 91 226 90 226 90 226 89 226 88 226 87 227 85 226 83 224 82 223 81 223 81 222 81 222 80 221 80 221 80 222 79 222 80 222 79 222 79 223 79 223 79 223 79 223 79 223 79 224 79 224 79 225 79 225 79 225 79 225 79 227 78 229 79 231 79 231 79 231 79 231 79 231 79 231 79 231 79 232 79 232 79 232 79 232 79 232 79 232 79 233 79 234 79 235 79 235 79 235 79 236 79 238 79 239 79 240 77 240 76 241 75 241 75 243 73 244 71 245 70 247 67 248 65 251 64 251 64 251 64 251 64 251 64 251 64 251 64 254 63 256 63 258 66 259 67 260 69 261 71 261 71 261 72 261 72 262 74 262 75 263 76 264 76 264 77 264 77 265 79 266 80 267 82 267 81 268 81 268 82 270 82 271 86 271 87 271 87 270 88 270 88 269 88 269 88 269 89 269 91 271 93 273 94 273 94 273 94 273 94 273 94 273 94 273 94 274 95 274 97 274 98 275 98 276 98 276 99 277 99 277 99 278 99 278 99 278 99 278 99 278 98 278 97 279 96 279 96 279 96 279 96 279 96 279 96 279 96 278 96 277 96 277 94 278 94 279 93 279 94 281 94 282 94 283 94 282 95 281 97 281 99 281 99 281 99 281 99 282 100 282 101 283 101 283 101 283 101 283 101 283 101 283 101 283 101 284 102 285 102 285 103 285 103 285 103 285 103 285 105 285 106 286 108 286 108 286 108 286 108 287 109 289 110 290 111 291 111 291 112 291 113 Z M 17 26 C 17 26 18 26 18 26 18 25 17 25 17 25 17 25 17 25 17 26 17 26 17 26 17 26 Z M 257 105 C 256 105 256 105 256 106 257 106 257 105 257 105 Z N">
              <draw:equation draw:name="f0" draw:formula="371*logwidth/417"/>
              <draw:equation draw:name="f1" draw:formula="181*logheight/209"/>
              <draw:equation draw:name="f2" draw:formula="360*logwidth/417"/>
              <draw:equation draw:name="f3" draw:formula="165*logheight/209"/>
              <draw:equation draw:name="f4" draw:formula="367*logwidth/417"/>
              <draw:equation draw:name="f5" draw:formula="158*logheight/209"/>
              <draw:equation draw:name="f6" draw:formula="107*logwidth/417"/>
              <draw:equation draw:name="f7" draw:formula="12*logheight/209"/>
              <draw:equation draw:name="f8" draw:formula="101*logwidth/417"/>
              <draw:equation draw:name="f9" draw:formula="34*logheight/209"/>
              <draw:equation draw:name="f10" draw:formula="97*logwidth/417"/>
              <draw:equation draw:name="f11" draw:formula="38*logheight/209"/>
              <draw:equation draw:name="f12" draw:formula="85*logwidth/417"/>
              <draw:equation draw:name="f13" draw:formula="42*logheight/209"/>
              <draw:equation draw:name="f14" draw:formula="61*logwidth/417"/>
              <draw:equation draw:name="f15" draw:formula="33*logheight/209"/>
              <draw:equation draw:name="f16" draw:formula="57*logwidth/417"/>
              <draw:equation draw:name="f17" draw:formula="16*logheight/209"/>
              <draw:equation draw:name="f18" draw:formula="61*logwidth/417"/>
              <draw:equation draw:name="f19" draw:formula="10*logheight/209"/>
              <draw:equation draw:name="f20" draw:formula="71*logwidth/417"/>
              <draw:equation draw:name="f21" draw:formula="4*logheight/209"/>
              <draw:equation draw:name="f22" draw:formula="84*logwidth/417"/>
              <draw:equation draw:name="f23" draw:formula="3*logheight/209"/>
              <draw:equation draw:name="f24" draw:formula="92*logwidth/417"/>
              <draw:equation draw:name="f25" draw:formula="2*logheight/209"/>
              <draw:equation draw:name="f26" draw:formula="103*logwidth/417"/>
              <draw:equation draw:name="f27" draw:formula="4*logheight/209"/>
              <draw:equation draw:name="f28" draw:formula="397*logwidth/417"/>
              <draw:equation draw:name="f29" draw:formula="131*logheight/209"/>
              <draw:equation draw:name="f30" draw:formula="381*logwidth/417"/>
              <draw:equation draw:name="f31" draw:formula="142*logheight/209"/>
              <draw:equation draw:name="f32" draw:formula="349*logwidth/417"/>
              <draw:equation draw:name="f33" draw:formula="137*logheight/209"/>
              <draw:equation draw:name="f34" draw:formula="335*logwidth/417"/>
              <draw:equation draw:name="f35" draw:formula="129*logheight/209"/>
              <draw:equation draw:name="f36" draw:formula="344*logwidth/417"/>
              <draw:equation draw:name="f37" draw:formula="124*logheight/209"/>
              <draw:equation draw:name="f38" draw:formula="362*logwidth/417"/>
              <draw:equation draw:name="f39" draw:formula="127*logheight/209"/>
              <draw:equation draw:name="f40" draw:formula="371*logwidth/417"/>
              <draw:equation draw:name="f41" draw:formula="128*logheight/209"/>
              <draw:equation draw:name="f42" draw:formula="375*logwidth/417"/>
              <draw:equation draw:name="f43" draw:formula="129*logheight/209"/>
              <draw:equation draw:name="f44" draw:formula="394*logwidth/417"/>
              <draw:equation draw:name="f45" draw:formula="129*logheight/209"/>
              <draw:equation draw:name="f46" draw:formula="11*logwidth/417"/>
              <draw:equation draw:name="f47" draw:formula="35*logheight/209"/>
              <draw:equation draw:name="f48" draw:formula="4*logwidth/417"/>
              <draw:equation draw:name="f49" draw:formula="55*logheight/209"/>
              <draw:equation draw:name="f50" draw:formula="19*logwidth/417"/>
              <draw:equation draw:name="f51" draw:formula="39*logheight/209"/>
              <draw:equation draw:name="f52" draw:formula="416*logwidth/417"/>
              <draw:equation draw:name="f53" draw:formula="199*logheight/209"/>
              <draw:equation draw:name="f54" draw:formula="400*logwidth/417"/>
              <draw:equation draw:name="f55" draw:formula="208*logheight/209"/>
              <draw:equation draw:name="f56" draw:formula="415*logwidth/417"/>
              <draw:equation draw:name="f57" draw:formula="207*logheight/209"/>
              <draw:equation draw:name="f58" draw:formula="291*logwidth/417"/>
              <draw:equation draw:name="f59" draw:formula="113*logheight/209"/>
              <draw:equation draw:name="f60" draw:formula="279*logwidth/417"/>
              <draw:equation draw:name="f61" draw:formula="116*logheight/209"/>
              <draw:equation draw:name="f62" draw:formula="274*logwidth/417"/>
              <draw:equation draw:name="f63" draw:formula="118*logheight/209"/>
              <draw:equation draw:name="f64" draw:formula="271*logwidth/417"/>
              <draw:equation draw:name="f65" draw:formula="116*logheight/209"/>
              <draw:equation draw:name="f66" draw:formula="265*logwidth/417"/>
              <draw:equation draw:name="f67" draw:formula="111*logheight/209"/>
              <draw:equation draw:name="f68" draw:formula="264*logwidth/417"/>
              <draw:equation draw:name="f69" draw:formula="111*logheight/209"/>
              <draw:equation draw:name="f70" draw:formula="259*logwidth/417"/>
              <draw:equation draw:name="f71" draw:formula="112*logheight/209"/>
              <draw:equation draw:name="f72" draw:formula="259*logwidth/417"/>
              <draw:equation draw:name="f73" draw:formula="104*logheight/209"/>
              <draw:equation draw:name="f74" draw:formula="259*logwidth/417"/>
              <draw:equation draw:name="f75" draw:formula="104*logheight/209"/>
              <draw:equation draw:name="f76" draw:formula="255*logwidth/417"/>
              <draw:equation draw:name="f77" draw:formula="104*logheight/209"/>
              <draw:equation draw:name="f78" draw:formula="250*logwidth/417"/>
              <draw:equation draw:name="f79" draw:formula="104*logheight/209"/>
              <draw:equation draw:name="f80" draw:formula="253*logwidth/417"/>
              <draw:equation draw:name="f81" draw:formula="111*logheight/209"/>
              <draw:equation draw:name="f82" draw:formula="239*logwidth/417"/>
              <draw:equation draw:name="f83" draw:formula="110*logheight/209"/>
              <draw:equation draw:name="f84" draw:formula="233*logwidth/417"/>
              <draw:equation draw:name="f85" draw:formula="100*logheight/209"/>
              <draw:equation draw:name="f86" draw:formula="229*logwidth/417"/>
              <draw:equation draw:name="f87" draw:formula="94*logheight/209"/>
              <draw:equation draw:name="f88" draw:formula="221*logwidth/417"/>
              <draw:equation draw:name="f89" draw:formula="80*logheight/209"/>
              <draw:equation draw:name="f90" draw:formula="231*logwidth/417"/>
              <draw:equation draw:name="f91" draw:formula="79*logheight/209"/>
              <draw:equation draw:name="f92" draw:formula="236*logwidth/417"/>
              <draw:equation draw:name="f93" draw:formula="79*logheight/209"/>
              <draw:equation draw:name="f94" draw:formula="251*logwidth/417"/>
              <draw:equation draw:name="f95" draw:formula="64*logheight/209"/>
              <draw:equation draw:name="f96" draw:formula="267*logwidth/417"/>
              <draw:equation draw:name="f97" draw:formula="82*logheight/209"/>
              <draw:equation draw:name="f98" draw:formula="273*logwidth/417"/>
              <draw:equation draw:name="f99" draw:formula="94*logheight/209"/>
              <draw:equation draw:name="f100" draw:formula="279*logwidth/417"/>
              <draw:equation draw:name="f101" draw:formula="96*logheight/209"/>
              <draw:equation draw:name="f102" draw:formula="281*logwidth/417"/>
              <draw:equation draw:name="f103" draw:formula="99*logheight/209"/>
              <draw:equation draw:name="f104" draw:formula="285*logwidth/417"/>
              <draw:equation draw:name="f105" draw:formula="103*logheight/209"/>
              <draw:equation draw:name="f106" draw:formula="18*logwidth/417"/>
              <draw:equation draw:name="f107" draw:formula="26*logheight/209"/>
              <draw:equation draw:name="f108" draw:formula="257*logwidth/417"/>
              <draw:equation draw:name="f109" draw:formula="105*logheight/209"/>
              <draw:equation draw:name="f110" draw:formula="logwidth"/>
              <draw:equation draw:name="f111" draw:formula="logheight"/>
            </draw:enhanced-geometry>
          </draw:custom-shape>
          <draw:custom-shape draw:name="Alaska" draw:style-name="gr2" draw:text-style-name="P2" draw:layer="layout" svg:width="8.141cm" svg:height="6.176cm" svg:x="0.836cm" svg:y="5.624cm">
            <text:p><text:span text:style-name="T1"/></text:p>
            <draw:enhanced-geometry draw:mirror-horizontal="false" draw:mirror-vertical="false" drawooo:sub-view-size="740 561" draw:text-areas="0 0 ?f126 ?f127" svg:viewBox="0 0 0 0" draw:type="ooxml-non-primitive" draw:enhanced-path="M 203 259 C 203 259 203 258 203 258 203 257 204 257 204 257 205 257 204 259 205 260 205 260 205 260 206 260 208 261 210 262 212 262 212 262 213 262 213 262 214 262 215 262 216 261 217 260 218 260 219 260 220 259 221 259 221 259 222 260 222 260 222 260 224 261 225 262 225 264 225 264 226 265 226 266 227 267 228 266 230 267 230 267 231 268 232 268 234 270 238 269 241 270 242 270 242 270 242 271 242 271 242 271 242 271 242 272 242 273 242 274 241 275 240 275 239 275 239 275 239 275 238 275 237 274 235 274 234 275 233 275 232 277 231 278 231 279 231 279 231 280 231 280 231 281 230 281 230 281 230 281 229 280 229 280 228 280 228 279 228 278 228 278 228 277 227 276 226 276 225 275 224 275 223 274 222 274 222 273 221 272 221 272 220 271 219 270 218 269 217 268 216 268 214 267 212 267 211 267 209 268 209 269 209 269 208 270 208 270 207 270 207 270 206 270 206 270 206 270 205 269 203 268 202 267 202 266 202 265 202 263 202 262 203 261 203 259 Z M 427 436 C 427 436 427 436 427 436 427 436 427 436 427 436 Z M 449 397 C 449 398 449 398 450 398 450 399 451 398 451 399 451 399 451 399 451 399 451 398 452 398 452 398 452 398 452 398 452 398 452 398 452 397 452 397 452 397 452 397 452 397 452 397 452 397 453 396 453 396 453 396 453 395 453 395 453 395 453 395 452 395 452 395 452 395 452 395 452 395 452 395 452 395 451 395 451 395 451 395 451 395 451 396 451 396 451 396 450 396 450 396 450 396 450 395 450 395 450 395 450 395 450 396 449 396 449 396 449 396 449 396 449 396 449 396 449 396 449 396 449 396 450 396 450 396 450 396 450 396 450 397 450 397 450 397 449 397 449 396 449 397 449 397 449 397 449 397 449 397 449 397 449 397 449 397 Z M 430 444 C 430 444 430 444 430 444 431 444 431 444 430 443 430 443 430 443 430 443 429 443 429 443 429 443 429 443 428 443 428 443 428 444 427 444 427 444 427 444 427 445 427 445 427 445 427 445 427 445 427 446 428 446 429 446 429 446 430 445 430 445 430 445 430 445 430 444 Z M 425 445 C 425 445 425 445 425 445 425 444 425 444 425 444 425 444 425 444 425 444 424 444 423 445 422 446 422 446 422 447 421 447 421 448 421 448 422 448 422 448 422 448 422 448 422 448 423 447 423 447 423 447 423 447 424 446 424 446 424 446 425 446 425 446 425 446 425 446 425 445 425 445 425 445 Z M 425 444 C 425 444 425 444 425 444 425 444 425 444 425 444 Z M 455 419 C 455 420 455 420 455 420 455 421 454 421 454 422 453 422 453 423 453 424 453 424 453 424 453 424 452 424 452 424 451 424 451 424 451 424 451 424 451 423 452 423 451 423 451 423 451 423 451 423 451 423 450 423 450 423 450 423 450 423 450 423 450 423 449 423 449 423 449 423 448 423 448 422 448 422 448 422 447 422 447 422 447 422 446 422 446 422 446 422 446 422 446 422 446 422 445 422 445 422 446 422 446 423 445 423 445 423 445 423 445 423 445 423 445 423 444 423 444 423 444 423 444 423 444 423 445 423 445 423 445 423 445 423 445 423 445 423 445 423 445 423 445 423 446 423 446 423 447 423 448 423 448 423 448 424 448 424 448 424 448 424 448 424 448 424 449 425 449 424 449 424 449 425 449 425 449 425 449 425 449 425 449 426 449 427 449 427 448 427 448 427 448 427 448 427 448 427 448 427 447 427 447 427 447 427 447 427 447 427 447 427 447 427 447 427 447 427 447 428 447 428 446 428 446 428 446 428 446 427 446 427 446 427 446 427 446 427 446 427 446 427 446 427 446 426 446 426 446 426 446 426 446 426 446 426 446 426 445 426 445 426 445 426 445 426 445 426 444 426 444 426 444 426 444 426 444 426 443 426 443 427 443 427 443 426 442 426 442 426 442 426 442 426 442 426 442 426 442 426 442 426 442 426 442 426 442 427 442 427 442 427 442 427 442 427 443 427 443 427 443 427 443 427 444 427 444 427 445 427 445 428 445 428 445 428 445 428 445 428 444 429 444 429 444 429 444 429 443 429 443 429 442 429 442 429 442 429 442 429 442 429 441 429 441 429 441 429 441 429 441 429 441 429 441 429 441 429 441 429 442 429 442 429 442 430 442 430 442 430 442 429 442 429 442 430 442 430 442 430 442 430 442 430 442 430 442 430 442 431 442 431 442 431 442 431 442 430 443 430 443 430 443 430 444 430 443 430 443 430 443 430 443 430 443 430 443 431 443 431 443 430 444 430 444 430 444 430 444 430 444 430 445 430 445 430 445 430 445 430 446 430 446 430 446 430 446 430 446 431 446 431 446 431 445 431 445 431 445 431 445 431 444 431 444 431 444 432 443 432 443 432 443 432 443 432 442 432 442 432 442 432 441 433 442 433 442 433 442 433 442 433 442 434 441 434 440 434 440 434 440 434 440 434 440 433 440 433 440 433 440 433 440 433 440 433 440 432 441 432 441 432 440 432 440 432 440 432 440 432 440 432 440 432 440 432 440 432 439 433 439 433 439 432 439 432 439 432 439 432 439 432 440 432 440 432 440 431 440 431 440 431 440 431 440 431 440 431 440 431 439 431 440 431 440 431 440 431 441 430 441 430 441 429 441 429 441 429 441 429 441 429 441 429 441 429 441 429 440 429 440 430 440 430 440 429 440 429 439 429 439 429 439 429 439 430 439 430 439 430 440 430 440 430 439 430 439 430 439 431 439 431 439 431 439 431 439 431 439 431 439 431 438 431 438 431 438 431 438 431 438 431 438 430 438 430 438 430 438 430 438 430 438 430 437 430 437 430 437 430 437 430 437 430 438 430 438 430 438 430 438 430 438 430 438 430 438 431 438 431 438 431 438 432 438 432 438 432 438 432 438 432 438 433 438 432 438 432 437 432 437 432 437 432 436 432 436 432 436 432 436 432 436 432 436 432 435 432 435 432 435 433 435 433 435 433 436 433 436 433 436 433 436 433 437 433 437 433 437 433 437 433 437 433 437 433 437 434 437 434 437 434 437 434 437 434 437 434 438 434 437 434 437 435 437 435 437 435 437 435 437 435 437 435 437 435 437 435 437 435 437 435 437 436 436 436 436 436 436 436 436 436 436 435 436 435 436 435 435 435 435 435 435 435 435 435 435 435 435 436 435 436 436 436 435 436 435 437 435 437 435 437 435 437 434 437 434 437 435 437 435 437 435 437 435 438 435 437 435 437 435 437 435 437 435 437 435 437 436 437 435 437 435 437 435 437 435 438 434 438 434 438 434 438 434 438 433 438 433 438 433 438 433 439 433 439 432 440 432 440 432 440 432 440 432 440 431 440 431 440 431 440 431 440 431 440 430 440 430 440 430 440 430 440 430 439 430 439 430 438 431 438 431 438 431 437 432 437 432 436 432 436 432 436 432 436 433 436 433 435 434 435 434 435 434 434 434 434 434 434 435 434 434 434 434 434 434 434 434 434 434 434 434 435 433 435 433 435 433 434 434 434 434 434 434 434 434 434 434 434 433 433 433 434 433 434 433 434 433 434 433 434 433 435 433 435 433 435 433 435 432 435 432 435 432 435 432 435 432 434 432 434 432 433 432 433 433 433 433 433 433 432 433 432 433 432 433 432 433 432 434 432 434 431 434 431 435 431 435 431 435 431 434 431 434 431 434 431 434 431 434 430 434 431 434 431 434 431 434 431 433 431 433 431 433 431 433 431 433 432 432 432 432 432 432 433 432 433 432 433 431 433 431 433 431 433 431 434 431 434 431 434 431 435 431 435 430 435 430 435 430 434 430 434 430 434 430 434 430 434 430 434 430 433 430 433 430 432 431 432 431 432 432 432 432 431 432 431 431 431 431 431 430 431 430 431 430 431 430 431 430 431 430 431 430 431 430 431 429 431 429 431 429 431 429 431 429 431 429 430 429 430 428 430 428 430 428 430 428 431 428 431 428 431 428 431 428 431 427 431 427 431 427 431 427 431 427 431 426 431 426 431 426 431 426 431 426 431 426 431 425 431 425 432 425 432 425 432 426 433 426 433 426 433 427 433 427 433 427 433 427 432 427 432 428 432 428 431 428 431 429 431 429 431 430 431 430 431 430 431 430 432 430 432 430 433 430 433 430 434 430 434 429 434 429 434 429 434 429 435 430 435 429 435 429 435 429 435 429 436 429 436 429 436 428 436 428 436 428 436 428 436 428 436 428 436 429 436 429 436 429 436 429 436 429 436 429 436 429 437 428 437 428 436 428 437 428 437 428 437 428 437 428 437 428 437 428 437 428 437 428 437 428 436 428 436 428 436 428 436 428 436 428 436 428 436 427 436 427 436 427 436 427 436 427 436 427 436 427 436 427 436 427 435 428 435 427 435 427 435 427 435 427 435 427 435 427 435 426 435 426 435 425 435 425 434 425 434 425 434 425 433 425 432 425 431 425 431 425 430 425 430 424 429 424 428 424 428 423 428 423 428 423 428 423 428 423 428 423 427 423 427 422 427 422 427 422 428 422 428 422 428 422 428 421 427 422 427 422 427 422 427 422 427 422 427 422 426 422 426 421 426 421 426 421 426 421 426 422 426 422 426 422 426 422 426 422 425 422 425 422 425 422 425 422 425 422 424 422 424 422 424 422 424 422 424 423 424 423 423 423 423 423 423 423 423 423 422 423 422 424 422 424 422 424 422 424 422 424 422 425 422 425 421 425 421 425 421 425 421 425 421 425 420 425 420 425 420 425 421 426 421 426 420 426 420 426 420 427 419 427 419 427 419 427 419 427 419 427 419 427 419 428 419 428 418 429 418 429 418 430 418 430 419 430 419 430 419 431 419 431 418 431 419 431 419 431 419 432 419 432 419 432 420 432 420 432 421 432 421 431 421 431 421 431 421 431 421 431 421 431 421 431 421 431 421 431 422 431 422 431 421 432 421 432 421 432 421 432 421 432 421 432 421 432 421 432 421 432 422 433 422 432 422 433 422 433 423 433 423 433 423 433 424 433 424 433 424 433 424 433 425 433 425 434 425 434 425 434 426 434 426 434 426 434 427 435 427 435 427 435 427 435 427 436 427 436 427 436 427 436 427 435 427 435 427 435 427 435 427 435 426 435 426 435 426 434 425 434 425 434 424 434 424 434 424 434 424 434 423 434 423 434 422 434 422 434 421 434 421 434 421 433 421 433 421 433 421 434 420 434 420 434 420 434 420 434 421 434 421 435 421 435 421 435 421 435 421 435 421 435 421 435 421 435 421 435 421 435 421 435 421 435 421 435 421 435 421 434 421 434 421 434 420 434 420 433 420 433 419 433 419 433 419 433 419 434 419 435 419 436 419 436 419 436 419 436 419 436 419 436 419 436 420 436 420 436 420 437 420 437 420 437 420 437 420 437 420 437 420 437 419 437 419 436 418 435 418 435 418 435 418 435 418 434 418 434 418 434 417 434 417 434 417 433 417 433 417 432 417 432 416 432 416 432 415 432 415 433 415 433 414 433 414 433 414 433 414 433 414 433 414 434 413 434 413 434 413 434 413 435 413 435 413 435 413 435 413 435 413 436 413 436 413 436 413 436 413 436 414 436 414 437 414 437 414 437 414 437 414 437 415 437 415 437 415 437 415 437 415 437 415 437 415 437 416 437 416 437 417 437 418 438 418 438 418 438 418 438 419 438 419 438 418 438 418 438 417 438 417 438 417 438 417 438 417 439 417 439 417 439 417 438 417 438 417 438 416 438 416 438 416 438 416 438 416 438 416 439 416 439 416 439 416 439 416 439 417 439 417 439 417 440 417 440 417 440 417 440 417 440 417 440 417 440 417 440 417 440 417 440 417 440 417 440 417 440 417 440 417 440 417 440 416 440 416 440 416 440 416 440 416 440 416 439 416 439 416 439 415 439 415 438 415 438 415 438 415 438 415 438 414 438 414 438 414 439 414 440 415 440 415 441 415 441 415 441 415 441 415 441 415 441 415 442 415 442 415 442 416 442 416 442 416 441 416 441 416 441 416 442 417 442 417 442 417 442 417 442 417 442 417 442 417 442 416 442 416 442 415 442 415 442 414 442 413 442 413 442 413 442 413 442 413 441 413 441 413 442 413 442 413 442 413 442 413 442 414 443 414 443 414 443 414 443 414 443 414 443 413 443 413 443 413 443 413 443 413 442 413 442 412 442 412 441 411 441 411 441 411 440 411 440 410 441 410 441 410 441 410 441 410 441 411 442 411 442 411 442 411 442 411 442 411 443 411 443 412 444 412 444 412 444 412 444 412 444 412 444 412 444 412 444 411 444 411 445 411 445 411 445 411 446 412 446 412 446 412 447 412 447 412 447 412 447 413 447 413 446 413 446 413 446 413 446 413 446 414 446 414 446 414 446 414 446 414 445 414 445 415 446 415 445 416 446 416 446 416 446 416 446 417 446 417 446 417 446 417 446 417 446 417 446 417 446 416 446 415 446 415 446 414 447 414 447 414 447 414 447 414 447 414 447 414 447 414 447 414 448 414 448 415 448 414 448 414 448 414 448 414 448 414 448 414 448 414 448 413 449 413 449 413 449 413 449 414 449 413 449 413 449 413 449 413 449 413 449 413 449 412 449 412 449 412 449 412 450 412 450 412 450 412 450 412 450 412 450 412 450 412 451 412 451 413 451 413 451 413 451 413 451 413 452 413 452 413 452 414 452 414 452 414 452 414 452 414 452 414 452 414 452 414 452 415 452 415 452 414 452 414 452 414 452 414 453 414 453 415 453 415 452 415 452 415 452 415 452 415 452 415 452 415 451 416 451 416 451 416 451 416 451 416 451 416 451 416 451 417 451 417 450 417 450 417 450 417 450 417 450 417 450 417 450 418 450 418 450 418 450 418 451 417 451 417 451 417 451 417 451 418 451 418 451 418 451 418 451 418 451 418 451 419 451 419 451 419 451 418 452 418 452 418 452 418 452 418 452 419 452 419 452 419 452 419 452 419 451 420 451 420 451 420 451 420 451 420 452 420 452 420 452 419 453 419 453 419 453 419 453 419 453 419 454 419 454 419 454 419 454 420 454 419 455 419 455 419 455 419 455 419 Z M 435 417 C 435 417 435 417 435 417 435 417 435 417 435 417 Z M 447 419 C 447 419 447 419 447 419 447 419 447 419 447 419 Z M 450 418 C 450 418 450 418 450 418 450 418 450 418 450 418 450 418 450 418 450 418 Z M 411 460 C 411 460 411 460 411 459 411 459 410 460 410 460 410 460 410 461 410 461 409 461 409 461 409 461 409 462 409 462 409 462 409 463 409 463 410 463 410 463 410 463 411 463 411 463 411 463 411 463 411 462 412 462 411 461 411 461 411 460 411 460 Z M 458 404 C 458 404 458 405 457 405 457 405 457 405 457 405 457 405 456 405 457 406 457 406 456 406 456 406 456 406 456 406 456 406 455 406 455 406 455 406 455 406 455 406 454 405 454 405 454 404 454 404 454 404 454 404 454 404 454 403 454 404 454 404 454 404 454 404 453 404 453 404 453 405 453 405 454 405 454 405 453 406 453 406 453 406 453 406 453 405 453 405 453 405 453 406 453 406 453 407 453 407 453 407 453 407 453 407 453 408 453 407 453 407 453 407 452 407 452 407 452 407 452 407 452 407 452 407 451 407 451 407 451 407 451 407 451 407 450 407 450 408 450 408 450 408 450 408 450 408 450 408 450 407 450 407 450 406 450 406 450 405 450 405 450 405 450 405 450 406 450 406 449 406 449 407 449 407 449 408 449 408 449 408 449 408 449 408 449 409 449 409 448 409 448 409 448 409 447 409 447 408 447 408 447 408 447 408 447 408 447 408 447 408 447 409 447 409 447 409 448 410 447 410 447 410 447 410 447 410 446 410 446 410 445 409 445 409 444 409 444 408 444 408 444 408 444 408 444 407 443 407 443 407 442 408 442 408 442 407 442 407 442 407 442 407 442 407 442 407 442 407 442 407 441 406 442 406 442 405 442 405 442 405 442 405 442 405 442 405 442 405 443 405 443 405 443 405 443 405 444 405 444 405 444 405 444 406 444 406 444 406 444 406 444 406 445 406 444 406 445 406 445 406 445 406 445 406 445 406 445 406 445 406 445 406 445 405 445 405 445 405 445 405 444 405 444 405 444 405 444 404 444 404 444 404 444 404 443 404 443 404 443 403 444 403 444 403 444 403 445 403 445 403 446 404 446 404 446 404 446 404 446 403 447 403 447 403 447 404 447 404 447 404 447 403 447 403 447 403 447 403 447 402 447 402 447 402 447 402 447 402 447 402 447 402 447 402 447 402 447 402 447 402 447 402 447 402 447 401 447 401 447 401 447 401 446 401 446 401 446 401 446 400 446 400 446 400 446 400 446 400 446 400 446 400 447 400 447 400 447 400 447 400 447 400 447 399 448 399 448 399 448 399 448 400 448 400 449 400 448 399 449 399 449 399 449 399 449 399 449 399 449 398 449 398 449 399 449 399 449 399 449 399 449 399 449 399 450 399 450 399 450 399 450 399 451 399 451 399 451 399 451 399 451 400 450 400 450 400 451 400 451 400 451 400 451 401 451 401 451 401 451 401 451 401 451 402 451 402 451 402 451 402 451 402 451 401 451 401 451 401 452 401 452 402 452 402 452 402 453 402 452 402 452 401 453 401 453 401 453 401 453 400 453 400 453 400 453 400 453 400 453 400 453 400 453 400 453 400 453 400 453 400 453 400 453 400 454 400 454 400 454 401 454 401 454 401 454 401 454 401 454 401 454 401 454 401 454 401 454 402 454 402 455 402 455 402 455 401 455 401 456 401 456 401 456 401 456 402 456 402 456 402 456 402 456 402 455 403 455 404 455 405 455 405 455 405 455 405 455 405 455 405 455 405 456 405 456 404 456 404 456 404 456 403 456 403 456 403 456 403 456 403 457 403 457 403 457 403 457 402 457 402 457 402 458 402 458 403 458 404 Z M 438 412 C 438 413 438 413 439 413 439 413 439 414 440 414 440 414 440 414 440 414 440 414 440 414 440 414 441 415 441 415 441 415 441 415 442 415 442 415 442 415 442 415 442 415 441 414 441 414 441 413 441 413 441 413 441 413 441 413 441 413 441 412 440 412 440 412 440 412 440 412 439 411 438 411 438 411 438 411 438 411 437 411 437 412 438 412 Z M 433 444 C 433 444 433 444 432 445 432 445 432 445 432 445 432 445 432 445 432 445 431 445 431 445 431 445 430 445 430 445 430 445 430 446 430 446 430 446 431 446 431 446 432 446 432 446 433 445 433 445 433 445 433 445 433 444 Z M 439 408 C 440 408 440 407 440 407 440 407 440 407 441 407 441 407 441 407 441 407 441 407 441 407 442 408 442 408 442 408 442 408 442 408 442 408 442 408 443 408 443 408 443 408 443 408 443 408 443 408 443 408 443 409 444 409 444 409 444 410 444 410 445 410 445 410 445 410 445 410 446 410 446 410 446 411 445 411 445 411 445 411 444 411 444 411 444 411 443 410 443 410 443 410 443 410 442 410 442 410 442 409 442 409 441 409 441 409 441 409 441 409 441 408 441 408 441 408 441 408 441 409 441 409 441 409 441 409 441 409 441 409 441 409 440 409 440 409 440 409 439 409 439 409 439 408 Z M 460 404 C 460 404 460 404 459 404 459 404 459 404 459 404 459 404 459 405 459 405 459 405 459 405 459 405 459 405 459 405 459 405 459 406 459 406 459 406 459 406 459 406 459 406 460 405 460 405 460 404 Z M 448 411 C 448 411 448 411 448 411 448 411 448 411 447 411 447 411 447 411 447 411 446 411 446 411 446 411 446 412 447 412 447 412 447 412 448 412 448 411 Z M 452 411 C 452 411 452 411 452 411 451 411 451 411 451 411 451 412 451 412 451 412 451 412 452 412 452 412 452 412 452 412 452 412 452 412 452 412 452 412 453 413 453 413 453 412 453 412 452 412 452 412 452 412 452 412 452 411 452 411 452 411 452 411 Z M 434 424 C 434 423 434 422 433 421 433 421 433 422 433 422 433 422 433 423 433 423 433 423 433 424 434 424 Z M 445 402 C 446 403 446 403 447 403 447 403 447 403 447 403 447 403 447 403 447 403 447 402 447 402 447 402 446 402 446 402 446 402 446 402 445 402 445 402 445 402 445 402 445 402 445 402 445 402 445 402 Z M 431 441 C 431 441 431 441 431 441 431 441 431 440 431 441 430 441 430 441 430 441 430 442 431 441 431 442 431 442 431 442 431 441 Z M 426 444 C 426 444 426 444 426 444 426 444 426 445 426 445 426 445 426 445 426 445 426 445 426 444 426 444 426 444 426 444 426 444 Z M 437 436 C 437 436 437 436 436 436 436 436 436 436 436 436 437 436 437 436 437 436 437 436 437 436 437 436 437 436 437 436 437 436 Z M 428 437 C 428 437 428 437 428 438 428 437 428 437 428 437 Z M 453 425 C 453 425 453 425 453 425 453 425 453 425 453 425 453 425 454 425 454 425 454 425 454 425 453 425 Z M 453 416 C 453 416 453 416 453 416 453 415 453 415 453 415 453 415 453 416 453 416 453 416 453 416 453 416 Z M 425 444 C 425 444 425 444 425 444 425 444 425 443 425 444 Z M 425 444 C 425 444 425 444 425 444 425 444 425 444 425 444 Z M 428 437 C 428 437 428 436 427 436 428 436 427 437 428 437 Z M 311 486 C 311 486 311 486 311 486 312 486 314 487 315 487 315 486 314 486 314 486 313 486 313 486 312 486 311 486 311 486 310 485 310 485 310 484 310 483 310 482 310 481 309 480 309 480 309 480 309 480 309 479 308 479 308 479 307 479 306 479 305 479 305 479 304 479 304 479 304 480 303 480 303 480 303 481 302 481 302 481 301 482 301 482 300 482 300 482 299 483 299 483 298 482 298 482 297 482 297 482 297 482 296 482 296 482 296 483 296 483 296 484 295 485 295 485 294 486 294 487 294 487 294 488 293 488 293 488 293 489 292 489 291 489 291 489 290 490 291 491 291 491 291 492 291 493 291 493 291 493 291 493 291 493 291 493 291 493 293 493 296 493 297 493 298 493 298 492 298 492 299 492 299 491 299 491 300 490 301 489 302 488 305 488 307 488 309 488 310 488 310 488 311 487 311 487 311 486 311 486 Z M 253 516 C 252 517 251 518 249 518 248 519 247 519 247 520 247 521 247 521 246 522 246 522 245 523 245 523 244 524 243 524 243 525 242 525 242 525 242 525 242 525 241 525 241 525 241 526 241 526 241 526 241 526 241 526 242 526 241 526 241 526 241 526 241 526 240 526 240 526 239 527 239 527 238 527 238 527 238 527 238 527 239 527 239 527 239 526 239 526 239 525 240 525 240 526 240 525 240 525 240 524 240 524 241 524 241 524 241 523 241 523 242 523 241 522 241 522 241 522 241 521 241 521 241 520 242 520 242 520 242 520 243 520 243 520 243 519 244 519 244 519 245 519 245 519 246 519 246 519 247 519 247 519 247 518 247 518 246 518 246 518 246 517 246 517 246 517 246 516 246 515 246 515 247 514 247 514 247 514 248 514 248 514 248 513 249 513 250 512 251 512 251 512 252 513 252 513 253 513 253 513 254 513 254 513 254 514 254 514 254 514 254 514 253 515 253 515 253 516 253 516 253 516 253 516 Z M 127 549 C 128 549 128 549 128 548 127 548 127 549 126 549 125 549 125 548 124 548 124 548 124 547 123 547 123 547 122 547 122 547 121 547 121 547 120 548 120 548 121 548 121 548 121 549 122 549 122 549 122 550 122 550 123 550 123 550 123 550 124 550 124 551 124 551 123 551 123 551 122 551 122 551 122 551 121 552 122 552 122 552 122 552 122 552 122 552 123 552 123 552 123 553 124 553 124 553 124 553 124 554 124 553 124 553 124 553 124 553 124 552 124 552 125 552 125 552 125 551 125 551 125 551 126 550 125 550 126 550 126 550 126 550 126 549 127 549 127 549 Z M 273 509 C 273 509 273 510 273 510 272 510 271 510 270 510 270 511 270 511 270 511 270 511 270 511 270 511 270 511 270 511 270 512 270 512 270 512 269 512 269 512 269 512 269 512 269 512 269 512 269 511 269 512 268 512 269 512 269 512 269 513 269 513 268 513 268 513 268 513 268 513 268 513 268 512 268 513 268 513 268 513 268 513 269 513 268 513 268 513 268 513 268 513 267 513 267 513 267 512 267 512 267 512 267 512 267 513 267 513 267 513 267 513 267 514 267 514 267 514 267 514 267 514 267 515 267 515 266 514 266 514 266 514 266 514 266 515 265 515 265 515 265 514 265 515 264 515 264 515 264 515 264 515 264 514 264 514 264 514 264 514 263 514 263 515 263 515 263 515 263 515 262 515 262 516 261 516 261 516 261 516 261 516 260 517 260 517 259 517 258 517 258 518 258 518 258 518 258 519 257 518 257 518 257 518 257 518 256 518 256 518 256 519 256 519 256 519 255 519 255 519 255 518 254 518 254 518 254 518 254 518 253 518 253 518 254 517 254 517 254 517 255 516 255 516 255 516 256 516 256 516 256 516 257 516 257 516 257 516 257 516 257 516 257 516 258 516 258 515 258 515 258 515 258 515 259 515 259 515 259 515 259 515 259 515 259 515 259 515 259 515 260 515 260 515 260 515 260 515 260 515 260 515 260 515 260 515 261 515 261 514 261 514 260 514 261 514 262 514 263 514 263 514 262 514 262 514 262 514 262 513 262 513 262 513 262 513 262 513 263 513 264 513 265 513 264 512 264 513 264 513 263 513 263 513 263 512 262 512 262 512 262 512 262 511 262 511 262 511 263 511 263 511 263 511 263 511 263 511 264 511 263 511 263 511 264 511 264 510 264 510 264 510 263 510 263 510 263 509 263 509 264 509 264 509 264 509 265 509 265 509 265 509 266 509 266 509 266 510 266 510 266 510 266 510 266 510 266 510 266 510 266 510 267 511 267 511 267 511 267 511 267 511 267 510 267 510 267 510 267 510 267 510 266 509 266 509 267 509 267 509 267 509 268 509 268 509 267 508 267 508 267 508 267 508 267 508 267 508 267 508 267 508 266 508 266 509 266 508 266 508 266 508 266 508 265 508 265 508 265 507 265 508 264 508 264 508 264 508 263 507 263 507 263 506 263 506 262 506 262 506 262 506 262 506 263 505 263 505 263 505 263 504 264 504 264 504 265 503 266 503 267 502 267 502 267 502 267 503 267 503 267 503 267 503 268 503 268 503 268 502 269 502 269 502 269 503 269 503 269 503 269 503 269 503 270 503 269 504 269 504 269 504 269 504 269 505 269 505 269 505 269 505 269 505 269 506 269 506 269 506 269 506 269 506 269 506 269 506 270 506 271 505 271 505 271 504 272 504 272 503 272 503 272 503 272 503 272 503 272 503 272 503 272 503 272 503 272 503 272 504 272 504 273 504 273 504 273 504 273 504 273 504 273 504 273 504 273 504 273 503 273 503 274 503 273 504 274 504 274 504 273 505 274 504 274 504 274 505 274 505 274 505 273 506 273 505 273 505 272 505 272 506 272 506 272 506 272 507 271 507 271 507 270 507 271 508 270 508 269 508 269 508 270 508 270 508 270 509 270 509 270 509 270 509 270 509 271 509 271 509 271 509 271 509 271 509 271 508 271 508 272 508 272 508 272 508 272 508 272 508 272 508 272 508 272 508 273 508 273 508 273 508 273 508 273 508 273 508 273 508 273 509 273 509 273 509 Z M 184 543 C 184 543 183 543 183 543 183 543 183 543 182 543 182 543 181 543 181 543 180 543 180 543 180 542 179 542 178 543 177 543 176 543 175 542 174 543 174 543 175 543 175 544 175 544 176 544 177 544 177 544 178 544 179 544 179 544 180 544 180 545 180 545 181 545 181 545 182 544 183 544 183 544 183 544 183 544 184 544 185 544 186 544 187 544 187 544 187 544 188 543 187 543 187 543 187 543 186 543 185 543 184 543 Z M 174 538 C 174 538 174 538 174 537 173 537 172 536 171 537 171 537 170 537 170 538 170 539 170 539 169 539 169 538 168 539 169 539 169 539 169 539 170 539 170 539 170 539 170 539 170 539 171 539 171 540 171 540 171 540 171 540 171 540 171 540 171 540 171 541 170 541 169 541 169 541 169 540 168 541 168 541 169 541 169 541 169 542 169 542 169 542 168 541 167 542 167 542 167 542 167 542 168 543 167 542 167 542 167 542 167 542 167 542 166 543 166 543 166 543 165 543 165 543 165 543 165 543 164 543 164 543 164 543 163 543 163 543 162 544 162 544 162 544 162 544 161 544 161 544 161 544 161 545 160 545 160 544 160 544 159 544 159 544 159 544 158 544 157 545 158 545 159 545 160 545 161 545 161 545 162 545 162 545 162 544 163 545 163 545 164 545 165 545 165 545 165 545 165 545 165 544 166 544 166 545 167 544 167 545 168 544 168 544 168 544 168 544 168 544 168 544 168 544 168 544 168 544 169 544 169 544 169 544 169 544 169 544 169 544 169 544 169 544 169 543 169 543 169 543 170 543 170 543 170 543 171 543 171 543 171 543 171 543 172 543 172 543 172 543 173 543 173 543 173 543 173 542 173 542 173 542 172 541 172 541 172 540 173 541 173 541 173 541 173 541 174 540 174 540 174 540 175 539 175 538 174 538 Z M 134 547 C 133 547 133 547 133 547 133 548 133 548 133 548 133 549 133 550 132 550 131 550 130 550 129 551 129 551 128 551 128 551 128 551 128 551 127 551 127 551 127 551 127 551 127 552 127 552 127 552 128 552 128 552 128 552 128 551 128 551 129 551 129 551 129 552 130 551 130 551 131 551 131 551 131 551 131 551 132 551 132 552 132 552 132 552 132 552 133 552 133 552 133 551 133 551 134 551 134 551 134 551 134 551 134 550 135 550 134 549 134 549 134 549 135 549 135 548 135 548 135 547 135 547 134 546 134 547 Z M 66 546 C 65 546 66 546 66 545 67 545 67 544 67 544 67 543 67 543 67 543 66 542 66 542 66 543 66 543 66 543 66 544 66 544 65 544 65 545 65 545 65 546 64 546 64 546 63 546 63 547 63 547 63 547 63 547 62 547 62 547 61 548 62 548 62 548 62 548 62 549 63 549 63 549 63 549 63 548 63 548 63 547 63 547 64 547 65 547 65 547 66 547 66 547 66 547 67 547 67 547 67 546 66 546 Z M 13 528 C 13 527 13 527 12 527 12 527 12 527 11 527 11 527 11 527 11 527 11 526 11 526 11 526 11 526 11 526 10 526 10 525 10 526 10 526 10 526 9 526 9 526 9 526 9 526 9 525 10 525 9 525 9 524 9 524 8 524 8 524 8 524 8 524 8 524 7 524 7 525 7 525 7 525 6 525 6 525 6 524 6 524 6 524 5 524 4 524 4 524 3 524 3 524 3 524 2 525 2 525 1 525 1 526 0 526 1 526 1 526 1 526 1 526 2 526 2 526 3 526 3 526 3 526 3 526 3 526 3 527 3 527 3 527 3 527 3 527 3 527 3 527 3 527 3 527 4 527 4 527 4 527 3 527 3 527 4 527 4 527 4 527 4 527 4 527 4 527 4 527 4 527 4 527 4 527 4 528 4 528 4 528 4 529 4 529 5 529 5 529 5 529 5 528 6 529 6 529 6 530 6 530 7 529 7 529 7 528 8 528 8 528 8 528 9 528 9 529 9 529 9 528 10 528 10 528 10 528 10 527 10 527 11 528 11 528 11 528 11 528 12 528 12 528 12 528 13 528 13 528 13 528 Z M 17 535 C 16 534 16 535 16 535 16 535 15 535 15 535 14 536 14 536 13 536 13 536 13 536 12 536 12 536 12 537 12 537 12 537 12 537 12 537 13 537 14 537 14 537 15 537 15 537 16 538 16 538 16 538 16 538 17 538 17 538 17 537 17 537 17 537 17 536 16 536 16 536 17 535 17 535 17 535 17 535 17 535 17 535 17 535 Z M 93 545 C 93 545 92 545 92 545 92 545 91 546 91 546 91 546 91 546 91 546 91 548 92 548 93 548 94 547 94 547 94 546 94 546 94 546 94 546 94 546 94 546 93 545 Z M 195 537 C 195 537 194 537 194 537 193 538 193 538 193 538 192 539 192 539 192 540 192 540 193 540 193 540 194 540 194 540 195 539 196 538 196 538 195 537 Z M 217 531 C 216 531 216 532 216 532 215 532 215 533 215 533 215 534 215 534 215 534 215 534 216 534 216 534 216 533 216 533 217 533 218 533 218 533 218 532 218 532 218 532 218 531 218 531 217 531 217 531 Z M 285 498 C 285 498 284 498 284 498 284 498 284 498 283 498 283 498 283 498 283 497 283 497 283 497 283 497 283 497 283 497 284 496 283 496 283 496 283 496 282 497 282 497 282 497 282 496 281 497 281 497 281 497 281 497 281 497 281 498 281 498 282 498 282 497 282 497 282 498 282 498 282 498 282 498 282 498 282 498 282 499 282 499 282 499 282 499 282 500 282 500 282 500 283 500 283 500 283 500 283 499 283 499 283 499 283 499 283 499 283 499 284 499 284 499 284 499 284 499 285 499 285 498 Z M 229 527 C 229 527 228 527 227 527 227 527 227 527 226 527 226 527 226 527 226 528 225 528 226 529 226 529 226 529 227 529 227 528 227 528 227 528 227 528 228 528 228 528 229 529 229 529 229 529 229 529 230 529 230 527 229 527 Z M 147 545 C 147 545 147 545 148 546 148 546 148 546 148 546 148 546 148 545 148 545 148 545 148 545 148 545 149 545 149 544 149 544 149 543 148 543 147 543 147 543 146 544 146 544 146 545 146 545 147 545 Z M 281 500 C 281 500 281 500 280 500 280 500 280 500 280 500 280 500 280 500 280 500 280 500 280 500 280 500 280 500 280 500 280 500 280 499 280 500 280 499 280 499 280 499 280 499 280 499 280 499 279 499 279 499 279 499 279 499 279 498 279 498 278 498 278 498 278 498 278 498 277 498 277 498 276 499 276 499 275 500 276 501 276 501 276 501 276 501 276 502 277 502 277 501 277 501 277 501 277 501 277 501 278 501 278 501 278 502 278 502 279 502 279 502 279 501 279 501 279 501 279 501 279 501 280 501 281 501 281 500 281 500 281 500 281 500 281 500 281 500 281 500 Z M 145 549 C 145 549 145 549 145 548 145 548 144 548 144 548 143 548 143 548 143 549 143 549 143 549 143 549 142 548 142 548 142 549 142 549 142 549 141 549 141 549 141 548 140 548 140 548 141 547 141 547 141 547 141 546 141 546 142 546 142 546 141 545 141 545 141 545 141 545 141 546 140 546 141 546 141 547 141 547 140 547 140 547 140 547 140 546 140 546 139 546 139 546 139 546 138 546 138 547 138 547 139 547 139 548 139 548 139 548 139 548 138 549 138 549 139 550 139 550 138 550 138 549 137 549 137 549 137 549 137 550 137 550 138 550 138 550 138 550 138 551 138 551 137 551 137 552 136 552 136 552 136 553 136 553 136 554 136 554 137 554 137 553 137 553 137 553 137 552 138 551 138 552 138 552 138 553 138 553 138 553 138 553 139 553 139 553 139 552 139 552 140 552 140 552 140 552 141 551 141 551 141 551 142 551 142 551 142 551 142 551 142 551 142 550 142 550 142 550 143 551 143 550 143 550 143 550 143 550 143 549 144 550 144 550 144 550 144 551 144 551 144 551 144 551 144 551 144 551 144 550 145 551 145 551 145 550 145 550 145 549 145 549 145 549 145 549 Z M 275 506 C 275 506 274 506 274 507 274 507 274 507 274 507 274 507 273 507 273 507 273 508 273 508 273 508 273 509 274 509 274 509 274 509 275 508 275 508 275 508 275 508 275 508 275 508 275 507 275 507 275 507 275 506 276 506 276 506 276 506 276 506 276 506 275 506 275 506 Z M 290 500 C 290 500 289 500 289 500 289 500 288 500 287 500 287 500 287 501 287 501 288 501 289 501 289 501 290 501 290 501 290 501 291 501 291 500 291 500 290 500 290 500 290 500 Z M 148 548 C 147 549 147 548 147 548 146 548 146 548 146 548 146 548 146 549 146 549 146 550 146 550 147 550 147 550 147 550 147 549 147 549 148 549 148 549 148 549 148 549 148 549 148 548 148 548 148 548 Z M 78 546 C 77 546 77 546 77 546 78 547 78 547 78 547 78 547 79 547 79 546 79 546 78 546 78 546 Z M 210 534 C 209 534 209 535 209 535 209 536 209 536 210 536 210 536 210 535 210 535 210 535 210 535 210 534 Z M 229 524 C 229 524 229 524 229 525 229 525 229 525 229 525 229 525 230 525 230 524 230 524 230 524 229 524 Z M 149 547 C 149 547 148 547 148 547 148 547 148 547 147 548 148 548 148 548 149 548 149 548 149 548 149 548 150 547 149 548 149 547 Z M 286 501 C 286 500 285 501 285 501 285 501 285 501 286 501 286 502 286 501 287 501 287 501 286 501 286 501 Z M 73 544 C 73 544 73 545 73 545 73 545 73 546 73 546 74 546 74 546 74 545 74 545 74 544 73 544 Z M 226 526 C 226 526 225 526 225 526 224 526 224 526 224 526 224 527 224 527 224 527 225 527 225 527 225 527 225 527 226 527 226 526 Z M 275 503 C 275 503 275 503 275 503 274 504 275 503 275 504 275 504 276 504 276 503 276 503 275 503 275 503 Z M 223 529 C 223 529 223 530 223 530 223 531 224 530 224 530 224 530 224 530 224 530 224 530 224 530 224 530 224 530 224 530 224 530 225 530 225 530 225 529 224 529 224 529 223 529 Z M 76 549 C 76 549 75 549 75 549 75 549 75 549 75 550 75 550 75 550 75 550 76 550 76 550 76 550 76 550 76 550 76 550 76 550 76 549 76 549 Z M 45 538 C 45 538 45 537 44 538 44 538 44 538 45 538 45 538 45 538 45 538 45 538 45 538 45 538 45 538 45 538 45 538 Z M 151 546 C 151 546 150 546 151 547 151 547 151 547 152 547 151 547 151 546 151 546 Z M 150 545 C 150 545 150 545 150 546 149 546 150 546 150 546 150 546 150 546 150 546 150 545 150 545 150 545 Z M 21 530 C 21 530 21 530 21 530 21 530 22 530 22 530 22 531 22 530 22 530 22 530 22 530 21 530 Z M 283 501 C 283 501 282 502 283 502 283 502 283 502 283 502 284 502 283 501 283 501 Z M 152 546 C 152 546 153 546 153 546 152 546 152 546 152 546 Z M 109 560 C 108 560 108 560 108 561 108 561 109 561 109 561 109 561 109 560 109 560 Z M 270 505 C 270 505 270 504 270 504 270 504 270 505 270 505 270 505 270 505 270 505 Z M 211 533 C 211 533 211 533 211 534 211 534 211 534 211 534 211 534 211 534 211 534 211 533 211 533 211 533 Z M 67 546 C 67 546 67 546 67 546 67 546 67 546 68 546 67 546 67 546 67 546 Z M 113 555 C 113 554 112 554 112 554 112 555 113 555 113 555 Z M 111 558 C 111 558 110 558 110 558 111 559 110 559 110 559 111 559 111 559 111 559 111 559 111 559 111 559 111 559 111 558 111 558 Z M 291 498 C 292 498 292 498 292 498 292 498 292 498 291 498 Z M 20 530 C 20 530 20 530 20 530 20 530 20 530 20 530 Z M 113 549 C 113 550 113 550 113 550 113 550 113 550 113 550 113 551 112 551 112 550 112 550 112 549 112 549 113 548 113 549 113 549 113 549 113 549 113 549 Z M 113 549 C 113 549 113 549 113 549 113 549 113 549 113 549 Z M 115 553 C 115 553 114 553 114 554 114 554 114 554 115 554 115 554 115 554 115 553 115 553 115 553 115 553 Z M 229 523 C 229 523 229 523 228 523 228 523 228 523 228 523 228 523 229 523 229 523 Z M 88 558 C 88 558 88 558 88 558 88 557 88 558 87 557 87 557 87 557 87 557 87 556 86 556 86 556 86 556 86 556 86 556 86 556 85 555 85 555 85 555 84 554 84 554 84 554 83 554 83 553 83 553 83 553 82 553 82 553 81 553 80 552 80 552 80 552 80 553 80 553 80 553 80 553 80 553 80 554 80 554 81 554 82 554 83 554 83 555 83 555 84 555 84 555 85 556 85 556 85 557 86 557 87 558 87 558 87 558 87 558 87 559 87 559 88 559 88 559 89 559 89 558 89 558 90 558 90 558 90 559 90 558 90 558 90 558 90 558 90 558 90 558 89 557 88 558 Z M 148 547 C 148 547 148 547 148 547 148 547 148 547 148 547 148 546 148 546 148 546 148 546 148 547 148 547 Z M 321 494 C 321 493 321 493 321 492 321 492 321 492 321 492 321 492 321 492 321 492 320 492 319 492 319 492 319 492 318 492 318 492 318 492 318 492 318 492 318 493 319 493 319 493 319 494 320 494 320 494 320 494 320 494 320 494 320 495 320 494 320 494 320 494 320 494 321 494 321 494 321 494 321 494 Z M 323 481 C 323 481 323 481 323 481 323 482 323 482 323 482 323 482 323 483 323 483 324 483 324 483 324 483 324 484 325 484 325 484 325 484 325 483 325 483 325 483 326 482 326 481 326 481 326 481 326 481 326 481 325 481 325 481 325 481 325 481 324 481 324 481 324 481 323 481 Z M 333 477 C 333 477 332 477 332 477 332 477 332 477 332 477 331 477 331 477 330 477 330 477 330 477 330 477 330 477 330 477 330 477 330 477 330 477 331 478 331 478 331 478 331 478 331 478 331 478 332 479 332 479 332 479 332 479 332 479 332 479 332 479 333 479 333 479 333 479 333 478 333 478 333 478 333 478 333 478 333 477 Z M 344 472 C 344 472 344 472 343 473 343 473 343 474 343 474 343 475 343 476 343 476 344 477 344 477 344 477 344 477 344 476 344 476 345 476 345 476 346 476 346 476 347 477 347 477 347 477 347 477 347 477 347 477 347 477 347 477 348 477 348 476 348 476 347 476 347 475 347 475 347 475 347 475 347 474 347 474 348 474 348 474 349 474 350 474 350 474 350 473 350 473 349 473 349 473 349 473 348 473 348 473 347 472 348 472 347 472 347 472 347 472 346 472 346 472 346 472 346 472 346 472 346 472 345 471 345 472 344 472 Z M 352 471 C 352 471 352 471 352 471 352 470 352 470 352 470 351 470 351 470 351 470 351 470 351 470 350 471 350 471 350 471 350 471 350 471 350 471 350 471 351 471 351 471 351 471 351 471 351 471 351 471 351 471 352 471 352 471 Z M 356 476 C 356 476 356 476 356 475 356 475 356 475 356 474 356 474 356 474 355 474 355 474 355 474 355 475 355 475 355 476 354 477 354 477 354 477 353 477 353 477 353 477 353 478 353 478 353 478 353 478 353 478 353 478 353 478 353 479 352 479 352 479 352 479 353 479 353 480 353 480 353 480 353 480 352 480 352 481 352 481 353 481 353 481 354 481 354 480 354 480 355 479 355 479 355 478 356 478 356 478 356 478 356 477 356 477 356 477 356 477 356 477 356 477 356 476 Z M 360 478 C 359 478 359 478 359 479 359 479 360 479 360 479 360 479 360 479 360 479 360 479 360 478 360 478 360 478 360 477 360 477 361 476 361 476 361 476 360 476 360 476 360 476 360 477 360 477 360 477 360 477 360 477 360 478 Z M 362 481 C 362 481 362 481 362 481 362 481 362 481 362 481 362 481 362 481 363 481 363 481 363 481 363 481 363 481 363 481 362 481 362 480 362 480 362 480 362 480 362 480 362 479 362 479 362 479 362 479 362 480 362 480 362 480 M 275 350 C 275 350 274 350 274 350 274 350 273 350 273 351 272 351 272 351 272 351 271 351 271 350 271 350 271 350 271 351 271 351 270 352 269 352 268 352 267 353 267 353 267 354 267 354 267 354 267 354 267 354 267 354 267 354 266 355 265 355 265 355 265 354 264 354 264 354 264 354 264 354 263 354 263 355 262 355 261 355 260 355 260 355 260 355 259 355 259 355 259 355 259 356 259 356 259 356 260 357 260 358 260 358 261 359 261 359 261 360 262 360 262 360 262 361 262 361 263 361 263 361 265 361 266 362 268 363 268 363 268 363 268 363 269 364 271 364 272 364 272 364 273 364 273 364 273 365 274 365 274 366 274 366 274 366 274 366 274 366 274 366 275 366 275 366 275 366 275 366 275 365 275 365 274 365 274 365 274 365 274 364 274 364 274 364 274 364 274 364 275 365 276 364 276 364 277 364 277 364 278 363 278 363 279 363 279 363 279 363 279 363 279 362 280 363 280 363 280 363 281 363 282 362 282 362 282 362 283 362 283 361 283 361 282 361 282 361 282 361 282 361 282 360 282 360 282 360 282 360 281 360 281 359 281 359 281 358 281 358 281 357 281 357 281 357 281 357 281 356 281 356 281 356 281 355 281 355 281 354 281 354 281 354 281 353 280 353 280 353 280 352 280 352 280 352 280 352 279 351 279 351 278 351 278 352 277 352 276 352 276 351 275 351 275 351 275 350 275 350 Z M 512 362 C 512 363 512 363 512 363 512 363 512 363 512 363 511 364 510 365 511 366 512 366 513 364 514 364 515 364 515 364 515 364 515 364 516 364 516 363 516 363 515 362 515 362 516 361 516 361 517 361 517 361 517 360 517 360 517 359 517 359 518 358 519 357 520 355 522 354 522 354 523 353 523 353 523 353 522 352 522 352 522 353 522 353 522 353 521 353 521 353 521 352 521 352 521 352 521 352 521 352 520 351 520 351 519 351 520 352 519 352 519 353 519 353 519 354 519 354 519 354 519 354 519 355 518 355 518 355 517 356 516 357 515 358 515 359 514 360 513 361 513 361 512 361 512 361 512 362 512 362 512 362 512 362 512 362 512 362 Z M 510 361 C 510 361 510 361 510 361 511 360 511 360 511 360 511 360 511 359 511 359 511 359 511 359 511 359 511 358 510 358 510 358 510 358 510 359 510 359 510 359 510 359 510 360 509 360 509 360 509 360 509 361 508 361 508 361 509 361 509 362 510 361 510 361 510 361 510 361 Z M 510 354 C 511 355 512 354 512 355 512 355 512 355 512 354 512 354 512 353 512 353 512 353 512 353 513 352 513 352 513 352 513 352 513 351 514 351 513 351 513 350 513 350 513 350 513 350 513 350 513 350 513 350 513 349 513 349 513 349 513 349 513 349 513 349 513 348 513 348 513 348 513 348 513 348 513 348 513 348 512 348 512 349 511 349 511 350 511 350 511 350 511 350 511 351 511 352 510 353 510 353 510 354 510 354 Z M 533 350 C 534 350 533 350 533 349 533 349 532 349 532 349 532 349 531 349 531 349 531 350 530 349 530 349 530 349 530 349 530 348 530 348 530 348 529 348 529 348 529 348 528 348 528 348 528 348 528 348 527 347 527 347 527 347 526 348 526 348 526 349 526 349 526 350 526 350 525 350 525 351 525 351 526 351 526 351 526 351 526 351 526 351 526 351 526 351 527 350 527 351 527 351 528 351 528 351 528 351 528 351 528 351 528 351 527 352 527 352 527 352 527 353 526 353 526 353 526 353 526 353 526 354 527 354 527 354 528 354 529 352 530 351 531 351 532 351 532 351 533 351 533 351 533 350 Z M 531 348 C 531 348 531 348 531 348 532 348 534 348 534 347 535 346 536 346 537 345 537 345 537 345 537 345 537 345 536 345 536 345 535 345 534 346 533 346 533 347 532 347 532 347 532 347 531 347 531 347 531 347 531 347 531 348 Z M 690 436 C 691 436 691 437 692 437 692 437 691 437 691 437 690 437 690 437 690 437 690 437 690 437 690 437 691 437 691 438 691 438 691 439 692 439 693 438 693 439 693 439 693 439 693 440 693 440 693 440 693 440 693 441 692 441 692 442 692 442 693 443 693 443 693 444 693 445 693 445 693 446 693 447 693 447 693 447 694 447 694 447 695 447 695 447 696 447 696 447 696 447 696 446 696 446 696 446 696 446 697 446 697 446 697 446 697 447 697 447 698 446 698 447 699 447 699 447 700 447 700 446 700 446 700 445 700 445 700 445 700 445 700 445 700 445 700 444 700 444 700 444 700 444 700 444 700 443 700 443 700 443 700 443 699 443 699 443 699 442 699 442 698 443 698 442 698 442 698 442 698 442 699 442 699 441 699 441 699 440 698 440 697 440 697 440 697 440 697 439 697 439 697 439 697 439 697 438 697 438 697 439 698 438 698 439 698 439 698 439 698 439 698 440 699 440 699 441 699 441 699 441 699 441 700 442 701 442 701 443 701 443 701 444 702 443 702 443 702 442 702 442 702 441 702 441 702 441 702 441 702 441 702 441 702 440 702 440 702 440 702 440 703 441 702 441 702 442 703 442 703 443 702 443 702 443 702 444 702 444 702 444 701 444 701 444 701 444 701 444 701 444 701 445 701 446 701 446 702 446 702 445 702 445 702 445 702 444 702 445 702 445 702 445 702 446 702 446 703 446 703 446 704 446 704 446 704 446 705 446 705 446 705 445 705 445 705 445 705 445 705 445 705 445 705 444 705 445 705 445 705 445 705 445 706 445 706 445 707 445 707 444 707 444 708 444 707 443 707 443 706 443 706 442 706 442 706 442 706 442 705 442 705 441 705 440 704 440 704 439 703 439 702 439 702 439 702 440 702 439 702 439 702 439 701 439 702 438 702 438 703 438 702 438 702 437 702 437 702 437 702 436 702 436 702 436 702 436 701 435 701 435 700 434 700 434 700 434 700 434 699 434 699 434 698 434 697 434 697 434 698 435 698 435 698 435 698 436 697 435 697 434 696 434 696 434 696 434 696 434 696 434 695 433 695 433 694 433 694 433 693 433 692 433 692 433 692 432 691 432 690 432 689 433 688 433 688 433 689 434 689 435 690 435 690 436 Z M 690 449 C 690 449 690 449 690 448 690 448 690 448 690 448 690 448 690 448 689 447 690 447 690 447 690 447 691 447 691 447 690 447 690 446 690 446 690 446 690 446 689 446 689 446 690 446 690 445 690 445 691 444 691 444 690 444 690 444 690 444 690 443 691 443 691 443 692 444 692 444 692 445 692 444 692 444 693 444 692 443 692 443 693 442 692 442 692 442 692 442 692 442 692 441 692 441 692 440 692 440 692 439 692 439 692 439 691 439 691 439 691 439 691 439 690 439 690 439 690 439 690 440 691 440 690 441 690 441 690 441 690 441 690 441 690 442 690 442 689 442 689 443 689 443 689 442 689 442 689 442 689 442 689 442 690 440 690 440 689 439 689 439 689 438 689 438 689 438 689 438 688 438 689 438 689 437 689 437 688 437 688 437 688 437 687 437 687 436 687 436 686 436 686 436 686 437 687 437 687 438 686 438 686 437 686 437 685 437 685 436 685 437 684 437 685 438 685 438 685 438 685 438 685 439 685 439 685 438 685 438 685 438 684 438 684 438 684 438 685 438 685 438 684 438 684 438 684 438 684 438 684 438 684 438 683 438 683 438 683 438 683 438 683 439 684 439 684 439 684 439 684 439 684 440 684 440 684 441 684 441 684 442 684 442 685 443 685 443 685 442 686 442 686 442 686 442 686 442 686 442 685 443 685 443 685 443 685 443 685 443 686 443 686 443 686 443 686 443 686 443 686 443 686 443 686 444 685 444 685 444 685 445 686 444 686 445 686 445 686 445 686 445 686 445 687 446 687 446 687 446 687 446 687 445 687 445 688 445 688 445 688 445 688 445 688 445 688 445 688 446 688 446 688 447 688 447 688 447 688 447 688 448 688 448 688 449 688 449 688 448 687 448 687 448 686 448 686 448 686 448 686 448 686 449 685 449 685 449 685 450 685 450 685 450 685 450 685 451 685 451 685 451 685 451 686 451 686 451 686 450 686 450 686 450 686 450 686 450 686 450 686 451 685 452 686 453 686 453 686 453 686 453 685 453 686 454 686 454 686 454 686 454 686 454 685 455 686 455 686 455 686 455 686 456 686 456 686 456 687 456 687 457 687 457 687 457 687 457 687 457 687 457 687 457 687 456 687 456 688 455 688 455 688 454 687 454 687 454 686 454 686 454 686 453 687 453 687 454 687 454 688 453 688 453 688 453 687 452 688 452 688 452 688 451 688 451 688 451 688 450 688 450 688 450 688 451 688 451 688 451 688 451 688 451 688 452 688 453 688 455 688 455 689 455 689 455 689 456 689 455 689 455 690 454 690 454 689 453 689 453 689 453 690 452 690 452 690 452 690 452 690 452 690 451 690 451 689 451 689 451 689 451 689 451 689 451 689 451 689 450 689 450 689 450 689 450 689 450 689 450 689 450 690 450 690 450 690 450 690 451 690 451 690 451 690 451 691 450 691 450 691 450 690 449 Z M 705 487 C 705 486 705 486 705 486 705 486 705 485 705 485 705 485 705 484 705 484 704 484 704 483 704 484 704 483 704 482 703 482 703 482 703 481 702 481 702 481 702 481 702 481 702 480 702 480 702 480 702 479 701 479 701 479 701 479 701 479 701 479 701 478 701 478 701 478 701 478 700 478 700 478 701 478 701 478 701 478 701 478 701 478 701 478 702 478 701 477 701 477 701 477 701 477 701 477 701 477 700 476 700 476 701 476 700 476 700 476 700 475 700 475 700 475 700 475 700 474 700 474 699 474 699 474 699 475 699 475 699 475 699 475 699 476 699 476 699 476 699 476 699 477 699 477 699 477 699 477 700 478 699 478 699 478 699 478 699 478 699 478 699 478 699 478 699 479 699 479 698 479 699 479 699 480 699 480 700 480 700 480 699 481 700 481 701 481 701 481 701 481 701 481 701 482 700 481 700 482 700 482 701 482 701 482 701 482 701 482 701 482 701 483 701 483 701 483 701 484 702 484 702 484 702 484 702 483 703 483 703 484 702 484 702 484 702 485 703 485 703 485 703 485 703 486 704 486 704 486 703 486 703 486 703 486 703 487 704 487 704 487 704 486 704 487 704 487 705 487 706 487 705 487 705 487 705 487 Z M 704 452 C 704 452 705 452 705 451 706 451 706 451 706 450 706 450 706 449 706 449 707 448 706 448 706 447 706 447 705 447 705 447 704 447 704 447 703 447 702 447 702 447 701 448 701 448 701 449 701 449 701 449 701 450 701 450 702 451 702 451 703 452 703 452 703 452 704 452 Z M 697 462 C 696 462 695 462 695 462 695 461 695 461 694 461 694 461 694 462 694 462 694 462 694 461 693 461 693 462 693 462 693 463 693 463 693 463 693 463 693 464 694 464 694 464 695 464 695 464 695 464 695 464 695 464 695 463 695 463 695 463 695 463 696 463 696 464 697 463 697 463 697 463 697 462 697 462 697 462 697 462 Z M 705 477 C 705 477 704 476 704 476 704 476 704 476 704 476 703 476 703 476 703 477 703 477 703 478 703 478 704 478 704 478 703 479 703 479 703 479 703 479 703 479 704 480 704 480 704 479 704 480 704 480 704 480 705 480 705 480 705 480 705 480 705 480 706 479 706 479 705 479 705 478 705 478 705 478 706 477 705 477 705 477 Z M 681 444 C 681 444 681 444 681 445 680 444 680 444 680 444 680 444 680 444 680 444 680 445 680 445 680 445 679 445 680 445 680 445 680 445 680 445 680 445 680 445 680 445 680 445 680 446 681 446 680 447 681 447 680 447 680 448 681 448 681 448 680 449 680 449 681 449 681 449 681 449 681 450 680 450 680 450 680 450 680 450 680 450 680 450 680 450 680 451 680 451 680 452 681 452 680 453 680 454 680 453 679 454 680 453 680 453 680 453 680 452 680 452 680 452 679 452 679 453 679 452 679 452 679 452 678 451 678 450 678 450 678 450 678 450 678 450 678 450 678 450 677 450 677 450 677 449 677 449 677 448 676 447 676 447 676 447 677 447 676 446 676 447 676 446 676 446 676 445 675 445 675 445 676 445 675 444 675 444 676 444 676 444 677 443 677 443 677 443 676 443 676 443 676 442 676 442 676 442 676 442 676 442 676 442 676 442 676 442 676 442 676 442 676 442 676 443 675 443 675 444 675 444 674 444 674 443 674 443 674 443 674 443 674 443 674 443 674 442 674 441 675 441 675 441 675 440 676 440 675 440 675 440 675 440 675 440 675 441 674 441 674 441 674 442 674 442 674 442 673 442 673 442 673 442 673 441 673 441 673 441 674 441 674 441 673 441 674 440 674 439 673 440 673 440 673 441 673 441 673 441 673 441 673 441 673 441 673 441 672 441 673 441 673 441 673 441 673 440 673 440 672 440 673 440 673 439 673 439 673 439 673 439 672 439 672 439 671 439 671 438 671 438 671 437 671 437 671 437 671 437 672 437 672 437 672 437 672 436 672 436 671 435 671 435 671 435 671 435 672 435 672 434 673 434 673 434 673 434 673 434 673 434 674 434 674 433 674 433 674 433 674 433 674 433 673 433 673 433 672 434 671 433 671 432 671 432 671 431 672 431 672 431 672 430 672 430 672 430 672 430 672 430 672 430 672 430 672 430 672 430 672 430 671 430 671 430 671 431 671 431 671 431 671 430 671 430 672 430 671 429 672 428 671 428 670 428 669 429 669 429 669 428 669 428 669 428 669 428 669 428 669 429 668 428 668 429 668 429 668 430 668 430 668 431 669 431 669 431 669 432 668 433 668 434 668 434 667 434 666 434 666 434 666 435 665 434 665 434 665 434 665 433 665 432 665 432 666 432 667 431 666 431 666 430 666 430 666 430 666 430 665 430 665 430 665 430 666 430 665 429 666 429 665 429 665 428 665 428 665 428 665 428 665 428 665 427 666 427 665 427 665 427 665 426 665 426 667 426 667 426 667 428 667 428 667 428 667 428 668 428 667 427 668 427 668 427 668 427 668 427 668 427 668 427 668 427 668 426 667 426 667 426 667 426 667 426 668 426 668 426 669 426 669 426 669 426 670 426 670 426 669 425 669 425 669 425 668 425 668 425 669 425 669 424 669 424 669 423 669 423 669 424 668 424 668 424 668 424 668 424 668 424 668 424 668 425 667 425 667 425 667 425 667 425 667 426 666 425 666 425 666 425 666 425 665 425 665 425 665 424 665 424 664 424 664 423 664 423 663 423 663 422 663 422 663 422 663 422 663 422 663 422 663 422 663 422 664 422 664 422 664 423 665 423 665 424 665 423 665 423 664 422 664 422 664 422 663 421 663 421 663 421 663 421 663 421 662 421 663 419 662 419 663 420 662 420 662 419 662 419 662 419 662 419 662 420 662 419 661 419 661 419 661 419 661 419 661 419 661 419 660 419 660 418 660 418 660 418 661 417 661 418 661 417 660 417 661 416 661 416 660 416 660 416 660 416 660 416 660 416 660 416 660 417 660 417 659 417 659 416 659 416 659 415 659 415 658 415 658 414 658 414 658 414 658 414 658 414 658 414 658 414 658 414 657 414 657 414 657 413 657 413 657 413 657 413 657 413 656 412 656 412 656 411 656 411 657 410 656 410 656 410 656 408 657 408 657 408 657 408 657 408 658 409 658 409 658 410 659 410 659 410 659 410 659 410 659 411 659 411 660 411 661 412 662 413 662 414 662 414 662 414 662 414 662 414 663 414 663 414 663 414 663 414 662 414 662 414 662 414 662 414 662 414 662 414 662 413 661 413 661 412 660 412 660 411 659 410 659 410 659 409 658 409 658 409 658 408 658 408 657 407 658 407 658 407 658 407 658 407 659 407 659 407 659 407 659 408 659 408 659 408 660 408 659 407 659 407 659 406 659 405 659 405 659 405 659 405 659 405 660 405 660 406 660 406 660 406 660 407 661 407 661 408 661 408 661 409 662 409 662 409 662 409 662 409 662 409 662 409 662 409 661 408 661 408 661 407 661 407 661 407 661 407 661 406 661 406 661 405 662 405 662 405 663 405 663 406 663 406 663 406 663 406 664 406 664 406 664 405 664 405 664 405 665 404 665 404 666 404 666 404 666 404 666 404 667 404 667 405 668 405 668 405 668 405 669 406 669 406 669 406 669 406 670 407 669 407 669 407 669 408 669 409 668 409 668 409 667 409 667 409 667 409 666 409 666 409 666 410 666 409 667 409 667 409 667 409 667 410 667 410 667 410 668 410 668 410 668 410 668 410 668 411 667 411 667 411 667 410 666 410 666 411 666 411 667 411 667 411 667 411 668 411 668 411 668 411 668 411 668 411 669 411 669 410 669 410 669 409 670 409 670 408 671 408 671 408 670 408 670 408 670 408 670 407 670 407 671 407 671 407 671 407 672 407 672 408 672 409 673 408 674 408 674 408 674 408 674 408 675 408 675 408 675 409 675 409 675 409 674 409 675 409 676 409 677 410 677 410 677 411 677 411 677 412 677 413 676 413 676 413 676 413 676 413 675 413 675 413 674 412 674 412 674 412 674 412 673 412 673 412 673 412 673 412 673 412 674 412 674 412 674 412 674 412 674 413 674 413 675 413 675 414 676 414 676 414 676 414 676 414 676 415 676 415 677 415 676 415 676 415 676 416 675 416 675 416 674 416 674 416 673 416 673 416 672 415 672 415 671 414 671 414 670 414 670 414 670 413 668 413 667 412 666 411 666 411 665 411 665 411 666 412 667 412 667 412 668 413 668 413 668 413 668 414 668 414 668 414 668 414 668 414 669 414 669 414 669 414 669 414 669 414 669 414 669 415 669 414 670 414 670 415 671 415 671 415 671 416 671 416 671 416 671 416 671 416 672 416 672 416 671 417 671 417 671 417 671 417 671 417 671 417 671 417 671 417 672 417 672 417 673 417 673 417 673 417 673 417 673 417 673 417 674 417 674 417 674 417 674 417 675 417 675 416 675 416 675 416 676 417 676 417 676 416 677 416 677 416 677 417 677 417 678 418 677 418 677 418 677 419 677 419 677 419 677 419 677 419 677 419 677 419 677 419 678 419 678 420 678 420 678 420 678 421 678 421 678 421 678 421 678 421 678 421 678 421 678 422 678 422 678 422 678 423 678 423 677 422 677 422 677 422 677 422 676 421 677 422 677 422 677 423 678 423 677 423 677 423 676 423 676 424 675 423 675 423 675 423 675 423 674 423 674 422 674 422 673 422 673 421 673 421 672 421 672 421 672 421 671 420 670 419 669 419 669 418 669 418 669 418 668 418 668 418 668 418 668 418 667 417 667 417 667 417 667 417 666 417 666 416 666 416 666 416 666 416 666 416 666 416 665 416 666 416 666 417 666 417 666 417 666 417 667 418 667 418 666 419 666 419 666 419 667 419 667 419 667 419 667 419 668 419 668 420 668 420 669 420 669 420 669 420 669 421 668 421 668 421 668 421 668 421 668 421 668 421 668 421 668 421 668 421 669 421 669 422 669 422 669 422 669 423 669 422 669 422 669 422 670 422 670 422 670 421 670 421 671 421 671 421 672 421 672 422 672 422 672 422 672 423 672 423 672 423 671 423 671 423 671 424 671 424 671 424 671 423 671 423 672 423 672 423 672 423 672 423 672 423 673 423 673 423 673 423 674 423 674 423 674 423 674 423 674 424 674 424 674 424 673 424 674 424 675 424 676 425 676 425 676 425 676 425 677 424 678 424 678 425 678 426 678 426 678 427 678 427 678 427 678 427 677 426 677 426 676 426 676 426 676 426 676 426 676 426 677 426 676 427 676 427 676 427 676 427 677 427 677 429 678 428 678 428 678 428 678 428 678 428 678 429 678 429 678 429 678 429 678 429 678 429 678 429 678 429 678 430 678 430 678 430 679 430 679 431 678 431 678 431 678 431 678 431 679 431 679 432 679 432 679 432 678 432 678 432 679 432 679 432 679 433 679 433 679 433 679 433 679 434 679 434 679 435 679 435 679 435 679 435 680 436 680 437 680 438 680 438 680 438 680 438 680 439 680 439 680 440 680 440 680 440 680 440 681 440 681 441 681 441 681 441 681 441 681 441 681 441 681 441 681 441 681 442 681 443 681 444 Z M 680 447 C 680 447 680 447 680 447 Z M 697 474 C 697 473 697 473 697 473 698 473 698 473 697 473 697 472 697 472 697 473 697 473 696 473 696 473 696 473 696 473 696 474 696 474 696 474 696 474 695 474 696 475 696 475 696 475 696 475 696 475 697 475 697 475 697 475 697 476 698 475 698 475 698 475 699 474 698 474 698 473 698 473 697 474 Z M 694 471 C 694 470 694 471 694 471 694 471 694 471 693 471 693 471 693 472 693 472 694 472 693 473 693 473 693 474 693 474 694 475 694 474 694 473 694 472 695 472 695 472 695 471 695 472 696 472 696 471 695 470 695 471 694 471 Z M 706 484 C 706 484 705 484 706 483 706 483 706 483 706 483 706 483 706 482 706 482 706 483 706 481 705 482 705 482 705 482 705 482 705 481 704 481 704 482 704 482 704 483 704 483 705 484 706 484 706 485 706 485 706 486 706 485 706 485 707 485 706 485 706 484 706 484 706 484 Z M 694 469 C 694 469 694 469 694 469 694 468 694 468 694 468 693 468 693 468 692 468 692 468 692 468 692 468 692 468 692 468 692 468 692 468 692 468 692 468 692 469 692 469 691 470 692 470 692 469 692 470 693 470 693 470 694 469 Z M 696 467 C 696 467 696 467 696 468 696 468 696 468 696 468 696 469 696 469 697 470 697 470 697 470 697 470 698 469 698 469 698 468 698 468 697 467 696 467 Z M 671 429 C 671 429 671 429 671 428 670 428 670 428 670 429 670 429 669 429 669 429 669 429 669 430 669 430 669 431 669 431 669 431 669 431 670 431 670 431 670 430 670 430 670 430 670 430 670 430 671 430 671 430 671 429 671 429 Z M 698 462 C 698 462 698 462 698 462 699 462 699 462 699 461 699 461 699 461 699 461 699 460 698 460 698 460 698 461 698 460 698 460 698 460 698 460 698 460 697 460 697 461 698 462 Z M 687 459 C 686 459 686 460 686 460 686 460 686 460 686 460 685 459 685 459 685 459 685 460 685 459 684 459 684 460 684 460 685 460 685 460 685 461 684 461 685 461 685 461 685 461 686 461 686 460 687 460 687 460 687 459 687 459 687 459 687 459 687 459 Z M 694 470 C 694 470 694 470 695 470 695 470 695 470 695 470 696 470 696 470 696 470 696 469 696 468 695 468 695 468 695 469 695 469 694 469 694 469 694 469 694 470 694 470 694 470 Z M 690 459 C 690 459 690 459 690 460 690 460 690 460 690 461 690 461 690 461 690 461 691 461 691 461 691 461 691 460 690 460 691 460 691 460 691 459 691 459 690 459 690 459 690 459 Z M 662 404 C 663 404 663 404 663 403 663 403 663 403 663 403 662 403 661 404 661 404 662 404 662 404 662 404 Z M 701 455 C 701 455 701 455 701 455 701 456 701 456 701 456 702 456 702 456 702 456 702 455 702 455 701 455 Z M 667 418 C 667 418 668 419 668 419 668 419 668 419 668 419 668 418 667 418 667 418 667 418 667 418 667 418 Z M 714 484 C 714 484 714 484 715 483 715 483 714 483 714 483 713 483 713 483 713 482 714 482 714 482 715 481 715 481 715 480 714 481 714 481 714 481 714 481 714 481 714 480 714 480 715 480 714 480 714 480 714 479 714 479 714 480 713 480 713 480 713 480 713 481 712 481 712 481 712 481 712 481 712 481 712 480 712 480 712 480 711 480 711 480 711 480 712 480 712 480 713 479 713 479 713 479 713 478 713 478 713 478 713 477 713 477 713 478 713 478 713 478 714 478 714 478 714 478 714 478 714 478 714 477 714 478 714 477 714 477 714 477 714 477 715 476 715 475 714 474 714 474 714 474 714 474 714 474 714 474 714 474 713 475 713 476 712 476 712 475 712 475 711 475 711 475 711 475 711 475 711 475 711 475 711 475 710 476 710 476 710 477 710 476 710 476 710 476 710 476 710 475 710 475 711 475 711 475 710 474 711 474 711 474 711 474 712 475 712 475 713 474 713 474 713 474 713 473 713 473 712 474 712 473 713 472 712 472 712 472 711 471 711 471 711 471 711 471 710 471 710 471 710 471 710 471 710 471 710 472 710 472 710 473 710 472 710 472 709 471 710 471 709 471 709 471 709 470 709 471 709 470 710 470 710 470 711 470 710 470 710 469 710 469 709 469 709 469 709 469 709 469 709 468 709 469 709 469 708 469 708 469 708 469 707 469 707 469 707 470 706 470 706 470 706 470 706 469 706 469 707 469 707 469 707 469 707 469 707 468 707 468 707 468 708 468 707 467 707 467 707 467 707 467 707 466 708 466 708 467 708 467 708 467 708 467 708 467 709 468 709 468 710 468 711 469 712 470 712 470 712 470 712 470 712 470 712 469 712 469 712 469 712 469 712 468 711 468 710 467 710 467 710 466 710 466 710 466 710 465 710 465 709 465 709 465 709 465 709 466 709 466 709 466 708 466 709 465 708 465 708 465 708 465 709 465 708 464 708 464 708 464 708 464 709 464 708 464 708 463 708 463 708 463 708 463 709 462 708 462 708 462 707 461 707 460 707 460 706 460 706 460 706 460 707 459 706 459 706 459 706 459 705 459 705 458 705 458 704 457 704 457 703 457 702 457 702 456 702 457 701 456 701 457 701 457 700 457 700 456 700 456 700 455 700 454 700 455 700 455 701 454 701 454 701 453 701 453 700 453 701 453 701 453 701 452 701 452 700 452 700 452 700 451 700 450 700 450 699 450 699 450 699 450 699 450 698 450 698 450 698 450 698 450 698 450 697 451 698 451 698 451 697 451 697 451 697 451 697 451 697 451 697 451 697 451 697 450 698 450 697 450 697 450 697 450 696 450 696 450 695 449 695 450 694 449 694 449 694 449 694 449 693 450 694 450 694 450 694 450 693 450 693 450 693 450 693 450 693 451 693 451 693 451 693 451 693 451 693 452 693 452 693 453 694 453 695 453 695 453 695 453 695 453 695 454 696 454 696 454 696 454 696 454 695 454 695 455 695 455 694 454 694 454 694 454 694 455 694 455 694 455 694 455 694 455 694 455 695 455 695 455 695 455 695 456 695 456 695 456 695 456 694 456 694 456 694 456 693 456 693 455 693 456 692 457 692 457 692 457 692 458 691 458 691 459 691 459 692 459 692 459 693 460 693 459 693 459 693 458 694 458 694 458 694 458 695 458 695 457 695 457 695 457 695 457 696 457 696 457 696 457 697 457 697 457 697 457 697 458 696 458 696 458 696 458 696 458 696 458 696 458 695 458 696 458 696 458 695 459 696 459 696 459 696 459 696 459 696 459 696 459 697 460 697 459 696 459 697 458 698 458 698 457 698 456 698 456 698 455 698 455 698 454 698 454 697 454 697 454 697 454 697 454 698 454 698 454 698 454 698 455 698 456 698 457 698 457 698 457 698 457 698 458 698 459 698 460 698 460 699 460 699 461 699 461 699 460 699 460 699 460 699 460 700 460 700 460 700 460 700 460 700 461 699 461 699 461 700 461 699 462 699 462 699 462 699 462 699 462 699 463 698 463 698 463 698 463 697 464 697 464 697 464 697 464 697 464 696 465 697 466 698 467 698 467 698 467 698 467 699 467 699 467 700 466 700 466 700 466 701 466 701 466 701 466 701 466 701 466 701 466 701 466 700 467 701 467 700 468 700 468 700 469 700 469 700 470 700 470 701 470 701 470 701 470 702 470 701 470 701 470 701 470 701 471 701 471 701 471 701 471 702 472 702 472 702 472 703 472 703 472 702 472 701 472 701 472 700 472 700 471 700 472 700 472 700 472 699 472 699 471 698 472 698 472 698 473 699 474 699 474 700 474 701 474 702 474 702 474 702 474 702 474 702 474 702 474 702 474 702 474 701 475 701 475 701 475 701 475 701 475 701 475 701 475 702 475 702 475 702 475 702 476 702 476 702 476 703 476 703 476 703 476 703 476 703 475 703 475 703 475 703 475 703 475 703 475 703 475 703 474 703 474 704 474 704 475 704 475 704 475 704 475 704 475 704 476 705 476 705 476 705 477 706 477 706 477 706 476 706 476 706 476 706 475 706 475 706 474 706 474 706 474 706 474 706 474 706 475 706 475 707 476 707 476 707 477 706 477 706 478 706 478 707 478 707 478 707 477 707 478 707 478 707 478 707 478 707 479 707 479 708 479 708 479 708 479 708 479 708 479 707 479 707 479 707 479 707 479 707 480 707 480 707 480 707 480 707 480 707 480 707 481 707 481 707 481 707 481 707 481 707 481 708 481 708 481 708 480 709 481 709 481 708 482 708 482 708 482 708 482 708 482 708 482 708 482 709 482 709 482 709 481 709 481 709 479 709 479 709 479 709 479 709 479 709 480 709 481 710 481 710 481 710 481 710 482 710 481 709 481 709 481 709 482 709 482 709 482 710 482 710 482 710 483 710 483 710 484 710 484 710 484 711 485 710 486 710 486 710 486 711 486 711 486 711 486 711 486 711 486 712 486 712 487 712 487 712 487 712 487 713 487 713 486 712 486 713 486 713 486 713 486 713 487 714 487 714 487 714 486 714 486 714 486 714 485 714 485 714 485 714 485 714 485 714 485 714 484 714 484 714 484 714 485 714 484 715 484 715 484 715 484 714 484 Z M 698 471 C 698 471 698 471 699 470 699 470 698 470 698 470 698 470 698 470 698 471 698 471 697 471 698 471 Z M 659 405 C 659 405 660 405 659 405 659 404 659 404 659 404 659 404 659 404 659 404 659 405 659 405 659 405 Z M 702 453 C 702 453 703 453 703 452 702 452 702 452 702 452 702 452 702 452 702 452 702 453 702 453 702 453 Z M 703 454 C 703 455 703 455 703 455 703 455 703 455 703 455 703 454 703 454 703 454 703 454 703 454 703 454 Z M 694 466 C 694 466 694 466 694 466 694 466 694 466 694 466 695 466 695 465 695 465 695 465 694 465 694 465 694 465 695 465 694 466 Z M 692 447 C 692 446 691 446 691 446 691 446 691 447 691 447 692 447 692 447 692 447 Z M 696 471 C 696 471 696 471 696 471 696 471 696 471 696 471 696 471 696 470 696 471 696 471 696 471 696 471 696 471 696 471 696 471 Z M 706 446 C 706 447 706 447 707 447 707 447 707 447 707 447 707 447 707 446 706 446 706 446 706 446 706 446 Z M 708 445 C 708 445 708 445 707 445 707 445 707 445 707 445 707 445 708 445 708 445 Z M 695 454 C 695 454 695 454 695 454 695 454 695 454 694 454 695 454 695 455 695 454 Z M 697 459 C 698 459 698 459 697 459 697 459 697 459 697 459 Z M 707 446 C 707 446 707 446 707 446 707 446 707 446 707 446 707 446 707 446 707 446 707 446 707 446 707 446 Z M 702 451 C 702 451 702 451 702 451 702 451 702 451 702 452 702 452 702 452 702 451 Z M 709 445 C 709 445 709 445 709 445 709 445 708 445 708 445 708 445 708 445 709 445 Z M 701 474 C 701 474 701 474 701 474 701 474 701 474 701 474 701 474 701 474 701 474 701 474 701 474 701 474 Z M 660 417 C 660 417 660 417 660 418 660 418 660 418 660 418 660 418 660 418 660 418 660 417 660 417 660 417 Z M 700 467 C 700 468 700 468 699 468 700 468 700 468 700 467 Z M 691 420 C 691 420 691 420 691 420 691 420 691 420 691 420 691 419 690 418 689 418 689 417 689 416 689 415 689 415 689 415 688 414 687 414 687 413 687 412 687 412 687 411 687 411 686 411 686 410 686 410 686 409 686 409 685 409 685 409 686 410 685 410 685 410 685 410 686 410 686 411 686 411 686 411 686 411 685 411 685 411 685 411 685 411 685 412 685 412 685 412 685 412 686 412 686 413 685 413 685 414 685 414 685 414 685 414 685 414 685 414 686 414 686 413 686 414 687 415 687 416 688 418 688 418 688 418 689 419 689 419 689 419 689 419 690 419 690 419 690 420 689 421 690 421 690 422 690 422 690 422 690 423 690 422 690 422 690 422 689 423 689 422 689 422 688 422 688 422 688 423 688 423 688 423 688 423 688 423 688 423 688 423 689 423 689 423 689 424 689 424 689 424 690 424 690 424 690 424 690 424 691 425 691 425 690 426 690 426 690 426 689 426 689 427 689 427 689 426 689 426 688 426 688 425 688 425 688 426 688 426 688 426 688 426 688 426 687 425 687 425 687 425 687 425 687 425 687 425 687 425 687 425 687 425 687 426 687 426 687 427 688 427 688 427 688 428 688 428 688 428 687 428 687 427 687 428 687 428 687 428 687 429 687 429 687 429 687 429 686 429 686 430 686 429 686 429 685 430 685 429 685 429 685 429 686 428 685 428 685 429 685 429 685 430 685 430 685 430 685 430 685 430 685 431 684 431 684 431 684 431 684 431 684 432 684 432 684 432 683 432 683 432 683 433 683 433 683 433 683 433 682 433 682 433 681 433 681 432 681 432 681 431 681 431 681 431 681 431 681 430 681 430 681 429 681 429 681 428 681 428 681 428 681 428 681 428 682 428 682 428 682 428 682 428 682 428 682 428 681 427 681 427 682 427 682 427 682 427 682 426 683 426 683 426 683 426 683 426 683 426 682 426 682 426 682 425 682 425 682 424 682 424 682 425 683 425 683 425 684 425 684 425 684 425 684 426 684 426 684 426 685 426 685 426 685 425 684 425 684 425 684 425 683 425 683 425 683 425 683 425 683 424 683 424 683 424 682 424 682 423 682 423 682 423 682 423 682 422 682 421 681 421 681 420 680 419 680 419 680 418 680 418 680 418 680 418 679 417 681 415 680 414 679 412 680 411 679 410 679 409 679 409 679 409 679 408 679 408 679 407 679 408 679 408 679 408 679 408 679 407 679 407 678 407 678 406 678 406 678 405 677 405 678 405 678 405 678 405 678 404 678 405 677 405 677 404 677 403 677 402 677 401 677 401 677 401 677 401 677 401 677 401 677 401 678 402 678 402 679 403 679 403 679 404 680 404 680 405 680 405 680 406 680 407 680 407 681 407 681 406 681 406 682 406 682 406 682 406 682 406 683 407 683 406 684 407 684 407 685 407 686 407 686 407 686 407 687 407 687 407 687 407 686 408 686 408 686 408 687 409 687 409 688 410 688 411 688 411 688 411 688 411 689 412 689 412 689 413 689 414 690 414 690 414 690 415 690 415 690 415 690 416 690 416 690 416 690 417 690 417 690 417 690 418 690 418 691 419 691 419 691 420 691 420 Z M 687 415 C 687 416 687 416 688 416 688 416 688 415 688 415 687 415 687 414 687 414 687 414 687 414 686 413 687 414 687 414 687 414 686 415 687 415 687 415 Z M 686 412 C 686 412 686 412 686 412 686 412 686 412 685 412 686 412 686 412 686 412 686 412 686 412 686 413 686 413 686 412 686 412 Z M 686 413 C 687 413 687 413 686 413 686 413 686 413 686 413 686 413 686 413 686 413 Z M 721 475 C 721 475 721 475 721 475 720 475 720 475 720 476 720 476 720 476 720 476 720 477 720 477 720 478 720 478 719 478 719 479 719 479 719 480 720 480 720 480 720 480 720 480 720 480 720 480 720 480 720 480 720 479 721 479 721 479 721 479 721 479 721 480 722 480 722 480 722 479 723 479 723 479 723 479 722 479 722 479 722 479 723 478 723 478 723 478 722 478 722 478 722 477 722 477 722 477 722 476 722 476 722 476 722 476 722 476 722 476 722 476 721 476 721 475 721 475 721 475 721 475 Z M 722 483 C 722 483 723 483 723 483 723 483 723 483 723 483 723 483 723 483 724 483 724 483 724 483 724 483 724 483 724 483 724 483 724 483 724 483 724 483 724 482 724 482 724 482 724 481 724 481 724 481 724 481 724 481 724 481 724 481 724 481 723 481 723 481 723 481 723 481 723 481 723 481 723 481 723 481 722 481 722 481 722 481 722 481 722 482 722 482 722 482 722 482 722 482 722 482 722 483 Z M 740 458 C 740 458 739 455 739 455 738 455 738 455 738 455 736 455 736 455 736 455 735 454 735 454 735 454 734 452 734 452 734 452 734 452 733 451 733 451 732 451 730 449 730 449 728 448 728 448 728 448 726 448 726 448 726 448 726 448 720 443 720 443 720 443 716 443 716 443 716 439 716 439 716 439 713 437 713 437 713 437 713 435 713 435 713 435 714 434 714 434 714 434 714 432 714 432 714 432 710 432 710 432 710 432 710 432 710 430 710 430 711 430 711 429 711 429 696 401 696 401 696 401 697 399 697 399 697 399 691 392 691 392 691 392 686 389 686 389 686 389 685 388 685 388 685 388 684 386 684 386 684 386 684 384 684 384 684 384 680 380 680 380 680 380 680 379 680 379 680 379 676 377 676 377 676 377 676 375 676 375 676 375 675 375 675 375 675 375 675 373 675 373 675 373 675 373 675 373 675 373 675 371 675 371 675 371 670 365 670 365 670 365 669 365 669 365 669 365 662 369 662 369 662 369 658 370 658 370 658 370 659 370 659 370 659 370 660 371 660 371 660 371 660 371 660 372 660 372 660 372 659 374 659 374 657 374 657 374 657 374 657 378 657 378 657 378 656 381 656 381 656 381 652 381 652 381 652 381 643 388 643 388 643 388 642 379 642 379 642 379 629 365 629 365 629 365 629 364 629 364 629 364 628 362 628 362 628 362 624 360 624 360 624 360 622 358 622 358 622 358 622 358 622 356 622 356 622 356 623 353 623 353 623 353 623 351 623 351 615 351 615 351 615 351 612 355 612 355 612 355 612 355 606 351 606 352 606 352 605 354 605 354 599 352 599 352 599 352 599 64 599 64 599 64 598 64 598 64 598 64 597 64 597 63 597 64 596 64 596 65 595 65 595 65 594 65 594 64 593 63 592 63 591 62 591 62 591 61 590 60 590 61 589 61 588 61 589 61 589 60 590 60 588 60 587 59 586 59 586 59 585 59 585 59 585 58 585 58 585 58 586 58 585 57 584 57 584 57 583 57 583 57 583 57 583 56 583 56 583 56 582 56 582 55 581 55 581 54 581 54 581 54 580 54 580 54 579 53 579 53 579 53 579 52 579 52 579 51 579 51 579 51 578 51 578 51 577 50 576 50 576 49 576 49 575 49 574 49 573 49 573 48 572 48 572 48 572 48 571 48 571 48 571 48 570 48 570 48 570 48 569 49 568 48 568 48 567 48 566 49 565 48 565 48 565 47 565 46 565 46 564 46 564 47 564 47 564 48 564 48 564 48 563 48 563 49 562 49 561 49 561 49 560 49 560 50 559 50 558 50 557 50 557 51 556 51 556 52 555 52 555 52 555 51 555 51 554 51 554 51 554 52 552 52 551 52 549 53 549 53 548 53 548 53 548 53 548 52 548 52 546 52 545 52 543 51 543 51 543 50 542 50 541 50 541 50 540 50 540 49 540 49 540 49 539 48 539 48 538 47 538 47 538 47 538 47 538 47 538 47 537 47 536 48 535 48 534 49 534 48 535 48 535 48 535 48 535 48 536 47 536 47 535 47 535 47 533 45 532 45 530 45 528 45 526 45 523 45 522 46 521 46 520 46 519 46 519 45 518 45 518 46 518 47 518 48 518 48 518 47 518 46 518 45 517 45 516 45 515 45 514 45 514 44 513 44 512 43 510 43 510 43 509 44 509 44 508 46 507 47 505 49 504 50 503 51 502 52 502 52 501 53 500 54 499 55 500 57 500 59 500 60 500 61 501 62 501 65 502 67 503 70 503 70 504 71 504 72 504 72 504 72 504 73 504 73 505 73 505 74 505 74 505 74 504 73 504 73 504 73 504 72 504 72 503 71 503 71 502 70 502 70 502 69 502 68 501 68 501 67 500 63 499 60 499 56 499 55 500 53 500 51 501 50 502 48 502 47 503 46 503 44 504 44 504 43 505 43 505 43 505 42 506 41 506 40 506 40 506 39 505 39 505 40 505 40 504 40 504 40 504 40 503 40 503 40 502 40 502 40 502 40 503 39 503 39 503 38 503 38 503 38 503 37 503 37 502 37 502 37 502 37 501 37 501 36 500 36 500 36 499 36 499 36 498 37 498 37 498 37 497 37 497 38 497 39 497 41 497 42 496 43 496 44 496 45 496 46 495 47 494 48 494 48 493 49 493 49 493 50 492 50 492 50 491 50 491 50 491 50 491 50 491 50 492 49 493 48 493 47 494 46 495 45 495 44 495 43 496 42 496 41 496 40 495 39 496 39 496 38 496 38 496 38 496 37 496 36 496 36 496 35 496 35 496 35 496 35 496 35 496 35 495 34 495 34 494 33 492 33 489 32 487 33 486 33 486 33 485 32 485 32 485 32 485 32 485 32 485 32 484 32 484 33 483 33 483 34 483 34 482 35 482 35 481 35 481 35 480 35 479 36 478 37 477 37 476 38 475 38 475 39 474 39 474 40 474 40 474 41 474 41 473 42 473 42 472 42 472 41 472 41 472 40 472 40 472 40 473 39 473 39 473 38 473 38 473 37 473 37 474 36 474 36 475 35 474 34 474 34 475 34 475 34 476 33 476 33 476 33 475 32 475 32 475 32 475 32 474 33 474 33 473 33 473 34 472 34 472 34 471 34 470 35 470 36 470 36 470 36 470 37 469 37 469 37 468 37 468 37 468 37 468 37 468 37 467 37 467 37 466 36 466 36 465 36 464 35 463 35 462 35 461 35 460 35 458 35 458 34 459 34 459 34 460 33 461 32 460 31 460 30 459 30 458 30 457 30 456 31 455 31 453 31 452 31 450 30 451 30 452 30 453 30 454 30 454 30 455 30 456 30 456 30 456 29 455 29 455 29 454 29 454 28 454 28 453 28 452 28 451 27 451 26 451 26 452 25 452 24 453 23 453 22 454 21 454 21 455 20 454 20 454 20 454 20 454 20 452 19 450 18 448 18 449 18 449 19 448 20 448 20 447 19 448 18 447 19 446 18 445 17 444 16 443 16 441 16 441 16 440 17 439 17 437 18 434 17 432 18 433 19 432 20 431 21 430 21 430 21 430 22 429 22 429 22 429 22 429 22 429 22 429 22 429 21 428 21 427 22 427 22 427 23 426 24 426 24 425 24 425 24 424 24 424 23 425 23 424 23 424 23 423 22 423 22 424 22 424 21 424 21 425 21 424 20 424 20 424 20 424 20 423 19 423 18 424 18 423 18 423 18 423 17 423 17 424 16 424 15 424 14 424 12 423 12 423 12 423 12 423 11 422 11 422 11 422 11 422 10 421 10 420 9 419 9 418 8 418 8 418 7 417 8 418 8 418 9 418 9 418 9 419 10 419 10 418 11 418 11 417 10 417 10 417 9 416 9 416 9 416 9 415 9 415 10 416 10 416 10 416 11 416 11 417 12 417 12 417 13 416 14 415 14 416 13 415 13 415 12 414 13 413 14 413 16 412 17 412 17 412 18 412 19 411 19 411 20 410 20 410 20 409 19 408 19 408 20 407 20 407 20 406 21 406 20 406 20 406 20 406 20 406 19 407 19 407 19 406 19 406 19 406 19 405 19 404 19 404 18 404 18 404 18 404 18 404 18 404 18 404 18 404 18 404 18 405 18 405 18 406 18 406 17 406 17 406 17 406 17 406 17 406 17 406 17 406 16 405 17 405 17 405 17 404 16 404 16 404 16 404 16 404 16 405 16 405 16 405 16 406 16 406 15 406 15 406 15 407 15 408 14 408 14 409 14 409 14 409 13 409 13 409 13 410 12 410 12 410 12 410 12 411 11 411 11 411 10 412 10 412 10 412 10 412 10 412 9 412 9 412 9 412 9 412 9 411 8 411 7 411 7 411 7 411 7 411 6 411 6 411 6 410 6 410 6 410 6 409 5 408 5 407 5 407 5 407 5 406 6 406 6 405 6 405 6 405 5 405 5 405 5 406 5 405 4 405 4 405 4 404 3 404 3 404 3 404 3 404 3 403 2 403 2 403 2 402 2 401 2 400 2 399 2 399 1 398 1 398 1 397 0 398 0 394 3 393 7 390 11 388 14 385 18 380 19 379 19 378 19 376 20 376 20 375 21 375 21 375 21 374 21 374 21 373 20 372 22 371 22 370 22 369 21 368 21 368 21 368 22 367 22 367 22 366 22 366 22 365 22 364 22 364 23 364 23 364 24 365 24 365 25 365 25 365 26 364 25 363 24 363 23 363 22 363 21 362 21 364 21 365 20 365 19 364 19 362 19 360 20 359 21 358 23 356 24 356 24 355 25 355 26 354 26 354 26 354 27 354 27 354 28 354 28 354 28 355 28 356 29 356 30 356 31 357 32 357 32 358 33 359 33 359 33 360 33 360 32 361 32 362 32 364 32 363 33 362 33 361 33 360 33 360 33 359 34 359 34 358 34 357 34 357 34 356 35 356 36 356 37 356 38 356 39 357 40 357 41 356 42 355 41 355 39 355 37 354 38 353 39 352 39 354 37 355 35 355 33 355 33 354 34 353 33 354 33 354 33 355 32 356 31 356 30 355 30 354 30 354 30 354 30 353 30 353 30 352 30 352 30 352 30 351 30 349 32 347 36 345 38 343 39 342 39 340 40 339 41 338 42 336 43 335 43 333 42 333 43 332 44 332 45 331 44 330 44 330 44 330 43 331 43 331 42 332 42 332 42 332 42 332 42 333 42 333 42 333 42 332 42 330 41 330 40 329 43 327 45 325 46 325 47 324 48 324 49 324 49 325 49 325 50 327 51 328 52 329 54 327 53 326 51 324 50 324 50 324 50 324 50 323 50 323 50 323 50 323 52 321 54 320 56 320 56 320 56 319 57 319 57 319 58 318 58 318 59 317 60 316 60 316 61 316 61 315 61 315 61 315 61 316 62 316 62 316 62 316 62 316 62 316 62 317 63 317 63 316 64 316 64 316 64 316 64 316 64 316 64 316 64 316 64 316 64 316 64 316 65 316 65 316 65 316 65 316 65 315 65 315 65 315 65 315 65 315 66 315 66 315 66 315 67 315 67 315 67 315 67 315 67 315 67 315 68 316 68 315 69 315 69 316 70 316 70 316 70 315 70 315 70 315 71 315 71 315 71 315 71 315 71 315 71 315 71 315 71 315 71 315 71 315 71 315 72 315 72 315 73 314 75 314 76 313 77 313 78 312 79 310 82 308 85 305 87 302 89 299 91 295 91 296 92 296 92 296 93 293 91 290 92 287 93 283 94 279 94 275 93 275 92 274 92 274 93 274 93 274 93 274 94 275 97 275 100 274 103 273 106 272 109 270 111 270 111 269 111 268 112 271 111 273 112 275 114 276 116 277 119 279 120 280 121 281 121 283 121 285 122 287 124 289 126 290 127 292 129 294 130 294 131 295 131 295 131 296 132 296 132 296 133 297 134 300 134 301 136 302 137 302 139 303 140 304 140 304 140 304 140 304 141 303 141 303 142 303 142 304 143 304 143 305 143 306 143 306 144 306 144 306 144 305 145 305 146 306 148 306 149 306 149 306 150 306 150 306 151 306 151 306 151 306 151 306 151 307 151 307 151 308 152 308 152 309 152 309 152 309 152 310 153 309 153 309 153 309 153 309 153 308 153 308 153 307 153 307 153 307 153 307 154 307 154 308 154 308 154 309 154 309 155 310 154 311 155 312 155 313 156 313 156 314 156 314 156 315 156 315 156 315 156 316 156 316 156 317 156 317 156 318 155 319 155 319 156 320 156 320 157 321 157 321 156 322 156 322 155 323 155 323 154 323 153 322 152 321 153 320 152 320 151 321 151 322 150 322 151 321 151 321 152 321 152 321 152 322 152 322 152 323 152 324 153 324 154 323 154 323 155 322 156 322 157 323 158 325 158 328 156 330 156 331 156 332 156 332 157 333 157 334 157 334 158 335 159 335 160 334 160 333 160 333 159 333 159 332 160 332 161 331 162 331 163 331 164 331 165 330 165 330 166 330 166 330 166 331 167 331 167 332 169 333 170 335 170 335 170 334 170 334 171 335 171 335 171 336 171 336 172 336 172 335 173 336 173 336 173 337 173 337 173 338 172 338 171 338 170 339 169 341 169 341 169 342 169 342 168 343 168 343 168 343 168 343 168 344 169 344 169 345 170 347 170 348 170 349 170 351 169 352 168 353 168 355 168 355 169 355 169 356 168 356 168 357 168 358 168 358 168 358 169 358 170 357 169 357 169 357 169 357 169 356 169 356 170 356 170 355 171 355 171 354 170 354 170 354 169 354 169 352 169 351 170 351 171 352 172 352 173 352 174 352 175 351 176 351 177 350 177 350 177 349 178 347 178 344 178 343 176 342 175 341 173 339 173 338 173 337 174 336 174 336 175 335 175 334 175 332 175 332 174 331 173 330 172 330 172 330 172 330 172 330 171 330 171 329 170 329 170 328 169 328 169 328 169 327 169 327 168 327 168 327 167 328 167 328 166 328 166 329 166 329 165 329 165 328 164 328 164 327 164 327 164 327 163 326 163 326 162 325 161 325 160 325 160 325 159 324 159 324 159 324 159 324 159 324 159 323 159 323 159 322 159 322 159 322 159 322 159 322 160 322 160 322 160 321 161 321 161 321 161 321 162 321 162 321 162 321 162 321 163 321 163 322 164 322 164 322 165 322 165 322 165 323 165 323 166 323 166 324 166 326 167 326 168 327 168 327 169 328 170 328 170 329 171 329 171 329 172 330 173 330 173 330 174 330 175 330 176 330 176 330 178 330 178 331 178 331 177 332 177 332 177 333 176 334 177 337 177 340 179 341 181 341 181 341 182 341 182 341 182 341 182 341 183 341 183 341 184 340 185 339 185 340 184 340 183 340 183 340 182 340 182 340 183 339 183 338 183 338 182 338 182 337 182 337 181 336 181 336 181 335 181 335 182 335 182 333 185 332 187 331 190 330 190 330 190 330 190 330 189 330 189 330 189 329 189 329 187 328 187 327 187 326 188 324 188 323 189 321 187 320 188 320 188 320 187 319 187 318 187 318 187 317 187 316 187 315 187 313 187 311 187 308 187 305 188 305 187 305 187 305 186 305 186 305 185 305 184 304 184 304 183 303 183 303 184 302 184 302 183 302 182 304 182 304 182 305 181 305 179 305 178 305 177 305 175 307 174 306 174 306 173 306 172 305 171 305 171 304 171 305 171 305 171 306 170 304 170 302 170 300 170 298 170 297 171 295 171 294 172 293 173 292 174 291 175 291 175 291 176 290 176 290 176 290 177 290 177 290 177 289 177 289 177 289 176 289 175 288 176 288 176 287 176 288 175 288 175 288 175 288 174 287 174 287 175 286 175 285 177 283 177 282 177 282 177 281 178 281 178 281 178 281 179 281 179 280 179 280 180 279 180 279 180 279 181 279 181 279 182 279 182 279 182 279 182 279 182 279 182 279 183 280 183 280 183 280 183 280 183 281 183 282 184 283 184 283 185 283 185 283 185 283 185 283 185 283 185 282 186 281 186 280 186 279 186 278 186 277 186 276 186 276 185 275 185 275 185 275 184 275 184 272 185 271 186 268 187 268 187 268 188 267 188 267 188 267 188 267 189 267 189 267 189 267 189 267 190 266 190 266 190 266 190 265 190 265 190 264 190 265 190 265 191 265 191 265 191 265 192 265 192 265 192 265 192 264 193 263 194 262 194 261 194 261 194 261 193 260 194 259 194 258 195 257 195 257 195 257 195 257 195 258 195 258 195 257 196 257 196 257 196 257 196 258 196 258 197 258 197 258 197 258 198 257 198 257 198 257 198 256 198 256 199 256 199 255 199 255 199 254 199 253 199 253 201 252 201 252 201 251 201 251 200 251 200 251 200 251 200 251 200 251 199 251 199 252 198 253 198 253 198 254 197 255 197 255 196 255 196 255 196 255 196 255 196 255 196 255 196 254 196 253 197 252 198 251 198 251 198 250 199 250 200 250 200 250 201 250 202 251 203 252 204 254 205 255 206 256 207 257 208 259 208 260 208 262 209 263 209 265 209 266 209 268 209 269 210 271 211 273 211 275 212 275 212 276 213 277 213 277 214 277 214 277 215 278 215 278 215 279 215 280 215 280 215 280 215 281 215 281 214 280 214 280 213 279 213 279 212 279 212 280 211 280 211 280 212 280 213 281 213 281 214 282 214 282 215 283 215 284 215 284 215 284 215 284 214 284 214 285 214 285 214 285 215 285 215 285 216 285 216 284 217 283 218 282 219 281 219 281 219 281 219 281 219 281 219 281 219 280 218 279 217 278 217 278 216 277 215 276 215 276 215 276 214 276 214 276 213 275 213 274 213 273 212 272 212 272 213 271 214 271 215 270 216 269 217 267 217 266 216 266 216 266 216 266 216 266 216 265 217 266 217 266 217 266 218 266 218 267 218 268 219 268 219 268 220 268 220 268 221 269 222 271 222 272 224 272 225 272 225 272 225 272 226 272 226 273 226 272 227 271 226 271 227 270 227 270 227 271 227 271 230 272 232 274 233 275 233 277 234 278 234 282 235 286 235 289 238 290 238 291 237 291 236 292 236 293 235 293 235 294 235 294 235 294 235 295 236 296 235 297 235 297 234 298 233 299 233 300 233 301 234 302 234 304 234 305 233 307 233 309 233 311 235 313 237 313 238 313 238 313 238 314 238 315 237 315 236 315 236 314 235 313 235 312 234 311 234 311 233 311 233 311 232 311 232 311 231 312 231 313 231 313 231 314 232 314 232 315 233 316 234 317 235 317 237 318 238 318 239 318 239 318 240 318 240 319 241 320 240 320 240 321 239 321 239 321 238 321 237 321 237 321 236 321 236 322 235 322 235 323 234 324 233 325 232 326 231 327 230 328 229 327 229 327 229 327 228 327 228 327 227 328 228 328 228 328 228 328 228 328 228 328 229 329 229 330 229 330 228 331 228 331 228 332 227 332 227 332 227 332 227 331 227 331 226 332 226 332 226 332 226 332 226 333 227 333 228 335 228 336 227 336 227 337 226 337 226 338 225 338 224 339 222 340 225 342 227 344 229 345 230 345 231 344 232 343 233 342 233 342 234 342 234 342 235 342 235 341 235 341 235 341 235 340 235 339 235 338 235 338 235 337 235 337 235 337 235 337 234 337 234 337 234 337 234 336 234 336 235 336 235 335 236 335 236 336 237 335 238 335 238 334 238 334 238 335 239 335 238 336 238 336 238 336 237 337 237 337 237 337 237 337 237 337 237 337 237 337 237 337 238 338 239 338 239 339 240 340 242 341 243 341 243 342 244 342 244 342 245 342 246 342 247 342 248 342 249 342 249 343 249 343 250 343 250 343 251 344 252 344 253 344 253 344 254 345 254 345 254 345 254 345 254 345 255 345 255 345 255 344 255 345 256 345 256 345 257 344 257 344 258 344 259 343 260 342 261 342 262 341 263 340 264 339 265 338 266 336 266 336 266 335 266 335 266 334 266 334 267 333 266 333 266 333 266 333 266 333 266 332 266 332 266 330 267 329 267 328 266 328 266 328 265 329 265 328 265 327 265 327 265 326 264 326 264 325 265 325 265 325 265 325 265 325 266 324 267 324 267 323 267 323 268 323 268 323 268 323 269 323 269 323 269 323 269 323 269 323 269 323 270 322 270 322 270 322 270 321 271 319 273 318 275 316 276 316 277 315 277 315 277 315 277 314 278 314 278 313 278 312 278 311 278 311 277 311 277 311 277 310 277 310 277 310 277 310 278 310 278 310 278 309 278 309 278 309 278 309 278 308 278 307 278 307 278 307 278 307 278 307 277 308 277 308 277 308 276 309 276 309 275 309 275 309 275 309 275 308 275 308 275 308 275 308 275 307 275 307 275 306 275 306 274 306 274 306 274 306 275 306 275 306 275 306 275 306 275 306 276 306 276 306 276 306 277 305 277 305 277 304 277 304 277 304 276 304 276 304 276 304 276 304 276 305 275 305 275 305 275 305 274 305 274 304 273 303 272 302 272 302 272 301 272 301 272 299 272 297 273 295 275 296 275 296 275 297 275 297 275 296 276 296 276 296 277 297 276 297 276 297 277 297 277 298 277 298 278 299 278 300 278 301 278 302 279 302 280 302 281 302 281 302 281 302 281 303 281 303 281 304 281 304 281 305 281 305 282 304 283 304 283 304 283 303 283 303 283 303 284 302 284 302 284 301 284 301 283 301 283 301 282 301 281 300 281 300 281 300 281 299 281 299 281 298 281 298 280 298 280 298 280 298 279 297 280 296 279 295 278 294 278 294 279 293 280 293 281 292 281 292 282 292 283 293 283 293 284 293 285 293 286 292 286 292 286 292 287 292 287 291 287 291 287 291 288 292 288 292 288 292 288 292 288 292 289 292 289 291 289 291 290 291 290 291 290 292 290 293 290 294 289 295 288 296 288 296 288 295 289 294 290 294 290 293 290 293 291 292 292 293 293 293 293 293 294 293 294 293 294 293 294 293 294 293 294 292 294 291 293 291 292 290 292 289 292 288 293 288 294 287 294 287 295 286 296 286 296 286 296 286 297 286 297 286 297 283 300 281 303 280 306 280 307 280 307 280 308 281 309 281 310 282 310 282 311 282 311 282 311 282 311 281 311 281 311 281 311 280 311 280 311 280 312 280 312 280 312 280 312 279 312 279 312 278 312 277 312 276 312 276 312 276 313 276 313 276 313 277 313 277 313 277 313 277 314 277 314 277 314 278 315 278 315 279 316 279 316 279 316 279 316 279 316 278 316 278 316 277 317 276 317 276 317 276 316 275 317 275 317 275 317 275 318 275 318 275 318 275 319 275 319 275 319 275 319 275 319 275 320 275 320 275 320 275 320 276 320 276 320 276 320 276 320 276 320 277 320 277 319 277 319 278 319 278 319 278 319 278 319 278 320 278 320 279 320 279 320 279 320 280 320 280 320 280 321 280 321 280 321 280 322 279 322 279 323 278 323 278 323 278 324 278 324 278 324 278 324 278 325 278 325 278 325 278 325 278 325 279 325 279 326 279 326 279 326 279 326 280 326 280 326 280 326 281 326 281 327 282 328 281 330 282 331 283 331 283 331 283 332 284 332 285 332 285 331 286 331 285 330 285 328 284 327 286 327 287 327 286 328 286 328 286 328 286 329 286 329 286 329 286 329 286 329 286 329 286 329 287 330 286 330 287 330 288 330 288 330 288 330 288 331 288 332 288 332 289 333 290 332 290 332 290 331 291 331 291 331 291 331 291 331 292 331 292 331 292 331 292 332 293 332 294 333 293 333 293 333 292 333 291 333 291 333 290 333 290 333 290 333 289 334 289 334 290 334 290 335 290 335 289 335 289 335 289 334 288 334 288 334 287 334 288 335 288 335 288 335 288 336 288 336 289 337 290 335 291 336 292 336 292 336 292 336 293 336 293 336 294 336 294 336 294 336 295 337 295 337 295 337 295 337 295 338 296 338 296 338 297 338 297 337 298 337 298 337 299 338 299 338 300 338 301 338 301 337 301 337 301 336 301 336 301 335 302 335 302 334 302 334 302 334 302 333 302 333 302 333 302 333 303 333 303 333 303 334 303 334 303 334 303 335 303 335 304 336 304 336 303 337 302 337 302 337 302 338 303 338 303 338 304 338 304 337 304 337 305 336 306 335 307 334 307 335 307 335 306 336 306 336 305 337 305 337 306 338 306 338 307 338 308 339 308 339 308 339 308 338 308 338 308 338 309 338 309 337 309 337 310 337 310 337 310 338 311 338 311 338 311 338 311 339 310 339 310 339 309 339 309 340 309 340 310 340 310 340 310 341 310 341 310 341 310 342 310 342 310 343 309 343 309 344 308 344 308 345 307 345 307 345 307 345 306 345 305 345 305 344 305 344 305 343 305 342 306 342 306 342 306 342 306 342 306 341 305 341 305 341 305 340 304 340 303 340 302 341 302 341 302 342 301 342 301 342 301 343 301 343 301 343 300 343 300 343 300 343 299 344 299 345 298 345 298 344 299 344 299 343 300 342 300 341 299 340 299 340 299 340 299 340 299 340 299 340 299 340 297 339 295 339 294 338 294 338 294 337 294 337 293 337 293 337 292 337 292 337 292 337 291 337 291 338 291 338 290 339 291 338 291 338 292 338 292 339 290 339 290 340 290 341 290 341 290 342 290 342 289 342 289 343 288 343 288 343 287 344 287 344 287 345 286 345 286 345 286 345 285 345 285 345 285 346 285 346 285 347 286 347 286 347 287 348 288 347 288 347 289 346 290 346 290 347 291 347 290 347 290 348 289 348 289 348 289 349 289 349 289 350 289 350 292 353 296 354 297 357 298 358 298 359 298 359 299 359 299 359 299 359 300 359 300 360 301 360 301 360 301 361 301 361 301 361 301 361 300 361 300 361 300 362 300 362 301 362 301 363 301 363 301 364 301 364 301 364 302 364 302 365 302 365 308 367 315 365 319 360 319 361 320 361 321 361 322 360 322 359 322 359 323 357 323 356 322 355 321 354 320 354 320 354 320 352 322 351 322 350 323 349 323 348 323 347 324 347 324 346 324 345 324 345 324 344 325 344 325 344 326 344 326 343 326 343 327 343 327 342 327 342 327 342 327 342 327 342 328 343 328 342 329 342 329 342 330 342 329 344 327 345 326 346 325 348 325 349 324 350 324 351 323 352 323 353 324 354 325 354 326 355 327 357 325 359 326 361 326 361 327 361 327 362 327 362 327 362 327 363 329 366 330 369 332 372 332 372 332 373 332 374 332 374 331 374 331 374 331 374 331 375 331 375 330 375 330 375 329 376 329 376 329 377 329 377 329 378 329 379 329 379 329 380 329 380 328 380 328 381 328 381 328 381 329 381 329 381 329 382 329 382 329 383 329 383 329 384 330 383 330 383 330 383 331 383 331 383 331 383 332 383 332 383 333 383 333 383 334 383 334 384 333 384 333 385 332 385 332 385 332 385 332 385 332 385 331 385 331 385 331 385 331 386 331 386 331 387 331 388 331 388 331 389 331 389 331 389 331 389 331 390 331 390 332 390 332 390 332 390 332 390 332 390 332 390 332 390 333 390 333 389 333 389 334 389 334 389 334 389 334 390 334 390 334 390 334 390 333 390 333 390 333 390 333 391 333 391 333 391 333 391 332 391 332 392 332 392 332 392 332 392 332 392 332 392 331 392 331 392 330 392 330 393 331 393 331 393 331 393 331 394 331 394 330 394 330 394 330 394 329 394 329 394 329 394 329 394 328 394 328 394 327 394 327 394 327 394 327 394 327 394 327 395 328 395 329 395 330 395 330 395 331 395 331 395 331 395 331 395 331 396 331 396 331 396 331 396 332 397 332 397 332 396 333 396 334 395 336 395 336 394 337 393 337 393 337 392 338 392 338 391 339 390 339 390 339 390 339 390 340 390 340 390 340 390 340 391 341 390 341 390 342 389 342 389 343 389 343 389 343 389 343 389 343 389 344 389 344 389 346 387 348 386 350 384 350 385 350 385 351 386 350 386 350 386 350 387 350 387 350 387 351 387 351 387 351 388 351 388 352 388 352 388 352 388 352 388 353 389 353 389 353 389 354 389 354 389 354 388 354 388 355 388 355 389 355 389 355 389 355 389 355 390 355 390 355 391 356 391 356 391 356 391 356 390 356 390 357 389 357 389 357 388 358 388 357 388 357 388 357 387 358 387 359 387 359 387 360 388 359 388 359 388 359 389 359 389 359 390 360 390 360 390 361 390 361 390 362 391 363 391 363 394 364 395 365 396 365 397 366 398 366 399 366 399 366 399 367 400 368 400 368 400 369 400 370 400 370 399 371 399 371 399 371 399 371 399 371 398 371 398 370 397 370 396 370 396 369 395 368 394 369 393 369 393 369 392 370 392 370 391 370 390 370 389 370 389 371 389 371 389 372 388 373 387 374 385 374 385 374 385 374 384 375 384 375 384 375 384 376 384 376 384 376 385 377 385 377 385 378 385 378 385 379 386 379 386 379 387 380 387 381 387 381 387 381 388 380 388 380 388 380 388 380 388 380 389 380 389 380 389 380 389 380 389 380 388 379 388 379 387 378 386 378 386 377 385 376 385 376 385 375 385 374 386 374 386 374 387 374 388 374 388 373 389 373 389 373 390 373 390 373 391 373 391 374 391 374 391 374 391 374 391 374 391 375 392 376 392 376 393 376 393 375 394 375 394 376 394 376 394 376 394 376 394 376 395 377 395 377 395 377 395 377 395 379 395 381 394 382 394 384 392 386 391 388 390 389 390 389 390 390 390 390 389 391 389 392 389 392 389 392 389 392 389 392 388 393 388 393 388 393 389 393 390 393 391 392 391 392 391 392 391 392 391 392 392 392 392 392 392 393 392 393 393 392 393 391 393 391 394 390 395 390 396 389 396 388 397 387 398 386 400 386 401 387 403 386 404 386 404 386 404 387 404 387 404 387 404 388 405 388 404 389 404 390 405 388 405 387 406 386 407 385 407 385 408 385 408 385 409 386 410 385 411 385 411 385 411 385 411 384 412 385 413 385 414 385 415 384 415 384 416 383 417 383 418 384 419 384 419 385 420 385 419 385 419 385 419 385 418 385 418 386 418 386 418 386 418 386 418 386 418 386 419 386 420 386 421 386 422 386 422 385 422 385 422 385 422 385 422 384 422 383 422 383 421 382 422 381 423 380 425 380 425 380 426 379 426 379 427 378 427 378 427 378 427 378 427 377 427 377 427 377 427 377 427 377 428 376 428 376 428 375 429 374 430 374 431 373 432 372 433 372 433 371 434 371 436 372 437 372 437 372 438 371 439 371 439 370 439 370 439 369 439 369 439 368 439 368 439 367 438 367 439 367 439 367 439 366 439 365 440 364 442 362 443 361 443 360 443 359 444 358 444 356 445 355 446 353 448 351 449 350 451 351 451 351 451 352 451 352 452 352 452 351 452 351 452 351 452 351 452 350 452 349 452 349 453 348 454 348 454 348 455 349 455 348 456 348 456 348 456 347 457 347 457 347 457 347 457 347 457 348 459 349 460 350 461 351 461 351 461 351 462 351 462 350 462 350 462 349 462 349 462 348 462 349 462 348 461 348 461 347 460 347 461 346 461 346 461 345 460 344 460 344 460 344 461 344 461 344 461 345 461 345 462 345 462 345 463 345 464 344 464 343 463 343 462 342 461 342 460 341 459 341 459 341 459 340 458 340 458 338 459 338 458 337 459 336 458 335 459 334 459 334 459 333 459 329 462 324 465 321 470 322 470 322 470 322 471 322 471 321 472 321 472 320 472 320 472 319 473 319 473 318 474 318 474 318 475 318 475 317 475 317 476 317 476 317 476 316 476 315 476 314 476 314 476 314 476 313 476 313 477 312 478 312 478 312 479 312 480 312 481 312 482 311 482 311 483 311 483 311 484 311 485 312 484 313 483 314 482 314 482 314 482 315 482 315 481 314 480 313 480 313 479 314 478 315 478 315 478 316 479 316 479 316 480 316 480 316 481 317 481 318 482 318 481 319 481 320 481 320 480 321 480 321 480 321 479 321 478 320 478 321 477 321 477 320 476 320 475 320 475 320 475 320 475 319 475 320 474 320 474 321 474 322 475 322 476 322 476 322 476 322 476 322 477 322 477 323 477 322 477 322 477 322 478 322 478 322 478 322 478 322 478 322 478 323 479 323 479 323 479 323 479 323 479 323 479 323 479 324 479 325 479 325 479 325 478 326 477 327 477 327 477 327 476 327 477 327 477 327 477 327 477 327 478 327 478 328 479 328 479 329 478 329 478 329 477 329 476 329 476 328 476 328 475 329 475 329 475 329 475 329 475 329 475 330 475 330 475 330 475 330 475 330 475 331 474 331 474 331 473 332 472 332 471 332 470 333 469 333 469 333 468 333 468 334 467 334 466 335 466 335 466 336 466 336 466 336 466 337 466 338 467 338 468 339 468 339 469 338 469 338 468 338 468 337 468 337 468 337 468 337 468 336 468 336 468 336 469 336 469 335 470 335 471 335 472 338 472 340 472 342 470 342 469 343 468 344 469 344 469 344 470 345 470 345 470 346 470 346 469 346 469 345 469 345 469 345 468 345 468 345 468 345 468 345 468 345 468 345 467 346 467 347 468 347 468 347 468 347 469 347 469 347 469 348 469 348 469 348 469 348 469 348 468 348 468 349 467 349 467 349 466 350 466 350 466 350 466 350 466 350 466 351 466 351 466 351 465 352 465 352 465 352 465 353 465 353 465 354 464 354 463 355 462 356 462 357 462 357 461 358 461 358 461 359 462 359 462 359 462 359 462 359 462 359 462 359 462 358 463 358 465 359 466 359 466 359 466 359 466 359 466 359 467 358 467 358 467 358 467 358 467 359 467 360 466 360 465 360 464 360 462 361 462 361 462 362 462 362 462 362 461 362 461 363 461 364 460 366 459 367 459 367 459 368 459 368 459 368 459 369 458 369 458 369 458 370 458 371 458 371 457 372 456 372 455 372 454 372 454 373 453 373 453 374 453 374 453 373 454 373 455 373 457 373 457 373 457 373 457 373 458 374 457 374 457 374 456 374 456 374 455 375 455 375 454 376 453 376 453 376 451 377 451 377 451 377 450 377 450 376 450 376 450 376 450 376 450 376 450 375 450 375 451 374 450 374 450 373 450 373 451 373 451 373 451 372 452 372 451 372 451 372 451 372 451 373 450 374 449 375 448 375 448 376 447 376 447 377 447 377 447 378 446 378 446 378 446 379 446 380 444 381 443 383 442 384 443 385 444 386 443 386 443 387 442 387 442 386 442 386 442 385 442 386 441 386 440 387 440 387 439 387 439 387 439 387 439 387 438 387 438 388 437 388 438 389 438 389 438 389 439 389 439 390 439 391 439 392 438 392 437 393 436 394 436 395 436 395 436 395 436 395 436 396 436 396 435 396 435 396 434 396 434 396 434 397 433 397 434 397 434 397 435 398 435 398 435 399 434 399 434 399 433 399 433 399 433 400 432 400 431 401 431 401 431 401 430 401 430 402 430 402 430 401 429 401 429 401 429 401 429 401 429 401 429 401 428 401 428 402 428 402 427 402 427 401 427 401 426 401 426 400 427 400 427 400 427 399 427 399 427 399 427 399 426 399 426 400 425 401 425 402 424 402 424 403 424 403 424 403 424 403 423 404 423 404 423 404 423 404 423 405 423 405 424 405 424 405 424 405 423 405 423 405 422 406 421 407 421 408 421 408 421 409 421 409 421 409 420 410 419 410 419 410 419 411 419 411 419 411 418 411 418 411 418 411 418 410 418 410 418 410 417 410 417 410 417 410 416 411 415 411 415 412 415 412 416 412 416 412 416 412 416 412 417 413 417 413 417 413 417 414 417 414 417 414 417 414 417 414 417 415 416 415 415 416 414 416 414 417 414 417 414 417 413 418 413 418 412 418 412 417 412 417 412 417 412 418 411 418 411 418 411 418 411 418 410 418 410 418 410 418 410 417 410 417 410 417 410 418 409 418 408 418 407 418 407 418 406 418 406 418 406 418 406 418 406 419 406 419 406 419 406 419 407 419 407 419 407 419 408 420 408 420 408 420 408 419 409 419 410 419 409 420 409 420 410 420 410 421 410 421 410 421 410 422 410 422 410 422 409 422 409 423 409 423 409 424 409 424 409 424 409 424 409 424 409 425 408 426 408 426 407 426 408 427 408 427 408 427 408 428 407 428 407 428 407 428 407 428 406 428 406 428 406 428 406 428 406 429 405 429 405 429 404 429 404 429 404 429 404 430 403 430 403 429 403 427 403 426 404 426 403 427 403 428 403 429 402 429 402 430 402 430 402 430 401 431 401 431 401 431 401 431 401 431 400 431 400 431 400 430 400 430 399 431 399 431 398 432 398 432 397 433 397 433 396 433 395 433 395 434 395 435 395 436 395 437 394 438 393 439 392 439 391 440 390 440 389 440 387 439 386 439 386 439 386 439 386 439 386 438 386 438 386 438 386 437 386 436 385 436 385 436 385 436 384 436 384 435 384 435 384 435 384 434 384 434 384 434 384 434 384 433 384 433 384 433 384 433 384 432 384 432 383 431 384 430 384 430 385 430 385 429 385 429 385 429 385 429 385 429 384 429 384 429 384 429 384 429 384 429 383 429 383 429 383 429 383 429 382 429 382 429 382 428 382 428 382 428 382 428 382 429 382 429 381 429 381 429 380 430 380 430 379 430 378 430 377 431 377 432 377 432 377 432 377 432 377 432 376 432 376 432 376 431 376 431 376 431 376 432 376 432 376 432 375 433 375 434 375 434 375 435 374 435 374 435 374 435 373 435 373 435 373 435 373 435 373 435 373 435 373 435 372 435 372 435 372 435 372 435 372 436 372 436 372 436 372 437 372 437 372 437 372 437 371 437 371 437 370 437 370 436 370 436 370 436 370 436 370 436 369 436 369 436 369 436 369 436 369 436 369 436 369 436 369 436 369 437 369 437 369 437 369 437 369 437 370 438 370 438 369 438 369 438 369 438 369 438 368 439 367 439 367 438 366 438 366 438 366 438 366 439 365 439 365 439 365 439 366 439 366 440 366 440 366 440 367 440 367 439 368 439 368 439 369 439 369 439 369 439 369 439 370 439 370 439 370 440 370 440 370 441 370 441 370 441 369 442 369 442 369 442 369 443 369 443 368 443 368 443 367 445 365 444 364 444 364 444 364 444 364 443 364 443 364 442 364 442 364 442 364 442 364 442 364 441 364 442 364 443 363 445 364 446 363 447 363 447 363 448 363 448 363 448 362 448 362 449 361 449 361 449 360 449 360 449 359 449 359 449 358 449 358 449 357 448 357 448 356 447 355 447 355 446 355 446 354 445 354 445 354 445 354 445 353 446 353 446 353 446 353 447 354 447 354 447 354 447 354 448 355 448 355 448 354 449 354 449 354 449 354 449 354 450 355 450 354 451 354 451 354 452 353 452 352 452 352 452 352 453 352 453 351 453 351 454 351 454 350 454 350 454 349 454 349 453 349 453 349 453 349 453 348 453 348 453 348 453 347 454 347 455 346 456 344 457 342 458 342 458 341 459 341 459 341 460 342 461 342 461 341 461 341 461 340 461 339 460 339 460 338 460 337 461 336 462 335 464 334 465 334 466 333 467 333 468 331 469 330 471 329 473 328 474 326 475 325 475 324 475 322 475 321 475 321 476 320 476 321 477 322 476 322 476 323 476 324 476 325 476 326 476 326 476 326 477 327 477 327 478 327 479 327 479 327 480 327 481 327 482 328 483 328 484 327 484 326 484 326 484 324 485 323 486 322 487 321 488 321 489 321 490 321 491 321 492 320 493 320 494 320 494 320 492 322 488 323 486 325 485 326 485 327 484 328 483 329 483 329 482 330 483 330 484 331 485 332 485 332 485 333 486 333 487 333 487 333 488 334 489 334 491 335 492 336 493 335 495 336 496 338 492 337 489 335 486 335 485 335 483 336 482 336 481 336 480 336 479 335 479 334 479 334 478 333 478 333 477 333 477 334 475 335 474 336 473 337 472 337 471 338 470 339 469 340 467 340 466 342 465 342 465 343 465 343 465 343 465 344 465 344 466 345 466 346 467 347 467 348 467 349 466 350 466 350 466 350 466 351 465 351 465 352 465 353 465 354 464 355 463 356 462 358 461 359 461 361 461 362 460 363 460 364 460 364 459 365 459 366 459 366 460 367 460 368 461 368 462 369 462 369 463 369 463 369 463 369 464 369 465 369 465 369 466 368 467 368 468 367 468 366 469 366 469 366 469 366 470 366 470 366 469 367 469 368 468 369 468 369 468 369 468 369 467 369 467 369 468 370 468 370 468 370 468 370 468 370 468 370 469 371 468 371 467 371 467 371 467 371 466 371 466 371 466 372 465 371 465 372 465 372 464 372 464 372 464 373 465 373 465 373 465 374 465 374 464 374 464 374 463 374 462 374 462 374 461 374 461 374 461 375 460 374 460 374 460 374 459 375 459 375 459 375 459 375 459 375 459 375 459 376 459 376 459 376 459 376 459 376 459 376 459 376 459 376 459 377 459 377 458 377 458 377 458 377 457 377 457 377 457 378 457 378 458 379 458 379 458 379 458 380 458 380 458 380 458 380 459 381 460 380 460 380 460 380 460 380 460 381 460 381 460 381 460 381 461 381 461 381 462 381 462 381 462 381 463 381 463 380 463 380 463 380 463 380 463 380 464 380 464 380 465 380 465 379 466 380 466 380 466 380 467 381 467 381 467 381 468 381 468 381 469 380 469 380 469 379 469 379 469 379 469 379 469 379 469 379 469 379 468 379 468 378 467 378 467 378 467 378 466 378 466 378 466 378 466 378 468 378 469 378 470 379 470 379 470 379 470 379 470 379 470 380 470 380 470 380 470 380 470 380 471 380 471 380 471 380 471 379 472 379 471 379 471 378 471 378 471 378 471 378 471 378 471 377 472 377 472 377 472 377 473 377 473 376 473 376 473 375 473 375 474 375 474 375 474 375 475 374 475 374 475 374 475 373 475 373 475 372 475 372 476 371 476 371 477 371 477 372 476 372 476 372 476 373 477 373 477 373 477 373 477 372 477 372 477 372 478 371 478 371 479 370 479 369 479 369 479 368 480 368 480 368 480 370 479 371 478 373 478 373 478 374 478 374 478 375 479 375 479 375 479 375 479 374 479 373 479 373 479 373 480 373 480 372 480 372 481 372 481 372 481 372 481 371 481 371 481 371 481 371 481 370 482 370 482 370 482 369 483 369 483 369 483 369 484 369 484 369 484 368 484 368 483 368 484 368 484 367 483 367 483 367 483 367 483 366 482 366 483 365 483 365 484 365 484 366 484 366 484 367 485 367 485 367 485 367 485 367 485 367 485 368 486 368 486 367 487 367 486 366 486 366 486 366 486 365 486 365 486 365 486 365 486 365 486 364 486 364 486 363 486 363 486 362 486 362 487 361 487 362 487 362 487 363 487 363 487 364 487 364 487 365 487 365 488 366 488 366 489 366 489 365 488 365 488 364 488 364 488 363 488 363 488 363 488 363 488 362 488 362 489 362 489 362 489 362 489 362 489 362 490 362 490 362 490 361 490 361 490 361 490 360 490 360 490 359 490 359 490 358 490 358 490 358 490 358 491 358 491 358 491 358 491 358 491 358 491 359 491 360 491 361 491 361 491 362 492 362 492 363 492 363 493 363 493 362 493 361 493 360 493 360 493 360 493 359 494 359 494 359 494 359 494 360 494 360 494 361 494 362 496 362 497 361 497 362 497 362 497 362 498 362 498 362 499 362 499 362 499 361 499 361 500 361 500 362 500 362 500 363 501 362 501 362 501 361 501 361 501 360 501 360 501 359 502 359 502 360 502 360 502 361 502 361 502 361 502 361 503 362 504 362 504 361 504 360 504 360 504 359 503 359 503 358 503 357 504 357 504 356 504 356 505 357 505 357 505 358 505 358 506 358 506 358 506 358 505 359 505 359 506 359 507 359 507 360 507 360 507 360 507 360 507 360 508 359 508 359 508 359 508 358 508 358 509 358 509 358 510 358 510 357 510 357 509 357 509 357 509 357 509 357 509 357 508 357 508 357 508 357 508 358 507 358 507 358 507 357 507 357 507 357 507 356 507 356 507 356 507 356 507 355 507 355 508 355 508 355 508 355 507 355 507 355 507 355 507 355 507 355 506 355 506 354 506 354 505 354 505 354 505 354 505 355 504 355 504 355 504 355 504 354 504 354 505 354 505 353 504 353 504 353 504 353 504 353 504 353 504 353 504 353 504 353 505 353 506 353 506 353 507 352 507 352 508 351 508 351 508 351 508 350 509 350 509 350 509 349 510 349 509 349 509 348 509 348 509 348 509 348 509 348 509 347 509 347 509 346 509 346 508 346 508 346 508 346 508 346 508 346 508 345 508 345 508 345 507 345 507 345 507 345 507 346 507 346 507 346 506 347 506 347 506 348 505 348 504 348 504 347 503 347 503 347 503 346 502 347 501 347 501 347 501 348 500 348 500 349 499 349 499 348 499 348 500 347 501 347 501 346 502 346 502 345 503 345 503 345 503 346 503 346 504 346 504 346 504 346 504 346 504 346 505 346 505 345 505 345 505 345 505 345 506 345 506 344 506 344 506 344 506 344 506 343 506 343 506 343 505 343 505 343 506 342 506 342 506 342 506 342 507 343 507 343 507 343 507 343 507 343 508 343 508 343 508 343 508 343 507 342 507 342 507 342 507 341 506 341 505 341 505 342 505 342 505 343 505 343 505 343 504 344 504 344 504 344 503 344 503 344 503 343 503 343 504 343 504 342 504 342 504 342 504 341 504 340 503 340 503 340 502 341 502 341 502 341 501 342 501 342 501 342 500 343 500 342 500 342 500 342 500 342 500 341 500 341 500 341 501 341 501 341 501 340 502 340 502 340 502 339 502 339 502 339 502 339 502 339 502 339 503 339 503 338 503 338 504 338 504 338 504 338 505 338 505 338 505 338 505 337 505 337 505 336 505 335 506 335 506 335 506 334 506 334 506 333 506 333 505 333 505 333 505 333 504 334 504 334 504 334 504 333 505 332 506 332 506 332 507 332 507 332 507 332 507 333 507 333 508 333 508 333 508 332 509 331 510 329 512 328 512 327 512 327 513 327 513 328 513 328 513 328 511 329 510 332 509 334 509 335 509 336 509 336 508 337 508 337 508 337 507 338 507 338 507 339 507 339 508 340 508 339 509 339 510 338 511 339 511 339 511 339 511 339 511 339 511 338 511 338 511 338 511 337 512 337 512 337 513 336 513 337 513 337 512 338 513 338 513 338 513 338 514 338 514 338 514 337 514 337 514 336 515 335 516 335 516 335 516 336 516 336 516 337 517 337 517 337 518 336 518 336 518 336 519 336 519 336 519 335 520 335 520 334 520 334 520 333 521 332 521 333 522 333 522 333 522 334 522 334 522 335 521 335 522 335 522 336 523 335 523 335 524 335 524 334 524 333 525 332 526 332 526 331 527 331 527 331 528 330 528 331 529 331 531 331 534 332 536 333 535 333 534 333 533 332 531 332 529 331 528 332 527 332 527 332 527 332 527 332 527 332 527 333 527 333 526 334 526 335 526 335 526 335 526 335 526 336 526 336 526 336 525 336 525 337 526 337 526 338 526 338 526 338 527 338 527 338 527 338 527 339 528 339 528 339 529 339 529 339 530 338 531 338 531 337 532 337 531 339 529 340 528 341 527 341 527 341 526 341 526 341 526 342 526 342 527 343 528 342 529 342 529 342 529 342 530 341 530 341 531 341 531 341 532 341 533 341 534 341 533 341 533 342 532 342 532 343 532 343 532 343 531 344 532 344 532 344 532 344 533 344 533 343 533 343 534 343 534 343 534 343 534 343 534 344 535 343 536 343 536 344 536 344 537 344 537 344 537 344 538 344 538 343 539 342 540 341 541 340 541 340 541 340 541 340 542 340 542 340 542 341 542 341 542 341 542 341 541 341 541 342 541 342 539 344 538 346 537 347 536 347 536 347 536 348 536 348 536 348 536 348 536 349 537 348 537 348 539 347 541 350 543 349 543 350 543 350 542 350 542 350 541 350 541 350 542 350 542 351 543 351 543 351 544 352 544 352 545 352 545 351 545 351 544 351 544 351 544 350 544 350 545 350 545 350 545 350 546 349 546 348 547 347 547 346 548 346 548 345 549 345 549 344 550 344 550 344 550 345 550 345 550 346 550 346 550 347 550 348 550 349 550 349 549 350 549 350 548 351 548 352 549 352 549 353 550 353 551 353 551 353 551 354 551 355 551 355 552 355 552 355 553 355 554 356 554 356 555 356 556 355 557 355 558 355 557 356 557 356 557 357 557 357 557 357 558 357 558 357 559 358 559 358 560 359 560 359 560 360 561 361 562 361 562 361 563 361 563 360 565 359 568 358 571 358 575 358 579 358 582 359 583 359 584 359 584 360 585 360 586 360 586 360 587 360 588 361 589 361 590 361 592 361 593 361 594 360 594 359 594 359 593 359 593 358 593 358 592 358 592 357 592 357 592 356 593 356 593 356 594 356 594 356 594 356 594 357 594 357 595 358 596 357 596 356 597 357 597 358 596 358 595 358 595 358 595 359 595 359 595 359 595 359 595 359 596 359 596 360 596 360 596 360 596 361 596 361 596 361 595 362 595 362 594 362 594 362 594 362 593 363 594 363 594 363 594 364 595 364 595 364 596 364 597 365 597 365 598 365 598 366 599 366 600 367 601 367 602 367 604 368 606 368 608 368 608 368 609 368 609 367 610 367 611 366 612 366 612 366 612 366 613 365 613 365 613 365 613 365 613 365 612 365 612 364 612 364 612 363 613 363 613 363 613 363 614 363 615 363 616 362 616 361 617 361 617 360 617 360 618 360 619 360 619 360 620 361 620 361 621 362 621 362 621 363 622 363 622 364 622 364 623 364 623 364 623 364 623 364 623 365 623 365 623 365 622 365 622 365 621 365 621 366 621 367 621 368 621 369 621 369 621 369 621 370 621 370 621 371 621 371 620 371 620 370 621 370 621 370 620 369 620 368 620 368 620 367 620 367 620 367 619 367 619 366 620 366 620 365 620 364 620 364 620 363 619 362 619 362 618 361 618 362 617 362 617 363 616 363 616 364 616 364 616 364 617 365 617 365 617 365 618 366 617 367 617 367 617 367 617 368 617 368 618 368 618 368 618 369 618 369 617 369 617 369 617 370 617 370 616 371 616 370 616 370 616 371 615 371 615 371 615 372 614 372 614 372 615 373 617 374 618 375 619 375 619 375 619 376 620 376 620 376 620 376 620 376 620 376 620 376 622 376 623 375 625 374 625 374 626 373 626 374 626 374 625 375 625 375 625 375 624 375 624 375 623 376 622 376 622 377 622 377 622 377 622 377 622 377 622 377 622 377 624 378 626 379 627 381 627 381 628 382 628 382 628 382 629 382 629 381 630 381 630 381 631 381 631 381 632 381 632 381 631 381 631 382 630 382 630 382 630 382 630 382 630 382 630 383 630 383 631 384 634 384 635 385 636 386 636 387 637 388 637 388 638 388 638 388 639 389 638 390 639 391 639 392 639 392 640 392 640 393 640 393 641 394 641 394 642 394 642 394 643 394 643 394 643 395 643 395 643 396 644 397 646 398 648 400 650 401 651 401 651 401 651 401 652 401 652 402 652 402 652 402 652 402 653 402 653 402 653 403 653 403 653 403 653 404 654 404 654 404 655 405 655 405 656 405 656 405 656 405 656 404 656 404 656 403 656 403 656 402 656 402 657 402 657 403 658 403 658 402 657 402 657 402 657 402 657 402 657 401 657 401 657 401 657 401 657 402 659 402 659 401 659 401 660 402 660 402 660 402 661 402 661 402 662 402 662 402 662 402 662 401 662 401 662 401 662 400 662 400 662 399 662 399 662 398 662 398 662 398 661 398 661 397 661 397 661 397 661 397 661 396 660 395 660 394 659 395 658 395 657 395 657 395 657 395 657 394 658 394 658 394 658 393 658 393 658 392 657 392 657 392 657 391 656 391 656 391 656 391 656 390 656 390 656 390 655 390 654 389 652 388 650 389 649 389 649 389 648 389 649 389 649 388 650 387 650 387 651 387 651 387 651 386 650 385 650 384 651 384 652 385 652 386 653 387 654 388 655 387 656 387 656 386 657 386 657 387 657 387 657 388 657 389 658 391 660 391 660 391 660 392 661 391 661 391 661 391 661 391 662 389 660 387 661 385 662 386 662 387 662 388 662 390 663 392 663 393 664 394 665 395 665 396 665 397 665 398 663 398 664 399 664 399 664 399 664 400 664 400 665 400 665 401 666 401 666 400 667 400 667 401 668 401 668 401 668 401 668 400 668 400 669 400 669 400 669 400 669 400 669 399 669 399 670 399 670 399 670 399 670 399 670 400 670 400 671 401 671 402 672 403 673 404 674 405 674 405 674 405 674 405 674 405 675 405 675 405 675 403 676 402 675 401 675 400 674 398 674 397 673 397 673 396 673 395 674 395 674 395 675 395 673 393 672 391 672 388 672 387 672 387 672 386 672 386 671 386 671 386 670 386 670 385 671 385 671 384 671 384 671 383 671 383 671 383 670 383 670 383 670 382 670 382 670 381 669 380 668 379 667 379 667 378 667 377 669 379 670 380 672 382 672 381 670 380 670 378 670 377 671 376 672 376 671 377 671 378 671 378 672 379 672 380 672 380 673 381 673 381 673 382 673 382 673 382 673 383 673 384 674 384 673 385 673 386 673 386 673 387 673 387 674 387 674 387 674 388 673 389 674 389 674 390 674 390 674 390 675 390 675 390 675 391 675 391 675 391 676 391 676 391 677 390 677 390 678 391 676 393 677 394 677 395 678 396 678 397 679 397 679 398 679 399 679 399 679 400 679 400 680 401 680 401 681 401 681 401 681 402 681 402 681 402 680 403 680 403 680 403 681 403 681 403 681 404 682 404 683 405 683 405 684 405 684 405 685 405 685 405 685 405 685 405 686 405 686 405 686 405 686 405 685 404 685 404 685 404 684 403 685 403 685 403 685 404 686 404 686 405 687 405 687 405 687 405 687 405 687 405 687 405 687 405 688 404 688 403 688 403 688 402 688 402 688 401 688 401 688 400 689 400 689 400 689 399 690 399 690 399 690 399 690 399 690 398 690 399 690 399 690 399 690 400 690 400 689 401 689 402 689 402 689 403 689 403 689 403 688 404 689 404 688 405 688 405 688 405 688 405 688 406 688 406 688 406 688 406 688 406 688 406 688 407 688 407 688 408 688 408 688 408 688 409 688 409 689 410 690 410 690 410 690 410 690 411 690 411 691 411 691 410 691 410 692 410 692 410 692 410 692 410 692 409 692 409 692 408 693 408 693 407 693 408 693 408 693 408 693 408 693 409 692 409 693 410 694 410 693 410 693 411 693 411 692 411 692 411 691 411 691 412 691 412 691 413 691 413 692 413 692 414 692 414 692 414 692 414 693 414 692 415 693 415 693 415 693 415 694 415 694 415 694 414 694 414 694 413 694 413 694 412 694 412 695 412 695 412 695 411 695 412 695 412 697 412 699 412 700 413 700 413 700 413 700 413 700 413 700 414 700 413 699 413 698 413 697 413 697 413 697 412 696 412 695 412 695 413 695 414 695 415 695 415 695 416 697 417 698 418 700 420 700 420 700 420 700 420 701 421 701 421 701 421 701 421 702 422 702 422 703 422 702 422 702 422 702 422 702 422 701 422 701 422 701 422 700 422 700 421 700 421 699 421 699 420 698 419 697 418 696 418 695 417 694 417 694 417 694 417 694 417 694 417 694 418 694 418 694 418 694 418 694 419 694 419 694 419 694 419 694 420 694 420 694 420 694 420 695 420 695 420 695 420 695 421 695 421 695 421 695 421 695 421 695 421 695 422 695 423 695 423 695 423 695 423 695 423 696 423 696 424 696 424 697 424 697 424 697 424 697 424 696 425 696 425 697 426 697 426 697 426 698 426 699 426 699 426 699 426 700 426 700 427 700 427 700 427 700 427 700 427 700 427 699 427 699 427 698 427 698 427 697 427 697 427 696 427 696 427 696 427 696 428 696 428 696 428 696 429 695 429 695 430 695 430 695 430 695 430 695 430 695 430 695 430 696 430 697 431 698 432 698 432 698 432 698 432 699 432 699 431 699 431 699 430 700 430 700 430 700 430 700 430 700 430 700 431 700 431 700 431 700 431 700 431 700 431 700 431 700 432 700 432 700 432 701 432 701 432 702 433 702 433 702 433 703 433 703 433 703 433 704 433 704 432 704 432 704 432 704 432 704 432 704 431 704 431 704 432 704 432 704 432 704 432 704 433 704 433 705 433 704 434 704 434 704 434 703 434 703 434 703 434 703 434 703 435 703 435 703 436 704 437 704 437 704 437 705 438 705 438 705 438 705 439 706 439 706 439 706 440 707 440 707 440 707 440 708 440 708 440 708 440 708 440 708 440 708 440 708 440 708 440 708 441 707 441 707 441 708 441 707 442 707 442 707 442 707 443 707 443 708 443 708 443 709 443 709 443 710 443 710 443 710 443 710 443 710 443 710 443 710 443 710 444 711 445 710 445 710 446 711 446 711 446 711 446 712 447 712 447 712 447 712 448 712 448 712 449 713 449 713 449 713 449 713 449 714 450 714 450 713 450 713 450 713 450 713 450 712 449 712 449 711 448 711 447 711 447 710 447 710 447 710 447 710 447 709 447 709 448 710 448 710 448 710 448 710 449 710 449 710 450 711 450 711 450 711 451 710 451 710 451 710 451 710 452 711 452 711 452 711 452 711 452 711 452 710 452 710 453 710 453 709 453 709 453 709 454 708 454 708 453 708 453 708 453 708 453 709 452 709 452 709 452 710 452 710 451 710 451 710 451 710 451 710 451 710 450 710 450 710 450 709 450 709 450 709 450 709 449 709 449 709 449 709 449 709 448 709 448 709 448 709 448 709 447 708 447 707 448 707 448 707 449 708 450 707 450 707 451 707 451 707 451 707 451 707 452 707 452 706 452 706 452 706 452 706 453 706 453 706 454 706 454 706 455 706 456 706 456 706 456 706 456 706 456 707 456 707 456 707 456 707 456 707 456 708 455 708 456 708 456 708 457 709 457 709 458 709 458 709 458 709 459 709 459 709 460 709 460 709 460 710 460 710 460 710 460 710 460 710 460 711 459 711 459 712 459 712 459 712 459 712 458 713 458 713 458 713 458 713 457 713 457 712 456 712 456 712 456 712 456 712 456 712 456 712 456 713 455 713 455 713 455 713 454 712 454 712 454 712 454 712 453 712 453 712 453 713 454 713 454 713 454 714 454 714 454 714 453 714 453 715 453 715 452 717 452 717 452 718 452 718 453 719 453 719 453 720 452 720 452 720 453 720 453 720 453 720 453 720 453 720 453 720 454 720 454 720 454 718 454 717 454 716 454 716 454 716 454 716 454 715 454 715 454 715 454 715 454 715 454 715 455 715 455 714 455 714 456 714 456 714 457 714 457 715 457 715 457 715 458 715 458 715 458 715 458 715 458 715 458 715 458 714 459 714 460 713 461 713 461 713 463 712 463 712 463 712 463 712 463 711 464 712 464 712 465 712 465 712 466 712 466 712 467 713 468 714 468 714 469 715 469 715 469 715 468 715 468 715 467 716 466 716 465 717 465 717 464 717 462 717 462 716 462 716 461 716 461 716 461 716 461 717 461 718 460 719 459 720 458 720 458 720 459 720 459 720 459 719 459 719 459 719 459 719 459 719 460 719 460 720 460 720 461 719 461 718 461 718 462 719 462 719 462 719 462 720 462 719 463 719 463 719 463 718 463 718 463 718 464 718 464 718 464 718 465 718 465 718 465 718 465 718 466 718 466 718 466 719 467 719 467 719 467 719 467 719 468 719 468 718 468 718 468 718 469 718 469 718 469 717 469 717 470 717 470 718 471 718 471 717 472 717 471 717 471 716 471 716 472 716 474 717 474 717 475 717 475 717 475 717 475 717 476 717 476 717 477 718 477 718 476 718 476 718 475 718 475 718 475 718 475 718 474 719 474 719 474 720 473 720 473 720 473 720 473 720 473 720 472 720 472 720 471 720 471 721 470 721 470 721 470 721 470 721 470 722 470 722 470 722 471 722 471 722 472 722 472 722 473 723 474 723 474 723 474 723 474 723 474 724 473 724 473 724 473 724 473 724 472 724 472 724 472 725 472 725 472 725 473 725 473 724 474 724 474 724 475 724 475 725 475 725 475 726 475 726 475 726 474 727 472 728 471 728 469 728 466 726 463 725 460 724 459 724 459 723 459 723 459 722 459 722 459 721 458 722 458 722 458 723 457 725 456 726 456 726 456 726 456 726 456 727 456 727 456 726 457 726 457 725 457 725 457 725 458 725 459 726 459 727 461 729 464 729 467 729 467 729 468 729 468 729 469 729 469 729 470 728 471 729 472 729 472 730 473 731 473 732 472 732 473 731 474 731 474 730 474 730 474 729 474 728 474 728 475 728 475 727 475 727 476 727 476 727 477 727 477 727 478 728 480 729 482 729 484 729 484 729 485 729 485 729 485 729 485 729 485 732 485 734 483 735 482 737 480 738 478 739 476 739 474 740 472 739 471 739 469 738 467 738 465 738 464 738 463 738 462 738 462 738 461 739 461 739 461 739 461 739 462 740 460 740 460 740 460 740 460 740 458 740 458 Z M 553 364 C 554 364 554 364 554 364 554 364 555 363 555 363 555 362 556 362 556 362 556 362 557 362 557 361 557 361 557 361 557 361 556 360 556 361 556 361 556 361 555 361 555 361 555 361 555 362 554 362 554 362 554 363 554 363 553 363 553 364 553 364 553 364 553 364 553 364 Z M 458 349 C 459 349 459 348 459 348 458 347 458 347 458 347 458 347 457 348 457 348 457 348 457 348 457 349 457 349 457 349 457 349 458 350 458 349 458 349 Z M 457 351 C 456 351 456 351 456 351 456 351 456 351 456 351 457 352 457 351 457 351 Z M 449 356 C 449 357 449 357 449 357 449 357 449 357 450 357 450 357 450 357 450 357 450 356 449 356 449 356 Z M 438 376 C 438 376 437 377 437 377 438 378 438 378 439 378 439 377 440 377 440 377 440 376 440 376 439 375 439 375 438 376 438 376 Z M 380 446 C 380 446 381 446 382 446 382 446 382 445 382 445 382 444 381 444 381 444 380 445 380 445 380 445 379 445 380 446 380 446 Z M 389 444 C 389 445 389 445 389 445 390 446 390 445 391 445 391 445 391 445 392 445 392 445 392 445 391 444 391 444 391 444 391 444 390 444 390 444 390 444 390 444 389 444 389 444 Z M 341 397 C 342 397 343 396 343 395 343 395 344 394 344 393 344 392 345 391 344 391 343 391 343 392 343 392 342 393 342 393 341 393 340 393 340 394 340 395 341 396 341 397 341 397 Z M 321 264 C 322 264 322 264 323 264 323 264 323 264 324 264 324 263 324 262 324 262 323 262 323 262 323 262 322 261 322 261 321 261 321 261 320 262 320 263 320 264 321 264 321 264 Z M 426 23 C 426 23 426 23 426 22 426 22 426 22 426 22 427 21 427 21 427 21 427 20 428 20 428 20 427 20 427 20 427 20 427 20 427 20 426 20 426 20 426 20 426 21 426 21 426 20 426 20 425 20 425 21 425 21 425 21 425 22 425 22 425 22 426 22 426 22 425 22 425 23 425 23 425 23 426 23 426 23 Z M 503 50 C 503 50 503 49 504 49 504 49 504 48 505 48 505 47 506 46 506 46 507 45 507 45 507 45 507 44 508 44 508 44 509 43 509 43 509 42 509 42 509 41 509 41 509 41 508 41 508 41 508 41 507 41 507 41 507 41 507 41 508 41 508 41 509 41 509 40 509 40 509 40 508 40 508 40 507 40 507 40 506 41 506 42 505 43 505 44 504 44 504 46 504 46 503 47 503 48 503 48 503 48 503 49 503 49 503 49 503 49 503 49 502 49 502 49 503 50 503 50 503 50 Z N">
              <draw:equation draw:name="f0" draw:formula="425*logwidth/740"/>
              <draw:equation draw:name="f1" draw:formula="445*logheight/561"/>
              <draw:equation draw:name="f2" draw:formula="442*logwidth/740"/>
              <draw:equation draw:name="f3" draw:formula="430*logheight/561"/>
              <draw:equation draw:name="f4" draw:formula="433*logwidth/740"/>
              <draw:equation draw:name="f5" draw:formula="438*logheight/561"/>
              <draw:equation draw:name="f6" draw:formula="425*logwidth/740"/>
              <draw:equation draw:name="f7" draw:formula="434*logheight/561"/>
              <draw:equation draw:name="f8" draw:formula="435*logwidth/740"/>
              <draw:equation draw:name="f9" draw:formula="413*logheight/561"/>
              <draw:equation draw:name="f10" draw:formula="452*logwidth/740"/>
              <draw:equation draw:name="f11" draw:formula="413*logheight/561"/>
              <draw:equation draw:name="f12" draw:formula="448*logwidth/740"/>
              <draw:equation draw:name="f13" draw:formula="409*logheight/561"/>
              <draw:equation draw:name="f14" draw:formula="456*logwidth/740"/>
              <draw:equation draw:name="f15" draw:formula="403*logheight/561"/>
              <draw:equation draw:name="f16" draw:formula="433*logwidth/740"/>
              <draw:equation draw:name="f17" draw:formula="422*logheight/561"/>
              <draw:equation draw:name="f18" draw:formula="309*logwidth/740"/>
              <draw:equation draw:name="f19" draw:formula="488*logheight/561"/>
              <draw:equation draw:name="f20" draw:formula="267*logwidth/740"/>
              <draw:equation draw:name="f21" draw:formula="513*logheight/561"/>
              <draw:equation draw:name="f22" draw:formula="269*logwidth/740"/>
              <draw:equation draw:name="f23" draw:formula="506*logheight/561"/>
              <draw:equation draw:name="f24" draw:formula="168*logwidth/740"/>
              <draw:equation draw:name="f25" draw:formula="544*logheight/561"/>
              <draw:equation draw:name="f26" draw:formula="4*logwidth/740"/>
              <draw:equation draw:name="f27" draw:formula="527*logheight/561"/>
              <draw:equation draw:name="f28" draw:formula="229*logwidth/740"/>
              <draw:equation draw:name="f29" draw:formula="529*logheight/561"/>
              <draw:equation draw:name="f30" draw:formula="273*logwidth/740"/>
              <draw:equation draw:name="f31" draw:formula="507*logheight/561"/>
              <draw:equation draw:name="f32" draw:formula="45*logwidth/740"/>
              <draw:equation draw:name="f33" draw:formula="538*logheight/561"/>
              <draw:equation draw:name="f34" draw:formula="86*logwidth/740"/>
              <draw:equation draw:name="f35" draw:formula="556*logheight/561"/>
              <draw:equation draw:name="f36" draw:formula="346*logwidth/740"/>
              <draw:equation draw:name="f37" draw:formula="472*logheight/561"/>
              <draw:equation draw:name="f38" draw:formula="274*logwidth/740"/>
              <draw:equation draw:name="f39" draw:formula="364*logheight/561"/>
              <draw:equation draw:name="f40" draw:formula="532*logwidth/740"/>
              <draw:equation draw:name="f41" draw:formula="349*logheight/561"/>
              <draw:equation draw:name="f42" draw:formula="702*logwidth/740"/>
              <draw:equation draw:name="f43" draw:formula="445*logheight/561"/>
              <draw:equation draw:name="f44" draw:formula="685*logwidth/740"/>
              <draw:equation draw:name="f45" draw:formula="442*logheight/561"/>
              <draw:equation draw:name="f46" draw:formula="699*logwidth/740"/>
              <draw:equation draw:name="f47" draw:formula="476*logheight/561"/>
              <draw:equation draw:name="f48" draw:formula="679*logwidth/740"/>
              <draw:equation draw:name="f49" draw:formula="452*logheight/561"/>
              <draw:equation draw:name="f50" draw:formula="669*logwidth/740"/>
              <draw:equation draw:name="f51" draw:formula="426*logheight/561"/>
              <draw:equation draw:name="f52" draw:formula="667*logwidth/740"/>
              <draw:equation draw:name="f53" draw:formula="409*logheight/561"/>
              <draw:equation draw:name="f54" draw:formula="666*logwidth/740"/>
              <draw:equation draw:name="f55" draw:formula="417*logheight/561"/>
              <draw:equation draw:name="f56" draw:formula="694*logwidth/740"/>
              <draw:equation draw:name="f57" draw:formula="471*logheight/561"/>
              <draw:equation draw:name="f58" draw:formula="702*logwidth/740"/>
              <draw:equation draw:name="f59" draw:formula="456*logheight/561"/>
              <draw:equation draw:name="f60" draw:formula="707*logwidth/740"/>
              <draw:equation draw:name="f61" draw:formula="460*logheight/561"/>
              <draw:equation draw:name="f62" draw:formula="700*logwidth/740"/>
              <draw:equation draw:name="f63" draw:formula="469*logheight/561"/>
              <draw:equation draw:name="f64" draw:formula="702*logwidth/740"/>
              <draw:equation draw:name="f65" draw:formula="452*logheight/561"/>
              <draw:equation draw:name="f66" draw:formula="685*logwidth/740"/>
              <draw:equation draw:name="f67" draw:formula="414*logheight/561"/>
              <draw:equation draw:name="f68" draw:formula="680*logwidth/740"/>
              <draw:equation draw:name="f69" draw:formula="406*logheight/561"/>
              <draw:equation draw:name="f70" draw:formula="720*logwidth/740"/>
              <draw:equation draw:name="f71" draw:formula="443*logheight/561"/>
              <draw:equation draw:name="f72" draw:formula="564*logwidth/740"/>
              <draw:equation draw:name="f73" draw:formula="48*logheight/561"/>
              <draw:equation draw:name="f74" draw:formula="483*logwidth/740"/>
              <draw:equation draw:name="f75" draw:formula="34*logheight/561"/>
              <draw:equation draw:name="f76" draw:formula="406*logwidth/740"/>
              <draw:equation draw:name="f77" draw:formula="20*logheight/561"/>
              <draw:equation draw:name="f78" draw:formula="331*logwidth/740"/>
              <draw:equation draw:name="f79" draw:formula="44*logheight/561"/>
              <draw:equation draw:name="f80" draw:formula="323*logwidth/740"/>
              <draw:equation draw:name="f81" draw:formula="153*logheight/561"/>
              <draw:equation draw:name="f82" draw:formula="336*logwidth/740"/>
              <draw:equation draw:name="f83" draw:formula="181*logheight/561"/>
              <draw:equation draw:name="f84" draw:formula="269*logwidth/740"/>
              <draw:equation draw:name="f85" draw:formula="210*logheight/561"/>
              <draw:equation draw:name="f86" draw:formula="335*logwidth/740"/>
              <draw:equation draw:name="f87" draw:formula="236*logheight/561"/>
              <draw:equation draw:name="f88" draw:formula="292*logwidth/740"/>
              <draw:equation draw:name="f89" draw:formula="282*logheight/561"/>
              <draw:equation draw:name="f90" draw:formula="294*logwidth/740"/>
              <draw:equation draw:name="f91" draw:formula="336*logheight/561"/>
              <draw:equation draw:name="f92" draw:formula="324*logwidth/740"/>
              <draw:equation draw:name="f93" draw:formula="345*logheight/561"/>
              <draw:equation draw:name="f94" draw:formula="357*logwidth/740"/>
              <draw:equation draw:name="f95" draw:formula="388*logheight/561"/>
              <draw:equation draw:name="f96" draw:formula="371*logwidth/740"/>
              <draw:equation draw:name="f97" draw:formula="439*logheight/561"/>
              <draw:equation draw:name="f98" draw:formula="337*logwidth/740"/>
              <draw:equation draw:name="f99" draw:formula="466*logheight/561"/>
              <draw:equation draw:name="f100" draw:formula="401*logwidth/740"/>
              <draw:equation draw:name="f101" draw:formula="428*logheight/561"/>
              <draw:equation draw:name="f102" draw:formula="429*logwidth/740"/>
              <draw:equation draw:name="f103" draw:formula="382*logheight/561"/>
              <draw:equation draw:name="f104" draw:formula="489*logwidth/740"/>
              <draw:equation draw:name="f105" draw:formula="321*logheight/561"/>
              <draw:equation draw:name="f106" draw:formula="471*logwidth/740"/>
              <draw:equation draw:name="f107" draw:formula="378*logheight/561"/>
              <draw:equation draw:name="f108" draw:formula="509*logwidth/740"/>
              <draw:equation draw:name="f109" draw:formula="357*logheight/561"/>
              <draw:equation draw:name="f110" draw:formula="509*logwidth/740"/>
              <draw:equation draw:name="f111" draw:formula="336*logheight/561"/>
              <draw:equation draw:name="f112" draw:formula="552*logwidth/740"/>
              <draw:equation draw:name="f113" draw:formula="355*logheight/561"/>
              <draw:equation draw:name="f114" draw:formula="627*logwidth/740"/>
              <draw:equation draw:name="f115" draw:formula="381*logheight/561"/>
              <draw:equation draw:name="f116" draw:formula="672*logwidth/740"/>
              <draw:equation draw:name="f117" draw:formula="386*logheight/561"/>
              <draw:equation draw:name="f118" draw:formula="700*logwidth/740"/>
              <draw:equation draw:name="f119" draw:formula="420*logheight/561"/>
              <draw:equation draw:name="f120" draw:formula="711*logwidth/740"/>
              <draw:equation draw:name="f121" draw:formula="452*logheight/561"/>
              <draw:equation draw:name="f122" draw:formula="718*logwidth/740"/>
              <draw:equation draw:name="f123" draw:formula="468*logheight/561"/>
              <draw:equation draw:name="f124" draw:formula="449*logwidth/740"/>
              <draw:equation draw:name="f125" draw:formula="357*logheight/561"/>
              <draw:equation draw:name="f126" draw:formula="logwidth"/>
              <draw:equation draw:name="f127" draw:formula="logheight"/>
            </draw:enhanced-geometry>
          </draw:custom-shape>
          <draw:custom-shape draw:name="Freeform 8" draw:style-name="gr3" draw:text-style-name="P2" draw:layer="layout" svg:width="2.661cm" svg:height="2.078cm" svg:x="16.298cm" svg:y="5.734cm">
            <text:p><text:span text:style-name="T1"/></text:p>
            <draw:enhanced-geometry draw:mirror-horizontal="false" draw:mirror-vertical="false" drawooo:sub-view-size="580 453" draw:text-areas="0 0 ?f12 ?f13" svg:viewBox="0 0 0 0" draw:type="ooxml-non-primitive" draw:enhanced-path="M 0 0 L 0 343 0 453 580 453 580 0 0 0 Z N">
              <draw:equation draw:name="f0" draw:formula="0*logwidth/580"/>
              <draw:equation draw:name="f1" draw:formula="0*logheight/453"/>
              <draw:equation draw:name="f2" draw:formula="0*logwidth/580"/>
              <draw:equation draw:name="f3" draw:formula="343*logheight/453"/>
              <draw:equation draw:name="f4" draw:formula="0*logwidth/580"/>
              <draw:equation draw:name="f5" draw:formula="453*logheight/453"/>
              <draw:equation draw:name="f6" draw:formula="580*logwidth/580"/>
              <draw:equation draw:name="f7" draw:formula="453*logheight/453"/>
              <draw:equation draw:name="f8" draw:formula="580*logwidth/580"/>
              <draw:equation draw:name="f9" draw:formula="0*logheight/453"/>
              <draw:equation draw:name="f10" draw:formula="0*logwidth/580"/>
              <draw:equation draw:name="f11" draw:formula="0*logheight/453"/>
              <draw:equation draw:name="f12" draw:formula="logwidth"/>
              <draw:equation draw:name="f13" draw:formula="logheight"/>
            </draw:enhanced-geometry>
          </draw:custom-shape>
          <draw:custom-shape draw:name="Freeform 9" draw:style-name="gr3" draw:text-style-name="P2" draw:layer="layout" svg:width="2.298cm" svg:height="2.376cm" svg:x="23.196cm" svg:y="4.665cm">
            <text:p><text:span text:style-name="T1"/></text:p>
            <draw:enhanced-geometry draw:mirror-horizontal="false" draw:mirror-vertical="false" drawooo:sub-view-size="209 216" draw:text-areas="0 0 ?f120 ?f121" svg:viewBox="0 0 0 0" draw:type="ooxml-non-primitive" draw:enhanced-path="M 74 9 C 74 9 74 8 74 8 75 7 75 7 76 7 76 7 77 6 77 6 78 6 78 5 79 5 79 5 80 4 80 5 80 5 81 6 80 6 80 6 79 7 79 7 78 7 77 8 77 9 76 9 76 9 76 10 75 10 75 10 75 10 75 10 74 10 74 10 74 10 74 10 74 9 Z M 81 2 C 82 2 82 2 82 1 82 1 82 1 82 1 82 0 81 0 81 0 80 0 80 0 80 0 79 1 79 1 79 1 79 1 79 1 79 2 79 2 79 2 79 2 80 2 81 3 81 2 Z M 206 81 C 207 81 207 81 208 81 208 81 208 81 208 81 209 81 209 80 209 80 208 79 208 79 207 78 207 78 207 77 206 77 205 78 205 79 206 79 206 80 206 81 206 81 Z M 205 84 C 205 85 204 85 204 86 204 86 204 86 203 86 203 86 202 86 202 87 202 88 202 88 202 89 202 89 202 90 202 90 202 91 202 91 202 92 202 92 202 93 202 93 201 94 201 95 200 96 200 96 199 97 199 97 199 97 199 98 199 98 198 99 198 99 197 99 197 100 197 100 197 101 197 101 197 102 197 102 197 102 197 103 197 103 197 104 196 105 196 105 194 106 192 108 192 110 192 110 192 111 192 111 191 112 191 113 191 113 190 114 190 115 190 115 189 116 189 116 189 117 189 118 189 118 188 119 188 120 188 120 188 121 187 122 187 123 187 124 187 124 186 124 186 125 186 125 186 126 186 126 186 127 186 128 186 128 186 129 185 129 185 129 185 130 185 130 185 131 185 131 186 132 186 133 186 133 186 134 186 134 186 135 187 135 187 135 187 136 186 136 186 136 186 136 186 136 185 137 185 137 185 137 184 138 184 138 183 139 183 140 182 141 182 142 182 143 182 143 181 144 181 144 181 145 181 145 181 146 180 146 180 146 180 147 180 147 180 147 180 147 180 148 180 149 179 149 179 150 179 151 179 152 179 153 179 153 179 154 179 154 179 154 179 155 179 155 179 155 179 156 179 157 179 157 179 158 179 159 179 160 179 161 179 162 179 162 179 162 179 163 179 163 179 164 178 164 178 165 178 165 178 166 177 166 177 167 177 168 177 168 177 169 176 170 176 171 176 171 175 172 175 173 175 174 174 174 174 175 174 176 174 176 174 176 174 177 173 178 174 178 173 179 173 179 173 180 173 180 173 181 173 181 173 181 173 182 173 183 173 184 173 185 173 186 174 187 174 188 174 189 174 190 174 190 174 191 173 192 173 192 173 192 173 193 174 193 174 194 174 194 174 195 175 195 175 196 175 197 175 197 175 198 175 199 175 200 175 201 175 201 176 201 176 202 176 202 176 203 176 203 176 203 176 203 177 204 177 204 177 204 177 204 177 205 177 205 177 205 177 206 177 206 177 207 177 207 177 208 177 208 177 208 176 209 176 209 176 210 176 211 176 212 176 213 176 214 176 215 176 215 176 216 176 216 176 216 176 216 176 216 78 216 78 216 78 216 77 215 77 214 77 213 76 213 76 212 76 211 75 211 75 210 74 210 73 209 72 209 71 209 70 209 70 209 69 208 69 208 68 208 67 208 66 208 66 207 65 207 63 205 63 203 63 201 63 200 63 199 62 199 62 198 61 197 61 197 61 196 60 196 60 195 60 194 60 194 60 193 59 192 60 190 60 189 60 188 59 187 60 186 60 185 61 184 61 184 62 183 63 182 63 182 64 179 61 178 59 177 59 177 58 176 58 176 58 175 58 175 58 174 58 173 58 173 58 172 58 169 58 169 58 169 58 169 57 166 57 165 57 165 56 163 56 162 56 161 57 159 57 158 57 157 56 154 56 153 55 153 53 149 52 149 52 148 52 147 51 146 50 146 47 145 46 145 45 144 45 143 44 142 43 142 40 139 39 138 38 138 37 137 36 136 35 136 35 136 35 134 35 133 33 128 32 127 30 126 29 127 28 126 27 125 24 124 23 124 22 123 21 121 20 120 20 120 20 119 18 118 17 118 15 118 13 118 12 118 11 118 11 117 11 116 9 114 8 113 7 112 4 110 4 110 3 109 4 106 4 105 4 105 5 101 5 100 5 99 5 97 5 96 4 95 4 95 4 94 4 94 4 93 4 92 5 92 5 91 5 90 5 89 5 88 5 87 5 86 4 84 5 83 5 82 7 80 7 79 8 78 9 78 9 77 9 76 7 73 6 72 6 71 6 70 5 69 4 69 1 69 1 69 0 68 0 67 0 66 1 65 0 63 1 62 1 62 3 61 4 60 4 59 5 57 5 56 6 55 6 54 7 53 8 52 10 51 11 51 12 50 12 49 13 49 13 48 14 49 15 49 15 49 16 47 17 47 17 46 19 47 19 47 19 46 20 45 20 45 20 44 21 43 21 43 21 43 21 14 21 14 21 14 24 15 24 15 25 13 25 13 25 13 25 13 27 12 27 12 27 12 28 11 29 11 30 11 31 13 31 13 31 13 31 14 31 14 31 14 34 14 35 14 35 14 37 14 37 14 38 13 40 12 41 12 41 12 43 11 44 11 45 11 46 11 47 10 48 10 51 9 52 9 53 9 56 7 57 6 58 5 59 5 59 4 60 4 60 4 61 4 61 4 62 4 64 4 65 3 67 2 68 1 69 1 70 1 71 0 71 0 72 0 72 0 72 1 72 2 73 2 74 3 74 3 74 3 74 4 74 5 73 6 73 7 72 8 71 8 71 9 70 9 70 10 70 11 70 13 70 14 70 14 70 14 70 14 70 15 69 15 69 15 69 15 69 16 69 16 69 17 69 17 68 17 68 18 68 18 68 19 69 19 70 18 71 18 72 17 74 16 74 16 75 16 76 15 76 15 76 15 77 15 77 16 78 16 79 17 80 18 81 18 82 18 83 19 83 19 84 20 85 20 85 20 86 19 86 19 86 21 86 21 86 21 89 21 89 21 89 21 89 21 89 22 89 22 89 22 93 23 93 23 96 30 96 30 96 30 128 40 128 40 128 40 132 41 132 41 132 41 141 47 141 47 141 47 144 47 144 47 144 47 147 48 147 48 147 48 147 48 148 47 148 47 149 47 151 47 151 47 151 47 153 48 153 48 154 48 154 48 154 48 154 48 155 49 155 49 155 49 156 48 156 49 156 49 158 50 158 50 158 50 161 50 162 50 163 50 164 51 165 51 165 51 166 52 166 52 166 53 166 54 166 55 166 55 165 56 165 56 165 56 165 57 165 57 165 58 166 58 167 58 167 59 169 58 169 58 170 58 170 58 170 59 170 59 171 60 171 60 171 60 174 60 174 60 174 60 177 63 177 63 177 64 176 64 176 65 176 65 175 66 176 66 176 66 176 67 176 68 177 68 177 69 177 69 176 69 175 70 175 70 175 70 175 70 175 71 175 71 176 72 176 72 176 72 175 74 175 74 175 74 174 76 174 76 174 77 173 78 173 79 173 79 173 79 174 79 174 80 177 80 177 80 177 80 179 78 179 78 179 78 181 78 181 78 181 79 181 79 181 80 181 80 179 85 179 86 179 86 178 88 178 88 178 88 179 90 180 90 180 90 181 91 181 91 181 91 182 92 183 92 183 93 183 95 183 96 183 97 183 97 182 98 182 99 181 99 180 99 179 99 178 99 177 100 176 100 176 100 175 101 175 101 175 102 175 102 175 103 175 104 175 104 174 105 174 106 173 107 172 109 170 110 170 113 170 114 169 114 169 115 169 116 169 116 169 117 169 118 169 118 170 119 170 119 170 120 171 119 171 119 172 119 172 119 172 118 173 118 173 118 174 117 175 116 177 115 177 115 179 114 179 113 179 112 179 111 179 111 179 110 180 110 180 109 180 109 181 108 181 108 181 107 182 107 182 106 183 106 183 105 183 105 184 105 184 105 185 105 186 105 188 105 190 104 190 104 191 103 191 103 190 102 190 101 191 100 191 99 192 99 192 98 192 98 192 97 193 96 193 96 193 96 194 95 194 95 194 95 194 94 195 93 195 93 195 92 196 91 196 90 196 89 197 89 198 89 199 88 199 88 200 87 201 86 201 86 201 85 201 84 202 83 202 83 203 83 204 83 204 83 204 83 205 83 205 84 205 84 Z N">
              <draw:equation draw:name="f0" draw:formula="79*logwidth/209"/>
              <draw:equation draw:name="f1" draw:formula="5*logheight/216"/>
              <draw:equation draw:name="f2" draw:formula="76*logwidth/209"/>
              <draw:equation draw:name="f3" draw:formula="10*logheight/216"/>
              <draw:equation draw:name="f4" draw:formula="82*logwidth/209"/>
              <draw:equation draw:name="f5" draw:formula="1*logheight/216"/>
              <draw:equation draw:name="f6" draw:formula="79*logwidth/209"/>
              <draw:equation draw:name="f7" draw:formula="2*logheight/216"/>
              <draw:equation draw:name="f8" draw:formula="208*logwidth/209"/>
              <draw:equation draw:name="f9" draw:formula="81*logheight/216"/>
              <draw:equation draw:name="f10" draw:formula="206*logwidth/209"/>
              <draw:equation draw:name="f11" draw:formula="81*logheight/216"/>
              <draw:equation draw:name="f12" draw:formula="202*logwidth/209"/>
              <draw:equation draw:name="f13" draw:formula="89*logheight/216"/>
              <draw:equation draw:name="f14" draw:formula="199*logwidth/209"/>
              <draw:equation draw:name="f15" draw:formula="97*logheight/216"/>
              <draw:equation draw:name="f16" draw:formula="197*logwidth/209"/>
              <draw:equation draw:name="f17" draw:formula="103*logheight/216"/>
              <draw:equation draw:name="f18" draw:formula="190*logwidth/209"/>
              <draw:equation draw:name="f19" draw:formula="115*logheight/216"/>
              <draw:equation draw:name="f20" draw:formula="186*logwidth/209"/>
              <draw:equation draw:name="f21" draw:formula="125*logheight/216"/>
              <draw:equation draw:name="f22" draw:formula="186*logwidth/209"/>
              <draw:equation draw:name="f23" draw:formula="133*logheight/216"/>
              <draw:equation draw:name="f24" draw:formula="184*logwidth/209"/>
              <draw:equation draw:name="f25" draw:formula="138*logheight/216"/>
              <draw:equation draw:name="f26" draw:formula="180*logwidth/209"/>
              <draw:equation draw:name="f27" draw:formula="147*logheight/216"/>
              <draw:equation draw:name="f28" draw:formula="179*logwidth/209"/>
              <draw:equation draw:name="f29" draw:formula="155*logheight/216"/>
              <draw:equation draw:name="f30" draw:formula="179*logwidth/209"/>
              <draw:equation draw:name="f31" draw:formula="164*logheight/216"/>
              <draw:equation draw:name="f32" draw:formula="175*logwidth/209"/>
              <draw:equation draw:name="f33" draw:formula="174*logheight/216"/>
              <draw:equation draw:name="f34" draw:formula="173*logwidth/209"/>
              <draw:equation draw:name="f35" draw:formula="181*logheight/216"/>
              <draw:equation draw:name="f36" draw:formula="173*logwidth/209"/>
              <draw:equation draw:name="f37" draw:formula="193*logheight/216"/>
              <draw:equation draw:name="f38" draw:formula="176*logwidth/209"/>
              <draw:equation draw:name="f39" draw:formula="202*logheight/216"/>
              <draw:equation draw:name="f40" draw:formula="177*logwidth/209"/>
              <draw:equation draw:name="f41" draw:formula="207*logheight/216"/>
              <draw:equation draw:name="f42" draw:formula="176*logwidth/209"/>
              <draw:equation draw:name="f43" draw:formula="216*logheight/216"/>
              <draw:equation draw:name="f44" draw:formula="74*logwidth/209"/>
              <draw:equation draw:name="f45" draw:formula="210*logheight/216"/>
              <draw:equation draw:name="f46" draw:formula="63*logwidth/209"/>
              <draw:equation draw:name="f47" draw:formula="201*logheight/216"/>
              <draw:equation draw:name="f48" draw:formula="60*logwidth/209"/>
              <draw:equation draw:name="f49" draw:formula="189*logheight/216"/>
              <draw:equation draw:name="f50" draw:formula="58*logwidth/209"/>
              <draw:equation draw:name="f51" draw:formula="176*logheight/216"/>
              <draw:equation draw:name="f52" draw:formula="56*logwidth/209"/>
              <draw:equation draw:name="f53" draw:formula="162*logheight/216"/>
              <draw:equation draw:name="f54" draw:formula="46*logwidth/209"/>
              <draw:equation draw:name="f55" draw:formula="145*logheight/216"/>
              <draw:equation draw:name="f56" draw:formula="32*logwidth/209"/>
              <draw:equation draw:name="f57" draw:formula="127*logheight/216"/>
              <draw:equation draw:name="f58" draw:formula="13*logwidth/209"/>
              <draw:equation draw:name="f59" draw:formula="118*logheight/216"/>
              <draw:equation draw:name="f60" draw:formula="5*logwidth/209"/>
              <draw:equation draw:name="f61" draw:formula="100*logheight/216"/>
              <draw:equation draw:name="f62" draw:formula="5*logwidth/209"/>
              <draw:equation draw:name="f63" draw:formula="87*logheight/216"/>
              <draw:equation draw:name="f64" draw:formula="5*logwidth/209"/>
              <draw:equation draw:name="f65" draw:formula="69*logheight/216"/>
              <draw:equation draw:name="f66" draw:formula="5*logwidth/209"/>
              <draw:equation draw:name="f67" draw:formula="56*logheight/216"/>
              <draw:equation draw:name="f68" draw:formula="17*logwidth/209"/>
              <draw:equation draw:name="f69" draw:formula="47*logheight/216"/>
              <draw:equation draw:name="f70" draw:formula="24*logwidth/209"/>
              <draw:equation draw:name="f71" draw:formula="15*logheight/216"/>
              <draw:equation draw:name="f72" draw:formula="31*logwidth/209"/>
              <draw:equation draw:name="f73" draw:formula="14*logheight/216"/>
              <draw:equation draw:name="f74" draw:formula="47*logwidth/209"/>
              <draw:equation draw:name="f75" draw:formula="10*logheight/216"/>
              <draw:equation draw:name="f76" draw:formula="64*logwidth/209"/>
              <draw:equation draw:name="f77" draw:formula="4*logheight/216"/>
              <draw:equation draw:name="f78" draw:formula="74*logwidth/209"/>
              <draw:equation draw:name="f79" draw:formula="3*logheight/216"/>
              <draw:equation draw:name="f80" draw:formula="70*logwidth/209"/>
              <draw:equation draw:name="f81" draw:formula="14*logheight/216"/>
              <draw:equation draw:name="f82" draw:formula="71*logwidth/209"/>
              <draw:equation draw:name="f83" draw:formula="18*logheight/216"/>
              <draw:equation draw:name="f84" draw:formula="83*logwidth/209"/>
              <draw:equation draw:name="f85" draw:formula="19*logheight/216"/>
              <draw:equation draw:name="f86" draw:formula="89*logwidth/209"/>
              <draw:equation draw:name="f87" draw:formula="22*logheight/216"/>
              <draw:equation draw:name="f88" draw:formula="141*logwidth/209"/>
              <draw:equation draw:name="f89" draw:formula="47*logheight/216"/>
              <draw:equation draw:name="f90" draw:formula="153*logwidth/209"/>
              <draw:equation draw:name="f91" draw:formula="48*logheight/216"/>
              <draw:equation draw:name="f92" draw:formula="162*logwidth/209"/>
              <draw:equation draw:name="f93" draw:formula="50*logheight/216"/>
              <draw:equation draw:name="f94" draw:formula="165*logwidth/209"/>
              <draw:equation draw:name="f95" draw:formula="57*logheight/216"/>
              <draw:equation draw:name="f96" draw:formula="174*logwidth/209"/>
              <draw:equation draw:name="f97" draw:formula="60*logheight/216"/>
              <draw:equation draw:name="f98" draw:formula="177*logwidth/209"/>
              <draw:equation draw:name="f99" draw:formula="69*logheight/216"/>
              <draw:equation draw:name="f100" draw:formula="174*logwidth/209"/>
              <draw:equation draw:name="f101" draw:formula="76*logheight/216"/>
              <draw:equation draw:name="f102" draw:formula="181*logwidth/209"/>
              <draw:equation draw:name="f103" draw:formula="78*logheight/216"/>
              <draw:equation draw:name="f104" draw:formula="181*logwidth/209"/>
              <draw:equation draw:name="f105" draw:formula="91*logheight/216"/>
              <draw:equation draw:name="f106" draw:formula="177*logwidth/209"/>
              <draw:equation draw:name="f107" draw:formula="100*logheight/216"/>
              <draw:equation draw:name="f108" draw:formula="170*logwidth/209"/>
              <draw:equation draw:name="f109" draw:formula="113*logheight/216"/>
              <draw:equation draw:name="f110" draw:formula="172*logwidth/209"/>
              <draw:equation draw:name="f111" draw:formula="119*logheight/216"/>
              <draw:equation draw:name="f112" draw:formula="180*logwidth/209"/>
              <draw:equation draw:name="f113" draw:formula="109*logheight/216"/>
              <draw:equation draw:name="f114" draw:formula="190*logwidth/209"/>
              <draw:equation draw:name="f115" draw:formula="104*logheight/216"/>
              <draw:equation draw:name="f116" draw:formula="194*logwidth/209"/>
              <draw:equation draw:name="f117" draw:formula="95*logheight/216"/>
              <draw:equation draw:name="f118" draw:formula="201*logwidth/209"/>
              <draw:equation draw:name="f119" draw:formula="86*logheight/216"/>
              <draw:equation draw:name="f120" draw:formula="logwidth"/>
              <draw:equation draw:name="f121" draw:formula="logheight"/>
            </draw:enhanced-geometry>
          </draw:custom-shape>
          <draw:custom-shape draw:name="Freeform 10" draw:style-name="gr3" draw:text-style-name="P2" draw:layer="layout" svg:width="1.871cm" svg:height="1.683cm" svg:x="27.088cm" svg:y="8.001cm">
            <text:p><text:span text:style-name="T1"/></text:p>
            <draw:enhanced-geometry draw:mirror-horizontal="false" draw:mirror-vertical="false" drawooo:sub-view-size="170 153" draw:text-areas="0 0 ?f102 ?f103" svg:viewBox="0 0 0 0" draw:type="ooxml-non-primitive" draw:enhanced-path="M 169 54 C 167 54 167 54 167 54 167 54 168 52 168 52 168 52 168 51 168 51 166 51 166 51 166 51 166 50 166 50 166 50 165 50 165 50 165 50 165 50 165 48 165 47 165 47 166 46 166 46 166 46 164 46 164 46 164 46 162 47 162 47 162 47 163 46 162 46 162 45 161 46 161 46 161 46 155 42 155 42 153 42 153 42 153 42 151 45 151 45 151 45 151 45 148 45 148 45 148 44 147 46 147 46 145 45 145 45 145 45 145 45 146 47 146 47 146 47 145 47 145 47 144 48 144 49 144 49 146 49 146 49 146 49 144 50 144 50 144 50 144 50 142 50 142 50 142 50 140 50 139 49 139 49 137 48 137 48 137 48 135 48 135 48 135 47 134 46 134 46 134 45 133 46 133 46 133 46 133 46 133 46 132 46 132 47 132 48 132 48 132 48 132 48 131 48 131 48 131 48 131 48 128 51 128 51 128 52 127 53 127 53 127 53 126 53 126 53 126 52 125 52 124 52 124 51 123 52 123 52 122 53 122 53 122 53 121 54 121 54 121 54 120 56 120 56 120 56 119 56 119 56 119 56 116 59 116 59 116 59 116 59 114 60 114 60 114 60 109 63 109 63 109 41 109 41 109 41 74 41 74 41 74 41 74 0 74 0 74 0 72 1 72 1 72 1 70 0 70 0 70 0 70 0 69 0 69 0 69 1 68 2 68 2 68 2 70 5 70 5 70 5 71 7 71 7 71 7 70 9 70 9 70 10 69 11 69 11 69 12 71 15 71 15 66 24 66 24 66 24 66 28 66 28 66 28 66 32 66 32 66 32 66 32 64 33 64 33 64 33 64 35 64 35 64 35 63 37 63 37 62 37 61 39 61 39 61 40 63 42 63 42 63 42 62 42 62 43 61 43 61 46 61 46 61 46 59 46 59 46 59 46 58 48 58 48 51 55 51 55 51 55 51 55 46 58 46 58 46 58 44 58 44 58 44 58 42 55 42 55 42 55 41 55 41 55 40 55 40 57 39 57 39 57 38 58 38 58 38 58 37 62 37 62 37 62 36 61 36 61 35 61 34 61 34 61 34 61 33 64 33 64 32 64 31 65 31 65 31 65 31 69 31 69 31 69 30 70 30 70 30 70 29 70 29 71 29 71 30 72 30 72 30 72 30 77 30 77 28 76 28 76 28 76 28 76 28 77 28 78 28 78 27 79 27 79 27 79 25 79 25 79 25 79 25 77 25 77 25 77 26 76 26 76 26 76 25 75 25 75 25 75 24 74 24 74 24 74 22 73 22 72 22 72 21 72 21 73 21 73 20 74 20 74 20 75 18 78 18 78 18 79 17 81 17 81 17 81 15 83 15 83 15 83 16 86 16 87 16 87 17 91 17 91 17 91 14 91 14 91 14 92 12 92 12 92 12 92 12 94 12 94 12 95 11 97 11 97 11 97 10 98 10 98 9 99 6 99 6 99 2 100 2 100 2 100 2 100 2 102 2 103 2 103 2 106 2 106 2 106 1 107 1 107 2 109 2 109 2 109 1 110 1 110 1 110 1 110 0 111 0 112 0 112 2 112 2 112 2 112 3 115 3 115 4 115 4 117 4 117 4 117 6 118 6 118 6 118 6 119 6 119 5 121 5 121 5 121 5 121 8 122 8 122 8 122 9 126 9 126 12 128 12 128 12 128 12 128 11 129 11 129 11 130 11 131 11 131 11 131 15 134 15 134 17 134 17 134 17 134 18 137 18 137 18 137 21 138 21 138 21 138 23 138 23 138 23 138 25 139 25 139 25 139 25 139 24 140 24 140 24 140 23 141 23 141 24 142 24 142 24 142 24 143 24 143 24 143 24 143 25 146 25 146 25 146 28 148 28 148 30 149 30 149 30 149 30 149 32 150 32 150 32 150 33 152 33 152 33 153 38 152 38 152 44 146 44 146 44 146 49 151 49 151 49 151 52 149 52 149 52 149 54 149 54 149 54 149 61 148 61 148 61 148 62 146 62 146 62 146 61 145 61 145 61 145 62 143 62 143 62 143 63 144 63 144 63 144 66 145 66 145 66 145 70 142 70 142 70 142 73 140 73 140 73 140 75 143 75 143 75 143 81 139 81 139 81 139 81 139 81 138 80 138 80 138 80 137 80 136 80 136 83 135 83 135 83 134 83 134 83 134 83 134 82 132 82 132 82 132 82 130 82 130 84 125 84 125 84 125 84 125 85 123 85 123 85 123 88 121 88 121 88 120 91 117 91 117 91 117 93 115 93 115 93 115 94 113 94 113 93 111 93 111 93 111 94 109 94 109 94 109 95 108 95 108 95 108 98 106 98 106 98 106 98 104 98 104 98 104 98 104 101 102 101 102 101 101 101 101 101 101 101 101 102 99 102 99 103 95 103 95 103 95 103 91 103 91 103 91 103 91 106 92 106 92 107 93 108 94 108 94 108 94 109 97 109 97 109 97 116 99 116 99 116 99 121 89 121 89 121 88 123 89 123 89 123 89 123 85 123 85 123 85 126 80 126 80 130 84 130 84 130 84 132 81 132 81 132 81 133 79 133 79 133 79 135 76 135 76 135 76 135 78 135 78 135 78 137 76 137 76 137 76 139 74 139 74 139 74 139 75 139 75 139 75 139 75 141 72 141 72 141 72 146 66 146 66 146 66 146 65 146 65 146 65 145 64 145 64 147 61 147 61 147 61 149 58 149 58 149 58 148 57 148 57 148 57 148 52 148 52 148 52 166 67 166 67 166 67 170 59 170 59 170 59 169 58 169 58 169 58 L 169 54 Z N">
              <draw:equation draw:name="f0" draw:formula="168*logwidth/170"/>
              <draw:equation draw:name="f1" draw:formula="51*logheight/153"/>
              <draw:equation draw:name="f2" draw:formula="165*logwidth/170"/>
              <draw:equation draw:name="f3" draw:formula="47*logheight/153"/>
              <draw:equation draw:name="f4" draw:formula="162*logwidth/170"/>
              <draw:equation draw:name="f5" draw:formula="46*logheight/153"/>
              <draw:equation draw:name="f6" draw:formula="151*logwidth/170"/>
              <draw:equation draw:name="f7" draw:formula="45*logheight/153"/>
              <draw:equation draw:name="f8" draw:formula="146*logwidth/170"/>
              <draw:equation draw:name="f9" draw:formula="47*logheight/153"/>
              <draw:equation draw:name="f10" draw:formula="144*logwidth/170"/>
              <draw:equation draw:name="f11" draw:formula="50*logheight/153"/>
              <draw:equation draw:name="f12" draw:formula="135*logwidth/170"/>
              <draw:equation draw:name="f13" draw:formula="48*logheight/153"/>
              <draw:equation draw:name="f14" draw:formula="132*logwidth/170"/>
              <draw:equation draw:name="f15" draw:formula="48*logheight/153"/>
              <draw:equation draw:name="f16" draw:formula="127*logwidth/170"/>
              <draw:equation draw:name="f17" draw:formula="53*logheight/153"/>
              <draw:equation draw:name="f18" draw:formula="122*logwidth/170"/>
              <draw:equation draw:name="f19" draw:formula="53*logheight/153"/>
              <draw:equation draw:name="f20" draw:formula="116*logwidth/170"/>
              <draw:equation draw:name="f21" draw:formula="59*logheight/153"/>
              <draw:equation draw:name="f22" draw:formula="74*logwidth/170"/>
              <draw:equation draw:name="f23" draw:formula="41*logheight/153"/>
              <draw:equation draw:name="f24" draw:formula="69*logwidth/170"/>
              <draw:equation draw:name="f25" draw:formula="0*logheight/153"/>
              <draw:equation draw:name="f26" draw:formula="70*logwidth/170"/>
              <draw:equation draw:name="f27" draw:formula="9*logheight/153"/>
              <draw:equation draw:name="f28" draw:formula="66*logwidth/170"/>
              <draw:equation draw:name="f29" draw:formula="28*logheight/153"/>
              <draw:equation draw:name="f30" draw:formula="63*logwidth/170"/>
              <draw:equation draw:name="f31" draw:formula="37*logheight/153"/>
              <draw:equation draw:name="f32" draw:formula="61*logwidth/170"/>
              <draw:equation draw:name="f33" draw:formula="46*logheight/153"/>
              <draw:equation draw:name="f34" draw:formula="46*logwidth/170"/>
              <draw:equation draw:name="f35" draw:formula="58*logheight/153"/>
              <draw:equation draw:name="f36" draw:formula="39*logwidth/170"/>
              <draw:equation draw:name="f37" draw:formula="57*logheight/153"/>
              <draw:equation draw:name="f38" draw:formula="34*logwidth/170"/>
              <draw:equation draw:name="f39" draw:formula="61*logheight/153"/>
              <draw:equation draw:name="f40" draw:formula="30*logwidth/170"/>
              <draw:equation draw:name="f41" draw:formula="70*logheight/153"/>
              <draw:equation draw:name="f42" draw:formula="28*logwidth/170"/>
              <draw:equation draw:name="f43" draw:formula="76*logheight/153"/>
              <draw:equation draw:name="f44" draw:formula="25*logwidth/170"/>
              <draw:equation draw:name="f45" draw:formula="77*logheight/153"/>
              <draw:equation draw:name="f46" draw:formula="22*logwidth/170"/>
              <draw:equation draw:name="f47" draw:formula="72*logheight/153"/>
              <draw:equation draw:name="f48" draw:formula="17*logwidth/170"/>
              <draw:equation draw:name="f49" draw:formula="81*logheight/153"/>
              <draw:equation draw:name="f50" draw:formula="14*logwidth/170"/>
              <draw:equation draw:name="f51" draw:formula="91*logheight/153"/>
              <draw:equation draw:name="f52" draw:formula="10*logwidth/170"/>
              <draw:equation draw:name="f53" draw:formula="98*logheight/153"/>
              <draw:equation draw:name="f54" draw:formula="2*logwidth/170"/>
              <draw:equation draw:name="f55" draw:formula="106*logheight/153"/>
              <draw:equation draw:name="f56" draw:formula="0*logwidth/170"/>
              <draw:equation draw:name="f57" draw:formula="112*logheight/153"/>
              <draw:equation draw:name="f58" draw:formula="6*logwidth/170"/>
              <draw:equation draw:name="f59" draw:formula="118*logheight/153"/>
              <draw:equation draw:name="f60" draw:formula="9*logwidth/170"/>
              <draw:equation draw:name="f61" draw:formula="126*logheight/153"/>
              <draw:equation draw:name="f62" draw:formula="15*logwidth/170"/>
              <draw:equation draw:name="f63" draw:formula="134*logheight/153"/>
              <draw:equation draw:name="f64" draw:formula="23*logwidth/170"/>
              <draw:equation draw:name="f65" draw:formula="138*logheight/153"/>
              <draw:equation draw:name="f66" draw:formula="24*logwidth/170"/>
              <draw:equation draw:name="f67" draw:formula="142*logheight/153"/>
              <draw:equation draw:name="f68" draw:formula="30*logwidth/170"/>
              <draw:equation draw:name="f69" draw:formula="149*logheight/153"/>
              <draw:equation draw:name="f70" draw:formula="44*logwidth/170"/>
              <draw:equation draw:name="f71" draw:formula="146*logheight/153"/>
              <draw:equation draw:name="f72" draw:formula="61*logwidth/170"/>
              <draw:equation draw:name="f73" draw:formula="148*logheight/153"/>
              <draw:equation draw:name="f74" draw:formula="63*logwidth/170"/>
              <draw:equation draw:name="f75" draw:formula="144*logheight/153"/>
              <draw:equation draw:name="f76" draw:formula="75*logwidth/170"/>
              <draw:equation draw:name="f77" draw:formula="143*logheight/153"/>
              <draw:equation draw:name="f78" draw:formula="83*logwidth/170"/>
              <draw:equation draw:name="f79" draw:formula="135*logheight/153"/>
              <draw:equation draw:name="f80" draw:formula="84*logwidth/170"/>
              <draw:equation draw:name="f81" draw:formula="125*logheight/153"/>
              <draw:equation draw:name="f82" draw:formula="93*logwidth/170"/>
              <draw:equation draw:name="f83" draw:formula="115*logheight/153"/>
              <draw:equation draw:name="f84" draw:formula="95*logwidth/170"/>
              <draw:equation draw:name="f85" draw:formula="108*logheight/153"/>
              <draw:equation draw:name="f86" draw:formula="101*logwidth/170"/>
              <draw:equation draw:name="f87" draw:formula="101*logheight/153"/>
              <draw:equation draw:name="f88" draw:formula="106*logwidth/170"/>
              <draw:equation draw:name="f89" draw:formula="92*logheight/153"/>
              <draw:equation draw:name="f90" draw:formula="121*logwidth/170"/>
              <draw:equation draw:name="f91" draw:formula="89*logheight/153"/>
              <draw:equation draw:name="f92" draw:formula="130*logwidth/170"/>
              <draw:equation draw:name="f93" draw:formula="84*logheight/153"/>
              <draw:equation draw:name="f94" draw:formula="135*logwidth/170"/>
              <draw:equation draw:name="f95" draw:formula="78*logheight/153"/>
              <draw:equation draw:name="f96" draw:formula="141*logwidth/170"/>
              <draw:equation draw:name="f97" draw:formula="72*logheight/153"/>
              <draw:equation draw:name="f98" draw:formula="147*logwidth/170"/>
              <draw:equation draw:name="f99" draw:formula="61*logheight/153"/>
              <draw:equation draw:name="f100" draw:formula="166*logwidth/170"/>
              <draw:equation draw:name="f101" draw:formula="67*logheight/153"/>
              <draw:equation draw:name="f102" draw:formula="logwidth"/>
              <draw:equation draw:name="f103" draw:formula="logheight"/>
            </draw:enhanced-geometry>
          </draw:custom-shape>
          <draw:custom-shape draw:name="Freeform 11" draw:style-name="gr4" draw:text-style-name="P2" draw:layer="layout" svg:width="2.968cm" svg:height="1.94cm" svg:x="11.102cm" svg:y="3.494cm">
            <text:p><text:span text:style-name="T1"/></text:p>
            <draw:enhanced-geometry draw:mirror-horizontal="false" draw:mirror-vertical="false" drawooo:sub-view-size="270 176" draw:text-areas="0 0 ?f120 ?f121" svg:viewBox="0 0 0 0" draw:type="ooxml-non-primitive" draw:enhanced-path="M 63 94 C 63 94 63 94 63 94 63 94 63 93 63 93 63 93 63 92 63 92 63 92 63 91 64 91 64 91 64 91 64 90 64 90 64 90 64 90 65 90 65 90 65 90 65 90 65 91 65 91 65 91 65 92 65 92 65 93 65 93 65 93 66 93 66 93 65 93 65 94 65 94 65 94 65 94 65 95 65 95 65 95 64 95 64 95 64 95 64 95 63 94 Z M 77 85 C 77 85 77 85 77 86 77 86 77 87 77 87 78 87 78 86 78 86 78 86 79 86 79 85 79 85 79 84 79 83 79 82 79 82 79 81 79 80 79 79 78 79 78 79 78 80 77 81 77 81 77 81 77 82 77 82 77 82 77 82 77 83 77 84 77 85 Z M 77 49 C 77 49 77 50 76 50 76 51 76 51 76 50 76 50 76 49 76 49 75 49 76 48 75 48 75 47 75 47 75 46 75 46 75 46 75 45 75 45 75 45 75 45 75 44 75 44 74 44 74 44 74 43 74 43 74 43 74 43 73 42 73 42 73 43 72 42 72 42 72 42 72 42 72 42 71 41 71 41 71 41 71 40 71 40 72 40 72 40 72 39 72 39 72 39 73 39 73 39 73 39 73 39 74 39 74 39 74 39 74 39 74 38 74 38 75 38 75 38 75 38 75 38 75 38 75 38 76 38 76 38 76 38 76 37 77 37 77 36 77 36 76 35 75 35 74 35 74 34 73 33 73 33 72 33 72 33 72 34 72 34 71 34 71 34 71 35 71 35 71 36 70 36 70 36 70 37 70 37 70 37 70 38 70 38 70 39 69 39 69 39 69 40 69 40 69 40 69 41 69 41 69 41 69 42 69 42 69 42 69 43 70 43 70 44 71 44 71 45 72 45 73 45 73 45 73 45 73 46 73 47 73 48 73 49 74 49 74 50 74 50 74 50 74 50 74 51 74 51 74 52 75 52 75 52 75 53 75 53 75 53 75 53 75 53 76 54 76 54 76 55 76 55 76 54 76 54 77 54 77 54 77 54 77 54 77 54 78 53 78 53 78 53 79 54 79 54 79 55 79 55 79 56 79 56 79 57 79 57 79 58 80 58 80 58 81 57 81 57 81 57 81 57 82 56 82 56 82 56 82 56 82 55 82 54 82 54 82 54 82 54 82 53 82 53 81 53 81 52 81 52 81 51 81 51 80 50 80 50 79 50 79 49 78 50 78 49 78 49 77 49 77 49 77 48 77 48 77 48 77 48 77 49 77 49 Z M 59 27 C 59 26 60 25 59 25 59 25 59 24 59 24 59 24 59 24 58 23 58 23 57 23 57 22 57 22 57 21 57 21 56 20 56 21 55 21 55 22 54 22 55 23 55 23 54 23 55 24 55 25 55 25 55 25 55 26 55 26 56 27 56 27 57 27 57 28 58 28 58 28 59 29 60 29 59 27 59 27 Z M 64 30 C 64 30 64 30 65 30 65 30 65 31 65 30 66 30 65 30 65 30 65 29 65 29 65 28 65 28 65 27 65 26 65 26 65 26 65 25 65 25 65 25 65 25 64 25 64 25 64 26 64 26 64 26 64 27 64 27 63 27 63 27 63 28 63 28 63 29 63 29 62 29 62 29 63 30 63 30 64 30 Z M 63 18 C 63 18 63 18 64 18 64 17 64 18 64 18 64 19 65 19 65 19 65 20 65 20 66 20 66 21 66 21 66 21 66 22 67 21 67 21 67 21 68 20 68 20 69 20 69 19 69 19 69 18 68 18 68 18 67 18 67 18 67 17 67 17 66 17 66 17 65 17 65 16 64 16 64 16 63 16 62 16 62 16 62 17 61 17 61 17 61 18 60 18 60 19 59 19 60 19 60 20 60 20 60 20 60 21 60 21 61 21 61 21 61 21 61 22 61 22 61 22 61 22 62 22 62 22 63 22 63 22 63 22 64 22 64 22 64 22 64 21 64 21 64 20 64 20 64 20 63 19 63 19 63 19 63 19 63 18 Z M 74 26 C 74 26 75 25 74 25 74 25 74 25 74 24 74 24 73 23 73 24 73 24 73 24 73 24 73 25 73 25 73 25 73 26 74 26 74 26 Z M 269 147 C 269 146 270 145 269 145 269 145 268 145 268 144 268 143 268 141 268 141 268 140 268 139 267 139 266 138 265 137 265 137 265 136 265 136 265 135 265 135 266 133 266 133 266 0 266 0 266 0 67 0 67 0 67 0 68 1 69 2 69 2 69 3 69 3 69 3 69 3 69 3 68 3 68 3 68 2 68 2 67 2 67 3 67 3 67 3 66 3 66 4 67 4 68 4 68 4 69 4 68 4 68 5 68 5 68 5 68 6 68 6 67 6 67 6 67 7 68 7 68 7 68 8 69 8 69 8 69 8 69 8 70 8 70 9 70 9 70 10 70 10 70 11 70 11 70 11 71 12 71 12 71 12 71 12 72 12 72 12 72 12 72 13 72 13 72 13 72 14 72 14 73 15 73 14 73 14 73 14 73 13 73 13 74 13 74 12 74 12 75 13 76 13 76 13 76 13 76 13 76 14 76 14 77 14 77 14 78 14 78 14 78 14 78 15 78 15 78 15 77 15 77 16 77 16 77 17 77 18 78 18 78 18 78 18 78 19 78 19 79 19 79 20 79 20 79 21 79 21 80 21 80 21 80 22 80 22 79 23 79 23 78 23 78 23 78 23 77 24 77 24 78 24 78 24 78 25 78 25 78 25 78 25 78 26 78 27 78 28 78 28 78 29 78 29 78 29 77 29 77 29 77 29 77 29 76 29 76 29 76 29 76 29 76 28 76 28 75 28 75 27 75 27 74 27 74 27 73 26 73 27 72 27 72 27 72 28 72 28 72 29 72 29 72 29 71 30 72 30 72 30 72 31 72 31 73 31 72 32 73 32 73 32 73 32 73 31 74 31 74 31 74 31 74 31 75 31 75 31 75 32 76 32 76 32 76 32 76 33 76 33 76 33 77 33 77 34 77 34 77 34 78 34 78 34 78 34 79 35 79 35 80 35 80 35 80 35 80 35 80 36 80 36 81 36 81 36 81 36 82 36 82 36 82 37 82 37 83 37 83 37 83 37 83 37 83 37 83 37 83 37 82 38 82 38 82 38 82 38 82 39 81 39 81 39 81 40 81 40 81 40 80 40 80 40 80 40 80 40 80 40 80 39 80 40 80 39 80 39 80 39 79 39 79 39 79 39 78 39 78 39 78 39 78 39 78 40 78 40 77 40 77 40 76 40 76 41 76 41 76 42 76 42 76 43 76 43 76 43 77 44 77 44 77 44 77 45 77 45 77 46 77 46 77 46 78 46 78 47 78 47 78 47 79 47 79 47 79 47 80 47 80 48 80 48 80 48 80 47 80 47 80 47 80 47 80 47 79 47 79 47 79 46 79 46 79 46 79 46 79 46 79 45 79 45 79 45 79 45 79 44 79 44 79 44 78 44 78 44 78 44 78 44 78 43 78 43 78 43 79 43 79 43 79 42 79 42 79 42 80 42 80 42 80 42 80 42 80 42 81 42 81 42 82 42 81 43 82 43 82 44 82 45 82 45 82 46 82 46 82 46 82 46 82 47 83 47 83 47 83 48 83 48 83 48 84 48 84 49 84 49 85 49 85 50 86 50 86 51 86 51 86 52 87 52 87 52 87 52 88 52 88 52 88 52 87 52 87 53 87 53 86 53 86 54 86 54 86 54 85 55 85 55 85 56 85 56 84 56 84 56 84 57 84 57 84 57 84 57 84 58 84 58 83 58 83 58 83 58 83 59 83 59 83 60 83 60 83 61 82 61 82 62 82 62 82 63 81 63 81 64 81 64 81 64 81 65 81 65 81 66 82 66 82 66 82 67 81 67 81 67 81 68 81 68 81 69 81 69 81 69 80 69 80 69 80 69 80 70 80 70 80 70 80 71 80 71 80 71 80 71 80 71 80 71 81 72 81 72 81 72 81 72 82 73 82 73 82 73 82 73 82 74 83 74 82 74 82 74 82 74 82 74 81 74 80 74 80 75 80 75 80 76 80 76 81 76 81 77 81 77 81 77 81 78 81 78 81 79 81 79 81 79 81 80 82 80 82 80 82 81 83 81 83 82 83 82 83 82 83 82 83 86 83 86 83 86 83 87 83 87 83 87 83 87 82 87 82 88 81 88 81 88 81 88 81 88 80 88 80 88 80 89 80 89 81 90 81 90 81 90 81 90 80 91 80 90 80 90 80 90 79 90 79 90 79 90 79 89 78 89 78 89 77 89 77 89 77 90 77 91 76 91 76 91 75 92 75 92 75 93 75 93 75 94 75 94 74 95 74 95 73 96 73 97 72 98 71 99 70 99 70 99 69 98 69 98 69 98 68 98 68 97 68 97 67 97 67 96 66 96 66 95 65 96 65 96 65 96 65 96 64 97 64 97 64 96 64 97 63 97 63 98 63 98 63 98 64 100 63 100 63 100 63 99 63 99 62 98 62 99 62 99 61 99 61 100 60 100 60 99 61 99 61 99 61 98 61 98 62 97 62 97 62 97 62 96 62 96 62 96 61 96 61 95 61 95 62 95 62 95 62 94 62 94 62 93 62 93 62 92 62 92 62 91 62 91 63 90 63 90 63 89 64 89 64 88 64 88 65 88 65 88 65 88 66 88 66 87 66 87 66 87 65 86 66 86 66 86 67 86 67 87 67 87 67 87 67 87 67 88 67 88 67 88 67 89 67 89 67 90 67 90 67 90 67 91 67 91 67 92 67 92 67 92 67 93 67 93 67 93 67 93 67 94 67 94 67 94 67 94 68 95 68 95 68 95 69 95 69 95 69 94 69 93 69 93 69 92 69 91 70 90 70 89 70 89 70 88 70 87 70 87 70 87 71 86 71 86 72 85 72 85 72 86 73 86 72 86 72 87 72 87 72 87 72 88 72 88 72 89 72 89 72 89 73 90 73 90 73 90 74 90 74 91 75 91 75 90 75 90 75 90 75 90 75 78 75 78 75 78 75 75 75 75 75 75 75 75 75 75 76 75 76 74 76 75 77 75 78 75 77 73 77 73 77 72 77 72 77 71 77 71 77 70 77 70 77 70 77 70 77 70 76 69 77 68 76 68 76 68 75 68 76 67 76 67 77 67 77 67 78 67 78 66 78 65 78 64 78 63 78 62 78 62 77 61 77 61 77 60 77 60 77 59 77 59 77 59 77 58 76 58 76 58 76 58 75 58 75 58 75 59 74 59 74 59 74 60 73 60 73 60 73 61 72 62 72 62 72 63 71 63 71 63 71 64 70 65 70 65 70 66 70 66 70 67 69 68 69 68 69 69 69 69 68 70 68 70 67 70 65 71 62 73 61 76 61 76 61 77 60 77 59 77 59 77 59 76 59 76 59 76 59 75 60 75 60 74 60 74 60 74 61 73 61 73 62 73 62 72 63 72 63 71 63 70 63 69 63 69 64 68 65 67 65 67 65 66 66 66 66 66 66 66 66 65 67 65 67 65 67 65 67 66 67 66 67 67 67 67 66 68 67 69 67 70 68 69 68 68 68 68 68 67 68 66 68 66 68 66 68 66 68 65 69 65 69 64 69 64 69 64 69 63 69 63 70 63 70 62 70 62 71 62 71 61 71 61 72 61 72 61 72 60 72 60 72 60 72 59 72 59 72 59 72 58 72 58 72 58 72 56 70 55 70 54 70 53 70 53 70 53 70 52 70 52 70 52 69 51 69 51 69 50 68 50 68 49 67 49 67 48 67 48 67 47 68 47 69 46 68 46 68 45 67 45 66 46 66 46 66 46 66 46 66 46 65 46 65 47 65 47 65 47 65 47 65 48 65 48 65 48 64 48 64 49 64 50 64 50 65 50 65 51 65 51 66 52 66 52 65 53 65 52 64 52 64 51 64 51 63 51 63 50 62 50 62 49 62 49 61 49 61 48 61 48 61 48 60 49 60 49 61 50 60 51 60 52 60 51 60 51 59 50 59 50 59 49 58 49 58 48 58 48 58 47 57 47 57 46 56 46 56 44 55 45 55 46 54 46 53 46 53 46 52 47 52 47 45 47 45 47 45 47 45 47 44 46 43 46 42 46 42 45 41 45 41 45 41 45 41 45 27 45 27 45 27 45 27 45 26 45 26 44 26 44 26 44 25 44 25 44 25 44 24 44 24 44 24 44 24 44 23 43 23 43 22 43 22 43 22 42 22 42 22 42 22 42 21 42 21 42 21 41 20 41 20 41 19 41 19 41 18 40 17 40 17 40 16 40 15 39 14 39 13 38 12 38 11 37 10 36 9 36 7 35 6 35 6 34 5 34 4 34 3 34 2 34 2 34 2 34 1 33 1 33 1 33 1 33 0 33 1 34 1 34 1 34 1 35 1 35 1 36 2 36 2 37 2 37 2 38 2 39 2 40 2 40 2 41 2 41 2 42 1 42 1 42 1 43 1 44 1 45 1 45 2 46 2 47 2 48 2 49 2 49 2 50 2 50 2 51 2 51 2 51 2 52 2 53 2 54 3 54 3 55 3 56 3 56 3 56 3 56 3 57 3 58 4 58 4 59 4 59 4 59 5 60 5 60 5 60 6 61 7 61 8 62 8 62 9 62 9 63 9 63 9 64 10 64 10 64 10 64 10 65 10 65 10 65 10 66 11 66 11 66 11 67 11 67 11 67 11 68 11 68 11 68 11 69 12 69 12 69 12 69 12 70 12 71 12 71 12 72 13 73 13 74 13 74 12 75 13 75 13 75 13 75 13 76 13 76 13 76 13 76 13 77 13 79 13 80 13 80 13 81 14 81 14 81 14 82 14 82 14 83 14 84 14 84 15 85 15 86 16 87 16 87 16 88 17 89 17 89 18 90 18 91 18 92 18 92 18 93 18 93 18 93 19 93 19 94 19 94 19 94 19 95 18 95 19 96 19 96 19 96 19 97 19 97 19 97 19 97 19 98 19 98 19 99 19 100 19 100 20 101 20 101 20 102 20 103 20 103 21 103 21 103 21 103 22 102 22 102 23 103 23 103 23 103 23 103 24 103 24 103 25 104 26 104 28 105 28 105 29 105 29 106 30 106 30 106 30 106 29 107 28 107 28 108 27 108 27 108 27 108 26 109 26 109 26 109 25 109 24 110 24 110 23 111 22 110 22 110 22 110 22 109 21 109 21 109 21 110 21 110 21 111 22 111 22 112 22 113 22 113 22 114 22 114 22 115 22 115 22 115 23 116 23 116 23 117 23 117 23 117 23 118 24 118 24 118 25 118 25 118 25 118 25 119 26 119 27 118 27 118 27 118 27 117 28 117 29 117 30 118 31 118 31 118 31 119 31 119 31 119 31 120 30 120 30 120 29 120 29 120 29 120 28 121 28 121 28 121 28 122 28 122 27 123 27 123 27 124 27 124 27 124 28 125 28 125 28 125 29 126 29 126 29 127 29 127 29 127 29 128 28 128 29 129 29 129 28 130 28 130 28 130 28 131 28 131 28 132 29 132 29 132 29 133 29 134 28 134 28 134 28 135 28 135 27 136 27 136 26 136 26 136 26 135 26 135 26 135 25 134 25 134 25 133 25 133 26 132 25 132 25 132 25 132 25 131 25 131 25 131 25 130 24 129 25 128 25 126 25 126 25 125 25 125 25 125 24 124 24 124 24 124 24 123 24 123 24 123 24 124 23 124 23 125 23 127 23 128 23 129 23 131 23 132 23 133 23 134 24 135 24 136 24 137 24 138 24 139 25 139 26 139 27 140 27 140 28 141 28 141 28 142 29 142 29 142 30 141 30 141 31 141 31 141 32 141 33 141 34 140 35 139 35 139 36 139 36 140 36 140 36 140 37 140 38 141 39 140 40 140 41 140 42 140 43 140 44 141 45 142 45 142 46 143 47 144 48 145 48 145 49 146 49 146 50 146 50 146 50 146 51 146 51 146 52 146 52 146 53 145 54 145 54 145 55 145 55 145 56 145 57 145 58 146 59 146 59 147 60 147 60 148 61 148 61 148 62 149 63 149 64 150 64 151 64 152 64 153 65 154 65 155 66 156 66 156 67 157 67 157 68 158 68 159 68 161 68 162 68 163 68 164 68 165 69 166 69 167 69 167 69 168 69 168 69 169 69 169 69 170 70 171 70 171 71 172 73 174 76 174 78 175 79 175 80 175 81 175 82 175 82 175 83 176 83 176 84 176 84 176 87 176 87 176 87 176 88 176 89 175 90 175 92 174 94 173 95 172 96 171 97 171 98 170 99 170 100 169 101 169 101 169 102 169 102 169 104 169 106 170 107 169 107 169 108 169 108 168 108 168 109 168 109 168 110 168 111 168 112 168 113 169 113 169 113 169 114 169 114 169 115 169 115 169 116 169 116 169 116 169 117 169 117 169 118 169 118 169 119 170 120 170 120 170 121 170 121 171 121 171 121 171 122 172 121 173 122 173 123 174 124 174 124 173 125 173 125 172 126 172 126 171 127 171 128 171 128 171 129 171 130 171 131 171 132 172 133 172 134 171 135 171 136 170 137 169 138 169 139 168 139 168 140 168 141 167 141 167 142 167 143 167 143 167 144 167 144 168 145 168 145 168 146 169 147 169 149 169 150 169 151 169 153 169 154 168 155 168 156 168 157 167 159 166 161 164 163 164 164 163 165 163 166 163 167 163 167 163 168 162 168 162 168 162 169 162 169 162 170 162 171 162 171 162 172 162 172 162 173 161 174 161 175 160 175 160 175 160 176 159 176 159 176 159 177 158 177 158 178 158 179 158 180 158 181 158 181 158 182 159 182 158 183 158 183 158 184 158 185 158 185 158 185 158 186 157 186 157 187 157 187 157 187 157 188 157 188 157 189 157 191 157 192 157 193 157 193 157 194 157 195 156 195 156 196 155 196 155 197 155 197 154 198 154 198 154 199 154 270 154 270 154 270 154 267 150 267 150 267 150 267 150 269 147 269 147 Z N">
              <draw:equation draw:name="f0" draw:formula="65*logwidth/270"/>
              <draw:equation draw:name="f1" draw:formula="93*logheight/176"/>
              <draw:equation draw:name="f2" draw:formula="79*logwidth/270"/>
              <draw:equation draw:name="f3" draw:formula="83*logheight/176"/>
              <draw:equation draw:name="f4" draw:formula="75*logwidth/270"/>
              <draw:equation draw:name="f5" draw:formula="48*logheight/176"/>
              <draw:equation draw:name="f6" draw:formula="72*logwidth/270"/>
              <draw:equation draw:name="f7" draw:formula="39*logheight/176"/>
              <draw:equation draw:name="f8" draw:formula="72*logwidth/270"/>
              <draw:equation draw:name="f9" draw:formula="33*logheight/176"/>
              <draw:equation draw:name="f10" draw:formula="73*logwidth/270"/>
              <draw:equation draw:name="f11" draw:formula="45*logheight/176"/>
              <draw:equation draw:name="f12" draw:formula="78*logwidth/270"/>
              <draw:equation draw:name="f13" draw:formula="53*logheight/176"/>
              <draw:equation draw:name="f14" draw:formula="81*logwidth/270"/>
              <draw:equation draw:name="f15" draw:formula="51*logheight/176"/>
              <draw:equation draw:name="f16" draw:formula="57*logwidth/270"/>
              <draw:equation draw:name="f17" draw:formula="21*logheight/176"/>
              <draw:equation draw:name="f18" draw:formula="65*logwidth/270"/>
              <draw:equation draw:name="f19" draw:formula="30*logheight/176"/>
              <draw:equation draw:name="f20" draw:formula="64*logwidth/270"/>
              <draw:equation draw:name="f21" draw:formula="30*logheight/176"/>
              <draw:equation draw:name="f22" draw:formula="67*logwidth/270"/>
              <draw:equation draw:name="f23" draw:formula="17*logheight/176"/>
              <draw:equation draw:name="f24" draw:formula="63*logwidth/270"/>
              <draw:equation draw:name="f25" draw:formula="22*logheight/176"/>
              <draw:equation draw:name="f26" draw:formula="73*logwidth/270"/>
              <draw:equation draw:name="f27" draw:formula="25*logheight/176"/>
              <draw:equation draw:name="f28" draw:formula="67*logwidth/270"/>
              <draw:equation draw:name="f29" draw:formula="0*logheight/176"/>
              <draw:equation draw:name="f30" draw:formula="68*logwidth/270"/>
              <draw:equation draw:name="f31" draw:formula="7*logheight/176"/>
              <draw:equation draw:name="f32" draw:formula="74*logwidth/270"/>
              <draw:equation draw:name="f33" draw:formula="12*logheight/176"/>
              <draw:equation draw:name="f34" draw:formula="80*logwidth/270"/>
              <draw:equation draw:name="f35" draw:formula="21*logheight/176"/>
              <draw:equation draw:name="f36" draw:formula="75*logwidth/270"/>
              <draw:equation draw:name="f37" draw:formula="28*logheight/176"/>
              <draw:equation draw:name="f38" draw:formula="76*logwidth/270"/>
              <draw:equation draw:name="f39" draw:formula="32*logheight/176"/>
              <draw:equation draw:name="f40" draw:formula="83*logwidth/270"/>
              <draw:equation draw:name="f41" draw:formula="37*logheight/176"/>
              <draw:equation draw:name="f42" draw:formula="76*logwidth/270"/>
              <draw:equation draw:name="f43" draw:formula="41*logheight/176"/>
              <draw:equation draw:name="f44" draw:formula="79*logwidth/270"/>
              <draw:equation draw:name="f45" draw:formula="46*logheight/176"/>
              <draw:equation draw:name="f46" draw:formula="82*logwidth/270"/>
              <draw:equation draw:name="f47" draw:formula="43*logheight/176"/>
              <draw:equation draw:name="f48" draw:formula="86*logwidth/270"/>
              <draw:equation draw:name="f49" draw:formula="54*logheight/176"/>
              <draw:equation draw:name="f50" draw:formula="81*logwidth/270"/>
              <draw:equation draw:name="f51" draw:formula="66*logheight/176"/>
              <draw:equation draw:name="f52" draw:formula="82*logwidth/270"/>
              <draw:equation draw:name="f53" draw:formula="74*logheight/176"/>
              <draw:equation draw:name="f54" draw:formula="83*logwidth/270"/>
              <draw:equation draw:name="f55" draw:formula="87*logheight/176"/>
              <draw:equation draw:name="f56" draw:formula="75*logwidth/270"/>
              <draw:equation draw:name="f57" draw:formula="92*logheight/176"/>
              <draw:equation draw:name="f58" draw:formula="63*logwidth/270"/>
              <draw:equation draw:name="f59" draw:formula="98*logheight/176"/>
              <draw:equation draw:name="f60" draw:formula="62*logwidth/270"/>
              <draw:equation draw:name="f61" draw:formula="92*logheight/176"/>
              <draw:equation draw:name="f62" draw:formula="67*logwidth/270"/>
              <draw:equation draw:name="f63" draw:formula="91*logheight/176"/>
              <draw:equation draw:name="f64" draw:formula="72*logwidth/270"/>
              <draw:equation draw:name="f65" draw:formula="85*logheight/176"/>
              <draw:equation draw:name="f66" draw:formula="77*logwidth/270"/>
              <draw:equation draw:name="f67" draw:formula="75*logheight/176"/>
              <draw:equation draw:name="f68" draw:formula="77*logwidth/270"/>
              <draw:equation draw:name="f69" draw:formula="59*logheight/176"/>
              <draw:equation draw:name="f70" draw:formula="67*logwidth/270"/>
              <draw:equation draw:name="f71" draw:formula="70*logheight/176"/>
              <draw:equation draw:name="f72" draw:formula="66*logwidth/270"/>
              <draw:equation draw:name="f73" draw:formula="65*logheight/176"/>
              <draw:equation draw:name="f74" draw:formula="72*logwidth/270"/>
              <draw:equation draw:name="f75" draw:formula="61*logheight/176"/>
              <draw:equation draw:name="f76" draw:formula="66*logwidth/270"/>
              <draw:equation draw:name="f77" draw:formula="46*logheight/176"/>
              <draw:equation draw:name="f78" draw:formula="61*logwidth/270"/>
              <draw:equation draw:name="f79" draw:formula="48*logheight/176"/>
              <draw:equation draw:name="f80" draw:formula="43*logwidth/270"/>
              <draw:equation draw:name="f81" draw:formula="46*logheight/176"/>
              <draw:equation draw:name="f82" draw:formula="20*logwidth/270"/>
              <draw:equation draw:name="f83" draw:formula="41*logheight/176"/>
              <draw:equation draw:name="f84" draw:formula="1*logwidth/270"/>
              <draw:equation draw:name="f85" draw:formula="35*logheight/176"/>
              <draw:equation draw:name="f86" draw:formula="3*logwidth/270"/>
              <draw:equation draw:name="f87" draw:formula="56*logheight/176"/>
              <draw:equation draw:name="f88" draw:formula="11*logwidth/270"/>
              <draw:equation draw:name="f89" draw:formula="68*logheight/176"/>
              <draw:equation draw:name="f90" draw:formula="14*logwidth/270"/>
              <draw:equation draw:name="f91" draw:formula="84*logheight/176"/>
              <draw:equation draw:name="f92" draw:formula="20*logwidth/270"/>
              <draw:equation draw:name="f93" draw:formula="101*logheight/176"/>
              <draw:equation draw:name="f94" draw:formula="26*logwidth/270"/>
              <draw:equation draw:name="f95" draw:formula="109*logheight/176"/>
              <draw:equation draw:name="f96" draw:formula="25*logwidth/270"/>
              <draw:equation draw:name="f97" draw:formula="118*logheight/176"/>
              <draw:equation draw:name="f98" draw:formula="28*logwidth/270"/>
              <draw:equation draw:name="f99" draw:formula="125*logheight/176"/>
              <draw:equation draw:name="f100" draw:formula="25*logwidth/270"/>
              <draw:equation draw:name="f101" draw:formula="133*logheight/176"/>
              <draw:equation draw:name="f102" draw:formula="24*logwidth/270"/>
              <draw:equation draw:name="f103" draw:formula="135*logheight/176"/>
              <draw:equation draw:name="f104" draw:formula="43*logwidth/270"/>
              <draw:equation draw:name="f105" draw:formula="140*logheight/176"/>
              <draw:equation draw:name="f106" draw:formula="64*logwidth/270"/>
              <draw:equation draw:name="f107" draw:formula="150*logheight/176"/>
              <draw:equation draw:name="f108" draw:formula="81*logwidth/270"/>
              <draw:equation draw:name="f109" draw:formula="175*logheight/176"/>
              <draw:equation draw:name="f110" draw:formula="109*logwidth/270"/>
              <draw:equation draw:name="f111" draw:formula="168*logheight/176"/>
              <draw:equation draw:name="f112" draw:formula="126*logwidth/270"/>
              <draw:equation draw:name="f113" draw:formula="172*logheight/176"/>
              <draw:equation draw:name="f114" draw:formula="154*logwidth/270"/>
              <draw:equation draw:name="f115" draw:formula="168*logheight/176"/>
              <draw:equation draw:name="f116" draw:formula="179*logwidth/270"/>
              <draw:equation draw:name="f117" draw:formula="158*logheight/176"/>
              <draw:equation draw:name="f118" draw:formula="199*logwidth/270"/>
              <draw:equation draw:name="f119" draw:formula="154*logheight/176"/>
              <draw:equation draw:name="f120" draw:formula="logwidth"/>
              <draw:equation draw:name="f121" draw:formula="logheight"/>
            </draw:enhanced-geometry>
          </draw:custom-shape>
          <draw:custom-shape draw:name="Freeform 12" draw:style-name="gr4" draw:text-style-name="P2" draw:layer="layout" svg:width="3.198cm" svg:height="1.417cm" svg:x="26.707cm" svg:y="8.575cm">
            <text:p><text:span text:style-name="T1"/></text:p>
            <draw:enhanced-geometry draw:mirror-horizontal="false" draw:mirror-vertical="false" drawooo:sub-view-size="291 129" draw:text-areas="0 0 ?f118 ?f119" svg:viewBox="0 0 0 0" draw:type="ooxml-non-primitive" draw:enhanced-path="M 270 129 C 268 129 268 129 268 129 268 128 268 128 268 128 268 127 268 127 268 127 269 126 270 128 270 128 270 128 270 128 270 129 Z M 287 71 C 288 70 288 70 288 70 288 70 288 69 288 69 289 69 289 68 289 68 289 68 289 68 289 67 289 67 290 67 290 67 290 67 290 66 290 66 290 66 290 66 290 66 291 65 291 65 291 65 291 65 290 65 290 65 290 65 290 66 289 66 289 66 289 67 288 67 288 67 287 68 287 68 287 68 287 69 287 69 287 69 287 69 287 69 287 70 287 70 287 70 287 70 287 71 287 71 Z M 278 65 C 285 65 285 65 285 65 285 65 285 65 285 65 285 66 284 67 284 68 284 68 284 69 284 69 284 69 284 70 284 70 283 71 283 71 283 72 283 72 283 72 282 72 282 73 282 73 282 73 282 74 281 74 281 75 281 75 281 76 280 76 279 78 278 79 277 81 277 82 276 82 276 83 276 85 276 86 276 87 276 88 276 89 274 89 274 89 274 89 273 89 273 89 272 89 272 90 271 90 271 91 271 92 271 92 271 92 270 93 269 93 269 94 269 94 268 94 268 95 268 95 268 96 268 96 268 96 267 97 267 97 268 98 268 98 268 99 268 99 268 100 268 101 267 101 267 102 267 103 266 103 266 103 266 102 266 102 266 101 266 101 265 101 265 101 265 100 265 100 264 100 264 99 264 98 264 98 264 97 264 97 264 97 264 96 264 96 264 95 265 95 265 94 265 93 265 93 266 92 266 92 266 91 266 91 266 90 266 90 266 89 266 89 266 89 266 88 267 87 267 86 267 86 267 85 268 83 268 82 269 82 269 81 269 81 269 80 270 80 270 79 271 78 272 77 272 76 273 75 274 74 274 73 275 73 276 72 276 71 276 70 274 71 274 70 274 69 276 69 276 69 276 68 276 68 276 68 276 68 276 68 276 68 L 278 65 Z M 266 128 C 266 129 266 129 267 129 164 129 164 129 164 129 100 127 100 127 100 127 69 127 69 127 69 127 69 126 69 126 69 126 31 126 31 126 31 126 0 126 0 126 0 126 6 123 6 123 6 123 6 123 9 123 9 123 9 123 13 122 14 122 14 121 17 121 18 120 18 120 19 119 19 119 19 118 20 116 20 116 21 116 23 115 24 115 25 115 25 115 26 115 26 114 27 113 28 113 28 112 27 110 28 110 29 109 31 108 31 108 32 107 32 108 32 107 33 106 33 105 33 104 33 104 35 103 36 102 37 101 40 99 41 99 43 98 45 98 46 97 47 97 48 95 49 94 50 94 58 86 58 86 60 87 60 87 60 87 60 87 59 88 59 88 59 88 58 89 58 89 59 90 59 90 59 90 59 91 59 91 59 91 59 91 60 94 60 94 60 94 63 96 63 96 65 97 65 97 65 97 65 97 67 98 67 98 67 98 68 100 68 100 68 101 73 100 73 100 79 94 79 94 79 94 84 99 84 99 84 99 87 97 87 97 87 97 89 97 89 97 89 97 96 96 96 96 96 96 97 94 97 94 97 94 96 93 96 93 96 93 97 91 97 91 97 91 98 92 98 92 98 92 101 93 101 93 101 93 105 90 105 90 105 90 108 88 108 88 108 88 110 91 110 91 110 91 116 87 116 87 116 87 116 87 116 86 115 86 115 86 115 85 115 84 115 84 118 83 118 83 118 82 118 82 118 82 118 82 117 80 117 80 117 80 117 78 117 78 119 73 119 73 119 73 119 73 120 71 120 71 120 71 123 69 123 69 123 68 126 65 126 65 126 65 128 63 128 63 128 63 129 61 129 61 128 59 128 59 128 59 129 57 129 57 129 57 130 56 130 56 130 56 133 54 133 54 133 54 133 52 133 52 133 52 133 52 136 50 136 50 136 49 136 49 136 49 136 49 137 47 137 47 138 43 138 43 138 43 138 39 138 39 138 39 138 39 141 40 141 40 142 41 143 42 143 42 143 42 144 45 144 45 144 45 151 47 151 47 151 47 156 37 156 37 156 36 158 37 158 37 158 37 158 33 158 33 158 33 161 28 161 28 165 32 165 32 165 32 167 29 167 29 167 29 168 27 168 27 168 27 170 24 170 24 170 24 170 26 170 26 170 26 172 24 172 24 172 24 174 22 174 22 174 22 174 23 174 23 174 23 174 23 176 20 176 20 176 20 181 14 181 14 181 14 181 13 181 13 181 13 180 12 180 12 182 9 182 9 182 9 184 6 184 6 184 6 183 5 183 5 183 5 183 0 183 0 183 0 201 15 201 15 201 15 205 7 205 7 205 7 205 7 210 7 211 8 211 8 214 11 214 11 214 11 212 14 212 14 212 14 212 16 212 16 212 17 215 18 215 18 216 18 219 19 219 19 220 19 221 20 221 20 221 20 222 22 222 22 222 22 224 22 224 22 224 22 226 24 226 24 226 25 229 21 229 21 232 25 232 25 232 25 232 27 232 27 232 27 230 28 230 28 230 28 229 28 229 28 229 28 229 33 229 33 229 33 228 33 228 34 227 34 227 35 226 35 225 35 225 36 225 36 225 36 225 36 225 36 225 37 226 37 226 37 226 37 226 37 225 38 225 38 225 38 224 38 224 38 224 38 223 37 223 37 222 37 222 38 222 38 222 39 221 40 221 40 221 41 221 42 221 42 221 44 220 45 220 47 220 48 220 48 220 49 220 50 221 50 222 50 223 51 224 51 225 50 225 50 226 50 227 50 227 50 228 50 228 50 229 49 230 49 230 49 230 49 230 50 230 50 230 51 230 52 230 53 231 54 231 55 232 56 234 57 235 58 236 59 237 59 238 60 239 60 240 60 240 60 241 60 242 60 242 60 243 60 243 61 244 61 244 61 245 62 245 63 246 63 246 64 247 65 247 65 248 66 249 67 250 67 251 68 252 68 253 69 254 69 254 69 255 70 255 70 255 71 255 72 255 72 255 72 255 73 255 73 255 74 255 74 255 74 255 73 254 73 254 73 254 72 254 72 253 72 253 72 252 72 251 72 251 72 251 72 250 71 249 71 249 72 250 72 250 72 250 72 251 72 251 72 252 72 252 73 253 73 253 73 254 74 255 75 255 77 255 77 255 77 255 78 255 78 255 79 255 79 255 79 254 80 254 80 254 80 254 81 253 81 253 82 253 83 252 82 251 82 251 82 251 81 250 81 249 81 248 81 248 81 247 81 247 80 247 80 247 80 247 80 247 80 246 79 246 79 246 79 246 78 246 77 246 77 245 76 245 76 243 75 242 75 241 73 240 73 240 72 239 72 238 71 238 71 238 70 237 70 237 69 237 69 237 68 236 67 236 67 236 67 236 68 236 69 236 69 236 69 236 70 236 71 236 71 237 71 237 72 238 72 238 73 238 73 239 73 239 73 239 74 240 74 240 74 240 75 240 75 241 76 241 76 242 77 242 77 243 78 243 78 243 78 243 79 244 79 244 79 244 80 245 80 245 81 245 81 245 82 245 82 245 83 247 83 248 83 248 82 249 82 250 83 250 83 250 83 250 83 250 84 251 84 251 84 251 85 251 85 252 86 252 86 253 86 253 86 253 86 252 86 252 87 252 87 251 87 251 87 252 88 252 88 253 88 253 89 253 89 254 89 254 89 254 89 255 90 255 90 255 90 256 90 256 91 256 91 256 91 256 92 256 93 256 94 256 94 256 95 255 95 255 95 255 95 255 95 254 95 254 95 254 95 254 94 254 94 254 94 254 93 253 93 253 92 252 92 251 91 251 91 250 92 251 93 250 93 250 93 250 93 249 93 249 93 249 93 249 92 249 93 249 93 249 94 250 94 251 95 251 95 251 95 251 96 251 96 251 96 251 96 251 97 251 97 251 97 251 98 251 98 251 99 251 100 251 101 251 101 252 102 252 102 252 103 253 103 253 103 253 103 254 104 254 105 253 106 254 107 254 107 254 108 254 108 255 108 255 109 254 109 254 110 254 110 253 110 253 110 253 110 253 110 253 110 253 110 252 110 252 111 252 111 251 111 251 110 250 110 250 110 250 109 249 109 248 109 248 108 248 108 247 108 246 107 245 106 244 105 244 104 244 104 244 103 244 102 244 102 243 101 243 101 243 100 242 100 242 100 241 100 241 100 240 101 239 100 239 100 238 100 238 100 238 100 237 100 237 100 236 100 236 100 236 99 235 99 235 99 234 99 234 99 233 99 233 99 232 99 232 99 232 98 231 98 231 98 231 97 231 98 230 98 231 98 231 98 231 99 232 99 232 99 233 100 233 100 234 100 235 100 236 100 236 100 237 101 238 102 239 102 240 102 241 103 241 104 242 105 241 107 242 108 242 108 243 108 243 108 244 109 244 109 244 109 245 109 245 110 245 110 246 110 246 110 247 111 248 111 248 111 248 112 248 112 248 113 248 113 248 113 248 114 248 114 247 114 246 115 246 116 245 116 246 117 247 116 247 116 247 116 247 115 248 115 248 115 248 114 249 114 250 114 252 114 252 114 253 114 252 115 252 115 252 116 252 116 251 116 252 117 253 117 253 116 254 116 255 115 255 115 255 114 255 114 255 114 254 113 254 113 254 113 254 112 255 111 256 111 256 112 257 112 258 112 258 112 259 113 259 113 260 113 260 113 261 113 262 113 263 113 264 114 264 113 265 113 266 113 266 113 265 114 265 114 265 114 265 114 265 115 265 115 265 115 266 116 265 116 266 116 266 117 266 117 266 118 266 118 266 118 267 119 267 119 266 119 267 120 267 120 267 120 267 120 267 121 267 121 267 122 266 122 266 123 266 124 266 124 266 125 265 125 265 126 265 126 265 127 265 128 265 128 266 128 Z N">
              <draw:equation draw:name="f0" draw:formula="270*logwidth/291"/>
              <draw:equation draw:name="f1" draw:formula="129*logheight/129"/>
              <draw:equation draw:name="f2" draw:formula="290*logwidth/291"/>
              <draw:equation draw:name="f3" draw:formula="67*logheight/129"/>
              <draw:equation draw:name="f4" draw:formula="288*logwidth/291"/>
              <draw:equation draw:name="f5" draw:formula="67*logheight/129"/>
              <draw:equation draw:name="f6" draw:formula="278*logwidth/291"/>
              <draw:equation draw:name="f7" draw:formula="65*logheight/129"/>
              <draw:equation draw:name="f8" draw:formula="283*logwidth/291"/>
              <draw:equation draw:name="f9" draw:formula="72*logheight/129"/>
              <draw:equation draw:name="f10" draw:formula="276*logwidth/291"/>
              <draw:equation draw:name="f11" draw:formula="83*logheight/129"/>
              <draw:equation draw:name="f12" draw:formula="270*logwidth/291"/>
              <draw:equation draw:name="f13" draw:formula="93*logheight/129"/>
              <draw:equation draw:name="f14" draw:formula="267*logwidth/291"/>
              <draw:equation draw:name="f15" draw:formula="101*logheight/129"/>
              <draw:equation draw:name="f16" draw:formula="264*logwidth/291"/>
              <draw:equation draw:name="f17" draw:formula="97*logheight/129"/>
              <draw:equation draw:name="f18" draw:formula="266*logwidth/291"/>
              <draw:equation draw:name="f19" draw:formula="88*logheight/129"/>
              <draw:equation draw:name="f20" draw:formula="274*logwidth/291"/>
              <draw:equation draw:name="f21" draw:formula="73*logheight/129"/>
              <draw:equation draw:name="f22" draw:formula="278*logwidth/291"/>
              <draw:equation draw:name="f23" draw:formula="65*logheight/129"/>
              <draw:equation draw:name="f24" draw:formula="69*logwidth/291"/>
              <draw:equation draw:name="f25" draw:formula="126*logheight/129"/>
              <draw:equation draw:name="f26" draw:formula="18*logwidth/291"/>
              <draw:equation draw:name="f27" draw:formula="120*logheight/129"/>
              <draw:equation draw:name="f28" draw:formula="28*logwidth/291"/>
              <draw:equation draw:name="f29" draw:formula="110*logheight/129"/>
              <draw:equation draw:name="f30" draw:formula="46*logwidth/291"/>
              <draw:equation draw:name="f31" draw:formula="97*logheight/129"/>
              <draw:equation draw:name="f32" draw:formula="59*logwidth/291"/>
              <draw:equation draw:name="f33" draw:formula="90*logheight/129"/>
              <draw:equation draw:name="f34" draw:formula="68*logwidth/291"/>
              <draw:equation draw:name="f35" draw:formula="100*logheight/129"/>
              <draw:equation draw:name="f36" draw:formula="96*logwidth/291"/>
              <draw:equation draw:name="f37" draw:formula="96*logheight/129"/>
              <draw:equation draw:name="f38" draw:formula="105*logwidth/291"/>
              <draw:equation draw:name="f39" draw:formula="90*logheight/129"/>
              <draw:equation draw:name="f40" draw:formula="118*logwidth/291"/>
              <draw:equation draw:name="f41" draw:formula="83*logheight/129"/>
              <draw:equation draw:name="f42" draw:formula="123*logwidth/291"/>
              <draw:equation draw:name="f43" draw:formula="69*logheight/129"/>
              <draw:equation draw:name="f44" draw:formula="130*logwidth/291"/>
              <draw:equation draw:name="f45" draw:formula="56*logheight/129"/>
              <draw:equation draw:name="f46" draw:formula="138*logwidth/291"/>
              <draw:equation draw:name="f47" draw:formula="43*logheight/129"/>
              <draw:equation draw:name="f48" draw:formula="156*logwidth/291"/>
              <draw:equation draw:name="f49" draw:formula="37*logheight/129"/>
              <draw:equation draw:name="f50" draw:formula="168*logwidth/291"/>
              <draw:equation draw:name="f51" draw:formula="27*logheight/129"/>
              <draw:equation draw:name="f52" draw:formula="176*logwidth/291"/>
              <draw:equation draw:name="f53" draw:formula="20*logheight/129"/>
              <draw:equation draw:name="f54" draw:formula="183*logwidth/291"/>
              <draw:equation draw:name="f55" draw:formula="5*logheight/129"/>
              <draw:equation draw:name="f56" draw:formula="212*logwidth/291"/>
              <draw:equation draw:name="f57" draw:formula="14*logheight/129"/>
              <draw:equation draw:name="f58" draw:formula="224*logwidth/291"/>
              <draw:equation draw:name="f59" draw:formula="22*logheight/129"/>
              <draw:equation draw:name="f60" draw:formula="229*logwidth/291"/>
              <draw:equation draw:name="f61" draw:formula="28*logheight/129"/>
              <draw:equation draw:name="f62" draw:formula="226*logwidth/291"/>
              <draw:equation draw:name="f63" draw:formula="37*logheight/129"/>
              <draw:equation draw:name="f64" draw:formula="221*logwidth/291"/>
              <draw:equation draw:name="f65" draw:formula="42*logheight/129"/>
              <draw:equation draw:name="f66" draw:formula="228*logwidth/291"/>
              <draw:equation draw:name="f67" draw:formula="50*logheight/129"/>
              <draw:equation draw:name="f68" draw:formula="239*logwidth/291"/>
              <draw:equation draw:name="f69" draw:formula="60*logheight/129"/>
              <draw:equation draw:name="f70" draw:formula="250*logwidth/291"/>
              <draw:equation draw:name="f71" draw:formula="67*logheight/129"/>
              <draw:equation draw:name="f72" draw:formula="254*logwidth/291"/>
              <draw:equation draw:name="f73" draw:formula="73*logheight/129"/>
              <draw:equation draw:name="f74" draw:formula="252*logwidth/291"/>
              <draw:equation draw:name="f75" draw:formula="72*logheight/129"/>
              <draw:equation draw:name="f76" draw:formula="253*logwidth/291"/>
              <draw:equation draw:name="f77" draw:formula="81*logheight/129"/>
              <draw:equation draw:name="f78" draw:formula="246*logwidth/291"/>
              <draw:equation draw:name="f79" draw:formula="79*logheight/129"/>
              <draw:equation draw:name="f80" draw:formula="237*logwidth/291"/>
              <draw:equation draw:name="f81" draw:formula="69*logheight/129"/>
              <draw:equation draw:name="f82" draw:formula="239*logwidth/291"/>
              <draw:equation draw:name="f83" draw:formula="73*logheight/129"/>
              <draw:equation draw:name="f84" draw:formula="245*logwidth/291"/>
              <draw:equation draw:name="f85" draw:formula="81*logheight/129"/>
              <draw:equation draw:name="f86" draw:formula="252*logwidth/291"/>
              <draw:equation draw:name="f87" draw:formula="86*logheight/129"/>
              <draw:equation draw:name="f88" draw:formula="255*logwidth/291"/>
              <draw:equation draw:name="f89" draw:formula="90*logheight/129"/>
              <draw:equation draw:name="f90" draw:formula="254*logwidth/291"/>
              <draw:equation draw:name="f91" draw:formula="95*logheight/129"/>
              <draw:equation draw:name="f92" draw:formula="249*logwidth/291"/>
              <draw:equation draw:name="f93" draw:formula="92*logheight/129"/>
              <draw:equation draw:name="f94" draw:formula="251*logwidth/291"/>
              <draw:equation draw:name="f95" draw:formula="100*logheight/129"/>
              <draw:equation draw:name="f96" draw:formula="254*logwidth/291"/>
              <draw:equation draw:name="f97" draw:formula="109*logheight/129"/>
              <draw:equation draw:name="f98" draw:formula="248*logwidth/291"/>
              <draw:equation draw:name="f99" draw:formula="109*logheight/129"/>
              <draw:equation draw:name="f100" draw:formula="241*logwidth/291"/>
              <draw:equation draw:name="f101" draw:formula="100*logheight/129"/>
              <draw:equation draw:name="f102" draw:formula="232*logwidth/291"/>
              <draw:equation draw:name="f103" draw:formula="99*logheight/129"/>
              <draw:equation draw:name="f104" draw:formula="236*logwidth/291"/>
              <draw:equation draw:name="f105" draw:formula="100*logheight/129"/>
              <draw:equation draw:name="f106" draw:formula="245*logwidth/291"/>
              <draw:equation draw:name="f107" draw:formula="110*logheight/129"/>
              <draw:equation draw:name="f108" draw:formula="247*logwidth/291"/>
              <draw:equation draw:name="f109" draw:formula="116*logheight/129"/>
              <draw:equation draw:name="f110" draw:formula="253*logwidth/291"/>
              <draw:equation draw:name="f111" draw:formula="117*logheight/129"/>
              <draw:equation draw:name="f112" draw:formula="259*logwidth/291"/>
              <draw:equation draw:name="f113" draw:formula="113*logheight/129"/>
              <draw:equation draw:name="f114" draw:formula="265*logwidth/291"/>
              <draw:equation draw:name="f115" draw:formula="115*logheight/129"/>
              <draw:equation draw:name="f116" draw:formula="267*logwidth/291"/>
              <draw:equation draw:name="f117" draw:formula="122*logheight/129"/>
              <draw:equation draw:name="f118" draw:formula="logwidth"/>
              <draw:equation draw:name="f119" draw:formula="logheight"/>
            </draw:enhanced-geometry>
          </draw:custom-shape>
          <draw:custom-shape draw:name="Freeform 13" draw:style-name="gr3" draw:text-style-name="P2" draw:layer="layout" svg:width="0.733cm" svg:height="1.211cm" svg:x="30.589cm" svg:y="5.72cm">
            <text:p><text:span text:style-name="T1"/></text:p>
            <draw:enhanced-geometry draw:mirror-horizontal="false" draw:mirror-vertical="false" drawooo:sub-view-size="67 110" draw:text-areas="0 0 ?f78 ?f79" svg:viewBox="0 0 0 0" draw:type="ooxml-non-primitive" draw:enhanced-path="M 3 5 C 3 6 2 7 2 8 1 9 2 9 3 10 3 11 3 12 3 13 3 13 3 15 2 16 2 18 2 20 2 21 1 22 3 24 4 25 4 26 4 28 4 28 4 29 4 31 4 32 3 32 4 37 4 37 4 37 3 38 3 39 2 39 1 40 1 41 1 41 1 43 0 44 0 44 0 47 0 47 0 47 1 49 1 49 1 49 1 52 1 53 1 53 1 58 1 58 3 61 3 61 3 61 3 61 1 65 1 65 1 66 0 68 0 68 0 68 1 69 1 70 1 70 2 70 2 70 2 69 2 69 2 69 2 69 3 68 3 68 3 68 4 68 4 68 5 68 5 69 5 70 5 70 6 71 6 71 5 105 5 105 5 105 6 109 6 109 6 109 33 110 33 110 33 110 31 107 31 107 31 107 31 107 31 106 31 106 31 106 30 104 30 103 30 103 31 101 31 101 31 101 31 99 31 99 31 99 33 97 33 97 33 96 34 92 34 92 34 91 33 90 33 90 33 89 34 89 34 88 34 88 36 83 36 83 36 83 35 82 35 81 35 80 36 78 36 77 36 77 35 73 35 73 35 72 37 68 37 68 38 67 39 65 39 64 39 64 39 63 39 63 39 63 41 61 42 60 42 60 42 58 42 57 43 57 44 54 45 54 45 53 46 52 46 52 46 52 46 49 46 49 46 49 48 46 48 46 48 45 48 40 48 40 48 40 48 37 48 36 48 36 48 34 48 34 49 34 51 33 51 33 51 33 53 33 53 33 54 33 56 32 56 32 57 30 57 30 57 30 57 30 60 29 60 29 61 29 61 28 62 27 62 27 63 26 63 26 64 26 64 25 64 25 64 25 64 24 64 23 64 23 64 22 64 22 64 22 66 21 66 21 66 21 64 17 64 16 63 16 62 14 62 14 62 13 63 12 63 12 64 12 64 11 64 10 65 10 65 7 66 7 66 7 67 6 67 6 67 6 67 5 67 5 67 4 66 3 66 3 66 3 67 0 67 0 10 0 10 0 10 0 3 0 3 0 3 0 3 0 3 4 3 5 Z N">
              <draw:equation draw:name="f0" draw:formula="2*logwidth/67"/>
              <draw:equation draw:name="f1" draw:formula="8*logheight/110"/>
              <draw:equation draw:name="f2" draw:formula="3*logwidth/67"/>
              <draw:equation draw:name="f3" draw:formula="13*logheight/110"/>
              <draw:equation draw:name="f4" draw:formula="2*logwidth/67"/>
              <draw:equation draw:name="f5" draw:formula="21*logheight/110"/>
              <draw:equation draw:name="f6" draw:formula="4*logwidth/67"/>
              <draw:equation draw:name="f7" draw:formula="28*logheight/110"/>
              <draw:equation draw:name="f8" draw:formula="4*logwidth/67"/>
              <draw:equation draw:name="f9" draw:formula="37*logheight/110"/>
              <draw:equation draw:name="f10" draw:formula="1*logwidth/67"/>
              <draw:equation draw:name="f11" draw:formula="41*logheight/110"/>
              <draw:equation draw:name="f12" draw:formula="0*logwidth/67"/>
              <draw:equation draw:name="f13" draw:formula="47*logheight/110"/>
              <draw:equation draw:name="f14" draw:formula="1*logwidth/67"/>
              <draw:equation draw:name="f15" draw:formula="53*logheight/110"/>
              <draw:equation draw:name="f16" draw:formula="3*logwidth/67"/>
              <draw:equation draw:name="f17" draw:formula="61*logheight/110"/>
              <draw:equation draw:name="f18" draw:formula="0*logwidth/67"/>
              <draw:equation draw:name="f19" draw:formula="68*logheight/110"/>
              <draw:equation draw:name="f20" draw:formula="2*logwidth/67"/>
              <draw:equation draw:name="f21" draw:formula="70*logheight/110"/>
              <draw:equation draw:name="f22" draw:formula="3*logwidth/67"/>
              <draw:equation draw:name="f23" draw:formula="68*logheight/110"/>
              <draw:equation draw:name="f24" draw:formula="5*logwidth/67"/>
              <draw:equation draw:name="f25" draw:formula="70*logheight/110"/>
              <draw:equation draw:name="f26" draw:formula="5*logwidth/67"/>
              <draw:equation draw:name="f27" draw:formula="105*logheight/110"/>
              <draw:equation draw:name="f28" draw:formula="33*logwidth/67"/>
              <draw:equation draw:name="f29" draw:formula="110*logheight/110"/>
              <draw:equation draw:name="f30" draw:formula="31*logwidth/67"/>
              <draw:equation draw:name="f31" draw:formula="106*logheight/110"/>
              <draw:equation draw:name="f32" draw:formula="31*logwidth/67"/>
              <draw:equation draw:name="f33" draw:formula="101*logheight/110"/>
              <draw:equation draw:name="f34" draw:formula="33*logwidth/67"/>
              <draw:equation draw:name="f35" draw:formula="97*logheight/110"/>
              <draw:equation draw:name="f36" draw:formula="33*logwidth/67"/>
              <draw:equation draw:name="f37" draw:formula="90*logheight/110"/>
              <draw:equation draw:name="f38" draw:formula="36*logwidth/67"/>
              <draw:equation draw:name="f39" draw:formula="83*logheight/110"/>
              <draw:equation draw:name="f40" draw:formula="36*logwidth/67"/>
              <draw:equation draw:name="f41" draw:formula="77*logheight/110"/>
              <draw:equation draw:name="f42" draw:formula="37*logwidth/67"/>
              <draw:equation draw:name="f43" draw:formula="68*logheight/110"/>
              <draw:equation draw:name="f44" draw:formula="39*logwidth/67"/>
              <draw:equation draw:name="f45" draw:formula="63*logheight/110"/>
              <draw:equation draw:name="f46" draw:formula="42*logwidth/67"/>
              <draw:equation draw:name="f47" draw:formula="57*logheight/110"/>
              <draw:equation draw:name="f48" draw:formula="46*logwidth/67"/>
              <draw:equation draw:name="f49" draw:formula="52*logheight/110"/>
              <draw:equation draw:name="f50" draw:formula="48*logwidth/67"/>
              <draw:equation draw:name="f51" draw:formula="46*logheight/110"/>
              <draw:equation draw:name="f52" draw:formula="48*logwidth/67"/>
              <draw:equation draw:name="f53" draw:formula="36*logheight/110"/>
              <draw:equation draw:name="f54" draw:formula="51*logwidth/67"/>
              <draw:equation draw:name="f55" draw:formula="33*logheight/110"/>
              <draw:equation draw:name="f56" draw:formula="56*logwidth/67"/>
              <draw:equation draw:name="f57" draw:formula="32*logheight/110"/>
              <draw:equation draw:name="f58" draw:formula="60*logwidth/67"/>
              <draw:equation draw:name="f59" draw:formula="29*logheight/110"/>
              <draw:equation draw:name="f60" draw:formula="63*logwidth/67"/>
              <draw:equation draw:name="f61" draw:formula="26*logheight/110"/>
              <draw:equation draw:name="f62" draw:formula="64*logwidth/67"/>
              <draw:equation draw:name="f63" draw:formula="23*logheight/110"/>
              <draw:equation draw:name="f64" draw:formula="66*logwidth/67"/>
              <draw:equation draw:name="f65" draw:formula="21*logheight/110"/>
              <draw:equation draw:name="f66" draw:formula="62*logwidth/67"/>
              <draw:equation draw:name="f67" draw:formula="14*logheight/110"/>
              <draw:equation draw:name="f68" draw:formula="64*logwidth/67"/>
              <draw:equation draw:name="f69" draw:formula="10*logheight/110"/>
              <draw:equation draw:name="f70" draw:formula="67*logwidth/67"/>
              <draw:equation draw:name="f71" draw:formula="6*logheight/110"/>
              <draw:equation draw:name="f72" draw:formula="66*logwidth/67"/>
              <draw:equation draw:name="f73" draw:formula="3*logheight/110"/>
              <draw:equation draw:name="f74" draw:formula="10*logwidth/67"/>
              <draw:equation draw:name="f75" draw:formula="0*logheight/110"/>
              <draw:equation draw:name="f76" draw:formula="3*logwidth/67"/>
              <draw:equation draw:name="f77" draw:formula="5*logheight/110"/>
              <draw:equation draw:name="f78" draw:formula="logwidth"/>
              <draw:equation draw:name="f79" draw:formula="logheight"/>
            </draw:enhanced-geometry>
          </draw:custom-shape>
          <draw:custom-shape draw:name="Freeform 14" draw:style-name="gr5" draw:text-style-name="P2" draw:layer="layout" svg:width="1.899cm" svg:height="2.464cm" svg:x="15.164cm" svg:y="7.308cm">
            <text:p><text:span text:style-name="T1"/></text:p>
            <draw:enhanced-geometry draw:mirror-horizontal="false" draw:mirror-vertical="false" drawooo:sub-view-size="414 537" draw:text-areas="0 0 ?f14 ?f15" svg:viewBox="0 0 0 0" draw:type="ooxml-non-primitive" draw:enhanced-path="M 414 537 L 0 537 0 0 247 0 247 110 412 110 414 537 Z N">
              <draw:equation draw:name="f0" draw:formula="414*logwidth/414"/>
              <draw:equation draw:name="f1" draw:formula="537*logheight/537"/>
              <draw:equation draw:name="f2" draw:formula="0*logwidth/414"/>
              <draw:equation draw:name="f3" draw:formula="537*logheight/537"/>
              <draw:equation draw:name="f4" draw:formula="0*logwidth/414"/>
              <draw:equation draw:name="f5" draw:formula="0*logheight/537"/>
              <draw:equation draw:name="f6" draw:formula="247*logwidth/414"/>
              <draw:equation draw:name="f7" draw:formula="0*logheight/537"/>
              <draw:equation draw:name="f8" draw:formula="247*logwidth/414"/>
              <draw:equation draw:name="f9" draw:formula="110*logheight/537"/>
              <draw:equation draw:name="f10" draw:formula="412*logwidth/414"/>
              <draw:equation draw:name="f11" draw:formula="110*logheight/537"/>
              <draw:equation draw:name="f12" draw:formula="414*logwidth/414"/>
              <draw:equation draw:name="f13" draw:formula="537*logheight/537"/>
              <draw:equation draw:name="f14" draw:formula="logwidth"/>
              <draw:equation draw:name="f15" draw:formula="logheight"/>
            </draw:enhanced-geometry>
          </draw:custom-shape>
          <draw:custom-shape draw:name="Freeform 15" draw:style-name="gr4" draw:text-style-name="P2" draw:layer="layout" svg:width="4.974cm" svg:height="4.754cm" svg:x="17.977cm" svg:y="10.007cm">
            <text:p><text:span text:style-name="T1"/></text:p>
            <draw:enhanced-geometry draw:mirror-horizontal="false" draw:mirror-vertical="false" drawooo:sub-view-size="452 432" draw:text-areas="0 0 ?f122 ?f123" svg:viewBox="0 0 0 0" draw:type="ooxml-non-primitive" draw:enhanced-path="M 331 354 C 331 353 331 352 332 352 332 351 333 349 334 349 334 348 334 347 335 347 335 347 335 346 336 346 336 346 336 346 336 345 336 345 337 345 338 344 339 344 339 343 340 342 340 342 340 341 341 341 341 341 342 341 342 340 343 340 343 340 344 339 344 339 344 339 345 339 346 338 346 338 347 338 347 338 348 337 348 337 349 336 350 336 350 336 351 335 351 335 351 335 352 335 352 334 352 334 352 334 353 333 353 334 353 334 353 335 353 335 353 336 353 336 352 337 352 337 352 337 351 337 351 337 351 337 350 337 350 338 349 338 348 338 348 338 348 339 348 339 348 339 347 339 347 339 346 340 346 340 345 341 345 341 344 341 344 342 344 342 343 342 343 342 343 342 343 342 342 343 342 343 342 343 341 343 341 344 341 344 341 344 340 344 340 344 340 345 339 345 338 346 337 346 337 347 336 348 336 348 336 348 336 348 336 349 336 349 336 349 335 350 334 351 332 352 331 354 331 354 331 355 331 354 Z M 330 356 C 330 356 330 356 330 356 330 356 330 356 330 356 331 356 331 355 330 355 330 355 330 356 330 356 Z M 321 375 C 322 374 322 374 322 374 322 373 322 373 322 372 323 372 323 371 323 370 323 370 323 369 324 369 324 368 325 367 325 366 325 365 326 365 326 364 326 364 326 363 327 363 327 362 327 361 328 360 328 360 329 359 329 359 329 358 330 357 329 357 329 357 329 357 329 358 328 358 328 358 328 358 327 359 327 360 327 360 326 361 326 361 325 362 325 363 324 364 324 365 324 366 324 366 323 367 323 367 323 367 323 368 322 369 322 370 322 371 321 371 321 371 321 372 321 372 321 372 321 373 321 374 321 375 321 375 321 375 321 375 321 375 Z M 321 379 C 321 379 321 378 321 378 321 377 321 377 321 377 321 377 321 377 321 376 320 377 320 377 320 378 320 378 320 379 321 379 Z M 320 387 C 320 386 320 386 320 386 320 385 320 384 320 384 320 383 320 382 320 382 320 381 320 381 320 381 320 380 319 380 319 381 319 381 319 381 319 382 319 382 319 383 319 384 319 385 319 385 319 386 319 386 319 386 319 386 320 387 320 387 320 387 Z M 320 397 C 320 397 320 398 320 398 320 399 320 399 321 399 321 399 321 399 321 400 321 400 321 400 321 400 321 400 321 401 322 401 322 402 322 402 322 403 322 403 322 404 323 404 323 404 322 402 322 402 322 402 322 401 322 400 322 400 322 400 322 400 321 399 321 399 321 399 321 398 321 398 321 397 320 397 321 397 320 396 320 396 320 397 320 397 Z M 451 229 C 451 229 451 229 451 228 452 228 452 227 452 227 452 226 452 225 451 225 451 225 452 224 452 223 452 223 452 222 452 222 452 222 451 223 451 223 451 223 450 222 450 222 450 221 450 221 450 220 450 220 448 218 447 217 447 217 447 216 447 216 447 216 448 215 448 214 448 214 447 214 447 213 447 213 447 212 447 211 446 211 445 210 445 210 445 210 445 209 446 209 446 209 446 209 446 209 446 208 443 207 443 206 442 206 443 204 443 204 443 204 443 202 443 201 443 200 441 196 441 196 441 195 435 189 435 189 435 127 435 127 435 127 435 126 434 126 434 125 434 125 434 124 434 124 434 123 433 124 433 124 432 125 432 125 431 125 431 124 431 124 431 124 431 124 431 124 430 124 429 123 429 124 429 125 429 125 428 125 428 125 428 124 428 124 427 124 427 124 427 125 427 125 427 125 426 125 426 124 426 124 426 124 425 125 425 124 425 125 424 125 424 125 424 125 424 125 424 125 424 125 424 125 423 126 423 125 423 125 422 125 423 125 423 124 423 123 422 124 421 124 421 124 420 123 420 123 420 123 420 123 421 122 421 122 420 121 420 121 418 123 418 123 418 123 418 122 418 122 417 121 417 121 417 121 416 121 416 120 416 120 416 120 416 120 415 120 415 120 415 120 415 120 414 120 414 119 414 119 414 119 413 119 413 120 413 120 413 120 412 120 411 119 411 119 411 119 411 119 411 119 410 119 410 118 410 118 410 118 410 117 410 117 409 117 409 117 409 117 410 117 410 117 409 116 408 117 408 117 408 117 408 118 407 118 407 118 407 117 407 117 406 117 406 116 406 116 406 116 405 116 405 116 405 116 405 116 404 115 404 115 404 115 404 115 404 114 404 114 403 114 403 114 403 113 403 113 403 112 402 112 401 112 400 112 399 112 399 111 399 110 399 110 398 110 398 110 398 111 398 111 397 111 397 109 397 109 396 108 395 108 394 108 393 108 393 109 393 110 393 110 393 110 393 110 392 110 392 111 392 111 391 112 390 112 389 112 388 112 387 112 386 112 385 112 385 112 385 111 385 111 384 111 384 111 384 111 384 111 383 111 383 111 383 111 382 111 382 110 382 110 382 110 381 109 381 109 381 109 380 109 380 110 379 110 379 110 379 110 379 110 378 111 377 110 376 111 376 111 376 111 376 112 376 112 376 112 375 112 375 112 374 112 374 112 373 113 373 113 373 113 373 113 372 113 372 113 372 113 372 113 371 112 371 112 370 112 370 112 370 112 370 111 370 111 369 111 369 112 368 112 368 112 368 111 367 111 367 112 367 112 367 112 366 113 366 113 365 113 365 113 364 113 363 113 363 113 362 113 362 114 361 114 361 114 361 115 361 115 361 116 361 116 360 117 359 116 359 116 358 116 357 116 357 116 356 116 356 117 356 118 356 118 356 119 355 120 355 120 354 118 354 118 353 117 353 116 352 116 351 116 350 116 350 116 349 116 349 115 349 115 349 115 349 114 348 114 348 114 344 113 345 112 346 112 346 112 346 111 346 110 345 109 344 110 344 111 344 111 344 111 343 112 343 112 343 113 342 113 341 114 340 113 340 113 340 112 339 112 339 112 339 112 338 112 338 112 338 112 337 112 337 113 337 112 337 112 337 112 337 112 337 111 337 111 336 110 336 109 335 109 335 109 335 109 335 109 334 109 333 109 333 109 333 110 333 110 333 111 333 111 333 112 332 112 331 112 331 113 331 113 331 113 331 113 331 113 330 113 330 113 330 113 329 114 329 114 329 115 329 115 329 116 330 116 329 116 329 117 329 117 329 118 329 118 327 118 326 117 326 116 326 115 326 115 326 114 326 114 326 113 326 113 326 112 326 112 326 111 326 111 326 110 325 110 325 110 325 111 324 111 324 112 324 112 324 112 323 112 323 112 323 112 322 111 322 111 321 112 321 112 321 112 321 112 320 113 320 113 320 113 320 114 319 114 318 114 317 114 317 113 316 113 316 112 317 112 317 111 316 110 314 111 313 111 313 111 313 111 312 110 312 110 312 109 312 109 312 108 311 108 310 108 310 107 310 107 309 107 309 107 308 107 308 108 308 108 307 108 307 109 306 109 306 109 306 110 305 110 304 111 303 111 303 112 303 112 302 112 301 112 301 112 300 111 300 111 299 111 299 110 298 110 299 108 299 108 299 108 299 107 299 107 299 107 299 107 298 107 297 107 296 106 296 106 295 106 295 106 295 105 295 104 294 103 294 102 294 102 294 101 294 100 293 100 293 101 292 102 291 102 290 101 289 101 288 100 287 100 286 100 285 100 285 101 285 101 284 102 284 102 284 102 283 103 282 103 281 103 280 102 279 101 278 100 277 99 275 100 273 100 273 101 272 101 271 101 271 101 270 99 269 100 269 100 268 100 268 100 267 100 267 99 266 99 266 99 265 98 265 98 265 98 264 97 264 97 263 97 263 97 263 98 262 98 262 98 261 98 260 98 259 97 258 97 258 97 257 97 257 97 256 96 256 94 256 93 256 93 256 92 255 92 255 92 255 91 254 91 254 90 254 90 254 90 254 89 253 90 253 89 253 89 252 89 252 88 252 88 252 88 251 88 251 87 251 87 251 87 250 88 250 88 250 89 250 89 250 90 249 91 249 91 248 90 248 90 247 90 246 89 246 89 245 89 245 89 244 89 244 89 243 90 243 90 242 90 241 90 240 90 240 90 239 90 238 90 238 90 238 89 238 89 237 88 236 87 236 87 235 86 234 85 233 84 233 83 232 83 231 82 231 82 231 82 230 82 230 83 229 83 229 82 229 0 229 0 229 0 124 0 124 0 124 0 123 189 123 189 123 189 0 188 0 188 0 188 0 188 0 190 0 190 0 190 0 190 0 190 1 191 1 191 1 191 0 192 0 192 0 192 0 192 0 193 0 193 0 193 0 194 0 195 1 195 2 196 2 196 3 196 4 197 4 197 5 199 5 199 5 199 6 198 6 198 6 198 9 201 9 201 9 201 12 206 12 206 12 206 15 210 15 210 15 210 15 210 19 212 19 212 19 212 22 214 22 214 24 215 24 215 24 215 28 220 28 220 28 220 30 223 30 223 30 223 36 226 36 226 36 226 37 230 37 230 37 230 42 233 42 233 42 233 42 235 42 235 42 235 47 237 47 237 47 237 49 237 49 237 49 237 49 237 49 238 49 238 49 238 52 239 52 239 52 239 54 242 54 242 56 242 56 242 56 242 57 245 57 245 57 245 59 245 59 245 59 245 61 249 61 249 61 249 61 254 61 254 61 254 67 260 67 260 67 260 67 272 67 272 67 272 67 272 71 277 71 277 71 277 72 283 72 283 75 286 75 286 75 286 75 286 80 288 80 288 80 288 83 289 83 289 83 289 85 293 85 293 85 293 89 296 89 296 91 297 91 297 91 297 98 298 98 298 98 298 98 300 98 300 98 300 98 300 100 300 100 300 100 300 100 302 100 302 100 302 103 302 103 302 103 302 106 302 106 302 109 306 109 306 109 306 112 309 112 309 112 309 114 307 114 307 114 307 115 310 115 310 115 310 121 310 121 310 121 310 122 307 122 307 122 307 122 307 125 304 125 304 125 304 125 303 125 303 125 303 126 301 126 301 126 301 127 302 127 302 130 300 130 300 130 300 130 300 129 299 129 299 128 298 128 298 129 298 129 298 129 297 129 297 129 297 129 296 129 296 129 295 130 294 130 294 130 294 132 293 132 293 132 288 132 288 132 288 137 279 137 279 137 279 138 280 138 280 138 280 140 278 140 278 140 278 141 279 141 279 141 279 143 277 143 277 143 277 143 277 145 278 145 278 145 278 146 279 146 279 147 276 147 276 147 276 149 274 149 274 149 274 158 278 158 278 158 278 160 276 160 276 160 276 162 278 162 278 162 278 164 277 164 277 164 277 166 277 166 277 166 277 167 277 167 277 167 277 167 278 167 278 167 278 167 278 169 278 169 278 170 278 171 279 171 279 171 279 173 279 173 279 173 279 175 278 175 278 176 277 176 277 176 277 176 279 176 279 176 279 176 279 178 278 178 278 178 278 178 278 178 278 179 279 179 279 179 279 180 279 180 279 180 279 180 280 180 280 180 280 182 283 182 283 182 283 184 283 184 283 184 283 184 286 184 286 184 286 186 284 186 284 186 284 186 288 186 288 186 288 192 290 192 290 192 290 194 294 194 294 194 294 201 298 201 298 201 298 202 302 202 302 202 302 206 305 206 305 206 305 206 311 206 311 206 311 210 316 210 316 210 316 211 321 211 321 211 321 215 325 215 325 215 325 215 328 215 328 215 328 218 328 218 328 218 328 216 330 216 330 216 330 217 332 217 332 217 332 218 335 218 335 218 335 219 337 219 337 219 337 221 339 221 339 221 339 221 340 221 340 221 340 226 342 226 342 226 342 229 348 229 348 229 348 231 349 231 349 231 349 234 357 234 357 234 357 236 357 236 357 236 357 239 361 239 361 239 361 244 363 244 363 244 363 245 365 245 365 245 365 247 370 247 370 247 370 247 370 246 372 246 372 246 372 245 375 245 375 248 377 248 377 248 377 249 383 249 383 249 383 248 385 248 385 248 385 250 388 250 388 250 388 250 389 250 389 250 389 252 390 252 390 252 390 252 392 252 392 252 392 254 393 254 393 254 393 256 397 256 397 256 397 256 397 257 399 257 400 257 400 257 405 257 405 260 407 260 407 260 407 260 407 259 409 259 409 259 409 260 410 260 410 264 410 264 410 264 410 265 411 265 411 265 411 266 410 266 410 266 410 267 412 267 412 267 412 268 412 268 412 268 412 270 411 270 411 270 411 275 417 275 417 275 417 278 416 278 416 278 416 281 418 281 418 281 418 283 417 283 417 283 417 284 419 284 419 284 419 286 419 286 419 286 419 287 422 287 422 287 422 288 421 288 421 288 421 288 422 288 422 288 422 292 424 292 424 292 424 293 423 293 423 293 423 295 423 295 423 295 423 295 424 295 424 295 424 297 423 297 423 297 423 303 423 303 423 303 423 306 424 306 424 306 424 310 425 310 425 310 425 310 425 318 432 318 432 318 432 318 431 318 431 318 430 319 432 319 432 319 432 320 431 320 430 320 430 320 428 320 428 320 428 324 428 324 428 325 428 327 428 327 428 327 428 327 427 327 426 328 426 327 426 327 426 327 426 326 427 326 427 326 427 325 427 325 426 325 426 326 426 326 425 326 425 326 424 326 424 326 423 326 423 325 423 324 423 324 423 323 422 323 421 322 421 322 420 322 420 322 419 322 418 321 418 322 417 322 416 321 415 321 415 321 415 321 415 321 414 321 413 321 413 320 412 320 411 319 410 318 409 318 409 318 409 318 407 318 407 318 407 318 407 318 406 319 406 318 405 318 404 318 404 318 404 318 403 317 403 318 402 318 402 318 402 318 401 317 401 317 400 317 400 317 399 317 399 317 397 316 397 316 396 314 395 314 394 313 393 313 393 313 393 313 392 314 393 314 392 314 392 314 392 314 392 314 391 314 389 314 389 314 389 314 388 314 388 315 387 317 388 317 388 317 388 317 387 317 387 317 387 317 386 317 386 317 386 316 385 316 385 316 385 317 384 317 384 317 384 317 383 317 381 317 381 317 381 317 380 317 380 317 380 317 380 317 379 318 379 318 379 318 378 316 378 316 378 315 378 315 379 315 379 315 379 314 378 314 378 313 378 312 378 311 378 311 378 310 378 309 378 309 377 309 377 309 377 309 377 309 377 309 377 308 377 308 377 309 377 309 376 310 377 310 376 310 376 311 376 311 376 312 376 312 376 313 375 313 375 314 374 315 375 315 375 314 376 314 376 314 376 315 377 315 377 315 376 315 376 316 376 316 376 317 376 317 376 318 376 318 375 318 375 319 375 319 375 319 375 319 374 319 374 319 374 319 373 319 373 320 372 320 372 320 372 320 371 320 371 320 370 321 369 321 369 320 368 321 367 321 367 321 366 322 366 322 365 322 365 322 365 323 364 323 364 323 363 323 363 323 362 324 362 324 362 324 361 324 361 324 361 323 360 323 360 323 360 322 360 321 360 321 359 320 359 320 358 320 358 320 358 320 358 320 357 319 357 319 357 319 357 319 356 319 356 319 356 319 356 319 355 319 355 318 355 318 354 318 354 318 354 319 354 319 354 320 354 321 354 321 353 321 353 321 353 321 353 322 353 322 353 323 353 323 353 324 353 324 354 324 354 325 354 325 355 325 355 326 355 326 355 327 355 327 355 327 355 327 355 327 355 327 354 327 354 327 354 328 353 329 352 329 351 330 350 330 349 331 348 331 347 331 346 331 346 331 346 331 346 330 346 330 346 330 346 329 346 329 346 329 347 329 347 328 347 328 347 327 347 326 346 326 346 326 345 325 345 326 345 326 345 327 345 327 344 328 344 328 344 328 343 329 343 329 343 329 343 329 343 330 343 330 343 330 342 330 342 331 342 331 342 331 342 331 341 332 341 332 341 333 341 333 341 333 342 333 342 333 343 333 343 333 343 334 343 334 343 335 343 336 343 336 343 337 342 338 342 338 341 339 340 340 340 340 339 340 339 340 338 340 338 340 338 340 337 340 337 340 337 340 336 340 336 340 336 340 336 339 336 340 335 340 335 340 334 339 334 339 333 338 333 338 333 339 332 340 332 342 332 343 333 343 333 343 334 343 335 343 336 343 335 344 335 345 335 345 336 346 335 347 335 348 334 348 334 349 333 350 333 351 332 352 332 353 332 353 331 353 330 352 330 352 329 352 329 352 329 351 328 351 328 350 327 349 327 349 326 348 326 347 326 347 326 347 326 347 325 346 325 346 325 346 325 346 325 346 324 346 324 346 323 346 322 346 322 346 322 346 321 347 321 347 321 347 320 347 321 348 321 347 322 348 323 348 323 349 323 349 323 350 323 351 323 351 324 352 324 351 324 352 324 352 324 353 324 353 324 354 324 353 323 353 322 353 322 354 321 354 321 354 321 355 322 355 322 355 323 355 323 355 323 356 323 356 323 356 323 357 323 357 322 357 322 358 322 358 321 359 321 359 321 360 320 360 321 360 321 360 321 360 322 360 322 360 323 360 323 360 324 360 324 360 324 360 325 360 325 360 325 360 326 360 325 361 325 361 325 361 325 362 325 362 325 363 325 363 325 363 325 363 324 364 324 364 324 365 324 365 324 366 324 366 324 366 324 366 323 367 323 367 323 367 323 367 323 367 323 368 323 368 323 368 323 368 324 368 324 368 325 367 325 367 325 366 326 365 326 365 326 364 327 362 327 361 328 359 329 359 329 358 330 357 330 357 330 356 331 357 331 357 332 357 331 357 331 358 331 359 330 359 330 360 330 361 329 362 328 363 328 364 327 365 327 366 326 367 326 368 326 369 325 369 325 370 324 370 324 370 324 370 323 370 323 370 323 370 323 370 321 372 320 374 320 375 319 375 319 376 319 377 319 378 319 379 319 380 318 381 318 381 318 382 317 383 317 383 316 384 316 385 315 386 315 388 314 389 314 389 314 391 313 392 312 393 311 393 310 393 310 394 310 394 309 395 309 395 309 396 309 397 308 397 307 397 307 397 306 397 306 397 306 397 306 396 306 396 306 396 306 396 305 396 305 395 305 395 305 395 305 396 304 396 304 396 304 396 303 396 303 397 303 397 303 398 302 399 302 400 302 400 301 401 300 402 300 402 299 403 299 403 299 403 299 403 298 404 298 404 298 404 298 405 298 406 297 406 297 406 296 406 296 406 295 406 295 406 294 406 293 406 293 405 292 405 292 405 292 405 292 405 292 404 292 404 291 403 291 404 291 404 290 404 290 405 290 404 289 404 289 403 289 403 289 403 289 403 289 402 289 402 288 402 288 401 287 402 287 402 287 402 286 402 286 402 285 401 285 402 285 402 285 402 284 402 284 402 283 402 283 402 281 401 281 400 281 400 281 399 280 399 280 399 279 399 279 399 279 399 278 399 277 399 277 400 276 400 277 400 278 401 278 401 279 401 279 401 280 402 280 402 280 403 281 404 282 404 282 405 283 406 283 407 282 407 282 407 281 407 281 408 280 408 279 409 279 410 279 411 279 412 279 412 279 412 279 412 280 413 280 412 281 412 281 412 282 412 282 412 283 412 283 412 284 412 285 412 285 411 286 411 286 411 287 411 287 411 288 411 289 412 288 412 288 413 288 414 288 415 287 416 287 417 287 417 287 418 287 419 287 419 288 419 288 418 288 418 289 417 289 416 290 416 290 415 291 413 291 412 291 412 292 411 293 411 293 410 293 410 294 410 294 410 294 411 293 412 293 413 293 414 292 415 291 417 290 419 289 421 289 423 288 425 287 427 286 428 286 429 285 431 284 432 284 433 284 434 283 434 283 435 283 435 283 436 282 438 282 439 282 440 283 441 283 441 282 442 281 441 281 441 280 440 280 439 279 439 279 439 278 439 277 439 277 439 276 439 276 440 275 440 274 440 274 441 273 441 272 440 272 441 271 441 270 443 270 443 271 444 269 446 267 446 267 446 266 446 262 446 262 446 261 446 259 446 258 446 258 445 257 444 256 444 255 445 255 445 254 445 254 446 253 446 252 446 252 446 249 446 249 446 248 445 247 445 247 445 246 447 246 447 245 448 245 449 242 450 241 450 240 451 237 451 237 451 236 452 234 452 234 452 233 452 232 452 232 452 231 451 230 451 229 Z N">
              <draw:equation draw:name="f0" draw:formula="345*logwidth/452"/>
              <draw:equation draw:name="f1" draw:formula="339*logheight/432"/>
              <draw:equation draw:name="f2" draw:formula="348*logwidth/452"/>
              <draw:equation draw:name="f3" draw:formula="339*logheight/432"/>
              <draw:equation draw:name="f4" draw:formula="335*logwidth/452"/>
              <draw:equation draw:name="f5" draw:formula="350*logheight/432"/>
              <draw:equation draw:name="f6" draw:formula="324*logwidth/452"/>
              <draw:equation draw:name="f7" draw:formula="369*logheight/432"/>
              <draw:equation draw:name="f8" draw:formula="323*logwidth/452"/>
              <draw:equation draw:name="f9" draw:formula="367*logheight/432"/>
              <draw:equation draw:name="f10" draw:formula="321*logwidth/452"/>
              <draw:equation draw:name="f11" draw:formula="379*logheight/432"/>
              <draw:equation draw:name="f12" draw:formula="320*logwidth/452"/>
              <draw:equation draw:name="f13" draw:formula="397*logheight/432"/>
              <draw:equation draw:name="f14" draw:formula="321*logwidth/452"/>
              <draw:equation draw:name="f15" draw:formula="397*logheight/432"/>
              <draw:equation draw:name="f16" draw:formula="447*logwidth/452"/>
              <draw:equation draw:name="f17" draw:formula="217*logheight/432"/>
              <draw:equation draw:name="f18" draw:formula="435*logwidth/452"/>
              <draw:equation draw:name="f19" draw:formula="189*logheight/432"/>
              <draw:equation draw:name="f20" draw:formula="426*logwidth/452"/>
              <draw:equation draw:name="f21" draw:formula="124*logheight/432"/>
              <draw:equation draw:name="f22" draw:formula="417*logwidth/452"/>
              <draw:equation draw:name="f23" draw:formula="121*logheight/432"/>
              <draw:equation draw:name="f24" draw:formula="410*logwidth/452"/>
              <draw:equation draw:name="f25" draw:formula="117*logheight/432"/>
              <draw:equation draw:name="f26" draw:formula="398*logwidth/452"/>
              <draw:equation draw:name="f27" draw:formula="110*logheight/432"/>
              <draw:equation draw:name="f28" draw:formula="382*logwidth/452"/>
              <draw:equation draw:name="f29" draw:formula="111*logheight/432"/>
              <draw:equation draw:name="f30" draw:formula="370*logwidth/452"/>
              <draw:equation draw:name="f31" draw:formula="112*logheight/432"/>
              <draw:equation draw:name="f32" draw:formula="356*logwidth/452"/>
              <draw:equation draw:name="f33" draw:formula="118*logheight/432"/>
              <draw:equation draw:name="f34" draw:formula="340*logwidth/452"/>
              <draw:equation draw:name="f35" draw:formula="113*logheight/432"/>
              <draw:equation draw:name="f36" draw:formula="331*logwidth/452"/>
              <draw:equation draw:name="f37" draw:formula="113*logheight/432"/>
              <draw:equation draw:name="f38" draw:formula="324*logwidth/452"/>
              <draw:equation draw:name="f39" draw:formula="112*logheight/432"/>
              <draw:equation draw:name="f40" draw:formula="309*logwidth/452"/>
              <draw:equation draw:name="f41" draw:formula="107*logheight/432"/>
              <draw:equation draw:name="f42" draw:formula="295*logwidth/452"/>
              <draw:equation draw:name="f43" draw:formula="105*logheight/432"/>
              <draw:equation draw:name="f44" draw:formula="269*logwidth/452"/>
              <draw:equation draw:name="f45" draw:formula="100*logheight/432"/>
              <draw:equation draw:name="f46" draw:formula="254*logwidth/452"/>
              <draw:equation draw:name="f47" draw:formula="90*logheight/432"/>
              <draw:equation draw:name="f48" draw:formula="238*logwidth/452"/>
              <draw:equation draw:name="f49" draw:formula="90*logheight/432"/>
              <draw:equation draw:name="f50" draw:formula="0*logwidth/452"/>
              <draw:equation draw:name="f51" draw:formula="190*logheight/432"/>
              <draw:equation draw:name="f52" draw:formula="19*logwidth/452"/>
              <draw:equation draw:name="f53" draw:formula="212*logheight/432"/>
              <draw:equation draw:name="f54" draw:formula="52*logwidth/452"/>
              <draw:equation draw:name="f55" draw:formula="239*logheight/432"/>
              <draw:equation draw:name="f56" draw:formula="80*logwidth/452"/>
              <draw:equation draw:name="f57" draw:formula="288*logheight/432"/>
              <draw:equation draw:name="f58" draw:formula="112*logwidth/452"/>
              <draw:equation draw:name="f59" draw:formula="309*logheight/432"/>
              <draw:equation draw:name="f60" draw:formula="129*logwidth/452"/>
              <draw:equation draw:name="f61" draw:formula="297*logheight/432"/>
              <draw:equation draw:name="f62" draw:formula="147*logwidth/452"/>
              <draw:equation draw:name="f63" draw:formula="276*logheight/432"/>
              <draw:equation draw:name="f64" draw:formula="175*logwidth/452"/>
              <draw:equation draw:name="f65" draw:formula="278*logheight/432"/>
              <draw:equation draw:name="f66" draw:formula="186*logwidth/452"/>
              <draw:equation draw:name="f67" draw:formula="288*logheight/432"/>
              <draw:equation draw:name="f68" draw:formula="216*logwidth/452"/>
              <draw:equation draw:name="f69" draw:formula="330*logheight/432"/>
              <draw:equation draw:name="f70" draw:formula="244*logwidth/452"/>
              <draw:equation draw:name="f71" draw:formula="363*logheight/432"/>
              <draw:equation draw:name="f72" draw:formula="254*logwidth/452"/>
              <draw:equation draw:name="f73" draw:formula="393*logheight/432"/>
              <draw:equation draw:name="f74" draw:formula="270*logwidth/452"/>
              <draw:equation draw:name="f75" draw:formula="411*logheight/432"/>
              <draw:equation draw:name="f76" draw:formula="295*logwidth/452"/>
              <draw:equation draw:name="f77" draw:formula="423*logheight/432"/>
              <draw:equation draw:name="f78" draw:formula="327*logwidth/452"/>
              <draw:equation draw:name="f79" draw:formula="428*logheight/432"/>
              <draw:equation draw:name="f80" draw:formula="321*logwidth/452"/>
              <draw:equation draw:name="f81" draw:formula="415*logheight/432"/>
              <draw:equation draw:name="f82" draw:formula="314*logwidth/452"/>
              <draw:equation draw:name="f83" draw:formula="394*logheight/432"/>
              <draw:equation draw:name="f84" draw:formula="317*logwidth/452"/>
              <draw:equation draw:name="f85" draw:formula="380*logheight/432"/>
              <draw:equation draw:name="f86" draw:formula="311*logwidth/452"/>
              <draw:equation draw:name="f87" draw:formula="376*logheight/432"/>
              <draw:equation draw:name="f88" draw:formula="321*logwidth/452"/>
              <draw:equation draw:name="f89" draw:formula="369*logheight/432"/>
              <draw:equation draw:name="f90" draw:formula="319*logwidth/452"/>
              <draw:equation draw:name="f91" draw:formula="356*logheight/432"/>
              <draw:equation draw:name="f92" draw:formula="327*logwidth/452"/>
              <draw:equation draw:name="f93" draw:formula="354*logheight/432"/>
              <draw:equation draw:name="f94" draw:formula="329*logwidth/452"/>
              <draw:equation draw:name="f95" draw:formula="343*logheight/432"/>
              <draw:equation draw:name="f96" draw:formula="340*logwidth/452"/>
              <draw:equation draw:name="f97" draw:formula="336*logheight/432"/>
              <draw:equation draw:name="f98" draw:formula="352*logwidth/452"/>
              <draw:equation draw:name="f99" draw:formula="329*logheight/432"/>
              <draw:equation draw:name="f100" draw:formula="351*logwidth/452"/>
              <draw:equation draw:name="f101" draw:formula="324*logheight/432"/>
              <draw:equation draw:name="f102" draw:formula="360*logwidth/452"/>
              <draw:equation draw:name="f103" draw:formula="323*logheight/432"/>
              <draw:equation draw:name="f104" draw:formula="368*logwidth/452"/>
              <draw:equation draw:name="f105" draw:formula="325*logheight/432"/>
              <draw:equation draw:name="f106" draw:formula="370*logwidth/452"/>
              <draw:equation draw:name="f107" draw:formula="323*logheight/432"/>
              <draw:equation draw:name="f108" draw:formula="397*logwidth/452"/>
              <draw:equation draw:name="f109" draw:formula="307*logheight/432"/>
              <draw:equation draw:name="f110" draw:formula="406*logwidth/452"/>
              <draw:equation draw:name="f111" draw:formula="297*logheight/432"/>
              <draw:equation draw:name="f112" draw:formula="401*logwidth/452"/>
              <draw:equation draw:name="f113" draw:formula="285*logheight/432"/>
              <draw:equation draw:name="f114" draw:formula="407*logwidth/452"/>
              <draw:equation draw:name="f115" draw:formula="281*logheight/432"/>
              <draw:equation draw:name="f116" draw:formula="419*logwidth/452"/>
              <draw:equation draw:name="f117" draw:formula="288*logheight/432"/>
              <draw:equation draw:name="f118" draw:formula="435*logwidth/452"/>
              <draw:equation draw:name="f119" draw:formula="283*logheight/432"/>
              <draw:equation draw:name="f120" draw:formula="446*logwidth/452"/>
              <draw:equation draw:name="f121" draw:formula="258*logheight/432"/>
              <draw:equation draw:name="f122" draw:formula="logwidth"/>
              <draw:equation draw:name="f123" draw:formula="logheight"/>
            </draw:enhanced-geometry>
          </draw:custom-shape>
          <draw:custom-shape draw:name="Freeform 16" draw:style-name="gr3" draw:text-style-name="P2" draw:layer="layout" svg:width="3.276cm" svg:height="0.788cm" svg:x="24.187cm" svg:y="9.929cm">
            <text:p><text:span text:style-name="T1"/></text:p>
            <draw:enhanced-geometry draw:mirror-horizontal="false" draw:mirror-vertical="false" drawooo:sub-view-size="298 72" draw:text-areas="0 0 ?f98 ?f99" svg:viewBox="0 0 0 0" draw:type="ooxml-non-primitive" draw:enhanced-path="M 207 62 C 208 61 209 60 210 60 210 60 211 62 211 62 211 62 213 61 213 61 214 61 215 60 216 60 216 60 217 59 216 58 216 58 216 57 216 57 216 57 217 56 217 56 217 55 217 54 217 54 217 54 220 51 220 51 220 51 224 48 224 48 224 48 226 48 226 48 235 48 235 48 235 48 235 48 238 45 238 45 239 44 240 44 240 44 240 43 242 43 242 43 242 43 243 43 243 42 243 42 243 41 243 41 244 41 245 41 245 41 245 40 246 40 247 39 247 39 247 39 248 38 248 38 250 38 250 38 251 38 252 38 252 38 253 38 253 37 254 37 254 36 255 35 255 34 255 34 255 33 255 32 256 32 257 31 257 31 258 32 259 32 259 32 260 29 260 29 260 29 260 29 262 27 263 27 263 27 264 26 265 26 265 26 266 28 266 28 266 28 265 29 265 30 265 30 267 31 268 31 269 30 270 30 271 29 271 28 271 27 272 26 273 25 273 24 274 24 276 23 277 24 278 23 278 23 279 23 279 22 280 22 280 23 281 23 282 24 283 25 284 25 284 24 285 24 286 23 286 23 288 18 289 17 290 16 291 15 292 15 292 14 293 13 293 14 294 14 296 14 296 15 297 15 296 13 296 13 296 12 295 12 296 11 296 10 297 10 297 9 297 9 296 7 296 7 296 6 298 4 298 4 298 3 298 3 298 3 260 3 260 3 260 3 214 3 214 3 214 3 172 3 172 3 172 3 127 1 127 1 127 1 104 2 104 2 104 2 85 2 85 2 85 2 84 0 84 0 84 0 77 0 77 0 77 0 78 3 78 3 78 3 77 8 77 8 77 8 30 8 30 8 30 8 30 8 30 9 29 9 29 9 29 10 28 9 28 9 28 9 28 8 28 8 27 8 27 8 27 8 28 7 28 7 28 6 28 5 28 5 28 4 27 4 26 4 26 5 26 5 26 5 26 6 26 6 26 6 25 7 26 8 26 8 27 10 27 12 27 14 26 14 26 14 25 14 24 14 24 14 24 14 24 14 24 14 24 15 24 16 24 16 25 17 25 17 26 18 26 18 26 18 25 18 25 18 24 18 23 18 22 18 22 18 21 18 21 18 21 18 21 19 22 19 22 20 23 20 23 20 23 21 24 21 24 22 24 22 24 23 24 24 23 24 23 24 22 25 22 25 22 26 22 26 22 26 21 26 21 26 21 26 21 26 21 27 21 27 21 28 20 28 20 28 20 28 20 28 20 28 20 29 20 29 20 29 22 32 22 33 22 33 23 33 22 34 22 34 22 34 21 34 21 33 21 33 20 33 20 33 19 33 18 34 18 34 18 35 19 36 19 36 20 36 20 36 20 37 19 37 19 37 18 37 18 37 17 38 17 38 17 38 16 39 16 39 16 40 15 40 15 40 14 40 14 40 13 40 13 39 12 40 12 41 12 42 12 42 13 43 13 43 13 43 14 43 14 43 15 43 15 44 15 44 15 45 15 45 14 45 14 46 13 46 12 46 12 47 12 48 13 48 13 48 13 48 13 49 13 49 13 49 12 49 12 49 12 49 11 48 11 48 10 48 10 48 9 49 9 49 9 50 9 51 10 52 10 52 9 53 9 53 8 54 8 54 8 54 8 54 8 53 8 53 8 53 8 52 8 52 8 52 8 51 6 51 6 52 6 53 5 54 4 54 4 55 5 55 5 55 6 55 6 55 6 54 7 54 7 55 7 55 7 55 7 55 7 55 8 56 8 56 7 57 7 57 7 57 7 58 7 58 7 58 6 59 6 59 6 59 5 59 5 59 5 60 5 60 5 60 5 61 6 61 6 62 7 62 7 62 7 62 7 63 7 63 7 63 7 64 7 64 7 64 7 64 7 65 7 65 7 65 7 66 7 66 6 66 5 66 5 66 4 67 4 69 4 69 3 70 1 69 0 70 0 71 0 71 0 72 206 72 206 72 206 72 206 72 207 65 207 65 207 64 207 62 207 62 Z N">
              <draw:equation draw:name="f0" draw:formula="211*logwidth/298"/>
              <draw:equation draw:name="f1" draw:formula="62*logheight/72"/>
              <draw:equation draw:name="f2" draw:formula="216*logwidth/298"/>
              <draw:equation draw:name="f3" draw:formula="58*logheight/72"/>
              <draw:equation draw:name="f4" draw:formula="217*logwidth/298"/>
              <draw:equation draw:name="f5" draw:formula="54*logheight/72"/>
              <draw:equation draw:name="f6" draw:formula="226*logwidth/298"/>
              <draw:equation draw:name="f7" draw:formula="48*logheight/72"/>
              <draw:equation draw:name="f8" draw:formula="240*logwidth/298"/>
              <draw:equation draw:name="f9" draw:formula="44*logheight/72"/>
              <draw:equation draw:name="f10" draw:formula="243*logwidth/298"/>
              <draw:equation draw:name="f11" draw:formula="41*logheight/72"/>
              <draw:equation draw:name="f12" draw:formula="248*logwidth/298"/>
              <draw:equation draw:name="f13" draw:formula="38*logheight/72"/>
              <draw:equation draw:name="f14" draw:formula="254*logwidth/298"/>
              <draw:equation draw:name="f15" draw:formula="37*logheight/72"/>
              <draw:equation draw:name="f16" draw:formula="257*logwidth/298"/>
              <draw:equation draw:name="f17" draw:formula="31*logheight/72"/>
              <draw:equation draw:name="f18" draw:formula="263*logwidth/298"/>
              <draw:equation draw:name="f19" draw:formula="27*logheight/72"/>
              <draw:equation draw:name="f20" draw:formula="265*logwidth/298"/>
              <draw:equation draw:name="f21" draw:formula="30*logheight/72"/>
              <draw:equation draw:name="f22" draw:formula="272*logwidth/298"/>
              <draw:equation draw:name="f23" draw:formula="26*logheight/72"/>
              <draw:equation draw:name="f24" draw:formula="279*logwidth/298"/>
              <draw:equation draw:name="f25" draw:formula="22*logheight/72"/>
              <draw:equation draw:name="f26" draw:formula="286*logwidth/298"/>
              <draw:equation draw:name="f27" draw:formula="23*logheight/72"/>
              <draw:equation draw:name="f28" draw:formula="293*logwidth/298"/>
              <draw:equation draw:name="f29" draw:formula="14*logheight/72"/>
              <draw:equation draw:name="f30" draw:formula="296*logwidth/298"/>
              <draw:equation draw:name="f31" draw:formula="11*logheight/72"/>
              <draw:equation draw:name="f32" draw:formula="298*logwidth/298"/>
              <draw:equation draw:name="f33" draw:formula="4*logheight/72"/>
              <draw:equation draw:name="f34" draw:formula="214*logwidth/298"/>
              <draw:equation draw:name="f35" draw:formula="3*logheight/72"/>
              <draw:equation draw:name="f36" draw:formula="104*logwidth/298"/>
              <draw:equation draw:name="f37" draw:formula="2*logheight/72"/>
              <draw:equation draw:name="f38" draw:formula="77*logwidth/298"/>
              <draw:equation draw:name="f39" draw:formula="0*logheight/72"/>
              <draw:equation draw:name="f40" draw:formula="30*logwidth/298"/>
              <draw:equation draw:name="f41" draw:formula="8*logheight/72"/>
              <draw:equation draw:name="f42" draw:formula="28*logwidth/298"/>
              <draw:equation draw:name="f43" draw:formula="8*logheight/72"/>
              <draw:equation draw:name="f44" draw:formula="28*logwidth/298"/>
              <draw:equation draw:name="f45" draw:formula="5*logheight/72"/>
              <draw:equation draw:name="f46" draw:formula="26*logwidth/298"/>
              <draw:equation draw:name="f47" draw:formula="6*logheight/72"/>
              <draw:equation draw:name="f48" draw:formula="25*logwidth/298"/>
              <draw:equation draw:name="f49" draw:formula="14*logheight/72"/>
              <draw:equation draw:name="f50" draw:formula="25*logwidth/298"/>
              <draw:equation draw:name="f51" draw:formula="17*logheight/72"/>
              <draw:equation draw:name="f52" draw:formula="22*logwidth/298"/>
              <draw:equation draw:name="f53" draw:formula="18*logheight/72"/>
              <draw:equation draw:name="f54" draw:formula="23*logwidth/298"/>
              <draw:equation draw:name="f55" draw:formula="20*logheight/72"/>
              <draw:equation draw:name="f56" draw:formula="22*logwidth/298"/>
              <draw:equation draw:name="f57" draw:formula="25*logheight/72"/>
              <draw:equation draw:name="f58" draw:formula="21*logwidth/298"/>
              <draw:equation draw:name="f59" draw:formula="27*logheight/72"/>
              <draw:equation draw:name="f60" draw:formula="20*logwidth/298"/>
              <draw:equation draw:name="f61" draw:formula="29*logheight/72"/>
              <draw:equation draw:name="f62" draw:formula="21*logwidth/298"/>
              <draw:equation draw:name="f63" draw:formula="34*logheight/72"/>
              <draw:equation draw:name="f64" draw:formula="19*logwidth/298"/>
              <draw:equation draw:name="f65" draw:formula="36*logheight/72"/>
              <draw:equation draw:name="f66" draw:formula="17*logwidth/298"/>
              <draw:equation draw:name="f67" draw:formula="38*logheight/72"/>
              <draw:equation draw:name="f68" draw:formula="14*logwidth/298"/>
              <draw:equation draw:name="f69" draw:formula="40*logheight/72"/>
              <draw:equation draw:name="f70" draw:formula="13*logwidth/298"/>
              <draw:equation draw:name="f71" draw:formula="43*logheight/72"/>
              <draw:equation draw:name="f72" draw:formula="14*logwidth/298"/>
              <draw:equation draw:name="f73" draw:formula="46*logheight/72"/>
              <draw:equation draw:name="f74" draw:formula="13*logwidth/298"/>
              <draw:equation draw:name="f75" draw:formula="49*logheight/72"/>
              <draw:equation draw:name="f76" draw:formula="9*logwidth/298"/>
              <draw:equation draw:name="f77" draw:formula="49*logheight/72"/>
              <draw:equation draw:name="f78" draw:formula="8*logwidth/298"/>
              <draw:equation draw:name="f79" draw:formula="54*logheight/72"/>
              <draw:equation draw:name="f80" draw:formula="8*logwidth/298"/>
              <draw:equation draw:name="f81" draw:formula="51*logheight/72"/>
              <draw:equation draw:name="f82" draw:formula="6*logwidth/298"/>
              <draw:equation draw:name="f83" draw:formula="55*logheight/72"/>
              <draw:equation draw:name="f84" draw:formula="8*logwidth/298"/>
              <draw:equation draw:name="f85" draw:formula="56*logheight/72"/>
              <draw:equation draw:name="f86" draw:formula="6*logwidth/298"/>
              <draw:equation draw:name="f87" draw:formula="59*logheight/72"/>
              <draw:equation draw:name="f88" draw:formula="6*logwidth/298"/>
              <draw:equation draw:name="f89" draw:formula="62*logheight/72"/>
              <draw:equation draw:name="f90" draw:formula="7*logwidth/298"/>
              <draw:equation draw:name="f91" draw:formula="64*logheight/72"/>
              <draw:equation draw:name="f92" draw:formula="5*logwidth/298"/>
              <draw:equation draw:name="f93" draw:formula="66*logheight/72"/>
              <draw:equation draw:name="f94" draw:formula="0*logwidth/298"/>
              <draw:equation draw:name="f95" draw:formula="72*logheight/72"/>
              <draw:equation draw:name="f96" draw:formula="207*logwidth/298"/>
              <draw:equation draw:name="f97" draw:formula="62*logheight/72"/>
              <draw:equation draw:name="f98" draw:formula="logwidth"/>
              <draw:equation draw:name="f99" draw:formula="logheight"/>
            </draw:enhanced-geometry>
          </draw:custom-shape>
          <draw:custom-shape draw:name="Freeform 17" draw:style-name="gr3" draw:text-style-name="P2" draw:layer="layout" svg:width="2.89cm" svg:height="1.835cm" svg:x="18.96cm" svg:y="5.215cm">
            <text:p><text:span text:style-name="T1"/></text:p>
            <draw:enhanced-geometry draw:mirror-horizontal="false" draw:mirror-vertical="false" drawooo:sub-view-size="263 167" draw:text-areas="0 0 ?f118 ?f119" svg:viewBox="0 0 0 0" draw:type="ooxml-non-primitive" draw:enhanced-path="M 193 147 C 193 147 203 150 203 150 203 150 207 154 207 154 207 155 212 153 212 153 214 149 214 149 214 149 214 149 219 151 219 151 220 151 221 151 222 151 222 151 227 150 227 150 228 150 229 149 229 149 232 150 232 150 232 150 235 150 235 150 235 150 235 150 236 152 236 152 236 153 239 154 239 154 244 155 244 155 244 155 244 156 244 156 244 156 249 156 249 156 249 156 249 156 251 159 251 159 251 159 254 159 254 159 254 159 253 162 253 162 253 162 257 166 257 166 258 166 258 166 258 166 261 167 261 167 261 167 261 167 262 165 262 165 262 165 260 162 260 162 260 161 260 161 260 160 260 160 256 157 256 156 256 156 256 154 256 154 256 154 259 151 259 151 259 151 259 148 259 147 259 147 261 146 261 146 261 145 260 142 260 142 260 141 261 141 261 141 262 140 263 140 263 140 263 139 263 138 263 138 263 137 262 133 262 133 262 133 258 132 258 132 258 130 258 130 258 130 258 129 258 129 258 129 260 128 260 128 260 128 260 128 260 125 260 124 260 124 258 122 257 122 257 121 257 120 257 120 262 120 262 120 262 120 262 32 262 32 262 32 262 32 262 30 261 30 261 29 258 28 258 28 258 28 254 27 254 27 254 27 251 22 251 21 250 21 249 17 249 17 249 17 249 15 249 15 249 15 250 15 251 14 251 14 255 11 255 11 255 11 258 6 258 6 259 6 258 0 258 0 0 0 0 0 0 0 0 47 0 47 0 47 0 143 0 143 0 143 192 143 192 143 192 143 L 193 147 Z N">
              <draw:equation draw:name="f0" draw:formula="193*logwidth/263"/>
              <draw:equation draw:name="f1" draw:formula="147*logheight/167"/>
              <draw:equation draw:name="f2" draw:formula="203*logwidth/263"/>
              <draw:equation draw:name="f3" draw:formula="150*logheight/167"/>
              <draw:equation draw:name="f4" draw:formula="207*logwidth/263"/>
              <draw:equation draw:name="f5" draw:formula="154*logheight/167"/>
              <draw:equation draw:name="f6" draw:formula="212*logwidth/263"/>
              <draw:equation draw:name="f7" draw:formula="153*logheight/167"/>
              <draw:equation draw:name="f8" draw:formula="214*logwidth/263"/>
              <draw:equation draw:name="f9" draw:formula="149*logheight/167"/>
              <draw:equation draw:name="f10" draw:formula="219*logwidth/263"/>
              <draw:equation draw:name="f11" draw:formula="151*logheight/167"/>
              <draw:equation draw:name="f12" draw:formula="222*logwidth/263"/>
              <draw:equation draw:name="f13" draw:formula="151*logheight/167"/>
              <draw:equation draw:name="f14" draw:formula="227*logwidth/263"/>
              <draw:equation draw:name="f15" draw:formula="150*logheight/167"/>
              <draw:equation draw:name="f16" draw:formula="229*logwidth/263"/>
              <draw:equation draw:name="f17" draw:formula="149*logheight/167"/>
              <draw:equation draw:name="f18" draw:formula="232*logwidth/263"/>
              <draw:equation draw:name="f19" draw:formula="150*logheight/167"/>
              <draw:equation draw:name="f20" draw:formula="235*logwidth/263"/>
              <draw:equation draw:name="f21" draw:formula="150*logheight/167"/>
              <draw:equation draw:name="f22" draw:formula="236*logwidth/263"/>
              <draw:equation draw:name="f23" draw:formula="152*logheight/167"/>
              <draw:equation draw:name="f24" draw:formula="239*logwidth/263"/>
              <draw:equation draw:name="f25" draw:formula="154*logheight/167"/>
              <draw:equation draw:name="f26" draw:formula="244*logwidth/263"/>
              <draw:equation draw:name="f27" draw:formula="155*logheight/167"/>
              <draw:equation draw:name="f28" draw:formula="244*logwidth/263"/>
              <draw:equation draw:name="f29" draw:formula="156*logheight/167"/>
              <draw:equation draw:name="f30" draw:formula="249*logwidth/263"/>
              <draw:equation draw:name="f31" draw:formula="156*logheight/167"/>
              <draw:equation draw:name="f32" draw:formula="251*logwidth/263"/>
              <draw:equation draw:name="f33" draw:formula="159*logheight/167"/>
              <draw:equation draw:name="f34" draw:formula="254*logwidth/263"/>
              <draw:equation draw:name="f35" draw:formula="159*logheight/167"/>
              <draw:equation draw:name="f36" draw:formula="253*logwidth/263"/>
              <draw:equation draw:name="f37" draw:formula="162*logheight/167"/>
              <draw:equation draw:name="f38" draw:formula="257*logwidth/263"/>
              <draw:equation draw:name="f39" draw:formula="166*logheight/167"/>
              <draw:equation draw:name="f40" draw:formula="258*logwidth/263"/>
              <draw:equation draw:name="f41" draw:formula="166*logheight/167"/>
              <draw:equation draw:name="f42" draw:formula="261*logwidth/263"/>
              <draw:equation draw:name="f43" draw:formula="167*logheight/167"/>
              <draw:equation draw:name="f44" draw:formula="262*logwidth/263"/>
              <draw:equation draw:name="f45" draw:formula="165*logheight/167"/>
              <draw:equation draw:name="f46" draw:formula="260*logwidth/263"/>
              <draw:equation draw:name="f47" draw:formula="162*logheight/167"/>
              <draw:equation draw:name="f48" draw:formula="260*logwidth/263"/>
              <draw:equation draw:name="f49" draw:formula="160*logheight/167"/>
              <draw:equation draw:name="f50" draw:formula="256*logwidth/263"/>
              <draw:equation draw:name="f51" draw:formula="156*logheight/167"/>
              <draw:equation draw:name="f52" draw:formula="256*logwidth/263"/>
              <draw:equation draw:name="f53" draw:formula="154*logheight/167"/>
              <draw:equation draw:name="f54" draw:formula="259*logwidth/263"/>
              <draw:equation draw:name="f55" draw:formula="151*logheight/167"/>
              <draw:equation draw:name="f56" draw:formula="259*logwidth/263"/>
              <draw:equation draw:name="f57" draw:formula="147*logheight/167"/>
              <draw:equation draw:name="f58" draw:formula="261*logwidth/263"/>
              <draw:equation draw:name="f59" draw:formula="146*logheight/167"/>
              <draw:equation draw:name="f60" draw:formula="260*logwidth/263"/>
              <draw:equation draw:name="f61" draw:formula="142*logheight/167"/>
              <draw:equation draw:name="f62" draw:formula="261*logwidth/263"/>
              <draw:equation draw:name="f63" draw:formula="141*logheight/167"/>
              <draw:equation draw:name="f64" draw:formula="263*logwidth/263"/>
              <draw:equation draw:name="f65" draw:formula="140*logheight/167"/>
              <draw:equation draw:name="f66" draw:formula="263*logwidth/263"/>
              <draw:equation draw:name="f67" draw:formula="138*logheight/167"/>
              <draw:equation draw:name="f68" draw:formula="262*logwidth/263"/>
              <draw:equation draw:name="f69" draw:formula="133*logheight/167"/>
              <draw:equation draw:name="f70" draw:formula="258*logwidth/263"/>
              <draw:equation draw:name="f71" draw:formula="132*logheight/167"/>
              <draw:equation draw:name="f72" draw:formula="258*logwidth/263"/>
              <draw:equation draw:name="f73" draw:formula="130*logheight/167"/>
              <draw:equation draw:name="f74" draw:formula="258*logwidth/263"/>
              <draw:equation draw:name="f75" draw:formula="129*logheight/167"/>
              <draw:equation draw:name="f76" draw:formula="260*logwidth/263"/>
              <draw:equation draw:name="f77" draw:formula="128*logheight/167"/>
              <draw:equation draw:name="f78" draw:formula="260*logwidth/263"/>
              <draw:equation draw:name="f79" draw:formula="124*logheight/167"/>
              <draw:equation draw:name="f80" draw:formula="257*logwidth/263"/>
              <draw:equation draw:name="f81" draw:formula="122*logheight/167"/>
              <draw:equation draw:name="f82" draw:formula="257*logwidth/263"/>
              <draw:equation draw:name="f83" draw:formula="120*logheight/167"/>
              <draw:equation draw:name="f84" draw:formula="262*logwidth/263"/>
              <draw:equation draw:name="f85" draw:formula="120*logheight/167"/>
              <draw:equation draw:name="f86" draw:formula="262*logwidth/263"/>
              <draw:equation draw:name="f87" draw:formula="32*logheight/167"/>
              <draw:equation draw:name="f88" draw:formula="261*logwidth/263"/>
              <draw:equation draw:name="f89" draw:formula="30*logheight/167"/>
              <draw:equation draw:name="f90" draw:formula="258*logwidth/263"/>
              <draw:equation draw:name="f91" draw:formula="28*logheight/167"/>
              <draw:equation draw:name="f92" draw:formula="254*logwidth/263"/>
              <draw:equation draw:name="f93" draw:formula="27*logheight/167"/>
              <draw:equation draw:name="f94" draw:formula="251*logwidth/263"/>
              <draw:equation draw:name="f95" draw:formula="21*logheight/167"/>
              <draw:equation draw:name="f96" draw:formula="249*logwidth/263"/>
              <draw:equation draw:name="f97" draw:formula="17*logheight/167"/>
              <draw:equation draw:name="f98" draw:formula="249*logwidth/263"/>
              <draw:equation draw:name="f99" draw:formula="15*logheight/167"/>
              <draw:equation draw:name="f100" draw:formula="251*logwidth/263"/>
              <draw:equation draw:name="f101" draw:formula="14*logheight/167"/>
              <draw:equation draw:name="f102" draw:formula="255*logwidth/263"/>
              <draw:equation draw:name="f103" draw:formula="11*logheight/167"/>
              <draw:equation draw:name="f104" draw:formula="258*logwidth/263"/>
              <draw:equation draw:name="f105" draw:formula="6*logheight/167"/>
              <draw:equation draw:name="f106" draw:formula="258*logwidth/263"/>
              <draw:equation draw:name="f107" draw:formula="0*logheight/167"/>
              <draw:equation draw:name="f108" draw:formula="0*logwidth/263"/>
              <draw:equation draw:name="f109" draw:formula="0*logheight/167"/>
              <draw:equation draw:name="f110" draw:formula="0*logwidth/263"/>
              <draw:equation draw:name="f111" draw:formula="47*logheight/167"/>
              <draw:equation draw:name="f112" draw:formula="0*logwidth/263"/>
              <draw:equation draw:name="f113" draw:formula="143*logheight/167"/>
              <draw:equation draw:name="f114" draw:formula="192*logwidth/263"/>
              <draw:equation draw:name="f115" draw:formula="143*logheight/167"/>
              <draw:equation draw:name="f116" draw:formula="193*logwidth/263"/>
              <draw:equation draw:name="f117" draw:formula="147*logheight/167"/>
              <draw:equation draw:name="f118" draw:formula="logwidth"/>
              <draw:equation draw:name="f119" draw:formula="logheight"/>
            </draw:enhanced-geometry>
          </draw:custom-shape>
          <draw:custom-shape draw:name="Freeform 18" draw:style-name="gr3" draw:text-style-name="P2" draw:layer="layout" svg:width="1.839cm" svg:height="1.431cm" svg:x="26.812cm" svg:y="10.622cm">
            <text:p><text:span text:style-name="T1"/></text:p>
            <draw:enhanced-geometry draw:mirror-horizontal="false" draw:mirror-vertical="false" drawooo:sub-view-size="167 130" draw:text-areas="0 0 ?f102 ?f103" svg:viewBox="0 0 0 0" draw:type="ooxml-non-primitive" draw:enhanced-path="M 128 17 C 89 16 89 16 89 16 89 16 89 11 89 11 89 11 85 5 85 5 85 5 84 5 84 5 84 5 83 5 82 5 82 5 81 6 81 6 81 6 80 5 80 5 80 5 81 4 81 4 81 4 81 2 81 2 81 2 75 2 75 2 75 2 66 1 66 1 66 1 47 0 47 0 47 0 42 0 42 0 41 0 38 0 37 0 36 1 35 1 35 0 35 0 34 0 33 0 33 0 32 1 31 2 31 2 30 2 29 2 29 2 26 3 25 3 24 3 24 4 23 4 22 4 22 5 22 5 22 5 20 5 19 5 19 5 18 6 18 6 18 6 9 9 9 9 9 11 9 11 9 11 9 11 5 14 4 14 4 15 3 16 2 17 1 17 1 20 1 21 0 22 1 22 2 22 2 23 3 23 3 24 4 24 5 25 7 25 9 25 8 26 8 27 9 27 10 28 11 29 12 30 14 30 16 30 18 30 18 31 18 32 18 33 19 35 19 36 19 36 21 39 22 39 22 40 22 42 22 43 22 45 24 45 24 45 25 46 26 48 27 49 27 50 28 52 28 53 29 53 35 57 36 57 37 58 40 62 40 62 40 63 40 66 41 66 41 67 45 69 46 69 47 70 48 72 49 72 50 73 50 74 50 74 50 74 49 75 49 76 49 76 50 78 50 78 50 78 51 78 52 79 53 79 52 79 52 80 52 80 53 81 53 81 53 81 53 82 53 82 54 82 55 83 55 83 56 83 56 85 56 85 56 86 56 86 57 86 57 86 61 88 62 88 62 89 64 91 65 92 65 92 65 96 65 97 66 97 67 99 67 99 68 100 67 104 68 104 68 104 68 105 68 106 68 106 68 107 68 108 68 108 75 114 75 114 75 114 75 115 75 115 75 116 75 117 76 117 76 117 76 118 77 119 78 120 78 120 78 121 78 122 78 124 78 124 78 125 78 128 78 128 78 129 79 129 80 129 80 129 82 129 82 129 83 129 83 130 83 130 84 130 84 130 84 129 84 129 84 129 85 128 85 128 85 127 86 127 86 126 87 126 87 125 87 125 87 124 87 124 87 124 87 124 88 124 88 124 88 125 89 125 89 125 90 125 90 126 90 126 90 127 90 127 90 128 91 127 91 127 92 126 92 126 93 125 93 125 94 125 94 124 93 124 93 124 93 124 92 123 92 123 92 123 92 123 92 123 92 123 92 123 91 123 91 123 91 123 90 124 90 124 90 124 89 124 89 123 89 123 89 123 89 122 89 122 89 122 89 121 88 121 88 121 88 121 88 121 87 120 87 120 87 120 87 119 87 119 87 119 88 118 88 118 88 118 88 117 88 117 87 116 87 116 87 116 87 116 87 116 87 116 87 115 87 115 87 114 87 114 87 114 87 114 88 114 88 113 88 113 88 113 88 112 87 112 87 112 87 112 87 111 87 111 87 111 86 111 86 111 86 111 86 111 86 111 86 111 87 111 87 111 87 111 88 111 88 111 88 112 88 112 89 112 89 112 89 112 90 112 90 113 90 113 90 114 90 115 90 116 90 116 90 117 90 117 90 117 90 117 91 117 91 117 91 118 92 118 92 118 93 118 93 118 93 117 93 117 93 117 93 116 93 115 94 115 95 115 94 116 94 116 94 117 93 117 94 118 94 118 94 118 94 118 94 119 94 119 94 119 94 119 94 120 94 120 95 120 95 120 95 120 95 121 95 121 96 121 96 121 97 120 98 120 98 119 99 119 99 119 99 118 99 118 100 118 100 118 101 117 101 117 101 117 101 117 101 117 100 116 100 116 100 116 99 116 99 116 99 115 99 115 98 115 98 115 98 115 97 114 97 114 97 114 96 114 96 114 96 114 95 114 95 114 95 113 94 113 94 113 93 113 93 113 92 112 92 112 92 112 92 112 92 112 91 112 91 111 91 111 91 111 91 110 92 110 92 110 92 110 93 110 93 110 93 110 93 110 93 109 93 109 94 109 94 109 94 109 94 109 95 109 96 109 96 109 96 110 96 110 96 110 97 110 97 109 97 109 97 109 98 109 98 109 98 109 98 108 98 108 98 108 98 108 98 107 99 107 99 108 99 108 99 108 99 108 99 109 99 109 99 110 100 110 100 111 101 111 101 111 102 112 102 112 103 112 103 112 103 112 103 112 104 112 104 112 104 113 105 113 105 113 106 114 106 113 107 113 107 112 108 112 108 112 108 112 108 111 109 111 109 111 109 111 109 110 109 110 109 109 109 109 109 109 108 109 108 109 108 109 108 109 107 109 107 108 107 108 106 108 106 107 106 107 105 107 105 106 105 106 104 106 104 106 105 106 105 105 106 105 107 106 107 106 108 106 108 106 108 105 108 105 108 105 108 105 109 105 109 106 109 106 109 106 109 106 108 107 108 107 108 107 108 107 108 108 109 109 109 109 109 109 110 109 110 110 110 110 110 110 111 110 111 110 112 109 112 109 112 109 113 109 114 109 114 109 115 109 115 109 116 109 116 109 116 108 116 108 116 108 116 107 117 107 116 107 117 107 117 106 117 107 118 107 118 107 119 107 119 106 119 106 119 106 120 106 120 106 120 106 120 106 120 105 120 105 120 105 120 104 121 104 121 104 121 104 121 104 120 104 120 103 120 103 120 103 119 102 119 102 118 102 118 102 118 101 117 100 117 100 117 100 117 99 118 99 118 100 118 100 118 100 118 101 118 101 119 101 119 102 119 102 120 102 120 102 121 102 122 102 122 102 122 102 123 101 124 101 124 101 125 101 125 101 125 101 126 101 126 101 126 100 126 100 126 100 126 100 126 99 125 99 125 99 125 99 125 98 126 98 126 98 127 98 128 98 128 97 129 97 129 96 129 96 130 95 130 95 130 95 130 94 130 94 130 94 131 94 131 93 131 93 131 93 131 92 131 92 132 91 132 91 133 91 133 91 134 91 134 91 134 91 135 91 135 91 135 91 135 92 136 92 136 92 137 92 137 91 138 92 138 91 138 91 138 90 138 90 138 89 139 89 139 89 139 89 140 88 140 88 140 88 141 87 141 87 141 87 141 86 142 86 142 86 142 86 142 86 143 86 143 86 143 86 143 86 143 86 143 86 144 86 144 86 144 85 144 85 144 85 144 85 144 84 145 83 144 82 144 82 144 82 144 82 144 81 143 81 143 81 143 80 142 80 142 80 142 79 142 79 142 79 142 78 144 79 144 79 145 78 146 78 146 77 146 77 147 76 147 75 147 75 147 74 147 74 148 73 148 72 149 72 149 71 149 71 150 70 151 70 151 69 151 68 152 68 152 67 153 67 153 66 154 66 154 66 154 65 154 65 155 64 155 64 155 64 155 63 156 63 156 63 156 63 157 62 157 62 158 61 158 61 159 61 159 60 159 60 160 60 160 60 160 60 160 60 161 59 161 59 161 59 161 59 162 59 162 59 163 59 163 59 164 58 164 58 165 58 165 58 166 57 166 57 166 57 167 57 167 57 167 57 167 57 L 128 17 Z N">
              <draw:equation draw:name="f0" draw:formula="84*logwidth/167"/>
              <draw:equation draw:name="f1" draw:formula="5*logheight/130"/>
              <draw:equation draw:name="f2" draw:formula="81*logwidth/167"/>
              <draw:equation draw:name="f3" draw:formula="2*logheight/130"/>
              <draw:equation draw:name="f4" draw:formula="37*logwidth/167"/>
              <draw:equation draw:name="f5" draw:formula="0*logheight/130"/>
              <draw:equation draw:name="f6" draw:formula="25*logwidth/167"/>
              <draw:equation draw:name="f7" draw:formula="3*logheight/130"/>
              <draw:equation draw:name="f8" draw:formula="9*logwidth/167"/>
              <draw:equation draw:name="f9" draw:formula="9*logheight/130"/>
              <draw:equation draw:name="f10" draw:formula="2*logwidth/167"/>
              <draw:equation draw:name="f11" draw:formula="22*logheight/130"/>
              <draw:equation draw:name="f12" draw:formula="16*logwidth/167"/>
              <draw:equation draw:name="f13" draw:formula="30*logheight/130"/>
              <draw:equation draw:name="f14" draw:formula="24*logwidth/167"/>
              <draw:equation draw:name="f15" draw:formula="45*logheight/130"/>
              <draw:equation draw:name="f16" draw:formula="41*logwidth/167"/>
              <draw:equation draw:name="f17" draw:formula="66*logheight/130"/>
              <draw:equation draw:name="f18" draw:formula="50*logwidth/167"/>
              <draw:equation draw:name="f19" draw:formula="78*logheight/130"/>
              <draw:equation draw:name="f20" draw:formula="55*logwidth/167"/>
              <draw:equation draw:name="f21" draw:formula="83*logheight/130"/>
              <draw:equation draw:name="f22" draw:formula="65*logwidth/167"/>
              <draw:equation draw:name="f23" draw:formula="97*logheight/130"/>
              <draw:equation draw:name="f24" draw:formula="75*logwidth/167"/>
              <draw:equation draw:name="f25" draw:formula="114*logheight/130"/>
              <draw:equation draw:name="f26" draw:formula="78*logwidth/167"/>
              <draw:equation draw:name="f27" draw:formula="124*logheight/130"/>
              <draw:equation draw:name="f28" draw:formula="84*logwidth/167"/>
              <draw:equation draw:name="f29" draw:formula="129*logheight/130"/>
              <draw:equation draw:name="f30" draw:formula="88*logwidth/167"/>
              <draw:equation draw:name="f31" draw:formula="124*logheight/130"/>
              <draw:equation draw:name="f32" draw:formula="93*logwidth/167"/>
              <draw:equation draw:name="f33" draw:formula="125*logheight/130"/>
              <draw:equation draw:name="f34" draw:formula="91*logwidth/167"/>
              <draw:equation draw:name="f35" draw:formula="123*logheight/130"/>
              <draw:equation draw:name="f36" draw:formula="88*logwidth/167"/>
              <draw:equation draw:name="f37" draw:formula="121*logheight/130"/>
              <draw:equation draw:name="f38" draw:formula="87*logwidth/167"/>
              <draw:equation draw:name="f39" draw:formula="116*logheight/130"/>
              <draw:equation draw:name="f40" draw:formula="87*logwidth/167"/>
              <draw:equation draw:name="f41" draw:formula="112*logheight/130"/>
              <draw:equation draw:name="f42" draw:formula="88*logwidth/167"/>
              <draw:equation draw:name="f43" draw:formula="111*logheight/130"/>
              <draw:equation draw:name="f44" draw:formula="90*logwidth/167"/>
              <draw:equation draw:name="f45" draw:formula="117*logheight/130"/>
              <draw:equation draw:name="f46" draw:formula="94*logwidth/167"/>
              <draw:equation draw:name="f47" draw:formula="115*logheight/130"/>
              <draw:equation draw:name="f48" draw:formula="94*logwidth/167"/>
              <draw:equation draw:name="f49" draw:formula="120*logheight/130"/>
              <draw:equation draw:name="f50" draw:formula="100*logwidth/167"/>
              <draw:equation draw:name="f51" draw:formula="118*logheight/130"/>
              <draw:equation draw:name="f52" draw:formula="98*logwidth/167"/>
              <draw:equation draw:name="f53" draw:formula="115*logheight/130"/>
              <draw:equation draw:name="f54" draw:formula="92*logwidth/167"/>
              <draw:equation draw:name="f55" draw:formula="112*logheight/130"/>
              <draw:equation draw:name="f56" draw:formula="93*logwidth/167"/>
              <draw:equation draw:name="f57" draw:formula="110*logheight/130"/>
              <draw:equation draw:name="f58" draw:formula="97*logwidth/167"/>
              <draw:equation draw:name="f59" draw:formula="109*logheight/130"/>
              <draw:equation draw:name="f60" draw:formula="99*logwidth/167"/>
              <draw:equation draw:name="f61" draw:formula="108*logheight/130"/>
              <draw:equation draw:name="f62" draw:formula="104*logwidth/167"/>
              <draw:equation draw:name="f63" draw:formula="112*logheight/130"/>
              <draw:equation draw:name="f64" draw:formula="109*logwidth/167"/>
              <draw:equation draw:name="f65" draw:formula="110*logheight/130"/>
              <draw:equation draw:name="f66" draw:formula="105*logwidth/167"/>
              <draw:equation draw:name="f67" draw:formula="107*logheight/130"/>
              <draw:equation draw:name="f68" draw:formula="108*logwidth/167"/>
              <draw:equation draw:name="f69" draw:formula="105*logheight/130"/>
              <draw:equation draw:name="f70" draw:formula="110*logwidth/167"/>
              <draw:equation draw:name="f71" draw:formula="110*logheight/130"/>
              <draw:equation draw:name="f72" draw:formula="116*logwidth/167"/>
              <draw:equation draw:name="f73" draw:formula="108*logheight/130"/>
              <draw:equation draw:name="f74" draw:formula="120*logwidth/167"/>
              <draw:equation draw:name="f75" draw:formula="106*logheight/130"/>
              <draw:equation draw:name="f76" draw:formula="120*logwidth/167"/>
              <draw:equation draw:name="f77" draw:formula="103*logheight/130"/>
              <draw:equation draw:name="f78" draw:formula="118*logwidth/167"/>
              <draw:equation draw:name="f79" draw:formula="101*logheight/130"/>
              <draw:equation draw:name="f80" draw:formula="125*logwidth/167"/>
              <draw:equation draw:name="f81" draw:formula="101*logheight/130"/>
              <draw:equation draw:name="f82" draw:formula="128*logwidth/167"/>
              <draw:equation draw:name="f83" draw:formula="98*logheight/130"/>
              <draw:equation draw:name="f84" draw:formula="131*logwidth/167"/>
              <draw:equation draw:name="f85" draw:formula="92*logheight/130"/>
              <draw:equation draw:name="f86" draw:formula="137*logwidth/167"/>
              <draw:equation draw:name="f87" draw:formula="92*logheight/130"/>
              <draw:equation draw:name="f88" draw:formula="141*logwidth/167"/>
              <draw:equation draw:name="f89" draw:formula="87*logheight/130"/>
              <draw:equation draw:name="f90" draw:formula="144*logwidth/167"/>
              <draw:equation draw:name="f91" draw:formula="85*logheight/130"/>
              <draw:equation draw:name="f92" draw:formula="142*logwidth/167"/>
              <draw:equation draw:name="f93" draw:formula="80*logheight/130"/>
              <draw:equation draw:name="f94" draw:formula="147*logwidth/167"/>
              <draw:equation draw:name="f95" draw:formula="74*logheight/130"/>
              <draw:equation draw:name="f96" draw:formula="154*logwidth/167"/>
              <draw:equation draw:name="f97" draw:formula="66*logheight/130"/>
              <draw:equation draw:name="f98" draw:formula="159*logwidth/167"/>
              <draw:equation draw:name="f99" draw:formula="60*logheight/130"/>
              <draw:equation draw:name="f100" draw:formula="164*logwidth/167"/>
              <draw:equation draw:name="f101" draw:formula="58*logheight/130"/>
              <draw:equation draw:name="f102" draw:formula="logwidth"/>
              <draw:equation draw:name="f103" draw:formula="logheight"/>
            </draw:enhanced-geometry>
          </draw:custom-shape>
          <draw:custom-shape draw:name="Freeform 19" draw:style-name="gr3" draw:text-style-name="P2" draw:layer="layout" svg:width="0.284cm" svg:height="0.352cm" svg:x="31.195cm" svg:y="7.295cm">
            <text:p><text:span text:style-name="T1"/></text:p>
            <draw:enhanced-geometry draw:mirror-horizontal="false" draw:mirror-vertical="false" drawooo:sub-view-size="26 32" draw:text-areas="0 0 ?f100 ?f101" svg:viewBox="0 0 0 0" draw:type="ooxml-non-primitive" draw:enhanced-path="M 18 25 C 18 25 18 25 18 25 18 25 18 25 18 25 18 24 18 24 18 24 19 24 19 24 19 24 19 23 19 23 19 23 19 23 19 22 19 22 19 22 19 21 19 21 19 21 19 21 19 20 20 20 20 20 20 20 20 19 21 19 21 20 21 21 21 21 21 22 21 23 21 24 21 24 21 25 21 25 20 25 20 25 20 25 20 25 20 26 19 26 19 26 19 26 19 26 19 26 19 26 18 26 18 26 18 26 18 26 18 25 Z M 17 25 C 17 25 17 25 17 25 17 24 17 24 17 24 17 23 17 23 17 22 17 22 16 23 16 23 16 23 16 23 16 23 16 23 16 24 16 24 16 24 16 24 16 25 16 25 16 25 17 25 Z M 24 17 C 23 16 23 16 23 16 23 16 23 16 23 17 23 17 23 17 23 17 22 17 22 17 22 17 22 18 22 18 22 18 22 18 21 18 21 19 21 19 21 19 21 20 22 20 22 20 22 20 22 20 22 20 22 21 22 21 22 21 22 22 23 22 23 23 23 23 23 24 23 24 23 25 23 25 23 26 23 26 23 26 24 26 24 26 24 26 24 25 24 25 24 25 25 25 25 25 25 24 26 25 26 25 26 23 25 19 25 19 25 19 24 17 24 17 Z M 17 6 C 17 6 16 5 16 4 16 4 16 0 16 0 1 0 1 0 1 0 1 26 1 26 1 26 0 30 0 30 0 30 0 32 0 32 0 32 1 32 2 32 3 32 3 32 3 32 4 32 4 31 4 31 4 31 5 31 6 31 6 31 6 31 7 31 7 31 7 31 7 31 8 31 8 30 8 30 9 30 9 31 10 31 10 31 11 31 11 31 12 30 12 30 12 30 12 30 12 30 12 29 13 29 13 29 13 29 14 28 14 28 14 27 14 27 14 27 14 26 14 25 14 25 14 25 14 25 14 25 14 25 15 24 15 24 15 24 15 23 15 23 15 23 15 22 15 22 15 22 15 21 16 21 16 21 16 21 16 20 16 20 15 20 15 20 15 20 15 19 15 19 15 19 15 19 14 18 14 18 14 18 14 18 14 18 14 18 14 17 14 17 14 17 14 17 15 17 15 17 15 17 15 17 16 17 16 17 16 17 16 17 16 16 16 16 16 16 16 15 16 15 16 14 16 14 16 13 16 12 16 12 16 12 16 11 16 11 16 11 17 11 17 11 17 11 17 11 17 11 17 12 17 12 17 12 17 12 18 12 18 13 18 13 18 13 18 13 19 14 19 14 19 14 19 14 19 14 19 14 19 14 19 15 19 15 20 15 20 15 20 15 21 15 21 14 21 14 21 14 21 14 17 9 17 9 17 9 17 9 17 6 17 6 Z N">
              <draw:equation draw:name="f0" draw:formula="18*logwidth/26"/>
              <draw:equation draw:name="f1" draw:formula="25*logheight/32"/>
              <draw:equation draw:name="f2" draw:formula="18*logwidth/26"/>
              <draw:equation draw:name="f3" draw:formula="24*logheight/32"/>
              <draw:equation draw:name="f4" draw:formula="19*logwidth/26"/>
              <draw:equation draw:name="f5" draw:formula="23*logheight/32"/>
              <draw:equation draw:name="f6" draw:formula="19*logwidth/26"/>
              <draw:equation draw:name="f7" draw:formula="21*logheight/32"/>
              <draw:equation draw:name="f8" draw:formula="20*logwidth/26"/>
              <draw:equation draw:name="f9" draw:formula="20*logheight/32"/>
              <draw:equation draw:name="f10" draw:formula="21*logwidth/26"/>
              <draw:equation draw:name="f11" draw:formula="22*logheight/32"/>
              <draw:equation draw:name="f12" draw:formula="20*logwidth/26"/>
              <draw:equation draw:name="f13" draw:formula="25*logheight/32"/>
              <draw:equation draw:name="f14" draw:formula="19*logwidth/26"/>
              <draw:equation draw:name="f15" draw:formula="26*logheight/32"/>
              <draw:equation draw:name="f16" draw:formula="18*logwidth/26"/>
              <draw:equation draw:name="f17" draw:formula="26*logheight/32"/>
              <draw:equation draw:name="f18" draw:formula="17*logwidth/26"/>
              <draw:equation draw:name="f19" draw:formula="25*logheight/32"/>
              <draw:equation draw:name="f20" draw:formula="17*logwidth/26"/>
              <draw:equation draw:name="f21" draw:formula="24*logheight/32"/>
              <draw:equation draw:name="f22" draw:formula="16*logwidth/26"/>
              <draw:equation draw:name="f23" draw:formula="23*logheight/32"/>
              <draw:equation draw:name="f24" draw:formula="16*logwidth/26"/>
              <draw:equation draw:name="f25" draw:formula="24*logheight/32"/>
              <draw:equation draw:name="f26" draw:formula="17*logwidth/26"/>
              <draw:equation draw:name="f27" draw:formula="25*logheight/32"/>
              <draw:equation draw:name="f28" draw:formula="23*logwidth/26"/>
              <draw:equation draw:name="f29" draw:formula="16*logheight/32"/>
              <draw:equation draw:name="f30" draw:formula="23*logwidth/26"/>
              <draw:equation draw:name="f31" draw:formula="17*logheight/32"/>
              <draw:equation draw:name="f32" draw:formula="22*logwidth/26"/>
              <draw:equation draw:name="f33" draw:formula="18*logheight/32"/>
              <draw:equation draw:name="f34" draw:formula="21*logwidth/26"/>
              <draw:equation draw:name="f35" draw:formula="20*logheight/32"/>
              <draw:equation draw:name="f36" draw:formula="22*logwidth/26"/>
              <draw:equation draw:name="f37" draw:formula="21*logheight/32"/>
              <draw:equation draw:name="f38" draw:formula="23*logwidth/26"/>
              <draw:equation draw:name="f39" draw:formula="23*logheight/32"/>
              <draw:equation draw:name="f40" draw:formula="23*logwidth/26"/>
              <draw:equation draw:name="f41" draw:formula="26*logheight/32"/>
              <draw:equation draw:name="f42" draw:formula="24*logwidth/26"/>
              <draw:equation draw:name="f43" draw:formula="25*logheight/32"/>
              <draw:equation draw:name="f44" draw:formula="26*logwidth/26"/>
              <draw:equation draw:name="f45" draw:formula="25*logheight/32"/>
              <draw:equation draw:name="f46" draw:formula="24*logwidth/26"/>
              <draw:equation draw:name="f47" draw:formula="17*logheight/32"/>
              <draw:equation draw:name="f48" draw:formula="16*logwidth/26"/>
              <draw:equation draw:name="f49" draw:formula="4*logheight/32"/>
              <draw:equation draw:name="f50" draw:formula="1*logwidth/26"/>
              <draw:equation draw:name="f51" draw:formula="0*logheight/32"/>
              <draw:equation draw:name="f52" draw:formula="0*logwidth/26"/>
              <draw:equation draw:name="f53" draw:formula="30*logheight/32"/>
              <draw:equation draw:name="f54" draw:formula="3*logwidth/26"/>
              <draw:equation draw:name="f55" draw:formula="32*logheight/32"/>
              <draw:equation draw:name="f56" draw:formula="4*logwidth/26"/>
              <draw:equation draw:name="f57" draw:formula="31*logheight/32"/>
              <draw:equation draw:name="f58" draw:formula="7*logwidth/26"/>
              <draw:equation draw:name="f59" draw:formula="31*logheight/32"/>
              <draw:equation draw:name="f60" draw:formula="9*logwidth/26"/>
              <draw:equation draw:name="f61" draw:formula="30*logheight/32"/>
              <draw:equation draw:name="f62" draw:formula="12*logwidth/26"/>
              <draw:equation draw:name="f63" draw:formula="30*logheight/32"/>
              <draw:equation draw:name="f64" draw:formula="13*logwidth/26"/>
              <draw:equation draw:name="f65" draw:formula="29*logheight/32"/>
              <draw:equation draw:name="f66" draw:formula="14*logwidth/26"/>
              <draw:equation draw:name="f67" draw:formula="27*logheight/32"/>
              <draw:equation draw:name="f68" draw:formula="14*logwidth/26"/>
              <draw:equation draw:name="f69" draw:formula="25*logheight/32"/>
              <draw:equation draw:name="f70" draw:formula="15*logwidth/26"/>
              <draw:equation draw:name="f71" draw:formula="23*logheight/32"/>
              <draw:equation draw:name="f72" draw:formula="15*logwidth/26"/>
              <draw:equation draw:name="f73" draw:formula="21*logheight/32"/>
              <draw:equation draw:name="f74" draw:formula="15*logwidth/26"/>
              <draw:equation draw:name="f75" draw:formula="20*logheight/32"/>
              <draw:equation draw:name="f76" draw:formula="15*logwidth/26"/>
              <draw:equation draw:name="f77" draw:formula="19*logheight/32"/>
              <draw:equation draw:name="f78" draw:formula="14*logwidth/26"/>
              <draw:equation draw:name="f79" draw:formula="18*logheight/32"/>
              <draw:equation draw:name="f80" draw:formula="15*logwidth/26"/>
              <draw:equation draw:name="f81" draw:formula="17*logheight/32"/>
              <draw:equation draw:name="f82" draw:formula="16*logwidth/26"/>
              <draw:equation draw:name="f83" draw:formula="17*logheight/32"/>
              <draw:equation draw:name="f84" draw:formula="16*logwidth/26"/>
              <draw:equation draw:name="f85" draw:formula="14*logheight/32"/>
              <draw:equation draw:name="f86" draw:formula="16*logwidth/26"/>
              <draw:equation draw:name="f87" draw:formula="11*logheight/32"/>
              <draw:equation draw:name="f88" draw:formula="17*logwidth/26"/>
              <draw:equation draw:name="f89" draw:formula="11*logheight/32"/>
              <draw:equation draw:name="f90" draw:formula="18*logwidth/26"/>
              <draw:equation draw:name="f91" draw:formula="12*logheight/32"/>
              <draw:equation draw:name="f92" draw:formula="19*logwidth/26"/>
              <draw:equation draw:name="f93" draw:formula="14*logheight/32"/>
              <draw:equation draw:name="f94" draw:formula="19*logwidth/26"/>
              <draw:equation draw:name="f95" draw:formula="15*logheight/32"/>
              <draw:equation draw:name="f96" draw:formula="21*logwidth/26"/>
              <draw:equation draw:name="f97" draw:formula="14*logheight/32"/>
              <draw:equation draw:name="f98" draw:formula="17*logwidth/26"/>
              <draw:equation draw:name="f99" draw:formula="9*logheight/32"/>
              <draw:equation draw:name="f100" draw:formula="logwidth"/>
              <draw:equation draw:name="f101" draw:formula="logheight"/>
            </draw:enhanced-geometry>
          </draw:custom-shape>
          <draw:custom-shape draw:name="Freeform 20" draw:style-name="gr3" draw:text-style-name="P2" draw:layer="layout" svg:width="2.211cm" svg:height="1.275cm" svg:x="27.904cm" svg:y="7.175cm">
            <text:p><text:span text:style-name="T1"/></text:p>
            <draw:enhanced-geometry draw:mirror-horizontal="false" draw:mirror-vertical="false" drawooo:sub-view-size="201 116" draw:text-areas="0 0 ?f70 ?f71" svg:viewBox="0 0 0 0" draw:type="ooxml-non-primitive" draw:enhanced-path="M 192 88 C 191 85 191 85 191 85 187 84 187 84 187 84 188 79 188 79 188 79 186 77 186 77 186 77 183 77 183 77 183 77 183 69 183 69 183 69 186 67 186 67 186 67 187 65 187 65 187 65 188 64 188 64 188 64 186 61 186 61 186 61 186 58 186 58 186 58 191 54 191 54 191 54 191 52 191 52 191 52 194 50 194 50 194 50 196 45 196 45 196 45 197 43 197 43 197 43 201 41 201 41 201 41 200 41 200 41 200 41 200 41 199 39 199 39 199 38 198 38 198 38 197 38 195 38 194 38 193 38 193 37 193 37 193 37 193 36 193 36 192 36 191 36 190 36 190 36 188 30 188 30 188 30 188 30 188 30 189 30 189 29 189 29 189 29 188 28 188 27 188 27 188 26 188 26 188 26 188 24 188 24 188 23 187 23 187 23 187 22 187 22 187 22 187 22 188 20 188 20 188 20 184 18 184 18 184 17 183 18 182 18 182 18 181 18 181 18 181 18 180 15 180 14 180 14 178 12 178 12 26 12 26 12 26 12 26 0 26 0 26 0 25 0 25 1 24 1 23 1 23 2 22 2 20 3 19 3 18 4 17 5 16 5 15 6 15 6 14 6 14 6 13 6 14 5 14 5 13 5 12 6 12 6 11 7 11 7 11 7 10 8 10 8 9 9 9 9 8 9 8 10 7 10 7 10 6 10 5 11 5 11 4 12 3 12 2 13 1 13 1 13 0 13 0 14 0 116 0 116 0 116 163 116 163 116 163 116 169 111 169 111 169 111 176 112 176 112 176 112 176 111 178 110 179 110 179 110 180 110 180 110 181 110 182 109 182 109 183 109 183 109 184 108 184 108 185 108 185 109 185 105 185 105 185 105 195 99 195 99 195 99 198 98 198 98 198 98 199 95 199 95 199 95 198 94 198 94 198 94 L 192 88 Z N">
              <draw:equation draw:name="f0" draw:formula="191*logwidth/201"/>
              <draw:equation draw:name="f1" draw:formula="85*logheight/116"/>
              <draw:equation draw:name="f2" draw:formula="188*logwidth/201"/>
              <draw:equation draw:name="f3" draw:formula="79*logheight/116"/>
              <draw:equation draw:name="f4" draw:formula="183*logwidth/201"/>
              <draw:equation draw:name="f5" draw:formula="77*logheight/116"/>
              <draw:equation draw:name="f6" draw:formula="186*logwidth/201"/>
              <draw:equation draw:name="f7" draw:formula="67*logheight/116"/>
              <draw:equation draw:name="f8" draw:formula="188*logwidth/201"/>
              <draw:equation draw:name="f9" draw:formula="64*logheight/116"/>
              <draw:equation draw:name="f10" draw:formula="186*logwidth/201"/>
              <draw:equation draw:name="f11" draw:formula="58*logheight/116"/>
              <draw:equation draw:name="f12" draw:formula="191*logwidth/201"/>
              <draw:equation draw:name="f13" draw:formula="52*logheight/116"/>
              <draw:equation draw:name="f14" draw:formula="196*logwidth/201"/>
              <draw:equation draw:name="f15" draw:formula="45*logheight/116"/>
              <draw:equation draw:name="f16" draw:formula="201*logwidth/201"/>
              <draw:equation draw:name="f17" draw:formula="41*logheight/116"/>
              <draw:equation draw:name="f18" draw:formula="199*logwidth/201"/>
              <draw:equation draw:name="f19" draw:formula="39*logheight/116"/>
              <draw:equation draw:name="f20" draw:formula="194*logwidth/201"/>
              <draw:equation draw:name="f21" draw:formula="38*logheight/116"/>
              <draw:equation draw:name="f22" draw:formula="193*logwidth/201"/>
              <draw:equation draw:name="f23" draw:formula="36*logheight/116"/>
              <draw:equation draw:name="f24" draw:formula="188*logwidth/201"/>
              <draw:equation draw:name="f25" draw:formula="30*logheight/116"/>
              <draw:equation draw:name="f26" draw:formula="189*logwidth/201"/>
              <draw:equation draw:name="f27" draw:formula="29*logheight/116"/>
              <draw:equation draw:name="f28" draw:formula="188*logwidth/201"/>
              <draw:equation draw:name="f29" draw:formula="26*logheight/116"/>
              <draw:equation draw:name="f30" draw:formula="187*logwidth/201"/>
              <draw:equation draw:name="f31" draw:formula="23*logheight/116"/>
              <draw:equation draw:name="f32" draw:formula="188*logwidth/201"/>
              <draw:equation draw:name="f33" draw:formula="20*logheight/116"/>
              <draw:equation draw:name="f34" draw:formula="182*logwidth/201"/>
              <draw:equation draw:name="f35" draw:formula="18*logheight/116"/>
              <draw:equation draw:name="f36" draw:formula="180*logwidth/201"/>
              <draw:equation draw:name="f37" draw:formula="14*logheight/116"/>
              <draw:equation draw:name="f38" draw:formula="26*logwidth/201"/>
              <draw:equation draw:name="f39" draw:formula="12*logheight/116"/>
              <draw:equation draw:name="f40" draw:formula="24*logwidth/201"/>
              <draw:equation draw:name="f41" draw:formula="1*logheight/116"/>
              <draw:equation draw:name="f42" draw:formula="18*logwidth/201"/>
              <draw:equation draw:name="f43" draw:formula="4*logheight/116"/>
              <draw:equation draw:name="f44" draw:formula="14*logwidth/201"/>
              <draw:equation draw:name="f45" draw:formula="6*logheight/116"/>
              <draw:equation draw:name="f46" draw:formula="12*logwidth/201"/>
              <draw:equation draw:name="f47" draw:formula="6*logheight/116"/>
              <draw:equation draw:name="f48" draw:formula="9*logwidth/201"/>
              <draw:equation draw:name="f49" draw:formula="9*logheight/116"/>
              <draw:equation draw:name="f50" draw:formula="6*logwidth/201"/>
              <draw:equation draw:name="f51" draw:formula="10*logheight/116"/>
              <draw:equation draw:name="f52" draw:formula="1*logwidth/201"/>
              <draw:equation draw:name="f53" draw:formula="13*logheight/116"/>
              <draw:equation draw:name="f54" draw:formula="0*logwidth/201"/>
              <draw:equation draw:name="f55" draw:formula="116*logheight/116"/>
              <draw:equation draw:name="f56" draw:formula="169*logwidth/201"/>
              <draw:equation draw:name="f57" draw:formula="111*logheight/116"/>
              <draw:equation draw:name="f58" draw:formula="179*logwidth/201"/>
              <draw:equation draw:name="f59" draw:formula="110*logheight/116"/>
              <draw:equation draw:name="f60" draw:formula="182*logwidth/201"/>
              <draw:equation draw:name="f61" draw:formula="109*logheight/116"/>
              <draw:equation draw:name="f62" draw:formula="185*logwidth/201"/>
              <draw:equation draw:name="f63" draw:formula="109*logheight/116"/>
              <draw:equation draw:name="f64" draw:formula="195*logwidth/201"/>
              <draw:equation draw:name="f65" draw:formula="99*logheight/116"/>
              <draw:equation draw:name="f66" draw:formula="199*logwidth/201"/>
              <draw:equation draw:name="f67" draw:formula="95*logheight/116"/>
              <draw:equation draw:name="f68" draw:formula="192*logwidth/201"/>
              <draw:equation draw:name="f69" draw:formula="88*logheight/116"/>
              <draw:equation draw:name="f70" draw:formula="logwidth"/>
              <draw:equation draw:name="f71" draw:formula="logheight"/>
            </draw:enhanced-geometry>
          </draw:custom-shape>
          <draw:custom-shape draw:name="Freeform 21" draw:style-name="gr3" draw:text-style-name="P2" draw:layer="layout" svg:width="3.069cm" svg:height="2.234cm" svg:x="11.167cm" svg:y="5.073cm">
            <text:p><text:span text:style-name="T1"/></text:p>
            <draw:enhanced-geometry draw:mirror-horizontal="false" draw:mirror-vertical="false" drawooo:sub-view-size="279 203" draw:text-areas="0 0 ?f104 ?f105" svg:viewBox="0 0 0 0" draw:type="ooxml-non-primitive" draw:enhanced-path="M 262 113 C 262 111 263 110 263 109 263 107 261 106 262 104 263 104 265 101 264 100 263 100 262 100 262 99 262 99 262 97 262 97 261 96 261 97 260 97 260 97 260 97 259 97 258 96 257 95 256 95 256 96 254 95 254 94 254 94 254 93 254 93 254 92 254 91 253 91 253 90 252 90 252 90 252 89 253 89 253 89 254 88 253 87 253 86 254 84 255 84 256 82 257 81 257 79 257 78 258 77 258 75 259 74 259 73 259 73 260 73 260 72 261 72 262 72 263 71 263 71 263 70 264 69 264 68 265 67 266 66 266 65 266 64 266 63 266 63 267 62 267 61 267 61 267 61 266 60 266 60 266 60 266 59 266 59 266 59 270 53 270 53 270 53 270 53 272 46 272 46 272 46 277 36 277 36 277 36 277 35 277 34 278 34 279 31 279 31 278 28 278 28 278 28 278 28 277 26 277 26 277 25 277 23 277 23 277 23 273 21 273 21 272 21 269 19 269 19 264 11 264 11 264 11 193 11 193 11 193 11 192 11 192 11 191 11 191 12 190 12 190 12 189 13 189 13 188 14 187 14 187 14 186 14 185 14 183 14 182 14 182 14 181 14 181 14 181 14 180 14 180 14 179 15 179 15 179 15 178 15 177 15 177 15 176 15 176 16 175 15 175 15 174 15 173 15 172 15 171 15 171 15 170 16 170 16 170 16 169 17 169 17 169 17 168 18 167 18 166 19 166 19 165 19 165 19 164 19 163 19 163 19 162 19 162 19 162 19 161 20 161 20 160 20 159 20 158 20 157 21 155 21 153 23 151 24 150 25 149 25 148 25 147 26 145 26 144 26 143 26 141 26 140 26 139 25 139 25 138 25 138 24 137 24 137 24 136 24 135 24 135 24 134 25 133 25 133 25 132 26 131 26 130 27 129 28 128 28 127 29 126 29 125 28 124 28 123 28 122 28 122 28 121 28 120 28 120 29 119 29 119 30 118 30 118 31 117 31 116 30 115 30 116 29 115 28 115 28 115 28 115 27 114 27 114 27 113 27 112 26 112 26 111 26 111 26 110 26 110 26 110 26 109 26 109 26 108 26 108 26 107 26 107 26 107 26 106 25 105 25 104 25 103 25 103 25 102 25 102 25 102 26 101 26 101 26 100 27 98 26 96 26 96 26 95 26 95 26 94 26 93 27 92 27 91 28 90 28 89 29 88 30 86 31 84 32 83 32 82 33 81 33 78 33 78 33 78 33 77 33 76 33 75 33 74 33 73 33 72 33 71 33 70 32 69 32 68 32 66 31 64 30 62 29 62 26 62 24 61 22 61 20 61 18 61 17 60 16 60 15 60 14 59 13 59 12 59 11 58 11 58 10 58 9 58 8 57 8 57 7 55 6 54 6 53 5 53 4 52 4 51 3 50 2 49 2 48 2 47 3 47 3 46 4 45 4 43 4 43 4 42 4 42 4 41 4 40 4 40 4 40 3 40 3 40 3 40 2 39 2 39 2 39 2 38 1 38 1 38 0 37 0 37 0 37 0 36 0 36 0 36 0 35 1 35 1 35 1 34 1 34 2 34 2 33 2 33 2 33 2 32 2 32 3 32 3 32 3 31 3 31 3 30 3 29 2 29 2 28 2 28 2 28 2 28 1 28 1 27 1 27 2 27 2 26 3 26 3 25 2 25 2 25 2 24 2 24 2 23 2 22 1 22 1 22 1 21 1 21 1 21 2 21 3 21 3 21 4 21 4 21 5 21 6 21 6 21 7 21 7 22 8 22 9 22 10 22 10 22 11 22 12 21 13 21 14 21 15 21 16 21 18 21 20 21 22 21 22 21 23 21 24 21 25 21 26 21 27 21 27 22 28 22 28 22 29 22 29 22 30 22 31 22 31 22 32 23 32 22 33 23 33 22 33 23 34 23 34 23 34 23 34 23 34 23 35 23 35 23 35 23 36 21 36 21 37 21 37 21 38 21 38 21 39 22 39 22 40 22 41 21 42 21 43 20 44 20 45 20 46 20 48 20 51 20 53 20 54 21 55 20 56 20 56 20 57 20 57 19 57 20 58 20 58 20 59 20 60 19 61 19 61 19 62 19 62 19 63 19 64 19 64 19 65 18 66 18 67 18 67 17 68 17 69 17 79 17 79 17 79 17 79 17 80 17 81 17 81 17 81 17 82 17 82 17 82 18 82 17 83 17 83 17 82 17 85 17 85 17 85 17 86 16 86 17 87 17 88 17 89 17 90 17 91 16 92 16 92 16 93 16 93 16 94 16 94 16 94 16 94 16 101 16 101 16 101 16 101 16 101 16 102 16 102 16 102 15 103 15 103 15 104 15 104 15 105 15 105 15 106 15 106 15 107 15 108 15 109 15 110 15 111 15 111 14 112 14 113 14 113 14 114 14 115 14 116 14 117 14 117 14 117 14 117 14 118 13 118 13 118 13 118 13 119 13 119 13 120 13 121 13 122 14 122 14 122 14 121 15 121 15 121 15 122 15 122 16 123 15 123 14 124 14 124 14 124 14 124 13 124 13 123 13 123 13 123 13 123 13 123 13 123 13 123 13 124 12 124 13 125 13 126 13 126 13 126 12 126 12 127 12 128 12 129 12 130 12 130 11 131 11 132 11 132 11 133 11 133 10 134 10 134 10 136 10 137 10 138 9 138 9 139 9 139 9 140 8 141 8 141 8 141 7 141 7 141 7 141 6 141 6 142 6 142 6 142 6 142 6 142 6 143 6 143 6 143 6 144 6 144 6 144 6 144 6 144 6 145 6 145 6 145 6 145 6 145 6 145 6 146 6 147 6 147 6 148 5 148 5 149 5 150 5 150 5 151 5 151 5 151 5 151 4 152 4 153 4 153 4 153 4 154 4 154 4 155 4 155 4 155 3 155 3 156 3 156 3 157 3 157 3 157 3 158 3 158 3 159 3 159 3 159 3 160 3 160 3 160 3 160 4 160 4 160 4 160 4 161 5 161 5 161 5 161 6 161 6 161 6 161 7 160 7 160 7 161 7 161 7 161 7 161 6 161 6 161 5 161 4 161 3 161 3 161 2 161 2 162 2 162 2 162 1 162 1 163 1 163 1 163 1 164 1 163 0 164 0 165 0 165 1 166 1 166 1 166 1 166 1 167 1 167 1 167 1 168 2 168 2 168 2 169 3 169 3 170 3 170 3 170 4 171 4 171 4 171 5 172 5 172 5 172 5 173 6 173 6 174 6 175 6 176 6 176 6 176 6 177 6 177 6 178 6 178 6 178 6 178 6 179 6 179 6 179 6 179 6 180 5 180 5 180 5 180 5 180 5 190 5 190 5 190 5 191 5 192 5 192 6 192 6 193 6 193 6 194 6 194 6 194 6 195 6 195 7 196 7 196 7 196 7 196 7 197 7 197 7 197 7 198 8 198 8 198 8 198 8 199 8 199 8 199 8 199 9 200 9 200 9 200 10 201 10 201 11 201 11 202 11 202 12 203 12 203 157 203 157 203 157 203 260 203 260 203 260 203 260 116 260 116 260 116 261 116 261 114 262 113 Z N">
              <draw:equation draw:name="f0" draw:formula="262*logwidth/279"/>
              <draw:equation draw:name="f1" draw:formula="99*logheight/203"/>
              <draw:equation draw:name="f2" draw:formula="254*logwidth/279"/>
              <draw:equation draw:name="f3" draw:formula="94*logheight/203"/>
              <draw:equation draw:name="f4" draw:formula="253*logwidth/279"/>
              <draw:equation draw:name="f5" draw:formula="86*logheight/203"/>
              <draw:equation draw:name="f6" draw:formula="262*logwidth/279"/>
              <draw:equation draw:name="f7" draw:formula="72*logheight/203"/>
              <draw:equation draw:name="f8" draw:formula="267*logwidth/279"/>
              <draw:equation draw:name="f9" draw:formula="61*logheight/203"/>
              <draw:equation draw:name="f10" draw:formula="277*logwidth/279"/>
              <draw:equation draw:name="f11" draw:formula="36*logheight/203"/>
              <draw:equation draw:name="f12" draw:formula="277*logwidth/279"/>
              <draw:equation draw:name="f13" draw:formula="23*logheight/203"/>
              <draw:equation draw:name="f14" draw:formula="191*logwidth/279"/>
              <draw:equation draw:name="f15" draw:formula="11*logheight/203"/>
              <draw:equation draw:name="f16" draw:formula="181*logwidth/279"/>
              <draw:equation draw:name="f17" draw:formula="14*logheight/203"/>
              <draw:equation draw:name="f18" draw:formula="173*logwidth/279"/>
              <draw:equation draw:name="f19" draw:formula="15*logheight/203"/>
              <draw:equation draw:name="f20" draw:formula="165*logwidth/279"/>
              <draw:equation draw:name="f21" draw:formula="19*logheight/203"/>
              <draw:equation draw:name="f22" draw:formula="151*logwidth/279"/>
              <draw:equation draw:name="f23" draw:formula="24*logheight/203"/>
              <draw:equation draw:name="f24" draw:formula="137*logwidth/279"/>
              <draw:equation draw:name="f25" draw:formula="24*logheight/203"/>
              <draw:equation draw:name="f26" draw:formula="124*logwidth/279"/>
              <draw:equation draw:name="f27" draw:formula="28*logheight/203"/>
              <draw:equation draw:name="f28" draw:formula="115*logwidth/279"/>
              <draw:equation draw:name="f29" draw:formula="28*logheight/203"/>
              <draw:equation draw:name="f30" draw:formula="109*logwidth/279"/>
              <draw:equation draw:name="f31" draw:formula="26*logheight/203"/>
              <draw:equation draw:name="f32" draw:formula="101*logwidth/279"/>
              <draw:equation draw:name="f33" draw:formula="26*logheight/203"/>
              <draw:equation draw:name="f34" draw:formula="84*logwidth/279"/>
              <draw:equation draw:name="f35" draw:formula="32*logheight/203"/>
              <draw:equation draw:name="f36" draw:formula="69*logwidth/279"/>
              <draw:equation draw:name="f37" draw:formula="32*logheight/203"/>
              <draw:equation draw:name="f38" draw:formula="59*logwidth/279"/>
              <draw:equation draw:name="f39" draw:formula="12*logheight/203"/>
              <draw:equation draw:name="f40" draw:formula="49*logwidth/279"/>
              <draw:equation draw:name="f41" draw:formula="2*logheight/203"/>
              <draw:equation draw:name="f42" draw:formula="40*logwidth/279"/>
              <draw:equation draw:name="f43" draw:formula="3*logheight/203"/>
              <draw:equation draw:name="f44" draw:formula="35*logwidth/279"/>
              <draw:equation draw:name="f45" draw:formula="1*logheight/203"/>
              <draw:equation draw:name="f46" draw:formula="29*logwidth/279"/>
              <draw:equation draw:name="f47" draw:formula="2*logheight/203"/>
              <draw:equation draw:name="f48" draw:formula="24*logwidth/279"/>
              <draw:equation draw:name="f49" draw:formula="2*logheight/203"/>
              <draw:equation draw:name="f50" draw:formula="21*logwidth/279"/>
              <draw:equation draw:name="f51" draw:formula="6*logheight/203"/>
              <draw:equation draw:name="f52" draw:formula="21*logwidth/279"/>
              <draw:equation draw:name="f53" draw:formula="22*logheight/203"/>
              <draw:equation draw:name="f54" draw:formula="22*logwidth/279"/>
              <draw:equation draw:name="f55" draw:formula="32*logheight/203"/>
              <draw:equation draw:name="f56" draw:formula="21*logwidth/279"/>
              <draw:equation draw:name="f57" draw:formula="37*logheight/203"/>
              <draw:equation draw:name="f58" draw:formula="20*logwidth/279"/>
              <draw:equation draw:name="f59" draw:formula="53*logheight/203"/>
              <draw:equation draw:name="f60" draw:formula="19*logwidth/279"/>
              <draw:equation draw:name="f61" draw:formula="62*logheight/203"/>
              <draw:equation draw:name="f62" draw:formula="17*logwidth/279"/>
              <draw:equation draw:name="f63" draw:formula="81*logheight/203"/>
              <draw:equation draw:name="f64" draw:formula="17*logwidth/279"/>
              <draw:equation draw:name="f65" draw:formula="87*logheight/203"/>
              <draw:equation draw:name="f66" draw:formula="16*logwidth/279"/>
              <draw:equation draw:name="f67" draw:formula="101*logheight/203"/>
              <draw:equation draw:name="f68" draw:formula="15*logwidth/279"/>
              <draw:equation draw:name="f69" draw:formula="108*logheight/203"/>
              <draw:equation draw:name="f70" draw:formula="14*logwidth/279"/>
              <draw:equation draw:name="f71" draw:formula="118*logheight/203"/>
              <draw:equation draw:name="f72" draw:formula="15*logwidth/279"/>
              <draw:equation draw:name="f73" draw:formula="122*logheight/203"/>
              <draw:equation draw:name="f74" draw:formula="13*logwidth/279"/>
              <draw:equation draw:name="f75" draw:formula="124*logheight/203"/>
              <draw:equation draw:name="f76" draw:formula="11*logwidth/279"/>
              <draw:equation draw:name="f77" draw:formula="133*logheight/203"/>
              <draw:equation draw:name="f78" draw:formula="7*logwidth/279"/>
              <draw:equation draw:name="f79" draw:formula="141*logheight/203"/>
              <draw:equation draw:name="f80" draw:formula="6*logwidth/279"/>
              <draw:equation draw:name="f81" draw:formula="144*logheight/203"/>
              <draw:equation draw:name="f82" draw:formula="5*logwidth/279"/>
              <draw:equation draw:name="f83" draw:formula="151*logheight/203"/>
              <draw:equation draw:name="f84" draw:formula="3*logwidth/279"/>
              <draw:equation draw:name="f85" draw:formula="156*logheight/203"/>
              <draw:equation draw:name="f86" draw:formula="4*logwidth/279"/>
              <draw:equation draw:name="f87" draw:formula="160*logheight/203"/>
              <draw:equation draw:name="f88" draw:formula="6*logwidth/279"/>
              <draw:equation draw:name="f89" draw:formula="161*logheight/203"/>
              <draw:equation draw:name="f90" draw:formula="0*logwidth/279"/>
              <draw:equation draw:name="f91" draw:formula="164*logheight/203"/>
              <draw:equation draw:name="f92" draw:formula="3*logwidth/279"/>
              <draw:equation draw:name="f93" draw:formula="170*logheight/203"/>
              <draw:equation draw:name="f94" draw:formula="6*logwidth/279"/>
              <draw:equation draw:name="f95" draw:formula="176*logheight/203"/>
              <draw:equation draw:name="f96" draw:formula="5*logwidth/279"/>
              <draw:equation draw:name="f97" draw:formula="180*logheight/203"/>
              <draw:equation draw:name="f98" draw:formula="7*logwidth/279"/>
              <draw:equation draw:name="f99" draw:formula="196*logheight/203"/>
              <draw:equation draw:name="f100" draw:formula="9*logwidth/279"/>
              <draw:equation draw:name="f101" draw:formula="200*logheight/203"/>
              <draw:equation draw:name="f102" draw:formula="260*logwidth/279"/>
              <draw:equation draw:name="f103" draw:formula="203*logheight/203"/>
              <draw:equation draw:name="f104" draw:formula="logwidth"/>
              <draw:equation draw:name="f105" draw:formula="logheight"/>
            </draw:enhanced-geometry>
          </draw:custom-shape>
          <draw:custom-shape draw:name="Freeform 22" draw:style-name="gr3" draw:text-style-name="P2" draw:layer="layout" svg:width="3.258cm" svg:height="1.587cm" svg:x="19.354cm" svg:y="9.773cm">
            <text:p><text:span text:style-name="T1"/></text:p>
            <draw:enhanced-geometry draw:mirror-horizontal="false" draw:mirror-vertical="false" drawooo:sub-view-size="296 144" draw:text-areas="0 0 ?f114 ?f115" svg:viewBox="0 0 0 0" draw:type="ooxml-non-primitive" draw:enhanced-path="M 290 22 C 290 0 290 0 290 0 0 0 0 0 0 0 0 21 0 21 0 21 104 21 104 21 104 21 104 103 104 103 104 103 104 104 105 104 105 103 106 103 106 103 106 103 107 104 108 104 108 105 109 106 110 107 111 108 111 108 112 109 113 110 113 110 113 111 113 111 114 111 115 111 115 111 116 111 117 111 118 111 118 111 119 110 119 110 120 110 120 110 121 110 121 110 122 111 123 111 123 111 124 112 124 112 125 111 125 110 125 110 125 109 125 109 126 108 126 108 126 108 126 109 127 109 127 109 127 109 127 110 128 110 128 110 128 111 129 110 129 111 129 111 129 111 129 112 130 112 130 113 130 113 131 113 131 114 131 114 131 115 131 117 132 118 132 118 133 118 133 118 134 118 135 119 136 119 137 119 137 119 138 119 138 118 138 118 139 118 139 118 140 119 140 119 140 119 141 120 141 120 142 120 142 121 143 121 143 121 144 121 144 121 145 120 146 122 146 122 147 122 148 122 148 121 150 121 152 120 153 121 154 122 155 123 156 124 157 124 158 124 159 123 159 123 159 123 160 122 160 122 160 121 161 121 162 121 163 121 164 122 165 122 166 123 167 123 168 122 168 121 169 121 169 122 169 123 169 123 169 124 170 125 170 126 170 127 170 127 171 127 171 127 172 128 173 128 174 128 174 128 174 128 174 128 174 129 174 129 174 129 173 131 174 131 174 132 175 132 175 132 176 133 176 133 177 133 178 133 178 133 178 132 179 132 180 131 181 131 181 130 181 130 182 130 182 129 183 129 183 129 183 128 184 128 184 128 185 128 185 128 185 129 186 129 187 129 187 130 187 130 187 131 187 131 188 132 188 132 188 132 189 132 191 131 192 132 192 133 191 133 191 134 192 134 192 135 193 135 194 135 195 135 195 134 195 134 195 134 196 133 196 133 196 133 196 133 197 132 197 132 198 133 198 133 198 133 199 133 199 133 199 133 199 132 200 132 200 131 200 131 201 131 201 132 201 132 201 133 201 133 201 134 201 134 201 135 201 135 201 136 201 136 201 137 201 138 202 139 204 139 204 139 204 138 204 138 204 137 205 137 204 137 204 136 204 136 204 135 204 135 205 134 205 134 205 134 206 134 206 134 206 134 206 134 206 134 206 133 207 133 208 133 208 132 208 132 208 131 208 131 208 130 208 130 209 130 210 130 210 130 210 130 210 130 211 130 211 131 212 132 212 132 212 133 212 133 212 133 212 133 212 134 212 133 213 133 213 133 213 133 214 133 214 133 214 133 215 133 215 134 215 134 216 135 217 134 218 134 218 133 218 133 219 132 219 132 219 132 219 131 220 130 221 131 221 132 221 133 221 133 220 133 219 134 223 135 223 135 224 135 224 136 224 136 224 136 224 137 225 137 225 137 226 137 227 137 228 137 228 138 229 139 229 139 230 141 230 141 231 140 231 139 231 139 231 138 231 137 232 137 232 137 233 137 234 137 234 137 235 138 236 137 236 137 236 136 236 136 236 135 236 135 237 135 237 134 238 134 238 134 239 134 240 134 240 134 241 134 241 134 242 133 242 133 242 133 242 132 243 132 243 133 243 133 244 133 244 132 245 132 245 132 245 133 245 133 245 133 246 133 246 133 247 134 247 134 247 134 247 134 248 134 248 134 248 134 248 134 249 133 249 133 250 133 250 133 251 133 251 133 251 133 251 132 251 132 251 132 252 131 253 132 254 131 254 131 254 131 254 131 255 131 255 130 256 130 256 130 256 130 257 131 257 131 257 131 257 132 258 132 258 132 258 132 259 132 259 132 259 132 259 132 260 132 260 132 260 133 260 133 261 133 262 133 263 133 264 133 265 133 266 133 267 132 267 132 267 131 268 131 268 131 268 131 268 131 268 130 268 129 269 129 270 129 271 129 272 130 272 130 272 132 273 132 273 132 273 131 273 131 274 131 274 131 274 132 274 133 275 133 276 133 277 133 278 133 278 134 278 134 278 135 278 135 279 135 279 135 279 136 279 136 279 136 279 136 280 137 280 137 280 137 280 137 281 137 281 137 281 137 281 138 282 138 282 138 282 139 282 139 283 139 283 138 283 138 283 138 284 137 285 138 285 138 284 138 284 138 284 138 285 138 285 138 285 139 285 139 285 139 285 140 286 140 286 140 286 140 286 140 286 140 287 141 288 141 288 141 288 141 288 140 289 140 289 140 289 140 289 141 290 141 290 141 290 141 290 141 291 141 291 141 291 141 291 141 291 142 292 142 292 142 292 142 293 143 293 143 293 144 295 142 295 142 295 142 296 72 296 72 296 72 296 65 296 65 296 65 L 290 22 Z N">
              <draw:equation draw:name="f0" draw:formula="0*logwidth/296"/>
              <draw:equation draw:name="f1" draw:formula="0*logheight/144"/>
              <draw:equation draw:name="f2" draw:formula="104*logwidth/296"/>
              <draw:equation draw:name="f3" draw:formula="103*logheight/144"/>
              <draw:equation draw:name="f4" draw:formula="108*logwidth/296"/>
              <draw:equation draw:name="f5" draw:formula="105*logheight/144"/>
              <draw:equation draw:name="f6" draw:formula="113*logwidth/296"/>
              <draw:equation draw:name="f7" draw:formula="111*logheight/144"/>
              <draw:equation draw:name="f8" draw:formula="119*logwidth/296"/>
              <draw:equation draw:name="f9" draw:formula="110*logheight/144"/>
              <draw:equation draw:name="f10" draw:formula="124*logwidth/296"/>
              <draw:equation draw:name="f11" draw:formula="112*logheight/144"/>
              <draw:equation draw:name="f12" draw:formula="126*logwidth/296"/>
              <draw:equation draw:name="f13" draw:formula="109*logheight/144"/>
              <draw:equation draw:name="f14" draw:formula="129*logwidth/296"/>
              <draw:equation draw:name="f15" draw:formula="111*logheight/144"/>
              <draw:equation draw:name="f16" draw:formula="131*logwidth/296"/>
              <draw:equation draw:name="f17" draw:formula="114*logheight/144"/>
              <draw:equation draw:name="f18" draw:formula="136*logwidth/296"/>
              <draw:equation draw:name="f19" draw:formula="119*logheight/144"/>
              <draw:equation draw:name="f20" draw:formula="140*logwidth/296"/>
              <draw:equation draw:name="f21" draw:formula="119*logheight/144"/>
              <draw:equation draw:name="f22" draw:formula="144*logwidth/296"/>
              <draw:equation draw:name="f23" draw:formula="121*logheight/144"/>
              <draw:equation draw:name="f24" draw:formula="153*logwidth/296"/>
              <draw:equation draw:name="f25" draw:formula="121*logheight/144"/>
              <draw:equation draw:name="f26" draw:formula="160*logwidth/296"/>
              <draw:equation draw:name="f27" draw:formula="122*logheight/144"/>
              <draw:equation draw:name="f28" draw:formula="167*logwidth/296"/>
              <draw:equation draw:name="f29" draw:formula="123*logheight/144"/>
              <draw:equation draw:name="f30" draw:formula="170*logwidth/296"/>
              <draw:equation draw:name="f31" draw:formula="126*logheight/144"/>
              <draw:equation draw:name="f32" draw:formula="174*logwidth/296"/>
              <draw:equation draw:name="f33" draw:formula="128*logheight/144"/>
              <draw:equation draw:name="f34" draw:formula="175*logwidth/296"/>
              <draw:equation draw:name="f35" draw:formula="132*logheight/144"/>
              <draw:equation draw:name="f36" draw:formula="181*logwidth/296"/>
              <draw:equation draw:name="f37" draw:formula="131*logheight/144"/>
              <draw:equation draw:name="f38" draw:formula="184*logwidth/296"/>
              <draw:equation draw:name="f39" draw:formula="128*logheight/144"/>
              <draw:equation draw:name="f40" draw:formula="187*logwidth/296"/>
              <draw:equation draw:name="f41" draw:formula="131*logheight/144"/>
              <draw:equation draw:name="f42" draw:formula="191*logwidth/296"/>
              <draw:equation draw:name="f43" draw:formula="134*logheight/144"/>
              <draw:equation draw:name="f44" draw:formula="196*logwidth/296"/>
              <draw:equation draw:name="f45" draw:formula="133*logheight/144"/>
              <draw:equation draw:name="f46" draw:formula="199*logwidth/296"/>
              <draw:equation draw:name="f47" draw:formula="133*logheight/144"/>
              <draw:equation draw:name="f48" draw:formula="201*logwidth/296"/>
              <draw:equation draw:name="f49" draw:formula="132*logheight/144"/>
              <draw:equation draw:name="f50" draw:formula="201*logwidth/296"/>
              <draw:equation draw:name="f51" draw:formula="137*logheight/144"/>
              <draw:equation draw:name="f52" draw:formula="204*logwidth/296"/>
              <draw:equation draw:name="f53" draw:formula="137*logheight/144"/>
              <draw:equation draw:name="f54" draw:formula="206*logwidth/296"/>
              <draw:equation draw:name="f55" draw:formula="134*logheight/144"/>
              <draw:equation draw:name="f56" draw:formula="208*logwidth/296"/>
              <draw:equation draw:name="f57" draw:formula="131*logheight/144"/>
              <draw:equation draw:name="f58" draw:formula="211*logwidth/296"/>
              <draw:equation draw:name="f59" draw:formula="130*logheight/144"/>
              <draw:equation draw:name="f60" draw:formula="212*logwidth/296"/>
              <draw:equation draw:name="f61" draw:formula="133*logheight/144"/>
              <draw:equation draw:name="f62" draw:formula="215*logwidth/296"/>
              <draw:equation draw:name="f63" draw:formula="134*logheight/144"/>
              <draw:equation draw:name="f64" draw:formula="219*logwidth/296"/>
              <draw:equation draw:name="f65" draw:formula="131*logheight/144"/>
              <draw:equation draw:name="f66" draw:formula="223*logwidth/296"/>
              <draw:equation draw:name="f67" draw:formula="135*logheight/144"/>
              <draw:equation draw:name="f68" draw:formula="227*logwidth/296"/>
              <draw:equation draw:name="f69" draw:formula="137*logheight/144"/>
              <draw:equation draw:name="f70" draw:formula="231*logwidth/296"/>
              <draw:equation draw:name="f71" draw:formula="139*logheight/144"/>
              <draw:equation draw:name="f72" draw:formula="236*logwidth/296"/>
              <draw:equation draw:name="f73" draw:formula="137*logheight/144"/>
              <draw:equation draw:name="f74" draw:formula="238*logwidth/296"/>
              <draw:equation draw:name="f75" draw:formula="134*logheight/144"/>
              <draw:equation draw:name="f76" draw:formula="242*logwidth/296"/>
              <draw:equation draw:name="f77" draw:formula="132*logheight/144"/>
              <draw:equation draw:name="f78" draw:formula="245*logwidth/296"/>
              <draw:equation draw:name="f79" draw:formula="133*logheight/144"/>
              <draw:equation draw:name="f80" draw:formula="248*logwidth/296"/>
              <draw:equation draw:name="f81" draw:formula="134*logheight/144"/>
              <draw:equation draw:name="f82" draw:formula="251*logwidth/296"/>
              <draw:equation draw:name="f83" draw:formula="133*logheight/144"/>
              <draw:equation draw:name="f84" draw:formula="254*logwidth/296"/>
              <draw:equation draw:name="f85" draw:formula="131*logheight/144"/>
              <draw:equation draw:name="f86" draw:formula="257*logwidth/296"/>
              <draw:equation draw:name="f87" draw:formula="132*logheight/144"/>
              <draw:equation draw:name="f88" draw:formula="260*logwidth/296"/>
              <draw:equation draw:name="f89" draw:formula="132*logheight/144"/>
              <draw:equation draw:name="f90" draw:formula="267*logwidth/296"/>
              <draw:equation draw:name="f91" draw:formula="132*logheight/144"/>
              <draw:equation draw:name="f92" draw:formula="269*logwidth/296"/>
              <draw:equation draw:name="f93" draw:formula="129*logheight/144"/>
              <draw:equation draw:name="f94" draw:formula="273*logwidth/296"/>
              <draw:equation draw:name="f95" draw:formula="131*logheight/144"/>
              <draw:equation draw:name="f96" draw:formula="278*logwidth/296"/>
              <draw:equation draw:name="f97" draw:formula="134*logheight/144"/>
              <draw:equation draw:name="f98" draw:formula="279*logwidth/296"/>
              <draw:equation draw:name="f99" draw:formula="136*logheight/144"/>
              <draw:equation draw:name="f100" draw:formula="282*logwidth/296"/>
              <draw:equation draw:name="f101" draw:formula="138*logheight/144"/>
              <draw:equation draw:name="f102" draw:formula="285*logwidth/296"/>
              <draw:equation draw:name="f103" draw:formula="138*logheight/144"/>
              <draw:equation draw:name="f104" draw:formula="285*logwidth/296"/>
              <draw:equation draw:name="f105" draw:formula="139*logheight/144"/>
              <draw:equation draw:name="f106" draw:formula="288*logwidth/296"/>
              <draw:equation draw:name="f107" draw:formula="141*logheight/144"/>
              <draw:equation draw:name="f108" draw:formula="290*logwidth/296"/>
              <draw:equation draw:name="f109" draw:formula="141*logheight/144"/>
              <draw:equation draw:name="f110" draw:formula="292*logwidth/296"/>
              <draw:equation draw:name="f111" draw:formula="142*logheight/144"/>
              <draw:equation draw:name="f112" draw:formula="296*logwidth/296"/>
              <draw:equation draw:name="f113" draw:formula="72*logheight/144"/>
              <draw:equation draw:name="f114" draw:formula="logwidth"/>
              <draw:equation draw:name="f115" draw:formula="logheight"/>
            </draw:enhanced-geometry>
          </draw:custom-shape>
          <draw:custom-shape draw:name="Freeform 23" draw:style-name="gr3" draw:text-style-name="P2" draw:layer="layout" svg:width="1.637cm" svg:height="1.775cm" svg:x="26.266cm" svg:y="7.327cm">
            <text:p><text:span text:style-name="T1"/></text:p>
            <draw:enhanced-geometry draw:mirror-horizontal="false" draw:mirror-vertical="false" drawooo:sub-view-size="149 161" draw:text-areas="0 0 ?f120 ?f121" svg:viewBox="0 0 0 0" draw:type="ooxml-non-primitive" draw:enhanced-path="M 146 1 C 145 1 143 2 142 2 140 3 138 4 135 4 134 5 132 6 130 7 128 7 127 8 125 8 123 9 122 10 120 11 119 11 118 12 118 13 117 13 117 14 116 14 116 15 115 15 115 15 115 15 115 16 114 16 113 16 112 17 112 18 111 18 110 19 109 19 108 20 108 20 108 21 108 21 108 21 107 21 107 21 107 21 107 21 105 21 104 21 102 21 102 21 101 21 101 21 100 21 100 21 99 21 99 21 98 21 98 21 97 21 97 21 96 21 96 21 95 21 95 21 95 21 94 22 94 22 94 22 93 22 93 22 91 23 90 23 89 24 88 24 87 24 87 24 86 24 86 25 85 25 85 25 84 25 83 26 83 26 82 26 82 27 81 27 81 27 81 27 80 26 80 26 80 26 79 26 79 26 79 25 78 25 78 25 77 25 76 25 76 25 75 24 75 24 74 24 74 24 74 24 73 24 73 24 73 24 72 24 72 23 71 23 71 23 71 23 70 23 69 23 69 23 69 24 68 24 68 24 68 24 67 24 67 24 66 25 66 25 65 25 64 25 63 25 63 25 62 25 61 25 62 25 62 24 63 23 63 23 64 22 65 22 66 22 67 22 68 22 69 22 69 22 70 22 70 22 71 21 71 21 72 21 72 21 72 20 72 20 72 20 71 20 71 20 71 20 70 20 70 20 70 20 69 20 69 19 69 19 69 19 69 19 68 19 68 19 68 19 67 19 67 20 66 20 66 21 65 21 65 20 64 20 64 20 63 20 63 19 62 19 62 18 61 17 60 16 58 16 58 15 57 15 57 15 56 15 56 14 56 14 55 14 54 13 52 13 51 12 51 12 50 12 49 12 48 12 47 12 47 12 47 11 47 10 1 12 1 12 1 12 0 129 0 129 0 129 0 129 0 129 0 129 0 129 1 128 1 128 1 128 2 128 2 128 3 128 3 128 4 129 4 129 4 130 5 130 5 130 6 131 7 131 7 131 8 131 8 131 8 130 9 130 9 130 10 130 11 129 11 129 12 129 13 129 13 129 13 130 13 130 14 130 14 131 15 132 16 132 16 132 17 133 17 133 17 133 18 134 18 134 18 135 18 135 18 135 18 136 19 136 19 136 19 137 19 138 20 139 20 140 21 141 21 142 22 143 22 144 23 144 25 144 26 144 27 144 28 144 30 143 31 144 32 144 33 145 33 145 34 146 34 146 35 147 36 148 36 149 37 150 38 151 40 150 40 150 41 149 41 149 42 148 42 148 43 148 43 148 44 148 45 147 45 147 46 147 46 147 46 148 46 148 47 148 47 148 47 148 48 149 48 149 49 149 50 150 51 151 51 151 52 152 52 152 52 152 53 151 54 151 54 151 54 151 55 151 55 151 56 151 56 151 57 151 57 151 58 150 58 150 59 150 59 149 60 149 60 148 61 148 61 147 62 146 62 146 63 146 64 146 65 145 65 145 66 145 67 146 67 146 67 146 67 147 67 147 67 147 67 148 67 149 67 150 67 151 68 151 68 152 69 153 70 153 70 153 71 153 71 154 72 154 72 154 73 154 74 155 75 156 76 156 76 157 76 158 76 158 76 158 76 158 77 161 77 161 77 161 81 160 81 160 81 160 81 160 84 160 85 159 85 159 86 158 86 158 86 158 87 156 87 155 87 155 87 153 87 153 87 153 89 153 89 152 89 152 92 152 92 152 92 152 91 148 91 148 91 147 90 144 90 144 90 144 92 142 92 142 92 142 93 140 93 139 93 139 95 136 95 135 95 135 96 134 96 134 96 133 97 133 97 133 97 134 99 135 99 135 99 135 100 136 100 136 100 136 101 137 101 137 101 137 100 138 100 138 100 138 100 140 100 140 100 140 102 140 102 140 102 140 103 139 103 139 103 138 103 137 103 137 105 138 105 138 105 138 105 138 105 133 105 133 105 133 104 132 104 132 104 131 105 131 105 131 105 131 106 130 106 130 106 130 106 126 106 126 106 126 107 125 108 125 108 125 109 122 109 122 109 122 110 122 111 122 111 122 112 123 112 123 112 123 113 119 113 119 113 119 114 118 114 118 115 118 115 116 116 116 116 116 117 116 117 116 117 116 119 119 119 119 119 119 121 119 121 119 121 119 126 116 126 116 133 109 133 109 133 109 133 109 134 107 134 107 134 107 136 107 136 107 136 107 136 104 137 104 137 103 138 103 138 103 138 103 136 101 136 100 136 100 137 98 138 98 138 98 139 96 139 96 139 96 139 94 139 94 139 94 141 93 141 93 141 89 141 89 141 89 141 85 141 85 141 85 146 76 146 76 146 76 146 76 144 73 144 72 144 72 145 71 145 70 145 70 146 68 146 68 146 68 145 66 145 66 145 66 143 63 143 63 143 63 144 62 144 61 144 61 145 61 145 61 147 62 147 62 147 62 149 61 149 61 149 61 149 0 149 0 149 0 148 0 147 0 146 1 Z N">
              <draw:equation draw:name="f0" draw:formula="135*logwidth/149"/>
              <draw:equation draw:name="f1" draw:formula="4*logheight/161"/>
              <draw:equation draw:name="f2" draw:formula="120*logwidth/149"/>
              <draw:equation draw:name="f3" draw:formula="11*logheight/161"/>
              <draw:equation draw:name="f4" draw:formula="115*logwidth/149"/>
              <draw:equation draw:name="f5" draw:formula="15*logheight/161"/>
              <draw:equation draw:name="f6" draw:formula="109*logwidth/149"/>
              <draw:equation draw:name="f7" draw:formula="19*logheight/161"/>
              <draw:equation draw:name="f8" draw:formula="107*logwidth/149"/>
              <draw:equation draw:name="f9" draw:formula="21*logheight/161"/>
              <draw:equation draw:name="f10" draw:formula="99*logwidth/149"/>
              <draw:equation draw:name="f11" draw:formula="21*logheight/161"/>
              <draw:equation draw:name="f12" draw:formula="95*logwidth/149"/>
              <draw:equation draw:name="f13" draw:formula="21*logheight/161"/>
              <draw:equation draw:name="f14" draw:formula="89*logwidth/149"/>
              <draw:equation draw:name="f15" draw:formula="24*logheight/161"/>
              <draw:equation draw:name="f16" draw:formula="83*logwidth/149"/>
              <draw:equation draw:name="f17" draw:formula="26*logheight/161"/>
              <draw:equation draw:name="f18" draw:formula="80*logwidth/149"/>
              <draw:equation draw:name="f19" draw:formula="26*logheight/161"/>
              <draw:equation draw:name="f20" draw:formula="75*logwidth/149"/>
              <draw:equation draw:name="f21" draw:formula="24*logheight/161"/>
              <draw:equation draw:name="f22" draw:formula="72*logwidth/149"/>
              <draw:equation draw:name="f23" draw:formula="23*logheight/161"/>
              <draw:equation draw:name="f24" draw:formula="68*logwidth/149"/>
              <draw:equation draw:name="f25" draw:formula="24*logheight/161"/>
              <draw:equation draw:name="f26" draw:formula="63*logwidth/149"/>
              <draw:equation draw:name="f27" draw:formula="25*logheight/161"/>
              <draw:equation draw:name="f28" draw:formula="66*logwidth/149"/>
              <draw:equation draw:name="f29" draw:formula="22*logheight/161"/>
              <draw:equation draw:name="f30" draw:formula="72*logwidth/149"/>
              <draw:equation draw:name="f31" draw:formula="21*logheight/161"/>
              <draw:equation draw:name="f32" draw:formula="70*logwidth/149"/>
              <draw:equation draw:name="f33" draw:formula="20*logheight/161"/>
              <draw:equation draw:name="f34" draw:formula="68*logwidth/149"/>
              <draw:equation draw:name="f35" draw:formula="19*logheight/161"/>
              <draw:equation draw:name="f36" draw:formula="63*logwidth/149"/>
              <draw:equation draw:name="f37" draw:formula="20*logheight/161"/>
              <draw:equation draw:name="f38" draw:formula="57*logwidth/149"/>
              <draw:equation draw:name="f39" draw:formula="15*logheight/161"/>
              <draw:equation draw:name="f40" draw:formula="50*logwidth/149"/>
              <draw:equation draw:name="f41" draw:formula="12*logheight/161"/>
              <draw:equation draw:name="f42" draw:formula="1*logwidth/149"/>
              <draw:equation draw:name="f43" draw:formula="12*logheight/161"/>
              <draw:equation draw:name="f44" draw:formula="1*logwidth/149"/>
              <draw:equation draw:name="f45" draw:formula="128*logheight/161"/>
              <draw:equation draw:name="f46" draw:formula="5*logwidth/149"/>
              <draw:equation draw:name="f47" draw:formula="130*logheight/161"/>
              <draw:equation draw:name="f48" draw:formula="9*logwidth/149"/>
              <draw:equation draw:name="f49" draw:formula="130*logheight/161"/>
              <draw:equation draw:name="f50" draw:formula="14*logwidth/149"/>
              <draw:equation draw:name="f51" draw:formula="130*logheight/161"/>
              <draw:equation draw:name="f52" draw:formula="18*logwidth/149"/>
              <draw:equation draw:name="f53" draw:formula="134*logheight/161"/>
              <draw:equation draw:name="f54" draw:formula="20*logwidth/149"/>
              <draw:equation draw:name="f55" draw:formula="139*logheight/161"/>
              <draw:equation draw:name="f56" draw:formula="27*logwidth/149"/>
              <draw:equation draw:name="f57" draw:formula="144*logheight/161"/>
              <draw:equation draw:name="f58" draw:formula="35*logwidth/149"/>
              <draw:equation draw:name="f59" draw:formula="147*logheight/161"/>
              <draw:equation draw:name="f60" draw:formula="42*logwidth/149"/>
              <draw:equation draw:name="f61" draw:formula="148*logheight/161"/>
              <draw:equation draw:name="f62" draw:formula="46*logwidth/149"/>
              <draw:equation draw:name="f63" draw:formula="148*logheight/161"/>
              <draw:equation draw:name="f64" draw:formula="51*logwidth/149"/>
              <draw:equation draw:name="f65" draw:formula="151*logheight/161"/>
              <draw:equation draw:name="f66" draw:formula="55*logwidth/149"/>
              <draw:equation draw:name="f67" draw:formula="151*logheight/161"/>
              <draw:equation draw:name="f68" draw:formula="59*logwidth/149"/>
              <draw:equation draw:name="f69" draw:formula="149*logheight/161"/>
              <draw:equation draw:name="f70" draw:formula="65*logwidth/149"/>
              <draw:equation draw:name="f71" draw:formula="145*logheight/161"/>
              <draw:equation draw:name="f72" draw:formula="67*logwidth/149"/>
              <draw:equation draw:name="f73" draw:formula="148*logheight/161"/>
              <draw:equation draw:name="f74" draw:formula="71*logwidth/149"/>
              <draw:equation draw:name="f75" draw:formula="153*logheight/161"/>
              <draw:equation draw:name="f76" draw:formula="76*logwidth/149"/>
              <draw:equation draw:name="f77" draw:formula="158*logheight/161"/>
              <draw:equation draw:name="f78" draw:formula="81*logwidth/149"/>
              <draw:equation draw:name="f79" draw:formula="160*logheight/161"/>
              <draw:equation draw:name="f80" draw:formula="87*logwidth/149"/>
              <draw:equation draw:name="f81" draw:formula="155*logheight/161"/>
              <draw:equation draw:name="f82" draw:formula="92*logwidth/149"/>
              <draw:equation draw:name="f83" draw:formula="152*logheight/161"/>
              <draw:equation draw:name="f84" draw:formula="92*logwidth/149"/>
              <draw:equation draw:name="f85" draw:formula="142*logheight/161"/>
              <draw:equation draw:name="f86" draw:formula="96*logwidth/149"/>
              <draw:equation draw:name="f87" draw:formula="134*logheight/161"/>
              <draw:equation draw:name="f88" draw:formula="100*logwidth/149"/>
              <draw:equation draw:name="f89" draw:formula="136*logheight/161"/>
              <draw:equation draw:name="f90" draw:formula="100*logwidth/149"/>
              <draw:equation draw:name="f91" draw:formula="140*logheight/161"/>
              <draw:equation draw:name="f92" draw:formula="103*logwidth/149"/>
              <draw:equation draw:name="f93" draw:formula="137*logheight/161"/>
              <draw:equation draw:name="f94" draw:formula="104*logwidth/149"/>
              <draw:equation draw:name="f95" draw:formula="132*logheight/161"/>
              <draw:equation draw:name="f96" draw:formula="106*logwidth/149"/>
              <draw:equation draw:name="f97" draw:formula="126*logheight/161"/>
              <draw:equation draw:name="f98" draw:formula="111*logwidth/149"/>
              <draw:equation draw:name="f99" draw:formula="122*logheight/161"/>
              <draw:equation draw:name="f100" draw:formula="114*logwidth/149"/>
              <draw:equation draw:name="f101" draw:formula="118*logheight/161"/>
              <draw:equation draw:name="f102" draw:formula="119*logwidth/149"/>
              <draw:equation draw:name="f103" draw:formula="119*logheight/161"/>
              <draw:equation draw:name="f104" draw:formula="133*logwidth/149"/>
              <draw:equation draw:name="f105" draw:formula="109*logheight/161"/>
              <draw:equation draw:name="f106" draw:formula="137*logwidth/149"/>
              <draw:equation draw:name="f107" draw:formula="104*logheight/161"/>
              <draw:equation draw:name="f108" draw:formula="138*logwidth/149"/>
              <draw:equation draw:name="f109" draw:formula="98*logheight/161"/>
              <draw:equation draw:name="f110" draw:formula="141*logwidth/149"/>
              <draw:equation draw:name="f111" draw:formula="93*logheight/161"/>
              <draw:equation draw:name="f112" draw:formula="146*logwidth/149"/>
              <draw:equation draw:name="f113" draw:formula="76*logheight/161"/>
              <draw:equation draw:name="f114" draw:formula="146*logwidth/149"/>
              <draw:equation draw:name="f115" draw:formula="68*logheight/161"/>
              <draw:equation draw:name="f116" draw:formula="144*logwidth/149"/>
              <draw:equation draw:name="f117" draw:formula="61*logheight/161"/>
              <draw:equation draw:name="f118" draw:formula="149*logwidth/149"/>
              <draw:equation draw:name="f119" draw:formula="61*logheight/161"/>
              <draw:equation draw:name="f120" draw:formula="logwidth"/>
              <draw:equation draw:name="f121" draw:formula="logheight"/>
            </draw:enhanced-geometry>
          </draw:custom-shape>
          <draw:custom-shape draw:name="Freeform 24" draw:style-name="gr3" draw:text-style-name="P2" draw:layer="layout" svg:width="2.835cm" svg:height="1.72cm" svg:x="18.96cm" svg:y="3.494cm">
            <text:p><text:span text:style-name="T1"/></text:p>
            <draw:enhanced-geometry draw:mirror-horizontal="false" draw:mirror-vertical="false" drawooo:sub-view-size="258 156" draw:text-areas="0 0 ?f70 ?f71" svg:viewBox="0 0 0 0" draw:type="ooxml-non-primitive" draw:enhanced-path="M 258 139 C 257 139 256 135 256 134 255 134 254 132 253 131 253 130 252 128 252 127 252 126 251 124 251 123 251 122 251 121 251 119 251 118 252 112 252 111 252 111 252 110 252 109 252 108 251 107 251 106 250 105 250 104 249 102 249 100 249 92 249 90 249 89 249 86 249 84 249 83 249 77 248 75 248 74 248 71 247 69 247 67 244 64 244 62 243 60 241 53 241 52 240 50 239 49 239 47 239 45 239 41 239 40 239 38 239 37 239 36 239 35 238 34 238 33 238 32 239 30 239 30 239 29 238 28 238 28 238 28 238 27 238 27 239 26 239 25 239 25 238 24 238 25 238 24 238 23 238 21 239 21 239 20 239 20 239 18 240 16 239 15 239 14 239 14 237 9 237 8 237 7 236 6 236 4 236 3 236 0 236 0 0 0 0 0 0 0 0 156 0 156 0 156 258 156 258 156 258 156 258 156 258 140 258 139 Z N">
              <draw:equation draw:name="f0" draw:formula="258*logwidth/258"/>
              <draw:equation draw:name="f1" draw:formula="139*logheight/156"/>
              <draw:equation draw:name="f2" draw:formula="256*logwidth/258"/>
              <draw:equation draw:name="f3" draw:formula="134*logheight/156"/>
              <draw:equation draw:name="f4" draw:formula="253*logwidth/258"/>
              <draw:equation draw:name="f5" draw:formula="131*logheight/156"/>
              <draw:equation draw:name="f6" draw:formula="252*logwidth/258"/>
              <draw:equation draw:name="f7" draw:formula="127*logheight/156"/>
              <draw:equation draw:name="f8" draw:formula="251*logwidth/258"/>
              <draw:equation draw:name="f9" draw:formula="123*logheight/156"/>
              <draw:equation draw:name="f10" draw:formula="251*logwidth/258"/>
              <draw:equation draw:name="f11" draw:formula="119*logheight/156"/>
              <draw:equation draw:name="f12" draw:formula="252*logwidth/258"/>
              <draw:equation draw:name="f13" draw:formula="111*logheight/156"/>
              <draw:equation draw:name="f14" draw:formula="252*logwidth/258"/>
              <draw:equation draw:name="f15" draw:formula="109*logheight/156"/>
              <draw:equation draw:name="f16" draw:formula="251*logwidth/258"/>
              <draw:equation draw:name="f17" draw:formula="106*logheight/156"/>
              <draw:equation draw:name="f18" draw:formula="249*logwidth/258"/>
              <draw:equation draw:name="f19" draw:formula="102*logheight/156"/>
              <draw:equation draw:name="f20" draw:formula="249*logwidth/258"/>
              <draw:equation draw:name="f21" draw:formula="90*logheight/156"/>
              <draw:equation draw:name="f22" draw:formula="249*logwidth/258"/>
              <draw:equation draw:name="f23" draw:formula="84*logheight/156"/>
              <draw:equation draw:name="f24" draw:formula="248*logwidth/258"/>
              <draw:equation draw:name="f25" draw:formula="75*logheight/156"/>
              <draw:equation draw:name="f26" draw:formula="247*logwidth/258"/>
              <draw:equation draw:name="f27" draw:formula="69*logheight/156"/>
              <draw:equation draw:name="f28" draw:formula="244*logwidth/258"/>
              <draw:equation draw:name="f29" draw:formula="62*logheight/156"/>
              <draw:equation draw:name="f30" draw:formula="241*logwidth/258"/>
              <draw:equation draw:name="f31" draw:formula="52*logheight/156"/>
              <draw:equation draw:name="f32" draw:formula="239*logwidth/258"/>
              <draw:equation draw:name="f33" draw:formula="47*logheight/156"/>
              <draw:equation draw:name="f34" draw:formula="239*logwidth/258"/>
              <draw:equation draw:name="f35" draw:formula="40*logheight/156"/>
              <draw:equation draw:name="f36" draw:formula="239*logwidth/258"/>
              <draw:equation draw:name="f37" draw:formula="36*logheight/156"/>
              <draw:equation draw:name="f38" draw:formula="238*logwidth/258"/>
              <draw:equation draw:name="f39" draw:formula="33*logheight/156"/>
              <draw:equation draw:name="f40" draw:formula="239*logwidth/258"/>
              <draw:equation draw:name="f41" draw:formula="30*logheight/156"/>
              <draw:equation draw:name="f42" draw:formula="238*logwidth/258"/>
              <draw:equation draw:name="f43" draw:formula="28*logheight/156"/>
              <draw:equation draw:name="f44" draw:formula="238*logwidth/258"/>
              <draw:equation draw:name="f45" draw:formula="27*logheight/156"/>
              <draw:equation draw:name="f46" draw:formula="239*logwidth/258"/>
              <draw:equation draw:name="f47" draw:formula="25*logheight/156"/>
              <draw:equation draw:name="f48" draw:formula="238*logwidth/258"/>
              <draw:equation draw:name="f49" draw:formula="24*logheight/156"/>
              <draw:equation draw:name="f50" draw:formula="239*logwidth/258"/>
              <draw:equation draw:name="f51" draw:formula="21*logheight/156"/>
              <draw:equation draw:name="f52" draw:formula="239*logwidth/258"/>
              <draw:equation draw:name="f53" draw:formula="18*logheight/156"/>
              <draw:equation draw:name="f54" draw:formula="239*logwidth/258"/>
              <draw:equation draw:name="f55" draw:formula="14*logheight/156"/>
              <draw:equation draw:name="f56" draw:formula="237*logwidth/258"/>
              <draw:equation draw:name="f57" draw:formula="8*logheight/156"/>
              <draw:equation draw:name="f58" draw:formula="236*logwidth/258"/>
              <draw:equation draw:name="f59" draw:formula="4*logheight/156"/>
              <draw:equation draw:name="f60" draw:formula="236*logwidth/258"/>
              <draw:equation draw:name="f61" draw:formula="0*logheight/156"/>
              <draw:equation draw:name="f62" draw:formula="0*logwidth/258"/>
              <draw:equation draw:name="f63" draw:formula="0*logheight/156"/>
              <draw:equation draw:name="f64" draw:formula="0*logwidth/258"/>
              <draw:equation draw:name="f65" draw:formula="156*logheight/156"/>
              <draw:equation draw:name="f66" draw:formula="258*logwidth/258"/>
              <draw:equation draw:name="f67" draw:formula="156*logheight/156"/>
              <draw:equation draw:name="f68" draw:formula="258*logwidth/258"/>
              <draw:equation draw:name="f69" draw:formula="139*logheight/156"/>
              <draw:equation draw:name="f70" draw:formula="logwidth"/>
              <draw:equation draw:name="f71" draw:formula="logheight"/>
            </draw:enhanced-geometry>
          </draw:custom-shape>
          <draw:custom-shape draw:name="Freeform 25" draw:style-name="gr3" draw:text-style-name="P2" draw:layer="layout" svg:width="3.322cm" svg:height="1.279cm" svg:x="26.45cm" svg:y="9.97cm">
            <text:p><text:span text:style-name="T1"/></text:p>
            <draw:enhanced-geometry draw:mirror-horizontal="false" draw:mirror-vertical="false" drawooo:sub-view-size="302 116" draw:text-areas="0 0 ?f112 ?f113" svg:viewBox="0 0 0 0" draw:type="ooxml-non-primitive" draw:enhanced-path="M 298 29 C 299 28 299 29 300 30 300 30 301 31 300 31 300 32 299 31 299 31 299 31 299 31 299 30 298 30 298 30 298 29 Z M 300 26 C 300 25 299 24 299 23 298 21 298 20 297 19 297 18 296 17 296 16 296 15 295 13 295 12 295 11 294 10 294 9 294 8 294 8 294 7 294 6 293 5 293 4 293 3 293 2 293 2 291 2 291 2 291 2 291 2 291 2 291 2 291 2 291 2 290 2 290 2 290 2 290 2 187 2 187 2 187 2 123 0 123 0 123 0 92 0 92 0 92 0 92 0 90 2 90 3 90 3 91 5 91 5 91 6 90 6 90 7 89 8 90 8 90 9 90 9 91 11 90 11 90 10 88 10 87 10 87 9 86 10 86 11 85 11 84 12 83 13 82 14 80 19 80 19 79 20 78 20 78 21 77 21 76 20 75 19 74 19 74 18 73 18 73 19 72 19 72 19 71 20 70 19 68 20 67 20 67 21 66 22 65 23 65 24 65 25 64 26 63 26 62 27 61 27 59 26 59 26 59 25 60 24 60 24 60 24 59 22 59 22 58 22 57 23 57 23 56 23 54 25 54 25 53 28 53 28 53 28 53 28 52 28 51 27 51 27 50 28 49 28 49 29 49 30 49 30 49 31 48 32 48 33 47 33 47 34 46 34 46 34 45 34 44 34 44 34 42 34 42 34 41 35 41 35 41 35 40 36 39 36 39 37 39 37 38 37 37 37 37 37 37 38 37 38 37 39 36 39 36 39 36 39 34 39 34 40 34 40 33 40 32 41 32 41 29 44 29 44 20 44 20 44 20 44 20 44 18 44 18 44 18 44 14 47 14 47 14 47 11 50 11 50 11 50 11 51 11 52 11 52 10 53 10 53 10 53 10 54 10 54 11 55 10 56 10 56 9 56 8 57 7 57 7 57 5 58 5 58 5 58 4 56 4 56 3 56 2 57 1 58 1 58 1 60 1 61 1 61 0 68 0 68 42 68 42 68 42 68 42 68 51 65 51 65 51 65 52 64 52 64 53 64 55 64 55 64 55 64 55 63 56 63 57 63 57 62 58 62 59 62 62 61 62 61 63 61 64 61 64 61 65 60 66 59 66 59 67 59 68 59 68 59 68 60 69 60 70 59 71 59 74 59 75 59 75 59 80 59 80 59 80 59 99 60 99 60 99 60 108 61 108 61 108 61 114 61 114 61 114 61 114 63 114 63 114 63 113 64 113 64 113 64 114 65 114 65 114 65 115 64 115 64 116 64 117 64 117 64 117 64 118 64 118 64 118 64 122 70 122 70 122 70 122 75 122 75 161 76 161 76 161 76 200 116 200 116 200 116 200 116 201 116 201 115 201 115 201 115 202 115 202 115 202 115 203 114 203 114 203 114 203 114 204 114 205 114 205 114 206 114 206 113 206 113 207 113 208 113 209 113 210 113 211 113 213 113 213 113 214 113 215 113 215 114 215 114 216 114 216 114 217 114 217 114 218 114 218 114 218 114 219 113 219 113 219 113 219 112 220 112 220 111 220 111 220 110 220 109 220 108 220 108 220 107 220 106 221 106 221 106 221 105 221 105 221 105 221 105 222 106 222 106 222 107 221 107 222 108 222 108 222 108 222 109 222 109 222 108 223 108 223 108 223 107 223 107 223 107 223 106 223 106 223 106 224 105 224 105 224 105 224 104 225 104 225 104 225 103 225 103 225 102 225 102 225 101 225 100 226 100 227 100 228 99 228 98 229 98 230 97 230 97 230 97 230 96 231 96 231 95 231 95 232 94 233 93 233 93 234 92 234 91 235 91 235 91 235 91 235 91 235 91 236 91 236 91 236 91 237 90 237 90 238 89 239 89 239 89 239 89 240 89 240 89 240 88 240 88 240 88 242 87 242 87 242 87 241 86 241 86 241 86 240 86 240 86 239 86 239 85 239 85 239 85 238 84 238 84 238 84 239 84 239 84 239 84 240 83 240 83 241 82 240 82 239 81 239 81 239 81 239 81 239 80 240 80 240 80 240 80 241 81 241 81 241 82 241 82 241 83 242 83 242 83 242 83 242 84 242 84 242 84 242 85 242 85 242 86 242 86 242 87 243 86 243 86 244 86 244 86 245 85 246 84 247 84 247 83 248 82 249 82 249 82 250 82 250 82 250 81 251 81 252 81 252 81 252 81 253 81 253 81 253 81 254 81 254 81 255 81 255 81 256 81 256 80 256 80 257 80 258 80 259 80 259 80 260 80 260 79 260 79 260 79 261 79 261 79 261 78 262 78 262 78 263 78 264 77 264 77 265 77 265 78 265 78 265 78 265 79 265 79 265 79 266 80 266 80 266 80 266 79 267 79 266 77 268 78 268 78 268 79 268 79 268 79 269 79 269 79 270 79 270 79 271 79 271 78 271 78 271 78 272 77 272 76 272 75 273 75 273 74 273 73 274 73 274 72 274 73 275 73 275 73 275 73 275 73 275 73 276 73 276 73 276 73 277 72 277 72 278 71 278 71 278 70 279 70 278 69 277 69 277 69 276 69 276 69 275 69 274 69 273 69 273 69 273 68 273 68 273 67 273 66 273 66 273 66 272 66 272 66 272 66 272 67 272 67 272 67 271 67 271 67 271 68 270 68 269 68 269 68 269 68 268 68 268 68 267 69 267 69 266 69 266 69 266 69 265 70 265 70 264 70 264 70 264 70 264 70 264 70 263 70 263 71 263 71 262 71 262 71 261 71 261 71 261 71 260 71 260 71 259 70 259 70 259 70 258 70 258 70 258 70 258 69 257 69 257 69 256 69 255 69 255 68 255 68 255 67 254 67 254 66 254 66 253 65 253 65 253 64 252 64 252 64 252 64 252 64 253 63 253 64 254 64 254 64 254 64 254 64 254 65 255 65 255 65 255 65 255 65 256 66 256 66 257 67 258 67 258 67 258 68 258 68 259 68 259 68 259 68 260 69 260 69 260 69 261 69 261 69 262 68 262 68 263 68 263 67 264 67 264 67 264 67 264 67 265 67 265 67 265 66 265 66 265 66 266 66 266 66 266 65 267 65 267 65 267 65 268 64 268 64 268 63 268 63 268 62 268 61 267 60 266 61 265 61 265 61 265 61 264 61 264 62 264 61 264 61 264 61 264 61 265 60 265 60 265 60 265 60 266 59 266 59 267 59 267 59 268 60 269 59 269 59 270 59 270 59 270 58 270 57 270 56 271 56 271 56 271 55 270 54 268 54 267 54 266 54 266 53 265 53 265 53 264 53 264 53 264 53 263 53 263 53 263 52 263 52 262 52 261 52 260 51 259 51 259 50 258 50 258 50 257 49 256 49 256 48 255 48 254 48 254 47 255 47 256 48 257 48 258 49 260 49 261 49 262 50 264 50 265 50 265 51 266 51 266 51 266 51 267 51 267 51 268 51 267 50 267 49 266 49 266 48 266 47 267 47 267 46 267 46 268 45 268 45 269 45 270 45 271 45 271 45 271 46 271 47 271 47 270 47 270 47 269 46 269 46 268 46 268 47 268 47 269 48 269 48 269 49 270 49 270 50 270 50 270 51 271 51 271 52 272 52 272 52 273 51 273 50 274 50 275 50 275 51 276 51 276 52 277 52 277 53 278 53 278 53 279 53 279 53 280 53 281 54 281 54 281 54 282 54 283 54 283 54 283 53 284 53 285 53 285 52 286 52 286 51 287 51 287 50 288 49 288 49 289 47 289 46 290 45 291 44 293 43 294 43 295 43 295 43 296 43 296 43 296 42 296 42 296 41 297 40 298 39 298 39 298 38 298 38 298 37 298 37 298 37 297 36 297 35 297 34 297 34 297 33 297 33 297 32 297 31 296 30 296 29 295 29 294 29 293 29 292 28 291 29 290 29 289 30 288 31 288 31 288 32 288 32 288 33 288 34 288 35 288 36 288 38 288 39 287 40 286 40 285 40 284 39 284 39 284 39 283 39 283 38 284 38 284 38 284 39 285 39 285 39 285 39 285 38 285 37 286 37 286 36 286 35 286 34 286 33 286 32 286 31 286 30 285 29 286 29 286 29 286 28 286 27 286 27 286 27 286 26 285 26 281 26 281 26 281 26 280 26 280 27 279 27 279 27 278 27 277 28 277 28 277 28 276 28 276 28 275 27 275 27 275 27 275 26 274 26 274 26 273 27 273 27 272 27 272 27 271 27 271 27 270 28 270 28 270 28 270 28 270 29 264 29 264 29 264 29 263 28 262 28 263 28 263 27 264 27 264 26 265 26 265 25 265 25 264 24 264 25 263 25 263 25 263 24 263 23 263 23 263 23 263 22 263 22 262 22 262 22 262 21 262 21 262 20 262 20 261 20 261 19 262 19 262 19 262 19 262 18 262 18 263 17 263 17 263 16 263 15 263 15 264 14 264 14 265 14 265 15 265 15 264 15 264 16 264 16 264 16 264 17 264 17 263 18 263 18 263 19 263 20 264 20 264 21 264 22 265 22 265 23 265 23 265 24 266 24 266 24 266 23 266 23 267 23 267 24 268 24 268 25 269 24 269 24 270 24 270 24 270 24 271 24 271 24 271 24 272 24 272 24 272 23 273 23 274 23 275 22 275 22 276 22 276 22 277 22 276 21 276 21 275 20 275 20 274 19 274 19 273 19 272 18 273 17 274 19 275 19 276 20 277 20 278 20 278 21 280 21 280 21 281 20 281 20 281 19 280 19 280 18 279 18 279 18 278 17 279 17 279 17 280 18 280 19 281 19 282 20 282 20 283 20 283 20 284 19 284 19 285 19 286 19 286 18 285 18 285 17 284 17 284 16 284 16 284 16 283 15 283 15 283 14 283 14 282 13 282 13 282 13 282 13 282 12 282 13 283 13 283 13 284 14 284 14 285 15 286 15 286 15 287 16 287 16 288 17 288 17 289 17 289 17 290 17 289 16 289 15 289 15 289 14 290 14 290 14 290 15 290 15 290 16 290 17 291 17 291 18 292 19 292 20 293 21 294 22 295 22 295 21 295 21 294 20 294 20 294 19 294 19 294 17 293 16 293 15 293 14 293 13 292 12 291 11 290 10 290 9 289 9 288 8 288 7 288 6 287 6 287 5 287 5 287 4 287 4 287 3 288 3 288 3 288 4 289 4 289 4 290 4 291 4 292 4 292 5 292 5 292 6 292 7 293 7 293 8 293 9 294 10 294 10 293 11 294 11 294 12 294 12 294 13 294 13 294 14 295 15 295 16 296 17 296 19 297 20 297 21 297 22 298 23 298 23 299 24 299 24 300 25 300 26 300 27 301 28 301 29 302 29 301 28 301 27 300 26 Z N">
              <draw:equation draw:name="f0" draw:formula="300*logwidth/302"/>
              <draw:equation draw:name="f1" draw:formula="26*logheight/116"/>
              <draw:equation draw:name="f2" draw:formula="293*logwidth/302"/>
              <draw:equation draw:name="f3" draw:formula="4*logheight/116"/>
              <draw:equation draw:name="f4" draw:formula="123*logwidth/302"/>
              <draw:equation draw:name="f5" draw:formula="0*logheight/116"/>
              <draw:equation draw:name="f6" draw:formula="87*logwidth/302"/>
              <draw:equation draw:name="f7" draw:formula="10*logheight/116"/>
              <draw:equation draw:name="f8" draw:formula="72*logwidth/302"/>
              <draw:equation draw:name="f9" draw:formula="19*logheight/116"/>
              <draw:equation draw:name="f10" draw:formula="59*logwidth/302"/>
              <draw:equation draw:name="f11" draw:formula="22*logheight/116"/>
              <draw:equation draw:name="f12" draw:formula="48*logwidth/302"/>
              <draw:equation draw:name="f13" draw:formula="33*logheight/116"/>
              <draw:equation draw:name="f14" draw:formula="37*logwidth/302"/>
              <draw:equation draw:name="f15" draw:formula="38*logheight/116"/>
              <draw:equation draw:name="f16" draw:formula="14*logwidth/302"/>
              <draw:equation draw:name="f17" draw:formula="47*logheight/116"/>
              <draw:equation draw:name="f18" draw:formula="5*logwidth/302"/>
              <draw:equation draw:name="f19" draw:formula="58*logheight/116"/>
              <draw:equation draw:name="f20" draw:formula="52*logwidth/302"/>
              <draw:equation draw:name="f21" draw:formula="64*logheight/116"/>
              <draw:equation draw:name="f22" draw:formula="68*logwidth/302"/>
              <draw:equation draw:name="f23" draw:formula="59*logheight/116"/>
              <draw:equation draw:name="f24" draw:formula="114*logwidth/302"/>
              <draw:equation draw:name="f25" draw:formula="63*logheight/116"/>
              <draw:equation draw:name="f26" draw:formula="122*logwidth/302"/>
              <draw:equation draw:name="f27" draw:formula="75*logheight/116"/>
              <draw:equation draw:name="f28" draw:formula="205*logwidth/302"/>
              <draw:equation draw:name="f29" draw:formula="114*logheight/116"/>
              <draw:equation draw:name="f30" draw:formula="218*logwidth/302"/>
              <draw:equation draw:name="f31" draw:formula="114*logheight/116"/>
              <draw:equation draw:name="f32" draw:formula="222*logwidth/302"/>
              <draw:equation draw:name="f33" draw:formula="106*logheight/116"/>
              <draw:equation draw:name="f34" draw:formula="225*logwidth/302"/>
              <draw:equation draw:name="f35" draw:formula="104*logheight/116"/>
              <draw:equation draw:name="f36" draw:formula="233*logwidth/302"/>
              <draw:equation draw:name="f37" draw:formula="93*logheight/116"/>
              <draw:equation draw:name="f38" draw:formula="240*logwidth/302"/>
              <draw:equation draw:name="f39" draw:formula="88*logheight/116"/>
              <draw:equation draw:name="f40" draw:formula="240*logwidth/302"/>
              <draw:equation draw:name="f41" draw:formula="83*logheight/116"/>
              <draw:equation draw:name="f42" draw:formula="242*logwidth/302"/>
              <draw:equation draw:name="f43" draw:formula="84*logheight/116"/>
              <draw:equation draw:name="f44" draw:formula="252*logwidth/302"/>
              <draw:equation draw:name="f45" draw:formula="81*logheight/116"/>
              <draw:equation draw:name="f46" draw:formula="261*logwidth/302"/>
              <draw:equation draw:name="f47" draw:formula="79*logheight/116"/>
              <draw:equation draw:name="f48" draw:formula="268*logwidth/302"/>
              <draw:equation draw:name="f49" draw:formula="78*logheight/116"/>
              <draw:equation draw:name="f50" draw:formula="274*logwidth/302"/>
              <draw:equation draw:name="f51" draw:formula="73*logheight/116"/>
              <draw:equation draw:name="f52" draw:formula="274*logwidth/302"/>
              <draw:equation draw:name="f53" draw:formula="69*logheight/116"/>
              <draw:equation draw:name="f54" draw:formula="269*logwidth/302"/>
              <draw:equation draw:name="f55" draw:formula="68*logheight/116"/>
              <draw:equation draw:name="f56" draw:formula="261*logwidth/302"/>
              <draw:equation draw:name="f57" draw:formula="71*logheight/116"/>
              <draw:equation draw:name="f58" draw:formula="253*logwidth/302"/>
              <draw:equation draw:name="f59" draw:formula="65*logheight/116"/>
              <draw:equation draw:name="f60" draw:formula="258*logwidth/302"/>
              <draw:equation draw:name="f61" draw:formula="67*logheight/116"/>
              <draw:equation draw:name="f62" draw:formula="265*logwidth/302"/>
              <draw:equation draw:name="f63" draw:formula="67*logheight/116"/>
              <draw:equation draw:name="f64" draw:formula="264*logwidth/302"/>
              <draw:equation draw:name="f65" draw:formula="61*logheight/116"/>
              <draw:equation draw:name="f66" draw:formula="270*logwidth/302"/>
              <draw:equation draw:name="f67" draw:formula="56*logheight/116"/>
              <draw:equation draw:name="f68" draw:formula="259*logwidth/302"/>
              <draw:equation draw:name="f69" draw:formula="51*logheight/116"/>
              <draw:equation draw:name="f70" draw:formula="266*logwidth/302"/>
              <draw:equation draw:name="f71" draw:formula="51*logheight/116"/>
              <draw:equation draw:name="f72" draw:formula="271*logwidth/302"/>
              <draw:equation draw:name="f73" draw:formula="47*logheight/116"/>
              <draw:equation draw:name="f74" draw:formula="274*logwidth/302"/>
              <draw:equation draw:name="f75" draw:formula="50*logheight/116"/>
              <draw:equation draw:name="f76" draw:formula="285*logwidth/302"/>
              <draw:equation draw:name="f77" draw:formula="52*logheight/116"/>
              <draw:equation draw:name="f78" draw:formula="298*logwidth/302"/>
              <draw:equation draw:name="f79" draw:formula="39*logheight/116"/>
              <draw:equation draw:name="f80" draw:formula="291*logwidth/302"/>
              <draw:equation draw:name="f81" draw:formula="29*logheight/116"/>
              <draw:equation draw:name="f82" draw:formula="284*logwidth/302"/>
              <draw:equation draw:name="f83" draw:formula="38*logheight/116"/>
              <draw:equation draw:name="f84" draw:formula="286*logwidth/302"/>
              <draw:equation draw:name="f85" draw:formula="27*logheight/116"/>
              <draw:equation draw:name="f86" draw:formula="274*logwidth/302"/>
              <draw:equation draw:name="f87" draw:formula="26*logheight/116"/>
              <draw:equation draw:name="f88" draw:formula="264*logwidth/302"/>
              <draw:equation draw:name="f89" draw:formula="26*logheight/116"/>
              <draw:equation draw:name="f90" draw:formula="261*logwidth/302"/>
              <draw:equation draw:name="f91" draw:formula="19*logheight/116"/>
              <draw:equation draw:name="f92" draw:formula="264*logwidth/302"/>
              <draw:equation draw:name="f93" draw:formula="17*logheight/116"/>
              <draw:equation draw:name="f94" draw:formula="269*logwidth/302"/>
              <draw:equation draw:name="f95" draw:formula="24*logheight/116"/>
              <draw:equation draw:name="f96" draw:formula="274*logwidth/302"/>
              <draw:equation draw:name="f97" draw:formula="19*logheight/116"/>
              <draw:equation draw:name="f98" draw:formula="279*logwidth/302"/>
              <draw:equation draw:name="f99" draw:formula="17*logheight/116"/>
              <draw:equation draw:name="f100" draw:formula="283*logwidth/302"/>
              <draw:equation draw:name="f101" draw:formula="15*logheight/116"/>
              <draw:equation draw:name="f102" draw:formula="289*logwidth/302"/>
              <draw:equation draw:name="f103" draw:formula="17*logheight/116"/>
              <draw:equation draw:name="f104" draw:formula="294*logwidth/302"/>
              <draw:equation draw:name="f105" draw:formula="20*logheight/116"/>
              <draw:equation draw:name="f106" draw:formula="287*logwidth/302"/>
              <draw:equation draw:name="f107" draw:formula="4*logheight/116"/>
              <draw:equation draw:name="f108" draw:formula="294*logwidth/302"/>
              <draw:equation draw:name="f109" draw:formula="12*logheight/116"/>
              <draw:equation draw:name="f110" draw:formula="302*logwidth/302"/>
              <draw:equation draw:name="f111" draw:formula="29*logheight/116"/>
              <draw:equation draw:name="f112" draw:formula="logwidth"/>
              <draw:equation draw:name="f113" draw:formula="logheight"/>
            </draw:enhanced-geometry>
          </draw:custom-shape>
          <draw:custom-shape draw:name="Freeform 26" draw:style-name="gr3" draw:text-style-name="P2" draw:layer="layout" svg:width="2.298cm" svg:height="2.597cm" svg:x="17.055cm" svg:y="9.773cm">
            <text:p><text:span text:style-name="T1"/></text:p>
            <draw:enhanced-geometry draw:mirror-horizontal="false" draw:mirror-vertical="false" drawooo:sub-view-size="209 236" draw:text-areas="0 0 ?f36 ?f37" svg:viewBox="0 0 0 0" draw:type="ooxml-non-primitive" draw:enhanced-path="M 1 0 C 0 236 0 236 0 236 29 236 29 236 29 236 29 218 29 218 29 218 88 218 88 218 88 218 88 218 87 217 86 217 86 217 85 216 84 216 84 215 84 214 84 214 84 214 84 213 84 213 85 212 85 212 85 212 84 211 84 211 84 211 84 211 84 211 84 211 84 211 84 209 84 209 207 210 207 210 207 210 208 21 208 21 208 21 209 21 209 21 209 21 209 0 209 0 209 0 L 1 0 Z N">
              <draw:equation draw:name="f0" draw:formula="1*logwidth/209"/>
              <draw:equation draw:name="f1" draw:formula="0*logheight/236"/>
              <draw:equation draw:name="f2" draw:formula="0*logwidth/209"/>
              <draw:equation draw:name="f3" draw:formula="236*logheight/236"/>
              <draw:equation draw:name="f4" draw:formula="29*logwidth/209"/>
              <draw:equation draw:name="f5" draw:formula="236*logheight/236"/>
              <draw:equation draw:name="f6" draw:formula="29*logwidth/209"/>
              <draw:equation draw:name="f7" draw:formula="218*logheight/236"/>
              <draw:equation draw:name="f8" draw:formula="88*logwidth/209"/>
              <draw:equation draw:name="f9" draw:formula="218*logheight/236"/>
              <draw:equation draw:name="f10" draw:formula="86*logwidth/209"/>
              <draw:equation draw:name="f11" draw:formula="217*logheight/236"/>
              <draw:equation draw:name="f12" draw:formula="84*logwidth/209"/>
              <draw:equation draw:name="f13" draw:formula="216*logheight/236"/>
              <draw:equation draw:name="f14" draw:formula="84*logwidth/209"/>
              <draw:equation draw:name="f15" draw:formula="214*logheight/236"/>
              <draw:equation draw:name="f16" draw:formula="84*logwidth/209"/>
              <draw:equation draw:name="f17" draw:formula="213*logheight/236"/>
              <draw:equation draw:name="f18" draw:formula="85*logwidth/209"/>
              <draw:equation draw:name="f19" draw:formula="212*logheight/236"/>
              <draw:equation draw:name="f20" draw:formula="84*logwidth/209"/>
              <draw:equation draw:name="f21" draw:formula="211*logheight/236"/>
              <draw:equation draw:name="f22" draw:formula="84*logwidth/209"/>
              <draw:equation draw:name="f23" draw:formula="211*logheight/236"/>
              <draw:equation draw:name="f24" draw:formula="84*logwidth/209"/>
              <draw:equation draw:name="f25" draw:formula="209*logheight/236"/>
              <draw:equation draw:name="f26" draw:formula="207*logwidth/209"/>
              <draw:equation draw:name="f27" draw:formula="210*logheight/236"/>
              <draw:equation draw:name="f28" draw:formula="208*logwidth/209"/>
              <draw:equation draw:name="f29" draw:formula="21*logheight/236"/>
              <draw:equation draw:name="f30" draw:formula="209*logwidth/209"/>
              <draw:equation draw:name="f31" draw:formula="21*logheight/236"/>
              <draw:equation draw:name="f32" draw:formula="209*logwidth/209"/>
              <draw:equation draw:name="f33" draw:formula="0*logheight/236"/>
              <draw:equation draw:name="f34" draw:formula="1*logwidth/209"/>
              <draw:equation draw:name="f35" draw:formula="0*logheight/236"/>
              <draw:equation draw:name="f36" draw:formula="logwidth"/>
              <draw:equation draw:name="f37" draw:formula="logheight"/>
            </draw:enhanced-geometry>
          </draw:custom-shape>
          <draw:custom-shape draw:name="Freeform 27" draw:style-name="gr3" draw:text-style-name="P2" draw:layer="layout" svg:width="2.991cm" svg:height="2.358cm" svg:x="28.189cm" svg:y="5.72cm">
            <text:p><text:span text:style-name="T1"/></text:p>
            <draw:enhanced-geometry draw:mirror-horizontal="false" draw:mirror-vertical="false" drawooo:sub-view-size="272 214" draw:text-areas="0 0 ?f110 ?f111" svg:viewBox="0 0 0 0" draw:type="ooxml-non-primitive" draw:enhanced-path="M 208 188 C 211 191 211 191 211 191 210 191 210 191 210 191 210 191 209 191 209 192 209 192 209 193 208 193 208 194 207 194 207 195 207 195 207 196 206 196 206 197 206 197 206 197 206 197 206 198 206 198 206 199 206 199 206 200 207 200 208 200 207 199 207 199 207 199 207 198 208 198 208 198 208 198 208 198 209 198 209 198 209 198 209 198 209 198 208 197 208 197 208 197 209 197 209 197 210 197 210 197 211 197 211 197 211 197 211 196 211 196 212 196 212 195 212 195 212 195 213 195 213 195 214 195 214 195 214 195 215 195 215 195 216 195 216 196 217 196 217 196 217 196 218 195 218 195 218 195 218 195 218 195 218 195 218 194 218 194 219 194 219 194 219 195 220 195 220 195 221 194 221 194 221 194 222 194 223 194 223 194 224 194 226 194 228 194 229 193 229 192 230 192 231 192 231 192 232 192 233 192 233 192 234 192 234 192 235 192 236 192 236 192 237 192 237 192 238 192 238 192 238 192 239 192 240 192 240 191 241 191 242 192 243 192 244 191 245 191 246 191 246 191 247 190 247 190 248 190 248 190 249 190 249 189 250 189 251 188 251 188 252 188 252 187 253 187 253 187 254 186 254 186 254 186 255 186 255 186 255 186 255 186 255 187 255 187 255 187 254 187 254 188 253 189 253 190 253 190 253 191 252 191 252 191 251 191 251 191 251 191 251 191 250 192 250 192 249 192 249 192 248 193 248 193 248 193 247 193 247 193 247 194 247 194 247 194 247 194 248 194 248 194 248 194 248 194 248 194 249 195 249 195 249 194 250 194 251 194 252 194 253 193 254 193 254 192 255 192 255 191 256 191 256 191 257 190 257 190 258 190 258 190 259 190 259 190 259 190 260 189 260 189 260 189 261 189 261 189 261 189 261 188 262 188 262 188 263 189 263 189 263 189 264 189 265 189 265 189 266 189 267 189 267 189 268 188 269 188 269 188 269 188 270 188 270 187 270 187 271 187 271 187 272 187 272 188 272 189 271 189 270 189 270 189 270 189 270 189 270 189 269 189 269 189 268 190 268 190 267 190 267 191 266 191 265 191 265 191 265 192 264 192 264 192 264 192 263 192 263 193 263 193 262 193 262 193 261 193 261 193 260 193 260 194 259 194 259 194 258 194 258 194 258 195 257 195 257 195 256 195 256 195 256 195 255 195 255 196 255 196 255 196 254 196 254 196 254 196 253 196 253 196 253 196 253 196 253 196 253 195 252 196 251 196 251 196 251 195 251 196 251 196 251 196 250 196 250 196 250 196 250 197 250 197 250 198 250 198 249 198 249 199 248 199 248 199 247 199 247 199 246 199 246 199 245 199 244 199 244 200 244 200 243 200 242 200 241 200 241 200 240 200 240 200 239 201 239 201 239 201 239 202 238 202 238 202 237 202 237 202 236 202 235 202 235 202 234 202 234 202 233 202 233 202 232 202 232 202 232 202 231 202 231 202 231 202 230 202 230 203 230 203 229 203 229 203 229 203 229 203 229 203 229 203 228 204 228 204 227 204 226 204 226 204 225 204 225 204 224 204 224 204 224 204 224 204 224 204 223 204 223 204 223 205 222 205 222 205 222 205 221 205 221 205 220 206 219 206 218 206 218 206 217 206 217 206 217 206 216 207 216 207 216 207 216 207 216 208 215 209 214 209 214 208 213 208 213 208 211 207 211 208 211 208 211 208 211 209 211 209 210 209 210 209 210 209 209 209 209 209 209 209 208 209 208 209 207 209 207 209 206 209 206 209 206 208 206 208 206 208 207 208 206 208 206 208 205 208 205 207 205 207 205 207 205 207 204 207 204 207 204 207 204 208 204 208 203 208 203 208 203 208 203 209 202 209 202 209 202 209 202 209 201 209 201 209 201 209 201 210 201 210 200 210 200 210 199 210 199 210 199 210 198 209 198 209 198 208 198 207 198 207 198 206 198 206 198 206 199 205 199 204 199 204 199 203 199 202 199 202 199 202 199 202 199 202 198 202 198 202 202 191 202 191 202 191 202 191 176 175 176 175 176 175 174 173 174 173 174 173 173 171 173 171 173 170 172 170 172 170 171 170 169 170 168 170 167 170 167 169 167 169 167 169 167 168 167 168 166 168 165 168 164 168 164 168 162 162 162 162 162 162 162 162 162 162 163 162 163 161 163 161 163 161 162 160 162 159 162 159 162 158 162 158 162 158 162 156 162 156 162 155 161 155 161 155 161 154 161 154 161 154 161 154 162 152 162 152 162 152 158 150 158 150 158 149 157 150 156 150 156 150 155 150 155 150 155 150 154 147 154 146 154 146 152 144 152 144 0 144 0 144 0 144 0 132 0 132 0 132 0 132 0 131 0 131 4 129 7 127 10 125 11 124 12 123 13 122 14 122 15 122 16 121 16 121 16 121 17 120 17 120 18 120 18 120 19 119 19 119 20 119 20 118 21 118 22 118 22 117 22 117 23 116 23 116 23 115 23 115 24 114 24 114 24 114 24 113 24 113 24 113 25 113 25 112 25 112 27 111 28 110 29 110 30 109 31 108 31 107 31 106 31 105 31 105 31 105 31 104 30 103 30 103 30 103 30 103 29 103 29 103 29 102 29 100 29 100 29 100 25 98 25 98 25 98 25 96 25 96 25 96 26 95 26 95 26 95 26 94 26 94 26 94 23 93 23 93 23 93 24 91 24 91 24 91 24 85 24 85 24 85 25 85 26 84 26 84 28 83 29 83 31 83 32 83 33 82 35 82 36 81 38 81 39 81 42 81 46 80 49 80 51 80 53 80 55 80 57 80 59 80 61 80 64 80 67 81 70 82 71 82 72 84 73 84 75 85 76 87 78 86 79 86 80 86 81 85 82 85 84 85 85 85 87 85 89 85 91 85 93 85 96 85 98 84 99 84 100 84 101 83 102 83 103 83 104 82 106 81 107 79 109 78 111 76 113 75 115 73 117 73 118 72 119 72 120 72 122 72 122 71 123 71 123 69 123 68 123 68 124 67 124 66 124 65 123 65 123 64 123 64 123 64 123 63 123 63 123 63 123 62 123 62 123 62 123 61 123 61 123 61 122 60 122 60 122 59 121 59 121 59 121 58 120 58 120 58 120 58 120 57 120 57 120 57 121 56 121 56 122 56 123 56 123 55 124 55 124 55 125 55 126 55 126 54 126 54 126 54 126 54 126 53 126 53 126 53 126 53 126 53 126 53 126 53 126 52 125 52 125 51 124 51 124 51 124 51 123 51 123 51 122 51 123 51 124 50 124 50 125 49 124 49 124 49 124 49 123 49 123 48 123 48 123 49 122 49 122 49 122 50 122 50 121 50 121 51 121 51 121 51 121 51 120 51 120 50 120 50 120 50 120 49 119 49 119 49 119 48 119 48 119 47 119 47 119 46 119 46 118 46 118 45 118 44 118 44 119 44 119 44 119 44 119 43 119 43 120 43 120 42 121 42 122 41 123 41 124 40 124 40 125 39 126 39 126 39 127 38 127 38 128 37 128 37 128 36 129 35 129 35 129 34 129 34 130 34 130 33 131 33 131 33 132 33 133 33 133 33 134 32 134 32 135 31 135 31 136 30 136 30 137 30 137 29 138 29 138 28 138 28 139 27 139 27 139 26 139 25 139 25 139 25 139 25 152 12 152 12 152 12 152 10 152 10 152 10 156 8 156 8 156 8 157 8 157 8 157 8 157 8 161 6 161 6 161 6 168 2 168 2 168 2 169 1 169 1 169 1 170 0 170 0 173 2 173 2 173 2 221 0 221 0 221 0 221 0 221 4 221 5 221 6 220 7 220 8 219 9 220 9 221 10 221 11 221 12 221 13 221 13 221 15 220 16 220 18 220 20 220 21 219 22 221 24 222 25 222 26 222 28 222 28 222 29 222 31 222 32 221 32 222 37 222 37 222 37 221 38 221 39 220 39 219 40 219 41 219 41 219 43 218 44 218 44 218 47 218 47 218 47 219 49 219 49 219 49 219 52 219 53 219 53 219 58 219 58 221 61 221 61 221 61 221 61 219 65 219 65 219 66 218 68 218 68 218 68 219 69 219 70 219 70 220 70 220 70 220 69 220 69 220 69 220 69 221 68 221 68 221 68 222 68 222 68 223 68 223 69 223 70 223 70 224 71 224 71 223 105 223 105 223 105 224 109 224 109 224 109 215 140 215 140 215 140 216 142 216 142 216 142 215 161 215 161 215 161 214 176 214 176 214 176 214 176 215 178 215 178 215 178 216 181 216 181 210 184 210 184 210 184 210 184 208 186 208 186 208 187 208 188 208 188 Z M 195 206 C 195 206 193 206 193 206 193 206 192 207 192 207 192 208 191 209 191 209 190 210 190 211 190 212 190 212 190 213 190 213 192 214 192 214 192 214 192 213 193 213 193 212 194 212 194 211 195 211 195 210 195 210 195 209 195 209 195 209 195 208 196 208 196 207 196 207 196 207 196 206 196 206 196 206 196 206 196 206 196 206 195 205 195 206 Z N">
              <draw:equation draw:name="f0" draw:formula="207*logwidth/272"/>
              <draw:equation draw:name="f1" draw:formula="195*logheight/214"/>
              <draw:equation draw:name="f2" draw:formula="207*logwidth/272"/>
              <draw:equation draw:name="f3" draw:formula="198*logheight/214"/>
              <draw:equation draw:name="f4" draw:formula="211*logwidth/272"/>
              <draw:equation draw:name="f5" draw:formula="197*logheight/214"/>
              <draw:equation draw:name="f6" draw:formula="217*logwidth/272"/>
              <draw:equation draw:name="f7" draw:formula="196*logheight/214"/>
              <draw:equation draw:name="f8" draw:formula="222*logwidth/272"/>
              <draw:equation draw:name="f9" draw:formula="194*logheight/214"/>
              <draw:equation draw:name="f10" draw:formula="236*logwidth/272"/>
              <draw:equation draw:name="f11" draw:formula="192*logheight/214"/>
              <draw:equation draw:name="f12" draw:formula="248*logwidth/272"/>
              <draw:equation draw:name="f13" draw:formula="190*logheight/214"/>
              <draw:equation draw:name="f14" draw:formula="255*logwidth/272"/>
              <draw:equation draw:name="f15" draw:formula="187*logheight/214"/>
              <draw:equation draw:name="f16" draw:formula="249*logwidth/272"/>
              <draw:equation draw:name="f17" draw:formula="192*logheight/214"/>
              <draw:equation draw:name="f18" draw:formula="250*logwidth/272"/>
              <draw:equation draw:name="f19" draw:formula="194*logheight/214"/>
              <draw:equation draw:name="f20" draw:formula="260*logwidth/272"/>
              <draw:equation draw:name="f21" draw:formula="189*logheight/214"/>
              <draw:equation draw:name="f22" draw:formula="269*logwidth/272"/>
              <draw:equation draw:name="f23" draw:formula="188*logheight/214"/>
              <draw:equation draw:name="f24" draw:formula="269*logwidth/272"/>
              <draw:equation draw:name="f25" draw:formula="189*logheight/214"/>
              <draw:equation draw:name="f26" draw:formula="261*logwidth/272"/>
              <draw:equation draw:name="f27" draw:formula="193*logheight/214"/>
              <draw:equation draw:name="f28" draw:formula="254*logwidth/272"/>
              <draw:equation draw:name="f29" draw:formula="196*logheight/214"/>
              <draw:equation draw:name="f30" draw:formula="250*logwidth/272"/>
              <draw:equation draw:name="f31" draw:formula="197*logheight/214"/>
              <draw:equation draw:name="f32" draw:formula="241*logwidth/272"/>
              <draw:equation draw:name="f33" draw:formula="200*logheight/214"/>
              <draw:equation draw:name="f34" draw:formula="233*logwidth/272"/>
              <draw:equation draw:name="f35" draw:formula="202*logheight/214"/>
              <draw:equation draw:name="f36" draw:formula="227*logwidth/272"/>
              <draw:equation draw:name="f37" draw:formula="204*logheight/214"/>
              <draw:equation draw:name="f38" draw:formula="220*logwidth/272"/>
              <draw:equation draw:name="f39" draw:formula="206*logheight/214"/>
              <draw:equation draw:name="f40" draw:formula="211*logwidth/272"/>
              <draw:equation draw:name="f41" draw:formula="208*logheight/214"/>
              <draw:equation draw:name="f42" draw:formula="206*logwidth/272"/>
              <draw:equation draw:name="f43" draw:formula="208*logheight/214"/>
              <draw:equation draw:name="f44" draw:formula="203*logwidth/272"/>
              <draw:equation draw:name="f45" draw:formula="209*logheight/214"/>
              <draw:equation draw:name="f46" draw:formula="198*logwidth/272"/>
              <draw:equation draw:name="f47" draw:formula="207*logheight/214"/>
              <draw:equation draw:name="f48" draw:formula="202*logwidth/272"/>
              <draw:equation draw:name="f49" draw:formula="191*logheight/214"/>
              <draw:equation draw:name="f50" draw:formula="167*logwidth/272"/>
              <draw:equation draw:name="f51" draw:formula="169*logheight/214"/>
              <draw:equation draw:name="f52" draw:formula="162*logwidth/272"/>
              <draw:equation draw:name="f53" draw:formula="159*logheight/214"/>
              <draw:equation draw:name="f54" draw:formula="158*logwidth/272"/>
              <draw:equation draw:name="f55" draw:formula="150*logheight/214"/>
              <draw:equation draw:name="f56" draw:formula="0*logwidth/272"/>
              <draw:equation draw:name="f57" draw:formula="132*logheight/214"/>
              <draw:equation draw:name="f58" draw:formula="18*logwidth/272"/>
              <draw:equation draw:name="f59" draw:formula="120*logheight/214"/>
              <draw:equation draw:name="f60" draw:formula="24*logwidth/272"/>
              <draw:equation draw:name="f61" draw:formula="113*logheight/214"/>
              <draw:equation draw:name="f62" draw:formula="30*logwidth/272"/>
              <draw:equation draw:name="f63" draw:formula="103*logheight/214"/>
              <draw:equation draw:name="f64" draw:formula="26*logwidth/272"/>
              <draw:equation draw:name="f65" draw:formula="94*logheight/214"/>
              <draw:equation draw:name="f66" draw:formula="35*logwidth/272"/>
              <draw:equation draw:name="f67" draw:formula="82*logheight/214"/>
              <draw:equation draw:name="f68" draw:formula="73*logwidth/272"/>
              <draw:equation draw:name="f69" draw:formula="84*logheight/214"/>
              <draw:equation draw:name="f70" draw:formula="101*logwidth/272"/>
              <draw:equation draw:name="f71" draw:formula="83*logheight/214"/>
              <draw:equation draw:name="f72" draw:formula="123*logwidth/272"/>
              <draw:equation draw:name="f73" draw:formula="68*logheight/214"/>
              <draw:equation draw:name="f74" draw:formula="122*logwidth/272"/>
              <draw:equation draw:name="f75" draw:formula="60*logheight/214"/>
              <draw:equation draw:name="f76" draw:formula="124*logwidth/272"/>
              <draw:equation draw:name="f77" draw:formula="55*logheight/214"/>
              <draw:equation draw:name="f78" draw:formula="124*logwidth/272"/>
              <draw:equation draw:name="f79" draw:formula="51*logheight/214"/>
              <draw:equation draw:name="f80" draw:formula="122*logwidth/272"/>
              <draw:equation draw:name="f81" draw:formula="50*logheight/214"/>
              <draw:equation draw:name="f82" draw:formula="119*logwidth/272"/>
              <draw:equation draw:name="f83" draw:formula="46*logheight/214"/>
              <draw:equation draw:name="f84" draw:formula="125*logwidth/272"/>
              <draw:equation draw:name="f85" draw:formula="39*logheight/214"/>
              <draw:equation draw:name="f86" draw:formula="133*logwidth/272"/>
              <draw:equation draw:name="f87" draw:formula="33*logheight/214"/>
              <draw:equation draw:name="f88" draw:formula="139*logwidth/272"/>
              <draw:equation draw:name="f89" draw:formula="25*logheight/214"/>
              <draw:equation draw:name="f90" draw:formula="168*logwidth/272"/>
              <draw:equation draw:name="f91" draw:formula="2*logheight/214"/>
              <draw:equation draw:name="f92" draw:formula="220*logwidth/272"/>
              <draw:equation draw:name="f93" draw:formula="8*logheight/214"/>
              <draw:equation draw:name="f94" draw:formula="222*logwidth/272"/>
              <draw:equation draw:name="f95" draw:formula="28*logheight/214"/>
              <draw:equation draw:name="f96" draw:formula="218*logwidth/272"/>
              <draw:equation draw:name="f97" draw:formula="47*logheight/214"/>
              <draw:equation draw:name="f98" draw:formula="218*logwidth/272"/>
              <draw:equation draw:name="f99" draw:formula="68*logheight/214"/>
              <draw:equation draw:name="f100" draw:formula="223*logwidth/272"/>
              <draw:equation draw:name="f101" draw:formula="70*logheight/214"/>
              <draw:equation draw:name="f102" draw:formula="215*logwidth/272"/>
              <draw:equation draw:name="f103" draw:formula="161*logheight/214"/>
              <draw:equation draw:name="f104" draw:formula="208*logwidth/272"/>
              <draw:equation draw:name="f105" draw:formula="188*logheight/214"/>
              <draw:equation draw:name="f106" draw:formula="190*logwidth/272"/>
              <draw:equation draw:name="f107" draw:formula="213*logheight/214"/>
              <draw:equation draw:name="f108" draw:formula="196*logwidth/272"/>
              <draw:equation draw:name="f109" draw:formula="207*logheight/214"/>
              <draw:equation draw:name="f110" draw:formula="logwidth"/>
              <draw:equation draw:name="f111" draw:formula="logheight"/>
            </draw:enhanced-geometry>
          </draw:custom-shape>
          <draw:custom-shape draw:name="Freeform 28" draw:style-name="gr3" draw:text-style-name="P2" draw:layer="layout" svg:width="0.623cm" svg:height="1.211cm" svg:x="29.786cm" svg:y="7.625cm">
            <text:p><text:span text:style-name="T1"/></text:p>
            <draw:enhanced-geometry draw:mirror-horizontal="false" draw:mirror-vertical="false" drawooo:sub-view-size="57 110" draw:text-areas="0 0 ?f100 ?f101" svg:viewBox="0 0 0 0" draw:type="ooxml-non-primitive" draw:enhanced-path="M 54 46 C 54 45 53 45 53 44 52 44 52 44 52 44 51 43 51 43 51 43 51 43 50 43 50 43 49 43 49 43 48 43 48 43 48 43 47 42 47 42 47 42 46 42 46 42 45 42 45 42 45 41 45 41 45 41 45 41 46 41 46 41 45 41 45 41 45 41 45 41 45 41 44 41 44 40 44 39 44 39 44 38 45 36 45 36 45 36 45 36 46 35 46 34 46 34 47 34 47 34 47 33 47 33 47 33 47 32 47 32 48 32 48 32 50 32 50 32 50 32 50 32 50 32 50 32 50 32 50 32 51 32 52 32 52 32 52 32 52 32 52 32 52 31 52 31 52 31 53 30 53 30 53 29 53 29 53 29 53 29 53 29 53 29 57 18 57 18 57 18 57 18 31 2 31 2 31 2 30 1 30 0 26 2 26 2 26 2 25 4 25 4 25 4 23 9 23 9 23 9 20 11 20 11 20 11 20 13 20 13 20 13 15 17 15 17 15 17 15 20 15 20 15 20 17 23 17 23 17 23 16 24 16 24 16 24 15 26 15 26 15 26 12 28 12 28 12 28 12 36 12 36 12 36 15 36 15 36 15 36 17 38 17 38 17 38 16 43 16 43 16 43 20 44 20 44 20 44 21 47 21 47 21 47 27 53 27 53 27 53 28 54 28 54 28 54 27 57 27 57 27 57 24 58 24 58 24 58 14 64 14 64 14 64 14 68 14 68 14 68 14 68 14 68 13 68 13 69 12 69 12 69 10 70 9 70 8 70 7 71 6 71 5 72 4 72 4 73 4 74 3 74 3 75 3 75 2 76 2 77 1 78 1 78 0 78 1 79 1 79 1 80 1 80 2 81 2 81 3 81 3 82 2 83 2 84 2 84 1 84 1 85 1 85 1 86 1 86 1 87 3 87 4 87 5 87 6 87 6 88 6 88 6 90 6 90 6 91 5 91 6 92 6 92 7 92 7 92 8 93 8 93 9 93 10 94 10 94 11 95 11 96 12 96 12 97 13 97 13 97 13 98 14 98 14 98 14 98 14 99 14 99 14 99 15 99 15 99 15 99 16 99 16 99 16 98 17 98 17 98 17 98 17 97 18 98 18 98 19 98 19 98 19 99 20 99 20 99 20 99 20 99 21 99 21 99 21 99 22 99 22 99 22 100 23 100 23 101 23 101 23 102 23 102 23 103 23 103 23 104 23 104 22 104 22 105 22 106 22 107 21 107 21 108 21 108 21 109 21 109 21 110 21 110 22 110 22 110 22 110 23 110 23 110 24 109 24 109 24 109 25 108 25 108 26 108 26 108 27 107 27 106 27 106 28 105 28 104 28 104 29 103 29 102 29 102 29 102 30 101 30 101 30 100 30 99 31 98 31 97 32 97 32 97 32 96 34 96 34 95 33 94 33 95 32 95 32 95 31 95 32 94 32 94 33 94 33 94 34 94 34 94 35 94 36 94 36 93 37 93 37 92 37 92 38 92 38 92 38 91 39 91 39 91 39 91 39 91 40 90 40 90 41 89 41 89 41 89 42 88 42 88 42 87 41 88 41 88 41 88 41 88 41 88 40 88 40 89 40 89 40 89 39 89 39 89 39 89 39 89 39 89 38 89 38 89 38 89 38 88 38 88 38 88 39 87 39 87 39 87 40 87 40 86 40 86 40 86 40 85 40 85 40 85 40 85 40 84 39 84 40 83 40 83 41 82 41 82 42 82 42 81 42 81 43 81 43 81 43 81 44 80 44 80 45 80 45 79 45 79 46 79 46 79 46 79 46 79 47 78 47 77 48 76 48 75 48 74 48 73 48 73 48 72 48 71 48 70 48 70 49 69 49 69 49 68 49 67 49 66 49 65 49 64 50 64 50 63 50 63 50 62 50 62 50 62 51 61 51 60 52 60 52 59 52 59 53 58 53 58 53 57 53 56 53 56 53 55 53 55 53 54 54 54 54 53 54 53 54 52 54 51 54 51 54 51 54 50 54 50 55 50 55 49 55 49 55 48 55 47 55 47 55 46 54 46 Z N">
              <draw:equation draw:name="f0" draw:formula="52*logwidth/57"/>
              <draw:equation draw:name="f1" draw:formula="44*logheight/110"/>
              <draw:equation draw:name="f2" draw:formula="48*logwidth/57"/>
              <draw:equation draw:name="f3" draw:formula="43*logheight/110"/>
              <draw:equation draw:name="f4" draw:formula="45*logwidth/57"/>
              <draw:equation draw:name="f5" draw:formula="42*logheight/110"/>
              <draw:equation draw:name="f6" draw:formula="45*logwidth/57"/>
              <draw:equation draw:name="f7" draw:formula="41*logheight/110"/>
              <draw:equation draw:name="f8" draw:formula="45*logwidth/57"/>
              <draw:equation draw:name="f9" draw:formula="36*logheight/110"/>
              <draw:equation draw:name="f10" draw:formula="47*logwidth/57"/>
              <draw:equation draw:name="f11" draw:formula="33*logheight/110"/>
              <draw:equation draw:name="f12" draw:formula="50*logwidth/57"/>
              <draw:equation draw:name="f13" draw:formula="32*logheight/110"/>
              <draw:equation draw:name="f14" draw:formula="52*logwidth/57"/>
              <draw:equation draw:name="f15" draw:formula="32*logheight/110"/>
              <draw:equation draw:name="f16" draw:formula="53*logwidth/57"/>
              <draw:equation draw:name="f17" draw:formula="29*logheight/110"/>
              <draw:equation draw:name="f18" draw:formula="31*logwidth/57"/>
              <draw:equation draw:name="f19" draw:formula="2*logheight/110"/>
              <draw:equation draw:name="f20" draw:formula="25*logwidth/57"/>
              <draw:equation draw:name="f21" draw:formula="4*logheight/110"/>
              <draw:equation draw:name="f22" draw:formula="20*logwidth/57"/>
              <draw:equation draw:name="f23" draw:formula="13*logheight/110"/>
              <draw:equation draw:name="f24" draw:formula="17*logwidth/57"/>
              <draw:equation draw:name="f25" draw:formula="23*logheight/110"/>
              <draw:equation draw:name="f26" draw:formula="12*logwidth/57"/>
              <draw:equation draw:name="f27" draw:formula="28*logheight/110"/>
              <draw:equation draw:name="f28" draw:formula="17*logwidth/57"/>
              <draw:equation draw:name="f29" draw:formula="38*logheight/110"/>
              <draw:equation draw:name="f30" draw:formula="21*logwidth/57"/>
              <draw:equation draw:name="f31" draw:formula="47*logheight/110"/>
              <draw:equation draw:name="f32" draw:formula="27*logwidth/57"/>
              <draw:equation draw:name="f33" draw:formula="57*logheight/110"/>
              <draw:equation draw:name="f34" draw:formula="14*logwidth/57"/>
              <draw:equation draw:name="f35" draw:formula="68*logheight/110"/>
              <draw:equation draw:name="f36" draw:formula="8*logwidth/57"/>
              <draw:equation draw:name="f37" draw:formula="70*logheight/110"/>
              <draw:equation draw:name="f38" draw:formula="3*logwidth/57"/>
              <draw:equation draw:name="f39" draw:formula="75*logheight/110"/>
              <draw:equation draw:name="f40" draw:formula="1*logwidth/57"/>
              <draw:equation draw:name="f41" draw:formula="80*logheight/110"/>
              <draw:equation draw:name="f42" draw:formula="1*logwidth/57"/>
              <draw:equation draw:name="f43" draw:formula="85*logheight/110"/>
              <draw:equation draw:name="f44" draw:formula="6*logwidth/57"/>
              <draw:equation draw:name="f45" draw:formula="88*logheight/110"/>
              <draw:equation draw:name="f46" draw:formula="7*logwidth/57"/>
              <draw:equation draw:name="f47" draw:formula="92*logheight/110"/>
              <draw:equation draw:name="f48" draw:formula="12*logwidth/57"/>
              <draw:equation draw:name="f49" draw:formula="97*logheight/110"/>
              <draw:equation draw:name="f50" draw:formula="14*logwidth/57"/>
              <draw:equation draw:name="f51" draw:formula="99*logheight/110"/>
              <draw:equation draw:name="f52" draw:formula="17*logwidth/57"/>
              <draw:equation draw:name="f53" draw:formula="98*logheight/110"/>
              <draw:equation draw:name="f54" draw:formula="20*logwidth/57"/>
              <draw:equation draw:name="f55" draw:formula="99*logheight/110"/>
              <draw:equation draw:name="f56" draw:formula="23*logwidth/57"/>
              <draw:equation draw:name="f57" draw:formula="101*logheight/110"/>
              <draw:equation draw:name="f58" draw:formula="22*logwidth/57"/>
              <draw:equation draw:name="f59" draw:formula="105*logheight/110"/>
              <draw:equation draw:name="f60" draw:formula="21*logwidth/57"/>
              <draw:equation draw:name="f61" draw:formula="110*logheight/110"/>
              <draw:equation draw:name="f62" draw:formula="25*logwidth/57"/>
              <draw:equation draw:name="f63" draw:formula="108*logheight/110"/>
              <draw:equation draw:name="f64" draw:formula="28*logwidth/57"/>
              <draw:equation draw:name="f65" draw:formula="104*logheight/110"/>
              <draw:equation draw:name="f66" draw:formula="31*logwidth/57"/>
              <draw:equation draw:name="f67" draw:formula="98*logheight/110"/>
              <draw:equation draw:name="f68" draw:formula="32*logwidth/57"/>
              <draw:equation draw:name="f69" draw:formula="95*logheight/110"/>
              <draw:equation draw:name="f70" draw:formula="35*logwidth/57"/>
              <draw:equation draw:name="f71" draw:formula="94*logheight/110"/>
              <draw:equation draw:name="f72" draw:formula="39*logwidth/57"/>
              <draw:equation draw:name="f73" draw:formula="91*logheight/110"/>
              <draw:equation draw:name="f74" draw:formula="42*logwidth/57"/>
              <draw:equation draw:name="f75" draw:formula="88*logheight/110"/>
              <draw:equation draw:name="f76" draw:formula="40*logwidth/57"/>
              <draw:equation draw:name="f77" draw:formula="89*logheight/110"/>
              <draw:equation draw:name="f78" draw:formula="38*logwidth/57"/>
              <draw:equation draw:name="f79" draw:formula="89*logheight/110"/>
              <draw:equation draw:name="f80" draw:formula="40*logwidth/57"/>
              <draw:equation draw:name="f81" draw:formula="86*logheight/110"/>
              <draw:equation draw:name="f82" draw:formula="40*logwidth/57"/>
              <draw:equation draw:name="f83" draw:formula="83*logheight/110"/>
              <draw:equation draw:name="f84" draw:formula="43*logwidth/57"/>
              <draw:equation draw:name="f85" draw:formula="81*logheight/110"/>
              <draw:equation draw:name="f86" draw:formula="46*logwidth/57"/>
              <draw:equation draw:name="f87" draw:formula="79*logheight/110"/>
              <draw:equation draw:name="f88" draw:formula="48*logwidth/57"/>
              <draw:equation draw:name="f89" draw:formula="71*logheight/110"/>
              <draw:equation draw:name="f90" draw:formula="49*logwidth/57"/>
              <draw:equation draw:name="f91" draw:formula="64*logheight/110"/>
              <draw:equation draw:name="f92" draw:formula="52*logwidth/57"/>
              <draw:equation draw:name="f93" draw:formula="60*logheight/110"/>
              <draw:equation draw:name="f94" draw:formula="53*logwidth/57"/>
              <draw:equation draw:name="f95" draw:formula="55*logheight/110"/>
              <draw:equation draw:name="f96" draw:formula="54*logwidth/57"/>
              <draw:equation draw:name="f97" draw:formula="50*logheight/110"/>
              <draw:equation draw:name="f98" draw:formula="54*logwidth/57"/>
              <draw:equation draw:name="f99" draw:formula="46*logheight/110"/>
              <draw:equation draw:name="f100" draw:formula="logwidth"/>
              <draw:equation draw:name="f101" draw:formula="logheight"/>
            </draw:enhanced-geometry>
          </draw:custom-shape>
          <draw:custom-shape draw:name="Freeform 29" draw:style-name="gr3" draw:text-style-name="P2" draw:layer="layout" svg:width="0.701cm" svg:height="1.385cm" svg:x="30.92cm" svg:y="5.569cm">
            <text:p><text:span text:style-name="T1"/></text:p>
            <draw:enhanced-geometry draw:mirror-horizontal="false" draw:mirror-vertical="false" drawooo:sub-view-size="64 126" draw:text-areas="0 0 ?f80 ?f81" svg:viewBox="0 0 0 0" draw:type="ooxml-non-primitive" draw:enhanced-path="M 37 19 C 37 19 37 20 37 20 37 20 36 21 36 21 35 21 35 24 34 24 34 25 34 26 33 26 33 26 32 27 32 28 32 28 33 30 34 30 34 31 36 35 36 35 36 35 34 36 34 36 34 36 34 37 34 37 34 38 34 39 34 39 34 39 34 40 33 40 33 40 32 41 32 41 31 42 31 43 30 43 30 43 27 44 27 44 26 46 26 46 26 46 26 46 24 47 23 47 23 47 21 47 21 47 21 47 19 48 18 48 18 48 18 50 18 50 18 51 18 54 18 54 18 54 18 59 18 60 18 60 16 63 16 63 16 63 16 66 16 66 16 66 15 67 15 68 14 68 13 71 12 71 12 72 12 74 12 74 11 75 9 77 9 77 9 77 9 78 9 78 9 79 8 81 7 82 7 82 5 86 5 87 5 87 6 91 6 91 6 92 5 94 5 95 5 96 6 97 6 97 6 97 4 102 4 102 4 103 3 103 3 104 3 104 4 105 4 106 4 106 3 110 3 111 3 111 1 113 1 113 1 113 1 115 1 115 1 115 0 117 0 117 0 118 1 120 1 120 1 120 1 121 1 121 3 124 3 124 3 124 43 126 43 126 43 126 43 126 45 124 45 123 45 123 47 123 47 123 47 123 47 122 47 122 47 121 49 120 49 120 49 120 52 119 52 119 52 119 53 118 53 118 53 118 56 117 57 117 57 117 59 117 61 117 61 117 61 116 61 116 61 115 61 114 62 114 63 113 63 112 63 111 63 111 64 110 64 110 64 109 63 109 63 109 63 108 63 108 63 107 62 106 60 107 59 106 60 106 60 106 60 106 60 105 60 103 60 103 60 103 60 100 60 100 55 94 55 94 55 94 55 94 55 87 55 87 55 87 55 78 55 78 54 58 54 58 54 58 51 0 51 0 51 0 51 0 51 0 51 0 49 3 49 3 49 3 46 3 46 3 46 3 44 0 44 0 44 0 41 4 41 4 41 4 39 4 39 4 39 4 40 5 40 5 40 5 40 5 39 9 39 9 39 10 37 12 37 12 37 14 37 14 37 14 37 14 36 17 36 17 36 17 37 18 37 19 Z N">
              <draw:equation draw:name="f0" draw:formula="37*logwidth/64"/>
              <draw:equation draw:name="f1" draw:formula="20*logheight/126"/>
              <draw:equation draw:name="f2" draw:formula="34*logwidth/64"/>
              <draw:equation draw:name="f3" draw:formula="24*logheight/126"/>
              <draw:equation draw:name="f4" draw:formula="32*logwidth/64"/>
              <draw:equation draw:name="f5" draw:formula="28*logheight/126"/>
              <draw:equation draw:name="f6" draw:formula="36*logwidth/64"/>
              <draw:equation draw:name="f7" draw:formula="35*logheight/126"/>
              <draw:equation draw:name="f8" draw:formula="34*logwidth/64"/>
              <draw:equation draw:name="f9" draw:formula="37*logheight/126"/>
              <draw:equation draw:name="f10" draw:formula="33*logwidth/64"/>
              <draw:equation draw:name="f11" draw:formula="40*logheight/126"/>
              <draw:equation draw:name="f12" draw:formula="30*logwidth/64"/>
              <draw:equation draw:name="f13" draw:formula="43*logheight/126"/>
              <draw:equation draw:name="f14" draw:formula="26*logwidth/64"/>
              <draw:equation draw:name="f15" draw:formula="46*logheight/126"/>
              <draw:equation draw:name="f16" draw:formula="21*logwidth/64"/>
              <draw:equation draw:name="f17" draw:formula="47*logheight/126"/>
              <draw:equation draw:name="f18" draw:formula="18*logwidth/64"/>
              <draw:equation draw:name="f19" draw:formula="50*logheight/126"/>
              <draw:equation draw:name="f20" draw:formula="18*logwidth/64"/>
              <draw:equation draw:name="f21" draw:formula="60*logheight/126"/>
              <draw:equation draw:name="f22" draw:formula="16*logwidth/64"/>
              <draw:equation draw:name="f23" draw:formula="66*logheight/126"/>
              <draw:equation draw:name="f24" draw:formula="12*logwidth/64"/>
              <draw:equation draw:name="f25" draw:formula="71*logheight/126"/>
              <draw:equation draw:name="f26" draw:formula="9*logwidth/64"/>
              <draw:equation draw:name="f27" draw:formula="77*logheight/126"/>
              <draw:equation draw:name="f28" draw:formula="7*logwidth/64"/>
              <draw:equation draw:name="f29" draw:formula="82*logheight/126"/>
              <draw:equation draw:name="f30" draw:formula="6*logwidth/64"/>
              <draw:equation draw:name="f31" draw:formula="91*logheight/126"/>
              <draw:equation draw:name="f32" draw:formula="6*logwidth/64"/>
              <draw:equation draw:name="f33" draw:formula="97*logheight/126"/>
              <draw:equation draw:name="f34" draw:formula="3*logwidth/64"/>
              <draw:equation draw:name="f35" draw:formula="104*logheight/126"/>
              <draw:equation draw:name="f36" draw:formula="3*logwidth/64"/>
              <draw:equation draw:name="f37" draw:formula="111*logheight/126"/>
              <draw:equation draw:name="f38" draw:formula="1*logwidth/64"/>
              <draw:equation draw:name="f39" draw:formula="115*logheight/126"/>
              <draw:equation draw:name="f40" draw:formula="1*logwidth/64"/>
              <draw:equation draw:name="f41" draw:formula="120*logheight/126"/>
              <draw:equation draw:name="f42" draw:formula="3*logwidth/64"/>
              <draw:equation draw:name="f43" draw:formula="124*logheight/126"/>
              <draw:equation draw:name="f44" draw:formula="45*logwidth/64"/>
              <draw:equation draw:name="f45" draw:formula="123*logheight/126"/>
              <draw:equation draw:name="f46" draw:formula="47*logwidth/64"/>
              <draw:equation draw:name="f47" draw:formula="122*logheight/126"/>
              <draw:equation draw:name="f48" draw:formula="52*logwidth/64"/>
              <draw:equation draw:name="f49" draw:formula="119*logheight/126"/>
              <draw:equation draw:name="f50" draw:formula="57*logwidth/64"/>
              <draw:equation draw:name="f51" draw:formula="117*logheight/126"/>
              <draw:equation draw:name="f52" draw:formula="61*logwidth/64"/>
              <draw:equation draw:name="f53" draw:formula="116*logheight/126"/>
              <draw:equation draw:name="f54" draw:formula="63*logwidth/64"/>
              <draw:equation draw:name="f55" draw:formula="111*logheight/126"/>
              <draw:equation draw:name="f56" draw:formula="63*logwidth/64"/>
              <draw:equation draw:name="f57" draw:formula="109*logheight/126"/>
              <draw:equation draw:name="f58" draw:formula="59*logwidth/64"/>
              <draw:equation draw:name="f59" draw:formula="106*logheight/126"/>
              <draw:equation draw:name="f60" draw:formula="60*logwidth/64"/>
              <draw:equation draw:name="f61" draw:formula="103*logheight/126"/>
              <draw:equation draw:name="f62" draw:formula="55*logwidth/64"/>
              <draw:equation draw:name="f63" draw:formula="94*logheight/126"/>
              <draw:equation draw:name="f64" draw:formula="55*logwidth/64"/>
              <draw:equation draw:name="f65" draw:formula="78*logheight/126"/>
              <draw:equation draw:name="f66" draw:formula="51*logwidth/64"/>
              <draw:equation draw:name="f67" draw:formula="0*logheight/126"/>
              <draw:equation draw:name="f68" draw:formula="49*logwidth/64"/>
              <draw:equation draw:name="f69" draw:formula="3*logheight/126"/>
              <draw:equation draw:name="f70" draw:formula="44*logwidth/64"/>
              <draw:equation draw:name="f71" draw:formula="0*logheight/126"/>
              <draw:equation draw:name="f72" draw:formula="39*logwidth/64"/>
              <draw:equation draw:name="f73" draw:formula="4*logheight/126"/>
              <draw:equation draw:name="f74" draw:formula="39*logwidth/64"/>
              <draw:equation draw:name="f75" draw:formula="9*logheight/126"/>
              <draw:equation draw:name="f76" draw:formula="37*logwidth/64"/>
              <draw:equation draw:name="f77" draw:formula="14*logheight/126"/>
              <draw:equation draw:name="f78" draw:formula="37*logwidth/64"/>
              <draw:equation draw:name="f79" draw:formula="19*logheight/126"/>
              <draw:equation draw:name="f80" draw:formula="logwidth"/>
              <draw:equation draw:name="f81" draw:formula="logheight"/>
            </draw:enhanced-geometry>
          </draw:custom-shape>
          <draw:custom-shape draw:name="Freeform 30" draw:style-name="gr3" draw:text-style-name="P2" draw:layer="layout" svg:width="2.266cm" svg:height="3.4cm" svg:x="12.897cm" svg:y="7.308cm">
            <text:p><text:span text:style-name="T1"/></text:p>
            <draw:enhanced-geometry draw:mirror-horizontal="false" draw:mirror-vertical="false" drawooo:sub-view-size="206 309" draw:text-areas="0 0 ?f78 ?f79" svg:viewBox="0 0 0 0" draw:type="ooxml-non-primitive" draw:enhanced-path="M 0 0 C 0 137 0 137 0 137 40 171 40 171 40 171 186 309 186 309 186 309 186 309 186 307 186 307 186 307 187 306 186 305 186 305 185 305 185 305 186 305 187 304 187 304 187 304 189 302 188 302 188 301 187 299 187 298 188 298 187 296 187 295 187 295 186 293 186 292 185 291 184 290 184 289 184 288 184 287 184 286 185 285 185 284 185 283 184 283 183 280 183 279 183 278 183 278 183 277 183 276 182 275 183 274 183 274 185 272 185 272 185 272 183 271 183 271 183 270 183 270 183 269 183 268 183 266 183 265 182 264 182 263 182 263 182 263 182 263 183 262 184 262 185 262 185 262 186 261 187 261 188 261 188 261 189 260 190 261 190 261 190 262 191 262 192 262 193 261 193 261 193 261 195 262 195 263 196 263 197 265 198 265 199 266 200 267 201 266 202 266 202 266 203 265 203 264 203 263 203 262 204 262 204 261 204 260 205 259 206 259 206 259 206 224 206 224 206 224 206 0 206 0 206 0 L 0 0 Z N">
              <draw:equation draw:name="f0" draw:formula="0*logwidth/206"/>
              <draw:equation draw:name="f1" draw:formula="0*logheight/309"/>
              <draw:equation draw:name="f2" draw:formula="0*logwidth/206"/>
              <draw:equation draw:name="f3" draw:formula="137*logheight/309"/>
              <draw:equation draw:name="f4" draw:formula="40*logwidth/206"/>
              <draw:equation draw:name="f5" draw:formula="171*logheight/309"/>
              <draw:equation draw:name="f6" draw:formula="186*logwidth/206"/>
              <draw:equation draw:name="f7" draw:formula="309*logheight/309"/>
              <draw:equation draw:name="f8" draw:formula="186*logwidth/206"/>
              <draw:equation draw:name="f9" draw:formula="307*logheight/309"/>
              <draw:equation draw:name="f10" draw:formula="186*logwidth/206"/>
              <draw:equation draw:name="f11" draw:formula="305*logheight/309"/>
              <draw:equation draw:name="f12" draw:formula="185*logwidth/206"/>
              <draw:equation draw:name="f13" draw:formula="305*logheight/309"/>
              <draw:equation draw:name="f14" draw:formula="187*logwidth/206"/>
              <draw:equation draw:name="f15" draw:formula="304*logheight/309"/>
              <draw:equation draw:name="f16" draw:formula="188*logwidth/206"/>
              <draw:equation draw:name="f17" draw:formula="302*logheight/309"/>
              <draw:equation draw:name="f18" draw:formula="187*logwidth/206"/>
              <draw:equation draw:name="f19" draw:formula="298*logheight/309"/>
              <draw:equation draw:name="f20" draw:formula="187*logwidth/206"/>
              <draw:equation draw:name="f21" draw:formula="295*logheight/309"/>
              <draw:equation draw:name="f22" draw:formula="186*logwidth/206"/>
              <draw:equation draw:name="f23" draw:formula="292*logheight/309"/>
              <draw:equation draw:name="f24" draw:formula="184*logwidth/206"/>
              <draw:equation draw:name="f25" draw:formula="289*logheight/309"/>
              <draw:equation draw:name="f26" draw:formula="184*logwidth/206"/>
              <draw:equation draw:name="f27" draw:formula="286*logheight/309"/>
              <draw:equation draw:name="f28" draw:formula="185*logwidth/206"/>
              <draw:equation draw:name="f29" draw:formula="283*logheight/309"/>
              <draw:equation draw:name="f30" draw:formula="183*logwidth/206"/>
              <draw:equation draw:name="f31" draw:formula="279*logheight/309"/>
              <draw:equation draw:name="f32" draw:formula="183*logwidth/206"/>
              <draw:equation draw:name="f33" draw:formula="277*logheight/309"/>
              <draw:equation draw:name="f34" draw:formula="183*logwidth/206"/>
              <draw:equation draw:name="f35" draw:formula="274*logheight/309"/>
              <draw:equation draw:name="f36" draw:formula="185*logwidth/206"/>
              <draw:equation draw:name="f37" draw:formula="272*logheight/309"/>
              <draw:equation draw:name="f38" draw:formula="183*logwidth/206"/>
              <draw:equation draw:name="f39" draw:formula="271*logheight/309"/>
              <draw:equation draw:name="f40" draw:formula="183*logwidth/206"/>
              <draw:equation draw:name="f41" draw:formula="269*logheight/309"/>
              <draw:equation draw:name="f42" draw:formula="183*logwidth/206"/>
              <draw:equation draw:name="f43" draw:formula="265*logheight/309"/>
              <draw:equation draw:name="f44" draw:formula="182*logwidth/206"/>
              <draw:equation draw:name="f45" draw:formula="263*logheight/309"/>
              <draw:equation draw:name="f46" draw:formula="183*logwidth/206"/>
              <draw:equation draw:name="f47" draw:formula="262*logheight/309"/>
              <draw:equation draw:name="f48" draw:formula="185*logwidth/206"/>
              <draw:equation draw:name="f49" draw:formula="262*logheight/309"/>
              <draw:equation draw:name="f50" draw:formula="188*logwidth/206"/>
              <draw:equation draw:name="f51" draw:formula="261*logheight/309"/>
              <draw:equation draw:name="f52" draw:formula="190*logwidth/206"/>
              <draw:equation draw:name="f53" draw:formula="261*logheight/309"/>
              <draw:equation draw:name="f54" draw:formula="191*logwidth/206"/>
              <draw:equation draw:name="f55" draw:formula="262*logheight/309"/>
              <draw:equation draw:name="f56" draw:formula="193*logwidth/206"/>
              <draw:equation draw:name="f57" draw:formula="261*logheight/309"/>
              <draw:equation draw:name="f58" draw:formula="195*logwidth/206"/>
              <draw:equation draw:name="f59" draw:formula="263*logheight/309"/>
              <draw:equation draw:name="f60" draw:formula="198*logwidth/206"/>
              <draw:equation draw:name="f61" draw:formula="265*logheight/309"/>
              <draw:equation draw:name="f62" draw:formula="201*logwidth/206"/>
              <draw:equation draw:name="f63" draw:formula="266*logheight/309"/>
              <draw:equation draw:name="f64" draw:formula="203*logwidth/206"/>
              <draw:equation draw:name="f65" draw:formula="265*logheight/309"/>
              <draw:equation draw:name="f66" draw:formula="203*logwidth/206"/>
              <draw:equation draw:name="f67" draw:formula="262*logheight/309"/>
              <draw:equation draw:name="f68" draw:formula="204*logwidth/206"/>
              <draw:equation draw:name="f69" draw:formula="260*logheight/309"/>
              <draw:equation draw:name="f70" draw:formula="206*logwidth/206"/>
              <draw:equation draw:name="f71" draw:formula="259*logheight/309"/>
              <draw:equation draw:name="f72" draw:formula="206*logwidth/206"/>
              <draw:equation draw:name="f73" draw:formula="224*logheight/309"/>
              <draw:equation draw:name="f74" draw:formula="206*logwidth/206"/>
              <draw:equation draw:name="f75" draw:formula="0*logheight/309"/>
              <draw:equation draw:name="f76" draw:formula="0*logwidth/206"/>
              <draw:equation draw:name="f77" draw:formula="0*logheight/309"/>
              <draw:equation draw:name="f78" draw:formula="logwidth"/>
              <draw:equation draw:name="f79" draw:formula="logheight"/>
            </draw:enhanced-geometry>
          </draw:custom-shape>
          <draw:custom-shape draw:name="Freeform 31" draw:style-name="gr3" draw:text-style-name="P2" draw:layer="layout" svg:width="3.308cm" svg:height="1.518cm" svg:x="18.96cm" svg:y="6.79cm">
            <text:p><text:span text:style-name="T1"/></text:p>
            <draw:enhanced-geometry draw:mirror-horizontal="false" draw:mirror-vertical="false" drawooo:sub-view-size="301 138" draw:text-areas="0 0 ?f82 ?f83" svg:viewBox="0 0 0 0" draw:type="ooxml-non-primitive" draw:enhanced-path="M 301 138 C 301 138 299 137 299 137 299 137 298 136 298 136 298 135 299 134 299 134 299 133 298 132 298 132 297 132 296 131 296 130 296 130 296 128 296 128 296 127 294 126 293 126 292 125 290 125 290 125 290 125 291 123 291 123 291 122 290 120 290 120 289 119 288 117 288 116 288 116 290 115 290 114 290 114 289 113 289 113 289 113 289 114 288 114 288 115 286 115 286 114 286 114 286 112 286 112 286 112 286 109 285 109 285 108 283 108 283 107 282 107 281 106 282 105 283 105 283 105 284 103 284 102 284 99 284 98 284 97 284 94 283 93 283 92 282 90 282 89 282 88 282 86 282 85 281 85 280 84 280 83 280 82 280 81 281 81 281 80 282 80 282 79 282 78 281 75 281 75 281 74 281 73 280 72 280 72 277 71 277 71 277 71 278 68 278 68 277 68 276 70 276 70 276 70 275 68 275 68 275 67 274 65 274 65 274 65 274 63 274 63 274 63 274 61 274 61 274 61 275 61 275 61 275 60 275 58 275 58 275 58 276 56 276 56 275 55 272 52 272 52 272 52 274 49 273 49 273 48 272 48 272 48 272 48 272 47 271 47 271 47 270 48 270 47 270 47 270 45 270 45 270 45 268 45 268 45 268 41 268 41 268 41 268 41 266 39 266 39 266 39 266 38 266 37 266 37 267 35 267 35 267 35 266 34 265 33 265 33 264 31 264 31 264 30 264 29 264 28 264 28 265 25 265 25 261 24 261 24 261 24 258 23 258 23 258 23 257 23 257 23 257 23 257 23 253 19 253 19 253 19 254 16 254 16 254 16 251 16 251 16 251 16 249 13 249 13 244 13 244 13 244 13 244 12 244 12 244 12 239 11 239 11 239 11 239 11 236 10 236 9 236 9 235 7 235 7 232 7 232 7 232 7 229 6 229 6 229 6 229 6 228 7 227 7 227 7 222 8 222 8 221 8 220 8 219 8 219 8 214 6 214 6 212 10 212 10 212 10 212 10 207 12 207 11 207 11 203 7 203 7 203 7 193 4 193 4 192 0 192 0 192 0 0 0 0 0 0 0 0 93 0 93 0 93 69 93 69 93 69 93 69 138 69 138 69 138 L 301 138 Z N">
              <draw:equation draw:name="f0" draw:formula="299*logwidth/301"/>
              <draw:equation draw:name="f1" draw:formula="137*logheight/138"/>
              <draw:equation draw:name="f2" draw:formula="299*logwidth/301"/>
              <draw:equation draw:name="f3" draw:formula="134*logheight/138"/>
              <draw:equation draw:name="f4" draw:formula="296*logwidth/301"/>
              <draw:equation draw:name="f5" draw:formula="130*logheight/138"/>
              <draw:equation draw:name="f6" draw:formula="293*logwidth/301"/>
              <draw:equation draw:name="f7" draw:formula="126*logheight/138"/>
              <draw:equation draw:name="f8" draw:formula="291*logwidth/301"/>
              <draw:equation draw:name="f9" draw:formula="123*logheight/138"/>
              <draw:equation draw:name="f10" draw:formula="288*logwidth/301"/>
              <draw:equation draw:name="f11" draw:formula="116*logheight/138"/>
              <draw:equation draw:name="f12" draw:formula="289*logwidth/301"/>
              <draw:equation draw:name="f13" draw:formula="113*logheight/138"/>
              <draw:equation draw:name="f14" draw:formula="286*logwidth/301"/>
              <draw:equation draw:name="f15" draw:formula="114*logheight/138"/>
              <draw:equation draw:name="f16" draw:formula="285*logwidth/301"/>
              <draw:equation draw:name="f17" draw:formula="109*logheight/138"/>
              <draw:equation draw:name="f18" draw:formula="282*logwidth/301"/>
              <draw:equation draw:name="f19" draw:formula="105*logheight/138"/>
              <draw:equation draw:name="f20" draw:formula="284*logwidth/301"/>
              <draw:equation draw:name="f21" draw:formula="98*logheight/138"/>
              <draw:equation draw:name="f22" draw:formula="282*logwidth/301"/>
              <draw:equation draw:name="f23" draw:formula="89*logheight/138"/>
              <draw:equation draw:name="f24" draw:formula="280*logwidth/301"/>
              <draw:equation draw:name="f25" draw:formula="83*logheight/138"/>
              <draw:equation draw:name="f26" draw:formula="282*logwidth/301"/>
              <draw:equation draw:name="f27" draw:formula="79*logheight/138"/>
              <draw:equation draw:name="f28" draw:formula="280*logwidth/301"/>
              <draw:equation draw:name="f29" draw:formula="72*logheight/138"/>
              <draw:equation draw:name="f30" draw:formula="278*logwidth/301"/>
              <draw:equation draw:name="f31" draw:formula="68*logheight/138"/>
              <draw:equation draw:name="f32" draw:formula="275*logwidth/301"/>
              <draw:equation draw:name="f33" draw:formula="68*logheight/138"/>
              <draw:equation draw:name="f34" draw:formula="274*logwidth/301"/>
              <draw:equation draw:name="f35" draw:formula="63*logheight/138"/>
              <draw:equation draw:name="f36" draw:formula="275*logwidth/301"/>
              <draw:equation draw:name="f37" draw:formula="61*logheight/138"/>
              <draw:equation draw:name="f38" draw:formula="276*logwidth/301"/>
              <draw:equation draw:name="f39" draw:formula="56*logheight/138"/>
              <draw:equation draw:name="f40" draw:formula="273*logwidth/301"/>
              <draw:equation draw:name="f41" draw:formula="49*logheight/138"/>
              <draw:equation draw:name="f42" draw:formula="271*logwidth/301"/>
              <draw:equation draw:name="f43" draw:formula="47*logheight/138"/>
              <draw:equation draw:name="f44" draw:formula="270*logwidth/301"/>
              <draw:equation draw:name="f45" draw:formula="45*logheight/138"/>
              <draw:equation draw:name="f46" draw:formula="268*logwidth/301"/>
              <draw:equation draw:name="f47" draw:formula="41*logheight/138"/>
              <draw:equation draw:name="f48" draw:formula="266*logwidth/301"/>
              <draw:equation draw:name="f49" draw:formula="37*logheight/138"/>
              <draw:equation draw:name="f50" draw:formula="265*logwidth/301"/>
              <draw:equation draw:name="f51" draw:formula="33*logheight/138"/>
              <draw:equation draw:name="f52" draw:formula="264*logwidth/301"/>
              <draw:equation draw:name="f53" draw:formula="28*logheight/138"/>
              <draw:equation draw:name="f54" draw:formula="261*logwidth/301"/>
              <draw:equation draw:name="f55" draw:formula="24*logheight/138"/>
              <draw:equation draw:name="f56" draw:formula="257*logwidth/301"/>
              <draw:equation draw:name="f57" draw:formula="23*logheight/138"/>
              <draw:equation draw:name="f58" draw:formula="254*logwidth/301"/>
              <draw:equation draw:name="f59" draw:formula="16*logheight/138"/>
              <draw:equation draw:name="f60" draw:formula="249*logwidth/301"/>
              <draw:equation draw:name="f61" draw:formula="13*logheight/138"/>
              <draw:equation draw:name="f62" draw:formula="244*logwidth/301"/>
              <draw:equation draw:name="f63" draw:formula="12*logheight/138"/>
              <draw:equation draw:name="f64" draw:formula="236*logwidth/301"/>
              <draw:equation draw:name="f65" draw:formula="9*logheight/138"/>
              <draw:equation draw:name="f66" draw:formula="232*logwidth/301"/>
              <draw:equation draw:name="f67" draw:formula="7*logheight/138"/>
              <draw:equation draw:name="f68" draw:formula="227*logwidth/301"/>
              <draw:equation draw:name="f69" draw:formula="7*logheight/138"/>
              <draw:equation draw:name="f70" draw:formula="219*logwidth/301"/>
              <draw:equation draw:name="f71" draw:formula="8*logheight/138"/>
              <draw:equation draw:name="f72" draw:formula="212*logwidth/301"/>
              <draw:equation draw:name="f73" draw:formula="10*logheight/138"/>
              <draw:equation draw:name="f74" draw:formula="203*logwidth/301"/>
              <draw:equation draw:name="f75" draw:formula="7*logheight/138"/>
              <draw:equation draw:name="f76" draw:formula="192*logwidth/301"/>
              <draw:equation draw:name="f77" draw:formula="0*logheight/138"/>
              <draw:equation draw:name="f78" draw:formula="0*logwidth/301"/>
              <draw:equation draw:name="f79" draw:formula="93*logheight/138"/>
              <draw:equation draw:name="f80" draw:formula="69*logwidth/301"/>
              <draw:equation draw:name="f81" draw:formula="138*logheight/138"/>
              <draw:equation draw:name="f82" draw:formula="logwidth"/>
              <draw:equation draw:name="f83" draw:formula="logheight"/>
            </draw:enhanced-geometry>
          </draw:custom-shape>
          <draw:custom-shape draw:name="Freeform 32" draw:style-name="gr3" draw:text-style-name="P2" draw:layer="layout" svg:width="4.556cm" svg:height="2.578cm" svg:x="14.402cm" svg:y="3.494cm">
            <text:p><text:span text:style-name="T1"/></text:p>
            <draw:enhanced-geometry draw:mirror-horizontal="false" draw:mirror-vertical="false" drawooo:sub-view-size="414 234" draw:text-areas="0 0 ?f92 ?f93" svg:viewBox="0 0 0 0" draw:type="ooxml-non-primitive" draw:enhanced-path="M 0 0 C 0 54 0 54 0 54 10 67 10 67 10 67 10 67 12 70 12 71 12 71 12 74 12 74 10 75 10 75 10 75 10 76 10 76 10 76 10 76 12 78 13 78 13 79 14 79 14 79 14 80 14 80 14 80 14 80 13 81 12 81 12 81 10 82 10 82 11 83 11 83 11 83 11 83 13 83 13 84 14 84 15 84 15 85 16 86 17 88 18 89 19 89 19 89 20 90 21 90 23 90 23 90 24 91 25 91 25 91 25 92 25 94 26 94 26 95 30 98 30 98 31 99 32 100 32 101 32 101 33 104 34 105 34 105 35 105 36 106 37 106 38 107 38 108 38 109 38 111 38 112 38 112 39 114 40 114 40 114 41 113 41 113 42 114 43 115 43 115 44 116 44 116 44 117 44 118 44 119 44 119 45 119 46 117 46 117 47 117 48 117 48 118 48 118 48 119 49 120 49 121 50 122 50 122 50 122 52 122 52 122 52 122 53 122 54 122 54 122 55 123 55 122 56 122 58 121 58 121 58 121 59 121 59 122 59 122 59 125 59 125 59 125 59 128 58 128 58 128 57 129 57 129 57 129 57 130 57 130 57 131 57 133 57 134 57 135 56 137 56 138 56 138 55 140 55 140 54 141 54 142 54 143 55 143 55 144 55 145 55 145 55 146 54 146 53 146 53 147 53 147 53 148 54 149 54 149 54 150 54 151 54 151 54 151 54 153 54 153 54 154 55 154 56 155 56 155 56 156 57 158 57 159 57 159 57 160 57 161 57 161 56 161 55 161 54 161 54 161 53 162 53 162 52 163 52 164 51 164 51 165 51 166 53 168 53 169 53 169 53 171 52 172 52 172 51 173 51 174 51 175 51 176 52 176 53 176 54 176 55 176 55 177 55 178 56 179 57 179 58 180 59 180 59 180 60 179 61 179 62 179 62 177 62 177 62 176 63 176 64 176 65 176 68 174 68 173 69 173 70 172 70 171 70 170 69 169 70 169 72 169 73 171 73 171 73 172 74 173 75 173 76 173 76 173 76 174 77 174 77 176 76 176 76 176 76 177 77 177 78 178 78 178 78 178 78 179 79 180 78 180 78 181 78 182 78 182 79 183 79 184 80 184 80 184 80 184 80 185 80 186 80 187 81 188 81 189 81 190 82 191 83 192 83 194 84 194 84 195 85 196 85 196 86 197 87 197 87 197 87 198 88 199 88 199 88 199 89 199 89 200 89 200 90 200 90 201 90 202 90 205 90 205 90 205 88 205 88 206 88 206 88 207 88 208 89 208 90 210 91 210 91 211 92 211 92 212 92 212 93 213 93 213 93 213 94 213 95 212 96 212 96 212 97 212 98 213 99 214 100 214 100 215 101 216 102 217 102 218 102 219 103 220 103 221 103 221 103 222 103 222 102 223 102 223 102 223 104 224 104 225 104 226 105 226 105 227 105 228 104 228 105 229 105 230 106 230 106 231 107 232 108 232 109 233 110 234 111 234 111 234 111 233 111 231 111 230 112 229 113 229 114 228 115 228 115 227 117 228 119 229 121 229 123 229 124 230 126 230 126 230 126 230 126 229 127 228 127 227 127 224 128 224 128 224 129 224 129 224 130 224 136 226 137 226 137 226 141 225 141 225 142 225 144 225 144 225 144 225 145 227 145 227 145 227 146 227 147 226 148 226 149 225 151 225 152 224 154 225 155 225 155 225 157 225 157 225 158 225 157 225 157 224 157 223 156 222 156 222 157 221 157 220 157 219 157 218 157 218 158 217 159 217 159 217 160 217 160 216 161 214 161 215 162 215 170 228 170 228 172 229 172 229 172 229 172 203 172 203 172 203 414 203 414 203 414 203 414 0 414 0 414 0 L 0 0 Z N">
              <draw:equation draw:name="f0" draw:formula="10*logwidth/414"/>
              <draw:equation draw:name="f1" draw:formula="67*logheight/234"/>
              <draw:equation draw:name="f2" draw:formula="10*logwidth/414"/>
              <draw:equation draw:name="f3" draw:formula="75*logheight/234"/>
              <draw:equation draw:name="f4" draw:formula="14*logwidth/414"/>
              <draw:equation draw:name="f5" draw:formula="79*logheight/234"/>
              <draw:equation draw:name="f6" draw:formula="10*logwidth/414"/>
              <draw:equation draw:name="f7" draw:formula="82*logheight/234"/>
              <draw:equation draw:name="f8" draw:formula="15*logwidth/414"/>
              <draw:equation draw:name="f9" draw:formula="85*logheight/234"/>
              <draw:equation draw:name="f10" draw:formula="23*logwidth/414"/>
              <draw:equation draw:name="f11" draw:formula="90*logheight/234"/>
              <draw:equation draw:name="f12" draw:formula="30*logwidth/414"/>
              <draw:equation draw:name="f13" draw:formula="98*logheight/234"/>
              <draw:equation draw:name="f14" draw:formula="36*logwidth/414"/>
              <draw:equation draw:name="f15" draw:formula="106*logheight/234"/>
              <draw:equation draw:name="f16" draw:formula="40*logwidth/414"/>
              <draw:equation draw:name="f17" draw:formula="114*logheight/234"/>
              <draw:equation draw:name="f18" draw:formula="44*logwidth/414"/>
              <draw:equation draw:name="f19" draw:formula="117*logheight/234"/>
              <draw:equation draw:name="f20" draw:formula="48*logwidth/414"/>
              <draw:equation draw:name="f21" draw:formula="118*logheight/234"/>
              <draw:equation draw:name="f22" draw:formula="52*logwidth/414"/>
              <draw:equation draw:name="f23" draw:formula="122*logheight/234"/>
              <draw:equation draw:name="f24" draw:formula="58*logwidth/414"/>
              <draw:equation draw:name="f25" draw:formula="121*logheight/234"/>
              <draw:equation draw:name="f26" draw:formula="58*logwidth/414"/>
              <draw:equation draw:name="f27" draw:formula="128*logheight/234"/>
              <draw:equation draw:name="f28" draw:formula="57*logwidth/414"/>
              <draw:equation draw:name="f29" draw:formula="134*logheight/234"/>
              <draw:equation draw:name="f30" draw:formula="54*logwidth/414"/>
              <draw:equation draw:name="f31" draw:formula="143*logheight/234"/>
              <draw:equation draw:name="f32" draw:formula="53*logwidth/414"/>
              <draw:equation draw:name="f33" draw:formula="147*logheight/234"/>
              <draw:equation draw:name="f34" draw:formula="54*logwidth/414"/>
              <draw:equation draw:name="f35" draw:formula="153*logheight/234"/>
              <draw:equation draw:name="f36" draw:formula="57*logwidth/414"/>
              <draw:equation draw:name="f37" draw:formula="160*logheight/234"/>
              <draw:equation draw:name="f38" draw:formula="52*logwidth/414"/>
              <draw:equation draw:name="f39" draw:formula="163*logheight/234"/>
              <draw:equation draw:name="f40" draw:formula="52*logwidth/414"/>
              <draw:equation draw:name="f41" draw:formula="172*logheight/234"/>
              <draw:equation draw:name="f42" draw:formula="55*logwidth/414"/>
              <draw:equation draw:name="f43" draw:formula="176*logheight/234"/>
              <draw:equation draw:name="f44" draw:formula="61*logwidth/414"/>
              <draw:equation draw:name="f45" draw:formula="179*logheight/234"/>
              <draw:equation draw:name="f46" draw:formula="68*logwidth/414"/>
              <draw:equation draw:name="f47" draw:formula="173*logheight/234"/>
              <draw:equation draw:name="f48" draw:formula="73*logwidth/414"/>
              <draw:equation draw:name="f49" draw:formula="171*logheight/234"/>
              <draw:equation draw:name="f50" draw:formula="76*logwidth/414"/>
              <draw:equation draw:name="f51" draw:formula="176*logheight/234"/>
              <draw:equation draw:name="f52" draw:formula="78*logwidth/414"/>
              <draw:equation draw:name="f53" draw:formula="180*logheight/234"/>
              <draw:equation draw:name="f54" draw:formula="80*logwidth/414"/>
              <draw:equation draw:name="f55" draw:formula="185*logheight/234"/>
              <draw:equation draw:name="f56" draw:formula="84*logwidth/414"/>
              <draw:equation draw:name="f57" draw:formula="194*logheight/234"/>
              <draw:equation draw:name="f58" draw:formula="88*logwidth/414"/>
              <draw:equation draw:name="f59" draw:formula="199*logheight/234"/>
              <draw:equation draw:name="f60" draw:formula="90*logwidth/414"/>
              <draw:equation draw:name="f61" draw:formula="205*logheight/234"/>
              <draw:equation draw:name="f62" draw:formula="91*logwidth/414"/>
              <draw:equation draw:name="f63" draw:formula="210*logheight/234"/>
              <draw:equation draw:name="f64" draw:formula="95*logwidth/414"/>
              <draw:equation draw:name="f65" draw:formula="212*logheight/234"/>
              <draw:equation draw:name="f66" draw:formula="102*logwidth/414"/>
              <draw:equation draw:name="f67" draw:formula="217*logheight/234"/>
              <draw:equation draw:name="f68" draw:formula="102*logwidth/414"/>
              <draw:equation draw:name="f69" draw:formula="223*logheight/234"/>
              <draw:equation draw:name="f70" draw:formula="105*logwidth/414"/>
              <draw:equation draw:name="f71" draw:formula="229*logheight/234"/>
              <draw:equation draw:name="f72" draw:formula="111*logwidth/414"/>
              <draw:equation draw:name="f73" draw:formula="234*logheight/234"/>
              <draw:equation draw:name="f74" draw:formula="117*logwidth/414"/>
              <draw:equation draw:name="f75" draw:formula="228*logheight/234"/>
              <draw:equation draw:name="f76" draw:formula="127*logwidth/414"/>
              <draw:equation draw:name="f77" draw:formula="228*logheight/234"/>
              <draw:equation draw:name="f78" draw:formula="137*logwidth/414"/>
              <draw:equation draw:name="f79" draw:formula="226*logheight/234"/>
              <draw:equation draw:name="f80" draw:formula="145*logwidth/414"/>
              <draw:equation draw:name="f81" draw:formula="227*logheight/234"/>
              <draw:equation draw:name="f82" draw:formula="155*logwidth/414"/>
              <draw:equation draw:name="f83" draw:formula="225*logheight/234"/>
              <draw:equation draw:name="f84" draw:formula="156*logwidth/414"/>
              <draw:equation draw:name="f85" draw:formula="222*logheight/234"/>
              <draw:equation draw:name="f86" draw:formula="160*logwidth/414"/>
              <draw:equation draw:name="f87" draw:formula="217*logheight/234"/>
              <draw:equation draw:name="f88" draw:formula="172*logwidth/414"/>
              <draw:equation draw:name="f89" draw:formula="229*logheight/234"/>
              <draw:equation draw:name="f90" draw:formula="414*logwidth/414"/>
              <draw:equation draw:name="f91" draw:formula="0*logheight/234"/>
              <draw:equation draw:name="f92" draw:formula="logwidth"/>
              <draw:equation draw:name="f93" draw:formula="logheight"/>
            </draw:enhanced-geometry>
          </draw:custom-shape>
          <draw:custom-shape draw:name="Freeform 33" draw:style-name="gr3" draw:text-style-name="P2" draw:layer="layout" svg:width="2.542cm" svg:height="2.234cm" svg:x="22.103cm" svg:y="8.01cm">
            <text:p><text:span text:style-name="T1"/></text:p>
            <draw:enhanced-geometry draw:mirror-horizontal="false" draw:mirror-vertical="false" drawooo:sub-view-size="231 203" draw:text-areas="0 0 ?f122 ?f123" svg:viewBox="0 0 0 0" draw:type="ooxml-non-primitive" draw:enhanced-path="M 226 160 C 226 159 225 157 225 157 223 157 223 157 223 157 223 157 224 158 224 158 224 158 225 159 225 159 225 159 224 160 224 160 224 160 223 160 223 160 223 160 221 159 221 159 221 159 220 157 220 157 220 156 220 155 220 155 218 151 218 151 218 151 218 151 218 149 218 149 218 149 216 149 216 148 216 148 216 147 216 147 217 146 217 146 217 146 217 146 218 145 218 145 218 145 219 144 219 143 219 143 218 141 218 141 218 141 217 138 216 138 216 138 216 136 216 136 216 136 216 135 216 135 217 135 217 135 217 135 217 135 217 133 217 133 217 132 216 131 216 131 216 130 213 128 213 128 212 128 210 128 210 128 210 127 211 125 211 125 205 121 205 121 205 121 205 121 204 121 204 121 204 122 202 122 202 122 202 122 200 122 200 121 200 121 200 119 200 119 202 119 202 119 202 119 198 117 198 117 198 117 187 108 187 108 187 108 187 108 187 103 187 103 187 103 187 101 187 101 187 100 189 97 189 97 189 97 190 95 190 95 190 95 191 93 191 93 191 93 192 89 192 89 192 89 192 86 192 85 192 85 194 83 194 83 194 82 195 79 195 79 190 75 190 75 190 75 184 74 184 74 184 74 184 74 181 77 181 78 181 78 179 78 179 78 179 78 177 78 177 78 177 78 176 73 176 73 176 73 175 72 175 71 175 71 175 70 175 70 176 68 176 68 176 68 174 61 174 61 174 61 166 54 166 54 166 54 164 53 164 53 164 53 164 53 161 48 161 48 161 48 159 48 159 48 159 48 159 46 159 46 154 42 154 42 154 42 152 39 152 39 152 39 152 37 152 37 152 37 150 35 150 35 150 35 150 35 150 33 150 33 150 33 150 31 150 31 149 28 149 28 149 28 149 28 148 26 148 26 148 26 148 25 148 25 148 25 147 20 147 20 147 20 147 16 147 16 147 16 148 14 148 14 148 14 150 11 150 11 150 11 150 10 150 10 150 10 148 9 148 9 147 9 147 9 146 8 146 8 146 7 146 7 146 7 145 6 145 6 144 6 144 4 144 4 144 4 143 3 143 3 143 3 141 2 141 2 140 2 139 0 139 0 40 1 40 1 40 1 0 1 0 1 0 1 0 1 0 3 0 3 0 4 2 4 2 3 3 3 3 2 3 2 3 2 4 3 4 3 4 4 2 5 2 5 2 6 3 8 4 9 4 9 5 11 5 12 5 12 4 14 4 14 4 14 6 14 7 15 8 15 10 16 10 17 10 17 10 19 10 19 10 20 11 21 12 21 12 21 13 22 13 23 13 23 12 24 12 25 12 25 13 26 13 26 13 26 15 27 15 27 16 28 16 28 17 28 18 29 18 29 19 30 19 31 20 31 21 32 21 32 22 33 23 34 24 34 25 34 25 34 26 34 26 33 26 33 26 32 27 32 27 32 28 32 28 32 29 33 29 33 29 34 29 35 30 35 30 35 31 35 31 36 31 36 31 37 31 37 31 38 30 38 30 38 30 37 29 38 28 39 30 39 30 40 30 40 29 40 28 40 28 40 28 41 28 42 27 42 27 42 26 42 26 43 26 43 26 43 25 44 25 44 25 45 25 45 25 46 25 46 25 46 24 46 24 46 22 47 24 50 25 51 25 51 26 52 26 53 27 53 27 54 28 55 28 55 28 55 29 55 29 55 30 55 30 55 30 56 30 56 30 57 29 59 31 60 32 61 33 62 33 63 34 64 36 64 37 65 38 65 39 65 40 65 40 65 41 67 41 67 41 67 40 182 40 182 40 182 194 182 194 182 194 182 194 184 194 184 194 184 197 186 197 186 197 186 197 191 197 191 197 191 197 191 193 194 193 194 193 194 190 197 190 197 190 198 187 202 187 202 187 203 187 203 187 203 209 203 209 203 209 203 209 203 209 202 209 202 209 202 209 202 209 202 210 202 210 201 210 201 210 200 210 200 210 200 210 200 211 200 211 200 211 200 211 199 211 199 212 198 212 198 213 198 213 197 213 196 213 196 213 195 212 195 212 194 212 194 211 194 211 193 210 193 210 192 210 192 210 192 211 192 211 192 212 192 213 192 214 192 214 192 215 192 215 192 215 192 214 191 214 191 213 190 213 190 213 189 213 188 213 188 213 188 213 188 213 188 214 188 215 188 215 188 216 188 216 186 216 184 215 182 215 182 214 181 215 180 215 180 215 180 215 179 215 179 215 179 215 178 216 178 217 178 217 179 217 179 217 180 217 181 217 181 216 182 216 182 216 182 217 182 217 182 217 183 217 183 217 183 218 184 218 183 218 183 219 183 219 182 219 182 220 178 220 178 220 178 220 178 222 176 222 176 222 176 224 177 224 177 224 177 225 178 225 178 225 178 226 179 226 179 226 179 228 175 228 175 228 175 227 171 227 171 227 171 230 170 230 170 230 170 227 168 227 168 227 168 229 165 229 165 229 165 231 163 231 163 229 161 229 161 229 161 227 161 227 161 227 161 227 161 226 160 226 160 Z N">
              <draw:equation draw:name="f0" draw:formula="223*logwidth/231"/>
              <draw:equation draw:name="f1" draw:formula="157*logheight/203"/>
              <draw:equation draw:name="f2" draw:formula="224*logwidth/231"/>
              <draw:equation draw:name="f3" draw:formula="160*logheight/203"/>
              <draw:equation draw:name="f4" draw:formula="220*logwidth/231"/>
              <draw:equation draw:name="f5" draw:formula="157*logheight/203"/>
              <draw:equation draw:name="f6" draw:formula="218*logwidth/231"/>
              <draw:equation draw:name="f7" draw:formula="149*logheight/203"/>
              <draw:equation draw:name="f8" draw:formula="217*logwidth/231"/>
              <draw:equation draw:name="f9" draw:formula="146*logheight/203"/>
              <draw:equation draw:name="f10" draw:formula="218*logwidth/231"/>
              <draw:equation draw:name="f11" draw:formula="141*logheight/203"/>
              <draw:equation draw:name="f12" draw:formula="216*logwidth/231"/>
              <draw:equation draw:name="f13" draw:formula="135*logheight/203"/>
              <draw:equation draw:name="f14" draw:formula="216*logwidth/231"/>
              <draw:equation draw:name="f15" draw:formula="131*logheight/203"/>
              <draw:equation draw:name="f16" draw:formula="211*logwidth/231"/>
              <draw:equation draw:name="f17" draw:formula="125*logheight/203"/>
              <draw:equation draw:name="f18" draw:formula="202*logwidth/231"/>
              <draw:equation draw:name="f19" draw:formula="122*logheight/203"/>
              <draw:equation draw:name="f20" draw:formula="202*logwidth/231"/>
              <draw:equation draw:name="f21" draw:formula="119*logheight/203"/>
              <draw:equation draw:name="f22" draw:formula="187*logwidth/231"/>
              <draw:equation draw:name="f23" draw:formula="103*logheight/203"/>
              <draw:equation draw:name="f24" draw:formula="190*logwidth/231"/>
              <draw:equation draw:name="f25" draw:formula="95*logheight/203"/>
              <draw:equation draw:name="f26" draw:formula="192*logwidth/231"/>
              <draw:equation draw:name="f27" draw:formula="85*logheight/203"/>
              <draw:equation draw:name="f28" draw:formula="190*logwidth/231"/>
              <draw:equation draw:name="f29" draw:formula="75*logheight/203"/>
              <draw:equation draw:name="f30" draw:formula="179*logwidth/231"/>
              <draw:equation draw:name="f31" draw:formula="78*logheight/203"/>
              <draw:equation draw:name="f32" draw:formula="175*logwidth/231"/>
              <draw:equation draw:name="f33" draw:formula="71*logheight/203"/>
              <draw:equation draw:name="f34" draw:formula="174*logwidth/231"/>
              <draw:equation draw:name="f35" draw:formula="61*logheight/203"/>
              <draw:equation draw:name="f36" draw:formula="161*logwidth/231"/>
              <draw:equation draw:name="f37" draw:formula="48*logheight/203"/>
              <draw:equation draw:name="f38" draw:formula="154*logwidth/231"/>
              <draw:equation draw:name="f39" draw:formula="42*logheight/203"/>
              <draw:equation draw:name="f40" draw:formula="150*logwidth/231"/>
              <draw:equation draw:name="f41" draw:formula="35*logheight/203"/>
              <draw:equation draw:name="f42" draw:formula="149*logwidth/231"/>
              <draw:equation draw:name="f43" draw:formula="28*logheight/203"/>
              <draw:equation draw:name="f44" draw:formula="147*logwidth/231"/>
              <draw:equation draw:name="f45" draw:formula="20*logheight/203"/>
              <draw:equation draw:name="f46" draw:formula="150*logwidth/231"/>
              <draw:equation draw:name="f47" draw:formula="11*logheight/203"/>
              <draw:equation draw:name="f48" draw:formula="146*logwidth/231"/>
              <draw:equation draw:name="f49" draw:formula="8*logheight/203"/>
              <draw:equation draw:name="f50" draw:formula="144*logwidth/231"/>
              <draw:equation draw:name="f51" draw:formula="4*logheight/203"/>
              <draw:equation draw:name="f52" draw:formula="139*logwidth/231"/>
              <draw:equation draw:name="f53" draw:formula="0*logheight/203"/>
              <draw:equation draw:name="f54" draw:formula="0*logwidth/231"/>
              <draw:equation draw:name="f55" draw:formula="3*logheight/203"/>
              <draw:equation draw:name="f56" draw:formula="4*logwidth/231"/>
              <draw:equation draw:name="f57" draw:formula="3*logheight/203"/>
              <draw:equation draw:name="f58" draw:formula="5*logwidth/231"/>
              <draw:equation draw:name="f59" draw:formula="12*logheight/203"/>
              <draw:equation draw:name="f60" draw:formula="10*logwidth/231"/>
              <draw:equation draw:name="f61" draw:formula="17*logheight/203"/>
              <draw:equation draw:name="f62" draw:formula="13*logwidth/231"/>
              <draw:equation draw:name="f63" draw:formula="23*logheight/203"/>
              <draw:equation draw:name="f64" draw:formula="15*logwidth/231"/>
              <draw:equation draw:name="f65" draw:formula="27*logheight/203"/>
              <draw:equation draw:name="f66" draw:formula="21*logwidth/231"/>
              <draw:equation draw:name="f67" draw:formula="32*logheight/203"/>
              <draw:equation draw:name="f68" draw:formula="26*logwidth/231"/>
              <draw:equation draw:name="f69" draw:formula="33*logheight/203"/>
              <draw:equation draw:name="f70" draw:formula="29*logwidth/231"/>
              <draw:equation draw:name="f71" draw:formula="35*logheight/203"/>
              <draw:equation draw:name="f72" draw:formula="30*logwidth/231"/>
              <draw:equation draw:name="f73" draw:formula="38*logheight/203"/>
              <draw:equation draw:name="f74" draw:formula="28*logwidth/231"/>
              <draw:equation draw:name="f75" draw:formula="40*logheight/203"/>
              <draw:equation draw:name="f76" draw:formula="26*logwidth/231"/>
              <draw:equation draw:name="f77" draw:formula="43*logheight/203"/>
              <draw:equation draw:name="f78" draw:formula="24*logwidth/231"/>
              <draw:equation draw:name="f79" draw:formula="46*logheight/203"/>
              <draw:equation draw:name="f80" draw:formula="28*logwidth/231"/>
              <draw:equation draw:name="f81" draw:formula="55*logheight/203"/>
              <draw:equation draw:name="f82" draw:formula="30*logwidth/231"/>
              <draw:equation draw:name="f83" draw:formula="57*logheight/203"/>
              <draw:equation draw:name="f84" draw:formula="38*logwidth/231"/>
              <draw:equation draw:name="f85" draw:formula="65*logheight/203"/>
              <draw:equation draw:name="f86" draw:formula="40*logwidth/231"/>
              <draw:equation draw:name="f87" draw:formula="182*logheight/203"/>
              <draw:equation draw:name="f88" draw:formula="197*logwidth/231"/>
              <draw:equation draw:name="f89" draw:formula="186*logheight/203"/>
              <draw:equation draw:name="f90" draw:formula="190*logwidth/231"/>
              <draw:equation draw:name="f91" draw:formula="197*logheight/203"/>
              <draw:equation draw:name="f92" draw:formula="209*logwidth/231"/>
              <draw:equation draw:name="f93" draw:formula="203*logheight/203"/>
              <draw:equation draw:name="f94" draw:formula="210*logwidth/231"/>
              <draw:equation draw:name="f95" draw:formula="201*logheight/203"/>
              <draw:equation draw:name="f96" draw:formula="211*logwidth/231"/>
              <draw:equation draw:name="f97" draw:formula="199*logheight/203"/>
              <draw:equation draw:name="f98" draw:formula="212*logwidth/231"/>
              <draw:equation draw:name="f99" draw:formula="194*logheight/203"/>
              <draw:equation draw:name="f100" draw:formula="211*logwidth/231"/>
              <draw:equation draw:name="f101" draw:formula="192*logheight/203"/>
              <draw:equation draw:name="f102" draw:formula="214*logwidth/231"/>
              <draw:equation draw:name="f103" draw:formula="191*logheight/203"/>
              <draw:equation draw:name="f104" draw:formula="214*logwidth/231"/>
              <draw:equation draw:name="f105" draw:formula="188*logheight/203"/>
              <draw:equation draw:name="f106" draw:formula="215*logwidth/231"/>
              <draw:equation draw:name="f107" draw:formula="180*logheight/203"/>
              <draw:equation draw:name="f108" draw:formula="217*logwidth/231"/>
              <draw:equation draw:name="f109" draw:formula="179*logheight/203"/>
              <draw:equation draw:name="f110" draw:formula="217*logwidth/231"/>
              <draw:equation draw:name="f111" draw:formula="182*logheight/203"/>
              <draw:equation draw:name="f112" draw:formula="219*logwidth/231"/>
              <draw:equation draw:name="f113" draw:formula="182*logheight/203"/>
              <draw:equation draw:name="f114" draw:formula="224*logwidth/231"/>
              <draw:equation draw:name="f115" draw:formula="177*logheight/203"/>
              <draw:equation draw:name="f116" draw:formula="228*logwidth/231"/>
              <draw:equation draw:name="f117" draw:formula="175*logheight/203"/>
              <draw:equation draw:name="f118" draw:formula="227*logwidth/231"/>
              <draw:equation draw:name="f119" draw:formula="168*logheight/203"/>
              <draw:equation draw:name="f120" draw:formula="229*logwidth/231"/>
              <draw:equation draw:name="f121" draw:formula="161*logheight/203"/>
              <draw:equation draw:name="f122" draw:formula="logwidth"/>
              <draw:equation draw:name="f123" draw:formula="logheight"/>
            </draw:enhanced-geometry>
          </draw:custom-shape>
          <draw:custom-shape draw:name="Freeform 34" draw:style-name="gr3" draw:text-style-name="P2" draw:layer="layout" svg:width="1.344cm" svg:height="2.17cm" svg:x="23.678cm" svg:y="10.718cm">
            <text:p><text:span text:style-name="T1"/></text:p>
            <draw:enhanced-geometry draw:mirror-horizontal="false" draw:mirror-vertical="false" drawooo:sub-view-size="122 197" draw:text-areas="0 0 ?f106 ?f107" svg:viewBox="0 0 0 0" draw:type="ooxml-non-primitive" draw:enhanced-path="M 122 4 C 120 3 120 3 120 3 119 0 119 0 119 0 46 0 46 0 46 0 46 0 47 0 47 1 48 2 48 2 47 3 47 4 47 4 47 5 46 5 46 5 46 5 45 6 44 6 43 6 42 6 42 6 41 6 41 5 41 5 41 4 40 4 40 5 40 5 40 5 40 6 40 6 40 7 41 8 41 10 40 11 39 11 39 10 38 10 38 9 38 9 38 9 38 8 38 7 37 8 37 8 37 9 37 9 37 10 37 11 38 12 39 12 40 13 40 13 40 14 40 14 40 14 40 14 39 15 39 15 39 15 38 15 38 15 37 15 37 14 37 14 37 13 37 13 36 13 36 14 36 14 36 15 36 15 37 16 37 17 37 17 37 18 37 18 37 19 37 19 37 19 37 20 36 20 36 21 36 22 36 23 37 24 36 24 35 25 35 25 34 26 34 26 34 26 34 27 34 27 34 27 34 28 34 28 33 29 33 28 33 28 32 27 33 26 32 26 32 26 30 26 30 27 30 28 31 28 30 29 30 29 29 29 29 29 29 29 28 30 28 30 28 31 28 31 28 31 28 33 27 32 26 32 25 32 25 31 24 31 24 32 24 32 24 32 24 33 26 34 26 34 27 34 28 34 28 34 28 35 28 35 27 35 27 35 26 35 26 35 25 35 25 35 24 35 24 35 23 36 24 36 24 37 25 37 26 38 26 38 26 40 26 40 25 41 24 40 23 41 23 41 22 41 23 41 23 42 23 42 23 42 23 43 23 43 22 42 22 42 22 42 22 42 22 42 22 42 22 42 21 42 20 41 19 41 19 42 19 42 19 42 19 43 19 43 19 43 19 43 19 43 20 44 20 44 20 44 20 44 21 44 21 44 21 44 21 44 21 44 21 45 21 45 21 45 21 46 21 46 20 46 20 47 20 47 20 47 20 48 20 48 20 48 20 49 20 49 21 49 21 49 21 50 21 50 22 50 22 51 22 51 22 51 21 51 21 51 21 51 20 51 20 51 20 51 19 50 18 51 17 51 17 51 17 52 17 52 17 52 17 53 17 53 18 53 18 53 18 53 19 53 19 53 20 54 20 54 21 54 21 55 21 55 20 56 19 55 19 55 19 55 18 55 18 55 18 55 17 54 17 54 17 53 16 53 15 53 14 55 15 55 15 56 16 56 16 57 16 57 17 57 17 58 17 58 16 58 16 59 15 59 15 59 14 59 14 60 14 60 14 61 14 61 15 61 15 61 15 62 15 62 15 62 16 63 15 63 15 63 14 63 13 64 14 64 14 65 15 64 16 64 16 64 17 64 17 64 17 65 16 65 16 65 16 66 15 66 15 66 15 67 16 67 16 67 17 67 17 67 17 67 17 66 18 66 18 66 18 65 18 65 18 65 18 64 19 64 19 64 19 64 19 65 19 65 19 66 18 67 17 68 17 68 17 68 17 69 17 70 17 71 17 72 17 72 18 72 18 72 18 72 18 71 18 71 19 71 19 71 19 71 20 72 20 72 20 72 20 73 19 73 19 73 18 74 18 74 18 75 19 75 19 76 19 76 19 76 19 77 19 77 18 77 17 77 17 77 16 77 15 78 15 78 15 78 15 79 15 79 16 79 16 79 16 80 16 80 17 80 17 80 18 81 17 82 16 82 15 84 15 84 15 84 15 84 14 85 14 85 14 86 15 87 16 87 17 86 17 86 17 85 17 85 17 85 17 84 17 84 17 83 17 83 18 83 18 84 18 84 19 85 19 85 19 86 20 88 18 89 17 89 17 90 16 90 16 90 16 90 16 91 16 91 16 91 16 92 16 92 16 92 16 93 16 93 17 94 18 94 19 94 20 94 20 94 19 95 19 95 18 96 18 96 18 97 17 98 17 99 17 99 17 100 17 100 18 100 19 99 19 99 20 98 20 98 21 98 22 98 22 98 21 99 21 100 20 100 19 101 19 101 20 101 20 102 20 102 20 102 20 102 21 102 22 103 22 104 22 104 20 103 20 103 19 103 19 102 19 102 18 101 18 102 18 102 18 103 18 103 18 104 18 104 18 105 18 105 19 105 19 106 20 106 20 106 21 106 21 106 22 106 22 106 23 106 23 107 22 108 22 109 22 110 24 110 24 110 25 110 25 109 26 109 26 110 26 111 25 111 25 111 23 112 23 112 22 112 22 113 22 114 22 114 23 116 22 116 21 116 21 115 21 115 21 115 21 115 21 114 20 114 19 114 19 115 18 115 18 115 17 115 16 115 16 116 16 116 16 117 16 118 17 118 17 119 18 119 19 119 19 118 20 118 20 118 20 118 20 117 20 117 20 117 20 117 20 116 20 116 21 117 21 117 21 118 21 118 21 119 21 119 21 119 21 119 20 119 20 120 20 120 20 120 19 121 19 121 19 122 18 121 18 121 17 121 17 121 17 120 17 120 16 120 16 121 16 121 17 121 18 122 18 122 18 122 18 123 19 124 18 124 17 124 16 125 15 126 15 127 15 127 15 127 14 128 14 128 13 128 13 129 13 129 13 130 13 131 12 131 12 131 12 131 11 131 12 130 11 130 11 129 10 130 10 131 10 131 9 132 10 133 10 133 11 133 11 133 11 133 12 133 12 133 12 134 11 134 11 134 11 134 10 134 10 134 10 134 10 134 9 134 9 135 9 135 9 135 8 137 8 139 8 140 7 140 7 139 7 139 6 139 5 139 5 139 4 139 4 139 4 139 5 140 5 140 6 140 6 140 7 140 7 141 7 141 7 141 7 141 6 142 6 142 5 142 5 143 3 143 4 144 4 144 4 144 4 145 4 145 4 145 4 146 5 146 5 147 5 148 5 148 5 149 5 149 4 150 4 149 3 148 3 148 4 147 3 147 3 147 2 147 2 147 2 148 2 149 3 150 3 151 4 153 4 153 4 153 3 153 2 153 1 154 0 154 0 154 0 154 0 154 0 154 0 155 0 155 1 156 1 156 1 157 1 157 1 157 0 158 0 159 0 159 0 160 0 160 0 160 2 161 2 162 2 162 1 163 1 163 1 163 0 164 0 164 65 164 65 164 65 164 65 164 65 167 65 167 65 167 62 177 62 177 62 178 62 178 62 178 67 186 67 186 67 186 67 186 69 195 69 195 70 195 72 197 72 197 74 197 74 197 74 197 74 197 74 197 74 197 75 197 75 197 75 197 76 197 76 196 76 196 77 196 77 195 77 195 78 195 78 194 78 194 79 193 79 192 79 190 79 190 79 190 79 190 80 190 81 190 81 191 82 191 82 191 81 192 81 192 81 192 81 193 82 192 82 192 83 192 84 192 85 191 86 191 87 191 88 190 89 190 89 190 90 189 91 189 92 189 94 189 95 189 96 189 97 189 97 189 98 189 98 190 98 190 99 190 99 190 99 190 99 190 100 190 100 190 100 190 100 190 100 189 101 189 102 189 103 189 103 190 104 190 104 190 105 190 105 190 105 189 106 189 105 189 105 188 104 188 104 188 104 187 104 187 104 186 105 186 105 185 106 186 106 186 106 186 106 187 106 188 106 188 106 189 107 189 107 190 107 190 107 190 107 191 108 191 108 191 109 191 109 191 110 191 110 191 111 190 111 190 111 190 112 190 112 189 109 126 109 126 109 126 L 122 4 Z N">
              <draw:equation draw:name="f0" draw:formula="47*logwidth/122"/>
              <draw:equation draw:name="f1" draw:formula="1*logheight/197"/>
              <draw:equation draw:name="f2" draw:formula="41*logwidth/122"/>
              <draw:equation draw:name="f3" draw:formula="6*logheight/197"/>
              <draw:equation draw:name="f4" draw:formula="39*logwidth/122"/>
              <draw:equation draw:name="f5" draw:formula="10*logheight/197"/>
              <draw:equation draw:name="f6" draw:formula="40*logwidth/122"/>
              <draw:equation draw:name="f7" draw:formula="13*logheight/197"/>
              <draw:equation draw:name="f8" draw:formula="37*logwidth/122"/>
              <draw:equation draw:name="f9" draw:formula="13*logheight/197"/>
              <draw:equation draw:name="f10" draw:formula="36*logwidth/122"/>
              <draw:equation draw:name="f11" draw:formula="20*logheight/197"/>
              <draw:equation draw:name="f12" draw:formula="34*logwidth/122"/>
              <draw:equation draw:name="f13" draw:formula="28*logheight/197"/>
              <draw:equation draw:name="f14" draw:formula="29*logwidth/122"/>
              <draw:equation draw:name="f15" draw:formula="29*logheight/197"/>
              <draw:equation draw:name="f16" draw:formula="24*logwidth/122"/>
              <draw:equation draw:name="f17" draw:formula="32*logheight/197"/>
              <draw:equation draw:name="f18" draw:formula="24*logwidth/122"/>
              <draw:equation draw:name="f19" draw:formula="35*logheight/197"/>
              <draw:equation draw:name="f20" draw:formula="23*logwidth/122"/>
              <draw:equation draw:name="f21" draw:formula="41*logheight/197"/>
              <draw:equation draw:name="f22" draw:formula="19*logwidth/122"/>
              <draw:equation draw:name="f23" draw:formula="41*logheight/197"/>
              <draw:equation draw:name="f24" draw:formula="21*logwidth/122"/>
              <draw:equation draw:name="f25" draw:formula="44*logheight/197"/>
              <draw:equation draw:name="f26" draw:formula="20*logwidth/122"/>
              <draw:equation draw:name="f27" draw:formula="49*logheight/197"/>
              <draw:equation draw:name="f28" draw:formula="20*logwidth/122"/>
              <draw:equation draw:name="f29" draw:formula="51*logheight/197"/>
              <draw:equation draw:name="f30" draw:formula="20*logwidth/122"/>
              <draw:equation draw:name="f31" draw:formula="54*logheight/197"/>
              <draw:equation draw:name="f32" draw:formula="16*logwidth/122"/>
              <draw:equation draw:name="f33" draw:formula="53*logheight/197"/>
              <draw:equation draw:name="f34" draw:formula="14*logwidth/122"/>
              <draw:equation draw:name="f35" draw:formula="59*logheight/197"/>
              <draw:equation draw:name="f36" draw:formula="14*logwidth/122"/>
              <draw:equation draw:name="f37" draw:formula="64*logheight/197"/>
              <draw:equation draw:name="f38" draw:formula="16*logwidth/122"/>
              <draw:equation draw:name="f39" draw:formula="67*logheight/197"/>
              <draw:equation draw:name="f40" draw:formula="19*logwidth/122"/>
              <draw:equation draw:name="f41" draw:formula="65*logheight/197"/>
              <draw:equation draw:name="f42" draw:formula="18*logwidth/122"/>
              <draw:equation draw:name="f43" draw:formula="71*logheight/197"/>
              <draw:equation draw:name="f44" draw:formula="19*logwidth/122"/>
              <draw:equation draw:name="f45" draw:formula="76*logheight/197"/>
              <draw:equation draw:name="f46" draw:formula="16*logwidth/122"/>
              <draw:equation draw:name="f47" draw:formula="80*logheight/197"/>
              <draw:equation draw:name="f48" draw:formula="16*logwidth/122"/>
              <draw:equation draw:name="f49" draw:formula="87*logheight/197"/>
              <draw:equation draw:name="f50" draw:formula="19*logwidth/122"/>
              <draw:equation draw:name="f51" draw:formula="86*logheight/197"/>
              <draw:equation draw:name="f52" draw:formula="16*logwidth/122"/>
              <draw:equation draw:name="f53" draw:formula="93*logheight/197"/>
              <draw:equation draw:name="f54" draw:formula="17*logwidth/122"/>
              <draw:equation draw:name="f55" draw:formula="100*logheight/197"/>
              <draw:equation draw:name="f56" draw:formula="20*logwidth/122"/>
              <draw:equation draw:name="f57" draw:formula="102*logheight/197"/>
              <draw:equation draw:name="f58" draw:formula="18*logwidth/122"/>
              <draw:equation draw:name="f59" draw:formula="102*logheight/197"/>
              <draw:equation draw:name="f60" draw:formula="23*logwidth/122"/>
              <draw:equation draw:name="f61" draw:formula="106*logheight/197"/>
              <draw:equation draw:name="f62" draw:formula="23*logwidth/122"/>
              <draw:equation draw:name="f63" draw:formula="112*logheight/197"/>
              <draw:equation draw:name="f64" draw:formula="19*logwidth/122"/>
              <draw:equation draw:name="f65" draw:formula="115*logheight/197"/>
              <draw:equation draw:name="f66" draw:formula="20*logwidth/122"/>
              <draw:equation draw:name="f67" draw:formula="118*logheight/197"/>
              <draw:equation draw:name="f68" draw:formula="21*logwidth/122"/>
              <draw:equation draw:name="f69" draw:formula="119*logheight/197"/>
              <draw:equation draw:name="f70" draw:formula="16*logwidth/122"/>
              <draw:equation draw:name="f71" draw:formula="121*logheight/197"/>
              <draw:equation draw:name="f72" draw:formula="14*logwidth/122"/>
              <draw:equation draw:name="f73" draw:formula="128*logheight/197"/>
              <draw:equation draw:name="f74" draw:formula="10*logwidth/122"/>
              <draw:equation draw:name="f75" draw:formula="131*logheight/197"/>
              <draw:equation draw:name="f76" draw:formula="10*logwidth/122"/>
              <draw:equation draw:name="f77" draw:formula="134*logheight/197"/>
              <draw:equation draw:name="f78" draw:formula="5*logwidth/122"/>
              <draw:equation draw:name="f79" draw:formula="139*logheight/197"/>
              <draw:equation draw:name="f80" draw:formula="5*logwidth/122"/>
              <draw:equation draw:name="f81" draw:formula="142*logheight/197"/>
              <draw:equation draw:name="f82" draw:formula="5*logwidth/122"/>
              <draw:equation draw:name="f83" draw:formula="149*logheight/197"/>
              <draw:equation draw:name="f84" draw:formula="4*logwidth/122"/>
              <draw:equation draw:name="f85" draw:formula="153*logheight/197"/>
              <draw:equation draw:name="f86" draw:formula="1*logwidth/122"/>
              <draw:equation draw:name="f87" draw:formula="157*logheight/197"/>
              <draw:equation draw:name="f88" draw:formula="0*logwidth/122"/>
              <draw:equation draw:name="f89" draw:formula="164*logheight/197"/>
              <draw:equation draw:name="f90" draw:formula="67*logwidth/122"/>
              <draw:equation draw:name="f91" draw:formula="186*logheight/197"/>
              <draw:equation draw:name="f92" draw:formula="75*logwidth/122"/>
              <draw:equation draw:name="f93" draw:formula="197*logheight/197"/>
              <draw:equation draw:name="f94" draw:formula="79*logwidth/122"/>
              <draw:equation draw:name="f95" draw:formula="190*logheight/197"/>
              <draw:equation draw:name="f96" draw:formula="86*logwidth/122"/>
              <draw:equation draw:name="f97" draw:formula="191*logheight/197"/>
              <draw:equation draw:name="f98" draw:formula="98*logwidth/122"/>
              <draw:equation draw:name="f99" draw:formula="190*logheight/197"/>
              <draw:equation draw:name="f100" draw:formula="104*logwidth/122"/>
              <draw:equation draw:name="f101" draw:formula="190*logheight/197"/>
              <draw:equation draw:name="f102" draw:formula="106*logwidth/122"/>
              <draw:equation draw:name="f103" draw:formula="186*logheight/197"/>
              <draw:equation draw:name="f104" draw:formula="110*logwidth/122"/>
              <draw:equation draw:name="f105" draw:formula="191*logheight/197"/>
              <draw:equation draw:name="f106" draw:formula="logwidth"/>
              <draw:equation draw:name="f107" draw:formula="logheight"/>
            </draw:enhanced-geometry>
          </draw:custom-shape>
          <draw:custom-shape draw:name="Freeform 35" draw:style-name="gr3" draw:text-style-name="P2" draw:layer="layout" svg:width="2.9cm" svg:height="3.262cm" svg:x="21.557cm" svg:y="3.274cm">
            <text:p><text:span text:style-name="T1"/></text:p>
            <draw:enhanced-geometry draw:mirror-horizontal="false" draw:mirror-vertical="false" drawooo:sub-view-size="264 296" draw:text-areas="0 0 ?f122 ?f123" svg:viewBox="0 0 0 0" draw:type="ooxml-non-primitive" draw:enhanced-path="M 22 182 C 22 182 19 187 19 187 19 187 15 190 15 190 14 191 13 191 13 191 13 191 13 193 13 193 13 193 14 197 15 197 15 198 18 203 18 203 18 203 22 204 22 204 22 204 25 205 25 206 26 206 26 208 26 208 26 296 26 296 26 296 207 295 207 295 207 295 207 295 206 292 206 291 206 291 205 289 205 288 205 287 206 285 206 284 206 283 205 280 205 279 204 279 202 275 201 275 201 274 201 273 200 272 199 272 196 271 195 271 194 270 194 269 193 268 192 268 189 265 188 264 187 264 186 263 185 262 184 262 184 262 184 260 184 259 182 254 181 253 179 252 178 253 177 252 176 251 173 250 172 250 171 249 170 247 169 246 169 246 169 245 167 244 166 244 164 244 162 244 161 244 160 244 160 243 160 242 158 240 157 239 156 238 153 236 153 236 152 235 153 232 153 231 153 231 154 227 154 226 154 225 154 223 154 222 153 221 153 221 153 220 153 220 153 219 153 218 154 218 154 217 154 216 154 215 154 214 154 213 154 212 153 210 154 209 154 208 156 206 156 205 157 204 158 204 158 203 158 202 156 199 155 198 155 197 155 196 154 195 153 195 150 195 150 195 149 194 149 193 149 192 150 191 149 189 150 188 150 188 152 187 153 186 153 185 154 183 154 182 155 181 155 180 156 179 157 178 159 177 160 177 161 176 161 175 162 175 162 174 163 175 164 175 164 175 165 173 166 173 166 172 168 173 168 173 168 172 169 171 169 171 169 170 170 169 170 169 170 169 170 140 170 140 170 140 173 141 173 141 174 139 174 139 174 139 174 139 174 139 174 139 174 138 176 136 176 136 177 136 180 132 181 132 181 131 185 129 185 128 186 128 187 127 187 127 188 126 195 120 196 120 196 120 214 100 215 100 216 99 220 95 222 94 223 92 232 87 235 86 239 85 247 82 251 81 254 81 257 78 258 77 260 76 264 72 264 72 262 72 262 72 262 72 260 72 260 72 260 72 258 72 258 72 258 72 258 72 255 72 255 73 255 73 253 73 253 73 253 73 249 71 249 71 249 71 249 69 249 69 249 69 248 68 248 68 248 68 247 68 247 68 247 68 246 67 246 67 245 67 245 67 245 67 230 67 230 67 230 67 229 66 229 66 229 66 225 68 225 68 225 68 223 68 223 68 223 68 223 68 223 67 223 67 223 67 222 66 222 66 222 65 222 65 222 65 222 64 222 64 222 64 222 64 222 64 222 64 220 64 220 64 220 64 220 60 220 60 220 60 218 60 218 60 218 60 209 65 209 65 209 65 206 68 206 68 206 68 198 70 198 70 198 70 195 70 195 70 195 70 195 67 195 67 195 67 194 67 194 67 194 67 192 67 192 67 192 67 191 66 191 66 191 66 190 66 190 66 190 66 190 62 190 62 190 62 185 62 185 62 185 62 184 60 184 60 184 60 181 61 181 61 181 61 181 59 181 59 181 59 180 59 180 59 180 59 180 56 180 56 180 56 178 54 178 54 178 54 171 54 171 54 171 54 169 56 169 56 169 56 169 56 170 57 170 58 170 58 171 60 171 60 167 61 167 61 167 61 164 55 164 55 164 55 164 55 164 53 164 52 164 52 164 51 164 51 164 51 163 50 163 50 163 49 157 50 157 50 157 50 155 49 155 48 155 48 156 47 156 47 159 47 159 47 159 47 158 45 158 45 158 45 155 45 155 45 155 45 147 41 147 41 147 41 147 40 147 40 147 40 139 40 139 40 139 40 138 39 138 39 138 39 137 40 137 40 137 40 130 42 130 42 130 42 130 44 130 44 130 44 118 46 118 46 118 46 117 40 117 40 117 40 103 39 103 39 103 39 102 37 102 37 102 37 100 36 100 36 100 36 100 36 98 36 98 36 98 36 96 37 96 37 91 36 91 36 91 36 87 32 87 32 87 32 87 24 87 24 87 24 83 4 83 4 83 4 78 1 78 1 78 1 78 1 77 1 77 1 74 2 74 2 74 2 71 0 71 0 71 0 71 20 71 20 71 20 0 20 0 20 0 20 0 20 0 23 0 24 0 26 1 27 1 28 1 29 3 34 3 34 3 35 4 36 3 38 3 40 3 40 3 41 2 41 2 43 2 44 2 45 2 44 3 45 3 45 3 46 2 47 2 47 2 48 2 48 2 48 3 49 3 50 3 50 2 52 2 53 2 54 3 55 3 56 3 57 3 58 3 60 3 61 3 65 3 67 3 69 4 70 5 72 5 73 7 80 8 82 8 84 11 87 11 89 12 91 12 94 12 95 13 97 13 103 13 104 13 106 13 109 13 110 13 112 13 120 13 122 14 124 14 125 15 126 15 127 16 128 16 129 16 130 16 131 16 131 16 132 15 138 15 139 15 141 15 142 15 143 15 144 16 146 16 147 16 148 17 150 17 151 18 152 19 154 20 154 20 155 21 159 22 159 22 160 22 176 22 176 22 176 23 182 22 182 Z N">
              <draw:equation draw:name="f0" draw:formula="15*logwidth/264"/>
              <draw:equation draw:name="f1" draw:formula="190*logheight/296"/>
              <draw:equation draw:name="f2" draw:formula="15*logwidth/264"/>
              <draw:equation draw:name="f3" draw:formula="197*logheight/296"/>
              <draw:equation draw:name="f4" draw:formula="25*logwidth/264"/>
              <draw:equation draw:name="f5" draw:formula="206*logheight/296"/>
              <draw:equation draw:name="f6" draw:formula="207*logwidth/264"/>
              <draw:equation draw:name="f7" draw:formula="295*logheight/296"/>
              <draw:equation draw:name="f8" draw:formula="206*logwidth/264"/>
              <draw:equation draw:name="f9" draw:formula="284*logheight/296"/>
              <draw:equation draw:name="f10" draw:formula="200*logwidth/264"/>
              <draw:equation draw:name="f11" draw:formula="272*logheight/296"/>
              <draw:equation draw:name="f12" draw:formula="188*logwidth/264"/>
              <draw:equation draw:name="f13" draw:formula="264*logheight/296"/>
              <draw:equation draw:name="f14" draw:formula="181*logwidth/264"/>
              <draw:equation draw:name="f15" draw:formula="253*logheight/296"/>
              <draw:equation draw:name="f16" draw:formula="169*logwidth/264"/>
              <draw:equation draw:name="f17" draw:formula="246*logheight/296"/>
              <draw:equation draw:name="f18" draw:formula="160*logwidth/264"/>
              <draw:equation draw:name="f19" draw:formula="243*logheight/296"/>
              <draw:equation draw:name="f20" draw:formula="153*logwidth/264"/>
              <draw:equation draw:name="f21" draw:formula="231*logheight/296"/>
              <draw:equation draw:name="f22" draw:formula="153*logwidth/264"/>
              <draw:equation draw:name="f23" draw:formula="220*logheight/296"/>
              <draw:equation draw:name="f24" draw:formula="154*logwidth/264"/>
              <draw:equation draw:name="f25" draw:formula="213*logheight/296"/>
              <draw:equation draw:name="f26" draw:formula="158*logwidth/264"/>
              <draw:equation draw:name="f27" draw:formula="203*logheight/296"/>
              <draw:equation draw:name="f28" draw:formula="150*logwidth/264"/>
              <draw:equation draw:name="f29" draw:formula="195*logheight/296"/>
              <draw:equation draw:name="f30" draw:formula="153*logwidth/264"/>
              <draw:equation draw:name="f31" draw:formula="186*logheight/296"/>
              <draw:equation draw:name="f32" draw:formula="160*logwidth/264"/>
              <draw:equation draw:name="f33" draw:formula="177*logheight/296"/>
              <draw:equation draw:name="f34" draw:formula="166*logwidth/264"/>
              <draw:equation draw:name="f35" draw:formula="173*logheight/296"/>
              <draw:equation draw:name="f36" draw:formula="170*logwidth/264"/>
              <draw:equation draw:name="f37" draw:formula="169*logheight/296"/>
              <draw:equation draw:name="f38" draw:formula="174*logwidth/264"/>
              <draw:equation draw:name="f39" draw:formula="139*logheight/296"/>
              <draw:equation draw:name="f40" draw:formula="181*logwidth/264"/>
              <draw:equation draw:name="f41" draw:formula="132*logheight/296"/>
              <draw:equation draw:name="f42" draw:formula="196*logwidth/264"/>
              <draw:equation draw:name="f43" draw:formula="120*logheight/296"/>
              <draw:equation draw:name="f44" draw:formula="235*logwidth/264"/>
              <draw:equation draw:name="f45" draw:formula="86*logheight/296"/>
              <draw:equation draw:name="f46" draw:formula="264*logwidth/264"/>
              <draw:equation draw:name="f47" draw:formula="72*logheight/296"/>
              <draw:equation draw:name="f48" draw:formula="258*logwidth/264"/>
              <draw:equation draw:name="f49" draw:formula="72*logheight/296"/>
              <draw:equation draw:name="f50" draw:formula="249*logwidth/264"/>
              <draw:equation draw:name="f51" draw:formula="71*logheight/296"/>
              <draw:equation draw:name="f52" draw:formula="247*logwidth/264"/>
              <draw:equation draw:name="f53" draw:formula="68*logheight/296"/>
              <draw:equation draw:name="f54" draw:formula="230*logwidth/264"/>
              <draw:equation draw:name="f55" draw:formula="67*logheight/296"/>
              <draw:equation draw:name="f56" draw:formula="223*logwidth/264"/>
              <draw:equation draw:name="f57" draw:formula="68*logheight/296"/>
              <draw:equation draw:name="f58" draw:formula="222*logwidth/264"/>
              <draw:equation draw:name="f59" draw:formula="65*logheight/296"/>
              <draw:equation draw:name="f60" draw:formula="220*logwidth/264"/>
              <draw:equation draw:name="f61" draw:formula="64*logheight/296"/>
              <draw:equation draw:name="f62" draw:formula="209*logwidth/264"/>
              <draw:equation draw:name="f63" draw:formula="65*logheight/296"/>
              <draw:equation draw:name="f64" draw:formula="195*logwidth/264"/>
              <draw:equation draw:name="f65" draw:formula="70*logheight/296"/>
              <draw:equation draw:name="f66" draw:formula="192*logwidth/264"/>
              <draw:equation draw:name="f67" draw:formula="67*logheight/296"/>
              <draw:equation draw:name="f68" draw:formula="190*logwidth/264"/>
              <draw:equation draw:name="f69" draw:formula="62*logheight/296"/>
              <draw:equation draw:name="f70" draw:formula="181*logwidth/264"/>
              <draw:equation draw:name="f71" draw:formula="61*logheight/296"/>
              <draw:equation draw:name="f72" draw:formula="180*logwidth/264"/>
              <draw:equation draw:name="f73" draw:formula="56*logheight/296"/>
              <draw:equation draw:name="f74" draw:formula="169*logwidth/264"/>
              <draw:equation draw:name="f75" draw:formula="56*logheight/296"/>
              <draw:equation draw:name="f76" draw:formula="167*logwidth/264"/>
              <draw:equation draw:name="f77" draw:formula="61*logheight/296"/>
              <draw:equation draw:name="f78" draw:formula="164*logwidth/264"/>
              <draw:equation draw:name="f79" draw:formula="51*logheight/296"/>
              <draw:equation draw:name="f80" draw:formula="155*logwidth/264"/>
              <draw:equation draw:name="f81" draw:formula="48*logheight/296"/>
              <draw:equation draw:name="f82" draw:formula="158*logwidth/264"/>
              <draw:equation draw:name="f83" draw:formula="45*logheight/296"/>
              <draw:equation draw:name="f84" draw:formula="147*logwidth/264"/>
              <draw:equation draw:name="f85" draw:formula="40*logheight/296"/>
              <draw:equation draw:name="f86" draw:formula="137*logwidth/264"/>
              <draw:equation draw:name="f87" draw:formula="40*logheight/296"/>
              <draw:equation draw:name="f88" draw:formula="118*logwidth/264"/>
              <draw:equation draw:name="f89" draw:formula="46*logheight/296"/>
              <draw:equation draw:name="f90" draw:formula="102*logwidth/264"/>
              <draw:equation draw:name="f91" draw:formula="37*logheight/296"/>
              <draw:equation draw:name="f92" draw:formula="96*logwidth/264"/>
              <draw:equation draw:name="f93" draw:formula="37*logheight/296"/>
              <draw:equation draw:name="f94" draw:formula="87*logwidth/264"/>
              <draw:equation draw:name="f95" draw:formula="24*logheight/296"/>
              <draw:equation draw:name="f96" draw:formula="77*logwidth/264"/>
              <draw:equation draw:name="f97" draw:formula="1*logheight/296"/>
              <draw:equation draw:name="f98" draw:formula="71*logwidth/264"/>
              <draw:equation draw:name="f99" draw:formula="20*logheight/296"/>
              <draw:equation draw:name="f100" draw:formula="1*logwidth/264"/>
              <draw:equation draw:name="f101" draw:formula="28*logheight/296"/>
              <draw:equation draw:name="f102" draw:formula="3*logwidth/264"/>
              <draw:equation draw:name="f103" draw:formula="41*logheight/296"/>
              <draw:equation draw:name="f104" draw:formula="2*logwidth/264"/>
              <draw:equation draw:name="f105" draw:formula="47*logheight/296"/>
              <draw:equation draw:name="f106" draw:formula="2*logwidth/264"/>
              <draw:equation draw:name="f107" draw:formula="53*logheight/296"/>
              <draw:equation draw:name="f108" draw:formula="3*logwidth/264"/>
              <draw:equation draw:name="f109" draw:formula="67*logheight/296"/>
              <draw:equation draw:name="f110" draw:formula="11*logwidth/264"/>
              <draw:equation draw:name="f111" draw:formula="89*logheight/296"/>
              <draw:equation draw:name="f112" draw:formula="13*logwidth/264"/>
              <draw:equation draw:name="f113" draw:formula="110*logheight/296"/>
              <draw:equation draw:name="f114" draw:formula="16*logwidth/264"/>
              <draw:equation draw:name="f115" draw:formula="129*logheight/296"/>
              <draw:equation draw:name="f116" draw:formula="15*logwidth/264"/>
              <draw:equation draw:name="f117" draw:formula="143*logheight/296"/>
              <draw:equation draw:name="f118" draw:formula="20*logwidth/264"/>
              <draw:equation draw:name="f119" draw:formula="154*logheight/296"/>
              <draw:equation draw:name="f120" draw:formula="22*logwidth/264"/>
              <draw:equation draw:name="f121" draw:formula="182*logheight/296"/>
              <draw:equation draw:name="f122" draw:formula="logwidth"/>
              <draw:equation draw:name="f123" draw:formula="logheight"/>
            </draw:enhanced-geometry>
          </draw:custom-shape>
          <draw:custom-shape draw:name="Freeform 36" draw:style-name="gr3" draw:text-style-name="P2" draw:layer="layout" svg:width="3.037cm" svg:height="3.469cm" svg:x="24.141cm" svg:y="3.99cm">
            <text:p><text:span text:style-name="T1"/></text:p>
            <draw:enhanced-geometry draw:mirror-horizontal="false" draw:mirror-vertical="false" drawooo:sub-view-size="276 315" draw:text-areas="0 0 ?f124 ?f125" svg:viewBox="0 0 0 0" draw:type="ooxml-non-primitive" draw:enhanced-path="M 41 15 C 42 14 43 13 43 12 44 10 46 9 47 9 49 8 50 7 52 7 54 6 55 5 57 4 57 4 58 3 59 3 59 2 60 1 61 1 62 1 62 1 63 0 64 0 64 0 65 0 65 0 66 0 66 0 66 1 64 2 63 2 63 2 62 3 62 3 62 4 63 4 63 5 63 5 63 6 62 6 62 6 61 7 61 7 60 8 59 8 59 8 58 8 58 8 57 8 57 8 56 9 56 9 55 9 54 9 53 10 52 10 52 11 51 11 51 12 51 12 51 12 51 12 51 12 51 12 52 13 51 14 51 14 50 14 48 15 47 15 47 15 46 16 46 16 46 16 46 16 45 17 45 17 44 17 44 17 44 17 44 17 43 16 43 16 42 16 41 16 41 16 41 16 41 15 Z M 129 84 C 129 84 129 85 129 85 130 85 130 85 130 84 130 84 130 84 130 83 130 83 130 83 130 82 130 81 130 81 129 81 129 82 128 81 128 82 128 82 128 82 128 82 128 82 129 83 129 83 129 83 129 83 129 83 129 83 129 83 129 84 129 84 129 84 129 84 Z M 166 130 C 167 130 167 130 168 130 168 129 168 129 169 129 169 129 170 129 170 129 170 128 170 128 170 128 170 127 170 126 170 126 170 125 170 125 170 125 170 124 170 123 169 122 169 122 168 121 168 121 167 122 167 122 167 123 167 123 167 124 167 124 167 125 167 125 167 126 166 126 166 127 166 127 165 128 166 128 166 129 166 129 166 129 166 130 Z M 151 154 C 151 154 151 154 151 154 151 154 151 154 151 154 152 154 151 155 152 155 152 155 152 155 152 155 153 155 153 155 153 155 153 155 153 155 153 155 154 155 154 155 154 155 154 154 154 154 154 154 154 153 154 153 154 152 154 152 154 152 153 152 153 151 153 151 152 151 152 151 152 151 152 151 152 151 152 151 152 151 152 151 152 151 152 151 152 151 152 151 151 151 151 151 151 151 151 151 150 151 150 152 150 152 150 152 150 153 151 153 151 153 151 153 151 154 Z M 208 121 C 208 121 208 120 208 120 207 120 207 120 207 119 207 119 207 119 206 119 206 119 206 119 205 119 205 119 204 119 203 119 203 119 203 118 203 118 202 118 202 118 202 118 201 118 202 119 203 120 203 120 203 120 204 121 204 121 204 122 204 122 204 123 205 123 205 123 206 122 206 122 206 122 207 122 207 122 208 122 208 121 208 121 208 121 Z M 229 112 C 229 112 229 112 230 112 230 112 230 112 230 112 230 113 231 113 231 113 232 112 232 112 232 112 233 112 233 112 233 112 234 112 234 112 234 112 235 112 235 112 235 112 236 113 236 113 236 113 236 113 237 113 237 112 238 112 238 112 238 112 238 111 239 111 239 111 240 110 239 110 238 109 238 109 238 109 238 108 238 108 237 108 237 107 237 107 236 107 236 106 236 106 236 106 236 105 236 105 236 105 235 105 235 105 235 105 234 105 233 105 233 104 232 105 232 105 231 105 231 105 231 105 231 105 231 105 232 106 232 106 233 106 233 106 234 106 233 107 233 107 232 107 232 107 231 107 231 107 231 108 231 108 230 108 230 109 230 109 229 109 229 109 229 110 228 110 228 110 227 109 227 109 227 109 226 109 227 110 227 110 227 111 227 111 227 111 227 111 227 111 227 111 227 111 227 112 227 112 228 112 228 112 229 112 Z M 3 82 C 3 82 3 83 3 83 3 83 7 84 7 84 10 91 10 91 10 91 42 101 42 101 42 101 46 102 46 102 46 102 55 108 55 108 55 108 58 108 58 108 58 108 61 109 61 109 61 109 61 109 62 108 62 108 63 108 65 108 65 108 65 108 67 109 67 109 68 109 68 109 68 109 68 109 69 110 69 110 69 110 70 109 70 110 70 110 72 111 72 111 72 111 75 111 76 111 77 111 78 112 79 112 79 112 80 113 80 113 80 114 80 115 80 116 80 116 79 117 79 117 79 117 79 118 79 118 79 119 80 119 81 119 81 120 83 119 83 119 84 119 84 119 84 120 84 120 85 121 85 121 85 121 88 121 88 121 88 121 91 124 91 124 91 125 90 125 90 126 90 126 89 127 90 127 90 127 90 128 90 129 91 129 91 130 91 130 90 130 89 131 89 131 89 131 89 131 89 132 89 132 90 133 90 133 90 133 89 135 89 135 89 135 88 137 88 137 88 138 87 139 87 140 87 140 87 140 88 140 88 141 91 141 91 141 91 141 93 139 93 139 93 139 95 139 95 139 95 140 95 140 95 141 95 141 93 146 93 147 93 147 92 149 92 149 92 149 93 151 94 151 94 151 95 152 95 152 95 152 96 153 97 153 97 153 97 152 98 151 98 150 99 149 100 148 102 145 103 143 105 141 106 140 106 139 107 138 107 137 108 136 108 135 108 134 109 133 109 132 109 132 110 131 110 130 110 130 110 129 111 128 111 127 111 127 112 126 112 126 112 126 112 126 113 126 113 126 113 126 114 126 114 125 114 125 114 125 115 124 115 124 115 124 115 123 115 123 115 123 115 123 116 122 116 122 116 122 116 122 116 121 115 120 116 120 116 119 116 119 117 119 117 118 117 118 117 117 117 117 117 116 118 116 118 116 118 115 118 114 119 114 120 115 120 116 120 116 119 116 119 116 119 116 119 117 119 117 118 117 118 118 118 118 118 119 118 120 118 120 118 121 118 122 118 122 118 123 119 123 119 123 119 123 119 123 119 123 119 124 119 124 120 124 121 124 121 124 122 123 122 123 123 123 123 123 124 122 124 122 124 121 124 120 124 120 124 119 125 119 125 118 125 117 125 117 125 116 126 116 126 116 126 117 127 117 127 117 127 117 127 117 128 117 129 117 130 117 130 117 131 117 131 116 132 116 132 115 133 115 134 114 134 115 134 116 134 117 133 117 133 118 132 119 132 120 131 121 130 122 129 123 129 123 128 124 128 125 128 126 128 126 129 126 129 127 129 127 130 127 130 128 130 128 131 129 131 128 131 128 131 127 131 127 131 127 131 127 131 126 131 126 131 126 132 125 132 125 132 124 133 123 133 123 134 122 135 122 136 121 137 121 138 120 139 120 140 120 140 119 140 119 140 118 140 118 140 116 141 115 142 114 142 113 144 112 145 112 146 111 146 111 147 111 147 111 148 111 149 111 149 111 150 111 150 111 151 111 151 111 152 112 152 112 153 113 154 113 155 112 155 112 155 111 156 111 157 110 157 110 164 110 164 110 164 110 165 110 165 110 165 110 166 110 166 109 166 108 167 107 167 107 168 106 168 106 169 105 169 105 169 105 169 105 169 105 170 104 170 104 170 104 171 104 171 104 171 104 173 104 174 105 175 105 176 105 177 106 178 106 178 106 179 106 180 106 180 107 181 107 181 107 182 107 183 108 183 108 184 108 184 108 185 108 186 108 186 108 187 109 187 109 187 110 187 110 187 110 188 111 188 111 189 111 189 112 190 113 191 113 191 114 192 114 192 115 193 116 194 116 194 116 194 116 194 116 195 117 195 117 196 117 197 116 195 115 196 114 196 114 196 113 197 113 197 113 197 112 197 112 198 111 198 110 198 109 199 109 198 108 199 107 199 107 199 107 199 107 199 107 200 107 200 107 200 107 201 107 201 108 201 108 201 108 202 108 202 108 203 109 204 109 204 110 204 110 204 111 205 111 206 110 207 110 207 110 208 111 208 110 208 110 208 110 208 110 209 109 210 110 210 110 212 109 214 109 215 110 216 110 217 110 217 110 218 110 218 110 219 111 219 111 220 111 221 112 222 112 222 112 222 112 223 112 223 111 223 111 224 111 224 110 224 110 223 109 223 108 222 108 221 107 221 107 221 107 220 106 220 106 220 106 220 106 220 105 220 105 220 105 220 105 220 104 220 104 220 104 220 104 221 103 220 103 220 102 220 102 219 101 219 101 219 101 218 101 217 101 217 101 216 101 216 101 215 101 213 101 213 100 213 100 213 99 213 99 213 98 213 98 214 98 214 98 214 97 214 97 214 97 214 96 215 96 215 96 215 97 215 97 215 97 216 97 216 97 216 98 217 98 217 98 217 97 217 97 217 97 217 95 217 94 216 94 215 93 215 93 215 94 215 95 214 94 214 94 214 93 214 93 214 92 214 92 214 92 214 91 214 91 213 91 213 91 212 90 213 89 213 89 213 88 212 88 212 88 211 87 212 87 213 87 213 88 214 89 214 89 215 89 215 89 215 88 216 88 216 87 216 86 216 85 217 84 216 83 216 83 216 83 215 83 215 83 215 83 214 84 214 84 214 84 214 84 214 84 213 84 213 84 213 84 213 84 213 84 213 85 213 85 212 86 212 86 212 86 211 85 211 85 211 85 211 85 211 85 211 85 210 85 210 85 210 84 209 84 209 84 208 84 208 85 208 85 207 86 207 86 206 86 206 86 205 87 204 87 204 87 203 88 202 88 202 88 201 88 200 87 200 87 199 86 199 86 198 85 198 85 198 85 197 85 197 85 197 85 196 86 196 86 195 86 195 86 195 86 195 86 194 86 194 86 194 87 193 87 193 87 193 87 193 87 192 87 192 87 191 86 191 86 190 86 190 85 189 85 189 85 189 84 188 85 188 85 187 85 187 85 186 85 186 85 186 85 186 84 186 84 186 83 186 82 186 82 186 81 186 80 186 79 186 78 186 76 186 74 187 73 187 72 188 72 188 71 187 71 186 71 186 71 182 71 182 71 182 71 181 71 181 72 180 72 178 72 177 72 176 73 175 73 174 74 173 74 173 74 172 75 172 75 171 75 170 75 170 75 170 75 170 75 170 75 148 75 148 75 148 75 147 76 147 76 146 76 146 76 145 77 144 78 144 78 144 78 143 79 143 79 142 79 142 80 141 80 141 80 140 80 139 81 139 81 138 81 137 82 136 83 135 84 134 84 133 85 133 86 132 86 133 87 132 87 132 87 132 87 131 88 131 88 131 88 130 88 130 88 130 88 130 87 129 87 129 86 128 86 127 86 127 85 126 86 126 86 125 86 124 87 123 87 122 88 122 87 121 87 121 86 121 86 121 85 120 85 119 84 119 83 119 83 118 83 117 83 116 84 115 84 113 85 111 85 108 85 107 84 106 84 105 83 105 83 105 83 104 82 104 82 105 81 104 80 104 80 104 80 104 80 104 80 104 80 104 79 103 79 103 79 102 78 102 78 101 77 101 76 100 76 99 75 99 75 99 74 98 74 98 73 98 72 98 72 98 72 98 72 97 71 97 71 97 70 98 70 97 70 97 70 97 70 96 70 96 69 96 69 96 69 96 69 95 69 95 69 94 68 94 68 94 68 93 68 93 68 93 67 92 67 91 66 91 65 90 65 90 65 90 65 89 65 89 64 88 64 88 64 87 64 87 64 86 64 86 64 85 64 84 64 83 64 82 64 81 64 81 64 80 64 80 63 79 63 79 64 78 64 78 64 78 64 78 64 77 64 77 64 77 64 77 63 77 62 77 62 76 62 75 62 75 62 74 63 74 63 74 64 74 64 73 64 73 65 73 65 72 65 72 66 71 66 70 67 70 68 69 69 68 70 68 70 68 71 67 71 67 70 67 69 67 69 67 67 67 66 67 64 68 63 68 62 68 60 69 60 69 59 70 59 70 58 70 57 71 56 71 56 72 55 72 54 73 53 73 53 74 52 75 50 76 49 77 48 78 47 79 47 79 47 80 46 80 46 81 45 81 45 82 45 83 44 83 43 84 43 84 42 85 41 85 40 86 40 88 39 90 40 91 39 92 38 92 38 92 37 93 37 93 37 93 36 92 36 91 35 91 35 89 34 88 34 87 34 86 35 84 34 83 35 82 35 82 35 81 35 80 35 79 35 78 35 77 36 76 36 75 37 74 37 73 38 73 38 72 38 71 39 70 39 69 40 68 41 68 42 67 43 67 44 66 44 65 45 64 46 63 46 63 47 63 47 62 47 62 48 61 48 61 48 60 48 60 49 60 49 59 49 59 49 58 49 58 50 58 50 58 50 57 50 57 51 57 51 56 51 56 52 55 52 54 53 53 53 53 54 52 54 52 55 52 55 52 56 51 57 51 57 50 58 50 58 49 59 49 59 48 59 47 59 47 60 46 60 45 60 45 60 44 60 43 61 42 61 41 62 40 63 38 65 36 66 33 67 32 67 31 67 29 68 28 68 27 68 26 68 24 68 22 68 22 69 21 69 20 69 20 70 20 70 19 70 19 71 18 72 16 74 15 74 14 75 12 76 11 77 11 77 7 78 5 78 4 78 2 79 1 80 1 80 0 80 0 80 0 82 0 82 0 82 L 3 82 Z M 240 313 C 240 312 241 311 241 311 241 310 242 308 242 308 242 307 243 306 243 306 243 306 249 301 249 301 249 300 249 298 249 297 249 297 250 295 250 295 250 295 251 294 251 293 251 293 251 291 251 291 251 290 251 289 251 289 254 286 254 286 254 286 257 285 257 285 257 285 257 285 258 285 258 284 258 284 259 283 259 283 259 283 259 282 260 281 260 281 260 280 260 280 261 280 260 278 260 276 261 275 261 276 262 275 263 275 263 275 263 275 263 275 263 274 263 274 263 273 263 272 263 271 263 271 264 271 264 271 265 271 265 270 265 270 266 270 266 270 267 270 267 270 269 270 269 270 269 271 269 271 268 271 268 271 268 272 268 273 269 273 269 274 269 274 269 274 269 275 270 275 270 275 272 273 272 273 276 253 276 253 276 253 276 253 275 253 275 252 275 252 274 251 274 250 274 249 274 249 274 248 273 246 273 245 273 244 273 243 272 242 272 241 272 240 272 239 272 238 272 237 271 236 271 236 271 234 271 233 271 232 271 231 271 231 271 230 271 230 271 229 271 229 271 228 270 228 270 227 270 227 270 226 270 225 270 224 270 222 270 221 269 220 269 218 269 217 269 216 269 215 268 214 268 214 268 214 268 213 267 212 267 211 267 210 266 209 266 209 265 208 265 208 265 207 265 207 264 207 264 207 264 206 263 206 262 206 262 205 260 205 258 203 257 205 256 205 256 206 255 206 255 207 254 207 253 207 253 207 252 207 252 207 251 207 251 207 251 208 250 208 250 207 249 207 249 208 248 207 247 208 247 208 247 208 247 209 247 209 247 209 246 209 246 209 246 209 246 210 246 210 246 211 245 211 244 211 242 210 242 211 242 211 242 212 243 212 243 212 243 212 244 212 244 212 244 212 244 213 244 213 244 213 244 213 243 214 243 214 242 214 242 215 242 215 242 215 242 215 242 216 242 216 241 216 241 217 241 217 241 218 241 219 240 220 239 220 238 220 237 221 237 221 237 221 237 222 237 222 237 222 236 223 235 224 234 225 233 226 233 226 232 226 232 226 232 226 232 226 231 226 231 226 230 226 229 226 229 225 229 225 229 225 228 225 228 225 228 225 227 225 227 224 226 224 226 223 225 223 225 222 225 222 224 222 224 221 224 220 224 219 224 218 224 217 224 216 224 215 224 214 225 213 224 213 224 212 224 212 225 212 225 212 225 211 225 211 225 210 225 210 225 210 226 209 226 209 226 209 227 209 227 208 227 208 228 208 229 208 229 208 230 208 232 208 232 207 233 207 232 206 233 205 233 205 233 205 234 205 235 205 235 204 236 204 236 204 236 199 237 199 237 199 237 199 237 199 237 197 237 196 238 195 238 195 239 194 239 194 240 194 240 194 240 195 241 195 242 194 242 194 243 193 244 192 244 191 245 190 245 189 245 188 245 188 245 187 245 187 245 186 245 186 245 186 245 185 245 184 245 183 245 182 245 181 246 180 246 180 246 180 246 180 246 179 246 179 246 179 246 177 246 176 246 175 246 174 247 174 247 173 247 173 247 172 247 171 247 171 247 170 247 169 247 169 246 168 246 167 246 167 246 166 246 166 245 165 245 165 245 165 245 164 244 163 244 163 244 163 243 163 243 163 243 163 243 162 242 162 242 161 241 161 241 160 241 159 241 158 241 157 240 157 240 157 240 157 241 156 241 156 241 156 242 156 243 155 243 155 244 155 244 155 244 155 244 155 245 155 245 155 245 155 246 155 246 155 246 155 246 154 246 154 246 153 246 153 245 152 245 151 245 151 244 151 244 150 244 150 244 149 243 149 243 149 243 148 243 148 243 147 242 147 242 147 242 147 242 147 242 146 242 146 242 146 242 146 242 146 242 146 242 145 242 145 242 144 242 144 242 144 242 143 241 143 241 143 241 143 240 143 240 142 240 142 239 142 239 142 238 142 237 142 236 141 235 140 234 139 233 138 232 138 231 138 229 139 229 138 228 138 228 137 228 137 227 137 227 137 226 137 226 136 225 135 225 135 224 134 223 134 222 134 221 134 218 134 218 133 217 131 216 130 215 129 215 128 214 127 212 127 212 127 212 127 211 127 211 127 211 127 211 126 210 126 209 126 209 126 209 126 208 126 208 126 208 127 208 127 208 127 208 127 207 127 207 127 206 127 206 126 205 126 205 126 204 126 204 125 203 125 203 124 202 124 202 124 202 123 201 123 201 123 200 123 199 122 199 122 198 122 198 121 198 121 197 121 197 121 197 121 197 121 196 120 196 120 196 120 195 120 195 120 195 120 195 120 195 121 194 121 194 121 193 121 192 121 191 121 190 121 189 121 188 121 187 121 187 121 187 122 187 122 188 122 188 122 188 123 189 123 189 124 189 124 189 125 188 125 188 126 187 126 187 127 186 127 186 127 186 127 186 128 185 128 185 128 185 129 184 129 183 130 183 131 183 132 183 133 183 133 183 133 183 134 183 134 184 134 184 134 184 135 184 135 184 135 184 136 185 136 185 137 186 137 186 137 187 138 187 138 188 138 188 139 189 139 189 139 189 140 189 140 189 140 189 140 188 140 186 140 185 140 185 140 184 140 184 140 183 140 183 140 183 141 182 141 182 141 181 141 180 141 180 141 179 141 179 141 179 142 179 142 178 143 177 143 177 144 177 144 176 145 176 145 175 146 174 147 173 148 173 148 173 149 173 149 173 150 173 150 173 151 173 151 173 151 173 151 174 152 174 152 174 152 174 153 174 153 174 154 173 154 173 154 173 155 173 156 173 157 173 158 173 160 174 161 173 163 173 163 173 163 173 164 172 164 172 164 172 164 172 165 172 165 172 165 172 166 171 166 171 166 171 167 171 167 171 167 170 167 170 168 170 168 170 169 170 169 170 169 169 170 169 170 169 171 168 171 167 170 167 170 167 169 168 169 168 169 168 168 168 168 168 167 169 167 169 166 169 166 169 165 169 165 169 164 169 164 169 163 169 162 169 162 170 162 170 161 170 161 170 160 170 160 170 159 170 159 170 159 169 160 169 162 169 163 169 164 168 164 168 165 168 166 168 166 168 166 167 167 167 167 167 168 167 168 167 168 167 168 166 169 166 169 166 169 166 170 165 169 165 169 165 168 165 168 165 167 165 166 165 166 165 165 165 165 165 164 165 164 165 164 165 164 166 164 166 163 166 163 166 162 166 162 166 161 166 161 166 160 165 160 165 160 165 160 165 160 165 160 165 159 165 159 165 158 166 158 166 158 167 157 167 156 167 156 167 155 167 155 168 154 167 154 167 154 167 154 167 154 166 153 166 153 166 153 166 153 166 152 166 152 166 152 165 152 165 151 165 151 165 151 165 151 165 150 164 151 164 151 164 152 164 152 164 152 163 153 163 153 163 154 163 154 163 154 162 155 162 155 162 156 162 156 162 157 161 157 161 157 160 158 160 159 160 159 160 160 160 160 159 160 159 160 158 160 157 160 157 160 157 160 157 160 156 160 156 160 156 160 156 160 155 160 155 160 155 160 155 161 154 161 154 161 154 161 153 162 153 163 153 163 153 163 152 163 151 163 151 163 150 163 150 165 150 166 150 167 150 168 150 169 150 169 150 170 150 170 149 170 150 171 149 171 149 172 148 172 148 172 147 172 147 172 146 172 146 172 145 172 145 173 145 173 144 173 144 173 144 174 144 174 144 175 144 175 144 175 144 176 144 176 144 176 144 176 145 176 145 177 145 178 145 179 145 180 145 181 145 182 145 182 144 183 144 184 144 185 144 185 144 188 144 188 144 188 144 188 144 189 143 190 143 190 143 191 142 191 142 191 142 192 142 192 142 192 142 193 142 193 142 193 142 193 141 194 141 194 141 195 141 196 140 196 140 197 139 197 139 197 139 198 139 198 138 199 138 199 138 199 137 200 137 200 137 201 137 201 136 202 136 202 135 202 136 203 135 203 135 203 135 204 135 204 135 205 136 205 136 205 136 206 136 206 136 207 137 207 137 208 137 209 137 209 137 210 137 211 137 211 137 212 137 213 137 214 137 214 137 214 137 215 138 216 137 217 137 217 137 218 136 218 136 219 136 219 135 220 135 221 134 222 134 223 134 225 134 226 134 227 135 228 135 229 136 230 136 231 136 232 137 233 138 235 138 237 139 239 140 240 140 241 140 242 141 243 141 244 141 244 141 245 141 245 142 245 142 246 142 246 142 247 142 247 143 248 143 249 143 250 144 251 144 251 144 253 145 254 145 256 145 256 145 256 145 256 145 268 145 268 145 268 145 268 145 269 145 269 145 270 145 270 145 271 144 272 144 273 144 275 144 276 144 277 144 278 143 279 143 280 143 281 143 282 143 282 142 283 142 284 142 285 141 286 141 287 140 288 139 290 139 290 139 291 138 291 138 292 138 292 138 293 137 293 137 293 137 294 137 294 136 294 136 295 135 296 136 297 135 298 134 299 134 299 133 300 133 300 133 301 132 302 132 303 132 303 132 304 131 305 131 306 130 307 130 308 128 308 127 310 127 310 126 311 126 311 126 311 125 311 125 312 194 312 194 312 194 312 194 315 194 315 194 315 240 313 240 313 240 313 240 313 240 313 240 313 Z N">
              <draw:equation draw:name="f0" draw:formula="63*logwidth/276"/>
              <draw:equation draw:name="f1" draw:formula="5*logheight/315"/>
              <draw:equation draw:name="f2" draw:formula="45*logwidth/276"/>
              <draw:equation draw:name="f3" draw:formula="17*logheight/315"/>
              <draw:equation draw:name="f4" draw:formula="129*logwidth/276"/>
              <draw:equation draw:name="f5" draw:formula="83*logheight/315"/>
              <draw:equation draw:name="f6" draw:formula="167*logwidth/276"/>
              <draw:equation draw:name="f7" draw:formula="123*logheight/315"/>
              <draw:equation draw:name="f8" draw:formula="154*logwidth/276"/>
              <draw:equation draw:name="f9" draw:formula="155*logheight/315"/>
              <draw:equation draw:name="f10" draw:formula="208*logwidth/276"/>
              <draw:equation draw:name="f11" draw:formula="121*logheight/315"/>
              <draw:equation draw:name="f12" draw:formula="208*logwidth/276"/>
              <draw:equation draw:name="f13" draw:formula="122*logheight/315"/>
              <draw:equation draw:name="f14" draw:formula="239*logwidth/276"/>
              <draw:equation draw:name="f15" draw:formula="111*logheight/315"/>
              <draw:equation draw:name="f16" draw:formula="232*logwidth/276"/>
              <draw:equation draw:name="f17" draw:formula="107*logheight/315"/>
              <draw:equation draw:name="f18" draw:formula="7*logwidth/276"/>
              <draw:equation draw:name="f19" draw:formula="84*logheight/315"/>
              <draw:equation draw:name="f20" draw:formula="72*logwidth/276"/>
              <draw:equation draw:name="f21" draw:formula="111*logheight/315"/>
              <draw:equation draw:name="f22" draw:formula="90*logwidth/276"/>
              <draw:equation draw:name="f23" draw:formula="126*logheight/315"/>
              <draw:equation draw:name="f24" draw:formula="95*logwidth/276"/>
              <draw:equation draw:name="f25" draw:formula="139*logheight/315"/>
              <draw:equation draw:name="f26" draw:formula="110*logwidth/276"/>
              <draw:equation draw:name="f27" draw:formula="130*logheight/315"/>
              <draw:equation draw:name="f28" draw:formula="118*logwidth/276"/>
              <draw:equation draw:name="f29" draw:formula="116*logheight/315"/>
              <draw:equation draw:name="f30" draw:formula="124*logwidth/276"/>
              <draw:equation draw:name="f31" draw:formula="121*logheight/315"/>
              <draw:equation draw:name="f32" draw:formula="128*logwidth/276"/>
              <draw:equation draw:name="f33" draw:formula="126*logheight/315"/>
              <draw:equation draw:name="f34" draw:formula="145*logwidth/276"/>
              <draw:equation draw:name="f35" draw:formula="112*logheight/315"/>
              <draw:equation draw:name="f36" draw:formula="169*logwidth/276"/>
              <draw:equation draw:name="f37" draw:formula="105*logheight/315"/>
              <draw:equation draw:name="f38" draw:formula="192*logwidth/276"/>
              <draw:equation draw:name="f39" draw:formula="114*logheight/315"/>
              <draw:equation draw:name="f40" draw:formula="204*logwidth/276"/>
              <draw:equation draw:name="f41" draw:formula="109*logheight/315"/>
              <draw:equation draw:name="f42" draw:formula="222*logwidth/276"/>
              <draw:equation draw:name="f43" draw:formula="108*logheight/315"/>
              <draw:equation draw:name="f44" draw:formula="214*logwidth/276"/>
              <draw:equation draw:name="f45" draw:formula="97*logheight/315"/>
              <draw:equation draw:name="f46" draw:formula="212*logwidth/276"/>
              <draw:equation draw:name="f47" draw:formula="88*logheight/315"/>
              <draw:equation draw:name="f48" draw:formula="211*logwidth/276"/>
              <draw:equation draw:name="f49" draw:formula="85*logheight/315"/>
              <draw:equation draw:name="f50" draw:formula="194*logwidth/276"/>
              <draw:equation draw:name="f51" draw:formula="86*logheight/315"/>
              <draw:equation draw:name="f52" draw:formula="186*logwidth/276"/>
              <draw:equation draw:name="f53" draw:formula="71*logheight/315"/>
              <draw:equation draw:name="f54" draw:formula="140*logwidth/276"/>
              <draw:equation draw:name="f55" draw:formula="80*logheight/315"/>
              <draw:equation draw:name="f56" draw:formula="119*logwidth/276"/>
              <draw:equation draw:name="f57" draw:formula="84*logheight/315"/>
              <draw:equation draw:name="f58" draw:formula="98*logwidth/276"/>
              <draw:equation draw:name="f59" draw:formula="72*logheight/315"/>
              <draw:equation draw:name="f60" draw:formula="82*logwidth/276"/>
              <draw:equation draw:name="f61" draw:formula="64*logheight/315"/>
              <draw:equation draw:name="f62" draw:formula="67*logwidth/276"/>
              <draw:equation draw:name="f63" draw:formula="69*logheight/315"/>
              <draw:equation draw:name="f64" draw:formula="91*logwidth/276"/>
              <draw:equation draw:name="f65" draw:formula="39*logheight/315"/>
              <draw:equation draw:name="f66" draw:formula="63*logwidth/276"/>
              <draw:equation draw:name="f67" draw:formula="46*logheight/315"/>
              <draw:equation draw:name="f68" draw:formula="45*logwidth/276"/>
              <draw:equation draw:name="f69" draw:formula="60*logheight/315"/>
              <draw:equation draw:name="f70" draw:formula="0*logwidth/276"/>
              <draw:equation draw:name="f71" draw:formula="80*logheight/315"/>
              <draw:equation draw:name="f72" draw:formula="254*logwidth/276"/>
              <draw:equation draw:name="f73" draw:formula="286*logheight/315"/>
              <draw:equation draw:name="f74" draw:formula="267*logwidth/276"/>
              <draw:equation draw:name="f75" draw:formula="270*logheight/315"/>
              <draw:equation draw:name="f76" draw:formula="272*logwidth/276"/>
              <draw:equation draw:name="f77" draw:formula="238*logheight/315"/>
              <draw:equation draw:name="f78" draw:formula="265*logwidth/276"/>
              <draw:equation draw:name="f79" draw:formula="207*logheight/315"/>
              <draw:equation draw:name="f80" draw:formula="245*logwidth/276"/>
              <draw:equation draw:name="f81" draw:formula="211*logheight/315"/>
              <draw:equation draw:name="f82" draw:formula="236*logwidth/276"/>
              <draw:equation draw:name="f83" draw:formula="223*logheight/315"/>
              <draw:equation draw:name="f84" draw:formula="225*logwidth/276"/>
              <draw:equation draw:name="f85" draw:formula="212*logheight/315"/>
              <draw:equation draw:name="f86" draw:formula="239*logwidth/276"/>
              <draw:equation draw:name="f87" draw:formula="194*logheight/315"/>
              <draw:equation draw:name="f88" draw:formula="247*logwidth/276"/>
              <draw:equation draw:name="f89" draw:formula="171*logheight/315"/>
              <draw:equation draw:name="f90" draw:formula="244*logwidth/276"/>
              <draw:equation draw:name="f91" draw:formula="155*logheight/315"/>
              <draw:equation draw:name="f92" draw:formula="242*logwidth/276"/>
              <draw:equation draw:name="f93" draw:formula="143*logheight/315"/>
              <draw:equation draw:name="f94" draw:formula="212*logwidth/276"/>
              <draw:equation draw:name="f95" draw:formula="127*logheight/315"/>
              <draw:equation draw:name="f96" draw:formula="197*logwidth/276"/>
              <draw:equation draw:name="f97" draw:formula="121*logheight/315"/>
              <draw:equation draw:name="f98" draw:formula="185*logwidth/276"/>
              <draw:equation draw:name="f99" draw:formula="128*logheight/315"/>
              <draw:equation draw:name="f100" draw:formula="183*logwidth/276"/>
              <draw:equation draw:name="f101" draw:formula="141*logheight/315"/>
              <draw:equation draw:name="f102" draw:formula="173*logwidth/276"/>
              <draw:equation draw:name="f103" draw:formula="158*logheight/315"/>
              <draw:equation draw:name="f104" draw:formula="169*logwidth/276"/>
              <draw:equation draw:name="f105" draw:formula="166*logheight/315"/>
              <draw:equation draw:name="f106" draw:formula="165*logwidth/276"/>
              <draw:equation draw:name="f107" draw:formula="167*logheight/315"/>
              <draw:equation draw:name="f108" draw:formula="166*logwidth/276"/>
              <draw:equation draw:name="f109" draw:formula="153*logheight/315"/>
              <draw:equation draw:name="f110" draw:formula="157*logwidth/276"/>
              <draw:equation draw:name="f111" draw:formula="160*logheight/315"/>
              <draw:equation draw:name="f112" draw:formula="145*logwidth/276"/>
              <draw:equation draw:name="f113" draw:formula="173*logheight/315"/>
              <draw:equation draw:name="f114" draw:formula="142*logwidth/276"/>
              <draw:equation draw:name="f115" draw:formula="193*logheight/315"/>
              <draw:equation draw:name="f116" draw:formula="137*logwidth/276"/>
              <draw:equation draw:name="f117" draw:formula="211*logheight/315"/>
              <draw:equation draw:name="f118" draw:formula="142*logwidth/276"/>
              <draw:equation draw:name="f119" draw:formula="245*logheight/315"/>
              <draw:equation draw:name="f120" draw:formula="141*logwidth/276"/>
              <draw:equation draw:name="f121" draw:formula="286*logheight/315"/>
              <draw:equation draw:name="f122" draw:formula="125*logwidth/276"/>
              <draw:equation draw:name="f123" draw:formula="312*logheight/315"/>
              <draw:equation draw:name="f124" draw:formula="logwidth"/>
              <draw:equation draw:name="f125" draw:formula="logheight"/>
            </draw:enhanced-geometry>
          </draw:custom-shape>
          <draw:custom-shape draw:name="Freeform 37" draw:style-name="gr3" draw:text-style-name="P2" draw:layer="layout" svg:width="1.362cm" svg:height="0.848cm" svg:x="30.557cm" svg:y="6.854cm">
            <text:p><text:span text:style-name="T1"/></text:p>
            <draw:enhanced-geometry draw:mirror-horizontal="false" draw:mirror-vertical="false" drawooo:sub-view-size="124 77" draw:text-areas="0 0 ?f108 ?f109" svg:viewBox="0 0 0 0" draw:type="ooxml-non-primitive" draw:enhanced-path="M 95 74 C 95 73 94 73 94 72 93 72 93 72 93 71 94 71 94 71 94 71 95 71 96 71 96 70 97 70 97 70 97 69 97 69 97 68 98 68 98 67 99 67 100 66 100 66 101 66 101 66 101 66 101 67 102 67 102 67 102 67 103 67 103 67 103 68 103 68 104 68 104 68 104 68 105 68 105 69 105 69 105 69 105 69 105 69 105 70 106 70 106 70 106 70 106 71 106 71 106 72 105 72 105 71 104 71 103 71 103 71 102 71 101 71 100 71 99 72 99 72 98 72 98 72 97 73 97 73 97 73 97 73 96 73 96 73 96 74 95 74 Z M 118 76 C 118 76 118 76 119 76 119 76 119 76 120 76 120 76 120 76 120 76 120 77 121 77 121 77 122 77 122 77 122 77 122 76 122 76 122 76 122 76 121 75 121 75 121 75 121 74 121 74 120 74 120 74 120 74 120 74 119 74 119 74 119 74 118 74 118 74 117 74 117 74 116 75 116 75 116 75 116 76 117 76 117 76 118 76 Z M 124 47 C 123 47 123 47 123 46 123 46 123 45 123 45 123 45 123 44 123 44 123 44 122 44 122 43 122 43 122 42 122 42 121 42 121 41 121 41 121 41 121 41 120 40 120 40 120 40 120 40 120 40 120 40 119 39 119 39 119 39 119 39 119 39 118 39 118 38 118 38 118 38 118 38 117 38 117 38 117 38 116 38 116 38 116 38 116 38 116 38 116 39 117 39 117 39 117 39 117 40 118 39 118 40 119 40 119 42 119 43 119 43 119 44 119 44 119 44 119 44 119 45 119 45 120 45 120 45 120 45 120 45 120 45 120 45 120 46 121 46 121 46 121 46 121 46 121 47 121 47 121 47 121 47 121 48 121 49 121 49 121 50 121 50 121 51 121 51 121 51 120 52 120 52 120 52 119 52 119 52 119 52 119 52 118 52 117 52 117 53 117 53 117 53 116 53 116 53 116 53 115 54 115 54 114 54 114 54 114 54 114 54 113 54 113 54 113 54 113 54 112 54 112 54 111 54 110 54 109 53 109 53 109 53 108 53 108 53 108 53 108 53 107 53 107 53 106 53 106 52 106 52 105 52 105 52 105 52 105 51 104 51 104 51 103 50 103 50 103 49 103 49 103 48 103 47 103 46 103 45 103 45 103 45 103 45 103 44 102 44 102 44 102 44 102 44 101 44 101 44 101 44 100 44 100 43 99 43 99 43 99 43 99 43 99 43 99 43 98 43 98 42 99 42 99 42 99 42 99 42 99 41 100 41 100 40 100 40 100 39 100 38 99 37 99 36 98 35 98 35 98 34 97 33 97 32 96 32 96 31 96 31 95 31 95 31 95 31 94 30 94 30 94 30 94 29 93 30 93 29 93 29 92 29 92 29 92 29 91 29 91 29 90 29 90 29 89 28 88 28 88 28 88 27 87 26 86 26 86 26 86 26 87 25 87 25 87 25 88 24 88 24 88 24 89 23 89 23 89 23 89 22 89 22 90 21 90 21 91 20 92 19 92 17 94 16 94 15 95 15 95 15 95 15 95 15 96 15 96 15 96 15 96 15 96 14 97 15 97 14 97 14 98 14 98 14 98 14 98 13 99 13 99 13 100 13 100 12 100 12 100 11 100 11 100 10 100 9 100 9 100 9 99 10 98 10 98 10 98 11 97 11 97 11 96 11 96 10 96 10 95 10 95 9 94 9 94 8 94 7 94 5 94 3 94 1 94 1 94 0 94 0 92 0 90 0 90 0 89 0 86 1 86 1 86 1 85 2 85 2 85 2 82 3 82 3 82 3 80 4 80 5 80 5 80 6 80 6 80 6 78 6 78 6 78 7 76 9 76 9 36 7 36 7 36 7 9 6 9 6 9 6 0 37 0 37 0 37 1 39 1 39 1 39 24 39 24 39 24 39 24 41 24 41 24 41 26 41 26 41 26 41 26 39 26 39 26 39 59 40 59 40 59 40 74 40 74 40 74 40 74 40 74 44 74 44 74 45 75 46 75 46 75 46 75 49 75 49 79 54 79 54 79 54 79 54 80 54 80 54 80 54 81 55 81 55 81 55 81 55 81 56 81 56 81 56 81 56 82 57 82 57 82 57 82 57 83 59 83 59 83 59 84 63 84 65 84 65 84 65 85 64 85 64 86 64 86 64 86 64 87 64 87 64 87 64 87 63 87 63 88 63 88 63 89 63 89 63 89 63 90 62 90 62 90 62 90 61 90 61 90 60 90 60 90 59 90 59 90 59 91 59 91 59 92 59 92 59 93 59 93 58 93 58 93 58 93 58 94 58 94 58 95 58 95 57 95 57 95 57 96 56 96 56 96 56 96 56 96 55 96 55 96 55 97 55 97 54 97 54 97 54 97 54 98 54 98 54 98 54 99 54 100 54 100 53 101 53 101 53 101 54 101 55 101 56 101 56 101 57 101 58 101 58 100 58 100 59 100 59 100 59 100 60 100 60 100 61 100 61 100 61 99 62 99 62 99 62 99 63 99 63 99 63 100 64 100 63 100 63 101 63 101 63 101 63 102 63 102 63 102 63 102 62 103 62 103 62 103 62 103 62 104 62 104 62 104 62 105 61 105 61 105 61 105 61 106 61 106 61 106 61 106 61 107 61 107 60 107 60 107 60 108 60 108 60 108 59 108 59 108 59 109 59 109 59 109 59 110 59 110 59 110 59 110 59 111 59 111 59 111 59 111 59 111 58 112 59 112 58 112 58 112 58 113 58 113 58 113 58 114 58 114 58 114 58 114 58 114 58 115 58 115 58 116 58 116 58 117 58 117 58 117 58 117 58 117 57 117 57 118 57 118 57 118 57 118 57 120 57 121 57 123 57 123 57 123 57 123 56 124 56 124 56 124 55 124 55 124 55 124 55 124 50 124 50 124 50 124 49 124 48 124 47 Z N">
              <draw:equation draw:name="f0" draw:formula="94*logwidth/124"/>
              <draw:equation draw:name="f1" draw:formula="71*logheight/77"/>
              <draw:equation draw:name="f2" draw:formula="100*logwidth/124"/>
              <draw:equation draw:name="f3" draw:formula="66*logheight/77"/>
              <draw:equation draw:name="f4" draw:formula="103*logwidth/124"/>
              <draw:equation draw:name="f5" draw:formula="68*logheight/77"/>
              <draw:equation draw:name="f6" draw:formula="106*logwidth/124"/>
              <draw:equation draw:name="f7" draw:formula="70*logheight/77"/>
              <draw:equation draw:name="f8" draw:formula="100*logwidth/124"/>
              <draw:equation draw:name="f9" draw:formula="71*logheight/77"/>
              <draw:equation draw:name="f10" draw:formula="95*logwidth/124"/>
              <draw:equation draw:name="f11" draw:formula="74*logheight/77"/>
              <draw:equation draw:name="f12" draw:formula="120*logwidth/124"/>
              <draw:equation draw:name="f13" draw:formula="76*logheight/77"/>
              <draw:equation draw:name="f14" draw:formula="121*logwidth/124"/>
              <draw:equation draw:name="f15" draw:formula="75*logheight/77"/>
              <draw:equation draw:name="f16" draw:formula="118*logwidth/124"/>
              <draw:equation draw:name="f17" draw:formula="74*logheight/77"/>
              <draw:equation draw:name="f18" draw:formula="124*logwidth/124"/>
              <draw:equation draw:name="f19" draw:formula="47*logheight/77"/>
              <draw:equation draw:name="f20" draw:formula="122*logwidth/124"/>
              <draw:equation draw:name="f21" draw:formula="43*logheight/77"/>
              <draw:equation draw:name="f22" draw:formula="120*logwidth/124"/>
              <draw:equation draw:name="f23" draw:formula="40*logheight/77"/>
              <draw:equation draw:name="f24" draw:formula="118*logwidth/124"/>
              <draw:equation draw:name="f25" draw:formula="38*logheight/77"/>
              <draw:equation draw:name="f26" draw:formula="117*logwidth/124"/>
              <draw:equation draw:name="f27" draw:formula="39*logheight/77"/>
              <draw:equation draw:name="f28" draw:formula="119*logwidth/124"/>
              <draw:equation draw:name="f29" draw:formula="45*logheight/77"/>
              <draw:equation draw:name="f30" draw:formula="121*logwidth/124"/>
              <draw:equation draw:name="f31" draw:formula="46*logheight/77"/>
              <draw:equation draw:name="f32" draw:formula="121*logwidth/124"/>
              <draw:equation draw:name="f33" draw:formula="51*logheight/77"/>
              <draw:equation draw:name="f34" draw:formula="117*logwidth/124"/>
              <draw:equation draw:name="f35" draw:formula="53*logheight/77"/>
              <draw:equation draw:name="f36" draw:formula="113*logwidth/124"/>
              <draw:equation draw:name="f37" draw:formula="54*logheight/77"/>
              <draw:equation draw:name="f38" draw:formula="108*logwidth/124"/>
              <draw:equation draw:name="f39" draw:formula="53*logheight/77"/>
              <draw:equation draw:name="f40" draw:formula="103*logwidth/124"/>
              <draw:equation draw:name="f41" draw:formula="50*logheight/77"/>
              <draw:equation draw:name="f42" draw:formula="102*logwidth/124"/>
              <draw:equation draw:name="f43" draw:formula="44*logheight/77"/>
              <draw:equation draw:name="f44" draw:formula="99*logwidth/124"/>
              <draw:equation draw:name="f45" draw:formula="43*logheight/77"/>
              <draw:equation draw:name="f46" draw:formula="100*logwidth/124"/>
              <draw:equation draw:name="f47" draw:formula="40*logheight/77"/>
              <draw:equation draw:name="f48" draw:formula="96*logwidth/124"/>
              <draw:equation draw:name="f49" draw:formula="31*logheight/77"/>
              <draw:equation draw:name="f50" draw:formula="92*logwidth/124"/>
              <draw:equation draw:name="f51" draw:formula="29*logheight/77"/>
              <draw:equation draw:name="f52" draw:formula="86*logwidth/124"/>
              <draw:equation draw:name="f53" draw:formula="26*logheight/77"/>
              <draw:equation draw:name="f54" draw:formula="89*logwidth/124"/>
              <draw:equation draw:name="f55" draw:formula="22*logheight/77"/>
              <draw:equation draw:name="f56" draw:formula="96*logwidth/124"/>
              <draw:equation draw:name="f57" draw:formula="15*logheight/77"/>
              <draw:equation draw:name="f58" draw:formula="99*logwidth/124"/>
              <draw:equation draw:name="f59" draw:formula="13*logheight/77"/>
              <draw:equation draw:name="f60" draw:formula="98*logwidth/124"/>
              <draw:equation draw:name="f61" draw:formula="10*logheight/77"/>
              <draw:equation draw:name="f62" draw:formula="94*logwidth/124"/>
              <draw:equation draw:name="f63" draw:formula="7*logheight/77"/>
              <draw:equation draw:name="f64" draw:formula="86*logwidth/124"/>
              <draw:equation draw:name="f65" draw:formula="1*logheight/77"/>
              <draw:equation draw:name="f66" draw:formula="80*logwidth/124"/>
              <draw:equation draw:name="f67" draw:formula="6*logheight/77"/>
              <draw:equation draw:name="f68" draw:formula="9*logwidth/124"/>
              <draw:equation draw:name="f69" draw:formula="6*logheight/77"/>
              <draw:equation draw:name="f70" draw:formula="24*logwidth/124"/>
              <draw:equation draw:name="f71" draw:formula="41*logheight/77"/>
              <draw:equation draw:name="f72" draw:formula="74*logwidth/124"/>
              <draw:equation draw:name="f73" draw:formula="40*logheight/77"/>
              <draw:equation draw:name="f74" draw:formula="79*logwidth/124"/>
              <draw:equation draw:name="f75" draw:formula="54*logheight/77"/>
              <draw:equation draw:name="f76" draw:formula="81*logwidth/124"/>
              <draw:equation draw:name="f77" draw:formula="56*logheight/77"/>
              <draw:equation draw:name="f78" draw:formula="85*logwidth/124"/>
              <draw:equation draw:name="f79" draw:formula="64*logheight/77"/>
              <draw:equation draw:name="f80" draw:formula="89*logwidth/124"/>
              <draw:equation draw:name="f81" draw:formula="63*logheight/77"/>
              <draw:equation draw:name="f82" draw:formula="90*logwidth/124"/>
              <draw:equation draw:name="f83" draw:formula="59*logheight/77"/>
              <draw:equation draw:name="f84" draw:formula="95*logwidth/124"/>
              <draw:equation draw:name="f85" draw:formula="58*logheight/77"/>
              <draw:equation draw:name="f86" draw:formula="97*logwidth/124"/>
              <draw:equation draw:name="f87" draw:formula="54*logheight/77"/>
              <draw:equation draw:name="f88" draw:formula="101*logwidth/124"/>
              <draw:equation draw:name="f89" draw:formula="54*logheight/77"/>
              <draw:equation draw:name="f90" draw:formula="100*logwidth/124"/>
              <draw:equation draw:name="f91" draw:formula="60*logheight/77"/>
              <draw:equation draw:name="f92" draw:formula="100*logwidth/124"/>
              <draw:equation draw:name="f93" draw:formula="63*logheight/77"/>
              <draw:equation draw:name="f94" draw:formula="104*logwidth/124"/>
              <draw:equation draw:name="f95" draw:formula="62*logheight/77"/>
              <draw:equation draw:name="f96" draw:formula="107*logwidth/124"/>
              <draw:equation draw:name="f97" draw:formula="60*logheight/77"/>
              <draw:equation draw:name="f98" draw:formula="110*logwidth/124"/>
              <draw:equation draw:name="f99" draw:formula="59*logheight/77"/>
              <draw:equation draw:name="f100" draw:formula="113*logwidth/124"/>
              <draw:equation draw:name="f101" draw:formula="58*logheight/77"/>
              <draw:equation draw:name="f102" draw:formula="117*logwidth/124"/>
              <draw:equation draw:name="f103" draw:formula="58*logheight/77"/>
              <draw:equation draw:name="f104" draw:formula="123*logwidth/124"/>
              <draw:equation draw:name="f105" draw:formula="57*logheight/77"/>
              <draw:equation draw:name="f106" draw:formula="124*logwidth/124"/>
              <draw:equation draw:name="f107" draw:formula="50*logheight/77"/>
              <draw:equation draw:name="f108" draw:formula="logwidth"/>
              <draw:equation draw:name="f109" draw:formula="logheight"/>
            </draw:enhanced-geometry>
          </draw:custom-shape>
          <draw:custom-shape draw:name="Freeform 38" draw:style-name="gr3" draw:text-style-name="P2" draw:layer="layout" svg:width="1.693cm" svg:height="0.871cm" svg:x="28.29cm" svg:y="8.451cm">
            <text:p><text:span text:style-name="T1"/></text:p>
            <draw:enhanced-geometry draw:mirror-horizontal="false" draw:mirror-vertical="false" drawooo:sub-view-size="154 79" draw:text-areas="0 0 ?f106 ?f107" svg:viewBox="0 0 0 0" draw:type="ooxml-non-primitive" draw:enhanced-path="M 154 56 C 154 57 153 57 152 57 152 58 152 58 151 58 151 58 150 58 150 59 150 60 150 60 151 61 151 61 151 61 151 62 151 62 151 62 151 62 151 63 151 63 151 63 151 64 151 65 150 66 150 66 149 66 149 67 149 67 149 68 148 68 148 68 148 67 148 67 147 67 147 67 147 67 147 67 147 67 147 67 147 67 146 67 146 67 146 68 146 68 146 69 146 69 146 70 146 70 146 70 145 71 145 71 145 71 145 71 145 72 145 72 145 72 144 72 144 72 144 72 144 73 143 73 143 73 143 74 143 74 143 74 142 74 142 75 142 75 141 76 134 76 134 76 134 76 132 79 132 79 132 79 131 78 130 78 129 78 129 78 128 78 128 79 127 79 126 79 126 79 125 77 127 76 127 75 128 75 128 74 128 74 127 74 126 74 126 73 126 72 128 72 127 71 126 70 126 71 125 71 125 72 124 72 123 71 122 71 123 70 123 69 123 69 123 69 124 68 124 68 124 68 124 67 124 66 124 65 124 64 124 63 125 63 125 62 126 61 126 60 126 59 126 59 126 58 127 57 127 57 127 57 127 57 127 56 126 58 126 58 126 59 125 59 125 60 125 61 125 62 124 62 124 63 123 64 123 65 123 65 123 66 123 66 122 66 122 66 122 65 122 65 122 65 121 65 121 64 120 64 120 65 120 65 120 66 119 67 119 67 118 67 118 66 118 66 118 66 118 66 118 66 117 65 117 65 116 64 115 63 115 62 115 62 115 61 114 61 114 60 114 60 114 61 113 61 112 61 112 60 111 60 111 60 111 59 111 58 110 58 110 57 110 57 110 56 110 55 110 55 111 55 111 55 111 55 112 55 112 55 112 54 113 54 114 54 114 53 113 53 113 52 113 52 113 52 113 52 113 51 113 51 113 51 112 51 112 50 112 50 113 50 113 49 114 49 115 49 115 49 116 49 116 50 116 50 116 50 116 50 116 50 117 51 118 51 119 52 120 51 121 51 122 51 122 50 122 50 123 49 123 49 123 49 123 48 122 48 122 48 121 49 121 49 121 50 121 50 120 51 120 51 119 51 118 50 118 50 117 49 116 49 116 49 116 48 116 48 115 48 115 48 114 47 114 47 114 47 114 46 114 46 114 46 113 45 113 45 113 44 113 44 112 43 112 45 111 45 110 45 110 45 110 44 110 44 110 43 110 43 110 42 110 42 111 41 111 41 112 41 113 41 113 41 114 42 114 42 114 41 115 41 115 41 115 40 115 40 115 39 115 39 115 39 115 38 115 38 116 38 116 38 116 37 115 37 115 37 114 36 114 36 114 36 114 36 113 35 113 35 113 35 113 34 113 34 114 33 114 34 114 34 115 33 114 33 115 32 115 32 115 32 115 31 115 31 115 31 115 30 115 30 115 30 116 30 116 30 116 29 116 29 115 29 115 29 115 29 115 30 114 30 113 30 113 29 113 29 113 29 113 28 113 28 113 28 112 28 112 28 112 27 112 27 112 25 112 25 112 24 113 24 113 24 113 23 113 22 113 22 113 21 114 21 114 20 115 20 115 19 115 19 115 18 116 18 116 18 116 18 116 17 117 17 117 17 117 16 117 16 117 16 117 16 117 17 118 17 119 17 120 17 120 17 120 17 121 17 121 18 122 18 123 17 123 17 124 17 124 17 125 17 126 17 126 16 125 16 123 16 123 16 123 16 121 16 121 16 120 16 121 15 121 14 122 13 123 12 124 11 125 10 125 9 125 8 126 7 124 9 124 9 124 9 123 10 123 10 123 10 122 11 122 11 122 11 121 11 121 11 121 10 122 10 122 10 122 9 122 9 122 8 122 8 122 8 122 8 123 7 123 7 122 7 122 7 122 7 121 7 121 7 121 7 121 8 121 8 120 8 120 8 119 8 119 8 119 8 119 9 118 9 118 9 117 10 117 10 117 11 117 12 118 13 117 14 117 14 116 14 116 15 116 15 116 15 115 15 115 15 115 15 115 15 114 16 114 16 113 16 113 17 112 17 112 18 112 18 112 18 112 18 111 18 112 18 111 18 111 18 111 18 111 18 110 17 110 17 110 17 110 16 110 16 109 15 109 15 108 15 108 16 108 16 109 16 109 17 109 17 109 18 109 18 109 19 109 20 108 20 108 21 107 21 107 22 107 22 107 22 107 22 106 23 106 23 106 23 106 23 106 24 105 24 105 24 105 23 104 23 104 23 104 23 103 23 103 23 103 22 102 22 102 22 101 22 101 23 101 23 101 23 102 23 102 23 102 24 102 24 103 24 103 25 103 25 104 26 104 26 104 26 105 27 105 27 105 27 106 28 106 29 106 30 106 30 106 31 106 31 107 31 107 32 107 32 107 33 107 33 106 34 106 34 105 35 104 36 104 36 103 35 103 35 103 35 102 35 102 35 101 35 102 35 102 35 102 36 103 36 103 36 103 37 103 37 104 37 104 38 104 38 104 39 104 40 103 40 103 41 103 42 103 42 102 42 102 43 102 43 102 43 102 44 102 44 102 45 102 45 102 45 102 45 102 45 102 45 102 46 103 46 103 48 103 49 103 49 103 49 103 50 103 50 103 51 103 52 103 52 104 52 104 52 104 53 104 53 104 53 104 54 104 55 104 56 104 57 105 57 105 58 106 59 106 60 107 60 107 61 108 61 107 62 106 62 106 62 105 61 104 61 104 61 103 60 103 60 102 59 102 59 102 58 101 58 101 57 100 57 100 57 100 56 99 56 99 56 99 55 99 55 98 54 98 54 97 54 98 55 98 56 98 56 99 57 99 57 100 58 100 59 101 59 102 60 103 61 103 62 105 65 108 66 109 69 109 70 110 70 110 70 110 71 110 73 109 74 108 74 108 73 108 72 107 72 107 71 107 70 106 70 106 69 105 69 105 69 105 70 105 70 105 71 104 71 104 71 103 71 103 71 102 70 102 69 102 69 101 68 100 68 100 67 99 67 98 67 97 66 98 66 98 66 98 66 98 65 98 65 98 65 98 65 98 65 98 65 97 65 97 65 96 65 96 65 95 66 95 66 95 66 94 66 94 66 93 65 93 64 93 63 92 63 91 63 92 64 91 64 91 64 90 64 90 64 90 64 89 63 89 63 89 63 88 63 88 62 88 62 88 62 87 61 87 61 87 60 86 60 86 59 85 55 83 57 81 57 82 59 81 60 80 62 78 61 78 59 77 58 77 56 78 54 78 53 79 53 79 52 80 51 81 51 82 50 83 49 85 48 86 46 86 45 86 45 86 44 86 44 85 43 85 44 85 44 85 44 85 44 85 39 85 39 85 39 86 39 86 39 86 39 88 38 88 38 88 38 88 36 88 36 88 36 85 32 85 32 85 32 85 32 82 36 82 35 82 35 80 33 80 33 80 33 78 33 78 33 78 33 77 31 77 31 77 31 76 30 75 30 75 30 72 29 71 29 71 29 68 28 68 27 68 27 68 25 68 25 68 25 70 22 70 22 70 22 67 19 67 19 66 18 61 18 61 18 60 17 60 17 60 17 60 13 60 13 60 13 58 13 58 13 58 13 58 13 59 11 59 11 59 11 59 10 59 10 57 10 57 10 57 10 57 9 57 9 57 9 56 9 56 9 56 9 56 9 56 7 56 6 56 6 57 5 57 5 57 5 55 5 55 5 55 5 53 6 53 6 53 6 54 5 53 5 53 4 52 5 52 5 52 5 46 1 46 1 44 1 44 1 44 1 42 4 42 4 42 4 42 4 39 4 39 4 39 3 38 5 38 5 36 4 36 4 36 4 36 4 37 6 37 6 37 6 36 6 36 6 35 7 35 8 35 8 37 8 37 8 37 8 35 9 35 9 35 9 35 9 33 9 33 9 33 9 31 9 30 8 30 8 28 7 28 7 28 7 26 7 26 7 26 6 25 5 25 5 25 4 24 5 24 5 24 5 24 5 24 5 23 5 23 6 23 7 23 7 23 7 23 7 22 7 22 7 22 7 22 7 19 10 19 10 19 11 18 12 18 12 18 12 17 12 17 12 17 11 16 11 15 11 15 10 14 11 14 11 13 12 13 12 13 12 12 13 12 13 12 13 11 15 11 15 11 15 10 15 10 15 10 15 7 18 7 18 7 18 7 18 5 19 5 19 5 19 0 22 0 22 0 0 0 0 0 0 128 0 128 0 128 0 131 56 131 56 131 56 L 154 56 Z M 109 39 C 110 38 110 37 110 37 110 36 111 36 111 36 112 35 112 35 112 34 112 34 112 34 111 33 111 33 111 33 111 33 110 33 110 33 110 34 110 34 110 35 109 35 109 35 109 36 109 36 108 37 109 37 108 37 109 38 109 39 109 39 Z N">
              <draw:equation draw:name="f0" draw:formula="151*logwidth/154"/>
              <draw:equation draw:name="f1" draw:formula="62*logheight/79"/>
              <draw:equation draw:name="f2" draw:formula="148*logwidth/154"/>
              <draw:equation draw:name="f3" draw:formula="67*logheight/79"/>
              <draw:equation draw:name="f4" draw:formula="145*logwidth/154"/>
              <draw:equation draw:name="f5" draw:formula="71*logheight/79"/>
              <draw:equation draw:name="f6" draw:formula="141*logwidth/154"/>
              <draw:equation draw:name="f7" draw:formula="76*logheight/79"/>
              <draw:equation draw:name="f8" draw:formula="127*logwidth/154"/>
              <draw:equation draw:name="f9" draw:formula="75*logheight/79"/>
              <draw:equation draw:name="f10" draw:formula="123*logwidth/154"/>
              <draw:equation draw:name="f11" draw:formula="69*logheight/79"/>
              <draw:equation draw:name="f12" draw:formula="127*logwidth/154"/>
              <draw:equation draw:name="f13" draw:formula="57*logheight/79"/>
              <draw:equation draw:name="f14" draw:formula="123*logwidth/154"/>
              <draw:equation draw:name="f15" draw:formula="66*logheight/79"/>
              <draw:equation draw:name="f16" draw:formula="118*logwidth/154"/>
              <draw:equation draw:name="f17" draw:formula="66*logheight/79"/>
              <draw:equation draw:name="f18" draw:formula="111*logwidth/154"/>
              <draw:equation draw:name="f19" draw:formula="59*logheight/79"/>
              <draw:equation draw:name="f20" draw:formula="113*logwidth/154"/>
              <draw:equation draw:name="f21" draw:formula="52*logheight/79"/>
              <draw:equation draw:name="f22" draw:formula="116*logwidth/154"/>
              <draw:equation draw:name="f23" draw:formula="50*logheight/79"/>
              <draw:equation draw:name="f24" draw:formula="121*logwidth/154"/>
              <draw:equation draw:name="f25" draw:formula="49*logheight/79"/>
              <draw:equation draw:name="f26" draw:formula="114*logwidth/154"/>
              <draw:equation draw:name="f27" draw:formula="46*logheight/79"/>
              <draw:equation draw:name="f28" draw:formula="111*logwidth/154"/>
              <draw:equation draw:name="f29" draw:formula="41*logheight/79"/>
              <draw:equation draw:name="f30" draw:formula="116*logwidth/154"/>
              <draw:equation draw:name="f31" draw:formula="38*logheight/79"/>
              <draw:equation draw:name="f32" draw:formula="115*logwidth/154"/>
              <draw:equation draw:name="f33" draw:formula="32*logheight/79"/>
              <draw:equation draw:name="f34" draw:formula="113*logwidth/154"/>
              <draw:equation draw:name="f35" draw:formula="30*logheight/79"/>
              <draw:equation draw:name="f36" draw:formula="113*logwidth/154"/>
              <draw:equation draw:name="f37" draw:formula="22*logheight/79"/>
              <draw:equation draw:name="f38" draw:formula="117*logwidth/154"/>
              <draw:equation draw:name="f39" draw:formula="17*logheight/79"/>
              <draw:equation draw:name="f40" draw:formula="123*logwidth/154"/>
              <draw:equation draw:name="f41" draw:formula="16*logheight/79"/>
              <draw:equation draw:name="f42" draw:formula="123*logwidth/154"/>
              <draw:equation draw:name="f43" draw:formula="10*logheight/79"/>
              <draw:equation draw:name="f44" draw:formula="122*logwidth/154"/>
              <draw:equation draw:name="f45" draw:formula="7*logheight/79"/>
              <draw:equation draw:name="f46" draw:formula="117*logwidth/154"/>
              <draw:equation draw:name="f47" draw:formula="11*logheight/79"/>
              <draw:equation draw:name="f48" draw:formula="112*logwidth/154"/>
              <draw:equation draw:name="f49" draw:formula="18*logheight/79"/>
              <draw:equation draw:name="f50" draw:formula="108*logwidth/154"/>
              <draw:equation draw:name="f51" draw:formula="16*logheight/79"/>
              <draw:equation draw:name="f52" draw:formula="106*logwidth/154"/>
              <draw:equation draw:name="f53" draw:formula="23*logheight/79"/>
              <draw:equation draw:name="f54" draw:formula="102*logwidth/154"/>
              <draw:equation draw:name="f55" draw:formula="23*logheight/79"/>
              <draw:equation draw:name="f56" draw:formula="106*logwidth/154"/>
              <draw:equation draw:name="f57" draw:formula="31*logheight/79"/>
              <draw:equation draw:name="f58" draw:formula="102*logwidth/154"/>
              <draw:equation draw:name="f59" draw:formula="35*logheight/79"/>
              <draw:equation draw:name="f60" draw:formula="102*logwidth/154"/>
              <draw:equation draw:name="f61" draw:formula="43*logheight/79"/>
              <draw:equation draw:name="f62" draw:formula="103*logwidth/154"/>
              <draw:equation draw:name="f63" draw:formula="52*logheight/79"/>
              <draw:equation draw:name="f64" draw:formula="107*logwidth/154"/>
              <draw:equation draw:name="f65" draw:formula="62*logheight/79"/>
              <draw:equation draw:name="f66" draw:formula="99*logwidth/154"/>
              <draw:equation draw:name="f67" draw:formula="55*logheight/79"/>
              <draw:equation draw:name="f68" draw:formula="109*logwidth/154"/>
              <draw:equation draw:name="f69" draw:formula="69*logheight/79"/>
              <draw:equation draw:name="f70" draw:formula="105*logwidth/154"/>
              <draw:equation draw:name="f71" draw:formula="70*logheight/79"/>
              <draw:equation draw:name="f72" draw:formula="98*logwidth/154"/>
              <draw:equation draw:name="f73" draw:formula="65*logheight/79"/>
              <draw:equation draw:name="f74" draw:formula="92*logwidth/154"/>
              <draw:equation draw:name="f75" draw:formula="63*logheight/79"/>
              <draw:equation draw:name="f76" draw:formula="86*logwidth/154"/>
              <draw:equation draw:name="f77" draw:formula="60*logheight/79"/>
              <draw:equation draw:name="f78" draw:formula="82*logwidth/154"/>
              <draw:equation draw:name="f79" draw:formula="50*logheight/79"/>
              <draw:equation draw:name="f80" draw:formula="86*logwidth/154"/>
              <draw:equation draw:name="f81" draw:formula="39*logheight/79"/>
              <draw:equation draw:name="f82" draw:formula="78*logwidth/154"/>
              <draw:equation draw:name="f83" draw:formula="33*logheight/79"/>
              <draw:equation draw:name="f84" draw:formula="70*logwidth/154"/>
              <draw:equation draw:name="f85" draw:formula="22*logheight/79"/>
              <draw:equation draw:name="f86" draw:formula="59*logwidth/154"/>
              <draw:equation draw:name="f87" draw:formula="11*logheight/79"/>
              <draw:equation draw:name="f88" draw:formula="57*logwidth/154"/>
              <draw:equation draw:name="f89" draw:formula="5*logheight/79"/>
              <draw:equation draw:name="f90" draw:formula="44*logwidth/154"/>
              <draw:equation draw:name="f91" draw:formula="1*logheight/79"/>
              <draw:equation draw:name="f92" draw:formula="36*logwidth/154"/>
              <draw:equation draw:name="f93" draw:formula="6*logheight/79"/>
              <draw:equation draw:name="f94" draw:formula="28*logwidth/154"/>
              <draw:equation draw:name="f95" draw:formula="7*logheight/79"/>
              <draw:equation draw:name="f96" draw:formula="23*logwidth/154"/>
              <draw:equation draw:name="f97" draw:formula="7*logheight/79"/>
              <draw:equation draw:name="f98" draw:formula="14*logwidth/154"/>
              <draw:equation draw:name="f99" draw:formula="11*logheight/79"/>
              <draw:equation draw:name="f100" draw:formula="5*logwidth/154"/>
              <draw:equation draw:name="f101" draw:formula="19*logheight/79"/>
              <draw:equation draw:name="f102" draw:formula="109*logwidth/154"/>
              <draw:equation draw:name="f103" draw:formula="39*logheight/79"/>
              <draw:equation draw:name="f104" draw:formula="110*logwidth/154"/>
              <draw:equation draw:name="f105" draw:formula="34*logheight/79"/>
              <draw:equation draw:name="f106" draw:formula="logwidth"/>
              <draw:equation draw:name="f107" draw:formula="logheight"/>
            </draw:enhanced-geometry>
          </draw:custom-shape>
          <draw:custom-shape draw:name="Freeform 39" draw:style-name="gr3" draw:text-style-name="P2" draw:layer="layout" svg:width="1.55cm" svg:height="2.39cm" svg:x="31.48cm" svg:y="4.376cm">
            <text:p><text:span text:style-name="T1"/></text:p>
            <draw:enhanced-geometry draw:mirror-horizontal="false" draw:mirror-vertical="false" drawooo:sub-view-size="141 217" draw:text-areas="0 0 ?f120 ?f121" svg:viewBox="0 0 0 0" draw:type="ooxml-non-primitive" draw:enhanced-path="M 74 159 C 74 158 74 158 74 158 75 158 75 158 75 157 75 157 75 157 75 157 75 157 75 156 75 156 76 156 76 156 76 156 76 156 76 157 76 157 76 157 76 157 76 158 76 158 76 158 76 158 76 158 76 158 75 159 75 159 75 159 75 159 75 159 75 159 74 159 Z M 76 165 C 76 165 76 165 77 165 77 165 77 165 77 165 78 165 78 165 78 165 79 165 79 165 79 165 79 164 79 164 79 164 79 164 79 164 79 164 79 164 78 164 78 164 78 164 78 164 78 163 78 163 77 163 77 164 77 164 77 164 77 164 77 164 76 164 76 164 76 164 75 164 75 164 75 165 76 165 76 165 Z M 76 168 C 76 168 76 168 77 168 77 168 77 168 77 169 77 169 77 169 77 169 77 169 77 170 77 170 77 170 78 170 78 170 78 170 79 170 79 170 79 170 79 169 79 169 79 168 79 168 79 168 79 167 79 167 79 167 79 166 78 167 78 167 78 167 77 167 77 167 77 167 76 166 76 167 76 167 76 167 76 168 76 168 76 168 76 168 Z M 82 163 C 83 163 83 163 83 163 83 163 83 163 83 163 83 163 84 163 84 163 84 163 84 163 84 163 84 163 84 162 84 162 84 162 85 162 85 162 85 162 85 161 85 161 85 161 86 161 86 161 86 160 86 160 86 160 86 160 85 160 85 160 85 160 85 160 84 159 84 159 84 159 84 159 84 159 83 159 83 160 83 160 83 160 83 161 83 161 83 161 83 162 83 162 82 162 82 162 82 163 82 163 82 163 82 163 82 163 82 163 Z M 77 154 C 77 154 77 154 77 154 76 153 76 154 76 154 76 154 76 154 77 154 Z M 141 131 C 141 131 140 131 140 131 140 131 140 130 140 130 140 130 140 130 140 130 140 129 140 129 140 129 139 129 139 129 139 129 139 129 139 129 139 129 139 130 139 130 138 130 138 130 138 130 138 131 138 131 138 131 137 131 137 132 137 132 137 132 136 132 136 132 136 131 136 131 136 131 137 131 137 130 137 130 137 130 137 129 137 129 137 128 137 128 137 127 137 127 137 126 137 126 138 126 138 126 138 126 139 126 139 126 139 126 139 126 139 126 140 126 140 126 139 126 139 125 139 125 139 124 139 124 139 123 138 123 138 123 138 122 138 122 138 121 138 121 138 120 137 120 137 119 137 119 137 119 137 118 137 118 136 118 136 118 136 118 136 118 136 118 136 118 135 116 135 116 135 116 134 116 134 116 134 115 133 115 133 114 133 114 132 114 132 114 129 117 129 117 129 117 127 115 127 115 127 115 127 115 126 113 126 113 126 113 125 111 125 111 124 110 124 109 124 109 124 109 127 105 127 105 126 105 126 104 126 104 126 104 124 100 124 100 124 100 124 99 124 99 124 99 124 99 124 99 127 99 127 99 127 99 127 99 127 94 127 94 126 94 125 93 125 93 124 94 124 94 124 94 124 94 123 94 123 94 123 94 121 93 121 93 121 93 119 93 119 93 119 93 118 91 118 91 118 91 116 90 116 90 116 89 115 90 114 90 114 90 113 89 113 89 113 89 114 87 114 87 114 87 114 86 114 86 114 86 113 85 113 84 113 84 113 84 114 84 114 84 115 82 115 82 115 82 114 81 114 81 114 81 113 80 113 80 113 80 114 80 114 80 114 80 115 78 115 78 115 78 115 77 115 77 115 77 114 77 114 77 114 20 114 20 114 20 110 18 110 18 110 18 108 14 108 14 108 14 99 6 99 6 99 6 94 6 94 6 94 6 94 9 94 9 94 9 87 9 87 9 87 9 86 11 86 11 86 11 82 11 82 11 82 11 75 15 75 15 75 15 71 11 71 11 71 11 70 1 70 1 70 1 70 1 69 2 68 2 68 2 64 0 64 0 38 39 38 39 38 39 36 53 36 53 36 53 31 56 31 56 31 56 27 64 27 64 27 64 29 67 29 67 29 67 29 69 29 69 29 69 29 69 27 70 27 70 27 71 28 71 28 71 28 71 27 73 26 73 26 73 28 74 28 74 28 74 27 75 26 75 26 76 27 76 27 76 29 76 29 76 29 76 29 79 29 79 29 79 23 84 23 84 23 84 23 84 24 85 24 86 24 86 24 87 24 87 16 93 16 93 16 93 16 93 12 98 12 98 12 98 16 102 16 102 16 104 16 104 16 104 10 102 10 102 10 102 10 103 10 103 10 103 10 103 9 105 9 105 9 106 10 107 10 107 10 107 9 109 9 109 9 109 8 112 8 112 8 112 6 109 6 109 6 109 5 106 5 106 3 106 3 106 3 106 3 108 3 108 3 108 0 108 0 108 0 108 3 166 3 166 3 166 4 186 4 186 4 186 4 186 4 195 4 195 4 195 4 202 4 202 9 208 9 208 9 208 9 208 9 211 9 211 9 211 9 213 9 214 9 214 10 214 10 214 10 214 11 214 12 215 12 215 13 215 13 216 13 216 13 216 14 217 14 217 14 216 15 216 15 215 15 215 15 214 16 213 17 213 17 212 17 211 17 210 18 209 18 209 18 209 18 208 18 207 18 207 19 206 19 205 19 204 20 204 21 204 22 203 22 203 23 202 24 201 24 200 24 199 24 198 25 198 25 197 25 197 25 196 25 195 25 194 26 194 27 194 27 194 28 194 28 194 29 194 29 194 29 194 29 194 29 193 30 193 31 193 31 192 31 191 31 190 30 189 30 188 29 188 29 187 29 187 30 186 30 186 30 185 31 185 31 185 32 184 32 183 33 183 34 182 34 182 35 181 35 181 36 180 36 180 36 180 36 179 37 179 37 179 37 179 37 179 37 179 37 179 37 179 37 179 38 179 38 179 38 179 38 179 38 180 39 180 39 180 40 180 40 180 40 180 40 179 40 179 40 179 40 179 40 179 40 178 41 178 41 178 42 179 42 179 43 179 43 180 43 181 44 181 44 182 44 182 43 183 43 184 43 184 43 185 44 185 44 185 44 185 45 185 45 184 45 184 45 184 45 184 45 184 45 184 45 183 45 183 45 183 45 183 45 183 45 182 45 182 45 181 45 181 45 180 45 180 45 179 45 179 45 179 44 178 44 178 44 177 44 177 44 176 44 176 44 175 45 175 45 175 45 176 45 176 45 176 45 177 45 178 46 179 46 180 46 181 46 181 46 182 46 182 46 182 46 183 46 183 47 183 46 182 47 182 47 182 47 182 47 181 47 181 47 181 47 181 47 180 47 180 48 180 48 180 48 179 48 179 47 180 47 180 47 180 47 180 47 180 47 180 47 180 47 180 47 180 46 179 46 179 46 179 46 178 46 177 47 177 47 177 47 176 47 177 47 177 47 177 47 177 48 178 47 178 47 178 47 179 47 179 48 179 48 179 48 179 48 178 48 178 48 178 48 178 49 178 49 178 49 178 49 178 50 178 50 178 50 178 51 178 51 178 51 178 51 178 51 179 51 179 51 178 51 178 51 178 52 177 52 177 52 176 52 176 52 175 52 175 52 175 52 174 52 174 52 174 52 173 52 173 52 173 52 173 53 173 53 172 53 172 53 172 53 173 53 174 53 174 53 175 53 175 53 176 53 176 53 177 54 177 54 177 54 177 54 177 54 178 54 178 54 178 54 178 54 178 54 178 54 179 54 179 55 179 55 178 55 178 56 178 56 177 56 177 56 177 56 176 57 176 57 175 57 175 57 175 57 174 58 174 58 173 58 173 58 173 59 173 59 172 59 172 59 171 59 171 59 170 59 170 59 170 59 169 59 169 59 169 59 169 59 169 60 169 60 169 60 169 60 169 61 170 61 170 61 170 61 170 60 170 60 170 60 170 60 170 60 171 60 171 60 171 60 172 60 172 60 172 60 173 60 173 61 173 61 174 61 174 61 174 62 174 62 174 63 174 63 174 63 175 63 175 64 175 64 175 64 175 65 175 65 175 65 174 65 174 65 174 66 173 66 173 66 173 66 173 66 173 66 173 66 173 67 173 67 173 67 173 68 173 68 172 68 172 68 172 69 172 69 171 69 171 69 171 69 171 70 170 70 170 70 169 70 169 71 169 71 168 71 168 71 168 70 168 70 168 70 168 70 168 70 168 70 167 70 167 70 167 70 167 70 167 69 166 69 166 69 166 70 166 70 166 70 166 70 166 70 165 70 165 70 165 70 165 70 165 70 164 70 164 70 163 70 163 70 163 70 163 71 163 71 162 71 162 71 162 71 162 71 161 71 161 71 161 71 161 71 160 71 160 72 160 72 160 72 160 72 160 72 159 72 159 72 159 72 159 72 159 73 158 73 158 73 158 74 157 74 157 74 156 74 156 74 156 74 155 74 154 74 154 73 154 73 154 73 154 73 153 73 153 73 153 73 153 73 152 73 152 74 152 74 152 74 152 74 152 74 152 74 151 74 151 74 151 75 151 75 151 75 151 75 151 76 151 76 150 76 150 76 150 77 150 77 150 77 150 78 150 78 150 78 150 78 149 78 149 78 149 78 149 78 148 78 148 79 148 79 148 79 147 79 147 79 147 79 147 79 146 79 146 79 146 79 145 79 145 80 145 80 145 80 146 80 146 80 147 80 147 80 147 80 148 80 148 81 148 81 148 81 148 80 148 80 149 80 149 79 150 79 151 79 151 79 151 79 151 79 151 79 152 78 152 78 152 78 153 78 153 78 154 78 154 78 155 78 155 78 156 79 156 79 156 79 156 80 156 80 157 80 157 81 157 81 157 81 157 81 156 81 156 81 156 81 156 82 156 82 156 82 156 83 157 83 157 84 158 84 158 84 158 85 158 85 158 85 158 85 158 85 159 86 159 86 159 87 159 87 160 88 160 88 160 88 160 88 160 88 160 88 160 88 160 88 161 89 161 89 161 89 160 89 160 89 160 89 160 89 160 89 160 89 159 89 159 89 159 89 158 89 158 89 158 89 158 89 157 88 157 88 157 88 156 88 156 88 155 88 155 88 154 88 154 89 154 89 153 89 153 89 153 89 153 89 152 89 152 89 152 90 152 89 151 89 151 89 151 90 150 90 150 90 150 90 150 90 150 90 150 90 149 90 149 91 149 91 149 91 149 91 149 91 148 91 148 91 148 91 149 91 150 91 150 91 150 91 150 91 151 92 151 92 151 92 151 92 151 92 151 92 151 92 152 92 152 92 152 92 152 93 152 93 152 93 152 93 152 94 151 94 151 94 151 95 151 95 150 95 151 96 151 95 151 95 152 95 152 94 152 94 153 94 153 94 153 94 154 94 154 94 155 94 155 94 155 94 156 94 156 94 156 94 157 94 157 93 157 93 157 93 157 93 158 93 158 92 158 92 158 92 158 92 159 92 159 93 160 94 160 94 160 94 160 95 160 95 160 96 160 96 159 97 159 97 159 98 159 98 159 98 158 98 158 98 158 98 158 98 158 98 158 99 157 99 157 99 157 100 156 100 156 100 156 100 155 100 155 100 155 100 154 100 154 100 153 99 154 99 153 99 153 98 153 98 153 98 152 98 152 97 152 97 152 96 151 96 151 96 150 97 150 97 150 97 149 97 149 97 148 96 148 96 147 97 147 97 147 97 147 97 147 97 147 97 148 97 148 98 148 98 149 99 149 99 149 99 149 99 148 99 148 99 148 99 148 100 148 100 148 100 148 101 147 101 148 101 148 101 148 102 148 102 149 103 149 103 149 103 150 103 151 103 152 103 152 103 153 103 153 103 153 103 154 104 154 104 154 104 154 104 154 105 154 105 155 105 155 105 155 106 155 105 154 105 154 105 153 105 153 106 152 106 151 106 151 106 150 106 150 106 149 106 149 106 149 107 149 107 149 107 149 107 149 107 149 108 148 108 149 108 149 108 149 108 149 108 150 108 150 108 150 108 150 109 151 109 151 109 152 109 152 110 152 110 152 110 153 111 153 111 153 111 152 111 152 111 152 111 151 111 151 111 151 111 150 111 150 112 150 112 149 112 149 112 148 112 147 112 147 112 146 112 146 112 145 112 145 112 145 112 145 113 145 113 145 113 145 113 145 113 145 113 145 113 145 113 145 114 145 114 145 115 145 116 145 116 145 117 145 118 145 118 145 118 146 118 146 119 146 119 146 119 146 119 146 120 146 121 146 122 146 122 146 122 145 122 145 122 144 122 143 123 142 123 141 123 141 123 141 123 141 123 141 123 141 123 141 124 141 124 141 124 141 124 141 124 141 124 141 124 142 124 142 124 142 124 142 125 142 125 142 125 142 126 142 126 143 126 143 126 143 126 143 126 143 126 143 127 143 127 143 127 143 128 143 128 142 128 142 128 142 128 142 128 141 128 141 128 140 128 140 128 140 128 139 129 139 129 139 129 139 129 139 129 138 129 138 129 138 129 138 130 138 130 138 130 138 130 138 131 138 131 138 131 138 131 139 132 139 132 139 132 140 132 140 132 140 132 141 132 142 133 141 133 141 133 141 134 141 134 141 134 141 134 140 135 140 135 140 135 140 135 140 136 140 137 139 137 138 138 138 139 137 139 136 140 136 140 135 141 135 141 135 141 134 141 134 141 133 141 132 141 131 Z N">
              <draw:equation draw:name="f0" draw:formula="76*logwidth/141"/>
              <draw:equation draw:name="f1" draw:formula="158*logheight/217"/>
              <draw:equation draw:name="f2" draw:formula="78*logwidth/141"/>
              <draw:equation draw:name="f3" draw:formula="165*logheight/217"/>
              <draw:equation draw:name="f4" draw:formula="76*logwidth/141"/>
              <draw:equation draw:name="f5" draw:formula="164*logheight/217"/>
              <draw:equation draw:name="f6" draw:formula="78*logwidth/141"/>
              <draw:equation draw:name="f7" draw:formula="170*logheight/217"/>
              <draw:equation draw:name="f8" draw:formula="76*logwidth/141"/>
              <draw:equation draw:name="f9" draw:formula="168*logheight/217"/>
              <draw:equation draw:name="f10" draw:formula="85*logwidth/141"/>
              <draw:equation draw:name="f11" draw:formula="162*logheight/217"/>
              <draw:equation draw:name="f12" draw:formula="83*logwidth/141"/>
              <draw:equation draw:name="f13" draw:formula="161*logheight/217"/>
              <draw:equation draw:name="f14" draw:formula="77*logwidth/141"/>
              <draw:equation draw:name="f15" draw:formula="154*logheight/217"/>
              <draw:equation draw:name="f16" draw:formula="138*logwidth/141"/>
              <draw:equation draw:name="f17" draw:formula="130*logheight/217"/>
              <draw:equation draw:name="f18" draw:formula="137*logwidth/141"/>
              <draw:equation draw:name="f19" draw:formula="127*logheight/217"/>
              <draw:equation draw:name="f20" draw:formula="138*logwidth/141"/>
              <draw:equation draw:name="f21" draw:formula="121*logheight/217"/>
              <draw:equation draw:name="f22" draw:formula="132*logwidth/141"/>
              <draw:equation draw:name="f23" draw:formula="114*logheight/217"/>
              <draw:equation draw:name="f24" draw:formula="124*logwidth/141"/>
              <draw:equation draw:name="f25" draw:formula="100*logheight/217"/>
              <draw:equation draw:name="f26" draw:formula="121*logwidth/141"/>
              <draw:equation draw:name="f27" draw:formula="93*logheight/217"/>
              <draw:equation draw:name="f28" draw:formula="113*logwidth/141"/>
              <draw:equation draw:name="f29" draw:formula="84*logheight/217"/>
              <draw:equation draw:name="f30" draw:formula="114*logwidth/141"/>
              <draw:equation draw:name="f31" draw:formula="77*logheight/217"/>
              <draw:equation draw:name="f32" draw:formula="86*logwidth/141"/>
              <draw:equation draw:name="f33" draw:formula="11*logheight/217"/>
              <draw:equation draw:name="f34" draw:formula="36*logwidth/141"/>
              <draw:equation draw:name="f35" draw:formula="53*logheight/217"/>
              <draw:equation draw:name="f36" draw:formula="28*logwidth/141"/>
              <draw:equation draw:name="f37" draw:formula="74*logheight/217"/>
              <draw:equation draw:name="f38" draw:formula="16*logwidth/141"/>
              <draw:equation draw:name="f39" draw:formula="93*logheight/217"/>
              <draw:equation draw:name="f40" draw:formula="9*logwidth/141"/>
              <draw:equation draw:name="f41" draw:formula="109*logheight/217"/>
              <draw:equation draw:name="f42" draw:formula="4*logwidth/141"/>
              <draw:equation draw:name="f43" draw:formula="186*logheight/217"/>
              <draw:equation draw:name="f44" draw:formula="13*logwidth/141"/>
              <draw:equation draw:name="f45" draw:formula="216*logheight/217"/>
              <draw:equation draw:name="f46" draw:formula="20*logwidth/141"/>
              <draw:equation draw:name="f47" draw:formula="204*logheight/217"/>
              <draw:equation draw:name="f48" draw:formula="29*logwidth/141"/>
              <draw:equation draw:name="f49" draw:formula="193*logheight/217"/>
              <draw:equation draw:name="f50" draw:formula="36*logwidth/141"/>
              <draw:equation draw:name="f51" draw:formula="180*logheight/217"/>
              <draw:equation draw:name="f52" draw:formula="40*logwidth/141"/>
              <draw:equation draw:name="f53" draw:formula="179*logheight/217"/>
              <draw:equation draw:name="f54" draw:formula="45*logwidth/141"/>
              <draw:equation draw:name="f55" draw:formula="184*logheight/217"/>
              <draw:equation draw:name="f56" draw:formula="45*logwidth/141"/>
              <draw:equation draw:name="f57" draw:formula="175*logheight/217"/>
              <draw:equation draw:name="f58" draw:formula="47*logwidth/141"/>
              <draw:equation draw:name="f59" draw:formula="181*logheight/217"/>
              <draw:equation draw:name="f60" draw:formula="47*logwidth/141"/>
              <draw:equation draw:name="f61" draw:formula="177*logheight/217"/>
              <draw:equation draw:name="f62" draw:formula="51*logwidth/141"/>
              <draw:equation draw:name="f63" draw:formula="178*logheight/217"/>
              <draw:equation draw:name="f64" draw:formula="53*logwidth/141"/>
              <draw:equation draw:name="f65" draw:formula="172*logheight/217"/>
              <draw:equation draw:name="f66" draw:formula="55*logwidth/141"/>
              <draw:equation draw:name="f67" draw:formula="178*logheight/217"/>
              <draw:equation draw:name="f68" draw:formula="59*logwidth/141"/>
              <draw:equation draw:name="f69" draw:formula="169*logheight/217"/>
              <draw:equation draw:name="f70" draw:formula="61*logwidth/141"/>
              <draw:equation draw:name="f71" draw:formula="173*logheight/217"/>
              <draw:equation draw:name="f72" draw:formula="66*logwidth/141"/>
              <draw:equation draw:name="f73" draw:formula="173*logheight/217"/>
              <draw:equation draw:name="f74" draw:formula="70*logwidth/141"/>
              <draw:equation draw:name="f75" draw:formula="168*logheight/217"/>
              <draw:equation draw:name="f76" draw:formula="70*logwidth/141"/>
              <draw:equation draw:name="f77" draw:formula="163*logheight/217"/>
              <draw:equation draw:name="f78" draw:formula="74*logwidth/141"/>
              <draw:equation draw:name="f79" draw:formula="157*logheight/217"/>
              <draw:equation draw:name="f80" draw:formula="74*logwidth/141"/>
              <draw:equation draw:name="f81" draw:formula="151*logheight/217"/>
              <draw:equation draw:name="f82" draw:formula="79*logwidth/141"/>
              <draw:equation draw:name="f83" draw:formula="147*logheight/217"/>
              <draw:equation draw:name="f84" draw:formula="79*logwidth/141"/>
              <draw:equation draw:name="f85" draw:formula="151*logheight/217"/>
              <draw:equation draw:name="f86" draw:formula="81*logwidth/141"/>
              <draw:equation draw:name="f87" draw:formula="156*logheight/217"/>
              <draw:equation draw:name="f88" draw:formula="88*logwidth/141"/>
              <draw:equation draw:name="f89" draw:formula="160*logheight/217"/>
              <draw:equation draw:name="f90" draw:formula="88*logwidth/141"/>
              <draw:equation draw:name="f91" draw:formula="156*logheight/217"/>
              <draw:equation draw:name="f92" draw:formula="90*logwidth/141"/>
              <draw:equation draw:name="f93" draw:formula="149*logheight/217"/>
              <draw:equation draw:name="f94" draw:formula="93*logwidth/141"/>
              <draw:equation draw:name="f95" draw:formula="152*logheight/217"/>
              <draw:equation draw:name="f96" draw:formula="94*logwidth/141"/>
              <draw:equation draw:name="f97" draw:formula="156*logheight/217"/>
              <draw:equation draw:name="f98" draw:formula="98*logwidth/141"/>
              <draw:equation draw:name="f99" draw:formula="159*logheight/217"/>
              <draw:equation draw:name="f100" draw:formula="98*logwidth/141"/>
              <draw:equation draw:name="f101" draw:formula="153*logheight/217"/>
              <draw:equation draw:name="f102" draw:formula="99*logwidth/141"/>
              <draw:equation draw:name="f103" draw:formula="149*logheight/217"/>
              <draw:equation draw:name="f104" draw:formula="103*logwidth/141"/>
              <draw:equation draw:name="f105" draw:formula="153*logheight/217"/>
              <draw:equation draw:name="f106" draw:formula="107*logwidth/141"/>
              <draw:equation draw:name="f107" draw:formula="149*logheight/217"/>
              <draw:equation draw:name="f108" draw:formula="111*logwidth/141"/>
              <draw:equation draw:name="f109" draw:formula="152*logheight/217"/>
              <draw:equation draw:name="f110" draw:formula="113*logwidth/141"/>
              <draw:equation draw:name="f111" draw:formula="145*logheight/217"/>
              <draw:equation draw:name="f112" draw:formula="123*logwidth/141"/>
              <draw:equation draw:name="f113" draw:formula="142*logheight/217"/>
              <draw:equation draw:name="f114" draw:formula="126*logwidth/141"/>
              <draw:equation draw:name="f115" draw:formula="143*logheight/217"/>
              <draw:equation draw:name="f116" draw:formula="129*logwidth/141"/>
              <draw:equation draw:name="f117" draw:formula="138*logheight/217"/>
              <draw:equation draw:name="f118" draw:formula="135*logwidth/141"/>
              <draw:equation draw:name="f119" draw:formula="140*logheight/217"/>
              <draw:equation draw:name="f120" draw:formula="logwidth"/>
              <draw:equation draw:name="f121" draw:formula="logheight"/>
            </draw:enhanced-geometry>
          </draw:custom-shape>
          <draw:custom-shape draw:name="Freeform 40" draw:style-name="gr3" draw:text-style-name="P2" draw:layer="layout" svg:width="1.881cm" svg:height="1.761cm" svg:x="22.764cm" svg:y="11.622cm">
            <text:p><text:span text:style-name="T1"/></text:p>
            <draw:enhanced-geometry draw:mirror-horizontal="false" draw:mirror-vertical="false" drawooo:sub-view-size="171 160" draw:text-areas="0 0 ?f116 ?f117" svg:viewBox="0 0 0 0" draw:type="ooxml-non-primitive" draw:enhanced-path="M 148 150 C 148 150 148 150 149 149 149 149 149 149 149 149 149 148 149 148 149 148 149 148 150 148 150 148 150 147 151 148 151 148 151 149 151 149 151 149 151 150 150 150 150 150 150 151 150 151 150 151 149 151 149 151 148 150 Z M 160 155 C 160 155 160 155 160 154 161 154 161 154 161 153 161 153 161 153 162 152 162 152 162 152 162 152 161 152 161 152 161 152 161 152 161 152 161 152 160 153 160 153 159 153 159 153 159 152 159 152 158 152 158 151 158 151 158 151 158 151 158 151 157 151 157 151 157 151 157 151 157 151 157 151 157 152 157 152 157 152 157 153 157 153 157 153 158 154 158 154 158 154 158 155 158 155 159 155 159 156 159 156 159 156 160 156 160 156 160 155 Z M 168 152 C 168 152 168 152 169 152 169 153 169 153 169 153 170 152 169 152 169 152 169 152 169 151 168 150 168 150 167 150 167 150 166 150 166 150 166 150 166 151 166 151 166 151 167 151 167 152 168 152 Z M 168 160 C 168 160 168 160 169 160 169 160 169 160 169 160 170 159 170 159 170 158 170 158 170 158 170 158 170 158 170 157 170 157 170 157 170 156 171 156 171 156 171 156 171 156 171 155 170 156 170 156 170 156 169 156 169 156 169 156 169 157 168 157 168 157 168 157 167 158 167 158 167 158 167 159 167 159 168 160 168 160 Z M 152 113 C 152 113 150 104 150 104 145 96 145 96 145 96 145 95 145 95 145 95 145 95 148 85 148 85 148 85 148 82 148 82 83 82 83 82 83 82 83 82 84 81 84 81 84 81 85 80 85 80 85 79 83 78 83 78 83 78 83 77 83 77 83 76 84 75 84 75 84 75 84 74 84 74 83 73 83 73 83 72 83 72 83 72 83 72 83 72 84 72 85 71 86 71 87 71 87 71 87 71 86 69 86 68 85 67 85 66 85 65 85 65 86 65 86 65 87 65 86 66 86 66 87 67 87 68 88 67 88 67 88 66 88 66 88 65 88 64 87 64 87 63 87 63 87 63 87 62 87 62 87 62 86 61 88 61 88 60 89 60 89 60 90 59 90 59 90 59 90 59 90 58 89 58 89 58 88 58 88 58 87 57 87 57 87 57 88 57 88 57 89 57 90 57 90 57 90 58 91 58 91 57 91 55 92 53 92 53 92 53 92 52 93 52 93 52 93 52 93 52 94 52 94 52 94 52 95 52 95 51 95 51 94 51 94 51 94 51 93 51 93 51 92 50 93 49 93 49 93 48 94 47 94 48 95 48 94 49 95 49 95 49 95 49 96 49 96 48 96 47 96 47 96 46 97 46 97 46 98 45 98 45 98 45 98 44 99 43 100 42 101 42 102 42 101 41 101 40 101 40 101 40 100 39 99 39 99 39 99 38 100 38 100 38 100 39 100 39 101 39 101 39 102 40 102 39 102 39 103 38 103 38 103 38 103 37 104 37 104 37 104 37 104 37 104 36 104 36 104 35 104 35 103 34 103 34 103 35 103 35 103 35 103 35 103 36 103 36 103 36 102 36 102 37 101 37 100 37 100 36 99 36 99 35 99 34 99 34 99 33 100 33 101 33 101 33 102 33 102 32 103 32 104 32 104 33 104 33 104 33 104 33 104 34 105 34 106 34 105 32 105 32 105 31 105 30 106 30 106 30 108 29 108 29 109 29 109 28 109 27 108 27 108 28 107 28 107 28 105 28 105 27 105 26 106 25 106 24 105 24 105 24 104 24 104 24 103 24 103 24 102 24 102 23 101 23 101 23 101 22 101 22 101 21 101 21 101 20 101 20 101 19 102 20 102 20 102 21 103 21 103 21 105 22 105 22 105 21 104 20 103 20 103 20 103 20 103 20 103 19 102 19 102 19 103 18 104 18 104 17 105 16 105 16 104 16 103 16 103 16 102 17 102 17 101 18 100 18 100 18 100 17 100 17 100 16 101 15 101 14 101 14 102 13 102 13 103 12 103 12 102 12 101 12 100 12 99 11 99 11 99 10 99 10 99 10 99 9 99 9 99 9 99 8 99 8 99 8 100 8 100 7 101 7 103 6 102 4 102 3 102 3 101 2 101 2 101 1 100 1 100 1 100 2 100 2 100 3 100 3 100 3 100 4 100 4 99 5 98 5 97 4 97 3 97 3 98 2 98 2 99 0 99 0 99 0 0 0 0 0 0 0 0 42 0 42 0 42 0 42 6 48 6 49 6 49 8 53 8 54 8 55 8 57 8 57 8 57 7 59 8 59 8 60 11 61 11 62 11 62 11 62 11 62 10 62 10 63 10 63 10 63 11 64 12 64 12 65 12 66 12 66 12 67 13 67 13 67 13 68 12 69 12 69 12 69 12 70 12 70 13 71 15 73 15 73 15 74 15 74 15 75 15 75 16 76 16 76 16 76 17 75 17 75 17 75 17 76 17 76 17 77 16 78 16 78 17 78 17 79 17 80 17 80 17 81 16 81 16 82 16 82 16 82 16 83 17 84 17 85 17 85 17 86 17 87 17 87 16 89 16 90 16 90 15 93 15 94 14 95 13 98 12 98 12 99 10 99 10 100 10 100 11 101 11 102 11 102 11 105 11 105 11 106 10 107 10 107 10 108 9 108 9 109 10 110 11 111 11 111 11 112 11 114 11 115 11 115 11 119 11 120 11 120 9 122 8 124 8 124 8 124 9 124 9 124 9 125 9 126 9 126 8 127 8 128 8 128 9 129 8 129 8 129 7 130 7 130 6 130 5 130 5 131 5 132 5 132 6 133 6 133 6 134 7 134 7 134 8 134 8 134 9 134 9 134 10 133 11 133 13 133 14 133 15 132 16 132 17 132 19 131 20 132 21 132 23 132 24 131 26 132 27 132 28 132 29 132 30 132 31 132 33 133 34 133 36 133 37 134 38 134 40 135 41 136 43 136 44 137 45 138 47 138 48 139 50 139 51 139 51 140 52 140 53 140 54 140 55 140 56 140 57 141 59 141 60 141 61 141 62 141 62 140 63 141 64 140 64 141 65 140 65 140 65 140 66 139 66 139 66 139 67 139 67 139 68 139 68 139 68 139 68 138 67 138 67 138 67 138 67 138 67 137 67 137 67 137 66 137 66 136 65 136 65 135 65 135 65 135 64 134 64 134 64 134 64 134 63 133 64 133 64 132 65 132 65 131 65 130 65 130 65 129 65 129 66 129 66 129 66 129 67 130 66 132 67 132 67 133 69 132 69 132 69 132 69 132 70 131 70 131 70 131 70 131 71 131 71 129 71 128 71 127 70 125 71 125 72 125 72 126 72 126 72 126 72 127 72 127 72 127 72 128 72 128 73 129 73 129 73 128 73 128 74 128 75 128 75 127 76 127 76 127 76 127 77 127 77 127 77 127 77 128 77 129 78 130 77 131 76 131 76 132 75 133 75 134 75 134 76 134 76 133 77 133 77 133 77 133 78 133 79 133 79 133 80 133 82 133 83 133 83 133 84 133 84 134 84 134 83 134 83 134 83 135 83 136 84 137 84 137 85 137 85 137 86 137 86 138 86 138 86 139 86 139 86 140 87 140 87 141 87 141 87 141 87 142 87 142 87 143 88 143 88 143 89 144 89 144 90 144 91 144 91 143 92 142 92 142 93 142 94 142 94 143 95 143 95 143 95 142 95 141 95 141 96 141 97 140 98 140 99 139 100 139 100 140 101 140 102 141 102 141 102 141 101 141 101 142 100 142 100 142 100 142 99 142 99 142 99 142 98 143 98 143 97 143 97 143 95 143 96 144 97 144 97 145 97 146 98 147 98 147 98 148 98 148 99 148 99 149 100 149 101 150 100 150 99 150 98 150 98 150 97 150 96 149 95 150 95 150 95 150 94 151 94 151 94 151 94 151 93 151 95 152 95 152 95 152 95 153 96 153 96 153 96 153 97 153 97 153 98 153 99 153 100 154 100 154 101 154 101 154 102 154 102 155 102 155 103 155 103 155 104 155 105 155 104 155 104 154 104 154 104 154 103 154 103 154 103 153 103 153 103 153 103 152 103 152 104 151 104 151 105 151 105 150 106 149 106 149 107 149 107 149 108 149 108 150 108 150 108 151 109 151 109 152 110 152 111 152 111 152 111 153 111 153 111 154 110 154 110 154 109 154 109 154 107 155 108 156 108 156 108 156 108 157 109 157 109 157 109 157 110 158 110 157 111 157 111 157 112 157 113 156 113 156 114 156 114 156 115 155 115 154 116 153 116 153 116 152 117 152 117 152 118 153 118 153 118 154 119 154 119 153 119 153 119 153 119 152 119 152 119 151 119 151 119 150 119 150 120 150 120 150 122 150 121 149 121 149 121 149 121 149 121 148 122 148 122 149 123 149 123 149 123 149 124 150 124 150 125 150 126 150 127 150 128 151 129 151 129 152 130 152 131 153 131 153 131 154 131 154 131 155 131 155 132 155 132 155 132 156 132 156 131 158 132 158 132 159 133 158 134 158 134 157 135 157 136 156 136 155 136 154 136 153 136 152 136 151 136 150 136 149 136 148 136 147 137 146 137 145 136 144 136 144 134 144 134 144 133 143 133 143 133 143 132 143 132 142 132 142 132 141 133 141 133 141 134 140 134 139 134 139 134 138 134 138 134 138 134 138 133 138 133 137 133 137 133 137 132 136 132 136 132 135 131 136 131 136 131 136 130 136 129 137 129 136 129 136 129 136 129 136 128 135 128 135 128 135 128 135 128 134 127 133 128 133 128 132 129 132 129 132 130 132 131 132 131 131 132 131 132 131 132 131 133 131 133 130 133 130 134 130 133 131 133 132 133 132 133 133 133 134 133 134 132 134 133 135 133 135 133 135 134 136 135 136 135 136 135 137 136 138 135 139 135 139 136 141 137 142 139 143 139 144 141 144 142 144 143 144 144 144 144 144 145 144 145 144 145 144 145 145 145 146 146 146 146 146 147 146 147 146 148 147 148 147 148 147 149 147 150 147 150 147 151 147 152 147 153 147 154 147 154 147 154 148 155 148 155 149 156 149 156 149 156 149 157 150 157 150 158 149 158 149 158 149 158 148 159 149 159 149 159 149 159 149 159 149 160 149 160 149 160 150 161 150 162 151 162 151 163 151 163 151 163 151 163 151 163 151 164 151 164 150 164 150 165 150 165 150 165 150 165 149 164 149 163 149 163 149 162 149 162 149 161 149 161 148 160 148 160 147 160 147 159 147 158 147 158 147 158 147 157 148 157 148 156 148 156 148 155 148 155 148 154 147 154 147 155 146 155 146 155 145 154 144 154 143 154 144 153 143 153 143 153 142 152 142 152 141 152 142 151 141 151 141 150 141 150 141 150 140 149 140 149 139 149 139 149 138 149 138 148 138 148 138 148 138 147 138 147 138 147 137 147 137 146 137 146 137 146 136 146 136 146 136 147 136 147 136 147 135 147 135 147 135 147 135 148 135 148 135 148 136 148 136 148 137 149 137 149 137 150 138 150 138 151 138 151 137 152 137 152 137 153 137 153 136 153 136 153 136 154 136 154 136 155 136 154 136 154 135 153 136 153 135 153 135 153 135 153 135 152 135 152 134 152 134 152 134 153 134 153 134 153 133 153 133 153 133 154 132 154 132 154 132 153 131 153 131 153 131 153 131 153 130 153 130 153 130 154 130 154 131 154 131 155 131 155 132 155 133 156 133 157 134 157 134 158 135 159 135 159 135 159 134 159 133 159 133 159 132 159 132 159 131 160 130 160 129 160 129 160 128 160 127 160 127 161 127 161 126 161 126 161 125 161 125 161 124 160 124 159 124 159 124 159 124 159 123 159 123 159 123 158 123 158 122 159 121 159 120 158 121 157 121 156 122 156 122 155 122 155 123 155 123 155 124 155 124 156 125 157 125 156 126 155 127 155 127 155 128 155 128 155 128 154 128 153 129 153 128 152 128 151 127 150 128 149 127 148 126 147 126 146 126 146 125 145 125 145 125 145 124 144 124 144 124 144 123 145 122 145 122 145 122 145 121 146 121 146 121 146 121 147 120 147 120 147 120 148 120 148 119 149 119 149 119 150 118 150 118 149 117 149 117 149 116 148 116 148 116 147 117 147 117 146 117 145 118 145 118 144 118 144 118 144 118 144 118 144 118 143 118 143 118 142 119 142 119 141 119 141 120 140 120 139 120 139 120 138 121 137 121 137 121 136 121 135 121 133 121 132 121 131 121 130 121 129 121 129 121 129 121 129 121 128 120 128 120 128 120 127 120 127 120 126 119 126 119 126 119 126 119 125 118 125 118 125 118 124 118 125 117 125 116 125 115 125 115 126 114 127 113 128 112 128 112 128 111 126 111 126 111 125 111 125 112 125 113 125 113 124 113 124 114 124 114 124 114 124 115 123 116 120 116 120 115 119 115 120 114 120 114 120 113 120 112 120 112 121 111 121 110 122 110 122 110 123 109 124 109 124 109 124 110 125 110 125 110 125 110 126 110 127 110 127 111 128 110 130 110 130 109 131 108 132 108 132 108 133 108 134 108 135 108 136 108 136 108 136 108 137 108 137 109 137 109 137 109 138 110 138 110 139 110 139 110 139 111 139 111 140 111 139 112 140 112 141 112 142 112 143 113 143 114 144 114 145 114 146 114 147 115 148 115 148 115 148 115 149 115 149 115 149 116 149 116 150 116 151 116 151 116 152 115 152 115 152 114 153 114 153 114 153 115 154 115 154 115 154 115 155 116 156 116 157 115 155 115 155 115 155 115 155 115 153 113 152 113 Z M 70 140 C 70 140 70 140 71 140 71 140 72 141 72 141 72 141 73 142 73 142 74 142 74 142 75 143 75 143 75 143 76 143 76 143 76 143 76 144 77 144 77 143 77 143 77 143 78 142 78 142 79 141 79 141 79 141 80 140 81 139 80 139 79 139 79 139 78 139 78 139 78 139 77 139 77 138 77 138 76 138 76 138 76 138 75 138 75 138 75 137 75 137 75 137 74 137 74 137 73 138 73 138 73 138 73 138 72 138 72 138 72 139 71 139 71 139 70 139 70 139 70 139 69 140 69 140 70 140 Z N">
              <draw:equation draw:name="f0" draw:formula="150*logwidth/171"/>
              <draw:equation draw:name="f1" draw:formula="151*logheight/160"/>
              <draw:equation draw:name="f2" draw:formula="159*logwidth/171"/>
              <draw:equation draw:name="f3" draw:formula="153*logheight/160"/>
              <draw:equation draw:name="f4" draw:formula="159*logwidth/171"/>
              <draw:equation draw:name="f5" draw:formula="155*logheight/160"/>
              <draw:equation draw:name="f6" draw:formula="166*logwidth/171"/>
              <draw:equation draw:name="f7" draw:formula="150*logheight/160"/>
              <draw:equation draw:name="f8" draw:formula="171*logwidth/171"/>
              <draw:equation draw:name="f9" draw:formula="156*logheight/160"/>
              <draw:equation draw:name="f10" draw:formula="150*logwidth/171"/>
              <draw:equation draw:name="f11" draw:formula="104*logheight/160"/>
              <draw:equation draw:name="f12" draw:formula="83*logwidth/171"/>
              <draw:equation draw:name="f13" draw:formula="77*logheight/160"/>
              <draw:equation draw:name="f14" draw:formula="86*logwidth/171"/>
              <draw:equation draw:name="f15" draw:formula="65*logheight/160"/>
              <draw:equation draw:name="f16" draw:formula="90*logwidth/171"/>
              <draw:equation draw:name="f17" draw:formula="59*logheight/160"/>
              <draw:equation draw:name="f18" draw:formula="94*logwidth/171"/>
              <draw:equation draw:name="f19" draw:formula="52*logheight/160"/>
              <draw:equation draw:name="f20" draw:formula="97*logwidth/171"/>
              <draw:equation draw:name="f21" draw:formula="46*logheight/160"/>
              <draw:equation draw:name="f22" draw:formula="103*logwidth/171"/>
              <draw:equation draw:name="f23" draw:formula="38*logheight/160"/>
              <draw:equation draw:name="f24" draw:formula="99*logwidth/171"/>
              <draw:equation draw:name="f25" draw:formula="34*logheight/160"/>
              <draw:equation draw:name="f26" draw:formula="109*logwidth/171"/>
              <draw:equation draw:name="f27" draw:formula="27*logheight/160"/>
              <draw:equation draw:name="f28" draw:formula="102*logwidth/171"/>
              <draw:equation draw:name="f29" draw:formula="20*logheight/160"/>
              <draw:equation draw:name="f30" draw:formula="100*logwidth/171"/>
              <draw:equation draw:name="f31" draw:formula="18*logheight/160"/>
              <draw:equation draw:name="f32" draw:formula="100*logwidth/171"/>
              <draw:equation draw:name="f33" draw:formula="7*logheight/160"/>
              <draw:equation draw:name="f34" draw:formula="99*logwidth/171"/>
              <draw:equation draw:name="f35" draw:formula="0*logheight/160"/>
              <draw:equation draw:name="f36" draw:formula="10*logwidth/171"/>
              <draw:equation draw:name="f37" draw:formula="63*logheight/160"/>
              <draw:equation draw:name="f38" draw:formula="17*logwidth/171"/>
              <draw:equation draw:name="f39" draw:formula="75*logheight/160"/>
              <draw:equation draw:name="f40" draw:formula="15*logwidth/171"/>
              <draw:equation draw:name="f41" draw:formula="94*logheight/160"/>
              <draw:equation draw:name="f42" draw:formula="11*logwidth/171"/>
              <draw:equation draw:name="f43" draw:formula="120*logheight/160"/>
              <draw:equation draw:name="f44" draw:formula="7*logwidth/171"/>
              <draw:equation draw:name="f45" draw:formula="134*logheight/160"/>
              <draw:equation draw:name="f46" draw:formula="37*logwidth/171"/>
              <draw:equation draw:name="f47" draw:formula="134*logheight/160"/>
              <draw:equation draw:name="f48" draw:formula="65*logwidth/171"/>
              <draw:equation draw:name="f49" draw:formula="140*logheight/160"/>
              <draw:equation draw:name="f50" draw:formula="64*logwidth/171"/>
              <draw:equation draw:name="f51" draw:formula="134*logheight/160"/>
              <draw:equation draw:name="f52" draw:formula="71*logwidth/171"/>
              <draw:equation draw:name="f53" draw:formula="128*logheight/160"/>
              <draw:equation draw:name="f54" draw:formula="77*logwidth/171"/>
              <draw:equation draw:name="f55" draw:formula="129*logheight/160"/>
              <draw:equation draw:name="f56" draw:formula="84*logwidth/171"/>
              <draw:equation draw:name="f57" draw:formula="137*logheight/160"/>
              <draw:equation draw:name="f58" draw:formula="94*logwidth/171"/>
              <draw:equation draw:name="f59" draw:formula="142*logheight/160"/>
              <draw:equation draw:name="f60" draw:formula="97*logwidth/171"/>
              <draw:equation draw:name="f61" draw:formula="143*logheight/160"/>
              <draw:equation draw:name="f62" draw:formula="94*logwidth/171"/>
              <draw:equation draw:name="f63" draw:formula="151*logheight/160"/>
              <draw:equation draw:name="f64" draw:formula="104*logwidth/171"/>
              <draw:equation draw:name="f65" draw:formula="154*logheight/160"/>
              <draw:equation draw:name="f66" draw:formula="111*logwidth/171"/>
              <draw:equation draw:name="f67" draw:formula="154*logheight/160"/>
              <draw:equation draw:name="f68" draw:formula="117*logwidth/171"/>
              <draw:equation draw:name="f69" draw:formula="152*logheight/160"/>
              <draw:equation draw:name="f70" draw:formula="123*logwidth/171"/>
              <draw:equation draw:name="f71" draw:formula="149*logheight/160"/>
              <draw:equation draw:name="f72" draw:formula="136*logwidth/171"/>
              <draw:equation draw:name="f73" draw:formula="156*logheight/160"/>
              <draw:equation draw:name="f74" draw:formula="134*logwidth/171"/>
              <draw:equation draw:name="f75" draw:formula="139*logheight/160"/>
              <draw:equation draw:name="f76" draw:formula="128*logwidth/171"/>
              <draw:equation draw:name="f77" draw:formula="133*logheight/160"/>
              <draw:equation draw:name="f78" draw:formula="135*logwidth/171"/>
              <draw:equation draw:name="f79" draw:formula="137*logheight/160"/>
              <draw:equation draw:name="f80" draw:formula="150*logwidth/171"/>
              <draw:equation draw:name="f81" draw:formula="147*logheight/160"/>
              <draw:equation draw:name="f82" draw:formula="162*logwidth/171"/>
              <draw:equation draw:name="f83" draw:formula="151*logheight/160"/>
              <draw:equation draw:name="f84" draw:formula="158*logwidth/171"/>
              <draw:equation draw:name="f85" draw:formula="147*logheight/160"/>
              <draw:equation draw:name="f86" draw:formula="149*logwidth/171"/>
              <draw:equation draw:name="f87" draw:formula="139*logheight/160"/>
              <draw:equation draw:name="f88" draw:formula="149*logwidth/171"/>
              <draw:equation draw:name="f89" draw:formula="137*logheight/160"/>
              <draw:equation draw:name="f90" draw:formula="153*logwidth/171"/>
              <draw:equation draw:name="f91" draw:formula="134*logheight/160"/>
              <draw:equation draw:name="f92" draw:formula="159*logwidth/171"/>
              <draw:equation draw:name="f93" draw:formula="133*logheight/160"/>
              <draw:equation draw:name="f94" draw:formula="159*logwidth/171"/>
              <draw:equation draw:name="f95" draw:formula="120*logheight/160"/>
              <draw:equation draw:name="f96" draw:formula="146*logwidth/171"/>
              <draw:equation draw:name="f97" draw:formula="126*logheight/160"/>
              <draw:equation draw:name="f98" draw:formula="148*logwidth/171"/>
              <draw:equation draw:name="f99" draw:formula="116*logheight/160"/>
              <draw:equation draw:name="f100" draw:formula="132*logwidth/171"/>
              <draw:equation draw:name="f101" draw:formula="121*logheight/160"/>
              <draw:equation draw:name="f102" draw:formula="128*logwidth/171"/>
              <draw:equation draw:name="f103" draw:formula="112*logheight/160"/>
              <draw:equation draw:name="f104" draw:formula="124*logwidth/171"/>
              <draw:equation draw:name="f105" draw:formula="109*logheight/160"/>
              <draw:equation draw:name="f106" draw:formula="139*logwidth/171"/>
              <draw:equation draw:name="f107" draw:formula="110*logheight/160"/>
              <draw:equation draw:name="f108" draw:formula="152*logwidth/171"/>
              <draw:equation draw:name="f109" draw:formula="114*logheight/160"/>
              <draw:equation draw:name="f110" draw:formula="73*logwidth/171"/>
              <draw:equation draw:name="f111" draw:formula="142*logheight/160"/>
              <draw:equation draw:name="f112" draw:formula="77*logwidth/171"/>
              <draw:equation draw:name="f113" draw:formula="139*logheight/160"/>
              <draw:equation draw:name="f114" draw:formula="70*logwidth/171"/>
              <draw:equation draw:name="f115" draw:formula="140*logheight/160"/>
              <draw:equation draw:name="f116" draw:formula="logwidth"/>
              <draw:equation draw:name="f117" draw:formula="logheight"/>
            </draw:enhanced-geometry>
          </draw:custom-shape>
          <draw:custom-shape draw:name="Freeform 41" draw:style-name="gr3" draw:text-style-name="P2" draw:layer="layout" svg:width="2.831cm" svg:height="1.275cm" svg:x="24.513cm" svg:y="8.74cm">
            <text:p><text:span text:style-name="T1"/></text:p>
            <draw:enhanced-geometry draw:mirror-horizontal="false" draw:mirror-vertical="false" drawooo:sub-view-size="257 116" draw:text-areas="0 0 ?f108 ?f109" svg:viewBox="0 0 0 0" draw:type="ooxml-non-primitive" draw:enhanced-path="M 255 71 C 252 70 252 70 252 70 251 67 251 67 251 67 249 67 249 67 249 67 249 67 245 64 245 64 245 64 245 63 245 62 245 62 246 61 246 61 243 59 243 59 243 59 243 59 242 55 242 55 242 55 239 54 239 54 240 52 240 52 240 52 240 52 240 51 240 51 240 51 238 50 238 50 238 50 238 48 237 48 237 48 236 45 236 45 236 45 234 45 234 45 234 44 235 43 235 43 236 42 236 42 236 42 235 40 235 40 235 40 235 40 236 39 236 39 236 39 236 36 236 36 236 35 236 33 236 33 235 30 235 30 235 30 235 30 235 30 235 30 235 29 235 28 234 28 233 27 232 26 231 26 231 26 230 26 230 25 229 25 229 25 228 25 227 24 227 23 226 23 226 22 226 21 226 20 226 19 226 19 226 19 226 18 226 18 226 18 225 17 224 17 224 17 223 18 222 18 221 18 221 18 220 19 220 20 219 20 219 21 218 21 218 22 217 22 217 22 216 23 216 23 215 23 215 23 214 23 214 23 213 23 213 23 213 23 212 23 211 24 211 24 211 24 210 23 210 23 209 22 208 21 207 21 207 21 206 20 206 20 206 20 205 20 205 20 205 19 205 19 204 19 204 19 203 20 202 20 202 20 201 20 201 20 200 21 200 21 199 22 199 22 197 23 196 22 195 21 195 20 194 19 193 18 193 18 192 17 192 17 191 16 190 16 189 15 187 16 186 16 185 16 184 16 182 16 181 16 181 15 180 14 180 13 179 12 179 11 178 10 178 9 178 8 178 8 177 8 177 7 177 7 177 7 177 6 177 6 176 5 176 5 176 5 175 4 175 4 174 4 173 3 173 2 172 2 172 2 172 1 172 1 171 1 170 1 170 1 169 2 168 2 168 2 167 2 167 3 167 3 166 3 166 3 165 3 164 2 164 2 163 2 163 1 163 1 162 0 162 0 161 0 161 0 160 0 160 0 160 0 159 1 159 1 159 1 159 1 159 1 158 3 158 3 158 3 158 3 157 4 157 5 157 6 158 6 158 7 158 7 159 8 158 9 158 10 158 10 158 11 158 11 158 11 159 11 160 11 160 12 160 13 160 13 159 14 159 14 159 14 160 16 159 16 158 17 157 16 155 16 153 16 153 16 152 17 151 17 150 19 149 19 147 20 147 20 146 20 145 20 144 18 143 18 143 18 142 18 141 18 140 18 139 18 138 19 137 19 137 22 137 23 137 24 138 25 138 26 138 27 137 29 137 29 137 29 132 31 132 32 131 33 131 34 131 35 131 36 130 36 129 37 128 38 128 38 127 38 126 38 125 39 124 39 123 40 123 41 122 42 122 43 121 46 121 47 121 48 121 49 121 49 121 50 119 50 119 50 118 50 117 52 117 52 117 52 116 51 115 51 115 50 114 50 113 49 112 49 111 49 110 48 109 48 109 46 109 45 108 44 108 44 108 43 108 43 106 42 106 42 106 42 106 42 106 43 105 44 107 44 107 45 107 45 105 46 105 46 104 46 102 45 102 46 102 46 103 47 103 48 103 48 101 48 101 49 100 49 100 50 100 51 101 52 101 54 101 54 100 54 99 54 98 54 98 54 98 56 98 57 97 58 96 57 96 57 96 57 96 55 96 55 96 54 95 55 95 55 94 55 93 55 93 54 92 54 91 53 91 52 91 52 90 51 90 51 90 51 88 52 88 53 87 53 85 54 84 54 83 55 82 55 82 55 82 56 82 57 81 58 81 58 81 59 80 60 80 60 79 60 79 60 79 60 79 59 79 58 78 58 78 57 78 57 78 57 77 57 76 57 76 57 70 53 70 53 70 53 69 53 68 53 67 54 67 54 66 54 66 54 65 53 64 52 64 52 64 52 63 52 62 53 62 54 62 54 63 55 63 57 63 57 63 58 63 58 61 58 60 58 60 57 60 57 60 56 60 55 59 55 59 55 58 55 58 56 57 56 55 56 55 56 55 56 54 55 54 54 53 54 52 54 52 54 52 54 52 56 51 56 51 57 52 58 52 58 52 58 53 59 53 59 53 59 51 61 51 60 50 60 49 60 49 60 49 60 45 64 45 64 45 65 44 66 44 66 44 66 45 69 45 69 45 69 47 71 47 71 47 73 47 73 47 73 47 73 46 74 46 74 45 74 42 74 41 74 41 74 39 75 39 75 38 76 37 76 37 76 37 77 34 76 34 76 34 76 33 77 33 77 32 78 32 82 32 82 32 82 34 87 34 87 34 91 34 91 34 91 31 92 31 92 31 92 31 92 27 89 27 89 27 89 20 85 20 85 20 85 15 84 15 84 13 86 13 86 13 86 13 86 10 90 10 90 10 90 9 93 9 93 9 93 10 95 10 95 12 97 12 97 12 97 12 97 10 99 10 99 10 99 8 102 8 102 8 102 11 104 11 104 11 104 8 105 8 105 8 105 9 109 9 109 9 109 7 113 7 113 7 113 6 112 6 112 6 112 5 111 5 111 5 111 3 110 3 110 3 110 1 112 1 112 0 116 0 116 0 116 47 116 47 116 47 116 48 111 48 111 48 111 47 108 47 108 47 108 54 108 54 108 54 108 55 110 55 110 55 110 74 110 74 110 74 110 97 109 97 109 97 109 142 111 142 111 142 111 184 111 184 111 184 111 199 111 199 111 199 111 205 108 205 108 205 108 205 108 208 108 208 108 208 108 212 107 213 107 213 106 216 106 217 105 217 105 218 104 218 104 218 103 219 101 219 101 220 101 222 100 223 100 224 100 224 100 225 100 225 99 226 98 227 98 227 97 226 95 227 95 228 94 230 93 230 93 231 92 231 93 231 92 232 91 232 90 232 89 232 89 234 88 235 87 236 86 239 84 240 84 242 83 244 83 245 82 246 82 247 80 248 79 249 79 257 71 257 71 L 255 71 Z N">
              <draw:equation draw:name="f0" draw:formula="249*logwidth/257"/>
              <draw:equation draw:name="f1" draw:formula="67*logheight/116"/>
              <draw:equation draw:name="f2" draw:formula="243*logwidth/257"/>
              <draw:equation draw:name="f3" draw:formula="59*logheight/116"/>
              <draw:equation draw:name="f4" draw:formula="240*logwidth/257"/>
              <draw:equation draw:name="f5" draw:formula="51*logheight/116"/>
              <draw:equation draw:name="f6" draw:formula="234*logwidth/257"/>
              <draw:equation draw:name="f7" draw:formula="45*logheight/116"/>
              <draw:equation draw:name="f8" draw:formula="236*logwidth/257"/>
              <draw:equation draw:name="f9" draw:formula="39*logheight/116"/>
              <draw:equation draw:name="f10" draw:formula="235*logwidth/257"/>
              <draw:equation draw:name="f11" draw:formula="30*logheight/116"/>
              <draw:equation draw:name="f12" draw:formula="228*logwidth/257"/>
              <draw:equation draw:name="f13" draw:formula="25*logheight/116"/>
              <draw:equation draw:name="f14" draw:formula="226*logwidth/257"/>
              <draw:equation draw:name="f15" draw:formula="18*logheight/116"/>
              <draw:equation draw:name="f16" draw:formula="218*logwidth/257"/>
              <draw:equation draw:name="f17" draw:formula="21*logheight/116"/>
              <draw:equation draw:name="f18" draw:formula="213*logwidth/257"/>
              <draw:equation draw:name="f19" draw:formula="23*logheight/116"/>
              <draw:equation draw:name="f20" draw:formula="206*logwidth/257"/>
              <draw:equation draw:name="f21" draw:formula="20*logheight/116"/>
              <draw:equation draw:name="f22" draw:formula="201*logwidth/257"/>
              <draw:equation draw:name="f23" draw:formula="20*logheight/116"/>
              <draw:equation draw:name="f24" draw:formula="192*logwidth/257"/>
              <draw:equation draw:name="f25" draw:formula="17*logheight/116"/>
              <draw:equation draw:name="f26" draw:formula="180*logwidth/257"/>
              <draw:equation draw:name="f27" draw:formula="14*logheight/116"/>
              <draw:equation draw:name="f28" draw:formula="177*logwidth/257"/>
              <draw:equation draw:name="f29" draw:formula="6*logheight/116"/>
              <draw:equation draw:name="f30" draw:formula="172*logwidth/257"/>
              <draw:equation draw:name="f31" draw:formula="1*logheight/116"/>
              <draw:equation draw:name="f32" draw:formula="166*logwidth/257"/>
              <draw:equation draw:name="f33" draw:formula="3*logheight/116"/>
              <draw:equation draw:name="f34" draw:formula="160*logwidth/257"/>
              <draw:equation draw:name="f35" draw:formula="0*logheight/116"/>
              <draw:equation draw:name="f36" draw:formula="157*logwidth/257"/>
              <draw:equation draw:name="f37" draw:formula="5*logheight/116"/>
              <draw:equation draw:name="f38" draw:formula="159*logwidth/257"/>
              <draw:equation draw:name="f39" draw:formula="11*logheight/116"/>
              <draw:equation draw:name="f40" draw:formula="155*logwidth/257"/>
              <draw:equation draw:name="f41" draw:formula="16*logheight/116"/>
              <draw:equation draw:name="f42" draw:formula="143*logwidth/257"/>
              <draw:equation draw:name="f43" draw:formula="18*logheight/116"/>
              <draw:equation draw:name="f44" draw:formula="138*logwidth/257"/>
              <draw:equation draw:name="f45" draw:formula="26*logheight/116"/>
              <draw:equation draw:name="f46" draw:formula="129*logwidth/257"/>
              <draw:equation draw:name="f47" draw:formula="37*logheight/116"/>
              <draw:equation draw:name="f48" draw:formula="121*logwidth/257"/>
              <draw:equation draw:name="f49" draw:formula="47*logheight/116"/>
              <draw:equation draw:name="f50" draw:formula="115*logwidth/257"/>
              <draw:equation draw:name="f51" draw:formula="51*logheight/116"/>
              <draw:equation draw:name="f52" draw:formula="108*logwidth/257"/>
              <draw:equation draw:name="f53" draw:formula="43*logheight/116"/>
              <draw:equation draw:name="f54" draw:formula="105*logwidth/257"/>
              <draw:equation draw:name="f55" draw:formula="46*logheight/116"/>
              <draw:equation draw:name="f56" draw:formula="100*logwidth/257"/>
              <draw:equation draw:name="f57" draw:formula="51*logheight/116"/>
              <draw:equation draw:name="f58" draw:formula="96*logwidth/257"/>
              <draw:equation draw:name="f59" draw:formula="57*logheight/116"/>
              <draw:equation draw:name="f60" draw:formula="91*logwidth/257"/>
              <draw:equation draw:name="f61" draw:formula="52*logheight/116"/>
              <draw:equation draw:name="f62" draw:formula="82*logwidth/257"/>
              <draw:equation draw:name="f63" draw:formula="55*logheight/116"/>
              <draw:equation draw:name="f64" draw:formula="79*logwidth/257"/>
              <draw:equation draw:name="f65" draw:formula="58*logheight/116"/>
              <draw:equation draw:name="f66" draw:formula="68*logwidth/257"/>
              <draw:equation draw:name="f67" draw:formula="53*logheight/116"/>
              <draw:equation draw:name="f68" draw:formula="62*logwidth/257"/>
              <draw:equation draw:name="f69" draw:formula="54*logheight/116"/>
              <draw:equation draw:name="f70" draw:formula="59*logwidth/257"/>
              <draw:equation draw:name="f71" draw:formula="55*logheight/116"/>
              <draw:equation draw:name="f72" draw:formula="52*logwidth/257"/>
              <draw:equation draw:name="f73" draw:formula="54*logheight/116"/>
              <draw:equation draw:name="f74" draw:formula="51*logwidth/257"/>
              <draw:equation draw:name="f75" draw:formula="60*logheight/116"/>
              <draw:equation draw:name="f76" draw:formula="45*logwidth/257"/>
              <draw:equation draw:name="f77" draw:formula="69*logheight/116"/>
              <draw:equation draw:name="f78" draw:formula="41*logwidth/257"/>
              <draw:equation draw:name="f79" draw:formula="74*logheight/116"/>
              <draw:equation draw:name="f80" draw:formula="33*logwidth/257"/>
              <draw:equation draw:name="f81" draw:formula="77*logheight/116"/>
              <draw:equation draw:name="f82" draw:formula="31*logwidth/257"/>
              <draw:equation draw:name="f83" draw:formula="92*logheight/116"/>
              <draw:equation draw:name="f84" draw:formula="13*logwidth/257"/>
              <draw:equation draw:name="f85" draw:formula="86*logheight/116"/>
              <draw:equation draw:name="f86" draw:formula="12*logwidth/257"/>
              <draw:equation draw:name="f87" draw:formula="97*logheight/116"/>
              <draw:equation draw:name="f88" draw:formula="8*logwidth/257"/>
              <draw:equation draw:name="f89" draw:formula="105*logheight/116"/>
              <draw:equation draw:name="f90" draw:formula="5*logwidth/257"/>
              <draw:equation draw:name="f91" draw:formula="111*logheight/116"/>
              <draw:equation draw:name="f92" draw:formula="47*logwidth/257"/>
              <draw:equation draw:name="f93" draw:formula="116*logheight/116"/>
              <draw:equation draw:name="f94" draw:formula="55*logwidth/257"/>
              <draw:equation draw:name="f95" draw:formula="110*logheight/116"/>
              <draw:equation draw:name="f96" draw:formula="184*logwidth/257"/>
              <draw:equation draw:name="f97" draw:formula="111*logheight/116"/>
              <draw:equation draw:name="f98" draw:formula="213*logwidth/257"/>
              <draw:equation draw:name="f99" draw:formula="107*logheight/116"/>
              <draw:equation draw:name="f100" draw:formula="223*logwidth/257"/>
              <draw:equation draw:name="f101" draw:formula="100*logheight/116"/>
              <draw:equation draw:name="f102" draw:formula="230*logwidth/257"/>
              <draw:equation draw:name="f103" draw:formula="93*logheight/116"/>
              <draw:equation draw:name="f104" draw:formula="240*logwidth/257"/>
              <draw:equation draw:name="f105" draw:formula="84*logheight/116"/>
              <draw:equation draw:name="f106" draw:formula="255*logwidth/257"/>
              <draw:equation draw:name="f107" draw:formula="71*logheight/116"/>
              <draw:equation draw:name="f108" draw:formula="logwidth"/>
              <draw:equation draw:name="f109" draw:formula="logheight"/>
            </draw:enhanced-geometry>
          </draw:custom-shape>
          <draw:custom-shape draw:name="Freeform 42" draw:style-name="gr3" draw:text-style-name="P2" draw:layer="layout" svg:width="2.84cm" svg:height="1.463cm" svg:x="19.717cm" svg:y="8.309cm">
            <text:p><text:span text:style-name="T1"/></text:p>
            <draw:enhanced-geometry draw:mirror-horizontal="false" draw:mirror-vertical="false" drawooo:sub-view-size="258 133" draw:text-areas="0 0 ?f74 ?f75" svg:viewBox="0 0 0 0" draw:type="ooxml-non-primitive" draw:enhanced-path="M 258 40 C 257 38 257 38 257 38 257 38 256 38 255 38 254 38 253 37 251 37 250 36 250 35 249 34 248 33 246 32 247 30 247 29 247 29 247 28 247 28 246 28 246 28 245 28 245 28 245 28 244 27 244 26 243 26 243 25 242 24 242 24 241 23 239 20 241 19 241 19 242 19 242 19 242 19 242 18 242 18 242 17 242 17 243 16 243 16 243 16 243 15 244 15 244 15 245 15 245 14 245 13 245 13 246 13 247 13 247 13 247 12 245 12 246 11 247 10 247 11 247 11 248 11 248 10 248 10 248 9 248 9 248 8 247 8 247 8 246 8 246 7 246 6 245 6 245 5 245 5 244 5 244 5 243 5 243 6 243 6 243 7 242 7 242 7 241 7 240 7 239 6 238 5 238 5 237 4 236 4 236 3 235 2 235 2 234 1 233 1 233 1 232 0 0 0 0 0 0 0 0 133 0 133 0 133 257 133 257 133 257 133 L 258 40 Z N">
              <draw:equation draw:name="f0" draw:formula="258*logwidth/258"/>
              <draw:equation draw:name="f1" draw:formula="40*logheight/133"/>
              <draw:equation draw:name="f2" draw:formula="257*logwidth/258"/>
              <draw:equation draw:name="f3" draw:formula="38*logheight/133"/>
              <draw:equation draw:name="f4" draw:formula="255*logwidth/258"/>
              <draw:equation draw:name="f5" draw:formula="38*logheight/133"/>
              <draw:equation draw:name="f6" draw:formula="251*logwidth/258"/>
              <draw:equation draw:name="f7" draw:formula="37*logheight/133"/>
              <draw:equation draw:name="f8" draw:formula="249*logwidth/258"/>
              <draw:equation draw:name="f9" draw:formula="34*logheight/133"/>
              <draw:equation draw:name="f10" draw:formula="247*logwidth/258"/>
              <draw:equation draw:name="f11" draw:formula="30*logheight/133"/>
              <draw:equation draw:name="f12" draw:formula="247*logwidth/258"/>
              <draw:equation draw:name="f13" draw:formula="28*logheight/133"/>
              <draw:equation draw:name="f14" draw:formula="246*logwidth/258"/>
              <draw:equation draw:name="f15" draw:formula="28*logheight/133"/>
              <draw:equation draw:name="f16" draw:formula="245*logwidth/258"/>
              <draw:equation draw:name="f17" draw:formula="28*logheight/133"/>
              <draw:equation draw:name="f18" draw:formula="243*logwidth/258"/>
              <draw:equation draw:name="f19" draw:formula="26*logheight/133"/>
              <draw:equation draw:name="f20" draw:formula="242*logwidth/258"/>
              <draw:equation draw:name="f21" draw:formula="24*logheight/133"/>
              <draw:equation draw:name="f22" draw:formula="241*logwidth/258"/>
              <draw:equation draw:name="f23" draw:formula="19*logheight/133"/>
              <draw:equation draw:name="f24" draw:formula="242*logwidth/258"/>
              <draw:equation draw:name="f25" draw:formula="19*logheight/133"/>
              <draw:equation draw:name="f26" draw:formula="242*logwidth/258"/>
              <draw:equation draw:name="f27" draw:formula="18*logheight/133"/>
              <draw:equation draw:name="f28" draw:formula="243*logwidth/258"/>
              <draw:equation draw:name="f29" draw:formula="16*logheight/133"/>
              <draw:equation draw:name="f30" draw:formula="243*logwidth/258"/>
              <draw:equation draw:name="f31" draw:formula="15*logheight/133"/>
              <draw:equation draw:name="f32" draw:formula="245*logwidth/258"/>
              <draw:equation draw:name="f33" draw:formula="15*logheight/133"/>
              <draw:equation draw:name="f34" draw:formula="245*logwidth/258"/>
              <draw:equation draw:name="f35" draw:formula="13*logheight/133"/>
              <draw:equation draw:name="f36" draw:formula="247*logwidth/258"/>
              <draw:equation draw:name="f37" draw:formula="13*logheight/133"/>
              <draw:equation draw:name="f38" draw:formula="246*logwidth/258"/>
              <draw:equation draw:name="f39" draw:formula="11*logheight/133"/>
              <draw:equation draw:name="f40" draw:formula="247*logwidth/258"/>
              <draw:equation draw:name="f41" draw:formula="11*logheight/133"/>
              <draw:equation draw:name="f42" draw:formula="248*logwidth/258"/>
              <draw:equation draw:name="f43" draw:formula="10*logheight/133"/>
              <draw:equation draw:name="f44" draw:formula="248*logwidth/258"/>
              <draw:equation draw:name="f45" draw:formula="8*logheight/133"/>
              <draw:equation draw:name="f46" draw:formula="246*logwidth/258"/>
              <draw:equation draw:name="f47" draw:formula="8*logheight/133"/>
              <draw:equation draw:name="f48" draw:formula="245*logwidth/258"/>
              <draw:equation draw:name="f49" draw:formula="6*logheight/133"/>
              <draw:equation draw:name="f50" draw:formula="244*logwidth/258"/>
              <draw:equation draw:name="f51" draw:formula="5*logheight/133"/>
              <draw:equation draw:name="f52" draw:formula="243*logwidth/258"/>
              <draw:equation draw:name="f53" draw:formula="6*logheight/133"/>
              <draw:equation draw:name="f54" draw:formula="242*logwidth/258"/>
              <draw:equation draw:name="f55" draw:formula="7*logheight/133"/>
              <draw:equation draw:name="f56" draw:formula="240*logwidth/258"/>
              <draw:equation draw:name="f57" draw:formula="7*logheight/133"/>
              <draw:equation draw:name="f58" draw:formula="238*logwidth/258"/>
              <draw:equation draw:name="f59" draw:formula="5*logheight/133"/>
              <draw:equation draw:name="f60" draw:formula="236*logwidth/258"/>
              <draw:equation draw:name="f61" draw:formula="3*logheight/133"/>
              <draw:equation draw:name="f62" draw:formula="234*logwidth/258"/>
              <draw:equation draw:name="f63" draw:formula="1*logheight/133"/>
              <draw:equation draw:name="f64" draw:formula="232*logwidth/258"/>
              <draw:equation draw:name="f65" draw:formula="0*logheight/133"/>
              <draw:equation draw:name="f66" draw:formula="0*logwidth/258"/>
              <draw:equation draw:name="f67" draw:formula="0*logheight/133"/>
              <draw:equation draw:name="f68" draw:formula="0*logwidth/258"/>
              <draw:equation draw:name="f69" draw:formula="133*logheight/133"/>
              <draw:equation draw:name="f70" draw:formula="257*logwidth/258"/>
              <draw:equation draw:name="f71" draw:formula="133*logheight/133"/>
              <draw:equation draw:name="f72" draw:formula="258*logwidth/258"/>
              <draw:equation draw:name="f73" draw:formula="40*logheight/133"/>
              <draw:equation draw:name="f74" draw:formula="logwidth"/>
              <draw:equation draw:name="f75" draw:formula="logheight"/>
            </draw:enhanced-geometry>
          </draw:custom-shape>
          <draw:custom-shape draw:name="Freeform 43" draw:style-name="gr3" draw:text-style-name="P2" draw:layer="layout" svg:width="2.464cm" svg:height="1.61cm" svg:x="21.773cm" svg:y="6.523cm">
            <text:p><text:span text:style-name="T1"/></text:p>
            <draw:enhanced-geometry draw:mirror-horizontal="false" draw:mirror-vertical="false" drawooo:sub-view-size="224 146" draw:text-areas="0 0 ?f88 ?f89" svg:viewBox="0 0 0 0" draw:type="ooxml-non-primitive" draw:enhanced-path="M 169 135 C 169 135 170 137 171 137 171 137 173 138 173 138 173 138 174 139 174 139 174 139 174 141 175 141 175 141 176 142 176 142 176 142 176 143 176 143 177 144 177 144 178 144 178 144 180 145 180 145 180 146 180 146 180 146 180 146 181 145 181 145 182 144 182 142 182 142 182 141 181 140 181 139 181 139 181 138 181 137 181 136 182 136 182 135 183 135 183 134 184 134 185 134 186 134 187 134 188 134 189 134 189 133 190 132 190 132 191 131 191 130 191 128 191 128 191 127 191 126 192 125 192 124 194 123 195 122 196 121 196 118 196 117 196 116 196 112 195 111 194 109 192 107 191 107 191 106 191 105 191 104 191 103 192 101 192 100 192 100 193 98 193 98 194 98 194 97 195 97 196 97 196 98 197 98 198 97 198 97 199 96 200 96 201 96 201 96 202 96 206 96 206 95 207 94 207 94 208 93 210 93 211 94 212 93 213 93 214 92 215 91 216 91 216 91 217 89 218 88 218 86 218 85 218 83 219 82 221 81 222 80 223 79 223 78 224 76 224 73 224 71 224 70 224 67 223 66 222 65 218 62 216 61 215 60 214 59 214 57 214 56 214 55 213 54 212 53 211 52 210 51 208 50 207 50 207 49 207 49 207 47 207 47 206 46 206 45 206 44 205 44 205 43 205 42 204 42 204 41 203 41 202 40 201 40 200 40 199 40 199 40 198 39 198 39 197 39 196 39 195 39 195 38 194 38 192 36 192 34 192 32 192 31 192 30 191 30 191 29 190 28 190 28 190 27 189 27 189 26 189 25 189 25 189 24 188 23 189 21 189 20 189 19 188 18 189 17 189 16 190 15 190 15 191 14 192 13 192 13 193 10 190 9 188 8 188 8 187 7 187 7 187 6 187 6 187 5 187 4 187 4 187 3 187 0 187 0 187 0 6 1 6 1 6 1 1 1 1 1 1 1 1 1 1 2 1 3 2 3 4 5 4 5 4 6 4 9 4 9 2 10 2 10 2 10 2 11 2 11 2 11 2 13 2 13 2 13 2 13 6 14 6 14 6 14 7 18 7 19 7 19 7 20 7 21 7 21 6 21 5 22 5 22 4 22 4 23 4 23 5 26 5 27 5 27 3 28 3 28 3 29 3 32 3 32 3 32 0 35 0 35 0 35 0 37 0 37 0 38 4 41 4 41 4 42 4 42 4 43 4 43 6 46 6 46 6 46 5 48 5 48 9 49 9 49 9 49 9 49 8 52 8 52 8 53 8 54 8 55 8 55 9 57 9 57 10 58 11 59 11 59 11 59 10 61 10 61 10 62 10 63 10 63 10 63 12 65 12 65 12 69 12 69 12 69 12 69 14 69 14 69 14 69 14 71 14 71 14 72 15 71 15 71 16 71 16 72 16 72 16 72 17 72 17 73 18 73 16 76 16 76 16 76 19 79 20 80 20 80 19 82 19 82 19 82 19 84 19 85 19 85 18 85 18 85 18 85 18 87 18 87 18 87 18 89 18 89 18 89 19 91 19 92 19 92 20 94 20 94 20 94 21 92 22 92 22 92 21 95 21 95 21 95 24 96 24 96 25 97 25 98 25 99 25 99 26 102 26 103 26 104 25 104 25 105 24 105 24 106 24 107 24 108 25 109 26 109 26 110 26 112 26 113 26 114 27 116 27 117 28 118 28 121 28 122 28 123 28 126 28 127 27 129 27 129 26 129 25 130 26 131 27 131 27 132 29 132 29 133 30 133 30 136 30 136 70 136 70 136 70 136 L 169 135 Z N">
              <draw:equation draw:name="f0" draw:formula="173*logwidth/224"/>
              <draw:equation draw:name="f1" draw:formula="138*logheight/146"/>
              <draw:equation draw:name="f2" draw:formula="176*logwidth/224"/>
              <draw:equation draw:name="f3" draw:formula="142*logheight/146"/>
              <draw:equation draw:name="f4" draw:formula="180*logwidth/224"/>
              <draw:equation draw:name="f5" draw:formula="145*logheight/146"/>
              <draw:equation draw:name="f6" draw:formula="182*logwidth/224"/>
              <draw:equation draw:name="f7" draw:formula="142*logheight/146"/>
              <draw:equation draw:name="f8" draw:formula="182*logwidth/224"/>
              <draw:equation draw:name="f9" draw:formula="135*logheight/146"/>
              <draw:equation draw:name="f10" draw:formula="189*logwidth/224"/>
              <draw:equation draw:name="f11" draw:formula="133*logheight/146"/>
              <draw:equation draw:name="f12" draw:formula="192*logwidth/224"/>
              <draw:equation draw:name="f13" draw:formula="125*logheight/146"/>
              <draw:equation draw:name="f14" draw:formula="195*logwidth/224"/>
              <draw:equation draw:name="f15" draw:formula="111*logheight/146"/>
              <draw:equation draw:name="f16" draw:formula="192*logwidth/224"/>
              <draw:equation draw:name="f17" draw:formula="100*logheight/146"/>
              <draw:equation draw:name="f18" draw:formula="197*logwidth/224"/>
              <draw:equation draw:name="f19" draw:formula="98*logheight/146"/>
              <draw:equation draw:name="f20" draw:formula="206*logwidth/224"/>
              <draw:equation draw:name="f21" draw:formula="95*logheight/146"/>
              <draw:equation draw:name="f22" draw:formula="215*logwidth/224"/>
              <draw:equation draw:name="f23" draw:formula="91*logheight/146"/>
              <draw:equation draw:name="f24" draw:formula="221*logwidth/224"/>
              <draw:equation draw:name="f25" draw:formula="81*logheight/146"/>
              <draw:equation draw:name="f26" draw:formula="223*logwidth/224"/>
              <draw:equation draw:name="f27" draw:formula="66*logheight/146"/>
              <draw:equation draw:name="f28" draw:formula="213*logwidth/224"/>
              <draw:equation draw:name="f29" draw:formula="54*logheight/146"/>
              <draw:equation draw:name="f30" draw:formula="207*logwidth/224"/>
              <draw:equation draw:name="f31" draw:formula="47*logheight/146"/>
              <draw:equation draw:name="f32" draw:formula="203*logwidth/224"/>
              <draw:equation draw:name="f33" draw:formula="41*logheight/146"/>
              <draw:equation draw:name="f34" draw:formula="196*logwidth/224"/>
              <draw:equation draw:name="f35" draw:formula="39*logheight/146"/>
              <draw:equation draw:name="f36" draw:formula="191*logwidth/224"/>
              <draw:equation draw:name="f37" draw:formula="30*logheight/146"/>
              <draw:equation draw:name="f38" draw:formula="189*logwidth/224"/>
              <draw:equation draw:name="f39" draw:formula="24*logheight/146"/>
              <draw:equation draw:name="f40" draw:formula="190*logwidth/224"/>
              <draw:equation draw:name="f41" draw:formula="15*logheight/146"/>
              <draw:equation draw:name="f42" draw:formula="187*logwidth/224"/>
              <draw:equation draw:name="f43" draw:formula="7*logheight/146"/>
              <draw:equation draw:name="f44" draw:formula="187*logwidth/224"/>
              <draw:equation draw:name="f45" draw:formula="0*logheight/146"/>
              <draw:equation draw:name="f46" draw:formula="1*logwidth/224"/>
              <draw:equation draw:name="f47" draw:formula="3*logheight/146"/>
              <draw:equation draw:name="f48" draw:formula="2*logwidth/224"/>
              <draw:equation draw:name="f49" draw:formula="10*logheight/146"/>
              <draw:equation draw:name="f50" draw:formula="6*logwidth/224"/>
              <draw:equation draw:name="f51" draw:formula="14*logheight/146"/>
              <draw:equation draw:name="f52" draw:formula="5*logwidth/224"/>
              <draw:equation draw:name="f53" draw:formula="22*logheight/146"/>
              <draw:equation draw:name="f54" draw:formula="3*logwidth/224"/>
              <draw:equation draw:name="f55" draw:formula="28*logheight/146"/>
              <draw:equation draw:name="f56" draw:formula="0*logwidth/224"/>
              <draw:equation draw:name="f57" draw:formula="37*logheight/146"/>
              <draw:equation draw:name="f58" draw:formula="6*logwidth/224"/>
              <draw:equation draw:name="f59" draw:formula="46*logheight/146"/>
              <draw:equation draw:name="f60" draw:formula="8*logwidth/224"/>
              <draw:equation draw:name="f61" draw:formula="52*logheight/146"/>
              <draw:equation draw:name="f62" draw:formula="11*logwidth/224"/>
              <draw:equation draw:name="f63" draw:formula="59*logheight/146"/>
              <draw:equation draw:name="f64" draw:formula="12*logwidth/224"/>
              <draw:equation draw:name="f65" draw:formula="65*logheight/146"/>
              <draw:equation draw:name="f66" draw:formula="14*logwidth/224"/>
              <draw:equation draw:name="f67" draw:formula="71*logheight/146"/>
              <draw:equation draw:name="f68" draw:formula="17*logwidth/224"/>
              <draw:equation draw:name="f69" draw:formula="73*logheight/146"/>
              <draw:equation draw:name="f70" draw:formula="19*logwidth/224"/>
              <draw:equation draw:name="f71" draw:formula="82*logheight/146"/>
              <draw:equation draw:name="f72" draw:formula="18*logwidth/224"/>
              <draw:equation draw:name="f73" draw:formula="87*logheight/146"/>
              <draw:equation draw:name="f74" draw:formula="20*logwidth/224"/>
              <draw:equation draw:name="f75" draw:formula="94*logheight/146"/>
              <draw:equation draw:name="f76" draw:formula="24*logwidth/224"/>
              <draw:equation draw:name="f77" draw:formula="96*logheight/146"/>
              <draw:equation draw:name="f78" draw:formula="25*logwidth/224"/>
              <draw:equation draw:name="f79" draw:formula="105*logheight/146"/>
              <draw:equation draw:name="f80" draw:formula="26*logwidth/224"/>
              <draw:equation draw:name="f81" draw:formula="113*logheight/146"/>
              <draw:equation draw:name="f82" draw:formula="28*logwidth/224"/>
              <draw:equation draw:name="f83" draw:formula="127*logheight/146"/>
              <draw:equation draw:name="f84" draw:formula="29*logwidth/224"/>
              <draw:equation draw:name="f85" draw:formula="133*logheight/146"/>
              <draw:equation draw:name="f86" draw:formula="169*logwidth/224"/>
              <draw:equation draw:name="f87" draw:formula="135*logheight/146"/>
              <draw:equation draw:name="f88" draw:formula="logwidth"/>
              <draw:equation draw:name="f89" draw:formula="logheight"/>
            </draw:enhanced-geometry>
          </draw:custom-shape>
          <draw:custom-shape draw:name="Freeform 44" draw:style-name="gr3" draw:text-style-name="P2" draw:layer="layout" svg:width="1.252cm" svg:height="1.982cm" svg:x="25.022cm" svg:y="7.428cm">
            <text:p><text:span text:style-name="T1"/></text:p>
            <draw:enhanced-geometry draw:mirror-horizontal="false" draw:mirror-vertical="false" drawooo:sub-view-size="114 180" draw:text-areas="0 0 ?f100 ?f101" svg:viewBox="0 0 0 0" draw:type="ooxml-non-primitive" draw:enhanced-path="M 7 178 C 7 178 6 177 6 177 6 177 5 176 5 175 6 175 6 173 6 173 6 173 7 173 8 173 8 174 9 175 9 175 9 175 11 175 12 175 12 174 13 174 13 174 14 174 14 175 14 176 14 176 14 177 15 177 17 177 17 177 17 176 17 176 17 174 16 173 16 173 16 172 17 171 18 171 18 171 18 171 19 172 20 173 20 173 21 173 21 173 22 172 23 172 24 172 24 172 24 172 30 176 30 176 31 176 32 176 32 176 32 176 32 177 33 177 33 178 33 179 33 179 33 179 34 179 34 179 35 178 35 177 35 177 36 176 36 175 36 174 36 174 37 174 38 173 39 173 41 172 42 172 42 171 44 170 44 170 44 170 45 171 45 171 45 172 46 173 47 173 47 174 48 174 49 174 49 174 50 173 50 174 50 174 50 176 50 176 50 176 51 177 52 176 52 175 52 173 52 173 53 173 54 173 55 173 55 173 55 171 54 170 54 169 54 168 55 168 55 167 57 167 57 167 57 166 56 165 56 165 56 164 58 165 59 165 59 165 61 164 61 164 61 163 59 163 60 162 60 161 60 161 60 161 60 161 62 162 62 162 62 163 62 163 63 164 63 165 63 167 64 167 65 168 66 168 67 168 68 169 69 169 69 170 70 170 71 171 71 171 71 171 72 169 73 169 73 169 75 169 75 168 75 168 75 167 75 166 75 165 76 162 76 161 77 160 77 159 78 158 79 158 80 157 81 157 82 157 82 157 83 156 84 155 85 155 85 154 85 153 85 152 86 151 86 150 91 148 91 148 91 148 92 146 92 145 92 144 91 143 91 142 91 141 91 138 92 138 93 137 94 137 95 137 96 137 97 137 97 137 98 137 99 139 100 139 101 139 101 139 103 138 104 138 105 136 106 136 107 135 107 135 109 135 111 135 112 136 113 135 114 135 113 133 113 133 113 133 114 132 114 132 114 131 114 130 113 130 112 130 112 130 112 130 112 129 112 129 112 128 113 127 112 126 112 126 112 125 111 125 111 124 111 123 112 122 112 122 113 120 113 120 113 120 114 0 114 0 114 0 45 0 45 0 45 0 45 0 45 0 45 0 44 1 44 1 44 1 43 1 43 1 42 1 42 1 41 2 41 2 41 2 41 2 40 2 39 3 38 3 37 4 36 5 35 5 33 6 33 6 33 6 32 6 32 6 32 6 31 6 31 7 30 7 30 7 29 7 29 7 29 7 28 7 28 7 28 7 28 7 28 7 27 7 27 6 26 6 25 6 24 6 24 6 23 5 23 5 22 4 22 4 21 3 21 3 21 2 20 2 20 1 20 1 20 1 19 1 19 0 20 110 20 110 20 110 16 111 16 111 16 111 16 111 17 113 17 113 17 114 18 114 18 114 17 117 17 117 17 117 17 117 16 118 16 119 16 119 16 120 16 120 16 120 16 121 16 121 18 123 18 123 18 123 18 126 18 126 18 126 20 127 20 127 20 127 20 128 20 128 20 128 20 128 19 130 19 130 19 130 18 132 18 132 18 132 19 133 19 133 21 137 21 137 21 137 19 140 19 140 19 140 17 141 17 141 17 141 17 142 17 142 17 142 17 144 17 144 17 144 15 145 15 145 15 145 15 145 15 146 15 146 15 146 15 147 15 147 14 148 14 148 14 148 12 149 12 149 12 149 12 151 12 151 12 151 9 154 9 154 9 154 9 157 9 157 9 157 8 156 8 156 8 156 6 157 6 157 6 157 5 156 5 156 5 156 5 159 5 159 5 159 4 158 4 158 4 158 4 158 4 159 4 159 4 160 4 161 4 161 6 162 6 162 6 162 6 162 5 164 5 164 5 164 3 165 3 165 3 165 5 166 5 166 5 166 4 167 4 167 2 167 2 167 2 167 3 168 3 168 3 168 3 171 3 171 3 171 2 174 2 174 2 174 2 174 1 173 1 173 1 172 0 174 0 174 0 174 1 175 2 176 2 176 2 177 2 177 0 178 0 178 0 178 3 179 3 179 3 179 3 179 4 179 5 179 5 180 7 178 7 178 Z N">
              <draw:equation draw:name="f0" draw:formula="5*logwidth/114"/>
              <draw:equation draw:name="f1" draw:formula="175*logheight/180"/>
              <draw:equation draw:name="f2" draw:formula="9*logwidth/114"/>
              <draw:equation draw:name="f3" draw:formula="175*logheight/180"/>
              <draw:equation draw:name="f4" draw:formula="14*logwidth/114"/>
              <draw:equation draw:name="f5" draw:formula="176*logheight/180"/>
              <draw:equation draw:name="f6" draw:formula="16*logwidth/114"/>
              <draw:equation draw:name="f7" draw:formula="173*logheight/180"/>
              <draw:equation draw:name="f8" draw:formula="20*logwidth/114"/>
              <draw:equation draw:name="f9" draw:formula="173*logheight/180"/>
              <draw:equation draw:name="f10" draw:formula="30*logwidth/114"/>
              <draw:equation draw:name="f11" draw:formula="176*logheight/180"/>
              <draw:equation draw:name="f12" draw:formula="33*logwidth/114"/>
              <draw:equation draw:name="f13" draw:formula="179*logheight/180"/>
              <draw:equation draw:name="f14" draw:formula="36*logwidth/114"/>
              <draw:equation draw:name="f15" draw:formula="174*logheight/180"/>
              <draw:equation draw:name="f16" draw:formula="44*logwidth/114"/>
              <draw:equation draw:name="f17" draw:formula="170*logheight/180"/>
              <draw:equation draw:name="f18" draw:formula="49*logwidth/114"/>
              <draw:equation draw:name="f19" draw:formula="174*logheight/180"/>
              <draw:equation draw:name="f20" draw:formula="52*logwidth/114"/>
              <draw:equation draw:name="f21" draw:formula="176*logheight/180"/>
              <draw:equation draw:name="f22" draw:formula="54*logwidth/114"/>
              <draw:equation draw:name="f23" draw:formula="170*logheight/180"/>
              <draw:equation draw:name="f24" draw:formula="56*logwidth/114"/>
              <draw:equation draw:name="f25" draw:formula="165*logheight/180"/>
              <draw:equation draw:name="f26" draw:formula="60*logwidth/114"/>
              <draw:equation draw:name="f27" draw:formula="162*logheight/180"/>
              <draw:equation draw:name="f28" draw:formula="63*logwidth/114"/>
              <draw:equation draw:name="f29" draw:formula="164*logheight/180"/>
              <draw:equation draw:name="f30" draw:formula="69*logwidth/114"/>
              <draw:equation draw:name="f31" draw:formula="170*logheight/180"/>
              <draw:equation draw:name="f32" draw:formula="75*logwidth/114"/>
              <draw:equation draw:name="f33" draw:formula="168*logheight/180"/>
              <draw:equation draw:name="f34" draw:formula="78*logwidth/114"/>
              <draw:equation draw:name="f35" draw:formula="158*logheight/180"/>
              <draw:equation draw:name="f36" draw:formula="85*logwidth/114"/>
              <draw:equation draw:name="f37" draw:formula="154*logheight/180"/>
              <draw:equation draw:name="f38" draw:formula="92*logwidth/114"/>
              <draw:equation draw:name="f39" draw:formula="145*logheight/180"/>
              <draw:equation draw:name="f40" draw:formula="95*logwidth/114"/>
              <draw:equation draw:name="f41" draw:formula="137*logheight/180"/>
              <draw:equation draw:name="f42" draw:formula="103*logwidth/114"/>
              <draw:equation draw:name="f43" draw:formula="138*logheight/180"/>
              <draw:equation draw:name="f44" draw:formula="113*logwidth/114"/>
              <draw:equation draw:name="f45" draw:formula="135*logheight/180"/>
              <draw:equation draw:name="f46" draw:formula="113*logwidth/114"/>
              <draw:equation draw:name="f47" draw:formula="130*logheight/180"/>
              <draw:equation draw:name="f48" draw:formula="112*logwidth/114"/>
              <draw:equation draw:name="f49" draw:formula="126*logheight/180"/>
              <draw:equation draw:name="f50" draw:formula="113*logwidth/114"/>
              <draw:equation draw:name="f51" draw:formula="120*logheight/180"/>
              <draw:equation draw:name="f52" draw:formula="45*logwidth/114"/>
              <draw:equation draw:name="f53" draw:formula="0*logheight/180"/>
              <draw:equation draw:name="f54" draw:formula="41*logwidth/114"/>
              <draw:equation draw:name="f55" draw:formula="2*logheight/180"/>
              <draw:equation draw:name="f56" draw:formula="33*logwidth/114"/>
              <draw:equation draw:name="f57" draw:formula="6*logheight/180"/>
              <draw:equation draw:name="f58" draw:formula="30*logwidth/114"/>
              <draw:equation draw:name="f59" draw:formula="7*logheight/180"/>
              <draw:equation draw:name="f60" draw:formula="27*logwidth/114"/>
              <draw:equation draw:name="f61" draw:formula="7*logheight/180"/>
              <draw:equation draw:name="f62" draw:formula="22*logwidth/114"/>
              <draw:equation draw:name="f63" draw:formula="4*logheight/180"/>
              <draw:equation draw:name="f64" draw:formula="19*logwidth/114"/>
              <draw:equation draw:name="f65" draw:formula="0*logheight/180"/>
              <draw:equation draw:name="f66" draw:formula="17*logwidth/114"/>
              <draw:equation draw:name="f67" draw:formula="113*logheight/180"/>
              <draw:equation draw:name="f68" draw:formula="16*logwidth/114"/>
              <draw:equation draw:name="f69" draw:formula="119*logheight/180"/>
              <draw:equation draw:name="f70" draw:formula="18*logwidth/114"/>
              <draw:equation draw:name="f71" draw:formula="123*logheight/180"/>
              <draw:equation draw:name="f72" draw:formula="20*logwidth/114"/>
              <draw:equation draw:name="f73" draw:formula="128*logheight/180"/>
              <draw:equation draw:name="f74" draw:formula="19*logwidth/114"/>
              <draw:equation draw:name="f75" draw:formula="133*logheight/180"/>
              <draw:equation draw:name="f76" draw:formula="17*logwidth/114"/>
              <draw:equation draw:name="f77" draw:formula="141*logheight/180"/>
              <draw:equation draw:name="f78" draw:formula="15*logwidth/114"/>
              <draw:equation draw:name="f79" draw:formula="145*logheight/180"/>
              <draw:equation draw:name="f80" draw:formula="14*logwidth/114"/>
              <draw:equation draw:name="f81" draw:formula="148*logheight/180"/>
              <draw:equation draw:name="f82" draw:formula="9*logwidth/114"/>
              <draw:equation draw:name="f83" draw:formula="154*logheight/180"/>
              <draw:equation draw:name="f84" draw:formula="6*logwidth/114"/>
              <draw:equation draw:name="f85" draw:formula="157*logheight/180"/>
              <draw:equation draw:name="f86" draw:formula="4*logwidth/114"/>
              <draw:equation draw:name="f87" draw:formula="158*logheight/180"/>
              <draw:equation draw:name="f88" draw:formula="6*logwidth/114"/>
              <draw:equation draw:name="f89" draw:formula="162*logheight/180"/>
              <draw:equation draw:name="f90" draw:formula="5*logwidth/114"/>
              <draw:equation draw:name="f91" draw:formula="166*logheight/180"/>
              <draw:equation draw:name="f92" draw:formula="3*logwidth/114"/>
              <draw:equation draw:name="f93" draw:formula="168*logheight/180"/>
              <draw:equation draw:name="f94" draw:formula="1*logwidth/114"/>
              <draw:equation draw:name="f95" draw:formula="173*logheight/180"/>
              <draw:equation draw:name="f96" draw:formula="2*logwidth/114"/>
              <draw:equation draw:name="f97" draw:formula="177*logheight/180"/>
              <draw:equation draw:name="f98" draw:formula="5*logwidth/114"/>
              <draw:equation draw:name="f99" draw:formula="179*logheight/180"/>
              <draw:equation draw:name="f100" draw:formula="logwidth"/>
              <draw:equation draw:name="f101" draw:formula="logheight"/>
            </draw:enhanced-geometry>
          </draw:custom-shape>
          <draw:custom-shape draw:name="Freeform 45" draw:style-name="gr4" draw:text-style-name="P2" draw:layer="layout" svg:width="1.527cm" svg:height="2.743cm" svg:x="23.723cm" svg:y="7.042cm">
            <text:p><text:span text:style-name="T1"/></text:p>
            <draw:enhanced-geometry draw:mirror-horizontal="false" draw:mirror-vertical="false" drawooo:sub-view-size="139 249" draw:text-areas="0 0 ?f102 ?f103" svg:viewBox="0 0 0 0" draw:type="ooxml-non-primitive" draw:enhanced-path="M 137 168 C 137 168 136 167 136 167 136 167 137 165 137 165 137 165 138 163 138 163 138 162 138 162 138 162 136 161 136 161 136 161 136 158 136 158 136 158 134 156 134 156 134 156 134 156 134 155 134 155 134 155 134 154 134 154 134 153 135 152 135 152 136 149 136 149 136 149 136 149 135 149 135 148 135 148 134 146 134 146 138 145 138 145 138 145 137 35 137 35 137 35 137 35 137 35 137 34 136 33 136 32 135 31 135 30 135 29 134 28 134 28 134 27 134 27 134 26 134 26 134 25 134 25 134 25 134 24 133 24 134 23 133 23 133 23 133 22 133 22 133 21 133 21 132 21 132 21 132 20 132 20 131 20 131 19 131 19 130 18 130 17 129 16 129 16 128 15 128 14 128 13 127 12 128 10 128 9 128 8 128 7 128 6 128 6 128 5 128 5 128 4 128 4 128 3 129 2 128 1 128 1 128 1 128 0 30 0 30 0 30 0 30 0 30 2 30 2 30 3 31 3 33 4 34 5 35 6 36 7 37 8 37 9 37 10 37 12 38 13 39 14 41 15 45 18 46 19 47 20 47 23 47 24 47 26 47 29 46 31 46 32 45 33 44 34 42 35 41 36 41 38 41 39 41 41 40 42 39 44 39 44 38 44 37 45 36 46 35 46 34 47 33 46 31 46 30 47 30 47 29 48 29 49 25 49 24 49 24 49 23 49 22 49 21 50 21 50 20 51 19 51 19 50 18 50 17 50 17 51 16 51 16 51 15 53 15 53 15 54 14 56 14 57 14 58 14 59 14 60 15 60 17 62 18 64 19 65 19 69 19 70 19 71 19 74 18 75 17 76 15 77 15 78 14 79 14 80 14 81 14 81 14 83 14 84 13 85 13 85 12 86 12 87 11 87 10 87 9 87 8 87 7 87 6 87 6 88 5 88 5 89 4 89 4 90 4 91 4 92 4 92 4 93 5 94 5 95 5 95 5 97 4 98 4 98 3 99 3 99 3 99 1 102 1 102 1 102 0 104 0 104 0 104 0 108 0 108 0 108 1 113 1 113 1 113 1 114 1 114 1 114 2 116 2 116 3 119 3 119 3 119 3 119 3 121 3 121 3 121 3 123 3 123 5 125 5 125 5 125 5 127 5 127 5 127 7 130 7 130 7 130 12 134 12 134 12 134 12 134 12 136 12 136 12 136 14 136 14 136 14 136 17 141 17 141 19 142 19 142 19 142 27 149 27 149 27 149 29 156 29 156 29 156 28 158 28 158 28 158 28 158 28 159 28 159 28 160 29 161 29 161 29 161 30 166 30 166 30 166 32 166 32 166 32 166 34 166 34 166 34 165 37 162 37 162 43 163 43 163 43 163 48 167 48 167 48 167 48 167 47 170 47 171 47 171 45 173 45 173 45 174 45 177 45 177 45 177 44 181 44 181 44 181 43 183 43 183 43 183 42 185 42 185 42 185 40 188 40 189 40 189 40 191 40 191 40 191 40 196 40 196 51 205 51 205 51 205 55 207 55 207 55 207 53 207 53 207 53 207 53 207 53 209 53 209 53 210 55 210 55 210 55 210 57 210 57 209 57 209 58 209 58 209 64 213 64 213 64 213 64 213 63 215 63 216 63 216 65 216 66 216 66 216 69 218 69 219 69 219 70 220 70 221 70 221 70 223 70 223 69 223 69 223 69 223 69 223 69 224 69 224 69 224 69 226 69 226 70 226 71 229 71 229 71 229 72 231 72 231 72 232 71 233 71 233 71 233 70 234 70 234 69 235 69 235 69 235 69 235 69 236 69 236 69 237 71 237 71 237 71 237 71 239 71 239 73 243 73 243 73 243 73 243 73 244 73 245 73 245 74 247 74 247 74 247 76 248 76 248 76 248 77 248 77 248 77 248 78 247 78 247 78 247 77 246 77 246 77 246 76 245 76 245 78 245 78 245 78 245 78 245 79 247 79 248 79 248 80 249 80 249 82 249 82 249 82 249 82 249 82 249 82 249 82 249 81 247 81 247 81 247 82 244 82 244 82 244 85 240 85 240 87 238 87 238 87 238 87 238 92 239 92 239 92 239 99 243 99 243 99 243 103 246 103 246 106 245 106 245 106 245 106 241 106 241 106 241 106 241 104 236 104 236 104 236 104 232 105 231 105 231 106 230 106 230 106 230 109 231 109 230 109 230 110 230 111 229 111 229 113 228 113 228 114 228 117 228 118 228 118 228 119 227 119 227 119 225 119 225 119 225 119 225 117 223 117 223 117 223 116 220 116 220 116 220 117 219 117 218 117 218 121 214 121 214 118 213 118 213 118 213 120 212 120 212 120 212 120 212 120 211 120 211 119 210 118 209 118 209 118 209 119 207 119 208 119 208 120 209 120 209 121 206 121 206 121 206 121 203 121 203 121 203 120 202 120 202 120 202 122 202 122 202 122 202 122 202 123 201 123 201 123 201 121 200 121 200 121 200 123 199 123 199 123 199 124 197 124 197 122 196 122 196 122 196 122 196 122 195 122 194 122 194 122 193 122 193 123 194 123 194 123 194 123 191 123 191 123 191 124 192 124 192 124 192 126 191 126 191 126 191 127 192 127 192 127 192 127 189 127 189 127 189 130 186 130 186 130 186 130 184 130 184 130 184 132 183 132 183 132 183 133 182 133 182 133 182 133 182 133 181 133 181 133 181 133 180 133 180 135 179 135 179 135 179 135 177 135 177 135 177 135 176 135 176 135 176 137 175 137 175 137 175 139 172 139 172 139 172 L 137 168 Z N">
              <draw:equation draw:name="f0" draw:formula="138*logwidth/139"/>
              <draw:equation draw:name="f1" draw:formula="163*logheight/249"/>
              <draw:equation draw:name="f2" draw:formula="134*logwidth/139"/>
              <draw:equation draw:name="f3" draw:formula="156*logheight/249"/>
              <draw:equation draw:name="f4" draw:formula="136*logwidth/139"/>
              <draw:equation draw:name="f5" draw:formula="149*logheight/249"/>
              <draw:equation draw:name="f6" draw:formula="137*logwidth/139"/>
              <draw:equation draw:name="f7" draw:formula="35*logheight/249"/>
              <draw:equation draw:name="f8" draw:formula="134*logwidth/139"/>
              <draw:equation draw:name="f9" draw:formula="27*logheight/249"/>
              <draw:equation draw:name="f10" draw:formula="133*logwidth/139"/>
              <draw:equation draw:name="f11" draw:formula="22*logheight/249"/>
              <draw:equation draw:name="f12" draw:formula="129*logwidth/139"/>
              <draw:equation draw:name="f13" draw:formula="16*logheight/249"/>
              <draw:equation draw:name="f14" draw:formula="128*logwidth/139"/>
              <draw:equation draw:name="f15" draw:formula="5*logheight/249"/>
              <draw:equation draw:name="f16" draw:formula="30*logwidth/139"/>
              <draw:equation draw:name="f17" draw:formula="0*logheight/249"/>
              <draw:equation draw:name="f18" draw:formula="37*logwidth/139"/>
              <draw:equation draw:name="f19" draw:formula="10*logheight/249"/>
              <draw:equation draw:name="f20" draw:formula="46*logwidth/139"/>
              <draw:equation draw:name="f21" draw:formula="31*logheight/249"/>
              <draw:equation draw:name="f22" draw:formula="38*logwidth/139"/>
              <draw:equation draw:name="f23" draw:formula="44*logheight/249"/>
              <draw:equation draw:name="f24" draw:formula="24*logwidth/139"/>
              <draw:equation draw:name="f25" draw:formula="49*logheight/249"/>
              <draw:equation draw:name="f26" draw:formula="16*logwidth/139"/>
              <draw:equation draw:name="f27" draw:formula="51*logheight/249"/>
              <draw:equation draw:name="f28" draw:formula="18*logwidth/139"/>
              <draw:equation draw:name="f29" draw:formula="64*logheight/249"/>
              <draw:equation draw:name="f30" draw:formula="14*logwidth/139"/>
              <draw:equation draw:name="f31" draw:formula="81*logheight/249"/>
              <draw:equation draw:name="f32" draw:formula="7*logwidth/139"/>
              <draw:equation draw:name="f33" draw:formula="87*logheight/249"/>
              <draw:equation draw:name="f34" draw:formula="5*logwidth/139"/>
              <draw:equation draw:name="f35" draw:formula="95*logheight/249"/>
              <draw:equation draw:name="f36" draw:formula="0*logwidth/139"/>
              <draw:equation draw:name="f37" draw:formula="104*logheight/249"/>
              <draw:equation draw:name="f38" draw:formula="2*logwidth/139"/>
              <draw:equation draw:name="f39" draw:formula="116*logheight/249"/>
              <draw:equation draw:name="f40" draw:formula="5*logwidth/139"/>
              <draw:equation draw:name="f41" draw:formula="125*logheight/249"/>
              <draw:equation draw:name="f42" draw:formula="12*logwidth/139"/>
              <draw:equation draw:name="f43" draw:formula="136*logheight/249"/>
              <draw:equation draw:name="f44" draw:formula="27*logwidth/139"/>
              <draw:equation draw:name="f45" draw:formula="149*logheight/249"/>
              <draw:equation draw:name="f46" draw:formula="29*logwidth/139"/>
              <draw:equation draw:name="f47" draw:formula="161*logheight/249"/>
              <draw:equation draw:name="f48" draw:formula="37*logwidth/139"/>
              <draw:equation draw:name="f49" draw:formula="162*logheight/249"/>
              <draw:equation draw:name="f50" draw:formula="45*logwidth/139"/>
              <draw:equation draw:name="f51" draw:formula="173*logheight/249"/>
              <draw:equation draw:name="f52" draw:formula="42*logwidth/139"/>
              <draw:equation draw:name="f53" draw:formula="185*logheight/249"/>
              <draw:equation draw:name="f54" draw:formula="51*logwidth/139"/>
              <draw:equation draw:name="f55" draw:formula="205*logheight/249"/>
              <draw:equation draw:name="f56" draw:formula="55*logwidth/139"/>
              <draw:equation draw:name="f57" draw:formula="210*logheight/249"/>
              <draw:equation draw:name="f58" draw:formula="63*logwidth/139"/>
              <draw:equation draw:name="f59" draw:formula="216*logheight/249"/>
              <draw:equation draw:name="f60" draw:formula="70*logwidth/139"/>
              <draw:equation draw:name="f61" draw:formula="223*logheight/249"/>
              <draw:equation draw:name="f62" draw:formula="71*logwidth/139"/>
              <draw:equation draw:name="f63" draw:formula="229*logheight/249"/>
              <draw:equation draw:name="f64" draw:formula="69*logwidth/139"/>
              <draw:equation draw:name="f65" draw:formula="235*logheight/249"/>
              <draw:equation draw:name="f66" draw:formula="73*logwidth/139"/>
              <draw:equation draw:name="f67" draw:formula="243*logheight/249"/>
              <draw:equation draw:name="f68" draw:formula="77*logwidth/139"/>
              <draw:equation draw:name="f69" draw:formula="248*logheight/249"/>
              <draw:equation draw:name="f70" draw:formula="78*logwidth/139"/>
              <draw:equation draw:name="f71" draw:formula="245*logheight/249"/>
              <draw:equation draw:name="f72" draw:formula="82*logwidth/139"/>
              <draw:equation draw:name="f73" draw:formula="249*logheight/249"/>
              <draw:equation draw:name="f74" draw:formula="87*logwidth/139"/>
              <draw:equation draw:name="f75" draw:formula="238*logheight/249"/>
              <draw:equation draw:name="f76" draw:formula="106*logwidth/139"/>
              <draw:equation draw:name="f77" draw:formula="245*logheight/249"/>
              <draw:equation draw:name="f78" draw:formula="106*logwidth/139"/>
              <draw:equation draw:name="f79" draw:formula="230*logheight/249"/>
              <draw:equation draw:name="f80" draw:formula="118*logwidth/139"/>
              <draw:equation draw:name="f81" draw:formula="228*logheight/249"/>
              <draw:equation draw:name="f82" draw:formula="116*logwidth/139"/>
              <draw:equation draw:name="f83" draw:formula="220*logheight/249"/>
              <draw:equation draw:name="f84" draw:formula="120*logwidth/139"/>
              <draw:equation draw:name="f85" draw:formula="212*logheight/249"/>
              <draw:equation draw:name="f86" draw:formula="120*logwidth/139"/>
              <draw:equation draw:name="f87" draw:formula="209*logheight/249"/>
              <draw:equation draw:name="f88" draw:formula="122*logwidth/139"/>
              <draw:equation draw:name="f89" draw:formula="202*logheight/249"/>
              <draw:equation draw:name="f90" draw:formula="124*logwidth/139"/>
              <draw:equation draw:name="f91" draw:formula="197*logheight/249"/>
              <draw:equation draw:name="f92" draw:formula="123*logwidth/139"/>
              <draw:equation draw:name="f93" draw:formula="194*logheight/249"/>
              <draw:equation draw:name="f94" draw:formula="127*logwidth/139"/>
              <draw:equation draw:name="f95" draw:formula="192*logheight/249"/>
              <draw:equation draw:name="f96" draw:formula="132*logwidth/139"/>
              <draw:equation draw:name="f97" draw:formula="183*logheight/249"/>
              <draw:equation draw:name="f98" draw:formula="135*logwidth/139"/>
              <draw:equation draw:name="f99" draw:formula="179*logheight/249"/>
              <draw:equation draw:name="f100" draw:formula="139*logwidth/139"/>
              <draw:equation draw:name="f101" draw:formula="172*logheight/249"/>
              <draw:equation draw:name="f102" draw:formula="logwidth"/>
              <draw:equation draw:name="f103" draw:formula="logheight"/>
            </draw:enhanced-geometry>
          </draw:custom-shape>
          <draw:custom-shape draw:name="Freeform 46" draw:style-name="gr3" draw:text-style-name="P2" draw:layer="layout" svg:width="2.353cm" svg:height="3.813cm" svg:x="13.943cm" svg:y="3.494cm">
            <text:p><text:span text:style-name="T1"/></text:p>
            <draw:enhanced-geometry draw:mirror-horizontal="false" draw:mirror-vertical="false" drawooo:sub-view-size="214 346" draw:text-areas="0 0 ?f124 ?f125" svg:viewBox="0 0 0 0" draw:type="ooxml-non-primitive" draw:enhanced-path="M 203 215 C 203 214 202 216 202 217 201 217 201 217 200 217 199 218 199 218 199 219 199 220 199 221 198 222 198 222 199 223 199 224 199 225 200 225 199 225 199 225 197 225 197 225 196 225 194 224 193 225 191 225 190 226 189 226 188 227 187 227 187 227 187 227 186 225 186 225 186 225 184 225 183 225 183 225 179 226 179 226 178 226 172 224 171 224 171 224 170 224 170 224 169 224 169 227 169 228 168 229 168 230 168 230 168 230 166 230 165 229 163 229 161 229 159 228 157 227 157 228 156 228 155 229 154 229 153 230 153 231 153 233 153 234 153 234 152 234 151 233 150 232 149 232 148 231 148 230 147 230 147 229 146 228 147 228 147 227 147 226 146 226 146 225 146 224 144 223 144 223 144 223 145 222 145 222 145 221 145 221 145 220 144 219 144 218 144 217 143 216 142 215 142 214 141 214 140 213 139 212 138 212 138 212 137 212 136 213 135 213 135 213 135 213 134 212 134 212 134 211 133 211 133 210 132 210 131 208 130 208 130 207 130 206 130 206 130 205 132 205 132 205 132 205 132 202 132 201 132 200 131 200 131 200 131 199 130 199 130 199 130 199 129 198 129 197 129 197 128 197 127 196 127 196 126 195 126 194 125 194 125 192 124 191 123 190 123 189 123 188 122 187 122 186 122 185 122 184 122 184 122 184 121 184 121 183 120 182 120 182 120 181 120 180 121 180 120 179 120 178 120 178 120 178 119 177 118 177 118 176 118 176 119 176 119 174 118 174 118 173 118 173 117 173 116 173 115 172 115 171 115 171 114 169 112 169 111 169 112 170 112 171 112 172 111 173 110 173 110 174 107 176 106 176 105 176 104 176 104 177 104 177 104 179 103 179 102 179 101 180 101 180 100 180 99 179 98 179 97 178 97 177 97 176 96 176 95 176 94 176 93 176 93 175 93 174 93 173 94 172 94 172 95 171 95 169 95 169 95 168 93 166 93 165 93 164 94 164 94 163 95 162 95 162 96 161 96 161 97 161 98 161 99 161 99 161 99 160 99 159 99 159 99 158 98 156 98 155 98 155 97 154 96 154 96 153 96 153 96 151 96 151 96 151 96 150 96 149 96 149 95 148 95 147 95 147 95 146 96 146 97 146 97 145 97 145 97 144 97 143 96 143 96 142 96 141 97 140 97 140 98 138 98 138 98 137 99 135 99 134 99 133 99 131 99 130 99 130 99 129 99 129 99 129 100 128 100 128 101 128 101 125 101 125 101 125 101 122 101 122 101 121 100 121 100 121 100 121 98 122 97 122 97 123 96 122 96 122 95 122 94 122 94 122 94 122 92 122 92 122 92 122 91 121 91 120 90 119 90 118 90 118 90 117 89 117 88 117 88 117 87 119 86 119 86 119 86 118 86 117 86 116 86 116 85 115 85 115 84 114 83 113 83 113 82 114 82 114 81 114 80 112 80 112 80 111 80 109 80 108 80 107 79 106 78 106 77 105 76 105 76 105 75 104 74 101 74 101 74 100 73 99 72 98 72 98 68 95 68 94 67 94 67 92 67 91 67 91 66 91 65 90 65 90 63 90 62 90 61 89 61 89 60 89 59 88 58 86 57 85 57 84 56 84 55 84 55 83 53 83 53 83 52 82 52 82 52 82 52 82 54 81 54 81 55 81 56 80 56 80 56 80 56 80 56 79 56 79 55 79 55 78 54 78 52 76 52 76 52 75 52 75 52 75 54 74 54 74 54 74 54 74 54 71 54 71 54 70 52 67 52 67 42 54 42 54 42 54 42 0 42 0 42 0 8 0 8 0 8 0 8 133 8 133 8 133 8 133 7 135 7 135 7 136 7 136 7 137 7 137 8 138 9 139 10 139 10 140 10 141 10 141 10 143 10 144 10 145 11 145 11 145 12 145 11 146 11 147 11 147 9 150 9 150 12 154 12 154 12 154 17 162 17 162 17 162 17 162 20 164 21 164 21 164 25 166 25 166 25 166 25 168 25 169 25 169 26 171 26 171 27 174 27 174 27 174 27 174 26 177 25 177 25 178 25 179 25 179 25 179 20 189 20 189 20 189 18 196 18 196 14 202 14 202 14 202 14 203 14 203 14 203 15 204 15 204 15 204 15 205 15 205 15 205 14 206 14 206 14 207 14 208 14 209 13 210 12 211 12 212 11 213 11 214 11 214 10 215 9 215 8 215 8 216 7 216 7 216 7 217 6 218 6 220 5 221 5 222 5 224 4 225 3 227 2 227 1 229 1 230 2 231 1 232 1 232 0 232 0 233 0 233 1 233 1 234 2 234 2 235 2 236 2 236 2 237 2 237 2 238 4 239 4 238 5 238 6 239 7 240 8 240 8 240 8 240 9 240 9 239 10 240 10 240 10 242 10 242 10 243 11 243 12 243 13 244 11 247 10 247 9 249 11 250 11 252 11 253 10 254 10 256 9 257 9 259 8 259 8 346 8 346 8 346 214 346 214 346 214 346 214 229 214 229 214 229 212 228 212 228 212 228 212 228 204 215 203 215 Z N">
              <draw:equation draw:name="f0" draw:formula="200*logwidth/214"/>
              <draw:equation draw:name="f1" draw:formula="217*logheight/346"/>
              <draw:equation draw:name="f2" draw:formula="199*logwidth/214"/>
              <draw:equation draw:name="f3" draw:formula="224*logheight/346"/>
              <draw:equation draw:name="f4" draw:formula="193*logwidth/214"/>
              <draw:equation draw:name="f5" draw:formula="225*logheight/346"/>
              <draw:equation draw:name="f6" draw:formula="186*logwidth/214"/>
              <draw:equation draw:name="f7" draw:formula="225*logheight/346"/>
              <draw:equation draw:name="f8" draw:formula="171*logwidth/214"/>
              <draw:equation draw:name="f9" draw:formula="224*logheight/346"/>
              <draw:equation draw:name="f10" draw:formula="168*logwidth/214"/>
              <draw:equation draw:name="f11" draw:formula="230*logheight/346"/>
              <draw:equation draw:name="f12" draw:formula="156*logwidth/214"/>
              <draw:equation draw:name="f13" draw:formula="228*logheight/346"/>
              <draw:equation draw:name="f14" draw:formula="151*logwidth/214"/>
              <draw:equation draw:name="f15" draw:formula="233*logheight/346"/>
              <draw:equation draw:name="f16" draw:formula="147*logwidth/214"/>
              <draw:equation draw:name="f17" draw:formula="227*logheight/346"/>
              <draw:equation draw:name="f18" draw:formula="145*logwidth/214"/>
              <draw:equation draw:name="f19" draw:formula="222*logheight/346"/>
              <draw:equation draw:name="f20" draw:formula="142*logwidth/214"/>
              <draw:equation draw:name="f21" draw:formula="214*logheight/346"/>
              <draw:equation draw:name="f22" draw:formula="135*logwidth/214"/>
              <draw:equation draw:name="f23" draw:formula="213*logheight/346"/>
              <draw:equation draw:name="f24" draw:formula="130*logwidth/214"/>
              <draw:equation draw:name="f25" draw:formula="208*logheight/346"/>
              <draw:equation draw:name="f26" draw:formula="132*logwidth/214"/>
              <draw:equation draw:name="f27" draw:formula="201*logheight/346"/>
              <draw:equation draw:name="f28" draw:formula="129*logwidth/214"/>
              <draw:equation draw:name="f29" draw:formula="197*logheight/346"/>
              <draw:equation draw:name="f30" draw:formula="124*logwidth/214"/>
              <draw:equation draw:name="f31" draw:formula="191*logheight/346"/>
              <draw:equation draw:name="f32" draw:formula="122*logwidth/214"/>
              <draw:equation draw:name="f33" draw:formula="184*logheight/346"/>
              <draw:equation draw:name="f34" draw:formula="120*logwidth/214"/>
              <draw:equation draw:name="f35" draw:formula="178*logheight/346"/>
              <draw:equation draw:name="f36" draw:formula="118*logwidth/214"/>
              <draw:equation draw:name="f37" draw:formula="174*logheight/346"/>
              <draw:equation draw:name="f38" draw:formula="112*logwidth/214"/>
              <draw:equation draw:name="f39" draw:formula="169*logheight/346"/>
              <draw:equation draw:name="f40" draw:formula="106*logwidth/214"/>
              <draw:equation draw:name="f41" draw:formula="176*logheight/346"/>
              <draw:equation draw:name="f42" draw:formula="101*logwidth/214"/>
              <draw:equation draw:name="f43" draw:formula="180*logheight/346"/>
              <draw:equation draw:name="f44" draw:formula="94*logwidth/214"/>
              <draw:equation draw:name="f45" draw:formula="176*logheight/346"/>
              <draw:equation draw:name="f46" draw:formula="95*logwidth/214"/>
              <draw:equation draw:name="f47" draw:formula="169*logheight/346"/>
              <draw:equation draw:name="f48" draw:formula="96*logwidth/214"/>
              <draw:equation draw:name="f49" draw:formula="161*logheight/346"/>
              <draw:equation draw:name="f50" draw:formula="99*logwidth/214"/>
              <draw:equation draw:name="f51" draw:formula="158*logheight/346"/>
              <draw:equation draw:name="f52" draw:formula="96*logwidth/214"/>
              <draw:equation draw:name="f53" draw:formula="151*logheight/346"/>
              <draw:equation draw:name="f54" draw:formula="96*logwidth/214"/>
              <draw:equation draw:name="f55" draw:formula="146*logheight/346"/>
              <draw:equation draw:name="f56" draw:formula="97*logwidth/214"/>
              <draw:equation draw:name="f57" draw:formula="140*logheight/346"/>
              <draw:equation draw:name="f58" draw:formula="99*logwidth/214"/>
              <draw:equation draw:name="f59" draw:formula="130*logheight/346"/>
              <draw:equation draw:name="f60" draw:formula="101*logwidth/214"/>
              <draw:equation draw:name="f61" draw:formula="125*logheight/346"/>
              <draw:equation draw:name="f62" draw:formula="97*logwidth/214"/>
              <draw:equation draw:name="f63" draw:formula="122*logheight/346"/>
              <draw:equation draw:name="f64" draw:formula="92*logwidth/214"/>
              <draw:equation draw:name="f65" draw:formula="122*logheight/346"/>
              <draw:equation draw:name="f66" draw:formula="88*logwidth/214"/>
              <draw:equation draw:name="f67" draw:formula="117*logheight/346"/>
              <draw:equation draw:name="f68" draw:formula="85*logwidth/214"/>
              <draw:equation draw:name="f69" draw:formula="115*logheight/346"/>
              <draw:equation draw:name="f70" draw:formula="80*logwidth/214"/>
              <draw:equation draw:name="f71" draw:formula="112*logheight/346"/>
              <draw:equation draw:name="f72" draw:formula="76*logwidth/214"/>
              <draw:equation draw:name="f73" draw:formula="105*logheight/346"/>
              <draw:equation draw:name="f74" draw:formula="68*logwidth/214"/>
              <draw:equation draw:name="f75" draw:formula="94*logheight/346"/>
              <draw:equation draw:name="f76" draw:formula="62*logwidth/214"/>
              <draw:equation draw:name="f77" draw:formula="90*logheight/346"/>
              <draw:equation draw:name="f78" draw:formula="55*logwidth/214"/>
              <draw:equation draw:name="f79" draw:formula="84*logheight/346"/>
              <draw:equation draw:name="f80" draw:formula="54*logwidth/214"/>
              <draw:equation draw:name="f81" draw:formula="81*logheight/346"/>
              <draw:equation draw:name="f82" draw:formula="55*logwidth/214"/>
              <draw:equation draw:name="f83" draw:formula="78*logheight/346"/>
              <draw:equation draw:name="f84" draw:formula="54*logwidth/214"/>
              <draw:equation draw:name="f85" draw:formula="74*logheight/346"/>
              <draw:equation draw:name="f86" draw:formula="42*logwidth/214"/>
              <draw:equation draw:name="f87" draw:formula="54*logheight/346"/>
              <draw:equation draw:name="f88" draw:formula="8*logwidth/214"/>
              <draw:equation draw:name="f89" draw:formula="133*logheight/346"/>
              <draw:equation draw:name="f90" draw:formula="9*logwidth/214"/>
              <draw:equation draw:name="f91" draw:formula="139*logheight/346"/>
              <draw:equation draw:name="f92" draw:formula="11*logwidth/214"/>
              <draw:equation draw:name="f93" draw:formula="145*logheight/346"/>
              <draw:equation draw:name="f94" draw:formula="12*logwidth/214"/>
              <draw:equation draw:name="f95" draw:formula="154*logheight/346"/>
              <draw:equation draw:name="f96" draw:formula="25*logwidth/214"/>
              <draw:equation draw:name="f97" draw:formula="166*logheight/346"/>
              <draw:equation draw:name="f98" draw:formula="27*logwidth/214"/>
              <draw:equation draw:name="f99" draw:formula="174*logheight/346"/>
              <draw:equation draw:name="f100" draw:formula="20*logwidth/214"/>
              <draw:equation draw:name="f101" draw:formula="189*logheight/346"/>
              <draw:equation draw:name="f102" draw:formula="14*logwidth/214"/>
              <draw:equation draw:name="f103" draw:formula="203*logheight/346"/>
              <draw:equation draw:name="f104" draw:formula="14*logwidth/214"/>
              <draw:equation draw:name="f105" draw:formula="207*logheight/346"/>
              <draw:equation draw:name="f106" draw:formula="10*logwidth/214"/>
              <draw:equation draw:name="f107" draw:formula="215*logheight/346"/>
              <draw:equation draw:name="f108" draw:formula="5*logwidth/214"/>
              <draw:equation draw:name="f109" draw:formula="221*logheight/346"/>
              <draw:equation draw:name="f110" draw:formula="1*logwidth/214"/>
              <draw:equation draw:name="f111" draw:formula="232*logheight/346"/>
              <draw:equation draw:name="f112" draw:formula="2*logwidth/214"/>
              <draw:equation draw:name="f113" draw:formula="236*logheight/346"/>
              <draw:equation draw:name="f114" draw:formula="7*logwidth/214"/>
              <draw:equation draw:name="f115" draw:formula="240*logheight/346"/>
              <draw:equation draw:name="f116" draw:formula="10*logwidth/214"/>
              <draw:equation draw:name="f117" draw:formula="242*logheight/346"/>
              <draw:equation draw:name="f118" draw:formula="11*logwidth/214"/>
              <draw:equation draw:name="f119" draw:formula="252*logheight/346"/>
              <draw:equation draw:name="f120" draw:formula="8*logwidth/214"/>
              <draw:equation draw:name="f121" draw:formula="346*logheight/346"/>
              <draw:equation draw:name="f122" draw:formula="212*logwidth/214"/>
              <draw:equation draw:name="f123" draw:formula="228*logheight/346"/>
              <draw:equation draw:name="f124" draw:formula="logwidth"/>
              <draw:equation draw:name="f125" draw:formula="logheight"/>
            </draw:enhanced-geometry>
          </draw:custom-shape>
          <draw:custom-shape draw:name="Freeform 47" draw:style-name="gr3" draw:text-style-name="P2" draw:layer="layout" svg:width="1.812cm" svg:height="2.106cm" svg:x="25.968cm" svg:y="10.718cm">
            <text:p><text:span text:style-name="T1"/></text:p>
            <draw:enhanced-geometry draw:mirror-horizontal="false" draw:mirror-vertical="false" drawooo:sub-view-size="165 191" draw:text-areas="0 0 ?f114 ?f115" svg:viewBox="0 0 0 0" draw:type="ooxml-non-primitive" draw:enhanced-path="M 159 120 C 159 120 157 120 157 120 156 120 155 120 155 119 155 119 155 116 155 115 155 115 155 113 155 112 155 111 155 111 154 110 153 109 153 108 153 108 152 108 152 107 152 106 152 106 152 105 152 105 152 105 145 99 145 99 145 98 145 97 145 97 145 96 145 95 145 95 144 95 145 91 144 90 144 90 143 88 142 88 142 87 142 83 142 83 141 82 139 80 139 79 138 79 134 77 134 77 133 77 133 77 133 76 133 76 133 74 132 74 132 74 131 73 130 73 130 73 130 72 130 72 130 72 129 71 129 71 129 70 130 70 129 70 128 69 127 69 127 69 127 69 126 67 126 67 126 66 127 65 127 65 127 65 127 64 126 63 125 63 124 61 123 60 122 60 118 58 118 57 117 57 117 54 117 53 117 53 114 49 113 48 112 48 106 44 105 44 105 43 104 41 104 40 103 39 102 37 101 36 101 36 99 36 99 34 99 33 99 31 99 30 98 30 96 27 96 27 96 26 95 24 95 23 95 22 95 21 93 21 91 21 89 21 88 20 87 19 86 18 85 18 85 17 86 16 84 16 82 16 81 15 80 15 80 14 79 14 79 13 78 13 77 13 78 12 78 11 78 8 79 8 80 7 81 6 81 5 82 5 86 2 86 2 86 0 86 0 86 0 44 0 44 0 44 0 0 0 0 0 0 0 0 0 15 88 15 89 15 89 16 91 16 92 16 92 16 93 16 93 17 94 17 95 17 96 17 97 18 98 18 99 18 100 21 105 21 105 22 105 22 107 21 108 21 108 21 109 21 110 21 111 22 111 23 112 23 112 24 113 24 113 24 113 22 115 22 115 22 116 19 118 19 119 19 120 19 121 19 122 19 123 18 124 18 125 17 126 16 128 16 129 16 129 16 132 16 133 16 134 17 137 18 137 18 138 19 143 19 144 19 144 19 148 18 149 18 149 17 152 17 152 17 152 17 155 17 156 17 156 18 157 18 158 19 159 20 160 20 160 20 161 21 164 21 164 23 169 23 169 23 169 23 169 23 172 23 172 23 173 24 174 24 174 24 175 27 176 27 176 27 176 116 181 116 181 116 181 117 183 117 183 117 184 117 186 117 186 117 187 117 188 118 189 118 189 119 190 120 190 121 190 122 191 122 190 122 190 123 188 124 188 124 187 123 185 124 184 124 184 124 182 124 181 124 181 123 179 123 178 123 178 123 177 123 176 123 175 123 174 123 173 123 173 124 173 125 173 125 173 125 173 126 172 126 172 127 171 127 171 127 171 129 172 129 172 129 172 131 173 132 174 132 174 134 174 134 174 135 175 138 176 138 176 138 176 140 176 142 176 142 175 142 175 142 175 142 174 142 174 142 173 141 173 141 173 141 172 141 172 141 172 141 171 141 171 141 171 141 170 141 170 141 170 141 169 141 169 142 168 142 168 142 168 143 168 143 168 143 169 143 169 143 169 143 169 143 170 143 170 143 171 143 171 143 172 143 172 143 171 144 171 144 171 144 171 144 171 144 170 144 170 145 170 145 169 145 169 145 169 146 169 146 168 146 168 146 167 146 168 145 167 145 167 145 167 145 167 145 167 145 166 145 166 145 166 144 166 144 166 144 166 144 166 144 166 144 167 144 167 144 167 144 167 144 167 143 167 143 167 143 167 143 167 142 167 142 167 142 166 142 166 141 166 141 165 141 165 142 164 142 164 142 164 142 163 142 163 142 162 141 162 141 162 140 162 140 161 141 161 141 161 141 161 142 161 142 161 142 161 143 160 143 160 142 160 142 160 142 160 141 160 141 159 141 159 142 159 142 159 142 159 142 159 142 158 143 158 143 158 144 158 144 158 144 157 144 156 144 156 144 155 144 155 144 155 145 154 145 154 145 154 146 153 146 153 146 153 146 154 146 154 146 154 146 154 146 155 146 155 146 155 146 155 146 156 145 156 145 156 145 156 145 157 145 157 146 158 146 158 146 158 146 159 146 159 146 159 146 159 146 159 146 158 146 158 146 158 147 158 147 158 147 157 147 157 147 157 147 156 147 156 147 156 148 156 148 155 148 155 148 155 148 154 148 154 148 154 149 153 149 153 149 152 149 152 149 152 148 152 148 152 147 152 147 152 146 152 146 152 146 152 146 152 146 151 147 151 147 151 147 151 148 151 148 151 148 151 148 151 148 151 148 151 149 151 149 151 149 151 149 151 149 150 149 150 149 149 150 149 150 149 150 149 150 148 150 148 151 148 151 147 151 147 151 147 151 147 151 146 151 146 151 146 152 145 151 145 152 144 152 144 153 143 152 143 152 143 152 144 152 144 151 144 151 144 151 144 150 144 150 144 150 144 150 144 150 144 150 144 149 144 149 144 149 144 149 143 149 143 148 143 148 143 147 142 147 142 147 142 148 142 148 142 149 142 149 142 149 142 150 142 150 142 150 142 151 142 151 142 151 141 151 141 151 141 151 141 152 140 152 140 152 140 152 139 151 139 151 139 150 139 149 139 149 139 148 139 148 139 148 138 148 138 147 138 147 138 147 138 147 138 148 138 148 138 149 138 149 137 150 137 150 137 151 137 151 137 152 137 152 137 152 136 152 136 152 136 152 136 152 136 152 135 152 135 151 135 151 135 151 135 151 134 151 134 151 134 152 134 153 134 153 134 154 134 154 134 154 134 154 135 154 135 154 136 155 135 155 135 156 134 156 134 157 133 157 133 159 131 157 131 157 131 157 131 156 131 156 131 156 131 156 130 156 130 155 130 155 130 154 130 155 130 155 129 155 129 155 129 155 129 155 128 155 128 155 128 155 127 156 127 156 128 156 128 157 128 157 129 158 129 158 129 158 129 159 129 159 129 160 129 160 128 160 128 161 128 161 127 160 127 160 127 159 126 159 126 159 126 159 126 158 126 159 125 159 125 159 125 160 125 160 126 160 126 160 126 161 126 161 126 162 126 162 126 163 126 163 126 164 125 164 125 164 125 165 124 164 124 164 123 164 123 164 123 163 123 163 123 163 123 162 123 162 123 161 122 161 122 161 122 160 122 160 122 160 122 160 122 160 122 159 121 160 121 160 121 160 121 160 121 160 121 160 121 160 120 159 120 Z N">
              <draw:equation draw:name="f0" draw:formula="155*logwidth/165"/>
              <draw:equation draw:name="f1" draw:formula="115*logheight/191"/>
              <draw:equation draw:name="f2" draw:formula="152*logwidth/165"/>
              <draw:equation draw:name="f3" draw:formula="106*logheight/191"/>
              <draw:equation draw:name="f4" draw:formula="145*logwidth/165"/>
              <draw:equation draw:name="f5" draw:formula="95*logheight/191"/>
              <draw:equation draw:name="f6" draw:formula="139*logwidth/165"/>
              <draw:equation draw:name="f7" draw:formula="79*logheight/191"/>
              <draw:equation draw:name="f8" draw:formula="130*logwidth/165"/>
              <draw:equation draw:name="f9" draw:formula="73*logheight/191"/>
              <draw:equation draw:name="f10" draw:formula="127*logwidth/165"/>
              <draw:equation draw:name="f11" draw:formula="69*logheight/191"/>
              <draw:equation draw:name="f12" draw:formula="123*logwidth/165"/>
              <draw:equation draw:name="f13" draw:formula="60*logheight/191"/>
              <draw:equation draw:name="f14" draw:formula="105*logwidth/165"/>
              <draw:equation draw:name="f15" draw:formula="44*logheight/191"/>
              <draw:equation draw:name="f16" draw:formula="99*logwidth/165"/>
              <draw:equation draw:name="f17" draw:formula="30*logheight/191"/>
              <draw:equation draw:name="f18" draw:formula="88*logwidth/165"/>
              <draw:equation draw:name="f19" draw:formula="20*logheight/191"/>
              <draw:equation draw:name="f20" draw:formula="79*logwidth/165"/>
              <draw:equation draw:name="f21" draw:formula="13*logheight/191"/>
              <draw:equation draw:name="f22" draw:formula="86*logwidth/165"/>
              <draw:equation draw:name="f23" draw:formula="2*logheight/191"/>
              <draw:equation draw:name="f24" draw:formula="15*logwidth/165"/>
              <draw:equation draw:name="f25" draw:formula="89*logheight/191"/>
              <draw:equation draw:name="f26" draw:formula="18*logwidth/165"/>
              <draw:equation draw:name="f27" draw:formula="99*logheight/191"/>
              <draw:equation draw:name="f28" draw:formula="23*logwidth/165"/>
              <draw:equation draw:name="f29" draw:formula="112*logheight/191"/>
              <draw:equation draw:name="f30" draw:formula="19*logwidth/165"/>
              <draw:equation draw:name="f31" draw:formula="122*logheight/191"/>
              <draw:equation draw:name="f32" draw:formula="18*logwidth/165"/>
              <draw:equation draw:name="f33" draw:formula="137*logheight/191"/>
              <draw:equation draw:name="f34" draw:formula="17*logwidth/165"/>
              <draw:equation draw:name="f35" draw:formula="156*logheight/191"/>
              <draw:equation draw:name="f36" draw:formula="23*logwidth/165"/>
              <draw:equation draw:name="f37" draw:formula="169*logheight/191"/>
              <draw:equation draw:name="f38" draw:formula="116*logwidth/165"/>
              <draw:equation draw:name="f39" draw:formula="181*logheight/191"/>
              <draw:equation draw:name="f40" draw:formula="120*logwidth/165"/>
              <draw:equation draw:name="f41" draw:formula="190*logheight/191"/>
              <draw:equation draw:name="f42" draw:formula="124*logwidth/165"/>
              <draw:equation draw:name="f43" draw:formula="181*logheight/191"/>
              <draw:equation draw:name="f44" draw:formula="125*logwidth/165"/>
              <draw:equation draw:name="f45" draw:formula="173*logheight/191"/>
              <draw:equation draw:name="f46" draw:formula="132*logwidth/165"/>
              <draw:equation draw:name="f47" draw:formula="174*logheight/191"/>
              <draw:equation draw:name="f48" draw:formula="142*logwidth/165"/>
              <draw:equation draw:name="f49" draw:formula="175*logheight/191"/>
              <draw:equation draw:name="f50" draw:formula="141*logwidth/165"/>
              <draw:equation draw:name="f51" draw:formula="170*logheight/191"/>
              <draw:equation draw:name="f52" draw:formula="143*logwidth/165"/>
              <draw:equation draw:name="f53" draw:formula="169*logheight/191"/>
              <draw:equation draw:name="f54" draw:formula="144*logwidth/165"/>
              <draw:equation draw:name="f55" draw:formula="171*logheight/191"/>
              <draw:equation draw:name="f56" draw:formula="145*logwidth/165"/>
              <draw:equation draw:name="f57" draw:formula="167*logheight/191"/>
              <draw:equation draw:name="f58" draw:formula="144*logwidth/165"/>
              <draw:equation draw:name="f59" draw:formula="166*logheight/191"/>
              <draw:equation draw:name="f60" draw:formula="142*logwidth/165"/>
              <draw:equation draw:name="f61" draw:formula="166*logheight/191"/>
              <draw:equation draw:name="f62" draw:formula="141*logwidth/165"/>
              <draw:equation draw:name="f63" draw:formula="162*logheight/191"/>
              <draw:equation draw:name="f64" draw:formula="142*logwidth/165"/>
              <draw:equation draw:name="f65" draw:formula="160*logheight/191"/>
              <draw:equation draw:name="f66" draw:formula="144*logwidth/165"/>
              <draw:equation draw:name="f67" draw:formula="158*logheight/191"/>
              <draw:equation draw:name="f68" draw:formula="146*logwidth/165"/>
              <draw:equation draw:name="f69" draw:formula="153*logheight/191"/>
              <draw:equation draw:name="f70" draw:formula="145*logwidth/165"/>
              <draw:equation draw:name="f71" draw:formula="156*logheight/191"/>
              <draw:equation draw:name="f72" draw:formula="146*logwidth/165"/>
              <draw:equation draw:name="f73" draw:formula="158*logheight/191"/>
              <draw:equation draw:name="f74" draw:formula="148*logwidth/165"/>
              <draw:equation draw:name="f75" draw:formula="155*logheight/191"/>
              <draw:equation draw:name="f76" draw:formula="148*logwidth/165"/>
              <draw:equation draw:name="f77" draw:formula="152*logheight/191"/>
              <draw:equation draw:name="f78" draw:formula="148*logwidth/165"/>
              <draw:equation draw:name="f79" draw:formula="151*logheight/191"/>
              <draw:equation draw:name="f80" draw:formula="150*logwidth/165"/>
              <draw:equation draw:name="f81" draw:formula="149*logheight/191"/>
              <draw:equation draw:name="f82" draw:formula="151*logwidth/165"/>
              <draw:equation draw:name="f83" draw:formula="146*logheight/191"/>
              <draw:equation draw:name="f84" draw:formula="151*logwidth/165"/>
              <draw:equation draw:name="f85" draw:formula="144*logheight/191"/>
              <draw:equation draw:name="f86" draw:formula="148*logwidth/165"/>
              <draw:equation draw:name="f87" draw:formula="143*logheight/191"/>
              <draw:equation draw:name="f88" draw:formula="150*logwidth/165"/>
              <draw:equation draw:name="f89" draw:formula="142*logheight/191"/>
              <draw:equation draw:name="f90" draw:formula="151*logwidth/165"/>
              <draw:equation draw:name="f91" draw:formula="139*logheight/191"/>
              <draw:equation draw:name="f92" draw:formula="148*logwidth/165"/>
              <draw:equation draw:name="f93" draw:formula="138*logheight/191"/>
              <draw:equation draw:name="f94" draw:formula="152*logwidth/165"/>
              <draw:equation draw:name="f95" draw:formula="136*logheight/191"/>
              <draw:equation draw:name="f96" draw:formula="153*logwidth/165"/>
              <draw:equation draw:name="f97" draw:formula="134*logheight/191"/>
              <draw:equation draw:name="f98" draw:formula="157*logwidth/165"/>
              <draw:equation draw:name="f99" draw:formula="133*logheight/191"/>
              <draw:equation draw:name="f100" draw:formula="155*logwidth/165"/>
              <draw:equation draw:name="f101" draw:formula="130*logheight/191"/>
              <draw:equation draw:name="f102" draw:formula="156*logwidth/165"/>
              <draw:equation draw:name="f103" draw:formula="128*logheight/191"/>
              <draw:equation draw:name="f104" draw:formula="161*logwidth/165"/>
              <draw:equation draw:name="f105" draw:formula="128*logheight/191"/>
              <draw:equation draw:name="f106" draw:formula="160*logwidth/165"/>
              <draw:equation draw:name="f107" draw:formula="125*logheight/191"/>
              <draw:equation draw:name="f108" draw:formula="164*logwidth/165"/>
              <draw:equation draw:name="f109" draw:formula="125*logheight/191"/>
              <draw:equation draw:name="f110" draw:formula="161*logwidth/165"/>
              <draw:equation draw:name="f111" draw:formula="122*logheight/191"/>
              <draw:equation draw:name="f112" draw:formula="160*logwidth/165"/>
              <draw:equation draw:name="f113" draw:formula="121*logheight/191"/>
              <draw:equation draw:name="f114" draw:formula="logwidth"/>
              <draw:equation draw:name="f115" draw:formula="logheight"/>
            </draw:enhanced-geometry>
          </draw:custom-shape>
          <draw:custom-shape draw:name="Freeform 48" draw:style-name="gr3" draw:text-style-name="P2" draw:layer="layout" svg:width="2.895cm" svg:height="2.542cm" svg:x="25.197cm" svg:y="12.527cm">
            <text:p><text:span text:style-name="T1"/></text:p>
            <draw:enhanced-geometry draw:mirror-horizontal="false" draw:mirror-vertical="false" drawooo:sub-view-size="263 231" draw:text-areas="0 0 ?f126 ?f127" svg:viewBox="0 0 0 0" draw:type="ooxml-non-primitive" draw:enhanced-path="M 249 231 C 249 229 249 229 250 228 251 227 252 226 252 225 252 224 253 223 254 223 254 223 254 224 254 225 253 225 253 226 253 227 252 227 252 228 252 228 252 229 251 229 251 229 251 230 251 230 251 230 250 231 250 231 249 231 Z M 204 10 C 204 10 202 10 202 10 201 9 199 8 199 8 199 8 197 7 197 7 197 7 196 8 196 8 195 9 195 9 195 9 194 9 193 9 193 9 193 10 193 11 193 12 193 13 193 14 193 14 193 15 194 17 194 17 194 18 194 20 194 20 193 21 194 23 194 24 193 24 192 26 192 26 192 27 191 26 190 26 189 26 188 25 188 25 187 24 187 23 187 22 187 22 187 20 187 19 187 19 186 17 186 17 186 17 97 12 97 12 97 12 94 11 94 10 94 10 93 9 93 8 93 8 93 5 93 5 91 0 91 0 91 0 2 0 2 0 2 0 1 3 1 3 1 3 0 6 0 6 0 6 0 6 2 8 2 8 2 9 4 10 4 10 4 11 4 12 5 12 5 12 8 13 8 13 8 13 8 15 8 15 8 15 7 17 7 17 7 18 7 19 7 19 7 19 7 20 7 21 8 21 8 22 9 22 9 22 10 22 10 23 10 24 9 24 8 25 8 25 8 25 8 26 7 26 7 26 7 27 6 27 6 28 6 29 6 29 6 29 7 29 7 28 8 28 8 28 9 28 10 28 11 28 11 27 11 27 11 27 12 27 12 27 12 27 13 26 13 26 13 25 13 25 14 25 14 25 15 25 16 24 16 23 16 22 17 21 17 20 17 20 17 19 17 19 17 19 18 19 18 20 18 20 18 20 18 21 18 21 18 22 18 22 19 22 19 22 19 21 20 21 20 21 20 21 20 20 20 20 20 20 20 19 20 19 21 18 21 18 21 18 21 18 21 18 21 19 21 19 21 19 21 20 21 20 21 20 21 20 22 21 22 21 22 21 22 21 23 22 24 21 24 22 25 23 22 23 22 24 21 24 21 24 20 25 20 25 18 25 18 26 19 26 20 26 20 26 21 25 22 25 23 25 23 25 24 25 25 25 26 25 28 25 29 25 31 24 33 25 35 25 35 25 36 25 36 24 36 24 36 24 36 24 36 23 36 23 37 23 37 23 37 23 38 23 38 22 39 22 40 21 40 21 41 21 42 21 42 21 42 22 42 22 43 22 44 22 44 22 45 22 45 22 46 22 46 22 46 22 46 22 47 22 48 22 49 21 49 21 49 21 49 21 50 21 50 21 50 22 50 22 51 23 51 23 52 23 52 24 52 24 52 24 52 24 52 25 53 25 53 25 52 25 51 26 51 26 50 26 48 26 47 26 45 25 45 25 42 25 42 25 43 25 45 26 46 26 48 27 50 27 52 28 53 29 55 29 56 30 58 30 59 31 60 32 61 32 61 32 62 33 62 33 63 33 63 33 63 34 64 34 65 35 65 35 65 35 66 35 66 35 66 35 66 34 67 34 67 34 68 34 68 35 69 35 69 35 70 35 71 35 72 35 72 35 72 36 72 36 72 37 72 37 72 37 71 37 71 37 70 37 70 37 69 36 69 37 68 37 70 38 70 38 71 38 71 39 72 40 73 40 73 41 74 42 75 43 76 43 77 44 78 44 78 44 78 45 78 45 78 46 79 46 79 47 80 48 80 49 80 50 81 50 81 51 81 52 80 52 81 53 81 54 82 53 82 53 83 53 84 53 85 53 85 52 85 52 86 52 86 52 87 52 87 52 88 52 88 52 89 52 90 52 91 52 91 52 92 52 92 52 92 51 93 51 93 51 93 51 94 51 94 51 94 50 95 50 95 50 95 50 96 50 95 50 95 51 95 51 95 51 96 51 96 51 97 50 97 50 98 50 98 49 99 49 99 49 100 49 100 48 101 48 101 48 101 48 102 47 102 47 102 47 103 47 104 47 104 46 104 46 105 46 105 46 106 45 106 44 107 44 108 44 110 44 111 44 112 44 114 45 114 43 114 43 113 43 112 43 112 42 113 42 113 41 113 41 113 40 113 40 113 39 114 39 114 38 115 38 115 38 116 38 116 37 116 37 117 37 117 37 118 37 119 37 119 38 120 38 120 38 121 37 121 37 122 37 122 37 123 37 123 37 124 37 124 37 125 37 125 37 126 37 126 38 127 39 129 39 130 40 131 41 132 41 133 42 134 42 135 43 136 43 137 45 138 46 139 47 140 49 140 50 141 51 142 52 142 52 143 53 143 53 143 53 144 53 144 53 145 53 145 54 145 54 146 54 147 55 147 57 147 58 147 60 147 61 149 62 150 62 151 63 153 64 153 65 154 65 154 66 154 66 154 67 154 67 154 67 155 68 155 68 156 68 156 67 156 67 156 67 157 66 157 66 157 66 158 66 158 66 158 67 158 67 157 67 157 68 157 68 157 68 157 68 156 69 156 70 157 70 157 71 157 71 158 72 158 73 158 73 159 74 159 74 159 74 159 74 160 74 160 74 160 74 161 74 162 74 163 74 164 74 165 74 166 74 167 74 167 74 167 75 167 76 167 77 168 78 168 79 168 79 169 80 169 80 169 80 169 81 169 81 170 82 170 83 171 83 171 84 171 84 172 85 172 85 171 85 171 86 171 86 171 86 170 86 170 86 170 86 170 86 170 87 170 87 170 87 171 87 171 88 171 88 171 89 171 89 172 90 172 90 172 91 172 91 172 92 172 92 172 94 172 96 172 98 172 99 172 99 172 100 171 101 171 101 171 102 171 103 171 103 171 104 171 105 171 106 170 107 170 108 169 109 169 110 169 111 168 112 168 114 167 115 168 116 168 117 168 118 168 119 167 120 167 120 167 121 166 121 166 121 166 122 166 122 166 123 165 123 165 123 165 124 165 125 166 125 166 126 167 127 168 127 168 128 169 128 169 129 169 129 169 130 170 130 170 131 172 131 172 131 173 131 173 129 173 129 173 128 174 128 174 128 174 127 174 127 174 126 174 126 174 125 173 124 173 124 172 124 172 124 172 123 172 123 171 123 171 123 171 123 171 122 170 122 170 122 170 122 170 122 171 122 171 121 171 121 171 120 172 120 173 119 173 120 174 120 174 121 175 121 176 122 176 122 176 122 176 123 176 123 176 124 176 124 176 125 176 126 177 126 177 126 178 126 178 126 178 126 178 125 178 125 178 125 178 124 178 124 178 124 178 124 177 123 177 123 178 123 178 123 179 123 179 122 179 122 179 122 180 122 180 122 181 122 181 122 181 123 181 124 181 124 181 125 181 125 181 126 181 126 181 127 181 127 181 127 180 128 179 128 179 129 179 129 178 130 178 130 178 131 178 131 178 131 177 131 177 132 177 132 177 133 177 133 176 133 176 134 176 135 176 135 175 135 175 135 175 136 175 136 175 136 175 137 175 137 175 137 175 137 175 138 175 138 175 138 175 139 176 138 176 139 177 139 177 139 177 139 176 139 176 139 176 139 175 139 175 139 174 139 174 139 173 139 172 139 171 140 172 141 172 141 173 142 173 142 173 142 174 142 175 143 175 143 176 144 175 145 175 146 175 147 176 148 176 149 177 149 177 150 178 151 178 152 178 153 178 154 179 154 179 155 179 155 179 155 179 156 179 156 180 157 180 157 180 158 181 159 181 159 182 160 183 161 183 161 183 162 184 163 184 163 184 163 185 164 185 164 185 164 185 164 185 164 185 165 185 165 186 166 186 166 187 166 187 167 188 166 188 166 189 166 189 165 189 165 190 165 189 165 189 164 189 164 189 164 189 164 189 164 189 163 189 163 189 162 188 162 188 161 187 160 187 159 187 159 188 159 188 160 188 160 189 161 189 161 190 161 191 161 192 161 193 160 193 160 193 159 194 159 194 159 194 159 194 159 195 159 195 159 195 160 194 160 194 160 193 160 193 161 193 161 193 161 193 161 193 162 192 162 192 162 192 163 192 163 192 164 192 164 192 165 192 166 192 166 193 167 193 167 193 168 193 168 192 168 192 169 192 169 192 170 192 170 192 171 192 172 191 172 190 172 190 171 190 170 190 170 188 170 189 171 189 171 189 172 189 172 190 172 190 173 190 173 190 173 191 174 191 174 190 175 190 175 190 176 191 176 191 176 191 176 191 177 191 178 192 178 192 178 193 178 193 177 192 177 192 177 192 177 192 176 192 176 193 176 193 176 194 176 194 176 195 177 196 176 195 177 195 178 194 178 195 179 195 179 195 179 196 179 196 179 196 180 196 180 197 181 198 181 198 181 198 182 199 182 199 181 199 181 198 181 198 181 198 180 198 180 199 180 200 180 200 181 200 181 200 182 200 182 200 183 200 183 200 184 200 184 201 186 200 187 201 189 201 190 201 191 201 193 201 193 202 193 202 194 202 195 202 195 202 196 203 196 203 196 203 197 204 198 204 198 204 199 205 199 205 201 206 201 207 201 207 199 208 200 208 200 208 200 209 200 209 201 210 201 210 201 211 202 211 203 212 204 212 204 213 204 213 204 213 204 213 204 214 204 214 203 215 202 215 202 216 202 216 203 217 204 217 205 217 206 217 207 217 207 217 208 217 208 217 209 218 209 219 210 220 211 221 212 221 213 221 214 221 214 221 215 221 216 222 216 222 217 223 218 224 219 225 219 225 219 227 219 228 219 228 219 228 218 229 218 229 218 230 218 230 218 231 218 231 219 231 219 230 220 229 220 229 220 228 220 226 220 225 220 225 220 224 220 224 220 224 221 224 222 224 222 224 223 224 223 223 224 223 224 223 225 223 225 223 226 223 226 223 227 224 227 224 227 224 228 224 228 225 229 225 230 226 230 227 230 228 230 229 230 231 230 232 230 232 230 233 230 233 229 233 229 233 229 234 229 235 229 236 229 237 229 238 229 239 229 240 229 240 229 241 229 242 228 242 228 243 228 243 228 244 227 245 226 246 227 247 227 247 227 247 227 248 227 248 226 248 226 249 225 250 224 251 224 251 223 252 223 252 222 253 221 253 221 252 220 252 219 252 219 252 218 252 218 252 217 253 217 253 216 253 216 253 215 253 215 253 214 253 214 253 214 253 214 253 213 253 213 253 212 253 212 253 212 254 211 254 211 254 211 255 211 255 210 255 210 255 209 255 209 256 209 256 208 256 208 257 207 257 207 257 206 258 206 258 206 258 205 258 205 259 205 259 204 259 204 260 203 259 202 259 202 258 202 258 201 258 201 259 201 259 201 259 200 259 200 259 200 259 199 259 198 259 198 259 197 259 195 260 195 260 193 260 192 260 191 260 190 260 190 260 189 261 188 261 188 261 188 261 187 261 187 261 186 261 186 261 185 261 184 261 183 261 182 261 182 262 181 262 180 262 179 262 178 262 177 262 177 262 176 263 176 263 175 263 175 263 174 263 173 263 172 263 171 263 170 263 169 262 168 262 168 262 167 262 166 262 165 262 164 262 163 262 162 262 162 262 162 262 161 262 161 261 161 261 160 261 160 261 159 261 159 261 158 260 158 260 158 260 157 260 157 260 157 260 156 259 156 259 156 259 155 259 155 259 155 259 154 258 154 258 154 258 153 258 153 258 153 258 152 257 152 257 151 256 151 256 151 256 151 256 151 255 151 255 151 255 152 254 151 254 150 254 150 254 150 253 150 253 150 253 150 253 149 253 149 253 149 253 149 254 149 254 149 254 150 254 150 255 150 256 150 256 149 256 149 256 149 255 148 255 148 255 147 255 147 255 147 255 147 255 146 255 146 255 146 254 145 254 145 254 144 254 144 254 143 254 143 253 142 253 142 253 142 253 141 253 141 253 140 253 140 254 140 254 139 254 139 253 139 253 139 252 139 253 139 252 140 252 139 252 139 252 139 252 138 252 138 252 137 252 137 253 137 253 137 252 136 252 136 252 136 252 136 252 135 252 135 252 134 252 134 251 133 251 133 251 132 251 132 251 132 250 132 250 131 250 131 250 131 250 131 249 130 249 130 249 129 249 129 248 128 248 127 248 127 247 126 247 125 247 125 247 125 246 124 246 124 246 124 246 123 246 123 246 123 246 122 246 122 245 122 245 121 245 121 245 121 245 121 245 120 245 120 245 120 245 119 244 119 244 118 244 118 244 118 244 117 243 117 243 116 243 116 243 115 243 115 242 114 242 114 242 114 242 113 242 113 242 113 242 112 241 112 241 111 241 110 240 110 240 109 240 109 240 108 240 108 239 107 239 107 239 106 239 106 239 106 240 106 240 106 240 107 240 107 240 107 240 107 241 107 241 107 241 106 241 106 241 105 241 104 241 104 241 103 241 103 241 102 241 102 242 101 242 101 242 101 242 101 242 100 242 100 242 100 242 99 243 99 243 100 243 100 243 101 243 101 243 101 243 101 243 101 243 102 243 102 243 102 242 102 242 103 242 103 242 104 243 104 243 104 244 103 244 103 245 103 246 102 246 102 246 101 245 101 245 101 245 101 245 100 245 100 245 99 244 99 244 98 244 98 244 97 244 97 244 97 244 96 244 96 243 96 243 96 243 95 243 95 242 94 241 94 241 93 240 93 240 93 239 92 239 92 238 91 237 90 236 89 236 88 235 86 235 85 235 84 235 83 235 83 235 82 234 82 234 81 234 81 234 80 233 80 233 79 233 79 233 79 233 79 233 79 233 78 233 78 232 78 232 78 232 78 232 77 232 77 232 77 232 76 231 76 231 76 231 75 231 75 230 75 230 75 230 74 230 74 230 74 230 73 230 73 230 72 230 72 229 72 229 72 229 72 229 71 229 71 228 71 228 71 228 71 228 71 228 71 227 70 228 70 229 69 229 69 228 69 228 69 228 69 227 68 227 68 227 68 228 68 228 68 228 68 228 67 228 67 227 67 226 67 226 67 227 67 227 66 227 66 227 66 227 66 227 66 227 66 226 66 226 66 226 65 226 65 226 65 226 64 225 63 225 63 224 61 224 60 223 59 223 58 223 57 223 57 223 56 222 55 222 55 222 54 222 54 222 53 222 53 222 53 221 52 221 51 220 51 220 50 220 49 219 49 219 48 219 48 219 47 219 47 219 47 219 46 219 46 219 46 219 45 219 45 219 44 219 44 219 43 219 42 219 42 218 41 218 41 218 40 218 39 218 39 218 38 218 38 218 37 218 37 217 37 217 36 217 36 217 36 217 36 217 36 217 35 217 35 217 35 217 34 217 34 217 34 217 34 217 34 217 34 217 34 217 33 217 33 217 33 217 33 216 33 216 32 216 32 216 31 216 30 216 30 216 30 216 30 216 29 216 29 216 29 216 29 216 28 216 28 216 27 216 27 216 26 216 26 216 25 216 25 216 25 215 25 215 25 215 25 214 25 214 25 213 25 213 25 212 24 212 24 212 24 212 24 212 24 212 24 212 23 213 23 213 23 213 23 213 23 214 23 214 23 214 23 214 23 214 22 213 22 213 22 213 21 213 21 213 20 213 20 212 20 212 20 212 19 212 19 212 19 212 19 212 19 212 19 212 19 212 19 212 19 213 18 213 18 213 18 213 17 212 17 213 16 213 16 213 17 213 17 213 17 213 18 213 19 213 19 214 20 214 19 214 18 214 18 214 17 214 17 214 17 214 16 214 16 214 15 214 15 214 14 214 14 214 14 214 13 214 13 213 13 213 13 213 13 213 13 213 13 212 13 213 13 212 12 212 12 212 12 212 12 210 12 208 12 208 12 208 12 205 11 204 10 Z N">
              <draw:equation draw:name="f0" draw:formula="251*logwidth/263"/>
              <draw:equation draw:name="f1" draw:formula="230*logheight/231"/>
              <draw:equation draw:name="f2" draw:formula="193*logwidth/263"/>
              <draw:equation draw:name="f3" draw:formula="12*logheight/231"/>
              <draw:equation draw:name="f4" draw:formula="187*logwidth/263"/>
              <draw:equation draw:name="f5" draw:formula="19*logheight/231"/>
              <draw:equation draw:name="f6" draw:formula="0*logwidth/263"/>
              <draw:equation draw:name="f7" draw:formula="6*logheight/231"/>
              <draw:equation draw:name="f8" draw:formula="9*logwidth/263"/>
              <draw:equation draw:name="f9" draw:formula="22*logheight/231"/>
              <draw:equation draw:name="f10" draw:formula="11*logwidth/263"/>
              <draw:equation draw:name="f11" draw:formula="27*logheight/231"/>
              <draw:equation draw:name="f12" draw:formula="18*logwidth/263"/>
              <draw:equation draw:name="f13" draw:formula="22*logheight/231"/>
              <draw:equation draw:name="f14" draw:formula="22*logwidth/263"/>
              <draw:equation draw:name="f15" draw:formula="21*logheight/231"/>
              <draw:equation draw:name="f16" draw:formula="35*logwidth/263"/>
              <draw:equation draw:name="f17" draw:formula="25*logheight/231"/>
              <draw:equation draw:name="f18" draw:formula="46*logwidth/263"/>
              <draw:equation draw:name="f19" draw:formula="22*logheight/231"/>
              <draw:equation draw:name="f20" draw:formula="50*logwidth/263"/>
              <draw:equation draw:name="f21" draw:formula="26*logheight/231"/>
              <draw:equation draw:name="f22" draw:formula="65*logwidth/263"/>
              <draw:equation draw:name="f23" draw:formula="35*logheight/231"/>
              <draw:equation draw:name="f24" draw:formula="69*logwidth/263"/>
              <draw:equation draw:name="f25" draw:formula="37*logheight/231"/>
              <draw:equation draw:name="f26" draw:formula="81*logwidth/263"/>
              <draw:equation draw:name="f27" draw:formula="53*logheight/231"/>
              <draw:equation draw:name="f28" draw:formula="94*logwidth/263"/>
              <draw:equation draw:name="f29" draw:formula="50*logheight/231"/>
              <draw:equation draw:name="f30" draw:formula="104*logwidth/263"/>
              <draw:equation draw:name="f31" draw:formula="46*logheight/231"/>
              <draw:equation draw:name="f32" draw:formula="116*logwidth/263"/>
              <draw:equation draw:name="f33" draw:formula="38*logheight/231"/>
              <draw:equation draw:name="f34" draw:formula="133*logwidth/263"/>
              <draw:equation draw:name="f35" draw:formula="42*logheight/231"/>
              <draw:equation draw:name="f36" draw:formula="150*logwidth/263"/>
              <draw:equation draw:name="f37" draw:formula="62*logheight/231"/>
              <draw:equation draw:name="f38" draw:formula="157*logwidth/263"/>
              <draw:equation draw:name="f39" draw:formula="68*logheight/231"/>
              <draw:equation draw:name="f40" draw:formula="168*logwidth/263"/>
              <draw:equation draw:name="f41" draw:formula="78*logheight/231"/>
              <draw:equation draw:name="f42" draw:formula="171*logwidth/263"/>
              <draw:equation draw:name="f43" draw:formula="88*logheight/231"/>
              <draw:equation draw:name="f44" draw:formula="169*logwidth/263"/>
              <draw:equation draw:name="f45" draw:formula="110*logheight/231"/>
              <draw:equation draw:name="f46" draw:formula="169*logwidth/263"/>
              <draw:equation draw:name="f47" draw:formula="129*logheight/231"/>
              <draw:equation draw:name="f48" draw:formula="171*logwidth/263"/>
              <draw:equation draw:name="f49" draw:formula="122*logheight/231"/>
              <draw:equation draw:name="f50" draw:formula="178*logwidth/263"/>
              <draw:equation draw:name="f51" draw:formula="126*logheight/231"/>
              <draw:equation draw:name="f52" draw:formula="181*logwidth/263"/>
              <draw:equation draw:name="f53" draw:formula="126*logheight/231"/>
              <draw:equation draw:name="f54" draw:formula="175*logwidth/263"/>
              <draw:equation draw:name="f55" draw:formula="137*logheight/231"/>
              <draw:equation draw:name="f56" draw:formula="173*logwidth/263"/>
              <draw:equation draw:name="f57" draw:formula="142*logheight/231"/>
              <draw:equation draw:name="f58" draw:formula="182*logwidth/263"/>
              <draw:equation draw:name="f59" draw:formula="160*logheight/231"/>
              <draw:equation draw:name="f60" draw:formula="189*logwidth/263"/>
              <draw:equation draw:name="f61" draw:formula="164*logheight/231"/>
              <draw:equation draw:name="f62" draw:formula="195*logwidth/263"/>
              <draw:equation draw:name="f63" draw:formula="159*logheight/231"/>
              <draw:equation draw:name="f64" draw:formula="192*logwidth/263"/>
              <draw:equation draw:name="f65" draw:formula="170*logheight/231"/>
              <draw:equation draw:name="f66" draw:formula="192*logwidth/263"/>
              <draw:equation draw:name="f67" draw:formula="178*logheight/231"/>
              <draw:equation draw:name="f68" draw:formula="198*logwidth/263"/>
              <draw:equation draw:name="f69" draw:formula="181*logheight/231"/>
              <draw:equation draw:name="f70" draw:formula="202*logwidth/263"/>
              <draw:equation draw:name="f71" draw:formula="194*logheight/231"/>
              <draw:equation draw:name="f72" draw:formula="213*logwidth/263"/>
              <draw:equation draw:name="f73" draw:formula="204*logheight/231"/>
              <draw:equation draw:name="f74" draw:formula="222*logwidth/263"/>
              <draw:equation draw:name="f75" draw:formula="217*logheight/231"/>
              <draw:equation draw:name="f76" draw:formula="224*logwidth/263"/>
              <draw:equation draw:name="f77" draw:formula="222*logheight/231"/>
              <draw:equation draw:name="f78" draw:formula="234*logwidth/263"/>
              <draw:equation draw:name="f79" draw:formula="229*logheight/231"/>
              <draw:equation draw:name="f80" draw:formula="252*logwidth/263"/>
              <draw:equation draw:name="f81" draw:formula="222*logheight/231"/>
              <draw:equation draw:name="f82" draw:formula="255*logwidth/263"/>
              <draw:equation draw:name="f83" draw:formula="210*logheight/231"/>
              <draw:equation draw:name="f84" draw:formula="259*logwidth/263"/>
              <draw:equation draw:name="f85" draw:formula="200*logheight/231"/>
              <draw:equation draw:name="f86" draw:formula="262*logwidth/263"/>
              <draw:equation draw:name="f87" draw:formula="179*logheight/231"/>
              <draw:equation draw:name="f88" draw:formula="261*logwidth/263"/>
              <draw:equation draw:name="f89" draw:formula="160*logheight/231"/>
              <draw:equation draw:name="f90" draw:formula="256*logwidth/263"/>
              <draw:equation draw:name="f91" draw:formula="151*logheight/231"/>
              <draw:equation draw:name="f92" draw:formula="255*logwidth/263"/>
              <draw:equation draw:name="f93" draw:formula="147*logheight/231"/>
              <draw:equation draw:name="f94" draw:formula="252*logwidth/263"/>
              <draw:equation draw:name="f95" draw:formula="140*logheight/231"/>
              <draw:equation draw:name="f96" draw:formula="250*logwidth/263"/>
              <draw:equation draw:name="f97" draw:formula="131*logheight/231"/>
              <draw:equation draw:name="f98" draw:formula="245*logwidth/263"/>
              <draw:equation draw:name="f99" draw:formula="120*logheight/231"/>
              <draw:equation draw:name="f100" draw:formula="239*logwidth/263"/>
              <draw:equation draw:name="f101" draw:formula="107*logheight/231"/>
              <draw:equation draw:name="f102" draw:formula="242*logwidth/263"/>
              <draw:equation draw:name="f103" draw:formula="100*logheight/231"/>
              <draw:equation draw:name="f104" draw:formula="245*logwidth/263"/>
              <draw:equation draw:name="f105" draw:formula="101*logheight/231"/>
              <draw:equation draw:name="f106" draw:formula="236*logwidth/263"/>
              <draw:equation draw:name="f107" draw:formula="88*logheight/231"/>
              <draw:equation draw:name="f108" draw:formula="231*logwidth/263"/>
              <draw:equation draw:name="f109" draw:formula="76*logheight/231"/>
              <draw:equation draw:name="f110" draw:formula="228*logwidth/263"/>
              <draw:equation draw:name="f111" draw:formula="69*logheight/231"/>
              <draw:equation draw:name="f112" draw:formula="225*logwidth/263"/>
              <draw:equation draw:name="f113" draw:formula="63*logheight/231"/>
              <draw:equation draw:name="f114" draw:formula="219*logwidth/263"/>
              <draw:equation draw:name="f115" draw:formula="46*logheight/231"/>
              <draw:equation draw:name="f116" draw:formula="217*logwidth/263"/>
              <draw:equation draw:name="f117" draw:formula="34*logheight/231"/>
              <draw:equation draw:name="f118" draw:formula="216*logwidth/263"/>
              <draw:equation draw:name="f119" draw:formula="26*logheight/231"/>
              <draw:equation draw:name="f120" draw:formula="214*logwidth/263"/>
              <draw:equation draw:name="f121" draw:formula="22*logheight/231"/>
              <draw:equation draw:name="f122" draw:formula="213*logwidth/263"/>
              <draw:equation draw:name="f123" draw:formula="17*logheight/231"/>
              <draw:equation draw:name="f124" draw:formula="212*logwidth/263"/>
              <draw:equation draw:name="f125" draw:formula="12*logheight/231"/>
              <draw:equation draw:name="f126" draw:formula="logwidth"/>
              <draw:equation draw:name="f127" draw:formula="logheight"/>
            </draw:enhanced-geometry>
          </draw:custom-shape>
          <draw:custom-shape draw:name="Freeform 49" draw:style-name="gr3" draw:text-style-name="P2" draw:layer="layout" svg:width="0.284cm" svg:height="0.674cm" svg:x="29.699cm" svg:y="8.396cm">
            <text:p><text:span text:style-name="T1"/></text:p>
            <draw:enhanced-geometry draw:mirror-horizontal="false" draw:mirror-vertical="false" drawooo:sub-view-size="26 61" draw:text-areas="0 0 ?f64 ?f65" svg:viewBox="0 0 0 0" draw:type="ooxml-non-primitive" draw:enhanced-path="M 0 5 C 3 61 3 61 3 61 26 61 26 61 26 61 26 61 26 61 26 61 26 60 26 60 26 59 26 59 26 59 26 59 26 58 25 58 25 58 25 58 25 57 25 57 25 57 24 57 23 57 23 56 23 57 22 57 22 57 21 57 21 56 21 56 22 55 22 55 23 55 23 54 23 54 23 53 23 52 23 52 23 52 23 51 23 51 23 51 24 51 24 51 24 51 24 50 24 50 24 49 24 48 23 48 23 48 23 48 23 48 23 47 23 47 22 47 22 47 22 47 22 47 21 47 21 47 21 46 20 46 20 46 20 46 20 45 20 45 19 44 19 44 19 44 18 44 18 43 18 43 18 43 17 42 17 42 17 42 16 41 16 41 17 40 17 39 17 39 16 38 16 38 15 37 15 37 15 37 14 36 14 36 14 36 14 35 14 35 14 35 13 35 13 34 13 33 13 31 13 30 13 29 13 29 13 28 13 28 13 27 13 27 13 26 13 26 13 26 13 26 12 26 12 27 12 27 13 28 13 28 12 29 12 28 12 28 11 28 11 28 11 27 10 27 10 27 10 27 9 27 9 27 9 27 9 27 8 26 9 26 9 26 10 26 10 26 10 26 11 26 11 26 11 26 12 26 12 26 12 26 12 25 11 25 11 25 11 24 11 24 10 23 10 23 10 23 10 22 10 22 9 21 9 20 9 19 9 19 8 18 7 18 7 17 7 17 7 16 7 16 7 15 8 14 8 13 8 12 7 12 7 12 7 11 7 11 7 11 7 10 7 9 7 9 8 8 8 7 9 7 9 6 9 5 10 4 10 3 11 2 12 1 12 1 12 1 13 1 6 0 6 0 6 0 L 0 5 Z N">
              <draw:equation draw:name="f0" draw:formula="3*logwidth/26"/>
              <draw:equation draw:name="f1" draw:formula="61*logheight/61"/>
              <draw:equation draw:name="f2" draw:formula="26*logwidth/26"/>
              <draw:equation draw:name="f3" draw:formula="61*logheight/61"/>
              <draw:equation draw:name="f4" draw:formula="26*logwidth/26"/>
              <draw:equation draw:name="f5" draw:formula="59*logheight/61"/>
              <draw:equation draw:name="f6" draw:formula="25*logwidth/26"/>
              <draw:equation draw:name="f7" draw:formula="57*logheight/61"/>
              <draw:equation draw:name="f8" draw:formula="22*logwidth/26"/>
              <draw:equation draw:name="f9" draw:formula="57*logheight/61"/>
              <draw:equation draw:name="f10" draw:formula="22*logwidth/26"/>
              <draw:equation draw:name="f11" draw:formula="55*logheight/61"/>
              <draw:equation draw:name="f12" draw:formula="23*logwidth/26"/>
              <draw:equation draw:name="f13" draw:formula="52*logheight/61"/>
              <draw:equation draw:name="f14" draw:formula="24*logwidth/26"/>
              <draw:equation draw:name="f15" draw:formula="51*logheight/61"/>
              <draw:equation draw:name="f16" draw:formula="23*logwidth/26"/>
              <draw:equation draw:name="f17" draw:formula="48*logheight/61"/>
              <draw:equation draw:name="f18" draw:formula="22*logwidth/26"/>
              <draw:equation draw:name="f19" draw:formula="47*logheight/61"/>
              <draw:equation draw:name="f20" draw:formula="21*logwidth/26"/>
              <draw:equation draw:name="f21" draw:formula="46*logheight/61"/>
              <draw:equation draw:name="f22" draw:formula="19*logwidth/26"/>
              <draw:equation draw:name="f23" draw:formula="44*logheight/61"/>
              <draw:equation draw:name="f24" draw:formula="18*logwidth/26"/>
              <draw:equation draw:name="f25" draw:formula="43*logheight/61"/>
              <draw:equation draw:name="f26" draw:formula="17*logwidth/26"/>
              <draw:equation draw:name="f27" draw:formula="40*logheight/61"/>
              <draw:equation draw:name="f28" draw:formula="15*logwidth/26"/>
              <draw:equation draw:name="f29" draw:formula="37*logheight/61"/>
              <draw:equation draw:name="f30" draw:formula="14*logwidth/26"/>
              <draw:equation draw:name="f31" draw:formula="35*logheight/61"/>
              <draw:equation draw:name="f32" draw:formula="13*logwidth/26"/>
              <draw:equation draw:name="f33" draw:formula="30*logheight/61"/>
              <draw:equation draw:name="f34" draw:formula="13*logwidth/26"/>
              <draw:equation draw:name="f35" draw:formula="27*logheight/61"/>
              <draw:equation draw:name="f36" draw:formula="12*logwidth/26"/>
              <draw:equation draw:name="f37" draw:formula="27*logheight/61"/>
              <draw:equation draw:name="f38" draw:formula="12*logwidth/26"/>
              <draw:equation draw:name="f39" draw:formula="28*logheight/61"/>
              <draw:equation draw:name="f40" draw:formula="10*logwidth/26"/>
              <draw:equation draw:name="f41" draw:formula="27*logheight/61"/>
              <draw:equation draw:name="f42" draw:formula="9*logwidth/26"/>
              <draw:equation draw:name="f43" draw:formula="26*logheight/61"/>
              <draw:equation draw:name="f44" draw:formula="11*logwidth/26"/>
              <draw:equation draw:name="f45" draw:formula="26*logheight/61"/>
              <draw:equation draw:name="f46" draw:formula="11*logwidth/26"/>
              <draw:equation draw:name="f47" draw:formula="25*logheight/61"/>
              <draw:equation draw:name="f48" draw:formula="10*logwidth/26"/>
              <draw:equation draw:name="f49" draw:formula="23*logheight/61"/>
              <draw:equation draw:name="f50" draw:formula="9*logwidth/26"/>
              <draw:equation draw:name="f51" draw:formula="19*logheight/61"/>
              <draw:equation draw:name="f52" draw:formula="7*logwidth/26"/>
              <draw:equation draw:name="f53" draw:formula="16*logheight/61"/>
              <draw:equation draw:name="f54" draw:formula="7*logwidth/26"/>
              <draw:equation draw:name="f55" draw:formula="12*logheight/61"/>
              <draw:equation draw:name="f56" draw:formula="7*logwidth/26"/>
              <draw:equation draw:name="f57" draw:formula="9*logheight/61"/>
              <draw:equation draw:name="f58" draw:formula="10*logwidth/26"/>
              <draw:equation draw:name="f59" draw:formula="4*logheight/61"/>
              <draw:equation draw:name="f60" draw:formula="13*logwidth/26"/>
              <draw:equation draw:name="f61" draw:formula="1*logheight/61"/>
              <draw:equation draw:name="f62" draw:formula="0*logwidth/26"/>
              <draw:equation draw:name="f63" draw:formula="5*logheight/61"/>
              <draw:equation draw:name="f64" draw:formula="logwidth"/>
              <draw:equation draw:name="f65" draw:formula="logheight"/>
            </draw:enhanced-geometry>
          </draw:custom-shape>
          <draw:custom-shape draw:name="Freeform 50" draw:style-name="gr3" draw:text-style-name="P2" draw:layer="layout" svg:width="0.724cm" svg:height="0.536cm" svg:x="30.479cm" svg:y="7.285cm">
            <text:p><text:span text:style-name="T1"/></text:p>
            <draw:enhanced-geometry draw:mirror-horizontal="false" draw:mirror-vertical="false" drawooo:sub-view-size="66 49" draw:text-areas="0 0 ?f124 ?f125" svg:viewBox="0 0 0 0" draw:type="ooxml-non-primitive" draw:enhanced-path="M 33 0 C 33 2 33 2 33 2 31 2 31 2 31 2 31 0 31 0 31 0 8 0 8 0 8 0 7 19 7 19 7 19 6 34 6 34 6 34 6 34 7 36 7 36 7 36 8 39 8 39 2 42 2 42 2 42 2 42 0 44 0 44 0 45 0 46 0 46 3 49 3 49 3 49 3 48 3 48 3 48 4 48 4 48 5 48 6 47 7 47 8 47 9 46 9 46 9 46 10 46 10 45 10 45 11 45 11 45 11 44 12 44 12 44 12 44 13 43 14 44 14 43 15 43 16 43 16 42 16 42 17 42 17 42 18 41 19 42 19 42 20 42 20 42 20 41 20 41 21 41 21 41 21 41 22 41 22 40 23 40 23 40 24 39 24 39 24 39 25 38 25 38 25 38 26 37 26 37 27 37 27 37 27 37 27 36 27 36 28 36 28 35 28 35 29 35 29 36 29 36 29 36 30 36 30 37 30 37 30 37 30 37 30 37 30 37 31 37 31 36 32 36 33 36 34 36 35 36 37 36 39 36 41 36 44 36 44 36 45 36 45 36 45 36 45 36 46 36 46 35 47 35 47 35 48 35 48 35 48 35 49 35 49 35 49 35 50 35 50 35 50 35 50 35 51 35 51 35 52 35 52 35 53 35 53 35 54 35 54 35 55 35 55 35 55 34 56 34 56 34 57 34 57 34 57 34 57 33 57 33 57 33 57 33 58 33 58 33 58 33 59 33 61 33 62 33 62 33 63 33 64 33 64 33 64 33 65 33 65 33 65 33 65 33 65 31 65 31 65 31 66 27 66 27 66 27 66 1 66 1 66 1 L 33 0 Z N">
              <draw:equation draw:name="f0" draw:formula="33*logwidth/66"/>
              <draw:equation draw:name="f1" draw:formula="0*logheight/49"/>
              <draw:equation draw:name="f2" draw:formula="33*logwidth/66"/>
              <draw:equation draw:name="f3" draw:formula="2*logheight/49"/>
              <draw:equation draw:name="f4" draw:formula="31*logwidth/66"/>
              <draw:equation draw:name="f5" draw:formula="2*logheight/49"/>
              <draw:equation draw:name="f6" draw:formula="31*logwidth/66"/>
              <draw:equation draw:name="f7" draw:formula="0*logheight/49"/>
              <draw:equation draw:name="f8" draw:formula="8*logwidth/66"/>
              <draw:equation draw:name="f9" draw:formula="0*logheight/49"/>
              <draw:equation draw:name="f10" draw:formula="7*logwidth/66"/>
              <draw:equation draw:name="f11" draw:formula="19*logheight/49"/>
              <draw:equation draw:name="f12" draw:formula="6*logwidth/66"/>
              <draw:equation draw:name="f13" draw:formula="34*logheight/49"/>
              <draw:equation draw:name="f14" draw:formula="7*logwidth/66"/>
              <draw:equation draw:name="f15" draw:formula="36*logheight/49"/>
              <draw:equation draw:name="f16" draw:formula="8*logwidth/66"/>
              <draw:equation draw:name="f17" draw:formula="39*logheight/49"/>
              <draw:equation draw:name="f18" draw:formula="2*logwidth/66"/>
              <draw:equation draw:name="f19" draw:formula="42*logheight/49"/>
              <draw:equation draw:name="f20" draw:formula="0*logwidth/66"/>
              <draw:equation draw:name="f21" draw:formula="44*logheight/49"/>
              <draw:equation draw:name="f22" draw:formula="0*logwidth/66"/>
              <draw:equation draw:name="f23" draw:formula="46*logheight/49"/>
              <draw:equation draw:name="f24" draw:formula="3*logwidth/66"/>
              <draw:equation draw:name="f25" draw:formula="49*logheight/49"/>
              <draw:equation draw:name="f26" draw:formula="3*logwidth/66"/>
              <draw:equation draw:name="f27" draw:formula="48*logheight/49"/>
              <draw:equation draw:name="f28" draw:formula="5*logwidth/66"/>
              <draw:equation draw:name="f29" draw:formula="48*logheight/49"/>
              <draw:equation draw:name="f30" draw:formula="8*logwidth/66"/>
              <draw:equation draw:name="f31" draw:formula="47*logheight/49"/>
              <draw:equation draw:name="f32" draw:formula="9*logwidth/66"/>
              <draw:equation draw:name="f33" draw:formula="46*logheight/49"/>
              <draw:equation draw:name="f34" draw:formula="10*logwidth/66"/>
              <draw:equation draw:name="f35" draw:formula="45*logheight/49"/>
              <draw:equation draw:name="f36" draw:formula="11*logwidth/66"/>
              <draw:equation draw:name="f37" draw:formula="44*logheight/49"/>
              <draw:equation draw:name="f38" draw:formula="12*logwidth/66"/>
              <draw:equation draw:name="f39" draw:formula="44*logheight/49"/>
              <draw:equation draw:name="f40" draw:formula="14*logwidth/66"/>
              <draw:equation draw:name="f41" draw:formula="43*logheight/49"/>
              <draw:equation draw:name="f42" draw:formula="16*logwidth/66"/>
              <draw:equation draw:name="f43" draw:formula="42*logheight/49"/>
              <draw:equation draw:name="f44" draw:formula="17*logwidth/66"/>
              <draw:equation draw:name="f45" draw:formula="42*logheight/49"/>
              <draw:equation draw:name="f46" draw:formula="19*logwidth/66"/>
              <draw:equation draw:name="f47" draw:formula="42*logheight/49"/>
              <draw:equation draw:name="f48" draw:formula="20*logwidth/66"/>
              <draw:equation draw:name="f49" draw:formula="41*logheight/49"/>
              <draw:equation draw:name="f50" draw:formula="21*logwidth/66"/>
              <draw:equation draw:name="f51" draw:formula="41*logheight/49"/>
              <draw:equation draw:name="f52" draw:formula="22*logwidth/66"/>
              <draw:equation draw:name="f53" draw:formula="40*logheight/49"/>
              <draw:equation draw:name="f54" draw:formula="24*logwidth/66"/>
              <draw:equation draw:name="f55" draw:formula="39*logheight/49"/>
              <draw:equation draw:name="f56" draw:formula="25*logwidth/66"/>
              <draw:equation draw:name="f57" draw:formula="38*logheight/49"/>
              <draw:equation draw:name="f58" draw:formula="26*logwidth/66"/>
              <draw:equation draw:name="f59" draw:formula="37*logheight/49"/>
              <draw:equation draw:name="f60" draw:formula="27*logwidth/66"/>
              <draw:equation draw:name="f61" draw:formula="37*logheight/49"/>
              <draw:equation draw:name="f62" draw:formula="27*logwidth/66"/>
              <draw:equation draw:name="f63" draw:formula="36*logheight/49"/>
              <draw:equation draw:name="f64" draw:formula="28*logwidth/66"/>
              <draw:equation draw:name="f65" draw:formula="35*logheight/49"/>
              <draw:equation draw:name="f66" draw:formula="29*logwidth/66"/>
              <draw:equation draw:name="f67" draw:formula="36*logheight/49"/>
              <draw:equation draw:name="f68" draw:formula="30*logwidth/66"/>
              <draw:equation draw:name="f69" draw:formula="37*logheight/49"/>
              <draw:equation draw:name="f70" draw:formula="30*logwidth/66"/>
              <draw:equation draw:name="f71" draw:formula="37*logheight/49"/>
              <draw:equation draw:name="f72" draw:formula="31*logwidth/66"/>
              <draw:equation draw:name="f73" draw:formula="37*logheight/49"/>
              <draw:equation draw:name="f74" draw:formula="33*logwidth/66"/>
              <draw:equation draw:name="f75" draw:formula="36*logheight/49"/>
              <draw:equation draw:name="f76" draw:formula="37*logwidth/66"/>
              <draw:equation draw:name="f77" draw:formula="36*logheight/49"/>
              <draw:equation draw:name="f78" draw:formula="44*logwidth/66"/>
              <draw:equation draw:name="f79" draw:formula="36*logheight/49"/>
              <draw:equation draw:name="f80" draw:formula="45*logwidth/66"/>
              <draw:equation draw:name="f81" draw:formula="36*logheight/49"/>
              <draw:equation draw:name="f82" draw:formula="46*logwidth/66"/>
              <draw:equation draw:name="f83" draw:formula="36*logheight/49"/>
              <draw:equation draw:name="f84" draw:formula="47*logwidth/66"/>
              <draw:equation draw:name="f85" draw:formula="35*logheight/49"/>
              <draw:equation draw:name="f86" draw:formula="48*logwidth/66"/>
              <draw:equation draw:name="f87" draw:formula="35*logheight/49"/>
              <draw:equation draw:name="f88" draw:formula="49*logwidth/66"/>
              <draw:equation draw:name="f89" draw:formula="35*logheight/49"/>
              <draw:equation draw:name="f90" draw:formula="50*logwidth/66"/>
              <draw:equation draw:name="f91" draw:formula="35*logheight/49"/>
              <draw:equation draw:name="f92" draw:formula="51*logwidth/66"/>
              <draw:equation draw:name="f93" draw:formula="35*logheight/49"/>
              <draw:equation draw:name="f94" draw:formula="53*logwidth/66"/>
              <draw:equation draw:name="f95" draw:formula="35*logheight/49"/>
              <draw:equation draw:name="f96" draw:formula="54*logwidth/66"/>
              <draw:equation draw:name="f97" draw:formula="35*logheight/49"/>
              <draw:equation draw:name="f98" draw:formula="55*logwidth/66"/>
              <draw:equation draw:name="f99" draw:formula="34*logheight/49"/>
              <draw:equation draw:name="f100" draw:formula="57*logwidth/66"/>
              <draw:equation draw:name="f101" draw:formula="34*logheight/49"/>
              <draw:equation draw:name="f102" draw:formula="57*logwidth/66"/>
              <draw:equation draw:name="f103" draw:formula="33*logheight/49"/>
              <draw:equation draw:name="f104" draw:formula="57*logwidth/66"/>
              <draw:equation draw:name="f105" draw:formula="33*logheight/49"/>
              <draw:equation draw:name="f106" draw:formula="58*logwidth/66"/>
              <draw:equation draw:name="f107" draw:formula="33*logheight/49"/>
              <draw:equation draw:name="f108" draw:formula="62*logwidth/66"/>
              <draw:equation draw:name="f109" draw:formula="33*logheight/49"/>
              <draw:equation draw:name="f110" draw:formula="64*logwidth/66"/>
              <draw:equation draw:name="f111" draw:formula="33*logheight/49"/>
              <draw:equation draw:name="f112" draw:formula="65*logwidth/66"/>
              <draw:equation draw:name="f113" draw:formula="33*logheight/49"/>
              <draw:equation draw:name="f114" draw:formula="65*logwidth/66"/>
              <draw:equation draw:name="f115" draw:formula="33*logheight/49"/>
              <draw:equation draw:name="f116" draw:formula="65*logwidth/66"/>
              <draw:equation draw:name="f117" draw:formula="31*logheight/49"/>
              <draw:equation draw:name="f118" draw:formula="66*logwidth/66"/>
              <draw:equation draw:name="f119" draw:formula="27*logheight/49"/>
              <draw:equation draw:name="f120" draw:formula="66*logwidth/66"/>
              <draw:equation draw:name="f121" draw:formula="1*logheight/49"/>
              <draw:equation draw:name="f122" draw:formula="33*logwidth/66"/>
              <draw:equation draw:name="f123" draw:formula="0*logheight/49"/>
              <draw:equation draw:name="f124" draw:formula="logwidth"/>
              <draw:equation draw:name="f125" draw:formula="logheight"/>
            </draw:enhanced-geometry>
          </draw:custom-shape>
          <draw:custom-shape draw:name="Freeform 51" draw:style-name="gr5" draw:text-style-name="P2" draw:layer="layout" svg:width="2.661cm" svg:height="1.959cm" svg:x="17.055cm" svg:y="7.813cm">
            <text:p><text:span text:style-name="T1"/></text:p>
            <draw:enhanced-geometry draw:mirror-horizontal="false" draw:mirror-vertical="false" drawooo:sub-view-size="580 427" draw:text-areas="0 0 ?f12 ?f13" svg:viewBox="0 0 0 0" draw:type="ooxml-non-primitive" draw:enhanced-path="M 580 0 L 0 0 2 427 580 427 580 108 580 0 Z N">
              <draw:equation draw:name="f0" draw:formula="580*logwidth/580"/>
              <draw:equation draw:name="f1" draw:formula="0*logheight/427"/>
              <draw:equation draw:name="f2" draw:formula="0*logwidth/580"/>
              <draw:equation draw:name="f3" draw:formula="0*logheight/427"/>
              <draw:equation draw:name="f4" draw:formula="2*logwidth/580"/>
              <draw:equation draw:name="f5" draw:formula="427*logheight/427"/>
              <draw:equation draw:name="f6" draw:formula="580*logwidth/580"/>
              <draw:equation draw:name="f7" draw:formula="427*logheight/427"/>
              <draw:equation draw:name="f8" draw:formula="580*logwidth/580"/>
              <draw:equation draw:name="f9" draw:formula="108*logheight/427"/>
              <draw:equation draw:name="f10" draw:formula="580*logwidth/580"/>
              <draw:equation draw:name="f11" draw:formula="0*logheight/427"/>
              <draw:equation draw:name="f12" draw:formula="logwidth"/>
              <draw:equation draw:name="f13" draw:formula="logheight"/>
            </draw:enhanced-geometry>
          </draw:custom-shape>
          <draw:custom-shape draw:name="Freeform 52" draw:style-name="gr4" draw:text-style-name="P2" draw:layer="layout" svg:width="3.882cm" svg:height="4.533cm" svg:x="11.236cm" svg:y="7.308cm">
            <text:p><text:span text:style-name="T1"/></text:p>
            <draw:enhanced-geometry draw:mirror-horizontal="false" draw:mirror-vertical="false" drawooo:sub-view-size="353 412" draw:text-areas="0 0 ?f114 ?f115" svg:viewBox="0 0 0 0" draw:type="ooxml-non-primitive" draw:enhanced-path="M 205 400 C 204 399 203 398 202 397 202 396 201 395 201 394 201 393 201 393 202 393 202 394 202 394 203 394 203 395 203 395 204 395 205 396 206 397 207 399 207 399 208 400 208 400 208 401 206 400 205 400 Z M 207 380 C 207 380 208 380 209 380 211 380 209 378 209 378 208 377 208 376 208 376 207 376 207 375 207 375 206 375 206 375 205 375 205 375 204 374 204 374 203 373 202 373 202 374 202 374 202 375 202 375 202 375 202 376 202 376 203 376 204 376 204 377 204 377 204 377 204 377 204 378 204 378 204 378 205 378 205 379 205 380 205 380 206 380 207 380 Z M 170 383 C 170 382 170 382 170 382 170 382 169 382 169 382 169 382 169 381 168 381 168 381 167 382 167 382 167 383 168 383 168 383 169 383 171 384 170 383 Z M 152 353 C 152 352 151 352 150 352 150 351 149 351 149 351 149 350 148 350 148 350 147 350 147 350 146 351 146 351 146 351 146 351 145 351 144 351 144 352 144 352 145 353 145 353 145 353 145 353 145 353 145 354 145 354 146 354 146 354 146 355 146 355 146 355 147 355 147 355 147 355 147 356 147 356 148 356 148 356 148 356 149 355 149 355 149 355 150 355 150 354 150 354 151 354 151 354 152 354 152 353 152 353 152 353 Z M 161 353 C 162 353 162 353 163 353 164 353 165 352 166 352 166 352 166 352 167 352 167 352 167 351 167 351 167 351 168 350 167 350 167 349 166 350 166 350 165 350 165 350 164 350 163 350 162 350 162 350 161 350 161 350 161 350 160 349 160 349 159 349 159 349 158 349 158 349 157 349 157 349 156 349 156 349 156 348 156 348 155 348 155 348 154 349 154 349 155 349 155 350 155 350 155 350 155 351 156 351 155 351 156 352 156 352 156 353 157 353 158 353 158 353 158 353 159 353 160 353 161 353 Z M 340 403 C 340 400 340 400 340 400 340 400 342 399 342 399 342 399 343 394 343 394 341 393 341 393 341 393 341 393 341 392 341 392 341 391 335 392 335 392 335 392 335 390 335 390 334 390 334 388 334 388 334 387 336 383 336 383 336 383 336 382 335 382 335 381 333 381 333 380 333 380 334 379 334 379 334 376 334 376 334 376 337 375 337 375 337 375 341 370 341 370 341 370 340 366 340 366 340 366 342 363 342 363 342 363 340 353 340 353 340 353 344 350 344 350 344 350 344 347 344 347 344 347 348 345 348 345 348 345 353 341 353 341 353 341 353 341 353 339 353 339 353 339 353 337 353 337 353 336 348 332 348 332 347 332 346 333 345 332 345 332 345 328 345 328 341 320 341 320 341 320 341 320 337 315 337 314 336 314 337 309 337 309 191 171 191 171 191 171 151 137 151 137 151 137 151 0 151 0 151 0 6 0 6 0 6 0 6 1 6 1 6 1 6 1 6 2 6 2 6 3 6 3 6 4 6 4 6 4 6 5 6 5 6 5 6 5 6 5 6 6 6 6 6 6 6 6 6 6 6 7 6 8 6 8 6 8 6 9 6 9 5 9 5 9 5 10 5 10 5 11 5 11 5 11 6 11 7 11 7 12 7 12 8 13 8 13 8 13 8 14 8 14 9 14 9 15 9 15 9 15 9 16 9 16 9 17 9 17 9 18 9 18 9 19 9 19 9 20 10 20 10 20 10 20 10 21 11 21 11 21 11 21 11 22 12 22 12 22 12 23 12 24 12 24 11 24 11 24 11 24 11 25 11 25 11 26 11 26 11 27 11 27 11 28 11 28 11 29 11 29 11 29 11 30 10 31 11 32 11 32 11 33 11 33 10 34 10 34 10 34 10 34 10 35 10 35 10 35 10 35 10 36 10 36 10 37 10 37 9 38 9 39 8 39 8 39 8 40 8 40 8 41 8 42 9 42 9 42 9 43 9 43 9 44 9 44 9 45 9 45 10 46 10 47 9 47 9 48 9 48 9 48 9 49 9 49 9 49 9 50 8 51 8 52 8 52 8 52 8 53 8 53 8 53 8 53 7 54 7 55 7 55 7 55 7 56 7 56 7 56 7 57 7 58 6 58 6 58 6 59 6 59 6 60 6 60 6 61 4 61 3 62 3 62 3 63 3 63 4 63 4 63 5 63 5 64 6 64 6 64 7 64 7 64 7 64 7 64 9 64 8 65 8 65 7 65 7 65 7 65 6 64 6 64 6 64 5 64 5 64 4 64 3 64 3 64 2 65 2 65 2 65 2 67 2 67 1 68 1 69 0 69 0 70 0 70 0 71 0 72 0 72 0 73 0 73 0 73 0 74 0 74 1 74 1 75 1 76 1 76 1 77 1 77 1 78 1 79 1 80 1 80 1 80 1 81 1 81 2 81 2 82 2 82 3 83 3 83 4 83 4 83 5 84 5 84 5 84 5 84 5 84 6 84 6 85 6 85 6 85 7 86 7 87 8 86 9 87 9 87 10 88 10 88 10 89 10 90 11 91 12 92 14 93 14 94 14 94 15 95 15 95 15 95 15 96 16 96 16 96 16 96 16 97 16 97 16 97 16 97 17 98 18 99 19 100 19 100 19 101 19 101 19 101 19 101 19 102 20 102 19 103 19 103 20 104 20 105 20 106 20 106 20 107 20 107 20 108 21 108 21 108 21 109 21 110 21 110 21 111 21 112 21 113 21 113 20 113 20 113 20 120 20 120 20 120 20 121 20 121 20 122 20 122 21 122 21 123 21 123 21 123 21 123 21 125 21 125 21 125 21 125 21 125 21 125 21 127 21 127 21 127 21 127 21 128 22 129 22 129 22 129 22 130 22 130 22 130 23 131 23 131 23 132 23 132 23 133 23 133 23 133 24 134 24 134 24 134 24 135 24 136 24 137 24 138 23 139 23 140 24 141 24 141 24 142 25 143 26 144 27 145 28 146 29 147 30 148 31 148 31 149 32 149 32 150 33 150 33 151 34 151 34 152 34 152 34 153 35 153 35 154 36 154 36 155 36 155 36 155 37 156 37 156 38 157 38 158 39 158 41 159 42 160 43 161 44 162 44 163 44 164 45 164 45 165 45 166 45 166 45 167 45 167 46 167 47 167 47 168 48 168 48 168 49 169 49 169 49 170 50 170 50 171 51 172 52 173 52 174 53 174 53 174 53 175 53 175 53 175 53 176 53 176 53 176 52 175 52 175 51 174 51 174 50 173 50 172 50 172 49 172 49 171 49 171 49 171 49 171 48 171 49 172 49 172 49 173 50 173 50 174 50 174 50 175 50 175 50 175 49 175 49 175 49 176 49 177 49 178 49 178 49 179 48 179 48 179 48 180 48 180 48 181 49 181 50 181 50 180 50 180 51 180 51 180 51 180 52 180 52 180 53 180 53 181 53 181 54 181 54 182 55 182 55 183 55 183 56 184 57 184 57 185 58 185 58 185 58 185 58 185 59 185 59 185 60 185 60 185 61 185 61 185 61 186 62 186 62 186 63 187 63 187 64 188 64 188 64 188 65 188 65 188 65 188 66 187 67 187 67 186 67 185 66 184 66 184 65 183 65 182 65 181 65 181 65 180 65 180 66 179 66 179 66 178 65 178 65 177 65 177 65 177 65 177 65 177 65 176 65 176 65 176 66 175 67 175 67 176 68 176 68 176 69 175 69 175 70 176 70 176 71 176 71 177 72 177 72 177 73 177 73 177 73 177 74 177 74 177 75 177 75 177 76 177 77 177 78 177 79 176 79 176 81 174 81 175 81 176 81 176 82 176 82 177 82 177 83 177 83 177 83 177 83 177 83 177 83 177 84 177 84 178 84 178 85 178 85 178 86 178 87 178 88 178 88 178 89 177 89 177 90 177 91 177 91 176 92 176 92 176 92 177 92 177 92 177 92 177 92 177 92 178 91 178 91 178 91 178 91 179 92 179 92 178 93 178 93 177 94 176 94 176 95 176 95 176 96 176 97 176 97 176 98 176 98 176 99 177 100 178 101 178 103 179 103 179 105 181 103 181 103 181 103 181 102 181 102 181 102 181 101 181 101 180 101 180 100 180 100 180 99 179 99 179 98 179 98 178 97 178 97 178 96 178 96 177 95 177 95 177 95 177 94 176 94 178 94 178 94 179 94 179 94 180 94 180 93 180 93 180 92 180 92 180 92 180 91 180 91 180 91 180 90 180 89 180 89 180 88 180 87 179 87 179 86 179 86 179 85 179 84 179 84 179 83 179 83 178 83 178 82 178 82 178 82 178 81 178 81 178 80 179 80 179 79 179 79 179 78 179 78 180 77 180 77 179 76 179 76 179 75 179 75 179 74 179 74 179 73 180 73 180 72 180 72 180 71 181 71 181 70 181 69 181 69 182 68 183 69 183 70 184 70 184 70 184 70 185 71 186 71 187 71 188 71 189 72 190 73 191 73 192 74 192 75 193 75 193 76 194 76 194 77 195 76 196 77 196 77 196 77 197 77 197 77 197 77 198 77 198 77 198 78 199 78 199 78 200 78 200 78 201 79 201 79 202 79 202 79 203 79 203 78 203 78 203 77 203 77 203 77 203 76 202 76 202 76 202 75 201 75 201 74 200 73 200 72 199 70 199 70 196 70 195 70 194 70 193 70 193 70 192 70 191 70 191 70 190 70 190 69 190 69 190 69 190 68 190 68 190 67 189 67 189 66 189 66 190 66 191 66 191 66 191 66 192 66 192 65 192 65 193 65 193 65 193 65 193 65 200 65 200 65 200 65 201 65 201 65 201 65 202 66 202 66 203 66 203 66 204 67 204 67 204 67 205 67 205 67 205 67 206 68 206 68 206 68 206 68 206 68 207 68 207 68 208 68 208 68 209 69 209 69 210 69 210 69 210 69 211 69 211 68 212 68 212 68 212 68 213 68 213 68 213 68 214 68 214 68 214 68 215 69 215 69 215 69 215 69 215 69 215 69 216 69 216 69 216 69 217 70 217 69 217 70 217 70 218 70 218 70 218 70 219 70 219 71 219 71 220 72 220 72 221 72 221 73 221 73 222 74 222 74 222 74 223 74 223 75 223 75 223 75 223 76 223 76 224 76 224 76 224 77 225 77 225 78 225 78 225 78 225 78 226 78 226 79 226 79 226 79 226 80 226 81 226 82 226 82 226 83 226 83 226 84 226 84 226 84 226 85 225 85 226 86 226 86 226 86 226 86 226 86 227 87 227 87 227 87 227 88 227 88 227 88 228 88 228 88 228 88 228 89 229 89 229 89 229 89 229 89 229 89 230 89 230 89 230 89 231 89 231 89 231 89 231 90 231 90 232 90 232 90 232 90 233 90 233 90 233 90 234 90 234 90 234 89 234 89 237 89 237 89 237 89 237 89 237 89 238 89 238 89 238 89 239 88 239 88 240 88 241 88 241 88 241 88 241 84 241 84 241 84 241 84 242 84 242 84 242 84 243 84 243 84 244 84 244 84 244 84 245 84 245 85 245 85 245 85 246 85 247 85 247 85 248 85 248 85 248 85 249 85 249 85 249 85 249 85 250 86 251 86 253 86 253 86 253 86 253 86 253 86 253 86 253 86 253 86 254 86 254 86 255 87 255 87 255 87 255 87 255 88 255 88 255 88 256 88 256 89 256 89 257 90 257 90 258 90 258 91 258 91 259 91 259 91 259 92 259 92 259 92 260 93 260 93 260 93 260 93 260 94 260 94 261 95 262 95 262 95 263 96 263 96 263 96 264 96 264 96 264 96 264 96 265 97 265 97 265 97 265 97 266 97 266 97 266 97 266 97 266 97 266 97 266 97 266 98 266 98 267 98 267 98 267 99 267 99 267 99 267 99 267 99 267 99 267 100 267 100 268 100 268 100 268 100 268 100 268 100 269 101 269 101 270 101 270 101 271 101 271 101 271 101 272 101 272 101 273 102 273 102 273 102 274 103 274 103 275 103 275 104 275 104 276 105 276 105 276 106 277 106 278 106 278 106 278 106 278 106 279 106 279 106 279 107 279 107 280 107 280 107 281 107 281 107 281 108 282 108 282 109 282 109 283 110 282 110 283 111 283 111 283 111 283 111 283 111 283 112 283 112 284 112 284 113 284 113 285 113 285 113 285 113 286 114 286 114 286 114 287 114 287 114 287 115 288 115 288 115 288 116 288 116 288 116 289 117 289 117 289 117 289 117 289 117 289 117 290 118 290 118 290 118 290 119 290 119 290 119 290 119 291 120 291 120 291 121 291 121 291 121 292 121 292 121 292 121 292 121 292 121 293 121 293 122 293 122 293 122 293 122 295 122 295 122 295 122 296 121 296 121 296 121 296 121 297 121 297 121 298 121 298 121 299 121 299 121 299 121 299 121 299 121 300 121 300 121 300 122 300 122 300 122 300 122 300 122 300 123 300 123 301 123 301 123 301 123 301 124 301 124 301 124 302 124 302 124 302 125 302 125 302 125 302 126 303 126 303 127 303 127 303 128 304 128 304 129 304 129 304 129 309 129 309 129 309 129 309 129 309 130 309 129 310 129 310 129 310 129 312 129 312 129 312 129 313 129 313 129 313 129 313 129 314 129 314 129 314 130 314 130 315 130 315 130 316 130 317 131 317 131 318 130 318 130 319 129 319 130 319 130 319 130 319 130 319 130 320 130 320 130 320 130 320 130 321 130 321 131 321 131 321 131 322 131 322 131 322 131 322 131 323 130 322 130 323 130 323 130 324 130 324 130 324 131 325 130 325 130 325 130 326 130 326 130 326 130 326 130 326 130 326 130 326 130 326 130 326 130 326 130 326 129 327 129 327 129 327 129 328 129 328 130 328 130 328 131 328 131 328 131 329 131 329 131 329 131 329 132 329 132 329 132 329 132 329 132 329 132 329 132 329 132 329 133 329 133 329 133 329 134 330 134 330 134 331 134 331 135 331 135 332 134 332 134 332 134 332 135 332 135 332 135 332 135 332 135 332 135 333 135 333 136 333 136 333 136 333 136 333 136 332 137 332 137 332 138 332 138 332 139 332 139 332 140 332 140 332 140 332 141 332 141 332 141 332 141 332 142 332 142 332 151 332 151 332 151 332 151 332 152 332 152 332 152 333 152 333 152 333 153 334 154 334 155 334 155 334 156 335 157 334 159 334 162 334 164 334 165 334 167 334 169 335 169 336 170 336 171 337 171 337 172 337 173 338 174 338 175 339 176 341 177 342 177 343 177 343 178 344 178 345 179 345 180 346 181 347 182 347 183 348 184 348 185 348 186 349 187 349 188 350 188 350 188 350 188 350 189 350 189 350 189 350 190 351 190 351 191 351 191 351 192 351 192 351 193 351 193 351 193 351 193 351 193 351 194 351 194 350 195 351 195 351 195 351 196 351 196 351 196 351 197 351 197 351 197 350 198 350 198 350 199 350 199 350 199 350 199 349 200 350 200 350 201 350 201 350 202 350 202 350 202 350 203 350 203 351 203 351 204 351 204 352 204 352 205 352 205 353 205 354 205 354 206 355 206 355 206 355 206 355 206 356 206 356 206 357 207 357 207 357 207 359 206 360 207 361 207 362 207 362 207 362 208 363 208 362 209 363 209 363 209 363 210 363 210 363 211 363 211 363 212 363 212 362 213 362 214 362 215 362 216 362 216 363 217 363 217 363 218 363 218 363 219 363 219 363 220 365 220 366 221 366 225 369 226 370 228 371 239 381 239 381 241 383 243 387 244 388 244 390 245 392 245 393 246 395 246 397 246 397 246 398 246 401 246 402 246 402 246 404 246 404 247 405 248 404 249 405 250 405 250 406 250 406 251 406 251 408 251 409 251 410 251 412 251 412 334 404 334 404 334 404 339 404 339 404 339 404 L 340 403 Z N">
              <draw:equation draw:name="f0" draw:formula="207*logwidth/353"/>
              <draw:equation draw:name="f1" draw:formula="380*logheight/412"/>
              <draw:equation draw:name="f2" draw:formula="204*logwidth/353"/>
              <draw:equation draw:name="f3" draw:formula="377*logheight/412"/>
              <draw:equation draw:name="f4" draw:formula="168*logwidth/353"/>
              <draw:equation draw:name="f5" draw:formula="383*logheight/412"/>
              <draw:equation draw:name="f6" draw:formula="145*logwidth/353"/>
              <draw:equation draw:name="f7" draw:formula="353*logheight/412"/>
              <draw:equation draw:name="f8" draw:formula="161*logwidth/353"/>
              <draw:equation draw:name="f9" draw:formula="353*logheight/412"/>
              <draw:equation draw:name="f10" draw:formula="159*logwidth/353"/>
              <draw:equation draw:name="f11" draw:formula="349*logheight/412"/>
              <draw:equation draw:name="f12" draw:formula="161*logwidth/353"/>
              <draw:equation draw:name="f13" draw:formula="353*logheight/412"/>
              <draw:equation draw:name="f14" draw:formula="336*logwidth/353"/>
              <draw:equation draw:name="f15" draw:formula="383*logheight/412"/>
              <draw:equation draw:name="f16" draw:formula="344*logwidth/353"/>
              <draw:equation draw:name="f17" draw:formula="350*logheight/412"/>
              <draw:equation draw:name="f18" draw:formula="337*logwidth/353"/>
              <draw:equation draw:name="f19" draw:formula="314*logheight/412"/>
              <draw:equation draw:name="f20" draw:formula="6*logwidth/353"/>
              <draw:equation draw:name="f21" draw:formula="5*logheight/412"/>
              <draw:equation draw:name="f22" draw:formula="9*logwidth/353"/>
              <draw:equation draw:name="f23" draw:formula="15*logheight/412"/>
              <draw:equation draw:name="f24" draw:formula="11*logwidth/353"/>
              <draw:equation draw:name="f25" draw:formula="26*logheight/412"/>
              <draw:equation draw:name="f26" draw:formula="8*logwidth/353"/>
              <draw:equation draw:name="f27" draw:formula="39*logheight/412"/>
              <draw:equation draw:name="f28" draw:formula="8*logwidth/353"/>
              <draw:equation draw:name="f29" draw:formula="53*logheight/412"/>
              <draw:equation draw:name="f30" draw:formula="7*logwidth/353"/>
              <draw:equation draw:name="f31" draw:formula="64*logheight/412"/>
              <draw:equation draw:name="f32" draw:formula="0*logwidth/353"/>
              <draw:equation draw:name="f33" draw:formula="73*logheight/412"/>
              <draw:equation draw:name="f34" draw:formula="6*logwidth/353"/>
              <draw:equation draw:name="f35" draw:formula="85*logheight/412"/>
              <draw:equation draw:name="f36" draw:formula="19*logwidth/353"/>
              <draw:equation draw:name="f37" draw:formula="100*logheight/412"/>
              <draw:equation draw:name="f38" draw:formula="20*logwidth/353"/>
              <draw:equation draw:name="f39" draw:formula="120*logheight/412"/>
              <draw:equation draw:name="f40" draw:formula="23*logwidth/353"/>
              <draw:equation draw:name="f41" draw:formula="132*logheight/412"/>
              <draw:equation draw:name="f42" draw:formula="34*logwidth/353"/>
              <draw:equation draw:name="f43" draw:formula="152*logheight/412"/>
              <draw:equation draw:name="f44" draw:formula="49*logwidth/353"/>
              <draw:equation draw:name="f45" draw:formula="169*logheight/412"/>
              <draw:equation draw:name="f46" draw:formula="49*logwidth/353"/>
              <draw:equation draw:name="f47" draw:formula="172*logheight/412"/>
              <draw:equation draw:name="f48" draw:formula="53*logwidth/353"/>
              <draw:equation draw:name="f49" draw:formula="181*logheight/412"/>
              <draw:equation draw:name="f50" draw:formula="65*logwidth/353"/>
              <draw:equation draw:name="f51" draw:formula="188*logheight/412"/>
              <draw:equation draw:name="f52" draw:formula="69*logwidth/353"/>
              <draw:equation draw:name="f53" draw:formula="175*logheight/412"/>
              <draw:equation draw:name="f54" draw:formula="83*logwidth/353"/>
              <draw:equation draw:name="f55" draw:formula="177*logheight/412"/>
              <draw:equation draw:name="f56" draw:formula="92*logwidth/353"/>
              <draw:equation draw:name="f57" draw:formula="178*logheight/412"/>
              <draw:equation draw:name="f58" draw:formula="99*logwidth/353"/>
              <draw:equation draw:name="f59" draw:formula="179*logheight/412"/>
              <draw:equation draw:name="f60" draw:formula="87*logwidth/353"/>
              <draw:equation draw:name="f61" draw:formula="179*logheight/412"/>
              <draw:equation draw:name="f62" draw:formula="72*logwidth/353"/>
              <draw:equation draw:name="f63" draw:formula="180*logheight/412"/>
              <draw:equation draw:name="f64" draw:formula="77*logwidth/353"/>
              <draw:equation draw:name="f65" draw:formula="197*logheight/412"/>
              <draw:equation draw:name="f66" draw:formula="70*logwidth/353"/>
              <draw:equation draw:name="f67" draw:formula="195*logheight/412"/>
              <draw:equation draw:name="f68" draw:formula="65*logwidth/353"/>
              <draw:equation draw:name="f69" draw:formula="200*logheight/412"/>
              <draw:equation draw:name="f70" draw:formula="68*logwidth/353"/>
              <draw:equation draw:name="f71" draw:formula="212*logheight/412"/>
              <draw:equation draw:name="f72" draw:formula="72*logwidth/353"/>
              <draw:equation draw:name="f73" draw:formula="221*logheight/412"/>
              <draw:equation draw:name="f74" draw:formula="83*logwidth/353"/>
              <draw:equation draw:name="f75" draw:formula="226*logheight/412"/>
              <draw:equation draw:name="f76" draw:formula="89*logwidth/353"/>
              <draw:equation draw:name="f77" draw:formula="231*logheight/412"/>
              <draw:equation draw:name="f78" draw:formula="84*logwidth/353"/>
              <draw:equation draw:name="f79" draw:formula="241*logheight/412"/>
              <draw:equation draw:name="f80" draw:formula="86*logwidth/353"/>
              <draw:equation draw:name="f81" draw:formula="253*logheight/412"/>
              <draw:equation draw:name="f82" draw:formula="94*logwidth/353"/>
              <draw:equation draw:name="f83" draw:formula="260*logheight/412"/>
              <draw:equation draw:name="f84" draw:formula="99*logwidth/353"/>
              <draw:equation draw:name="f85" draw:formula="267*logheight/412"/>
              <draw:equation draw:name="f86" draw:formula="106*logwidth/353"/>
              <draw:equation draw:name="f87" draw:formula="278*logheight/412"/>
              <draw:equation draw:name="f88" draw:formula="113*logwidth/353"/>
              <draw:equation draw:name="f89" draw:formula="285*logheight/412"/>
              <draw:equation draw:name="f90" draw:formula="121*logwidth/353"/>
              <draw:equation draw:name="f91" draw:formula="292*logheight/412"/>
              <draw:equation draw:name="f92" draw:formula="122*logwidth/353"/>
              <draw:equation draw:name="f93" draw:formula="300*logheight/412"/>
              <draw:equation draw:name="f94" draw:formula="130*logwidth/353"/>
              <draw:equation draw:name="f95" draw:formula="309*logheight/412"/>
              <draw:equation draw:name="f96" draw:formula="130*logwidth/353"/>
              <draw:equation draw:name="f97" draw:formula="320*logheight/412"/>
              <draw:equation draw:name="f98" draw:formula="130*logwidth/353"/>
              <draw:equation draw:name="f99" draw:formula="326*logheight/412"/>
              <draw:equation draw:name="f100" draw:formula="135*logwidth/353"/>
              <draw:equation draw:name="f101" draw:formula="332*logheight/412"/>
              <draw:equation draw:name="f102" draw:formula="142*logwidth/353"/>
              <draw:equation draw:name="f103" draw:formula="332*logheight/412"/>
              <draw:equation draw:name="f104" draw:formula="176*logwidth/353"/>
              <draw:equation draw:name="f105" draw:formula="341*logheight/412"/>
              <draw:equation draw:name="f106" draw:formula="193*logwidth/353"/>
              <draw:equation draw:name="f107" draw:formula="351*logheight/412"/>
              <draw:equation draw:name="f108" draw:formula="204*logwidth/353"/>
              <draw:equation draw:name="f109" draw:formula="351*logheight/412"/>
              <draw:equation draw:name="f110" draw:formula="211*logwidth/353"/>
              <draw:equation draw:name="f111" draw:formula="363*logheight/412"/>
              <draw:equation draw:name="f112" draw:formula="246*logwidth/353"/>
              <draw:equation draw:name="f113" draw:formula="397*logheight/412"/>
              <draw:equation draw:name="f114" draw:formula="logwidth"/>
              <draw:equation draw:name="f115" draw:formula="logheight"/>
            </draw:enhanced-geometry>
          </draw:custom-shape>
          <draw:custom-shape draw:name="Freeform 53" draw:style-name="gr3" draw:text-style-name="P2" draw:layer="layout" svg:width="1.894cm" svg:height="1.605cm" svg:x="22.544cm" svg:y="10.016cm">
            <text:p><text:span text:style-name="T1"/></text:p>
            <draw:enhanced-geometry draw:mirror-horizontal="false" draw:mirror-vertical="false" drawooo:sub-view-size="172 146" draw:text-areas="0 0 ?f102 ?f103" svg:viewBox="0 0 0 0" draw:type="ooxml-non-primitive" draw:enhanced-path="M 120 144 C 120 144 119 144 119 144 119 143 119 143 118 143 118 143 118 142 118 142 118 142 119 141 120 141 120 141 121 141 122 141 122 141 122 140 122 140 122 140 122 139 121 139 121 138 121 138 122 137 122 137 123 137 123 136 123 136 123 136 122 135 122 135 122 135 121 135 121 135 121 136 121 136 121 136 120 136 120 136 120 135 120 134 120 133 120 132 120 132 120 132 121 131 122 130 122 129 122 129 122 128 122 128 122 128 121 128 121 129 121 129 121 129 121 130 121 130 120 130 120 131 120 131 120 131 119 131 119 131 118 131 118 130 118 130 119 130 119 129 119 129 120 129 120 128 120 128 119 128 119 128 118 128 117 129 117 128 116 128 117 127 118 127 118 127 119 127 118 126 118 126 118 126 118 125 118 125 117 125 117 125 117 124 117 124 117 123 118 123 118 123 119 123 119 122 120 122 120 122 120 121 119 121 119 121 119 120 118 120 118 119 117 119 118 117 119 117 120 117 120 118 120 118 121 119 121 119 121 119 122 119 122 119 122 119 123 120 124 119 124 119 124 118 123 118 123 118 122 117 122 117 121 117 121 117 121 117 120 117 120 117 120 116 120 116 120 116 120 115 120 115 121 115 122 114 123 115 123 115 123 115 124 115 124 115 124 115 125 115 125 115 125 115 125 114 124 114 124 114 124 113 124 113 123 113 123 113 123 112 123 112 123 112 123 111 123 111 123 111 123 110 124 110 124 110 124 109 124 109 124 109 124 108 124 108 124 108 124 108 124 108 123 108 123 108 123 108 123 108 122 107 122 107 122 107 122 107 122 107 122 106 122 106 122 106 122 105 123 105 124 106 125 106 125 106 125 106 125 106 125 106 125 106 125 106 126 107 126 107 126 106 126 106 126 106 126 105 125 105 126 105 126 105 127 104 128 105 129 104 129 104 129 102 129 102 128 101 127 101 127 100 126 100 127 99 127 99 128 99 128 99 129 99 129 99 130 99 130 99 131 99 131 99 131 98 131 98 130 98 129 98 129 98 127 97 127 96 127 96 127 96 127 95 128 95 128 96 129 96 130 96 131 97 131 95 131 95 131 95 131 94 131 94 132 93 132 93 132 93 133 93 133 93 134 92 133 92 133 91 133 90 135 90 135 90 136 90 135 91 136 92 136 92 136 93 137 92 137 92 137 91 137 91 137 91 137 90 137 90 137 90 138 89 138 89 139 88 140 88 139 87 139 86 139 85 139 84 140 84 140 83 140 83 140 83 140 82 140 82 140 81 140 81 140 80 139 79 139 79 139 78 139 78 139 77 140 77 140 77 140 78 140 78 140 79 141 79 141 79 142 79 142 79 142 79 143 78 143 78 143 78 143 78 143 77 143 77 142 76 141 76 140 75 140 74 140 73 140 73 140 72 140 72 141 71 141 72 141 73 141 73 141 73 141 74 142 74 142 75 143 75 144 74 144 72 143 71 143 70 143 70 143 69 143 69 143 69 143 68 144 68 144 69 144 69 144 70 145 70 145 70 146 70 147 70 148 70 149 69 149 69 149 69 150 69 150 68 150 68 150 67 151 66 151 66 150 65 150 64 149 63 149 62 150 61 152 62 153 61 153 61 153 59 154 58 154 58 155 58 156 58 156 58 156 57 156 57 156 57 156 56 156 56 156 56 156 56 156 55 156 55 156 55 156 54 156 54 156 54 155 54 155 53 154 53 154 52 154 52 154 52 154 51 154 51 155 51 155 51 155 51 156 50 156 50 156 50 156 49 156 49 156 49 157 48 157 48 156 47 156 47 156 47 156 47 156 47 156 46 155 46 155 47 155 47 154 47 154 47 153 47 153 46 154 46 155 45 155 44 155 43 157 43 157 44 157 44 157 44 157 45 157 45 157 45 157 46 157 46 157 46 157 46 158 45 158 45 159 44 159 44 158 43 158 42 158 41 158 41 159 40 159 40 160 40 160 40 161 41 161 41 161 41 162 41 162 41 162 41 162 40 162 40 162 40 161 40 161 39 161 38 162 38 163 38 163 37 164 37 164 37 164 36 164 36 164 35 163 35 163 35 162 35 162 35 162 35 161 34 161 34 161 33 161 32 162 31 162 32 163 32 163 32 164 32 164 32 165 32 165 31 165 31 166 30 166 30 166 30 167 29 167 29 168 29 168 29 169 29 169 28 169 28 168 28 168 28 167 27 167 26 167 26 168 25 169 25 169 25 170 25 170 25 170 26 171 26 171 26 171 26 172 25 171 25 171 25 171 24 169 21 169 21 147 21 147 21 147 21 147 20 147 20 147 20 147 20 150 16 150 15 150 15 153 12 153 12 153 12 157 9 157 9 157 4 157 4 157 4 154 2 154 2 154 2 154 0 154 0 154 0 0 0 0 0 0 0 6 43 6 43 6 43 6 50 6 50 6 50 5 120 5 120 5 120 5 120 6 121 6 121 5 122 5 122 5 122 5 122 6 123 6 123 7 123 8 122 8 123 8 124 7 124 8 124 8 124 8 125 9 124 9 124 9 124 9 124 9 124 9 124 9 124 10 124 10 123 10 124 11 123 11 123 11 123 11 124 12 124 12 124 12 124 12 123 12 123 13 123 13 123 13 124 13 124 14 124 14 124 14 123 14 122 15 123 16 123 16 123 16 123 16 123 16 123 16 124 17 124 17 124 18 123 18 123 19 122 19 123 19 123 19 124 19 124 19 125 20 125 20 126 20 146 20 146 20 146 119 146 119 146 119 146 120 146 121 145 120 144 Z N">
              <draw:equation draw:name="f0" draw:formula="118*logwidth/172"/>
              <draw:equation draw:name="f1" draw:formula="142*logheight/146"/>
              <draw:equation draw:name="f2" draw:formula="121*logwidth/172"/>
              <draw:equation draw:name="f3" draw:formula="139*logheight/146"/>
              <draw:equation draw:name="f4" draw:formula="121*logwidth/172"/>
              <draw:equation draw:name="f5" draw:formula="135*logheight/146"/>
              <draw:equation draw:name="f6" draw:formula="120*logwidth/172"/>
              <draw:equation draw:name="f7" draw:formula="132*logheight/146"/>
              <draw:equation draw:name="f8" draw:formula="121*logwidth/172"/>
              <draw:equation draw:name="f9" draw:formula="130*logheight/146"/>
              <draw:equation draw:name="f10" draw:formula="119*logwidth/172"/>
              <draw:equation draw:name="f11" draw:formula="129*logheight/146"/>
              <draw:equation draw:name="f12" draw:formula="118*logwidth/172"/>
              <draw:equation draw:name="f13" draw:formula="127*logheight/146"/>
              <draw:equation draw:name="f14" draw:formula="117*logwidth/172"/>
              <draw:equation draw:name="f15" draw:formula="123*logheight/146"/>
              <draw:equation draw:name="f16" draw:formula="118*logwidth/172"/>
              <draw:equation draw:name="f17" draw:formula="119*logheight/146"/>
              <draw:equation draw:name="f18" draw:formula="122*logwidth/172"/>
              <draw:equation draw:name="f19" draw:formula="119*logheight/146"/>
              <draw:equation draw:name="f20" draw:formula="120*logwidth/172"/>
              <draw:equation draw:name="f21" draw:formula="117*logheight/146"/>
              <draw:equation draw:name="f22" draw:formula="124*logwidth/172"/>
              <draw:equation draw:name="f23" draw:formula="115*logheight/146"/>
              <draw:equation draw:name="f24" draw:formula="123*logwidth/172"/>
              <draw:equation draw:name="f25" draw:formula="113*logheight/146"/>
              <draw:equation draw:name="f26" draw:formula="124*logwidth/172"/>
              <draw:equation draw:name="f27" draw:formula="109*logheight/146"/>
              <draw:equation draw:name="f28" draw:formula="122*logwidth/172"/>
              <draw:equation draw:name="f29" draw:formula="107*logheight/146"/>
              <draw:equation draw:name="f30" draw:formula="125*logwidth/172"/>
              <draw:equation draw:name="f31" draw:formula="106*logheight/146"/>
              <draw:equation draw:name="f32" draw:formula="126*logwidth/172"/>
              <draw:equation draw:name="f33" draw:formula="105*logheight/146"/>
              <draw:equation draw:name="f34" draw:formula="127*logwidth/172"/>
              <draw:equation draw:name="f35" draw:formula="99*logheight/146"/>
              <draw:equation draw:name="f36" draw:formula="129*logwidth/172"/>
              <draw:equation draw:name="f37" draw:formula="98*logheight/146"/>
              <draw:equation draw:name="f38" draw:formula="131*logwidth/172"/>
              <draw:equation draw:name="f39" draw:formula="95*logheight/146"/>
              <draw:equation draw:name="f40" draw:formula="133*logwidth/172"/>
              <draw:equation draw:name="f41" draw:formula="91*logheight/146"/>
              <draw:equation draw:name="f42" draw:formula="137*logwidth/172"/>
              <draw:equation draw:name="f43" draw:formula="91*logheight/146"/>
              <draw:equation draw:name="f44" draw:formula="139*logwidth/172"/>
              <draw:equation draw:name="f45" draw:formula="84*logheight/146"/>
              <draw:equation draw:name="f46" draw:formula="139*logwidth/172"/>
              <draw:equation draw:name="f47" draw:formula="78*logheight/146"/>
              <draw:equation draw:name="f48" draw:formula="142*logwidth/172"/>
              <draw:equation draw:name="f49" draw:formula="79*logheight/146"/>
              <draw:equation draw:name="f50" draw:formula="140*logwidth/172"/>
              <draw:equation draw:name="f51" draw:formula="73*logheight/146"/>
              <draw:equation draw:name="f52" draw:formula="144*logwidth/172"/>
              <draw:equation draw:name="f53" draw:formula="74*logheight/146"/>
              <draw:equation draw:name="f54" draw:formula="144*logwidth/172"/>
              <draw:equation draw:name="f55" draw:formula="70*logheight/146"/>
              <draw:equation draw:name="f56" draw:formula="150*logwidth/172"/>
              <draw:equation draw:name="f57" draw:formula="67*logheight/146"/>
              <draw:equation draw:name="f58" draw:formula="154*logwidth/172"/>
              <draw:equation draw:name="f59" draw:formula="58*logheight/146"/>
              <draw:equation draw:name="f60" draw:formula="156*logwidth/172"/>
              <draw:equation draw:name="f61" draw:formula="55*logheight/146"/>
              <draw:equation draw:name="f62" draw:formula="154*logwidth/172"/>
              <draw:equation draw:name="f63" draw:formula="51*logheight/146"/>
              <draw:equation draw:name="f64" draw:formula="157*logwidth/172"/>
              <draw:equation draw:name="f65" draw:formula="48*logheight/146"/>
              <draw:equation draw:name="f66" draw:formula="153*logwidth/172"/>
              <draw:equation draw:name="f67" draw:formula="47*logheight/146"/>
              <draw:equation draw:name="f68" draw:formula="157*logwidth/172"/>
              <draw:equation draw:name="f69" draw:formula="45*logheight/146"/>
              <draw:equation draw:name="f70" draw:formula="158*logwidth/172"/>
              <draw:equation draw:name="f71" draw:formula="41*logheight/146"/>
              <draw:equation draw:name="f72" draw:formula="162*logwidth/172"/>
              <draw:equation draw:name="f73" draw:formula="40*logheight/146"/>
              <draw:equation draw:name="f74" draw:formula="164*logwidth/172"/>
              <draw:equation draw:name="f75" draw:formula="35*logheight/146"/>
              <draw:equation draw:name="f76" draw:formula="163*logwidth/172"/>
              <draw:equation draw:name="f77" draw:formula="32*logheight/146"/>
              <draw:equation draw:name="f78" draw:formula="168*logwidth/172"/>
              <draw:equation draw:name="f79" draw:formula="29*logheight/146"/>
              <draw:equation draw:name="f80" draw:formula="169*logwidth/172"/>
              <draw:equation draw:name="f81" draw:formula="25*logheight/146"/>
              <draw:equation draw:name="f82" draw:formula="169*logwidth/172"/>
              <draw:equation draw:name="f83" draw:formula="21*logheight/146"/>
              <draw:equation draw:name="f84" draw:formula="153*logwidth/172"/>
              <draw:equation draw:name="f85" draw:formula="12*logheight/146"/>
              <draw:equation draw:name="f86" draw:formula="154*logwidth/172"/>
              <draw:equation draw:name="f87" draw:formula="0*logheight/146"/>
              <draw:equation draw:name="f88" draw:formula="5*logwidth/172"/>
              <draw:equation draw:name="f89" draw:formula="120*logheight/146"/>
              <draw:equation draw:name="f90" draw:formula="8*logwidth/172"/>
              <draw:equation draw:name="f91" draw:formula="123*logheight/146"/>
              <draw:equation draw:name="f92" draw:formula="9*logwidth/172"/>
              <draw:equation draw:name="f93" draw:formula="124*logheight/146"/>
              <draw:equation draw:name="f94" draw:formula="12*logwidth/172"/>
              <draw:equation draw:name="f95" draw:formula="123*logheight/146"/>
              <draw:equation draw:name="f96" draw:formula="16*logwidth/172"/>
              <draw:equation draw:name="f97" draw:formula="123*logheight/146"/>
              <draw:equation draw:name="f98" draw:formula="19*logwidth/172"/>
              <draw:equation draw:name="f99" draw:formula="124*logheight/146"/>
              <draw:equation draw:name="f100" draw:formula="120*logwidth/172"/>
              <draw:equation draw:name="f101" draw:formula="144*logheight/146"/>
              <draw:equation draw:name="f102" draw:formula="logwidth"/>
              <draw:equation draw:name="f103" draw:formula="logheight"/>
            </draw:enhanced-geometry>
          </draw:custom-shape>
          <draw:custom-shape draw:name="Freeform 54" draw:style-name="gr3" draw:text-style-name="P2" draw:layer="layout" svg:width="2.197cm" svg:height="2.597cm" svg:x="14.866cm" svg:y="9.773cm">
            <text:p><text:span text:style-name="T1"/></text:p>
            <draw:enhanced-geometry draw:mirror-horizontal="false" draw:mirror-vertical="false" drawooo:sub-view-size="200 236" draw:text-areas="0 0 ?f72 ?f73" svg:viewBox="0 0 0 0" draw:type="ooxml-non-primitive" draw:enhanced-path="M 27 0 C 27 35 27 35 27 35 27 35 26 35 25 36 25 37 25 38 24 38 24 39 24 40 24 41 23 42 23 42 22 42 21 43 20 42 19 41 18 41 17 39 16 39 16 38 14 37 14 37 14 37 13 38 12 38 11 38 11 37 11 37 10 36 9 37 9 37 8 37 7 37 6 38 6 38 5 38 4 38 3 39 3 39 3 39 3 39 3 40 4 41 4 42 4 44 4 45 4 46 4 46 4 47 4 47 6 48 6 48 6 48 4 50 4 50 3 51 4 52 4 53 4 54 4 54 4 55 4 56 5 59 6 59 6 60 6 61 5 62 5 63 5 64 5 65 5 66 6 67 7 68 7 69 8 71 8 71 8 72 9 74 8 74 8 75 9 77 9 78 10 78 8 80 8 80 8 80 7 81 6 81 6 81 7 81 7 81 8 82 7 83 7 83 7 83 7 85 7 85 7 85 6 90 7 90 7 91 11 96 11 96 15 104 15 104 15 104 15 104 15 108 15 108 16 109 17 108 18 108 18 108 23 112 23 113 23 113 23 115 23 115 23 115 23 117 23 117 18 121 18 121 18 121 14 123 14 123 14 123 14 126 14 126 14 126 10 129 10 129 10 129 12 139 12 139 12 139 10 142 10 142 10 142 11 146 11 146 11 146 7 151 7 151 7 151 4 152 4 152 4 152 4 155 4 155 4 155 4 155 3 156 3 156 3 157 5 157 5 158 6 158 6 159 6 159 6 159 4 163 4 164 4 164 4 166 5 166 5 166 5 168 5 168 5 168 11 167 11 168 11 168 11 169 11 169 13 170 13 170 13 170 13 170 12 175 12 175 12 175 10 176 10 176 10 179 10 179 10 179 9 180 9 180 9 180 4 180 4 180 4 180 0 184 0 184 0 184 0 189 0 189 0 189 129 236 129 236 129 236 199 236 199 236 199 236 200 0 200 0 200 0 L 27 0 Z N">
              <draw:equation draw:name="f0" draw:formula="27*logwidth/200"/>
              <draw:equation draw:name="f1" draw:formula="35*logheight/236"/>
              <draw:equation draw:name="f2" draw:formula="24*logwidth/200"/>
              <draw:equation draw:name="f3" draw:formula="38*logheight/236"/>
              <draw:equation draw:name="f4" draw:formula="22*logwidth/200"/>
              <draw:equation draw:name="f5" draw:formula="42*logheight/236"/>
              <draw:equation draw:name="f6" draw:formula="16*logwidth/200"/>
              <draw:equation draw:name="f7" draw:formula="39*logheight/236"/>
              <draw:equation draw:name="f8" draw:formula="12*logwidth/200"/>
              <draw:equation draw:name="f9" draw:formula="38*logheight/236"/>
              <draw:equation draw:name="f10" draw:formula="9*logwidth/200"/>
              <draw:equation draw:name="f11" draw:formula="37*logheight/236"/>
              <draw:equation draw:name="f12" draw:formula="4*logwidth/200"/>
              <draw:equation draw:name="f13" draw:formula="38*logheight/236"/>
              <draw:equation draw:name="f14" draw:formula="4*logwidth/200"/>
              <draw:equation draw:name="f15" draw:formula="41*logheight/236"/>
              <draw:equation draw:name="f16" draw:formula="4*logwidth/200"/>
              <draw:equation draw:name="f17" draw:formula="47*logheight/236"/>
              <draw:equation draw:name="f18" draw:formula="4*logwidth/200"/>
              <draw:equation draw:name="f19" draw:formula="50*logheight/236"/>
              <draw:equation draw:name="f20" draw:formula="4*logwidth/200"/>
              <draw:equation draw:name="f21" draw:formula="55*logheight/236"/>
              <draw:equation draw:name="f22" draw:formula="5*logwidth/200"/>
              <draw:equation draw:name="f23" draw:formula="62*logheight/236"/>
              <draw:equation draw:name="f24" draw:formula="7*logwidth/200"/>
              <draw:equation draw:name="f25" draw:formula="68*logheight/236"/>
              <draw:equation draw:name="f26" draw:formula="8*logwidth/200"/>
              <draw:equation draw:name="f27" draw:formula="74*logheight/236"/>
              <draw:equation draw:name="f28" draw:formula="8*logwidth/200"/>
              <draw:equation draw:name="f29" draw:formula="80*logheight/236"/>
              <draw:equation draw:name="f30" draw:formula="7*logwidth/200"/>
              <draw:equation draw:name="f31" draw:formula="81*logheight/236"/>
              <draw:equation draw:name="f32" draw:formula="7*logwidth/200"/>
              <draw:equation draw:name="f33" draw:formula="85*logheight/236"/>
              <draw:equation draw:name="f34" draw:formula="11*logwidth/200"/>
              <draw:equation draw:name="f35" draw:formula="96*logheight/236"/>
              <draw:equation draw:name="f36" draw:formula="15*logwidth/200"/>
              <draw:equation draw:name="f37" draw:formula="108*logheight/236"/>
              <draw:equation draw:name="f38" draw:formula="23*logwidth/200"/>
              <draw:equation draw:name="f39" draw:formula="113*logheight/236"/>
              <draw:equation draw:name="f40" draw:formula="23*logwidth/200"/>
              <draw:equation draw:name="f41" draw:formula="117*logheight/236"/>
              <draw:equation draw:name="f42" draw:formula="14*logwidth/200"/>
              <draw:equation draw:name="f43" draw:formula="123*logheight/236"/>
              <draw:equation draw:name="f44" draw:formula="10*logwidth/200"/>
              <draw:equation draw:name="f45" draw:formula="129*logheight/236"/>
              <draw:equation draw:name="f46" draw:formula="10*logwidth/200"/>
              <draw:equation draw:name="f47" draw:formula="142*logheight/236"/>
              <draw:equation draw:name="f48" draw:formula="7*logwidth/200"/>
              <draw:equation draw:name="f49" draw:formula="151*logheight/236"/>
              <draw:equation draw:name="f50" draw:formula="4*logwidth/200"/>
              <draw:equation draw:name="f51" draw:formula="155*logheight/236"/>
              <draw:equation draw:name="f52" draw:formula="5*logwidth/200"/>
              <draw:equation draw:name="f53" draw:formula="158*logheight/236"/>
              <draw:equation draw:name="f54" draw:formula="4*logwidth/200"/>
              <draw:equation draw:name="f55" draw:formula="164*logheight/236"/>
              <draw:equation draw:name="f56" draw:formula="5*logwidth/200"/>
              <draw:equation draw:name="f57" draw:formula="168*logheight/236"/>
              <draw:equation draw:name="f58" draw:formula="11*logwidth/200"/>
              <draw:equation draw:name="f59" draw:formula="169*logheight/236"/>
              <draw:equation draw:name="f60" draw:formula="12*logwidth/200"/>
              <draw:equation draw:name="f61" draw:formula="175*logheight/236"/>
              <draw:equation draw:name="f62" draw:formula="10*logwidth/200"/>
              <draw:equation draw:name="f63" draw:formula="179*logheight/236"/>
              <draw:equation draw:name="f64" draw:formula="4*logwidth/200"/>
              <draw:equation draw:name="f65" draw:formula="180*logheight/236"/>
              <draw:equation draw:name="f66" draw:formula="0*logwidth/200"/>
              <draw:equation draw:name="f67" draw:formula="189*logheight/236"/>
              <draw:equation draw:name="f68" draw:formula="199*logwidth/200"/>
              <draw:equation draw:name="f69" draw:formula="236*logheight/236"/>
              <draw:equation draw:name="f70" draw:formula="27*logwidth/200"/>
              <draw:equation draw:name="f71" draw:formula="0*logheight/236"/>
              <draw:equation draw:name="f72" draw:formula="logwidth"/>
              <draw:equation draw:name="f73" draw:formula="logheight"/>
            </draw:enhanced-geometry>
          </draw:custom-shape>
          <draw:custom-shape draw:name="Freeform 55" draw:style-name="gr3" draw:text-style-name="P2" draw:layer="layout" svg:width="1.348cm" svg:height="2.147cm" svg:x="24.88cm" svg:y="10.718cm">
            <text:p><text:span text:style-name="T1"/></text:p>
            <draw:enhanced-geometry draw:mirror-horizontal="false" draw:mirror-vertical="false" drawooo:sub-view-size="123 195" draw:text-areas="0 0 ?f72 ?f73" svg:viewBox="0 0 0 0" draw:type="ooxml-non-primitive" draw:enhanced-path="M 36 181 C 36 181 37 179 37 179 37 179 37 177 37 177 37 177 34 176 34 176 33 176 33 175 33 174 33 174 31 173 31 172 31 172 29 170 29 170 30 167 30 167 30 167 31 164 31 164 31 164 120 164 120 164 120 164 120 164 119 161 119 160 119 160 118 159 117 158 117 157 116 156 116 156 116 155 116 152 116 152 116 152 117 149 117 149 118 148 118 144 118 144 118 143 117 138 117 137 116 137 115 134 115 133 115 132 115 129 115 129 115 128 116 126 117 125 117 124 118 123 118 122 118 121 118 120 118 119 118 118 121 116 121 115 121 115 123 113 123 113 123 113 122 112 122 112 121 111 120 111 120 110 120 109 120 108 120 108 121 107 121 105 120 105 120 105 117 100 117 99 117 98 116 97 116 96 116 95 116 94 115 93 115 93 115 92 115 92 115 91 114 89 114 89 114 88 99 0 99 0 10 0 10 0 10 0 11 3 11 3 11 3 13 4 13 4 13 4 0 126 0 126 0 126 3 189 3 189 3 189 3 189 3 189 4 189 5 189 6 189 6 189 8 189 10 189 11 189 12 189 13 189 13 189 13 189 13 188 13 187 13 186 13 185 13 184 14 183 14 182 14 181 14 181 14 181 14 180 14 180 15 179 15 179 15 178 15 177 16 177 17 177 17 177 17 177 18 177 18 177 19 178 19 178 19 179 19 180 19 180 19 181 19 182 19 184 19 186 20 188 20 189 20 189 21 189 21 190 21 190 22 190 22 191 23 191 24 192 24 192 25 193 25 194 25 195 23 194 22 194 22 194 20 194 20 195 21 195 22 195 23 195 23 195 24 195 25 195 25 195 26 195 27 195 27 195 28 195 28 195 29 195 29 194 30 194 30 194 31 194 31 193 32 193 32 192 32 192 33 191 34 190 36 189 36 189 37 188 37 187 37 187 35 185 36 185 36 184 36 183 36 183 36 183 36 182 36 181 Z N">
              <draw:equation draw:name="f0" draw:formula="37*logwidth/123"/>
              <draw:equation draw:name="f1" draw:formula="179*logheight/195"/>
              <draw:equation draw:name="f2" draw:formula="34*logwidth/123"/>
              <draw:equation draw:name="f3" draw:formula="176*logheight/195"/>
              <draw:equation draw:name="f4" draw:formula="31*logwidth/123"/>
              <draw:equation draw:name="f5" draw:formula="172*logheight/195"/>
              <draw:equation draw:name="f6" draw:formula="30*logwidth/123"/>
              <draw:equation draw:name="f7" draw:formula="167*logheight/195"/>
              <draw:equation draw:name="f8" draw:formula="120*logwidth/123"/>
              <draw:equation draw:name="f9" draw:formula="164*logheight/195"/>
              <draw:equation draw:name="f10" draw:formula="117*logwidth/123"/>
              <draw:equation draw:name="f11" draw:formula="158*logheight/195"/>
              <draw:equation draw:name="f12" draw:formula="116*logwidth/123"/>
              <draw:equation draw:name="f13" draw:formula="152*logheight/195"/>
              <draw:equation draw:name="f14" draw:formula="118*logwidth/123"/>
              <draw:equation draw:name="f15" draw:formula="144*logheight/195"/>
              <draw:equation draw:name="f16" draw:formula="115*logwidth/123"/>
              <draw:equation draw:name="f17" draw:formula="133*logheight/195"/>
              <draw:equation draw:name="f18" draw:formula="117*logwidth/123"/>
              <draw:equation draw:name="f19" draw:formula="125*logheight/195"/>
              <draw:equation draw:name="f20" draw:formula="118*logwidth/123"/>
              <draw:equation draw:name="f21" draw:formula="119*logheight/195"/>
              <draw:equation draw:name="f22" draw:formula="123*logwidth/123"/>
              <draw:equation draw:name="f23" draw:formula="113*logheight/195"/>
              <draw:equation draw:name="f24" draw:formula="120*logwidth/123"/>
              <draw:equation draw:name="f25" draw:formula="110*logheight/195"/>
              <draw:equation draw:name="f26" draw:formula="120*logwidth/123"/>
              <draw:equation draw:name="f27" draw:formula="105*logheight/195"/>
              <draw:equation draw:name="f28" draw:formula="116*logwidth/123"/>
              <draw:equation draw:name="f29" draw:formula="96*logheight/195"/>
              <draw:equation draw:name="f30" draw:formula="115*logwidth/123"/>
              <draw:equation draw:name="f31" draw:formula="92*logheight/195"/>
              <draw:equation draw:name="f32" draw:formula="99*logwidth/123"/>
              <draw:equation draw:name="f33" draw:formula="0*logheight/195"/>
              <draw:equation draw:name="f34" draw:formula="11*logwidth/123"/>
              <draw:equation draw:name="f35" draw:formula="3*logheight/195"/>
              <draw:equation draw:name="f36" draw:formula="0*logwidth/123"/>
              <draw:equation draw:name="f37" draw:formula="126*logheight/195"/>
              <draw:equation draw:name="f38" draw:formula="4*logwidth/123"/>
              <draw:equation draw:name="f39" draw:formula="189*logheight/195"/>
              <draw:equation draw:name="f40" draw:formula="11*logwidth/123"/>
              <draw:equation draw:name="f41" draw:formula="189*logheight/195"/>
              <draw:equation draw:name="f42" draw:formula="13*logwidth/123"/>
              <draw:equation draw:name="f43" draw:formula="187*logheight/195"/>
              <draw:equation draw:name="f44" draw:formula="14*logwidth/123"/>
              <draw:equation draw:name="f45" draw:formula="181*logheight/195"/>
              <draw:equation draw:name="f46" draw:formula="15*logwidth/123"/>
              <draw:equation draw:name="f47" draw:formula="179*logheight/195"/>
              <draw:equation draw:name="f48" draw:formula="17*logwidth/123"/>
              <draw:equation draw:name="f49" draw:formula="177*logheight/195"/>
              <draw:equation draw:name="f50" draw:formula="19*logwidth/123"/>
              <draw:equation draw:name="f51" draw:formula="180*logheight/195"/>
              <draw:equation draw:name="f52" draw:formula="20*logwidth/123"/>
              <draw:equation draw:name="f53" draw:formula="188*logheight/195"/>
              <draw:equation draw:name="f54" draw:formula="22*logwidth/123"/>
              <draw:equation draw:name="f55" draw:formula="190*logheight/195"/>
              <draw:equation draw:name="f56" draw:formula="25*logwidth/123"/>
              <draw:equation draw:name="f57" draw:formula="194*logheight/195"/>
              <draw:equation draw:name="f58" draw:formula="20*logwidth/123"/>
              <draw:equation draw:name="f59" draw:formula="195*logheight/195"/>
              <draw:equation draw:name="f60" draw:formula="25*logwidth/123"/>
              <draw:equation draw:name="f61" draw:formula="195*logheight/195"/>
              <draw:equation draw:name="f62" draw:formula="28*logwidth/123"/>
              <draw:equation draw:name="f63" draw:formula="195*logheight/195"/>
              <draw:equation draw:name="f64" draw:formula="31*logwidth/123"/>
              <draw:equation draw:name="f65" draw:formula="193*logheight/195"/>
              <draw:equation draw:name="f66" draw:formula="36*logwidth/123"/>
              <draw:equation draw:name="f67" draw:formula="189*logheight/195"/>
              <draw:equation draw:name="f68" draw:formula="36*logwidth/123"/>
              <draw:equation draw:name="f69" draw:formula="185*logheight/195"/>
              <draw:equation draw:name="f70" draw:formula="36*logwidth/123"/>
              <draw:equation draw:name="f71" draw:formula="181*logheight/195"/>
              <draw:equation draw:name="f72" draw:formula="logwidth"/>
              <draw:equation draw:name="f73" draw:formula="logheight"/>
            </draw:enhanced-geometry>
          </draw:custom-shape>
        </draw:g>
        <draw:custom-shape draw:name="TextBox 6" draw:style-name="gr6" draw:text-style-name="P2" draw:layer="layout" svg:width="16.932cm" svg:height="1.013cm" svg:x="8.467cm" svg:y="9.019cm">
          <text:p text:style-name="P3"><text:span text:style-name="T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2" draw:layer="layout" svg:width="11.221cm" svg:height="4.823cm" svg:x="6.405cm" svg:y="0.677cm">
          <text:p text:style-name="P3"><text:span text:style-name="T2">Original Copy</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Blank">
        <draw:frame draw:name="Object 3" draw:style-name="gr1" draw:text-style-name="P1" draw:layer="layout" drawooo:display="printer" svg:width="0.003cm" svg:height="0.003cm" svg:x="0.004cm" svg:y="0.004cm">
          <text:p/>
          <draw:object/>
          <draw:image xlink:href="./ObjectReplacements/" xlink:type="simple" xlink:show="embed" xlink:actuate="onLoad"/>
        </draw:frame>
        <draw:custom-shape draw:name="Hawaii" draw:style-name="gr2" draw:text-style-name="P2" draw:layer="layout" svg:width="4.584cm" svg:height="2.303cm" svg:x="6.692cm" svg:y="13.472cm">
          <text:p><text:span text:style-name="T1"/></text:p>
          <draw:enhanced-geometry draw:mirror-horizontal="false" draw:mirror-vertical="false" drawooo:sub-view-size="417 209" draw:text-areas="0 0 ?f110 ?f111" svg:viewBox="0 0 0 0" draw:type="ooxml-non-primitive" draw:enhanced-path="M 386 170 C 386 171 386 172 386 173 385 174 384 174 384 175 384 176 383 177 382 178 380 178 379 179 377 180 375 181 373 181 371 181 371 181 371 180 370 181 369 181 368 181 368 180 367 179 366 178 366 177 365 175 365 173 366 172 366 170 364 167 362 166 362 166 361 165 360 165 358 164 357 162 358 160 358 160 358 159 358 159 359 159 360 158 361 158 361 158 361 158 361 158 363 157 364 158 365 157 366 157 366 158 367 158 367 158 367 158 367 158 368 158 370 157 372 158 372 158 372 158 373 158 375 159 377 160 379 162 381 164 384 166 386 170 Z M 107 12 C 107 13 108 16 106 17 106 17 106 17 106 17 105 18 104 20 104 21 104 22 103 22 102 23 102 26 103 29 103 32 103 33 103 34 101 34 101 34 100 34 100 34 101 36 101 36 99 37 99 37 99 37 99 37 99 37 99 37 99 37 98 37 98 37 98 38 97 38 97 38 97 38 95 41 93 43 90 44 90 44 90 44 90 44 90 44 90 44 90 44 90 44 90 44 90 44 88 43 87 43 85 42 85 42 85 42 85 42 85 42 85 42 85 42 81 42 77 42 74 40 74 40 73 40 73 40 71 40 69 40 68 37 68 37 67 37 67 36 66 34 63 34 61 33 59 32 57 31 55 31 55 31 55 31 55 31 53 28 51 25 52 22 52 20 53 19 54 18 55 18 56 17 57 16 57 16 57 16 57 16 57 16 57 16 57 16 57 15 57 14 58 13 58 13 58 13 58 13 58 12 58 12 58 12 59 11 59 10 60 10 60 10 60 10 61 10 61 9 61 9 61 9 64 9 67 7 69 5 70 5 70 5 71 4 71 4 71 4 71 4 71 4 71 4 71 4 71 4 71 4 71 4 72 4 73 3 73 3 75 1 76 1 78 1 78 1 79 1 79 2 79 2 80 2 80 2 81 2 82 2 82 3 83 4 83 3 84 3 84 3 84 3 84 3 84 3 84 3 84 3 85 0 85 0 87 1 88 1 89 1 90 1 91 1 91 1 92 2 92 2 92 2 92 2 92 2 92 2 92 2 92 2 92 2 92 2 93 1 94 1 95 1 97 0 97 2 98 2 98 2 99 3 100 3 101 2 102 3 103 4 103 4 103 5 103 5 106 6 105 8 106 10 106 10 106 10 106 11 106 11 107 11 107 12 Z M 397 130 C 397 130 397 131 397 131 395 133 395 134 393 136 393 136 393 136 393 136 393 136 393 136 393 136 391 138 389 139 387 141 385 140 383 143 381 142 381 142 381 142 381 142 378 144 375 142 373 142 371 141 368 141 366 140 364 139 362 139 360 137 360 137 360 137 360 137 359 137 357 137 355 137 353 136 351 137 349 137 347 138 345 138 343 138 341 138 339 138 337 138 335 138 333 138 331 137 330 137 329 137 330 136 331 135 331 134 331 133 332 131 334 130 335 129 336 128 337 126 336 125 336 124 336 124 336 123 336 123 335 123 336 122 336 122 336 122 337 122 337 123 338 123 339 123 341 123 342 124 344 124 346 125 349 125 352 125 352 125 353 125 354 126 354 126 354 126 354 126 356 126 359 126 362 127 362 127 362 127 362 127 362 127 362 127 362 127 363 127 364 127 364 127 365 127 365 127 365 126 366 126 366 125 366 125 366 124 366 123 367 123 368 123 369 124 369 125 370 126 370 127 371 128 371 128 371 128 371 128 372 128 372 128 373 128 373 129 373 129 373 129 373 129 373 129 373 129 374 129 375 129 375 129 375 129 375 129 375 129 376 129 377 128 378 130 378 130 378 130 379 130 381 129 383 129 386 128 387 128 388 129 389 128 390 128 391 128 392 128 393 128 394 128 394 129 394 130 395 130 396 130 396 130 396 130 397 130 Z M 21 29 C 20 28 19 28 18 28 16 29 15 29 15 31 15 33 14 35 11 35 10 36 8 37 7 38 5 40 2 41 2 45 2 45 2 45 2 45 1 46 0 47 1 49 1 50 0 50 1 51 2 52 3 54 4 55 4 55 5 55 5 54 5 53 6 52 7 51 7 49 9 47 10 45 10 44 12 44 13 44 15 43 17 42 18 41 19 41 20 40 19 39 18 36 19 33 21 31 22 30 22 29 21 29 Z M 415 205 C 414 204 414 204 415 203 415 202 415 201 416 200 416 200 416 199 416 199 415 197 412 196 410 197 409 197 408 198 408 198 406 200 404 202 401 202 399 202 399 204 398 205 398 206 399 206 399 207 400 207 400 207 400 208 401 209 401 209 402 208 403 208 403 207 404 207 406 208 407 207 408 206 409 206 409 206 410 207 410 208 411 208 412 207 413 207 414 206 415 207 415 207 416 206 416 205 417 205 416 205 415 205 Z M 259 104 C 259 104 259 104 259 104 259 104 259 104 259 104 Z M 291 113 C 290 114 288 116 286 116 286 116 286 116 286 116 287 117 286 117 286 117 284 117 285 116 285 116 284 114 282 115 281 115 281 115 280 116 279 116 279 116 279 116 279 116 279 116 279 116 279 116 279 116 279 116 279 116 279 116 279 116 279 116 278 116 277 116 276 118 276 118 275 118 274 118 274 118 274 118 274 118 274 118 274 118 274 118 273 118 273 118 273 117 273 117 272 117 272 116 272 116 272 116 272 116 272 116 272 116 271 116 270 115 269 114 268 114 267 113 267 113 267 112 267 111 267 111 266 111 266 111 266 111 266 111 266 111 266 111 266 111 266 111 265 111 265 111 265 111 266 111 266 112 266 112 266 112 266 112 266 112 266 113 266 113 265 113 265 112 265 112 265 112 264 111 264 111 264 111 264 111 264 111 264 111 264 111 264 111 264 111 264 111 264 111 264 109 263 109 262 111 262 111 262 111 262 111 263 113 262 112 261 112 261 112 260 112 259 112 258 112 258 112 258 112 258 112 258 112 258 112 258 111 257 110 257 110 256 109 256 107 257 106 258 105 259 105 259 104 259 104 259 104 259 104 259 104 259 104 259 104 259 104 259 104 259 104 259 104 259 104 259 104 259 104 259 104 259 104 259 104 259 104 259 104 259 104 259 104 259 104 259 104 259 103 259 103 258 102 257 102 256 102 256 102 256 102 256 102 256 102 256 102 256 102 256 103 256 103 256 103 256 104 256 104 255 104 255 104 255 104 255 104 255 103 254 102 254 103 253 104 254 105 254 105 255 105 255 106 255 107 254 106 252 106 252 105 252 104 251 104 250 104 250 104 250 105 250 105 250 106 250 106 251 106 252 106 252 106 253 107 255 107 255 108 255 109 255 111 254 111 253 111 253 111 253 111 253 111 252 112 250 112 249 112 249 112 249 112 249 112 247 113 245 113 243 113 243 113 243 113 243 113 242 113 241 114 240 113 239 112 239 111 239 110 238 107 237 105 235 103 235 103 235 103 235 103 235 103 235 103 235 102 235 102 234 102 234 101 234 101 234 101 233 101 233 101 233 101 233 100 233 100 233 100 233 100 233 100 233 100 233 100 233 100 233 99 233 99 233 99 232 99 232 99 232 98 232 98 232 97 231 96 231 95 229 94 228 93 228 92 227 91 226 91 226 90 226 90 226 89 226 88 226 87 227 85 226 83 224 82 223 81 223 81 222 81 222 80 221 80 221 80 222 79 222 80 222 79 222 79 223 79 223 79 223 79 223 79 223 79 224 79 224 79 225 79 225 79 225 79 225 79 227 78 229 79 231 79 231 79 231 79 231 79 231 79 231 79 231 79 232 79 232 79 232 79 232 79 232 79 232 79 233 79 234 79 235 79 235 79 235 79 236 79 238 79 239 79 240 77 240 76 241 75 241 75 243 73 244 71 245 70 247 67 248 65 251 64 251 64 251 64 251 64 251 64 251 64 251 64 254 63 256 63 258 66 259 67 260 69 261 71 261 71 261 72 261 72 262 74 262 75 263 76 264 76 264 77 264 77 265 79 266 80 267 82 267 81 268 81 268 82 270 82 271 86 271 87 271 87 270 88 270 88 269 88 269 88 269 89 269 91 271 93 273 94 273 94 273 94 273 94 273 94 273 94 273 94 274 95 274 97 274 98 275 98 276 98 276 99 277 99 277 99 278 99 278 99 278 99 278 99 278 98 278 97 279 96 279 96 279 96 279 96 279 96 279 96 279 96 278 96 277 96 277 94 278 94 279 93 279 94 281 94 282 94 283 94 282 95 281 97 281 99 281 99 281 99 281 99 282 100 282 101 283 101 283 101 283 101 283 101 283 101 283 101 283 101 284 102 285 102 285 103 285 103 285 103 285 103 285 105 285 106 286 108 286 108 286 108 286 108 287 109 289 110 290 111 291 111 291 112 291 113 Z M 17 26 C 17 26 18 26 18 26 18 25 17 25 17 25 17 25 17 25 17 26 17 26 17 26 17 26 Z M 257 105 C 256 105 256 105 256 106 257 106 257 105 257 105 Z N">
            <draw:equation draw:name="f0" draw:formula="371*logwidth/417"/>
            <draw:equation draw:name="f1" draw:formula="181*logheight/209"/>
            <draw:equation draw:name="f2" draw:formula="360*logwidth/417"/>
            <draw:equation draw:name="f3" draw:formula="165*logheight/209"/>
            <draw:equation draw:name="f4" draw:formula="367*logwidth/417"/>
            <draw:equation draw:name="f5" draw:formula="158*logheight/209"/>
            <draw:equation draw:name="f6" draw:formula="107*logwidth/417"/>
            <draw:equation draw:name="f7" draw:formula="12*logheight/209"/>
            <draw:equation draw:name="f8" draw:formula="101*logwidth/417"/>
            <draw:equation draw:name="f9" draw:formula="34*logheight/209"/>
            <draw:equation draw:name="f10" draw:formula="97*logwidth/417"/>
            <draw:equation draw:name="f11" draw:formula="38*logheight/209"/>
            <draw:equation draw:name="f12" draw:formula="85*logwidth/417"/>
            <draw:equation draw:name="f13" draw:formula="42*logheight/209"/>
            <draw:equation draw:name="f14" draw:formula="61*logwidth/417"/>
            <draw:equation draw:name="f15" draw:formula="33*logheight/209"/>
            <draw:equation draw:name="f16" draw:formula="57*logwidth/417"/>
            <draw:equation draw:name="f17" draw:formula="16*logheight/209"/>
            <draw:equation draw:name="f18" draw:formula="61*logwidth/417"/>
            <draw:equation draw:name="f19" draw:formula="10*logheight/209"/>
            <draw:equation draw:name="f20" draw:formula="71*logwidth/417"/>
            <draw:equation draw:name="f21" draw:formula="4*logheight/209"/>
            <draw:equation draw:name="f22" draw:formula="84*logwidth/417"/>
            <draw:equation draw:name="f23" draw:formula="3*logheight/209"/>
            <draw:equation draw:name="f24" draw:formula="92*logwidth/417"/>
            <draw:equation draw:name="f25" draw:formula="2*logheight/209"/>
            <draw:equation draw:name="f26" draw:formula="103*logwidth/417"/>
            <draw:equation draw:name="f27" draw:formula="4*logheight/209"/>
            <draw:equation draw:name="f28" draw:formula="397*logwidth/417"/>
            <draw:equation draw:name="f29" draw:formula="131*logheight/209"/>
            <draw:equation draw:name="f30" draw:formula="381*logwidth/417"/>
            <draw:equation draw:name="f31" draw:formula="142*logheight/209"/>
            <draw:equation draw:name="f32" draw:formula="349*logwidth/417"/>
            <draw:equation draw:name="f33" draw:formula="137*logheight/209"/>
            <draw:equation draw:name="f34" draw:formula="335*logwidth/417"/>
            <draw:equation draw:name="f35" draw:formula="129*logheight/209"/>
            <draw:equation draw:name="f36" draw:formula="344*logwidth/417"/>
            <draw:equation draw:name="f37" draw:formula="124*logheight/209"/>
            <draw:equation draw:name="f38" draw:formula="362*logwidth/417"/>
            <draw:equation draw:name="f39" draw:formula="127*logheight/209"/>
            <draw:equation draw:name="f40" draw:formula="371*logwidth/417"/>
            <draw:equation draw:name="f41" draw:formula="128*logheight/209"/>
            <draw:equation draw:name="f42" draw:formula="375*logwidth/417"/>
            <draw:equation draw:name="f43" draw:formula="129*logheight/209"/>
            <draw:equation draw:name="f44" draw:formula="394*logwidth/417"/>
            <draw:equation draw:name="f45" draw:formula="129*logheight/209"/>
            <draw:equation draw:name="f46" draw:formula="11*logwidth/417"/>
            <draw:equation draw:name="f47" draw:formula="35*logheight/209"/>
            <draw:equation draw:name="f48" draw:formula="4*logwidth/417"/>
            <draw:equation draw:name="f49" draw:formula="55*logheight/209"/>
            <draw:equation draw:name="f50" draw:formula="19*logwidth/417"/>
            <draw:equation draw:name="f51" draw:formula="39*logheight/209"/>
            <draw:equation draw:name="f52" draw:formula="416*logwidth/417"/>
            <draw:equation draw:name="f53" draw:formula="199*logheight/209"/>
            <draw:equation draw:name="f54" draw:formula="400*logwidth/417"/>
            <draw:equation draw:name="f55" draw:formula="208*logheight/209"/>
            <draw:equation draw:name="f56" draw:formula="415*logwidth/417"/>
            <draw:equation draw:name="f57" draw:formula="207*logheight/209"/>
            <draw:equation draw:name="f58" draw:formula="291*logwidth/417"/>
            <draw:equation draw:name="f59" draw:formula="113*logheight/209"/>
            <draw:equation draw:name="f60" draw:formula="279*logwidth/417"/>
            <draw:equation draw:name="f61" draw:formula="116*logheight/209"/>
            <draw:equation draw:name="f62" draw:formula="274*logwidth/417"/>
            <draw:equation draw:name="f63" draw:formula="118*logheight/209"/>
            <draw:equation draw:name="f64" draw:formula="271*logwidth/417"/>
            <draw:equation draw:name="f65" draw:formula="116*logheight/209"/>
            <draw:equation draw:name="f66" draw:formula="265*logwidth/417"/>
            <draw:equation draw:name="f67" draw:formula="111*logheight/209"/>
            <draw:equation draw:name="f68" draw:formula="264*logwidth/417"/>
            <draw:equation draw:name="f69" draw:formula="111*logheight/209"/>
            <draw:equation draw:name="f70" draw:formula="259*logwidth/417"/>
            <draw:equation draw:name="f71" draw:formula="112*logheight/209"/>
            <draw:equation draw:name="f72" draw:formula="259*logwidth/417"/>
            <draw:equation draw:name="f73" draw:formula="104*logheight/209"/>
            <draw:equation draw:name="f74" draw:formula="259*logwidth/417"/>
            <draw:equation draw:name="f75" draw:formula="104*logheight/209"/>
            <draw:equation draw:name="f76" draw:formula="255*logwidth/417"/>
            <draw:equation draw:name="f77" draw:formula="104*logheight/209"/>
            <draw:equation draw:name="f78" draw:formula="250*logwidth/417"/>
            <draw:equation draw:name="f79" draw:formula="104*logheight/209"/>
            <draw:equation draw:name="f80" draw:formula="253*logwidth/417"/>
            <draw:equation draw:name="f81" draw:formula="111*logheight/209"/>
            <draw:equation draw:name="f82" draw:formula="239*logwidth/417"/>
            <draw:equation draw:name="f83" draw:formula="110*logheight/209"/>
            <draw:equation draw:name="f84" draw:formula="233*logwidth/417"/>
            <draw:equation draw:name="f85" draw:formula="100*logheight/209"/>
            <draw:equation draw:name="f86" draw:formula="229*logwidth/417"/>
            <draw:equation draw:name="f87" draw:formula="94*logheight/209"/>
            <draw:equation draw:name="f88" draw:formula="221*logwidth/417"/>
            <draw:equation draw:name="f89" draw:formula="80*logheight/209"/>
            <draw:equation draw:name="f90" draw:formula="231*logwidth/417"/>
            <draw:equation draw:name="f91" draw:formula="79*logheight/209"/>
            <draw:equation draw:name="f92" draw:formula="236*logwidth/417"/>
            <draw:equation draw:name="f93" draw:formula="79*logheight/209"/>
            <draw:equation draw:name="f94" draw:formula="251*logwidth/417"/>
            <draw:equation draw:name="f95" draw:formula="64*logheight/209"/>
            <draw:equation draw:name="f96" draw:formula="267*logwidth/417"/>
            <draw:equation draw:name="f97" draw:formula="82*logheight/209"/>
            <draw:equation draw:name="f98" draw:formula="273*logwidth/417"/>
            <draw:equation draw:name="f99" draw:formula="94*logheight/209"/>
            <draw:equation draw:name="f100" draw:formula="279*logwidth/417"/>
            <draw:equation draw:name="f101" draw:formula="96*logheight/209"/>
            <draw:equation draw:name="f102" draw:formula="281*logwidth/417"/>
            <draw:equation draw:name="f103" draw:formula="99*logheight/209"/>
            <draw:equation draw:name="f104" draw:formula="285*logwidth/417"/>
            <draw:equation draw:name="f105" draw:formula="103*logheight/209"/>
            <draw:equation draw:name="f106" draw:formula="18*logwidth/417"/>
            <draw:equation draw:name="f107" draw:formula="26*logheight/209"/>
            <draw:equation draw:name="f108" draw:formula="257*logwidth/417"/>
            <draw:equation draw:name="f109" draw:formula="105*logheight/209"/>
            <draw:equation draw:name="f110" draw:formula="logwidth"/>
            <draw:equation draw:name="f111" draw:formula="logheight"/>
          </draw:enhanced-geometry>
        </draw:custom-shape>
        <draw:custom-shape draw:name="Alaska" draw:style-name="gr2" draw:text-style-name="P2" draw:layer="layout" svg:width="8.141cm" svg:height="6.176cm" svg:x="0.836cm" svg:y="5.624cm">
          <text:p><text:span text:style-name="T1"/></text:p>
          <draw:enhanced-geometry draw:mirror-horizontal="false" draw:mirror-vertical="false" drawooo:sub-view-size="740 561" draw:text-areas="0 0 ?f126 ?f127" svg:viewBox="0 0 0 0" draw:type="ooxml-non-primitive" draw:enhanced-path="M 203 259 C 203 259 203 258 203 258 203 257 204 257 204 257 205 257 204 259 205 260 205 260 205 260 206 260 208 261 210 262 212 262 212 262 213 262 213 262 214 262 215 262 216 261 217 260 218 260 219 260 220 259 221 259 221 259 222 260 222 260 222 260 224 261 225 262 225 264 225 264 226 265 226 266 227 267 228 266 230 267 230 267 231 268 232 268 234 270 238 269 241 270 242 270 242 270 242 271 242 271 242 271 242 271 242 272 242 273 242 274 241 275 240 275 239 275 239 275 239 275 238 275 237 274 235 274 234 275 233 275 232 277 231 278 231 279 231 279 231 280 231 280 231 281 230 281 230 281 230 281 229 280 229 280 228 280 228 279 228 278 228 278 228 277 227 276 226 276 225 275 224 275 223 274 222 274 222 273 221 272 221 272 220 271 219 270 218 269 217 268 216 268 214 267 212 267 211 267 209 268 209 269 209 269 208 270 208 270 207 270 207 270 206 270 206 270 206 270 205 269 203 268 202 267 202 266 202 265 202 263 202 262 203 261 203 259 Z M 427 436 C 427 436 427 436 427 436 427 436 427 436 427 436 Z M 449 397 C 449 398 449 398 450 398 450 399 451 398 451 399 451 399 451 399 451 399 451 398 452 398 452 398 452 398 452 398 452 398 452 398 452 397 452 397 452 397 452 397 452 397 452 397 452 397 453 396 453 396 453 396 453 395 453 395 453 395 453 395 452 395 452 395 452 395 452 395 452 395 452 395 452 395 451 395 451 395 451 395 451 395 451 396 451 396 451 396 450 396 450 396 450 396 450 395 450 395 450 395 450 395 450 396 449 396 449 396 449 396 449 396 449 396 449 396 449 396 449 396 449 396 450 396 450 396 450 396 450 396 450 397 450 397 450 397 449 397 449 396 449 397 449 397 449 397 449 397 449 397 449 397 449 397 449 397 Z M 430 444 C 430 444 430 444 430 444 431 444 431 444 430 443 430 443 430 443 430 443 429 443 429 443 429 443 429 443 428 443 428 443 428 444 427 444 427 444 427 444 427 445 427 445 427 445 427 445 427 445 427 446 428 446 429 446 429 446 430 445 430 445 430 445 430 445 430 444 Z M 425 445 C 425 445 425 445 425 445 425 444 425 444 425 444 425 444 425 444 425 444 424 444 423 445 422 446 422 446 422 447 421 447 421 448 421 448 422 448 422 448 422 448 422 448 422 448 423 447 423 447 423 447 423 447 424 446 424 446 424 446 425 446 425 446 425 446 425 446 425 445 425 445 425 445 Z M 425 444 C 425 444 425 444 425 444 425 444 425 444 425 444 Z M 455 419 C 455 420 455 420 455 420 455 421 454 421 454 422 453 422 453 423 453 424 453 424 453 424 453 424 452 424 452 424 451 424 451 424 451 424 451 424 451 423 452 423 451 423 451 423 451 423 451 423 451 423 450 423 450 423 450 423 450 423 450 423 450 423 449 423 449 423 449 423 448 423 448 422 448 422 448 422 447 422 447 422 447 422 446 422 446 422 446 422 446 422 446 422 446 422 445 422 445 422 446 422 446 423 445 423 445 423 445 423 445 423 445 423 445 423 444 423 444 423 444 423 444 423 444 423 445 423 445 423 445 423 445 423 445 423 445 423 445 423 445 423 445 423 446 423 446 423 447 423 448 423 448 423 448 424 448 424 448 424 448 424 448 424 448 424 449 425 449 424 449 424 449 425 449 425 449 425 449 425 449 425 449 426 449 427 449 427 448 427 448 427 448 427 448 427 448 427 448 427 447 427 447 427 447 427 447 427 447 427 447 427 447 427 447 427 447 427 447 428 447 428 446 428 446 428 446 428 446 427 446 427 446 427 446 427 446 427 446 427 446 427 446 427 446 426 446 426 446 426 446 426 446 426 446 426 446 426 445 426 445 426 445 426 445 426 445 426 444 426 444 426 444 426 444 426 444 426 443 426 443 427 443 427 443 426 442 426 442 426 442 426 442 426 442 426 442 426 442 426 442 426 442 426 442 426 442 427 442 427 442 427 442 427 442 427 443 427 443 427 443 427 443 427 444 427 444 427 445 427 445 428 445 428 445 428 445 428 445 428 444 429 444 429 444 429 444 429 443 429 443 429 442 429 442 429 442 429 442 429 442 429 441 429 441 429 441 429 441 429 441 429 441 429 441 429 441 429 441 429 442 429 442 429 442 430 442 430 442 430 442 429 442 429 442 430 442 430 442 430 442 430 442 430 442 430 442 430 442 431 442 431 442 431 442 431 442 430 443 430 443 430 443 430 444 430 443 430 443 430 443 430 443 430 443 430 443 431 443 431 443 430 444 430 444 430 444 430 444 430 444 430 445 430 445 430 445 430 445 430 446 430 446 430 446 430 446 430 446 431 446 431 446 431 445 431 445 431 445 431 445 431 444 431 444 431 444 432 443 432 443 432 443 432 443 432 442 432 442 432 442 432 441 433 442 433 442 433 442 433 442 433 442 434 441 434 440 434 440 434 440 434 440 434 440 433 440 433 440 433 440 433 440 433 440 433 440 432 441 432 441 432 440 432 440 432 440 432 440 432 440 432 440 432 440 432 440 432 439 433 439 433 439 432 439 432 439 432 439 432 439 432 440 432 440 432 440 431 440 431 440 431 440 431 440 431 440 431 440 431 439 431 440 431 440 431 440 431 441 430 441 430 441 429 441 429 441 429 441 429 441 429 441 429 441 429 441 429 440 429 440 430 440 430 440 429 440 429 439 429 439 429 439 429 439 430 439 430 439 430 440 430 440 430 439 430 439 430 439 431 439 431 439 431 439 431 439 431 439 431 439 431 438 431 438 431 438 431 438 431 438 431 438 430 438 430 438 430 438 430 438 430 438 430 437 430 437 430 437 430 437 430 437 430 438 430 438 430 438 430 438 430 438 430 438 430 438 431 438 431 438 431 438 432 438 432 438 432 438 432 438 432 438 433 438 432 438 432 437 432 437 432 437 432 436 432 436 432 436 432 436 432 436 432 436 432 435 432 435 432 435 433 435 433 435 433 436 433 436 433 436 433 436 433 437 433 437 433 437 433 437 433 437 433 437 433 437 434 437 434 437 434 437 434 437 434 437 434 438 434 437 434 437 435 437 435 437 435 437 435 437 435 437 435 437 435 437 435 437 435 437 435 437 436 436 436 436 436 436 436 436 436 436 435 436 435 436 435 435 435 435 435 435 435 435 435 435 435 435 436 435 436 436 436 435 436 435 437 435 437 435 437 435 437 434 437 434 437 435 437 435 437 435 437 435 438 435 437 435 437 435 437 435 437 435 437 435 437 436 437 435 437 435 437 435 437 435 438 434 438 434 438 434 438 434 438 433 438 433 438 433 438 433 439 433 439 432 440 432 440 432 440 432 440 432 440 431 440 431 440 431 440 431 440 431 440 430 440 430 440 430 440 430 440 430 439 430 439 430 438 431 438 431 438 431 437 432 437 432 436 432 436 432 436 432 436 433 436 433 435 434 435 434 435 434 434 434 434 434 434 435 434 434 434 434 434 434 434 434 434 434 434 434 435 433 435 433 435 433 434 434 434 434 434 434 434 434 434 434 434 433 433 433 434 433 434 433 434 433 434 433 434 433 435 433 435 433 435 433 435 432 435 432 435 432 435 432 435 432 434 432 434 432 433 432 433 433 433 433 433 433 432 433 432 433 432 433 432 433 432 434 432 434 431 434 431 435 431 435 431 435 431 434 431 434 431 434 431 434 431 434 430 434 431 434 431 434 431 434 431 433 431 433 431 433 431 433 431 433 432 432 432 432 432 432 433 432 433 432 433 431 433 431 433 431 433 431 434 431 434 431 434 431 435 431 435 430 435 430 435 430 434 430 434 430 434 430 434 430 434 430 434 430 433 430 433 430 432 431 432 431 432 432 432 432 431 432 431 431 431 431 431 430 431 430 431 430 431 430 431 430 431 430 431 430 431 430 431 429 431 429 431 429 431 429 431 429 431 429 430 429 430 428 430 428 430 428 430 428 431 428 431 428 431 428 431 428 431 427 431 427 431 427 431 427 431 427 431 426 431 426 431 426 431 426 431 426 431 426 431 425 431 425 432 425 432 425 432 426 433 426 433 426 433 427 433 427 433 427 433 427 432 427 432 428 432 428 431 428 431 429 431 429 431 430 431 430 431 430 431 430 432 430 432 430 433 430 433 430 434 430 434 429 434 429 434 429 434 429 435 430 435 429 435 429 435 429 435 429 436 429 436 429 436 428 436 428 436 428 436 428 436 428 436 428 436 429 436 429 436 429 436 429 436 429 436 429 436 429 437 428 437 428 436 428 437 428 437 428 437 428 437 428 437 428 437 428 437 428 437 428 437 428 436 428 436 428 436 428 436 428 436 428 436 428 436 427 436 427 436 427 436 427 436 427 436 427 436 427 436 427 436 427 435 428 435 427 435 427 435 427 435 427 435 427 435 427 435 426 435 426 435 425 435 425 434 425 434 425 434 425 433 425 432 425 431 425 431 425 430 425 430 424 429 424 428 424 428 423 428 423 428 423 428 423 428 423 428 423 427 423 427 422 427 422 427 422 428 422 428 422 428 422 428 421 427 422 427 422 427 422 427 422 427 422 427 422 426 422 426 421 426 421 426 421 426 421 426 422 426 422 426 422 426 422 426 422 425 422 425 422 425 422 425 422 425 422 424 422 424 422 424 422 424 422 424 423 424 423 423 423 423 423 423 423 423 423 422 423 422 424 422 424 422 424 422 424 422 424 422 425 422 425 421 425 421 425 421 425 421 425 421 425 420 425 420 425 420 425 421 426 421 426 420 426 420 426 420 427 419 427 419 427 419 427 419 427 419 427 419 427 419 428 419 428 418 429 418 429 418 430 418 430 419 430 419 430 419 431 419 431 418 431 419 431 419 431 419 432 419 432 419 432 420 432 420 432 421 432 421 431 421 431 421 431 421 431 421 431 421 431 421 431 421 431 421 431 422 431 422 431 421 432 421 432 421 432 421 432 421 432 421 432 421 432 421 432 421 432 422 433 422 432 422 433 422 433 423 433 423 433 423 433 424 433 424 433 424 433 424 433 425 433 425 434 425 434 425 434 426 434 426 434 426 434 427 435 427 435 427 435 427 435 427 436 427 436 427 436 427 436 427 435 427 435 427 435 427 435 427 435 426 435 426 435 426 434 425 434 425 434 424 434 424 434 424 434 424 434 423 434 423 434 422 434 422 434 421 434 421 434 421 433 421 433 421 433 421 434 420 434 420 434 420 434 420 434 421 434 421 435 421 435 421 435 421 435 421 435 421 435 421 435 421 435 421 435 421 435 421 435 421 435 421 435 421 435 421 434 421 434 421 434 420 434 420 433 420 433 419 433 419 433 419 433 419 434 419 435 419 436 419 436 419 436 419 436 419 436 419 436 419 436 420 436 420 436 420 437 420 437 420 437 420 437 420 437 420 437 420 437 419 437 419 436 418 435 418 435 418 435 418 435 418 434 418 434 418 434 417 434 417 434 417 433 417 433 417 432 417 432 416 432 416 432 415 432 415 433 415 433 414 433 414 433 414 433 414 433 414 433 414 434 413 434 413 434 413 434 413 435 413 435 413 435 413 435 413 435 413 436 413 436 413 436 413 436 413 436 414 436 414 437 414 437 414 437 414 437 414 437 415 437 415 437 415 437 415 437 415 437 415 437 415 437 416 437 416 437 417 437 418 438 418 438 418 438 418 438 419 438 419 438 418 438 418 438 417 438 417 438 417 438 417 438 417 439 417 439 417 439 417 438 417 438 417 438 416 438 416 438 416 438 416 438 416 438 416 439 416 439 416 439 416 439 416 439 417 439 417 439 417 440 417 440 417 440 417 440 417 440 417 440 417 440 417 440 417 440 417 440 417 440 417 440 417 440 417 440 417 440 417 440 416 440 416 440 416 440 416 440 416 440 416 439 416 439 416 439 415 439 415 438 415 438 415 438 415 438 415 438 414 438 414 438 414 439 414 440 415 440 415 441 415 441 415 441 415 441 415 441 415 441 415 442 415 442 415 442 416 442 416 442 416 441 416 441 416 441 416 442 417 442 417 442 417 442 417 442 417 442 417 442 417 442 416 442 416 442 415 442 415 442 414 442 413 442 413 442 413 442 413 442 413 441 413 441 413 442 413 442 413 442 413 442 413 442 414 443 414 443 414 443 414 443 414 443 414 443 413 443 413 443 413 443 413 443 413 442 413 442 412 442 412 441 411 441 411 441 411 440 411 440 410 441 410 441 410 441 410 441 410 441 411 442 411 442 411 442 411 442 411 442 411 443 411 443 412 444 412 444 412 444 412 444 412 444 412 444 412 444 412 444 411 444 411 445 411 445 411 445 411 446 412 446 412 446 412 447 412 447 412 447 412 447 413 447 413 446 413 446 413 446 413 446 413 446 414 446 414 446 414 446 414 446 414 445 414 445 415 446 415 445 416 446 416 446 416 446 416 446 417 446 417 446 417 446 417 446 417 446 417 446 417 446 416 446 415 446 415 446 414 447 414 447 414 447 414 447 414 447 414 447 414 447 414 447 414 448 414 448 415 448 414 448 414 448 414 448 414 448 414 448 414 448 414 448 413 449 413 449 413 449 413 449 414 449 413 449 413 449 413 449 413 449 413 449 413 449 412 449 412 449 412 449 412 450 412 450 412 450 412 450 412 450 412 450 412 450 412 451 412 451 413 451 413 451 413 451 413 451 413 452 413 452 413 452 414 452 414 452 414 452 414 452 414 452 414 452 414 452 414 452 415 452 415 452 414 452 414 452 414 452 414 453 414 453 415 453 415 452 415 452 415 452 415 452 415 452 415 452 415 451 416 451 416 451 416 451 416 451 416 451 416 451 416 451 417 451 417 450 417 450 417 450 417 450 417 450 417 450 417 450 418 450 418 450 418 450 418 451 417 451 417 451 417 451 417 451 418 451 418 451 418 451 418 451 418 451 418 451 419 451 419 451 419 451 418 452 418 452 418 452 418 452 418 452 419 452 419 452 419 452 419 452 419 451 420 451 420 451 420 451 420 451 420 452 420 452 420 452 419 453 419 453 419 453 419 453 419 453 419 454 419 454 419 454 419 454 420 454 419 455 419 455 419 455 419 455 419 Z M 435 417 C 435 417 435 417 435 417 435 417 435 417 435 417 Z M 447 419 C 447 419 447 419 447 419 447 419 447 419 447 419 Z M 450 418 C 450 418 450 418 450 418 450 418 450 418 450 418 450 418 450 418 450 418 Z M 411 460 C 411 460 411 460 411 459 411 459 410 460 410 460 410 460 410 461 410 461 409 461 409 461 409 461 409 462 409 462 409 462 409 463 409 463 410 463 410 463 410 463 411 463 411 463 411 463 411 463 411 462 412 462 411 461 411 461 411 460 411 460 Z M 458 404 C 458 404 458 405 457 405 457 405 457 405 457 405 457 405 456 405 457 406 457 406 456 406 456 406 456 406 456 406 456 406 455 406 455 406 455 406 455 406 455 406 454 405 454 405 454 404 454 404 454 404 454 404 454 404 454 403 454 404 454 404 454 404 454 404 453 404 453 404 453 405 453 405 454 405 454 405 453 406 453 406 453 406 453 406 453 405 453 405 453 405 453 406 453 406 453 407 453 407 453 407 453 407 453 407 453 408 453 407 453 407 453 407 452 407 452 407 452 407 452 407 452 407 452 407 451 407 451 407 451 407 451 407 451 407 450 407 450 408 450 408 450 408 450 408 450 408 450 408 450 407 450 407 450 406 450 406 450 405 450 405 450 405 450 405 450 406 450 406 449 406 449 407 449 407 449 408 449 408 449 408 449 408 449 408 449 409 449 409 448 409 448 409 448 409 447 409 447 408 447 408 447 408 447 408 447 408 447 408 447 408 447 409 447 409 447 409 448 410 447 410 447 410 447 410 447 410 446 410 446 410 445 409 445 409 444 409 444 408 444 408 444 408 444 408 444 407 443 407 443 407 442 408 442 408 442 407 442 407 442 407 442 407 442 407 442 407 442 407 442 407 441 406 442 406 442 405 442 405 442 405 442 405 442 405 442 405 442 405 443 405 443 405 443 405 443 405 444 405 444 405 444 405 444 406 444 406 444 406 444 406 444 406 445 406 444 406 445 406 445 406 445 406 445 406 445 406 445 406 445 406 445 406 445 405 445 405 445 405 445 405 444 405 444 405 444 405 444 404 444 404 444 404 444 404 443 404 443 404 443 403 444 403 444 403 444 403 445 403 445 403 446 404 446 404 446 404 446 404 446 403 447 403 447 403 447 404 447 404 447 404 447 403 447 403 447 403 447 403 447 402 447 402 447 402 447 402 447 402 447 402 447 402 447 402 447 402 447 402 447 402 447 402 447 402 447 401 447 401 447 401 447 401 446 401 446 401 446 401 446 400 446 400 446 400 446 400 446 400 446 400 446 400 447 400 447 400 447 400 447 400 447 400 447 399 448 399 448 399 448 399 448 400 448 400 449 400 448 399 449 399 449 399 449 399 449 399 449 399 449 398 449 398 449 399 449 399 449 399 449 399 449 399 449 399 450 399 450 399 450 399 450 399 451 399 451 399 451 399 451 399 451 400 450 400 450 400 451 400 451 400 451 400 451 401 451 401 451 401 451 401 451 401 451 402 451 402 451 402 451 402 451 402 451 401 451 401 451 401 452 401 452 402 452 402 452 402 453 402 452 402 452 401 453 401 453 401 453 401 453 400 453 400 453 400 453 400 453 400 453 400 453 400 453 400 453 400 453 400 453 400 453 400 453 400 454 400 454 400 454 401 454 401 454 401 454 401 454 401 454 401 454 401 454 401 454 401 454 402 454 402 455 402 455 402 455 401 455 401 456 401 456 401 456 401 456 402 456 402 456 402 456 402 456 402 455 403 455 404 455 405 455 405 455 405 455 405 455 405 455 405 455 405 456 405 456 404 456 404 456 404 456 403 456 403 456 403 456 403 456 403 457 403 457 403 457 403 457 402 457 402 457 402 458 402 458 403 458 404 Z M 438 412 C 438 413 438 413 439 413 439 413 439 414 440 414 440 414 440 414 440 414 440 414 440 414 440 414 441 415 441 415 441 415 441 415 442 415 442 415 442 415 442 415 442 415 441 414 441 414 441 413 441 413 441 413 441 413 441 413 441 413 441 412 440 412 440 412 440 412 440 412 439 411 438 411 438 411 438 411 438 411 437 411 437 412 438 412 Z M 433 444 C 433 444 433 444 432 445 432 445 432 445 432 445 432 445 432 445 432 445 431 445 431 445 431 445 430 445 430 445 430 445 430 446 430 446 430 446 431 446 431 446 432 446 432 446 433 445 433 445 433 445 433 445 433 444 Z M 439 408 C 440 408 440 407 440 407 440 407 440 407 441 407 441 407 441 407 441 407 441 407 441 407 442 408 442 408 442 408 442 408 442 408 442 408 442 408 443 408 443 408 443 408 443 408 443 408 443 408 443 408 443 409 444 409 444 409 444 410 444 410 445 410 445 410 445 410 445 410 446 410 446 410 446 411 445 411 445 411 445 411 444 411 444 411 444 411 443 410 443 410 443 410 443 410 442 410 442 410 442 409 442 409 441 409 441 409 441 409 441 409 441 408 441 408 441 408 441 408 441 409 441 409 441 409 441 409 441 409 441 409 441 409 440 409 440 409 440 409 439 409 439 409 439 408 Z M 460 404 C 460 404 460 404 459 404 459 404 459 404 459 404 459 404 459 405 459 405 459 405 459 405 459 405 459 405 459 405 459 405 459 406 459 406 459 406 459 406 459 406 459 406 460 405 460 405 460 404 Z M 448 411 C 448 411 448 411 448 411 448 411 448 411 447 411 447 411 447 411 447 411 446 411 446 411 446 411 446 412 447 412 447 412 447 412 448 412 448 411 Z M 452 411 C 452 411 452 411 452 411 451 411 451 411 451 411 451 412 451 412 451 412 451 412 452 412 452 412 452 412 452 412 452 412 452 412 452 412 452 412 453 413 453 413 453 412 453 412 452 412 452 412 452 412 452 412 452 411 452 411 452 411 452 411 Z M 434 424 C 434 423 434 422 433 421 433 421 433 422 433 422 433 422 433 423 433 423 433 423 433 424 434 424 Z M 445 402 C 446 403 446 403 447 403 447 403 447 403 447 403 447 403 447 403 447 403 447 402 447 402 447 402 446 402 446 402 446 402 446 402 445 402 445 402 445 402 445 402 445 402 445 402 445 402 445 402 Z M 431 441 C 431 441 431 441 431 441 431 441 431 440 431 441 430 441 430 441 430 441 430 442 431 441 431 442 431 442 431 442 431 441 Z M 426 444 C 426 444 426 444 426 444 426 444 426 445 426 445 426 445 426 445 426 445 426 445 426 444 426 444 426 444 426 444 426 444 Z M 437 436 C 437 436 437 436 436 436 436 436 436 436 436 436 437 436 437 436 437 436 437 436 437 436 437 436 437 436 437 436 437 436 Z M 428 437 C 428 437 428 437 428 438 428 437 428 437 428 437 Z M 453 425 C 453 425 453 425 453 425 453 425 453 425 453 425 453 425 454 425 454 425 454 425 454 425 453 425 Z M 453 416 C 453 416 453 416 453 416 453 415 453 415 453 415 453 415 453 416 453 416 453 416 453 416 453 416 Z M 425 444 C 425 444 425 444 425 444 425 444 425 443 425 444 Z M 425 444 C 425 444 425 444 425 444 425 444 425 444 425 444 Z M 428 437 C 428 437 428 436 427 436 428 436 427 437 428 437 Z M 311 486 C 311 486 311 486 311 486 312 486 314 487 315 487 315 486 314 486 314 486 313 486 313 486 312 486 311 486 311 486 310 485 310 485 310 484 310 483 310 482 310 481 309 480 309 480 309 480 309 480 309 479 308 479 308 479 307 479 306 479 305 479 305 479 304 479 304 479 304 480 303 480 303 480 303 481 302 481 302 481 301 482 301 482 300 482 300 482 299 483 299 483 298 482 298 482 297 482 297 482 297 482 296 482 296 482 296 483 296 483 296 484 295 485 295 485 294 486 294 487 294 487 294 488 293 488 293 488 293 489 292 489 291 489 291 489 290 490 291 491 291 491 291 492 291 493 291 493 291 493 291 493 291 493 291 493 291 493 293 493 296 493 297 493 298 493 298 492 298 492 299 492 299 491 299 491 300 490 301 489 302 488 305 488 307 488 309 488 310 488 310 488 311 487 311 487 311 486 311 486 Z M 253 516 C 252 517 251 518 249 518 248 519 247 519 247 520 247 521 247 521 246 522 246 522 245 523 245 523 244 524 243 524 243 525 242 525 242 525 242 525 242 525 241 525 241 525 241 526 241 526 241 526 241 526 241 526 242 526 241 526 241 526 241 526 241 526 240 526 240 526 239 527 239 527 238 527 238 527 238 527 238 527 239 527 239 527 239 526 239 526 239 525 240 525 240 526 240 525 240 525 240 524 240 524 241 524 241 524 241 523 241 523 242 523 241 522 241 522 241 522 241 521 241 521 241 520 242 520 242 520 242 520 243 520 243 520 243 519 244 519 244 519 245 519 245 519 246 519 246 519 247 519 247 519 247 518 247 518 246 518 246 518 246 517 246 517 246 517 246 516 246 515 246 515 247 514 247 514 247 514 248 514 248 514 248 513 249 513 250 512 251 512 251 512 252 513 252 513 253 513 253 513 254 513 254 513 254 514 254 514 254 514 254 514 253 515 253 515 253 516 253 516 253 516 253 516 Z M 127 549 C 128 549 128 549 128 548 127 548 127 549 126 549 125 549 125 548 124 548 124 548 124 547 123 547 123 547 122 547 122 547 121 547 121 547 120 548 120 548 121 548 121 548 121 549 122 549 122 549 122 550 122 550 123 550 123 550 123 550 124 550 124 551 124 551 123 551 123 551 122 551 122 551 122 551 121 552 122 552 122 552 122 552 122 552 122 552 123 552 123 552 123 553 124 553 124 553 124 553 124 554 124 553 124 553 124 553 124 553 124 552 124 552 125 552 125 552 125 551 125 551 125 551 126 550 125 550 126 550 126 550 126 550 126 549 127 549 127 549 Z M 273 509 C 273 509 273 510 273 510 272 510 271 510 270 510 270 511 270 511 270 511 270 511 270 511 270 511 270 511 270 511 270 512 270 512 270 512 269 512 269 512 269 512 269 512 269 512 269 512 269 511 269 512 268 512 269 512 269 512 269 513 269 513 268 513 268 513 268 513 268 513 268 513 268 512 268 513 268 513 268 513 268 513 269 513 268 513 268 513 268 513 268 513 267 513 267 513 267 512 267 512 267 512 267 512 267 513 267 513 267 513 267 513 267 514 267 514 267 514 267 514 267 514 267 515 267 515 266 514 266 514 266 514 266 514 266 515 265 515 265 515 265 514 265 515 264 515 264 515 264 515 264 515 264 514 264 514 264 514 264 514 263 514 263 515 263 515 263 515 263 515 262 515 262 516 261 516 261 516 261 516 261 516 260 517 260 517 259 517 258 517 258 518 258 518 258 518 258 519 257 518 257 518 257 518 257 518 256 518 256 518 256 519 256 519 256 519 255 519 255 519 255 518 254 518 254 518 254 518 254 518 253 518 253 518 254 517 254 517 254 517 255 516 255 516 255 516 256 516 256 516 256 516 257 516 257 516 257 516 257 516 257 516 257 516 258 516 258 515 258 515 258 515 258 515 259 515 259 515 259 515 259 515 259 515 259 515 259 515 259 515 260 515 260 515 260 515 260 515 260 515 260 515 260 515 260 515 261 515 261 514 261 514 260 514 261 514 262 514 263 514 263 514 262 514 262 514 262 514 262 513 262 513 262 513 262 513 262 513 263 513 264 513 265 513 264 512 264 513 264 513 263 513 263 513 263 512 262 512 262 512 262 512 262 511 262 511 262 511 263 511 263 511 263 511 263 511 263 511 264 511 263 511 263 511 264 511 264 510 264 510 264 510 263 510 263 510 263 509 263 509 264 509 264 509 264 509 265 509 265 509 265 509 266 509 266 509 266 510 266 510 266 510 266 510 266 510 266 510 266 510 266 510 267 511 267 511 267 511 267 511 267 511 267 510 267 510 267 510 267 510 267 510 266 509 266 509 267 509 267 509 267 509 268 509 268 509 267 508 267 508 267 508 267 508 267 508 267 508 267 508 267 508 266 508 266 509 266 508 266 508 266 508 266 508 265 508 265 508 265 507 265 508 264 508 264 508 264 508 263 507 263 507 263 506 263 506 262 506 262 506 262 506 262 506 263 505 263 505 263 505 263 504 264 504 264 504 265 503 266 503 267 502 267 502 267 502 267 503 267 503 267 503 267 503 268 503 268 503 268 502 269 502 269 502 269 503 269 503 269 503 269 503 269 503 270 503 269 504 269 504 269 504 269 504 269 505 269 505 269 505 269 505 269 505 269 506 269 506 269 506 269 506 269 506 269 506 269 506 270 506 271 505 271 505 271 504 272 504 272 503 272 503 272 503 272 503 272 503 272 503 272 503 272 503 272 503 272 503 272 504 272 504 273 504 273 504 273 504 273 504 273 504 273 504 273 504 273 504 273 503 273 503 274 503 273 504 274 504 274 504 273 505 274 504 274 504 274 505 274 505 274 505 273 506 273 505 273 505 272 505 272 506 272 506 272 506 272 507 271 507 271 507 270 507 271 508 270 508 269 508 269 508 270 508 270 508 270 509 270 509 270 509 270 509 270 509 271 509 271 509 271 509 271 509 271 509 271 508 271 508 272 508 272 508 272 508 272 508 272 508 272 508 272 508 272 508 273 508 273 508 273 508 273 508 273 508 273 508 273 508 273 509 273 509 273 509 Z M 184 543 C 184 543 183 543 183 543 183 543 183 543 182 543 182 543 181 543 181 543 180 543 180 543 180 542 179 542 178 543 177 543 176 543 175 542 174 543 174 543 175 543 175 544 175 544 176 544 177 544 177 544 178 544 179 544 179 544 180 544 180 545 180 545 181 545 181 545 182 544 183 544 183 544 183 544 183 544 184 544 185 544 186 544 187 544 187 544 187 544 188 543 187 543 187 543 187 543 186 543 185 543 184 543 Z M 174 538 C 174 538 174 538 174 537 173 537 172 536 171 537 171 537 170 537 170 538 170 539 170 539 169 539 169 538 168 539 169 539 169 539 169 539 170 539 170 539 170 539 170 539 170 539 171 539 171 540 171 540 171 540 171 540 171 540 171 540 171 540 171 541 170 541 169 541 169 541 169 540 168 541 168 541 169 541 169 541 169 542 169 542 169 542 168 541 167 542 167 542 167 542 167 542 168 543 167 542 167 542 167 542 167 542 167 542 166 543 166 543 166 543 165 543 165 543 165 543 165 543 164 543 164 543 164 543 163 543 163 543 162 544 162 544 162 544 162 544 161 544 161 544 161 544 161 545 160 545 160 544 160 544 159 544 159 544 159 544 158 544 157 545 158 545 159 545 160 545 161 545 161 545 162 545 162 545 162 544 163 545 163 545 164 545 165 545 165 545 165 545 165 545 165 544 166 544 166 545 167 544 167 545 168 544 168 544 168 544 168 544 168 544 168 544 168 544 168 544 168 544 169 544 169 544 169 544 169 544 169 544 169 544 169 544 169 544 169 543 169 543 169 543 170 543 170 543 170 543 171 543 171 543 171 543 171 543 172 543 172 543 172 543 173 543 173 543 173 543 173 542 173 542 173 542 172 541 172 541 172 540 173 541 173 541 173 541 173 541 174 540 174 540 174 540 175 539 175 538 174 538 Z M 134 547 C 133 547 133 547 133 547 133 548 133 548 133 548 133 549 133 550 132 550 131 550 130 550 129 551 129 551 128 551 128 551 128 551 128 551 127 551 127 551 127 551 127 551 127 552 127 552 127 552 128 552 128 552 128 552 128 551 128 551 129 551 129 551 129 552 130 551 130 551 131 551 131 551 131 551 131 551 132 551 132 552 132 552 132 552 132 552 133 552 133 552 133 551 133 551 134 551 134 551 134 551 134 551 134 550 135 550 134 549 134 549 134 549 135 549 135 548 135 548 135 547 135 547 134 546 134 547 Z M 66 546 C 65 546 66 546 66 545 67 545 67 544 67 544 67 543 67 543 67 543 66 542 66 542 66 543 66 543 66 543 66 544 66 544 65 544 65 545 65 545 65 546 64 546 64 546 63 546 63 547 63 547 63 547 63 547 62 547 62 547 61 548 62 548 62 548 62 548 62 549 63 549 63 549 63 549 63 548 63 548 63 547 63 547 64 547 65 547 65 547 66 547 66 547 66 547 67 547 67 547 67 546 66 546 Z M 13 528 C 13 527 13 527 12 527 12 527 12 527 11 527 11 527 11 527 11 527 11 526 11 526 11 526 11 526 11 526 10 526 10 525 10 526 10 526 10 526 9 526 9 526 9 526 9 526 9 525 10 525 9 525 9 524 9 524 8 524 8 524 8 524 8 524 8 524 7 524 7 525 7 525 7 525 6 525 6 525 6 524 6 524 6 524 5 524 4 524 4 524 3 524 3 524 3 524 2 525 2 525 1 525 1 526 0 526 1 526 1 526 1 526 1 526 2 526 2 526 3 526 3 526 3 526 3 526 3 526 3 527 3 527 3 527 3 527 3 527 3 527 3 527 3 527 3 527 4 527 4 527 4 527 3 527 3 527 4 527 4 527 4 527 4 527 4 527 4 527 4 527 4 527 4 527 4 527 4 528 4 528 4 528 4 529 4 529 5 529 5 529 5 529 5 528 6 529 6 529 6 530 6 530 7 529 7 529 7 528 8 528 8 528 8 528 9 528 9 529 9 529 9 528 10 528 10 528 10 528 10 527 10 527 11 528 11 528 11 528 11 528 12 528 12 528 12 528 13 528 13 528 13 528 Z M 17 535 C 16 534 16 535 16 535 16 535 15 535 15 535 14 536 14 536 13 536 13 536 13 536 12 536 12 536 12 537 12 537 12 537 12 537 12 537 13 537 14 537 14 537 15 537 15 537 16 538 16 538 16 538 16 538 17 538 17 538 17 537 17 537 17 537 17 536 16 536 16 536 17 535 17 535 17 535 17 535 17 535 17 535 17 535 Z M 93 545 C 93 545 92 545 92 545 92 545 91 546 91 546 91 546 91 546 91 546 91 548 92 548 93 548 94 547 94 547 94 546 94 546 94 546 94 546 94 546 94 546 93 545 Z M 195 537 C 195 537 194 537 194 537 193 538 193 538 193 538 192 539 192 539 192 540 192 540 193 540 193 540 194 540 194 540 195 539 196 538 196 538 195 537 Z M 217 531 C 216 531 216 532 216 532 215 532 215 533 215 533 215 534 215 534 215 534 215 534 216 534 216 534 216 533 216 533 217 533 218 533 218 533 218 532 218 532 218 532 218 531 218 531 217 531 217 531 Z M 285 498 C 285 498 284 498 284 498 284 498 284 498 283 498 283 498 283 498 283 497 283 497 283 497 283 497 283 497 283 497 284 496 283 496 283 496 283 496 282 497 282 497 282 497 282 496 281 497 281 497 281 497 281 497 281 497 281 498 281 498 282 498 282 497 282 497 282 498 282 498 282 498 282 498 282 498 282 498 282 499 282 499 282 499 282 499 282 500 282 500 282 500 283 500 283 500 283 500 283 499 283 499 283 499 283 499 283 499 283 499 284 499 284 499 284 499 284 499 285 499 285 498 Z M 229 527 C 229 527 228 527 227 527 227 527 227 527 226 527 226 527 226 527 226 528 225 528 226 529 226 529 226 529 227 529 227 528 227 528 227 528 227 528 228 528 228 528 229 529 229 529 229 529 229 529 230 529 230 527 229 527 Z M 147 545 C 147 545 147 545 148 546 148 546 148 546 148 546 148 546 148 545 148 545 148 545 148 545 148 545 149 545 149 544 149 544 149 543 148 543 147 543 147 543 146 544 146 544 146 545 146 545 147 545 Z M 281 500 C 281 500 281 500 280 500 280 500 280 500 280 500 280 500 280 500 280 500 280 500 280 500 280 500 280 500 280 500 280 500 280 499 280 500 280 499 280 499 280 499 280 499 280 499 280 499 279 499 279 499 279 499 279 499 279 498 279 498 278 498 278 498 278 498 278 498 277 498 277 498 276 499 276 499 275 500 276 501 276 501 276 501 276 501 276 502 277 502 277 501 277 501 277 501 277 501 277 501 278 501 278 501 278 502 278 502 279 502 279 502 279 501 279 501 279 501 279 501 279 501 280 501 281 501 281 500 281 500 281 500 281 500 281 500 281 500 281 500 Z M 145 549 C 145 549 145 549 145 548 145 548 144 548 144 548 143 548 143 548 143 549 143 549 143 549 143 549 142 548 142 548 142 549 142 549 142 549 141 549 141 549 141 548 140 548 140 548 141 547 141 547 141 547 141 546 141 546 142 546 142 546 141 545 141 545 141 545 141 545 141 546 140 546 141 546 141 547 141 547 140 547 140 547 140 547 140 546 140 546 139 546 139 546 139 546 138 546 138 547 138 547 139 547 139 548 139 548 139 548 139 548 138 549 138 549 139 550 139 550 138 550 138 549 137 549 137 549 137 549 137 550 137 550 138 550 138 550 138 550 138 551 138 551 137 551 137 552 136 552 136 552 136 553 136 553 136 554 136 554 137 554 137 553 137 553 137 553 137 552 138 551 138 552 138 552 138 553 138 553 138 553 138 553 139 553 139 553 139 552 139 552 140 552 140 552 140 552 141 551 141 551 141 551 142 551 142 551 142 551 142 551 142 551 142 550 142 550 142 550 143 551 143 550 143 550 143 550 143 550 143 549 144 550 144 550 144 550 144 551 144 551 144 551 144 551 144 551 144 551 144 550 145 551 145 551 145 550 145 550 145 549 145 549 145 549 145 549 Z M 275 506 C 275 506 274 506 274 507 274 507 274 507 274 507 274 507 273 507 273 507 273 508 273 508 273 508 273 509 274 509 274 509 274 509 275 508 275 508 275 508 275 508 275 508 275 508 275 507 275 507 275 507 275 506 276 506 276 506 276 506 276 506 276 506 275 506 275 506 Z M 290 500 C 290 500 289 500 289 500 289 500 288 500 287 500 287 500 287 501 287 501 288 501 289 501 289 501 290 501 290 501 290 501 291 501 291 500 291 500 290 500 290 500 290 500 Z M 148 548 C 147 549 147 548 147 548 146 548 146 548 146 548 146 548 146 549 146 549 146 550 146 550 147 550 147 550 147 550 147 549 147 549 148 549 148 549 148 549 148 549 148 549 148 548 148 548 148 548 Z M 78 546 C 77 546 77 546 77 546 78 547 78 547 78 547 78 547 79 547 79 546 79 546 78 546 78 546 Z M 210 534 C 209 534 209 535 209 535 209 536 209 536 210 536 210 536 210 535 210 535 210 535 210 535 210 534 Z M 229 524 C 229 524 229 524 229 525 229 525 229 525 229 525 229 525 230 525 230 524 230 524 230 524 229 524 Z M 149 547 C 149 547 148 547 148 547 148 547 148 547 147 548 148 548 148 548 149 548 149 548 149 548 149 548 150 547 149 548 149 547 Z M 286 501 C 286 500 285 501 285 501 285 501 285 501 286 501 286 502 286 501 287 501 287 501 286 501 286 501 Z M 73 544 C 73 544 73 545 73 545 73 545 73 546 73 546 74 546 74 546 74 545 74 545 74 544 73 544 Z M 226 526 C 226 526 225 526 225 526 224 526 224 526 224 526 224 527 224 527 224 527 225 527 225 527 225 527 225 527 226 527 226 526 Z M 275 503 C 275 503 275 503 275 503 274 504 275 503 275 504 275 504 276 504 276 503 276 503 275 503 275 503 Z M 223 529 C 223 529 223 530 223 530 223 531 224 530 224 530 224 530 224 530 224 530 224 530 224 530 224 530 224 530 224 530 224 530 225 530 225 530 225 529 224 529 224 529 223 529 Z M 76 549 C 76 549 75 549 75 549 75 549 75 549 75 550 75 550 75 550 75 550 76 550 76 550 76 550 76 550 76 550 76 550 76 550 76 549 76 549 Z M 45 538 C 45 538 45 537 44 538 44 538 44 538 45 538 45 538 45 538 45 538 45 538 45 538 45 538 45 538 45 538 45 538 Z M 151 546 C 151 546 150 546 151 547 151 547 151 547 152 547 151 547 151 546 151 546 Z M 150 545 C 150 545 150 545 150 546 149 546 150 546 150 546 150 546 150 546 150 546 150 545 150 545 150 545 Z M 21 530 C 21 530 21 530 21 530 21 530 22 530 22 530 22 531 22 530 22 530 22 530 22 530 21 530 Z M 283 501 C 283 501 282 502 283 502 283 502 283 502 283 502 284 502 283 501 283 501 Z M 152 546 C 152 546 153 546 153 546 152 546 152 546 152 546 Z M 109 560 C 108 560 108 560 108 561 108 561 109 561 109 561 109 561 109 560 109 560 Z M 270 505 C 270 505 270 504 270 504 270 504 270 505 270 505 270 505 270 505 270 505 Z M 211 533 C 211 533 211 533 211 534 211 534 211 534 211 534 211 534 211 534 211 534 211 533 211 533 211 533 Z M 67 546 C 67 546 67 546 67 546 67 546 67 546 68 546 67 546 67 546 67 546 Z M 113 555 C 113 554 112 554 112 554 112 555 113 555 113 555 Z M 111 558 C 111 558 110 558 110 558 111 559 110 559 110 559 111 559 111 559 111 559 111 559 111 559 111 559 111 559 111 558 111 558 Z M 291 498 C 292 498 292 498 292 498 292 498 292 498 291 498 Z M 20 530 C 20 530 20 530 20 530 20 530 20 530 20 530 Z M 113 549 C 113 550 113 550 113 550 113 550 113 550 113 550 113 551 112 551 112 550 112 550 112 549 112 549 113 548 113 549 113 549 113 549 113 549 113 549 Z M 113 549 C 113 549 113 549 113 549 113 549 113 549 113 549 Z M 115 553 C 115 553 114 553 114 554 114 554 114 554 115 554 115 554 115 554 115 553 115 553 115 553 115 553 Z M 229 523 C 229 523 229 523 228 523 228 523 228 523 228 523 228 523 229 523 229 523 Z M 88 558 C 88 558 88 558 88 558 88 557 88 558 87 557 87 557 87 557 87 557 87 556 86 556 86 556 86 556 86 556 86 556 86 556 85 555 85 555 85 555 84 554 84 554 84 554 83 554 83 553 83 553 83 553 82 553 82 553 81 553 80 552 80 552 80 552 80 553 80 553 80 553 80 553 80 553 80 554 80 554 81 554 82 554 83 554 83 555 83 555 84 555 84 555 85 556 85 556 85 557 86 557 87 558 87 558 87 558 87 558 87 559 87 559 88 559 88 559 89 559 89 558 89 558 90 558 90 558 90 559 90 558 90 558 90 558 90 558 90 558 90 558 89 557 88 558 Z M 148 547 C 148 547 148 547 148 547 148 547 148 547 148 547 148 546 148 546 148 546 148 546 148 547 148 547 Z M 321 494 C 321 493 321 493 321 492 321 492 321 492 321 492 321 492 321 492 321 492 320 492 319 492 319 492 319 492 318 492 318 492 318 492 318 492 318 492 318 493 319 493 319 493 319 494 320 494 320 494 320 494 320 494 320 494 320 495 320 494 320 494 320 494 320 494 321 494 321 494 321 494 321 494 Z M 323 481 C 323 481 323 481 323 481 323 482 323 482 323 482 323 482 323 483 323 483 324 483 324 483 324 483 324 484 325 484 325 484 325 484 325 483 325 483 325 483 326 482 326 481 326 481 326 481 326 481 326 481 325 481 325 481 325 481 325 481 324 481 324 481 324 481 323 481 Z M 333 477 C 333 477 332 477 332 477 332 477 332 477 332 477 331 477 331 477 330 477 330 477 330 477 330 477 330 477 330 477 330 477 330 477 330 477 331 478 331 478 331 478 331 478 331 478 331 478 332 479 332 479 332 479 332 479 332 479 332 479 332 479 333 479 333 479 333 479 333 478 333 478 333 478 333 478 333 478 333 477 Z M 344 472 C 344 472 344 472 343 473 343 473 343 474 343 474 343 475 343 476 343 476 344 477 344 477 344 477 344 477 344 476 344 476 345 476 345 476 346 476 346 476 347 477 347 477 347 477 347 477 347 477 347 477 347 477 347 477 348 477 348 476 348 476 347 476 347 475 347 475 347 475 347 475 347 474 347 474 348 474 348 474 349 474 350 474 350 474 350 473 350 473 349 473 349 473 349 473 348 473 348 473 347 472 348 472 347 472 347 472 347 472 346 472 346 472 346 472 346 472 346 472 346 472 345 471 345 472 344 472 Z M 352 471 C 352 471 352 471 352 471 352 470 352 470 352 470 351 470 351 470 351 470 351 470 351 470 350 471 350 471 350 471 350 471 350 471 350 471 350 471 351 471 351 471 351 471 351 471 351 471 351 471 351 471 352 471 352 471 Z M 356 476 C 356 476 356 476 356 475 356 475 356 475 356 474 356 474 356 474 355 474 355 474 355 474 355 475 355 475 355 476 354 477 354 477 354 477 353 477 353 477 353 477 353 478 353 478 353 478 353 478 353 478 353 478 353 478 353 479 352 479 352 479 352 479 353 479 353 480 353 480 353 480 353 480 352 480 352 481 352 481 353 481 353 481 354 481 354 480 354 480 355 479 355 479 355 478 356 478 356 478 356 478 356 477 356 477 356 477 356 477 356 477 356 477 356 476 Z M 360 478 C 359 478 359 478 359 479 359 479 360 479 360 479 360 479 360 479 360 479 360 479 360 478 360 478 360 478 360 477 360 477 361 476 361 476 361 476 360 476 360 476 360 476 360 477 360 477 360 477 360 477 360 477 360 478 Z M 362 481 C 362 481 362 481 362 481 362 481 362 481 362 481 362 481 362 481 363 481 363 481 363 481 363 481 363 481 363 481 362 481 362 480 362 480 362 480 362 480 362 480 362 479 362 479 362 479 362 479 362 480 362 480 362 480 M 275 350 C 275 350 274 350 274 350 274 350 273 350 273 351 272 351 272 351 272 351 271 351 271 350 271 350 271 350 271 351 271 351 270 352 269 352 268 352 267 353 267 353 267 354 267 354 267 354 267 354 267 354 267 354 267 354 266 355 265 355 265 355 265 354 264 354 264 354 264 354 264 354 263 354 263 355 262 355 261 355 260 355 260 355 260 355 259 355 259 355 259 355 259 356 259 356 259 356 260 357 260 358 260 358 261 359 261 359 261 360 262 360 262 360 262 361 262 361 263 361 263 361 265 361 266 362 268 363 268 363 268 363 268 363 269 364 271 364 272 364 272 364 273 364 273 364 273 365 274 365 274 366 274 366 274 366 274 366 274 366 274 366 275 366 275 366 275 366 275 366 275 365 275 365 274 365 274 365 274 365 274 364 274 364 274 364 274 364 274 364 275 365 276 364 276 364 277 364 277 364 278 363 278 363 279 363 279 363 279 363 279 363 279 362 280 363 280 363 280 363 281 363 282 362 282 362 282 362 283 362 283 361 283 361 282 361 282 361 282 361 282 361 282 360 282 360 282 360 282 360 281 360 281 359 281 359 281 358 281 358 281 357 281 357 281 357 281 357 281 356 281 356 281 356 281 355 281 355 281 354 281 354 281 354 281 353 280 353 280 353 280 352 280 352 280 352 280 352 279 351 279 351 278 351 278 352 277 352 276 352 276 351 275 351 275 351 275 350 275 350 Z M 512 362 C 512 363 512 363 512 363 512 363 512 363 512 363 511 364 510 365 511 366 512 366 513 364 514 364 515 364 515 364 515 364 515 364 516 364 516 363 516 363 515 362 515 362 516 361 516 361 517 361 517 361 517 360 517 360 517 359 517 359 518 358 519 357 520 355 522 354 522 354 523 353 523 353 523 353 522 352 522 352 522 353 522 353 522 353 521 353 521 353 521 352 521 352 521 352 521 352 521 352 520 351 520 351 519 351 520 352 519 352 519 353 519 353 519 354 519 354 519 354 519 354 519 355 518 355 518 355 517 356 516 357 515 358 515 359 514 360 513 361 513 361 512 361 512 361 512 362 512 362 512 362 512 362 512 362 512 362 Z M 510 361 C 510 361 510 361 510 361 511 360 511 360 511 360 511 360 511 359 511 359 511 359 511 359 511 359 511 358 510 358 510 358 510 358 510 359 510 359 510 359 510 359 510 360 509 360 509 360 509 360 509 361 508 361 508 361 509 361 509 362 510 361 510 361 510 361 510 361 Z M 510 354 C 511 355 512 354 512 355 512 355 512 355 512 354 512 354 512 353 512 353 512 353 512 353 513 352 513 352 513 352 513 352 513 351 514 351 513 351 513 350 513 350 513 350 513 350 513 350 513 350 513 350 513 349 513 349 513 349 513 349 513 349 513 349 513 348 513 348 513 348 513 348 513 348 513 348 513 348 512 348 512 349 511 349 511 350 511 350 511 350 511 350 511 351 511 352 510 353 510 353 510 354 510 354 Z M 533 350 C 534 350 533 350 533 349 533 349 532 349 532 349 532 349 531 349 531 349 531 350 530 349 530 349 530 349 530 349 530 348 530 348 530 348 529 348 529 348 529 348 528 348 528 348 528 348 528 348 527 347 527 347 527 347 526 348 526 348 526 349 526 349 526 350 526 350 525 350 525 351 525 351 526 351 526 351 526 351 526 351 526 351 526 351 526 351 527 350 527 351 527 351 528 351 528 351 528 351 528 351 528 351 528 351 527 352 527 352 527 352 527 353 526 353 526 353 526 353 526 353 526 354 527 354 527 354 528 354 529 352 530 351 531 351 532 351 532 351 533 351 533 351 533 350 Z M 531 348 C 531 348 531 348 531 348 532 348 534 348 534 347 535 346 536 346 537 345 537 345 537 345 537 345 537 345 536 345 536 345 535 345 534 346 533 346 533 347 532 347 532 347 532 347 531 347 531 347 531 347 531 347 531 348 Z M 690 436 C 691 436 691 437 692 437 692 437 691 437 691 437 690 437 690 437 690 437 690 437 690 437 690 437 691 437 691 438 691 438 691 439 692 439 693 438 693 439 693 439 693 439 693 440 693 440 693 440 693 440 693 441 692 441 692 442 692 442 693 443 693 443 693 444 693 445 693 445 693 446 693 447 693 447 693 447 694 447 694 447 695 447 695 447 696 447 696 447 696 447 696 446 696 446 696 446 696 446 697 446 697 446 697 446 697 447 697 447 698 446 698 447 699 447 699 447 700 447 700 446 700 446 700 445 700 445 700 445 700 445 700 445 700 445 700 444 700 444 700 444 700 444 700 444 700 443 700 443 700 443 700 443 699 443 699 443 699 442 699 442 698 443 698 442 698 442 698 442 698 442 699 442 699 441 699 441 699 440 698 440 697 440 697 440 697 440 697 439 697 439 697 439 697 439 697 438 697 438 697 439 698 438 698 439 698 439 698 439 698 439 698 440 699 440 699 441 699 441 699 441 699 441 700 442 701 442 701 443 701 443 701 444 702 443 702 443 702 442 702 442 702 441 702 441 702 441 702 441 702 441 702 441 702 440 702 440 702 440 702 440 703 441 702 441 702 442 703 442 703 443 702 443 702 443 702 444 702 444 702 444 701 444 701 444 701 444 701 444 701 444 701 445 701 446 701 446 702 446 702 445 702 445 702 445 702 444 702 445 702 445 702 445 702 446 702 446 703 446 703 446 704 446 704 446 704 446 705 446 705 446 705 445 705 445 705 445 705 445 705 445 705 445 705 444 705 445 705 445 705 445 705 445 706 445 706 445 707 445 707 444 707 444 708 444 707 443 707 443 706 443 706 442 706 442 706 442 706 442 705 442 705 441 705 440 704 440 704 439 703 439 702 439 702 439 702 440 702 439 702 439 702 439 701 439 702 438 702 438 703 438 702 438 702 437 702 437 702 437 702 436 702 436 702 436 702 436 701 435 701 435 700 434 700 434 700 434 700 434 699 434 699 434 698 434 697 434 697 434 698 435 698 435 698 435 698 436 697 435 697 434 696 434 696 434 696 434 696 434 696 434 695 433 695 433 694 433 694 433 693 433 692 433 692 433 692 432 691 432 690 432 689 433 688 433 688 433 689 434 689 435 690 435 690 436 Z M 690 449 C 690 449 690 449 690 448 690 448 690 448 690 448 690 448 690 448 689 447 690 447 690 447 690 447 691 447 691 447 690 447 690 446 690 446 690 446 690 446 689 446 689 446 690 446 690 445 690 445 691 444 691 444 690 444 690 444 690 444 690 443 691 443 691 443 692 444 692 444 692 445 692 444 692 444 693 444 692 443 692 443 693 442 692 442 692 442 692 442 692 442 692 441 692 441 692 440 692 440 692 439 692 439 692 439 691 439 691 439 691 439 691 439 690 439 690 439 690 439 690 440 691 440 690 441 690 441 690 441 690 441 690 441 690 442 690 442 689 442 689 443 689 443 689 442 689 442 689 442 689 442 689 442 690 440 690 440 689 439 689 439 689 438 689 438 689 438 689 438 688 438 689 438 689 437 689 437 688 437 688 437 688 437 687 437 687 436 687 436 686 436 686 436 686 437 687 437 687 438 686 438 686 437 686 437 685 437 685 436 685 437 684 437 685 438 685 438 685 438 685 438 685 439 685 439 685 438 685 438 685 438 684 438 684 438 684 438 685 438 685 438 684 438 684 438 684 438 684 438 684 438 684 438 683 438 683 438 683 438 683 438 683 439 684 439 684 439 684 439 684 439 684 440 684 440 684 441 684 441 684 442 684 442 685 443 685 443 685 442 686 442 686 442 686 442 686 442 686 442 685 443 685 443 685 443 685 443 685 443 686 443 686 443 686 443 686 443 686 443 686 443 686 443 686 444 685 444 685 444 685 445 686 444 686 445 686 445 686 445 686 445 686 445 687 446 687 446 687 446 687 446 687 445 687 445 688 445 688 445 688 445 688 445 688 445 688 445 688 446 688 446 688 447 688 447 688 447 688 447 688 448 688 448 688 449 688 449 688 448 687 448 687 448 686 448 686 448 686 448 686 448 686 449 685 449 685 449 685 450 685 450 685 450 685 450 685 451 685 451 685 451 685 451 686 451 686 451 686 450 686 450 686 450 686 450 686 450 686 450 686 451 685 452 686 453 686 453 686 453 686 453 685 453 686 454 686 454 686 454 686 454 686 454 685 455 686 455 686 455 686 455 686 456 686 456 686 456 687 456 687 457 687 457 687 457 687 457 687 457 687 457 687 457 687 456 687 456 688 455 688 455 688 454 687 454 687 454 686 454 686 454 686 453 687 453 687 454 687 454 688 453 688 453 688 453 687 452 688 452 688 452 688 451 688 451 688 451 688 450 688 450 688 450 688 451 688 451 688 451 688 451 688 451 688 452 688 453 688 455 688 455 689 455 689 455 689 456 689 455 689 455 690 454 690 454 689 453 689 453 689 453 690 452 690 452 690 452 690 452 690 452 690 451 690 451 689 451 689 451 689 451 689 451 689 451 689 451 689 450 689 450 689 450 689 450 689 450 689 450 689 450 690 450 690 450 690 450 690 451 690 451 690 451 690 451 691 450 691 450 691 450 690 449 Z M 705 487 C 705 486 705 486 705 486 705 486 705 485 705 485 705 485 705 484 705 484 704 484 704 483 704 484 704 483 704 482 703 482 703 482 703 481 702 481 702 481 702 481 702 481 702 480 702 480 702 480 702 479 701 479 701 479 701 479 701 479 701 479 701 478 701 478 701 478 701 478 700 478 700 478 701 478 701 478 701 478 701 478 701 478 701 478 702 478 701 477 701 477 701 477 701 477 701 477 701 477 700 476 700 476 701 476 700 476 700 476 700 475 700 475 700 475 700 475 700 474 700 474 699 474 699 474 699 475 699 475 699 475 699 475 699 476 699 476 699 476 699 476 699 477 699 477 699 477 699 477 700 478 699 478 699 478 699 478 699 478 699 478 699 478 699 478 699 479 699 479 698 479 699 479 699 480 699 480 700 480 700 480 699 481 700 481 701 481 701 481 701 481 701 481 701 482 700 481 700 482 700 482 701 482 701 482 701 482 701 482 701 482 701 483 701 483 701 483 701 484 702 484 702 484 702 484 702 483 703 483 703 484 702 484 702 484 702 485 703 485 703 485 703 485 703 486 704 486 704 486 703 486 703 486 703 486 703 487 704 487 704 487 704 486 704 487 704 487 705 487 706 487 705 487 705 487 705 487 Z M 704 452 C 704 452 705 452 705 451 706 451 706 451 706 450 706 450 706 449 706 449 707 448 706 448 706 447 706 447 705 447 705 447 704 447 704 447 703 447 702 447 702 447 701 448 701 448 701 449 701 449 701 449 701 450 701 450 702 451 702 451 703 452 703 452 703 452 704 452 Z M 697 462 C 696 462 695 462 695 462 695 461 695 461 694 461 694 461 694 462 694 462 694 462 694 461 693 461 693 462 693 462 693 463 693 463 693 463 693 463 693 464 694 464 694 464 695 464 695 464 695 464 695 464 695 464 695 463 695 463 695 463 695 463 696 463 696 464 697 463 697 463 697 463 697 462 697 462 697 462 697 462 Z M 705 477 C 705 477 704 476 704 476 704 476 704 476 704 476 703 476 703 476 703 477 703 477 703 478 703 478 704 478 704 478 703 479 703 479 703 479 703 479 703 479 704 480 704 480 704 479 704 480 704 480 704 480 705 480 705 480 705 480 705 480 705 480 706 479 706 479 705 479 705 478 705 478 705 478 706 477 705 477 705 477 Z M 681 444 C 681 444 681 444 681 445 680 444 680 444 680 444 680 444 680 444 680 444 680 445 680 445 680 445 679 445 680 445 680 445 680 445 680 445 680 445 680 445 680 445 680 445 680 446 681 446 680 447 681 447 680 447 680 448 681 448 681 448 680 449 680 449 681 449 681 449 681 449 681 450 680 450 680 450 680 450 680 450 680 450 680 450 680 450 680 451 680 451 680 452 681 452 680 453 680 454 680 453 679 454 680 453 680 453 680 453 680 452 680 452 680 452 679 452 679 453 679 452 679 452 679 452 678 451 678 450 678 450 678 450 678 450 678 450 678 450 678 450 677 450 677 450 677 449 677 449 677 448 676 447 676 447 676 447 677 447 676 446 676 447 676 446 676 446 676 445 675 445 675 445 676 445 675 444 675 444 676 444 676 444 677 443 677 443 677 443 676 443 676 443 676 442 676 442 676 442 676 442 676 442 676 442 676 442 676 442 676 442 676 442 676 442 676 443 675 443 675 444 675 444 674 444 674 443 674 443 674 443 674 443 674 443 674 443 674 442 674 441 675 441 675 441 675 440 676 440 675 440 675 440 675 440 675 440 675 441 674 441 674 441 674 442 674 442 674 442 673 442 673 442 673 442 673 441 673 441 673 441 674 441 674 441 673 441 674 440 674 439 673 440 673 440 673 441 673 441 673 441 673 441 673 441 673 441 673 441 672 441 673 441 673 441 673 441 673 440 673 440 672 440 673 440 673 439 673 439 673 439 673 439 672 439 672 439 671 439 671 438 671 438 671 437 671 437 671 437 671 437 672 437 672 437 672 437 672 436 672 436 671 435 671 435 671 435 671 435 672 435 672 434 673 434 673 434 673 434 673 434 673 434 674 434 674 433 674 433 674 433 674 433 674 433 673 433 673 433 672 434 671 433 671 432 671 432 671 431 672 431 672 431 672 430 672 430 672 430 672 430 672 430 672 430 672 430 672 430 672 430 672 430 671 430 671 430 671 431 671 431 671 431 671 430 671 430 672 430 671 429 672 428 671 428 670 428 669 429 669 429 669 428 669 428 669 428 669 428 669 428 669 429 668 428 668 429 668 429 668 430 668 430 668 431 669 431 669 431 669 432 668 433 668 434 668 434 667 434 666 434 666 434 666 435 665 434 665 434 665 434 665 433 665 432 665 432 666 432 667 431 666 431 666 430 666 430 666 430 666 430 665 430 665 430 665 430 666 430 665 429 666 429 665 429 665 428 665 428 665 428 665 428 665 428 665 427 666 427 665 427 665 427 665 426 665 426 667 426 667 426 667 428 667 428 667 428 667 428 668 428 667 427 668 427 668 427 668 427 668 427 668 427 668 427 668 427 668 426 667 426 667 426 667 426 667 426 668 426 668 426 669 426 669 426 669 426 670 426 670 426 669 425 669 425 669 425 668 425 668 425 669 425 669 424 669 424 669 423 669 423 669 424 668 424 668 424 668 424 668 424 668 424 668 424 668 425 667 425 667 425 667 425 667 425 667 426 666 425 666 425 666 425 666 425 665 425 665 425 665 424 665 424 664 424 664 423 664 423 663 423 663 422 663 422 663 422 663 422 663 422 663 422 663 422 663 422 664 422 664 422 664 423 665 423 665 424 665 423 665 423 664 422 664 422 664 422 663 421 663 421 663 421 663 421 663 421 662 421 663 419 662 419 663 420 662 420 662 419 662 419 662 419 662 419 662 420 662 419 661 419 661 419 661 419 661 419 661 419 661 419 660 419 660 418 660 418 660 418 661 417 661 418 661 417 660 417 661 416 661 416 660 416 660 416 660 416 660 416 660 416 660 416 660 417 660 417 659 417 659 416 659 416 659 415 659 415 658 415 658 414 658 414 658 414 658 414 658 414 658 414 658 414 658 414 657 414 657 414 657 413 657 413 657 413 657 413 657 413 656 412 656 412 656 411 656 411 657 410 656 410 656 410 656 408 657 408 657 408 657 408 657 408 658 409 658 409 658 410 659 410 659 410 659 410 659 410 659 411 659 411 660 411 661 412 662 413 662 414 662 414 662 414 662 414 662 414 663 414 663 414 663 414 663 414 662 414 662 414 662 414 662 414 662 414 662 414 662 413 661 413 661 412 660 412 660 411 659 410 659 410 659 409 658 409 658 409 658 408 658 408 657 407 658 407 658 407 658 407 658 407 659 407 659 407 659 407 659 408 659 408 659 408 660 408 659 407 659 407 659 406 659 405 659 405 659 405 659 405 659 405 660 405 660 406 660 406 660 406 660 407 661 407 661 408 661 408 661 409 662 409 662 409 662 409 662 409 662 409 662 409 662 409 661 408 661 408 661 407 661 407 661 407 661 407 661 406 661 406 661 405 662 405 662 405 663 405 663 406 663 406 663 406 663 406 664 406 664 406 664 405 664 405 664 405 665 404 665 404 666 404 666 404 666 404 666 404 667 404 667 405 668 405 668 405 668 405 669 406 669 406 669 406 669 406 670 407 669 407 669 407 669 408 669 409 668 409 668 409 667 409 667 409 667 409 666 409 666 409 666 410 666 409 667 409 667 409 667 409 667 410 667 410 667 410 668 410 668 410 668 410 668 410 668 411 667 411 667 411 667 410 666 410 666 411 666 411 667 411 667 411 667 411 668 411 668 411 668 411 668 411 668 411 669 411 669 410 669 410 669 409 670 409 670 408 671 408 671 408 670 408 670 408 670 408 670 407 670 407 671 407 671 407 671 407 672 407 672 408 672 409 673 408 674 408 674 408 674 408 674 408 675 408 675 408 675 409 675 409 675 409 674 409 675 409 676 409 677 410 677 410 677 411 677 411 677 412 677 413 676 413 676 413 676 413 676 413 675 413 675 413 674 412 674 412 674 412 674 412 673 412 673 412 673 412 673 412 673 412 674 412 674 412 674 412 674 412 674 413 674 413 675 413 675 414 676 414 676 414 676 414 676 414 676 415 676 415 677 415 676 415 676 415 676 416 675 416 675 416 674 416 674 416 673 416 673 416 672 415 672 415 671 414 671 414 670 414 670 414 670 413 668 413 667 412 666 411 666 411 665 411 665 411 666 412 667 412 667 412 668 413 668 413 668 413 668 414 668 414 668 414 668 414 668 414 669 414 669 414 669 414 669 414 669 414 669 414 669 415 669 414 670 414 670 415 671 415 671 415 671 416 671 416 671 416 671 416 671 416 672 416 672 416 671 417 671 417 671 417 671 417 671 417 671 417 671 417 671 417 672 417 672 417 673 417 673 417 673 417 673 417 673 417 673 417 674 417 674 417 674 417 674 417 675 417 675 416 675 416 675 416 676 417 676 417 676 416 677 416 677 416 677 417 677 417 678 418 677 418 677 418 677 419 677 419 677 419 677 419 677 419 677 419 677 419 677 419 678 419 678 420 678 420 678 420 678 421 678 421 678 421 678 421 678 421 678 421 678 421 678 422 678 422 678 422 678 423 678 423 677 422 677 422 677 422 677 422 676 421 677 422 677 422 677 423 678 423 677 423 677 423 676 423 676 424 675 423 675 423 675 423 675 423 674 423 674 422 674 422 673 422 673 421 673 421 672 421 672 421 672 421 671 420 670 419 669 419 669 418 669 418 669 418 668 418 668 418 668 418 668 418 667 417 667 417 667 417 667 417 666 417 666 416 666 416 666 416 666 416 666 416 666 416 665 416 666 416 666 417 666 417 666 417 666 417 667 418 667 418 666 419 666 419 666 419 667 419 667 419 667 419 667 419 668 419 668 420 668 420 669 420 669 420 669 420 669 421 668 421 668 421 668 421 668 421 668 421 668 421 668 421 668 421 668 421 669 421 669 422 669 422 669 422 669 423 669 422 669 422 669 422 670 422 670 422 670 421 670 421 671 421 671 421 672 421 672 422 672 422 672 422 672 423 672 423 672 423 671 423 671 423 671 424 671 424 671 424 671 423 671 423 672 423 672 423 672 423 672 423 672 423 673 423 673 423 673 423 674 423 674 423 674 423 674 423 674 424 674 424 674 424 673 424 674 424 675 424 676 425 676 425 676 425 676 425 677 424 678 424 678 425 678 426 678 426 678 427 678 427 678 427 678 427 677 426 677 426 676 426 676 426 676 426 676 426 676 426 677 426 676 427 676 427 676 427 676 427 677 427 677 429 678 428 678 428 678 428 678 428 678 428 678 429 678 429 678 429 678 429 678 429 678 429 678 429 678 429 678 430 678 430 678 430 679 430 679 431 678 431 678 431 678 431 678 431 679 431 679 432 679 432 679 432 678 432 678 432 679 432 679 432 679 433 679 433 679 433 679 433 679 434 679 434 679 435 679 435 679 435 679 435 680 436 680 437 680 438 680 438 680 438 680 438 680 439 680 439 680 440 680 440 680 440 680 440 681 440 681 441 681 441 681 441 681 441 681 441 681 441 681 441 681 441 681 442 681 443 681 444 Z M 680 447 C 680 447 680 447 680 447 Z M 697 474 C 697 473 697 473 697 473 698 473 698 473 697 473 697 472 697 472 697 473 697 473 696 473 696 473 696 473 696 473 696 474 696 474 696 474 696 474 695 474 696 475 696 475 696 475 696 475 696 475 697 475 697 475 697 475 697 476 698 475 698 475 698 475 699 474 698 474 698 473 698 473 697 474 Z M 694 471 C 694 470 694 471 694 471 694 471 694 471 693 471 693 471 693 472 693 472 694 472 693 473 693 473 693 474 693 474 694 475 694 474 694 473 694 472 695 472 695 472 695 471 695 472 696 472 696 471 695 470 695 471 694 471 Z M 706 484 C 706 484 705 484 706 483 706 483 706 483 706 483 706 483 706 482 706 482 706 483 706 481 705 482 705 482 705 482 705 482 705 481 704 481 704 482 704 482 704 483 704 483 705 484 706 484 706 485 706 485 706 486 706 485 706 485 707 485 706 485 706 484 706 484 706 484 Z M 694 469 C 694 469 694 469 694 469 694 468 694 468 694 468 693 468 693 468 692 468 692 468 692 468 692 468 692 468 692 468 692 468 692 468 692 468 692 468 692 469 692 469 691 470 692 470 692 469 692 470 693 470 693 470 694 469 Z M 696 467 C 696 467 696 467 696 468 696 468 696 468 696 468 696 469 696 469 697 470 697 470 697 470 697 470 698 469 698 469 698 468 698 468 697 467 696 467 Z M 671 429 C 671 429 671 429 671 428 670 428 670 428 670 429 670 429 669 429 669 429 669 429 669 430 669 430 669 431 669 431 669 431 669 431 670 431 670 431 670 430 670 430 670 430 670 430 670 430 671 430 671 430 671 429 671 429 Z M 698 462 C 698 462 698 462 698 462 699 462 699 462 699 461 699 461 699 461 699 461 699 460 698 460 698 460 698 461 698 460 698 460 698 460 698 460 698 460 697 460 697 461 698 462 Z M 687 459 C 686 459 686 460 686 460 686 460 686 460 686 460 685 459 685 459 685 459 685 460 685 459 684 459 684 460 684 460 685 460 685 460 685 461 684 461 685 461 685 461 685 461 686 461 686 460 687 460 687 460 687 459 687 459 687 459 687 459 687 459 Z M 694 470 C 694 470 694 470 695 470 695 470 695 470 695 470 696 470 696 470 696 470 696 469 696 468 695 468 695 468 695 469 695 469 694 469 694 469 694 469 694 470 694 470 694 470 Z M 690 459 C 690 459 690 459 690 460 690 460 690 460 690 461 690 461 690 461 690 461 691 461 691 461 691 461 691 460 690 460 691 460 691 460 691 459 691 459 690 459 690 459 690 459 Z M 662 404 C 663 404 663 404 663 403 663 403 663 403 663 403 662 403 661 404 661 404 662 404 662 404 662 404 Z M 701 455 C 701 455 701 455 701 455 701 456 701 456 701 456 702 456 702 456 702 456 702 455 702 455 701 455 Z M 667 418 C 667 418 668 419 668 419 668 419 668 419 668 419 668 418 667 418 667 418 667 418 667 418 667 418 Z M 714 484 C 714 484 714 484 715 483 715 483 714 483 714 483 713 483 713 483 713 482 714 482 714 482 715 481 715 481 715 480 714 481 714 481 714 481 714 481 714 481 714 480 714 480 715 480 714 480 714 480 714 479 714 479 714 480 713 480 713 480 713 480 713 481 712 481 712 481 712 481 712 481 712 481 712 480 712 480 712 480 711 480 711 480 711 480 712 480 712 480 713 479 713 479 713 479 713 478 713 478 713 478 713 477 713 477 713 478 713 478 713 478 714 478 714 478 714 478 714 478 714 478 714 477 714 478 714 477 714 477 714 477 714 477 715 476 715 475 714 474 714 474 714 474 714 474 714 474 714 474 714 474 713 475 713 476 712 476 712 475 712 475 711 475 711 475 711 475 711 475 711 475 711 475 711 475 710 476 710 476 710 477 710 476 710 476 710 476 710 476 710 475 710 475 711 475 711 475 710 474 711 474 711 474 711 474 712 475 712 475 713 474 713 474 713 474 713 473 713 473 712 474 712 473 713 472 712 472 712 472 711 471 711 471 711 471 711 471 710 471 710 471 710 471 710 471 710 471 710 472 710 472 710 473 710 472 710 472 709 471 710 471 709 471 709 471 709 470 709 471 709 470 710 470 710 470 711 470 710 470 710 469 710 469 709 469 709 469 709 469 709 469 709 468 709 469 709 469 708 469 708 469 708 469 707 469 707 469 707 470 706 470 706 470 706 470 706 469 706 469 707 469 707 469 707 469 707 469 707 468 707 468 707 468 708 468 707 467 707 467 707 467 707 467 707 466 708 466 708 467 708 467 708 467 708 467 708 467 709 468 709 468 710 468 711 469 712 470 712 470 712 470 712 470 712 470 712 469 712 469 712 469 712 469 712 468 711 468 710 467 710 467 710 466 710 466 710 466 710 465 710 465 709 465 709 465 709 465 709 466 709 466 709 466 708 466 709 465 708 465 708 465 708 465 709 465 708 464 708 464 708 464 708 464 709 464 708 464 708 463 708 463 708 463 708 463 709 462 708 462 708 462 707 461 707 460 707 460 706 460 706 460 706 460 707 459 706 459 706 459 706 459 705 459 705 458 705 458 704 457 704 457 703 457 702 457 702 456 702 457 701 456 701 457 701 457 700 457 700 456 700 456 700 455 700 454 700 455 700 455 701 454 701 454 701 453 701 453 700 453 701 453 701 453 701 452 701 452 700 452 700 452 700 451 700 450 700 450 699 450 699 450 699 450 699 450 698 450 698 450 698 450 698 450 698 450 697 451 698 451 698 451 697 451 697 451 697 451 697 451 697 451 697 451 697 451 697 450 698 450 697 450 697 450 697 450 696 450 696 450 695 449 695 450 694 449 694 449 694 449 694 449 693 450 694 450 694 450 694 450 693 450 693 450 693 450 693 450 693 451 693 451 693 451 693 451 693 451 693 452 693 452 693 453 694 453 695 453 695 453 695 453 695 453 695 454 696 454 696 454 696 454 696 454 695 454 695 455 695 455 694 454 694 454 694 454 694 455 694 455 694 455 694 455 694 455 694 455 695 455 695 455 695 455 695 456 695 456 695 456 695 456 694 456 694 456 694 456 693 456 693 455 693 456 692 457 692 457 692 457 692 458 691 458 691 459 691 459 692 459 692 459 693 460 693 459 693 459 693 458 694 458 694 458 694 458 695 458 695 457 695 457 695 457 695 457 696 457 696 457 696 457 697 457 697 457 697 457 697 458 696 458 696 458 696 458 696 458 696 458 696 458 695 458 696 458 696 458 695 459 696 459 696 459 696 459 696 459 696 459 696 459 697 460 697 459 696 459 697 458 698 458 698 457 698 456 698 456 698 455 698 455 698 454 698 454 697 454 697 454 697 454 697 454 698 454 698 454 698 454 698 455 698 456 698 457 698 457 698 457 698 457 698 458 698 459 698 460 698 460 699 460 699 461 699 461 699 460 699 460 699 460 699 460 700 460 700 460 700 460 700 460 700 461 699 461 699 461 700 461 699 462 699 462 699 462 699 462 699 462 699 463 698 463 698 463 698 463 697 464 697 464 697 464 697 464 697 464 696 465 697 466 698 467 698 467 698 467 698 467 699 467 699 467 700 466 700 466 700 466 701 466 701 466 701 466 701 466 701 466 701 466 701 466 700 467 701 467 700 468 700 468 700 469 700 469 700 470 700 470 701 470 701 470 701 470 702 470 701 470 701 470 701 470 701 471 701 471 701 471 701 471 702 472 702 472 702 472 703 472 703 472 702 472 701 472 701 472 700 472 700 471 700 472 700 472 700 472 699 472 699 471 698 472 698 472 698 473 699 474 699 474 700 474 701 474 702 474 702 474 702 474 702 474 702 474 702 474 702 474 702 474 701 475 701 475 701 475 701 475 701 475 701 475 701 475 702 475 702 475 702 475 702 476 702 476 702 476 703 476 703 476 703 476 703 476 703 475 703 475 703 475 703 475 703 475 703 475 703 475 703 474 703 474 704 474 704 475 704 475 704 475 704 475 704 475 704 476 705 476 705 476 705 477 706 477 706 477 706 476 706 476 706 476 706 475 706 475 706 474 706 474 706 474 706 474 706 474 706 475 706 475 707 476 707 476 707 477 706 477 706 478 706 478 707 478 707 478 707 477 707 478 707 478 707 478 707 478 707 479 707 479 708 479 708 479 708 479 708 479 708 479 707 479 707 479 707 479 707 479 707 480 707 480 707 480 707 480 707 480 707 480 707 481 707 481 707 481 707 481 707 481 707 481 708 481 708 481 708 480 709 481 709 481 708 482 708 482 708 482 708 482 708 482 708 482 708 482 709 482 709 482 709 481 709 481 709 479 709 479 709 479 709 479 709 479 709 480 709 481 710 481 710 481 710 481 710 482 710 481 709 481 709 481 709 482 709 482 709 482 710 482 710 482 710 483 710 483 710 484 710 484 710 484 711 485 710 486 710 486 710 486 711 486 711 486 711 486 711 486 711 486 712 486 712 487 712 487 712 487 712 487 713 487 713 486 712 486 713 486 713 486 713 486 713 487 714 487 714 487 714 486 714 486 714 486 714 485 714 485 714 485 714 485 714 485 714 485 714 484 714 484 714 484 714 485 714 484 715 484 715 484 715 484 714 484 Z M 698 471 C 698 471 698 471 699 470 699 470 698 470 698 470 698 470 698 470 698 471 698 471 697 471 698 471 Z M 659 405 C 659 405 660 405 659 405 659 404 659 404 659 404 659 404 659 404 659 404 659 405 659 405 659 405 Z M 702 453 C 702 453 703 453 703 452 702 452 702 452 702 452 702 452 702 452 702 452 702 453 702 453 702 453 Z M 703 454 C 703 455 703 455 703 455 703 455 703 455 703 455 703 454 703 454 703 454 703 454 703 454 703 454 Z M 694 466 C 694 466 694 466 694 466 694 466 694 466 694 466 695 466 695 465 695 465 695 465 694 465 694 465 694 465 695 465 694 466 Z M 692 447 C 692 446 691 446 691 446 691 446 691 447 691 447 692 447 692 447 692 447 Z M 696 471 C 696 471 696 471 696 471 696 471 696 471 696 471 696 471 696 470 696 471 696 471 696 471 696 471 696 471 696 471 696 471 Z M 706 446 C 706 447 706 447 707 447 707 447 707 447 707 447 707 447 707 446 706 446 706 446 706 446 706 446 Z M 708 445 C 708 445 708 445 707 445 707 445 707 445 707 445 707 445 708 445 708 445 Z M 695 454 C 695 454 695 454 695 454 695 454 695 454 694 454 695 454 695 455 695 454 Z M 697 459 C 698 459 698 459 697 459 697 459 697 459 697 459 Z M 707 446 C 707 446 707 446 707 446 707 446 707 446 707 446 707 446 707 446 707 446 707 446 707 446 707 446 Z M 702 451 C 702 451 702 451 702 451 702 451 702 451 702 452 702 452 702 452 702 451 Z M 709 445 C 709 445 709 445 709 445 709 445 708 445 708 445 708 445 708 445 709 445 Z M 701 474 C 701 474 701 474 701 474 701 474 701 474 701 474 701 474 701 474 701 474 701 474 701 474 701 474 Z M 660 417 C 660 417 660 417 660 418 660 418 660 418 660 418 660 418 660 418 660 418 660 417 660 417 660 417 Z M 700 467 C 700 468 700 468 699 468 700 468 700 468 700 467 Z M 691 420 C 691 420 691 420 691 420 691 420 691 420 691 420 691 419 690 418 689 418 689 417 689 416 689 415 689 415 689 415 688 414 687 414 687 413 687 412 687 412 687 411 687 411 686 411 686 410 686 410 686 409 686 409 685 409 685 409 686 410 685 410 685 410 685 410 686 410 686 411 686 411 686 411 686 411 685 411 685 411 685 411 685 411 685 412 685 412 685 412 685 412 686 412 686 413 685 413 685 414 685 414 685 414 685 414 685 414 685 414 686 414 686 413 686 414 687 415 687 416 688 418 688 418 688 418 689 419 689 419 689 419 689 419 690 419 690 419 690 420 689 421 690 421 690 422 690 422 690 422 690 423 690 422 690 422 690 422 689 423 689 422 689 422 688 422 688 422 688 423 688 423 688 423 688 423 688 423 688 423 688 423 689 423 689 423 689 424 689 424 689 424 690 424 690 424 690 424 690 424 691 425 691 425 690 426 690 426 690 426 689 426 689 427 689 427 689 426 689 426 688 426 688 425 688 425 688 426 688 426 688 426 688 426 688 426 687 425 687 425 687 425 687 425 687 425 687 425 687 425 687 425 687 425 687 426 687 426 687 427 688 427 688 427 688 428 688 428 688 428 687 428 687 427 687 428 687 428 687 428 687 429 687 429 687 429 687 429 686 429 686 430 686 429 686 429 685 430 685 429 685 429 685 429 686 428 685 428 685 429 685 429 685 430 685 430 685 430 685 430 685 430 685 431 684 431 684 431 684 431 684 431 684 432 684 432 684 432 683 432 683 432 683 433 683 433 683 433 683 433 682 433 682 433 681 433 681 432 681 432 681 431 681 431 681 431 681 431 681 430 681 430 681 429 681 429 681 428 681 428 681 428 681 428 681 428 682 428 682 428 682 428 682 428 682 428 682 428 681 427 681 427 682 427 682 427 682 427 682 426 683 426 683 426 683 426 683 426 683 426 682 426 682 426 682 425 682 425 682 424 682 424 682 425 683 425 683 425 684 425 684 425 684 425 684 426 684 426 684 426 685 426 685 426 685 425 684 425 684 425 684 425 683 425 683 425 683 425 683 425 683 424 683 424 683 424 682 424 682 423 682 423 682 423 682 423 682 422 682 421 681 421 681 420 680 419 680 419 680 418 680 418 680 418 680 418 679 417 681 415 680 414 679 412 680 411 679 410 679 409 679 409 679 409 679 408 679 408 679 407 679 408 679 408 679 408 679 408 679 407 679 407 678 407 678 406 678 406 678 405 677 405 678 405 678 405 678 405 678 404 678 405 677 405 677 404 677 403 677 402 677 401 677 401 677 401 677 401 677 401 677 401 677 401 678 402 678 402 679 403 679 403 679 404 680 404 680 405 680 405 680 406 680 407 680 407 681 407 681 406 681 406 682 406 682 406 682 406 682 406 683 407 683 406 684 407 684 407 685 407 686 407 686 407 686 407 687 407 687 407 687 407 686 408 686 408 686 408 687 409 687 409 688 410 688 411 688 411 688 411 688 411 689 412 689 412 689 413 689 414 690 414 690 414 690 415 690 415 690 415 690 416 690 416 690 416 690 417 690 417 690 417 690 418 690 418 691 419 691 419 691 420 691 420 Z M 687 415 C 687 416 687 416 688 416 688 416 688 415 688 415 687 415 687 414 687 414 687 414 687 414 686 413 687 414 687 414 687 414 686 415 687 415 687 415 Z M 686 412 C 686 412 686 412 686 412 686 412 686 412 685 412 686 412 686 412 686 412 686 412 686 412 686 413 686 413 686 412 686 412 Z M 686 413 C 687 413 687 413 686 413 686 413 686 413 686 413 686 413 686 413 686 413 Z M 721 475 C 721 475 721 475 721 475 720 475 720 475 720 476 720 476 720 476 720 476 720 477 720 477 720 478 720 478 719 478 719 479 719 479 719 480 720 480 720 480 720 480 720 480 720 480 720 480 720 480 720 480 720 479 721 479 721 479 721 479 721 479 721 480 722 480 722 480 722 479 723 479 723 479 723 479 722 479 722 479 722 479 723 478 723 478 723 478 722 478 722 478 722 477 722 477 722 477 722 476 722 476 722 476 722 476 722 476 722 476 722 476 721 476 721 475 721 475 721 475 721 475 Z M 722 483 C 722 483 723 483 723 483 723 483 723 483 723 483 723 483 723 483 724 483 724 483 724 483 724 483 724 483 724 483 724 483 724 483 724 483 724 483 724 482 724 482 724 482 724 481 724 481 724 481 724 481 724 481 724 481 724 481 724 481 723 481 723 481 723 481 723 481 723 481 723 481 723 481 723 481 722 481 722 481 722 481 722 481 722 482 722 482 722 482 722 482 722 482 722 482 722 483 Z M 740 458 C 740 458 739 455 739 455 738 455 738 455 738 455 736 455 736 455 736 455 735 454 735 454 735 454 734 452 734 452 734 452 734 452 733 451 733 451 732 451 730 449 730 449 728 448 728 448 728 448 726 448 726 448 726 448 726 448 720 443 720 443 720 443 716 443 716 443 716 439 716 439 716 439 713 437 713 437 713 437 713 435 713 435 713 435 714 434 714 434 714 434 714 432 714 432 714 432 710 432 710 432 710 432 710 432 710 430 710 430 711 430 711 429 711 429 696 401 696 401 696 401 697 399 697 399 697 399 691 392 691 392 691 392 686 389 686 389 686 389 685 388 685 388 685 388 684 386 684 386 684 386 684 384 684 384 684 384 680 380 680 380 680 380 680 379 680 379 680 379 676 377 676 377 676 377 676 375 676 375 676 375 675 375 675 375 675 375 675 373 675 373 675 373 675 373 675 373 675 373 675 371 675 371 675 371 670 365 670 365 670 365 669 365 669 365 669 365 662 369 662 369 662 369 658 370 658 370 658 370 659 370 659 370 659 370 660 371 660 371 660 371 660 371 660 372 660 372 660 372 659 374 659 374 657 374 657 374 657 374 657 378 657 378 657 378 656 381 656 381 656 381 652 381 652 381 652 381 643 388 643 388 643 388 642 379 642 379 642 379 629 365 629 365 629 365 629 364 629 364 629 364 628 362 628 362 628 362 624 360 624 360 624 360 622 358 622 358 622 358 622 358 622 356 622 356 622 356 623 353 623 353 623 353 623 351 623 351 615 351 615 351 615 351 612 355 612 355 612 355 612 355 606 351 606 352 606 352 605 354 605 354 599 352 599 352 599 352 599 64 599 64 599 64 598 64 598 64 598 64 597 64 597 63 597 64 596 64 596 65 595 65 595 65 594 65 594 64 593 63 592 63 591 62 591 62 591 61 590 60 590 61 589 61 588 61 589 61 589 60 590 60 588 60 587 59 586 59 586 59 585 59 585 59 585 58 585 58 585 58 586 58 585 57 584 57 584 57 583 57 583 57 583 57 583 56 583 56 583 56 582 56 582 55 581 55 581 54 581 54 581 54 580 54 580 54 579 53 579 53 579 53 579 52 579 52 579 51 579 51 579 51 578 51 578 51 577 50 576 50 576 49 576 49 575 49 574 49 573 49 573 48 572 48 572 48 572 48 571 48 571 48 571 48 570 48 570 48 570 48 569 49 568 48 568 48 567 48 566 49 565 48 565 48 565 47 565 46 565 46 564 46 564 47 564 47 564 48 564 48 564 48 563 48 563 49 562 49 561 49 561 49 560 49 560 50 559 50 558 50 557 50 557 51 556 51 556 52 555 52 555 52 555 51 555 51 554 51 554 51 554 52 552 52 551 52 549 53 549 53 548 53 548 53 548 53 548 52 548 52 546 52 545 52 543 51 543 51 543 50 542 50 541 50 541 50 540 50 540 49 540 49 540 49 539 48 539 48 538 47 538 47 538 47 538 47 538 47 538 47 537 47 536 48 535 48 534 49 534 48 535 48 535 48 535 48 535 48 536 47 536 47 535 47 535 47 533 45 532 45 530 45 528 45 526 45 523 45 522 46 521 46 520 46 519 46 519 45 518 45 518 46 518 47 518 48 518 48 518 47 518 46 518 45 517 45 516 45 515 45 514 45 514 44 513 44 512 43 510 43 510 43 509 44 509 44 508 46 507 47 505 49 504 50 503 51 502 52 502 52 501 53 500 54 499 55 500 57 500 59 500 60 500 61 501 62 501 65 502 67 503 70 503 70 504 71 504 72 504 72 504 72 504 73 504 73 505 73 505 74 505 74 505 74 504 73 504 73 504 73 504 72 504 72 503 71 503 71 502 70 502 70 502 69 502 68 501 68 501 67 500 63 499 60 499 56 499 55 500 53 500 51 501 50 502 48 502 47 503 46 503 44 504 44 504 43 505 43 505 43 505 42 506 41 506 40 506 40 506 39 505 39 505 40 505 40 504 40 504 40 504 40 503 40 503 40 502 40 502 40 502 40 503 39 503 39 503 38 503 38 503 38 503 37 503 37 502 37 502 37 502 37 501 37 501 36 500 36 500 36 499 36 499 36 498 37 498 37 498 37 497 37 497 38 497 39 497 41 497 42 496 43 496 44 496 45 496 46 495 47 494 48 494 48 493 49 493 49 493 50 492 50 492 50 491 50 491 50 491 50 491 50 491 50 492 49 493 48 493 47 494 46 495 45 495 44 495 43 496 42 496 41 496 40 495 39 496 39 496 38 496 38 496 38 496 37 496 36 496 36 496 35 496 35 496 35 496 35 496 35 496 35 495 34 495 34 494 33 492 33 489 32 487 33 486 33 486 33 485 32 485 32 485 32 485 32 485 32 485 32 484 32 484 33 483 33 483 34 483 34 482 35 482 35 481 35 481 35 480 35 479 36 478 37 477 37 476 38 475 38 475 39 474 39 474 40 474 40 474 41 474 41 473 42 473 42 472 42 472 41 472 41 472 40 472 40 472 40 473 39 473 39 473 38 473 38 473 37 473 37 474 36 474 36 475 35 474 34 474 34 475 34 475 34 476 33 476 33 476 33 475 32 475 32 475 32 475 32 474 33 474 33 473 33 473 34 472 34 472 34 471 34 470 35 470 36 470 36 470 36 470 37 469 37 469 37 468 37 468 37 468 37 468 37 468 37 467 37 467 37 466 36 466 36 465 36 464 35 463 35 462 35 461 35 460 35 458 35 458 34 459 34 459 34 460 33 461 32 460 31 460 30 459 30 458 30 457 30 456 31 455 31 453 31 452 31 450 30 451 30 452 30 453 30 454 30 454 30 455 30 456 30 456 30 456 29 455 29 455 29 454 29 454 28 454 28 453 28 452 28 451 27 451 26 451 26 452 25 452 24 453 23 453 22 454 21 454 21 455 20 454 20 454 20 454 20 454 20 452 19 450 18 448 18 449 18 449 19 448 20 448 20 447 19 448 18 447 19 446 18 445 17 444 16 443 16 441 16 441 16 440 17 439 17 437 18 434 17 432 18 433 19 432 20 431 21 430 21 430 21 430 22 429 22 429 22 429 22 429 22 429 22 429 22 429 21 428 21 427 22 427 22 427 23 426 24 426 24 425 24 425 24 424 24 424 23 425 23 424 23 424 23 423 22 423 22 424 22 424 21 424 21 425 21 424 20 424 20 424 20 424 20 423 19 423 18 424 18 423 18 423 18 423 17 423 17 424 16 424 15 424 14 424 12 423 12 423 12 423 12 423 11 422 11 422 11 422 11 422 10 421 10 420 9 419 9 418 8 418 8 418 7 417 8 418 8 418 9 418 9 418 9 419 10 419 10 418 11 418 11 417 10 417 10 417 9 416 9 416 9 416 9 415 9 415 10 416 10 416 10 416 11 416 11 417 12 417 12 417 13 416 14 415 14 416 13 415 13 415 12 414 13 413 14 413 16 412 17 412 17 412 18 412 19 411 19 411 20 410 20 410 20 409 19 408 19 408 20 407 20 407 20 406 21 406 20 406 20 406 20 406 20 406 19 407 19 407 19 406 19 406 19 406 19 405 19 404 19 404 18 404 18 404 18 404 18 404 18 404 18 404 18 404 18 404 18 405 18 405 18 406 18 406 17 406 17 406 17 406 17 406 17 406 17 406 17 406 16 405 17 405 17 405 17 404 16 404 16 404 16 404 16 404 16 405 16 405 16 405 16 406 16 406 15 406 15 406 15 407 15 408 14 408 14 409 14 409 14 409 13 409 13 409 13 410 12 410 12 410 12 410 12 411 11 411 11 411 10 412 10 412 10 412 10 412 10 412 9 412 9 412 9 412 9 412 9 411 8 411 7 411 7 411 7 411 7 411 6 411 6 411 6 410 6 410 6 410 6 409 5 408 5 407 5 407 5 407 5 406 6 406 6 405 6 405 6 405 5 405 5 405 5 406 5 405 4 405 4 405 4 404 3 404 3 404 3 404 3 404 3 403 2 403 2 403 2 402 2 401 2 400 2 399 2 399 1 398 1 398 1 397 0 398 0 394 3 393 7 390 11 388 14 385 18 380 19 379 19 378 19 376 20 376 20 375 21 375 21 375 21 374 21 374 21 373 20 372 22 371 22 370 22 369 21 368 21 368 21 368 22 367 22 367 22 366 22 366 22 365 22 364 22 364 23 364 23 364 24 365 24 365 25 365 25 365 26 364 25 363 24 363 23 363 22 363 21 362 21 364 21 365 20 365 19 364 19 362 19 360 20 359 21 358 23 356 24 356 24 355 25 355 26 354 26 354 26 354 27 354 27 354 28 354 28 354 28 355 28 356 29 356 30 356 31 357 32 357 32 358 33 359 33 359 33 360 33 360 32 361 32 362 32 364 32 363 33 362 33 361 33 360 33 360 33 359 34 359 34 358 34 357 34 357 34 356 35 356 36 356 37 356 38 356 39 357 40 357 41 356 42 355 41 355 39 355 37 354 38 353 39 352 39 354 37 355 35 355 33 355 33 354 34 353 33 354 33 354 33 355 32 356 31 356 30 355 30 354 30 354 30 354 30 353 30 353 30 352 30 352 30 352 30 351 30 349 32 347 36 345 38 343 39 342 39 340 40 339 41 338 42 336 43 335 43 333 42 333 43 332 44 332 45 331 44 330 44 330 44 330 43 331 43 331 42 332 42 332 42 332 42 332 42 333 42 333 42 333 42 332 42 330 41 330 40 329 43 327 45 325 46 325 47 324 48 324 49 324 49 325 49 325 50 327 51 328 52 329 54 327 53 326 51 324 50 324 50 324 50 324 50 323 50 323 50 323 50 323 52 321 54 320 56 320 56 320 56 319 57 319 57 319 58 318 58 318 59 317 60 316 60 316 61 316 61 315 61 315 61 315 61 316 62 316 62 316 62 316 62 316 62 316 62 317 63 317 63 316 64 316 64 316 64 316 64 316 64 316 64 316 64 316 64 316 64 316 64 316 65 316 65 316 65 316 65 316 65 315 65 315 65 315 65 315 65 315 66 315 66 315 66 315 67 315 67 315 67 315 67 315 67 315 67 315 68 316 68 315 69 315 69 316 70 316 70 316 70 315 70 315 70 315 71 315 71 315 71 315 71 315 71 315 71 315 71 315 71 315 71 315 71 315 71 315 72 315 72 315 73 314 75 314 76 313 77 313 78 312 79 310 82 308 85 305 87 302 89 299 91 295 91 296 92 296 92 296 93 293 91 290 92 287 93 283 94 279 94 275 93 275 92 274 92 274 93 274 93 274 93 274 94 275 97 275 100 274 103 273 106 272 109 270 111 270 111 269 111 268 112 271 111 273 112 275 114 276 116 277 119 279 120 280 121 281 121 283 121 285 122 287 124 289 126 290 127 292 129 294 130 294 131 295 131 295 131 296 132 296 132 296 133 297 134 300 134 301 136 302 137 302 139 303 140 304 140 304 140 304 140 304 141 303 141 303 142 303 142 304 143 304 143 305 143 306 143 306 144 306 144 306 144 305 145 305 146 306 148 306 149 306 149 306 150 306 150 306 151 306 151 306 151 306 151 306 151 307 151 307 151 308 152 308 152 309 152 309 152 309 152 310 153 309 153 309 153 309 153 309 153 308 153 308 153 307 153 307 153 307 153 307 154 307 154 308 154 308 154 309 154 309 155 310 154 311 155 312 155 313 156 313 156 314 156 314 156 315 156 315 156 315 156 316 156 316 156 317 156 317 156 318 155 319 155 319 156 320 156 320 157 321 157 321 156 322 156 322 155 323 155 323 154 323 153 322 152 321 153 320 152 320 151 321 151 322 150 322 151 321 151 321 152 321 152 321 152 322 152 322 152 323 152 324 153 324 154 323 154 323 155 322 156 322 157 323 158 325 158 328 156 330 156 331 156 332 156 332 157 333 157 334 157 334 158 335 159 335 160 334 160 333 160 333 159 333 159 332 160 332 161 331 162 331 163 331 164 331 165 330 165 330 166 330 166 330 166 331 167 331 167 332 169 333 170 335 170 335 170 334 170 334 171 335 171 335 171 336 171 336 172 336 172 335 173 336 173 336 173 337 173 337 173 338 172 338 171 338 170 339 169 341 169 341 169 342 169 342 168 343 168 343 168 343 168 343 168 344 169 344 169 345 170 347 170 348 170 349 170 351 169 352 168 353 168 355 168 355 169 355 169 356 168 356 168 357 168 358 168 358 168 358 169 358 170 357 169 357 169 357 169 357 169 356 169 356 170 356 170 355 171 355 171 354 170 354 170 354 169 354 169 352 169 351 170 351 171 352 172 352 173 352 174 352 175 351 176 351 177 350 177 350 177 349 178 347 178 344 178 343 176 342 175 341 173 339 173 338 173 337 174 336 174 336 175 335 175 334 175 332 175 332 174 331 173 330 172 330 172 330 172 330 172 330 171 330 171 329 170 329 170 328 169 328 169 328 169 327 169 327 168 327 168 327 167 328 167 328 166 328 166 329 166 329 165 329 165 328 164 328 164 327 164 327 164 327 163 326 163 326 162 325 161 325 160 325 160 325 159 324 159 324 159 324 159 324 159 324 159 323 159 323 159 322 159 322 159 322 159 322 159 322 160 322 160 322 160 321 161 321 161 321 161 321 162 321 162 321 162 321 162 321 163 321 163 322 164 322 164 322 165 322 165 322 165 323 165 323 166 323 166 324 166 326 167 326 168 327 168 327 169 328 170 328 170 329 171 329 171 329 172 330 173 330 173 330 174 330 175 330 176 330 176 330 178 330 178 331 178 331 177 332 177 332 177 333 176 334 177 337 177 340 179 341 181 341 181 341 182 341 182 341 182 341 182 341 183 341 183 341 184 340 185 339 185 340 184 340 183 340 183 340 182 340 182 340 183 339 183 338 183 338 182 338 182 337 182 337 181 336 181 336 181 335 181 335 182 335 182 333 185 332 187 331 190 330 190 330 190 330 190 330 189 330 189 330 189 329 189 329 187 328 187 327 187 326 188 324 188 323 189 321 187 320 188 320 188 320 187 319 187 318 187 318 187 317 187 316 187 315 187 313 187 311 187 308 187 305 188 305 187 305 187 305 186 305 186 305 185 305 184 304 184 304 183 303 183 303 184 302 184 302 183 302 182 304 182 304 182 305 181 305 179 305 178 305 177 305 175 307 174 306 174 306 173 306 172 305 171 305 171 304 171 305 171 305 171 306 170 304 170 302 170 300 170 298 170 297 171 295 171 294 172 293 173 292 174 291 175 291 175 291 176 290 176 290 176 290 177 290 177 290 177 289 177 289 177 289 176 289 175 288 176 288 176 287 176 288 175 288 175 288 175 288 174 287 174 287 175 286 175 285 177 283 177 282 177 282 177 281 178 281 178 281 178 281 179 281 179 280 179 280 180 279 180 279 180 279 181 279 181 279 182 279 182 279 182 279 182 279 182 279 182 279 183 280 183 280 183 280 183 280 183 281 183 282 184 283 184 283 185 283 185 283 185 283 185 283 185 283 185 282 186 281 186 280 186 279 186 278 186 277 186 276 186 276 185 275 185 275 185 275 184 275 184 272 185 271 186 268 187 268 187 268 188 267 188 267 188 267 188 267 189 267 189 267 189 267 189 267 190 266 190 266 190 266 190 265 190 265 190 264 190 265 190 265 191 265 191 265 191 265 192 265 192 265 192 265 192 264 193 263 194 262 194 261 194 261 194 261 193 260 194 259 194 258 195 257 195 257 195 257 195 257 195 258 195 258 195 257 196 257 196 257 196 257 196 258 196 258 197 258 197 258 197 258 198 257 198 257 198 257 198 256 198 256 199 256 199 255 199 255 199 254 199 253 199 253 201 252 201 252 201 251 201 251 200 251 200 251 200 251 200 251 200 251 199 251 199 252 198 253 198 253 198 254 197 255 197 255 196 255 196 255 196 255 196 255 196 255 196 255 196 254 196 253 197 252 198 251 198 251 198 250 199 250 200 250 200 250 201 250 202 251 203 252 204 254 205 255 206 256 207 257 208 259 208 260 208 262 209 263 209 265 209 266 209 268 209 269 210 271 211 273 211 275 212 275 212 276 213 277 213 277 214 277 214 277 215 278 215 278 215 279 215 280 215 280 215 280 215 281 215 281 214 280 214 280 213 279 213 279 212 279 212 280 211 280 211 280 212 280 213 281 213 281 214 282 214 282 215 283 215 284 215 284 215 284 215 284 214 284 214 285 214 285 214 285 215 285 215 285 216 285 216 284 217 283 218 282 219 281 219 281 219 281 219 281 219 281 219 281 219 280 218 279 217 278 217 278 216 277 215 276 215 276 215 276 214 276 214 276 213 275 213 274 213 273 212 272 212 272 213 271 214 271 215 270 216 269 217 267 217 266 216 266 216 266 216 266 216 266 216 265 217 266 217 266 217 266 218 266 218 267 218 268 219 268 219 268 220 268 220 268 221 269 222 271 222 272 224 272 225 272 225 272 225 272 226 272 226 273 226 272 227 271 226 271 227 270 227 270 227 271 227 271 230 272 232 274 233 275 233 277 234 278 234 282 235 286 235 289 238 290 238 291 237 291 236 292 236 293 235 293 235 294 235 294 235 294 235 295 236 296 235 297 235 297 234 298 233 299 233 300 233 301 234 302 234 304 234 305 233 307 233 309 233 311 235 313 237 313 238 313 238 313 238 314 238 315 237 315 236 315 236 314 235 313 235 312 234 311 234 311 233 311 233 311 232 311 232 311 231 312 231 313 231 313 231 314 232 314 232 315 233 316 234 317 235 317 237 318 238 318 239 318 239 318 240 318 240 319 241 320 240 320 240 321 239 321 239 321 238 321 237 321 237 321 236 321 236 322 235 322 235 323 234 324 233 325 232 326 231 327 230 328 229 327 229 327 229 327 228 327 228 327 227 328 228 328 228 328 228 328 228 328 228 328 229 329 229 330 229 330 228 331 228 331 228 332 227 332 227 332 227 332 227 331 227 331 226 332 226 332 226 332 226 332 226 333 227 333 228 335 228 336 227 336 227 337 226 337 226 338 225 338 224 339 222 340 225 342 227 344 229 345 230 345 231 344 232 343 233 342 233 342 234 342 234 342 235 342 235 341 235 341 235 341 235 340 235 339 235 338 235 338 235 337 235 337 235 337 235 337 234 337 234 337 234 337 234 336 234 336 235 336 235 335 236 335 236 336 237 335 238 335 238 334 238 334 238 335 239 335 238 336 238 336 238 336 237 337 237 337 237 337 237 337 237 337 237 337 237 337 237 337 238 338 239 338 239 339 240 340 242 341 243 341 243 342 244 342 244 342 245 342 246 342 247 342 248 342 249 342 249 343 249 343 250 343 250 343 251 344 252 344 253 344 253 344 254 345 254 345 254 345 254 345 254 345 255 345 255 345 255 344 255 345 256 345 256 345 257 344 257 344 258 344 259 343 260 342 261 342 262 341 263 340 264 339 265 338 266 336 266 336 266 335 266 335 266 334 266 334 267 333 266 333 266 333 266 333 266 333 266 332 266 332 266 330 267 329 267 328 266 328 266 328 265 329 265 328 265 327 265 327 265 326 264 326 264 325 265 325 265 325 265 325 265 325 266 324 267 324 267 323 267 323 268 323 268 323 268 323 269 323 269 323 269 323 269 323 269 323 269 323 270 322 270 322 270 322 270 321 271 319 273 318 275 316 276 316 277 315 277 315 277 315 277 314 278 314 278 313 278 312 278 311 278 311 277 311 277 311 277 310 277 310 277 310 277 310 278 310 278 310 278 309 278 309 278 309 278 309 278 308 278 307 278 307 278 307 278 307 278 307 277 308 277 308 277 308 276 309 276 309 275 309 275 309 275 309 275 308 275 308 275 308 275 308 275 307 275 307 275 306 275 306 274 306 274 306 274 306 275 306 275 306 275 306 275 306 275 306 276 306 276 306 276 306 277 305 277 305 277 304 277 304 277 304 276 304 276 304 276 304 276 304 276 305 275 305 275 305 275 305 274 305 274 304 273 303 272 302 272 302 272 301 272 301 272 299 272 297 273 295 275 296 275 296 275 297 275 297 275 296 276 296 276 296 277 297 276 297 276 297 277 297 277 298 277 298 278 299 278 300 278 301 278 302 279 302 280 302 281 302 281 302 281 302 281 303 281 303 281 304 281 304 281 305 281 305 282 304 283 304 283 304 283 303 283 303 283 303 284 302 284 302 284 301 284 301 283 301 283 301 282 301 281 300 281 300 281 300 281 299 281 299 281 298 281 298 280 298 280 298 280 298 279 297 280 296 279 295 278 294 278 294 279 293 280 293 281 292 281 292 282 292 283 293 283 293 284 293 285 293 286 292 286 292 286 292 287 292 287 291 287 291 287 291 288 292 288 292 288 292 288 292 288 292 289 292 289 291 289 291 290 291 290 291 290 292 290 293 290 294 289 295 288 296 288 296 288 295 289 294 290 294 290 293 290 293 291 292 292 293 293 293 293 293 294 293 294 293 294 293 294 293 294 293 294 292 294 291 293 291 292 290 292 289 292 288 293 288 294 287 294 287 295 286 296 286 296 286 296 286 297 286 297 286 297 283 300 281 303 280 306 280 307 280 307 280 308 281 309 281 310 282 310 282 311 282 311 282 311 282 311 281 311 281 311 281 311 280 311 280 311 280 312 280 312 280 312 280 312 279 312 279 312 278 312 277 312 276 312 276 312 276 313 276 313 276 313 277 313 277 313 277 313 277 314 277 314 277 314 278 315 278 315 279 316 279 316 279 316 279 316 279 316 278 316 278 316 277 317 276 317 276 317 276 316 275 317 275 317 275 317 275 318 275 318 275 318 275 319 275 319 275 319 275 319 275 319 275 320 275 320 275 320 275 320 276 320 276 320 276 320 276 320 276 320 277 320 277 319 277 319 278 319 278 319 278 319 278 319 278 320 278 320 279 320 279 320 279 320 280 320 280 320 280 321 280 321 280 321 280 322 279 322 279 323 278 323 278 323 278 324 278 324 278 324 278 324 278 325 278 325 278 325 278 325 278 325 279 325 279 326 279 326 279 326 279 326 280 326 280 326 280 326 281 326 281 327 282 328 281 330 282 331 283 331 283 331 283 332 284 332 285 332 285 331 286 331 285 330 285 328 284 327 286 327 287 327 286 328 286 328 286 328 286 329 286 329 286 329 286 329 286 329 286 329 286 329 287 330 286 330 287 330 288 330 288 330 288 330 288 331 288 332 288 332 289 333 290 332 290 332 290 331 291 331 291 331 291 331 291 331 292 331 292 331 292 331 292 332 293 332 294 333 293 333 293 333 292 333 291 333 291 333 290 333 290 333 290 333 289 334 289 334 290 334 290 335 290 335 289 335 289 335 289 334 288 334 288 334 287 334 288 335 288 335 288 335 288 336 288 336 289 337 290 335 291 336 292 336 292 336 292 336 293 336 293 336 294 336 294 336 294 336 295 337 295 337 295 337 295 337 295 338 296 338 296 338 297 338 297 337 298 337 298 337 299 338 299 338 300 338 301 338 301 337 301 337 301 336 301 336 301 335 302 335 302 334 302 334 302 334 302 333 302 333 302 333 302 333 303 333 303 333 303 334 303 334 303 334 303 335 303 335 304 336 304 336 303 337 302 337 302 337 302 338 303 338 303 338 304 338 304 337 304 337 305 336 306 335 307 334 307 335 307 335 306 336 306 336 305 337 305 337 306 338 306 338 307 338 308 339 308 339 308 339 308 338 308 338 308 338 309 338 309 337 309 337 310 337 310 337 310 338 311 338 311 338 311 338 311 339 310 339 310 339 309 339 309 340 309 340 310 340 310 340 310 341 310 341 310 341 310 342 310 342 310 343 309 343 309 344 308 344 308 345 307 345 307 345 307 345 306 345 305 345 305 344 305 344 305 343 305 342 306 342 306 342 306 342 306 342 306 341 305 341 305 341 305 340 304 340 303 340 302 341 302 341 302 342 301 342 301 342 301 343 301 343 301 343 300 343 300 343 300 343 299 344 299 345 298 345 298 344 299 344 299 343 300 342 300 341 299 340 299 340 299 340 299 340 299 340 299 340 299 340 297 339 295 339 294 338 294 338 294 337 294 337 293 337 293 337 292 337 292 337 292 337 291 337 291 338 291 338 290 339 291 338 291 338 292 338 292 339 290 339 290 340 290 341 290 341 290 342 290 342 289 342 289 343 288 343 288 343 287 344 287 344 287 345 286 345 286 345 286 345 285 345 285 345 285 346 285 346 285 347 286 347 286 347 287 348 288 347 288 347 289 346 290 346 290 347 291 347 290 347 290 348 289 348 289 348 289 349 289 349 289 350 289 350 292 353 296 354 297 357 298 358 298 359 298 359 299 359 299 359 299 359 300 359 300 360 301 360 301 360 301 361 301 361 301 361 301 361 300 361 300 361 300 362 300 362 301 362 301 363 301 363 301 364 301 364 301 364 302 364 302 365 302 365 308 367 315 365 319 360 319 361 320 361 321 361 322 360 322 359 322 359 323 357 323 356 322 355 321 354 320 354 320 354 320 352 322 351 322 350 323 349 323 348 323 347 324 347 324 346 324 345 324 345 324 344 325 344 325 344 326 344 326 343 326 343 327 343 327 342 327 342 327 342 327 342 327 342 328 343 328 342 329 342 329 342 330 342 329 344 327 345 326 346 325 348 325 349 324 350 324 351 323 352 323 353 324 354 325 354 326 355 327 357 325 359 326 361 326 361 327 361 327 362 327 362 327 362 327 363 329 366 330 369 332 372 332 372 332 373 332 374 332 374 331 374 331 374 331 374 331 375 331 375 330 375 330 375 329 376 329 376 329 377 329 377 329 378 329 379 329 379 329 380 329 380 328 380 328 381 328 381 328 381 329 381 329 381 329 382 329 382 329 383 329 383 329 384 330 383 330 383 330 383 331 383 331 383 331 383 332 383 332 383 333 383 333 383 334 383 334 384 333 384 333 385 332 385 332 385 332 385 332 385 332 385 331 385 331 385 331 385 331 386 331 386 331 387 331 388 331 388 331 389 331 389 331 389 331 389 331 390 331 390 332 390 332 390 332 390 332 390 332 390 332 390 332 390 333 390 333 389 333 389 334 389 334 389 334 389 334 390 334 390 334 390 334 390 333 390 333 390 333 390 333 391 333 391 333 391 333 391 332 391 332 392 332 392 332 392 332 392 332 392 332 392 331 392 331 392 330 392 330 393 331 393 331 393 331 393 331 394 331 394 330 394 330 394 330 394 329 394 329 394 329 394 329 394 328 394 328 394 327 394 327 394 327 394 327 394 327 394 327 395 328 395 329 395 330 395 330 395 331 395 331 395 331 395 331 395 331 396 331 396 331 396 331 396 332 397 332 397 332 396 333 396 334 395 336 395 336 394 337 393 337 393 337 392 338 392 338 391 339 390 339 390 339 390 339 390 340 390 340 390 340 390 340 391 341 390 341 390 342 389 342 389 343 389 343 389 343 389 343 389 343 389 344 389 344 389 346 387 348 386 350 384 350 385 350 385 351 386 350 386 350 386 350 387 350 387 350 387 351 387 351 387 351 388 351 388 352 388 352 388 352 388 352 388 353 389 353 389 353 389 354 389 354 389 354 388 354 388 355 388 355 389 355 389 355 389 355 389 355 390 355 390 355 391 356 391 356 391 356 391 356 390 356 390 357 389 357 389 357 388 358 388 357 388 357 388 357 387 358 387 359 387 359 387 360 388 359 388 359 388 359 389 359 389 359 390 360 390 360 390 361 390 361 390 362 391 363 391 363 394 364 395 365 396 365 397 366 398 366 399 366 399 366 399 367 400 368 400 368 400 369 400 370 400 370 399 371 399 371 399 371 399 371 399 371 398 371 398 370 397 370 396 370 396 369 395 368 394 369 393 369 393 369 392 370 392 370 391 370 390 370 389 370 389 371 389 371 389 372 388 373 387 374 385 374 385 374 385 374 384 375 384 375 384 375 384 376 384 376 384 376 385 377 385 377 385 378 385 378 385 379 386 379 386 379 387 380 387 381 387 381 387 381 388 380 388 380 388 380 388 380 388 380 389 380 389 380 389 380 389 380 389 380 388 379 388 379 387 378 386 378 386 377 385 376 385 376 385 375 385 374 386 374 386 374 387 374 388 374 388 373 389 373 389 373 390 373 390 373 391 373 391 374 391 374 391 374 391 374 391 374 391 375 392 376 392 376 393 376 393 375 394 375 394 376 394 376 394 376 394 376 394 376 395 377 395 377 395 377 395 377 395 379 395 381 394 382 394 384 392 386 391 388 390 389 390 389 390 390 390 390 389 391 389 392 389 392 389 392 389 392 389 392 388 393 388 393 388 393 389 393 390 393 391 392 391 392 391 392 391 392 391 392 392 392 392 392 392 393 392 393 393 392 393 391 393 391 394 390 395 390 396 389 396 388 397 387 398 386 400 386 401 387 403 386 404 386 404 386 404 387 404 387 404 387 404 388 405 388 404 389 404 390 405 388 405 387 406 386 407 385 407 385 408 385 408 385 409 386 410 385 411 385 411 385 411 385 411 384 412 385 413 385 414 385 415 384 415 384 416 383 417 383 418 384 419 384 419 385 420 385 419 385 419 385 419 385 418 385 418 386 418 386 418 386 418 386 418 386 418 386 419 386 420 386 421 386 422 386 422 385 422 385 422 385 422 385 422 384 422 383 422 383 421 382 422 381 423 380 425 380 425 380 426 379 426 379 427 378 427 378 427 378 427 378 427 377 427 377 427 377 427 377 427 377 428 376 428 376 428 375 429 374 430 374 431 373 432 372 433 372 433 371 434 371 436 372 437 372 437 372 438 371 439 371 439 370 439 370 439 369 439 369 439 368 439 368 439 367 438 367 439 367 439 367 439 366 439 365 440 364 442 362 443 361 443 360 443 359 444 358 444 356 445 355 446 353 448 351 449 350 451 351 451 351 451 352 451 352 452 352 452 351 452 351 452 351 452 351 452 350 452 349 452 349 453 348 454 348 454 348 455 349 455 348 456 348 456 348 456 347 457 347 457 347 457 347 457 347 457 348 459 349 460 350 461 351 461 351 461 351 462 351 462 350 462 350 462 349 462 349 462 348 462 349 462 348 461 348 461 347 460 347 461 346 461 346 461 345 460 344 460 344 460 344 461 344 461 344 461 345 461 345 462 345 462 345 463 345 464 344 464 343 463 343 462 342 461 342 460 341 459 341 459 341 459 340 458 340 458 338 459 338 458 337 459 336 458 335 459 334 459 334 459 333 459 329 462 324 465 321 470 322 470 322 470 322 471 322 471 321 472 321 472 320 472 320 472 319 473 319 473 318 474 318 474 318 475 318 475 317 475 317 476 317 476 317 476 316 476 315 476 314 476 314 476 314 476 313 476 313 477 312 478 312 478 312 479 312 480 312 481 312 482 311 482 311 483 311 483 311 484 311 485 312 484 313 483 314 482 314 482 314 482 315 482 315 481 314 480 313 480 313 479 314 478 315 478 315 478 316 479 316 479 316 480 316 480 316 481 317 481 318 482 318 481 319 481 320 481 320 480 321 480 321 480 321 479 321 478 320 478 321 477 321 477 320 476 320 475 320 475 320 475 320 475 319 475 320 474 320 474 321 474 322 475 322 476 322 476 322 476 322 476 322 477 322 477 323 477 322 477 322 477 322 478 322 478 322 478 322 478 322 478 322 478 323 479 323 479 323 479 323 479 323 479 323 479 323 479 324 479 325 479 325 479 325 478 326 477 327 477 327 477 327 476 327 477 327 477 327 477 327 477 327 478 327 478 328 479 328 479 329 478 329 478 329 477 329 476 329 476 328 476 328 475 329 475 329 475 329 475 329 475 329 475 330 475 330 475 330 475 330 475 330 475 331 474 331 474 331 473 332 472 332 471 332 470 333 469 333 469 333 468 333 468 334 467 334 466 335 466 335 466 336 466 336 466 336 466 337 466 338 467 338 468 339 468 339 469 338 469 338 468 338 468 337 468 337 468 337 468 337 468 336 468 336 468 336 469 336 469 335 470 335 471 335 472 338 472 340 472 342 470 342 469 343 468 344 469 344 469 344 470 345 470 345 470 346 470 346 469 346 469 345 469 345 469 345 468 345 468 345 468 345 468 345 468 345 468 345 467 346 467 347 468 347 468 347 468 347 469 347 469 347 469 348 469 348 469 348 469 348 469 348 468 348 468 349 467 349 467 349 466 350 466 350 466 350 466 350 466 350 466 351 466 351 466 351 465 352 465 352 465 352 465 353 465 353 465 354 464 354 463 355 462 356 462 357 462 357 461 358 461 358 461 359 462 359 462 359 462 359 462 359 462 359 462 359 462 358 463 358 465 359 466 359 466 359 466 359 466 359 466 359 467 358 467 358 467 358 467 358 467 359 467 360 466 360 465 360 464 360 462 361 462 361 462 362 462 362 462 362 461 362 461 363 461 364 460 366 459 367 459 367 459 368 459 368 459 368 459 369 458 369 458 369 458 370 458 371 458 371 457 372 456 372 455 372 454 372 454 373 453 373 453 374 453 374 453 373 454 373 455 373 457 373 457 373 457 373 457 373 458 374 457 374 457 374 456 374 456 374 455 375 455 375 454 376 453 376 453 376 451 377 451 377 451 377 450 377 450 376 450 376 450 376 450 376 450 376 450 375 450 375 451 374 450 374 450 373 450 373 451 373 451 373 451 372 452 372 451 372 451 372 451 372 451 373 450 374 449 375 448 375 448 376 447 376 447 377 447 377 447 378 446 378 446 378 446 379 446 380 444 381 443 383 442 384 443 385 444 386 443 386 443 387 442 387 442 386 442 386 442 385 442 386 441 386 440 387 440 387 439 387 439 387 439 387 439 387 438 387 438 388 437 388 438 389 438 389 438 389 439 389 439 390 439 391 439 392 438 392 437 393 436 394 436 395 436 395 436 395 436 395 436 396 436 396 435 396 435 396 434 396 434 396 434 397 433 397 434 397 434 397 435 398 435 398 435 399 434 399 434 399 433 399 433 399 433 400 432 400 431 401 431 401 431 401 430 401 430 402 430 402 430 401 429 401 429 401 429 401 429 401 429 401 429 401 428 401 428 402 428 402 427 402 427 401 427 401 426 401 426 400 427 400 427 400 427 399 427 399 427 399 427 399 426 399 426 400 425 401 425 402 424 402 424 403 424 403 424 403 424 403 423 404 423 404 423 404 423 404 423 405 423 405 424 405 424 405 424 405 423 405 423 405 422 406 421 407 421 408 421 408 421 409 421 409 421 409 420 410 419 410 419 410 419 411 419 411 419 411 418 411 418 411 418 411 418 410 418 410 418 410 417 410 417 410 417 410 416 411 415 411 415 412 415 412 416 412 416 412 416 412 416 412 417 413 417 413 417 413 417 414 417 414 417 414 417 414 417 414 417 415 416 415 415 416 414 416 414 417 414 417 414 417 413 418 413 418 412 418 412 417 412 417 412 417 412 418 411 418 411 418 411 418 411 418 410 418 410 418 410 418 410 417 410 417 410 417 410 418 409 418 408 418 407 418 407 418 406 418 406 418 406 418 406 418 406 419 406 419 406 419 406 419 407 419 407 419 407 419 408 420 408 420 408 420 408 419 409 419 410 419 409 420 409 420 410 420 410 421 410 421 410 421 410 422 410 422 410 422 409 422 409 423 409 423 409 424 409 424 409 424 409 424 409 424 409 425 408 426 408 426 407 426 408 427 408 427 408 427 408 428 407 428 407 428 407 428 407 428 406 428 406 428 406 428 406 428 406 429 405 429 405 429 404 429 404 429 404 429 404 430 403 430 403 429 403 427 403 426 404 426 403 427 403 428 403 429 402 429 402 430 402 430 402 430 401 431 401 431 401 431 401 431 401 431 400 431 400 431 400 430 400 430 399 431 399 431 398 432 398 432 397 433 397 433 396 433 395 433 395 434 395 435 395 436 395 437 394 438 393 439 392 439 391 440 390 440 389 440 387 439 386 439 386 439 386 439 386 439 386 438 386 438 386 438 386 437 386 436 385 436 385 436 385 436 384 436 384 435 384 435 384 435 384 434 384 434 384 434 384 434 384 433 384 433 384 433 384 433 384 432 384 432 383 431 384 430 384 430 385 430 385 429 385 429 385 429 385 429 385 429 384 429 384 429 384 429 384 429 384 429 383 429 383 429 383 429 383 429 382 429 382 429 382 428 382 428 382 428 382 428 382 429 382 429 381 429 381 429 380 430 380 430 379 430 378 430 377 431 377 432 377 432 377 432 377 432 377 432 376 432 376 432 376 431 376 431 376 431 376 432 376 432 376 432 375 433 375 434 375 434 375 435 374 435 374 435 374 435 373 435 373 435 373 435 373 435 373 435 373 435 373 435 372 435 372 435 372 435 372 435 372 436 372 436 372 436 372 437 372 437 372 437 372 437 371 437 371 437 370 437 370 436 370 436 370 436 370 436 370 436 369 436 369 436 369 436 369 436 369 436 369 436 369 436 369 436 369 437 369 437 369 437 369 437 369 437 370 438 370 438 369 438 369 438 369 438 369 438 368 439 367 439 367 438 366 438 366 438 366 438 366 439 365 439 365 439 365 439 366 439 366 440 366 440 366 440 367 440 367 439 368 439 368 439 369 439 369 439 369 439 369 439 370 439 370 439 370 440 370 440 370 441 370 441 370 441 369 442 369 442 369 442 369 443 369 443 368 443 368 443 367 445 365 444 364 444 364 444 364 444 364 443 364 443 364 442 364 442 364 442 364 442 364 442 364 441 364 442 364 443 363 445 364 446 363 447 363 447 363 448 363 448 363 448 362 448 362 449 361 449 361 449 360 449 360 449 359 449 359 449 358 449 358 449 357 448 357 448 356 447 355 447 355 446 355 446 354 445 354 445 354 445 354 445 353 446 353 446 353 446 353 447 354 447 354 447 354 447 354 448 355 448 355 448 354 449 354 449 354 449 354 449 354 450 355 450 354 451 354 451 354 452 353 452 352 452 352 452 352 453 352 453 351 453 351 454 351 454 350 454 350 454 349 454 349 453 349 453 349 453 349 453 348 453 348 453 348 453 347 454 347 455 346 456 344 457 342 458 342 458 341 459 341 459 341 460 342 461 342 461 341 461 341 461 340 461 339 460 339 460 338 460 337 461 336 462 335 464 334 465 334 466 333 467 333 468 331 469 330 471 329 473 328 474 326 475 325 475 324 475 322 475 321 475 321 476 320 476 321 477 322 476 322 476 323 476 324 476 325 476 326 476 326 476 326 477 327 477 327 478 327 479 327 479 327 480 327 481 327 482 328 483 328 484 327 484 326 484 326 484 324 485 323 486 322 487 321 488 321 489 321 490 321 491 321 492 320 493 320 494 320 494 320 492 322 488 323 486 325 485 326 485 327 484 328 483 329 483 329 482 330 483 330 484 331 485 332 485 332 485 333 486 333 487 333 487 333 488 334 489 334 491 335 492 336 493 335 495 336 496 338 492 337 489 335 486 335 485 335 483 336 482 336 481 336 480 336 479 335 479 334 479 334 478 333 478 333 477 333 477 334 475 335 474 336 473 337 472 337 471 338 470 339 469 340 467 340 466 342 465 342 465 343 465 343 465 343 465 344 465 344 466 345 466 346 467 347 467 348 467 349 466 350 466 350 466 350 466 351 465 351 465 352 465 353 465 354 464 355 463 356 462 358 461 359 461 361 461 362 460 363 460 364 460 364 459 365 459 366 459 366 460 367 460 368 461 368 462 369 462 369 463 369 463 369 463 369 464 369 465 369 465 369 466 368 467 368 468 367 468 366 469 366 469 366 469 366 470 366 470 366 469 367 469 368 468 369 468 369 468 369 468 369 467 369 467 369 468 370 468 370 468 370 468 370 468 370 468 370 469 371 468 371 467 371 467 371 467 371 466 371 466 371 466 372 465 371 465 372 465 372 464 372 464 372 464 373 465 373 465 373 465 374 465 374 464 374 464 374 463 374 462 374 462 374 461 374 461 374 461 375 460 374 460 374 460 374 459 375 459 375 459 375 459 375 459 375 459 375 459 376 459 376 459 376 459 376 459 376 459 376 459 376 459 376 459 377 459 377 458 377 458 377 458 377 457 377 457 377 457 378 457 378 458 379 458 379 458 379 458 380 458 380 458 380 458 380 459 381 460 380 460 380 460 380 460 380 460 381 460 381 460 381 460 381 461 381 461 381 462 381 462 381 462 381 463 381 463 380 463 380 463 380 463 380 463 380 464 380 464 380 465 380 465 379 466 380 466 380 466 380 467 381 467 381 467 381 468 381 468 381 469 380 469 380 469 379 469 379 469 379 469 379 469 379 469 379 469 379 468 379 468 378 467 378 467 378 467 378 466 378 466 378 466 378 466 378 468 378 469 378 470 379 470 379 470 379 470 379 470 379 470 380 470 380 470 380 470 380 470 380 471 380 471 380 471 380 471 379 472 379 471 379 471 378 471 378 471 378 471 378 471 378 471 377 472 377 472 377 472 377 473 377 473 376 473 376 473 375 473 375 474 375 474 375 474 375 475 374 475 374 475 374 475 373 475 373 475 372 475 372 476 371 476 371 477 371 477 372 476 372 476 372 476 373 477 373 477 373 477 373 477 372 477 372 477 372 478 371 478 371 479 370 479 369 479 369 479 368 480 368 480 368 480 370 479 371 478 373 478 373 478 374 478 374 478 375 479 375 479 375 479 375 479 374 479 373 479 373 479 373 480 373 480 372 480 372 481 372 481 372 481 372 481 371 481 371 481 371 481 371 481 370 482 370 482 370 482 369 483 369 483 369 483 369 484 369 484 369 484 368 484 368 483 368 484 368 484 367 483 367 483 367 483 367 483 366 482 366 483 365 483 365 484 365 484 366 484 366 484 367 485 367 485 367 485 367 485 367 485 367 485 368 486 368 486 367 487 367 486 366 486 366 486 366 486 365 486 365 486 365 486 365 486 365 486 364 486 364 486 363 486 363 486 362 486 362 487 361 487 362 487 362 487 363 487 363 487 364 487 364 487 365 487 365 488 366 488 366 489 366 489 365 488 365 488 364 488 364 488 363 488 363 488 363 488 363 488 362 488 362 489 362 489 362 489 362 489 362 489 362 490 362 490 362 490 361 490 361 490 361 490 360 490 360 490 359 490 359 490 358 490 358 490 358 490 358 491 358 491 358 491 358 491 358 491 358 491 359 491 360 491 361 491 361 491 362 492 362 492 363 492 363 493 363 493 362 493 361 493 360 493 360 493 360 493 359 494 359 494 359 494 359 494 360 494 360 494 361 494 362 496 362 497 361 497 362 497 362 497 362 498 362 498 362 499 362 499 362 499 361 499 361 500 361 500 362 500 362 500 363 501 362 501 362 501 361 501 361 501 360 501 360 501 359 502 359 502 360 502 360 502 361 502 361 502 361 502 361 503 362 504 362 504 361 504 360 504 360 504 359 503 359 503 358 503 357 504 357 504 356 504 356 505 357 505 357 505 358 505 358 506 358 506 358 506 358 505 359 505 359 506 359 507 359 507 360 507 360 507 360 507 360 507 360 508 359 508 359 508 359 508 358 508 358 509 358 509 358 510 358 510 357 510 357 509 357 509 357 509 357 509 357 509 357 508 357 508 357 508 357 508 358 507 358 507 358 507 357 507 357 507 357 507 356 507 356 507 356 507 356 507 355 507 355 508 355 508 355 508 355 507 355 507 355 507 355 507 355 507 355 506 355 506 354 506 354 505 354 505 354 505 354 505 355 504 355 504 355 504 355 504 354 504 354 505 354 505 353 504 353 504 353 504 353 504 353 504 353 504 353 504 353 504 353 505 353 506 353 506 353 507 352 507 352 508 351 508 351 508 351 508 350 509 350 509 350 509 349 510 349 509 349 509 348 509 348 509 348 509 348 509 348 509 347 509 347 509 346 509 346 508 346 508 346 508 346 508 346 508 346 508 345 508 345 508 345 507 345 507 345 507 345 507 346 507 346 507 346 506 347 506 347 506 348 505 348 504 348 504 347 503 347 503 347 503 346 502 347 501 347 501 347 501 348 500 348 500 349 499 349 499 348 499 348 500 347 501 347 501 346 502 346 502 345 503 345 503 345 503 346 503 346 504 346 504 346 504 346 504 346 504 346 505 346 505 345 505 345 505 345 505 345 506 345 506 344 506 344 506 344 506 344 506 343 506 343 506 343 505 343 505 343 506 342 506 342 506 342 506 342 507 343 507 343 507 343 507 343 507 343 508 343 508 343 508 343 508 343 507 342 507 342 507 342 507 341 506 341 505 341 505 342 505 342 505 343 505 343 505 343 504 344 504 344 504 344 503 344 503 344 503 343 503 343 504 343 504 342 504 342 504 342 504 341 504 340 503 340 503 340 502 341 502 341 502 341 501 342 501 342 501 342 500 343 500 342 500 342 500 342 500 342 500 341 500 341 500 341 501 341 501 341 501 340 502 340 502 340 502 339 502 339 502 339 502 339 502 339 502 339 503 339 503 338 503 338 504 338 504 338 504 338 505 338 505 338 505 338 505 337 505 337 505 336 505 335 506 335 506 335 506 334 506 334 506 333 506 333 505 333 505 333 505 333 504 334 504 334 504 334 504 333 505 332 506 332 506 332 507 332 507 332 507 332 507 333 507 333 508 333 508 333 508 332 509 331 510 329 512 328 512 327 512 327 513 327 513 328 513 328 513 328 511 329 510 332 509 334 509 335 509 336 509 336 508 337 508 337 508 337 507 338 507 338 507 339 507 339 508 340 508 339 509 339 510 338 511 339 511 339 511 339 511 339 511 339 511 338 511 338 511 338 511 337 512 337 512 337 513 336 513 337 513 337 512 338 513 338 513 338 513 338 514 338 514 338 514 337 514 337 514 336 515 335 516 335 516 335 516 336 516 336 516 337 517 337 517 337 518 336 518 336 518 336 519 336 519 336 519 335 520 335 520 334 520 334 520 333 521 332 521 333 522 333 522 333 522 334 522 334 522 335 521 335 522 335 522 336 523 335 523 335 524 335 524 334 524 333 525 332 526 332 526 331 527 331 527 331 528 330 528 331 529 331 531 331 534 332 536 333 535 333 534 333 533 332 531 332 529 331 528 332 527 332 527 332 527 332 527 332 527 332 527 333 527 333 526 334 526 335 526 335 526 335 526 335 526 336 526 336 526 336 525 336 525 337 526 337 526 338 526 338 526 338 527 338 527 338 527 338 527 339 528 339 528 339 529 339 529 339 530 338 531 338 531 337 532 337 531 339 529 340 528 341 527 341 527 341 526 341 526 341 526 342 526 342 527 343 528 342 529 342 529 342 529 342 530 341 530 341 531 341 531 341 532 341 533 341 534 341 533 341 533 342 532 342 532 343 532 343 532 343 531 344 532 344 532 344 532 344 533 344 533 343 533 343 534 343 534 343 534 343 534 343 534 344 535 343 536 343 536 344 536 344 537 344 537 344 537 344 538 344 538 343 539 342 540 341 541 340 541 340 541 340 541 340 542 340 542 340 542 341 542 341 542 341 542 341 541 341 541 342 541 342 539 344 538 346 537 347 536 347 536 347 536 348 536 348 536 348 536 348 536 349 537 348 537 348 539 347 541 350 543 349 543 350 543 350 542 350 542 350 541 350 541 350 542 350 542 351 543 351 543 351 544 352 544 352 545 352 545 351 545 351 544 351 544 351 544 350 544 350 545 350 545 350 545 350 546 349 546 348 547 347 547 346 548 346 548 345 549 345 549 344 550 344 550 344 550 345 550 345 550 346 550 346 550 347 550 348 550 349 550 349 549 350 549 350 548 351 548 352 549 352 549 353 550 353 551 353 551 353 551 354 551 355 551 355 552 355 552 355 553 355 554 356 554 356 555 356 556 355 557 355 558 355 557 356 557 356 557 357 557 357 557 357 558 357 558 357 559 358 559 358 560 359 560 359 560 360 561 361 562 361 562 361 563 361 563 360 565 359 568 358 571 358 575 358 579 358 582 359 583 359 584 359 584 360 585 360 586 360 586 360 587 360 588 361 589 361 590 361 592 361 593 361 594 360 594 359 594 359 593 359 593 358 593 358 592 358 592 357 592 357 592 356 593 356 593 356 594 356 594 356 594 356 594 357 594 357 595 358 596 357 596 356 597 357 597 358 596 358 595 358 595 358 595 359 595 359 595 359 595 359 595 359 596 359 596 360 596 360 596 360 596 361 596 361 596 361 595 362 595 362 594 362 594 362 594 362 593 363 594 363 594 363 594 364 595 364 595 364 596 364 597 365 597 365 598 365 598 366 599 366 600 367 601 367 602 367 604 368 606 368 608 368 608 368 609 368 609 367 610 367 611 366 612 366 612 366 612 366 613 365 613 365 613 365 613 365 613 365 612 365 612 364 612 364 612 363 613 363 613 363 613 363 614 363 615 363 616 362 616 361 617 361 617 360 617 360 618 360 619 360 619 360 620 361 620 361 621 362 621 362 621 363 622 363 622 364 622 364 623 364 623 364 623 364 623 364 623 365 623 365 623 365 622 365 622 365 621 365 621 366 621 367 621 368 621 369 621 369 621 369 621 370 621 370 621 371 621 371 620 371 620 370 621 370 621 370 620 369 620 368 620 368 620 367 620 367 620 367 619 367 619 366 620 366 620 365 620 364 620 364 620 363 619 362 619 362 618 361 618 362 617 362 617 363 616 363 616 364 616 364 616 364 617 365 617 365 617 365 618 366 617 367 617 367 617 367 617 368 617 368 618 368 618 368 618 369 618 369 617 369 617 369 617 370 617 370 616 371 616 370 616 370 616 371 615 371 615 371 615 372 614 372 614 372 615 373 617 374 618 375 619 375 619 375 619 376 620 376 620 376 620 376 620 376 620 376 620 376 622 376 623 375 625 374 625 374 626 373 626 374 626 374 625 375 625 375 625 375 624 375 624 375 623 376 622 376 622 377 622 377 622 377 622 377 622 377 622 377 622 377 624 378 626 379 627 381 627 381 628 382 628 382 628 382 629 382 629 381 630 381 630 381 631 381 631 381 632 381 632 381 631 381 631 382 630 382 630 382 630 382 630 382 630 382 630 383 630 383 631 384 634 384 635 385 636 386 636 387 637 388 637 388 638 388 638 388 639 389 638 390 639 391 639 392 639 392 640 392 640 393 640 393 641 394 641 394 642 394 642 394 643 394 643 394 643 395 643 395 643 396 644 397 646 398 648 400 650 401 651 401 651 401 651 401 652 401 652 402 652 402 652 402 652 402 653 402 653 402 653 403 653 403 653 403 653 404 654 404 654 404 655 405 655 405 656 405 656 405 656 405 656 404 656 404 656 403 656 403 656 402 656 402 657 402 657 403 658 403 658 402 657 402 657 402 657 402 657 402 657 401 657 401 657 401 657 401 657 402 659 402 659 401 659 401 660 402 660 402 660 402 661 402 661 402 662 402 662 402 662 402 662 401 662 401 662 401 662 400 662 400 662 399 662 399 662 398 662 398 662 398 661 398 661 397 661 397 661 397 661 397 661 396 660 395 660 394 659 395 658 395 657 395 657 395 657 395 657 394 658 394 658 394 658 393 658 393 658 392 657 392 657 392 657 391 656 391 656 391 656 391 656 390 656 390 656 390 655 390 654 389 652 388 650 389 649 389 649 389 648 389 649 389 649 388 650 387 650 387 651 387 651 387 651 386 650 385 650 384 651 384 652 385 652 386 653 387 654 388 655 387 656 387 656 386 657 386 657 387 657 387 657 388 657 389 658 391 660 391 660 391 660 392 661 391 661 391 661 391 661 391 662 389 660 387 661 385 662 386 662 387 662 388 662 390 663 392 663 393 664 394 665 395 665 396 665 397 665 398 663 398 664 399 664 399 664 399 664 400 664 400 665 400 665 401 666 401 666 400 667 400 667 401 668 401 668 401 668 401 668 400 668 400 669 400 669 400 669 400 669 400 669 399 669 399 670 399 670 399 670 399 670 399 670 400 670 400 671 401 671 402 672 403 673 404 674 405 674 405 674 405 674 405 674 405 675 405 675 405 675 403 676 402 675 401 675 400 674 398 674 397 673 397 673 396 673 395 674 395 674 395 675 395 673 393 672 391 672 388 672 387 672 387 672 386 672 386 671 386 671 386 670 386 670 385 671 385 671 384 671 384 671 383 671 383 671 383 670 383 670 383 670 382 670 382 670 381 669 380 668 379 667 379 667 378 667 377 669 379 670 380 672 382 672 381 670 380 670 378 670 377 671 376 672 376 671 377 671 378 671 378 672 379 672 380 672 380 673 381 673 381 673 382 673 382 673 382 673 383 673 384 674 384 673 385 673 386 673 386 673 387 673 387 674 387 674 387 674 388 673 389 674 389 674 390 674 390 674 390 675 390 675 390 675 391 675 391 675 391 676 391 676 391 677 390 677 390 678 391 676 393 677 394 677 395 678 396 678 397 679 397 679 398 679 399 679 399 679 400 679 400 680 401 680 401 681 401 681 401 681 402 681 402 681 402 680 403 680 403 680 403 681 403 681 403 681 404 682 404 683 405 683 405 684 405 684 405 685 405 685 405 685 405 685 405 686 405 686 405 686 405 686 405 685 404 685 404 685 404 684 403 685 403 685 403 685 404 686 404 686 405 687 405 687 405 687 405 687 405 687 405 687 405 687 405 688 404 688 403 688 403 688 402 688 402 688 401 688 401 688 400 689 400 689 400 689 399 690 399 690 399 690 399 690 399 690 398 690 399 690 399 690 399 690 400 690 400 689 401 689 402 689 402 689 403 689 403 689 403 688 404 689 404 688 405 688 405 688 405 688 405 688 406 688 406 688 406 688 406 688 406 688 406 688 407 688 407 688 408 688 408 688 408 688 409 688 409 689 410 690 410 690 410 690 410 690 411 690 411 691 411 691 410 691 410 692 410 692 410 692 410 692 410 692 409 692 409 692 408 693 408 693 407 693 408 693 408 693 408 693 408 693 409 692 409 693 410 694 410 693 410 693 411 693 411 692 411 692 411 691 411 691 412 691 412 691 413 691 413 692 413 692 414 692 414 692 414 692 414 693 414 692 415 693 415 693 415 693 415 694 415 694 415 694 414 694 414 694 413 694 413 694 412 694 412 695 412 695 412 695 411 695 412 695 412 697 412 699 412 700 413 700 413 700 413 700 413 700 413 700 414 700 413 699 413 698 413 697 413 697 413 697 412 696 412 695 412 695 413 695 414 695 415 695 415 695 416 697 417 698 418 700 420 700 420 700 420 700 420 701 421 701 421 701 421 701 421 702 422 702 422 703 422 702 422 702 422 702 422 702 422 701 422 701 422 701 422 700 422 700 421 700 421 699 421 699 420 698 419 697 418 696 418 695 417 694 417 694 417 694 417 694 417 694 417 694 418 694 418 694 418 694 418 694 419 694 419 694 419 694 419 694 420 694 420 694 420 694 420 695 420 695 420 695 420 695 421 695 421 695 421 695 421 695 421 695 421 695 422 695 423 695 423 695 423 695 423 695 423 696 423 696 424 696 424 697 424 697 424 697 424 697 424 696 425 696 425 697 426 697 426 697 426 698 426 699 426 699 426 699 426 700 426 700 427 700 427 700 427 700 427 700 427 700 427 699 427 699 427 698 427 698 427 697 427 697 427 696 427 696 427 696 427 696 428 696 428 696 428 696 429 695 429 695 430 695 430 695 430 695 430 695 430 695 430 695 430 696 430 697 431 698 432 698 432 698 432 698 432 699 432 699 431 699 431 699 430 700 430 700 430 700 430 700 430 700 430 700 431 700 431 700 431 700 431 700 431 700 431 700 431 700 432 700 432 700 432 701 432 701 432 702 433 702 433 702 433 703 433 703 433 703 433 704 433 704 432 704 432 704 432 704 432 704 432 704 431 704 431 704 432 704 432 704 432 704 432 704 433 704 433 705 433 704 434 704 434 704 434 703 434 703 434 703 434 703 434 703 435 703 435 703 436 704 437 704 437 704 437 705 438 705 438 705 438 705 439 706 439 706 439 706 440 707 440 707 440 707 440 708 440 708 440 708 440 708 440 708 440 708 440 708 440 708 440 708 441 707 441 707 441 708 441 707 442 707 442 707 442 707 443 707 443 708 443 708 443 709 443 709 443 710 443 710 443 710 443 710 443 710 443 710 443 710 443 710 444 711 445 710 445 710 446 711 446 711 446 711 446 712 447 712 447 712 447 712 448 712 448 712 449 713 449 713 449 713 449 713 449 714 450 714 450 713 450 713 450 713 450 713 450 712 449 712 449 711 448 711 447 711 447 710 447 710 447 710 447 710 447 709 447 709 448 710 448 710 448 710 448 710 449 710 449 710 450 711 450 711 450 711 451 710 451 710 451 710 451 710 452 711 452 711 452 711 452 711 452 711 452 710 452 710 453 710 453 709 453 709 453 709 454 708 454 708 453 708 453 708 453 708 453 709 452 709 452 709 452 710 452 710 451 710 451 710 451 710 451 710 451 710 450 710 450 710 450 709 450 709 450 709 450 709 449 709 449 709 449 709 449 709 448 709 448 709 448 709 448 709 447 708 447 707 448 707 448 707 449 708 450 707 450 707 451 707 451 707 451 707 451 707 452 707 452 706 452 706 452 706 452 706 453 706 453 706 454 706 454 706 455 706 456 706 456 706 456 706 456 706 456 707 456 707 456 707 456 707 456 707 456 708 455 708 456 708 456 708 457 709 457 709 458 709 458 709 458 709 459 709 459 709 460 709 460 709 460 710 460 710 460 710 460 710 460 710 460 711 459 711 459 712 459 712 459 712 459 712 458 713 458 713 458 713 458 713 457 713 457 712 456 712 456 712 456 712 456 712 456 712 456 712 456 713 455 713 455 713 455 713 454 712 454 712 454 712 454 712 453 712 453 712 453 713 454 713 454 713 454 714 454 714 454 714 453 714 453 715 453 715 452 717 452 717 452 718 452 718 453 719 453 719 453 720 452 720 452 720 453 720 453 720 453 720 453 720 453 720 453 720 454 720 454 720 454 718 454 717 454 716 454 716 454 716 454 716 454 715 454 715 454 715 454 715 454 715 454 715 455 715 455 714 455 714 456 714 456 714 457 714 457 715 457 715 457 715 458 715 458 715 458 715 458 715 458 715 458 715 458 714 459 714 460 713 461 713 461 713 463 712 463 712 463 712 463 712 463 711 464 712 464 712 465 712 465 712 466 712 466 712 467 713 468 714 468 714 469 715 469 715 469 715 468 715 468 715 467 716 466 716 465 717 465 717 464 717 462 717 462 716 462 716 461 716 461 716 461 716 461 717 461 718 460 719 459 720 458 720 458 720 459 720 459 720 459 719 459 719 459 719 459 719 459 719 460 719 460 720 460 720 461 719 461 718 461 718 462 719 462 719 462 719 462 720 462 719 463 719 463 719 463 718 463 718 463 718 464 718 464 718 464 718 465 718 465 718 465 718 465 718 466 718 466 718 466 719 467 719 467 719 467 719 467 719 468 719 468 718 468 718 468 718 469 718 469 718 469 717 469 717 470 717 470 718 471 718 471 717 472 717 471 717 471 716 471 716 472 716 474 717 474 717 475 717 475 717 475 717 475 717 476 717 476 717 477 718 477 718 476 718 476 718 475 718 475 718 475 718 475 718 474 719 474 719 474 720 473 720 473 720 473 720 473 720 473 720 472 720 472 720 471 720 471 721 470 721 470 721 470 721 470 721 470 722 470 722 470 722 471 722 471 722 472 722 472 722 473 723 474 723 474 723 474 723 474 723 474 724 473 724 473 724 473 724 473 724 472 724 472 724 472 725 472 725 472 725 473 725 473 724 474 724 474 724 475 724 475 725 475 725 475 726 475 726 475 726 474 727 472 728 471 728 469 728 466 726 463 725 460 724 459 724 459 723 459 723 459 722 459 722 459 721 458 722 458 722 458 723 457 725 456 726 456 726 456 726 456 726 456 727 456 727 456 726 457 726 457 725 457 725 457 725 458 725 459 726 459 727 461 729 464 729 467 729 467 729 468 729 468 729 469 729 469 729 470 728 471 729 472 729 472 730 473 731 473 732 472 732 473 731 474 731 474 730 474 730 474 729 474 728 474 728 475 728 475 727 475 727 476 727 476 727 477 727 477 727 478 728 480 729 482 729 484 729 484 729 485 729 485 729 485 729 485 729 485 732 485 734 483 735 482 737 480 738 478 739 476 739 474 740 472 739 471 739 469 738 467 738 465 738 464 738 463 738 462 738 462 738 461 739 461 739 461 739 461 739 462 740 460 740 460 740 460 740 460 740 458 740 458 Z M 553 364 C 554 364 554 364 554 364 554 364 555 363 555 363 555 362 556 362 556 362 556 362 557 362 557 361 557 361 557 361 557 361 556 360 556 361 556 361 556 361 555 361 555 361 555 361 555 362 554 362 554 362 554 363 554 363 553 363 553 364 553 364 553 364 553 364 553 364 Z M 458 349 C 459 349 459 348 459 348 458 347 458 347 458 347 458 347 457 348 457 348 457 348 457 348 457 349 457 349 457 349 457 349 458 350 458 349 458 349 Z M 457 351 C 456 351 456 351 456 351 456 351 456 351 456 351 457 352 457 351 457 351 Z M 449 356 C 449 357 449 357 449 357 449 357 449 357 450 357 450 357 450 357 450 357 450 356 449 356 449 356 Z M 438 376 C 438 376 437 377 437 377 438 378 438 378 439 378 439 377 440 377 440 377 440 376 440 376 439 375 439 375 438 376 438 376 Z M 380 446 C 380 446 381 446 382 446 382 446 382 445 382 445 382 444 381 444 381 444 380 445 380 445 380 445 379 445 380 446 380 446 Z M 389 444 C 389 445 389 445 389 445 390 446 390 445 391 445 391 445 391 445 392 445 392 445 392 445 391 444 391 444 391 444 391 444 390 444 390 444 390 444 390 444 389 444 389 444 Z M 341 397 C 342 397 343 396 343 395 343 395 344 394 344 393 344 392 345 391 344 391 343 391 343 392 343 392 342 393 342 393 341 393 340 393 340 394 340 395 341 396 341 397 341 397 Z M 321 264 C 322 264 322 264 323 264 323 264 323 264 324 264 324 263 324 262 324 262 323 262 323 262 323 262 322 261 322 261 321 261 321 261 320 262 320 263 320 264 321 264 321 264 Z M 426 23 C 426 23 426 23 426 22 426 22 426 22 426 22 427 21 427 21 427 21 427 20 428 20 428 20 427 20 427 20 427 20 427 20 427 20 426 20 426 20 426 20 426 21 426 21 426 20 426 20 425 20 425 21 425 21 425 21 425 22 425 22 425 22 426 22 426 22 425 22 425 23 425 23 425 23 426 23 426 23 Z M 503 50 C 503 50 503 49 504 49 504 49 504 48 505 48 505 47 506 46 506 46 507 45 507 45 507 45 507 44 508 44 508 44 509 43 509 43 509 42 509 42 509 41 509 41 509 41 508 41 508 41 508 41 507 41 507 41 507 41 507 41 508 41 508 41 509 41 509 40 509 40 509 40 508 40 508 40 507 40 507 40 506 41 506 42 505 43 505 44 504 44 504 46 504 46 503 47 503 48 503 48 503 48 503 49 503 49 503 49 503 49 503 49 502 49 502 49 503 50 503 50 503 50 Z N">
            <draw:equation draw:name="f0" draw:formula="425*logwidth/740"/>
            <draw:equation draw:name="f1" draw:formula="445*logheight/561"/>
            <draw:equation draw:name="f2" draw:formula="442*logwidth/740"/>
            <draw:equation draw:name="f3" draw:formula="430*logheight/561"/>
            <draw:equation draw:name="f4" draw:formula="433*logwidth/740"/>
            <draw:equation draw:name="f5" draw:formula="438*logheight/561"/>
            <draw:equation draw:name="f6" draw:formula="425*logwidth/740"/>
            <draw:equation draw:name="f7" draw:formula="434*logheight/561"/>
            <draw:equation draw:name="f8" draw:formula="435*logwidth/740"/>
            <draw:equation draw:name="f9" draw:formula="413*logheight/561"/>
            <draw:equation draw:name="f10" draw:formula="452*logwidth/740"/>
            <draw:equation draw:name="f11" draw:formula="413*logheight/561"/>
            <draw:equation draw:name="f12" draw:formula="448*logwidth/740"/>
            <draw:equation draw:name="f13" draw:formula="409*logheight/561"/>
            <draw:equation draw:name="f14" draw:formula="456*logwidth/740"/>
            <draw:equation draw:name="f15" draw:formula="403*logheight/561"/>
            <draw:equation draw:name="f16" draw:formula="433*logwidth/740"/>
            <draw:equation draw:name="f17" draw:formula="422*logheight/561"/>
            <draw:equation draw:name="f18" draw:formula="309*logwidth/740"/>
            <draw:equation draw:name="f19" draw:formula="488*logheight/561"/>
            <draw:equation draw:name="f20" draw:formula="267*logwidth/740"/>
            <draw:equation draw:name="f21" draw:formula="513*logheight/561"/>
            <draw:equation draw:name="f22" draw:formula="269*logwidth/740"/>
            <draw:equation draw:name="f23" draw:formula="506*logheight/561"/>
            <draw:equation draw:name="f24" draw:formula="168*logwidth/740"/>
            <draw:equation draw:name="f25" draw:formula="544*logheight/561"/>
            <draw:equation draw:name="f26" draw:formula="4*logwidth/740"/>
            <draw:equation draw:name="f27" draw:formula="527*logheight/561"/>
            <draw:equation draw:name="f28" draw:formula="229*logwidth/740"/>
            <draw:equation draw:name="f29" draw:formula="529*logheight/561"/>
            <draw:equation draw:name="f30" draw:formula="273*logwidth/740"/>
            <draw:equation draw:name="f31" draw:formula="507*logheight/561"/>
            <draw:equation draw:name="f32" draw:formula="45*logwidth/740"/>
            <draw:equation draw:name="f33" draw:formula="538*logheight/561"/>
            <draw:equation draw:name="f34" draw:formula="86*logwidth/740"/>
            <draw:equation draw:name="f35" draw:formula="556*logheight/561"/>
            <draw:equation draw:name="f36" draw:formula="346*logwidth/740"/>
            <draw:equation draw:name="f37" draw:formula="472*logheight/561"/>
            <draw:equation draw:name="f38" draw:formula="274*logwidth/740"/>
            <draw:equation draw:name="f39" draw:formula="364*logheight/561"/>
            <draw:equation draw:name="f40" draw:formula="532*logwidth/740"/>
            <draw:equation draw:name="f41" draw:formula="349*logheight/561"/>
            <draw:equation draw:name="f42" draw:formula="702*logwidth/740"/>
            <draw:equation draw:name="f43" draw:formula="445*logheight/561"/>
            <draw:equation draw:name="f44" draw:formula="685*logwidth/740"/>
            <draw:equation draw:name="f45" draw:formula="442*logheight/561"/>
            <draw:equation draw:name="f46" draw:formula="699*logwidth/740"/>
            <draw:equation draw:name="f47" draw:formula="476*logheight/561"/>
            <draw:equation draw:name="f48" draw:formula="679*logwidth/740"/>
            <draw:equation draw:name="f49" draw:formula="452*logheight/561"/>
            <draw:equation draw:name="f50" draw:formula="669*logwidth/740"/>
            <draw:equation draw:name="f51" draw:formula="426*logheight/561"/>
            <draw:equation draw:name="f52" draw:formula="667*logwidth/740"/>
            <draw:equation draw:name="f53" draw:formula="409*logheight/561"/>
            <draw:equation draw:name="f54" draw:formula="666*logwidth/740"/>
            <draw:equation draw:name="f55" draw:formula="417*logheight/561"/>
            <draw:equation draw:name="f56" draw:formula="694*logwidth/740"/>
            <draw:equation draw:name="f57" draw:formula="471*logheight/561"/>
            <draw:equation draw:name="f58" draw:formula="702*logwidth/740"/>
            <draw:equation draw:name="f59" draw:formula="456*logheight/561"/>
            <draw:equation draw:name="f60" draw:formula="707*logwidth/740"/>
            <draw:equation draw:name="f61" draw:formula="460*logheight/561"/>
            <draw:equation draw:name="f62" draw:formula="700*logwidth/740"/>
            <draw:equation draw:name="f63" draw:formula="469*logheight/561"/>
            <draw:equation draw:name="f64" draw:formula="702*logwidth/740"/>
            <draw:equation draw:name="f65" draw:formula="452*logheight/561"/>
            <draw:equation draw:name="f66" draw:formula="685*logwidth/740"/>
            <draw:equation draw:name="f67" draw:formula="414*logheight/561"/>
            <draw:equation draw:name="f68" draw:formula="680*logwidth/740"/>
            <draw:equation draw:name="f69" draw:formula="406*logheight/561"/>
            <draw:equation draw:name="f70" draw:formula="720*logwidth/740"/>
            <draw:equation draw:name="f71" draw:formula="443*logheight/561"/>
            <draw:equation draw:name="f72" draw:formula="564*logwidth/740"/>
            <draw:equation draw:name="f73" draw:formula="48*logheight/561"/>
            <draw:equation draw:name="f74" draw:formula="483*logwidth/740"/>
            <draw:equation draw:name="f75" draw:formula="34*logheight/561"/>
            <draw:equation draw:name="f76" draw:formula="406*logwidth/740"/>
            <draw:equation draw:name="f77" draw:formula="20*logheight/561"/>
            <draw:equation draw:name="f78" draw:formula="331*logwidth/740"/>
            <draw:equation draw:name="f79" draw:formula="44*logheight/561"/>
            <draw:equation draw:name="f80" draw:formula="323*logwidth/740"/>
            <draw:equation draw:name="f81" draw:formula="153*logheight/561"/>
            <draw:equation draw:name="f82" draw:formula="336*logwidth/740"/>
            <draw:equation draw:name="f83" draw:formula="181*logheight/561"/>
            <draw:equation draw:name="f84" draw:formula="269*logwidth/740"/>
            <draw:equation draw:name="f85" draw:formula="210*logheight/561"/>
            <draw:equation draw:name="f86" draw:formula="335*logwidth/740"/>
            <draw:equation draw:name="f87" draw:formula="236*logheight/561"/>
            <draw:equation draw:name="f88" draw:formula="292*logwidth/740"/>
            <draw:equation draw:name="f89" draw:formula="282*logheight/561"/>
            <draw:equation draw:name="f90" draw:formula="294*logwidth/740"/>
            <draw:equation draw:name="f91" draw:formula="336*logheight/561"/>
            <draw:equation draw:name="f92" draw:formula="324*logwidth/740"/>
            <draw:equation draw:name="f93" draw:formula="345*logheight/561"/>
            <draw:equation draw:name="f94" draw:formula="357*logwidth/740"/>
            <draw:equation draw:name="f95" draw:formula="388*logheight/561"/>
            <draw:equation draw:name="f96" draw:formula="371*logwidth/740"/>
            <draw:equation draw:name="f97" draw:formula="439*logheight/561"/>
            <draw:equation draw:name="f98" draw:formula="337*logwidth/740"/>
            <draw:equation draw:name="f99" draw:formula="466*logheight/561"/>
            <draw:equation draw:name="f100" draw:formula="401*logwidth/740"/>
            <draw:equation draw:name="f101" draw:formula="428*logheight/561"/>
            <draw:equation draw:name="f102" draw:formula="429*logwidth/740"/>
            <draw:equation draw:name="f103" draw:formula="382*logheight/561"/>
            <draw:equation draw:name="f104" draw:formula="489*logwidth/740"/>
            <draw:equation draw:name="f105" draw:formula="321*logheight/561"/>
            <draw:equation draw:name="f106" draw:formula="471*logwidth/740"/>
            <draw:equation draw:name="f107" draw:formula="378*logheight/561"/>
            <draw:equation draw:name="f108" draw:formula="509*logwidth/740"/>
            <draw:equation draw:name="f109" draw:formula="357*logheight/561"/>
            <draw:equation draw:name="f110" draw:formula="509*logwidth/740"/>
            <draw:equation draw:name="f111" draw:formula="336*logheight/561"/>
            <draw:equation draw:name="f112" draw:formula="552*logwidth/740"/>
            <draw:equation draw:name="f113" draw:formula="355*logheight/561"/>
            <draw:equation draw:name="f114" draw:formula="627*logwidth/740"/>
            <draw:equation draw:name="f115" draw:formula="381*logheight/561"/>
            <draw:equation draw:name="f116" draw:formula="672*logwidth/740"/>
            <draw:equation draw:name="f117" draw:formula="386*logheight/561"/>
            <draw:equation draw:name="f118" draw:formula="700*logwidth/740"/>
            <draw:equation draw:name="f119" draw:formula="420*logheight/561"/>
            <draw:equation draw:name="f120" draw:formula="711*logwidth/740"/>
            <draw:equation draw:name="f121" draw:formula="452*logheight/561"/>
            <draw:equation draw:name="f122" draw:formula="718*logwidth/740"/>
            <draw:equation draw:name="f123" draw:formula="468*logheight/561"/>
            <draw:equation draw:name="f124" draw:formula="449*logwidth/740"/>
            <draw:equation draw:name="f125" draw:formula="357*logheight/561"/>
            <draw:equation draw:name="f126" draw:formula="logwidth"/>
            <draw:equation draw:name="f127" draw:formula="logheight"/>
          </draw:enhanced-geometry>
        </draw:custom-shape>
        <draw:custom-shape draw:name="Freeform 8" draw:style-name="gr3" draw:text-style-name="P2" draw:layer="layout" svg:width="2.661cm" svg:height="2.078cm" svg:x="16.298cm" svg:y="5.734cm">
          <text:p><text:span text:style-name="T1"/></text:p>
          <draw:enhanced-geometry draw:mirror-horizontal="false" draw:mirror-vertical="false" drawooo:sub-view-size="580 453" draw:text-areas="0 0 ?f12 ?f13" svg:viewBox="0 0 0 0" draw:type="ooxml-non-primitive" draw:enhanced-path="M 0 0 L 0 343 0 453 580 453 580 0 0 0 Z N">
            <draw:equation draw:name="f0" draw:formula="0*logwidth/580"/>
            <draw:equation draw:name="f1" draw:formula="0*logheight/453"/>
            <draw:equation draw:name="f2" draw:formula="0*logwidth/580"/>
            <draw:equation draw:name="f3" draw:formula="343*logheight/453"/>
            <draw:equation draw:name="f4" draw:formula="0*logwidth/580"/>
            <draw:equation draw:name="f5" draw:formula="453*logheight/453"/>
            <draw:equation draw:name="f6" draw:formula="580*logwidth/580"/>
            <draw:equation draw:name="f7" draw:formula="453*logheight/453"/>
            <draw:equation draw:name="f8" draw:formula="580*logwidth/580"/>
            <draw:equation draw:name="f9" draw:formula="0*logheight/453"/>
            <draw:equation draw:name="f10" draw:formula="0*logwidth/580"/>
            <draw:equation draw:name="f11" draw:formula="0*logheight/453"/>
            <draw:equation draw:name="f12" draw:formula="logwidth"/>
            <draw:equation draw:name="f13" draw:formula="logheight"/>
          </draw:enhanced-geometry>
        </draw:custom-shape>
        <draw:custom-shape draw:name="Freeform 9" draw:style-name="gr3" draw:text-style-name="P2" draw:layer="layout" svg:width="2.298cm" svg:height="2.376cm" svg:x="23.196cm" svg:y="4.665cm">
          <text:p><text:span text:style-name="T1"/></text:p>
          <draw:enhanced-geometry draw:mirror-horizontal="false" draw:mirror-vertical="false" drawooo:sub-view-size="209 216" draw:text-areas="0 0 ?f120 ?f121" svg:viewBox="0 0 0 0" draw:type="ooxml-non-primitive" draw:enhanced-path="M 74 9 C 74 9 74 8 74 8 75 7 75 7 76 7 76 7 77 6 77 6 78 6 78 5 79 5 79 5 80 4 80 5 80 5 81 6 80 6 80 6 79 7 79 7 78 7 77 8 77 9 76 9 76 9 76 10 75 10 75 10 75 10 75 10 74 10 74 10 74 10 74 10 74 9 Z M 81 2 C 82 2 82 2 82 1 82 1 82 1 82 1 82 0 81 0 81 0 80 0 80 0 80 0 79 1 79 1 79 1 79 1 79 1 79 2 79 2 79 2 79 2 80 2 81 3 81 2 Z M 206 81 C 207 81 207 81 208 81 208 81 208 81 208 81 209 81 209 80 209 80 208 79 208 79 207 78 207 78 207 77 206 77 205 78 205 79 206 79 206 80 206 81 206 81 Z M 205 84 C 205 85 204 85 204 86 204 86 204 86 203 86 203 86 202 86 202 87 202 88 202 88 202 89 202 89 202 90 202 90 202 91 202 91 202 92 202 92 202 93 202 93 201 94 201 95 200 96 200 96 199 97 199 97 199 97 199 98 199 98 198 99 198 99 197 99 197 100 197 100 197 101 197 101 197 102 197 102 197 102 197 103 197 103 197 104 196 105 196 105 194 106 192 108 192 110 192 110 192 111 192 111 191 112 191 113 191 113 190 114 190 115 190 115 189 116 189 116 189 117 189 118 189 118 188 119 188 120 188 120 188 121 187 122 187 123 187 124 187 124 186 124 186 125 186 125 186 126 186 126 186 127 186 128 186 128 186 129 185 129 185 129 185 130 185 130 185 131 185 131 186 132 186 133 186 133 186 134 186 134 186 135 187 135 187 135 187 136 186 136 186 136 186 136 186 136 185 137 185 137 185 137 184 138 184 138 183 139 183 140 182 141 182 142 182 143 182 143 181 144 181 144 181 145 181 145 181 146 180 146 180 146 180 147 180 147 180 147 180 147 180 148 180 149 179 149 179 150 179 151 179 152 179 153 179 153 179 154 179 154 179 154 179 155 179 155 179 155 179 156 179 157 179 157 179 158 179 159 179 160 179 161 179 162 179 162 179 162 179 163 179 163 179 164 178 164 178 165 178 165 178 166 177 166 177 167 177 168 177 168 177 169 176 170 176 171 176 171 175 172 175 173 175 174 174 174 174 175 174 176 174 176 174 176 174 177 173 178 174 178 173 179 173 179 173 180 173 180 173 181 173 181 173 181 173 182 173 183 173 184 173 185 173 186 174 187 174 188 174 189 174 190 174 190 174 191 173 192 173 192 173 192 173 193 174 193 174 194 174 194 174 195 175 195 175 196 175 197 175 197 175 198 175 199 175 200 175 201 175 201 176 201 176 202 176 202 176 203 176 203 176 203 176 203 177 204 177 204 177 204 177 204 177 205 177 205 177 205 177 206 177 206 177 207 177 207 177 208 177 208 177 208 176 209 176 209 176 210 176 211 176 212 176 213 176 214 176 215 176 215 176 216 176 216 176 216 176 216 176 216 78 216 78 216 78 216 77 215 77 214 77 213 76 213 76 212 76 211 75 211 75 210 74 210 73 209 72 209 71 209 70 209 70 209 69 208 69 208 68 208 67 208 66 208 66 207 65 207 63 205 63 203 63 201 63 200 63 199 62 199 62 198 61 197 61 197 61 196 60 196 60 195 60 194 60 194 60 193 59 192 60 190 60 189 60 188 59 187 60 186 60 185 61 184 61 184 62 183 63 182 63 182 64 179 61 178 59 177 59 177 58 176 58 176 58 175 58 175 58 174 58 173 58 173 58 172 58 169 58 169 58 169 58 169 57 166 57 165 57 165 56 163 56 162 56 161 57 159 57 158 57 157 56 154 56 153 55 153 53 149 52 149 52 148 52 147 51 146 50 146 47 145 46 145 45 144 45 143 44 142 43 142 40 139 39 138 38 138 37 137 36 136 35 136 35 136 35 134 35 133 33 128 32 127 30 126 29 127 28 126 27 125 24 124 23 124 22 123 21 121 20 120 20 120 20 119 18 118 17 118 15 118 13 118 12 118 11 118 11 117 11 116 9 114 8 113 7 112 4 110 4 110 3 109 4 106 4 105 4 105 5 101 5 100 5 99 5 97 5 96 4 95 4 95 4 94 4 94 4 93 4 92 5 92 5 91 5 90 5 89 5 88 5 87 5 86 4 84 5 83 5 82 7 80 7 79 8 78 9 78 9 77 9 76 7 73 6 72 6 71 6 70 5 69 4 69 1 69 1 69 0 68 0 67 0 66 1 65 0 63 1 62 1 62 3 61 4 60 4 59 5 57 5 56 6 55 6 54 7 53 8 52 10 51 11 51 12 50 12 49 13 49 13 48 14 49 15 49 15 49 16 47 17 47 17 46 19 47 19 47 19 46 20 45 20 45 20 44 21 43 21 43 21 43 21 14 21 14 21 14 24 15 24 15 25 13 25 13 25 13 25 13 27 12 27 12 27 12 28 11 29 11 30 11 31 13 31 13 31 13 31 14 31 14 31 14 34 14 35 14 35 14 37 14 37 14 38 13 40 12 41 12 41 12 43 11 44 11 45 11 46 11 47 10 48 10 51 9 52 9 53 9 56 7 57 6 58 5 59 5 59 4 60 4 60 4 61 4 61 4 62 4 64 4 65 3 67 2 68 1 69 1 70 1 71 0 71 0 72 0 72 0 72 1 72 2 73 2 74 3 74 3 74 3 74 4 74 5 73 6 73 7 72 8 71 8 71 9 70 9 70 10 70 11 70 13 70 14 70 14 70 14 70 14 70 15 69 15 69 15 69 15 69 16 69 16 69 17 69 17 68 17 68 18 68 18 68 19 69 19 70 18 71 18 72 17 74 16 74 16 75 16 76 15 76 15 76 15 77 15 77 16 78 16 79 17 80 18 81 18 82 18 83 19 83 19 84 20 85 20 85 20 86 19 86 19 86 21 86 21 86 21 89 21 89 21 89 21 89 21 89 22 89 22 89 22 93 23 93 23 96 30 96 30 96 30 128 40 128 40 128 40 132 41 132 41 132 41 141 47 141 47 141 47 144 47 144 47 144 47 147 48 147 48 147 48 147 48 148 47 148 47 149 47 151 47 151 47 151 47 153 48 153 48 154 48 154 48 154 48 154 48 155 49 155 49 155 49 156 48 156 49 156 49 158 50 158 50 158 50 161 50 162 50 163 50 164 51 165 51 165 51 166 52 166 52 166 53 166 54 166 55 166 55 165 56 165 56 165 56 165 57 165 57 165 58 166 58 167 58 167 59 169 58 169 58 170 58 170 58 170 59 170 59 171 60 171 60 171 60 174 60 174 60 174 60 177 63 177 63 177 64 176 64 176 65 176 65 175 66 176 66 176 66 176 67 176 68 177 68 177 69 177 69 176 69 175 70 175 70 175 70 175 70 175 71 175 71 176 72 176 72 176 72 175 74 175 74 175 74 174 76 174 76 174 77 173 78 173 79 173 79 173 79 174 79 174 80 177 80 177 80 177 80 179 78 179 78 179 78 181 78 181 78 181 79 181 79 181 80 181 80 179 85 179 86 179 86 178 88 178 88 178 88 179 90 180 90 180 90 181 91 181 91 181 91 182 92 183 92 183 93 183 95 183 96 183 97 183 97 182 98 182 99 181 99 180 99 179 99 178 99 177 100 176 100 176 100 175 101 175 101 175 102 175 102 175 103 175 104 175 104 174 105 174 106 173 107 172 109 170 110 170 113 170 114 169 114 169 115 169 116 169 116 169 117 169 118 169 118 170 119 170 119 170 120 171 119 171 119 172 119 172 119 172 118 173 118 173 118 174 117 175 116 177 115 177 115 179 114 179 113 179 112 179 111 179 111 179 110 180 110 180 109 180 109 181 108 181 108 181 107 182 107 182 106 183 106 183 105 183 105 184 105 184 105 185 105 186 105 188 105 190 104 190 104 191 103 191 103 190 102 190 101 191 100 191 99 192 99 192 98 192 98 192 97 193 96 193 96 193 96 194 95 194 95 194 95 194 94 195 93 195 93 195 92 196 91 196 90 196 89 197 89 198 89 199 88 199 88 200 87 201 86 201 86 201 85 201 84 202 83 202 83 203 83 204 83 204 83 204 83 205 83 205 84 205 84 Z N">
            <draw:equation draw:name="f0" draw:formula="79*logwidth/209"/>
            <draw:equation draw:name="f1" draw:formula="5*logheight/216"/>
            <draw:equation draw:name="f2" draw:formula="76*logwidth/209"/>
            <draw:equation draw:name="f3" draw:formula="10*logheight/216"/>
            <draw:equation draw:name="f4" draw:formula="82*logwidth/209"/>
            <draw:equation draw:name="f5" draw:formula="1*logheight/216"/>
            <draw:equation draw:name="f6" draw:formula="79*logwidth/209"/>
            <draw:equation draw:name="f7" draw:formula="2*logheight/216"/>
            <draw:equation draw:name="f8" draw:formula="208*logwidth/209"/>
            <draw:equation draw:name="f9" draw:formula="81*logheight/216"/>
            <draw:equation draw:name="f10" draw:formula="206*logwidth/209"/>
            <draw:equation draw:name="f11" draw:formula="81*logheight/216"/>
            <draw:equation draw:name="f12" draw:formula="202*logwidth/209"/>
            <draw:equation draw:name="f13" draw:formula="89*logheight/216"/>
            <draw:equation draw:name="f14" draw:formula="199*logwidth/209"/>
            <draw:equation draw:name="f15" draw:formula="97*logheight/216"/>
            <draw:equation draw:name="f16" draw:formula="197*logwidth/209"/>
            <draw:equation draw:name="f17" draw:formula="103*logheight/216"/>
            <draw:equation draw:name="f18" draw:formula="190*logwidth/209"/>
            <draw:equation draw:name="f19" draw:formula="115*logheight/216"/>
            <draw:equation draw:name="f20" draw:formula="186*logwidth/209"/>
            <draw:equation draw:name="f21" draw:formula="125*logheight/216"/>
            <draw:equation draw:name="f22" draw:formula="186*logwidth/209"/>
            <draw:equation draw:name="f23" draw:formula="133*logheight/216"/>
            <draw:equation draw:name="f24" draw:formula="184*logwidth/209"/>
            <draw:equation draw:name="f25" draw:formula="138*logheight/216"/>
            <draw:equation draw:name="f26" draw:formula="180*logwidth/209"/>
            <draw:equation draw:name="f27" draw:formula="147*logheight/216"/>
            <draw:equation draw:name="f28" draw:formula="179*logwidth/209"/>
            <draw:equation draw:name="f29" draw:formula="155*logheight/216"/>
            <draw:equation draw:name="f30" draw:formula="179*logwidth/209"/>
            <draw:equation draw:name="f31" draw:formula="164*logheight/216"/>
            <draw:equation draw:name="f32" draw:formula="175*logwidth/209"/>
            <draw:equation draw:name="f33" draw:formula="174*logheight/216"/>
            <draw:equation draw:name="f34" draw:formula="173*logwidth/209"/>
            <draw:equation draw:name="f35" draw:formula="181*logheight/216"/>
            <draw:equation draw:name="f36" draw:formula="173*logwidth/209"/>
            <draw:equation draw:name="f37" draw:formula="193*logheight/216"/>
            <draw:equation draw:name="f38" draw:formula="176*logwidth/209"/>
            <draw:equation draw:name="f39" draw:formula="202*logheight/216"/>
            <draw:equation draw:name="f40" draw:formula="177*logwidth/209"/>
            <draw:equation draw:name="f41" draw:formula="207*logheight/216"/>
            <draw:equation draw:name="f42" draw:formula="176*logwidth/209"/>
            <draw:equation draw:name="f43" draw:formula="216*logheight/216"/>
            <draw:equation draw:name="f44" draw:formula="74*logwidth/209"/>
            <draw:equation draw:name="f45" draw:formula="210*logheight/216"/>
            <draw:equation draw:name="f46" draw:formula="63*logwidth/209"/>
            <draw:equation draw:name="f47" draw:formula="201*logheight/216"/>
            <draw:equation draw:name="f48" draw:formula="60*logwidth/209"/>
            <draw:equation draw:name="f49" draw:formula="189*logheight/216"/>
            <draw:equation draw:name="f50" draw:formula="58*logwidth/209"/>
            <draw:equation draw:name="f51" draw:formula="176*logheight/216"/>
            <draw:equation draw:name="f52" draw:formula="56*logwidth/209"/>
            <draw:equation draw:name="f53" draw:formula="162*logheight/216"/>
            <draw:equation draw:name="f54" draw:formula="46*logwidth/209"/>
            <draw:equation draw:name="f55" draw:formula="145*logheight/216"/>
            <draw:equation draw:name="f56" draw:formula="32*logwidth/209"/>
            <draw:equation draw:name="f57" draw:formula="127*logheight/216"/>
            <draw:equation draw:name="f58" draw:formula="13*logwidth/209"/>
            <draw:equation draw:name="f59" draw:formula="118*logheight/216"/>
            <draw:equation draw:name="f60" draw:formula="5*logwidth/209"/>
            <draw:equation draw:name="f61" draw:formula="100*logheight/216"/>
            <draw:equation draw:name="f62" draw:formula="5*logwidth/209"/>
            <draw:equation draw:name="f63" draw:formula="87*logheight/216"/>
            <draw:equation draw:name="f64" draw:formula="5*logwidth/209"/>
            <draw:equation draw:name="f65" draw:formula="69*logheight/216"/>
            <draw:equation draw:name="f66" draw:formula="5*logwidth/209"/>
            <draw:equation draw:name="f67" draw:formula="56*logheight/216"/>
            <draw:equation draw:name="f68" draw:formula="17*logwidth/209"/>
            <draw:equation draw:name="f69" draw:formula="47*logheight/216"/>
            <draw:equation draw:name="f70" draw:formula="24*logwidth/209"/>
            <draw:equation draw:name="f71" draw:formula="15*logheight/216"/>
            <draw:equation draw:name="f72" draw:formula="31*logwidth/209"/>
            <draw:equation draw:name="f73" draw:formula="14*logheight/216"/>
            <draw:equation draw:name="f74" draw:formula="47*logwidth/209"/>
            <draw:equation draw:name="f75" draw:formula="10*logheight/216"/>
            <draw:equation draw:name="f76" draw:formula="64*logwidth/209"/>
            <draw:equation draw:name="f77" draw:formula="4*logheight/216"/>
            <draw:equation draw:name="f78" draw:formula="74*logwidth/209"/>
            <draw:equation draw:name="f79" draw:formula="3*logheight/216"/>
            <draw:equation draw:name="f80" draw:formula="70*logwidth/209"/>
            <draw:equation draw:name="f81" draw:formula="14*logheight/216"/>
            <draw:equation draw:name="f82" draw:formula="71*logwidth/209"/>
            <draw:equation draw:name="f83" draw:formula="18*logheight/216"/>
            <draw:equation draw:name="f84" draw:formula="83*logwidth/209"/>
            <draw:equation draw:name="f85" draw:formula="19*logheight/216"/>
            <draw:equation draw:name="f86" draw:formula="89*logwidth/209"/>
            <draw:equation draw:name="f87" draw:formula="22*logheight/216"/>
            <draw:equation draw:name="f88" draw:formula="141*logwidth/209"/>
            <draw:equation draw:name="f89" draw:formula="47*logheight/216"/>
            <draw:equation draw:name="f90" draw:formula="153*logwidth/209"/>
            <draw:equation draw:name="f91" draw:formula="48*logheight/216"/>
            <draw:equation draw:name="f92" draw:formula="162*logwidth/209"/>
            <draw:equation draw:name="f93" draw:formula="50*logheight/216"/>
            <draw:equation draw:name="f94" draw:formula="165*logwidth/209"/>
            <draw:equation draw:name="f95" draw:formula="57*logheight/216"/>
            <draw:equation draw:name="f96" draw:formula="174*logwidth/209"/>
            <draw:equation draw:name="f97" draw:formula="60*logheight/216"/>
            <draw:equation draw:name="f98" draw:formula="177*logwidth/209"/>
            <draw:equation draw:name="f99" draw:formula="69*logheight/216"/>
            <draw:equation draw:name="f100" draw:formula="174*logwidth/209"/>
            <draw:equation draw:name="f101" draw:formula="76*logheight/216"/>
            <draw:equation draw:name="f102" draw:formula="181*logwidth/209"/>
            <draw:equation draw:name="f103" draw:formula="78*logheight/216"/>
            <draw:equation draw:name="f104" draw:formula="181*logwidth/209"/>
            <draw:equation draw:name="f105" draw:formula="91*logheight/216"/>
            <draw:equation draw:name="f106" draw:formula="177*logwidth/209"/>
            <draw:equation draw:name="f107" draw:formula="100*logheight/216"/>
            <draw:equation draw:name="f108" draw:formula="170*logwidth/209"/>
            <draw:equation draw:name="f109" draw:formula="113*logheight/216"/>
            <draw:equation draw:name="f110" draw:formula="172*logwidth/209"/>
            <draw:equation draw:name="f111" draw:formula="119*logheight/216"/>
            <draw:equation draw:name="f112" draw:formula="180*logwidth/209"/>
            <draw:equation draw:name="f113" draw:formula="109*logheight/216"/>
            <draw:equation draw:name="f114" draw:formula="190*logwidth/209"/>
            <draw:equation draw:name="f115" draw:formula="104*logheight/216"/>
            <draw:equation draw:name="f116" draw:formula="194*logwidth/209"/>
            <draw:equation draw:name="f117" draw:formula="95*logheight/216"/>
            <draw:equation draw:name="f118" draw:formula="201*logwidth/209"/>
            <draw:equation draw:name="f119" draw:formula="86*logheight/216"/>
            <draw:equation draw:name="f120" draw:formula="logwidth"/>
            <draw:equation draw:name="f121" draw:formula="logheight"/>
          </draw:enhanced-geometry>
        </draw:custom-shape>
        <draw:custom-shape draw:name="Freeform 10" draw:style-name="gr3" draw:text-style-name="P2" draw:layer="layout" svg:width="1.871cm" svg:height="1.683cm" svg:x="27.088cm" svg:y="8.001cm">
          <text:p><text:span text:style-name="T1"/></text:p>
          <draw:enhanced-geometry draw:mirror-horizontal="false" draw:mirror-vertical="false" drawooo:sub-view-size="170 153" draw:text-areas="0 0 ?f102 ?f103" svg:viewBox="0 0 0 0" draw:type="ooxml-non-primitive" draw:enhanced-path="M 169 54 C 167 54 167 54 167 54 167 54 168 52 168 52 168 52 168 51 168 51 166 51 166 51 166 51 166 50 166 50 166 50 165 50 165 50 165 50 165 50 165 48 165 47 165 47 166 46 166 46 166 46 164 46 164 46 164 46 162 47 162 47 162 47 163 46 162 46 162 45 161 46 161 46 161 46 155 42 155 42 153 42 153 42 153 42 151 45 151 45 151 45 151 45 148 45 148 45 148 44 147 46 147 46 145 45 145 45 145 45 145 45 146 47 146 47 146 47 145 47 145 47 144 48 144 49 144 49 146 49 146 49 146 49 144 50 144 50 144 50 144 50 142 50 142 50 142 50 140 50 139 49 139 49 137 48 137 48 137 48 135 48 135 48 135 47 134 46 134 46 134 45 133 46 133 46 133 46 133 46 133 46 132 46 132 47 132 48 132 48 132 48 132 48 131 48 131 48 131 48 131 48 128 51 128 51 128 52 127 53 127 53 127 53 126 53 126 53 126 52 125 52 124 52 124 51 123 52 123 52 122 53 122 53 122 53 121 54 121 54 121 54 120 56 120 56 120 56 119 56 119 56 119 56 116 59 116 59 116 59 116 59 114 60 114 60 114 60 109 63 109 63 109 41 109 41 109 41 74 41 74 41 74 41 74 0 74 0 74 0 72 1 72 1 72 1 70 0 70 0 70 0 70 0 69 0 69 0 69 1 68 2 68 2 68 2 70 5 70 5 70 5 71 7 71 7 71 7 70 9 70 9 70 10 69 11 69 11 69 12 71 15 71 15 66 24 66 24 66 24 66 28 66 28 66 28 66 32 66 32 66 32 66 32 64 33 64 33 64 33 64 35 64 35 64 35 63 37 63 37 62 37 61 39 61 39 61 40 63 42 63 42 63 42 62 42 62 43 61 43 61 46 61 46 61 46 59 46 59 46 59 46 58 48 58 48 51 55 51 55 51 55 51 55 46 58 46 58 46 58 44 58 44 58 44 58 42 55 42 55 42 55 41 55 41 55 40 55 40 57 39 57 39 57 38 58 38 58 38 58 37 62 37 62 37 62 36 61 36 61 35 61 34 61 34 61 34 61 33 64 33 64 32 64 31 65 31 65 31 65 31 69 31 69 31 69 30 70 30 70 30 70 29 70 29 71 29 71 30 72 30 72 30 72 30 77 30 77 28 76 28 76 28 76 28 76 28 77 28 78 28 78 27 79 27 79 27 79 25 79 25 79 25 79 25 77 25 77 25 77 26 76 26 76 26 76 25 75 25 75 25 75 24 74 24 74 24 74 22 73 22 72 22 72 21 72 21 73 21 73 20 74 20 74 20 75 18 78 18 78 18 79 17 81 17 81 17 81 15 83 15 83 15 83 16 86 16 87 16 87 17 91 17 91 17 91 14 91 14 91 14 92 12 92 12 92 12 92 12 94 12 94 12 95 11 97 11 97 11 97 10 98 10 98 9 99 6 99 6 99 2 100 2 100 2 100 2 100 2 102 2 103 2 103 2 106 2 106 2 106 1 107 1 107 2 109 2 109 2 109 1 110 1 110 1 110 1 110 0 111 0 112 0 112 2 112 2 112 2 112 3 115 3 115 4 115 4 117 4 117 4 117 6 118 6 118 6 118 6 119 6 119 5 121 5 121 5 121 5 121 8 122 8 122 8 122 9 126 9 126 12 128 12 128 12 128 12 128 11 129 11 129 11 130 11 131 11 131 11 131 15 134 15 134 17 134 17 134 17 134 18 137 18 137 18 137 21 138 21 138 21 138 23 138 23 138 23 138 25 139 25 139 25 139 25 139 24 140 24 140 24 140 23 141 23 141 24 142 24 142 24 142 24 143 24 143 24 143 24 143 25 146 25 146 25 146 28 148 28 148 30 149 30 149 30 149 30 149 32 150 32 150 32 150 33 152 33 152 33 153 38 152 38 152 44 146 44 146 44 146 49 151 49 151 49 151 52 149 52 149 52 149 54 149 54 149 54 149 61 148 61 148 61 148 62 146 62 146 62 146 61 145 61 145 61 145 62 143 62 143 62 143 63 144 63 144 63 144 66 145 66 145 66 145 70 142 70 142 70 142 73 140 73 140 73 140 75 143 75 143 75 143 81 139 81 139 81 139 81 139 81 138 80 138 80 138 80 137 80 136 80 136 83 135 83 135 83 134 83 134 83 134 83 134 82 132 82 132 82 132 82 130 82 130 84 125 84 125 84 125 84 125 85 123 85 123 85 123 88 121 88 121 88 120 91 117 91 117 91 117 93 115 93 115 93 115 94 113 94 113 93 111 93 111 93 111 94 109 94 109 94 109 95 108 95 108 95 108 98 106 98 106 98 106 98 104 98 104 98 104 98 104 101 102 101 102 101 101 101 101 101 101 101 101 102 99 102 99 103 95 103 95 103 95 103 91 103 91 103 91 103 91 106 92 106 92 107 93 108 94 108 94 108 94 109 97 109 97 109 97 116 99 116 99 116 99 121 89 121 89 121 88 123 89 123 89 123 89 123 85 123 85 123 85 126 80 126 80 130 84 130 84 130 84 132 81 132 81 132 81 133 79 133 79 133 79 135 76 135 76 135 76 135 78 135 78 135 78 137 76 137 76 137 76 139 74 139 74 139 74 139 75 139 75 139 75 139 75 141 72 141 72 141 72 146 66 146 66 146 66 146 65 146 65 146 65 145 64 145 64 147 61 147 61 147 61 149 58 149 58 149 58 148 57 148 57 148 57 148 52 148 52 148 52 166 67 166 67 166 67 170 59 170 59 170 59 169 58 169 58 169 58 L 169 54 Z N">
            <draw:equation draw:name="f0" draw:formula="168*logwidth/170"/>
            <draw:equation draw:name="f1" draw:formula="51*logheight/153"/>
            <draw:equation draw:name="f2" draw:formula="165*logwidth/170"/>
            <draw:equation draw:name="f3" draw:formula="47*logheight/153"/>
            <draw:equation draw:name="f4" draw:formula="162*logwidth/170"/>
            <draw:equation draw:name="f5" draw:formula="46*logheight/153"/>
            <draw:equation draw:name="f6" draw:formula="151*logwidth/170"/>
            <draw:equation draw:name="f7" draw:formula="45*logheight/153"/>
            <draw:equation draw:name="f8" draw:formula="146*logwidth/170"/>
            <draw:equation draw:name="f9" draw:formula="47*logheight/153"/>
            <draw:equation draw:name="f10" draw:formula="144*logwidth/170"/>
            <draw:equation draw:name="f11" draw:formula="50*logheight/153"/>
            <draw:equation draw:name="f12" draw:formula="135*logwidth/170"/>
            <draw:equation draw:name="f13" draw:formula="48*logheight/153"/>
            <draw:equation draw:name="f14" draw:formula="132*logwidth/170"/>
            <draw:equation draw:name="f15" draw:formula="48*logheight/153"/>
            <draw:equation draw:name="f16" draw:formula="127*logwidth/170"/>
            <draw:equation draw:name="f17" draw:formula="53*logheight/153"/>
            <draw:equation draw:name="f18" draw:formula="122*logwidth/170"/>
            <draw:equation draw:name="f19" draw:formula="53*logheight/153"/>
            <draw:equation draw:name="f20" draw:formula="116*logwidth/170"/>
            <draw:equation draw:name="f21" draw:formula="59*logheight/153"/>
            <draw:equation draw:name="f22" draw:formula="74*logwidth/170"/>
            <draw:equation draw:name="f23" draw:formula="41*logheight/153"/>
            <draw:equation draw:name="f24" draw:formula="69*logwidth/170"/>
            <draw:equation draw:name="f25" draw:formula="0*logheight/153"/>
            <draw:equation draw:name="f26" draw:formula="70*logwidth/170"/>
            <draw:equation draw:name="f27" draw:formula="9*logheight/153"/>
            <draw:equation draw:name="f28" draw:formula="66*logwidth/170"/>
            <draw:equation draw:name="f29" draw:formula="28*logheight/153"/>
            <draw:equation draw:name="f30" draw:formula="63*logwidth/170"/>
            <draw:equation draw:name="f31" draw:formula="37*logheight/153"/>
            <draw:equation draw:name="f32" draw:formula="61*logwidth/170"/>
            <draw:equation draw:name="f33" draw:formula="46*logheight/153"/>
            <draw:equation draw:name="f34" draw:formula="46*logwidth/170"/>
            <draw:equation draw:name="f35" draw:formula="58*logheight/153"/>
            <draw:equation draw:name="f36" draw:formula="39*logwidth/170"/>
            <draw:equation draw:name="f37" draw:formula="57*logheight/153"/>
            <draw:equation draw:name="f38" draw:formula="34*logwidth/170"/>
            <draw:equation draw:name="f39" draw:formula="61*logheight/153"/>
            <draw:equation draw:name="f40" draw:formula="30*logwidth/170"/>
            <draw:equation draw:name="f41" draw:formula="70*logheight/153"/>
            <draw:equation draw:name="f42" draw:formula="28*logwidth/170"/>
            <draw:equation draw:name="f43" draw:formula="76*logheight/153"/>
            <draw:equation draw:name="f44" draw:formula="25*logwidth/170"/>
            <draw:equation draw:name="f45" draw:formula="77*logheight/153"/>
            <draw:equation draw:name="f46" draw:formula="22*logwidth/170"/>
            <draw:equation draw:name="f47" draw:formula="72*logheight/153"/>
            <draw:equation draw:name="f48" draw:formula="17*logwidth/170"/>
            <draw:equation draw:name="f49" draw:formula="81*logheight/153"/>
            <draw:equation draw:name="f50" draw:formula="14*logwidth/170"/>
            <draw:equation draw:name="f51" draw:formula="91*logheight/153"/>
            <draw:equation draw:name="f52" draw:formula="10*logwidth/170"/>
            <draw:equation draw:name="f53" draw:formula="98*logheight/153"/>
            <draw:equation draw:name="f54" draw:formula="2*logwidth/170"/>
            <draw:equation draw:name="f55" draw:formula="106*logheight/153"/>
            <draw:equation draw:name="f56" draw:formula="0*logwidth/170"/>
            <draw:equation draw:name="f57" draw:formula="112*logheight/153"/>
            <draw:equation draw:name="f58" draw:formula="6*logwidth/170"/>
            <draw:equation draw:name="f59" draw:formula="118*logheight/153"/>
            <draw:equation draw:name="f60" draw:formula="9*logwidth/170"/>
            <draw:equation draw:name="f61" draw:formula="126*logheight/153"/>
            <draw:equation draw:name="f62" draw:formula="15*logwidth/170"/>
            <draw:equation draw:name="f63" draw:formula="134*logheight/153"/>
            <draw:equation draw:name="f64" draw:formula="23*logwidth/170"/>
            <draw:equation draw:name="f65" draw:formula="138*logheight/153"/>
            <draw:equation draw:name="f66" draw:formula="24*logwidth/170"/>
            <draw:equation draw:name="f67" draw:formula="142*logheight/153"/>
            <draw:equation draw:name="f68" draw:formula="30*logwidth/170"/>
            <draw:equation draw:name="f69" draw:formula="149*logheight/153"/>
            <draw:equation draw:name="f70" draw:formula="44*logwidth/170"/>
            <draw:equation draw:name="f71" draw:formula="146*logheight/153"/>
            <draw:equation draw:name="f72" draw:formula="61*logwidth/170"/>
            <draw:equation draw:name="f73" draw:formula="148*logheight/153"/>
            <draw:equation draw:name="f74" draw:formula="63*logwidth/170"/>
            <draw:equation draw:name="f75" draw:formula="144*logheight/153"/>
            <draw:equation draw:name="f76" draw:formula="75*logwidth/170"/>
            <draw:equation draw:name="f77" draw:formula="143*logheight/153"/>
            <draw:equation draw:name="f78" draw:formula="83*logwidth/170"/>
            <draw:equation draw:name="f79" draw:formula="135*logheight/153"/>
            <draw:equation draw:name="f80" draw:formula="84*logwidth/170"/>
            <draw:equation draw:name="f81" draw:formula="125*logheight/153"/>
            <draw:equation draw:name="f82" draw:formula="93*logwidth/170"/>
            <draw:equation draw:name="f83" draw:formula="115*logheight/153"/>
            <draw:equation draw:name="f84" draw:formula="95*logwidth/170"/>
            <draw:equation draw:name="f85" draw:formula="108*logheight/153"/>
            <draw:equation draw:name="f86" draw:formula="101*logwidth/170"/>
            <draw:equation draw:name="f87" draw:formula="101*logheight/153"/>
            <draw:equation draw:name="f88" draw:formula="106*logwidth/170"/>
            <draw:equation draw:name="f89" draw:formula="92*logheight/153"/>
            <draw:equation draw:name="f90" draw:formula="121*logwidth/170"/>
            <draw:equation draw:name="f91" draw:formula="89*logheight/153"/>
            <draw:equation draw:name="f92" draw:formula="130*logwidth/170"/>
            <draw:equation draw:name="f93" draw:formula="84*logheight/153"/>
            <draw:equation draw:name="f94" draw:formula="135*logwidth/170"/>
            <draw:equation draw:name="f95" draw:formula="78*logheight/153"/>
            <draw:equation draw:name="f96" draw:formula="141*logwidth/170"/>
            <draw:equation draw:name="f97" draw:formula="72*logheight/153"/>
            <draw:equation draw:name="f98" draw:formula="147*logwidth/170"/>
            <draw:equation draw:name="f99" draw:formula="61*logheight/153"/>
            <draw:equation draw:name="f100" draw:formula="166*logwidth/170"/>
            <draw:equation draw:name="f101" draw:formula="67*logheight/153"/>
            <draw:equation draw:name="f102" draw:formula="logwidth"/>
            <draw:equation draw:name="f103" draw:formula="logheight"/>
          </draw:enhanced-geometry>
        </draw:custom-shape>
        <draw:custom-shape draw:name="Freeform 11" draw:style-name="gr4" draw:text-style-name="P2" draw:layer="layout" svg:width="2.968cm" svg:height="1.94cm" svg:x="11.102cm" svg:y="3.494cm">
          <text:p><text:span text:style-name="T1"/></text:p>
          <draw:enhanced-geometry draw:mirror-horizontal="false" draw:mirror-vertical="false" drawooo:sub-view-size="270 176" draw:text-areas="0 0 ?f120 ?f121" svg:viewBox="0 0 0 0" draw:type="ooxml-non-primitive" draw:enhanced-path="M 63 94 C 63 94 63 94 63 94 63 94 63 93 63 93 63 93 63 92 63 92 63 92 63 91 64 91 64 91 64 91 64 90 64 90 64 90 64 90 65 90 65 90 65 90 65 90 65 91 65 91 65 91 65 92 65 92 65 93 65 93 65 93 66 93 66 93 65 93 65 94 65 94 65 94 65 94 65 95 65 95 65 95 64 95 64 95 64 95 64 95 63 94 Z M 77 85 C 77 85 77 85 77 86 77 86 77 87 77 87 78 87 78 86 78 86 78 86 79 86 79 85 79 85 79 84 79 83 79 82 79 82 79 81 79 80 79 79 78 79 78 79 78 80 77 81 77 81 77 81 77 82 77 82 77 82 77 82 77 83 77 84 77 85 Z M 77 49 C 77 49 77 50 76 50 76 51 76 51 76 50 76 50 76 49 76 49 75 49 76 48 75 48 75 47 75 47 75 46 75 46 75 46 75 45 75 45 75 45 75 45 75 44 75 44 74 44 74 44 74 43 74 43 74 43 74 43 73 42 73 42 73 43 72 42 72 42 72 42 72 42 72 42 71 41 71 41 71 41 71 40 71 40 72 40 72 40 72 39 72 39 72 39 73 39 73 39 73 39 73 39 74 39 74 39 74 39 74 39 74 38 74 38 75 38 75 38 75 38 75 38 75 38 75 38 76 38 76 38 76 38 76 37 77 37 77 36 77 36 76 35 75 35 74 35 74 34 73 33 73 33 72 33 72 33 72 34 72 34 71 34 71 34 71 35 71 35 71 36 70 36 70 36 70 37 70 37 70 37 70 38 70 38 70 39 69 39 69 39 69 40 69 40 69 40 69 41 69 41 69 41 69 42 69 42 69 42 69 43 70 43 70 44 71 44 71 45 72 45 73 45 73 45 73 45 73 46 73 47 73 48 73 49 74 49 74 50 74 50 74 50 74 50 74 51 74 51 74 52 75 52 75 52 75 53 75 53 75 53 75 53 75 53 76 54 76 54 76 55 76 55 76 54 76 54 77 54 77 54 77 54 77 54 77 54 78 53 78 53 78 53 79 54 79 54 79 55 79 55 79 56 79 56 79 57 79 57 79 58 80 58 80 58 81 57 81 57 81 57 81 57 82 56 82 56 82 56 82 56 82 55 82 54 82 54 82 54 82 54 82 53 82 53 81 53 81 52 81 52 81 51 81 51 80 50 80 50 79 50 79 49 78 50 78 49 78 49 77 49 77 49 77 48 77 48 77 48 77 48 77 49 77 49 Z M 59 27 C 59 26 60 25 59 25 59 25 59 24 59 24 59 24 59 24 58 23 58 23 57 23 57 22 57 22 57 21 57 21 56 20 56 21 55 21 55 22 54 22 55 23 55 23 54 23 55 24 55 25 55 25 55 25 55 26 55 26 56 27 56 27 57 27 57 28 58 28 58 28 59 29 60 29 59 27 59 27 Z M 64 30 C 64 30 64 30 65 30 65 30 65 31 65 30 66 30 65 30 65 30 65 29 65 29 65 28 65 28 65 27 65 26 65 26 65 26 65 25 65 25 65 25 65 25 64 25 64 25 64 26 64 26 64 26 64 27 64 27 63 27 63 27 63 28 63 28 63 29 63 29 62 29 62 29 63 30 63 30 64 30 Z M 63 18 C 63 18 63 18 64 18 64 17 64 18 64 18 64 19 65 19 65 19 65 20 65 20 66 20 66 21 66 21 66 21 66 22 67 21 67 21 67 21 68 20 68 20 69 20 69 19 69 19 69 18 68 18 68 18 67 18 67 18 67 17 67 17 66 17 66 17 65 17 65 16 64 16 64 16 63 16 62 16 62 16 62 17 61 17 61 17 61 18 60 18 60 19 59 19 60 19 60 20 60 20 60 20 60 21 60 21 61 21 61 21 61 21 61 22 61 22 61 22 61 22 62 22 62 22 63 22 63 22 63 22 64 22 64 22 64 22 64 21 64 21 64 20 64 20 64 20 63 19 63 19 63 19 63 19 63 18 Z M 74 26 C 74 26 75 25 74 25 74 25 74 25 74 24 74 24 73 23 73 24 73 24 73 24 73 24 73 25 73 25 73 25 73 26 74 26 74 26 Z M 269 147 C 269 146 270 145 269 145 269 145 268 145 268 144 268 143 268 141 268 141 268 140 268 139 267 139 266 138 265 137 265 137 265 136 265 136 265 135 265 135 266 133 266 133 266 0 266 0 266 0 67 0 67 0 67 0 68 1 69 2 69 2 69 3 69 3 69 3 69 3 69 3 68 3 68 3 68 2 68 2 67 2 67 3 67 3 67 3 66 3 66 4 67 4 68 4 68 4 69 4 68 4 68 5 68 5 68 5 68 6 68 6 67 6 67 6 67 7 68 7 68 7 68 8 69 8 69 8 69 8 69 8 70 8 70 9 70 9 70 10 70 10 70 11 70 11 70 11 71 12 71 12 71 12 71 12 72 12 72 12 72 12 72 13 72 13 72 13 72 14 72 14 73 15 73 14 73 14 73 14 73 13 73 13 74 13 74 12 74 12 75 13 76 13 76 13 76 13 76 13 76 14 76 14 77 14 77 14 78 14 78 14 78 14 78 15 78 15 78 15 77 15 77 16 77 16 77 17 77 18 78 18 78 18 78 18 78 19 78 19 79 19 79 20 79 20 79 21 79 21 80 21 80 21 80 22 80 22 79 23 79 23 78 23 78 23 78 23 77 24 77 24 78 24 78 24 78 25 78 25 78 25 78 25 78 26 78 27 78 28 78 28 78 29 78 29 78 29 77 29 77 29 77 29 77 29 76 29 76 29 76 29 76 29 76 28 76 28 75 28 75 27 75 27 74 27 74 27 73 26 73 27 72 27 72 27 72 28 72 28 72 29 72 29 72 29 71 30 72 30 72 30 72 31 72 31 73 31 72 32 73 32 73 32 73 32 73 31 74 31 74 31 74 31 74 31 75 31 75 31 75 32 76 32 76 32 76 32 76 33 76 33 76 33 77 33 77 34 77 34 77 34 78 34 78 34 78 34 79 35 79 35 80 35 80 35 80 35 80 35 80 36 80 36 81 36 81 36 81 36 82 36 82 36 82 37 82 37 83 37 83 37 83 37 83 37 83 37 83 37 83 37 82 38 82 38 82 38 82 38 82 39 81 39 81 39 81 40 81 40 81 40 80 40 80 40 80 40 80 40 80 40 80 39 80 40 80 39 80 39 80 39 79 39 79 39 79 39 78 39 78 39 78 39 78 39 78 40 78 40 77 40 77 40 76 40 76 41 76 41 76 42 76 42 76 43 76 43 76 43 77 44 77 44 77 44 77 45 77 45 77 46 77 46 77 46 78 46 78 47 78 47 78 47 79 47 79 47 79 47 80 47 80 48 80 48 80 48 80 47 80 47 80 47 80 47 80 47 79 47 79 47 79 46 79 46 79 46 79 46 79 46 79 45 79 45 79 45 79 45 79 44 79 44 79 44 78 44 78 44 78 44 78 44 78 43 78 43 78 43 79 43 79 43 79 42 79 42 79 42 80 42 80 42 80 42 80 42 80 42 81 42 81 42 82 42 81 43 82 43 82 44 82 45 82 45 82 46 82 46 82 46 82 46 82 47 83 47 83 47 83 48 83 48 83 48 84 48 84 49 84 49 85 49 85 50 86 50 86 51 86 51 86 52 87 52 87 52 87 52 88 52 88 52 88 52 87 52 87 53 87 53 86 53 86 54 86 54 86 54 85 55 85 55 85 56 85 56 84 56 84 56 84 57 84 57 84 57 84 57 84 58 84 58 83 58 83 58 83 58 83 59 83 59 83 60 83 60 83 61 82 61 82 62 82 62 82 63 81 63 81 64 81 64 81 64 81 65 81 65 81 66 82 66 82 66 82 67 81 67 81 67 81 68 81 68 81 69 81 69 81 69 80 69 80 69 80 69 80 70 80 70 80 70 80 71 80 71 80 71 80 71 80 71 80 71 81 72 81 72 81 72 81 72 82 73 82 73 82 73 82 73 82 74 83 74 82 74 82 74 82 74 82 74 81 74 80 74 80 75 80 75 80 76 80 76 81 76 81 77 81 77 81 77 81 78 81 78 81 79 81 79 81 79 81 80 82 80 82 80 82 81 83 81 83 82 83 82 83 82 83 82 83 86 83 86 83 86 83 87 83 87 83 87 83 87 82 87 82 88 81 88 81 88 81 88 81 88 80 88 80 88 80 89 80 89 81 90 81 90 81 90 81 90 80 91 80 90 80 90 80 90 79 90 79 90 79 90 79 89 78 89 78 89 77 89 77 89 77 90 77 91 76 91 76 91 75 92 75 92 75 93 75 93 75 94 75 94 74 95 74 95 73 96 73 97 72 98 71 99 70 99 70 99 69 98 69 98 69 98 68 98 68 97 68 97 67 97 67 96 66 96 66 95 65 96 65 96 65 96 65 96 64 97 64 97 64 96 64 97 63 97 63 98 63 98 63 98 64 100 63 100 63 100 63 99 63 99 62 98 62 99 62 99 61 99 61 100 60 100 60 99 61 99 61 99 61 98 61 98 62 97 62 97 62 97 62 96 62 96 62 96 61 96 61 95 61 95 62 95 62 95 62 94 62 94 62 93 62 93 62 92 62 92 62 91 62 91 63 90 63 90 63 89 64 89 64 88 64 88 65 88 65 88 65 88 66 88 66 87 66 87 66 87 65 86 66 86 66 86 67 86 67 87 67 87 67 87 67 87 67 88 67 88 67 88 67 89 67 89 67 90 67 90 67 90 67 91 67 91 67 92 67 92 67 92 67 93 67 93 67 93 67 93 67 94 67 94 67 94 67 94 68 95 68 95 68 95 69 95 69 95 69 94 69 93 69 93 69 92 69 91 70 90 70 89 70 89 70 88 70 87 70 87 70 87 71 86 71 86 72 85 72 85 72 86 73 86 72 86 72 87 72 87 72 87 72 88 72 88 72 89 72 89 72 89 73 90 73 90 73 90 74 90 74 91 75 91 75 90 75 90 75 90 75 90 75 78 75 78 75 78 75 75 75 75 75 75 75 75 75 75 76 75 76 74 76 75 77 75 78 75 77 73 77 73 77 72 77 72 77 71 77 71 77 70 77 70 77 70 77 70 77 70 76 69 77 68 76 68 76 68 75 68 76 67 76 67 77 67 77 67 78 67 78 66 78 65 78 64 78 63 78 62 78 62 77 61 77 61 77 60 77 60 77 59 77 59 77 59 77 58 76 58 76 58 76 58 75 58 75 58 75 59 74 59 74 59 74 60 73 60 73 60 73 61 72 62 72 62 72 63 71 63 71 63 71 64 70 65 70 65 70 66 70 66 70 67 69 68 69 68 69 69 69 69 68 70 68 70 67 70 65 71 62 73 61 76 61 76 61 77 60 77 59 77 59 77 59 76 59 76 59 76 59 75 60 75 60 74 60 74 60 74 61 73 61 73 62 73 62 72 63 72 63 71 63 70 63 69 63 69 64 68 65 67 65 67 65 66 66 66 66 66 66 66 66 65 67 65 67 65 67 65 67 66 67 66 67 67 67 67 66 68 67 69 67 70 68 69 68 68 68 68 68 67 68 66 68 66 68 66 68 66 68 65 69 65 69 64 69 64 69 64 69 63 69 63 70 63 70 62 70 62 71 62 71 61 71 61 72 61 72 61 72 60 72 60 72 60 72 59 72 59 72 59 72 58 72 58 72 58 72 56 70 55 70 54 70 53 70 53 70 53 70 52 70 52 70 52 69 51 69 51 69 50 68 50 68 49 67 49 67 48 67 48 67 47 68 47 69 46 68 46 68 45 67 45 66 46 66 46 66 46 66 46 66 46 65 46 65 47 65 47 65 47 65 47 65 48 65 48 65 48 64 48 64 49 64 50 64 50 65 50 65 51 65 51 66 52 66 52 65 53 65 52 64 52 64 51 64 51 63 51 63 50 62 50 62 49 62 49 61 49 61 48 61 48 61 48 60 49 60 49 61 50 60 51 60 52 60 51 60 51 59 50 59 50 59 49 58 49 58 48 58 48 58 47 57 47 57 46 56 46 56 44 55 45 55 46 54 46 53 46 53 46 52 47 52 47 45 47 45 47 45 47 45 47 44 46 43 46 42 46 42 45 41 45 41 45 41 45 41 45 27 45 27 45 27 45 27 45 26 45 26 44 26 44 26 44 25 44 25 44 25 44 24 44 24 44 24 44 24 44 23 43 23 43 22 43 22 43 22 42 22 42 22 42 22 42 21 42 21 42 21 41 20 41 20 41 19 41 19 41 18 40 17 40 17 40 16 40 15 39 14 39 13 38 12 38 11 37 10 36 9 36 7 35 6 35 6 34 5 34 4 34 3 34 2 34 2 34 2 34 1 33 1 33 1 33 1 33 0 33 1 34 1 34 1 34 1 35 1 35 1 36 2 36 2 37 2 37 2 38 2 39 2 40 2 40 2 41 2 41 2 42 1 42 1 42 1 43 1 44 1 45 1 45 2 46 2 47 2 48 2 49 2 49 2 50 2 50 2 51 2 51 2 51 2 52 2 53 2 54 3 54 3 55 3 56 3 56 3 56 3 56 3 57 3 58 4 58 4 59 4 59 4 59 5 60 5 60 5 60 6 61 7 61 8 62 8 62 9 62 9 63 9 63 9 64 10 64 10 64 10 64 10 65 10 65 10 65 10 66 11 66 11 66 11 67 11 67 11 67 11 68 11 68 11 68 11 69 12 69 12 69 12 69 12 70 12 71 12 71 12 72 13 73 13 74 13 74 12 75 13 75 13 75 13 75 13 76 13 76 13 76 13 76 13 77 13 79 13 80 13 80 13 81 14 81 14 81 14 82 14 82 14 83 14 84 14 84 15 85 15 86 16 87 16 87 16 88 17 89 17 89 18 90 18 91 18 92 18 92 18 93 18 93 18 93 19 93 19 94 19 94 19 94 19 95 18 95 19 96 19 96 19 96 19 97 19 97 19 97 19 97 19 98 19 98 19 99 19 100 19 100 20 101 20 101 20 102 20 103 20 103 21 103 21 103 21 103 22 102 22 102 23 103 23 103 23 103 23 103 24 103 24 103 25 104 26 104 28 105 28 105 29 105 29 106 30 106 30 106 30 106 29 107 28 107 28 108 27 108 27 108 27 108 26 109 26 109 26 109 25 109 24 110 24 110 23 111 22 110 22 110 22 110 22 109 21 109 21 109 21 110 21 110 21 111 22 111 22 112 22 113 22 113 22 114 22 114 22 115 22 115 22 115 23 116 23 116 23 117 23 117 23 117 23 118 24 118 24 118 25 118 25 118 25 118 25 119 26 119 27 118 27 118 27 118 27 117 28 117 29 117 30 118 31 118 31 118 31 119 31 119 31 119 31 120 30 120 30 120 29 120 29 120 29 120 28 121 28 121 28 121 28 122 28 122 27 123 27 123 27 124 27 124 27 124 28 125 28 125 28 125 29 126 29 126 29 127 29 127 29 127 29 128 28 128 29 129 29 129 28 130 28 130 28 130 28 131 28 131 28 132 29 132 29 132 29 133 29 134 28 134 28 134 28 135 28 135 27 136 27 136 26 136 26 136 26 135 26 135 26 135 25 134 25 134 25 133 25 133 26 132 25 132 25 132 25 132 25 131 25 131 25 131 25 130 24 129 25 128 25 126 25 126 25 125 25 125 25 125 24 124 24 124 24 124 24 123 24 123 24 123 24 124 23 124 23 125 23 127 23 128 23 129 23 131 23 132 23 133 23 134 24 135 24 136 24 137 24 138 24 139 25 139 26 139 27 140 27 140 28 141 28 141 28 142 29 142 29 142 30 141 30 141 31 141 31 141 32 141 33 141 34 140 35 139 35 139 36 139 36 140 36 140 36 140 37 140 38 141 39 140 40 140 41 140 42 140 43 140 44 141 45 142 45 142 46 143 47 144 48 145 48 145 49 146 49 146 50 146 50 146 50 146 51 146 51 146 52 146 52 146 53 145 54 145 54 145 55 145 55 145 56 145 57 145 58 146 59 146 59 147 60 147 60 148 61 148 61 148 62 149 63 149 64 150 64 151 64 152 64 153 65 154 65 155 66 156 66 156 67 157 67 157 68 158 68 159 68 161 68 162 68 163 68 164 68 165 69 166 69 167 69 167 69 168 69 168 69 169 69 169 69 170 70 171 70 171 71 172 73 174 76 174 78 175 79 175 80 175 81 175 82 175 82 175 83 176 83 176 84 176 84 176 87 176 87 176 87 176 88 176 89 175 90 175 92 174 94 173 95 172 96 171 97 171 98 170 99 170 100 169 101 169 101 169 102 169 102 169 104 169 106 170 107 169 107 169 108 169 108 168 108 168 109 168 109 168 110 168 111 168 112 168 113 169 113 169 113 169 114 169 114 169 115 169 115 169 116 169 116 169 116 169 117 169 117 169 118 169 118 169 119 170 120 170 120 170 121 170 121 171 121 171 121 171 122 172 121 173 122 173 123 174 124 174 124 173 125 173 125 172 126 172 126 171 127 171 128 171 128 171 129 171 130 171 131 171 132 172 133 172 134 171 135 171 136 170 137 169 138 169 139 168 139 168 140 168 141 167 141 167 142 167 143 167 143 167 144 167 144 168 145 168 145 168 146 169 147 169 149 169 150 169 151 169 153 169 154 168 155 168 156 168 157 167 159 166 161 164 163 164 164 163 165 163 166 163 167 163 167 163 168 162 168 162 168 162 169 162 169 162 170 162 171 162 171 162 172 162 172 162 173 161 174 161 175 160 175 160 175 160 176 159 176 159 176 159 177 158 177 158 178 158 179 158 180 158 181 158 181 158 182 159 182 158 183 158 183 158 184 158 185 158 185 158 185 158 186 157 186 157 187 157 187 157 187 157 188 157 188 157 189 157 191 157 192 157 193 157 193 157 194 157 195 156 195 156 196 155 196 155 197 155 197 154 198 154 198 154 199 154 270 154 270 154 270 154 267 150 267 150 267 150 267 150 269 147 269 147 Z N">
            <draw:equation draw:name="f0" draw:formula="65*logwidth/270"/>
            <draw:equation draw:name="f1" draw:formula="93*logheight/176"/>
            <draw:equation draw:name="f2" draw:formula="79*logwidth/270"/>
            <draw:equation draw:name="f3" draw:formula="83*logheight/176"/>
            <draw:equation draw:name="f4" draw:formula="75*logwidth/270"/>
            <draw:equation draw:name="f5" draw:formula="48*logheight/176"/>
            <draw:equation draw:name="f6" draw:formula="72*logwidth/270"/>
            <draw:equation draw:name="f7" draw:formula="39*logheight/176"/>
            <draw:equation draw:name="f8" draw:formula="72*logwidth/270"/>
            <draw:equation draw:name="f9" draw:formula="33*logheight/176"/>
            <draw:equation draw:name="f10" draw:formula="73*logwidth/270"/>
            <draw:equation draw:name="f11" draw:formula="45*logheight/176"/>
            <draw:equation draw:name="f12" draw:formula="78*logwidth/270"/>
            <draw:equation draw:name="f13" draw:formula="53*logheight/176"/>
            <draw:equation draw:name="f14" draw:formula="81*logwidth/270"/>
            <draw:equation draw:name="f15" draw:formula="51*logheight/176"/>
            <draw:equation draw:name="f16" draw:formula="57*logwidth/270"/>
            <draw:equation draw:name="f17" draw:formula="21*logheight/176"/>
            <draw:equation draw:name="f18" draw:formula="65*logwidth/270"/>
            <draw:equation draw:name="f19" draw:formula="30*logheight/176"/>
            <draw:equation draw:name="f20" draw:formula="64*logwidth/270"/>
            <draw:equation draw:name="f21" draw:formula="30*logheight/176"/>
            <draw:equation draw:name="f22" draw:formula="67*logwidth/270"/>
            <draw:equation draw:name="f23" draw:formula="17*logheight/176"/>
            <draw:equation draw:name="f24" draw:formula="63*logwidth/270"/>
            <draw:equation draw:name="f25" draw:formula="22*logheight/176"/>
            <draw:equation draw:name="f26" draw:formula="73*logwidth/270"/>
            <draw:equation draw:name="f27" draw:formula="25*logheight/176"/>
            <draw:equation draw:name="f28" draw:formula="67*logwidth/270"/>
            <draw:equation draw:name="f29" draw:formula="0*logheight/176"/>
            <draw:equation draw:name="f30" draw:formula="68*logwidth/270"/>
            <draw:equation draw:name="f31" draw:formula="7*logheight/176"/>
            <draw:equation draw:name="f32" draw:formula="74*logwidth/270"/>
            <draw:equation draw:name="f33" draw:formula="12*logheight/176"/>
            <draw:equation draw:name="f34" draw:formula="80*logwidth/270"/>
            <draw:equation draw:name="f35" draw:formula="21*logheight/176"/>
            <draw:equation draw:name="f36" draw:formula="75*logwidth/270"/>
            <draw:equation draw:name="f37" draw:formula="28*logheight/176"/>
            <draw:equation draw:name="f38" draw:formula="76*logwidth/270"/>
            <draw:equation draw:name="f39" draw:formula="32*logheight/176"/>
            <draw:equation draw:name="f40" draw:formula="83*logwidth/270"/>
            <draw:equation draw:name="f41" draw:formula="37*logheight/176"/>
            <draw:equation draw:name="f42" draw:formula="76*logwidth/270"/>
            <draw:equation draw:name="f43" draw:formula="41*logheight/176"/>
            <draw:equation draw:name="f44" draw:formula="79*logwidth/270"/>
            <draw:equation draw:name="f45" draw:formula="46*logheight/176"/>
            <draw:equation draw:name="f46" draw:formula="82*logwidth/270"/>
            <draw:equation draw:name="f47" draw:formula="43*logheight/176"/>
            <draw:equation draw:name="f48" draw:formula="86*logwidth/270"/>
            <draw:equation draw:name="f49" draw:formula="54*logheight/176"/>
            <draw:equation draw:name="f50" draw:formula="81*logwidth/270"/>
            <draw:equation draw:name="f51" draw:formula="66*logheight/176"/>
            <draw:equation draw:name="f52" draw:formula="82*logwidth/270"/>
            <draw:equation draw:name="f53" draw:formula="74*logheight/176"/>
            <draw:equation draw:name="f54" draw:formula="83*logwidth/270"/>
            <draw:equation draw:name="f55" draw:formula="87*logheight/176"/>
            <draw:equation draw:name="f56" draw:formula="75*logwidth/270"/>
            <draw:equation draw:name="f57" draw:formula="92*logheight/176"/>
            <draw:equation draw:name="f58" draw:formula="63*logwidth/270"/>
            <draw:equation draw:name="f59" draw:formula="98*logheight/176"/>
            <draw:equation draw:name="f60" draw:formula="62*logwidth/270"/>
            <draw:equation draw:name="f61" draw:formula="92*logheight/176"/>
            <draw:equation draw:name="f62" draw:formula="67*logwidth/270"/>
            <draw:equation draw:name="f63" draw:formula="91*logheight/176"/>
            <draw:equation draw:name="f64" draw:formula="72*logwidth/270"/>
            <draw:equation draw:name="f65" draw:formula="85*logheight/176"/>
            <draw:equation draw:name="f66" draw:formula="77*logwidth/270"/>
            <draw:equation draw:name="f67" draw:formula="75*logheight/176"/>
            <draw:equation draw:name="f68" draw:formula="77*logwidth/270"/>
            <draw:equation draw:name="f69" draw:formula="59*logheight/176"/>
            <draw:equation draw:name="f70" draw:formula="67*logwidth/270"/>
            <draw:equation draw:name="f71" draw:formula="70*logheight/176"/>
            <draw:equation draw:name="f72" draw:formula="66*logwidth/270"/>
            <draw:equation draw:name="f73" draw:formula="65*logheight/176"/>
            <draw:equation draw:name="f74" draw:formula="72*logwidth/270"/>
            <draw:equation draw:name="f75" draw:formula="61*logheight/176"/>
            <draw:equation draw:name="f76" draw:formula="66*logwidth/270"/>
            <draw:equation draw:name="f77" draw:formula="46*logheight/176"/>
            <draw:equation draw:name="f78" draw:formula="61*logwidth/270"/>
            <draw:equation draw:name="f79" draw:formula="48*logheight/176"/>
            <draw:equation draw:name="f80" draw:formula="43*logwidth/270"/>
            <draw:equation draw:name="f81" draw:formula="46*logheight/176"/>
            <draw:equation draw:name="f82" draw:formula="20*logwidth/270"/>
            <draw:equation draw:name="f83" draw:formula="41*logheight/176"/>
            <draw:equation draw:name="f84" draw:formula="1*logwidth/270"/>
            <draw:equation draw:name="f85" draw:formula="35*logheight/176"/>
            <draw:equation draw:name="f86" draw:formula="3*logwidth/270"/>
            <draw:equation draw:name="f87" draw:formula="56*logheight/176"/>
            <draw:equation draw:name="f88" draw:formula="11*logwidth/270"/>
            <draw:equation draw:name="f89" draw:formula="68*logheight/176"/>
            <draw:equation draw:name="f90" draw:formula="14*logwidth/270"/>
            <draw:equation draw:name="f91" draw:formula="84*logheight/176"/>
            <draw:equation draw:name="f92" draw:formula="20*logwidth/270"/>
            <draw:equation draw:name="f93" draw:formula="101*logheight/176"/>
            <draw:equation draw:name="f94" draw:formula="26*logwidth/270"/>
            <draw:equation draw:name="f95" draw:formula="109*logheight/176"/>
            <draw:equation draw:name="f96" draw:formula="25*logwidth/270"/>
            <draw:equation draw:name="f97" draw:formula="118*logheight/176"/>
            <draw:equation draw:name="f98" draw:formula="28*logwidth/270"/>
            <draw:equation draw:name="f99" draw:formula="125*logheight/176"/>
            <draw:equation draw:name="f100" draw:formula="25*logwidth/270"/>
            <draw:equation draw:name="f101" draw:formula="133*logheight/176"/>
            <draw:equation draw:name="f102" draw:formula="24*logwidth/270"/>
            <draw:equation draw:name="f103" draw:formula="135*logheight/176"/>
            <draw:equation draw:name="f104" draw:formula="43*logwidth/270"/>
            <draw:equation draw:name="f105" draw:formula="140*logheight/176"/>
            <draw:equation draw:name="f106" draw:formula="64*logwidth/270"/>
            <draw:equation draw:name="f107" draw:formula="150*logheight/176"/>
            <draw:equation draw:name="f108" draw:formula="81*logwidth/270"/>
            <draw:equation draw:name="f109" draw:formula="175*logheight/176"/>
            <draw:equation draw:name="f110" draw:formula="109*logwidth/270"/>
            <draw:equation draw:name="f111" draw:formula="168*logheight/176"/>
            <draw:equation draw:name="f112" draw:formula="126*logwidth/270"/>
            <draw:equation draw:name="f113" draw:formula="172*logheight/176"/>
            <draw:equation draw:name="f114" draw:formula="154*logwidth/270"/>
            <draw:equation draw:name="f115" draw:formula="168*logheight/176"/>
            <draw:equation draw:name="f116" draw:formula="179*logwidth/270"/>
            <draw:equation draw:name="f117" draw:formula="158*logheight/176"/>
            <draw:equation draw:name="f118" draw:formula="199*logwidth/270"/>
            <draw:equation draw:name="f119" draw:formula="154*logheight/176"/>
            <draw:equation draw:name="f120" draw:formula="logwidth"/>
            <draw:equation draw:name="f121" draw:formula="logheight"/>
          </draw:enhanced-geometry>
        </draw:custom-shape>
        <draw:custom-shape draw:name="Freeform 12" draw:style-name="gr4" draw:text-style-name="P2" draw:layer="layout" svg:width="3.198cm" svg:height="1.417cm" svg:x="26.707cm" svg:y="8.575cm">
          <text:p><text:span text:style-name="T1"/></text:p>
          <draw:enhanced-geometry draw:mirror-horizontal="false" draw:mirror-vertical="false" drawooo:sub-view-size="291 129" draw:text-areas="0 0 ?f118 ?f119" svg:viewBox="0 0 0 0" draw:type="ooxml-non-primitive" draw:enhanced-path="M 270 129 C 268 129 268 129 268 129 268 128 268 128 268 128 268 127 268 127 268 127 269 126 270 128 270 128 270 128 270 128 270 129 Z M 287 71 C 288 70 288 70 288 70 288 70 288 69 288 69 289 69 289 68 289 68 289 68 289 68 289 67 289 67 290 67 290 67 290 67 290 66 290 66 290 66 290 66 290 66 291 65 291 65 291 65 291 65 290 65 290 65 290 65 290 66 289 66 289 66 289 67 288 67 288 67 287 68 287 68 287 68 287 69 287 69 287 69 287 69 287 69 287 70 287 70 287 70 287 70 287 71 287 71 Z M 278 65 C 285 65 285 65 285 65 285 65 285 65 285 65 285 66 284 67 284 68 284 68 284 69 284 69 284 69 284 70 284 70 283 71 283 71 283 72 283 72 283 72 282 72 282 73 282 73 282 73 282 74 281 74 281 75 281 75 281 76 280 76 279 78 278 79 277 81 277 82 276 82 276 83 276 85 276 86 276 87 276 88 276 89 274 89 274 89 274 89 273 89 273 89 272 89 272 90 271 90 271 91 271 92 271 92 271 92 270 93 269 93 269 94 269 94 268 94 268 95 268 95 268 96 268 96 268 96 267 97 267 97 268 98 268 98 268 99 268 99 268 100 268 101 267 101 267 102 267 103 266 103 266 103 266 102 266 102 266 101 266 101 265 101 265 101 265 100 265 100 264 100 264 99 264 98 264 98 264 97 264 97 264 97 264 96 264 96 264 95 265 95 265 94 265 93 265 93 266 92 266 92 266 91 266 91 266 90 266 90 266 89 266 89 266 89 266 88 267 87 267 86 267 86 267 85 268 83 268 82 269 82 269 81 269 81 269 80 270 80 270 79 271 78 272 77 272 76 273 75 274 74 274 73 275 73 276 72 276 71 276 70 274 71 274 70 274 69 276 69 276 69 276 68 276 68 276 68 276 68 276 68 276 68 L 278 65 Z M 266 128 C 266 129 266 129 267 129 164 129 164 129 164 129 100 127 100 127 100 127 69 127 69 127 69 127 69 126 69 126 69 126 31 126 31 126 31 126 0 126 0 126 0 126 6 123 6 123 6 123 6 123 9 123 9 123 9 123 13 122 14 122 14 121 17 121 18 120 18 120 19 119 19 119 19 118 20 116 20 116 21 116 23 115 24 115 25 115 25 115 26 115 26 114 27 113 28 113 28 112 27 110 28 110 29 109 31 108 31 108 32 107 32 108 32 107 33 106 33 105 33 104 33 104 35 103 36 102 37 101 40 99 41 99 43 98 45 98 46 97 47 97 48 95 49 94 50 94 58 86 58 86 60 87 60 87 60 87 60 87 59 88 59 88 59 88 58 89 58 89 59 90 59 90 59 90 59 91 59 91 59 91 59 91 60 94 60 94 60 94 63 96 63 96 65 97 65 97 65 97 65 97 67 98 67 98 67 98 68 100 68 100 68 101 73 100 73 100 79 94 79 94 79 94 84 99 84 99 84 99 87 97 87 97 87 97 89 97 89 97 89 97 96 96 96 96 96 96 97 94 97 94 97 94 96 93 96 93 96 93 97 91 97 91 97 91 98 92 98 92 98 92 101 93 101 93 101 93 105 90 105 90 105 90 108 88 108 88 108 88 110 91 110 91 110 91 116 87 116 87 116 87 116 87 116 86 115 86 115 86 115 85 115 84 115 84 118 83 118 83 118 82 118 82 118 82 118 82 117 80 117 80 117 80 117 78 117 78 119 73 119 73 119 73 119 73 120 71 120 71 120 71 123 69 123 69 123 68 126 65 126 65 126 65 128 63 128 63 128 63 129 61 129 61 128 59 128 59 128 59 129 57 129 57 129 57 130 56 130 56 130 56 133 54 133 54 133 54 133 52 133 52 133 52 133 52 136 50 136 50 136 49 136 49 136 49 136 49 137 47 137 47 138 43 138 43 138 43 138 39 138 39 138 39 138 39 141 40 141 40 142 41 143 42 143 42 143 42 144 45 144 45 144 45 151 47 151 47 151 47 156 37 156 37 156 36 158 37 158 37 158 37 158 33 158 33 158 33 161 28 161 28 165 32 165 32 165 32 167 29 167 29 167 29 168 27 168 27 168 27 170 24 170 24 170 24 170 26 170 26 170 26 172 24 172 24 172 24 174 22 174 22 174 22 174 23 174 23 174 23 174 23 176 20 176 20 176 20 181 14 181 14 181 14 181 13 181 13 181 13 180 12 180 12 182 9 182 9 182 9 184 6 184 6 184 6 183 5 183 5 183 5 183 0 183 0 183 0 201 15 201 15 201 15 205 7 205 7 205 7 205 7 210 7 211 8 211 8 214 11 214 11 214 11 212 14 212 14 212 14 212 16 212 16 212 17 215 18 215 18 216 18 219 19 219 19 220 19 221 20 221 20 221 20 222 22 222 22 222 22 224 22 224 22 224 22 226 24 226 24 226 25 229 21 229 21 232 25 232 25 232 25 232 27 232 27 232 27 230 28 230 28 230 28 229 28 229 28 229 28 229 33 229 33 229 33 228 33 228 34 227 34 227 35 226 35 225 35 225 36 225 36 225 36 225 36 225 36 225 37 226 37 226 37 226 37 226 37 225 38 225 38 225 38 224 38 224 38 224 38 223 37 223 37 222 37 222 38 222 38 222 39 221 40 221 40 221 41 221 42 221 42 221 44 220 45 220 47 220 48 220 48 220 49 220 50 221 50 222 50 223 51 224 51 225 50 225 50 226 50 227 50 227 50 228 50 228 50 229 49 230 49 230 49 230 49 230 50 230 50 230 51 230 52 230 53 231 54 231 55 232 56 234 57 235 58 236 59 237 59 238 60 239 60 240 60 240 60 241 60 242 60 242 60 243 60 243 61 244 61 244 61 245 62 245 63 246 63 246 64 247 65 247 65 248 66 249 67 250 67 251 68 252 68 253 69 254 69 254 69 255 70 255 70 255 71 255 72 255 72 255 72 255 73 255 73 255 74 255 74 255 74 255 73 254 73 254 73 254 72 254 72 253 72 253 72 252 72 251 72 251 72 251 72 250 71 249 71 249 72 250 72 250 72 250 72 251 72 251 72 252 72 252 73 253 73 253 73 254 74 255 75 255 77 255 77 255 77 255 78 255 78 255 79 255 79 255 79 254 80 254 80 254 80 254 81 253 81 253 82 253 83 252 82 251 82 251 82 251 81 250 81 249 81 248 81 248 81 247 81 247 80 247 80 247 80 247 80 247 80 246 79 246 79 246 79 246 78 246 77 246 77 245 76 245 76 243 75 242 75 241 73 240 73 240 72 239 72 238 71 238 71 238 70 237 70 237 69 237 69 237 68 236 67 236 67 236 67 236 68 236 69 236 69 236 69 236 70 236 71 236 71 237 71 237 72 238 72 238 73 238 73 239 73 239 73 239 74 240 74 240 74 240 75 240 75 241 76 241 76 242 77 242 77 243 78 243 78 243 78 243 79 244 79 244 79 244 80 245 80 245 81 245 81 245 82 245 82 245 83 247 83 248 83 248 82 249 82 250 83 250 83 250 83 250 83 250 84 251 84 251 84 251 85 251 85 252 86 252 86 253 86 253 86 253 86 252 86 252 87 252 87 251 87 251 87 252 88 252 88 253 88 253 89 253 89 254 89 254 89 254 89 255 90 255 90 255 90 256 90 256 91 256 91 256 91 256 92 256 93 256 94 256 94 256 95 255 95 255 95 255 95 255 95 254 95 254 95 254 95 254 94 254 94 254 94 254 93 253 93 253 92 252 92 251 91 251 91 250 92 251 93 250 93 250 93 250 93 249 93 249 93 249 93 249 92 249 93 249 93 249 94 250 94 251 95 251 95 251 95 251 96 251 96 251 96 251 96 251 97 251 97 251 97 251 98 251 98 251 99 251 100 251 101 251 101 252 102 252 102 252 103 253 103 253 103 253 103 254 104 254 105 253 106 254 107 254 107 254 108 254 108 255 108 255 109 254 109 254 110 254 110 253 110 253 110 253 110 253 110 253 110 253 110 252 110 252 111 252 111 251 111 251 110 250 110 250 110 250 109 249 109 248 109 248 108 248 108 247 108 246 107 245 106 244 105 244 104 244 104 244 103 244 102 244 102 243 101 243 101 243 100 242 100 242 100 241 100 241 100 240 101 239 100 239 100 238 100 238 100 238 100 237 100 237 100 236 100 236 100 236 99 235 99 235 99 234 99 234 99 233 99 233 99 232 99 232 99 232 98 231 98 231 98 231 97 231 98 230 98 231 98 231 98 231 99 232 99 232 99 233 100 233 100 234 100 235 100 236 100 236 100 237 101 238 102 239 102 240 102 241 103 241 104 242 105 241 107 242 108 242 108 243 108 243 108 244 109 244 109 244 109 245 109 245 110 245 110 246 110 246 110 247 111 248 111 248 111 248 112 248 112 248 113 248 113 248 113 248 114 248 114 247 114 246 115 246 116 245 116 246 117 247 116 247 116 247 116 247 115 248 115 248 115 248 114 249 114 250 114 252 114 252 114 253 114 252 115 252 115 252 116 252 116 251 116 252 117 253 117 253 116 254 116 255 115 255 115 255 114 255 114 255 114 254 113 254 113 254 113 254 112 255 111 256 111 256 112 257 112 258 112 258 112 259 113 259 113 260 113 260 113 261 113 262 113 263 113 264 114 264 113 265 113 266 113 266 113 265 114 265 114 265 114 265 114 265 115 265 115 265 115 266 116 265 116 266 116 266 117 266 117 266 118 266 118 266 118 267 119 267 119 266 119 267 120 267 120 267 120 267 120 267 121 267 121 267 122 266 122 266 123 266 124 266 124 266 125 265 125 265 126 265 126 265 127 265 128 265 128 266 128 Z N">
            <draw:equation draw:name="f0" draw:formula="270*logwidth/291"/>
            <draw:equation draw:name="f1" draw:formula="129*logheight/129"/>
            <draw:equation draw:name="f2" draw:formula="290*logwidth/291"/>
            <draw:equation draw:name="f3" draw:formula="67*logheight/129"/>
            <draw:equation draw:name="f4" draw:formula="288*logwidth/291"/>
            <draw:equation draw:name="f5" draw:formula="67*logheight/129"/>
            <draw:equation draw:name="f6" draw:formula="278*logwidth/291"/>
            <draw:equation draw:name="f7" draw:formula="65*logheight/129"/>
            <draw:equation draw:name="f8" draw:formula="283*logwidth/291"/>
            <draw:equation draw:name="f9" draw:formula="72*logheight/129"/>
            <draw:equation draw:name="f10" draw:formula="276*logwidth/291"/>
            <draw:equation draw:name="f11" draw:formula="83*logheight/129"/>
            <draw:equation draw:name="f12" draw:formula="270*logwidth/291"/>
            <draw:equation draw:name="f13" draw:formula="93*logheight/129"/>
            <draw:equation draw:name="f14" draw:formula="267*logwidth/291"/>
            <draw:equation draw:name="f15" draw:formula="101*logheight/129"/>
            <draw:equation draw:name="f16" draw:formula="264*logwidth/291"/>
            <draw:equation draw:name="f17" draw:formula="97*logheight/129"/>
            <draw:equation draw:name="f18" draw:formula="266*logwidth/291"/>
            <draw:equation draw:name="f19" draw:formula="88*logheight/129"/>
            <draw:equation draw:name="f20" draw:formula="274*logwidth/291"/>
            <draw:equation draw:name="f21" draw:formula="73*logheight/129"/>
            <draw:equation draw:name="f22" draw:formula="278*logwidth/291"/>
            <draw:equation draw:name="f23" draw:formula="65*logheight/129"/>
            <draw:equation draw:name="f24" draw:formula="69*logwidth/291"/>
            <draw:equation draw:name="f25" draw:formula="126*logheight/129"/>
            <draw:equation draw:name="f26" draw:formula="18*logwidth/291"/>
            <draw:equation draw:name="f27" draw:formula="120*logheight/129"/>
            <draw:equation draw:name="f28" draw:formula="28*logwidth/291"/>
            <draw:equation draw:name="f29" draw:formula="110*logheight/129"/>
            <draw:equation draw:name="f30" draw:formula="46*logwidth/291"/>
            <draw:equation draw:name="f31" draw:formula="97*logheight/129"/>
            <draw:equation draw:name="f32" draw:formula="59*logwidth/291"/>
            <draw:equation draw:name="f33" draw:formula="90*logheight/129"/>
            <draw:equation draw:name="f34" draw:formula="68*logwidth/291"/>
            <draw:equation draw:name="f35" draw:formula="100*logheight/129"/>
            <draw:equation draw:name="f36" draw:formula="96*logwidth/291"/>
            <draw:equation draw:name="f37" draw:formula="96*logheight/129"/>
            <draw:equation draw:name="f38" draw:formula="105*logwidth/291"/>
            <draw:equation draw:name="f39" draw:formula="90*logheight/129"/>
            <draw:equation draw:name="f40" draw:formula="118*logwidth/291"/>
            <draw:equation draw:name="f41" draw:formula="83*logheight/129"/>
            <draw:equation draw:name="f42" draw:formula="123*logwidth/291"/>
            <draw:equation draw:name="f43" draw:formula="69*logheight/129"/>
            <draw:equation draw:name="f44" draw:formula="130*logwidth/291"/>
            <draw:equation draw:name="f45" draw:formula="56*logheight/129"/>
            <draw:equation draw:name="f46" draw:formula="138*logwidth/291"/>
            <draw:equation draw:name="f47" draw:formula="43*logheight/129"/>
            <draw:equation draw:name="f48" draw:formula="156*logwidth/291"/>
            <draw:equation draw:name="f49" draw:formula="37*logheight/129"/>
            <draw:equation draw:name="f50" draw:formula="168*logwidth/291"/>
            <draw:equation draw:name="f51" draw:formula="27*logheight/129"/>
            <draw:equation draw:name="f52" draw:formula="176*logwidth/291"/>
            <draw:equation draw:name="f53" draw:formula="20*logheight/129"/>
            <draw:equation draw:name="f54" draw:formula="183*logwidth/291"/>
            <draw:equation draw:name="f55" draw:formula="5*logheight/129"/>
            <draw:equation draw:name="f56" draw:formula="212*logwidth/291"/>
            <draw:equation draw:name="f57" draw:formula="14*logheight/129"/>
            <draw:equation draw:name="f58" draw:formula="224*logwidth/291"/>
            <draw:equation draw:name="f59" draw:formula="22*logheight/129"/>
            <draw:equation draw:name="f60" draw:formula="229*logwidth/291"/>
            <draw:equation draw:name="f61" draw:formula="28*logheight/129"/>
            <draw:equation draw:name="f62" draw:formula="226*logwidth/291"/>
            <draw:equation draw:name="f63" draw:formula="37*logheight/129"/>
            <draw:equation draw:name="f64" draw:formula="221*logwidth/291"/>
            <draw:equation draw:name="f65" draw:formula="42*logheight/129"/>
            <draw:equation draw:name="f66" draw:formula="228*logwidth/291"/>
            <draw:equation draw:name="f67" draw:formula="50*logheight/129"/>
            <draw:equation draw:name="f68" draw:formula="239*logwidth/291"/>
            <draw:equation draw:name="f69" draw:formula="60*logheight/129"/>
            <draw:equation draw:name="f70" draw:formula="250*logwidth/291"/>
            <draw:equation draw:name="f71" draw:formula="67*logheight/129"/>
            <draw:equation draw:name="f72" draw:formula="254*logwidth/291"/>
            <draw:equation draw:name="f73" draw:formula="73*logheight/129"/>
            <draw:equation draw:name="f74" draw:formula="252*logwidth/291"/>
            <draw:equation draw:name="f75" draw:formula="72*logheight/129"/>
            <draw:equation draw:name="f76" draw:formula="253*logwidth/291"/>
            <draw:equation draw:name="f77" draw:formula="81*logheight/129"/>
            <draw:equation draw:name="f78" draw:formula="246*logwidth/291"/>
            <draw:equation draw:name="f79" draw:formula="79*logheight/129"/>
            <draw:equation draw:name="f80" draw:formula="237*logwidth/291"/>
            <draw:equation draw:name="f81" draw:formula="69*logheight/129"/>
            <draw:equation draw:name="f82" draw:formula="239*logwidth/291"/>
            <draw:equation draw:name="f83" draw:formula="73*logheight/129"/>
            <draw:equation draw:name="f84" draw:formula="245*logwidth/291"/>
            <draw:equation draw:name="f85" draw:formula="81*logheight/129"/>
            <draw:equation draw:name="f86" draw:formula="252*logwidth/291"/>
            <draw:equation draw:name="f87" draw:formula="86*logheight/129"/>
            <draw:equation draw:name="f88" draw:formula="255*logwidth/291"/>
            <draw:equation draw:name="f89" draw:formula="90*logheight/129"/>
            <draw:equation draw:name="f90" draw:formula="254*logwidth/291"/>
            <draw:equation draw:name="f91" draw:formula="95*logheight/129"/>
            <draw:equation draw:name="f92" draw:formula="249*logwidth/291"/>
            <draw:equation draw:name="f93" draw:formula="92*logheight/129"/>
            <draw:equation draw:name="f94" draw:formula="251*logwidth/291"/>
            <draw:equation draw:name="f95" draw:formula="100*logheight/129"/>
            <draw:equation draw:name="f96" draw:formula="254*logwidth/291"/>
            <draw:equation draw:name="f97" draw:formula="109*logheight/129"/>
            <draw:equation draw:name="f98" draw:formula="248*logwidth/291"/>
            <draw:equation draw:name="f99" draw:formula="109*logheight/129"/>
            <draw:equation draw:name="f100" draw:formula="241*logwidth/291"/>
            <draw:equation draw:name="f101" draw:formula="100*logheight/129"/>
            <draw:equation draw:name="f102" draw:formula="232*logwidth/291"/>
            <draw:equation draw:name="f103" draw:formula="99*logheight/129"/>
            <draw:equation draw:name="f104" draw:formula="236*logwidth/291"/>
            <draw:equation draw:name="f105" draw:formula="100*logheight/129"/>
            <draw:equation draw:name="f106" draw:formula="245*logwidth/291"/>
            <draw:equation draw:name="f107" draw:formula="110*logheight/129"/>
            <draw:equation draw:name="f108" draw:formula="247*logwidth/291"/>
            <draw:equation draw:name="f109" draw:formula="116*logheight/129"/>
            <draw:equation draw:name="f110" draw:formula="253*logwidth/291"/>
            <draw:equation draw:name="f111" draw:formula="117*logheight/129"/>
            <draw:equation draw:name="f112" draw:formula="259*logwidth/291"/>
            <draw:equation draw:name="f113" draw:formula="113*logheight/129"/>
            <draw:equation draw:name="f114" draw:formula="265*logwidth/291"/>
            <draw:equation draw:name="f115" draw:formula="115*logheight/129"/>
            <draw:equation draw:name="f116" draw:formula="267*logwidth/291"/>
            <draw:equation draw:name="f117" draw:formula="122*logheight/129"/>
            <draw:equation draw:name="f118" draw:formula="logwidth"/>
            <draw:equation draw:name="f119" draw:formula="logheight"/>
          </draw:enhanced-geometry>
        </draw:custom-shape>
        <draw:custom-shape draw:name="Freeform 13" draw:style-name="gr3" draw:text-style-name="P2" draw:layer="layout" svg:width="0.733cm" svg:height="1.211cm" svg:x="30.589cm" svg:y="5.72cm">
          <text:p><text:span text:style-name="T1"/></text:p>
          <draw:enhanced-geometry draw:mirror-horizontal="false" draw:mirror-vertical="false" drawooo:sub-view-size="67 110" draw:text-areas="0 0 ?f78 ?f79" svg:viewBox="0 0 0 0" draw:type="ooxml-non-primitive" draw:enhanced-path="M 3 5 C 3 6 2 7 2 8 1 9 2 9 3 10 3 11 3 12 3 13 3 13 3 15 2 16 2 18 2 20 2 21 1 22 3 24 4 25 4 26 4 28 4 28 4 29 4 31 4 32 3 32 4 37 4 37 4 37 3 38 3 39 2 39 1 40 1 41 1 41 1 43 0 44 0 44 0 47 0 47 0 47 1 49 1 49 1 49 1 52 1 53 1 53 1 58 1 58 3 61 3 61 3 61 3 61 1 65 1 65 1 66 0 68 0 68 0 68 1 69 1 70 1 70 2 70 2 70 2 69 2 69 2 69 2 69 3 68 3 68 3 68 4 68 4 68 5 68 5 69 5 70 5 70 6 71 6 71 5 105 5 105 5 105 6 109 6 109 6 109 33 110 33 110 33 110 31 107 31 107 31 107 31 107 31 106 31 106 31 106 30 104 30 103 30 103 31 101 31 101 31 101 31 99 31 99 31 99 33 97 33 97 33 96 34 92 34 92 34 91 33 90 33 90 33 89 34 89 34 88 34 88 36 83 36 83 36 83 35 82 35 81 35 80 36 78 36 77 36 77 35 73 35 73 35 72 37 68 37 68 38 67 39 65 39 64 39 64 39 63 39 63 39 63 41 61 42 60 42 60 42 58 42 57 43 57 44 54 45 54 45 53 46 52 46 52 46 52 46 49 46 49 46 49 48 46 48 46 48 45 48 40 48 40 48 40 48 37 48 36 48 36 48 34 48 34 49 34 51 33 51 33 51 33 53 33 53 33 54 33 56 32 56 32 57 30 57 30 57 30 57 30 60 29 60 29 61 29 61 28 62 27 62 27 63 26 63 26 64 26 64 25 64 25 64 25 64 24 64 23 64 23 64 22 64 22 64 22 66 21 66 21 66 21 64 17 64 16 63 16 62 14 62 14 62 13 63 12 63 12 64 12 64 11 64 10 65 10 65 7 66 7 66 7 67 6 67 6 67 6 67 5 67 5 67 4 66 3 66 3 66 3 67 0 67 0 10 0 10 0 10 0 3 0 3 0 3 0 3 0 3 4 3 5 Z N">
            <draw:equation draw:name="f0" draw:formula="2*logwidth/67"/>
            <draw:equation draw:name="f1" draw:formula="8*logheight/110"/>
            <draw:equation draw:name="f2" draw:formula="3*logwidth/67"/>
            <draw:equation draw:name="f3" draw:formula="13*logheight/110"/>
            <draw:equation draw:name="f4" draw:formula="2*logwidth/67"/>
            <draw:equation draw:name="f5" draw:formula="21*logheight/110"/>
            <draw:equation draw:name="f6" draw:formula="4*logwidth/67"/>
            <draw:equation draw:name="f7" draw:formula="28*logheight/110"/>
            <draw:equation draw:name="f8" draw:formula="4*logwidth/67"/>
            <draw:equation draw:name="f9" draw:formula="37*logheight/110"/>
            <draw:equation draw:name="f10" draw:formula="1*logwidth/67"/>
            <draw:equation draw:name="f11" draw:formula="41*logheight/110"/>
            <draw:equation draw:name="f12" draw:formula="0*logwidth/67"/>
            <draw:equation draw:name="f13" draw:formula="47*logheight/110"/>
            <draw:equation draw:name="f14" draw:formula="1*logwidth/67"/>
            <draw:equation draw:name="f15" draw:formula="53*logheight/110"/>
            <draw:equation draw:name="f16" draw:formula="3*logwidth/67"/>
            <draw:equation draw:name="f17" draw:formula="61*logheight/110"/>
            <draw:equation draw:name="f18" draw:formula="0*logwidth/67"/>
            <draw:equation draw:name="f19" draw:formula="68*logheight/110"/>
            <draw:equation draw:name="f20" draw:formula="2*logwidth/67"/>
            <draw:equation draw:name="f21" draw:formula="70*logheight/110"/>
            <draw:equation draw:name="f22" draw:formula="3*logwidth/67"/>
            <draw:equation draw:name="f23" draw:formula="68*logheight/110"/>
            <draw:equation draw:name="f24" draw:formula="5*logwidth/67"/>
            <draw:equation draw:name="f25" draw:formula="70*logheight/110"/>
            <draw:equation draw:name="f26" draw:formula="5*logwidth/67"/>
            <draw:equation draw:name="f27" draw:formula="105*logheight/110"/>
            <draw:equation draw:name="f28" draw:formula="33*logwidth/67"/>
            <draw:equation draw:name="f29" draw:formula="110*logheight/110"/>
            <draw:equation draw:name="f30" draw:formula="31*logwidth/67"/>
            <draw:equation draw:name="f31" draw:formula="106*logheight/110"/>
            <draw:equation draw:name="f32" draw:formula="31*logwidth/67"/>
            <draw:equation draw:name="f33" draw:formula="101*logheight/110"/>
            <draw:equation draw:name="f34" draw:formula="33*logwidth/67"/>
            <draw:equation draw:name="f35" draw:formula="97*logheight/110"/>
            <draw:equation draw:name="f36" draw:formula="33*logwidth/67"/>
            <draw:equation draw:name="f37" draw:formula="90*logheight/110"/>
            <draw:equation draw:name="f38" draw:formula="36*logwidth/67"/>
            <draw:equation draw:name="f39" draw:formula="83*logheight/110"/>
            <draw:equation draw:name="f40" draw:formula="36*logwidth/67"/>
            <draw:equation draw:name="f41" draw:formula="77*logheight/110"/>
            <draw:equation draw:name="f42" draw:formula="37*logwidth/67"/>
            <draw:equation draw:name="f43" draw:formula="68*logheight/110"/>
            <draw:equation draw:name="f44" draw:formula="39*logwidth/67"/>
            <draw:equation draw:name="f45" draw:formula="63*logheight/110"/>
            <draw:equation draw:name="f46" draw:formula="42*logwidth/67"/>
            <draw:equation draw:name="f47" draw:formula="57*logheight/110"/>
            <draw:equation draw:name="f48" draw:formula="46*logwidth/67"/>
            <draw:equation draw:name="f49" draw:formula="52*logheight/110"/>
            <draw:equation draw:name="f50" draw:formula="48*logwidth/67"/>
            <draw:equation draw:name="f51" draw:formula="46*logheight/110"/>
            <draw:equation draw:name="f52" draw:formula="48*logwidth/67"/>
            <draw:equation draw:name="f53" draw:formula="36*logheight/110"/>
            <draw:equation draw:name="f54" draw:formula="51*logwidth/67"/>
            <draw:equation draw:name="f55" draw:formula="33*logheight/110"/>
            <draw:equation draw:name="f56" draw:formula="56*logwidth/67"/>
            <draw:equation draw:name="f57" draw:formula="32*logheight/110"/>
            <draw:equation draw:name="f58" draw:formula="60*logwidth/67"/>
            <draw:equation draw:name="f59" draw:formula="29*logheight/110"/>
            <draw:equation draw:name="f60" draw:formula="63*logwidth/67"/>
            <draw:equation draw:name="f61" draw:formula="26*logheight/110"/>
            <draw:equation draw:name="f62" draw:formula="64*logwidth/67"/>
            <draw:equation draw:name="f63" draw:formula="23*logheight/110"/>
            <draw:equation draw:name="f64" draw:formula="66*logwidth/67"/>
            <draw:equation draw:name="f65" draw:formula="21*logheight/110"/>
            <draw:equation draw:name="f66" draw:formula="62*logwidth/67"/>
            <draw:equation draw:name="f67" draw:formula="14*logheight/110"/>
            <draw:equation draw:name="f68" draw:formula="64*logwidth/67"/>
            <draw:equation draw:name="f69" draw:formula="10*logheight/110"/>
            <draw:equation draw:name="f70" draw:formula="67*logwidth/67"/>
            <draw:equation draw:name="f71" draw:formula="6*logheight/110"/>
            <draw:equation draw:name="f72" draw:formula="66*logwidth/67"/>
            <draw:equation draw:name="f73" draw:formula="3*logheight/110"/>
            <draw:equation draw:name="f74" draw:formula="10*logwidth/67"/>
            <draw:equation draw:name="f75" draw:formula="0*logheight/110"/>
            <draw:equation draw:name="f76" draw:formula="3*logwidth/67"/>
            <draw:equation draw:name="f77" draw:formula="5*logheight/110"/>
            <draw:equation draw:name="f78" draw:formula="logwidth"/>
            <draw:equation draw:name="f79" draw:formula="logheight"/>
          </draw:enhanced-geometry>
        </draw:custom-shape>
        <draw:custom-shape draw:name="Freeform 14" draw:style-name="gr5" draw:text-style-name="P2" draw:layer="layout" svg:width="1.899cm" svg:height="2.464cm" svg:x="15.164cm" svg:y="7.308cm">
          <text:p><text:span text:style-name="T1"/></text:p>
          <draw:enhanced-geometry draw:mirror-horizontal="false" draw:mirror-vertical="false" drawooo:sub-view-size="414 537" draw:text-areas="0 0 ?f14 ?f15" svg:viewBox="0 0 0 0" draw:type="ooxml-non-primitive" draw:enhanced-path="M 414 537 L 0 537 0 0 247 0 247 110 412 110 414 537 Z N">
            <draw:equation draw:name="f0" draw:formula="414*logwidth/414"/>
            <draw:equation draw:name="f1" draw:formula="537*logheight/537"/>
            <draw:equation draw:name="f2" draw:formula="0*logwidth/414"/>
            <draw:equation draw:name="f3" draw:formula="537*logheight/537"/>
            <draw:equation draw:name="f4" draw:formula="0*logwidth/414"/>
            <draw:equation draw:name="f5" draw:formula="0*logheight/537"/>
            <draw:equation draw:name="f6" draw:formula="247*logwidth/414"/>
            <draw:equation draw:name="f7" draw:formula="0*logheight/537"/>
            <draw:equation draw:name="f8" draw:formula="247*logwidth/414"/>
            <draw:equation draw:name="f9" draw:formula="110*logheight/537"/>
            <draw:equation draw:name="f10" draw:formula="412*logwidth/414"/>
            <draw:equation draw:name="f11" draw:formula="110*logheight/537"/>
            <draw:equation draw:name="f12" draw:formula="414*logwidth/414"/>
            <draw:equation draw:name="f13" draw:formula="537*logheight/537"/>
            <draw:equation draw:name="f14" draw:formula="logwidth"/>
            <draw:equation draw:name="f15" draw:formula="logheight"/>
          </draw:enhanced-geometry>
        </draw:custom-shape>
        <draw:custom-shape draw:name="Freeform 15" draw:style-name="gr4" draw:text-style-name="P2" draw:layer="layout" svg:width="4.974cm" svg:height="4.754cm" svg:x="17.977cm" svg:y="10.007cm">
          <text:p><text:span text:style-name="T1"/></text:p>
          <draw:enhanced-geometry draw:mirror-horizontal="false" draw:mirror-vertical="false" drawooo:sub-view-size="452 432" draw:text-areas="0 0 ?f122 ?f123" svg:viewBox="0 0 0 0" draw:type="ooxml-non-primitive" draw:enhanced-path="M 331 354 C 331 353 331 352 332 352 332 351 333 349 334 349 334 348 334 347 335 347 335 347 335 346 336 346 336 346 336 346 336 345 336 345 337 345 338 344 339 344 339 343 340 342 340 342 340 341 341 341 341 341 342 341 342 340 343 340 343 340 344 339 344 339 344 339 345 339 346 338 346 338 347 338 347 338 348 337 348 337 349 336 350 336 350 336 351 335 351 335 351 335 352 335 352 334 352 334 352 334 353 333 353 334 353 334 353 335 353 335 353 336 353 336 352 337 352 337 352 337 351 337 351 337 351 337 350 337 350 338 349 338 348 338 348 338 348 339 348 339 348 339 347 339 347 339 346 340 346 340 345 341 345 341 344 341 344 342 344 342 343 342 343 342 343 342 343 342 342 343 342 343 342 343 341 343 341 344 341 344 341 344 340 344 340 344 340 345 339 345 338 346 337 346 337 347 336 348 336 348 336 348 336 348 336 349 336 349 336 349 335 350 334 351 332 352 331 354 331 354 331 355 331 354 Z M 330 356 C 330 356 330 356 330 356 330 356 330 356 330 356 331 356 331 355 330 355 330 355 330 356 330 356 Z M 321 375 C 322 374 322 374 322 374 322 373 322 373 322 372 323 372 323 371 323 370 323 370 323 369 324 369 324 368 325 367 325 366 325 365 326 365 326 364 326 364 326 363 327 363 327 362 327 361 328 360 328 360 329 359 329 359 329 358 330 357 329 357 329 357 329 357 329 358 328 358 328 358 328 358 327 359 327 360 327 360 326 361 326 361 325 362 325 363 324 364 324 365 324 366 324 366 323 367 323 367 323 367 323 368 322 369 322 370 322 371 321 371 321 371 321 372 321 372 321 372 321 373 321 374 321 375 321 375 321 375 321 375 321 375 Z M 321 379 C 321 379 321 378 321 378 321 377 321 377 321 377 321 377 321 377 321 376 320 377 320 377 320 378 320 378 320 379 321 379 Z M 320 387 C 320 386 320 386 320 386 320 385 320 384 320 384 320 383 320 382 320 382 320 381 320 381 320 381 320 380 319 380 319 381 319 381 319 381 319 382 319 382 319 383 319 384 319 385 319 385 319 386 319 386 319 386 319 386 320 387 320 387 320 387 Z M 320 397 C 320 397 320 398 320 398 320 399 320 399 321 399 321 399 321 399 321 400 321 400 321 400 321 400 321 400 321 401 322 401 322 402 322 402 322 403 322 403 322 404 323 404 323 404 322 402 322 402 322 402 322 401 322 400 322 400 322 400 322 400 321 399 321 399 321 399 321 398 321 398 321 397 320 397 321 397 320 396 320 396 320 397 320 397 Z M 451 229 C 451 229 451 229 451 228 452 228 452 227 452 227 452 226 452 225 451 225 451 225 452 224 452 223 452 223 452 222 452 222 452 222 451 223 451 223 451 223 450 222 450 222 450 221 450 221 450 220 450 220 448 218 447 217 447 217 447 216 447 216 447 216 448 215 448 214 448 214 447 214 447 213 447 213 447 212 447 211 446 211 445 210 445 210 445 210 445 209 446 209 446 209 446 209 446 209 446 208 443 207 443 206 442 206 443 204 443 204 443 204 443 202 443 201 443 200 441 196 441 196 441 195 435 189 435 189 435 127 435 127 435 127 435 126 434 126 434 125 434 125 434 124 434 124 434 123 433 124 433 124 432 125 432 125 431 125 431 124 431 124 431 124 431 124 431 124 430 124 429 123 429 124 429 125 429 125 428 125 428 125 428 124 428 124 427 124 427 124 427 125 427 125 427 125 426 125 426 124 426 124 426 124 425 125 425 124 425 125 424 125 424 125 424 125 424 125 424 125 424 125 424 125 423 126 423 125 423 125 422 125 423 125 423 124 423 123 422 124 421 124 421 124 420 123 420 123 420 123 420 123 421 122 421 122 420 121 420 121 418 123 418 123 418 123 418 122 418 122 417 121 417 121 417 121 416 121 416 120 416 120 416 120 416 120 415 120 415 120 415 120 415 120 414 120 414 119 414 119 414 119 413 119 413 120 413 120 413 120 412 120 411 119 411 119 411 119 411 119 411 119 410 119 410 118 410 118 410 118 410 117 410 117 409 117 409 117 409 117 410 117 410 117 409 116 408 117 408 117 408 117 408 118 407 118 407 118 407 117 407 117 406 117 406 116 406 116 406 116 405 116 405 116 405 116 405 116 404 115 404 115 404 115 404 115 404 114 404 114 403 114 403 114 403 113 403 113 403 112 402 112 401 112 400 112 399 112 399 111 399 110 399 110 398 110 398 110 398 111 398 111 397 111 397 109 397 109 396 108 395 108 394 108 393 108 393 109 393 110 393 110 393 110 393 110 392 110 392 111 392 111 391 112 390 112 389 112 388 112 387 112 386 112 385 112 385 112 385 111 385 111 384 111 384 111 384 111 384 111 383 111 383 111 383 111 382 111 382 110 382 110 382 110 381 109 381 109 381 109 380 109 380 110 379 110 379 110 379 110 379 110 378 111 377 110 376 111 376 111 376 111 376 112 376 112 376 112 375 112 375 112 374 112 374 112 373 113 373 113 373 113 373 113 372 113 372 113 372 113 372 113 371 112 371 112 370 112 370 112 370 112 370 111 370 111 369 111 369 112 368 112 368 112 368 111 367 111 367 112 367 112 367 112 366 113 366 113 365 113 365 113 364 113 363 113 363 113 362 113 362 114 361 114 361 114 361 115 361 115 361 116 361 116 360 117 359 116 359 116 358 116 357 116 357 116 356 116 356 117 356 118 356 118 356 119 355 120 355 120 354 118 354 118 353 117 353 116 352 116 351 116 350 116 350 116 349 116 349 115 349 115 349 115 349 114 348 114 348 114 344 113 345 112 346 112 346 112 346 111 346 110 345 109 344 110 344 111 344 111 344 111 343 112 343 112 343 113 342 113 341 114 340 113 340 113 340 112 339 112 339 112 339 112 338 112 338 112 338 112 337 112 337 113 337 112 337 112 337 112 337 112 337 111 337 111 336 110 336 109 335 109 335 109 335 109 335 109 334 109 333 109 333 109 333 110 333 110 333 111 333 111 333 112 332 112 331 112 331 113 331 113 331 113 331 113 331 113 330 113 330 113 330 113 329 114 329 114 329 115 329 115 329 116 330 116 329 116 329 117 329 117 329 118 329 118 327 118 326 117 326 116 326 115 326 115 326 114 326 114 326 113 326 113 326 112 326 112 326 111 326 111 326 110 325 110 325 110 325 111 324 111 324 112 324 112 324 112 323 112 323 112 323 112 322 111 322 111 321 112 321 112 321 112 321 112 320 113 320 113 320 113 320 114 319 114 318 114 317 114 317 113 316 113 316 112 317 112 317 111 316 110 314 111 313 111 313 111 313 111 312 110 312 110 312 109 312 109 312 108 311 108 310 108 310 107 310 107 309 107 309 107 308 107 308 108 308 108 307 108 307 109 306 109 306 109 306 110 305 110 304 111 303 111 303 112 303 112 302 112 301 112 301 112 300 111 300 111 299 111 299 110 298 110 299 108 299 108 299 108 299 107 299 107 299 107 299 107 298 107 297 107 296 106 296 106 295 106 295 106 295 105 295 104 294 103 294 102 294 102 294 101 294 100 293 100 293 101 292 102 291 102 290 101 289 101 288 100 287 100 286 100 285 100 285 101 285 101 284 102 284 102 284 102 283 103 282 103 281 103 280 102 279 101 278 100 277 99 275 100 273 100 273 101 272 101 271 101 271 101 270 99 269 100 269 100 268 100 268 100 267 100 267 99 266 99 266 99 265 98 265 98 265 98 264 97 264 97 263 97 263 97 263 98 262 98 262 98 261 98 260 98 259 97 258 97 258 97 257 97 257 97 256 96 256 94 256 93 256 93 256 92 255 92 255 92 255 91 254 91 254 90 254 90 254 90 254 89 253 90 253 89 253 89 252 89 252 88 252 88 252 88 251 88 251 87 251 87 251 87 250 88 250 88 250 89 250 89 250 90 249 91 249 91 248 90 248 90 247 90 246 89 246 89 245 89 245 89 244 89 244 89 243 90 243 90 242 90 241 90 240 90 240 90 239 90 238 90 238 90 238 89 238 89 237 88 236 87 236 87 235 86 234 85 233 84 233 83 232 83 231 82 231 82 231 82 230 82 230 83 229 83 229 82 229 0 229 0 229 0 124 0 124 0 124 0 123 189 123 189 123 189 0 188 0 188 0 188 0 188 0 190 0 190 0 190 0 190 0 190 1 191 1 191 1 191 0 192 0 192 0 192 0 192 0 193 0 193 0 193 0 194 0 195 1 195 2 196 2 196 3 196 4 197 4 197 5 199 5 199 5 199 6 198 6 198 6 198 9 201 9 201 9 201 12 206 12 206 12 206 15 210 15 210 15 210 15 210 19 212 19 212 19 212 22 214 22 214 24 215 24 215 24 215 28 220 28 220 28 220 30 223 30 223 30 223 36 226 36 226 36 226 37 230 37 230 37 230 42 233 42 233 42 233 42 235 42 235 42 235 47 237 47 237 47 237 49 237 49 237 49 237 49 237 49 238 49 238 49 238 52 239 52 239 52 239 54 242 54 242 56 242 56 242 56 242 57 245 57 245 57 245 59 245 59 245 59 245 61 249 61 249 61 249 61 254 61 254 61 254 67 260 67 260 67 260 67 272 67 272 67 272 67 272 71 277 71 277 71 277 72 283 72 283 75 286 75 286 75 286 75 286 80 288 80 288 80 288 83 289 83 289 83 289 85 293 85 293 85 293 89 296 89 296 91 297 91 297 91 297 98 298 98 298 98 298 98 300 98 300 98 300 98 300 100 300 100 300 100 300 100 302 100 302 100 302 103 302 103 302 103 302 106 302 106 302 109 306 109 306 109 306 112 309 112 309 112 309 114 307 114 307 114 307 115 310 115 310 115 310 121 310 121 310 121 310 122 307 122 307 122 307 122 307 125 304 125 304 125 304 125 303 125 303 125 303 126 301 126 301 126 301 127 302 127 302 130 300 130 300 130 300 130 300 129 299 129 299 128 298 128 298 129 298 129 298 129 297 129 297 129 297 129 296 129 296 129 295 130 294 130 294 130 294 132 293 132 293 132 288 132 288 132 288 137 279 137 279 137 279 138 280 138 280 138 280 140 278 140 278 140 278 141 279 141 279 141 279 143 277 143 277 143 277 143 277 145 278 145 278 145 278 146 279 146 279 147 276 147 276 147 276 149 274 149 274 149 274 158 278 158 278 158 278 160 276 160 276 160 276 162 278 162 278 162 278 164 277 164 277 164 277 166 277 166 277 166 277 167 277 167 277 167 277 167 278 167 278 167 278 167 278 169 278 169 278 170 278 171 279 171 279 171 279 173 279 173 279 173 279 175 278 175 278 176 277 176 277 176 277 176 279 176 279 176 279 176 279 178 278 178 278 178 278 178 278 178 278 179 279 179 279 179 279 180 279 180 279 180 279 180 280 180 280 180 280 182 283 182 283 182 283 184 283 184 283 184 283 184 286 184 286 184 286 186 284 186 284 186 284 186 288 186 288 186 288 192 290 192 290 192 290 194 294 194 294 194 294 201 298 201 298 201 298 202 302 202 302 202 302 206 305 206 305 206 305 206 311 206 311 206 311 210 316 210 316 210 316 211 321 211 321 211 321 215 325 215 325 215 325 215 328 215 328 215 328 218 328 218 328 218 328 216 330 216 330 216 330 217 332 217 332 217 332 218 335 218 335 218 335 219 337 219 337 219 337 221 339 221 339 221 339 221 340 221 340 221 340 226 342 226 342 226 342 229 348 229 348 229 348 231 349 231 349 231 349 234 357 234 357 234 357 236 357 236 357 236 357 239 361 239 361 239 361 244 363 244 363 244 363 245 365 245 365 245 365 247 370 247 370 247 370 247 370 246 372 246 372 246 372 245 375 245 375 248 377 248 377 248 377 249 383 249 383 249 383 248 385 248 385 248 385 250 388 250 388 250 388 250 389 250 389 250 389 252 390 252 390 252 390 252 392 252 392 252 392 254 393 254 393 254 393 256 397 256 397 256 397 256 397 257 399 257 400 257 400 257 405 257 405 260 407 260 407 260 407 260 407 259 409 259 409 259 409 260 410 260 410 264 410 264 410 264 410 265 411 265 411 265 411 266 410 266 410 266 410 267 412 267 412 267 412 268 412 268 412 268 412 270 411 270 411 270 411 275 417 275 417 275 417 278 416 278 416 278 416 281 418 281 418 281 418 283 417 283 417 283 417 284 419 284 419 284 419 286 419 286 419 286 419 287 422 287 422 287 422 288 421 288 421 288 421 288 422 288 422 288 422 292 424 292 424 292 424 293 423 293 423 293 423 295 423 295 423 295 423 295 424 295 424 295 424 297 423 297 423 297 423 303 423 303 423 303 423 306 424 306 424 306 424 310 425 310 425 310 425 310 425 318 432 318 432 318 432 318 431 318 431 318 430 319 432 319 432 319 432 320 431 320 430 320 430 320 428 320 428 320 428 324 428 324 428 325 428 327 428 327 428 327 428 327 427 327 426 328 426 327 426 327 426 327 426 326 427 326 427 326 427 325 427 325 426 325 426 326 426 326 425 326 425 326 424 326 424 326 423 326 423 325 423 324 423 324 423 323 422 323 421 322 421 322 420 322 420 322 419 322 418 321 418 322 417 322 416 321 415 321 415 321 415 321 415 321 414 321 413 321 413 320 412 320 411 319 410 318 409 318 409 318 409 318 407 318 407 318 407 318 407 318 406 319 406 318 405 318 404 318 404 318 404 318 403 317 403 318 402 318 402 318 402 318 401 317 401 317 400 317 400 317 399 317 399 317 397 316 397 316 396 314 395 314 394 313 393 313 393 313 393 313 392 314 393 314 392 314 392 314 392 314 392 314 391 314 389 314 389 314 389 314 388 314 388 315 387 317 388 317 388 317 388 317 387 317 387 317 387 317 386 317 386 317 386 316 385 316 385 316 385 317 384 317 384 317 384 317 383 317 381 317 381 317 381 317 380 317 380 317 380 317 380 317 379 318 379 318 379 318 378 316 378 316 378 315 378 315 379 315 379 315 379 314 378 314 378 313 378 312 378 311 378 311 378 310 378 309 378 309 377 309 377 309 377 309 377 309 377 309 377 308 377 308 377 309 377 309 376 310 377 310 376 310 376 311 376 311 376 312 376 312 376 313 375 313 375 314 374 315 375 315 375 314 376 314 376 314 376 315 377 315 377 315 376 315 376 316 376 316 376 317 376 317 376 318 376 318 375 318 375 319 375 319 375 319 375 319 374 319 374 319 374 319 373 319 373 320 372 320 372 320 372 320 371 320 371 320 370 321 369 321 369 320 368 321 367 321 367 321 366 322 366 322 365 322 365 322 365 323 364 323 364 323 363 323 363 323 362 324 362 324 362 324 361 324 361 324 361 323 360 323 360 323 360 322 360 321 360 321 359 320 359 320 358 320 358 320 358 320 358 320 357 319 357 319 357 319 357 319 356 319 356 319 356 319 356 319 355 319 355 318 355 318 354 318 354 318 354 319 354 319 354 320 354 321 354 321 353 321 353 321 353 321 353 322 353 322 353 323 353 323 353 324 353 324 354 324 354 325 354 325 355 325 355 326 355 326 355 327 355 327 355 327 355 327 355 327 355 327 354 327 354 327 354 328 353 329 352 329 351 330 350 330 349 331 348 331 347 331 346 331 346 331 346 331 346 330 346 330 346 330 346 329 346 329 346 329 347 329 347 328 347 328 347 327 347 326 346 326 346 326 345 325 345 326 345 326 345 327 345 327 344 328 344 328 344 328 343 329 343 329 343 329 343 329 343 330 343 330 343 330 342 330 342 331 342 331 342 331 342 331 341 332 341 332 341 333 341 333 341 333 342 333 342 333 343 333 343 333 343 334 343 334 343 335 343 336 343 336 343 337 342 338 342 338 341 339 340 340 340 340 339 340 339 340 338 340 338 340 338 340 337 340 337 340 337 340 336 340 336 340 336 340 336 339 336 340 335 340 335 340 334 339 334 339 333 338 333 338 333 339 332 340 332 342 332 343 333 343 333 343 334 343 335 343 336 343 335 344 335 345 335 345 336 346 335 347 335 348 334 348 334 349 333 350 333 351 332 352 332 353 332 353 331 353 330 352 330 352 329 352 329 352 329 351 328 351 328 350 327 349 327 349 326 348 326 347 326 347 326 347 326 347 325 346 325 346 325 346 325 346 325 346 324 346 324 346 323 346 322 346 322 346 322 346 321 347 321 347 321 347 320 347 321 348 321 347 322 348 323 348 323 349 323 349 323 350 323 351 323 351 324 352 324 351 324 352 324 352 324 353 324 353 324 354 324 353 323 353 322 353 322 354 321 354 321 354 321 355 322 355 322 355 323 355 323 355 323 356 323 356 323 356 323 357 323 357 322 357 322 358 322 358 321 359 321 359 321 360 320 360 321 360 321 360 321 360 322 360 322 360 323 360 323 360 324 360 324 360 324 360 325 360 325 360 325 360 326 360 325 361 325 361 325 361 325 362 325 362 325 363 325 363 325 363 325 363 324 364 324 364 324 365 324 365 324 366 324 366 324 366 324 366 323 367 323 367 323 367 323 367 323 367 323 368 323 368 323 368 323 368 324 368 324 368 325 367 325 367 325 366 326 365 326 365 326 364 327 362 327 361 328 359 329 359 329 358 330 357 330 357 330 356 331 357 331 357 332 357 331 357 331 358 331 359 330 359 330 360 330 361 329 362 328 363 328 364 327 365 327 366 326 367 326 368 326 369 325 369 325 370 324 370 324 370 324 370 323 370 323 370 323 370 323 370 321 372 320 374 320 375 319 375 319 376 319 377 319 378 319 379 319 380 318 381 318 381 318 382 317 383 317 383 316 384 316 385 315 386 315 388 314 389 314 389 314 391 313 392 312 393 311 393 310 393 310 394 310 394 309 395 309 395 309 396 309 397 308 397 307 397 307 397 306 397 306 397 306 397 306 396 306 396 306 396 306 396 305 396 305 395 305 395 305 395 305 396 304 396 304 396 304 396 303 396 303 397 303 397 303 398 302 399 302 400 302 400 301 401 300 402 300 402 299 403 299 403 299 403 299 403 298 404 298 404 298 404 298 405 298 406 297 406 297 406 296 406 296 406 295 406 295 406 294 406 293 406 293 405 292 405 292 405 292 405 292 405 292 404 292 404 291 403 291 404 291 404 290 404 290 405 290 404 289 404 289 403 289 403 289 403 289 403 289 402 289 402 288 402 288 401 287 402 287 402 287 402 286 402 286 402 285 401 285 402 285 402 285 402 284 402 284 402 283 402 283 402 281 401 281 400 281 400 281 399 280 399 280 399 279 399 279 399 279 399 278 399 277 399 277 400 276 400 277 400 278 401 278 401 279 401 279 401 280 402 280 402 280 403 281 404 282 404 282 405 283 406 283 407 282 407 282 407 281 407 281 408 280 408 279 409 279 410 279 411 279 412 279 412 279 412 279 412 280 413 280 412 281 412 281 412 282 412 282 412 283 412 283 412 284 412 285 412 285 411 286 411 286 411 287 411 287 411 288 411 289 412 288 412 288 413 288 414 288 415 287 416 287 417 287 417 287 418 287 419 287 419 288 419 288 418 288 418 289 417 289 416 290 416 290 415 291 413 291 412 291 412 292 411 293 411 293 410 293 410 294 410 294 410 294 411 293 412 293 413 293 414 292 415 291 417 290 419 289 421 289 423 288 425 287 427 286 428 286 429 285 431 284 432 284 433 284 434 283 434 283 435 283 435 283 436 282 438 282 439 282 440 283 441 283 441 282 442 281 441 281 441 280 440 280 439 279 439 279 439 278 439 277 439 277 439 276 439 276 440 275 440 274 440 274 441 273 441 272 440 272 441 271 441 270 443 270 443 271 444 269 446 267 446 267 446 266 446 262 446 262 446 261 446 259 446 258 446 258 445 257 444 256 444 255 445 255 445 254 445 254 446 253 446 252 446 252 446 249 446 249 446 248 445 247 445 247 445 246 447 246 447 245 448 245 449 242 450 241 450 240 451 237 451 237 451 236 452 234 452 234 452 233 452 232 452 232 452 231 451 230 451 229 Z N">
            <draw:equation draw:name="f0" draw:formula="345*logwidth/452"/>
            <draw:equation draw:name="f1" draw:formula="339*logheight/432"/>
            <draw:equation draw:name="f2" draw:formula="348*logwidth/452"/>
            <draw:equation draw:name="f3" draw:formula="339*logheight/432"/>
            <draw:equation draw:name="f4" draw:formula="335*logwidth/452"/>
            <draw:equation draw:name="f5" draw:formula="350*logheight/432"/>
            <draw:equation draw:name="f6" draw:formula="324*logwidth/452"/>
            <draw:equation draw:name="f7" draw:formula="369*logheight/432"/>
            <draw:equation draw:name="f8" draw:formula="323*logwidth/452"/>
            <draw:equation draw:name="f9" draw:formula="367*logheight/432"/>
            <draw:equation draw:name="f10" draw:formula="321*logwidth/452"/>
            <draw:equation draw:name="f11" draw:formula="379*logheight/432"/>
            <draw:equation draw:name="f12" draw:formula="320*logwidth/452"/>
            <draw:equation draw:name="f13" draw:formula="397*logheight/432"/>
            <draw:equation draw:name="f14" draw:formula="321*logwidth/452"/>
            <draw:equation draw:name="f15" draw:formula="397*logheight/432"/>
            <draw:equation draw:name="f16" draw:formula="447*logwidth/452"/>
            <draw:equation draw:name="f17" draw:formula="217*logheight/432"/>
            <draw:equation draw:name="f18" draw:formula="435*logwidth/452"/>
            <draw:equation draw:name="f19" draw:formula="189*logheight/432"/>
            <draw:equation draw:name="f20" draw:formula="426*logwidth/452"/>
            <draw:equation draw:name="f21" draw:formula="124*logheight/432"/>
            <draw:equation draw:name="f22" draw:formula="417*logwidth/452"/>
            <draw:equation draw:name="f23" draw:formula="121*logheight/432"/>
            <draw:equation draw:name="f24" draw:formula="410*logwidth/452"/>
            <draw:equation draw:name="f25" draw:formula="117*logheight/432"/>
            <draw:equation draw:name="f26" draw:formula="398*logwidth/452"/>
            <draw:equation draw:name="f27" draw:formula="110*logheight/432"/>
            <draw:equation draw:name="f28" draw:formula="382*logwidth/452"/>
            <draw:equation draw:name="f29" draw:formula="111*logheight/432"/>
            <draw:equation draw:name="f30" draw:formula="370*logwidth/452"/>
            <draw:equation draw:name="f31" draw:formula="112*logheight/432"/>
            <draw:equation draw:name="f32" draw:formula="356*logwidth/452"/>
            <draw:equation draw:name="f33" draw:formula="118*logheight/432"/>
            <draw:equation draw:name="f34" draw:formula="340*logwidth/452"/>
            <draw:equation draw:name="f35" draw:formula="113*logheight/432"/>
            <draw:equation draw:name="f36" draw:formula="331*logwidth/452"/>
            <draw:equation draw:name="f37" draw:formula="113*logheight/432"/>
            <draw:equation draw:name="f38" draw:formula="324*logwidth/452"/>
            <draw:equation draw:name="f39" draw:formula="112*logheight/432"/>
            <draw:equation draw:name="f40" draw:formula="309*logwidth/452"/>
            <draw:equation draw:name="f41" draw:formula="107*logheight/432"/>
            <draw:equation draw:name="f42" draw:formula="295*logwidth/452"/>
            <draw:equation draw:name="f43" draw:formula="105*logheight/432"/>
            <draw:equation draw:name="f44" draw:formula="269*logwidth/452"/>
            <draw:equation draw:name="f45" draw:formula="100*logheight/432"/>
            <draw:equation draw:name="f46" draw:formula="254*logwidth/452"/>
            <draw:equation draw:name="f47" draw:formula="90*logheight/432"/>
            <draw:equation draw:name="f48" draw:formula="238*logwidth/452"/>
            <draw:equation draw:name="f49" draw:formula="90*logheight/432"/>
            <draw:equation draw:name="f50" draw:formula="0*logwidth/452"/>
            <draw:equation draw:name="f51" draw:formula="190*logheight/432"/>
            <draw:equation draw:name="f52" draw:formula="19*logwidth/452"/>
            <draw:equation draw:name="f53" draw:formula="212*logheight/432"/>
            <draw:equation draw:name="f54" draw:formula="52*logwidth/452"/>
            <draw:equation draw:name="f55" draw:formula="239*logheight/432"/>
            <draw:equation draw:name="f56" draw:formula="80*logwidth/452"/>
            <draw:equation draw:name="f57" draw:formula="288*logheight/432"/>
            <draw:equation draw:name="f58" draw:formula="112*logwidth/452"/>
            <draw:equation draw:name="f59" draw:formula="309*logheight/432"/>
            <draw:equation draw:name="f60" draw:formula="129*logwidth/452"/>
            <draw:equation draw:name="f61" draw:formula="297*logheight/432"/>
            <draw:equation draw:name="f62" draw:formula="147*logwidth/452"/>
            <draw:equation draw:name="f63" draw:formula="276*logheight/432"/>
            <draw:equation draw:name="f64" draw:formula="175*logwidth/452"/>
            <draw:equation draw:name="f65" draw:formula="278*logheight/432"/>
            <draw:equation draw:name="f66" draw:formula="186*logwidth/452"/>
            <draw:equation draw:name="f67" draw:formula="288*logheight/432"/>
            <draw:equation draw:name="f68" draw:formula="216*logwidth/452"/>
            <draw:equation draw:name="f69" draw:formula="330*logheight/432"/>
            <draw:equation draw:name="f70" draw:formula="244*logwidth/452"/>
            <draw:equation draw:name="f71" draw:formula="363*logheight/432"/>
            <draw:equation draw:name="f72" draw:formula="254*logwidth/452"/>
            <draw:equation draw:name="f73" draw:formula="393*logheight/432"/>
            <draw:equation draw:name="f74" draw:formula="270*logwidth/452"/>
            <draw:equation draw:name="f75" draw:formula="411*logheight/432"/>
            <draw:equation draw:name="f76" draw:formula="295*logwidth/452"/>
            <draw:equation draw:name="f77" draw:formula="423*logheight/432"/>
            <draw:equation draw:name="f78" draw:formula="327*logwidth/452"/>
            <draw:equation draw:name="f79" draw:formula="428*logheight/432"/>
            <draw:equation draw:name="f80" draw:formula="321*logwidth/452"/>
            <draw:equation draw:name="f81" draw:formula="415*logheight/432"/>
            <draw:equation draw:name="f82" draw:formula="314*logwidth/452"/>
            <draw:equation draw:name="f83" draw:formula="394*logheight/432"/>
            <draw:equation draw:name="f84" draw:formula="317*logwidth/452"/>
            <draw:equation draw:name="f85" draw:formula="380*logheight/432"/>
            <draw:equation draw:name="f86" draw:formula="311*logwidth/452"/>
            <draw:equation draw:name="f87" draw:formula="376*logheight/432"/>
            <draw:equation draw:name="f88" draw:formula="321*logwidth/452"/>
            <draw:equation draw:name="f89" draw:formula="369*logheight/432"/>
            <draw:equation draw:name="f90" draw:formula="319*logwidth/452"/>
            <draw:equation draw:name="f91" draw:formula="356*logheight/432"/>
            <draw:equation draw:name="f92" draw:formula="327*logwidth/452"/>
            <draw:equation draw:name="f93" draw:formula="354*logheight/432"/>
            <draw:equation draw:name="f94" draw:formula="329*logwidth/452"/>
            <draw:equation draw:name="f95" draw:formula="343*logheight/432"/>
            <draw:equation draw:name="f96" draw:formula="340*logwidth/452"/>
            <draw:equation draw:name="f97" draw:formula="336*logheight/432"/>
            <draw:equation draw:name="f98" draw:formula="352*logwidth/452"/>
            <draw:equation draw:name="f99" draw:formula="329*logheight/432"/>
            <draw:equation draw:name="f100" draw:formula="351*logwidth/452"/>
            <draw:equation draw:name="f101" draw:formula="324*logheight/432"/>
            <draw:equation draw:name="f102" draw:formula="360*logwidth/452"/>
            <draw:equation draw:name="f103" draw:formula="323*logheight/432"/>
            <draw:equation draw:name="f104" draw:formula="368*logwidth/452"/>
            <draw:equation draw:name="f105" draw:formula="325*logheight/432"/>
            <draw:equation draw:name="f106" draw:formula="370*logwidth/452"/>
            <draw:equation draw:name="f107" draw:formula="323*logheight/432"/>
            <draw:equation draw:name="f108" draw:formula="397*logwidth/452"/>
            <draw:equation draw:name="f109" draw:formula="307*logheight/432"/>
            <draw:equation draw:name="f110" draw:formula="406*logwidth/452"/>
            <draw:equation draw:name="f111" draw:formula="297*logheight/432"/>
            <draw:equation draw:name="f112" draw:formula="401*logwidth/452"/>
            <draw:equation draw:name="f113" draw:formula="285*logheight/432"/>
            <draw:equation draw:name="f114" draw:formula="407*logwidth/452"/>
            <draw:equation draw:name="f115" draw:formula="281*logheight/432"/>
            <draw:equation draw:name="f116" draw:formula="419*logwidth/452"/>
            <draw:equation draw:name="f117" draw:formula="288*logheight/432"/>
            <draw:equation draw:name="f118" draw:formula="435*logwidth/452"/>
            <draw:equation draw:name="f119" draw:formula="283*logheight/432"/>
            <draw:equation draw:name="f120" draw:formula="446*logwidth/452"/>
            <draw:equation draw:name="f121" draw:formula="258*logheight/432"/>
            <draw:equation draw:name="f122" draw:formula="logwidth"/>
            <draw:equation draw:name="f123" draw:formula="logheight"/>
          </draw:enhanced-geometry>
        </draw:custom-shape>
        <draw:custom-shape draw:name="Freeform 16" draw:style-name="gr3" draw:text-style-name="P2" draw:layer="layout" svg:width="3.276cm" svg:height="0.788cm" svg:x="24.187cm" svg:y="9.929cm">
          <text:p><text:span text:style-name="T1"/></text:p>
          <draw:enhanced-geometry draw:mirror-horizontal="false" draw:mirror-vertical="false" drawooo:sub-view-size="298 72" draw:text-areas="0 0 ?f98 ?f99" svg:viewBox="0 0 0 0" draw:type="ooxml-non-primitive" draw:enhanced-path="M 207 62 C 208 61 209 60 210 60 210 60 211 62 211 62 211 62 213 61 213 61 214 61 215 60 216 60 216 60 217 59 216 58 216 58 216 57 216 57 216 57 217 56 217 56 217 55 217 54 217 54 217 54 220 51 220 51 220 51 224 48 224 48 224 48 226 48 226 48 235 48 235 48 235 48 235 48 238 45 238 45 239 44 240 44 240 44 240 43 242 43 242 43 242 43 243 43 243 42 243 42 243 41 243 41 244 41 245 41 245 41 245 40 246 40 247 39 247 39 247 39 248 38 248 38 250 38 250 38 251 38 252 38 252 38 253 38 253 37 254 37 254 36 255 35 255 34 255 34 255 33 255 32 256 32 257 31 257 31 258 32 259 32 259 32 260 29 260 29 260 29 260 29 262 27 263 27 263 27 264 26 265 26 265 26 266 28 266 28 266 28 265 29 265 30 265 30 267 31 268 31 269 30 270 30 271 29 271 28 271 27 272 26 273 25 273 24 274 24 276 23 277 24 278 23 278 23 279 23 279 22 280 22 280 23 281 23 282 24 283 25 284 25 284 24 285 24 286 23 286 23 288 18 289 17 290 16 291 15 292 15 292 14 293 13 293 14 294 14 296 14 296 15 297 15 296 13 296 13 296 12 295 12 296 11 296 10 297 10 297 9 297 9 296 7 296 7 296 6 298 4 298 4 298 3 298 3 298 3 260 3 260 3 260 3 214 3 214 3 214 3 172 3 172 3 172 3 127 1 127 1 127 1 104 2 104 2 104 2 85 2 85 2 85 2 84 0 84 0 84 0 77 0 77 0 77 0 78 3 78 3 78 3 77 8 77 8 77 8 30 8 30 8 30 8 30 8 30 9 29 9 29 9 29 10 28 9 28 9 28 9 28 8 28 8 27 8 27 8 27 8 28 7 28 7 28 6 28 5 28 5 28 4 27 4 26 4 26 5 26 5 26 5 26 6 26 6 26 6 25 7 26 8 26 8 27 10 27 12 27 14 26 14 26 14 25 14 24 14 24 14 24 14 24 14 24 14 24 15 24 16 24 16 25 17 25 17 26 18 26 18 26 18 25 18 25 18 24 18 23 18 22 18 22 18 21 18 21 18 21 18 21 19 22 19 22 20 23 20 23 20 23 21 24 21 24 22 24 22 24 23 24 24 23 24 23 24 22 25 22 25 22 26 22 26 22 26 21 26 21 26 21 26 21 26 21 27 21 27 21 28 20 28 20 28 20 28 20 28 20 28 20 29 20 29 20 29 22 32 22 33 22 33 23 33 22 34 22 34 22 34 21 34 21 33 21 33 20 33 20 33 19 33 18 34 18 34 18 35 19 36 19 36 20 36 20 36 20 37 19 37 19 37 18 37 18 37 17 38 17 38 17 38 16 39 16 39 16 40 15 40 15 40 14 40 14 40 13 40 13 39 12 40 12 41 12 42 12 42 13 43 13 43 13 43 14 43 14 43 15 43 15 44 15 44 15 45 15 45 14 45 14 46 13 46 12 46 12 47 12 48 13 48 13 48 13 48 13 49 13 49 13 49 12 49 12 49 12 49 11 48 11 48 10 48 10 48 9 49 9 49 9 50 9 51 10 52 10 52 9 53 9 53 8 54 8 54 8 54 8 54 8 53 8 53 8 53 8 52 8 52 8 52 8 51 6 51 6 52 6 53 5 54 4 54 4 55 5 55 5 55 6 55 6 55 6 54 7 54 7 55 7 55 7 55 7 55 7 55 8 56 8 56 7 57 7 57 7 57 7 58 7 58 7 58 6 59 6 59 6 59 5 59 5 59 5 60 5 60 5 60 5 61 6 61 6 62 7 62 7 62 7 62 7 63 7 63 7 63 7 64 7 64 7 64 7 64 7 65 7 65 7 65 7 66 7 66 6 66 5 66 5 66 4 67 4 69 4 69 3 70 1 69 0 70 0 71 0 71 0 72 206 72 206 72 206 72 206 72 207 65 207 65 207 64 207 62 207 62 Z N">
            <draw:equation draw:name="f0" draw:formula="211*logwidth/298"/>
            <draw:equation draw:name="f1" draw:formula="62*logheight/72"/>
            <draw:equation draw:name="f2" draw:formula="216*logwidth/298"/>
            <draw:equation draw:name="f3" draw:formula="58*logheight/72"/>
            <draw:equation draw:name="f4" draw:formula="217*logwidth/298"/>
            <draw:equation draw:name="f5" draw:formula="54*logheight/72"/>
            <draw:equation draw:name="f6" draw:formula="226*logwidth/298"/>
            <draw:equation draw:name="f7" draw:formula="48*logheight/72"/>
            <draw:equation draw:name="f8" draw:formula="240*logwidth/298"/>
            <draw:equation draw:name="f9" draw:formula="44*logheight/72"/>
            <draw:equation draw:name="f10" draw:formula="243*logwidth/298"/>
            <draw:equation draw:name="f11" draw:formula="41*logheight/72"/>
            <draw:equation draw:name="f12" draw:formula="248*logwidth/298"/>
            <draw:equation draw:name="f13" draw:formula="38*logheight/72"/>
            <draw:equation draw:name="f14" draw:formula="254*logwidth/298"/>
            <draw:equation draw:name="f15" draw:formula="37*logheight/72"/>
            <draw:equation draw:name="f16" draw:formula="257*logwidth/298"/>
            <draw:equation draw:name="f17" draw:formula="31*logheight/72"/>
            <draw:equation draw:name="f18" draw:formula="263*logwidth/298"/>
            <draw:equation draw:name="f19" draw:formula="27*logheight/72"/>
            <draw:equation draw:name="f20" draw:formula="265*logwidth/298"/>
            <draw:equation draw:name="f21" draw:formula="30*logheight/72"/>
            <draw:equation draw:name="f22" draw:formula="272*logwidth/298"/>
            <draw:equation draw:name="f23" draw:formula="26*logheight/72"/>
            <draw:equation draw:name="f24" draw:formula="279*logwidth/298"/>
            <draw:equation draw:name="f25" draw:formula="22*logheight/72"/>
            <draw:equation draw:name="f26" draw:formula="286*logwidth/298"/>
            <draw:equation draw:name="f27" draw:formula="23*logheight/72"/>
            <draw:equation draw:name="f28" draw:formula="293*logwidth/298"/>
            <draw:equation draw:name="f29" draw:formula="14*logheight/72"/>
            <draw:equation draw:name="f30" draw:formula="296*logwidth/298"/>
            <draw:equation draw:name="f31" draw:formula="11*logheight/72"/>
            <draw:equation draw:name="f32" draw:formula="298*logwidth/298"/>
            <draw:equation draw:name="f33" draw:formula="4*logheight/72"/>
            <draw:equation draw:name="f34" draw:formula="214*logwidth/298"/>
            <draw:equation draw:name="f35" draw:formula="3*logheight/72"/>
            <draw:equation draw:name="f36" draw:formula="104*logwidth/298"/>
            <draw:equation draw:name="f37" draw:formula="2*logheight/72"/>
            <draw:equation draw:name="f38" draw:formula="77*logwidth/298"/>
            <draw:equation draw:name="f39" draw:formula="0*logheight/72"/>
            <draw:equation draw:name="f40" draw:formula="30*logwidth/298"/>
            <draw:equation draw:name="f41" draw:formula="8*logheight/72"/>
            <draw:equation draw:name="f42" draw:formula="28*logwidth/298"/>
            <draw:equation draw:name="f43" draw:formula="8*logheight/72"/>
            <draw:equation draw:name="f44" draw:formula="28*logwidth/298"/>
            <draw:equation draw:name="f45" draw:formula="5*logheight/72"/>
            <draw:equation draw:name="f46" draw:formula="26*logwidth/298"/>
            <draw:equation draw:name="f47" draw:formula="6*logheight/72"/>
            <draw:equation draw:name="f48" draw:formula="25*logwidth/298"/>
            <draw:equation draw:name="f49" draw:formula="14*logheight/72"/>
            <draw:equation draw:name="f50" draw:formula="25*logwidth/298"/>
            <draw:equation draw:name="f51" draw:formula="17*logheight/72"/>
            <draw:equation draw:name="f52" draw:formula="22*logwidth/298"/>
            <draw:equation draw:name="f53" draw:formula="18*logheight/72"/>
            <draw:equation draw:name="f54" draw:formula="23*logwidth/298"/>
            <draw:equation draw:name="f55" draw:formula="20*logheight/72"/>
            <draw:equation draw:name="f56" draw:formula="22*logwidth/298"/>
            <draw:equation draw:name="f57" draw:formula="25*logheight/72"/>
            <draw:equation draw:name="f58" draw:formula="21*logwidth/298"/>
            <draw:equation draw:name="f59" draw:formula="27*logheight/72"/>
            <draw:equation draw:name="f60" draw:formula="20*logwidth/298"/>
            <draw:equation draw:name="f61" draw:formula="29*logheight/72"/>
            <draw:equation draw:name="f62" draw:formula="21*logwidth/298"/>
            <draw:equation draw:name="f63" draw:formula="34*logheight/72"/>
            <draw:equation draw:name="f64" draw:formula="19*logwidth/298"/>
            <draw:equation draw:name="f65" draw:formula="36*logheight/72"/>
            <draw:equation draw:name="f66" draw:formula="17*logwidth/298"/>
            <draw:equation draw:name="f67" draw:formula="38*logheight/72"/>
            <draw:equation draw:name="f68" draw:formula="14*logwidth/298"/>
            <draw:equation draw:name="f69" draw:formula="40*logheight/72"/>
            <draw:equation draw:name="f70" draw:formula="13*logwidth/298"/>
            <draw:equation draw:name="f71" draw:formula="43*logheight/72"/>
            <draw:equation draw:name="f72" draw:formula="14*logwidth/298"/>
            <draw:equation draw:name="f73" draw:formula="46*logheight/72"/>
            <draw:equation draw:name="f74" draw:formula="13*logwidth/298"/>
            <draw:equation draw:name="f75" draw:formula="49*logheight/72"/>
            <draw:equation draw:name="f76" draw:formula="9*logwidth/298"/>
            <draw:equation draw:name="f77" draw:formula="49*logheight/72"/>
            <draw:equation draw:name="f78" draw:formula="8*logwidth/298"/>
            <draw:equation draw:name="f79" draw:formula="54*logheight/72"/>
            <draw:equation draw:name="f80" draw:formula="8*logwidth/298"/>
            <draw:equation draw:name="f81" draw:formula="51*logheight/72"/>
            <draw:equation draw:name="f82" draw:formula="6*logwidth/298"/>
            <draw:equation draw:name="f83" draw:formula="55*logheight/72"/>
            <draw:equation draw:name="f84" draw:formula="8*logwidth/298"/>
            <draw:equation draw:name="f85" draw:formula="56*logheight/72"/>
            <draw:equation draw:name="f86" draw:formula="6*logwidth/298"/>
            <draw:equation draw:name="f87" draw:formula="59*logheight/72"/>
            <draw:equation draw:name="f88" draw:formula="6*logwidth/298"/>
            <draw:equation draw:name="f89" draw:formula="62*logheight/72"/>
            <draw:equation draw:name="f90" draw:formula="7*logwidth/298"/>
            <draw:equation draw:name="f91" draw:formula="64*logheight/72"/>
            <draw:equation draw:name="f92" draw:formula="5*logwidth/298"/>
            <draw:equation draw:name="f93" draw:formula="66*logheight/72"/>
            <draw:equation draw:name="f94" draw:formula="0*logwidth/298"/>
            <draw:equation draw:name="f95" draw:formula="72*logheight/72"/>
            <draw:equation draw:name="f96" draw:formula="207*logwidth/298"/>
            <draw:equation draw:name="f97" draw:formula="62*logheight/72"/>
            <draw:equation draw:name="f98" draw:formula="logwidth"/>
            <draw:equation draw:name="f99" draw:formula="logheight"/>
          </draw:enhanced-geometry>
        </draw:custom-shape>
        <draw:custom-shape draw:name="Freeform 17" draw:style-name="gr3" draw:text-style-name="P2" draw:layer="layout" svg:width="2.89cm" svg:height="1.835cm" svg:x="18.96cm" svg:y="5.215cm">
          <text:p><text:span text:style-name="T1"/></text:p>
          <draw:enhanced-geometry draw:mirror-horizontal="false" draw:mirror-vertical="false" drawooo:sub-view-size="263 167" draw:text-areas="0 0 ?f118 ?f119" svg:viewBox="0 0 0 0" draw:type="ooxml-non-primitive" draw:enhanced-path="M 193 147 C 193 147 203 150 203 150 203 150 207 154 207 154 207 155 212 153 212 153 214 149 214 149 214 149 214 149 219 151 219 151 220 151 221 151 222 151 222 151 227 150 227 150 228 150 229 149 229 149 232 150 232 150 232 150 235 150 235 150 235 150 235 150 236 152 236 152 236 153 239 154 239 154 244 155 244 155 244 155 244 156 244 156 244 156 249 156 249 156 249 156 249 156 251 159 251 159 251 159 254 159 254 159 254 159 253 162 253 162 253 162 257 166 257 166 258 166 258 166 258 166 261 167 261 167 261 167 261 167 262 165 262 165 262 165 260 162 260 162 260 161 260 161 260 160 260 160 256 157 256 156 256 156 256 154 256 154 256 154 259 151 259 151 259 151 259 148 259 147 259 147 261 146 261 146 261 145 260 142 260 142 260 141 261 141 261 141 262 140 263 140 263 140 263 139 263 138 263 138 263 137 262 133 262 133 262 133 258 132 258 132 258 130 258 130 258 130 258 129 258 129 258 129 260 128 260 128 260 128 260 128 260 125 260 124 260 124 258 122 257 122 257 121 257 120 257 120 262 120 262 120 262 120 262 32 262 32 262 32 262 32 262 30 261 30 261 29 258 28 258 28 258 28 254 27 254 27 254 27 251 22 251 21 250 21 249 17 249 17 249 17 249 15 249 15 249 15 250 15 251 14 251 14 255 11 255 11 255 11 258 6 258 6 259 6 258 0 258 0 0 0 0 0 0 0 0 47 0 47 0 47 0 143 0 143 0 143 192 143 192 143 192 143 L 193 147 Z N">
            <draw:equation draw:name="f0" draw:formula="193*logwidth/263"/>
            <draw:equation draw:name="f1" draw:formula="147*logheight/167"/>
            <draw:equation draw:name="f2" draw:formula="203*logwidth/263"/>
            <draw:equation draw:name="f3" draw:formula="150*logheight/167"/>
            <draw:equation draw:name="f4" draw:formula="207*logwidth/263"/>
            <draw:equation draw:name="f5" draw:formula="154*logheight/167"/>
            <draw:equation draw:name="f6" draw:formula="212*logwidth/263"/>
            <draw:equation draw:name="f7" draw:formula="153*logheight/167"/>
            <draw:equation draw:name="f8" draw:formula="214*logwidth/263"/>
            <draw:equation draw:name="f9" draw:formula="149*logheight/167"/>
            <draw:equation draw:name="f10" draw:formula="219*logwidth/263"/>
            <draw:equation draw:name="f11" draw:formula="151*logheight/167"/>
            <draw:equation draw:name="f12" draw:formula="222*logwidth/263"/>
            <draw:equation draw:name="f13" draw:formula="151*logheight/167"/>
            <draw:equation draw:name="f14" draw:formula="227*logwidth/263"/>
            <draw:equation draw:name="f15" draw:formula="150*logheight/167"/>
            <draw:equation draw:name="f16" draw:formula="229*logwidth/263"/>
            <draw:equation draw:name="f17" draw:formula="149*logheight/167"/>
            <draw:equation draw:name="f18" draw:formula="232*logwidth/263"/>
            <draw:equation draw:name="f19" draw:formula="150*logheight/167"/>
            <draw:equation draw:name="f20" draw:formula="235*logwidth/263"/>
            <draw:equation draw:name="f21" draw:formula="150*logheight/167"/>
            <draw:equation draw:name="f22" draw:formula="236*logwidth/263"/>
            <draw:equation draw:name="f23" draw:formula="152*logheight/167"/>
            <draw:equation draw:name="f24" draw:formula="239*logwidth/263"/>
            <draw:equation draw:name="f25" draw:formula="154*logheight/167"/>
            <draw:equation draw:name="f26" draw:formula="244*logwidth/263"/>
            <draw:equation draw:name="f27" draw:formula="155*logheight/167"/>
            <draw:equation draw:name="f28" draw:formula="244*logwidth/263"/>
            <draw:equation draw:name="f29" draw:formula="156*logheight/167"/>
            <draw:equation draw:name="f30" draw:formula="249*logwidth/263"/>
            <draw:equation draw:name="f31" draw:formula="156*logheight/167"/>
            <draw:equation draw:name="f32" draw:formula="251*logwidth/263"/>
            <draw:equation draw:name="f33" draw:formula="159*logheight/167"/>
            <draw:equation draw:name="f34" draw:formula="254*logwidth/263"/>
            <draw:equation draw:name="f35" draw:formula="159*logheight/167"/>
            <draw:equation draw:name="f36" draw:formula="253*logwidth/263"/>
            <draw:equation draw:name="f37" draw:formula="162*logheight/167"/>
            <draw:equation draw:name="f38" draw:formula="257*logwidth/263"/>
            <draw:equation draw:name="f39" draw:formula="166*logheight/167"/>
            <draw:equation draw:name="f40" draw:formula="258*logwidth/263"/>
            <draw:equation draw:name="f41" draw:formula="166*logheight/167"/>
            <draw:equation draw:name="f42" draw:formula="261*logwidth/263"/>
            <draw:equation draw:name="f43" draw:formula="167*logheight/167"/>
            <draw:equation draw:name="f44" draw:formula="262*logwidth/263"/>
            <draw:equation draw:name="f45" draw:formula="165*logheight/167"/>
            <draw:equation draw:name="f46" draw:formula="260*logwidth/263"/>
            <draw:equation draw:name="f47" draw:formula="162*logheight/167"/>
            <draw:equation draw:name="f48" draw:formula="260*logwidth/263"/>
            <draw:equation draw:name="f49" draw:formula="160*logheight/167"/>
            <draw:equation draw:name="f50" draw:formula="256*logwidth/263"/>
            <draw:equation draw:name="f51" draw:formula="156*logheight/167"/>
            <draw:equation draw:name="f52" draw:formula="256*logwidth/263"/>
            <draw:equation draw:name="f53" draw:formula="154*logheight/167"/>
            <draw:equation draw:name="f54" draw:formula="259*logwidth/263"/>
            <draw:equation draw:name="f55" draw:formula="151*logheight/167"/>
            <draw:equation draw:name="f56" draw:formula="259*logwidth/263"/>
            <draw:equation draw:name="f57" draw:formula="147*logheight/167"/>
            <draw:equation draw:name="f58" draw:formula="261*logwidth/263"/>
            <draw:equation draw:name="f59" draw:formula="146*logheight/167"/>
            <draw:equation draw:name="f60" draw:formula="260*logwidth/263"/>
            <draw:equation draw:name="f61" draw:formula="142*logheight/167"/>
            <draw:equation draw:name="f62" draw:formula="261*logwidth/263"/>
            <draw:equation draw:name="f63" draw:formula="141*logheight/167"/>
            <draw:equation draw:name="f64" draw:formula="263*logwidth/263"/>
            <draw:equation draw:name="f65" draw:formula="140*logheight/167"/>
            <draw:equation draw:name="f66" draw:formula="263*logwidth/263"/>
            <draw:equation draw:name="f67" draw:formula="138*logheight/167"/>
            <draw:equation draw:name="f68" draw:formula="262*logwidth/263"/>
            <draw:equation draw:name="f69" draw:formula="133*logheight/167"/>
            <draw:equation draw:name="f70" draw:formula="258*logwidth/263"/>
            <draw:equation draw:name="f71" draw:formula="132*logheight/167"/>
            <draw:equation draw:name="f72" draw:formula="258*logwidth/263"/>
            <draw:equation draw:name="f73" draw:formula="130*logheight/167"/>
            <draw:equation draw:name="f74" draw:formula="258*logwidth/263"/>
            <draw:equation draw:name="f75" draw:formula="129*logheight/167"/>
            <draw:equation draw:name="f76" draw:formula="260*logwidth/263"/>
            <draw:equation draw:name="f77" draw:formula="128*logheight/167"/>
            <draw:equation draw:name="f78" draw:formula="260*logwidth/263"/>
            <draw:equation draw:name="f79" draw:formula="124*logheight/167"/>
            <draw:equation draw:name="f80" draw:formula="257*logwidth/263"/>
            <draw:equation draw:name="f81" draw:formula="122*logheight/167"/>
            <draw:equation draw:name="f82" draw:formula="257*logwidth/263"/>
            <draw:equation draw:name="f83" draw:formula="120*logheight/167"/>
            <draw:equation draw:name="f84" draw:formula="262*logwidth/263"/>
            <draw:equation draw:name="f85" draw:formula="120*logheight/167"/>
            <draw:equation draw:name="f86" draw:formula="262*logwidth/263"/>
            <draw:equation draw:name="f87" draw:formula="32*logheight/167"/>
            <draw:equation draw:name="f88" draw:formula="261*logwidth/263"/>
            <draw:equation draw:name="f89" draw:formula="30*logheight/167"/>
            <draw:equation draw:name="f90" draw:formula="258*logwidth/263"/>
            <draw:equation draw:name="f91" draw:formula="28*logheight/167"/>
            <draw:equation draw:name="f92" draw:formula="254*logwidth/263"/>
            <draw:equation draw:name="f93" draw:formula="27*logheight/167"/>
            <draw:equation draw:name="f94" draw:formula="251*logwidth/263"/>
            <draw:equation draw:name="f95" draw:formula="21*logheight/167"/>
            <draw:equation draw:name="f96" draw:formula="249*logwidth/263"/>
            <draw:equation draw:name="f97" draw:formula="17*logheight/167"/>
            <draw:equation draw:name="f98" draw:formula="249*logwidth/263"/>
            <draw:equation draw:name="f99" draw:formula="15*logheight/167"/>
            <draw:equation draw:name="f100" draw:formula="251*logwidth/263"/>
            <draw:equation draw:name="f101" draw:formula="14*logheight/167"/>
            <draw:equation draw:name="f102" draw:formula="255*logwidth/263"/>
            <draw:equation draw:name="f103" draw:formula="11*logheight/167"/>
            <draw:equation draw:name="f104" draw:formula="258*logwidth/263"/>
            <draw:equation draw:name="f105" draw:formula="6*logheight/167"/>
            <draw:equation draw:name="f106" draw:formula="258*logwidth/263"/>
            <draw:equation draw:name="f107" draw:formula="0*logheight/167"/>
            <draw:equation draw:name="f108" draw:formula="0*logwidth/263"/>
            <draw:equation draw:name="f109" draw:formula="0*logheight/167"/>
            <draw:equation draw:name="f110" draw:formula="0*logwidth/263"/>
            <draw:equation draw:name="f111" draw:formula="47*logheight/167"/>
            <draw:equation draw:name="f112" draw:formula="0*logwidth/263"/>
            <draw:equation draw:name="f113" draw:formula="143*logheight/167"/>
            <draw:equation draw:name="f114" draw:formula="192*logwidth/263"/>
            <draw:equation draw:name="f115" draw:formula="143*logheight/167"/>
            <draw:equation draw:name="f116" draw:formula="193*logwidth/263"/>
            <draw:equation draw:name="f117" draw:formula="147*logheight/167"/>
            <draw:equation draw:name="f118" draw:formula="logwidth"/>
            <draw:equation draw:name="f119" draw:formula="logheight"/>
          </draw:enhanced-geometry>
        </draw:custom-shape>
        <draw:custom-shape draw:name="Freeform 18" draw:style-name="gr3" draw:text-style-name="P2" draw:layer="layout" svg:width="1.839cm" svg:height="1.431cm" svg:x="26.812cm" svg:y="10.622cm">
          <text:p><text:span text:style-name="T1"/></text:p>
          <draw:enhanced-geometry draw:mirror-horizontal="false" draw:mirror-vertical="false" drawooo:sub-view-size="167 130" draw:text-areas="0 0 ?f102 ?f103" svg:viewBox="0 0 0 0" draw:type="ooxml-non-primitive" draw:enhanced-path="M 128 17 C 89 16 89 16 89 16 89 16 89 11 89 11 89 11 85 5 85 5 85 5 84 5 84 5 84 5 83 5 82 5 82 5 81 6 81 6 81 6 80 5 80 5 80 5 81 4 81 4 81 4 81 2 81 2 81 2 75 2 75 2 75 2 66 1 66 1 66 1 47 0 47 0 47 0 42 0 42 0 41 0 38 0 37 0 36 1 35 1 35 0 35 0 34 0 33 0 33 0 32 1 31 2 31 2 30 2 29 2 29 2 26 3 25 3 24 3 24 4 23 4 22 4 22 5 22 5 22 5 20 5 19 5 19 5 18 6 18 6 18 6 9 9 9 9 9 11 9 11 9 11 9 11 5 14 4 14 4 15 3 16 2 17 1 17 1 20 1 21 0 22 1 22 2 22 2 23 3 23 3 24 4 24 5 25 7 25 9 25 8 26 8 27 9 27 10 28 11 29 12 30 14 30 16 30 18 30 18 31 18 32 18 33 19 35 19 36 19 36 21 39 22 39 22 40 22 42 22 43 22 45 24 45 24 45 25 46 26 48 27 49 27 50 28 52 28 53 29 53 35 57 36 57 37 58 40 62 40 62 40 63 40 66 41 66 41 67 45 69 46 69 47 70 48 72 49 72 50 73 50 74 50 74 50 74 49 75 49 76 49 76 50 78 50 78 50 78 51 78 52 79 53 79 52 79 52 80 52 80 53 81 53 81 53 81 53 82 53 82 54 82 55 83 55 83 56 83 56 85 56 85 56 86 56 86 57 86 57 86 61 88 62 88 62 89 64 91 65 92 65 92 65 96 65 97 66 97 67 99 67 99 68 100 67 104 68 104 68 104 68 105 68 106 68 106 68 107 68 108 68 108 75 114 75 114 75 114 75 115 75 115 75 116 75 117 76 117 76 117 76 118 77 119 78 120 78 120 78 121 78 122 78 124 78 124 78 125 78 128 78 128 78 129 79 129 80 129 80 129 82 129 82 129 83 129 83 130 83 130 84 130 84 130 84 129 84 129 84 129 85 128 85 128 85 127 86 127 86 126 87 126 87 125 87 125 87 124 87 124 87 124 87 124 88 124 88 124 88 125 89 125 89 125 90 125 90 126 90 126 90 127 90 127 90 128 91 127 91 127 92 126 92 126 93 125 93 125 94 125 94 124 93 124 93 124 93 124 92 123 92 123 92 123 92 123 92 123 92 123 92 123 91 123 91 123 91 123 90 124 90 124 90 124 89 124 89 123 89 123 89 123 89 122 89 122 89 122 89 121 88 121 88 121 88 121 88 121 87 120 87 120 87 120 87 119 87 119 87 119 88 118 88 118 88 118 88 117 88 117 87 116 87 116 87 116 87 116 87 116 87 116 87 115 87 115 87 114 87 114 87 114 87 114 88 114 88 113 88 113 88 113 88 112 87 112 87 112 87 112 87 111 87 111 87 111 86 111 86 111 86 111 86 111 86 111 86 111 87 111 87 111 87 111 88 111 88 111 88 112 88 112 89 112 89 112 89 112 90 112 90 113 90 113 90 114 90 115 90 116 90 116 90 117 90 117 90 117 90 117 91 117 91 117 91 118 92 118 92 118 93 118 93 118 93 117 93 117 93 117 93 116 93 115 94 115 95 115 94 116 94 116 94 117 93 117 94 118 94 118 94 118 94 118 94 119 94 119 94 119 94 119 94 120 94 120 95 120 95 120 95 120 95 121 95 121 96 121 96 121 97 120 98 120 98 119 99 119 99 119 99 118 99 118 100 118 100 118 101 117 101 117 101 117 101 117 101 117 100 116 100 116 100 116 99 116 99 116 99 115 99 115 98 115 98 115 98 115 97 114 97 114 97 114 96 114 96 114 96 114 95 114 95 114 95 113 94 113 94 113 93 113 93 113 92 112 92 112 92 112 92 112 92 112 91 112 91 111 91 111 91 111 91 110 92 110 92 110 92 110 93 110 93 110 93 110 93 110 93 109 93 109 94 109 94 109 94 109 94 109 95 109 96 109 96 109 96 110 96 110 96 110 97 110 97 109 97 109 97 109 98 109 98 109 98 109 98 108 98 108 98 108 98 108 98 107 99 107 99 108 99 108 99 108 99 108 99 109 99 109 99 110 100 110 100 111 101 111 101 111 102 112 102 112 103 112 103 112 103 112 103 112 104 112 104 112 104 113 105 113 105 113 106 114 106 113 107 113 107 112 108 112 108 112 108 112 108 111 109 111 109 111 109 111 109 110 109 110 109 109 109 109 109 109 108 109 108 109 108 109 108 109 107 109 107 108 107 108 106 108 106 107 106 107 105 107 105 106 105 106 104 106 104 106 105 106 105 105 106 105 107 106 107 106 108 106 108 106 108 105 108 105 108 105 108 105 109 105 109 106 109 106 109 106 109 106 108 107 108 107 108 107 108 107 108 108 109 109 109 109 109 109 110 109 110 110 110 110 110 110 111 110 111 110 112 109 112 109 112 109 113 109 114 109 114 109 115 109 115 109 116 109 116 109 116 108 116 108 116 108 116 107 117 107 116 107 117 107 117 106 117 107 118 107 118 107 119 107 119 106 119 106 119 106 120 106 120 106 120 106 120 106 120 105 120 105 120 105 120 104 121 104 121 104 121 104 121 104 120 104 120 103 120 103 120 103 119 102 119 102 118 102 118 102 118 101 117 100 117 100 117 100 117 99 118 99 118 100 118 100 118 100 118 101 118 101 119 101 119 102 119 102 120 102 120 102 121 102 122 102 122 102 122 102 123 101 124 101 124 101 125 101 125 101 125 101 126 101 126 101 126 100 126 100 126 100 126 100 126 99 125 99 125 99 125 99 125 98 126 98 126 98 127 98 128 98 128 97 129 97 129 96 129 96 130 95 130 95 130 95 130 94 130 94 130 94 131 94 131 93 131 93 131 93 131 92 131 92 132 91 132 91 133 91 133 91 134 91 134 91 134 91 135 91 135 91 135 91 135 92 136 92 136 92 137 92 137 91 138 92 138 91 138 91 138 90 138 90 138 89 139 89 139 89 139 89 140 88 140 88 140 88 141 87 141 87 141 87 141 86 142 86 142 86 142 86 142 86 143 86 143 86 143 86 143 86 143 86 143 86 144 86 144 86 144 85 144 85 144 85 144 85 144 84 145 83 144 82 144 82 144 82 144 82 144 81 143 81 143 81 143 80 142 80 142 80 142 79 142 79 142 79 142 78 144 79 144 79 145 78 146 78 146 77 146 77 147 76 147 75 147 75 147 74 147 74 148 73 148 72 149 72 149 71 149 71 150 70 151 70 151 69 151 68 152 68 152 67 153 67 153 66 154 66 154 66 154 65 154 65 155 64 155 64 155 64 155 63 156 63 156 63 156 63 157 62 157 62 158 61 158 61 159 61 159 60 159 60 160 60 160 60 160 60 160 60 161 59 161 59 161 59 161 59 162 59 162 59 163 59 163 59 164 58 164 58 165 58 165 58 166 57 166 57 166 57 167 57 167 57 167 57 167 57 L 128 17 Z N">
            <draw:equation draw:name="f0" draw:formula="84*logwidth/167"/>
            <draw:equation draw:name="f1" draw:formula="5*logheight/130"/>
            <draw:equation draw:name="f2" draw:formula="81*logwidth/167"/>
            <draw:equation draw:name="f3" draw:formula="2*logheight/130"/>
            <draw:equation draw:name="f4" draw:formula="37*logwidth/167"/>
            <draw:equation draw:name="f5" draw:formula="0*logheight/130"/>
            <draw:equation draw:name="f6" draw:formula="25*logwidth/167"/>
            <draw:equation draw:name="f7" draw:formula="3*logheight/130"/>
            <draw:equation draw:name="f8" draw:formula="9*logwidth/167"/>
            <draw:equation draw:name="f9" draw:formula="9*logheight/130"/>
            <draw:equation draw:name="f10" draw:formula="2*logwidth/167"/>
            <draw:equation draw:name="f11" draw:formula="22*logheight/130"/>
            <draw:equation draw:name="f12" draw:formula="16*logwidth/167"/>
            <draw:equation draw:name="f13" draw:formula="30*logheight/130"/>
            <draw:equation draw:name="f14" draw:formula="24*logwidth/167"/>
            <draw:equation draw:name="f15" draw:formula="45*logheight/130"/>
            <draw:equation draw:name="f16" draw:formula="41*logwidth/167"/>
            <draw:equation draw:name="f17" draw:formula="66*logheight/130"/>
            <draw:equation draw:name="f18" draw:formula="50*logwidth/167"/>
            <draw:equation draw:name="f19" draw:formula="78*logheight/130"/>
            <draw:equation draw:name="f20" draw:formula="55*logwidth/167"/>
            <draw:equation draw:name="f21" draw:formula="83*logheight/130"/>
            <draw:equation draw:name="f22" draw:formula="65*logwidth/167"/>
            <draw:equation draw:name="f23" draw:formula="97*logheight/130"/>
            <draw:equation draw:name="f24" draw:formula="75*logwidth/167"/>
            <draw:equation draw:name="f25" draw:formula="114*logheight/130"/>
            <draw:equation draw:name="f26" draw:formula="78*logwidth/167"/>
            <draw:equation draw:name="f27" draw:formula="124*logheight/130"/>
            <draw:equation draw:name="f28" draw:formula="84*logwidth/167"/>
            <draw:equation draw:name="f29" draw:formula="129*logheight/130"/>
            <draw:equation draw:name="f30" draw:formula="88*logwidth/167"/>
            <draw:equation draw:name="f31" draw:formula="124*logheight/130"/>
            <draw:equation draw:name="f32" draw:formula="93*logwidth/167"/>
            <draw:equation draw:name="f33" draw:formula="125*logheight/130"/>
            <draw:equation draw:name="f34" draw:formula="91*logwidth/167"/>
            <draw:equation draw:name="f35" draw:formula="123*logheight/130"/>
            <draw:equation draw:name="f36" draw:formula="88*logwidth/167"/>
            <draw:equation draw:name="f37" draw:formula="121*logheight/130"/>
            <draw:equation draw:name="f38" draw:formula="87*logwidth/167"/>
            <draw:equation draw:name="f39" draw:formula="116*logheight/130"/>
            <draw:equation draw:name="f40" draw:formula="87*logwidth/167"/>
            <draw:equation draw:name="f41" draw:formula="112*logheight/130"/>
            <draw:equation draw:name="f42" draw:formula="88*logwidth/167"/>
            <draw:equation draw:name="f43" draw:formula="111*logheight/130"/>
            <draw:equation draw:name="f44" draw:formula="90*logwidth/167"/>
            <draw:equation draw:name="f45" draw:formula="117*logheight/130"/>
            <draw:equation draw:name="f46" draw:formula="94*logwidth/167"/>
            <draw:equation draw:name="f47" draw:formula="115*logheight/130"/>
            <draw:equation draw:name="f48" draw:formula="94*logwidth/167"/>
            <draw:equation draw:name="f49" draw:formula="120*logheight/130"/>
            <draw:equation draw:name="f50" draw:formula="100*logwidth/167"/>
            <draw:equation draw:name="f51" draw:formula="118*logheight/130"/>
            <draw:equation draw:name="f52" draw:formula="98*logwidth/167"/>
            <draw:equation draw:name="f53" draw:formula="115*logheight/130"/>
            <draw:equation draw:name="f54" draw:formula="92*logwidth/167"/>
            <draw:equation draw:name="f55" draw:formula="112*logheight/130"/>
            <draw:equation draw:name="f56" draw:formula="93*logwidth/167"/>
            <draw:equation draw:name="f57" draw:formula="110*logheight/130"/>
            <draw:equation draw:name="f58" draw:formula="97*logwidth/167"/>
            <draw:equation draw:name="f59" draw:formula="109*logheight/130"/>
            <draw:equation draw:name="f60" draw:formula="99*logwidth/167"/>
            <draw:equation draw:name="f61" draw:formula="108*logheight/130"/>
            <draw:equation draw:name="f62" draw:formula="104*logwidth/167"/>
            <draw:equation draw:name="f63" draw:formula="112*logheight/130"/>
            <draw:equation draw:name="f64" draw:formula="109*logwidth/167"/>
            <draw:equation draw:name="f65" draw:formula="110*logheight/130"/>
            <draw:equation draw:name="f66" draw:formula="105*logwidth/167"/>
            <draw:equation draw:name="f67" draw:formula="107*logheight/130"/>
            <draw:equation draw:name="f68" draw:formula="108*logwidth/167"/>
            <draw:equation draw:name="f69" draw:formula="105*logheight/130"/>
            <draw:equation draw:name="f70" draw:formula="110*logwidth/167"/>
            <draw:equation draw:name="f71" draw:formula="110*logheight/130"/>
            <draw:equation draw:name="f72" draw:formula="116*logwidth/167"/>
            <draw:equation draw:name="f73" draw:formula="108*logheight/130"/>
            <draw:equation draw:name="f74" draw:formula="120*logwidth/167"/>
            <draw:equation draw:name="f75" draw:formula="106*logheight/130"/>
            <draw:equation draw:name="f76" draw:formula="120*logwidth/167"/>
            <draw:equation draw:name="f77" draw:formula="103*logheight/130"/>
            <draw:equation draw:name="f78" draw:formula="118*logwidth/167"/>
            <draw:equation draw:name="f79" draw:formula="101*logheight/130"/>
            <draw:equation draw:name="f80" draw:formula="125*logwidth/167"/>
            <draw:equation draw:name="f81" draw:formula="101*logheight/130"/>
            <draw:equation draw:name="f82" draw:formula="128*logwidth/167"/>
            <draw:equation draw:name="f83" draw:formula="98*logheight/130"/>
            <draw:equation draw:name="f84" draw:formula="131*logwidth/167"/>
            <draw:equation draw:name="f85" draw:formula="92*logheight/130"/>
            <draw:equation draw:name="f86" draw:formula="137*logwidth/167"/>
            <draw:equation draw:name="f87" draw:formula="92*logheight/130"/>
            <draw:equation draw:name="f88" draw:formula="141*logwidth/167"/>
            <draw:equation draw:name="f89" draw:formula="87*logheight/130"/>
            <draw:equation draw:name="f90" draw:formula="144*logwidth/167"/>
            <draw:equation draw:name="f91" draw:formula="85*logheight/130"/>
            <draw:equation draw:name="f92" draw:formula="142*logwidth/167"/>
            <draw:equation draw:name="f93" draw:formula="80*logheight/130"/>
            <draw:equation draw:name="f94" draw:formula="147*logwidth/167"/>
            <draw:equation draw:name="f95" draw:formula="74*logheight/130"/>
            <draw:equation draw:name="f96" draw:formula="154*logwidth/167"/>
            <draw:equation draw:name="f97" draw:formula="66*logheight/130"/>
            <draw:equation draw:name="f98" draw:formula="159*logwidth/167"/>
            <draw:equation draw:name="f99" draw:formula="60*logheight/130"/>
            <draw:equation draw:name="f100" draw:formula="164*logwidth/167"/>
            <draw:equation draw:name="f101" draw:formula="58*logheight/130"/>
            <draw:equation draw:name="f102" draw:formula="logwidth"/>
            <draw:equation draw:name="f103" draw:formula="logheight"/>
          </draw:enhanced-geometry>
        </draw:custom-shape>
        <draw:custom-shape draw:name="Freeform 19" draw:style-name="gr3" draw:text-style-name="P2" draw:layer="layout" svg:width="0.284cm" svg:height="0.352cm" svg:x="31.195cm" svg:y="7.295cm">
          <text:p><text:span text:style-name="T1"/></text:p>
          <draw:enhanced-geometry draw:mirror-horizontal="false" draw:mirror-vertical="false" drawooo:sub-view-size="26 32" draw:text-areas="0 0 ?f100 ?f101" svg:viewBox="0 0 0 0" draw:type="ooxml-non-primitive" draw:enhanced-path="M 18 25 C 18 25 18 25 18 25 18 25 18 25 18 25 18 24 18 24 18 24 19 24 19 24 19 24 19 23 19 23 19 23 19 23 19 22 19 22 19 22 19 21 19 21 19 21 19 21 19 20 20 20 20 20 20 20 20 19 21 19 21 20 21 21 21 21 21 22 21 23 21 24 21 24 21 25 21 25 20 25 20 25 20 25 20 25 20 26 19 26 19 26 19 26 19 26 19 26 19 26 18 26 18 26 18 26 18 26 18 25 Z M 17 25 C 17 25 17 25 17 25 17 24 17 24 17 24 17 23 17 23 17 22 17 22 16 23 16 23 16 23 16 23 16 23 16 23 16 24 16 24 16 24 16 24 16 25 16 25 16 25 17 25 Z M 24 17 C 23 16 23 16 23 16 23 16 23 16 23 17 23 17 23 17 23 17 22 17 22 17 22 17 22 18 22 18 22 18 22 18 21 18 21 19 21 19 21 19 21 20 22 20 22 20 22 20 22 20 22 20 22 21 22 21 22 21 22 22 23 22 23 23 23 23 23 24 23 24 23 25 23 25 23 26 23 26 23 26 24 26 24 26 24 26 24 25 24 25 24 25 25 25 25 25 25 24 26 25 26 25 26 23 25 19 25 19 25 19 24 17 24 17 Z M 17 6 C 17 6 16 5 16 4 16 4 16 0 16 0 1 0 1 0 1 0 1 26 1 26 1 26 0 30 0 30 0 30 0 32 0 32 0 32 1 32 2 32 3 32 3 32 3 32 4 32 4 31 4 31 4 31 5 31 6 31 6 31 6 31 7 31 7 31 7 31 7 31 8 31 8 30 8 30 9 30 9 31 10 31 10 31 11 31 11 31 12 30 12 30 12 30 12 30 12 30 12 29 13 29 13 29 13 29 14 28 14 28 14 27 14 27 14 27 14 26 14 25 14 25 14 25 14 25 14 25 14 25 15 24 15 24 15 24 15 23 15 23 15 23 15 22 15 22 15 22 15 21 16 21 16 21 16 21 16 20 16 20 15 20 15 20 15 20 15 19 15 19 15 19 15 19 14 18 14 18 14 18 14 18 14 18 14 18 14 17 14 17 14 17 14 17 15 17 15 17 15 17 15 17 16 17 16 17 16 17 16 17 16 16 16 16 16 16 16 15 16 15 16 14 16 14 16 13 16 12 16 12 16 12 16 11 16 11 16 11 17 11 17 11 17 11 17 11 17 11 17 12 17 12 17 12 17 12 18 12 18 13 18 13 18 13 18 13 19 14 19 14 19 14 19 14 19 14 19 14 19 14 19 15 19 15 20 15 20 15 20 15 21 15 21 14 21 14 21 14 21 14 17 9 17 9 17 9 17 9 17 6 17 6 Z N">
            <draw:equation draw:name="f0" draw:formula="18*logwidth/26"/>
            <draw:equation draw:name="f1" draw:formula="25*logheight/32"/>
            <draw:equation draw:name="f2" draw:formula="18*logwidth/26"/>
            <draw:equation draw:name="f3" draw:formula="24*logheight/32"/>
            <draw:equation draw:name="f4" draw:formula="19*logwidth/26"/>
            <draw:equation draw:name="f5" draw:formula="23*logheight/32"/>
            <draw:equation draw:name="f6" draw:formula="19*logwidth/26"/>
            <draw:equation draw:name="f7" draw:formula="21*logheight/32"/>
            <draw:equation draw:name="f8" draw:formula="20*logwidth/26"/>
            <draw:equation draw:name="f9" draw:formula="20*logheight/32"/>
            <draw:equation draw:name="f10" draw:formula="21*logwidth/26"/>
            <draw:equation draw:name="f11" draw:formula="22*logheight/32"/>
            <draw:equation draw:name="f12" draw:formula="20*logwidth/26"/>
            <draw:equation draw:name="f13" draw:formula="25*logheight/32"/>
            <draw:equation draw:name="f14" draw:formula="19*logwidth/26"/>
            <draw:equation draw:name="f15" draw:formula="26*logheight/32"/>
            <draw:equation draw:name="f16" draw:formula="18*logwidth/26"/>
            <draw:equation draw:name="f17" draw:formula="26*logheight/32"/>
            <draw:equation draw:name="f18" draw:formula="17*logwidth/26"/>
            <draw:equation draw:name="f19" draw:formula="25*logheight/32"/>
            <draw:equation draw:name="f20" draw:formula="17*logwidth/26"/>
            <draw:equation draw:name="f21" draw:formula="24*logheight/32"/>
            <draw:equation draw:name="f22" draw:formula="16*logwidth/26"/>
            <draw:equation draw:name="f23" draw:formula="23*logheight/32"/>
            <draw:equation draw:name="f24" draw:formula="16*logwidth/26"/>
            <draw:equation draw:name="f25" draw:formula="24*logheight/32"/>
            <draw:equation draw:name="f26" draw:formula="17*logwidth/26"/>
            <draw:equation draw:name="f27" draw:formula="25*logheight/32"/>
            <draw:equation draw:name="f28" draw:formula="23*logwidth/26"/>
            <draw:equation draw:name="f29" draw:formula="16*logheight/32"/>
            <draw:equation draw:name="f30" draw:formula="23*logwidth/26"/>
            <draw:equation draw:name="f31" draw:formula="17*logheight/32"/>
            <draw:equation draw:name="f32" draw:formula="22*logwidth/26"/>
            <draw:equation draw:name="f33" draw:formula="18*logheight/32"/>
            <draw:equation draw:name="f34" draw:formula="21*logwidth/26"/>
            <draw:equation draw:name="f35" draw:formula="20*logheight/32"/>
            <draw:equation draw:name="f36" draw:formula="22*logwidth/26"/>
            <draw:equation draw:name="f37" draw:formula="21*logheight/32"/>
            <draw:equation draw:name="f38" draw:formula="23*logwidth/26"/>
            <draw:equation draw:name="f39" draw:formula="23*logheight/32"/>
            <draw:equation draw:name="f40" draw:formula="23*logwidth/26"/>
            <draw:equation draw:name="f41" draw:formula="26*logheight/32"/>
            <draw:equation draw:name="f42" draw:formula="24*logwidth/26"/>
            <draw:equation draw:name="f43" draw:formula="25*logheight/32"/>
            <draw:equation draw:name="f44" draw:formula="26*logwidth/26"/>
            <draw:equation draw:name="f45" draw:formula="25*logheight/32"/>
            <draw:equation draw:name="f46" draw:formula="24*logwidth/26"/>
            <draw:equation draw:name="f47" draw:formula="17*logheight/32"/>
            <draw:equation draw:name="f48" draw:formula="16*logwidth/26"/>
            <draw:equation draw:name="f49" draw:formula="4*logheight/32"/>
            <draw:equation draw:name="f50" draw:formula="1*logwidth/26"/>
            <draw:equation draw:name="f51" draw:formula="0*logheight/32"/>
            <draw:equation draw:name="f52" draw:formula="0*logwidth/26"/>
            <draw:equation draw:name="f53" draw:formula="30*logheight/32"/>
            <draw:equation draw:name="f54" draw:formula="3*logwidth/26"/>
            <draw:equation draw:name="f55" draw:formula="32*logheight/32"/>
            <draw:equation draw:name="f56" draw:formula="4*logwidth/26"/>
            <draw:equation draw:name="f57" draw:formula="31*logheight/32"/>
            <draw:equation draw:name="f58" draw:formula="7*logwidth/26"/>
            <draw:equation draw:name="f59" draw:formula="31*logheight/32"/>
            <draw:equation draw:name="f60" draw:formula="9*logwidth/26"/>
            <draw:equation draw:name="f61" draw:formula="30*logheight/32"/>
            <draw:equation draw:name="f62" draw:formula="12*logwidth/26"/>
            <draw:equation draw:name="f63" draw:formula="30*logheight/32"/>
            <draw:equation draw:name="f64" draw:formula="13*logwidth/26"/>
            <draw:equation draw:name="f65" draw:formula="29*logheight/32"/>
            <draw:equation draw:name="f66" draw:formula="14*logwidth/26"/>
            <draw:equation draw:name="f67" draw:formula="27*logheight/32"/>
            <draw:equation draw:name="f68" draw:formula="14*logwidth/26"/>
            <draw:equation draw:name="f69" draw:formula="25*logheight/32"/>
            <draw:equation draw:name="f70" draw:formula="15*logwidth/26"/>
            <draw:equation draw:name="f71" draw:formula="23*logheight/32"/>
            <draw:equation draw:name="f72" draw:formula="15*logwidth/26"/>
            <draw:equation draw:name="f73" draw:formula="21*logheight/32"/>
            <draw:equation draw:name="f74" draw:formula="15*logwidth/26"/>
            <draw:equation draw:name="f75" draw:formula="20*logheight/32"/>
            <draw:equation draw:name="f76" draw:formula="15*logwidth/26"/>
            <draw:equation draw:name="f77" draw:formula="19*logheight/32"/>
            <draw:equation draw:name="f78" draw:formula="14*logwidth/26"/>
            <draw:equation draw:name="f79" draw:formula="18*logheight/32"/>
            <draw:equation draw:name="f80" draw:formula="15*logwidth/26"/>
            <draw:equation draw:name="f81" draw:formula="17*logheight/32"/>
            <draw:equation draw:name="f82" draw:formula="16*logwidth/26"/>
            <draw:equation draw:name="f83" draw:formula="17*logheight/32"/>
            <draw:equation draw:name="f84" draw:formula="16*logwidth/26"/>
            <draw:equation draw:name="f85" draw:formula="14*logheight/32"/>
            <draw:equation draw:name="f86" draw:formula="16*logwidth/26"/>
            <draw:equation draw:name="f87" draw:formula="11*logheight/32"/>
            <draw:equation draw:name="f88" draw:formula="17*logwidth/26"/>
            <draw:equation draw:name="f89" draw:formula="11*logheight/32"/>
            <draw:equation draw:name="f90" draw:formula="18*logwidth/26"/>
            <draw:equation draw:name="f91" draw:formula="12*logheight/32"/>
            <draw:equation draw:name="f92" draw:formula="19*logwidth/26"/>
            <draw:equation draw:name="f93" draw:formula="14*logheight/32"/>
            <draw:equation draw:name="f94" draw:formula="19*logwidth/26"/>
            <draw:equation draw:name="f95" draw:formula="15*logheight/32"/>
            <draw:equation draw:name="f96" draw:formula="21*logwidth/26"/>
            <draw:equation draw:name="f97" draw:formula="14*logheight/32"/>
            <draw:equation draw:name="f98" draw:formula="17*logwidth/26"/>
            <draw:equation draw:name="f99" draw:formula="9*logheight/32"/>
            <draw:equation draw:name="f100" draw:formula="logwidth"/>
            <draw:equation draw:name="f101" draw:formula="logheight"/>
          </draw:enhanced-geometry>
        </draw:custom-shape>
        <draw:custom-shape draw:name="Freeform 20" draw:style-name="gr3" draw:text-style-name="P2" draw:layer="layout" svg:width="2.211cm" svg:height="1.275cm" svg:x="27.904cm" svg:y="7.175cm">
          <text:p><text:span text:style-name="T1"/></text:p>
          <draw:enhanced-geometry draw:mirror-horizontal="false" draw:mirror-vertical="false" drawooo:sub-view-size="201 116" draw:text-areas="0 0 ?f70 ?f71" svg:viewBox="0 0 0 0" draw:type="ooxml-non-primitive" draw:enhanced-path="M 192 88 C 191 85 191 85 191 85 187 84 187 84 187 84 188 79 188 79 188 79 186 77 186 77 186 77 183 77 183 77 183 77 183 69 183 69 183 69 186 67 186 67 186 67 187 65 187 65 187 65 188 64 188 64 188 64 186 61 186 61 186 61 186 58 186 58 186 58 191 54 191 54 191 54 191 52 191 52 191 52 194 50 194 50 194 50 196 45 196 45 196 45 197 43 197 43 197 43 201 41 201 41 201 41 200 41 200 41 200 41 200 41 199 39 199 39 199 38 198 38 198 38 197 38 195 38 194 38 193 38 193 37 193 37 193 37 193 36 193 36 192 36 191 36 190 36 190 36 188 30 188 30 188 30 188 30 188 30 189 30 189 29 189 29 189 29 188 28 188 27 188 27 188 26 188 26 188 26 188 24 188 24 188 23 187 23 187 23 187 22 187 22 187 22 187 22 188 20 188 20 188 20 184 18 184 18 184 17 183 18 182 18 182 18 181 18 181 18 181 18 180 15 180 14 180 14 178 12 178 12 26 12 26 12 26 12 26 0 26 0 26 0 25 0 25 1 24 1 23 1 23 2 22 2 20 3 19 3 18 4 17 5 16 5 15 6 15 6 14 6 14 6 13 6 14 5 14 5 13 5 12 6 12 6 11 7 11 7 11 7 10 8 10 8 9 9 9 9 8 9 8 10 7 10 7 10 6 10 5 11 5 11 4 12 3 12 2 13 1 13 1 13 0 13 0 14 0 116 0 116 0 116 163 116 163 116 163 116 169 111 169 111 169 111 176 112 176 112 176 112 176 111 178 110 179 110 179 110 180 110 180 110 181 110 182 109 182 109 183 109 183 109 184 108 184 108 185 108 185 109 185 105 185 105 185 105 195 99 195 99 195 99 198 98 198 98 198 98 199 95 199 95 199 95 198 94 198 94 198 94 L 192 88 Z N">
            <draw:equation draw:name="f0" draw:formula="191*logwidth/201"/>
            <draw:equation draw:name="f1" draw:formula="85*logheight/116"/>
            <draw:equation draw:name="f2" draw:formula="188*logwidth/201"/>
            <draw:equation draw:name="f3" draw:formula="79*logheight/116"/>
            <draw:equation draw:name="f4" draw:formula="183*logwidth/201"/>
            <draw:equation draw:name="f5" draw:formula="77*logheight/116"/>
            <draw:equation draw:name="f6" draw:formula="186*logwidth/201"/>
            <draw:equation draw:name="f7" draw:formula="67*logheight/116"/>
            <draw:equation draw:name="f8" draw:formula="188*logwidth/201"/>
            <draw:equation draw:name="f9" draw:formula="64*logheight/116"/>
            <draw:equation draw:name="f10" draw:formula="186*logwidth/201"/>
            <draw:equation draw:name="f11" draw:formula="58*logheight/116"/>
            <draw:equation draw:name="f12" draw:formula="191*logwidth/201"/>
            <draw:equation draw:name="f13" draw:formula="52*logheight/116"/>
            <draw:equation draw:name="f14" draw:formula="196*logwidth/201"/>
            <draw:equation draw:name="f15" draw:formula="45*logheight/116"/>
            <draw:equation draw:name="f16" draw:formula="201*logwidth/201"/>
            <draw:equation draw:name="f17" draw:formula="41*logheight/116"/>
            <draw:equation draw:name="f18" draw:formula="199*logwidth/201"/>
            <draw:equation draw:name="f19" draw:formula="39*logheight/116"/>
            <draw:equation draw:name="f20" draw:formula="194*logwidth/201"/>
            <draw:equation draw:name="f21" draw:formula="38*logheight/116"/>
            <draw:equation draw:name="f22" draw:formula="193*logwidth/201"/>
            <draw:equation draw:name="f23" draw:formula="36*logheight/116"/>
            <draw:equation draw:name="f24" draw:formula="188*logwidth/201"/>
            <draw:equation draw:name="f25" draw:formula="30*logheight/116"/>
            <draw:equation draw:name="f26" draw:formula="189*logwidth/201"/>
            <draw:equation draw:name="f27" draw:formula="29*logheight/116"/>
            <draw:equation draw:name="f28" draw:formula="188*logwidth/201"/>
            <draw:equation draw:name="f29" draw:formula="26*logheight/116"/>
            <draw:equation draw:name="f30" draw:formula="187*logwidth/201"/>
            <draw:equation draw:name="f31" draw:formula="23*logheight/116"/>
            <draw:equation draw:name="f32" draw:formula="188*logwidth/201"/>
            <draw:equation draw:name="f33" draw:formula="20*logheight/116"/>
            <draw:equation draw:name="f34" draw:formula="182*logwidth/201"/>
            <draw:equation draw:name="f35" draw:formula="18*logheight/116"/>
            <draw:equation draw:name="f36" draw:formula="180*logwidth/201"/>
            <draw:equation draw:name="f37" draw:formula="14*logheight/116"/>
            <draw:equation draw:name="f38" draw:formula="26*logwidth/201"/>
            <draw:equation draw:name="f39" draw:formula="12*logheight/116"/>
            <draw:equation draw:name="f40" draw:formula="24*logwidth/201"/>
            <draw:equation draw:name="f41" draw:formula="1*logheight/116"/>
            <draw:equation draw:name="f42" draw:formula="18*logwidth/201"/>
            <draw:equation draw:name="f43" draw:formula="4*logheight/116"/>
            <draw:equation draw:name="f44" draw:formula="14*logwidth/201"/>
            <draw:equation draw:name="f45" draw:formula="6*logheight/116"/>
            <draw:equation draw:name="f46" draw:formula="12*logwidth/201"/>
            <draw:equation draw:name="f47" draw:formula="6*logheight/116"/>
            <draw:equation draw:name="f48" draw:formula="9*logwidth/201"/>
            <draw:equation draw:name="f49" draw:formula="9*logheight/116"/>
            <draw:equation draw:name="f50" draw:formula="6*logwidth/201"/>
            <draw:equation draw:name="f51" draw:formula="10*logheight/116"/>
            <draw:equation draw:name="f52" draw:formula="1*logwidth/201"/>
            <draw:equation draw:name="f53" draw:formula="13*logheight/116"/>
            <draw:equation draw:name="f54" draw:formula="0*logwidth/201"/>
            <draw:equation draw:name="f55" draw:formula="116*logheight/116"/>
            <draw:equation draw:name="f56" draw:formula="169*logwidth/201"/>
            <draw:equation draw:name="f57" draw:formula="111*logheight/116"/>
            <draw:equation draw:name="f58" draw:formula="179*logwidth/201"/>
            <draw:equation draw:name="f59" draw:formula="110*logheight/116"/>
            <draw:equation draw:name="f60" draw:formula="182*logwidth/201"/>
            <draw:equation draw:name="f61" draw:formula="109*logheight/116"/>
            <draw:equation draw:name="f62" draw:formula="185*logwidth/201"/>
            <draw:equation draw:name="f63" draw:formula="109*logheight/116"/>
            <draw:equation draw:name="f64" draw:formula="195*logwidth/201"/>
            <draw:equation draw:name="f65" draw:formula="99*logheight/116"/>
            <draw:equation draw:name="f66" draw:formula="199*logwidth/201"/>
            <draw:equation draw:name="f67" draw:formula="95*logheight/116"/>
            <draw:equation draw:name="f68" draw:formula="192*logwidth/201"/>
            <draw:equation draw:name="f69" draw:formula="88*logheight/116"/>
            <draw:equation draw:name="f70" draw:formula="logwidth"/>
            <draw:equation draw:name="f71" draw:formula="logheight"/>
          </draw:enhanced-geometry>
        </draw:custom-shape>
        <draw:custom-shape draw:name="Freeform 21" draw:style-name="gr3" draw:text-style-name="P2" draw:layer="layout" svg:width="3.069cm" svg:height="2.234cm" svg:x="11.167cm" svg:y="5.073cm">
          <text:p><text:span text:style-name="T1"/></text:p>
          <draw:enhanced-geometry draw:mirror-horizontal="false" draw:mirror-vertical="false" drawooo:sub-view-size="279 203" draw:text-areas="0 0 ?f104 ?f105" svg:viewBox="0 0 0 0" draw:type="ooxml-non-primitive" draw:enhanced-path="M 262 113 C 262 111 263 110 263 109 263 107 261 106 262 104 263 104 265 101 264 100 263 100 262 100 262 99 262 99 262 97 262 97 261 96 261 97 260 97 260 97 260 97 259 97 258 96 257 95 256 95 256 96 254 95 254 94 254 94 254 93 254 93 254 92 254 91 253 91 253 90 252 90 252 90 252 89 253 89 253 89 254 88 253 87 253 86 254 84 255 84 256 82 257 81 257 79 257 78 258 77 258 75 259 74 259 73 259 73 260 73 260 72 261 72 262 72 263 71 263 71 263 70 264 69 264 68 265 67 266 66 266 65 266 64 266 63 266 63 267 62 267 61 267 61 267 61 266 60 266 60 266 60 266 59 266 59 266 59 270 53 270 53 270 53 270 53 272 46 272 46 272 46 277 36 277 36 277 36 277 35 277 34 278 34 279 31 279 31 278 28 278 28 278 28 278 28 277 26 277 26 277 25 277 23 277 23 277 23 273 21 273 21 272 21 269 19 269 19 264 11 264 11 264 11 193 11 193 11 193 11 192 11 192 11 191 11 191 12 190 12 190 12 189 13 189 13 188 14 187 14 187 14 186 14 185 14 183 14 182 14 182 14 181 14 181 14 181 14 180 14 180 14 179 15 179 15 179 15 178 15 177 15 177 15 176 15 176 16 175 15 175 15 174 15 173 15 172 15 171 15 171 15 170 16 170 16 170 16 169 17 169 17 169 17 168 18 167 18 166 19 166 19 165 19 165 19 164 19 163 19 163 19 162 19 162 19 162 19 161 20 161 20 160 20 159 20 158 20 157 21 155 21 153 23 151 24 150 25 149 25 148 25 147 26 145 26 144 26 143 26 141 26 140 26 139 25 139 25 138 25 138 24 137 24 137 24 136 24 135 24 135 24 134 25 133 25 133 25 132 26 131 26 130 27 129 28 128 28 127 29 126 29 125 28 124 28 123 28 122 28 122 28 121 28 120 28 120 29 119 29 119 30 118 30 118 31 117 31 116 30 115 30 116 29 115 28 115 28 115 28 115 27 114 27 114 27 113 27 112 26 112 26 111 26 111 26 110 26 110 26 110 26 109 26 109 26 108 26 108 26 107 26 107 26 107 26 106 25 105 25 104 25 103 25 103 25 102 25 102 25 102 26 101 26 101 26 100 27 98 26 96 26 96 26 95 26 95 26 94 26 93 27 92 27 91 28 90 28 89 29 88 30 86 31 84 32 83 32 82 33 81 33 78 33 78 33 78 33 77 33 76 33 75 33 74 33 73 33 72 33 71 33 70 32 69 32 68 32 66 31 64 30 62 29 62 26 62 24 61 22 61 20 61 18 61 17 60 16 60 15 60 14 59 13 59 12 59 11 58 11 58 10 58 9 58 8 57 8 57 7 55 6 54 6 53 5 53 4 52 4 51 3 50 2 49 2 48 2 47 3 47 3 46 4 45 4 43 4 43 4 42 4 42 4 41 4 40 4 40 4 40 3 40 3 40 3 40 2 39 2 39 2 39 2 38 1 38 1 38 0 37 0 37 0 37 0 36 0 36 0 36 0 35 1 35 1 35 1 34 1 34 2 34 2 33 2 33 2 33 2 32 2 32 3 32 3 32 3 31 3 31 3 30 3 29 2 29 2 28 2 28 2 28 2 28 1 28 1 27 1 27 2 27 2 26 3 26 3 25 2 25 2 25 2 24 2 24 2 23 2 22 1 22 1 22 1 21 1 21 1 21 2 21 3 21 3 21 4 21 4 21 5 21 6 21 6 21 7 21 7 22 8 22 9 22 10 22 10 22 11 22 12 21 13 21 14 21 15 21 16 21 18 21 20 21 22 21 22 21 23 21 24 21 25 21 26 21 27 21 27 22 28 22 28 22 29 22 29 22 30 22 31 22 31 22 32 23 32 22 33 23 33 22 33 23 34 23 34 23 34 23 34 23 34 23 35 23 35 23 35 23 36 21 36 21 37 21 37 21 38 21 38 21 39 22 39 22 40 22 41 21 42 21 43 20 44 20 45 20 46 20 48 20 51 20 53 20 54 21 55 20 56 20 56 20 57 20 57 19 57 20 58 20 58 20 59 20 60 19 61 19 61 19 62 19 62 19 63 19 64 19 64 19 65 18 66 18 67 18 67 17 68 17 69 17 79 17 79 17 79 17 79 17 80 17 81 17 81 17 81 17 82 17 82 17 82 18 82 17 83 17 83 17 82 17 85 17 85 17 85 17 86 16 86 17 87 17 88 17 89 17 90 17 91 16 92 16 92 16 93 16 93 16 94 16 94 16 94 16 94 16 101 16 101 16 101 16 101 16 101 16 102 16 102 16 102 15 103 15 103 15 104 15 104 15 105 15 105 15 106 15 106 15 107 15 108 15 109 15 110 15 111 15 111 14 112 14 113 14 113 14 114 14 115 14 116 14 117 14 117 14 117 14 117 14 118 13 118 13 118 13 118 13 119 13 119 13 120 13 121 13 122 14 122 14 122 14 121 15 121 15 121 15 122 15 122 16 123 15 123 14 124 14 124 14 124 14 124 13 124 13 123 13 123 13 123 13 123 13 123 13 123 13 123 13 124 12 124 13 125 13 126 13 126 13 126 12 126 12 127 12 128 12 129 12 130 12 130 11 131 11 132 11 132 11 133 11 133 10 134 10 134 10 136 10 137 10 138 9 138 9 139 9 139 9 140 8 141 8 141 8 141 7 141 7 141 7 141 6 141 6 142 6 142 6 142 6 142 6 142 6 143 6 143 6 143 6 144 6 144 6 144 6 144 6 144 6 145 6 145 6 145 6 145 6 145 6 145 6 146 6 147 6 147 6 148 5 148 5 149 5 150 5 150 5 151 5 151 5 151 5 151 4 152 4 153 4 153 4 153 4 154 4 154 4 155 4 155 4 155 3 155 3 156 3 156 3 157 3 157 3 157 3 158 3 158 3 159 3 159 3 159 3 160 3 160 3 160 3 160 4 160 4 160 4 160 4 161 5 161 5 161 5 161 6 161 6 161 6 161 7 160 7 160 7 161 7 161 7 161 7 161 6 161 6 161 5 161 4 161 3 161 3 161 2 161 2 162 2 162 2 162 1 162 1 163 1 163 1 163 1 164 1 163 0 164 0 165 0 165 1 166 1 166 1 166 1 166 1 167 1 167 1 167 1 168 2 168 2 168 2 169 3 169 3 170 3 170 3 170 4 171 4 171 4 171 5 172 5 172 5 172 5 173 6 173 6 174 6 175 6 176 6 176 6 176 6 177 6 177 6 178 6 178 6 178 6 178 6 179 6 179 6 179 6 179 6 180 5 180 5 180 5 180 5 180 5 190 5 190 5 190 5 191 5 192 5 192 6 192 6 193 6 193 6 194 6 194 6 194 6 195 6 195 7 196 7 196 7 196 7 196 7 197 7 197 7 197 7 198 8 198 8 198 8 198 8 199 8 199 8 199 8 199 9 200 9 200 9 200 10 201 10 201 11 201 11 202 11 202 12 203 12 203 157 203 157 203 157 203 260 203 260 203 260 203 260 116 260 116 260 116 261 116 261 114 262 113 Z N">
            <draw:equation draw:name="f0" draw:formula="262*logwidth/279"/>
            <draw:equation draw:name="f1" draw:formula="99*logheight/203"/>
            <draw:equation draw:name="f2" draw:formula="254*logwidth/279"/>
            <draw:equation draw:name="f3" draw:formula="94*logheight/203"/>
            <draw:equation draw:name="f4" draw:formula="253*logwidth/279"/>
            <draw:equation draw:name="f5" draw:formula="86*logheight/203"/>
            <draw:equation draw:name="f6" draw:formula="262*logwidth/279"/>
            <draw:equation draw:name="f7" draw:formula="72*logheight/203"/>
            <draw:equation draw:name="f8" draw:formula="267*logwidth/279"/>
            <draw:equation draw:name="f9" draw:formula="61*logheight/203"/>
            <draw:equation draw:name="f10" draw:formula="277*logwidth/279"/>
            <draw:equation draw:name="f11" draw:formula="36*logheight/203"/>
            <draw:equation draw:name="f12" draw:formula="277*logwidth/279"/>
            <draw:equation draw:name="f13" draw:formula="23*logheight/203"/>
            <draw:equation draw:name="f14" draw:formula="191*logwidth/279"/>
            <draw:equation draw:name="f15" draw:formula="11*logheight/203"/>
            <draw:equation draw:name="f16" draw:formula="181*logwidth/279"/>
            <draw:equation draw:name="f17" draw:formula="14*logheight/203"/>
            <draw:equation draw:name="f18" draw:formula="173*logwidth/279"/>
            <draw:equation draw:name="f19" draw:formula="15*logheight/203"/>
            <draw:equation draw:name="f20" draw:formula="165*logwidth/279"/>
            <draw:equation draw:name="f21" draw:formula="19*logheight/203"/>
            <draw:equation draw:name="f22" draw:formula="151*logwidth/279"/>
            <draw:equation draw:name="f23" draw:formula="24*logheight/203"/>
            <draw:equation draw:name="f24" draw:formula="137*logwidth/279"/>
            <draw:equation draw:name="f25" draw:formula="24*logheight/203"/>
            <draw:equation draw:name="f26" draw:formula="124*logwidth/279"/>
            <draw:equation draw:name="f27" draw:formula="28*logheight/203"/>
            <draw:equation draw:name="f28" draw:formula="115*logwidth/279"/>
            <draw:equation draw:name="f29" draw:formula="28*logheight/203"/>
            <draw:equation draw:name="f30" draw:formula="109*logwidth/279"/>
            <draw:equation draw:name="f31" draw:formula="26*logheight/203"/>
            <draw:equation draw:name="f32" draw:formula="101*logwidth/279"/>
            <draw:equation draw:name="f33" draw:formula="26*logheight/203"/>
            <draw:equation draw:name="f34" draw:formula="84*logwidth/279"/>
            <draw:equation draw:name="f35" draw:formula="32*logheight/203"/>
            <draw:equation draw:name="f36" draw:formula="69*logwidth/279"/>
            <draw:equation draw:name="f37" draw:formula="32*logheight/203"/>
            <draw:equation draw:name="f38" draw:formula="59*logwidth/279"/>
            <draw:equation draw:name="f39" draw:formula="12*logheight/203"/>
            <draw:equation draw:name="f40" draw:formula="49*logwidth/279"/>
            <draw:equation draw:name="f41" draw:formula="2*logheight/203"/>
            <draw:equation draw:name="f42" draw:formula="40*logwidth/279"/>
            <draw:equation draw:name="f43" draw:formula="3*logheight/203"/>
            <draw:equation draw:name="f44" draw:formula="35*logwidth/279"/>
            <draw:equation draw:name="f45" draw:formula="1*logheight/203"/>
            <draw:equation draw:name="f46" draw:formula="29*logwidth/279"/>
            <draw:equation draw:name="f47" draw:formula="2*logheight/203"/>
            <draw:equation draw:name="f48" draw:formula="24*logwidth/279"/>
            <draw:equation draw:name="f49" draw:formula="2*logheight/203"/>
            <draw:equation draw:name="f50" draw:formula="21*logwidth/279"/>
            <draw:equation draw:name="f51" draw:formula="6*logheight/203"/>
            <draw:equation draw:name="f52" draw:formula="21*logwidth/279"/>
            <draw:equation draw:name="f53" draw:formula="22*logheight/203"/>
            <draw:equation draw:name="f54" draw:formula="22*logwidth/279"/>
            <draw:equation draw:name="f55" draw:formula="32*logheight/203"/>
            <draw:equation draw:name="f56" draw:formula="21*logwidth/279"/>
            <draw:equation draw:name="f57" draw:formula="37*logheight/203"/>
            <draw:equation draw:name="f58" draw:formula="20*logwidth/279"/>
            <draw:equation draw:name="f59" draw:formula="53*logheight/203"/>
            <draw:equation draw:name="f60" draw:formula="19*logwidth/279"/>
            <draw:equation draw:name="f61" draw:formula="62*logheight/203"/>
            <draw:equation draw:name="f62" draw:formula="17*logwidth/279"/>
            <draw:equation draw:name="f63" draw:formula="81*logheight/203"/>
            <draw:equation draw:name="f64" draw:formula="17*logwidth/279"/>
            <draw:equation draw:name="f65" draw:formula="87*logheight/203"/>
            <draw:equation draw:name="f66" draw:formula="16*logwidth/279"/>
            <draw:equation draw:name="f67" draw:formula="101*logheight/203"/>
            <draw:equation draw:name="f68" draw:formula="15*logwidth/279"/>
            <draw:equation draw:name="f69" draw:formula="108*logheight/203"/>
            <draw:equation draw:name="f70" draw:formula="14*logwidth/279"/>
            <draw:equation draw:name="f71" draw:formula="118*logheight/203"/>
            <draw:equation draw:name="f72" draw:formula="15*logwidth/279"/>
            <draw:equation draw:name="f73" draw:formula="122*logheight/203"/>
            <draw:equation draw:name="f74" draw:formula="13*logwidth/279"/>
            <draw:equation draw:name="f75" draw:formula="124*logheight/203"/>
            <draw:equation draw:name="f76" draw:formula="11*logwidth/279"/>
            <draw:equation draw:name="f77" draw:formula="133*logheight/203"/>
            <draw:equation draw:name="f78" draw:formula="7*logwidth/279"/>
            <draw:equation draw:name="f79" draw:formula="141*logheight/203"/>
            <draw:equation draw:name="f80" draw:formula="6*logwidth/279"/>
            <draw:equation draw:name="f81" draw:formula="144*logheight/203"/>
            <draw:equation draw:name="f82" draw:formula="5*logwidth/279"/>
            <draw:equation draw:name="f83" draw:formula="151*logheight/203"/>
            <draw:equation draw:name="f84" draw:formula="3*logwidth/279"/>
            <draw:equation draw:name="f85" draw:formula="156*logheight/203"/>
            <draw:equation draw:name="f86" draw:formula="4*logwidth/279"/>
            <draw:equation draw:name="f87" draw:formula="160*logheight/203"/>
            <draw:equation draw:name="f88" draw:formula="6*logwidth/279"/>
            <draw:equation draw:name="f89" draw:formula="161*logheight/203"/>
            <draw:equation draw:name="f90" draw:formula="0*logwidth/279"/>
            <draw:equation draw:name="f91" draw:formula="164*logheight/203"/>
            <draw:equation draw:name="f92" draw:formula="3*logwidth/279"/>
            <draw:equation draw:name="f93" draw:formula="170*logheight/203"/>
            <draw:equation draw:name="f94" draw:formula="6*logwidth/279"/>
            <draw:equation draw:name="f95" draw:formula="176*logheight/203"/>
            <draw:equation draw:name="f96" draw:formula="5*logwidth/279"/>
            <draw:equation draw:name="f97" draw:formula="180*logheight/203"/>
            <draw:equation draw:name="f98" draw:formula="7*logwidth/279"/>
            <draw:equation draw:name="f99" draw:formula="196*logheight/203"/>
            <draw:equation draw:name="f100" draw:formula="9*logwidth/279"/>
            <draw:equation draw:name="f101" draw:formula="200*logheight/203"/>
            <draw:equation draw:name="f102" draw:formula="260*logwidth/279"/>
            <draw:equation draw:name="f103" draw:formula="203*logheight/203"/>
            <draw:equation draw:name="f104" draw:formula="logwidth"/>
            <draw:equation draw:name="f105" draw:formula="logheight"/>
          </draw:enhanced-geometry>
        </draw:custom-shape>
        <draw:custom-shape draw:name="Freeform 22" draw:style-name="gr3" draw:text-style-name="P2" draw:layer="layout" svg:width="3.258cm" svg:height="1.587cm" svg:x="19.354cm" svg:y="9.773cm">
          <text:p><text:span text:style-name="T1"/></text:p>
          <draw:enhanced-geometry draw:mirror-horizontal="false" draw:mirror-vertical="false" drawooo:sub-view-size="296 144" draw:text-areas="0 0 ?f114 ?f115" svg:viewBox="0 0 0 0" draw:type="ooxml-non-primitive" draw:enhanced-path="M 290 22 C 290 0 290 0 290 0 0 0 0 0 0 0 0 21 0 21 0 21 104 21 104 21 104 21 104 103 104 103 104 103 104 104 105 104 105 103 106 103 106 103 106 103 107 104 108 104 108 105 109 106 110 107 111 108 111 108 112 109 113 110 113 110 113 111 113 111 114 111 115 111 115 111 116 111 117 111 118 111 118 111 119 110 119 110 120 110 120 110 121 110 121 110 122 111 123 111 123 111 124 112 124 112 125 111 125 110 125 110 125 109 125 109 126 108 126 108 126 108 126 109 127 109 127 109 127 109 127 110 128 110 128 110 128 111 129 110 129 111 129 111 129 111 129 112 130 112 130 113 130 113 131 113 131 114 131 114 131 115 131 117 132 118 132 118 133 118 133 118 134 118 135 119 136 119 137 119 137 119 138 119 138 118 138 118 139 118 139 118 140 119 140 119 140 119 141 120 141 120 142 120 142 121 143 121 143 121 144 121 144 121 145 120 146 122 146 122 147 122 148 122 148 121 150 121 152 120 153 121 154 122 155 123 156 124 157 124 158 124 159 123 159 123 159 123 160 122 160 122 160 121 161 121 162 121 163 121 164 122 165 122 166 123 167 123 168 122 168 121 169 121 169 122 169 123 169 123 169 124 170 125 170 126 170 127 170 127 171 127 171 127 172 128 173 128 174 128 174 128 174 128 174 128 174 129 174 129 174 129 173 131 174 131 174 132 175 132 175 132 176 133 176 133 177 133 178 133 178 133 178 132 179 132 180 131 181 131 181 130 181 130 182 130 182 129 183 129 183 129 183 128 184 128 184 128 185 128 185 128 185 129 186 129 187 129 187 130 187 130 187 131 187 131 188 132 188 132 188 132 189 132 191 131 192 132 192 133 191 133 191 134 192 134 192 135 193 135 194 135 195 135 195 134 195 134 195 134 196 133 196 133 196 133 196 133 197 132 197 132 198 133 198 133 198 133 199 133 199 133 199 133 199 132 200 132 200 131 200 131 201 131 201 132 201 132 201 133 201 133 201 134 201 134 201 135 201 135 201 136 201 136 201 137 201 138 202 139 204 139 204 139 204 138 204 138 204 137 205 137 204 137 204 136 204 136 204 135 204 135 205 134 205 134 205 134 206 134 206 134 206 134 206 134 206 134 206 133 207 133 208 133 208 132 208 132 208 131 208 131 208 130 208 130 209 130 210 130 210 130 210 130 210 130 211 130 211 131 212 132 212 132 212 133 212 133 212 133 212 133 212 134 212 133 213 133 213 133 213 133 214 133 214 133 214 133 215 133 215 134 215 134 216 135 217 134 218 134 218 133 218 133 219 132 219 132 219 132 219 131 220 130 221 131 221 132 221 133 221 133 220 133 219 134 223 135 223 135 224 135 224 136 224 136 224 136 224 137 225 137 225 137 226 137 227 137 228 137 228 138 229 139 229 139 230 141 230 141 231 140 231 139 231 139 231 138 231 137 232 137 232 137 233 137 234 137 234 137 235 138 236 137 236 137 236 136 236 136 236 135 236 135 237 135 237 134 238 134 238 134 239 134 240 134 240 134 241 134 241 134 242 133 242 133 242 133 242 132 243 132 243 133 243 133 244 133 244 132 245 132 245 132 245 133 245 133 245 133 246 133 246 133 247 134 247 134 247 134 247 134 248 134 248 134 248 134 248 134 249 133 249 133 250 133 250 133 251 133 251 133 251 133 251 132 251 132 251 132 252 131 253 132 254 131 254 131 254 131 254 131 255 131 255 130 256 130 256 130 256 130 257 131 257 131 257 131 257 132 258 132 258 132 258 132 259 132 259 132 259 132 259 132 260 132 260 132 260 133 260 133 261 133 262 133 263 133 264 133 265 133 266 133 267 132 267 132 267 131 268 131 268 131 268 131 268 131 268 130 268 129 269 129 270 129 271 129 272 130 272 130 272 132 273 132 273 132 273 131 273 131 274 131 274 131 274 132 274 133 275 133 276 133 277 133 278 133 278 134 278 134 278 135 278 135 279 135 279 135 279 136 279 136 279 136 279 136 280 137 280 137 280 137 280 137 281 137 281 137 281 137 281 138 282 138 282 138 282 139 282 139 283 139 283 138 283 138 283 138 284 137 285 138 285 138 284 138 284 138 284 138 285 138 285 138 285 139 285 139 285 139 285 140 286 140 286 140 286 140 286 140 286 140 287 141 288 141 288 141 288 141 288 140 289 140 289 140 289 140 289 141 290 141 290 141 290 141 290 141 291 141 291 141 291 141 291 141 291 142 292 142 292 142 292 142 293 143 293 143 293 144 295 142 295 142 295 142 296 72 296 72 296 72 296 65 296 65 296 65 L 290 22 Z N">
            <draw:equation draw:name="f0" draw:formula="0*logwidth/296"/>
            <draw:equation draw:name="f1" draw:formula="0*logheight/144"/>
            <draw:equation draw:name="f2" draw:formula="104*logwidth/296"/>
            <draw:equation draw:name="f3" draw:formula="103*logheight/144"/>
            <draw:equation draw:name="f4" draw:formula="108*logwidth/296"/>
            <draw:equation draw:name="f5" draw:formula="105*logheight/144"/>
            <draw:equation draw:name="f6" draw:formula="113*logwidth/296"/>
            <draw:equation draw:name="f7" draw:formula="111*logheight/144"/>
            <draw:equation draw:name="f8" draw:formula="119*logwidth/296"/>
            <draw:equation draw:name="f9" draw:formula="110*logheight/144"/>
            <draw:equation draw:name="f10" draw:formula="124*logwidth/296"/>
            <draw:equation draw:name="f11" draw:formula="112*logheight/144"/>
            <draw:equation draw:name="f12" draw:formula="126*logwidth/296"/>
            <draw:equation draw:name="f13" draw:formula="109*logheight/144"/>
            <draw:equation draw:name="f14" draw:formula="129*logwidth/296"/>
            <draw:equation draw:name="f15" draw:formula="111*logheight/144"/>
            <draw:equation draw:name="f16" draw:formula="131*logwidth/296"/>
            <draw:equation draw:name="f17" draw:formula="114*logheight/144"/>
            <draw:equation draw:name="f18" draw:formula="136*logwidth/296"/>
            <draw:equation draw:name="f19" draw:formula="119*logheight/144"/>
            <draw:equation draw:name="f20" draw:formula="140*logwidth/296"/>
            <draw:equation draw:name="f21" draw:formula="119*logheight/144"/>
            <draw:equation draw:name="f22" draw:formula="144*logwidth/296"/>
            <draw:equation draw:name="f23" draw:formula="121*logheight/144"/>
            <draw:equation draw:name="f24" draw:formula="153*logwidth/296"/>
            <draw:equation draw:name="f25" draw:formula="121*logheight/144"/>
            <draw:equation draw:name="f26" draw:formula="160*logwidth/296"/>
            <draw:equation draw:name="f27" draw:formula="122*logheight/144"/>
            <draw:equation draw:name="f28" draw:formula="167*logwidth/296"/>
            <draw:equation draw:name="f29" draw:formula="123*logheight/144"/>
            <draw:equation draw:name="f30" draw:formula="170*logwidth/296"/>
            <draw:equation draw:name="f31" draw:formula="126*logheight/144"/>
            <draw:equation draw:name="f32" draw:formula="174*logwidth/296"/>
            <draw:equation draw:name="f33" draw:formula="128*logheight/144"/>
            <draw:equation draw:name="f34" draw:formula="175*logwidth/296"/>
            <draw:equation draw:name="f35" draw:formula="132*logheight/144"/>
            <draw:equation draw:name="f36" draw:formula="181*logwidth/296"/>
            <draw:equation draw:name="f37" draw:formula="131*logheight/144"/>
            <draw:equation draw:name="f38" draw:formula="184*logwidth/296"/>
            <draw:equation draw:name="f39" draw:formula="128*logheight/144"/>
            <draw:equation draw:name="f40" draw:formula="187*logwidth/296"/>
            <draw:equation draw:name="f41" draw:formula="131*logheight/144"/>
            <draw:equation draw:name="f42" draw:formula="191*logwidth/296"/>
            <draw:equation draw:name="f43" draw:formula="134*logheight/144"/>
            <draw:equation draw:name="f44" draw:formula="196*logwidth/296"/>
            <draw:equation draw:name="f45" draw:formula="133*logheight/144"/>
            <draw:equation draw:name="f46" draw:formula="199*logwidth/296"/>
            <draw:equation draw:name="f47" draw:formula="133*logheight/144"/>
            <draw:equation draw:name="f48" draw:formula="201*logwidth/296"/>
            <draw:equation draw:name="f49" draw:formula="132*logheight/144"/>
            <draw:equation draw:name="f50" draw:formula="201*logwidth/296"/>
            <draw:equation draw:name="f51" draw:formula="137*logheight/144"/>
            <draw:equation draw:name="f52" draw:formula="204*logwidth/296"/>
            <draw:equation draw:name="f53" draw:formula="137*logheight/144"/>
            <draw:equation draw:name="f54" draw:formula="206*logwidth/296"/>
            <draw:equation draw:name="f55" draw:formula="134*logheight/144"/>
            <draw:equation draw:name="f56" draw:formula="208*logwidth/296"/>
            <draw:equation draw:name="f57" draw:formula="131*logheight/144"/>
            <draw:equation draw:name="f58" draw:formula="211*logwidth/296"/>
            <draw:equation draw:name="f59" draw:formula="130*logheight/144"/>
            <draw:equation draw:name="f60" draw:formula="212*logwidth/296"/>
            <draw:equation draw:name="f61" draw:formula="133*logheight/144"/>
            <draw:equation draw:name="f62" draw:formula="215*logwidth/296"/>
            <draw:equation draw:name="f63" draw:formula="134*logheight/144"/>
            <draw:equation draw:name="f64" draw:formula="219*logwidth/296"/>
            <draw:equation draw:name="f65" draw:formula="131*logheight/144"/>
            <draw:equation draw:name="f66" draw:formula="223*logwidth/296"/>
            <draw:equation draw:name="f67" draw:formula="135*logheight/144"/>
            <draw:equation draw:name="f68" draw:formula="227*logwidth/296"/>
            <draw:equation draw:name="f69" draw:formula="137*logheight/144"/>
            <draw:equation draw:name="f70" draw:formula="231*logwidth/296"/>
            <draw:equation draw:name="f71" draw:formula="139*logheight/144"/>
            <draw:equation draw:name="f72" draw:formula="236*logwidth/296"/>
            <draw:equation draw:name="f73" draw:formula="137*logheight/144"/>
            <draw:equation draw:name="f74" draw:formula="238*logwidth/296"/>
            <draw:equation draw:name="f75" draw:formula="134*logheight/144"/>
            <draw:equation draw:name="f76" draw:formula="242*logwidth/296"/>
            <draw:equation draw:name="f77" draw:formula="132*logheight/144"/>
            <draw:equation draw:name="f78" draw:formula="245*logwidth/296"/>
            <draw:equation draw:name="f79" draw:formula="133*logheight/144"/>
            <draw:equation draw:name="f80" draw:formula="248*logwidth/296"/>
            <draw:equation draw:name="f81" draw:formula="134*logheight/144"/>
            <draw:equation draw:name="f82" draw:formula="251*logwidth/296"/>
            <draw:equation draw:name="f83" draw:formula="133*logheight/144"/>
            <draw:equation draw:name="f84" draw:formula="254*logwidth/296"/>
            <draw:equation draw:name="f85" draw:formula="131*logheight/144"/>
            <draw:equation draw:name="f86" draw:formula="257*logwidth/296"/>
            <draw:equation draw:name="f87" draw:formula="132*logheight/144"/>
            <draw:equation draw:name="f88" draw:formula="260*logwidth/296"/>
            <draw:equation draw:name="f89" draw:formula="132*logheight/144"/>
            <draw:equation draw:name="f90" draw:formula="267*logwidth/296"/>
            <draw:equation draw:name="f91" draw:formula="132*logheight/144"/>
            <draw:equation draw:name="f92" draw:formula="269*logwidth/296"/>
            <draw:equation draw:name="f93" draw:formula="129*logheight/144"/>
            <draw:equation draw:name="f94" draw:formula="273*logwidth/296"/>
            <draw:equation draw:name="f95" draw:formula="131*logheight/144"/>
            <draw:equation draw:name="f96" draw:formula="278*logwidth/296"/>
            <draw:equation draw:name="f97" draw:formula="134*logheight/144"/>
            <draw:equation draw:name="f98" draw:formula="279*logwidth/296"/>
            <draw:equation draw:name="f99" draw:formula="136*logheight/144"/>
            <draw:equation draw:name="f100" draw:formula="282*logwidth/296"/>
            <draw:equation draw:name="f101" draw:formula="138*logheight/144"/>
            <draw:equation draw:name="f102" draw:formula="285*logwidth/296"/>
            <draw:equation draw:name="f103" draw:formula="138*logheight/144"/>
            <draw:equation draw:name="f104" draw:formula="285*logwidth/296"/>
            <draw:equation draw:name="f105" draw:formula="139*logheight/144"/>
            <draw:equation draw:name="f106" draw:formula="288*logwidth/296"/>
            <draw:equation draw:name="f107" draw:formula="141*logheight/144"/>
            <draw:equation draw:name="f108" draw:formula="290*logwidth/296"/>
            <draw:equation draw:name="f109" draw:formula="141*logheight/144"/>
            <draw:equation draw:name="f110" draw:formula="292*logwidth/296"/>
            <draw:equation draw:name="f111" draw:formula="142*logheight/144"/>
            <draw:equation draw:name="f112" draw:formula="296*logwidth/296"/>
            <draw:equation draw:name="f113" draw:formula="72*logheight/144"/>
            <draw:equation draw:name="f114" draw:formula="logwidth"/>
            <draw:equation draw:name="f115" draw:formula="logheight"/>
          </draw:enhanced-geometry>
        </draw:custom-shape>
        <draw:custom-shape draw:name="Freeform 23" draw:style-name="gr3" draw:text-style-name="P2" draw:layer="layout" svg:width="1.637cm" svg:height="1.775cm" svg:x="26.266cm" svg:y="7.327cm">
          <text:p><text:span text:style-name="T1"/></text:p>
          <draw:enhanced-geometry draw:mirror-horizontal="false" draw:mirror-vertical="false" drawooo:sub-view-size="149 161" draw:text-areas="0 0 ?f120 ?f121" svg:viewBox="0 0 0 0" draw:type="ooxml-non-primitive" draw:enhanced-path="M 146 1 C 145 1 143 2 142 2 140 3 138 4 135 4 134 5 132 6 130 7 128 7 127 8 125 8 123 9 122 10 120 11 119 11 118 12 118 13 117 13 117 14 116 14 116 15 115 15 115 15 115 15 115 16 114 16 113 16 112 17 112 18 111 18 110 19 109 19 108 20 108 20 108 21 108 21 108 21 107 21 107 21 107 21 107 21 105 21 104 21 102 21 102 21 101 21 101 21 100 21 100 21 99 21 99 21 98 21 98 21 97 21 97 21 96 21 96 21 95 21 95 21 95 21 94 22 94 22 94 22 93 22 93 22 91 23 90 23 89 24 88 24 87 24 87 24 86 24 86 25 85 25 85 25 84 25 83 26 83 26 82 26 82 27 81 27 81 27 81 27 80 26 80 26 80 26 79 26 79 26 79 25 78 25 78 25 77 25 76 25 76 25 75 24 75 24 74 24 74 24 74 24 73 24 73 24 73 24 72 24 72 23 71 23 71 23 71 23 70 23 69 23 69 23 69 24 68 24 68 24 68 24 67 24 67 24 66 25 66 25 65 25 64 25 63 25 63 25 62 25 61 25 62 25 62 24 63 23 63 23 64 22 65 22 66 22 67 22 68 22 69 22 69 22 70 22 70 22 71 21 71 21 72 21 72 21 72 20 72 20 72 20 71 20 71 20 71 20 70 20 70 20 70 20 69 20 69 19 69 19 69 19 69 19 68 19 68 19 68 19 67 19 67 20 66 20 66 21 65 21 65 20 64 20 64 20 63 20 63 19 62 19 62 18 61 17 60 16 58 16 58 15 57 15 57 15 56 15 56 14 56 14 55 14 54 13 52 13 51 12 51 12 50 12 49 12 48 12 47 12 47 12 47 11 47 10 1 12 1 12 1 12 0 129 0 129 0 129 0 129 0 129 0 129 0 129 1 128 1 128 1 128 2 128 2 128 3 128 3 128 4 129 4 129 4 130 5 130 5 130 6 131 7 131 7 131 8 131 8 131 8 130 9 130 9 130 10 130 11 129 11 129 12 129 13 129 13 129 13 130 13 130 14 130 14 131 15 132 16 132 16 132 17 133 17 133 17 133 18 134 18 134 18 135 18 135 18 135 18 136 19 136 19 136 19 137 19 138 20 139 20 140 21 141 21 142 22 143 22 144 23 144 25 144 26 144 27 144 28 144 30 143 31 144 32 144 33 145 33 145 34 146 34 146 35 147 36 148 36 149 37 150 38 151 40 150 40 150 41 149 41 149 42 148 42 148 43 148 43 148 44 148 45 147 45 147 46 147 46 147 46 148 46 148 47 148 47 148 47 148 48 149 48 149 49 149 50 150 51 151 51 151 52 152 52 152 52 152 53 151 54 151 54 151 54 151 55 151 55 151 56 151 56 151 57 151 57 151 58 150 58 150 59 150 59 149 60 149 60 148 61 148 61 147 62 146 62 146 63 146 64 146 65 145 65 145 66 145 67 146 67 146 67 146 67 147 67 147 67 147 67 148 67 149 67 150 67 151 68 151 68 152 69 153 70 153 70 153 71 153 71 154 72 154 72 154 73 154 74 155 75 156 76 156 76 157 76 158 76 158 76 158 76 158 77 161 77 161 77 161 81 160 81 160 81 160 81 160 84 160 85 159 85 159 86 158 86 158 86 158 87 156 87 155 87 155 87 153 87 153 87 153 89 153 89 152 89 152 92 152 92 152 92 152 91 148 91 148 91 147 90 144 90 144 90 144 92 142 92 142 92 142 93 140 93 139 93 139 95 136 95 135 95 135 96 134 96 134 96 133 97 133 97 133 97 134 99 135 99 135 99 135 100 136 100 136 100 136 101 137 101 137 101 137 100 138 100 138 100 138 100 140 100 140 100 140 102 140 102 140 102 140 103 139 103 139 103 138 103 137 103 137 105 138 105 138 105 138 105 138 105 133 105 133 105 133 104 132 104 132 104 131 105 131 105 131 105 131 106 130 106 130 106 130 106 126 106 126 106 126 107 125 108 125 108 125 109 122 109 122 109 122 110 122 111 122 111 122 112 123 112 123 112 123 113 119 113 119 113 119 114 118 114 118 115 118 115 116 116 116 116 116 117 116 117 116 117 116 119 119 119 119 119 119 121 119 121 119 121 119 126 116 126 116 133 109 133 109 133 109 133 109 134 107 134 107 134 107 136 107 136 107 136 107 136 104 137 104 137 103 138 103 138 103 138 103 136 101 136 100 136 100 137 98 138 98 138 98 139 96 139 96 139 96 139 94 139 94 139 94 141 93 141 93 141 89 141 89 141 89 141 85 141 85 141 85 146 76 146 76 146 76 146 76 144 73 144 72 144 72 145 71 145 70 145 70 146 68 146 68 146 68 145 66 145 66 145 66 143 63 143 63 143 63 144 62 144 61 144 61 145 61 145 61 147 62 147 62 147 62 149 61 149 61 149 61 149 0 149 0 149 0 148 0 147 0 146 1 Z N">
            <draw:equation draw:name="f0" draw:formula="135*logwidth/149"/>
            <draw:equation draw:name="f1" draw:formula="4*logheight/161"/>
            <draw:equation draw:name="f2" draw:formula="120*logwidth/149"/>
            <draw:equation draw:name="f3" draw:formula="11*logheight/161"/>
            <draw:equation draw:name="f4" draw:formula="115*logwidth/149"/>
            <draw:equation draw:name="f5" draw:formula="15*logheight/161"/>
            <draw:equation draw:name="f6" draw:formula="109*logwidth/149"/>
            <draw:equation draw:name="f7" draw:formula="19*logheight/161"/>
            <draw:equation draw:name="f8" draw:formula="107*logwidth/149"/>
            <draw:equation draw:name="f9" draw:formula="21*logheight/161"/>
            <draw:equation draw:name="f10" draw:formula="99*logwidth/149"/>
            <draw:equation draw:name="f11" draw:formula="21*logheight/161"/>
            <draw:equation draw:name="f12" draw:formula="95*logwidth/149"/>
            <draw:equation draw:name="f13" draw:formula="21*logheight/161"/>
            <draw:equation draw:name="f14" draw:formula="89*logwidth/149"/>
            <draw:equation draw:name="f15" draw:formula="24*logheight/161"/>
            <draw:equation draw:name="f16" draw:formula="83*logwidth/149"/>
            <draw:equation draw:name="f17" draw:formula="26*logheight/161"/>
            <draw:equation draw:name="f18" draw:formula="80*logwidth/149"/>
            <draw:equation draw:name="f19" draw:formula="26*logheight/161"/>
            <draw:equation draw:name="f20" draw:formula="75*logwidth/149"/>
            <draw:equation draw:name="f21" draw:formula="24*logheight/161"/>
            <draw:equation draw:name="f22" draw:formula="72*logwidth/149"/>
            <draw:equation draw:name="f23" draw:formula="23*logheight/161"/>
            <draw:equation draw:name="f24" draw:formula="68*logwidth/149"/>
            <draw:equation draw:name="f25" draw:formula="24*logheight/161"/>
            <draw:equation draw:name="f26" draw:formula="63*logwidth/149"/>
            <draw:equation draw:name="f27" draw:formula="25*logheight/161"/>
            <draw:equation draw:name="f28" draw:formula="66*logwidth/149"/>
            <draw:equation draw:name="f29" draw:formula="22*logheight/161"/>
            <draw:equation draw:name="f30" draw:formula="72*logwidth/149"/>
            <draw:equation draw:name="f31" draw:formula="21*logheight/161"/>
            <draw:equation draw:name="f32" draw:formula="70*logwidth/149"/>
            <draw:equation draw:name="f33" draw:formula="20*logheight/161"/>
            <draw:equation draw:name="f34" draw:formula="68*logwidth/149"/>
            <draw:equation draw:name="f35" draw:formula="19*logheight/161"/>
            <draw:equation draw:name="f36" draw:formula="63*logwidth/149"/>
            <draw:equation draw:name="f37" draw:formula="20*logheight/161"/>
            <draw:equation draw:name="f38" draw:formula="57*logwidth/149"/>
            <draw:equation draw:name="f39" draw:formula="15*logheight/161"/>
            <draw:equation draw:name="f40" draw:formula="50*logwidth/149"/>
            <draw:equation draw:name="f41" draw:formula="12*logheight/161"/>
            <draw:equation draw:name="f42" draw:formula="1*logwidth/149"/>
            <draw:equation draw:name="f43" draw:formula="12*logheight/161"/>
            <draw:equation draw:name="f44" draw:formula="1*logwidth/149"/>
            <draw:equation draw:name="f45" draw:formula="128*logheight/161"/>
            <draw:equation draw:name="f46" draw:formula="5*logwidth/149"/>
            <draw:equation draw:name="f47" draw:formula="130*logheight/161"/>
            <draw:equation draw:name="f48" draw:formula="9*logwidth/149"/>
            <draw:equation draw:name="f49" draw:formula="130*logheight/161"/>
            <draw:equation draw:name="f50" draw:formula="14*logwidth/149"/>
            <draw:equation draw:name="f51" draw:formula="130*logheight/161"/>
            <draw:equation draw:name="f52" draw:formula="18*logwidth/149"/>
            <draw:equation draw:name="f53" draw:formula="134*logheight/161"/>
            <draw:equation draw:name="f54" draw:formula="20*logwidth/149"/>
            <draw:equation draw:name="f55" draw:formula="139*logheight/161"/>
            <draw:equation draw:name="f56" draw:formula="27*logwidth/149"/>
            <draw:equation draw:name="f57" draw:formula="144*logheight/161"/>
            <draw:equation draw:name="f58" draw:formula="35*logwidth/149"/>
            <draw:equation draw:name="f59" draw:formula="147*logheight/161"/>
            <draw:equation draw:name="f60" draw:formula="42*logwidth/149"/>
            <draw:equation draw:name="f61" draw:formula="148*logheight/161"/>
            <draw:equation draw:name="f62" draw:formula="46*logwidth/149"/>
            <draw:equation draw:name="f63" draw:formula="148*logheight/161"/>
            <draw:equation draw:name="f64" draw:formula="51*logwidth/149"/>
            <draw:equation draw:name="f65" draw:formula="151*logheight/161"/>
            <draw:equation draw:name="f66" draw:formula="55*logwidth/149"/>
            <draw:equation draw:name="f67" draw:formula="151*logheight/161"/>
            <draw:equation draw:name="f68" draw:formula="59*logwidth/149"/>
            <draw:equation draw:name="f69" draw:formula="149*logheight/161"/>
            <draw:equation draw:name="f70" draw:formula="65*logwidth/149"/>
            <draw:equation draw:name="f71" draw:formula="145*logheight/161"/>
            <draw:equation draw:name="f72" draw:formula="67*logwidth/149"/>
            <draw:equation draw:name="f73" draw:formula="148*logheight/161"/>
            <draw:equation draw:name="f74" draw:formula="71*logwidth/149"/>
            <draw:equation draw:name="f75" draw:formula="153*logheight/161"/>
            <draw:equation draw:name="f76" draw:formula="76*logwidth/149"/>
            <draw:equation draw:name="f77" draw:formula="158*logheight/161"/>
            <draw:equation draw:name="f78" draw:formula="81*logwidth/149"/>
            <draw:equation draw:name="f79" draw:formula="160*logheight/161"/>
            <draw:equation draw:name="f80" draw:formula="87*logwidth/149"/>
            <draw:equation draw:name="f81" draw:formula="155*logheight/161"/>
            <draw:equation draw:name="f82" draw:formula="92*logwidth/149"/>
            <draw:equation draw:name="f83" draw:formula="152*logheight/161"/>
            <draw:equation draw:name="f84" draw:formula="92*logwidth/149"/>
            <draw:equation draw:name="f85" draw:formula="142*logheight/161"/>
            <draw:equation draw:name="f86" draw:formula="96*logwidth/149"/>
            <draw:equation draw:name="f87" draw:formula="134*logheight/161"/>
            <draw:equation draw:name="f88" draw:formula="100*logwidth/149"/>
            <draw:equation draw:name="f89" draw:formula="136*logheight/161"/>
            <draw:equation draw:name="f90" draw:formula="100*logwidth/149"/>
            <draw:equation draw:name="f91" draw:formula="140*logheight/161"/>
            <draw:equation draw:name="f92" draw:formula="103*logwidth/149"/>
            <draw:equation draw:name="f93" draw:formula="137*logheight/161"/>
            <draw:equation draw:name="f94" draw:formula="104*logwidth/149"/>
            <draw:equation draw:name="f95" draw:formula="132*logheight/161"/>
            <draw:equation draw:name="f96" draw:formula="106*logwidth/149"/>
            <draw:equation draw:name="f97" draw:formula="126*logheight/161"/>
            <draw:equation draw:name="f98" draw:formula="111*logwidth/149"/>
            <draw:equation draw:name="f99" draw:formula="122*logheight/161"/>
            <draw:equation draw:name="f100" draw:formula="114*logwidth/149"/>
            <draw:equation draw:name="f101" draw:formula="118*logheight/161"/>
            <draw:equation draw:name="f102" draw:formula="119*logwidth/149"/>
            <draw:equation draw:name="f103" draw:formula="119*logheight/161"/>
            <draw:equation draw:name="f104" draw:formula="133*logwidth/149"/>
            <draw:equation draw:name="f105" draw:formula="109*logheight/161"/>
            <draw:equation draw:name="f106" draw:formula="137*logwidth/149"/>
            <draw:equation draw:name="f107" draw:formula="104*logheight/161"/>
            <draw:equation draw:name="f108" draw:formula="138*logwidth/149"/>
            <draw:equation draw:name="f109" draw:formula="98*logheight/161"/>
            <draw:equation draw:name="f110" draw:formula="141*logwidth/149"/>
            <draw:equation draw:name="f111" draw:formula="93*logheight/161"/>
            <draw:equation draw:name="f112" draw:formula="146*logwidth/149"/>
            <draw:equation draw:name="f113" draw:formula="76*logheight/161"/>
            <draw:equation draw:name="f114" draw:formula="146*logwidth/149"/>
            <draw:equation draw:name="f115" draw:formula="68*logheight/161"/>
            <draw:equation draw:name="f116" draw:formula="144*logwidth/149"/>
            <draw:equation draw:name="f117" draw:formula="61*logheight/161"/>
            <draw:equation draw:name="f118" draw:formula="149*logwidth/149"/>
            <draw:equation draw:name="f119" draw:formula="61*logheight/161"/>
            <draw:equation draw:name="f120" draw:formula="logwidth"/>
            <draw:equation draw:name="f121" draw:formula="logheight"/>
          </draw:enhanced-geometry>
        </draw:custom-shape>
        <draw:custom-shape draw:name="Freeform 24" draw:style-name="gr3" draw:text-style-name="P2" draw:layer="layout" svg:width="2.835cm" svg:height="1.72cm" svg:x="18.96cm" svg:y="3.494cm">
          <text:p><text:span text:style-name="T1"/></text:p>
          <draw:enhanced-geometry draw:mirror-horizontal="false" draw:mirror-vertical="false" drawooo:sub-view-size="258 156" draw:text-areas="0 0 ?f70 ?f71" svg:viewBox="0 0 0 0" draw:type="ooxml-non-primitive" draw:enhanced-path="M 258 139 C 257 139 256 135 256 134 255 134 254 132 253 131 253 130 252 128 252 127 252 126 251 124 251 123 251 122 251 121 251 119 251 118 252 112 252 111 252 111 252 110 252 109 252 108 251 107 251 106 250 105 250 104 249 102 249 100 249 92 249 90 249 89 249 86 249 84 249 83 249 77 248 75 248 74 248 71 247 69 247 67 244 64 244 62 243 60 241 53 241 52 240 50 239 49 239 47 239 45 239 41 239 40 239 38 239 37 239 36 239 35 238 34 238 33 238 32 239 30 239 30 239 29 238 28 238 28 238 28 238 27 238 27 239 26 239 25 239 25 238 24 238 25 238 24 238 23 238 21 239 21 239 20 239 20 239 18 240 16 239 15 239 14 239 14 237 9 237 8 237 7 236 6 236 4 236 3 236 0 236 0 0 0 0 0 0 0 0 156 0 156 0 156 258 156 258 156 258 156 258 156 258 140 258 139 Z N">
            <draw:equation draw:name="f0" draw:formula="258*logwidth/258"/>
            <draw:equation draw:name="f1" draw:formula="139*logheight/156"/>
            <draw:equation draw:name="f2" draw:formula="256*logwidth/258"/>
            <draw:equation draw:name="f3" draw:formula="134*logheight/156"/>
            <draw:equation draw:name="f4" draw:formula="253*logwidth/258"/>
            <draw:equation draw:name="f5" draw:formula="131*logheight/156"/>
            <draw:equation draw:name="f6" draw:formula="252*logwidth/258"/>
            <draw:equation draw:name="f7" draw:formula="127*logheight/156"/>
            <draw:equation draw:name="f8" draw:formula="251*logwidth/258"/>
            <draw:equation draw:name="f9" draw:formula="123*logheight/156"/>
            <draw:equation draw:name="f10" draw:formula="251*logwidth/258"/>
            <draw:equation draw:name="f11" draw:formula="119*logheight/156"/>
            <draw:equation draw:name="f12" draw:formula="252*logwidth/258"/>
            <draw:equation draw:name="f13" draw:formula="111*logheight/156"/>
            <draw:equation draw:name="f14" draw:formula="252*logwidth/258"/>
            <draw:equation draw:name="f15" draw:formula="109*logheight/156"/>
            <draw:equation draw:name="f16" draw:formula="251*logwidth/258"/>
            <draw:equation draw:name="f17" draw:formula="106*logheight/156"/>
            <draw:equation draw:name="f18" draw:formula="249*logwidth/258"/>
            <draw:equation draw:name="f19" draw:formula="102*logheight/156"/>
            <draw:equation draw:name="f20" draw:formula="249*logwidth/258"/>
            <draw:equation draw:name="f21" draw:formula="90*logheight/156"/>
            <draw:equation draw:name="f22" draw:formula="249*logwidth/258"/>
            <draw:equation draw:name="f23" draw:formula="84*logheight/156"/>
            <draw:equation draw:name="f24" draw:formula="248*logwidth/258"/>
            <draw:equation draw:name="f25" draw:formula="75*logheight/156"/>
            <draw:equation draw:name="f26" draw:formula="247*logwidth/258"/>
            <draw:equation draw:name="f27" draw:formula="69*logheight/156"/>
            <draw:equation draw:name="f28" draw:formula="244*logwidth/258"/>
            <draw:equation draw:name="f29" draw:formula="62*logheight/156"/>
            <draw:equation draw:name="f30" draw:formula="241*logwidth/258"/>
            <draw:equation draw:name="f31" draw:formula="52*logheight/156"/>
            <draw:equation draw:name="f32" draw:formula="239*logwidth/258"/>
            <draw:equation draw:name="f33" draw:formula="47*logheight/156"/>
            <draw:equation draw:name="f34" draw:formula="239*logwidth/258"/>
            <draw:equation draw:name="f35" draw:formula="40*logheight/156"/>
            <draw:equation draw:name="f36" draw:formula="239*logwidth/258"/>
            <draw:equation draw:name="f37" draw:formula="36*logheight/156"/>
            <draw:equation draw:name="f38" draw:formula="238*logwidth/258"/>
            <draw:equation draw:name="f39" draw:formula="33*logheight/156"/>
            <draw:equation draw:name="f40" draw:formula="239*logwidth/258"/>
            <draw:equation draw:name="f41" draw:formula="30*logheight/156"/>
            <draw:equation draw:name="f42" draw:formula="238*logwidth/258"/>
            <draw:equation draw:name="f43" draw:formula="28*logheight/156"/>
            <draw:equation draw:name="f44" draw:formula="238*logwidth/258"/>
            <draw:equation draw:name="f45" draw:formula="27*logheight/156"/>
            <draw:equation draw:name="f46" draw:formula="239*logwidth/258"/>
            <draw:equation draw:name="f47" draw:formula="25*logheight/156"/>
            <draw:equation draw:name="f48" draw:formula="238*logwidth/258"/>
            <draw:equation draw:name="f49" draw:formula="24*logheight/156"/>
            <draw:equation draw:name="f50" draw:formula="239*logwidth/258"/>
            <draw:equation draw:name="f51" draw:formula="21*logheight/156"/>
            <draw:equation draw:name="f52" draw:formula="239*logwidth/258"/>
            <draw:equation draw:name="f53" draw:formula="18*logheight/156"/>
            <draw:equation draw:name="f54" draw:formula="239*logwidth/258"/>
            <draw:equation draw:name="f55" draw:formula="14*logheight/156"/>
            <draw:equation draw:name="f56" draw:formula="237*logwidth/258"/>
            <draw:equation draw:name="f57" draw:formula="8*logheight/156"/>
            <draw:equation draw:name="f58" draw:formula="236*logwidth/258"/>
            <draw:equation draw:name="f59" draw:formula="4*logheight/156"/>
            <draw:equation draw:name="f60" draw:formula="236*logwidth/258"/>
            <draw:equation draw:name="f61" draw:formula="0*logheight/156"/>
            <draw:equation draw:name="f62" draw:formula="0*logwidth/258"/>
            <draw:equation draw:name="f63" draw:formula="0*logheight/156"/>
            <draw:equation draw:name="f64" draw:formula="0*logwidth/258"/>
            <draw:equation draw:name="f65" draw:formula="156*logheight/156"/>
            <draw:equation draw:name="f66" draw:formula="258*logwidth/258"/>
            <draw:equation draw:name="f67" draw:formula="156*logheight/156"/>
            <draw:equation draw:name="f68" draw:formula="258*logwidth/258"/>
            <draw:equation draw:name="f69" draw:formula="139*logheight/156"/>
            <draw:equation draw:name="f70" draw:formula="logwidth"/>
            <draw:equation draw:name="f71" draw:formula="logheight"/>
          </draw:enhanced-geometry>
        </draw:custom-shape>
        <draw:custom-shape draw:name="Freeform 25" draw:style-name="gr3" draw:text-style-name="P2" draw:layer="layout" svg:width="3.322cm" svg:height="1.279cm" svg:x="26.45cm" svg:y="9.97cm">
          <text:p><text:span text:style-name="T1"/></text:p>
          <draw:enhanced-geometry draw:mirror-horizontal="false" draw:mirror-vertical="false" drawooo:sub-view-size="302 116" draw:text-areas="0 0 ?f112 ?f113" svg:viewBox="0 0 0 0" draw:type="ooxml-non-primitive" draw:enhanced-path="M 298 29 C 299 28 299 29 300 30 300 30 301 31 300 31 300 32 299 31 299 31 299 31 299 31 299 30 298 30 298 30 298 29 Z M 300 26 C 300 25 299 24 299 23 298 21 298 20 297 19 297 18 296 17 296 16 296 15 295 13 295 12 295 11 294 10 294 9 294 8 294 8 294 7 294 6 293 5 293 4 293 3 293 2 293 2 291 2 291 2 291 2 291 2 291 2 291 2 291 2 291 2 290 2 290 2 290 2 290 2 187 2 187 2 187 2 123 0 123 0 123 0 92 0 92 0 92 0 92 0 90 2 90 3 90 3 91 5 91 5 91 6 90 6 90 7 89 8 90 8 90 9 90 9 91 11 90 11 90 10 88 10 87 10 87 9 86 10 86 11 85 11 84 12 83 13 82 14 80 19 80 19 79 20 78 20 78 21 77 21 76 20 75 19 74 19 74 18 73 18 73 19 72 19 72 19 71 20 70 19 68 20 67 20 67 21 66 22 65 23 65 24 65 25 64 26 63 26 62 27 61 27 59 26 59 26 59 25 60 24 60 24 60 24 59 22 59 22 58 22 57 23 57 23 56 23 54 25 54 25 53 28 53 28 53 28 53 28 52 28 51 27 51 27 50 28 49 28 49 29 49 30 49 30 49 31 48 32 48 33 47 33 47 34 46 34 46 34 45 34 44 34 44 34 42 34 42 34 41 35 41 35 41 35 40 36 39 36 39 37 39 37 38 37 37 37 37 37 37 38 37 38 37 39 36 39 36 39 36 39 34 39 34 40 34 40 33 40 32 41 32 41 29 44 29 44 20 44 20 44 20 44 20 44 18 44 18 44 18 44 14 47 14 47 14 47 11 50 11 50 11 50 11 51 11 52 11 52 10 53 10 53 10 53 10 54 10 54 11 55 10 56 10 56 9 56 8 57 7 57 7 57 5 58 5 58 5 58 4 56 4 56 3 56 2 57 1 58 1 58 1 60 1 61 1 61 0 68 0 68 42 68 42 68 42 68 42 68 51 65 51 65 51 65 52 64 52 64 53 64 55 64 55 64 55 64 55 63 56 63 57 63 57 62 58 62 59 62 62 61 62 61 63 61 64 61 64 61 65 60 66 59 66 59 67 59 68 59 68 59 68 60 69 60 70 59 71 59 74 59 75 59 75 59 80 59 80 59 80 59 99 60 99 60 99 60 108 61 108 61 108 61 114 61 114 61 114 61 114 63 114 63 114 63 113 64 113 64 113 64 114 65 114 65 114 65 115 64 115 64 116 64 117 64 117 64 117 64 118 64 118 64 118 64 122 70 122 70 122 70 122 75 122 75 161 76 161 76 161 76 200 116 200 116 200 116 200 116 201 116 201 115 201 115 201 115 202 115 202 115 202 115 203 114 203 114 203 114 203 114 204 114 205 114 205 114 206 114 206 113 206 113 207 113 208 113 209 113 210 113 211 113 213 113 213 113 214 113 215 113 215 114 215 114 216 114 216 114 217 114 217 114 218 114 218 114 218 114 219 113 219 113 219 113 219 112 220 112 220 111 220 111 220 110 220 109 220 108 220 108 220 107 220 106 221 106 221 106 221 105 221 105 221 105 221 105 222 106 222 106 222 107 221 107 222 108 222 108 222 108 222 109 222 109 222 108 223 108 223 108 223 107 223 107 223 107 223 106 223 106 223 106 224 105 224 105 224 105 224 104 225 104 225 104 225 103 225 103 225 102 225 102 225 101 225 100 226 100 227 100 228 99 228 98 229 98 230 97 230 97 230 97 230 96 231 96 231 95 231 95 232 94 233 93 233 93 234 92 234 91 235 91 235 91 235 91 235 91 235 91 236 91 236 91 236 91 237 90 237 90 238 89 239 89 239 89 239 89 240 89 240 89 240 88 240 88 240 88 242 87 242 87 242 87 241 86 241 86 241 86 240 86 240 86 239 86 239 85 239 85 239 85 238 84 238 84 238 84 239 84 239 84 239 84 240 83 240 83 241 82 240 82 239 81 239 81 239 81 239 81 239 80 240 80 240 80 240 80 241 81 241 81 241 82 241 82 241 83 242 83 242 83 242 83 242 84 242 84 242 84 242 85 242 85 242 86 242 86 242 87 243 86 243 86 244 86 244 86 245 85 246 84 247 84 247 83 248 82 249 82 249 82 250 82 250 82 250 81 251 81 252 81 252 81 252 81 253 81 253 81 253 81 254 81 254 81 255 81 255 81 256 81 256 80 256 80 257 80 258 80 259 80 259 80 260 80 260 79 260 79 260 79 261 79 261 79 261 78 262 78 262 78 263 78 264 77 264 77 265 77 265 78 265 78 265 78 265 79 265 79 265 79 266 80 266 80 266 80 266 79 267 79 266 77 268 78 268 78 268 79 268 79 268 79 269 79 269 79 270 79 270 79 271 79 271 78 271 78 271 78 272 77 272 76 272 75 273 75 273 74 273 73 274 73 274 72 274 73 275 73 275 73 275 73 275 73 275 73 276 73 276 73 276 73 277 72 277 72 278 71 278 71 278 70 279 70 278 69 277 69 277 69 276 69 276 69 275 69 274 69 273 69 273 69 273 68 273 68 273 67 273 66 273 66 273 66 272 66 272 66 272 66 272 67 272 67 272 67 271 67 271 67 271 68 270 68 269 68 269 68 269 68 268 68 268 68 267 69 267 69 266 69 266 69 266 69 265 70 265 70 264 70 264 70 264 70 264 70 264 70 263 70 263 71 263 71 262 71 262 71 261 71 261 71 261 71 260 71 260 71 259 70 259 70 259 70 258 70 258 70 258 70 258 69 257 69 257 69 256 69 255 69 255 68 255 68 255 67 254 67 254 66 254 66 253 65 253 65 253 64 252 64 252 64 252 64 252 64 253 63 253 64 254 64 254 64 254 64 254 64 254 65 255 65 255 65 255 65 255 65 256 66 256 66 257 67 258 67 258 67 258 68 258 68 259 68 259 68 259 68 260 69 260 69 260 69 261 69 261 69 262 68 262 68 263 68 263 67 264 67 264 67 264 67 264 67 265 67 265 67 265 66 265 66 265 66 266 66 266 66 266 65 267 65 267 65 267 65 268 64 268 64 268 63 268 63 268 62 268 61 267 60 266 61 265 61 265 61 265 61 264 61 264 62 264 61 264 61 264 61 264 61 265 60 265 60 265 60 265 60 266 59 266 59 267 59 267 59 268 60 269 59 269 59 270 59 270 59 270 58 270 57 270 56 271 56 271 56 271 55 270 54 268 54 267 54 266 54 266 53 265 53 265 53 264 53 264 53 264 53 263 53 263 53 263 52 263 52 262 52 261 52 260 51 259 51 259 50 258 50 258 50 257 49 256 49 256 48 255 48 254 48 254 47 255 47 256 48 257 48 258 49 260 49 261 49 262 50 264 50 265 50 265 51 266 51 266 51 266 51 267 51 267 51 268 51 267 50 267 49 266 49 266 48 266 47 267 47 267 46 267 46 268 45 268 45 269 45 270 45 271 45 271 45 271 46 271 47 271 47 270 47 270 47 269 46 269 46 268 46 268 47 268 47 269 48 269 48 269 49 270 49 270 50 270 50 270 51 271 51 271 52 272 52 272 52 273 51 273 50 274 50 275 50 275 51 276 51 276 52 277 52 277 53 278 53 278 53 279 53 279 53 280 53 281 54 281 54 281 54 282 54 283 54 283 54 283 53 284 53 285 53 285 52 286 52 286 51 287 51 287 50 288 49 288 49 289 47 289 46 290 45 291 44 293 43 294 43 295 43 295 43 296 43 296 43 296 42 296 42 296 41 297 40 298 39 298 39 298 38 298 38 298 37 298 37 298 37 297 36 297 35 297 34 297 34 297 33 297 33 297 32 297 31 296 30 296 29 295 29 294 29 293 29 292 28 291 29 290 29 289 30 288 31 288 31 288 32 288 32 288 33 288 34 288 35 288 36 288 38 288 39 287 40 286 40 285 40 284 39 284 39 284 39 283 39 283 38 284 38 284 38 284 39 285 39 285 39 285 39 285 38 285 37 286 37 286 36 286 35 286 34 286 33 286 32 286 31 286 30 285 29 286 29 286 29 286 28 286 27 286 27 286 27 286 26 285 26 281 26 281 26 281 26 280 26 280 27 279 27 279 27 278 27 277 28 277 28 277 28 276 28 276 28 275 27 275 27 275 27 275 26 274 26 274 26 273 27 273 27 272 27 272 27 271 27 271 27 270 28 270 28 270 28 270 28 270 29 264 29 264 29 264 29 263 28 262 28 263 28 263 27 264 27 264 26 265 26 265 25 265 25 264 24 264 25 263 25 263 25 263 24 263 23 263 23 263 23 263 22 263 22 262 22 262 22 262 21 262 21 262 20 262 20 261 20 261 19 262 19 262 19 262 19 262 18 262 18 263 17 263 17 263 16 263 15 263 15 264 14 264 14 265 14 265 15 265 15 264 15 264 16 264 16 264 16 264 17 264 17 263 18 263 18 263 19 263 20 264 20 264 21 264 22 265 22 265 23 265 23 265 24 266 24 266 24 266 23 266 23 267 23 267 24 268 24 268 25 269 24 269 24 270 24 270 24 270 24 271 24 271 24 271 24 272 24 272 24 272 23 273 23 274 23 275 22 275 22 276 22 276 22 277 22 276 21 276 21 275 20 275 20 274 19 274 19 273 19 272 18 273 17 274 19 275 19 276 20 277 20 278 20 278 21 280 21 280 21 281 20 281 20 281 19 280 19 280 18 279 18 279 18 278 17 279 17 279 17 280 18 280 19 281 19 282 20 282 20 283 20 283 20 284 19 284 19 285 19 286 19 286 18 285 18 285 17 284 17 284 16 284 16 284 16 283 15 283 15 283 14 283 14 282 13 282 13 282 13 282 13 282 12 282 13 283 13 283 13 284 14 284 14 285 15 286 15 286 15 287 16 287 16 288 17 288 17 289 17 289 17 290 17 289 16 289 15 289 15 289 14 290 14 290 14 290 15 290 15 290 16 290 17 291 17 291 18 292 19 292 20 293 21 294 22 295 22 295 21 295 21 294 20 294 20 294 19 294 19 294 17 293 16 293 15 293 14 293 13 292 12 291 11 290 10 290 9 289 9 288 8 288 7 288 6 287 6 287 5 287 5 287 4 287 4 287 3 288 3 288 3 288 4 289 4 289 4 290 4 291 4 292 4 292 5 292 5 292 6 292 7 293 7 293 8 293 9 294 10 294 10 293 11 294 11 294 12 294 12 294 13 294 13 294 14 295 15 295 16 296 17 296 19 297 20 297 21 297 22 298 23 298 23 299 24 299 24 300 25 300 26 300 27 301 28 301 29 302 29 301 28 301 27 300 26 Z N">
            <draw:equation draw:name="f0" draw:formula="300*logwidth/302"/>
            <draw:equation draw:name="f1" draw:formula="26*logheight/116"/>
            <draw:equation draw:name="f2" draw:formula="293*logwidth/302"/>
            <draw:equation draw:name="f3" draw:formula="4*logheight/116"/>
            <draw:equation draw:name="f4" draw:formula="123*logwidth/302"/>
            <draw:equation draw:name="f5" draw:formula="0*logheight/116"/>
            <draw:equation draw:name="f6" draw:formula="87*logwidth/302"/>
            <draw:equation draw:name="f7" draw:formula="10*logheight/116"/>
            <draw:equation draw:name="f8" draw:formula="72*logwidth/302"/>
            <draw:equation draw:name="f9" draw:formula="19*logheight/116"/>
            <draw:equation draw:name="f10" draw:formula="59*logwidth/302"/>
            <draw:equation draw:name="f11" draw:formula="22*logheight/116"/>
            <draw:equation draw:name="f12" draw:formula="48*logwidth/302"/>
            <draw:equation draw:name="f13" draw:formula="33*logheight/116"/>
            <draw:equation draw:name="f14" draw:formula="37*logwidth/302"/>
            <draw:equation draw:name="f15" draw:formula="38*logheight/116"/>
            <draw:equation draw:name="f16" draw:formula="14*logwidth/302"/>
            <draw:equation draw:name="f17" draw:formula="47*logheight/116"/>
            <draw:equation draw:name="f18" draw:formula="5*logwidth/302"/>
            <draw:equation draw:name="f19" draw:formula="58*logheight/116"/>
            <draw:equation draw:name="f20" draw:formula="52*logwidth/302"/>
            <draw:equation draw:name="f21" draw:formula="64*logheight/116"/>
            <draw:equation draw:name="f22" draw:formula="68*logwidth/302"/>
            <draw:equation draw:name="f23" draw:formula="59*logheight/116"/>
            <draw:equation draw:name="f24" draw:formula="114*logwidth/302"/>
            <draw:equation draw:name="f25" draw:formula="63*logheight/116"/>
            <draw:equation draw:name="f26" draw:formula="122*logwidth/302"/>
            <draw:equation draw:name="f27" draw:formula="75*logheight/116"/>
            <draw:equation draw:name="f28" draw:formula="205*logwidth/302"/>
            <draw:equation draw:name="f29" draw:formula="114*logheight/116"/>
            <draw:equation draw:name="f30" draw:formula="218*logwidth/302"/>
            <draw:equation draw:name="f31" draw:formula="114*logheight/116"/>
            <draw:equation draw:name="f32" draw:formula="222*logwidth/302"/>
            <draw:equation draw:name="f33" draw:formula="106*logheight/116"/>
            <draw:equation draw:name="f34" draw:formula="225*logwidth/302"/>
            <draw:equation draw:name="f35" draw:formula="104*logheight/116"/>
            <draw:equation draw:name="f36" draw:formula="233*logwidth/302"/>
            <draw:equation draw:name="f37" draw:formula="93*logheight/116"/>
            <draw:equation draw:name="f38" draw:formula="240*logwidth/302"/>
            <draw:equation draw:name="f39" draw:formula="88*logheight/116"/>
            <draw:equation draw:name="f40" draw:formula="240*logwidth/302"/>
            <draw:equation draw:name="f41" draw:formula="83*logheight/116"/>
            <draw:equation draw:name="f42" draw:formula="242*logwidth/302"/>
            <draw:equation draw:name="f43" draw:formula="84*logheight/116"/>
            <draw:equation draw:name="f44" draw:formula="252*logwidth/302"/>
            <draw:equation draw:name="f45" draw:formula="81*logheight/116"/>
            <draw:equation draw:name="f46" draw:formula="261*logwidth/302"/>
            <draw:equation draw:name="f47" draw:formula="79*logheight/116"/>
            <draw:equation draw:name="f48" draw:formula="268*logwidth/302"/>
            <draw:equation draw:name="f49" draw:formula="78*logheight/116"/>
            <draw:equation draw:name="f50" draw:formula="274*logwidth/302"/>
            <draw:equation draw:name="f51" draw:formula="73*logheight/116"/>
            <draw:equation draw:name="f52" draw:formula="274*logwidth/302"/>
            <draw:equation draw:name="f53" draw:formula="69*logheight/116"/>
            <draw:equation draw:name="f54" draw:formula="269*logwidth/302"/>
            <draw:equation draw:name="f55" draw:formula="68*logheight/116"/>
            <draw:equation draw:name="f56" draw:formula="261*logwidth/302"/>
            <draw:equation draw:name="f57" draw:formula="71*logheight/116"/>
            <draw:equation draw:name="f58" draw:formula="253*logwidth/302"/>
            <draw:equation draw:name="f59" draw:formula="65*logheight/116"/>
            <draw:equation draw:name="f60" draw:formula="258*logwidth/302"/>
            <draw:equation draw:name="f61" draw:formula="67*logheight/116"/>
            <draw:equation draw:name="f62" draw:formula="265*logwidth/302"/>
            <draw:equation draw:name="f63" draw:formula="67*logheight/116"/>
            <draw:equation draw:name="f64" draw:formula="264*logwidth/302"/>
            <draw:equation draw:name="f65" draw:formula="61*logheight/116"/>
            <draw:equation draw:name="f66" draw:formula="270*logwidth/302"/>
            <draw:equation draw:name="f67" draw:formula="56*logheight/116"/>
            <draw:equation draw:name="f68" draw:formula="259*logwidth/302"/>
            <draw:equation draw:name="f69" draw:formula="51*logheight/116"/>
            <draw:equation draw:name="f70" draw:formula="266*logwidth/302"/>
            <draw:equation draw:name="f71" draw:formula="51*logheight/116"/>
            <draw:equation draw:name="f72" draw:formula="271*logwidth/302"/>
            <draw:equation draw:name="f73" draw:formula="47*logheight/116"/>
            <draw:equation draw:name="f74" draw:formula="274*logwidth/302"/>
            <draw:equation draw:name="f75" draw:formula="50*logheight/116"/>
            <draw:equation draw:name="f76" draw:formula="285*logwidth/302"/>
            <draw:equation draw:name="f77" draw:formula="52*logheight/116"/>
            <draw:equation draw:name="f78" draw:formula="298*logwidth/302"/>
            <draw:equation draw:name="f79" draw:formula="39*logheight/116"/>
            <draw:equation draw:name="f80" draw:formula="291*logwidth/302"/>
            <draw:equation draw:name="f81" draw:formula="29*logheight/116"/>
            <draw:equation draw:name="f82" draw:formula="284*logwidth/302"/>
            <draw:equation draw:name="f83" draw:formula="38*logheight/116"/>
            <draw:equation draw:name="f84" draw:formula="286*logwidth/302"/>
            <draw:equation draw:name="f85" draw:formula="27*logheight/116"/>
            <draw:equation draw:name="f86" draw:formula="274*logwidth/302"/>
            <draw:equation draw:name="f87" draw:formula="26*logheight/116"/>
            <draw:equation draw:name="f88" draw:formula="264*logwidth/302"/>
            <draw:equation draw:name="f89" draw:formula="26*logheight/116"/>
            <draw:equation draw:name="f90" draw:formula="261*logwidth/302"/>
            <draw:equation draw:name="f91" draw:formula="19*logheight/116"/>
            <draw:equation draw:name="f92" draw:formula="264*logwidth/302"/>
            <draw:equation draw:name="f93" draw:formula="17*logheight/116"/>
            <draw:equation draw:name="f94" draw:formula="269*logwidth/302"/>
            <draw:equation draw:name="f95" draw:formula="24*logheight/116"/>
            <draw:equation draw:name="f96" draw:formula="274*logwidth/302"/>
            <draw:equation draw:name="f97" draw:formula="19*logheight/116"/>
            <draw:equation draw:name="f98" draw:formula="279*logwidth/302"/>
            <draw:equation draw:name="f99" draw:formula="17*logheight/116"/>
            <draw:equation draw:name="f100" draw:formula="283*logwidth/302"/>
            <draw:equation draw:name="f101" draw:formula="15*logheight/116"/>
            <draw:equation draw:name="f102" draw:formula="289*logwidth/302"/>
            <draw:equation draw:name="f103" draw:formula="17*logheight/116"/>
            <draw:equation draw:name="f104" draw:formula="294*logwidth/302"/>
            <draw:equation draw:name="f105" draw:formula="20*logheight/116"/>
            <draw:equation draw:name="f106" draw:formula="287*logwidth/302"/>
            <draw:equation draw:name="f107" draw:formula="4*logheight/116"/>
            <draw:equation draw:name="f108" draw:formula="294*logwidth/302"/>
            <draw:equation draw:name="f109" draw:formula="12*logheight/116"/>
            <draw:equation draw:name="f110" draw:formula="302*logwidth/302"/>
            <draw:equation draw:name="f111" draw:formula="29*logheight/116"/>
            <draw:equation draw:name="f112" draw:formula="logwidth"/>
            <draw:equation draw:name="f113" draw:formula="logheight"/>
          </draw:enhanced-geometry>
        </draw:custom-shape>
        <draw:custom-shape draw:name="Freeform 26" draw:style-name="gr3" draw:text-style-name="P2" draw:layer="layout" svg:width="2.298cm" svg:height="2.597cm" svg:x="17.055cm" svg:y="9.773cm">
          <text:p><text:span text:style-name="T1"/></text:p>
          <draw:enhanced-geometry draw:mirror-horizontal="false" draw:mirror-vertical="false" drawooo:sub-view-size="209 236" draw:text-areas="0 0 ?f36 ?f37" svg:viewBox="0 0 0 0" draw:type="ooxml-non-primitive" draw:enhanced-path="M 1 0 C 0 236 0 236 0 236 29 236 29 236 29 236 29 218 29 218 29 218 88 218 88 218 88 218 88 218 87 217 86 217 86 217 85 216 84 216 84 215 84 214 84 214 84 214 84 213 84 213 85 212 85 212 85 212 84 211 84 211 84 211 84 211 84 211 84 211 84 211 84 209 84 209 207 210 207 210 207 210 208 21 208 21 208 21 209 21 209 21 209 21 209 0 209 0 209 0 L 1 0 Z N">
            <draw:equation draw:name="f0" draw:formula="1*logwidth/209"/>
            <draw:equation draw:name="f1" draw:formula="0*logheight/236"/>
            <draw:equation draw:name="f2" draw:formula="0*logwidth/209"/>
            <draw:equation draw:name="f3" draw:formula="236*logheight/236"/>
            <draw:equation draw:name="f4" draw:formula="29*logwidth/209"/>
            <draw:equation draw:name="f5" draw:formula="236*logheight/236"/>
            <draw:equation draw:name="f6" draw:formula="29*logwidth/209"/>
            <draw:equation draw:name="f7" draw:formula="218*logheight/236"/>
            <draw:equation draw:name="f8" draw:formula="88*logwidth/209"/>
            <draw:equation draw:name="f9" draw:formula="218*logheight/236"/>
            <draw:equation draw:name="f10" draw:formula="86*logwidth/209"/>
            <draw:equation draw:name="f11" draw:formula="217*logheight/236"/>
            <draw:equation draw:name="f12" draw:formula="84*logwidth/209"/>
            <draw:equation draw:name="f13" draw:formula="216*logheight/236"/>
            <draw:equation draw:name="f14" draw:formula="84*logwidth/209"/>
            <draw:equation draw:name="f15" draw:formula="214*logheight/236"/>
            <draw:equation draw:name="f16" draw:formula="84*logwidth/209"/>
            <draw:equation draw:name="f17" draw:formula="213*logheight/236"/>
            <draw:equation draw:name="f18" draw:formula="85*logwidth/209"/>
            <draw:equation draw:name="f19" draw:formula="212*logheight/236"/>
            <draw:equation draw:name="f20" draw:formula="84*logwidth/209"/>
            <draw:equation draw:name="f21" draw:formula="211*logheight/236"/>
            <draw:equation draw:name="f22" draw:formula="84*logwidth/209"/>
            <draw:equation draw:name="f23" draw:formula="211*logheight/236"/>
            <draw:equation draw:name="f24" draw:formula="84*logwidth/209"/>
            <draw:equation draw:name="f25" draw:formula="209*logheight/236"/>
            <draw:equation draw:name="f26" draw:formula="207*logwidth/209"/>
            <draw:equation draw:name="f27" draw:formula="210*logheight/236"/>
            <draw:equation draw:name="f28" draw:formula="208*logwidth/209"/>
            <draw:equation draw:name="f29" draw:formula="21*logheight/236"/>
            <draw:equation draw:name="f30" draw:formula="209*logwidth/209"/>
            <draw:equation draw:name="f31" draw:formula="21*logheight/236"/>
            <draw:equation draw:name="f32" draw:formula="209*logwidth/209"/>
            <draw:equation draw:name="f33" draw:formula="0*logheight/236"/>
            <draw:equation draw:name="f34" draw:formula="1*logwidth/209"/>
            <draw:equation draw:name="f35" draw:formula="0*logheight/236"/>
            <draw:equation draw:name="f36" draw:formula="logwidth"/>
            <draw:equation draw:name="f37" draw:formula="logheight"/>
          </draw:enhanced-geometry>
        </draw:custom-shape>
        <draw:custom-shape draw:name="Freeform 27" draw:style-name="gr3" draw:text-style-name="P2" draw:layer="layout" svg:width="2.991cm" svg:height="2.358cm" svg:x="28.189cm" svg:y="5.72cm">
          <text:p><text:span text:style-name="T1"/></text:p>
          <draw:enhanced-geometry draw:mirror-horizontal="false" draw:mirror-vertical="false" drawooo:sub-view-size="272 214" draw:text-areas="0 0 ?f110 ?f111" svg:viewBox="0 0 0 0" draw:type="ooxml-non-primitive" draw:enhanced-path="M 208 188 C 211 191 211 191 211 191 210 191 210 191 210 191 210 191 209 191 209 192 209 192 209 193 208 193 208 194 207 194 207 195 207 195 207 196 206 196 206 197 206 197 206 197 206 197 206 198 206 198 206 199 206 199 206 200 207 200 208 200 207 199 207 199 207 199 207 198 208 198 208 198 208 198 208 198 209 198 209 198 209 198 209 198 209 198 208 197 208 197 208 197 209 197 209 197 210 197 210 197 211 197 211 197 211 197 211 196 211 196 212 196 212 195 212 195 212 195 213 195 213 195 214 195 214 195 214 195 215 195 215 195 216 195 216 196 217 196 217 196 217 196 218 195 218 195 218 195 218 195 218 195 218 195 218 194 218 194 219 194 219 194 219 195 220 195 220 195 221 194 221 194 221 194 222 194 223 194 223 194 224 194 226 194 228 194 229 193 229 192 230 192 231 192 231 192 232 192 233 192 233 192 234 192 234 192 235 192 236 192 236 192 237 192 237 192 238 192 238 192 238 192 239 192 240 192 240 191 241 191 242 192 243 192 244 191 245 191 246 191 246 191 247 190 247 190 248 190 248 190 249 190 249 189 250 189 251 188 251 188 252 188 252 187 253 187 253 187 254 186 254 186 254 186 255 186 255 186 255 186 255 186 255 187 255 187 255 187 254 187 254 188 253 189 253 190 253 190 253 191 252 191 252 191 251 191 251 191 251 191 251 191 250 192 250 192 249 192 249 192 248 193 248 193 248 193 247 193 247 193 247 194 247 194 247 194 247 194 248 194 248 194 248 194 248 194 248 194 249 195 249 195 249 194 250 194 251 194 252 194 253 193 254 193 254 192 255 192 255 191 256 191 256 191 257 190 257 190 258 190 258 190 259 190 259 190 259 190 260 189 260 189 260 189 261 189 261 189 261 189 261 188 262 188 262 188 263 189 263 189 263 189 264 189 265 189 265 189 266 189 267 189 267 189 268 188 269 188 269 188 269 188 270 188 270 187 270 187 271 187 271 187 272 187 272 188 272 189 271 189 270 189 270 189 270 189 270 189 270 189 269 189 269 189 268 190 268 190 267 190 267 191 266 191 265 191 265 191 265 192 264 192 264 192 264 192 263 192 263 193 263 193 262 193 262 193 261 193 261 193 260 193 260 194 259 194 259 194 258 194 258 194 258 195 257 195 257 195 256 195 256 195 256 195 255 195 255 196 255 196 255 196 254 196 254 196 254 196 253 196 253 196 253 196 253 196 253 196 253 195 252 196 251 196 251 196 251 195 251 196 251 196 251 196 250 196 250 196 250 196 250 197 250 197 250 198 250 198 249 198 249 199 248 199 248 199 247 199 247 199 246 199 246 199 245 199 244 199 244 200 244 200 243 200 242 200 241 200 241 200 240 200 240 200 239 201 239 201 239 201 239 202 238 202 238 202 237 202 237 202 236 202 235 202 235 202 234 202 234 202 233 202 233 202 232 202 232 202 232 202 231 202 231 202 231 202 230 202 230 203 230 203 229 203 229 203 229 203 229 203 229 203 229 203 228 204 228 204 227 204 226 204 226 204 225 204 225 204 224 204 224 204 224 204 224 204 224 204 223 204 223 204 223 205 222 205 222 205 222 205 221 205 221 205 220 206 219 206 218 206 218 206 217 206 217 206 217 206 216 207 216 207 216 207 216 207 216 208 215 209 214 209 214 208 213 208 213 208 211 207 211 208 211 208 211 208 211 209 211 209 210 209 210 209 210 209 209 209 209 209 209 209 208 209 208 209 207 209 207 209 206 209 206 209 206 208 206 208 206 208 207 208 206 208 206 208 205 208 205 207 205 207 205 207 205 207 204 207 204 207 204 207 204 208 204 208 203 208 203 208 203 208 203 209 202 209 202 209 202 209 202 209 201 209 201 209 201 209 201 210 201 210 200 210 200 210 199 210 199 210 199 210 198 209 198 209 198 208 198 207 198 207 198 206 198 206 198 206 199 205 199 204 199 204 199 203 199 202 199 202 199 202 199 202 199 202 198 202 198 202 202 191 202 191 202 191 202 191 176 175 176 175 176 175 174 173 174 173 174 173 173 171 173 171 173 170 172 170 172 170 171 170 169 170 168 170 167 170 167 169 167 169 167 169 167 168 167 168 166 168 165 168 164 168 164 168 162 162 162 162 162 162 162 162 162 162 163 162 163 161 163 161 163 161 162 160 162 159 162 159 162 158 162 158 162 158 162 156 162 156 162 155 161 155 161 155 161 154 161 154 161 154 161 154 162 152 162 152 162 152 158 150 158 150 158 149 157 150 156 150 156 150 155 150 155 150 155 150 154 147 154 146 154 146 152 144 152 144 0 144 0 144 0 144 0 132 0 132 0 132 0 132 0 131 0 131 4 129 7 127 10 125 11 124 12 123 13 122 14 122 15 122 16 121 16 121 16 121 17 120 17 120 18 120 18 120 19 119 19 119 20 119 20 118 21 118 22 118 22 117 22 117 23 116 23 116 23 115 23 115 24 114 24 114 24 114 24 113 24 113 24 113 25 113 25 112 25 112 27 111 28 110 29 110 30 109 31 108 31 107 31 106 31 105 31 105 31 105 31 104 30 103 30 103 30 103 30 103 29 103 29 103 29 102 29 100 29 100 29 100 25 98 25 98 25 98 25 96 25 96 25 96 26 95 26 95 26 95 26 94 26 94 26 94 23 93 23 93 23 93 24 91 24 91 24 91 24 85 24 85 24 85 25 85 26 84 26 84 28 83 29 83 31 83 32 83 33 82 35 82 36 81 38 81 39 81 42 81 46 80 49 80 51 80 53 80 55 80 57 80 59 80 61 80 64 80 67 81 70 82 71 82 72 84 73 84 75 85 76 87 78 86 79 86 80 86 81 85 82 85 84 85 85 85 87 85 89 85 91 85 93 85 96 85 98 84 99 84 100 84 101 83 102 83 103 83 104 82 106 81 107 79 109 78 111 76 113 75 115 73 117 73 118 72 119 72 120 72 122 72 122 71 123 71 123 69 123 68 123 68 124 67 124 66 124 65 123 65 123 64 123 64 123 64 123 63 123 63 123 63 123 62 123 62 123 62 123 61 123 61 123 61 122 60 122 60 122 59 121 59 121 59 121 58 120 58 120 58 120 58 120 57 120 57 120 57 121 56 121 56 122 56 123 56 123 55 124 55 124 55 125 55 126 55 126 54 126 54 126 54 126 54 126 53 126 53 126 53 126 53 126 53 126 53 126 53 126 52 125 52 125 51 124 51 124 51 124 51 123 51 123 51 122 51 123 51 124 50 124 50 125 49 124 49 124 49 124 49 123 49 123 48 123 48 123 49 122 49 122 49 122 50 122 50 121 50 121 51 121 51 121 51 121 51 120 51 120 50 120 50 120 50 120 49 119 49 119 49 119 48 119 48 119 47 119 47 119 46 119 46 118 46 118 45 118 44 118 44 119 44 119 44 119 44 119 43 119 43 120 43 120 42 121 42 122 41 123 41 124 40 124 40 125 39 126 39 126 39 127 38 127 38 128 37 128 37 128 36 129 35 129 35 129 34 129 34 130 34 130 33 131 33 131 33 132 33 133 33 133 33 134 32 134 32 135 31 135 31 136 30 136 30 137 30 137 29 138 29 138 28 138 28 139 27 139 27 139 26 139 25 139 25 139 25 139 25 152 12 152 12 152 12 152 10 152 10 152 10 156 8 156 8 156 8 157 8 157 8 157 8 157 8 161 6 161 6 161 6 168 2 168 2 168 2 169 1 169 1 169 1 170 0 170 0 173 2 173 2 173 2 221 0 221 0 221 0 221 0 221 4 221 5 221 6 220 7 220 8 219 9 220 9 221 10 221 11 221 12 221 13 221 13 221 15 220 16 220 18 220 20 220 21 219 22 221 24 222 25 222 26 222 28 222 28 222 29 222 31 222 32 221 32 222 37 222 37 222 37 221 38 221 39 220 39 219 40 219 41 219 41 219 43 218 44 218 44 218 47 218 47 218 47 219 49 219 49 219 49 219 52 219 53 219 53 219 58 219 58 221 61 221 61 221 61 221 61 219 65 219 65 219 66 218 68 218 68 218 68 219 69 219 70 219 70 220 70 220 70 220 69 220 69 220 69 220 69 221 68 221 68 221 68 222 68 222 68 223 68 223 69 223 70 223 70 224 71 224 71 223 105 223 105 223 105 224 109 224 109 224 109 215 140 215 140 215 140 216 142 216 142 216 142 215 161 215 161 215 161 214 176 214 176 214 176 214 176 215 178 215 178 215 178 216 181 216 181 210 184 210 184 210 184 210 184 208 186 208 186 208 187 208 188 208 188 Z M 195 206 C 195 206 193 206 193 206 193 206 192 207 192 207 192 208 191 209 191 209 190 210 190 211 190 212 190 212 190 213 190 213 192 214 192 214 192 214 192 213 193 213 193 212 194 212 194 211 195 211 195 210 195 210 195 209 195 209 195 209 195 208 196 208 196 207 196 207 196 207 196 206 196 206 196 206 196 206 196 206 196 206 195 205 195 206 Z N">
            <draw:equation draw:name="f0" draw:formula="207*logwidth/272"/>
            <draw:equation draw:name="f1" draw:formula="195*logheight/214"/>
            <draw:equation draw:name="f2" draw:formula="207*logwidth/272"/>
            <draw:equation draw:name="f3" draw:formula="198*logheight/214"/>
            <draw:equation draw:name="f4" draw:formula="211*logwidth/272"/>
            <draw:equation draw:name="f5" draw:formula="197*logheight/214"/>
            <draw:equation draw:name="f6" draw:formula="217*logwidth/272"/>
            <draw:equation draw:name="f7" draw:formula="196*logheight/214"/>
            <draw:equation draw:name="f8" draw:formula="222*logwidth/272"/>
            <draw:equation draw:name="f9" draw:formula="194*logheight/214"/>
            <draw:equation draw:name="f10" draw:formula="236*logwidth/272"/>
            <draw:equation draw:name="f11" draw:formula="192*logheight/214"/>
            <draw:equation draw:name="f12" draw:formula="248*logwidth/272"/>
            <draw:equation draw:name="f13" draw:formula="190*logheight/214"/>
            <draw:equation draw:name="f14" draw:formula="255*logwidth/272"/>
            <draw:equation draw:name="f15" draw:formula="187*logheight/214"/>
            <draw:equation draw:name="f16" draw:formula="249*logwidth/272"/>
            <draw:equation draw:name="f17" draw:formula="192*logheight/214"/>
            <draw:equation draw:name="f18" draw:formula="250*logwidth/272"/>
            <draw:equation draw:name="f19" draw:formula="194*logheight/214"/>
            <draw:equation draw:name="f20" draw:formula="260*logwidth/272"/>
            <draw:equation draw:name="f21" draw:formula="189*logheight/214"/>
            <draw:equation draw:name="f22" draw:formula="269*logwidth/272"/>
            <draw:equation draw:name="f23" draw:formula="188*logheight/214"/>
            <draw:equation draw:name="f24" draw:formula="269*logwidth/272"/>
            <draw:equation draw:name="f25" draw:formula="189*logheight/214"/>
            <draw:equation draw:name="f26" draw:formula="261*logwidth/272"/>
            <draw:equation draw:name="f27" draw:formula="193*logheight/214"/>
            <draw:equation draw:name="f28" draw:formula="254*logwidth/272"/>
            <draw:equation draw:name="f29" draw:formula="196*logheight/214"/>
            <draw:equation draw:name="f30" draw:formula="250*logwidth/272"/>
            <draw:equation draw:name="f31" draw:formula="197*logheight/214"/>
            <draw:equation draw:name="f32" draw:formula="241*logwidth/272"/>
            <draw:equation draw:name="f33" draw:formula="200*logheight/214"/>
            <draw:equation draw:name="f34" draw:formula="233*logwidth/272"/>
            <draw:equation draw:name="f35" draw:formula="202*logheight/214"/>
            <draw:equation draw:name="f36" draw:formula="227*logwidth/272"/>
            <draw:equation draw:name="f37" draw:formula="204*logheight/214"/>
            <draw:equation draw:name="f38" draw:formula="220*logwidth/272"/>
            <draw:equation draw:name="f39" draw:formula="206*logheight/214"/>
            <draw:equation draw:name="f40" draw:formula="211*logwidth/272"/>
            <draw:equation draw:name="f41" draw:formula="208*logheight/214"/>
            <draw:equation draw:name="f42" draw:formula="206*logwidth/272"/>
            <draw:equation draw:name="f43" draw:formula="208*logheight/214"/>
            <draw:equation draw:name="f44" draw:formula="203*logwidth/272"/>
            <draw:equation draw:name="f45" draw:formula="209*logheight/214"/>
            <draw:equation draw:name="f46" draw:formula="198*logwidth/272"/>
            <draw:equation draw:name="f47" draw:formula="207*logheight/214"/>
            <draw:equation draw:name="f48" draw:formula="202*logwidth/272"/>
            <draw:equation draw:name="f49" draw:formula="191*logheight/214"/>
            <draw:equation draw:name="f50" draw:formula="167*logwidth/272"/>
            <draw:equation draw:name="f51" draw:formula="169*logheight/214"/>
            <draw:equation draw:name="f52" draw:formula="162*logwidth/272"/>
            <draw:equation draw:name="f53" draw:formula="159*logheight/214"/>
            <draw:equation draw:name="f54" draw:formula="158*logwidth/272"/>
            <draw:equation draw:name="f55" draw:formula="150*logheight/214"/>
            <draw:equation draw:name="f56" draw:formula="0*logwidth/272"/>
            <draw:equation draw:name="f57" draw:formula="132*logheight/214"/>
            <draw:equation draw:name="f58" draw:formula="18*logwidth/272"/>
            <draw:equation draw:name="f59" draw:formula="120*logheight/214"/>
            <draw:equation draw:name="f60" draw:formula="24*logwidth/272"/>
            <draw:equation draw:name="f61" draw:formula="113*logheight/214"/>
            <draw:equation draw:name="f62" draw:formula="30*logwidth/272"/>
            <draw:equation draw:name="f63" draw:formula="103*logheight/214"/>
            <draw:equation draw:name="f64" draw:formula="26*logwidth/272"/>
            <draw:equation draw:name="f65" draw:formula="94*logheight/214"/>
            <draw:equation draw:name="f66" draw:formula="35*logwidth/272"/>
            <draw:equation draw:name="f67" draw:formula="82*logheight/214"/>
            <draw:equation draw:name="f68" draw:formula="73*logwidth/272"/>
            <draw:equation draw:name="f69" draw:formula="84*logheight/214"/>
            <draw:equation draw:name="f70" draw:formula="101*logwidth/272"/>
            <draw:equation draw:name="f71" draw:formula="83*logheight/214"/>
            <draw:equation draw:name="f72" draw:formula="123*logwidth/272"/>
            <draw:equation draw:name="f73" draw:formula="68*logheight/214"/>
            <draw:equation draw:name="f74" draw:formula="122*logwidth/272"/>
            <draw:equation draw:name="f75" draw:formula="60*logheight/214"/>
            <draw:equation draw:name="f76" draw:formula="124*logwidth/272"/>
            <draw:equation draw:name="f77" draw:formula="55*logheight/214"/>
            <draw:equation draw:name="f78" draw:formula="124*logwidth/272"/>
            <draw:equation draw:name="f79" draw:formula="51*logheight/214"/>
            <draw:equation draw:name="f80" draw:formula="122*logwidth/272"/>
            <draw:equation draw:name="f81" draw:formula="50*logheight/214"/>
            <draw:equation draw:name="f82" draw:formula="119*logwidth/272"/>
            <draw:equation draw:name="f83" draw:formula="46*logheight/214"/>
            <draw:equation draw:name="f84" draw:formula="125*logwidth/272"/>
            <draw:equation draw:name="f85" draw:formula="39*logheight/214"/>
            <draw:equation draw:name="f86" draw:formula="133*logwidth/272"/>
            <draw:equation draw:name="f87" draw:formula="33*logheight/214"/>
            <draw:equation draw:name="f88" draw:formula="139*logwidth/272"/>
            <draw:equation draw:name="f89" draw:formula="25*logheight/214"/>
            <draw:equation draw:name="f90" draw:formula="168*logwidth/272"/>
            <draw:equation draw:name="f91" draw:formula="2*logheight/214"/>
            <draw:equation draw:name="f92" draw:formula="220*logwidth/272"/>
            <draw:equation draw:name="f93" draw:formula="8*logheight/214"/>
            <draw:equation draw:name="f94" draw:formula="222*logwidth/272"/>
            <draw:equation draw:name="f95" draw:formula="28*logheight/214"/>
            <draw:equation draw:name="f96" draw:formula="218*logwidth/272"/>
            <draw:equation draw:name="f97" draw:formula="47*logheight/214"/>
            <draw:equation draw:name="f98" draw:formula="218*logwidth/272"/>
            <draw:equation draw:name="f99" draw:formula="68*logheight/214"/>
            <draw:equation draw:name="f100" draw:formula="223*logwidth/272"/>
            <draw:equation draw:name="f101" draw:formula="70*logheight/214"/>
            <draw:equation draw:name="f102" draw:formula="215*logwidth/272"/>
            <draw:equation draw:name="f103" draw:formula="161*logheight/214"/>
            <draw:equation draw:name="f104" draw:formula="208*logwidth/272"/>
            <draw:equation draw:name="f105" draw:formula="188*logheight/214"/>
            <draw:equation draw:name="f106" draw:formula="190*logwidth/272"/>
            <draw:equation draw:name="f107" draw:formula="213*logheight/214"/>
            <draw:equation draw:name="f108" draw:formula="196*logwidth/272"/>
            <draw:equation draw:name="f109" draw:formula="207*logheight/214"/>
            <draw:equation draw:name="f110" draw:formula="logwidth"/>
            <draw:equation draw:name="f111" draw:formula="logheight"/>
          </draw:enhanced-geometry>
        </draw:custom-shape>
        <draw:custom-shape draw:name="Freeform 28" draw:style-name="gr3" draw:text-style-name="P2" draw:layer="layout" svg:width="0.623cm" svg:height="1.211cm" svg:x="29.786cm" svg:y="7.625cm">
          <text:p><text:span text:style-name="T1"/></text:p>
          <draw:enhanced-geometry draw:mirror-horizontal="false" draw:mirror-vertical="false" drawooo:sub-view-size="57 110" draw:text-areas="0 0 ?f100 ?f101" svg:viewBox="0 0 0 0" draw:type="ooxml-non-primitive" draw:enhanced-path="M 54 46 C 54 45 53 45 53 44 52 44 52 44 52 44 51 43 51 43 51 43 51 43 50 43 50 43 49 43 49 43 48 43 48 43 48 43 47 42 47 42 47 42 46 42 46 42 45 42 45 42 45 41 45 41 45 41 45 41 46 41 46 41 45 41 45 41 45 41 45 41 45 41 44 41 44 40 44 39 44 39 44 38 45 36 45 36 45 36 45 36 46 35 46 34 46 34 47 34 47 34 47 33 47 33 47 33 47 32 47 32 48 32 48 32 50 32 50 32 50 32 50 32 50 32 50 32 50 32 50 32 51 32 52 32 52 32 52 32 52 32 52 32 52 31 52 31 52 31 53 30 53 30 53 29 53 29 53 29 53 29 53 29 53 29 57 18 57 18 57 18 57 18 31 2 31 2 31 2 30 1 30 0 26 2 26 2 26 2 25 4 25 4 25 4 23 9 23 9 23 9 20 11 20 11 20 11 20 13 20 13 20 13 15 17 15 17 15 17 15 20 15 20 15 20 17 23 17 23 17 23 16 24 16 24 16 24 15 26 15 26 15 26 12 28 12 28 12 28 12 36 12 36 12 36 15 36 15 36 15 36 17 38 17 38 17 38 16 43 16 43 16 43 20 44 20 44 20 44 21 47 21 47 21 47 27 53 27 53 27 53 28 54 28 54 28 54 27 57 27 57 27 57 24 58 24 58 24 58 14 64 14 64 14 64 14 68 14 68 14 68 14 68 14 68 13 68 13 69 12 69 12 69 10 70 9 70 8 70 7 71 6 71 5 72 4 72 4 73 4 74 3 74 3 75 3 75 2 76 2 77 1 78 1 78 0 78 1 79 1 79 1 80 1 80 2 81 2 81 3 81 3 82 2 83 2 84 2 84 1 84 1 85 1 85 1 86 1 86 1 87 3 87 4 87 5 87 6 87 6 88 6 88 6 90 6 90 6 91 5 91 6 92 6 92 7 92 7 92 8 93 8 93 9 93 10 94 10 94 11 95 11 96 12 96 12 97 13 97 13 97 13 98 14 98 14 98 14 98 14 99 14 99 14 99 15 99 15 99 15 99 16 99 16 99 16 98 17 98 17 98 17 98 17 97 18 98 18 98 19 98 19 98 19 99 20 99 20 99 20 99 20 99 21 99 21 99 21 99 22 99 22 99 22 100 23 100 23 101 23 101 23 102 23 102 23 103 23 103 23 104 23 104 22 104 22 105 22 106 22 107 21 107 21 108 21 108 21 109 21 109 21 110 21 110 22 110 22 110 22 110 23 110 23 110 24 109 24 109 24 109 25 108 25 108 26 108 26 108 27 107 27 106 27 106 28 105 28 104 28 104 29 103 29 102 29 102 29 102 30 101 30 101 30 100 30 99 31 98 31 97 32 97 32 97 32 96 34 96 34 95 33 94 33 95 32 95 32 95 31 95 32 94 32 94 33 94 33 94 34 94 34 94 35 94 36 94 36 93 37 93 37 92 37 92 38 92 38 92 38 91 39 91 39 91 39 91 39 91 40 90 40 90 41 89 41 89 41 89 42 88 42 88 42 87 41 88 41 88 41 88 41 88 41 88 40 88 40 89 40 89 40 89 39 89 39 89 39 89 39 89 39 89 38 89 38 89 38 89 38 88 38 88 38 88 39 87 39 87 39 87 40 87 40 86 40 86 40 86 40 85 40 85 40 85 40 85 40 84 39 84 40 83 40 83 41 82 41 82 42 82 42 81 42 81 43 81 43 81 43 81 44 80 44 80 45 80 45 79 45 79 46 79 46 79 46 79 46 79 47 78 47 77 48 76 48 75 48 74 48 73 48 73 48 72 48 71 48 70 48 70 49 69 49 69 49 68 49 67 49 66 49 65 49 64 50 64 50 63 50 63 50 62 50 62 50 62 51 61 51 60 52 60 52 59 52 59 53 58 53 58 53 57 53 56 53 56 53 55 53 55 53 54 54 54 54 53 54 53 54 52 54 51 54 51 54 51 54 50 54 50 55 50 55 49 55 49 55 48 55 47 55 47 55 46 54 46 Z N">
            <draw:equation draw:name="f0" draw:formula="52*logwidth/57"/>
            <draw:equation draw:name="f1" draw:formula="44*logheight/110"/>
            <draw:equation draw:name="f2" draw:formula="48*logwidth/57"/>
            <draw:equation draw:name="f3" draw:formula="43*logheight/110"/>
            <draw:equation draw:name="f4" draw:formula="45*logwidth/57"/>
            <draw:equation draw:name="f5" draw:formula="42*logheight/110"/>
            <draw:equation draw:name="f6" draw:formula="45*logwidth/57"/>
            <draw:equation draw:name="f7" draw:formula="41*logheight/110"/>
            <draw:equation draw:name="f8" draw:formula="45*logwidth/57"/>
            <draw:equation draw:name="f9" draw:formula="36*logheight/110"/>
            <draw:equation draw:name="f10" draw:formula="47*logwidth/57"/>
            <draw:equation draw:name="f11" draw:formula="33*logheight/110"/>
            <draw:equation draw:name="f12" draw:formula="50*logwidth/57"/>
            <draw:equation draw:name="f13" draw:formula="32*logheight/110"/>
            <draw:equation draw:name="f14" draw:formula="52*logwidth/57"/>
            <draw:equation draw:name="f15" draw:formula="32*logheight/110"/>
            <draw:equation draw:name="f16" draw:formula="53*logwidth/57"/>
            <draw:equation draw:name="f17" draw:formula="29*logheight/110"/>
            <draw:equation draw:name="f18" draw:formula="31*logwidth/57"/>
            <draw:equation draw:name="f19" draw:formula="2*logheight/110"/>
            <draw:equation draw:name="f20" draw:formula="25*logwidth/57"/>
            <draw:equation draw:name="f21" draw:formula="4*logheight/110"/>
            <draw:equation draw:name="f22" draw:formula="20*logwidth/57"/>
            <draw:equation draw:name="f23" draw:formula="13*logheight/110"/>
            <draw:equation draw:name="f24" draw:formula="17*logwidth/57"/>
            <draw:equation draw:name="f25" draw:formula="23*logheight/110"/>
            <draw:equation draw:name="f26" draw:formula="12*logwidth/57"/>
            <draw:equation draw:name="f27" draw:formula="28*logheight/110"/>
            <draw:equation draw:name="f28" draw:formula="17*logwidth/57"/>
            <draw:equation draw:name="f29" draw:formula="38*logheight/110"/>
            <draw:equation draw:name="f30" draw:formula="21*logwidth/57"/>
            <draw:equation draw:name="f31" draw:formula="47*logheight/110"/>
            <draw:equation draw:name="f32" draw:formula="27*logwidth/57"/>
            <draw:equation draw:name="f33" draw:formula="57*logheight/110"/>
            <draw:equation draw:name="f34" draw:formula="14*logwidth/57"/>
            <draw:equation draw:name="f35" draw:formula="68*logheight/110"/>
            <draw:equation draw:name="f36" draw:formula="8*logwidth/57"/>
            <draw:equation draw:name="f37" draw:formula="70*logheight/110"/>
            <draw:equation draw:name="f38" draw:formula="3*logwidth/57"/>
            <draw:equation draw:name="f39" draw:formula="75*logheight/110"/>
            <draw:equation draw:name="f40" draw:formula="1*logwidth/57"/>
            <draw:equation draw:name="f41" draw:formula="80*logheight/110"/>
            <draw:equation draw:name="f42" draw:formula="1*logwidth/57"/>
            <draw:equation draw:name="f43" draw:formula="85*logheight/110"/>
            <draw:equation draw:name="f44" draw:formula="6*logwidth/57"/>
            <draw:equation draw:name="f45" draw:formula="88*logheight/110"/>
            <draw:equation draw:name="f46" draw:formula="7*logwidth/57"/>
            <draw:equation draw:name="f47" draw:formula="92*logheight/110"/>
            <draw:equation draw:name="f48" draw:formula="12*logwidth/57"/>
            <draw:equation draw:name="f49" draw:formula="97*logheight/110"/>
            <draw:equation draw:name="f50" draw:formula="14*logwidth/57"/>
            <draw:equation draw:name="f51" draw:formula="99*logheight/110"/>
            <draw:equation draw:name="f52" draw:formula="17*logwidth/57"/>
            <draw:equation draw:name="f53" draw:formula="98*logheight/110"/>
            <draw:equation draw:name="f54" draw:formula="20*logwidth/57"/>
            <draw:equation draw:name="f55" draw:formula="99*logheight/110"/>
            <draw:equation draw:name="f56" draw:formula="23*logwidth/57"/>
            <draw:equation draw:name="f57" draw:formula="101*logheight/110"/>
            <draw:equation draw:name="f58" draw:formula="22*logwidth/57"/>
            <draw:equation draw:name="f59" draw:formula="105*logheight/110"/>
            <draw:equation draw:name="f60" draw:formula="21*logwidth/57"/>
            <draw:equation draw:name="f61" draw:formula="110*logheight/110"/>
            <draw:equation draw:name="f62" draw:formula="25*logwidth/57"/>
            <draw:equation draw:name="f63" draw:formula="108*logheight/110"/>
            <draw:equation draw:name="f64" draw:formula="28*logwidth/57"/>
            <draw:equation draw:name="f65" draw:formula="104*logheight/110"/>
            <draw:equation draw:name="f66" draw:formula="31*logwidth/57"/>
            <draw:equation draw:name="f67" draw:formula="98*logheight/110"/>
            <draw:equation draw:name="f68" draw:formula="32*logwidth/57"/>
            <draw:equation draw:name="f69" draw:formula="95*logheight/110"/>
            <draw:equation draw:name="f70" draw:formula="35*logwidth/57"/>
            <draw:equation draw:name="f71" draw:formula="94*logheight/110"/>
            <draw:equation draw:name="f72" draw:formula="39*logwidth/57"/>
            <draw:equation draw:name="f73" draw:formula="91*logheight/110"/>
            <draw:equation draw:name="f74" draw:formula="42*logwidth/57"/>
            <draw:equation draw:name="f75" draw:formula="88*logheight/110"/>
            <draw:equation draw:name="f76" draw:formula="40*logwidth/57"/>
            <draw:equation draw:name="f77" draw:formula="89*logheight/110"/>
            <draw:equation draw:name="f78" draw:formula="38*logwidth/57"/>
            <draw:equation draw:name="f79" draw:formula="89*logheight/110"/>
            <draw:equation draw:name="f80" draw:formula="40*logwidth/57"/>
            <draw:equation draw:name="f81" draw:formula="86*logheight/110"/>
            <draw:equation draw:name="f82" draw:formula="40*logwidth/57"/>
            <draw:equation draw:name="f83" draw:formula="83*logheight/110"/>
            <draw:equation draw:name="f84" draw:formula="43*logwidth/57"/>
            <draw:equation draw:name="f85" draw:formula="81*logheight/110"/>
            <draw:equation draw:name="f86" draw:formula="46*logwidth/57"/>
            <draw:equation draw:name="f87" draw:formula="79*logheight/110"/>
            <draw:equation draw:name="f88" draw:formula="48*logwidth/57"/>
            <draw:equation draw:name="f89" draw:formula="71*logheight/110"/>
            <draw:equation draw:name="f90" draw:formula="49*logwidth/57"/>
            <draw:equation draw:name="f91" draw:formula="64*logheight/110"/>
            <draw:equation draw:name="f92" draw:formula="52*logwidth/57"/>
            <draw:equation draw:name="f93" draw:formula="60*logheight/110"/>
            <draw:equation draw:name="f94" draw:formula="53*logwidth/57"/>
            <draw:equation draw:name="f95" draw:formula="55*logheight/110"/>
            <draw:equation draw:name="f96" draw:formula="54*logwidth/57"/>
            <draw:equation draw:name="f97" draw:formula="50*logheight/110"/>
            <draw:equation draw:name="f98" draw:formula="54*logwidth/57"/>
            <draw:equation draw:name="f99" draw:formula="46*logheight/110"/>
            <draw:equation draw:name="f100" draw:formula="logwidth"/>
            <draw:equation draw:name="f101" draw:formula="logheight"/>
          </draw:enhanced-geometry>
        </draw:custom-shape>
        <draw:custom-shape draw:name="Freeform 29" draw:style-name="gr3" draw:text-style-name="P2" draw:layer="layout" svg:width="0.701cm" svg:height="1.385cm" svg:x="30.92cm" svg:y="5.569cm">
          <text:p><text:span text:style-name="T1"/></text:p>
          <draw:enhanced-geometry draw:mirror-horizontal="false" draw:mirror-vertical="false" drawooo:sub-view-size="64 126" draw:text-areas="0 0 ?f80 ?f81" svg:viewBox="0 0 0 0" draw:type="ooxml-non-primitive" draw:enhanced-path="M 37 19 C 37 19 37 20 37 20 37 20 36 21 36 21 35 21 35 24 34 24 34 25 34 26 33 26 33 26 32 27 32 28 32 28 33 30 34 30 34 31 36 35 36 35 36 35 34 36 34 36 34 36 34 37 34 37 34 38 34 39 34 39 34 39 34 40 33 40 33 40 32 41 32 41 31 42 31 43 30 43 30 43 27 44 27 44 26 46 26 46 26 46 26 46 24 47 23 47 23 47 21 47 21 47 21 47 19 48 18 48 18 48 18 50 18 50 18 51 18 54 18 54 18 54 18 59 18 60 18 60 16 63 16 63 16 63 16 66 16 66 16 66 15 67 15 68 14 68 13 71 12 71 12 72 12 74 12 74 11 75 9 77 9 77 9 77 9 78 9 78 9 79 8 81 7 82 7 82 5 86 5 87 5 87 6 91 6 91 6 92 5 94 5 95 5 96 6 97 6 97 6 97 4 102 4 102 4 103 3 103 3 104 3 104 4 105 4 106 4 106 3 110 3 111 3 111 1 113 1 113 1 113 1 115 1 115 1 115 0 117 0 117 0 118 1 120 1 120 1 120 1 121 1 121 3 124 3 124 3 124 43 126 43 126 43 126 43 126 45 124 45 123 45 123 47 123 47 123 47 123 47 122 47 122 47 121 49 120 49 120 49 120 52 119 52 119 52 119 53 118 53 118 53 118 56 117 57 117 57 117 59 117 61 117 61 117 61 116 61 116 61 115 61 114 62 114 63 113 63 112 63 111 63 111 64 110 64 110 64 109 63 109 63 109 63 108 63 108 63 107 62 106 60 107 59 106 60 106 60 106 60 106 60 105 60 103 60 103 60 103 60 100 60 100 55 94 55 94 55 94 55 94 55 87 55 87 55 87 55 78 55 78 54 58 54 58 54 58 51 0 51 0 51 0 51 0 51 0 51 0 49 3 49 3 49 3 46 3 46 3 46 3 44 0 44 0 44 0 41 4 41 4 41 4 39 4 39 4 39 4 40 5 40 5 40 5 40 5 39 9 39 9 39 10 37 12 37 12 37 14 37 14 37 14 37 14 36 17 36 17 36 17 37 18 37 19 Z N">
            <draw:equation draw:name="f0" draw:formula="37*logwidth/64"/>
            <draw:equation draw:name="f1" draw:formula="20*logheight/126"/>
            <draw:equation draw:name="f2" draw:formula="34*logwidth/64"/>
            <draw:equation draw:name="f3" draw:formula="24*logheight/126"/>
            <draw:equation draw:name="f4" draw:formula="32*logwidth/64"/>
            <draw:equation draw:name="f5" draw:formula="28*logheight/126"/>
            <draw:equation draw:name="f6" draw:formula="36*logwidth/64"/>
            <draw:equation draw:name="f7" draw:formula="35*logheight/126"/>
            <draw:equation draw:name="f8" draw:formula="34*logwidth/64"/>
            <draw:equation draw:name="f9" draw:formula="37*logheight/126"/>
            <draw:equation draw:name="f10" draw:formula="33*logwidth/64"/>
            <draw:equation draw:name="f11" draw:formula="40*logheight/126"/>
            <draw:equation draw:name="f12" draw:formula="30*logwidth/64"/>
            <draw:equation draw:name="f13" draw:formula="43*logheight/126"/>
            <draw:equation draw:name="f14" draw:formula="26*logwidth/64"/>
            <draw:equation draw:name="f15" draw:formula="46*logheight/126"/>
            <draw:equation draw:name="f16" draw:formula="21*logwidth/64"/>
            <draw:equation draw:name="f17" draw:formula="47*logheight/126"/>
            <draw:equation draw:name="f18" draw:formula="18*logwidth/64"/>
            <draw:equation draw:name="f19" draw:formula="50*logheight/126"/>
            <draw:equation draw:name="f20" draw:formula="18*logwidth/64"/>
            <draw:equation draw:name="f21" draw:formula="60*logheight/126"/>
            <draw:equation draw:name="f22" draw:formula="16*logwidth/64"/>
            <draw:equation draw:name="f23" draw:formula="66*logheight/126"/>
            <draw:equation draw:name="f24" draw:formula="12*logwidth/64"/>
            <draw:equation draw:name="f25" draw:formula="71*logheight/126"/>
            <draw:equation draw:name="f26" draw:formula="9*logwidth/64"/>
            <draw:equation draw:name="f27" draw:formula="77*logheight/126"/>
            <draw:equation draw:name="f28" draw:formula="7*logwidth/64"/>
            <draw:equation draw:name="f29" draw:formula="82*logheight/126"/>
            <draw:equation draw:name="f30" draw:formula="6*logwidth/64"/>
            <draw:equation draw:name="f31" draw:formula="91*logheight/126"/>
            <draw:equation draw:name="f32" draw:formula="6*logwidth/64"/>
            <draw:equation draw:name="f33" draw:formula="97*logheight/126"/>
            <draw:equation draw:name="f34" draw:formula="3*logwidth/64"/>
            <draw:equation draw:name="f35" draw:formula="104*logheight/126"/>
            <draw:equation draw:name="f36" draw:formula="3*logwidth/64"/>
            <draw:equation draw:name="f37" draw:formula="111*logheight/126"/>
            <draw:equation draw:name="f38" draw:formula="1*logwidth/64"/>
            <draw:equation draw:name="f39" draw:formula="115*logheight/126"/>
            <draw:equation draw:name="f40" draw:formula="1*logwidth/64"/>
            <draw:equation draw:name="f41" draw:formula="120*logheight/126"/>
            <draw:equation draw:name="f42" draw:formula="3*logwidth/64"/>
            <draw:equation draw:name="f43" draw:formula="124*logheight/126"/>
            <draw:equation draw:name="f44" draw:formula="45*logwidth/64"/>
            <draw:equation draw:name="f45" draw:formula="123*logheight/126"/>
            <draw:equation draw:name="f46" draw:formula="47*logwidth/64"/>
            <draw:equation draw:name="f47" draw:formula="122*logheight/126"/>
            <draw:equation draw:name="f48" draw:formula="52*logwidth/64"/>
            <draw:equation draw:name="f49" draw:formula="119*logheight/126"/>
            <draw:equation draw:name="f50" draw:formula="57*logwidth/64"/>
            <draw:equation draw:name="f51" draw:formula="117*logheight/126"/>
            <draw:equation draw:name="f52" draw:formula="61*logwidth/64"/>
            <draw:equation draw:name="f53" draw:formula="116*logheight/126"/>
            <draw:equation draw:name="f54" draw:formula="63*logwidth/64"/>
            <draw:equation draw:name="f55" draw:formula="111*logheight/126"/>
            <draw:equation draw:name="f56" draw:formula="63*logwidth/64"/>
            <draw:equation draw:name="f57" draw:formula="109*logheight/126"/>
            <draw:equation draw:name="f58" draw:formula="59*logwidth/64"/>
            <draw:equation draw:name="f59" draw:formula="106*logheight/126"/>
            <draw:equation draw:name="f60" draw:formula="60*logwidth/64"/>
            <draw:equation draw:name="f61" draw:formula="103*logheight/126"/>
            <draw:equation draw:name="f62" draw:formula="55*logwidth/64"/>
            <draw:equation draw:name="f63" draw:formula="94*logheight/126"/>
            <draw:equation draw:name="f64" draw:formula="55*logwidth/64"/>
            <draw:equation draw:name="f65" draw:formula="78*logheight/126"/>
            <draw:equation draw:name="f66" draw:formula="51*logwidth/64"/>
            <draw:equation draw:name="f67" draw:formula="0*logheight/126"/>
            <draw:equation draw:name="f68" draw:formula="49*logwidth/64"/>
            <draw:equation draw:name="f69" draw:formula="3*logheight/126"/>
            <draw:equation draw:name="f70" draw:formula="44*logwidth/64"/>
            <draw:equation draw:name="f71" draw:formula="0*logheight/126"/>
            <draw:equation draw:name="f72" draw:formula="39*logwidth/64"/>
            <draw:equation draw:name="f73" draw:formula="4*logheight/126"/>
            <draw:equation draw:name="f74" draw:formula="39*logwidth/64"/>
            <draw:equation draw:name="f75" draw:formula="9*logheight/126"/>
            <draw:equation draw:name="f76" draw:formula="37*logwidth/64"/>
            <draw:equation draw:name="f77" draw:formula="14*logheight/126"/>
            <draw:equation draw:name="f78" draw:formula="37*logwidth/64"/>
            <draw:equation draw:name="f79" draw:formula="19*logheight/126"/>
            <draw:equation draw:name="f80" draw:formula="logwidth"/>
            <draw:equation draw:name="f81" draw:formula="logheight"/>
          </draw:enhanced-geometry>
        </draw:custom-shape>
        <draw:custom-shape draw:name="Freeform 30" draw:style-name="gr3" draw:text-style-name="P2" draw:layer="layout" svg:width="2.266cm" svg:height="3.4cm" svg:x="12.897cm" svg:y="7.308cm">
          <text:p><text:span text:style-name="T1"/></text:p>
          <draw:enhanced-geometry draw:mirror-horizontal="false" draw:mirror-vertical="false" drawooo:sub-view-size="206 309" draw:text-areas="0 0 ?f78 ?f79" svg:viewBox="0 0 0 0" draw:type="ooxml-non-primitive" draw:enhanced-path="M 0 0 C 0 137 0 137 0 137 40 171 40 171 40 171 186 309 186 309 186 309 186 309 186 307 186 307 186 307 187 306 186 305 186 305 185 305 185 305 186 305 187 304 187 304 187 304 189 302 188 302 188 301 187 299 187 298 188 298 187 296 187 295 187 295 186 293 186 292 185 291 184 290 184 289 184 288 184 287 184 286 185 285 185 284 185 283 184 283 183 280 183 279 183 278 183 278 183 277 183 276 182 275 183 274 183 274 185 272 185 272 185 272 183 271 183 271 183 270 183 270 183 269 183 268 183 266 183 265 182 264 182 263 182 263 182 263 182 263 183 262 184 262 185 262 185 262 186 261 187 261 188 261 188 261 189 260 190 261 190 261 190 262 191 262 192 262 193 261 193 261 193 261 195 262 195 263 196 263 197 265 198 265 199 266 200 267 201 266 202 266 202 266 203 265 203 264 203 263 203 262 204 262 204 261 204 260 205 259 206 259 206 259 206 224 206 224 206 224 206 0 206 0 206 0 L 0 0 Z N">
            <draw:equation draw:name="f0" draw:formula="0*logwidth/206"/>
            <draw:equation draw:name="f1" draw:formula="0*logheight/309"/>
            <draw:equation draw:name="f2" draw:formula="0*logwidth/206"/>
            <draw:equation draw:name="f3" draw:formula="137*logheight/309"/>
            <draw:equation draw:name="f4" draw:formula="40*logwidth/206"/>
            <draw:equation draw:name="f5" draw:formula="171*logheight/309"/>
            <draw:equation draw:name="f6" draw:formula="186*logwidth/206"/>
            <draw:equation draw:name="f7" draw:formula="309*logheight/309"/>
            <draw:equation draw:name="f8" draw:formula="186*logwidth/206"/>
            <draw:equation draw:name="f9" draw:formula="307*logheight/309"/>
            <draw:equation draw:name="f10" draw:formula="186*logwidth/206"/>
            <draw:equation draw:name="f11" draw:formula="305*logheight/309"/>
            <draw:equation draw:name="f12" draw:formula="185*logwidth/206"/>
            <draw:equation draw:name="f13" draw:formula="305*logheight/309"/>
            <draw:equation draw:name="f14" draw:formula="187*logwidth/206"/>
            <draw:equation draw:name="f15" draw:formula="304*logheight/309"/>
            <draw:equation draw:name="f16" draw:formula="188*logwidth/206"/>
            <draw:equation draw:name="f17" draw:formula="302*logheight/309"/>
            <draw:equation draw:name="f18" draw:formula="187*logwidth/206"/>
            <draw:equation draw:name="f19" draw:formula="298*logheight/309"/>
            <draw:equation draw:name="f20" draw:formula="187*logwidth/206"/>
            <draw:equation draw:name="f21" draw:formula="295*logheight/309"/>
            <draw:equation draw:name="f22" draw:formula="186*logwidth/206"/>
            <draw:equation draw:name="f23" draw:formula="292*logheight/309"/>
            <draw:equation draw:name="f24" draw:formula="184*logwidth/206"/>
            <draw:equation draw:name="f25" draw:formula="289*logheight/309"/>
            <draw:equation draw:name="f26" draw:formula="184*logwidth/206"/>
            <draw:equation draw:name="f27" draw:formula="286*logheight/309"/>
            <draw:equation draw:name="f28" draw:formula="185*logwidth/206"/>
            <draw:equation draw:name="f29" draw:formula="283*logheight/309"/>
            <draw:equation draw:name="f30" draw:formula="183*logwidth/206"/>
            <draw:equation draw:name="f31" draw:formula="279*logheight/309"/>
            <draw:equation draw:name="f32" draw:formula="183*logwidth/206"/>
            <draw:equation draw:name="f33" draw:formula="277*logheight/309"/>
            <draw:equation draw:name="f34" draw:formula="183*logwidth/206"/>
            <draw:equation draw:name="f35" draw:formula="274*logheight/309"/>
            <draw:equation draw:name="f36" draw:formula="185*logwidth/206"/>
            <draw:equation draw:name="f37" draw:formula="272*logheight/309"/>
            <draw:equation draw:name="f38" draw:formula="183*logwidth/206"/>
            <draw:equation draw:name="f39" draw:formula="271*logheight/309"/>
            <draw:equation draw:name="f40" draw:formula="183*logwidth/206"/>
            <draw:equation draw:name="f41" draw:formula="269*logheight/309"/>
            <draw:equation draw:name="f42" draw:formula="183*logwidth/206"/>
            <draw:equation draw:name="f43" draw:formula="265*logheight/309"/>
            <draw:equation draw:name="f44" draw:formula="182*logwidth/206"/>
            <draw:equation draw:name="f45" draw:formula="263*logheight/309"/>
            <draw:equation draw:name="f46" draw:formula="183*logwidth/206"/>
            <draw:equation draw:name="f47" draw:formula="262*logheight/309"/>
            <draw:equation draw:name="f48" draw:formula="185*logwidth/206"/>
            <draw:equation draw:name="f49" draw:formula="262*logheight/309"/>
            <draw:equation draw:name="f50" draw:formula="188*logwidth/206"/>
            <draw:equation draw:name="f51" draw:formula="261*logheight/309"/>
            <draw:equation draw:name="f52" draw:formula="190*logwidth/206"/>
            <draw:equation draw:name="f53" draw:formula="261*logheight/309"/>
            <draw:equation draw:name="f54" draw:formula="191*logwidth/206"/>
            <draw:equation draw:name="f55" draw:formula="262*logheight/309"/>
            <draw:equation draw:name="f56" draw:formula="193*logwidth/206"/>
            <draw:equation draw:name="f57" draw:formula="261*logheight/309"/>
            <draw:equation draw:name="f58" draw:formula="195*logwidth/206"/>
            <draw:equation draw:name="f59" draw:formula="263*logheight/309"/>
            <draw:equation draw:name="f60" draw:formula="198*logwidth/206"/>
            <draw:equation draw:name="f61" draw:formula="265*logheight/309"/>
            <draw:equation draw:name="f62" draw:formula="201*logwidth/206"/>
            <draw:equation draw:name="f63" draw:formula="266*logheight/309"/>
            <draw:equation draw:name="f64" draw:formula="203*logwidth/206"/>
            <draw:equation draw:name="f65" draw:formula="265*logheight/309"/>
            <draw:equation draw:name="f66" draw:formula="203*logwidth/206"/>
            <draw:equation draw:name="f67" draw:formula="262*logheight/309"/>
            <draw:equation draw:name="f68" draw:formula="204*logwidth/206"/>
            <draw:equation draw:name="f69" draw:formula="260*logheight/309"/>
            <draw:equation draw:name="f70" draw:formula="206*logwidth/206"/>
            <draw:equation draw:name="f71" draw:formula="259*logheight/309"/>
            <draw:equation draw:name="f72" draw:formula="206*logwidth/206"/>
            <draw:equation draw:name="f73" draw:formula="224*logheight/309"/>
            <draw:equation draw:name="f74" draw:formula="206*logwidth/206"/>
            <draw:equation draw:name="f75" draw:formula="0*logheight/309"/>
            <draw:equation draw:name="f76" draw:formula="0*logwidth/206"/>
            <draw:equation draw:name="f77" draw:formula="0*logheight/309"/>
            <draw:equation draw:name="f78" draw:formula="logwidth"/>
            <draw:equation draw:name="f79" draw:formula="logheight"/>
          </draw:enhanced-geometry>
        </draw:custom-shape>
        <draw:custom-shape draw:name="Freeform 31" draw:style-name="gr3" draw:text-style-name="P2" draw:layer="layout" svg:width="3.308cm" svg:height="1.518cm" svg:x="18.96cm" svg:y="6.79cm">
          <text:p><text:span text:style-name="T1"/></text:p>
          <draw:enhanced-geometry draw:mirror-horizontal="false" draw:mirror-vertical="false" drawooo:sub-view-size="301 138" draw:text-areas="0 0 ?f82 ?f83" svg:viewBox="0 0 0 0" draw:type="ooxml-non-primitive" draw:enhanced-path="M 301 138 C 301 138 299 137 299 137 299 137 298 136 298 136 298 135 299 134 299 134 299 133 298 132 298 132 297 132 296 131 296 130 296 130 296 128 296 128 296 127 294 126 293 126 292 125 290 125 290 125 290 125 291 123 291 123 291 122 290 120 290 120 289 119 288 117 288 116 288 116 290 115 290 114 290 114 289 113 289 113 289 113 289 114 288 114 288 115 286 115 286 114 286 114 286 112 286 112 286 112 286 109 285 109 285 108 283 108 283 107 282 107 281 106 282 105 283 105 283 105 284 103 284 102 284 99 284 98 284 97 284 94 283 93 283 92 282 90 282 89 282 88 282 86 282 85 281 85 280 84 280 83 280 82 280 81 281 81 281 80 282 80 282 79 282 78 281 75 281 75 281 74 281 73 280 72 280 72 277 71 277 71 277 71 278 68 278 68 277 68 276 70 276 70 276 70 275 68 275 68 275 67 274 65 274 65 274 65 274 63 274 63 274 63 274 61 274 61 274 61 275 61 275 61 275 60 275 58 275 58 275 58 276 56 276 56 275 55 272 52 272 52 272 52 274 49 273 49 273 48 272 48 272 48 272 48 272 47 271 47 271 47 270 48 270 47 270 47 270 45 270 45 270 45 268 45 268 45 268 41 268 41 268 41 268 41 266 39 266 39 266 39 266 38 266 37 266 37 267 35 267 35 267 35 266 34 265 33 265 33 264 31 264 31 264 30 264 29 264 28 264 28 265 25 265 25 261 24 261 24 261 24 258 23 258 23 258 23 257 23 257 23 257 23 257 23 253 19 253 19 253 19 254 16 254 16 254 16 251 16 251 16 251 16 249 13 249 13 244 13 244 13 244 13 244 12 244 12 244 12 239 11 239 11 239 11 239 11 236 10 236 9 236 9 235 7 235 7 232 7 232 7 232 7 229 6 229 6 229 6 229 6 228 7 227 7 227 7 222 8 222 8 221 8 220 8 219 8 219 8 214 6 214 6 212 10 212 10 212 10 212 10 207 12 207 11 207 11 203 7 203 7 203 7 193 4 193 4 192 0 192 0 192 0 0 0 0 0 0 0 0 93 0 93 0 93 69 93 69 93 69 93 69 138 69 138 69 138 L 301 138 Z N">
            <draw:equation draw:name="f0" draw:formula="299*logwidth/301"/>
            <draw:equation draw:name="f1" draw:formula="137*logheight/138"/>
            <draw:equation draw:name="f2" draw:formula="299*logwidth/301"/>
            <draw:equation draw:name="f3" draw:formula="134*logheight/138"/>
            <draw:equation draw:name="f4" draw:formula="296*logwidth/301"/>
            <draw:equation draw:name="f5" draw:formula="130*logheight/138"/>
            <draw:equation draw:name="f6" draw:formula="293*logwidth/301"/>
            <draw:equation draw:name="f7" draw:formula="126*logheight/138"/>
            <draw:equation draw:name="f8" draw:formula="291*logwidth/301"/>
            <draw:equation draw:name="f9" draw:formula="123*logheight/138"/>
            <draw:equation draw:name="f10" draw:formula="288*logwidth/301"/>
            <draw:equation draw:name="f11" draw:formula="116*logheight/138"/>
            <draw:equation draw:name="f12" draw:formula="289*logwidth/301"/>
            <draw:equation draw:name="f13" draw:formula="113*logheight/138"/>
            <draw:equation draw:name="f14" draw:formula="286*logwidth/301"/>
            <draw:equation draw:name="f15" draw:formula="114*logheight/138"/>
            <draw:equation draw:name="f16" draw:formula="285*logwidth/301"/>
            <draw:equation draw:name="f17" draw:formula="109*logheight/138"/>
            <draw:equation draw:name="f18" draw:formula="282*logwidth/301"/>
            <draw:equation draw:name="f19" draw:formula="105*logheight/138"/>
            <draw:equation draw:name="f20" draw:formula="284*logwidth/301"/>
            <draw:equation draw:name="f21" draw:formula="98*logheight/138"/>
            <draw:equation draw:name="f22" draw:formula="282*logwidth/301"/>
            <draw:equation draw:name="f23" draw:formula="89*logheight/138"/>
            <draw:equation draw:name="f24" draw:formula="280*logwidth/301"/>
            <draw:equation draw:name="f25" draw:formula="83*logheight/138"/>
            <draw:equation draw:name="f26" draw:formula="282*logwidth/301"/>
            <draw:equation draw:name="f27" draw:formula="79*logheight/138"/>
            <draw:equation draw:name="f28" draw:formula="280*logwidth/301"/>
            <draw:equation draw:name="f29" draw:formula="72*logheight/138"/>
            <draw:equation draw:name="f30" draw:formula="278*logwidth/301"/>
            <draw:equation draw:name="f31" draw:formula="68*logheight/138"/>
            <draw:equation draw:name="f32" draw:formula="275*logwidth/301"/>
            <draw:equation draw:name="f33" draw:formula="68*logheight/138"/>
            <draw:equation draw:name="f34" draw:formula="274*logwidth/301"/>
            <draw:equation draw:name="f35" draw:formula="63*logheight/138"/>
            <draw:equation draw:name="f36" draw:formula="275*logwidth/301"/>
            <draw:equation draw:name="f37" draw:formula="61*logheight/138"/>
            <draw:equation draw:name="f38" draw:formula="276*logwidth/301"/>
            <draw:equation draw:name="f39" draw:formula="56*logheight/138"/>
            <draw:equation draw:name="f40" draw:formula="273*logwidth/301"/>
            <draw:equation draw:name="f41" draw:formula="49*logheight/138"/>
            <draw:equation draw:name="f42" draw:formula="271*logwidth/301"/>
            <draw:equation draw:name="f43" draw:formula="47*logheight/138"/>
            <draw:equation draw:name="f44" draw:formula="270*logwidth/301"/>
            <draw:equation draw:name="f45" draw:formula="45*logheight/138"/>
            <draw:equation draw:name="f46" draw:formula="268*logwidth/301"/>
            <draw:equation draw:name="f47" draw:formula="41*logheight/138"/>
            <draw:equation draw:name="f48" draw:formula="266*logwidth/301"/>
            <draw:equation draw:name="f49" draw:formula="37*logheight/138"/>
            <draw:equation draw:name="f50" draw:formula="265*logwidth/301"/>
            <draw:equation draw:name="f51" draw:formula="33*logheight/138"/>
            <draw:equation draw:name="f52" draw:formula="264*logwidth/301"/>
            <draw:equation draw:name="f53" draw:formula="28*logheight/138"/>
            <draw:equation draw:name="f54" draw:formula="261*logwidth/301"/>
            <draw:equation draw:name="f55" draw:formula="24*logheight/138"/>
            <draw:equation draw:name="f56" draw:formula="257*logwidth/301"/>
            <draw:equation draw:name="f57" draw:formula="23*logheight/138"/>
            <draw:equation draw:name="f58" draw:formula="254*logwidth/301"/>
            <draw:equation draw:name="f59" draw:formula="16*logheight/138"/>
            <draw:equation draw:name="f60" draw:formula="249*logwidth/301"/>
            <draw:equation draw:name="f61" draw:formula="13*logheight/138"/>
            <draw:equation draw:name="f62" draw:formula="244*logwidth/301"/>
            <draw:equation draw:name="f63" draw:formula="12*logheight/138"/>
            <draw:equation draw:name="f64" draw:formula="236*logwidth/301"/>
            <draw:equation draw:name="f65" draw:formula="9*logheight/138"/>
            <draw:equation draw:name="f66" draw:formula="232*logwidth/301"/>
            <draw:equation draw:name="f67" draw:formula="7*logheight/138"/>
            <draw:equation draw:name="f68" draw:formula="227*logwidth/301"/>
            <draw:equation draw:name="f69" draw:formula="7*logheight/138"/>
            <draw:equation draw:name="f70" draw:formula="219*logwidth/301"/>
            <draw:equation draw:name="f71" draw:formula="8*logheight/138"/>
            <draw:equation draw:name="f72" draw:formula="212*logwidth/301"/>
            <draw:equation draw:name="f73" draw:formula="10*logheight/138"/>
            <draw:equation draw:name="f74" draw:formula="203*logwidth/301"/>
            <draw:equation draw:name="f75" draw:formula="7*logheight/138"/>
            <draw:equation draw:name="f76" draw:formula="192*logwidth/301"/>
            <draw:equation draw:name="f77" draw:formula="0*logheight/138"/>
            <draw:equation draw:name="f78" draw:formula="0*logwidth/301"/>
            <draw:equation draw:name="f79" draw:formula="93*logheight/138"/>
            <draw:equation draw:name="f80" draw:formula="69*logwidth/301"/>
            <draw:equation draw:name="f81" draw:formula="138*logheight/138"/>
            <draw:equation draw:name="f82" draw:formula="logwidth"/>
            <draw:equation draw:name="f83" draw:formula="logheight"/>
          </draw:enhanced-geometry>
        </draw:custom-shape>
        <draw:custom-shape draw:name="Freeform 32" draw:style-name="gr3" draw:text-style-name="P2" draw:layer="layout" svg:width="4.556cm" svg:height="2.578cm" svg:x="14.402cm" svg:y="3.494cm">
          <text:p><text:span text:style-name="T1"/></text:p>
          <draw:enhanced-geometry draw:mirror-horizontal="false" draw:mirror-vertical="false" drawooo:sub-view-size="414 234" draw:text-areas="0 0 ?f92 ?f93" svg:viewBox="0 0 0 0" draw:type="ooxml-non-primitive" draw:enhanced-path="M 0 0 C 0 54 0 54 0 54 10 67 10 67 10 67 10 67 12 70 12 71 12 71 12 74 12 74 10 75 10 75 10 75 10 76 10 76 10 76 10 76 12 78 13 78 13 79 14 79 14 79 14 80 14 80 14 80 14 80 13 81 12 81 12 81 10 82 10 82 11 83 11 83 11 83 11 83 13 83 13 84 14 84 15 84 15 85 16 86 17 88 18 89 19 89 19 89 20 90 21 90 23 90 23 90 24 91 25 91 25 91 25 92 25 94 26 94 26 95 30 98 30 98 31 99 32 100 32 101 32 101 33 104 34 105 34 105 35 105 36 106 37 106 38 107 38 108 38 109 38 111 38 112 38 112 39 114 40 114 40 114 41 113 41 113 42 114 43 115 43 115 44 116 44 116 44 117 44 118 44 119 44 119 45 119 46 117 46 117 47 117 48 117 48 118 48 118 48 119 49 120 49 121 50 122 50 122 50 122 52 122 52 122 52 122 53 122 54 122 54 122 55 123 55 122 56 122 58 121 58 121 58 121 59 121 59 122 59 122 59 125 59 125 59 125 59 128 58 128 58 128 57 129 57 129 57 129 57 130 57 130 57 131 57 133 57 134 57 135 56 137 56 138 56 138 55 140 55 140 54 141 54 142 54 143 55 143 55 144 55 145 55 145 55 146 54 146 53 146 53 147 53 147 53 148 54 149 54 149 54 150 54 151 54 151 54 151 54 153 54 153 54 154 55 154 56 155 56 155 56 156 57 158 57 159 57 159 57 160 57 161 57 161 56 161 55 161 54 161 54 161 53 162 53 162 52 163 52 164 51 164 51 165 51 166 53 168 53 169 53 169 53 171 52 172 52 172 51 173 51 174 51 175 51 176 52 176 53 176 54 176 55 176 55 177 55 178 56 179 57 179 58 180 59 180 59 180 60 179 61 179 62 179 62 177 62 177 62 176 63 176 64 176 65 176 68 174 68 173 69 173 70 172 70 171 70 170 69 169 70 169 72 169 73 171 73 171 73 172 74 173 75 173 76 173 76 173 76 174 77 174 77 176 76 176 76 176 76 177 77 177 78 178 78 178 78 178 78 179 79 180 78 180 78 181 78 182 78 182 79 183 79 184 80 184 80 184 80 184 80 185 80 186 80 187 81 188 81 189 81 190 82 191 83 192 83 194 84 194 84 195 85 196 85 196 86 197 87 197 87 197 87 198 88 199 88 199 88 199 89 199 89 200 89 200 90 200 90 201 90 202 90 205 90 205 90 205 88 205 88 206 88 206 88 207 88 208 89 208 90 210 91 210 91 211 92 211 92 212 92 212 93 213 93 213 93 213 94 213 95 212 96 212 96 212 97 212 98 213 99 214 100 214 100 215 101 216 102 217 102 218 102 219 103 220 103 221 103 221 103 222 103 222 102 223 102 223 102 223 104 224 104 225 104 226 105 226 105 227 105 228 104 228 105 229 105 230 106 230 106 231 107 232 108 232 109 233 110 234 111 234 111 234 111 233 111 231 111 230 112 229 113 229 114 228 115 228 115 227 117 228 119 229 121 229 123 229 124 230 126 230 126 230 126 230 126 229 127 228 127 227 127 224 128 224 128 224 129 224 129 224 130 224 136 226 137 226 137 226 141 225 141 225 142 225 144 225 144 225 144 225 145 227 145 227 145 227 146 227 147 226 148 226 149 225 151 225 152 224 154 225 155 225 155 225 157 225 157 225 158 225 157 225 157 224 157 223 156 222 156 222 157 221 157 220 157 219 157 218 157 218 158 217 159 217 159 217 160 217 160 216 161 214 161 215 162 215 170 228 170 228 172 229 172 229 172 229 172 203 172 203 172 203 414 203 414 203 414 203 414 0 414 0 414 0 L 0 0 Z N">
            <draw:equation draw:name="f0" draw:formula="10*logwidth/414"/>
            <draw:equation draw:name="f1" draw:formula="67*logheight/234"/>
            <draw:equation draw:name="f2" draw:formula="10*logwidth/414"/>
            <draw:equation draw:name="f3" draw:formula="75*logheight/234"/>
            <draw:equation draw:name="f4" draw:formula="14*logwidth/414"/>
            <draw:equation draw:name="f5" draw:formula="79*logheight/234"/>
            <draw:equation draw:name="f6" draw:formula="10*logwidth/414"/>
            <draw:equation draw:name="f7" draw:formula="82*logheight/234"/>
            <draw:equation draw:name="f8" draw:formula="15*logwidth/414"/>
            <draw:equation draw:name="f9" draw:formula="85*logheight/234"/>
            <draw:equation draw:name="f10" draw:formula="23*logwidth/414"/>
            <draw:equation draw:name="f11" draw:formula="90*logheight/234"/>
            <draw:equation draw:name="f12" draw:formula="30*logwidth/414"/>
            <draw:equation draw:name="f13" draw:formula="98*logheight/234"/>
            <draw:equation draw:name="f14" draw:formula="36*logwidth/414"/>
            <draw:equation draw:name="f15" draw:formula="106*logheight/234"/>
            <draw:equation draw:name="f16" draw:formula="40*logwidth/414"/>
            <draw:equation draw:name="f17" draw:formula="114*logheight/234"/>
            <draw:equation draw:name="f18" draw:formula="44*logwidth/414"/>
            <draw:equation draw:name="f19" draw:formula="117*logheight/234"/>
            <draw:equation draw:name="f20" draw:formula="48*logwidth/414"/>
            <draw:equation draw:name="f21" draw:formula="118*logheight/234"/>
            <draw:equation draw:name="f22" draw:formula="52*logwidth/414"/>
            <draw:equation draw:name="f23" draw:formula="122*logheight/234"/>
            <draw:equation draw:name="f24" draw:formula="58*logwidth/414"/>
            <draw:equation draw:name="f25" draw:formula="121*logheight/234"/>
            <draw:equation draw:name="f26" draw:formula="58*logwidth/414"/>
            <draw:equation draw:name="f27" draw:formula="128*logheight/234"/>
            <draw:equation draw:name="f28" draw:formula="57*logwidth/414"/>
            <draw:equation draw:name="f29" draw:formula="134*logheight/234"/>
            <draw:equation draw:name="f30" draw:formula="54*logwidth/414"/>
            <draw:equation draw:name="f31" draw:formula="143*logheight/234"/>
            <draw:equation draw:name="f32" draw:formula="53*logwidth/414"/>
            <draw:equation draw:name="f33" draw:formula="147*logheight/234"/>
            <draw:equation draw:name="f34" draw:formula="54*logwidth/414"/>
            <draw:equation draw:name="f35" draw:formula="153*logheight/234"/>
            <draw:equation draw:name="f36" draw:formula="57*logwidth/414"/>
            <draw:equation draw:name="f37" draw:formula="160*logheight/234"/>
            <draw:equation draw:name="f38" draw:formula="52*logwidth/414"/>
            <draw:equation draw:name="f39" draw:formula="163*logheight/234"/>
            <draw:equation draw:name="f40" draw:formula="52*logwidth/414"/>
            <draw:equation draw:name="f41" draw:formula="172*logheight/234"/>
            <draw:equation draw:name="f42" draw:formula="55*logwidth/414"/>
            <draw:equation draw:name="f43" draw:formula="176*logheight/234"/>
            <draw:equation draw:name="f44" draw:formula="61*logwidth/414"/>
            <draw:equation draw:name="f45" draw:formula="179*logheight/234"/>
            <draw:equation draw:name="f46" draw:formula="68*logwidth/414"/>
            <draw:equation draw:name="f47" draw:formula="173*logheight/234"/>
            <draw:equation draw:name="f48" draw:formula="73*logwidth/414"/>
            <draw:equation draw:name="f49" draw:formula="171*logheight/234"/>
            <draw:equation draw:name="f50" draw:formula="76*logwidth/414"/>
            <draw:equation draw:name="f51" draw:formula="176*logheight/234"/>
            <draw:equation draw:name="f52" draw:formula="78*logwidth/414"/>
            <draw:equation draw:name="f53" draw:formula="180*logheight/234"/>
            <draw:equation draw:name="f54" draw:formula="80*logwidth/414"/>
            <draw:equation draw:name="f55" draw:formula="185*logheight/234"/>
            <draw:equation draw:name="f56" draw:formula="84*logwidth/414"/>
            <draw:equation draw:name="f57" draw:formula="194*logheight/234"/>
            <draw:equation draw:name="f58" draw:formula="88*logwidth/414"/>
            <draw:equation draw:name="f59" draw:formula="199*logheight/234"/>
            <draw:equation draw:name="f60" draw:formula="90*logwidth/414"/>
            <draw:equation draw:name="f61" draw:formula="205*logheight/234"/>
            <draw:equation draw:name="f62" draw:formula="91*logwidth/414"/>
            <draw:equation draw:name="f63" draw:formula="210*logheight/234"/>
            <draw:equation draw:name="f64" draw:formula="95*logwidth/414"/>
            <draw:equation draw:name="f65" draw:formula="212*logheight/234"/>
            <draw:equation draw:name="f66" draw:formula="102*logwidth/414"/>
            <draw:equation draw:name="f67" draw:formula="217*logheight/234"/>
            <draw:equation draw:name="f68" draw:formula="102*logwidth/414"/>
            <draw:equation draw:name="f69" draw:formula="223*logheight/234"/>
            <draw:equation draw:name="f70" draw:formula="105*logwidth/414"/>
            <draw:equation draw:name="f71" draw:formula="229*logheight/234"/>
            <draw:equation draw:name="f72" draw:formula="111*logwidth/414"/>
            <draw:equation draw:name="f73" draw:formula="234*logheight/234"/>
            <draw:equation draw:name="f74" draw:formula="117*logwidth/414"/>
            <draw:equation draw:name="f75" draw:formula="228*logheight/234"/>
            <draw:equation draw:name="f76" draw:formula="127*logwidth/414"/>
            <draw:equation draw:name="f77" draw:formula="228*logheight/234"/>
            <draw:equation draw:name="f78" draw:formula="137*logwidth/414"/>
            <draw:equation draw:name="f79" draw:formula="226*logheight/234"/>
            <draw:equation draw:name="f80" draw:formula="145*logwidth/414"/>
            <draw:equation draw:name="f81" draw:formula="227*logheight/234"/>
            <draw:equation draw:name="f82" draw:formula="155*logwidth/414"/>
            <draw:equation draw:name="f83" draw:formula="225*logheight/234"/>
            <draw:equation draw:name="f84" draw:formula="156*logwidth/414"/>
            <draw:equation draw:name="f85" draw:formula="222*logheight/234"/>
            <draw:equation draw:name="f86" draw:formula="160*logwidth/414"/>
            <draw:equation draw:name="f87" draw:formula="217*logheight/234"/>
            <draw:equation draw:name="f88" draw:formula="172*logwidth/414"/>
            <draw:equation draw:name="f89" draw:formula="229*logheight/234"/>
            <draw:equation draw:name="f90" draw:formula="414*logwidth/414"/>
            <draw:equation draw:name="f91" draw:formula="0*logheight/234"/>
            <draw:equation draw:name="f92" draw:formula="logwidth"/>
            <draw:equation draw:name="f93" draw:formula="logheight"/>
          </draw:enhanced-geometry>
        </draw:custom-shape>
        <draw:custom-shape draw:name="Freeform 33" draw:style-name="gr3" draw:text-style-name="P2" draw:layer="layout" svg:width="2.542cm" svg:height="2.234cm" svg:x="22.103cm" svg:y="8.01cm">
          <text:p><text:span text:style-name="T1"/></text:p>
          <draw:enhanced-geometry draw:mirror-horizontal="false" draw:mirror-vertical="false" drawooo:sub-view-size="231 203" draw:text-areas="0 0 ?f122 ?f123" svg:viewBox="0 0 0 0" draw:type="ooxml-non-primitive" draw:enhanced-path="M 226 160 C 226 159 225 157 225 157 223 157 223 157 223 157 223 157 224 158 224 158 224 158 225 159 225 159 225 159 224 160 224 160 224 160 223 160 223 160 223 160 221 159 221 159 221 159 220 157 220 157 220 156 220 155 220 155 218 151 218 151 218 151 218 151 218 149 218 149 218 149 216 149 216 148 216 148 216 147 216 147 217 146 217 146 217 146 217 146 218 145 218 145 218 145 219 144 219 143 219 143 218 141 218 141 218 141 217 138 216 138 216 138 216 136 216 136 216 136 216 135 216 135 217 135 217 135 217 135 217 135 217 133 217 133 217 132 216 131 216 131 216 130 213 128 213 128 212 128 210 128 210 128 210 127 211 125 211 125 205 121 205 121 205 121 205 121 204 121 204 121 204 122 202 122 202 122 202 122 200 122 200 121 200 121 200 119 200 119 202 119 202 119 202 119 198 117 198 117 198 117 187 108 187 108 187 108 187 108 187 103 187 103 187 103 187 101 187 101 187 100 189 97 189 97 189 97 190 95 190 95 190 95 191 93 191 93 191 93 192 89 192 89 192 89 192 86 192 85 192 85 194 83 194 83 194 82 195 79 195 79 190 75 190 75 190 75 184 74 184 74 184 74 184 74 181 77 181 78 181 78 179 78 179 78 179 78 177 78 177 78 177 78 176 73 176 73 176 73 175 72 175 71 175 71 175 70 175 70 176 68 176 68 176 68 174 61 174 61 174 61 166 54 166 54 166 54 164 53 164 53 164 53 164 53 161 48 161 48 161 48 159 48 159 48 159 48 159 46 159 46 154 42 154 42 154 42 152 39 152 39 152 39 152 37 152 37 152 37 150 35 150 35 150 35 150 35 150 33 150 33 150 33 150 31 150 31 149 28 149 28 149 28 149 28 148 26 148 26 148 26 148 25 148 25 148 25 147 20 147 20 147 20 147 16 147 16 147 16 148 14 148 14 148 14 150 11 150 11 150 11 150 10 150 10 150 10 148 9 148 9 147 9 147 9 146 8 146 8 146 7 146 7 146 7 145 6 145 6 144 6 144 4 144 4 144 4 143 3 143 3 143 3 141 2 141 2 140 2 139 0 139 0 40 1 40 1 40 1 0 1 0 1 0 1 0 1 0 3 0 3 0 4 2 4 2 3 3 3 3 2 3 2 3 2 4 3 4 3 4 4 2 5 2 5 2 6 3 8 4 9 4 9 5 11 5 12 5 12 4 14 4 14 4 14 6 14 7 15 8 15 10 16 10 17 10 17 10 19 10 19 10 20 11 21 12 21 12 21 13 22 13 23 13 23 12 24 12 25 12 25 13 26 13 26 13 26 15 27 15 27 16 28 16 28 17 28 18 29 18 29 19 30 19 31 20 31 21 32 21 32 22 33 23 34 24 34 25 34 25 34 26 34 26 33 26 33 26 32 27 32 27 32 28 32 28 32 29 33 29 33 29 34 29 35 30 35 30 35 31 35 31 36 31 36 31 37 31 37 31 38 30 38 30 38 30 37 29 38 28 39 30 39 30 40 30 40 29 40 28 40 28 40 28 41 28 42 27 42 27 42 26 42 26 43 26 43 26 43 25 44 25 44 25 45 25 45 25 46 25 46 25 46 24 46 24 46 22 47 24 50 25 51 25 51 26 52 26 53 27 53 27 54 28 55 28 55 28 55 29 55 29 55 30 55 30 55 30 56 30 56 30 57 29 59 31 60 32 61 33 62 33 63 34 64 36 64 37 65 38 65 39 65 40 65 40 65 41 67 41 67 41 67 40 182 40 182 40 182 194 182 194 182 194 182 194 184 194 184 194 184 197 186 197 186 197 186 197 191 197 191 197 191 197 191 193 194 193 194 193 194 190 197 190 197 190 198 187 202 187 202 187 203 187 203 187 203 209 203 209 203 209 203 209 203 209 202 209 202 209 202 209 202 209 202 210 202 210 201 210 201 210 200 210 200 210 200 210 200 211 200 211 200 211 200 211 199 211 199 212 198 212 198 213 198 213 197 213 196 213 196 213 195 212 195 212 194 212 194 211 194 211 193 210 193 210 192 210 192 210 192 211 192 211 192 212 192 213 192 214 192 214 192 215 192 215 192 215 192 214 191 214 191 213 190 213 190 213 189 213 188 213 188 213 188 213 188 213 188 214 188 215 188 215 188 216 188 216 186 216 184 215 182 215 182 214 181 215 180 215 180 215 180 215 179 215 179 215 179 215 178 216 178 217 178 217 179 217 179 217 180 217 181 217 181 216 182 216 182 216 182 217 182 217 182 217 183 217 183 217 183 218 184 218 183 218 183 219 183 219 182 219 182 220 178 220 178 220 178 220 178 222 176 222 176 222 176 224 177 224 177 224 177 225 178 225 178 225 178 226 179 226 179 226 179 228 175 228 175 228 175 227 171 227 171 227 171 230 170 230 170 230 170 227 168 227 168 227 168 229 165 229 165 229 165 231 163 231 163 229 161 229 161 229 161 227 161 227 161 227 161 227 161 226 160 226 160 Z N">
            <draw:equation draw:name="f0" draw:formula="223*logwidth/231"/>
            <draw:equation draw:name="f1" draw:formula="157*logheight/203"/>
            <draw:equation draw:name="f2" draw:formula="224*logwidth/231"/>
            <draw:equation draw:name="f3" draw:formula="160*logheight/203"/>
            <draw:equation draw:name="f4" draw:formula="220*logwidth/231"/>
            <draw:equation draw:name="f5" draw:formula="157*logheight/203"/>
            <draw:equation draw:name="f6" draw:formula="218*logwidth/231"/>
            <draw:equation draw:name="f7" draw:formula="149*logheight/203"/>
            <draw:equation draw:name="f8" draw:formula="217*logwidth/231"/>
            <draw:equation draw:name="f9" draw:formula="146*logheight/203"/>
            <draw:equation draw:name="f10" draw:formula="218*logwidth/231"/>
            <draw:equation draw:name="f11" draw:formula="141*logheight/203"/>
            <draw:equation draw:name="f12" draw:formula="216*logwidth/231"/>
            <draw:equation draw:name="f13" draw:formula="135*logheight/203"/>
            <draw:equation draw:name="f14" draw:formula="216*logwidth/231"/>
            <draw:equation draw:name="f15" draw:formula="131*logheight/203"/>
            <draw:equation draw:name="f16" draw:formula="211*logwidth/231"/>
            <draw:equation draw:name="f17" draw:formula="125*logheight/203"/>
            <draw:equation draw:name="f18" draw:formula="202*logwidth/231"/>
            <draw:equation draw:name="f19" draw:formula="122*logheight/203"/>
            <draw:equation draw:name="f20" draw:formula="202*logwidth/231"/>
            <draw:equation draw:name="f21" draw:formula="119*logheight/203"/>
            <draw:equation draw:name="f22" draw:formula="187*logwidth/231"/>
            <draw:equation draw:name="f23" draw:formula="103*logheight/203"/>
            <draw:equation draw:name="f24" draw:formula="190*logwidth/231"/>
            <draw:equation draw:name="f25" draw:formula="95*logheight/203"/>
            <draw:equation draw:name="f26" draw:formula="192*logwidth/231"/>
            <draw:equation draw:name="f27" draw:formula="85*logheight/203"/>
            <draw:equation draw:name="f28" draw:formula="190*logwidth/231"/>
            <draw:equation draw:name="f29" draw:formula="75*logheight/203"/>
            <draw:equation draw:name="f30" draw:formula="179*logwidth/231"/>
            <draw:equation draw:name="f31" draw:formula="78*logheight/203"/>
            <draw:equation draw:name="f32" draw:formula="175*logwidth/231"/>
            <draw:equation draw:name="f33" draw:formula="71*logheight/203"/>
            <draw:equation draw:name="f34" draw:formula="174*logwidth/231"/>
            <draw:equation draw:name="f35" draw:formula="61*logheight/203"/>
            <draw:equation draw:name="f36" draw:formula="161*logwidth/231"/>
            <draw:equation draw:name="f37" draw:formula="48*logheight/203"/>
            <draw:equation draw:name="f38" draw:formula="154*logwidth/231"/>
            <draw:equation draw:name="f39" draw:formula="42*logheight/203"/>
            <draw:equation draw:name="f40" draw:formula="150*logwidth/231"/>
            <draw:equation draw:name="f41" draw:formula="35*logheight/203"/>
            <draw:equation draw:name="f42" draw:formula="149*logwidth/231"/>
            <draw:equation draw:name="f43" draw:formula="28*logheight/203"/>
            <draw:equation draw:name="f44" draw:formula="147*logwidth/231"/>
            <draw:equation draw:name="f45" draw:formula="20*logheight/203"/>
            <draw:equation draw:name="f46" draw:formula="150*logwidth/231"/>
            <draw:equation draw:name="f47" draw:formula="11*logheight/203"/>
            <draw:equation draw:name="f48" draw:formula="146*logwidth/231"/>
            <draw:equation draw:name="f49" draw:formula="8*logheight/203"/>
            <draw:equation draw:name="f50" draw:formula="144*logwidth/231"/>
            <draw:equation draw:name="f51" draw:formula="4*logheight/203"/>
            <draw:equation draw:name="f52" draw:formula="139*logwidth/231"/>
            <draw:equation draw:name="f53" draw:formula="0*logheight/203"/>
            <draw:equation draw:name="f54" draw:formula="0*logwidth/231"/>
            <draw:equation draw:name="f55" draw:formula="3*logheight/203"/>
            <draw:equation draw:name="f56" draw:formula="4*logwidth/231"/>
            <draw:equation draw:name="f57" draw:formula="3*logheight/203"/>
            <draw:equation draw:name="f58" draw:formula="5*logwidth/231"/>
            <draw:equation draw:name="f59" draw:formula="12*logheight/203"/>
            <draw:equation draw:name="f60" draw:formula="10*logwidth/231"/>
            <draw:equation draw:name="f61" draw:formula="17*logheight/203"/>
            <draw:equation draw:name="f62" draw:formula="13*logwidth/231"/>
            <draw:equation draw:name="f63" draw:formula="23*logheight/203"/>
            <draw:equation draw:name="f64" draw:formula="15*logwidth/231"/>
            <draw:equation draw:name="f65" draw:formula="27*logheight/203"/>
            <draw:equation draw:name="f66" draw:formula="21*logwidth/231"/>
            <draw:equation draw:name="f67" draw:formula="32*logheight/203"/>
            <draw:equation draw:name="f68" draw:formula="26*logwidth/231"/>
            <draw:equation draw:name="f69" draw:formula="33*logheight/203"/>
            <draw:equation draw:name="f70" draw:formula="29*logwidth/231"/>
            <draw:equation draw:name="f71" draw:formula="35*logheight/203"/>
            <draw:equation draw:name="f72" draw:formula="30*logwidth/231"/>
            <draw:equation draw:name="f73" draw:formula="38*logheight/203"/>
            <draw:equation draw:name="f74" draw:formula="28*logwidth/231"/>
            <draw:equation draw:name="f75" draw:formula="40*logheight/203"/>
            <draw:equation draw:name="f76" draw:formula="26*logwidth/231"/>
            <draw:equation draw:name="f77" draw:formula="43*logheight/203"/>
            <draw:equation draw:name="f78" draw:formula="24*logwidth/231"/>
            <draw:equation draw:name="f79" draw:formula="46*logheight/203"/>
            <draw:equation draw:name="f80" draw:formula="28*logwidth/231"/>
            <draw:equation draw:name="f81" draw:formula="55*logheight/203"/>
            <draw:equation draw:name="f82" draw:formula="30*logwidth/231"/>
            <draw:equation draw:name="f83" draw:formula="57*logheight/203"/>
            <draw:equation draw:name="f84" draw:formula="38*logwidth/231"/>
            <draw:equation draw:name="f85" draw:formula="65*logheight/203"/>
            <draw:equation draw:name="f86" draw:formula="40*logwidth/231"/>
            <draw:equation draw:name="f87" draw:formula="182*logheight/203"/>
            <draw:equation draw:name="f88" draw:formula="197*logwidth/231"/>
            <draw:equation draw:name="f89" draw:formula="186*logheight/203"/>
            <draw:equation draw:name="f90" draw:formula="190*logwidth/231"/>
            <draw:equation draw:name="f91" draw:formula="197*logheight/203"/>
            <draw:equation draw:name="f92" draw:formula="209*logwidth/231"/>
            <draw:equation draw:name="f93" draw:formula="203*logheight/203"/>
            <draw:equation draw:name="f94" draw:formula="210*logwidth/231"/>
            <draw:equation draw:name="f95" draw:formula="201*logheight/203"/>
            <draw:equation draw:name="f96" draw:formula="211*logwidth/231"/>
            <draw:equation draw:name="f97" draw:formula="199*logheight/203"/>
            <draw:equation draw:name="f98" draw:formula="212*logwidth/231"/>
            <draw:equation draw:name="f99" draw:formula="194*logheight/203"/>
            <draw:equation draw:name="f100" draw:formula="211*logwidth/231"/>
            <draw:equation draw:name="f101" draw:formula="192*logheight/203"/>
            <draw:equation draw:name="f102" draw:formula="214*logwidth/231"/>
            <draw:equation draw:name="f103" draw:formula="191*logheight/203"/>
            <draw:equation draw:name="f104" draw:formula="214*logwidth/231"/>
            <draw:equation draw:name="f105" draw:formula="188*logheight/203"/>
            <draw:equation draw:name="f106" draw:formula="215*logwidth/231"/>
            <draw:equation draw:name="f107" draw:formula="180*logheight/203"/>
            <draw:equation draw:name="f108" draw:formula="217*logwidth/231"/>
            <draw:equation draw:name="f109" draw:formula="179*logheight/203"/>
            <draw:equation draw:name="f110" draw:formula="217*logwidth/231"/>
            <draw:equation draw:name="f111" draw:formula="182*logheight/203"/>
            <draw:equation draw:name="f112" draw:formula="219*logwidth/231"/>
            <draw:equation draw:name="f113" draw:formula="182*logheight/203"/>
            <draw:equation draw:name="f114" draw:formula="224*logwidth/231"/>
            <draw:equation draw:name="f115" draw:formula="177*logheight/203"/>
            <draw:equation draw:name="f116" draw:formula="228*logwidth/231"/>
            <draw:equation draw:name="f117" draw:formula="175*logheight/203"/>
            <draw:equation draw:name="f118" draw:formula="227*logwidth/231"/>
            <draw:equation draw:name="f119" draw:formula="168*logheight/203"/>
            <draw:equation draw:name="f120" draw:formula="229*logwidth/231"/>
            <draw:equation draw:name="f121" draw:formula="161*logheight/203"/>
            <draw:equation draw:name="f122" draw:formula="logwidth"/>
            <draw:equation draw:name="f123" draw:formula="logheight"/>
          </draw:enhanced-geometry>
        </draw:custom-shape>
        <draw:custom-shape draw:name="Freeform 34" draw:style-name="gr3" draw:text-style-name="P2" draw:layer="layout" svg:width="1.344cm" svg:height="2.17cm" svg:x="23.678cm" svg:y="10.718cm">
          <text:p><text:span text:style-name="T1"/></text:p>
          <draw:enhanced-geometry draw:mirror-horizontal="false" draw:mirror-vertical="false" drawooo:sub-view-size="122 197" draw:text-areas="0 0 ?f106 ?f107" svg:viewBox="0 0 0 0" draw:type="ooxml-non-primitive" draw:enhanced-path="M 122 4 C 120 3 120 3 120 3 119 0 119 0 119 0 46 0 46 0 46 0 46 0 47 0 47 1 48 2 48 2 47 3 47 4 47 4 47 5 46 5 46 5 46 5 45 6 44 6 43 6 42 6 42 6 41 6 41 5 41 5 41 4 40 4 40 5 40 5 40 5 40 6 40 6 40 7 41 8 41 10 40 11 39 11 39 10 38 10 38 9 38 9 38 9 38 8 38 7 37 8 37 8 37 9 37 9 37 10 37 11 38 12 39 12 40 13 40 13 40 14 40 14 40 14 40 14 39 15 39 15 39 15 38 15 38 15 37 15 37 14 37 14 37 13 37 13 36 13 36 14 36 14 36 15 36 15 37 16 37 17 37 17 37 18 37 18 37 19 37 19 37 19 37 20 36 20 36 21 36 22 36 23 37 24 36 24 35 25 35 25 34 26 34 26 34 26 34 27 34 27 34 27 34 28 34 28 33 29 33 28 33 28 32 27 33 26 32 26 32 26 30 26 30 27 30 28 31 28 30 29 30 29 29 29 29 29 29 29 28 30 28 30 28 31 28 31 28 31 28 33 27 32 26 32 25 32 25 31 24 31 24 32 24 32 24 32 24 33 26 34 26 34 27 34 28 34 28 34 28 35 28 35 27 35 27 35 26 35 26 35 25 35 25 35 24 35 24 35 23 36 24 36 24 37 25 37 26 38 26 38 26 40 26 40 25 41 24 40 23 41 23 41 22 41 23 41 23 42 23 42 23 42 23 43 23 43 22 42 22 42 22 42 22 42 22 42 22 42 22 42 21 42 20 41 19 41 19 42 19 42 19 42 19 43 19 43 19 43 19 43 19 43 20 44 20 44 20 44 20 44 21 44 21 44 21 44 21 44 21 44 21 45 21 45 21 45 21 46 21 46 20 46 20 47 20 47 20 47 20 48 20 48 20 48 20 49 20 49 21 49 21 49 21 50 21 50 22 50 22 51 22 51 22 51 21 51 21 51 21 51 20 51 20 51 20 51 19 50 18 51 17 51 17 51 17 52 17 52 17 52 17 53 17 53 18 53 18 53 18 53 19 53 19 53 20 54 20 54 21 54 21 55 21 55 20 56 19 55 19 55 19 55 18 55 18 55 18 55 17 54 17 54 17 53 16 53 15 53 14 55 15 55 15 56 16 56 16 57 16 57 17 57 17 58 17 58 16 58 16 59 15 59 15 59 14 59 14 60 14 60 14 61 14 61 15 61 15 61 15 62 15 62 15 62 16 63 15 63 15 63 14 63 13 64 14 64 14 65 15 64 16 64 16 64 17 64 17 64 17 65 16 65 16 65 16 66 15 66 15 66 15 67 16 67 16 67 17 67 17 67 17 67 17 66 18 66 18 66 18 65 18 65 18 65 18 64 19 64 19 64 19 64 19 65 19 65 19 66 18 67 17 68 17 68 17 68 17 69 17 70 17 71 17 72 17 72 18 72 18 72 18 72 18 71 18 71 19 71 19 71 19 71 20 72 20 72 20 72 20 73 19 73 19 73 18 74 18 74 18 75 19 75 19 76 19 76 19 76 19 77 19 77 18 77 17 77 17 77 16 77 15 78 15 78 15 78 15 79 15 79 16 79 16 79 16 80 16 80 17 80 17 80 18 81 17 82 16 82 15 84 15 84 15 84 15 84 14 85 14 85 14 86 15 87 16 87 17 86 17 86 17 85 17 85 17 85 17 84 17 84 17 83 17 83 18 83 18 84 18 84 19 85 19 85 19 86 20 88 18 89 17 89 17 90 16 90 16 90 16 90 16 91 16 91 16 91 16 92 16 92 16 92 16 93 16 93 17 94 18 94 19 94 20 94 20 94 19 95 19 95 18 96 18 96 18 97 17 98 17 99 17 99 17 100 17 100 18 100 19 99 19 99 20 98 20 98 21 98 22 98 22 98 21 99 21 100 20 100 19 101 19 101 20 101 20 102 20 102 20 102 20 102 21 102 22 103 22 104 22 104 20 103 20 103 19 103 19 102 19 102 18 101 18 102 18 102 18 103 18 103 18 104 18 104 18 105 18 105 19 105 19 106 20 106 20 106 21 106 21 106 22 106 22 106 23 106 23 107 22 108 22 109 22 110 24 110 24 110 25 110 25 109 26 109 26 110 26 111 25 111 25 111 23 112 23 112 22 112 22 113 22 114 22 114 23 116 22 116 21 116 21 115 21 115 21 115 21 115 21 114 20 114 19 114 19 115 18 115 18 115 17 115 16 115 16 116 16 116 16 117 16 118 17 118 17 119 18 119 19 119 19 118 20 118 20 118 20 118 20 117 20 117 20 117 20 117 20 116 20 116 21 117 21 117 21 118 21 118 21 119 21 119 21 119 21 119 20 119 20 120 20 120 20 120 19 121 19 121 19 122 18 121 18 121 17 121 17 121 17 120 17 120 16 120 16 121 16 121 17 121 18 122 18 122 18 122 18 123 19 124 18 124 17 124 16 125 15 126 15 127 15 127 15 127 14 128 14 128 13 128 13 129 13 129 13 130 13 131 12 131 12 131 12 131 11 131 12 130 11 130 11 129 10 130 10 131 10 131 9 132 10 133 10 133 11 133 11 133 11 133 12 133 12 133 12 134 11 134 11 134 11 134 10 134 10 134 10 134 10 134 9 134 9 135 9 135 9 135 8 137 8 139 8 140 7 140 7 139 7 139 6 139 5 139 5 139 4 139 4 139 4 139 5 140 5 140 6 140 6 140 7 140 7 141 7 141 7 141 7 141 6 142 6 142 5 142 5 143 3 143 4 144 4 144 4 144 4 145 4 145 4 145 4 146 5 146 5 147 5 148 5 148 5 149 5 149 4 150 4 149 3 148 3 148 4 147 3 147 3 147 2 147 2 147 2 148 2 149 3 150 3 151 4 153 4 153 4 153 3 153 2 153 1 154 0 154 0 154 0 154 0 154 0 154 0 155 0 155 1 156 1 156 1 157 1 157 1 157 0 158 0 159 0 159 0 160 0 160 0 160 2 161 2 162 2 162 1 163 1 163 1 163 0 164 0 164 65 164 65 164 65 164 65 164 65 167 65 167 65 167 62 177 62 177 62 178 62 178 62 178 67 186 67 186 67 186 67 186 69 195 69 195 70 195 72 197 72 197 74 197 74 197 74 197 74 197 74 197 74 197 75 197 75 197 75 197 76 197 76 196 76 196 77 196 77 195 77 195 78 195 78 194 78 194 79 193 79 192 79 190 79 190 79 190 79 190 80 190 81 190 81 191 82 191 82 191 81 192 81 192 81 192 81 193 82 192 82 192 83 192 84 192 85 191 86 191 87 191 88 190 89 190 89 190 90 189 91 189 92 189 94 189 95 189 96 189 97 189 97 189 98 189 98 190 98 190 99 190 99 190 99 190 99 190 100 190 100 190 100 190 100 190 100 189 101 189 102 189 103 189 103 190 104 190 104 190 105 190 105 190 105 189 106 189 105 189 105 188 104 188 104 188 104 187 104 187 104 186 105 186 105 185 106 186 106 186 106 186 106 187 106 188 106 188 106 189 107 189 107 190 107 190 107 190 107 191 108 191 108 191 109 191 109 191 110 191 110 191 111 190 111 190 111 190 112 190 112 189 109 126 109 126 109 126 L 122 4 Z N">
            <draw:equation draw:name="f0" draw:formula="47*logwidth/122"/>
            <draw:equation draw:name="f1" draw:formula="1*logheight/197"/>
            <draw:equation draw:name="f2" draw:formula="41*logwidth/122"/>
            <draw:equation draw:name="f3" draw:formula="6*logheight/197"/>
            <draw:equation draw:name="f4" draw:formula="39*logwidth/122"/>
            <draw:equation draw:name="f5" draw:formula="10*logheight/197"/>
            <draw:equation draw:name="f6" draw:formula="40*logwidth/122"/>
            <draw:equation draw:name="f7" draw:formula="13*logheight/197"/>
            <draw:equation draw:name="f8" draw:formula="37*logwidth/122"/>
            <draw:equation draw:name="f9" draw:formula="13*logheight/197"/>
            <draw:equation draw:name="f10" draw:formula="36*logwidth/122"/>
            <draw:equation draw:name="f11" draw:formula="20*logheight/197"/>
            <draw:equation draw:name="f12" draw:formula="34*logwidth/122"/>
            <draw:equation draw:name="f13" draw:formula="28*logheight/197"/>
            <draw:equation draw:name="f14" draw:formula="29*logwidth/122"/>
            <draw:equation draw:name="f15" draw:formula="29*logheight/197"/>
            <draw:equation draw:name="f16" draw:formula="24*logwidth/122"/>
            <draw:equation draw:name="f17" draw:formula="32*logheight/197"/>
            <draw:equation draw:name="f18" draw:formula="24*logwidth/122"/>
            <draw:equation draw:name="f19" draw:formula="35*logheight/197"/>
            <draw:equation draw:name="f20" draw:formula="23*logwidth/122"/>
            <draw:equation draw:name="f21" draw:formula="41*logheight/197"/>
            <draw:equation draw:name="f22" draw:formula="19*logwidth/122"/>
            <draw:equation draw:name="f23" draw:formula="41*logheight/197"/>
            <draw:equation draw:name="f24" draw:formula="21*logwidth/122"/>
            <draw:equation draw:name="f25" draw:formula="44*logheight/197"/>
            <draw:equation draw:name="f26" draw:formula="20*logwidth/122"/>
            <draw:equation draw:name="f27" draw:formula="49*logheight/197"/>
            <draw:equation draw:name="f28" draw:formula="20*logwidth/122"/>
            <draw:equation draw:name="f29" draw:formula="51*logheight/197"/>
            <draw:equation draw:name="f30" draw:formula="20*logwidth/122"/>
            <draw:equation draw:name="f31" draw:formula="54*logheight/197"/>
            <draw:equation draw:name="f32" draw:formula="16*logwidth/122"/>
            <draw:equation draw:name="f33" draw:formula="53*logheight/197"/>
            <draw:equation draw:name="f34" draw:formula="14*logwidth/122"/>
            <draw:equation draw:name="f35" draw:formula="59*logheight/197"/>
            <draw:equation draw:name="f36" draw:formula="14*logwidth/122"/>
            <draw:equation draw:name="f37" draw:formula="64*logheight/197"/>
            <draw:equation draw:name="f38" draw:formula="16*logwidth/122"/>
            <draw:equation draw:name="f39" draw:formula="67*logheight/197"/>
            <draw:equation draw:name="f40" draw:formula="19*logwidth/122"/>
            <draw:equation draw:name="f41" draw:formula="65*logheight/197"/>
            <draw:equation draw:name="f42" draw:formula="18*logwidth/122"/>
            <draw:equation draw:name="f43" draw:formula="71*logheight/197"/>
            <draw:equation draw:name="f44" draw:formula="19*logwidth/122"/>
            <draw:equation draw:name="f45" draw:formula="76*logheight/197"/>
            <draw:equation draw:name="f46" draw:formula="16*logwidth/122"/>
            <draw:equation draw:name="f47" draw:formula="80*logheight/197"/>
            <draw:equation draw:name="f48" draw:formula="16*logwidth/122"/>
            <draw:equation draw:name="f49" draw:formula="87*logheight/197"/>
            <draw:equation draw:name="f50" draw:formula="19*logwidth/122"/>
            <draw:equation draw:name="f51" draw:formula="86*logheight/197"/>
            <draw:equation draw:name="f52" draw:formula="16*logwidth/122"/>
            <draw:equation draw:name="f53" draw:formula="93*logheight/197"/>
            <draw:equation draw:name="f54" draw:formula="17*logwidth/122"/>
            <draw:equation draw:name="f55" draw:formula="100*logheight/197"/>
            <draw:equation draw:name="f56" draw:formula="20*logwidth/122"/>
            <draw:equation draw:name="f57" draw:formula="102*logheight/197"/>
            <draw:equation draw:name="f58" draw:formula="18*logwidth/122"/>
            <draw:equation draw:name="f59" draw:formula="102*logheight/197"/>
            <draw:equation draw:name="f60" draw:formula="23*logwidth/122"/>
            <draw:equation draw:name="f61" draw:formula="106*logheight/197"/>
            <draw:equation draw:name="f62" draw:formula="23*logwidth/122"/>
            <draw:equation draw:name="f63" draw:formula="112*logheight/197"/>
            <draw:equation draw:name="f64" draw:formula="19*logwidth/122"/>
            <draw:equation draw:name="f65" draw:formula="115*logheight/197"/>
            <draw:equation draw:name="f66" draw:formula="20*logwidth/122"/>
            <draw:equation draw:name="f67" draw:formula="118*logheight/197"/>
            <draw:equation draw:name="f68" draw:formula="21*logwidth/122"/>
            <draw:equation draw:name="f69" draw:formula="119*logheight/197"/>
            <draw:equation draw:name="f70" draw:formula="16*logwidth/122"/>
            <draw:equation draw:name="f71" draw:formula="121*logheight/197"/>
            <draw:equation draw:name="f72" draw:formula="14*logwidth/122"/>
            <draw:equation draw:name="f73" draw:formula="128*logheight/197"/>
            <draw:equation draw:name="f74" draw:formula="10*logwidth/122"/>
            <draw:equation draw:name="f75" draw:formula="131*logheight/197"/>
            <draw:equation draw:name="f76" draw:formula="10*logwidth/122"/>
            <draw:equation draw:name="f77" draw:formula="134*logheight/197"/>
            <draw:equation draw:name="f78" draw:formula="5*logwidth/122"/>
            <draw:equation draw:name="f79" draw:formula="139*logheight/197"/>
            <draw:equation draw:name="f80" draw:formula="5*logwidth/122"/>
            <draw:equation draw:name="f81" draw:formula="142*logheight/197"/>
            <draw:equation draw:name="f82" draw:formula="5*logwidth/122"/>
            <draw:equation draw:name="f83" draw:formula="149*logheight/197"/>
            <draw:equation draw:name="f84" draw:formula="4*logwidth/122"/>
            <draw:equation draw:name="f85" draw:formula="153*logheight/197"/>
            <draw:equation draw:name="f86" draw:formula="1*logwidth/122"/>
            <draw:equation draw:name="f87" draw:formula="157*logheight/197"/>
            <draw:equation draw:name="f88" draw:formula="0*logwidth/122"/>
            <draw:equation draw:name="f89" draw:formula="164*logheight/197"/>
            <draw:equation draw:name="f90" draw:formula="67*logwidth/122"/>
            <draw:equation draw:name="f91" draw:formula="186*logheight/197"/>
            <draw:equation draw:name="f92" draw:formula="75*logwidth/122"/>
            <draw:equation draw:name="f93" draw:formula="197*logheight/197"/>
            <draw:equation draw:name="f94" draw:formula="79*logwidth/122"/>
            <draw:equation draw:name="f95" draw:formula="190*logheight/197"/>
            <draw:equation draw:name="f96" draw:formula="86*logwidth/122"/>
            <draw:equation draw:name="f97" draw:formula="191*logheight/197"/>
            <draw:equation draw:name="f98" draw:formula="98*logwidth/122"/>
            <draw:equation draw:name="f99" draw:formula="190*logheight/197"/>
            <draw:equation draw:name="f100" draw:formula="104*logwidth/122"/>
            <draw:equation draw:name="f101" draw:formula="190*logheight/197"/>
            <draw:equation draw:name="f102" draw:formula="106*logwidth/122"/>
            <draw:equation draw:name="f103" draw:formula="186*logheight/197"/>
            <draw:equation draw:name="f104" draw:formula="110*logwidth/122"/>
            <draw:equation draw:name="f105" draw:formula="191*logheight/197"/>
            <draw:equation draw:name="f106" draw:formula="logwidth"/>
            <draw:equation draw:name="f107" draw:formula="logheight"/>
          </draw:enhanced-geometry>
        </draw:custom-shape>
        <draw:custom-shape draw:name="Freeform 35" draw:style-name="gr3" draw:text-style-name="P2" draw:layer="layout" svg:width="2.9cm" svg:height="3.262cm" svg:x="21.557cm" svg:y="3.274cm">
          <text:p><text:span text:style-name="T1"/></text:p>
          <draw:enhanced-geometry draw:mirror-horizontal="false" draw:mirror-vertical="false" drawooo:sub-view-size="264 296" draw:text-areas="0 0 ?f122 ?f123" svg:viewBox="0 0 0 0" draw:type="ooxml-non-primitive" draw:enhanced-path="M 22 182 C 22 182 19 187 19 187 19 187 15 190 15 190 14 191 13 191 13 191 13 191 13 193 13 193 13 193 14 197 15 197 15 198 18 203 18 203 18 203 22 204 22 204 22 204 25 205 25 206 26 206 26 208 26 208 26 296 26 296 26 296 207 295 207 295 207 295 207 295 206 292 206 291 206 291 205 289 205 288 205 287 206 285 206 284 206 283 205 280 205 279 204 279 202 275 201 275 201 274 201 273 200 272 199 272 196 271 195 271 194 270 194 269 193 268 192 268 189 265 188 264 187 264 186 263 185 262 184 262 184 262 184 260 184 259 182 254 181 253 179 252 178 253 177 252 176 251 173 250 172 250 171 249 170 247 169 246 169 246 169 245 167 244 166 244 164 244 162 244 161 244 160 244 160 243 160 242 158 240 157 239 156 238 153 236 153 236 152 235 153 232 153 231 153 231 154 227 154 226 154 225 154 223 154 222 153 221 153 221 153 220 153 220 153 219 153 218 154 218 154 217 154 216 154 215 154 214 154 213 154 212 153 210 154 209 154 208 156 206 156 205 157 204 158 204 158 203 158 202 156 199 155 198 155 197 155 196 154 195 153 195 150 195 150 195 149 194 149 193 149 192 150 191 149 189 150 188 150 188 152 187 153 186 153 185 154 183 154 182 155 181 155 180 156 179 157 178 159 177 160 177 161 176 161 175 162 175 162 174 163 175 164 175 164 175 165 173 166 173 166 172 168 173 168 173 168 172 169 171 169 171 169 170 170 169 170 169 170 169 170 140 170 140 170 140 173 141 173 141 174 139 174 139 174 139 174 139 174 139 174 139 174 138 176 136 176 136 177 136 180 132 181 132 181 131 185 129 185 128 186 128 187 127 187 127 188 126 195 120 196 120 196 120 214 100 215 100 216 99 220 95 222 94 223 92 232 87 235 86 239 85 247 82 251 81 254 81 257 78 258 77 260 76 264 72 264 72 262 72 262 72 262 72 260 72 260 72 260 72 258 72 258 72 258 72 258 72 255 72 255 73 255 73 253 73 253 73 253 73 249 71 249 71 249 71 249 69 249 69 249 69 248 68 248 68 248 68 247 68 247 68 247 68 246 67 246 67 245 67 245 67 245 67 230 67 230 67 230 67 229 66 229 66 229 66 225 68 225 68 225 68 223 68 223 68 223 68 223 68 223 67 223 67 223 67 222 66 222 66 222 65 222 65 222 65 222 64 222 64 222 64 222 64 222 64 222 64 220 64 220 64 220 64 220 60 220 60 220 60 218 60 218 60 218 60 209 65 209 65 209 65 206 68 206 68 206 68 198 70 198 70 198 70 195 70 195 70 195 70 195 67 195 67 195 67 194 67 194 67 194 67 192 67 192 67 192 67 191 66 191 66 191 66 190 66 190 66 190 66 190 62 190 62 190 62 185 62 185 62 185 62 184 60 184 60 184 60 181 61 181 61 181 61 181 59 181 59 181 59 180 59 180 59 180 59 180 56 180 56 180 56 178 54 178 54 178 54 171 54 171 54 171 54 169 56 169 56 169 56 169 56 170 57 170 58 170 58 171 60 171 60 167 61 167 61 167 61 164 55 164 55 164 55 164 55 164 53 164 52 164 52 164 51 164 51 164 51 163 50 163 50 163 49 157 50 157 50 157 50 155 49 155 48 155 48 156 47 156 47 159 47 159 47 159 47 158 45 158 45 158 45 155 45 155 45 155 45 147 41 147 41 147 41 147 40 147 40 147 40 139 40 139 40 139 40 138 39 138 39 138 39 137 40 137 40 137 40 130 42 130 42 130 42 130 44 130 44 130 44 118 46 118 46 118 46 117 40 117 40 117 40 103 39 103 39 103 39 102 37 102 37 102 37 100 36 100 36 100 36 100 36 98 36 98 36 98 36 96 37 96 37 91 36 91 36 91 36 87 32 87 32 87 32 87 24 87 24 87 24 83 4 83 4 83 4 78 1 78 1 78 1 78 1 77 1 77 1 74 2 74 2 74 2 71 0 71 0 71 0 71 20 71 20 71 20 0 20 0 20 0 20 0 20 0 23 0 24 0 26 1 27 1 28 1 29 3 34 3 34 3 35 4 36 3 38 3 40 3 40 3 41 2 41 2 43 2 44 2 45 2 44 3 45 3 45 3 46 2 47 2 47 2 48 2 48 2 48 3 49 3 50 3 50 2 52 2 53 2 54 3 55 3 56 3 57 3 58 3 60 3 61 3 65 3 67 3 69 4 70 5 72 5 73 7 80 8 82 8 84 11 87 11 89 12 91 12 94 12 95 13 97 13 103 13 104 13 106 13 109 13 110 13 112 13 120 13 122 14 124 14 125 15 126 15 127 16 128 16 129 16 130 16 131 16 131 16 132 15 138 15 139 15 141 15 142 15 143 15 144 16 146 16 147 16 148 17 150 17 151 18 152 19 154 20 154 20 155 21 159 22 159 22 160 22 176 22 176 22 176 23 182 22 182 Z N">
            <draw:equation draw:name="f0" draw:formula="15*logwidth/264"/>
            <draw:equation draw:name="f1" draw:formula="190*logheight/296"/>
            <draw:equation draw:name="f2" draw:formula="15*logwidth/264"/>
            <draw:equation draw:name="f3" draw:formula="197*logheight/296"/>
            <draw:equation draw:name="f4" draw:formula="25*logwidth/264"/>
            <draw:equation draw:name="f5" draw:formula="206*logheight/296"/>
            <draw:equation draw:name="f6" draw:formula="207*logwidth/264"/>
            <draw:equation draw:name="f7" draw:formula="295*logheight/296"/>
            <draw:equation draw:name="f8" draw:formula="206*logwidth/264"/>
            <draw:equation draw:name="f9" draw:formula="284*logheight/296"/>
            <draw:equation draw:name="f10" draw:formula="200*logwidth/264"/>
            <draw:equation draw:name="f11" draw:formula="272*logheight/296"/>
            <draw:equation draw:name="f12" draw:formula="188*logwidth/264"/>
            <draw:equation draw:name="f13" draw:formula="264*logheight/296"/>
            <draw:equation draw:name="f14" draw:formula="181*logwidth/264"/>
            <draw:equation draw:name="f15" draw:formula="253*logheight/296"/>
            <draw:equation draw:name="f16" draw:formula="169*logwidth/264"/>
            <draw:equation draw:name="f17" draw:formula="246*logheight/296"/>
            <draw:equation draw:name="f18" draw:formula="160*logwidth/264"/>
            <draw:equation draw:name="f19" draw:formula="243*logheight/296"/>
            <draw:equation draw:name="f20" draw:formula="153*logwidth/264"/>
            <draw:equation draw:name="f21" draw:formula="231*logheight/296"/>
            <draw:equation draw:name="f22" draw:formula="153*logwidth/264"/>
            <draw:equation draw:name="f23" draw:formula="220*logheight/296"/>
            <draw:equation draw:name="f24" draw:formula="154*logwidth/264"/>
            <draw:equation draw:name="f25" draw:formula="213*logheight/296"/>
            <draw:equation draw:name="f26" draw:formula="158*logwidth/264"/>
            <draw:equation draw:name="f27" draw:formula="203*logheight/296"/>
            <draw:equation draw:name="f28" draw:formula="150*logwidth/264"/>
            <draw:equation draw:name="f29" draw:formula="195*logheight/296"/>
            <draw:equation draw:name="f30" draw:formula="153*logwidth/264"/>
            <draw:equation draw:name="f31" draw:formula="186*logheight/296"/>
            <draw:equation draw:name="f32" draw:formula="160*logwidth/264"/>
            <draw:equation draw:name="f33" draw:formula="177*logheight/296"/>
            <draw:equation draw:name="f34" draw:formula="166*logwidth/264"/>
            <draw:equation draw:name="f35" draw:formula="173*logheight/296"/>
            <draw:equation draw:name="f36" draw:formula="170*logwidth/264"/>
            <draw:equation draw:name="f37" draw:formula="169*logheight/296"/>
            <draw:equation draw:name="f38" draw:formula="174*logwidth/264"/>
            <draw:equation draw:name="f39" draw:formula="139*logheight/296"/>
            <draw:equation draw:name="f40" draw:formula="181*logwidth/264"/>
            <draw:equation draw:name="f41" draw:formula="132*logheight/296"/>
            <draw:equation draw:name="f42" draw:formula="196*logwidth/264"/>
            <draw:equation draw:name="f43" draw:formula="120*logheight/296"/>
            <draw:equation draw:name="f44" draw:formula="235*logwidth/264"/>
            <draw:equation draw:name="f45" draw:formula="86*logheight/296"/>
            <draw:equation draw:name="f46" draw:formula="264*logwidth/264"/>
            <draw:equation draw:name="f47" draw:formula="72*logheight/296"/>
            <draw:equation draw:name="f48" draw:formula="258*logwidth/264"/>
            <draw:equation draw:name="f49" draw:formula="72*logheight/296"/>
            <draw:equation draw:name="f50" draw:formula="249*logwidth/264"/>
            <draw:equation draw:name="f51" draw:formula="71*logheight/296"/>
            <draw:equation draw:name="f52" draw:formula="247*logwidth/264"/>
            <draw:equation draw:name="f53" draw:formula="68*logheight/296"/>
            <draw:equation draw:name="f54" draw:formula="230*logwidth/264"/>
            <draw:equation draw:name="f55" draw:formula="67*logheight/296"/>
            <draw:equation draw:name="f56" draw:formula="223*logwidth/264"/>
            <draw:equation draw:name="f57" draw:formula="68*logheight/296"/>
            <draw:equation draw:name="f58" draw:formula="222*logwidth/264"/>
            <draw:equation draw:name="f59" draw:formula="65*logheight/296"/>
            <draw:equation draw:name="f60" draw:formula="220*logwidth/264"/>
            <draw:equation draw:name="f61" draw:formula="64*logheight/296"/>
            <draw:equation draw:name="f62" draw:formula="209*logwidth/264"/>
            <draw:equation draw:name="f63" draw:formula="65*logheight/296"/>
            <draw:equation draw:name="f64" draw:formula="195*logwidth/264"/>
            <draw:equation draw:name="f65" draw:formula="70*logheight/296"/>
            <draw:equation draw:name="f66" draw:formula="192*logwidth/264"/>
            <draw:equation draw:name="f67" draw:formula="67*logheight/296"/>
            <draw:equation draw:name="f68" draw:formula="190*logwidth/264"/>
            <draw:equation draw:name="f69" draw:formula="62*logheight/296"/>
            <draw:equation draw:name="f70" draw:formula="181*logwidth/264"/>
            <draw:equation draw:name="f71" draw:formula="61*logheight/296"/>
            <draw:equation draw:name="f72" draw:formula="180*logwidth/264"/>
            <draw:equation draw:name="f73" draw:formula="56*logheight/296"/>
            <draw:equation draw:name="f74" draw:formula="169*logwidth/264"/>
            <draw:equation draw:name="f75" draw:formula="56*logheight/296"/>
            <draw:equation draw:name="f76" draw:formula="167*logwidth/264"/>
            <draw:equation draw:name="f77" draw:formula="61*logheight/296"/>
            <draw:equation draw:name="f78" draw:formula="164*logwidth/264"/>
            <draw:equation draw:name="f79" draw:formula="51*logheight/296"/>
            <draw:equation draw:name="f80" draw:formula="155*logwidth/264"/>
            <draw:equation draw:name="f81" draw:formula="48*logheight/296"/>
            <draw:equation draw:name="f82" draw:formula="158*logwidth/264"/>
            <draw:equation draw:name="f83" draw:formula="45*logheight/296"/>
            <draw:equation draw:name="f84" draw:formula="147*logwidth/264"/>
            <draw:equation draw:name="f85" draw:formula="40*logheight/296"/>
            <draw:equation draw:name="f86" draw:formula="137*logwidth/264"/>
            <draw:equation draw:name="f87" draw:formula="40*logheight/296"/>
            <draw:equation draw:name="f88" draw:formula="118*logwidth/264"/>
            <draw:equation draw:name="f89" draw:formula="46*logheight/296"/>
            <draw:equation draw:name="f90" draw:formula="102*logwidth/264"/>
            <draw:equation draw:name="f91" draw:formula="37*logheight/296"/>
            <draw:equation draw:name="f92" draw:formula="96*logwidth/264"/>
            <draw:equation draw:name="f93" draw:formula="37*logheight/296"/>
            <draw:equation draw:name="f94" draw:formula="87*logwidth/264"/>
            <draw:equation draw:name="f95" draw:formula="24*logheight/296"/>
            <draw:equation draw:name="f96" draw:formula="77*logwidth/264"/>
            <draw:equation draw:name="f97" draw:formula="1*logheight/296"/>
            <draw:equation draw:name="f98" draw:formula="71*logwidth/264"/>
            <draw:equation draw:name="f99" draw:formula="20*logheight/296"/>
            <draw:equation draw:name="f100" draw:formula="1*logwidth/264"/>
            <draw:equation draw:name="f101" draw:formula="28*logheight/296"/>
            <draw:equation draw:name="f102" draw:formula="3*logwidth/264"/>
            <draw:equation draw:name="f103" draw:formula="41*logheight/296"/>
            <draw:equation draw:name="f104" draw:formula="2*logwidth/264"/>
            <draw:equation draw:name="f105" draw:formula="47*logheight/296"/>
            <draw:equation draw:name="f106" draw:formula="2*logwidth/264"/>
            <draw:equation draw:name="f107" draw:formula="53*logheight/296"/>
            <draw:equation draw:name="f108" draw:formula="3*logwidth/264"/>
            <draw:equation draw:name="f109" draw:formula="67*logheight/296"/>
            <draw:equation draw:name="f110" draw:formula="11*logwidth/264"/>
            <draw:equation draw:name="f111" draw:formula="89*logheight/296"/>
            <draw:equation draw:name="f112" draw:formula="13*logwidth/264"/>
            <draw:equation draw:name="f113" draw:formula="110*logheight/296"/>
            <draw:equation draw:name="f114" draw:formula="16*logwidth/264"/>
            <draw:equation draw:name="f115" draw:formula="129*logheight/296"/>
            <draw:equation draw:name="f116" draw:formula="15*logwidth/264"/>
            <draw:equation draw:name="f117" draw:formula="143*logheight/296"/>
            <draw:equation draw:name="f118" draw:formula="20*logwidth/264"/>
            <draw:equation draw:name="f119" draw:formula="154*logheight/296"/>
            <draw:equation draw:name="f120" draw:formula="22*logwidth/264"/>
            <draw:equation draw:name="f121" draw:formula="182*logheight/296"/>
            <draw:equation draw:name="f122" draw:formula="logwidth"/>
            <draw:equation draw:name="f123" draw:formula="logheight"/>
          </draw:enhanced-geometry>
        </draw:custom-shape>
        <draw:custom-shape draw:name="Freeform 36" draw:style-name="gr3" draw:text-style-name="P2" draw:layer="layout" svg:width="3.037cm" svg:height="3.469cm" svg:x="24.141cm" svg:y="3.99cm">
          <text:p><text:span text:style-name="T1"/></text:p>
          <draw:enhanced-geometry draw:mirror-horizontal="false" draw:mirror-vertical="false" drawooo:sub-view-size="276 315" draw:text-areas="0 0 ?f124 ?f125" svg:viewBox="0 0 0 0" draw:type="ooxml-non-primitive" draw:enhanced-path="M 41 15 C 42 14 43 13 43 12 44 10 46 9 47 9 49 8 50 7 52 7 54 6 55 5 57 4 57 4 58 3 59 3 59 2 60 1 61 1 62 1 62 1 63 0 64 0 64 0 65 0 65 0 66 0 66 0 66 1 64 2 63 2 63 2 62 3 62 3 62 4 63 4 63 5 63 5 63 6 62 6 62 6 61 7 61 7 60 8 59 8 59 8 58 8 58 8 57 8 57 8 56 9 56 9 55 9 54 9 53 10 52 10 52 11 51 11 51 12 51 12 51 12 51 12 51 12 51 12 52 13 51 14 51 14 50 14 48 15 47 15 47 15 46 16 46 16 46 16 46 16 45 17 45 17 44 17 44 17 44 17 44 17 43 16 43 16 42 16 41 16 41 16 41 16 41 15 Z M 129 84 C 129 84 129 85 129 85 130 85 130 85 130 84 130 84 130 84 130 83 130 83 130 83 130 82 130 81 130 81 129 81 129 82 128 81 128 82 128 82 128 82 128 82 128 82 129 83 129 83 129 83 129 83 129 83 129 83 129 83 129 84 129 84 129 84 129 84 Z M 166 130 C 167 130 167 130 168 130 168 129 168 129 169 129 169 129 170 129 170 129 170 128 170 128 170 128 170 127 170 126 170 126 170 125 170 125 170 125 170 124 170 123 169 122 169 122 168 121 168 121 167 122 167 122 167 123 167 123 167 124 167 124 167 125 167 125 167 126 166 126 166 127 166 127 165 128 166 128 166 129 166 129 166 129 166 130 Z M 151 154 C 151 154 151 154 151 154 151 154 151 154 151 154 152 154 151 155 152 155 152 155 152 155 152 155 153 155 153 155 153 155 153 155 153 155 153 155 154 155 154 155 154 155 154 154 154 154 154 154 154 153 154 153 154 152 154 152 154 152 153 152 153 151 153 151 152 151 152 151 152 151 152 151 152 151 152 151 152 151 152 151 152 151 152 151 152 151 152 151 151 151 151 151 151 151 151 151 150 151 150 152 150 152 150 152 150 153 151 153 151 153 151 153 151 154 Z M 208 121 C 208 121 208 120 208 120 207 120 207 120 207 119 207 119 207 119 206 119 206 119 206 119 205 119 205 119 204 119 203 119 203 119 203 118 203 118 202 118 202 118 202 118 201 118 202 119 203 120 203 120 203 120 204 121 204 121 204 122 204 122 204 123 205 123 205 123 206 122 206 122 206 122 207 122 207 122 208 122 208 121 208 121 208 121 Z M 229 112 C 229 112 229 112 230 112 230 112 230 112 230 112 230 113 231 113 231 113 232 112 232 112 232 112 233 112 233 112 233 112 234 112 234 112 234 112 235 112 235 112 235 112 236 113 236 113 236 113 236 113 237 113 237 112 238 112 238 112 238 112 238 111 239 111 239 111 240 110 239 110 238 109 238 109 238 109 238 108 238 108 237 108 237 107 237 107 236 107 236 106 236 106 236 106 236 105 236 105 236 105 235 105 235 105 235 105 234 105 233 105 233 104 232 105 232 105 231 105 231 105 231 105 231 105 231 105 232 106 232 106 233 106 233 106 234 106 233 107 233 107 232 107 232 107 231 107 231 107 231 108 231 108 230 108 230 109 230 109 229 109 229 109 229 110 228 110 228 110 227 109 227 109 227 109 226 109 227 110 227 110 227 111 227 111 227 111 227 111 227 111 227 111 227 111 227 112 227 112 228 112 228 112 229 112 Z M 3 82 C 3 82 3 83 3 83 3 83 7 84 7 84 10 91 10 91 10 91 42 101 42 101 42 101 46 102 46 102 46 102 55 108 55 108 55 108 58 108 58 108 58 108 61 109 61 109 61 109 61 109 62 108 62 108 63 108 65 108 65 108 65 108 67 109 67 109 68 109 68 109 68 109 68 109 69 110 69 110 69 110 70 109 70 110 70 110 72 111 72 111 72 111 75 111 76 111 77 111 78 112 79 112 79 112 80 113 80 113 80 114 80 115 80 116 80 116 79 117 79 117 79 117 79 118 79 118 79 119 80 119 81 119 81 120 83 119 83 119 84 119 84 119 84 120 84 120 85 121 85 121 85 121 88 121 88 121 88 121 91 124 91 124 91 125 90 125 90 126 90 126 89 127 90 127 90 127 90 128 90 129 91 129 91 130 91 130 90 130 89 131 89 131 89 131 89 131 89 132 89 132 90 133 90 133 90 133 89 135 89 135 89 135 88 137 88 137 88 138 87 139 87 140 87 140 87 140 88 140 88 141 91 141 91 141 91 141 93 139 93 139 93 139 95 139 95 139 95 140 95 140 95 141 95 141 93 146 93 147 93 147 92 149 92 149 92 149 93 151 94 151 94 151 95 152 95 152 95 152 96 153 97 153 97 153 97 152 98 151 98 150 99 149 100 148 102 145 103 143 105 141 106 140 106 139 107 138 107 137 108 136 108 135 108 134 109 133 109 132 109 132 110 131 110 130 110 130 110 129 111 128 111 127 111 127 112 126 112 126 112 126 112 126 113 126 113 126 113 126 114 126 114 125 114 125 114 125 115 124 115 124 115 124 115 123 115 123 115 123 115 123 116 122 116 122 116 122 116 122 116 121 115 120 116 120 116 119 116 119 117 119 117 118 117 118 117 117 117 117 117 116 118 116 118 116 118 115 118 114 119 114 120 115 120 116 120 116 119 116 119 116 119 116 119 117 119 117 118 117 118 118 118 118 118 119 118 120 118 120 118 121 118 122 118 122 118 123 119 123 119 123 119 123 119 123 119 123 119 124 119 124 120 124 121 124 121 124 122 123 122 123 123 123 123 123 124 122 124 122 124 121 124 120 124 120 124 119 125 119 125 118 125 117 125 117 125 116 126 116 126 116 126 117 127 117 127 117 127 117 127 117 128 117 129 117 130 117 130 117 131 117 131 116 132 116 132 115 133 115 134 114 134 115 134 116 134 117 133 117 133 118 132 119 132 120 131 121 130 122 129 123 129 123 128 124 128 125 128 126 128 126 129 126 129 127 129 127 130 127 130 128 130 128 131 129 131 128 131 128 131 127 131 127 131 127 131 127 131 126 131 126 131 126 132 125 132 125 132 124 133 123 133 123 134 122 135 122 136 121 137 121 138 120 139 120 140 120 140 119 140 119 140 118 140 118 140 116 141 115 142 114 142 113 144 112 145 112 146 111 146 111 147 111 147 111 148 111 149 111 149 111 150 111 150 111 151 111 151 111 152 112 152 112 153 113 154 113 155 112 155 112 155 111 156 111 157 110 157 110 164 110 164 110 164 110 165 110 165 110 165 110 166 110 166 109 166 108 167 107 167 107 168 106 168 106 169 105 169 105 169 105 169 105 169 105 170 104 170 104 170 104 171 104 171 104 171 104 173 104 174 105 175 105 176 105 177 106 178 106 178 106 179 106 180 106 180 107 181 107 181 107 182 107 183 108 183 108 184 108 184 108 185 108 186 108 186 108 187 109 187 109 187 110 187 110 187 110 188 111 188 111 189 111 189 112 190 113 191 113 191 114 192 114 192 115 193 116 194 116 194 116 194 116 194 116 195 117 195 117 196 117 197 116 195 115 196 114 196 114 196 113 197 113 197 113 197 112 197 112 198 111 198 110 198 109 199 109 198 108 199 107 199 107 199 107 199 107 199 107 200 107 200 107 200 107 201 107 201 108 201 108 201 108 202 108 202 108 203 109 204 109 204 110 204 110 204 111 205 111 206 110 207 110 207 110 208 111 208 110 208 110 208 110 208 110 209 109 210 110 210 110 212 109 214 109 215 110 216 110 217 110 217 110 218 110 218 110 219 111 219 111 220 111 221 112 222 112 222 112 222 112 223 112 223 111 223 111 224 111 224 110 224 110 223 109 223 108 222 108 221 107 221 107 221 107 220 106 220 106 220 106 220 106 220 105 220 105 220 105 220 105 220 104 220 104 220 104 220 104 221 103 220 103 220 102 220 102 219 101 219 101 219 101 218 101 217 101 217 101 216 101 216 101 215 101 213 101 213 100 213 100 213 99 213 99 213 98 213 98 214 98 214 98 214 97 214 97 214 97 214 96 215 96 215 96 215 97 215 97 215 97 216 97 216 97 216 98 217 98 217 98 217 97 217 97 217 97 217 95 217 94 216 94 215 93 215 93 215 94 215 95 214 94 214 94 214 93 214 93 214 92 214 92 214 92 214 91 214 91 213 91 213 91 212 90 213 89 213 89 213 88 212 88 212 88 211 87 212 87 213 87 213 88 214 89 214 89 215 89 215 89 215 88 216 88 216 87 216 86 216 85 217 84 216 83 216 83 216 83 215 83 215 83 215 83 214 84 214 84 214 84 214 84 214 84 213 84 213 84 213 84 213 84 213 84 213 85 213 85 212 86 212 86 212 86 211 85 211 85 211 85 211 85 211 85 211 85 210 85 210 85 210 84 209 84 209 84 208 84 208 85 208 85 207 86 207 86 206 86 206 86 205 87 204 87 204 87 203 88 202 88 202 88 201 88 200 87 200 87 199 86 199 86 198 85 198 85 198 85 197 85 197 85 197 85 196 86 196 86 195 86 195 86 195 86 195 86 194 86 194 86 194 87 193 87 193 87 193 87 193 87 192 87 192 87 191 86 191 86 190 86 190 85 189 85 189 85 189 84 188 85 188 85 187 85 187 85 186 85 186 85 186 85 186 84 186 84 186 83 186 82 186 82 186 81 186 80 186 79 186 78 186 76 186 74 187 73 187 72 188 72 188 71 187 71 186 71 186 71 182 71 182 71 182 71 181 71 181 72 180 72 178 72 177 72 176 73 175 73 174 74 173 74 173 74 172 75 172 75 171 75 170 75 170 75 170 75 170 75 170 75 148 75 148 75 148 75 147 76 147 76 146 76 146 76 145 77 144 78 144 78 144 78 143 79 143 79 142 79 142 80 141 80 141 80 140 80 139 81 139 81 138 81 137 82 136 83 135 84 134 84 133 85 133 86 132 86 133 87 132 87 132 87 132 87 131 88 131 88 131 88 130 88 130 88 130 88 130 87 129 87 129 86 128 86 127 86 127 85 126 86 126 86 125 86 124 87 123 87 122 88 122 87 121 87 121 86 121 86 121 85 120 85 119 84 119 83 119 83 118 83 117 83 116 84 115 84 113 85 111 85 108 85 107 84 106 84 105 83 105 83 105 83 104 82 104 82 105 81 104 80 104 80 104 80 104 80 104 80 104 80 104 79 103 79 103 79 102 78 102 78 101 77 101 76 100 76 99 75 99 75 99 74 98 74 98 73 98 72 98 72 98 72 98 72 97 71 97 71 97 70 98 70 97 70 97 70 97 70 96 70 96 69 96 69 96 69 96 69 95 69 95 69 94 68 94 68 94 68 93 68 93 68 93 67 92 67 91 66 91 65 90 65 90 65 90 65 89 65 89 64 88 64 88 64 87 64 87 64 86 64 86 64 85 64 84 64 83 64 82 64 81 64 81 64 80 64 80 63 79 63 79 64 78 64 78 64 78 64 78 64 77 64 77 64 77 64 77 63 77 62 77 62 76 62 75 62 75 62 74 63 74 63 74 64 74 64 73 64 73 65 73 65 72 65 72 66 71 66 70 67 70 68 69 69 68 70 68 70 68 71 67 71 67 70 67 69 67 69 67 67 67 66 67 64 68 63 68 62 68 60 69 60 69 59 70 59 70 58 70 57 71 56 71 56 72 55 72 54 73 53 73 53 74 52 75 50 76 49 77 48 78 47 79 47 79 47 80 46 80 46 81 45 81 45 82 45 83 44 83 43 84 43 84 42 85 41 85 40 86 40 88 39 90 40 91 39 92 38 92 38 92 37 93 37 93 37 93 36 92 36 91 35 91 35 89 34 88 34 87 34 86 35 84 34 83 35 82 35 82 35 81 35 80 35 79 35 78 35 77 36 76 36 75 37 74 37 73 38 73 38 72 38 71 39 70 39 69 40 68 41 68 42 67 43 67 44 66 44 65 45 64 46 63 46 63 47 63 47 62 47 62 48 61 48 61 48 60 48 60 49 60 49 59 49 59 49 58 49 58 50 58 50 58 50 57 50 57 51 57 51 56 51 56 52 55 52 54 53 53 53 53 54 52 54 52 55 52 55 52 56 51 57 51 57 50 58 50 58 49 59 49 59 48 59 47 59 47 60 46 60 45 60 45 60 44 60 43 61 42 61 41 62 40 63 38 65 36 66 33 67 32 67 31 67 29 68 28 68 27 68 26 68 24 68 22 68 22 69 21 69 20 69 20 70 20 70 19 70 19 71 18 72 16 74 15 74 14 75 12 76 11 77 11 77 7 78 5 78 4 78 2 79 1 80 1 80 0 80 0 80 0 82 0 82 0 82 L 3 82 Z M 240 313 C 240 312 241 311 241 311 241 310 242 308 242 308 242 307 243 306 243 306 243 306 249 301 249 301 249 300 249 298 249 297 249 297 250 295 250 295 250 295 251 294 251 293 251 293 251 291 251 291 251 290 251 289 251 289 254 286 254 286 254 286 257 285 257 285 257 285 257 285 258 285 258 284 258 284 259 283 259 283 259 283 259 282 260 281 260 281 260 280 260 280 261 280 260 278 260 276 261 275 261 276 262 275 263 275 263 275 263 275 263 275 263 274 263 274 263 273 263 272 263 271 263 271 264 271 264 271 265 271 265 270 265 270 266 270 266 270 267 270 267 270 269 270 269 270 269 271 269 271 268 271 268 271 268 272 268 273 269 273 269 274 269 274 269 274 269 275 270 275 270 275 272 273 272 273 276 253 276 253 276 253 276 253 275 253 275 252 275 252 274 251 274 250 274 249 274 249 274 248 273 246 273 245 273 244 273 243 272 242 272 241 272 240 272 239 272 238 272 237 271 236 271 236 271 234 271 233 271 232 271 231 271 231 271 230 271 230 271 229 271 229 271 228 270 228 270 227 270 227 270 226 270 225 270 224 270 222 270 221 269 220 269 218 269 217 269 216 269 215 268 214 268 214 268 214 268 213 267 212 267 211 267 210 266 209 266 209 265 208 265 208 265 207 265 207 264 207 264 207 264 206 263 206 262 206 262 205 260 205 258 203 257 205 256 205 256 206 255 206 255 207 254 207 253 207 253 207 252 207 252 207 251 207 251 207 251 208 250 208 250 207 249 207 249 208 248 207 247 208 247 208 247 208 247 209 247 209 247 209 246 209 246 209 246 209 246 210 246 210 246 211 245 211 244 211 242 210 242 211 242 211 242 212 243 212 243 212 243 212 244 212 244 212 244 212 244 213 244 213 244 213 244 213 243 214 243 214 242 214 242 215 242 215 242 215 242 215 242 216 242 216 241 216 241 217 241 217 241 218 241 219 240 220 239 220 238 220 237 221 237 221 237 221 237 222 237 222 237 222 236 223 235 224 234 225 233 226 233 226 232 226 232 226 232 226 232 226 231 226 231 226 230 226 229 226 229 225 229 225 229 225 228 225 228 225 228 225 227 225 227 224 226 224 226 223 225 223 225 222 225 222 224 222 224 221 224 220 224 219 224 218 224 217 224 216 224 215 224 214 225 213 224 213 224 212 224 212 225 212 225 212 225 211 225 211 225 210 225 210 225 210 226 209 226 209 226 209 227 209 227 208 227 208 228 208 229 208 229 208 230 208 232 208 232 207 233 207 232 206 233 205 233 205 233 205 234 205 235 205 235 204 236 204 236 204 236 199 237 199 237 199 237 199 237 199 237 197 237 196 238 195 238 195 239 194 239 194 240 194 240 194 240 195 241 195 242 194 242 194 243 193 244 192 244 191 245 190 245 189 245 188 245 188 245 187 245 187 245 186 245 186 245 186 245 185 245 184 245 183 245 182 245 181 246 180 246 180 246 180 246 180 246 179 246 179 246 179 246 177 246 176 246 175 246 174 247 174 247 173 247 173 247 172 247 171 247 171 247 170 247 169 247 169 246 168 246 167 246 167 246 166 246 166 245 165 245 165 245 165 245 164 244 163 244 163 244 163 243 163 243 163 243 163 243 162 242 162 242 161 241 161 241 160 241 159 241 158 241 157 240 157 240 157 240 157 241 156 241 156 241 156 242 156 243 155 243 155 244 155 244 155 244 155 244 155 245 155 245 155 245 155 246 155 246 155 246 155 246 154 246 154 246 153 246 153 245 152 245 151 245 151 244 151 244 150 244 150 244 149 243 149 243 149 243 148 243 148 243 147 242 147 242 147 242 147 242 147 242 146 242 146 242 146 242 146 242 146 242 146 242 145 242 145 242 144 242 144 242 144 242 143 241 143 241 143 241 143 240 143 240 142 240 142 239 142 239 142 238 142 237 142 236 141 235 140 234 139 233 138 232 138 231 138 229 139 229 138 228 138 228 137 228 137 227 137 227 137 226 137 226 136 225 135 225 135 224 134 223 134 222 134 221 134 218 134 218 133 217 131 216 130 215 129 215 128 214 127 212 127 212 127 212 127 211 127 211 127 211 127 211 126 210 126 209 126 209 126 209 126 208 126 208 126 208 127 208 127 208 127 208 127 207 127 207 127 206 127 206 126 205 126 205 126 204 126 204 125 203 125 203 124 202 124 202 124 202 123 201 123 201 123 200 123 199 122 199 122 198 122 198 121 198 121 197 121 197 121 197 121 197 121 196 120 196 120 196 120 195 120 195 120 195 120 195 120 195 121 194 121 194 121 193 121 192 121 191 121 190 121 189 121 188 121 187 121 187 121 187 122 187 122 188 122 188 122 188 123 189 123 189 124 189 124 189 125 188 125 188 126 187 126 187 127 186 127 186 127 186 127 186 128 185 128 185 128 185 129 184 129 183 130 183 131 183 132 183 133 183 133 183 133 183 134 183 134 184 134 184 134 184 135 184 135 184 135 184 136 185 136 185 137 186 137 186 137 187 138 187 138 188 138 188 139 189 139 189 139 189 140 189 140 189 140 189 140 188 140 186 140 185 140 185 140 184 140 184 140 183 140 183 140 183 141 182 141 182 141 181 141 180 141 180 141 179 141 179 141 179 142 179 142 178 143 177 143 177 144 177 144 176 145 176 145 175 146 174 147 173 148 173 148 173 149 173 149 173 150 173 150 173 151 173 151 173 151 173 151 174 152 174 152 174 152 174 153 174 153 174 154 173 154 173 154 173 155 173 156 173 157 173 158 173 160 174 161 173 163 173 163 173 163 173 164 172 164 172 164 172 164 172 165 172 165 172 165 172 166 171 166 171 166 171 167 171 167 171 167 170 167 170 168 170 168 170 169 170 169 170 169 169 170 169 170 169 171 168 171 167 170 167 170 167 169 168 169 168 169 168 168 168 168 168 167 169 167 169 166 169 166 169 165 169 165 169 164 169 164 169 163 169 162 169 162 170 162 170 161 170 161 170 160 170 160 170 159 170 159 170 159 169 160 169 162 169 163 169 164 168 164 168 165 168 166 168 166 168 166 167 167 167 167 167 168 167 168 167 168 167 168 166 169 166 169 166 169 166 170 165 169 165 169 165 168 165 168 165 167 165 166 165 166 165 165 165 165 165 164 165 164 165 164 165 164 166 164 166 163 166 163 166 162 166 162 166 161 166 161 166 160 165 160 165 160 165 160 165 160 165 160 165 159 165 159 165 158 166 158 166 158 167 157 167 156 167 156 167 155 167 155 168 154 167 154 167 154 167 154 167 154 166 153 166 153 166 153 166 153 166 152 166 152 166 152 165 152 165 151 165 151 165 151 165 151 165 150 164 151 164 151 164 152 164 152 164 152 163 153 163 153 163 154 163 154 163 154 162 155 162 155 162 156 162 156 162 157 161 157 161 157 160 158 160 159 160 159 160 160 160 160 159 160 159 160 158 160 157 160 157 160 157 160 157 160 156 160 156 160 156 160 156 160 155 160 155 160 155 160 155 161 154 161 154 161 154 161 153 162 153 163 153 163 153 163 152 163 151 163 151 163 150 163 150 165 150 166 150 167 150 168 150 169 150 169 150 170 150 170 149 170 150 171 149 171 149 172 148 172 148 172 147 172 147 172 146 172 146 172 145 172 145 173 145 173 144 173 144 173 144 174 144 174 144 175 144 175 144 175 144 176 144 176 144 176 144 176 145 176 145 177 145 178 145 179 145 180 145 181 145 182 145 182 144 183 144 184 144 185 144 185 144 188 144 188 144 188 144 188 144 189 143 190 143 190 143 191 142 191 142 191 142 192 142 192 142 192 142 193 142 193 142 193 142 193 141 194 141 194 141 195 141 196 140 196 140 197 139 197 139 197 139 198 139 198 138 199 138 199 138 199 137 200 137 200 137 201 137 201 136 202 136 202 135 202 136 203 135 203 135 203 135 204 135 204 135 205 136 205 136 205 136 206 136 206 136 207 137 207 137 208 137 209 137 209 137 210 137 211 137 211 137 212 137 213 137 214 137 214 137 214 137 215 138 216 137 217 137 217 137 218 136 218 136 219 136 219 135 220 135 221 134 222 134 223 134 225 134 226 134 227 135 228 135 229 136 230 136 231 136 232 137 233 138 235 138 237 139 239 140 240 140 241 140 242 141 243 141 244 141 244 141 245 141 245 142 245 142 246 142 246 142 247 142 247 143 248 143 249 143 250 144 251 144 251 144 253 145 254 145 256 145 256 145 256 145 256 145 268 145 268 145 268 145 268 145 269 145 269 145 270 145 270 145 271 144 272 144 273 144 275 144 276 144 277 144 278 143 279 143 280 143 281 143 282 143 282 142 283 142 284 142 285 141 286 141 287 140 288 139 290 139 290 139 291 138 291 138 292 138 292 138 293 137 293 137 293 137 294 137 294 136 294 136 295 135 296 136 297 135 298 134 299 134 299 133 300 133 300 133 301 132 302 132 303 132 303 132 304 131 305 131 306 130 307 130 308 128 308 127 310 127 310 126 311 126 311 126 311 125 311 125 312 194 312 194 312 194 312 194 315 194 315 194 315 240 313 240 313 240 313 240 313 240 313 240 313 Z N">
            <draw:equation draw:name="f0" draw:formula="63*logwidth/276"/>
            <draw:equation draw:name="f1" draw:formula="5*logheight/315"/>
            <draw:equation draw:name="f2" draw:formula="45*logwidth/276"/>
            <draw:equation draw:name="f3" draw:formula="17*logheight/315"/>
            <draw:equation draw:name="f4" draw:formula="129*logwidth/276"/>
            <draw:equation draw:name="f5" draw:formula="83*logheight/315"/>
            <draw:equation draw:name="f6" draw:formula="167*logwidth/276"/>
            <draw:equation draw:name="f7" draw:formula="123*logheight/315"/>
            <draw:equation draw:name="f8" draw:formula="154*logwidth/276"/>
            <draw:equation draw:name="f9" draw:formula="155*logheight/315"/>
            <draw:equation draw:name="f10" draw:formula="208*logwidth/276"/>
            <draw:equation draw:name="f11" draw:formula="121*logheight/315"/>
            <draw:equation draw:name="f12" draw:formula="208*logwidth/276"/>
            <draw:equation draw:name="f13" draw:formula="122*logheight/315"/>
            <draw:equation draw:name="f14" draw:formula="239*logwidth/276"/>
            <draw:equation draw:name="f15" draw:formula="111*logheight/315"/>
            <draw:equation draw:name="f16" draw:formula="232*logwidth/276"/>
            <draw:equation draw:name="f17" draw:formula="107*logheight/315"/>
            <draw:equation draw:name="f18" draw:formula="7*logwidth/276"/>
            <draw:equation draw:name="f19" draw:formula="84*logheight/315"/>
            <draw:equation draw:name="f20" draw:formula="72*logwidth/276"/>
            <draw:equation draw:name="f21" draw:formula="111*logheight/315"/>
            <draw:equation draw:name="f22" draw:formula="90*logwidth/276"/>
            <draw:equation draw:name="f23" draw:formula="126*logheight/315"/>
            <draw:equation draw:name="f24" draw:formula="95*logwidth/276"/>
            <draw:equation draw:name="f25" draw:formula="139*logheight/315"/>
            <draw:equation draw:name="f26" draw:formula="110*logwidth/276"/>
            <draw:equation draw:name="f27" draw:formula="130*logheight/315"/>
            <draw:equation draw:name="f28" draw:formula="118*logwidth/276"/>
            <draw:equation draw:name="f29" draw:formula="116*logheight/315"/>
            <draw:equation draw:name="f30" draw:formula="124*logwidth/276"/>
            <draw:equation draw:name="f31" draw:formula="121*logheight/315"/>
            <draw:equation draw:name="f32" draw:formula="128*logwidth/276"/>
            <draw:equation draw:name="f33" draw:formula="126*logheight/315"/>
            <draw:equation draw:name="f34" draw:formula="145*logwidth/276"/>
            <draw:equation draw:name="f35" draw:formula="112*logheight/315"/>
            <draw:equation draw:name="f36" draw:formula="169*logwidth/276"/>
            <draw:equation draw:name="f37" draw:formula="105*logheight/315"/>
            <draw:equation draw:name="f38" draw:formula="192*logwidth/276"/>
            <draw:equation draw:name="f39" draw:formula="114*logheight/315"/>
            <draw:equation draw:name="f40" draw:formula="204*logwidth/276"/>
            <draw:equation draw:name="f41" draw:formula="109*logheight/315"/>
            <draw:equation draw:name="f42" draw:formula="222*logwidth/276"/>
            <draw:equation draw:name="f43" draw:formula="108*logheight/315"/>
            <draw:equation draw:name="f44" draw:formula="214*logwidth/276"/>
            <draw:equation draw:name="f45" draw:formula="97*logheight/315"/>
            <draw:equation draw:name="f46" draw:formula="212*logwidth/276"/>
            <draw:equation draw:name="f47" draw:formula="88*logheight/315"/>
            <draw:equation draw:name="f48" draw:formula="211*logwidth/276"/>
            <draw:equation draw:name="f49" draw:formula="85*logheight/315"/>
            <draw:equation draw:name="f50" draw:formula="194*logwidth/276"/>
            <draw:equation draw:name="f51" draw:formula="86*logheight/315"/>
            <draw:equation draw:name="f52" draw:formula="186*logwidth/276"/>
            <draw:equation draw:name="f53" draw:formula="71*logheight/315"/>
            <draw:equation draw:name="f54" draw:formula="140*logwidth/276"/>
            <draw:equation draw:name="f55" draw:formula="80*logheight/315"/>
            <draw:equation draw:name="f56" draw:formula="119*logwidth/276"/>
            <draw:equation draw:name="f57" draw:formula="84*logheight/315"/>
            <draw:equation draw:name="f58" draw:formula="98*logwidth/276"/>
            <draw:equation draw:name="f59" draw:formula="72*logheight/315"/>
            <draw:equation draw:name="f60" draw:formula="82*logwidth/276"/>
            <draw:equation draw:name="f61" draw:formula="64*logheight/315"/>
            <draw:equation draw:name="f62" draw:formula="67*logwidth/276"/>
            <draw:equation draw:name="f63" draw:formula="69*logheight/315"/>
            <draw:equation draw:name="f64" draw:formula="91*logwidth/276"/>
            <draw:equation draw:name="f65" draw:formula="39*logheight/315"/>
            <draw:equation draw:name="f66" draw:formula="63*logwidth/276"/>
            <draw:equation draw:name="f67" draw:formula="46*logheight/315"/>
            <draw:equation draw:name="f68" draw:formula="45*logwidth/276"/>
            <draw:equation draw:name="f69" draw:formula="60*logheight/315"/>
            <draw:equation draw:name="f70" draw:formula="0*logwidth/276"/>
            <draw:equation draw:name="f71" draw:formula="80*logheight/315"/>
            <draw:equation draw:name="f72" draw:formula="254*logwidth/276"/>
            <draw:equation draw:name="f73" draw:formula="286*logheight/315"/>
            <draw:equation draw:name="f74" draw:formula="267*logwidth/276"/>
            <draw:equation draw:name="f75" draw:formula="270*logheight/315"/>
            <draw:equation draw:name="f76" draw:formula="272*logwidth/276"/>
            <draw:equation draw:name="f77" draw:formula="238*logheight/315"/>
            <draw:equation draw:name="f78" draw:formula="265*logwidth/276"/>
            <draw:equation draw:name="f79" draw:formula="207*logheight/315"/>
            <draw:equation draw:name="f80" draw:formula="245*logwidth/276"/>
            <draw:equation draw:name="f81" draw:formula="211*logheight/315"/>
            <draw:equation draw:name="f82" draw:formula="236*logwidth/276"/>
            <draw:equation draw:name="f83" draw:formula="223*logheight/315"/>
            <draw:equation draw:name="f84" draw:formula="225*logwidth/276"/>
            <draw:equation draw:name="f85" draw:formula="212*logheight/315"/>
            <draw:equation draw:name="f86" draw:formula="239*logwidth/276"/>
            <draw:equation draw:name="f87" draw:formula="194*logheight/315"/>
            <draw:equation draw:name="f88" draw:formula="247*logwidth/276"/>
            <draw:equation draw:name="f89" draw:formula="171*logheight/315"/>
            <draw:equation draw:name="f90" draw:formula="244*logwidth/276"/>
            <draw:equation draw:name="f91" draw:formula="155*logheight/315"/>
            <draw:equation draw:name="f92" draw:formula="242*logwidth/276"/>
            <draw:equation draw:name="f93" draw:formula="143*logheight/315"/>
            <draw:equation draw:name="f94" draw:formula="212*logwidth/276"/>
            <draw:equation draw:name="f95" draw:formula="127*logheight/315"/>
            <draw:equation draw:name="f96" draw:formula="197*logwidth/276"/>
            <draw:equation draw:name="f97" draw:formula="121*logheight/315"/>
            <draw:equation draw:name="f98" draw:formula="185*logwidth/276"/>
            <draw:equation draw:name="f99" draw:formula="128*logheight/315"/>
            <draw:equation draw:name="f100" draw:formula="183*logwidth/276"/>
            <draw:equation draw:name="f101" draw:formula="141*logheight/315"/>
            <draw:equation draw:name="f102" draw:formula="173*logwidth/276"/>
            <draw:equation draw:name="f103" draw:formula="158*logheight/315"/>
            <draw:equation draw:name="f104" draw:formula="169*logwidth/276"/>
            <draw:equation draw:name="f105" draw:formula="166*logheight/315"/>
            <draw:equation draw:name="f106" draw:formula="165*logwidth/276"/>
            <draw:equation draw:name="f107" draw:formula="167*logheight/315"/>
            <draw:equation draw:name="f108" draw:formula="166*logwidth/276"/>
            <draw:equation draw:name="f109" draw:formula="153*logheight/315"/>
            <draw:equation draw:name="f110" draw:formula="157*logwidth/276"/>
            <draw:equation draw:name="f111" draw:formula="160*logheight/315"/>
            <draw:equation draw:name="f112" draw:formula="145*logwidth/276"/>
            <draw:equation draw:name="f113" draw:formula="173*logheight/315"/>
            <draw:equation draw:name="f114" draw:formula="142*logwidth/276"/>
            <draw:equation draw:name="f115" draw:formula="193*logheight/315"/>
            <draw:equation draw:name="f116" draw:formula="137*logwidth/276"/>
            <draw:equation draw:name="f117" draw:formula="211*logheight/315"/>
            <draw:equation draw:name="f118" draw:formula="142*logwidth/276"/>
            <draw:equation draw:name="f119" draw:formula="245*logheight/315"/>
            <draw:equation draw:name="f120" draw:formula="141*logwidth/276"/>
            <draw:equation draw:name="f121" draw:formula="286*logheight/315"/>
            <draw:equation draw:name="f122" draw:formula="125*logwidth/276"/>
            <draw:equation draw:name="f123" draw:formula="312*logheight/315"/>
            <draw:equation draw:name="f124" draw:formula="logwidth"/>
            <draw:equation draw:name="f125" draw:formula="logheight"/>
          </draw:enhanced-geometry>
        </draw:custom-shape>
        <draw:custom-shape draw:name="Freeform 37" draw:style-name="gr3" draw:text-style-name="P2" draw:layer="layout" svg:width="1.362cm" svg:height="0.848cm" svg:x="30.557cm" svg:y="6.854cm">
          <text:p><text:span text:style-name="T1"/></text:p>
          <draw:enhanced-geometry draw:mirror-horizontal="false" draw:mirror-vertical="false" drawooo:sub-view-size="124 77" draw:text-areas="0 0 ?f108 ?f109" svg:viewBox="0 0 0 0" draw:type="ooxml-non-primitive" draw:enhanced-path="M 95 74 C 95 73 94 73 94 72 93 72 93 72 93 71 94 71 94 71 94 71 95 71 96 71 96 70 97 70 97 70 97 69 97 69 97 68 98 68 98 67 99 67 100 66 100 66 101 66 101 66 101 66 101 67 102 67 102 67 102 67 103 67 103 67 103 68 103 68 104 68 104 68 104 68 105 68 105 69 105 69 105 69 105 69 105 69 105 70 106 70 106 70 106 70 106 71 106 71 106 72 105 72 105 71 104 71 103 71 103 71 102 71 101 71 100 71 99 72 99 72 98 72 98 72 97 73 97 73 97 73 97 73 96 73 96 73 96 74 95 74 Z M 118 76 C 118 76 118 76 119 76 119 76 119 76 120 76 120 76 120 76 120 76 120 77 121 77 121 77 122 77 122 77 122 77 122 76 122 76 122 76 122 76 121 75 121 75 121 75 121 74 121 74 120 74 120 74 120 74 120 74 119 74 119 74 119 74 118 74 118 74 117 74 117 74 116 75 116 75 116 75 116 76 117 76 117 76 118 76 Z M 124 47 C 123 47 123 47 123 46 123 46 123 45 123 45 123 45 123 44 123 44 123 44 122 44 122 43 122 43 122 42 122 42 121 42 121 41 121 41 121 41 121 41 120 40 120 40 120 40 120 40 120 40 120 40 119 39 119 39 119 39 119 39 119 39 118 39 118 38 118 38 118 38 118 38 117 38 117 38 117 38 116 38 116 38 116 38 116 38 116 38 116 39 117 39 117 39 117 39 117 40 118 39 118 40 119 40 119 42 119 43 119 43 119 44 119 44 119 44 119 44 119 45 119 45 120 45 120 45 120 45 120 45 120 45 120 45 120 46 121 46 121 46 121 46 121 46 121 47 121 47 121 47 121 47 121 48 121 49 121 49 121 50 121 50 121 51 121 51 121 51 120 52 120 52 120 52 119 52 119 52 119 52 119 52 118 52 117 52 117 53 117 53 117 53 116 53 116 53 116 53 115 54 115 54 114 54 114 54 114 54 114 54 113 54 113 54 113 54 113 54 112 54 112 54 111 54 110 54 109 53 109 53 109 53 108 53 108 53 108 53 108 53 107 53 107 53 106 53 106 52 106 52 105 52 105 52 105 52 105 51 104 51 104 51 103 50 103 50 103 49 103 49 103 48 103 47 103 46 103 45 103 45 103 45 103 45 103 44 102 44 102 44 102 44 102 44 101 44 101 44 101 44 100 44 100 43 99 43 99 43 99 43 99 43 99 43 99 43 98 43 98 42 99 42 99 42 99 42 99 42 99 41 100 41 100 40 100 40 100 39 100 38 99 37 99 36 98 35 98 35 98 34 97 33 97 32 96 32 96 31 96 31 95 31 95 31 95 31 94 30 94 30 94 30 94 29 93 30 93 29 93 29 92 29 92 29 92 29 91 29 91 29 90 29 90 29 89 28 88 28 88 28 88 27 87 26 86 26 86 26 86 26 87 25 87 25 87 25 88 24 88 24 88 24 89 23 89 23 89 23 89 22 89 22 90 21 90 21 91 20 92 19 92 17 94 16 94 15 95 15 95 15 95 15 95 15 96 15 96 15 96 15 96 15 96 14 97 15 97 14 97 14 98 14 98 14 98 14 98 13 99 13 99 13 100 13 100 12 100 12 100 11 100 11 100 10 100 9 100 9 100 9 99 10 98 10 98 10 98 11 97 11 97 11 96 11 96 10 96 10 95 10 95 9 94 9 94 8 94 7 94 5 94 3 94 1 94 1 94 0 94 0 92 0 90 0 90 0 89 0 86 1 86 1 86 1 85 2 85 2 85 2 82 3 82 3 82 3 80 4 80 5 80 5 80 6 80 6 80 6 78 6 78 6 78 7 76 9 76 9 36 7 36 7 36 7 9 6 9 6 9 6 0 37 0 37 0 37 1 39 1 39 1 39 24 39 24 39 24 39 24 41 24 41 24 41 26 41 26 41 26 41 26 39 26 39 26 39 59 40 59 40 59 40 74 40 74 40 74 40 74 40 74 44 74 44 74 45 75 46 75 46 75 46 75 49 75 49 79 54 79 54 79 54 79 54 80 54 80 54 80 54 81 55 81 55 81 55 81 55 81 56 81 56 81 56 81 56 82 57 82 57 82 57 82 57 83 59 83 59 83 59 84 63 84 65 84 65 84 65 85 64 85 64 86 64 86 64 86 64 87 64 87 64 87 64 87 63 87 63 88 63 88 63 89 63 89 63 89 63 90 62 90 62 90 62 90 61 90 61 90 60 90 60 90 59 90 59 90 59 91 59 91 59 92 59 92 59 93 59 93 58 93 58 93 58 93 58 94 58 94 58 95 58 95 57 95 57 95 57 96 56 96 56 96 56 96 56 96 55 96 55 96 55 97 55 97 54 97 54 97 54 97 54 98 54 98 54 98 54 99 54 100 54 100 53 101 53 101 53 101 54 101 55 101 56 101 56 101 57 101 58 101 58 100 58 100 59 100 59 100 59 100 60 100 60 100 61 100 61 100 61 99 62 99 62 99 62 99 63 99 63 99 63 100 64 100 63 100 63 101 63 101 63 101 63 102 63 102 63 102 63 102 62 103 62 103 62 103 62 103 62 104 62 104 62 104 62 105 61 105 61 105 61 105 61 106 61 106 61 106 61 106 61 107 61 107 60 107 60 107 60 108 60 108 60 108 59 108 59 108 59 109 59 109 59 109 59 110 59 110 59 110 59 110 59 111 59 111 59 111 59 111 59 111 58 112 59 112 58 112 58 112 58 113 58 113 58 113 58 114 58 114 58 114 58 114 58 114 58 115 58 115 58 116 58 116 58 117 58 117 58 117 58 117 58 117 57 117 57 118 57 118 57 118 57 118 57 120 57 121 57 123 57 123 57 123 57 123 56 124 56 124 56 124 55 124 55 124 55 124 55 124 50 124 50 124 50 124 49 124 48 124 47 Z N">
            <draw:equation draw:name="f0" draw:formula="94*logwidth/124"/>
            <draw:equation draw:name="f1" draw:formula="71*logheight/77"/>
            <draw:equation draw:name="f2" draw:formula="100*logwidth/124"/>
            <draw:equation draw:name="f3" draw:formula="66*logheight/77"/>
            <draw:equation draw:name="f4" draw:formula="103*logwidth/124"/>
            <draw:equation draw:name="f5" draw:formula="68*logheight/77"/>
            <draw:equation draw:name="f6" draw:formula="106*logwidth/124"/>
            <draw:equation draw:name="f7" draw:formula="70*logheight/77"/>
            <draw:equation draw:name="f8" draw:formula="100*logwidth/124"/>
            <draw:equation draw:name="f9" draw:formula="71*logheight/77"/>
            <draw:equation draw:name="f10" draw:formula="95*logwidth/124"/>
            <draw:equation draw:name="f11" draw:formula="74*logheight/77"/>
            <draw:equation draw:name="f12" draw:formula="120*logwidth/124"/>
            <draw:equation draw:name="f13" draw:formula="76*logheight/77"/>
            <draw:equation draw:name="f14" draw:formula="121*logwidth/124"/>
            <draw:equation draw:name="f15" draw:formula="75*logheight/77"/>
            <draw:equation draw:name="f16" draw:formula="118*logwidth/124"/>
            <draw:equation draw:name="f17" draw:formula="74*logheight/77"/>
            <draw:equation draw:name="f18" draw:formula="124*logwidth/124"/>
            <draw:equation draw:name="f19" draw:formula="47*logheight/77"/>
            <draw:equation draw:name="f20" draw:formula="122*logwidth/124"/>
            <draw:equation draw:name="f21" draw:formula="43*logheight/77"/>
            <draw:equation draw:name="f22" draw:formula="120*logwidth/124"/>
            <draw:equation draw:name="f23" draw:formula="40*logheight/77"/>
            <draw:equation draw:name="f24" draw:formula="118*logwidth/124"/>
            <draw:equation draw:name="f25" draw:formula="38*logheight/77"/>
            <draw:equation draw:name="f26" draw:formula="117*logwidth/124"/>
            <draw:equation draw:name="f27" draw:formula="39*logheight/77"/>
            <draw:equation draw:name="f28" draw:formula="119*logwidth/124"/>
            <draw:equation draw:name="f29" draw:formula="45*logheight/77"/>
            <draw:equation draw:name="f30" draw:formula="121*logwidth/124"/>
            <draw:equation draw:name="f31" draw:formula="46*logheight/77"/>
            <draw:equation draw:name="f32" draw:formula="121*logwidth/124"/>
            <draw:equation draw:name="f33" draw:formula="51*logheight/77"/>
            <draw:equation draw:name="f34" draw:formula="117*logwidth/124"/>
            <draw:equation draw:name="f35" draw:formula="53*logheight/77"/>
            <draw:equation draw:name="f36" draw:formula="113*logwidth/124"/>
            <draw:equation draw:name="f37" draw:formula="54*logheight/77"/>
            <draw:equation draw:name="f38" draw:formula="108*logwidth/124"/>
            <draw:equation draw:name="f39" draw:formula="53*logheight/77"/>
            <draw:equation draw:name="f40" draw:formula="103*logwidth/124"/>
            <draw:equation draw:name="f41" draw:formula="50*logheight/77"/>
            <draw:equation draw:name="f42" draw:formula="102*logwidth/124"/>
            <draw:equation draw:name="f43" draw:formula="44*logheight/77"/>
            <draw:equation draw:name="f44" draw:formula="99*logwidth/124"/>
            <draw:equation draw:name="f45" draw:formula="43*logheight/77"/>
            <draw:equation draw:name="f46" draw:formula="100*logwidth/124"/>
            <draw:equation draw:name="f47" draw:formula="40*logheight/77"/>
            <draw:equation draw:name="f48" draw:formula="96*logwidth/124"/>
            <draw:equation draw:name="f49" draw:formula="31*logheight/77"/>
            <draw:equation draw:name="f50" draw:formula="92*logwidth/124"/>
            <draw:equation draw:name="f51" draw:formula="29*logheight/77"/>
            <draw:equation draw:name="f52" draw:formula="86*logwidth/124"/>
            <draw:equation draw:name="f53" draw:formula="26*logheight/77"/>
            <draw:equation draw:name="f54" draw:formula="89*logwidth/124"/>
            <draw:equation draw:name="f55" draw:formula="22*logheight/77"/>
            <draw:equation draw:name="f56" draw:formula="96*logwidth/124"/>
            <draw:equation draw:name="f57" draw:formula="15*logheight/77"/>
            <draw:equation draw:name="f58" draw:formula="99*logwidth/124"/>
            <draw:equation draw:name="f59" draw:formula="13*logheight/77"/>
            <draw:equation draw:name="f60" draw:formula="98*logwidth/124"/>
            <draw:equation draw:name="f61" draw:formula="10*logheight/77"/>
            <draw:equation draw:name="f62" draw:formula="94*logwidth/124"/>
            <draw:equation draw:name="f63" draw:formula="7*logheight/77"/>
            <draw:equation draw:name="f64" draw:formula="86*logwidth/124"/>
            <draw:equation draw:name="f65" draw:formula="1*logheight/77"/>
            <draw:equation draw:name="f66" draw:formula="80*logwidth/124"/>
            <draw:equation draw:name="f67" draw:formula="6*logheight/77"/>
            <draw:equation draw:name="f68" draw:formula="9*logwidth/124"/>
            <draw:equation draw:name="f69" draw:formula="6*logheight/77"/>
            <draw:equation draw:name="f70" draw:formula="24*logwidth/124"/>
            <draw:equation draw:name="f71" draw:formula="41*logheight/77"/>
            <draw:equation draw:name="f72" draw:formula="74*logwidth/124"/>
            <draw:equation draw:name="f73" draw:formula="40*logheight/77"/>
            <draw:equation draw:name="f74" draw:formula="79*logwidth/124"/>
            <draw:equation draw:name="f75" draw:formula="54*logheight/77"/>
            <draw:equation draw:name="f76" draw:formula="81*logwidth/124"/>
            <draw:equation draw:name="f77" draw:formula="56*logheight/77"/>
            <draw:equation draw:name="f78" draw:formula="85*logwidth/124"/>
            <draw:equation draw:name="f79" draw:formula="64*logheight/77"/>
            <draw:equation draw:name="f80" draw:formula="89*logwidth/124"/>
            <draw:equation draw:name="f81" draw:formula="63*logheight/77"/>
            <draw:equation draw:name="f82" draw:formula="90*logwidth/124"/>
            <draw:equation draw:name="f83" draw:formula="59*logheight/77"/>
            <draw:equation draw:name="f84" draw:formula="95*logwidth/124"/>
            <draw:equation draw:name="f85" draw:formula="58*logheight/77"/>
            <draw:equation draw:name="f86" draw:formula="97*logwidth/124"/>
            <draw:equation draw:name="f87" draw:formula="54*logheight/77"/>
            <draw:equation draw:name="f88" draw:formula="101*logwidth/124"/>
            <draw:equation draw:name="f89" draw:formula="54*logheight/77"/>
            <draw:equation draw:name="f90" draw:formula="100*logwidth/124"/>
            <draw:equation draw:name="f91" draw:formula="60*logheight/77"/>
            <draw:equation draw:name="f92" draw:formula="100*logwidth/124"/>
            <draw:equation draw:name="f93" draw:formula="63*logheight/77"/>
            <draw:equation draw:name="f94" draw:formula="104*logwidth/124"/>
            <draw:equation draw:name="f95" draw:formula="62*logheight/77"/>
            <draw:equation draw:name="f96" draw:formula="107*logwidth/124"/>
            <draw:equation draw:name="f97" draw:formula="60*logheight/77"/>
            <draw:equation draw:name="f98" draw:formula="110*logwidth/124"/>
            <draw:equation draw:name="f99" draw:formula="59*logheight/77"/>
            <draw:equation draw:name="f100" draw:formula="113*logwidth/124"/>
            <draw:equation draw:name="f101" draw:formula="58*logheight/77"/>
            <draw:equation draw:name="f102" draw:formula="117*logwidth/124"/>
            <draw:equation draw:name="f103" draw:formula="58*logheight/77"/>
            <draw:equation draw:name="f104" draw:formula="123*logwidth/124"/>
            <draw:equation draw:name="f105" draw:formula="57*logheight/77"/>
            <draw:equation draw:name="f106" draw:formula="124*logwidth/124"/>
            <draw:equation draw:name="f107" draw:formula="50*logheight/77"/>
            <draw:equation draw:name="f108" draw:formula="logwidth"/>
            <draw:equation draw:name="f109" draw:formula="logheight"/>
          </draw:enhanced-geometry>
        </draw:custom-shape>
        <draw:custom-shape draw:name="Freeform 38" draw:style-name="gr3" draw:text-style-name="P2" draw:layer="layout" svg:width="1.693cm" svg:height="0.871cm" svg:x="28.29cm" svg:y="8.451cm">
          <text:p><text:span text:style-name="T1"/></text:p>
          <draw:enhanced-geometry draw:mirror-horizontal="false" draw:mirror-vertical="false" drawooo:sub-view-size="154 79" draw:text-areas="0 0 ?f106 ?f107" svg:viewBox="0 0 0 0" draw:type="ooxml-non-primitive" draw:enhanced-path="M 154 56 C 154 57 153 57 152 57 152 58 152 58 151 58 151 58 150 58 150 59 150 60 150 60 151 61 151 61 151 61 151 62 151 62 151 62 151 62 151 63 151 63 151 63 151 64 151 65 150 66 150 66 149 66 149 67 149 67 149 68 148 68 148 68 148 67 148 67 147 67 147 67 147 67 147 67 147 67 147 67 147 67 146 67 146 67 146 68 146 68 146 69 146 69 146 70 146 70 146 70 145 71 145 71 145 71 145 71 145 72 145 72 145 72 144 72 144 72 144 72 144 73 143 73 143 73 143 74 143 74 143 74 142 74 142 75 142 75 141 76 134 76 134 76 134 76 132 79 132 79 132 79 131 78 130 78 129 78 129 78 128 78 128 79 127 79 126 79 126 79 125 77 127 76 127 75 128 75 128 74 128 74 127 74 126 74 126 73 126 72 128 72 127 71 126 70 126 71 125 71 125 72 124 72 123 71 122 71 123 70 123 69 123 69 123 69 124 68 124 68 124 68 124 67 124 66 124 65 124 64 124 63 125 63 125 62 126 61 126 60 126 59 126 59 126 58 127 57 127 57 127 57 127 57 127 56 126 58 126 58 126 59 125 59 125 60 125 61 125 62 124 62 124 63 123 64 123 65 123 65 123 66 123 66 122 66 122 66 122 65 122 65 122 65 121 65 121 64 120 64 120 65 120 65 120 66 119 67 119 67 118 67 118 66 118 66 118 66 118 66 118 66 117 65 117 65 116 64 115 63 115 62 115 62 115 61 114 61 114 60 114 60 114 61 113 61 112 61 112 60 111 60 111 60 111 59 111 58 110 58 110 57 110 57 110 56 110 55 110 55 111 55 111 55 111 55 112 55 112 55 112 54 113 54 114 54 114 53 113 53 113 52 113 52 113 52 113 52 113 51 113 51 113 51 112 51 112 50 112 50 113 50 113 49 114 49 115 49 115 49 116 49 116 50 116 50 116 50 116 50 116 50 117 51 118 51 119 52 120 51 121 51 122 51 122 50 122 50 123 49 123 49 123 49 123 48 122 48 122 48 121 49 121 49 121 50 121 50 120 51 120 51 119 51 118 50 118 50 117 49 116 49 116 49 116 48 116 48 115 48 115 48 114 47 114 47 114 47 114 46 114 46 114 46 113 45 113 45 113 44 113 44 112 43 112 45 111 45 110 45 110 45 110 44 110 44 110 43 110 43 110 42 110 42 111 41 111 41 112 41 113 41 113 41 114 42 114 42 114 41 115 41 115 41 115 40 115 40 115 39 115 39 115 39 115 38 115 38 116 38 116 38 116 37 115 37 115 37 114 36 114 36 114 36 114 36 113 35 113 35 113 35 113 34 113 34 114 33 114 34 114 34 115 33 114 33 115 32 115 32 115 32 115 31 115 31 115 31 115 30 115 30 115 30 116 30 116 30 116 29 116 29 115 29 115 29 115 29 115 30 114 30 113 30 113 29 113 29 113 29 113 28 113 28 113 28 112 28 112 28 112 27 112 27 112 25 112 25 112 24 113 24 113 24 113 23 113 22 113 22 113 21 114 21 114 20 115 20 115 19 115 19 115 18 116 18 116 18 116 18 116 17 117 17 117 17 117 16 117 16 117 16 117 16 117 17 118 17 119 17 120 17 120 17 120 17 121 17 121 18 122 18 123 17 123 17 124 17 124 17 125 17 126 17 126 16 125 16 123 16 123 16 123 16 121 16 121 16 120 16 121 15 121 14 122 13 123 12 124 11 125 10 125 9 125 8 126 7 124 9 124 9 124 9 123 10 123 10 123 10 122 11 122 11 122 11 121 11 121 11 121 10 122 10 122 10 122 9 122 9 122 8 122 8 122 8 122 8 123 7 123 7 122 7 122 7 122 7 121 7 121 7 121 7 121 8 121 8 120 8 120 8 119 8 119 8 119 8 119 9 118 9 118 9 117 10 117 10 117 11 117 12 118 13 117 14 117 14 116 14 116 15 116 15 116 15 115 15 115 15 115 15 115 15 114 16 114 16 113 16 113 17 112 17 112 18 112 18 112 18 112 18 111 18 112 18 111 18 111 18 111 18 111 18 110 17 110 17 110 17 110 16 110 16 109 15 109 15 108 15 108 16 108 16 109 16 109 17 109 17 109 18 109 18 109 19 109 20 108 20 108 21 107 21 107 22 107 22 107 22 107 22 106 23 106 23 106 23 106 23 106 24 105 24 105 24 105 23 104 23 104 23 104 23 103 23 103 23 103 22 102 22 102 22 101 22 101 23 101 23 101 23 102 23 102 23 102 24 102 24 103 24 103 25 103 25 104 26 104 26 104 26 105 27 105 27 105 27 106 28 106 29 106 30 106 30 106 31 106 31 107 31 107 32 107 32 107 33 107 33 106 34 106 34 105 35 104 36 104 36 103 35 103 35 103 35 102 35 102 35 101 35 102 35 102 35 102 36 103 36 103 36 103 37 103 37 104 37 104 38 104 38 104 39 104 40 103 40 103 41 103 42 103 42 102 42 102 43 102 43 102 43 102 44 102 44 102 45 102 45 102 45 102 45 102 45 102 45 102 46 103 46 103 48 103 49 103 49 103 49 103 50 103 50 103 51 103 52 103 52 104 52 104 52 104 53 104 53 104 53 104 54 104 55 104 56 104 57 105 57 105 58 106 59 106 60 107 60 107 61 108 61 107 62 106 62 106 62 105 61 104 61 104 61 103 60 103 60 102 59 102 59 102 58 101 58 101 57 100 57 100 57 100 56 99 56 99 56 99 55 99 55 98 54 98 54 97 54 98 55 98 56 98 56 99 57 99 57 100 58 100 59 101 59 102 60 103 61 103 62 105 65 108 66 109 69 109 70 110 70 110 70 110 71 110 73 109 74 108 74 108 73 108 72 107 72 107 71 107 70 106 70 106 69 105 69 105 69 105 70 105 70 105 71 104 71 104 71 103 71 103 71 102 70 102 69 102 69 101 68 100 68 100 67 99 67 98 67 97 66 98 66 98 66 98 66 98 65 98 65 98 65 98 65 98 65 98 65 97 65 97 65 96 65 96 65 95 66 95 66 95 66 94 66 94 66 93 65 93 64 93 63 92 63 91 63 92 64 91 64 91 64 90 64 90 64 90 64 89 63 89 63 89 63 88 63 88 62 88 62 88 62 87 61 87 61 87 60 86 60 86 59 85 55 83 57 81 57 82 59 81 60 80 62 78 61 78 59 77 58 77 56 78 54 78 53 79 53 79 52 80 51 81 51 82 50 83 49 85 48 86 46 86 45 86 45 86 44 86 44 85 43 85 44 85 44 85 44 85 44 85 39 85 39 85 39 86 39 86 39 86 39 88 38 88 38 88 38 88 36 88 36 88 36 85 32 85 32 85 32 85 32 82 36 82 35 82 35 80 33 80 33 80 33 78 33 78 33 78 33 77 31 77 31 77 31 76 30 75 30 75 30 72 29 71 29 71 29 68 28 68 27 68 27 68 25 68 25 68 25 70 22 70 22 70 22 67 19 67 19 66 18 61 18 61 18 60 17 60 17 60 17 60 13 60 13 60 13 58 13 58 13 58 13 58 13 59 11 59 11 59 11 59 10 59 10 57 10 57 10 57 10 57 9 57 9 57 9 56 9 56 9 56 9 56 9 56 7 56 6 56 6 57 5 57 5 57 5 55 5 55 5 55 5 53 6 53 6 53 6 54 5 53 5 53 4 52 5 52 5 52 5 46 1 46 1 44 1 44 1 44 1 42 4 42 4 42 4 42 4 39 4 39 4 39 3 38 5 38 5 36 4 36 4 36 4 36 4 37 6 37 6 37 6 36 6 36 6 35 7 35 8 35 8 37 8 37 8 37 8 35 9 35 9 35 9 35 9 33 9 33 9 33 9 31 9 30 8 30 8 28 7 28 7 28 7 26 7 26 7 26 6 25 5 25 5 25 4 24 5 24 5 24 5 24 5 24 5 23 5 23 6 23 7 23 7 23 7 23 7 22 7 22 7 22 7 22 7 19 10 19 10 19 11 18 12 18 12 18 12 17 12 17 12 17 11 16 11 15 11 15 10 14 11 14 11 13 12 13 12 13 12 12 13 12 13 12 13 11 15 11 15 11 15 10 15 10 15 10 15 7 18 7 18 7 18 7 18 5 19 5 19 5 19 0 22 0 22 0 0 0 0 0 0 128 0 128 0 128 0 131 56 131 56 131 56 L 154 56 Z M 109 39 C 110 38 110 37 110 37 110 36 111 36 111 36 112 35 112 35 112 34 112 34 112 34 111 33 111 33 111 33 111 33 110 33 110 33 110 34 110 34 110 35 109 35 109 35 109 36 109 36 108 37 109 37 108 37 109 38 109 39 109 39 Z N">
            <draw:equation draw:name="f0" draw:formula="151*logwidth/154"/>
            <draw:equation draw:name="f1" draw:formula="62*logheight/79"/>
            <draw:equation draw:name="f2" draw:formula="148*logwidth/154"/>
            <draw:equation draw:name="f3" draw:formula="67*logheight/79"/>
            <draw:equation draw:name="f4" draw:formula="145*logwidth/154"/>
            <draw:equation draw:name="f5" draw:formula="71*logheight/79"/>
            <draw:equation draw:name="f6" draw:formula="141*logwidth/154"/>
            <draw:equation draw:name="f7" draw:formula="76*logheight/79"/>
            <draw:equation draw:name="f8" draw:formula="127*logwidth/154"/>
            <draw:equation draw:name="f9" draw:formula="75*logheight/79"/>
            <draw:equation draw:name="f10" draw:formula="123*logwidth/154"/>
            <draw:equation draw:name="f11" draw:formula="69*logheight/79"/>
            <draw:equation draw:name="f12" draw:formula="127*logwidth/154"/>
            <draw:equation draw:name="f13" draw:formula="57*logheight/79"/>
            <draw:equation draw:name="f14" draw:formula="123*logwidth/154"/>
            <draw:equation draw:name="f15" draw:formula="66*logheight/79"/>
            <draw:equation draw:name="f16" draw:formula="118*logwidth/154"/>
            <draw:equation draw:name="f17" draw:formula="66*logheight/79"/>
            <draw:equation draw:name="f18" draw:formula="111*logwidth/154"/>
            <draw:equation draw:name="f19" draw:formula="59*logheight/79"/>
            <draw:equation draw:name="f20" draw:formula="113*logwidth/154"/>
            <draw:equation draw:name="f21" draw:formula="52*logheight/79"/>
            <draw:equation draw:name="f22" draw:formula="116*logwidth/154"/>
            <draw:equation draw:name="f23" draw:formula="50*logheight/79"/>
            <draw:equation draw:name="f24" draw:formula="121*logwidth/154"/>
            <draw:equation draw:name="f25" draw:formula="49*logheight/79"/>
            <draw:equation draw:name="f26" draw:formula="114*logwidth/154"/>
            <draw:equation draw:name="f27" draw:formula="46*logheight/79"/>
            <draw:equation draw:name="f28" draw:formula="111*logwidth/154"/>
            <draw:equation draw:name="f29" draw:formula="41*logheight/79"/>
            <draw:equation draw:name="f30" draw:formula="116*logwidth/154"/>
            <draw:equation draw:name="f31" draw:formula="38*logheight/79"/>
            <draw:equation draw:name="f32" draw:formula="115*logwidth/154"/>
            <draw:equation draw:name="f33" draw:formula="32*logheight/79"/>
            <draw:equation draw:name="f34" draw:formula="113*logwidth/154"/>
            <draw:equation draw:name="f35" draw:formula="30*logheight/79"/>
            <draw:equation draw:name="f36" draw:formula="113*logwidth/154"/>
            <draw:equation draw:name="f37" draw:formula="22*logheight/79"/>
            <draw:equation draw:name="f38" draw:formula="117*logwidth/154"/>
            <draw:equation draw:name="f39" draw:formula="17*logheight/79"/>
            <draw:equation draw:name="f40" draw:formula="123*logwidth/154"/>
            <draw:equation draw:name="f41" draw:formula="16*logheight/79"/>
            <draw:equation draw:name="f42" draw:formula="123*logwidth/154"/>
            <draw:equation draw:name="f43" draw:formula="10*logheight/79"/>
            <draw:equation draw:name="f44" draw:formula="122*logwidth/154"/>
            <draw:equation draw:name="f45" draw:formula="7*logheight/79"/>
            <draw:equation draw:name="f46" draw:formula="117*logwidth/154"/>
            <draw:equation draw:name="f47" draw:formula="11*logheight/79"/>
            <draw:equation draw:name="f48" draw:formula="112*logwidth/154"/>
            <draw:equation draw:name="f49" draw:formula="18*logheight/79"/>
            <draw:equation draw:name="f50" draw:formula="108*logwidth/154"/>
            <draw:equation draw:name="f51" draw:formula="16*logheight/79"/>
            <draw:equation draw:name="f52" draw:formula="106*logwidth/154"/>
            <draw:equation draw:name="f53" draw:formula="23*logheight/79"/>
            <draw:equation draw:name="f54" draw:formula="102*logwidth/154"/>
            <draw:equation draw:name="f55" draw:formula="23*logheight/79"/>
            <draw:equation draw:name="f56" draw:formula="106*logwidth/154"/>
            <draw:equation draw:name="f57" draw:formula="31*logheight/79"/>
            <draw:equation draw:name="f58" draw:formula="102*logwidth/154"/>
            <draw:equation draw:name="f59" draw:formula="35*logheight/79"/>
            <draw:equation draw:name="f60" draw:formula="102*logwidth/154"/>
            <draw:equation draw:name="f61" draw:formula="43*logheight/79"/>
            <draw:equation draw:name="f62" draw:formula="103*logwidth/154"/>
            <draw:equation draw:name="f63" draw:formula="52*logheight/79"/>
            <draw:equation draw:name="f64" draw:formula="107*logwidth/154"/>
            <draw:equation draw:name="f65" draw:formula="62*logheight/79"/>
            <draw:equation draw:name="f66" draw:formula="99*logwidth/154"/>
            <draw:equation draw:name="f67" draw:formula="55*logheight/79"/>
            <draw:equation draw:name="f68" draw:formula="109*logwidth/154"/>
            <draw:equation draw:name="f69" draw:formula="69*logheight/79"/>
            <draw:equation draw:name="f70" draw:formula="105*logwidth/154"/>
            <draw:equation draw:name="f71" draw:formula="70*logheight/79"/>
            <draw:equation draw:name="f72" draw:formula="98*logwidth/154"/>
            <draw:equation draw:name="f73" draw:formula="65*logheight/79"/>
            <draw:equation draw:name="f74" draw:formula="92*logwidth/154"/>
            <draw:equation draw:name="f75" draw:formula="63*logheight/79"/>
            <draw:equation draw:name="f76" draw:formula="86*logwidth/154"/>
            <draw:equation draw:name="f77" draw:formula="60*logheight/79"/>
            <draw:equation draw:name="f78" draw:formula="82*logwidth/154"/>
            <draw:equation draw:name="f79" draw:formula="50*logheight/79"/>
            <draw:equation draw:name="f80" draw:formula="86*logwidth/154"/>
            <draw:equation draw:name="f81" draw:formula="39*logheight/79"/>
            <draw:equation draw:name="f82" draw:formula="78*logwidth/154"/>
            <draw:equation draw:name="f83" draw:formula="33*logheight/79"/>
            <draw:equation draw:name="f84" draw:formula="70*logwidth/154"/>
            <draw:equation draw:name="f85" draw:formula="22*logheight/79"/>
            <draw:equation draw:name="f86" draw:formula="59*logwidth/154"/>
            <draw:equation draw:name="f87" draw:formula="11*logheight/79"/>
            <draw:equation draw:name="f88" draw:formula="57*logwidth/154"/>
            <draw:equation draw:name="f89" draw:formula="5*logheight/79"/>
            <draw:equation draw:name="f90" draw:formula="44*logwidth/154"/>
            <draw:equation draw:name="f91" draw:formula="1*logheight/79"/>
            <draw:equation draw:name="f92" draw:formula="36*logwidth/154"/>
            <draw:equation draw:name="f93" draw:formula="6*logheight/79"/>
            <draw:equation draw:name="f94" draw:formula="28*logwidth/154"/>
            <draw:equation draw:name="f95" draw:formula="7*logheight/79"/>
            <draw:equation draw:name="f96" draw:formula="23*logwidth/154"/>
            <draw:equation draw:name="f97" draw:formula="7*logheight/79"/>
            <draw:equation draw:name="f98" draw:formula="14*logwidth/154"/>
            <draw:equation draw:name="f99" draw:formula="11*logheight/79"/>
            <draw:equation draw:name="f100" draw:formula="5*logwidth/154"/>
            <draw:equation draw:name="f101" draw:formula="19*logheight/79"/>
            <draw:equation draw:name="f102" draw:formula="109*logwidth/154"/>
            <draw:equation draw:name="f103" draw:formula="39*logheight/79"/>
            <draw:equation draw:name="f104" draw:formula="110*logwidth/154"/>
            <draw:equation draw:name="f105" draw:formula="34*logheight/79"/>
            <draw:equation draw:name="f106" draw:formula="logwidth"/>
            <draw:equation draw:name="f107" draw:formula="logheight"/>
          </draw:enhanced-geometry>
        </draw:custom-shape>
        <draw:custom-shape draw:name="Freeform 39" draw:style-name="gr3" draw:text-style-name="P2" draw:layer="layout" svg:width="1.55cm" svg:height="2.39cm" svg:x="31.48cm" svg:y="4.376cm">
          <text:p><text:span text:style-name="T1"/></text:p>
          <draw:enhanced-geometry draw:mirror-horizontal="false" draw:mirror-vertical="false" drawooo:sub-view-size="141 217" draw:text-areas="0 0 ?f120 ?f121" svg:viewBox="0 0 0 0" draw:type="ooxml-non-primitive" draw:enhanced-path="M 74 159 C 74 158 74 158 74 158 75 158 75 158 75 157 75 157 75 157 75 157 75 157 75 156 75 156 76 156 76 156 76 156 76 156 76 157 76 157 76 157 76 157 76 158 76 158 76 158 76 158 76 158 76 158 75 159 75 159 75 159 75 159 75 159 75 159 74 159 Z M 76 165 C 76 165 76 165 77 165 77 165 77 165 77 165 78 165 78 165 78 165 79 165 79 165 79 165 79 164 79 164 79 164 79 164 79 164 79 164 79 164 78 164 78 164 78 164 78 164 78 163 78 163 77 163 77 164 77 164 77 164 77 164 77 164 76 164 76 164 76 164 75 164 75 164 75 165 76 165 76 165 Z M 76 168 C 76 168 76 168 77 168 77 168 77 168 77 169 77 169 77 169 77 169 77 169 77 170 77 170 77 170 78 170 78 170 78 170 79 170 79 170 79 170 79 169 79 169 79 168 79 168 79 168 79 167 79 167 79 167 79 166 78 167 78 167 78 167 77 167 77 167 77 167 76 166 76 167 76 167 76 167 76 168 76 168 76 168 76 168 Z M 82 163 C 83 163 83 163 83 163 83 163 83 163 83 163 83 163 84 163 84 163 84 163 84 163 84 163 84 163 84 162 84 162 84 162 85 162 85 162 85 162 85 161 85 161 85 161 86 161 86 161 86 160 86 160 86 160 86 160 85 160 85 160 85 160 85 160 84 159 84 159 84 159 84 159 84 159 83 159 83 160 83 160 83 160 83 161 83 161 83 161 83 162 83 162 82 162 82 162 82 163 82 163 82 163 82 163 82 163 82 163 Z M 77 154 C 77 154 77 154 77 154 76 153 76 154 76 154 76 154 76 154 77 154 Z M 141 131 C 141 131 140 131 140 131 140 131 140 130 140 130 140 130 140 130 140 130 140 129 140 129 140 129 139 129 139 129 139 129 139 129 139 129 139 129 139 130 139 130 138 130 138 130 138 130 138 131 138 131 138 131 137 131 137 132 137 132 137 132 136 132 136 132 136 131 136 131 136 131 137 131 137 130 137 130 137 130 137 129 137 129 137 128 137 128 137 127 137 127 137 126 137 126 138 126 138 126 138 126 139 126 139 126 139 126 139 126 139 126 140 126 140 126 139 126 139 125 139 125 139 124 139 124 139 123 138 123 138 123 138 122 138 122 138 121 138 121 138 120 137 120 137 119 137 119 137 119 137 118 137 118 136 118 136 118 136 118 136 118 136 118 136 118 135 116 135 116 135 116 134 116 134 116 134 115 133 115 133 114 133 114 132 114 132 114 129 117 129 117 129 117 127 115 127 115 127 115 127 115 126 113 126 113 126 113 125 111 125 111 124 110 124 109 124 109 124 109 127 105 127 105 126 105 126 104 126 104 126 104 124 100 124 100 124 100 124 99 124 99 124 99 124 99 124 99 127 99 127 99 127 99 127 99 127 94 127 94 126 94 125 93 125 93 124 94 124 94 124 94 124 94 123 94 123 94 123 94 121 93 121 93 121 93 119 93 119 93 119 93 118 91 118 91 118 91 116 90 116 90 116 89 115 90 114 90 114 90 113 89 113 89 113 89 114 87 114 87 114 87 114 86 114 86 114 86 113 85 113 84 113 84 113 84 114 84 114 84 115 82 115 82 115 82 114 81 114 81 114 81 113 80 113 80 113 80 114 80 114 80 114 80 115 78 115 78 115 78 115 77 115 77 115 77 114 77 114 77 114 20 114 20 114 20 110 18 110 18 110 18 108 14 108 14 108 14 99 6 99 6 99 6 94 6 94 6 94 6 94 9 94 9 94 9 87 9 87 9 87 9 86 11 86 11 86 11 82 11 82 11 82 11 75 15 75 15 75 15 71 11 71 11 71 11 70 1 70 1 70 1 70 1 69 2 68 2 68 2 64 0 64 0 38 39 38 39 38 39 36 53 36 53 36 53 31 56 31 56 31 56 27 64 27 64 27 64 29 67 29 67 29 67 29 69 29 69 29 69 29 69 27 70 27 70 27 71 28 71 28 71 28 71 27 73 26 73 26 73 28 74 28 74 28 74 27 75 26 75 26 76 27 76 27 76 29 76 29 76 29 76 29 79 29 79 29 79 23 84 23 84 23 84 23 84 24 85 24 86 24 86 24 87 24 87 16 93 16 93 16 93 16 93 12 98 12 98 12 98 16 102 16 102 16 104 16 104 16 104 10 102 10 102 10 102 10 103 10 103 10 103 10 103 9 105 9 105 9 106 10 107 10 107 10 107 9 109 9 109 9 109 8 112 8 112 8 112 6 109 6 109 6 109 5 106 5 106 3 106 3 106 3 106 3 108 3 108 3 108 0 108 0 108 0 108 3 166 3 166 3 166 4 186 4 186 4 186 4 186 4 195 4 195 4 195 4 202 4 202 9 208 9 208 9 208 9 208 9 211 9 211 9 211 9 213 9 214 9 214 10 214 10 214 10 214 11 214 12 215 12 215 13 215 13 216 13 216 13 216 14 217 14 217 14 216 15 216 15 215 15 215 15 214 16 213 17 213 17 212 17 211 17 210 18 209 18 209 18 209 18 208 18 207 18 207 19 206 19 205 19 204 20 204 21 204 22 203 22 203 23 202 24 201 24 200 24 199 24 198 25 198 25 197 25 197 25 196 25 195 25 194 26 194 27 194 27 194 28 194 28 194 29 194 29 194 29 194 29 194 29 193 30 193 31 193 31 192 31 191 31 190 30 189 30 188 29 188 29 187 29 187 30 186 30 186 30 185 31 185 31 185 32 184 32 183 33 183 34 182 34 182 35 181 35 181 36 180 36 180 36 180 36 179 37 179 37 179 37 179 37 179 37 179 37 179 37 179 37 179 38 179 38 179 38 179 38 179 38 180 39 180 39 180 40 180 40 180 40 180 40 179 40 179 40 179 40 179 40 179 40 178 41 178 41 178 42 179 42 179 43 179 43 180 43 181 44 181 44 182 44 182 43 183 43 184 43 184 43 185 44 185 44 185 44 185 45 185 45 184 45 184 45 184 45 184 45 184 45 184 45 183 45 183 45 183 45 183 45 183 45 182 45 182 45 181 45 181 45 180 45 180 45 179 45 179 45 179 44 178 44 178 44 177 44 177 44 176 44 176 44 175 45 175 45 175 45 176 45 176 45 176 45 177 45 178 46 179 46 180 46 181 46 181 46 182 46 182 46 182 46 183 46 183 47 183 46 182 47 182 47 182 47 182 47 181 47 181 47 181 47 181 47 180 47 180 48 180 48 180 48 179 48 179 47 180 47 180 47 180 47 180 47 180 47 180 47 180 47 180 47 180 46 179 46 179 46 179 46 178 46 177 47 177 47 177 47 176 47 177 47 177 47 177 47 177 48 178 47 178 47 178 47 179 47 179 48 179 48 179 48 179 48 178 48 178 48 178 48 178 49 178 49 178 49 178 49 178 50 178 50 178 50 178 51 178 51 178 51 178 51 178 51 179 51 179 51 178 51 178 51 178 52 177 52 177 52 176 52 176 52 175 52 175 52 175 52 174 52 174 52 174 52 173 52 173 52 173 52 173 53 173 53 172 53 172 53 172 53 173 53 174 53 174 53 175 53 175 53 176 53 176 53 177 54 177 54 177 54 177 54 177 54 178 54 178 54 178 54 178 54 178 54 178 54 179 54 179 55 179 55 178 55 178 56 178 56 177 56 177 56 177 56 176 57 176 57 175 57 175 57 175 57 174 58 174 58 173 58 173 58 173 59 173 59 172 59 172 59 171 59 171 59 170 59 170 59 170 59 169 59 169 59 169 59 169 59 169 60 169 60 169 60 169 60 169 61 170 61 170 61 170 61 170 60 170 60 170 60 170 60 170 60 171 60 171 60 171 60 172 60 172 60 172 60 173 60 173 61 173 61 174 61 174 61 174 62 174 62 174 63 174 63 174 63 175 63 175 64 175 64 175 64 175 65 175 65 175 65 174 65 174 65 174 66 173 66 173 66 173 66 173 66 173 66 173 66 173 67 173 67 173 67 173 68 173 68 172 68 172 68 172 69 172 69 171 69 171 69 171 69 171 70 170 70 170 70 169 70 169 71 169 71 168 71 168 71 168 70 168 70 168 70 168 70 168 70 168 70 167 70 167 70 167 70 167 70 167 69 166 69 166 69 166 70 166 70 166 70 166 70 166 70 165 70 165 70 165 70 165 70 165 70 164 70 164 70 163 70 163 70 163 70 163 71 163 71 162 71 162 71 162 71 162 71 161 71 161 71 161 71 161 71 160 71 160 72 160 72 160 72 160 72 160 72 159 72 159 72 159 72 159 72 159 73 158 73 158 73 158 74 157 74 157 74 156 74 156 74 156 74 155 74 154 74 154 73 154 73 154 73 154 73 153 73 153 73 153 73 153 73 152 73 152 74 152 74 152 74 152 74 152 74 152 74 151 74 151 74 151 75 151 75 151 75 151 75 151 76 151 76 150 76 150 76 150 77 150 77 150 77 150 78 150 78 150 78 150 78 149 78 149 78 149 78 149 78 148 78 148 79 148 79 148 79 147 79 147 79 147 79 147 79 146 79 146 79 146 79 145 79 145 80 145 80 145 80 146 80 146 80 147 80 147 80 147 80 148 80 148 81 148 81 148 81 148 80 148 80 149 80 149 79 150 79 151 79 151 79 151 79 151 79 151 79 152 78 152 78 152 78 153 78 153 78 154 78 154 78 155 78 155 78 156 79 156 79 156 79 156 80 156 80 157 80 157 81 157 81 157 81 157 81 156 81 156 81 156 81 156 82 156 82 156 82 156 83 157 83 157 84 158 84 158 84 158 85 158 85 158 85 158 85 158 85 159 86 159 86 159 87 159 87 160 88 160 88 160 88 160 88 160 88 160 88 160 88 160 88 161 89 161 89 161 89 160 89 160 89 160 89 160 89 160 89 160 89 159 89 159 89 159 89 158 89 158 89 158 89 158 89 157 88 157 88 157 88 156 88 156 88 155 88 155 88 154 88 154 89 154 89 153 89 153 89 153 89 153 89 152 89 152 89 152 90 152 89 151 89 151 89 151 90 150 90 150 90 150 90 150 90 150 90 150 90 149 90 149 91 149 91 149 91 149 91 149 91 148 91 148 91 148 91 149 91 150 91 150 91 150 91 150 91 151 92 151 92 151 92 151 92 151 92 151 92 151 92 152 92 152 92 152 92 152 93 152 93 152 93 152 93 152 94 151 94 151 94 151 95 151 95 150 95 151 96 151 95 151 95 152 95 152 94 152 94 153 94 153 94 153 94 154 94 154 94 155 94 155 94 155 94 156 94 156 94 156 94 157 94 157 93 157 93 157 93 157 93 158 93 158 92 158 92 158 92 158 92 159 92 159 93 160 94 160 94 160 94 160 95 160 95 160 96 160 96 159 97 159 97 159 98 159 98 159 98 158 98 158 98 158 98 158 98 158 98 158 99 157 99 157 99 157 100 156 100 156 100 156 100 155 100 155 100 155 100 154 100 154 100 153 99 154 99 153 99 153 98 153 98 153 98 152 98 152 97 152 97 152 96 151 96 151 96 150 97 150 97 150 97 149 97 149 97 148 96 148 96 147 97 147 97 147 97 147 97 147 97 147 97 148 97 148 98 148 98 149 99 149 99 149 99 149 99 148 99 148 99 148 99 148 100 148 100 148 100 148 101 147 101 148 101 148 101 148 102 148 102 149 103 149 103 149 103 150 103 151 103 152 103 152 103 153 103 153 103 153 103 154 104 154 104 154 104 154 104 154 105 154 105 155 105 155 105 155 106 155 105 154 105 154 105 153 105 153 106 152 106 151 106 151 106 150 106 150 106 149 106 149 106 149 107 149 107 149 107 149 107 149 107 149 108 148 108 149 108 149 108 149 108 149 108 150 108 150 108 150 108 150 109 151 109 151 109 152 109 152 110 152 110 152 110 153 111 153 111 153 111 152 111 152 111 152 111 151 111 151 111 151 111 150 111 150 112 150 112 149 112 149 112 148 112 147 112 147 112 146 112 146 112 145 112 145 112 145 112 145 113 145 113 145 113 145 113 145 113 145 113 145 113 145 113 145 114 145 114 145 115 145 116 145 116 145 117 145 118 145 118 145 118 146 118 146 119 146 119 146 119 146 119 146 120 146 121 146 122 146 122 146 122 145 122 145 122 144 122 143 123 142 123 141 123 141 123 141 123 141 123 141 123 141 123 141 124 141 124 141 124 141 124 141 124 141 124 141 124 142 124 142 124 142 124 142 125 142 125 142 125 142 126 142 126 143 126 143 126 143 126 143 126 143 126 143 127 143 127 143 127 143 128 143 128 142 128 142 128 142 128 142 128 141 128 141 128 140 128 140 128 140 128 139 129 139 129 139 129 139 129 139 129 138 129 138 129 138 129 138 130 138 130 138 130 138 130 138 131 138 131 138 131 138 131 139 132 139 132 139 132 140 132 140 132 140 132 141 132 142 133 141 133 141 133 141 134 141 134 141 134 141 134 140 135 140 135 140 135 140 135 140 136 140 137 139 137 138 138 138 139 137 139 136 140 136 140 135 141 135 141 135 141 134 141 134 141 133 141 132 141 131 Z N">
            <draw:equation draw:name="f0" draw:formula="76*logwidth/141"/>
            <draw:equation draw:name="f1" draw:formula="158*logheight/217"/>
            <draw:equation draw:name="f2" draw:formula="78*logwidth/141"/>
            <draw:equation draw:name="f3" draw:formula="165*logheight/217"/>
            <draw:equation draw:name="f4" draw:formula="76*logwidth/141"/>
            <draw:equation draw:name="f5" draw:formula="164*logheight/217"/>
            <draw:equation draw:name="f6" draw:formula="78*logwidth/141"/>
            <draw:equation draw:name="f7" draw:formula="170*logheight/217"/>
            <draw:equation draw:name="f8" draw:formula="76*logwidth/141"/>
            <draw:equation draw:name="f9" draw:formula="168*logheight/217"/>
            <draw:equation draw:name="f10" draw:formula="85*logwidth/141"/>
            <draw:equation draw:name="f11" draw:formula="162*logheight/217"/>
            <draw:equation draw:name="f12" draw:formula="83*logwidth/141"/>
            <draw:equation draw:name="f13" draw:formula="161*logheight/217"/>
            <draw:equation draw:name="f14" draw:formula="77*logwidth/141"/>
            <draw:equation draw:name="f15" draw:formula="154*logheight/217"/>
            <draw:equation draw:name="f16" draw:formula="138*logwidth/141"/>
            <draw:equation draw:name="f17" draw:formula="130*logheight/217"/>
            <draw:equation draw:name="f18" draw:formula="137*logwidth/141"/>
            <draw:equation draw:name="f19" draw:formula="127*logheight/217"/>
            <draw:equation draw:name="f20" draw:formula="138*logwidth/141"/>
            <draw:equation draw:name="f21" draw:formula="121*logheight/217"/>
            <draw:equation draw:name="f22" draw:formula="132*logwidth/141"/>
            <draw:equation draw:name="f23" draw:formula="114*logheight/217"/>
            <draw:equation draw:name="f24" draw:formula="124*logwidth/141"/>
            <draw:equation draw:name="f25" draw:formula="100*logheight/217"/>
            <draw:equation draw:name="f26" draw:formula="121*logwidth/141"/>
            <draw:equation draw:name="f27" draw:formula="93*logheight/217"/>
            <draw:equation draw:name="f28" draw:formula="113*logwidth/141"/>
            <draw:equation draw:name="f29" draw:formula="84*logheight/217"/>
            <draw:equation draw:name="f30" draw:formula="114*logwidth/141"/>
            <draw:equation draw:name="f31" draw:formula="77*logheight/217"/>
            <draw:equation draw:name="f32" draw:formula="86*logwidth/141"/>
            <draw:equation draw:name="f33" draw:formula="11*logheight/217"/>
            <draw:equation draw:name="f34" draw:formula="36*logwidth/141"/>
            <draw:equation draw:name="f35" draw:formula="53*logheight/217"/>
            <draw:equation draw:name="f36" draw:formula="28*logwidth/141"/>
            <draw:equation draw:name="f37" draw:formula="74*logheight/217"/>
            <draw:equation draw:name="f38" draw:formula="16*logwidth/141"/>
            <draw:equation draw:name="f39" draw:formula="93*logheight/217"/>
            <draw:equation draw:name="f40" draw:formula="9*logwidth/141"/>
            <draw:equation draw:name="f41" draw:formula="109*logheight/217"/>
            <draw:equation draw:name="f42" draw:formula="4*logwidth/141"/>
            <draw:equation draw:name="f43" draw:formula="186*logheight/217"/>
            <draw:equation draw:name="f44" draw:formula="13*logwidth/141"/>
            <draw:equation draw:name="f45" draw:formula="216*logheight/217"/>
            <draw:equation draw:name="f46" draw:formula="20*logwidth/141"/>
            <draw:equation draw:name="f47" draw:formula="204*logheight/217"/>
            <draw:equation draw:name="f48" draw:formula="29*logwidth/141"/>
            <draw:equation draw:name="f49" draw:formula="193*logheight/217"/>
            <draw:equation draw:name="f50" draw:formula="36*logwidth/141"/>
            <draw:equation draw:name="f51" draw:formula="180*logheight/217"/>
            <draw:equation draw:name="f52" draw:formula="40*logwidth/141"/>
            <draw:equation draw:name="f53" draw:formula="179*logheight/217"/>
            <draw:equation draw:name="f54" draw:formula="45*logwidth/141"/>
            <draw:equation draw:name="f55" draw:formula="184*logheight/217"/>
            <draw:equation draw:name="f56" draw:formula="45*logwidth/141"/>
            <draw:equation draw:name="f57" draw:formula="175*logheight/217"/>
            <draw:equation draw:name="f58" draw:formula="47*logwidth/141"/>
            <draw:equation draw:name="f59" draw:formula="181*logheight/217"/>
            <draw:equation draw:name="f60" draw:formula="47*logwidth/141"/>
            <draw:equation draw:name="f61" draw:formula="177*logheight/217"/>
            <draw:equation draw:name="f62" draw:formula="51*logwidth/141"/>
            <draw:equation draw:name="f63" draw:formula="178*logheight/217"/>
            <draw:equation draw:name="f64" draw:formula="53*logwidth/141"/>
            <draw:equation draw:name="f65" draw:formula="172*logheight/217"/>
            <draw:equation draw:name="f66" draw:formula="55*logwidth/141"/>
            <draw:equation draw:name="f67" draw:formula="178*logheight/217"/>
            <draw:equation draw:name="f68" draw:formula="59*logwidth/141"/>
            <draw:equation draw:name="f69" draw:formula="169*logheight/217"/>
            <draw:equation draw:name="f70" draw:formula="61*logwidth/141"/>
            <draw:equation draw:name="f71" draw:formula="173*logheight/217"/>
            <draw:equation draw:name="f72" draw:formula="66*logwidth/141"/>
            <draw:equation draw:name="f73" draw:formula="173*logheight/217"/>
            <draw:equation draw:name="f74" draw:formula="70*logwidth/141"/>
            <draw:equation draw:name="f75" draw:formula="168*logheight/217"/>
            <draw:equation draw:name="f76" draw:formula="70*logwidth/141"/>
            <draw:equation draw:name="f77" draw:formula="163*logheight/217"/>
            <draw:equation draw:name="f78" draw:formula="74*logwidth/141"/>
            <draw:equation draw:name="f79" draw:formula="157*logheight/217"/>
            <draw:equation draw:name="f80" draw:formula="74*logwidth/141"/>
            <draw:equation draw:name="f81" draw:formula="151*logheight/217"/>
            <draw:equation draw:name="f82" draw:formula="79*logwidth/141"/>
            <draw:equation draw:name="f83" draw:formula="147*logheight/217"/>
            <draw:equation draw:name="f84" draw:formula="79*logwidth/141"/>
            <draw:equation draw:name="f85" draw:formula="151*logheight/217"/>
            <draw:equation draw:name="f86" draw:formula="81*logwidth/141"/>
            <draw:equation draw:name="f87" draw:formula="156*logheight/217"/>
            <draw:equation draw:name="f88" draw:formula="88*logwidth/141"/>
            <draw:equation draw:name="f89" draw:formula="160*logheight/217"/>
            <draw:equation draw:name="f90" draw:formula="88*logwidth/141"/>
            <draw:equation draw:name="f91" draw:formula="156*logheight/217"/>
            <draw:equation draw:name="f92" draw:formula="90*logwidth/141"/>
            <draw:equation draw:name="f93" draw:formula="149*logheight/217"/>
            <draw:equation draw:name="f94" draw:formula="93*logwidth/141"/>
            <draw:equation draw:name="f95" draw:formula="152*logheight/217"/>
            <draw:equation draw:name="f96" draw:formula="94*logwidth/141"/>
            <draw:equation draw:name="f97" draw:formula="156*logheight/217"/>
            <draw:equation draw:name="f98" draw:formula="98*logwidth/141"/>
            <draw:equation draw:name="f99" draw:formula="159*logheight/217"/>
            <draw:equation draw:name="f100" draw:formula="98*logwidth/141"/>
            <draw:equation draw:name="f101" draw:formula="153*logheight/217"/>
            <draw:equation draw:name="f102" draw:formula="99*logwidth/141"/>
            <draw:equation draw:name="f103" draw:formula="149*logheight/217"/>
            <draw:equation draw:name="f104" draw:formula="103*logwidth/141"/>
            <draw:equation draw:name="f105" draw:formula="153*logheight/217"/>
            <draw:equation draw:name="f106" draw:formula="107*logwidth/141"/>
            <draw:equation draw:name="f107" draw:formula="149*logheight/217"/>
            <draw:equation draw:name="f108" draw:formula="111*logwidth/141"/>
            <draw:equation draw:name="f109" draw:formula="152*logheight/217"/>
            <draw:equation draw:name="f110" draw:formula="113*logwidth/141"/>
            <draw:equation draw:name="f111" draw:formula="145*logheight/217"/>
            <draw:equation draw:name="f112" draw:formula="123*logwidth/141"/>
            <draw:equation draw:name="f113" draw:formula="142*logheight/217"/>
            <draw:equation draw:name="f114" draw:formula="126*logwidth/141"/>
            <draw:equation draw:name="f115" draw:formula="143*logheight/217"/>
            <draw:equation draw:name="f116" draw:formula="129*logwidth/141"/>
            <draw:equation draw:name="f117" draw:formula="138*logheight/217"/>
            <draw:equation draw:name="f118" draw:formula="135*logwidth/141"/>
            <draw:equation draw:name="f119" draw:formula="140*logheight/217"/>
            <draw:equation draw:name="f120" draw:formula="logwidth"/>
            <draw:equation draw:name="f121" draw:formula="logheight"/>
          </draw:enhanced-geometry>
        </draw:custom-shape>
        <draw:custom-shape draw:name="Freeform 40" draw:style-name="gr3" draw:text-style-name="P2" draw:layer="layout" svg:width="1.881cm" svg:height="1.761cm" svg:x="22.764cm" svg:y="11.622cm">
          <text:p><text:span text:style-name="T1"/></text:p>
          <draw:enhanced-geometry draw:mirror-horizontal="false" draw:mirror-vertical="false" drawooo:sub-view-size="171 160" draw:text-areas="0 0 ?f116 ?f117" svg:viewBox="0 0 0 0" draw:type="ooxml-non-primitive" draw:enhanced-path="M 148 150 C 148 150 148 150 149 149 149 149 149 149 149 149 149 148 149 148 149 148 149 148 150 148 150 148 150 147 151 148 151 148 151 149 151 149 151 149 151 150 150 150 150 150 150 151 150 151 150 151 149 151 149 151 148 150 Z M 160 155 C 160 155 160 155 160 154 161 154 161 154 161 153 161 153 161 153 162 152 162 152 162 152 162 152 161 152 161 152 161 152 161 152 161 152 161 152 160 153 160 153 159 153 159 153 159 152 159 152 158 152 158 151 158 151 158 151 158 151 158 151 157 151 157 151 157 151 157 151 157 151 157 151 157 152 157 152 157 152 157 153 157 153 157 153 158 154 158 154 158 154 158 155 158 155 159 155 159 156 159 156 159 156 160 156 160 156 160 155 Z M 168 152 C 168 152 168 152 169 152 169 153 169 153 169 153 170 152 169 152 169 152 169 152 169 151 168 150 168 150 167 150 167 150 166 150 166 150 166 150 166 151 166 151 166 151 167 151 167 152 168 152 Z M 168 160 C 168 160 168 160 169 160 169 160 169 160 169 160 170 159 170 159 170 158 170 158 170 158 170 158 170 158 170 157 170 157 170 157 170 156 171 156 171 156 171 156 171 156 171 155 170 156 170 156 170 156 169 156 169 156 169 156 169 157 168 157 168 157 168 157 167 158 167 158 167 158 167 159 167 159 168 160 168 160 Z M 152 113 C 152 113 150 104 150 104 145 96 145 96 145 96 145 95 145 95 145 95 145 95 148 85 148 85 148 85 148 82 148 82 83 82 83 82 83 82 83 82 84 81 84 81 84 81 85 80 85 80 85 79 83 78 83 78 83 78 83 77 83 77 83 76 84 75 84 75 84 75 84 74 84 74 83 73 83 73 83 72 83 72 83 72 83 72 83 72 84 72 85 71 86 71 87 71 87 71 87 71 86 69 86 68 85 67 85 66 85 65 85 65 86 65 86 65 87 65 86 66 86 66 87 67 87 68 88 67 88 67 88 66 88 66 88 65 88 64 87 64 87 63 87 63 87 63 87 62 87 62 87 62 86 61 88 61 88 60 89 60 89 60 90 59 90 59 90 59 90 59 90 58 89 58 89 58 88 58 88 58 87 57 87 57 87 57 88 57 88 57 89 57 90 57 90 57 90 58 91 58 91 57 91 55 92 53 92 53 92 53 92 52 93 52 93 52 93 52 93 52 94 52 94 52 94 52 95 52 95 51 95 51 94 51 94 51 94 51 93 51 93 51 92 50 93 49 93 49 93 48 94 47 94 48 95 48 94 49 95 49 95 49 95 49 96 49 96 48 96 47 96 47 96 46 97 46 97 46 98 45 98 45 98 45 98 44 99 43 100 42 101 42 102 42 101 41 101 40 101 40 101 40 100 39 99 39 99 39 99 38 100 38 100 38 100 39 100 39 101 39 101 39 102 40 102 39 102 39 103 38 103 38 103 38 103 37 104 37 104 37 104 37 104 37 104 36 104 36 104 35 104 35 103 34 103 34 103 35 103 35 103 35 103 35 103 36 103 36 103 36 102 36 102 37 101 37 100 37 100 36 99 36 99 35 99 34 99 34 99 33 100 33 101 33 101 33 102 33 102 32 103 32 104 32 104 33 104 33 104 33 104 33 104 34 105 34 106 34 105 32 105 32 105 31 105 30 106 30 106 30 108 29 108 29 109 29 109 28 109 27 108 27 108 28 107 28 107 28 105 28 105 27 105 26 106 25 106 24 105 24 105 24 104 24 104 24 103 24 103 24 102 24 102 23 101 23 101 23 101 22 101 22 101 21 101 21 101 20 101 20 101 19 102 20 102 20 102 21 103 21 103 21 105 22 105 22 105 21 104 20 103 20 103 20 103 20 103 20 103 19 102 19 102 19 103 18 104 18 104 17 105 16 105 16 104 16 103 16 103 16 102 17 102 17 101 18 100 18 100 18 100 17 100 17 100 16 101 15 101 14 101 14 102 13 102 13 103 12 103 12 102 12 101 12 100 12 99 11 99 11 99 10 99 10 99 10 99 9 99 9 99 9 99 8 99 8 99 8 100 8 100 7 101 7 103 6 102 4 102 3 102 3 101 2 101 2 101 1 100 1 100 1 100 2 100 2 100 3 100 3 100 3 100 4 100 4 99 5 98 5 97 4 97 3 97 3 98 2 98 2 99 0 99 0 99 0 0 0 0 0 0 0 0 42 0 42 0 42 0 42 6 48 6 49 6 49 8 53 8 54 8 55 8 57 8 57 8 57 7 59 8 59 8 60 11 61 11 62 11 62 11 62 11 62 10 62 10 63 10 63 10 63 11 64 12 64 12 65 12 66 12 66 12 67 13 67 13 67 13 68 12 69 12 69 12 69 12 70 12 70 13 71 15 73 15 73 15 74 15 74 15 75 15 75 16 76 16 76 16 76 17 75 17 75 17 75 17 76 17 76 17 77 16 78 16 78 17 78 17 79 17 80 17 80 17 81 16 81 16 82 16 82 16 82 16 83 17 84 17 85 17 85 17 86 17 87 17 87 16 89 16 90 16 90 15 93 15 94 14 95 13 98 12 98 12 99 10 99 10 100 10 100 11 101 11 102 11 102 11 105 11 105 11 106 10 107 10 107 10 108 9 108 9 109 10 110 11 111 11 111 11 112 11 114 11 115 11 115 11 119 11 120 11 120 9 122 8 124 8 124 8 124 9 124 9 124 9 125 9 126 9 126 8 127 8 128 8 128 9 129 8 129 8 129 7 130 7 130 6 130 5 130 5 131 5 132 5 132 6 133 6 133 6 134 7 134 7 134 8 134 8 134 9 134 9 134 10 133 11 133 13 133 14 133 15 132 16 132 17 132 19 131 20 132 21 132 23 132 24 131 26 132 27 132 28 132 29 132 30 132 31 132 33 133 34 133 36 133 37 134 38 134 40 135 41 136 43 136 44 137 45 138 47 138 48 139 50 139 51 139 51 140 52 140 53 140 54 140 55 140 56 140 57 141 59 141 60 141 61 141 62 141 62 140 63 141 64 140 64 141 65 140 65 140 65 140 66 139 66 139 66 139 67 139 67 139 68 139 68 139 68 139 68 138 67 138 67 138 67 138 67 138 67 137 67 137 67 137 66 137 66 136 65 136 65 135 65 135 65 135 64 134 64 134 64 134 64 134 63 133 64 133 64 132 65 132 65 131 65 130 65 130 65 129 65 129 66 129 66 129 66 129 67 130 66 132 67 132 67 133 69 132 69 132 69 132 69 132 70 131 70 131 70 131 70 131 71 131 71 129 71 128 71 127 70 125 71 125 72 125 72 126 72 126 72 126 72 127 72 127 72 127 72 128 72 128 73 129 73 129 73 128 73 128 74 128 75 128 75 127 76 127 76 127 76 127 77 127 77 127 77 127 77 128 77 129 78 130 77 131 76 131 76 132 75 133 75 134 75 134 76 134 76 133 77 133 77 133 77 133 78 133 79 133 79 133 80 133 82 133 83 133 83 133 84 133 84 134 84 134 83 134 83 134 83 135 83 136 84 137 84 137 85 137 85 137 86 137 86 138 86 138 86 139 86 139 86 140 87 140 87 141 87 141 87 141 87 142 87 142 87 143 88 143 88 143 89 144 89 144 90 144 91 144 91 143 92 142 92 142 93 142 94 142 94 143 95 143 95 143 95 142 95 141 95 141 96 141 97 140 98 140 99 139 100 139 100 140 101 140 102 141 102 141 102 141 101 141 101 142 100 142 100 142 100 142 99 142 99 142 99 142 98 143 98 143 97 143 97 143 95 143 96 144 97 144 97 145 97 146 98 147 98 147 98 148 98 148 99 148 99 149 100 149 101 150 100 150 99 150 98 150 98 150 97 150 96 149 95 150 95 150 95 150 94 151 94 151 94 151 94 151 93 151 95 152 95 152 95 152 95 153 96 153 96 153 96 153 97 153 97 153 98 153 99 153 100 154 100 154 101 154 101 154 102 154 102 155 102 155 103 155 103 155 104 155 105 155 104 155 104 154 104 154 104 154 103 154 103 154 103 153 103 153 103 153 103 152 103 152 104 151 104 151 105 151 105 150 106 149 106 149 107 149 107 149 108 149 108 150 108 150 108 151 109 151 109 152 110 152 111 152 111 152 111 153 111 153 111 154 110 154 110 154 109 154 109 154 107 155 108 156 108 156 108 156 108 157 109 157 109 157 109 157 110 158 110 157 111 157 111 157 112 157 113 156 113 156 114 156 114 156 115 155 115 154 116 153 116 153 116 152 117 152 117 152 118 153 118 153 118 154 119 154 119 153 119 153 119 153 119 152 119 152 119 151 119 151 119 150 119 150 120 150 120 150 122 150 121 149 121 149 121 149 121 149 121 148 122 148 122 149 123 149 123 149 123 149 124 150 124 150 125 150 126 150 127 150 128 151 129 151 129 152 130 152 131 153 131 153 131 154 131 154 131 155 131 155 132 155 132 155 132 156 132 156 131 158 132 158 132 159 133 158 134 158 134 157 135 157 136 156 136 155 136 154 136 153 136 152 136 151 136 150 136 149 136 148 136 147 137 146 137 145 136 144 136 144 134 144 134 144 133 143 133 143 133 143 132 143 132 142 132 142 132 141 133 141 133 141 134 140 134 139 134 139 134 138 134 138 134 138 134 138 133 138 133 137 133 137 133 137 132 136 132 136 132 135 131 136 131 136 131 136 130 136 129 137 129 136 129 136 129 136 129 136 128 135 128 135 128 135 128 135 128 134 127 133 128 133 128 132 129 132 129 132 130 132 131 132 131 131 132 131 132 131 132 131 133 131 133 130 133 130 134 130 133 131 133 132 133 132 133 133 133 134 133 134 132 134 133 135 133 135 133 135 134 136 135 136 135 136 135 137 136 138 135 139 135 139 136 141 137 142 139 143 139 144 141 144 142 144 143 144 144 144 144 144 145 144 145 144 145 144 145 145 145 146 146 146 146 146 147 146 147 146 148 147 148 147 148 147 149 147 150 147 150 147 151 147 152 147 153 147 154 147 154 147 154 148 155 148 155 149 156 149 156 149 156 149 157 150 157 150 158 149 158 149 158 149 158 148 159 149 159 149 159 149 159 149 159 149 160 149 160 149 160 150 161 150 162 151 162 151 163 151 163 151 163 151 163 151 163 151 164 151 164 150 164 150 165 150 165 150 165 150 165 149 164 149 163 149 163 149 162 149 162 149 161 149 161 148 160 148 160 147 160 147 159 147 158 147 158 147 158 147 157 148 157 148 156 148 156 148 155 148 155 148 154 147 154 147 155 146 155 146 155 145 154 144 154 143 154 144 153 143 153 143 153 142 152 142 152 141 152 142 151 141 151 141 150 141 150 141 150 140 149 140 149 139 149 139 149 138 149 138 148 138 148 138 148 138 147 138 147 138 147 137 147 137 146 137 146 137 146 136 146 136 146 136 147 136 147 136 147 135 147 135 147 135 147 135 148 135 148 135 148 136 148 136 148 137 149 137 149 137 150 138 150 138 151 138 151 137 152 137 152 137 153 137 153 136 153 136 153 136 154 136 154 136 155 136 154 136 154 135 153 136 153 135 153 135 153 135 153 135 152 135 152 134 152 134 152 134 153 134 153 134 153 133 153 133 153 133 154 132 154 132 154 132 153 131 153 131 153 131 153 131 153 130 153 130 153 130 154 130 154 131 154 131 155 131 155 132 155 133 156 133 157 134 157 134 158 135 159 135 159 135 159 134 159 133 159 133 159 132 159 132 159 131 160 130 160 129 160 129 160 128 160 127 160 127 161 127 161 126 161 126 161 125 161 125 161 124 160 124 159 124 159 124 159 124 159 123 159 123 159 123 158 123 158 122 159 121 159 120 158 121 157 121 156 122 156 122 155 122 155 123 155 123 155 124 155 124 156 125 157 125 156 126 155 127 155 127 155 128 155 128 155 128 154 128 153 129 153 128 152 128 151 127 150 128 149 127 148 126 147 126 146 126 146 125 145 125 145 125 145 124 144 124 144 124 144 123 145 122 145 122 145 122 145 121 146 121 146 121 146 121 147 120 147 120 147 120 148 120 148 119 149 119 149 119 150 118 150 118 149 117 149 117 149 116 148 116 148 116 147 117 147 117 146 117 145 118 145 118 144 118 144 118 144 118 144 118 144 118 143 118 143 118 142 119 142 119 141 119 141 120 140 120 139 120 139 120 138 121 137 121 137 121 136 121 135 121 133 121 132 121 131 121 130 121 129 121 129 121 129 121 129 121 128 120 128 120 128 120 127 120 127 120 126 119 126 119 126 119 126 119 125 118 125 118 125 118 124 118 125 117 125 116 125 115 125 115 126 114 127 113 128 112 128 112 128 111 126 111 126 111 125 111 125 112 125 113 125 113 124 113 124 114 124 114 124 114 124 115 123 116 120 116 120 115 119 115 120 114 120 114 120 113 120 112 120 112 121 111 121 110 122 110 122 110 123 109 124 109 124 109 124 110 125 110 125 110 125 110 126 110 127 110 127 111 128 110 130 110 130 109 131 108 132 108 132 108 133 108 134 108 135 108 136 108 136 108 136 108 137 108 137 109 137 109 137 109 138 110 138 110 139 110 139 110 139 111 139 111 140 111 139 112 140 112 141 112 142 112 143 113 143 114 144 114 145 114 146 114 147 115 148 115 148 115 148 115 149 115 149 115 149 116 149 116 150 116 151 116 151 116 152 115 152 115 152 114 153 114 153 114 153 115 154 115 154 115 154 115 155 116 156 116 157 115 155 115 155 115 155 115 155 115 153 113 152 113 Z M 70 140 C 70 140 70 140 71 140 71 140 72 141 72 141 72 141 73 142 73 142 74 142 74 142 75 143 75 143 75 143 76 143 76 143 76 143 76 144 77 144 77 143 77 143 77 143 78 142 78 142 79 141 79 141 79 141 80 140 81 139 80 139 79 139 79 139 78 139 78 139 78 139 77 139 77 138 77 138 76 138 76 138 76 138 75 138 75 138 75 137 75 137 75 137 74 137 74 137 73 138 73 138 73 138 73 138 72 138 72 138 72 139 71 139 71 139 70 139 70 139 70 139 69 140 69 140 70 140 Z N">
            <draw:equation draw:name="f0" draw:formula="150*logwidth/171"/>
            <draw:equation draw:name="f1" draw:formula="151*logheight/160"/>
            <draw:equation draw:name="f2" draw:formula="159*logwidth/171"/>
            <draw:equation draw:name="f3" draw:formula="153*logheight/160"/>
            <draw:equation draw:name="f4" draw:formula="159*logwidth/171"/>
            <draw:equation draw:name="f5" draw:formula="155*logheight/160"/>
            <draw:equation draw:name="f6" draw:formula="166*logwidth/171"/>
            <draw:equation draw:name="f7" draw:formula="150*logheight/160"/>
            <draw:equation draw:name="f8" draw:formula="171*logwidth/171"/>
            <draw:equation draw:name="f9" draw:formula="156*logheight/160"/>
            <draw:equation draw:name="f10" draw:formula="150*logwidth/171"/>
            <draw:equation draw:name="f11" draw:formula="104*logheight/160"/>
            <draw:equation draw:name="f12" draw:formula="83*logwidth/171"/>
            <draw:equation draw:name="f13" draw:formula="77*logheight/160"/>
            <draw:equation draw:name="f14" draw:formula="86*logwidth/171"/>
            <draw:equation draw:name="f15" draw:formula="65*logheight/160"/>
            <draw:equation draw:name="f16" draw:formula="90*logwidth/171"/>
            <draw:equation draw:name="f17" draw:formula="59*logheight/160"/>
            <draw:equation draw:name="f18" draw:formula="94*logwidth/171"/>
            <draw:equation draw:name="f19" draw:formula="52*logheight/160"/>
            <draw:equation draw:name="f20" draw:formula="97*logwidth/171"/>
            <draw:equation draw:name="f21" draw:formula="46*logheight/160"/>
            <draw:equation draw:name="f22" draw:formula="103*logwidth/171"/>
            <draw:equation draw:name="f23" draw:formula="38*logheight/160"/>
            <draw:equation draw:name="f24" draw:formula="99*logwidth/171"/>
            <draw:equation draw:name="f25" draw:formula="34*logheight/160"/>
            <draw:equation draw:name="f26" draw:formula="109*logwidth/171"/>
            <draw:equation draw:name="f27" draw:formula="27*logheight/160"/>
            <draw:equation draw:name="f28" draw:formula="102*logwidth/171"/>
            <draw:equation draw:name="f29" draw:formula="20*logheight/160"/>
            <draw:equation draw:name="f30" draw:formula="100*logwidth/171"/>
            <draw:equation draw:name="f31" draw:formula="18*logheight/160"/>
            <draw:equation draw:name="f32" draw:formula="100*logwidth/171"/>
            <draw:equation draw:name="f33" draw:formula="7*logheight/160"/>
            <draw:equation draw:name="f34" draw:formula="99*logwidth/171"/>
            <draw:equation draw:name="f35" draw:formula="0*logheight/160"/>
            <draw:equation draw:name="f36" draw:formula="10*logwidth/171"/>
            <draw:equation draw:name="f37" draw:formula="63*logheight/160"/>
            <draw:equation draw:name="f38" draw:formula="17*logwidth/171"/>
            <draw:equation draw:name="f39" draw:formula="75*logheight/160"/>
            <draw:equation draw:name="f40" draw:formula="15*logwidth/171"/>
            <draw:equation draw:name="f41" draw:formula="94*logheight/160"/>
            <draw:equation draw:name="f42" draw:formula="11*logwidth/171"/>
            <draw:equation draw:name="f43" draw:formula="120*logheight/160"/>
            <draw:equation draw:name="f44" draw:formula="7*logwidth/171"/>
            <draw:equation draw:name="f45" draw:formula="134*logheight/160"/>
            <draw:equation draw:name="f46" draw:formula="37*logwidth/171"/>
            <draw:equation draw:name="f47" draw:formula="134*logheight/160"/>
            <draw:equation draw:name="f48" draw:formula="65*logwidth/171"/>
            <draw:equation draw:name="f49" draw:formula="140*logheight/160"/>
            <draw:equation draw:name="f50" draw:formula="64*logwidth/171"/>
            <draw:equation draw:name="f51" draw:formula="134*logheight/160"/>
            <draw:equation draw:name="f52" draw:formula="71*logwidth/171"/>
            <draw:equation draw:name="f53" draw:formula="128*logheight/160"/>
            <draw:equation draw:name="f54" draw:formula="77*logwidth/171"/>
            <draw:equation draw:name="f55" draw:formula="129*logheight/160"/>
            <draw:equation draw:name="f56" draw:formula="84*logwidth/171"/>
            <draw:equation draw:name="f57" draw:formula="137*logheight/160"/>
            <draw:equation draw:name="f58" draw:formula="94*logwidth/171"/>
            <draw:equation draw:name="f59" draw:formula="142*logheight/160"/>
            <draw:equation draw:name="f60" draw:formula="97*logwidth/171"/>
            <draw:equation draw:name="f61" draw:formula="143*logheight/160"/>
            <draw:equation draw:name="f62" draw:formula="94*logwidth/171"/>
            <draw:equation draw:name="f63" draw:formula="151*logheight/160"/>
            <draw:equation draw:name="f64" draw:formula="104*logwidth/171"/>
            <draw:equation draw:name="f65" draw:formula="154*logheight/160"/>
            <draw:equation draw:name="f66" draw:formula="111*logwidth/171"/>
            <draw:equation draw:name="f67" draw:formula="154*logheight/160"/>
            <draw:equation draw:name="f68" draw:formula="117*logwidth/171"/>
            <draw:equation draw:name="f69" draw:formula="152*logheight/160"/>
            <draw:equation draw:name="f70" draw:formula="123*logwidth/171"/>
            <draw:equation draw:name="f71" draw:formula="149*logheight/160"/>
            <draw:equation draw:name="f72" draw:formula="136*logwidth/171"/>
            <draw:equation draw:name="f73" draw:formula="156*logheight/160"/>
            <draw:equation draw:name="f74" draw:formula="134*logwidth/171"/>
            <draw:equation draw:name="f75" draw:formula="139*logheight/160"/>
            <draw:equation draw:name="f76" draw:formula="128*logwidth/171"/>
            <draw:equation draw:name="f77" draw:formula="133*logheight/160"/>
            <draw:equation draw:name="f78" draw:formula="135*logwidth/171"/>
            <draw:equation draw:name="f79" draw:formula="137*logheight/160"/>
            <draw:equation draw:name="f80" draw:formula="150*logwidth/171"/>
            <draw:equation draw:name="f81" draw:formula="147*logheight/160"/>
            <draw:equation draw:name="f82" draw:formula="162*logwidth/171"/>
            <draw:equation draw:name="f83" draw:formula="151*logheight/160"/>
            <draw:equation draw:name="f84" draw:formula="158*logwidth/171"/>
            <draw:equation draw:name="f85" draw:formula="147*logheight/160"/>
            <draw:equation draw:name="f86" draw:formula="149*logwidth/171"/>
            <draw:equation draw:name="f87" draw:formula="139*logheight/160"/>
            <draw:equation draw:name="f88" draw:formula="149*logwidth/171"/>
            <draw:equation draw:name="f89" draw:formula="137*logheight/160"/>
            <draw:equation draw:name="f90" draw:formula="153*logwidth/171"/>
            <draw:equation draw:name="f91" draw:formula="134*logheight/160"/>
            <draw:equation draw:name="f92" draw:formula="159*logwidth/171"/>
            <draw:equation draw:name="f93" draw:formula="133*logheight/160"/>
            <draw:equation draw:name="f94" draw:formula="159*logwidth/171"/>
            <draw:equation draw:name="f95" draw:formula="120*logheight/160"/>
            <draw:equation draw:name="f96" draw:formula="146*logwidth/171"/>
            <draw:equation draw:name="f97" draw:formula="126*logheight/160"/>
            <draw:equation draw:name="f98" draw:formula="148*logwidth/171"/>
            <draw:equation draw:name="f99" draw:formula="116*logheight/160"/>
            <draw:equation draw:name="f100" draw:formula="132*logwidth/171"/>
            <draw:equation draw:name="f101" draw:formula="121*logheight/160"/>
            <draw:equation draw:name="f102" draw:formula="128*logwidth/171"/>
            <draw:equation draw:name="f103" draw:formula="112*logheight/160"/>
            <draw:equation draw:name="f104" draw:formula="124*logwidth/171"/>
            <draw:equation draw:name="f105" draw:formula="109*logheight/160"/>
            <draw:equation draw:name="f106" draw:formula="139*logwidth/171"/>
            <draw:equation draw:name="f107" draw:formula="110*logheight/160"/>
            <draw:equation draw:name="f108" draw:formula="152*logwidth/171"/>
            <draw:equation draw:name="f109" draw:formula="114*logheight/160"/>
            <draw:equation draw:name="f110" draw:formula="73*logwidth/171"/>
            <draw:equation draw:name="f111" draw:formula="142*logheight/160"/>
            <draw:equation draw:name="f112" draw:formula="77*logwidth/171"/>
            <draw:equation draw:name="f113" draw:formula="139*logheight/160"/>
            <draw:equation draw:name="f114" draw:formula="70*logwidth/171"/>
            <draw:equation draw:name="f115" draw:formula="140*logheight/160"/>
            <draw:equation draw:name="f116" draw:formula="logwidth"/>
            <draw:equation draw:name="f117" draw:formula="logheight"/>
          </draw:enhanced-geometry>
        </draw:custom-shape>
        <draw:custom-shape draw:name="Freeform 41" draw:style-name="gr3" draw:text-style-name="P2" draw:layer="layout" svg:width="2.831cm" svg:height="1.275cm" svg:x="24.513cm" svg:y="8.74cm">
          <text:p><text:span text:style-name="T1"/></text:p>
          <draw:enhanced-geometry draw:mirror-horizontal="false" draw:mirror-vertical="false" drawooo:sub-view-size="257 116" draw:text-areas="0 0 ?f108 ?f109" svg:viewBox="0 0 0 0" draw:type="ooxml-non-primitive" draw:enhanced-path="M 255 71 C 252 70 252 70 252 70 251 67 251 67 251 67 249 67 249 67 249 67 249 67 245 64 245 64 245 64 245 63 245 62 245 62 246 61 246 61 243 59 243 59 243 59 243 59 242 55 242 55 242 55 239 54 239 54 240 52 240 52 240 52 240 52 240 51 240 51 240 51 238 50 238 50 238 50 238 48 237 48 237 48 236 45 236 45 236 45 234 45 234 45 234 44 235 43 235 43 236 42 236 42 236 42 235 40 235 40 235 40 235 40 236 39 236 39 236 39 236 36 236 36 236 35 236 33 236 33 235 30 235 30 235 30 235 30 235 30 235 30 235 29 235 28 234 28 233 27 232 26 231 26 231 26 230 26 230 25 229 25 229 25 228 25 227 24 227 23 226 23 226 22 226 21 226 20 226 19 226 19 226 19 226 18 226 18 226 18 225 17 224 17 224 17 223 18 222 18 221 18 221 18 220 19 220 20 219 20 219 21 218 21 218 22 217 22 217 22 216 23 216 23 215 23 215 23 214 23 214 23 213 23 213 23 213 23 212 23 211 24 211 24 211 24 210 23 210 23 209 22 208 21 207 21 207 21 206 20 206 20 206 20 205 20 205 20 205 19 205 19 204 19 204 19 203 20 202 20 202 20 201 20 201 20 200 21 200 21 199 22 199 22 197 23 196 22 195 21 195 20 194 19 193 18 193 18 192 17 192 17 191 16 190 16 189 15 187 16 186 16 185 16 184 16 182 16 181 16 181 15 180 14 180 13 179 12 179 11 178 10 178 9 178 8 178 8 177 8 177 7 177 7 177 7 177 6 177 6 176 5 176 5 176 5 175 4 175 4 174 4 173 3 173 2 172 2 172 2 172 1 172 1 171 1 170 1 170 1 169 2 168 2 168 2 167 2 167 3 167 3 166 3 166 3 165 3 164 2 164 2 163 2 163 1 163 1 162 0 162 0 161 0 161 0 160 0 160 0 160 0 159 1 159 1 159 1 159 1 159 1 158 3 158 3 158 3 158 3 157 4 157 5 157 6 158 6 158 7 158 7 159 8 158 9 158 10 158 10 158 11 158 11 158 11 159 11 160 11 160 12 160 13 160 13 159 14 159 14 159 14 160 16 159 16 158 17 157 16 155 16 153 16 153 16 152 17 151 17 150 19 149 19 147 20 147 20 146 20 145 20 144 18 143 18 143 18 142 18 141 18 140 18 139 18 138 19 137 19 137 22 137 23 137 24 138 25 138 26 138 27 137 29 137 29 137 29 132 31 132 32 131 33 131 34 131 35 131 36 130 36 129 37 128 38 128 38 127 38 126 38 125 39 124 39 123 40 123 41 122 42 122 43 121 46 121 47 121 48 121 49 121 49 121 50 119 50 119 50 118 50 117 52 117 52 117 52 116 51 115 51 115 50 114 50 113 49 112 49 111 49 110 48 109 48 109 46 109 45 108 44 108 44 108 43 108 43 106 42 106 42 106 42 106 42 106 43 105 44 107 44 107 45 107 45 105 46 105 46 104 46 102 45 102 46 102 46 103 47 103 48 103 48 101 48 101 49 100 49 100 50 100 51 101 52 101 54 101 54 100 54 99 54 98 54 98 54 98 56 98 57 97 58 96 57 96 57 96 57 96 55 96 55 96 54 95 55 95 55 94 55 93 55 93 54 92 54 91 53 91 52 91 52 90 51 90 51 90 51 88 52 88 53 87 53 85 54 84 54 83 55 82 55 82 55 82 56 82 57 81 58 81 58 81 59 80 60 80 60 79 60 79 60 79 60 79 59 79 58 78 58 78 57 78 57 78 57 77 57 76 57 76 57 70 53 70 53 70 53 69 53 68 53 67 54 67 54 66 54 66 54 65 53 64 52 64 52 64 52 63 52 62 53 62 54 62 54 63 55 63 57 63 57 63 58 63 58 61 58 60 58 60 57 60 57 60 56 60 55 59 55 59 55 58 55 58 56 57 56 55 56 55 56 55 56 54 55 54 54 53 54 52 54 52 54 52 54 52 56 51 56 51 57 52 58 52 58 52 58 53 59 53 59 53 59 51 61 51 60 50 60 49 60 49 60 49 60 45 64 45 64 45 65 44 66 44 66 44 66 45 69 45 69 45 69 47 71 47 71 47 73 47 73 47 73 47 73 46 74 46 74 45 74 42 74 41 74 41 74 39 75 39 75 38 76 37 76 37 76 37 77 34 76 34 76 34 76 33 77 33 77 32 78 32 82 32 82 32 82 34 87 34 87 34 91 34 91 34 91 31 92 31 92 31 92 31 92 27 89 27 89 27 89 20 85 20 85 20 85 15 84 15 84 13 86 13 86 13 86 13 86 10 90 10 90 10 90 9 93 9 93 9 93 10 95 10 95 12 97 12 97 12 97 12 97 10 99 10 99 10 99 8 102 8 102 8 102 11 104 11 104 11 104 8 105 8 105 8 105 9 109 9 109 9 109 7 113 7 113 7 113 6 112 6 112 6 112 5 111 5 111 5 111 3 110 3 110 3 110 1 112 1 112 0 116 0 116 0 116 47 116 47 116 47 116 48 111 48 111 48 111 47 108 47 108 47 108 54 108 54 108 54 108 55 110 55 110 55 110 74 110 74 110 74 110 97 109 97 109 97 109 142 111 142 111 142 111 184 111 184 111 184 111 199 111 199 111 199 111 205 108 205 108 205 108 205 108 208 108 208 108 208 108 212 107 213 107 213 106 216 106 217 105 217 105 218 104 218 104 218 103 219 101 219 101 220 101 222 100 223 100 224 100 224 100 225 100 225 99 226 98 227 98 227 97 226 95 227 95 228 94 230 93 230 93 231 92 231 93 231 92 232 91 232 90 232 89 232 89 234 88 235 87 236 86 239 84 240 84 242 83 244 83 245 82 246 82 247 80 248 79 249 79 257 71 257 71 L 255 71 Z N">
            <draw:equation draw:name="f0" draw:formula="249*logwidth/257"/>
            <draw:equation draw:name="f1" draw:formula="67*logheight/116"/>
            <draw:equation draw:name="f2" draw:formula="243*logwidth/257"/>
            <draw:equation draw:name="f3" draw:formula="59*logheight/116"/>
            <draw:equation draw:name="f4" draw:formula="240*logwidth/257"/>
            <draw:equation draw:name="f5" draw:formula="51*logheight/116"/>
            <draw:equation draw:name="f6" draw:formula="234*logwidth/257"/>
            <draw:equation draw:name="f7" draw:formula="45*logheight/116"/>
            <draw:equation draw:name="f8" draw:formula="236*logwidth/257"/>
            <draw:equation draw:name="f9" draw:formula="39*logheight/116"/>
            <draw:equation draw:name="f10" draw:formula="235*logwidth/257"/>
            <draw:equation draw:name="f11" draw:formula="30*logheight/116"/>
            <draw:equation draw:name="f12" draw:formula="228*logwidth/257"/>
            <draw:equation draw:name="f13" draw:formula="25*logheight/116"/>
            <draw:equation draw:name="f14" draw:formula="226*logwidth/257"/>
            <draw:equation draw:name="f15" draw:formula="18*logheight/116"/>
            <draw:equation draw:name="f16" draw:formula="218*logwidth/257"/>
            <draw:equation draw:name="f17" draw:formula="21*logheight/116"/>
            <draw:equation draw:name="f18" draw:formula="213*logwidth/257"/>
            <draw:equation draw:name="f19" draw:formula="23*logheight/116"/>
            <draw:equation draw:name="f20" draw:formula="206*logwidth/257"/>
            <draw:equation draw:name="f21" draw:formula="20*logheight/116"/>
            <draw:equation draw:name="f22" draw:formula="201*logwidth/257"/>
            <draw:equation draw:name="f23" draw:formula="20*logheight/116"/>
            <draw:equation draw:name="f24" draw:formula="192*logwidth/257"/>
            <draw:equation draw:name="f25" draw:formula="17*logheight/116"/>
            <draw:equation draw:name="f26" draw:formula="180*logwidth/257"/>
            <draw:equation draw:name="f27" draw:formula="14*logheight/116"/>
            <draw:equation draw:name="f28" draw:formula="177*logwidth/257"/>
            <draw:equation draw:name="f29" draw:formula="6*logheight/116"/>
            <draw:equation draw:name="f30" draw:formula="172*logwidth/257"/>
            <draw:equation draw:name="f31" draw:formula="1*logheight/116"/>
            <draw:equation draw:name="f32" draw:formula="166*logwidth/257"/>
            <draw:equation draw:name="f33" draw:formula="3*logheight/116"/>
            <draw:equation draw:name="f34" draw:formula="160*logwidth/257"/>
            <draw:equation draw:name="f35" draw:formula="0*logheight/116"/>
            <draw:equation draw:name="f36" draw:formula="157*logwidth/257"/>
            <draw:equation draw:name="f37" draw:formula="5*logheight/116"/>
            <draw:equation draw:name="f38" draw:formula="159*logwidth/257"/>
            <draw:equation draw:name="f39" draw:formula="11*logheight/116"/>
            <draw:equation draw:name="f40" draw:formula="155*logwidth/257"/>
            <draw:equation draw:name="f41" draw:formula="16*logheight/116"/>
            <draw:equation draw:name="f42" draw:formula="143*logwidth/257"/>
            <draw:equation draw:name="f43" draw:formula="18*logheight/116"/>
            <draw:equation draw:name="f44" draw:formula="138*logwidth/257"/>
            <draw:equation draw:name="f45" draw:formula="26*logheight/116"/>
            <draw:equation draw:name="f46" draw:formula="129*logwidth/257"/>
            <draw:equation draw:name="f47" draw:formula="37*logheight/116"/>
            <draw:equation draw:name="f48" draw:formula="121*logwidth/257"/>
            <draw:equation draw:name="f49" draw:formula="47*logheight/116"/>
            <draw:equation draw:name="f50" draw:formula="115*logwidth/257"/>
            <draw:equation draw:name="f51" draw:formula="51*logheight/116"/>
            <draw:equation draw:name="f52" draw:formula="108*logwidth/257"/>
            <draw:equation draw:name="f53" draw:formula="43*logheight/116"/>
            <draw:equation draw:name="f54" draw:formula="105*logwidth/257"/>
            <draw:equation draw:name="f55" draw:formula="46*logheight/116"/>
            <draw:equation draw:name="f56" draw:formula="100*logwidth/257"/>
            <draw:equation draw:name="f57" draw:formula="51*logheight/116"/>
            <draw:equation draw:name="f58" draw:formula="96*logwidth/257"/>
            <draw:equation draw:name="f59" draw:formula="57*logheight/116"/>
            <draw:equation draw:name="f60" draw:formula="91*logwidth/257"/>
            <draw:equation draw:name="f61" draw:formula="52*logheight/116"/>
            <draw:equation draw:name="f62" draw:formula="82*logwidth/257"/>
            <draw:equation draw:name="f63" draw:formula="55*logheight/116"/>
            <draw:equation draw:name="f64" draw:formula="79*logwidth/257"/>
            <draw:equation draw:name="f65" draw:formula="58*logheight/116"/>
            <draw:equation draw:name="f66" draw:formula="68*logwidth/257"/>
            <draw:equation draw:name="f67" draw:formula="53*logheight/116"/>
            <draw:equation draw:name="f68" draw:formula="62*logwidth/257"/>
            <draw:equation draw:name="f69" draw:formula="54*logheight/116"/>
            <draw:equation draw:name="f70" draw:formula="59*logwidth/257"/>
            <draw:equation draw:name="f71" draw:formula="55*logheight/116"/>
            <draw:equation draw:name="f72" draw:formula="52*logwidth/257"/>
            <draw:equation draw:name="f73" draw:formula="54*logheight/116"/>
            <draw:equation draw:name="f74" draw:formula="51*logwidth/257"/>
            <draw:equation draw:name="f75" draw:formula="60*logheight/116"/>
            <draw:equation draw:name="f76" draw:formula="45*logwidth/257"/>
            <draw:equation draw:name="f77" draw:formula="69*logheight/116"/>
            <draw:equation draw:name="f78" draw:formula="41*logwidth/257"/>
            <draw:equation draw:name="f79" draw:formula="74*logheight/116"/>
            <draw:equation draw:name="f80" draw:formula="33*logwidth/257"/>
            <draw:equation draw:name="f81" draw:formula="77*logheight/116"/>
            <draw:equation draw:name="f82" draw:formula="31*logwidth/257"/>
            <draw:equation draw:name="f83" draw:formula="92*logheight/116"/>
            <draw:equation draw:name="f84" draw:formula="13*logwidth/257"/>
            <draw:equation draw:name="f85" draw:formula="86*logheight/116"/>
            <draw:equation draw:name="f86" draw:formula="12*logwidth/257"/>
            <draw:equation draw:name="f87" draw:formula="97*logheight/116"/>
            <draw:equation draw:name="f88" draw:formula="8*logwidth/257"/>
            <draw:equation draw:name="f89" draw:formula="105*logheight/116"/>
            <draw:equation draw:name="f90" draw:formula="5*logwidth/257"/>
            <draw:equation draw:name="f91" draw:formula="111*logheight/116"/>
            <draw:equation draw:name="f92" draw:formula="47*logwidth/257"/>
            <draw:equation draw:name="f93" draw:formula="116*logheight/116"/>
            <draw:equation draw:name="f94" draw:formula="55*logwidth/257"/>
            <draw:equation draw:name="f95" draw:formula="110*logheight/116"/>
            <draw:equation draw:name="f96" draw:formula="184*logwidth/257"/>
            <draw:equation draw:name="f97" draw:formula="111*logheight/116"/>
            <draw:equation draw:name="f98" draw:formula="213*logwidth/257"/>
            <draw:equation draw:name="f99" draw:formula="107*logheight/116"/>
            <draw:equation draw:name="f100" draw:formula="223*logwidth/257"/>
            <draw:equation draw:name="f101" draw:formula="100*logheight/116"/>
            <draw:equation draw:name="f102" draw:formula="230*logwidth/257"/>
            <draw:equation draw:name="f103" draw:formula="93*logheight/116"/>
            <draw:equation draw:name="f104" draw:formula="240*logwidth/257"/>
            <draw:equation draw:name="f105" draw:formula="84*logheight/116"/>
            <draw:equation draw:name="f106" draw:formula="255*logwidth/257"/>
            <draw:equation draw:name="f107" draw:formula="71*logheight/116"/>
            <draw:equation draw:name="f108" draw:formula="logwidth"/>
            <draw:equation draw:name="f109" draw:formula="logheight"/>
          </draw:enhanced-geometry>
        </draw:custom-shape>
        <draw:custom-shape draw:name="Freeform 42" draw:style-name="gr3" draw:text-style-name="P2" draw:layer="layout" svg:width="2.84cm" svg:height="1.463cm" svg:x="19.717cm" svg:y="8.309cm">
          <text:p><text:span text:style-name="T1"/></text:p>
          <draw:enhanced-geometry draw:mirror-horizontal="false" draw:mirror-vertical="false" drawooo:sub-view-size="258 133" draw:text-areas="0 0 ?f74 ?f75" svg:viewBox="0 0 0 0" draw:type="ooxml-non-primitive" draw:enhanced-path="M 258 40 C 257 38 257 38 257 38 257 38 256 38 255 38 254 38 253 37 251 37 250 36 250 35 249 34 248 33 246 32 247 30 247 29 247 29 247 28 247 28 246 28 246 28 245 28 245 28 245 28 244 27 244 26 243 26 243 25 242 24 242 24 241 23 239 20 241 19 241 19 242 19 242 19 242 19 242 18 242 18 242 17 242 17 243 16 243 16 243 16 243 15 244 15 244 15 245 15 245 14 245 13 245 13 246 13 247 13 247 13 247 12 245 12 246 11 247 10 247 11 247 11 248 11 248 10 248 10 248 9 248 9 248 8 247 8 247 8 246 8 246 7 246 6 245 6 245 5 245 5 244 5 244 5 243 5 243 6 243 6 243 7 242 7 242 7 241 7 240 7 239 6 238 5 238 5 237 4 236 4 236 3 235 2 235 2 234 1 233 1 233 1 232 0 0 0 0 0 0 0 0 133 0 133 0 133 257 133 257 133 257 133 L 258 40 Z N">
            <draw:equation draw:name="f0" draw:formula="258*logwidth/258"/>
            <draw:equation draw:name="f1" draw:formula="40*logheight/133"/>
            <draw:equation draw:name="f2" draw:formula="257*logwidth/258"/>
            <draw:equation draw:name="f3" draw:formula="38*logheight/133"/>
            <draw:equation draw:name="f4" draw:formula="255*logwidth/258"/>
            <draw:equation draw:name="f5" draw:formula="38*logheight/133"/>
            <draw:equation draw:name="f6" draw:formula="251*logwidth/258"/>
            <draw:equation draw:name="f7" draw:formula="37*logheight/133"/>
            <draw:equation draw:name="f8" draw:formula="249*logwidth/258"/>
            <draw:equation draw:name="f9" draw:formula="34*logheight/133"/>
            <draw:equation draw:name="f10" draw:formula="247*logwidth/258"/>
            <draw:equation draw:name="f11" draw:formula="30*logheight/133"/>
            <draw:equation draw:name="f12" draw:formula="247*logwidth/258"/>
            <draw:equation draw:name="f13" draw:formula="28*logheight/133"/>
            <draw:equation draw:name="f14" draw:formula="246*logwidth/258"/>
            <draw:equation draw:name="f15" draw:formula="28*logheight/133"/>
            <draw:equation draw:name="f16" draw:formula="245*logwidth/258"/>
            <draw:equation draw:name="f17" draw:formula="28*logheight/133"/>
            <draw:equation draw:name="f18" draw:formula="243*logwidth/258"/>
            <draw:equation draw:name="f19" draw:formula="26*logheight/133"/>
            <draw:equation draw:name="f20" draw:formula="242*logwidth/258"/>
            <draw:equation draw:name="f21" draw:formula="24*logheight/133"/>
            <draw:equation draw:name="f22" draw:formula="241*logwidth/258"/>
            <draw:equation draw:name="f23" draw:formula="19*logheight/133"/>
            <draw:equation draw:name="f24" draw:formula="242*logwidth/258"/>
            <draw:equation draw:name="f25" draw:formula="19*logheight/133"/>
            <draw:equation draw:name="f26" draw:formula="242*logwidth/258"/>
            <draw:equation draw:name="f27" draw:formula="18*logheight/133"/>
            <draw:equation draw:name="f28" draw:formula="243*logwidth/258"/>
            <draw:equation draw:name="f29" draw:formula="16*logheight/133"/>
            <draw:equation draw:name="f30" draw:formula="243*logwidth/258"/>
            <draw:equation draw:name="f31" draw:formula="15*logheight/133"/>
            <draw:equation draw:name="f32" draw:formula="245*logwidth/258"/>
            <draw:equation draw:name="f33" draw:formula="15*logheight/133"/>
            <draw:equation draw:name="f34" draw:formula="245*logwidth/258"/>
            <draw:equation draw:name="f35" draw:formula="13*logheight/133"/>
            <draw:equation draw:name="f36" draw:formula="247*logwidth/258"/>
            <draw:equation draw:name="f37" draw:formula="13*logheight/133"/>
            <draw:equation draw:name="f38" draw:formula="246*logwidth/258"/>
            <draw:equation draw:name="f39" draw:formula="11*logheight/133"/>
            <draw:equation draw:name="f40" draw:formula="247*logwidth/258"/>
            <draw:equation draw:name="f41" draw:formula="11*logheight/133"/>
            <draw:equation draw:name="f42" draw:formula="248*logwidth/258"/>
            <draw:equation draw:name="f43" draw:formula="10*logheight/133"/>
            <draw:equation draw:name="f44" draw:formula="248*logwidth/258"/>
            <draw:equation draw:name="f45" draw:formula="8*logheight/133"/>
            <draw:equation draw:name="f46" draw:formula="246*logwidth/258"/>
            <draw:equation draw:name="f47" draw:formula="8*logheight/133"/>
            <draw:equation draw:name="f48" draw:formula="245*logwidth/258"/>
            <draw:equation draw:name="f49" draw:formula="6*logheight/133"/>
            <draw:equation draw:name="f50" draw:formula="244*logwidth/258"/>
            <draw:equation draw:name="f51" draw:formula="5*logheight/133"/>
            <draw:equation draw:name="f52" draw:formula="243*logwidth/258"/>
            <draw:equation draw:name="f53" draw:formula="6*logheight/133"/>
            <draw:equation draw:name="f54" draw:formula="242*logwidth/258"/>
            <draw:equation draw:name="f55" draw:formula="7*logheight/133"/>
            <draw:equation draw:name="f56" draw:formula="240*logwidth/258"/>
            <draw:equation draw:name="f57" draw:formula="7*logheight/133"/>
            <draw:equation draw:name="f58" draw:formula="238*logwidth/258"/>
            <draw:equation draw:name="f59" draw:formula="5*logheight/133"/>
            <draw:equation draw:name="f60" draw:formula="236*logwidth/258"/>
            <draw:equation draw:name="f61" draw:formula="3*logheight/133"/>
            <draw:equation draw:name="f62" draw:formula="234*logwidth/258"/>
            <draw:equation draw:name="f63" draw:formula="1*logheight/133"/>
            <draw:equation draw:name="f64" draw:formula="232*logwidth/258"/>
            <draw:equation draw:name="f65" draw:formula="0*logheight/133"/>
            <draw:equation draw:name="f66" draw:formula="0*logwidth/258"/>
            <draw:equation draw:name="f67" draw:formula="0*logheight/133"/>
            <draw:equation draw:name="f68" draw:formula="0*logwidth/258"/>
            <draw:equation draw:name="f69" draw:formula="133*logheight/133"/>
            <draw:equation draw:name="f70" draw:formula="257*logwidth/258"/>
            <draw:equation draw:name="f71" draw:formula="133*logheight/133"/>
            <draw:equation draw:name="f72" draw:formula="258*logwidth/258"/>
            <draw:equation draw:name="f73" draw:formula="40*logheight/133"/>
            <draw:equation draw:name="f74" draw:formula="logwidth"/>
            <draw:equation draw:name="f75" draw:formula="logheight"/>
          </draw:enhanced-geometry>
        </draw:custom-shape>
        <draw:custom-shape draw:name="Freeform 43" draw:style-name="gr3" draw:text-style-name="P2" draw:layer="layout" svg:width="2.464cm" svg:height="1.61cm" svg:x="21.773cm" svg:y="6.523cm">
          <text:p><text:span text:style-name="T1"/></text:p>
          <draw:enhanced-geometry draw:mirror-horizontal="false" draw:mirror-vertical="false" drawooo:sub-view-size="224 146" draw:text-areas="0 0 ?f88 ?f89" svg:viewBox="0 0 0 0" draw:type="ooxml-non-primitive" draw:enhanced-path="M 169 135 C 169 135 170 137 171 137 171 137 173 138 173 138 173 138 174 139 174 139 174 139 174 141 175 141 175 141 176 142 176 142 176 142 176 143 176 143 177 144 177 144 178 144 178 144 180 145 180 145 180 146 180 146 180 146 180 146 181 145 181 145 182 144 182 142 182 142 182 141 181 140 181 139 181 139 181 138 181 137 181 136 182 136 182 135 183 135 183 134 184 134 185 134 186 134 187 134 188 134 189 134 189 133 190 132 190 132 191 131 191 130 191 128 191 128 191 127 191 126 192 125 192 124 194 123 195 122 196 121 196 118 196 117 196 116 196 112 195 111 194 109 192 107 191 107 191 106 191 105 191 104 191 103 192 101 192 100 192 100 193 98 193 98 194 98 194 97 195 97 196 97 196 98 197 98 198 97 198 97 199 96 200 96 201 96 201 96 202 96 206 96 206 95 207 94 207 94 208 93 210 93 211 94 212 93 213 93 214 92 215 91 216 91 216 91 217 89 218 88 218 86 218 85 218 83 219 82 221 81 222 80 223 79 223 78 224 76 224 73 224 71 224 70 224 67 223 66 222 65 218 62 216 61 215 60 214 59 214 57 214 56 214 55 213 54 212 53 211 52 210 51 208 50 207 50 207 49 207 49 207 47 207 47 206 46 206 45 206 44 205 44 205 43 205 42 204 42 204 41 203 41 202 40 201 40 200 40 199 40 199 40 198 39 198 39 197 39 196 39 195 39 195 38 194 38 192 36 192 34 192 32 192 31 192 30 191 30 191 29 190 28 190 28 190 27 189 27 189 26 189 25 189 25 189 24 188 23 189 21 189 20 189 19 188 18 189 17 189 16 190 15 190 15 191 14 192 13 192 13 193 10 190 9 188 8 188 8 187 7 187 7 187 6 187 6 187 5 187 4 187 4 187 3 187 0 187 0 187 0 6 1 6 1 6 1 1 1 1 1 1 1 1 1 1 2 1 3 2 3 4 5 4 5 4 6 4 9 4 9 2 10 2 10 2 10 2 11 2 11 2 11 2 13 2 13 2 13 2 13 6 14 6 14 6 14 7 18 7 19 7 19 7 20 7 21 7 21 6 21 5 22 5 22 4 22 4 23 4 23 5 26 5 27 5 27 3 28 3 28 3 29 3 32 3 32 3 32 0 35 0 35 0 35 0 37 0 37 0 38 4 41 4 41 4 42 4 42 4 43 4 43 6 46 6 46 6 46 5 48 5 48 9 49 9 49 9 49 9 49 8 52 8 52 8 53 8 54 8 55 8 55 9 57 9 57 10 58 11 59 11 59 11 59 10 61 10 61 10 62 10 63 10 63 10 63 12 65 12 65 12 69 12 69 12 69 12 69 14 69 14 69 14 69 14 71 14 71 14 72 15 71 15 71 16 71 16 72 16 72 16 72 17 72 17 73 18 73 16 76 16 76 16 76 19 79 20 80 20 80 19 82 19 82 19 82 19 84 19 85 19 85 18 85 18 85 18 85 18 87 18 87 18 87 18 89 18 89 18 89 19 91 19 92 19 92 20 94 20 94 20 94 21 92 22 92 22 92 21 95 21 95 21 95 24 96 24 96 25 97 25 98 25 99 25 99 26 102 26 103 26 104 25 104 25 105 24 105 24 106 24 107 24 108 25 109 26 109 26 110 26 112 26 113 26 114 27 116 27 117 28 118 28 121 28 122 28 123 28 126 28 127 27 129 27 129 26 129 25 130 26 131 27 131 27 132 29 132 29 133 30 133 30 136 30 136 70 136 70 136 70 136 L 169 135 Z N">
            <draw:equation draw:name="f0" draw:formula="173*logwidth/224"/>
            <draw:equation draw:name="f1" draw:formula="138*logheight/146"/>
            <draw:equation draw:name="f2" draw:formula="176*logwidth/224"/>
            <draw:equation draw:name="f3" draw:formula="142*logheight/146"/>
            <draw:equation draw:name="f4" draw:formula="180*logwidth/224"/>
            <draw:equation draw:name="f5" draw:formula="145*logheight/146"/>
            <draw:equation draw:name="f6" draw:formula="182*logwidth/224"/>
            <draw:equation draw:name="f7" draw:formula="142*logheight/146"/>
            <draw:equation draw:name="f8" draw:formula="182*logwidth/224"/>
            <draw:equation draw:name="f9" draw:formula="135*logheight/146"/>
            <draw:equation draw:name="f10" draw:formula="189*logwidth/224"/>
            <draw:equation draw:name="f11" draw:formula="133*logheight/146"/>
            <draw:equation draw:name="f12" draw:formula="192*logwidth/224"/>
            <draw:equation draw:name="f13" draw:formula="125*logheight/146"/>
            <draw:equation draw:name="f14" draw:formula="195*logwidth/224"/>
            <draw:equation draw:name="f15" draw:formula="111*logheight/146"/>
            <draw:equation draw:name="f16" draw:formula="192*logwidth/224"/>
            <draw:equation draw:name="f17" draw:formula="100*logheight/146"/>
            <draw:equation draw:name="f18" draw:formula="197*logwidth/224"/>
            <draw:equation draw:name="f19" draw:formula="98*logheight/146"/>
            <draw:equation draw:name="f20" draw:formula="206*logwidth/224"/>
            <draw:equation draw:name="f21" draw:formula="95*logheight/146"/>
            <draw:equation draw:name="f22" draw:formula="215*logwidth/224"/>
            <draw:equation draw:name="f23" draw:formula="91*logheight/146"/>
            <draw:equation draw:name="f24" draw:formula="221*logwidth/224"/>
            <draw:equation draw:name="f25" draw:formula="81*logheight/146"/>
            <draw:equation draw:name="f26" draw:formula="223*logwidth/224"/>
            <draw:equation draw:name="f27" draw:formula="66*logheight/146"/>
            <draw:equation draw:name="f28" draw:formula="213*logwidth/224"/>
            <draw:equation draw:name="f29" draw:formula="54*logheight/146"/>
            <draw:equation draw:name="f30" draw:formula="207*logwidth/224"/>
            <draw:equation draw:name="f31" draw:formula="47*logheight/146"/>
            <draw:equation draw:name="f32" draw:formula="203*logwidth/224"/>
            <draw:equation draw:name="f33" draw:formula="41*logheight/146"/>
            <draw:equation draw:name="f34" draw:formula="196*logwidth/224"/>
            <draw:equation draw:name="f35" draw:formula="39*logheight/146"/>
            <draw:equation draw:name="f36" draw:formula="191*logwidth/224"/>
            <draw:equation draw:name="f37" draw:formula="30*logheight/146"/>
            <draw:equation draw:name="f38" draw:formula="189*logwidth/224"/>
            <draw:equation draw:name="f39" draw:formula="24*logheight/146"/>
            <draw:equation draw:name="f40" draw:formula="190*logwidth/224"/>
            <draw:equation draw:name="f41" draw:formula="15*logheight/146"/>
            <draw:equation draw:name="f42" draw:formula="187*logwidth/224"/>
            <draw:equation draw:name="f43" draw:formula="7*logheight/146"/>
            <draw:equation draw:name="f44" draw:formula="187*logwidth/224"/>
            <draw:equation draw:name="f45" draw:formula="0*logheight/146"/>
            <draw:equation draw:name="f46" draw:formula="1*logwidth/224"/>
            <draw:equation draw:name="f47" draw:formula="3*logheight/146"/>
            <draw:equation draw:name="f48" draw:formula="2*logwidth/224"/>
            <draw:equation draw:name="f49" draw:formula="10*logheight/146"/>
            <draw:equation draw:name="f50" draw:formula="6*logwidth/224"/>
            <draw:equation draw:name="f51" draw:formula="14*logheight/146"/>
            <draw:equation draw:name="f52" draw:formula="5*logwidth/224"/>
            <draw:equation draw:name="f53" draw:formula="22*logheight/146"/>
            <draw:equation draw:name="f54" draw:formula="3*logwidth/224"/>
            <draw:equation draw:name="f55" draw:formula="28*logheight/146"/>
            <draw:equation draw:name="f56" draw:formula="0*logwidth/224"/>
            <draw:equation draw:name="f57" draw:formula="37*logheight/146"/>
            <draw:equation draw:name="f58" draw:formula="6*logwidth/224"/>
            <draw:equation draw:name="f59" draw:formula="46*logheight/146"/>
            <draw:equation draw:name="f60" draw:formula="8*logwidth/224"/>
            <draw:equation draw:name="f61" draw:formula="52*logheight/146"/>
            <draw:equation draw:name="f62" draw:formula="11*logwidth/224"/>
            <draw:equation draw:name="f63" draw:formula="59*logheight/146"/>
            <draw:equation draw:name="f64" draw:formula="12*logwidth/224"/>
            <draw:equation draw:name="f65" draw:formula="65*logheight/146"/>
            <draw:equation draw:name="f66" draw:formula="14*logwidth/224"/>
            <draw:equation draw:name="f67" draw:formula="71*logheight/146"/>
            <draw:equation draw:name="f68" draw:formula="17*logwidth/224"/>
            <draw:equation draw:name="f69" draw:formula="73*logheight/146"/>
            <draw:equation draw:name="f70" draw:formula="19*logwidth/224"/>
            <draw:equation draw:name="f71" draw:formula="82*logheight/146"/>
            <draw:equation draw:name="f72" draw:formula="18*logwidth/224"/>
            <draw:equation draw:name="f73" draw:formula="87*logheight/146"/>
            <draw:equation draw:name="f74" draw:formula="20*logwidth/224"/>
            <draw:equation draw:name="f75" draw:formula="94*logheight/146"/>
            <draw:equation draw:name="f76" draw:formula="24*logwidth/224"/>
            <draw:equation draw:name="f77" draw:formula="96*logheight/146"/>
            <draw:equation draw:name="f78" draw:formula="25*logwidth/224"/>
            <draw:equation draw:name="f79" draw:formula="105*logheight/146"/>
            <draw:equation draw:name="f80" draw:formula="26*logwidth/224"/>
            <draw:equation draw:name="f81" draw:formula="113*logheight/146"/>
            <draw:equation draw:name="f82" draw:formula="28*logwidth/224"/>
            <draw:equation draw:name="f83" draw:formula="127*logheight/146"/>
            <draw:equation draw:name="f84" draw:formula="29*logwidth/224"/>
            <draw:equation draw:name="f85" draw:formula="133*logheight/146"/>
            <draw:equation draw:name="f86" draw:formula="169*logwidth/224"/>
            <draw:equation draw:name="f87" draw:formula="135*logheight/146"/>
            <draw:equation draw:name="f88" draw:formula="logwidth"/>
            <draw:equation draw:name="f89" draw:formula="logheight"/>
          </draw:enhanced-geometry>
        </draw:custom-shape>
        <draw:custom-shape draw:name="Freeform 44" draw:style-name="gr3" draw:text-style-name="P2" draw:layer="layout" svg:width="1.252cm" svg:height="1.982cm" svg:x="25.022cm" svg:y="7.428cm">
          <text:p><text:span text:style-name="T1"/></text:p>
          <draw:enhanced-geometry draw:mirror-horizontal="false" draw:mirror-vertical="false" drawooo:sub-view-size="114 180" draw:text-areas="0 0 ?f100 ?f101" svg:viewBox="0 0 0 0" draw:type="ooxml-non-primitive" draw:enhanced-path="M 7 178 C 7 178 6 177 6 177 6 177 5 176 5 175 6 175 6 173 6 173 6 173 7 173 8 173 8 174 9 175 9 175 9 175 11 175 12 175 12 174 13 174 13 174 14 174 14 175 14 176 14 176 14 177 15 177 17 177 17 177 17 176 17 176 17 174 16 173 16 173 16 172 17 171 18 171 18 171 18 171 19 172 20 173 20 173 21 173 21 173 22 172 23 172 24 172 24 172 24 172 30 176 30 176 31 176 32 176 32 176 32 176 32 177 33 177 33 178 33 179 33 179 33 179 34 179 34 179 35 178 35 177 35 177 36 176 36 175 36 174 36 174 37 174 38 173 39 173 41 172 42 172 42 171 44 170 44 170 44 170 45 171 45 171 45 172 46 173 47 173 47 174 48 174 49 174 49 174 50 173 50 174 50 174 50 176 50 176 50 176 51 177 52 176 52 175 52 173 52 173 53 173 54 173 55 173 55 173 55 171 54 170 54 169 54 168 55 168 55 167 57 167 57 167 57 166 56 165 56 165 56 164 58 165 59 165 59 165 61 164 61 164 61 163 59 163 60 162 60 161 60 161 60 161 60 161 62 162 62 162 62 163 62 163 63 164 63 165 63 167 64 167 65 168 66 168 67 168 68 169 69 169 69 170 70 170 71 171 71 171 71 171 72 169 73 169 73 169 75 169 75 168 75 168 75 167 75 166 75 165 76 162 76 161 77 160 77 159 78 158 79 158 80 157 81 157 82 157 82 157 83 156 84 155 85 155 85 154 85 153 85 152 86 151 86 150 91 148 91 148 91 148 92 146 92 145 92 144 91 143 91 142 91 141 91 138 92 138 93 137 94 137 95 137 96 137 97 137 97 137 98 137 99 139 100 139 101 139 101 139 103 138 104 138 105 136 106 136 107 135 107 135 109 135 111 135 112 136 113 135 114 135 113 133 113 133 113 133 114 132 114 132 114 131 114 130 113 130 112 130 112 130 112 130 112 129 112 129 112 128 113 127 112 126 112 126 112 125 111 125 111 124 111 123 112 122 112 122 113 120 113 120 113 120 114 0 114 0 114 0 45 0 45 0 45 0 45 0 45 0 45 0 44 1 44 1 44 1 43 1 43 1 42 1 42 1 41 2 41 2 41 2 41 2 40 2 39 3 38 3 37 4 36 5 35 5 33 6 33 6 33 6 32 6 32 6 32 6 31 6 31 7 30 7 30 7 29 7 29 7 29 7 28 7 28 7 28 7 28 7 28 7 27 7 27 6 26 6 25 6 24 6 24 6 23 5 23 5 22 4 22 4 21 3 21 3 21 2 20 2 20 1 20 1 20 1 19 1 19 0 20 110 20 110 20 110 16 111 16 111 16 111 16 111 17 113 17 113 17 114 18 114 18 114 17 117 17 117 17 117 17 117 16 118 16 119 16 119 16 120 16 120 16 120 16 121 16 121 18 123 18 123 18 123 18 126 18 126 18 126 20 127 20 127 20 127 20 128 20 128 20 128 20 128 19 130 19 130 19 130 18 132 18 132 18 132 19 133 19 133 21 137 21 137 21 137 19 140 19 140 19 140 17 141 17 141 17 141 17 142 17 142 17 142 17 144 17 144 17 144 15 145 15 145 15 145 15 145 15 146 15 146 15 146 15 147 15 147 14 148 14 148 14 148 12 149 12 149 12 149 12 151 12 151 12 151 9 154 9 154 9 154 9 157 9 157 9 157 8 156 8 156 8 156 6 157 6 157 6 157 5 156 5 156 5 156 5 159 5 159 5 159 4 158 4 158 4 158 4 158 4 159 4 159 4 160 4 161 4 161 6 162 6 162 6 162 6 162 5 164 5 164 5 164 3 165 3 165 3 165 5 166 5 166 5 166 4 167 4 167 2 167 2 167 2 167 3 168 3 168 3 168 3 171 3 171 3 171 2 174 2 174 2 174 2 174 1 173 1 173 1 172 0 174 0 174 0 174 1 175 2 176 2 176 2 177 2 177 0 178 0 178 0 178 3 179 3 179 3 179 3 179 4 179 5 179 5 180 7 178 7 178 Z N">
            <draw:equation draw:name="f0" draw:formula="5*logwidth/114"/>
            <draw:equation draw:name="f1" draw:formula="175*logheight/180"/>
            <draw:equation draw:name="f2" draw:formula="9*logwidth/114"/>
            <draw:equation draw:name="f3" draw:formula="175*logheight/180"/>
            <draw:equation draw:name="f4" draw:formula="14*logwidth/114"/>
            <draw:equation draw:name="f5" draw:formula="176*logheight/180"/>
            <draw:equation draw:name="f6" draw:formula="16*logwidth/114"/>
            <draw:equation draw:name="f7" draw:formula="173*logheight/180"/>
            <draw:equation draw:name="f8" draw:formula="20*logwidth/114"/>
            <draw:equation draw:name="f9" draw:formula="173*logheight/180"/>
            <draw:equation draw:name="f10" draw:formula="30*logwidth/114"/>
            <draw:equation draw:name="f11" draw:formula="176*logheight/180"/>
            <draw:equation draw:name="f12" draw:formula="33*logwidth/114"/>
            <draw:equation draw:name="f13" draw:formula="179*logheight/180"/>
            <draw:equation draw:name="f14" draw:formula="36*logwidth/114"/>
            <draw:equation draw:name="f15" draw:formula="174*logheight/180"/>
            <draw:equation draw:name="f16" draw:formula="44*logwidth/114"/>
            <draw:equation draw:name="f17" draw:formula="170*logheight/180"/>
            <draw:equation draw:name="f18" draw:formula="49*logwidth/114"/>
            <draw:equation draw:name="f19" draw:formula="174*logheight/180"/>
            <draw:equation draw:name="f20" draw:formula="52*logwidth/114"/>
            <draw:equation draw:name="f21" draw:formula="176*logheight/180"/>
            <draw:equation draw:name="f22" draw:formula="54*logwidth/114"/>
            <draw:equation draw:name="f23" draw:formula="170*logheight/180"/>
            <draw:equation draw:name="f24" draw:formula="56*logwidth/114"/>
            <draw:equation draw:name="f25" draw:formula="165*logheight/180"/>
            <draw:equation draw:name="f26" draw:formula="60*logwidth/114"/>
            <draw:equation draw:name="f27" draw:formula="162*logheight/180"/>
            <draw:equation draw:name="f28" draw:formula="63*logwidth/114"/>
            <draw:equation draw:name="f29" draw:formula="164*logheight/180"/>
            <draw:equation draw:name="f30" draw:formula="69*logwidth/114"/>
            <draw:equation draw:name="f31" draw:formula="170*logheight/180"/>
            <draw:equation draw:name="f32" draw:formula="75*logwidth/114"/>
            <draw:equation draw:name="f33" draw:formula="168*logheight/180"/>
            <draw:equation draw:name="f34" draw:formula="78*logwidth/114"/>
            <draw:equation draw:name="f35" draw:formula="158*logheight/180"/>
            <draw:equation draw:name="f36" draw:formula="85*logwidth/114"/>
            <draw:equation draw:name="f37" draw:formula="154*logheight/180"/>
            <draw:equation draw:name="f38" draw:formula="92*logwidth/114"/>
            <draw:equation draw:name="f39" draw:formula="145*logheight/180"/>
            <draw:equation draw:name="f40" draw:formula="95*logwidth/114"/>
            <draw:equation draw:name="f41" draw:formula="137*logheight/180"/>
            <draw:equation draw:name="f42" draw:formula="103*logwidth/114"/>
            <draw:equation draw:name="f43" draw:formula="138*logheight/180"/>
            <draw:equation draw:name="f44" draw:formula="113*logwidth/114"/>
            <draw:equation draw:name="f45" draw:formula="135*logheight/180"/>
            <draw:equation draw:name="f46" draw:formula="113*logwidth/114"/>
            <draw:equation draw:name="f47" draw:formula="130*logheight/180"/>
            <draw:equation draw:name="f48" draw:formula="112*logwidth/114"/>
            <draw:equation draw:name="f49" draw:formula="126*logheight/180"/>
            <draw:equation draw:name="f50" draw:formula="113*logwidth/114"/>
            <draw:equation draw:name="f51" draw:formula="120*logheight/180"/>
            <draw:equation draw:name="f52" draw:formula="45*logwidth/114"/>
            <draw:equation draw:name="f53" draw:formula="0*logheight/180"/>
            <draw:equation draw:name="f54" draw:formula="41*logwidth/114"/>
            <draw:equation draw:name="f55" draw:formula="2*logheight/180"/>
            <draw:equation draw:name="f56" draw:formula="33*logwidth/114"/>
            <draw:equation draw:name="f57" draw:formula="6*logheight/180"/>
            <draw:equation draw:name="f58" draw:formula="30*logwidth/114"/>
            <draw:equation draw:name="f59" draw:formula="7*logheight/180"/>
            <draw:equation draw:name="f60" draw:formula="27*logwidth/114"/>
            <draw:equation draw:name="f61" draw:formula="7*logheight/180"/>
            <draw:equation draw:name="f62" draw:formula="22*logwidth/114"/>
            <draw:equation draw:name="f63" draw:formula="4*logheight/180"/>
            <draw:equation draw:name="f64" draw:formula="19*logwidth/114"/>
            <draw:equation draw:name="f65" draw:formula="0*logheight/180"/>
            <draw:equation draw:name="f66" draw:formula="17*logwidth/114"/>
            <draw:equation draw:name="f67" draw:formula="113*logheight/180"/>
            <draw:equation draw:name="f68" draw:formula="16*logwidth/114"/>
            <draw:equation draw:name="f69" draw:formula="119*logheight/180"/>
            <draw:equation draw:name="f70" draw:formula="18*logwidth/114"/>
            <draw:equation draw:name="f71" draw:formula="123*logheight/180"/>
            <draw:equation draw:name="f72" draw:formula="20*logwidth/114"/>
            <draw:equation draw:name="f73" draw:formula="128*logheight/180"/>
            <draw:equation draw:name="f74" draw:formula="19*logwidth/114"/>
            <draw:equation draw:name="f75" draw:formula="133*logheight/180"/>
            <draw:equation draw:name="f76" draw:formula="17*logwidth/114"/>
            <draw:equation draw:name="f77" draw:formula="141*logheight/180"/>
            <draw:equation draw:name="f78" draw:formula="15*logwidth/114"/>
            <draw:equation draw:name="f79" draw:formula="145*logheight/180"/>
            <draw:equation draw:name="f80" draw:formula="14*logwidth/114"/>
            <draw:equation draw:name="f81" draw:formula="148*logheight/180"/>
            <draw:equation draw:name="f82" draw:formula="9*logwidth/114"/>
            <draw:equation draw:name="f83" draw:formula="154*logheight/180"/>
            <draw:equation draw:name="f84" draw:formula="6*logwidth/114"/>
            <draw:equation draw:name="f85" draw:formula="157*logheight/180"/>
            <draw:equation draw:name="f86" draw:formula="4*logwidth/114"/>
            <draw:equation draw:name="f87" draw:formula="158*logheight/180"/>
            <draw:equation draw:name="f88" draw:formula="6*logwidth/114"/>
            <draw:equation draw:name="f89" draw:formula="162*logheight/180"/>
            <draw:equation draw:name="f90" draw:formula="5*logwidth/114"/>
            <draw:equation draw:name="f91" draw:formula="166*logheight/180"/>
            <draw:equation draw:name="f92" draw:formula="3*logwidth/114"/>
            <draw:equation draw:name="f93" draw:formula="168*logheight/180"/>
            <draw:equation draw:name="f94" draw:formula="1*logwidth/114"/>
            <draw:equation draw:name="f95" draw:formula="173*logheight/180"/>
            <draw:equation draw:name="f96" draw:formula="2*logwidth/114"/>
            <draw:equation draw:name="f97" draw:formula="177*logheight/180"/>
            <draw:equation draw:name="f98" draw:formula="5*logwidth/114"/>
            <draw:equation draw:name="f99" draw:formula="179*logheight/180"/>
            <draw:equation draw:name="f100" draw:formula="logwidth"/>
            <draw:equation draw:name="f101" draw:formula="logheight"/>
          </draw:enhanced-geometry>
        </draw:custom-shape>
        <draw:custom-shape draw:name="Freeform 45" draw:style-name="gr4" draw:text-style-name="P2" draw:layer="layout" svg:width="1.527cm" svg:height="2.743cm" svg:x="23.723cm" svg:y="7.042cm">
          <text:p><text:span text:style-name="T1"/></text:p>
          <draw:enhanced-geometry draw:mirror-horizontal="false" draw:mirror-vertical="false" drawooo:sub-view-size="139 249" draw:text-areas="0 0 ?f102 ?f103" svg:viewBox="0 0 0 0" draw:type="ooxml-non-primitive" draw:enhanced-path="M 137 168 C 137 168 136 167 136 167 136 167 137 165 137 165 137 165 138 163 138 163 138 162 138 162 138 162 136 161 136 161 136 161 136 158 136 158 136 158 134 156 134 156 134 156 134 156 134 155 134 155 134 155 134 154 134 154 134 153 135 152 135 152 136 149 136 149 136 149 136 149 135 149 135 148 135 148 134 146 134 146 138 145 138 145 138 145 137 35 137 35 137 35 137 35 137 35 137 34 136 33 136 32 135 31 135 30 135 29 134 28 134 28 134 27 134 27 134 26 134 26 134 25 134 25 134 25 134 24 133 24 134 23 133 23 133 23 133 22 133 22 133 21 133 21 132 21 132 21 132 20 132 20 131 20 131 19 131 19 130 18 130 17 129 16 129 16 128 15 128 14 128 13 127 12 128 10 128 9 128 8 128 7 128 6 128 6 128 5 128 5 128 4 128 4 128 3 129 2 128 1 128 1 128 1 128 0 30 0 30 0 30 0 30 0 30 2 30 2 30 3 31 3 33 4 34 5 35 6 36 7 37 8 37 9 37 10 37 12 38 13 39 14 41 15 45 18 46 19 47 20 47 23 47 24 47 26 47 29 46 31 46 32 45 33 44 34 42 35 41 36 41 38 41 39 41 41 40 42 39 44 39 44 38 44 37 45 36 46 35 46 34 47 33 46 31 46 30 47 30 47 29 48 29 49 25 49 24 49 24 49 23 49 22 49 21 50 21 50 20 51 19 51 19 50 18 50 17 50 17 51 16 51 16 51 15 53 15 53 15 54 14 56 14 57 14 58 14 59 14 60 15 60 17 62 18 64 19 65 19 69 19 70 19 71 19 74 18 75 17 76 15 77 15 78 14 79 14 80 14 81 14 81 14 83 14 84 13 85 13 85 12 86 12 87 11 87 10 87 9 87 8 87 7 87 6 87 6 88 5 88 5 89 4 89 4 90 4 91 4 92 4 92 4 93 5 94 5 95 5 95 5 97 4 98 4 98 3 99 3 99 3 99 1 102 1 102 1 102 0 104 0 104 0 104 0 108 0 108 0 108 1 113 1 113 1 113 1 114 1 114 1 114 2 116 2 116 3 119 3 119 3 119 3 119 3 121 3 121 3 121 3 123 3 123 5 125 5 125 5 125 5 127 5 127 5 127 7 130 7 130 7 130 12 134 12 134 12 134 12 134 12 136 12 136 12 136 14 136 14 136 14 136 17 141 17 141 19 142 19 142 19 142 27 149 27 149 27 149 29 156 29 156 29 156 28 158 28 158 28 158 28 158 28 159 28 159 28 160 29 161 29 161 29 161 30 166 30 166 30 166 32 166 32 166 32 166 34 166 34 166 34 165 37 162 37 162 43 163 43 163 43 163 48 167 48 167 48 167 48 167 47 170 47 171 47 171 45 173 45 173 45 174 45 177 45 177 45 177 44 181 44 181 44 181 43 183 43 183 43 183 42 185 42 185 42 185 40 188 40 189 40 189 40 191 40 191 40 191 40 196 40 196 51 205 51 205 51 205 55 207 55 207 55 207 53 207 53 207 53 207 53 207 53 209 53 209 53 210 55 210 55 210 55 210 57 210 57 209 57 209 58 209 58 209 64 213 64 213 64 213 64 213 63 215 63 216 63 216 65 216 66 216 66 216 69 218 69 219 69 219 70 220 70 221 70 221 70 223 70 223 69 223 69 223 69 223 69 223 69 224 69 224 69 224 69 226 69 226 70 226 71 229 71 229 71 229 72 231 72 231 72 232 71 233 71 233 71 233 70 234 70 234 69 235 69 235 69 235 69 235 69 236 69 236 69 237 71 237 71 237 71 237 71 239 71 239 73 243 73 243 73 243 73 243 73 244 73 245 73 245 74 247 74 247 74 247 76 248 76 248 76 248 77 248 77 248 77 248 78 247 78 247 78 247 77 246 77 246 77 246 76 245 76 245 78 245 78 245 78 245 78 245 79 247 79 248 79 248 80 249 80 249 82 249 82 249 82 249 82 249 82 249 82 249 82 249 81 247 81 247 81 247 82 244 82 244 82 244 85 240 85 240 87 238 87 238 87 238 87 238 92 239 92 239 92 239 99 243 99 243 99 243 103 246 103 246 106 245 106 245 106 245 106 241 106 241 106 241 106 241 104 236 104 236 104 236 104 232 105 231 105 231 106 230 106 230 106 230 109 231 109 230 109 230 110 230 111 229 111 229 113 228 113 228 114 228 117 228 118 228 118 228 119 227 119 227 119 225 119 225 119 225 119 225 117 223 117 223 117 223 116 220 116 220 116 220 117 219 117 218 117 218 121 214 121 214 118 213 118 213 118 213 120 212 120 212 120 212 120 212 120 211 120 211 119 210 118 209 118 209 118 209 119 207 119 208 119 208 120 209 120 209 121 206 121 206 121 206 121 203 121 203 121 203 120 202 120 202 120 202 122 202 122 202 122 202 122 202 123 201 123 201 123 201 121 200 121 200 121 200 123 199 123 199 123 199 124 197 124 197 122 196 122 196 122 196 122 196 122 195 122 194 122 194 122 193 122 193 123 194 123 194 123 194 123 191 123 191 123 191 124 192 124 192 124 192 126 191 126 191 126 191 127 192 127 192 127 192 127 189 127 189 127 189 130 186 130 186 130 186 130 184 130 184 130 184 132 183 132 183 132 183 133 182 133 182 133 182 133 182 133 181 133 181 133 181 133 180 133 180 135 179 135 179 135 179 135 177 135 177 135 177 135 176 135 176 135 176 137 175 137 175 137 175 139 172 139 172 139 172 L 137 168 Z N">
            <draw:equation draw:name="f0" draw:formula="138*logwidth/139"/>
            <draw:equation draw:name="f1" draw:formula="163*logheight/249"/>
            <draw:equation draw:name="f2" draw:formula="134*logwidth/139"/>
            <draw:equation draw:name="f3" draw:formula="156*logheight/249"/>
            <draw:equation draw:name="f4" draw:formula="136*logwidth/139"/>
            <draw:equation draw:name="f5" draw:formula="149*logheight/249"/>
            <draw:equation draw:name="f6" draw:formula="137*logwidth/139"/>
            <draw:equation draw:name="f7" draw:formula="35*logheight/249"/>
            <draw:equation draw:name="f8" draw:formula="134*logwidth/139"/>
            <draw:equation draw:name="f9" draw:formula="27*logheight/249"/>
            <draw:equation draw:name="f10" draw:formula="133*logwidth/139"/>
            <draw:equation draw:name="f11" draw:formula="22*logheight/249"/>
            <draw:equation draw:name="f12" draw:formula="129*logwidth/139"/>
            <draw:equation draw:name="f13" draw:formula="16*logheight/249"/>
            <draw:equation draw:name="f14" draw:formula="128*logwidth/139"/>
            <draw:equation draw:name="f15" draw:formula="5*logheight/249"/>
            <draw:equation draw:name="f16" draw:formula="30*logwidth/139"/>
            <draw:equation draw:name="f17" draw:formula="0*logheight/249"/>
            <draw:equation draw:name="f18" draw:formula="37*logwidth/139"/>
            <draw:equation draw:name="f19" draw:formula="10*logheight/249"/>
            <draw:equation draw:name="f20" draw:formula="46*logwidth/139"/>
            <draw:equation draw:name="f21" draw:formula="31*logheight/249"/>
            <draw:equation draw:name="f22" draw:formula="38*logwidth/139"/>
            <draw:equation draw:name="f23" draw:formula="44*logheight/249"/>
            <draw:equation draw:name="f24" draw:formula="24*logwidth/139"/>
            <draw:equation draw:name="f25" draw:formula="49*logheight/249"/>
            <draw:equation draw:name="f26" draw:formula="16*logwidth/139"/>
            <draw:equation draw:name="f27" draw:formula="51*logheight/249"/>
            <draw:equation draw:name="f28" draw:formula="18*logwidth/139"/>
            <draw:equation draw:name="f29" draw:formula="64*logheight/249"/>
            <draw:equation draw:name="f30" draw:formula="14*logwidth/139"/>
            <draw:equation draw:name="f31" draw:formula="81*logheight/249"/>
            <draw:equation draw:name="f32" draw:formula="7*logwidth/139"/>
            <draw:equation draw:name="f33" draw:formula="87*logheight/249"/>
            <draw:equation draw:name="f34" draw:formula="5*logwidth/139"/>
            <draw:equation draw:name="f35" draw:formula="95*logheight/249"/>
            <draw:equation draw:name="f36" draw:formula="0*logwidth/139"/>
            <draw:equation draw:name="f37" draw:formula="104*logheight/249"/>
            <draw:equation draw:name="f38" draw:formula="2*logwidth/139"/>
            <draw:equation draw:name="f39" draw:formula="116*logheight/249"/>
            <draw:equation draw:name="f40" draw:formula="5*logwidth/139"/>
            <draw:equation draw:name="f41" draw:formula="125*logheight/249"/>
            <draw:equation draw:name="f42" draw:formula="12*logwidth/139"/>
            <draw:equation draw:name="f43" draw:formula="136*logheight/249"/>
            <draw:equation draw:name="f44" draw:formula="27*logwidth/139"/>
            <draw:equation draw:name="f45" draw:formula="149*logheight/249"/>
            <draw:equation draw:name="f46" draw:formula="29*logwidth/139"/>
            <draw:equation draw:name="f47" draw:formula="161*logheight/249"/>
            <draw:equation draw:name="f48" draw:formula="37*logwidth/139"/>
            <draw:equation draw:name="f49" draw:formula="162*logheight/249"/>
            <draw:equation draw:name="f50" draw:formula="45*logwidth/139"/>
            <draw:equation draw:name="f51" draw:formula="173*logheight/249"/>
            <draw:equation draw:name="f52" draw:formula="42*logwidth/139"/>
            <draw:equation draw:name="f53" draw:formula="185*logheight/249"/>
            <draw:equation draw:name="f54" draw:formula="51*logwidth/139"/>
            <draw:equation draw:name="f55" draw:formula="205*logheight/249"/>
            <draw:equation draw:name="f56" draw:formula="55*logwidth/139"/>
            <draw:equation draw:name="f57" draw:formula="210*logheight/249"/>
            <draw:equation draw:name="f58" draw:formula="63*logwidth/139"/>
            <draw:equation draw:name="f59" draw:formula="216*logheight/249"/>
            <draw:equation draw:name="f60" draw:formula="70*logwidth/139"/>
            <draw:equation draw:name="f61" draw:formula="223*logheight/249"/>
            <draw:equation draw:name="f62" draw:formula="71*logwidth/139"/>
            <draw:equation draw:name="f63" draw:formula="229*logheight/249"/>
            <draw:equation draw:name="f64" draw:formula="69*logwidth/139"/>
            <draw:equation draw:name="f65" draw:formula="235*logheight/249"/>
            <draw:equation draw:name="f66" draw:formula="73*logwidth/139"/>
            <draw:equation draw:name="f67" draw:formula="243*logheight/249"/>
            <draw:equation draw:name="f68" draw:formula="77*logwidth/139"/>
            <draw:equation draw:name="f69" draw:formula="248*logheight/249"/>
            <draw:equation draw:name="f70" draw:formula="78*logwidth/139"/>
            <draw:equation draw:name="f71" draw:formula="245*logheight/249"/>
            <draw:equation draw:name="f72" draw:formula="82*logwidth/139"/>
            <draw:equation draw:name="f73" draw:formula="249*logheight/249"/>
            <draw:equation draw:name="f74" draw:formula="87*logwidth/139"/>
            <draw:equation draw:name="f75" draw:formula="238*logheight/249"/>
            <draw:equation draw:name="f76" draw:formula="106*logwidth/139"/>
            <draw:equation draw:name="f77" draw:formula="245*logheight/249"/>
            <draw:equation draw:name="f78" draw:formula="106*logwidth/139"/>
            <draw:equation draw:name="f79" draw:formula="230*logheight/249"/>
            <draw:equation draw:name="f80" draw:formula="118*logwidth/139"/>
            <draw:equation draw:name="f81" draw:formula="228*logheight/249"/>
            <draw:equation draw:name="f82" draw:formula="116*logwidth/139"/>
            <draw:equation draw:name="f83" draw:formula="220*logheight/249"/>
            <draw:equation draw:name="f84" draw:formula="120*logwidth/139"/>
            <draw:equation draw:name="f85" draw:formula="212*logheight/249"/>
            <draw:equation draw:name="f86" draw:formula="120*logwidth/139"/>
            <draw:equation draw:name="f87" draw:formula="209*logheight/249"/>
            <draw:equation draw:name="f88" draw:formula="122*logwidth/139"/>
            <draw:equation draw:name="f89" draw:formula="202*logheight/249"/>
            <draw:equation draw:name="f90" draw:formula="124*logwidth/139"/>
            <draw:equation draw:name="f91" draw:formula="197*logheight/249"/>
            <draw:equation draw:name="f92" draw:formula="123*logwidth/139"/>
            <draw:equation draw:name="f93" draw:formula="194*logheight/249"/>
            <draw:equation draw:name="f94" draw:formula="127*logwidth/139"/>
            <draw:equation draw:name="f95" draw:formula="192*logheight/249"/>
            <draw:equation draw:name="f96" draw:formula="132*logwidth/139"/>
            <draw:equation draw:name="f97" draw:formula="183*logheight/249"/>
            <draw:equation draw:name="f98" draw:formula="135*logwidth/139"/>
            <draw:equation draw:name="f99" draw:formula="179*logheight/249"/>
            <draw:equation draw:name="f100" draw:formula="139*logwidth/139"/>
            <draw:equation draw:name="f101" draw:formula="172*logheight/249"/>
            <draw:equation draw:name="f102" draw:formula="logwidth"/>
            <draw:equation draw:name="f103" draw:formula="logheight"/>
          </draw:enhanced-geometry>
        </draw:custom-shape>
        <draw:custom-shape draw:name="Freeform 46" draw:style-name="gr3" draw:text-style-name="P2" draw:layer="layout" svg:width="2.353cm" svg:height="3.813cm" svg:x="13.943cm" svg:y="3.494cm">
          <text:p><text:span text:style-name="T1"/></text:p>
          <draw:enhanced-geometry draw:mirror-horizontal="false" draw:mirror-vertical="false" drawooo:sub-view-size="214 346" draw:text-areas="0 0 ?f124 ?f125" svg:viewBox="0 0 0 0" draw:type="ooxml-non-primitive" draw:enhanced-path="M 203 215 C 203 214 202 216 202 217 201 217 201 217 200 217 199 218 199 218 199 219 199 220 199 221 198 222 198 222 199 223 199 224 199 225 200 225 199 225 199 225 197 225 197 225 196 225 194 224 193 225 191 225 190 226 189 226 188 227 187 227 187 227 187 227 186 225 186 225 186 225 184 225 183 225 183 225 179 226 179 226 178 226 172 224 171 224 171 224 170 224 170 224 169 224 169 227 169 228 168 229 168 230 168 230 168 230 166 230 165 229 163 229 161 229 159 228 157 227 157 228 156 228 155 229 154 229 153 230 153 231 153 233 153 234 153 234 152 234 151 233 150 232 149 232 148 231 148 230 147 230 147 229 146 228 147 228 147 227 147 226 146 226 146 225 146 224 144 223 144 223 144 223 145 222 145 222 145 221 145 221 145 220 144 219 144 218 144 217 143 216 142 215 142 214 141 214 140 213 139 212 138 212 138 212 137 212 136 213 135 213 135 213 135 213 134 212 134 212 134 211 133 211 133 210 132 210 131 208 130 208 130 207 130 206 130 206 130 205 132 205 132 205 132 205 132 202 132 201 132 200 131 200 131 200 131 199 130 199 130 199 130 199 129 198 129 197 129 197 128 197 127 196 127 196 126 195 126 194 125 194 125 192 124 191 123 190 123 189 123 188 122 187 122 186 122 185 122 184 122 184 122 184 121 184 121 183 120 182 120 182 120 181 120 180 121 180 120 179 120 178 120 178 120 178 119 177 118 177 118 176 118 176 119 176 119 174 118 174 118 173 118 173 117 173 116 173 115 172 115 171 115 171 114 169 112 169 111 169 112 170 112 171 112 172 111 173 110 173 110 174 107 176 106 176 105 176 104 176 104 177 104 177 104 179 103 179 102 179 101 180 101 180 100 180 99 179 98 179 97 178 97 177 97 176 96 176 95 176 94 176 93 176 93 175 93 174 93 173 94 172 94 172 95 171 95 169 95 169 95 168 93 166 93 165 93 164 94 164 94 163 95 162 95 162 96 161 96 161 97 161 98 161 99 161 99 161 99 160 99 159 99 159 99 158 98 156 98 155 98 155 97 154 96 154 96 153 96 153 96 151 96 151 96 151 96 150 96 149 96 149 95 148 95 147 95 147 95 146 96 146 97 146 97 145 97 145 97 144 97 143 96 143 96 142 96 141 97 140 97 140 98 138 98 138 98 137 99 135 99 134 99 133 99 131 99 130 99 130 99 129 99 129 99 129 100 128 100 128 101 128 101 125 101 125 101 125 101 122 101 122 101 121 100 121 100 121 100 121 98 122 97 122 97 123 96 122 96 122 95 122 94 122 94 122 94 122 92 122 92 122 92 122 91 121 91 120 90 119 90 118 90 118 90 117 89 117 88 117 88 117 87 119 86 119 86 119 86 118 86 117 86 116 86 116 85 115 85 115 84 114 83 113 83 113 82 114 82 114 81 114 80 112 80 112 80 111 80 109 80 108 80 107 79 106 78 106 77 105 76 105 76 105 75 104 74 101 74 101 74 100 73 99 72 98 72 98 68 95 68 94 67 94 67 92 67 91 67 91 66 91 65 90 65 90 63 90 62 90 61 89 61 89 60 89 59 88 58 86 57 85 57 84 56 84 55 84 55 83 53 83 53 83 52 82 52 82 52 82 52 82 54 81 54 81 55 81 56 80 56 80 56 80 56 80 56 79 56 79 55 79 55 78 54 78 52 76 52 76 52 75 52 75 52 75 54 74 54 74 54 74 54 74 54 71 54 71 54 70 52 67 52 67 42 54 42 54 42 54 42 0 42 0 42 0 8 0 8 0 8 0 8 133 8 133 8 133 8 133 7 135 7 135 7 136 7 136 7 137 7 137 8 138 9 139 10 139 10 140 10 141 10 141 10 143 10 144 10 145 11 145 11 145 12 145 11 146 11 147 11 147 9 150 9 150 12 154 12 154 12 154 17 162 17 162 17 162 17 162 20 164 21 164 21 164 25 166 25 166 25 166 25 168 25 169 25 169 26 171 26 171 27 174 27 174 27 174 27 174 26 177 25 177 25 178 25 179 25 179 25 179 20 189 20 189 20 189 18 196 18 196 14 202 14 202 14 202 14 203 14 203 14 203 15 204 15 204 15 204 15 205 15 205 15 205 14 206 14 206 14 207 14 208 14 209 13 210 12 211 12 212 11 213 11 214 11 214 10 215 9 215 8 215 8 216 7 216 7 216 7 217 6 218 6 220 5 221 5 222 5 224 4 225 3 227 2 227 1 229 1 230 2 231 1 232 1 232 0 232 0 233 0 233 1 233 1 234 2 234 2 235 2 236 2 236 2 237 2 237 2 238 4 239 4 238 5 238 6 239 7 240 8 240 8 240 8 240 9 240 9 239 10 240 10 240 10 242 10 242 10 243 11 243 12 243 13 244 11 247 10 247 9 249 11 250 11 252 11 253 10 254 10 256 9 257 9 259 8 259 8 346 8 346 8 346 214 346 214 346 214 346 214 229 214 229 214 229 212 228 212 228 212 228 212 228 204 215 203 215 Z N">
            <draw:equation draw:name="f0" draw:formula="200*logwidth/214"/>
            <draw:equation draw:name="f1" draw:formula="217*logheight/346"/>
            <draw:equation draw:name="f2" draw:formula="199*logwidth/214"/>
            <draw:equation draw:name="f3" draw:formula="224*logheight/346"/>
            <draw:equation draw:name="f4" draw:formula="193*logwidth/214"/>
            <draw:equation draw:name="f5" draw:formula="225*logheight/346"/>
            <draw:equation draw:name="f6" draw:formula="186*logwidth/214"/>
            <draw:equation draw:name="f7" draw:formula="225*logheight/346"/>
            <draw:equation draw:name="f8" draw:formula="171*logwidth/214"/>
            <draw:equation draw:name="f9" draw:formula="224*logheight/346"/>
            <draw:equation draw:name="f10" draw:formula="168*logwidth/214"/>
            <draw:equation draw:name="f11" draw:formula="230*logheight/346"/>
            <draw:equation draw:name="f12" draw:formula="156*logwidth/214"/>
            <draw:equation draw:name="f13" draw:formula="228*logheight/346"/>
            <draw:equation draw:name="f14" draw:formula="151*logwidth/214"/>
            <draw:equation draw:name="f15" draw:formula="233*logheight/346"/>
            <draw:equation draw:name="f16" draw:formula="147*logwidth/214"/>
            <draw:equation draw:name="f17" draw:formula="227*logheight/346"/>
            <draw:equation draw:name="f18" draw:formula="145*logwidth/214"/>
            <draw:equation draw:name="f19" draw:formula="222*logheight/346"/>
            <draw:equation draw:name="f20" draw:formula="142*logwidth/214"/>
            <draw:equation draw:name="f21" draw:formula="214*logheight/346"/>
            <draw:equation draw:name="f22" draw:formula="135*logwidth/214"/>
            <draw:equation draw:name="f23" draw:formula="213*logheight/346"/>
            <draw:equation draw:name="f24" draw:formula="130*logwidth/214"/>
            <draw:equation draw:name="f25" draw:formula="208*logheight/346"/>
            <draw:equation draw:name="f26" draw:formula="132*logwidth/214"/>
            <draw:equation draw:name="f27" draw:formula="201*logheight/346"/>
            <draw:equation draw:name="f28" draw:formula="129*logwidth/214"/>
            <draw:equation draw:name="f29" draw:formula="197*logheight/346"/>
            <draw:equation draw:name="f30" draw:formula="124*logwidth/214"/>
            <draw:equation draw:name="f31" draw:formula="191*logheight/346"/>
            <draw:equation draw:name="f32" draw:formula="122*logwidth/214"/>
            <draw:equation draw:name="f33" draw:formula="184*logheight/346"/>
            <draw:equation draw:name="f34" draw:formula="120*logwidth/214"/>
            <draw:equation draw:name="f35" draw:formula="178*logheight/346"/>
            <draw:equation draw:name="f36" draw:formula="118*logwidth/214"/>
            <draw:equation draw:name="f37" draw:formula="174*logheight/346"/>
            <draw:equation draw:name="f38" draw:formula="112*logwidth/214"/>
            <draw:equation draw:name="f39" draw:formula="169*logheight/346"/>
            <draw:equation draw:name="f40" draw:formula="106*logwidth/214"/>
            <draw:equation draw:name="f41" draw:formula="176*logheight/346"/>
            <draw:equation draw:name="f42" draw:formula="101*logwidth/214"/>
            <draw:equation draw:name="f43" draw:formula="180*logheight/346"/>
            <draw:equation draw:name="f44" draw:formula="94*logwidth/214"/>
            <draw:equation draw:name="f45" draw:formula="176*logheight/346"/>
            <draw:equation draw:name="f46" draw:formula="95*logwidth/214"/>
            <draw:equation draw:name="f47" draw:formula="169*logheight/346"/>
            <draw:equation draw:name="f48" draw:formula="96*logwidth/214"/>
            <draw:equation draw:name="f49" draw:formula="161*logheight/346"/>
            <draw:equation draw:name="f50" draw:formula="99*logwidth/214"/>
            <draw:equation draw:name="f51" draw:formula="158*logheight/346"/>
            <draw:equation draw:name="f52" draw:formula="96*logwidth/214"/>
            <draw:equation draw:name="f53" draw:formula="151*logheight/346"/>
            <draw:equation draw:name="f54" draw:formula="96*logwidth/214"/>
            <draw:equation draw:name="f55" draw:formula="146*logheight/346"/>
            <draw:equation draw:name="f56" draw:formula="97*logwidth/214"/>
            <draw:equation draw:name="f57" draw:formula="140*logheight/346"/>
            <draw:equation draw:name="f58" draw:formula="99*logwidth/214"/>
            <draw:equation draw:name="f59" draw:formula="130*logheight/346"/>
            <draw:equation draw:name="f60" draw:formula="101*logwidth/214"/>
            <draw:equation draw:name="f61" draw:formula="125*logheight/346"/>
            <draw:equation draw:name="f62" draw:formula="97*logwidth/214"/>
            <draw:equation draw:name="f63" draw:formula="122*logheight/346"/>
            <draw:equation draw:name="f64" draw:formula="92*logwidth/214"/>
            <draw:equation draw:name="f65" draw:formula="122*logheight/346"/>
            <draw:equation draw:name="f66" draw:formula="88*logwidth/214"/>
            <draw:equation draw:name="f67" draw:formula="117*logheight/346"/>
            <draw:equation draw:name="f68" draw:formula="85*logwidth/214"/>
            <draw:equation draw:name="f69" draw:formula="115*logheight/346"/>
            <draw:equation draw:name="f70" draw:formula="80*logwidth/214"/>
            <draw:equation draw:name="f71" draw:formula="112*logheight/346"/>
            <draw:equation draw:name="f72" draw:formula="76*logwidth/214"/>
            <draw:equation draw:name="f73" draw:formula="105*logheight/346"/>
            <draw:equation draw:name="f74" draw:formula="68*logwidth/214"/>
            <draw:equation draw:name="f75" draw:formula="94*logheight/346"/>
            <draw:equation draw:name="f76" draw:formula="62*logwidth/214"/>
            <draw:equation draw:name="f77" draw:formula="90*logheight/346"/>
            <draw:equation draw:name="f78" draw:formula="55*logwidth/214"/>
            <draw:equation draw:name="f79" draw:formula="84*logheight/346"/>
            <draw:equation draw:name="f80" draw:formula="54*logwidth/214"/>
            <draw:equation draw:name="f81" draw:formula="81*logheight/346"/>
            <draw:equation draw:name="f82" draw:formula="55*logwidth/214"/>
            <draw:equation draw:name="f83" draw:formula="78*logheight/346"/>
            <draw:equation draw:name="f84" draw:formula="54*logwidth/214"/>
            <draw:equation draw:name="f85" draw:formula="74*logheight/346"/>
            <draw:equation draw:name="f86" draw:formula="42*logwidth/214"/>
            <draw:equation draw:name="f87" draw:formula="54*logheight/346"/>
            <draw:equation draw:name="f88" draw:formula="8*logwidth/214"/>
            <draw:equation draw:name="f89" draw:formula="133*logheight/346"/>
            <draw:equation draw:name="f90" draw:formula="9*logwidth/214"/>
            <draw:equation draw:name="f91" draw:formula="139*logheight/346"/>
            <draw:equation draw:name="f92" draw:formula="11*logwidth/214"/>
            <draw:equation draw:name="f93" draw:formula="145*logheight/346"/>
            <draw:equation draw:name="f94" draw:formula="12*logwidth/214"/>
            <draw:equation draw:name="f95" draw:formula="154*logheight/346"/>
            <draw:equation draw:name="f96" draw:formula="25*logwidth/214"/>
            <draw:equation draw:name="f97" draw:formula="166*logheight/346"/>
            <draw:equation draw:name="f98" draw:formula="27*logwidth/214"/>
            <draw:equation draw:name="f99" draw:formula="174*logheight/346"/>
            <draw:equation draw:name="f100" draw:formula="20*logwidth/214"/>
            <draw:equation draw:name="f101" draw:formula="189*logheight/346"/>
            <draw:equation draw:name="f102" draw:formula="14*logwidth/214"/>
            <draw:equation draw:name="f103" draw:formula="203*logheight/346"/>
            <draw:equation draw:name="f104" draw:formula="14*logwidth/214"/>
            <draw:equation draw:name="f105" draw:formula="207*logheight/346"/>
            <draw:equation draw:name="f106" draw:formula="10*logwidth/214"/>
            <draw:equation draw:name="f107" draw:formula="215*logheight/346"/>
            <draw:equation draw:name="f108" draw:formula="5*logwidth/214"/>
            <draw:equation draw:name="f109" draw:formula="221*logheight/346"/>
            <draw:equation draw:name="f110" draw:formula="1*logwidth/214"/>
            <draw:equation draw:name="f111" draw:formula="232*logheight/346"/>
            <draw:equation draw:name="f112" draw:formula="2*logwidth/214"/>
            <draw:equation draw:name="f113" draw:formula="236*logheight/346"/>
            <draw:equation draw:name="f114" draw:formula="7*logwidth/214"/>
            <draw:equation draw:name="f115" draw:formula="240*logheight/346"/>
            <draw:equation draw:name="f116" draw:formula="10*logwidth/214"/>
            <draw:equation draw:name="f117" draw:formula="242*logheight/346"/>
            <draw:equation draw:name="f118" draw:formula="11*logwidth/214"/>
            <draw:equation draw:name="f119" draw:formula="252*logheight/346"/>
            <draw:equation draw:name="f120" draw:formula="8*logwidth/214"/>
            <draw:equation draw:name="f121" draw:formula="346*logheight/346"/>
            <draw:equation draw:name="f122" draw:formula="212*logwidth/214"/>
            <draw:equation draw:name="f123" draw:formula="228*logheight/346"/>
            <draw:equation draw:name="f124" draw:formula="logwidth"/>
            <draw:equation draw:name="f125" draw:formula="logheight"/>
          </draw:enhanced-geometry>
        </draw:custom-shape>
        <draw:custom-shape draw:name="Freeform 47" draw:style-name="gr3" draw:text-style-name="P2" draw:layer="layout" svg:width="1.812cm" svg:height="2.106cm" svg:x="25.968cm" svg:y="10.718cm">
          <text:p><text:span text:style-name="T1"/></text:p>
          <draw:enhanced-geometry draw:mirror-horizontal="false" draw:mirror-vertical="false" drawooo:sub-view-size="165 191" draw:text-areas="0 0 ?f114 ?f115" svg:viewBox="0 0 0 0" draw:type="ooxml-non-primitive" draw:enhanced-path="M 159 120 C 159 120 157 120 157 120 156 120 155 120 155 119 155 119 155 116 155 115 155 115 155 113 155 112 155 111 155 111 154 110 153 109 153 108 153 108 152 108 152 107 152 106 152 106 152 105 152 105 152 105 145 99 145 99 145 98 145 97 145 97 145 96 145 95 145 95 144 95 145 91 144 90 144 90 143 88 142 88 142 87 142 83 142 83 141 82 139 80 139 79 138 79 134 77 134 77 133 77 133 77 133 76 133 76 133 74 132 74 132 74 131 73 130 73 130 73 130 72 130 72 130 72 129 71 129 71 129 70 130 70 129 70 128 69 127 69 127 69 127 69 126 67 126 67 126 66 127 65 127 65 127 65 127 64 126 63 125 63 124 61 123 60 122 60 118 58 118 57 117 57 117 54 117 53 117 53 114 49 113 48 112 48 106 44 105 44 105 43 104 41 104 40 103 39 102 37 101 36 101 36 99 36 99 34 99 33 99 31 99 30 98 30 96 27 96 27 96 26 95 24 95 23 95 22 95 21 93 21 91 21 89 21 88 20 87 19 86 18 85 18 85 17 86 16 84 16 82 16 81 15 80 15 80 14 79 14 79 13 78 13 77 13 78 12 78 11 78 8 79 8 80 7 81 6 81 5 82 5 86 2 86 2 86 0 86 0 86 0 44 0 44 0 44 0 0 0 0 0 0 0 0 0 15 88 15 89 15 89 16 91 16 92 16 92 16 93 16 93 17 94 17 95 17 96 17 97 18 98 18 99 18 100 21 105 21 105 22 105 22 107 21 108 21 108 21 109 21 110 21 111 22 111 23 112 23 112 24 113 24 113 24 113 22 115 22 115 22 116 19 118 19 119 19 120 19 121 19 122 19 123 18 124 18 125 17 126 16 128 16 129 16 129 16 132 16 133 16 134 17 137 18 137 18 138 19 143 19 144 19 144 19 148 18 149 18 149 17 152 17 152 17 152 17 155 17 156 17 156 18 157 18 158 19 159 20 160 20 160 20 161 21 164 21 164 23 169 23 169 23 169 23 169 23 172 23 172 23 173 24 174 24 174 24 175 27 176 27 176 27 176 116 181 116 181 116 181 117 183 117 183 117 184 117 186 117 186 117 187 117 188 118 189 118 189 119 190 120 190 121 190 122 191 122 190 122 190 123 188 124 188 124 187 123 185 124 184 124 184 124 182 124 181 124 181 123 179 123 178 123 178 123 177 123 176 123 175 123 174 123 173 123 173 124 173 125 173 125 173 125 173 126 172 126 172 127 171 127 171 127 171 129 172 129 172 129 172 131 173 132 174 132 174 134 174 134 174 135 175 138 176 138 176 138 176 140 176 142 176 142 175 142 175 142 175 142 174 142 174 142 173 141 173 141 173 141 172 141 172 141 172 141 171 141 171 141 171 141 170 141 170 141 170 141 169 141 169 142 168 142 168 142 168 143 168 143 168 143 169 143 169 143 169 143 169 143 170 143 170 143 171 143 171 143 172 143 172 143 171 144 171 144 171 144 171 144 171 144 170 144 170 145 170 145 169 145 169 145 169 146 169 146 168 146 168 146 167 146 168 145 167 145 167 145 167 145 167 145 167 145 166 145 166 145 166 144 166 144 166 144 166 144 166 144 166 144 167 144 167 144 167 144 167 144 167 143 167 143 167 143 167 143 167 142 167 142 167 142 166 142 166 141 166 141 165 141 165 142 164 142 164 142 164 142 163 142 163 142 162 141 162 141 162 140 162 140 161 141 161 141 161 141 161 142 161 142 161 142 161 143 160 143 160 142 160 142 160 142 160 141 160 141 159 141 159 142 159 142 159 142 159 142 159 142 158 143 158 143 158 144 158 144 158 144 157 144 156 144 156 144 155 144 155 144 155 145 154 145 154 145 154 146 153 146 153 146 153 146 154 146 154 146 154 146 154 146 155 146 155 146 155 146 155 146 156 145 156 145 156 145 156 145 157 145 157 146 158 146 158 146 158 146 159 146 159 146 159 146 159 146 159 146 158 146 158 146 158 147 158 147 158 147 157 147 157 147 157 147 156 147 156 147 156 148 156 148 155 148 155 148 155 148 154 148 154 148 154 149 153 149 153 149 152 149 152 149 152 148 152 148 152 147 152 147 152 146 152 146 152 146 152 146 152 146 151 147 151 147 151 147 151 148 151 148 151 148 151 148 151 148 151 148 151 149 151 149 151 149 151 149 151 149 150 149 150 149 149 150 149 150 149 150 149 150 148 150 148 151 148 151 147 151 147 151 147 151 147 151 146 151 146 151 146 152 145 151 145 152 144 152 144 153 143 152 143 152 143 152 144 152 144 151 144 151 144 151 144 150 144 150 144 150 144 150 144 150 144 150 144 149 144 149 144 149 144 149 143 149 143 148 143 148 143 147 142 147 142 147 142 148 142 148 142 149 142 149 142 149 142 150 142 150 142 150 142 151 142 151 142 151 141 151 141 151 141 151 141 152 140 152 140 152 140 152 139 151 139 151 139 150 139 149 139 149 139 148 139 148 139 148 138 148 138 147 138 147 138 147 138 147 138 148 138 148 138 149 138 149 137 150 137 150 137 151 137 151 137 152 137 152 137 152 136 152 136 152 136 152 136 152 136 152 135 152 135 151 135 151 135 151 135 151 134 151 134 151 134 152 134 153 134 153 134 154 134 154 134 154 134 154 135 154 135 154 136 155 135 155 135 156 134 156 134 157 133 157 133 159 131 157 131 157 131 157 131 156 131 156 131 156 131 156 130 156 130 155 130 155 130 154 130 155 130 155 129 155 129 155 129 155 129 155 128 155 128 155 128 155 127 156 127 156 128 156 128 157 128 157 129 158 129 158 129 158 129 159 129 159 129 160 129 160 128 160 128 161 128 161 127 160 127 160 127 159 126 159 126 159 126 159 126 158 126 159 125 159 125 159 125 160 125 160 126 160 126 160 126 161 126 161 126 162 126 162 126 163 126 163 126 164 125 164 125 164 125 165 124 164 124 164 123 164 123 164 123 163 123 163 123 163 123 162 123 162 123 161 122 161 122 161 122 160 122 160 122 160 122 160 122 160 122 159 121 160 121 160 121 160 121 160 121 160 121 160 121 160 120 159 120 Z N">
            <draw:equation draw:name="f0" draw:formula="155*logwidth/165"/>
            <draw:equation draw:name="f1" draw:formula="115*logheight/191"/>
            <draw:equation draw:name="f2" draw:formula="152*logwidth/165"/>
            <draw:equation draw:name="f3" draw:formula="106*logheight/191"/>
            <draw:equation draw:name="f4" draw:formula="145*logwidth/165"/>
            <draw:equation draw:name="f5" draw:formula="95*logheight/191"/>
            <draw:equation draw:name="f6" draw:formula="139*logwidth/165"/>
            <draw:equation draw:name="f7" draw:formula="79*logheight/191"/>
            <draw:equation draw:name="f8" draw:formula="130*logwidth/165"/>
            <draw:equation draw:name="f9" draw:formula="73*logheight/191"/>
            <draw:equation draw:name="f10" draw:formula="127*logwidth/165"/>
            <draw:equation draw:name="f11" draw:formula="69*logheight/191"/>
            <draw:equation draw:name="f12" draw:formula="123*logwidth/165"/>
            <draw:equation draw:name="f13" draw:formula="60*logheight/191"/>
            <draw:equation draw:name="f14" draw:formula="105*logwidth/165"/>
            <draw:equation draw:name="f15" draw:formula="44*logheight/191"/>
            <draw:equation draw:name="f16" draw:formula="99*logwidth/165"/>
            <draw:equation draw:name="f17" draw:formula="30*logheight/191"/>
            <draw:equation draw:name="f18" draw:formula="88*logwidth/165"/>
            <draw:equation draw:name="f19" draw:formula="20*logheight/191"/>
            <draw:equation draw:name="f20" draw:formula="79*logwidth/165"/>
            <draw:equation draw:name="f21" draw:formula="13*logheight/191"/>
            <draw:equation draw:name="f22" draw:formula="86*logwidth/165"/>
            <draw:equation draw:name="f23" draw:formula="2*logheight/191"/>
            <draw:equation draw:name="f24" draw:formula="15*logwidth/165"/>
            <draw:equation draw:name="f25" draw:formula="89*logheight/191"/>
            <draw:equation draw:name="f26" draw:formula="18*logwidth/165"/>
            <draw:equation draw:name="f27" draw:formula="99*logheight/191"/>
            <draw:equation draw:name="f28" draw:formula="23*logwidth/165"/>
            <draw:equation draw:name="f29" draw:formula="112*logheight/191"/>
            <draw:equation draw:name="f30" draw:formula="19*logwidth/165"/>
            <draw:equation draw:name="f31" draw:formula="122*logheight/191"/>
            <draw:equation draw:name="f32" draw:formula="18*logwidth/165"/>
            <draw:equation draw:name="f33" draw:formula="137*logheight/191"/>
            <draw:equation draw:name="f34" draw:formula="17*logwidth/165"/>
            <draw:equation draw:name="f35" draw:formula="156*logheight/191"/>
            <draw:equation draw:name="f36" draw:formula="23*logwidth/165"/>
            <draw:equation draw:name="f37" draw:formula="169*logheight/191"/>
            <draw:equation draw:name="f38" draw:formula="116*logwidth/165"/>
            <draw:equation draw:name="f39" draw:formula="181*logheight/191"/>
            <draw:equation draw:name="f40" draw:formula="120*logwidth/165"/>
            <draw:equation draw:name="f41" draw:formula="190*logheight/191"/>
            <draw:equation draw:name="f42" draw:formula="124*logwidth/165"/>
            <draw:equation draw:name="f43" draw:formula="181*logheight/191"/>
            <draw:equation draw:name="f44" draw:formula="125*logwidth/165"/>
            <draw:equation draw:name="f45" draw:formula="173*logheight/191"/>
            <draw:equation draw:name="f46" draw:formula="132*logwidth/165"/>
            <draw:equation draw:name="f47" draw:formula="174*logheight/191"/>
            <draw:equation draw:name="f48" draw:formula="142*logwidth/165"/>
            <draw:equation draw:name="f49" draw:formula="175*logheight/191"/>
            <draw:equation draw:name="f50" draw:formula="141*logwidth/165"/>
            <draw:equation draw:name="f51" draw:formula="170*logheight/191"/>
            <draw:equation draw:name="f52" draw:formula="143*logwidth/165"/>
            <draw:equation draw:name="f53" draw:formula="169*logheight/191"/>
            <draw:equation draw:name="f54" draw:formula="144*logwidth/165"/>
            <draw:equation draw:name="f55" draw:formula="171*logheight/191"/>
            <draw:equation draw:name="f56" draw:formula="145*logwidth/165"/>
            <draw:equation draw:name="f57" draw:formula="167*logheight/191"/>
            <draw:equation draw:name="f58" draw:formula="144*logwidth/165"/>
            <draw:equation draw:name="f59" draw:formula="166*logheight/191"/>
            <draw:equation draw:name="f60" draw:formula="142*logwidth/165"/>
            <draw:equation draw:name="f61" draw:formula="166*logheight/191"/>
            <draw:equation draw:name="f62" draw:formula="141*logwidth/165"/>
            <draw:equation draw:name="f63" draw:formula="162*logheight/191"/>
            <draw:equation draw:name="f64" draw:formula="142*logwidth/165"/>
            <draw:equation draw:name="f65" draw:formula="160*logheight/191"/>
            <draw:equation draw:name="f66" draw:formula="144*logwidth/165"/>
            <draw:equation draw:name="f67" draw:formula="158*logheight/191"/>
            <draw:equation draw:name="f68" draw:formula="146*logwidth/165"/>
            <draw:equation draw:name="f69" draw:formula="153*logheight/191"/>
            <draw:equation draw:name="f70" draw:formula="145*logwidth/165"/>
            <draw:equation draw:name="f71" draw:formula="156*logheight/191"/>
            <draw:equation draw:name="f72" draw:formula="146*logwidth/165"/>
            <draw:equation draw:name="f73" draw:formula="158*logheight/191"/>
            <draw:equation draw:name="f74" draw:formula="148*logwidth/165"/>
            <draw:equation draw:name="f75" draw:formula="155*logheight/191"/>
            <draw:equation draw:name="f76" draw:formula="148*logwidth/165"/>
            <draw:equation draw:name="f77" draw:formula="152*logheight/191"/>
            <draw:equation draw:name="f78" draw:formula="148*logwidth/165"/>
            <draw:equation draw:name="f79" draw:formula="151*logheight/191"/>
            <draw:equation draw:name="f80" draw:formula="150*logwidth/165"/>
            <draw:equation draw:name="f81" draw:formula="149*logheight/191"/>
            <draw:equation draw:name="f82" draw:formula="151*logwidth/165"/>
            <draw:equation draw:name="f83" draw:formula="146*logheight/191"/>
            <draw:equation draw:name="f84" draw:formula="151*logwidth/165"/>
            <draw:equation draw:name="f85" draw:formula="144*logheight/191"/>
            <draw:equation draw:name="f86" draw:formula="148*logwidth/165"/>
            <draw:equation draw:name="f87" draw:formula="143*logheight/191"/>
            <draw:equation draw:name="f88" draw:formula="150*logwidth/165"/>
            <draw:equation draw:name="f89" draw:formula="142*logheight/191"/>
            <draw:equation draw:name="f90" draw:formula="151*logwidth/165"/>
            <draw:equation draw:name="f91" draw:formula="139*logheight/191"/>
            <draw:equation draw:name="f92" draw:formula="148*logwidth/165"/>
            <draw:equation draw:name="f93" draw:formula="138*logheight/191"/>
            <draw:equation draw:name="f94" draw:formula="152*logwidth/165"/>
            <draw:equation draw:name="f95" draw:formula="136*logheight/191"/>
            <draw:equation draw:name="f96" draw:formula="153*logwidth/165"/>
            <draw:equation draw:name="f97" draw:formula="134*logheight/191"/>
            <draw:equation draw:name="f98" draw:formula="157*logwidth/165"/>
            <draw:equation draw:name="f99" draw:formula="133*logheight/191"/>
            <draw:equation draw:name="f100" draw:formula="155*logwidth/165"/>
            <draw:equation draw:name="f101" draw:formula="130*logheight/191"/>
            <draw:equation draw:name="f102" draw:formula="156*logwidth/165"/>
            <draw:equation draw:name="f103" draw:formula="128*logheight/191"/>
            <draw:equation draw:name="f104" draw:formula="161*logwidth/165"/>
            <draw:equation draw:name="f105" draw:formula="128*logheight/191"/>
            <draw:equation draw:name="f106" draw:formula="160*logwidth/165"/>
            <draw:equation draw:name="f107" draw:formula="125*logheight/191"/>
            <draw:equation draw:name="f108" draw:formula="164*logwidth/165"/>
            <draw:equation draw:name="f109" draw:formula="125*logheight/191"/>
            <draw:equation draw:name="f110" draw:formula="161*logwidth/165"/>
            <draw:equation draw:name="f111" draw:formula="122*logheight/191"/>
            <draw:equation draw:name="f112" draw:formula="160*logwidth/165"/>
            <draw:equation draw:name="f113" draw:formula="121*logheight/191"/>
            <draw:equation draw:name="f114" draw:formula="logwidth"/>
            <draw:equation draw:name="f115" draw:formula="logheight"/>
          </draw:enhanced-geometry>
        </draw:custom-shape>
        <draw:custom-shape draw:name="Freeform 48" draw:style-name="gr3" draw:text-style-name="P2" draw:layer="layout" svg:width="2.895cm" svg:height="2.542cm" svg:x="25.197cm" svg:y="12.527cm">
          <text:p><text:span text:style-name="T1"/></text:p>
          <draw:enhanced-geometry draw:mirror-horizontal="false" draw:mirror-vertical="false" drawooo:sub-view-size="263 231" draw:text-areas="0 0 ?f126 ?f127" svg:viewBox="0 0 0 0" draw:type="ooxml-non-primitive" draw:enhanced-path="M 249 231 C 249 229 249 229 250 228 251 227 252 226 252 225 252 224 253 223 254 223 254 223 254 224 254 225 253 225 253 226 253 227 252 227 252 228 252 228 252 229 251 229 251 229 251 230 251 230 251 230 250 231 250 231 249 231 Z M 204 10 C 204 10 202 10 202 10 201 9 199 8 199 8 199 8 197 7 197 7 197 7 196 8 196 8 195 9 195 9 195 9 194 9 193 9 193 9 193 10 193 11 193 12 193 13 193 14 193 14 193 15 194 17 194 17 194 18 194 20 194 20 193 21 194 23 194 24 193 24 192 26 192 26 192 27 191 26 190 26 189 26 188 25 188 25 187 24 187 23 187 22 187 22 187 20 187 19 187 19 186 17 186 17 186 17 97 12 97 12 97 12 94 11 94 10 94 10 93 9 93 8 93 8 93 5 93 5 91 0 91 0 91 0 2 0 2 0 2 0 1 3 1 3 1 3 0 6 0 6 0 6 0 6 2 8 2 8 2 9 4 10 4 10 4 11 4 12 5 12 5 12 8 13 8 13 8 13 8 15 8 15 8 15 7 17 7 17 7 18 7 19 7 19 7 19 7 20 7 21 8 21 8 22 9 22 9 22 10 22 10 23 10 24 9 24 8 25 8 25 8 25 8 26 7 26 7 26 7 27 6 27 6 28 6 29 6 29 6 29 7 29 7 28 8 28 8 28 9 28 10 28 11 28 11 27 11 27 11 27 12 27 12 27 12 27 13 26 13 26 13 25 13 25 14 25 14 25 15 25 16 24 16 23 16 22 17 21 17 20 17 20 17 19 17 19 17 19 18 19 18 20 18 20 18 20 18 21 18 21 18 22 18 22 19 22 19 22 19 21 20 21 20 21 20 21 20 20 20 20 20 20 20 19 20 19 21 18 21 18 21 18 21 18 21 18 21 19 21 19 21 19 21 20 21 20 21 20 21 20 22 21 22 21 22 21 22 21 23 22 24 21 24 22 25 23 22 23 22 24 21 24 21 24 20 25 20 25 18 25 18 26 19 26 20 26 20 26 21 25 22 25 23 25 23 25 24 25 25 25 26 25 28 25 29 25 31 24 33 25 35 25 35 25 36 25 36 24 36 24 36 24 36 24 36 23 36 23 37 23 37 23 37 23 38 23 38 22 39 22 40 21 40 21 41 21 42 21 42 21 42 22 42 22 43 22 44 22 44 22 45 22 45 22 46 22 46 22 46 22 46 22 47 22 48 22 49 21 49 21 49 21 49 21 50 21 50 21 50 22 50 22 51 23 51 23 52 23 52 24 52 24 52 24 52 24 52 25 53 25 53 25 52 25 51 26 51 26 50 26 48 26 47 26 45 25 45 25 42 25 42 25 43 25 45 26 46 26 48 27 50 27 52 28 53 29 55 29 56 30 58 30 59 31 60 32 61 32 61 32 62 33 62 33 63 33 63 33 63 34 64 34 65 35 65 35 65 35 66 35 66 35 66 35 66 34 67 34 67 34 68 34 68 35 69 35 69 35 70 35 71 35 72 35 72 35 72 36 72 36 72 37 72 37 72 37 71 37 71 37 70 37 70 37 69 36 69 37 68 37 70 38 70 38 71 38 71 39 72 40 73 40 73 41 74 42 75 43 76 43 77 44 78 44 78 44 78 45 78 45 78 46 79 46 79 47 80 48 80 49 80 50 81 50 81 51 81 52 80 52 81 53 81 54 82 53 82 53 83 53 84 53 85 53 85 52 85 52 86 52 86 52 87 52 87 52 88 52 88 52 89 52 90 52 91 52 91 52 92 52 92 52 92 51 93 51 93 51 93 51 94 51 94 51 94 50 95 50 95 50 95 50 96 50 95 50 95 51 95 51 95 51 96 51 96 51 97 50 97 50 98 50 98 49 99 49 99 49 100 49 100 48 101 48 101 48 101 48 102 47 102 47 102 47 103 47 104 47 104 46 104 46 105 46 105 46 106 45 106 44 107 44 108 44 110 44 111 44 112 44 114 45 114 43 114 43 113 43 112 43 112 42 113 42 113 41 113 41 113 40 113 40 113 39 114 39 114 38 115 38 115 38 116 38 116 37 116 37 117 37 117 37 118 37 119 37 119 38 120 38 120 38 121 37 121 37 122 37 122 37 123 37 123 37 124 37 124 37 125 37 125 37 126 37 126 38 127 39 129 39 130 40 131 41 132 41 133 42 134 42 135 43 136 43 137 45 138 46 139 47 140 49 140 50 141 51 142 52 142 52 143 53 143 53 143 53 144 53 144 53 145 53 145 54 145 54 146 54 147 55 147 57 147 58 147 60 147 61 149 62 150 62 151 63 153 64 153 65 154 65 154 66 154 66 154 67 154 67 154 67 155 68 155 68 156 68 156 67 156 67 156 67 157 66 157 66 157 66 158 66 158 66 158 67 158 67 157 67 157 68 157 68 157 68 157 68 156 69 156 70 157 70 157 71 157 71 158 72 158 73 158 73 159 74 159 74 159 74 159 74 160 74 160 74 160 74 161 74 162 74 163 74 164 74 165 74 166 74 167 74 167 74 167 75 167 76 167 77 168 78 168 79 168 79 169 80 169 80 169 80 169 81 169 81 170 82 170 83 171 83 171 84 171 84 172 85 172 85 171 85 171 86 171 86 171 86 170 86 170 86 170 86 170 86 170 87 170 87 170 87 171 87 171 88 171 88 171 89 171 89 172 90 172 90 172 91 172 91 172 92 172 92 172 94 172 96 172 98 172 99 172 99 172 100 171 101 171 101 171 102 171 103 171 103 171 104 171 105 171 106 170 107 170 108 169 109 169 110 169 111 168 112 168 114 167 115 168 116 168 117 168 118 168 119 167 120 167 120 167 121 166 121 166 121 166 122 166 122 166 123 165 123 165 123 165 124 165 125 166 125 166 126 167 127 168 127 168 128 169 128 169 129 169 129 169 130 170 130 170 131 172 131 172 131 173 131 173 129 173 129 173 128 174 128 174 128 174 127 174 127 174 126 174 126 174 125 173 124 173 124 172 124 172 124 172 123 172 123 171 123 171 123 171 123 171 122 170 122 170 122 170 122 170 122 171 122 171 121 171 121 171 120 172 120 173 119 173 120 174 120 174 121 175 121 176 122 176 122 176 122 176 123 176 123 176 124 176 124 176 125 176 126 177 126 177 126 178 126 178 126 178 126 178 125 178 125 178 125 178 124 178 124 178 124 178 124 177 123 177 123 178 123 178 123 179 123 179 122 179 122 179 122 180 122 180 122 181 122 181 122 181 123 181 124 181 124 181 125 181 125 181 126 181 126 181 127 181 127 181 127 180 128 179 128 179 129 179 129 178 130 178 130 178 131 178 131 178 131 177 131 177 132 177 132 177 133 177 133 176 133 176 134 176 135 176 135 175 135 175 135 175 136 175 136 175 136 175 137 175 137 175 137 175 137 175 138 175 138 175 138 175 139 176 138 176 139 177 139 177 139 177 139 176 139 176 139 176 139 175 139 175 139 174 139 174 139 173 139 172 139 171 140 172 141 172 141 173 142 173 142 173 142 174 142 175 143 175 143 176 144 175 145 175 146 175 147 176 148 176 149 177 149 177 150 178 151 178 152 178 153 178 154 179 154 179 155 179 155 179 155 179 156 179 156 180 157 180 157 180 158 181 159 181 159 182 160 183 161 183 161 183 162 184 163 184 163 184 163 185 164 185 164 185 164 185 164 185 164 185 165 185 165 186 166 186 166 187 166 187 167 188 166 188 166 189 166 189 165 189 165 190 165 189 165 189 164 189 164 189 164 189 164 189 164 189 163 189 163 189 162 188 162 188 161 187 160 187 159 187 159 188 159 188 160 188 160 189 161 189 161 190 161 191 161 192 161 193 160 193 160 193 159 194 159 194 159 194 159 194 159 195 159 195 159 195 160 194 160 194 160 193 160 193 161 193 161 193 161 193 161 193 162 192 162 192 162 192 163 192 163 192 164 192 164 192 165 192 166 192 166 193 167 193 167 193 168 193 168 192 168 192 169 192 169 192 170 192 170 192 171 192 172 191 172 190 172 190 171 190 170 190 170 188 170 189 171 189 171 189 172 189 172 190 172 190 173 190 173 190 173 191 174 191 174 190 175 190 175 190 176 191 176 191 176 191 176 191 177 191 178 192 178 192 178 193 178 193 177 192 177 192 177 192 177 192 176 192 176 193 176 193 176 194 176 194 176 195 177 196 176 195 177 195 178 194 178 195 179 195 179 195 179 196 179 196 179 196 180 196 180 197 181 198 181 198 181 198 182 199 182 199 181 199 181 198 181 198 181 198 180 198 180 199 180 200 180 200 181 200 181 200 182 200 182 200 183 200 183 200 184 200 184 201 186 200 187 201 189 201 190 201 191 201 193 201 193 202 193 202 194 202 195 202 195 202 196 203 196 203 196 203 197 204 198 204 198 204 199 205 199 205 201 206 201 207 201 207 199 208 200 208 200 208 200 209 200 209 201 210 201 210 201 211 202 211 203 212 204 212 204 213 204 213 204 213 204 213 204 214 204 214 203 215 202 215 202 216 202 216 203 217 204 217 205 217 206 217 207 217 207 217 208 217 208 217 209 218 209 219 210 220 211 221 212 221 213 221 214 221 214 221 215 221 216 222 216 222 217 223 218 224 219 225 219 225 219 227 219 228 219 228 219 228 218 229 218 229 218 230 218 230 218 231 218 231 219 231 219 230 220 229 220 229 220 228 220 226 220 225 220 225 220 224 220 224 220 224 221 224 222 224 222 224 223 224 223 223 224 223 224 223 225 223 225 223 226 223 226 223 227 224 227 224 227 224 228 224 228 225 229 225 230 226 230 227 230 228 230 229 230 231 230 232 230 232 230 233 230 233 229 233 229 233 229 234 229 235 229 236 229 237 229 238 229 239 229 240 229 240 229 241 229 242 228 242 228 243 228 243 228 244 227 245 226 246 227 247 227 247 227 247 227 248 227 248 226 248 226 249 225 250 224 251 224 251 223 252 223 252 222 253 221 253 221 252 220 252 219 252 219 252 218 252 218 252 217 253 217 253 216 253 216 253 215 253 215 253 214 253 214 253 214 253 214 253 213 253 213 253 212 253 212 253 212 254 211 254 211 254 211 255 211 255 210 255 210 255 209 255 209 256 209 256 208 256 208 257 207 257 207 257 206 258 206 258 206 258 205 258 205 259 205 259 204 259 204 260 203 259 202 259 202 258 202 258 201 258 201 259 201 259 201 259 200 259 200 259 200 259 199 259 198 259 198 259 197 259 195 260 195 260 193 260 192 260 191 260 190 260 190 260 189 261 188 261 188 261 188 261 187 261 187 261 186 261 186 261 185 261 184 261 183 261 182 261 182 262 181 262 180 262 179 262 178 262 177 262 177 262 176 263 176 263 175 263 175 263 174 263 173 263 172 263 171 263 170 263 169 262 168 262 168 262 167 262 166 262 165 262 164 262 163 262 162 262 162 262 162 262 161 262 161 261 161 261 160 261 160 261 159 261 159 261 158 260 158 260 158 260 157 260 157 260 157 260 156 259 156 259 156 259 155 259 155 259 155 259 154 258 154 258 154 258 153 258 153 258 153 258 152 257 152 257 151 256 151 256 151 256 151 256 151 255 151 255 151 255 152 254 151 254 150 254 150 254 150 253 150 253 150 253 150 253 149 253 149 253 149 253 149 254 149 254 149 254 150 254 150 255 150 256 150 256 149 256 149 256 149 255 148 255 148 255 147 255 147 255 147 255 147 255 146 255 146 255 146 254 145 254 145 254 144 254 144 254 143 254 143 253 142 253 142 253 142 253 141 253 141 253 140 253 140 254 140 254 139 254 139 253 139 253 139 252 139 253 139 252 140 252 139 252 139 252 139 252 138 252 138 252 137 252 137 253 137 253 137 252 136 252 136 252 136 252 136 252 135 252 135 252 134 252 134 251 133 251 133 251 132 251 132 251 132 250 132 250 131 250 131 250 131 250 131 249 130 249 130 249 129 249 129 248 128 248 127 248 127 247 126 247 125 247 125 247 125 246 124 246 124 246 124 246 123 246 123 246 123 246 122 246 122 245 122 245 121 245 121 245 121 245 121 245 120 245 120 245 120 245 119 244 119 244 118 244 118 244 118 244 117 243 117 243 116 243 116 243 115 243 115 242 114 242 114 242 114 242 113 242 113 242 113 242 112 241 112 241 111 241 110 240 110 240 109 240 109 240 108 240 108 239 107 239 107 239 106 239 106 239 106 240 106 240 106 240 107 240 107 240 107 240 107 241 107 241 107 241 106 241 106 241 105 241 104 241 104 241 103 241 103 241 102 241 102 242 101 242 101 242 101 242 101 242 100 242 100 242 100 242 99 243 99 243 100 243 100 243 101 243 101 243 101 243 101 243 101 243 102 243 102 243 102 242 102 242 103 242 103 242 104 243 104 243 104 244 103 244 103 245 103 246 102 246 102 246 101 245 101 245 101 245 101 245 100 245 100 245 99 244 99 244 98 244 98 244 97 244 97 244 97 244 96 244 96 243 96 243 96 243 95 243 95 242 94 241 94 241 93 240 93 240 93 239 92 239 92 238 91 237 90 236 89 236 88 235 86 235 85 235 84 235 83 235 83 235 82 234 82 234 81 234 81 234 80 233 80 233 79 233 79 233 79 233 79 233 79 233 78 233 78 232 78 232 78 232 78 232 77 232 77 232 77 232 76 231 76 231 76 231 75 231 75 230 75 230 75 230 74 230 74 230 74 230 73 230 73 230 72 230 72 229 72 229 72 229 72 229 71 229 71 228 71 228 71 228 71 228 71 228 71 227 70 228 70 229 69 229 69 228 69 228 69 228 69 227 68 227 68 227 68 228 68 228 68 228 68 228 67 228 67 227 67 226 67 226 67 227 67 227 66 227 66 227 66 227 66 227 66 227 66 226 66 226 66 226 65 226 65 226 65 226 64 225 63 225 63 224 61 224 60 223 59 223 58 223 57 223 57 223 56 222 55 222 55 222 54 222 54 222 53 222 53 222 53 221 52 221 51 220 51 220 50 220 49 219 49 219 48 219 48 219 47 219 47 219 47 219 46 219 46 219 46 219 45 219 45 219 44 219 44 219 43 219 42 219 42 218 41 218 41 218 40 218 39 218 39 218 38 218 38 218 37 218 37 217 37 217 36 217 36 217 36 217 36 217 36 217 35 217 35 217 35 217 34 217 34 217 34 217 34 217 34 217 34 217 34 217 33 217 33 217 33 217 33 216 33 216 32 216 32 216 31 216 30 216 30 216 30 216 30 216 29 216 29 216 29 216 29 216 28 216 28 216 27 216 27 216 26 216 26 216 25 216 25 216 25 215 25 215 25 215 25 214 25 214 25 213 25 213 25 212 24 212 24 212 24 212 24 212 24 212 24 212 23 213 23 213 23 213 23 213 23 214 23 214 23 214 23 214 23 214 22 213 22 213 22 213 21 213 21 213 20 213 20 212 20 212 20 212 19 212 19 212 19 212 19 212 19 212 19 212 19 212 19 212 19 213 18 213 18 213 18 213 17 212 17 213 16 213 16 213 17 213 17 213 17 213 18 213 19 213 19 214 20 214 19 214 18 214 18 214 17 214 17 214 17 214 16 214 16 214 15 214 15 214 14 214 14 214 14 214 13 214 13 213 13 213 13 213 13 213 13 213 13 212 13 213 13 212 12 212 12 212 12 212 12 210 12 208 12 208 12 208 12 205 11 204 10 Z N">
            <draw:equation draw:name="f0" draw:formula="251*logwidth/263"/>
            <draw:equation draw:name="f1" draw:formula="230*logheight/231"/>
            <draw:equation draw:name="f2" draw:formula="193*logwidth/263"/>
            <draw:equation draw:name="f3" draw:formula="12*logheight/231"/>
            <draw:equation draw:name="f4" draw:formula="187*logwidth/263"/>
            <draw:equation draw:name="f5" draw:formula="19*logheight/231"/>
            <draw:equation draw:name="f6" draw:formula="0*logwidth/263"/>
            <draw:equation draw:name="f7" draw:formula="6*logheight/231"/>
            <draw:equation draw:name="f8" draw:formula="9*logwidth/263"/>
            <draw:equation draw:name="f9" draw:formula="22*logheight/231"/>
            <draw:equation draw:name="f10" draw:formula="11*logwidth/263"/>
            <draw:equation draw:name="f11" draw:formula="27*logheight/231"/>
            <draw:equation draw:name="f12" draw:formula="18*logwidth/263"/>
            <draw:equation draw:name="f13" draw:formula="22*logheight/231"/>
            <draw:equation draw:name="f14" draw:formula="22*logwidth/263"/>
            <draw:equation draw:name="f15" draw:formula="21*logheight/231"/>
            <draw:equation draw:name="f16" draw:formula="35*logwidth/263"/>
            <draw:equation draw:name="f17" draw:formula="25*logheight/231"/>
            <draw:equation draw:name="f18" draw:formula="46*logwidth/263"/>
            <draw:equation draw:name="f19" draw:formula="22*logheight/231"/>
            <draw:equation draw:name="f20" draw:formula="50*logwidth/263"/>
            <draw:equation draw:name="f21" draw:formula="26*logheight/231"/>
            <draw:equation draw:name="f22" draw:formula="65*logwidth/263"/>
            <draw:equation draw:name="f23" draw:formula="35*logheight/231"/>
            <draw:equation draw:name="f24" draw:formula="69*logwidth/263"/>
            <draw:equation draw:name="f25" draw:formula="37*logheight/231"/>
            <draw:equation draw:name="f26" draw:formula="81*logwidth/263"/>
            <draw:equation draw:name="f27" draw:formula="53*logheight/231"/>
            <draw:equation draw:name="f28" draw:formula="94*logwidth/263"/>
            <draw:equation draw:name="f29" draw:formula="50*logheight/231"/>
            <draw:equation draw:name="f30" draw:formula="104*logwidth/263"/>
            <draw:equation draw:name="f31" draw:formula="46*logheight/231"/>
            <draw:equation draw:name="f32" draw:formula="116*logwidth/263"/>
            <draw:equation draw:name="f33" draw:formula="38*logheight/231"/>
            <draw:equation draw:name="f34" draw:formula="133*logwidth/263"/>
            <draw:equation draw:name="f35" draw:formula="42*logheight/231"/>
            <draw:equation draw:name="f36" draw:formula="150*logwidth/263"/>
            <draw:equation draw:name="f37" draw:formula="62*logheight/231"/>
            <draw:equation draw:name="f38" draw:formula="157*logwidth/263"/>
            <draw:equation draw:name="f39" draw:formula="68*logheight/231"/>
            <draw:equation draw:name="f40" draw:formula="168*logwidth/263"/>
            <draw:equation draw:name="f41" draw:formula="78*logheight/231"/>
            <draw:equation draw:name="f42" draw:formula="171*logwidth/263"/>
            <draw:equation draw:name="f43" draw:formula="88*logheight/231"/>
            <draw:equation draw:name="f44" draw:formula="169*logwidth/263"/>
            <draw:equation draw:name="f45" draw:formula="110*logheight/231"/>
            <draw:equation draw:name="f46" draw:formula="169*logwidth/263"/>
            <draw:equation draw:name="f47" draw:formula="129*logheight/231"/>
            <draw:equation draw:name="f48" draw:formula="171*logwidth/263"/>
            <draw:equation draw:name="f49" draw:formula="122*logheight/231"/>
            <draw:equation draw:name="f50" draw:formula="178*logwidth/263"/>
            <draw:equation draw:name="f51" draw:formula="126*logheight/231"/>
            <draw:equation draw:name="f52" draw:formula="181*logwidth/263"/>
            <draw:equation draw:name="f53" draw:formula="126*logheight/231"/>
            <draw:equation draw:name="f54" draw:formula="175*logwidth/263"/>
            <draw:equation draw:name="f55" draw:formula="137*logheight/231"/>
            <draw:equation draw:name="f56" draw:formula="173*logwidth/263"/>
            <draw:equation draw:name="f57" draw:formula="142*logheight/231"/>
            <draw:equation draw:name="f58" draw:formula="182*logwidth/263"/>
            <draw:equation draw:name="f59" draw:formula="160*logheight/231"/>
            <draw:equation draw:name="f60" draw:formula="189*logwidth/263"/>
            <draw:equation draw:name="f61" draw:formula="164*logheight/231"/>
            <draw:equation draw:name="f62" draw:formula="195*logwidth/263"/>
            <draw:equation draw:name="f63" draw:formula="159*logheight/231"/>
            <draw:equation draw:name="f64" draw:formula="192*logwidth/263"/>
            <draw:equation draw:name="f65" draw:formula="170*logheight/231"/>
            <draw:equation draw:name="f66" draw:formula="192*logwidth/263"/>
            <draw:equation draw:name="f67" draw:formula="178*logheight/231"/>
            <draw:equation draw:name="f68" draw:formula="198*logwidth/263"/>
            <draw:equation draw:name="f69" draw:formula="181*logheight/231"/>
            <draw:equation draw:name="f70" draw:formula="202*logwidth/263"/>
            <draw:equation draw:name="f71" draw:formula="194*logheight/231"/>
            <draw:equation draw:name="f72" draw:formula="213*logwidth/263"/>
            <draw:equation draw:name="f73" draw:formula="204*logheight/231"/>
            <draw:equation draw:name="f74" draw:formula="222*logwidth/263"/>
            <draw:equation draw:name="f75" draw:formula="217*logheight/231"/>
            <draw:equation draw:name="f76" draw:formula="224*logwidth/263"/>
            <draw:equation draw:name="f77" draw:formula="222*logheight/231"/>
            <draw:equation draw:name="f78" draw:formula="234*logwidth/263"/>
            <draw:equation draw:name="f79" draw:formula="229*logheight/231"/>
            <draw:equation draw:name="f80" draw:formula="252*logwidth/263"/>
            <draw:equation draw:name="f81" draw:formula="222*logheight/231"/>
            <draw:equation draw:name="f82" draw:formula="255*logwidth/263"/>
            <draw:equation draw:name="f83" draw:formula="210*logheight/231"/>
            <draw:equation draw:name="f84" draw:formula="259*logwidth/263"/>
            <draw:equation draw:name="f85" draw:formula="200*logheight/231"/>
            <draw:equation draw:name="f86" draw:formula="262*logwidth/263"/>
            <draw:equation draw:name="f87" draw:formula="179*logheight/231"/>
            <draw:equation draw:name="f88" draw:formula="261*logwidth/263"/>
            <draw:equation draw:name="f89" draw:formula="160*logheight/231"/>
            <draw:equation draw:name="f90" draw:formula="256*logwidth/263"/>
            <draw:equation draw:name="f91" draw:formula="151*logheight/231"/>
            <draw:equation draw:name="f92" draw:formula="255*logwidth/263"/>
            <draw:equation draw:name="f93" draw:formula="147*logheight/231"/>
            <draw:equation draw:name="f94" draw:formula="252*logwidth/263"/>
            <draw:equation draw:name="f95" draw:formula="140*logheight/231"/>
            <draw:equation draw:name="f96" draw:formula="250*logwidth/263"/>
            <draw:equation draw:name="f97" draw:formula="131*logheight/231"/>
            <draw:equation draw:name="f98" draw:formula="245*logwidth/263"/>
            <draw:equation draw:name="f99" draw:formula="120*logheight/231"/>
            <draw:equation draw:name="f100" draw:formula="239*logwidth/263"/>
            <draw:equation draw:name="f101" draw:formula="107*logheight/231"/>
            <draw:equation draw:name="f102" draw:formula="242*logwidth/263"/>
            <draw:equation draw:name="f103" draw:formula="100*logheight/231"/>
            <draw:equation draw:name="f104" draw:formula="245*logwidth/263"/>
            <draw:equation draw:name="f105" draw:formula="101*logheight/231"/>
            <draw:equation draw:name="f106" draw:formula="236*logwidth/263"/>
            <draw:equation draw:name="f107" draw:formula="88*logheight/231"/>
            <draw:equation draw:name="f108" draw:formula="231*logwidth/263"/>
            <draw:equation draw:name="f109" draw:formula="76*logheight/231"/>
            <draw:equation draw:name="f110" draw:formula="228*logwidth/263"/>
            <draw:equation draw:name="f111" draw:formula="69*logheight/231"/>
            <draw:equation draw:name="f112" draw:formula="225*logwidth/263"/>
            <draw:equation draw:name="f113" draw:formula="63*logheight/231"/>
            <draw:equation draw:name="f114" draw:formula="219*logwidth/263"/>
            <draw:equation draw:name="f115" draw:formula="46*logheight/231"/>
            <draw:equation draw:name="f116" draw:formula="217*logwidth/263"/>
            <draw:equation draw:name="f117" draw:formula="34*logheight/231"/>
            <draw:equation draw:name="f118" draw:formula="216*logwidth/263"/>
            <draw:equation draw:name="f119" draw:formula="26*logheight/231"/>
            <draw:equation draw:name="f120" draw:formula="214*logwidth/263"/>
            <draw:equation draw:name="f121" draw:formula="22*logheight/231"/>
            <draw:equation draw:name="f122" draw:formula="213*logwidth/263"/>
            <draw:equation draw:name="f123" draw:formula="17*logheight/231"/>
            <draw:equation draw:name="f124" draw:formula="212*logwidth/263"/>
            <draw:equation draw:name="f125" draw:formula="12*logheight/231"/>
            <draw:equation draw:name="f126" draw:formula="logwidth"/>
            <draw:equation draw:name="f127" draw:formula="logheight"/>
          </draw:enhanced-geometry>
        </draw:custom-shape>
        <draw:custom-shape draw:name="Freeform 49" draw:style-name="gr3" draw:text-style-name="P2" draw:layer="layout" svg:width="0.284cm" svg:height="0.674cm" svg:x="29.699cm" svg:y="8.396cm">
          <text:p><text:span text:style-name="T1"/></text:p>
          <draw:enhanced-geometry draw:mirror-horizontal="false" draw:mirror-vertical="false" drawooo:sub-view-size="26 61" draw:text-areas="0 0 ?f64 ?f65" svg:viewBox="0 0 0 0" draw:type="ooxml-non-primitive" draw:enhanced-path="M 0 5 C 3 61 3 61 3 61 26 61 26 61 26 61 26 61 26 61 26 61 26 60 26 60 26 59 26 59 26 59 26 59 26 58 25 58 25 58 25 58 25 57 25 57 25 57 24 57 23 57 23 56 23 57 22 57 22 57 21 57 21 56 21 56 22 55 22 55 23 55 23 54 23 54 23 53 23 52 23 52 23 52 23 51 23 51 23 51 24 51 24 51 24 51 24 50 24 50 24 49 24 48 23 48 23 48 23 48 23 48 23 47 23 47 22 47 22 47 22 47 22 47 21 47 21 47 21 46 20 46 20 46 20 46 20 45 20 45 19 44 19 44 19 44 18 44 18 43 18 43 18 43 17 42 17 42 17 42 16 41 16 41 17 40 17 39 17 39 16 38 16 38 15 37 15 37 15 37 14 36 14 36 14 36 14 35 14 35 14 35 13 35 13 34 13 33 13 31 13 30 13 29 13 29 13 28 13 28 13 27 13 27 13 26 13 26 13 26 13 26 12 26 12 27 12 27 13 28 13 28 12 29 12 28 12 28 11 28 11 28 11 27 10 27 10 27 10 27 9 27 9 27 9 27 9 27 8 26 9 26 9 26 10 26 10 26 10 26 11 26 11 26 11 26 12 26 12 26 12 26 12 25 11 25 11 25 11 24 11 24 10 23 10 23 10 23 10 22 10 22 9 21 9 20 9 19 9 19 8 18 7 18 7 17 7 17 7 16 7 16 7 15 8 14 8 13 8 12 7 12 7 12 7 11 7 11 7 11 7 10 7 9 7 9 8 8 8 7 9 7 9 6 9 5 10 4 10 3 11 2 12 1 12 1 12 1 13 1 6 0 6 0 6 0 L 0 5 Z N">
            <draw:equation draw:name="f0" draw:formula="3*logwidth/26"/>
            <draw:equation draw:name="f1" draw:formula="61*logheight/61"/>
            <draw:equation draw:name="f2" draw:formula="26*logwidth/26"/>
            <draw:equation draw:name="f3" draw:formula="61*logheight/61"/>
            <draw:equation draw:name="f4" draw:formula="26*logwidth/26"/>
            <draw:equation draw:name="f5" draw:formula="59*logheight/61"/>
            <draw:equation draw:name="f6" draw:formula="25*logwidth/26"/>
            <draw:equation draw:name="f7" draw:formula="57*logheight/61"/>
            <draw:equation draw:name="f8" draw:formula="22*logwidth/26"/>
            <draw:equation draw:name="f9" draw:formula="57*logheight/61"/>
            <draw:equation draw:name="f10" draw:formula="22*logwidth/26"/>
            <draw:equation draw:name="f11" draw:formula="55*logheight/61"/>
            <draw:equation draw:name="f12" draw:formula="23*logwidth/26"/>
            <draw:equation draw:name="f13" draw:formula="52*logheight/61"/>
            <draw:equation draw:name="f14" draw:formula="24*logwidth/26"/>
            <draw:equation draw:name="f15" draw:formula="51*logheight/61"/>
            <draw:equation draw:name="f16" draw:formula="23*logwidth/26"/>
            <draw:equation draw:name="f17" draw:formula="48*logheight/61"/>
            <draw:equation draw:name="f18" draw:formula="22*logwidth/26"/>
            <draw:equation draw:name="f19" draw:formula="47*logheight/61"/>
            <draw:equation draw:name="f20" draw:formula="21*logwidth/26"/>
            <draw:equation draw:name="f21" draw:formula="46*logheight/61"/>
            <draw:equation draw:name="f22" draw:formula="19*logwidth/26"/>
            <draw:equation draw:name="f23" draw:formula="44*logheight/61"/>
            <draw:equation draw:name="f24" draw:formula="18*logwidth/26"/>
            <draw:equation draw:name="f25" draw:formula="43*logheight/61"/>
            <draw:equation draw:name="f26" draw:formula="17*logwidth/26"/>
            <draw:equation draw:name="f27" draw:formula="40*logheight/61"/>
            <draw:equation draw:name="f28" draw:formula="15*logwidth/26"/>
            <draw:equation draw:name="f29" draw:formula="37*logheight/61"/>
            <draw:equation draw:name="f30" draw:formula="14*logwidth/26"/>
            <draw:equation draw:name="f31" draw:formula="35*logheight/61"/>
            <draw:equation draw:name="f32" draw:formula="13*logwidth/26"/>
            <draw:equation draw:name="f33" draw:formula="30*logheight/61"/>
            <draw:equation draw:name="f34" draw:formula="13*logwidth/26"/>
            <draw:equation draw:name="f35" draw:formula="27*logheight/61"/>
            <draw:equation draw:name="f36" draw:formula="12*logwidth/26"/>
            <draw:equation draw:name="f37" draw:formula="27*logheight/61"/>
            <draw:equation draw:name="f38" draw:formula="12*logwidth/26"/>
            <draw:equation draw:name="f39" draw:formula="28*logheight/61"/>
            <draw:equation draw:name="f40" draw:formula="10*logwidth/26"/>
            <draw:equation draw:name="f41" draw:formula="27*logheight/61"/>
            <draw:equation draw:name="f42" draw:formula="9*logwidth/26"/>
            <draw:equation draw:name="f43" draw:formula="26*logheight/61"/>
            <draw:equation draw:name="f44" draw:formula="11*logwidth/26"/>
            <draw:equation draw:name="f45" draw:formula="26*logheight/61"/>
            <draw:equation draw:name="f46" draw:formula="11*logwidth/26"/>
            <draw:equation draw:name="f47" draw:formula="25*logheight/61"/>
            <draw:equation draw:name="f48" draw:formula="10*logwidth/26"/>
            <draw:equation draw:name="f49" draw:formula="23*logheight/61"/>
            <draw:equation draw:name="f50" draw:formula="9*logwidth/26"/>
            <draw:equation draw:name="f51" draw:formula="19*logheight/61"/>
            <draw:equation draw:name="f52" draw:formula="7*logwidth/26"/>
            <draw:equation draw:name="f53" draw:formula="16*logheight/61"/>
            <draw:equation draw:name="f54" draw:formula="7*logwidth/26"/>
            <draw:equation draw:name="f55" draw:formula="12*logheight/61"/>
            <draw:equation draw:name="f56" draw:formula="7*logwidth/26"/>
            <draw:equation draw:name="f57" draw:formula="9*logheight/61"/>
            <draw:equation draw:name="f58" draw:formula="10*logwidth/26"/>
            <draw:equation draw:name="f59" draw:formula="4*logheight/61"/>
            <draw:equation draw:name="f60" draw:formula="13*logwidth/26"/>
            <draw:equation draw:name="f61" draw:formula="1*logheight/61"/>
            <draw:equation draw:name="f62" draw:formula="0*logwidth/26"/>
            <draw:equation draw:name="f63" draw:formula="5*logheight/61"/>
            <draw:equation draw:name="f64" draw:formula="logwidth"/>
            <draw:equation draw:name="f65" draw:formula="logheight"/>
          </draw:enhanced-geometry>
        </draw:custom-shape>
        <draw:custom-shape draw:name="Freeform 50" draw:style-name="gr3" draw:text-style-name="P2" draw:layer="layout" svg:width="0.724cm" svg:height="0.536cm" svg:x="30.479cm" svg:y="7.285cm">
          <text:p><text:span text:style-name="T1"/></text:p>
          <draw:enhanced-geometry draw:mirror-horizontal="false" draw:mirror-vertical="false" drawooo:sub-view-size="66 49" draw:text-areas="0 0 ?f124 ?f125" svg:viewBox="0 0 0 0" draw:type="ooxml-non-primitive" draw:enhanced-path="M 33 0 C 33 2 33 2 33 2 31 2 31 2 31 2 31 0 31 0 31 0 8 0 8 0 8 0 7 19 7 19 7 19 6 34 6 34 6 34 6 34 7 36 7 36 7 36 8 39 8 39 2 42 2 42 2 42 2 42 0 44 0 44 0 45 0 46 0 46 3 49 3 49 3 49 3 48 3 48 3 48 4 48 4 48 5 48 6 47 7 47 8 47 9 46 9 46 9 46 10 46 10 45 10 45 11 45 11 45 11 44 12 44 12 44 12 44 13 43 14 44 14 43 15 43 16 43 16 42 16 42 17 42 17 42 18 41 19 42 19 42 20 42 20 42 20 41 20 41 21 41 21 41 21 41 22 41 22 40 23 40 23 40 24 39 24 39 24 39 25 38 25 38 25 38 26 37 26 37 27 37 27 37 27 37 27 36 27 36 28 36 28 35 28 35 29 35 29 36 29 36 29 36 30 36 30 37 30 37 30 37 30 37 30 37 30 37 31 37 31 36 32 36 33 36 34 36 35 36 37 36 39 36 41 36 44 36 44 36 45 36 45 36 45 36 45 36 46 36 46 35 47 35 47 35 48 35 48 35 48 35 49 35 49 35 49 35 50 35 50 35 50 35 50 35 51 35 51 35 52 35 52 35 53 35 53 35 54 35 54 35 55 35 55 35 55 34 56 34 56 34 57 34 57 34 57 34 57 33 57 33 57 33 57 33 58 33 58 33 58 33 59 33 61 33 62 33 62 33 63 33 64 33 64 33 64 33 65 33 65 33 65 33 65 33 65 31 65 31 65 31 66 27 66 27 66 27 66 1 66 1 66 1 L 33 0 Z N">
            <draw:equation draw:name="f0" draw:formula="33*logwidth/66"/>
            <draw:equation draw:name="f1" draw:formula="0*logheight/49"/>
            <draw:equation draw:name="f2" draw:formula="33*logwidth/66"/>
            <draw:equation draw:name="f3" draw:formula="2*logheight/49"/>
            <draw:equation draw:name="f4" draw:formula="31*logwidth/66"/>
            <draw:equation draw:name="f5" draw:formula="2*logheight/49"/>
            <draw:equation draw:name="f6" draw:formula="31*logwidth/66"/>
            <draw:equation draw:name="f7" draw:formula="0*logheight/49"/>
            <draw:equation draw:name="f8" draw:formula="8*logwidth/66"/>
            <draw:equation draw:name="f9" draw:formula="0*logheight/49"/>
            <draw:equation draw:name="f10" draw:formula="7*logwidth/66"/>
            <draw:equation draw:name="f11" draw:formula="19*logheight/49"/>
            <draw:equation draw:name="f12" draw:formula="6*logwidth/66"/>
            <draw:equation draw:name="f13" draw:formula="34*logheight/49"/>
            <draw:equation draw:name="f14" draw:formula="7*logwidth/66"/>
            <draw:equation draw:name="f15" draw:formula="36*logheight/49"/>
            <draw:equation draw:name="f16" draw:formula="8*logwidth/66"/>
            <draw:equation draw:name="f17" draw:formula="39*logheight/49"/>
            <draw:equation draw:name="f18" draw:formula="2*logwidth/66"/>
            <draw:equation draw:name="f19" draw:formula="42*logheight/49"/>
            <draw:equation draw:name="f20" draw:formula="0*logwidth/66"/>
            <draw:equation draw:name="f21" draw:formula="44*logheight/49"/>
            <draw:equation draw:name="f22" draw:formula="0*logwidth/66"/>
            <draw:equation draw:name="f23" draw:formula="46*logheight/49"/>
            <draw:equation draw:name="f24" draw:formula="3*logwidth/66"/>
            <draw:equation draw:name="f25" draw:formula="49*logheight/49"/>
            <draw:equation draw:name="f26" draw:formula="3*logwidth/66"/>
            <draw:equation draw:name="f27" draw:formula="48*logheight/49"/>
            <draw:equation draw:name="f28" draw:formula="5*logwidth/66"/>
            <draw:equation draw:name="f29" draw:formula="48*logheight/49"/>
            <draw:equation draw:name="f30" draw:formula="8*logwidth/66"/>
            <draw:equation draw:name="f31" draw:formula="47*logheight/49"/>
            <draw:equation draw:name="f32" draw:formula="9*logwidth/66"/>
            <draw:equation draw:name="f33" draw:formula="46*logheight/49"/>
            <draw:equation draw:name="f34" draw:formula="10*logwidth/66"/>
            <draw:equation draw:name="f35" draw:formula="45*logheight/49"/>
            <draw:equation draw:name="f36" draw:formula="11*logwidth/66"/>
            <draw:equation draw:name="f37" draw:formula="44*logheight/49"/>
            <draw:equation draw:name="f38" draw:formula="12*logwidth/66"/>
            <draw:equation draw:name="f39" draw:formula="44*logheight/49"/>
            <draw:equation draw:name="f40" draw:formula="14*logwidth/66"/>
            <draw:equation draw:name="f41" draw:formula="43*logheight/49"/>
            <draw:equation draw:name="f42" draw:formula="16*logwidth/66"/>
            <draw:equation draw:name="f43" draw:formula="42*logheight/49"/>
            <draw:equation draw:name="f44" draw:formula="17*logwidth/66"/>
            <draw:equation draw:name="f45" draw:formula="42*logheight/49"/>
            <draw:equation draw:name="f46" draw:formula="19*logwidth/66"/>
            <draw:equation draw:name="f47" draw:formula="42*logheight/49"/>
            <draw:equation draw:name="f48" draw:formula="20*logwidth/66"/>
            <draw:equation draw:name="f49" draw:formula="41*logheight/49"/>
            <draw:equation draw:name="f50" draw:formula="21*logwidth/66"/>
            <draw:equation draw:name="f51" draw:formula="41*logheight/49"/>
            <draw:equation draw:name="f52" draw:formula="22*logwidth/66"/>
            <draw:equation draw:name="f53" draw:formula="40*logheight/49"/>
            <draw:equation draw:name="f54" draw:formula="24*logwidth/66"/>
            <draw:equation draw:name="f55" draw:formula="39*logheight/49"/>
            <draw:equation draw:name="f56" draw:formula="25*logwidth/66"/>
            <draw:equation draw:name="f57" draw:formula="38*logheight/49"/>
            <draw:equation draw:name="f58" draw:formula="26*logwidth/66"/>
            <draw:equation draw:name="f59" draw:formula="37*logheight/49"/>
            <draw:equation draw:name="f60" draw:formula="27*logwidth/66"/>
            <draw:equation draw:name="f61" draw:formula="37*logheight/49"/>
            <draw:equation draw:name="f62" draw:formula="27*logwidth/66"/>
            <draw:equation draw:name="f63" draw:formula="36*logheight/49"/>
            <draw:equation draw:name="f64" draw:formula="28*logwidth/66"/>
            <draw:equation draw:name="f65" draw:formula="35*logheight/49"/>
            <draw:equation draw:name="f66" draw:formula="29*logwidth/66"/>
            <draw:equation draw:name="f67" draw:formula="36*logheight/49"/>
            <draw:equation draw:name="f68" draw:formula="30*logwidth/66"/>
            <draw:equation draw:name="f69" draw:formula="37*logheight/49"/>
            <draw:equation draw:name="f70" draw:formula="30*logwidth/66"/>
            <draw:equation draw:name="f71" draw:formula="37*logheight/49"/>
            <draw:equation draw:name="f72" draw:formula="31*logwidth/66"/>
            <draw:equation draw:name="f73" draw:formula="37*logheight/49"/>
            <draw:equation draw:name="f74" draw:formula="33*logwidth/66"/>
            <draw:equation draw:name="f75" draw:formula="36*logheight/49"/>
            <draw:equation draw:name="f76" draw:formula="37*logwidth/66"/>
            <draw:equation draw:name="f77" draw:formula="36*logheight/49"/>
            <draw:equation draw:name="f78" draw:formula="44*logwidth/66"/>
            <draw:equation draw:name="f79" draw:formula="36*logheight/49"/>
            <draw:equation draw:name="f80" draw:formula="45*logwidth/66"/>
            <draw:equation draw:name="f81" draw:formula="36*logheight/49"/>
            <draw:equation draw:name="f82" draw:formula="46*logwidth/66"/>
            <draw:equation draw:name="f83" draw:formula="36*logheight/49"/>
            <draw:equation draw:name="f84" draw:formula="47*logwidth/66"/>
            <draw:equation draw:name="f85" draw:formula="35*logheight/49"/>
            <draw:equation draw:name="f86" draw:formula="48*logwidth/66"/>
            <draw:equation draw:name="f87" draw:formula="35*logheight/49"/>
            <draw:equation draw:name="f88" draw:formula="49*logwidth/66"/>
            <draw:equation draw:name="f89" draw:formula="35*logheight/49"/>
            <draw:equation draw:name="f90" draw:formula="50*logwidth/66"/>
            <draw:equation draw:name="f91" draw:formula="35*logheight/49"/>
            <draw:equation draw:name="f92" draw:formula="51*logwidth/66"/>
            <draw:equation draw:name="f93" draw:formula="35*logheight/49"/>
            <draw:equation draw:name="f94" draw:formula="53*logwidth/66"/>
            <draw:equation draw:name="f95" draw:formula="35*logheight/49"/>
            <draw:equation draw:name="f96" draw:formula="54*logwidth/66"/>
            <draw:equation draw:name="f97" draw:formula="35*logheight/49"/>
            <draw:equation draw:name="f98" draw:formula="55*logwidth/66"/>
            <draw:equation draw:name="f99" draw:formula="34*logheight/49"/>
            <draw:equation draw:name="f100" draw:formula="57*logwidth/66"/>
            <draw:equation draw:name="f101" draw:formula="34*logheight/49"/>
            <draw:equation draw:name="f102" draw:formula="57*logwidth/66"/>
            <draw:equation draw:name="f103" draw:formula="33*logheight/49"/>
            <draw:equation draw:name="f104" draw:formula="57*logwidth/66"/>
            <draw:equation draw:name="f105" draw:formula="33*logheight/49"/>
            <draw:equation draw:name="f106" draw:formula="58*logwidth/66"/>
            <draw:equation draw:name="f107" draw:formula="33*logheight/49"/>
            <draw:equation draw:name="f108" draw:formula="62*logwidth/66"/>
            <draw:equation draw:name="f109" draw:formula="33*logheight/49"/>
            <draw:equation draw:name="f110" draw:formula="64*logwidth/66"/>
            <draw:equation draw:name="f111" draw:formula="33*logheight/49"/>
            <draw:equation draw:name="f112" draw:formula="65*logwidth/66"/>
            <draw:equation draw:name="f113" draw:formula="33*logheight/49"/>
            <draw:equation draw:name="f114" draw:formula="65*logwidth/66"/>
            <draw:equation draw:name="f115" draw:formula="33*logheight/49"/>
            <draw:equation draw:name="f116" draw:formula="65*logwidth/66"/>
            <draw:equation draw:name="f117" draw:formula="31*logheight/49"/>
            <draw:equation draw:name="f118" draw:formula="66*logwidth/66"/>
            <draw:equation draw:name="f119" draw:formula="27*logheight/49"/>
            <draw:equation draw:name="f120" draw:formula="66*logwidth/66"/>
            <draw:equation draw:name="f121" draw:formula="1*logheight/49"/>
            <draw:equation draw:name="f122" draw:formula="33*logwidth/66"/>
            <draw:equation draw:name="f123" draw:formula="0*logheight/49"/>
            <draw:equation draw:name="f124" draw:formula="logwidth"/>
            <draw:equation draw:name="f125" draw:formula="logheight"/>
          </draw:enhanced-geometry>
        </draw:custom-shape>
        <draw:custom-shape draw:name="Freeform 51" draw:style-name="gr5" draw:text-style-name="P2" draw:layer="layout" svg:width="2.661cm" svg:height="1.959cm" svg:x="17.055cm" svg:y="7.813cm">
          <text:p><text:span text:style-name="T1"/></text:p>
          <draw:enhanced-geometry draw:mirror-horizontal="false" draw:mirror-vertical="false" drawooo:sub-view-size="580 427" draw:text-areas="0 0 ?f12 ?f13" svg:viewBox="0 0 0 0" draw:type="ooxml-non-primitive" draw:enhanced-path="M 580 0 L 0 0 2 427 580 427 580 108 580 0 Z N">
            <draw:equation draw:name="f0" draw:formula="580*logwidth/580"/>
            <draw:equation draw:name="f1" draw:formula="0*logheight/427"/>
            <draw:equation draw:name="f2" draw:formula="0*logwidth/580"/>
            <draw:equation draw:name="f3" draw:formula="0*logheight/427"/>
            <draw:equation draw:name="f4" draw:formula="2*logwidth/580"/>
            <draw:equation draw:name="f5" draw:formula="427*logheight/427"/>
            <draw:equation draw:name="f6" draw:formula="580*logwidth/580"/>
            <draw:equation draw:name="f7" draw:formula="427*logheight/427"/>
            <draw:equation draw:name="f8" draw:formula="580*logwidth/580"/>
            <draw:equation draw:name="f9" draw:formula="108*logheight/427"/>
            <draw:equation draw:name="f10" draw:formula="580*logwidth/580"/>
            <draw:equation draw:name="f11" draw:formula="0*logheight/427"/>
            <draw:equation draw:name="f12" draw:formula="logwidth"/>
            <draw:equation draw:name="f13" draw:formula="logheight"/>
          </draw:enhanced-geometry>
        </draw:custom-shape>
        <draw:custom-shape draw:name="Freeform 52" draw:style-name="gr4" draw:text-style-name="P2" draw:layer="layout" svg:width="3.882cm" svg:height="4.533cm" svg:x="11.236cm" svg:y="7.308cm">
          <text:p><text:span text:style-name="T1"/></text:p>
          <draw:enhanced-geometry draw:mirror-horizontal="false" draw:mirror-vertical="false" drawooo:sub-view-size="353 412" draw:text-areas="0 0 ?f114 ?f115" svg:viewBox="0 0 0 0" draw:type="ooxml-non-primitive" draw:enhanced-path="M 205 400 C 204 399 203 398 202 397 202 396 201 395 201 394 201 393 201 393 202 393 202 394 202 394 203 394 203 395 203 395 204 395 205 396 206 397 207 399 207 399 208 400 208 400 208 401 206 400 205 400 Z M 207 380 C 207 380 208 380 209 380 211 380 209 378 209 378 208 377 208 376 208 376 207 376 207 375 207 375 206 375 206 375 205 375 205 375 204 374 204 374 203 373 202 373 202 374 202 374 202 375 202 375 202 375 202 376 202 376 203 376 204 376 204 377 204 377 204 377 204 377 204 378 204 378 204 378 205 378 205 379 205 380 205 380 206 380 207 380 Z M 170 383 C 170 382 170 382 170 382 170 382 169 382 169 382 169 382 169 381 168 381 168 381 167 382 167 382 167 383 168 383 168 383 169 383 171 384 170 383 Z M 152 353 C 152 352 151 352 150 352 150 351 149 351 149 351 149 350 148 350 148 350 147 350 147 350 146 351 146 351 146 351 146 351 145 351 144 351 144 352 144 352 145 353 145 353 145 353 145 353 145 353 145 354 145 354 146 354 146 354 146 355 146 355 146 355 147 355 147 355 147 355 147 356 147 356 148 356 148 356 148 356 149 355 149 355 149 355 150 355 150 354 150 354 151 354 151 354 152 354 152 353 152 353 152 353 Z M 161 353 C 162 353 162 353 163 353 164 353 165 352 166 352 166 352 166 352 167 352 167 352 167 351 167 351 167 351 168 350 167 350 167 349 166 350 166 350 165 350 165 350 164 350 163 350 162 350 162 350 161 350 161 350 161 350 160 349 160 349 159 349 159 349 158 349 158 349 157 349 157 349 156 349 156 349 156 348 156 348 155 348 155 348 154 349 154 349 155 349 155 350 155 350 155 350 155 351 156 351 155 351 156 352 156 352 156 353 157 353 158 353 158 353 158 353 159 353 160 353 161 353 Z M 340 403 C 340 400 340 400 340 400 340 400 342 399 342 399 342 399 343 394 343 394 341 393 341 393 341 393 341 393 341 392 341 392 341 391 335 392 335 392 335 392 335 390 335 390 334 390 334 388 334 388 334 387 336 383 336 383 336 383 336 382 335 382 335 381 333 381 333 380 333 380 334 379 334 379 334 376 334 376 334 376 337 375 337 375 337 375 341 370 341 370 341 370 340 366 340 366 340 366 342 363 342 363 342 363 340 353 340 353 340 353 344 350 344 350 344 350 344 347 344 347 344 347 348 345 348 345 348 345 353 341 353 341 353 341 353 341 353 339 353 339 353 339 353 337 353 337 353 336 348 332 348 332 347 332 346 333 345 332 345 332 345 328 345 328 341 320 341 320 341 320 341 320 337 315 337 314 336 314 337 309 337 309 191 171 191 171 191 171 151 137 151 137 151 137 151 0 151 0 151 0 6 0 6 0 6 0 6 1 6 1 6 1 6 1 6 2 6 2 6 3 6 3 6 4 6 4 6 4 6 5 6 5 6 5 6 5 6 5 6 6 6 6 6 6 6 6 6 6 6 7 6 8 6 8 6 8 6 9 6 9 5 9 5 9 5 10 5 10 5 11 5 11 5 11 6 11 7 11 7 12 7 12 8 13 8 13 8 13 8 14 8 14 9 14 9 15 9 15 9 15 9 16 9 16 9 17 9 17 9 18 9 18 9 19 9 19 9 20 10 20 10 20 10 20 10 21 11 21 11 21 11 21 11 22 12 22 12 22 12 23 12 24 12 24 11 24 11 24 11 24 11 25 11 25 11 26 11 26 11 27 11 27 11 28 11 28 11 29 11 29 11 29 11 30 10 31 11 32 11 32 11 33 11 33 10 34 10 34 10 34 10 34 10 35 10 35 10 35 10 35 10 36 10 36 10 37 10 37 9 38 9 39 8 39 8 39 8 40 8 40 8 41 8 42 9 42 9 42 9 43 9 43 9 44 9 44 9 45 9 45 10 46 10 47 9 47 9 48 9 48 9 48 9 49 9 49 9 49 9 50 8 51 8 52 8 52 8 52 8 53 8 53 8 53 8 53 7 54 7 55 7 55 7 55 7 56 7 56 7 56 7 57 7 58 6 58 6 58 6 59 6 59 6 60 6 60 6 61 4 61 3 62 3 62 3 63 3 63 4 63 4 63 5 63 5 64 6 64 6 64 7 64 7 64 7 64 7 64 9 64 8 65 8 65 7 65 7 65 7 65 6 64 6 64 6 64 5 64 5 64 4 64 3 64 3 64 2 65 2 65 2 65 2 67 2 67 1 68 1 69 0 69 0 70 0 70 0 71 0 72 0 72 0 73 0 73 0 73 0 74 0 74 1 74 1 75 1 76 1 76 1 77 1 77 1 78 1 79 1 80 1 80 1 80 1 81 1 81 2 81 2 82 2 82 3 83 3 83 4 83 4 83 5 84 5 84 5 84 5 84 5 84 6 84 6 85 6 85 6 85 7 86 7 87 8 86 9 87 9 87 10 88 10 88 10 89 10 90 11 91 12 92 14 93 14 94 14 94 15 95 15 95 15 95 15 96 16 96 16 96 16 96 16 97 16 97 16 97 16 97 17 98 18 99 19 100 19 100 19 101 19 101 19 101 19 101 19 102 20 102 19 103 19 103 20 104 20 105 20 106 20 106 20 107 20 107 20 108 21 108 21 108 21 109 21 110 21 110 21 111 21 112 21 113 21 113 20 113 20 113 20 120 20 120 20 120 20 121 20 121 20 122 20 122 21 122 21 123 21 123 21 123 21 123 21 125 21 125 21 125 21 125 21 125 21 125 21 127 21 127 21 127 21 127 21 128 22 129 22 129 22 129 22 130 22 130 22 130 23 131 23 131 23 132 23 132 23 133 23 133 23 133 24 134 24 134 24 134 24 135 24 136 24 137 24 138 23 139 23 140 24 141 24 141 24 142 25 143 26 144 27 145 28 146 29 147 30 148 31 148 31 149 32 149 32 150 33 150 33 151 34 151 34 152 34 152 34 153 35 153 35 154 36 154 36 155 36 155 36 155 37 156 37 156 38 157 38 158 39 158 41 159 42 160 43 161 44 162 44 163 44 164 45 164 45 165 45 166 45 166 45 167 45 167 46 167 47 167 47 168 48 168 48 168 49 169 49 169 49 170 50 170 50 171 51 172 52 173 52 174 53 174 53 174 53 175 53 175 53 175 53 176 53 176 53 176 52 175 52 175 51 174 51 174 50 173 50 172 50 172 49 172 49 171 49 171 49 171 49 171 48 171 49 172 49 172 49 173 50 173 50 174 50 174 50 175 50 175 50 175 49 175 49 175 49 176 49 177 49 178 49 178 49 179 48 179 48 179 48 180 48 180 48 181 49 181 50 181 50 180 50 180 51 180 51 180 51 180 52 180 52 180 53 180 53 181 53 181 54 181 54 182 55 182 55 183 55 183 56 184 57 184 57 185 58 185 58 185 58 185 58 185 59 185 59 185 60 185 60 185 61 185 61 185 61 186 62 186 62 186 63 187 63 187 64 188 64 188 64 188 65 188 65 188 65 188 66 187 67 187 67 186 67 185 66 184 66 184 65 183 65 182 65 181 65 181 65 180 65 180 66 179 66 179 66 178 65 178 65 177 65 177 65 177 65 177 65 177 65 176 65 176 65 176 66 175 67 175 67 176 68 176 68 176 69 175 69 175 70 176 70 176 71 176 71 177 72 177 72 177 73 177 73 177 73 177 74 177 74 177 75 177 75 177 76 177 77 177 78 177 79 176 79 176 81 174 81 175 81 176 81 176 82 176 82 177 82 177 83 177 83 177 83 177 83 177 83 177 83 177 84 177 84 178 84 178 85 178 85 178 86 178 87 178 88 178 88 178 89 177 89 177 90 177 91 177 91 176 92 176 92 176 92 177 92 177 92 177 92 177 92 177 92 178 91 178 91 178 91 178 91 179 92 179 92 178 93 178 93 177 94 176 94 176 95 176 95 176 96 176 97 176 97 176 98 176 98 176 99 177 100 178 101 178 103 179 103 179 105 181 103 181 103 181 103 181 102 181 102 181 102 181 101 181 101 180 101 180 100 180 100 180 99 179 99 179 98 179 98 178 97 178 97 178 96 178 96 177 95 177 95 177 95 177 94 176 94 178 94 178 94 179 94 179 94 180 94 180 93 180 93 180 92 180 92 180 92 180 91 180 91 180 91 180 90 180 89 180 89 180 88 180 87 179 87 179 86 179 86 179 85 179 84 179 84 179 83 179 83 178 83 178 82 178 82 178 82 178 81 178 81 178 80 179 80 179 79 179 79 179 78 179 78 180 77 180 77 179 76 179 76 179 75 179 75 179 74 179 74 179 73 180 73 180 72 180 72 180 71 181 71 181 70 181 69 181 69 182 68 183 69 183 70 184 70 184 70 184 70 185 71 186 71 187 71 188 71 189 72 190 73 191 73 192 74 192 75 193 75 193 76 194 76 194 77 195 76 196 77 196 77 196 77 197 77 197 77 197 77 198 77 198 77 198 78 199 78 199 78 200 78 200 78 201 79 201 79 202 79 202 79 203 79 203 78 203 78 203 77 203 77 203 77 203 76 202 76 202 76 202 75 201 75 201 74 200 73 200 72 199 70 199 70 196 70 195 70 194 70 193 70 193 70 192 70 191 70 191 70 190 70 190 69 190 69 190 69 190 68 190 68 190 67 189 67 189 66 189 66 190 66 191 66 191 66 191 66 192 66 192 65 192 65 193 65 193 65 193 65 193 65 200 65 200 65 200 65 201 65 201 65 201 65 202 66 202 66 203 66 203 66 204 67 204 67 204 67 205 67 205 67 205 67 206 68 206 68 206 68 206 68 206 68 207 68 207 68 208 68 208 68 209 69 209 69 210 69 210 69 210 69 211 69 211 68 212 68 212 68 212 68 213 68 213 68 213 68 214 68 214 68 214 68 215 69 215 69 215 69 215 69 215 69 215 69 216 69 216 69 216 69 217 70 217 69 217 70 217 70 218 70 218 70 218 70 219 70 219 71 219 71 220 72 220 72 221 72 221 73 221 73 222 74 222 74 222 74 223 74 223 75 223 75 223 75 223 76 223 76 224 76 224 76 224 77 225 77 225 78 225 78 225 78 225 78 226 78 226 79 226 79 226 79 226 80 226 81 226 82 226 82 226 83 226 83 226 84 226 84 226 84 226 85 225 85 226 86 226 86 226 86 226 86 226 86 227 87 227 87 227 87 227 88 227 88 227 88 228 88 228 88 228 88 228 89 229 89 229 89 229 89 229 89 229 89 230 89 230 89 230 89 231 89 231 89 231 89 231 90 231 90 232 90 232 90 232 90 233 90 233 90 233 90 234 90 234 90 234 89 234 89 237 89 237 89 237 89 237 89 237 89 238 89 238 89 238 89 239 88 239 88 240 88 241 88 241 88 241 88 241 84 241 84 241 84 241 84 242 84 242 84 242 84 243 84 243 84 244 84 244 84 244 84 245 84 245 85 245 85 245 85 246 85 247 85 247 85 248 85 248 85 248 85 249 85 249 85 249 85 249 85 250 86 251 86 253 86 253 86 253 86 253 86 253 86 253 86 253 86 253 86 254 86 254 86 255 87 255 87 255 87 255 87 255 88 255 88 255 88 256 88 256 89 256 89 257 90 257 90 258 90 258 91 258 91 259 91 259 91 259 92 259 92 259 92 260 93 260 93 260 93 260 93 260 94 260 94 261 95 262 95 262 95 263 96 263 96 263 96 264 96 264 96 264 96 264 96 265 97 265 97 265 97 265 97 266 97 266 97 266 97 266 97 266 97 266 97 266 97 266 98 266 98 267 98 267 98 267 99 267 99 267 99 267 99 267 99 267 99 267 100 267 100 268 100 268 100 268 100 268 100 268 100 269 101 269 101 270 101 270 101 271 101 271 101 271 101 272 101 272 101 273 102 273 102 273 102 274 103 274 103 275 103 275 104 275 104 276 105 276 105 276 106 277 106 278 106 278 106 278 106 278 106 279 106 279 106 279 107 279 107 280 107 280 107 281 107 281 107 281 108 282 108 282 109 282 109 283 110 282 110 283 111 283 111 283 111 283 111 283 111 283 112 283 112 284 112 284 113 284 113 285 113 285 113 285 113 286 114 286 114 286 114 287 114 287 114 287 115 288 115 288 115 288 116 288 116 288 116 289 117 289 117 289 117 289 117 289 117 289 117 290 118 290 118 290 118 290 119 290 119 290 119 290 119 291 120 291 120 291 121 291 121 291 121 292 121 292 121 292 121 292 121 292 121 293 121 293 122 293 122 293 122 293 122 295 122 295 122 295 122 296 121 296 121 296 121 296 121 297 121 297 121 298 121 298 121 299 121 299 121 299 121 299 121 299 121 300 121 300 121 300 122 300 122 300 122 300 122 300 122 300 123 300 123 301 123 301 123 301 123 301 124 301 124 301 124 302 124 302 124 302 125 302 125 302 125 302 126 303 126 303 127 303 127 303 128 304 128 304 129 304 129 304 129 309 129 309 129 309 129 309 129 309 130 309 129 310 129 310 129 310 129 312 129 312 129 312 129 313 129 313 129 313 129 313 129 314 129 314 129 314 130 314 130 315 130 315 130 316 130 317 131 317 131 318 130 318 130 319 129 319 130 319 130 319 130 319 130 319 130 320 130 320 130 320 130 320 130 321 130 321 131 321 131 321 131 322 131 322 131 322 131 322 131 323 130 322 130 323 130 323 130 324 130 324 130 324 131 325 130 325 130 325 130 326 130 326 130 326 130 326 130 326 130 326 130 326 130 326 130 326 130 326 130 326 129 327 129 327 129 327 129 328 129 328 130 328 130 328 131 328 131 328 131 329 131 329 131 329 131 329 132 329 132 329 132 329 132 329 132 329 132 329 132 329 132 329 133 329 133 329 133 329 134 330 134 330 134 331 134 331 135 331 135 332 134 332 134 332 134 332 135 332 135 332 135 332 135 332 135 332 135 333 135 333 136 333 136 333 136 333 136 333 136 332 137 332 137 332 138 332 138 332 139 332 139 332 140 332 140 332 140 332 141 332 141 332 141 332 141 332 142 332 142 332 151 332 151 332 151 332 151 332 152 332 152 332 152 333 152 333 152 333 153 334 154 334 155 334 155 334 156 335 157 334 159 334 162 334 164 334 165 334 167 334 169 335 169 336 170 336 171 337 171 337 172 337 173 338 174 338 175 339 176 341 177 342 177 343 177 343 178 344 178 345 179 345 180 346 181 347 182 347 183 348 184 348 185 348 186 349 187 349 188 350 188 350 188 350 188 350 189 350 189 350 189 350 190 351 190 351 191 351 191 351 192 351 192 351 193 351 193 351 193 351 193 351 193 351 194 351 194 350 195 351 195 351 195 351 196 351 196 351 196 351 197 351 197 351 197 350 198 350 198 350 199 350 199 350 199 350 199 349 200 350 200 350 201 350 201 350 202 350 202 350 202 350 203 350 203 351 203 351 204 351 204 352 204 352 205 352 205 353 205 354 205 354 206 355 206 355 206 355 206 355 206 356 206 356 206 357 207 357 207 357 207 359 206 360 207 361 207 362 207 362 207 362 208 363 208 362 209 363 209 363 209 363 210 363 210 363 211 363 211 363 212 363 212 362 213 362 214 362 215 362 216 362 216 363 217 363 217 363 218 363 218 363 219 363 219 363 220 365 220 366 221 366 225 369 226 370 228 371 239 381 239 381 241 383 243 387 244 388 244 390 245 392 245 393 246 395 246 397 246 397 246 398 246 401 246 402 246 402 246 404 246 404 247 405 248 404 249 405 250 405 250 406 250 406 251 406 251 408 251 409 251 410 251 412 251 412 334 404 334 404 334 404 339 404 339 404 339 404 L 340 403 Z N">
            <draw:equation draw:name="f0" draw:formula="207*logwidth/353"/>
            <draw:equation draw:name="f1" draw:formula="380*logheight/412"/>
            <draw:equation draw:name="f2" draw:formula="204*logwidth/353"/>
            <draw:equation draw:name="f3" draw:formula="377*logheight/412"/>
            <draw:equation draw:name="f4" draw:formula="168*logwidth/353"/>
            <draw:equation draw:name="f5" draw:formula="383*logheight/412"/>
            <draw:equation draw:name="f6" draw:formula="145*logwidth/353"/>
            <draw:equation draw:name="f7" draw:formula="353*logheight/412"/>
            <draw:equation draw:name="f8" draw:formula="161*logwidth/353"/>
            <draw:equation draw:name="f9" draw:formula="353*logheight/412"/>
            <draw:equation draw:name="f10" draw:formula="159*logwidth/353"/>
            <draw:equation draw:name="f11" draw:formula="349*logheight/412"/>
            <draw:equation draw:name="f12" draw:formula="161*logwidth/353"/>
            <draw:equation draw:name="f13" draw:formula="353*logheight/412"/>
            <draw:equation draw:name="f14" draw:formula="336*logwidth/353"/>
            <draw:equation draw:name="f15" draw:formula="383*logheight/412"/>
            <draw:equation draw:name="f16" draw:formula="344*logwidth/353"/>
            <draw:equation draw:name="f17" draw:formula="350*logheight/412"/>
            <draw:equation draw:name="f18" draw:formula="337*logwidth/353"/>
            <draw:equation draw:name="f19" draw:formula="314*logheight/412"/>
            <draw:equation draw:name="f20" draw:formula="6*logwidth/353"/>
            <draw:equation draw:name="f21" draw:formula="5*logheight/412"/>
            <draw:equation draw:name="f22" draw:formula="9*logwidth/353"/>
            <draw:equation draw:name="f23" draw:formula="15*logheight/412"/>
            <draw:equation draw:name="f24" draw:formula="11*logwidth/353"/>
            <draw:equation draw:name="f25" draw:formula="26*logheight/412"/>
            <draw:equation draw:name="f26" draw:formula="8*logwidth/353"/>
            <draw:equation draw:name="f27" draw:formula="39*logheight/412"/>
            <draw:equation draw:name="f28" draw:formula="8*logwidth/353"/>
            <draw:equation draw:name="f29" draw:formula="53*logheight/412"/>
            <draw:equation draw:name="f30" draw:formula="7*logwidth/353"/>
            <draw:equation draw:name="f31" draw:formula="64*logheight/412"/>
            <draw:equation draw:name="f32" draw:formula="0*logwidth/353"/>
            <draw:equation draw:name="f33" draw:formula="73*logheight/412"/>
            <draw:equation draw:name="f34" draw:formula="6*logwidth/353"/>
            <draw:equation draw:name="f35" draw:formula="85*logheight/412"/>
            <draw:equation draw:name="f36" draw:formula="19*logwidth/353"/>
            <draw:equation draw:name="f37" draw:formula="100*logheight/412"/>
            <draw:equation draw:name="f38" draw:formula="20*logwidth/353"/>
            <draw:equation draw:name="f39" draw:formula="120*logheight/412"/>
            <draw:equation draw:name="f40" draw:formula="23*logwidth/353"/>
            <draw:equation draw:name="f41" draw:formula="132*logheight/412"/>
            <draw:equation draw:name="f42" draw:formula="34*logwidth/353"/>
            <draw:equation draw:name="f43" draw:formula="152*logheight/412"/>
            <draw:equation draw:name="f44" draw:formula="49*logwidth/353"/>
            <draw:equation draw:name="f45" draw:formula="169*logheight/412"/>
            <draw:equation draw:name="f46" draw:formula="49*logwidth/353"/>
            <draw:equation draw:name="f47" draw:formula="172*logheight/412"/>
            <draw:equation draw:name="f48" draw:formula="53*logwidth/353"/>
            <draw:equation draw:name="f49" draw:formula="181*logheight/412"/>
            <draw:equation draw:name="f50" draw:formula="65*logwidth/353"/>
            <draw:equation draw:name="f51" draw:formula="188*logheight/412"/>
            <draw:equation draw:name="f52" draw:formula="69*logwidth/353"/>
            <draw:equation draw:name="f53" draw:formula="175*logheight/412"/>
            <draw:equation draw:name="f54" draw:formula="83*logwidth/353"/>
            <draw:equation draw:name="f55" draw:formula="177*logheight/412"/>
            <draw:equation draw:name="f56" draw:formula="92*logwidth/353"/>
            <draw:equation draw:name="f57" draw:formula="178*logheight/412"/>
            <draw:equation draw:name="f58" draw:formula="99*logwidth/353"/>
            <draw:equation draw:name="f59" draw:formula="179*logheight/412"/>
            <draw:equation draw:name="f60" draw:formula="87*logwidth/353"/>
            <draw:equation draw:name="f61" draw:formula="179*logheight/412"/>
            <draw:equation draw:name="f62" draw:formula="72*logwidth/353"/>
            <draw:equation draw:name="f63" draw:formula="180*logheight/412"/>
            <draw:equation draw:name="f64" draw:formula="77*logwidth/353"/>
            <draw:equation draw:name="f65" draw:formula="197*logheight/412"/>
            <draw:equation draw:name="f66" draw:formula="70*logwidth/353"/>
            <draw:equation draw:name="f67" draw:formula="195*logheight/412"/>
            <draw:equation draw:name="f68" draw:formula="65*logwidth/353"/>
            <draw:equation draw:name="f69" draw:formula="200*logheight/412"/>
            <draw:equation draw:name="f70" draw:formula="68*logwidth/353"/>
            <draw:equation draw:name="f71" draw:formula="212*logheight/412"/>
            <draw:equation draw:name="f72" draw:formula="72*logwidth/353"/>
            <draw:equation draw:name="f73" draw:formula="221*logheight/412"/>
            <draw:equation draw:name="f74" draw:formula="83*logwidth/353"/>
            <draw:equation draw:name="f75" draw:formula="226*logheight/412"/>
            <draw:equation draw:name="f76" draw:formula="89*logwidth/353"/>
            <draw:equation draw:name="f77" draw:formula="231*logheight/412"/>
            <draw:equation draw:name="f78" draw:formula="84*logwidth/353"/>
            <draw:equation draw:name="f79" draw:formula="241*logheight/412"/>
            <draw:equation draw:name="f80" draw:formula="86*logwidth/353"/>
            <draw:equation draw:name="f81" draw:formula="253*logheight/412"/>
            <draw:equation draw:name="f82" draw:formula="94*logwidth/353"/>
            <draw:equation draw:name="f83" draw:formula="260*logheight/412"/>
            <draw:equation draw:name="f84" draw:formula="99*logwidth/353"/>
            <draw:equation draw:name="f85" draw:formula="267*logheight/412"/>
            <draw:equation draw:name="f86" draw:formula="106*logwidth/353"/>
            <draw:equation draw:name="f87" draw:formula="278*logheight/412"/>
            <draw:equation draw:name="f88" draw:formula="113*logwidth/353"/>
            <draw:equation draw:name="f89" draw:formula="285*logheight/412"/>
            <draw:equation draw:name="f90" draw:formula="121*logwidth/353"/>
            <draw:equation draw:name="f91" draw:formula="292*logheight/412"/>
            <draw:equation draw:name="f92" draw:formula="122*logwidth/353"/>
            <draw:equation draw:name="f93" draw:formula="300*logheight/412"/>
            <draw:equation draw:name="f94" draw:formula="130*logwidth/353"/>
            <draw:equation draw:name="f95" draw:formula="309*logheight/412"/>
            <draw:equation draw:name="f96" draw:formula="130*logwidth/353"/>
            <draw:equation draw:name="f97" draw:formula="320*logheight/412"/>
            <draw:equation draw:name="f98" draw:formula="130*logwidth/353"/>
            <draw:equation draw:name="f99" draw:formula="326*logheight/412"/>
            <draw:equation draw:name="f100" draw:formula="135*logwidth/353"/>
            <draw:equation draw:name="f101" draw:formula="332*logheight/412"/>
            <draw:equation draw:name="f102" draw:formula="142*logwidth/353"/>
            <draw:equation draw:name="f103" draw:formula="332*logheight/412"/>
            <draw:equation draw:name="f104" draw:formula="176*logwidth/353"/>
            <draw:equation draw:name="f105" draw:formula="341*logheight/412"/>
            <draw:equation draw:name="f106" draw:formula="193*logwidth/353"/>
            <draw:equation draw:name="f107" draw:formula="351*logheight/412"/>
            <draw:equation draw:name="f108" draw:formula="204*logwidth/353"/>
            <draw:equation draw:name="f109" draw:formula="351*logheight/412"/>
            <draw:equation draw:name="f110" draw:formula="211*logwidth/353"/>
            <draw:equation draw:name="f111" draw:formula="363*logheight/412"/>
            <draw:equation draw:name="f112" draw:formula="246*logwidth/353"/>
            <draw:equation draw:name="f113" draw:formula="397*logheight/412"/>
            <draw:equation draw:name="f114" draw:formula="logwidth"/>
            <draw:equation draw:name="f115" draw:formula="logheight"/>
          </draw:enhanced-geometry>
        </draw:custom-shape>
        <draw:custom-shape draw:name="Freeform 53" draw:style-name="gr3" draw:text-style-name="P2" draw:layer="layout" svg:width="1.894cm" svg:height="1.605cm" svg:x="22.544cm" svg:y="10.016cm">
          <text:p><text:span text:style-name="T1"/></text:p>
          <draw:enhanced-geometry draw:mirror-horizontal="false" draw:mirror-vertical="false" drawooo:sub-view-size="172 146" draw:text-areas="0 0 ?f102 ?f103" svg:viewBox="0 0 0 0" draw:type="ooxml-non-primitive" draw:enhanced-path="M 120 144 C 120 144 119 144 119 144 119 143 119 143 118 143 118 143 118 142 118 142 118 142 119 141 120 141 120 141 121 141 122 141 122 141 122 140 122 140 122 140 122 139 121 139 121 138 121 138 122 137 122 137 123 137 123 136 123 136 123 136 122 135 122 135 122 135 121 135 121 135 121 136 121 136 121 136 120 136 120 136 120 135 120 134 120 133 120 132 120 132 120 132 121 131 122 130 122 129 122 129 122 128 122 128 122 128 121 128 121 129 121 129 121 129 121 130 121 130 120 130 120 131 120 131 120 131 119 131 119 131 118 131 118 130 118 130 119 130 119 129 119 129 120 129 120 128 120 128 119 128 119 128 118 128 117 129 117 128 116 128 117 127 118 127 118 127 119 127 118 126 118 126 118 126 118 125 118 125 117 125 117 125 117 124 117 124 117 123 118 123 118 123 119 123 119 122 120 122 120 122 120 121 119 121 119 121 119 120 118 120 118 119 117 119 118 117 119 117 120 117 120 118 120 118 121 119 121 119 121 119 122 119 122 119 122 119 123 120 124 119 124 119 124 118 123 118 123 118 122 117 122 117 121 117 121 117 121 117 120 117 120 117 120 116 120 116 120 116 120 115 120 115 121 115 122 114 123 115 123 115 123 115 124 115 124 115 124 115 125 115 125 115 125 115 125 114 124 114 124 114 124 113 124 113 123 113 123 113 123 112 123 112 123 112 123 111 123 111 123 111 123 110 124 110 124 110 124 109 124 109 124 109 124 108 124 108 124 108 124 108 124 108 123 108 123 108 123 108 123 108 122 107 122 107 122 107 122 107 122 107 122 106 122 106 122 106 122 105 123 105 124 106 125 106 125 106 125 106 125 106 125 106 125 106 125 106 126 107 126 107 126 106 126 106 126 106 126 105 125 105 126 105 126 105 127 104 128 105 129 104 129 104 129 102 129 102 128 101 127 101 127 100 126 100 127 99 127 99 128 99 128 99 129 99 129 99 130 99 130 99 131 99 131 99 131 98 131 98 130 98 129 98 129 98 127 97 127 96 127 96 127 96 127 95 128 95 128 96 129 96 130 96 131 97 131 95 131 95 131 95 131 94 131 94 132 93 132 93 132 93 133 93 133 93 134 92 133 92 133 91 133 90 135 90 135 90 136 90 135 91 136 92 136 92 136 93 137 92 137 92 137 91 137 91 137 91 137 90 137 90 137 90 138 89 138 89 139 88 140 88 139 87 139 86 139 85 139 84 140 84 140 83 140 83 140 83 140 82 140 82 140 81 140 81 140 80 139 79 139 79 139 78 139 78 139 77 140 77 140 77 140 78 140 78 140 79 141 79 141 79 142 79 142 79 142 79 143 78 143 78 143 78 143 78 143 77 143 77 142 76 141 76 140 75 140 74 140 73 140 73 140 72 140 72 141 71 141 72 141 73 141 73 141 73 141 74 142 74 142 75 143 75 144 74 144 72 143 71 143 70 143 70 143 69 143 69 143 69 143 68 144 68 144 69 144 69 144 70 145 70 145 70 146 70 147 70 148 70 149 69 149 69 149 69 150 69 150 68 150 68 150 67 151 66 151 66 150 65 150 64 149 63 149 62 150 61 152 62 153 61 153 61 153 59 154 58 154 58 155 58 156 58 156 58 156 57 156 57 156 57 156 56 156 56 156 56 156 56 156 55 156 55 156 55 156 54 156 54 156 54 155 54 155 53 154 53 154 52 154 52 154 52 154 51 154 51 155 51 155 51 155 51 156 50 156 50 156 50 156 49 156 49 156 49 157 48 157 48 156 47 156 47 156 47 156 47 156 47 156 46 155 46 155 47 155 47 154 47 154 47 153 47 153 46 154 46 155 45 155 44 155 43 157 43 157 44 157 44 157 44 157 45 157 45 157 45 157 46 157 46 157 46 157 46 158 45 158 45 159 44 159 44 158 43 158 42 158 41 158 41 159 40 159 40 160 40 160 40 161 41 161 41 161 41 162 41 162 41 162 41 162 40 162 40 162 40 161 40 161 39 161 38 162 38 163 38 163 37 164 37 164 37 164 36 164 36 164 35 163 35 163 35 162 35 162 35 162 35 161 34 161 34 161 33 161 32 162 31 162 32 163 32 163 32 164 32 164 32 165 32 165 31 165 31 166 30 166 30 166 30 167 29 167 29 168 29 168 29 169 29 169 28 169 28 168 28 168 28 167 27 167 26 167 26 168 25 169 25 169 25 170 25 170 25 170 26 171 26 171 26 171 26 172 25 171 25 171 25 171 24 169 21 169 21 147 21 147 21 147 21 147 20 147 20 147 20 147 20 150 16 150 15 150 15 153 12 153 12 153 12 157 9 157 9 157 4 157 4 157 4 154 2 154 2 154 2 154 0 154 0 154 0 0 0 0 0 0 0 6 43 6 43 6 43 6 50 6 50 6 50 5 120 5 120 5 120 5 120 6 121 6 121 5 122 5 122 5 122 5 122 6 123 6 123 7 123 8 122 8 123 8 124 7 124 8 124 8 124 8 125 9 124 9 124 9 124 9 124 9 124 9 124 9 124 10 124 10 123 10 124 11 123 11 123 11 123 11 124 12 124 12 124 12 124 12 123 12 123 13 123 13 123 13 124 13 124 14 124 14 124 14 123 14 122 15 123 16 123 16 123 16 123 16 123 16 123 16 124 17 124 17 124 18 123 18 123 19 122 19 123 19 123 19 124 19 124 19 125 20 125 20 126 20 146 20 146 20 146 119 146 119 146 119 146 120 146 121 145 120 144 Z N">
            <draw:equation draw:name="f0" draw:formula="118*logwidth/172"/>
            <draw:equation draw:name="f1" draw:formula="142*logheight/146"/>
            <draw:equation draw:name="f2" draw:formula="121*logwidth/172"/>
            <draw:equation draw:name="f3" draw:formula="139*logheight/146"/>
            <draw:equation draw:name="f4" draw:formula="121*logwidth/172"/>
            <draw:equation draw:name="f5" draw:formula="135*logheight/146"/>
            <draw:equation draw:name="f6" draw:formula="120*logwidth/172"/>
            <draw:equation draw:name="f7" draw:formula="132*logheight/146"/>
            <draw:equation draw:name="f8" draw:formula="121*logwidth/172"/>
            <draw:equation draw:name="f9" draw:formula="130*logheight/146"/>
            <draw:equation draw:name="f10" draw:formula="119*logwidth/172"/>
            <draw:equation draw:name="f11" draw:formula="129*logheight/146"/>
            <draw:equation draw:name="f12" draw:formula="118*logwidth/172"/>
            <draw:equation draw:name="f13" draw:formula="127*logheight/146"/>
            <draw:equation draw:name="f14" draw:formula="117*logwidth/172"/>
            <draw:equation draw:name="f15" draw:formula="123*logheight/146"/>
            <draw:equation draw:name="f16" draw:formula="118*logwidth/172"/>
            <draw:equation draw:name="f17" draw:formula="119*logheight/146"/>
            <draw:equation draw:name="f18" draw:formula="122*logwidth/172"/>
            <draw:equation draw:name="f19" draw:formula="119*logheight/146"/>
            <draw:equation draw:name="f20" draw:formula="120*logwidth/172"/>
            <draw:equation draw:name="f21" draw:formula="117*logheight/146"/>
            <draw:equation draw:name="f22" draw:formula="124*logwidth/172"/>
            <draw:equation draw:name="f23" draw:formula="115*logheight/146"/>
            <draw:equation draw:name="f24" draw:formula="123*logwidth/172"/>
            <draw:equation draw:name="f25" draw:formula="113*logheight/146"/>
            <draw:equation draw:name="f26" draw:formula="124*logwidth/172"/>
            <draw:equation draw:name="f27" draw:formula="109*logheight/146"/>
            <draw:equation draw:name="f28" draw:formula="122*logwidth/172"/>
            <draw:equation draw:name="f29" draw:formula="107*logheight/146"/>
            <draw:equation draw:name="f30" draw:formula="125*logwidth/172"/>
            <draw:equation draw:name="f31" draw:formula="106*logheight/146"/>
            <draw:equation draw:name="f32" draw:formula="126*logwidth/172"/>
            <draw:equation draw:name="f33" draw:formula="105*logheight/146"/>
            <draw:equation draw:name="f34" draw:formula="127*logwidth/172"/>
            <draw:equation draw:name="f35" draw:formula="99*logheight/146"/>
            <draw:equation draw:name="f36" draw:formula="129*logwidth/172"/>
            <draw:equation draw:name="f37" draw:formula="98*logheight/146"/>
            <draw:equation draw:name="f38" draw:formula="131*logwidth/172"/>
            <draw:equation draw:name="f39" draw:formula="95*logheight/146"/>
            <draw:equation draw:name="f40" draw:formula="133*logwidth/172"/>
            <draw:equation draw:name="f41" draw:formula="91*logheight/146"/>
            <draw:equation draw:name="f42" draw:formula="137*logwidth/172"/>
            <draw:equation draw:name="f43" draw:formula="91*logheight/146"/>
            <draw:equation draw:name="f44" draw:formula="139*logwidth/172"/>
            <draw:equation draw:name="f45" draw:formula="84*logheight/146"/>
            <draw:equation draw:name="f46" draw:formula="139*logwidth/172"/>
            <draw:equation draw:name="f47" draw:formula="78*logheight/146"/>
            <draw:equation draw:name="f48" draw:formula="142*logwidth/172"/>
            <draw:equation draw:name="f49" draw:formula="79*logheight/146"/>
            <draw:equation draw:name="f50" draw:formula="140*logwidth/172"/>
            <draw:equation draw:name="f51" draw:formula="73*logheight/146"/>
            <draw:equation draw:name="f52" draw:formula="144*logwidth/172"/>
            <draw:equation draw:name="f53" draw:formula="74*logheight/146"/>
            <draw:equation draw:name="f54" draw:formula="144*logwidth/172"/>
            <draw:equation draw:name="f55" draw:formula="70*logheight/146"/>
            <draw:equation draw:name="f56" draw:formula="150*logwidth/172"/>
            <draw:equation draw:name="f57" draw:formula="67*logheight/146"/>
            <draw:equation draw:name="f58" draw:formula="154*logwidth/172"/>
            <draw:equation draw:name="f59" draw:formula="58*logheight/146"/>
            <draw:equation draw:name="f60" draw:formula="156*logwidth/172"/>
            <draw:equation draw:name="f61" draw:formula="55*logheight/146"/>
            <draw:equation draw:name="f62" draw:formula="154*logwidth/172"/>
            <draw:equation draw:name="f63" draw:formula="51*logheight/146"/>
            <draw:equation draw:name="f64" draw:formula="157*logwidth/172"/>
            <draw:equation draw:name="f65" draw:formula="48*logheight/146"/>
            <draw:equation draw:name="f66" draw:formula="153*logwidth/172"/>
            <draw:equation draw:name="f67" draw:formula="47*logheight/146"/>
            <draw:equation draw:name="f68" draw:formula="157*logwidth/172"/>
            <draw:equation draw:name="f69" draw:formula="45*logheight/146"/>
            <draw:equation draw:name="f70" draw:formula="158*logwidth/172"/>
            <draw:equation draw:name="f71" draw:formula="41*logheight/146"/>
            <draw:equation draw:name="f72" draw:formula="162*logwidth/172"/>
            <draw:equation draw:name="f73" draw:formula="40*logheight/146"/>
            <draw:equation draw:name="f74" draw:formula="164*logwidth/172"/>
            <draw:equation draw:name="f75" draw:formula="35*logheight/146"/>
            <draw:equation draw:name="f76" draw:formula="163*logwidth/172"/>
            <draw:equation draw:name="f77" draw:formula="32*logheight/146"/>
            <draw:equation draw:name="f78" draw:formula="168*logwidth/172"/>
            <draw:equation draw:name="f79" draw:formula="29*logheight/146"/>
            <draw:equation draw:name="f80" draw:formula="169*logwidth/172"/>
            <draw:equation draw:name="f81" draw:formula="25*logheight/146"/>
            <draw:equation draw:name="f82" draw:formula="169*logwidth/172"/>
            <draw:equation draw:name="f83" draw:formula="21*logheight/146"/>
            <draw:equation draw:name="f84" draw:formula="153*logwidth/172"/>
            <draw:equation draw:name="f85" draw:formula="12*logheight/146"/>
            <draw:equation draw:name="f86" draw:formula="154*logwidth/172"/>
            <draw:equation draw:name="f87" draw:formula="0*logheight/146"/>
            <draw:equation draw:name="f88" draw:formula="5*logwidth/172"/>
            <draw:equation draw:name="f89" draw:formula="120*logheight/146"/>
            <draw:equation draw:name="f90" draw:formula="8*logwidth/172"/>
            <draw:equation draw:name="f91" draw:formula="123*logheight/146"/>
            <draw:equation draw:name="f92" draw:formula="9*logwidth/172"/>
            <draw:equation draw:name="f93" draw:formula="124*logheight/146"/>
            <draw:equation draw:name="f94" draw:formula="12*logwidth/172"/>
            <draw:equation draw:name="f95" draw:formula="123*logheight/146"/>
            <draw:equation draw:name="f96" draw:formula="16*logwidth/172"/>
            <draw:equation draw:name="f97" draw:formula="123*logheight/146"/>
            <draw:equation draw:name="f98" draw:formula="19*logwidth/172"/>
            <draw:equation draw:name="f99" draw:formula="124*logheight/146"/>
            <draw:equation draw:name="f100" draw:formula="120*logwidth/172"/>
            <draw:equation draw:name="f101" draw:formula="144*logheight/146"/>
            <draw:equation draw:name="f102" draw:formula="logwidth"/>
            <draw:equation draw:name="f103" draw:formula="logheight"/>
          </draw:enhanced-geometry>
        </draw:custom-shape>
        <draw:custom-shape draw:name="Freeform 54" draw:style-name="gr3" draw:text-style-name="P2" draw:layer="layout" svg:width="2.197cm" svg:height="2.597cm" svg:x="14.866cm" svg:y="9.773cm">
          <text:p><text:span text:style-name="T1"/></text:p>
          <draw:enhanced-geometry draw:mirror-horizontal="false" draw:mirror-vertical="false" drawooo:sub-view-size="200 236" draw:text-areas="0 0 ?f72 ?f73" svg:viewBox="0 0 0 0" draw:type="ooxml-non-primitive" draw:enhanced-path="M 27 0 C 27 35 27 35 27 35 27 35 26 35 25 36 25 37 25 38 24 38 24 39 24 40 24 41 23 42 23 42 22 42 21 43 20 42 19 41 18 41 17 39 16 39 16 38 14 37 14 37 14 37 13 38 12 38 11 38 11 37 11 37 10 36 9 37 9 37 8 37 7 37 6 38 6 38 5 38 4 38 3 39 3 39 3 39 3 39 3 40 4 41 4 42 4 44 4 45 4 46 4 46 4 47 4 47 6 48 6 48 6 48 4 50 4 50 3 51 4 52 4 53 4 54 4 54 4 55 4 56 5 59 6 59 6 60 6 61 5 62 5 63 5 64 5 65 5 66 6 67 7 68 7 69 8 71 8 71 8 72 9 74 8 74 8 75 9 77 9 78 10 78 8 80 8 80 8 80 7 81 6 81 6 81 7 81 7 81 8 82 7 83 7 83 7 83 7 85 7 85 7 85 6 90 7 90 7 91 11 96 11 96 15 104 15 104 15 104 15 104 15 108 15 108 16 109 17 108 18 108 18 108 23 112 23 113 23 113 23 115 23 115 23 115 23 117 23 117 18 121 18 121 18 121 14 123 14 123 14 123 14 126 14 126 14 126 10 129 10 129 10 129 12 139 12 139 12 139 10 142 10 142 10 142 11 146 11 146 11 146 7 151 7 151 7 151 4 152 4 152 4 152 4 155 4 155 4 155 4 155 3 156 3 156 3 157 5 157 5 158 6 158 6 159 6 159 6 159 4 163 4 164 4 164 4 166 5 166 5 166 5 168 5 168 5 168 11 167 11 168 11 168 11 169 11 169 13 170 13 170 13 170 13 170 12 175 12 175 12 175 10 176 10 176 10 179 10 179 10 179 9 180 9 180 9 180 4 180 4 180 4 180 0 184 0 184 0 184 0 189 0 189 0 189 129 236 129 236 129 236 199 236 199 236 199 236 200 0 200 0 200 0 L 27 0 Z N">
            <draw:equation draw:name="f0" draw:formula="27*logwidth/200"/>
            <draw:equation draw:name="f1" draw:formula="35*logheight/236"/>
            <draw:equation draw:name="f2" draw:formula="24*logwidth/200"/>
            <draw:equation draw:name="f3" draw:formula="38*logheight/236"/>
            <draw:equation draw:name="f4" draw:formula="22*logwidth/200"/>
            <draw:equation draw:name="f5" draw:formula="42*logheight/236"/>
            <draw:equation draw:name="f6" draw:formula="16*logwidth/200"/>
            <draw:equation draw:name="f7" draw:formula="39*logheight/236"/>
            <draw:equation draw:name="f8" draw:formula="12*logwidth/200"/>
            <draw:equation draw:name="f9" draw:formula="38*logheight/236"/>
            <draw:equation draw:name="f10" draw:formula="9*logwidth/200"/>
            <draw:equation draw:name="f11" draw:formula="37*logheight/236"/>
            <draw:equation draw:name="f12" draw:formula="4*logwidth/200"/>
            <draw:equation draw:name="f13" draw:formula="38*logheight/236"/>
            <draw:equation draw:name="f14" draw:formula="4*logwidth/200"/>
            <draw:equation draw:name="f15" draw:formula="41*logheight/236"/>
            <draw:equation draw:name="f16" draw:formula="4*logwidth/200"/>
            <draw:equation draw:name="f17" draw:formula="47*logheight/236"/>
            <draw:equation draw:name="f18" draw:formula="4*logwidth/200"/>
            <draw:equation draw:name="f19" draw:formula="50*logheight/236"/>
            <draw:equation draw:name="f20" draw:formula="4*logwidth/200"/>
            <draw:equation draw:name="f21" draw:formula="55*logheight/236"/>
            <draw:equation draw:name="f22" draw:formula="5*logwidth/200"/>
            <draw:equation draw:name="f23" draw:formula="62*logheight/236"/>
            <draw:equation draw:name="f24" draw:formula="7*logwidth/200"/>
            <draw:equation draw:name="f25" draw:formula="68*logheight/236"/>
            <draw:equation draw:name="f26" draw:formula="8*logwidth/200"/>
            <draw:equation draw:name="f27" draw:formula="74*logheight/236"/>
            <draw:equation draw:name="f28" draw:formula="8*logwidth/200"/>
            <draw:equation draw:name="f29" draw:formula="80*logheight/236"/>
            <draw:equation draw:name="f30" draw:formula="7*logwidth/200"/>
            <draw:equation draw:name="f31" draw:formula="81*logheight/236"/>
            <draw:equation draw:name="f32" draw:formula="7*logwidth/200"/>
            <draw:equation draw:name="f33" draw:formula="85*logheight/236"/>
            <draw:equation draw:name="f34" draw:formula="11*logwidth/200"/>
            <draw:equation draw:name="f35" draw:formula="96*logheight/236"/>
            <draw:equation draw:name="f36" draw:formula="15*logwidth/200"/>
            <draw:equation draw:name="f37" draw:formula="108*logheight/236"/>
            <draw:equation draw:name="f38" draw:formula="23*logwidth/200"/>
            <draw:equation draw:name="f39" draw:formula="113*logheight/236"/>
            <draw:equation draw:name="f40" draw:formula="23*logwidth/200"/>
            <draw:equation draw:name="f41" draw:formula="117*logheight/236"/>
            <draw:equation draw:name="f42" draw:formula="14*logwidth/200"/>
            <draw:equation draw:name="f43" draw:formula="123*logheight/236"/>
            <draw:equation draw:name="f44" draw:formula="10*logwidth/200"/>
            <draw:equation draw:name="f45" draw:formula="129*logheight/236"/>
            <draw:equation draw:name="f46" draw:formula="10*logwidth/200"/>
            <draw:equation draw:name="f47" draw:formula="142*logheight/236"/>
            <draw:equation draw:name="f48" draw:formula="7*logwidth/200"/>
            <draw:equation draw:name="f49" draw:formula="151*logheight/236"/>
            <draw:equation draw:name="f50" draw:formula="4*logwidth/200"/>
            <draw:equation draw:name="f51" draw:formula="155*logheight/236"/>
            <draw:equation draw:name="f52" draw:formula="5*logwidth/200"/>
            <draw:equation draw:name="f53" draw:formula="158*logheight/236"/>
            <draw:equation draw:name="f54" draw:formula="4*logwidth/200"/>
            <draw:equation draw:name="f55" draw:formula="164*logheight/236"/>
            <draw:equation draw:name="f56" draw:formula="5*logwidth/200"/>
            <draw:equation draw:name="f57" draw:formula="168*logheight/236"/>
            <draw:equation draw:name="f58" draw:formula="11*logwidth/200"/>
            <draw:equation draw:name="f59" draw:formula="169*logheight/236"/>
            <draw:equation draw:name="f60" draw:formula="12*logwidth/200"/>
            <draw:equation draw:name="f61" draw:formula="175*logheight/236"/>
            <draw:equation draw:name="f62" draw:formula="10*logwidth/200"/>
            <draw:equation draw:name="f63" draw:formula="179*logheight/236"/>
            <draw:equation draw:name="f64" draw:formula="4*logwidth/200"/>
            <draw:equation draw:name="f65" draw:formula="180*logheight/236"/>
            <draw:equation draw:name="f66" draw:formula="0*logwidth/200"/>
            <draw:equation draw:name="f67" draw:formula="189*logheight/236"/>
            <draw:equation draw:name="f68" draw:formula="199*logwidth/200"/>
            <draw:equation draw:name="f69" draw:formula="236*logheight/236"/>
            <draw:equation draw:name="f70" draw:formula="27*logwidth/200"/>
            <draw:equation draw:name="f71" draw:formula="0*logheight/236"/>
            <draw:equation draw:name="f72" draw:formula="logwidth"/>
            <draw:equation draw:name="f73" draw:formula="logheight"/>
          </draw:enhanced-geometry>
        </draw:custom-shape>
        <draw:custom-shape draw:name="Freeform 55" draw:style-name="gr3" draw:text-style-name="P2" draw:layer="layout" svg:width="1.348cm" svg:height="2.147cm" svg:x="24.88cm" svg:y="10.718cm">
          <text:p><text:span text:style-name="T1"/></text:p>
          <draw:enhanced-geometry draw:mirror-horizontal="false" draw:mirror-vertical="false" drawooo:sub-view-size="123 195" draw:text-areas="0 0 ?f72 ?f73" svg:viewBox="0 0 0 0" draw:type="ooxml-non-primitive" draw:enhanced-path="M 36 181 C 36 181 37 179 37 179 37 179 37 177 37 177 37 177 34 176 34 176 33 176 33 175 33 174 33 174 31 173 31 172 31 172 29 170 29 170 30 167 30 167 30 167 31 164 31 164 31 164 120 164 120 164 120 164 120 164 119 161 119 160 119 160 118 159 117 158 117 157 116 156 116 156 116 155 116 152 116 152 116 152 117 149 117 149 118 148 118 144 118 144 118 143 117 138 117 137 116 137 115 134 115 133 115 132 115 129 115 129 115 128 116 126 117 125 117 124 118 123 118 122 118 121 118 120 118 119 118 118 121 116 121 115 121 115 123 113 123 113 123 113 122 112 122 112 121 111 120 111 120 110 120 109 120 108 120 108 121 107 121 105 120 105 120 105 117 100 117 99 117 98 116 97 116 96 116 95 116 94 115 93 115 93 115 92 115 92 115 91 114 89 114 89 114 88 99 0 99 0 10 0 10 0 10 0 11 3 11 3 11 3 13 4 13 4 13 4 0 126 0 126 0 126 3 189 3 189 3 189 3 189 3 189 4 189 5 189 6 189 6 189 8 189 10 189 11 189 12 189 13 189 13 189 13 189 13 188 13 187 13 186 13 185 13 184 14 183 14 182 14 181 14 181 14 181 14 180 14 180 15 179 15 179 15 178 15 177 16 177 17 177 17 177 17 177 18 177 18 177 19 178 19 178 19 179 19 180 19 180 19 181 19 182 19 184 19 186 20 188 20 189 20 189 21 189 21 190 21 190 22 190 22 191 23 191 24 192 24 192 25 193 25 194 25 195 23 194 22 194 22 194 20 194 20 195 21 195 22 195 23 195 23 195 24 195 25 195 25 195 26 195 27 195 27 195 28 195 28 195 29 195 29 194 30 194 30 194 31 194 31 193 32 193 32 192 32 192 33 191 34 190 36 189 36 189 37 188 37 187 37 187 35 185 36 185 36 184 36 183 36 183 36 183 36 182 36 181 Z N">
            <draw:equation draw:name="f0" draw:formula="37*logwidth/123"/>
            <draw:equation draw:name="f1" draw:formula="179*logheight/195"/>
            <draw:equation draw:name="f2" draw:formula="34*logwidth/123"/>
            <draw:equation draw:name="f3" draw:formula="176*logheight/195"/>
            <draw:equation draw:name="f4" draw:formula="31*logwidth/123"/>
            <draw:equation draw:name="f5" draw:formula="172*logheight/195"/>
            <draw:equation draw:name="f6" draw:formula="30*logwidth/123"/>
            <draw:equation draw:name="f7" draw:formula="167*logheight/195"/>
            <draw:equation draw:name="f8" draw:formula="120*logwidth/123"/>
            <draw:equation draw:name="f9" draw:formula="164*logheight/195"/>
            <draw:equation draw:name="f10" draw:formula="117*logwidth/123"/>
            <draw:equation draw:name="f11" draw:formula="158*logheight/195"/>
            <draw:equation draw:name="f12" draw:formula="116*logwidth/123"/>
            <draw:equation draw:name="f13" draw:formula="152*logheight/195"/>
            <draw:equation draw:name="f14" draw:formula="118*logwidth/123"/>
            <draw:equation draw:name="f15" draw:formula="144*logheight/195"/>
            <draw:equation draw:name="f16" draw:formula="115*logwidth/123"/>
            <draw:equation draw:name="f17" draw:formula="133*logheight/195"/>
            <draw:equation draw:name="f18" draw:formula="117*logwidth/123"/>
            <draw:equation draw:name="f19" draw:formula="125*logheight/195"/>
            <draw:equation draw:name="f20" draw:formula="118*logwidth/123"/>
            <draw:equation draw:name="f21" draw:formula="119*logheight/195"/>
            <draw:equation draw:name="f22" draw:formula="123*logwidth/123"/>
            <draw:equation draw:name="f23" draw:formula="113*logheight/195"/>
            <draw:equation draw:name="f24" draw:formula="120*logwidth/123"/>
            <draw:equation draw:name="f25" draw:formula="110*logheight/195"/>
            <draw:equation draw:name="f26" draw:formula="120*logwidth/123"/>
            <draw:equation draw:name="f27" draw:formula="105*logheight/195"/>
            <draw:equation draw:name="f28" draw:formula="116*logwidth/123"/>
            <draw:equation draw:name="f29" draw:formula="96*logheight/195"/>
            <draw:equation draw:name="f30" draw:formula="115*logwidth/123"/>
            <draw:equation draw:name="f31" draw:formula="92*logheight/195"/>
            <draw:equation draw:name="f32" draw:formula="99*logwidth/123"/>
            <draw:equation draw:name="f33" draw:formula="0*logheight/195"/>
            <draw:equation draw:name="f34" draw:formula="11*logwidth/123"/>
            <draw:equation draw:name="f35" draw:formula="3*logheight/195"/>
            <draw:equation draw:name="f36" draw:formula="0*logwidth/123"/>
            <draw:equation draw:name="f37" draw:formula="126*logheight/195"/>
            <draw:equation draw:name="f38" draw:formula="4*logwidth/123"/>
            <draw:equation draw:name="f39" draw:formula="189*logheight/195"/>
            <draw:equation draw:name="f40" draw:formula="11*logwidth/123"/>
            <draw:equation draw:name="f41" draw:formula="189*logheight/195"/>
            <draw:equation draw:name="f42" draw:formula="13*logwidth/123"/>
            <draw:equation draw:name="f43" draw:formula="187*logheight/195"/>
            <draw:equation draw:name="f44" draw:formula="14*logwidth/123"/>
            <draw:equation draw:name="f45" draw:formula="181*logheight/195"/>
            <draw:equation draw:name="f46" draw:formula="15*logwidth/123"/>
            <draw:equation draw:name="f47" draw:formula="179*logheight/195"/>
            <draw:equation draw:name="f48" draw:formula="17*logwidth/123"/>
            <draw:equation draw:name="f49" draw:formula="177*logheight/195"/>
            <draw:equation draw:name="f50" draw:formula="19*logwidth/123"/>
            <draw:equation draw:name="f51" draw:formula="180*logheight/195"/>
            <draw:equation draw:name="f52" draw:formula="20*logwidth/123"/>
            <draw:equation draw:name="f53" draw:formula="188*logheight/195"/>
            <draw:equation draw:name="f54" draw:formula="22*logwidth/123"/>
            <draw:equation draw:name="f55" draw:formula="190*logheight/195"/>
            <draw:equation draw:name="f56" draw:formula="25*logwidth/123"/>
            <draw:equation draw:name="f57" draw:formula="194*logheight/195"/>
            <draw:equation draw:name="f58" draw:formula="20*logwidth/123"/>
            <draw:equation draw:name="f59" draw:formula="195*logheight/195"/>
            <draw:equation draw:name="f60" draw:formula="25*logwidth/123"/>
            <draw:equation draw:name="f61" draw:formula="195*logheight/195"/>
            <draw:equation draw:name="f62" draw:formula="28*logwidth/123"/>
            <draw:equation draw:name="f63" draw:formula="195*logheight/195"/>
            <draw:equation draw:name="f64" draw:formula="31*logwidth/123"/>
            <draw:equation draw:name="f65" draw:formula="193*logheight/195"/>
            <draw:equation draw:name="f66" draw:formula="36*logwidth/123"/>
            <draw:equation draw:name="f67" draw:formula="189*logheight/195"/>
            <draw:equation draw:name="f68" draw:formula="36*logwidth/123"/>
            <draw:equation draw:name="f69" draw:formula="185*logheight/195"/>
            <draw:equation draw:name="f70" draw:formula="36*logwidth/123"/>
            <draw:equation draw:name="f71" draw:formula="181*logheight/195"/>
            <draw:equation draw:name="f72" draw:formula="logwidth"/>
            <draw:equation draw:name="f73" draw:formula="logheight"/>
          </draw:enhanced-geometry>
        </draw:custom-shape>
        <draw:custom-shape draw:name="TextBox 5" draw:style-name="gr6" draw:text-style-name="P2" draw:layer="layout" svg:width="11.221cm" svg:height="4.823cm" svg:x="6.405cm" svg:y="0.677cm">
          <text:p text:style-name="P3"><text:span text:style-name="T2">UNGROUPED</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Blank">
        <draw:frame draw:name="Object 3" draw:style-name="gr1" draw:text-style-name="P1" draw:layer="layout" drawooo:display="printer" svg:width="0.003cm" svg:height="0.003cm" svg:x="0.004cm" svg:y="0.004cm">
          <text:p/>
          <draw:object/>
          <draw:image xlink:href="./ObjectReplacements/" xlink:type="simple" xlink:show="embed" xlink:actuate="onLoad"/>
        </draw:frame>
        <draw:custom-shape draw:name="Hawaii" draw:style-name="gr2" draw:text-style-name="P2" draw:layer="layout" svg:width="4.584cm" svg:height="2.303cm" svg:x="6.692cm" svg:y="13.472cm">
          <text:p><text:span text:style-name="T1"/></text:p>
          <draw:enhanced-geometry draw:mirror-horizontal="false" draw:mirror-vertical="false" drawooo:sub-view-size="417 209" draw:text-areas="0 0 ?f110 ?f111" svg:viewBox="0 0 0 0" draw:type="ooxml-non-primitive" draw:enhanced-path="M 386 170 C 386 171 386 172 386 173 385 174 384 174 384 175 384 176 383 177 382 178 380 178 379 179 377 180 375 181 373 181 371 181 371 181 371 180 370 181 369 181 368 181 368 180 367 179 366 178 366 177 365 175 365 173 366 172 366 170 364 167 362 166 362 166 361 165 360 165 358 164 357 162 358 160 358 160 358 159 358 159 359 159 360 158 361 158 361 158 361 158 361 158 363 157 364 158 365 157 366 157 366 158 367 158 367 158 367 158 367 158 368 158 370 157 372 158 372 158 372 158 373 158 375 159 377 160 379 162 381 164 384 166 386 170 Z M 107 12 C 107 13 108 16 106 17 106 17 106 17 106 17 105 18 104 20 104 21 104 22 103 22 102 23 102 26 103 29 103 32 103 33 103 34 101 34 101 34 100 34 100 34 101 36 101 36 99 37 99 37 99 37 99 37 99 37 99 37 99 37 98 37 98 37 98 38 97 38 97 38 97 38 95 41 93 43 90 44 90 44 90 44 90 44 90 44 90 44 90 44 90 44 90 44 90 44 88 43 87 43 85 42 85 42 85 42 85 42 85 42 85 42 85 42 81 42 77 42 74 40 74 40 73 40 73 40 71 40 69 40 68 37 68 37 67 37 67 36 66 34 63 34 61 33 59 32 57 31 55 31 55 31 55 31 55 31 53 28 51 25 52 22 52 20 53 19 54 18 55 18 56 17 57 16 57 16 57 16 57 16 57 16 57 16 57 16 57 15 57 14 58 13 58 13 58 13 58 13 58 12 58 12 58 12 59 11 59 10 60 10 60 10 60 10 61 10 61 9 61 9 61 9 64 9 67 7 69 5 70 5 70 5 71 4 71 4 71 4 71 4 71 4 71 4 71 4 71 4 71 4 71 4 72 4 73 3 73 3 75 1 76 1 78 1 78 1 79 1 79 2 79 2 80 2 80 2 81 2 82 2 82 3 83 4 83 3 84 3 84 3 84 3 84 3 84 3 84 3 84 3 85 0 85 0 87 1 88 1 89 1 90 1 91 1 91 1 92 2 92 2 92 2 92 2 92 2 92 2 92 2 92 2 92 2 92 2 93 1 94 1 95 1 97 0 97 2 98 2 98 2 99 3 100 3 101 2 102 3 103 4 103 4 103 5 103 5 106 6 105 8 106 10 106 10 106 10 106 11 106 11 107 11 107 12 Z M 397 130 C 397 130 397 131 397 131 395 133 395 134 393 136 393 136 393 136 393 136 393 136 393 136 393 136 391 138 389 139 387 141 385 140 383 143 381 142 381 142 381 142 381 142 378 144 375 142 373 142 371 141 368 141 366 140 364 139 362 139 360 137 360 137 360 137 360 137 359 137 357 137 355 137 353 136 351 137 349 137 347 138 345 138 343 138 341 138 339 138 337 138 335 138 333 138 331 137 330 137 329 137 330 136 331 135 331 134 331 133 332 131 334 130 335 129 336 128 337 126 336 125 336 124 336 124 336 123 336 123 335 123 336 122 336 122 336 122 337 122 337 123 338 123 339 123 341 123 342 124 344 124 346 125 349 125 352 125 352 125 353 125 354 126 354 126 354 126 354 126 356 126 359 126 362 127 362 127 362 127 362 127 362 127 362 127 362 127 363 127 364 127 364 127 365 127 365 127 365 126 366 126 366 125 366 125 366 124 366 123 367 123 368 123 369 124 369 125 370 126 370 127 371 128 371 128 371 128 371 128 372 128 372 128 373 128 373 129 373 129 373 129 373 129 373 129 373 129 374 129 375 129 375 129 375 129 375 129 375 129 376 129 377 128 378 130 378 130 378 130 379 130 381 129 383 129 386 128 387 128 388 129 389 128 390 128 391 128 392 128 393 128 394 128 394 129 394 130 395 130 396 130 396 130 396 130 397 130 Z M 21 29 C 20 28 19 28 18 28 16 29 15 29 15 31 15 33 14 35 11 35 10 36 8 37 7 38 5 40 2 41 2 45 2 45 2 45 2 45 1 46 0 47 1 49 1 50 0 50 1 51 2 52 3 54 4 55 4 55 5 55 5 54 5 53 6 52 7 51 7 49 9 47 10 45 10 44 12 44 13 44 15 43 17 42 18 41 19 41 20 40 19 39 18 36 19 33 21 31 22 30 22 29 21 29 Z M 415 205 C 414 204 414 204 415 203 415 202 415 201 416 200 416 200 416 199 416 199 415 197 412 196 410 197 409 197 408 198 408 198 406 200 404 202 401 202 399 202 399 204 398 205 398 206 399 206 399 207 400 207 400 207 400 208 401 209 401 209 402 208 403 208 403 207 404 207 406 208 407 207 408 206 409 206 409 206 410 207 410 208 411 208 412 207 413 207 414 206 415 207 415 207 416 206 416 205 417 205 416 205 415 205 Z M 259 104 C 259 104 259 104 259 104 259 104 259 104 259 104 Z M 291 113 C 290 114 288 116 286 116 286 116 286 116 286 116 287 117 286 117 286 117 284 117 285 116 285 116 284 114 282 115 281 115 281 115 280 116 279 116 279 116 279 116 279 116 279 116 279 116 279 116 279 116 279 116 279 116 279 116 279 116 279 116 278 116 277 116 276 118 276 118 275 118 274 118 274 118 274 118 274 118 274 118 274 118 274 118 273 118 273 118 273 117 273 117 272 117 272 116 272 116 272 116 272 116 272 116 272 116 271 116 270 115 269 114 268 114 267 113 267 113 267 112 267 111 267 111 266 111 266 111 266 111 266 111 266 111 266 111 266 111 266 111 265 111 265 111 265 111 266 111 266 112 266 112 266 112 266 112 266 112 266 113 266 113 265 113 265 112 265 112 265 112 264 111 264 111 264 111 264 111 264 111 264 111 264 111 264 111 264 111 264 111 264 111 264 109 263 109 262 111 262 111 262 111 262 111 263 113 262 112 261 112 261 112 260 112 259 112 258 112 258 112 258 112 258 112 258 112 258 112 258 111 257 110 257 110 256 109 256 107 257 106 258 105 259 105 259 104 259 104 259 104 259 104 259 104 259 104 259 104 259 104 259 104 259 104 259 104 259 104 259 104 259 104 259 104 259 104 259 104 259 104 259 104 259 104 259 104 259 104 259 104 259 103 259 103 258 102 257 102 256 102 256 102 256 102 256 102 256 102 256 102 256 102 256 103 256 103 256 103 256 104 256 104 255 104 255 104 255 104 255 104 255 103 254 102 254 103 253 104 254 105 254 105 255 105 255 106 255 107 254 106 252 106 252 105 252 104 251 104 250 104 250 104 250 105 250 105 250 106 250 106 251 106 252 106 252 106 253 107 255 107 255 108 255 109 255 111 254 111 253 111 253 111 253 111 253 111 252 112 250 112 249 112 249 112 249 112 249 112 247 113 245 113 243 113 243 113 243 113 243 113 242 113 241 114 240 113 239 112 239 111 239 110 238 107 237 105 235 103 235 103 235 103 235 103 235 103 235 103 235 102 235 102 234 102 234 101 234 101 234 101 233 101 233 101 233 101 233 100 233 100 233 100 233 100 233 100 233 100 233 100 233 100 233 99 233 99 233 99 232 99 232 99 232 98 232 98 232 97 231 96 231 95 229 94 228 93 228 92 227 91 226 91 226 90 226 90 226 89 226 88 226 87 227 85 226 83 224 82 223 81 223 81 222 81 222 80 221 80 221 80 222 79 222 80 222 79 222 79 223 79 223 79 223 79 223 79 223 79 224 79 224 79 225 79 225 79 225 79 225 79 227 78 229 79 231 79 231 79 231 79 231 79 231 79 231 79 231 79 232 79 232 79 232 79 232 79 232 79 232 79 233 79 234 79 235 79 235 79 235 79 236 79 238 79 239 79 240 77 240 76 241 75 241 75 243 73 244 71 245 70 247 67 248 65 251 64 251 64 251 64 251 64 251 64 251 64 251 64 254 63 256 63 258 66 259 67 260 69 261 71 261 71 261 72 261 72 262 74 262 75 263 76 264 76 264 77 264 77 265 79 266 80 267 82 267 81 268 81 268 82 270 82 271 86 271 87 271 87 270 88 270 88 269 88 269 88 269 89 269 91 271 93 273 94 273 94 273 94 273 94 273 94 273 94 273 94 274 95 274 97 274 98 275 98 276 98 276 99 277 99 277 99 278 99 278 99 278 99 278 99 278 98 278 97 279 96 279 96 279 96 279 96 279 96 279 96 279 96 278 96 277 96 277 94 278 94 279 93 279 94 281 94 282 94 283 94 282 95 281 97 281 99 281 99 281 99 281 99 282 100 282 101 283 101 283 101 283 101 283 101 283 101 283 101 283 101 284 102 285 102 285 103 285 103 285 103 285 103 285 105 285 106 286 108 286 108 286 108 286 108 287 109 289 110 290 111 291 111 291 112 291 113 Z M 17 26 C 17 26 18 26 18 26 18 25 17 25 17 25 17 25 17 25 17 26 17 26 17 26 17 26 Z M 257 105 C 256 105 256 105 256 106 257 106 257 105 257 105 Z N">
            <draw:equation draw:name="f0" draw:formula="371*logwidth/417"/>
            <draw:equation draw:name="f1" draw:formula="181*logheight/209"/>
            <draw:equation draw:name="f2" draw:formula="360*logwidth/417"/>
            <draw:equation draw:name="f3" draw:formula="165*logheight/209"/>
            <draw:equation draw:name="f4" draw:formula="367*logwidth/417"/>
            <draw:equation draw:name="f5" draw:formula="158*logheight/209"/>
            <draw:equation draw:name="f6" draw:formula="107*logwidth/417"/>
            <draw:equation draw:name="f7" draw:formula="12*logheight/209"/>
            <draw:equation draw:name="f8" draw:formula="101*logwidth/417"/>
            <draw:equation draw:name="f9" draw:formula="34*logheight/209"/>
            <draw:equation draw:name="f10" draw:formula="97*logwidth/417"/>
            <draw:equation draw:name="f11" draw:formula="38*logheight/209"/>
            <draw:equation draw:name="f12" draw:formula="85*logwidth/417"/>
            <draw:equation draw:name="f13" draw:formula="42*logheight/209"/>
            <draw:equation draw:name="f14" draw:formula="61*logwidth/417"/>
            <draw:equation draw:name="f15" draw:formula="33*logheight/209"/>
            <draw:equation draw:name="f16" draw:formula="57*logwidth/417"/>
            <draw:equation draw:name="f17" draw:formula="16*logheight/209"/>
            <draw:equation draw:name="f18" draw:formula="61*logwidth/417"/>
            <draw:equation draw:name="f19" draw:formula="10*logheight/209"/>
            <draw:equation draw:name="f20" draw:formula="71*logwidth/417"/>
            <draw:equation draw:name="f21" draw:formula="4*logheight/209"/>
            <draw:equation draw:name="f22" draw:formula="84*logwidth/417"/>
            <draw:equation draw:name="f23" draw:formula="3*logheight/209"/>
            <draw:equation draw:name="f24" draw:formula="92*logwidth/417"/>
            <draw:equation draw:name="f25" draw:formula="2*logheight/209"/>
            <draw:equation draw:name="f26" draw:formula="103*logwidth/417"/>
            <draw:equation draw:name="f27" draw:formula="4*logheight/209"/>
            <draw:equation draw:name="f28" draw:formula="397*logwidth/417"/>
            <draw:equation draw:name="f29" draw:formula="131*logheight/209"/>
            <draw:equation draw:name="f30" draw:formula="381*logwidth/417"/>
            <draw:equation draw:name="f31" draw:formula="142*logheight/209"/>
            <draw:equation draw:name="f32" draw:formula="349*logwidth/417"/>
            <draw:equation draw:name="f33" draw:formula="137*logheight/209"/>
            <draw:equation draw:name="f34" draw:formula="335*logwidth/417"/>
            <draw:equation draw:name="f35" draw:formula="129*logheight/209"/>
            <draw:equation draw:name="f36" draw:formula="344*logwidth/417"/>
            <draw:equation draw:name="f37" draw:formula="124*logheight/209"/>
            <draw:equation draw:name="f38" draw:formula="362*logwidth/417"/>
            <draw:equation draw:name="f39" draw:formula="127*logheight/209"/>
            <draw:equation draw:name="f40" draw:formula="371*logwidth/417"/>
            <draw:equation draw:name="f41" draw:formula="128*logheight/209"/>
            <draw:equation draw:name="f42" draw:formula="375*logwidth/417"/>
            <draw:equation draw:name="f43" draw:formula="129*logheight/209"/>
            <draw:equation draw:name="f44" draw:formula="394*logwidth/417"/>
            <draw:equation draw:name="f45" draw:formula="129*logheight/209"/>
            <draw:equation draw:name="f46" draw:formula="11*logwidth/417"/>
            <draw:equation draw:name="f47" draw:formula="35*logheight/209"/>
            <draw:equation draw:name="f48" draw:formula="4*logwidth/417"/>
            <draw:equation draw:name="f49" draw:formula="55*logheight/209"/>
            <draw:equation draw:name="f50" draw:formula="19*logwidth/417"/>
            <draw:equation draw:name="f51" draw:formula="39*logheight/209"/>
            <draw:equation draw:name="f52" draw:formula="416*logwidth/417"/>
            <draw:equation draw:name="f53" draw:formula="199*logheight/209"/>
            <draw:equation draw:name="f54" draw:formula="400*logwidth/417"/>
            <draw:equation draw:name="f55" draw:formula="208*logheight/209"/>
            <draw:equation draw:name="f56" draw:formula="415*logwidth/417"/>
            <draw:equation draw:name="f57" draw:formula="207*logheight/209"/>
            <draw:equation draw:name="f58" draw:formula="291*logwidth/417"/>
            <draw:equation draw:name="f59" draw:formula="113*logheight/209"/>
            <draw:equation draw:name="f60" draw:formula="279*logwidth/417"/>
            <draw:equation draw:name="f61" draw:formula="116*logheight/209"/>
            <draw:equation draw:name="f62" draw:formula="274*logwidth/417"/>
            <draw:equation draw:name="f63" draw:formula="118*logheight/209"/>
            <draw:equation draw:name="f64" draw:formula="271*logwidth/417"/>
            <draw:equation draw:name="f65" draw:formula="116*logheight/209"/>
            <draw:equation draw:name="f66" draw:formula="265*logwidth/417"/>
            <draw:equation draw:name="f67" draw:formula="111*logheight/209"/>
            <draw:equation draw:name="f68" draw:formula="264*logwidth/417"/>
            <draw:equation draw:name="f69" draw:formula="111*logheight/209"/>
            <draw:equation draw:name="f70" draw:formula="259*logwidth/417"/>
            <draw:equation draw:name="f71" draw:formula="112*logheight/209"/>
            <draw:equation draw:name="f72" draw:formula="259*logwidth/417"/>
            <draw:equation draw:name="f73" draw:formula="104*logheight/209"/>
            <draw:equation draw:name="f74" draw:formula="259*logwidth/417"/>
            <draw:equation draw:name="f75" draw:formula="104*logheight/209"/>
            <draw:equation draw:name="f76" draw:formula="255*logwidth/417"/>
            <draw:equation draw:name="f77" draw:formula="104*logheight/209"/>
            <draw:equation draw:name="f78" draw:formula="250*logwidth/417"/>
            <draw:equation draw:name="f79" draw:formula="104*logheight/209"/>
            <draw:equation draw:name="f80" draw:formula="253*logwidth/417"/>
            <draw:equation draw:name="f81" draw:formula="111*logheight/209"/>
            <draw:equation draw:name="f82" draw:formula="239*logwidth/417"/>
            <draw:equation draw:name="f83" draw:formula="110*logheight/209"/>
            <draw:equation draw:name="f84" draw:formula="233*logwidth/417"/>
            <draw:equation draw:name="f85" draw:formula="100*logheight/209"/>
            <draw:equation draw:name="f86" draw:formula="229*logwidth/417"/>
            <draw:equation draw:name="f87" draw:formula="94*logheight/209"/>
            <draw:equation draw:name="f88" draw:formula="221*logwidth/417"/>
            <draw:equation draw:name="f89" draw:formula="80*logheight/209"/>
            <draw:equation draw:name="f90" draw:formula="231*logwidth/417"/>
            <draw:equation draw:name="f91" draw:formula="79*logheight/209"/>
            <draw:equation draw:name="f92" draw:formula="236*logwidth/417"/>
            <draw:equation draw:name="f93" draw:formula="79*logheight/209"/>
            <draw:equation draw:name="f94" draw:formula="251*logwidth/417"/>
            <draw:equation draw:name="f95" draw:formula="64*logheight/209"/>
            <draw:equation draw:name="f96" draw:formula="267*logwidth/417"/>
            <draw:equation draw:name="f97" draw:formula="82*logheight/209"/>
            <draw:equation draw:name="f98" draw:formula="273*logwidth/417"/>
            <draw:equation draw:name="f99" draw:formula="94*logheight/209"/>
            <draw:equation draw:name="f100" draw:formula="279*logwidth/417"/>
            <draw:equation draw:name="f101" draw:formula="96*logheight/209"/>
            <draw:equation draw:name="f102" draw:formula="281*logwidth/417"/>
            <draw:equation draw:name="f103" draw:formula="99*logheight/209"/>
            <draw:equation draw:name="f104" draw:formula="285*logwidth/417"/>
            <draw:equation draw:name="f105" draw:formula="103*logheight/209"/>
            <draw:equation draw:name="f106" draw:formula="18*logwidth/417"/>
            <draw:equation draw:name="f107" draw:formula="26*logheight/209"/>
            <draw:equation draw:name="f108" draw:formula="257*logwidth/417"/>
            <draw:equation draw:name="f109" draw:formula="105*logheight/209"/>
            <draw:equation draw:name="f110" draw:formula="logwidth"/>
            <draw:equation draw:name="f111" draw:formula="logheight"/>
          </draw:enhanced-geometry>
        </draw:custom-shape>
        <draw:custom-shape draw:name="Alaska" draw:style-name="gr8" draw:text-style-name="P2" draw:layer="layout" svg:width="8.141cm" svg:height="6.176cm" svg:x="0.964cm" svg:y="6.191cm">
          <text:p><text:span text:style-name="T1"/></text:p>
          <draw:enhanced-geometry draw:mirror-horizontal="false" draw:mirror-vertical="false" drawooo:sub-view-size="740 561" draw:text-areas="0 0 ?f126 ?f127" svg:viewBox="0 0 0 0" draw:type="ooxml-non-primitive" draw:enhanced-path="M 203 259 C 203 259 203 258 203 258 203 257 204 257 204 257 205 257 204 259 205 260 205 260 205 260 206 260 208 261 210 262 212 262 212 262 213 262 213 262 214 262 215 262 216 261 217 260 218 260 219 260 220 259 221 259 221 259 222 260 222 260 222 260 224 261 225 262 225 264 225 264 226 265 226 266 227 267 228 266 230 267 230 267 231 268 232 268 234 270 238 269 241 270 242 270 242 270 242 271 242 271 242 271 242 271 242 272 242 273 242 274 241 275 240 275 239 275 239 275 239 275 238 275 237 274 235 274 234 275 233 275 232 277 231 278 231 279 231 279 231 280 231 280 231 281 230 281 230 281 230 281 229 280 229 280 228 280 228 279 228 278 228 278 228 277 227 276 226 276 225 275 224 275 223 274 222 274 222 273 221 272 221 272 220 271 219 270 218 269 217 268 216 268 214 267 212 267 211 267 209 268 209 269 209 269 208 270 208 270 207 270 207 270 206 270 206 270 206 270 205 269 203 268 202 267 202 266 202 265 202 263 202 262 203 261 203 259 Z M 427 436 C 427 436 427 436 427 436 427 436 427 436 427 436 Z M 449 397 C 449 398 449 398 450 398 450 399 451 398 451 399 451 399 451 399 451 399 451 398 452 398 452 398 452 398 452 398 452 398 452 398 452 397 452 397 452 397 452 397 452 397 452 397 452 397 453 396 453 396 453 396 453 395 453 395 453 395 453 395 452 395 452 395 452 395 452 395 452 395 452 395 452 395 451 395 451 395 451 395 451 395 451 396 451 396 451 396 450 396 450 396 450 396 450 395 450 395 450 395 450 395 450 396 449 396 449 396 449 396 449 396 449 396 449 396 449 396 449 396 449 396 450 396 450 396 450 396 450 396 450 397 450 397 450 397 449 397 449 396 449 397 449 397 449 397 449 397 449 397 449 397 449 397 449 397 Z M 430 444 C 430 444 430 444 430 444 431 444 431 444 430 443 430 443 430 443 430 443 429 443 429 443 429 443 429 443 428 443 428 443 428 444 427 444 427 444 427 444 427 445 427 445 427 445 427 445 427 445 427 446 428 446 429 446 429 446 430 445 430 445 430 445 430 445 430 444 Z M 425 445 C 425 445 425 445 425 445 425 444 425 444 425 444 425 444 425 444 425 444 424 444 423 445 422 446 422 446 422 447 421 447 421 448 421 448 422 448 422 448 422 448 422 448 422 448 423 447 423 447 423 447 423 447 424 446 424 446 424 446 425 446 425 446 425 446 425 446 425 445 425 445 425 445 Z M 425 444 C 425 444 425 444 425 444 425 444 425 444 425 444 Z M 455 419 C 455 420 455 420 455 420 455 421 454 421 454 422 453 422 453 423 453 424 453 424 453 424 453 424 452 424 452 424 451 424 451 424 451 424 451 424 451 423 452 423 451 423 451 423 451 423 451 423 451 423 450 423 450 423 450 423 450 423 450 423 450 423 449 423 449 423 449 423 448 423 448 422 448 422 448 422 447 422 447 422 447 422 446 422 446 422 446 422 446 422 446 422 446 422 445 422 445 422 446 422 446 423 445 423 445 423 445 423 445 423 445 423 445 423 444 423 444 423 444 423 444 423 444 423 445 423 445 423 445 423 445 423 445 423 445 423 445 423 445 423 445 423 446 423 446 423 447 423 448 423 448 423 448 424 448 424 448 424 448 424 448 424 448 424 449 425 449 424 449 424 449 425 449 425 449 425 449 425 449 425 449 426 449 427 449 427 448 427 448 427 448 427 448 427 448 427 448 427 447 427 447 427 447 427 447 427 447 427 447 427 447 427 447 427 447 427 447 428 447 428 446 428 446 428 446 428 446 427 446 427 446 427 446 427 446 427 446 427 446 427 446 427 446 426 446 426 446 426 446 426 446 426 446 426 446 426 445 426 445 426 445 426 445 426 445 426 444 426 444 426 444 426 444 426 444 426 443 426 443 427 443 427 443 426 442 426 442 426 442 426 442 426 442 426 442 426 442 426 442 426 442 426 442 426 442 427 442 427 442 427 442 427 442 427 443 427 443 427 443 427 443 427 444 427 444 427 445 427 445 428 445 428 445 428 445 428 445 428 444 429 444 429 444 429 444 429 443 429 443 429 442 429 442 429 442 429 442 429 442 429 441 429 441 429 441 429 441 429 441 429 441 429 441 429 441 429 441 429 442 429 442 429 442 430 442 430 442 430 442 429 442 429 442 430 442 430 442 430 442 430 442 430 442 430 442 430 442 431 442 431 442 431 442 431 442 430 443 430 443 430 443 430 444 430 443 430 443 430 443 430 443 430 443 430 443 431 443 431 443 430 444 430 444 430 444 430 444 430 444 430 445 430 445 430 445 430 445 430 446 430 446 430 446 430 446 430 446 431 446 431 446 431 445 431 445 431 445 431 445 431 444 431 444 431 444 432 443 432 443 432 443 432 443 432 442 432 442 432 442 432 441 433 442 433 442 433 442 433 442 433 442 434 441 434 440 434 440 434 440 434 440 434 440 433 440 433 440 433 440 433 440 433 440 433 440 432 441 432 441 432 440 432 440 432 440 432 440 432 440 432 440 432 440 432 440 432 439 433 439 433 439 432 439 432 439 432 439 432 439 432 440 432 440 432 440 431 440 431 440 431 440 431 440 431 440 431 440 431 439 431 440 431 440 431 440 431 441 430 441 430 441 429 441 429 441 429 441 429 441 429 441 429 441 429 441 429 440 429 440 430 440 430 440 429 440 429 439 429 439 429 439 429 439 430 439 430 439 430 440 430 440 430 439 430 439 430 439 431 439 431 439 431 439 431 439 431 439 431 439 431 438 431 438 431 438 431 438 431 438 431 438 430 438 430 438 430 438 430 438 430 438 430 437 430 437 430 437 430 437 430 437 430 438 430 438 430 438 430 438 430 438 430 438 430 438 431 438 431 438 431 438 432 438 432 438 432 438 432 438 432 438 433 438 432 438 432 437 432 437 432 437 432 436 432 436 432 436 432 436 432 436 432 436 432 435 432 435 432 435 433 435 433 435 433 436 433 436 433 436 433 436 433 437 433 437 433 437 433 437 433 437 433 437 433 437 434 437 434 437 434 437 434 437 434 437 434 438 434 437 434 437 435 437 435 437 435 437 435 437 435 437 435 437 435 437 435 437 435 437 435 437 436 436 436 436 436 436 436 436 436 436 435 436 435 436 435 435 435 435 435 435 435 435 435 435 435 435 436 435 436 436 436 435 436 435 437 435 437 435 437 435 437 434 437 434 437 435 437 435 437 435 437 435 438 435 437 435 437 435 437 435 437 435 437 435 437 436 437 435 437 435 437 435 437 435 438 434 438 434 438 434 438 434 438 433 438 433 438 433 438 433 439 433 439 432 440 432 440 432 440 432 440 432 440 431 440 431 440 431 440 431 440 431 440 430 440 430 440 430 440 430 440 430 439 430 439 430 438 431 438 431 438 431 437 432 437 432 436 432 436 432 436 432 436 433 436 433 435 434 435 434 435 434 434 434 434 434 434 435 434 434 434 434 434 434 434 434 434 434 434 434 435 433 435 433 435 433 434 434 434 434 434 434 434 434 434 434 434 433 433 433 434 433 434 433 434 433 434 433 434 433 435 433 435 433 435 433 435 432 435 432 435 432 435 432 435 432 434 432 434 432 433 432 433 433 433 433 433 433 432 433 432 433 432 433 432 433 432 434 432 434 431 434 431 435 431 435 431 435 431 434 431 434 431 434 431 434 431 434 430 434 431 434 431 434 431 434 431 433 431 433 431 433 431 433 431 433 432 432 432 432 432 432 433 432 433 432 433 431 433 431 433 431 433 431 434 431 434 431 434 431 435 431 435 430 435 430 435 430 434 430 434 430 434 430 434 430 434 430 434 430 433 430 433 430 432 431 432 431 432 432 432 432 431 432 431 431 431 431 431 430 431 430 431 430 431 430 431 430 431 430 431 430 431 430 431 429 431 429 431 429 431 429 431 429 431 429 430 429 430 428 430 428 430 428 430 428 431 428 431 428 431 428 431 428 431 427 431 427 431 427 431 427 431 427 431 426 431 426 431 426 431 426 431 426 431 426 431 425 431 425 432 425 432 425 432 426 433 426 433 426 433 427 433 427 433 427 433 427 432 427 432 428 432 428 431 428 431 429 431 429 431 430 431 430 431 430 431 430 432 430 432 430 433 430 433 430 434 430 434 429 434 429 434 429 434 429 435 430 435 429 435 429 435 429 435 429 436 429 436 429 436 428 436 428 436 428 436 428 436 428 436 428 436 429 436 429 436 429 436 429 436 429 436 429 436 429 437 428 437 428 436 428 437 428 437 428 437 428 437 428 437 428 437 428 437 428 437 428 437 428 436 428 436 428 436 428 436 428 436 428 436 428 436 427 436 427 436 427 436 427 436 427 436 427 436 427 436 427 436 427 435 428 435 427 435 427 435 427 435 427 435 427 435 427 435 426 435 426 435 425 435 425 434 425 434 425 434 425 433 425 432 425 431 425 431 425 430 425 430 424 429 424 428 424 428 423 428 423 428 423 428 423 428 423 428 423 427 423 427 422 427 422 427 422 428 422 428 422 428 422 428 421 427 422 427 422 427 422 427 422 427 422 427 422 426 422 426 421 426 421 426 421 426 421 426 422 426 422 426 422 426 422 426 422 425 422 425 422 425 422 425 422 425 422 424 422 424 422 424 422 424 422 424 423 424 423 423 423 423 423 423 423 423 423 422 423 422 424 422 424 422 424 422 424 422 424 422 425 422 425 421 425 421 425 421 425 421 425 421 425 420 425 420 425 420 425 421 426 421 426 420 426 420 426 420 427 419 427 419 427 419 427 419 427 419 427 419 427 419 428 419 428 418 429 418 429 418 430 418 430 419 430 419 430 419 431 419 431 418 431 419 431 419 431 419 432 419 432 419 432 420 432 420 432 421 432 421 431 421 431 421 431 421 431 421 431 421 431 421 431 421 431 421 431 422 431 422 431 421 432 421 432 421 432 421 432 421 432 421 432 421 432 421 432 421 432 422 433 422 432 422 433 422 433 423 433 423 433 423 433 424 433 424 433 424 433 424 433 425 433 425 434 425 434 425 434 426 434 426 434 426 434 427 435 427 435 427 435 427 435 427 436 427 436 427 436 427 436 427 435 427 435 427 435 427 435 427 435 426 435 426 435 426 434 425 434 425 434 424 434 424 434 424 434 424 434 423 434 423 434 422 434 422 434 421 434 421 434 421 433 421 433 421 433 421 434 420 434 420 434 420 434 420 434 421 434 421 435 421 435 421 435 421 435 421 435 421 435 421 435 421 435 421 435 421 435 421 435 421 435 421 435 421 435 421 434 421 434 421 434 420 434 420 433 420 433 419 433 419 433 419 433 419 434 419 435 419 436 419 436 419 436 419 436 419 436 419 436 419 436 420 436 420 436 420 437 420 437 420 437 420 437 420 437 420 437 420 437 419 437 419 436 418 435 418 435 418 435 418 435 418 434 418 434 418 434 417 434 417 434 417 433 417 433 417 432 417 432 416 432 416 432 415 432 415 433 415 433 414 433 414 433 414 433 414 433 414 433 414 434 413 434 413 434 413 434 413 435 413 435 413 435 413 435 413 435 413 436 413 436 413 436 413 436 413 436 414 436 414 437 414 437 414 437 414 437 414 437 415 437 415 437 415 437 415 437 415 437 415 437 415 437 416 437 416 437 417 437 418 438 418 438 418 438 418 438 419 438 419 438 418 438 418 438 417 438 417 438 417 438 417 438 417 439 417 439 417 439 417 438 417 438 417 438 416 438 416 438 416 438 416 438 416 438 416 439 416 439 416 439 416 439 416 439 417 439 417 439 417 440 417 440 417 440 417 440 417 440 417 440 417 440 417 440 417 440 417 440 417 440 417 440 417 440 417 440 417 440 417 440 416 440 416 440 416 440 416 440 416 440 416 439 416 439 416 439 415 439 415 438 415 438 415 438 415 438 415 438 414 438 414 438 414 439 414 440 415 440 415 441 415 441 415 441 415 441 415 441 415 441 415 442 415 442 415 442 416 442 416 442 416 441 416 441 416 441 416 442 417 442 417 442 417 442 417 442 417 442 417 442 417 442 416 442 416 442 415 442 415 442 414 442 413 442 413 442 413 442 413 442 413 441 413 441 413 442 413 442 413 442 413 442 413 442 414 443 414 443 414 443 414 443 414 443 414 443 413 443 413 443 413 443 413 443 413 442 413 442 412 442 412 441 411 441 411 441 411 440 411 440 410 441 410 441 410 441 410 441 410 441 411 442 411 442 411 442 411 442 411 442 411 443 411 443 412 444 412 444 412 444 412 444 412 444 412 444 412 444 412 444 411 444 411 445 411 445 411 445 411 446 412 446 412 446 412 447 412 447 412 447 412 447 413 447 413 446 413 446 413 446 413 446 413 446 414 446 414 446 414 446 414 446 414 445 414 445 415 446 415 445 416 446 416 446 416 446 416 446 417 446 417 446 417 446 417 446 417 446 417 446 417 446 416 446 415 446 415 446 414 447 414 447 414 447 414 447 414 447 414 447 414 447 414 447 414 448 414 448 415 448 414 448 414 448 414 448 414 448 414 448 414 448 414 448 413 449 413 449 413 449 413 449 414 449 413 449 413 449 413 449 413 449 413 449 413 449 412 449 412 449 412 449 412 450 412 450 412 450 412 450 412 450 412 450 412 450 412 451 412 451 413 451 413 451 413 451 413 451 413 452 413 452 413 452 414 452 414 452 414 452 414 452 414 452 414 452 414 452 414 452 415 452 415 452 414 452 414 452 414 452 414 453 414 453 415 453 415 452 415 452 415 452 415 452 415 452 415 452 415 451 416 451 416 451 416 451 416 451 416 451 416 451 416 451 417 451 417 450 417 450 417 450 417 450 417 450 417 450 417 450 418 450 418 450 418 450 418 451 417 451 417 451 417 451 417 451 418 451 418 451 418 451 418 451 418 451 418 451 419 451 419 451 419 451 418 452 418 452 418 452 418 452 418 452 419 452 419 452 419 452 419 452 419 451 420 451 420 451 420 451 420 451 420 452 420 452 420 452 419 453 419 453 419 453 419 453 419 453 419 454 419 454 419 454 419 454 420 454 419 455 419 455 419 455 419 455 419 Z M 435 417 C 435 417 435 417 435 417 435 417 435 417 435 417 Z M 447 419 C 447 419 447 419 447 419 447 419 447 419 447 419 Z M 450 418 C 450 418 450 418 450 418 450 418 450 418 450 418 450 418 450 418 450 418 Z M 411 460 C 411 460 411 460 411 459 411 459 410 460 410 460 410 460 410 461 410 461 409 461 409 461 409 461 409 462 409 462 409 462 409 463 409 463 410 463 410 463 410 463 411 463 411 463 411 463 411 463 411 462 412 462 411 461 411 461 411 460 411 460 Z M 458 404 C 458 404 458 405 457 405 457 405 457 405 457 405 457 405 456 405 457 406 457 406 456 406 456 406 456 406 456 406 456 406 455 406 455 406 455 406 455 406 455 406 454 405 454 405 454 404 454 404 454 404 454 404 454 404 454 403 454 404 454 404 454 404 454 404 453 404 453 404 453 405 453 405 454 405 454 405 453 406 453 406 453 406 453 406 453 405 453 405 453 405 453 406 453 406 453 407 453 407 453 407 453 407 453 407 453 408 453 407 453 407 453 407 452 407 452 407 452 407 452 407 452 407 452 407 451 407 451 407 451 407 451 407 451 407 450 407 450 408 450 408 450 408 450 408 450 408 450 408 450 407 450 407 450 406 450 406 450 405 450 405 450 405 450 405 450 406 450 406 449 406 449 407 449 407 449 408 449 408 449 408 449 408 449 408 449 409 449 409 448 409 448 409 448 409 447 409 447 408 447 408 447 408 447 408 447 408 447 408 447 408 447 409 447 409 447 409 448 410 447 410 447 410 447 410 447 410 446 410 446 410 445 409 445 409 444 409 444 408 444 408 444 408 444 408 444 407 443 407 443 407 442 408 442 408 442 407 442 407 442 407 442 407 442 407 442 407 442 407 442 407 441 406 442 406 442 405 442 405 442 405 442 405 442 405 442 405 442 405 443 405 443 405 443 405 443 405 444 405 444 405 444 405 444 406 444 406 444 406 444 406 444 406 445 406 444 406 445 406 445 406 445 406 445 406 445 406 445 406 445 406 445 406 445 405 445 405 445 405 445 405 444 405 444 405 444 405 444 404 444 404 444 404 444 404 443 404 443 404 443 403 444 403 444 403 444 403 445 403 445 403 446 404 446 404 446 404 446 404 446 403 447 403 447 403 447 404 447 404 447 404 447 403 447 403 447 403 447 403 447 402 447 402 447 402 447 402 447 402 447 402 447 402 447 402 447 402 447 402 447 402 447 402 447 402 447 401 447 401 447 401 447 401 446 401 446 401 446 401 446 400 446 400 446 400 446 400 446 400 446 400 446 400 447 400 447 400 447 400 447 400 447 400 447 399 448 399 448 399 448 399 448 400 448 400 449 400 448 399 449 399 449 399 449 399 449 399 449 399 449 398 449 398 449 399 449 399 449 399 449 399 449 399 449 399 450 399 450 399 450 399 450 399 451 399 451 399 451 399 451 399 451 400 450 400 450 400 451 400 451 400 451 400 451 401 451 401 451 401 451 401 451 401 451 402 451 402 451 402 451 402 451 402 451 401 451 401 451 401 452 401 452 402 452 402 452 402 453 402 452 402 452 401 453 401 453 401 453 401 453 400 453 400 453 400 453 400 453 400 453 400 453 400 453 400 453 400 453 400 453 400 453 400 453 400 454 400 454 400 454 401 454 401 454 401 454 401 454 401 454 401 454 401 454 401 454 401 454 402 454 402 455 402 455 402 455 401 455 401 456 401 456 401 456 401 456 402 456 402 456 402 456 402 456 402 455 403 455 404 455 405 455 405 455 405 455 405 455 405 455 405 455 405 456 405 456 404 456 404 456 404 456 403 456 403 456 403 456 403 456 403 457 403 457 403 457 403 457 402 457 402 457 402 458 402 458 403 458 404 Z M 438 412 C 438 413 438 413 439 413 439 413 439 414 440 414 440 414 440 414 440 414 440 414 440 414 440 414 441 415 441 415 441 415 441 415 442 415 442 415 442 415 442 415 442 415 441 414 441 414 441 413 441 413 441 413 441 413 441 413 441 413 441 412 440 412 440 412 440 412 440 412 439 411 438 411 438 411 438 411 438 411 437 411 437 412 438 412 Z M 433 444 C 433 444 433 444 432 445 432 445 432 445 432 445 432 445 432 445 432 445 431 445 431 445 431 445 430 445 430 445 430 445 430 446 430 446 430 446 431 446 431 446 432 446 432 446 433 445 433 445 433 445 433 445 433 444 Z M 439 408 C 440 408 440 407 440 407 440 407 440 407 441 407 441 407 441 407 441 407 441 407 441 407 442 408 442 408 442 408 442 408 442 408 442 408 442 408 443 408 443 408 443 408 443 408 443 408 443 408 443 408 443 409 444 409 444 409 444 410 444 410 445 410 445 410 445 410 445 410 446 410 446 410 446 411 445 411 445 411 445 411 444 411 444 411 444 411 443 410 443 410 443 410 443 410 442 410 442 410 442 409 442 409 441 409 441 409 441 409 441 409 441 408 441 408 441 408 441 408 441 409 441 409 441 409 441 409 441 409 441 409 441 409 440 409 440 409 440 409 439 409 439 409 439 408 Z M 460 404 C 460 404 460 404 459 404 459 404 459 404 459 404 459 404 459 405 459 405 459 405 459 405 459 405 459 405 459 405 459 405 459 406 459 406 459 406 459 406 459 406 459 406 460 405 460 405 460 404 Z M 448 411 C 448 411 448 411 448 411 448 411 448 411 447 411 447 411 447 411 447 411 446 411 446 411 446 411 446 412 447 412 447 412 447 412 448 412 448 411 Z M 452 411 C 452 411 452 411 452 411 451 411 451 411 451 411 451 412 451 412 451 412 451 412 452 412 452 412 452 412 452 412 452 412 452 412 452 412 452 412 453 413 453 413 453 412 453 412 452 412 452 412 452 412 452 412 452 411 452 411 452 411 452 411 Z M 434 424 C 434 423 434 422 433 421 433 421 433 422 433 422 433 422 433 423 433 423 433 423 433 424 434 424 Z M 445 402 C 446 403 446 403 447 403 447 403 447 403 447 403 447 403 447 403 447 403 447 402 447 402 447 402 446 402 446 402 446 402 446 402 445 402 445 402 445 402 445 402 445 402 445 402 445 402 445 402 Z M 431 441 C 431 441 431 441 431 441 431 441 431 440 431 441 430 441 430 441 430 441 430 442 431 441 431 442 431 442 431 442 431 441 Z M 426 444 C 426 444 426 444 426 444 426 444 426 445 426 445 426 445 426 445 426 445 426 445 426 444 426 444 426 444 426 444 426 444 Z M 437 436 C 437 436 437 436 436 436 436 436 436 436 436 436 437 436 437 436 437 436 437 436 437 436 437 436 437 436 437 436 437 436 Z M 428 437 C 428 437 428 437 428 438 428 437 428 437 428 437 Z M 453 425 C 453 425 453 425 453 425 453 425 453 425 453 425 453 425 454 425 454 425 454 425 454 425 453 425 Z M 453 416 C 453 416 453 416 453 416 453 415 453 415 453 415 453 415 453 416 453 416 453 416 453 416 453 416 Z M 425 444 C 425 444 425 444 425 444 425 444 425 443 425 444 Z M 425 444 C 425 444 425 444 425 444 425 444 425 444 425 444 Z M 428 437 C 428 437 428 436 427 436 428 436 427 437 428 437 Z M 311 486 C 311 486 311 486 311 486 312 486 314 487 315 487 315 486 314 486 314 486 313 486 313 486 312 486 311 486 311 486 310 485 310 485 310 484 310 483 310 482 310 481 309 480 309 480 309 480 309 480 309 479 308 479 308 479 307 479 306 479 305 479 305 479 304 479 304 479 304 480 303 480 303 480 303 481 302 481 302 481 301 482 301 482 300 482 300 482 299 483 299 483 298 482 298 482 297 482 297 482 297 482 296 482 296 482 296 483 296 483 296 484 295 485 295 485 294 486 294 487 294 487 294 488 293 488 293 488 293 489 292 489 291 489 291 489 290 490 291 491 291 491 291 492 291 493 291 493 291 493 291 493 291 493 291 493 291 493 293 493 296 493 297 493 298 493 298 492 298 492 299 492 299 491 299 491 300 490 301 489 302 488 305 488 307 488 309 488 310 488 310 488 311 487 311 487 311 486 311 486 Z M 253 516 C 252 517 251 518 249 518 248 519 247 519 247 520 247 521 247 521 246 522 246 522 245 523 245 523 244 524 243 524 243 525 242 525 242 525 242 525 242 525 241 525 241 525 241 526 241 526 241 526 241 526 241 526 242 526 241 526 241 526 241 526 241 526 240 526 240 526 239 527 239 527 238 527 238 527 238 527 238 527 239 527 239 527 239 526 239 526 239 525 240 525 240 526 240 525 240 525 240 524 240 524 241 524 241 524 241 523 241 523 242 523 241 522 241 522 241 522 241 521 241 521 241 520 242 520 242 520 242 520 243 520 243 520 243 519 244 519 244 519 245 519 245 519 246 519 246 519 247 519 247 519 247 518 247 518 246 518 246 518 246 517 246 517 246 517 246 516 246 515 246 515 247 514 247 514 247 514 248 514 248 514 248 513 249 513 250 512 251 512 251 512 252 513 252 513 253 513 253 513 254 513 254 513 254 514 254 514 254 514 254 514 253 515 253 515 253 516 253 516 253 516 253 516 Z M 127 549 C 128 549 128 549 128 548 127 548 127 549 126 549 125 549 125 548 124 548 124 548 124 547 123 547 123 547 122 547 122 547 121 547 121 547 120 548 120 548 121 548 121 548 121 549 122 549 122 549 122 550 122 550 123 550 123 550 123 550 124 550 124 551 124 551 123 551 123 551 122 551 122 551 122 551 121 552 122 552 122 552 122 552 122 552 122 552 123 552 123 552 123 553 124 553 124 553 124 553 124 554 124 553 124 553 124 553 124 553 124 552 124 552 125 552 125 552 125 551 125 551 125 551 126 550 125 550 126 550 126 550 126 550 126 549 127 549 127 549 Z M 273 509 C 273 509 273 510 273 510 272 510 271 510 270 510 270 511 270 511 270 511 270 511 270 511 270 511 270 511 270 511 270 512 270 512 270 512 269 512 269 512 269 512 269 512 269 512 269 512 269 511 269 512 268 512 269 512 269 512 269 513 269 513 268 513 268 513 268 513 268 513 268 513 268 512 268 513 268 513 268 513 268 513 269 513 268 513 268 513 268 513 268 513 267 513 267 513 267 512 267 512 267 512 267 512 267 513 267 513 267 513 267 513 267 514 267 514 267 514 267 514 267 514 267 515 267 515 266 514 266 514 266 514 266 514 266 515 265 515 265 515 265 514 265 515 264 515 264 515 264 515 264 515 264 514 264 514 264 514 264 514 263 514 263 515 263 515 263 515 263 515 262 515 262 516 261 516 261 516 261 516 261 516 260 517 260 517 259 517 258 517 258 518 258 518 258 518 258 519 257 518 257 518 257 518 257 518 256 518 256 518 256 519 256 519 256 519 255 519 255 519 255 518 254 518 254 518 254 518 254 518 253 518 253 518 254 517 254 517 254 517 255 516 255 516 255 516 256 516 256 516 256 516 257 516 257 516 257 516 257 516 257 516 257 516 258 516 258 515 258 515 258 515 258 515 259 515 259 515 259 515 259 515 259 515 259 515 259 515 259 515 260 515 260 515 260 515 260 515 260 515 260 515 260 515 260 515 261 515 261 514 261 514 260 514 261 514 262 514 263 514 263 514 262 514 262 514 262 514 262 513 262 513 262 513 262 513 262 513 263 513 264 513 265 513 264 512 264 513 264 513 263 513 263 513 263 512 262 512 262 512 262 512 262 511 262 511 262 511 263 511 263 511 263 511 263 511 263 511 264 511 263 511 263 511 264 511 264 510 264 510 264 510 263 510 263 510 263 509 263 509 264 509 264 509 264 509 265 509 265 509 265 509 266 509 266 509 266 510 266 510 266 510 266 510 266 510 266 510 266 510 266 510 267 511 267 511 267 511 267 511 267 511 267 510 267 510 267 510 267 510 267 510 266 509 266 509 267 509 267 509 267 509 268 509 268 509 267 508 267 508 267 508 267 508 267 508 267 508 267 508 267 508 266 508 266 509 266 508 266 508 266 508 266 508 265 508 265 508 265 507 265 508 264 508 264 508 264 508 263 507 263 507 263 506 263 506 262 506 262 506 262 506 262 506 263 505 263 505 263 505 263 504 264 504 264 504 265 503 266 503 267 502 267 502 267 502 267 503 267 503 267 503 267 503 268 503 268 503 268 502 269 502 269 502 269 503 269 503 269 503 269 503 269 503 270 503 269 504 269 504 269 504 269 504 269 505 269 505 269 505 269 505 269 505 269 506 269 506 269 506 269 506 269 506 269 506 269 506 270 506 271 505 271 505 271 504 272 504 272 503 272 503 272 503 272 503 272 503 272 503 272 503 272 503 272 503 272 503 272 504 272 504 273 504 273 504 273 504 273 504 273 504 273 504 273 504 273 504 273 503 273 503 274 503 273 504 274 504 274 504 273 505 274 504 274 504 274 505 274 505 274 505 273 506 273 505 273 505 272 505 272 506 272 506 272 506 272 507 271 507 271 507 270 507 271 508 270 508 269 508 269 508 270 508 270 508 270 509 270 509 270 509 270 509 270 509 271 509 271 509 271 509 271 509 271 509 271 508 271 508 272 508 272 508 272 508 272 508 272 508 272 508 272 508 272 508 273 508 273 508 273 508 273 508 273 508 273 508 273 508 273 509 273 509 273 509 Z M 184 543 C 184 543 183 543 183 543 183 543 183 543 182 543 182 543 181 543 181 543 180 543 180 543 180 542 179 542 178 543 177 543 176 543 175 542 174 543 174 543 175 543 175 544 175 544 176 544 177 544 177 544 178 544 179 544 179 544 180 544 180 545 180 545 181 545 181 545 182 544 183 544 183 544 183 544 183 544 184 544 185 544 186 544 187 544 187 544 187 544 188 543 187 543 187 543 187 543 186 543 185 543 184 543 Z M 174 538 C 174 538 174 538 174 537 173 537 172 536 171 537 171 537 170 537 170 538 170 539 170 539 169 539 169 538 168 539 169 539 169 539 169 539 170 539 170 539 170 539 170 539 170 539 171 539 171 540 171 540 171 540 171 540 171 540 171 540 171 540 171 541 170 541 169 541 169 541 169 540 168 541 168 541 169 541 169 541 169 542 169 542 169 542 168 541 167 542 167 542 167 542 167 542 168 543 167 542 167 542 167 542 167 542 167 542 166 543 166 543 166 543 165 543 165 543 165 543 165 543 164 543 164 543 164 543 163 543 163 543 162 544 162 544 162 544 162 544 161 544 161 544 161 544 161 545 160 545 160 544 160 544 159 544 159 544 159 544 158 544 157 545 158 545 159 545 160 545 161 545 161 545 162 545 162 545 162 544 163 545 163 545 164 545 165 545 165 545 165 545 165 545 165 544 166 544 166 545 167 544 167 545 168 544 168 544 168 544 168 544 168 544 168 544 168 544 168 544 168 544 169 544 169 544 169 544 169 544 169 544 169 544 169 544 169 544 169 543 169 543 169 543 170 543 170 543 170 543 171 543 171 543 171 543 171 543 172 543 172 543 172 543 173 543 173 543 173 543 173 542 173 542 173 542 172 541 172 541 172 540 173 541 173 541 173 541 173 541 174 540 174 540 174 540 175 539 175 538 174 538 Z M 134 547 C 133 547 133 547 133 547 133 548 133 548 133 548 133 549 133 550 132 550 131 550 130 550 129 551 129 551 128 551 128 551 128 551 128 551 127 551 127 551 127 551 127 551 127 552 127 552 127 552 128 552 128 552 128 552 128 551 128 551 129 551 129 551 129 552 130 551 130 551 131 551 131 551 131 551 131 551 132 551 132 552 132 552 132 552 132 552 133 552 133 552 133 551 133 551 134 551 134 551 134 551 134 551 134 550 135 550 134 549 134 549 134 549 135 549 135 548 135 548 135 547 135 547 134 546 134 547 Z M 66 546 C 65 546 66 546 66 545 67 545 67 544 67 544 67 543 67 543 67 543 66 542 66 542 66 543 66 543 66 543 66 544 66 544 65 544 65 545 65 545 65 546 64 546 64 546 63 546 63 547 63 547 63 547 63 547 62 547 62 547 61 548 62 548 62 548 62 548 62 549 63 549 63 549 63 549 63 548 63 548 63 547 63 547 64 547 65 547 65 547 66 547 66 547 66 547 67 547 67 547 67 546 66 546 Z M 13 528 C 13 527 13 527 12 527 12 527 12 527 11 527 11 527 11 527 11 527 11 526 11 526 11 526 11 526 11 526 10 526 10 525 10 526 10 526 10 526 9 526 9 526 9 526 9 526 9 525 10 525 9 525 9 524 9 524 8 524 8 524 8 524 8 524 8 524 7 524 7 525 7 525 7 525 6 525 6 525 6 524 6 524 6 524 5 524 4 524 4 524 3 524 3 524 3 524 2 525 2 525 1 525 1 526 0 526 1 526 1 526 1 526 1 526 2 526 2 526 3 526 3 526 3 526 3 526 3 526 3 527 3 527 3 527 3 527 3 527 3 527 3 527 3 527 3 527 4 527 4 527 4 527 3 527 3 527 4 527 4 527 4 527 4 527 4 527 4 527 4 527 4 527 4 527 4 527 4 528 4 528 4 528 4 529 4 529 5 529 5 529 5 529 5 528 6 529 6 529 6 530 6 530 7 529 7 529 7 528 8 528 8 528 8 528 9 528 9 529 9 529 9 528 10 528 10 528 10 528 10 527 10 527 11 528 11 528 11 528 11 528 12 528 12 528 12 528 13 528 13 528 13 528 Z M 17 535 C 16 534 16 535 16 535 16 535 15 535 15 535 14 536 14 536 13 536 13 536 13 536 12 536 12 536 12 537 12 537 12 537 12 537 12 537 13 537 14 537 14 537 15 537 15 537 16 538 16 538 16 538 16 538 17 538 17 538 17 537 17 537 17 537 17 536 16 536 16 536 17 535 17 535 17 535 17 535 17 535 17 535 17 535 Z M 93 545 C 93 545 92 545 92 545 92 545 91 546 91 546 91 546 91 546 91 546 91 548 92 548 93 548 94 547 94 547 94 546 94 546 94 546 94 546 94 546 94 546 93 545 Z M 195 537 C 195 537 194 537 194 537 193 538 193 538 193 538 192 539 192 539 192 540 192 540 193 540 193 540 194 540 194 540 195 539 196 538 196 538 195 537 Z M 217 531 C 216 531 216 532 216 532 215 532 215 533 215 533 215 534 215 534 215 534 215 534 216 534 216 534 216 533 216 533 217 533 218 533 218 533 218 532 218 532 218 532 218 531 218 531 217 531 217 531 Z M 285 498 C 285 498 284 498 284 498 284 498 284 498 283 498 283 498 283 498 283 497 283 497 283 497 283 497 283 497 283 497 284 496 283 496 283 496 283 496 282 497 282 497 282 497 282 496 281 497 281 497 281 497 281 497 281 497 281 498 281 498 282 498 282 497 282 497 282 498 282 498 282 498 282 498 282 498 282 498 282 499 282 499 282 499 282 499 282 500 282 500 282 500 283 500 283 500 283 500 283 499 283 499 283 499 283 499 283 499 283 499 284 499 284 499 284 499 284 499 285 499 285 498 Z M 229 527 C 229 527 228 527 227 527 227 527 227 527 226 527 226 527 226 527 226 528 225 528 226 529 226 529 226 529 227 529 227 528 227 528 227 528 227 528 228 528 228 528 229 529 229 529 229 529 229 529 230 529 230 527 229 527 Z M 147 545 C 147 545 147 545 148 546 148 546 148 546 148 546 148 546 148 545 148 545 148 545 148 545 148 545 149 545 149 544 149 544 149 543 148 543 147 543 147 543 146 544 146 544 146 545 146 545 147 545 Z M 281 500 C 281 500 281 500 280 500 280 500 280 500 280 500 280 500 280 500 280 500 280 500 280 500 280 500 280 500 280 500 280 500 280 499 280 500 280 499 280 499 280 499 280 499 280 499 280 499 279 499 279 499 279 499 279 499 279 498 279 498 278 498 278 498 278 498 278 498 277 498 277 498 276 499 276 499 275 500 276 501 276 501 276 501 276 501 276 502 277 502 277 501 277 501 277 501 277 501 277 501 278 501 278 501 278 502 278 502 279 502 279 502 279 501 279 501 279 501 279 501 279 501 280 501 281 501 281 500 281 500 281 500 281 500 281 500 281 500 281 500 Z M 145 549 C 145 549 145 549 145 548 145 548 144 548 144 548 143 548 143 548 143 549 143 549 143 549 143 549 142 548 142 548 142 549 142 549 142 549 141 549 141 549 141 548 140 548 140 548 141 547 141 547 141 547 141 546 141 546 142 546 142 546 141 545 141 545 141 545 141 545 141 546 140 546 141 546 141 547 141 547 140 547 140 547 140 547 140 546 140 546 139 546 139 546 139 546 138 546 138 547 138 547 139 547 139 548 139 548 139 548 139 548 138 549 138 549 139 550 139 550 138 550 138 549 137 549 137 549 137 549 137 550 137 550 138 550 138 550 138 550 138 551 138 551 137 551 137 552 136 552 136 552 136 553 136 553 136 554 136 554 137 554 137 553 137 553 137 553 137 552 138 551 138 552 138 552 138 553 138 553 138 553 138 553 139 553 139 553 139 552 139 552 140 552 140 552 140 552 141 551 141 551 141 551 142 551 142 551 142 551 142 551 142 551 142 550 142 550 142 550 143 551 143 550 143 550 143 550 143 550 143 549 144 550 144 550 144 550 144 551 144 551 144 551 144 551 144 551 144 551 144 550 145 551 145 551 145 550 145 550 145 549 145 549 145 549 145 549 Z M 275 506 C 275 506 274 506 274 507 274 507 274 507 274 507 274 507 273 507 273 507 273 508 273 508 273 508 273 509 274 509 274 509 274 509 275 508 275 508 275 508 275 508 275 508 275 508 275 507 275 507 275 507 275 506 276 506 276 506 276 506 276 506 276 506 275 506 275 506 Z M 290 500 C 290 500 289 500 289 500 289 500 288 500 287 500 287 500 287 501 287 501 288 501 289 501 289 501 290 501 290 501 290 501 291 501 291 500 291 500 290 500 290 500 290 500 Z M 148 548 C 147 549 147 548 147 548 146 548 146 548 146 548 146 548 146 549 146 549 146 550 146 550 147 550 147 550 147 550 147 549 147 549 148 549 148 549 148 549 148 549 148 549 148 548 148 548 148 548 Z M 78 546 C 77 546 77 546 77 546 78 547 78 547 78 547 78 547 79 547 79 546 79 546 78 546 78 546 Z M 210 534 C 209 534 209 535 209 535 209 536 209 536 210 536 210 536 210 535 210 535 210 535 210 535 210 534 Z M 229 524 C 229 524 229 524 229 525 229 525 229 525 229 525 229 525 230 525 230 524 230 524 230 524 229 524 Z M 149 547 C 149 547 148 547 148 547 148 547 148 547 147 548 148 548 148 548 149 548 149 548 149 548 149 548 150 547 149 548 149 547 Z M 286 501 C 286 500 285 501 285 501 285 501 285 501 286 501 286 502 286 501 287 501 287 501 286 501 286 501 Z M 73 544 C 73 544 73 545 73 545 73 545 73 546 73 546 74 546 74 546 74 545 74 545 74 544 73 544 Z M 226 526 C 226 526 225 526 225 526 224 526 224 526 224 526 224 527 224 527 224 527 225 527 225 527 225 527 225 527 226 527 226 526 Z M 275 503 C 275 503 275 503 275 503 274 504 275 503 275 504 275 504 276 504 276 503 276 503 275 503 275 503 Z M 223 529 C 223 529 223 530 223 530 223 531 224 530 224 530 224 530 224 530 224 530 224 530 224 530 224 530 224 530 224 530 224 530 225 530 225 530 225 529 224 529 224 529 223 529 Z M 76 549 C 76 549 75 549 75 549 75 549 75 549 75 550 75 550 75 550 75 550 76 550 76 550 76 550 76 550 76 550 76 550 76 550 76 549 76 549 Z M 45 538 C 45 538 45 537 44 538 44 538 44 538 45 538 45 538 45 538 45 538 45 538 45 538 45 538 45 538 45 538 45 538 Z M 151 546 C 151 546 150 546 151 547 151 547 151 547 152 547 151 547 151 546 151 546 Z M 150 545 C 150 545 150 545 150 546 149 546 150 546 150 546 150 546 150 546 150 546 150 545 150 545 150 545 Z M 21 530 C 21 530 21 530 21 530 21 530 22 530 22 530 22 531 22 530 22 530 22 530 22 530 21 530 Z M 283 501 C 283 501 282 502 283 502 283 502 283 502 283 502 284 502 283 501 283 501 Z M 152 546 C 152 546 153 546 153 546 152 546 152 546 152 546 Z M 109 560 C 108 560 108 560 108 561 108 561 109 561 109 561 109 561 109 560 109 560 Z M 270 505 C 270 505 270 504 270 504 270 504 270 505 270 505 270 505 270 505 270 505 Z M 211 533 C 211 533 211 533 211 534 211 534 211 534 211 534 211 534 211 534 211 534 211 533 211 533 211 533 Z M 67 546 C 67 546 67 546 67 546 67 546 67 546 68 546 67 546 67 546 67 546 Z M 113 555 C 113 554 112 554 112 554 112 555 113 555 113 555 Z M 111 558 C 111 558 110 558 110 558 111 559 110 559 110 559 111 559 111 559 111 559 111 559 111 559 111 559 111 559 111 558 111 558 Z M 291 498 C 292 498 292 498 292 498 292 498 292 498 291 498 Z M 20 530 C 20 530 20 530 20 530 20 530 20 530 20 530 Z M 113 549 C 113 550 113 550 113 550 113 550 113 550 113 550 113 551 112 551 112 550 112 550 112 549 112 549 113 548 113 549 113 549 113 549 113 549 113 549 Z M 113 549 C 113 549 113 549 113 549 113 549 113 549 113 549 Z M 115 553 C 115 553 114 553 114 554 114 554 114 554 115 554 115 554 115 554 115 553 115 553 115 553 115 553 Z M 229 523 C 229 523 229 523 228 523 228 523 228 523 228 523 228 523 229 523 229 523 Z M 88 558 C 88 558 88 558 88 558 88 557 88 558 87 557 87 557 87 557 87 557 87 556 86 556 86 556 86 556 86 556 86 556 86 556 85 555 85 555 85 555 84 554 84 554 84 554 83 554 83 553 83 553 83 553 82 553 82 553 81 553 80 552 80 552 80 552 80 553 80 553 80 553 80 553 80 553 80 554 80 554 81 554 82 554 83 554 83 555 83 555 84 555 84 555 85 556 85 556 85 557 86 557 87 558 87 558 87 558 87 558 87 559 87 559 88 559 88 559 89 559 89 558 89 558 90 558 90 558 90 559 90 558 90 558 90 558 90 558 90 558 90 558 89 557 88 558 Z M 148 547 C 148 547 148 547 148 547 148 547 148 547 148 547 148 546 148 546 148 546 148 546 148 547 148 547 Z M 321 494 C 321 493 321 493 321 492 321 492 321 492 321 492 321 492 321 492 321 492 320 492 319 492 319 492 319 492 318 492 318 492 318 492 318 492 318 492 318 493 319 493 319 493 319 494 320 494 320 494 320 494 320 494 320 494 320 495 320 494 320 494 320 494 320 494 321 494 321 494 321 494 321 494 Z M 323 481 C 323 481 323 481 323 481 323 482 323 482 323 482 323 482 323 483 323 483 324 483 324 483 324 483 324 484 325 484 325 484 325 484 325 483 325 483 325 483 326 482 326 481 326 481 326 481 326 481 326 481 325 481 325 481 325 481 325 481 324 481 324 481 324 481 323 481 Z M 333 477 C 333 477 332 477 332 477 332 477 332 477 332 477 331 477 331 477 330 477 330 477 330 477 330 477 330 477 330 477 330 477 330 477 330 477 331 478 331 478 331 478 331 478 331 478 331 478 332 479 332 479 332 479 332 479 332 479 332 479 332 479 333 479 333 479 333 479 333 478 333 478 333 478 333 478 333 478 333 477 Z M 344 472 C 344 472 344 472 343 473 343 473 343 474 343 474 343 475 343 476 343 476 344 477 344 477 344 477 344 477 344 476 344 476 345 476 345 476 346 476 346 476 347 477 347 477 347 477 347 477 347 477 347 477 347 477 347 477 348 477 348 476 348 476 347 476 347 475 347 475 347 475 347 475 347 474 347 474 348 474 348 474 349 474 350 474 350 474 350 473 350 473 349 473 349 473 349 473 348 473 348 473 347 472 348 472 347 472 347 472 347 472 346 472 346 472 346 472 346 472 346 472 346 472 345 471 345 472 344 472 Z M 352 471 C 352 471 352 471 352 471 352 470 352 470 352 470 351 470 351 470 351 470 351 470 351 470 350 471 350 471 350 471 350 471 350 471 350 471 350 471 351 471 351 471 351 471 351 471 351 471 351 471 351 471 352 471 352 471 Z M 356 476 C 356 476 356 476 356 475 356 475 356 475 356 474 356 474 356 474 355 474 355 474 355 474 355 475 355 475 355 476 354 477 354 477 354 477 353 477 353 477 353 477 353 478 353 478 353 478 353 478 353 478 353 478 353 478 353 479 352 479 352 479 352 479 353 479 353 480 353 480 353 480 353 480 352 480 352 481 352 481 353 481 353 481 354 481 354 480 354 480 355 479 355 479 355 478 356 478 356 478 356 478 356 477 356 477 356 477 356 477 356 477 356 477 356 476 Z M 360 478 C 359 478 359 478 359 479 359 479 360 479 360 479 360 479 360 479 360 479 360 479 360 478 360 478 360 478 360 477 360 477 361 476 361 476 361 476 360 476 360 476 360 476 360 477 360 477 360 477 360 477 360 477 360 478 Z M 362 481 C 362 481 362 481 362 481 362 481 362 481 362 481 362 481 362 481 363 481 363 481 363 481 363 481 363 481 363 481 362 481 362 480 362 480 362 480 362 480 362 480 362 479 362 479 362 479 362 479 362 480 362 480 362 480 M 275 350 C 275 350 274 350 274 350 274 350 273 350 273 351 272 351 272 351 272 351 271 351 271 350 271 350 271 350 271 351 271 351 270 352 269 352 268 352 267 353 267 353 267 354 267 354 267 354 267 354 267 354 267 354 267 354 266 355 265 355 265 355 265 354 264 354 264 354 264 354 264 354 263 354 263 355 262 355 261 355 260 355 260 355 260 355 259 355 259 355 259 355 259 356 259 356 259 356 260 357 260 358 260 358 261 359 261 359 261 360 262 360 262 360 262 361 262 361 263 361 263 361 265 361 266 362 268 363 268 363 268 363 268 363 269 364 271 364 272 364 272 364 273 364 273 364 273 365 274 365 274 366 274 366 274 366 274 366 274 366 274 366 275 366 275 366 275 366 275 366 275 365 275 365 274 365 274 365 274 365 274 364 274 364 274 364 274 364 274 364 275 365 276 364 276 364 277 364 277 364 278 363 278 363 279 363 279 363 279 363 279 363 279 362 280 363 280 363 280 363 281 363 282 362 282 362 282 362 283 362 283 361 283 361 282 361 282 361 282 361 282 361 282 360 282 360 282 360 282 360 281 360 281 359 281 359 281 358 281 358 281 357 281 357 281 357 281 357 281 356 281 356 281 356 281 355 281 355 281 354 281 354 281 354 281 353 280 353 280 353 280 352 280 352 280 352 280 352 279 351 279 351 278 351 278 352 277 352 276 352 276 351 275 351 275 351 275 350 275 350 Z M 512 362 C 512 363 512 363 512 363 512 363 512 363 512 363 511 364 510 365 511 366 512 366 513 364 514 364 515 364 515 364 515 364 515 364 516 364 516 363 516 363 515 362 515 362 516 361 516 361 517 361 517 361 517 360 517 360 517 359 517 359 518 358 519 357 520 355 522 354 522 354 523 353 523 353 523 353 522 352 522 352 522 353 522 353 522 353 521 353 521 353 521 352 521 352 521 352 521 352 521 352 520 351 520 351 519 351 520 352 519 352 519 353 519 353 519 354 519 354 519 354 519 354 519 355 518 355 518 355 517 356 516 357 515 358 515 359 514 360 513 361 513 361 512 361 512 361 512 362 512 362 512 362 512 362 512 362 512 362 Z M 510 361 C 510 361 510 361 510 361 511 360 511 360 511 360 511 360 511 359 511 359 511 359 511 359 511 359 511 358 510 358 510 358 510 358 510 359 510 359 510 359 510 359 510 360 509 360 509 360 509 360 509 361 508 361 508 361 509 361 509 362 510 361 510 361 510 361 510 361 Z M 510 354 C 511 355 512 354 512 355 512 355 512 355 512 354 512 354 512 353 512 353 512 353 512 353 513 352 513 352 513 352 513 352 513 351 514 351 513 351 513 350 513 350 513 350 513 350 513 350 513 350 513 350 513 349 513 349 513 349 513 349 513 349 513 349 513 348 513 348 513 348 513 348 513 348 513 348 513 348 512 348 512 349 511 349 511 350 511 350 511 350 511 350 511 351 511 352 510 353 510 353 510 354 510 354 Z M 533 350 C 534 350 533 350 533 349 533 349 532 349 532 349 532 349 531 349 531 349 531 350 530 349 530 349 530 349 530 349 530 348 530 348 530 348 529 348 529 348 529 348 528 348 528 348 528 348 528 348 527 347 527 347 527 347 526 348 526 348 526 349 526 349 526 350 526 350 525 350 525 351 525 351 526 351 526 351 526 351 526 351 526 351 526 351 526 351 527 350 527 351 527 351 528 351 528 351 528 351 528 351 528 351 528 351 527 352 527 352 527 352 527 353 526 353 526 353 526 353 526 353 526 354 527 354 527 354 528 354 529 352 530 351 531 351 532 351 532 351 533 351 533 351 533 350 Z M 531 348 C 531 348 531 348 531 348 532 348 534 348 534 347 535 346 536 346 537 345 537 345 537 345 537 345 537 345 536 345 536 345 535 345 534 346 533 346 533 347 532 347 532 347 532 347 531 347 531 347 531 347 531 347 531 348 Z M 690 436 C 691 436 691 437 692 437 692 437 691 437 691 437 690 437 690 437 690 437 690 437 690 437 690 437 691 437 691 438 691 438 691 439 692 439 693 438 693 439 693 439 693 439 693 440 693 440 693 440 693 440 693 441 692 441 692 442 692 442 693 443 693 443 693 444 693 445 693 445 693 446 693 447 693 447 693 447 694 447 694 447 695 447 695 447 696 447 696 447 696 447 696 446 696 446 696 446 696 446 697 446 697 446 697 446 697 447 697 447 698 446 698 447 699 447 699 447 700 447 700 446 700 446 700 445 700 445 700 445 700 445 700 445 700 445 700 444 700 444 700 444 700 444 700 444 700 443 700 443 700 443 700 443 699 443 699 443 699 442 699 442 698 443 698 442 698 442 698 442 698 442 699 442 699 441 699 441 699 440 698 440 697 440 697 440 697 440 697 439 697 439 697 439 697 439 697 438 697 438 697 439 698 438 698 439 698 439 698 439 698 439 698 440 699 440 699 441 699 441 699 441 699 441 700 442 701 442 701 443 701 443 701 444 702 443 702 443 702 442 702 442 702 441 702 441 702 441 702 441 702 441 702 441 702 440 702 440 702 440 702 440 703 441 702 441 702 442 703 442 703 443 702 443 702 443 702 444 702 444 702 444 701 444 701 444 701 444 701 444 701 444 701 445 701 446 701 446 702 446 702 445 702 445 702 445 702 444 702 445 702 445 702 445 702 446 702 446 703 446 703 446 704 446 704 446 704 446 705 446 705 446 705 445 705 445 705 445 705 445 705 445 705 445 705 444 705 445 705 445 705 445 705 445 706 445 706 445 707 445 707 444 707 444 708 444 707 443 707 443 706 443 706 442 706 442 706 442 706 442 705 442 705 441 705 440 704 440 704 439 703 439 702 439 702 439 702 440 702 439 702 439 702 439 701 439 702 438 702 438 703 438 702 438 702 437 702 437 702 437 702 436 702 436 702 436 702 436 701 435 701 435 700 434 700 434 700 434 700 434 699 434 699 434 698 434 697 434 697 434 698 435 698 435 698 435 698 436 697 435 697 434 696 434 696 434 696 434 696 434 696 434 695 433 695 433 694 433 694 433 693 433 692 433 692 433 692 432 691 432 690 432 689 433 688 433 688 433 689 434 689 435 690 435 690 436 Z M 690 449 C 690 449 690 449 690 448 690 448 690 448 690 448 690 448 690 448 689 447 690 447 690 447 690 447 691 447 691 447 690 447 690 446 690 446 690 446 690 446 689 446 689 446 690 446 690 445 690 445 691 444 691 444 690 444 690 444 690 444 690 443 691 443 691 443 692 444 692 444 692 445 692 444 692 444 693 444 692 443 692 443 693 442 692 442 692 442 692 442 692 442 692 441 692 441 692 440 692 440 692 439 692 439 692 439 691 439 691 439 691 439 691 439 690 439 690 439 690 439 690 440 691 440 690 441 690 441 690 441 690 441 690 441 690 442 690 442 689 442 689 443 689 443 689 442 689 442 689 442 689 442 689 442 690 440 690 440 689 439 689 439 689 438 689 438 689 438 689 438 688 438 689 438 689 437 689 437 688 437 688 437 688 437 687 437 687 436 687 436 686 436 686 436 686 437 687 437 687 438 686 438 686 437 686 437 685 437 685 436 685 437 684 437 685 438 685 438 685 438 685 438 685 439 685 439 685 438 685 438 685 438 684 438 684 438 684 438 685 438 685 438 684 438 684 438 684 438 684 438 684 438 684 438 683 438 683 438 683 438 683 438 683 439 684 439 684 439 684 439 684 439 684 440 684 440 684 441 684 441 684 442 684 442 685 443 685 443 685 442 686 442 686 442 686 442 686 442 686 442 685 443 685 443 685 443 685 443 685 443 686 443 686 443 686 443 686 443 686 443 686 443 686 443 686 444 685 444 685 444 685 445 686 444 686 445 686 445 686 445 686 445 686 445 687 446 687 446 687 446 687 446 687 445 687 445 688 445 688 445 688 445 688 445 688 445 688 445 688 446 688 446 688 447 688 447 688 447 688 447 688 448 688 448 688 449 688 449 688 448 687 448 687 448 686 448 686 448 686 448 686 448 686 449 685 449 685 449 685 450 685 450 685 450 685 450 685 451 685 451 685 451 685 451 686 451 686 451 686 450 686 450 686 450 686 450 686 450 686 450 686 451 685 452 686 453 686 453 686 453 686 453 685 453 686 454 686 454 686 454 686 454 686 454 685 455 686 455 686 455 686 455 686 456 686 456 686 456 687 456 687 457 687 457 687 457 687 457 687 457 687 457 687 457 687 456 687 456 688 455 688 455 688 454 687 454 687 454 686 454 686 454 686 453 687 453 687 454 687 454 688 453 688 453 688 453 687 452 688 452 688 452 688 451 688 451 688 451 688 450 688 450 688 450 688 451 688 451 688 451 688 451 688 451 688 452 688 453 688 455 688 455 689 455 689 455 689 456 689 455 689 455 690 454 690 454 689 453 689 453 689 453 690 452 690 452 690 452 690 452 690 452 690 451 690 451 689 451 689 451 689 451 689 451 689 451 689 451 689 450 689 450 689 450 689 450 689 450 689 450 689 450 690 450 690 450 690 450 690 451 690 451 690 451 690 451 691 450 691 450 691 450 690 449 Z M 705 487 C 705 486 705 486 705 486 705 486 705 485 705 485 705 485 705 484 705 484 704 484 704 483 704 484 704 483 704 482 703 482 703 482 703 481 702 481 702 481 702 481 702 481 702 480 702 480 702 480 702 479 701 479 701 479 701 479 701 479 701 479 701 478 701 478 701 478 701 478 700 478 700 478 701 478 701 478 701 478 701 478 701 478 701 478 702 478 701 477 701 477 701 477 701 477 701 477 701 477 700 476 700 476 701 476 700 476 700 476 700 475 700 475 700 475 700 475 700 474 700 474 699 474 699 474 699 475 699 475 699 475 699 475 699 476 699 476 699 476 699 476 699 477 699 477 699 477 699 477 700 478 699 478 699 478 699 478 699 478 699 478 699 478 699 478 699 479 699 479 698 479 699 479 699 480 699 480 700 480 700 480 699 481 700 481 701 481 701 481 701 481 701 481 701 482 700 481 700 482 700 482 701 482 701 482 701 482 701 482 701 482 701 483 701 483 701 483 701 484 702 484 702 484 702 484 702 483 703 483 703 484 702 484 702 484 702 485 703 485 703 485 703 485 703 486 704 486 704 486 703 486 703 486 703 486 703 487 704 487 704 487 704 486 704 487 704 487 705 487 706 487 705 487 705 487 705 487 Z M 704 452 C 704 452 705 452 705 451 706 451 706 451 706 450 706 450 706 449 706 449 707 448 706 448 706 447 706 447 705 447 705 447 704 447 704 447 703 447 702 447 702 447 701 448 701 448 701 449 701 449 701 449 701 450 701 450 702 451 702 451 703 452 703 452 703 452 704 452 Z M 697 462 C 696 462 695 462 695 462 695 461 695 461 694 461 694 461 694 462 694 462 694 462 694 461 693 461 693 462 693 462 693 463 693 463 693 463 693 463 693 464 694 464 694 464 695 464 695 464 695 464 695 464 695 464 695 463 695 463 695 463 695 463 696 463 696 464 697 463 697 463 697 463 697 462 697 462 697 462 697 462 Z M 705 477 C 705 477 704 476 704 476 704 476 704 476 704 476 703 476 703 476 703 477 703 477 703 478 703 478 704 478 704 478 703 479 703 479 703 479 703 479 703 479 704 480 704 480 704 479 704 480 704 480 704 480 705 480 705 480 705 480 705 480 705 480 706 479 706 479 705 479 705 478 705 478 705 478 706 477 705 477 705 477 Z M 681 444 C 681 444 681 444 681 445 680 444 680 444 680 444 680 444 680 444 680 444 680 445 680 445 680 445 679 445 680 445 680 445 680 445 680 445 680 445 680 445 680 445 680 445 680 446 681 446 680 447 681 447 680 447 680 448 681 448 681 448 680 449 680 449 681 449 681 449 681 449 681 450 680 450 680 450 680 450 680 450 680 450 680 450 680 450 680 451 680 451 680 452 681 452 680 453 680 454 680 453 679 454 680 453 680 453 680 453 680 452 680 452 680 452 679 452 679 453 679 452 679 452 679 452 678 451 678 450 678 450 678 450 678 450 678 450 678 450 678 450 677 450 677 450 677 449 677 449 677 448 676 447 676 447 676 447 677 447 676 446 676 447 676 446 676 446 676 445 675 445 675 445 676 445 675 444 675 444 676 444 676 444 677 443 677 443 677 443 676 443 676 443 676 442 676 442 676 442 676 442 676 442 676 442 676 442 676 442 676 442 676 442 676 442 676 443 675 443 675 444 675 444 674 444 674 443 674 443 674 443 674 443 674 443 674 443 674 442 674 441 675 441 675 441 675 440 676 440 675 440 675 440 675 440 675 440 675 441 674 441 674 441 674 442 674 442 674 442 673 442 673 442 673 442 673 441 673 441 673 441 674 441 674 441 673 441 674 440 674 439 673 440 673 440 673 441 673 441 673 441 673 441 673 441 673 441 673 441 672 441 673 441 673 441 673 441 673 440 673 440 672 440 673 440 673 439 673 439 673 439 673 439 672 439 672 439 671 439 671 438 671 438 671 437 671 437 671 437 671 437 672 437 672 437 672 437 672 436 672 436 671 435 671 435 671 435 671 435 672 435 672 434 673 434 673 434 673 434 673 434 673 434 674 434 674 433 674 433 674 433 674 433 674 433 673 433 673 433 672 434 671 433 671 432 671 432 671 431 672 431 672 431 672 430 672 430 672 430 672 430 672 430 672 430 672 430 672 430 672 430 672 430 671 430 671 430 671 431 671 431 671 431 671 430 671 430 672 430 671 429 672 428 671 428 670 428 669 429 669 429 669 428 669 428 669 428 669 428 669 428 669 429 668 428 668 429 668 429 668 430 668 430 668 431 669 431 669 431 669 432 668 433 668 434 668 434 667 434 666 434 666 434 666 435 665 434 665 434 665 434 665 433 665 432 665 432 666 432 667 431 666 431 666 430 666 430 666 430 666 430 665 430 665 430 665 430 666 430 665 429 666 429 665 429 665 428 665 428 665 428 665 428 665 428 665 427 666 427 665 427 665 427 665 426 665 426 667 426 667 426 667 428 667 428 667 428 667 428 668 428 667 427 668 427 668 427 668 427 668 427 668 427 668 427 668 427 668 426 667 426 667 426 667 426 667 426 668 426 668 426 669 426 669 426 669 426 670 426 670 426 669 425 669 425 669 425 668 425 668 425 669 425 669 424 669 424 669 423 669 423 669 424 668 424 668 424 668 424 668 424 668 424 668 424 668 425 667 425 667 425 667 425 667 425 667 426 666 425 666 425 666 425 666 425 665 425 665 425 665 424 665 424 664 424 664 423 664 423 663 423 663 422 663 422 663 422 663 422 663 422 663 422 663 422 663 422 664 422 664 422 664 423 665 423 665 424 665 423 665 423 664 422 664 422 664 422 663 421 663 421 663 421 663 421 663 421 662 421 663 419 662 419 663 420 662 420 662 419 662 419 662 419 662 419 662 420 662 419 661 419 661 419 661 419 661 419 661 419 661 419 660 419 660 418 660 418 660 418 661 417 661 418 661 417 660 417 661 416 661 416 660 416 660 416 660 416 660 416 660 416 660 416 660 417 660 417 659 417 659 416 659 416 659 415 659 415 658 415 658 414 658 414 658 414 658 414 658 414 658 414 658 414 658 414 657 414 657 414 657 413 657 413 657 413 657 413 657 413 656 412 656 412 656 411 656 411 657 410 656 410 656 410 656 408 657 408 657 408 657 408 657 408 658 409 658 409 658 410 659 410 659 410 659 410 659 410 659 411 659 411 660 411 661 412 662 413 662 414 662 414 662 414 662 414 662 414 663 414 663 414 663 414 663 414 662 414 662 414 662 414 662 414 662 414 662 414 662 413 661 413 661 412 660 412 660 411 659 410 659 410 659 409 658 409 658 409 658 408 658 408 657 407 658 407 658 407 658 407 658 407 659 407 659 407 659 407 659 408 659 408 659 408 660 408 659 407 659 407 659 406 659 405 659 405 659 405 659 405 659 405 660 405 660 406 660 406 660 406 660 407 661 407 661 408 661 408 661 409 662 409 662 409 662 409 662 409 662 409 662 409 662 409 661 408 661 408 661 407 661 407 661 407 661 407 661 406 661 406 661 405 662 405 662 405 663 405 663 406 663 406 663 406 663 406 664 406 664 406 664 405 664 405 664 405 665 404 665 404 666 404 666 404 666 404 666 404 667 404 667 405 668 405 668 405 668 405 669 406 669 406 669 406 669 406 670 407 669 407 669 407 669 408 669 409 668 409 668 409 667 409 667 409 667 409 666 409 666 409 666 410 666 409 667 409 667 409 667 409 667 410 667 410 667 410 668 410 668 410 668 410 668 410 668 411 667 411 667 411 667 410 666 410 666 411 666 411 667 411 667 411 667 411 668 411 668 411 668 411 668 411 668 411 669 411 669 410 669 410 669 409 670 409 670 408 671 408 671 408 670 408 670 408 670 408 670 407 670 407 671 407 671 407 671 407 672 407 672 408 672 409 673 408 674 408 674 408 674 408 674 408 675 408 675 408 675 409 675 409 675 409 674 409 675 409 676 409 677 410 677 410 677 411 677 411 677 412 677 413 676 413 676 413 676 413 676 413 675 413 675 413 674 412 674 412 674 412 674 412 673 412 673 412 673 412 673 412 673 412 674 412 674 412 674 412 674 412 674 413 674 413 675 413 675 414 676 414 676 414 676 414 676 414 676 415 676 415 677 415 676 415 676 415 676 416 675 416 675 416 674 416 674 416 673 416 673 416 672 415 672 415 671 414 671 414 670 414 670 414 670 413 668 413 667 412 666 411 666 411 665 411 665 411 666 412 667 412 667 412 668 413 668 413 668 413 668 414 668 414 668 414 668 414 668 414 669 414 669 414 669 414 669 414 669 414 669 414 669 415 669 414 670 414 670 415 671 415 671 415 671 416 671 416 671 416 671 416 671 416 672 416 672 416 671 417 671 417 671 417 671 417 671 417 671 417 671 417 671 417 672 417 672 417 673 417 673 417 673 417 673 417 673 417 673 417 674 417 674 417 674 417 674 417 675 417 675 416 675 416 675 416 676 417 676 417 676 416 677 416 677 416 677 417 677 417 678 418 677 418 677 418 677 419 677 419 677 419 677 419 677 419 677 419 677 419 677 419 678 419 678 420 678 420 678 420 678 421 678 421 678 421 678 421 678 421 678 421 678 421 678 422 678 422 678 422 678 423 678 423 677 422 677 422 677 422 677 422 676 421 677 422 677 422 677 423 678 423 677 423 677 423 676 423 676 424 675 423 675 423 675 423 675 423 674 423 674 422 674 422 673 422 673 421 673 421 672 421 672 421 672 421 671 420 670 419 669 419 669 418 669 418 669 418 668 418 668 418 668 418 668 418 667 417 667 417 667 417 667 417 666 417 666 416 666 416 666 416 666 416 666 416 666 416 665 416 666 416 666 417 666 417 666 417 666 417 667 418 667 418 666 419 666 419 666 419 667 419 667 419 667 419 667 419 668 419 668 420 668 420 669 420 669 420 669 420 669 421 668 421 668 421 668 421 668 421 668 421 668 421 668 421 668 421 668 421 669 421 669 422 669 422 669 422 669 423 669 422 669 422 669 422 670 422 670 422 670 421 670 421 671 421 671 421 672 421 672 422 672 422 672 422 672 423 672 423 672 423 671 423 671 423 671 424 671 424 671 424 671 423 671 423 672 423 672 423 672 423 672 423 672 423 673 423 673 423 673 423 674 423 674 423 674 423 674 423 674 424 674 424 674 424 673 424 674 424 675 424 676 425 676 425 676 425 676 425 677 424 678 424 678 425 678 426 678 426 678 427 678 427 678 427 678 427 677 426 677 426 676 426 676 426 676 426 676 426 676 426 677 426 676 427 676 427 676 427 676 427 677 427 677 429 678 428 678 428 678 428 678 428 678 428 678 429 678 429 678 429 678 429 678 429 678 429 678 429 678 429 678 430 678 430 678 430 679 430 679 431 678 431 678 431 678 431 678 431 679 431 679 432 679 432 679 432 678 432 678 432 679 432 679 432 679 433 679 433 679 433 679 433 679 434 679 434 679 435 679 435 679 435 679 435 680 436 680 437 680 438 680 438 680 438 680 438 680 439 680 439 680 440 680 440 680 440 680 440 681 440 681 441 681 441 681 441 681 441 681 441 681 441 681 441 681 441 681 442 681 443 681 444 Z M 680 447 C 680 447 680 447 680 447 Z M 697 474 C 697 473 697 473 697 473 698 473 698 473 697 473 697 472 697 472 697 473 697 473 696 473 696 473 696 473 696 473 696 474 696 474 696 474 696 474 695 474 696 475 696 475 696 475 696 475 696 475 697 475 697 475 697 475 697 476 698 475 698 475 698 475 699 474 698 474 698 473 698 473 697 474 Z M 694 471 C 694 470 694 471 694 471 694 471 694 471 693 471 693 471 693 472 693 472 694 472 693 473 693 473 693 474 693 474 694 475 694 474 694 473 694 472 695 472 695 472 695 471 695 472 696 472 696 471 695 470 695 471 694 471 Z M 706 484 C 706 484 705 484 706 483 706 483 706 483 706 483 706 483 706 482 706 482 706 483 706 481 705 482 705 482 705 482 705 482 705 481 704 481 704 482 704 482 704 483 704 483 705 484 706 484 706 485 706 485 706 486 706 485 706 485 707 485 706 485 706 484 706 484 706 484 Z M 694 469 C 694 469 694 469 694 469 694 468 694 468 694 468 693 468 693 468 692 468 692 468 692 468 692 468 692 468 692 468 692 468 692 468 692 468 692 468 692 469 692 469 691 470 692 470 692 469 692 470 693 470 693 470 694 469 Z M 696 467 C 696 467 696 467 696 468 696 468 696 468 696 468 696 469 696 469 697 470 697 470 697 470 697 470 698 469 698 469 698 468 698 468 697 467 696 467 Z M 671 429 C 671 429 671 429 671 428 670 428 670 428 670 429 670 429 669 429 669 429 669 429 669 430 669 430 669 431 669 431 669 431 669 431 670 431 670 431 670 430 670 430 670 430 670 430 670 430 671 430 671 430 671 429 671 429 Z M 698 462 C 698 462 698 462 698 462 699 462 699 462 699 461 699 461 699 461 699 461 699 460 698 460 698 460 698 461 698 460 698 460 698 460 698 460 698 460 697 460 697 461 698 462 Z M 687 459 C 686 459 686 460 686 460 686 460 686 460 686 460 685 459 685 459 685 459 685 460 685 459 684 459 684 460 684 460 685 460 685 460 685 461 684 461 685 461 685 461 685 461 686 461 686 460 687 460 687 460 687 459 687 459 687 459 687 459 687 459 Z M 694 470 C 694 470 694 470 695 470 695 470 695 470 695 470 696 470 696 470 696 470 696 469 696 468 695 468 695 468 695 469 695 469 694 469 694 469 694 469 694 470 694 470 694 470 Z M 690 459 C 690 459 690 459 690 460 690 460 690 460 690 461 690 461 690 461 690 461 691 461 691 461 691 461 691 460 690 460 691 460 691 460 691 459 691 459 690 459 690 459 690 459 Z M 662 404 C 663 404 663 404 663 403 663 403 663 403 663 403 662 403 661 404 661 404 662 404 662 404 662 404 Z M 701 455 C 701 455 701 455 701 455 701 456 701 456 701 456 702 456 702 456 702 456 702 455 702 455 701 455 Z M 667 418 C 667 418 668 419 668 419 668 419 668 419 668 419 668 418 667 418 667 418 667 418 667 418 667 418 Z M 714 484 C 714 484 714 484 715 483 715 483 714 483 714 483 713 483 713 483 713 482 714 482 714 482 715 481 715 481 715 480 714 481 714 481 714 481 714 481 714 481 714 480 714 480 715 480 714 480 714 480 714 479 714 479 714 480 713 480 713 480 713 480 713 481 712 481 712 481 712 481 712 481 712 481 712 480 712 480 712 480 711 480 711 480 711 480 712 480 712 480 713 479 713 479 713 479 713 478 713 478 713 478 713 477 713 477 713 478 713 478 713 478 714 478 714 478 714 478 714 478 714 478 714 477 714 478 714 477 714 477 714 477 714 477 715 476 715 475 714 474 714 474 714 474 714 474 714 474 714 474 714 474 713 475 713 476 712 476 712 475 712 475 711 475 711 475 711 475 711 475 711 475 711 475 711 475 710 476 710 476 710 477 710 476 710 476 710 476 710 476 710 475 710 475 711 475 711 475 710 474 711 474 711 474 711 474 712 475 712 475 713 474 713 474 713 474 713 473 713 473 712 474 712 473 713 472 712 472 712 472 711 471 711 471 711 471 711 471 710 471 710 471 710 471 710 471 710 471 710 472 710 472 710 473 710 472 710 472 709 471 710 471 709 471 709 471 709 470 709 471 709 470 710 470 710 470 711 470 710 470 710 469 710 469 709 469 709 469 709 469 709 469 709 468 709 469 709 469 708 469 708 469 708 469 707 469 707 469 707 470 706 470 706 470 706 470 706 469 706 469 707 469 707 469 707 469 707 469 707 468 707 468 707 468 708 468 707 467 707 467 707 467 707 467 707 466 708 466 708 467 708 467 708 467 708 467 708 467 709 468 709 468 710 468 711 469 712 470 712 470 712 470 712 470 712 470 712 469 712 469 712 469 712 469 712 468 711 468 710 467 710 467 710 466 710 466 710 466 710 465 710 465 709 465 709 465 709 465 709 466 709 466 709 466 708 466 709 465 708 465 708 465 708 465 709 465 708 464 708 464 708 464 708 464 709 464 708 464 708 463 708 463 708 463 708 463 709 462 708 462 708 462 707 461 707 460 707 460 706 460 706 460 706 460 707 459 706 459 706 459 706 459 705 459 705 458 705 458 704 457 704 457 703 457 702 457 702 456 702 457 701 456 701 457 701 457 700 457 700 456 700 456 700 455 700 454 700 455 700 455 701 454 701 454 701 453 701 453 700 453 701 453 701 453 701 452 701 452 700 452 700 452 700 451 700 450 700 450 699 450 699 450 699 450 699 450 698 450 698 450 698 450 698 450 698 450 697 451 698 451 698 451 697 451 697 451 697 451 697 451 697 451 697 451 697 451 697 450 698 450 697 450 697 450 697 450 696 450 696 450 695 449 695 450 694 449 694 449 694 449 694 449 693 450 694 450 694 450 694 450 693 450 693 450 693 450 693 450 693 451 693 451 693 451 693 451 693 451 693 452 693 452 693 453 694 453 695 453 695 453 695 453 695 453 695 454 696 454 696 454 696 454 696 454 695 454 695 455 695 455 694 454 694 454 694 454 694 455 694 455 694 455 694 455 694 455 694 455 695 455 695 455 695 455 695 456 695 456 695 456 695 456 694 456 694 456 694 456 693 456 693 455 693 456 692 457 692 457 692 457 692 458 691 458 691 459 691 459 692 459 692 459 693 460 693 459 693 459 693 458 694 458 694 458 694 458 695 458 695 457 695 457 695 457 695 457 696 457 696 457 696 457 697 457 697 457 697 457 697 458 696 458 696 458 696 458 696 458 696 458 696 458 695 458 696 458 696 458 695 459 696 459 696 459 696 459 696 459 696 459 696 459 697 460 697 459 696 459 697 458 698 458 698 457 698 456 698 456 698 455 698 455 698 454 698 454 697 454 697 454 697 454 697 454 698 454 698 454 698 454 698 455 698 456 698 457 698 457 698 457 698 457 698 458 698 459 698 460 698 460 699 460 699 461 699 461 699 460 699 460 699 460 699 460 700 460 700 460 700 460 700 460 700 461 699 461 699 461 700 461 699 462 699 462 699 462 699 462 699 462 699 463 698 463 698 463 698 463 697 464 697 464 697 464 697 464 697 464 696 465 697 466 698 467 698 467 698 467 698 467 699 467 699 467 700 466 700 466 700 466 701 466 701 466 701 466 701 466 701 466 701 466 701 466 700 467 701 467 700 468 700 468 700 469 700 469 700 470 700 470 701 470 701 470 701 470 702 470 701 470 701 470 701 470 701 471 701 471 701 471 701 471 702 472 702 472 702 472 703 472 703 472 702 472 701 472 701 472 700 472 700 471 700 472 700 472 700 472 699 472 699 471 698 472 698 472 698 473 699 474 699 474 700 474 701 474 702 474 702 474 702 474 702 474 702 474 702 474 702 474 702 474 701 475 701 475 701 475 701 475 701 475 701 475 701 475 702 475 702 475 702 475 702 476 702 476 702 476 703 476 703 476 703 476 703 476 703 475 703 475 703 475 703 475 703 475 703 475 703 475 703 474 703 474 704 474 704 475 704 475 704 475 704 475 704 475 704 476 705 476 705 476 705 477 706 477 706 477 706 476 706 476 706 476 706 475 706 475 706 474 706 474 706 474 706 474 706 474 706 475 706 475 707 476 707 476 707 477 706 477 706 478 706 478 707 478 707 478 707 477 707 478 707 478 707 478 707 478 707 479 707 479 708 479 708 479 708 479 708 479 708 479 707 479 707 479 707 479 707 479 707 480 707 480 707 480 707 480 707 480 707 480 707 481 707 481 707 481 707 481 707 481 707 481 708 481 708 481 708 480 709 481 709 481 708 482 708 482 708 482 708 482 708 482 708 482 708 482 709 482 709 482 709 481 709 481 709 479 709 479 709 479 709 479 709 479 709 480 709 481 710 481 710 481 710 481 710 482 710 481 709 481 709 481 709 482 709 482 709 482 710 482 710 482 710 483 710 483 710 484 710 484 710 484 711 485 710 486 710 486 710 486 711 486 711 486 711 486 711 486 711 486 712 486 712 487 712 487 712 487 712 487 713 487 713 486 712 486 713 486 713 486 713 486 713 487 714 487 714 487 714 486 714 486 714 486 714 485 714 485 714 485 714 485 714 485 714 485 714 484 714 484 714 484 714 485 714 484 715 484 715 484 715 484 714 484 Z M 698 471 C 698 471 698 471 699 470 699 470 698 470 698 470 698 470 698 470 698 471 698 471 697 471 698 471 Z M 659 405 C 659 405 660 405 659 405 659 404 659 404 659 404 659 404 659 404 659 404 659 405 659 405 659 405 Z M 702 453 C 702 453 703 453 703 452 702 452 702 452 702 452 702 452 702 452 702 452 702 453 702 453 702 453 Z M 703 454 C 703 455 703 455 703 455 703 455 703 455 703 455 703 454 703 454 703 454 703 454 703 454 703 454 Z M 694 466 C 694 466 694 466 694 466 694 466 694 466 694 466 695 466 695 465 695 465 695 465 694 465 694 465 694 465 695 465 694 466 Z M 692 447 C 692 446 691 446 691 446 691 446 691 447 691 447 692 447 692 447 692 447 Z M 696 471 C 696 471 696 471 696 471 696 471 696 471 696 471 696 471 696 470 696 471 696 471 696 471 696 471 696 471 696 471 696 471 Z M 706 446 C 706 447 706 447 707 447 707 447 707 447 707 447 707 447 707 446 706 446 706 446 706 446 706 446 Z M 708 445 C 708 445 708 445 707 445 707 445 707 445 707 445 707 445 708 445 708 445 Z M 695 454 C 695 454 695 454 695 454 695 454 695 454 694 454 695 454 695 455 695 454 Z M 697 459 C 698 459 698 459 697 459 697 459 697 459 697 459 Z M 707 446 C 707 446 707 446 707 446 707 446 707 446 707 446 707 446 707 446 707 446 707 446 707 446 707 446 Z M 702 451 C 702 451 702 451 702 451 702 451 702 451 702 452 702 452 702 452 702 451 Z M 709 445 C 709 445 709 445 709 445 709 445 708 445 708 445 708 445 708 445 709 445 Z M 701 474 C 701 474 701 474 701 474 701 474 701 474 701 474 701 474 701 474 701 474 701 474 701 474 701 474 Z M 660 417 C 660 417 660 417 660 418 660 418 660 418 660 418 660 418 660 418 660 418 660 417 660 417 660 417 Z M 700 467 C 700 468 700 468 699 468 700 468 700 468 700 467 Z M 691 420 C 691 420 691 420 691 420 691 420 691 420 691 420 691 419 690 418 689 418 689 417 689 416 689 415 689 415 689 415 688 414 687 414 687 413 687 412 687 412 687 411 687 411 686 411 686 410 686 410 686 409 686 409 685 409 685 409 686 410 685 410 685 410 685 410 686 410 686 411 686 411 686 411 686 411 685 411 685 411 685 411 685 411 685 412 685 412 685 412 685 412 686 412 686 413 685 413 685 414 685 414 685 414 685 414 685 414 685 414 686 414 686 413 686 414 687 415 687 416 688 418 688 418 688 418 689 419 689 419 689 419 689 419 690 419 690 419 690 420 689 421 690 421 690 422 690 422 690 422 690 423 690 422 690 422 690 422 689 423 689 422 689 422 688 422 688 422 688 423 688 423 688 423 688 423 688 423 688 423 688 423 689 423 689 423 689 424 689 424 689 424 690 424 690 424 690 424 690 424 691 425 691 425 690 426 690 426 690 426 689 426 689 427 689 427 689 426 689 426 688 426 688 425 688 425 688 426 688 426 688 426 688 426 688 426 687 425 687 425 687 425 687 425 687 425 687 425 687 425 687 425 687 425 687 426 687 426 687 427 688 427 688 427 688 428 688 428 688 428 687 428 687 427 687 428 687 428 687 428 687 429 687 429 687 429 687 429 686 429 686 430 686 429 686 429 685 430 685 429 685 429 685 429 686 428 685 428 685 429 685 429 685 430 685 430 685 430 685 430 685 430 685 431 684 431 684 431 684 431 684 431 684 432 684 432 684 432 683 432 683 432 683 433 683 433 683 433 683 433 682 433 682 433 681 433 681 432 681 432 681 431 681 431 681 431 681 431 681 430 681 430 681 429 681 429 681 428 681 428 681 428 681 428 681 428 682 428 682 428 682 428 682 428 682 428 682 428 681 427 681 427 682 427 682 427 682 427 682 426 683 426 683 426 683 426 683 426 683 426 682 426 682 426 682 425 682 425 682 424 682 424 682 425 683 425 683 425 684 425 684 425 684 425 684 426 684 426 684 426 685 426 685 426 685 425 684 425 684 425 684 425 683 425 683 425 683 425 683 425 683 424 683 424 683 424 682 424 682 423 682 423 682 423 682 423 682 422 682 421 681 421 681 420 680 419 680 419 680 418 680 418 680 418 680 418 679 417 681 415 680 414 679 412 680 411 679 410 679 409 679 409 679 409 679 408 679 408 679 407 679 408 679 408 679 408 679 408 679 407 679 407 678 407 678 406 678 406 678 405 677 405 678 405 678 405 678 405 678 404 678 405 677 405 677 404 677 403 677 402 677 401 677 401 677 401 677 401 677 401 677 401 677 401 678 402 678 402 679 403 679 403 679 404 680 404 680 405 680 405 680 406 680 407 680 407 681 407 681 406 681 406 682 406 682 406 682 406 682 406 683 407 683 406 684 407 684 407 685 407 686 407 686 407 686 407 687 407 687 407 687 407 686 408 686 408 686 408 687 409 687 409 688 410 688 411 688 411 688 411 688 411 689 412 689 412 689 413 689 414 690 414 690 414 690 415 690 415 690 415 690 416 690 416 690 416 690 417 690 417 690 417 690 418 690 418 691 419 691 419 691 420 691 420 Z M 687 415 C 687 416 687 416 688 416 688 416 688 415 688 415 687 415 687 414 687 414 687 414 687 414 686 413 687 414 687 414 687 414 686 415 687 415 687 415 Z M 686 412 C 686 412 686 412 686 412 686 412 686 412 685 412 686 412 686 412 686 412 686 412 686 412 686 413 686 413 686 412 686 412 Z M 686 413 C 687 413 687 413 686 413 686 413 686 413 686 413 686 413 686 413 686 413 Z M 721 475 C 721 475 721 475 721 475 720 475 720 475 720 476 720 476 720 476 720 476 720 477 720 477 720 478 720 478 719 478 719 479 719 479 719 480 720 480 720 480 720 480 720 480 720 480 720 480 720 480 720 480 720 479 721 479 721 479 721 479 721 479 721 480 722 480 722 480 722 479 723 479 723 479 723 479 722 479 722 479 722 479 723 478 723 478 723 478 722 478 722 478 722 477 722 477 722 477 722 476 722 476 722 476 722 476 722 476 722 476 722 476 721 476 721 475 721 475 721 475 721 475 Z M 722 483 C 722 483 723 483 723 483 723 483 723 483 723 483 723 483 723 483 724 483 724 483 724 483 724 483 724 483 724 483 724 483 724 483 724 483 724 483 724 482 724 482 724 482 724 481 724 481 724 481 724 481 724 481 724 481 724 481 724 481 723 481 723 481 723 481 723 481 723 481 723 481 723 481 723 481 722 481 722 481 722 481 722 481 722 482 722 482 722 482 722 482 722 482 722 482 722 483 Z M 740 458 C 740 458 739 455 739 455 738 455 738 455 738 455 736 455 736 455 736 455 735 454 735 454 735 454 734 452 734 452 734 452 734 452 733 451 733 451 732 451 730 449 730 449 728 448 728 448 728 448 726 448 726 448 726 448 726 448 720 443 720 443 720 443 716 443 716 443 716 439 716 439 716 439 713 437 713 437 713 437 713 435 713 435 713 435 714 434 714 434 714 434 714 432 714 432 714 432 710 432 710 432 710 432 710 432 710 430 710 430 711 430 711 429 711 429 696 401 696 401 696 401 697 399 697 399 697 399 691 392 691 392 691 392 686 389 686 389 686 389 685 388 685 388 685 388 684 386 684 386 684 386 684 384 684 384 684 384 680 380 680 380 680 380 680 379 680 379 680 379 676 377 676 377 676 377 676 375 676 375 676 375 675 375 675 375 675 375 675 373 675 373 675 373 675 373 675 373 675 373 675 371 675 371 675 371 670 365 670 365 670 365 669 365 669 365 669 365 662 369 662 369 662 369 658 370 658 370 658 370 659 370 659 370 659 370 660 371 660 371 660 371 660 371 660 372 660 372 660 372 659 374 659 374 657 374 657 374 657 374 657 378 657 378 657 378 656 381 656 381 656 381 652 381 652 381 652 381 643 388 643 388 643 388 642 379 642 379 642 379 629 365 629 365 629 365 629 364 629 364 629 364 628 362 628 362 628 362 624 360 624 360 624 360 622 358 622 358 622 358 622 358 622 356 622 356 622 356 623 353 623 353 623 353 623 351 623 351 615 351 615 351 615 351 612 355 612 355 612 355 612 355 606 351 606 352 606 352 605 354 605 354 599 352 599 352 599 352 599 64 599 64 599 64 598 64 598 64 598 64 597 64 597 63 597 64 596 64 596 65 595 65 595 65 594 65 594 64 593 63 592 63 591 62 591 62 591 61 590 60 590 61 589 61 588 61 589 61 589 60 590 60 588 60 587 59 586 59 586 59 585 59 585 59 585 58 585 58 585 58 586 58 585 57 584 57 584 57 583 57 583 57 583 57 583 56 583 56 583 56 582 56 582 55 581 55 581 54 581 54 581 54 580 54 580 54 579 53 579 53 579 53 579 52 579 52 579 51 579 51 579 51 578 51 578 51 577 50 576 50 576 49 576 49 575 49 574 49 573 49 573 48 572 48 572 48 572 48 571 48 571 48 571 48 570 48 570 48 570 48 569 49 568 48 568 48 567 48 566 49 565 48 565 48 565 47 565 46 565 46 564 46 564 47 564 47 564 48 564 48 564 48 563 48 563 49 562 49 561 49 561 49 560 49 560 50 559 50 558 50 557 50 557 51 556 51 556 52 555 52 555 52 555 51 555 51 554 51 554 51 554 52 552 52 551 52 549 53 549 53 548 53 548 53 548 53 548 52 548 52 546 52 545 52 543 51 543 51 543 50 542 50 541 50 541 50 540 50 540 49 540 49 540 49 539 48 539 48 538 47 538 47 538 47 538 47 538 47 538 47 537 47 536 48 535 48 534 49 534 48 535 48 535 48 535 48 535 48 536 47 536 47 535 47 535 47 533 45 532 45 530 45 528 45 526 45 523 45 522 46 521 46 520 46 519 46 519 45 518 45 518 46 518 47 518 48 518 48 518 47 518 46 518 45 517 45 516 45 515 45 514 45 514 44 513 44 512 43 510 43 510 43 509 44 509 44 508 46 507 47 505 49 504 50 503 51 502 52 502 52 501 53 500 54 499 55 500 57 500 59 500 60 500 61 501 62 501 65 502 67 503 70 503 70 504 71 504 72 504 72 504 72 504 73 504 73 505 73 505 74 505 74 505 74 504 73 504 73 504 73 504 72 504 72 503 71 503 71 502 70 502 70 502 69 502 68 501 68 501 67 500 63 499 60 499 56 499 55 500 53 500 51 501 50 502 48 502 47 503 46 503 44 504 44 504 43 505 43 505 43 505 42 506 41 506 40 506 40 506 39 505 39 505 40 505 40 504 40 504 40 504 40 503 40 503 40 502 40 502 40 502 40 503 39 503 39 503 38 503 38 503 38 503 37 503 37 502 37 502 37 502 37 501 37 501 36 500 36 500 36 499 36 499 36 498 37 498 37 498 37 497 37 497 38 497 39 497 41 497 42 496 43 496 44 496 45 496 46 495 47 494 48 494 48 493 49 493 49 493 50 492 50 492 50 491 50 491 50 491 50 491 50 491 50 492 49 493 48 493 47 494 46 495 45 495 44 495 43 496 42 496 41 496 40 495 39 496 39 496 38 496 38 496 38 496 37 496 36 496 36 496 35 496 35 496 35 496 35 496 35 496 35 495 34 495 34 494 33 492 33 489 32 487 33 486 33 486 33 485 32 485 32 485 32 485 32 485 32 485 32 484 32 484 33 483 33 483 34 483 34 482 35 482 35 481 35 481 35 480 35 479 36 478 37 477 37 476 38 475 38 475 39 474 39 474 40 474 40 474 41 474 41 473 42 473 42 472 42 472 41 472 41 472 40 472 40 472 40 473 39 473 39 473 38 473 38 473 37 473 37 474 36 474 36 475 35 474 34 474 34 475 34 475 34 476 33 476 33 476 33 475 32 475 32 475 32 475 32 474 33 474 33 473 33 473 34 472 34 472 34 471 34 470 35 470 36 470 36 470 36 470 37 469 37 469 37 468 37 468 37 468 37 468 37 468 37 467 37 467 37 466 36 466 36 465 36 464 35 463 35 462 35 461 35 460 35 458 35 458 34 459 34 459 34 460 33 461 32 460 31 460 30 459 30 458 30 457 30 456 31 455 31 453 31 452 31 450 30 451 30 452 30 453 30 454 30 454 30 455 30 456 30 456 30 456 29 455 29 455 29 454 29 454 28 454 28 453 28 452 28 451 27 451 26 451 26 452 25 452 24 453 23 453 22 454 21 454 21 455 20 454 20 454 20 454 20 454 20 452 19 450 18 448 18 449 18 449 19 448 20 448 20 447 19 448 18 447 19 446 18 445 17 444 16 443 16 441 16 441 16 440 17 439 17 437 18 434 17 432 18 433 19 432 20 431 21 430 21 430 21 430 22 429 22 429 22 429 22 429 22 429 22 429 22 429 21 428 21 427 22 427 22 427 23 426 24 426 24 425 24 425 24 424 24 424 23 425 23 424 23 424 23 423 22 423 22 424 22 424 21 424 21 425 21 424 20 424 20 424 20 424 20 423 19 423 18 424 18 423 18 423 18 423 17 423 17 424 16 424 15 424 14 424 12 423 12 423 12 423 12 423 11 422 11 422 11 422 11 422 10 421 10 420 9 419 9 418 8 418 8 418 7 417 8 418 8 418 9 418 9 418 9 419 10 419 10 418 11 418 11 417 10 417 10 417 9 416 9 416 9 416 9 415 9 415 10 416 10 416 10 416 11 416 11 417 12 417 12 417 13 416 14 415 14 416 13 415 13 415 12 414 13 413 14 413 16 412 17 412 17 412 18 412 19 411 19 411 20 410 20 410 20 409 19 408 19 408 20 407 20 407 20 406 21 406 20 406 20 406 20 406 20 406 19 407 19 407 19 406 19 406 19 406 19 405 19 404 19 404 18 404 18 404 18 404 18 404 18 404 18 404 18 404 18 404 18 405 18 405 18 406 18 406 17 406 17 406 17 406 17 406 17 406 17 406 17 406 16 405 17 405 17 405 17 404 16 404 16 404 16 404 16 404 16 405 16 405 16 405 16 406 16 406 15 406 15 406 15 407 15 408 14 408 14 409 14 409 14 409 13 409 13 409 13 410 12 410 12 410 12 410 12 411 11 411 11 411 10 412 10 412 10 412 10 412 10 412 9 412 9 412 9 412 9 412 9 411 8 411 7 411 7 411 7 411 7 411 6 411 6 411 6 410 6 410 6 410 6 409 5 408 5 407 5 407 5 407 5 406 6 406 6 405 6 405 6 405 5 405 5 405 5 406 5 405 4 405 4 405 4 404 3 404 3 404 3 404 3 404 3 403 2 403 2 403 2 402 2 401 2 400 2 399 2 399 1 398 1 398 1 397 0 398 0 394 3 393 7 390 11 388 14 385 18 380 19 379 19 378 19 376 20 376 20 375 21 375 21 375 21 374 21 374 21 373 20 372 22 371 22 370 22 369 21 368 21 368 21 368 22 367 22 367 22 366 22 366 22 365 22 364 22 364 23 364 23 364 24 365 24 365 25 365 25 365 26 364 25 363 24 363 23 363 22 363 21 362 21 364 21 365 20 365 19 364 19 362 19 360 20 359 21 358 23 356 24 356 24 355 25 355 26 354 26 354 26 354 27 354 27 354 28 354 28 354 28 355 28 356 29 356 30 356 31 357 32 357 32 358 33 359 33 359 33 360 33 360 32 361 32 362 32 364 32 363 33 362 33 361 33 360 33 360 33 359 34 359 34 358 34 357 34 357 34 356 35 356 36 356 37 356 38 356 39 357 40 357 41 356 42 355 41 355 39 355 37 354 38 353 39 352 39 354 37 355 35 355 33 355 33 354 34 353 33 354 33 354 33 355 32 356 31 356 30 355 30 354 30 354 30 354 30 353 30 353 30 352 30 352 30 352 30 351 30 349 32 347 36 345 38 343 39 342 39 340 40 339 41 338 42 336 43 335 43 333 42 333 43 332 44 332 45 331 44 330 44 330 44 330 43 331 43 331 42 332 42 332 42 332 42 332 42 333 42 333 42 333 42 332 42 330 41 330 40 329 43 327 45 325 46 325 47 324 48 324 49 324 49 325 49 325 50 327 51 328 52 329 54 327 53 326 51 324 50 324 50 324 50 324 50 323 50 323 50 323 50 323 52 321 54 320 56 320 56 320 56 319 57 319 57 319 58 318 58 318 59 317 60 316 60 316 61 316 61 315 61 315 61 315 61 316 62 316 62 316 62 316 62 316 62 316 62 317 63 317 63 316 64 316 64 316 64 316 64 316 64 316 64 316 64 316 64 316 64 316 64 316 65 316 65 316 65 316 65 316 65 315 65 315 65 315 65 315 65 315 66 315 66 315 66 315 67 315 67 315 67 315 67 315 67 315 67 315 68 316 68 315 69 315 69 316 70 316 70 316 70 315 70 315 70 315 71 315 71 315 71 315 71 315 71 315 71 315 71 315 71 315 71 315 71 315 71 315 72 315 72 315 73 314 75 314 76 313 77 313 78 312 79 310 82 308 85 305 87 302 89 299 91 295 91 296 92 296 92 296 93 293 91 290 92 287 93 283 94 279 94 275 93 275 92 274 92 274 93 274 93 274 93 274 94 275 97 275 100 274 103 273 106 272 109 270 111 270 111 269 111 268 112 271 111 273 112 275 114 276 116 277 119 279 120 280 121 281 121 283 121 285 122 287 124 289 126 290 127 292 129 294 130 294 131 295 131 295 131 296 132 296 132 296 133 297 134 300 134 301 136 302 137 302 139 303 140 304 140 304 140 304 140 304 141 303 141 303 142 303 142 304 143 304 143 305 143 306 143 306 144 306 144 306 144 305 145 305 146 306 148 306 149 306 149 306 150 306 150 306 151 306 151 306 151 306 151 306 151 307 151 307 151 308 152 308 152 309 152 309 152 309 152 310 153 309 153 309 153 309 153 309 153 308 153 308 153 307 153 307 153 307 153 307 154 307 154 308 154 308 154 309 154 309 155 310 154 311 155 312 155 313 156 313 156 314 156 314 156 315 156 315 156 315 156 316 156 316 156 317 156 317 156 318 155 319 155 319 156 320 156 320 157 321 157 321 156 322 156 322 155 323 155 323 154 323 153 322 152 321 153 320 152 320 151 321 151 322 150 322 151 321 151 321 152 321 152 321 152 322 152 322 152 323 152 324 153 324 154 323 154 323 155 322 156 322 157 323 158 325 158 328 156 330 156 331 156 332 156 332 157 333 157 334 157 334 158 335 159 335 160 334 160 333 160 333 159 333 159 332 160 332 161 331 162 331 163 331 164 331 165 330 165 330 166 330 166 330 166 331 167 331 167 332 169 333 170 335 170 335 170 334 170 334 171 335 171 335 171 336 171 336 172 336 172 335 173 336 173 336 173 337 173 337 173 338 172 338 171 338 170 339 169 341 169 341 169 342 169 342 168 343 168 343 168 343 168 343 168 344 169 344 169 345 170 347 170 348 170 349 170 351 169 352 168 353 168 355 168 355 169 355 169 356 168 356 168 357 168 358 168 358 168 358 169 358 170 357 169 357 169 357 169 357 169 356 169 356 170 356 170 355 171 355 171 354 170 354 170 354 169 354 169 352 169 351 170 351 171 352 172 352 173 352 174 352 175 351 176 351 177 350 177 350 177 349 178 347 178 344 178 343 176 342 175 341 173 339 173 338 173 337 174 336 174 336 175 335 175 334 175 332 175 332 174 331 173 330 172 330 172 330 172 330 172 330 171 330 171 329 170 329 170 328 169 328 169 328 169 327 169 327 168 327 168 327 167 328 167 328 166 328 166 329 166 329 165 329 165 328 164 328 164 327 164 327 164 327 163 326 163 326 162 325 161 325 160 325 160 325 159 324 159 324 159 324 159 324 159 324 159 323 159 323 159 322 159 322 159 322 159 322 159 322 160 322 160 322 160 321 161 321 161 321 161 321 162 321 162 321 162 321 162 321 163 321 163 322 164 322 164 322 165 322 165 322 165 323 165 323 166 323 166 324 166 326 167 326 168 327 168 327 169 328 170 328 170 329 171 329 171 329 172 330 173 330 173 330 174 330 175 330 176 330 176 330 178 330 178 331 178 331 177 332 177 332 177 333 176 334 177 337 177 340 179 341 181 341 181 341 182 341 182 341 182 341 182 341 183 341 183 341 184 340 185 339 185 340 184 340 183 340 183 340 182 340 182 340 183 339 183 338 183 338 182 338 182 337 182 337 181 336 181 336 181 335 181 335 182 335 182 333 185 332 187 331 190 330 190 330 190 330 190 330 189 330 189 330 189 329 189 329 187 328 187 327 187 326 188 324 188 323 189 321 187 320 188 320 188 320 187 319 187 318 187 318 187 317 187 316 187 315 187 313 187 311 187 308 187 305 188 305 187 305 187 305 186 305 186 305 185 305 184 304 184 304 183 303 183 303 184 302 184 302 183 302 182 304 182 304 182 305 181 305 179 305 178 305 177 305 175 307 174 306 174 306 173 306 172 305 171 305 171 304 171 305 171 305 171 306 170 304 170 302 170 300 170 298 170 297 171 295 171 294 172 293 173 292 174 291 175 291 175 291 176 290 176 290 176 290 177 290 177 290 177 289 177 289 177 289 176 289 175 288 176 288 176 287 176 288 175 288 175 288 175 288 174 287 174 287 175 286 175 285 177 283 177 282 177 282 177 281 178 281 178 281 178 281 179 281 179 280 179 280 180 279 180 279 180 279 181 279 181 279 182 279 182 279 182 279 182 279 182 279 182 279 183 280 183 280 183 280 183 280 183 281 183 282 184 283 184 283 185 283 185 283 185 283 185 283 185 283 185 282 186 281 186 280 186 279 186 278 186 277 186 276 186 276 185 275 185 275 185 275 184 275 184 272 185 271 186 268 187 268 187 268 188 267 188 267 188 267 188 267 189 267 189 267 189 267 189 267 190 266 190 266 190 266 190 265 190 265 190 264 190 265 190 265 191 265 191 265 191 265 192 265 192 265 192 265 192 264 193 263 194 262 194 261 194 261 194 261 193 260 194 259 194 258 195 257 195 257 195 257 195 257 195 258 195 258 195 257 196 257 196 257 196 257 196 258 196 258 197 258 197 258 197 258 198 257 198 257 198 257 198 256 198 256 199 256 199 255 199 255 199 254 199 253 199 253 201 252 201 252 201 251 201 251 200 251 200 251 200 251 200 251 200 251 199 251 199 252 198 253 198 253 198 254 197 255 197 255 196 255 196 255 196 255 196 255 196 255 196 255 196 254 196 253 197 252 198 251 198 251 198 250 199 250 200 250 200 250 201 250 202 251 203 252 204 254 205 255 206 256 207 257 208 259 208 260 208 262 209 263 209 265 209 266 209 268 209 269 210 271 211 273 211 275 212 275 212 276 213 277 213 277 214 277 214 277 215 278 215 278 215 279 215 280 215 280 215 280 215 281 215 281 214 280 214 280 213 279 213 279 212 279 212 280 211 280 211 280 212 280 213 281 213 281 214 282 214 282 215 283 215 284 215 284 215 284 215 284 214 284 214 285 214 285 214 285 215 285 215 285 216 285 216 284 217 283 218 282 219 281 219 281 219 281 219 281 219 281 219 281 219 280 218 279 217 278 217 278 216 277 215 276 215 276 215 276 214 276 214 276 213 275 213 274 213 273 212 272 212 272 213 271 214 271 215 270 216 269 217 267 217 266 216 266 216 266 216 266 216 266 216 265 217 266 217 266 217 266 218 266 218 267 218 268 219 268 219 268 220 268 220 268 221 269 222 271 222 272 224 272 225 272 225 272 225 272 226 272 226 273 226 272 227 271 226 271 227 270 227 270 227 271 227 271 230 272 232 274 233 275 233 277 234 278 234 282 235 286 235 289 238 290 238 291 237 291 236 292 236 293 235 293 235 294 235 294 235 294 235 295 236 296 235 297 235 297 234 298 233 299 233 300 233 301 234 302 234 304 234 305 233 307 233 309 233 311 235 313 237 313 238 313 238 313 238 314 238 315 237 315 236 315 236 314 235 313 235 312 234 311 234 311 233 311 233 311 232 311 232 311 231 312 231 313 231 313 231 314 232 314 232 315 233 316 234 317 235 317 237 318 238 318 239 318 239 318 240 318 240 319 241 320 240 320 240 321 239 321 239 321 238 321 237 321 237 321 236 321 236 322 235 322 235 323 234 324 233 325 232 326 231 327 230 328 229 327 229 327 229 327 228 327 228 327 227 328 228 328 228 328 228 328 228 328 228 328 229 329 229 330 229 330 228 331 228 331 228 332 227 332 227 332 227 332 227 331 227 331 226 332 226 332 226 332 226 332 226 333 227 333 228 335 228 336 227 336 227 337 226 337 226 338 225 338 224 339 222 340 225 342 227 344 229 345 230 345 231 344 232 343 233 342 233 342 234 342 234 342 235 342 235 341 235 341 235 341 235 340 235 339 235 338 235 338 235 337 235 337 235 337 235 337 234 337 234 337 234 337 234 336 234 336 235 336 235 335 236 335 236 336 237 335 238 335 238 334 238 334 238 335 239 335 238 336 238 336 238 336 237 337 237 337 237 337 237 337 237 337 237 337 237 337 237 337 238 338 239 338 239 339 240 340 242 341 243 341 243 342 244 342 244 342 245 342 246 342 247 342 248 342 249 342 249 343 249 343 250 343 250 343 251 344 252 344 253 344 253 344 254 345 254 345 254 345 254 345 254 345 255 345 255 345 255 344 255 345 256 345 256 345 257 344 257 344 258 344 259 343 260 342 261 342 262 341 263 340 264 339 265 338 266 336 266 336 266 335 266 335 266 334 266 334 267 333 266 333 266 333 266 333 266 333 266 332 266 332 266 330 267 329 267 328 266 328 266 328 265 329 265 328 265 327 265 327 265 326 264 326 264 325 265 325 265 325 265 325 265 325 266 324 267 324 267 323 267 323 268 323 268 323 268 323 269 323 269 323 269 323 269 323 269 323 269 323 270 322 270 322 270 322 270 321 271 319 273 318 275 316 276 316 277 315 277 315 277 315 277 314 278 314 278 313 278 312 278 311 278 311 277 311 277 311 277 310 277 310 277 310 277 310 278 310 278 310 278 309 278 309 278 309 278 309 278 308 278 307 278 307 278 307 278 307 278 307 277 308 277 308 277 308 276 309 276 309 275 309 275 309 275 309 275 308 275 308 275 308 275 308 275 307 275 307 275 306 275 306 274 306 274 306 274 306 275 306 275 306 275 306 275 306 275 306 276 306 276 306 276 306 277 305 277 305 277 304 277 304 277 304 276 304 276 304 276 304 276 304 276 305 275 305 275 305 275 305 274 305 274 304 273 303 272 302 272 302 272 301 272 301 272 299 272 297 273 295 275 296 275 296 275 297 275 297 275 296 276 296 276 296 277 297 276 297 276 297 277 297 277 298 277 298 278 299 278 300 278 301 278 302 279 302 280 302 281 302 281 302 281 302 281 303 281 303 281 304 281 304 281 305 281 305 282 304 283 304 283 304 283 303 283 303 283 303 284 302 284 302 284 301 284 301 283 301 283 301 282 301 281 300 281 300 281 300 281 299 281 299 281 298 281 298 280 298 280 298 280 298 279 297 280 296 279 295 278 294 278 294 279 293 280 293 281 292 281 292 282 292 283 293 283 293 284 293 285 293 286 292 286 292 286 292 287 292 287 291 287 291 287 291 288 292 288 292 288 292 288 292 288 292 289 292 289 291 289 291 290 291 290 291 290 292 290 293 290 294 289 295 288 296 288 296 288 295 289 294 290 294 290 293 290 293 291 292 292 293 293 293 293 293 294 293 294 293 294 293 294 293 294 293 294 292 294 291 293 291 292 290 292 289 292 288 293 288 294 287 294 287 295 286 296 286 296 286 296 286 297 286 297 286 297 283 300 281 303 280 306 280 307 280 307 280 308 281 309 281 310 282 310 282 311 282 311 282 311 282 311 281 311 281 311 281 311 280 311 280 311 280 312 280 312 280 312 280 312 279 312 279 312 278 312 277 312 276 312 276 312 276 313 276 313 276 313 277 313 277 313 277 313 277 314 277 314 277 314 278 315 278 315 279 316 279 316 279 316 279 316 279 316 278 316 278 316 277 317 276 317 276 317 276 316 275 317 275 317 275 317 275 318 275 318 275 318 275 319 275 319 275 319 275 319 275 319 275 320 275 320 275 320 275 320 276 320 276 320 276 320 276 320 276 320 277 320 277 319 277 319 278 319 278 319 278 319 278 319 278 320 278 320 279 320 279 320 279 320 280 320 280 320 280 321 280 321 280 321 280 322 279 322 279 323 278 323 278 323 278 324 278 324 278 324 278 324 278 325 278 325 278 325 278 325 278 325 279 325 279 326 279 326 279 326 279 326 280 326 280 326 280 326 281 326 281 327 282 328 281 330 282 331 283 331 283 331 283 332 284 332 285 332 285 331 286 331 285 330 285 328 284 327 286 327 287 327 286 328 286 328 286 328 286 329 286 329 286 329 286 329 286 329 286 329 286 329 287 330 286 330 287 330 288 330 288 330 288 330 288 331 288 332 288 332 289 333 290 332 290 332 290 331 291 331 291 331 291 331 291 331 292 331 292 331 292 331 292 332 293 332 294 333 293 333 293 333 292 333 291 333 291 333 290 333 290 333 290 333 289 334 289 334 290 334 290 335 290 335 289 335 289 335 289 334 288 334 288 334 287 334 288 335 288 335 288 335 288 336 288 336 289 337 290 335 291 336 292 336 292 336 292 336 293 336 293 336 294 336 294 336 294 336 295 337 295 337 295 337 295 337 295 338 296 338 296 338 297 338 297 337 298 337 298 337 299 338 299 338 300 338 301 338 301 337 301 337 301 336 301 336 301 335 302 335 302 334 302 334 302 334 302 333 302 333 302 333 302 333 303 333 303 333 303 334 303 334 303 334 303 335 303 335 304 336 304 336 303 337 302 337 302 337 302 338 303 338 303 338 304 338 304 337 304 337 305 336 306 335 307 334 307 335 307 335 306 336 306 336 305 337 305 337 306 338 306 338 307 338 308 339 308 339 308 339 308 338 308 338 308 338 309 338 309 337 309 337 310 337 310 337 310 338 311 338 311 338 311 338 311 339 310 339 310 339 309 339 309 340 309 340 310 340 310 340 310 341 310 341 310 341 310 342 310 342 310 343 309 343 309 344 308 344 308 345 307 345 307 345 307 345 306 345 305 345 305 344 305 344 305 343 305 342 306 342 306 342 306 342 306 342 306 341 305 341 305 341 305 340 304 340 303 340 302 341 302 341 302 342 301 342 301 342 301 343 301 343 301 343 300 343 300 343 300 343 299 344 299 345 298 345 298 344 299 344 299 343 300 342 300 341 299 340 299 340 299 340 299 340 299 340 299 340 299 340 297 339 295 339 294 338 294 338 294 337 294 337 293 337 293 337 292 337 292 337 292 337 291 337 291 338 291 338 290 339 291 338 291 338 292 338 292 339 290 339 290 340 290 341 290 341 290 342 290 342 289 342 289 343 288 343 288 343 287 344 287 344 287 345 286 345 286 345 286 345 285 345 285 345 285 346 285 346 285 347 286 347 286 347 287 348 288 347 288 347 289 346 290 346 290 347 291 347 290 347 290 348 289 348 289 348 289 349 289 349 289 350 289 350 292 353 296 354 297 357 298 358 298 359 298 359 299 359 299 359 299 359 300 359 300 360 301 360 301 360 301 361 301 361 301 361 301 361 300 361 300 361 300 362 300 362 301 362 301 363 301 363 301 364 301 364 301 364 302 364 302 365 302 365 308 367 315 365 319 360 319 361 320 361 321 361 322 360 322 359 322 359 323 357 323 356 322 355 321 354 320 354 320 354 320 352 322 351 322 350 323 349 323 348 323 347 324 347 324 346 324 345 324 345 324 344 325 344 325 344 326 344 326 343 326 343 327 343 327 342 327 342 327 342 327 342 327 342 328 343 328 342 329 342 329 342 330 342 329 344 327 345 326 346 325 348 325 349 324 350 324 351 323 352 323 353 324 354 325 354 326 355 327 357 325 359 326 361 326 361 327 361 327 362 327 362 327 362 327 363 329 366 330 369 332 372 332 372 332 373 332 374 332 374 331 374 331 374 331 374 331 375 331 375 330 375 330 375 329 376 329 376 329 377 329 377 329 378 329 379 329 379 329 380 329 380 328 380 328 381 328 381 328 381 329 381 329 381 329 382 329 382 329 383 329 383 329 384 330 383 330 383 330 383 331 383 331 383 331 383 332 383 332 383 333 383 333 383 334 383 334 384 333 384 333 385 332 385 332 385 332 385 332 385 332 385 331 385 331 385 331 385 331 386 331 386 331 387 331 388 331 388 331 389 331 389 331 389 331 389 331 390 331 390 332 390 332 390 332 390 332 390 332 390 332 390 332 390 333 390 333 389 333 389 334 389 334 389 334 389 334 390 334 390 334 390 334 390 333 390 333 390 333 390 333 391 333 391 333 391 333 391 332 391 332 392 332 392 332 392 332 392 332 392 332 392 331 392 331 392 330 392 330 393 331 393 331 393 331 393 331 394 331 394 330 394 330 394 330 394 329 394 329 394 329 394 329 394 328 394 328 394 327 394 327 394 327 394 327 394 327 394 327 395 328 395 329 395 330 395 330 395 331 395 331 395 331 395 331 395 331 396 331 396 331 396 331 396 332 397 332 397 332 396 333 396 334 395 336 395 336 394 337 393 337 393 337 392 338 392 338 391 339 390 339 390 339 390 339 390 340 390 340 390 340 390 340 391 341 390 341 390 342 389 342 389 343 389 343 389 343 389 343 389 343 389 344 389 344 389 346 387 348 386 350 384 350 385 350 385 351 386 350 386 350 386 350 387 350 387 350 387 351 387 351 387 351 388 351 388 352 388 352 388 352 388 352 388 353 389 353 389 353 389 354 389 354 389 354 388 354 388 355 388 355 389 355 389 355 389 355 389 355 390 355 390 355 391 356 391 356 391 356 391 356 390 356 390 357 389 357 389 357 388 358 388 357 388 357 388 357 387 358 387 359 387 359 387 360 388 359 388 359 388 359 389 359 389 359 390 360 390 360 390 361 390 361 390 362 391 363 391 363 394 364 395 365 396 365 397 366 398 366 399 366 399 366 399 367 400 368 400 368 400 369 400 370 400 370 399 371 399 371 399 371 399 371 399 371 398 371 398 370 397 370 396 370 396 369 395 368 394 369 393 369 393 369 392 370 392 370 391 370 390 370 389 370 389 371 389 371 389 372 388 373 387 374 385 374 385 374 385 374 384 375 384 375 384 375 384 376 384 376 384 376 385 377 385 377 385 378 385 378 385 379 386 379 386 379 387 380 387 381 387 381 387 381 388 380 388 380 388 380 388 380 388 380 389 380 389 380 389 380 389 380 389 380 388 379 388 379 387 378 386 378 386 377 385 376 385 376 385 375 385 374 386 374 386 374 387 374 388 374 388 373 389 373 389 373 390 373 390 373 391 373 391 374 391 374 391 374 391 374 391 374 391 375 392 376 392 376 393 376 393 375 394 375 394 376 394 376 394 376 394 376 394 376 395 377 395 377 395 377 395 377 395 379 395 381 394 382 394 384 392 386 391 388 390 389 390 389 390 390 390 390 389 391 389 392 389 392 389 392 389 392 389 392 388 393 388 393 388 393 389 393 390 393 391 392 391 392 391 392 391 392 391 392 392 392 392 392 392 393 392 393 393 392 393 391 393 391 394 390 395 390 396 389 396 388 397 387 398 386 400 386 401 387 403 386 404 386 404 386 404 387 404 387 404 387 404 388 405 388 404 389 404 390 405 388 405 387 406 386 407 385 407 385 408 385 408 385 409 386 410 385 411 385 411 385 411 385 411 384 412 385 413 385 414 385 415 384 415 384 416 383 417 383 418 384 419 384 419 385 420 385 419 385 419 385 419 385 418 385 418 386 418 386 418 386 418 386 418 386 418 386 419 386 420 386 421 386 422 386 422 385 422 385 422 385 422 385 422 384 422 383 422 383 421 382 422 381 423 380 425 380 425 380 426 379 426 379 427 378 427 378 427 378 427 378 427 377 427 377 427 377 427 377 427 377 428 376 428 376 428 375 429 374 430 374 431 373 432 372 433 372 433 371 434 371 436 372 437 372 437 372 438 371 439 371 439 370 439 370 439 369 439 369 439 368 439 368 439 367 438 367 439 367 439 367 439 366 439 365 440 364 442 362 443 361 443 360 443 359 444 358 444 356 445 355 446 353 448 351 449 350 451 351 451 351 451 352 451 352 452 352 452 351 452 351 452 351 452 351 452 350 452 349 452 349 453 348 454 348 454 348 455 349 455 348 456 348 456 348 456 347 457 347 457 347 457 347 457 347 457 348 459 349 460 350 461 351 461 351 461 351 462 351 462 350 462 350 462 349 462 349 462 348 462 349 462 348 461 348 461 347 460 347 461 346 461 346 461 345 460 344 460 344 460 344 461 344 461 344 461 345 461 345 462 345 462 345 463 345 464 344 464 343 463 343 462 342 461 342 460 341 459 341 459 341 459 340 458 340 458 338 459 338 458 337 459 336 458 335 459 334 459 334 459 333 459 329 462 324 465 321 470 322 470 322 470 322 471 322 471 321 472 321 472 320 472 320 472 319 473 319 473 318 474 318 474 318 475 318 475 317 475 317 476 317 476 317 476 316 476 315 476 314 476 314 476 314 476 313 476 313 477 312 478 312 478 312 479 312 480 312 481 312 482 311 482 311 483 311 483 311 484 311 485 312 484 313 483 314 482 314 482 314 482 315 482 315 481 314 480 313 480 313 479 314 478 315 478 315 478 316 479 316 479 316 480 316 480 316 481 317 481 318 482 318 481 319 481 320 481 320 480 321 480 321 480 321 479 321 478 320 478 321 477 321 477 320 476 320 475 320 475 320 475 320 475 319 475 320 474 320 474 321 474 322 475 322 476 322 476 322 476 322 476 322 477 322 477 323 477 322 477 322 477 322 478 322 478 322 478 322 478 322 478 322 478 323 479 323 479 323 479 323 479 323 479 323 479 323 479 324 479 325 479 325 479 325 478 326 477 327 477 327 477 327 476 327 477 327 477 327 477 327 477 327 478 327 478 328 479 328 479 329 478 329 478 329 477 329 476 329 476 328 476 328 475 329 475 329 475 329 475 329 475 329 475 330 475 330 475 330 475 330 475 330 475 331 474 331 474 331 473 332 472 332 471 332 470 333 469 333 469 333 468 333 468 334 467 334 466 335 466 335 466 336 466 336 466 336 466 337 466 338 467 338 468 339 468 339 469 338 469 338 468 338 468 337 468 337 468 337 468 337 468 336 468 336 468 336 469 336 469 335 470 335 471 335 472 338 472 340 472 342 470 342 469 343 468 344 469 344 469 344 470 345 470 345 470 346 470 346 469 346 469 345 469 345 469 345 468 345 468 345 468 345 468 345 468 345 468 345 467 346 467 347 468 347 468 347 468 347 469 347 469 347 469 348 469 348 469 348 469 348 469 348 468 348 468 349 467 349 467 349 466 350 466 350 466 350 466 350 466 350 466 351 466 351 466 351 465 352 465 352 465 352 465 353 465 353 465 354 464 354 463 355 462 356 462 357 462 357 461 358 461 358 461 359 462 359 462 359 462 359 462 359 462 359 462 359 462 358 463 358 465 359 466 359 466 359 466 359 466 359 466 359 467 358 467 358 467 358 467 358 467 359 467 360 466 360 465 360 464 360 462 361 462 361 462 362 462 362 462 362 461 362 461 363 461 364 460 366 459 367 459 367 459 368 459 368 459 368 459 369 458 369 458 369 458 370 458 371 458 371 457 372 456 372 455 372 454 372 454 373 453 373 453 374 453 374 453 373 454 373 455 373 457 373 457 373 457 373 457 373 458 374 457 374 457 374 456 374 456 374 455 375 455 375 454 376 453 376 453 376 451 377 451 377 451 377 450 377 450 376 450 376 450 376 450 376 450 376 450 375 450 375 451 374 450 374 450 373 450 373 451 373 451 373 451 372 452 372 451 372 451 372 451 372 451 373 450 374 449 375 448 375 448 376 447 376 447 377 447 377 447 378 446 378 446 378 446 379 446 380 444 381 443 383 442 384 443 385 444 386 443 386 443 387 442 387 442 386 442 386 442 385 442 386 441 386 440 387 440 387 439 387 439 387 439 387 439 387 438 387 438 388 437 388 438 389 438 389 438 389 439 389 439 390 439 391 439 392 438 392 437 393 436 394 436 395 436 395 436 395 436 395 436 396 436 396 435 396 435 396 434 396 434 396 434 397 433 397 434 397 434 397 435 398 435 398 435 399 434 399 434 399 433 399 433 399 433 400 432 400 431 401 431 401 431 401 430 401 430 402 430 402 430 401 429 401 429 401 429 401 429 401 429 401 429 401 428 401 428 402 428 402 427 402 427 401 427 401 426 401 426 400 427 400 427 400 427 399 427 399 427 399 427 399 426 399 426 400 425 401 425 402 424 402 424 403 424 403 424 403 424 403 423 404 423 404 423 404 423 404 423 405 423 405 424 405 424 405 424 405 423 405 423 405 422 406 421 407 421 408 421 408 421 409 421 409 421 409 420 410 419 410 419 410 419 411 419 411 419 411 418 411 418 411 418 411 418 410 418 410 418 410 417 410 417 410 417 410 416 411 415 411 415 412 415 412 416 412 416 412 416 412 416 412 417 413 417 413 417 413 417 414 417 414 417 414 417 414 417 414 417 415 416 415 415 416 414 416 414 417 414 417 414 417 413 418 413 418 412 418 412 417 412 417 412 417 412 418 411 418 411 418 411 418 411 418 410 418 410 418 410 418 410 417 410 417 410 417 410 418 409 418 408 418 407 418 407 418 406 418 406 418 406 418 406 418 406 419 406 419 406 419 406 419 407 419 407 419 407 419 408 420 408 420 408 420 408 419 409 419 410 419 409 420 409 420 410 420 410 421 410 421 410 421 410 422 410 422 410 422 409 422 409 423 409 423 409 424 409 424 409 424 409 424 409 424 409 425 408 426 408 426 407 426 408 427 408 427 408 427 408 428 407 428 407 428 407 428 407 428 406 428 406 428 406 428 406 428 406 429 405 429 405 429 404 429 404 429 404 429 404 430 403 430 403 429 403 427 403 426 404 426 403 427 403 428 403 429 402 429 402 430 402 430 402 430 401 431 401 431 401 431 401 431 401 431 400 431 400 431 400 430 400 430 399 431 399 431 398 432 398 432 397 433 397 433 396 433 395 433 395 434 395 435 395 436 395 437 394 438 393 439 392 439 391 440 390 440 389 440 387 439 386 439 386 439 386 439 386 439 386 438 386 438 386 438 386 437 386 436 385 436 385 436 385 436 384 436 384 435 384 435 384 435 384 434 384 434 384 434 384 434 384 433 384 433 384 433 384 433 384 432 384 432 383 431 384 430 384 430 385 430 385 429 385 429 385 429 385 429 385 429 384 429 384 429 384 429 384 429 384 429 383 429 383 429 383 429 383 429 382 429 382 429 382 428 382 428 382 428 382 428 382 429 382 429 381 429 381 429 380 430 380 430 379 430 378 430 377 431 377 432 377 432 377 432 377 432 377 432 376 432 376 432 376 431 376 431 376 431 376 432 376 432 376 432 375 433 375 434 375 434 375 435 374 435 374 435 374 435 373 435 373 435 373 435 373 435 373 435 373 435 373 435 372 435 372 435 372 435 372 435 372 436 372 436 372 436 372 437 372 437 372 437 372 437 371 437 371 437 370 437 370 436 370 436 370 436 370 436 370 436 369 436 369 436 369 436 369 436 369 436 369 436 369 436 369 436 369 437 369 437 369 437 369 437 369 437 370 438 370 438 369 438 369 438 369 438 369 438 368 439 367 439 367 438 366 438 366 438 366 438 366 439 365 439 365 439 365 439 366 439 366 440 366 440 366 440 367 440 367 439 368 439 368 439 369 439 369 439 369 439 369 439 370 439 370 439 370 440 370 440 370 441 370 441 370 441 369 442 369 442 369 442 369 443 369 443 368 443 368 443 367 445 365 444 364 444 364 444 364 444 364 443 364 443 364 442 364 442 364 442 364 442 364 442 364 441 364 442 364 443 363 445 364 446 363 447 363 447 363 448 363 448 363 448 362 448 362 449 361 449 361 449 360 449 360 449 359 449 359 449 358 449 358 449 357 448 357 448 356 447 355 447 355 446 355 446 354 445 354 445 354 445 354 445 353 446 353 446 353 446 353 447 354 447 354 447 354 447 354 448 355 448 355 448 354 449 354 449 354 449 354 449 354 450 355 450 354 451 354 451 354 452 353 452 352 452 352 452 352 453 352 453 351 453 351 454 351 454 350 454 350 454 349 454 349 453 349 453 349 453 349 453 348 453 348 453 348 453 347 454 347 455 346 456 344 457 342 458 342 458 341 459 341 459 341 460 342 461 342 461 341 461 341 461 340 461 339 460 339 460 338 460 337 461 336 462 335 464 334 465 334 466 333 467 333 468 331 469 330 471 329 473 328 474 326 475 325 475 324 475 322 475 321 475 321 476 320 476 321 477 322 476 322 476 323 476 324 476 325 476 326 476 326 476 326 477 327 477 327 478 327 479 327 479 327 480 327 481 327 482 328 483 328 484 327 484 326 484 326 484 324 485 323 486 322 487 321 488 321 489 321 490 321 491 321 492 320 493 320 494 320 494 320 492 322 488 323 486 325 485 326 485 327 484 328 483 329 483 329 482 330 483 330 484 331 485 332 485 332 485 333 486 333 487 333 487 333 488 334 489 334 491 335 492 336 493 335 495 336 496 338 492 337 489 335 486 335 485 335 483 336 482 336 481 336 480 336 479 335 479 334 479 334 478 333 478 333 477 333 477 334 475 335 474 336 473 337 472 337 471 338 470 339 469 340 467 340 466 342 465 342 465 343 465 343 465 343 465 344 465 344 466 345 466 346 467 347 467 348 467 349 466 350 466 350 466 350 466 351 465 351 465 352 465 353 465 354 464 355 463 356 462 358 461 359 461 361 461 362 460 363 460 364 460 364 459 365 459 366 459 366 460 367 460 368 461 368 462 369 462 369 463 369 463 369 463 369 464 369 465 369 465 369 466 368 467 368 468 367 468 366 469 366 469 366 469 366 470 366 470 366 469 367 469 368 468 369 468 369 468 369 468 369 467 369 467 369 468 370 468 370 468 370 468 370 468 370 468 370 469 371 468 371 467 371 467 371 467 371 466 371 466 371 466 372 465 371 465 372 465 372 464 372 464 372 464 373 465 373 465 373 465 374 465 374 464 374 464 374 463 374 462 374 462 374 461 374 461 374 461 375 460 374 460 374 460 374 459 375 459 375 459 375 459 375 459 375 459 375 459 376 459 376 459 376 459 376 459 376 459 376 459 376 459 376 459 377 459 377 458 377 458 377 458 377 457 377 457 377 457 378 457 378 458 379 458 379 458 379 458 380 458 380 458 380 458 380 459 381 460 380 460 380 460 380 460 380 460 381 460 381 460 381 460 381 461 381 461 381 462 381 462 381 462 381 463 381 463 380 463 380 463 380 463 380 463 380 464 380 464 380 465 380 465 379 466 380 466 380 466 380 467 381 467 381 467 381 468 381 468 381 469 380 469 380 469 379 469 379 469 379 469 379 469 379 469 379 469 379 468 379 468 378 467 378 467 378 467 378 466 378 466 378 466 378 466 378 468 378 469 378 470 379 470 379 470 379 470 379 470 379 470 380 470 380 470 380 470 380 470 380 471 380 471 380 471 380 471 379 472 379 471 379 471 378 471 378 471 378 471 378 471 378 471 377 472 377 472 377 472 377 473 377 473 376 473 376 473 375 473 375 474 375 474 375 474 375 475 374 475 374 475 374 475 373 475 373 475 372 475 372 476 371 476 371 477 371 477 372 476 372 476 372 476 373 477 373 477 373 477 373 477 372 477 372 477 372 478 371 478 371 479 370 479 369 479 369 479 368 480 368 480 368 480 370 479 371 478 373 478 373 478 374 478 374 478 375 479 375 479 375 479 375 479 374 479 373 479 373 479 373 480 373 480 372 480 372 481 372 481 372 481 372 481 371 481 371 481 371 481 371 481 370 482 370 482 370 482 369 483 369 483 369 483 369 484 369 484 369 484 368 484 368 483 368 484 368 484 367 483 367 483 367 483 367 483 366 482 366 483 365 483 365 484 365 484 366 484 366 484 367 485 367 485 367 485 367 485 367 485 367 485 368 486 368 486 367 487 367 486 366 486 366 486 366 486 365 486 365 486 365 486 365 486 365 486 364 486 364 486 363 486 363 486 362 486 362 487 361 487 362 487 362 487 363 487 363 487 364 487 364 487 365 487 365 488 366 488 366 489 366 489 365 488 365 488 364 488 364 488 363 488 363 488 363 488 363 488 362 488 362 489 362 489 362 489 362 489 362 489 362 490 362 490 362 490 361 490 361 490 361 490 360 490 360 490 359 490 359 490 358 490 358 490 358 490 358 491 358 491 358 491 358 491 358 491 358 491 359 491 360 491 361 491 361 491 362 492 362 492 363 492 363 493 363 493 362 493 361 493 360 493 360 493 360 493 359 494 359 494 359 494 359 494 360 494 360 494 361 494 362 496 362 497 361 497 362 497 362 497 362 498 362 498 362 499 362 499 362 499 361 499 361 500 361 500 362 500 362 500 363 501 362 501 362 501 361 501 361 501 360 501 360 501 359 502 359 502 360 502 360 502 361 502 361 502 361 502 361 503 362 504 362 504 361 504 360 504 360 504 359 503 359 503 358 503 357 504 357 504 356 504 356 505 357 505 357 505 358 505 358 506 358 506 358 506 358 505 359 505 359 506 359 507 359 507 360 507 360 507 360 507 360 507 360 508 359 508 359 508 359 508 358 508 358 509 358 509 358 510 358 510 357 510 357 509 357 509 357 509 357 509 357 509 357 508 357 508 357 508 357 508 358 507 358 507 358 507 357 507 357 507 357 507 356 507 356 507 356 507 356 507 355 507 355 508 355 508 355 508 355 507 355 507 355 507 355 507 355 507 355 506 355 506 354 506 354 505 354 505 354 505 354 505 355 504 355 504 355 504 355 504 354 504 354 505 354 505 353 504 353 504 353 504 353 504 353 504 353 504 353 504 353 504 353 505 353 506 353 506 353 507 352 507 352 508 351 508 351 508 351 508 350 509 350 509 350 509 349 510 349 509 349 509 348 509 348 509 348 509 348 509 348 509 347 509 347 509 346 509 346 508 346 508 346 508 346 508 346 508 346 508 345 508 345 508 345 507 345 507 345 507 345 507 346 507 346 507 346 506 347 506 347 506 348 505 348 504 348 504 347 503 347 503 347 503 346 502 347 501 347 501 347 501 348 500 348 500 349 499 349 499 348 499 348 500 347 501 347 501 346 502 346 502 345 503 345 503 345 503 346 503 346 504 346 504 346 504 346 504 346 504 346 505 346 505 345 505 345 505 345 505 345 506 345 506 344 506 344 506 344 506 344 506 343 506 343 506 343 505 343 505 343 506 342 506 342 506 342 506 342 507 343 507 343 507 343 507 343 507 343 508 343 508 343 508 343 508 343 507 342 507 342 507 342 507 341 506 341 505 341 505 342 505 342 505 343 505 343 505 343 504 344 504 344 504 344 503 344 503 344 503 343 503 343 504 343 504 342 504 342 504 342 504 341 504 340 503 340 503 340 502 341 502 341 502 341 501 342 501 342 501 342 500 343 500 342 500 342 500 342 500 342 500 341 500 341 500 341 501 341 501 341 501 340 502 340 502 340 502 339 502 339 502 339 502 339 502 339 502 339 503 339 503 338 503 338 504 338 504 338 504 338 505 338 505 338 505 338 505 337 505 337 505 336 505 335 506 335 506 335 506 334 506 334 506 333 506 333 505 333 505 333 505 333 504 334 504 334 504 334 504 333 505 332 506 332 506 332 507 332 507 332 507 332 507 333 507 333 508 333 508 333 508 332 509 331 510 329 512 328 512 327 512 327 513 327 513 328 513 328 513 328 511 329 510 332 509 334 509 335 509 336 509 336 508 337 508 337 508 337 507 338 507 338 507 339 507 339 508 340 508 339 509 339 510 338 511 339 511 339 511 339 511 339 511 339 511 338 511 338 511 338 511 337 512 337 512 337 513 336 513 337 513 337 512 338 513 338 513 338 513 338 514 338 514 338 514 337 514 337 514 336 515 335 516 335 516 335 516 336 516 336 516 337 517 337 517 337 518 336 518 336 518 336 519 336 519 336 519 335 520 335 520 334 520 334 520 333 521 332 521 333 522 333 522 333 522 334 522 334 522 335 521 335 522 335 522 336 523 335 523 335 524 335 524 334 524 333 525 332 526 332 526 331 527 331 527 331 528 330 528 331 529 331 531 331 534 332 536 333 535 333 534 333 533 332 531 332 529 331 528 332 527 332 527 332 527 332 527 332 527 332 527 333 527 333 526 334 526 335 526 335 526 335 526 335 526 336 526 336 526 336 525 336 525 337 526 337 526 338 526 338 526 338 527 338 527 338 527 338 527 339 528 339 528 339 529 339 529 339 530 338 531 338 531 337 532 337 531 339 529 340 528 341 527 341 527 341 526 341 526 341 526 342 526 342 527 343 528 342 529 342 529 342 529 342 530 341 530 341 531 341 531 341 532 341 533 341 534 341 533 341 533 342 532 342 532 343 532 343 532 343 531 344 532 344 532 344 532 344 533 344 533 343 533 343 534 343 534 343 534 343 534 343 534 344 535 343 536 343 536 344 536 344 537 344 537 344 537 344 538 344 538 343 539 342 540 341 541 340 541 340 541 340 541 340 542 340 542 340 542 341 542 341 542 341 542 341 541 341 541 342 541 342 539 344 538 346 537 347 536 347 536 347 536 348 536 348 536 348 536 348 536 349 537 348 537 348 539 347 541 350 543 349 543 350 543 350 542 350 542 350 541 350 541 350 542 350 542 351 543 351 543 351 544 352 544 352 545 352 545 351 545 351 544 351 544 351 544 350 544 350 545 350 545 350 545 350 546 349 546 348 547 347 547 346 548 346 548 345 549 345 549 344 550 344 550 344 550 345 550 345 550 346 550 346 550 347 550 348 550 349 550 349 549 350 549 350 548 351 548 352 549 352 549 353 550 353 551 353 551 353 551 354 551 355 551 355 552 355 552 355 553 355 554 356 554 356 555 356 556 355 557 355 558 355 557 356 557 356 557 357 557 357 557 357 558 357 558 357 559 358 559 358 560 359 560 359 560 360 561 361 562 361 562 361 563 361 563 360 565 359 568 358 571 358 575 358 579 358 582 359 583 359 584 359 584 360 585 360 586 360 586 360 587 360 588 361 589 361 590 361 592 361 593 361 594 360 594 359 594 359 593 359 593 358 593 358 592 358 592 357 592 357 592 356 593 356 593 356 594 356 594 356 594 356 594 357 594 357 595 358 596 357 596 356 597 357 597 358 596 358 595 358 595 358 595 359 595 359 595 359 595 359 595 359 596 359 596 360 596 360 596 360 596 361 596 361 596 361 595 362 595 362 594 362 594 362 594 362 593 363 594 363 594 363 594 364 595 364 595 364 596 364 597 365 597 365 598 365 598 366 599 366 600 367 601 367 602 367 604 368 606 368 608 368 608 368 609 368 609 367 610 367 611 366 612 366 612 366 612 366 613 365 613 365 613 365 613 365 613 365 612 365 612 364 612 364 612 363 613 363 613 363 613 363 614 363 615 363 616 362 616 361 617 361 617 360 617 360 618 360 619 360 619 360 620 361 620 361 621 362 621 362 621 363 622 363 622 364 622 364 623 364 623 364 623 364 623 364 623 365 623 365 623 365 622 365 622 365 621 365 621 366 621 367 621 368 621 369 621 369 621 369 621 370 621 370 621 371 621 371 620 371 620 370 621 370 621 370 620 369 620 368 620 368 620 367 620 367 620 367 619 367 619 366 620 366 620 365 620 364 620 364 620 363 619 362 619 362 618 361 618 362 617 362 617 363 616 363 616 364 616 364 616 364 617 365 617 365 617 365 618 366 617 367 617 367 617 367 617 368 617 368 618 368 618 368 618 369 618 369 617 369 617 369 617 370 617 370 616 371 616 370 616 370 616 371 615 371 615 371 615 372 614 372 614 372 615 373 617 374 618 375 619 375 619 375 619 376 620 376 620 376 620 376 620 376 620 376 620 376 622 376 623 375 625 374 625 374 626 373 626 374 626 374 625 375 625 375 625 375 624 375 624 375 623 376 622 376 622 377 622 377 622 377 622 377 622 377 622 377 622 377 624 378 626 379 627 381 627 381 628 382 628 382 628 382 629 382 629 381 630 381 630 381 631 381 631 381 632 381 632 381 631 381 631 382 630 382 630 382 630 382 630 382 630 382 630 383 630 383 631 384 634 384 635 385 636 386 636 387 637 388 637 388 638 388 638 388 639 389 638 390 639 391 639 392 639 392 640 392 640 393 640 393 641 394 641 394 642 394 642 394 643 394 643 394 643 395 643 395 643 396 644 397 646 398 648 400 650 401 651 401 651 401 651 401 652 401 652 402 652 402 652 402 652 402 653 402 653 402 653 403 653 403 653 403 653 404 654 404 654 404 655 405 655 405 656 405 656 405 656 405 656 404 656 404 656 403 656 403 656 402 656 402 657 402 657 403 658 403 658 402 657 402 657 402 657 402 657 402 657 401 657 401 657 401 657 401 657 402 659 402 659 401 659 401 660 402 660 402 660 402 661 402 661 402 662 402 662 402 662 402 662 401 662 401 662 401 662 400 662 400 662 399 662 399 662 398 662 398 662 398 661 398 661 397 661 397 661 397 661 397 661 396 660 395 660 394 659 395 658 395 657 395 657 395 657 395 657 394 658 394 658 394 658 393 658 393 658 392 657 392 657 392 657 391 656 391 656 391 656 391 656 390 656 390 656 390 655 390 654 389 652 388 650 389 649 389 649 389 648 389 649 389 649 388 650 387 650 387 651 387 651 387 651 386 650 385 650 384 651 384 652 385 652 386 653 387 654 388 655 387 656 387 656 386 657 386 657 387 657 387 657 388 657 389 658 391 660 391 660 391 660 392 661 391 661 391 661 391 661 391 662 389 660 387 661 385 662 386 662 387 662 388 662 390 663 392 663 393 664 394 665 395 665 396 665 397 665 398 663 398 664 399 664 399 664 399 664 400 664 400 665 400 665 401 666 401 666 400 667 400 667 401 668 401 668 401 668 401 668 400 668 400 669 400 669 400 669 400 669 400 669 399 669 399 670 399 670 399 670 399 670 399 670 400 670 400 671 401 671 402 672 403 673 404 674 405 674 405 674 405 674 405 674 405 675 405 675 405 675 403 676 402 675 401 675 400 674 398 674 397 673 397 673 396 673 395 674 395 674 395 675 395 673 393 672 391 672 388 672 387 672 387 672 386 672 386 671 386 671 386 670 386 670 385 671 385 671 384 671 384 671 383 671 383 671 383 670 383 670 383 670 382 670 382 670 381 669 380 668 379 667 379 667 378 667 377 669 379 670 380 672 382 672 381 670 380 670 378 670 377 671 376 672 376 671 377 671 378 671 378 672 379 672 380 672 380 673 381 673 381 673 382 673 382 673 382 673 383 673 384 674 384 673 385 673 386 673 386 673 387 673 387 674 387 674 387 674 388 673 389 674 389 674 390 674 390 674 390 675 390 675 390 675 391 675 391 675 391 676 391 676 391 677 390 677 390 678 391 676 393 677 394 677 395 678 396 678 397 679 397 679 398 679 399 679 399 679 400 679 400 680 401 680 401 681 401 681 401 681 402 681 402 681 402 680 403 680 403 680 403 681 403 681 403 681 404 682 404 683 405 683 405 684 405 684 405 685 405 685 405 685 405 685 405 686 405 686 405 686 405 686 405 685 404 685 404 685 404 684 403 685 403 685 403 685 404 686 404 686 405 687 405 687 405 687 405 687 405 687 405 687 405 687 405 688 404 688 403 688 403 688 402 688 402 688 401 688 401 688 400 689 400 689 400 689 399 690 399 690 399 690 399 690 399 690 398 690 399 690 399 690 399 690 400 690 400 689 401 689 402 689 402 689 403 689 403 689 403 688 404 689 404 688 405 688 405 688 405 688 405 688 406 688 406 688 406 688 406 688 406 688 406 688 407 688 407 688 408 688 408 688 408 688 409 688 409 689 410 690 410 690 410 690 410 690 411 690 411 691 411 691 410 691 410 692 410 692 410 692 410 692 410 692 409 692 409 692 408 693 408 693 407 693 408 693 408 693 408 693 408 693 409 692 409 693 410 694 410 693 410 693 411 693 411 692 411 692 411 691 411 691 412 691 412 691 413 691 413 692 413 692 414 692 414 692 414 692 414 693 414 692 415 693 415 693 415 693 415 694 415 694 415 694 414 694 414 694 413 694 413 694 412 694 412 695 412 695 412 695 411 695 412 695 412 697 412 699 412 700 413 700 413 700 413 700 413 700 413 700 414 700 413 699 413 698 413 697 413 697 413 697 412 696 412 695 412 695 413 695 414 695 415 695 415 695 416 697 417 698 418 700 420 700 420 700 420 700 420 701 421 701 421 701 421 701 421 702 422 702 422 703 422 702 422 702 422 702 422 702 422 701 422 701 422 701 422 700 422 700 421 700 421 699 421 699 420 698 419 697 418 696 418 695 417 694 417 694 417 694 417 694 417 694 417 694 418 694 418 694 418 694 418 694 419 694 419 694 419 694 419 694 420 694 420 694 420 694 420 695 420 695 420 695 420 695 421 695 421 695 421 695 421 695 421 695 421 695 422 695 423 695 423 695 423 695 423 695 423 696 423 696 424 696 424 697 424 697 424 697 424 697 424 696 425 696 425 697 426 697 426 697 426 698 426 699 426 699 426 699 426 700 426 700 427 700 427 700 427 700 427 700 427 700 427 699 427 699 427 698 427 698 427 697 427 697 427 696 427 696 427 696 427 696 428 696 428 696 428 696 429 695 429 695 430 695 430 695 430 695 430 695 430 695 430 695 430 696 430 697 431 698 432 698 432 698 432 698 432 699 432 699 431 699 431 699 430 700 430 700 430 700 430 700 430 700 430 700 431 700 431 700 431 700 431 700 431 700 431 700 431 700 432 700 432 700 432 701 432 701 432 702 433 702 433 702 433 703 433 703 433 703 433 704 433 704 432 704 432 704 432 704 432 704 432 704 431 704 431 704 432 704 432 704 432 704 432 704 433 704 433 705 433 704 434 704 434 704 434 703 434 703 434 703 434 703 434 703 435 703 435 703 436 704 437 704 437 704 437 705 438 705 438 705 438 705 439 706 439 706 439 706 440 707 440 707 440 707 440 708 440 708 440 708 440 708 440 708 440 708 440 708 440 708 440 708 441 707 441 707 441 708 441 707 442 707 442 707 442 707 443 707 443 708 443 708 443 709 443 709 443 710 443 710 443 710 443 710 443 710 443 710 443 710 443 710 444 711 445 710 445 710 446 711 446 711 446 711 446 712 447 712 447 712 447 712 448 712 448 712 449 713 449 713 449 713 449 713 449 714 450 714 450 713 450 713 450 713 450 713 450 712 449 712 449 711 448 711 447 711 447 710 447 710 447 710 447 710 447 709 447 709 448 710 448 710 448 710 448 710 449 710 449 710 450 711 450 711 450 711 451 710 451 710 451 710 451 710 452 711 452 711 452 711 452 711 452 711 452 710 452 710 453 710 453 709 453 709 453 709 454 708 454 708 453 708 453 708 453 708 453 709 452 709 452 709 452 710 452 710 451 710 451 710 451 710 451 710 451 710 450 710 450 710 450 709 450 709 450 709 450 709 449 709 449 709 449 709 449 709 448 709 448 709 448 709 448 709 447 708 447 707 448 707 448 707 449 708 450 707 450 707 451 707 451 707 451 707 451 707 452 707 452 706 452 706 452 706 452 706 453 706 453 706 454 706 454 706 455 706 456 706 456 706 456 706 456 706 456 707 456 707 456 707 456 707 456 707 456 708 455 708 456 708 456 708 457 709 457 709 458 709 458 709 458 709 459 709 459 709 460 709 460 709 460 710 460 710 460 710 460 710 460 710 460 711 459 711 459 712 459 712 459 712 459 712 458 713 458 713 458 713 458 713 457 713 457 712 456 712 456 712 456 712 456 712 456 712 456 712 456 713 455 713 455 713 455 713 454 712 454 712 454 712 454 712 453 712 453 712 453 713 454 713 454 713 454 714 454 714 454 714 453 714 453 715 453 715 452 717 452 717 452 718 452 718 453 719 453 719 453 720 452 720 452 720 453 720 453 720 453 720 453 720 453 720 453 720 454 720 454 720 454 718 454 717 454 716 454 716 454 716 454 716 454 715 454 715 454 715 454 715 454 715 454 715 455 715 455 714 455 714 456 714 456 714 457 714 457 715 457 715 457 715 458 715 458 715 458 715 458 715 458 715 458 715 458 714 459 714 460 713 461 713 461 713 463 712 463 712 463 712 463 712 463 711 464 712 464 712 465 712 465 712 466 712 466 712 467 713 468 714 468 714 469 715 469 715 469 715 468 715 468 715 467 716 466 716 465 717 465 717 464 717 462 717 462 716 462 716 461 716 461 716 461 716 461 717 461 718 460 719 459 720 458 720 458 720 459 720 459 720 459 719 459 719 459 719 459 719 459 719 460 719 460 720 460 720 461 719 461 718 461 718 462 719 462 719 462 719 462 720 462 719 463 719 463 719 463 718 463 718 463 718 464 718 464 718 464 718 465 718 465 718 465 718 465 718 466 718 466 718 466 719 467 719 467 719 467 719 467 719 468 719 468 718 468 718 468 718 469 718 469 718 469 717 469 717 470 717 470 718 471 718 471 717 472 717 471 717 471 716 471 716 472 716 474 717 474 717 475 717 475 717 475 717 475 717 476 717 476 717 477 718 477 718 476 718 476 718 475 718 475 718 475 718 475 718 474 719 474 719 474 720 473 720 473 720 473 720 473 720 473 720 472 720 472 720 471 720 471 721 470 721 470 721 470 721 470 721 470 722 470 722 470 722 471 722 471 722 472 722 472 722 473 723 474 723 474 723 474 723 474 723 474 724 473 724 473 724 473 724 473 724 472 724 472 724 472 725 472 725 472 725 473 725 473 724 474 724 474 724 475 724 475 725 475 725 475 726 475 726 475 726 474 727 472 728 471 728 469 728 466 726 463 725 460 724 459 724 459 723 459 723 459 722 459 722 459 721 458 722 458 722 458 723 457 725 456 726 456 726 456 726 456 726 456 727 456 727 456 726 457 726 457 725 457 725 457 725 458 725 459 726 459 727 461 729 464 729 467 729 467 729 468 729 468 729 469 729 469 729 470 728 471 729 472 729 472 730 473 731 473 732 472 732 473 731 474 731 474 730 474 730 474 729 474 728 474 728 475 728 475 727 475 727 476 727 476 727 477 727 477 727 478 728 480 729 482 729 484 729 484 729 485 729 485 729 485 729 485 729 485 732 485 734 483 735 482 737 480 738 478 739 476 739 474 740 472 739 471 739 469 738 467 738 465 738 464 738 463 738 462 738 462 738 461 739 461 739 461 739 461 739 462 740 460 740 460 740 460 740 460 740 458 740 458 Z M 553 364 C 554 364 554 364 554 364 554 364 555 363 555 363 555 362 556 362 556 362 556 362 557 362 557 361 557 361 557 361 557 361 556 360 556 361 556 361 556 361 555 361 555 361 555 361 555 362 554 362 554 362 554 363 554 363 553 363 553 364 553 364 553 364 553 364 553 364 Z M 458 349 C 459 349 459 348 459 348 458 347 458 347 458 347 458 347 457 348 457 348 457 348 457 348 457 349 457 349 457 349 457 349 458 350 458 349 458 349 Z M 457 351 C 456 351 456 351 456 351 456 351 456 351 456 351 457 352 457 351 457 351 Z M 449 356 C 449 357 449 357 449 357 449 357 449 357 450 357 450 357 450 357 450 357 450 356 449 356 449 356 Z M 438 376 C 438 376 437 377 437 377 438 378 438 378 439 378 439 377 440 377 440 377 440 376 440 376 439 375 439 375 438 376 438 376 Z M 380 446 C 380 446 381 446 382 446 382 446 382 445 382 445 382 444 381 444 381 444 380 445 380 445 380 445 379 445 380 446 380 446 Z M 389 444 C 389 445 389 445 389 445 390 446 390 445 391 445 391 445 391 445 392 445 392 445 392 445 391 444 391 444 391 444 391 444 390 444 390 444 390 444 390 444 389 444 389 444 Z M 341 397 C 342 397 343 396 343 395 343 395 344 394 344 393 344 392 345 391 344 391 343 391 343 392 343 392 342 393 342 393 341 393 340 393 340 394 340 395 341 396 341 397 341 397 Z M 321 264 C 322 264 322 264 323 264 323 264 323 264 324 264 324 263 324 262 324 262 323 262 323 262 323 262 322 261 322 261 321 261 321 261 320 262 320 263 320 264 321 264 321 264 Z M 426 23 C 426 23 426 23 426 22 426 22 426 22 426 22 427 21 427 21 427 21 427 20 428 20 428 20 427 20 427 20 427 20 427 20 427 20 426 20 426 20 426 20 426 21 426 21 426 20 426 20 425 20 425 21 425 21 425 21 425 22 425 22 425 22 426 22 426 22 425 22 425 23 425 23 425 23 426 23 426 23 Z M 503 50 C 503 50 503 49 504 49 504 49 504 48 505 48 505 47 506 46 506 46 507 45 507 45 507 45 507 44 508 44 508 44 509 43 509 43 509 42 509 42 509 41 509 41 509 41 508 41 508 41 508 41 507 41 507 41 507 41 507 41 508 41 508 41 509 41 509 40 509 40 509 40 508 40 508 40 507 40 507 40 506 41 506 42 505 43 505 44 504 44 504 46 504 46 503 47 503 48 503 48 503 48 503 49 503 49 503 49 503 49 503 49 502 49 502 49 503 50 503 50 503 50 Z N">
            <draw:equation draw:name="f0" draw:formula="425*logwidth/740"/>
            <draw:equation draw:name="f1" draw:formula="445*logheight/561"/>
            <draw:equation draw:name="f2" draw:formula="442*logwidth/740"/>
            <draw:equation draw:name="f3" draw:formula="430*logheight/561"/>
            <draw:equation draw:name="f4" draw:formula="433*logwidth/740"/>
            <draw:equation draw:name="f5" draw:formula="438*logheight/561"/>
            <draw:equation draw:name="f6" draw:formula="425*logwidth/740"/>
            <draw:equation draw:name="f7" draw:formula="434*logheight/561"/>
            <draw:equation draw:name="f8" draw:formula="435*logwidth/740"/>
            <draw:equation draw:name="f9" draw:formula="413*logheight/561"/>
            <draw:equation draw:name="f10" draw:formula="452*logwidth/740"/>
            <draw:equation draw:name="f11" draw:formula="413*logheight/561"/>
            <draw:equation draw:name="f12" draw:formula="448*logwidth/740"/>
            <draw:equation draw:name="f13" draw:formula="409*logheight/561"/>
            <draw:equation draw:name="f14" draw:formula="456*logwidth/740"/>
            <draw:equation draw:name="f15" draw:formula="403*logheight/561"/>
            <draw:equation draw:name="f16" draw:formula="433*logwidth/740"/>
            <draw:equation draw:name="f17" draw:formula="422*logheight/561"/>
            <draw:equation draw:name="f18" draw:formula="309*logwidth/740"/>
            <draw:equation draw:name="f19" draw:formula="488*logheight/561"/>
            <draw:equation draw:name="f20" draw:formula="267*logwidth/740"/>
            <draw:equation draw:name="f21" draw:formula="513*logheight/561"/>
            <draw:equation draw:name="f22" draw:formula="269*logwidth/740"/>
            <draw:equation draw:name="f23" draw:formula="506*logheight/561"/>
            <draw:equation draw:name="f24" draw:formula="168*logwidth/740"/>
            <draw:equation draw:name="f25" draw:formula="544*logheight/561"/>
            <draw:equation draw:name="f26" draw:formula="4*logwidth/740"/>
            <draw:equation draw:name="f27" draw:formula="527*logheight/561"/>
            <draw:equation draw:name="f28" draw:formula="229*logwidth/740"/>
            <draw:equation draw:name="f29" draw:formula="529*logheight/561"/>
            <draw:equation draw:name="f30" draw:formula="273*logwidth/740"/>
            <draw:equation draw:name="f31" draw:formula="507*logheight/561"/>
            <draw:equation draw:name="f32" draw:formula="45*logwidth/740"/>
            <draw:equation draw:name="f33" draw:formula="538*logheight/561"/>
            <draw:equation draw:name="f34" draw:formula="86*logwidth/740"/>
            <draw:equation draw:name="f35" draw:formula="556*logheight/561"/>
            <draw:equation draw:name="f36" draw:formula="346*logwidth/740"/>
            <draw:equation draw:name="f37" draw:formula="472*logheight/561"/>
            <draw:equation draw:name="f38" draw:formula="274*logwidth/740"/>
            <draw:equation draw:name="f39" draw:formula="364*logheight/561"/>
            <draw:equation draw:name="f40" draw:formula="532*logwidth/740"/>
            <draw:equation draw:name="f41" draw:formula="349*logheight/561"/>
            <draw:equation draw:name="f42" draw:formula="702*logwidth/740"/>
            <draw:equation draw:name="f43" draw:formula="445*logheight/561"/>
            <draw:equation draw:name="f44" draw:formula="685*logwidth/740"/>
            <draw:equation draw:name="f45" draw:formula="442*logheight/561"/>
            <draw:equation draw:name="f46" draw:formula="699*logwidth/740"/>
            <draw:equation draw:name="f47" draw:formula="476*logheight/561"/>
            <draw:equation draw:name="f48" draw:formula="679*logwidth/740"/>
            <draw:equation draw:name="f49" draw:formula="452*logheight/561"/>
            <draw:equation draw:name="f50" draw:formula="669*logwidth/740"/>
            <draw:equation draw:name="f51" draw:formula="426*logheight/561"/>
            <draw:equation draw:name="f52" draw:formula="667*logwidth/740"/>
            <draw:equation draw:name="f53" draw:formula="409*logheight/561"/>
            <draw:equation draw:name="f54" draw:formula="666*logwidth/740"/>
            <draw:equation draw:name="f55" draw:formula="417*logheight/561"/>
            <draw:equation draw:name="f56" draw:formula="694*logwidth/740"/>
            <draw:equation draw:name="f57" draw:formula="471*logheight/561"/>
            <draw:equation draw:name="f58" draw:formula="702*logwidth/740"/>
            <draw:equation draw:name="f59" draw:formula="456*logheight/561"/>
            <draw:equation draw:name="f60" draw:formula="707*logwidth/740"/>
            <draw:equation draw:name="f61" draw:formula="460*logheight/561"/>
            <draw:equation draw:name="f62" draw:formula="700*logwidth/740"/>
            <draw:equation draw:name="f63" draw:formula="469*logheight/561"/>
            <draw:equation draw:name="f64" draw:formula="702*logwidth/740"/>
            <draw:equation draw:name="f65" draw:formula="452*logheight/561"/>
            <draw:equation draw:name="f66" draw:formula="685*logwidth/740"/>
            <draw:equation draw:name="f67" draw:formula="414*logheight/561"/>
            <draw:equation draw:name="f68" draw:formula="680*logwidth/740"/>
            <draw:equation draw:name="f69" draw:formula="406*logheight/561"/>
            <draw:equation draw:name="f70" draw:formula="720*logwidth/740"/>
            <draw:equation draw:name="f71" draw:formula="443*logheight/561"/>
            <draw:equation draw:name="f72" draw:formula="564*logwidth/740"/>
            <draw:equation draw:name="f73" draw:formula="48*logheight/561"/>
            <draw:equation draw:name="f74" draw:formula="483*logwidth/740"/>
            <draw:equation draw:name="f75" draw:formula="34*logheight/561"/>
            <draw:equation draw:name="f76" draw:formula="406*logwidth/740"/>
            <draw:equation draw:name="f77" draw:formula="20*logheight/561"/>
            <draw:equation draw:name="f78" draw:formula="331*logwidth/740"/>
            <draw:equation draw:name="f79" draw:formula="44*logheight/561"/>
            <draw:equation draw:name="f80" draw:formula="323*logwidth/740"/>
            <draw:equation draw:name="f81" draw:formula="153*logheight/561"/>
            <draw:equation draw:name="f82" draw:formula="336*logwidth/740"/>
            <draw:equation draw:name="f83" draw:formula="181*logheight/561"/>
            <draw:equation draw:name="f84" draw:formula="269*logwidth/740"/>
            <draw:equation draw:name="f85" draw:formula="210*logheight/561"/>
            <draw:equation draw:name="f86" draw:formula="335*logwidth/740"/>
            <draw:equation draw:name="f87" draw:formula="236*logheight/561"/>
            <draw:equation draw:name="f88" draw:formula="292*logwidth/740"/>
            <draw:equation draw:name="f89" draw:formula="282*logheight/561"/>
            <draw:equation draw:name="f90" draw:formula="294*logwidth/740"/>
            <draw:equation draw:name="f91" draw:formula="336*logheight/561"/>
            <draw:equation draw:name="f92" draw:formula="324*logwidth/740"/>
            <draw:equation draw:name="f93" draw:formula="345*logheight/561"/>
            <draw:equation draw:name="f94" draw:formula="357*logwidth/740"/>
            <draw:equation draw:name="f95" draw:formula="388*logheight/561"/>
            <draw:equation draw:name="f96" draw:formula="371*logwidth/740"/>
            <draw:equation draw:name="f97" draw:formula="439*logheight/561"/>
            <draw:equation draw:name="f98" draw:formula="337*logwidth/740"/>
            <draw:equation draw:name="f99" draw:formula="466*logheight/561"/>
            <draw:equation draw:name="f100" draw:formula="401*logwidth/740"/>
            <draw:equation draw:name="f101" draw:formula="428*logheight/561"/>
            <draw:equation draw:name="f102" draw:formula="429*logwidth/740"/>
            <draw:equation draw:name="f103" draw:formula="382*logheight/561"/>
            <draw:equation draw:name="f104" draw:formula="489*logwidth/740"/>
            <draw:equation draw:name="f105" draw:formula="321*logheight/561"/>
            <draw:equation draw:name="f106" draw:formula="471*logwidth/740"/>
            <draw:equation draw:name="f107" draw:formula="378*logheight/561"/>
            <draw:equation draw:name="f108" draw:formula="509*logwidth/740"/>
            <draw:equation draw:name="f109" draw:formula="357*logheight/561"/>
            <draw:equation draw:name="f110" draw:formula="509*logwidth/740"/>
            <draw:equation draw:name="f111" draw:formula="336*logheight/561"/>
            <draw:equation draw:name="f112" draw:formula="552*logwidth/740"/>
            <draw:equation draw:name="f113" draw:formula="355*logheight/561"/>
            <draw:equation draw:name="f114" draw:formula="627*logwidth/740"/>
            <draw:equation draw:name="f115" draw:formula="381*logheight/561"/>
            <draw:equation draw:name="f116" draw:formula="672*logwidth/740"/>
            <draw:equation draw:name="f117" draw:formula="386*logheight/561"/>
            <draw:equation draw:name="f118" draw:formula="700*logwidth/740"/>
            <draw:equation draw:name="f119" draw:formula="420*logheight/561"/>
            <draw:equation draw:name="f120" draw:formula="711*logwidth/740"/>
            <draw:equation draw:name="f121" draw:formula="452*logheight/561"/>
            <draw:equation draw:name="f122" draw:formula="718*logwidth/740"/>
            <draw:equation draw:name="f123" draw:formula="468*logheight/561"/>
            <draw:equation draw:name="f124" draw:formula="449*logwidth/740"/>
            <draw:equation draw:name="f125" draw:formula="357*logheight/561"/>
            <draw:equation draw:name="f126" draw:formula="logwidth"/>
            <draw:equation draw:name="f127" draw:formula="logheight"/>
          </draw:enhanced-geometry>
        </draw:custom-shape>
        <draw:custom-shape draw:name="Freeform 8" draw:style-name="gr3" draw:text-style-name="P2" draw:layer="layout" svg:width="2.661cm" svg:height="2.078cm" svg:x="16.298cm" svg:y="5.734cm">
          <text:p><text:span text:style-name="T1"/></text:p>
          <draw:enhanced-geometry draw:mirror-horizontal="false" draw:mirror-vertical="false" drawooo:sub-view-size="580 453" draw:text-areas="0 0 ?f12 ?f13" svg:viewBox="0 0 0 0" draw:type="ooxml-non-primitive" draw:enhanced-path="M 0 0 L 0 343 0 453 580 453 580 0 0 0 Z N">
            <draw:equation draw:name="f0" draw:formula="0*logwidth/580"/>
            <draw:equation draw:name="f1" draw:formula="0*logheight/453"/>
            <draw:equation draw:name="f2" draw:formula="0*logwidth/580"/>
            <draw:equation draw:name="f3" draw:formula="343*logheight/453"/>
            <draw:equation draw:name="f4" draw:formula="0*logwidth/580"/>
            <draw:equation draw:name="f5" draw:formula="453*logheight/453"/>
            <draw:equation draw:name="f6" draw:formula="580*logwidth/580"/>
            <draw:equation draw:name="f7" draw:formula="453*logheight/453"/>
            <draw:equation draw:name="f8" draw:formula="580*logwidth/580"/>
            <draw:equation draw:name="f9" draw:formula="0*logheight/453"/>
            <draw:equation draw:name="f10" draw:formula="0*logwidth/580"/>
            <draw:equation draw:name="f11" draw:formula="0*logheight/453"/>
            <draw:equation draw:name="f12" draw:formula="logwidth"/>
            <draw:equation draw:name="f13" draw:formula="logheight"/>
          </draw:enhanced-geometry>
        </draw:custom-shape>
        <draw:custom-shape draw:name="Freeform 9" draw:style-name="gr3" draw:text-style-name="P2" draw:layer="layout" svg:width="2.298cm" svg:height="2.376cm" svg:x="23.196cm" svg:y="4.665cm">
          <text:p><text:span text:style-name="T1"/></text:p>
          <draw:enhanced-geometry draw:mirror-horizontal="false" draw:mirror-vertical="false" drawooo:sub-view-size="209 216" draw:text-areas="0 0 ?f120 ?f121" svg:viewBox="0 0 0 0" draw:type="ooxml-non-primitive" draw:enhanced-path="M 74 9 C 74 9 74 8 74 8 75 7 75 7 76 7 76 7 77 6 77 6 78 6 78 5 79 5 79 5 80 4 80 5 80 5 81 6 80 6 80 6 79 7 79 7 78 7 77 8 77 9 76 9 76 9 76 10 75 10 75 10 75 10 75 10 74 10 74 10 74 10 74 10 74 9 Z M 81 2 C 82 2 82 2 82 1 82 1 82 1 82 1 82 0 81 0 81 0 80 0 80 0 80 0 79 1 79 1 79 1 79 1 79 1 79 2 79 2 79 2 79 2 80 2 81 3 81 2 Z M 206 81 C 207 81 207 81 208 81 208 81 208 81 208 81 209 81 209 80 209 80 208 79 208 79 207 78 207 78 207 77 206 77 205 78 205 79 206 79 206 80 206 81 206 81 Z M 205 84 C 205 85 204 85 204 86 204 86 204 86 203 86 203 86 202 86 202 87 202 88 202 88 202 89 202 89 202 90 202 90 202 91 202 91 202 92 202 92 202 93 202 93 201 94 201 95 200 96 200 96 199 97 199 97 199 97 199 98 199 98 198 99 198 99 197 99 197 100 197 100 197 101 197 101 197 102 197 102 197 102 197 103 197 103 197 104 196 105 196 105 194 106 192 108 192 110 192 110 192 111 192 111 191 112 191 113 191 113 190 114 190 115 190 115 189 116 189 116 189 117 189 118 189 118 188 119 188 120 188 120 188 121 187 122 187 123 187 124 187 124 186 124 186 125 186 125 186 126 186 126 186 127 186 128 186 128 186 129 185 129 185 129 185 130 185 130 185 131 185 131 186 132 186 133 186 133 186 134 186 134 186 135 187 135 187 135 187 136 186 136 186 136 186 136 186 136 185 137 185 137 185 137 184 138 184 138 183 139 183 140 182 141 182 142 182 143 182 143 181 144 181 144 181 145 181 145 181 146 180 146 180 146 180 147 180 147 180 147 180 147 180 148 180 149 179 149 179 150 179 151 179 152 179 153 179 153 179 154 179 154 179 154 179 155 179 155 179 155 179 156 179 157 179 157 179 158 179 159 179 160 179 161 179 162 179 162 179 162 179 163 179 163 179 164 178 164 178 165 178 165 178 166 177 166 177 167 177 168 177 168 177 169 176 170 176 171 176 171 175 172 175 173 175 174 174 174 174 175 174 176 174 176 174 176 174 177 173 178 174 178 173 179 173 179 173 180 173 180 173 181 173 181 173 181 173 182 173 183 173 184 173 185 173 186 174 187 174 188 174 189 174 190 174 190 174 191 173 192 173 192 173 192 173 193 174 193 174 194 174 194 174 195 175 195 175 196 175 197 175 197 175 198 175 199 175 200 175 201 175 201 176 201 176 202 176 202 176 203 176 203 176 203 176 203 177 204 177 204 177 204 177 204 177 205 177 205 177 205 177 206 177 206 177 207 177 207 177 208 177 208 177 208 176 209 176 209 176 210 176 211 176 212 176 213 176 214 176 215 176 215 176 216 176 216 176 216 176 216 176 216 78 216 78 216 78 216 77 215 77 214 77 213 76 213 76 212 76 211 75 211 75 210 74 210 73 209 72 209 71 209 70 209 70 209 69 208 69 208 68 208 67 208 66 208 66 207 65 207 63 205 63 203 63 201 63 200 63 199 62 199 62 198 61 197 61 197 61 196 60 196 60 195 60 194 60 194 60 193 59 192 60 190 60 189 60 188 59 187 60 186 60 185 61 184 61 184 62 183 63 182 63 182 64 179 61 178 59 177 59 177 58 176 58 176 58 175 58 175 58 174 58 173 58 173 58 172 58 169 58 169 58 169 58 169 57 166 57 165 57 165 56 163 56 162 56 161 57 159 57 158 57 157 56 154 56 153 55 153 53 149 52 149 52 148 52 147 51 146 50 146 47 145 46 145 45 144 45 143 44 142 43 142 40 139 39 138 38 138 37 137 36 136 35 136 35 136 35 134 35 133 33 128 32 127 30 126 29 127 28 126 27 125 24 124 23 124 22 123 21 121 20 120 20 120 20 119 18 118 17 118 15 118 13 118 12 118 11 118 11 117 11 116 9 114 8 113 7 112 4 110 4 110 3 109 4 106 4 105 4 105 5 101 5 100 5 99 5 97 5 96 4 95 4 95 4 94 4 94 4 93 4 92 5 92 5 91 5 90 5 89 5 88 5 87 5 86 4 84 5 83 5 82 7 80 7 79 8 78 9 78 9 77 9 76 7 73 6 72 6 71 6 70 5 69 4 69 1 69 1 69 0 68 0 67 0 66 1 65 0 63 1 62 1 62 3 61 4 60 4 59 5 57 5 56 6 55 6 54 7 53 8 52 10 51 11 51 12 50 12 49 13 49 13 48 14 49 15 49 15 49 16 47 17 47 17 46 19 47 19 47 19 46 20 45 20 45 20 44 21 43 21 43 21 43 21 14 21 14 21 14 24 15 24 15 25 13 25 13 25 13 25 13 27 12 27 12 27 12 28 11 29 11 30 11 31 13 31 13 31 13 31 14 31 14 31 14 34 14 35 14 35 14 37 14 37 14 38 13 40 12 41 12 41 12 43 11 44 11 45 11 46 11 47 10 48 10 51 9 52 9 53 9 56 7 57 6 58 5 59 5 59 4 60 4 60 4 61 4 61 4 62 4 64 4 65 3 67 2 68 1 69 1 70 1 71 0 71 0 72 0 72 0 72 1 72 2 73 2 74 3 74 3 74 3 74 4 74 5 73 6 73 7 72 8 71 8 71 9 70 9 70 10 70 11 70 13 70 14 70 14 70 14 70 14 70 15 69 15 69 15 69 15 69 16 69 16 69 17 69 17 68 17 68 18 68 18 68 19 69 19 70 18 71 18 72 17 74 16 74 16 75 16 76 15 76 15 76 15 77 15 77 16 78 16 79 17 80 18 81 18 82 18 83 19 83 19 84 20 85 20 85 20 86 19 86 19 86 21 86 21 86 21 89 21 89 21 89 21 89 21 89 22 89 22 89 22 93 23 93 23 96 30 96 30 96 30 128 40 128 40 128 40 132 41 132 41 132 41 141 47 141 47 141 47 144 47 144 47 144 47 147 48 147 48 147 48 147 48 148 47 148 47 149 47 151 47 151 47 151 47 153 48 153 48 154 48 154 48 154 48 154 48 155 49 155 49 155 49 156 48 156 49 156 49 158 50 158 50 158 50 161 50 162 50 163 50 164 51 165 51 165 51 166 52 166 52 166 53 166 54 166 55 166 55 165 56 165 56 165 56 165 57 165 57 165 58 166 58 167 58 167 59 169 58 169 58 170 58 170 58 170 59 170 59 171 60 171 60 171 60 174 60 174 60 174 60 177 63 177 63 177 64 176 64 176 65 176 65 175 66 176 66 176 66 176 67 176 68 177 68 177 69 177 69 176 69 175 70 175 70 175 70 175 70 175 71 175 71 176 72 176 72 176 72 175 74 175 74 175 74 174 76 174 76 174 77 173 78 173 79 173 79 173 79 174 79 174 80 177 80 177 80 177 80 179 78 179 78 179 78 181 78 181 78 181 79 181 79 181 80 181 80 179 85 179 86 179 86 178 88 178 88 178 88 179 90 180 90 180 90 181 91 181 91 181 91 182 92 183 92 183 93 183 95 183 96 183 97 183 97 182 98 182 99 181 99 180 99 179 99 178 99 177 100 176 100 176 100 175 101 175 101 175 102 175 102 175 103 175 104 175 104 174 105 174 106 173 107 172 109 170 110 170 113 170 114 169 114 169 115 169 116 169 116 169 117 169 118 169 118 170 119 170 119 170 120 171 119 171 119 172 119 172 119 172 118 173 118 173 118 174 117 175 116 177 115 177 115 179 114 179 113 179 112 179 111 179 111 179 110 180 110 180 109 180 109 181 108 181 108 181 107 182 107 182 106 183 106 183 105 183 105 184 105 184 105 185 105 186 105 188 105 190 104 190 104 191 103 191 103 190 102 190 101 191 100 191 99 192 99 192 98 192 98 192 97 193 96 193 96 193 96 194 95 194 95 194 95 194 94 195 93 195 93 195 92 196 91 196 90 196 89 197 89 198 89 199 88 199 88 200 87 201 86 201 86 201 85 201 84 202 83 202 83 203 83 204 83 204 83 204 83 205 83 205 84 205 84 Z N">
            <draw:equation draw:name="f0" draw:formula="79*logwidth/209"/>
            <draw:equation draw:name="f1" draw:formula="5*logheight/216"/>
            <draw:equation draw:name="f2" draw:formula="76*logwidth/209"/>
            <draw:equation draw:name="f3" draw:formula="10*logheight/216"/>
            <draw:equation draw:name="f4" draw:formula="82*logwidth/209"/>
            <draw:equation draw:name="f5" draw:formula="1*logheight/216"/>
            <draw:equation draw:name="f6" draw:formula="79*logwidth/209"/>
            <draw:equation draw:name="f7" draw:formula="2*logheight/216"/>
            <draw:equation draw:name="f8" draw:formula="208*logwidth/209"/>
            <draw:equation draw:name="f9" draw:formula="81*logheight/216"/>
            <draw:equation draw:name="f10" draw:formula="206*logwidth/209"/>
            <draw:equation draw:name="f11" draw:formula="81*logheight/216"/>
            <draw:equation draw:name="f12" draw:formula="202*logwidth/209"/>
            <draw:equation draw:name="f13" draw:formula="89*logheight/216"/>
            <draw:equation draw:name="f14" draw:formula="199*logwidth/209"/>
            <draw:equation draw:name="f15" draw:formula="97*logheight/216"/>
            <draw:equation draw:name="f16" draw:formula="197*logwidth/209"/>
            <draw:equation draw:name="f17" draw:formula="103*logheight/216"/>
            <draw:equation draw:name="f18" draw:formula="190*logwidth/209"/>
            <draw:equation draw:name="f19" draw:formula="115*logheight/216"/>
            <draw:equation draw:name="f20" draw:formula="186*logwidth/209"/>
            <draw:equation draw:name="f21" draw:formula="125*logheight/216"/>
            <draw:equation draw:name="f22" draw:formula="186*logwidth/209"/>
            <draw:equation draw:name="f23" draw:formula="133*logheight/216"/>
            <draw:equation draw:name="f24" draw:formula="184*logwidth/209"/>
            <draw:equation draw:name="f25" draw:formula="138*logheight/216"/>
            <draw:equation draw:name="f26" draw:formula="180*logwidth/209"/>
            <draw:equation draw:name="f27" draw:formula="147*logheight/216"/>
            <draw:equation draw:name="f28" draw:formula="179*logwidth/209"/>
            <draw:equation draw:name="f29" draw:formula="155*logheight/216"/>
            <draw:equation draw:name="f30" draw:formula="179*logwidth/209"/>
            <draw:equation draw:name="f31" draw:formula="164*logheight/216"/>
            <draw:equation draw:name="f32" draw:formula="175*logwidth/209"/>
            <draw:equation draw:name="f33" draw:formula="174*logheight/216"/>
            <draw:equation draw:name="f34" draw:formula="173*logwidth/209"/>
            <draw:equation draw:name="f35" draw:formula="181*logheight/216"/>
            <draw:equation draw:name="f36" draw:formula="173*logwidth/209"/>
            <draw:equation draw:name="f37" draw:formula="193*logheight/216"/>
            <draw:equation draw:name="f38" draw:formula="176*logwidth/209"/>
            <draw:equation draw:name="f39" draw:formula="202*logheight/216"/>
            <draw:equation draw:name="f40" draw:formula="177*logwidth/209"/>
            <draw:equation draw:name="f41" draw:formula="207*logheight/216"/>
            <draw:equation draw:name="f42" draw:formula="176*logwidth/209"/>
            <draw:equation draw:name="f43" draw:formula="216*logheight/216"/>
            <draw:equation draw:name="f44" draw:formula="74*logwidth/209"/>
            <draw:equation draw:name="f45" draw:formula="210*logheight/216"/>
            <draw:equation draw:name="f46" draw:formula="63*logwidth/209"/>
            <draw:equation draw:name="f47" draw:formula="201*logheight/216"/>
            <draw:equation draw:name="f48" draw:formula="60*logwidth/209"/>
            <draw:equation draw:name="f49" draw:formula="189*logheight/216"/>
            <draw:equation draw:name="f50" draw:formula="58*logwidth/209"/>
            <draw:equation draw:name="f51" draw:formula="176*logheight/216"/>
            <draw:equation draw:name="f52" draw:formula="56*logwidth/209"/>
            <draw:equation draw:name="f53" draw:formula="162*logheight/216"/>
            <draw:equation draw:name="f54" draw:formula="46*logwidth/209"/>
            <draw:equation draw:name="f55" draw:formula="145*logheight/216"/>
            <draw:equation draw:name="f56" draw:formula="32*logwidth/209"/>
            <draw:equation draw:name="f57" draw:formula="127*logheight/216"/>
            <draw:equation draw:name="f58" draw:formula="13*logwidth/209"/>
            <draw:equation draw:name="f59" draw:formula="118*logheight/216"/>
            <draw:equation draw:name="f60" draw:formula="5*logwidth/209"/>
            <draw:equation draw:name="f61" draw:formula="100*logheight/216"/>
            <draw:equation draw:name="f62" draw:formula="5*logwidth/209"/>
            <draw:equation draw:name="f63" draw:formula="87*logheight/216"/>
            <draw:equation draw:name="f64" draw:formula="5*logwidth/209"/>
            <draw:equation draw:name="f65" draw:formula="69*logheight/216"/>
            <draw:equation draw:name="f66" draw:formula="5*logwidth/209"/>
            <draw:equation draw:name="f67" draw:formula="56*logheight/216"/>
            <draw:equation draw:name="f68" draw:formula="17*logwidth/209"/>
            <draw:equation draw:name="f69" draw:formula="47*logheight/216"/>
            <draw:equation draw:name="f70" draw:formula="24*logwidth/209"/>
            <draw:equation draw:name="f71" draw:formula="15*logheight/216"/>
            <draw:equation draw:name="f72" draw:formula="31*logwidth/209"/>
            <draw:equation draw:name="f73" draw:formula="14*logheight/216"/>
            <draw:equation draw:name="f74" draw:formula="47*logwidth/209"/>
            <draw:equation draw:name="f75" draw:formula="10*logheight/216"/>
            <draw:equation draw:name="f76" draw:formula="64*logwidth/209"/>
            <draw:equation draw:name="f77" draw:formula="4*logheight/216"/>
            <draw:equation draw:name="f78" draw:formula="74*logwidth/209"/>
            <draw:equation draw:name="f79" draw:formula="3*logheight/216"/>
            <draw:equation draw:name="f80" draw:formula="70*logwidth/209"/>
            <draw:equation draw:name="f81" draw:formula="14*logheight/216"/>
            <draw:equation draw:name="f82" draw:formula="71*logwidth/209"/>
            <draw:equation draw:name="f83" draw:formula="18*logheight/216"/>
            <draw:equation draw:name="f84" draw:formula="83*logwidth/209"/>
            <draw:equation draw:name="f85" draw:formula="19*logheight/216"/>
            <draw:equation draw:name="f86" draw:formula="89*logwidth/209"/>
            <draw:equation draw:name="f87" draw:formula="22*logheight/216"/>
            <draw:equation draw:name="f88" draw:formula="141*logwidth/209"/>
            <draw:equation draw:name="f89" draw:formula="47*logheight/216"/>
            <draw:equation draw:name="f90" draw:formula="153*logwidth/209"/>
            <draw:equation draw:name="f91" draw:formula="48*logheight/216"/>
            <draw:equation draw:name="f92" draw:formula="162*logwidth/209"/>
            <draw:equation draw:name="f93" draw:formula="50*logheight/216"/>
            <draw:equation draw:name="f94" draw:formula="165*logwidth/209"/>
            <draw:equation draw:name="f95" draw:formula="57*logheight/216"/>
            <draw:equation draw:name="f96" draw:formula="174*logwidth/209"/>
            <draw:equation draw:name="f97" draw:formula="60*logheight/216"/>
            <draw:equation draw:name="f98" draw:formula="177*logwidth/209"/>
            <draw:equation draw:name="f99" draw:formula="69*logheight/216"/>
            <draw:equation draw:name="f100" draw:formula="174*logwidth/209"/>
            <draw:equation draw:name="f101" draw:formula="76*logheight/216"/>
            <draw:equation draw:name="f102" draw:formula="181*logwidth/209"/>
            <draw:equation draw:name="f103" draw:formula="78*logheight/216"/>
            <draw:equation draw:name="f104" draw:formula="181*logwidth/209"/>
            <draw:equation draw:name="f105" draw:formula="91*logheight/216"/>
            <draw:equation draw:name="f106" draw:formula="177*logwidth/209"/>
            <draw:equation draw:name="f107" draw:formula="100*logheight/216"/>
            <draw:equation draw:name="f108" draw:formula="170*logwidth/209"/>
            <draw:equation draw:name="f109" draw:formula="113*logheight/216"/>
            <draw:equation draw:name="f110" draw:formula="172*logwidth/209"/>
            <draw:equation draw:name="f111" draw:formula="119*logheight/216"/>
            <draw:equation draw:name="f112" draw:formula="180*logwidth/209"/>
            <draw:equation draw:name="f113" draw:formula="109*logheight/216"/>
            <draw:equation draw:name="f114" draw:formula="190*logwidth/209"/>
            <draw:equation draw:name="f115" draw:formula="104*logheight/216"/>
            <draw:equation draw:name="f116" draw:formula="194*logwidth/209"/>
            <draw:equation draw:name="f117" draw:formula="95*logheight/216"/>
            <draw:equation draw:name="f118" draw:formula="201*logwidth/209"/>
            <draw:equation draw:name="f119" draw:formula="86*logheight/216"/>
            <draw:equation draw:name="f120" draw:formula="logwidth"/>
            <draw:equation draw:name="f121" draw:formula="logheight"/>
          </draw:enhanced-geometry>
        </draw:custom-shape>
        <draw:custom-shape draw:name="Freeform 10" draw:style-name="gr3" draw:text-style-name="P2" draw:layer="layout" svg:width="1.871cm" svg:height="1.683cm" svg:x="27.088cm" svg:y="8.001cm">
          <text:p><text:span text:style-name="T1"/></text:p>
          <draw:enhanced-geometry draw:mirror-horizontal="false" draw:mirror-vertical="false" drawooo:sub-view-size="170 153" draw:text-areas="0 0 ?f102 ?f103" svg:viewBox="0 0 0 0" draw:type="ooxml-non-primitive" draw:enhanced-path="M 169 54 C 167 54 167 54 167 54 167 54 168 52 168 52 168 52 168 51 168 51 166 51 166 51 166 51 166 50 166 50 166 50 165 50 165 50 165 50 165 50 165 48 165 47 165 47 166 46 166 46 166 46 164 46 164 46 164 46 162 47 162 47 162 47 163 46 162 46 162 45 161 46 161 46 161 46 155 42 155 42 153 42 153 42 153 42 151 45 151 45 151 45 151 45 148 45 148 45 148 44 147 46 147 46 145 45 145 45 145 45 145 45 146 47 146 47 146 47 145 47 145 47 144 48 144 49 144 49 146 49 146 49 146 49 144 50 144 50 144 50 144 50 142 50 142 50 142 50 140 50 139 49 139 49 137 48 137 48 137 48 135 48 135 48 135 47 134 46 134 46 134 45 133 46 133 46 133 46 133 46 133 46 132 46 132 47 132 48 132 48 132 48 132 48 131 48 131 48 131 48 131 48 128 51 128 51 128 52 127 53 127 53 127 53 126 53 126 53 126 52 125 52 124 52 124 51 123 52 123 52 122 53 122 53 122 53 121 54 121 54 121 54 120 56 120 56 120 56 119 56 119 56 119 56 116 59 116 59 116 59 116 59 114 60 114 60 114 60 109 63 109 63 109 41 109 41 109 41 74 41 74 41 74 41 74 0 74 0 74 0 72 1 72 1 72 1 70 0 70 0 70 0 70 0 69 0 69 0 69 1 68 2 68 2 68 2 70 5 70 5 70 5 71 7 71 7 71 7 70 9 70 9 70 10 69 11 69 11 69 12 71 15 71 15 66 24 66 24 66 24 66 28 66 28 66 28 66 32 66 32 66 32 66 32 64 33 64 33 64 33 64 35 64 35 64 35 63 37 63 37 62 37 61 39 61 39 61 40 63 42 63 42 63 42 62 42 62 43 61 43 61 46 61 46 61 46 59 46 59 46 59 46 58 48 58 48 51 55 51 55 51 55 51 55 46 58 46 58 46 58 44 58 44 58 44 58 42 55 42 55 42 55 41 55 41 55 40 55 40 57 39 57 39 57 38 58 38 58 38 58 37 62 37 62 37 62 36 61 36 61 35 61 34 61 34 61 34 61 33 64 33 64 32 64 31 65 31 65 31 65 31 69 31 69 31 69 30 70 30 70 30 70 29 70 29 71 29 71 30 72 30 72 30 72 30 77 30 77 28 76 28 76 28 76 28 76 28 77 28 78 28 78 27 79 27 79 27 79 25 79 25 79 25 79 25 77 25 77 25 77 26 76 26 76 26 76 25 75 25 75 25 75 24 74 24 74 24 74 22 73 22 72 22 72 21 72 21 73 21 73 20 74 20 74 20 75 18 78 18 78 18 79 17 81 17 81 17 81 15 83 15 83 15 83 16 86 16 87 16 87 17 91 17 91 17 91 14 91 14 91 14 92 12 92 12 92 12 92 12 94 12 94 12 95 11 97 11 97 11 97 10 98 10 98 9 99 6 99 6 99 2 100 2 100 2 100 2 100 2 102 2 103 2 103 2 106 2 106 2 106 1 107 1 107 2 109 2 109 2 109 1 110 1 110 1 110 1 110 0 111 0 112 0 112 2 112 2 112 2 112 3 115 3 115 4 115 4 117 4 117 4 117 6 118 6 118 6 118 6 119 6 119 5 121 5 121 5 121 5 121 8 122 8 122 8 122 9 126 9 126 12 128 12 128 12 128 12 128 11 129 11 129 11 130 11 131 11 131 11 131 15 134 15 134 17 134 17 134 17 134 18 137 18 137 18 137 21 138 21 138 21 138 23 138 23 138 23 138 25 139 25 139 25 139 25 139 24 140 24 140 24 140 23 141 23 141 24 142 24 142 24 142 24 143 24 143 24 143 24 143 25 146 25 146 25 146 28 148 28 148 30 149 30 149 30 149 30 149 32 150 32 150 32 150 33 152 33 152 33 153 38 152 38 152 44 146 44 146 44 146 49 151 49 151 49 151 52 149 52 149 52 149 54 149 54 149 54 149 61 148 61 148 61 148 62 146 62 146 62 146 61 145 61 145 61 145 62 143 62 143 62 143 63 144 63 144 63 144 66 145 66 145 66 145 70 142 70 142 70 142 73 140 73 140 73 140 75 143 75 143 75 143 81 139 81 139 81 139 81 139 81 138 80 138 80 138 80 137 80 136 80 136 83 135 83 135 83 134 83 134 83 134 83 134 82 132 82 132 82 132 82 130 82 130 84 125 84 125 84 125 84 125 85 123 85 123 85 123 88 121 88 121 88 120 91 117 91 117 91 117 93 115 93 115 93 115 94 113 94 113 93 111 93 111 93 111 94 109 94 109 94 109 95 108 95 108 95 108 98 106 98 106 98 106 98 104 98 104 98 104 98 104 101 102 101 102 101 101 101 101 101 101 101 101 102 99 102 99 103 95 103 95 103 95 103 91 103 91 103 91 103 91 106 92 106 92 107 93 108 94 108 94 108 94 109 97 109 97 109 97 116 99 116 99 116 99 121 89 121 89 121 88 123 89 123 89 123 89 123 85 123 85 123 85 126 80 126 80 130 84 130 84 130 84 132 81 132 81 132 81 133 79 133 79 133 79 135 76 135 76 135 76 135 78 135 78 135 78 137 76 137 76 137 76 139 74 139 74 139 74 139 75 139 75 139 75 139 75 141 72 141 72 141 72 146 66 146 66 146 66 146 65 146 65 146 65 145 64 145 64 147 61 147 61 147 61 149 58 149 58 149 58 148 57 148 57 148 57 148 52 148 52 148 52 166 67 166 67 166 67 170 59 170 59 170 59 169 58 169 58 169 58 L 169 54 Z N">
            <draw:equation draw:name="f0" draw:formula="168*logwidth/170"/>
            <draw:equation draw:name="f1" draw:formula="51*logheight/153"/>
            <draw:equation draw:name="f2" draw:formula="165*logwidth/170"/>
            <draw:equation draw:name="f3" draw:formula="47*logheight/153"/>
            <draw:equation draw:name="f4" draw:formula="162*logwidth/170"/>
            <draw:equation draw:name="f5" draw:formula="46*logheight/153"/>
            <draw:equation draw:name="f6" draw:formula="151*logwidth/170"/>
            <draw:equation draw:name="f7" draw:formula="45*logheight/153"/>
            <draw:equation draw:name="f8" draw:formula="146*logwidth/170"/>
            <draw:equation draw:name="f9" draw:formula="47*logheight/153"/>
            <draw:equation draw:name="f10" draw:formula="144*logwidth/170"/>
            <draw:equation draw:name="f11" draw:formula="50*logheight/153"/>
            <draw:equation draw:name="f12" draw:formula="135*logwidth/170"/>
            <draw:equation draw:name="f13" draw:formula="48*logheight/153"/>
            <draw:equation draw:name="f14" draw:formula="132*logwidth/170"/>
            <draw:equation draw:name="f15" draw:formula="48*logheight/153"/>
            <draw:equation draw:name="f16" draw:formula="127*logwidth/170"/>
            <draw:equation draw:name="f17" draw:formula="53*logheight/153"/>
            <draw:equation draw:name="f18" draw:formula="122*logwidth/170"/>
            <draw:equation draw:name="f19" draw:formula="53*logheight/153"/>
            <draw:equation draw:name="f20" draw:formula="116*logwidth/170"/>
            <draw:equation draw:name="f21" draw:formula="59*logheight/153"/>
            <draw:equation draw:name="f22" draw:formula="74*logwidth/170"/>
            <draw:equation draw:name="f23" draw:formula="41*logheight/153"/>
            <draw:equation draw:name="f24" draw:formula="69*logwidth/170"/>
            <draw:equation draw:name="f25" draw:formula="0*logheight/153"/>
            <draw:equation draw:name="f26" draw:formula="70*logwidth/170"/>
            <draw:equation draw:name="f27" draw:formula="9*logheight/153"/>
            <draw:equation draw:name="f28" draw:formula="66*logwidth/170"/>
            <draw:equation draw:name="f29" draw:formula="28*logheight/153"/>
            <draw:equation draw:name="f30" draw:formula="63*logwidth/170"/>
            <draw:equation draw:name="f31" draw:formula="37*logheight/153"/>
            <draw:equation draw:name="f32" draw:formula="61*logwidth/170"/>
            <draw:equation draw:name="f33" draw:formula="46*logheight/153"/>
            <draw:equation draw:name="f34" draw:formula="46*logwidth/170"/>
            <draw:equation draw:name="f35" draw:formula="58*logheight/153"/>
            <draw:equation draw:name="f36" draw:formula="39*logwidth/170"/>
            <draw:equation draw:name="f37" draw:formula="57*logheight/153"/>
            <draw:equation draw:name="f38" draw:formula="34*logwidth/170"/>
            <draw:equation draw:name="f39" draw:formula="61*logheight/153"/>
            <draw:equation draw:name="f40" draw:formula="30*logwidth/170"/>
            <draw:equation draw:name="f41" draw:formula="70*logheight/153"/>
            <draw:equation draw:name="f42" draw:formula="28*logwidth/170"/>
            <draw:equation draw:name="f43" draw:formula="76*logheight/153"/>
            <draw:equation draw:name="f44" draw:formula="25*logwidth/170"/>
            <draw:equation draw:name="f45" draw:formula="77*logheight/153"/>
            <draw:equation draw:name="f46" draw:formula="22*logwidth/170"/>
            <draw:equation draw:name="f47" draw:formula="72*logheight/153"/>
            <draw:equation draw:name="f48" draw:formula="17*logwidth/170"/>
            <draw:equation draw:name="f49" draw:formula="81*logheight/153"/>
            <draw:equation draw:name="f50" draw:formula="14*logwidth/170"/>
            <draw:equation draw:name="f51" draw:formula="91*logheight/153"/>
            <draw:equation draw:name="f52" draw:formula="10*logwidth/170"/>
            <draw:equation draw:name="f53" draw:formula="98*logheight/153"/>
            <draw:equation draw:name="f54" draw:formula="2*logwidth/170"/>
            <draw:equation draw:name="f55" draw:formula="106*logheight/153"/>
            <draw:equation draw:name="f56" draw:formula="0*logwidth/170"/>
            <draw:equation draw:name="f57" draw:formula="112*logheight/153"/>
            <draw:equation draw:name="f58" draw:formula="6*logwidth/170"/>
            <draw:equation draw:name="f59" draw:formula="118*logheight/153"/>
            <draw:equation draw:name="f60" draw:formula="9*logwidth/170"/>
            <draw:equation draw:name="f61" draw:formula="126*logheight/153"/>
            <draw:equation draw:name="f62" draw:formula="15*logwidth/170"/>
            <draw:equation draw:name="f63" draw:formula="134*logheight/153"/>
            <draw:equation draw:name="f64" draw:formula="23*logwidth/170"/>
            <draw:equation draw:name="f65" draw:formula="138*logheight/153"/>
            <draw:equation draw:name="f66" draw:formula="24*logwidth/170"/>
            <draw:equation draw:name="f67" draw:formula="142*logheight/153"/>
            <draw:equation draw:name="f68" draw:formula="30*logwidth/170"/>
            <draw:equation draw:name="f69" draw:formula="149*logheight/153"/>
            <draw:equation draw:name="f70" draw:formula="44*logwidth/170"/>
            <draw:equation draw:name="f71" draw:formula="146*logheight/153"/>
            <draw:equation draw:name="f72" draw:formula="61*logwidth/170"/>
            <draw:equation draw:name="f73" draw:formula="148*logheight/153"/>
            <draw:equation draw:name="f74" draw:formula="63*logwidth/170"/>
            <draw:equation draw:name="f75" draw:formula="144*logheight/153"/>
            <draw:equation draw:name="f76" draw:formula="75*logwidth/170"/>
            <draw:equation draw:name="f77" draw:formula="143*logheight/153"/>
            <draw:equation draw:name="f78" draw:formula="83*logwidth/170"/>
            <draw:equation draw:name="f79" draw:formula="135*logheight/153"/>
            <draw:equation draw:name="f80" draw:formula="84*logwidth/170"/>
            <draw:equation draw:name="f81" draw:formula="125*logheight/153"/>
            <draw:equation draw:name="f82" draw:formula="93*logwidth/170"/>
            <draw:equation draw:name="f83" draw:formula="115*logheight/153"/>
            <draw:equation draw:name="f84" draw:formula="95*logwidth/170"/>
            <draw:equation draw:name="f85" draw:formula="108*logheight/153"/>
            <draw:equation draw:name="f86" draw:formula="101*logwidth/170"/>
            <draw:equation draw:name="f87" draw:formula="101*logheight/153"/>
            <draw:equation draw:name="f88" draw:formula="106*logwidth/170"/>
            <draw:equation draw:name="f89" draw:formula="92*logheight/153"/>
            <draw:equation draw:name="f90" draw:formula="121*logwidth/170"/>
            <draw:equation draw:name="f91" draw:formula="89*logheight/153"/>
            <draw:equation draw:name="f92" draw:formula="130*logwidth/170"/>
            <draw:equation draw:name="f93" draw:formula="84*logheight/153"/>
            <draw:equation draw:name="f94" draw:formula="135*logwidth/170"/>
            <draw:equation draw:name="f95" draw:formula="78*logheight/153"/>
            <draw:equation draw:name="f96" draw:formula="141*logwidth/170"/>
            <draw:equation draw:name="f97" draw:formula="72*logheight/153"/>
            <draw:equation draw:name="f98" draw:formula="147*logwidth/170"/>
            <draw:equation draw:name="f99" draw:formula="61*logheight/153"/>
            <draw:equation draw:name="f100" draw:formula="166*logwidth/170"/>
            <draw:equation draw:name="f101" draw:formula="67*logheight/153"/>
            <draw:equation draw:name="f102" draw:formula="logwidth"/>
            <draw:equation draw:name="f103" draw:formula="logheight"/>
          </draw:enhanced-geometry>
        </draw:custom-shape>
        <draw:custom-shape draw:name="Freeform 11" draw:style-name="gr9" draw:text-style-name="P2" draw:layer="layout" svg:width="2.968cm" svg:height="1.94cm" svg:x="11.102cm" svg:y="3.494cm">
          <text:p><text:span text:style-name="T1"/></text:p>
          <draw:enhanced-geometry draw:mirror-horizontal="false" draw:mirror-vertical="false" drawooo:sub-view-size="270 176" draw:text-areas="0 0 ?f120 ?f121" svg:viewBox="0 0 0 0" draw:type="ooxml-non-primitive" draw:enhanced-path="M 63 94 C 63 94 63 94 63 94 63 94 63 93 63 93 63 93 63 92 63 92 63 92 63 91 64 91 64 91 64 91 64 90 64 90 64 90 64 90 65 90 65 90 65 90 65 90 65 91 65 91 65 91 65 92 65 92 65 93 65 93 65 93 66 93 66 93 65 93 65 94 65 94 65 94 65 94 65 95 65 95 65 95 64 95 64 95 64 95 64 95 63 94 Z M 77 85 C 77 85 77 85 77 86 77 86 77 87 77 87 78 87 78 86 78 86 78 86 79 86 79 85 79 85 79 84 79 83 79 82 79 82 79 81 79 80 79 79 78 79 78 79 78 80 77 81 77 81 77 81 77 82 77 82 77 82 77 82 77 83 77 84 77 85 Z M 77 49 C 77 49 77 50 76 50 76 51 76 51 76 50 76 50 76 49 76 49 75 49 76 48 75 48 75 47 75 47 75 46 75 46 75 46 75 45 75 45 75 45 75 45 75 44 75 44 74 44 74 44 74 43 74 43 74 43 74 43 73 42 73 42 73 43 72 42 72 42 72 42 72 42 72 42 71 41 71 41 71 41 71 40 71 40 72 40 72 40 72 39 72 39 72 39 73 39 73 39 73 39 73 39 74 39 74 39 74 39 74 39 74 38 74 38 75 38 75 38 75 38 75 38 75 38 75 38 76 38 76 38 76 38 76 37 77 37 77 36 77 36 76 35 75 35 74 35 74 34 73 33 73 33 72 33 72 33 72 34 72 34 71 34 71 34 71 35 71 35 71 36 70 36 70 36 70 37 70 37 70 37 70 38 70 38 70 39 69 39 69 39 69 40 69 40 69 40 69 41 69 41 69 41 69 42 69 42 69 42 69 43 70 43 70 44 71 44 71 45 72 45 73 45 73 45 73 45 73 46 73 47 73 48 73 49 74 49 74 50 74 50 74 50 74 50 74 51 74 51 74 52 75 52 75 52 75 53 75 53 75 53 75 53 75 53 76 54 76 54 76 55 76 55 76 54 76 54 77 54 77 54 77 54 77 54 77 54 78 53 78 53 78 53 79 54 79 54 79 55 79 55 79 56 79 56 79 57 79 57 79 58 80 58 80 58 81 57 81 57 81 57 81 57 82 56 82 56 82 56 82 56 82 55 82 54 82 54 82 54 82 54 82 53 82 53 81 53 81 52 81 52 81 51 81 51 80 50 80 50 79 50 79 49 78 50 78 49 78 49 77 49 77 49 77 48 77 48 77 48 77 48 77 49 77 49 Z M 59 27 C 59 26 60 25 59 25 59 25 59 24 59 24 59 24 59 24 58 23 58 23 57 23 57 22 57 22 57 21 57 21 56 20 56 21 55 21 55 22 54 22 55 23 55 23 54 23 55 24 55 25 55 25 55 25 55 26 55 26 56 27 56 27 57 27 57 28 58 28 58 28 59 29 60 29 59 27 59 27 Z M 64 30 C 64 30 64 30 65 30 65 30 65 31 65 30 66 30 65 30 65 30 65 29 65 29 65 28 65 28 65 27 65 26 65 26 65 26 65 25 65 25 65 25 65 25 64 25 64 25 64 26 64 26 64 26 64 27 64 27 63 27 63 27 63 28 63 28 63 29 63 29 62 29 62 29 63 30 63 30 64 30 Z M 63 18 C 63 18 63 18 64 18 64 17 64 18 64 18 64 19 65 19 65 19 65 20 65 20 66 20 66 21 66 21 66 21 66 22 67 21 67 21 67 21 68 20 68 20 69 20 69 19 69 19 69 18 68 18 68 18 67 18 67 18 67 17 67 17 66 17 66 17 65 17 65 16 64 16 64 16 63 16 62 16 62 16 62 17 61 17 61 17 61 18 60 18 60 19 59 19 60 19 60 20 60 20 60 20 60 21 60 21 61 21 61 21 61 21 61 22 61 22 61 22 61 22 62 22 62 22 63 22 63 22 63 22 64 22 64 22 64 22 64 21 64 21 64 20 64 20 64 20 63 19 63 19 63 19 63 19 63 18 Z M 74 26 C 74 26 75 25 74 25 74 25 74 25 74 24 74 24 73 23 73 24 73 24 73 24 73 24 73 25 73 25 73 25 73 26 74 26 74 26 Z M 269 147 C 269 146 270 145 269 145 269 145 268 145 268 144 268 143 268 141 268 141 268 140 268 139 267 139 266 138 265 137 265 137 265 136 265 136 265 135 265 135 266 133 266 133 266 0 266 0 266 0 67 0 67 0 67 0 68 1 69 2 69 2 69 3 69 3 69 3 69 3 69 3 68 3 68 3 68 2 68 2 67 2 67 3 67 3 67 3 66 3 66 4 67 4 68 4 68 4 69 4 68 4 68 5 68 5 68 5 68 6 68 6 67 6 67 6 67 7 68 7 68 7 68 8 69 8 69 8 69 8 69 8 70 8 70 9 70 9 70 10 70 10 70 11 70 11 70 11 71 12 71 12 71 12 71 12 72 12 72 12 72 12 72 13 72 13 72 13 72 14 72 14 73 15 73 14 73 14 73 14 73 13 73 13 74 13 74 12 74 12 75 13 76 13 76 13 76 13 76 13 76 14 76 14 77 14 77 14 78 14 78 14 78 14 78 15 78 15 78 15 77 15 77 16 77 16 77 17 77 18 78 18 78 18 78 18 78 19 78 19 79 19 79 20 79 20 79 21 79 21 80 21 80 21 80 22 80 22 79 23 79 23 78 23 78 23 78 23 77 24 77 24 78 24 78 24 78 25 78 25 78 25 78 25 78 26 78 27 78 28 78 28 78 29 78 29 78 29 77 29 77 29 77 29 77 29 76 29 76 29 76 29 76 29 76 28 76 28 75 28 75 27 75 27 74 27 74 27 73 26 73 27 72 27 72 27 72 28 72 28 72 29 72 29 72 29 71 30 72 30 72 30 72 31 72 31 73 31 72 32 73 32 73 32 73 32 73 31 74 31 74 31 74 31 74 31 75 31 75 31 75 32 76 32 76 32 76 32 76 33 76 33 76 33 77 33 77 34 77 34 77 34 78 34 78 34 78 34 79 35 79 35 80 35 80 35 80 35 80 35 80 36 80 36 81 36 81 36 81 36 82 36 82 36 82 37 82 37 83 37 83 37 83 37 83 37 83 37 83 37 83 37 82 38 82 38 82 38 82 38 82 39 81 39 81 39 81 40 81 40 81 40 80 40 80 40 80 40 80 40 80 40 80 39 80 40 80 39 80 39 80 39 79 39 79 39 79 39 78 39 78 39 78 39 78 39 78 40 78 40 77 40 77 40 76 40 76 41 76 41 76 42 76 42 76 43 76 43 76 43 77 44 77 44 77 44 77 45 77 45 77 46 77 46 77 46 78 46 78 47 78 47 78 47 79 47 79 47 79 47 80 47 80 48 80 48 80 48 80 47 80 47 80 47 80 47 80 47 79 47 79 47 79 46 79 46 79 46 79 46 79 46 79 45 79 45 79 45 79 45 79 44 79 44 79 44 78 44 78 44 78 44 78 44 78 43 78 43 78 43 79 43 79 43 79 42 79 42 79 42 80 42 80 42 80 42 80 42 80 42 81 42 81 42 82 42 81 43 82 43 82 44 82 45 82 45 82 46 82 46 82 46 82 46 82 47 83 47 83 47 83 48 83 48 83 48 84 48 84 49 84 49 85 49 85 50 86 50 86 51 86 51 86 52 87 52 87 52 87 52 88 52 88 52 88 52 87 52 87 53 87 53 86 53 86 54 86 54 86 54 85 55 85 55 85 56 85 56 84 56 84 56 84 57 84 57 84 57 84 57 84 58 84 58 83 58 83 58 83 58 83 59 83 59 83 60 83 60 83 61 82 61 82 62 82 62 82 63 81 63 81 64 81 64 81 64 81 65 81 65 81 66 82 66 82 66 82 67 81 67 81 67 81 68 81 68 81 69 81 69 81 69 80 69 80 69 80 69 80 70 80 70 80 70 80 71 80 71 80 71 80 71 80 71 80 71 81 72 81 72 81 72 81 72 82 73 82 73 82 73 82 73 82 74 83 74 82 74 82 74 82 74 82 74 81 74 80 74 80 75 80 75 80 76 80 76 81 76 81 77 81 77 81 77 81 78 81 78 81 79 81 79 81 79 81 80 82 80 82 80 82 81 83 81 83 82 83 82 83 82 83 82 83 86 83 86 83 86 83 87 83 87 83 87 83 87 82 87 82 88 81 88 81 88 81 88 81 88 80 88 80 88 80 89 80 89 81 90 81 90 81 90 81 90 80 91 80 90 80 90 80 90 79 90 79 90 79 90 79 89 78 89 78 89 77 89 77 89 77 90 77 91 76 91 76 91 75 92 75 92 75 93 75 93 75 94 75 94 74 95 74 95 73 96 73 97 72 98 71 99 70 99 70 99 69 98 69 98 69 98 68 98 68 97 68 97 67 97 67 96 66 96 66 95 65 96 65 96 65 96 65 96 64 97 64 97 64 96 64 97 63 97 63 98 63 98 63 98 64 100 63 100 63 100 63 99 63 99 62 98 62 99 62 99 61 99 61 100 60 100 60 99 61 99 61 99 61 98 61 98 62 97 62 97 62 97 62 96 62 96 62 96 61 96 61 95 61 95 62 95 62 95 62 94 62 94 62 93 62 93 62 92 62 92 62 91 62 91 63 90 63 90 63 89 64 89 64 88 64 88 65 88 65 88 65 88 66 88 66 87 66 87 66 87 65 86 66 86 66 86 67 86 67 87 67 87 67 87 67 87 67 88 67 88 67 88 67 89 67 89 67 90 67 90 67 90 67 91 67 91 67 92 67 92 67 92 67 93 67 93 67 93 67 93 67 94 67 94 67 94 67 94 68 95 68 95 68 95 69 95 69 95 69 94 69 93 69 93 69 92 69 91 70 90 70 89 70 89 70 88 70 87 70 87 70 87 71 86 71 86 72 85 72 85 72 86 73 86 72 86 72 87 72 87 72 87 72 88 72 88 72 89 72 89 72 89 73 90 73 90 73 90 74 90 74 91 75 91 75 90 75 90 75 90 75 90 75 78 75 78 75 78 75 75 75 75 75 75 75 75 75 75 76 75 76 74 76 75 77 75 78 75 77 73 77 73 77 72 77 72 77 71 77 71 77 70 77 70 77 70 77 70 77 70 76 69 77 68 76 68 76 68 75 68 76 67 76 67 77 67 77 67 78 67 78 66 78 65 78 64 78 63 78 62 78 62 77 61 77 61 77 60 77 60 77 59 77 59 77 59 77 58 76 58 76 58 76 58 75 58 75 58 75 59 74 59 74 59 74 60 73 60 73 60 73 61 72 62 72 62 72 63 71 63 71 63 71 64 70 65 70 65 70 66 70 66 70 67 69 68 69 68 69 69 69 69 68 70 68 70 67 70 65 71 62 73 61 76 61 76 61 77 60 77 59 77 59 77 59 76 59 76 59 76 59 75 60 75 60 74 60 74 60 74 61 73 61 73 62 73 62 72 63 72 63 71 63 70 63 69 63 69 64 68 65 67 65 67 65 66 66 66 66 66 66 66 66 65 67 65 67 65 67 65 67 66 67 66 67 67 67 67 66 68 67 69 67 70 68 69 68 68 68 68 68 67 68 66 68 66 68 66 68 66 68 65 69 65 69 64 69 64 69 64 69 63 69 63 70 63 70 62 70 62 71 62 71 61 71 61 72 61 72 61 72 60 72 60 72 60 72 59 72 59 72 59 72 58 72 58 72 58 72 56 70 55 70 54 70 53 70 53 70 53 70 52 70 52 70 52 69 51 69 51 69 50 68 50 68 49 67 49 67 48 67 48 67 47 68 47 69 46 68 46 68 45 67 45 66 46 66 46 66 46 66 46 66 46 65 46 65 47 65 47 65 47 65 47 65 48 65 48 65 48 64 48 64 49 64 50 64 50 65 50 65 51 65 51 66 52 66 52 65 53 65 52 64 52 64 51 64 51 63 51 63 50 62 50 62 49 62 49 61 49 61 48 61 48 61 48 60 49 60 49 61 50 60 51 60 52 60 51 60 51 59 50 59 50 59 49 58 49 58 48 58 48 58 47 57 47 57 46 56 46 56 44 55 45 55 46 54 46 53 46 53 46 52 47 52 47 45 47 45 47 45 47 45 47 44 46 43 46 42 46 42 45 41 45 41 45 41 45 41 45 27 45 27 45 27 45 27 45 26 45 26 44 26 44 26 44 25 44 25 44 25 44 24 44 24 44 24 44 24 44 23 43 23 43 22 43 22 43 22 42 22 42 22 42 22 42 21 42 21 42 21 41 20 41 20 41 19 41 19 41 18 40 17 40 17 40 16 40 15 39 14 39 13 38 12 38 11 37 10 36 9 36 7 35 6 35 6 34 5 34 4 34 3 34 2 34 2 34 2 34 1 33 1 33 1 33 1 33 0 33 1 34 1 34 1 34 1 35 1 35 1 36 2 36 2 37 2 37 2 38 2 39 2 40 2 40 2 41 2 41 2 42 1 42 1 42 1 43 1 44 1 45 1 45 2 46 2 47 2 48 2 49 2 49 2 50 2 50 2 51 2 51 2 51 2 52 2 53 2 54 3 54 3 55 3 56 3 56 3 56 3 56 3 57 3 58 4 58 4 59 4 59 4 59 5 60 5 60 5 60 6 61 7 61 8 62 8 62 9 62 9 63 9 63 9 64 10 64 10 64 10 64 10 65 10 65 10 65 10 66 11 66 11 66 11 67 11 67 11 67 11 68 11 68 11 68 11 69 12 69 12 69 12 69 12 70 12 71 12 71 12 72 13 73 13 74 13 74 12 75 13 75 13 75 13 75 13 76 13 76 13 76 13 76 13 77 13 79 13 80 13 80 13 81 14 81 14 81 14 82 14 82 14 83 14 84 14 84 15 85 15 86 16 87 16 87 16 88 17 89 17 89 18 90 18 91 18 92 18 92 18 93 18 93 18 93 19 93 19 94 19 94 19 94 19 95 18 95 19 96 19 96 19 96 19 97 19 97 19 97 19 97 19 98 19 98 19 99 19 100 19 100 20 101 20 101 20 102 20 103 20 103 21 103 21 103 21 103 22 102 22 102 23 103 23 103 23 103 23 103 24 103 24 103 25 104 26 104 28 105 28 105 29 105 29 106 30 106 30 106 30 106 29 107 28 107 28 108 27 108 27 108 27 108 26 109 26 109 26 109 25 109 24 110 24 110 23 111 22 110 22 110 22 110 22 109 21 109 21 109 21 110 21 110 21 111 22 111 22 112 22 113 22 113 22 114 22 114 22 115 22 115 22 115 23 116 23 116 23 117 23 117 23 117 23 118 24 118 24 118 25 118 25 118 25 118 25 119 26 119 27 118 27 118 27 118 27 117 28 117 29 117 30 118 31 118 31 118 31 119 31 119 31 119 31 120 30 120 30 120 29 120 29 120 29 120 28 121 28 121 28 121 28 122 28 122 27 123 27 123 27 124 27 124 27 124 28 125 28 125 28 125 29 126 29 126 29 127 29 127 29 127 29 128 28 128 29 129 29 129 28 130 28 130 28 130 28 131 28 131 28 132 29 132 29 132 29 133 29 134 28 134 28 134 28 135 28 135 27 136 27 136 26 136 26 136 26 135 26 135 26 135 25 134 25 134 25 133 25 133 26 132 25 132 25 132 25 132 25 131 25 131 25 131 25 130 24 129 25 128 25 126 25 126 25 125 25 125 25 125 24 124 24 124 24 124 24 123 24 123 24 123 24 124 23 124 23 125 23 127 23 128 23 129 23 131 23 132 23 133 23 134 24 135 24 136 24 137 24 138 24 139 25 139 26 139 27 140 27 140 28 141 28 141 28 142 29 142 29 142 30 141 30 141 31 141 31 141 32 141 33 141 34 140 35 139 35 139 36 139 36 140 36 140 36 140 37 140 38 141 39 140 40 140 41 140 42 140 43 140 44 141 45 142 45 142 46 143 47 144 48 145 48 145 49 146 49 146 50 146 50 146 50 146 51 146 51 146 52 146 52 146 53 145 54 145 54 145 55 145 55 145 56 145 57 145 58 146 59 146 59 147 60 147 60 148 61 148 61 148 62 149 63 149 64 150 64 151 64 152 64 153 65 154 65 155 66 156 66 156 67 157 67 157 68 158 68 159 68 161 68 162 68 163 68 164 68 165 69 166 69 167 69 167 69 168 69 168 69 169 69 169 69 170 70 171 70 171 71 172 73 174 76 174 78 175 79 175 80 175 81 175 82 175 82 175 83 176 83 176 84 176 84 176 87 176 87 176 87 176 88 176 89 175 90 175 92 174 94 173 95 172 96 171 97 171 98 170 99 170 100 169 101 169 101 169 102 169 102 169 104 169 106 170 107 169 107 169 108 169 108 168 108 168 109 168 109 168 110 168 111 168 112 168 113 169 113 169 113 169 114 169 114 169 115 169 115 169 116 169 116 169 116 169 117 169 117 169 118 169 118 169 119 170 120 170 120 170 121 170 121 171 121 171 121 171 122 172 121 173 122 173 123 174 124 174 124 173 125 173 125 172 126 172 126 171 127 171 128 171 128 171 129 171 130 171 131 171 132 172 133 172 134 171 135 171 136 170 137 169 138 169 139 168 139 168 140 168 141 167 141 167 142 167 143 167 143 167 144 167 144 168 145 168 145 168 146 169 147 169 149 169 150 169 151 169 153 169 154 168 155 168 156 168 157 167 159 166 161 164 163 164 164 163 165 163 166 163 167 163 167 163 168 162 168 162 168 162 169 162 169 162 170 162 171 162 171 162 172 162 172 162 173 161 174 161 175 160 175 160 175 160 176 159 176 159 176 159 177 158 177 158 178 158 179 158 180 158 181 158 181 158 182 159 182 158 183 158 183 158 184 158 185 158 185 158 185 158 186 157 186 157 187 157 187 157 187 157 188 157 188 157 189 157 191 157 192 157 193 157 193 157 194 157 195 156 195 156 196 155 196 155 197 155 197 154 198 154 198 154 199 154 270 154 270 154 270 154 267 150 267 150 267 150 267 150 269 147 269 147 Z N">
            <draw:equation draw:name="f0" draw:formula="65*logwidth/270"/>
            <draw:equation draw:name="f1" draw:formula="93*logheight/176"/>
            <draw:equation draw:name="f2" draw:formula="79*logwidth/270"/>
            <draw:equation draw:name="f3" draw:formula="83*logheight/176"/>
            <draw:equation draw:name="f4" draw:formula="75*logwidth/270"/>
            <draw:equation draw:name="f5" draw:formula="48*logheight/176"/>
            <draw:equation draw:name="f6" draw:formula="72*logwidth/270"/>
            <draw:equation draw:name="f7" draw:formula="39*logheight/176"/>
            <draw:equation draw:name="f8" draw:formula="72*logwidth/270"/>
            <draw:equation draw:name="f9" draw:formula="33*logheight/176"/>
            <draw:equation draw:name="f10" draw:formula="73*logwidth/270"/>
            <draw:equation draw:name="f11" draw:formula="45*logheight/176"/>
            <draw:equation draw:name="f12" draw:formula="78*logwidth/270"/>
            <draw:equation draw:name="f13" draw:formula="53*logheight/176"/>
            <draw:equation draw:name="f14" draw:formula="81*logwidth/270"/>
            <draw:equation draw:name="f15" draw:formula="51*logheight/176"/>
            <draw:equation draw:name="f16" draw:formula="57*logwidth/270"/>
            <draw:equation draw:name="f17" draw:formula="21*logheight/176"/>
            <draw:equation draw:name="f18" draw:formula="65*logwidth/270"/>
            <draw:equation draw:name="f19" draw:formula="30*logheight/176"/>
            <draw:equation draw:name="f20" draw:formula="64*logwidth/270"/>
            <draw:equation draw:name="f21" draw:formula="30*logheight/176"/>
            <draw:equation draw:name="f22" draw:formula="67*logwidth/270"/>
            <draw:equation draw:name="f23" draw:formula="17*logheight/176"/>
            <draw:equation draw:name="f24" draw:formula="63*logwidth/270"/>
            <draw:equation draw:name="f25" draw:formula="22*logheight/176"/>
            <draw:equation draw:name="f26" draw:formula="73*logwidth/270"/>
            <draw:equation draw:name="f27" draw:formula="25*logheight/176"/>
            <draw:equation draw:name="f28" draw:formula="67*logwidth/270"/>
            <draw:equation draw:name="f29" draw:formula="0*logheight/176"/>
            <draw:equation draw:name="f30" draw:formula="68*logwidth/270"/>
            <draw:equation draw:name="f31" draw:formula="7*logheight/176"/>
            <draw:equation draw:name="f32" draw:formula="74*logwidth/270"/>
            <draw:equation draw:name="f33" draw:formula="12*logheight/176"/>
            <draw:equation draw:name="f34" draw:formula="80*logwidth/270"/>
            <draw:equation draw:name="f35" draw:formula="21*logheight/176"/>
            <draw:equation draw:name="f36" draw:formula="75*logwidth/270"/>
            <draw:equation draw:name="f37" draw:formula="28*logheight/176"/>
            <draw:equation draw:name="f38" draw:formula="76*logwidth/270"/>
            <draw:equation draw:name="f39" draw:formula="32*logheight/176"/>
            <draw:equation draw:name="f40" draw:formula="83*logwidth/270"/>
            <draw:equation draw:name="f41" draw:formula="37*logheight/176"/>
            <draw:equation draw:name="f42" draw:formula="76*logwidth/270"/>
            <draw:equation draw:name="f43" draw:formula="41*logheight/176"/>
            <draw:equation draw:name="f44" draw:formula="79*logwidth/270"/>
            <draw:equation draw:name="f45" draw:formula="46*logheight/176"/>
            <draw:equation draw:name="f46" draw:formula="82*logwidth/270"/>
            <draw:equation draw:name="f47" draw:formula="43*logheight/176"/>
            <draw:equation draw:name="f48" draw:formula="86*logwidth/270"/>
            <draw:equation draw:name="f49" draw:formula="54*logheight/176"/>
            <draw:equation draw:name="f50" draw:formula="81*logwidth/270"/>
            <draw:equation draw:name="f51" draw:formula="66*logheight/176"/>
            <draw:equation draw:name="f52" draw:formula="82*logwidth/270"/>
            <draw:equation draw:name="f53" draw:formula="74*logheight/176"/>
            <draw:equation draw:name="f54" draw:formula="83*logwidth/270"/>
            <draw:equation draw:name="f55" draw:formula="87*logheight/176"/>
            <draw:equation draw:name="f56" draw:formula="75*logwidth/270"/>
            <draw:equation draw:name="f57" draw:formula="92*logheight/176"/>
            <draw:equation draw:name="f58" draw:formula="63*logwidth/270"/>
            <draw:equation draw:name="f59" draw:formula="98*logheight/176"/>
            <draw:equation draw:name="f60" draw:formula="62*logwidth/270"/>
            <draw:equation draw:name="f61" draw:formula="92*logheight/176"/>
            <draw:equation draw:name="f62" draw:formula="67*logwidth/270"/>
            <draw:equation draw:name="f63" draw:formula="91*logheight/176"/>
            <draw:equation draw:name="f64" draw:formula="72*logwidth/270"/>
            <draw:equation draw:name="f65" draw:formula="85*logheight/176"/>
            <draw:equation draw:name="f66" draw:formula="77*logwidth/270"/>
            <draw:equation draw:name="f67" draw:formula="75*logheight/176"/>
            <draw:equation draw:name="f68" draw:formula="77*logwidth/270"/>
            <draw:equation draw:name="f69" draw:formula="59*logheight/176"/>
            <draw:equation draw:name="f70" draw:formula="67*logwidth/270"/>
            <draw:equation draw:name="f71" draw:formula="70*logheight/176"/>
            <draw:equation draw:name="f72" draw:formula="66*logwidth/270"/>
            <draw:equation draw:name="f73" draw:formula="65*logheight/176"/>
            <draw:equation draw:name="f74" draw:formula="72*logwidth/270"/>
            <draw:equation draw:name="f75" draw:formula="61*logheight/176"/>
            <draw:equation draw:name="f76" draw:formula="66*logwidth/270"/>
            <draw:equation draw:name="f77" draw:formula="46*logheight/176"/>
            <draw:equation draw:name="f78" draw:formula="61*logwidth/270"/>
            <draw:equation draw:name="f79" draw:formula="48*logheight/176"/>
            <draw:equation draw:name="f80" draw:formula="43*logwidth/270"/>
            <draw:equation draw:name="f81" draw:formula="46*logheight/176"/>
            <draw:equation draw:name="f82" draw:formula="20*logwidth/270"/>
            <draw:equation draw:name="f83" draw:formula="41*logheight/176"/>
            <draw:equation draw:name="f84" draw:formula="1*logwidth/270"/>
            <draw:equation draw:name="f85" draw:formula="35*logheight/176"/>
            <draw:equation draw:name="f86" draw:formula="3*logwidth/270"/>
            <draw:equation draw:name="f87" draw:formula="56*logheight/176"/>
            <draw:equation draw:name="f88" draw:formula="11*logwidth/270"/>
            <draw:equation draw:name="f89" draw:formula="68*logheight/176"/>
            <draw:equation draw:name="f90" draw:formula="14*logwidth/270"/>
            <draw:equation draw:name="f91" draw:formula="84*logheight/176"/>
            <draw:equation draw:name="f92" draw:formula="20*logwidth/270"/>
            <draw:equation draw:name="f93" draw:formula="101*logheight/176"/>
            <draw:equation draw:name="f94" draw:formula="26*logwidth/270"/>
            <draw:equation draw:name="f95" draw:formula="109*logheight/176"/>
            <draw:equation draw:name="f96" draw:formula="25*logwidth/270"/>
            <draw:equation draw:name="f97" draw:formula="118*logheight/176"/>
            <draw:equation draw:name="f98" draw:formula="28*logwidth/270"/>
            <draw:equation draw:name="f99" draw:formula="125*logheight/176"/>
            <draw:equation draw:name="f100" draw:formula="25*logwidth/270"/>
            <draw:equation draw:name="f101" draw:formula="133*logheight/176"/>
            <draw:equation draw:name="f102" draw:formula="24*logwidth/270"/>
            <draw:equation draw:name="f103" draw:formula="135*logheight/176"/>
            <draw:equation draw:name="f104" draw:formula="43*logwidth/270"/>
            <draw:equation draw:name="f105" draw:formula="140*logheight/176"/>
            <draw:equation draw:name="f106" draw:formula="64*logwidth/270"/>
            <draw:equation draw:name="f107" draw:formula="150*logheight/176"/>
            <draw:equation draw:name="f108" draw:formula="81*logwidth/270"/>
            <draw:equation draw:name="f109" draw:formula="175*logheight/176"/>
            <draw:equation draw:name="f110" draw:formula="109*logwidth/270"/>
            <draw:equation draw:name="f111" draw:formula="168*logheight/176"/>
            <draw:equation draw:name="f112" draw:formula="126*logwidth/270"/>
            <draw:equation draw:name="f113" draw:formula="172*logheight/176"/>
            <draw:equation draw:name="f114" draw:formula="154*logwidth/270"/>
            <draw:equation draw:name="f115" draw:formula="168*logheight/176"/>
            <draw:equation draw:name="f116" draw:formula="179*logwidth/270"/>
            <draw:equation draw:name="f117" draw:formula="158*logheight/176"/>
            <draw:equation draw:name="f118" draw:formula="199*logwidth/270"/>
            <draw:equation draw:name="f119" draw:formula="154*logheight/176"/>
            <draw:equation draw:name="f120" draw:formula="logwidth"/>
            <draw:equation draw:name="f121" draw:formula="logheight"/>
          </draw:enhanced-geometry>
        </draw:custom-shape>
        <draw:custom-shape draw:name="Freeform 12" draw:style-name="gr4" draw:text-style-name="P2" draw:layer="layout" svg:width="3.198cm" svg:height="1.417cm" svg:x="26.707cm" svg:y="8.575cm">
          <text:p><text:span text:style-name="T1"/></text:p>
          <draw:enhanced-geometry draw:mirror-horizontal="false" draw:mirror-vertical="false" drawooo:sub-view-size="291 129" draw:text-areas="0 0 ?f118 ?f119" svg:viewBox="0 0 0 0" draw:type="ooxml-non-primitive" draw:enhanced-path="M 270 129 C 268 129 268 129 268 129 268 128 268 128 268 128 268 127 268 127 268 127 269 126 270 128 270 128 270 128 270 128 270 129 Z M 287 71 C 288 70 288 70 288 70 288 70 288 69 288 69 289 69 289 68 289 68 289 68 289 68 289 67 289 67 290 67 290 67 290 67 290 66 290 66 290 66 290 66 290 66 291 65 291 65 291 65 291 65 290 65 290 65 290 65 290 66 289 66 289 66 289 67 288 67 288 67 287 68 287 68 287 68 287 69 287 69 287 69 287 69 287 69 287 70 287 70 287 70 287 70 287 71 287 71 Z M 278 65 C 285 65 285 65 285 65 285 65 285 65 285 65 285 66 284 67 284 68 284 68 284 69 284 69 284 69 284 70 284 70 283 71 283 71 283 72 283 72 283 72 282 72 282 73 282 73 282 73 282 74 281 74 281 75 281 75 281 76 280 76 279 78 278 79 277 81 277 82 276 82 276 83 276 85 276 86 276 87 276 88 276 89 274 89 274 89 274 89 273 89 273 89 272 89 272 90 271 90 271 91 271 92 271 92 271 92 270 93 269 93 269 94 269 94 268 94 268 95 268 95 268 96 268 96 268 96 267 97 267 97 268 98 268 98 268 99 268 99 268 100 268 101 267 101 267 102 267 103 266 103 266 103 266 102 266 102 266 101 266 101 265 101 265 101 265 100 265 100 264 100 264 99 264 98 264 98 264 97 264 97 264 97 264 96 264 96 264 95 265 95 265 94 265 93 265 93 266 92 266 92 266 91 266 91 266 90 266 90 266 89 266 89 266 89 266 88 267 87 267 86 267 86 267 85 268 83 268 82 269 82 269 81 269 81 269 80 270 80 270 79 271 78 272 77 272 76 273 75 274 74 274 73 275 73 276 72 276 71 276 70 274 71 274 70 274 69 276 69 276 69 276 68 276 68 276 68 276 68 276 68 276 68 L 278 65 Z M 266 128 C 266 129 266 129 267 129 164 129 164 129 164 129 100 127 100 127 100 127 69 127 69 127 69 127 69 126 69 126 69 126 31 126 31 126 31 126 0 126 0 126 0 126 6 123 6 123 6 123 6 123 9 123 9 123 9 123 13 122 14 122 14 121 17 121 18 120 18 120 19 119 19 119 19 118 20 116 20 116 21 116 23 115 24 115 25 115 25 115 26 115 26 114 27 113 28 113 28 112 27 110 28 110 29 109 31 108 31 108 32 107 32 108 32 107 33 106 33 105 33 104 33 104 35 103 36 102 37 101 40 99 41 99 43 98 45 98 46 97 47 97 48 95 49 94 50 94 58 86 58 86 60 87 60 87 60 87 60 87 59 88 59 88 59 88 58 89 58 89 59 90 59 90 59 90 59 91 59 91 59 91 59 91 60 94 60 94 60 94 63 96 63 96 65 97 65 97 65 97 65 97 67 98 67 98 67 98 68 100 68 100 68 101 73 100 73 100 79 94 79 94 79 94 84 99 84 99 84 99 87 97 87 97 87 97 89 97 89 97 89 97 96 96 96 96 96 96 97 94 97 94 97 94 96 93 96 93 96 93 97 91 97 91 97 91 98 92 98 92 98 92 101 93 101 93 101 93 105 90 105 90 105 90 108 88 108 88 108 88 110 91 110 91 110 91 116 87 116 87 116 87 116 87 116 86 115 86 115 86 115 85 115 84 115 84 118 83 118 83 118 82 118 82 118 82 118 82 117 80 117 80 117 80 117 78 117 78 119 73 119 73 119 73 119 73 120 71 120 71 120 71 123 69 123 69 123 68 126 65 126 65 126 65 128 63 128 63 128 63 129 61 129 61 128 59 128 59 128 59 129 57 129 57 129 57 130 56 130 56 130 56 133 54 133 54 133 54 133 52 133 52 133 52 133 52 136 50 136 50 136 49 136 49 136 49 136 49 137 47 137 47 138 43 138 43 138 43 138 39 138 39 138 39 138 39 141 40 141 40 142 41 143 42 143 42 143 42 144 45 144 45 144 45 151 47 151 47 151 47 156 37 156 37 156 36 158 37 158 37 158 37 158 33 158 33 158 33 161 28 161 28 165 32 165 32 165 32 167 29 167 29 167 29 168 27 168 27 168 27 170 24 170 24 170 24 170 26 170 26 170 26 172 24 172 24 172 24 174 22 174 22 174 22 174 23 174 23 174 23 174 23 176 20 176 20 176 20 181 14 181 14 181 14 181 13 181 13 181 13 180 12 180 12 182 9 182 9 182 9 184 6 184 6 184 6 183 5 183 5 183 5 183 0 183 0 183 0 201 15 201 15 201 15 205 7 205 7 205 7 205 7 210 7 211 8 211 8 214 11 214 11 214 11 212 14 212 14 212 14 212 16 212 16 212 17 215 18 215 18 216 18 219 19 219 19 220 19 221 20 221 20 221 20 222 22 222 22 222 22 224 22 224 22 224 22 226 24 226 24 226 25 229 21 229 21 232 25 232 25 232 25 232 27 232 27 232 27 230 28 230 28 230 28 229 28 229 28 229 28 229 33 229 33 229 33 228 33 228 34 227 34 227 35 226 35 225 35 225 36 225 36 225 36 225 36 225 36 225 37 226 37 226 37 226 37 226 37 225 38 225 38 225 38 224 38 224 38 224 38 223 37 223 37 222 37 222 38 222 38 222 39 221 40 221 40 221 41 221 42 221 42 221 44 220 45 220 47 220 48 220 48 220 49 220 50 221 50 222 50 223 51 224 51 225 50 225 50 226 50 227 50 227 50 228 50 228 50 229 49 230 49 230 49 230 49 230 50 230 50 230 51 230 52 230 53 231 54 231 55 232 56 234 57 235 58 236 59 237 59 238 60 239 60 240 60 240 60 241 60 242 60 242 60 243 60 243 61 244 61 244 61 245 62 245 63 246 63 246 64 247 65 247 65 248 66 249 67 250 67 251 68 252 68 253 69 254 69 254 69 255 70 255 70 255 71 255 72 255 72 255 72 255 73 255 73 255 74 255 74 255 74 255 73 254 73 254 73 254 72 254 72 253 72 253 72 252 72 251 72 251 72 251 72 250 71 249 71 249 72 250 72 250 72 250 72 251 72 251 72 252 72 252 73 253 73 253 73 254 74 255 75 255 77 255 77 255 77 255 78 255 78 255 79 255 79 255 79 254 80 254 80 254 80 254 81 253 81 253 82 253 83 252 82 251 82 251 82 251 81 250 81 249 81 248 81 248 81 247 81 247 80 247 80 247 80 247 80 247 80 246 79 246 79 246 79 246 78 246 77 246 77 245 76 245 76 243 75 242 75 241 73 240 73 240 72 239 72 238 71 238 71 238 70 237 70 237 69 237 69 237 68 236 67 236 67 236 67 236 68 236 69 236 69 236 69 236 70 236 71 236 71 237 71 237 72 238 72 238 73 238 73 239 73 239 73 239 74 240 74 240 74 240 75 240 75 241 76 241 76 242 77 242 77 243 78 243 78 243 78 243 79 244 79 244 79 244 80 245 80 245 81 245 81 245 82 245 82 245 83 247 83 248 83 248 82 249 82 250 83 250 83 250 83 250 83 250 84 251 84 251 84 251 85 251 85 252 86 252 86 253 86 253 86 253 86 252 86 252 87 252 87 251 87 251 87 252 88 252 88 253 88 253 89 253 89 254 89 254 89 254 89 255 90 255 90 255 90 256 90 256 91 256 91 256 91 256 92 256 93 256 94 256 94 256 95 255 95 255 95 255 95 255 95 254 95 254 95 254 95 254 94 254 94 254 94 254 93 253 93 253 92 252 92 251 91 251 91 250 92 251 93 250 93 250 93 250 93 249 93 249 93 249 93 249 92 249 93 249 93 249 94 250 94 251 95 251 95 251 95 251 96 251 96 251 96 251 96 251 97 251 97 251 97 251 98 251 98 251 99 251 100 251 101 251 101 252 102 252 102 252 103 253 103 253 103 253 103 254 104 254 105 253 106 254 107 254 107 254 108 254 108 255 108 255 109 254 109 254 110 254 110 253 110 253 110 253 110 253 110 253 110 253 110 252 110 252 111 252 111 251 111 251 110 250 110 250 110 250 109 249 109 248 109 248 108 248 108 247 108 246 107 245 106 244 105 244 104 244 104 244 103 244 102 244 102 243 101 243 101 243 100 242 100 242 100 241 100 241 100 240 101 239 100 239 100 238 100 238 100 238 100 237 100 237 100 236 100 236 100 236 99 235 99 235 99 234 99 234 99 233 99 233 99 232 99 232 99 232 98 231 98 231 98 231 97 231 98 230 98 231 98 231 98 231 99 232 99 232 99 233 100 233 100 234 100 235 100 236 100 236 100 237 101 238 102 239 102 240 102 241 103 241 104 242 105 241 107 242 108 242 108 243 108 243 108 244 109 244 109 244 109 245 109 245 110 245 110 246 110 246 110 247 111 248 111 248 111 248 112 248 112 248 113 248 113 248 113 248 114 248 114 247 114 246 115 246 116 245 116 246 117 247 116 247 116 247 116 247 115 248 115 248 115 248 114 249 114 250 114 252 114 252 114 253 114 252 115 252 115 252 116 252 116 251 116 252 117 253 117 253 116 254 116 255 115 255 115 255 114 255 114 255 114 254 113 254 113 254 113 254 112 255 111 256 111 256 112 257 112 258 112 258 112 259 113 259 113 260 113 260 113 261 113 262 113 263 113 264 114 264 113 265 113 266 113 266 113 265 114 265 114 265 114 265 114 265 115 265 115 265 115 266 116 265 116 266 116 266 117 266 117 266 118 266 118 266 118 267 119 267 119 266 119 267 120 267 120 267 120 267 120 267 121 267 121 267 122 266 122 266 123 266 124 266 124 266 125 265 125 265 126 265 126 265 127 265 128 265 128 266 128 Z N">
            <draw:equation draw:name="f0" draw:formula="270*logwidth/291"/>
            <draw:equation draw:name="f1" draw:formula="129*logheight/129"/>
            <draw:equation draw:name="f2" draw:formula="290*logwidth/291"/>
            <draw:equation draw:name="f3" draw:formula="67*logheight/129"/>
            <draw:equation draw:name="f4" draw:formula="288*logwidth/291"/>
            <draw:equation draw:name="f5" draw:formula="67*logheight/129"/>
            <draw:equation draw:name="f6" draw:formula="278*logwidth/291"/>
            <draw:equation draw:name="f7" draw:formula="65*logheight/129"/>
            <draw:equation draw:name="f8" draw:formula="283*logwidth/291"/>
            <draw:equation draw:name="f9" draw:formula="72*logheight/129"/>
            <draw:equation draw:name="f10" draw:formula="276*logwidth/291"/>
            <draw:equation draw:name="f11" draw:formula="83*logheight/129"/>
            <draw:equation draw:name="f12" draw:formula="270*logwidth/291"/>
            <draw:equation draw:name="f13" draw:formula="93*logheight/129"/>
            <draw:equation draw:name="f14" draw:formula="267*logwidth/291"/>
            <draw:equation draw:name="f15" draw:formula="101*logheight/129"/>
            <draw:equation draw:name="f16" draw:formula="264*logwidth/291"/>
            <draw:equation draw:name="f17" draw:formula="97*logheight/129"/>
            <draw:equation draw:name="f18" draw:formula="266*logwidth/291"/>
            <draw:equation draw:name="f19" draw:formula="88*logheight/129"/>
            <draw:equation draw:name="f20" draw:formula="274*logwidth/291"/>
            <draw:equation draw:name="f21" draw:formula="73*logheight/129"/>
            <draw:equation draw:name="f22" draw:formula="278*logwidth/291"/>
            <draw:equation draw:name="f23" draw:formula="65*logheight/129"/>
            <draw:equation draw:name="f24" draw:formula="69*logwidth/291"/>
            <draw:equation draw:name="f25" draw:formula="126*logheight/129"/>
            <draw:equation draw:name="f26" draw:formula="18*logwidth/291"/>
            <draw:equation draw:name="f27" draw:formula="120*logheight/129"/>
            <draw:equation draw:name="f28" draw:formula="28*logwidth/291"/>
            <draw:equation draw:name="f29" draw:formula="110*logheight/129"/>
            <draw:equation draw:name="f30" draw:formula="46*logwidth/291"/>
            <draw:equation draw:name="f31" draw:formula="97*logheight/129"/>
            <draw:equation draw:name="f32" draw:formula="59*logwidth/291"/>
            <draw:equation draw:name="f33" draw:formula="90*logheight/129"/>
            <draw:equation draw:name="f34" draw:formula="68*logwidth/291"/>
            <draw:equation draw:name="f35" draw:formula="100*logheight/129"/>
            <draw:equation draw:name="f36" draw:formula="96*logwidth/291"/>
            <draw:equation draw:name="f37" draw:formula="96*logheight/129"/>
            <draw:equation draw:name="f38" draw:formula="105*logwidth/291"/>
            <draw:equation draw:name="f39" draw:formula="90*logheight/129"/>
            <draw:equation draw:name="f40" draw:formula="118*logwidth/291"/>
            <draw:equation draw:name="f41" draw:formula="83*logheight/129"/>
            <draw:equation draw:name="f42" draw:formula="123*logwidth/291"/>
            <draw:equation draw:name="f43" draw:formula="69*logheight/129"/>
            <draw:equation draw:name="f44" draw:formula="130*logwidth/291"/>
            <draw:equation draw:name="f45" draw:formula="56*logheight/129"/>
            <draw:equation draw:name="f46" draw:formula="138*logwidth/291"/>
            <draw:equation draw:name="f47" draw:formula="43*logheight/129"/>
            <draw:equation draw:name="f48" draw:formula="156*logwidth/291"/>
            <draw:equation draw:name="f49" draw:formula="37*logheight/129"/>
            <draw:equation draw:name="f50" draw:formula="168*logwidth/291"/>
            <draw:equation draw:name="f51" draw:formula="27*logheight/129"/>
            <draw:equation draw:name="f52" draw:formula="176*logwidth/291"/>
            <draw:equation draw:name="f53" draw:formula="20*logheight/129"/>
            <draw:equation draw:name="f54" draw:formula="183*logwidth/291"/>
            <draw:equation draw:name="f55" draw:formula="5*logheight/129"/>
            <draw:equation draw:name="f56" draw:formula="212*logwidth/291"/>
            <draw:equation draw:name="f57" draw:formula="14*logheight/129"/>
            <draw:equation draw:name="f58" draw:formula="224*logwidth/291"/>
            <draw:equation draw:name="f59" draw:formula="22*logheight/129"/>
            <draw:equation draw:name="f60" draw:formula="229*logwidth/291"/>
            <draw:equation draw:name="f61" draw:formula="28*logheight/129"/>
            <draw:equation draw:name="f62" draw:formula="226*logwidth/291"/>
            <draw:equation draw:name="f63" draw:formula="37*logheight/129"/>
            <draw:equation draw:name="f64" draw:formula="221*logwidth/291"/>
            <draw:equation draw:name="f65" draw:formula="42*logheight/129"/>
            <draw:equation draw:name="f66" draw:formula="228*logwidth/291"/>
            <draw:equation draw:name="f67" draw:formula="50*logheight/129"/>
            <draw:equation draw:name="f68" draw:formula="239*logwidth/291"/>
            <draw:equation draw:name="f69" draw:formula="60*logheight/129"/>
            <draw:equation draw:name="f70" draw:formula="250*logwidth/291"/>
            <draw:equation draw:name="f71" draw:formula="67*logheight/129"/>
            <draw:equation draw:name="f72" draw:formula="254*logwidth/291"/>
            <draw:equation draw:name="f73" draw:formula="73*logheight/129"/>
            <draw:equation draw:name="f74" draw:formula="252*logwidth/291"/>
            <draw:equation draw:name="f75" draw:formula="72*logheight/129"/>
            <draw:equation draw:name="f76" draw:formula="253*logwidth/291"/>
            <draw:equation draw:name="f77" draw:formula="81*logheight/129"/>
            <draw:equation draw:name="f78" draw:formula="246*logwidth/291"/>
            <draw:equation draw:name="f79" draw:formula="79*logheight/129"/>
            <draw:equation draw:name="f80" draw:formula="237*logwidth/291"/>
            <draw:equation draw:name="f81" draw:formula="69*logheight/129"/>
            <draw:equation draw:name="f82" draw:formula="239*logwidth/291"/>
            <draw:equation draw:name="f83" draw:formula="73*logheight/129"/>
            <draw:equation draw:name="f84" draw:formula="245*logwidth/291"/>
            <draw:equation draw:name="f85" draw:formula="81*logheight/129"/>
            <draw:equation draw:name="f86" draw:formula="252*logwidth/291"/>
            <draw:equation draw:name="f87" draw:formula="86*logheight/129"/>
            <draw:equation draw:name="f88" draw:formula="255*logwidth/291"/>
            <draw:equation draw:name="f89" draw:formula="90*logheight/129"/>
            <draw:equation draw:name="f90" draw:formula="254*logwidth/291"/>
            <draw:equation draw:name="f91" draw:formula="95*logheight/129"/>
            <draw:equation draw:name="f92" draw:formula="249*logwidth/291"/>
            <draw:equation draw:name="f93" draw:formula="92*logheight/129"/>
            <draw:equation draw:name="f94" draw:formula="251*logwidth/291"/>
            <draw:equation draw:name="f95" draw:formula="100*logheight/129"/>
            <draw:equation draw:name="f96" draw:formula="254*logwidth/291"/>
            <draw:equation draw:name="f97" draw:formula="109*logheight/129"/>
            <draw:equation draw:name="f98" draw:formula="248*logwidth/291"/>
            <draw:equation draw:name="f99" draw:formula="109*logheight/129"/>
            <draw:equation draw:name="f100" draw:formula="241*logwidth/291"/>
            <draw:equation draw:name="f101" draw:formula="100*logheight/129"/>
            <draw:equation draw:name="f102" draw:formula="232*logwidth/291"/>
            <draw:equation draw:name="f103" draw:formula="99*logheight/129"/>
            <draw:equation draw:name="f104" draw:formula="236*logwidth/291"/>
            <draw:equation draw:name="f105" draw:formula="100*logheight/129"/>
            <draw:equation draw:name="f106" draw:formula="245*logwidth/291"/>
            <draw:equation draw:name="f107" draw:formula="110*logheight/129"/>
            <draw:equation draw:name="f108" draw:formula="247*logwidth/291"/>
            <draw:equation draw:name="f109" draw:formula="116*logheight/129"/>
            <draw:equation draw:name="f110" draw:formula="253*logwidth/291"/>
            <draw:equation draw:name="f111" draw:formula="117*logheight/129"/>
            <draw:equation draw:name="f112" draw:formula="259*logwidth/291"/>
            <draw:equation draw:name="f113" draw:formula="113*logheight/129"/>
            <draw:equation draw:name="f114" draw:formula="265*logwidth/291"/>
            <draw:equation draw:name="f115" draw:formula="115*logheight/129"/>
            <draw:equation draw:name="f116" draw:formula="267*logwidth/291"/>
            <draw:equation draw:name="f117" draw:formula="122*logheight/129"/>
            <draw:equation draw:name="f118" draw:formula="logwidth"/>
            <draw:equation draw:name="f119" draw:formula="logheight"/>
          </draw:enhanced-geometry>
        </draw:custom-shape>
        <draw:custom-shape draw:name="Freeform 13" draw:style-name="gr3" draw:text-style-name="P2" draw:layer="layout" svg:width="0.733cm" svg:height="1.211cm" svg:x="30.589cm" svg:y="5.72cm">
          <text:p><text:span text:style-name="T1"/></text:p>
          <draw:enhanced-geometry draw:mirror-horizontal="false" draw:mirror-vertical="false" drawooo:sub-view-size="67 110" draw:text-areas="0 0 ?f78 ?f79" svg:viewBox="0 0 0 0" draw:type="ooxml-non-primitive" draw:enhanced-path="M 3 5 C 3 6 2 7 2 8 1 9 2 9 3 10 3 11 3 12 3 13 3 13 3 15 2 16 2 18 2 20 2 21 1 22 3 24 4 25 4 26 4 28 4 28 4 29 4 31 4 32 3 32 4 37 4 37 4 37 3 38 3 39 2 39 1 40 1 41 1 41 1 43 0 44 0 44 0 47 0 47 0 47 1 49 1 49 1 49 1 52 1 53 1 53 1 58 1 58 3 61 3 61 3 61 3 61 1 65 1 65 1 66 0 68 0 68 0 68 1 69 1 70 1 70 2 70 2 70 2 69 2 69 2 69 2 69 3 68 3 68 3 68 4 68 4 68 5 68 5 69 5 70 5 70 6 71 6 71 5 105 5 105 5 105 6 109 6 109 6 109 33 110 33 110 33 110 31 107 31 107 31 107 31 107 31 106 31 106 31 106 30 104 30 103 30 103 31 101 31 101 31 101 31 99 31 99 31 99 33 97 33 97 33 96 34 92 34 92 34 91 33 90 33 90 33 89 34 89 34 88 34 88 36 83 36 83 36 83 35 82 35 81 35 80 36 78 36 77 36 77 35 73 35 73 35 72 37 68 37 68 38 67 39 65 39 64 39 64 39 63 39 63 39 63 41 61 42 60 42 60 42 58 42 57 43 57 44 54 45 54 45 53 46 52 46 52 46 52 46 49 46 49 46 49 48 46 48 46 48 45 48 40 48 40 48 40 48 37 48 36 48 36 48 34 48 34 49 34 51 33 51 33 51 33 53 33 53 33 54 33 56 32 56 32 57 30 57 30 57 30 57 30 60 29 60 29 61 29 61 28 62 27 62 27 63 26 63 26 64 26 64 25 64 25 64 25 64 24 64 23 64 23 64 22 64 22 64 22 66 21 66 21 66 21 64 17 64 16 63 16 62 14 62 14 62 13 63 12 63 12 64 12 64 11 64 10 65 10 65 7 66 7 66 7 67 6 67 6 67 6 67 5 67 5 67 4 66 3 66 3 66 3 67 0 67 0 10 0 10 0 10 0 3 0 3 0 3 0 3 0 3 4 3 5 Z N">
            <draw:equation draw:name="f0" draw:formula="2*logwidth/67"/>
            <draw:equation draw:name="f1" draw:formula="8*logheight/110"/>
            <draw:equation draw:name="f2" draw:formula="3*logwidth/67"/>
            <draw:equation draw:name="f3" draw:formula="13*logheight/110"/>
            <draw:equation draw:name="f4" draw:formula="2*logwidth/67"/>
            <draw:equation draw:name="f5" draw:formula="21*logheight/110"/>
            <draw:equation draw:name="f6" draw:formula="4*logwidth/67"/>
            <draw:equation draw:name="f7" draw:formula="28*logheight/110"/>
            <draw:equation draw:name="f8" draw:formula="4*logwidth/67"/>
            <draw:equation draw:name="f9" draw:formula="37*logheight/110"/>
            <draw:equation draw:name="f10" draw:formula="1*logwidth/67"/>
            <draw:equation draw:name="f11" draw:formula="41*logheight/110"/>
            <draw:equation draw:name="f12" draw:formula="0*logwidth/67"/>
            <draw:equation draw:name="f13" draw:formula="47*logheight/110"/>
            <draw:equation draw:name="f14" draw:formula="1*logwidth/67"/>
            <draw:equation draw:name="f15" draw:formula="53*logheight/110"/>
            <draw:equation draw:name="f16" draw:formula="3*logwidth/67"/>
            <draw:equation draw:name="f17" draw:formula="61*logheight/110"/>
            <draw:equation draw:name="f18" draw:formula="0*logwidth/67"/>
            <draw:equation draw:name="f19" draw:formula="68*logheight/110"/>
            <draw:equation draw:name="f20" draw:formula="2*logwidth/67"/>
            <draw:equation draw:name="f21" draw:formula="70*logheight/110"/>
            <draw:equation draw:name="f22" draw:formula="3*logwidth/67"/>
            <draw:equation draw:name="f23" draw:formula="68*logheight/110"/>
            <draw:equation draw:name="f24" draw:formula="5*logwidth/67"/>
            <draw:equation draw:name="f25" draw:formula="70*logheight/110"/>
            <draw:equation draw:name="f26" draw:formula="5*logwidth/67"/>
            <draw:equation draw:name="f27" draw:formula="105*logheight/110"/>
            <draw:equation draw:name="f28" draw:formula="33*logwidth/67"/>
            <draw:equation draw:name="f29" draw:formula="110*logheight/110"/>
            <draw:equation draw:name="f30" draw:formula="31*logwidth/67"/>
            <draw:equation draw:name="f31" draw:formula="106*logheight/110"/>
            <draw:equation draw:name="f32" draw:formula="31*logwidth/67"/>
            <draw:equation draw:name="f33" draw:formula="101*logheight/110"/>
            <draw:equation draw:name="f34" draw:formula="33*logwidth/67"/>
            <draw:equation draw:name="f35" draw:formula="97*logheight/110"/>
            <draw:equation draw:name="f36" draw:formula="33*logwidth/67"/>
            <draw:equation draw:name="f37" draw:formula="90*logheight/110"/>
            <draw:equation draw:name="f38" draw:formula="36*logwidth/67"/>
            <draw:equation draw:name="f39" draw:formula="83*logheight/110"/>
            <draw:equation draw:name="f40" draw:formula="36*logwidth/67"/>
            <draw:equation draw:name="f41" draw:formula="77*logheight/110"/>
            <draw:equation draw:name="f42" draw:formula="37*logwidth/67"/>
            <draw:equation draw:name="f43" draw:formula="68*logheight/110"/>
            <draw:equation draw:name="f44" draw:formula="39*logwidth/67"/>
            <draw:equation draw:name="f45" draw:formula="63*logheight/110"/>
            <draw:equation draw:name="f46" draw:formula="42*logwidth/67"/>
            <draw:equation draw:name="f47" draw:formula="57*logheight/110"/>
            <draw:equation draw:name="f48" draw:formula="46*logwidth/67"/>
            <draw:equation draw:name="f49" draw:formula="52*logheight/110"/>
            <draw:equation draw:name="f50" draw:formula="48*logwidth/67"/>
            <draw:equation draw:name="f51" draw:formula="46*logheight/110"/>
            <draw:equation draw:name="f52" draw:formula="48*logwidth/67"/>
            <draw:equation draw:name="f53" draw:formula="36*logheight/110"/>
            <draw:equation draw:name="f54" draw:formula="51*logwidth/67"/>
            <draw:equation draw:name="f55" draw:formula="33*logheight/110"/>
            <draw:equation draw:name="f56" draw:formula="56*logwidth/67"/>
            <draw:equation draw:name="f57" draw:formula="32*logheight/110"/>
            <draw:equation draw:name="f58" draw:formula="60*logwidth/67"/>
            <draw:equation draw:name="f59" draw:formula="29*logheight/110"/>
            <draw:equation draw:name="f60" draw:formula="63*logwidth/67"/>
            <draw:equation draw:name="f61" draw:formula="26*logheight/110"/>
            <draw:equation draw:name="f62" draw:formula="64*logwidth/67"/>
            <draw:equation draw:name="f63" draw:formula="23*logheight/110"/>
            <draw:equation draw:name="f64" draw:formula="66*logwidth/67"/>
            <draw:equation draw:name="f65" draw:formula="21*logheight/110"/>
            <draw:equation draw:name="f66" draw:formula="62*logwidth/67"/>
            <draw:equation draw:name="f67" draw:formula="14*logheight/110"/>
            <draw:equation draw:name="f68" draw:formula="64*logwidth/67"/>
            <draw:equation draw:name="f69" draw:formula="10*logheight/110"/>
            <draw:equation draw:name="f70" draw:formula="67*logwidth/67"/>
            <draw:equation draw:name="f71" draw:formula="6*logheight/110"/>
            <draw:equation draw:name="f72" draw:formula="66*logwidth/67"/>
            <draw:equation draw:name="f73" draw:formula="3*logheight/110"/>
            <draw:equation draw:name="f74" draw:formula="10*logwidth/67"/>
            <draw:equation draw:name="f75" draw:formula="0*logheight/110"/>
            <draw:equation draw:name="f76" draw:formula="3*logwidth/67"/>
            <draw:equation draw:name="f77" draw:formula="5*logheight/110"/>
            <draw:equation draw:name="f78" draw:formula="logwidth"/>
            <draw:equation draw:name="f79" draw:formula="logheight"/>
          </draw:enhanced-geometry>
        </draw:custom-shape>
        <draw:custom-shape draw:name="Freeform 14" draw:style-name="gr10" draw:text-style-name="P2" draw:layer="layout" svg:width="1.899cm" svg:height="2.464cm" svg:x="15.164cm" svg:y="7.308cm">
          <text:p><text:span text:style-name="T1"/></text:p>
          <draw:enhanced-geometry draw:mirror-horizontal="false" draw:mirror-vertical="false" drawooo:sub-view-size="414 537" draw:text-areas="0 0 ?f14 ?f15" svg:viewBox="0 0 0 0" draw:type="ooxml-non-primitive" draw:enhanced-path="M 414 537 L 0 537 0 0 247 0 247 110 412 110 414 537 Z N">
            <draw:equation draw:name="f0" draw:formula="414*logwidth/414"/>
            <draw:equation draw:name="f1" draw:formula="537*logheight/537"/>
            <draw:equation draw:name="f2" draw:formula="0*logwidth/414"/>
            <draw:equation draw:name="f3" draw:formula="537*logheight/537"/>
            <draw:equation draw:name="f4" draw:formula="0*logwidth/414"/>
            <draw:equation draw:name="f5" draw:formula="0*logheight/537"/>
            <draw:equation draw:name="f6" draw:formula="247*logwidth/414"/>
            <draw:equation draw:name="f7" draw:formula="0*logheight/537"/>
            <draw:equation draw:name="f8" draw:formula="247*logwidth/414"/>
            <draw:equation draw:name="f9" draw:formula="110*logheight/537"/>
            <draw:equation draw:name="f10" draw:formula="412*logwidth/414"/>
            <draw:equation draw:name="f11" draw:formula="110*logheight/537"/>
            <draw:equation draw:name="f12" draw:formula="414*logwidth/414"/>
            <draw:equation draw:name="f13" draw:formula="537*logheight/537"/>
            <draw:equation draw:name="f14" draw:formula="logwidth"/>
            <draw:equation draw:name="f15" draw:formula="logheight"/>
          </draw:enhanced-geometry>
        </draw:custom-shape>
        <draw:custom-shape draw:name="Freeform 15" draw:style-name="gr4" draw:text-style-name="P2" draw:layer="layout" svg:width="4.974cm" svg:height="4.754cm" svg:x="17.977cm" svg:y="10.007cm">
          <text:p><text:span text:style-name="T1"/></text:p>
          <draw:enhanced-geometry draw:mirror-horizontal="false" draw:mirror-vertical="false" drawooo:sub-view-size="452 432" draw:text-areas="0 0 ?f122 ?f123" svg:viewBox="0 0 0 0" draw:type="ooxml-non-primitive" draw:enhanced-path="M 331 354 C 331 353 331 352 332 352 332 351 333 349 334 349 334 348 334 347 335 347 335 347 335 346 336 346 336 346 336 346 336 345 336 345 337 345 338 344 339 344 339 343 340 342 340 342 340 341 341 341 341 341 342 341 342 340 343 340 343 340 344 339 344 339 344 339 345 339 346 338 346 338 347 338 347 338 348 337 348 337 349 336 350 336 350 336 351 335 351 335 351 335 352 335 352 334 352 334 352 334 353 333 353 334 353 334 353 335 353 335 353 336 353 336 352 337 352 337 352 337 351 337 351 337 351 337 350 337 350 338 349 338 348 338 348 338 348 339 348 339 348 339 347 339 347 339 346 340 346 340 345 341 345 341 344 341 344 342 344 342 343 342 343 342 343 342 343 342 342 343 342 343 342 343 341 343 341 344 341 344 341 344 340 344 340 344 340 345 339 345 338 346 337 346 337 347 336 348 336 348 336 348 336 348 336 349 336 349 336 349 335 350 334 351 332 352 331 354 331 354 331 355 331 354 Z M 330 356 C 330 356 330 356 330 356 330 356 330 356 330 356 331 356 331 355 330 355 330 355 330 356 330 356 Z M 321 375 C 322 374 322 374 322 374 322 373 322 373 322 372 323 372 323 371 323 370 323 370 323 369 324 369 324 368 325 367 325 366 325 365 326 365 326 364 326 364 326 363 327 363 327 362 327 361 328 360 328 360 329 359 329 359 329 358 330 357 329 357 329 357 329 357 329 358 328 358 328 358 328 358 327 359 327 360 327 360 326 361 326 361 325 362 325 363 324 364 324 365 324 366 324 366 323 367 323 367 323 367 323 368 322 369 322 370 322 371 321 371 321 371 321 372 321 372 321 372 321 373 321 374 321 375 321 375 321 375 321 375 321 375 Z M 321 379 C 321 379 321 378 321 378 321 377 321 377 321 377 321 377 321 377 321 376 320 377 320 377 320 378 320 378 320 379 321 379 Z M 320 387 C 320 386 320 386 320 386 320 385 320 384 320 384 320 383 320 382 320 382 320 381 320 381 320 381 320 380 319 380 319 381 319 381 319 381 319 382 319 382 319 383 319 384 319 385 319 385 319 386 319 386 319 386 319 386 320 387 320 387 320 387 Z M 320 397 C 320 397 320 398 320 398 320 399 320 399 321 399 321 399 321 399 321 400 321 400 321 400 321 400 321 400 321 401 322 401 322 402 322 402 322 403 322 403 322 404 323 404 323 404 322 402 322 402 322 402 322 401 322 400 322 400 322 400 322 400 321 399 321 399 321 399 321 398 321 398 321 397 320 397 321 397 320 396 320 396 320 397 320 397 Z M 451 229 C 451 229 451 229 451 228 452 228 452 227 452 227 452 226 452 225 451 225 451 225 452 224 452 223 452 223 452 222 452 222 452 222 451 223 451 223 451 223 450 222 450 222 450 221 450 221 450 220 450 220 448 218 447 217 447 217 447 216 447 216 447 216 448 215 448 214 448 214 447 214 447 213 447 213 447 212 447 211 446 211 445 210 445 210 445 210 445 209 446 209 446 209 446 209 446 209 446 208 443 207 443 206 442 206 443 204 443 204 443 204 443 202 443 201 443 200 441 196 441 196 441 195 435 189 435 189 435 127 435 127 435 127 435 126 434 126 434 125 434 125 434 124 434 124 434 123 433 124 433 124 432 125 432 125 431 125 431 124 431 124 431 124 431 124 431 124 430 124 429 123 429 124 429 125 429 125 428 125 428 125 428 124 428 124 427 124 427 124 427 125 427 125 427 125 426 125 426 124 426 124 426 124 425 125 425 124 425 125 424 125 424 125 424 125 424 125 424 125 424 125 424 125 423 126 423 125 423 125 422 125 423 125 423 124 423 123 422 124 421 124 421 124 420 123 420 123 420 123 420 123 421 122 421 122 420 121 420 121 418 123 418 123 418 123 418 122 418 122 417 121 417 121 417 121 416 121 416 120 416 120 416 120 416 120 415 120 415 120 415 120 415 120 414 120 414 119 414 119 414 119 413 119 413 120 413 120 413 120 412 120 411 119 411 119 411 119 411 119 411 119 410 119 410 118 410 118 410 118 410 117 410 117 409 117 409 117 409 117 410 117 410 117 409 116 408 117 408 117 408 117 408 118 407 118 407 118 407 117 407 117 406 117 406 116 406 116 406 116 405 116 405 116 405 116 405 116 404 115 404 115 404 115 404 115 404 114 404 114 403 114 403 114 403 113 403 113 403 112 402 112 401 112 400 112 399 112 399 111 399 110 399 110 398 110 398 110 398 111 398 111 397 111 397 109 397 109 396 108 395 108 394 108 393 108 393 109 393 110 393 110 393 110 393 110 392 110 392 111 392 111 391 112 390 112 389 112 388 112 387 112 386 112 385 112 385 112 385 111 385 111 384 111 384 111 384 111 384 111 383 111 383 111 383 111 382 111 382 110 382 110 382 110 381 109 381 109 381 109 380 109 380 110 379 110 379 110 379 110 379 110 378 111 377 110 376 111 376 111 376 111 376 112 376 112 376 112 375 112 375 112 374 112 374 112 373 113 373 113 373 113 373 113 372 113 372 113 372 113 372 113 371 112 371 112 370 112 370 112 370 112 370 111 370 111 369 111 369 112 368 112 368 112 368 111 367 111 367 112 367 112 367 112 366 113 366 113 365 113 365 113 364 113 363 113 363 113 362 113 362 114 361 114 361 114 361 115 361 115 361 116 361 116 360 117 359 116 359 116 358 116 357 116 357 116 356 116 356 117 356 118 356 118 356 119 355 120 355 120 354 118 354 118 353 117 353 116 352 116 351 116 350 116 350 116 349 116 349 115 349 115 349 115 349 114 348 114 348 114 344 113 345 112 346 112 346 112 346 111 346 110 345 109 344 110 344 111 344 111 344 111 343 112 343 112 343 113 342 113 341 114 340 113 340 113 340 112 339 112 339 112 339 112 338 112 338 112 338 112 337 112 337 113 337 112 337 112 337 112 337 112 337 111 337 111 336 110 336 109 335 109 335 109 335 109 335 109 334 109 333 109 333 109 333 110 333 110 333 111 333 111 333 112 332 112 331 112 331 113 331 113 331 113 331 113 331 113 330 113 330 113 330 113 329 114 329 114 329 115 329 115 329 116 330 116 329 116 329 117 329 117 329 118 329 118 327 118 326 117 326 116 326 115 326 115 326 114 326 114 326 113 326 113 326 112 326 112 326 111 326 111 326 110 325 110 325 110 325 111 324 111 324 112 324 112 324 112 323 112 323 112 323 112 322 111 322 111 321 112 321 112 321 112 321 112 320 113 320 113 320 113 320 114 319 114 318 114 317 114 317 113 316 113 316 112 317 112 317 111 316 110 314 111 313 111 313 111 313 111 312 110 312 110 312 109 312 109 312 108 311 108 310 108 310 107 310 107 309 107 309 107 308 107 308 108 308 108 307 108 307 109 306 109 306 109 306 110 305 110 304 111 303 111 303 112 303 112 302 112 301 112 301 112 300 111 300 111 299 111 299 110 298 110 299 108 299 108 299 108 299 107 299 107 299 107 299 107 298 107 297 107 296 106 296 106 295 106 295 106 295 105 295 104 294 103 294 102 294 102 294 101 294 100 293 100 293 101 292 102 291 102 290 101 289 101 288 100 287 100 286 100 285 100 285 101 285 101 284 102 284 102 284 102 283 103 282 103 281 103 280 102 279 101 278 100 277 99 275 100 273 100 273 101 272 101 271 101 271 101 270 99 269 100 269 100 268 100 268 100 267 100 267 99 266 99 266 99 265 98 265 98 265 98 264 97 264 97 263 97 263 97 263 98 262 98 262 98 261 98 260 98 259 97 258 97 258 97 257 97 257 97 256 96 256 94 256 93 256 93 256 92 255 92 255 92 255 91 254 91 254 90 254 90 254 90 254 89 253 90 253 89 253 89 252 89 252 88 252 88 252 88 251 88 251 87 251 87 251 87 250 88 250 88 250 89 250 89 250 90 249 91 249 91 248 90 248 90 247 90 246 89 246 89 245 89 245 89 244 89 244 89 243 90 243 90 242 90 241 90 240 90 240 90 239 90 238 90 238 90 238 89 238 89 237 88 236 87 236 87 235 86 234 85 233 84 233 83 232 83 231 82 231 82 231 82 230 82 230 83 229 83 229 82 229 0 229 0 229 0 124 0 124 0 124 0 123 189 123 189 123 189 0 188 0 188 0 188 0 188 0 190 0 190 0 190 0 190 0 190 1 191 1 191 1 191 0 192 0 192 0 192 0 192 0 193 0 193 0 193 0 194 0 195 1 195 2 196 2 196 3 196 4 197 4 197 5 199 5 199 5 199 6 198 6 198 6 198 9 201 9 201 9 201 12 206 12 206 12 206 15 210 15 210 15 210 15 210 19 212 19 212 19 212 22 214 22 214 24 215 24 215 24 215 28 220 28 220 28 220 30 223 30 223 30 223 36 226 36 226 36 226 37 230 37 230 37 230 42 233 42 233 42 233 42 235 42 235 42 235 47 237 47 237 47 237 49 237 49 237 49 237 49 237 49 238 49 238 49 238 52 239 52 239 52 239 54 242 54 242 56 242 56 242 56 242 57 245 57 245 57 245 59 245 59 245 59 245 61 249 61 249 61 249 61 254 61 254 61 254 67 260 67 260 67 260 67 272 67 272 67 272 67 272 71 277 71 277 71 277 72 283 72 283 75 286 75 286 75 286 75 286 80 288 80 288 80 288 83 289 83 289 83 289 85 293 85 293 85 293 89 296 89 296 91 297 91 297 91 297 98 298 98 298 98 298 98 300 98 300 98 300 98 300 100 300 100 300 100 300 100 302 100 302 100 302 103 302 103 302 103 302 106 302 106 302 109 306 109 306 109 306 112 309 112 309 112 309 114 307 114 307 114 307 115 310 115 310 115 310 121 310 121 310 121 310 122 307 122 307 122 307 122 307 125 304 125 304 125 304 125 303 125 303 125 303 126 301 126 301 126 301 127 302 127 302 130 300 130 300 130 300 130 300 129 299 129 299 128 298 128 298 129 298 129 298 129 297 129 297 129 297 129 296 129 296 129 295 130 294 130 294 130 294 132 293 132 293 132 288 132 288 132 288 137 279 137 279 137 279 138 280 138 280 138 280 140 278 140 278 140 278 141 279 141 279 141 279 143 277 143 277 143 277 143 277 145 278 145 278 145 278 146 279 146 279 147 276 147 276 147 276 149 274 149 274 149 274 158 278 158 278 158 278 160 276 160 276 160 276 162 278 162 278 162 278 164 277 164 277 164 277 166 277 166 277 166 277 167 277 167 277 167 277 167 278 167 278 167 278 167 278 169 278 169 278 170 278 171 279 171 279 171 279 173 279 173 279 173 279 175 278 175 278 176 277 176 277 176 277 176 279 176 279 176 279 176 279 178 278 178 278 178 278 178 278 178 278 179 279 179 279 179 279 180 279 180 279 180 279 180 280 180 280 180 280 182 283 182 283 182 283 184 283 184 283 184 283 184 286 184 286 184 286 186 284 186 284 186 284 186 288 186 288 186 288 192 290 192 290 192 290 194 294 194 294 194 294 201 298 201 298 201 298 202 302 202 302 202 302 206 305 206 305 206 305 206 311 206 311 206 311 210 316 210 316 210 316 211 321 211 321 211 321 215 325 215 325 215 325 215 328 215 328 215 328 218 328 218 328 218 328 216 330 216 330 216 330 217 332 217 332 217 332 218 335 218 335 218 335 219 337 219 337 219 337 221 339 221 339 221 339 221 340 221 340 221 340 226 342 226 342 226 342 229 348 229 348 229 348 231 349 231 349 231 349 234 357 234 357 234 357 236 357 236 357 236 357 239 361 239 361 239 361 244 363 244 363 244 363 245 365 245 365 245 365 247 370 247 370 247 370 247 370 246 372 246 372 246 372 245 375 245 375 248 377 248 377 248 377 249 383 249 383 249 383 248 385 248 385 248 385 250 388 250 388 250 388 250 389 250 389 250 389 252 390 252 390 252 390 252 392 252 392 252 392 254 393 254 393 254 393 256 397 256 397 256 397 256 397 257 399 257 400 257 400 257 405 257 405 260 407 260 407 260 407 260 407 259 409 259 409 259 409 260 410 260 410 264 410 264 410 264 410 265 411 265 411 265 411 266 410 266 410 266 410 267 412 267 412 267 412 268 412 268 412 268 412 270 411 270 411 270 411 275 417 275 417 275 417 278 416 278 416 278 416 281 418 281 418 281 418 283 417 283 417 283 417 284 419 284 419 284 419 286 419 286 419 286 419 287 422 287 422 287 422 288 421 288 421 288 421 288 422 288 422 288 422 292 424 292 424 292 424 293 423 293 423 293 423 295 423 295 423 295 423 295 424 295 424 295 424 297 423 297 423 297 423 303 423 303 423 303 423 306 424 306 424 306 424 310 425 310 425 310 425 310 425 318 432 318 432 318 432 318 431 318 431 318 430 319 432 319 432 319 432 320 431 320 430 320 430 320 428 320 428 320 428 324 428 324 428 325 428 327 428 327 428 327 428 327 427 327 426 328 426 327 426 327 426 327 426 326 427 326 427 326 427 325 427 325 426 325 426 326 426 326 425 326 425 326 424 326 424 326 423 326 423 325 423 324 423 324 423 323 422 323 421 322 421 322 420 322 420 322 419 322 418 321 418 322 417 322 416 321 415 321 415 321 415 321 415 321 414 321 413 321 413 320 412 320 411 319 410 318 409 318 409 318 409 318 407 318 407 318 407 318 407 318 406 319 406 318 405 318 404 318 404 318 404 318 403 317 403 318 402 318 402 318 402 318 401 317 401 317 400 317 400 317 399 317 399 317 397 316 397 316 396 314 395 314 394 313 393 313 393 313 393 313 392 314 393 314 392 314 392 314 392 314 392 314 391 314 389 314 389 314 389 314 388 314 388 315 387 317 388 317 388 317 388 317 387 317 387 317 387 317 386 317 386 317 386 316 385 316 385 316 385 317 384 317 384 317 384 317 383 317 381 317 381 317 381 317 380 317 380 317 380 317 380 317 379 318 379 318 379 318 378 316 378 316 378 315 378 315 379 315 379 315 379 314 378 314 378 313 378 312 378 311 378 311 378 310 378 309 378 309 377 309 377 309 377 309 377 309 377 309 377 308 377 308 377 309 377 309 376 310 377 310 376 310 376 311 376 311 376 312 376 312 376 313 375 313 375 314 374 315 375 315 375 314 376 314 376 314 376 315 377 315 377 315 376 315 376 316 376 316 376 317 376 317 376 318 376 318 375 318 375 319 375 319 375 319 375 319 374 319 374 319 374 319 373 319 373 320 372 320 372 320 372 320 371 320 371 320 370 321 369 321 369 320 368 321 367 321 367 321 366 322 366 322 365 322 365 322 365 323 364 323 364 323 363 323 363 323 362 324 362 324 362 324 361 324 361 324 361 323 360 323 360 323 360 322 360 321 360 321 359 320 359 320 358 320 358 320 358 320 358 320 357 319 357 319 357 319 357 319 356 319 356 319 356 319 356 319 355 319 355 318 355 318 354 318 354 318 354 319 354 319 354 320 354 321 354 321 353 321 353 321 353 321 353 322 353 322 353 323 353 323 353 324 353 324 354 324 354 325 354 325 355 325 355 326 355 326 355 327 355 327 355 327 355 327 355 327 355 327 354 327 354 327 354 328 353 329 352 329 351 330 350 330 349 331 348 331 347 331 346 331 346 331 346 331 346 330 346 330 346 330 346 329 346 329 346 329 347 329 347 328 347 328 347 327 347 326 346 326 346 326 345 325 345 326 345 326 345 327 345 327 344 328 344 328 344 328 343 329 343 329 343 329 343 329 343 330 343 330 343 330 342 330 342 331 342 331 342 331 342 331 341 332 341 332 341 333 341 333 341 333 342 333 342 333 343 333 343 333 343 334 343 334 343 335 343 336 343 336 343 337 342 338 342 338 341 339 340 340 340 340 339 340 339 340 338 340 338 340 338 340 337 340 337 340 337 340 336 340 336 340 336 340 336 339 336 340 335 340 335 340 334 339 334 339 333 338 333 338 333 339 332 340 332 342 332 343 333 343 333 343 334 343 335 343 336 343 335 344 335 345 335 345 336 346 335 347 335 348 334 348 334 349 333 350 333 351 332 352 332 353 332 353 331 353 330 352 330 352 329 352 329 352 329 351 328 351 328 350 327 349 327 349 326 348 326 347 326 347 326 347 326 347 325 346 325 346 325 346 325 346 325 346 324 346 324 346 323 346 322 346 322 346 322 346 321 347 321 347 321 347 320 347 321 348 321 347 322 348 323 348 323 349 323 349 323 350 323 351 323 351 324 352 324 351 324 352 324 352 324 353 324 353 324 354 324 353 323 353 322 353 322 354 321 354 321 354 321 355 322 355 322 355 323 355 323 355 323 356 323 356 323 356 323 357 323 357 322 357 322 358 322 358 321 359 321 359 321 360 320 360 321 360 321 360 321 360 322 360 322 360 323 360 323 360 324 360 324 360 324 360 325 360 325 360 325 360 326 360 325 361 325 361 325 361 325 362 325 362 325 363 325 363 325 363 325 363 324 364 324 364 324 365 324 365 324 366 324 366 324 366 324 366 323 367 323 367 323 367 323 367 323 367 323 368 323 368 323 368 323 368 324 368 324 368 325 367 325 367 325 366 326 365 326 365 326 364 327 362 327 361 328 359 329 359 329 358 330 357 330 357 330 356 331 357 331 357 332 357 331 357 331 358 331 359 330 359 330 360 330 361 329 362 328 363 328 364 327 365 327 366 326 367 326 368 326 369 325 369 325 370 324 370 324 370 324 370 323 370 323 370 323 370 323 370 321 372 320 374 320 375 319 375 319 376 319 377 319 378 319 379 319 380 318 381 318 381 318 382 317 383 317 383 316 384 316 385 315 386 315 388 314 389 314 389 314 391 313 392 312 393 311 393 310 393 310 394 310 394 309 395 309 395 309 396 309 397 308 397 307 397 307 397 306 397 306 397 306 397 306 396 306 396 306 396 306 396 305 396 305 395 305 395 305 395 305 396 304 396 304 396 304 396 303 396 303 397 303 397 303 398 302 399 302 400 302 400 301 401 300 402 300 402 299 403 299 403 299 403 299 403 298 404 298 404 298 404 298 405 298 406 297 406 297 406 296 406 296 406 295 406 295 406 294 406 293 406 293 405 292 405 292 405 292 405 292 405 292 404 292 404 291 403 291 404 291 404 290 404 290 405 290 404 289 404 289 403 289 403 289 403 289 403 289 402 289 402 288 402 288 401 287 402 287 402 287 402 286 402 286 402 285 401 285 402 285 402 285 402 284 402 284 402 283 402 283 402 281 401 281 400 281 400 281 399 280 399 280 399 279 399 279 399 279 399 278 399 277 399 277 400 276 400 277 400 278 401 278 401 279 401 279 401 280 402 280 402 280 403 281 404 282 404 282 405 283 406 283 407 282 407 282 407 281 407 281 408 280 408 279 409 279 410 279 411 279 412 279 412 279 412 279 412 280 413 280 412 281 412 281 412 282 412 282 412 283 412 283 412 284 412 285 412 285 411 286 411 286 411 287 411 287 411 288 411 289 412 288 412 288 413 288 414 288 415 287 416 287 417 287 417 287 418 287 419 287 419 288 419 288 418 288 418 289 417 289 416 290 416 290 415 291 413 291 412 291 412 292 411 293 411 293 410 293 410 294 410 294 410 294 411 293 412 293 413 293 414 292 415 291 417 290 419 289 421 289 423 288 425 287 427 286 428 286 429 285 431 284 432 284 433 284 434 283 434 283 435 283 435 283 436 282 438 282 439 282 440 283 441 283 441 282 442 281 441 281 441 280 440 280 439 279 439 279 439 278 439 277 439 277 439 276 439 276 440 275 440 274 440 274 441 273 441 272 440 272 441 271 441 270 443 270 443 271 444 269 446 267 446 267 446 266 446 262 446 262 446 261 446 259 446 258 446 258 445 257 444 256 444 255 445 255 445 254 445 254 446 253 446 252 446 252 446 249 446 249 446 248 445 247 445 247 445 246 447 246 447 245 448 245 449 242 450 241 450 240 451 237 451 237 451 236 452 234 452 234 452 233 452 232 452 232 452 231 451 230 451 229 Z N">
            <draw:equation draw:name="f0" draw:formula="345*logwidth/452"/>
            <draw:equation draw:name="f1" draw:formula="339*logheight/432"/>
            <draw:equation draw:name="f2" draw:formula="348*logwidth/452"/>
            <draw:equation draw:name="f3" draw:formula="339*logheight/432"/>
            <draw:equation draw:name="f4" draw:formula="335*logwidth/452"/>
            <draw:equation draw:name="f5" draw:formula="350*logheight/432"/>
            <draw:equation draw:name="f6" draw:formula="324*logwidth/452"/>
            <draw:equation draw:name="f7" draw:formula="369*logheight/432"/>
            <draw:equation draw:name="f8" draw:formula="323*logwidth/452"/>
            <draw:equation draw:name="f9" draw:formula="367*logheight/432"/>
            <draw:equation draw:name="f10" draw:formula="321*logwidth/452"/>
            <draw:equation draw:name="f11" draw:formula="379*logheight/432"/>
            <draw:equation draw:name="f12" draw:formula="320*logwidth/452"/>
            <draw:equation draw:name="f13" draw:formula="397*logheight/432"/>
            <draw:equation draw:name="f14" draw:formula="321*logwidth/452"/>
            <draw:equation draw:name="f15" draw:formula="397*logheight/432"/>
            <draw:equation draw:name="f16" draw:formula="447*logwidth/452"/>
            <draw:equation draw:name="f17" draw:formula="217*logheight/432"/>
            <draw:equation draw:name="f18" draw:formula="435*logwidth/452"/>
            <draw:equation draw:name="f19" draw:formula="189*logheight/432"/>
            <draw:equation draw:name="f20" draw:formula="426*logwidth/452"/>
            <draw:equation draw:name="f21" draw:formula="124*logheight/432"/>
            <draw:equation draw:name="f22" draw:formula="417*logwidth/452"/>
            <draw:equation draw:name="f23" draw:formula="121*logheight/432"/>
            <draw:equation draw:name="f24" draw:formula="410*logwidth/452"/>
            <draw:equation draw:name="f25" draw:formula="117*logheight/432"/>
            <draw:equation draw:name="f26" draw:formula="398*logwidth/452"/>
            <draw:equation draw:name="f27" draw:formula="110*logheight/432"/>
            <draw:equation draw:name="f28" draw:formula="382*logwidth/452"/>
            <draw:equation draw:name="f29" draw:formula="111*logheight/432"/>
            <draw:equation draw:name="f30" draw:formula="370*logwidth/452"/>
            <draw:equation draw:name="f31" draw:formula="112*logheight/432"/>
            <draw:equation draw:name="f32" draw:formula="356*logwidth/452"/>
            <draw:equation draw:name="f33" draw:formula="118*logheight/432"/>
            <draw:equation draw:name="f34" draw:formula="340*logwidth/452"/>
            <draw:equation draw:name="f35" draw:formula="113*logheight/432"/>
            <draw:equation draw:name="f36" draw:formula="331*logwidth/452"/>
            <draw:equation draw:name="f37" draw:formula="113*logheight/432"/>
            <draw:equation draw:name="f38" draw:formula="324*logwidth/452"/>
            <draw:equation draw:name="f39" draw:formula="112*logheight/432"/>
            <draw:equation draw:name="f40" draw:formula="309*logwidth/452"/>
            <draw:equation draw:name="f41" draw:formula="107*logheight/432"/>
            <draw:equation draw:name="f42" draw:formula="295*logwidth/452"/>
            <draw:equation draw:name="f43" draw:formula="105*logheight/432"/>
            <draw:equation draw:name="f44" draw:formula="269*logwidth/452"/>
            <draw:equation draw:name="f45" draw:formula="100*logheight/432"/>
            <draw:equation draw:name="f46" draw:formula="254*logwidth/452"/>
            <draw:equation draw:name="f47" draw:formula="90*logheight/432"/>
            <draw:equation draw:name="f48" draw:formula="238*logwidth/452"/>
            <draw:equation draw:name="f49" draw:formula="90*logheight/432"/>
            <draw:equation draw:name="f50" draw:formula="0*logwidth/452"/>
            <draw:equation draw:name="f51" draw:formula="190*logheight/432"/>
            <draw:equation draw:name="f52" draw:formula="19*logwidth/452"/>
            <draw:equation draw:name="f53" draw:formula="212*logheight/432"/>
            <draw:equation draw:name="f54" draw:formula="52*logwidth/452"/>
            <draw:equation draw:name="f55" draw:formula="239*logheight/432"/>
            <draw:equation draw:name="f56" draw:formula="80*logwidth/452"/>
            <draw:equation draw:name="f57" draw:formula="288*logheight/432"/>
            <draw:equation draw:name="f58" draw:formula="112*logwidth/452"/>
            <draw:equation draw:name="f59" draw:formula="309*logheight/432"/>
            <draw:equation draw:name="f60" draw:formula="129*logwidth/452"/>
            <draw:equation draw:name="f61" draw:formula="297*logheight/432"/>
            <draw:equation draw:name="f62" draw:formula="147*logwidth/452"/>
            <draw:equation draw:name="f63" draw:formula="276*logheight/432"/>
            <draw:equation draw:name="f64" draw:formula="175*logwidth/452"/>
            <draw:equation draw:name="f65" draw:formula="278*logheight/432"/>
            <draw:equation draw:name="f66" draw:formula="186*logwidth/452"/>
            <draw:equation draw:name="f67" draw:formula="288*logheight/432"/>
            <draw:equation draw:name="f68" draw:formula="216*logwidth/452"/>
            <draw:equation draw:name="f69" draw:formula="330*logheight/432"/>
            <draw:equation draw:name="f70" draw:formula="244*logwidth/452"/>
            <draw:equation draw:name="f71" draw:formula="363*logheight/432"/>
            <draw:equation draw:name="f72" draw:formula="254*logwidth/452"/>
            <draw:equation draw:name="f73" draw:formula="393*logheight/432"/>
            <draw:equation draw:name="f74" draw:formula="270*logwidth/452"/>
            <draw:equation draw:name="f75" draw:formula="411*logheight/432"/>
            <draw:equation draw:name="f76" draw:formula="295*logwidth/452"/>
            <draw:equation draw:name="f77" draw:formula="423*logheight/432"/>
            <draw:equation draw:name="f78" draw:formula="327*logwidth/452"/>
            <draw:equation draw:name="f79" draw:formula="428*logheight/432"/>
            <draw:equation draw:name="f80" draw:formula="321*logwidth/452"/>
            <draw:equation draw:name="f81" draw:formula="415*logheight/432"/>
            <draw:equation draw:name="f82" draw:formula="314*logwidth/452"/>
            <draw:equation draw:name="f83" draw:formula="394*logheight/432"/>
            <draw:equation draw:name="f84" draw:formula="317*logwidth/452"/>
            <draw:equation draw:name="f85" draw:formula="380*logheight/432"/>
            <draw:equation draw:name="f86" draw:formula="311*logwidth/452"/>
            <draw:equation draw:name="f87" draw:formula="376*logheight/432"/>
            <draw:equation draw:name="f88" draw:formula="321*logwidth/452"/>
            <draw:equation draw:name="f89" draw:formula="369*logheight/432"/>
            <draw:equation draw:name="f90" draw:formula="319*logwidth/452"/>
            <draw:equation draw:name="f91" draw:formula="356*logheight/432"/>
            <draw:equation draw:name="f92" draw:formula="327*logwidth/452"/>
            <draw:equation draw:name="f93" draw:formula="354*logheight/432"/>
            <draw:equation draw:name="f94" draw:formula="329*logwidth/452"/>
            <draw:equation draw:name="f95" draw:formula="343*logheight/432"/>
            <draw:equation draw:name="f96" draw:formula="340*logwidth/452"/>
            <draw:equation draw:name="f97" draw:formula="336*logheight/432"/>
            <draw:equation draw:name="f98" draw:formula="352*logwidth/452"/>
            <draw:equation draw:name="f99" draw:formula="329*logheight/432"/>
            <draw:equation draw:name="f100" draw:formula="351*logwidth/452"/>
            <draw:equation draw:name="f101" draw:formula="324*logheight/432"/>
            <draw:equation draw:name="f102" draw:formula="360*logwidth/452"/>
            <draw:equation draw:name="f103" draw:formula="323*logheight/432"/>
            <draw:equation draw:name="f104" draw:formula="368*logwidth/452"/>
            <draw:equation draw:name="f105" draw:formula="325*logheight/432"/>
            <draw:equation draw:name="f106" draw:formula="370*logwidth/452"/>
            <draw:equation draw:name="f107" draw:formula="323*logheight/432"/>
            <draw:equation draw:name="f108" draw:formula="397*logwidth/452"/>
            <draw:equation draw:name="f109" draw:formula="307*logheight/432"/>
            <draw:equation draw:name="f110" draw:formula="406*logwidth/452"/>
            <draw:equation draw:name="f111" draw:formula="297*logheight/432"/>
            <draw:equation draw:name="f112" draw:formula="401*logwidth/452"/>
            <draw:equation draw:name="f113" draw:formula="285*logheight/432"/>
            <draw:equation draw:name="f114" draw:formula="407*logwidth/452"/>
            <draw:equation draw:name="f115" draw:formula="281*logheight/432"/>
            <draw:equation draw:name="f116" draw:formula="419*logwidth/452"/>
            <draw:equation draw:name="f117" draw:formula="288*logheight/432"/>
            <draw:equation draw:name="f118" draw:formula="435*logwidth/452"/>
            <draw:equation draw:name="f119" draw:formula="283*logheight/432"/>
            <draw:equation draw:name="f120" draw:formula="446*logwidth/452"/>
            <draw:equation draw:name="f121" draw:formula="258*logheight/432"/>
            <draw:equation draw:name="f122" draw:formula="logwidth"/>
            <draw:equation draw:name="f123" draw:formula="logheight"/>
          </draw:enhanced-geometry>
        </draw:custom-shape>
        <draw:custom-shape draw:name="Freeform 16" draw:style-name="gr3" draw:text-style-name="P2" draw:layer="layout" svg:width="3.276cm" svg:height="0.788cm" svg:x="24.187cm" svg:y="9.929cm">
          <text:p><text:span text:style-name="T1"/></text:p>
          <draw:enhanced-geometry draw:mirror-horizontal="false" draw:mirror-vertical="false" drawooo:sub-view-size="298 72" draw:text-areas="0 0 ?f98 ?f99" svg:viewBox="0 0 0 0" draw:type="ooxml-non-primitive" draw:enhanced-path="M 207 62 C 208 61 209 60 210 60 210 60 211 62 211 62 211 62 213 61 213 61 214 61 215 60 216 60 216 60 217 59 216 58 216 58 216 57 216 57 216 57 217 56 217 56 217 55 217 54 217 54 217 54 220 51 220 51 220 51 224 48 224 48 224 48 226 48 226 48 235 48 235 48 235 48 235 48 238 45 238 45 239 44 240 44 240 44 240 43 242 43 242 43 242 43 243 43 243 42 243 42 243 41 243 41 244 41 245 41 245 41 245 40 246 40 247 39 247 39 247 39 248 38 248 38 250 38 250 38 251 38 252 38 252 38 253 38 253 37 254 37 254 36 255 35 255 34 255 34 255 33 255 32 256 32 257 31 257 31 258 32 259 32 259 32 260 29 260 29 260 29 260 29 262 27 263 27 263 27 264 26 265 26 265 26 266 28 266 28 266 28 265 29 265 30 265 30 267 31 268 31 269 30 270 30 271 29 271 28 271 27 272 26 273 25 273 24 274 24 276 23 277 24 278 23 278 23 279 23 279 22 280 22 280 23 281 23 282 24 283 25 284 25 284 24 285 24 286 23 286 23 288 18 289 17 290 16 291 15 292 15 292 14 293 13 293 14 294 14 296 14 296 15 297 15 296 13 296 13 296 12 295 12 296 11 296 10 297 10 297 9 297 9 296 7 296 7 296 6 298 4 298 4 298 3 298 3 298 3 260 3 260 3 260 3 214 3 214 3 214 3 172 3 172 3 172 3 127 1 127 1 127 1 104 2 104 2 104 2 85 2 85 2 85 2 84 0 84 0 84 0 77 0 77 0 77 0 78 3 78 3 78 3 77 8 77 8 77 8 30 8 30 8 30 8 30 8 30 9 29 9 29 9 29 10 28 9 28 9 28 9 28 8 28 8 27 8 27 8 27 8 28 7 28 7 28 6 28 5 28 5 28 4 27 4 26 4 26 5 26 5 26 5 26 6 26 6 26 6 25 7 26 8 26 8 27 10 27 12 27 14 26 14 26 14 25 14 24 14 24 14 24 14 24 14 24 14 24 15 24 16 24 16 25 17 25 17 26 18 26 18 26 18 25 18 25 18 24 18 23 18 22 18 22 18 21 18 21 18 21 18 21 19 22 19 22 20 23 20 23 20 23 21 24 21 24 22 24 22 24 23 24 24 23 24 23 24 22 25 22 25 22 26 22 26 22 26 21 26 21 26 21 26 21 26 21 27 21 27 21 28 20 28 20 28 20 28 20 28 20 28 20 29 20 29 20 29 22 32 22 33 22 33 23 33 22 34 22 34 22 34 21 34 21 33 21 33 20 33 20 33 19 33 18 34 18 34 18 35 19 36 19 36 20 36 20 36 20 37 19 37 19 37 18 37 18 37 17 38 17 38 17 38 16 39 16 39 16 40 15 40 15 40 14 40 14 40 13 40 13 39 12 40 12 41 12 42 12 42 13 43 13 43 13 43 14 43 14 43 15 43 15 44 15 44 15 45 15 45 14 45 14 46 13 46 12 46 12 47 12 48 13 48 13 48 13 48 13 49 13 49 13 49 12 49 12 49 12 49 11 48 11 48 10 48 10 48 9 49 9 49 9 50 9 51 10 52 10 52 9 53 9 53 8 54 8 54 8 54 8 54 8 53 8 53 8 53 8 52 8 52 8 52 8 51 6 51 6 52 6 53 5 54 4 54 4 55 5 55 5 55 6 55 6 55 6 54 7 54 7 55 7 55 7 55 7 55 7 55 8 56 8 56 7 57 7 57 7 57 7 58 7 58 7 58 6 59 6 59 6 59 5 59 5 59 5 60 5 60 5 60 5 61 6 61 6 62 7 62 7 62 7 62 7 63 7 63 7 63 7 64 7 64 7 64 7 64 7 65 7 65 7 65 7 66 7 66 6 66 5 66 5 66 4 67 4 69 4 69 3 70 1 69 0 70 0 71 0 71 0 72 206 72 206 72 206 72 206 72 207 65 207 65 207 64 207 62 207 62 Z N">
            <draw:equation draw:name="f0" draw:formula="211*logwidth/298"/>
            <draw:equation draw:name="f1" draw:formula="62*logheight/72"/>
            <draw:equation draw:name="f2" draw:formula="216*logwidth/298"/>
            <draw:equation draw:name="f3" draw:formula="58*logheight/72"/>
            <draw:equation draw:name="f4" draw:formula="217*logwidth/298"/>
            <draw:equation draw:name="f5" draw:formula="54*logheight/72"/>
            <draw:equation draw:name="f6" draw:formula="226*logwidth/298"/>
            <draw:equation draw:name="f7" draw:formula="48*logheight/72"/>
            <draw:equation draw:name="f8" draw:formula="240*logwidth/298"/>
            <draw:equation draw:name="f9" draw:formula="44*logheight/72"/>
            <draw:equation draw:name="f10" draw:formula="243*logwidth/298"/>
            <draw:equation draw:name="f11" draw:formula="41*logheight/72"/>
            <draw:equation draw:name="f12" draw:formula="248*logwidth/298"/>
            <draw:equation draw:name="f13" draw:formula="38*logheight/72"/>
            <draw:equation draw:name="f14" draw:formula="254*logwidth/298"/>
            <draw:equation draw:name="f15" draw:formula="37*logheight/72"/>
            <draw:equation draw:name="f16" draw:formula="257*logwidth/298"/>
            <draw:equation draw:name="f17" draw:formula="31*logheight/72"/>
            <draw:equation draw:name="f18" draw:formula="263*logwidth/298"/>
            <draw:equation draw:name="f19" draw:formula="27*logheight/72"/>
            <draw:equation draw:name="f20" draw:formula="265*logwidth/298"/>
            <draw:equation draw:name="f21" draw:formula="30*logheight/72"/>
            <draw:equation draw:name="f22" draw:formula="272*logwidth/298"/>
            <draw:equation draw:name="f23" draw:formula="26*logheight/72"/>
            <draw:equation draw:name="f24" draw:formula="279*logwidth/298"/>
            <draw:equation draw:name="f25" draw:formula="22*logheight/72"/>
            <draw:equation draw:name="f26" draw:formula="286*logwidth/298"/>
            <draw:equation draw:name="f27" draw:formula="23*logheight/72"/>
            <draw:equation draw:name="f28" draw:formula="293*logwidth/298"/>
            <draw:equation draw:name="f29" draw:formula="14*logheight/72"/>
            <draw:equation draw:name="f30" draw:formula="296*logwidth/298"/>
            <draw:equation draw:name="f31" draw:formula="11*logheight/72"/>
            <draw:equation draw:name="f32" draw:formula="298*logwidth/298"/>
            <draw:equation draw:name="f33" draw:formula="4*logheight/72"/>
            <draw:equation draw:name="f34" draw:formula="214*logwidth/298"/>
            <draw:equation draw:name="f35" draw:formula="3*logheight/72"/>
            <draw:equation draw:name="f36" draw:formula="104*logwidth/298"/>
            <draw:equation draw:name="f37" draw:formula="2*logheight/72"/>
            <draw:equation draw:name="f38" draw:formula="77*logwidth/298"/>
            <draw:equation draw:name="f39" draw:formula="0*logheight/72"/>
            <draw:equation draw:name="f40" draw:formula="30*logwidth/298"/>
            <draw:equation draw:name="f41" draw:formula="8*logheight/72"/>
            <draw:equation draw:name="f42" draw:formula="28*logwidth/298"/>
            <draw:equation draw:name="f43" draw:formula="8*logheight/72"/>
            <draw:equation draw:name="f44" draw:formula="28*logwidth/298"/>
            <draw:equation draw:name="f45" draw:formula="5*logheight/72"/>
            <draw:equation draw:name="f46" draw:formula="26*logwidth/298"/>
            <draw:equation draw:name="f47" draw:formula="6*logheight/72"/>
            <draw:equation draw:name="f48" draw:formula="25*logwidth/298"/>
            <draw:equation draw:name="f49" draw:formula="14*logheight/72"/>
            <draw:equation draw:name="f50" draw:formula="25*logwidth/298"/>
            <draw:equation draw:name="f51" draw:formula="17*logheight/72"/>
            <draw:equation draw:name="f52" draw:formula="22*logwidth/298"/>
            <draw:equation draw:name="f53" draw:formula="18*logheight/72"/>
            <draw:equation draw:name="f54" draw:formula="23*logwidth/298"/>
            <draw:equation draw:name="f55" draw:formula="20*logheight/72"/>
            <draw:equation draw:name="f56" draw:formula="22*logwidth/298"/>
            <draw:equation draw:name="f57" draw:formula="25*logheight/72"/>
            <draw:equation draw:name="f58" draw:formula="21*logwidth/298"/>
            <draw:equation draw:name="f59" draw:formula="27*logheight/72"/>
            <draw:equation draw:name="f60" draw:formula="20*logwidth/298"/>
            <draw:equation draw:name="f61" draw:formula="29*logheight/72"/>
            <draw:equation draw:name="f62" draw:formula="21*logwidth/298"/>
            <draw:equation draw:name="f63" draw:formula="34*logheight/72"/>
            <draw:equation draw:name="f64" draw:formula="19*logwidth/298"/>
            <draw:equation draw:name="f65" draw:formula="36*logheight/72"/>
            <draw:equation draw:name="f66" draw:formula="17*logwidth/298"/>
            <draw:equation draw:name="f67" draw:formula="38*logheight/72"/>
            <draw:equation draw:name="f68" draw:formula="14*logwidth/298"/>
            <draw:equation draw:name="f69" draw:formula="40*logheight/72"/>
            <draw:equation draw:name="f70" draw:formula="13*logwidth/298"/>
            <draw:equation draw:name="f71" draw:formula="43*logheight/72"/>
            <draw:equation draw:name="f72" draw:formula="14*logwidth/298"/>
            <draw:equation draw:name="f73" draw:formula="46*logheight/72"/>
            <draw:equation draw:name="f74" draw:formula="13*logwidth/298"/>
            <draw:equation draw:name="f75" draw:formula="49*logheight/72"/>
            <draw:equation draw:name="f76" draw:formula="9*logwidth/298"/>
            <draw:equation draw:name="f77" draw:formula="49*logheight/72"/>
            <draw:equation draw:name="f78" draw:formula="8*logwidth/298"/>
            <draw:equation draw:name="f79" draw:formula="54*logheight/72"/>
            <draw:equation draw:name="f80" draw:formula="8*logwidth/298"/>
            <draw:equation draw:name="f81" draw:formula="51*logheight/72"/>
            <draw:equation draw:name="f82" draw:formula="6*logwidth/298"/>
            <draw:equation draw:name="f83" draw:formula="55*logheight/72"/>
            <draw:equation draw:name="f84" draw:formula="8*logwidth/298"/>
            <draw:equation draw:name="f85" draw:formula="56*logheight/72"/>
            <draw:equation draw:name="f86" draw:formula="6*logwidth/298"/>
            <draw:equation draw:name="f87" draw:formula="59*logheight/72"/>
            <draw:equation draw:name="f88" draw:formula="6*logwidth/298"/>
            <draw:equation draw:name="f89" draw:formula="62*logheight/72"/>
            <draw:equation draw:name="f90" draw:formula="7*logwidth/298"/>
            <draw:equation draw:name="f91" draw:formula="64*logheight/72"/>
            <draw:equation draw:name="f92" draw:formula="5*logwidth/298"/>
            <draw:equation draw:name="f93" draw:formula="66*logheight/72"/>
            <draw:equation draw:name="f94" draw:formula="0*logwidth/298"/>
            <draw:equation draw:name="f95" draw:formula="72*logheight/72"/>
            <draw:equation draw:name="f96" draw:formula="207*logwidth/298"/>
            <draw:equation draw:name="f97" draw:formula="62*logheight/72"/>
            <draw:equation draw:name="f98" draw:formula="logwidth"/>
            <draw:equation draw:name="f99" draw:formula="logheight"/>
          </draw:enhanced-geometry>
        </draw:custom-shape>
        <draw:custom-shape draw:name="Freeform 17" draw:style-name="gr3" draw:text-style-name="P2" draw:layer="layout" svg:width="2.89cm" svg:height="1.835cm" svg:x="18.96cm" svg:y="5.215cm">
          <text:p><text:span text:style-name="T1"/></text:p>
          <draw:enhanced-geometry draw:mirror-horizontal="false" draw:mirror-vertical="false" drawooo:sub-view-size="263 167" draw:text-areas="0 0 ?f118 ?f119" svg:viewBox="0 0 0 0" draw:type="ooxml-non-primitive" draw:enhanced-path="M 193 147 C 193 147 203 150 203 150 203 150 207 154 207 154 207 155 212 153 212 153 214 149 214 149 214 149 214 149 219 151 219 151 220 151 221 151 222 151 222 151 227 150 227 150 228 150 229 149 229 149 232 150 232 150 232 150 235 150 235 150 235 150 235 150 236 152 236 152 236 153 239 154 239 154 244 155 244 155 244 155 244 156 244 156 244 156 249 156 249 156 249 156 249 156 251 159 251 159 251 159 254 159 254 159 254 159 253 162 253 162 253 162 257 166 257 166 258 166 258 166 258 166 261 167 261 167 261 167 261 167 262 165 262 165 262 165 260 162 260 162 260 161 260 161 260 160 260 160 256 157 256 156 256 156 256 154 256 154 256 154 259 151 259 151 259 151 259 148 259 147 259 147 261 146 261 146 261 145 260 142 260 142 260 141 261 141 261 141 262 140 263 140 263 140 263 139 263 138 263 138 263 137 262 133 262 133 262 133 258 132 258 132 258 130 258 130 258 130 258 129 258 129 258 129 260 128 260 128 260 128 260 128 260 125 260 124 260 124 258 122 257 122 257 121 257 120 257 120 262 120 262 120 262 120 262 32 262 32 262 32 262 32 262 30 261 30 261 29 258 28 258 28 258 28 254 27 254 27 254 27 251 22 251 21 250 21 249 17 249 17 249 17 249 15 249 15 249 15 250 15 251 14 251 14 255 11 255 11 255 11 258 6 258 6 259 6 258 0 258 0 0 0 0 0 0 0 0 47 0 47 0 47 0 143 0 143 0 143 192 143 192 143 192 143 L 193 147 Z N">
            <draw:equation draw:name="f0" draw:formula="193*logwidth/263"/>
            <draw:equation draw:name="f1" draw:formula="147*logheight/167"/>
            <draw:equation draw:name="f2" draw:formula="203*logwidth/263"/>
            <draw:equation draw:name="f3" draw:formula="150*logheight/167"/>
            <draw:equation draw:name="f4" draw:formula="207*logwidth/263"/>
            <draw:equation draw:name="f5" draw:formula="154*logheight/167"/>
            <draw:equation draw:name="f6" draw:formula="212*logwidth/263"/>
            <draw:equation draw:name="f7" draw:formula="153*logheight/167"/>
            <draw:equation draw:name="f8" draw:formula="214*logwidth/263"/>
            <draw:equation draw:name="f9" draw:formula="149*logheight/167"/>
            <draw:equation draw:name="f10" draw:formula="219*logwidth/263"/>
            <draw:equation draw:name="f11" draw:formula="151*logheight/167"/>
            <draw:equation draw:name="f12" draw:formula="222*logwidth/263"/>
            <draw:equation draw:name="f13" draw:formula="151*logheight/167"/>
            <draw:equation draw:name="f14" draw:formula="227*logwidth/263"/>
            <draw:equation draw:name="f15" draw:formula="150*logheight/167"/>
            <draw:equation draw:name="f16" draw:formula="229*logwidth/263"/>
            <draw:equation draw:name="f17" draw:formula="149*logheight/167"/>
            <draw:equation draw:name="f18" draw:formula="232*logwidth/263"/>
            <draw:equation draw:name="f19" draw:formula="150*logheight/167"/>
            <draw:equation draw:name="f20" draw:formula="235*logwidth/263"/>
            <draw:equation draw:name="f21" draw:formula="150*logheight/167"/>
            <draw:equation draw:name="f22" draw:formula="236*logwidth/263"/>
            <draw:equation draw:name="f23" draw:formula="152*logheight/167"/>
            <draw:equation draw:name="f24" draw:formula="239*logwidth/263"/>
            <draw:equation draw:name="f25" draw:formula="154*logheight/167"/>
            <draw:equation draw:name="f26" draw:formula="244*logwidth/263"/>
            <draw:equation draw:name="f27" draw:formula="155*logheight/167"/>
            <draw:equation draw:name="f28" draw:formula="244*logwidth/263"/>
            <draw:equation draw:name="f29" draw:formula="156*logheight/167"/>
            <draw:equation draw:name="f30" draw:formula="249*logwidth/263"/>
            <draw:equation draw:name="f31" draw:formula="156*logheight/167"/>
            <draw:equation draw:name="f32" draw:formula="251*logwidth/263"/>
            <draw:equation draw:name="f33" draw:formula="159*logheight/167"/>
            <draw:equation draw:name="f34" draw:formula="254*logwidth/263"/>
            <draw:equation draw:name="f35" draw:formula="159*logheight/167"/>
            <draw:equation draw:name="f36" draw:formula="253*logwidth/263"/>
            <draw:equation draw:name="f37" draw:formula="162*logheight/167"/>
            <draw:equation draw:name="f38" draw:formula="257*logwidth/263"/>
            <draw:equation draw:name="f39" draw:formula="166*logheight/167"/>
            <draw:equation draw:name="f40" draw:formula="258*logwidth/263"/>
            <draw:equation draw:name="f41" draw:formula="166*logheight/167"/>
            <draw:equation draw:name="f42" draw:formula="261*logwidth/263"/>
            <draw:equation draw:name="f43" draw:formula="167*logheight/167"/>
            <draw:equation draw:name="f44" draw:formula="262*logwidth/263"/>
            <draw:equation draw:name="f45" draw:formula="165*logheight/167"/>
            <draw:equation draw:name="f46" draw:formula="260*logwidth/263"/>
            <draw:equation draw:name="f47" draw:formula="162*logheight/167"/>
            <draw:equation draw:name="f48" draw:formula="260*logwidth/263"/>
            <draw:equation draw:name="f49" draw:formula="160*logheight/167"/>
            <draw:equation draw:name="f50" draw:formula="256*logwidth/263"/>
            <draw:equation draw:name="f51" draw:formula="156*logheight/167"/>
            <draw:equation draw:name="f52" draw:formula="256*logwidth/263"/>
            <draw:equation draw:name="f53" draw:formula="154*logheight/167"/>
            <draw:equation draw:name="f54" draw:formula="259*logwidth/263"/>
            <draw:equation draw:name="f55" draw:formula="151*logheight/167"/>
            <draw:equation draw:name="f56" draw:formula="259*logwidth/263"/>
            <draw:equation draw:name="f57" draw:formula="147*logheight/167"/>
            <draw:equation draw:name="f58" draw:formula="261*logwidth/263"/>
            <draw:equation draw:name="f59" draw:formula="146*logheight/167"/>
            <draw:equation draw:name="f60" draw:formula="260*logwidth/263"/>
            <draw:equation draw:name="f61" draw:formula="142*logheight/167"/>
            <draw:equation draw:name="f62" draw:formula="261*logwidth/263"/>
            <draw:equation draw:name="f63" draw:formula="141*logheight/167"/>
            <draw:equation draw:name="f64" draw:formula="263*logwidth/263"/>
            <draw:equation draw:name="f65" draw:formula="140*logheight/167"/>
            <draw:equation draw:name="f66" draw:formula="263*logwidth/263"/>
            <draw:equation draw:name="f67" draw:formula="138*logheight/167"/>
            <draw:equation draw:name="f68" draw:formula="262*logwidth/263"/>
            <draw:equation draw:name="f69" draw:formula="133*logheight/167"/>
            <draw:equation draw:name="f70" draw:formula="258*logwidth/263"/>
            <draw:equation draw:name="f71" draw:formula="132*logheight/167"/>
            <draw:equation draw:name="f72" draw:formula="258*logwidth/263"/>
            <draw:equation draw:name="f73" draw:formula="130*logheight/167"/>
            <draw:equation draw:name="f74" draw:formula="258*logwidth/263"/>
            <draw:equation draw:name="f75" draw:formula="129*logheight/167"/>
            <draw:equation draw:name="f76" draw:formula="260*logwidth/263"/>
            <draw:equation draw:name="f77" draw:formula="128*logheight/167"/>
            <draw:equation draw:name="f78" draw:formula="260*logwidth/263"/>
            <draw:equation draw:name="f79" draw:formula="124*logheight/167"/>
            <draw:equation draw:name="f80" draw:formula="257*logwidth/263"/>
            <draw:equation draw:name="f81" draw:formula="122*logheight/167"/>
            <draw:equation draw:name="f82" draw:formula="257*logwidth/263"/>
            <draw:equation draw:name="f83" draw:formula="120*logheight/167"/>
            <draw:equation draw:name="f84" draw:formula="262*logwidth/263"/>
            <draw:equation draw:name="f85" draw:formula="120*logheight/167"/>
            <draw:equation draw:name="f86" draw:formula="262*logwidth/263"/>
            <draw:equation draw:name="f87" draw:formula="32*logheight/167"/>
            <draw:equation draw:name="f88" draw:formula="261*logwidth/263"/>
            <draw:equation draw:name="f89" draw:formula="30*logheight/167"/>
            <draw:equation draw:name="f90" draw:formula="258*logwidth/263"/>
            <draw:equation draw:name="f91" draw:formula="28*logheight/167"/>
            <draw:equation draw:name="f92" draw:formula="254*logwidth/263"/>
            <draw:equation draw:name="f93" draw:formula="27*logheight/167"/>
            <draw:equation draw:name="f94" draw:formula="251*logwidth/263"/>
            <draw:equation draw:name="f95" draw:formula="21*logheight/167"/>
            <draw:equation draw:name="f96" draw:formula="249*logwidth/263"/>
            <draw:equation draw:name="f97" draw:formula="17*logheight/167"/>
            <draw:equation draw:name="f98" draw:formula="249*logwidth/263"/>
            <draw:equation draw:name="f99" draw:formula="15*logheight/167"/>
            <draw:equation draw:name="f100" draw:formula="251*logwidth/263"/>
            <draw:equation draw:name="f101" draw:formula="14*logheight/167"/>
            <draw:equation draw:name="f102" draw:formula="255*logwidth/263"/>
            <draw:equation draw:name="f103" draw:formula="11*logheight/167"/>
            <draw:equation draw:name="f104" draw:formula="258*logwidth/263"/>
            <draw:equation draw:name="f105" draw:formula="6*logheight/167"/>
            <draw:equation draw:name="f106" draw:formula="258*logwidth/263"/>
            <draw:equation draw:name="f107" draw:formula="0*logheight/167"/>
            <draw:equation draw:name="f108" draw:formula="0*logwidth/263"/>
            <draw:equation draw:name="f109" draw:formula="0*logheight/167"/>
            <draw:equation draw:name="f110" draw:formula="0*logwidth/263"/>
            <draw:equation draw:name="f111" draw:formula="47*logheight/167"/>
            <draw:equation draw:name="f112" draw:formula="0*logwidth/263"/>
            <draw:equation draw:name="f113" draw:formula="143*logheight/167"/>
            <draw:equation draw:name="f114" draw:formula="192*logwidth/263"/>
            <draw:equation draw:name="f115" draw:formula="143*logheight/167"/>
            <draw:equation draw:name="f116" draw:formula="193*logwidth/263"/>
            <draw:equation draw:name="f117" draw:formula="147*logheight/167"/>
            <draw:equation draw:name="f118" draw:formula="logwidth"/>
            <draw:equation draw:name="f119" draw:formula="logheight"/>
          </draw:enhanced-geometry>
        </draw:custom-shape>
        <draw:custom-shape draw:name="Freeform 18" draw:style-name="gr3" draw:text-style-name="P2" draw:layer="layout" svg:width="1.839cm" svg:height="1.431cm" svg:x="26.812cm" svg:y="10.622cm">
          <text:p><text:span text:style-name="T1"/></text:p>
          <draw:enhanced-geometry draw:mirror-horizontal="false" draw:mirror-vertical="false" drawooo:sub-view-size="167 130" draw:text-areas="0 0 ?f102 ?f103" svg:viewBox="0 0 0 0" draw:type="ooxml-non-primitive" draw:enhanced-path="M 128 17 C 89 16 89 16 89 16 89 16 89 11 89 11 89 11 85 5 85 5 85 5 84 5 84 5 84 5 83 5 82 5 82 5 81 6 81 6 81 6 80 5 80 5 80 5 81 4 81 4 81 4 81 2 81 2 81 2 75 2 75 2 75 2 66 1 66 1 66 1 47 0 47 0 47 0 42 0 42 0 41 0 38 0 37 0 36 1 35 1 35 0 35 0 34 0 33 0 33 0 32 1 31 2 31 2 30 2 29 2 29 2 26 3 25 3 24 3 24 4 23 4 22 4 22 5 22 5 22 5 20 5 19 5 19 5 18 6 18 6 18 6 9 9 9 9 9 11 9 11 9 11 9 11 5 14 4 14 4 15 3 16 2 17 1 17 1 20 1 21 0 22 1 22 2 22 2 23 3 23 3 24 4 24 5 25 7 25 9 25 8 26 8 27 9 27 10 28 11 29 12 30 14 30 16 30 18 30 18 31 18 32 18 33 19 35 19 36 19 36 21 39 22 39 22 40 22 42 22 43 22 45 24 45 24 45 25 46 26 48 27 49 27 50 28 52 28 53 29 53 35 57 36 57 37 58 40 62 40 62 40 63 40 66 41 66 41 67 45 69 46 69 47 70 48 72 49 72 50 73 50 74 50 74 50 74 49 75 49 76 49 76 50 78 50 78 50 78 51 78 52 79 53 79 52 79 52 80 52 80 53 81 53 81 53 81 53 82 53 82 54 82 55 83 55 83 56 83 56 85 56 85 56 86 56 86 57 86 57 86 61 88 62 88 62 89 64 91 65 92 65 92 65 96 65 97 66 97 67 99 67 99 68 100 67 104 68 104 68 104 68 105 68 106 68 106 68 107 68 108 68 108 75 114 75 114 75 114 75 115 75 115 75 116 75 117 76 117 76 117 76 118 77 119 78 120 78 120 78 121 78 122 78 124 78 124 78 125 78 128 78 128 78 129 79 129 80 129 80 129 82 129 82 129 83 129 83 130 83 130 84 130 84 130 84 129 84 129 84 129 85 128 85 128 85 127 86 127 86 126 87 126 87 125 87 125 87 124 87 124 87 124 87 124 88 124 88 124 88 125 89 125 89 125 90 125 90 126 90 126 90 127 90 127 90 128 91 127 91 127 92 126 92 126 93 125 93 125 94 125 94 124 93 124 93 124 93 124 92 123 92 123 92 123 92 123 92 123 92 123 92 123 91 123 91 123 91 123 90 124 90 124 90 124 89 124 89 123 89 123 89 123 89 122 89 122 89 122 89 121 88 121 88 121 88 121 88 121 87 120 87 120 87 120 87 119 87 119 87 119 88 118 88 118 88 118 88 117 88 117 87 116 87 116 87 116 87 116 87 116 87 116 87 115 87 115 87 114 87 114 87 114 87 114 88 114 88 113 88 113 88 113 88 112 87 112 87 112 87 112 87 111 87 111 87 111 86 111 86 111 86 111 86 111 86 111 86 111 87 111 87 111 87 111 88 111 88 111 88 112 88 112 89 112 89 112 89 112 90 112 90 113 90 113 90 114 90 115 90 116 90 116 90 117 90 117 90 117 90 117 91 117 91 117 91 118 92 118 92 118 93 118 93 118 93 117 93 117 93 117 93 116 93 115 94 115 95 115 94 116 94 116 94 117 93 117 94 118 94 118 94 118 94 118 94 119 94 119 94 119 94 119 94 120 94 120 95 120 95 120 95 120 95 121 95 121 96 121 96 121 97 120 98 120 98 119 99 119 99 119 99 118 99 118 100 118 100 118 101 117 101 117 101 117 101 117 101 117 100 116 100 116 100 116 99 116 99 116 99 115 99 115 98 115 98 115 98 115 97 114 97 114 97 114 96 114 96 114 96 114 95 114 95 114 95 113 94 113 94 113 93 113 93 113 92 112 92 112 92 112 92 112 92 112 91 112 91 111 91 111 91 111 91 110 92 110 92 110 92 110 93 110 93 110 93 110 93 110 93 109 93 109 94 109 94 109 94 109 94 109 95 109 96 109 96 109 96 110 96 110 96 110 97 110 97 109 97 109 97 109 98 109 98 109 98 109 98 108 98 108 98 108 98 108 98 107 99 107 99 108 99 108 99 108 99 108 99 109 99 109 99 110 100 110 100 111 101 111 101 111 102 112 102 112 103 112 103 112 103 112 103 112 104 112 104 112 104 113 105 113 105 113 106 114 106 113 107 113 107 112 108 112 108 112 108 112 108 111 109 111 109 111 109 111 109 110 109 110 109 109 109 109 109 109 108 109 108 109 108 109 108 109 107 109 107 108 107 108 106 108 106 107 106 107 105 107 105 106 105 106 104 106 104 106 105 106 105 105 106 105 107 106 107 106 108 106 108 106 108 105 108 105 108 105 108 105 109 105 109 106 109 106 109 106 109 106 108 107 108 107 108 107 108 107 108 108 109 109 109 109 109 109 110 109 110 110 110 110 110 110 111 110 111 110 112 109 112 109 112 109 113 109 114 109 114 109 115 109 115 109 116 109 116 109 116 108 116 108 116 108 116 107 117 107 116 107 117 107 117 106 117 107 118 107 118 107 119 107 119 106 119 106 119 106 120 106 120 106 120 106 120 106 120 105 120 105 120 105 120 104 121 104 121 104 121 104 121 104 120 104 120 103 120 103 120 103 119 102 119 102 118 102 118 102 118 101 117 100 117 100 117 100 117 99 118 99 118 100 118 100 118 100 118 101 118 101 119 101 119 102 119 102 120 102 120 102 121 102 122 102 122 102 122 102 123 101 124 101 124 101 125 101 125 101 125 101 126 101 126 101 126 100 126 100 126 100 126 100 126 99 125 99 125 99 125 99 125 98 126 98 126 98 127 98 128 98 128 97 129 97 129 96 129 96 130 95 130 95 130 95 130 94 130 94 130 94 131 94 131 93 131 93 131 93 131 92 131 92 132 91 132 91 133 91 133 91 134 91 134 91 134 91 135 91 135 91 135 91 135 92 136 92 136 92 137 92 137 91 138 92 138 91 138 91 138 90 138 90 138 89 139 89 139 89 139 89 140 88 140 88 140 88 141 87 141 87 141 87 141 86 142 86 142 86 142 86 142 86 143 86 143 86 143 86 143 86 143 86 143 86 144 86 144 86 144 85 144 85 144 85 144 85 144 84 145 83 144 82 144 82 144 82 144 82 144 81 143 81 143 81 143 80 142 80 142 80 142 79 142 79 142 79 142 78 144 79 144 79 145 78 146 78 146 77 146 77 147 76 147 75 147 75 147 74 147 74 148 73 148 72 149 72 149 71 149 71 150 70 151 70 151 69 151 68 152 68 152 67 153 67 153 66 154 66 154 66 154 65 154 65 155 64 155 64 155 64 155 63 156 63 156 63 156 63 157 62 157 62 158 61 158 61 159 61 159 60 159 60 160 60 160 60 160 60 160 60 161 59 161 59 161 59 161 59 162 59 162 59 163 59 163 59 164 58 164 58 165 58 165 58 166 57 166 57 166 57 167 57 167 57 167 57 167 57 L 128 17 Z N">
            <draw:equation draw:name="f0" draw:formula="84*logwidth/167"/>
            <draw:equation draw:name="f1" draw:formula="5*logheight/130"/>
            <draw:equation draw:name="f2" draw:formula="81*logwidth/167"/>
            <draw:equation draw:name="f3" draw:formula="2*logheight/130"/>
            <draw:equation draw:name="f4" draw:formula="37*logwidth/167"/>
            <draw:equation draw:name="f5" draw:formula="0*logheight/130"/>
            <draw:equation draw:name="f6" draw:formula="25*logwidth/167"/>
            <draw:equation draw:name="f7" draw:formula="3*logheight/130"/>
            <draw:equation draw:name="f8" draw:formula="9*logwidth/167"/>
            <draw:equation draw:name="f9" draw:formula="9*logheight/130"/>
            <draw:equation draw:name="f10" draw:formula="2*logwidth/167"/>
            <draw:equation draw:name="f11" draw:formula="22*logheight/130"/>
            <draw:equation draw:name="f12" draw:formula="16*logwidth/167"/>
            <draw:equation draw:name="f13" draw:formula="30*logheight/130"/>
            <draw:equation draw:name="f14" draw:formula="24*logwidth/167"/>
            <draw:equation draw:name="f15" draw:formula="45*logheight/130"/>
            <draw:equation draw:name="f16" draw:formula="41*logwidth/167"/>
            <draw:equation draw:name="f17" draw:formula="66*logheight/130"/>
            <draw:equation draw:name="f18" draw:formula="50*logwidth/167"/>
            <draw:equation draw:name="f19" draw:formula="78*logheight/130"/>
            <draw:equation draw:name="f20" draw:formula="55*logwidth/167"/>
            <draw:equation draw:name="f21" draw:formula="83*logheight/130"/>
            <draw:equation draw:name="f22" draw:formula="65*logwidth/167"/>
            <draw:equation draw:name="f23" draw:formula="97*logheight/130"/>
            <draw:equation draw:name="f24" draw:formula="75*logwidth/167"/>
            <draw:equation draw:name="f25" draw:formula="114*logheight/130"/>
            <draw:equation draw:name="f26" draw:formula="78*logwidth/167"/>
            <draw:equation draw:name="f27" draw:formula="124*logheight/130"/>
            <draw:equation draw:name="f28" draw:formula="84*logwidth/167"/>
            <draw:equation draw:name="f29" draw:formula="129*logheight/130"/>
            <draw:equation draw:name="f30" draw:formula="88*logwidth/167"/>
            <draw:equation draw:name="f31" draw:formula="124*logheight/130"/>
            <draw:equation draw:name="f32" draw:formula="93*logwidth/167"/>
            <draw:equation draw:name="f33" draw:formula="125*logheight/130"/>
            <draw:equation draw:name="f34" draw:formula="91*logwidth/167"/>
            <draw:equation draw:name="f35" draw:formula="123*logheight/130"/>
            <draw:equation draw:name="f36" draw:formula="88*logwidth/167"/>
            <draw:equation draw:name="f37" draw:formula="121*logheight/130"/>
            <draw:equation draw:name="f38" draw:formula="87*logwidth/167"/>
            <draw:equation draw:name="f39" draw:formula="116*logheight/130"/>
            <draw:equation draw:name="f40" draw:formula="87*logwidth/167"/>
            <draw:equation draw:name="f41" draw:formula="112*logheight/130"/>
            <draw:equation draw:name="f42" draw:formula="88*logwidth/167"/>
            <draw:equation draw:name="f43" draw:formula="111*logheight/130"/>
            <draw:equation draw:name="f44" draw:formula="90*logwidth/167"/>
            <draw:equation draw:name="f45" draw:formula="117*logheight/130"/>
            <draw:equation draw:name="f46" draw:formula="94*logwidth/167"/>
            <draw:equation draw:name="f47" draw:formula="115*logheight/130"/>
            <draw:equation draw:name="f48" draw:formula="94*logwidth/167"/>
            <draw:equation draw:name="f49" draw:formula="120*logheight/130"/>
            <draw:equation draw:name="f50" draw:formula="100*logwidth/167"/>
            <draw:equation draw:name="f51" draw:formula="118*logheight/130"/>
            <draw:equation draw:name="f52" draw:formula="98*logwidth/167"/>
            <draw:equation draw:name="f53" draw:formula="115*logheight/130"/>
            <draw:equation draw:name="f54" draw:formula="92*logwidth/167"/>
            <draw:equation draw:name="f55" draw:formula="112*logheight/130"/>
            <draw:equation draw:name="f56" draw:formula="93*logwidth/167"/>
            <draw:equation draw:name="f57" draw:formula="110*logheight/130"/>
            <draw:equation draw:name="f58" draw:formula="97*logwidth/167"/>
            <draw:equation draw:name="f59" draw:formula="109*logheight/130"/>
            <draw:equation draw:name="f60" draw:formula="99*logwidth/167"/>
            <draw:equation draw:name="f61" draw:formula="108*logheight/130"/>
            <draw:equation draw:name="f62" draw:formula="104*logwidth/167"/>
            <draw:equation draw:name="f63" draw:formula="112*logheight/130"/>
            <draw:equation draw:name="f64" draw:formula="109*logwidth/167"/>
            <draw:equation draw:name="f65" draw:formula="110*logheight/130"/>
            <draw:equation draw:name="f66" draw:formula="105*logwidth/167"/>
            <draw:equation draw:name="f67" draw:formula="107*logheight/130"/>
            <draw:equation draw:name="f68" draw:formula="108*logwidth/167"/>
            <draw:equation draw:name="f69" draw:formula="105*logheight/130"/>
            <draw:equation draw:name="f70" draw:formula="110*logwidth/167"/>
            <draw:equation draw:name="f71" draw:formula="110*logheight/130"/>
            <draw:equation draw:name="f72" draw:formula="116*logwidth/167"/>
            <draw:equation draw:name="f73" draw:formula="108*logheight/130"/>
            <draw:equation draw:name="f74" draw:formula="120*logwidth/167"/>
            <draw:equation draw:name="f75" draw:formula="106*logheight/130"/>
            <draw:equation draw:name="f76" draw:formula="120*logwidth/167"/>
            <draw:equation draw:name="f77" draw:formula="103*logheight/130"/>
            <draw:equation draw:name="f78" draw:formula="118*logwidth/167"/>
            <draw:equation draw:name="f79" draw:formula="101*logheight/130"/>
            <draw:equation draw:name="f80" draw:formula="125*logwidth/167"/>
            <draw:equation draw:name="f81" draw:formula="101*logheight/130"/>
            <draw:equation draw:name="f82" draw:formula="128*logwidth/167"/>
            <draw:equation draw:name="f83" draw:formula="98*logheight/130"/>
            <draw:equation draw:name="f84" draw:formula="131*logwidth/167"/>
            <draw:equation draw:name="f85" draw:formula="92*logheight/130"/>
            <draw:equation draw:name="f86" draw:formula="137*logwidth/167"/>
            <draw:equation draw:name="f87" draw:formula="92*logheight/130"/>
            <draw:equation draw:name="f88" draw:formula="141*logwidth/167"/>
            <draw:equation draw:name="f89" draw:formula="87*logheight/130"/>
            <draw:equation draw:name="f90" draw:formula="144*logwidth/167"/>
            <draw:equation draw:name="f91" draw:formula="85*logheight/130"/>
            <draw:equation draw:name="f92" draw:formula="142*logwidth/167"/>
            <draw:equation draw:name="f93" draw:formula="80*logheight/130"/>
            <draw:equation draw:name="f94" draw:formula="147*logwidth/167"/>
            <draw:equation draw:name="f95" draw:formula="74*logheight/130"/>
            <draw:equation draw:name="f96" draw:formula="154*logwidth/167"/>
            <draw:equation draw:name="f97" draw:formula="66*logheight/130"/>
            <draw:equation draw:name="f98" draw:formula="159*logwidth/167"/>
            <draw:equation draw:name="f99" draw:formula="60*logheight/130"/>
            <draw:equation draw:name="f100" draw:formula="164*logwidth/167"/>
            <draw:equation draw:name="f101" draw:formula="58*logheight/130"/>
            <draw:equation draw:name="f102" draw:formula="logwidth"/>
            <draw:equation draw:name="f103" draw:formula="logheight"/>
          </draw:enhanced-geometry>
        </draw:custom-shape>
        <draw:custom-shape draw:name="Freeform 19" draw:style-name="gr3" draw:text-style-name="P2" draw:layer="layout" svg:width="0.284cm" svg:height="0.352cm" svg:x="31.195cm" svg:y="7.295cm">
          <text:p><text:span text:style-name="T1"/></text:p>
          <draw:enhanced-geometry draw:mirror-horizontal="false" draw:mirror-vertical="false" drawooo:sub-view-size="26 32" draw:text-areas="0 0 ?f100 ?f101" svg:viewBox="0 0 0 0" draw:type="ooxml-non-primitive" draw:enhanced-path="M 18 25 C 18 25 18 25 18 25 18 25 18 25 18 25 18 24 18 24 18 24 19 24 19 24 19 24 19 23 19 23 19 23 19 23 19 22 19 22 19 22 19 21 19 21 19 21 19 21 19 20 20 20 20 20 20 20 20 19 21 19 21 20 21 21 21 21 21 22 21 23 21 24 21 24 21 25 21 25 20 25 20 25 20 25 20 25 20 26 19 26 19 26 19 26 19 26 19 26 19 26 18 26 18 26 18 26 18 26 18 25 Z M 17 25 C 17 25 17 25 17 25 17 24 17 24 17 24 17 23 17 23 17 22 17 22 16 23 16 23 16 23 16 23 16 23 16 23 16 24 16 24 16 24 16 24 16 25 16 25 16 25 17 25 Z M 24 17 C 23 16 23 16 23 16 23 16 23 16 23 17 23 17 23 17 23 17 22 17 22 17 22 17 22 18 22 18 22 18 22 18 21 18 21 19 21 19 21 19 21 20 22 20 22 20 22 20 22 20 22 20 22 21 22 21 22 21 22 22 23 22 23 23 23 23 23 24 23 24 23 25 23 25 23 26 23 26 23 26 24 26 24 26 24 26 24 25 24 25 24 25 25 25 25 25 25 24 26 25 26 25 26 23 25 19 25 19 25 19 24 17 24 17 Z M 17 6 C 17 6 16 5 16 4 16 4 16 0 16 0 1 0 1 0 1 0 1 26 1 26 1 26 0 30 0 30 0 30 0 32 0 32 0 32 1 32 2 32 3 32 3 32 3 32 4 32 4 31 4 31 4 31 5 31 6 31 6 31 6 31 7 31 7 31 7 31 7 31 8 31 8 30 8 30 9 30 9 31 10 31 10 31 11 31 11 31 12 30 12 30 12 30 12 30 12 30 12 29 13 29 13 29 13 29 14 28 14 28 14 27 14 27 14 27 14 26 14 25 14 25 14 25 14 25 14 25 14 25 15 24 15 24 15 24 15 23 15 23 15 23 15 22 15 22 15 22 15 21 16 21 16 21 16 21 16 20 16 20 15 20 15 20 15 20 15 19 15 19 15 19 15 19 14 18 14 18 14 18 14 18 14 18 14 18 14 17 14 17 14 17 14 17 15 17 15 17 15 17 15 17 16 17 16 17 16 17 16 17 16 16 16 16 16 16 16 15 16 15 16 14 16 14 16 13 16 12 16 12 16 12 16 11 16 11 16 11 17 11 17 11 17 11 17 11 17 11 17 12 17 12 17 12 17 12 18 12 18 13 18 13 18 13 18 13 19 14 19 14 19 14 19 14 19 14 19 14 19 14 19 15 19 15 20 15 20 15 20 15 21 15 21 14 21 14 21 14 21 14 17 9 17 9 17 9 17 9 17 6 17 6 Z N">
            <draw:equation draw:name="f0" draw:formula="18*logwidth/26"/>
            <draw:equation draw:name="f1" draw:formula="25*logheight/32"/>
            <draw:equation draw:name="f2" draw:formula="18*logwidth/26"/>
            <draw:equation draw:name="f3" draw:formula="24*logheight/32"/>
            <draw:equation draw:name="f4" draw:formula="19*logwidth/26"/>
            <draw:equation draw:name="f5" draw:formula="23*logheight/32"/>
            <draw:equation draw:name="f6" draw:formula="19*logwidth/26"/>
            <draw:equation draw:name="f7" draw:formula="21*logheight/32"/>
            <draw:equation draw:name="f8" draw:formula="20*logwidth/26"/>
            <draw:equation draw:name="f9" draw:formula="20*logheight/32"/>
            <draw:equation draw:name="f10" draw:formula="21*logwidth/26"/>
            <draw:equation draw:name="f11" draw:formula="22*logheight/32"/>
            <draw:equation draw:name="f12" draw:formula="20*logwidth/26"/>
            <draw:equation draw:name="f13" draw:formula="25*logheight/32"/>
            <draw:equation draw:name="f14" draw:formula="19*logwidth/26"/>
            <draw:equation draw:name="f15" draw:formula="26*logheight/32"/>
            <draw:equation draw:name="f16" draw:formula="18*logwidth/26"/>
            <draw:equation draw:name="f17" draw:formula="26*logheight/32"/>
            <draw:equation draw:name="f18" draw:formula="17*logwidth/26"/>
            <draw:equation draw:name="f19" draw:formula="25*logheight/32"/>
            <draw:equation draw:name="f20" draw:formula="17*logwidth/26"/>
            <draw:equation draw:name="f21" draw:formula="24*logheight/32"/>
            <draw:equation draw:name="f22" draw:formula="16*logwidth/26"/>
            <draw:equation draw:name="f23" draw:formula="23*logheight/32"/>
            <draw:equation draw:name="f24" draw:formula="16*logwidth/26"/>
            <draw:equation draw:name="f25" draw:formula="24*logheight/32"/>
            <draw:equation draw:name="f26" draw:formula="17*logwidth/26"/>
            <draw:equation draw:name="f27" draw:formula="25*logheight/32"/>
            <draw:equation draw:name="f28" draw:formula="23*logwidth/26"/>
            <draw:equation draw:name="f29" draw:formula="16*logheight/32"/>
            <draw:equation draw:name="f30" draw:formula="23*logwidth/26"/>
            <draw:equation draw:name="f31" draw:formula="17*logheight/32"/>
            <draw:equation draw:name="f32" draw:formula="22*logwidth/26"/>
            <draw:equation draw:name="f33" draw:formula="18*logheight/32"/>
            <draw:equation draw:name="f34" draw:formula="21*logwidth/26"/>
            <draw:equation draw:name="f35" draw:formula="20*logheight/32"/>
            <draw:equation draw:name="f36" draw:formula="22*logwidth/26"/>
            <draw:equation draw:name="f37" draw:formula="21*logheight/32"/>
            <draw:equation draw:name="f38" draw:formula="23*logwidth/26"/>
            <draw:equation draw:name="f39" draw:formula="23*logheight/32"/>
            <draw:equation draw:name="f40" draw:formula="23*logwidth/26"/>
            <draw:equation draw:name="f41" draw:formula="26*logheight/32"/>
            <draw:equation draw:name="f42" draw:formula="24*logwidth/26"/>
            <draw:equation draw:name="f43" draw:formula="25*logheight/32"/>
            <draw:equation draw:name="f44" draw:formula="26*logwidth/26"/>
            <draw:equation draw:name="f45" draw:formula="25*logheight/32"/>
            <draw:equation draw:name="f46" draw:formula="24*logwidth/26"/>
            <draw:equation draw:name="f47" draw:formula="17*logheight/32"/>
            <draw:equation draw:name="f48" draw:formula="16*logwidth/26"/>
            <draw:equation draw:name="f49" draw:formula="4*logheight/32"/>
            <draw:equation draw:name="f50" draw:formula="1*logwidth/26"/>
            <draw:equation draw:name="f51" draw:formula="0*logheight/32"/>
            <draw:equation draw:name="f52" draw:formula="0*logwidth/26"/>
            <draw:equation draw:name="f53" draw:formula="30*logheight/32"/>
            <draw:equation draw:name="f54" draw:formula="3*logwidth/26"/>
            <draw:equation draw:name="f55" draw:formula="32*logheight/32"/>
            <draw:equation draw:name="f56" draw:formula="4*logwidth/26"/>
            <draw:equation draw:name="f57" draw:formula="31*logheight/32"/>
            <draw:equation draw:name="f58" draw:formula="7*logwidth/26"/>
            <draw:equation draw:name="f59" draw:formula="31*logheight/32"/>
            <draw:equation draw:name="f60" draw:formula="9*logwidth/26"/>
            <draw:equation draw:name="f61" draw:formula="30*logheight/32"/>
            <draw:equation draw:name="f62" draw:formula="12*logwidth/26"/>
            <draw:equation draw:name="f63" draw:formula="30*logheight/32"/>
            <draw:equation draw:name="f64" draw:formula="13*logwidth/26"/>
            <draw:equation draw:name="f65" draw:formula="29*logheight/32"/>
            <draw:equation draw:name="f66" draw:formula="14*logwidth/26"/>
            <draw:equation draw:name="f67" draw:formula="27*logheight/32"/>
            <draw:equation draw:name="f68" draw:formula="14*logwidth/26"/>
            <draw:equation draw:name="f69" draw:formula="25*logheight/32"/>
            <draw:equation draw:name="f70" draw:formula="15*logwidth/26"/>
            <draw:equation draw:name="f71" draw:formula="23*logheight/32"/>
            <draw:equation draw:name="f72" draw:formula="15*logwidth/26"/>
            <draw:equation draw:name="f73" draw:formula="21*logheight/32"/>
            <draw:equation draw:name="f74" draw:formula="15*logwidth/26"/>
            <draw:equation draw:name="f75" draw:formula="20*logheight/32"/>
            <draw:equation draw:name="f76" draw:formula="15*logwidth/26"/>
            <draw:equation draw:name="f77" draw:formula="19*logheight/32"/>
            <draw:equation draw:name="f78" draw:formula="14*logwidth/26"/>
            <draw:equation draw:name="f79" draw:formula="18*logheight/32"/>
            <draw:equation draw:name="f80" draw:formula="15*logwidth/26"/>
            <draw:equation draw:name="f81" draw:formula="17*logheight/32"/>
            <draw:equation draw:name="f82" draw:formula="16*logwidth/26"/>
            <draw:equation draw:name="f83" draw:formula="17*logheight/32"/>
            <draw:equation draw:name="f84" draw:formula="16*logwidth/26"/>
            <draw:equation draw:name="f85" draw:formula="14*logheight/32"/>
            <draw:equation draw:name="f86" draw:formula="16*logwidth/26"/>
            <draw:equation draw:name="f87" draw:formula="11*logheight/32"/>
            <draw:equation draw:name="f88" draw:formula="17*logwidth/26"/>
            <draw:equation draw:name="f89" draw:formula="11*logheight/32"/>
            <draw:equation draw:name="f90" draw:formula="18*logwidth/26"/>
            <draw:equation draw:name="f91" draw:formula="12*logheight/32"/>
            <draw:equation draw:name="f92" draw:formula="19*logwidth/26"/>
            <draw:equation draw:name="f93" draw:formula="14*logheight/32"/>
            <draw:equation draw:name="f94" draw:formula="19*logwidth/26"/>
            <draw:equation draw:name="f95" draw:formula="15*logheight/32"/>
            <draw:equation draw:name="f96" draw:formula="21*logwidth/26"/>
            <draw:equation draw:name="f97" draw:formula="14*logheight/32"/>
            <draw:equation draw:name="f98" draw:formula="17*logwidth/26"/>
            <draw:equation draw:name="f99" draw:formula="9*logheight/32"/>
            <draw:equation draw:name="f100" draw:formula="logwidth"/>
            <draw:equation draw:name="f101" draw:formula="logheight"/>
          </draw:enhanced-geometry>
        </draw:custom-shape>
        <draw:custom-shape draw:name="Freeform 20" draw:style-name="gr3" draw:text-style-name="P2" draw:layer="layout" svg:width="2.211cm" svg:height="1.275cm" svg:x="27.904cm" svg:y="7.175cm">
          <text:p><text:span text:style-name="T1"/></text:p>
          <draw:enhanced-geometry draw:mirror-horizontal="false" draw:mirror-vertical="false" drawooo:sub-view-size="201 116" draw:text-areas="0 0 ?f70 ?f71" svg:viewBox="0 0 0 0" draw:type="ooxml-non-primitive" draw:enhanced-path="M 192 88 C 191 85 191 85 191 85 187 84 187 84 187 84 188 79 188 79 188 79 186 77 186 77 186 77 183 77 183 77 183 77 183 69 183 69 183 69 186 67 186 67 186 67 187 65 187 65 187 65 188 64 188 64 188 64 186 61 186 61 186 61 186 58 186 58 186 58 191 54 191 54 191 54 191 52 191 52 191 52 194 50 194 50 194 50 196 45 196 45 196 45 197 43 197 43 197 43 201 41 201 41 201 41 200 41 200 41 200 41 200 41 199 39 199 39 199 38 198 38 198 38 197 38 195 38 194 38 193 38 193 37 193 37 193 37 193 36 193 36 192 36 191 36 190 36 190 36 188 30 188 30 188 30 188 30 188 30 189 30 189 29 189 29 189 29 188 28 188 27 188 27 188 26 188 26 188 26 188 24 188 24 188 23 187 23 187 23 187 22 187 22 187 22 187 22 188 20 188 20 188 20 184 18 184 18 184 17 183 18 182 18 182 18 181 18 181 18 181 18 180 15 180 14 180 14 178 12 178 12 26 12 26 12 26 12 26 0 26 0 26 0 25 0 25 1 24 1 23 1 23 2 22 2 20 3 19 3 18 4 17 5 16 5 15 6 15 6 14 6 14 6 13 6 14 5 14 5 13 5 12 6 12 6 11 7 11 7 11 7 10 8 10 8 9 9 9 9 8 9 8 10 7 10 7 10 6 10 5 11 5 11 4 12 3 12 2 13 1 13 1 13 0 13 0 14 0 116 0 116 0 116 163 116 163 116 163 116 169 111 169 111 169 111 176 112 176 112 176 112 176 111 178 110 179 110 179 110 180 110 180 110 181 110 182 109 182 109 183 109 183 109 184 108 184 108 185 108 185 109 185 105 185 105 185 105 195 99 195 99 195 99 198 98 198 98 198 98 199 95 199 95 199 95 198 94 198 94 198 94 L 192 88 Z N">
            <draw:equation draw:name="f0" draw:formula="191*logwidth/201"/>
            <draw:equation draw:name="f1" draw:formula="85*logheight/116"/>
            <draw:equation draw:name="f2" draw:formula="188*logwidth/201"/>
            <draw:equation draw:name="f3" draw:formula="79*logheight/116"/>
            <draw:equation draw:name="f4" draw:formula="183*logwidth/201"/>
            <draw:equation draw:name="f5" draw:formula="77*logheight/116"/>
            <draw:equation draw:name="f6" draw:formula="186*logwidth/201"/>
            <draw:equation draw:name="f7" draw:formula="67*logheight/116"/>
            <draw:equation draw:name="f8" draw:formula="188*logwidth/201"/>
            <draw:equation draw:name="f9" draw:formula="64*logheight/116"/>
            <draw:equation draw:name="f10" draw:formula="186*logwidth/201"/>
            <draw:equation draw:name="f11" draw:formula="58*logheight/116"/>
            <draw:equation draw:name="f12" draw:formula="191*logwidth/201"/>
            <draw:equation draw:name="f13" draw:formula="52*logheight/116"/>
            <draw:equation draw:name="f14" draw:formula="196*logwidth/201"/>
            <draw:equation draw:name="f15" draw:formula="45*logheight/116"/>
            <draw:equation draw:name="f16" draw:formula="201*logwidth/201"/>
            <draw:equation draw:name="f17" draw:formula="41*logheight/116"/>
            <draw:equation draw:name="f18" draw:formula="199*logwidth/201"/>
            <draw:equation draw:name="f19" draw:formula="39*logheight/116"/>
            <draw:equation draw:name="f20" draw:formula="194*logwidth/201"/>
            <draw:equation draw:name="f21" draw:formula="38*logheight/116"/>
            <draw:equation draw:name="f22" draw:formula="193*logwidth/201"/>
            <draw:equation draw:name="f23" draw:formula="36*logheight/116"/>
            <draw:equation draw:name="f24" draw:formula="188*logwidth/201"/>
            <draw:equation draw:name="f25" draw:formula="30*logheight/116"/>
            <draw:equation draw:name="f26" draw:formula="189*logwidth/201"/>
            <draw:equation draw:name="f27" draw:formula="29*logheight/116"/>
            <draw:equation draw:name="f28" draw:formula="188*logwidth/201"/>
            <draw:equation draw:name="f29" draw:formula="26*logheight/116"/>
            <draw:equation draw:name="f30" draw:formula="187*logwidth/201"/>
            <draw:equation draw:name="f31" draw:formula="23*logheight/116"/>
            <draw:equation draw:name="f32" draw:formula="188*logwidth/201"/>
            <draw:equation draw:name="f33" draw:formula="20*logheight/116"/>
            <draw:equation draw:name="f34" draw:formula="182*logwidth/201"/>
            <draw:equation draw:name="f35" draw:formula="18*logheight/116"/>
            <draw:equation draw:name="f36" draw:formula="180*logwidth/201"/>
            <draw:equation draw:name="f37" draw:formula="14*logheight/116"/>
            <draw:equation draw:name="f38" draw:formula="26*logwidth/201"/>
            <draw:equation draw:name="f39" draw:formula="12*logheight/116"/>
            <draw:equation draw:name="f40" draw:formula="24*logwidth/201"/>
            <draw:equation draw:name="f41" draw:formula="1*logheight/116"/>
            <draw:equation draw:name="f42" draw:formula="18*logwidth/201"/>
            <draw:equation draw:name="f43" draw:formula="4*logheight/116"/>
            <draw:equation draw:name="f44" draw:formula="14*logwidth/201"/>
            <draw:equation draw:name="f45" draw:formula="6*logheight/116"/>
            <draw:equation draw:name="f46" draw:formula="12*logwidth/201"/>
            <draw:equation draw:name="f47" draw:formula="6*logheight/116"/>
            <draw:equation draw:name="f48" draw:formula="9*logwidth/201"/>
            <draw:equation draw:name="f49" draw:formula="9*logheight/116"/>
            <draw:equation draw:name="f50" draw:formula="6*logwidth/201"/>
            <draw:equation draw:name="f51" draw:formula="10*logheight/116"/>
            <draw:equation draw:name="f52" draw:formula="1*logwidth/201"/>
            <draw:equation draw:name="f53" draw:formula="13*logheight/116"/>
            <draw:equation draw:name="f54" draw:formula="0*logwidth/201"/>
            <draw:equation draw:name="f55" draw:formula="116*logheight/116"/>
            <draw:equation draw:name="f56" draw:formula="169*logwidth/201"/>
            <draw:equation draw:name="f57" draw:formula="111*logheight/116"/>
            <draw:equation draw:name="f58" draw:formula="179*logwidth/201"/>
            <draw:equation draw:name="f59" draw:formula="110*logheight/116"/>
            <draw:equation draw:name="f60" draw:formula="182*logwidth/201"/>
            <draw:equation draw:name="f61" draw:formula="109*logheight/116"/>
            <draw:equation draw:name="f62" draw:formula="185*logwidth/201"/>
            <draw:equation draw:name="f63" draw:formula="109*logheight/116"/>
            <draw:equation draw:name="f64" draw:formula="195*logwidth/201"/>
            <draw:equation draw:name="f65" draw:formula="99*logheight/116"/>
            <draw:equation draw:name="f66" draw:formula="199*logwidth/201"/>
            <draw:equation draw:name="f67" draw:formula="95*logheight/116"/>
            <draw:equation draw:name="f68" draw:formula="192*logwidth/201"/>
            <draw:equation draw:name="f69" draw:formula="88*logheight/116"/>
            <draw:equation draw:name="f70" draw:formula="logwidth"/>
            <draw:equation draw:name="f71" draw:formula="logheight"/>
          </draw:enhanced-geometry>
        </draw:custom-shape>
        <draw:custom-shape draw:name="Freeform 21" draw:style-name="gr11" draw:text-style-name="P2" draw:layer="layout" svg:width="3.069cm" svg:height="2.234cm" svg:x="11.167cm" svg:y="5.073cm">
          <text:p><text:span text:style-name="T1"/></text:p>
          <draw:enhanced-geometry draw:mirror-horizontal="false" draw:mirror-vertical="false" drawooo:sub-view-size="279 203" draw:text-areas="0 0 ?f104 ?f105" svg:viewBox="0 0 0 0" draw:type="ooxml-non-primitive" draw:enhanced-path="M 262 113 C 262 111 263 110 263 109 263 107 261 106 262 104 263 104 265 101 264 100 263 100 262 100 262 99 262 99 262 97 262 97 261 96 261 97 260 97 260 97 260 97 259 97 258 96 257 95 256 95 256 96 254 95 254 94 254 94 254 93 254 93 254 92 254 91 253 91 253 90 252 90 252 90 252 89 253 89 253 89 254 88 253 87 253 86 254 84 255 84 256 82 257 81 257 79 257 78 258 77 258 75 259 74 259 73 259 73 260 73 260 72 261 72 262 72 263 71 263 71 263 70 264 69 264 68 265 67 266 66 266 65 266 64 266 63 266 63 267 62 267 61 267 61 267 61 266 60 266 60 266 60 266 59 266 59 266 59 270 53 270 53 270 53 270 53 272 46 272 46 272 46 277 36 277 36 277 36 277 35 277 34 278 34 279 31 279 31 278 28 278 28 278 28 278 28 277 26 277 26 277 25 277 23 277 23 277 23 273 21 273 21 272 21 269 19 269 19 264 11 264 11 264 11 193 11 193 11 193 11 192 11 192 11 191 11 191 12 190 12 190 12 189 13 189 13 188 14 187 14 187 14 186 14 185 14 183 14 182 14 182 14 181 14 181 14 181 14 180 14 180 14 179 15 179 15 179 15 178 15 177 15 177 15 176 15 176 16 175 15 175 15 174 15 173 15 172 15 171 15 171 15 170 16 170 16 170 16 169 17 169 17 169 17 168 18 167 18 166 19 166 19 165 19 165 19 164 19 163 19 163 19 162 19 162 19 162 19 161 20 161 20 160 20 159 20 158 20 157 21 155 21 153 23 151 24 150 25 149 25 148 25 147 26 145 26 144 26 143 26 141 26 140 26 139 25 139 25 138 25 138 24 137 24 137 24 136 24 135 24 135 24 134 25 133 25 133 25 132 26 131 26 130 27 129 28 128 28 127 29 126 29 125 28 124 28 123 28 122 28 122 28 121 28 120 28 120 29 119 29 119 30 118 30 118 31 117 31 116 30 115 30 116 29 115 28 115 28 115 28 115 27 114 27 114 27 113 27 112 26 112 26 111 26 111 26 110 26 110 26 110 26 109 26 109 26 108 26 108 26 107 26 107 26 107 26 106 25 105 25 104 25 103 25 103 25 102 25 102 25 102 26 101 26 101 26 100 27 98 26 96 26 96 26 95 26 95 26 94 26 93 27 92 27 91 28 90 28 89 29 88 30 86 31 84 32 83 32 82 33 81 33 78 33 78 33 78 33 77 33 76 33 75 33 74 33 73 33 72 33 71 33 70 32 69 32 68 32 66 31 64 30 62 29 62 26 62 24 61 22 61 20 61 18 61 17 60 16 60 15 60 14 59 13 59 12 59 11 58 11 58 10 58 9 58 8 57 8 57 7 55 6 54 6 53 5 53 4 52 4 51 3 50 2 49 2 48 2 47 3 47 3 46 4 45 4 43 4 43 4 42 4 42 4 41 4 40 4 40 4 40 3 40 3 40 3 40 2 39 2 39 2 39 2 38 1 38 1 38 0 37 0 37 0 37 0 36 0 36 0 36 0 35 1 35 1 35 1 34 1 34 2 34 2 33 2 33 2 33 2 32 2 32 3 32 3 32 3 31 3 31 3 30 3 29 2 29 2 28 2 28 2 28 2 28 1 28 1 27 1 27 2 27 2 26 3 26 3 25 2 25 2 25 2 24 2 24 2 23 2 22 1 22 1 22 1 21 1 21 1 21 2 21 3 21 3 21 4 21 4 21 5 21 6 21 6 21 7 21 7 22 8 22 9 22 10 22 10 22 11 22 12 21 13 21 14 21 15 21 16 21 18 21 20 21 22 21 22 21 23 21 24 21 25 21 26 21 27 21 27 22 28 22 28 22 29 22 29 22 30 22 31 22 31 22 32 23 32 22 33 23 33 22 33 23 34 23 34 23 34 23 34 23 34 23 35 23 35 23 35 23 36 21 36 21 37 21 37 21 38 21 38 21 39 22 39 22 40 22 41 21 42 21 43 20 44 20 45 20 46 20 48 20 51 20 53 20 54 21 55 20 56 20 56 20 57 20 57 19 57 20 58 20 58 20 59 20 60 19 61 19 61 19 62 19 62 19 63 19 64 19 64 19 65 18 66 18 67 18 67 17 68 17 69 17 79 17 79 17 79 17 79 17 80 17 81 17 81 17 81 17 82 17 82 17 82 18 82 17 83 17 83 17 82 17 85 17 85 17 85 17 86 16 86 17 87 17 88 17 89 17 90 17 91 16 92 16 92 16 93 16 93 16 94 16 94 16 94 16 94 16 101 16 101 16 101 16 101 16 101 16 102 16 102 16 102 15 103 15 103 15 104 15 104 15 105 15 105 15 106 15 106 15 107 15 108 15 109 15 110 15 111 15 111 14 112 14 113 14 113 14 114 14 115 14 116 14 117 14 117 14 117 14 117 14 118 13 118 13 118 13 118 13 119 13 119 13 120 13 121 13 122 14 122 14 122 14 121 15 121 15 121 15 122 15 122 16 123 15 123 14 124 14 124 14 124 14 124 13 124 13 123 13 123 13 123 13 123 13 123 13 123 13 123 13 124 12 124 13 125 13 126 13 126 13 126 12 126 12 127 12 128 12 129 12 130 12 130 11 131 11 132 11 132 11 133 11 133 10 134 10 134 10 136 10 137 10 138 9 138 9 139 9 139 9 140 8 141 8 141 8 141 7 141 7 141 7 141 6 141 6 142 6 142 6 142 6 142 6 142 6 143 6 143 6 143 6 144 6 144 6 144 6 144 6 144 6 145 6 145 6 145 6 145 6 145 6 145 6 146 6 147 6 147 6 148 5 148 5 149 5 150 5 150 5 151 5 151 5 151 5 151 4 152 4 153 4 153 4 153 4 154 4 154 4 155 4 155 4 155 3 155 3 156 3 156 3 157 3 157 3 157 3 158 3 158 3 159 3 159 3 159 3 160 3 160 3 160 3 160 4 160 4 160 4 160 4 161 5 161 5 161 5 161 6 161 6 161 6 161 7 160 7 160 7 161 7 161 7 161 7 161 6 161 6 161 5 161 4 161 3 161 3 161 2 161 2 162 2 162 2 162 1 162 1 163 1 163 1 163 1 164 1 163 0 164 0 165 0 165 1 166 1 166 1 166 1 166 1 167 1 167 1 167 1 168 2 168 2 168 2 169 3 169 3 170 3 170 3 170 4 171 4 171 4 171 5 172 5 172 5 172 5 173 6 173 6 174 6 175 6 176 6 176 6 176 6 177 6 177 6 178 6 178 6 178 6 178 6 179 6 179 6 179 6 179 6 180 5 180 5 180 5 180 5 180 5 190 5 190 5 190 5 191 5 192 5 192 6 192 6 193 6 193 6 194 6 194 6 194 6 195 6 195 7 196 7 196 7 196 7 196 7 197 7 197 7 197 7 198 8 198 8 198 8 198 8 199 8 199 8 199 8 199 9 200 9 200 9 200 10 201 10 201 11 201 11 202 11 202 12 203 12 203 157 203 157 203 157 203 260 203 260 203 260 203 260 116 260 116 260 116 261 116 261 114 262 113 Z N">
            <draw:equation draw:name="f0" draw:formula="262*logwidth/279"/>
            <draw:equation draw:name="f1" draw:formula="99*logheight/203"/>
            <draw:equation draw:name="f2" draw:formula="254*logwidth/279"/>
            <draw:equation draw:name="f3" draw:formula="94*logheight/203"/>
            <draw:equation draw:name="f4" draw:formula="253*logwidth/279"/>
            <draw:equation draw:name="f5" draw:formula="86*logheight/203"/>
            <draw:equation draw:name="f6" draw:formula="262*logwidth/279"/>
            <draw:equation draw:name="f7" draw:formula="72*logheight/203"/>
            <draw:equation draw:name="f8" draw:formula="267*logwidth/279"/>
            <draw:equation draw:name="f9" draw:formula="61*logheight/203"/>
            <draw:equation draw:name="f10" draw:formula="277*logwidth/279"/>
            <draw:equation draw:name="f11" draw:formula="36*logheight/203"/>
            <draw:equation draw:name="f12" draw:formula="277*logwidth/279"/>
            <draw:equation draw:name="f13" draw:formula="23*logheight/203"/>
            <draw:equation draw:name="f14" draw:formula="191*logwidth/279"/>
            <draw:equation draw:name="f15" draw:formula="11*logheight/203"/>
            <draw:equation draw:name="f16" draw:formula="181*logwidth/279"/>
            <draw:equation draw:name="f17" draw:formula="14*logheight/203"/>
            <draw:equation draw:name="f18" draw:formula="173*logwidth/279"/>
            <draw:equation draw:name="f19" draw:formula="15*logheight/203"/>
            <draw:equation draw:name="f20" draw:formula="165*logwidth/279"/>
            <draw:equation draw:name="f21" draw:formula="19*logheight/203"/>
            <draw:equation draw:name="f22" draw:formula="151*logwidth/279"/>
            <draw:equation draw:name="f23" draw:formula="24*logheight/203"/>
            <draw:equation draw:name="f24" draw:formula="137*logwidth/279"/>
            <draw:equation draw:name="f25" draw:formula="24*logheight/203"/>
            <draw:equation draw:name="f26" draw:formula="124*logwidth/279"/>
            <draw:equation draw:name="f27" draw:formula="28*logheight/203"/>
            <draw:equation draw:name="f28" draw:formula="115*logwidth/279"/>
            <draw:equation draw:name="f29" draw:formula="28*logheight/203"/>
            <draw:equation draw:name="f30" draw:formula="109*logwidth/279"/>
            <draw:equation draw:name="f31" draw:formula="26*logheight/203"/>
            <draw:equation draw:name="f32" draw:formula="101*logwidth/279"/>
            <draw:equation draw:name="f33" draw:formula="26*logheight/203"/>
            <draw:equation draw:name="f34" draw:formula="84*logwidth/279"/>
            <draw:equation draw:name="f35" draw:formula="32*logheight/203"/>
            <draw:equation draw:name="f36" draw:formula="69*logwidth/279"/>
            <draw:equation draw:name="f37" draw:formula="32*logheight/203"/>
            <draw:equation draw:name="f38" draw:formula="59*logwidth/279"/>
            <draw:equation draw:name="f39" draw:formula="12*logheight/203"/>
            <draw:equation draw:name="f40" draw:formula="49*logwidth/279"/>
            <draw:equation draw:name="f41" draw:formula="2*logheight/203"/>
            <draw:equation draw:name="f42" draw:formula="40*logwidth/279"/>
            <draw:equation draw:name="f43" draw:formula="3*logheight/203"/>
            <draw:equation draw:name="f44" draw:formula="35*logwidth/279"/>
            <draw:equation draw:name="f45" draw:formula="1*logheight/203"/>
            <draw:equation draw:name="f46" draw:formula="29*logwidth/279"/>
            <draw:equation draw:name="f47" draw:formula="2*logheight/203"/>
            <draw:equation draw:name="f48" draw:formula="24*logwidth/279"/>
            <draw:equation draw:name="f49" draw:formula="2*logheight/203"/>
            <draw:equation draw:name="f50" draw:formula="21*logwidth/279"/>
            <draw:equation draw:name="f51" draw:formula="6*logheight/203"/>
            <draw:equation draw:name="f52" draw:formula="21*logwidth/279"/>
            <draw:equation draw:name="f53" draw:formula="22*logheight/203"/>
            <draw:equation draw:name="f54" draw:formula="22*logwidth/279"/>
            <draw:equation draw:name="f55" draw:formula="32*logheight/203"/>
            <draw:equation draw:name="f56" draw:formula="21*logwidth/279"/>
            <draw:equation draw:name="f57" draw:formula="37*logheight/203"/>
            <draw:equation draw:name="f58" draw:formula="20*logwidth/279"/>
            <draw:equation draw:name="f59" draw:formula="53*logheight/203"/>
            <draw:equation draw:name="f60" draw:formula="19*logwidth/279"/>
            <draw:equation draw:name="f61" draw:formula="62*logheight/203"/>
            <draw:equation draw:name="f62" draw:formula="17*logwidth/279"/>
            <draw:equation draw:name="f63" draw:formula="81*logheight/203"/>
            <draw:equation draw:name="f64" draw:formula="17*logwidth/279"/>
            <draw:equation draw:name="f65" draw:formula="87*logheight/203"/>
            <draw:equation draw:name="f66" draw:formula="16*logwidth/279"/>
            <draw:equation draw:name="f67" draw:formula="101*logheight/203"/>
            <draw:equation draw:name="f68" draw:formula="15*logwidth/279"/>
            <draw:equation draw:name="f69" draw:formula="108*logheight/203"/>
            <draw:equation draw:name="f70" draw:formula="14*logwidth/279"/>
            <draw:equation draw:name="f71" draw:formula="118*logheight/203"/>
            <draw:equation draw:name="f72" draw:formula="15*logwidth/279"/>
            <draw:equation draw:name="f73" draw:formula="122*logheight/203"/>
            <draw:equation draw:name="f74" draw:formula="13*logwidth/279"/>
            <draw:equation draw:name="f75" draw:formula="124*logheight/203"/>
            <draw:equation draw:name="f76" draw:formula="11*logwidth/279"/>
            <draw:equation draw:name="f77" draw:formula="133*logheight/203"/>
            <draw:equation draw:name="f78" draw:formula="7*logwidth/279"/>
            <draw:equation draw:name="f79" draw:formula="141*logheight/203"/>
            <draw:equation draw:name="f80" draw:formula="6*logwidth/279"/>
            <draw:equation draw:name="f81" draw:formula="144*logheight/203"/>
            <draw:equation draw:name="f82" draw:formula="5*logwidth/279"/>
            <draw:equation draw:name="f83" draw:formula="151*logheight/203"/>
            <draw:equation draw:name="f84" draw:formula="3*logwidth/279"/>
            <draw:equation draw:name="f85" draw:formula="156*logheight/203"/>
            <draw:equation draw:name="f86" draw:formula="4*logwidth/279"/>
            <draw:equation draw:name="f87" draw:formula="160*logheight/203"/>
            <draw:equation draw:name="f88" draw:formula="6*logwidth/279"/>
            <draw:equation draw:name="f89" draw:formula="161*logheight/203"/>
            <draw:equation draw:name="f90" draw:formula="0*logwidth/279"/>
            <draw:equation draw:name="f91" draw:formula="164*logheight/203"/>
            <draw:equation draw:name="f92" draw:formula="3*logwidth/279"/>
            <draw:equation draw:name="f93" draw:formula="170*logheight/203"/>
            <draw:equation draw:name="f94" draw:formula="6*logwidth/279"/>
            <draw:equation draw:name="f95" draw:formula="176*logheight/203"/>
            <draw:equation draw:name="f96" draw:formula="5*logwidth/279"/>
            <draw:equation draw:name="f97" draw:formula="180*logheight/203"/>
            <draw:equation draw:name="f98" draw:formula="7*logwidth/279"/>
            <draw:equation draw:name="f99" draw:formula="196*logheight/203"/>
            <draw:equation draw:name="f100" draw:formula="9*logwidth/279"/>
            <draw:equation draw:name="f101" draw:formula="200*logheight/203"/>
            <draw:equation draw:name="f102" draw:formula="260*logwidth/279"/>
            <draw:equation draw:name="f103" draw:formula="203*logheight/203"/>
            <draw:equation draw:name="f104" draw:formula="logwidth"/>
            <draw:equation draw:name="f105" draw:formula="logheight"/>
          </draw:enhanced-geometry>
        </draw:custom-shape>
        <draw:custom-shape draw:name="Freeform 22" draw:style-name="gr3" draw:text-style-name="P2" draw:layer="layout" svg:width="3.258cm" svg:height="1.587cm" svg:x="19.354cm" svg:y="9.773cm">
          <text:p><text:span text:style-name="T1"/></text:p>
          <draw:enhanced-geometry draw:mirror-horizontal="false" draw:mirror-vertical="false" drawooo:sub-view-size="296 144" draw:text-areas="0 0 ?f114 ?f115" svg:viewBox="0 0 0 0" draw:type="ooxml-non-primitive" draw:enhanced-path="M 290 22 C 290 0 290 0 290 0 0 0 0 0 0 0 0 21 0 21 0 21 104 21 104 21 104 21 104 103 104 103 104 103 104 104 105 104 105 103 106 103 106 103 106 103 107 104 108 104 108 105 109 106 110 107 111 108 111 108 112 109 113 110 113 110 113 111 113 111 114 111 115 111 115 111 116 111 117 111 118 111 118 111 119 110 119 110 120 110 120 110 121 110 121 110 122 111 123 111 123 111 124 112 124 112 125 111 125 110 125 110 125 109 125 109 126 108 126 108 126 108 126 109 127 109 127 109 127 109 127 110 128 110 128 110 128 111 129 110 129 111 129 111 129 111 129 112 130 112 130 113 130 113 131 113 131 114 131 114 131 115 131 117 132 118 132 118 133 118 133 118 134 118 135 119 136 119 137 119 137 119 138 119 138 118 138 118 139 118 139 118 140 119 140 119 140 119 141 120 141 120 142 120 142 121 143 121 143 121 144 121 144 121 145 120 146 122 146 122 147 122 148 122 148 121 150 121 152 120 153 121 154 122 155 123 156 124 157 124 158 124 159 123 159 123 159 123 160 122 160 122 160 121 161 121 162 121 163 121 164 122 165 122 166 123 167 123 168 122 168 121 169 121 169 122 169 123 169 123 169 124 170 125 170 126 170 127 170 127 171 127 171 127 172 128 173 128 174 128 174 128 174 128 174 128 174 129 174 129 174 129 173 131 174 131 174 132 175 132 175 132 176 133 176 133 177 133 178 133 178 133 178 132 179 132 180 131 181 131 181 130 181 130 182 130 182 129 183 129 183 129 183 128 184 128 184 128 185 128 185 128 185 129 186 129 187 129 187 130 187 130 187 131 187 131 188 132 188 132 188 132 189 132 191 131 192 132 192 133 191 133 191 134 192 134 192 135 193 135 194 135 195 135 195 134 195 134 195 134 196 133 196 133 196 133 196 133 197 132 197 132 198 133 198 133 198 133 199 133 199 133 199 133 199 132 200 132 200 131 200 131 201 131 201 132 201 132 201 133 201 133 201 134 201 134 201 135 201 135 201 136 201 136 201 137 201 138 202 139 204 139 204 139 204 138 204 138 204 137 205 137 204 137 204 136 204 136 204 135 204 135 205 134 205 134 205 134 206 134 206 134 206 134 206 134 206 134 206 133 207 133 208 133 208 132 208 132 208 131 208 131 208 130 208 130 209 130 210 130 210 130 210 130 210 130 211 130 211 131 212 132 212 132 212 133 212 133 212 133 212 133 212 134 212 133 213 133 213 133 213 133 214 133 214 133 214 133 215 133 215 134 215 134 216 135 217 134 218 134 218 133 218 133 219 132 219 132 219 132 219 131 220 130 221 131 221 132 221 133 221 133 220 133 219 134 223 135 223 135 224 135 224 136 224 136 224 136 224 137 225 137 225 137 226 137 227 137 228 137 228 138 229 139 229 139 230 141 230 141 231 140 231 139 231 139 231 138 231 137 232 137 232 137 233 137 234 137 234 137 235 138 236 137 236 137 236 136 236 136 236 135 236 135 237 135 237 134 238 134 238 134 239 134 240 134 240 134 241 134 241 134 242 133 242 133 242 133 242 132 243 132 243 133 243 133 244 133 244 132 245 132 245 132 245 133 245 133 245 133 246 133 246 133 247 134 247 134 247 134 247 134 248 134 248 134 248 134 248 134 249 133 249 133 250 133 250 133 251 133 251 133 251 133 251 132 251 132 251 132 252 131 253 132 254 131 254 131 254 131 254 131 255 131 255 130 256 130 256 130 256 130 257 131 257 131 257 131 257 132 258 132 258 132 258 132 259 132 259 132 259 132 259 132 260 132 260 132 260 133 260 133 261 133 262 133 263 133 264 133 265 133 266 133 267 132 267 132 267 131 268 131 268 131 268 131 268 131 268 130 268 129 269 129 270 129 271 129 272 130 272 130 272 132 273 132 273 132 273 131 273 131 274 131 274 131 274 132 274 133 275 133 276 133 277 133 278 133 278 134 278 134 278 135 278 135 279 135 279 135 279 136 279 136 279 136 279 136 280 137 280 137 280 137 280 137 281 137 281 137 281 137 281 138 282 138 282 138 282 139 282 139 283 139 283 138 283 138 283 138 284 137 285 138 285 138 284 138 284 138 284 138 285 138 285 138 285 139 285 139 285 139 285 140 286 140 286 140 286 140 286 140 286 140 287 141 288 141 288 141 288 141 288 140 289 140 289 140 289 140 289 141 290 141 290 141 290 141 290 141 291 141 291 141 291 141 291 141 291 142 292 142 292 142 292 142 293 143 293 143 293 144 295 142 295 142 295 142 296 72 296 72 296 72 296 65 296 65 296 65 L 290 22 Z N">
            <draw:equation draw:name="f0" draw:formula="0*logwidth/296"/>
            <draw:equation draw:name="f1" draw:formula="0*logheight/144"/>
            <draw:equation draw:name="f2" draw:formula="104*logwidth/296"/>
            <draw:equation draw:name="f3" draw:formula="103*logheight/144"/>
            <draw:equation draw:name="f4" draw:formula="108*logwidth/296"/>
            <draw:equation draw:name="f5" draw:formula="105*logheight/144"/>
            <draw:equation draw:name="f6" draw:formula="113*logwidth/296"/>
            <draw:equation draw:name="f7" draw:formula="111*logheight/144"/>
            <draw:equation draw:name="f8" draw:formula="119*logwidth/296"/>
            <draw:equation draw:name="f9" draw:formula="110*logheight/144"/>
            <draw:equation draw:name="f10" draw:formula="124*logwidth/296"/>
            <draw:equation draw:name="f11" draw:formula="112*logheight/144"/>
            <draw:equation draw:name="f12" draw:formula="126*logwidth/296"/>
            <draw:equation draw:name="f13" draw:formula="109*logheight/144"/>
            <draw:equation draw:name="f14" draw:formula="129*logwidth/296"/>
            <draw:equation draw:name="f15" draw:formula="111*logheight/144"/>
            <draw:equation draw:name="f16" draw:formula="131*logwidth/296"/>
            <draw:equation draw:name="f17" draw:formula="114*logheight/144"/>
            <draw:equation draw:name="f18" draw:formula="136*logwidth/296"/>
            <draw:equation draw:name="f19" draw:formula="119*logheight/144"/>
            <draw:equation draw:name="f20" draw:formula="140*logwidth/296"/>
            <draw:equation draw:name="f21" draw:formula="119*logheight/144"/>
            <draw:equation draw:name="f22" draw:formula="144*logwidth/296"/>
            <draw:equation draw:name="f23" draw:formula="121*logheight/144"/>
            <draw:equation draw:name="f24" draw:formula="153*logwidth/296"/>
            <draw:equation draw:name="f25" draw:formula="121*logheight/144"/>
            <draw:equation draw:name="f26" draw:formula="160*logwidth/296"/>
            <draw:equation draw:name="f27" draw:formula="122*logheight/144"/>
            <draw:equation draw:name="f28" draw:formula="167*logwidth/296"/>
            <draw:equation draw:name="f29" draw:formula="123*logheight/144"/>
            <draw:equation draw:name="f30" draw:formula="170*logwidth/296"/>
            <draw:equation draw:name="f31" draw:formula="126*logheight/144"/>
            <draw:equation draw:name="f32" draw:formula="174*logwidth/296"/>
            <draw:equation draw:name="f33" draw:formula="128*logheight/144"/>
            <draw:equation draw:name="f34" draw:formula="175*logwidth/296"/>
            <draw:equation draw:name="f35" draw:formula="132*logheight/144"/>
            <draw:equation draw:name="f36" draw:formula="181*logwidth/296"/>
            <draw:equation draw:name="f37" draw:formula="131*logheight/144"/>
            <draw:equation draw:name="f38" draw:formula="184*logwidth/296"/>
            <draw:equation draw:name="f39" draw:formula="128*logheight/144"/>
            <draw:equation draw:name="f40" draw:formula="187*logwidth/296"/>
            <draw:equation draw:name="f41" draw:formula="131*logheight/144"/>
            <draw:equation draw:name="f42" draw:formula="191*logwidth/296"/>
            <draw:equation draw:name="f43" draw:formula="134*logheight/144"/>
            <draw:equation draw:name="f44" draw:formula="196*logwidth/296"/>
            <draw:equation draw:name="f45" draw:formula="133*logheight/144"/>
            <draw:equation draw:name="f46" draw:formula="199*logwidth/296"/>
            <draw:equation draw:name="f47" draw:formula="133*logheight/144"/>
            <draw:equation draw:name="f48" draw:formula="201*logwidth/296"/>
            <draw:equation draw:name="f49" draw:formula="132*logheight/144"/>
            <draw:equation draw:name="f50" draw:formula="201*logwidth/296"/>
            <draw:equation draw:name="f51" draw:formula="137*logheight/144"/>
            <draw:equation draw:name="f52" draw:formula="204*logwidth/296"/>
            <draw:equation draw:name="f53" draw:formula="137*logheight/144"/>
            <draw:equation draw:name="f54" draw:formula="206*logwidth/296"/>
            <draw:equation draw:name="f55" draw:formula="134*logheight/144"/>
            <draw:equation draw:name="f56" draw:formula="208*logwidth/296"/>
            <draw:equation draw:name="f57" draw:formula="131*logheight/144"/>
            <draw:equation draw:name="f58" draw:formula="211*logwidth/296"/>
            <draw:equation draw:name="f59" draw:formula="130*logheight/144"/>
            <draw:equation draw:name="f60" draw:formula="212*logwidth/296"/>
            <draw:equation draw:name="f61" draw:formula="133*logheight/144"/>
            <draw:equation draw:name="f62" draw:formula="215*logwidth/296"/>
            <draw:equation draw:name="f63" draw:formula="134*logheight/144"/>
            <draw:equation draw:name="f64" draw:formula="219*logwidth/296"/>
            <draw:equation draw:name="f65" draw:formula="131*logheight/144"/>
            <draw:equation draw:name="f66" draw:formula="223*logwidth/296"/>
            <draw:equation draw:name="f67" draw:formula="135*logheight/144"/>
            <draw:equation draw:name="f68" draw:formula="227*logwidth/296"/>
            <draw:equation draw:name="f69" draw:formula="137*logheight/144"/>
            <draw:equation draw:name="f70" draw:formula="231*logwidth/296"/>
            <draw:equation draw:name="f71" draw:formula="139*logheight/144"/>
            <draw:equation draw:name="f72" draw:formula="236*logwidth/296"/>
            <draw:equation draw:name="f73" draw:formula="137*logheight/144"/>
            <draw:equation draw:name="f74" draw:formula="238*logwidth/296"/>
            <draw:equation draw:name="f75" draw:formula="134*logheight/144"/>
            <draw:equation draw:name="f76" draw:formula="242*logwidth/296"/>
            <draw:equation draw:name="f77" draw:formula="132*logheight/144"/>
            <draw:equation draw:name="f78" draw:formula="245*logwidth/296"/>
            <draw:equation draw:name="f79" draw:formula="133*logheight/144"/>
            <draw:equation draw:name="f80" draw:formula="248*logwidth/296"/>
            <draw:equation draw:name="f81" draw:formula="134*logheight/144"/>
            <draw:equation draw:name="f82" draw:formula="251*logwidth/296"/>
            <draw:equation draw:name="f83" draw:formula="133*logheight/144"/>
            <draw:equation draw:name="f84" draw:formula="254*logwidth/296"/>
            <draw:equation draw:name="f85" draw:formula="131*logheight/144"/>
            <draw:equation draw:name="f86" draw:formula="257*logwidth/296"/>
            <draw:equation draw:name="f87" draw:formula="132*logheight/144"/>
            <draw:equation draw:name="f88" draw:formula="260*logwidth/296"/>
            <draw:equation draw:name="f89" draw:formula="132*logheight/144"/>
            <draw:equation draw:name="f90" draw:formula="267*logwidth/296"/>
            <draw:equation draw:name="f91" draw:formula="132*logheight/144"/>
            <draw:equation draw:name="f92" draw:formula="269*logwidth/296"/>
            <draw:equation draw:name="f93" draw:formula="129*logheight/144"/>
            <draw:equation draw:name="f94" draw:formula="273*logwidth/296"/>
            <draw:equation draw:name="f95" draw:formula="131*logheight/144"/>
            <draw:equation draw:name="f96" draw:formula="278*logwidth/296"/>
            <draw:equation draw:name="f97" draw:formula="134*logheight/144"/>
            <draw:equation draw:name="f98" draw:formula="279*logwidth/296"/>
            <draw:equation draw:name="f99" draw:formula="136*logheight/144"/>
            <draw:equation draw:name="f100" draw:formula="282*logwidth/296"/>
            <draw:equation draw:name="f101" draw:formula="138*logheight/144"/>
            <draw:equation draw:name="f102" draw:formula="285*logwidth/296"/>
            <draw:equation draw:name="f103" draw:formula="138*logheight/144"/>
            <draw:equation draw:name="f104" draw:formula="285*logwidth/296"/>
            <draw:equation draw:name="f105" draw:formula="139*logheight/144"/>
            <draw:equation draw:name="f106" draw:formula="288*logwidth/296"/>
            <draw:equation draw:name="f107" draw:formula="141*logheight/144"/>
            <draw:equation draw:name="f108" draw:formula="290*logwidth/296"/>
            <draw:equation draw:name="f109" draw:formula="141*logheight/144"/>
            <draw:equation draw:name="f110" draw:formula="292*logwidth/296"/>
            <draw:equation draw:name="f111" draw:formula="142*logheight/144"/>
            <draw:equation draw:name="f112" draw:formula="296*logwidth/296"/>
            <draw:equation draw:name="f113" draw:formula="72*logheight/144"/>
            <draw:equation draw:name="f114" draw:formula="logwidth"/>
            <draw:equation draw:name="f115" draw:formula="logheight"/>
          </draw:enhanced-geometry>
        </draw:custom-shape>
        <draw:custom-shape draw:name="Freeform 23" draw:style-name="gr3" draw:text-style-name="P2" draw:layer="layout" svg:width="1.637cm" svg:height="1.775cm" svg:x="26.266cm" svg:y="7.327cm">
          <text:p><text:span text:style-name="T1"/></text:p>
          <draw:enhanced-geometry draw:mirror-horizontal="false" draw:mirror-vertical="false" drawooo:sub-view-size="149 161" draw:text-areas="0 0 ?f120 ?f121" svg:viewBox="0 0 0 0" draw:type="ooxml-non-primitive" draw:enhanced-path="M 146 1 C 145 1 143 2 142 2 140 3 138 4 135 4 134 5 132 6 130 7 128 7 127 8 125 8 123 9 122 10 120 11 119 11 118 12 118 13 117 13 117 14 116 14 116 15 115 15 115 15 115 15 115 16 114 16 113 16 112 17 112 18 111 18 110 19 109 19 108 20 108 20 108 21 108 21 108 21 107 21 107 21 107 21 107 21 105 21 104 21 102 21 102 21 101 21 101 21 100 21 100 21 99 21 99 21 98 21 98 21 97 21 97 21 96 21 96 21 95 21 95 21 95 21 94 22 94 22 94 22 93 22 93 22 91 23 90 23 89 24 88 24 87 24 87 24 86 24 86 25 85 25 85 25 84 25 83 26 83 26 82 26 82 27 81 27 81 27 81 27 80 26 80 26 80 26 79 26 79 26 79 25 78 25 78 25 77 25 76 25 76 25 75 24 75 24 74 24 74 24 74 24 73 24 73 24 73 24 72 24 72 23 71 23 71 23 71 23 70 23 69 23 69 23 69 24 68 24 68 24 68 24 67 24 67 24 66 25 66 25 65 25 64 25 63 25 63 25 62 25 61 25 62 25 62 24 63 23 63 23 64 22 65 22 66 22 67 22 68 22 69 22 69 22 70 22 70 22 71 21 71 21 72 21 72 21 72 20 72 20 72 20 71 20 71 20 71 20 70 20 70 20 70 20 69 20 69 19 69 19 69 19 69 19 68 19 68 19 68 19 67 19 67 20 66 20 66 21 65 21 65 20 64 20 64 20 63 20 63 19 62 19 62 18 61 17 60 16 58 16 58 15 57 15 57 15 56 15 56 14 56 14 55 14 54 13 52 13 51 12 51 12 50 12 49 12 48 12 47 12 47 12 47 11 47 10 1 12 1 12 1 12 0 129 0 129 0 129 0 129 0 129 0 129 0 129 1 128 1 128 1 128 2 128 2 128 3 128 3 128 4 129 4 129 4 130 5 130 5 130 6 131 7 131 7 131 8 131 8 131 8 130 9 130 9 130 10 130 11 129 11 129 12 129 13 129 13 129 13 130 13 130 14 130 14 131 15 132 16 132 16 132 17 133 17 133 17 133 18 134 18 134 18 135 18 135 18 135 18 136 19 136 19 136 19 137 19 138 20 139 20 140 21 141 21 142 22 143 22 144 23 144 25 144 26 144 27 144 28 144 30 143 31 144 32 144 33 145 33 145 34 146 34 146 35 147 36 148 36 149 37 150 38 151 40 150 40 150 41 149 41 149 42 148 42 148 43 148 43 148 44 148 45 147 45 147 46 147 46 147 46 148 46 148 47 148 47 148 47 148 48 149 48 149 49 149 50 150 51 151 51 151 52 152 52 152 52 152 53 151 54 151 54 151 54 151 55 151 55 151 56 151 56 151 57 151 57 151 58 150 58 150 59 150 59 149 60 149 60 148 61 148 61 147 62 146 62 146 63 146 64 146 65 145 65 145 66 145 67 146 67 146 67 146 67 147 67 147 67 147 67 148 67 149 67 150 67 151 68 151 68 152 69 153 70 153 70 153 71 153 71 154 72 154 72 154 73 154 74 155 75 156 76 156 76 157 76 158 76 158 76 158 76 158 77 161 77 161 77 161 81 160 81 160 81 160 81 160 84 160 85 159 85 159 86 158 86 158 86 158 87 156 87 155 87 155 87 153 87 153 87 153 89 153 89 152 89 152 92 152 92 152 92 152 91 148 91 148 91 147 90 144 90 144 90 144 92 142 92 142 92 142 93 140 93 139 93 139 95 136 95 135 95 135 96 134 96 134 96 133 97 133 97 133 97 134 99 135 99 135 99 135 100 136 100 136 100 136 101 137 101 137 101 137 100 138 100 138 100 138 100 140 100 140 100 140 102 140 102 140 102 140 103 139 103 139 103 138 103 137 103 137 105 138 105 138 105 138 105 138 105 133 105 133 105 133 104 132 104 132 104 131 105 131 105 131 105 131 106 130 106 130 106 130 106 126 106 126 106 126 107 125 108 125 108 125 109 122 109 122 109 122 110 122 111 122 111 122 112 123 112 123 112 123 113 119 113 119 113 119 114 118 114 118 115 118 115 116 116 116 116 116 117 116 117 116 117 116 119 119 119 119 119 119 121 119 121 119 121 119 126 116 126 116 133 109 133 109 133 109 133 109 134 107 134 107 134 107 136 107 136 107 136 107 136 104 137 104 137 103 138 103 138 103 138 103 136 101 136 100 136 100 137 98 138 98 138 98 139 96 139 96 139 96 139 94 139 94 139 94 141 93 141 93 141 89 141 89 141 89 141 85 141 85 141 85 146 76 146 76 146 76 146 76 144 73 144 72 144 72 145 71 145 70 145 70 146 68 146 68 146 68 145 66 145 66 145 66 143 63 143 63 143 63 144 62 144 61 144 61 145 61 145 61 147 62 147 62 147 62 149 61 149 61 149 61 149 0 149 0 149 0 148 0 147 0 146 1 Z N">
            <draw:equation draw:name="f0" draw:formula="135*logwidth/149"/>
            <draw:equation draw:name="f1" draw:formula="4*logheight/161"/>
            <draw:equation draw:name="f2" draw:formula="120*logwidth/149"/>
            <draw:equation draw:name="f3" draw:formula="11*logheight/161"/>
            <draw:equation draw:name="f4" draw:formula="115*logwidth/149"/>
            <draw:equation draw:name="f5" draw:formula="15*logheight/161"/>
            <draw:equation draw:name="f6" draw:formula="109*logwidth/149"/>
            <draw:equation draw:name="f7" draw:formula="19*logheight/161"/>
            <draw:equation draw:name="f8" draw:formula="107*logwidth/149"/>
            <draw:equation draw:name="f9" draw:formula="21*logheight/161"/>
            <draw:equation draw:name="f10" draw:formula="99*logwidth/149"/>
            <draw:equation draw:name="f11" draw:formula="21*logheight/161"/>
            <draw:equation draw:name="f12" draw:formula="95*logwidth/149"/>
            <draw:equation draw:name="f13" draw:formula="21*logheight/161"/>
            <draw:equation draw:name="f14" draw:formula="89*logwidth/149"/>
            <draw:equation draw:name="f15" draw:formula="24*logheight/161"/>
            <draw:equation draw:name="f16" draw:formula="83*logwidth/149"/>
            <draw:equation draw:name="f17" draw:formula="26*logheight/161"/>
            <draw:equation draw:name="f18" draw:formula="80*logwidth/149"/>
            <draw:equation draw:name="f19" draw:formula="26*logheight/161"/>
            <draw:equation draw:name="f20" draw:formula="75*logwidth/149"/>
            <draw:equation draw:name="f21" draw:formula="24*logheight/161"/>
            <draw:equation draw:name="f22" draw:formula="72*logwidth/149"/>
            <draw:equation draw:name="f23" draw:formula="23*logheight/161"/>
            <draw:equation draw:name="f24" draw:formula="68*logwidth/149"/>
            <draw:equation draw:name="f25" draw:formula="24*logheight/161"/>
            <draw:equation draw:name="f26" draw:formula="63*logwidth/149"/>
            <draw:equation draw:name="f27" draw:formula="25*logheight/161"/>
            <draw:equation draw:name="f28" draw:formula="66*logwidth/149"/>
            <draw:equation draw:name="f29" draw:formula="22*logheight/161"/>
            <draw:equation draw:name="f30" draw:formula="72*logwidth/149"/>
            <draw:equation draw:name="f31" draw:formula="21*logheight/161"/>
            <draw:equation draw:name="f32" draw:formula="70*logwidth/149"/>
            <draw:equation draw:name="f33" draw:formula="20*logheight/161"/>
            <draw:equation draw:name="f34" draw:formula="68*logwidth/149"/>
            <draw:equation draw:name="f35" draw:formula="19*logheight/161"/>
            <draw:equation draw:name="f36" draw:formula="63*logwidth/149"/>
            <draw:equation draw:name="f37" draw:formula="20*logheight/161"/>
            <draw:equation draw:name="f38" draw:formula="57*logwidth/149"/>
            <draw:equation draw:name="f39" draw:formula="15*logheight/161"/>
            <draw:equation draw:name="f40" draw:formula="50*logwidth/149"/>
            <draw:equation draw:name="f41" draw:formula="12*logheight/161"/>
            <draw:equation draw:name="f42" draw:formula="1*logwidth/149"/>
            <draw:equation draw:name="f43" draw:formula="12*logheight/161"/>
            <draw:equation draw:name="f44" draw:formula="1*logwidth/149"/>
            <draw:equation draw:name="f45" draw:formula="128*logheight/161"/>
            <draw:equation draw:name="f46" draw:formula="5*logwidth/149"/>
            <draw:equation draw:name="f47" draw:formula="130*logheight/161"/>
            <draw:equation draw:name="f48" draw:formula="9*logwidth/149"/>
            <draw:equation draw:name="f49" draw:formula="130*logheight/161"/>
            <draw:equation draw:name="f50" draw:formula="14*logwidth/149"/>
            <draw:equation draw:name="f51" draw:formula="130*logheight/161"/>
            <draw:equation draw:name="f52" draw:formula="18*logwidth/149"/>
            <draw:equation draw:name="f53" draw:formula="134*logheight/161"/>
            <draw:equation draw:name="f54" draw:formula="20*logwidth/149"/>
            <draw:equation draw:name="f55" draw:formula="139*logheight/161"/>
            <draw:equation draw:name="f56" draw:formula="27*logwidth/149"/>
            <draw:equation draw:name="f57" draw:formula="144*logheight/161"/>
            <draw:equation draw:name="f58" draw:formula="35*logwidth/149"/>
            <draw:equation draw:name="f59" draw:formula="147*logheight/161"/>
            <draw:equation draw:name="f60" draw:formula="42*logwidth/149"/>
            <draw:equation draw:name="f61" draw:formula="148*logheight/161"/>
            <draw:equation draw:name="f62" draw:formula="46*logwidth/149"/>
            <draw:equation draw:name="f63" draw:formula="148*logheight/161"/>
            <draw:equation draw:name="f64" draw:formula="51*logwidth/149"/>
            <draw:equation draw:name="f65" draw:formula="151*logheight/161"/>
            <draw:equation draw:name="f66" draw:formula="55*logwidth/149"/>
            <draw:equation draw:name="f67" draw:formula="151*logheight/161"/>
            <draw:equation draw:name="f68" draw:formula="59*logwidth/149"/>
            <draw:equation draw:name="f69" draw:formula="149*logheight/161"/>
            <draw:equation draw:name="f70" draw:formula="65*logwidth/149"/>
            <draw:equation draw:name="f71" draw:formula="145*logheight/161"/>
            <draw:equation draw:name="f72" draw:formula="67*logwidth/149"/>
            <draw:equation draw:name="f73" draw:formula="148*logheight/161"/>
            <draw:equation draw:name="f74" draw:formula="71*logwidth/149"/>
            <draw:equation draw:name="f75" draw:formula="153*logheight/161"/>
            <draw:equation draw:name="f76" draw:formula="76*logwidth/149"/>
            <draw:equation draw:name="f77" draw:formula="158*logheight/161"/>
            <draw:equation draw:name="f78" draw:formula="81*logwidth/149"/>
            <draw:equation draw:name="f79" draw:formula="160*logheight/161"/>
            <draw:equation draw:name="f80" draw:formula="87*logwidth/149"/>
            <draw:equation draw:name="f81" draw:formula="155*logheight/161"/>
            <draw:equation draw:name="f82" draw:formula="92*logwidth/149"/>
            <draw:equation draw:name="f83" draw:formula="152*logheight/161"/>
            <draw:equation draw:name="f84" draw:formula="92*logwidth/149"/>
            <draw:equation draw:name="f85" draw:formula="142*logheight/161"/>
            <draw:equation draw:name="f86" draw:formula="96*logwidth/149"/>
            <draw:equation draw:name="f87" draw:formula="134*logheight/161"/>
            <draw:equation draw:name="f88" draw:formula="100*logwidth/149"/>
            <draw:equation draw:name="f89" draw:formula="136*logheight/161"/>
            <draw:equation draw:name="f90" draw:formula="100*logwidth/149"/>
            <draw:equation draw:name="f91" draw:formula="140*logheight/161"/>
            <draw:equation draw:name="f92" draw:formula="103*logwidth/149"/>
            <draw:equation draw:name="f93" draw:formula="137*logheight/161"/>
            <draw:equation draw:name="f94" draw:formula="104*logwidth/149"/>
            <draw:equation draw:name="f95" draw:formula="132*logheight/161"/>
            <draw:equation draw:name="f96" draw:formula="106*logwidth/149"/>
            <draw:equation draw:name="f97" draw:formula="126*logheight/161"/>
            <draw:equation draw:name="f98" draw:formula="111*logwidth/149"/>
            <draw:equation draw:name="f99" draw:formula="122*logheight/161"/>
            <draw:equation draw:name="f100" draw:formula="114*logwidth/149"/>
            <draw:equation draw:name="f101" draw:formula="118*logheight/161"/>
            <draw:equation draw:name="f102" draw:formula="119*logwidth/149"/>
            <draw:equation draw:name="f103" draw:formula="119*logheight/161"/>
            <draw:equation draw:name="f104" draw:formula="133*logwidth/149"/>
            <draw:equation draw:name="f105" draw:formula="109*logheight/161"/>
            <draw:equation draw:name="f106" draw:formula="137*logwidth/149"/>
            <draw:equation draw:name="f107" draw:formula="104*logheight/161"/>
            <draw:equation draw:name="f108" draw:formula="138*logwidth/149"/>
            <draw:equation draw:name="f109" draw:formula="98*logheight/161"/>
            <draw:equation draw:name="f110" draw:formula="141*logwidth/149"/>
            <draw:equation draw:name="f111" draw:formula="93*logheight/161"/>
            <draw:equation draw:name="f112" draw:formula="146*logwidth/149"/>
            <draw:equation draw:name="f113" draw:formula="76*logheight/161"/>
            <draw:equation draw:name="f114" draw:formula="146*logwidth/149"/>
            <draw:equation draw:name="f115" draw:formula="68*logheight/161"/>
            <draw:equation draw:name="f116" draw:formula="144*logwidth/149"/>
            <draw:equation draw:name="f117" draw:formula="61*logheight/161"/>
            <draw:equation draw:name="f118" draw:formula="149*logwidth/149"/>
            <draw:equation draw:name="f119" draw:formula="61*logheight/161"/>
            <draw:equation draw:name="f120" draw:formula="logwidth"/>
            <draw:equation draw:name="f121" draw:formula="logheight"/>
          </draw:enhanced-geometry>
        </draw:custom-shape>
        <draw:custom-shape draw:name="Freeform 24" draw:style-name="gr3" draw:text-style-name="P2" draw:layer="layout" svg:width="2.835cm" svg:height="1.72cm" svg:x="18.96cm" svg:y="3.494cm">
          <text:p><text:span text:style-name="T1"/></text:p>
          <draw:enhanced-geometry draw:mirror-horizontal="false" draw:mirror-vertical="false" drawooo:sub-view-size="258 156" draw:text-areas="0 0 ?f70 ?f71" svg:viewBox="0 0 0 0" draw:type="ooxml-non-primitive" draw:enhanced-path="M 258 139 C 257 139 256 135 256 134 255 134 254 132 253 131 253 130 252 128 252 127 252 126 251 124 251 123 251 122 251 121 251 119 251 118 252 112 252 111 252 111 252 110 252 109 252 108 251 107 251 106 250 105 250 104 249 102 249 100 249 92 249 90 249 89 249 86 249 84 249 83 249 77 248 75 248 74 248 71 247 69 247 67 244 64 244 62 243 60 241 53 241 52 240 50 239 49 239 47 239 45 239 41 239 40 239 38 239 37 239 36 239 35 238 34 238 33 238 32 239 30 239 30 239 29 238 28 238 28 238 28 238 27 238 27 239 26 239 25 239 25 238 24 238 25 238 24 238 23 238 21 239 21 239 20 239 20 239 18 240 16 239 15 239 14 239 14 237 9 237 8 237 7 236 6 236 4 236 3 236 0 236 0 0 0 0 0 0 0 0 156 0 156 0 156 258 156 258 156 258 156 258 156 258 140 258 139 Z N">
            <draw:equation draw:name="f0" draw:formula="258*logwidth/258"/>
            <draw:equation draw:name="f1" draw:formula="139*logheight/156"/>
            <draw:equation draw:name="f2" draw:formula="256*logwidth/258"/>
            <draw:equation draw:name="f3" draw:formula="134*logheight/156"/>
            <draw:equation draw:name="f4" draw:formula="253*logwidth/258"/>
            <draw:equation draw:name="f5" draw:formula="131*logheight/156"/>
            <draw:equation draw:name="f6" draw:formula="252*logwidth/258"/>
            <draw:equation draw:name="f7" draw:formula="127*logheight/156"/>
            <draw:equation draw:name="f8" draw:formula="251*logwidth/258"/>
            <draw:equation draw:name="f9" draw:formula="123*logheight/156"/>
            <draw:equation draw:name="f10" draw:formula="251*logwidth/258"/>
            <draw:equation draw:name="f11" draw:formula="119*logheight/156"/>
            <draw:equation draw:name="f12" draw:formula="252*logwidth/258"/>
            <draw:equation draw:name="f13" draw:formula="111*logheight/156"/>
            <draw:equation draw:name="f14" draw:formula="252*logwidth/258"/>
            <draw:equation draw:name="f15" draw:formula="109*logheight/156"/>
            <draw:equation draw:name="f16" draw:formula="251*logwidth/258"/>
            <draw:equation draw:name="f17" draw:formula="106*logheight/156"/>
            <draw:equation draw:name="f18" draw:formula="249*logwidth/258"/>
            <draw:equation draw:name="f19" draw:formula="102*logheight/156"/>
            <draw:equation draw:name="f20" draw:formula="249*logwidth/258"/>
            <draw:equation draw:name="f21" draw:formula="90*logheight/156"/>
            <draw:equation draw:name="f22" draw:formula="249*logwidth/258"/>
            <draw:equation draw:name="f23" draw:formula="84*logheight/156"/>
            <draw:equation draw:name="f24" draw:formula="248*logwidth/258"/>
            <draw:equation draw:name="f25" draw:formula="75*logheight/156"/>
            <draw:equation draw:name="f26" draw:formula="247*logwidth/258"/>
            <draw:equation draw:name="f27" draw:formula="69*logheight/156"/>
            <draw:equation draw:name="f28" draw:formula="244*logwidth/258"/>
            <draw:equation draw:name="f29" draw:formula="62*logheight/156"/>
            <draw:equation draw:name="f30" draw:formula="241*logwidth/258"/>
            <draw:equation draw:name="f31" draw:formula="52*logheight/156"/>
            <draw:equation draw:name="f32" draw:formula="239*logwidth/258"/>
            <draw:equation draw:name="f33" draw:formula="47*logheight/156"/>
            <draw:equation draw:name="f34" draw:formula="239*logwidth/258"/>
            <draw:equation draw:name="f35" draw:formula="40*logheight/156"/>
            <draw:equation draw:name="f36" draw:formula="239*logwidth/258"/>
            <draw:equation draw:name="f37" draw:formula="36*logheight/156"/>
            <draw:equation draw:name="f38" draw:formula="238*logwidth/258"/>
            <draw:equation draw:name="f39" draw:formula="33*logheight/156"/>
            <draw:equation draw:name="f40" draw:formula="239*logwidth/258"/>
            <draw:equation draw:name="f41" draw:formula="30*logheight/156"/>
            <draw:equation draw:name="f42" draw:formula="238*logwidth/258"/>
            <draw:equation draw:name="f43" draw:formula="28*logheight/156"/>
            <draw:equation draw:name="f44" draw:formula="238*logwidth/258"/>
            <draw:equation draw:name="f45" draw:formula="27*logheight/156"/>
            <draw:equation draw:name="f46" draw:formula="239*logwidth/258"/>
            <draw:equation draw:name="f47" draw:formula="25*logheight/156"/>
            <draw:equation draw:name="f48" draw:formula="238*logwidth/258"/>
            <draw:equation draw:name="f49" draw:formula="24*logheight/156"/>
            <draw:equation draw:name="f50" draw:formula="239*logwidth/258"/>
            <draw:equation draw:name="f51" draw:formula="21*logheight/156"/>
            <draw:equation draw:name="f52" draw:formula="239*logwidth/258"/>
            <draw:equation draw:name="f53" draw:formula="18*logheight/156"/>
            <draw:equation draw:name="f54" draw:formula="239*logwidth/258"/>
            <draw:equation draw:name="f55" draw:formula="14*logheight/156"/>
            <draw:equation draw:name="f56" draw:formula="237*logwidth/258"/>
            <draw:equation draw:name="f57" draw:formula="8*logheight/156"/>
            <draw:equation draw:name="f58" draw:formula="236*logwidth/258"/>
            <draw:equation draw:name="f59" draw:formula="4*logheight/156"/>
            <draw:equation draw:name="f60" draw:formula="236*logwidth/258"/>
            <draw:equation draw:name="f61" draw:formula="0*logheight/156"/>
            <draw:equation draw:name="f62" draw:formula="0*logwidth/258"/>
            <draw:equation draw:name="f63" draw:formula="0*logheight/156"/>
            <draw:equation draw:name="f64" draw:formula="0*logwidth/258"/>
            <draw:equation draw:name="f65" draw:formula="156*logheight/156"/>
            <draw:equation draw:name="f66" draw:formula="258*logwidth/258"/>
            <draw:equation draw:name="f67" draw:formula="156*logheight/156"/>
            <draw:equation draw:name="f68" draw:formula="258*logwidth/258"/>
            <draw:equation draw:name="f69" draw:formula="139*logheight/156"/>
            <draw:equation draw:name="f70" draw:formula="logwidth"/>
            <draw:equation draw:name="f71" draw:formula="logheight"/>
          </draw:enhanced-geometry>
        </draw:custom-shape>
        <draw:custom-shape draw:name="Freeform 25" draw:style-name="gr3" draw:text-style-name="P2" draw:layer="layout" svg:width="3.322cm" svg:height="1.279cm" svg:x="26.45cm" svg:y="9.97cm">
          <text:p><text:span text:style-name="T1"/></text:p>
          <draw:enhanced-geometry draw:mirror-horizontal="false" draw:mirror-vertical="false" drawooo:sub-view-size="302 116" draw:text-areas="0 0 ?f112 ?f113" svg:viewBox="0 0 0 0" draw:type="ooxml-non-primitive" draw:enhanced-path="M 298 29 C 299 28 299 29 300 30 300 30 301 31 300 31 300 32 299 31 299 31 299 31 299 31 299 30 298 30 298 30 298 29 Z M 300 26 C 300 25 299 24 299 23 298 21 298 20 297 19 297 18 296 17 296 16 296 15 295 13 295 12 295 11 294 10 294 9 294 8 294 8 294 7 294 6 293 5 293 4 293 3 293 2 293 2 291 2 291 2 291 2 291 2 291 2 291 2 291 2 291 2 290 2 290 2 290 2 290 2 187 2 187 2 187 2 123 0 123 0 123 0 92 0 92 0 92 0 92 0 90 2 90 3 90 3 91 5 91 5 91 6 90 6 90 7 89 8 90 8 90 9 90 9 91 11 90 11 90 10 88 10 87 10 87 9 86 10 86 11 85 11 84 12 83 13 82 14 80 19 80 19 79 20 78 20 78 21 77 21 76 20 75 19 74 19 74 18 73 18 73 19 72 19 72 19 71 20 70 19 68 20 67 20 67 21 66 22 65 23 65 24 65 25 64 26 63 26 62 27 61 27 59 26 59 26 59 25 60 24 60 24 60 24 59 22 59 22 58 22 57 23 57 23 56 23 54 25 54 25 53 28 53 28 53 28 53 28 52 28 51 27 51 27 50 28 49 28 49 29 49 30 49 30 49 31 48 32 48 33 47 33 47 34 46 34 46 34 45 34 44 34 44 34 42 34 42 34 41 35 41 35 41 35 40 36 39 36 39 37 39 37 38 37 37 37 37 37 37 38 37 38 37 39 36 39 36 39 36 39 34 39 34 40 34 40 33 40 32 41 32 41 29 44 29 44 20 44 20 44 20 44 20 44 18 44 18 44 18 44 14 47 14 47 14 47 11 50 11 50 11 50 11 51 11 52 11 52 10 53 10 53 10 53 10 54 10 54 11 55 10 56 10 56 9 56 8 57 7 57 7 57 5 58 5 58 5 58 4 56 4 56 3 56 2 57 1 58 1 58 1 60 1 61 1 61 0 68 0 68 42 68 42 68 42 68 42 68 51 65 51 65 51 65 52 64 52 64 53 64 55 64 55 64 55 64 55 63 56 63 57 63 57 62 58 62 59 62 62 61 62 61 63 61 64 61 64 61 65 60 66 59 66 59 67 59 68 59 68 59 68 60 69 60 70 59 71 59 74 59 75 59 75 59 80 59 80 59 80 59 99 60 99 60 99 60 108 61 108 61 108 61 114 61 114 61 114 61 114 63 114 63 114 63 113 64 113 64 113 64 114 65 114 65 114 65 115 64 115 64 116 64 117 64 117 64 117 64 118 64 118 64 118 64 122 70 122 70 122 70 122 75 122 75 161 76 161 76 161 76 200 116 200 116 200 116 200 116 201 116 201 115 201 115 201 115 202 115 202 115 202 115 203 114 203 114 203 114 203 114 204 114 205 114 205 114 206 114 206 113 206 113 207 113 208 113 209 113 210 113 211 113 213 113 213 113 214 113 215 113 215 114 215 114 216 114 216 114 217 114 217 114 218 114 218 114 218 114 219 113 219 113 219 113 219 112 220 112 220 111 220 111 220 110 220 109 220 108 220 108 220 107 220 106 221 106 221 106 221 105 221 105 221 105 221 105 222 106 222 106 222 107 221 107 222 108 222 108 222 108 222 109 222 109 222 108 223 108 223 108 223 107 223 107 223 107 223 106 223 106 223 106 224 105 224 105 224 105 224 104 225 104 225 104 225 103 225 103 225 102 225 102 225 101 225 100 226 100 227 100 228 99 228 98 229 98 230 97 230 97 230 97 230 96 231 96 231 95 231 95 232 94 233 93 233 93 234 92 234 91 235 91 235 91 235 91 235 91 235 91 236 91 236 91 236 91 237 90 237 90 238 89 239 89 239 89 239 89 240 89 240 89 240 88 240 88 240 88 242 87 242 87 242 87 241 86 241 86 241 86 240 86 240 86 239 86 239 85 239 85 239 85 238 84 238 84 238 84 239 84 239 84 239 84 240 83 240 83 241 82 240 82 239 81 239 81 239 81 239 81 239 80 240 80 240 80 240 80 241 81 241 81 241 82 241 82 241 83 242 83 242 83 242 83 242 84 242 84 242 84 242 85 242 85 242 86 242 86 242 87 243 86 243 86 244 86 244 86 245 85 246 84 247 84 247 83 248 82 249 82 249 82 250 82 250 82 250 81 251 81 252 81 252 81 252 81 253 81 253 81 253 81 254 81 254 81 255 81 255 81 256 81 256 80 256 80 257 80 258 80 259 80 259 80 260 80 260 79 260 79 260 79 261 79 261 79 261 78 262 78 262 78 263 78 264 77 264 77 265 77 265 78 265 78 265 78 265 79 265 79 265 79 266 80 266 80 266 80 266 79 267 79 266 77 268 78 268 78 268 79 268 79 268 79 269 79 269 79 270 79 270 79 271 79 271 78 271 78 271 78 272 77 272 76 272 75 273 75 273 74 273 73 274 73 274 72 274 73 275 73 275 73 275 73 275 73 275 73 276 73 276 73 276 73 277 72 277 72 278 71 278 71 278 70 279 70 278 69 277 69 277 69 276 69 276 69 275 69 274 69 273 69 273 69 273 68 273 68 273 67 273 66 273 66 273 66 272 66 272 66 272 66 272 67 272 67 272 67 271 67 271 67 271 68 270 68 269 68 269 68 269 68 268 68 268 68 267 69 267 69 266 69 266 69 266 69 265 70 265 70 264 70 264 70 264 70 264 70 264 70 263 70 263 71 263 71 262 71 262 71 261 71 261 71 261 71 260 71 260 71 259 70 259 70 259 70 258 70 258 70 258 70 258 69 257 69 257 69 256 69 255 69 255 68 255 68 255 67 254 67 254 66 254 66 253 65 253 65 253 64 252 64 252 64 252 64 252 64 253 63 253 64 254 64 254 64 254 64 254 64 254 65 255 65 255 65 255 65 255 65 256 66 256 66 257 67 258 67 258 67 258 68 258 68 259 68 259 68 259 68 260 69 260 69 260 69 261 69 261 69 262 68 262 68 263 68 263 67 264 67 264 67 264 67 264 67 265 67 265 67 265 66 265 66 265 66 266 66 266 66 266 65 267 65 267 65 267 65 268 64 268 64 268 63 268 63 268 62 268 61 267 60 266 61 265 61 265 61 265 61 264 61 264 62 264 61 264 61 264 61 264 61 265 60 265 60 265 60 265 60 266 59 266 59 267 59 267 59 268 60 269 59 269 59 270 59 270 59 270 58 270 57 270 56 271 56 271 56 271 55 270 54 268 54 267 54 266 54 266 53 265 53 265 53 264 53 264 53 264 53 263 53 263 53 263 52 263 52 262 52 261 52 260 51 259 51 259 50 258 50 258 50 257 49 256 49 256 48 255 48 254 48 254 47 255 47 256 48 257 48 258 49 260 49 261 49 262 50 264 50 265 50 265 51 266 51 266 51 266 51 267 51 267 51 268 51 267 50 267 49 266 49 266 48 266 47 267 47 267 46 267 46 268 45 268 45 269 45 270 45 271 45 271 45 271 46 271 47 271 47 270 47 270 47 269 46 269 46 268 46 268 47 268 47 269 48 269 48 269 49 270 49 270 50 270 50 270 51 271 51 271 52 272 52 272 52 273 51 273 50 274 50 275 50 275 51 276 51 276 52 277 52 277 53 278 53 278 53 279 53 279 53 280 53 281 54 281 54 281 54 282 54 283 54 283 54 283 53 284 53 285 53 285 52 286 52 286 51 287 51 287 50 288 49 288 49 289 47 289 46 290 45 291 44 293 43 294 43 295 43 295 43 296 43 296 43 296 42 296 42 296 41 297 40 298 39 298 39 298 38 298 38 298 37 298 37 298 37 297 36 297 35 297 34 297 34 297 33 297 33 297 32 297 31 296 30 296 29 295 29 294 29 293 29 292 28 291 29 290 29 289 30 288 31 288 31 288 32 288 32 288 33 288 34 288 35 288 36 288 38 288 39 287 40 286 40 285 40 284 39 284 39 284 39 283 39 283 38 284 38 284 38 284 39 285 39 285 39 285 39 285 38 285 37 286 37 286 36 286 35 286 34 286 33 286 32 286 31 286 30 285 29 286 29 286 29 286 28 286 27 286 27 286 27 286 26 285 26 281 26 281 26 281 26 280 26 280 27 279 27 279 27 278 27 277 28 277 28 277 28 276 28 276 28 275 27 275 27 275 27 275 26 274 26 274 26 273 27 273 27 272 27 272 27 271 27 271 27 270 28 270 28 270 28 270 28 270 29 264 29 264 29 264 29 263 28 262 28 263 28 263 27 264 27 264 26 265 26 265 25 265 25 264 24 264 25 263 25 263 25 263 24 263 23 263 23 263 23 263 22 263 22 262 22 262 22 262 21 262 21 262 20 262 20 261 20 261 19 262 19 262 19 262 19 262 18 262 18 263 17 263 17 263 16 263 15 263 15 264 14 264 14 265 14 265 15 265 15 264 15 264 16 264 16 264 16 264 17 264 17 263 18 263 18 263 19 263 20 264 20 264 21 264 22 265 22 265 23 265 23 265 24 266 24 266 24 266 23 266 23 267 23 267 24 268 24 268 25 269 24 269 24 270 24 270 24 270 24 271 24 271 24 271 24 272 24 272 24 272 23 273 23 274 23 275 22 275 22 276 22 276 22 277 22 276 21 276 21 275 20 275 20 274 19 274 19 273 19 272 18 273 17 274 19 275 19 276 20 277 20 278 20 278 21 280 21 280 21 281 20 281 20 281 19 280 19 280 18 279 18 279 18 278 17 279 17 279 17 280 18 280 19 281 19 282 20 282 20 283 20 283 20 284 19 284 19 285 19 286 19 286 18 285 18 285 17 284 17 284 16 284 16 284 16 283 15 283 15 283 14 283 14 282 13 282 13 282 13 282 13 282 12 282 13 283 13 283 13 284 14 284 14 285 15 286 15 286 15 287 16 287 16 288 17 288 17 289 17 289 17 290 17 289 16 289 15 289 15 289 14 290 14 290 14 290 15 290 15 290 16 290 17 291 17 291 18 292 19 292 20 293 21 294 22 295 22 295 21 295 21 294 20 294 20 294 19 294 19 294 17 293 16 293 15 293 14 293 13 292 12 291 11 290 10 290 9 289 9 288 8 288 7 288 6 287 6 287 5 287 5 287 4 287 4 287 3 288 3 288 3 288 4 289 4 289 4 290 4 291 4 292 4 292 5 292 5 292 6 292 7 293 7 293 8 293 9 294 10 294 10 293 11 294 11 294 12 294 12 294 13 294 13 294 14 295 15 295 16 296 17 296 19 297 20 297 21 297 22 298 23 298 23 299 24 299 24 300 25 300 26 300 27 301 28 301 29 302 29 301 28 301 27 300 26 Z N">
            <draw:equation draw:name="f0" draw:formula="300*logwidth/302"/>
            <draw:equation draw:name="f1" draw:formula="26*logheight/116"/>
            <draw:equation draw:name="f2" draw:formula="293*logwidth/302"/>
            <draw:equation draw:name="f3" draw:formula="4*logheight/116"/>
            <draw:equation draw:name="f4" draw:formula="123*logwidth/302"/>
            <draw:equation draw:name="f5" draw:formula="0*logheight/116"/>
            <draw:equation draw:name="f6" draw:formula="87*logwidth/302"/>
            <draw:equation draw:name="f7" draw:formula="10*logheight/116"/>
            <draw:equation draw:name="f8" draw:formula="72*logwidth/302"/>
            <draw:equation draw:name="f9" draw:formula="19*logheight/116"/>
            <draw:equation draw:name="f10" draw:formula="59*logwidth/302"/>
            <draw:equation draw:name="f11" draw:formula="22*logheight/116"/>
            <draw:equation draw:name="f12" draw:formula="48*logwidth/302"/>
            <draw:equation draw:name="f13" draw:formula="33*logheight/116"/>
            <draw:equation draw:name="f14" draw:formula="37*logwidth/302"/>
            <draw:equation draw:name="f15" draw:formula="38*logheight/116"/>
            <draw:equation draw:name="f16" draw:formula="14*logwidth/302"/>
            <draw:equation draw:name="f17" draw:formula="47*logheight/116"/>
            <draw:equation draw:name="f18" draw:formula="5*logwidth/302"/>
            <draw:equation draw:name="f19" draw:formula="58*logheight/116"/>
            <draw:equation draw:name="f20" draw:formula="52*logwidth/302"/>
            <draw:equation draw:name="f21" draw:formula="64*logheight/116"/>
            <draw:equation draw:name="f22" draw:formula="68*logwidth/302"/>
            <draw:equation draw:name="f23" draw:formula="59*logheight/116"/>
            <draw:equation draw:name="f24" draw:formula="114*logwidth/302"/>
            <draw:equation draw:name="f25" draw:formula="63*logheight/116"/>
            <draw:equation draw:name="f26" draw:formula="122*logwidth/302"/>
            <draw:equation draw:name="f27" draw:formula="75*logheight/116"/>
            <draw:equation draw:name="f28" draw:formula="205*logwidth/302"/>
            <draw:equation draw:name="f29" draw:formula="114*logheight/116"/>
            <draw:equation draw:name="f30" draw:formula="218*logwidth/302"/>
            <draw:equation draw:name="f31" draw:formula="114*logheight/116"/>
            <draw:equation draw:name="f32" draw:formula="222*logwidth/302"/>
            <draw:equation draw:name="f33" draw:formula="106*logheight/116"/>
            <draw:equation draw:name="f34" draw:formula="225*logwidth/302"/>
            <draw:equation draw:name="f35" draw:formula="104*logheight/116"/>
            <draw:equation draw:name="f36" draw:formula="233*logwidth/302"/>
            <draw:equation draw:name="f37" draw:formula="93*logheight/116"/>
            <draw:equation draw:name="f38" draw:formula="240*logwidth/302"/>
            <draw:equation draw:name="f39" draw:formula="88*logheight/116"/>
            <draw:equation draw:name="f40" draw:formula="240*logwidth/302"/>
            <draw:equation draw:name="f41" draw:formula="83*logheight/116"/>
            <draw:equation draw:name="f42" draw:formula="242*logwidth/302"/>
            <draw:equation draw:name="f43" draw:formula="84*logheight/116"/>
            <draw:equation draw:name="f44" draw:formula="252*logwidth/302"/>
            <draw:equation draw:name="f45" draw:formula="81*logheight/116"/>
            <draw:equation draw:name="f46" draw:formula="261*logwidth/302"/>
            <draw:equation draw:name="f47" draw:formula="79*logheight/116"/>
            <draw:equation draw:name="f48" draw:formula="268*logwidth/302"/>
            <draw:equation draw:name="f49" draw:formula="78*logheight/116"/>
            <draw:equation draw:name="f50" draw:formula="274*logwidth/302"/>
            <draw:equation draw:name="f51" draw:formula="73*logheight/116"/>
            <draw:equation draw:name="f52" draw:formula="274*logwidth/302"/>
            <draw:equation draw:name="f53" draw:formula="69*logheight/116"/>
            <draw:equation draw:name="f54" draw:formula="269*logwidth/302"/>
            <draw:equation draw:name="f55" draw:formula="68*logheight/116"/>
            <draw:equation draw:name="f56" draw:formula="261*logwidth/302"/>
            <draw:equation draw:name="f57" draw:formula="71*logheight/116"/>
            <draw:equation draw:name="f58" draw:formula="253*logwidth/302"/>
            <draw:equation draw:name="f59" draw:formula="65*logheight/116"/>
            <draw:equation draw:name="f60" draw:formula="258*logwidth/302"/>
            <draw:equation draw:name="f61" draw:formula="67*logheight/116"/>
            <draw:equation draw:name="f62" draw:formula="265*logwidth/302"/>
            <draw:equation draw:name="f63" draw:formula="67*logheight/116"/>
            <draw:equation draw:name="f64" draw:formula="264*logwidth/302"/>
            <draw:equation draw:name="f65" draw:formula="61*logheight/116"/>
            <draw:equation draw:name="f66" draw:formula="270*logwidth/302"/>
            <draw:equation draw:name="f67" draw:formula="56*logheight/116"/>
            <draw:equation draw:name="f68" draw:formula="259*logwidth/302"/>
            <draw:equation draw:name="f69" draw:formula="51*logheight/116"/>
            <draw:equation draw:name="f70" draw:formula="266*logwidth/302"/>
            <draw:equation draw:name="f71" draw:formula="51*logheight/116"/>
            <draw:equation draw:name="f72" draw:formula="271*logwidth/302"/>
            <draw:equation draw:name="f73" draw:formula="47*logheight/116"/>
            <draw:equation draw:name="f74" draw:formula="274*logwidth/302"/>
            <draw:equation draw:name="f75" draw:formula="50*logheight/116"/>
            <draw:equation draw:name="f76" draw:formula="285*logwidth/302"/>
            <draw:equation draw:name="f77" draw:formula="52*logheight/116"/>
            <draw:equation draw:name="f78" draw:formula="298*logwidth/302"/>
            <draw:equation draw:name="f79" draw:formula="39*logheight/116"/>
            <draw:equation draw:name="f80" draw:formula="291*logwidth/302"/>
            <draw:equation draw:name="f81" draw:formula="29*logheight/116"/>
            <draw:equation draw:name="f82" draw:formula="284*logwidth/302"/>
            <draw:equation draw:name="f83" draw:formula="38*logheight/116"/>
            <draw:equation draw:name="f84" draw:formula="286*logwidth/302"/>
            <draw:equation draw:name="f85" draw:formula="27*logheight/116"/>
            <draw:equation draw:name="f86" draw:formula="274*logwidth/302"/>
            <draw:equation draw:name="f87" draw:formula="26*logheight/116"/>
            <draw:equation draw:name="f88" draw:formula="264*logwidth/302"/>
            <draw:equation draw:name="f89" draw:formula="26*logheight/116"/>
            <draw:equation draw:name="f90" draw:formula="261*logwidth/302"/>
            <draw:equation draw:name="f91" draw:formula="19*logheight/116"/>
            <draw:equation draw:name="f92" draw:formula="264*logwidth/302"/>
            <draw:equation draw:name="f93" draw:formula="17*logheight/116"/>
            <draw:equation draw:name="f94" draw:formula="269*logwidth/302"/>
            <draw:equation draw:name="f95" draw:formula="24*logheight/116"/>
            <draw:equation draw:name="f96" draw:formula="274*logwidth/302"/>
            <draw:equation draw:name="f97" draw:formula="19*logheight/116"/>
            <draw:equation draw:name="f98" draw:formula="279*logwidth/302"/>
            <draw:equation draw:name="f99" draw:formula="17*logheight/116"/>
            <draw:equation draw:name="f100" draw:formula="283*logwidth/302"/>
            <draw:equation draw:name="f101" draw:formula="15*logheight/116"/>
            <draw:equation draw:name="f102" draw:formula="289*logwidth/302"/>
            <draw:equation draw:name="f103" draw:formula="17*logheight/116"/>
            <draw:equation draw:name="f104" draw:formula="294*logwidth/302"/>
            <draw:equation draw:name="f105" draw:formula="20*logheight/116"/>
            <draw:equation draw:name="f106" draw:formula="287*logwidth/302"/>
            <draw:equation draw:name="f107" draw:formula="4*logheight/116"/>
            <draw:equation draw:name="f108" draw:formula="294*logwidth/302"/>
            <draw:equation draw:name="f109" draw:formula="12*logheight/116"/>
            <draw:equation draw:name="f110" draw:formula="302*logwidth/302"/>
            <draw:equation draw:name="f111" draw:formula="29*logheight/116"/>
            <draw:equation draw:name="f112" draw:formula="logwidth"/>
            <draw:equation draw:name="f113" draw:formula="logheight"/>
          </draw:enhanced-geometry>
        </draw:custom-shape>
        <draw:custom-shape draw:name="Freeform 26" draw:style-name="gr3" draw:text-style-name="P2" draw:layer="layout" svg:width="2.298cm" svg:height="2.597cm" svg:x="17.055cm" svg:y="9.773cm">
          <text:p><text:span text:style-name="T1"/></text:p>
          <draw:enhanced-geometry draw:mirror-horizontal="false" draw:mirror-vertical="false" drawooo:sub-view-size="209 236" draw:text-areas="0 0 ?f36 ?f37" svg:viewBox="0 0 0 0" draw:type="ooxml-non-primitive" draw:enhanced-path="M 1 0 C 0 236 0 236 0 236 29 236 29 236 29 236 29 218 29 218 29 218 88 218 88 218 88 218 88 218 87 217 86 217 86 217 85 216 84 216 84 215 84 214 84 214 84 214 84 213 84 213 85 212 85 212 85 212 84 211 84 211 84 211 84 211 84 211 84 211 84 211 84 209 84 209 207 210 207 210 207 210 208 21 208 21 208 21 209 21 209 21 209 21 209 0 209 0 209 0 L 1 0 Z N">
            <draw:equation draw:name="f0" draw:formula="1*logwidth/209"/>
            <draw:equation draw:name="f1" draw:formula="0*logheight/236"/>
            <draw:equation draw:name="f2" draw:formula="0*logwidth/209"/>
            <draw:equation draw:name="f3" draw:formula="236*logheight/236"/>
            <draw:equation draw:name="f4" draw:formula="29*logwidth/209"/>
            <draw:equation draw:name="f5" draw:formula="236*logheight/236"/>
            <draw:equation draw:name="f6" draw:formula="29*logwidth/209"/>
            <draw:equation draw:name="f7" draw:formula="218*logheight/236"/>
            <draw:equation draw:name="f8" draw:formula="88*logwidth/209"/>
            <draw:equation draw:name="f9" draw:formula="218*logheight/236"/>
            <draw:equation draw:name="f10" draw:formula="86*logwidth/209"/>
            <draw:equation draw:name="f11" draw:formula="217*logheight/236"/>
            <draw:equation draw:name="f12" draw:formula="84*logwidth/209"/>
            <draw:equation draw:name="f13" draw:formula="216*logheight/236"/>
            <draw:equation draw:name="f14" draw:formula="84*logwidth/209"/>
            <draw:equation draw:name="f15" draw:formula="214*logheight/236"/>
            <draw:equation draw:name="f16" draw:formula="84*logwidth/209"/>
            <draw:equation draw:name="f17" draw:formula="213*logheight/236"/>
            <draw:equation draw:name="f18" draw:formula="85*logwidth/209"/>
            <draw:equation draw:name="f19" draw:formula="212*logheight/236"/>
            <draw:equation draw:name="f20" draw:formula="84*logwidth/209"/>
            <draw:equation draw:name="f21" draw:formula="211*logheight/236"/>
            <draw:equation draw:name="f22" draw:formula="84*logwidth/209"/>
            <draw:equation draw:name="f23" draw:formula="211*logheight/236"/>
            <draw:equation draw:name="f24" draw:formula="84*logwidth/209"/>
            <draw:equation draw:name="f25" draw:formula="209*logheight/236"/>
            <draw:equation draw:name="f26" draw:formula="207*logwidth/209"/>
            <draw:equation draw:name="f27" draw:formula="210*logheight/236"/>
            <draw:equation draw:name="f28" draw:formula="208*logwidth/209"/>
            <draw:equation draw:name="f29" draw:formula="21*logheight/236"/>
            <draw:equation draw:name="f30" draw:formula="209*logwidth/209"/>
            <draw:equation draw:name="f31" draw:formula="21*logheight/236"/>
            <draw:equation draw:name="f32" draw:formula="209*logwidth/209"/>
            <draw:equation draw:name="f33" draw:formula="0*logheight/236"/>
            <draw:equation draw:name="f34" draw:formula="1*logwidth/209"/>
            <draw:equation draw:name="f35" draw:formula="0*logheight/236"/>
            <draw:equation draw:name="f36" draw:formula="logwidth"/>
            <draw:equation draw:name="f37" draw:formula="logheight"/>
          </draw:enhanced-geometry>
        </draw:custom-shape>
        <draw:custom-shape draw:name="Freeform 27" draw:style-name="gr3" draw:text-style-name="P2" draw:layer="layout" svg:width="2.991cm" svg:height="2.358cm" svg:x="28.189cm" svg:y="5.72cm">
          <text:p><text:span text:style-name="T1"/></text:p>
          <draw:enhanced-geometry draw:mirror-horizontal="false" draw:mirror-vertical="false" drawooo:sub-view-size="272 214" draw:text-areas="0 0 ?f110 ?f111" svg:viewBox="0 0 0 0" draw:type="ooxml-non-primitive" draw:enhanced-path="M 208 188 C 211 191 211 191 211 191 210 191 210 191 210 191 210 191 209 191 209 192 209 192 209 193 208 193 208 194 207 194 207 195 207 195 207 196 206 196 206 197 206 197 206 197 206 197 206 198 206 198 206 199 206 199 206 200 207 200 208 200 207 199 207 199 207 199 207 198 208 198 208 198 208 198 208 198 209 198 209 198 209 198 209 198 209 198 208 197 208 197 208 197 209 197 209 197 210 197 210 197 211 197 211 197 211 197 211 196 211 196 212 196 212 195 212 195 212 195 213 195 213 195 214 195 214 195 214 195 215 195 215 195 216 195 216 196 217 196 217 196 217 196 218 195 218 195 218 195 218 195 218 195 218 195 218 194 218 194 219 194 219 194 219 195 220 195 220 195 221 194 221 194 221 194 222 194 223 194 223 194 224 194 226 194 228 194 229 193 229 192 230 192 231 192 231 192 232 192 233 192 233 192 234 192 234 192 235 192 236 192 236 192 237 192 237 192 238 192 238 192 238 192 239 192 240 192 240 191 241 191 242 192 243 192 244 191 245 191 246 191 246 191 247 190 247 190 248 190 248 190 249 190 249 189 250 189 251 188 251 188 252 188 252 187 253 187 253 187 254 186 254 186 254 186 255 186 255 186 255 186 255 186 255 187 255 187 255 187 254 187 254 188 253 189 253 190 253 190 253 191 252 191 252 191 251 191 251 191 251 191 251 191 250 192 250 192 249 192 249 192 248 193 248 193 248 193 247 193 247 193 247 194 247 194 247 194 247 194 248 194 248 194 248 194 248 194 248 194 249 195 249 195 249 194 250 194 251 194 252 194 253 193 254 193 254 192 255 192 255 191 256 191 256 191 257 190 257 190 258 190 258 190 259 190 259 190 259 190 260 189 260 189 260 189 261 189 261 189 261 189 261 188 262 188 262 188 263 189 263 189 263 189 264 189 265 189 265 189 266 189 267 189 267 189 268 188 269 188 269 188 269 188 270 188 270 187 270 187 271 187 271 187 272 187 272 188 272 189 271 189 270 189 270 189 270 189 270 189 270 189 269 189 269 189 268 190 268 190 267 190 267 191 266 191 265 191 265 191 265 192 264 192 264 192 264 192 263 192 263 193 263 193 262 193 262 193 261 193 261 193 260 193 260 194 259 194 259 194 258 194 258 194 258 195 257 195 257 195 256 195 256 195 256 195 255 195 255 196 255 196 255 196 254 196 254 196 254 196 253 196 253 196 253 196 253 196 253 196 253 195 252 196 251 196 251 196 251 195 251 196 251 196 251 196 250 196 250 196 250 196 250 197 250 197 250 198 250 198 249 198 249 199 248 199 248 199 247 199 247 199 246 199 246 199 245 199 244 199 244 200 244 200 243 200 242 200 241 200 241 200 240 200 240 200 239 201 239 201 239 201 239 202 238 202 238 202 237 202 237 202 236 202 235 202 235 202 234 202 234 202 233 202 233 202 232 202 232 202 232 202 231 202 231 202 231 202 230 202 230 203 230 203 229 203 229 203 229 203 229 203 229 203 229 203 228 204 228 204 227 204 226 204 226 204 225 204 225 204 224 204 224 204 224 204 224 204 224 204 223 204 223 204 223 205 222 205 222 205 222 205 221 205 221 205 220 206 219 206 218 206 218 206 217 206 217 206 217 206 216 207 216 207 216 207 216 207 216 208 215 209 214 209 214 208 213 208 213 208 211 207 211 208 211 208 211 208 211 209 211 209 210 209 210 209 210 209 209 209 209 209 209 209 208 209 208 209 207 209 207 209 206 209 206 209 206 208 206 208 206 208 207 208 206 208 206 208 205 208 205 207 205 207 205 207 205 207 204 207 204 207 204 207 204 208 204 208 203 208 203 208 203 208 203 209 202 209 202 209 202 209 202 209 201 209 201 209 201 209 201 210 201 210 200 210 200 210 199 210 199 210 199 210 198 209 198 209 198 208 198 207 198 207 198 206 198 206 198 206 199 205 199 204 199 204 199 203 199 202 199 202 199 202 199 202 199 202 198 202 198 202 202 191 202 191 202 191 202 191 176 175 176 175 176 175 174 173 174 173 174 173 173 171 173 171 173 170 172 170 172 170 171 170 169 170 168 170 167 170 167 169 167 169 167 169 167 168 167 168 166 168 165 168 164 168 164 168 162 162 162 162 162 162 162 162 162 162 163 162 163 161 163 161 163 161 162 160 162 159 162 159 162 158 162 158 162 158 162 156 162 156 162 155 161 155 161 155 161 154 161 154 161 154 161 154 162 152 162 152 162 152 158 150 158 150 158 149 157 150 156 150 156 150 155 150 155 150 155 150 154 147 154 146 154 146 152 144 152 144 0 144 0 144 0 144 0 132 0 132 0 132 0 132 0 131 0 131 4 129 7 127 10 125 11 124 12 123 13 122 14 122 15 122 16 121 16 121 16 121 17 120 17 120 18 120 18 120 19 119 19 119 20 119 20 118 21 118 22 118 22 117 22 117 23 116 23 116 23 115 23 115 24 114 24 114 24 114 24 113 24 113 24 113 25 113 25 112 25 112 27 111 28 110 29 110 30 109 31 108 31 107 31 106 31 105 31 105 31 105 31 104 30 103 30 103 30 103 30 103 29 103 29 103 29 102 29 100 29 100 29 100 25 98 25 98 25 98 25 96 25 96 25 96 26 95 26 95 26 95 26 94 26 94 26 94 23 93 23 93 23 93 24 91 24 91 24 91 24 85 24 85 24 85 25 85 26 84 26 84 28 83 29 83 31 83 32 83 33 82 35 82 36 81 38 81 39 81 42 81 46 80 49 80 51 80 53 80 55 80 57 80 59 80 61 80 64 80 67 81 70 82 71 82 72 84 73 84 75 85 76 87 78 86 79 86 80 86 81 85 82 85 84 85 85 85 87 85 89 85 91 85 93 85 96 85 98 84 99 84 100 84 101 83 102 83 103 83 104 82 106 81 107 79 109 78 111 76 113 75 115 73 117 73 118 72 119 72 120 72 122 72 122 71 123 71 123 69 123 68 123 68 124 67 124 66 124 65 123 65 123 64 123 64 123 64 123 63 123 63 123 63 123 62 123 62 123 62 123 61 123 61 123 61 122 60 122 60 122 59 121 59 121 59 121 58 120 58 120 58 120 58 120 57 120 57 120 57 121 56 121 56 122 56 123 56 123 55 124 55 124 55 125 55 126 55 126 54 126 54 126 54 126 54 126 53 126 53 126 53 126 53 126 53 126 53 126 53 126 52 125 52 125 51 124 51 124 51 124 51 123 51 123 51 122 51 123 51 124 50 124 50 125 49 124 49 124 49 124 49 123 49 123 48 123 48 123 49 122 49 122 49 122 50 122 50 121 50 121 51 121 51 121 51 121 51 120 51 120 50 120 50 120 50 120 49 119 49 119 49 119 48 119 48 119 47 119 47 119 46 119 46 118 46 118 45 118 44 118 44 119 44 119 44 119 44 119 43 119 43 120 43 120 42 121 42 122 41 123 41 124 40 124 40 125 39 126 39 126 39 127 38 127 38 128 37 128 37 128 36 129 35 129 35 129 34 129 34 130 34 130 33 131 33 131 33 132 33 133 33 133 33 134 32 134 32 135 31 135 31 136 30 136 30 137 30 137 29 138 29 138 28 138 28 139 27 139 27 139 26 139 25 139 25 139 25 139 25 152 12 152 12 152 12 152 10 152 10 152 10 156 8 156 8 156 8 157 8 157 8 157 8 157 8 161 6 161 6 161 6 168 2 168 2 168 2 169 1 169 1 169 1 170 0 170 0 173 2 173 2 173 2 221 0 221 0 221 0 221 0 221 4 221 5 221 6 220 7 220 8 219 9 220 9 221 10 221 11 221 12 221 13 221 13 221 15 220 16 220 18 220 20 220 21 219 22 221 24 222 25 222 26 222 28 222 28 222 29 222 31 222 32 221 32 222 37 222 37 222 37 221 38 221 39 220 39 219 40 219 41 219 41 219 43 218 44 218 44 218 47 218 47 218 47 219 49 219 49 219 49 219 52 219 53 219 53 219 58 219 58 221 61 221 61 221 61 221 61 219 65 219 65 219 66 218 68 218 68 218 68 219 69 219 70 219 70 220 70 220 70 220 69 220 69 220 69 220 69 221 68 221 68 221 68 222 68 222 68 223 68 223 69 223 70 223 70 224 71 224 71 223 105 223 105 223 105 224 109 224 109 224 109 215 140 215 140 215 140 216 142 216 142 216 142 215 161 215 161 215 161 214 176 214 176 214 176 214 176 215 178 215 178 215 178 216 181 216 181 210 184 210 184 210 184 210 184 208 186 208 186 208 187 208 188 208 188 Z M 195 206 C 195 206 193 206 193 206 193 206 192 207 192 207 192 208 191 209 191 209 190 210 190 211 190 212 190 212 190 213 190 213 192 214 192 214 192 214 192 213 193 213 193 212 194 212 194 211 195 211 195 210 195 210 195 209 195 209 195 209 195 208 196 208 196 207 196 207 196 207 196 206 196 206 196 206 196 206 196 206 196 206 195 205 195 206 Z N">
            <draw:equation draw:name="f0" draw:formula="207*logwidth/272"/>
            <draw:equation draw:name="f1" draw:formula="195*logheight/214"/>
            <draw:equation draw:name="f2" draw:formula="207*logwidth/272"/>
            <draw:equation draw:name="f3" draw:formula="198*logheight/214"/>
            <draw:equation draw:name="f4" draw:formula="211*logwidth/272"/>
            <draw:equation draw:name="f5" draw:formula="197*logheight/214"/>
            <draw:equation draw:name="f6" draw:formula="217*logwidth/272"/>
            <draw:equation draw:name="f7" draw:formula="196*logheight/214"/>
            <draw:equation draw:name="f8" draw:formula="222*logwidth/272"/>
            <draw:equation draw:name="f9" draw:formula="194*logheight/214"/>
            <draw:equation draw:name="f10" draw:formula="236*logwidth/272"/>
            <draw:equation draw:name="f11" draw:formula="192*logheight/214"/>
            <draw:equation draw:name="f12" draw:formula="248*logwidth/272"/>
            <draw:equation draw:name="f13" draw:formula="190*logheight/214"/>
            <draw:equation draw:name="f14" draw:formula="255*logwidth/272"/>
            <draw:equation draw:name="f15" draw:formula="187*logheight/214"/>
            <draw:equation draw:name="f16" draw:formula="249*logwidth/272"/>
            <draw:equation draw:name="f17" draw:formula="192*logheight/214"/>
            <draw:equation draw:name="f18" draw:formula="250*logwidth/272"/>
            <draw:equation draw:name="f19" draw:formula="194*logheight/214"/>
            <draw:equation draw:name="f20" draw:formula="260*logwidth/272"/>
            <draw:equation draw:name="f21" draw:formula="189*logheight/214"/>
            <draw:equation draw:name="f22" draw:formula="269*logwidth/272"/>
            <draw:equation draw:name="f23" draw:formula="188*logheight/214"/>
            <draw:equation draw:name="f24" draw:formula="269*logwidth/272"/>
            <draw:equation draw:name="f25" draw:formula="189*logheight/214"/>
            <draw:equation draw:name="f26" draw:formula="261*logwidth/272"/>
            <draw:equation draw:name="f27" draw:formula="193*logheight/214"/>
            <draw:equation draw:name="f28" draw:formula="254*logwidth/272"/>
            <draw:equation draw:name="f29" draw:formula="196*logheight/214"/>
            <draw:equation draw:name="f30" draw:formula="250*logwidth/272"/>
            <draw:equation draw:name="f31" draw:formula="197*logheight/214"/>
            <draw:equation draw:name="f32" draw:formula="241*logwidth/272"/>
            <draw:equation draw:name="f33" draw:formula="200*logheight/214"/>
            <draw:equation draw:name="f34" draw:formula="233*logwidth/272"/>
            <draw:equation draw:name="f35" draw:formula="202*logheight/214"/>
            <draw:equation draw:name="f36" draw:formula="227*logwidth/272"/>
            <draw:equation draw:name="f37" draw:formula="204*logheight/214"/>
            <draw:equation draw:name="f38" draw:formula="220*logwidth/272"/>
            <draw:equation draw:name="f39" draw:formula="206*logheight/214"/>
            <draw:equation draw:name="f40" draw:formula="211*logwidth/272"/>
            <draw:equation draw:name="f41" draw:formula="208*logheight/214"/>
            <draw:equation draw:name="f42" draw:formula="206*logwidth/272"/>
            <draw:equation draw:name="f43" draw:formula="208*logheight/214"/>
            <draw:equation draw:name="f44" draw:formula="203*logwidth/272"/>
            <draw:equation draw:name="f45" draw:formula="209*logheight/214"/>
            <draw:equation draw:name="f46" draw:formula="198*logwidth/272"/>
            <draw:equation draw:name="f47" draw:formula="207*logheight/214"/>
            <draw:equation draw:name="f48" draw:formula="202*logwidth/272"/>
            <draw:equation draw:name="f49" draw:formula="191*logheight/214"/>
            <draw:equation draw:name="f50" draw:formula="167*logwidth/272"/>
            <draw:equation draw:name="f51" draw:formula="169*logheight/214"/>
            <draw:equation draw:name="f52" draw:formula="162*logwidth/272"/>
            <draw:equation draw:name="f53" draw:formula="159*logheight/214"/>
            <draw:equation draw:name="f54" draw:formula="158*logwidth/272"/>
            <draw:equation draw:name="f55" draw:formula="150*logheight/214"/>
            <draw:equation draw:name="f56" draw:formula="0*logwidth/272"/>
            <draw:equation draw:name="f57" draw:formula="132*logheight/214"/>
            <draw:equation draw:name="f58" draw:formula="18*logwidth/272"/>
            <draw:equation draw:name="f59" draw:formula="120*logheight/214"/>
            <draw:equation draw:name="f60" draw:formula="24*logwidth/272"/>
            <draw:equation draw:name="f61" draw:formula="113*logheight/214"/>
            <draw:equation draw:name="f62" draw:formula="30*logwidth/272"/>
            <draw:equation draw:name="f63" draw:formula="103*logheight/214"/>
            <draw:equation draw:name="f64" draw:formula="26*logwidth/272"/>
            <draw:equation draw:name="f65" draw:formula="94*logheight/214"/>
            <draw:equation draw:name="f66" draw:formula="35*logwidth/272"/>
            <draw:equation draw:name="f67" draw:formula="82*logheight/214"/>
            <draw:equation draw:name="f68" draw:formula="73*logwidth/272"/>
            <draw:equation draw:name="f69" draw:formula="84*logheight/214"/>
            <draw:equation draw:name="f70" draw:formula="101*logwidth/272"/>
            <draw:equation draw:name="f71" draw:formula="83*logheight/214"/>
            <draw:equation draw:name="f72" draw:formula="123*logwidth/272"/>
            <draw:equation draw:name="f73" draw:formula="68*logheight/214"/>
            <draw:equation draw:name="f74" draw:formula="122*logwidth/272"/>
            <draw:equation draw:name="f75" draw:formula="60*logheight/214"/>
            <draw:equation draw:name="f76" draw:formula="124*logwidth/272"/>
            <draw:equation draw:name="f77" draw:formula="55*logheight/214"/>
            <draw:equation draw:name="f78" draw:formula="124*logwidth/272"/>
            <draw:equation draw:name="f79" draw:formula="51*logheight/214"/>
            <draw:equation draw:name="f80" draw:formula="122*logwidth/272"/>
            <draw:equation draw:name="f81" draw:formula="50*logheight/214"/>
            <draw:equation draw:name="f82" draw:formula="119*logwidth/272"/>
            <draw:equation draw:name="f83" draw:formula="46*logheight/214"/>
            <draw:equation draw:name="f84" draw:formula="125*logwidth/272"/>
            <draw:equation draw:name="f85" draw:formula="39*logheight/214"/>
            <draw:equation draw:name="f86" draw:formula="133*logwidth/272"/>
            <draw:equation draw:name="f87" draw:formula="33*logheight/214"/>
            <draw:equation draw:name="f88" draw:formula="139*logwidth/272"/>
            <draw:equation draw:name="f89" draw:formula="25*logheight/214"/>
            <draw:equation draw:name="f90" draw:formula="168*logwidth/272"/>
            <draw:equation draw:name="f91" draw:formula="2*logheight/214"/>
            <draw:equation draw:name="f92" draw:formula="220*logwidth/272"/>
            <draw:equation draw:name="f93" draw:formula="8*logheight/214"/>
            <draw:equation draw:name="f94" draw:formula="222*logwidth/272"/>
            <draw:equation draw:name="f95" draw:formula="28*logheight/214"/>
            <draw:equation draw:name="f96" draw:formula="218*logwidth/272"/>
            <draw:equation draw:name="f97" draw:formula="47*logheight/214"/>
            <draw:equation draw:name="f98" draw:formula="218*logwidth/272"/>
            <draw:equation draw:name="f99" draw:formula="68*logheight/214"/>
            <draw:equation draw:name="f100" draw:formula="223*logwidth/272"/>
            <draw:equation draw:name="f101" draw:formula="70*logheight/214"/>
            <draw:equation draw:name="f102" draw:formula="215*logwidth/272"/>
            <draw:equation draw:name="f103" draw:formula="161*logheight/214"/>
            <draw:equation draw:name="f104" draw:formula="208*logwidth/272"/>
            <draw:equation draw:name="f105" draw:formula="188*logheight/214"/>
            <draw:equation draw:name="f106" draw:formula="190*logwidth/272"/>
            <draw:equation draw:name="f107" draw:formula="213*logheight/214"/>
            <draw:equation draw:name="f108" draw:formula="196*logwidth/272"/>
            <draw:equation draw:name="f109" draw:formula="207*logheight/214"/>
            <draw:equation draw:name="f110" draw:formula="logwidth"/>
            <draw:equation draw:name="f111" draw:formula="logheight"/>
          </draw:enhanced-geometry>
        </draw:custom-shape>
        <draw:custom-shape draw:name="Freeform 28" draw:style-name="gr3" draw:text-style-name="P2" draw:layer="layout" svg:width="0.623cm" svg:height="1.211cm" svg:x="29.786cm" svg:y="7.625cm">
          <text:p><text:span text:style-name="T1"/></text:p>
          <draw:enhanced-geometry draw:mirror-horizontal="false" draw:mirror-vertical="false" drawooo:sub-view-size="57 110" draw:text-areas="0 0 ?f100 ?f101" svg:viewBox="0 0 0 0" draw:type="ooxml-non-primitive" draw:enhanced-path="M 54 46 C 54 45 53 45 53 44 52 44 52 44 52 44 51 43 51 43 51 43 51 43 50 43 50 43 49 43 49 43 48 43 48 43 48 43 47 42 47 42 47 42 46 42 46 42 45 42 45 42 45 41 45 41 45 41 45 41 46 41 46 41 45 41 45 41 45 41 45 41 45 41 44 41 44 40 44 39 44 39 44 38 45 36 45 36 45 36 45 36 46 35 46 34 46 34 47 34 47 34 47 33 47 33 47 33 47 32 47 32 48 32 48 32 50 32 50 32 50 32 50 32 50 32 50 32 50 32 50 32 51 32 52 32 52 32 52 32 52 32 52 32 52 31 52 31 52 31 53 30 53 30 53 29 53 29 53 29 53 29 53 29 53 29 57 18 57 18 57 18 57 18 31 2 31 2 31 2 30 1 30 0 26 2 26 2 26 2 25 4 25 4 25 4 23 9 23 9 23 9 20 11 20 11 20 11 20 13 20 13 20 13 15 17 15 17 15 17 15 20 15 20 15 20 17 23 17 23 17 23 16 24 16 24 16 24 15 26 15 26 15 26 12 28 12 28 12 28 12 36 12 36 12 36 15 36 15 36 15 36 17 38 17 38 17 38 16 43 16 43 16 43 20 44 20 44 20 44 21 47 21 47 21 47 27 53 27 53 27 53 28 54 28 54 28 54 27 57 27 57 27 57 24 58 24 58 24 58 14 64 14 64 14 64 14 68 14 68 14 68 14 68 14 68 13 68 13 69 12 69 12 69 10 70 9 70 8 70 7 71 6 71 5 72 4 72 4 73 4 74 3 74 3 75 3 75 2 76 2 77 1 78 1 78 0 78 1 79 1 79 1 80 1 80 2 81 2 81 3 81 3 82 2 83 2 84 2 84 1 84 1 85 1 85 1 86 1 86 1 87 3 87 4 87 5 87 6 87 6 88 6 88 6 90 6 90 6 91 5 91 6 92 6 92 7 92 7 92 8 93 8 93 9 93 10 94 10 94 11 95 11 96 12 96 12 97 13 97 13 97 13 98 14 98 14 98 14 98 14 99 14 99 14 99 15 99 15 99 15 99 16 99 16 99 16 98 17 98 17 98 17 98 17 97 18 98 18 98 19 98 19 98 19 99 20 99 20 99 20 99 20 99 21 99 21 99 21 99 22 99 22 99 22 100 23 100 23 101 23 101 23 102 23 102 23 103 23 103 23 104 23 104 22 104 22 105 22 106 22 107 21 107 21 108 21 108 21 109 21 109 21 110 21 110 22 110 22 110 22 110 23 110 23 110 24 109 24 109 24 109 25 108 25 108 26 108 26 108 27 107 27 106 27 106 28 105 28 104 28 104 29 103 29 102 29 102 29 102 30 101 30 101 30 100 30 99 31 98 31 97 32 97 32 97 32 96 34 96 34 95 33 94 33 95 32 95 32 95 31 95 32 94 32 94 33 94 33 94 34 94 34 94 35 94 36 94 36 93 37 93 37 92 37 92 38 92 38 92 38 91 39 91 39 91 39 91 39 91 40 90 40 90 41 89 41 89 41 89 42 88 42 88 42 87 41 88 41 88 41 88 41 88 41 88 40 88 40 89 40 89 40 89 39 89 39 89 39 89 39 89 39 89 38 89 38 89 38 89 38 88 38 88 38 88 39 87 39 87 39 87 40 87 40 86 40 86 40 86 40 85 40 85 40 85 40 85 40 84 39 84 40 83 40 83 41 82 41 82 42 82 42 81 42 81 43 81 43 81 43 81 44 80 44 80 45 80 45 79 45 79 46 79 46 79 46 79 46 79 47 78 47 77 48 76 48 75 48 74 48 73 48 73 48 72 48 71 48 70 48 70 49 69 49 69 49 68 49 67 49 66 49 65 49 64 50 64 50 63 50 63 50 62 50 62 50 62 51 61 51 60 52 60 52 59 52 59 53 58 53 58 53 57 53 56 53 56 53 55 53 55 53 54 54 54 54 53 54 53 54 52 54 51 54 51 54 51 54 50 54 50 55 50 55 49 55 49 55 48 55 47 55 47 55 46 54 46 Z N">
            <draw:equation draw:name="f0" draw:formula="52*logwidth/57"/>
            <draw:equation draw:name="f1" draw:formula="44*logheight/110"/>
            <draw:equation draw:name="f2" draw:formula="48*logwidth/57"/>
            <draw:equation draw:name="f3" draw:formula="43*logheight/110"/>
            <draw:equation draw:name="f4" draw:formula="45*logwidth/57"/>
            <draw:equation draw:name="f5" draw:formula="42*logheight/110"/>
            <draw:equation draw:name="f6" draw:formula="45*logwidth/57"/>
            <draw:equation draw:name="f7" draw:formula="41*logheight/110"/>
            <draw:equation draw:name="f8" draw:formula="45*logwidth/57"/>
            <draw:equation draw:name="f9" draw:formula="36*logheight/110"/>
            <draw:equation draw:name="f10" draw:formula="47*logwidth/57"/>
            <draw:equation draw:name="f11" draw:formula="33*logheight/110"/>
            <draw:equation draw:name="f12" draw:formula="50*logwidth/57"/>
            <draw:equation draw:name="f13" draw:formula="32*logheight/110"/>
            <draw:equation draw:name="f14" draw:formula="52*logwidth/57"/>
            <draw:equation draw:name="f15" draw:formula="32*logheight/110"/>
            <draw:equation draw:name="f16" draw:formula="53*logwidth/57"/>
            <draw:equation draw:name="f17" draw:formula="29*logheight/110"/>
            <draw:equation draw:name="f18" draw:formula="31*logwidth/57"/>
            <draw:equation draw:name="f19" draw:formula="2*logheight/110"/>
            <draw:equation draw:name="f20" draw:formula="25*logwidth/57"/>
            <draw:equation draw:name="f21" draw:formula="4*logheight/110"/>
            <draw:equation draw:name="f22" draw:formula="20*logwidth/57"/>
            <draw:equation draw:name="f23" draw:formula="13*logheight/110"/>
            <draw:equation draw:name="f24" draw:formula="17*logwidth/57"/>
            <draw:equation draw:name="f25" draw:formula="23*logheight/110"/>
            <draw:equation draw:name="f26" draw:formula="12*logwidth/57"/>
            <draw:equation draw:name="f27" draw:formula="28*logheight/110"/>
            <draw:equation draw:name="f28" draw:formula="17*logwidth/57"/>
            <draw:equation draw:name="f29" draw:formula="38*logheight/110"/>
            <draw:equation draw:name="f30" draw:formula="21*logwidth/57"/>
            <draw:equation draw:name="f31" draw:formula="47*logheight/110"/>
            <draw:equation draw:name="f32" draw:formula="27*logwidth/57"/>
            <draw:equation draw:name="f33" draw:formula="57*logheight/110"/>
            <draw:equation draw:name="f34" draw:formula="14*logwidth/57"/>
            <draw:equation draw:name="f35" draw:formula="68*logheight/110"/>
            <draw:equation draw:name="f36" draw:formula="8*logwidth/57"/>
            <draw:equation draw:name="f37" draw:formula="70*logheight/110"/>
            <draw:equation draw:name="f38" draw:formula="3*logwidth/57"/>
            <draw:equation draw:name="f39" draw:formula="75*logheight/110"/>
            <draw:equation draw:name="f40" draw:formula="1*logwidth/57"/>
            <draw:equation draw:name="f41" draw:formula="80*logheight/110"/>
            <draw:equation draw:name="f42" draw:formula="1*logwidth/57"/>
            <draw:equation draw:name="f43" draw:formula="85*logheight/110"/>
            <draw:equation draw:name="f44" draw:formula="6*logwidth/57"/>
            <draw:equation draw:name="f45" draw:formula="88*logheight/110"/>
            <draw:equation draw:name="f46" draw:formula="7*logwidth/57"/>
            <draw:equation draw:name="f47" draw:formula="92*logheight/110"/>
            <draw:equation draw:name="f48" draw:formula="12*logwidth/57"/>
            <draw:equation draw:name="f49" draw:formula="97*logheight/110"/>
            <draw:equation draw:name="f50" draw:formula="14*logwidth/57"/>
            <draw:equation draw:name="f51" draw:formula="99*logheight/110"/>
            <draw:equation draw:name="f52" draw:formula="17*logwidth/57"/>
            <draw:equation draw:name="f53" draw:formula="98*logheight/110"/>
            <draw:equation draw:name="f54" draw:formula="20*logwidth/57"/>
            <draw:equation draw:name="f55" draw:formula="99*logheight/110"/>
            <draw:equation draw:name="f56" draw:formula="23*logwidth/57"/>
            <draw:equation draw:name="f57" draw:formula="101*logheight/110"/>
            <draw:equation draw:name="f58" draw:formula="22*logwidth/57"/>
            <draw:equation draw:name="f59" draw:formula="105*logheight/110"/>
            <draw:equation draw:name="f60" draw:formula="21*logwidth/57"/>
            <draw:equation draw:name="f61" draw:formula="110*logheight/110"/>
            <draw:equation draw:name="f62" draw:formula="25*logwidth/57"/>
            <draw:equation draw:name="f63" draw:formula="108*logheight/110"/>
            <draw:equation draw:name="f64" draw:formula="28*logwidth/57"/>
            <draw:equation draw:name="f65" draw:formula="104*logheight/110"/>
            <draw:equation draw:name="f66" draw:formula="31*logwidth/57"/>
            <draw:equation draw:name="f67" draw:formula="98*logheight/110"/>
            <draw:equation draw:name="f68" draw:formula="32*logwidth/57"/>
            <draw:equation draw:name="f69" draw:formula="95*logheight/110"/>
            <draw:equation draw:name="f70" draw:formula="35*logwidth/57"/>
            <draw:equation draw:name="f71" draw:formula="94*logheight/110"/>
            <draw:equation draw:name="f72" draw:formula="39*logwidth/57"/>
            <draw:equation draw:name="f73" draw:formula="91*logheight/110"/>
            <draw:equation draw:name="f74" draw:formula="42*logwidth/57"/>
            <draw:equation draw:name="f75" draw:formula="88*logheight/110"/>
            <draw:equation draw:name="f76" draw:formula="40*logwidth/57"/>
            <draw:equation draw:name="f77" draw:formula="89*logheight/110"/>
            <draw:equation draw:name="f78" draw:formula="38*logwidth/57"/>
            <draw:equation draw:name="f79" draw:formula="89*logheight/110"/>
            <draw:equation draw:name="f80" draw:formula="40*logwidth/57"/>
            <draw:equation draw:name="f81" draw:formula="86*logheight/110"/>
            <draw:equation draw:name="f82" draw:formula="40*logwidth/57"/>
            <draw:equation draw:name="f83" draw:formula="83*logheight/110"/>
            <draw:equation draw:name="f84" draw:formula="43*logwidth/57"/>
            <draw:equation draw:name="f85" draw:formula="81*logheight/110"/>
            <draw:equation draw:name="f86" draw:formula="46*logwidth/57"/>
            <draw:equation draw:name="f87" draw:formula="79*logheight/110"/>
            <draw:equation draw:name="f88" draw:formula="48*logwidth/57"/>
            <draw:equation draw:name="f89" draw:formula="71*logheight/110"/>
            <draw:equation draw:name="f90" draw:formula="49*logwidth/57"/>
            <draw:equation draw:name="f91" draw:formula="64*logheight/110"/>
            <draw:equation draw:name="f92" draw:formula="52*logwidth/57"/>
            <draw:equation draw:name="f93" draw:formula="60*logheight/110"/>
            <draw:equation draw:name="f94" draw:formula="53*logwidth/57"/>
            <draw:equation draw:name="f95" draw:formula="55*logheight/110"/>
            <draw:equation draw:name="f96" draw:formula="54*logwidth/57"/>
            <draw:equation draw:name="f97" draw:formula="50*logheight/110"/>
            <draw:equation draw:name="f98" draw:formula="54*logwidth/57"/>
            <draw:equation draw:name="f99" draw:formula="46*logheight/110"/>
            <draw:equation draw:name="f100" draw:formula="logwidth"/>
            <draw:equation draw:name="f101" draw:formula="logheight"/>
          </draw:enhanced-geometry>
        </draw:custom-shape>
        <draw:custom-shape draw:name="Freeform 29" draw:style-name="gr3" draw:text-style-name="P2" draw:layer="layout" svg:width="0.701cm" svg:height="1.385cm" svg:x="30.92cm" svg:y="5.569cm">
          <text:p><text:span text:style-name="T1"/></text:p>
          <draw:enhanced-geometry draw:mirror-horizontal="false" draw:mirror-vertical="false" drawooo:sub-view-size="64 126" draw:text-areas="0 0 ?f80 ?f81" svg:viewBox="0 0 0 0" draw:type="ooxml-non-primitive" draw:enhanced-path="M 37 19 C 37 19 37 20 37 20 37 20 36 21 36 21 35 21 35 24 34 24 34 25 34 26 33 26 33 26 32 27 32 28 32 28 33 30 34 30 34 31 36 35 36 35 36 35 34 36 34 36 34 36 34 37 34 37 34 38 34 39 34 39 34 39 34 40 33 40 33 40 32 41 32 41 31 42 31 43 30 43 30 43 27 44 27 44 26 46 26 46 26 46 26 46 24 47 23 47 23 47 21 47 21 47 21 47 19 48 18 48 18 48 18 50 18 50 18 51 18 54 18 54 18 54 18 59 18 60 18 60 16 63 16 63 16 63 16 66 16 66 16 66 15 67 15 68 14 68 13 71 12 71 12 72 12 74 12 74 11 75 9 77 9 77 9 77 9 78 9 78 9 79 8 81 7 82 7 82 5 86 5 87 5 87 6 91 6 91 6 92 5 94 5 95 5 96 6 97 6 97 6 97 4 102 4 102 4 103 3 103 3 104 3 104 4 105 4 106 4 106 3 110 3 111 3 111 1 113 1 113 1 113 1 115 1 115 1 115 0 117 0 117 0 118 1 120 1 120 1 120 1 121 1 121 3 124 3 124 3 124 43 126 43 126 43 126 43 126 45 124 45 123 45 123 47 123 47 123 47 123 47 122 47 122 47 121 49 120 49 120 49 120 52 119 52 119 52 119 53 118 53 118 53 118 56 117 57 117 57 117 59 117 61 117 61 117 61 116 61 116 61 115 61 114 62 114 63 113 63 112 63 111 63 111 64 110 64 110 64 109 63 109 63 109 63 108 63 108 63 107 62 106 60 107 59 106 60 106 60 106 60 106 60 105 60 103 60 103 60 103 60 100 60 100 55 94 55 94 55 94 55 94 55 87 55 87 55 87 55 78 55 78 54 58 54 58 54 58 51 0 51 0 51 0 51 0 51 0 51 0 49 3 49 3 49 3 46 3 46 3 46 3 44 0 44 0 44 0 41 4 41 4 41 4 39 4 39 4 39 4 40 5 40 5 40 5 40 5 39 9 39 9 39 10 37 12 37 12 37 14 37 14 37 14 37 14 36 17 36 17 36 17 37 18 37 19 Z N">
            <draw:equation draw:name="f0" draw:formula="37*logwidth/64"/>
            <draw:equation draw:name="f1" draw:formula="20*logheight/126"/>
            <draw:equation draw:name="f2" draw:formula="34*logwidth/64"/>
            <draw:equation draw:name="f3" draw:formula="24*logheight/126"/>
            <draw:equation draw:name="f4" draw:formula="32*logwidth/64"/>
            <draw:equation draw:name="f5" draw:formula="28*logheight/126"/>
            <draw:equation draw:name="f6" draw:formula="36*logwidth/64"/>
            <draw:equation draw:name="f7" draw:formula="35*logheight/126"/>
            <draw:equation draw:name="f8" draw:formula="34*logwidth/64"/>
            <draw:equation draw:name="f9" draw:formula="37*logheight/126"/>
            <draw:equation draw:name="f10" draw:formula="33*logwidth/64"/>
            <draw:equation draw:name="f11" draw:formula="40*logheight/126"/>
            <draw:equation draw:name="f12" draw:formula="30*logwidth/64"/>
            <draw:equation draw:name="f13" draw:formula="43*logheight/126"/>
            <draw:equation draw:name="f14" draw:formula="26*logwidth/64"/>
            <draw:equation draw:name="f15" draw:formula="46*logheight/126"/>
            <draw:equation draw:name="f16" draw:formula="21*logwidth/64"/>
            <draw:equation draw:name="f17" draw:formula="47*logheight/126"/>
            <draw:equation draw:name="f18" draw:formula="18*logwidth/64"/>
            <draw:equation draw:name="f19" draw:formula="50*logheight/126"/>
            <draw:equation draw:name="f20" draw:formula="18*logwidth/64"/>
            <draw:equation draw:name="f21" draw:formula="60*logheight/126"/>
            <draw:equation draw:name="f22" draw:formula="16*logwidth/64"/>
            <draw:equation draw:name="f23" draw:formula="66*logheight/126"/>
            <draw:equation draw:name="f24" draw:formula="12*logwidth/64"/>
            <draw:equation draw:name="f25" draw:formula="71*logheight/126"/>
            <draw:equation draw:name="f26" draw:formula="9*logwidth/64"/>
            <draw:equation draw:name="f27" draw:formula="77*logheight/126"/>
            <draw:equation draw:name="f28" draw:formula="7*logwidth/64"/>
            <draw:equation draw:name="f29" draw:formula="82*logheight/126"/>
            <draw:equation draw:name="f30" draw:formula="6*logwidth/64"/>
            <draw:equation draw:name="f31" draw:formula="91*logheight/126"/>
            <draw:equation draw:name="f32" draw:formula="6*logwidth/64"/>
            <draw:equation draw:name="f33" draw:formula="97*logheight/126"/>
            <draw:equation draw:name="f34" draw:formula="3*logwidth/64"/>
            <draw:equation draw:name="f35" draw:formula="104*logheight/126"/>
            <draw:equation draw:name="f36" draw:formula="3*logwidth/64"/>
            <draw:equation draw:name="f37" draw:formula="111*logheight/126"/>
            <draw:equation draw:name="f38" draw:formula="1*logwidth/64"/>
            <draw:equation draw:name="f39" draw:formula="115*logheight/126"/>
            <draw:equation draw:name="f40" draw:formula="1*logwidth/64"/>
            <draw:equation draw:name="f41" draw:formula="120*logheight/126"/>
            <draw:equation draw:name="f42" draw:formula="3*logwidth/64"/>
            <draw:equation draw:name="f43" draw:formula="124*logheight/126"/>
            <draw:equation draw:name="f44" draw:formula="45*logwidth/64"/>
            <draw:equation draw:name="f45" draw:formula="123*logheight/126"/>
            <draw:equation draw:name="f46" draw:formula="47*logwidth/64"/>
            <draw:equation draw:name="f47" draw:formula="122*logheight/126"/>
            <draw:equation draw:name="f48" draw:formula="52*logwidth/64"/>
            <draw:equation draw:name="f49" draw:formula="119*logheight/126"/>
            <draw:equation draw:name="f50" draw:formula="57*logwidth/64"/>
            <draw:equation draw:name="f51" draw:formula="117*logheight/126"/>
            <draw:equation draw:name="f52" draw:formula="61*logwidth/64"/>
            <draw:equation draw:name="f53" draw:formula="116*logheight/126"/>
            <draw:equation draw:name="f54" draw:formula="63*logwidth/64"/>
            <draw:equation draw:name="f55" draw:formula="111*logheight/126"/>
            <draw:equation draw:name="f56" draw:formula="63*logwidth/64"/>
            <draw:equation draw:name="f57" draw:formula="109*logheight/126"/>
            <draw:equation draw:name="f58" draw:formula="59*logwidth/64"/>
            <draw:equation draw:name="f59" draw:formula="106*logheight/126"/>
            <draw:equation draw:name="f60" draw:formula="60*logwidth/64"/>
            <draw:equation draw:name="f61" draw:formula="103*logheight/126"/>
            <draw:equation draw:name="f62" draw:formula="55*logwidth/64"/>
            <draw:equation draw:name="f63" draw:formula="94*logheight/126"/>
            <draw:equation draw:name="f64" draw:formula="55*logwidth/64"/>
            <draw:equation draw:name="f65" draw:formula="78*logheight/126"/>
            <draw:equation draw:name="f66" draw:formula="51*logwidth/64"/>
            <draw:equation draw:name="f67" draw:formula="0*logheight/126"/>
            <draw:equation draw:name="f68" draw:formula="49*logwidth/64"/>
            <draw:equation draw:name="f69" draw:formula="3*logheight/126"/>
            <draw:equation draw:name="f70" draw:formula="44*logwidth/64"/>
            <draw:equation draw:name="f71" draw:formula="0*logheight/126"/>
            <draw:equation draw:name="f72" draw:formula="39*logwidth/64"/>
            <draw:equation draw:name="f73" draw:formula="4*logheight/126"/>
            <draw:equation draw:name="f74" draw:formula="39*logwidth/64"/>
            <draw:equation draw:name="f75" draw:formula="9*logheight/126"/>
            <draw:equation draw:name="f76" draw:formula="37*logwidth/64"/>
            <draw:equation draw:name="f77" draw:formula="14*logheight/126"/>
            <draw:equation draw:name="f78" draw:formula="37*logwidth/64"/>
            <draw:equation draw:name="f79" draw:formula="19*logheight/126"/>
            <draw:equation draw:name="f80" draw:formula="logwidth"/>
            <draw:equation draw:name="f81" draw:formula="logheight"/>
          </draw:enhanced-geometry>
        </draw:custom-shape>
        <draw:custom-shape draw:name="Freeform 30" draw:style-name="gr12" draw:text-style-name="P2" draw:layer="layout" svg:width="2.266cm" svg:height="3.4cm" svg:x="12.897cm" svg:y="7.308cm">
          <text:p><text:span text:style-name="T1"/></text:p>
          <draw:enhanced-geometry draw:mirror-horizontal="false" draw:mirror-vertical="false" drawooo:sub-view-size="206 309" draw:text-areas="0 0 ?f78 ?f79" svg:viewBox="0 0 0 0" draw:type="ooxml-non-primitive" draw:enhanced-path="M 0 0 C 0 137 0 137 0 137 40 171 40 171 40 171 186 309 186 309 186 309 186 309 186 307 186 307 186 307 187 306 186 305 186 305 185 305 185 305 186 305 187 304 187 304 187 304 189 302 188 302 188 301 187 299 187 298 188 298 187 296 187 295 187 295 186 293 186 292 185 291 184 290 184 289 184 288 184 287 184 286 185 285 185 284 185 283 184 283 183 280 183 279 183 278 183 278 183 277 183 276 182 275 183 274 183 274 185 272 185 272 185 272 183 271 183 271 183 270 183 270 183 269 183 268 183 266 183 265 182 264 182 263 182 263 182 263 182 263 183 262 184 262 185 262 185 262 186 261 187 261 188 261 188 261 189 260 190 261 190 261 190 262 191 262 192 262 193 261 193 261 193 261 195 262 195 263 196 263 197 265 198 265 199 266 200 267 201 266 202 266 202 266 203 265 203 264 203 263 203 262 204 262 204 261 204 260 205 259 206 259 206 259 206 224 206 224 206 224 206 0 206 0 206 0 L 0 0 Z N">
            <draw:equation draw:name="f0" draw:formula="0*logwidth/206"/>
            <draw:equation draw:name="f1" draw:formula="0*logheight/309"/>
            <draw:equation draw:name="f2" draw:formula="0*logwidth/206"/>
            <draw:equation draw:name="f3" draw:formula="137*logheight/309"/>
            <draw:equation draw:name="f4" draw:formula="40*logwidth/206"/>
            <draw:equation draw:name="f5" draw:formula="171*logheight/309"/>
            <draw:equation draw:name="f6" draw:formula="186*logwidth/206"/>
            <draw:equation draw:name="f7" draw:formula="309*logheight/309"/>
            <draw:equation draw:name="f8" draw:formula="186*logwidth/206"/>
            <draw:equation draw:name="f9" draw:formula="307*logheight/309"/>
            <draw:equation draw:name="f10" draw:formula="186*logwidth/206"/>
            <draw:equation draw:name="f11" draw:formula="305*logheight/309"/>
            <draw:equation draw:name="f12" draw:formula="185*logwidth/206"/>
            <draw:equation draw:name="f13" draw:formula="305*logheight/309"/>
            <draw:equation draw:name="f14" draw:formula="187*logwidth/206"/>
            <draw:equation draw:name="f15" draw:formula="304*logheight/309"/>
            <draw:equation draw:name="f16" draw:formula="188*logwidth/206"/>
            <draw:equation draw:name="f17" draw:formula="302*logheight/309"/>
            <draw:equation draw:name="f18" draw:formula="187*logwidth/206"/>
            <draw:equation draw:name="f19" draw:formula="298*logheight/309"/>
            <draw:equation draw:name="f20" draw:formula="187*logwidth/206"/>
            <draw:equation draw:name="f21" draw:formula="295*logheight/309"/>
            <draw:equation draw:name="f22" draw:formula="186*logwidth/206"/>
            <draw:equation draw:name="f23" draw:formula="292*logheight/309"/>
            <draw:equation draw:name="f24" draw:formula="184*logwidth/206"/>
            <draw:equation draw:name="f25" draw:formula="289*logheight/309"/>
            <draw:equation draw:name="f26" draw:formula="184*logwidth/206"/>
            <draw:equation draw:name="f27" draw:formula="286*logheight/309"/>
            <draw:equation draw:name="f28" draw:formula="185*logwidth/206"/>
            <draw:equation draw:name="f29" draw:formula="283*logheight/309"/>
            <draw:equation draw:name="f30" draw:formula="183*logwidth/206"/>
            <draw:equation draw:name="f31" draw:formula="279*logheight/309"/>
            <draw:equation draw:name="f32" draw:formula="183*logwidth/206"/>
            <draw:equation draw:name="f33" draw:formula="277*logheight/309"/>
            <draw:equation draw:name="f34" draw:formula="183*logwidth/206"/>
            <draw:equation draw:name="f35" draw:formula="274*logheight/309"/>
            <draw:equation draw:name="f36" draw:formula="185*logwidth/206"/>
            <draw:equation draw:name="f37" draw:formula="272*logheight/309"/>
            <draw:equation draw:name="f38" draw:formula="183*logwidth/206"/>
            <draw:equation draw:name="f39" draw:formula="271*logheight/309"/>
            <draw:equation draw:name="f40" draw:formula="183*logwidth/206"/>
            <draw:equation draw:name="f41" draw:formula="269*logheight/309"/>
            <draw:equation draw:name="f42" draw:formula="183*logwidth/206"/>
            <draw:equation draw:name="f43" draw:formula="265*logheight/309"/>
            <draw:equation draw:name="f44" draw:formula="182*logwidth/206"/>
            <draw:equation draw:name="f45" draw:formula="263*logheight/309"/>
            <draw:equation draw:name="f46" draw:formula="183*logwidth/206"/>
            <draw:equation draw:name="f47" draw:formula="262*logheight/309"/>
            <draw:equation draw:name="f48" draw:formula="185*logwidth/206"/>
            <draw:equation draw:name="f49" draw:formula="262*logheight/309"/>
            <draw:equation draw:name="f50" draw:formula="188*logwidth/206"/>
            <draw:equation draw:name="f51" draw:formula="261*logheight/309"/>
            <draw:equation draw:name="f52" draw:formula="190*logwidth/206"/>
            <draw:equation draw:name="f53" draw:formula="261*logheight/309"/>
            <draw:equation draw:name="f54" draw:formula="191*logwidth/206"/>
            <draw:equation draw:name="f55" draw:formula="262*logheight/309"/>
            <draw:equation draw:name="f56" draw:formula="193*logwidth/206"/>
            <draw:equation draw:name="f57" draw:formula="261*logheight/309"/>
            <draw:equation draw:name="f58" draw:formula="195*logwidth/206"/>
            <draw:equation draw:name="f59" draw:formula="263*logheight/309"/>
            <draw:equation draw:name="f60" draw:formula="198*logwidth/206"/>
            <draw:equation draw:name="f61" draw:formula="265*logheight/309"/>
            <draw:equation draw:name="f62" draw:formula="201*logwidth/206"/>
            <draw:equation draw:name="f63" draw:formula="266*logheight/309"/>
            <draw:equation draw:name="f64" draw:formula="203*logwidth/206"/>
            <draw:equation draw:name="f65" draw:formula="265*logheight/309"/>
            <draw:equation draw:name="f66" draw:formula="203*logwidth/206"/>
            <draw:equation draw:name="f67" draw:formula="262*logheight/309"/>
            <draw:equation draw:name="f68" draw:formula="204*logwidth/206"/>
            <draw:equation draw:name="f69" draw:formula="260*logheight/309"/>
            <draw:equation draw:name="f70" draw:formula="206*logwidth/206"/>
            <draw:equation draw:name="f71" draw:formula="259*logheight/309"/>
            <draw:equation draw:name="f72" draw:formula="206*logwidth/206"/>
            <draw:equation draw:name="f73" draw:formula="224*logheight/309"/>
            <draw:equation draw:name="f74" draw:formula="206*logwidth/206"/>
            <draw:equation draw:name="f75" draw:formula="0*logheight/309"/>
            <draw:equation draw:name="f76" draw:formula="0*logwidth/206"/>
            <draw:equation draw:name="f77" draw:formula="0*logheight/309"/>
            <draw:equation draw:name="f78" draw:formula="logwidth"/>
            <draw:equation draw:name="f79" draw:formula="logheight"/>
          </draw:enhanced-geometry>
        </draw:custom-shape>
        <draw:custom-shape draw:name="Freeform 31" draw:style-name="gr3" draw:text-style-name="P2" draw:layer="layout" svg:width="3.308cm" svg:height="1.518cm" svg:x="18.96cm" svg:y="6.79cm">
          <text:p><text:span text:style-name="T1"/></text:p>
          <draw:enhanced-geometry draw:mirror-horizontal="false" draw:mirror-vertical="false" drawooo:sub-view-size="301 138" draw:text-areas="0 0 ?f82 ?f83" svg:viewBox="0 0 0 0" draw:type="ooxml-non-primitive" draw:enhanced-path="M 301 138 C 301 138 299 137 299 137 299 137 298 136 298 136 298 135 299 134 299 134 299 133 298 132 298 132 297 132 296 131 296 130 296 130 296 128 296 128 296 127 294 126 293 126 292 125 290 125 290 125 290 125 291 123 291 123 291 122 290 120 290 120 289 119 288 117 288 116 288 116 290 115 290 114 290 114 289 113 289 113 289 113 289 114 288 114 288 115 286 115 286 114 286 114 286 112 286 112 286 112 286 109 285 109 285 108 283 108 283 107 282 107 281 106 282 105 283 105 283 105 284 103 284 102 284 99 284 98 284 97 284 94 283 93 283 92 282 90 282 89 282 88 282 86 282 85 281 85 280 84 280 83 280 82 280 81 281 81 281 80 282 80 282 79 282 78 281 75 281 75 281 74 281 73 280 72 280 72 277 71 277 71 277 71 278 68 278 68 277 68 276 70 276 70 276 70 275 68 275 68 275 67 274 65 274 65 274 65 274 63 274 63 274 63 274 61 274 61 274 61 275 61 275 61 275 60 275 58 275 58 275 58 276 56 276 56 275 55 272 52 272 52 272 52 274 49 273 49 273 48 272 48 272 48 272 48 272 47 271 47 271 47 270 48 270 47 270 47 270 45 270 45 270 45 268 45 268 45 268 41 268 41 268 41 268 41 266 39 266 39 266 39 266 38 266 37 266 37 267 35 267 35 267 35 266 34 265 33 265 33 264 31 264 31 264 30 264 29 264 28 264 28 265 25 265 25 261 24 261 24 261 24 258 23 258 23 258 23 257 23 257 23 257 23 257 23 253 19 253 19 253 19 254 16 254 16 254 16 251 16 251 16 251 16 249 13 249 13 244 13 244 13 244 13 244 12 244 12 244 12 239 11 239 11 239 11 239 11 236 10 236 9 236 9 235 7 235 7 232 7 232 7 232 7 229 6 229 6 229 6 229 6 228 7 227 7 227 7 222 8 222 8 221 8 220 8 219 8 219 8 214 6 214 6 212 10 212 10 212 10 212 10 207 12 207 11 207 11 203 7 203 7 203 7 193 4 193 4 192 0 192 0 192 0 0 0 0 0 0 0 0 93 0 93 0 93 69 93 69 93 69 93 69 138 69 138 69 138 L 301 138 Z N">
            <draw:equation draw:name="f0" draw:formula="299*logwidth/301"/>
            <draw:equation draw:name="f1" draw:formula="137*logheight/138"/>
            <draw:equation draw:name="f2" draw:formula="299*logwidth/301"/>
            <draw:equation draw:name="f3" draw:formula="134*logheight/138"/>
            <draw:equation draw:name="f4" draw:formula="296*logwidth/301"/>
            <draw:equation draw:name="f5" draw:formula="130*logheight/138"/>
            <draw:equation draw:name="f6" draw:formula="293*logwidth/301"/>
            <draw:equation draw:name="f7" draw:formula="126*logheight/138"/>
            <draw:equation draw:name="f8" draw:formula="291*logwidth/301"/>
            <draw:equation draw:name="f9" draw:formula="123*logheight/138"/>
            <draw:equation draw:name="f10" draw:formula="288*logwidth/301"/>
            <draw:equation draw:name="f11" draw:formula="116*logheight/138"/>
            <draw:equation draw:name="f12" draw:formula="289*logwidth/301"/>
            <draw:equation draw:name="f13" draw:formula="113*logheight/138"/>
            <draw:equation draw:name="f14" draw:formula="286*logwidth/301"/>
            <draw:equation draw:name="f15" draw:formula="114*logheight/138"/>
            <draw:equation draw:name="f16" draw:formula="285*logwidth/301"/>
            <draw:equation draw:name="f17" draw:formula="109*logheight/138"/>
            <draw:equation draw:name="f18" draw:formula="282*logwidth/301"/>
            <draw:equation draw:name="f19" draw:formula="105*logheight/138"/>
            <draw:equation draw:name="f20" draw:formula="284*logwidth/301"/>
            <draw:equation draw:name="f21" draw:formula="98*logheight/138"/>
            <draw:equation draw:name="f22" draw:formula="282*logwidth/301"/>
            <draw:equation draw:name="f23" draw:formula="89*logheight/138"/>
            <draw:equation draw:name="f24" draw:formula="280*logwidth/301"/>
            <draw:equation draw:name="f25" draw:formula="83*logheight/138"/>
            <draw:equation draw:name="f26" draw:formula="282*logwidth/301"/>
            <draw:equation draw:name="f27" draw:formula="79*logheight/138"/>
            <draw:equation draw:name="f28" draw:formula="280*logwidth/301"/>
            <draw:equation draw:name="f29" draw:formula="72*logheight/138"/>
            <draw:equation draw:name="f30" draw:formula="278*logwidth/301"/>
            <draw:equation draw:name="f31" draw:formula="68*logheight/138"/>
            <draw:equation draw:name="f32" draw:formula="275*logwidth/301"/>
            <draw:equation draw:name="f33" draw:formula="68*logheight/138"/>
            <draw:equation draw:name="f34" draw:formula="274*logwidth/301"/>
            <draw:equation draw:name="f35" draw:formula="63*logheight/138"/>
            <draw:equation draw:name="f36" draw:formula="275*logwidth/301"/>
            <draw:equation draw:name="f37" draw:formula="61*logheight/138"/>
            <draw:equation draw:name="f38" draw:formula="276*logwidth/301"/>
            <draw:equation draw:name="f39" draw:formula="56*logheight/138"/>
            <draw:equation draw:name="f40" draw:formula="273*logwidth/301"/>
            <draw:equation draw:name="f41" draw:formula="49*logheight/138"/>
            <draw:equation draw:name="f42" draw:formula="271*logwidth/301"/>
            <draw:equation draw:name="f43" draw:formula="47*logheight/138"/>
            <draw:equation draw:name="f44" draw:formula="270*logwidth/301"/>
            <draw:equation draw:name="f45" draw:formula="45*logheight/138"/>
            <draw:equation draw:name="f46" draw:formula="268*logwidth/301"/>
            <draw:equation draw:name="f47" draw:formula="41*logheight/138"/>
            <draw:equation draw:name="f48" draw:formula="266*logwidth/301"/>
            <draw:equation draw:name="f49" draw:formula="37*logheight/138"/>
            <draw:equation draw:name="f50" draw:formula="265*logwidth/301"/>
            <draw:equation draw:name="f51" draw:formula="33*logheight/138"/>
            <draw:equation draw:name="f52" draw:formula="264*logwidth/301"/>
            <draw:equation draw:name="f53" draw:formula="28*logheight/138"/>
            <draw:equation draw:name="f54" draw:formula="261*logwidth/301"/>
            <draw:equation draw:name="f55" draw:formula="24*logheight/138"/>
            <draw:equation draw:name="f56" draw:formula="257*logwidth/301"/>
            <draw:equation draw:name="f57" draw:formula="23*logheight/138"/>
            <draw:equation draw:name="f58" draw:formula="254*logwidth/301"/>
            <draw:equation draw:name="f59" draw:formula="16*logheight/138"/>
            <draw:equation draw:name="f60" draw:formula="249*logwidth/301"/>
            <draw:equation draw:name="f61" draw:formula="13*logheight/138"/>
            <draw:equation draw:name="f62" draw:formula="244*logwidth/301"/>
            <draw:equation draw:name="f63" draw:formula="12*logheight/138"/>
            <draw:equation draw:name="f64" draw:formula="236*logwidth/301"/>
            <draw:equation draw:name="f65" draw:formula="9*logheight/138"/>
            <draw:equation draw:name="f66" draw:formula="232*logwidth/301"/>
            <draw:equation draw:name="f67" draw:formula="7*logheight/138"/>
            <draw:equation draw:name="f68" draw:formula="227*logwidth/301"/>
            <draw:equation draw:name="f69" draw:formula="7*logheight/138"/>
            <draw:equation draw:name="f70" draw:formula="219*logwidth/301"/>
            <draw:equation draw:name="f71" draw:formula="8*logheight/138"/>
            <draw:equation draw:name="f72" draw:formula="212*logwidth/301"/>
            <draw:equation draw:name="f73" draw:formula="10*logheight/138"/>
            <draw:equation draw:name="f74" draw:formula="203*logwidth/301"/>
            <draw:equation draw:name="f75" draw:formula="7*logheight/138"/>
            <draw:equation draw:name="f76" draw:formula="192*logwidth/301"/>
            <draw:equation draw:name="f77" draw:formula="0*logheight/138"/>
            <draw:equation draw:name="f78" draw:formula="0*logwidth/301"/>
            <draw:equation draw:name="f79" draw:formula="93*logheight/138"/>
            <draw:equation draw:name="f80" draw:formula="69*logwidth/301"/>
            <draw:equation draw:name="f81" draw:formula="138*logheight/138"/>
            <draw:equation draw:name="f82" draw:formula="logwidth"/>
            <draw:equation draw:name="f83" draw:formula="logheight"/>
          </draw:enhanced-geometry>
        </draw:custom-shape>
        <draw:custom-shape draw:name="Freeform 32" draw:style-name="gr3" draw:text-style-name="P2" draw:layer="layout" svg:width="4.556cm" svg:height="2.578cm" svg:x="14.402cm" svg:y="3.494cm">
          <text:p><text:span text:style-name="T1"/></text:p>
          <draw:enhanced-geometry draw:mirror-horizontal="false" draw:mirror-vertical="false" drawooo:sub-view-size="414 234" draw:text-areas="0 0 ?f92 ?f93" svg:viewBox="0 0 0 0" draw:type="ooxml-non-primitive" draw:enhanced-path="M 0 0 C 0 54 0 54 0 54 10 67 10 67 10 67 10 67 12 70 12 71 12 71 12 74 12 74 10 75 10 75 10 75 10 76 10 76 10 76 10 76 12 78 13 78 13 79 14 79 14 79 14 80 14 80 14 80 14 80 13 81 12 81 12 81 10 82 10 82 11 83 11 83 11 83 11 83 13 83 13 84 14 84 15 84 15 85 16 86 17 88 18 89 19 89 19 89 20 90 21 90 23 90 23 90 24 91 25 91 25 91 25 92 25 94 26 94 26 95 30 98 30 98 31 99 32 100 32 101 32 101 33 104 34 105 34 105 35 105 36 106 37 106 38 107 38 108 38 109 38 111 38 112 38 112 39 114 40 114 40 114 41 113 41 113 42 114 43 115 43 115 44 116 44 116 44 117 44 118 44 119 44 119 45 119 46 117 46 117 47 117 48 117 48 118 48 118 48 119 49 120 49 121 50 122 50 122 50 122 52 122 52 122 52 122 53 122 54 122 54 122 55 123 55 122 56 122 58 121 58 121 58 121 59 121 59 122 59 122 59 125 59 125 59 125 59 128 58 128 58 128 57 129 57 129 57 129 57 130 57 130 57 131 57 133 57 134 57 135 56 137 56 138 56 138 55 140 55 140 54 141 54 142 54 143 55 143 55 144 55 145 55 145 55 146 54 146 53 146 53 147 53 147 53 148 54 149 54 149 54 150 54 151 54 151 54 151 54 153 54 153 54 154 55 154 56 155 56 155 56 156 57 158 57 159 57 159 57 160 57 161 57 161 56 161 55 161 54 161 54 161 53 162 53 162 52 163 52 164 51 164 51 165 51 166 53 168 53 169 53 169 53 171 52 172 52 172 51 173 51 174 51 175 51 176 52 176 53 176 54 176 55 176 55 177 55 178 56 179 57 179 58 180 59 180 59 180 60 179 61 179 62 179 62 177 62 177 62 176 63 176 64 176 65 176 68 174 68 173 69 173 70 172 70 171 70 170 69 169 70 169 72 169 73 171 73 171 73 172 74 173 75 173 76 173 76 173 76 174 77 174 77 176 76 176 76 176 76 177 77 177 78 178 78 178 78 178 78 179 79 180 78 180 78 181 78 182 78 182 79 183 79 184 80 184 80 184 80 184 80 185 80 186 80 187 81 188 81 189 81 190 82 191 83 192 83 194 84 194 84 195 85 196 85 196 86 197 87 197 87 197 87 198 88 199 88 199 88 199 89 199 89 200 89 200 90 200 90 201 90 202 90 205 90 205 90 205 88 205 88 206 88 206 88 207 88 208 89 208 90 210 91 210 91 211 92 211 92 212 92 212 93 213 93 213 93 213 94 213 95 212 96 212 96 212 97 212 98 213 99 214 100 214 100 215 101 216 102 217 102 218 102 219 103 220 103 221 103 221 103 222 103 222 102 223 102 223 102 223 104 224 104 225 104 226 105 226 105 227 105 228 104 228 105 229 105 230 106 230 106 231 107 232 108 232 109 233 110 234 111 234 111 234 111 233 111 231 111 230 112 229 113 229 114 228 115 228 115 227 117 228 119 229 121 229 123 229 124 230 126 230 126 230 126 230 126 229 127 228 127 227 127 224 128 224 128 224 129 224 129 224 130 224 136 226 137 226 137 226 141 225 141 225 142 225 144 225 144 225 144 225 145 227 145 227 145 227 146 227 147 226 148 226 149 225 151 225 152 224 154 225 155 225 155 225 157 225 157 225 158 225 157 225 157 224 157 223 156 222 156 222 157 221 157 220 157 219 157 218 157 218 158 217 159 217 159 217 160 217 160 216 161 214 161 215 162 215 170 228 170 228 172 229 172 229 172 229 172 203 172 203 172 203 414 203 414 203 414 203 414 0 414 0 414 0 L 0 0 Z N">
            <draw:equation draw:name="f0" draw:formula="10*logwidth/414"/>
            <draw:equation draw:name="f1" draw:formula="67*logheight/234"/>
            <draw:equation draw:name="f2" draw:formula="10*logwidth/414"/>
            <draw:equation draw:name="f3" draw:formula="75*logheight/234"/>
            <draw:equation draw:name="f4" draw:formula="14*logwidth/414"/>
            <draw:equation draw:name="f5" draw:formula="79*logheight/234"/>
            <draw:equation draw:name="f6" draw:formula="10*logwidth/414"/>
            <draw:equation draw:name="f7" draw:formula="82*logheight/234"/>
            <draw:equation draw:name="f8" draw:formula="15*logwidth/414"/>
            <draw:equation draw:name="f9" draw:formula="85*logheight/234"/>
            <draw:equation draw:name="f10" draw:formula="23*logwidth/414"/>
            <draw:equation draw:name="f11" draw:formula="90*logheight/234"/>
            <draw:equation draw:name="f12" draw:formula="30*logwidth/414"/>
            <draw:equation draw:name="f13" draw:formula="98*logheight/234"/>
            <draw:equation draw:name="f14" draw:formula="36*logwidth/414"/>
            <draw:equation draw:name="f15" draw:formula="106*logheight/234"/>
            <draw:equation draw:name="f16" draw:formula="40*logwidth/414"/>
            <draw:equation draw:name="f17" draw:formula="114*logheight/234"/>
            <draw:equation draw:name="f18" draw:formula="44*logwidth/414"/>
            <draw:equation draw:name="f19" draw:formula="117*logheight/234"/>
            <draw:equation draw:name="f20" draw:formula="48*logwidth/414"/>
            <draw:equation draw:name="f21" draw:formula="118*logheight/234"/>
            <draw:equation draw:name="f22" draw:formula="52*logwidth/414"/>
            <draw:equation draw:name="f23" draw:formula="122*logheight/234"/>
            <draw:equation draw:name="f24" draw:formula="58*logwidth/414"/>
            <draw:equation draw:name="f25" draw:formula="121*logheight/234"/>
            <draw:equation draw:name="f26" draw:formula="58*logwidth/414"/>
            <draw:equation draw:name="f27" draw:formula="128*logheight/234"/>
            <draw:equation draw:name="f28" draw:formula="57*logwidth/414"/>
            <draw:equation draw:name="f29" draw:formula="134*logheight/234"/>
            <draw:equation draw:name="f30" draw:formula="54*logwidth/414"/>
            <draw:equation draw:name="f31" draw:formula="143*logheight/234"/>
            <draw:equation draw:name="f32" draw:formula="53*logwidth/414"/>
            <draw:equation draw:name="f33" draw:formula="147*logheight/234"/>
            <draw:equation draw:name="f34" draw:formula="54*logwidth/414"/>
            <draw:equation draw:name="f35" draw:formula="153*logheight/234"/>
            <draw:equation draw:name="f36" draw:formula="57*logwidth/414"/>
            <draw:equation draw:name="f37" draw:formula="160*logheight/234"/>
            <draw:equation draw:name="f38" draw:formula="52*logwidth/414"/>
            <draw:equation draw:name="f39" draw:formula="163*logheight/234"/>
            <draw:equation draw:name="f40" draw:formula="52*logwidth/414"/>
            <draw:equation draw:name="f41" draw:formula="172*logheight/234"/>
            <draw:equation draw:name="f42" draw:formula="55*logwidth/414"/>
            <draw:equation draw:name="f43" draw:formula="176*logheight/234"/>
            <draw:equation draw:name="f44" draw:formula="61*logwidth/414"/>
            <draw:equation draw:name="f45" draw:formula="179*logheight/234"/>
            <draw:equation draw:name="f46" draw:formula="68*logwidth/414"/>
            <draw:equation draw:name="f47" draw:formula="173*logheight/234"/>
            <draw:equation draw:name="f48" draw:formula="73*logwidth/414"/>
            <draw:equation draw:name="f49" draw:formula="171*logheight/234"/>
            <draw:equation draw:name="f50" draw:formula="76*logwidth/414"/>
            <draw:equation draw:name="f51" draw:formula="176*logheight/234"/>
            <draw:equation draw:name="f52" draw:formula="78*logwidth/414"/>
            <draw:equation draw:name="f53" draw:formula="180*logheight/234"/>
            <draw:equation draw:name="f54" draw:formula="80*logwidth/414"/>
            <draw:equation draw:name="f55" draw:formula="185*logheight/234"/>
            <draw:equation draw:name="f56" draw:formula="84*logwidth/414"/>
            <draw:equation draw:name="f57" draw:formula="194*logheight/234"/>
            <draw:equation draw:name="f58" draw:formula="88*logwidth/414"/>
            <draw:equation draw:name="f59" draw:formula="199*logheight/234"/>
            <draw:equation draw:name="f60" draw:formula="90*logwidth/414"/>
            <draw:equation draw:name="f61" draw:formula="205*logheight/234"/>
            <draw:equation draw:name="f62" draw:formula="91*logwidth/414"/>
            <draw:equation draw:name="f63" draw:formula="210*logheight/234"/>
            <draw:equation draw:name="f64" draw:formula="95*logwidth/414"/>
            <draw:equation draw:name="f65" draw:formula="212*logheight/234"/>
            <draw:equation draw:name="f66" draw:formula="102*logwidth/414"/>
            <draw:equation draw:name="f67" draw:formula="217*logheight/234"/>
            <draw:equation draw:name="f68" draw:formula="102*logwidth/414"/>
            <draw:equation draw:name="f69" draw:formula="223*logheight/234"/>
            <draw:equation draw:name="f70" draw:formula="105*logwidth/414"/>
            <draw:equation draw:name="f71" draw:formula="229*logheight/234"/>
            <draw:equation draw:name="f72" draw:formula="111*logwidth/414"/>
            <draw:equation draw:name="f73" draw:formula="234*logheight/234"/>
            <draw:equation draw:name="f74" draw:formula="117*logwidth/414"/>
            <draw:equation draw:name="f75" draw:formula="228*logheight/234"/>
            <draw:equation draw:name="f76" draw:formula="127*logwidth/414"/>
            <draw:equation draw:name="f77" draw:formula="228*logheight/234"/>
            <draw:equation draw:name="f78" draw:formula="137*logwidth/414"/>
            <draw:equation draw:name="f79" draw:formula="226*logheight/234"/>
            <draw:equation draw:name="f80" draw:formula="145*logwidth/414"/>
            <draw:equation draw:name="f81" draw:formula="227*logheight/234"/>
            <draw:equation draw:name="f82" draw:formula="155*logwidth/414"/>
            <draw:equation draw:name="f83" draw:formula="225*logheight/234"/>
            <draw:equation draw:name="f84" draw:formula="156*logwidth/414"/>
            <draw:equation draw:name="f85" draw:formula="222*logheight/234"/>
            <draw:equation draw:name="f86" draw:formula="160*logwidth/414"/>
            <draw:equation draw:name="f87" draw:formula="217*logheight/234"/>
            <draw:equation draw:name="f88" draw:formula="172*logwidth/414"/>
            <draw:equation draw:name="f89" draw:formula="229*logheight/234"/>
            <draw:equation draw:name="f90" draw:formula="414*logwidth/414"/>
            <draw:equation draw:name="f91" draw:formula="0*logheight/234"/>
            <draw:equation draw:name="f92" draw:formula="logwidth"/>
            <draw:equation draw:name="f93" draw:formula="logheight"/>
          </draw:enhanced-geometry>
        </draw:custom-shape>
        <draw:custom-shape draw:name="Freeform 33" draw:style-name="gr3" draw:text-style-name="P2" draw:layer="layout" svg:width="2.542cm" svg:height="2.234cm" svg:x="22.103cm" svg:y="8.01cm">
          <text:p><text:span text:style-name="T1"/></text:p>
          <draw:enhanced-geometry draw:mirror-horizontal="false" draw:mirror-vertical="false" drawooo:sub-view-size="231 203" draw:text-areas="0 0 ?f122 ?f123" svg:viewBox="0 0 0 0" draw:type="ooxml-non-primitive" draw:enhanced-path="M 226 160 C 226 159 225 157 225 157 223 157 223 157 223 157 223 157 224 158 224 158 224 158 225 159 225 159 225 159 224 160 224 160 224 160 223 160 223 160 223 160 221 159 221 159 221 159 220 157 220 157 220 156 220 155 220 155 218 151 218 151 218 151 218 151 218 149 218 149 218 149 216 149 216 148 216 148 216 147 216 147 217 146 217 146 217 146 217 146 218 145 218 145 218 145 219 144 219 143 219 143 218 141 218 141 218 141 217 138 216 138 216 138 216 136 216 136 216 136 216 135 216 135 217 135 217 135 217 135 217 135 217 133 217 133 217 132 216 131 216 131 216 130 213 128 213 128 212 128 210 128 210 128 210 127 211 125 211 125 205 121 205 121 205 121 205 121 204 121 204 121 204 122 202 122 202 122 202 122 200 122 200 121 200 121 200 119 200 119 202 119 202 119 202 119 198 117 198 117 198 117 187 108 187 108 187 108 187 108 187 103 187 103 187 103 187 101 187 101 187 100 189 97 189 97 189 97 190 95 190 95 190 95 191 93 191 93 191 93 192 89 192 89 192 89 192 86 192 85 192 85 194 83 194 83 194 82 195 79 195 79 190 75 190 75 190 75 184 74 184 74 184 74 184 74 181 77 181 78 181 78 179 78 179 78 179 78 177 78 177 78 177 78 176 73 176 73 176 73 175 72 175 71 175 71 175 70 175 70 176 68 176 68 176 68 174 61 174 61 174 61 166 54 166 54 166 54 164 53 164 53 164 53 164 53 161 48 161 48 161 48 159 48 159 48 159 48 159 46 159 46 154 42 154 42 154 42 152 39 152 39 152 39 152 37 152 37 152 37 150 35 150 35 150 35 150 35 150 33 150 33 150 33 150 31 150 31 149 28 149 28 149 28 149 28 148 26 148 26 148 26 148 25 148 25 148 25 147 20 147 20 147 20 147 16 147 16 147 16 148 14 148 14 148 14 150 11 150 11 150 11 150 10 150 10 150 10 148 9 148 9 147 9 147 9 146 8 146 8 146 7 146 7 146 7 145 6 145 6 144 6 144 4 144 4 144 4 143 3 143 3 143 3 141 2 141 2 140 2 139 0 139 0 40 1 40 1 40 1 0 1 0 1 0 1 0 1 0 3 0 3 0 4 2 4 2 3 3 3 3 2 3 2 3 2 4 3 4 3 4 4 2 5 2 5 2 6 3 8 4 9 4 9 5 11 5 12 5 12 4 14 4 14 4 14 6 14 7 15 8 15 10 16 10 17 10 17 10 19 10 19 10 20 11 21 12 21 12 21 13 22 13 23 13 23 12 24 12 25 12 25 13 26 13 26 13 26 15 27 15 27 16 28 16 28 17 28 18 29 18 29 19 30 19 31 20 31 21 32 21 32 22 33 23 34 24 34 25 34 25 34 26 34 26 33 26 33 26 32 27 32 27 32 28 32 28 32 29 33 29 33 29 34 29 35 30 35 30 35 31 35 31 36 31 36 31 37 31 37 31 38 30 38 30 38 30 37 29 38 28 39 30 39 30 40 30 40 29 40 28 40 28 40 28 41 28 42 27 42 27 42 26 42 26 43 26 43 26 43 25 44 25 44 25 45 25 45 25 46 25 46 25 46 24 46 24 46 22 47 24 50 25 51 25 51 26 52 26 53 27 53 27 54 28 55 28 55 28 55 29 55 29 55 30 55 30 55 30 56 30 56 30 57 29 59 31 60 32 61 33 62 33 63 34 64 36 64 37 65 38 65 39 65 40 65 40 65 41 67 41 67 41 67 40 182 40 182 40 182 194 182 194 182 194 182 194 184 194 184 194 184 197 186 197 186 197 186 197 191 197 191 197 191 197 191 193 194 193 194 193 194 190 197 190 197 190 198 187 202 187 202 187 203 187 203 187 203 209 203 209 203 209 203 209 203 209 202 209 202 209 202 209 202 209 202 210 202 210 201 210 201 210 200 210 200 210 200 210 200 211 200 211 200 211 200 211 199 211 199 212 198 212 198 213 198 213 197 213 196 213 196 213 195 212 195 212 194 212 194 211 194 211 193 210 193 210 192 210 192 210 192 211 192 211 192 212 192 213 192 214 192 214 192 215 192 215 192 215 192 214 191 214 191 213 190 213 190 213 189 213 188 213 188 213 188 213 188 213 188 214 188 215 188 215 188 216 188 216 186 216 184 215 182 215 182 214 181 215 180 215 180 215 180 215 179 215 179 215 179 215 178 216 178 217 178 217 179 217 179 217 180 217 181 217 181 216 182 216 182 216 182 217 182 217 182 217 183 217 183 217 183 218 184 218 183 218 183 219 183 219 182 219 182 220 178 220 178 220 178 220 178 222 176 222 176 222 176 224 177 224 177 224 177 225 178 225 178 225 178 226 179 226 179 226 179 228 175 228 175 228 175 227 171 227 171 227 171 230 170 230 170 230 170 227 168 227 168 227 168 229 165 229 165 229 165 231 163 231 163 229 161 229 161 229 161 227 161 227 161 227 161 227 161 226 160 226 160 Z N">
            <draw:equation draw:name="f0" draw:formula="223*logwidth/231"/>
            <draw:equation draw:name="f1" draw:formula="157*logheight/203"/>
            <draw:equation draw:name="f2" draw:formula="224*logwidth/231"/>
            <draw:equation draw:name="f3" draw:formula="160*logheight/203"/>
            <draw:equation draw:name="f4" draw:formula="220*logwidth/231"/>
            <draw:equation draw:name="f5" draw:formula="157*logheight/203"/>
            <draw:equation draw:name="f6" draw:formula="218*logwidth/231"/>
            <draw:equation draw:name="f7" draw:formula="149*logheight/203"/>
            <draw:equation draw:name="f8" draw:formula="217*logwidth/231"/>
            <draw:equation draw:name="f9" draw:formula="146*logheight/203"/>
            <draw:equation draw:name="f10" draw:formula="218*logwidth/231"/>
            <draw:equation draw:name="f11" draw:formula="141*logheight/203"/>
            <draw:equation draw:name="f12" draw:formula="216*logwidth/231"/>
            <draw:equation draw:name="f13" draw:formula="135*logheight/203"/>
            <draw:equation draw:name="f14" draw:formula="216*logwidth/231"/>
            <draw:equation draw:name="f15" draw:formula="131*logheight/203"/>
            <draw:equation draw:name="f16" draw:formula="211*logwidth/231"/>
            <draw:equation draw:name="f17" draw:formula="125*logheight/203"/>
            <draw:equation draw:name="f18" draw:formula="202*logwidth/231"/>
            <draw:equation draw:name="f19" draw:formula="122*logheight/203"/>
            <draw:equation draw:name="f20" draw:formula="202*logwidth/231"/>
            <draw:equation draw:name="f21" draw:formula="119*logheight/203"/>
            <draw:equation draw:name="f22" draw:formula="187*logwidth/231"/>
            <draw:equation draw:name="f23" draw:formula="103*logheight/203"/>
            <draw:equation draw:name="f24" draw:formula="190*logwidth/231"/>
            <draw:equation draw:name="f25" draw:formula="95*logheight/203"/>
            <draw:equation draw:name="f26" draw:formula="192*logwidth/231"/>
            <draw:equation draw:name="f27" draw:formula="85*logheight/203"/>
            <draw:equation draw:name="f28" draw:formula="190*logwidth/231"/>
            <draw:equation draw:name="f29" draw:formula="75*logheight/203"/>
            <draw:equation draw:name="f30" draw:formula="179*logwidth/231"/>
            <draw:equation draw:name="f31" draw:formula="78*logheight/203"/>
            <draw:equation draw:name="f32" draw:formula="175*logwidth/231"/>
            <draw:equation draw:name="f33" draw:formula="71*logheight/203"/>
            <draw:equation draw:name="f34" draw:formula="174*logwidth/231"/>
            <draw:equation draw:name="f35" draw:formula="61*logheight/203"/>
            <draw:equation draw:name="f36" draw:formula="161*logwidth/231"/>
            <draw:equation draw:name="f37" draw:formula="48*logheight/203"/>
            <draw:equation draw:name="f38" draw:formula="154*logwidth/231"/>
            <draw:equation draw:name="f39" draw:formula="42*logheight/203"/>
            <draw:equation draw:name="f40" draw:formula="150*logwidth/231"/>
            <draw:equation draw:name="f41" draw:formula="35*logheight/203"/>
            <draw:equation draw:name="f42" draw:formula="149*logwidth/231"/>
            <draw:equation draw:name="f43" draw:formula="28*logheight/203"/>
            <draw:equation draw:name="f44" draw:formula="147*logwidth/231"/>
            <draw:equation draw:name="f45" draw:formula="20*logheight/203"/>
            <draw:equation draw:name="f46" draw:formula="150*logwidth/231"/>
            <draw:equation draw:name="f47" draw:formula="11*logheight/203"/>
            <draw:equation draw:name="f48" draw:formula="146*logwidth/231"/>
            <draw:equation draw:name="f49" draw:formula="8*logheight/203"/>
            <draw:equation draw:name="f50" draw:formula="144*logwidth/231"/>
            <draw:equation draw:name="f51" draw:formula="4*logheight/203"/>
            <draw:equation draw:name="f52" draw:formula="139*logwidth/231"/>
            <draw:equation draw:name="f53" draw:formula="0*logheight/203"/>
            <draw:equation draw:name="f54" draw:formula="0*logwidth/231"/>
            <draw:equation draw:name="f55" draw:formula="3*logheight/203"/>
            <draw:equation draw:name="f56" draw:formula="4*logwidth/231"/>
            <draw:equation draw:name="f57" draw:formula="3*logheight/203"/>
            <draw:equation draw:name="f58" draw:formula="5*logwidth/231"/>
            <draw:equation draw:name="f59" draw:formula="12*logheight/203"/>
            <draw:equation draw:name="f60" draw:formula="10*logwidth/231"/>
            <draw:equation draw:name="f61" draw:formula="17*logheight/203"/>
            <draw:equation draw:name="f62" draw:formula="13*logwidth/231"/>
            <draw:equation draw:name="f63" draw:formula="23*logheight/203"/>
            <draw:equation draw:name="f64" draw:formula="15*logwidth/231"/>
            <draw:equation draw:name="f65" draw:formula="27*logheight/203"/>
            <draw:equation draw:name="f66" draw:formula="21*logwidth/231"/>
            <draw:equation draw:name="f67" draw:formula="32*logheight/203"/>
            <draw:equation draw:name="f68" draw:formula="26*logwidth/231"/>
            <draw:equation draw:name="f69" draw:formula="33*logheight/203"/>
            <draw:equation draw:name="f70" draw:formula="29*logwidth/231"/>
            <draw:equation draw:name="f71" draw:formula="35*logheight/203"/>
            <draw:equation draw:name="f72" draw:formula="30*logwidth/231"/>
            <draw:equation draw:name="f73" draw:formula="38*logheight/203"/>
            <draw:equation draw:name="f74" draw:formula="28*logwidth/231"/>
            <draw:equation draw:name="f75" draw:formula="40*logheight/203"/>
            <draw:equation draw:name="f76" draw:formula="26*logwidth/231"/>
            <draw:equation draw:name="f77" draw:formula="43*logheight/203"/>
            <draw:equation draw:name="f78" draw:formula="24*logwidth/231"/>
            <draw:equation draw:name="f79" draw:formula="46*logheight/203"/>
            <draw:equation draw:name="f80" draw:formula="28*logwidth/231"/>
            <draw:equation draw:name="f81" draw:formula="55*logheight/203"/>
            <draw:equation draw:name="f82" draw:formula="30*logwidth/231"/>
            <draw:equation draw:name="f83" draw:formula="57*logheight/203"/>
            <draw:equation draw:name="f84" draw:formula="38*logwidth/231"/>
            <draw:equation draw:name="f85" draw:formula="65*logheight/203"/>
            <draw:equation draw:name="f86" draw:formula="40*logwidth/231"/>
            <draw:equation draw:name="f87" draw:formula="182*logheight/203"/>
            <draw:equation draw:name="f88" draw:formula="197*logwidth/231"/>
            <draw:equation draw:name="f89" draw:formula="186*logheight/203"/>
            <draw:equation draw:name="f90" draw:formula="190*logwidth/231"/>
            <draw:equation draw:name="f91" draw:formula="197*logheight/203"/>
            <draw:equation draw:name="f92" draw:formula="209*logwidth/231"/>
            <draw:equation draw:name="f93" draw:formula="203*logheight/203"/>
            <draw:equation draw:name="f94" draw:formula="210*logwidth/231"/>
            <draw:equation draw:name="f95" draw:formula="201*logheight/203"/>
            <draw:equation draw:name="f96" draw:formula="211*logwidth/231"/>
            <draw:equation draw:name="f97" draw:formula="199*logheight/203"/>
            <draw:equation draw:name="f98" draw:formula="212*logwidth/231"/>
            <draw:equation draw:name="f99" draw:formula="194*logheight/203"/>
            <draw:equation draw:name="f100" draw:formula="211*logwidth/231"/>
            <draw:equation draw:name="f101" draw:formula="192*logheight/203"/>
            <draw:equation draw:name="f102" draw:formula="214*logwidth/231"/>
            <draw:equation draw:name="f103" draw:formula="191*logheight/203"/>
            <draw:equation draw:name="f104" draw:formula="214*logwidth/231"/>
            <draw:equation draw:name="f105" draw:formula="188*logheight/203"/>
            <draw:equation draw:name="f106" draw:formula="215*logwidth/231"/>
            <draw:equation draw:name="f107" draw:formula="180*logheight/203"/>
            <draw:equation draw:name="f108" draw:formula="217*logwidth/231"/>
            <draw:equation draw:name="f109" draw:formula="179*logheight/203"/>
            <draw:equation draw:name="f110" draw:formula="217*logwidth/231"/>
            <draw:equation draw:name="f111" draw:formula="182*logheight/203"/>
            <draw:equation draw:name="f112" draw:formula="219*logwidth/231"/>
            <draw:equation draw:name="f113" draw:formula="182*logheight/203"/>
            <draw:equation draw:name="f114" draw:formula="224*logwidth/231"/>
            <draw:equation draw:name="f115" draw:formula="177*logheight/203"/>
            <draw:equation draw:name="f116" draw:formula="228*logwidth/231"/>
            <draw:equation draw:name="f117" draw:formula="175*logheight/203"/>
            <draw:equation draw:name="f118" draw:formula="227*logwidth/231"/>
            <draw:equation draw:name="f119" draw:formula="168*logheight/203"/>
            <draw:equation draw:name="f120" draw:formula="229*logwidth/231"/>
            <draw:equation draw:name="f121" draw:formula="161*logheight/203"/>
            <draw:equation draw:name="f122" draw:formula="logwidth"/>
            <draw:equation draw:name="f123" draw:formula="logheight"/>
          </draw:enhanced-geometry>
        </draw:custom-shape>
        <draw:custom-shape draw:name="Freeform 34" draw:style-name="gr3" draw:text-style-name="P2" draw:layer="layout" svg:width="1.344cm" svg:height="2.17cm" svg:x="23.678cm" svg:y="10.718cm">
          <text:p><text:span text:style-name="T1"/></text:p>
          <draw:enhanced-geometry draw:mirror-horizontal="false" draw:mirror-vertical="false" drawooo:sub-view-size="122 197" draw:text-areas="0 0 ?f106 ?f107" svg:viewBox="0 0 0 0" draw:type="ooxml-non-primitive" draw:enhanced-path="M 122 4 C 120 3 120 3 120 3 119 0 119 0 119 0 46 0 46 0 46 0 46 0 47 0 47 1 48 2 48 2 47 3 47 4 47 4 47 5 46 5 46 5 46 5 45 6 44 6 43 6 42 6 42 6 41 6 41 5 41 5 41 4 40 4 40 5 40 5 40 5 40 6 40 6 40 7 41 8 41 10 40 11 39 11 39 10 38 10 38 9 38 9 38 9 38 8 38 7 37 8 37 8 37 9 37 9 37 10 37 11 38 12 39 12 40 13 40 13 40 14 40 14 40 14 40 14 39 15 39 15 39 15 38 15 38 15 37 15 37 14 37 14 37 13 37 13 36 13 36 14 36 14 36 15 36 15 37 16 37 17 37 17 37 18 37 18 37 19 37 19 37 19 37 20 36 20 36 21 36 22 36 23 37 24 36 24 35 25 35 25 34 26 34 26 34 26 34 27 34 27 34 27 34 28 34 28 33 29 33 28 33 28 32 27 33 26 32 26 32 26 30 26 30 27 30 28 31 28 30 29 30 29 29 29 29 29 29 29 28 30 28 30 28 31 28 31 28 31 28 33 27 32 26 32 25 32 25 31 24 31 24 32 24 32 24 32 24 33 26 34 26 34 27 34 28 34 28 34 28 35 28 35 27 35 27 35 26 35 26 35 25 35 25 35 24 35 24 35 23 36 24 36 24 37 25 37 26 38 26 38 26 40 26 40 25 41 24 40 23 41 23 41 22 41 23 41 23 42 23 42 23 42 23 43 23 43 22 42 22 42 22 42 22 42 22 42 22 42 22 42 21 42 20 41 19 41 19 42 19 42 19 42 19 43 19 43 19 43 19 43 19 43 20 44 20 44 20 44 20 44 21 44 21 44 21 44 21 44 21 44 21 45 21 45 21 45 21 46 21 46 20 46 20 47 20 47 20 47 20 48 20 48 20 48 20 49 20 49 21 49 21 49 21 50 21 50 22 50 22 51 22 51 22 51 21 51 21 51 21 51 20 51 20 51 20 51 19 50 18 51 17 51 17 51 17 52 17 52 17 52 17 53 17 53 18 53 18 53 18 53 19 53 19 53 20 54 20 54 21 54 21 55 21 55 20 56 19 55 19 55 19 55 18 55 18 55 18 55 17 54 17 54 17 53 16 53 15 53 14 55 15 55 15 56 16 56 16 57 16 57 17 57 17 58 17 58 16 58 16 59 15 59 15 59 14 59 14 60 14 60 14 61 14 61 15 61 15 61 15 62 15 62 15 62 16 63 15 63 15 63 14 63 13 64 14 64 14 65 15 64 16 64 16 64 17 64 17 64 17 65 16 65 16 65 16 66 15 66 15 66 15 67 16 67 16 67 17 67 17 67 17 67 17 66 18 66 18 66 18 65 18 65 18 65 18 64 19 64 19 64 19 64 19 65 19 65 19 66 18 67 17 68 17 68 17 68 17 69 17 70 17 71 17 72 17 72 18 72 18 72 18 72 18 71 18 71 19 71 19 71 19 71 20 72 20 72 20 72 20 73 19 73 19 73 18 74 18 74 18 75 19 75 19 76 19 76 19 76 19 77 19 77 18 77 17 77 17 77 16 77 15 78 15 78 15 78 15 79 15 79 16 79 16 79 16 80 16 80 17 80 17 80 18 81 17 82 16 82 15 84 15 84 15 84 15 84 14 85 14 85 14 86 15 87 16 87 17 86 17 86 17 85 17 85 17 85 17 84 17 84 17 83 17 83 18 83 18 84 18 84 19 85 19 85 19 86 20 88 18 89 17 89 17 90 16 90 16 90 16 90 16 91 16 91 16 91 16 92 16 92 16 92 16 93 16 93 17 94 18 94 19 94 20 94 20 94 19 95 19 95 18 96 18 96 18 97 17 98 17 99 17 99 17 100 17 100 18 100 19 99 19 99 20 98 20 98 21 98 22 98 22 98 21 99 21 100 20 100 19 101 19 101 20 101 20 102 20 102 20 102 20 102 21 102 22 103 22 104 22 104 20 103 20 103 19 103 19 102 19 102 18 101 18 102 18 102 18 103 18 103 18 104 18 104 18 105 18 105 19 105 19 106 20 106 20 106 21 106 21 106 22 106 22 106 23 106 23 107 22 108 22 109 22 110 24 110 24 110 25 110 25 109 26 109 26 110 26 111 25 111 25 111 23 112 23 112 22 112 22 113 22 114 22 114 23 116 22 116 21 116 21 115 21 115 21 115 21 115 21 114 20 114 19 114 19 115 18 115 18 115 17 115 16 115 16 116 16 116 16 117 16 118 17 118 17 119 18 119 19 119 19 118 20 118 20 118 20 118 20 117 20 117 20 117 20 117 20 116 20 116 21 117 21 117 21 118 21 118 21 119 21 119 21 119 21 119 20 119 20 120 20 120 20 120 19 121 19 121 19 122 18 121 18 121 17 121 17 121 17 120 17 120 16 120 16 121 16 121 17 121 18 122 18 122 18 122 18 123 19 124 18 124 17 124 16 125 15 126 15 127 15 127 15 127 14 128 14 128 13 128 13 129 13 129 13 130 13 131 12 131 12 131 12 131 11 131 12 130 11 130 11 129 10 130 10 131 10 131 9 132 10 133 10 133 11 133 11 133 11 133 12 133 12 133 12 134 11 134 11 134 11 134 10 134 10 134 10 134 10 134 9 134 9 135 9 135 9 135 8 137 8 139 8 140 7 140 7 139 7 139 6 139 5 139 5 139 4 139 4 139 4 139 5 140 5 140 6 140 6 140 7 140 7 141 7 141 7 141 7 141 6 142 6 142 5 142 5 143 3 143 4 144 4 144 4 144 4 145 4 145 4 145 4 146 5 146 5 147 5 148 5 148 5 149 5 149 4 150 4 149 3 148 3 148 4 147 3 147 3 147 2 147 2 147 2 148 2 149 3 150 3 151 4 153 4 153 4 153 3 153 2 153 1 154 0 154 0 154 0 154 0 154 0 154 0 155 0 155 1 156 1 156 1 157 1 157 1 157 0 158 0 159 0 159 0 160 0 160 0 160 2 161 2 162 2 162 1 163 1 163 1 163 0 164 0 164 65 164 65 164 65 164 65 164 65 167 65 167 65 167 62 177 62 177 62 178 62 178 62 178 67 186 67 186 67 186 67 186 69 195 69 195 70 195 72 197 72 197 74 197 74 197 74 197 74 197 74 197 74 197 75 197 75 197 75 197 76 197 76 196 76 196 77 196 77 195 77 195 78 195 78 194 78 194 79 193 79 192 79 190 79 190 79 190 79 190 80 190 81 190 81 191 82 191 82 191 81 192 81 192 81 192 81 193 82 192 82 192 83 192 84 192 85 191 86 191 87 191 88 190 89 190 89 190 90 189 91 189 92 189 94 189 95 189 96 189 97 189 97 189 98 189 98 190 98 190 99 190 99 190 99 190 99 190 100 190 100 190 100 190 100 190 100 189 101 189 102 189 103 189 103 190 104 190 104 190 105 190 105 190 105 189 106 189 105 189 105 188 104 188 104 188 104 187 104 187 104 186 105 186 105 185 106 186 106 186 106 186 106 187 106 188 106 188 106 189 107 189 107 190 107 190 107 190 107 191 108 191 108 191 109 191 109 191 110 191 110 191 111 190 111 190 111 190 112 190 112 189 109 126 109 126 109 126 L 122 4 Z N">
            <draw:equation draw:name="f0" draw:formula="47*logwidth/122"/>
            <draw:equation draw:name="f1" draw:formula="1*logheight/197"/>
            <draw:equation draw:name="f2" draw:formula="41*logwidth/122"/>
            <draw:equation draw:name="f3" draw:formula="6*logheight/197"/>
            <draw:equation draw:name="f4" draw:formula="39*logwidth/122"/>
            <draw:equation draw:name="f5" draw:formula="10*logheight/197"/>
            <draw:equation draw:name="f6" draw:formula="40*logwidth/122"/>
            <draw:equation draw:name="f7" draw:formula="13*logheight/197"/>
            <draw:equation draw:name="f8" draw:formula="37*logwidth/122"/>
            <draw:equation draw:name="f9" draw:formula="13*logheight/197"/>
            <draw:equation draw:name="f10" draw:formula="36*logwidth/122"/>
            <draw:equation draw:name="f11" draw:formula="20*logheight/197"/>
            <draw:equation draw:name="f12" draw:formula="34*logwidth/122"/>
            <draw:equation draw:name="f13" draw:formula="28*logheight/197"/>
            <draw:equation draw:name="f14" draw:formula="29*logwidth/122"/>
            <draw:equation draw:name="f15" draw:formula="29*logheight/197"/>
            <draw:equation draw:name="f16" draw:formula="24*logwidth/122"/>
            <draw:equation draw:name="f17" draw:formula="32*logheight/197"/>
            <draw:equation draw:name="f18" draw:formula="24*logwidth/122"/>
            <draw:equation draw:name="f19" draw:formula="35*logheight/197"/>
            <draw:equation draw:name="f20" draw:formula="23*logwidth/122"/>
            <draw:equation draw:name="f21" draw:formula="41*logheight/197"/>
            <draw:equation draw:name="f22" draw:formula="19*logwidth/122"/>
            <draw:equation draw:name="f23" draw:formula="41*logheight/197"/>
            <draw:equation draw:name="f24" draw:formula="21*logwidth/122"/>
            <draw:equation draw:name="f25" draw:formula="44*logheight/197"/>
            <draw:equation draw:name="f26" draw:formula="20*logwidth/122"/>
            <draw:equation draw:name="f27" draw:formula="49*logheight/197"/>
            <draw:equation draw:name="f28" draw:formula="20*logwidth/122"/>
            <draw:equation draw:name="f29" draw:formula="51*logheight/197"/>
            <draw:equation draw:name="f30" draw:formula="20*logwidth/122"/>
            <draw:equation draw:name="f31" draw:formula="54*logheight/197"/>
            <draw:equation draw:name="f32" draw:formula="16*logwidth/122"/>
            <draw:equation draw:name="f33" draw:formula="53*logheight/197"/>
            <draw:equation draw:name="f34" draw:formula="14*logwidth/122"/>
            <draw:equation draw:name="f35" draw:formula="59*logheight/197"/>
            <draw:equation draw:name="f36" draw:formula="14*logwidth/122"/>
            <draw:equation draw:name="f37" draw:formula="64*logheight/197"/>
            <draw:equation draw:name="f38" draw:formula="16*logwidth/122"/>
            <draw:equation draw:name="f39" draw:formula="67*logheight/197"/>
            <draw:equation draw:name="f40" draw:formula="19*logwidth/122"/>
            <draw:equation draw:name="f41" draw:formula="65*logheight/197"/>
            <draw:equation draw:name="f42" draw:formula="18*logwidth/122"/>
            <draw:equation draw:name="f43" draw:formula="71*logheight/197"/>
            <draw:equation draw:name="f44" draw:formula="19*logwidth/122"/>
            <draw:equation draw:name="f45" draw:formula="76*logheight/197"/>
            <draw:equation draw:name="f46" draw:formula="16*logwidth/122"/>
            <draw:equation draw:name="f47" draw:formula="80*logheight/197"/>
            <draw:equation draw:name="f48" draw:formula="16*logwidth/122"/>
            <draw:equation draw:name="f49" draw:formula="87*logheight/197"/>
            <draw:equation draw:name="f50" draw:formula="19*logwidth/122"/>
            <draw:equation draw:name="f51" draw:formula="86*logheight/197"/>
            <draw:equation draw:name="f52" draw:formula="16*logwidth/122"/>
            <draw:equation draw:name="f53" draw:formula="93*logheight/197"/>
            <draw:equation draw:name="f54" draw:formula="17*logwidth/122"/>
            <draw:equation draw:name="f55" draw:formula="100*logheight/197"/>
            <draw:equation draw:name="f56" draw:formula="20*logwidth/122"/>
            <draw:equation draw:name="f57" draw:formula="102*logheight/197"/>
            <draw:equation draw:name="f58" draw:formula="18*logwidth/122"/>
            <draw:equation draw:name="f59" draw:formula="102*logheight/197"/>
            <draw:equation draw:name="f60" draw:formula="23*logwidth/122"/>
            <draw:equation draw:name="f61" draw:formula="106*logheight/197"/>
            <draw:equation draw:name="f62" draw:formula="23*logwidth/122"/>
            <draw:equation draw:name="f63" draw:formula="112*logheight/197"/>
            <draw:equation draw:name="f64" draw:formula="19*logwidth/122"/>
            <draw:equation draw:name="f65" draw:formula="115*logheight/197"/>
            <draw:equation draw:name="f66" draw:formula="20*logwidth/122"/>
            <draw:equation draw:name="f67" draw:formula="118*logheight/197"/>
            <draw:equation draw:name="f68" draw:formula="21*logwidth/122"/>
            <draw:equation draw:name="f69" draw:formula="119*logheight/197"/>
            <draw:equation draw:name="f70" draw:formula="16*logwidth/122"/>
            <draw:equation draw:name="f71" draw:formula="121*logheight/197"/>
            <draw:equation draw:name="f72" draw:formula="14*logwidth/122"/>
            <draw:equation draw:name="f73" draw:formula="128*logheight/197"/>
            <draw:equation draw:name="f74" draw:formula="10*logwidth/122"/>
            <draw:equation draw:name="f75" draw:formula="131*logheight/197"/>
            <draw:equation draw:name="f76" draw:formula="10*logwidth/122"/>
            <draw:equation draw:name="f77" draw:formula="134*logheight/197"/>
            <draw:equation draw:name="f78" draw:formula="5*logwidth/122"/>
            <draw:equation draw:name="f79" draw:formula="139*logheight/197"/>
            <draw:equation draw:name="f80" draw:formula="5*logwidth/122"/>
            <draw:equation draw:name="f81" draw:formula="142*logheight/197"/>
            <draw:equation draw:name="f82" draw:formula="5*logwidth/122"/>
            <draw:equation draw:name="f83" draw:formula="149*logheight/197"/>
            <draw:equation draw:name="f84" draw:formula="4*logwidth/122"/>
            <draw:equation draw:name="f85" draw:formula="153*logheight/197"/>
            <draw:equation draw:name="f86" draw:formula="1*logwidth/122"/>
            <draw:equation draw:name="f87" draw:formula="157*logheight/197"/>
            <draw:equation draw:name="f88" draw:formula="0*logwidth/122"/>
            <draw:equation draw:name="f89" draw:formula="164*logheight/197"/>
            <draw:equation draw:name="f90" draw:formula="67*logwidth/122"/>
            <draw:equation draw:name="f91" draw:formula="186*logheight/197"/>
            <draw:equation draw:name="f92" draw:formula="75*logwidth/122"/>
            <draw:equation draw:name="f93" draw:formula="197*logheight/197"/>
            <draw:equation draw:name="f94" draw:formula="79*logwidth/122"/>
            <draw:equation draw:name="f95" draw:formula="190*logheight/197"/>
            <draw:equation draw:name="f96" draw:formula="86*logwidth/122"/>
            <draw:equation draw:name="f97" draw:formula="191*logheight/197"/>
            <draw:equation draw:name="f98" draw:formula="98*logwidth/122"/>
            <draw:equation draw:name="f99" draw:formula="190*logheight/197"/>
            <draw:equation draw:name="f100" draw:formula="104*logwidth/122"/>
            <draw:equation draw:name="f101" draw:formula="190*logheight/197"/>
            <draw:equation draw:name="f102" draw:formula="106*logwidth/122"/>
            <draw:equation draw:name="f103" draw:formula="186*logheight/197"/>
            <draw:equation draw:name="f104" draw:formula="110*logwidth/122"/>
            <draw:equation draw:name="f105" draw:formula="191*logheight/197"/>
            <draw:equation draw:name="f106" draw:formula="logwidth"/>
            <draw:equation draw:name="f107" draw:formula="logheight"/>
          </draw:enhanced-geometry>
        </draw:custom-shape>
        <draw:custom-shape draw:name="Freeform 35" draw:style-name="gr3" draw:text-style-name="P2" draw:layer="layout" svg:width="2.9cm" svg:height="3.262cm" svg:x="21.557cm" svg:y="3.274cm">
          <text:p><text:span text:style-name="T1"/></text:p>
          <draw:enhanced-geometry draw:mirror-horizontal="false" draw:mirror-vertical="false" drawooo:sub-view-size="264 296" draw:text-areas="0 0 ?f122 ?f123" svg:viewBox="0 0 0 0" draw:type="ooxml-non-primitive" draw:enhanced-path="M 22 182 C 22 182 19 187 19 187 19 187 15 190 15 190 14 191 13 191 13 191 13 191 13 193 13 193 13 193 14 197 15 197 15 198 18 203 18 203 18 203 22 204 22 204 22 204 25 205 25 206 26 206 26 208 26 208 26 296 26 296 26 296 207 295 207 295 207 295 207 295 206 292 206 291 206 291 205 289 205 288 205 287 206 285 206 284 206 283 205 280 205 279 204 279 202 275 201 275 201 274 201 273 200 272 199 272 196 271 195 271 194 270 194 269 193 268 192 268 189 265 188 264 187 264 186 263 185 262 184 262 184 262 184 260 184 259 182 254 181 253 179 252 178 253 177 252 176 251 173 250 172 250 171 249 170 247 169 246 169 246 169 245 167 244 166 244 164 244 162 244 161 244 160 244 160 243 160 242 158 240 157 239 156 238 153 236 153 236 152 235 153 232 153 231 153 231 154 227 154 226 154 225 154 223 154 222 153 221 153 221 153 220 153 220 153 219 153 218 154 218 154 217 154 216 154 215 154 214 154 213 154 212 153 210 154 209 154 208 156 206 156 205 157 204 158 204 158 203 158 202 156 199 155 198 155 197 155 196 154 195 153 195 150 195 150 195 149 194 149 193 149 192 150 191 149 189 150 188 150 188 152 187 153 186 153 185 154 183 154 182 155 181 155 180 156 179 157 178 159 177 160 177 161 176 161 175 162 175 162 174 163 175 164 175 164 175 165 173 166 173 166 172 168 173 168 173 168 172 169 171 169 171 169 170 170 169 170 169 170 169 170 140 170 140 170 140 173 141 173 141 174 139 174 139 174 139 174 139 174 139 174 139 174 138 176 136 176 136 177 136 180 132 181 132 181 131 185 129 185 128 186 128 187 127 187 127 188 126 195 120 196 120 196 120 214 100 215 100 216 99 220 95 222 94 223 92 232 87 235 86 239 85 247 82 251 81 254 81 257 78 258 77 260 76 264 72 264 72 262 72 262 72 262 72 260 72 260 72 260 72 258 72 258 72 258 72 258 72 255 72 255 73 255 73 253 73 253 73 253 73 249 71 249 71 249 71 249 69 249 69 249 69 248 68 248 68 248 68 247 68 247 68 247 68 246 67 246 67 245 67 245 67 245 67 230 67 230 67 230 67 229 66 229 66 229 66 225 68 225 68 225 68 223 68 223 68 223 68 223 68 223 67 223 67 223 67 222 66 222 66 222 65 222 65 222 65 222 64 222 64 222 64 222 64 222 64 222 64 220 64 220 64 220 64 220 60 220 60 220 60 218 60 218 60 218 60 209 65 209 65 209 65 206 68 206 68 206 68 198 70 198 70 198 70 195 70 195 70 195 70 195 67 195 67 195 67 194 67 194 67 194 67 192 67 192 67 192 67 191 66 191 66 191 66 190 66 190 66 190 66 190 62 190 62 190 62 185 62 185 62 185 62 184 60 184 60 184 60 181 61 181 61 181 61 181 59 181 59 181 59 180 59 180 59 180 59 180 56 180 56 180 56 178 54 178 54 178 54 171 54 171 54 171 54 169 56 169 56 169 56 169 56 170 57 170 58 170 58 171 60 171 60 167 61 167 61 167 61 164 55 164 55 164 55 164 55 164 53 164 52 164 52 164 51 164 51 164 51 163 50 163 50 163 49 157 50 157 50 157 50 155 49 155 48 155 48 156 47 156 47 159 47 159 47 159 47 158 45 158 45 158 45 155 45 155 45 155 45 147 41 147 41 147 41 147 40 147 40 147 40 139 40 139 40 139 40 138 39 138 39 138 39 137 40 137 40 137 40 130 42 130 42 130 42 130 44 130 44 130 44 118 46 118 46 118 46 117 40 117 40 117 40 103 39 103 39 103 39 102 37 102 37 102 37 100 36 100 36 100 36 100 36 98 36 98 36 98 36 96 37 96 37 91 36 91 36 91 36 87 32 87 32 87 32 87 24 87 24 87 24 83 4 83 4 83 4 78 1 78 1 78 1 78 1 77 1 77 1 74 2 74 2 74 2 71 0 71 0 71 0 71 20 71 20 71 20 0 20 0 20 0 20 0 20 0 23 0 24 0 26 1 27 1 28 1 29 3 34 3 34 3 35 4 36 3 38 3 40 3 40 3 41 2 41 2 43 2 44 2 45 2 44 3 45 3 45 3 46 2 47 2 47 2 48 2 48 2 48 3 49 3 50 3 50 2 52 2 53 2 54 3 55 3 56 3 57 3 58 3 60 3 61 3 65 3 67 3 69 4 70 5 72 5 73 7 80 8 82 8 84 11 87 11 89 12 91 12 94 12 95 13 97 13 103 13 104 13 106 13 109 13 110 13 112 13 120 13 122 14 124 14 125 15 126 15 127 16 128 16 129 16 130 16 131 16 131 16 132 15 138 15 139 15 141 15 142 15 143 15 144 16 146 16 147 16 148 17 150 17 151 18 152 19 154 20 154 20 155 21 159 22 159 22 160 22 176 22 176 22 176 23 182 22 182 Z N">
            <draw:equation draw:name="f0" draw:formula="15*logwidth/264"/>
            <draw:equation draw:name="f1" draw:formula="190*logheight/296"/>
            <draw:equation draw:name="f2" draw:formula="15*logwidth/264"/>
            <draw:equation draw:name="f3" draw:formula="197*logheight/296"/>
            <draw:equation draw:name="f4" draw:formula="25*logwidth/264"/>
            <draw:equation draw:name="f5" draw:formula="206*logheight/296"/>
            <draw:equation draw:name="f6" draw:formula="207*logwidth/264"/>
            <draw:equation draw:name="f7" draw:formula="295*logheight/296"/>
            <draw:equation draw:name="f8" draw:formula="206*logwidth/264"/>
            <draw:equation draw:name="f9" draw:formula="284*logheight/296"/>
            <draw:equation draw:name="f10" draw:formula="200*logwidth/264"/>
            <draw:equation draw:name="f11" draw:formula="272*logheight/296"/>
            <draw:equation draw:name="f12" draw:formula="188*logwidth/264"/>
            <draw:equation draw:name="f13" draw:formula="264*logheight/296"/>
            <draw:equation draw:name="f14" draw:formula="181*logwidth/264"/>
            <draw:equation draw:name="f15" draw:formula="253*logheight/296"/>
            <draw:equation draw:name="f16" draw:formula="169*logwidth/264"/>
            <draw:equation draw:name="f17" draw:formula="246*logheight/296"/>
            <draw:equation draw:name="f18" draw:formula="160*logwidth/264"/>
            <draw:equation draw:name="f19" draw:formula="243*logheight/296"/>
            <draw:equation draw:name="f20" draw:formula="153*logwidth/264"/>
            <draw:equation draw:name="f21" draw:formula="231*logheight/296"/>
            <draw:equation draw:name="f22" draw:formula="153*logwidth/264"/>
            <draw:equation draw:name="f23" draw:formula="220*logheight/296"/>
            <draw:equation draw:name="f24" draw:formula="154*logwidth/264"/>
            <draw:equation draw:name="f25" draw:formula="213*logheight/296"/>
            <draw:equation draw:name="f26" draw:formula="158*logwidth/264"/>
            <draw:equation draw:name="f27" draw:formula="203*logheight/296"/>
            <draw:equation draw:name="f28" draw:formula="150*logwidth/264"/>
            <draw:equation draw:name="f29" draw:formula="195*logheight/296"/>
            <draw:equation draw:name="f30" draw:formula="153*logwidth/264"/>
            <draw:equation draw:name="f31" draw:formula="186*logheight/296"/>
            <draw:equation draw:name="f32" draw:formula="160*logwidth/264"/>
            <draw:equation draw:name="f33" draw:formula="177*logheight/296"/>
            <draw:equation draw:name="f34" draw:formula="166*logwidth/264"/>
            <draw:equation draw:name="f35" draw:formula="173*logheight/296"/>
            <draw:equation draw:name="f36" draw:formula="170*logwidth/264"/>
            <draw:equation draw:name="f37" draw:formula="169*logheight/296"/>
            <draw:equation draw:name="f38" draw:formula="174*logwidth/264"/>
            <draw:equation draw:name="f39" draw:formula="139*logheight/296"/>
            <draw:equation draw:name="f40" draw:formula="181*logwidth/264"/>
            <draw:equation draw:name="f41" draw:formula="132*logheight/296"/>
            <draw:equation draw:name="f42" draw:formula="196*logwidth/264"/>
            <draw:equation draw:name="f43" draw:formula="120*logheight/296"/>
            <draw:equation draw:name="f44" draw:formula="235*logwidth/264"/>
            <draw:equation draw:name="f45" draw:formula="86*logheight/296"/>
            <draw:equation draw:name="f46" draw:formula="264*logwidth/264"/>
            <draw:equation draw:name="f47" draw:formula="72*logheight/296"/>
            <draw:equation draw:name="f48" draw:formula="258*logwidth/264"/>
            <draw:equation draw:name="f49" draw:formula="72*logheight/296"/>
            <draw:equation draw:name="f50" draw:formula="249*logwidth/264"/>
            <draw:equation draw:name="f51" draw:formula="71*logheight/296"/>
            <draw:equation draw:name="f52" draw:formula="247*logwidth/264"/>
            <draw:equation draw:name="f53" draw:formula="68*logheight/296"/>
            <draw:equation draw:name="f54" draw:formula="230*logwidth/264"/>
            <draw:equation draw:name="f55" draw:formula="67*logheight/296"/>
            <draw:equation draw:name="f56" draw:formula="223*logwidth/264"/>
            <draw:equation draw:name="f57" draw:formula="68*logheight/296"/>
            <draw:equation draw:name="f58" draw:formula="222*logwidth/264"/>
            <draw:equation draw:name="f59" draw:formula="65*logheight/296"/>
            <draw:equation draw:name="f60" draw:formula="220*logwidth/264"/>
            <draw:equation draw:name="f61" draw:formula="64*logheight/296"/>
            <draw:equation draw:name="f62" draw:formula="209*logwidth/264"/>
            <draw:equation draw:name="f63" draw:formula="65*logheight/296"/>
            <draw:equation draw:name="f64" draw:formula="195*logwidth/264"/>
            <draw:equation draw:name="f65" draw:formula="70*logheight/296"/>
            <draw:equation draw:name="f66" draw:formula="192*logwidth/264"/>
            <draw:equation draw:name="f67" draw:formula="67*logheight/296"/>
            <draw:equation draw:name="f68" draw:formula="190*logwidth/264"/>
            <draw:equation draw:name="f69" draw:formula="62*logheight/296"/>
            <draw:equation draw:name="f70" draw:formula="181*logwidth/264"/>
            <draw:equation draw:name="f71" draw:formula="61*logheight/296"/>
            <draw:equation draw:name="f72" draw:formula="180*logwidth/264"/>
            <draw:equation draw:name="f73" draw:formula="56*logheight/296"/>
            <draw:equation draw:name="f74" draw:formula="169*logwidth/264"/>
            <draw:equation draw:name="f75" draw:formula="56*logheight/296"/>
            <draw:equation draw:name="f76" draw:formula="167*logwidth/264"/>
            <draw:equation draw:name="f77" draw:formula="61*logheight/296"/>
            <draw:equation draw:name="f78" draw:formula="164*logwidth/264"/>
            <draw:equation draw:name="f79" draw:formula="51*logheight/296"/>
            <draw:equation draw:name="f80" draw:formula="155*logwidth/264"/>
            <draw:equation draw:name="f81" draw:formula="48*logheight/296"/>
            <draw:equation draw:name="f82" draw:formula="158*logwidth/264"/>
            <draw:equation draw:name="f83" draw:formula="45*logheight/296"/>
            <draw:equation draw:name="f84" draw:formula="147*logwidth/264"/>
            <draw:equation draw:name="f85" draw:formula="40*logheight/296"/>
            <draw:equation draw:name="f86" draw:formula="137*logwidth/264"/>
            <draw:equation draw:name="f87" draw:formula="40*logheight/296"/>
            <draw:equation draw:name="f88" draw:formula="118*logwidth/264"/>
            <draw:equation draw:name="f89" draw:formula="46*logheight/296"/>
            <draw:equation draw:name="f90" draw:formula="102*logwidth/264"/>
            <draw:equation draw:name="f91" draw:formula="37*logheight/296"/>
            <draw:equation draw:name="f92" draw:formula="96*logwidth/264"/>
            <draw:equation draw:name="f93" draw:formula="37*logheight/296"/>
            <draw:equation draw:name="f94" draw:formula="87*logwidth/264"/>
            <draw:equation draw:name="f95" draw:formula="24*logheight/296"/>
            <draw:equation draw:name="f96" draw:formula="77*logwidth/264"/>
            <draw:equation draw:name="f97" draw:formula="1*logheight/296"/>
            <draw:equation draw:name="f98" draw:formula="71*logwidth/264"/>
            <draw:equation draw:name="f99" draw:formula="20*logheight/296"/>
            <draw:equation draw:name="f100" draw:formula="1*logwidth/264"/>
            <draw:equation draw:name="f101" draw:formula="28*logheight/296"/>
            <draw:equation draw:name="f102" draw:formula="3*logwidth/264"/>
            <draw:equation draw:name="f103" draw:formula="41*logheight/296"/>
            <draw:equation draw:name="f104" draw:formula="2*logwidth/264"/>
            <draw:equation draw:name="f105" draw:formula="47*logheight/296"/>
            <draw:equation draw:name="f106" draw:formula="2*logwidth/264"/>
            <draw:equation draw:name="f107" draw:formula="53*logheight/296"/>
            <draw:equation draw:name="f108" draw:formula="3*logwidth/264"/>
            <draw:equation draw:name="f109" draw:formula="67*logheight/296"/>
            <draw:equation draw:name="f110" draw:formula="11*logwidth/264"/>
            <draw:equation draw:name="f111" draw:formula="89*logheight/296"/>
            <draw:equation draw:name="f112" draw:formula="13*logwidth/264"/>
            <draw:equation draw:name="f113" draw:formula="110*logheight/296"/>
            <draw:equation draw:name="f114" draw:formula="16*logwidth/264"/>
            <draw:equation draw:name="f115" draw:formula="129*logheight/296"/>
            <draw:equation draw:name="f116" draw:formula="15*logwidth/264"/>
            <draw:equation draw:name="f117" draw:formula="143*logheight/296"/>
            <draw:equation draw:name="f118" draw:formula="20*logwidth/264"/>
            <draw:equation draw:name="f119" draw:formula="154*logheight/296"/>
            <draw:equation draw:name="f120" draw:formula="22*logwidth/264"/>
            <draw:equation draw:name="f121" draw:formula="182*logheight/296"/>
            <draw:equation draw:name="f122" draw:formula="logwidth"/>
            <draw:equation draw:name="f123" draw:formula="logheight"/>
          </draw:enhanced-geometry>
        </draw:custom-shape>
        <draw:custom-shape draw:name="Freeform 36" draw:style-name="gr3" draw:text-style-name="P2" draw:layer="layout" svg:width="3.037cm" svg:height="3.469cm" svg:x="24.141cm" svg:y="3.99cm">
          <text:p><text:span text:style-name="T1"/></text:p>
          <draw:enhanced-geometry draw:mirror-horizontal="false" draw:mirror-vertical="false" drawooo:sub-view-size="276 315" draw:text-areas="0 0 ?f124 ?f125" svg:viewBox="0 0 0 0" draw:type="ooxml-non-primitive" draw:enhanced-path="M 41 15 C 42 14 43 13 43 12 44 10 46 9 47 9 49 8 50 7 52 7 54 6 55 5 57 4 57 4 58 3 59 3 59 2 60 1 61 1 62 1 62 1 63 0 64 0 64 0 65 0 65 0 66 0 66 0 66 1 64 2 63 2 63 2 62 3 62 3 62 4 63 4 63 5 63 5 63 6 62 6 62 6 61 7 61 7 60 8 59 8 59 8 58 8 58 8 57 8 57 8 56 9 56 9 55 9 54 9 53 10 52 10 52 11 51 11 51 12 51 12 51 12 51 12 51 12 51 12 52 13 51 14 51 14 50 14 48 15 47 15 47 15 46 16 46 16 46 16 46 16 45 17 45 17 44 17 44 17 44 17 44 17 43 16 43 16 42 16 41 16 41 16 41 16 41 15 Z M 129 84 C 129 84 129 85 129 85 130 85 130 85 130 84 130 84 130 84 130 83 130 83 130 83 130 82 130 81 130 81 129 81 129 82 128 81 128 82 128 82 128 82 128 82 128 82 129 83 129 83 129 83 129 83 129 83 129 83 129 83 129 84 129 84 129 84 129 84 Z M 166 130 C 167 130 167 130 168 130 168 129 168 129 169 129 169 129 170 129 170 129 170 128 170 128 170 128 170 127 170 126 170 126 170 125 170 125 170 125 170 124 170 123 169 122 169 122 168 121 168 121 167 122 167 122 167 123 167 123 167 124 167 124 167 125 167 125 167 126 166 126 166 127 166 127 165 128 166 128 166 129 166 129 166 129 166 130 Z M 151 154 C 151 154 151 154 151 154 151 154 151 154 151 154 152 154 151 155 152 155 152 155 152 155 152 155 153 155 153 155 153 155 153 155 153 155 153 155 154 155 154 155 154 155 154 154 154 154 154 154 154 153 154 153 154 152 154 152 154 152 153 152 153 151 153 151 152 151 152 151 152 151 152 151 152 151 152 151 152 151 152 151 152 151 152 151 152 151 152 151 151 151 151 151 151 151 151 151 150 151 150 152 150 152 150 152 150 153 151 153 151 153 151 153 151 154 Z M 208 121 C 208 121 208 120 208 120 207 120 207 120 207 119 207 119 207 119 206 119 206 119 206 119 205 119 205 119 204 119 203 119 203 119 203 118 203 118 202 118 202 118 202 118 201 118 202 119 203 120 203 120 203 120 204 121 204 121 204 122 204 122 204 123 205 123 205 123 206 122 206 122 206 122 207 122 207 122 208 122 208 121 208 121 208 121 Z M 229 112 C 229 112 229 112 230 112 230 112 230 112 230 112 230 113 231 113 231 113 232 112 232 112 232 112 233 112 233 112 233 112 234 112 234 112 234 112 235 112 235 112 235 112 236 113 236 113 236 113 236 113 237 113 237 112 238 112 238 112 238 112 238 111 239 111 239 111 240 110 239 110 238 109 238 109 238 109 238 108 238 108 237 108 237 107 237 107 236 107 236 106 236 106 236 106 236 105 236 105 236 105 235 105 235 105 235 105 234 105 233 105 233 104 232 105 232 105 231 105 231 105 231 105 231 105 231 105 232 106 232 106 233 106 233 106 234 106 233 107 233 107 232 107 232 107 231 107 231 107 231 108 231 108 230 108 230 109 230 109 229 109 229 109 229 110 228 110 228 110 227 109 227 109 227 109 226 109 227 110 227 110 227 111 227 111 227 111 227 111 227 111 227 111 227 111 227 112 227 112 228 112 228 112 229 112 Z M 3 82 C 3 82 3 83 3 83 3 83 7 84 7 84 10 91 10 91 10 91 42 101 42 101 42 101 46 102 46 102 46 102 55 108 55 108 55 108 58 108 58 108 58 108 61 109 61 109 61 109 61 109 62 108 62 108 63 108 65 108 65 108 65 108 67 109 67 109 68 109 68 109 68 109 68 109 69 110 69 110 69 110 70 109 70 110 70 110 72 111 72 111 72 111 75 111 76 111 77 111 78 112 79 112 79 112 80 113 80 113 80 114 80 115 80 116 80 116 79 117 79 117 79 117 79 118 79 118 79 119 80 119 81 119 81 120 83 119 83 119 84 119 84 119 84 120 84 120 85 121 85 121 85 121 88 121 88 121 88 121 91 124 91 124 91 125 90 125 90 126 90 126 89 127 90 127 90 127 90 128 90 129 91 129 91 130 91 130 90 130 89 131 89 131 89 131 89 131 89 132 89 132 90 133 90 133 90 133 89 135 89 135 89 135 88 137 88 137 88 138 87 139 87 140 87 140 87 140 88 140 88 141 91 141 91 141 91 141 93 139 93 139 93 139 95 139 95 139 95 140 95 140 95 141 95 141 93 146 93 147 93 147 92 149 92 149 92 149 93 151 94 151 94 151 95 152 95 152 95 152 96 153 97 153 97 153 97 152 98 151 98 150 99 149 100 148 102 145 103 143 105 141 106 140 106 139 107 138 107 137 108 136 108 135 108 134 109 133 109 132 109 132 110 131 110 130 110 130 110 129 111 128 111 127 111 127 112 126 112 126 112 126 112 126 113 126 113 126 113 126 114 126 114 125 114 125 114 125 115 124 115 124 115 124 115 123 115 123 115 123 115 123 116 122 116 122 116 122 116 122 116 121 115 120 116 120 116 119 116 119 117 119 117 118 117 118 117 117 117 117 117 116 118 116 118 116 118 115 118 114 119 114 120 115 120 116 120 116 119 116 119 116 119 116 119 117 119 117 118 117 118 118 118 118 118 119 118 120 118 120 118 121 118 122 118 122 118 123 119 123 119 123 119 123 119 123 119 123 119 124 119 124 120 124 121 124 121 124 122 123 122 123 123 123 123 123 124 122 124 122 124 121 124 120 124 120 124 119 125 119 125 118 125 117 125 117 125 116 126 116 126 116 126 117 127 117 127 117 127 117 127 117 128 117 129 117 130 117 130 117 131 117 131 116 132 116 132 115 133 115 134 114 134 115 134 116 134 117 133 117 133 118 132 119 132 120 131 121 130 122 129 123 129 123 128 124 128 125 128 126 128 126 129 126 129 127 129 127 130 127 130 128 130 128 131 129 131 128 131 128 131 127 131 127 131 127 131 127 131 126 131 126 131 126 132 125 132 125 132 124 133 123 133 123 134 122 135 122 136 121 137 121 138 120 139 120 140 120 140 119 140 119 140 118 140 118 140 116 141 115 142 114 142 113 144 112 145 112 146 111 146 111 147 111 147 111 148 111 149 111 149 111 150 111 150 111 151 111 151 111 152 112 152 112 153 113 154 113 155 112 155 112 155 111 156 111 157 110 157 110 164 110 164 110 164 110 165 110 165 110 165 110 166 110 166 109 166 108 167 107 167 107 168 106 168 106 169 105 169 105 169 105 169 105 169 105 170 104 170 104 170 104 171 104 171 104 171 104 173 104 174 105 175 105 176 105 177 106 178 106 178 106 179 106 180 106 180 107 181 107 181 107 182 107 183 108 183 108 184 108 184 108 185 108 186 108 186 108 187 109 187 109 187 110 187 110 187 110 188 111 188 111 189 111 189 112 190 113 191 113 191 114 192 114 192 115 193 116 194 116 194 116 194 116 194 116 195 117 195 117 196 117 197 116 195 115 196 114 196 114 196 113 197 113 197 113 197 112 197 112 198 111 198 110 198 109 199 109 198 108 199 107 199 107 199 107 199 107 199 107 200 107 200 107 200 107 201 107 201 108 201 108 201 108 202 108 202 108 203 109 204 109 204 110 204 110 204 111 205 111 206 110 207 110 207 110 208 111 208 110 208 110 208 110 208 110 209 109 210 110 210 110 212 109 214 109 215 110 216 110 217 110 217 110 218 110 218 110 219 111 219 111 220 111 221 112 222 112 222 112 222 112 223 112 223 111 223 111 224 111 224 110 224 110 223 109 223 108 222 108 221 107 221 107 221 107 220 106 220 106 220 106 220 106 220 105 220 105 220 105 220 105 220 104 220 104 220 104 220 104 221 103 220 103 220 102 220 102 219 101 219 101 219 101 218 101 217 101 217 101 216 101 216 101 215 101 213 101 213 100 213 100 213 99 213 99 213 98 213 98 214 98 214 98 214 97 214 97 214 97 214 96 215 96 215 96 215 97 215 97 215 97 216 97 216 97 216 98 217 98 217 98 217 97 217 97 217 97 217 95 217 94 216 94 215 93 215 93 215 94 215 95 214 94 214 94 214 93 214 93 214 92 214 92 214 92 214 91 214 91 213 91 213 91 212 90 213 89 213 89 213 88 212 88 212 88 211 87 212 87 213 87 213 88 214 89 214 89 215 89 215 89 215 88 216 88 216 87 216 86 216 85 217 84 216 83 216 83 216 83 215 83 215 83 215 83 214 84 214 84 214 84 214 84 214 84 213 84 213 84 213 84 213 84 213 84 213 85 213 85 212 86 212 86 212 86 211 85 211 85 211 85 211 85 211 85 211 85 210 85 210 85 210 84 209 84 209 84 208 84 208 85 208 85 207 86 207 86 206 86 206 86 205 87 204 87 204 87 203 88 202 88 202 88 201 88 200 87 200 87 199 86 199 86 198 85 198 85 198 85 197 85 197 85 197 85 196 86 196 86 195 86 195 86 195 86 195 86 194 86 194 86 194 87 193 87 193 87 193 87 193 87 192 87 192 87 191 86 191 86 190 86 190 85 189 85 189 85 189 84 188 85 188 85 187 85 187 85 186 85 186 85 186 85 186 84 186 84 186 83 186 82 186 82 186 81 186 80 186 79 186 78 186 76 186 74 187 73 187 72 188 72 188 71 187 71 186 71 186 71 182 71 182 71 182 71 181 71 181 72 180 72 178 72 177 72 176 73 175 73 174 74 173 74 173 74 172 75 172 75 171 75 170 75 170 75 170 75 170 75 170 75 148 75 148 75 148 75 147 76 147 76 146 76 146 76 145 77 144 78 144 78 144 78 143 79 143 79 142 79 142 80 141 80 141 80 140 80 139 81 139 81 138 81 137 82 136 83 135 84 134 84 133 85 133 86 132 86 133 87 132 87 132 87 132 87 131 88 131 88 131 88 130 88 130 88 130 88 130 87 129 87 129 86 128 86 127 86 127 85 126 86 126 86 125 86 124 87 123 87 122 88 122 87 121 87 121 86 121 86 121 85 120 85 119 84 119 83 119 83 118 83 117 83 116 84 115 84 113 85 111 85 108 85 107 84 106 84 105 83 105 83 105 83 104 82 104 82 105 81 104 80 104 80 104 80 104 80 104 80 104 80 104 79 103 79 103 79 102 78 102 78 101 77 101 76 100 76 99 75 99 75 99 74 98 74 98 73 98 72 98 72 98 72 98 72 97 71 97 71 97 70 98 70 97 70 97 70 97 70 96 70 96 69 96 69 96 69 96 69 95 69 95 69 94 68 94 68 94 68 93 68 93 68 93 67 92 67 91 66 91 65 90 65 90 65 90 65 89 65 89 64 88 64 88 64 87 64 87 64 86 64 86 64 85 64 84 64 83 64 82 64 81 64 81 64 80 64 80 63 79 63 79 64 78 64 78 64 78 64 78 64 77 64 77 64 77 64 77 63 77 62 77 62 76 62 75 62 75 62 74 63 74 63 74 64 74 64 73 64 73 65 73 65 72 65 72 66 71 66 70 67 70 68 69 69 68 70 68 70 68 71 67 71 67 70 67 69 67 69 67 67 67 66 67 64 68 63 68 62 68 60 69 60 69 59 70 59 70 58 70 57 71 56 71 56 72 55 72 54 73 53 73 53 74 52 75 50 76 49 77 48 78 47 79 47 79 47 80 46 80 46 81 45 81 45 82 45 83 44 83 43 84 43 84 42 85 41 85 40 86 40 88 39 90 40 91 39 92 38 92 38 92 37 93 37 93 37 93 36 92 36 91 35 91 35 89 34 88 34 87 34 86 35 84 34 83 35 82 35 82 35 81 35 80 35 79 35 78 35 77 36 76 36 75 37 74 37 73 38 73 38 72 38 71 39 70 39 69 40 68 41 68 42 67 43 67 44 66 44 65 45 64 46 63 46 63 47 63 47 62 47 62 48 61 48 61 48 60 48 60 49 60 49 59 49 59 49 58 49 58 50 58 50 58 50 57 50 57 51 57 51 56 51 56 52 55 52 54 53 53 53 53 54 52 54 52 55 52 55 52 56 51 57 51 57 50 58 50 58 49 59 49 59 48 59 47 59 47 60 46 60 45 60 45 60 44 60 43 61 42 61 41 62 40 63 38 65 36 66 33 67 32 67 31 67 29 68 28 68 27 68 26 68 24 68 22 68 22 69 21 69 20 69 20 70 20 70 19 70 19 71 18 72 16 74 15 74 14 75 12 76 11 77 11 77 7 78 5 78 4 78 2 79 1 80 1 80 0 80 0 80 0 82 0 82 0 82 L 3 82 Z M 240 313 C 240 312 241 311 241 311 241 310 242 308 242 308 242 307 243 306 243 306 243 306 249 301 249 301 249 300 249 298 249 297 249 297 250 295 250 295 250 295 251 294 251 293 251 293 251 291 251 291 251 290 251 289 251 289 254 286 254 286 254 286 257 285 257 285 257 285 257 285 258 285 258 284 258 284 259 283 259 283 259 283 259 282 260 281 260 281 260 280 260 280 261 280 260 278 260 276 261 275 261 276 262 275 263 275 263 275 263 275 263 275 263 274 263 274 263 273 263 272 263 271 263 271 264 271 264 271 265 271 265 270 265 270 266 270 266 270 267 270 267 270 269 270 269 270 269 271 269 271 268 271 268 271 268 272 268 273 269 273 269 274 269 274 269 274 269 275 270 275 270 275 272 273 272 273 276 253 276 253 276 253 276 253 275 253 275 252 275 252 274 251 274 250 274 249 274 249 274 248 273 246 273 245 273 244 273 243 272 242 272 241 272 240 272 239 272 238 272 237 271 236 271 236 271 234 271 233 271 232 271 231 271 231 271 230 271 230 271 229 271 229 271 228 270 228 270 227 270 227 270 226 270 225 270 224 270 222 270 221 269 220 269 218 269 217 269 216 269 215 268 214 268 214 268 214 268 213 267 212 267 211 267 210 266 209 266 209 265 208 265 208 265 207 265 207 264 207 264 207 264 206 263 206 262 206 262 205 260 205 258 203 257 205 256 205 256 206 255 206 255 207 254 207 253 207 253 207 252 207 252 207 251 207 251 207 251 208 250 208 250 207 249 207 249 208 248 207 247 208 247 208 247 208 247 209 247 209 247 209 246 209 246 209 246 209 246 210 246 210 246 211 245 211 244 211 242 210 242 211 242 211 242 212 243 212 243 212 243 212 244 212 244 212 244 212 244 213 244 213 244 213 244 213 243 214 243 214 242 214 242 215 242 215 242 215 242 215 242 216 242 216 241 216 241 217 241 217 241 218 241 219 240 220 239 220 238 220 237 221 237 221 237 221 237 222 237 222 237 222 236 223 235 224 234 225 233 226 233 226 232 226 232 226 232 226 232 226 231 226 231 226 230 226 229 226 229 225 229 225 229 225 228 225 228 225 228 225 227 225 227 224 226 224 226 223 225 223 225 222 225 222 224 222 224 221 224 220 224 219 224 218 224 217 224 216 224 215 224 214 225 213 224 213 224 212 224 212 225 212 225 212 225 211 225 211 225 210 225 210 225 210 226 209 226 209 226 209 227 209 227 208 227 208 228 208 229 208 229 208 230 208 232 208 232 207 233 207 232 206 233 205 233 205 233 205 234 205 235 205 235 204 236 204 236 204 236 199 237 199 237 199 237 199 237 199 237 197 237 196 238 195 238 195 239 194 239 194 240 194 240 194 240 195 241 195 242 194 242 194 243 193 244 192 244 191 245 190 245 189 245 188 245 188 245 187 245 187 245 186 245 186 245 186 245 185 245 184 245 183 245 182 245 181 246 180 246 180 246 180 246 180 246 179 246 179 246 179 246 177 246 176 246 175 246 174 247 174 247 173 247 173 247 172 247 171 247 171 247 170 247 169 247 169 246 168 246 167 246 167 246 166 246 166 245 165 245 165 245 165 245 164 244 163 244 163 244 163 243 163 243 163 243 163 243 162 242 162 242 161 241 161 241 160 241 159 241 158 241 157 240 157 240 157 240 157 241 156 241 156 241 156 242 156 243 155 243 155 244 155 244 155 244 155 244 155 245 155 245 155 245 155 246 155 246 155 246 155 246 154 246 154 246 153 246 153 245 152 245 151 245 151 244 151 244 150 244 150 244 149 243 149 243 149 243 148 243 148 243 147 242 147 242 147 242 147 242 147 242 146 242 146 242 146 242 146 242 146 242 146 242 145 242 145 242 144 242 144 242 144 242 143 241 143 241 143 241 143 240 143 240 142 240 142 239 142 239 142 238 142 237 142 236 141 235 140 234 139 233 138 232 138 231 138 229 139 229 138 228 138 228 137 228 137 227 137 227 137 226 137 226 136 225 135 225 135 224 134 223 134 222 134 221 134 218 134 218 133 217 131 216 130 215 129 215 128 214 127 212 127 212 127 212 127 211 127 211 127 211 127 211 126 210 126 209 126 209 126 209 126 208 126 208 126 208 127 208 127 208 127 208 127 207 127 207 127 206 127 206 126 205 126 205 126 204 126 204 125 203 125 203 124 202 124 202 124 202 123 201 123 201 123 200 123 199 122 199 122 198 122 198 121 198 121 197 121 197 121 197 121 197 121 196 120 196 120 196 120 195 120 195 120 195 120 195 120 195 121 194 121 194 121 193 121 192 121 191 121 190 121 189 121 188 121 187 121 187 121 187 122 187 122 188 122 188 122 188 123 189 123 189 124 189 124 189 125 188 125 188 126 187 126 187 127 186 127 186 127 186 127 186 128 185 128 185 128 185 129 184 129 183 130 183 131 183 132 183 133 183 133 183 133 183 134 183 134 184 134 184 134 184 135 184 135 184 135 184 136 185 136 185 137 186 137 186 137 187 138 187 138 188 138 188 139 189 139 189 139 189 140 189 140 189 140 189 140 188 140 186 140 185 140 185 140 184 140 184 140 183 140 183 140 183 141 182 141 182 141 181 141 180 141 180 141 179 141 179 141 179 142 179 142 178 143 177 143 177 144 177 144 176 145 176 145 175 146 174 147 173 148 173 148 173 149 173 149 173 150 173 150 173 151 173 151 173 151 173 151 174 152 174 152 174 152 174 153 174 153 174 154 173 154 173 154 173 155 173 156 173 157 173 158 173 160 174 161 173 163 173 163 173 163 173 164 172 164 172 164 172 164 172 165 172 165 172 165 172 166 171 166 171 166 171 167 171 167 171 167 170 167 170 168 170 168 170 169 170 169 170 169 169 170 169 170 169 171 168 171 167 170 167 170 167 169 168 169 168 169 168 168 168 168 168 167 169 167 169 166 169 166 169 165 169 165 169 164 169 164 169 163 169 162 169 162 170 162 170 161 170 161 170 160 170 160 170 159 170 159 170 159 169 160 169 162 169 163 169 164 168 164 168 165 168 166 168 166 168 166 167 167 167 167 167 168 167 168 167 168 167 168 166 169 166 169 166 169 166 170 165 169 165 169 165 168 165 168 165 167 165 166 165 166 165 165 165 165 165 164 165 164 165 164 165 164 166 164 166 163 166 163 166 162 166 162 166 161 166 161 166 160 165 160 165 160 165 160 165 160 165 160 165 159 165 159 165 158 166 158 166 158 167 157 167 156 167 156 167 155 167 155 168 154 167 154 167 154 167 154 167 154 166 153 166 153 166 153 166 153 166 152 166 152 166 152 165 152 165 151 165 151 165 151 165 151 165 150 164 151 164 151 164 152 164 152 164 152 163 153 163 153 163 154 163 154 163 154 162 155 162 155 162 156 162 156 162 157 161 157 161 157 160 158 160 159 160 159 160 160 160 160 159 160 159 160 158 160 157 160 157 160 157 160 157 160 156 160 156 160 156 160 156 160 155 160 155 160 155 160 155 161 154 161 154 161 154 161 153 162 153 163 153 163 153 163 152 163 151 163 151 163 150 163 150 165 150 166 150 167 150 168 150 169 150 169 150 170 150 170 149 170 150 171 149 171 149 172 148 172 148 172 147 172 147 172 146 172 146 172 145 172 145 173 145 173 144 173 144 173 144 174 144 174 144 175 144 175 144 175 144 176 144 176 144 176 144 176 145 176 145 177 145 178 145 179 145 180 145 181 145 182 145 182 144 183 144 184 144 185 144 185 144 188 144 188 144 188 144 188 144 189 143 190 143 190 143 191 142 191 142 191 142 192 142 192 142 192 142 193 142 193 142 193 142 193 141 194 141 194 141 195 141 196 140 196 140 197 139 197 139 197 139 198 139 198 138 199 138 199 138 199 137 200 137 200 137 201 137 201 136 202 136 202 135 202 136 203 135 203 135 203 135 204 135 204 135 205 136 205 136 205 136 206 136 206 136 207 137 207 137 208 137 209 137 209 137 210 137 211 137 211 137 212 137 213 137 214 137 214 137 214 137 215 138 216 137 217 137 217 137 218 136 218 136 219 136 219 135 220 135 221 134 222 134 223 134 225 134 226 134 227 135 228 135 229 136 230 136 231 136 232 137 233 138 235 138 237 139 239 140 240 140 241 140 242 141 243 141 244 141 244 141 245 141 245 142 245 142 246 142 246 142 247 142 247 143 248 143 249 143 250 144 251 144 251 144 253 145 254 145 256 145 256 145 256 145 256 145 268 145 268 145 268 145 268 145 269 145 269 145 270 145 270 145 271 144 272 144 273 144 275 144 276 144 277 144 278 143 279 143 280 143 281 143 282 143 282 142 283 142 284 142 285 141 286 141 287 140 288 139 290 139 290 139 291 138 291 138 292 138 292 138 293 137 293 137 293 137 294 137 294 136 294 136 295 135 296 136 297 135 298 134 299 134 299 133 300 133 300 133 301 132 302 132 303 132 303 132 304 131 305 131 306 130 307 130 308 128 308 127 310 127 310 126 311 126 311 126 311 125 311 125 312 194 312 194 312 194 312 194 315 194 315 194 315 240 313 240 313 240 313 240 313 240 313 240 313 Z N">
            <draw:equation draw:name="f0" draw:formula="63*logwidth/276"/>
            <draw:equation draw:name="f1" draw:formula="5*logheight/315"/>
            <draw:equation draw:name="f2" draw:formula="45*logwidth/276"/>
            <draw:equation draw:name="f3" draw:formula="17*logheight/315"/>
            <draw:equation draw:name="f4" draw:formula="129*logwidth/276"/>
            <draw:equation draw:name="f5" draw:formula="83*logheight/315"/>
            <draw:equation draw:name="f6" draw:formula="167*logwidth/276"/>
            <draw:equation draw:name="f7" draw:formula="123*logheight/315"/>
            <draw:equation draw:name="f8" draw:formula="154*logwidth/276"/>
            <draw:equation draw:name="f9" draw:formula="155*logheight/315"/>
            <draw:equation draw:name="f10" draw:formula="208*logwidth/276"/>
            <draw:equation draw:name="f11" draw:formula="121*logheight/315"/>
            <draw:equation draw:name="f12" draw:formula="208*logwidth/276"/>
            <draw:equation draw:name="f13" draw:formula="122*logheight/315"/>
            <draw:equation draw:name="f14" draw:formula="239*logwidth/276"/>
            <draw:equation draw:name="f15" draw:formula="111*logheight/315"/>
            <draw:equation draw:name="f16" draw:formula="232*logwidth/276"/>
            <draw:equation draw:name="f17" draw:formula="107*logheight/315"/>
            <draw:equation draw:name="f18" draw:formula="7*logwidth/276"/>
            <draw:equation draw:name="f19" draw:formula="84*logheight/315"/>
            <draw:equation draw:name="f20" draw:formula="72*logwidth/276"/>
            <draw:equation draw:name="f21" draw:formula="111*logheight/315"/>
            <draw:equation draw:name="f22" draw:formula="90*logwidth/276"/>
            <draw:equation draw:name="f23" draw:formula="126*logheight/315"/>
            <draw:equation draw:name="f24" draw:formula="95*logwidth/276"/>
            <draw:equation draw:name="f25" draw:formula="139*logheight/315"/>
            <draw:equation draw:name="f26" draw:formula="110*logwidth/276"/>
            <draw:equation draw:name="f27" draw:formula="130*logheight/315"/>
            <draw:equation draw:name="f28" draw:formula="118*logwidth/276"/>
            <draw:equation draw:name="f29" draw:formula="116*logheight/315"/>
            <draw:equation draw:name="f30" draw:formula="124*logwidth/276"/>
            <draw:equation draw:name="f31" draw:formula="121*logheight/315"/>
            <draw:equation draw:name="f32" draw:formula="128*logwidth/276"/>
            <draw:equation draw:name="f33" draw:formula="126*logheight/315"/>
            <draw:equation draw:name="f34" draw:formula="145*logwidth/276"/>
            <draw:equation draw:name="f35" draw:formula="112*logheight/315"/>
            <draw:equation draw:name="f36" draw:formula="169*logwidth/276"/>
            <draw:equation draw:name="f37" draw:formula="105*logheight/315"/>
            <draw:equation draw:name="f38" draw:formula="192*logwidth/276"/>
            <draw:equation draw:name="f39" draw:formula="114*logheight/315"/>
            <draw:equation draw:name="f40" draw:formula="204*logwidth/276"/>
            <draw:equation draw:name="f41" draw:formula="109*logheight/315"/>
            <draw:equation draw:name="f42" draw:formula="222*logwidth/276"/>
            <draw:equation draw:name="f43" draw:formula="108*logheight/315"/>
            <draw:equation draw:name="f44" draw:formula="214*logwidth/276"/>
            <draw:equation draw:name="f45" draw:formula="97*logheight/315"/>
            <draw:equation draw:name="f46" draw:formula="212*logwidth/276"/>
            <draw:equation draw:name="f47" draw:formula="88*logheight/315"/>
            <draw:equation draw:name="f48" draw:formula="211*logwidth/276"/>
            <draw:equation draw:name="f49" draw:formula="85*logheight/315"/>
            <draw:equation draw:name="f50" draw:formula="194*logwidth/276"/>
            <draw:equation draw:name="f51" draw:formula="86*logheight/315"/>
            <draw:equation draw:name="f52" draw:formula="186*logwidth/276"/>
            <draw:equation draw:name="f53" draw:formula="71*logheight/315"/>
            <draw:equation draw:name="f54" draw:formula="140*logwidth/276"/>
            <draw:equation draw:name="f55" draw:formula="80*logheight/315"/>
            <draw:equation draw:name="f56" draw:formula="119*logwidth/276"/>
            <draw:equation draw:name="f57" draw:formula="84*logheight/315"/>
            <draw:equation draw:name="f58" draw:formula="98*logwidth/276"/>
            <draw:equation draw:name="f59" draw:formula="72*logheight/315"/>
            <draw:equation draw:name="f60" draw:formula="82*logwidth/276"/>
            <draw:equation draw:name="f61" draw:formula="64*logheight/315"/>
            <draw:equation draw:name="f62" draw:formula="67*logwidth/276"/>
            <draw:equation draw:name="f63" draw:formula="69*logheight/315"/>
            <draw:equation draw:name="f64" draw:formula="91*logwidth/276"/>
            <draw:equation draw:name="f65" draw:formula="39*logheight/315"/>
            <draw:equation draw:name="f66" draw:formula="63*logwidth/276"/>
            <draw:equation draw:name="f67" draw:formula="46*logheight/315"/>
            <draw:equation draw:name="f68" draw:formula="45*logwidth/276"/>
            <draw:equation draw:name="f69" draw:formula="60*logheight/315"/>
            <draw:equation draw:name="f70" draw:formula="0*logwidth/276"/>
            <draw:equation draw:name="f71" draw:formula="80*logheight/315"/>
            <draw:equation draw:name="f72" draw:formula="254*logwidth/276"/>
            <draw:equation draw:name="f73" draw:formula="286*logheight/315"/>
            <draw:equation draw:name="f74" draw:formula="267*logwidth/276"/>
            <draw:equation draw:name="f75" draw:formula="270*logheight/315"/>
            <draw:equation draw:name="f76" draw:formula="272*logwidth/276"/>
            <draw:equation draw:name="f77" draw:formula="238*logheight/315"/>
            <draw:equation draw:name="f78" draw:formula="265*logwidth/276"/>
            <draw:equation draw:name="f79" draw:formula="207*logheight/315"/>
            <draw:equation draw:name="f80" draw:formula="245*logwidth/276"/>
            <draw:equation draw:name="f81" draw:formula="211*logheight/315"/>
            <draw:equation draw:name="f82" draw:formula="236*logwidth/276"/>
            <draw:equation draw:name="f83" draw:formula="223*logheight/315"/>
            <draw:equation draw:name="f84" draw:formula="225*logwidth/276"/>
            <draw:equation draw:name="f85" draw:formula="212*logheight/315"/>
            <draw:equation draw:name="f86" draw:formula="239*logwidth/276"/>
            <draw:equation draw:name="f87" draw:formula="194*logheight/315"/>
            <draw:equation draw:name="f88" draw:formula="247*logwidth/276"/>
            <draw:equation draw:name="f89" draw:formula="171*logheight/315"/>
            <draw:equation draw:name="f90" draw:formula="244*logwidth/276"/>
            <draw:equation draw:name="f91" draw:formula="155*logheight/315"/>
            <draw:equation draw:name="f92" draw:formula="242*logwidth/276"/>
            <draw:equation draw:name="f93" draw:formula="143*logheight/315"/>
            <draw:equation draw:name="f94" draw:formula="212*logwidth/276"/>
            <draw:equation draw:name="f95" draw:formula="127*logheight/315"/>
            <draw:equation draw:name="f96" draw:formula="197*logwidth/276"/>
            <draw:equation draw:name="f97" draw:formula="121*logheight/315"/>
            <draw:equation draw:name="f98" draw:formula="185*logwidth/276"/>
            <draw:equation draw:name="f99" draw:formula="128*logheight/315"/>
            <draw:equation draw:name="f100" draw:formula="183*logwidth/276"/>
            <draw:equation draw:name="f101" draw:formula="141*logheight/315"/>
            <draw:equation draw:name="f102" draw:formula="173*logwidth/276"/>
            <draw:equation draw:name="f103" draw:formula="158*logheight/315"/>
            <draw:equation draw:name="f104" draw:formula="169*logwidth/276"/>
            <draw:equation draw:name="f105" draw:formula="166*logheight/315"/>
            <draw:equation draw:name="f106" draw:formula="165*logwidth/276"/>
            <draw:equation draw:name="f107" draw:formula="167*logheight/315"/>
            <draw:equation draw:name="f108" draw:formula="166*logwidth/276"/>
            <draw:equation draw:name="f109" draw:formula="153*logheight/315"/>
            <draw:equation draw:name="f110" draw:formula="157*logwidth/276"/>
            <draw:equation draw:name="f111" draw:formula="160*logheight/315"/>
            <draw:equation draw:name="f112" draw:formula="145*logwidth/276"/>
            <draw:equation draw:name="f113" draw:formula="173*logheight/315"/>
            <draw:equation draw:name="f114" draw:formula="142*logwidth/276"/>
            <draw:equation draw:name="f115" draw:formula="193*logheight/315"/>
            <draw:equation draw:name="f116" draw:formula="137*logwidth/276"/>
            <draw:equation draw:name="f117" draw:formula="211*logheight/315"/>
            <draw:equation draw:name="f118" draw:formula="142*logwidth/276"/>
            <draw:equation draw:name="f119" draw:formula="245*logheight/315"/>
            <draw:equation draw:name="f120" draw:formula="141*logwidth/276"/>
            <draw:equation draw:name="f121" draw:formula="286*logheight/315"/>
            <draw:equation draw:name="f122" draw:formula="125*logwidth/276"/>
            <draw:equation draw:name="f123" draw:formula="312*logheight/315"/>
            <draw:equation draw:name="f124" draw:formula="logwidth"/>
            <draw:equation draw:name="f125" draw:formula="logheight"/>
          </draw:enhanced-geometry>
        </draw:custom-shape>
        <draw:custom-shape draw:name="Freeform 37" draw:style-name="gr3" draw:text-style-name="P2" draw:layer="layout" svg:width="1.362cm" svg:height="0.848cm" svg:x="30.557cm" svg:y="6.854cm">
          <text:p><text:span text:style-name="T1"/></text:p>
          <draw:enhanced-geometry draw:mirror-horizontal="false" draw:mirror-vertical="false" drawooo:sub-view-size="124 77" draw:text-areas="0 0 ?f108 ?f109" svg:viewBox="0 0 0 0" draw:type="ooxml-non-primitive" draw:enhanced-path="M 95 74 C 95 73 94 73 94 72 93 72 93 72 93 71 94 71 94 71 94 71 95 71 96 71 96 70 97 70 97 70 97 69 97 69 97 68 98 68 98 67 99 67 100 66 100 66 101 66 101 66 101 66 101 67 102 67 102 67 102 67 103 67 103 67 103 68 103 68 104 68 104 68 104 68 105 68 105 69 105 69 105 69 105 69 105 69 105 70 106 70 106 70 106 70 106 71 106 71 106 72 105 72 105 71 104 71 103 71 103 71 102 71 101 71 100 71 99 72 99 72 98 72 98 72 97 73 97 73 97 73 97 73 96 73 96 73 96 74 95 74 Z M 118 76 C 118 76 118 76 119 76 119 76 119 76 120 76 120 76 120 76 120 76 120 77 121 77 121 77 122 77 122 77 122 77 122 76 122 76 122 76 122 76 121 75 121 75 121 75 121 74 121 74 120 74 120 74 120 74 120 74 119 74 119 74 119 74 118 74 118 74 117 74 117 74 116 75 116 75 116 75 116 76 117 76 117 76 118 76 Z M 124 47 C 123 47 123 47 123 46 123 46 123 45 123 45 123 45 123 44 123 44 123 44 122 44 122 43 122 43 122 42 122 42 121 42 121 41 121 41 121 41 121 41 120 40 120 40 120 40 120 40 120 40 120 40 119 39 119 39 119 39 119 39 119 39 118 39 118 38 118 38 118 38 118 38 117 38 117 38 117 38 116 38 116 38 116 38 116 38 116 38 116 39 117 39 117 39 117 39 117 40 118 39 118 40 119 40 119 42 119 43 119 43 119 44 119 44 119 44 119 44 119 45 119 45 120 45 120 45 120 45 120 45 120 45 120 45 120 46 121 46 121 46 121 46 121 46 121 47 121 47 121 47 121 47 121 48 121 49 121 49 121 50 121 50 121 51 121 51 121 51 120 52 120 52 120 52 119 52 119 52 119 52 119 52 118 52 117 52 117 53 117 53 117 53 116 53 116 53 116 53 115 54 115 54 114 54 114 54 114 54 114 54 113 54 113 54 113 54 113 54 112 54 112 54 111 54 110 54 109 53 109 53 109 53 108 53 108 53 108 53 108 53 107 53 107 53 106 53 106 52 106 52 105 52 105 52 105 52 105 51 104 51 104 51 103 50 103 50 103 49 103 49 103 48 103 47 103 46 103 45 103 45 103 45 103 45 103 44 102 44 102 44 102 44 102 44 101 44 101 44 101 44 100 44 100 43 99 43 99 43 99 43 99 43 99 43 99 43 98 43 98 42 99 42 99 42 99 42 99 42 99 41 100 41 100 40 100 40 100 39 100 38 99 37 99 36 98 35 98 35 98 34 97 33 97 32 96 32 96 31 96 31 95 31 95 31 95 31 94 30 94 30 94 30 94 29 93 30 93 29 93 29 92 29 92 29 92 29 91 29 91 29 90 29 90 29 89 28 88 28 88 28 88 27 87 26 86 26 86 26 86 26 87 25 87 25 87 25 88 24 88 24 88 24 89 23 89 23 89 23 89 22 89 22 90 21 90 21 91 20 92 19 92 17 94 16 94 15 95 15 95 15 95 15 95 15 96 15 96 15 96 15 96 15 96 14 97 15 97 14 97 14 98 14 98 14 98 14 98 13 99 13 99 13 100 13 100 12 100 12 100 11 100 11 100 10 100 9 100 9 100 9 99 10 98 10 98 10 98 11 97 11 97 11 96 11 96 10 96 10 95 10 95 9 94 9 94 8 94 7 94 5 94 3 94 1 94 1 94 0 94 0 92 0 90 0 90 0 89 0 86 1 86 1 86 1 85 2 85 2 85 2 82 3 82 3 82 3 80 4 80 5 80 5 80 6 80 6 80 6 78 6 78 6 78 7 76 9 76 9 36 7 36 7 36 7 9 6 9 6 9 6 0 37 0 37 0 37 1 39 1 39 1 39 24 39 24 39 24 39 24 41 24 41 24 41 26 41 26 41 26 41 26 39 26 39 26 39 59 40 59 40 59 40 74 40 74 40 74 40 74 40 74 44 74 44 74 45 75 46 75 46 75 46 75 49 75 49 79 54 79 54 79 54 79 54 80 54 80 54 80 54 81 55 81 55 81 55 81 55 81 56 81 56 81 56 81 56 82 57 82 57 82 57 82 57 83 59 83 59 83 59 84 63 84 65 84 65 84 65 85 64 85 64 86 64 86 64 86 64 87 64 87 64 87 64 87 63 87 63 88 63 88 63 89 63 89 63 89 63 90 62 90 62 90 62 90 61 90 61 90 60 90 60 90 59 90 59 90 59 91 59 91 59 92 59 92 59 93 59 93 58 93 58 93 58 93 58 94 58 94 58 95 58 95 57 95 57 95 57 96 56 96 56 96 56 96 56 96 55 96 55 96 55 97 55 97 54 97 54 97 54 97 54 98 54 98 54 98 54 99 54 100 54 100 53 101 53 101 53 101 54 101 55 101 56 101 56 101 57 101 58 101 58 100 58 100 59 100 59 100 59 100 60 100 60 100 61 100 61 100 61 99 62 99 62 99 62 99 63 99 63 99 63 100 64 100 63 100 63 101 63 101 63 101 63 102 63 102 63 102 63 102 62 103 62 103 62 103 62 103 62 104 62 104 62 104 62 105 61 105 61 105 61 105 61 106 61 106 61 106 61 106 61 107 61 107 60 107 60 107 60 108 60 108 60 108 59 108 59 108 59 109 59 109 59 109 59 110 59 110 59 110 59 110 59 111 59 111 59 111 59 111 59 111 58 112 59 112 58 112 58 112 58 113 58 113 58 113 58 114 58 114 58 114 58 114 58 114 58 115 58 115 58 116 58 116 58 117 58 117 58 117 58 117 58 117 57 117 57 118 57 118 57 118 57 118 57 120 57 121 57 123 57 123 57 123 57 123 56 124 56 124 56 124 55 124 55 124 55 124 55 124 50 124 50 124 50 124 49 124 48 124 47 Z N">
            <draw:equation draw:name="f0" draw:formula="94*logwidth/124"/>
            <draw:equation draw:name="f1" draw:formula="71*logheight/77"/>
            <draw:equation draw:name="f2" draw:formula="100*logwidth/124"/>
            <draw:equation draw:name="f3" draw:formula="66*logheight/77"/>
            <draw:equation draw:name="f4" draw:formula="103*logwidth/124"/>
            <draw:equation draw:name="f5" draw:formula="68*logheight/77"/>
            <draw:equation draw:name="f6" draw:formula="106*logwidth/124"/>
            <draw:equation draw:name="f7" draw:formula="70*logheight/77"/>
            <draw:equation draw:name="f8" draw:formula="100*logwidth/124"/>
            <draw:equation draw:name="f9" draw:formula="71*logheight/77"/>
            <draw:equation draw:name="f10" draw:formula="95*logwidth/124"/>
            <draw:equation draw:name="f11" draw:formula="74*logheight/77"/>
            <draw:equation draw:name="f12" draw:formula="120*logwidth/124"/>
            <draw:equation draw:name="f13" draw:formula="76*logheight/77"/>
            <draw:equation draw:name="f14" draw:formula="121*logwidth/124"/>
            <draw:equation draw:name="f15" draw:formula="75*logheight/77"/>
            <draw:equation draw:name="f16" draw:formula="118*logwidth/124"/>
            <draw:equation draw:name="f17" draw:formula="74*logheight/77"/>
            <draw:equation draw:name="f18" draw:formula="124*logwidth/124"/>
            <draw:equation draw:name="f19" draw:formula="47*logheight/77"/>
            <draw:equation draw:name="f20" draw:formula="122*logwidth/124"/>
            <draw:equation draw:name="f21" draw:formula="43*logheight/77"/>
            <draw:equation draw:name="f22" draw:formula="120*logwidth/124"/>
            <draw:equation draw:name="f23" draw:formula="40*logheight/77"/>
            <draw:equation draw:name="f24" draw:formula="118*logwidth/124"/>
            <draw:equation draw:name="f25" draw:formula="38*logheight/77"/>
            <draw:equation draw:name="f26" draw:formula="117*logwidth/124"/>
            <draw:equation draw:name="f27" draw:formula="39*logheight/77"/>
            <draw:equation draw:name="f28" draw:formula="119*logwidth/124"/>
            <draw:equation draw:name="f29" draw:formula="45*logheight/77"/>
            <draw:equation draw:name="f30" draw:formula="121*logwidth/124"/>
            <draw:equation draw:name="f31" draw:formula="46*logheight/77"/>
            <draw:equation draw:name="f32" draw:formula="121*logwidth/124"/>
            <draw:equation draw:name="f33" draw:formula="51*logheight/77"/>
            <draw:equation draw:name="f34" draw:formula="117*logwidth/124"/>
            <draw:equation draw:name="f35" draw:formula="53*logheight/77"/>
            <draw:equation draw:name="f36" draw:formula="113*logwidth/124"/>
            <draw:equation draw:name="f37" draw:formula="54*logheight/77"/>
            <draw:equation draw:name="f38" draw:formula="108*logwidth/124"/>
            <draw:equation draw:name="f39" draw:formula="53*logheight/77"/>
            <draw:equation draw:name="f40" draw:formula="103*logwidth/124"/>
            <draw:equation draw:name="f41" draw:formula="50*logheight/77"/>
            <draw:equation draw:name="f42" draw:formula="102*logwidth/124"/>
            <draw:equation draw:name="f43" draw:formula="44*logheight/77"/>
            <draw:equation draw:name="f44" draw:formula="99*logwidth/124"/>
            <draw:equation draw:name="f45" draw:formula="43*logheight/77"/>
            <draw:equation draw:name="f46" draw:formula="100*logwidth/124"/>
            <draw:equation draw:name="f47" draw:formula="40*logheight/77"/>
            <draw:equation draw:name="f48" draw:formula="96*logwidth/124"/>
            <draw:equation draw:name="f49" draw:formula="31*logheight/77"/>
            <draw:equation draw:name="f50" draw:formula="92*logwidth/124"/>
            <draw:equation draw:name="f51" draw:formula="29*logheight/77"/>
            <draw:equation draw:name="f52" draw:formula="86*logwidth/124"/>
            <draw:equation draw:name="f53" draw:formula="26*logheight/77"/>
            <draw:equation draw:name="f54" draw:formula="89*logwidth/124"/>
            <draw:equation draw:name="f55" draw:formula="22*logheight/77"/>
            <draw:equation draw:name="f56" draw:formula="96*logwidth/124"/>
            <draw:equation draw:name="f57" draw:formula="15*logheight/77"/>
            <draw:equation draw:name="f58" draw:formula="99*logwidth/124"/>
            <draw:equation draw:name="f59" draw:formula="13*logheight/77"/>
            <draw:equation draw:name="f60" draw:formula="98*logwidth/124"/>
            <draw:equation draw:name="f61" draw:formula="10*logheight/77"/>
            <draw:equation draw:name="f62" draw:formula="94*logwidth/124"/>
            <draw:equation draw:name="f63" draw:formula="7*logheight/77"/>
            <draw:equation draw:name="f64" draw:formula="86*logwidth/124"/>
            <draw:equation draw:name="f65" draw:formula="1*logheight/77"/>
            <draw:equation draw:name="f66" draw:formula="80*logwidth/124"/>
            <draw:equation draw:name="f67" draw:formula="6*logheight/77"/>
            <draw:equation draw:name="f68" draw:formula="9*logwidth/124"/>
            <draw:equation draw:name="f69" draw:formula="6*logheight/77"/>
            <draw:equation draw:name="f70" draw:formula="24*logwidth/124"/>
            <draw:equation draw:name="f71" draw:formula="41*logheight/77"/>
            <draw:equation draw:name="f72" draw:formula="74*logwidth/124"/>
            <draw:equation draw:name="f73" draw:formula="40*logheight/77"/>
            <draw:equation draw:name="f74" draw:formula="79*logwidth/124"/>
            <draw:equation draw:name="f75" draw:formula="54*logheight/77"/>
            <draw:equation draw:name="f76" draw:formula="81*logwidth/124"/>
            <draw:equation draw:name="f77" draw:formula="56*logheight/77"/>
            <draw:equation draw:name="f78" draw:formula="85*logwidth/124"/>
            <draw:equation draw:name="f79" draw:formula="64*logheight/77"/>
            <draw:equation draw:name="f80" draw:formula="89*logwidth/124"/>
            <draw:equation draw:name="f81" draw:formula="63*logheight/77"/>
            <draw:equation draw:name="f82" draw:formula="90*logwidth/124"/>
            <draw:equation draw:name="f83" draw:formula="59*logheight/77"/>
            <draw:equation draw:name="f84" draw:formula="95*logwidth/124"/>
            <draw:equation draw:name="f85" draw:formula="58*logheight/77"/>
            <draw:equation draw:name="f86" draw:formula="97*logwidth/124"/>
            <draw:equation draw:name="f87" draw:formula="54*logheight/77"/>
            <draw:equation draw:name="f88" draw:formula="101*logwidth/124"/>
            <draw:equation draw:name="f89" draw:formula="54*logheight/77"/>
            <draw:equation draw:name="f90" draw:formula="100*logwidth/124"/>
            <draw:equation draw:name="f91" draw:formula="60*logheight/77"/>
            <draw:equation draw:name="f92" draw:formula="100*logwidth/124"/>
            <draw:equation draw:name="f93" draw:formula="63*logheight/77"/>
            <draw:equation draw:name="f94" draw:formula="104*logwidth/124"/>
            <draw:equation draw:name="f95" draw:formula="62*logheight/77"/>
            <draw:equation draw:name="f96" draw:formula="107*logwidth/124"/>
            <draw:equation draw:name="f97" draw:formula="60*logheight/77"/>
            <draw:equation draw:name="f98" draw:formula="110*logwidth/124"/>
            <draw:equation draw:name="f99" draw:formula="59*logheight/77"/>
            <draw:equation draw:name="f100" draw:formula="113*logwidth/124"/>
            <draw:equation draw:name="f101" draw:formula="58*logheight/77"/>
            <draw:equation draw:name="f102" draw:formula="117*logwidth/124"/>
            <draw:equation draw:name="f103" draw:formula="58*logheight/77"/>
            <draw:equation draw:name="f104" draw:formula="123*logwidth/124"/>
            <draw:equation draw:name="f105" draw:formula="57*logheight/77"/>
            <draw:equation draw:name="f106" draw:formula="124*logwidth/124"/>
            <draw:equation draw:name="f107" draw:formula="50*logheight/77"/>
            <draw:equation draw:name="f108" draw:formula="logwidth"/>
            <draw:equation draw:name="f109" draw:formula="logheight"/>
          </draw:enhanced-geometry>
        </draw:custom-shape>
        <draw:custom-shape draw:name="Freeform 38" draw:style-name="gr3" draw:text-style-name="P2" draw:layer="layout" svg:width="1.693cm" svg:height="0.871cm" svg:x="28.29cm" svg:y="8.451cm">
          <text:p><text:span text:style-name="T1"/></text:p>
          <draw:enhanced-geometry draw:mirror-horizontal="false" draw:mirror-vertical="false" drawooo:sub-view-size="154 79" draw:text-areas="0 0 ?f106 ?f107" svg:viewBox="0 0 0 0" draw:type="ooxml-non-primitive" draw:enhanced-path="M 154 56 C 154 57 153 57 152 57 152 58 152 58 151 58 151 58 150 58 150 59 150 60 150 60 151 61 151 61 151 61 151 62 151 62 151 62 151 62 151 63 151 63 151 63 151 64 151 65 150 66 150 66 149 66 149 67 149 67 149 68 148 68 148 68 148 67 148 67 147 67 147 67 147 67 147 67 147 67 147 67 147 67 146 67 146 67 146 68 146 68 146 69 146 69 146 70 146 70 146 70 145 71 145 71 145 71 145 71 145 72 145 72 145 72 144 72 144 72 144 72 144 73 143 73 143 73 143 74 143 74 143 74 142 74 142 75 142 75 141 76 134 76 134 76 134 76 132 79 132 79 132 79 131 78 130 78 129 78 129 78 128 78 128 79 127 79 126 79 126 79 125 77 127 76 127 75 128 75 128 74 128 74 127 74 126 74 126 73 126 72 128 72 127 71 126 70 126 71 125 71 125 72 124 72 123 71 122 71 123 70 123 69 123 69 123 69 124 68 124 68 124 68 124 67 124 66 124 65 124 64 124 63 125 63 125 62 126 61 126 60 126 59 126 59 126 58 127 57 127 57 127 57 127 57 127 56 126 58 126 58 126 59 125 59 125 60 125 61 125 62 124 62 124 63 123 64 123 65 123 65 123 66 123 66 122 66 122 66 122 65 122 65 122 65 121 65 121 64 120 64 120 65 120 65 120 66 119 67 119 67 118 67 118 66 118 66 118 66 118 66 118 66 117 65 117 65 116 64 115 63 115 62 115 62 115 61 114 61 114 60 114 60 114 61 113 61 112 61 112 60 111 60 111 60 111 59 111 58 110 58 110 57 110 57 110 56 110 55 110 55 111 55 111 55 111 55 112 55 112 55 112 54 113 54 114 54 114 53 113 53 113 52 113 52 113 52 113 52 113 51 113 51 113 51 112 51 112 50 112 50 113 50 113 49 114 49 115 49 115 49 116 49 116 50 116 50 116 50 116 50 116 50 117 51 118 51 119 52 120 51 121 51 122 51 122 50 122 50 123 49 123 49 123 49 123 48 122 48 122 48 121 49 121 49 121 50 121 50 120 51 120 51 119 51 118 50 118 50 117 49 116 49 116 49 116 48 116 48 115 48 115 48 114 47 114 47 114 47 114 46 114 46 114 46 113 45 113 45 113 44 113 44 112 43 112 45 111 45 110 45 110 45 110 44 110 44 110 43 110 43 110 42 110 42 111 41 111 41 112 41 113 41 113 41 114 42 114 42 114 41 115 41 115 41 115 40 115 40 115 39 115 39 115 39 115 38 115 38 116 38 116 38 116 37 115 37 115 37 114 36 114 36 114 36 114 36 113 35 113 35 113 35 113 34 113 34 114 33 114 34 114 34 115 33 114 33 115 32 115 32 115 32 115 31 115 31 115 31 115 30 115 30 115 30 116 30 116 30 116 29 116 29 115 29 115 29 115 29 115 30 114 30 113 30 113 29 113 29 113 29 113 28 113 28 113 28 112 28 112 28 112 27 112 27 112 25 112 25 112 24 113 24 113 24 113 23 113 22 113 22 113 21 114 21 114 20 115 20 115 19 115 19 115 18 116 18 116 18 116 18 116 17 117 17 117 17 117 16 117 16 117 16 117 16 117 17 118 17 119 17 120 17 120 17 120 17 121 17 121 18 122 18 123 17 123 17 124 17 124 17 125 17 126 17 126 16 125 16 123 16 123 16 123 16 121 16 121 16 120 16 121 15 121 14 122 13 123 12 124 11 125 10 125 9 125 8 126 7 124 9 124 9 124 9 123 10 123 10 123 10 122 11 122 11 122 11 121 11 121 11 121 10 122 10 122 10 122 9 122 9 122 8 122 8 122 8 122 8 123 7 123 7 122 7 122 7 122 7 121 7 121 7 121 7 121 8 121 8 120 8 120 8 119 8 119 8 119 8 119 9 118 9 118 9 117 10 117 10 117 11 117 12 118 13 117 14 117 14 116 14 116 15 116 15 116 15 115 15 115 15 115 15 115 15 114 16 114 16 113 16 113 17 112 17 112 18 112 18 112 18 112 18 111 18 112 18 111 18 111 18 111 18 111 18 110 17 110 17 110 17 110 16 110 16 109 15 109 15 108 15 108 16 108 16 109 16 109 17 109 17 109 18 109 18 109 19 109 20 108 20 108 21 107 21 107 22 107 22 107 22 107 22 106 23 106 23 106 23 106 23 106 24 105 24 105 24 105 23 104 23 104 23 104 23 103 23 103 23 103 22 102 22 102 22 101 22 101 23 101 23 101 23 102 23 102 23 102 24 102 24 103 24 103 25 103 25 104 26 104 26 104 26 105 27 105 27 105 27 106 28 106 29 106 30 106 30 106 31 106 31 107 31 107 32 107 32 107 33 107 33 106 34 106 34 105 35 104 36 104 36 103 35 103 35 103 35 102 35 102 35 101 35 102 35 102 35 102 36 103 36 103 36 103 37 103 37 104 37 104 38 104 38 104 39 104 40 103 40 103 41 103 42 103 42 102 42 102 43 102 43 102 43 102 44 102 44 102 45 102 45 102 45 102 45 102 45 102 45 102 46 103 46 103 48 103 49 103 49 103 49 103 50 103 50 103 51 103 52 103 52 104 52 104 52 104 53 104 53 104 53 104 54 104 55 104 56 104 57 105 57 105 58 106 59 106 60 107 60 107 61 108 61 107 62 106 62 106 62 105 61 104 61 104 61 103 60 103 60 102 59 102 59 102 58 101 58 101 57 100 57 100 57 100 56 99 56 99 56 99 55 99 55 98 54 98 54 97 54 98 55 98 56 98 56 99 57 99 57 100 58 100 59 101 59 102 60 103 61 103 62 105 65 108 66 109 69 109 70 110 70 110 70 110 71 110 73 109 74 108 74 108 73 108 72 107 72 107 71 107 70 106 70 106 69 105 69 105 69 105 70 105 70 105 71 104 71 104 71 103 71 103 71 102 70 102 69 102 69 101 68 100 68 100 67 99 67 98 67 97 66 98 66 98 66 98 66 98 65 98 65 98 65 98 65 98 65 98 65 97 65 97 65 96 65 96 65 95 66 95 66 95 66 94 66 94 66 93 65 93 64 93 63 92 63 91 63 92 64 91 64 91 64 90 64 90 64 90 64 89 63 89 63 89 63 88 63 88 62 88 62 88 62 87 61 87 61 87 60 86 60 86 59 85 55 83 57 81 57 82 59 81 60 80 62 78 61 78 59 77 58 77 56 78 54 78 53 79 53 79 52 80 51 81 51 82 50 83 49 85 48 86 46 86 45 86 45 86 44 86 44 85 43 85 44 85 44 85 44 85 44 85 39 85 39 85 39 86 39 86 39 86 39 88 38 88 38 88 38 88 36 88 36 88 36 85 32 85 32 85 32 85 32 82 36 82 35 82 35 80 33 80 33 80 33 78 33 78 33 78 33 77 31 77 31 77 31 76 30 75 30 75 30 72 29 71 29 71 29 68 28 68 27 68 27 68 25 68 25 68 25 70 22 70 22 70 22 67 19 67 19 66 18 61 18 61 18 60 17 60 17 60 17 60 13 60 13 60 13 58 13 58 13 58 13 58 13 59 11 59 11 59 11 59 10 59 10 57 10 57 10 57 10 57 9 57 9 57 9 56 9 56 9 56 9 56 9 56 7 56 6 56 6 57 5 57 5 57 5 55 5 55 5 55 5 53 6 53 6 53 6 54 5 53 5 53 4 52 5 52 5 52 5 46 1 46 1 44 1 44 1 44 1 42 4 42 4 42 4 42 4 39 4 39 4 39 3 38 5 38 5 36 4 36 4 36 4 36 4 37 6 37 6 37 6 36 6 36 6 35 7 35 8 35 8 37 8 37 8 37 8 35 9 35 9 35 9 35 9 33 9 33 9 33 9 31 9 30 8 30 8 28 7 28 7 28 7 26 7 26 7 26 6 25 5 25 5 25 4 24 5 24 5 24 5 24 5 24 5 23 5 23 6 23 7 23 7 23 7 23 7 22 7 22 7 22 7 22 7 19 10 19 10 19 11 18 12 18 12 18 12 17 12 17 12 17 11 16 11 15 11 15 10 14 11 14 11 13 12 13 12 13 12 12 13 12 13 12 13 11 15 11 15 11 15 10 15 10 15 10 15 7 18 7 18 7 18 7 18 5 19 5 19 5 19 0 22 0 22 0 0 0 0 0 0 128 0 128 0 128 0 131 56 131 56 131 56 L 154 56 Z M 109 39 C 110 38 110 37 110 37 110 36 111 36 111 36 112 35 112 35 112 34 112 34 112 34 111 33 111 33 111 33 111 33 110 33 110 33 110 34 110 34 110 35 109 35 109 35 109 36 109 36 108 37 109 37 108 37 109 38 109 39 109 39 Z N">
            <draw:equation draw:name="f0" draw:formula="151*logwidth/154"/>
            <draw:equation draw:name="f1" draw:formula="62*logheight/79"/>
            <draw:equation draw:name="f2" draw:formula="148*logwidth/154"/>
            <draw:equation draw:name="f3" draw:formula="67*logheight/79"/>
            <draw:equation draw:name="f4" draw:formula="145*logwidth/154"/>
            <draw:equation draw:name="f5" draw:formula="71*logheight/79"/>
            <draw:equation draw:name="f6" draw:formula="141*logwidth/154"/>
            <draw:equation draw:name="f7" draw:formula="76*logheight/79"/>
            <draw:equation draw:name="f8" draw:formula="127*logwidth/154"/>
            <draw:equation draw:name="f9" draw:formula="75*logheight/79"/>
            <draw:equation draw:name="f10" draw:formula="123*logwidth/154"/>
            <draw:equation draw:name="f11" draw:formula="69*logheight/79"/>
            <draw:equation draw:name="f12" draw:formula="127*logwidth/154"/>
            <draw:equation draw:name="f13" draw:formula="57*logheight/79"/>
            <draw:equation draw:name="f14" draw:formula="123*logwidth/154"/>
            <draw:equation draw:name="f15" draw:formula="66*logheight/79"/>
            <draw:equation draw:name="f16" draw:formula="118*logwidth/154"/>
            <draw:equation draw:name="f17" draw:formula="66*logheight/79"/>
            <draw:equation draw:name="f18" draw:formula="111*logwidth/154"/>
            <draw:equation draw:name="f19" draw:formula="59*logheight/79"/>
            <draw:equation draw:name="f20" draw:formula="113*logwidth/154"/>
            <draw:equation draw:name="f21" draw:formula="52*logheight/79"/>
            <draw:equation draw:name="f22" draw:formula="116*logwidth/154"/>
            <draw:equation draw:name="f23" draw:formula="50*logheight/79"/>
            <draw:equation draw:name="f24" draw:formula="121*logwidth/154"/>
            <draw:equation draw:name="f25" draw:formula="49*logheight/79"/>
            <draw:equation draw:name="f26" draw:formula="114*logwidth/154"/>
            <draw:equation draw:name="f27" draw:formula="46*logheight/79"/>
            <draw:equation draw:name="f28" draw:formula="111*logwidth/154"/>
            <draw:equation draw:name="f29" draw:formula="41*logheight/79"/>
            <draw:equation draw:name="f30" draw:formula="116*logwidth/154"/>
            <draw:equation draw:name="f31" draw:formula="38*logheight/79"/>
            <draw:equation draw:name="f32" draw:formula="115*logwidth/154"/>
            <draw:equation draw:name="f33" draw:formula="32*logheight/79"/>
            <draw:equation draw:name="f34" draw:formula="113*logwidth/154"/>
            <draw:equation draw:name="f35" draw:formula="30*logheight/79"/>
            <draw:equation draw:name="f36" draw:formula="113*logwidth/154"/>
            <draw:equation draw:name="f37" draw:formula="22*logheight/79"/>
            <draw:equation draw:name="f38" draw:formula="117*logwidth/154"/>
            <draw:equation draw:name="f39" draw:formula="17*logheight/79"/>
            <draw:equation draw:name="f40" draw:formula="123*logwidth/154"/>
            <draw:equation draw:name="f41" draw:formula="16*logheight/79"/>
            <draw:equation draw:name="f42" draw:formula="123*logwidth/154"/>
            <draw:equation draw:name="f43" draw:formula="10*logheight/79"/>
            <draw:equation draw:name="f44" draw:formula="122*logwidth/154"/>
            <draw:equation draw:name="f45" draw:formula="7*logheight/79"/>
            <draw:equation draw:name="f46" draw:formula="117*logwidth/154"/>
            <draw:equation draw:name="f47" draw:formula="11*logheight/79"/>
            <draw:equation draw:name="f48" draw:formula="112*logwidth/154"/>
            <draw:equation draw:name="f49" draw:formula="18*logheight/79"/>
            <draw:equation draw:name="f50" draw:formula="108*logwidth/154"/>
            <draw:equation draw:name="f51" draw:formula="16*logheight/79"/>
            <draw:equation draw:name="f52" draw:formula="106*logwidth/154"/>
            <draw:equation draw:name="f53" draw:formula="23*logheight/79"/>
            <draw:equation draw:name="f54" draw:formula="102*logwidth/154"/>
            <draw:equation draw:name="f55" draw:formula="23*logheight/79"/>
            <draw:equation draw:name="f56" draw:formula="106*logwidth/154"/>
            <draw:equation draw:name="f57" draw:formula="31*logheight/79"/>
            <draw:equation draw:name="f58" draw:formula="102*logwidth/154"/>
            <draw:equation draw:name="f59" draw:formula="35*logheight/79"/>
            <draw:equation draw:name="f60" draw:formula="102*logwidth/154"/>
            <draw:equation draw:name="f61" draw:formula="43*logheight/79"/>
            <draw:equation draw:name="f62" draw:formula="103*logwidth/154"/>
            <draw:equation draw:name="f63" draw:formula="52*logheight/79"/>
            <draw:equation draw:name="f64" draw:formula="107*logwidth/154"/>
            <draw:equation draw:name="f65" draw:formula="62*logheight/79"/>
            <draw:equation draw:name="f66" draw:formula="99*logwidth/154"/>
            <draw:equation draw:name="f67" draw:formula="55*logheight/79"/>
            <draw:equation draw:name="f68" draw:formula="109*logwidth/154"/>
            <draw:equation draw:name="f69" draw:formula="69*logheight/79"/>
            <draw:equation draw:name="f70" draw:formula="105*logwidth/154"/>
            <draw:equation draw:name="f71" draw:formula="70*logheight/79"/>
            <draw:equation draw:name="f72" draw:formula="98*logwidth/154"/>
            <draw:equation draw:name="f73" draw:formula="65*logheight/79"/>
            <draw:equation draw:name="f74" draw:formula="92*logwidth/154"/>
            <draw:equation draw:name="f75" draw:formula="63*logheight/79"/>
            <draw:equation draw:name="f76" draw:formula="86*logwidth/154"/>
            <draw:equation draw:name="f77" draw:formula="60*logheight/79"/>
            <draw:equation draw:name="f78" draw:formula="82*logwidth/154"/>
            <draw:equation draw:name="f79" draw:formula="50*logheight/79"/>
            <draw:equation draw:name="f80" draw:formula="86*logwidth/154"/>
            <draw:equation draw:name="f81" draw:formula="39*logheight/79"/>
            <draw:equation draw:name="f82" draw:formula="78*logwidth/154"/>
            <draw:equation draw:name="f83" draw:formula="33*logheight/79"/>
            <draw:equation draw:name="f84" draw:formula="70*logwidth/154"/>
            <draw:equation draw:name="f85" draw:formula="22*logheight/79"/>
            <draw:equation draw:name="f86" draw:formula="59*logwidth/154"/>
            <draw:equation draw:name="f87" draw:formula="11*logheight/79"/>
            <draw:equation draw:name="f88" draw:formula="57*logwidth/154"/>
            <draw:equation draw:name="f89" draw:formula="5*logheight/79"/>
            <draw:equation draw:name="f90" draw:formula="44*logwidth/154"/>
            <draw:equation draw:name="f91" draw:formula="1*logheight/79"/>
            <draw:equation draw:name="f92" draw:formula="36*logwidth/154"/>
            <draw:equation draw:name="f93" draw:formula="6*logheight/79"/>
            <draw:equation draw:name="f94" draw:formula="28*logwidth/154"/>
            <draw:equation draw:name="f95" draw:formula="7*logheight/79"/>
            <draw:equation draw:name="f96" draw:formula="23*logwidth/154"/>
            <draw:equation draw:name="f97" draw:formula="7*logheight/79"/>
            <draw:equation draw:name="f98" draw:formula="14*logwidth/154"/>
            <draw:equation draw:name="f99" draw:formula="11*logheight/79"/>
            <draw:equation draw:name="f100" draw:formula="5*logwidth/154"/>
            <draw:equation draw:name="f101" draw:formula="19*logheight/79"/>
            <draw:equation draw:name="f102" draw:formula="109*logwidth/154"/>
            <draw:equation draw:name="f103" draw:formula="39*logheight/79"/>
            <draw:equation draw:name="f104" draw:formula="110*logwidth/154"/>
            <draw:equation draw:name="f105" draw:formula="34*logheight/79"/>
            <draw:equation draw:name="f106" draw:formula="logwidth"/>
            <draw:equation draw:name="f107" draw:formula="logheight"/>
          </draw:enhanced-geometry>
        </draw:custom-shape>
        <draw:custom-shape draw:name="Freeform 39" draw:style-name="gr3" draw:text-style-name="P2" draw:layer="layout" svg:width="1.55cm" svg:height="2.39cm" svg:x="31.48cm" svg:y="4.376cm">
          <text:p><text:span text:style-name="T1"/></text:p>
          <draw:enhanced-geometry draw:mirror-horizontal="false" draw:mirror-vertical="false" drawooo:sub-view-size="141 217" draw:text-areas="0 0 ?f120 ?f121" svg:viewBox="0 0 0 0" draw:type="ooxml-non-primitive" draw:enhanced-path="M 74 159 C 74 158 74 158 74 158 75 158 75 158 75 157 75 157 75 157 75 157 75 157 75 156 75 156 76 156 76 156 76 156 76 156 76 157 76 157 76 157 76 157 76 158 76 158 76 158 76 158 76 158 76 158 75 159 75 159 75 159 75 159 75 159 75 159 74 159 Z M 76 165 C 76 165 76 165 77 165 77 165 77 165 77 165 78 165 78 165 78 165 79 165 79 165 79 165 79 164 79 164 79 164 79 164 79 164 79 164 79 164 78 164 78 164 78 164 78 164 78 163 78 163 77 163 77 164 77 164 77 164 77 164 77 164 76 164 76 164 76 164 75 164 75 164 75 165 76 165 76 165 Z M 76 168 C 76 168 76 168 77 168 77 168 77 168 77 169 77 169 77 169 77 169 77 169 77 170 77 170 77 170 78 170 78 170 78 170 79 170 79 170 79 170 79 169 79 169 79 168 79 168 79 168 79 167 79 167 79 167 79 166 78 167 78 167 78 167 77 167 77 167 77 167 76 166 76 167 76 167 76 167 76 168 76 168 76 168 76 168 Z M 82 163 C 83 163 83 163 83 163 83 163 83 163 83 163 83 163 84 163 84 163 84 163 84 163 84 163 84 163 84 162 84 162 84 162 85 162 85 162 85 162 85 161 85 161 85 161 86 161 86 161 86 160 86 160 86 160 86 160 85 160 85 160 85 160 85 160 84 159 84 159 84 159 84 159 84 159 83 159 83 160 83 160 83 160 83 161 83 161 83 161 83 162 83 162 82 162 82 162 82 163 82 163 82 163 82 163 82 163 82 163 Z M 77 154 C 77 154 77 154 77 154 76 153 76 154 76 154 76 154 76 154 77 154 Z M 141 131 C 141 131 140 131 140 131 140 131 140 130 140 130 140 130 140 130 140 130 140 129 140 129 140 129 139 129 139 129 139 129 139 129 139 129 139 129 139 130 139 130 138 130 138 130 138 130 138 131 138 131 138 131 137 131 137 132 137 132 137 132 136 132 136 132 136 131 136 131 136 131 137 131 137 130 137 130 137 130 137 129 137 129 137 128 137 128 137 127 137 127 137 126 137 126 138 126 138 126 138 126 139 126 139 126 139 126 139 126 139 126 140 126 140 126 139 126 139 125 139 125 139 124 139 124 139 123 138 123 138 123 138 122 138 122 138 121 138 121 138 120 137 120 137 119 137 119 137 119 137 118 137 118 136 118 136 118 136 118 136 118 136 118 136 118 135 116 135 116 135 116 134 116 134 116 134 115 133 115 133 114 133 114 132 114 132 114 129 117 129 117 129 117 127 115 127 115 127 115 127 115 126 113 126 113 126 113 125 111 125 111 124 110 124 109 124 109 124 109 127 105 127 105 126 105 126 104 126 104 126 104 124 100 124 100 124 100 124 99 124 99 124 99 124 99 124 99 127 99 127 99 127 99 127 99 127 94 127 94 126 94 125 93 125 93 124 94 124 94 124 94 124 94 123 94 123 94 123 94 121 93 121 93 121 93 119 93 119 93 119 93 118 91 118 91 118 91 116 90 116 90 116 89 115 90 114 90 114 90 113 89 113 89 113 89 114 87 114 87 114 87 114 86 114 86 114 86 113 85 113 84 113 84 113 84 114 84 114 84 115 82 115 82 115 82 114 81 114 81 114 81 113 80 113 80 113 80 114 80 114 80 114 80 115 78 115 78 115 78 115 77 115 77 115 77 114 77 114 77 114 20 114 20 114 20 110 18 110 18 110 18 108 14 108 14 108 14 99 6 99 6 99 6 94 6 94 6 94 6 94 9 94 9 94 9 87 9 87 9 87 9 86 11 86 11 86 11 82 11 82 11 82 11 75 15 75 15 75 15 71 11 71 11 71 11 70 1 70 1 70 1 70 1 69 2 68 2 68 2 64 0 64 0 38 39 38 39 38 39 36 53 36 53 36 53 31 56 31 56 31 56 27 64 27 64 27 64 29 67 29 67 29 67 29 69 29 69 29 69 29 69 27 70 27 70 27 71 28 71 28 71 28 71 27 73 26 73 26 73 28 74 28 74 28 74 27 75 26 75 26 76 27 76 27 76 29 76 29 76 29 76 29 79 29 79 29 79 23 84 23 84 23 84 23 84 24 85 24 86 24 86 24 87 24 87 16 93 16 93 16 93 16 93 12 98 12 98 12 98 16 102 16 102 16 104 16 104 16 104 10 102 10 102 10 102 10 103 10 103 10 103 10 103 9 105 9 105 9 106 10 107 10 107 10 107 9 109 9 109 9 109 8 112 8 112 8 112 6 109 6 109 6 109 5 106 5 106 3 106 3 106 3 106 3 108 3 108 3 108 0 108 0 108 0 108 3 166 3 166 3 166 4 186 4 186 4 186 4 186 4 195 4 195 4 195 4 202 4 202 9 208 9 208 9 208 9 208 9 211 9 211 9 211 9 213 9 214 9 214 10 214 10 214 10 214 11 214 12 215 12 215 13 215 13 216 13 216 13 216 14 217 14 217 14 216 15 216 15 215 15 215 15 214 16 213 17 213 17 212 17 211 17 210 18 209 18 209 18 209 18 208 18 207 18 207 19 206 19 205 19 204 20 204 21 204 22 203 22 203 23 202 24 201 24 200 24 199 24 198 25 198 25 197 25 197 25 196 25 195 25 194 26 194 27 194 27 194 28 194 28 194 29 194 29 194 29 194 29 194 29 193 30 193 31 193 31 192 31 191 31 190 30 189 30 188 29 188 29 187 29 187 30 186 30 186 30 185 31 185 31 185 32 184 32 183 33 183 34 182 34 182 35 181 35 181 36 180 36 180 36 180 36 179 37 179 37 179 37 179 37 179 37 179 37 179 37 179 37 179 38 179 38 179 38 179 38 179 38 180 39 180 39 180 40 180 40 180 40 180 40 179 40 179 40 179 40 179 40 179 40 178 41 178 41 178 42 179 42 179 43 179 43 180 43 181 44 181 44 182 44 182 43 183 43 184 43 184 43 185 44 185 44 185 44 185 45 185 45 184 45 184 45 184 45 184 45 184 45 184 45 183 45 183 45 183 45 183 45 183 45 182 45 182 45 181 45 181 45 180 45 180 45 179 45 179 45 179 44 178 44 178 44 177 44 177 44 176 44 176 44 175 45 175 45 175 45 176 45 176 45 176 45 177 45 178 46 179 46 180 46 181 46 181 46 182 46 182 46 182 46 183 46 183 47 183 46 182 47 182 47 182 47 182 47 181 47 181 47 181 47 181 47 180 47 180 48 180 48 180 48 179 48 179 47 180 47 180 47 180 47 180 47 180 47 180 47 180 47 180 47 180 46 179 46 179 46 179 46 178 46 177 47 177 47 177 47 176 47 177 47 177 47 177 47 177 48 178 47 178 47 178 47 179 47 179 48 179 48 179 48 179 48 178 48 178 48 178 48 178 49 178 49 178 49 178 49 178 50 178 50 178 50 178 51 178 51 178 51 178 51 178 51 179 51 179 51 178 51 178 51 178 52 177 52 177 52 176 52 176 52 175 52 175 52 175 52 174 52 174 52 174 52 173 52 173 52 173 52 173 53 173 53 172 53 172 53 172 53 173 53 174 53 174 53 175 53 175 53 176 53 176 53 177 54 177 54 177 54 177 54 177 54 178 54 178 54 178 54 178 54 178 54 178 54 179 54 179 55 179 55 178 55 178 56 178 56 177 56 177 56 177 56 176 57 176 57 175 57 175 57 175 57 174 58 174 58 173 58 173 58 173 59 173 59 172 59 172 59 171 59 171 59 170 59 170 59 170 59 169 59 169 59 169 59 169 59 169 60 169 60 169 60 169 60 169 61 170 61 170 61 170 61 170 60 170 60 170 60 170 60 170 60 171 60 171 60 171 60 172 60 172 60 172 60 173 60 173 61 173 61 174 61 174 61 174 62 174 62 174 63 174 63 174 63 175 63 175 64 175 64 175 64 175 65 175 65 175 65 174 65 174 65 174 66 173 66 173 66 173 66 173 66 173 66 173 66 173 67 173 67 173 67 173 68 173 68 172 68 172 68 172 69 172 69 171 69 171 69 171 69 171 70 170 70 170 70 169 70 169 71 169 71 168 71 168 71 168 70 168 70 168 70 168 70 168 70 168 70 167 70 167 70 167 70 167 70 167 69 166 69 166 69 166 70 166 70 166 70 166 70 166 70 165 70 165 70 165 70 165 70 165 70 164 70 164 70 163 70 163 70 163 70 163 71 163 71 162 71 162 71 162 71 162 71 161 71 161 71 161 71 161 71 160 71 160 72 160 72 160 72 160 72 160 72 159 72 159 72 159 72 159 72 159 73 158 73 158 73 158 74 157 74 157 74 156 74 156 74 156 74 155 74 154 74 154 73 154 73 154 73 154 73 153 73 153 73 153 73 153 73 152 73 152 74 152 74 152 74 152 74 152 74 152 74 151 74 151 74 151 75 151 75 151 75 151 75 151 76 151 76 150 76 150 76 150 77 150 77 150 77 150 78 150 78 150 78 150 78 149 78 149 78 149 78 149 78 148 78 148 79 148 79 148 79 147 79 147 79 147 79 147 79 146 79 146 79 146 79 145 79 145 80 145 80 145 80 146 80 146 80 147 80 147 80 147 80 148 80 148 81 148 81 148 81 148 80 148 80 149 80 149 79 150 79 151 79 151 79 151 79 151 79 151 79 152 78 152 78 152 78 153 78 153 78 154 78 154 78 155 78 155 78 156 79 156 79 156 79 156 80 156 80 157 80 157 81 157 81 157 81 157 81 156 81 156 81 156 81 156 82 156 82 156 82 156 83 157 83 157 84 158 84 158 84 158 85 158 85 158 85 158 85 158 85 159 86 159 86 159 87 159 87 160 88 160 88 160 88 160 88 160 88 160 88 160 88 160 88 161 89 161 89 161 89 160 89 160 89 160 89 160 89 160 89 160 89 159 89 159 89 159 89 158 89 158 89 158 89 158 89 157 88 157 88 157 88 156 88 156 88 155 88 155 88 154 88 154 89 154 89 153 89 153 89 153 89 153 89 152 89 152 89 152 90 152 89 151 89 151 89 151 90 150 90 150 90 150 90 150 90 150 90 150 90 149 90 149 91 149 91 149 91 149 91 149 91 148 91 148 91 148 91 149 91 150 91 150 91 150 91 150 91 151 92 151 92 151 92 151 92 151 92 151 92 151 92 152 92 152 92 152 92 152 93 152 93 152 93 152 93 152 94 151 94 151 94 151 95 151 95 150 95 151 96 151 95 151 95 152 95 152 94 152 94 153 94 153 94 153 94 154 94 154 94 155 94 155 94 155 94 156 94 156 94 156 94 157 94 157 93 157 93 157 93 157 93 158 93 158 92 158 92 158 92 158 92 159 92 159 93 160 94 160 94 160 94 160 95 160 95 160 96 160 96 159 97 159 97 159 98 159 98 159 98 158 98 158 98 158 98 158 98 158 98 158 99 157 99 157 99 157 100 156 100 156 100 156 100 155 100 155 100 155 100 154 100 154 100 153 99 154 99 153 99 153 98 153 98 153 98 152 98 152 97 152 97 152 96 151 96 151 96 150 97 150 97 150 97 149 97 149 97 148 96 148 96 147 97 147 97 147 97 147 97 147 97 147 97 148 97 148 98 148 98 149 99 149 99 149 99 149 99 148 99 148 99 148 99 148 100 148 100 148 100 148 101 147 101 148 101 148 101 148 102 148 102 149 103 149 103 149 103 150 103 151 103 152 103 152 103 153 103 153 103 153 103 154 104 154 104 154 104 154 104 154 105 154 105 155 105 155 105 155 106 155 105 154 105 154 105 153 105 153 106 152 106 151 106 151 106 150 106 150 106 149 106 149 106 149 107 149 107 149 107 149 107 149 107 149 108 148 108 149 108 149 108 149 108 149 108 150 108 150 108 150 108 150 109 151 109 151 109 152 109 152 110 152 110 152 110 153 111 153 111 153 111 152 111 152 111 152 111 151 111 151 111 151 111 150 111 150 112 150 112 149 112 149 112 148 112 147 112 147 112 146 112 146 112 145 112 145 112 145 112 145 113 145 113 145 113 145 113 145 113 145 113 145 113 145 113 145 114 145 114 145 115 145 116 145 116 145 117 145 118 145 118 145 118 146 118 146 119 146 119 146 119 146 119 146 120 146 121 146 122 146 122 146 122 145 122 145 122 144 122 143 123 142 123 141 123 141 123 141 123 141 123 141 123 141 123 141 124 141 124 141 124 141 124 141 124 141 124 141 124 142 124 142 124 142 124 142 125 142 125 142 125 142 126 142 126 143 126 143 126 143 126 143 126 143 126 143 127 143 127 143 127 143 128 143 128 142 128 142 128 142 128 142 128 141 128 141 128 140 128 140 128 140 128 139 129 139 129 139 129 139 129 139 129 138 129 138 129 138 129 138 130 138 130 138 130 138 130 138 131 138 131 138 131 138 131 139 132 139 132 139 132 140 132 140 132 140 132 141 132 142 133 141 133 141 133 141 134 141 134 141 134 141 134 140 135 140 135 140 135 140 135 140 136 140 137 139 137 138 138 138 139 137 139 136 140 136 140 135 141 135 141 135 141 134 141 134 141 133 141 132 141 131 Z N">
            <draw:equation draw:name="f0" draw:formula="76*logwidth/141"/>
            <draw:equation draw:name="f1" draw:formula="158*logheight/217"/>
            <draw:equation draw:name="f2" draw:formula="78*logwidth/141"/>
            <draw:equation draw:name="f3" draw:formula="165*logheight/217"/>
            <draw:equation draw:name="f4" draw:formula="76*logwidth/141"/>
            <draw:equation draw:name="f5" draw:formula="164*logheight/217"/>
            <draw:equation draw:name="f6" draw:formula="78*logwidth/141"/>
            <draw:equation draw:name="f7" draw:formula="170*logheight/217"/>
            <draw:equation draw:name="f8" draw:formula="76*logwidth/141"/>
            <draw:equation draw:name="f9" draw:formula="168*logheight/217"/>
            <draw:equation draw:name="f10" draw:formula="85*logwidth/141"/>
            <draw:equation draw:name="f11" draw:formula="162*logheight/217"/>
            <draw:equation draw:name="f12" draw:formula="83*logwidth/141"/>
            <draw:equation draw:name="f13" draw:formula="161*logheight/217"/>
            <draw:equation draw:name="f14" draw:formula="77*logwidth/141"/>
            <draw:equation draw:name="f15" draw:formula="154*logheight/217"/>
            <draw:equation draw:name="f16" draw:formula="138*logwidth/141"/>
            <draw:equation draw:name="f17" draw:formula="130*logheight/217"/>
            <draw:equation draw:name="f18" draw:formula="137*logwidth/141"/>
            <draw:equation draw:name="f19" draw:formula="127*logheight/217"/>
            <draw:equation draw:name="f20" draw:formula="138*logwidth/141"/>
            <draw:equation draw:name="f21" draw:formula="121*logheight/217"/>
            <draw:equation draw:name="f22" draw:formula="132*logwidth/141"/>
            <draw:equation draw:name="f23" draw:formula="114*logheight/217"/>
            <draw:equation draw:name="f24" draw:formula="124*logwidth/141"/>
            <draw:equation draw:name="f25" draw:formula="100*logheight/217"/>
            <draw:equation draw:name="f26" draw:formula="121*logwidth/141"/>
            <draw:equation draw:name="f27" draw:formula="93*logheight/217"/>
            <draw:equation draw:name="f28" draw:formula="113*logwidth/141"/>
            <draw:equation draw:name="f29" draw:formula="84*logheight/217"/>
            <draw:equation draw:name="f30" draw:formula="114*logwidth/141"/>
            <draw:equation draw:name="f31" draw:formula="77*logheight/217"/>
            <draw:equation draw:name="f32" draw:formula="86*logwidth/141"/>
            <draw:equation draw:name="f33" draw:formula="11*logheight/217"/>
            <draw:equation draw:name="f34" draw:formula="36*logwidth/141"/>
            <draw:equation draw:name="f35" draw:formula="53*logheight/217"/>
            <draw:equation draw:name="f36" draw:formula="28*logwidth/141"/>
            <draw:equation draw:name="f37" draw:formula="74*logheight/217"/>
            <draw:equation draw:name="f38" draw:formula="16*logwidth/141"/>
            <draw:equation draw:name="f39" draw:formula="93*logheight/217"/>
            <draw:equation draw:name="f40" draw:formula="9*logwidth/141"/>
            <draw:equation draw:name="f41" draw:formula="109*logheight/217"/>
            <draw:equation draw:name="f42" draw:formula="4*logwidth/141"/>
            <draw:equation draw:name="f43" draw:formula="186*logheight/217"/>
            <draw:equation draw:name="f44" draw:formula="13*logwidth/141"/>
            <draw:equation draw:name="f45" draw:formula="216*logheight/217"/>
            <draw:equation draw:name="f46" draw:formula="20*logwidth/141"/>
            <draw:equation draw:name="f47" draw:formula="204*logheight/217"/>
            <draw:equation draw:name="f48" draw:formula="29*logwidth/141"/>
            <draw:equation draw:name="f49" draw:formula="193*logheight/217"/>
            <draw:equation draw:name="f50" draw:formula="36*logwidth/141"/>
            <draw:equation draw:name="f51" draw:formula="180*logheight/217"/>
            <draw:equation draw:name="f52" draw:formula="40*logwidth/141"/>
            <draw:equation draw:name="f53" draw:formula="179*logheight/217"/>
            <draw:equation draw:name="f54" draw:formula="45*logwidth/141"/>
            <draw:equation draw:name="f55" draw:formula="184*logheight/217"/>
            <draw:equation draw:name="f56" draw:formula="45*logwidth/141"/>
            <draw:equation draw:name="f57" draw:formula="175*logheight/217"/>
            <draw:equation draw:name="f58" draw:formula="47*logwidth/141"/>
            <draw:equation draw:name="f59" draw:formula="181*logheight/217"/>
            <draw:equation draw:name="f60" draw:formula="47*logwidth/141"/>
            <draw:equation draw:name="f61" draw:formula="177*logheight/217"/>
            <draw:equation draw:name="f62" draw:formula="51*logwidth/141"/>
            <draw:equation draw:name="f63" draw:formula="178*logheight/217"/>
            <draw:equation draw:name="f64" draw:formula="53*logwidth/141"/>
            <draw:equation draw:name="f65" draw:formula="172*logheight/217"/>
            <draw:equation draw:name="f66" draw:formula="55*logwidth/141"/>
            <draw:equation draw:name="f67" draw:formula="178*logheight/217"/>
            <draw:equation draw:name="f68" draw:formula="59*logwidth/141"/>
            <draw:equation draw:name="f69" draw:formula="169*logheight/217"/>
            <draw:equation draw:name="f70" draw:formula="61*logwidth/141"/>
            <draw:equation draw:name="f71" draw:formula="173*logheight/217"/>
            <draw:equation draw:name="f72" draw:formula="66*logwidth/141"/>
            <draw:equation draw:name="f73" draw:formula="173*logheight/217"/>
            <draw:equation draw:name="f74" draw:formula="70*logwidth/141"/>
            <draw:equation draw:name="f75" draw:formula="168*logheight/217"/>
            <draw:equation draw:name="f76" draw:formula="70*logwidth/141"/>
            <draw:equation draw:name="f77" draw:formula="163*logheight/217"/>
            <draw:equation draw:name="f78" draw:formula="74*logwidth/141"/>
            <draw:equation draw:name="f79" draw:formula="157*logheight/217"/>
            <draw:equation draw:name="f80" draw:formula="74*logwidth/141"/>
            <draw:equation draw:name="f81" draw:formula="151*logheight/217"/>
            <draw:equation draw:name="f82" draw:formula="79*logwidth/141"/>
            <draw:equation draw:name="f83" draw:formula="147*logheight/217"/>
            <draw:equation draw:name="f84" draw:formula="79*logwidth/141"/>
            <draw:equation draw:name="f85" draw:formula="151*logheight/217"/>
            <draw:equation draw:name="f86" draw:formula="81*logwidth/141"/>
            <draw:equation draw:name="f87" draw:formula="156*logheight/217"/>
            <draw:equation draw:name="f88" draw:formula="88*logwidth/141"/>
            <draw:equation draw:name="f89" draw:formula="160*logheight/217"/>
            <draw:equation draw:name="f90" draw:formula="88*logwidth/141"/>
            <draw:equation draw:name="f91" draw:formula="156*logheight/217"/>
            <draw:equation draw:name="f92" draw:formula="90*logwidth/141"/>
            <draw:equation draw:name="f93" draw:formula="149*logheight/217"/>
            <draw:equation draw:name="f94" draw:formula="93*logwidth/141"/>
            <draw:equation draw:name="f95" draw:formula="152*logheight/217"/>
            <draw:equation draw:name="f96" draw:formula="94*logwidth/141"/>
            <draw:equation draw:name="f97" draw:formula="156*logheight/217"/>
            <draw:equation draw:name="f98" draw:formula="98*logwidth/141"/>
            <draw:equation draw:name="f99" draw:formula="159*logheight/217"/>
            <draw:equation draw:name="f100" draw:formula="98*logwidth/141"/>
            <draw:equation draw:name="f101" draw:formula="153*logheight/217"/>
            <draw:equation draw:name="f102" draw:formula="99*logwidth/141"/>
            <draw:equation draw:name="f103" draw:formula="149*logheight/217"/>
            <draw:equation draw:name="f104" draw:formula="103*logwidth/141"/>
            <draw:equation draw:name="f105" draw:formula="153*logheight/217"/>
            <draw:equation draw:name="f106" draw:formula="107*logwidth/141"/>
            <draw:equation draw:name="f107" draw:formula="149*logheight/217"/>
            <draw:equation draw:name="f108" draw:formula="111*logwidth/141"/>
            <draw:equation draw:name="f109" draw:formula="152*logheight/217"/>
            <draw:equation draw:name="f110" draw:formula="113*logwidth/141"/>
            <draw:equation draw:name="f111" draw:formula="145*logheight/217"/>
            <draw:equation draw:name="f112" draw:formula="123*logwidth/141"/>
            <draw:equation draw:name="f113" draw:formula="142*logheight/217"/>
            <draw:equation draw:name="f114" draw:formula="126*logwidth/141"/>
            <draw:equation draw:name="f115" draw:formula="143*logheight/217"/>
            <draw:equation draw:name="f116" draw:formula="129*logwidth/141"/>
            <draw:equation draw:name="f117" draw:formula="138*logheight/217"/>
            <draw:equation draw:name="f118" draw:formula="135*logwidth/141"/>
            <draw:equation draw:name="f119" draw:formula="140*logheight/217"/>
            <draw:equation draw:name="f120" draw:formula="logwidth"/>
            <draw:equation draw:name="f121" draw:formula="logheight"/>
          </draw:enhanced-geometry>
        </draw:custom-shape>
        <draw:custom-shape draw:name="Freeform 40" draw:style-name="gr3" draw:text-style-name="P2" draw:layer="layout" svg:width="1.881cm" svg:height="1.761cm" svg:x="22.764cm" svg:y="11.622cm">
          <text:p><text:span text:style-name="T1"/></text:p>
          <draw:enhanced-geometry draw:mirror-horizontal="false" draw:mirror-vertical="false" drawooo:sub-view-size="171 160" draw:text-areas="0 0 ?f116 ?f117" svg:viewBox="0 0 0 0" draw:type="ooxml-non-primitive" draw:enhanced-path="M 148 150 C 148 150 148 150 149 149 149 149 149 149 149 149 149 148 149 148 149 148 149 148 150 148 150 148 150 147 151 148 151 148 151 149 151 149 151 149 151 150 150 150 150 150 150 151 150 151 150 151 149 151 149 151 148 150 Z M 160 155 C 160 155 160 155 160 154 161 154 161 154 161 153 161 153 161 153 162 152 162 152 162 152 162 152 161 152 161 152 161 152 161 152 161 152 161 152 160 153 160 153 159 153 159 153 159 152 159 152 158 152 158 151 158 151 158 151 158 151 158 151 157 151 157 151 157 151 157 151 157 151 157 151 157 152 157 152 157 152 157 153 157 153 157 153 158 154 158 154 158 154 158 155 158 155 159 155 159 156 159 156 159 156 160 156 160 156 160 155 Z M 168 152 C 168 152 168 152 169 152 169 153 169 153 169 153 170 152 169 152 169 152 169 152 169 151 168 150 168 150 167 150 167 150 166 150 166 150 166 150 166 151 166 151 166 151 167 151 167 152 168 152 Z M 168 160 C 168 160 168 160 169 160 169 160 169 160 169 160 170 159 170 159 170 158 170 158 170 158 170 158 170 158 170 157 170 157 170 157 170 156 171 156 171 156 171 156 171 156 171 155 170 156 170 156 170 156 169 156 169 156 169 156 169 157 168 157 168 157 168 157 167 158 167 158 167 158 167 159 167 159 168 160 168 160 Z M 152 113 C 152 113 150 104 150 104 145 96 145 96 145 96 145 95 145 95 145 95 145 95 148 85 148 85 148 85 148 82 148 82 83 82 83 82 83 82 83 82 84 81 84 81 84 81 85 80 85 80 85 79 83 78 83 78 83 78 83 77 83 77 83 76 84 75 84 75 84 75 84 74 84 74 83 73 83 73 83 72 83 72 83 72 83 72 83 72 84 72 85 71 86 71 87 71 87 71 87 71 86 69 86 68 85 67 85 66 85 65 85 65 86 65 86 65 87 65 86 66 86 66 87 67 87 68 88 67 88 67 88 66 88 66 88 65 88 64 87 64 87 63 87 63 87 63 87 62 87 62 87 62 86 61 88 61 88 60 89 60 89 60 90 59 90 59 90 59 90 59 90 58 89 58 89 58 88 58 88 58 87 57 87 57 87 57 88 57 88 57 89 57 90 57 90 57 90 58 91 58 91 57 91 55 92 53 92 53 92 53 92 52 93 52 93 52 93 52 93 52 94 52 94 52 94 52 95 52 95 51 95 51 94 51 94 51 94 51 93 51 93 51 92 50 93 49 93 49 93 48 94 47 94 48 95 48 94 49 95 49 95 49 95 49 96 49 96 48 96 47 96 47 96 46 97 46 97 46 98 45 98 45 98 45 98 44 99 43 100 42 101 42 102 42 101 41 101 40 101 40 101 40 100 39 99 39 99 39 99 38 100 38 100 38 100 39 100 39 101 39 101 39 102 40 102 39 102 39 103 38 103 38 103 38 103 37 104 37 104 37 104 37 104 37 104 36 104 36 104 35 104 35 103 34 103 34 103 35 103 35 103 35 103 35 103 36 103 36 103 36 102 36 102 37 101 37 100 37 100 36 99 36 99 35 99 34 99 34 99 33 100 33 101 33 101 33 102 33 102 32 103 32 104 32 104 33 104 33 104 33 104 33 104 34 105 34 106 34 105 32 105 32 105 31 105 30 106 30 106 30 108 29 108 29 109 29 109 28 109 27 108 27 108 28 107 28 107 28 105 28 105 27 105 26 106 25 106 24 105 24 105 24 104 24 104 24 103 24 103 24 102 24 102 23 101 23 101 23 101 22 101 22 101 21 101 21 101 20 101 20 101 19 102 20 102 20 102 21 103 21 103 21 105 22 105 22 105 21 104 20 103 20 103 20 103 20 103 20 103 19 102 19 102 19 103 18 104 18 104 17 105 16 105 16 104 16 103 16 103 16 102 17 102 17 101 18 100 18 100 18 100 17 100 17 100 16 101 15 101 14 101 14 102 13 102 13 103 12 103 12 102 12 101 12 100 12 99 11 99 11 99 10 99 10 99 10 99 9 99 9 99 9 99 8 99 8 99 8 100 8 100 7 101 7 103 6 102 4 102 3 102 3 101 2 101 2 101 1 100 1 100 1 100 2 100 2 100 3 100 3 100 3 100 4 100 4 99 5 98 5 97 4 97 3 97 3 98 2 98 2 99 0 99 0 99 0 0 0 0 0 0 0 0 42 0 42 0 42 0 42 6 48 6 49 6 49 8 53 8 54 8 55 8 57 8 57 8 57 7 59 8 59 8 60 11 61 11 62 11 62 11 62 11 62 10 62 10 63 10 63 10 63 11 64 12 64 12 65 12 66 12 66 12 67 13 67 13 67 13 68 12 69 12 69 12 69 12 70 12 70 13 71 15 73 15 73 15 74 15 74 15 75 15 75 16 76 16 76 16 76 17 75 17 75 17 75 17 76 17 76 17 77 16 78 16 78 17 78 17 79 17 80 17 80 17 81 16 81 16 82 16 82 16 82 16 83 17 84 17 85 17 85 17 86 17 87 17 87 16 89 16 90 16 90 15 93 15 94 14 95 13 98 12 98 12 99 10 99 10 100 10 100 11 101 11 102 11 102 11 105 11 105 11 106 10 107 10 107 10 108 9 108 9 109 10 110 11 111 11 111 11 112 11 114 11 115 11 115 11 119 11 120 11 120 9 122 8 124 8 124 8 124 9 124 9 124 9 125 9 126 9 126 8 127 8 128 8 128 9 129 8 129 8 129 7 130 7 130 6 130 5 130 5 131 5 132 5 132 6 133 6 133 6 134 7 134 7 134 8 134 8 134 9 134 9 134 10 133 11 133 13 133 14 133 15 132 16 132 17 132 19 131 20 132 21 132 23 132 24 131 26 132 27 132 28 132 29 132 30 132 31 132 33 133 34 133 36 133 37 134 38 134 40 135 41 136 43 136 44 137 45 138 47 138 48 139 50 139 51 139 51 140 52 140 53 140 54 140 55 140 56 140 57 141 59 141 60 141 61 141 62 141 62 140 63 141 64 140 64 141 65 140 65 140 65 140 66 139 66 139 66 139 67 139 67 139 68 139 68 139 68 139 68 138 67 138 67 138 67 138 67 138 67 137 67 137 67 137 66 137 66 136 65 136 65 135 65 135 65 135 64 134 64 134 64 134 64 134 63 133 64 133 64 132 65 132 65 131 65 130 65 130 65 129 65 129 66 129 66 129 66 129 67 130 66 132 67 132 67 133 69 132 69 132 69 132 69 132 70 131 70 131 70 131 70 131 71 131 71 129 71 128 71 127 70 125 71 125 72 125 72 126 72 126 72 126 72 127 72 127 72 127 72 128 72 128 73 129 73 129 73 128 73 128 74 128 75 128 75 127 76 127 76 127 76 127 77 127 77 127 77 127 77 128 77 129 78 130 77 131 76 131 76 132 75 133 75 134 75 134 76 134 76 133 77 133 77 133 77 133 78 133 79 133 79 133 80 133 82 133 83 133 83 133 84 133 84 134 84 134 83 134 83 134 83 135 83 136 84 137 84 137 85 137 85 137 86 137 86 138 86 138 86 139 86 139 86 140 87 140 87 141 87 141 87 141 87 142 87 142 87 143 88 143 88 143 89 144 89 144 90 144 91 144 91 143 92 142 92 142 93 142 94 142 94 143 95 143 95 143 95 142 95 141 95 141 96 141 97 140 98 140 99 139 100 139 100 140 101 140 102 141 102 141 102 141 101 141 101 142 100 142 100 142 100 142 99 142 99 142 99 142 98 143 98 143 97 143 97 143 95 143 96 144 97 144 97 145 97 146 98 147 98 147 98 148 98 148 99 148 99 149 100 149 101 150 100 150 99 150 98 150 98 150 97 150 96 149 95 150 95 150 95 150 94 151 94 151 94 151 94 151 93 151 95 152 95 152 95 152 95 153 96 153 96 153 96 153 97 153 97 153 98 153 99 153 100 154 100 154 101 154 101 154 102 154 102 155 102 155 103 155 103 155 104 155 105 155 104 155 104 154 104 154 104 154 103 154 103 154 103 153 103 153 103 153 103 152 103 152 104 151 104 151 105 151 105 150 106 149 106 149 107 149 107 149 108 149 108 150 108 150 108 151 109 151 109 152 110 152 111 152 111 152 111 153 111 153 111 154 110 154 110 154 109 154 109 154 107 155 108 156 108 156 108 156 108 157 109 157 109 157 109 157 110 158 110 157 111 157 111 157 112 157 113 156 113 156 114 156 114 156 115 155 115 154 116 153 116 153 116 152 117 152 117 152 118 153 118 153 118 154 119 154 119 153 119 153 119 153 119 152 119 152 119 151 119 151 119 150 119 150 120 150 120 150 122 150 121 149 121 149 121 149 121 149 121 148 122 148 122 149 123 149 123 149 123 149 124 150 124 150 125 150 126 150 127 150 128 151 129 151 129 152 130 152 131 153 131 153 131 154 131 154 131 155 131 155 132 155 132 155 132 156 132 156 131 158 132 158 132 159 133 158 134 158 134 157 135 157 136 156 136 155 136 154 136 153 136 152 136 151 136 150 136 149 136 148 136 147 137 146 137 145 136 144 136 144 134 144 134 144 133 143 133 143 133 143 132 143 132 142 132 142 132 141 133 141 133 141 134 140 134 139 134 139 134 138 134 138 134 138 134 138 133 138 133 137 133 137 133 137 132 136 132 136 132 135 131 136 131 136 131 136 130 136 129 137 129 136 129 136 129 136 129 136 128 135 128 135 128 135 128 135 128 134 127 133 128 133 128 132 129 132 129 132 130 132 131 132 131 131 132 131 132 131 132 131 133 131 133 130 133 130 134 130 133 131 133 132 133 132 133 133 133 134 133 134 132 134 133 135 133 135 133 135 134 136 135 136 135 136 135 137 136 138 135 139 135 139 136 141 137 142 139 143 139 144 141 144 142 144 143 144 144 144 144 144 145 144 145 144 145 144 145 145 145 146 146 146 146 146 147 146 147 146 148 147 148 147 148 147 149 147 150 147 150 147 151 147 152 147 153 147 154 147 154 147 154 148 155 148 155 149 156 149 156 149 156 149 157 150 157 150 158 149 158 149 158 149 158 148 159 149 159 149 159 149 159 149 159 149 160 149 160 149 160 150 161 150 162 151 162 151 163 151 163 151 163 151 163 151 163 151 164 151 164 150 164 150 165 150 165 150 165 150 165 149 164 149 163 149 163 149 162 149 162 149 161 149 161 148 160 148 160 147 160 147 159 147 158 147 158 147 158 147 157 148 157 148 156 148 156 148 155 148 155 148 154 147 154 147 155 146 155 146 155 145 154 144 154 143 154 144 153 143 153 143 153 142 152 142 152 141 152 142 151 141 151 141 150 141 150 141 150 140 149 140 149 139 149 139 149 138 149 138 148 138 148 138 148 138 147 138 147 138 147 137 147 137 146 137 146 137 146 136 146 136 146 136 147 136 147 136 147 135 147 135 147 135 147 135 148 135 148 135 148 136 148 136 148 137 149 137 149 137 150 138 150 138 151 138 151 137 152 137 152 137 153 137 153 136 153 136 153 136 154 136 154 136 155 136 154 136 154 135 153 136 153 135 153 135 153 135 153 135 152 135 152 134 152 134 152 134 153 134 153 134 153 133 153 133 153 133 154 132 154 132 154 132 153 131 153 131 153 131 153 131 153 130 153 130 153 130 154 130 154 131 154 131 155 131 155 132 155 133 156 133 157 134 157 134 158 135 159 135 159 135 159 134 159 133 159 133 159 132 159 132 159 131 160 130 160 129 160 129 160 128 160 127 160 127 161 127 161 126 161 126 161 125 161 125 161 124 160 124 159 124 159 124 159 124 159 123 159 123 159 123 158 123 158 122 159 121 159 120 158 121 157 121 156 122 156 122 155 122 155 123 155 123 155 124 155 124 156 125 157 125 156 126 155 127 155 127 155 128 155 128 155 128 154 128 153 129 153 128 152 128 151 127 150 128 149 127 148 126 147 126 146 126 146 125 145 125 145 125 145 124 144 124 144 124 144 123 145 122 145 122 145 122 145 121 146 121 146 121 146 121 147 120 147 120 147 120 148 120 148 119 149 119 149 119 150 118 150 118 149 117 149 117 149 116 148 116 148 116 147 117 147 117 146 117 145 118 145 118 144 118 144 118 144 118 144 118 144 118 143 118 143 118 142 119 142 119 141 119 141 120 140 120 139 120 139 120 138 121 137 121 137 121 136 121 135 121 133 121 132 121 131 121 130 121 129 121 129 121 129 121 129 121 128 120 128 120 128 120 127 120 127 120 126 119 126 119 126 119 126 119 125 118 125 118 125 118 124 118 125 117 125 116 125 115 125 115 126 114 127 113 128 112 128 112 128 111 126 111 126 111 125 111 125 112 125 113 125 113 124 113 124 114 124 114 124 114 124 115 123 116 120 116 120 115 119 115 120 114 120 114 120 113 120 112 120 112 121 111 121 110 122 110 122 110 123 109 124 109 124 109 124 110 125 110 125 110 125 110 126 110 127 110 127 111 128 110 130 110 130 109 131 108 132 108 132 108 133 108 134 108 135 108 136 108 136 108 136 108 137 108 137 109 137 109 137 109 138 110 138 110 139 110 139 110 139 111 139 111 140 111 139 112 140 112 141 112 142 112 143 113 143 114 144 114 145 114 146 114 147 115 148 115 148 115 148 115 149 115 149 115 149 116 149 116 150 116 151 116 151 116 152 115 152 115 152 114 153 114 153 114 153 115 154 115 154 115 154 115 155 116 156 116 157 115 155 115 155 115 155 115 155 115 153 113 152 113 Z M 70 140 C 70 140 70 140 71 140 71 140 72 141 72 141 72 141 73 142 73 142 74 142 74 142 75 143 75 143 75 143 76 143 76 143 76 143 76 144 77 144 77 143 77 143 77 143 78 142 78 142 79 141 79 141 79 141 80 140 81 139 80 139 79 139 79 139 78 139 78 139 78 139 77 139 77 138 77 138 76 138 76 138 76 138 75 138 75 138 75 137 75 137 75 137 74 137 74 137 73 138 73 138 73 138 73 138 72 138 72 138 72 139 71 139 71 139 70 139 70 139 70 139 69 140 69 140 70 140 Z N">
            <draw:equation draw:name="f0" draw:formula="150*logwidth/171"/>
            <draw:equation draw:name="f1" draw:formula="151*logheight/160"/>
            <draw:equation draw:name="f2" draw:formula="159*logwidth/171"/>
            <draw:equation draw:name="f3" draw:formula="153*logheight/160"/>
            <draw:equation draw:name="f4" draw:formula="159*logwidth/171"/>
            <draw:equation draw:name="f5" draw:formula="155*logheight/160"/>
            <draw:equation draw:name="f6" draw:formula="166*logwidth/171"/>
            <draw:equation draw:name="f7" draw:formula="150*logheight/160"/>
            <draw:equation draw:name="f8" draw:formula="171*logwidth/171"/>
            <draw:equation draw:name="f9" draw:formula="156*logheight/160"/>
            <draw:equation draw:name="f10" draw:formula="150*logwidth/171"/>
            <draw:equation draw:name="f11" draw:formula="104*logheight/160"/>
            <draw:equation draw:name="f12" draw:formula="83*logwidth/171"/>
            <draw:equation draw:name="f13" draw:formula="77*logheight/160"/>
            <draw:equation draw:name="f14" draw:formula="86*logwidth/171"/>
            <draw:equation draw:name="f15" draw:formula="65*logheight/160"/>
            <draw:equation draw:name="f16" draw:formula="90*logwidth/171"/>
            <draw:equation draw:name="f17" draw:formula="59*logheight/160"/>
            <draw:equation draw:name="f18" draw:formula="94*logwidth/171"/>
            <draw:equation draw:name="f19" draw:formula="52*logheight/160"/>
            <draw:equation draw:name="f20" draw:formula="97*logwidth/171"/>
            <draw:equation draw:name="f21" draw:formula="46*logheight/160"/>
            <draw:equation draw:name="f22" draw:formula="103*logwidth/171"/>
            <draw:equation draw:name="f23" draw:formula="38*logheight/160"/>
            <draw:equation draw:name="f24" draw:formula="99*logwidth/171"/>
            <draw:equation draw:name="f25" draw:formula="34*logheight/160"/>
            <draw:equation draw:name="f26" draw:formula="109*logwidth/171"/>
            <draw:equation draw:name="f27" draw:formula="27*logheight/160"/>
            <draw:equation draw:name="f28" draw:formula="102*logwidth/171"/>
            <draw:equation draw:name="f29" draw:formula="20*logheight/160"/>
            <draw:equation draw:name="f30" draw:formula="100*logwidth/171"/>
            <draw:equation draw:name="f31" draw:formula="18*logheight/160"/>
            <draw:equation draw:name="f32" draw:formula="100*logwidth/171"/>
            <draw:equation draw:name="f33" draw:formula="7*logheight/160"/>
            <draw:equation draw:name="f34" draw:formula="99*logwidth/171"/>
            <draw:equation draw:name="f35" draw:formula="0*logheight/160"/>
            <draw:equation draw:name="f36" draw:formula="10*logwidth/171"/>
            <draw:equation draw:name="f37" draw:formula="63*logheight/160"/>
            <draw:equation draw:name="f38" draw:formula="17*logwidth/171"/>
            <draw:equation draw:name="f39" draw:formula="75*logheight/160"/>
            <draw:equation draw:name="f40" draw:formula="15*logwidth/171"/>
            <draw:equation draw:name="f41" draw:formula="94*logheight/160"/>
            <draw:equation draw:name="f42" draw:formula="11*logwidth/171"/>
            <draw:equation draw:name="f43" draw:formula="120*logheight/160"/>
            <draw:equation draw:name="f44" draw:formula="7*logwidth/171"/>
            <draw:equation draw:name="f45" draw:formula="134*logheight/160"/>
            <draw:equation draw:name="f46" draw:formula="37*logwidth/171"/>
            <draw:equation draw:name="f47" draw:formula="134*logheight/160"/>
            <draw:equation draw:name="f48" draw:formula="65*logwidth/171"/>
            <draw:equation draw:name="f49" draw:formula="140*logheight/160"/>
            <draw:equation draw:name="f50" draw:formula="64*logwidth/171"/>
            <draw:equation draw:name="f51" draw:formula="134*logheight/160"/>
            <draw:equation draw:name="f52" draw:formula="71*logwidth/171"/>
            <draw:equation draw:name="f53" draw:formula="128*logheight/160"/>
            <draw:equation draw:name="f54" draw:formula="77*logwidth/171"/>
            <draw:equation draw:name="f55" draw:formula="129*logheight/160"/>
            <draw:equation draw:name="f56" draw:formula="84*logwidth/171"/>
            <draw:equation draw:name="f57" draw:formula="137*logheight/160"/>
            <draw:equation draw:name="f58" draw:formula="94*logwidth/171"/>
            <draw:equation draw:name="f59" draw:formula="142*logheight/160"/>
            <draw:equation draw:name="f60" draw:formula="97*logwidth/171"/>
            <draw:equation draw:name="f61" draw:formula="143*logheight/160"/>
            <draw:equation draw:name="f62" draw:formula="94*logwidth/171"/>
            <draw:equation draw:name="f63" draw:formula="151*logheight/160"/>
            <draw:equation draw:name="f64" draw:formula="104*logwidth/171"/>
            <draw:equation draw:name="f65" draw:formula="154*logheight/160"/>
            <draw:equation draw:name="f66" draw:formula="111*logwidth/171"/>
            <draw:equation draw:name="f67" draw:formula="154*logheight/160"/>
            <draw:equation draw:name="f68" draw:formula="117*logwidth/171"/>
            <draw:equation draw:name="f69" draw:formula="152*logheight/160"/>
            <draw:equation draw:name="f70" draw:formula="123*logwidth/171"/>
            <draw:equation draw:name="f71" draw:formula="149*logheight/160"/>
            <draw:equation draw:name="f72" draw:formula="136*logwidth/171"/>
            <draw:equation draw:name="f73" draw:formula="156*logheight/160"/>
            <draw:equation draw:name="f74" draw:formula="134*logwidth/171"/>
            <draw:equation draw:name="f75" draw:formula="139*logheight/160"/>
            <draw:equation draw:name="f76" draw:formula="128*logwidth/171"/>
            <draw:equation draw:name="f77" draw:formula="133*logheight/160"/>
            <draw:equation draw:name="f78" draw:formula="135*logwidth/171"/>
            <draw:equation draw:name="f79" draw:formula="137*logheight/160"/>
            <draw:equation draw:name="f80" draw:formula="150*logwidth/171"/>
            <draw:equation draw:name="f81" draw:formula="147*logheight/160"/>
            <draw:equation draw:name="f82" draw:formula="162*logwidth/171"/>
            <draw:equation draw:name="f83" draw:formula="151*logheight/160"/>
            <draw:equation draw:name="f84" draw:formula="158*logwidth/171"/>
            <draw:equation draw:name="f85" draw:formula="147*logheight/160"/>
            <draw:equation draw:name="f86" draw:formula="149*logwidth/171"/>
            <draw:equation draw:name="f87" draw:formula="139*logheight/160"/>
            <draw:equation draw:name="f88" draw:formula="149*logwidth/171"/>
            <draw:equation draw:name="f89" draw:formula="137*logheight/160"/>
            <draw:equation draw:name="f90" draw:formula="153*logwidth/171"/>
            <draw:equation draw:name="f91" draw:formula="134*logheight/160"/>
            <draw:equation draw:name="f92" draw:formula="159*logwidth/171"/>
            <draw:equation draw:name="f93" draw:formula="133*logheight/160"/>
            <draw:equation draw:name="f94" draw:formula="159*logwidth/171"/>
            <draw:equation draw:name="f95" draw:formula="120*logheight/160"/>
            <draw:equation draw:name="f96" draw:formula="146*logwidth/171"/>
            <draw:equation draw:name="f97" draw:formula="126*logheight/160"/>
            <draw:equation draw:name="f98" draw:formula="148*logwidth/171"/>
            <draw:equation draw:name="f99" draw:formula="116*logheight/160"/>
            <draw:equation draw:name="f100" draw:formula="132*logwidth/171"/>
            <draw:equation draw:name="f101" draw:formula="121*logheight/160"/>
            <draw:equation draw:name="f102" draw:formula="128*logwidth/171"/>
            <draw:equation draw:name="f103" draw:formula="112*logheight/160"/>
            <draw:equation draw:name="f104" draw:formula="124*logwidth/171"/>
            <draw:equation draw:name="f105" draw:formula="109*logheight/160"/>
            <draw:equation draw:name="f106" draw:formula="139*logwidth/171"/>
            <draw:equation draw:name="f107" draw:formula="110*logheight/160"/>
            <draw:equation draw:name="f108" draw:formula="152*logwidth/171"/>
            <draw:equation draw:name="f109" draw:formula="114*logheight/160"/>
            <draw:equation draw:name="f110" draw:formula="73*logwidth/171"/>
            <draw:equation draw:name="f111" draw:formula="142*logheight/160"/>
            <draw:equation draw:name="f112" draw:formula="77*logwidth/171"/>
            <draw:equation draw:name="f113" draw:formula="139*logheight/160"/>
            <draw:equation draw:name="f114" draw:formula="70*logwidth/171"/>
            <draw:equation draw:name="f115" draw:formula="140*logheight/160"/>
            <draw:equation draw:name="f116" draw:formula="logwidth"/>
            <draw:equation draw:name="f117" draw:formula="logheight"/>
          </draw:enhanced-geometry>
        </draw:custom-shape>
        <draw:custom-shape draw:name="Freeform 41" draw:style-name="gr3" draw:text-style-name="P2" draw:layer="layout" svg:width="2.831cm" svg:height="1.275cm" svg:x="24.513cm" svg:y="8.74cm">
          <text:p><text:span text:style-name="T1"/></text:p>
          <draw:enhanced-geometry draw:mirror-horizontal="false" draw:mirror-vertical="false" drawooo:sub-view-size="257 116" draw:text-areas="0 0 ?f108 ?f109" svg:viewBox="0 0 0 0" draw:type="ooxml-non-primitive" draw:enhanced-path="M 255 71 C 252 70 252 70 252 70 251 67 251 67 251 67 249 67 249 67 249 67 249 67 245 64 245 64 245 64 245 63 245 62 245 62 246 61 246 61 243 59 243 59 243 59 243 59 242 55 242 55 242 55 239 54 239 54 240 52 240 52 240 52 240 52 240 51 240 51 240 51 238 50 238 50 238 50 238 48 237 48 237 48 236 45 236 45 236 45 234 45 234 45 234 44 235 43 235 43 236 42 236 42 236 42 235 40 235 40 235 40 235 40 236 39 236 39 236 39 236 36 236 36 236 35 236 33 236 33 235 30 235 30 235 30 235 30 235 30 235 30 235 29 235 28 234 28 233 27 232 26 231 26 231 26 230 26 230 25 229 25 229 25 228 25 227 24 227 23 226 23 226 22 226 21 226 20 226 19 226 19 226 19 226 18 226 18 226 18 225 17 224 17 224 17 223 18 222 18 221 18 221 18 220 19 220 20 219 20 219 21 218 21 218 22 217 22 217 22 216 23 216 23 215 23 215 23 214 23 214 23 213 23 213 23 213 23 212 23 211 24 211 24 211 24 210 23 210 23 209 22 208 21 207 21 207 21 206 20 206 20 206 20 205 20 205 20 205 19 205 19 204 19 204 19 203 20 202 20 202 20 201 20 201 20 200 21 200 21 199 22 199 22 197 23 196 22 195 21 195 20 194 19 193 18 193 18 192 17 192 17 191 16 190 16 189 15 187 16 186 16 185 16 184 16 182 16 181 16 181 15 180 14 180 13 179 12 179 11 178 10 178 9 178 8 178 8 177 8 177 7 177 7 177 7 177 6 177 6 176 5 176 5 176 5 175 4 175 4 174 4 173 3 173 2 172 2 172 2 172 1 172 1 171 1 170 1 170 1 169 2 168 2 168 2 167 2 167 3 167 3 166 3 166 3 165 3 164 2 164 2 163 2 163 1 163 1 162 0 162 0 161 0 161 0 160 0 160 0 160 0 159 1 159 1 159 1 159 1 159 1 158 3 158 3 158 3 158 3 157 4 157 5 157 6 158 6 158 7 158 7 159 8 158 9 158 10 158 10 158 11 158 11 158 11 159 11 160 11 160 12 160 13 160 13 159 14 159 14 159 14 160 16 159 16 158 17 157 16 155 16 153 16 153 16 152 17 151 17 150 19 149 19 147 20 147 20 146 20 145 20 144 18 143 18 143 18 142 18 141 18 140 18 139 18 138 19 137 19 137 22 137 23 137 24 138 25 138 26 138 27 137 29 137 29 137 29 132 31 132 32 131 33 131 34 131 35 131 36 130 36 129 37 128 38 128 38 127 38 126 38 125 39 124 39 123 40 123 41 122 42 122 43 121 46 121 47 121 48 121 49 121 49 121 50 119 50 119 50 118 50 117 52 117 52 117 52 116 51 115 51 115 50 114 50 113 49 112 49 111 49 110 48 109 48 109 46 109 45 108 44 108 44 108 43 108 43 106 42 106 42 106 42 106 42 106 43 105 44 107 44 107 45 107 45 105 46 105 46 104 46 102 45 102 46 102 46 103 47 103 48 103 48 101 48 101 49 100 49 100 50 100 51 101 52 101 54 101 54 100 54 99 54 98 54 98 54 98 56 98 57 97 58 96 57 96 57 96 57 96 55 96 55 96 54 95 55 95 55 94 55 93 55 93 54 92 54 91 53 91 52 91 52 90 51 90 51 90 51 88 52 88 53 87 53 85 54 84 54 83 55 82 55 82 55 82 56 82 57 81 58 81 58 81 59 80 60 80 60 79 60 79 60 79 60 79 59 79 58 78 58 78 57 78 57 78 57 77 57 76 57 76 57 70 53 70 53 70 53 69 53 68 53 67 54 67 54 66 54 66 54 65 53 64 52 64 52 64 52 63 52 62 53 62 54 62 54 63 55 63 57 63 57 63 58 63 58 61 58 60 58 60 57 60 57 60 56 60 55 59 55 59 55 58 55 58 56 57 56 55 56 55 56 55 56 54 55 54 54 53 54 52 54 52 54 52 54 52 56 51 56 51 57 52 58 52 58 52 58 53 59 53 59 53 59 51 61 51 60 50 60 49 60 49 60 49 60 45 64 45 64 45 65 44 66 44 66 44 66 45 69 45 69 45 69 47 71 47 71 47 73 47 73 47 73 47 73 46 74 46 74 45 74 42 74 41 74 41 74 39 75 39 75 38 76 37 76 37 76 37 77 34 76 34 76 34 76 33 77 33 77 32 78 32 82 32 82 32 82 34 87 34 87 34 91 34 91 34 91 31 92 31 92 31 92 31 92 27 89 27 89 27 89 20 85 20 85 20 85 15 84 15 84 13 86 13 86 13 86 13 86 10 90 10 90 10 90 9 93 9 93 9 93 10 95 10 95 12 97 12 97 12 97 12 97 10 99 10 99 10 99 8 102 8 102 8 102 11 104 11 104 11 104 8 105 8 105 8 105 9 109 9 109 9 109 7 113 7 113 7 113 6 112 6 112 6 112 5 111 5 111 5 111 3 110 3 110 3 110 1 112 1 112 0 116 0 116 0 116 47 116 47 116 47 116 48 111 48 111 48 111 47 108 47 108 47 108 54 108 54 108 54 108 55 110 55 110 55 110 74 110 74 110 74 110 97 109 97 109 97 109 142 111 142 111 142 111 184 111 184 111 184 111 199 111 199 111 199 111 205 108 205 108 205 108 205 108 208 108 208 108 208 108 212 107 213 107 213 106 216 106 217 105 217 105 218 104 218 104 218 103 219 101 219 101 220 101 222 100 223 100 224 100 224 100 225 100 225 99 226 98 227 98 227 97 226 95 227 95 228 94 230 93 230 93 231 92 231 93 231 92 232 91 232 90 232 89 232 89 234 88 235 87 236 86 239 84 240 84 242 83 244 83 245 82 246 82 247 80 248 79 249 79 257 71 257 71 L 255 71 Z N">
            <draw:equation draw:name="f0" draw:formula="249*logwidth/257"/>
            <draw:equation draw:name="f1" draw:formula="67*logheight/116"/>
            <draw:equation draw:name="f2" draw:formula="243*logwidth/257"/>
            <draw:equation draw:name="f3" draw:formula="59*logheight/116"/>
            <draw:equation draw:name="f4" draw:formula="240*logwidth/257"/>
            <draw:equation draw:name="f5" draw:formula="51*logheight/116"/>
            <draw:equation draw:name="f6" draw:formula="234*logwidth/257"/>
            <draw:equation draw:name="f7" draw:formula="45*logheight/116"/>
            <draw:equation draw:name="f8" draw:formula="236*logwidth/257"/>
            <draw:equation draw:name="f9" draw:formula="39*logheight/116"/>
            <draw:equation draw:name="f10" draw:formula="235*logwidth/257"/>
            <draw:equation draw:name="f11" draw:formula="30*logheight/116"/>
            <draw:equation draw:name="f12" draw:formula="228*logwidth/257"/>
            <draw:equation draw:name="f13" draw:formula="25*logheight/116"/>
            <draw:equation draw:name="f14" draw:formula="226*logwidth/257"/>
            <draw:equation draw:name="f15" draw:formula="18*logheight/116"/>
            <draw:equation draw:name="f16" draw:formula="218*logwidth/257"/>
            <draw:equation draw:name="f17" draw:formula="21*logheight/116"/>
            <draw:equation draw:name="f18" draw:formula="213*logwidth/257"/>
            <draw:equation draw:name="f19" draw:formula="23*logheight/116"/>
            <draw:equation draw:name="f20" draw:formula="206*logwidth/257"/>
            <draw:equation draw:name="f21" draw:formula="20*logheight/116"/>
            <draw:equation draw:name="f22" draw:formula="201*logwidth/257"/>
            <draw:equation draw:name="f23" draw:formula="20*logheight/116"/>
            <draw:equation draw:name="f24" draw:formula="192*logwidth/257"/>
            <draw:equation draw:name="f25" draw:formula="17*logheight/116"/>
            <draw:equation draw:name="f26" draw:formula="180*logwidth/257"/>
            <draw:equation draw:name="f27" draw:formula="14*logheight/116"/>
            <draw:equation draw:name="f28" draw:formula="177*logwidth/257"/>
            <draw:equation draw:name="f29" draw:formula="6*logheight/116"/>
            <draw:equation draw:name="f30" draw:formula="172*logwidth/257"/>
            <draw:equation draw:name="f31" draw:formula="1*logheight/116"/>
            <draw:equation draw:name="f32" draw:formula="166*logwidth/257"/>
            <draw:equation draw:name="f33" draw:formula="3*logheight/116"/>
            <draw:equation draw:name="f34" draw:formula="160*logwidth/257"/>
            <draw:equation draw:name="f35" draw:formula="0*logheight/116"/>
            <draw:equation draw:name="f36" draw:formula="157*logwidth/257"/>
            <draw:equation draw:name="f37" draw:formula="5*logheight/116"/>
            <draw:equation draw:name="f38" draw:formula="159*logwidth/257"/>
            <draw:equation draw:name="f39" draw:formula="11*logheight/116"/>
            <draw:equation draw:name="f40" draw:formula="155*logwidth/257"/>
            <draw:equation draw:name="f41" draw:formula="16*logheight/116"/>
            <draw:equation draw:name="f42" draw:formula="143*logwidth/257"/>
            <draw:equation draw:name="f43" draw:formula="18*logheight/116"/>
            <draw:equation draw:name="f44" draw:formula="138*logwidth/257"/>
            <draw:equation draw:name="f45" draw:formula="26*logheight/116"/>
            <draw:equation draw:name="f46" draw:formula="129*logwidth/257"/>
            <draw:equation draw:name="f47" draw:formula="37*logheight/116"/>
            <draw:equation draw:name="f48" draw:formula="121*logwidth/257"/>
            <draw:equation draw:name="f49" draw:formula="47*logheight/116"/>
            <draw:equation draw:name="f50" draw:formula="115*logwidth/257"/>
            <draw:equation draw:name="f51" draw:formula="51*logheight/116"/>
            <draw:equation draw:name="f52" draw:formula="108*logwidth/257"/>
            <draw:equation draw:name="f53" draw:formula="43*logheight/116"/>
            <draw:equation draw:name="f54" draw:formula="105*logwidth/257"/>
            <draw:equation draw:name="f55" draw:formula="46*logheight/116"/>
            <draw:equation draw:name="f56" draw:formula="100*logwidth/257"/>
            <draw:equation draw:name="f57" draw:formula="51*logheight/116"/>
            <draw:equation draw:name="f58" draw:formula="96*logwidth/257"/>
            <draw:equation draw:name="f59" draw:formula="57*logheight/116"/>
            <draw:equation draw:name="f60" draw:formula="91*logwidth/257"/>
            <draw:equation draw:name="f61" draw:formula="52*logheight/116"/>
            <draw:equation draw:name="f62" draw:formula="82*logwidth/257"/>
            <draw:equation draw:name="f63" draw:formula="55*logheight/116"/>
            <draw:equation draw:name="f64" draw:formula="79*logwidth/257"/>
            <draw:equation draw:name="f65" draw:formula="58*logheight/116"/>
            <draw:equation draw:name="f66" draw:formula="68*logwidth/257"/>
            <draw:equation draw:name="f67" draw:formula="53*logheight/116"/>
            <draw:equation draw:name="f68" draw:formula="62*logwidth/257"/>
            <draw:equation draw:name="f69" draw:formula="54*logheight/116"/>
            <draw:equation draw:name="f70" draw:formula="59*logwidth/257"/>
            <draw:equation draw:name="f71" draw:formula="55*logheight/116"/>
            <draw:equation draw:name="f72" draw:formula="52*logwidth/257"/>
            <draw:equation draw:name="f73" draw:formula="54*logheight/116"/>
            <draw:equation draw:name="f74" draw:formula="51*logwidth/257"/>
            <draw:equation draw:name="f75" draw:formula="60*logheight/116"/>
            <draw:equation draw:name="f76" draw:formula="45*logwidth/257"/>
            <draw:equation draw:name="f77" draw:formula="69*logheight/116"/>
            <draw:equation draw:name="f78" draw:formula="41*logwidth/257"/>
            <draw:equation draw:name="f79" draw:formula="74*logheight/116"/>
            <draw:equation draw:name="f80" draw:formula="33*logwidth/257"/>
            <draw:equation draw:name="f81" draw:formula="77*logheight/116"/>
            <draw:equation draw:name="f82" draw:formula="31*logwidth/257"/>
            <draw:equation draw:name="f83" draw:formula="92*logheight/116"/>
            <draw:equation draw:name="f84" draw:formula="13*logwidth/257"/>
            <draw:equation draw:name="f85" draw:formula="86*logheight/116"/>
            <draw:equation draw:name="f86" draw:formula="12*logwidth/257"/>
            <draw:equation draw:name="f87" draw:formula="97*logheight/116"/>
            <draw:equation draw:name="f88" draw:formula="8*logwidth/257"/>
            <draw:equation draw:name="f89" draw:formula="105*logheight/116"/>
            <draw:equation draw:name="f90" draw:formula="5*logwidth/257"/>
            <draw:equation draw:name="f91" draw:formula="111*logheight/116"/>
            <draw:equation draw:name="f92" draw:formula="47*logwidth/257"/>
            <draw:equation draw:name="f93" draw:formula="116*logheight/116"/>
            <draw:equation draw:name="f94" draw:formula="55*logwidth/257"/>
            <draw:equation draw:name="f95" draw:formula="110*logheight/116"/>
            <draw:equation draw:name="f96" draw:formula="184*logwidth/257"/>
            <draw:equation draw:name="f97" draw:formula="111*logheight/116"/>
            <draw:equation draw:name="f98" draw:formula="213*logwidth/257"/>
            <draw:equation draw:name="f99" draw:formula="107*logheight/116"/>
            <draw:equation draw:name="f100" draw:formula="223*logwidth/257"/>
            <draw:equation draw:name="f101" draw:formula="100*logheight/116"/>
            <draw:equation draw:name="f102" draw:formula="230*logwidth/257"/>
            <draw:equation draw:name="f103" draw:formula="93*logheight/116"/>
            <draw:equation draw:name="f104" draw:formula="240*logwidth/257"/>
            <draw:equation draw:name="f105" draw:formula="84*logheight/116"/>
            <draw:equation draw:name="f106" draw:formula="255*logwidth/257"/>
            <draw:equation draw:name="f107" draw:formula="71*logheight/116"/>
            <draw:equation draw:name="f108" draw:formula="logwidth"/>
            <draw:equation draw:name="f109" draw:formula="logheight"/>
          </draw:enhanced-geometry>
        </draw:custom-shape>
        <draw:custom-shape draw:name="Freeform 42" draw:style-name="gr3" draw:text-style-name="P2" draw:layer="layout" svg:width="2.84cm" svg:height="1.463cm" svg:x="19.717cm" svg:y="8.309cm">
          <text:p><text:span text:style-name="T1"/></text:p>
          <draw:enhanced-geometry draw:mirror-horizontal="false" draw:mirror-vertical="false" drawooo:sub-view-size="258 133" draw:text-areas="0 0 ?f74 ?f75" svg:viewBox="0 0 0 0" draw:type="ooxml-non-primitive" draw:enhanced-path="M 258 40 C 257 38 257 38 257 38 257 38 256 38 255 38 254 38 253 37 251 37 250 36 250 35 249 34 248 33 246 32 247 30 247 29 247 29 247 28 247 28 246 28 246 28 245 28 245 28 245 28 244 27 244 26 243 26 243 25 242 24 242 24 241 23 239 20 241 19 241 19 242 19 242 19 242 19 242 18 242 18 242 17 242 17 243 16 243 16 243 16 243 15 244 15 244 15 245 15 245 14 245 13 245 13 246 13 247 13 247 13 247 12 245 12 246 11 247 10 247 11 247 11 248 11 248 10 248 10 248 9 248 9 248 8 247 8 247 8 246 8 246 7 246 6 245 6 245 5 245 5 244 5 244 5 243 5 243 6 243 6 243 7 242 7 242 7 241 7 240 7 239 6 238 5 238 5 237 4 236 4 236 3 235 2 235 2 234 1 233 1 233 1 232 0 0 0 0 0 0 0 0 133 0 133 0 133 257 133 257 133 257 133 L 258 40 Z N">
            <draw:equation draw:name="f0" draw:formula="258*logwidth/258"/>
            <draw:equation draw:name="f1" draw:formula="40*logheight/133"/>
            <draw:equation draw:name="f2" draw:formula="257*logwidth/258"/>
            <draw:equation draw:name="f3" draw:formula="38*logheight/133"/>
            <draw:equation draw:name="f4" draw:formula="255*logwidth/258"/>
            <draw:equation draw:name="f5" draw:formula="38*logheight/133"/>
            <draw:equation draw:name="f6" draw:formula="251*logwidth/258"/>
            <draw:equation draw:name="f7" draw:formula="37*logheight/133"/>
            <draw:equation draw:name="f8" draw:formula="249*logwidth/258"/>
            <draw:equation draw:name="f9" draw:formula="34*logheight/133"/>
            <draw:equation draw:name="f10" draw:formula="247*logwidth/258"/>
            <draw:equation draw:name="f11" draw:formula="30*logheight/133"/>
            <draw:equation draw:name="f12" draw:formula="247*logwidth/258"/>
            <draw:equation draw:name="f13" draw:formula="28*logheight/133"/>
            <draw:equation draw:name="f14" draw:formula="246*logwidth/258"/>
            <draw:equation draw:name="f15" draw:formula="28*logheight/133"/>
            <draw:equation draw:name="f16" draw:formula="245*logwidth/258"/>
            <draw:equation draw:name="f17" draw:formula="28*logheight/133"/>
            <draw:equation draw:name="f18" draw:formula="243*logwidth/258"/>
            <draw:equation draw:name="f19" draw:formula="26*logheight/133"/>
            <draw:equation draw:name="f20" draw:formula="242*logwidth/258"/>
            <draw:equation draw:name="f21" draw:formula="24*logheight/133"/>
            <draw:equation draw:name="f22" draw:formula="241*logwidth/258"/>
            <draw:equation draw:name="f23" draw:formula="19*logheight/133"/>
            <draw:equation draw:name="f24" draw:formula="242*logwidth/258"/>
            <draw:equation draw:name="f25" draw:formula="19*logheight/133"/>
            <draw:equation draw:name="f26" draw:formula="242*logwidth/258"/>
            <draw:equation draw:name="f27" draw:formula="18*logheight/133"/>
            <draw:equation draw:name="f28" draw:formula="243*logwidth/258"/>
            <draw:equation draw:name="f29" draw:formula="16*logheight/133"/>
            <draw:equation draw:name="f30" draw:formula="243*logwidth/258"/>
            <draw:equation draw:name="f31" draw:formula="15*logheight/133"/>
            <draw:equation draw:name="f32" draw:formula="245*logwidth/258"/>
            <draw:equation draw:name="f33" draw:formula="15*logheight/133"/>
            <draw:equation draw:name="f34" draw:formula="245*logwidth/258"/>
            <draw:equation draw:name="f35" draw:formula="13*logheight/133"/>
            <draw:equation draw:name="f36" draw:formula="247*logwidth/258"/>
            <draw:equation draw:name="f37" draw:formula="13*logheight/133"/>
            <draw:equation draw:name="f38" draw:formula="246*logwidth/258"/>
            <draw:equation draw:name="f39" draw:formula="11*logheight/133"/>
            <draw:equation draw:name="f40" draw:formula="247*logwidth/258"/>
            <draw:equation draw:name="f41" draw:formula="11*logheight/133"/>
            <draw:equation draw:name="f42" draw:formula="248*logwidth/258"/>
            <draw:equation draw:name="f43" draw:formula="10*logheight/133"/>
            <draw:equation draw:name="f44" draw:formula="248*logwidth/258"/>
            <draw:equation draw:name="f45" draw:formula="8*logheight/133"/>
            <draw:equation draw:name="f46" draw:formula="246*logwidth/258"/>
            <draw:equation draw:name="f47" draw:formula="8*logheight/133"/>
            <draw:equation draw:name="f48" draw:formula="245*logwidth/258"/>
            <draw:equation draw:name="f49" draw:formula="6*logheight/133"/>
            <draw:equation draw:name="f50" draw:formula="244*logwidth/258"/>
            <draw:equation draw:name="f51" draw:formula="5*logheight/133"/>
            <draw:equation draw:name="f52" draw:formula="243*logwidth/258"/>
            <draw:equation draw:name="f53" draw:formula="6*logheight/133"/>
            <draw:equation draw:name="f54" draw:formula="242*logwidth/258"/>
            <draw:equation draw:name="f55" draw:formula="7*logheight/133"/>
            <draw:equation draw:name="f56" draw:formula="240*logwidth/258"/>
            <draw:equation draw:name="f57" draw:formula="7*logheight/133"/>
            <draw:equation draw:name="f58" draw:formula="238*logwidth/258"/>
            <draw:equation draw:name="f59" draw:formula="5*logheight/133"/>
            <draw:equation draw:name="f60" draw:formula="236*logwidth/258"/>
            <draw:equation draw:name="f61" draw:formula="3*logheight/133"/>
            <draw:equation draw:name="f62" draw:formula="234*logwidth/258"/>
            <draw:equation draw:name="f63" draw:formula="1*logheight/133"/>
            <draw:equation draw:name="f64" draw:formula="232*logwidth/258"/>
            <draw:equation draw:name="f65" draw:formula="0*logheight/133"/>
            <draw:equation draw:name="f66" draw:formula="0*logwidth/258"/>
            <draw:equation draw:name="f67" draw:formula="0*logheight/133"/>
            <draw:equation draw:name="f68" draw:formula="0*logwidth/258"/>
            <draw:equation draw:name="f69" draw:formula="133*logheight/133"/>
            <draw:equation draw:name="f70" draw:formula="257*logwidth/258"/>
            <draw:equation draw:name="f71" draw:formula="133*logheight/133"/>
            <draw:equation draw:name="f72" draw:formula="258*logwidth/258"/>
            <draw:equation draw:name="f73" draw:formula="40*logheight/133"/>
            <draw:equation draw:name="f74" draw:formula="logwidth"/>
            <draw:equation draw:name="f75" draw:formula="logheight"/>
          </draw:enhanced-geometry>
        </draw:custom-shape>
        <draw:custom-shape draw:name="Freeform 43" draw:style-name="gr3" draw:text-style-name="P2" draw:layer="layout" svg:width="2.464cm" svg:height="1.61cm" svg:x="21.773cm" svg:y="6.523cm">
          <text:p><text:span text:style-name="T1"/></text:p>
          <draw:enhanced-geometry draw:mirror-horizontal="false" draw:mirror-vertical="false" drawooo:sub-view-size="224 146" draw:text-areas="0 0 ?f88 ?f89" svg:viewBox="0 0 0 0" draw:type="ooxml-non-primitive" draw:enhanced-path="M 169 135 C 169 135 170 137 171 137 171 137 173 138 173 138 173 138 174 139 174 139 174 139 174 141 175 141 175 141 176 142 176 142 176 142 176 143 176 143 177 144 177 144 178 144 178 144 180 145 180 145 180 146 180 146 180 146 180 146 181 145 181 145 182 144 182 142 182 142 182 141 181 140 181 139 181 139 181 138 181 137 181 136 182 136 182 135 183 135 183 134 184 134 185 134 186 134 187 134 188 134 189 134 189 133 190 132 190 132 191 131 191 130 191 128 191 128 191 127 191 126 192 125 192 124 194 123 195 122 196 121 196 118 196 117 196 116 196 112 195 111 194 109 192 107 191 107 191 106 191 105 191 104 191 103 192 101 192 100 192 100 193 98 193 98 194 98 194 97 195 97 196 97 196 98 197 98 198 97 198 97 199 96 200 96 201 96 201 96 202 96 206 96 206 95 207 94 207 94 208 93 210 93 211 94 212 93 213 93 214 92 215 91 216 91 216 91 217 89 218 88 218 86 218 85 218 83 219 82 221 81 222 80 223 79 223 78 224 76 224 73 224 71 224 70 224 67 223 66 222 65 218 62 216 61 215 60 214 59 214 57 214 56 214 55 213 54 212 53 211 52 210 51 208 50 207 50 207 49 207 49 207 47 207 47 206 46 206 45 206 44 205 44 205 43 205 42 204 42 204 41 203 41 202 40 201 40 200 40 199 40 199 40 198 39 198 39 197 39 196 39 195 39 195 38 194 38 192 36 192 34 192 32 192 31 192 30 191 30 191 29 190 28 190 28 190 27 189 27 189 26 189 25 189 25 189 24 188 23 189 21 189 20 189 19 188 18 189 17 189 16 190 15 190 15 191 14 192 13 192 13 193 10 190 9 188 8 188 8 187 7 187 7 187 6 187 6 187 5 187 4 187 4 187 3 187 0 187 0 187 0 6 1 6 1 6 1 1 1 1 1 1 1 1 1 1 2 1 3 2 3 4 5 4 5 4 6 4 9 4 9 2 10 2 10 2 10 2 11 2 11 2 11 2 13 2 13 2 13 2 13 6 14 6 14 6 14 7 18 7 19 7 19 7 20 7 21 7 21 6 21 5 22 5 22 4 22 4 23 4 23 5 26 5 27 5 27 3 28 3 28 3 29 3 32 3 32 3 32 0 35 0 35 0 35 0 37 0 37 0 38 4 41 4 41 4 42 4 42 4 43 4 43 6 46 6 46 6 46 5 48 5 48 9 49 9 49 9 49 9 49 8 52 8 52 8 53 8 54 8 55 8 55 9 57 9 57 10 58 11 59 11 59 11 59 10 61 10 61 10 62 10 63 10 63 10 63 12 65 12 65 12 69 12 69 12 69 12 69 14 69 14 69 14 69 14 71 14 71 14 72 15 71 15 71 16 71 16 72 16 72 16 72 17 72 17 73 18 73 16 76 16 76 16 76 19 79 20 80 20 80 19 82 19 82 19 82 19 84 19 85 19 85 18 85 18 85 18 85 18 87 18 87 18 87 18 89 18 89 18 89 19 91 19 92 19 92 20 94 20 94 20 94 21 92 22 92 22 92 21 95 21 95 21 95 24 96 24 96 25 97 25 98 25 99 25 99 26 102 26 103 26 104 25 104 25 105 24 105 24 106 24 107 24 108 25 109 26 109 26 110 26 112 26 113 26 114 27 116 27 117 28 118 28 121 28 122 28 123 28 126 28 127 27 129 27 129 26 129 25 130 26 131 27 131 27 132 29 132 29 133 30 133 30 136 30 136 70 136 70 136 70 136 L 169 135 Z N">
            <draw:equation draw:name="f0" draw:formula="173*logwidth/224"/>
            <draw:equation draw:name="f1" draw:formula="138*logheight/146"/>
            <draw:equation draw:name="f2" draw:formula="176*logwidth/224"/>
            <draw:equation draw:name="f3" draw:formula="142*logheight/146"/>
            <draw:equation draw:name="f4" draw:formula="180*logwidth/224"/>
            <draw:equation draw:name="f5" draw:formula="145*logheight/146"/>
            <draw:equation draw:name="f6" draw:formula="182*logwidth/224"/>
            <draw:equation draw:name="f7" draw:formula="142*logheight/146"/>
            <draw:equation draw:name="f8" draw:formula="182*logwidth/224"/>
            <draw:equation draw:name="f9" draw:formula="135*logheight/146"/>
            <draw:equation draw:name="f10" draw:formula="189*logwidth/224"/>
            <draw:equation draw:name="f11" draw:formula="133*logheight/146"/>
            <draw:equation draw:name="f12" draw:formula="192*logwidth/224"/>
            <draw:equation draw:name="f13" draw:formula="125*logheight/146"/>
            <draw:equation draw:name="f14" draw:formula="195*logwidth/224"/>
            <draw:equation draw:name="f15" draw:formula="111*logheight/146"/>
            <draw:equation draw:name="f16" draw:formula="192*logwidth/224"/>
            <draw:equation draw:name="f17" draw:formula="100*logheight/146"/>
            <draw:equation draw:name="f18" draw:formula="197*logwidth/224"/>
            <draw:equation draw:name="f19" draw:formula="98*logheight/146"/>
            <draw:equation draw:name="f20" draw:formula="206*logwidth/224"/>
            <draw:equation draw:name="f21" draw:formula="95*logheight/146"/>
            <draw:equation draw:name="f22" draw:formula="215*logwidth/224"/>
            <draw:equation draw:name="f23" draw:formula="91*logheight/146"/>
            <draw:equation draw:name="f24" draw:formula="221*logwidth/224"/>
            <draw:equation draw:name="f25" draw:formula="81*logheight/146"/>
            <draw:equation draw:name="f26" draw:formula="223*logwidth/224"/>
            <draw:equation draw:name="f27" draw:formula="66*logheight/146"/>
            <draw:equation draw:name="f28" draw:formula="213*logwidth/224"/>
            <draw:equation draw:name="f29" draw:formula="54*logheight/146"/>
            <draw:equation draw:name="f30" draw:formula="207*logwidth/224"/>
            <draw:equation draw:name="f31" draw:formula="47*logheight/146"/>
            <draw:equation draw:name="f32" draw:formula="203*logwidth/224"/>
            <draw:equation draw:name="f33" draw:formula="41*logheight/146"/>
            <draw:equation draw:name="f34" draw:formula="196*logwidth/224"/>
            <draw:equation draw:name="f35" draw:formula="39*logheight/146"/>
            <draw:equation draw:name="f36" draw:formula="191*logwidth/224"/>
            <draw:equation draw:name="f37" draw:formula="30*logheight/146"/>
            <draw:equation draw:name="f38" draw:formula="189*logwidth/224"/>
            <draw:equation draw:name="f39" draw:formula="24*logheight/146"/>
            <draw:equation draw:name="f40" draw:formula="190*logwidth/224"/>
            <draw:equation draw:name="f41" draw:formula="15*logheight/146"/>
            <draw:equation draw:name="f42" draw:formula="187*logwidth/224"/>
            <draw:equation draw:name="f43" draw:formula="7*logheight/146"/>
            <draw:equation draw:name="f44" draw:formula="187*logwidth/224"/>
            <draw:equation draw:name="f45" draw:formula="0*logheight/146"/>
            <draw:equation draw:name="f46" draw:formula="1*logwidth/224"/>
            <draw:equation draw:name="f47" draw:formula="3*logheight/146"/>
            <draw:equation draw:name="f48" draw:formula="2*logwidth/224"/>
            <draw:equation draw:name="f49" draw:formula="10*logheight/146"/>
            <draw:equation draw:name="f50" draw:formula="6*logwidth/224"/>
            <draw:equation draw:name="f51" draw:formula="14*logheight/146"/>
            <draw:equation draw:name="f52" draw:formula="5*logwidth/224"/>
            <draw:equation draw:name="f53" draw:formula="22*logheight/146"/>
            <draw:equation draw:name="f54" draw:formula="3*logwidth/224"/>
            <draw:equation draw:name="f55" draw:formula="28*logheight/146"/>
            <draw:equation draw:name="f56" draw:formula="0*logwidth/224"/>
            <draw:equation draw:name="f57" draw:formula="37*logheight/146"/>
            <draw:equation draw:name="f58" draw:formula="6*logwidth/224"/>
            <draw:equation draw:name="f59" draw:formula="46*logheight/146"/>
            <draw:equation draw:name="f60" draw:formula="8*logwidth/224"/>
            <draw:equation draw:name="f61" draw:formula="52*logheight/146"/>
            <draw:equation draw:name="f62" draw:formula="11*logwidth/224"/>
            <draw:equation draw:name="f63" draw:formula="59*logheight/146"/>
            <draw:equation draw:name="f64" draw:formula="12*logwidth/224"/>
            <draw:equation draw:name="f65" draw:formula="65*logheight/146"/>
            <draw:equation draw:name="f66" draw:formula="14*logwidth/224"/>
            <draw:equation draw:name="f67" draw:formula="71*logheight/146"/>
            <draw:equation draw:name="f68" draw:formula="17*logwidth/224"/>
            <draw:equation draw:name="f69" draw:formula="73*logheight/146"/>
            <draw:equation draw:name="f70" draw:formula="19*logwidth/224"/>
            <draw:equation draw:name="f71" draw:formula="82*logheight/146"/>
            <draw:equation draw:name="f72" draw:formula="18*logwidth/224"/>
            <draw:equation draw:name="f73" draw:formula="87*logheight/146"/>
            <draw:equation draw:name="f74" draw:formula="20*logwidth/224"/>
            <draw:equation draw:name="f75" draw:formula="94*logheight/146"/>
            <draw:equation draw:name="f76" draw:formula="24*logwidth/224"/>
            <draw:equation draw:name="f77" draw:formula="96*logheight/146"/>
            <draw:equation draw:name="f78" draw:formula="25*logwidth/224"/>
            <draw:equation draw:name="f79" draw:formula="105*logheight/146"/>
            <draw:equation draw:name="f80" draw:formula="26*logwidth/224"/>
            <draw:equation draw:name="f81" draw:formula="113*logheight/146"/>
            <draw:equation draw:name="f82" draw:formula="28*logwidth/224"/>
            <draw:equation draw:name="f83" draw:formula="127*logheight/146"/>
            <draw:equation draw:name="f84" draw:formula="29*logwidth/224"/>
            <draw:equation draw:name="f85" draw:formula="133*logheight/146"/>
            <draw:equation draw:name="f86" draw:formula="169*logwidth/224"/>
            <draw:equation draw:name="f87" draw:formula="135*logheight/146"/>
            <draw:equation draw:name="f88" draw:formula="logwidth"/>
            <draw:equation draw:name="f89" draw:formula="logheight"/>
          </draw:enhanced-geometry>
        </draw:custom-shape>
        <draw:custom-shape draw:name="Freeform 44" draw:style-name="gr3" draw:text-style-name="P2" draw:layer="layout" svg:width="1.252cm" svg:height="1.982cm" svg:x="25.022cm" svg:y="7.428cm">
          <text:p><text:span text:style-name="T1"/></text:p>
          <draw:enhanced-geometry draw:mirror-horizontal="false" draw:mirror-vertical="false" drawooo:sub-view-size="114 180" draw:text-areas="0 0 ?f100 ?f101" svg:viewBox="0 0 0 0" draw:type="ooxml-non-primitive" draw:enhanced-path="M 7 178 C 7 178 6 177 6 177 6 177 5 176 5 175 6 175 6 173 6 173 6 173 7 173 8 173 8 174 9 175 9 175 9 175 11 175 12 175 12 174 13 174 13 174 14 174 14 175 14 176 14 176 14 177 15 177 17 177 17 177 17 176 17 176 17 174 16 173 16 173 16 172 17 171 18 171 18 171 18 171 19 172 20 173 20 173 21 173 21 173 22 172 23 172 24 172 24 172 24 172 30 176 30 176 31 176 32 176 32 176 32 176 32 177 33 177 33 178 33 179 33 179 33 179 34 179 34 179 35 178 35 177 35 177 36 176 36 175 36 174 36 174 37 174 38 173 39 173 41 172 42 172 42 171 44 170 44 170 44 170 45 171 45 171 45 172 46 173 47 173 47 174 48 174 49 174 49 174 50 173 50 174 50 174 50 176 50 176 50 176 51 177 52 176 52 175 52 173 52 173 53 173 54 173 55 173 55 173 55 171 54 170 54 169 54 168 55 168 55 167 57 167 57 167 57 166 56 165 56 165 56 164 58 165 59 165 59 165 61 164 61 164 61 163 59 163 60 162 60 161 60 161 60 161 60 161 62 162 62 162 62 163 62 163 63 164 63 165 63 167 64 167 65 168 66 168 67 168 68 169 69 169 69 170 70 170 71 171 71 171 71 171 72 169 73 169 73 169 75 169 75 168 75 168 75 167 75 166 75 165 76 162 76 161 77 160 77 159 78 158 79 158 80 157 81 157 82 157 82 157 83 156 84 155 85 155 85 154 85 153 85 152 86 151 86 150 91 148 91 148 91 148 92 146 92 145 92 144 91 143 91 142 91 141 91 138 92 138 93 137 94 137 95 137 96 137 97 137 97 137 98 137 99 139 100 139 101 139 101 139 103 138 104 138 105 136 106 136 107 135 107 135 109 135 111 135 112 136 113 135 114 135 113 133 113 133 113 133 114 132 114 132 114 131 114 130 113 130 112 130 112 130 112 130 112 129 112 129 112 128 113 127 112 126 112 126 112 125 111 125 111 124 111 123 112 122 112 122 113 120 113 120 113 120 114 0 114 0 114 0 45 0 45 0 45 0 45 0 45 0 45 0 44 1 44 1 44 1 43 1 43 1 42 1 42 1 41 2 41 2 41 2 41 2 40 2 39 3 38 3 37 4 36 5 35 5 33 6 33 6 33 6 32 6 32 6 32 6 31 6 31 7 30 7 30 7 29 7 29 7 29 7 28 7 28 7 28 7 28 7 28 7 27 7 27 6 26 6 25 6 24 6 24 6 23 5 23 5 22 4 22 4 21 3 21 3 21 2 20 2 20 1 20 1 20 1 19 1 19 0 20 110 20 110 20 110 16 111 16 111 16 111 16 111 17 113 17 113 17 114 18 114 18 114 17 117 17 117 17 117 17 117 16 118 16 119 16 119 16 120 16 120 16 120 16 121 16 121 18 123 18 123 18 123 18 126 18 126 18 126 20 127 20 127 20 127 20 128 20 128 20 128 20 128 19 130 19 130 19 130 18 132 18 132 18 132 19 133 19 133 21 137 21 137 21 137 19 140 19 140 19 140 17 141 17 141 17 141 17 142 17 142 17 142 17 144 17 144 17 144 15 145 15 145 15 145 15 145 15 146 15 146 15 146 15 147 15 147 14 148 14 148 14 148 12 149 12 149 12 149 12 151 12 151 12 151 9 154 9 154 9 154 9 157 9 157 9 157 8 156 8 156 8 156 6 157 6 157 6 157 5 156 5 156 5 156 5 159 5 159 5 159 4 158 4 158 4 158 4 158 4 159 4 159 4 160 4 161 4 161 6 162 6 162 6 162 6 162 5 164 5 164 5 164 3 165 3 165 3 165 5 166 5 166 5 166 4 167 4 167 2 167 2 167 2 167 3 168 3 168 3 168 3 171 3 171 3 171 2 174 2 174 2 174 2 174 1 173 1 173 1 172 0 174 0 174 0 174 1 175 2 176 2 176 2 177 2 177 0 178 0 178 0 178 3 179 3 179 3 179 3 179 4 179 5 179 5 180 7 178 7 178 Z N">
            <draw:equation draw:name="f0" draw:formula="5*logwidth/114"/>
            <draw:equation draw:name="f1" draw:formula="175*logheight/180"/>
            <draw:equation draw:name="f2" draw:formula="9*logwidth/114"/>
            <draw:equation draw:name="f3" draw:formula="175*logheight/180"/>
            <draw:equation draw:name="f4" draw:formula="14*logwidth/114"/>
            <draw:equation draw:name="f5" draw:formula="176*logheight/180"/>
            <draw:equation draw:name="f6" draw:formula="16*logwidth/114"/>
            <draw:equation draw:name="f7" draw:formula="173*logheight/180"/>
            <draw:equation draw:name="f8" draw:formula="20*logwidth/114"/>
            <draw:equation draw:name="f9" draw:formula="173*logheight/180"/>
            <draw:equation draw:name="f10" draw:formula="30*logwidth/114"/>
            <draw:equation draw:name="f11" draw:formula="176*logheight/180"/>
            <draw:equation draw:name="f12" draw:formula="33*logwidth/114"/>
            <draw:equation draw:name="f13" draw:formula="179*logheight/180"/>
            <draw:equation draw:name="f14" draw:formula="36*logwidth/114"/>
            <draw:equation draw:name="f15" draw:formula="174*logheight/180"/>
            <draw:equation draw:name="f16" draw:formula="44*logwidth/114"/>
            <draw:equation draw:name="f17" draw:formula="170*logheight/180"/>
            <draw:equation draw:name="f18" draw:formula="49*logwidth/114"/>
            <draw:equation draw:name="f19" draw:formula="174*logheight/180"/>
            <draw:equation draw:name="f20" draw:formula="52*logwidth/114"/>
            <draw:equation draw:name="f21" draw:formula="176*logheight/180"/>
            <draw:equation draw:name="f22" draw:formula="54*logwidth/114"/>
            <draw:equation draw:name="f23" draw:formula="170*logheight/180"/>
            <draw:equation draw:name="f24" draw:formula="56*logwidth/114"/>
            <draw:equation draw:name="f25" draw:formula="165*logheight/180"/>
            <draw:equation draw:name="f26" draw:formula="60*logwidth/114"/>
            <draw:equation draw:name="f27" draw:formula="162*logheight/180"/>
            <draw:equation draw:name="f28" draw:formula="63*logwidth/114"/>
            <draw:equation draw:name="f29" draw:formula="164*logheight/180"/>
            <draw:equation draw:name="f30" draw:formula="69*logwidth/114"/>
            <draw:equation draw:name="f31" draw:formula="170*logheight/180"/>
            <draw:equation draw:name="f32" draw:formula="75*logwidth/114"/>
            <draw:equation draw:name="f33" draw:formula="168*logheight/180"/>
            <draw:equation draw:name="f34" draw:formula="78*logwidth/114"/>
            <draw:equation draw:name="f35" draw:formula="158*logheight/180"/>
            <draw:equation draw:name="f36" draw:formula="85*logwidth/114"/>
            <draw:equation draw:name="f37" draw:formula="154*logheight/180"/>
            <draw:equation draw:name="f38" draw:formula="92*logwidth/114"/>
            <draw:equation draw:name="f39" draw:formula="145*logheight/180"/>
            <draw:equation draw:name="f40" draw:formula="95*logwidth/114"/>
            <draw:equation draw:name="f41" draw:formula="137*logheight/180"/>
            <draw:equation draw:name="f42" draw:formula="103*logwidth/114"/>
            <draw:equation draw:name="f43" draw:formula="138*logheight/180"/>
            <draw:equation draw:name="f44" draw:formula="113*logwidth/114"/>
            <draw:equation draw:name="f45" draw:formula="135*logheight/180"/>
            <draw:equation draw:name="f46" draw:formula="113*logwidth/114"/>
            <draw:equation draw:name="f47" draw:formula="130*logheight/180"/>
            <draw:equation draw:name="f48" draw:formula="112*logwidth/114"/>
            <draw:equation draw:name="f49" draw:formula="126*logheight/180"/>
            <draw:equation draw:name="f50" draw:formula="113*logwidth/114"/>
            <draw:equation draw:name="f51" draw:formula="120*logheight/180"/>
            <draw:equation draw:name="f52" draw:formula="45*logwidth/114"/>
            <draw:equation draw:name="f53" draw:formula="0*logheight/180"/>
            <draw:equation draw:name="f54" draw:formula="41*logwidth/114"/>
            <draw:equation draw:name="f55" draw:formula="2*logheight/180"/>
            <draw:equation draw:name="f56" draw:formula="33*logwidth/114"/>
            <draw:equation draw:name="f57" draw:formula="6*logheight/180"/>
            <draw:equation draw:name="f58" draw:formula="30*logwidth/114"/>
            <draw:equation draw:name="f59" draw:formula="7*logheight/180"/>
            <draw:equation draw:name="f60" draw:formula="27*logwidth/114"/>
            <draw:equation draw:name="f61" draw:formula="7*logheight/180"/>
            <draw:equation draw:name="f62" draw:formula="22*logwidth/114"/>
            <draw:equation draw:name="f63" draw:formula="4*logheight/180"/>
            <draw:equation draw:name="f64" draw:formula="19*logwidth/114"/>
            <draw:equation draw:name="f65" draw:formula="0*logheight/180"/>
            <draw:equation draw:name="f66" draw:formula="17*logwidth/114"/>
            <draw:equation draw:name="f67" draw:formula="113*logheight/180"/>
            <draw:equation draw:name="f68" draw:formula="16*logwidth/114"/>
            <draw:equation draw:name="f69" draw:formula="119*logheight/180"/>
            <draw:equation draw:name="f70" draw:formula="18*logwidth/114"/>
            <draw:equation draw:name="f71" draw:formula="123*logheight/180"/>
            <draw:equation draw:name="f72" draw:formula="20*logwidth/114"/>
            <draw:equation draw:name="f73" draw:formula="128*logheight/180"/>
            <draw:equation draw:name="f74" draw:formula="19*logwidth/114"/>
            <draw:equation draw:name="f75" draw:formula="133*logheight/180"/>
            <draw:equation draw:name="f76" draw:formula="17*logwidth/114"/>
            <draw:equation draw:name="f77" draw:formula="141*logheight/180"/>
            <draw:equation draw:name="f78" draw:formula="15*logwidth/114"/>
            <draw:equation draw:name="f79" draw:formula="145*logheight/180"/>
            <draw:equation draw:name="f80" draw:formula="14*logwidth/114"/>
            <draw:equation draw:name="f81" draw:formula="148*logheight/180"/>
            <draw:equation draw:name="f82" draw:formula="9*logwidth/114"/>
            <draw:equation draw:name="f83" draw:formula="154*logheight/180"/>
            <draw:equation draw:name="f84" draw:formula="6*logwidth/114"/>
            <draw:equation draw:name="f85" draw:formula="157*logheight/180"/>
            <draw:equation draw:name="f86" draw:formula="4*logwidth/114"/>
            <draw:equation draw:name="f87" draw:formula="158*logheight/180"/>
            <draw:equation draw:name="f88" draw:formula="6*logwidth/114"/>
            <draw:equation draw:name="f89" draw:formula="162*logheight/180"/>
            <draw:equation draw:name="f90" draw:formula="5*logwidth/114"/>
            <draw:equation draw:name="f91" draw:formula="166*logheight/180"/>
            <draw:equation draw:name="f92" draw:formula="3*logwidth/114"/>
            <draw:equation draw:name="f93" draw:formula="168*logheight/180"/>
            <draw:equation draw:name="f94" draw:formula="1*logwidth/114"/>
            <draw:equation draw:name="f95" draw:formula="173*logheight/180"/>
            <draw:equation draw:name="f96" draw:formula="2*logwidth/114"/>
            <draw:equation draw:name="f97" draw:formula="177*logheight/180"/>
            <draw:equation draw:name="f98" draw:formula="5*logwidth/114"/>
            <draw:equation draw:name="f99" draw:formula="179*logheight/180"/>
            <draw:equation draw:name="f100" draw:formula="logwidth"/>
            <draw:equation draw:name="f101" draw:formula="logheight"/>
          </draw:enhanced-geometry>
        </draw:custom-shape>
        <draw:custom-shape draw:name="Freeform 45" draw:style-name="gr4" draw:text-style-name="P2" draw:layer="layout" svg:width="1.527cm" svg:height="2.743cm" svg:x="23.723cm" svg:y="7.042cm">
          <text:p><text:span text:style-name="T1"/></text:p>
          <draw:enhanced-geometry draw:mirror-horizontal="false" draw:mirror-vertical="false" drawooo:sub-view-size="139 249" draw:text-areas="0 0 ?f102 ?f103" svg:viewBox="0 0 0 0" draw:type="ooxml-non-primitive" draw:enhanced-path="M 137 168 C 137 168 136 167 136 167 136 167 137 165 137 165 137 165 138 163 138 163 138 162 138 162 138 162 136 161 136 161 136 161 136 158 136 158 136 158 134 156 134 156 134 156 134 156 134 155 134 155 134 155 134 154 134 154 134 153 135 152 135 152 136 149 136 149 136 149 136 149 135 149 135 148 135 148 134 146 134 146 138 145 138 145 138 145 137 35 137 35 137 35 137 35 137 35 137 34 136 33 136 32 135 31 135 30 135 29 134 28 134 28 134 27 134 27 134 26 134 26 134 25 134 25 134 25 134 24 133 24 134 23 133 23 133 23 133 22 133 22 133 21 133 21 132 21 132 21 132 20 132 20 131 20 131 19 131 19 130 18 130 17 129 16 129 16 128 15 128 14 128 13 127 12 128 10 128 9 128 8 128 7 128 6 128 6 128 5 128 5 128 4 128 4 128 3 129 2 128 1 128 1 128 1 128 0 30 0 30 0 30 0 30 0 30 2 30 2 30 3 31 3 33 4 34 5 35 6 36 7 37 8 37 9 37 10 37 12 38 13 39 14 41 15 45 18 46 19 47 20 47 23 47 24 47 26 47 29 46 31 46 32 45 33 44 34 42 35 41 36 41 38 41 39 41 41 40 42 39 44 39 44 38 44 37 45 36 46 35 46 34 47 33 46 31 46 30 47 30 47 29 48 29 49 25 49 24 49 24 49 23 49 22 49 21 50 21 50 20 51 19 51 19 50 18 50 17 50 17 51 16 51 16 51 15 53 15 53 15 54 14 56 14 57 14 58 14 59 14 60 15 60 17 62 18 64 19 65 19 69 19 70 19 71 19 74 18 75 17 76 15 77 15 78 14 79 14 80 14 81 14 81 14 83 14 84 13 85 13 85 12 86 12 87 11 87 10 87 9 87 8 87 7 87 6 87 6 88 5 88 5 89 4 89 4 90 4 91 4 92 4 92 4 93 5 94 5 95 5 95 5 97 4 98 4 98 3 99 3 99 3 99 1 102 1 102 1 102 0 104 0 104 0 104 0 108 0 108 0 108 1 113 1 113 1 113 1 114 1 114 1 114 2 116 2 116 3 119 3 119 3 119 3 119 3 121 3 121 3 121 3 123 3 123 5 125 5 125 5 125 5 127 5 127 5 127 7 130 7 130 7 130 12 134 12 134 12 134 12 134 12 136 12 136 12 136 14 136 14 136 14 136 17 141 17 141 19 142 19 142 19 142 27 149 27 149 27 149 29 156 29 156 29 156 28 158 28 158 28 158 28 158 28 159 28 159 28 160 29 161 29 161 29 161 30 166 30 166 30 166 32 166 32 166 32 166 34 166 34 166 34 165 37 162 37 162 43 163 43 163 43 163 48 167 48 167 48 167 48 167 47 170 47 171 47 171 45 173 45 173 45 174 45 177 45 177 45 177 44 181 44 181 44 181 43 183 43 183 43 183 42 185 42 185 42 185 40 188 40 189 40 189 40 191 40 191 40 191 40 196 40 196 51 205 51 205 51 205 55 207 55 207 55 207 53 207 53 207 53 207 53 207 53 209 53 209 53 210 55 210 55 210 55 210 57 210 57 209 57 209 58 209 58 209 64 213 64 213 64 213 64 213 63 215 63 216 63 216 65 216 66 216 66 216 69 218 69 219 69 219 70 220 70 221 70 221 70 223 70 223 69 223 69 223 69 223 69 223 69 224 69 224 69 224 69 226 69 226 70 226 71 229 71 229 71 229 72 231 72 231 72 232 71 233 71 233 71 233 70 234 70 234 69 235 69 235 69 235 69 235 69 236 69 236 69 237 71 237 71 237 71 237 71 239 71 239 73 243 73 243 73 243 73 243 73 244 73 245 73 245 74 247 74 247 74 247 76 248 76 248 76 248 77 248 77 248 77 248 78 247 78 247 78 247 77 246 77 246 77 246 76 245 76 245 78 245 78 245 78 245 78 245 79 247 79 248 79 248 80 249 80 249 82 249 82 249 82 249 82 249 82 249 82 249 82 249 81 247 81 247 81 247 82 244 82 244 82 244 85 240 85 240 87 238 87 238 87 238 87 238 92 239 92 239 92 239 99 243 99 243 99 243 103 246 103 246 106 245 106 245 106 245 106 241 106 241 106 241 106 241 104 236 104 236 104 236 104 232 105 231 105 231 106 230 106 230 106 230 109 231 109 230 109 230 110 230 111 229 111 229 113 228 113 228 114 228 117 228 118 228 118 228 119 227 119 227 119 225 119 225 119 225 119 225 117 223 117 223 117 223 116 220 116 220 116 220 117 219 117 218 117 218 121 214 121 214 118 213 118 213 118 213 120 212 120 212 120 212 120 212 120 211 120 211 119 210 118 209 118 209 118 209 119 207 119 208 119 208 120 209 120 209 121 206 121 206 121 206 121 203 121 203 121 203 120 202 120 202 120 202 122 202 122 202 122 202 122 202 123 201 123 201 123 201 121 200 121 200 121 200 123 199 123 199 123 199 124 197 124 197 122 196 122 196 122 196 122 196 122 195 122 194 122 194 122 193 122 193 123 194 123 194 123 194 123 191 123 191 123 191 124 192 124 192 124 192 126 191 126 191 126 191 127 192 127 192 127 192 127 189 127 189 127 189 130 186 130 186 130 186 130 184 130 184 130 184 132 183 132 183 132 183 133 182 133 182 133 182 133 182 133 181 133 181 133 181 133 180 133 180 135 179 135 179 135 179 135 177 135 177 135 177 135 176 135 176 135 176 137 175 137 175 137 175 139 172 139 172 139 172 L 137 168 Z N">
            <draw:equation draw:name="f0" draw:formula="138*logwidth/139"/>
            <draw:equation draw:name="f1" draw:formula="163*logheight/249"/>
            <draw:equation draw:name="f2" draw:formula="134*logwidth/139"/>
            <draw:equation draw:name="f3" draw:formula="156*logheight/249"/>
            <draw:equation draw:name="f4" draw:formula="136*logwidth/139"/>
            <draw:equation draw:name="f5" draw:formula="149*logheight/249"/>
            <draw:equation draw:name="f6" draw:formula="137*logwidth/139"/>
            <draw:equation draw:name="f7" draw:formula="35*logheight/249"/>
            <draw:equation draw:name="f8" draw:formula="134*logwidth/139"/>
            <draw:equation draw:name="f9" draw:formula="27*logheight/249"/>
            <draw:equation draw:name="f10" draw:formula="133*logwidth/139"/>
            <draw:equation draw:name="f11" draw:formula="22*logheight/249"/>
            <draw:equation draw:name="f12" draw:formula="129*logwidth/139"/>
            <draw:equation draw:name="f13" draw:formula="16*logheight/249"/>
            <draw:equation draw:name="f14" draw:formula="128*logwidth/139"/>
            <draw:equation draw:name="f15" draw:formula="5*logheight/249"/>
            <draw:equation draw:name="f16" draw:formula="30*logwidth/139"/>
            <draw:equation draw:name="f17" draw:formula="0*logheight/249"/>
            <draw:equation draw:name="f18" draw:formula="37*logwidth/139"/>
            <draw:equation draw:name="f19" draw:formula="10*logheight/249"/>
            <draw:equation draw:name="f20" draw:formula="46*logwidth/139"/>
            <draw:equation draw:name="f21" draw:formula="31*logheight/249"/>
            <draw:equation draw:name="f22" draw:formula="38*logwidth/139"/>
            <draw:equation draw:name="f23" draw:formula="44*logheight/249"/>
            <draw:equation draw:name="f24" draw:formula="24*logwidth/139"/>
            <draw:equation draw:name="f25" draw:formula="49*logheight/249"/>
            <draw:equation draw:name="f26" draw:formula="16*logwidth/139"/>
            <draw:equation draw:name="f27" draw:formula="51*logheight/249"/>
            <draw:equation draw:name="f28" draw:formula="18*logwidth/139"/>
            <draw:equation draw:name="f29" draw:formula="64*logheight/249"/>
            <draw:equation draw:name="f30" draw:formula="14*logwidth/139"/>
            <draw:equation draw:name="f31" draw:formula="81*logheight/249"/>
            <draw:equation draw:name="f32" draw:formula="7*logwidth/139"/>
            <draw:equation draw:name="f33" draw:formula="87*logheight/249"/>
            <draw:equation draw:name="f34" draw:formula="5*logwidth/139"/>
            <draw:equation draw:name="f35" draw:formula="95*logheight/249"/>
            <draw:equation draw:name="f36" draw:formula="0*logwidth/139"/>
            <draw:equation draw:name="f37" draw:formula="104*logheight/249"/>
            <draw:equation draw:name="f38" draw:formula="2*logwidth/139"/>
            <draw:equation draw:name="f39" draw:formula="116*logheight/249"/>
            <draw:equation draw:name="f40" draw:formula="5*logwidth/139"/>
            <draw:equation draw:name="f41" draw:formula="125*logheight/249"/>
            <draw:equation draw:name="f42" draw:formula="12*logwidth/139"/>
            <draw:equation draw:name="f43" draw:formula="136*logheight/249"/>
            <draw:equation draw:name="f44" draw:formula="27*logwidth/139"/>
            <draw:equation draw:name="f45" draw:formula="149*logheight/249"/>
            <draw:equation draw:name="f46" draw:formula="29*logwidth/139"/>
            <draw:equation draw:name="f47" draw:formula="161*logheight/249"/>
            <draw:equation draw:name="f48" draw:formula="37*logwidth/139"/>
            <draw:equation draw:name="f49" draw:formula="162*logheight/249"/>
            <draw:equation draw:name="f50" draw:formula="45*logwidth/139"/>
            <draw:equation draw:name="f51" draw:formula="173*logheight/249"/>
            <draw:equation draw:name="f52" draw:formula="42*logwidth/139"/>
            <draw:equation draw:name="f53" draw:formula="185*logheight/249"/>
            <draw:equation draw:name="f54" draw:formula="51*logwidth/139"/>
            <draw:equation draw:name="f55" draw:formula="205*logheight/249"/>
            <draw:equation draw:name="f56" draw:formula="55*logwidth/139"/>
            <draw:equation draw:name="f57" draw:formula="210*logheight/249"/>
            <draw:equation draw:name="f58" draw:formula="63*logwidth/139"/>
            <draw:equation draw:name="f59" draw:formula="216*logheight/249"/>
            <draw:equation draw:name="f60" draw:formula="70*logwidth/139"/>
            <draw:equation draw:name="f61" draw:formula="223*logheight/249"/>
            <draw:equation draw:name="f62" draw:formula="71*logwidth/139"/>
            <draw:equation draw:name="f63" draw:formula="229*logheight/249"/>
            <draw:equation draw:name="f64" draw:formula="69*logwidth/139"/>
            <draw:equation draw:name="f65" draw:formula="235*logheight/249"/>
            <draw:equation draw:name="f66" draw:formula="73*logwidth/139"/>
            <draw:equation draw:name="f67" draw:formula="243*logheight/249"/>
            <draw:equation draw:name="f68" draw:formula="77*logwidth/139"/>
            <draw:equation draw:name="f69" draw:formula="248*logheight/249"/>
            <draw:equation draw:name="f70" draw:formula="78*logwidth/139"/>
            <draw:equation draw:name="f71" draw:formula="245*logheight/249"/>
            <draw:equation draw:name="f72" draw:formula="82*logwidth/139"/>
            <draw:equation draw:name="f73" draw:formula="249*logheight/249"/>
            <draw:equation draw:name="f74" draw:formula="87*logwidth/139"/>
            <draw:equation draw:name="f75" draw:formula="238*logheight/249"/>
            <draw:equation draw:name="f76" draw:formula="106*logwidth/139"/>
            <draw:equation draw:name="f77" draw:formula="245*logheight/249"/>
            <draw:equation draw:name="f78" draw:formula="106*logwidth/139"/>
            <draw:equation draw:name="f79" draw:formula="230*logheight/249"/>
            <draw:equation draw:name="f80" draw:formula="118*logwidth/139"/>
            <draw:equation draw:name="f81" draw:formula="228*logheight/249"/>
            <draw:equation draw:name="f82" draw:formula="116*logwidth/139"/>
            <draw:equation draw:name="f83" draw:formula="220*logheight/249"/>
            <draw:equation draw:name="f84" draw:formula="120*logwidth/139"/>
            <draw:equation draw:name="f85" draw:formula="212*logheight/249"/>
            <draw:equation draw:name="f86" draw:formula="120*logwidth/139"/>
            <draw:equation draw:name="f87" draw:formula="209*logheight/249"/>
            <draw:equation draw:name="f88" draw:formula="122*logwidth/139"/>
            <draw:equation draw:name="f89" draw:formula="202*logheight/249"/>
            <draw:equation draw:name="f90" draw:formula="124*logwidth/139"/>
            <draw:equation draw:name="f91" draw:formula="197*logheight/249"/>
            <draw:equation draw:name="f92" draw:formula="123*logwidth/139"/>
            <draw:equation draw:name="f93" draw:formula="194*logheight/249"/>
            <draw:equation draw:name="f94" draw:formula="127*logwidth/139"/>
            <draw:equation draw:name="f95" draw:formula="192*logheight/249"/>
            <draw:equation draw:name="f96" draw:formula="132*logwidth/139"/>
            <draw:equation draw:name="f97" draw:formula="183*logheight/249"/>
            <draw:equation draw:name="f98" draw:formula="135*logwidth/139"/>
            <draw:equation draw:name="f99" draw:formula="179*logheight/249"/>
            <draw:equation draw:name="f100" draw:formula="139*logwidth/139"/>
            <draw:equation draw:name="f101" draw:formula="172*logheight/249"/>
            <draw:equation draw:name="f102" draw:formula="logwidth"/>
            <draw:equation draw:name="f103" draw:formula="logheight"/>
          </draw:enhanced-geometry>
        </draw:custom-shape>
        <draw:custom-shape draw:name="Freeform 46" draw:style-name="gr3" draw:text-style-name="P2" draw:layer="layout" svg:width="2.353cm" svg:height="3.813cm" svg:x="13.943cm" svg:y="3.494cm">
          <text:p><text:span text:style-name="T1"/></text:p>
          <draw:enhanced-geometry draw:mirror-horizontal="false" draw:mirror-vertical="false" drawooo:sub-view-size="214 346" draw:text-areas="0 0 ?f124 ?f125" svg:viewBox="0 0 0 0" draw:type="ooxml-non-primitive" draw:enhanced-path="M 203 215 C 203 214 202 216 202 217 201 217 201 217 200 217 199 218 199 218 199 219 199 220 199 221 198 222 198 222 199 223 199 224 199 225 200 225 199 225 199 225 197 225 197 225 196 225 194 224 193 225 191 225 190 226 189 226 188 227 187 227 187 227 187 227 186 225 186 225 186 225 184 225 183 225 183 225 179 226 179 226 178 226 172 224 171 224 171 224 170 224 170 224 169 224 169 227 169 228 168 229 168 230 168 230 168 230 166 230 165 229 163 229 161 229 159 228 157 227 157 228 156 228 155 229 154 229 153 230 153 231 153 233 153 234 153 234 152 234 151 233 150 232 149 232 148 231 148 230 147 230 147 229 146 228 147 228 147 227 147 226 146 226 146 225 146 224 144 223 144 223 144 223 145 222 145 222 145 221 145 221 145 220 144 219 144 218 144 217 143 216 142 215 142 214 141 214 140 213 139 212 138 212 138 212 137 212 136 213 135 213 135 213 135 213 134 212 134 212 134 211 133 211 133 210 132 210 131 208 130 208 130 207 130 206 130 206 130 205 132 205 132 205 132 205 132 202 132 201 132 200 131 200 131 200 131 199 130 199 130 199 130 199 129 198 129 197 129 197 128 197 127 196 127 196 126 195 126 194 125 194 125 192 124 191 123 190 123 189 123 188 122 187 122 186 122 185 122 184 122 184 122 184 121 184 121 183 120 182 120 182 120 181 120 180 121 180 120 179 120 178 120 178 120 178 119 177 118 177 118 176 118 176 119 176 119 174 118 174 118 173 118 173 117 173 116 173 115 172 115 171 115 171 114 169 112 169 111 169 112 170 112 171 112 172 111 173 110 173 110 174 107 176 106 176 105 176 104 176 104 177 104 177 104 179 103 179 102 179 101 180 101 180 100 180 99 179 98 179 97 178 97 177 97 176 96 176 95 176 94 176 93 176 93 175 93 174 93 173 94 172 94 172 95 171 95 169 95 169 95 168 93 166 93 165 93 164 94 164 94 163 95 162 95 162 96 161 96 161 97 161 98 161 99 161 99 161 99 160 99 159 99 159 99 158 98 156 98 155 98 155 97 154 96 154 96 153 96 153 96 151 96 151 96 151 96 150 96 149 96 149 95 148 95 147 95 147 95 146 96 146 97 146 97 145 97 145 97 144 97 143 96 143 96 142 96 141 97 140 97 140 98 138 98 138 98 137 99 135 99 134 99 133 99 131 99 130 99 130 99 129 99 129 99 129 100 128 100 128 101 128 101 125 101 125 101 125 101 122 101 122 101 121 100 121 100 121 100 121 98 122 97 122 97 123 96 122 96 122 95 122 94 122 94 122 94 122 92 122 92 122 92 122 91 121 91 120 90 119 90 118 90 118 90 117 89 117 88 117 88 117 87 119 86 119 86 119 86 118 86 117 86 116 86 116 85 115 85 115 84 114 83 113 83 113 82 114 82 114 81 114 80 112 80 112 80 111 80 109 80 108 80 107 79 106 78 106 77 105 76 105 76 105 75 104 74 101 74 101 74 100 73 99 72 98 72 98 68 95 68 94 67 94 67 92 67 91 67 91 66 91 65 90 65 90 63 90 62 90 61 89 61 89 60 89 59 88 58 86 57 85 57 84 56 84 55 84 55 83 53 83 53 83 52 82 52 82 52 82 52 82 54 81 54 81 55 81 56 80 56 80 56 80 56 80 56 79 56 79 55 79 55 78 54 78 52 76 52 76 52 75 52 75 52 75 54 74 54 74 54 74 54 74 54 71 54 71 54 70 52 67 52 67 42 54 42 54 42 54 42 0 42 0 42 0 8 0 8 0 8 0 8 133 8 133 8 133 8 133 7 135 7 135 7 136 7 136 7 137 7 137 8 138 9 139 10 139 10 140 10 141 10 141 10 143 10 144 10 145 11 145 11 145 12 145 11 146 11 147 11 147 9 150 9 150 12 154 12 154 12 154 17 162 17 162 17 162 17 162 20 164 21 164 21 164 25 166 25 166 25 166 25 168 25 169 25 169 26 171 26 171 27 174 27 174 27 174 27 174 26 177 25 177 25 178 25 179 25 179 25 179 20 189 20 189 20 189 18 196 18 196 14 202 14 202 14 202 14 203 14 203 14 203 15 204 15 204 15 204 15 205 15 205 15 205 14 206 14 206 14 207 14 208 14 209 13 210 12 211 12 212 11 213 11 214 11 214 10 215 9 215 8 215 8 216 7 216 7 216 7 217 6 218 6 220 5 221 5 222 5 224 4 225 3 227 2 227 1 229 1 230 2 231 1 232 1 232 0 232 0 233 0 233 1 233 1 234 2 234 2 235 2 236 2 236 2 237 2 237 2 238 4 239 4 238 5 238 6 239 7 240 8 240 8 240 8 240 9 240 9 239 10 240 10 240 10 242 10 242 10 243 11 243 12 243 13 244 11 247 10 247 9 249 11 250 11 252 11 253 10 254 10 256 9 257 9 259 8 259 8 346 8 346 8 346 214 346 214 346 214 346 214 229 214 229 214 229 212 228 212 228 212 228 212 228 204 215 203 215 Z N">
            <draw:equation draw:name="f0" draw:formula="200*logwidth/214"/>
            <draw:equation draw:name="f1" draw:formula="217*logheight/346"/>
            <draw:equation draw:name="f2" draw:formula="199*logwidth/214"/>
            <draw:equation draw:name="f3" draw:formula="224*logheight/346"/>
            <draw:equation draw:name="f4" draw:formula="193*logwidth/214"/>
            <draw:equation draw:name="f5" draw:formula="225*logheight/346"/>
            <draw:equation draw:name="f6" draw:formula="186*logwidth/214"/>
            <draw:equation draw:name="f7" draw:formula="225*logheight/346"/>
            <draw:equation draw:name="f8" draw:formula="171*logwidth/214"/>
            <draw:equation draw:name="f9" draw:formula="224*logheight/346"/>
            <draw:equation draw:name="f10" draw:formula="168*logwidth/214"/>
            <draw:equation draw:name="f11" draw:formula="230*logheight/346"/>
            <draw:equation draw:name="f12" draw:formula="156*logwidth/214"/>
            <draw:equation draw:name="f13" draw:formula="228*logheight/346"/>
            <draw:equation draw:name="f14" draw:formula="151*logwidth/214"/>
            <draw:equation draw:name="f15" draw:formula="233*logheight/346"/>
            <draw:equation draw:name="f16" draw:formula="147*logwidth/214"/>
            <draw:equation draw:name="f17" draw:formula="227*logheight/346"/>
            <draw:equation draw:name="f18" draw:formula="145*logwidth/214"/>
            <draw:equation draw:name="f19" draw:formula="222*logheight/346"/>
            <draw:equation draw:name="f20" draw:formula="142*logwidth/214"/>
            <draw:equation draw:name="f21" draw:formula="214*logheight/346"/>
            <draw:equation draw:name="f22" draw:formula="135*logwidth/214"/>
            <draw:equation draw:name="f23" draw:formula="213*logheight/346"/>
            <draw:equation draw:name="f24" draw:formula="130*logwidth/214"/>
            <draw:equation draw:name="f25" draw:formula="208*logheight/346"/>
            <draw:equation draw:name="f26" draw:formula="132*logwidth/214"/>
            <draw:equation draw:name="f27" draw:formula="201*logheight/346"/>
            <draw:equation draw:name="f28" draw:formula="129*logwidth/214"/>
            <draw:equation draw:name="f29" draw:formula="197*logheight/346"/>
            <draw:equation draw:name="f30" draw:formula="124*logwidth/214"/>
            <draw:equation draw:name="f31" draw:formula="191*logheight/346"/>
            <draw:equation draw:name="f32" draw:formula="122*logwidth/214"/>
            <draw:equation draw:name="f33" draw:formula="184*logheight/346"/>
            <draw:equation draw:name="f34" draw:formula="120*logwidth/214"/>
            <draw:equation draw:name="f35" draw:formula="178*logheight/346"/>
            <draw:equation draw:name="f36" draw:formula="118*logwidth/214"/>
            <draw:equation draw:name="f37" draw:formula="174*logheight/346"/>
            <draw:equation draw:name="f38" draw:formula="112*logwidth/214"/>
            <draw:equation draw:name="f39" draw:formula="169*logheight/346"/>
            <draw:equation draw:name="f40" draw:formula="106*logwidth/214"/>
            <draw:equation draw:name="f41" draw:formula="176*logheight/346"/>
            <draw:equation draw:name="f42" draw:formula="101*logwidth/214"/>
            <draw:equation draw:name="f43" draw:formula="180*logheight/346"/>
            <draw:equation draw:name="f44" draw:formula="94*logwidth/214"/>
            <draw:equation draw:name="f45" draw:formula="176*logheight/346"/>
            <draw:equation draw:name="f46" draw:formula="95*logwidth/214"/>
            <draw:equation draw:name="f47" draw:formula="169*logheight/346"/>
            <draw:equation draw:name="f48" draw:formula="96*logwidth/214"/>
            <draw:equation draw:name="f49" draw:formula="161*logheight/346"/>
            <draw:equation draw:name="f50" draw:formula="99*logwidth/214"/>
            <draw:equation draw:name="f51" draw:formula="158*logheight/346"/>
            <draw:equation draw:name="f52" draw:formula="96*logwidth/214"/>
            <draw:equation draw:name="f53" draw:formula="151*logheight/346"/>
            <draw:equation draw:name="f54" draw:formula="96*logwidth/214"/>
            <draw:equation draw:name="f55" draw:formula="146*logheight/346"/>
            <draw:equation draw:name="f56" draw:formula="97*logwidth/214"/>
            <draw:equation draw:name="f57" draw:formula="140*logheight/346"/>
            <draw:equation draw:name="f58" draw:formula="99*logwidth/214"/>
            <draw:equation draw:name="f59" draw:formula="130*logheight/346"/>
            <draw:equation draw:name="f60" draw:formula="101*logwidth/214"/>
            <draw:equation draw:name="f61" draw:formula="125*logheight/346"/>
            <draw:equation draw:name="f62" draw:formula="97*logwidth/214"/>
            <draw:equation draw:name="f63" draw:formula="122*logheight/346"/>
            <draw:equation draw:name="f64" draw:formula="92*logwidth/214"/>
            <draw:equation draw:name="f65" draw:formula="122*logheight/346"/>
            <draw:equation draw:name="f66" draw:formula="88*logwidth/214"/>
            <draw:equation draw:name="f67" draw:formula="117*logheight/346"/>
            <draw:equation draw:name="f68" draw:formula="85*logwidth/214"/>
            <draw:equation draw:name="f69" draw:formula="115*logheight/346"/>
            <draw:equation draw:name="f70" draw:formula="80*logwidth/214"/>
            <draw:equation draw:name="f71" draw:formula="112*logheight/346"/>
            <draw:equation draw:name="f72" draw:formula="76*logwidth/214"/>
            <draw:equation draw:name="f73" draw:formula="105*logheight/346"/>
            <draw:equation draw:name="f74" draw:formula="68*logwidth/214"/>
            <draw:equation draw:name="f75" draw:formula="94*logheight/346"/>
            <draw:equation draw:name="f76" draw:formula="62*logwidth/214"/>
            <draw:equation draw:name="f77" draw:formula="90*logheight/346"/>
            <draw:equation draw:name="f78" draw:formula="55*logwidth/214"/>
            <draw:equation draw:name="f79" draw:formula="84*logheight/346"/>
            <draw:equation draw:name="f80" draw:formula="54*logwidth/214"/>
            <draw:equation draw:name="f81" draw:formula="81*logheight/346"/>
            <draw:equation draw:name="f82" draw:formula="55*logwidth/214"/>
            <draw:equation draw:name="f83" draw:formula="78*logheight/346"/>
            <draw:equation draw:name="f84" draw:formula="54*logwidth/214"/>
            <draw:equation draw:name="f85" draw:formula="74*logheight/346"/>
            <draw:equation draw:name="f86" draw:formula="42*logwidth/214"/>
            <draw:equation draw:name="f87" draw:formula="54*logheight/346"/>
            <draw:equation draw:name="f88" draw:formula="8*logwidth/214"/>
            <draw:equation draw:name="f89" draw:formula="133*logheight/346"/>
            <draw:equation draw:name="f90" draw:formula="9*logwidth/214"/>
            <draw:equation draw:name="f91" draw:formula="139*logheight/346"/>
            <draw:equation draw:name="f92" draw:formula="11*logwidth/214"/>
            <draw:equation draw:name="f93" draw:formula="145*logheight/346"/>
            <draw:equation draw:name="f94" draw:formula="12*logwidth/214"/>
            <draw:equation draw:name="f95" draw:formula="154*logheight/346"/>
            <draw:equation draw:name="f96" draw:formula="25*logwidth/214"/>
            <draw:equation draw:name="f97" draw:formula="166*logheight/346"/>
            <draw:equation draw:name="f98" draw:formula="27*logwidth/214"/>
            <draw:equation draw:name="f99" draw:formula="174*logheight/346"/>
            <draw:equation draw:name="f100" draw:formula="20*logwidth/214"/>
            <draw:equation draw:name="f101" draw:formula="189*logheight/346"/>
            <draw:equation draw:name="f102" draw:formula="14*logwidth/214"/>
            <draw:equation draw:name="f103" draw:formula="203*logheight/346"/>
            <draw:equation draw:name="f104" draw:formula="14*logwidth/214"/>
            <draw:equation draw:name="f105" draw:formula="207*logheight/346"/>
            <draw:equation draw:name="f106" draw:formula="10*logwidth/214"/>
            <draw:equation draw:name="f107" draw:formula="215*logheight/346"/>
            <draw:equation draw:name="f108" draw:formula="5*logwidth/214"/>
            <draw:equation draw:name="f109" draw:formula="221*logheight/346"/>
            <draw:equation draw:name="f110" draw:formula="1*logwidth/214"/>
            <draw:equation draw:name="f111" draw:formula="232*logheight/346"/>
            <draw:equation draw:name="f112" draw:formula="2*logwidth/214"/>
            <draw:equation draw:name="f113" draw:formula="236*logheight/346"/>
            <draw:equation draw:name="f114" draw:formula="7*logwidth/214"/>
            <draw:equation draw:name="f115" draw:formula="240*logheight/346"/>
            <draw:equation draw:name="f116" draw:formula="10*logwidth/214"/>
            <draw:equation draw:name="f117" draw:formula="242*logheight/346"/>
            <draw:equation draw:name="f118" draw:formula="11*logwidth/214"/>
            <draw:equation draw:name="f119" draw:formula="252*logheight/346"/>
            <draw:equation draw:name="f120" draw:formula="8*logwidth/214"/>
            <draw:equation draw:name="f121" draw:formula="346*logheight/346"/>
            <draw:equation draw:name="f122" draw:formula="212*logwidth/214"/>
            <draw:equation draw:name="f123" draw:formula="228*logheight/346"/>
            <draw:equation draw:name="f124" draw:formula="logwidth"/>
            <draw:equation draw:name="f125" draw:formula="logheight"/>
          </draw:enhanced-geometry>
        </draw:custom-shape>
        <draw:custom-shape draw:name="Freeform 47" draw:style-name="gr3" draw:text-style-name="P2" draw:layer="layout" svg:width="1.812cm" svg:height="2.106cm" svg:x="25.968cm" svg:y="10.718cm">
          <text:p><text:span text:style-name="T1"/></text:p>
          <draw:enhanced-geometry draw:mirror-horizontal="false" draw:mirror-vertical="false" drawooo:sub-view-size="165 191" draw:text-areas="0 0 ?f114 ?f115" svg:viewBox="0 0 0 0" draw:type="ooxml-non-primitive" draw:enhanced-path="M 159 120 C 159 120 157 120 157 120 156 120 155 120 155 119 155 119 155 116 155 115 155 115 155 113 155 112 155 111 155 111 154 110 153 109 153 108 153 108 152 108 152 107 152 106 152 106 152 105 152 105 152 105 145 99 145 99 145 98 145 97 145 97 145 96 145 95 145 95 144 95 145 91 144 90 144 90 143 88 142 88 142 87 142 83 142 83 141 82 139 80 139 79 138 79 134 77 134 77 133 77 133 77 133 76 133 76 133 74 132 74 132 74 131 73 130 73 130 73 130 72 130 72 130 72 129 71 129 71 129 70 130 70 129 70 128 69 127 69 127 69 127 69 126 67 126 67 126 66 127 65 127 65 127 65 127 64 126 63 125 63 124 61 123 60 122 60 118 58 118 57 117 57 117 54 117 53 117 53 114 49 113 48 112 48 106 44 105 44 105 43 104 41 104 40 103 39 102 37 101 36 101 36 99 36 99 34 99 33 99 31 99 30 98 30 96 27 96 27 96 26 95 24 95 23 95 22 95 21 93 21 91 21 89 21 88 20 87 19 86 18 85 18 85 17 86 16 84 16 82 16 81 15 80 15 80 14 79 14 79 13 78 13 77 13 78 12 78 11 78 8 79 8 80 7 81 6 81 5 82 5 86 2 86 2 86 0 86 0 86 0 44 0 44 0 44 0 0 0 0 0 0 0 0 0 15 88 15 89 15 89 16 91 16 92 16 92 16 93 16 93 17 94 17 95 17 96 17 97 18 98 18 99 18 100 21 105 21 105 22 105 22 107 21 108 21 108 21 109 21 110 21 111 22 111 23 112 23 112 24 113 24 113 24 113 22 115 22 115 22 116 19 118 19 119 19 120 19 121 19 122 19 123 18 124 18 125 17 126 16 128 16 129 16 129 16 132 16 133 16 134 17 137 18 137 18 138 19 143 19 144 19 144 19 148 18 149 18 149 17 152 17 152 17 152 17 155 17 156 17 156 18 157 18 158 19 159 20 160 20 160 20 161 21 164 21 164 23 169 23 169 23 169 23 169 23 172 23 172 23 173 24 174 24 174 24 175 27 176 27 176 27 176 116 181 116 181 116 181 117 183 117 183 117 184 117 186 117 186 117 187 117 188 118 189 118 189 119 190 120 190 121 190 122 191 122 190 122 190 123 188 124 188 124 187 123 185 124 184 124 184 124 182 124 181 124 181 123 179 123 178 123 178 123 177 123 176 123 175 123 174 123 173 123 173 124 173 125 173 125 173 125 173 126 172 126 172 127 171 127 171 127 171 129 172 129 172 129 172 131 173 132 174 132 174 134 174 134 174 135 175 138 176 138 176 138 176 140 176 142 176 142 175 142 175 142 175 142 174 142 174 142 173 141 173 141 173 141 172 141 172 141 172 141 171 141 171 141 171 141 170 141 170 141 170 141 169 141 169 142 168 142 168 142 168 143 168 143 168 143 169 143 169 143 169 143 169 143 170 143 170 143 171 143 171 143 172 143 172 143 171 144 171 144 171 144 171 144 171 144 170 144 170 145 170 145 169 145 169 145 169 146 169 146 168 146 168 146 167 146 168 145 167 145 167 145 167 145 167 145 167 145 166 145 166 145 166 144 166 144 166 144 166 144 166 144 166 144 167 144 167 144 167 144 167 144 167 143 167 143 167 143 167 143 167 142 167 142 167 142 166 142 166 141 166 141 165 141 165 142 164 142 164 142 164 142 163 142 163 142 162 141 162 141 162 140 162 140 161 141 161 141 161 141 161 142 161 142 161 142 161 143 160 143 160 142 160 142 160 142 160 141 160 141 159 141 159 142 159 142 159 142 159 142 159 142 158 143 158 143 158 144 158 144 158 144 157 144 156 144 156 144 155 144 155 144 155 145 154 145 154 145 154 146 153 146 153 146 153 146 154 146 154 146 154 146 154 146 155 146 155 146 155 146 155 146 156 145 156 145 156 145 156 145 157 145 157 146 158 146 158 146 158 146 159 146 159 146 159 146 159 146 159 146 158 146 158 146 158 147 158 147 158 147 157 147 157 147 157 147 156 147 156 147 156 148 156 148 155 148 155 148 155 148 154 148 154 148 154 149 153 149 153 149 152 149 152 149 152 148 152 148 152 147 152 147 152 146 152 146 152 146 152 146 152 146 151 147 151 147 151 147 151 148 151 148 151 148 151 148 151 148 151 148 151 149 151 149 151 149 151 149 151 149 150 149 150 149 149 150 149 150 149 150 149 150 148 150 148 151 148 151 147 151 147 151 147 151 147 151 146 151 146 151 146 152 145 151 145 152 144 152 144 153 143 152 143 152 143 152 144 152 144 151 144 151 144 151 144 150 144 150 144 150 144 150 144 150 144 150 144 149 144 149 144 149 144 149 143 149 143 148 143 148 143 147 142 147 142 147 142 148 142 148 142 149 142 149 142 149 142 150 142 150 142 150 142 151 142 151 142 151 141 151 141 151 141 151 141 152 140 152 140 152 140 152 139 151 139 151 139 150 139 149 139 149 139 148 139 148 139 148 138 148 138 147 138 147 138 147 138 147 138 148 138 148 138 149 138 149 137 150 137 150 137 151 137 151 137 152 137 152 137 152 136 152 136 152 136 152 136 152 136 152 135 152 135 151 135 151 135 151 135 151 134 151 134 151 134 152 134 153 134 153 134 154 134 154 134 154 134 154 135 154 135 154 136 155 135 155 135 156 134 156 134 157 133 157 133 159 131 157 131 157 131 157 131 156 131 156 131 156 131 156 130 156 130 155 130 155 130 154 130 155 130 155 129 155 129 155 129 155 129 155 128 155 128 155 128 155 127 156 127 156 128 156 128 157 128 157 129 158 129 158 129 158 129 159 129 159 129 160 129 160 128 160 128 161 128 161 127 160 127 160 127 159 126 159 126 159 126 159 126 158 126 159 125 159 125 159 125 160 125 160 126 160 126 160 126 161 126 161 126 162 126 162 126 163 126 163 126 164 125 164 125 164 125 165 124 164 124 164 123 164 123 164 123 163 123 163 123 163 123 162 123 162 123 161 122 161 122 161 122 160 122 160 122 160 122 160 122 160 122 159 121 160 121 160 121 160 121 160 121 160 121 160 121 160 120 159 120 Z N">
            <draw:equation draw:name="f0" draw:formula="155*logwidth/165"/>
            <draw:equation draw:name="f1" draw:formula="115*logheight/191"/>
            <draw:equation draw:name="f2" draw:formula="152*logwidth/165"/>
            <draw:equation draw:name="f3" draw:formula="106*logheight/191"/>
            <draw:equation draw:name="f4" draw:formula="145*logwidth/165"/>
            <draw:equation draw:name="f5" draw:formula="95*logheight/191"/>
            <draw:equation draw:name="f6" draw:formula="139*logwidth/165"/>
            <draw:equation draw:name="f7" draw:formula="79*logheight/191"/>
            <draw:equation draw:name="f8" draw:formula="130*logwidth/165"/>
            <draw:equation draw:name="f9" draw:formula="73*logheight/191"/>
            <draw:equation draw:name="f10" draw:formula="127*logwidth/165"/>
            <draw:equation draw:name="f11" draw:formula="69*logheight/191"/>
            <draw:equation draw:name="f12" draw:formula="123*logwidth/165"/>
            <draw:equation draw:name="f13" draw:formula="60*logheight/191"/>
            <draw:equation draw:name="f14" draw:formula="105*logwidth/165"/>
            <draw:equation draw:name="f15" draw:formula="44*logheight/191"/>
            <draw:equation draw:name="f16" draw:formula="99*logwidth/165"/>
            <draw:equation draw:name="f17" draw:formula="30*logheight/191"/>
            <draw:equation draw:name="f18" draw:formula="88*logwidth/165"/>
            <draw:equation draw:name="f19" draw:formula="20*logheight/191"/>
            <draw:equation draw:name="f20" draw:formula="79*logwidth/165"/>
            <draw:equation draw:name="f21" draw:formula="13*logheight/191"/>
            <draw:equation draw:name="f22" draw:formula="86*logwidth/165"/>
            <draw:equation draw:name="f23" draw:formula="2*logheight/191"/>
            <draw:equation draw:name="f24" draw:formula="15*logwidth/165"/>
            <draw:equation draw:name="f25" draw:formula="89*logheight/191"/>
            <draw:equation draw:name="f26" draw:formula="18*logwidth/165"/>
            <draw:equation draw:name="f27" draw:formula="99*logheight/191"/>
            <draw:equation draw:name="f28" draw:formula="23*logwidth/165"/>
            <draw:equation draw:name="f29" draw:formula="112*logheight/191"/>
            <draw:equation draw:name="f30" draw:formula="19*logwidth/165"/>
            <draw:equation draw:name="f31" draw:formula="122*logheight/191"/>
            <draw:equation draw:name="f32" draw:formula="18*logwidth/165"/>
            <draw:equation draw:name="f33" draw:formula="137*logheight/191"/>
            <draw:equation draw:name="f34" draw:formula="17*logwidth/165"/>
            <draw:equation draw:name="f35" draw:formula="156*logheight/191"/>
            <draw:equation draw:name="f36" draw:formula="23*logwidth/165"/>
            <draw:equation draw:name="f37" draw:formula="169*logheight/191"/>
            <draw:equation draw:name="f38" draw:formula="116*logwidth/165"/>
            <draw:equation draw:name="f39" draw:formula="181*logheight/191"/>
            <draw:equation draw:name="f40" draw:formula="120*logwidth/165"/>
            <draw:equation draw:name="f41" draw:formula="190*logheight/191"/>
            <draw:equation draw:name="f42" draw:formula="124*logwidth/165"/>
            <draw:equation draw:name="f43" draw:formula="181*logheight/191"/>
            <draw:equation draw:name="f44" draw:formula="125*logwidth/165"/>
            <draw:equation draw:name="f45" draw:formula="173*logheight/191"/>
            <draw:equation draw:name="f46" draw:formula="132*logwidth/165"/>
            <draw:equation draw:name="f47" draw:formula="174*logheight/191"/>
            <draw:equation draw:name="f48" draw:formula="142*logwidth/165"/>
            <draw:equation draw:name="f49" draw:formula="175*logheight/191"/>
            <draw:equation draw:name="f50" draw:formula="141*logwidth/165"/>
            <draw:equation draw:name="f51" draw:formula="170*logheight/191"/>
            <draw:equation draw:name="f52" draw:formula="143*logwidth/165"/>
            <draw:equation draw:name="f53" draw:formula="169*logheight/191"/>
            <draw:equation draw:name="f54" draw:formula="144*logwidth/165"/>
            <draw:equation draw:name="f55" draw:formula="171*logheight/191"/>
            <draw:equation draw:name="f56" draw:formula="145*logwidth/165"/>
            <draw:equation draw:name="f57" draw:formula="167*logheight/191"/>
            <draw:equation draw:name="f58" draw:formula="144*logwidth/165"/>
            <draw:equation draw:name="f59" draw:formula="166*logheight/191"/>
            <draw:equation draw:name="f60" draw:formula="142*logwidth/165"/>
            <draw:equation draw:name="f61" draw:formula="166*logheight/191"/>
            <draw:equation draw:name="f62" draw:formula="141*logwidth/165"/>
            <draw:equation draw:name="f63" draw:formula="162*logheight/191"/>
            <draw:equation draw:name="f64" draw:formula="142*logwidth/165"/>
            <draw:equation draw:name="f65" draw:formula="160*logheight/191"/>
            <draw:equation draw:name="f66" draw:formula="144*logwidth/165"/>
            <draw:equation draw:name="f67" draw:formula="158*logheight/191"/>
            <draw:equation draw:name="f68" draw:formula="146*logwidth/165"/>
            <draw:equation draw:name="f69" draw:formula="153*logheight/191"/>
            <draw:equation draw:name="f70" draw:formula="145*logwidth/165"/>
            <draw:equation draw:name="f71" draw:formula="156*logheight/191"/>
            <draw:equation draw:name="f72" draw:formula="146*logwidth/165"/>
            <draw:equation draw:name="f73" draw:formula="158*logheight/191"/>
            <draw:equation draw:name="f74" draw:formula="148*logwidth/165"/>
            <draw:equation draw:name="f75" draw:formula="155*logheight/191"/>
            <draw:equation draw:name="f76" draw:formula="148*logwidth/165"/>
            <draw:equation draw:name="f77" draw:formula="152*logheight/191"/>
            <draw:equation draw:name="f78" draw:formula="148*logwidth/165"/>
            <draw:equation draw:name="f79" draw:formula="151*logheight/191"/>
            <draw:equation draw:name="f80" draw:formula="150*logwidth/165"/>
            <draw:equation draw:name="f81" draw:formula="149*logheight/191"/>
            <draw:equation draw:name="f82" draw:formula="151*logwidth/165"/>
            <draw:equation draw:name="f83" draw:formula="146*logheight/191"/>
            <draw:equation draw:name="f84" draw:formula="151*logwidth/165"/>
            <draw:equation draw:name="f85" draw:formula="144*logheight/191"/>
            <draw:equation draw:name="f86" draw:formula="148*logwidth/165"/>
            <draw:equation draw:name="f87" draw:formula="143*logheight/191"/>
            <draw:equation draw:name="f88" draw:formula="150*logwidth/165"/>
            <draw:equation draw:name="f89" draw:formula="142*logheight/191"/>
            <draw:equation draw:name="f90" draw:formula="151*logwidth/165"/>
            <draw:equation draw:name="f91" draw:formula="139*logheight/191"/>
            <draw:equation draw:name="f92" draw:formula="148*logwidth/165"/>
            <draw:equation draw:name="f93" draw:formula="138*logheight/191"/>
            <draw:equation draw:name="f94" draw:formula="152*logwidth/165"/>
            <draw:equation draw:name="f95" draw:formula="136*logheight/191"/>
            <draw:equation draw:name="f96" draw:formula="153*logwidth/165"/>
            <draw:equation draw:name="f97" draw:formula="134*logheight/191"/>
            <draw:equation draw:name="f98" draw:formula="157*logwidth/165"/>
            <draw:equation draw:name="f99" draw:formula="133*logheight/191"/>
            <draw:equation draw:name="f100" draw:formula="155*logwidth/165"/>
            <draw:equation draw:name="f101" draw:formula="130*logheight/191"/>
            <draw:equation draw:name="f102" draw:formula="156*logwidth/165"/>
            <draw:equation draw:name="f103" draw:formula="128*logheight/191"/>
            <draw:equation draw:name="f104" draw:formula="161*logwidth/165"/>
            <draw:equation draw:name="f105" draw:formula="128*logheight/191"/>
            <draw:equation draw:name="f106" draw:formula="160*logwidth/165"/>
            <draw:equation draw:name="f107" draw:formula="125*logheight/191"/>
            <draw:equation draw:name="f108" draw:formula="164*logwidth/165"/>
            <draw:equation draw:name="f109" draw:formula="125*logheight/191"/>
            <draw:equation draw:name="f110" draw:formula="161*logwidth/165"/>
            <draw:equation draw:name="f111" draw:formula="122*logheight/191"/>
            <draw:equation draw:name="f112" draw:formula="160*logwidth/165"/>
            <draw:equation draw:name="f113" draw:formula="121*logheight/191"/>
            <draw:equation draw:name="f114" draw:formula="logwidth"/>
            <draw:equation draw:name="f115" draw:formula="logheight"/>
          </draw:enhanced-geometry>
        </draw:custom-shape>
        <draw:custom-shape draw:name="Freeform 48" draw:style-name="gr3" draw:text-style-name="P2" draw:layer="layout" svg:width="2.895cm" svg:height="2.542cm" svg:x="25.197cm" svg:y="12.527cm">
          <text:p><text:span text:style-name="T1"/></text:p>
          <draw:enhanced-geometry draw:mirror-horizontal="false" draw:mirror-vertical="false" drawooo:sub-view-size="263 231" draw:text-areas="0 0 ?f126 ?f127" svg:viewBox="0 0 0 0" draw:type="ooxml-non-primitive" draw:enhanced-path="M 249 231 C 249 229 249 229 250 228 251 227 252 226 252 225 252 224 253 223 254 223 254 223 254 224 254 225 253 225 253 226 253 227 252 227 252 228 252 228 252 229 251 229 251 229 251 230 251 230 251 230 250 231 250 231 249 231 Z M 204 10 C 204 10 202 10 202 10 201 9 199 8 199 8 199 8 197 7 197 7 197 7 196 8 196 8 195 9 195 9 195 9 194 9 193 9 193 9 193 10 193 11 193 12 193 13 193 14 193 14 193 15 194 17 194 17 194 18 194 20 194 20 193 21 194 23 194 24 193 24 192 26 192 26 192 27 191 26 190 26 189 26 188 25 188 25 187 24 187 23 187 22 187 22 187 20 187 19 187 19 186 17 186 17 186 17 97 12 97 12 97 12 94 11 94 10 94 10 93 9 93 8 93 8 93 5 93 5 91 0 91 0 91 0 2 0 2 0 2 0 1 3 1 3 1 3 0 6 0 6 0 6 0 6 2 8 2 8 2 9 4 10 4 10 4 11 4 12 5 12 5 12 8 13 8 13 8 13 8 15 8 15 8 15 7 17 7 17 7 18 7 19 7 19 7 19 7 20 7 21 8 21 8 22 9 22 9 22 10 22 10 23 10 24 9 24 8 25 8 25 8 25 8 26 7 26 7 26 7 27 6 27 6 28 6 29 6 29 6 29 7 29 7 28 8 28 8 28 9 28 10 28 11 28 11 27 11 27 11 27 12 27 12 27 12 27 13 26 13 26 13 25 13 25 14 25 14 25 15 25 16 24 16 23 16 22 17 21 17 20 17 20 17 19 17 19 17 19 18 19 18 20 18 20 18 20 18 21 18 21 18 22 18 22 19 22 19 22 19 21 20 21 20 21 20 21 20 20 20 20 20 20 20 19 20 19 21 18 21 18 21 18 21 18 21 18 21 19 21 19 21 19 21 20 21 20 21 20 21 20 22 21 22 21 22 21 22 21 23 22 24 21 24 22 25 23 22 23 22 24 21 24 21 24 20 25 20 25 18 25 18 26 19 26 20 26 20 26 21 25 22 25 23 25 23 25 24 25 25 25 26 25 28 25 29 25 31 24 33 25 35 25 35 25 36 25 36 24 36 24 36 24 36 24 36 23 36 23 37 23 37 23 37 23 38 23 38 22 39 22 40 21 40 21 41 21 42 21 42 21 42 22 42 22 43 22 44 22 44 22 45 22 45 22 46 22 46 22 46 22 46 22 47 22 48 22 49 21 49 21 49 21 49 21 50 21 50 21 50 22 50 22 51 23 51 23 52 23 52 24 52 24 52 24 52 24 52 25 53 25 53 25 52 25 51 26 51 26 50 26 48 26 47 26 45 25 45 25 42 25 42 25 43 25 45 26 46 26 48 27 50 27 52 28 53 29 55 29 56 30 58 30 59 31 60 32 61 32 61 32 62 33 62 33 63 33 63 33 63 34 64 34 65 35 65 35 65 35 66 35 66 35 66 35 66 34 67 34 67 34 68 34 68 35 69 35 69 35 70 35 71 35 72 35 72 35 72 36 72 36 72 37 72 37 72 37 71 37 71 37 70 37 70 37 69 36 69 37 68 37 70 38 70 38 71 38 71 39 72 40 73 40 73 41 74 42 75 43 76 43 77 44 78 44 78 44 78 45 78 45 78 46 79 46 79 47 80 48 80 49 80 50 81 50 81 51 81 52 80 52 81 53 81 54 82 53 82 53 83 53 84 53 85 53 85 52 85 52 86 52 86 52 87 52 87 52 88 52 88 52 89 52 90 52 91 52 91 52 92 52 92 52 92 51 93 51 93 51 93 51 94 51 94 51 94 50 95 50 95 50 95 50 96 50 95 50 95 51 95 51 95 51 96 51 96 51 97 50 97 50 98 50 98 49 99 49 99 49 100 49 100 48 101 48 101 48 101 48 102 47 102 47 102 47 103 47 104 47 104 46 104 46 105 46 105 46 106 45 106 44 107 44 108 44 110 44 111 44 112 44 114 45 114 43 114 43 113 43 112 43 112 42 113 42 113 41 113 41 113 40 113 40 113 39 114 39 114 38 115 38 115 38 116 38 116 37 116 37 117 37 117 37 118 37 119 37 119 38 120 38 120 38 121 37 121 37 122 37 122 37 123 37 123 37 124 37 124 37 125 37 125 37 126 37 126 38 127 39 129 39 130 40 131 41 132 41 133 42 134 42 135 43 136 43 137 45 138 46 139 47 140 49 140 50 141 51 142 52 142 52 143 53 143 53 143 53 144 53 144 53 145 53 145 54 145 54 146 54 147 55 147 57 147 58 147 60 147 61 149 62 150 62 151 63 153 64 153 65 154 65 154 66 154 66 154 67 154 67 154 67 155 68 155 68 156 68 156 67 156 67 156 67 157 66 157 66 157 66 158 66 158 66 158 67 158 67 157 67 157 68 157 68 157 68 157 68 156 69 156 70 157 70 157 71 157 71 158 72 158 73 158 73 159 74 159 74 159 74 159 74 160 74 160 74 160 74 161 74 162 74 163 74 164 74 165 74 166 74 167 74 167 74 167 75 167 76 167 77 168 78 168 79 168 79 169 80 169 80 169 80 169 81 169 81 170 82 170 83 171 83 171 84 171 84 172 85 172 85 171 85 171 86 171 86 171 86 170 86 170 86 170 86 170 86 170 87 170 87 170 87 171 87 171 88 171 88 171 89 171 89 172 90 172 90 172 91 172 91 172 92 172 92 172 94 172 96 172 98 172 99 172 99 172 100 171 101 171 101 171 102 171 103 171 103 171 104 171 105 171 106 170 107 170 108 169 109 169 110 169 111 168 112 168 114 167 115 168 116 168 117 168 118 168 119 167 120 167 120 167 121 166 121 166 121 166 122 166 122 166 123 165 123 165 123 165 124 165 125 166 125 166 126 167 127 168 127 168 128 169 128 169 129 169 129 169 130 170 130 170 131 172 131 172 131 173 131 173 129 173 129 173 128 174 128 174 128 174 127 174 127 174 126 174 126 174 125 173 124 173 124 172 124 172 124 172 123 172 123 171 123 171 123 171 123 171 122 170 122 170 122 170 122 170 122 171 122 171 121 171 121 171 120 172 120 173 119 173 120 174 120 174 121 175 121 176 122 176 122 176 122 176 123 176 123 176 124 176 124 176 125 176 126 177 126 177 126 178 126 178 126 178 126 178 125 178 125 178 125 178 124 178 124 178 124 178 124 177 123 177 123 178 123 178 123 179 123 179 122 179 122 179 122 180 122 180 122 181 122 181 122 181 123 181 124 181 124 181 125 181 125 181 126 181 126 181 127 181 127 181 127 180 128 179 128 179 129 179 129 178 130 178 130 178 131 178 131 178 131 177 131 177 132 177 132 177 133 177 133 176 133 176 134 176 135 176 135 175 135 175 135 175 136 175 136 175 136 175 137 175 137 175 137 175 137 175 138 175 138 175 138 175 139 176 138 176 139 177 139 177 139 177 139 176 139 176 139 176 139 175 139 175 139 174 139 174 139 173 139 172 139 171 140 172 141 172 141 173 142 173 142 173 142 174 142 175 143 175 143 176 144 175 145 175 146 175 147 176 148 176 149 177 149 177 150 178 151 178 152 178 153 178 154 179 154 179 155 179 155 179 155 179 156 179 156 180 157 180 157 180 158 181 159 181 159 182 160 183 161 183 161 183 162 184 163 184 163 184 163 185 164 185 164 185 164 185 164 185 164 185 165 185 165 186 166 186 166 187 166 187 167 188 166 188 166 189 166 189 165 189 165 190 165 189 165 189 164 189 164 189 164 189 164 189 164 189 163 189 163 189 162 188 162 188 161 187 160 187 159 187 159 188 159 188 160 188 160 189 161 189 161 190 161 191 161 192 161 193 160 193 160 193 159 194 159 194 159 194 159 194 159 195 159 195 159 195 160 194 160 194 160 193 160 193 161 193 161 193 161 193 161 193 162 192 162 192 162 192 163 192 163 192 164 192 164 192 165 192 166 192 166 193 167 193 167 193 168 193 168 192 168 192 169 192 169 192 170 192 170 192 171 192 172 191 172 190 172 190 171 190 170 190 170 188 170 189 171 189 171 189 172 189 172 190 172 190 173 190 173 190 173 191 174 191 174 190 175 190 175 190 176 191 176 191 176 191 176 191 177 191 178 192 178 192 178 193 178 193 177 192 177 192 177 192 177 192 176 192 176 193 176 193 176 194 176 194 176 195 177 196 176 195 177 195 178 194 178 195 179 195 179 195 179 196 179 196 179 196 180 196 180 197 181 198 181 198 181 198 182 199 182 199 181 199 181 198 181 198 181 198 180 198 180 199 180 200 180 200 181 200 181 200 182 200 182 200 183 200 183 200 184 200 184 201 186 200 187 201 189 201 190 201 191 201 193 201 193 202 193 202 194 202 195 202 195 202 196 203 196 203 196 203 197 204 198 204 198 204 199 205 199 205 201 206 201 207 201 207 199 208 200 208 200 208 200 209 200 209 201 210 201 210 201 211 202 211 203 212 204 212 204 213 204 213 204 213 204 213 204 214 204 214 203 215 202 215 202 216 202 216 203 217 204 217 205 217 206 217 207 217 207 217 208 217 208 217 209 218 209 219 210 220 211 221 212 221 213 221 214 221 214 221 215 221 216 222 216 222 217 223 218 224 219 225 219 225 219 227 219 228 219 228 219 228 218 229 218 229 218 230 218 230 218 231 218 231 219 231 219 230 220 229 220 229 220 228 220 226 220 225 220 225 220 224 220 224 220 224 221 224 222 224 222 224 223 224 223 223 224 223 224 223 225 223 225 223 226 223 226 223 227 224 227 224 227 224 228 224 228 225 229 225 230 226 230 227 230 228 230 229 230 231 230 232 230 232 230 233 230 233 229 233 229 233 229 234 229 235 229 236 229 237 229 238 229 239 229 240 229 240 229 241 229 242 228 242 228 243 228 243 228 244 227 245 226 246 227 247 227 247 227 247 227 248 227 248 226 248 226 249 225 250 224 251 224 251 223 252 223 252 222 253 221 253 221 252 220 252 219 252 219 252 218 252 218 252 217 253 217 253 216 253 216 253 215 253 215 253 214 253 214 253 214 253 214 253 213 253 213 253 212 253 212 253 212 254 211 254 211 254 211 255 211 255 210 255 210 255 209 255 209 256 209 256 208 256 208 257 207 257 207 257 206 258 206 258 206 258 205 258 205 259 205 259 204 259 204 260 203 259 202 259 202 258 202 258 201 258 201 259 201 259 201 259 200 259 200 259 200 259 199 259 198 259 198 259 197 259 195 260 195 260 193 260 192 260 191 260 190 260 190 260 189 261 188 261 188 261 188 261 187 261 187 261 186 261 186 261 185 261 184 261 183 261 182 261 182 262 181 262 180 262 179 262 178 262 177 262 177 262 176 263 176 263 175 263 175 263 174 263 173 263 172 263 171 263 170 263 169 262 168 262 168 262 167 262 166 262 165 262 164 262 163 262 162 262 162 262 162 262 161 262 161 261 161 261 160 261 160 261 159 261 159 261 158 260 158 260 158 260 157 260 157 260 157 260 156 259 156 259 156 259 155 259 155 259 155 259 154 258 154 258 154 258 153 258 153 258 153 258 152 257 152 257 151 256 151 256 151 256 151 256 151 255 151 255 151 255 152 254 151 254 150 254 150 254 150 253 150 253 150 253 150 253 149 253 149 253 149 253 149 254 149 254 149 254 150 254 150 255 150 256 150 256 149 256 149 256 149 255 148 255 148 255 147 255 147 255 147 255 147 255 146 255 146 255 146 254 145 254 145 254 144 254 144 254 143 254 143 253 142 253 142 253 142 253 141 253 141 253 140 253 140 254 140 254 139 254 139 253 139 253 139 252 139 253 139 252 140 252 139 252 139 252 139 252 138 252 138 252 137 252 137 253 137 253 137 252 136 252 136 252 136 252 136 252 135 252 135 252 134 252 134 251 133 251 133 251 132 251 132 251 132 250 132 250 131 250 131 250 131 250 131 249 130 249 130 249 129 249 129 248 128 248 127 248 127 247 126 247 125 247 125 247 125 246 124 246 124 246 124 246 123 246 123 246 123 246 122 246 122 245 122 245 121 245 121 245 121 245 121 245 120 245 120 245 120 245 119 244 119 244 118 244 118 244 118 244 117 243 117 243 116 243 116 243 115 243 115 242 114 242 114 242 114 242 113 242 113 242 113 242 112 241 112 241 111 241 110 240 110 240 109 240 109 240 108 240 108 239 107 239 107 239 106 239 106 239 106 240 106 240 106 240 107 240 107 240 107 240 107 241 107 241 107 241 106 241 106 241 105 241 104 241 104 241 103 241 103 241 102 241 102 242 101 242 101 242 101 242 101 242 100 242 100 242 100 242 99 243 99 243 100 243 100 243 101 243 101 243 101 243 101 243 101 243 102 243 102 243 102 242 102 242 103 242 103 242 104 243 104 243 104 244 103 244 103 245 103 246 102 246 102 246 101 245 101 245 101 245 101 245 100 245 100 245 99 244 99 244 98 244 98 244 97 244 97 244 97 244 96 244 96 243 96 243 96 243 95 243 95 242 94 241 94 241 93 240 93 240 93 239 92 239 92 238 91 237 90 236 89 236 88 235 86 235 85 235 84 235 83 235 83 235 82 234 82 234 81 234 81 234 80 233 80 233 79 233 79 233 79 233 79 233 79 233 78 233 78 232 78 232 78 232 78 232 77 232 77 232 77 232 76 231 76 231 76 231 75 231 75 230 75 230 75 230 74 230 74 230 74 230 73 230 73 230 72 230 72 229 72 229 72 229 72 229 71 229 71 228 71 228 71 228 71 228 71 228 71 227 70 228 70 229 69 229 69 228 69 228 69 228 69 227 68 227 68 227 68 228 68 228 68 228 68 228 67 228 67 227 67 226 67 226 67 227 67 227 66 227 66 227 66 227 66 227 66 227 66 226 66 226 66 226 65 226 65 226 65 226 64 225 63 225 63 224 61 224 60 223 59 223 58 223 57 223 57 223 56 222 55 222 55 222 54 222 54 222 53 222 53 222 53 221 52 221 51 220 51 220 50 220 49 219 49 219 48 219 48 219 47 219 47 219 47 219 46 219 46 219 46 219 45 219 45 219 44 219 44 219 43 219 42 219 42 218 41 218 41 218 40 218 39 218 39 218 38 218 38 218 37 218 37 217 37 217 36 217 36 217 36 217 36 217 36 217 35 217 35 217 35 217 34 217 34 217 34 217 34 217 34 217 34 217 34 217 33 217 33 217 33 217 33 216 33 216 32 216 32 216 31 216 30 216 30 216 30 216 30 216 29 216 29 216 29 216 29 216 28 216 28 216 27 216 27 216 26 216 26 216 25 216 25 216 25 215 25 215 25 215 25 214 25 214 25 213 25 213 25 212 24 212 24 212 24 212 24 212 24 212 24 212 23 213 23 213 23 213 23 213 23 214 23 214 23 214 23 214 23 214 22 213 22 213 22 213 21 213 21 213 20 213 20 212 20 212 20 212 19 212 19 212 19 212 19 212 19 212 19 212 19 212 19 212 19 213 18 213 18 213 18 213 17 212 17 213 16 213 16 213 17 213 17 213 17 213 18 213 19 213 19 214 20 214 19 214 18 214 18 214 17 214 17 214 17 214 16 214 16 214 15 214 15 214 14 214 14 214 14 214 13 214 13 213 13 213 13 213 13 213 13 213 13 212 13 213 13 212 12 212 12 212 12 212 12 210 12 208 12 208 12 208 12 205 11 204 10 Z N">
            <draw:equation draw:name="f0" draw:formula="251*logwidth/263"/>
            <draw:equation draw:name="f1" draw:formula="230*logheight/231"/>
            <draw:equation draw:name="f2" draw:formula="193*logwidth/263"/>
            <draw:equation draw:name="f3" draw:formula="12*logheight/231"/>
            <draw:equation draw:name="f4" draw:formula="187*logwidth/263"/>
            <draw:equation draw:name="f5" draw:formula="19*logheight/231"/>
            <draw:equation draw:name="f6" draw:formula="0*logwidth/263"/>
            <draw:equation draw:name="f7" draw:formula="6*logheight/231"/>
            <draw:equation draw:name="f8" draw:formula="9*logwidth/263"/>
            <draw:equation draw:name="f9" draw:formula="22*logheight/231"/>
            <draw:equation draw:name="f10" draw:formula="11*logwidth/263"/>
            <draw:equation draw:name="f11" draw:formula="27*logheight/231"/>
            <draw:equation draw:name="f12" draw:formula="18*logwidth/263"/>
            <draw:equation draw:name="f13" draw:formula="22*logheight/231"/>
            <draw:equation draw:name="f14" draw:formula="22*logwidth/263"/>
            <draw:equation draw:name="f15" draw:formula="21*logheight/231"/>
            <draw:equation draw:name="f16" draw:formula="35*logwidth/263"/>
            <draw:equation draw:name="f17" draw:formula="25*logheight/231"/>
            <draw:equation draw:name="f18" draw:formula="46*logwidth/263"/>
            <draw:equation draw:name="f19" draw:formula="22*logheight/231"/>
            <draw:equation draw:name="f20" draw:formula="50*logwidth/263"/>
            <draw:equation draw:name="f21" draw:formula="26*logheight/231"/>
            <draw:equation draw:name="f22" draw:formula="65*logwidth/263"/>
            <draw:equation draw:name="f23" draw:formula="35*logheight/231"/>
            <draw:equation draw:name="f24" draw:formula="69*logwidth/263"/>
            <draw:equation draw:name="f25" draw:formula="37*logheight/231"/>
            <draw:equation draw:name="f26" draw:formula="81*logwidth/263"/>
            <draw:equation draw:name="f27" draw:formula="53*logheight/231"/>
            <draw:equation draw:name="f28" draw:formula="94*logwidth/263"/>
            <draw:equation draw:name="f29" draw:formula="50*logheight/231"/>
            <draw:equation draw:name="f30" draw:formula="104*logwidth/263"/>
            <draw:equation draw:name="f31" draw:formula="46*logheight/231"/>
            <draw:equation draw:name="f32" draw:formula="116*logwidth/263"/>
            <draw:equation draw:name="f33" draw:formula="38*logheight/231"/>
            <draw:equation draw:name="f34" draw:formula="133*logwidth/263"/>
            <draw:equation draw:name="f35" draw:formula="42*logheight/231"/>
            <draw:equation draw:name="f36" draw:formula="150*logwidth/263"/>
            <draw:equation draw:name="f37" draw:formula="62*logheight/231"/>
            <draw:equation draw:name="f38" draw:formula="157*logwidth/263"/>
            <draw:equation draw:name="f39" draw:formula="68*logheight/231"/>
            <draw:equation draw:name="f40" draw:formula="168*logwidth/263"/>
            <draw:equation draw:name="f41" draw:formula="78*logheight/231"/>
            <draw:equation draw:name="f42" draw:formula="171*logwidth/263"/>
            <draw:equation draw:name="f43" draw:formula="88*logheight/231"/>
            <draw:equation draw:name="f44" draw:formula="169*logwidth/263"/>
            <draw:equation draw:name="f45" draw:formula="110*logheight/231"/>
            <draw:equation draw:name="f46" draw:formula="169*logwidth/263"/>
            <draw:equation draw:name="f47" draw:formula="129*logheight/231"/>
            <draw:equation draw:name="f48" draw:formula="171*logwidth/263"/>
            <draw:equation draw:name="f49" draw:formula="122*logheight/231"/>
            <draw:equation draw:name="f50" draw:formula="178*logwidth/263"/>
            <draw:equation draw:name="f51" draw:formula="126*logheight/231"/>
            <draw:equation draw:name="f52" draw:formula="181*logwidth/263"/>
            <draw:equation draw:name="f53" draw:formula="126*logheight/231"/>
            <draw:equation draw:name="f54" draw:formula="175*logwidth/263"/>
            <draw:equation draw:name="f55" draw:formula="137*logheight/231"/>
            <draw:equation draw:name="f56" draw:formula="173*logwidth/263"/>
            <draw:equation draw:name="f57" draw:formula="142*logheight/231"/>
            <draw:equation draw:name="f58" draw:formula="182*logwidth/263"/>
            <draw:equation draw:name="f59" draw:formula="160*logheight/231"/>
            <draw:equation draw:name="f60" draw:formula="189*logwidth/263"/>
            <draw:equation draw:name="f61" draw:formula="164*logheight/231"/>
            <draw:equation draw:name="f62" draw:formula="195*logwidth/263"/>
            <draw:equation draw:name="f63" draw:formula="159*logheight/231"/>
            <draw:equation draw:name="f64" draw:formula="192*logwidth/263"/>
            <draw:equation draw:name="f65" draw:formula="170*logheight/231"/>
            <draw:equation draw:name="f66" draw:formula="192*logwidth/263"/>
            <draw:equation draw:name="f67" draw:formula="178*logheight/231"/>
            <draw:equation draw:name="f68" draw:formula="198*logwidth/263"/>
            <draw:equation draw:name="f69" draw:formula="181*logheight/231"/>
            <draw:equation draw:name="f70" draw:formula="202*logwidth/263"/>
            <draw:equation draw:name="f71" draw:formula="194*logheight/231"/>
            <draw:equation draw:name="f72" draw:formula="213*logwidth/263"/>
            <draw:equation draw:name="f73" draw:formula="204*logheight/231"/>
            <draw:equation draw:name="f74" draw:formula="222*logwidth/263"/>
            <draw:equation draw:name="f75" draw:formula="217*logheight/231"/>
            <draw:equation draw:name="f76" draw:formula="224*logwidth/263"/>
            <draw:equation draw:name="f77" draw:formula="222*logheight/231"/>
            <draw:equation draw:name="f78" draw:formula="234*logwidth/263"/>
            <draw:equation draw:name="f79" draw:formula="229*logheight/231"/>
            <draw:equation draw:name="f80" draw:formula="252*logwidth/263"/>
            <draw:equation draw:name="f81" draw:formula="222*logheight/231"/>
            <draw:equation draw:name="f82" draw:formula="255*logwidth/263"/>
            <draw:equation draw:name="f83" draw:formula="210*logheight/231"/>
            <draw:equation draw:name="f84" draw:formula="259*logwidth/263"/>
            <draw:equation draw:name="f85" draw:formula="200*logheight/231"/>
            <draw:equation draw:name="f86" draw:formula="262*logwidth/263"/>
            <draw:equation draw:name="f87" draw:formula="179*logheight/231"/>
            <draw:equation draw:name="f88" draw:formula="261*logwidth/263"/>
            <draw:equation draw:name="f89" draw:formula="160*logheight/231"/>
            <draw:equation draw:name="f90" draw:formula="256*logwidth/263"/>
            <draw:equation draw:name="f91" draw:formula="151*logheight/231"/>
            <draw:equation draw:name="f92" draw:formula="255*logwidth/263"/>
            <draw:equation draw:name="f93" draw:formula="147*logheight/231"/>
            <draw:equation draw:name="f94" draw:formula="252*logwidth/263"/>
            <draw:equation draw:name="f95" draw:formula="140*logheight/231"/>
            <draw:equation draw:name="f96" draw:formula="250*logwidth/263"/>
            <draw:equation draw:name="f97" draw:formula="131*logheight/231"/>
            <draw:equation draw:name="f98" draw:formula="245*logwidth/263"/>
            <draw:equation draw:name="f99" draw:formula="120*logheight/231"/>
            <draw:equation draw:name="f100" draw:formula="239*logwidth/263"/>
            <draw:equation draw:name="f101" draw:formula="107*logheight/231"/>
            <draw:equation draw:name="f102" draw:formula="242*logwidth/263"/>
            <draw:equation draw:name="f103" draw:formula="100*logheight/231"/>
            <draw:equation draw:name="f104" draw:formula="245*logwidth/263"/>
            <draw:equation draw:name="f105" draw:formula="101*logheight/231"/>
            <draw:equation draw:name="f106" draw:formula="236*logwidth/263"/>
            <draw:equation draw:name="f107" draw:formula="88*logheight/231"/>
            <draw:equation draw:name="f108" draw:formula="231*logwidth/263"/>
            <draw:equation draw:name="f109" draw:formula="76*logheight/231"/>
            <draw:equation draw:name="f110" draw:formula="228*logwidth/263"/>
            <draw:equation draw:name="f111" draw:formula="69*logheight/231"/>
            <draw:equation draw:name="f112" draw:formula="225*logwidth/263"/>
            <draw:equation draw:name="f113" draw:formula="63*logheight/231"/>
            <draw:equation draw:name="f114" draw:formula="219*logwidth/263"/>
            <draw:equation draw:name="f115" draw:formula="46*logheight/231"/>
            <draw:equation draw:name="f116" draw:formula="217*logwidth/263"/>
            <draw:equation draw:name="f117" draw:formula="34*logheight/231"/>
            <draw:equation draw:name="f118" draw:formula="216*logwidth/263"/>
            <draw:equation draw:name="f119" draw:formula="26*logheight/231"/>
            <draw:equation draw:name="f120" draw:formula="214*logwidth/263"/>
            <draw:equation draw:name="f121" draw:formula="22*logheight/231"/>
            <draw:equation draw:name="f122" draw:formula="213*logwidth/263"/>
            <draw:equation draw:name="f123" draw:formula="17*logheight/231"/>
            <draw:equation draw:name="f124" draw:formula="212*logwidth/263"/>
            <draw:equation draw:name="f125" draw:formula="12*logheight/231"/>
            <draw:equation draw:name="f126" draw:formula="logwidth"/>
            <draw:equation draw:name="f127" draw:formula="logheight"/>
          </draw:enhanced-geometry>
        </draw:custom-shape>
        <draw:custom-shape draw:name="Freeform 49" draw:style-name="gr3" draw:text-style-name="P2" draw:layer="layout" svg:width="0.284cm" svg:height="0.674cm" svg:x="29.699cm" svg:y="8.396cm">
          <text:p><text:span text:style-name="T1"/></text:p>
          <draw:enhanced-geometry draw:mirror-horizontal="false" draw:mirror-vertical="false" drawooo:sub-view-size="26 61" draw:text-areas="0 0 ?f64 ?f65" svg:viewBox="0 0 0 0" draw:type="ooxml-non-primitive" draw:enhanced-path="M 0 5 C 3 61 3 61 3 61 26 61 26 61 26 61 26 61 26 61 26 61 26 60 26 60 26 59 26 59 26 59 26 59 26 58 25 58 25 58 25 58 25 57 25 57 25 57 24 57 23 57 23 56 23 57 22 57 22 57 21 57 21 56 21 56 22 55 22 55 23 55 23 54 23 54 23 53 23 52 23 52 23 52 23 51 23 51 23 51 24 51 24 51 24 51 24 50 24 50 24 49 24 48 23 48 23 48 23 48 23 48 23 47 23 47 22 47 22 47 22 47 22 47 21 47 21 47 21 46 20 46 20 46 20 46 20 45 20 45 19 44 19 44 19 44 18 44 18 43 18 43 18 43 17 42 17 42 17 42 16 41 16 41 17 40 17 39 17 39 16 38 16 38 15 37 15 37 15 37 14 36 14 36 14 36 14 35 14 35 14 35 13 35 13 34 13 33 13 31 13 30 13 29 13 29 13 28 13 28 13 27 13 27 13 26 13 26 13 26 13 26 12 26 12 27 12 27 13 28 13 28 12 29 12 28 12 28 11 28 11 28 11 27 10 27 10 27 10 27 9 27 9 27 9 27 9 27 8 26 9 26 9 26 10 26 10 26 10 26 11 26 11 26 11 26 12 26 12 26 12 26 12 25 11 25 11 25 11 24 11 24 10 23 10 23 10 23 10 22 10 22 9 21 9 20 9 19 9 19 8 18 7 18 7 17 7 17 7 16 7 16 7 15 8 14 8 13 8 12 7 12 7 12 7 11 7 11 7 11 7 10 7 9 7 9 8 8 8 7 9 7 9 6 9 5 10 4 10 3 11 2 12 1 12 1 12 1 13 1 6 0 6 0 6 0 L 0 5 Z N">
            <draw:equation draw:name="f0" draw:formula="3*logwidth/26"/>
            <draw:equation draw:name="f1" draw:formula="61*logheight/61"/>
            <draw:equation draw:name="f2" draw:formula="26*logwidth/26"/>
            <draw:equation draw:name="f3" draw:formula="61*logheight/61"/>
            <draw:equation draw:name="f4" draw:formula="26*logwidth/26"/>
            <draw:equation draw:name="f5" draw:formula="59*logheight/61"/>
            <draw:equation draw:name="f6" draw:formula="25*logwidth/26"/>
            <draw:equation draw:name="f7" draw:formula="57*logheight/61"/>
            <draw:equation draw:name="f8" draw:formula="22*logwidth/26"/>
            <draw:equation draw:name="f9" draw:formula="57*logheight/61"/>
            <draw:equation draw:name="f10" draw:formula="22*logwidth/26"/>
            <draw:equation draw:name="f11" draw:formula="55*logheight/61"/>
            <draw:equation draw:name="f12" draw:formula="23*logwidth/26"/>
            <draw:equation draw:name="f13" draw:formula="52*logheight/61"/>
            <draw:equation draw:name="f14" draw:formula="24*logwidth/26"/>
            <draw:equation draw:name="f15" draw:formula="51*logheight/61"/>
            <draw:equation draw:name="f16" draw:formula="23*logwidth/26"/>
            <draw:equation draw:name="f17" draw:formula="48*logheight/61"/>
            <draw:equation draw:name="f18" draw:formula="22*logwidth/26"/>
            <draw:equation draw:name="f19" draw:formula="47*logheight/61"/>
            <draw:equation draw:name="f20" draw:formula="21*logwidth/26"/>
            <draw:equation draw:name="f21" draw:formula="46*logheight/61"/>
            <draw:equation draw:name="f22" draw:formula="19*logwidth/26"/>
            <draw:equation draw:name="f23" draw:formula="44*logheight/61"/>
            <draw:equation draw:name="f24" draw:formula="18*logwidth/26"/>
            <draw:equation draw:name="f25" draw:formula="43*logheight/61"/>
            <draw:equation draw:name="f26" draw:formula="17*logwidth/26"/>
            <draw:equation draw:name="f27" draw:formula="40*logheight/61"/>
            <draw:equation draw:name="f28" draw:formula="15*logwidth/26"/>
            <draw:equation draw:name="f29" draw:formula="37*logheight/61"/>
            <draw:equation draw:name="f30" draw:formula="14*logwidth/26"/>
            <draw:equation draw:name="f31" draw:formula="35*logheight/61"/>
            <draw:equation draw:name="f32" draw:formula="13*logwidth/26"/>
            <draw:equation draw:name="f33" draw:formula="30*logheight/61"/>
            <draw:equation draw:name="f34" draw:formula="13*logwidth/26"/>
            <draw:equation draw:name="f35" draw:formula="27*logheight/61"/>
            <draw:equation draw:name="f36" draw:formula="12*logwidth/26"/>
            <draw:equation draw:name="f37" draw:formula="27*logheight/61"/>
            <draw:equation draw:name="f38" draw:formula="12*logwidth/26"/>
            <draw:equation draw:name="f39" draw:formula="28*logheight/61"/>
            <draw:equation draw:name="f40" draw:formula="10*logwidth/26"/>
            <draw:equation draw:name="f41" draw:formula="27*logheight/61"/>
            <draw:equation draw:name="f42" draw:formula="9*logwidth/26"/>
            <draw:equation draw:name="f43" draw:formula="26*logheight/61"/>
            <draw:equation draw:name="f44" draw:formula="11*logwidth/26"/>
            <draw:equation draw:name="f45" draw:formula="26*logheight/61"/>
            <draw:equation draw:name="f46" draw:formula="11*logwidth/26"/>
            <draw:equation draw:name="f47" draw:formula="25*logheight/61"/>
            <draw:equation draw:name="f48" draw:formula="10*logwidth/26"/>
            <draw:equation draw:name="f49" draw:formula="23*logheight/61"/>
            <draw:equation draw:name="f50" draw:formula="9*logwidth/26"/>
            <draw:equation draw:name="f51" draw:formula="19*logheight/61"/>
            <draw:equation draw:name="f52" draw:formula="7*logwidth/26"/>
            <draw:equation draw:name="f53" draw:formula="16*logheight/61"/>
            <draw:equation draw:name="f54" draw:formula="7*logwidth/26"/>
            <draw:equation draw:name="f55" draw:formula="12*logheight/61"/>
            <draw:equation draw:name="f56" draw:formula="7*logwidth/26"/>
            <draw:equation draw:name="f57" draw:formula="9*logheight/61"/>
            <draw:equation draw:name="f58" draw:formula="10*logwidth/26"/>
            <draw:equation draw:name="f59" draw:formula="4*logheight/61"/>
            <draw:equation draw:name="f60" draw:formula="13*logwidth/26"/>
            <draw:equation draw:name="f61" draw:formula="1*logheight/61"/>
            <draw:equation draw:name="f62" draw:formula="0*logwidth/26"/>
            <draw:equation draw:name="f63" draw:formula="5*logheight/61"/>
            <draw:equation draw:name="f64" draw:formula="logwidth"/>
            <draw:equation draw:name="f65" draw:formula="logheight"/>
          </draw:enhanced-geometry>
        </draw:custom-shape>
        <draw:custom-shape draw:name="Freeform 50" draw:style-name="gr3" draw:text-style-name="P2" draw:layer="layout" svg:width="0.724cm" svg:height="0.536cm" svg:x="30.479cm" svg:y="7.285cm">
          <text:p><text:span text:style-name="T1"/></text:p>
          <draw:enhanced-geometry draw:mirror-horizontal="false" draw:mirror-vertical="false" drawooo:sub-view-size="66 49" draw:text-areas="0 0 ?f124 ?f125" svg:viewBox="0 0 0 0" draw:type="ooxml-non-primitive" draw:enhanced-path="M 33 0 C 33 2 33 2 33 2 31 2 31 2 31 2 31 0 31 0 31 0 8 0 8 0 8 0 7 19 7 19 7 19 6 34 6 34 6 34 6 34 7 36 7 36 7 36 8 39 8 39 2 42 2 42 2 42 2 42 0 44 0 44 0 45 0 46 0 46 3 49 3 49 3 49 3 48 3 48 3 48 4 48 4 48 5 48 6 47 7 47 8 47 9 46 9 46 9 46 10 46 10 45 10 45 11 45 11 45 11 44 12 44 12 44 12 44 13 43 14 44 14 43 15 43 16 43 16 42 16 42 17 42 17 42 18 41 19 42 19 42 20 42 20 42 20 41 20 41 21 41 21 41 21 41 22 41 22 40 23 40 23 40 24 39 24 39 24 39 25 38 25 38 25 38 26 37 26 37 27 37 27 37 27 37 27 36 27 36 28 36 28 35 28 35 29 35 29 36 29 36 29 36 30 36 30 37 30 37 30 37 30 37 30 37 30 37 31 37 31 36 32 36 33 36 34 36 35 36 37 36 39 36 41 36 44 36 44 36 45 36 45 36 45 36 45 36 46 36 46 35 47 35 47 35 48 35 48 35 48 35 49 35 49 35 49 35 50 35 50 35 50 35 50 35 51 35 51 35 52 35 52 35 53 35 53 35 54 35 54 35 55 35 55 35 55 34 56 34 56 34 57 34 57 34 57 34 57 33 57 33 57 33 57 33 58 33 58 33 58 33 59 33 61 33 62 33 62 33 63 33 64 33 64 33 64 33 65 33 65 33 65 33 65 33 65 31 65 31 65 31 66 27 66 27 66 27 66 1 66 1 66 1 L 33 0 Z N">
            <draw:equation draw:name="f0" draw:formula="33*logwidth/66"/>
            <draw:equation draw:name="f1" draw:formula="0*logheight/49"/>
            <draw:equation draw:name="f2" draw:formula="33*logwidth/66"/>
            <draw:equation draw:name="f3" draw:formula="2*logheight/49"/>
            <draw:equation draw:name="f4" draw:formula="31*logwidth/66"/>
            <draw:equation draw:name="f5" draw:formula="2*logheight/49"/>
            <draw:equation draw:name="f6" draw:formula="31*logwidth/66"/>
            <draw:equation draw:name="f7" draw:formula="0*logheight/49"/>
            <draw:equation draw:name="f8" draw:formula="8*logwidth/66"/>
            <draw:equation draw:name="f9" draw:formula="0*logheight/49"/>
            <draw:equation draw:name="f10" draw:formula="7*logwidth/66"/>
            <draw:equation draw:name="f11" draw:formula="19*logheight/49"/>
            <draw:equation draw:name="f12" draw:formula="6*logwidth/66"/>
            <draw:equation draw:name="f13" draw:formula="34*logheight/49"/>
            <draw:equation draw:name="f14" draw:formula="7*logwidth/66"/>
            <draw:equation draw:name="f15" draw:formula="36*logheight/49"/>
            <draw:equation draw:name="f16" draw:formula="8*logwidth/66"/>
            <draw:equation draw:name="f17" draw:formula="39*logheight/49"/>
            <draw:equation draw:name="f18" draw:formula="2*logwidth/66"/>
            <draw:equation draw:name="f19" draw:formula="42*logheight/49"/>
            <draw:equation draw:name="f20" draw:formula="0*logwidth/66"/>
            <draw:equation draw:name="f21" draw:formula="44*logheight/49"/>
            <draw:equation draw:name="f22" draw:formula="0*logwidth/66"/>
            <draw:equation draw:name="f23" draw:formula="46*logheight/49"/>
            <draw:equation draw:name="f24" draw:formula="3*logwidth/66"/>
            <draw:equation draw:name="f25" draw:formula="49*logheight/49"/>
            <draw:equation draw:name="f26" draw:formula="3*logwidth/66"/>
            <draw:equation draw:name="f27" draw:formula="48*logheight/49"/>
            <draw:equation draw:name="f28" draw:formula="5*logwidth/66"/>
            <draw:equation draw:name="f29" draw:formula="48*logheight/49"/>
            <draw:equation draw:name="f30" draw:formula="8*logwidth/66"/>
            <draw:equation draw:name="f31" draw:formula="47*logheight/49"/>
            <draw:equation draw:name="f32" draw:formula="9*logwidth/66"/>
            <draw:equation draw:name="f33" draw:formula="46*logheight/49"/>
            <draw:equation draw:name="f34" draw:formula="10*logwidth/66"/>
            <draw:equation draw:name="f35" draw:formula="45*logheight/49"/>
            <draw:equation draw:name="f36" draw:formula="11*logwidth/66"/>
            <draw:equation draw:name="f37" draw:formula="44*logheight/49"/>
            <draw:equation draw:name="f38" draw:formula="12*logwidth/66"/>
            <draw:equation draw:name="f39" draw:formula="44*logheight/49"/>
            <draw:equation draw:name="f40" draw:formula="14*logwidth/66"/>
            <draw:equation draw:name="f41" draw:formula="43*logheight/49"/>
            <draw:equation draw:name="f42" draw:formula="16*logwidth/66"/>
            <draw:equation draw:name="f43" draw:formula="42*logheight/49"/>
            <draw:equation draw:name="f44" draw:formula="17*logwidth/66"/>
            <draw:equation draw:name="f45" draw:formula="42*logheight/49"/>
            <draw:equation draw:name="f46" draw:formula="19*logwidth/66"/>
            <draw:equation draw:name="f47" draw:formula="42*logheight/49"/>
            <draw:equation draw:name="f48" draw:formula="20*logwidth/66"/>
            <draw:equation draw:name="f49" draw:formula="41*logheight/49"/>
            <draw:equation draw:name="f50" draw:formula="21*logwidth/66"/>
            <draw:equation draw:name="f51" draw:formula="41*logheight/49"/>
            <draw:equation draw:name="f52" draw:formula="22*logwidth/66"/>
            <draw:equation draw:name="f53" draw:formula="40*logheight/49"/>
            <draw:equation draw:name="f54" draw:formula="24*logwidth/66"/>
            <draw:equation draw:name="f55" draw:formula="39*logheight/49"/>
            <draw:equation draw:name="f56" draw:formula="25*logwidth/66"/>
            <draw:equation draw:name="f57" draw:formula="38*logheight/49"/>
            <draw:equation draw:name="f58" draw:formula="26*logwidth/66"/>
            <draw:equation draw:name="f59" draw:formula="37*logheight/49"/>
            <draw:equation draw:name="f60" draw:formula="27*logwidth/66"/>
            <draw:equation draw:name="f61" draw:formula="37*logheight/49"/>
            <draw:equation draw:name="f62" draw:formula="27*logwidth/66"/>
            <draw:equation draw:name="f63" draw:formula="36*logheight/49"/>
            <draw:equation draw:name="f64" draw:formula="28*logwidth/66"/>
            <draw:equation draw:name="f65" draw:formula="35*logheight/49"/>
            <draw:equation draw:name="f66" draw:formula="29*logwidth/66"/>
            <draw:equation draw:name="f67" draw:formula="36*logheight/49"/>
            <draw:equation draw:name="f68" draw:formula="30*logwidth/66"/>
            <draw:equation draw:name="f69" draw:formula="37*logheight/49"/>
            <draw:equation draw:name="f70" draw:formula="30*logwidth/66"/>
            <draw:equation draw:name="f71" draw:formula="37*logheight/49"/>
            <draw:equation draw:name="f72" draw:formula="31*logwidth/66"/>
            <draw:equation draw:name="f73" draw:formula="37*logheight/49"/>
            <draw:equation draw:name="f74" draw:formula="33*logwidth/66"/>
            <draw:equation draw:name="f75" draw:formula="36*logheight/49"/>
            <draw:equation draw:name="f76" draw:formula="37*logwidth/66"/>
            <draw:equation draw:name="f77" draw:formula="36*logheight/49"/>
            <draw:equation draw:name="f78" draw:formula="44*logwidth/66"/>
            <draw:equation draw:name="f79" draw:formula="36*logheight/49"/>
            <draw:equation draw:name="f80" draw:formula="45*logwidth/66"/>
            <draw:equation draw:name="f81" draw:formula="36*logheight/49"/>
            <draw:equation draw:name="f82" draw:formula="46*logwidth/66"/>
            <draw:equation draw:name="f83" draw:formula="36*logheight/49"/>
            <draw:equation draw:name="f84" draw:formula="47*logwidth/66"/>
            <draw:equation draw:name="f85" draw:formula="35*logheight/49"/>
            <draw:equation draw:name="f86" draw:formula="48*logwidth/66"/>
            <draw:equation draw:name="f87" draw:formula="35*logheight/49"/>
            <draw:equation draw:name="f88" draw:formula="49*logwidth/66"/>
            <draw:equation draw:name="f89" draw:formula="35*logheight/49"/>
            <draw:equation draw:name="f90" draw:formula="50*logwidth/66"/>
            <draw:equation draw:name="f91" draw:formula="35*logheight/49"/>
            <draw:equation draw:name="f92" draw:formula="51*logwidth/66"/>
            <draw:equation draw:name="f93" draw:formula="35*logheight/49"/>
            <draw:equation draw:name="f94" draw:formula="53*logwidth/66"/>
            <draw:equation draw:name="f95" draw:formula="35*logheight/49"/>
            <draw:equation draw:name="f96" draw:formula="54*logwidth/66"/>
            <draw:equation draw:name="f97" draw:formula="35*logheight/49"/>
            <draw:equation draw:name="f98" draw:formula="55*logwidth/66"/>
            <draw:equation draw:name="f99" draw:formula="34*logheight/49"/>
            <draw:equation draw:name="f100" draw:formula="57*logwidth/66"/>
            <draw:equation draw:name="f101" draw:formula="34*logheight/49"/>
            <draw:equation draw:name="f102" draw:formula="57*logwidth/66"/>
            <draw:equation draw:name="f103" draw:formula="33*logheight/49"/>
            <draw:equation draw:name="f104" draw:formula="57*logwidth/66"/>
            <draw:equation draw:name="f105" draw:formula="33*logheight/49"/>
            <draw:equation draw:name="f106" draw:formula="58*logwidth/66"/>
            <draw:equation draw:name="f107" draw:formula="33*logheight/49"/>
            <draw:equation draw:name="f108" draw:formula="62*logwidth/66"/>
            <draw:equation draw:name="f109" draw:formula="33*logheight/49"/>
            <draw:equation draw:name="f110" draw:formula="64*logwidth/66"/>
            <draw:equation draw:name="f111" draw:formula="33*logheight/49"/>
            <draw:equation draw:name="f112" draw:formula="65*logwidth/66"/>
            <draw:equation draw:name="f113" draw:formula="33*logheight/49"/>
            <draw:equation draw:name="f114" draw:formula="65*logwidth/66"/>
            <draw:equation draw:name="f115" draw:formula="33*logheight/49"/>
            <draw:equation draw:name="f116" draw:formula="65*logwidth/66"/>
            <draw:equation draw:name="f117" draw:formula="31*logheight/49"/>
            <draw:equation draw:name="f118" draw:formula="66*logwidth/66"/>
            <draw:equation draw:name="f119" draw:formula="27*logheight/49"/>
            <draw:equation draw:name="f120" draw:formula="66*logwidth/66"/>
            <draw:equation draw:name="f121" draw:formula="1*logheight/49"/>
            <draw:equation draw:name="f122" draw:formula="33*logwidth/66"/>
            <draw:equation draw:name="f123" draw:formula="0*logheight/49"/>
            <draw:equation draw:name="f124" draw:formula="logwidth"/>
            <draw:equation draw:name="f125" draw:formula="logheight"/>
          </draw:enhanced-geometry>
        </draw:custom-shape>
        <draw:custom-shape draw:name="Freeform 51" draw:style-name="gr5" draw:text-style-name="P2" draw:layer="layout" svg:width="2.661cm" svg:height="1.959cm" svg:x="17.055cm" svg:y="7.813cm">
          <text:p><text:span text:style-name="T1"/></text:p>
          <draw:enhanced-geometry draw:mirror-horizontal="false" draw:mirror-vertical="false" drawooo:sub-view-size="580 427" draw:text-areas="0 0 ?f12 ?f13" svg:viewBox="0 0 0 0" draw:type="ooxml-non-primitive" draw:enhanced-path="M 580 0 L 0 0 2 427 580 427 580 108 580 0 Z N">
            <draw:equation draw:name="f0" draw:formula="580*logwidth/580"/>
            <draw:equation draw:name="f1" draw:formula="0*logheight/427"/>
            <draw:equation draw:name="f2" draw:formula="0*logwidth/580"/>
            <draw:equation draw:name="f3" draw:formula="0*logheight/427"/>
            <draw:equation draw:name="f4" draw:formula="2*logwidth/580"/>
            <draw:equation draw:name="f5" draw:formula="427*logheight/427"/>
            <draw:equation draw:name="f6" draw:formula="580*logwidth/580"/>
            <draw:equation draw:name="f7" draw:formula="427*logheight/427"/>
            <draw:equation draw:name="f8" draw:formula="580*logwidth/580"/>
            <draw:equation draw:name="f9" draw:formula="108*logheight/427"/>
            <draw:equation draw:name="f10" draw:formula="580*logwidth/580"/>
            <draw:equation draw:name="f11" draw:formula="0*logheight/427"/>
            <draw:equation draw:name="f12" draw:formula="logwidth"/>
            <draw:equation draw:name="f13" draw:formula="logheight"/>
          </draw:enhanced-geometry>
        </draw:custom-shape>
        <draw:custom-shape draw:name="Freeform 52" draw:style-name="gr13" draw:text-style-name="P2" draw:layer="layout" svg:width="3.882cm" svg:height="4.533cm" svg:x="11.236cm" svg:y="7.308cm">
          <text:p><text:span text:style-name="T1"/></text:p>
          <draw:enhanced-geometry draw:mirror-horizontal="false" draw:mirror-vertical="false" drawooo:sub-view-size="353 412" draw:text-areas="0 0 ?f114 ?f115" svg:viewBox="0 0 0 0" draw:type="ooxml-non-primitive" draw:enhanced-path="M 205 400 C 204 399 203 398 202 397 202 396 201 395 201 394 201 393 201 393 202 393 202 394 202 394 203 394 203 395 203 395 204 395 205 396 206 397 207 399 207 399 208 400 208 400 208 401 206 400 205 400 Z M 207 380 C 207 380 208 380 209 380 211 380 209 378 209 378 208 377 208 376 208 376 207 376 207 375 207 375 206 375 206 375 205 375 205 375 204 374 204 374 203 373 202 373 202 374 202 374 202 375 202 375 202 375 202 376 202 376 203 376 204 376 204 377 204 377 204 377 204 377 204 378 204 378 204 378 205 378 205 379 205 380 205 380 206 380 207 380 Z M 170 383 C 170 382 170 382 170 382 170 382 169 382 169 382 169 382 169 381 168 381 168 381 167 382 167 382 167 383 168 383 168 383 169 383 171 384 170 383 Z M 152 353 C 152 352 151 352 150 352 150 351 149 351 149 351 149 350 148 350 148 350 147 350 147 350 146 351 146 351 146 351 146 351 145 351 144 351 144 352 144 352 145 353 145 353 145 353 145 353 145 353 145 354 145 354 146 354 146 354 146 355 146 355 146 355 147 355 147 355 147 355 147 356 147 356 148 356 148 356 148 356 149 355 149 355 149 355 150 355 150 354 150 354 151 354 151 354 152 354 152 353 152 353 152 353 Z M 161 353 C 162 353 162 353 163 353 164 353 165 352 166 352 166 352 166 352 167 352 167 352 167 351 167 351 167 351 168 350 167 350 167 349 166 350 166 350 165 350 165 350 164 350 163 350 162 350 162 350 161 350 161 350 161 350 160 349 160 349 159 349 159 349 158 349 158 349 157 349 157 349 156 349 156 349 156 348 156 348 155 348 155 348 154 349 154 349 155 349 155 350 155 350 155 350 155 351 156 351 155 351 156 352 156 352 156 353 157 353 158 353 158 353 158 353 159 353 160 353 161 353 Z M 340 403 C 340 400 340 400 340 400 340 400 342 399 342 399 342 399 343 394 343 394 341 393 341 393 341 393 341 393 341 392 341 392 341 391 335 392 335 392 335 392 335 390 335 390 334 390 334 388 334 388 334 387 336 383 336 383 336 383 336 382 335 382 335 381 333 381 333 380 333 380 334 379 334 379 334 376 334 376 334 376 337 375 337 375 337 375 341 370 341 370 341 370 340 366 340 366 340 366 342 363 342 363 342 363 340 353 340 353 340 353 344 350 344 350 344 350 344 347 344 347 344 347 348 345 348 345 348 345 353 341 353 341 353 341 353 341 353 339 353 339 353 339 353 337 353 337 353 336 348 332 348 332 347 332 346 333 345 332 345 332 345 328 345 328 341 320 341 320 341 320 341 320 337 315 337 314 336 314 337 309 337 309 191 171 191 171 191 171 151 137 151 137 151 137 151 0 151 0 151 0 6 0 6 0 6 0 6 1 6 1 6 1 6 1 6 2 6 2 6 3 6 3 6 4 6 4 6 4 6 5 6 5 6 5 6 5 6 5 6 6 6 6 6 6 6 6 6 6 6 7 6 8 6 8 6 8 6 9 6 9 5 9 5 9 5 10 5 10 5 11 5 11 5 11 6 11 7 11 7 12 7 12 8 13 8 13 8 13 8 14 8 14 9 14 9 15 9 15 9 15 9 16 9 16 9 17 9 17 9 18 9 18 9 19 9 19 9 20 10 20 10 20 10 20 10 21 11 21 11 21 11 21 11 22 12 22 12 22 12 23 12 24 12 24 11 24 11 24 11 24 11 25 11 25 11 26 11 26 11 27 11 27 11 28 11 28 11 29 11 29 11 29 11 30 10 31 11 32 11 32 11 33 11 33 10 34 10 34 10 34 10 34 10 35 10 35 10 35 10 35 10 36 10 36 10 37 10 37 9 38 9 39 8 39 8 39 8 40 8 40 8 41 8 42 9 42 9 42 9 43 9 43 9 44 9 44 9 45 9 45 10 46 10 47 9 47 9 48 9 48 9 48 9 49 9 49 9 49 9 50 8 51 8 52 8 52 8 52 8 53 8 53 8 53 8 53 7 54 7 55 7 55 7 55 7 56 7 56 7 56 7 57 7 58 6 58 6 58 6 59 6 59 6 60 6 60 6 61 4 61 3 62 3 62 3 63 3 63 4 63 4 63 5 63 5 64 6 64 6 64 7 64 7 64 7 64 7 64 9 64 8 65 8 65 7 65 7 65 7 65 6 64 6 64 6 64 5 64 5 64 4 64 3 64 3 64 2 65 2 65 2 65 2 67 2 67 1 68 1 69 0 69 0 70 0 70 0 71 0 72 0 72 0 73 0 73 0 73 0 74 0 74 1 74 1 75 1 76 1 76 1 77 1 77 1 78 1 79 1 80 1 80 1 80 1 81 1 81 2 81 2 82 2 82 3 83 3 83 4 83 4 83 5 84 5 84 5 84 5 84 5 84 6 84 6 85 6 85 6 85 7 86 7 87 8 86 9 87 9 87 10 88 10 88 10 89 10 90 11 91 12 92 14 93 14 94 14 94 15 95 15 95 15 95 15 96 16 96 16 96 16 96 16 97 16 97 16 97 16 97 17 98 18 99 19 100 19 100 19 101 19 101 19 101 19 101 19 102 20 102 19 103 19 103 20 104 20 105 20 106 20 106 20 107 20 107 20 108 21 108 21 108 21 109 21 110 21 110 21 111 21 112 21 113 21 113 20 113 20 113 20 120 20 120 20 120 20 121 20 121 20 122 20 122 21 122 21 123 21 123 21 123 21 123 21 125 21 125 21 125 21 125 21 125 21 125 21 127 21 127 21 127 21 127 21 128 22 129 22 129 22 129 22 130 22 130 22 130 23 131 23 131 23 132 23 132 23 133 23 133 23 133 24 134 24 134 24 134 24 135 24 136 24 137 24 138 23 139 23 140 24 141 24 141 24 142 25 143 26 144 27 145 28 146 29 147 30 148 31 148 31 149 32 149 32 150 33 150 33 151 34 151 34 152 34 152 34 153 35 153 35 154 36 154 36 155 36 155 36 155 37 156 37 156 38 157 38 158 39 158 41 159 42 160 43 161 44 162 44 163 44 164 45 164 45 165 45 166 45 166 45 167 45 167 46 167 47 167 47 168 48 168 48 168 49 169 49 169 49 170 50 170 50 171 51 172 52 173 52 174 53 174 53 174 53 175 53 175 53 175 53 176 53 176 53 176 52 175 52 175 51 174 51 174 50 173 50 172 50 172 49 172 49 171 49 171 49 171 49 171 48 171 49 172 49 172 49 173 50 173 50 174 50 174 50 175 50 175 50 175 49 175 49 175 49 176 49 177 49 178 49 178 49 179 48 179 48 179 48 180 48 180 48 181 49 181 50 181 50 180 50 180 51 180 51 180 51 180 52 180 52 180 53 180 53 181 53 181 54 181 54 182 55 182 55 183 55 183 56 184 57 184 57 185 58 185 58 185 58 185 58 185 59 185 59 185 60 185 60 185 61 185 61 185 61 186 62 186 62 186 63 187 63 187 64 188 64 188 64 188 65 188 65 188 65 188 66 187 67 187 67 186 67 185 66 184 66 184 65 183 65 182 65 181 65 181 65 180 65 180 66 179 66 179 66 178 65 178 65 177 65 177 65 177 65 177 65 177 65 176 65 176 65 176 66 175 67 175 67 176 68 176 68 176 69 175 69 175 70 176 70 176 71 176 71 177 72 177 72 177 73 177 73 177 73 177 74 177 74 177 75 177 75 177 76 177 77 177 78 177 79 176 79 176 81 174 81 175 81 176 81 176 82 176 82 177 82 177 83 177 83 177 83 177 83 177 83 177 83 177 84 177 84 178 84 178 85 178 85 178 86 178 87 178 88 178 88 178 89 177 89 177 90 177 91 177 91 176 92 176 92 176 92 177 92 177 92 177 92 177 92 177 92 178 91 178 91 178 91 178 91 179 92 179 92 178 93 178 93 177 94 176 94 176 95 176 95 176 96 176 97 176 97 176 98 176 98 176 99 177 100 178 101 178 103 179 103 179 105 181 103 181 103 181 103 181 102 181 102 181 102 181 101 181 101 180 101 180 100 180 100 180 99 179 99 179 98 179 98 178 97 178 97 178 96 178 96 177 95 177 95 177 95 177 94 176 94 178 94 178 94 179 94 179 94 180 94 180 93 180 93 180 92 180 92 180 92 180 91 180 91 180 91 180 90 180 89 180 89 180 88 180 87 179 87 179 86 179 86 179 85 179 84 179 84 179 83 179 83 178 83 178 82 178 82 178 82 178 81 178 81 178 80 179 80 179 79 179 79 179 78 179 78 180 77 180 77 179 76 179 76 179 75 179 75 179 74 179 74 179 73 180 73 180 72 180 72 180 71 181 71 181 70 181 69 181 69 182 68 183 69 183 70 184 70 184 70 184 70 185 71 186 71 187 71 188 71 189 72 190 73 191 73 192 74 192 75 193 75 193 76 194 76 194 77 195 76 196 77 196 77 196 77 197 77 197 77 197 77 198 77 198 77 198 78 199 78 199 78 200 78 200 78 201 79 201 79 202 79 202 79 203 79 203 78 203 78 203 77 203 77 203 77 203 76 202 76 202 76 202 75 201 75 201 74 200 73 200 72 199 70 199 70 196 70 195 70 194 70 193 70 193 70 192 70 191 70 191 70 190 70 190 69 190 69 190 69 190 68 190 68 190 67 189 67 189 66 189 66 190 66 191 66 191 66 191 66 192 66 192 65 192 65 193 65 193 65 193 65 193 65 200 65 200 65 200 65 201 65 201 65 201 65 202 66 202 66 203 66 203 66 204 67 204 67 204 67 205 67 205 67 205 67 206 68 206 68 206 68 206 68 206 68 207 68 207 68 208 68 208 68 209 69 209 69 210 69 210 69 210 69 211 69 211 68 212 68 212 68 212 68 213 68 213 68 213 68 214 68 214 68 214 68 215 69 215 69 215 69 215 69 215 69 215 69 216 69 216 69 216 69 217 70 217 69 217 70 217 70 218 70 218 70 218 70 219 70 219 71 219 71 220 72 220 72 221 72 221 73 221 73 222 74 222 74 222 74 223 74 223 75 223 75 223 75 223 76 223 76 224 76 224 76 224 77 225 77 225 78 225 78 225 78 225 78 226 78 226 79 226 79 226 79 226 80 226 81 226 82 226 82 226 83 226 83 226 84 226 84 226 84 226 85 225 85 226 86 226 86 226 86 226 86 226 86 227 87 227 87 227 87 227 88 227 88 227 88 228 88 228 88 228 88 228 89 229 89 229 89 229 89 229 89 229 89 230 89 230 89 230 89 231 89 231 89 231 89 231 90 231 90 232 90 232 90 232 90 233 90 233 90 233 90 234 90 234 90 234 89 234 89 237 89 237 89 237 89 237 89 237 89 238 89 238 89 238 89 239 88 239 88 240 88 241 88 241 88 241 88 241 84 241 84 241 84 241 84 242 84 242 84 242 84 243 84 243 84 244 84 244 84 244 84 245 84 245 85 245 85 245 85 246 85 247 85 247 85 248 85 248 85 248 85 249 85 249 85 249 85 249 85 250 86 251 86 253 86 253 86 253 86 253 86 253 86 253 86 253 86 253 86 254 86 254 86 255 87 255 87 255 87 255 87 255 88 255 88 255 88 256 88 256 89 256 89 257 90 257 90 258 90 258 91 258 91 259 91 259 91 259 92 259 92 259 92 260 93 260 93 260 93 260 93 260 94 260 94 261 95 262 95 262 95 263 96 263 96 263 96 264 96 264 96 264 96 264 96 265 97 265 97 265 97 265 97 266 97 266 97 266 97 266 97 266 97 266 97 266 97 266 98 266 98 267 98 267 98 267 99 267 99 267 99 267 99 267 99 267 99 267 100 267 100 268 100 268 100 268 100 268 100 268 100 269 101 269 101 270 101 270 101 271 101 271 101 271 101 272 101 272 101 273 102 273 102 273 102 274 103 274 103 275 103 275 104 275 104 276 105 276 105 276 106 277 106 278 106 278 106 278 106 278 106 279 106 279 106 279 107 279 107 280 107 280 107 281 107 281 107 281 108 282 108 282 109 282 109 283 110 282 110 283 111 283 111 283 111 283 111 283 111 283 112 283 112 284 112 284 113 284 113 285 113 285 113 285 113 286 114 286 114 286 114 287 114 287 114 287 115 288 115 288 115 288 116 288 116 288 116 289 117 289 117 289 117 289 117 289 117 289 117 290 118 290 118 290 118 290 119 290 119 290 119 290 119 291 120 291 120 291 121 291 121 291 121 292 121 292 121 292 121 292 121 292 121 293 121 293 122 293 122 293 122 293 122 295 122 295 122 295 122 296 121 296 121 296 121 296 121 297 121 297 121 298 121 298 121 299 121 299 121 299 121 299 121 299 121 300 121 300 121 300 122 300 122 300 122 300 122 300 122 300 123 300 123 301 123 301 123 301 123 301 124 301 124 301 124 302 124 302 124 302 125 302 125 302 125 302 126 303 126 303 127 303 127 303 128 304 128 304 129 304 129 304 129 309 129 309 129 309 129 309 129 309 130 309 129 310 129 310 129 310 129 312 129 312 129 312 129 313 129 313 129 313 129 313 129 314 129 314 129 314 130 314 130 315 130 315 130 316 130 317 131 317 131 318 130 318 130 319 129 319 130 319 130 319 130 319 130 319 130 320 130 320 130 320 130 320 130 321 130 321 131 321 131 321 131 322 131 322 131 322 131 322 131 323 130 322 130 323 130 323 130 324 130 324 130 324 131 325 130 325 130 325 130 326 130 326 130 326 130 326 130 326 130 326 130 326 130 326 130 326 130 326 130 326 129 327 129 327 129 327 129 328 129 328 130 328 130 328 131 328 131 328 131 329 131 329 131 329 131 329 132 329 132 329 132 329 132 329 132 329 132 329 132 329 132 329 133 329 133 329 133 329 134 330 134 330 134 331 134 331 135 331 135 332 134 332 134 332 134 332 135 332 135 332 135 332 135 332 135 332 135 333 135 333 136 333 136 333 136 333 136 333 136 332 137 332 137 332 138 332 138 332 139 332 139 332 140 332 140 332 140 332 141 332 141 332 141 332 141 332 142 332 142 332 151 332 151 332 151 332 151 332 152 332 152 332 152 333 152 333 152 333 153 334 154 334 155 334 155 334 156 335 157 334 159 334 162 334 164 334 165 334 167 334 169 335 169 336 170 336 171 337 171 337 172 337 173 338 174 338 175 339 176 341 177 342 177 343 177 343 178 344 178 345 179 345 180 346 181 347 182 347 183 348 184 348 185 348 186 349 187 349 188 350 188 350 188 350 188 350 189 350 189 350 189 350 190 351 190 351 191 351 191 351 192 351 192 351 193 351 193 351 193 351 193 351 193 351 194 351 194 350 195 351 195 351 195 351 196 351 196 351 196 351 197 351 197 351 197 350 198 350 198 350 199 350 199 350 199 350 199 349 200 350 200 350 201 350 201 350 202 350 202 350 202 350 203 350 203 351 203 351 204 351 204 352 204 352 205 352 205 353 205 354 205 354 206 355 206 355 206 355 206 355 206 356 206 356 206 357 207 357 207 357 207 359 206 360 207 361 207 362 207 362 207 362 208 363 208 362 209 363 209 363 209 363 210 363 210 363 211 363 211 363 212 363 212 362 213 362 214 362 215 362 216 362 216 363 217 363 217 363 218 363 218 363 219 363 219 363 220 365 220 366 221 366 225 369 226 370 228 371 239 381 239 381 241 383 243 387 244 388 244 390 245 392 245 393 246 395 246 397 246 397 246 398 246 401 246 402 246 402 246 404 246 404 247 405 248 404 249 405 250 405 250 406 250 406 251 406 251 408 251 409 251 410 251 412 251 412 334 404 334 404 334 404 339 404 339 404 339 404 L 340 403 Z N">
            <draw:equation draw:name="f0" draw:formula="207*logwidth/353"/>
            <draw:equation draw:name="f1" draw:formula="380*logheight/412"/>
            <draw:equation draw:name="f2" draw:formula="204*logwidth/353"/>
            <draw:equation draw:name="f3" draw:formula="377*logheight/412"/>
            <draw:equation draw:name="f4" draw:formula="168*logwidth/353"/>
            <draw:equation draw:name="f5" draw:formula="383*logheight/412"/>
            <draw:equation draw:name="f6" draw:formula="145*logwidth/353"/>
            <draw:equation draw:name="f7" draw:formula="353*logheight/412"/>
            <draw:equation draw:name="f8" draw:formula="161*logwidth/353"/>
            <draw:equation draw:name="f9" draw:formula="353*logheight/412"/>
            <draw:equation draw:name="f10" draw:formula="159*logwidth/353"/>
            <draw:equation draw:name="f11" draw:formula="349*logheight/412"/>
            <draw:equation draw:name="f12" draw:formula="161*logwidth/353"/>
            <draw:equation draw:name="f13" draw:formula="353*logheight/412"/>
            <draw:equation draw:name="f14" draw:formula="336*logwidth/353"/>
            <draw:equation draw:name="f15" draw:formula="383*logheight/412"/>
            <draw:equation draw:name="f16" draw:formula="344*logwidth/353"/>
            <draw:equation draw:name="f17" draw:formula="350*logheight/412"/>
            <draw:equation draw:name="f18" draw:formula="337*logwidth/353"/>
            <draw:equation draw:name="f19" draw:formula="314*logheight/412"/>
            <draw:equation draw:name="f20" draw:formula="6*logwidth/353"/>
            <draw:equation draw:name="f21" draw:formula="5*logheight/412"/>
            <draw:equation draw:name="f22" draw:formula="9*logwidth/353"/>
            <draw:equation draw:name="f23" draw:formula="15*logheight/412"/>
            <draw:equation draw:name="f24" draw:formula="11*logwidth/353"/>
            <draw:equation draw:name="f25" draw:formula="26*logheight/412"/>
            <draw:equation draw:name="f26" draw:formula="8*logwidth/353"/>
            <draw:equation draw:name="f27" draw:formula="39*logheight/412"/>
            <draw:equation draw:name="f28" draw:formula="8*logwidth/353"/>
            <draw:equation draw:name="f29" draw:formula="53*logheight/412"/>
            <draw:equation draw:name="f30" draw:formula="7*logwidth/353"/>
            <draw:equation draw:name="f31" draw:formula="64*logheight/412"/>
            <draw:equation draw:name="f32" draw:formula="0*logwidth/353"/>
            <draw:equation draw:name="f33" draw:formula="73*logheight/412"/>
            <draw:equation draw:name="f34" draw:formula="6*logwidth/353"/>
            <draw:equation draw:name="f35" draw:formula="85*logheight/412"/>
            <draw:equation draw:name="f36" draw:formula="19*logwidth/353"/>
            <draw:equation draw:name="f37" draw:formula="100*logheight/412"/>
            <draw:equation draw:name="f38" draw:formula="20*logwidth/353"/>
            <draw:equation draw:name="f39" draw:formula="120*logheight/412"/>
            <draw:equation draw:name="f40" draw:formula="23*logwidth/353"/>
            <draw:equation draw:name="f41" draw:formula="132*logheight/412"/>
            <draw:equation draw:name="f42" draw:formula="34*logwidth/353"/>
            <draw:equation draw:name="f43" draw:formula="152*logheight/412"/>
            <draw:equation draw:name="f44" draw:formula="49*logwidth/353"/>
            <draw:equation draw:name="f45" draw:formula="169*logheight/412"/>
            <draw:equation draw:name="f46" draw:formula="49*logwidth/353"/>
            <draw:equation draw:name="f47" draw:formula="172*logheight/412"/>
            <draw:equation draw:name="f48" draw:formula="53*logwidth/353"/>
            <draw:equation draw:name="f49" draw:formula="181*logheight/412"/>
            <draw:equation draw:name="f50" draw:formula="65*logwidth/353"/>
            <draw:equation draw:name="f51" draw:formula="188*logheight/412"/>
            <draw:equation draw:name="f52" draw:formula="69*logwidth/353"/>
            <draw:equation draw:name="f53" draw:formula="175*logheight/412"/>
            <draw:equation draw:name="f54" draw:formula="83*logwidth/353"/>
            <draw:equation draw:name="f55" draw:formula="177*logheight/412"/>
            <draw:equation draw:name="f56" draw:formula="92*logwidth/353"/>
            <draw:equation draw:name="f57" draw:formula="178*logheight/412"/>
            <draw:equation draw:name="f58" draw:formula="99*logwidth/353"/>
            <draw:equation draw:name="f59" draw:formula="179*logheight/412"/>
            <draw:equation draw:name="f60" draw:formula="87*logwidth/353"/>
            <draw:equation draw:name="f61" draw:formula="179*logheight/412"/>
            <draw:equation draw:name="f62" draw:formula="72*logwidth/353"/>
            <draw:equation draw:name="f63" draw:formula="180*logheight/412"/>
            <draw:equation draw:name="f64" draw:formula="77*logwidth/353"/>
            <draw:equation draw:name="f65" draw:formula="197*logheight/412"/>
            <draw:equation draw:name="f66" draw:formula="70*logwidth/353"/>
            <draw:equation draw:name="f67" draw:formula="195*logheight/412"/>
            <draw:equation draw:name="f68" draw:formula="65*logwidth/353"/>
            <draw:equation draw:name="f69" draw:formula="200*logheight/412"/>
            <draw:equation draw:name="f70" draw:formula="68*logwidth/353"/>
            <draw:equation draw:name="f71" draw:formula="212*logheight/412"/>
            <draw:equation draw:name="f72" draw:formula="72*logwidth/353"/>
            <draw:equation draw:name="f73" draw:formula="221*logheight/412"/>
            <draw:equation draw:name="f74" draw:formula="83*logwidth/353"/>
            <draw:equation draw:name="f75" draw:formula="226*logheight/412"/>
            <draw:equation draw:name="f76" draw:formula="89*logwidth/353"/>
            <draw:equation draw:name="f77" draw:formula="231*logheight/412"/>
            <draw:equation draw:name="f78" draw:formula="84*logwidth/353"/>
            <draw:equation draw:name="f79" draw:formula="241*logheight/412"/>
            <draw:equation draw:name="f80" draw:formula="86*logwidth/353"/>
            <draw:equation draw:name="f81" draw:formula="253*logheight/412"/>
            <draw:equation draw:name="f82" draw:formula="94*logwidth/353"/>
            <draw:equation draw:name="f83" draw:formula="260*logheight/412"/>
            <draw:equation draw:name="f84" draw:formula="99*logwidth/353"/>
            <draw:equation draw:name="f85" draw:formula="267*logheight/412"/>
            <draw:equation draw:name="f86" draw:formula="106*logwidth/353"/>
            <draw:equation draw:name="f87" draw:formula="278*logheight/412"/>
            <draw:equation draw:name="f88" draw:formula="113*logwidth/353"/>
            <draw:equation draw:name="f89" draw:formula="285*logheight/412"/>
            <draw:equation draw:name="f90" draw:formula="121*logwidth/353"/>
            <draw:equation draw:name="f91" draw:formula="292*logheight/412"/>
            <draw:equation draw:name="f92" draw:formula="122*logwidth/353"/>
            <draw:equation draw:name="f93" draw:formula="300*logheight/412"/>
            <draw:equation draw:name="f94" draw:formula="130*logwidth/353"/>
            <draw:equation draw:name="f95" draw:formula="309*logheight/412"/>
            <draw:equation draw:name="f96" draw:formula="130*logwidth/353"/>
            <draw:equation draw:name="f97" draw:formula="320*logheight/412"/>
            <draw:equation draw:name="f98" draw:formula="130*logwidth/353"/>
            <draw:equation draw:name="f99" draw:formula="326*logheight/412"/>
            <draw:equation draw:name="f100" draw:formula="135*logwidth/353"/>
            <draw:equation draw:name="f101" draw:formula="332*logheight/412"/>
            <draw:equation draw:name="f102" draw:formula="142*logwidth/353"/>
            <draw:equation draw:name="f103" draw:formula="332*logheight/412"/>
            <draw:equation draw:name="f104" draw:formula="176*logwidth/353"/>
            <draw:equation draw:name="f105" draw:formula="341*logheight/412"/>
            <draw:equation draw:name="f106" draw:formula="193*logwidth/353"/>
            <draw:equation draw:name="f107" draw:formula="351*logheight/412"/>
            <draw:equation draw:name="f108" draw:formula="204*logwidth/353"/>
            <draw:equation draw:name="f109" draw:formula="351*logheight/412"/>
            <draw:equation draw:name="f110" draw:formula="211*logwidth/353"/>
            <draw:equation draw:name="f111" draw:formula="363*logheight/412"/>
            <draw:equation draw:name="f112" draw:formula="246*logwidth/353"/>
            <draw:equation draw:name="f113" draw:formula="397*logheight/412"/>
            <draw:equation draw:name="f114" draw:formula="logwidth"/>
            <draw:equation draw:name="f115" draw:formula="logheight"/>
          </draw:enhanced-geometry>
        </draw:custom-shape>
        <draw:custom-shape draw:name="Freeform 53" draw:style-name="gr3" draw:text-style-name="P2" draw:layer="layout" svg:width="1.894cm" svg:height="1.605cm" svg:x="22.544cm" svg:y="10.016cm">
          <text:p><text:span text:style-name="T1"/></text:p>
          <draw:enhanced-geometry draw:mirror-horizontal="false" draw:mirror-vertical="false" drawooo:sub-view-size="172 146" draw:text-areas="0 0 ?f102 ?f103" svg:viewBox="0 0 0 0" draw:type="ooxml-non-primitive" draw:enhanced-path="M 120 144 C 120 144 119 144 119 144 119 143 119 143 118 143 118 143 118 142 118 142 118 142 119 141 120 141 120 141 121 141 122 141 122 141 122 140 122 140 122 140 122 139 121 139 121 138 121 138 122 137 122 137 123 137 123 136 123 136 123 136 122 135 122 135 122 135 121 135 121 135 121 136 121 136 121 136 120 136 120 136 120 135 120 134 120 133 120 132 120 132 120 132 121 131 122 130 122 129 122 129 122 128 122 128 122 128 121 128 121 129 121 129 121 129 121 130 121 130 120 130 120 131 120 131 120 131 119 131 119 131 118 131 118 130 118 130 119 130 119 129 119 129 120 129 120 128 120 128 119 128 119 128 118 128 117 129 117 128 116 128 117 127 118 127 118 127 119 127 118 126 118 126 118 126 118 125 118 125 117 125 117 125 117 124 117 124 117 123 118 123 118 123 119 123 119 122 120 122 120 122 120 121 119 121 119 121 119 120 118 120 118 119 117 119 118 117 119 117 120 117 120 118 120 118 121 119 121 119 121 119 122 119 122 119 122 119 123 120 124 119 124 119 124 118 123 118 123 118 122 117 122 117 121 117 121 117 121 117 120 117 120 117 120 116 120 116 120 116 120 115 120 115 121 115 122 114 123 115 123 115 123 115 124 115 124 115 124 115 125 115 125 115 125 115 125 114 124 114 124 114 124 113 124 113 123 113 123 113 123 112 123 112 123 112 123 111 123 111 123 111 123 110 124 110 124 110 124 109 124 109 124 109 124 108 124 108 124 108 124 108 124 108 123 108 123 108 123 108 123 108 122 107 122 107 122 107 122 107 122 107 122 106 122 106 122 106 122 105 123 105 124 106 125 106 125 106 125 106 125 106 125 106 125 106 125 106 126 107 126 107 126 106 126 106 126 106 126 105 125 105 126 105 126 105 127 104 128 105 129 104 129 104 129 102 129 102 128 101 127 101 127 100 126 100 127 99 127 99 128 99 128 99 129 99 129 99 130 99 130 99 131 99 131 99 131 98 131 98 130 98 129 98 129 98 127 97 127 96 127 96 127 96 127 95 128 95 128 96 129 96 130 96 131 97 131 95 131 95 131 95 131 94 131 94 132 93 132 93 132 93 133 93 133 93 134 92 133 92 133 91 133 90 135 90 135 90 136 90 135 91 136 92 136 92 136 93 137 92 137 92 137 91 137 91 137 91 137 90 137 90 137 90 138 89 138 89 139 88 140 88 139 87 139 86 139 85 139 84 140 84 140 83 140 83 140 83 140 82 140 82 140 81 140 81 140 80 139 79 139 79 139 78 139 78 139 77 140 77 140 77 140 78 140 78 140 79 141 79 141 79 142 79 142 79 142 79 143 78 143 78 143 78 143 78 143 77 143 77 142 76 141 76 140 75 140 74 140 73 140 73 140 72 140 72 141 71 141 72 141 73 141 73 141 73 141 74 142 74 142 75 143 75 144 74 144 72 143 71 143 70 143 70 143 69 143 69 143 69 143 68 144 68 144 69 144 69 144 70 145 70 145 70 146 70 147 70 148 70 149 69 149 69 149 69 150 69 150 68 150 68 150 67 151 66 151 66 150 65 150 64 149 63 149 62 150 61 152 62 153 61 153 61 153 59 154 58 154 58 155 58 156 58 156 58 156 57 156 57 156 57 156 56 156 56 156 56 156 56 156 55 156 55 156 55 156 54 156 54 156 54 155 54 155 53 154 53 154 52 154 52 154 52 154 51 154 51 155 51 155 51 155 51 156 50 156 50 156 50 156 49 156 49 156 49 157 48 157 48 156 47 156 47 156 47 156 47 156 47 156 46 155 46 155 47 155 47 154 47 154 47 153 47 153 46 154 46 155 45 155 44 155 43 157 43 157 44 157 44 157 44 157 45 157 45 157 45 157 46 157 46 157 46 157 46 158 45 158 45 159 44 159 44 158 43 158 42 158 41 158 41 159 40 159 40 160 40 160 40 161 41 161 41 161 41 162 41 162 41 162 41 162 40 162 40 162 40 161 40 161 39 161 38 162 38 163 38 163 37 164 37 164 37 164 36 164 36 164 35 163 35 163 35 162 35 162 35 162 35 161 34 161 34 161 33 161 32 162 31 162 32 163 32 163 32 164 32 164 32 165 32 165 31 165 31 166 30 166 30 166 30 167 29 167 29 168 29 168 29 169 29 169 28 169 28 168 28 168 28 167 27 167 26 167 26 168 25 169 25 169 25 170 25 170 25 170 26 171 26 171 26 171 26 172 25 171 25 171 25 171 24 169 21 169 21 147 21 147 21 147 21 147 20 147 20 147 20 147 20 150 16 150 15 150 15 153 12 153 12 153 12 157 9 157 9 157 4 157 4 157 4 154 2 154 2 154 2 154 0 154 0 154 0 0 0 0 0 0 0 6 43 6 43 6 43 6 50 6 50 6 50 5 120 5 120 5 120 5 120 6 121 6 121 5 122 5 122 5 122 5 122 6 123 6 123 7 123 8 122 8 123 8 124 7 124 8 124 8 124 8 125 9 124 9 124 9 124 9 124 9 124 9 124 9 124 10 124 10 123 10 124 11 123 11 123 11 123 11 124 12 124 12 124 12 124 12 123 12 123 13 123 13 123 13 124 13 124 14 124 14 124 14 123 14 122 15 123 16 123 16 123 16 123 16 123 16 123 16 124 17 124 17 124 18 123 18 123 19 122 19 123 19 123 19 124 19 124 19 125 20 125 20 126 20 146 20 146 20 146 119 146 119 146 119 146 120 146 121 145 120 144 Z N">
            <draw:equation draw:name="f0" draw:formula="118*logwidth/172"/>
            <draw:equation draw:name="f1" draw:formula="142*logheight/146"/>
            <draw:equation draw:name="f2" draw:formula="121*logwidth/172"/>
            <draw:equation draw:name="f3" draw:formula="139*logheight/146"/>
            <draw:equation draw:name="f4" draw:formula="121*logwidth/172"/>
            <draw:equation draw:name="f5" draw:formula="135*logheight/146"/>
            <draw:equation draw:name="f6" draw:formula="120*logwidth/172"/>
            <draw:equation draw:name="f7" draw:formula="132*logheight/146"/>
            <draw:equation draw:name="f8" draw:formula="121*logwidth/172"/>
            <draw:equation draw:name="f9" draw:formula="130*logheight/146"/>
            <draw:equation draw:name="f10" draw:formula="119*logwidth/172"/>
            <draw:equation draw:name="f11" draw:formula="129*logheight/146"/>
            <draw:equation draw:name="f12" draw:formula="118*logwidth/172"/>
            <draw:equation draw:name="f13" draw:formula="127*logheight/146"/>
            <draw:equation draw:name="f14" draw:formula="117*logwidth/172"/>
            <draw:equation draw:name="f15" draw:formula="123*logheight/146"/>
            <draw:equation draw:name="f16" draw:formula="118*logwidth/172"/>
            <draw:equation draw:name="f17" draw:formula="119*logheight/146"/>
            <draw:equation draw:name="f18" draw:formula="122*logwidth/172"/>
            <draw:equation draw:name="f19" draw:formula="119*logheight/146"/>
            <draw:equation draw:name="f20" draw:formula="120*logwidth/172"/>
            <draw:equation draw:name="f21" draw:formula="117*logheight/146"/>
            <draw:equation draw:name="f22" draw:formula="124*logwidth/172"/>
            <draw:equation draw:name="f23" draw:formula="115*logheight/146"/>
            <draw:equation draw:name="f24" draw:formula="123*logwidth/172"/>
            <draw:equation draw:name="f25" draw:formula="113*logheight/146"/>
            <draw:equation draw:name="f26" draw:formula="124*logwidth/172"/>
            <draw:equation draw:name="f27" draw:formula="109*logheight/146"/>
            <draw:equation draw:name="f28" draw:formula="122*logwidth/172"/>
            <draw:equation draw:name="f29" draw:formula="107*logheight/146"/>
            <draw:equation draw:name="f30" draw:formula="125*logwidth/172"/>
            <draw:equation draw:name="f31" draw:formula="106*logheight/146"/>
            <draw:equation draw:name="f32" draw:formula="126*logwidth/172"/>
            <draw:equation draw:name="f33" draw:formula="105*logheight/146"/>
            <draw:equation draw:name="f34" draw:formula="127*logwidth/172"/>
            <draw:equation draw:name="f35" draw:formula="99*logheight/146"/>
            <draw:equation draw:name="f36" draw:formula="129*logwidth/172"/>
            <draw:equation draw:name="f37" draw:formula="98*logheight/146"/>
            <draw:equation draw:name="f38" draw:formula="131*logwidth/172"/>
            <draw:equation draw:name="f39" draw:formula="95*logheight/146"/>
            <draw:equation draw:name="f40" draw:formula="133*logwidth/172"/>
            <draw:equation draw:name="f41" draw:formula="91*logheight/146"/>
            <draw:equation draw:name="f42" draw:formula="137*logwidth/172"/>
            <draw:equation draw:name="f43" draw:formula="91*logheight/146"/>
            <draw:equation draw:name="f44" draw:formula="139*logwidth/172"/>
            <draw:equation draw:name="f45" draw:formula="84*logheight/146"/>
            <draw:equation draw:name="f46" draw:formula="139*logwidth/172"/>
            <draw:equation draw:name="f47" draw:formula="78*logheight/146"/>
            <draw:equation draw:name="f48" draw:formula="142*logwidth/172"/>
            <draw:equation draw:name="f49" draw:formula="79*logheight/146"/>
            <draw:equation draw:name="f50" draw:formula="140*logwidth/172"/>
            <draw:equation draw:name="f51" draw:formula="73*logheight/146"/>
            <draw:equation draw:name="f52" draw:formula="144*logwidth/172"/>
            <draw:equation draw:name="f53" draw:formula="74*logheight/146"/>
            <draw:equation draw:name="f54" draw:formula="144*logwidth/172"/>
            <draw:equation draw:name="f55" draw:formula="70*logheight/146"/>
            <draw:equation draw:name="f56" draw:formula="150*logwidth/172"/>
            <draw:equation draw:name="f57" draw:formula="67*logheight/146"/>
            <draw:equation draw:name="f58" draw:formula="154*logwidth/172"/>
            <draw:equation draw:name="f59" draw:formula="58*logheight/146"/>
            <draw:equation draw:name="f60" draw:formula="156*logwidth/172"/>
            <draw:equation draw:name="f61" draw:formula="55*logheight/146"/>
            <draw:equation draw:name="f62" draw:formula="154*logwidth/172"/>
            <draw:equation draw:name="f63" draw:formula="51*logheight/146"/>
            <draw:equation draw:name="f64" draw:formula="157*logwidth/172"/>
            <draw:equation draw:name="f65" draw:formula="48*logheight/146"/>
            <draw:equation draw:name="f66" draw:formula="153*logwidth/172"/>
            <draw:equation draw:name="f67" draw:formula="47*logheight/146"/>
            <draw:equation draw:name="f68" draw:formula="157*logwidth/172"/>
            <draw:equation draw:name="f69" draw:formula="45*logheight/146"/>
            <draw:equation draw:name="f70" draw:formula="158*logwidth/172"/>
            <draw:equation draw:name="f71" draw:formula="41*logheight/146"/>
            <draw:equation draw:name="f72" draw:formula="162*logwidth/172"/>
            <draw:equation draw:name="f73" draw:formula="40*logheight/146"/>
            <draw:equation draw:name="f74" draw:formula="164*logwidth/172"/>
            <draw:equation draw:name="f75" draw:formula="35*logheight/146"/>
            <draw:equation draw:name="f76" draw:formula="163*logwidth/172"/>
            <draw:equation draw:name="f77" draw:formula="32*logheight/146"/>
            <draw:equation draw:name="f78" draw:formula="168*logwidth/172"/>
            <draw:equation draw:name="f79" draw:formula="29*logheight/146"/>
            <draw:equation draw:name="f80" draw:formula="169*logwidth/172"/>
            <draw:equation draw:name="f81" draw:formula="25*logheight/146"/>
            <draw:equation draw:name="f82" draw:formula="169*logwidth/172"/>
            <draw:equation draw:name="f83" draw:formula="21*logheight/146"/>
            <draw:equation draw:name="f84" draw:formula="153*logwidth/172"/>
            <draw:equation draw:name="f85" draw:formula="12*logheight/146"/>
            <draw:equation draw:name="f86" draw:formula="154*logwidth/172"/>
            <draw:equation draw:name="f87" draw:formula="0*logheight/146"/>
            <draw:equation draw:name="f88" draw:formula="5*logwidth/172"/>
            <draw:equation draw:name="f89" draw:formula="120*logheight/146"/>
            <draw:equation draw:name="f90" draw:formula="8*logwidth/172"/>
            <draw:equation draw:name="f91" draw:formula="123*logheight/146"/>
            <draw:equation draw:name="f92" draw:formula="9*logwidth/172"/>
            <draw:equation draw:name="f93" draw:formula="124*logheight/146"/>
            <draw:equation draw:name="f94" draw:formula="12*logwidth/172"/>
            <draw:equation draw:name="f95" draw:formula="123*logheight/146"/>
            <draw:equation draw:name="f96" draw:formula="16*logwidth/172"/>
            <draw:equation draw:name="f97" draw:formula="123*logheight/146"/>
            <draw:equation draw:name="f98" draw:formula="19*logwidth/172"/>
            <draw:equation draw:name="f99" draw:formula="124*logheight/146"/>
            <draw:equation draw:name="f100" draw:formula="120*logwidth/172"/>
            <draw:equation draw:name="f101" draw:formula="144*logheight/146"/>
            <draw:equation draw:name="f102" draw:formula="logwidth"/>
            <draw:equation draw:name="f103" draw:formula="logheight"/>
          </draw:enhanced-geometry>
        </draw:custom-shape>
        <draw:custom-shape draw:name="Freeform 54" draw:style-name="gr3" draw:text-style-name="P2" draw:layer="layout" svg:width="2.197cm" svg:height="2.597cm" svg:x="14.866cm" svg:y="9.773cm">
          <text:p><text:span text:style-name="T1"/></text:p>
          <draw:enhanced-geometry draw:mirror-horizontal="false" draw:mirror-vertical="false" drawooo:sub-view-size="200 236" draw:text-areas="0 0 ?f72 ?f73" svg:viewBox="0 0 0 0" draw:type="ooxml-non-primitive" draw:enhanced-path="M 27 0 C 27 35 27 35 27 35 27 35 26 35 25 36 25 37 25 38 24 38 24 39 24 40 24 41 23 42 23 42 22 42 21 43 20 42 19 41 18 41 17 39 16 39 16 38 14 37 14 37 14 37 13 38 12 38 11 38 11 37 11 37 10 36 9 37 9 37 8 37 7 37 6 38 6 38 5 38 4 38 3 39 3 39 3 39 3 39 3 40 4 41 4 42 4 44 4 45 4 46 4 46 4 47 4 47 6 48 6 48 6 48 4 50 4 50 3 51 4 52 4 53 4 54 4 54 4 55 4 56 5 59 6 59 6 60 6 61 5 62 5 63 5 64 5 65 5 66 6 67 7 68 7 69 8 71 8 71 8 72 9 74 8 74 8 75 9 77 9 78 10 78 8 80 8 80 8 80 7 81 6 81 6 81 7 81 7 81 8 82 7 83 7 83 7 83 7 85 7 85 7 85 6 90 7 90 7 91 11 96 11 96 15 104 15 104 15 104 15 104 15 108 15 108 16 109 17 108 18 108 18 108 23 112 23 113 23 113 23 115 23 115 23 115 23 117 23 117 18 121 18 121 18 121 14 123 14 123 14 123 14 126 14 126 14 126 10 129 10 129 10 129 12 139 12 139 12 139 10 142 10 142 10 142 11 146 11 146 11 146 7 151 7 151 7 151 4 152 4 152 4 152 4 155 4 155 4 155 4 155 3 156 3 156 3 157 5 157 5 158 6 158 6 159 6 159 6 159 4 163 4 164 4 164 4 166 5 166 5 166 5 168 5 168 5 168 11 167 11 168 11 168 11 169 11 169 13 170 13 170 13 170 13 170 12 175 12 175 12 175 10 176 10 176 10 179 10 179 10 179 9 180 9 180 9 180 4 180 4 180 4 180 0 184 0 184 0 184 0 189 0 189 0 189 129 236 129 236 129 236 199 236 199 236 199 236 200 0 200 0 200 0 L 27 0 Z N">
            <draw:equation draw:name="f0" draw:formula="27*logwidth/200"/>
            <draw:equation draw:name="f1" draw:formula="35*logheight/236"/>
            <draw:equation draw:name="f2" draw:formula="24*logwidth/200"/>
            <draw:equation draw:name="f3" draw:formula="38*logheight/236"/>
            <draw:equation draw:name="f4" draw:formula="22*logwidth/200"/>
            <draw:equation draw:name="f5" draw:formula="42*logheight/236"/>
            <draw:equation draw:name="f6" draw:formula="16*logwidth/200"/>
            <draw:equation draw:name="f7" draw:formula="39*logheight/236"/>
            <draw:equation draw:name="f8" draw:formula="12*logwidth/200"/>
            <draw:equation draw:name="f9" draw:formula="38*logheight/236"/>
            <draw:equation draw:name="f10" draw:formula="9*logwidth/200"/>
            <draw:equation draw:name="f11" draw:formula="37*logheight/236"/>
            <draw:equation draw:name="f12" draw:formula="4*logwidth/200"/>
            <draw:equation draw:name="f13" draw:formula="38*logheight/236"/>
            <draw:equation draw:name="f14" draw:formula="4*logwidth/200"/>
            <draw:equation draw:name="f15" draw:formula="41*logheight/236"/>
            <draw:equation draw:name="f16" draw:formula="4*logwidth/200"/>
            <draw:equation draw:name="f17" draw:formula="47*logheight/236"/>
            <draw:equation draw:name="f18" draw:formula="4*logwidth/200"/>
            <draw:equation draw:name="f19" draw:formula="50*logheight/236"/>
            <draw:equation draw:name="f20" draw:formula="4*logwidth/200"/>
            <draw:equation draw:name="f21" draw:formula="55*logheight/236"/>
            <draw:equation draw:name="f22" draw:formula="5*logwidth/200"/>
            <draw:equation draw:name="f23" draw:formula="62*logheight/236"/>
            <draw:equation draw:name="f24" draw:formula="7*logwidth/200"/>
            <draw:equation draw:name="f25" draw:formula="68*logheight/236"/>
            <draw:equation draw:name="f26" draw:formula="8*logwidth/200"/>
            <draw:equation draw:name="f27" draw:formula="74*logheight/236"/>
            <draw:equation draw:name="f28" draw:formula="8*logwidth/200"/>
            <draw:equation draw:name="f29" draw:formula="80*logheight/236"/>
            <draw:equation draw:name="f30" draw:formula="7*logwidth/200"/>
            <draw:equation draw:name="f31" draw:formula="81*logheight/236"/>
            <draw:equation draw:name="f32" draw:formula="7*logwidth/200"/>
            <draw:equation draw:name="f33" draw:formula="85*logheight/236"/>
            <draw:equation draw:name="f34" draw:formula="11*logwidth/200"/>
            <draw:equation draw:name="f35" draw:formula="96*logheight/236"/>
            <draw:equation draw:name="f36" draw:formula="15*logwidth/200"/>
            <draw:equation draw:name="f37" draw:formula="108*logheight/236"/>
            <draw:equation draw:name="f38" draw:formula="23*logwidth/200"/>
            <draw:equation draw:name="f39" draw:formula="113*logheight/236"/>
            <draw:equation draw:name="f40" draw:formula="23*logwidth/200"/>
            <draw:equation draw:name="f41" draw:formula="117*logheight/236"/>
            <draw:equation draw:name="f42" draw:formula="14*logwidth/200"/>
            <draw:equation draw:name="f43" draw:formula="123*logheight/236"/>
            <draw:equation draw:name="f44" draw:formula="10*logwidth/200"/>
            <draw:equation draw:name="f45" draw:formula="129*logheight/236"/>
            <draw:equation draw:name="f46" draw:formula="10*logwidth/200"/>
            <draw:equation draw:name="f47" draw:formula="142*logheight/236"/>
            <draw:equation draw:name="f48" draw:formula="7*logwidth/200"/>
            <draw:equation draw:name="f49" draw:formula="151*logheight/236"/>
            <draw:equation draw:name="f50" draw:formula="4*logwidth/200"/>
            <draw:equation draw:name="f51" draw:formula="155*logheight/236"/>
            <draw:equation draw:name="f52" draw:formula="5*logwidth/200"/>
            <draw:equation draw:name="f53" draw:formula="158*logheight/236"/>
            <draw:equation draw:name="f54" draw:formula="4*logwidth/200"/>
            <draw:equation draw:name="f55" draw:formula="164*logheight/236"/>
            <draw:equation draw:name="f56" draw:formula="5*logwidth/200"/>
            <draw:equation draw:name="f57" draw:formula="168*logheight/236"/>
            <draw:equation draw:name="f58" draw:formula="11*logwidth/200"/>
            <draw:equation draw:name="f59" draw:formula="169*logheight/236"/>
            <draw:equation draw:name="f60" draw:formula="12*logwidth/200"/>
            <draw:equation draw:name="f61" draw:formula="175*logheight/236"/>
            <draw:equation draw:name="f62" draw:formula="10*logwidth/200"/>
            <draw:equation draw:name="f63" draw:formula="179*logheight/236"/>
            <draw:equation draw:name="f64" draw:formula="4*logwidth/200"/>
            <draw:equation draw:name="f65" draw:formula="180*logheight/236"/>
            <draw:equation draw:name="f66" draw:formula="0*logwidth/200"/>
            <draw:equation draw:name="f67" draw:formula="189*logheight/236"/>
            <draw:equation draw:name="f68" draw:formula="199*logwidth/200"/>
            <draw:equation draw:name="f69" draw:formula="236*logheight/236"/>
            <draw:equation draw:name="f70" draw:formula="27*logwidth/200"/>
            <draw:equation draw:name="f71" draw:formula="0*logheight/236"/>
            <draw:equation draw:name="f72" draw:formula="logwidth"/>
            <draw:equation draw:name="f73" draw:formula="logheight"/>
          </draw:enhanced-geometry>
        </draw:custom-shape>
        <draw:custom-shape draw:name="Freeform 55" draw:style-name="gr14" draw:text-style-name="P2" draw:layer="layout" svg:width="1.348cm" svg:height="2.147cm" svg:x="24.88cm" svg:y="10.718cm">
          <text:p><text:span text:style-name="T1"/></text:p>
          <draw:enhanced-geometry draw:mirror-horizontal="false" draw:mirror-vertical="false" drawooo:sub-view-size="123 195" draw:text-areas="0 0 ?f72 ?f73" svg:viewBox="0 0 0 0" draw:type="ooxml-non-primitive" draw:enhanced-path="M 36 181 C 36 181 37 179 37 179 37 179 37 177 37 177 37 177 34 176 34 176 33 176 33 175 33 174 33 174 31 173 31 172 31 172 29 170 29 170 30 167 30 167 30 167 31 164 31 164 31 164 120 164 120 164 120 164 120 164 119 161 119 160 119 160 118 159 117 158 117 157 116 156 116 156 116 155 116 152 116 152 116 152 117 149 117 149 118 148 118 144 118 144 118 143 117 138 117 137 116 137 115 134 115 133 115 132 115 129 115 129 115 128 116 126 117 125 117 124 118 123 118 122 118 121 118 120 118 119 118 118 121 116 121 115 121 115 123 113 123 113 123 113 122 112 122 112 121 111 120 111 120 110 120 109 120 108 120 108 121 107 121 105 120 105 120 105 117 100 117 99 117 98 116 97 116 96 116 95 116 94 115 93 115 93 115 92 115 92 115 91 114 89 114 89 114 88 99 0 99 0 10 0 10 0 10 0 11 3 11 3 11 3 13 4 13 4 13 4 0 126 0 126 0 126 3 189 3 189 3 189 3 189 3 189 4 189 5 189 6 189 6 189 8 189 10 189 11 189 12 189 13 189 13 189 13 189 13 188 13 187 13 186 13 185 13 184 14 183 14 182 14 181 14 181 14 181 14 180 14 180 15 179 15 179 15 178 15 177 16 177 17 177 17 177 17 177 18 177 18 177 19 178 19 178 19 179 19 180 19 180 19 181 19 182 19 184 19 186 20 188 20 189 20 189 21 189 21 190 21 190 22 190 22 191 23 191 24 192 24 192 25 193 25 194 25 195 23 194 22 194 22 194 20 194 20 195 21 195 22 195 23 195 23 195 24 195 25 195 25 195 26 195 27 195 27 195 28 195 28 195 29 195 29 194 30 194 30 194 31 194 31 193 32 193 32 192 32 192 33 191 34 190 36 189 36 189 37 188 37 187 37 187 35 185 36 185 36 184 36 183 36 183 36 183 36 182 36 181 Z N">
            <draw:equation draw:name="f0" draw:formula="37*logwidth/123"/>
            <draw:equation draw:name="f1" draw:formula="179*logheight/195"/>
            <draw:equation draw:name="f2" draw:formula="34*logwidth/123"/>
            <draw:equation draw:name="f3" draw:formula="176*logheight/195"/>
            <draw:equation draw:name="f4" draw:formula="31*logwidth/123"/>
            <draw:equation draw:name="f5" draw:formula="172*logheight/195"/>
            <draw:equation draw:name="f6" draw:formula="30*logwidth/123"/>
            <draw:equation draw:name="f7" draw:formula="167*logheight/195"/>
            <draw:equation draw:name="f8" draw:formula="120*logwidth/123"/>
            <draw:equation draw:name="f9" draw:formula="164*logheight/195"/>
            <draw:equation draw:name="f10" draw:formula="117*logwidth/123"/>
            <draw:equation draw:name="f11" draw:formula="158*logheight/195"/>
            <draw:equation draw:name="f12" draw:formula="116*logwidth/123"/>
            <draw:equation draw:name="f13" draw:formula="152*logheight/195"/>
            <draw:equation draw:name="f14" draw:formula="118*logwidth/123"/>
            <draw:equation draw:name="f15" draw:formula="144*logheight/195"/>
            <draw:equation draw:name="f16" draw:formula="115*logwidth/123"/>
            <draw:equation draw:name="f17" draw:formula="133*logheight/195"/>
            <draw:equation draw:name="f18" draw:formula="117*logwidth/123"/>
            <draw:equation draw:name="f19" draw:formula="125*logheight/195"/>
            <draw:equation draw:name="f20" draw:formula="118*logwidth/123"/>
            <draw:equation draw:name="f21" draw:formula="119*logheight/195"/>
            <draw:equation draw:name="f22" draw:formula="123*logwidth/123"/>
            <draw:equation draw:name="f23" draw:formula="113*logheight/195"/>
            <draw:equation draw:name="f24" draw:formula="120*logwidth/123"/>
            <draw:equation draw:name="f25" draw:formula="110*logheight/195"/>
            <draw:equation draw:name="f26" draw:formula="120*logwidth/123"/>
            <draw:equation draw:name="f27" draw:formula="105*logheight/195"/>
            <draw:equation draw:name="f28" draw:formula="116*logwidth/123"/>
            <draw:equation draw:name="f29" draw:formula="96*logheight/195"/>
            <draw:equation draw:name="f30" draw:formula="115*logwidth/123"/>
            <draw:equation draw:name="f31" draw:formula="92*logheight/195"/>
            <draw:equation draw:name="f32" draw:formula="99*logwidth/123"/>
            <draw:equation draw:name="f33" draw:formula="0*logheight/195"/>
            <draw:equation draw:name="f34" draw:formula="11*logwidth/123"/>
            <draw:equation draw:name="f35" draw:formula="3*logheight/195"/>
            <draw:equation draw:name="f36" draw:formula="0*logwidth/123"/>
            <draw:equation draw:name="f37" draw:formula="126*logheight/195"/>
            <draw:equation draw:name="f38" draw:formula="4*logwidth/123"/>
            <draw:equation draw:name="f39" draw:formula="189*logheight/195"/>
            <draw:equation draw:name="f40" draw:formula="11*logwidth/123"/>
            <draw:equation draw:name="f41" draw:formula="189*logheight/195"/>
            <draw:equation draw:name="f42" draw:formula="13*logwidth/123"/>
            <draw:equation draw:name="f43" draw:formula="187*logheight/195"/>
            <draw:equation draw:name="f44" draw:formula="14*logwidth/123"/>
            <draw:equation draw:name="f45" draw:formula="181*logheight/195"/>
            <draw:equation draw:name="f46" draw:formula="15*logwidth/123"/>
            <draw:equation draw:name="f47" draw:formula="179*logheight/195"/>
            <draw:equation draw:name="f48" draw:formula="17*logwidth/123"/>
            <draw:equation draw:name="f49" draw:formula="177*logheight/195"/>
            <draw:equation draw:name="f50" draw:formula="19*logwidth/123"/>
            <draw:equation draw:name="f51" draw:formula="180*logheight/195"/>
            <draw:equation draw:name="f52" draw:formula="20*logwidth/123"/>
            <draw:equation draw:name="f53" draw:formula="188*logheight/195"/>
            <draw:equation draw:name="f54" draw:formula="22*logwidth/123"/>
            <draw:equation draw:name="f55" draw:formula="190*logheight/195"/>
            <draw:equation draw:name="f56" draw:formula="25*logwidth/123"/>
            <draw:equation draw:name="f57" draw:formula="194*logheight/195"/>
            <draw:equation draw:name="f58" draw:formula="20*logwidth/123"/>
            <draw:equation draw:name="f59" draw:formula="195*logheight/195"/>
            <draw:equation draw:name="f60" draw:formula="25*logwidth/123"/>
            <draw:equation draw:name="f61" draw:formula="195*logheight/195"/>
            <draw:equation draw:name="f62" draw:formula="28*logwidth/123"/>
            <draw:equation draw:name="f63" draw:formula="195*logheight/195"/>
            <draw:equation draw:name="f64" draw:formula="31*logwidth/123"/>
            <draw:equation draw:name="f65" draw:formula="193*logheight/195"/>
            <draw:equation draw:name="f66" draw:formula="36*logwidth/123"/>
            <draw:equation draw:name="f67" draw:formula="189*logheight/195"/>
            <draw:equation draw:name="f68" draw:formula="36*logwidth/123"/>
            <draw:equation draw:name="f69" draw:formula="185*logheight/195"/>
            <draw:equation draw:name="f70" draw:formula="36*logwidth/123"/>
            <draw:equation draw:name="f71" draw:formula="181*logheight/195"/>
            <draw:equation draw:name="f72" draw:formula="logwidth"/>
            <draw:equation draw:name="f73" draw:formula="logheight"/>
          </draw:enhanced-geometry>
        </draw:custom-shape>
        <draw:frame draw:name="Picture 1" draw:style-name="gr15" draw:text-style-name="P1" draw:layer="layout" svg:width="2.243cm" svg:height="1.025cm" svg:x="11.577cm" svg:y="8.968cm">
          <draw:image xlink:href="Pictures/100000000000009600000064EE56C092.gif" xlink:type="simple" xlink:show="embed" xlink:actuate="onLoad">
            <text:p/>
          </draw:image>
        </draw:frame>
        <draw:frame draw:name="Picture 4" draw:style-name="gr15" draw:text-style-name="P1" draw:layer="layout" svg:width="1.356cm" svg:height="0.904cm" svg:x="15.251cm" svg:y="8.029cm">
          <draw:image xlink:href="Pictures/100000000000009600000064B6919320.gif" xlink:type="simple" xlink:show="embed" xlink:actuate="onLoad">
            <text:p/>
          </draw:image>
        </draw:frame>
        <draw:custom-shape draw:name="TextBox 8" draw:style-name="gr6" draw:text-style-name="P2" draw:layer="layout" svg:width="11.221cm" svg:height="2.537cm" svg:x="3.178cm" svg:y="0.709cm">
          <text:p text:style-name="P3"><text:span text:style-name="T3">Play her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5" draw:text-style-name="P1" draw:layer="layout" svg:width="0.949cm" svg:height="0.632cm" svg:x="25.073cm" svg:y="11.191cm">
          <draw:image xlink:href="Pictures/100000000000009600000064D373B6AF.gif" xlink:type="simple" xlink:show="embed" xlink:actuate="onLoad">
            <text:p/>
          </draw:image>
        </draw:frame>
        <draw:frame draw:name="Picture 7" draw:style-name="gr15" draw:text-style-name="P1" draw:layer="layout" svg:width="2.158cm" svg:height="1.579cm" svg:x="5.117cm" svg:y="7.858cm">
          <draw:image xlink:href="Pictures/10000000000000960000006408F3443C.gif" xlink:type="simple" xlink:show="embed" xlink:actuate="onLoad">
            <text:p/>
          </draw:image>
        </draw:frame>
        <draw:frame draw:name="Picture 9" draw:style-name="gr15" draw:text-style-name="P1" draw:layer="layout" svg:width="1.357cm" svg:height="0.903cm" svg:x="11.746cm" svg:y="4.047cm">
          <draw:image xlink:href="Pictures/100000000000009600000064C89A4F39.gif" xlink:type="simple" xlink:show="embed" xlink:actuate="onLoad">
            <text:p/>
          </draw:image>
        </draw:frame>
        <draw:frame draw:name="Picture 10" draw:style-name="gr15" draw:text-style-name="P1" draw:layer="layout" svg:width="1.645cm" svg:height="1.098cm" draw:transform="rotate (3.05659511901767) translate (13.44cm 7.125cm)">
          <draw:image xlink:href="Pictures/100000000000009600000064563DB416.gif" xlink:type="simple" xlink:show="embed" xlink:actuate="onLoad">
            <text:p/>
          </draw:image>
        </draw:frame>
        <draw:frame draw:name="Picture 11" draw:style-name="gr15" draw:text-style-name="P1" draw:layer="layout" svg:width="1.621cm" svg:height="1.081cm" svg:x="13.172cm" svg:y="7.764cm">
          <draw:image xlink:href="Pictures/1000000000000096000000643BB6F928.gif" xlink:type="simple" xlink:show="embed" xlink:actuate="onLoad">
            <text:p/>
          </draw:image>
        </draw:frame>
        <draw:frame draw:style-name="gr16" draw:text-style-name="P3" draw:layer="layout" svg:width="5.167cm" svg:height="0.988cm" svg:x="0.8cm" svg:y="17.612cm">
          <draw:text-box>
            <text:p text:style-name="P3"><text:span text:style-name="T4"><text:a xlink:href="../index.html" xlink:type="simple">State Spinner</text:a></text:span></text:p>
          </draw:text-box>
        </draw:frame>
        <presentation:notes draw:style-name="dp2">
          <draw:page-thumbnail draw:style-name="gr7"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Blank">
        <draw:frame draw:name="Object 3" draw:style-name="gr1" draw:text-style-name="P1" draw:layer="layout" drawooo:display="printer" svg:width="0.003cm" svg:height="0.003cm" svg:x="0.004cm" svg:y="0.004cm">
          <text:p/>
          <draw:object/>
          <draw:image xlink:href="./ObjectReplacements/" xlink:type="simple" xlink:show="embed" xlink:actuate="onLoad"/>
        </draw:frame>
        <draw:frame draw:name="Picture 4" draw:style-name="gr15" draw:text-style-name="P1" draw:layer="layout" svg:width="30.415cm" svg:height="19.049cm" svg:x="1.726cm" svg:y="0cm">
          <draw:image xlink:href="Pictures/100000000000127600000B90F00E6AC4.jpg" xlink:type="simple" xlink:show="embed" xlink:actuate="onLoad">
            <text:p/>
          </draw:image>
        </draw:frame>
        <presentation:notes draw:style-name="dp2">
          <draw:page-thumbnail draw:style-name="gr7"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Blank">
        <draw:custom-shape draw:name="TextBox 4" draw:style-name="gr6" draw:text-style-name="P2" draw:layer="layout" svg:width="3.899cm" svg:height="1.013cm" svg:x="17.138cm" svg:y="1.076cm">
          <text:p text:style-name="P3"><text:span text:style-name="T1">Dela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5" draw:text-style-name="P1" draw:layer="layout" svg:width="3.547cm" svg:height="2.365cm" svg:x="8.288cm" svg:y="10.773cm">
          <draw:image xlink:href="Pictures/100000000000009600000064EE56C092.gif" xlink:type="simple" xlink:show="embed" xlink:actuate="onLoad">
            <text:p/>
          </draw:image>
        </draw:frame>
        <draw:frame draw:name="Picture 7" draw:style-name="gr15" draw:text-style-name="P1" draw:layer="layout" svg:width="3.547cm" svg:height="2.365cm" svg:x="3.827cm" svg:y="16.16cm">
          <draw:image xlink:href="Pictures/100000000000009600000064D2477AB1.gif" xlink:type="simple" xlink:show="embed" xlink:actuate="onLoad">
            <text:p/>
          </draw:image>
        </draw:frame>
        <draw:custom-shape draw:name="TextBox 11" draw:style-name="gr6" draw:text-style-name="P2" draw:layer="layout" svg:width="2.767cm" svg:height="1.013cm" svg:x="0.314cm" svg:y="3.864cm">
          <text:p text:style-name="P3"><text:span text:style-name="T1">Alas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 draw:text-style-name="P2" draw:layer="layout" svg:width="2.767cm" svg:height="1.773cm" svg:x="0.286cm" svg:y="6.237cm">
          <text:p text:style-name="P3"><text:span text:style-name="T1">Arizo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 draw:text-style-name="P2" draw:layer="layout" svg:width="3.54cm" svg:height="1.013cm" svg:x="0.286cm" svg:y="8.963cm">
          <text:p text:style-name="P3"><text:span text:style-name="T1">Arkan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 draw:text-style-name="P2" draw:layer="layout" svg:width="3.968cm" svg:height="1.013cm" svg:x="0.352cm" svg:y="1.076cm">
          <text:p text:style-name="P3"><text:span text:style-name="T1">Alaba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 draw:text-style-name="P2" draw:layer="layout" svg:width="3.968cm" svg:height="1.013cm" svg:x="0.286cm" svg:y="11.607cm">
          <text:p text:style-name="P3"><text:span text:style-name="T1">Californ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6" draw:text-style-name="P2" draw:layer="layout" svg:width="3.54cm" svg:height="1.013cm" svg:x="0.286cm" svg:y="14.5cm">
          <text:p text:style-name="P3"><text:span text:style-name="T1">Color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 draw:text-style-name="P2" draw:layer="layout" svg:width="4.259cm" svg:height="1.773cm" svg:x="0.352cm" svg:y="16.85cm">
          <text:p text:style-name="P3"><text:span text:style-name="T1">Connectic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5" draw:text-style-name="P1" draw:layer="layout" svg:width="3.342cm" svg:height="2.227cm" svg:x="3.79cm" svg:y="13.689cm">
          <draw:image xlink:href="Pictures/1000000000000096000000643C6275F1.gif" xlink:type="simple" xlink:show="embed" xlink:actuate="onLoad">
            <text:p/>
          </draw:image>
        </draw:frame>
        <draw:frame draw:name="Picture 6" draw:style-name="gr15" draw:text-style-name="P1" draw:layer="layout" svg:width="3.547cm" svg:height="2.365cm" svg:x="3.163cm" svg:y="0.524cm">
          <draw:image xlink:href="Pictures/100000000000009600000064D373B6AF.gif" xlink:type="simple" xlink:show="embed" xlink:actuate="onLoad">
            <text:p/>
          </draw:image>
        </draw:frame>
        <draw:frame draw:name="Picture 9" draw:style-name="gr15" draw:text-style-name="P1" draw:layer="layout" svg:width="3.968cm" svg:height="2.645cm" svg:x="2.953cm" svg:y="3.295cm">
          <draw:image xlink:href="Pictures/10000000000000960000006408F3443C.gif" xlink:type="simple" xlink:show="embed" xlink:actuate="onLoad">
            <text:p/>
          </draw:image>
        </draw:frame>
        <draw:frame draw:name="Picture 12" draw:style-name="gr15" draw:text-style-name="P1" draw:layer="layout" svg:width="3.968cm" svg:height="2.645cm" svg:x="6.922cm" svg:y="3.432cm">
          <draw:image xlink:href="Pictures/100000000000009600000064689CD471.gif" xlink:type="simple" xlink:show="embed" xlink:actuate="onLoad">
            <text:p/>
          </draw:image>
        </draw:frame>
        <draw:frame draw:name="Picture 16" draw:style-name="gr15" draw:text-style-name="P1" draw:layer="layout" svg:width="3.968cm" svg:height="2.645cm" svg:x="3.016cm" svg:y="5.824cm">
          <draw:image xlink:href="Pictures/100000000000009600000064E3FB5255.gif" xlink:type="simple" xlink:show="embed" xlink:actuate="onLoad">
            <text:p/>
          </draw:image>
        </draw:frame>
        <draw:frame draw:name="Picture 20" draw:style-name="gr15" draw:text-style-name="P1" draw:layer="layout" svg:width="3.968cm" svg:height="2.645cm" svg:x="6.873cm" svg:y="5.934cm">
          <draw:image xlink:href="Pictures/100000000000009600000064246869AF.gif" xlink:type="simple" xlink:show="embed" xlink:actuate="onLoad">
            <text:p/>
          </draw:image>
        </draw:frame>
        <draw:frame draw:name="Picture 24" draw:style-name="gr15" draw:text-style-name="P1" draw:layer="layout" svg:width="3.968cm" svg:height="2.645cm" svg:x="3.477cm" svg:y="8.354cm">
          <draw:image xlink:href="Pictures/100000000000009600000064746DB7AD.gif" xlink:type="simple" xlink:show="embed" xlink:actuate="onLoad">
            <text:p/>
          </draw:image>
        </draw:frame>
        <draw:frame draw:name="Picture 26" draw:style-name="gr15" draw:text-style-name="P1" draw:layer="layout" svg:width="3.968cm" svg:height="2.645cm" svg:x="7.574cm" svg:y="8.276cm">
          <draw:image xlink:href="Pictures/1000000000000096000000642E3BB84C.gif" xlink:type="simple" xlink:show="embed" xlink:actuate="onLoad">
            <text:p/>
          </draw:image>
        </draw:frame>
        <draw:frame draw:name="Picture 28" draw:style-name="gr15" draw:text-style-name="P1" draw:layer="layout" svg:width="3.968cm" svg:height="2.645cm" svg:x="7.132cm" svg:y="0.454cm">
          <draw:image xlink:href="Pictures/100000000000009600000064A57473EC.gif" xlink:type="simple" xlink:show="embed" xlink:actuate="onLoad">
            <text:p/>
          </draw:image>
        </draw:frame>
        <draw:frame draw:name="Picture 30" draw:style-name="gr15" draw:text-style-name="P1" draw:layer="layout" svg:width="3.968cm" svg:height="2.645cm" svg:x="12.257cm" svg:y="11.029cm">
          <draw:image xlink:href="Pictures/1000000000000096000000641EA5D4A4.gif" xlink:type="simple" xlink:show="embed" xlink:actuate="onLoad">
            <text:p/>
          </draw:image>
        </draw:frame>
        <draw:frame draw:name="Picture 32" draw:style-name="gr15" draw:text-style-name="P1" draw:layer="layout" svg:width="3.968cm" svg:height="2.645cm" svg:x="7.727cm" svg:y="13.48cm">
          <draw:image xlink:href="Pictures/1000000000000096000000648F03BB8B.gif" xlink:type="simple" xlink:show="embed" xlink:actuate="onLoad">
            <text:p/>
          </draw:image>
        </draw:frame>
        <draw:frame draw:name="Picture 34" draw:style-name="gr15" draw:text-style-name="P1" draw:layer="layout" svg:width="3.968cm" svg:height="2.645cm" svg:x="11.542cm" svg:y="13.453cm">
          <draw:image xlink:href="Pictures/100000000000009600000064D2D287D3.gif" xlink:type="simple" xlink:show="embed" xlink:actuate="onLoad">
            <text:p/>
          </draw:image>
        </draw:frame>
        <draw:frame draw:name="Picture 36" draw:style-name="gr15" draw:text-style-name="P1" draw:layer="layout" svg:width="3.968cm" svg:height="2.645cm" svg:x="16.646cm" svg:y="10.797cm">
          <draw:image xlink:href="Pictures/1000000000000096000000643180759F.gif" xlink:type="simple" xlink:show="embed" xlink:actuate="onLoad">
            <text:p/>
          </draw:image>
        </draw:frame>
        <draw:frame draw:name="Picture 40" draw:style-name="gr15" draw:text-style-name="P1" draw:layer="layout" svg:width="3.968cm" svg:height="2.645cm" svg:x="20.965cm" svg:y="10.834cm">
          <draw:image xlink:href="Pictures/1000000000000096000000645A192792.gif" xlink:type="simple" xlink:show="embed" xlink:actuate="onLoad">
            <text:p/>
          </draw:image>
        </draw:frame>
        <draw:frame draw:name="Picture 42" draw:style-name="gr15" draw:text-style-name="P1" draw:layer="layout" svg:width="3.968cm" svg:height="2.645cm" svg:x="3.229cm" svg:y="10.745cm">
          <draw:image xlink:href="Pictures/100000000000009600000064B4528205.gif" xlink:type="simple" xlink:show="embed" xlink:actuate="onLoad">
            <text:p/>
          </draw:image>
        </draw:frame>
        <draw:frame draw:name="Picture 44" draw:style-name="gr15" draw:text-style-name="P1" draw:layer="layout" svg:width="3.968cm" svg:height="2.645cm" svg:x="24.933cm" svg:y="10.921cm">
          <draw:image xlink:href="Pictures/1000000000000096000000646FAA325D.gif" xlink:type="simple" xlink:show="embed" xlink:actuate="onLoad">
            <text:p/>
          </draw:image>
        </draw:frame>
        <draw:frame draw:name="Picture 5" draw:style-name="gr15" draw:text-style-name="P1" draw:layer="layout" svg:width="3.968cm" svg:height="2.645cm" svg:x="20.334cm" svg:y="0.454cm">
          <draw:image xlink:href="Pictures/1000000000000096000000644E8742A1.gif" xlink:type="simple" xlink:show="embed" xlink:actuate="onLoad">
            <text:p/>
          </draw:image>
        </draw:frame>
        <draw:frame draw:name="Picture 10" draw:style-name="gr15" draw:text-style-name="P1" draw:layer="layout" svg:width="3.968cm" svg:height="2.645cm" svg:x="24.302cm" svg:y="0.367cm">
          <draw:image xlink:href="Pictures/100000000000009600000064F953189B.gif" xlink:type="simple" xlink:show="embed" xlink:actuate="onLoad">
            <text:p/>
          </draw:image>
        </draw:frame>
        <draw:frame draw:name="Picture 14" draw:style-name="gr15" draw:text-style-name="P1" draw:layer="layout" svg:width="3.968cm" svg:height="2.645cm" svg:x="2.953cm" svg:y="3.299cm">
          <draw:image xlink:href="Pictures/10000000000000960000006408F3443C.gif" xlink:type="simple" xlink:show="embed" xlink:actuate="onLoad">
            <text:p/>
          </draw:image>
        </draw:frame>
        <presentation:notes draw:style-name="dp2">
          <draw:page-thumbnail draw:style-name="gr7"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Blank">
        <draw:custom-shape draw:name="TextBox 5" draw:style-name="gr6" draw:text-style-name="P2" draw:layer="layout" svg:width="3.761cm" svg:height="1.013cm" svg:x="0.269cm" svg:y="1.144cm">
          <text:p text:style-name="P3"><text:span text:style-name="T1">Flori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 draw:text-style-name="P2" draw:layer="layout" svg:width="3.761cm" svg:height="1.013cm" svg:x="0.269cm" svg:y="3.888cm">
          <text:p text:style-name="P3"><text:span text:style-name="T1">Georg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 draw:text-style-name="P2" draw:layer="layout" svg:width="2.85cm" svg:height="1.013cm" svg:x="0.269cm" svg:y="6.417cm">
          <text:p text:style-name="P3"><text:span text:style-name="T1">Hawa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6" draw:text-style-name="P2" draw:layer="layout" svg:width="2.665cm" svg:height="1.013cm" svg:x="0.467cm" svg:y="8.946cm">
          <text:p text:style-name="P3"><text:span text:style-name="T1">Idah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2" draw:layer="layout" svg:width="2.865cm" svg:height="1.013cm" svg:x="0.467cm" svg:y="11.643cm">
          <text:p text:style-name="P3"><text:span text:style-name="T1">Illino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 draw:text-style-name="P2" draw:layer="layout" svg:width="3.665cm" svg:height="1.013cm" svg:x="0.388cm" svg:y="14.341cm">
          <text:p text:style-name="P3"><text:span text:style-name="T1">Indi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 draw:text-style-name="P2" draw:layer="layout" svg:width="2.665cm" svg:height="1.013cm" svg:x="0.388cm" svg:y="16.881cm">
          <text:p text:style-name="P3"><text:span text:style-name="T1">Iow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5" draw:text-style-name="P1" draw:layer="layout" svg:width="3.968cm" svg:height="2.645cm" svg:x="15.232cm" svg:y="13.836cm">
          <draw:image xlink:href="Pictures/100000000000009600000064AAD9B3F6.gif" xlink:type="simple" xlink:show="embed" xlink:actuate="onLoad">
            <text:p/>
          </draw:image>
        </draw:frame>
        <draw:frame draw:name="Picture 16" draw:style-name="gr15" draw:text-style-name="P1" draw:layer="layout" svg:width="3.968cm" svg:height="2.645cm" svg:x="15.733cm" svg:y="0.473cm">
          <draw:image xlink:href="Pictures/10000000000000960000006442A14A37.gif" xlink:type="simple" xlink:show="embed" xlink:actuate="onLoad">
            <text:p/>
          </draw:image>
        </draw:frame>
        <draw:frame draw:name="Picture 18" draw:style-name="gr15" draw:text-style-name="P1" draw:layer="layout" svg:width="3.968cm" svg:height="2.645cm" svg:x="3.054cm" svg:y="0.473cm">
          <draw:image xlink:href="Pictures/1000000000000096000000641022C927.gif" xlink:type="simple" xlink:show="embed" xlink:actuate="onLoad">
            <text:p/>
          </draw:image>
        </draw:frame>
        <draw:frame draw:name="Picture 20" draw:style-name="gr15" draw:text-style-name="P1" draw:layer="layout" svg:width="3.968cm" svg:height="2.645cm" svg:x="7.383cm" svg:y="0.473cm">
          <draw:image xlink:href="Pictures/1000000000000096000000643386FAE5.gif" xlink:type="simple" xlink:show="embed" xlink:actuate="onLoad">
            <text:p/>
          </draw:image>
        </draw:frame>
        <draw:frame draw:name="Picture 22" draw:style-name="gr15" draw:text-style-name="P1" draw:layer="layout" svg:width="3.968cm" svg:height="2.645cm" svg:x="3.414cm" svg:y="3.119cm">
          <draw:image xlink:href="Pictures/1000000000000096000000644EC3B44F.gif" xlink:type="simple" xlink:show="embed" xlink:actuate="onLoad">
            <text:p/>
          </draw:image>
        </draw:frame>
        <draw:frame draw:name="Picture 24" draw:style-name="gr15" draw:text-style-name="P1" draw:layer="layout" svg:width="3.968cm" svg:height="2.645cm" svg:x="7.744cm" svg:y="3.324cm">
          <draw:image xlink:href="Pictures/10000000000000960000006448A696E9.gif" xlink:type="simple" xlink:show="embed" xlink:actuate="onLoad">
            <text:p/>
          </draw:image>
        </draw:frame>
        <draw:frame draw:name="Picture 26" draw:style-name="gr15" draw:text-style-name="P1" draw:layer="layout" svg:width="3.968cm" svg:height="2.645cm" svg:x="3.054cm" svg:y="6.052cm">
          <draw:image xlink:href="Pictures/100000000000009600000064187EC18B.gif" xlink:type="simple" xlink:show="embed" xlink:actuate="onLoad">
            <text:p/>
          </draw:image>
        </draw:frame>
        <draw:frame draw:name="Picture 28" draw:style-name="gr15" draw:text-style-name="P1" draw:layer="layout" svg:width="3.968cm" svg:height="2.645cm" svg:x="11.133cm" svg:y="8.202cm">
          <draw:image xlink:href="Pictures/100000000000009600000064C7DBC256.gif" xlink:type="simple" xlink:show="embed" xlink:actuate="onLoad">
            <text:p/>
          </draw:image>
        </draw:frame>
        <draw:frame draw:name="Picture 30" draw:style-name="gr15" draw:text-style-name="P1" draw:layer="layout" svg:width="3.968cm" svg:height="2.645cm" svg:x="7.215cm" svg:y="8.411cm">
          <draw:image xlink:href="Pictures/100000000000009600000064A8734739.gif" xlink:type="simple" xlink:show="embed" xlink:actuate="onLoad">
            <text:p/>
          </draw:image>
        </draw:frame>
        <draw:frame draw:name="Picture 32" draw:style-name="gr15" draw:text-style-name="P1" draw:layer="layout" svg:width="3.968cm" svg:height="2.645cm" svg:x="3.15cm" svg:y="8.527cm">
          <draw:image xlink:href="Pictures/1000000000000096000000641B3248D2.gif" xlink:type="simple" xlink:show="embed" xlink:actuate="onLoad">
            <text:p/>
          </draw:image>
        </draw:frame>
        <draw:frame draw:name="Picture 34" draw:style-name="gr15" draw:text-style-name="P1" draw:layer="layout" svg:width="3.968cm" svg:height="2.645cm" svg:x="3.054cm" svg:y="13.725cm">
          <draw:image xlink:href="Pictures/10000000000000960000006493FA7143.gif" xlink:type="simple" xlink:show="embed" xlink:actuate="onLoad">
            <text:p/>
          </draw:image>
        </draw:frame>
        <draw:frame draw:name="Picture 36" draw:style-name="gr15" draw:text-style-name="P1" draw:layer="layout" svg:width="3.968cm" svg:height="2.645cm" svg:x="3.007cm" svg:y="16.332cm">
          <draw:image xlink:href="Pictures/100000000000009600000064F720413C.gif" xlink:type="simple" xlink:show="embed" xlink:actuate="onLoad">
            <text:p/>
          </draw:image>
        </draw:frame>
        <draw:frame draw:name="Picture 38" draw:style-name="gr15" draw:text-style-name="P1" draw:layer="layout" svg:width="3.968cm" svg:height="2.645cm" svg:x="7.483cm" svg:y="16.295cm">
          <draw:image xlink:href="Pictures/100000000000009600000064B1AC9DD7.gif" xlink:type="simple" xlink:show="embed" xlink:actuate="onLoad">
            <text:p/>
          </draw:image>
        </draw:frame>
        <draw:frame draw:name="Picture 40" draw:style-name="gr15" draw:text-style-name="P1" draw:layer="layout" svg:width="3.968cm" svg:height="2.645cm" svg:x="3.284cm" svg:y="11.119cm">
          <draw:image xlink:href="Pictures/1000000000000096000000644A6A6DB5.gif" xlink:type="simple" xlink:show="embed" xlink:actuate="onLoad">
            <text:p/>
          </draw:image>
        </draw:frame>
        <draw:frame draw:name="Picture 42" draw:style-name="gr15" draw:text-style-name="P1" draw:layer="layout" svg:width="3.968cm" svg:height="2.645cm" svg:x="11.323cm" svg:y="0.576cm">
          <draw:image xlink:href="Pictures/100000000000009600000064792B8B98.gif" xlink:type="simple" xlink:show="embed" xlink:actuate="onLoad">
            <text:p/>
          </draw:image>
        </draw:frame>
        <draw:frame draw:name="Picture 44" draw:style-name="gr15" draw:text-style-name="P1" draw:layer="layout" svg:width="3.968cm" svg:height="2.645cm" svg:x="11.451cm" svg:y="11.019cm">
          <draw:image xlink:href="Pictures/100000000000009600000064E8A3989B.gif" xlink:type="simple" xlink:show="embed" xlink:actuate="onLoad">
            <text:p/>
          </draw:image>
        </draw:frame>
        <draw:frame draw:name="Picture 46" draw:style-name="gr15" draw:text-style-name="P1" draw:layer="layout" svg:width="3.968cm" svg:height="2.645cm" svg:x="7.24cm" svg:y="13.789cm">
          <draw:image xlink:href="Pictures/1000000000000096000000648DE665CF.gif" xlink:type="simple" xlink:show="embed" xlink:actuate="onLoad">
            <text:p/>
          </draw:image>
        </draw:frame>
        <draw:frame draw:name="Picture 48" draw:style-name="gr15" draw:text-style-name="P1" draw:layer="layout" svg:width="3.968cm" svg:height="2.645cm" svg:x="7.165cm" svg:y="11.041cm">
          <draw:image xlink:href="Pictures/1000000000000096000000643C92C396.gif" xlink:type="simple" xlink:show="embed" xlink:actuate="onLoad">
            <text:p/>
          </draw:image>
        </draw:frame>
        <draw:frame draw:name="Picture 50" draw:style-name="gr15" draw:text-style-name="P1" draw:layer="layout" svg:width="3.968cm" svg:height="2.645cm" svg:x="11.533cm" svg:y="13.836cm">
          <draw:image xlink:href="Pictures/100000000000009600000064073F6755.gif" xlink:type="simple" xlink:show="embed" xlink:actuate="onLoad">
            <text:p/>
          </draw:image>
        </draw:frame>
        <draw:frame draw:name="Picture 52" draw:style-name="gr15" draw:text-style-name="P1" draw:layer="layout" svg:width="3.968cm" svg:height="2.645cm" svg:x="19.334cm" svg:y="0.334cm">
          <draw:image xlink:href="Pictures/1000000000000096000000648CC7ABAC.gif" xlink:type="simple" xlink:show="embed" xlink:actuate="onLoad">
            <text:p/>
          </draw:image>
        </draw:frame>
        <presentation:notes draw:style-name="dp2">
          <draw:page-thumbnail draw:style-name="gr7"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Blank">
        <draw:custom-shape draw:name="TextBox 3" draw:style-name="gr6" draw:text-style-name="P2" draw:layer="layout" svg:width="3.465cm" svg:height="1.013cm" svg:x="0.6cm" svg:y="1.124cm">
          <text:p text:style-name="P3"><text:span text:style-name="T1">Kan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 draw:text-style-name="P2" draw:layer="layout" svg:width="4.265cm" svg:height="1.013cm" svg:x="0.6cm" svg:y="3.899cm">
          <text:p text:style-name="P3"><text:span text:style-name="T1">Kentuck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 draw:text-style-name="P2" draw:layer="layout" svg:width="3.265cm" svg:height="1.773cm" svg:x="0.506cm" svg:y="6.485cm">
          <text:p text:style-name="P3"><text:span text:style-name="T1">Louisi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6" draw:text-style-name="P2" draw:layer="layout" svg:width="3.465cm" svg:height="1.013cm" svg:x="0.506cm" svg:y="9.089cm">
          <text:p text:style-name="P3"><text:span text:style-name="T1">Ma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 draw:text-style-name="P2" draw:layer="layout" svg:width="3.465cm" svg:height="1.013cm" svg:x="0.456cm" svg:y="11.675cm">
          <text:p text:style-name="P3"><text:span text:style-name="T1">Maryl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 draw:text-style-name="P2" draw:layer="layout" svg:width="4.865cm" svg:height="1.773cm" svg:x="0.456cm" svg:y="14.194cm">
          <text:p text:style-name="P3"><text:span text:style-name="T1">Massachuset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 draw:text-style-name="P2" draw:layer="layout" svg:width="3.865cm" svg:height="1.013cm" svg:x="0.6cm" svg:y="16.712cm">
          <text:p text:style-name="P3"><text:span text:style-name="T1">Michig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15" draw:text-style-name="P1" draw:layer="layout" svg:width="3.859cm" svg:height="2.572cm" svg:x="4.976cm" svg:y="13.753cm">
          <draw:image xlink:href="Pictures/1000000000000096000000645D1D634A.gif" xlink:type="simple" xlink:show="embed" xlink:actuate="onLoad">
            <text:p/>
          </draw:image>
        </draw:frame>
        <draw:frame draw:name="Picture 20" draw:style-name="gr15" draw:text-style-name="P1" draw:layer="layout" svg:width="3.968cm" svg:height="2.645cm" svg:x="12.333cm" svg:y="16.42cm">
          <draw:image xlink:href="Pictures/100000000000009600000064CB4A33E5.gif" xlink:type="simple" xlink:show="embed" xlink:actuate="onLoad">
            <text:p/>
          </draw:image>
        </draw:frame>
        <draw:frame draw:name="Picture 22" draw:style-name="gr15" draw:text-style-name="P1" draw:layer="layout" svg:width="3.968cm" svg:height="2.645cm" svg:x="4.876cm" svg:y="0.314cm">
          <draw:image xlink:href="Pictures/100000000000009600000064EED807EE.gif" xlink:type="simple" xlink:show="embed" xlink:actuate="onLoad">
            <text:p/>
          </draw:image>
        </draw:frame>
        <draw:frame draw:name="Picture 24" draw:style-name="gr15" draw:text-style-name="P1" draw:layer="layout" svg:width="3.968cm" svg:height="2.645cm" svg:x="9.332cm" svg:y="0.472cm">
          <draw:image xlink:href="Pictures/100000000000009600000064DA046998.gif" xlink:type="simple" xlink:show="embed" xlink:actuate="onLoad">
            <text:p/>
          </draw:image>
        </draw:frame>
        <draw:frame draw:name="Picture 26" draw:style-name="gr15" draw:text-style-name="P1" draw:layer="layout" svg:width="3.968cm" svg:height="2.645cm" svg:x="5.25cm" svg:y="3.324cm">
          <draw:image xlink:href="Pictures/100000000000009600000064E44CA909.gif" xlink:type="simple" xlink:show="embed" xlink:actuate="onLoad">
            <text:p/>
          </draw:image>
        </draw:frame>
        <draw:frame draw:name="Picture 28" draw:style-name="gr15" draw:text-style-name="P1" draw:layer="layout" svg:width="3.968cm" svg:height="2.645cm" svg:x="9.414cm" svg:y="6.009cm">
          <draw:image xlink:href="Pictures/100000000000009600000064703A36A4.gif" xlink:type="simple" xlink:show="embed" xlink:actuate="onLoad">
            <text:p/>
          </draw:image>
        </draw:frame>
        <draw:frame draw:name="Picture 30" draw:style-name="gr15" draw:text-style-name="P1" draw:layer="layout" svg:width="3.968cm" svg:height="2.645cm" svg:x="4.867cm" svg:y="6.009cm">
          <draw:image xlink:href="Pictures/1000000000000096000000642DFF8340.gif" xlink:type="simple" xlink:show="embed" xlink:actuate="onLoad">
            <text:p/>
          </draw:image>
        </draw:frame>
        <draw:frame draw:name="Picture 32" draw:style-name="gr15" draw:text-style-name="P1" draw:layer="layout" svg:width="3.968cm" svg:height="2.645cm" svg:x="4.867cm" svg:y="8.779cm">
          <draw:image xlink:href="Pictures/1000000000000096000000649940AD45.gif" xlink:type="simple" xlink:show="embed" xlink:actuate="onLoad">
            <text:p/>
          </draw:image>
        </draw:frame>
        <draw:frame draw:name="Picture 34" draw:style-name="gr15" draw:text-style-name="P1" draw:layer="layout" svg:width="3.465cm" svg:height="2.31cm" svg:x="5.132cm" svg:y="11.48cm">
          <draw:image xlink:href="Pictures/100000000000009600000064EDC6F5F5.gif" xlink:type="simple" xlink:show="embed" xlink:actuate="onLoad">
            <text:p/>
          </draw:image>
        </draw:frame>
        <draw:frame draw:name="Picture 36" draw:style-name="gr15" draw:text-style-name="P1" draw:layer="layout" svg:width="3.968cm" svg:height="2.645cm" svg:x="8.754cm" svg:y="13.68cm">
          <draw:image xlink:href="Pictures/10000000000000960000006436371D76.gif" xlink:type="simple" xlink:show="embed" xlink:actuate="onLoad">
            <text:p/>
          </draw:image>
        </draw:frame>
        <draw:frame draw:name="Picture 38" draw:style-name="gr15" draw:text-style-name="P1" draw:layer="layout" svg:width="3.968cm" svg:height="2.645cm" svg:x="4.867cm" svg:y="16.399cm">
          <draw:image xlink:href="Pictures/10000000000000960000006440FE9959.gif" xlink:type="simple" xlink:show="embed" xlink:actuate="onLoad">
            <text:p/>
          </draw:image>
        </draw:frame>
        <draw:frame draw:name="Picture 40" draw:style-name="gr15" draw:text-style-name="P1" draw:layer="layout" svg:width="3.968cm" svg:height="2.645cm" svg:x="8.942cm" svg:y="16.404cm">
          <draw:image xlink:href="Pictures/100000000000009600000064A7BFD299.gif" xlink:type="simple" xlink:show="embed" xlink:actuate="onLoad">
            <text:p/>
          </draw:image>
        </draw:frame>
        <draw:frame draw:name="Picture 42" draw:style-name="gr15" draw:text-style-name="P1" draw:layer="layout" svg:width="3.968cm" svg:height="2.645cm" svg:x="8.992cm" svg:y="10.867cm">
          <draw:image xlink:href="Pictures/10000000000000960000006402B8A52A.gif" xlink:type="simple" xlink:show="embed" xlink:actuate="onLoad">
            <text:p/>
          </draw:image>
        </draw:frame>
        <draw:frame draw:name="Picture 44" draw:style-name="gr15" draw:text-style-name="P1" draw:layer="layout" svg:width="3.968cm" svg:height="2.645cm" svg:x="13.228cm" svg:y="0.587cm">
          <draw:image xlink:href="Pictures/10000000000000960000006463607CAE.gif" xlink:type="simple" xlink:show="embed" xlink:actuate="onLoad">
            <text:p/>
          </draw:image>
        </draw:frame>
        <draw:frame draw:name="Picture 50" draw:style-name="gr15" draw:text-style-name="P1" draw:layer="layout" svg:width="3.968cm" svg:height="2.645cm" svg:x="9.377cm" svg:y="3.117cm">
          <draw:image xlink:href="Pictures/1000000000000096000000644C60E3A2.gif" xlink:type="simple" xlink:show="embed" xlink:actuate="onLoad">
            <text:p/>
          </draw:image>
        </draw:frame>
        <presentation:notes draw:style-name="dp2">
          <draw:page-thumbnail draw:style-name="gr7"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Blank">
        <draw:frame draw:name="Picture 3" draw:style-name="gr15" draw:text-style-name="P1" draw:layer="layout" svg:width="3.968cm" svg:height="2.645cm" svg:x="5.332cm" svg:y="13.68cm">
          <draw:image xlink:href="Pictures/1000000000000096000000640B55BF98.gif" xlink:type="simple" xlink:show="embed" xlink:actuate="onLoad">
            <text:p/>
          </draw:image>
        </draw:frame>
        <draw:custom-shape draw:name="TextBox 1" draw:style-name="gr6" draw:text-style-name="P2" draw:layer="layout" svg:width="3.999cm" svg:height="1.013cm" svg:x="0.498cm" svg:y="9.012cm">
          <text:p text:style-name="P3"><text:span text:style-name="T1">Mont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2" draw:layer="layout" svg:width="4.265cm" svg:height="1.013cm" svg:x="0.532cm" svg:y="1.158cm">
          <text:p text:style-name="P3"><text:span text:style-name="T1">Minneso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 draw:text-style-name="P2" draw:layer="layout" svg:width="4.265cm" svg:height="1.013cm" svg:x="0.532cm" svg:y="3.851cm">
          <text:p text:style-name="P3"><text:span text:style-name="T1">Mississip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 draw:text-style-name="P2" draw:layer="layout" svg:width="3.865cm" svg:height="1.013cm" svg:x="0.498cm" svg:y="6.372cm">
          <text:p text:style-name="P3"><text:span text:style-name="T1">Missou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 draw:text-style-name="P2" draw:layer="layout" svg:width="4.265cm" svg:height="1.013cm" svg:x="0.532cm" svg:y="11.71cm">
          <text:p text:style-name="P3"><text:span text:style-name="T1">Nebras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 draw:text-style-name="P2" draw:layer="layout" svg:width="3.465cm" svg:height="1.013cm" svg:x="0.498cm" svg:y="14.231cm">
          <text:p text:style-name="P3"><text:span text:style-name="T1">Nev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 draw:text-style-name="P2" draw:layer="layout" svg:width="6.065cm" svg:height="1.013cm" svg:x="0.498cm" svg:y="16.826cm">
          <text:p text:style-name="P3"><text:span text:style-name="T1">New Hampsh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5" draw:text-style-name="P1" draw:layer="layout" svg:width="3.968cm" svg:height="2.645cm" svg:x="9.654cm" svg:y="10.9cm">
          <draw:image xlink:href="Pictures/1000000000000096000000645D2EE6C6.gif" xlink:type="simple" xlink:show="embed" xlink:actuate="onLoad">
            <text:p/>
          </draw:image>
        </draw:frame>
        <draw:frame draw:name="Picture 19" draw:style-name="gr15" draw:text-style-name="P1" draw:layer="layout" svg:width="3.968cm" svg:height="2.645cm" svg:x="5.459cm" svg:y="0.41cm">
          <draw:image xlink:href="Pictures/100000000000009600000064F2BBD93E.gif" xlink:type="simple" xlink:show="embed" xlink:actuate="onLoad">
            <text:p/>
          </draw:image>
        </draw:frame>
        <draw:frame draw:name="Picture 21" draw:style-name="gr15" draw:text-style-name="P1" draw:layer="layout" svg:width="3.968cm" svg:height="2.645cm" svg:x="5.532cm" svg:y="3.051cm">
          <draw:image xlink:href="Pictures/100000000000009600000064841CCBF9.gif" xlink:type="simple" xlink:show="embed" xlink:actuate="onLoad">
            <text:p/>
          </draw:image>
        </draw:frame>
        <draw:frame draw:name="Picture 23" draw:style-name="gr15" draw:text-style-name="P1" draw:layer="layout" svg:width="3.968cm" svg:height="2.645cm" svg:x="9.574cm" svg:y="3.208cm">
          <draw:image xlink:href="Pictures/100000000000009600000064B5352BA8.gif" xlink:type="simple" xlink:show="embed" xlink:actuate="onLoad">
            <text:p/>
          </draw:image>
        </draw:frame>
        <draw:frame draw:name="Picture 25" draw:style-name="gr15" draw:text-style-name="P1" draw:layer="layout" svg:width="3.968cm" svg:height="2.645cm" svg:x="5.459cm" svg:y="5.725cm">
          <draw:image xlink:href="Pictures/1000000000000096000000647CFD9D13.gif" xlink:type="simple" xlink:show="embed" xlink:actuate="onLoad">
            <text:p/>
          </draw:image>
        </draw:frame>
        <draw:frame draw:name="Picture 27" draw:style-name="gr15" draw:text-style-name="P1" draw:layer="layout" svg:width="3.968cm" svg:height="2.645cm" svg:x="5.16cm" svg:y="8.202cm">
          <draw:image xlink:href="Pictures/100000000000009600000064F531508D.gif" xlink:type="simple" xlink:show="embed" xlink:actuate="onLoad">
            <text:p/>
          </draw:image>
        </draw:frame>
        <draw:frame draw:name="Picture 29" draw:style-name="gr15" draw:text-style-name="P1" draw:layer="layout" svg:width="3.968cm" svg:height="2.645cm" svg:x="9.335cm" svg:y="8.232cm">
          <draw:image xlink:href="Pictures/1000000000000096000000649C061A59.gif" xlink:type="simple" xlink:show="embed" xlink:actuate="onLoad">
            <text:p/>
          </draw:image>
        </draw:frame>
        <draw:frame draw:name="Picture 32" draw:style-name="gr15" draw:text-style-name="P1" draw:layer="layout" svg:width="3.968cm" svg:height="2.645cm" svg:x="5.419cm" svg:y="10.87cm">
          <draw:image xlink:href="Pictures/100000000000009600000064EA5FBC0A.gif" xlink:type="simple" xlink:show="embed" xlink:actuate="onLoad">
            <text:p/>
          </draw:image>
        </draw:frame>
        <draw:frame draw:name="Picture 34" draw:style-name="gr15" draw:text-style-name="P1" draw:layer="layout" svg:width="3.968cm" svg:height="2.645cm" svg:x="9.777cm" svg:y="13.934cm">
          <draw:image xlink:href="Pictures/1000000000000096000000643BB6F928.gif" xlink:type="simple" xlink:show="embed" xlink:actuate="onLoad">
            <text:p/>
          </draw:image>
        </draw:frame>
        <draw:frame draw:name="Picture 36" draw:style-name="gr15" draw:text-style-name="P1" draw:layer="layout" svg:width="3.968cm" svg:height="2.645cm" svg:x="5.269cm" svg:y="16.319cm">
          <draw:image xlink:href="Pictures/100000000000009600000064444F4C7A.gif" xlink:type="simple" xlink:show="embed" xlink:actuate="onLoad">
            <text:p/>
          </draw:image>
        </draw:frame>
        <presentation:notes draw:style-name="dp2">
          <draw:page-thumbnail draw:style-name="gr7"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Blank">
        <draw:custom-shape draw:name="TextBox 1" draw:style-name="gr6" draw:text-style-name="P2" draw:layer="layout" svg:width="5.362cm" svg:height="1.013cm" svg:x="0.499cm" svg:y="11.682cm">
          <text:p text:style-name="P3"><text:span text:style-name="T1">North Dako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2" draw:layer="layout" svg:width="4.865cm" svg:height="1.013cm" svg:x="0.532cm" svg:y="1.124cm">
          <text:p text:style-name="P3"><text:span text:style-name="T1">New Jers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 draw:text-style-name="P2" draw:layer="layout" svg:width="4.465cm" svg:height="1.013cm" svg:x="0.532cm" svg:y="3.796cm">
          <text:p text:style-name="P3"><text:span text:style-name="T1">New Mex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 draw:text-style-name="P2" draw:layer="layout" svg:width="4.465cm" svg:height="1.013cm" svg:x="0.585cm" svg:y="6.469cm">
          <text:p text:style-name="P3"><text:span text:style-name="T1">New Y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6" draw:text-style-name="P2" draw:layer="layout" svg:width="4.782cm" svg:height="1.773cm" svg:x="0.501cm" svg:y="9.009cm">
          <text:p text:style-name="P3"><text:span text:style-name="T1">North Caroli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 draw:text-style-name="P2" draw:layer="layout" svg:width="2.465cm" svg:height="1.013cm" svg:x="0.501cm" svg:y="14.228cm">
          <text:p text:style-name="P3"><text:span text:style-name="T1">Oh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 draw:text-style-name="P2" draw:layer="layout" svg:width="4.265cm" svg:height="1.013cm" svg:x="0.499cm" svg:y="16.858cm">
          <text:p text:style-name="P3"><text:span text:style-name="T1">Oklaho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5" draw:text-style-name="P1" draw:layer="layout" svg:width="3.968cm" svg:height="2.645cm" svg:x="8.564cm" svg:y="6.04cm">
          <draw:image xlink:href="Pictures/1000000000000096000000642B6A9B22.gif" xlink:type="simple" xlink:show="embed" xlink:actuate="onLoad">
            <text:p/>
          </draw:image>
        </draw:frame>
        <draw:frame draw:name="Picture 19" draw:style-name="gr15" draw:text-style-name="P1" draw:layer="layout" svg:width="3.968cm" svg:height="2.645cm" svg:x="8.871cm" svg:y="13.653cm">
          <draw:image xlink:href="Pictures/100000000000009600000064A1693AAD.gif" xlink:type="simple" xlink:show="embed" xlink:actuate="onLoad">
            <text:p/>
          </draw:image>
        </draw:frame>
        <draw:frame draw:name="Picture 21" draw:style-name="gr15" draw:text-style-name="P1" draw:layer="layout" svg:width="3.968cm" svg:height="2.645cm" svg:x="12.345cm" svg:y="13.752cm">
          <draw:image xlink:href="Pictures/10000000000000960000006468BF2F3B.gif" xlink:type="simple" xlink:show="embed" xlink:actuate="onLoad">
            <text:p/>
          </draw:image>
        </draw:frame>
        <draw:frame draw:name="Picture 23" draw:style-name="gr15" draw:text-style-name="P1" draw:layer="layout" svg:width="3.968cm" svg:height="2.645cm" svg:x="4.766cm" svg:y="8.427cm">
          <draw:image xlink:href="Pictures/1000000000000096000000645CE9679E.gif" xlink:type="simple" xlink:show="embed" xlink:actuate="onLoad">
            <text:p/>
          </draw:image>
        </draw:frame>
        <draw:frame draw:name="Picture 25" draw:style-name="gr15" draw:text-style-name="P1" draw:layer="layout" svg:width="3.968cm" svg:height="2.645cm" svg:x="4.468cm" svg:y="3.342cm">
          <draw:image xlink:href="Pictures/100000000000009600000064F257A2A7.gif" xlink:type="simple" xlink:show="embed" xlink:actuate="onLoad">
            <text:p/>
          </draw:image>
        </draw:frame>
        <draw:frame draw:name="Picture 27" draw:style-name="gr15" draw:text-style-name="P1" draw:layer="layout" svg:width="3.968cm" svg:height="2.645cm" svg:x="8.377cm" svg:y="3.183cm">
          <draw:image xlink:href="Pictures/1000000000000096000000641B430997.gif" xlink:type="simple" xlink:show="embed" xlink:actuate="onLoad">
            <text:p/>
          </draw:image>
        </draw:frame>
        <draw:frame draw:name="Picture 29" draw:style-name="gr15" draw:text-style-name="P1" draw:layer="layout" svg:width="3.968cm" svg:height="2.645cm" svg:x="8.896cm" svg:y="8.427cm">
          <draw:image xlink:href="Pictures/100000000000009600000064B8B0BBAD.gif" xlink:type="simple" xlink:show="embed" xlink:actuate="onLoad">
            <text:p/>
          </draw:image>
        </draw:frame>
        <draw:frame draw:name="Picture 31" draw:style-name="gr15" draw:text-style-name="P1" draw:layer="layout" svg:width="3.968cm" svg:height="2.645cm" svg:x="12.712cm" svg:y="8.445cm">
          <draw:image xlink:href="Pictures/1000000000000096000000647089B1E1.gif" xlink:type="simple" xlink:show="embed" xlink:actuate="onLoad">
            <text:p/>
          </draw:image>
        </draw:frame>
        <draw:frame draw:name="Picture 33" draw:style-name="gr15" draw:text-style-name="P1" draw:layer="layout" svg:width="3.968cm" svg:height="2.645cm" svg:x="5.035cm" svg:y="11.02cm">
          <draw:image xlink:href="Pictures/100000000000009600000064E16DC672.gif" xlink:type="simple" xlink:show="embed" xlink:actuate="onLoad">
            <text:p/>
          </draw:image>
        </draw:frame>
        <draw:frame draw:name="Picture 35" draw:style-name="gr15" draw:text-style-name="P1" draw:layer="layout" svg:width="3.968cm" svg:height="2.645cm" svg:x="9.424cm" svg:y="11.073cm">
          <draw:image xlink:href="Pictures/1000000000000096000000642122CB2E.gif" xlink:type="simple" xlink:show="embed" xlink:actuate="onLoad">
            <text:p/>
          </draw:image>
        </draw:frame>
        <draw:frame draw:name="Picture 37" draw:style-name="gr15" draw:text-style-name="P1" draw:layer="layout" svg:width="3.968cm" svg:height="2.645cm" svg:x="4.766cm" svg:y="13.719cm">
          <draw:image xlink:href="Pictures/10000000000000960000006496477DD5.gif" xlink:type="simple" xlink:show="embed" xlink:actuate="onLoad">
            <text:p/>
          </draw:image>
        </draw:frame>
        <draw:frame draw:name="Picture 39" draw:style-name="gr15" draw:text-style-name="P1" draw:layer="layout" svg:width="3.968cm" svg:height="2.645cm" svg:x="4.902cm" svg:y="16.417cm">
          <draw:image xlink:href="Pictures/10000000000000960000006480C17847.gif" xlink:type="simple" xlink:show="embed" xlink:actuate="onLoad">
            <text:p/>
          </draw:image>
        </draw:frame>
        <draw:frame draw:name="Picture 41" draw:style-name="gr15" draw:text-style-name="P1" draw:layer="layout" svg:width="3.968cm" svg:height="2.645cm" svg:x="9.008cm" svg:y="16.337cm">
          <draw:image xlink:href="Pictures/10000000000000960000006471377881.gif" xlink:type="simple" xlink:show="embed" xlink:actuate="onLoad">
            <text:p/>
          </draw:image>
        </draw:frame>
        <draw:frame draw:name="Picture 43" draw:style-name="gr15" draw:text-style-name="P1" draw:layer="layout" svg:width="3.968cm" svg:height="2.645cm" svg:x="4.793cm" svg:y="0.478cm">
          <draw:image xlink:href="Pictures/100000000000009600000064668CDA8D.gif" xlink:type="simple" xlink:show="embed" xlink:actuate="onLoad">
            <text:p/>
          </draw:image>
        </draw:frame>
        <draw:frame draw:name="Picture 44" draw:style-name="gr15" draw:text-style-name="P1" draw:layer="layout" svg:width="3.968cm" svg:height="2.645cm" svg:x="8.966cm" svg:y="0.499cm">
          <draw:image xlink:href="Pictures/1000000000000096000000642CEDA108.gif" xlink:type="simple" xlink:show="embed" xlink:actuate="onLoad">
            <text:p/>
          </draw:image>
        </draw:frame>
        <draw:frame draw:name="Picture 46" draw:style-name="gr15" draw:text-style-name="P1" draw:layer="layout" svg:width="3.968cm" svg:height="2.645cm" svg:x="4.506cm" svg:y="5.99cm">
          <draw:image xlink:href="Pictures/100000000000009600000064FB655013.gif" xlink:type="simple" xlink:show="embed" xlink:actuate="onLoad">
            <text:p/>
          </draw:image>
        </draw:frame>
        <draw:frame draw:name="Picture 48" draw:style-name="gr15" draw:text-style-name="P1" draw:layer="layout" svg:width="3.968cm" svg:height="2.645cm" svg:x="12.976cm" svg:y="16.337cm">
          <draw:image xlink:href="Pictures/10000000000000960000006471C709C4.gif" xlink:type="simple" xlink:show="embed" xlink:actuate="onLoad">
            <text:p/>
          </draw:image>
        </draw:frame>
        <draw:frame draw:name="Picture 50" draw:style-name="gr15" draw:text-style-name="P1" draw:layer="layout" svg:width="3.968cm" svg:height="2.645cm" svg:x="16.765cm" svg:y="13.541cm">
          <draw:image xlink:href="Pictures/1000000000000096000000640BF5B063.gif" xlink:type="simple" xlink:show="embed" xlink:actuate="onLoad">
            <text:p/>
          </draw:image>
        </draw:frame>
        <draw:frame draw:name="Picture 54" draw:style-name="gr15" draw:text-style-name="P1" draw:layer="layout" svg:width="3.968cm" svg:height="2.645cm" svg:x="15.998cm" svg:y="8.511cm">
          <draw:image xlink:href="Pictures/10000000000000960000006468F69E53.gif" xlink:type="simple" xlink:show="embed" xlink:actuate="onLoad">
            <text:p/>
          </draw:image>
        </draw:frame>
        <draw:frame draw:name="Picture 56" draw:style-name="gr15" draw:text-style-name="P1" draw:layer="layout" svg:width="3.968cm" svg:height="2.645cm" svg:x="20.734cm" svg:y="13.48cm">
          <draw:image xlink:href="Pictures/10000000000000960000006403F922C1.gif" xlink:type="simple" xlink:show="embed" xlink:actuate="onLoad">
            <text:p/>
          </draw:image>
        </draw:frame>
        <presentation:notes draw:style-name="dp2">
          <draw:page-thumbnail draw:style-name="gr7"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Blank">
        <draw:custom-shape draw:name="TextBox 2" draw:style-name="gr6" draw:text-style-name="P2" draw:layer="layout" svg:width="2.391cm" svg:height="1.943cm" svg:x="0.467cm" svg:y="16.658cm">
          <text:p text:style-name="P3"><text:span text:style-name="T5">Tex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5" draw:text-style-name="P1" draw:layer="layout" svg:width="3.968cm" svg:height="2.645cm" svg:x="14.279cm" svg:y="2.869cm">
          <draw:image xlink:href="Pictures/100000000000009600000064D140DFE2.gif" xlink:type="simple" xlink:show="embed" xlink:actuate="onLoad">
            <text:p/>
          </draw:image>
        </draw:frame>
        <draw:custom-shape draw:name="TextBox 5" draw:style-name="gr6" draw:text-style-name="P2" draw:layer="layout" svg:width="3.465cm" svg:height="1.098cm" svg:x="0.466cm" svg:y="1.124cm">
          <text:p text:style-name="P3"><text:span text:style-name="T5">Oreg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 draw:text-style-name="P2" draw:layer="layout" svg:width="5.465cm" svg:height="1.098cm" svg:x="0.466cm" svg:y="3.724cm">
          <text:p text:style-name="P3"><text:span text:style-name="T5">Pennsylvan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6" draw:text-style-name="P2" draw:layer="layout" svg:width="5.065cm" svg:height="1.943cm" svg:x="0.466cm" svg:y="6.325cm">
          <text:p text:style-name="P3"><text:span text:style-name="T5">Rhode Isl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 draw:text-style-name="P2" draw:layer="layout" svg:width="5.065cm" svg:height="1.943cm" svg:x="0.466cm" svg:y="9.125cm">
          <text:p text:style-name="P3"><text:span text:style-name="T5">South Caroli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6" draw:text-style-name="P2" draw:layer="layout" svg:width="4.665cm" svg:height="1.943cm" svg:x="0.504cm" svg:y="11.525cm">
          <text:p text:style-name="P3"><text:span text:style-name="T5">South Dako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2" draw:layer="layout" svg:width="5.065cm" svg:height="1.098cm" svg:x="0.432cm" svg:y="13.983cm">
          <text:p text:style-name="P3"><text:span text:style-name="T5">Tenness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9" draw:style-name="gr15" draw:text-style-name="P1" draw:layer="layout" svg:width="3.968cm" svg:height="2.645cm" svg:x="19.253cm" svg:y="16.288cm">
          <draw:image xlink:href="Pictures/100000000000009600000064A0E5BAB6.gif" xlink:type="simple" xlink:show="embed" xlink:actuate="onLoad">
            <text:p/>
          </draw:image>
        </draw:frame>
        <draw:frame draw:name="Picture 31" draw:style-name="gr15" draw:text-style-name="P1" draw:layer="layout" svg:width="3.968cm" svg:height="2.645cm" svg:x="5.533cm" svg:y="8.358cm">
          <draw:image xlink:href="Pictures/100000000000009600000064B4096109.gif" xlink:type="simple" xlink:show="embed" xlink:actuate="onLoad">
            <text:p/>
          </draw:image>
        </draw:frame>
        <draw:frame draw:name="Picture 33" draw:style-name="gr15" draw:text-style-name="P1" draw:layer="layout" svg:width="3.968cm" svg:height="2.645cm" svg:x="22.366cm" svg:y="16.288cm">
          <draw:image xlink:href="Pictures/10000000000000960000006405D4A24C.gif" xlink:type="simple" xlink:show="embed" xlink:actuate="onLoad">
            <text:p/>
          </draw:image>
        </draw:frame>
        <draw:frame draw:name="Picture 35" draw:style-name="gr15" draw:text-style-name="P1" draw:layer="layout" svg:width="3.968cm" svg:height="2.645cm" svg:x="5.542cm" svg:y="13.535cm">
          <draw:image xlink:href="Pictures/100000000000009600000064AA253687.gif" xlink:type="simple" xlink:show="embed" xlink:actuate="onLoad">
            <text:p/>
          </draw:image>
        </draw:frame>
        <draw:frame draw:name="Picture 37" draw:style-name="gr15" draw:text-style-name="P1" draw:layer="layout" svg:width="3.968cm" svg:height="2.645cm" svg:x="25.966cm" svg:y="16.181cm">
          <draw:image xlink:href="Pictures/100000000000009600000064FF836F7F.gif" xlink:type="simple" xlink:show="embed" xlink:actuate="onLoad">
            <text:p/>
          </draw:image>
        </draw:frame>
        <draw:frame draw:name="Picture 39" draw:style-name="gr15" draw:text-style-name="P1" draw:layer="layout" svg:width="3.968cm" svg:height="2.645cm" svg:x="5.587cm" svg:y="0.057cm">
          <draw:image xlink:href="Pictures/1000000000000096000000647901B19A.gif" xlink:type="simple" xlink:show="embed" xlink:actuate="onLoad">
            <text:p/>
          </draw:image>
        </draw:frame>
        <draw:frame draw:name="Picture 41" draw:style-name="gr15" draw:text-style-name="P1" draw:layer="layout" svg:width="3.968cm" svg:height="2.645cm" svg:x="9.764cm" svg:y="-0.076cm">
          <draw:image xlink:href="Pictures/100000000000009600000064563DB416.gif" xlink:type="simple" xlink:show="embed" xlink:actuate="onLoad">
            <text:p/>
          </draw:image>
        </draw:frame>
        <draw:frame draw:name="Picture 43" draw:style-name="gr15" draw:text-style-name="P1" draw:layer="layout" svg:width="3.968cm" svg:height="2.645cm" svg:x="5.38cm" svg:y="2.869cm">
          <draw:image xlink:href="Pictures/100000000000009600000064A57FD2F5.gif" xlink:type="simple" xlink:show="embed" xlink:actuate="onLoad">
            <text:p/>
          </draw:image>
        </draw:frame>
        <draw:frame draw:name="Picture 45" draw:style-name="gr15" draw:text-style-name="P1" draw:layer="layout" svg:width="3.968cm" svg:height="2.645cm" svg:x="9.972cm" svg:y="2.524cm">
          <draw:image xlink:href="Pictures/1000000000000096000000640891AC02.gif" xlink:type="simple" xlink:show="embed" xlink:actuate="onLoad">
            <text:p/>
          </draw:image>
        </draw:frame>
        <draw:frame draw:name="Picture 47" draw:style-name="gr15" draw:text-style-name="P1" draw:layer="layout" svg:width="3.968cm" svg:height="2.645cm" svg:x="5.307cm" svg:y="5.596cm">
          <draw:image xlink:href="Pictures/1000000000000096000000641B85000F.gif" xlink:type="simple" xlink:show="embed" xlink:actuate="onLoad">
            <text:p/>
          </draw:image>
        </draw:frame>
        <draw:frame draw:name="Picture 49" draw:style-name="gr15" draw:text-style-name="P1" draw:layer="layout" svg:width="3.968cm" svg:height="2.645cm" svg:x="9.738cm" svg:y="5.467cm">
          <draw:image xlink:href="Pictures/1000000000000096000000646CDA3854.gif" xlink:type="simple" xlink:show="embed" xlink:actuate="onLoad">
            <text:p/>
          </draw:image>
        </draw:frame>
        <draw:frame draw:name="Picture 51" draw:style-name="gr15" draw:text-style-name="P1" draw:layer="layout" svg:width="3.968cm" svg:height="2.645cm" svg:x="29.854cm" svg:y="16.156cm">
          <draw:image xlink:href="Pictures/100000000000009600000064F17C4C02.gif" xlink:type="simple" xlink:show="embed" xlink:actuate="onLoad">
            <text:p/>
          </draw:image>
        </draw:frame>
        <draw:frame draw:name="Picture 53" draw:style-name="gr15" draw:text-style-name="P1" draw:layer="layout" svg:width="3.968cm" svg:height="2.645cm" svg:x="9.764cm" svg:y="8.279cm">
          <draw:image xlink:href="Pictures/10000000000000960000006496B62420.gif" xlink:type="simple" xlink:show="embed" xlink:actuate="onLoad">
            <text:p/>
          </draw:image>
        </draw:frame>
        <draw:frame draw:name="Picture 55" draw:style-name="gr15" draw:text-style-name="P1" draw:layer="layout" svg:width="3.968cm" svg:height="2.645cm" svg:x="5.38cm" svg:y="11.077cm">
          <draw:image xlink:href="Pictures/1000000000000096000000642AA47C86.gif" xlink:type="simple" xlink:show="embed" xlink:actuate="onLoad">
            <text:p/>
          </draw:image>
        </draw:frame>
        <draw:frame draw:name="Picture 57" draw:style-name="gr15" draw:text-style-name="P1" draw:layer="layout" svg:width="3.968cm" svg:height="2.645cm" svg:x="9.764cm" svg:y="10.925cm">
          <draw:image xlink:href="Pictures/100000000000009600000064FE773EE0.gif" xlink:type="simple" xlink:show="embed" xlink:actuate="onLoad">
            <text:p/>
          </draw:image>
        </draw:frame>
        <draw:frame draw:name="Picture 59" draw:style-name="gr15" draw:text-style-name="P1" draw:layer="layout" svg:width="3.968cm" svg:height="2.645cm" svg:x="16.102cm" svg:y="16.218cm">
          <draw:image xlink:href="Pictures/100000000000009600000064475C4C42.gif" xlink:type="simple" xlink:show="embed" xlink:actuate="onLoad">
            <text:p/>
          </draw:image>
        </draw:frame>
        <draw:frame draw:name="Picture 61" draw:style-name="gr15" draw:text-style-name="P1" draw:layer="layout" svg:width="3.968cm" svg:height="2.645cm" svg:x="9.764cm" svg:y="13.525cm">
          <draw:image xlink:href="Pictures/100000000000009600000064AA51ECC1.gif" xlink:type="simple" xlink:show="embed" xlink:actuate="onLoad">
            <text:p/>
          </draw:image>
        </draw:frame>
        <draw:frame draw:name="Picture 63" draw:style-name="gr15" draw:text-style-name="P1" draw:layer="layout" svg:width="3.968cm" svg:height="2.645cm" svg:x="12.133cm" svg:y="16.156cm">
          <draw:image xlink:href="Pictures/1000000000000096000000647D5C603D.gif" xlink:type="simple" xlink:show="embed" xlink:actuate="onLoad">
            <text:p/>
          </draw:image>
        </draw:frame>
        <draw:frame draw:name="Picture 65" draw:style-name="gr15" draw:text-style-name="P1" draw:layer="layout" svg:width="3.968cm" svg:height="2.645cm" svg:x="8.776cm" svg:y="16.347cm">
          <draw:image xlink:href="Pictures/1000000000000096000000645FEC5E48.gif" xlink:type="simple" xlink:show="embed" xlink:actuate="onLoad">
            <text:p/>
          </draw:image>
        </draw:frame>
        <draw:frame draw:name="Picture 67" draw:style-name="gr15" draw:text-style-name="P1" draw:layer="layout" svg:width="3.968cm" svg:height="2.645cm" svg:x="5.477cm" svg:y="16.147cm">
          <draw:image xlink:href="Pictures/100000000000009600000064A73DD7D1.gif" xlink:type="simple" xlink:show="embed" xlink:actuate="onLoad">
            <text:p/>
          </draw:image>
        </draw:frame>
        <draw:frame draw:name="Picture 69" draw:style-name="gr15" draw:text-style-name="P1" draw:layer="layout" svg:width="3.968cm" svg:height="2.645cm" svg:x="13.797cm" svg:y="13.525cm">
          <draw:image xlink:href="Pictures/100000000000009600000064C0C9CEE8.gif" xlink:type="simple" xlink:show="embed" xlink:actuate="onLoad">
            <text:p/>
          </draw:image>
        </draw:frame>
        <presentation:notes draw:style-name="dp2">
          <draw:page-thumbnail draw:style-name="gr7"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Blank">
        <draw:custom-shape draw:name="TextBox 2" draw:style-name="gr6" draw:text-style-name="P2" draw:layer="layout" svg:width="4.782cm" svg:height="1.013cm" svg:x="0.391cm" svg:y="16.864cm">
          <text:p text:style-name="P3"><text:span text:style-name="T1">Wyo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5" draw:text-style-name="P1" draw:layer="layout" svg:width="3.968cm" svg:height="2.645cm" svg:x="2.732cm" svg:y="0.078cm">
          <draw:image xlink:href="Pictures/100000000000009600000064063EFEA5.gif" xlink:type="simple" xlink:show="embed" xlink:actuate="onLoad">
            <text:p/>
          </draw:image>
        </draw:frame>
        <draw:frame draw:name="Picture 5" draw:style-name="gr15" draw:text-style-name="P1" draw:layer="layout" svg:width="3.968cm" svg:height="2.645cm" svg:x="10.333cm" svg:y="0.278cm">
          <draw:image xlink:href="Pictures/10000000000000960000006452697594.gif" xlink:type="simple" xlink:show="embed" xlink:actuate="onLoad">
            <text:p/>
          </draw:image>
        </draw:frame>
        <draw:frame draw:name="Picture 7" draw:style-name="gr15" draw:text-style-name="P1" draw:layer="layout" svg:width="3.968cm" svg:height="2.645cm" svg:x="14.612cm" svg:y="0.428cm">
          <draw:image xlink:href="Pictures/100000000000009600000064747273EF.gif" xlink:type="simple" xlink:show="embed" xlink:actuate="onLoad">
            <text:p/>
          </draw:image>
        </draw:frame>
        <draw:custom-shape draw:name="TextBox 9" draw:style-name="gr6" draw:text-style-name="P2" draw:layer="layout" svg:width="2.463cm" svg:height="1.013cm" svg:x="0.431cm" svg:y="1.167cm">
          <text:p text:style-name="P3"><text:span text:style-name="T1">Uta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5" draw:text-style-name="P1" draw:layer="layout" svg:width="3.968cm" svg:height="2.645cm" svg:x="6.332cm" svg:y="0.124cm">
          <draw:image xlink:href="Pictures/100000000000009600000064B6919320.gif" xlink:type="simple" xlink:show="embed" xlink:actuate="onLoad">
            <text:p/>
          </draw:image>
        </draw:frame>
        <draw:custom-shape draw:name="TextBox 4" draw:style-name="gr6" draw:text-style-name="P2" draw:layer="layout" svg:width="3.968cm" svg:height="1.013cm" svg:x="0.331cm" svg:y="3.855cm">
          <text:p text:style-name="P3"><text:span text:style-name="T1">Verm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 draw:text-style-name="P2" draw:layer="layout" svg:width="3.968cm" svg:height="1.013cm" svg:x="0.391cm" svg:y="6.538cm">
          <text:p text:style-name="P3"><text:span text:style-name="T1">Virgin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 draw:text-style-name="P2" draw:layer="layout" svg:width="4.782cm" svg:height="1.013cm" svg:x="0.331cm" svg:y="9.012cm">
          <text:p text:style-name="P3"><text:span text:style-name="T1">Washing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 draw:text-style-name="P2" draw:layer="layout" svg:width="5.465cm" svg:height="1.013cm" svg:x="0.203cm" svg:y="11.707cm">
          <text:p text:style-name="P3"><text:span text:style-name="T1">West Virgin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 draw:text-style-name="P2" draw:layer="layout" svg:width="3.968cm" svg:height="1.013cm" svg:x="0.331cm" svg:y="14.169cm">
          <text:p text:style-name="P3"><text:span text:style-name="T1">Wiscons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15" draw:text-style-name="P1" draw:layer="layout" svg:width="3.968cm" svg:height="2.645cm" svg:x="11.792cm" svg:y="8.462cm">
          <draw:image xlink:href="Pictures/100000000000009600000064F51F5AD3.gif" xlink:type="simple" xlink:show="embed" xlink:actuate="onLoad">
            <text:p/>
          </draw:image>
        </draw:frame>
        <draw:frame draw:name="Picture 20" draw:style-name="gr15" draw:text-style-name="P1" draw:layer="layout" svg:width="3.968cm" svg:height="2.645cm" svg:x="7.764cm" svg:y="13.872cm">
          <draw:image xlink:href="Pictures/100000000000009600000064B7FD72D6.gif" xlink:type="simple" xlink:show="embed" xlink:actuate="onLoad">
            <text:p/>
          </draw:image>
        </draw:frame>
        <draw:frame draw:name="Picture 21" draw:style-name="gr15" draw:text-style-name="P1" draw:layer="layout" svg:width="3.968cm" svg:height="2.645cm" svg:x="2.864cm" svg:y="2.836cm">
          <draw:image xlink:href="Pictures/1000000000000096000000646B53EC82.gif" xlink:type="simple" xlink:show="embed" xlink:actuate="onLoad">
            <text:p/>
          </draw:image>
        </draw:frame>
        <draw:frame draw:name="Picture 23" draw:style-name="gr15" draw:text-style-name="P1" draw:layer="layout" svg:width="3.968cm" svg:height="2.645cm" svg:x="2.937cm" svg:y="5.627cm">
          <draw:image xlink:href="Pictures/100000000000009600000064999777B4.gif" xlink:type="simple" xlink:show="embed" xlink:actuate="onLoad">
            <text:p/>
          </draw:image>
        </draw:frame>
        <draw:frame draw:name="Picture 25" draw:style-name="gr15" draw:text-style-name="P1" draw:layer="layout" svg:width="3.968cm" svg:height="2.645cm" svg:x="6.732cm" svg:y="5.525cm">
          <draw:image xlink:href="Pictures/100000000000009600000064E2680C10.gif" xlink:type="simple" xlink:show="embed" xlink:actuate="onLoad">
            <text:p/>
          </draw:image>
        </draw:frame>
        <draw:frame draw:name="Picture 27" draw:style-name="gr15" draw:text-style-name="P1" draw:layer="layout" svg:width="3.968cm" svg:height="2.645cm" svg:x="3.828cm" svg:y="8.273cm">
          <draw:image xlink:href="Pictures/100000000000009600000064C89A4F39.gif" xlink:type="simple" xlink:show="embed" xlink:actuate="onLoad">
            <text:p/>
          </draw:image>
        </draw:frame>
        <draw:frame draw:name="Picture 29" draw:style-name="gr15" draw:text-style-name="P1" draw:layer="layout" svg:width="3.968cm" svg:height="2.645cm" svg:x="7.824cm" svg:y="8.376cm">
          <draw:image xlink:href="Pictures/100000000000009600000064195CC3EF.gif" xlink:type="simple" xlink:show="embed" xlink:actuate="onLoad">
            <text:p/>
          </draw:image>
        </draw:frame>
        <draw:frame draw:name="Picture 31" draw:style-name="gr15" draw:text-style-name="P1" draw:layer="layout" svg:width="3.968cm" svg:height="2.645cm" svg:x="3.955cm" svg:y="11.08cm">
          <draw:image xlink:href="Pictures/10000000000000960000006426758297.gif" xlink:type="simple" xlink:show="embed" xlink:actuate="onLoad">
            <text:p/>
          </draw:image>
        </draw:frame>
        <draw:frame draw:name="Picture 33" draw:style-name="gr15" draw:text-style-name="P1" draw:layer="layout" svg:width="3.79cm" svg:height="2.526cm" svg:x="3.955cm" svg:y="13.925cm">
          <draw:image xlink:href="Pictures/100000000000009600000064F0B049CB.gif" xlink:type="simple" xlink:show="embed" xlink:actuate="onLoad">
            <text:p/>
          </draw:image>
        </draw:frame>
        <draw:frame draw:name="Picture 35" draw:style-name="gr15" draw:text-style-name="P1" draw:layer="layout" svg:width="3.968cm" svg:height="2.645cm" svg:x="3.542cm" svg:y="16.397cm">
          <draw:image xlink:href="Pictures/100000000000009600000064E2248370.gif" xlink:type="simple" xlink:show="embed" xlink:actuate="onLoad">
            <text:p/>
          </draw:image>
        </draw:frame>
        <presentation:notes draw:style-name="dp2">
          <draw:page-thumbnail draw:style-name="gr7"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Blank">
        <draw:custom-shape draw:name="TextBox 1" draw:style-name="gr6" draw:text-style-name="P2" draw:layer="layout" svg:width="5.194cm" svg:height="39.113cm" svg:x="0.02cm" svg:y="0cm">
          <text:p text:style-name="P3"><text:span text:style-name="T1">Alabama</text:span></text:p>
          <text:p text:style-name="P3"><text:span text:style-name="T1">Alaska</text:span></text:p>
          <text:p text:style-name="P3"><text:span text:style-name="T1">Arizona</text:span></text:p>
          <text:p text:style-name="P3"><text:span text:style-name="T1">Arkansas</text:span></text:p>
          <text:p text:style-name="P3"><text:span text:style-name="T1">California</text:span></text:p>
          <text:p text:style-name="P3"><text:span text:style-name="T1">Colorado</text:span></text:p>
          <text:p text:style-name="P3"><text:span text:style-name="T1">Connecticut</text:span></text:p>
          <text:p text:style-name="P3"><text:span text:style-name="T1">Delaware</text:span></text:p>
          <text:p text:style-name="P3"><text:span text:style-name="T1">Florida</text:span></text:p>
          <text:p text:style-name="P3"><text:span text:style-name="T1">Georgia</text:span></text:p>
          <text:p text:style-name="P3"><text:span text:style-name="T1">Hawaii</text:span></text:p>
          <text:p text:style-name="P3"><text:span text:style-name="T1">Idaho</text:span></text:p>
          <text:p text:style-name="P3"><text:span text:style-name="T1">Illinois</text:span></text:p>
          <text:p text:style-name="P3"><text:span text:style-name="T1">Indiana</text:span></text:p>
          <text:p text:style-name="P3"><text:span text:style-name="T1">Iowa</text:span></text:p>
          <text:p text:style-name="P3"><text:span text:style-name="T1">Kansas</text:span></text:p>
          <text:p text:style-name="P3"><text:span text:style-name="T1">Kentucky</text:span></text:p>
          <text:p text:style-name="P3"><text:span text:style-name="T1">Louisiana</text:span></text:p>
          <text:p text:style-name="P3"><text:span text:style-name="T1">Maine</text:span></text:p>
          <text:p text:style-name="P3"><text:span text:style-name="T1">Maryland</text:span></text:p>
          <text:p text:style-name="P3"><text:span text:style-name="T1">Massachusetts</text:span></text:p>
          <text:p text:style-name="P3"><text:span text:style-name="T1">Michigan</text:span></text:p>
          <text:p text:style-name="P3"><text:span text:style-name="T1">Minnesota</text:span></text:p>
          <text:p text:style-name="P3"><text:span text:style-name="T1">Mississippi</text:span></text:p>
          <text:p text:style-name="P3"><text:span text:style-name="T1">Missouri</text:span></text:p>
          <text:p text:style-name="P3"><text:span text:style-name="T1">Montana</text:span></text:p>
          <text:p text:style-name="P3"><text:span text:style-name="T1">Nebraska</text:span></text:p>
          <text:p text:style-name="P3"><text:span text:style-name="T1">Nevada</text:span></text:p>
          <text:p text:style-name="P3"><text:span text:style-name="T1">New Hampshire</text:span></text:p>
          <text:p text:style-name="P3"><text:span text:style-name="T1">New Jersey</text:span></text:p>
          <text:p text:style-name="P3"><text:span text:style-name="T1">New Mexico</text:span></text:p>
          <text:p text:style-name="P3"><text:span text:style-name="T1">New York</text:span></text:p>
          <text:p text:style-name="P3"><text:span text:style-name="T1">North Carolina</text:span></text:p>
          <text:p text:style-name="P3"><text:span text:style-name="T1">North Dakota</text:span></text:p>
          <text:p text:style-name="P3"><text:span text:style-name="T1">Ohio</text:span></text:p>
          <text:p text:style-name="P3"><text:span text:style-name="T1">Oklahoma</text:span></text:p>
          <text:p text:style-name="P3"><text:span text:style-name="T1">Oregon</text:span></text:p>
          <text:p text:style-name="P3"><text:span text:style-name="T1">Pennsylvania</text:span></text:p>
          <text:p text:style-name="P3"><text:span text:style-name="T1">Rhode Island</text:span></text:p>
          <text:p text:style-name="P3"><text:span text:style-name="T1">South Carolina</text:span></text:p>
          <text:p text:style-name="P3"><text:span text:style-name="T1">South Dakota</text:span></text:p>
          <text:p text:style-name="P3"><text:span text:style-name="T1">Tennessee</text:span></text:p>
          <text:p text:style-name="P3"><text:span text:style-name="T1">Texas</text:span></text:p>
          <text:p text:style-name="P3"><text:span text:style-name="T1">Utah</text:span></text:p>
          <text:p text:style-name="P3"><text:span text:style-name="T1">Vermont</text:span></text:p>
          <text:p text:style-name="P3"><text:span text:style-name="T1">Virginia</text:span></text:p>
          <text:p text:style-name="P3"><text:span text:style-name="T1">Washington</text:span></text:p>
          <text:p text:style-name="P3"><text:span text:style-name="T1">West Virginia</text:span></text:p>
          <text:p text:style-name="P3"><text:span text:style-name="T1">Wisconsin</text:span></text:p>
          <text:p text:style-name="P3"><text:span text:style-name="T1">Wyo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 draw:text-style-name="P2" draw:layer="layout" svg:width="31.603cm" svg:height="38.345cm" svg:x="4.332cm" svg:y="5.925cm">
          <text:p text:style-name="P3"><text:span text:style-name="T1">Alabama</text:span></text:p>
          <text:p text:style-name="P3"><text:span text:style-name="T1">Alaska</text:span></text:p>
          <text:p text:style-name="P3"><text:span text:style-name="T1">Arizona</text:span></text:p>
          <text:p text:style-name="P3"><text:span text:style-name="T1">Arkansas</text:span></text:p>
          <text:p text:style-name="P3"><text:span text:style-name="T1">California</text:span></text:p>
          <text:p text:style-name="P3"><text:span text:style-name="T1">Colorado</text:span></text:p>
          <text:p text:style-name="P3"><text:span text:style-name="T1">Connecticut</text:span></text:p>
          <text:p text:style-name="P3"><text:span text:style-name="T1">Delaware</text:span></text:p>
          <text:p text:style-name="P3"><text:span text:style-name="T1">Florida</text:span></text:p>
          <text:p text:style-name="P3"><text:span text:style-name="T1">Georgia</text:span></text:p>
          <text:p text:style-name="P3"><text:span text:style-name="T1">Hawaii</text:span></text:p>
          <text:p text:style-name="P3"><text:span text:style-name="T1">Idaho</text:span></text:p>
          <text:p text:style-name="P3"><text:span text:style-name="T1">Illinois</text:span></text:p>
          <text:p text:style-name="P3"><text:span text:style-name="T1">Indiana</text:span></text:p>
          <text:p text:style-name="P3"><text:span text:style-name="T1">Iowa</text:span></text:p>
          <text:p text:style-name="P3"><text:span text:style-name="T1">Kansas</text:span></text:p>
          <text:p text:style-name="P3"><text:span text:style-name="T1">Kentucky</text:span></text:p>
          <text:p text:style-name="P3"><text:span text:style-name="T1">Louisiana</text:span></text:p>
          <text:p text:style-name="P3"><text:span text:style-name="T1">Maine</text:span></text:p>
          <text:p text:style-name="P3"><text:span text:style-name="T1">Maryland</text:span></text:p>
          <text:p text:style-name="P3"><text:span text:style-name="T1">Massachusetts</text:span></text:p>
          <text:p text:style-name="P3"><text:span text:style-name="T1">Michigan</text:span></text:p>
          <text:p text:style-name="P3"><text:span text:style-name="T1">Minnesota</text:span></text:p>
          <text:p text:style-name="P3"><text:span text:style-name="T1">Mississippi</text:span></text:p>
          <text:p text:style-name="P3"><text:span text:style-name="T1">Missouri</text:span></text:p>
          <text:p text:style-name="P3"><text:span text:style-name="T1">Montana</text:span></text:p>
          <text:p text:style-name="P3"><text:span text:style-name="T1">Nebraska</text:span></text:p>
          <text:p text:style-name="P3"><text:span text:style-name="T1">Nevada</text:span></text:p>
          <text:p text:style-name="P3"><text:span text:style-name="T1">New Hampshire</text:span></text:p>
          <text:p text:style-name="P3"><text:span text:style-name="T1">New Jersey</text:span></text:p>
          <text:p text:style-name="P3"><text:span text:style-name="T1">New Mexico</text:span></text:p>
          <text:p text:style-name="P3"><text:span text:style-name="T1">New York</text:span></text:p>
          <text:p text:style-name="P3"><text:span text:style-name="T1">North Carolina</text:span></text:p>
          <text:p text:style-name="P3"><text:span text:style-name="T1">North Dakota</text:span></text:p>
          <text:p text:style-name="P3"><text:span text:style-name="T1">Ohio</text:span></text:p>
          <text:p text:style-name="P3"><text:span text:style-name="T1">Oklahoma</text:span></text:p>
          <text:p text:style-name="P3"><text:span text:style-name="T1">Oregon</text:span></text:p>
          <text:p text:style-name="P3"><text:span text:style-name="T1">Pennsylvania</text:span></text:p>
          <text:p text:style-name="P3"><text:span text:style-name="T1">Rhode Island</text:span></text:p>
          <text:p text:style-name="P3"><text:span text:style-name="T1">South Carolina</text:span></text:p>
          <text:p text:style-name="P3"><text:span text:style-name="T1">South Dakota</text:span></text:p>
          <text:p text:style-name="P3"><text:span text:style-name="T1">Tennessee</text:span></text:p>
          <text:p text:style-name="P3"><text:span text:style-name="T1">Texas</text:span></text:p>
          <text:p text:style-name="P3"><text:span text:style-name="T1">Utah</text:span></text:p>
          <text:p text:style-name="P3"><text:span text:style-name="T1">Vermont</text:span></text:p>
          <text:p text:style-name="P3"><text:span text:style-name="T1">Virginia</text:span></text:p>
          <text:p text:style-name="P3"><text:span text:style-name="T1">Washington</text:span></text:p>
          <text:p text:style-name="P3"><text:span text:style-name="T1">West Virginia</text:span></text:p>
          <text:p text:style-name="P3"><text:span text:style-name="T1">Wisconsin</text:span></text:p>
          <text:p text:style-name="P3"><text:span text:style-name="T1">Wyo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7" draw:text-style-name="P2" draw:layer="layout" svg:width="5.935cm" svg:height="2.537cm" svg:x="6.083cm" svg:y="14.326cm">
          <text:p text:style-name="P3"><text:span text:style-name="T6"><text:a xlink:href="https://www.sportslogos.net/teams/list_by_league/31/NCAA_Division_I_d-h/NCAA_d-h/logos/" xlink:type="simple">Logos</text:a></text:span></text:p>
          <text:p text:style-name="P3"><text:span text:style-name="T6"><text:a xlink:href="https://chooserandom.com/spinner" xlink:type="simple">Directional arrow</text:a></text:span></text:p>
          <text:p text:style-name="P3"><text:span text:style-name="T6"><text:a xlink:href="../../../Desktop/Wheel%20of%20Names" xlink:type="simple">Wheel of Nam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Blank">
        <draw:custom-shape draw:name="TextBox 1" draw:style-name="gr6" draw:text-style-name="P2" draw:layer="layout" svg:width="5.194cm" svg:height="39.113cm" svg:x="0.02cm" svg:y="0cm">
          <text:p text:style-name="P3"><text:span text:style-name="T1">Alabama</text:span></text:p>
          <text:p text:style-name="P3"><text:span text:style-name="T1">Alaska</text:span></text:p>
          <text:p text:style-name="P3"><text:span text:style-name="T1">Arizona</text:span></text:p>
          <text:p text:style-name="P3"><text:span text:style-name="T1">Arkansas</text:span></text:p>
          <text:p text:style-name="P3"><text:span text:style-name="T1">California</text:span></text:p>
          <text:p text:style-name="P3"><text:span text:style-name="T1">Colorado</text:span></text:p>
          <text:p text:style-name="P3"><text:span text:style-name="T1">Connecticut</text:span></text:p>
          <text:p text:style-name="P3"><text:span text:style-name="T1">Delaware</text:span></text:p>
          <text:p text:style-name="P3"><text:span text:style-name="T1">Florida</text:span></text:p>
          <text:p text:style-name="P3"><text:span text:style-name="T1">Georgia</text:span></text:p>
          <text:p text:style-name="P3"><text:span text:style-name="T1">Hawaii</text:span></text:p>
          <text:p text:style-name="P3"><text:span text:style-name="T1">Idaho</text:span></text:p>
          <text:p text:style-name="P3"><text:span text:style-name="T1">Illinois</text:span></text:p>
          <text:p text:style-name="P3"><text:span text:style-name="T1">Indiana</text:span></text:p>
          <text:p text:style-name="P3"><text:span text:style-name="T1">Iowa</text:span></text:p>
          <text:p text:style-name="P3"><text:span text:style-name="T1">Kansas</text:span></text:p>
          <text:p text:style-name="P3"><text:span text:style-name="T1">Kentucky</text:span></text:p>
          <text:p text:style-name="P3"><text:span text:style-name="T1">Louisiana</text:span></text:p>
          <text:p text:style-name="P3"><text:span text:style-name="T1">Maine</text:span></text:p>
          <text:p text:style-name="P3"><text:span text:style-name="T1">Maryland</text:span></text:p>
          <text:p text:style-name="P3"><text:span text:style-name="T1">Massachusetts</text:span></text:p>
          <text:p text:style-name="P3"><text:span text:style-name="T1">Michigan</text:span></text:p>
          <text:p text:style-name="P3"><text:span text:style-name="T1">Minnesota</text:span></text:p>
          <text:p text:style-name="P3"><text:span text:style-name="T1">Mississippi</text:span></text:p>
          <text:p text:style-name="P3"><text:span text:style-name="T1">Missouri</text:span></text:p>
          <text:p text:style-name="P3"><text:span text:style-name="T1">Montana</text:span></text:p>
          <text:p text:style-name="P3"><text:span text:style-name="T1">Nebraska</text:span></text:p>
          <text:p text:style-name="P3"><text:span text:style-name="T1">Nevada</text:span></text:p>
          <text:p text:style-name="P3"><text:span text:style-name="T1">New Hampshire</text:span></text:p>
          <text:p text:style-name="P3"><text:span text:style-name="T1">New Jersey</text:span></text:p>
          <text:p text:style-name="P3"><text:span text:style-name="T1">New Mexico</text:span></text:p>
          <text:p text:style-name="P3"><text:span text:style-name="T1">New York</text:span></text:p>
          <text:p text:style-name="P3"><text:span text:style-name="T1">North Carolina</text:span></text:p>
          <text:p text:style-name="P3"><text:span text:style-name="T1">North Dakota</text:span></text:p>
          <text:p text:style-name="P3"><text:span text:style-name="T1">Ohio</text:span></text:p>
          <text:p text:style-name="P3"><text:span text:style-name="T1">Oklahoma</text:span></text:p>
          <text:p text:style-name="P3"><text:span text:style-name="T1">Oregon</text:span></text:p>
          <text:p text:style-name="P3"><text:span text:style-name="T1">Pennsylvania</text:span></text:p>
          <text:p text:style-name="P3"><text:span text:style-name="T1">Rhode Island</text:span></text:p>
          <text:p text:style-name="P3"><text:span text:style-name="T1">South Carolina</text:span></text:p>
          <text:p text:style-name="P3"><text:span text:style-name="T1">South Dakota</text:span></text:p>
          <text:p text:style-name="P3"><text:span text:style-name="T1">Tennessee</text:span></text:p>
          <text:p text:style-name="P3"><text:span text:style-name="T1">Texas</text:span></text:p>
          <text:p text:style-name="P3"><text:span text:style-name="T1">Utah</text:span></text:p>
          <text:p text:style-name="P3"><text:span text:style-name="T1">Vermont</text:span></text:p>
          <text:p text:style-name="P3"><text:span text:style-name="T1">Virginia</text:span></text:p>
          <text:p text:style-name="P3"><text:span text:style-name="T1">Washington</text:span></text:p>
          <text:p text:style-name="P3"><text:span text:style-name="T1">West Virginia</text:span></text:p>
          <text:p text:style-name="P3"><text:span text:style-name="T1">Wisconsin</text:span></text:p>
          <text:p text:style-name="P3"><text:span text:style-name="T1">Wyo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 draw:text-style-name="P4" draw:layer="layout" svg:width="5.194cm" svg:height="5.585cm" svg:x="25.6cm" svg:y="7.215cm">
          <text:p text:style-name="P3"><text:span text:style-name="T1">Utah</text:span></text:p>
          <text:p text:style-name="P3"><text:span text:style-name="T1">Vermont</text:span></text:p>
          <text:p text:style-name="P3"><text:span text:style-name="T1">Virginia</text:span></text:p>
          <text:p text:style-name="P3"><text:span text:style-name="T1">Washington</text:span></text:p>
          <text:p text:style-name="P3"><text:span text:style-name="T1">West Virginia</text:span></text:p>
          <text:p text:style-name="P3"><text:span text:style-name="T1">Wisconsin</text:span></text:p>
          <text:p text:style-name="P3"><text:span text:style-name="T1">Wyo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 draw:layer="layout" svg:width="4.304cm" svg:height="6.148cm" svg:x="13.896cm" svg:y="1.052cm">
          <draw:text-box>
            <text:p text:style-name="P3"><text:span text:style-name="T1">Alabama</text:span></text:p>
            <text:p text:style-name="P3"><text:span text:style-name="T1">Alaska</text:span></text:p>
            <text:p text:style-name="P3"><text:span text:style-name="T1">Arizona</text:span></text:p>
            <text:p text:style-name="P3"><text:span text:style-name="T1">Arkansas</text:span></text:p>
            <text:p text:style-name="P3"><text:span text:style-name="T1">California</text:span></text:p>
            <text:p text:style-name="P3"><text:span text:style-name="T1">Colorado</text:span></text:p>
            <text:p text:style-name="P3"><text:span text:style-name="T1">Connecticut</text:span></text:p>
            <text:p text:style-name="P3"><text:span text:style-name="T1">Delaware</text:span></text:p>
          </draw:text-box>
        </draw:frame>
        <draw:frame draw:style-name="gr20" draw:text-style-name="P3" draw:layer="layout" svg:width="2.991cm" svg:height="6.148cm" svg:x="18.609cm" svg:y="1.052cm">
          <draw:text-box>
            <text:p text:style-name="P3"><text:span text:style-name="T1">Florida</text:span></text:p>
            <text:p text:style-name="P3"><text:span text:style-name="T1">Georgia</text:span></text:p>
            <text:p text:style-name="P3"><text:span text:style-name="T1">Hawaii</text:span></text:p>
            <text:p text:style-name="P3"><text:span text:style-name="T1">Idaho</text:span></text:p>
            <text:p text:style-name="P3"><text:span text:style-name="T1">Illinois</text:span></text:p>
            <text:p text:style-name="P3"><text:span text:style-name="T1">Indiana</text:span></text:p>
            <text:p text:style-name="P3"><text:span text:style-name="T1">Iowa</text:span></text:p>
            <text:p text:style-name="P3"/>
          </draw:text-box>
        </draw:frame>
        <draw:frame draw:style-name="gr21" draw:text-style-name="P3" draw:layer="layout" svg:width="5.188cm" svg:height="6.148cm" svg:x="21.812cm" svg:y="1.052cm">
          <draw:text-box>
            <text:p text:style-name="P3"><text:span text:style-name="T1">Kansas</text:span></text:p>
            <text:p text:style-name="P3"><text:span text:style-name="T1">Kentucky</text:span></text:p>
            <text:p text:style-name="P3"><text:span text:style-name="T1">Louisiana</text:span></text:p>
            <text:p text:style-name="P3"><text:span text:style-name="T1">Maine</text:span></text:p>
            <text:p text:style-name="P3"><text:span text:style-name="T1">Maryland</text:span></text:p>
            <text:p text:style-name="P3"><text:span text:style-name="T1">Massachusetts</text:span></text:p>
            <text:p text:style-name="P3"><text:span text:style-name="T1">Michigan</text:span></text:p>
            <text:p text:style-name="P3"/>
          </draw:text-box>
        </draw:frame>
        <draw:frame draw:style-name="gr22" draw:text-style-name="P3" draw:layer="layout" svg:width="5.523cm" svg:height="6.148cm" svg:x="28.2cm" svg:y="0.652cm">
          <draw:text-box>
            <text:p text:style-name="P3"><text:span text:style-name="T1">Minnesota</text:span></text:p>
            <text:p text:style-name="P3"><text:span text:style-name="T1">Mississippi</text:span></text:p>
            <text:p text:style-name="P3"><text:span text:style-name="T1">Missouri</text:span></text:p>
            <text:p text:style-name="P3"><text:span text:style-name="T1">Montana</text:span></text:p>
            <text:p text:style-name="P3"><text:span text:style-name="T1">Nebraska</text:span></text:p>
            <text:p text:style-name="P3"><text:span text:style-name="T1">Nevada</text:span></text:p>
            <text:p text:style-name="P3"><text:span text:style-name="T1">New Hampshire</text:span></text:p>
            <text:p text:style-name="P3"/>
          </draw:text-box>
        </draw:frame>
        <draw:frame draw:style-name="gr23" draw:text-style-name="P3" draw:layer="layout" svg:width="5.099cm" svg:height="6.148cm" svg:x="13.701cm" svg:y="7.6cm">
          <draw:text-box>
            <text:p text:style-name="P3"><text:span text:style-name="T1">New Jersey</text:span></text:p>
            <text:p text:style-name="P3"><text:span text:style-name="T1">New Mexico</text:span></text:p>
            <text:p text:style-name="P3"><text:span text:style-name="T1">New York</text:span></text:p>
            <text:p text:style-name="P3"><text:span text:style-name="T1">North Carolina</text:span></text:p>
            <text:p text:style-name="P3"><text:span text:style-name="T1">North Dakota</text:span></text:p>
            <text:p text:style-name="P3"><text:span text:style-name="T1">Ohio</text:span></text:p>
            <text:p text:style-name="P3"><text:span text:style-name="T1">Oklahoma</text:span></text:p>
            <text:p text:style-name="P3"/>
          </draw:text-box>
        </draw:frame>
        <draw:frame draw:style-name="gr24" draw:text-style-name="P3" draw:layer="layout" svg:width="5.167cm" svg:height="6.148cm" svg:x="19.633cm" svg:y="7.252cm">
          <draw:text-box>
            <text:p text:style-name="P3"><text:span text:style-name="T1">Oregon</text:span></text:p>
            <text:p text:style-name="P3"><text:span text:style-name="T1">Pennsylvania</text:span></text:p>
            <text:p text:style-name="P3"><text:span text:style-name="T1">Rhode Island</text:span></text:p>
            <text:p text:style-name="P3"><text:span text:style-name="T1">South Carolina</text:span></text:p>
            <text:p text:style-name="P3"><text:span text:style-name="T1">South Dakota</text:span></text:p>
            <text:p text:style-name="P3"><text:span text:style-name="T1">Tennessee</text:span></text:p>
            <text:p text:style-name="P3"><text:span text:style-name="T1">Texas</text:span></text:p>
            <text:p text:style-name="P3"/>
          </draw:text-box>
        </draw:frame>
        <presentation:notes draw:style-name="dp2">
          <draw:page-thumbnail draw:style-name="gr7" draw:layer="layout" svg:width="14.848cm" svg:height="11.136cm" svg:x="3.075cm" svg:y="2.257cm" draw:page-number="14" presentation:class="page"/>
          <draw:frame presentation:style-name="pr1" draw:layer="layout" svg:width="16.799cm" svg:height="13.364cm" svg:x="2.1cm" svg:y="14.107cm" presentation:class="notes" presentation:user-transformed="true">
            <draw:text-box>
              <text:p text:style-name="P5"><text:span text:style-name="T6"><text:a xlink:href="https://www.sportslogos.net/teams/list_by_league/31/NCAA_Division_I_d-h/NCAA_d-h/logos/" xlink:type="simple">Logos</text:a></text:span></text:p>
              <text:p text:style-name="P5"><text:span text:style-name="T6"><text:a xlink:href="https://chooserandom.com/spinner" xlink:type="simple">Directional arrow</text:a></text:span></text:p>
              <text:p text:style-name="P5"><text:span text:style-name="T6"><text:a xlink:href="../../../Desktop/Wheel%20of%20Names" xlink:type="simple">Wheel of Names</text:a></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Light" svg:font-family="'Calibri Light'"/>
    <style:font-face style:name="Calibri" svg:font-family="Calibri" style:font-pitch="variable"/>
    <style:font-face style:name="DejaVu Sans1" svg:font-family="'DejaVu Sans'" style:font-pitch="variable"/>
    <style:font-face style:name="DejaVu Serif1" svg:font-family="'DejaVu Serif'" style:font-pitch="variable"/>
    <style:font-face style:name="DejaVu Sans" svg:font-family="'DejaVu Sans'" style:font-family-generic="roman" style:font-pitch="variable"/>
    <style:font-face style:name="DejaVu Serif" svg:font-family="'DejaVu Serif'" style:font-family-generic="roman" style:font-pitch="variable"/>
    <style:font-face style:name="Calibri Light1" svg:font-family="'Calibri Light'" style:font-family-generic="swiss" style:font-pitch="variable"/>
    <style:font-face style:name="DejaVu Sans2" svg:font-family="'DejaVu Sans'"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GB"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Mgr4" style:family="graphic" style:parent-style-name="standard">
      <style:graphic-properties draw:stroke="solid" svg:stroke-width="0.035cm" svg:stroke-color="#325490" draw:stroke-linejoin="miter" draw:fill="solid" draw:fill-color="#4472c4" draw:textarea-vertical-align="middle" draw:auto-grow-height="false" draw:fit-to-size="false" fo:min-height="0cm" fo:min-width="0cm" fo:padding-top="0cm" fo:padding-bottom="0cm" fo:padding-left="0cm" fo:padding-right="0cm" fo:wrap-option="no-wrap"/>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Blank" style:page-layout-name="PM1" draw:style-name="Mdp1">
      <draw:frame draw:name="Object 7" draw:style-name="Mgr3" draw:text-style-name="MP3" draw:layer="backgroundobjects" drawooo:display="printer" svg:width="0.003cm" svg:height="0.003cm" svg:x="0.004cm" svg:y="0.004cm">
        <text:p/>
        <draw:object/>
        <draw:image xlink:href="./ObjectReplacements/" xlink:type="simple" xlink:show="embed" xlink:actuate="onLoad"/>
      </draw:frame>
      <draw:custom-shape draw:name="Rectangle 6" draw:style-name="Mgr4" draw:text-style-name="MP4" draw:layer="backgroundobjects" drawooo:display="printer" svg:width="0.44cm" svg:height="0.4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 draw:text-style-name="MP6" draw:layer="backgroundobjects" svg:width="7.619cm" svg:height="1.013cm" svg:x="2.328cm" svg:y="17.657cm" presentation:class="date-time" presentation:user-transformed="true">
        <draw:text-box>
          <text:p text:style-name="MP5"><text:span text:style-name="MT1"><text:date style:data-style-name="D1" text:date-value="2023-03-23">23/03/23</text:date></text:span></text:p>
        </draw:text-box>
      </draw:frame>
      <draw:frame draw:name="Footer Placeholder 2" presentation:style-name="Mpr1" draw:text-style-name="MP6" draw:layer="backgroundobjects" svg:width="11.429cm" svg:height="1.013cm" svg:x="11.218cm" svg:y="17.657cm" presentation:class="footer" presentation:user-transformed="true">
        <draw:text-box>
          <text:p/>
        </draw:text-box>
      </draw:frame>
      <draw:frame draw:name="Slide Number Placeholder 3" presentation:style-name="Mpr1" draw:text-style-name="MP6" draw:layer="backgroundobjects" svg:width="7.619cm" svg:height="1.013cm" svg:x="23.918cm" svg:y="17.657cm" presentation:class="page-number" presentation:user-transformed="true">
        <draw:text-box>
          <text:p text:style-name="MP7"><text:span text:style-name="MT1"><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Rajesh Nair</meta:initial-creator>
    <meta:editing-cycles>13</meta:editing-cycles>
    <meta:creation-date>2020-10-25T17:16:00</meta:creation-date>
    <dc:date>2023-03-23T02:08:14.159751939</dc:date>
    <meta:editing-duration>PT43M49S</meta:editing-duration>
    <meta:generator>LibreOffice/4.3.3.2$Linux_ARM_EABI LibreOffice_project/430m0$Build-2</meta:generator>
    <meta:document-statistic meta:object-count="45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